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ürkçe İsim Listesi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>
            <text:p>İsim</text:p>
          </table:table-cell>
          <table:table-cell table:style-name="ce1" office:value-type="string" calcext:value-type="string">
            <text:p>Modern Numeroloji</text:p>
          </table:table-cell>
          <table:table-cell table:style-name="ce1" office:value-type="string" calcext:value-type="string">
            <text:p>Türk Alfabe Sıra No</text:p>
          </table:table-cell>
          <table:table-cell table:style-name="ce1" office:value-type="string" calcext:value-type="string">
            <text:p>Türkçe En Küçük Ebcet</text:p>
          </table:table-cell>
          <table:table-cell table:style-name="ce1" office:value-type="string" calcext:value-type="string">
            <text:p>Türkçe Küçük Ebcet</text:p>
          </table:table-cell>
          <table:table-cell table:style-name="ce1" office:value-type="string" calcext:value-type="string">
            <text:p>Türkçe Büyük Ebcet</text:p>
          </table:table-cell>
          <table:table-cell table:style-name="ce1" office:value-type="string" calcext:value-type="string">
            <text:p>Türkçe En Büyük Ebce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ABDİL</text:p>
          </table:table-cell>
          <table:table-cell table:formula="of:=NUMEROLOG([.$A2];&quot;modern&quot;;&quot;tam&quot;)" office:value-type="float" office:value="19" calcext:value-type="float">
            <text:p>19</text:p>
          </table:table-cell>
          <table:table-cell table:formula="of:=NUMEROLOG([.$A2];&quot;TR&quot;;&quot;tam&quot;)" office:value-type="float" office:value="35" calcext:value-type="float">
            <text:p>35</text:p>
          </table:table-cell>
          <table:table-cell table:formula="of:=ABJAD([.$A2];0;1)" office:value-type="float" office:value="17" calcext:value-type="float">
            <text:p>17</text:p>
          </table:table-cell>
          <table:table-cell table:formula="of:=ABJAD([.$A2];1;1)" office:value-type="float" office:value="77" calcext:value-type="float">
            <text:p>77</text:p>
          </table:table-cell>
          <table:table-cell table:formula="of:=ABJAD([.$A2];2;1)" office:value-type="float" office:value="113" calcext:value-type="float">
            <text:p>113</text:p>
          </table:table-cell>
          <table:table-cell table:formula="of:=ABJAD([.$A2];3;1)" office:value-type="float" office:value="2421" calcext:value-type="float">
            <text:p>24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</text:p>
          </table:table-cell>
          <table:table-cell table:formula="of:=NUMEROLOG([.$A3];&quot;modern&quot;;&quot;tam&quot;)" office:value-type="float" office:value="13" calcext:value-type="float">
            <text:p>13</text:p>
          </table:table-cell>
          <table:table-cell table:formula="of:=NUMEROLOG([.$A3];&quot;TR&quot;;&quot;tam&quot;)" office:value-type="float" office:value="48" calcext:value-type="float">
            <text:p>48</text:p>
          </table:table-cell>
          <table:table-cell table:formula="of:=ABJAD([.$A3];0;1)" office:value-type="float" office:value="9" calcext:value-type="float">
            <text:p>9</text:p>
          </table:table-cell>
          <table:table-cell table:formula="of:=ABJAD([.$A3];1;1)" office:value-type="float" office:value="657" calcext:value-type="float">
            <text:p>657</text:p>
          </table:table-cell>
          <table:table-cell table:formula="of:=ABJAD([.$A3];2;1)" office:value-type="float" office:value="1273" calcext:value-type="float">
            <text:p>1273</text:p>
          </table:table-cell>
          <table:table-cell table:formula="of:=ABJAD([.$A3];3;1)" office:value-type="float" office:value="4382" calcext:value-type="float">
            <text:p>43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AZİZ</text:p>
          </table:table-cell>
          <table:table-cell table:formula="of:=NUMEROLOG([.$A4];&quot;modern&quot;;&quot;tam&quot;)" office:value-type="float" office:value="39" calcext:value-type="float">
            <text:p>39</text:p>
          </table:table-cell>
          <table:table-cell table:formula="of:=NUMEROLOG([.$A4];&quot;TR&quot;;&quot;tam&quot;)" office:value-type="float" office:value="119" calcext:value-type="float">
            <text:p>119</text:p>
          </table:table-cell>
          <table:table-cell table:formula="of:=ABJAD([.$A4];0;1)" office:value-type="float" office:value="26" calcext:value-type="float">
            <text:p>26</text:p>
          </table:table-cell>
          <table:table-cell table:formula="of:=ABJAD([.$A4];1;1)" office:value-type="float" office:value="2678" calcext:value-type="float">
            <text:p>2678</text:p>
          </table:table-cell>
          <table:table-cell table:formula="of:=ABJAD([.$A4];2;1)" office:value-type="float" office:value="3325" calcext:value-type="float">
            <text:p>3325</text:p>
          </table:table-cell>
          <table:table-cell table:formula="of:=ABJAD([.$A4];3;1)" office:value-type="float" office:value="5988" calcext:value-type="float">
            <text:p>5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KADİR</text:p>
          </table:table-cell>
          <table:table-cell table:formula="of:=NUMEROLOG([.$A5];&quot;modern&quot;;&quot;tam&quot;)" office:value-type="float" office:value="38" calcext:value-type="float">
            <text:p>38</text:p>
          </table:table-cell>
          <table:table-cell table:formula="of:=NUMEROLOG([.$A5];&quot;TR&quot;;&quot;tam&quot;)" office:value-type="float" office:value="101" calcext:value-type="float">
            <text:p>101</text:p>
          </table:table-cell>
          <table:table-cell table:formula="of:=ABJAD([.$A5];0;1)" office:value-type="float" office:value="34" calcext:value-type="float">
            <text:p>34</text:p>
          </table:table-cell>
          <table:table-cell table:formula="of:=ABJAD([.$A5];1;1)" office:value-type="float" office:value="922" calcext:value-type="float">
            <text:p>922</text:p>
          </table:table-cell>
          <table:table-cell table:formula="of:=ABJAD([.$A5];2;1)" office:value-type="float" office:value="1574" calcext:value-type="float">
            <text:p>1574</text:p>
          </table:table-cell>
          <table:table-cell table:formula="of:=ABJAD([.$A5];3;1)" office:value-type="float" office:value="9568" calcext:value-type="float">
            <text:p>95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ÜLKADİR</text:p>
          </table:table-cell>
          <table:table-cell table:formula="of:=NUMEROLOG([.$A6];&quot;modern&quot;;&quot;tam&quot;)" office:value-type="float" office:value="38" calcext:value-type="float">
            <text:p>38</text:p>
          </table:table-cell>
          <table:table-cell table:formula="of:=NUMEROLOG([.$A6];&quot;TR&quot;;&quot;tam&quot;)" office:value-type="float" office:value="102" calcext:value-type="float">
            <text:p>102</text:p>
          </table:table-cell>
          <table:table-cell table:formula="of:=ABJAD([.$A6];0;1)" office:value-type="float" office:value="38" calcext:value-type="float">
            <text:p>38</text:p>
          </table:table-cell>
          <table:table-cell table:formula="of:=ABJAD([.$A6];1;1)" office:value-type="float" office:value="1022" calcext:value-type="float">
            <text:p>1022</text:p>
          </table:table-cell>
          <table:table-cell table:formula="of:=ABJAD([.$A6];2;1)" office:value-type="float" office:value="1774" calcext:value-type="float">
            <text:p>1774</text:p>
          </table:table-cell>
          <table:table-cell table:formula="of:=ABJAD([.$A6];3;1)" office:value-type="float" office:value="9936" calcext:value-type="float">
            <text:p>9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KERİM</text:p>
          </table:table-cell>
          <table:table-cell table:formula="of:=NUMEROLOG([.$A7];&quot;modern&quot;;&quot;tam&quot;)" office:value-type="float" office:value="42" calcext:value-type="float">
            <text:p>42</text:p>
          </table:table-cell>
          <table:table-cell table:formula="of:=NUMEROLOG([.$A7];&quot;TR&quot;;&quot;tam&quot;)" office:value-type="float" office:value="117" calcext:value-type="float">
            <text:p>117</text:p>
          </table:table-cell>
          <table:table-cell table:formula="of:=ABJAD([.$A7];0;1)" office:value-type="float" office:value="34" calcext:value-type="float">
            <text:p>34</text:p>
          </table:table-cell>
          <table:table-cell table:formula="of:=ABJAD([.$A7];1;1)" office:value-type="float" office:value="982" calcext:value-type="float">
            <text:p>982</text:p>
          </table:table-cell>
          <table:table-cell table:formula="of:=ABJAD([.$A7];2;1)" office:value-type="float" office:value="1638" calcext:value-type="float">
            <text:p>1638</text:p>
          </table:table-cell>
          <table:table-cell table:formula="of:=ABJAD([.$A7];3;1)" office:value-type="float" office:value="9980" calcext:value-type="float">
            <text:p>99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LAH</text:p>
          </table:table-cell>
          <table:table-cell table:formula="of:=NUMEROLOG([.$A8];&quot;modern&quot;;&quot;tam&quot;)" office:value-type="float" office:value="25" calcext:value-type="float">
            <text:p>25</text:p>
          </table:table-cell>
          <table:table-cell table:formula="of:=NUMEROLOG([.$A8];&quot;TR&quot;;&quot;tam&quot;)" office:value-type="float" office:value="74" calcext:value-type="float">
            <text:p>74</text:p>
          </table:table-cell>
          <table:table-cell table:formula="of:=ABJAD([.$A8];0;1)" office:value-type="float" office:value="21" calcext:value-type="float">
            <text:p>21</text:p>
          </table:table-cell>
          <table:table-cell table:formula="of:=ABJAD([.$A8];1;1)" office:value-type="float" office:value="717" calcext:value-type="float">
            <text:p>717</text:p>
          </table:table-cell>
          <table:table-cell table:formula="of:=ABJAD([.$A8];2;1)" office:value-type="float" office:value="1344" calcext:value-type="float">
            <text:p>1344</text:p>
          </table:table-cell>
          <table:table-cell table:formula="of:=ABJAD([.$A8];3;1)" office:value-type="float" office:value="6453" calcext:value-type="float">
            <text:p>64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LATİF</text:p>
          </table:table-cell>
          <table:table-cell table:formula="of:=NUMEROLOG([.$A9];&quot;modern&quot;;&quot;tam&quot;)" office:value-type="float" office:value="34" calcext:value-type="float">
            <text:p>34</text:p>
          </table:table-cell>
          <table:table-cell table:formula="of:=NUMEROLOG([.$A9];&quot;TR&quot;;&quot;tam&quot;)" office:value-type="float" office:value="107" calcext:value-type="float">
            <text:p>107</text:p>
          </table:table-cell>
          <table:table-cell table:formula="of:=ABJAD([.$A9];0;1)" office:value-type="float" office:value="34" calcext:value-type="float">
            <text:p>34</text:p>
          </table:table-cell>
          <table:table-cell table:formula="of:=ABJAD([.$A9];1;1)" office:value-type="float" office:value="1234" calcext:value-type="float">
            <text:p>1234</text:p>
          </table:table-cell>
          <table:table-cell table:formula="of:=ABJAD([.$A9];2;1)" office:value-type="float" office:value="1886" calcext:value-type="float">
            <text:p>1886</text:p>
          </table:table-cell>
          <table:table-cell table:formula="of:=ABJAD([.$A9];3;1)" office:value-type="float" office:value="9497" calcext:value-type="float">
            <text:p>9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MELİK</text:p>
          </table:table-cell>
          <table:table-cell table:formula="of:=NUMEROLOG([.$A10];&quot;modern&quot;;&quot;tam&quot;)" office:value-type="float" office:value="36" calcext:value-type="float">
            <text:p>36</text:p>
          </table:table-cell>
          <table:table-cell table:formula="of:=NUMEROLOG([.$A10];&quot;TR&quot;;&quot;tam&quot;)" office:value-type="float" office:value="111" calcext:value-type="float">
            <text:p>111</text:p>
          </table:table-cell>
          <table:table-cell table:formula="of:=ABJAD([.$A10];0;1)" office:value-type="float" office:value="28" calcext:value-type="float">
            <text:p>28</text:p>
          </table:table-cell>
          <table:table-cell table:formula="of:=ABJAD([.$A10];1;1)" office:value-type="float" office:value="832" calcext:value-type="float">
            <text:p>832</text:p>
          </table:table-cell>
          <table:table-cell table:formula="of:=ABJAD([.$A10];2;1)" office:value-type="float" office:value="1488" calcext:value-type="float">
            <text:p>1488</text:p>
          </table:table-cell>
          <table:table-cell table:formula="of:=ABJAD([.$A10];3;1)" office:value-type="float" office:value="7425" calcext:value-type="float">
            <text:p>74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SAMET</text:p>
          </table:table-cell>
          <table:table-cell table:formula="of:=NUMEROLOG([.$A11];&quot;modern&quot;;&quot;tam&quot;)" office:value-type="float" office:value="26" calcext:value-type="float">
            <text:p>26</text:p>
          </table:table-cell>
          <table:table-cell table:formula="of:=NUMEROLOG([.$A11];&quot;TR&quot;;&quot;tam&quot;)" office:value-type="float" office:value="117" calcext:value-type="float">
            <text:p>117</text:p>
          </table:table-cell>
          <table:table-cell table:formula="of:=ABJAD([.$A11];0;1)" office:value-type="float" office:value="23" calcext:value-type="float">
            <text:p>23</text:p>
          </table:table-cell>
          <table:table-cell table:formula="of:=ABJAD([.$A11];1;1)" office:value-type="float" office:value="1523" calcext:value-type="float">
            <text:p>1523</text:p>
          </table:table-cell>
          <table:table-cell table:formula="of:=ABJAD([.$A11];2;1)" office:value-type="float" office:value="2160" calcext:value-type="float">
            <text:p>2160</text:p>
          </table:table-cell>
          <table:table-cell table:formula="of:=ABJAD([.$A11];3;1)" office:value-type="float" office:value="12342" calcext:value-type="float">
            <text:p>123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ÜLSAMET</text:p>
          </table:table-cell>
          <table:table-cell table:formula="of:=NUMEROLOG([.$A12];&quot;modern&quot;;&quot;tam&quot;)" office:value-type="float" office:value="26" calcext:value-type="float">
            <text:p>26</text:p>
          </table:table-cell>
          <table:table-cell table:formula="of:=NUMEROLOG([.$A12];&quot;TR&quot;;&quot;tam&quot;)" office:value-type="float" office:value="118" calcext:value-type="float">
            <text:p>118</text:p>
          </table:table-cell>
          <table:table-cell table:formula="of:=ABJAD([.$A12];0;1)" office:value-type="float" office:value="27" calcext:value-type="float">
            <text:p>27</text:p>
          </table:table-cell>
          <table:table-cell table:formula="of:=ABJAD([.$A12];1;1)" office:value-type="float" office:value="1623" calcext:value-type="float">
            <text:p>1623</text:p>
          </table:table-cell>
          <table:table-cell table:formula="of:=ABJAD([.$A12];2;1)" office:value-type="float" office:value="2360" calcext:value-type="float">
            <text:p>2360</text:p>
          </table:table-cell>
          <table:table-cell table:formula="of:=ABJAD([.$A12];3;1)" office:value-type="float" office:value="12710" calcext:value-type="float">
            <text:p>127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SELAM</text:p>
          </table:table-cell>
          <table:table-cell table:formula="of:=NUMEROLOG([.$A13];&quot;modern&quot;;&quot;tam&quot;)" office:value-type="float" office:value="27" calcext:value-type="float">
            <text:p>27</text:p>
          </table:table-cell>
          <table:table-cell table:formula="of:=NUMEROLOG([.$A13];&quot;TR&quot;;&quot;tam&quot;)" office:value-type="float" office:value="108" calcext:value-type="float">
            <text:p>108</text:p>
          </table:table-cell>
          <table:table-cell table:formula="of:=ABJAD([.$A13];0;1)" office:value-type="float" office:value="17" calcext:value-type="float">
            <text:p>17</text:p>
          </table:table-cell>
          <table:table-cell table:formula="of:=ABJAD([.$A13];1;1)" office:value-type="float" office:value="1073" calcext:value-type="float">
            <text:p>1073</text:p>
          </table:table-cell>
          <table:table-cell table:formula="of:=ABJAD([.$A13];2;1)" office:value-type="float" office:value="1710" calcext:value-type="float">
            <text:p>1710</text:p>
          </table:table-cell>
          <table:table-cell table:formula="of:=ABJAD([.$A13];3;1)" office:value-type="float" office:value="9460" calcext:value-type="float">
            <text:p>94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LSEMET</text:p>
          </table:table-cell>
          <table:table-cell table:formula="of:=NUMEROLOG([.$A14];&quot;modern&quot;;&quot;tam&quot;)" office:value-type="float" office:value="30" calcext:value-type="float">
            <text:p>30</text:p>
          </table:table-cell>
          <table:table-cell table:formula="of:=NUMEROLOG([.$A14];&quot;TR&quot;;&quot;tam&quot;)" office:value-type="float" office:value="122" calcext:value-type="float">
            <text:p>122</text:p>
          </table:table-cell>
          <table:table-cell table:formula="of:=ABJAD([.$A14];0;1)" office:value-type="float" office:value="27" calcext:value-type="float">
            <text:p>27</text:p>
          </table:table-cell>
          <table:table-cell table:formula="of:=ABJAD([.$A14];1;1)" office:value-type="float" office:value="1527" calcext:value-type="float">
            <text:p>1527</text:p>
          </table:table-cell>
          <table:table-cell table:formula="of:=ABJAD([.$A14];2;1)" office:value-type="float" office:value="2168" calcext:value-type="float">
            <text:p>2168</text:p>
          </table:table-cell>
          <table:table-cell table:formula="of:=ABJAD([.$A14];3;1)" office:value-type="float" office:value="12527" calcext:value-type="float">
            <text:p>125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DURRAHMAN</text:p>
          </table:table-cell>
          <table:table-cell table:formula="of:=NUMEROLOG([.$A15];&quot;modern&quot;;&quot;tam&quot;)" office:value-type="float" office:value="47" calcext:value-type="float">
            <text:p>47</text:p>
          </table:table-cell>
          <table:table-cell table:formula="of:=NUMEROLOG([.$A15];&quot;TR&quot;;&quot;tam&quot;)" office:value-type="float" office:value="120" calcext:value-type="float">
            <text:p>120</text:p>
          </table:table-cell>
          <table:table-cell table:formula="of:=ABJAD([.$A15];0;1)" office:value-type="float" office:value="44" calcext:value-type="float">
            <text:p>44</text:p>
          </table:table-cell>
          <table:table-cell table:formula="of:=ABJAD([.$A15];1;1)" office:value-type="float" office:value="1148" calcext:value-type="float">
            <text:p>1148</text:p>
          </table:table-cell>
          <table:table-cell table:formula="of:=ABJAD([.$A15];2;1)" office:value-type="float" office:value="1786" calcext:value-type="float">
            <text:p>1786</text:p>
          </table:table-cell>
          <table:table-cell table:formula="of:=ABJAD([.$A15];3;1)" office:value-type="float" office:value="14691" calcext:value-type="float">
            <text:p>146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İDE</text:p>
          </table:table-cell>
          <table:table-cell table:formula="of:=NUMEROLOG([.$A16];&quot;modern&quot;;&quot;tam&quot;)" office:value-type="float" office:value="21" calcext:value-type="float">
            <text:p>21</text:p>
          </table:table-cell>
          <table:table-cell table:formula="of:=NUMEROLOG([.$A16];&quot;TR&quot;;&quot;tam&quot;)" office:value-type="float" office:value="26" calcext:value-type="float">
            <text:p>26</text:p>
          </table:table-cell>
          <table:table-cell table:formula="of:=ABJAD([.$A16];0;1)" office:value-type="float" office:value="20" calcext:value-type="float">
            <text:p>20</text:p>
          </table:table-cell>
          <table:table-cell table:formula="of:=ABJAD([.$A16];1;1)" office:value-type="float" office:value="32" calcext:value-type="float">
            <text:p>32</text:p>
          </table:table-cell>
          <table:table-cell table:formula="of:=ABJAD([.$A16];2;1)" office:value-type="float" office:value="68" calcext:value-type="float">
            <text:p>68</text:p>
          </table:table-cell>
          <table:table-cell table:formula="of:=ABJAD([.$A16];3;1)" office:value-type="float" office:value="2703" calcext:value-type="float">
            <text:p>2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İDİN</text:p>
          </table:table-cell>
          <table:table-cell table:formula="of:=NUMEROLOG([.$A17];&quot;modern&quot;;&quot;tam&quot;)" office:value-type="float" office:value="30" calcext:value-type="float">
            <text:p>30</text:p>
          </table:table-cell>
          <table:table-cell table:formula="of:=NUMEROLOG([.$A17];&quot;TR&quot;;&quot;tam&quot;)" office:value-type="float" office:value="49" calcext:value-type="float">
            <text:p>49</text:p>
          </table:table-cell>
          <table:table-cell table:formula="of:=ABJAD([.$A17];0;1)" office:value-type="float" office:value="33" calcext:value-type="float">
            <text:p>33</text:p>
          </table:table-cell>
          <table:table-cell table:formula="of:=ABJAD([.$A17];1;1)" office:value-type="float" office:value="117" calcext:value-type="float">
            <text:p>117</text:p>
          </table:table-cell>
          <table:table-cell table:formula="of:=ABJAD([.$A17];2;1)" office:value-type="float" office:value="173" calcext:value-type="float">
            <text:p>173</text:p>
          </table:table-cell>
          <table:table-cell table:formula="of:=ABJAD([.$A17];3;1)" office:value-type="float" office:value="5381" calcext:value-type="float">
            <text:p>5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EM</text:p>
          </table:table-cell>
          <table:table-cell table:formula="of:=NUMEROLOG([.$A18];&quot;modern&quot;;&quot;tam&quot;)" office:value-type="float" office:value="14" calcext:value-type="float">
            <text:p>14</text:p>
          </table:table-cell>
          <table:table-cell table:formula="of:=NUMEROLOG([.$A18];&quot;TR&quot;;&quot;tam&quot;)" office:value-type="float" office:value="28" calcext:value-type="float">
            <text:p>28</text:p>
          </table:table-cell>
          <table:table-cell table:formula="of:=ABJAD([.$A18];0;1)" office:value-type="float" office:value="10" calcext:value-type="float">
            <text:p>10</text:p>
          </table:table-cell>
          <table:table-cell table:formula="of:=ABJAD([.$A18];1;1)" office:value-type="float" office:value="70" calcext:value-type="float">
            <text:p>70</text:p>
          </table:table-cell>
          <table:table-cell table:formula="of:=ABJAD([.$A18];2;1)" office:value-type="float" office:value="86" calcext:value-type="float">
            <text:p>86</text:p>
          </table:table-cell>
          <table:table-cell table:formula="of:=ABJAD([.$A18];3;1)" office:value-type="float" office:value="2444" calcext:value-type="float">
            <text:p>24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İL</text:p>
          </table:table-cell>
          <table:table-cell table:formula="of:=NUMEROLOG([.$A19];&quot;modern&quot;;&quot;tam&quot;)" office:value-type="float" office:value="17" calcext:value-type="float">
            <text:p>17</text:p>
          </table:table-cell>
          <table:table-cell table:formula="of:=NUMEROLOG([.$A19];&quot;TR&quot;;&quot;tam&quot;)" office:value-type="float" office:value="33" calcext:value-type="float">
            <text:p>33</text:p>
          </table:table-cell>
          <table:table-cell table:formula="of:=ABJAD([.$A19];0;1)" office:value-type="float" office:value="15" calcext:value-type="float">
            <text:p>15</text:p>
          </table:table-cell>
          <table:table-cell table:formula="of:=ABJAD([.$A19];1;1)" office:value-type="float" office:value="75" calcext:value-type="float">
            <text:p>75</text:p>
          </table:table-cell>
          <table:table-cell table:formula="of:=ABJAD([.$A19];2;1)" office:value-type="float" office:value="106" calcext:value-type="float">
            <text:p>106</text:p>
          </table:table-cell>
          <table:table-cell table:formula="of:=ABJAD([.$A19];3;1)" office:value-type="float" office:value="2341" calcext:value-type="float">
            <text:p>2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NAN</text:p>
          </table:table-cell>
          <table:table-cell table:formula="of:=NUMEROLOG([.$A20];&quot;modern&quot;;&quot;tam&quot;)" office:value-type="float" office:value="16" calcext:value-type="float">
            <text:p>16</text:p>
          </table:table-cell>
          <table:table-cell table:formula="of:=NUMEROLOG([.$A20];&quot;TR&quot;;&quot;tam&quot;)" office:value-type="float" office:value="41" calcext:value-type="float">
            <text:p>41</text:p>
          </table:table-cell>
          <table:table-cell table:formula="of:=ABJAD([.$A20];0;1)" office:value-type="float" office:value="26" calcext:value-type="float">
            <text:p>26</text:p>
          </table:table-cell>
          <table:table-cell table:formula="of:=ABJAD([.$A20];1;1)" office:value-type="float" office:value="146" calcext:value-type="float">
            <text:p>146</text:p>
          </table:table-cell>
          <table:table-cell table:formula="of:=ABJAD([.$A20];2;1)" office:value-type="float" office:value="163" calcext:value-type="float">
            <text:p>163</text:p>
          </table:table-cell>
          <table:table-cell table:formula="of:=ABJAD([.$A20];3;1)" office:value-type="float" office:value="5008" calcext:value-type="float">
            <text:p>50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MAD</text:p>
          </table:table-cell>
          <table:table-cell table:formula="of:=NUMEROLOG([.$A21];&quot;modern&quot;;&quot;tam&quot;)" office:value-type="float" office:value="18" calcext:value-type="float">
            <text:p>18</text:p>
          </table:table-cell>
          <table:table-cell table:formula="of:=NUMEROLOG([.$A21];&quot;TR&quot;;&quot;tam&quot;)" office:value-type="float" office:value="33" calcext:value-type="float">
            <text:p>33</text:p>
          </table:table-cell>
          <table:table-cell table:formula="of:=ABJAD([.$A21];0;1)" office:value-type="float" office:value="15" calcext:value-type="float">
            <text:p>15</text:p>
          </table:table-cell>
          <table:table-cell table:formula="of:=ABJAD([.$A21];1;1)" office:value-type="float" office:value="75" calcext:value-type="float">
            <text:p>75</text:p>
          </table:table-cell>
          <table:table-cell table:formula="of:=ABJAD([.$A21];2;1)" office:value-type="float" office:value="92" calcext:value-type="float">
            <text:p>92</text:p>
          </table:table-cell>
          <table:table-cell table:formula="of:=ABJAD([.$A21];3;1)" office:value-type="float" office:value="3983" calcext:value-type="float">
            <text:p>39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MET</text:p>
          </table:table-cell>
          <table:table-cell table:formula="of:=NUMEROLOG([.$A22];&quot;modern&quot;;&quot;tam&quot;)" office:value-type="float" office:value="20" calcext:value-type="float">
            <text:p>20</text:p>
          </table:table-cell>
          <table:table-cell table:formula="of:=NUMEROLOG([.$A22];&quot;TR&quot;;&quot;tam&quot;)" office:value-type="float" office:value="57" calcext:value-type="float">
            <text:p>57</text:p>
          </table:table-cell>
          <table:table-cell table:formula="of:=ABJAD([.$A22];0;1)" office:value-type="float" office:value="23" calcext:value-type="float">
            <text:p>23</text:p>
          </table:table-cell>
          <table:table-cell table:formula="of:=ABJAD([.$A22];1;1)" office:value-type="float" office:value="575" calcext:value-type="float">
            <text:p>575</text:p>
          </table:table-cell>
          <table:table-cell table:formula="of:=ABJAD([.$A22];2;1)" office:value-type="float" office:value="596" calcext:value-type="float">
            <text:p>596</text:p>
          </table:table-cell>
          <table:table-cell table:formula="of:=ABJAD([.$A22];3;1)" office:value-type="float" office:value="6381" calcext:value-type="float">
            <text:p>6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METCAN</text:p>
          </table:table-cell>
          <table:table-cell table:formula="of:=NUMEROLOG([.$A23];&quot;modern&quot;;&quot;tam&quot;)" office:value-type="float" office:value="29" calcext:value-type="float">
            <text:p>29</text:p>
          </table:table-cell>
          <table:table-cell table:formula="of:=NUMEROLOG([.$A23];&quot;TR&quot;;&quot;tam&quot;)" office:value-type="float" office:value="78" calcext:value-type="float">
            <text:p>78</text:p>
          </table:table-cell>
          <table:table-cell table:formula="of:=ABJAD([.$A23];0;1)" office:value-type="float" office:value="37" calcext:value-type="float">
            <text:p>37</text:p>
          </table:table-cell>
          <table:table-cell table:formula="of:=ABJAD([.$A23];1;1)" office:value-type="float" office:value="649" calcext:value-type="float">
            <text:p>649</text:p>
          </table:table-cell>
          <table:table-cell table:formula="of:=ABJAD([.$A23];2;1)" office:value-type="float" office:value="681" calcext:value-type="float">
            <text:p>681</text:p>
          </table:table-cell>
          <table:table-cell table:formula="of:=ABJAD([.$A23];3;1)" office:value-type="float" office:value="9191" calcext:value-type="float">
            <text:p>91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HSEN</text:p>
          </table:table-cell>
          <table:table-cell table:formula="of:=NUMEROLOG([.$A24];&quot;modern&quot;;&quot;tam&quot;)" office:value-type="float" office:value="20" calcext:value-type="float">
            <text:p>20</text:p>
          </table:table-cell>
          <table:table-cell table:formula="of:=NUMEROLOG([.$A24];&quot;TR&quot;;&quot;tam&quot;)" office:value-type="float" office:value="56" calcext:value-type="float">
            <text:p>56</text:p>
          </table:table-cell>
          <table:table-cell table:formula="of:=ABJAD([.$A24];0;1)" office:value-type="float" office:value="25" calcext:value-type="float">
            <text:p>25</text:p>
          </table:table-cell>
          <table:table-cell table:formula="of:=ABJAD([.$A24];1;1)" office:value-type="float" office:value="385" calcext:value-type="float">
            <text:p>385</text:p>
          </table:table-cell>
          <table:table-cell table:formula="of:=ABJAD([.$A24];2;1)" office:value-type="float" office:value="406" calcext:value-type="float">
            <text:p>406</text:p>
          </table:table-cell>
          <table:table-cell table:formula="of:=ABJAD([.$A24];3;1)" office:value-type="float" office:value="7541" calcext:value-type="float">
            <text:p>75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BER</text:p>
          </table:table-cell>
          <table:table-cell table:formula="of:=NUMEROLOG([.$A25];&quot;modern&quot;;&quot;tam&quot;)" office:value-type="float" office:value="19" calcext:value-type="float">
            <text:p>19</text:p>
          </table:table-cell>
          <table:table-cell table:formula="of:=NUMEROLOG([.$A25];&quot;TR&quot;;&quot;tam&quot;)" office:value-type="float" office:value="44" calcext:value-type="float">
            <text:p>44</text:p>
          </table:table-cell>
          <table:table-cell table:formula="of:=ABJAD([.$A25];0;1)" office:value-type="float" office:value="20" calcext:value-type="float">
            <text:p>20</text:p>
          </table:table-cell>
          <table:table-cell table:formula="of:=ABJAD([.$A25];1;1)" office:value-type="float" office:value="248" calcext:value-type="float">
            <text:p>248</text:p>
          </table:table-cell>
          <table:table-cell table:formula="of:=ABJAD([.$A25];2;1)" office:value-type="float" office:value="269" calcext:value-type="float">
            <text:p>269</text:p>
          </table:table-cell>
          <table:table-cell table:formula="of:=ABJAD([.$A25];3;1)" office:value-type="float" office:value="3679" calcext:value-type="float">
            <text:p>36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İF</text:p>
          </table:table-cell>
          <table:table-cell table:formula="of:=NUMEROLOG([.$A26];&quot;modern&quot;;&quot;tam&quot;)" office:value-type="float" office:value="18" calcext:value-type="float">
            <text:p>18</text:p>
          </table:table-cell>
          <table:table-cell table:formula="of:=NUMEROLOG([.$A26];&quot;TR&quot;;&quot;tam&quot;)" office:value-type="float" office:value="34" calcext:value-type="float">
            <text:p>34</text:p>
          </table:table-cell>
          <table:table-cell table:formula="of:=ABJAD([.$A26];0;1)" office:value-type="float" office:value="19" calcext:value-type="float">
            <text:p>19</text:p>
          </table:table-cell>
          <table:table-cell table:formula="of:=ABJAD([.$A26];1;1)" office:value-type="float" office:value="67" calcext:value-type="float">
            <text:p>67</text:p>
          </table:table-cell>
          <table:table-cell table:formula="of:=ABJAD([.$A26];2;1)" office:value-type="float" office:value="98" calcext:value-type="float">
            <text:p>98</text:p>
          </table:table-cell>
          <table:table-cell table:formula="of:=ABJAD([.$A26];3;1)" office:value-type="float" office:value="2273" calcext:value-type="float">
            <text:p>2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IN</text:p>
          </table:table-cell>
          <table:table-cell table:formula="of:=NUMEROLOG([.$A27];&quot;modern&quot;;&quot;tam&quot;)" office:value-type="float" office:value="17" calcext:value-type="float">
            <text:p>17</text:p>
          </table:table-cell>
          <table:table-cell table:formula="of:=NUMEROLOG([.$A27];&quot;TR&quot;;&quot;tam&quot;)" office:value-type="float" office:value="43" calcext:value-type="float">
            <text:p>43</text:p>
          </table:table-cell>
          <table:table-cell table:formula="of:=ABJAD([.$A27];0;1)" office:value-type="float" office:value="25" calcext:value-type="float">
            <text:p>25</text:p>
          </table:table-cell>
          <table:table-cell table:formula="of:=ABJAD([.$A27];1;1)" office:value-type="float" office:value="121" calcext:value-type="float">
            <text:p>121</text:p>
          </table:table-cell>
          <table:table-cell table:formula="of:=ABJAD([.$A27];2;1)" office:value-type="float" office:value="142" calcext:value-type="float">
            <text:p>142</text:p>
          </table:table-cell>
          <table:table-cell table:formula="of:=ABJAD([.$A27];3;1)" office:value-type="float" office:value="2547" calcext:value-type="float">
            <text:p>25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KSEL</text:p>
          </table:table-cell>
          <table:table-cell table:formula="of:=NUMEROLOG([.$A28];&quot;modern&quot;;&quot;tam&quot;)" office:value-type="float" office:value="12" calcext:value-type="float">
            <text:p>12</text:p>
          </table:table-cell>
          <table:table-cell table:formula="of:=NUMEROLOG([.$A28];&quot;TR&quot;;&quot;tam&quot;)" office:value-type="float" office:value="58" calcext:value-type="float">
            <text:p>58</text:p>
          </table:table-cell>
          <table:table-cell table:formula="of:=ABJAD([.$A28];0;1)" office:value-type="float" office:value="12" calcext:value-type="float">
            <text:p>12</text:p>
          </table:table-cell>
          <table:table-cell table:formula="of:=ABJAD([.$A28];1;1)" office:value-type="float" office:value="396" calcext:value-type="float">
            <text:p>396</text:p>
          </table:table-cell>
          <table:table-cell table:formula="of:=ABJAD([.$A28];2;1)" office:value-type="float" office:value="417" calcext:value-type="float">
            <text:p>417</text:p>
          </table:table-cell>
          <table:table-cell table:formula="of:=ABJAD([.$A28];3;1)" office:value-type="float" office:value="4347" calcext:value-type="float">
            <text:p>4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AADDİN</text:p>
          </table:table-cell>
          <table:table-cell table:formula="of:=NUMEROLOG([.$A29];&quot;modern&quot;;&quot;tam&quot;)" office:value-type="float" office:value="28" calcext:value-type="float">
            <text:p>28</text:p>
          </table:table-cell>
          <table:table-cell table:formula="of:=NUMEROLOG([.$A29];&quot;TR&quot;;&quot;tam&quot;)" office:value-type="float" office:value="57" calcext:value-type="float">
            <text:p>57</text:p>
          </table:table-cell>
          <table:table-cell table:formula="of:=ABJAD([.$A29];0;1)" office:value-type="float" office:value="31" calcext:value-type="float">
            <text:p>31</text:p>
          </table:table-cell>
          <table:table-cell table:formula="of:=ABJAD([.$A29];1;1)" office:value-type="float" office:value="151" calcext:value-type="float">
            <text:p>151</text:p>
          </table:table-cell>
          <table:table-cell table:formula="of:=ABJAD([.$A29];2;1)" office:value-type="float" office:value="194" calcext:value-type="float">
            <text:p>194</text:p>
          </table:table-cell>
          <table:table-cell table:formula="of:=ABJAD([.$A29];3;1)" office:value-type="float" office:value="5464" calcext:value-type="float">
            <text:p>54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EV</text:p>
          </table:table-cell>
          <table:table-cell table:formula="of:=NUMEROLOG([.$A30];&quot;modern&quot;;&quot;tam&quot;)" office:value-type="float" office:value="13" calcext:value-type="float">
            <text:p>13</text:p>
          </table:table-cell>
          <table:table-cell table:formula="of:=NUMEROLOG([.$A30];&quot;TR&quot;;&quot;tam&quot;)" office:value-type="float" office:value="49" calcext:value-type="float">
            <text:p>49</text:p>
          </table:table-cell>
          <table:table-cell table:formula="of:=ABJAD([.$A30];0;1)" office:value-type="float" office:value="16" calcext:value-type="float">
            <text:p>16</text:p>
          </table:table-cell>
          <table:table-cell table:formula="of:=ABJAD([.$A30];1;1)" office:value-type="float" office:value="856" calcext:value-type="float">
            <text:p>856</text:p>
          </table:table-cell>
          <table:table-cell table:formula="of:=ABJAD([.$A30];2;1)" office:value-type="float" office:value="872" calcext:value-type="float">
            <text:p>872</text:p>
          </table:table-cell>
          <table:table-cell table:formula="of:=ABJAD([.$A30];3;1)" office:value-type="float" office:value="4719" calcext:value-type="float">
            <text:p>47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EVTİNA</text:p>
          </table:table-cell>
          <table:table-cell table:formula="of:=NUMEROLOG([.$A31];&quot;modern&quot;;&quot;tam&quot;)" office:value-type="float" office:value="30" calcext:value-type="float">
            <text:p>30</text:p>
          </table:table-cell>
          <table:table-cell table:formula="of:=NUMEROLOG([.$A31];&quot;TR&quot;;&quot;tam&quot;)" office:value-type="float" office:value="103" calcext:value-type="float">
            <text:p>103</text:p>
          </table:table-cell>
          <table:table-cell table:formula="of:=ABJAD([.$A31];0;1)" office:value-type="float" office:value="43" calcext:value-type="float">
            <text:p>43</text:p>
          </table:table-cell>
          <table:table-cell table:formula="of:=ABJAD([.$A31];1;1)" office:value-type="float" office:value="1447" calcext:value-type="float">
            <text:p>1447</text:p>
          </table:table-cell>
          <table:table-cell table:formula="of:=ABJAD([.$A31];2;1)" office:value-type="float" office:value="1494" calcext:value-type="float">
            <text:p>1494</text:p>
          </table:table-cell>
          <table:table-cell table:formula="of:=ABJAD([.$A31];3;1)" office:value-type="float" office:value="11033" calcext:value-type="float">
            <text:p>1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EYNA</text:p>
          </table:table-cell>
          <table:table-cell table:formula="of:=NUMEROLOG([.$A32];&quot;modern&quot;;&quot;tam&quot;)" office:value-type="float" office:value="22" calcext:value-type="float">
            <text:p>22</text:p>
          </table:table-cell>
          <table:table-cell table:formula="of:=NUMEROLOG([.$A32];&quot;TR&quot;;&quot;tam&quot;)" office:value-type="float" office:value="68" calcext:value-type="float">
            <text:p>68</text:p>
          </table:table-cell>
          <table:table-cell table:formula="of:=ABJAD([.$A32];0;1)" office:value-type="float" office:value="19" calcext:value-type="float">
            <text:p>19</text:p>
          </table:table-cell>
          <table:table-cell table:formula="of:=ABJAD([.$A32];1;1)" office:value-type="float" office:value="1027" calcext:value-type="float">
            <text:p>1027</text:p>
          </table:table-cell>
          <table:table-cell table:formula="of:=ABJAD([.$A32];2;1)" office:value-type="float" office:value="1049" calcext:value-type="float">
            <text:p>1049</text:p>
          </table:table-cell>
          <table:table-cell table:formula="of:=ABJAD([.$A32];3;1)" office:value-type="float" office:value="7185" calcext:value-type="float">
            <text:p>7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İ</text:p>
          </table:table-cell>
          <table:table-cell table:formula="of:=NUMEROLOG([.$A33];&quot;modern&quot;;&quot;tam&quot;)" office:value-type="float" office:value="13" calcext:value-type="float">
            <text:p>13</text:p>
          </table:table-cell>
          <table:table-cell table:formula="of:=NUMEROLOG([.$A33];&quot;TR&quot;;&quot;tam&quot;)" office:value-type="float" office:value="28" calcext:value-type="float">
            <text:p>28</text:p>
          </table:table-cell>
          <table:table-cell table:formula="of:=ABJAD([.$A33];0;1)" office:value-type="float" office:value="11" calcext:value-type="float">
            <text:p>11</text:p>
          </table:table-cell>
          <table:table-cell table:formula="of:=ABJAD([.$A33];1;1)" office:value-type="float" office:value="71" calcext:value-type="float">
            <text:p>71</text:p>
          </table:table-cell>
          <table:table-cell table:formula="of:=ABJAD([.$A33];2;1)" office:value-type="float" office:value="97" calcext:value-type="float">
            <text:p>97</text:p>
          </table:table-cell>
          <table:table-cell table:formula="of:=ABJAD([.$A33];3;1)" office:value-type="float" office:value="1547" calcext:value-type="float">
            <text:p>15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İCAN</text:p>
          </table:table-cell>
          <table:table-cell table:formula="of:=NUMEROLOG([.$A34];&quot;modern&quot;;&quot;tam&quot;)" office:value-type="float" office:value="22" calcext:value-type="float">
            <text:p>22</text:p>
          </table:table-cell>
          <table:table-cell table:formula="of:=NUMEROLOG([.$A34];&quot;TR&quot;;&quot;tam&quot;)" office:value-type="float" office:value="49" calcext:value-type="float">
            <text:p>49</text:p>
          </table:table-cell>
          <table:table-cell table:formula="of:=ABJAD([.$A34];0;1)" office:value-type="float" office:value="25" calcext:value-type="float">
            <text:p>25</text:p>
          </table:table-cell>
          <table:table-cell table:formula="of:=ABJAD([.$A34];1;1)" office:value-type="float" office:value="145" calcext:value-type="float">
            <text:p>145</text:p>
          </table:table-cell>
          <table:table-cell table:formula="of:=ABJAD([.$A34];2;1)" office:value-type="float" office:value="182" calcext:value-type="float">
            <text:p>182</text:p>
          </table:table-cell>
          <table:table-cell table:formula="of:=ABJAD([.$A34];3;1)" office:value-type="float" office:value="4357" calcext:value-type="float">
            <text:p>43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İŞAN</text:p>
          </table:table-cell>
          <table:table-cell table:formula="of:=NUMEROLOG([.$A35];&quot;modern&quot;;&quot;tam&quot;)" office:value-type="float" office:value="20" calcext:value-type="float">
            <text:p>20</text:p>
          </table:table-cell>
          <table:table-cell table:formula="of:=NUMEROLOG([.$A35];&quot;TR&quot;;&quot;tam&quot;)" office:value-type="float" office:value="69" calcext:value-type="float">
            <text:p>69</text:p>
          </table:table-cell>
          <table:table-cell table:formula="of:=ABJAD([.$A35];0;1)" office:value-type="float" office:value="26" calcext:value-type="float">
            <text:p>26</text:p>
          </table:table-cell>
          <table:table-cell table:formula="of:=ABJAD([.$A35];1;1)" office:value-type="float" office:value="542" calcext:value-type="float">
            <text:p>542</text:p>
          </table:table-cell>
          <table:table-cell table:formula="of:=ABJAD([.$A35];2;1)" office:value-type="float" office:value="579" calcext:value-type="float">
            <text:p>579</text:p>
          </table:table-cell>
          <table:table-cell table:formula="of:=ABJAD([.$A35];3;1)" office:value-type="float" office:value="7048" calcext:value-type="float">
            <text:p>70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MALA</text:p>
          </table:table-cell>
          <table:table-cell table:formula="of:=NUMEROLOG([.$A36];&quot;modern&quot;;&quot;tam&quot;)" office:value-type="float" office:value="13" calcext:value-type="float">
            <text:p>13</text:p>
          </table:table-cell>
          <table:table-cell table:formula="of:=NUMEROLOG([.$A36];&quot;TR&quot;;&quot;tam&quot;)" office:value-type="float" office:value="49" calcext:value-type="float">
            <text:p>49</text:p>
          </table:table-cell>
          <table:table-cell table:formula="of:=ABJAD([.$A36];0;1)" office:value-type="float" office:value="7" calcext:value-type="float">
            <text:p>7</text:p>
          </table:table-cell>
          <table:table-cell table:formula="of:=ABJAD([.$A36];1;1)" office:value-type="float" office:value="163" calcext:value-type="float">
            <text:p>163</text:p>
          </table:table-cell>
          <table:table-cell table:formula="of:=ABJAD([.$A36];2;1)" office:value-type="float" office:value="181" calcext:value-type="float">
            <text:p>181</text:p>
          </table:table-cell>
          <table:table-cell table:formula="of:=ABJAD([.$A36];3;1)" office:value-type="float" office:value="1937" calcext:value-type="float">
            <text:p>19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</text:p>
          </table:table-cell>
          <table:table-cell table:formula="of:=NUMEROLOG([.$A37];&quot;modern&quot;;&quot;tam&quot;)" office:value-type="float" office:value="11" calcext:value-type="float">
            <text:p>11</text:p>
          </table:table-cell>
          <table:table-cell table:formula="of:=NUMEROLOG([.$A37];&quot;TR&quot;;&quot;tam&quot;)" office:value-type="float" office:value="36" calcext:value-type="float">
            <text:p>36</text:p>
          </table:table-cell>
          <table:table-cell table:formula="of:=ABJAD([.$A37];0;1)" office:value-type="float" office:value="7" calcext:value-type="float">
            <text:p>7</text:p>
          </table:table-cell>
          <table:table-cell table:formula="of:=ABJAD([.$A37];1;1)" office:value-type="float" office:value="151" calcext:value-type="float">
            <text:p>151</text:p>
          </table:table-cell>
          <table:table-cell table:formula="of:=ABJAD([.$A37];2;1)" office:value-type="float" office:value="162" calcext:value-type="float">
            <text:p>162</text:p>
          </table:table-cell>
          <table:table-cell table:formula="of:=ABJAD([.$A37];3;1)" office:value-type="float" office:value="2947" calcext:value-type="float">
            <text:p>2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ASLAN</text:p>
          </table:table-cell>
          <table:table-cell table:formula="of:=NUMEROLOG([.$A38];&quot;modern&quot;;&quot;tam&quot;)" office:value-type="float" office:value="22" calcext:value-type="float">
            <text:p>22</text:p>
          </table:table-cell>
          <table:table-cell table:formula="of:=NUMEROLOG([.$A38];&quot;TR&quot;;&quot;tam&quot;)" office:value-type="float" office:value="92" calcext:value-type="float">
            <text:p>92</text:p>
          </table:table-cell>
          <table:table-cell table:formula="of:=ABJAD([.$A38];0;1)" office:value-type="float" office:value="21" calcext:value-type="float">
            <text:p>21</text:p>
          </table:table-cell>
          <table:table-cell table:formula="of:=ABJAD([.$A38];1;1)" office:value-type="float" office:value="573" calcext:value-type="float">
            <text:p>573</text:p>
          </table:table-cell>
          <table:table-cell table:formula="of:=ABJAD([.$A38];2;1)" office:value-type="float" office:value="601" calcext:value-type="float">
            <text:p>601</text:p>
          </table:table-cell>
          <table:table-cell table:formula="of:=ABJAD([.$A38];3;1)" office:value-type="float" office:value="8704" calcext:value-type="float">
            <text:p>87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ER</text:p>
          </table:table-cell>
          <table:table-cell table:formula="of:=NUMEROLOG([.$A39];&quot;modern&quot;;&quot;tam&quot;)" office:value-type="float" office:value="25" calcext:value-type="float">
            <text:p>25</text:p>
          </table:table-cell>
          <table:table-cell table:formula="of:=NUMEROLOG([.$A39];&quot;TR&quot;;&quot;tam&quot;)" office:value-type="float" office:value="63" calcext:value-type="float">
            <text:p>63</text:p>
          </table:table-cell>
          <table:table-cell table:formula="of:=ABJAD([.$A39];0;1)" office:value-type="float" office:value="20" calcext:value-type="float">
            <text:p>20</text:p>
          </table:table-cell>
          <table:table-cell table:formula="of:=ABJAD([.$A39];1;1)" office:value-type="float" office:value="356" calcext:value-type="float">
            <text:p>356</text:p>
          </table:table-cell>
          <table:table-cell table:formula="of:=ABJAD([.$A39];2;1)" office:value-type="float" office:value="377" calcext:value-type="float">
            <text:p>377</text:p>
          </table:table-cell>
          <table:table-cell table:formula="of:=ABJAD([.$A39];3;1)" office:value-type="float" office:value="6034" calcext:value-type="float">
            <text:p>6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PEREN</text:p>
          </table:table-cell>
          <table:table-cell table:formula="of:=NUMEROLOG([.$A40];&quot;modern&quot;;&quot;tam&quot;)" office:value-type="float" office:value="35" calcext:value-type="float">
            <text:p>35</text:p>
          </table:table-cell>
          <table:table-cell table:formula="of:=NUMEROLOG([.$A40];&quot;TR&quot;;&quot;tam&quot;)" office:value-type="float" office:value="86" calcext:value-type="float">
            <text:p>86</text:p>
          </table:table-cell>
          <table:table-cell table:formula="of:=ABJAD([.$A40];0;1)" office:value-type="float" office:value="35" calcext:value-type="float">
            <text:p>35</text:p>
          </table:table-cell>
          <table:table-cell table:formula="of:=ABJAD([.$A40];1;1)" office:value-type="float" office:value="431" calcext:value-type="float">
            <text:p>431</text:p>
          </table:table-cell>
          <table:table-cell table:formula="of:=ABJAD([.$A40];2;1)" office:value-type="float" office:value="462" calcext:value-type="float">
            <text:p>462</text:p>
          </table:table-cell>
          <table:table-cell table:formula="of:=ABJAD([.$A40];3;1)" office:value-type="float" office:value="8326" calcext:value-type="float">
            <text:p>83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DAÇ</text:p>
          </table:table-cell>
          <table:table-cell table:formula="of:=NUMEROLOG([.$A41];&quot;modern&quot;;&quot;tam&quot;)" office:value-type="float" office:value="14" calcext:value-type="float">
            <text:p>14</text:p>
          </table:table-cell>
          <table:table-cell table:formula="of:=NUMEROLOG([.$A41];&quot;TR&quot;;&quot;tam&quot;)" office:value-type="float" office:value="28" calcext:value-type="float">
            <text:p>28</text:p>
          </table:table-cell>
          <table:table-cell table:formula="of:=ABJAD([.$A41];0;1)" office:value-type="float" office:value="19" calcext:value-type="float">
            <text:p>19</text:p>
          </table:table-cell>
          <table:table-cell table:formula="of:=ABJAD([.$A41];1;1)" office:value-type="float" office:value="79" calcext:value-type="float">
            <text:p>79</text:p>
          </table:table-cell>
          <table:table-cell table:formula="of:=ABJAD([.$A41];2;1)" office:value-type="float" office:value="96" calcext:value-type="float">
            <text:p>96</text:p>
          </table:table-cell>
          <table:table-cell table:formula="of:=ABJAD([.$A41];3;1)" office:value-type="float" office:value="3826" calcext:value-type="float">
            <text:p>38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IL</text:p>
          </table:table-cell>
          <table:table-cell table:formula="of:=NUMEROLOG([.$A42];&quot;modern&quot;;&quot;tam&quot;)" office:value-type="float" office:value="18" calcext:value-type="float">
            <text:p>18</text:p>
          </table:table-cell>
          <table:table-cell table:formula="of:=NUMEROLOG([.$A42];&quot;TR&quot;;&quot;tam&quot;)" office:value-type="float" office:value="44" calcext:value-type="float">
            <text:p>44</text:p>
          </table:table-cell>
          <table:table-cell table:formula="of:=ABJAD([.$A42];0;1)" office:value-type="float" office:value="23" calcext:value-type="float">
            <text:p>23</text:p>
          </table:table-cell>
          <table:table-cell table:formula="of:=ABJAD([.$A42];1;1)" office:value-type="float" office:value="131" calcext:value-type="float">
            <text:p>131</text:p>
          </table:table-cell>
          <table:table-cell table:formula="of:=ABJAD([.$A42];2;1)" office:value-type="float" office:value="152" calcext:value-type="float">
            <text:p>152</text:p>
          </table:table-cell>
          <table:table-cell table:formula="of:=ABJAD([.$A42];3;1)" office:value-type="float" office:value="2382" calcext:value-type="float">
            <text:p>23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DA</text:p>
          </table:table-cell>
          <table:table-cell table:formula="of:=NUMEROLOG([.$A43];&quot;modern&quot;;&quot;tam&quot;)" office:value-type="float" office:value="15" calcext:value-type="float">
            <text:p>15</text:p>
          </table:table-cell>
          <table:table-cell table:formula="of:=NUMEROLOG([.$A43];&quot;TR&quot;;&quot;tam&quot;)" office:value-type="float" office:value="28" calcext:value-type="float">
            <text:p>28</text:p>
          </table:table-cell>
          <table:table-cell table:formula="of:=ABJAD([.$A43];0;1)" office:value-type="float" office:value="14" calcext:value-type="float">
            <text:p>14</text:p>
          </table:table-cell>
          <table:table-cell table:formula="of:=ABJAD([.$A43];1;1)" office:value-type="float" office:value="206" calcext:value-type="float">
            <text:p>206</text:p>
          </table:table-cell>
          <table:table-cell table:formula="of:=ABJAD([.$A43];2;1)" office:value-type="float" office:value="218" calcext:value-type="float">
            <text:p>218</text:p>
          </table:table-cell>
          <table:table-cell table:formula="of:=ABJAD([.$A43];3;1)" office:value-type="float" office:value="3918" calcext:value-type="float">
            <text:p>39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İF</text:p>
          </table:table-cell>
          <table:table-cell table:formula="of:=NUMEROLOG([.$A44];&quot;modern&quot;;&quot;tam&quot;)" office:value-type="float" office:value="25" calcext:value-type="float">
            <text:p>25</text:p>
          </table:table-cell>
          <table:table-cell table:formula="of:=NUMEROLOG([.$A44];&quot;TR&quot;;&quot;tam&quot;)" office:value-type="float" office:value="41" calcext:value-type="float">
            <text:p>41</text:p>
          </table:table-cell>
          <table:table-cell table:formula="of:=ABJAD([.$A44];0;1)" office:value-type="float" office:value="23" calcext:value-type="float">
            <text:p>23</text:p>
          </table:table-cell>
          <table:table-cell table:formula="of:=ABJAD([.$A44];1;1)" office:value-type="float" office:value="227" calcext:value-type="float">
            <text:p>227</text:p>
          </table:table-cell>
          <table:table-cell table:formula="of:=ABJAD([.$A44];2;1)" office:value-type="float" office:value="258" calcext:value-type="float">
            <text:p>258</text:p>
          </table:table-cell>
          <table:table-cell table:formula="of:=ABJAD([.$A44];3;1)" office:value-type="float" office:value="4663" calcext:value-type="float">
            <text:p>46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İFE</text:p>
          </table:table-cell>
          <table:table-cell table:formula="of:=NUMEROLOG([.$A45];&quot;modern&quot;;&quot;tam&quot;)" office:value-type="float" office:value="30" calcext:value-type="float">
            <text:p>30</text:p>
          </table:table-cell>
          <table:table-cell table:formula="of:=NUMEROLOG([.$A45];&quot;TR&quot;;&quot;tam&quot;)" office:value-type="float" office:value="47" calcext:value-type="float">
            <text:p>47</text:p>
          </table:table-cell>
          <table:table-cell table:formula="of:=ABJAD([.$A45];0;1)" office:value-type="float" office:value="28" calcext:value-type="float">
            <text:p>28</text:p>
          </table:table-cell>
          <table:table-cell table:formula="of:=ABJAD([.$A45];1;1)" office:value-type="float" office:value="232" calcext:value-type="float">
            <text:p>232</text:p>
          </table:table-cell>
          <table:table-cell table:formula="of:=ABJAD([.$A45];2;1)" office:value-type="float" office:value="268" calcext:value-type="float">
            <text:p>268</text:p>
          </table:table-cell>
          <table:table-cell table:formula="of:=ABJAD([.$A45];3;1)" office:value-type="float" office:value="5070" calcext:value-type="float">
            <text:p>50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MAĞAN</text:p>
          </table:table-cell>
          <table:table-cell table:formula="of:=NUMEROLOG([.$A46];&quot;modern&quot;;&quot;tam&quot;)" office:value-type="float" office:value="28" calcext:value-type="float">
            <text:p>28</text:p>
          </table:table-cell>
          <table:table-cell table:formula="of:=NUMEROLOG([.$A46];&quot;TR&quot;;&quot;tam&quot;)" office:value-type="float" office:value="66" calcext:value-type="float">
            <text:p>66</text:p>
          </table:table-cell>
          <table:table-cell table:formula="of:=ABJAD([.$A46];0;1)" office:value-type="float" office:value="29" calcext:value-type="float">
            <text:p>29</text:p>
          </table:table-cell>
          <table:table-cell table:formula="of:=ABJAD([.$A46];1;1)" office:value-type="float" office:value="341" calcext:value-type="float">
            <text:p>341</text:p>
          </table:table-cell>
          <table:table-cell table:formula="of:=ABJAD([.$A46];2;1)" office:value-type="float" office:value="2964" calcext:value-type="float">
            <text:p>2964</text:p>
          </table:table-cell>
          <table:table-cell table:formula="of:=ABJAD([.$A46];3;1)" office:value-type="float" office:value="7617" calcext:value-type="float">
            <text:p>76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MAN</text:p>
          </table:table-cell>
          <table:table-cell table:formula="of:=NUMEROLOG([.$A47];&quot;modern&quot;;&quot;tam&quot;)" office:value-type="float" office:value="20" calcext:value-type="float">
            <text:p>20</text:p>
          </table:table-cell>
          <table:table-cell table:formula="of:=NUMEROLOG([.$A47];&quot;TR&quot;;&quot;tam&quot;)" office:value-type="float" office:value="56" calcext:value-type="float">
            <text:p>56</text:p>
          </table:table-cell>
          <table:table-cell table:formula="of:=ABJAD([.$A47];0;1)" office:value-type="float" office:value="20" calcext:value-type="float">
            <text:p>20</text:p>
          </table:table-cell>
          <table:table-cell table:formula="of:=ABJAD([.$A47];1;1)" office:value-type="float" office:value="332" calcext:value-type="float">
            <text:p>332</text:p>
          </table:table-cell>
          <table:table-cell table:formula="of:=ABJAD([.$A47];2;1)" office:value-type="float" office:value="349" calcext:value-type="float">
            <text:p>349</text:p>
          </table:table-cell>
          <table:table-cell table:formula="of:=ABJAD([.$A47];3;1)" office:value-type="float" office:value="6030" calcext:value-type="float">
            <text:p>60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ZU</text:p>
          </table:table-cell>
          <table:table-cell table:formula="of:=NUMEROLOG([.$A48];&quot;modern&quot;;&quot;tam&quot;)" office:value-type="float" office:value="21" calcext:value-type="float">
            <text:p>21</text:p>
          </table:table-cell>
          <table:table-cell table:formula="of:=NUMEROLOG([.$A48];&quot;TR&quot;;&quot;tam&quot;)" office:value-type="float" office:value="76" calcext:value-type="float">
            <text:p>76</text:p>
          </table:table-cell>
          <table:table-cell table:formula="of:=ABJAD([.$A48];0;1)" office:value-type="float" office:value="13" calcext:value-type="float">
            <text:p>13</text:p>
          </table:table-cell>
          <table:table-cell table:formula="of:=ABJAD([.$A48];1;1)" office:value-type="float" office:value="1801" calcext:value-type="float">
            <text:p>1801</text:p>
          </table:table-cell>
          <table:table-cell table:formula="of:=ABJAD([.$A48];2;1)" office:value-type="float" office:value="2412" calcext:value-type="float">
            <text:p>2412</text:p>
          </table:table-cell>
          <table:table-cell table:formula="of:=ABJAD([.$A48];3;1)" office:value-type="float" office:value="6155" calcext:value-type="float">
            <text:p>61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ENA</text:p>
          </table:table-cell>
          <table:table-cell table:formula="of:=NUMEROLOG([.$A49];&quot;modern&quot;;&quot;tam&quot;)" office:value-type="float" office:value="13" calcext:value-type="float">
            <text:p>13</text:p>
          </table:table-cell>
          <table:table-cell table:formula="of:=NUMEROLOG([.$A49];&quot;TR&quot;;&quot;tam&quot;)" office:value-type="float" office:value="47" calcext:value-type="float">
            <text:p>47</text:p>
          </table:table-cell>
          <table:table-cell table:formula="of:=ABJAD([.$A49];0;1)" office:value-type="float" office:value="17" calcext:value-type="float">
            <text:p>17</text:p>
          </table:table-cell>
          <table:table-cell table:formula="of:=ABJAD([.$A49];1;1)" office:value-type="float" office:value="377" calcext:value-type="float">
            <text:p>377</text:p>
          </table:table-cell>
          <table:table-cell table:formula="of:=ABJAD([.$A49];2;1)" office:value-type="float" office:value="394" calcext:value-type="float">
            <text:p>394</text:p>
          </table:table-cell>
          <table:table-cell table:formula="of:=ABJAD([.$A49];3;1)" office:value-type="float" office:value="6039" calcext:value-type="float">
            <text:p>60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IM</text:p>
          </table:table-cell>
          <table:table-cell table:formula="of:=NUMEROLOG([.$A50];&quot;modern&quot;;&quot;tam&quot;)" office:value-type="float" office:value="15" calcext:value-type="float">
            <text:p>15</text:p>
          </table:table-cell>
          <table:table-cell table:formula="of:=NUMEROLOG([.$A50];&quot;TR&quot;;&quot;tam&quot;)" office:value-type="float" office:value="50" calcext:value-type="float">
            <text:p>50</text:p>
          </table:table-cell>
          <table:table-cell table:formula="of:=ABJAD([.$A50];0;1)" office:value-type="float" office:value="11" calcext:value-type="float">
            <text:p>11</text:p>
          </table:table-cell>
          <table:table-cell table:formula="of:=ABJAD([.$A50];1;1)" office:value-type="float" office:value="371" calcext:value-type="float">
            <text:p>371</text:p>
          </table:table-cell>
          <table:table-cell table:formula="of:=ABJAD([.$A50];2;1)" office:value-type="float" office:value="392" calcext:value-type="float">
            <text:p>392</text:p>
          </table:table-cell>
          <table:table-cell table:formula="of:=ABJAD([.$A50];3;1)" office:value-type="float" office:value="4696" calcext:value-type="float">
            <text:p>46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İYE</text:p>
          </table:table-cell>
          <table:table-cell table:formula="of:=NUMEROLOG([.$A51];&quot;modern&quot;;&quot;tam&quot;)" office:value-type="float" office:value="23" calcext:value-type="float">
            <text:p>23</text:p>
          </table:table-cell>
          <table:table-cell table:formula="of:=NUMEROLOG([.$A51];&quot;TR&quot;;&quot;tam&quot;)" office:value-type="float" office:value="69" calcext:value-type="float">
            <text:p>69</text:p>
          </table:table-cell>
          <table:table-cell table:formula="of:=ABJAD([.$A51];0;1)" office:value-type="float" office:value="14" calcext:value-type="float">
            <text:p>14</text:p>
          </table:table-cell>
          <table:table-cell table:formula="of:=ABJAD([.$A51];1;1)" office:value-type="float" office:value="1226" calcext:value-type="float">
            <text:p>1226</text:p>
          </table:table-cell>
          <table:table-cell table:formula="of:=ABJAD([.$A51];2;1)" office:value-type="float" office:value="1262" calcext:value-type="float">
            <text:p>1262</text:p>
          </table:table-cell>
          <table:table-cell table:formula="of:=ABJAD([.$A51];3;1)" office:value-type="float" office:value="9456" calcext:value-type="float">
            <text:p>94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LAN</text:p>
          </table:table-cell>
          <table:table-cell table:formula="of:=NUMEROLOG([.$A52];&quot;modern&quot;;&quot;tam&quot;)" office:value-type="float" office:value="11" calcext:value-type="float">
            <text:p>11</text:p>
          </table:table-cell>
          <table:table-cell table:formula="of:=NUMEROLOG([.$A52];&quot;TR&quot;;&quot;tam&quot;)" office:value-type="float" office:value="56" calcext:value-type="float">
            <text:p>56</text:p>
          </table:table-cell>
          <table:table-cell table:formula="of:=ABJAD([.$A52];0;1)" office:value-type="float" office:value="14" calcext:value-type="float">
            <text:p>14</text:p>
          </table:table-cell>
          <table:table-cell table:formula="of:=ABJAD([.$A52];1;1)" office:value-type="float" office:value="422" calcext:value-type="float">
            <text:p>422</text:p>
          </table:table-cell>
          <table:table-cell table:formula="of:=ABJAD([.$A52];2;1)" office:value-type="float" office:value="439" calcext:value-type="float">
            <text:p>439</text:p>
          </table:table-cell>
          <table:table-cell table:formula="of:=ABJAD([.$A52];3;1)" office:value-type="float" office:value="5757" calcext:value-type="float">
            <text:p>5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LI</text:p>
          </table:table-cell>
          <table:table-cell table:formula="of:=NUMEROLOG([.$A53];&quot;modern&quot;;&quot;tam&quot;)" office:value-type="float" office:value="14" calcext:value-type="float">
            <text:p>14</text:p>
          </table:table-cell>
          <table:table-cell table:formula="of:=NUMEROLOG([.$A53];&quot;TR&quot;;&quot;tam&quot;)" office:value-type="float" office:value="49" calcext:value-type="float">
            <text:p>49</text:p>
          </table:table-cell>
          <table:table-cell table:formula="of:=ABJAD([.$A53];0;1)" office:value-type="float" office:value="13" calcext:value-type="float">
            <text:p>13</text:p>
          </table:table-cell>
          <table:table-cell table:formula="of:=ABJAD([.$A53];1;1)" office:value-type="float" office:value="361" calcext:value-type="float">
            <text:p>361</text:p>
          </table:table-cell>
          <table:table-cell table:formula="of:=ABJAD([.$A53];2;1)" office:value-type="float" office:value="382" calcext:value-type="float">
            <text:p>382</text:p>
          </table:table-cell>
          <table:table-cell table:formula="of:=ABJAD([.$A53];3;1)" office:value-type="float" office:value="3800" calcext:value-type="float">
            <text:p>38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LIHAN</text:p>
          </table:table-cell>
          <table:table-cell table:formula="of:=NUMEROLOG([.$A54];&quot;modern&quot;;&quot;tam&quot;)" office:value-type="float" office:value="28" calcext:value-type="float">
            <text:p>28</text:p>
          </table:table-cell>
          <table:table-cell table:formula="of:=NUMEROLOG([.$A54];&quot;TR&quot;;&quot;tam&quot;)" office:value-type="float" office:value="77" calcext:value-type="float">
            <text:p>77</text:p>
          </table:table-cell>
          <table:table-cell table:formula="of:=ABJAD([.$A54];0;1)" office:value-type="float" office:value="33" calcext:value-type="float">
            <text:p>33</text:p>
          </table:table-cell>
          <table:table-cell table:formula="of:=ABJAD([.$A54];1;1)" office:value-type="float" office:value="441" calcext:value-type="float">
            <text:p>441</text:p>
          </table:table-cell>
          <table:table-cell table:formula="of:=ABJAD([.$A54];2;1)" office:value-type="float" office:value="473" calcext:value-type="float">
            <text:p>473</text:p>
          </table:table-cell>
          <table:table-cell table:formula="of:=ABJAD([.$A54];3;1)" office:value-type="float" office:value="7631" calcext:value-type="float">
            <text:p>76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UDAN</text:p>
          </table:table-cell>
          <table:table-cell table:formula="of:=NUMEROLOG([.$A55];&quot;modern&quot;;&quot;tam&quot;)" office:value-type="float" office:value="15" calcext:value-type="float">
            <text:p>15</text:p>
          </table:table-cell>
          <table:table-cell table:formula="of:=NUMEROLOG([.$A55];&quot;TR&quot;;&quot;tam&quot;)" office:value-type="float" office:value="71" calcext:value-type="float">
            <text:p>71</text:p>
          </table:table-cell>
          <table:table-cell table:formula="of:=ABJAD([.$A55];0;1)" office:value-type="float" office:value="16" calcext:value-type="float">
            <text:p>16</text:p>
          </table:table-cell>
          <table:table-cell table:formula="of:=ABJAD([.$A55];1;1)" office:value-type="float" office:value="976" calcext:value-type="float">
            <text:p>976</text:p>
          </table:table-cell>
          <table:table-cell table:formula="of:=ABJAD([.$A55];2;1)" office:value-type="float" office:value="1593" calcext:value-type="float">
            <text:p>1593</text:p>
          </table:table-cell>
          <table:table-cell table:formula="of:=ABJAD([.$A55];3;1)" office:value-type="float" office:value="9587" calcext:value-type="float">
            <text:p>9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UMAN</text:p>
          </table:table-cell>
          <table:table-cell table:formula="of:=NUMEROLOG([.$A56];&quot;modern&quot;;&quot;tam&quot;)" office:value-type="float" office:value="15" calcext:value-type="float">
            <text:p>15</text:p>
          </table:table-cell>
          <table:table-cell table:formula="of:=NUMEROLOG([.$A56];&quot;TR&quot;;&quot;tam&quot;)" office:value-type="float" office:value="82" calcext:value-type="float">
            <text:p>82</text:p>
          </table:table-cell>
          <table:table-cell table:formula="of:=ABJAD([.$A56];0;1)" office:value-type="float" office:value="12" calcext:value-type="float">
            <text:p>12</text:p>
          </table:table-cell>
          <table:table-cell table:formula="of:=ABJAD([.$A56];1;1)" office:value-type="float" office:value="1032" calcext:value-type="float">
            <text:p>1032</text:p>
          </table:table-cell>
          <table:table-cell table:formula="of:=ABJAD([.$A56];2;1)" office:value-type="float" office:value="1649" calcext:value-type="float">
            <text:p>1649</text:p>
          </table:table-cell>
          <table:table-cell table:formula="of:=ABJAD([.$A56];3;1)" office:value-type="float" office:value="9814" calcext:value-type="float">
            <text:p>98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ACAN</text:p>
          </table:table-cell>
          <table:table-cell table:formula="of:=NUMEROLOG([.$A57];&quot;modern&quot;;&quot;tam&quot;)" office:value-type="float" office:value="13" calcext:value-type="float">
            <text:p>13</text:p>
          </table:table-cell>
          <table:table-cell table:formula="of:=NUMEROLOG([.$A57];&quot;TR&quot;;&quot;tam&quot;)" office:value-type="float" office:value="47" calcext:value-type="float">
            <text:p>47</text:p>
          </table:table-cell>
          <table:table-cell table:formula="of:=ABJAD([.$A57];0;1)" office:value-type="float" office:value="24" calcext:value-type="float">
            <text:p>24</text:p>
          </table:table-cell>
          <table:table-cell table:formula="of:=ABJAD([.$A57];1;1)" office:value-type="float" office:value="576" calcext:value-type="float">
            <text:p>576</text:p>
          </table:table-cell>
          <table:table-cell table:formula="of:=ABJAD([.$A57];2;1)" office:value-type="float" office:value="594" calcext:value-type="float">
            <text:p>594</text:p>
          </table:table-cell>
          <table:table-cell table:formula="of:=ABJAD([.$A57];3;1)" office:value-type="float" office:value="6261" calcext:value-type="float">
            <text:p>62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AKAN</text:p>
          </table:table-cell>
          <table:table-cell table:formula="of:=NUMEROLOG([.$A58];&quot;modern&quot;;&quot;tam&quot;)" office:value-type="float" office:value="12" calcext:value-type="float">
            <text:p>12</text:p>
          </table:table-cell>
          <table:table-cell table:formula="of:=NUMEROLOG([.$A58];&quot;TR&quot;;&quot;tam&quot;)" office:value-type="float" office:value="58" calcext:value-type="float">
            <text:p>58</text:p>
          </table:table-cell>
          <table:table-cell table:formula="of:=ABJAD([.$A58];0;1)" office:value-type="float" office:value="25" calcext:value-type="float">
            <text:p>25</text:p>
          </table:table-cell>
          <table:table-cell table:formula="of:=ABJAD([.$A58];1;1)" office:value-type="float" office:value="613" calcext:value-type="float">
            <text:p>613</text:p>
          </table:table-cell>
          <table:table-cell table:formula="of:=ABJAD([.$A58];2;1)" office:value-type="float" office:value="631" calcext:value-type="float">
            <text:p>631</text:p>
          </table:table-cell>
          <table:table-cell table:formula="of:=ABJAD([.$A58];3;1)" office:value-type="float" office:value="5848" calcext:value-type="float">
            <text:p>58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ILGAN</text:p>
          </table:table-cell>
          <table:table-cell table:formula="of:=NUMEROLOG([.$A59];&quot;modern&quot;;&quot;tam&quot;)" office:value-type="float" office:value="28" calcext:value-type="float">
            <text:p>28</text:p>
          </table:table-cell>
          <table:table-cell table:formula="of:=NUMEROLOG([.$A59];&quot;TR&quot;;&quot;tam&quot;)" office:value-type="float" office:value="77" calcext:value-type="float">
            <text:p>77</text:p>
          </table:table-cell>
          <table:table-cell table:formula="of:=ABJAD([.$A59];0;1)" office:value-type="float" office:value="39" calcext:value-type="float">
            <text:p>39</text:p>
          </table:table-cell>
          <table:table-cell table:formula="of:=ABJAD([.$A59];1;1)" office:value-type="float" office:value="639" calcext:value-type="float">
            <text:p>639</text:p>
          </table:table-cell>
          <table:table-cell table:formula="of:=ABJAD([.$A59];2;1)" office:value-type="float" office:value="671" calcext:value-type="float">
            <text:p>671</text:p>
          </table:table-cell>
          <table:table-cell table:formula="of:=ABJAD([.$A59];3;1)" office:value-type="float" office:value="6540" calcext:value-type="float">
            <text:p>65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İLLA</text:p>
          </table:table-cell>
          <table:table-cell table:formula="of:=NUMEROLOG([.$A60];&quot;modern&quot;;&quot;tam&quot;)" office:value-type="float" office:value="19" calcext:value-type="float">
            <text:p>19</text:p>
          </table:table-cell>
          <table:table-cell table:formula="of:=NUMEROLOG([.$A60];&quot;TR&quot;;&quot;tam&quot;)" office:value-type="float" office:value="68" calcext:value-type="float">
            <text:p>68</text:p>
          </table:table-cell>
          <table:table-cell table:formula="of:=ABJAD([.$A60];0;1)" office:value-type="float" office:value="22" calcext:value-type="float">
            <text:p>22</text:p>
          </table:table-cell>
          <table:table-cell table:formula="of:=ABJAD([.$A60];1;1)" office:value-type="float" office:value="622" calcext:value-type="float">
            <text:p>622</text:p>
          </table:table-cell>
          <table:table-cell table:formula="of:=ABJAD([.$A60];2;1)" office:value-type="float" office:value="659" calcext:value-type="float">
            <text:p>659</text:p>
          </table:table-cell>
          <table:table-cell table:formula="of:=ABJAD([.$A60];3;1)" office:value-type="float" office:value="4901" calcext:value-type="float">
            <text:p>49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TİYE</text:p>
          </table:table-cell>
          <table:table-cell table:formula="of:=NUMEROLOG([.$A61];&quot;modern&quot;;&quot;tam&quot;)" office:value-type="float" office:value="24" calcext:value-type="float">
            <text:p>24</text:p>
          </table:table-cell>
          <table:table-cell table:formula="of:=NUMEROLOG([.$A61];&quot;TR&quot;;&quot;tam&quot;)" office:value-type="float" office:value="71" calcext:value-type="float">
            <text:p>71</text:p>
          </table:table-cell>
          <table:table-cell table:formula="of:=ABJAD([.$A61];0;1)" office:value-type="float" office:value="22" calcext:value-type="float">
            <text:p>22</text:p>
          </table:table-cell>
          <table:table-cell table:formula="of:=ABJAD([.$A61];1;1)" office:value-type="float" office:value="1426" calcext:value-type="float">
            <text:p>1426</text:p>
          </table:table-cell>
          <table:table-cell table:formula="of:=ABJAD([.$A61];2;1)" office:value-type="float" office:value="1462" calcext:value-type="float">
            <text:p>1462</text:p>
          </table:table-cell>
          <table:table-cell table:formula="of:=ABJAD([.$A61];3;1)" office:value-type="float" office:value="9160" calcext:value-type="float">
            <text:p>91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VNİ</text:p>
          </table:table-cell>
          <table:table-cell table:formula="of:=NUMEROLOG([.$A62];&quot;modern&quot;;&quot;tam&quot;)" office:value-type="float" office:value="19" calcext:value-type="float">
            <text:p>19</text:p>
          </table:table-cell>
          <table:table-cell table:formula="of:=NUMEROLOG([.$A62];&quot;TR&quot;;&quot;tam&quot;)" office:value-type="float" office:value="57" calcext:value-type="float">
            <text:p>57</text:p>
          </table:table-cell>
          <table:table-cell table:formula="of:=ABJAD([.$A62];0;1)" office:value-type="float" office:value="27" calcext:value-type="float">
            <text:p>27</text:p>
          </table:table-cell>
          <table:table-cell table:formula="of:=ABJAD([.$A62];1;1)" office:value-type="float" office:value="891" calcext:value-type="float">
            <text:p>891</text:p>
          </table:table-cell>
          <table:table-cell table:formula="of:=ABJAD([.$A62];2;1)" office:value-type="float" office:value="922" calcext:value-type="float">
            <text:p>922</text:p>
          </table:table-cell>
          <table:table-cell table:formula="of:=ABJAD([.$A62];3;1)" office:value-type="float" office:value="7272" calcext:value-type="float">
            <text:p>7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BEGÜM</text:p>
          </table:table-cell>
          <table:table-cell table:formula="of:=NUMEROLOG([.$A63];&quot;modern&quot;;&quot;tam&quot;)" office:value-type="float" office:value="29" calcext:value-type="float">
            <text:p>29</text:p>
          </table:table-cell>
          <table:table-cell table:formula="of:=NUMEROLOG([.$A63];&quot;TR&quot;;&quot;tam&quot;)" office:value-type="float" office:value="87" calcext:value-type="float">
            <text:p>87</text:p>
          </table:table-cell>
          <table:table-cell table:formula="of:=ABJAD([.$A63];0;1)" office:value-type="float" office:value="19" calcext:value-type="float">
            <text:p>19</text:p>
          </table:table-cell>
          <table:table-cell table:formula="of:=ABJAD([.$A63];1;1)" office:value-type="float" office:value="1675" calcext:value-type="float">
            <text:p>1675</text:p>
          </table:table-cell>
          <table:table-cell table:formula="of:=ABJAD([.$A63];2;1)" office:value-type="float" office:value="2401" calcext:value-type="float">
            <text:p>2401</text:p>
          </table:table-cell>
          <table:table-cell table:formula="of:=ABJAD([.$A63];3;1)" office:value-type="float" office:value="10512" calcext:value-type="float">
            <text:p>105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BÜKE</text:p>
          </table:table-cell>
          <table:table-cell table:formula="of:=NUMEROLOG([.$A64];&quot;modern&quot;;&quot;tam&quot;)" office:value-type="float" office:value="20" calcext:value-type="float">
            <text:p>20</text:p>
          </table:table-cell>
          <table:table-cell table:formula="of:=NUMEROLOG([.$A64];&quot;TR&quot;;&quot;tam&quot;)" office:value-type="float" office:value="77" calcext:value-type="float">
            <text:p>77</text:p>
          </table:table-cell>
          <table:table-cell table:formula="of:=ABJAD([.$A64];0;1)" office:value-type="float" office:value="16" calcext:value-type="float">
            <text:p>16</text:p>
          </table:table-cell>
          <table:table-cell table:formula="of:=ABJAD([.$A64];1;1)" office:value-type="float" office:value="1648" calcext:value-type="float">
            <text:p>1648</text:p>
          </table:table-cell>
          <table:table-cell table:formula="of:=ABJAD([.$A64];2;1)" office:value-type="float" office:value="2369" calcext:value-type="float">
            <text:p>2369</text:p>
          </table:table-cell>
          <table:table-cell table:formula="of:=ABJAD([.$A64];3;1)" office:value-type="float" office:value="8852" calcext:value-type="float">
            <text:p>88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ÇA</text:p>
          </table:table-cell>
          <table:table-cell table:formula="of:=NUMEROLOG([.$A65];&quot;modern&quot;;&quot;tam&quot;)" office:value-type="float" office:value="12" calcext:value-type="float">
            <text:p>12</text:p>
          </table:table-cell>
          <table:table-cell table:formula="of:=NUMEROLOG([.$A65];&quot;TR&quot;;&quot;tam&quot;)" office:value-type="float" office:value="34" calcext:value-type="float">
            <text:p>34</text:p>
          </table:table-cell>
          <table:table-cell table:formula="of:=ABJAD([.$A65];0;1)" office:value-type="float" office:value="5" calcext:value-type="float">
            <text:p>5</text:p>
          </table:table-cell>
          <table:table-cell table:formula="of:=ABJAD([.$A65];1;1)" office:value-type="float" office:value="905" calcext:value-type="float">
            <text:p>905</text:p>
          </table:table-cell>
          <table:table-cell table:formula="of:=ABJAD([.$A65];2;1)" office:value-type="float" office:value="917" calcext:value-type="float">
            <text:p>917</text:p>
          </table:table-cell>
          <table:table-cell table:formula="of:=ABJAD([.$A65];3;1)" office:value-type="float" office:value="5471" calcext:value-type="float">
            <text:p>54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CAN</text:p>
          </table:table-cell>
          <table:table-cell table:formula="of:=NUMEROLOG([.$A66];&quot;modern&quot;;&quot;tam&quot;)" office:value-type="float" office:value="17" calcext:value-type="float">
            <text:p>17</text:p>
          </table:table-cell>
          <table:table-cell table:formula="of:=NUMEROLOG([.$A66];&quot;TR&quot;;&quot;tam&quot;)" office:value-type="float" office:value="50" calcext:value-type="float">
            <text:p>50</text:p>
          </table:table-cell>
          <table:table-cell table:formula="of:=ABJAD([.$A66];0;1)" office:value-type="float" office:value="15" calcext:value-type="float">
            <text:p>15</text:p>
          </table:table-cell>
          <table:table-cell table:formula="of:=ABJAD([.$A66];1;1)" office:value-type="float" office:value="975" calcext:value-type="float">
            <text:p>975</text:p>
          </table:table-cell>
          <table:table-cell table:formula="of:=ABJAD([.$A66];2;1)" office:value-type="float" office:value="992" calcext:value-type="float">
            <text:p>992</text:p>
          </table:table-cell>
          <table:table-cell table:formula="of:=ABJAD([.$A66];3;1)" office:value-type="float" office:value="7356" calcext:value-type="float">
            <text:p>73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DEMİR</text:p>
          </table:table-cell>
          <table:table-cell table:formula="of:=NUMEROLOG([.$A67];&quot;modern&quot;;&quot;tam&quot;)" office:value-type="float" office:value="39" calcext:value-type="float">
            <text:p>39</text:p>
          </table:table-cell>
          <table:table-cell table:formula="of:=NUMEROLOG([.$A67];&quot;TR&quot;;&quot;tam&quot;)" office:value-type="float" office:value="89" calcext:value-type="float">
            <text:p>89</text:p>
          </table:table-cell>
          <table:table-cell table:formula="of:=ABJAD([.$A67];0;1)" office:value-type="float" office:value="26" calcext:value-type="float">
            <text:p>26</text:p>
          </table:table-cell>
          <table:table-cell table:formula="of:=ABJAD([.$A67];1;1)" office:value-type="float" office:value="1190" calcext:value-type="float">
            <text:p>1190</text:p>
          </table:table-cell>
          <table:table-cell table:formula="of:=ABJAD([.$A67];2;1)" office:value-type="float" office:value="1236" calcext:value-type="float">
            <text:p>1236</text:p>
          </table:table-cell>
          <table:table-cell table:formula="of:=ABJAD([.$A67];3;1)" office:value-type="float" office:value="10648" calcext:value-type="float">
            <text:p>106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DIN</text:p>
          </table:table-cell>
          <table:table-cell table:formula="of:=NUMEROLOG([.$A68];&quot;modern&quot;;&quot;tam&quot;)" office:value-type="float" office:value="26" calcext:value-type="float">
            <text:p>26</text:p>
          </table:table-cell>
          <table:table-cell table:formula="of:=NUMEROLOG([.$A68];&quot;TR&quot;;&quot;tam&quot;)" office:value-type="float" office:value="62" calcext:value-type="float">
            <text:p>62</text:p>
          </table:table-cell>
          <table:table-cell table:formula="of:=ABJAD([.$A68];0;1)" office:value-type="float" office:value="25" calcext:value-type="float">
            <text:p>25</text:p>
          </table:table-cell>
          <table:table-cell table:formula="of:=ABJAD([.$A68];1;1)" office:value-type="float" office:value="985" calcext:value-type="float">
            <text:p>985</text:p>
          </table:table-cell>
          <table:table-cell table:formula="of:=ABJAD([.$A68];2;1)" office:value-type="float" office:value="1011" calcext:value-type="float">
            <text:p>1011</text:p>
          </table:table-cell>
          <table:table-cell table:formula="of:=ABJAD([.$A68];3;1)" office:value-type="float" office:value="7375" calcext:value-type="float">
            <text:p>73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DOĞAN</text:p>
          </table:table-cell>
          <table:table-cell table:formula="of:=NUMEROLOG([.$A69];&quot;modern&quot;;&quot;tam&quot;)" office:value-type="float" office:value="31" calcext:value-type="float">
            <text:p>31</text:p>
          </table:table-cell>
          <table:table-cell table:formula="of:=NUMEROLOG([.$A69];&quot;TR&quot;;&quot;tam&quot;)" office:value-type="float" office:value="79" calcext:value-type="float">
            <text:p>79</text:p>
          </table:table-cell>
          <table:table-cell table:formula="of:=ABJAD([.$A69];0;1)" office:value-type="float" office:value="32" calcext:value-type="float">
            <text:p>32</text:p>
          </table:table-cell>
          <table:table-cell table:formula="of:=ABJAD([.$A69];1;1)" office:value-type="float" office:value="1064" calcext:value-type="float">
            <text:p>1064</text:p>
          </table:table-cell>
          <table:table-cell table:formula="of:=ABJAD([.$A69];2;1)" office:value-type="float" office:value="3766" calcext:value-type="float">
            <text:p>3766</text:p>
          </table:table-cell>
          <table:table-cell table:formula="of:=ABJAD([.$A69];3;1)" office:value-type="float" office:value="9532" calcext:value-type="float">
            <text:p>95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HAN</text:p>
          </table:table-cell>
          <table:table-cell table:formula="of:=NUMEROLOG([.$A70];&quot;modern&quot;;&quot;tam&quot;)" office:value-type="float" office:value="22" calcext:value-type="float">
            <text:p>22</text:p>
          </table:table-cell>
          <table:table-cell table:formula="of:=NUMEROLOG([.$A70];&quot;TR&quot;;&quot;tam&quot;)" office:value-type="float" office:value="57" calcext:value-type="float">
            <text:p>57</text:p>
          </table:table-cell>
          <table:table-cell table:formula="of:=ABJAD([.$A70];0;1)" office:value-type="float" office:value="21" calcext:value-type="float">
            <text:p>21</text:p>
          </table:table-cell>
          <table:table-cell table:formula="of:=ABJAD([.$A70];1;1)" office:value-type="float" office:value="981" calcext:value-type="float">
            <text:p>981</text:p>
          </table:table-cell>
          <table:table-cell table:formula="of:=ABJAD([.$A70];2;1)" office:value-type="float" office:value="998" calcext:value-type="float">
            <text:p>998</text:p>
          </table:table-cell>
          <table:table-cell table:formula="of:=ABJAD([.$A70];3;1)" office:value-type="float" office:value="8377" calcext:value-type="float">
            <text:p>8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KAN</text:p>
          </table:table-cell>
          <table:table-cell table:formula="of:=NUMEROLOG([.$A71];&quot;modern&quot;;&quot;tam&quot;)" office:value-type="float" office:value="16" calcext:value-type="float">
            <text:p>16</text:p>
          </table:table-cell>
          <table:table-cell table:formula="of:=NUMEROLOG([.$A71];&quot;TR&quot;;&quot;tam&quot;)" office:value-type="float" office:value="61" calcext:value-type="float">
            <text:p>61</text:p>
          </table:table-cell>
          <table:table-cell table:formula="of:=ABJAD([.$A71];0;1)" office:value-type="float" office:value="16" calcext:value-type="float">
            <text:p>16</text:p>
          </table:table-cell>
          <table:table-cell table:formula="of:=ABJAD([.$A71];1;1)" office:value-type="float" office:value="1012" calcext:value-type="float">
            <text:p>1012</text:p>
          </table:table-cell>
          <table:table-cell table:formula="of:=ABJAD([.$A71];2;1)" office:value-type="float" office:value="1029" calcext:value-type="float">
            <text:p>1029</text:p>
          </table:table-cell>
          <table:table-cell table:formula="of:=ABJAD([.$A71];3;1)" office:value-type="float" office:value="6943" calcext:value-type="float">
            <text:p>69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KUT</text:p>
          </table:table-cell>
          <table:table-cell table:formula="of:=NUMEROLOG([.$A72];&quot;modern&quot;;&quot;tam&quot;)" office:value-type="float" office:value="15" calcext:value-type="float">
            <text:p>15</text:p>
          </table:table-cell>
          <table:table-cell table:formula="of:=NUMEROLOG([.$A72];&quot;TR&quot;;&quot;tam&quot;)" office:value-type="float" office:value="92" calcext:value-type="float">
            <text:p>92</text:p>
          </table:table-cell>
          <table:table-cell table:formula="of:=ABJAD([.$A72];0;1)" office:value-type="float" office:value="13" calcext:value-type="float">
            <text:p>13</text:p>
          </table:table-cell>
          <table:table-cell table:formula="of:=ABJAD([.$A72];1;1)" office:value-type="float" office:value="2041" calcext:value-type="float">
            <text:p>2041</text:p>
          </table:table-cell>
          <table:table-cell table:formula="of:=ABJAD([.$A72];2;1)" office:value-type="float" office:value="2657" calcext:value-type="float">
            <text:p>2657</text:p>
          </table:table-cell>
          <table:table-cell table:formula="of:=ABJAD([.$A72];3;1)" office:value-type="float" office:value="11004" calcext:value-type="float">
            <text:p>11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LA</text:p>
          </table:table-cell>
          <table:table-cell table:formula="of:=NUMEROLOG([.$A73];&quot;modern&quot;;&quot;tam&quot;)" office:value-type="float" office:value="12" calcext:value-type="float">
            <text:p>12</text:p>
          </table:table-cell>
          <table:table-cell table:formula="of:=NUMEROLOG([.$A73];&quot;TR&quot;;&quot;tam&quot;)" office:value-type="float" office:value="45" calcext:value-type="float">
            <text:p>45</text:p>
          </table:table-cell>
          <table:table-cell table:formula="of:=ABJAD([.$A73];0;1)" office:value-type="float" office:value="4" calcext:value-type="float">
            <text:p>4</text:p>
          </table:table-cell>
          <table:table-cell table:formula="of:=ABJAD([.$A73];1;1)" office:value-type="float" office:value="952" calcext:value-type="float">
            <text:p>952</text:p>
          </table:table-cell>
          <table:table-cell table:formula="of:=ABJAD([.$A73];2;1)" office:value-type="float" office:value="964" calcext:value-type="float">
            <text:p>964</text:p>
          </table:table-cell>
          <table:table-cell table:formula="of:=ABJAD([.$A73];3;1)" office:value-type="float" office:value="4893" calcext:value-type="float">
            <text:p>48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LİA</text:p>
          </table:table-cell>
          <table:table-cell table:formula="of:=NUMEROLOG([.$A74];&quot;modern&quot;;&quot;tam&quot;)" office:value-type="float" office:value="21" calcext:value-type="float">
            <text:p>21</text:p>
          </table:table-cell>
          <table:table-cell table:formula="of:=NUMEROLOG([.$A74];&quot;TR&quot;;&quot;tam&quot;)" office:value-type="float" office:value="57" calcext:value-type="float">
            <text:p>57</text:p>
          </table:table-cell>
          <table:table-cell table:formula="of:=ABJAD([.$A74];0;1)" office:value-type="float" office:value="12" calcext:value-type="float">
            <text:p>12</text:p>
          </table:table-cell>
          <table:table-cell table:formula="of:=ABJAD([.$A74];1;1)" office:value-type="float" office:value="972" calcext:value-type="float">
            <text:p>972</text:p>
          </table:table-cell>
          <table:table-cell table:formula="of:=ABJAD([.$A74];2;1)" office:value-type="float" office:value="1004" calcext:value-type="float">
            <text:p>1004</text:p>
          </table:table-cell>
          <table:table-cell table:formula="of:=ABJAD([.$A74];3;1)" office:value-type="float" office:value="6093" calcext:value-type="float">
            <text:p>60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LİN</text:p>
          </table:table-cell>
          <table:table-cell table:formula="of:=NUMEROLOG([.$A75];&quot;modern&quot;;&quot;tam&quot;)" office:value-type="float" office:value="25" calcext:value-type="float">
            <text:p>25</text:p>
          </table:table-cell>
          <table:table-cell table:formula="of:=NUMEROLOG([.$A75];&quot;TR&quot;;&quot;tam&quot;)" office:value-type="float" office:value="73" calcext:value-type="float">
            <text:p>73</text:p>
          </table:table-cell>
          <table:table-cell table:formula="of:=ABJAD([.$A75];0;1)" office:value-type="float" office:value="21" calcext:value-type="float">
            <text:p>21</text:p>
          </table:table-cell>
          <table:table-cell table:formula="of:=ABJAD([.$A75];1;1)" office:value-type="float" office:value="1041" calcext:value-type="float">
            <text:p>1041</text:p>
          </table:table-cell>
          <table:table-cell table:formula="of:=ABJAD([.$A75];2;1)" office:value-type="float" office:value="1077" calcext:value-type="float">
            <text:p>1077</text:p>
          </table:table-cell>
          <table:table-cell table:formula="of:=ABJAD([.$A75];3;1)" office:value-type="float" office:value="7756" calcext:value-type="float">
            <text:p>77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</text:p>
          </table:table-cell>
          <table:table-cell table:formula="of:=NUMEROLOG([.$A76];&quot;modern&quot;;&quot;tam&quot;)" office:value-type="float" office:value="14" calcext:value-type="float">
            <text:p>14</text:p>
          </table:table-cell>
          <table:table-cell table:formula="of:=NUMEROLOG([.$A76];&quot;TR&quot;;&quot;tam&quot;)" office:value-type="float" office:value="58" calcext:value-type="float">
            <text:p>58</text:p>
          </table:table-cell>
          <table:table-cell table:formula="of:=ABJAD([.$A76];0;1)" office:value-type="float" office:value="10" calcext:value-type="float">
            <text:p>10</text:p>
          </table:table-cell>
          <table:table-cell table:formula="of:=ABJAD([.$A76];1;1)" office:value-type="float" office:value="1306" calcext:value-type="float">
            <text:p>1306</text:p>
          </table:table-cell>
          <table:table-cell table:formula="of:=ABJAD([.$A76];2;1)" office:value-type="float" office:value="1322" calcext:value-type="float">
            <text:p>1322</text:p>
          </table:table-cell>
          <table:table-cell table:formula="of:=ABJAD([.$A76];3;1)" office:value-type="float" office:value="8347" calcext:value-type="float">
            <text:p>8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GÜL</text:p>
          </table:table-cell>
          <table:table-cell table:formula="of:=NUMEROLOG([.$A77];&quot;modern&quot;;&quot;tam&quot;)" office:value-type="float" office:value="27" calcext:value-type="float">
            <text:p>27</text:p>
          </table:table-cell>
          <table:table-cell table:formula="of:=NUMEROLOG([.$A77];&quot;TR&quot;;&quot;tam&quot;)" office:value-type="float" office:value="107" calcext:value-type="float">
            <text:p>107</text:p>
          </table:table-cell>
          <table:table-cell table:formula="of:=ABJAD([.$A77];0;1)" office:value-type="float" office:value="23" calcext:value-type="float">
            <text:p>23</text:p>
          </table:table-cell>
          <table:table-cell table:formula="of:=ABJAD([.$A77];1;1)" office:value-type="float" office:value="2063" calcext:value-type="float">
            <text:p>2063</text:p>
          </table:table-cell>
          <table:table-cell table:formula="of:=ABJAD([.$A77];2;1)" office:value-type="float" office:value="2789" calcext:value-type="float">
            <text:p>2789</text:p>
          </table:table-cell>
          <table:table-cell table:formula="of:=ABJAD([.$A77];3;1)" office:value-type="float" office:value="12930" calcext:value-type="float">
            <text:p>129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EL</text:p>
          </table:table-cell>
          <table:table-cell table:formula="of:=NUMEROLOG([.$A78];&quot;modern&quot;;&quot;tam&quot;)" office:value-type="float" office:value="17" calcext:value-type="float">
            <text:p>17</text:p>
          </table:table-cell>
          <table:table-cell table:formula="of:=NUMEROLOG([.$A78];&quot;TR&quot;;&quot;tam&quot;)" office:value-type="float" office:value="72" calcext:value-type="float">
            <text:p>72</text:p>
          </table:table-cell>
          <table:table-cell table:formula="of:=ABJAD([.$A78];0;1)" office:value-type="float" office:value="8" calcext:value-type="float">
            <text:p>8</text:p>
          </table:table-cell>
          <table:table-cell table:formula="of:=ABJAD([.$A78];1;1)" office:value-type="float" office:value="1256" calcext:value-type="float">
            <text:p>1256</text:p>
          </table:table-cell>
          <table:table-cell table:formula="of:=ABJAD([.$A78];2;1)" office:value-type="float" office:value="1277" calcext:value-type="float">
            <text:p>1277</text:p>
          </table:table-cell>
          <table:table-cell table:formula="of:=ABJAD([.$A78];3;1)" office:value-type="float" office:value="8381" calcext:value-type="float">
            <text:p>8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N</text:p>
          </table:table-cell>
          <table:table-cell table:formula="of:=NUMEROLOG([.$A79];&quot;modern&quot;;&quot;tam&quot;)" office:value-type="float" office:value="19" calcext:value-type="float">
            <text:p>19</text:p>
          </table:table-cell>
          <table:table-cell table:formula="of:=NUMEROLOG([.$A79];&quot;TR&quot;;&quot;tam&quot;)" office:value-type="float" office:value="75" calcext:value-type="float">
            <text:p>75</text:p>
          </table:table-cell>
          <table:table-cell table:formula="of:=ABJAD([.$A79];0;1)" office:value-type="float" office:value="20" calcext:value-type="float">
            <text:p>20</text:p>
          </table:table-cell>
          <table:table-cell table:formula="of:=ABJAD([.$A79];1;1)" office:value-type="float" office:value="1376" calcext:value-type="float">
            <text:p>1376</text:p>
          </table:table-cell>
          <table:table-cell table:formula="of:=ABJAD([.$A79];2;1)" office:value-type="float" office:value="1397" calcext:value-type="float">
            <text:p>1397</text:p>
          </table:table-cell>
          <table:table-cell table:formula="of:=ABJAD([.$A79];3;1)" office:value-type="float" office:value="10232" calcext:value-type="float">
            <text:p>10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ŞENUR</text:p>
          </table:table-cell>
          <table:table-cell table:formula="of:=NUMEROLOG([.$A80];&quot;modern&quot;;&quot;tam&quot;)" office:value-type="float" office:value="31" calcext:value-type="float">
            <text:p>31</text:p>
          </table:table-cell>
          <table:table-cell table:formula="of:=NUMEROLOG([.$A80];&quot;TR&quot;;&quot;tam&quot;)" office:value-type="float" office:value="121" calcext:value-type="float">
            <text:p>121</text:p>
          </table:table-cell>
          <table:table-cell table:formula="of:=ABJAD([.$A80];0;1)" office:value-type="float" office:value="28" calcext:value-type="float">
            <text:p>28</text:p>
          </table:table-cell>
          <table:table-cell table:formula="of:=ABJAD([.$A80];1;1)" office:value-type="float" office:value="2176" calcext:value-type="float">
            <text:p>2176</text:p>
          </table:table-cell>
          <table:table-cell table:formula="of:=ABJAD([.$A80];2;1)" office:value-type="float" office:value="2802" calcext:value-type="float">
            <text:p>2802</text:p>
          </table:table-cell>
          <table:table-cell table:formula="of:=ABJAD([.$A80];3;1)" office:value-type="float" office:value="16073" calcext:value-type="float">
            <text:p>160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U</text:p>
          </table:table-cell>
          <table:table-cell table:formula="of:=NUMEROLOG([.$A81];&quot;modern&quot;;&quot;tam&quot;)" office:value-type="float" office:value="12" calcext:value-type="float">
            <text:p>12</text:p>
          </table:table-cell>
          <table:table-cell table:formula="of:=NUMEROLOG([.$A81];&quot;TR&quot;;&quot;tam&quot;)" office:value-type="float" office:value="76" calcext:value-type="float">
            <text:p>76</text:p>
          </table:table-cell>
          <table:table-cell table:formula="of:=ABJAD([.$A81];0;1)" office:value-type="float" office:value="1" calcext:value-type="float">
            <text:p>1</text:p>
          </table:table-cell>
          <table:table-cell table:formula="of:=ABJAD([.$A81];1;1)" office:value-type="float" office:value="1801" calcext:value-type="float">
            <text:p>1801</text:p>
          </table:table-cell>
          <table:table-cell table:formula="of:=ABJAD([.$A81];2;1)" office:value-type="float" office:value="2412" calcext:value-type="float">
            <text:p>2412</text:p>
          </table:table-cell>
          <table:table-cell table:formula="of:=ABJAD([.$A81];3;1)" office:value-type="float" office:value="11010" calcext:value-type="float">
            <text:p>110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SUN</text:p>
          </table:table-cell>
          <table:table-cell table:formula="of:=NUMEROLOG([.$A82];&quot;modern&quot;;&quot;tam&quot;)" office:value-type="float" office:value="17" calcext:value-type="float">
            <text:p>17</text:p>
          </table:table-cell>
          <table:table-cell table:formula="of:=NUMEROLOG([.$A82];&quot;TR&quot;;&quot;tam&quot;)" office:value-type="float" office:value="93" calcext:value-type="float">
            <text:p>93</text:p>
          </table:table-cell>
          <table:table-cell table:formula="of:=ABJAD([.$A82];0;1)" office:value-type="float" office:value="11" calcext:value-type="float">
            <text:p>11</text:p>
          </table:table-cell>
          <table:table-cell table:formula="of:=ABJAD([.$A82];1;1)" office:value-type="float" office:value="1871" calcext:value-type="float">
            <text:p>1871</text:p>
          </table:table-cell>
          <table:table-cell table:formula="of:=ABJAD([.$A82];2;1)" office:value-type="float" office:value="2487" calcext:value-type="float">
            <text:p>2487</text:p>
          </table:table-cell>
          <table:table-cell table:formula="of:=ABJAD([.$A82];3;1)" office:value-type="float" office:value="12895" calcext:value-type="float">
            <text:p>12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YTAÇ</text:p>
          </table:table-cell>
          <table:table-cell table:formula="of:=NUMEROLOG([.$A83];&quot;modern&quot;;&quot;tam&quot;)" office:value-type="float" office:value="14" calcext:value-type="float">
            <text:p>14</text:p>
          </table:table-cell>
          <table:table-cell table:formula="of:=NUMEROLOG([.$A83];&quot;TR&quot;;&quot;tam&quot;)" office:value-type="float" office:value="58" calcext:value-type="float">
            <text:p>58</text:p>
          </table:table-cell>
          <table:table-cell table:formula="of:=ABJAD([.$A83];0;1)" office:value-type="float" office:value="13" calcext:value-type="float">
            <text:p>13</text:p>
          </table:table-cell>
          <table:table-cell table:formula="of:=ABJAD([.$A83];1;1)" office:value-type="float" office:value="1405" calcext:value-type="float">
            <text:p>1405</text:p>
          </table:table-cell>
          <table:table-cell table:formula="of:=ABJAD([.$A83];2;1)" office:value-type="float" office:value="1422" calcext:value-type="float">
            <text:p>1422</text:p>
          </table:table-cell>
          <table:table-cell table:formula="of:=ABJAD([.$A83];3;1)" office:value-type="float" office:value="8478" calcext:value-type="float">
            <text:p>8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ZİM</text:p>
          </table:table-cell>
          <table:table-cell table:formula="of:=NUMEROLOG([.$A84];&quot;modern&quot;;&quot;tam&quot;)" office:value-type="float" office:value="22" calcext:value-type="float">
            <text:p>22</text:p>
          </table:table-cell>
          <table:table-cell table:formula="of:=NUMEROLOG([.$A84];&quot;TR&quot;;&quot;tam&quot;)" office:value-type="float" office:value="58" calcext:value-type="float">
            <text:p>58</text:p>
          </table:table-cell>
          <table:table-cell table:formula="of:=ABJAD([.$A84];0;1)" office:value-type="float" office:value="13" calcext:value-type="float">
            <text:p>13</text:p>
          </table:table-cell>
          <table:table-cell table:formula="of:=ABJAD([.$A84];1;1)" office:value-type="float" office:value="1081" calcext:value-type="float">
            <text:p>1081</text:p>
          </table:table-cell>
          <table:table-cell table:formula="of:=ABJAD([.$A84];2;1)" office:value-type="float" office:value="1112" calcext:value-type="float">
            <text:p>1112</text:p>
          </table:table-cell>
          <table:table-cell table:formula="of:=ABJAD([.$A84];3;1)" office:value-type="float" office:value="2535" calcext:value-type="float">
            <text:p>25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ZİZ</text:p>
          </table:table-cell>
          <table:table-cell table:formula="of:=NUMEROLOG([.$A85];&quot;modern&quot;;&quot;tam&quot;)" office:value-type="float" office:value="26" calcext:value-type="float">
            <text:p>26</text:p>
          </table:table-cell>
          <table:table-cell table:formula="of:=NUMEROLOG([.$A85];&quot;TR&quot;;&quot;tam&quot;)" office:value-type="float" office:value="71" calcext:value-type="float">
            <text:p>71</text:p>
          </table:table-cell>
          <table:table-cell table:formula="of:=ABJAD([.$A85];0;1)" office:value-type="float" office:value="17" calcext:value-type="float">
            <text:p>17</text:p>
          </table:table-cell>
          <table:table-cell table:formula="of:=ABJAD([.$A85];1;1)" office:value-type="float" office:value="2021" calcext:value-type="float">
            <text:p>2021</text:p>
          </table:table-cell>
          <table:table-cell table:formula="of:=ABJAD([.$A85];2;1)" office:value-type="float" office:value="2052" calcext:value-type="float">
            <text:p>2052</text:p>
          </table:table-cell>
          <table:table-cell table:formula="of:=ABJAD([.$A85];3;1)" office:value-type="float" office:value="1606" calcext:value-type="float">
            <text:p>16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ĞBUR</text:p>
          </table:table-cell>
          <table:table-cell table:formula="of:=NUMEROLOG([.$A86];&quot;modern&quot;;&quot;tam&quot;)" office:value-type="float" office:value="24" calcext:value-type="float">
            <text:p>24</text:p>
          </table:table-cell>
          <table:table-cell table:formula="of:=NUMEROLOG([.$A86];&quot;TR&quot;;&quot;tam&quot;)" office:value-type="float" office:value="60" calcext:value-type="float">
            <text:p>60</text:p>
          </table:table-cell>
          <table:table-cell table:formula="of:=ABJAD([.$A86];0;1)" office:value-type="float" office:value="21" calcext:value-type="float">
            <text:p>21</text:p>
          </table:table-cell>
          <table:table-cell table:formula="of:=ABJAD([.$A86];1;1)" office:value-type="float" office:value="813" calcext:value-type="float">
            <text:p>813</text:p>
          </table:table-cell>
          <table:table-cell table:formula="of:=ABJAD([.$A86];2;1)" office:value-type="float" office:value="4034" calcext:value-type="float">
            <text:p>4034</text:p>
          </table:table-cell>
          <table:table-cell table:formula="of:=ABJAD([.$A86];3;1)" office:value-type="float" office:value="7588" calcext:value-type="float">
            <text:p>75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HADIR</text:p>
          </table:table-cell>
          <table:table-cell table:formula="of:=NUMEROLOG([.$A87];&quot;modern&quot;;&quot;tam&quot;)" office:value-type="float" office:value="34" calcext:value-type="float">
            <text:p>34</text:p>
          </table:table-cell>
          <table:table-cell table:formula="of:=NUMEROLOG([.$A87];&quot;TR&quot;;&quot;tam&quot;)" office:value-type="float" office:value="51" calcext:value-type="float">
            <text:p>51</text:p>
          </table:table-cell>
          <table:table-cell table:formula="of:=ABJAD([.$A87];0;1)" office:value-type="float" office:value="35" calcext:value-type="float">
            <text:p>35</text:p>
          </table:table-cell>
          <table:table-cell table:formula="of:=ABJAD([.$A87];1;1)" office:value-type="float" office:value="227" calcext:value-type="float">
            <text:p>227</text:p>
          </table:table-cell>
          <table:table-cell table:formula="of:=ABJAD([.$A87];2;1)" office:value-type="float" office:value="259" calcext:value-type="float">
            <text:p>259</text:p>
          </table:table-cell>
          <table:table-cell table:formula="of:=ABJAD([.$A87];3;1)" office:value-type="float" office:value="5872" calcext:value-type="float">
            <text:p>58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HATTİN</text:p>
          </table:table-cell>
          <table:table-cell table:formula="of:=NUMEROLOG([.$A88];&quot;modern&quot;;&quot;tam&quot;)" office:value-type="float" office:value="30" calcext:value-type="float">
            <text:p>30</text:p>
          </table:table-cell>
          <table:table-cell table:formula="of:=NUMEROLOG([.$A88];&quot;TR&quot;;&quot;tam&quot;)" office:value-type="float" office:value="91" calcext:value-type="float">
            <text:p>91</text:p>
          </table:table-cell>
          <table:table-cell table:formula="of:=ABJAD([.$A88];0;1)" office:value-type="float" office:value="47" calcext:value-type="float">
            <text:p>47</text:p>
          </table:table-cell>
          <table:table-cell table:formula="of:=ABJAD([.$A88];1;1)" office:value-type="float" office:value="1103" calcext:value-type="float">
            <text:p>1103</text:p>
          </table:table-cell>
          <table:table-cell table:formula="of:=ABJAD([.$A88];2;1)" office:value-type="float" office:value="1150" calcext:value-type="float">
            <text:p>1150</text:p>
          </table:table-cell>
          <table:table-cell table:formula="of:=ABJAD([.$A88];3;1)" office:value-type="float" office:value="11347" calcext:value-type="float">
            <text:p>113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HRİ</text:p>
          </table:table-cell>
          <table:table-cell table:formula="of:=NUMEROLOG([.$A89];&quot;modern&quot;;&quot;tam&quot;)" office:value-type="float" office:value="29" calcext:value-type="float">
            <text:p>29</text:p>
          </table:table-cell>
          <table:table-cell table:formula="of:=NUMEROLOG([.$A89];&quot;TR&quot;;&quot;tam&quot;)" office:value-type="float" office:value="46" calcext:value-type="float">
            <text:p>46</text:p>
          </table:table-cell>
          <table:table-cell table:formula="of:=ABJAD([.$A89];0;1)" office:value-type="float" office:value="28" calcext:value-type="float">
            <text:p>28</text:p>
          </table:table-cell>
          <table:table-cell table:formula="of:=ABJAD([.$A89];1;1)" office:value-type="float" office:value="232" calcext:value-type="float">
            <text:p>232</text:p>
          </table:table-cell>
          <table:table-cell table:formula="of:=ABJAD([.$A89];2;1)" office:value-type="float" office:value="268" calcext:value-type="float">
            <text:p>268</text:p>
          </table:table-cell>
          <table:table-cell table:formula="of:=ABJAD([.$A89];3;1)" office:value-type="float" office:value="5906" calcext:value-type="float">
            <text:p>59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Kİ</text:p>
          </table:table-cell>
          <table:table-cell table:formula="of:=NUMEROLOG([.$A90];&quot;modern&quot;;&quot;tam&quot;)" office:value-type="float" office:value="14" calcext:value-type="float">
            <text:p>14</text:p>
          </table:table-cell>
          <table:table-cell table:formula="of:=NUMEROLOG([.$A90];&quot;TR&quot;;&quot;tam&quot;)" office:value-type="float" office:value="29" calcext:value-type="float">
            <text:p>29</text:p>
          </table:table-cell>
          <table:table-cell table:formula="of:=ABJAD([.$A90];0;1)" office:value-type="float" office:value="15" calcext:value-type="float">
            <text:p>15</text:p>
          </table:table-cell>
          <table:table-cell table:formula="of:=ABJAD([.$A90];1;1)" office:value-type="float" office:value="63" calcext:value-type="float">
            <text:p>63</text:p>
          </table:table-cell>
          <table:table-cell table:formula="of:=ABJAD([.$A90];2;1)" office:value-type="float" office:value="94" calcext:value-type="float">
            <text:p>94</text:p>
          </table:table-cell>
          <table:table-cell table:formula="of:=ABJAD([.$A90];3;1)" office:value-type="float" office:value="1792" calcext:value-type="float">
            <text:p>17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KIR</text:p>
          </table:table-cell>
          <table:table-cell table:formula="of:=NUMEROLOG([.$A91];&quot;modern&quot;;&quot;tam&quot;)" office:value-type="float" office:value="23" calcext:value-type="float">
            <text:p>23</text:p>
          </table:table-cell>
          <table:table-cell table:formula="of:=NUMEROLOG([.$A91];&quot;TR&quot;;&quot;tam&quot;)" office:value-type="float" office:value="49" calcext:value-type="float">
            <text:p>49</text:p>
          </table:table-cell>
          <table:table-cell table:formula="of:=ABJAD([.$A91];0;1)" office:value-type="float" office:value="25" calcext:value-type="float">
            <text:p>25</text:p>
          </table:table-cell>
          <table:table-cell table:formula="of:=ABJAD([.$A91];1;1)" office:value-type="float" office:value="253" calcext:value-type="float">
            <text:p>253</text:p>
          </table:table-cell>
          <table:table-cell table:formula="of:=ABJAD([.$A91];2;1)" office:value-type="float" office:value="279" calcext:value-type="float">
            <text:p>279</text:p>
          </table:table-cell>
          <table:table-cell table:formula="of:=ABJAD([.$A91];3;1)" office:value-type="float" office:value="3422" calcext:value-type="float">
            <text:p>34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LA</text:p>
          </table:table-cell>
          <table:table-cell table:formula="of:=NUMEROLOG([.$A92];&quot;modern&quot;;&quot;tam&quot;)" office:value-type="float" office:value="7" calcext:value-type="float">
            <text:p>7</text:p>
          </table:table-cell>
          <table:table-cell table:formula="of:=NUMEROLOG([.$A92];&quot;TR&quot;;&quot;tam&quot;)" office:value-type="float" office:value="19" calcext:value-type="float">
            <text:p>19</text:p>
          </table:table-cell>
          <table:table-cell table:formula="of:=ABJAD([.$A92];0;1)" office:value-type="float" office:value="6" calcext:value-type="float">
            <text:p>6</text:p>
          </table:table-cell>
          <table:table-cell table:formula="of:=ABJAD([.$A92];1;1)" office:value-type="float" office:value="54" calcext:value-type="float">
            <text:p>54</text:p>
          </table:table-cell>
          <table:table-cell table:formula="of:=ABJAD([.$A92];2;1)" office:value-type="float" office:value="66" calcext:value-type="float">
            <text:p>66</text:p>
          </table:table-cell>
          <table:table-cell table:formula="of:=ABJAD([.$A92];3;1)" office:value-type="float" office:value="649" calcext:value-type="float">
            <text:p>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AN</text:p>
          </table:table-cell>
          <table:table-cell table:formula="of:=NUMEROLOG([.$A93];&quot;modern&quot;;&quot;tam&quot;)" office:value-type="float" office:value="18" calcext:value-type="float">
            <text:p>18</text:p>
          </table:table-cell>
          <table:table-cell table:formula="of:=NUMEROLOG([.$A93];&quot;TR&quot;;&quot;tam&quot;)" office:value-type="float" office:value="42" calcext:value-type="float">
            <text:p>42</text:p>
          </table:table-cell>
          <table:table-cell table:formula="of:=ABJAD([.$A93];0;1)" office:value-type="float" office:value="22" calcext:value-type="float">
            <text:p>22</text:p>
          </table:table-cell>
          <table:table-cell table:formula="of:=ABJAD([.$A93];1;1)" office:value-type="float" office:value="274" calcext:value-type="float">
            <text:p>274</text:p>
          </table:table-cell>
          <table:table-cell table:formula="of:=ABJAD([.$A93];2;1)" office:value-type="float" office:value="291" calcext:value-type="float">
            <text:p>291</text:p>
          </table:table-cell>
          <table:table-cell table:formula="of:=ABJAD([.$A93];3;1)" office:value-type="float" office:value="5089" calcext:value-type="float">
            <text:p>50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BAROS</text:p>
          </table:table-cell>
          <table:table-cell table:formula="of:=NUMEROLOG([.$A94];&quot;modern&quot;;&quot;tam&quot;)" office:value-type="float" office:value="31" calcext:value-type="float">
            <text:p>31</text:p>
          </table:table-cell>
          <table:table-cell table:formula="of:=NUMEROLOG([.$A94];&quot;TR&quot;;&quot;tam&quot;)" office:value-type="float" office:value="88" calcext:value-type="float">
            <text:p>88</text:p>
          </table:table-cell>
          <table:table-cell table:formula="of:=ABJAD([.$A94];0;1)" office:value-type="float" office:value="30" calcext:value-type="float">
            <text:p>30</text:p>
          </table:table-cell>
          <table:table-cell table:formula="of:=ABJAD([.$A94];1;1)" office:value-type="float" office:value="786" calcext:value-type="float">
            <text:p>786</text:p>
          </table:table-cell>
          <table:table-cell table:formula="of:=ABJAD([.$A94];2;1)" office:value-type="float" office:value="893" calcext:value-type="float">
            <text:p>893</text:p>
          </table:table-cell>
          <table:table-cell table:formula="of:=ABJAD([.$A94];3;1)" office:value-type="float" office:value="9987" calcext:value-type="float">
            <text:p>99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IŞ</text:p>
          </table:table-cell>
          <table:table-cell table:formula="of:=NUMEROLOG([.$A95];&quot;modern&quot;;&quot;tam&quot;)" office:value-type="float" office:value="22" calcext:value-type="float">
            <text:p>22</text:p>
          </table:table-cell>
          <table:table-cell table:formula="of:=NUMEROLOG([.$A95];&quot;TR&quot;;&quot;tam&quot;)" office:value-type="float" office:value="58" calcext:value-type="float">
            <text:p>58</text:p>
          </table:table-cell>
          <table:table-cell table:formula="of:=ABJAD([.$A95];0;1)" office:value-type="float" office:value="25" calcext:value-type="float">
            <text:p>25</text:p>
          </table:table-cell>
          <table:table-cell table:formula="of:=ABJAD([.$A95];1;1)" office:value-type="float" office:value="613" calcext:value-type="float">
            <text:p>613</text:p>
          </table:table-cell>
          <table:table-cell table:formula="of:=ABJAD([.$A95];2;1)" office:value-type="float" office:value="639" calcext:value-type="float">
            <text:p>639</text:p>
          </table:table-cell>
          <table:table-cell table:formula="of:=ABJAD([.$A95];3;1)" office:value-type="float" office:value="6526" calcext:value-type="float">
            <text:p>65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ŞAK</text:p>
          </table:table-cell>
          <table:table-cell table:formula="of:=NUMEROLOG([.$A96];&quot;modern&quot;;&quot;tam&quot;)" office:value-type="float" office:value="7" calcext:value-type="float">
            <text:p>7</text:p>
          </table:table-cell>
          <table:table-cell table:formula="of:=NUMEROLOG([.$A96];&quot;TR&quot;;&quot;tam&quot;)" office:value-type="float" office:value="41" calcext:value-type="float">
            <text:p>41</text:p>
          </table:table-cell>
          <table:table-cell table:formula="of:=ABJAD([.$A96];0;1)" office:value-type="float" office:value="12" calcext:value-type="float">
            <text:p>12</text:p>
          </table:table-cell>
          <table:table-cell table:formula="of:=ABJAD([.$A96];1;1)" office:value-type="float" office:value="444" calcext:value-type="float">
            <text:p>444</text:p>
          </table:table-cell>
          <table:table-cell table:formula="of:=ABJAD([.$A96];2;1)" office:value-type="float" office:value="461" calcext:value-type="float">
            <text:p>461</text:p>
          </table:table-cell>
          <table:table-cell table:formula="of:=ABJAD([.$A96];3;1)" office:value-type="float" office:value="4208" calcext:value-type="float">
            <text:p>42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TUHAN</text:p>
          </table:table-cell>
          <table:table-cell table:formula="of:=NUMEROLOG([.$A97];&quot;modern&quot;;&quot;tam&quot;)" office:value-type="float" office:value="22" calcext:value-type="float">
            <text:p>22</text:p>
          </table:table-cell>
          <table:table-cell table:formula="of:=NUMEROLOG([.$A97];&quot;TR&quot;;&quot;tam&quot;)" office:value-type="float" office:value="80" calcext:value-type="float">
            <text:p>80</text:p>
          </table:table-cell>
          <table:table-cell table:formula="of:=ABJAD([.$A97];0;1)" office:value-type="float" office:value="31" calcext:value-type="float">
            <text:p>31</text:p>
          </table:table-cell>
          <table:table-cell table:formula="of:=ABJAD([.$A97];1;1)" office:value-type="float" office:value="1183" calcext:value-type="float">
            <text:p>1183</text:p>
          </table:table-cell>
          <table:table-cell table:formula="of:=ABJAD([.$A97];2;1)" office:value-type="float" office:value="1805" calcext:value-type="float">
            <text:p>1805</text:p>
          </table:table-cell>
          <table:table-cell table:formula="of:=ABJAD([.$A97];3;1)" office:value-type="float" office:value="10301" calcext:value-type="float">
            <text:p>103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TURAY</text:p>
          </table:table-cell>
          <table:table-cell table:formula="of:=NUMEROLOG([.$A98];&quot;modern&quot;;&quot;tam&quot;)" office:value-type="float" office:value="25" calcext:value-type="float">
            <text:p>25</text:p>
          </table:table-cell>
          <table:table-cell table:formula="of:=NUMEROLOG([.$A98];&quot;TR&quot;;&quot;tam&quot;)" office:value-type="float" office:value="102" calcext:value-type="float">
            <text:p>102</text:p>
          </table:table-cell>
          <table:table-cell table:formula="of:=ABJAD([.$A98];0;1)" office:value-type="float" office:value="20" calcext:value-type="float">
            <text:p>20</text:p>
          </table:table-cell>
          <table:table-cell table:formula="of:=ABJAD([.$A98];1;1)" office:value-type="float" office:value="2204" calcext:value-type="float">
            <text:p>2204</text:p>
          </table:table-cell>
          <table:table-cell table:formula="of:=ABJAD([.$A98];2;1)" office:value-type="float" office:value="2826" calcext:value-type="float">
            <text:p>2826</text:p>
          </table:table-cell>
          <table:table-cell table:formula="of:=ABJAD([.$A98];3;1)" office:value-type="float" office:value="13696" calcext:value-type="float">
            <text:p>136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VER</text:p>
          </table:table-cell>
          <table:table-cell table:formula="of:=NUMEROLOG([.$A99];&quot;modern&quot;;&quot;tam&quot;)" office:value-type="float" office:value="21" calcext:value-type="float">
            <text:p>21</text:p>
          </table:table-cell>
          <table:table-cell table:formula="of:=NUMEROLOG([.$A99];&quot;TR&quot;;&quot;tam&quot;)" office:value-type="float" office:value="57" calcext:value-type="float">
            <text:p>57</text:p>
          </table:table-cell>
          <table:table-cell table:formula="of:=ABJAD([.$A99];0;1)" office:value-type="float" office:value="24" calcext:value-type="float">
            <text:p>24</text:p>
          </table:table-cell>
          <table:table-cell table:formula="of:=ABJAD([.$A99];1;1)" office:value-type="float" office:value="1008" calcext:value-type="float">
            <text:p>1008</text:p>
          </table:table-cell>
          <table:table-cell table:formula="of:=ABJAD([.$A99];2;1)" office:value-type="float" office:value="1029" calcext:value-type="float">
            <text:p>1029</text:p>
          </table:table-cell>
          <table:table-cell table:formula="of:=ABJAD([.$A99];3;1)" office:value-type="float" office:value="7354" calcext:value-type="float">
            <text:p>73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YRAM</text:p>
          </table:table-cell>
          <table:table-cell table:formula="of:=NUMEROLOG([.$A100];&quot;modern&quot;;&quot;tam&quot;)" office:value-type="float" office:value="24" calcext:value-type="float">
            <text:p>24</text:p>
          </table:table-cell>
          <table:table-cell table:formula="of:=NUMEROLOG([.$A100];&quot;TR&quot;;&quot;tam&quot;)" office:value-type="float" office:value="69" calcext:value-type="float">
            <text:p>69</text:p>
          </table:table-cell>
          <table:table-cell table:formula="of:=ABJAD([.$A100];0;1)" office:value-type="float" office:value="12" calcext:value-type="float">
            <text:p>12</text:p>
          </table:table-cell>
          <table:table-cell table:formula="of:=ABJAD([.$A100];1;1)" office:value-type="float" office:value="1164" calcext:value-type="float">
            <text:p>1164</text:p>
          </table:table-cell>
          <table:table-cell table:formula="of:=ABJAD([.$A100];2;1)" office:value-type="float" office:value="1186" calcext:value-type="float">
            <text:p>1186</text:p>
          </table:table-cell>
          <table:table-cell table:formula="of:=ABJAD([.$A100];3;1)" office:value-type="float" office:value="8549" calcext:value-type="float">
            <text:p>85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DREDDİN</text:p>
          </table:table-cell>
          <table:table-cell table:formula="of:=NUMEROLOG([.$A101];&quot;modern&quot;;&quot;tam&quot;)" office:value-type="float" office:value="47" calcext:value-type="float">
            <text:p>47</text:p>
          </table:table-cell>
          <table:table-cell table:formula="of:=NUMEROLOG([.$A101];&quot;TR&quot;;&quot;tam&quot;)" office:value-type="float" office:value="79" calcext:value-type="float">
            <text:p>79</text:p>
          </table:table-cell>
          <table:table-cell table:formula="of:=ABJAD([.$A101];0;1)" office:value-type="float" office:value="50" calcext:value-type="float">
            <text:p>50</text:p>
          </table:table-cell>
          <table:table-cell table:formula="of:=ABJAD([.$A101];1;1)" office:value-type="float" office:value="314" calcext:value-type="float">
            <text:p>314</text:p>
          </table:table-cell>
          <table:table-cell table:formula="of:=ABJAD([.$A101];2;1)" office:value-type="float" office:value="374" calcext:value-type="float">
            <text:p>374</text:p>
          </table:table-cell>
          <table:table-cell table:formula="of:=ABJAD([.$A101];3;1)" office:value-type="float" office:value="9041" calcext:value-type="float">
            <text:p>9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DRİ</text:p>
          </table:table-cell>
          <table:table-cell table:formula="of:=NUMEROLOG([.$A102];&quot;modern&quot;;&quot;tam&quot;)" office:value-type="float" office:value="29" calcext:value-type="float">
            <text:p>29</text:p>
          </table:table-cell>
          <table:table-cell table:formula="of:=NUMEROLOG([.$A102];&quot;TR&quot;;&quot;tam&quot;)" office:value-type="float" office:value="46" calcext:value-type="float">
            <text:p>46</text:p>
          </table:table-cell>
          <table:table-cell table:formula="of:=ABJAD([.$A102];0;1)" office:value-type="float" office:value="27" calcext:value-type="float">
            <text:p>27</text:p>
          </table:table-cell>
          <table:table-cell table:formula="of:=ABJAD([.$A102];1;1)" office:value-type="float" office:value="231" calcext:value-type="float">
            <text:p>231</text:p>
          </table:table-cell>
          <table:table-cell table:formula="of:=ABJAD([.$A102];2;1)" office:value-type="float" office:value="271" calcext:value-type="float">
            <text:p>271</text:p>
          </table:table-cell>
          <table:table-cell table:formula="of:=ABJAD([.$A102];3;1)" office:value-type="float" office:value="5161" calcext:value-type="float">
            <text:p>5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DRİYE</text:p>
          </table:table-cell>
          <table:table-cell table:formula="of:=NUMEROLOG([.$A103];&quot;modern&quot;;&quot;tam&quot;)" office:value-type="float" office:value="41" calcext:value-type="float">
            <text:p>41</text:p>
          </table:table-cell>
          <table:table-cell table:formula="of:=NUMEROLOG([.$A103];&quot;TR&quot;;&quot;tam&quot;)" office:value-type="float" office:value="80" calcext:value-type="float">
            <text:p>80</text:p>
          </table:table-cell>
          <table:table-cell table:formula="of:=ABJAD([.$A103];0;1)" office:value-type="float" office:value="32" calcext:value-type="float">
            <text:p>32</text:p>
          </table:table-cell>
          <table:table-cell table:formula="of:=ABJAD([.$A103];1;1)" office:value-type="float" office:value="1136" calcext:value-type="float">
            <text:p>1136</text:p>
          </table:table-cell>
          <table:table-cell table:formula="of:=ABJAD([.$A103];2;1)" office:value-type="float" office:value="1186" calcext:value-type="float">
            <text:p>1186</text:p>
          </table:table-cell>
          <table:table-cell table:formula="of:=ABJAD([.$A103];3;1)" office:value-type="float" office:value="9892" calcext:value-type="float">
            <text:p>98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GÜM</text:p>
          </table:table-cell>
          <table:table-cell table:formula="of:=NUMEROLOG([.$A104];&quot;modern&quot;;&quot;tam&quot;)" office:value-type="float" office:value="21" calcext:value-type="float">
            <text:p>21</text:p>
          </table:table-cell>
          <table:table-cell table:formula="of:=NUMEROLOG([.$A104];&quot;TR&quot;;&quot;tam&quot;)" office:value-type="float" office:value="58" calcext:value-type="float">
            <text:p>58</text:p>
          </table:table-cell>
          <table:table-cell table:formula="of:=ABJAD([.$A104];0;1)" office:value-type="float" office:value="18" calcext:value-type="float">
            <text:p>18</text:p>
          </table:table-cell>
          <table:table-cell table:formula="of:=ABJAD([.$A104];1;1)" office:value-type="float" office:value="774" calcext:value-type="float">
            <text:p>774</text:p>
          </table:table-cell>
          <table:table-cell table:formula="of:=ABJAD([.$A104];2;1)" office:value-type="float" office:value="1494" calcext:value-type="float">
            <text:p>1494</text:p>
          </table:table-cell>
          <table:table-cell table:formula="of:=ABJAD([.$A104];3;1)" office:value-type="float" office:value="5966" calcext:value-type="float">
            <text:p>59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KİR</text:p>
          </table:table-cell>
          <table:table-cell table:formula="of:=NUMEROLOG([.$A105];&quot;modern&quot;;&quot;tam&quot;)" office:value-type="float" office:value="27" calcext:value-type="float">
            <text:p>27</text:p>
          </table:table-cell>
          <table:table-cell table:formula="of:=NUMEROLOG([.$A105];&quot;TR&quot;;&quot;tam&quot;)" office:value-type="float" office:value="55" calcext:value-type="float">
            <text:p>55</text:p>
          </table:table-cell>
          <table:table-cell table:formula="of:=ABJAD([.$A105];0;1)" office:value-type="float" office:value="27" calcext:value-type="float">
            <text:p>27</text:p>
          </table:table-cell>
          <table:table-cell table:formula="of:=ABJAD([.$A105];1;1)" office:value-type="float" office:value="267" calcext:value-type="float">
            <text:p>267</text:p>
          </table:table-cell>
          <table:table-cell table:formula="of:=ABJAD([.$A105];2;1)" office:value-type="float" office:value="307" calcext:value-type="float">
            <text:p>307</text:p>
          </table:table-cell>
          <table:table-cell table:formula="of:=ABJAD([.$A105];3;1)" office:value-type="float" office:value="4657" calcext:value-type="float">
            <text:p>46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LGİN</text:p>
          </table:table-cell>
          <table:table-cell table:formula="of:=NUMEROLOG([.$A106];&quot;modern&quot;;&quot;tam&quot;)" office:value-type="float" office:value="31" calcext:value-type="float">
            <text:p>31</text:p>
          </table:table-cell>
          <table:table-cell table:formula="of:=NUMEROLOG([.$A106];&quot;TR&quot;;&quot;tam&quot;)" office:value-type="float" office:value="60" calcext:value-type="float">
            <text:p>60</text:p>
          </table:table-cell>
          <table:table-cell table:formula="of:=ABJAD([.$A106];0;1)" office:value-type="float" office:value="34" calcext:value-type="float">
            <text:p>34</text:p>
          </table:table-cell>
          <table:table-cell table:formula="of:=ABJAD([.$A106];1;1)" office:value-type="float" office:value="154" calcext:value-type="float">
            <text:p>154</text:p>
          </table:table-cell>
          <table:table-cell table:formula="of:=ABJAD([.$A106];2;1)" office:value-type="float" office:value="199" calcext:value-type="float">
            <text:p>199</text:p>
          </table:table-cell>
          <table:table-cell table:formula="of:=ABJAD([.$A106];3;1)" office:value-type="float" office:value="4626" calcext:value-type="float">
            <text:p>46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LMA</text:p>
          </table:table-cell>
          <table:table-cell table:formula="of:=NUMEROLOG([.$A107];&quot;modern&quot;;&quot;tam&quot;)" office:value-type="float" office:value="15" calcext:value-type="float">
            <text:p>15</text:p>
          </table:table-cell>
          <table:table-cell table:formula="of:=NUMEROLOG([.$A107];&quot;TR&quot;;&quot;tam&quot;)" office:value-type="float" office:value="40" calcext:value-type="float">
            <text:p>40</text:p>
          </table:table-cell>
          <table:table-cell table:formula="of:=ABJAD([.$A107];0;1)" office:value-type="float" office:value="10" calcext:value-type="float">
            <text:p>10</text:p>
          </table:table-cell>
          <table:table-cell table:formula="of:=ABJAD([.$A107];1;1)" office:value-type="float" office:value="118" calcext:value-type="float">
            <text:p>118</text:p>
          </table:table-cell>
          <table:table-cell table:formula="of:=ABJAD([.$A107];2;1)" office:value-type="float" office:value="139" calcext:value-type="float">
            <text:p>139</text:p>
          </table:table-cell>
          <table:table-cell table:formula="of:=ABJAD([.$A107];3;1)" office:value-type="float" office:value="1855" calcext:value-type="float">
            <text:p>1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ER</text:p>
          </table:table-cell>
          <table:table-cell table:formula="of:=NUMEROLOG([.$A108];&quot;modern&quot;;&quot;tam&quot;)" office:value-type="float" office:value="26" calcext:value-type="float">
            <text:p>26</text:p>
          </table:table-cell>
          <table:table-cell table:formula="of:=NUMEROLOG([.$A108];&quot;TR&quot;;&quot;tam&quot;)" office:value-type="float" office:value="52" calcext:value-type="float">
            <text:p>52</text:p>
          </table:table-cell>
          <table:table-cell table:formula="of:=ABJAD([.$A108];0;1)" office:value-type="float" office:value="30" calcext:value-type="float">
            <text:p>30</text:p>
          </table:table-cell>
          <table:table-cell table:formula="of:=ABJAD([.$A108];1;1)" office:value-type="float" office:value="282" calcext:value-type="float">
            <text:p>282</text:p>
          </table:table-cell>
          <table:table-cell table:formula="of:=ABJAD([.$A108];2;1)" office:value-type="float" office:value="307" calcext:value-type="float">
            <text:p>307</text:p>
          </table:table-cell>
          <table:table-cell table:formula="of:=ABJAD([.$A108];3;1)" office:value-type="float" office:value="5459" calcext:value-type="float">
            <text:p>5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GÜ</text:p>
          </table:table-cell>
          <table:table-cell table:formula="of:=NUMEROLOG([.$A109];&quot;modern&quot;;&quot;tam&quot;)" office:value-type="float" office:value="22" calcext:value-type="float">
            <text:p>22</text:p>
          </table:table-cell>
          <table:table-cell table:formula="of:=NUMEROLOG([.$A109];&quot;TR&quot;;&quot;tam&quot;)" office:value-type="float" office:value="59" calcext:value-type="float">
            <text:p>59</text:p>
          </table:table-cell>
          <table:table-cell table:formula="of:=ABJAD([.$A109];0;1)" office:value-type="float" office:value="28" calcext:value-type="float">
            <text:p>28</text:p>
          </table:table-cell>
          <table:table-cell table:formula="of:=ABJAD([.$A109];1;1)" office:value-type="float" office:value="784" calcext:value-type="float">
            <text:p>784</text:p>
          </table:table-cell>
          <table:table-cell table:formula="of:=ABJAD([.$A109];2;1)" office:value-type="float" office:value="1504" calcext:value-type="float">
            <text:p>1504</text:p>
          </table:table-cell>
          <table:table-cell table:formula="of:=ABJAD([.$A109];3;1)" office:value-type="float" office:value="6830" calcext:value-type="float">
            <text:p>68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GÜHAN</text:p>
          </table:table-cell>
          <table:table-cell table:formula="of:=NUMEROLOG([.$A110];&quot;modern&quot;;&quot;tam&quot;)" office:value-type="float" office:value="36" calcext:value-type="float">
            <text:p>36</text:p>
          </table:table-cell>
          <table:table-cell table:formula="of:=NUMEROLOG([.$A110];&quot;TR&quot;;&quot;tam&quot;)" office:value-type="float" office:value="87" calcext:value-type="float">
            <text:p>87</text:p>
          </table:table-cell>
          <table:table-cell table:formula="of:=ABJAD([.$A110];0;1)" office:value-type="float" office:value="48" calcext:value-type="float">
            <text:p>48</text:p>
          </table:table-cell>
          <table:table-cell table:formula="of:=ABJAD([.$A110];1;1)" office:value-type="float" office:value="864" calcext:value-type="float">
            <text:p>864</text:p>
          </table:table-cell>
          <table:table-cell table:formula="of:=ABJAD([.$A110];2;1)" office:value-type="float" office:value="1595" calcext:value-type="float">
            <text:p>1595</text:p>
          </table:table-cell>
          <table:table-cell table:formula="of:=ABJAD([.$A110];3;1)" office:value-type="float" office:value="10661" calcext:value-type="float">
            <text:p>106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HUR</text:p>
          </table:table-cell>
          <table:table-cell table:formula="of:=NUMEROLOG([.$A111];&quot;modern&quot;;&quot;tam&quot;)" office:value-type="float" office:value="32" calcext:value-type="float">
            <text:p>32</text:p>
          </table:table-cell>
          <table:table-cell table:formula="of:=NUMEROLOG([.$A111];&quot;TR&quot;;&quot;tam&quot;)" office:value-type="float" office:value="81" calcext:value-type="float">
            <text:p>81</text:p>
          </table:table-cell>
          <table:table-cell table:formula="of:=ABJAD([.$A111];0;1)" office:value-type="float" office:value="34" calcext:value-type="float">
            <text:p>34</text:p>
          </table:table-cell>
          <table:table-cell table:formula="of:=ABJAD([.$A111];1;1)" office:value-type="float" office:value="886" calcext:value-type="float">
            <text:p>886</text:p>
          </table:table-cell>
          <table:table-cell table:formula="of:=ABJAD([.$A111];2;1)" office:value-type="float" office:value="1511" calcext:value-type="float">
            <text:p>1511</text:p>
          </table:table-cell>
          <table:table-cell table:formula="of:=ABJAD([.$A111];3;1)" office:value-type="float" office:value="9937" calcext:value-type="float">
            <text:p>99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AAT</text:p>
          </table:table-cell>
          <table:table-cell table:formula="of:=NUMEROLOG([.$A112];&quot;modern&quot;;&quot;tam&quot;)" office:value-type="float" office:value="20" calcext:value-type="float">
            <text:p>20</text:p>
          </table:table-cell>
          <table:table-cell table:formula="of:=NUMEROLOG([.$A112];&quot;TR&quot;;&quot;tam&quot;)" office:value-type="float" office:value="55" calcext:value-type="float">
            <text:p>55</text:p>
          </table:table-cell>
          <table:table-cell table:formula="of:=ABJAD([.$A112];0;1)" office:value-type="float" office:value="25" calcext:value-type="float">
            <text:p>25</text:p>
          </table:table-cell>
          <table:table-cell table:formula="of:=ABJAD([.$A112];1;1)" office:value-type="float" office:value="709" calcext:value-type="float">
            <text:p>709</text:p>
          </table:table-cell>
          <table:table-cell table:formula="of:=ABJAD([.$A112];2;1)" office:value-type="float" office:value="731" calcext:value-type="float">
            <text:p>731</text:p>
          </table:table-cell>
          <table:table-cell table:formula="of:=ABJAD([.$A112];3;1)" office:value-type="float" office:value="6618" calcext:value-type="float">
            <text:p>66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AY</text:p>
          </table:table-cell>
          <table:table-cell table:formula="of:=NUMEROLOG([.$A113];&quot;modern&quot;;&quot;tam&quot;)" office:value-type="float" office:value="24" calcext:value-type="float">
            <text:p>24</text:p>
          </table:table-cell>
          <table:table-cell table:formula="of:=NUMEROLOG([.$A113];&quot;TR&quot;;&quot;tam&quot;)" office:value-type="float" office:value="58" calcext:value-type="float">
            <text:p>58</text:p>
          </table:table-cell>
          <table:table-cell table:formula="of:=ABJAD([.$A113];0;1)" office:value-type="float" office:value="16" calcext:value-type="float">
            <text:p>16</text:p>
          </table:table-cell>
          <table:table-cell table:formula="of:=ABJAD([.$A113];1;1)" office:value-type="float" office:value="1108" calcext:value-type="float">
            <text:p>1108</text:p>
          </table:table-cell>
          <table:table-cell table:formula="of:=ABJAD([.$A113];2;1)" office:value-type="float" office:value="1129" calcext:value-type="float">
            <text:p>1129</text:p>
          </table:table-cell>
          <table:table-cell table:formula="of:=ABJAD([.$A113];3;1)" office:value-type="float" office:value="7713" calcext:value-type="float">
            <text:p>77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ÇEM</text:p>
          </table:table-cell>
          <table:table-cell table:formula="of:=NUMEROLOG([.$A114];&quot;modern&quot;;&quot;tam&quot;)" office:value-type="float" office:value="28" calcext:value-type="float">
            <text:p>28</text:p>
          </table:table-cell>
          <table:table-cell table:formula="of:=NUMEROLOG([.$A114];&quot;TR&quot;;&quot;tam&quot;)" office:value-type="float" office:value="55" calcext:value-type="float">
            <text:p>55</text:p>
          </table:table-cell>
          <table:table-cell table:formula="of:=ABJAD([.$A114];0;1)" office:value-type="float" office:value="23" calcext:value-type="float">
            <text:p>23</text:p>
          </table:table-cell>
          <table:table-cell table:formula="of:=ABJAD([.$A114];1;1)" office:value-type="float" office:value="275" calcext:value-type="float">
            <text:p>275</text:p>
          </table:table-cell>
          <table:table-cell table:formula="of:=ABJAD([.$A114];2;1)" office:value-type="float" office:value="305" calcext:value-type="float">
            <text:p>305</text:p>
          </table:table-cell>
          <table:table-cell table:formula="of:=ABJAD([.$A114];3;1)" office:value-type="float" office:value="5298" calcext:value-type="float">
            <text:p>52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FİN</text:p>
          </table:table-cell>
          <table:table-cell table:formula="of:=NUMEROLOG([.$A115];&quot;modern&quot;;&quot;tam&quot;)" office:value-type="float" office:value="36" calcext:value-type="float">
            <text:p>36</text:p>
          </table:table-cell>
          <table:table-cell table:formula="of:=NUMEROLOG([.$A115];&quot;TR&quot;;&quot;tam&quot;)" office:value-type="float" office:value="65" calcext:value-type="float">
            <text:p>65</text:p>
          </table:table-cell>
          <table:table-cell table:formula="of:=ABJAD([.$A115];0;1)" office:value-type="float" office:value="39" calcext:value-type="float">
            <text:p>39</text:p>
          </table:table-cell>
          <table:table-cell table:formula="of:=ABJAD([.$A115];1;1)" office:value-type="float" office:value="303" calcext:value-type="float">
            <text:p>303</text:p>
          </table:table-cell>
          <table:table-cell table:formula="of:=ABJAD([.$A115];2;1)" office:value-type="float" office:value="348" calcext:value-type="float">
            <text:p>348</text:p>
          </table:table-cell>
          <table:table-cell table:formula="of:=ABJAD([.$A115];3;1)" office:value-type="float" office:value="6813" calcext:value-type="float">
            <text:p>68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FU</text:p>
          </table:table-cell>
          <table:table-cell table:formula="of:=NUMEROLOG([.$A116];&quot;modern&quot;;&quot;tam&quot;)" office:value-type="float" office:value="25" calcext:value-type="float">
            <text:p>25</text:p>
          </table:table-cell>
          <table:table-cell table:formula="of:=NUMEROLOG([.$A116];&quot;TR&quot;;&quot;tam&quot;)" office:value-type="float" office:value="61" calcext:value-type="float">
            <text:p>61</text:p>
          </table:table-cell>
          <table:table-cell table:formula="of:=ABJAD([.$A116];0;1)" office:value-type="float" office:value="21" calcext:value-type="float">
            <text:p>21</text:p>
          </table:table-cell>
          <table:table-cell table:formula="of:=ABJAD([.$A116];1;1)" office:value-type="float" office:value="813" calcext:value-type="float">
            <text:p>813</text:p>
          </table:table-cell>
          <table:table-cell table:formula="of:=ABJAD([.$A116];2;1)" office:value-type="float" office:value="1433" calcext:value-type="float">
            <text:p>1433</text:p>
          </table:table-cell>
          <table:table-cell table:formula="of:=ABJAD([.$A116];3;1)" office:value-type="float" office:value="6889" calcext:value-type="float">
            <text:p>68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İL</text:p>
          </table:table-cell>
          <table:table-cell table:formula="of:=NUMEROLOG([.$A117];&quot;modern&quot;;&quot;tam&quot;)" office:value-type="float" office:value="28" calcext:value-type="float">
            <text:p>28</text:p>
          </table:table-cell>
          <table:table-cell table:formula="of:=NUMEROLOG([.$A117];&quot;TR&quot;;&quot;tam&quot;)" office:value-type="float" office:value="56" calcext:value-type="float">
            <text:p>56</text:p>
          </table:table-cell>
          <table:table-cell table:formula="of:=ABJAD([.$A117];0;1)" office:value-type="float" office:value="25" calcext:value-type="float">
            <text:p>25</text:p>
          </table:table-cell>
          <table:table-cell table:formula="of:=ABJAD([.$A117];1;1)" office:value-type="float" office:value="277" calcext:value-type="float">
            <text:p>277</text:p>
          </table:table-cell>
          <table:table-cell table:formula="of:=ABJAD([.$A117];2;1)" office:value-type="float" office:value="317" calcext:value-type="float">
            <text:p>317</text:p>
          </table:table-cell>
          <table:table-cell table:formula="of:=ABJAD([.$A117];3;1)" office:value-type="float" office:value="4492" calcext:value-type="float">
            <text:p>4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</text:p>
          </table:table-cell>
          <table:table-cell table:formula="of:=NUMEROLOG([.$A118];&quot;modern&quot;;&quot;tam&quot;)" office:value-type="float" office:value="18" calcext:value-type="float">
            <text:p>18</text:p>
          </table:table-cell>
          <table:table-cell table:formula="of:=NUMEROLOG([.$A118];&quot;TR&quot;;&quot;tam&quot;)" office:value-type="float" office:value="43" calcext:value-type="float">
            <text:p>43</text:p>
          </table:table-cell>
          <table:table-cell table:formula="of:=ABJAD([.$A118];0;1)" office:value-type="float" office:value="19" calcext:value-type="float">
            <text:p>19</text:p>
          </table:table-cell>
          <table:table-cell table:formula="of:=ABJAD([.$A118];1;1)" office:value-type="float" office:value="247" calcext:value-type="float">
            <text:p>247</text:p>
          </table:table-cell>
          <table:table-cell table:formula="of:=ABJAD([.$A118];2;1)" office:value-type="float" office:value="267" calcext:value-type="float">
            <text:p>267</text:p>
          </table:table-cell>
          <table:table-cell table:formula="of:=ABJAD([.$A118];3;1)" office:value-type="float" office:value="3457" calcext:value-type="float">
            <text:p>34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AN</text:p>
          </table:table-cell>
          <table:table-cell table:formula="of:=NUMEROLOG([.$A119];&quot;modern&quot;;&quot;tam&quot;)" office:value-type="float" office:value="24" calcext:value-type="float">
            <text:p>24</text:p>
          </table:table-cell>
          <table:table-cell table:formula="of:=NUMEROLOG([.$A119];&quot;TR&quot;;&quot;tam&quot;)" office:value-type="float" office:value="61" calcext:value-type="float">
            <text:p>61</text:p>
          </table:table-cell>
          <table:table-cell table:formula="of:=ABJAD([.$A119];0;1)" office:value-type="float" office:value="30" calcext:value-type="float">
            <text:p>30</text:p>
          </table:table-cell>
          <table:table-cell table:formula="of:=ABJAD([.$A119];1;1)" office:value-type="float" office:value="318" calcext:value-type="float">
            <text:p>318</text:p>
          </table:table-cell>
          <table:table-cell table:formula="of:=ABJAD([.$A119];2;1)" office:value-type="float" office:value="344" calcext:value-type="float">
            <text:p>344</text:p>
          </table:table-cell>
          <table:table-cell table:formula="of:=ABJAD([.$A119];3;1)" office:value-type="float" office:value="5564" calcext:value-type="float">
            <text:p>55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AY</text:p>
          </table:table-cell>
          <table:table-cell table:formula="of:=NUMEROLOG([.$A120];&quot;modern&quot;;&quot;tam&quot;)" office:value-type="float" office:value="26" calcext:value-type="float">
            <text:p>26</text:p>
          </table:table-cell>
          <table:table-cell table:formula="of:=NUMEROLOG([.$A120];&quot;TR&quot;;&quot;tam&quot;)" office:value-type="float" office:value="72" calcext:value-type="float">
            <text:p>72</text:p>
          </table:table-cell>
          <table:table-cell table:formula="of:=ABJAD([.$A120];0;1)" office:value-type="float" office:value="20" calcext:value-type="float">
            <text:p>20</text:p>
          </table:table-cell>
          <table:table-cell table:formula="of:=ABJAD([.$A120];1;1)" office:value-type="float" office:value="1148" calcext:value-type="float">
            <text:p>1148</text:p>
          </table:table-cell>
          <table:table-cell table:formula="of:=ABJAD([.$A120];2;1)" office:value-type="float" office:value="1174" calcext:value-type="float">
            <text:p>1174</text:p>
          </table:table-cell>
          <table:table-cell table:formula="of:=ABJAD([.$A120];3;1)" office:value-type="float" office:value="8003" calcext:value-type="float">
            <text:p>80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KER</text:p>
          </table:table-cell>
          <table:table-cell table:formula="of:=NUMEROLOG([.$A121];&quot;modern&quot;;&quot;tam&quot;)" office:value-type="float" office:value="32" calcext:value-type="float">
            <text:p>32</text:p>
          </table:table-cell>
          <table:table-cell table:formula="of:=NUMEROLOG([.$A121];&quot;TR&quot;;&quot;tam&quot;)" office:value-type="float" office:value="70" calcext:value-type="float">
            <text:p>70</text:p>
          </table:table-cell>
          <table:table-cell table:formula="of:=ABJAD([.$A121];0;1)" office:value-type="float" office:value="32" calcext:value-type="float">
            <text:p>32</text:p>
          </table:table-cell>
          <table:table-cell table:formula="of:=ABJAD([.$A121];1;1)" office:value-type="float" office:value="452" calcext:value-type="float">
            <text:p>452</text:p>
          </table:table-cell>
          <table:table-cell table:formula="of:=ABJAD([.$A121];2;1)" office:value-type="float" office:value="482" calcext:value-type="float">
            <text:p>482</text:p>
          </table:table-cell>
          <table:table-cell table:formula="of:=ABJAD([.$A121];3;1)" office:value-type="float" office:value="6544" calcext:value-type="float">
            <text:p>65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NA</text:p>
          </table:table-cell>
          <table:table-cell table:formula="of:=NUMEROLOG([.$A122];&quot;modern&quot;;&quot;tam&quot;)" office:value-type="float" office:value="22" calcext:value-type="float">
            <text:p>22</text:p>
          </table:table-cell>
          <table:table-cell table:formula="of:=NUMEROLOG([.$A122];&quot;TR&quot;;&quot;tam&quot;)" office:value-type="float" office:value="47" calcext:value-type="float">
            <text:p>47</text:p>
          </table:table-cell>
          <table:table-cell table:formula="of:=ABJAD([.$A122];0;1)" office:value-type="float" office:value="26" calcext:value-type="float">
            <text:p>26</text:p>
          </table:table-cell>
          <table:table-cell table:formula="of:=ABJAD([.$A122];1;1)" office:value-type="float" office:value="278" calcext:value-type="float">
            <text:p>278</text:p>
          </table:table-cell>
          <table:table-cell table:formula="of:=ABJAD([.$A122];2;1)" office:value-type="float" office:value="299" calcext:value-type="float">
            <text:p>299</text:p>
          </table:table-cell>
          <table:table-cell table:formula="of:=ABJAD([.$A122];3;1)" office:value-type="float" office:value="5274" calcext:value-type="float">
            <text:p>52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RİN</text:p>
          </table:table-cell>
          <table:table-cell table:formula="of:=NUMEROLOG([.$A123];&quot;modern&quot;;&quot;tam&quot;)" office:value-type="float" office:value="39" calcext:value-type="float">
            <text:p>39</text:p>
          </table:table-cell>
          <table:table-cell table:formula="of:=NUMEROLOG([.$A123];&quot;TR&quot;;&quot;tam&quot;)" office:value-type="float" office:value="79" calcext:value-type="float">
            <text:p>79</text:p>
          </table:table-cell>
          <table:table-cell table:formula="of:=ABJAD([.$A123];0;1)" office:value-type="float" office:value="41" calcext:value-type="float">
            <text:p>41</text:p>
          </table:table-cell>
          <table:table-cell table:formula="of:=ABJAD([.$A123];1;1)" office:value-type="float" office:value="497" calcext:value-type="float">
            <text:p>497</text:p>
          </table:table-cell>
          <table:table-cell table:formula="of:=ABJAD([.$A123];2;1)" office:value-type="float" office:value="542" calcext:value-type="float">
            <text:p>542</text:p>
          </table:table-cell>
          <table:table-cell table:formula="of:=ABJAD([.$A123];3;1)" office:value-type="float" office:value="8932" calcext:value-type="float">
            <text:p>89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STE</text:p>
          </table:table-cell>
          <table:table-cell table:formula="of:=NUMEROLOG([.$A124];&quot;modern&quot;;&quot;tam&quot;)" office:value-type="float" office:value="15" calcext:value-type="float">
            <text:p>15</text:p>
          </table:table-cell>
          <table:table-cell table:formula="of:=NUMEROLOG([.$A124];&quot;TR&quot;;&quot;tam&quot;)" office:value-type="float" office:value="60" calcext:value-type="float">
            <text:p>60</text:p>
          </table:table-cell>
          <table:table-cell table:formula="of:=ABJAD([.$A124];0;1)" office:value-type="float" office:value="20" calcext:value-type="float">
            <text:p>20</text:p>
          </table:table-cell>
          <table:table-cell table:formula="of:=ABJAD([.$A124];1;1)" office:value-type="float" office:value="812" calcext:value-type="float">
            <text:p>812</text:p>
          </table:table-cell>
          <table:table-cell table:formula="of:=ABJAD([.$A124];2;1)" office:value-type="float" office:value="837" calcext:value-type="float">
            <text:p>837</text:p>
          </table:table-cell>
          <table:table-cell table:formula="of:=ABJAD([.$A124];3;1)" office:value-type="float" office:value="7204" calcext:value-type="float">
            <text:p>72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ÜL</text:p>
          </table:table-cell>
          <table:table-cell table:formula="of:=NUMEROLOG([.$A125];&quot;modern&quot;;&quot;tam&quot;)" office:value-type="float" office:value="15" calcext:value-type="float">
            <text:p>15</text:p>
          </table:table-cell>
          <table:table-cell table:formula="of:=NUMEROLOG([.$A125];&quot;TR&quot;;&quot;tam&quot;)" office:value-type="float" office:value="73" calcext:value-type="float">
            <text:p>73</text:p>
          </table:table-cell>
          <table:table-cell table:formula="of:=ABJAD([.$A125];0;1)" office:value-type="float" office:value="21" calcext:value-type="float">
            <text:p>21</text:p>
          </table:table-cell>
          <table:table-cell table:formula="of:=ABJAD([.$A125];1;1)" office:value-type="float" office:value="1257" calcext:value-type="float">
            <text:p>1257</text:p>
          </table:table-cell>
          <table:table-cell table:formula="of:=ABJAD([.$A125];2;1)" office:value-type="float" office:value="1977" calcext:value-type="float">
            <text:p>1977</text:p>
          </table:table-cell>
          <table:table-cell table:formula="of:=ABJAD([.$A125];3;1)" office:value-type="float" office:value="7148" calcext:value-type="float">
            <text:p>71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YZA</text:p>
          </table:table-cell>
          <table:table-cell table:formula="of:=NUMEROLOG([.$A126];&quot;modern&quot;;&quot;tam&quot;)" office:value-type="float" office:value="23" calcext:value-type="float">
            <text:p>23</text:p>
          </table:table-cell>
          <table:table-cell table:formula="of:=NUMEROLOG([.$A126];&quot;TR&quot;;&quot;tam&quot;)" office:value-type="float" office:value="66" calcext:value-type="float">
            <text:p>66</text:p>
          </table:table-cell>
          <table:table-cell table:formula="of:=ABJAD([.$A126];0;1)" office:value-type="float" office:value="12" calcext:value-type="float">
            <text:p>12</text:p>
          </table:table-cell>
          <table:table-cell table:formula="of:=ABJAD([.$A126];1;1)" office:value-type="float" office:value="1908" calcext:value-type="float">
            <text:p>1908</text:p>
          </table:table-cell>
          <table:table-cell table:formula="of:=ABJAD([.$A126];2;1)" office:value-type="float" office:value="1929" calcext:value-type="float">
            <text:p>1929</text:p>
          </table:table-cell>
          <table:table-cell table:formula="of:=ABJAD([.$A126];3;1)" office:value-type="float" office:value="5125" calcext:value-type="float">
            <text:p>51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AL</text:p>
          </table:table-cell>
          <table:table-cell table:formula="of:=NUMEROLOG([.$A127];&quot;modern&quot;;&quot;tam&quot;)" office:value-type="float" office:value="18" calcext:value-type="float">
            <text:p>18</text:p>
          </table:table-cell>
          <table:table-cell table:formula="of:=NUMEROLOG([.$A127];&quot;TR&quot;;&quot;tam&quot;)" office:value-type="float" office:value="45" calcext:value-type="float">
            <text:p>45</text:p>
          </table:table-cell>
          <table:table-cell table:formula="of:=ABJAD([.$A127];0;1)" office:value-type="float" office:value="15" calcext:value-type="float">
            <text:p>15</text:p>
          </table:table-cell>
          <table:table-cell table:formula="of:=ABJAD([.$A127];1;1)" office:value-type="float" office:value="123" calcext:value-type="float">
            <text:p>123</text:p>
          </table:table-cell>
          <table:table-cell table:formula="of:=ABJAD([.$A127];2;1)" office:value-type="float" office:value="159" calcext:value-type="float">
            <text:p>159</text:p>
          </table:table-cell>
          <table:table-cell table:formula="of:=ABJAD([.$A127];3;1)" office:value-type="float" office:value="1752" calcext:value-type="float">
            <text:p>17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EN</text:p>
          </table:table-cell>
          <table:table-cell table:formula="of:=NUMEROLOG([.$A128];&quot;modern&quot;;&quot;tam&quot;)" office:value-type="float" office:value="24" calcext:value-type="float">
            <text:p>24</text:p>
          </table:table-cell>
          <table:table-cell table:formula="of:=NUMEROLOG([.$A128];&quot;TR&quot;;&quot;tam&quot;)" office:value-type="float" office:value="52" calcext:value-type="float">
            <text:p>52</text:p>
          </table:table-cell>
          <table:table-cell table:formula="of:=ABJAD([.$A128];0;1)" office:value-type="float" office:value="27" calcext:value-type="float">
            <text:p>27</text:p>
          </table:table-cell>
          <table:table-cell table:formula="of:=ABJAD([.$A128];1;1)" office:value-type="float" office:value="147" calcext:value-type="float">
            <text:p>147</text:p>
          </table:table-cell>
          <table:table-cell table:formula="of:=ABJAD([.$A128];2;1)" office:value-type="float" office:value="187" calcext:value-type="float">
            <text:p>187</text:p>
          </table:table-cell>
          <table:table-cell table:formula="of:=ABJAD([.$A128];3;1)" office:value-type="float" office:value="3697" calcext:value-type="float">
            <text:p>3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E</text:p>
          </table:table-cell>
          <table:table-cell table:formula="of:=NUMEROLOG([.$A129];&quot;modern&quot;;&quot;tam&quot;)" office:value-type="float" office:value="26" calcext:value-type="float">
            <text:p>26</text:p>
          </table:table-cell>
          <table:table-cell table:formula="of:=NUMEROLOG([.$A129];&quot;TR&quot;;&quot;tam&quot;)" office:value-type="float" office:value="43" calcext:value-type="float">
            <text:p>43</text:p>
          </table:table-cell>
          <table:table-cell table:formula="of:=ABJAD([.$A129];0;1)" office:value-type="float" office:value="24" calcext:value-type="float">
            <text:p>24</text:p>
          </table:table-cell>
          <table:table-cell table:formula="of:=ABJAD([.$A129];1;1)" office:value-type="float" office:value="84" calcext:value-type="float">
            <text:p>84</text:p>
          </table:table-cell>
          <table:table-cell table:formula="of:=ABJAD([.$A129];2;1)" office:value-type="float" office:value="124" calcext:value-type="float">
            <text:p>124</text:p>
          </table:table-cell>
          <table:table-cell table:formula="of:=ABJAD([.$A129];3;1)" office:value-type="float" office:value="2741" calcext:value-type="float">
            <text:p>27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EHAN</text:p>
          </table:table-cell>
          <table:table-cell table:formula="of:=NUMEROLOG([.$A130];&quot;modern&quot;;&quot;tam&quot;)" office:value-type="float" office:value="40" calcext:value-type="float">
            <text:p>40</text:p>
          </table:table-cell>
          <table:table-cell table:formula="of:=NUMEROLOG([.$A130];&quot;TR&quot;;&quot;tam&quot;)" office:value-type="float" office:value="71" calcext:value-type="float">
            <text:p>71</text:p>
          </table:table-cell>
          <table:table-cell table:formula="of:=ABJAD([.$A130];0;1)" office:value-type="float" office:value="44" calcext:value-type="float">
            <text:p>44</text:p>
          </table:table-cell>
          <table:table-cell table:formula="of:=ABJAD([.$A130];1;1)" office:value-type="float" office:value="164" calcext:value-type="float">
            <text:p>164</text:p>
          </table:table-cell>
          <table:table-cell table:formula="of:=ABJAD([.$A130];2;1)" office:value-type="float" office:value="215" calcext:value-type="float">
            <text:p>215</text:p>
          </table:table-cell>
          <table:table-cell table:formula="of:=ABJAD([.$A130];3;1)" office:value-type="float" office:value="6572" calcext:value-type="float">
            <text:p>65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İ</text:p>
          </table:table-cell>
          <table:table-cell table:formula="of:=NUMEROLOG([.$A131];&quot;modern&quot;;&quot;tam&quot;)" office:value-type="float" office:value="30" calcext:value-type="float">
            <text:p>30</text:p>
          </table:table-cell>
          <table:table-cell table:formula="of:=NUMEROLOG([.$A131];&quot;TR&quot;;&quot;tam&quot;)" office:value-type="float" office:value="49" calcext:value-type="float">
            <text:p>49</text:p>
          </table:table-cell>
          <table:table-cell table:formula="of:=ABJAD([.$A131];0;1)" office:value-type="float" office:value="27" calcext:value-type="float">
            <text:p>27</text:p>
          </table:table-cell>
          <table:table-cell table:formula="of:=ABJAD([.$A131];1;1)" office:value-type="float" office:value="99" calcext:value-type="float">
            <text:p>99</text:p>
          </table:table-cell>
          <table:table-cell table:formula="of:=ABJAD([.$A131];2;1)" office:value-type="float" office:value="154" calcext:value-type="float">
            <text:p>154</text:p>
          </table:table-cell>
          <table:table-cell table:formula="of:=ABJAD([.$A131];3;1)" office:value-type="float" office:value="3534" calcext:value-type="float">
            <text:p>3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LGİN</text:p>
          </table:table-cell>
          <table:table-cell table:formula="of:=NUMEROLOG([.$A132];&quot;modern&quot;;&quot;tam&quot;)" office:value-type="float" office:value="35" calcext:value-type="float">
            <text:p>35</text:p>
          </table:table-cell>
          <table:table-cell table:formula="of:=NUMEROLOG([.$A132];&quot;TR&quot;;&quot;tam&quot;)" office:value-type="float" office:value="66" calcext:value-type="float">
            <text:p>66</text:p>
          </table:table-cell>
          <table:table-cell table:formula="of:=ABJAD([.$A132];0;1)" office:value-type="float" office:value="37" calcext:value-type="float">
            <text:p>37</text:p>
          </table:table-cell>
          <table:table-cell table:formula="of:=ABJAD([.$A132];1;1)" office:value-type="float" office:value="169" calcext:value-type="float">
            <text:p>169</text:p>
          </table:table-cell>
          <table:table-cell table:formula="of:=ABJAD([.$A132];2;1)" office:value-type="float" office:value="229" calcext:value-type="float">
            <text:p>229</text:p>
          </table:table-cell>
          <table:table-cell table:formula="of:=ABJAD([.$A132];3;1)" office:value-type="float" office:value="5419" calcext:value-type="float">
            <text:p>54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NNUR</text:p>
          </table:table-cell>
          <table:table-cell table:formula="of:=NUMEROLOG([.$A133];&quot;modern&quot;;&quot;tam&quot;)" office:value-type="float" office:value="33" calcext:value-type="float">
            <text:p>33</text:p>
          </table:table-cell>
          <table:table-cell table:formula="of:=NUMEROLOG([.$A133];&quot;TR&quot;;&quot;tam&quot;)" office:value-type="float" office:value="94" calcext:value-type="float">
            <text:p>94</text:p>
          </table:table-cell>
          <table:table-cell table:formula="of:=ABJAD([.$A133];0;1)" office:value-type="float" office:value="38" calcext:value-type="float">
            <text:p>38</text:p>
          </table:table-cell>
          <table:table-cell table:formula="of:=ABJAD([.$A133];1;1)" office:value-type="float" office:value="962" calcext:value-type="float">
            <text:p>962</text:p>
          </table:table-cell>
          <table:table-cell table:formula="of:=ABJAD([.$A133];2;1)" office:value-type="float" office:value="1602" calcext:value-type="float">
            <text:p>1602</text:p>
          </table:table-cell>
          <table:table-cell table:formula="of:=ABJAD([.$A133];3;1)" office:value-type="float" office:value="10891" calcext:value-type="float">
            <text:p>108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EYLÜL</text:p>
          </table:table-cell>
          <table:table-cell table:formula="of:=NUMEROLOG([.$A134];&quot;modern&quot;;&quot;tam&quot;)" office:value-type="float" office:value="41" calcext:value-type="float">
            <text:p>41</text:p>
          </table:table-cell>
          <table:table-cell table:formula="of:=NUMEROLOG([.$A134];&quot;TR&quot;;&quot;tam&quot;)" office:value-type="float" office:value="125" calcext:value-type="float">
            <text:p>125</text:p>
          </table:table-cell>
          <table:table-cell table:formula="of:=ABJAD([.$A134];0;1)" office:value-type="float" office:value="31" calcext:value-type="float">
            <text:p>31</text:p>
          </table:table-cell>
          <table:table-cell table:formula="of:=ABJAD([.$A134];1;1)" office:value-type="float" office:value="1927" calcext:value-type="float">
            <text:p>1927</text:p>
          </table:table-cell>
          <table:table-cell table:formula="of:=ABJAD([.$A134];2;1)" office:value-type="float" office:value="2677" calcext:value-type="float">
            <text:p>2677</text:p>
          </table:table-cell>
          <table:table-cell table:formula="of:=ABJAD([.$A134];3;1)" office:value-type="float" office:value="12470" calcext:value-type="float">
            <text:p>12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GÜL</text:p>
          </table:table-cell>
          <table:table-cell table:formula="of:=NUMEROLOG([.$A135];&quot;modern&quot;;&quot;tam&quot;)" office:value-type="float" office:value="33" calcext:value-type="float">
            <text:p>33</text:p>
          </table:table-cell>
          <table:table-cell table:formula="of:=NUMEROLOG([.$A135];&quot;TR&quot;;&quot;tam&quot;)" office:value-type="float" office:value="84" calcext:value-type="float">
            <text:p>84</text:p>
          </table:table-cell>
          <table:table-cell table:formula="of:=ABJAD([.$A135];0;1)" office:value-type="float" office:value="31" calcext:value-type="float">
            <text:p>31</text:p>
          </table:table-cell>
          <table:table-cell table:formula="of:=ABJAD([.$A135];1;1)" office:value-type="float" office:value="979" calcext:value-type="float">
            <text:p>979</text:p>
          </table:table-cell>
          <table:table-cell table:formula="of:=ABJAD([.$A135];2;1)" office:value-type="float" office:value="1719" calcext:value-type="float">
            <text:p>1719</text:p>
          </table:table-cell>
          <table:table-cell table:formula="of:=ABJAD([.$A135];3;1)" office:value-type="float" office:value="8543" calcext:value-type="float">
            <text:p>85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OL</text:p>
          </table:table-cell>
          <table:table-cell table:formula="of:=NUMEROLOG([.$A136];&quot;modern&quot;;&quot;tam&quot;)" office:value-type="float" office:value="29" calcext:value-type="float">
            <text:p>29</text:p>
          </table:table-cell>
          <table:table-cell table:formula="of:=NUMEROLOG([.$A136];&quot;TR&quot;;&quot;tam&quot;)" office:value-type="float" office:value="68" calcext:value-type="float">
            <text:p>68</text:p>
          </table:table-cell>
          <table:table-cell table:formula="of:=ABJAD([.$A136];0;1)" office:value-type="float" office:value="28" calcext:value-type="float">
            <text:p>28</text:p>
          </table:table-cell>
          <table:table-cell table:formula="of:=ABJAD([.$A136];1;1)" office:value-type="float" office:value="352" calcext:value-type="float">
            <text:p>352</text:p>
          </table:table-cell>
          <table:table-cell table:formula="of:=ABJAD([.$A136];2;1)" office:value-type="float" office:value="467" calcext:value-type="float">
            <text:p>467</text:p>
          </table:table-cell>
          <table:table-cell table:formula="of:=ABJAD([.$A136];3;1)" office:value-type="float" office:value="4805" calcext:value-type="float">
            <text:p>48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RSEN</text:p>
          </table:table-cell>
          <table:table-cell table:formula="of:=NUMEROLOG([.$A137];&quot;modern&quot;;&quot;tam&quot;)" office:value-type="float" office:value="31" calcext:value-type="float">
            <text:p>31</text:p>
          </table:table-cell>
          <table:table-cell table:formula="of:=NUMEROLOG([.$A137];&quot;TR&quot;;&quot;tam&quot;)" office:value-type="float" office:value="80" calcext:value-type="float">
            <text:p>80</text:p>
          </table:table-cell>
          <table:table-cell table:formula="of:=ABJAD([.$A137];0;1)" office:value-type="float" office:value="33" calcext:value-type="float">
            <text:p>33</text:p>
          </table:table-cell>
          <table:table-cell table:formula="of:=ABJAD([.$A137];1;1)" office:value-type="float" office:value="597" calcext:value-type="float">
            <text:p>597</text:p>
          </table:table-cell>
          <table:table-cell table:formula="of:=ABJAD([.$A137];2;1)" office:value-type="float" office:value="642" calcext:value-type="float">
            <text:p>642</text:p>
          </table:table-cell>
          <table:table-cell table:formula="of:=ABJAD([.$A137];3;1)" office:value-type="float" office:value="9555" calcext:value-type="float">
            <text:p>95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İŞAR</text:p>
          </table:table-cell>
          <table:table-cell table:formula="of:=NUMEROLOG([.$A138];&quot;modern&quot;;&quot;tam&quot;)" office:value-type="float" office:value="22" calcext:value-type="float">
            <text:p>22</text:p>
          </table:table-cell>
          <table:table-cell table:formula="of:=NUMEROLOG([.$A138];&quot;TR&quot;;&quot;tam&quot;)" office:value-type="float" office:value="59" calcext:value-type="float">
            <text:p>59</text:p>
          </table:table-cell>
          <table:table-cell table:formula="of:=ABJAD([.$A138];0;1)" office:value-type="float" office:value="23" calcext:value-type="float">
            <text:p>23</text:p>
          </table:table-cell>
          <table:table-cell table:formula="of:=ABJAD([.$A138];1;1)" office:value-type="float" office:value="623" calcext:value-type="float">
            <text:p>623</text:p>
          </table:table-cell>
          <table:table-cell table:formula="of:=ABJAD([.$A138];2;1)" office:value-type="float" office:value="659" calcext:value-type="float">
            <text:p>659</text:p>
          </table:table-cell>
          <table:table-cell table:formula="of:=ABJAD([.$A138];3;1)" office:value-type="float" office:value="7576" calcext:value-type="float">
            <text:p>75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RA</text:p>
          </table:table-cell>
          <table:table-cell table:formula="of:=NUMEROLOG([.$A139];&quot;modern&quot;;&quot;tam&quot;)" office:value-type="float" office:value="18" calcext:value-type="float">
            <text:p>18</text:p>
          </table:table-cell>
          <table:table-cell table:formula="of:=NUMEROLOG([.$A139];&quot;TR&quot;;&quot;tam&quot;)" office:value-type="float" office:value="42" calcext:value-type="float">
            <text:p>42</text:p>
          </table:table-cell>
          <table:table-cell table:formula="of:=ABJAD([.$A139];0;1)" office:value-type="float" office:value="19" calcext:value-type="float">
            <text:p>19</text:p>
          </table:table-cell>
          <table:table-cell table:formula="of:=ABJAD([.$A139];1;1)" office:value-type="float" office:value="283" calcext:value-type="float">
            <text:p>283</text:p>
          </table:table-cell>
          <table:table-cell table:formula="of:=ABJAD([.$A139];2;1)" office:value-type="float" office:value="374" calcext:value-type="float">
            <text:p>374</text:p>
          </table:table-cell>
          <table:table-cell table:formula="of:=ABJAD([.$A139];3;1)" office:value-type="float" office:value="3702" calcext:value-type="float">
            <text:p>37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ĞLEM</text:p>
          </table:table-cell>
          <table:table-cell table:formula="of:=NUMEROLOG([.$A140];&quot;modern&quot;;&quot;tam&quot;)" office:value-type="float" office:value="24" calcext:value-type="float">
            <text:p>24</text:p>
          </table:table-cell>
          <table:table-cell table:formula="of:=NUMEROLOG([.$A140];&quot;TR&quot;;&quot;tam&quot;)" office:value-type="float" office:value="73" calcext:value-type="float">
            <text:p>73</text:p>
          </table:table-cell>
          <table:table-cell table:formula="of:=ABJAD([.$A140];0;1)" office:value-type="float" office:value="17" calcext:value-type="float">
            <text:p>17</text:p>
          </table:table-cell>
          <table:table-cell table:formula="of:=ABJAD([.$A140];1;1)" office:value-type="float" office:value="725" calcext:value-type="float">
            <text:p>725</text:p>
          </table:table-cell>
          <table:table-cell table:formula="of:=ABJAD([.$A140];2;1)" office:value-type="float" office:value="3950" calcext:value-type="float">
            <text:p>3950</text:p>
          </table:table-cell>
          <table:table-cell table:formula="of:=ABJAD([.$A140];3;1)" office:value-type="float" office:value="6159" calcext:value-type="float">
            <text:p>6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GRA</text:p>
          </table:table-cell>
          <table:table-cell table:formula="of:=NUMEROLOG([.$A141];&quot;modern&quot;;&quot;tam&quot;)" office:value-type="float" office:value="22" calcext:value-type="float">
            <text:p>22</text:p>
          </table:table-cell>
          <table:table-cell table:formula="of:=NUMEROLOG([.$A141];&quot;TR&quot;;&quot;tam&quot;)" office:value-type="float" office:value="57" calcext:value-type="float">
            <text:p>57</text:p>
          </table:table-cell>
          <table:table-cell table:formula="of:=ABJAD([.$A141];0;1)" office:value-type="float" office:value="18" calcext:value-type="float">
            <text:p>18</text:p>
          </table:table-cell>
          <table:table-cell table:formula="of:=ABJAD([.$A141];1;1)" office:value-type="float" office:value="810" calcext:value-type="float">
            <text:p>810</text:p>
          </table:table-cell>
          <table:table-cell table:formula="of:=ABJAD([.$A141];2;1)" office:value-type="float" office:value="1426" calcext:value-type="float">
            <text:p>1426</text:p>
          </table:table-cell>
          <table:table-cell table:formula="of:=ABJAD([.$A141];3;1)" office:value-type="float" office:value="7072" calcext:value-type="float">
            <text:p>70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ĞRA</text:p>
          </table:table-cell>
          <table:table-cell table:formula="of:=NUMEROLOG([.$A142];&quot;modern&quot;;&quot;tam&quot;)" office:value-type="float" office:value="22" calcext:value-type="float">
            <text:p>22</text:p>
          </table:table-cell>
          <table:table-cell table:formula="of:=NUMEROLOG([.$A142];&quot;TR&quot;;&quot;tam&quot;)" office:value-type="float" office:value="58" calcext:value-type="float">
            <text:p>58</text:p>
          </table:table-cell>
          <table:table-cell table:formula="of:=ABJAD([.$A142];0;1)" office:value-type="float" office:value="19" calcext:value-type="float">
            <text:p>19</text:p>
          </table:table-cell>
          <table:table-cell table:formula="of:=ABJAD([.$A142];1;1)" office:value-type="float" office:value="811" calcext:value-type="float">
            <text:p>811</text:p>
          </table:table-cell>
          <table:table-cell table:formula="of:=ABJAD([.$A142];2;1)" office:value-type="float" office:value="4027" calcext:value-type="float">
            <text:p>4027</text:p>
          </table:table-cell>
          <table:table-cell table:formula="of:=ABJAD([.$A142];3;1)" office:value-type="float" office:value="7508" calcext:value-type="float">
            <text:p>75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LENT</text:p>
          </table:table-cell>
          <table:table-cell table:formula="of:=NUMEROLOG([.$A143];&quot;modern&quot;;&quot;tam&quot;)" office:value-type="float" office:value="20" calcext:value-type="float">
            <text:p>20</text:p>
          </table:table-cell>
          <table:table-cell table:formula="of:=NUMEROLOG([.$A143];&quot;TR&quot;;&quot;tam&quot;)" office:value-type="float" office:value="90" calcext:value-type="float">
            <text:p>90</text:p>
          </table:table-cell>
          <table:table-cell table:formula="of:=ABJAD([.$A143];0;1)" office:value-type="float" office:value="31" calcext:value-type="float">
            <text:p>31</text:p>
          </table:table-cell>
          <table:table-cell table:formula="of:=ABJAD([.$A143];1;1)" office:value-type="float" office:value="1327" calcext:value-type="float">
            <text:p>1327</text:p>
          </table:table-cell>
          <table:table-cell table:formula="of:=ABJAD([.$A143];2;1)" office:value-type="float" office:value="2052" calcext:value-type="float">
            <text:p>2052</text:p>
          </table:table-cell>
          <table:table-cell table:formula="of:=ABJAD([.$A143];3;1)" office:value-type="float" office:value="9033" calcext:value-type="float">
            <text:p>9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LUT</text:p>
          </table:table-cell>
          <table:table-cell table:formula="of:=NUMEROLOG([.$A144];&quot;modern&quot;;&quot;tam&quot;)" office:value-type="float" office:value="13" calcext:value-type="float">
            <text:p>13</text:p>
          </table:table-cell>
          <table:table-cell table:formula="of:=NUMEROLOG([.$A144];&quot;TR&quot;;&quot;tam&quot;)" office:value-type="float" office:value="91" calcext:value-type="float">
            <text:p>91</text:p>
          </table:table-cell>
          <table:table-cell table:formula="of:=ABJAD([.$A144];0;1)" office:value-type="float" office:value="12" calcext:value-type="float">
            <text:p>12</text:p>
          </table:table-cell>
          <table:table-cell table:formula="of:=ABJAD([.$A144];1;1)" office:value-type="float" office:value="1752" calcext:value-type="float">
            <text:p>1752</text:p>
          </table:table-cell>
          <table:table-cell table:formula="of:=ABJAD([.$A144];2;1)" office:value-type="float" office:value="2967" calcext:value-type="float">
            <text:p>2967</text:p>
          </table:table-cell>
          <table:table-cell table:formula="of:=ABJAD([.$A144];3;1)" office:value-type="float" office:value="9534" calcext:value-type="float">
            <text:p>9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NYAMİN</text:p>
          </table:table-cell>
          <table:table-cell table:formula="of:=NUMEROLOG([.$A145];&quot;modern&quot;;&quot;tam&quot;)" office:value-type="float" office:value="36" calcext:value-type="float">
            <text:p>36</text:p>
          </table:table-cell>
          <table:table-cell table:formula="of:=NUMEROLOG([.$A145];&quot;TR&quot;;&quot;tam&quot;)" office:value-type="float" office:value="119" calcext:value-type="float">
            <text:p>119</text:p>
          </table:table-cell>
          <table:table-cell table:formula="of:=ABJAD([.$A145];0;1)" office:value-type="float" office:value="35" calcext:value-type="float">
            <text:p>35</text:p>
          </table:table-cell>
          <table:table-cell table:formula="of:=ABJAD([.$A145];1;1)" office:value-type="float" office:value="1823" calcext:value-type="float">
            <text:p>1823</text:p>
          </table:table-cell>
          <table:table-cell table:formula="of:=ABJAD([.$A145];2;1)" office:value-type="float" office:value="2569" calcext:value-type="float">
            <text:p>2569</text:p>
          </table:table-cell>
          <table:table-cell table:formula="of:=ABJAD([.$A145];3;1)" office:value-type="float" office:value="14146" calcext:value-type="float">
            <text:p>141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AK</text:p>
          </table:table-cell>
          <table:table-cell table:formula="of:=NUMEROLOG([.$A146];&quot;modern&quot;;&quot;tam&quot;)" office:value-type="float" office:value="17" calcext:value-type="float">
            <text:p>17</text:p>
          </table:table-cell>
          <table:table-cell table:formula="of:=NUMEROLOG([.$A146];&quot;TR&quot;;&quot;tam&quot;)" office:value-type="float" office:value="63" calcext:value-type="float">
            <text:p>63</text:p>
          </table:table-cell>
          <table:table-cell table:formula="of:=ABJAD([.$A146];0;1)" office:value-type="float" office:value="15" calcext:value-type="float">
            <text:p>15</text:p>
          </table:table-cell>
          <table:table-cell table:formula="of:=ABJAD([.$A146];1;1)" office:value-type="float" office:value="843" calcext:value-type="float">
            <text:p>843</text:p>
          </table:table-cell>
          <table:table-cell table:formula="of:=ABJAD([.$A146];2;1)" office:value-type="float" office:value="1459" calcext:value-type="float">
            <text:p>1459</text:p>
          </table:table-cell>
          <table:table-cell table:formula="of:=ABJAD([.$A146];3;1)" office:value-type="float" office:value="6433" calcext:value-type="float">
            <text:p>64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Ç</text:p>
          </table:table-cell>
          <table:table-cell table:formula="of:=NUMEROLOG([.$A147];&quot;modern&quot;;&quot;tam&quot;)" office:value-type="float" office:value="17" calcext:value-type="float">
            <text:p>17</text:p>
          </table:table-cell>
          <table:table-cell table:formula="of:=NUMEROLOG([.$A147];&quot;TR&quot;;&quot;tam&quot;)" office:value-type="float" office:value="52" calcext:value-type="float">
            <text:p>52</text:p>
          </table:table-cell>
          <table:table-cell table:formula="of:=ABJAD([.$A147];0;1)" office:value-type="float" office:value="13" calcext:value-type="float">
            <text:p>13</text:p>
          </table:table-cell>
          <table:table-cell table:formula="of:=ABJAD([.$A147];1;1)" office:value-type="float" office:value="805" calcext:value-type="float">
            <text:p>805</text:p>
          </table:table-cell>
          <table:table-cell table:formula="of:=ABJAD([.$A147];2;1)" office:value-type="float" office:value="1420" calcext:value-type="float">
            <text:p>1420</text:p>
          </table:table-cell>
          <table:table-cell table:formula="of:=ABJAD([.$A147];3;1)" office:value-type="float" office:value="6624" calcext:value-type="float">
            <text:p>66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ÇHAN</text:p>
          </table:table-cell>
          <table:table-cell table:formula="of:=NUMEROLOG([.$A148];&quot;modern&quot;;&quot;tam&quot;)" office:value-type="float" office:value="31" calcext:value-type="float">
            <text:p>31</text:p>
          </table:table-cell>
          <table:table-cell table:formula="of:=NUMEROLOG([.$A148];&quot;TR&quot;;&quot;tam&quot;)" office:value-type="float" office:value="80" calcext:value-type="float">
            <text:p>80</text:p>
          </table:table-cell>
          <table:table-cell table:formula="of:=ABJAD([.$A148];0;1)" office:value-type="float" office:value="33" calcext:value-type="float">
            <text:p>33</text:p>
          </table:table-cell>
          <table:table-cell table:formula="of:=ABJAD([.$A148];1;1)" office:value-type="float" office:value="885" calcext:value-type="float">
            <text:p>885</text:p>
          </table:table-cell>
          <table:table-cell table:formula="of:=ABJAD([.$A148];2;1)" office:value-type="float" office:value="1511" calcext:value-type="float">
            <text:p>1511</text:p>
          </table:table-cell>
          <table:table-cell table:formula="of:=ABJAD([.$A148];3;1)" office:value-type="float" office:value="10455" calcext:value-type="float">
            <text:p>10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ÇİN</text:p>
          </table:table-cell>
          <table:table-cell table:formula="of:=NUMEROLOG([.$A149];&quot;modern&quot;;&quot;tam&quot;)" office:value-type="float" office:value="31" calcext:value-type="float">
            <text:p>31</text:p>
          </table:table-cell>
          <table:table-cell table:formula="of:=NUMEROLOG([.$A149];&quot;TR&quot;;&quot;tam&quot;)" office:value-type="float" office:value="81" calcext:value-type="float">
            <text:p>81</text:p>
          </table:table-cell>
          <table:table-cell table:formula="of:=ABJAD([.$A149];0;1)" office:value-type="float" office:value="31" calcext:value-type="float">
            <text:p>31</text:p>
          </table:table-cell>
          <table:table-cell table:formula="of:=ABJAD([.$A149];1;1)" office:value-type="float" office:value="895" calcext:value-type="float">
            <text:p>895</text:p>
          </table:table-cell>
          <table:table-cell table:formula="of:=ABJAD([.$A149];2;1)" office:value-type="float" office:value="1535" calcext:value-type="float">
            <text:p>1535</text:p>
          </table:table-cell>
          <table:table-cell table:formula="of:=ABJAD([.$A149];3;1)" office:value-type="float" office:value="9709" calcext:value-type="float">
            <text:p>97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CU</text:p>
          </table:table-cell>
          <table:table-cell table:formula="of:=NUMEROLOG([.$A150];&quot;modern&quot;;&quot;tam&quot;)" office:value-type="float" office:value="20" calcext:value-type="float">
            <text:p>20</text:p>
          </table:table-cell>
          <table:table-cell table:formula="of:=NUMEROLOG([.$A150];&quot;TR&quot;;&quot;tam&quot;)" office:value-type="float" office:value="76" calcext:value-type="float">
            <text:p>76</text:p>
          </table:table-cell>
          <table:table-cell table:formula="of:=ABJAD([.$A150];0;1)" office:value-type="float" office:value="13" calcext:value-type="float">
            <text:p>13</text:p>
          </table:table-cell>
          <table:table-cell table:formula="of:=ABJAD([.$A150];1;1)" office:value-type="float" office:value="1405" calcext:value-type="float">
            <text:p>1405</text:p>
          </table:table-cell>
          <table:table-cell table:formula="of:=ABJAD([.$A150];2;1)" office:value-type="float" office:value="2620" calcext:value-type="float">
            <text:p>2620</text:p>
          </table:table-cell>
          <table:table-cell table:formula="of:=ABJAD([.$A150];3;1)" office:value-type="float" office:value="9785" calcext:value-type="float">
            <text:p>97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HAN</text:p>
          </table:table-cell>
          <table:table-cell table:formula="of:=NUMEROLOG([.$A151];&quot;modern&quot;;&quot;tam&quot;)" office:value-type="float" office:value="28" calcext:value-type="float">
            <text:p>28</text:p>
          </table:table-cell>
          <table:table-cell table:formula="of:=NUMEROLOG([.$A151];&quot;TR&quot;;&quot;tam&quot;)" office:value-type="float" office:value="76" calcext:value-type="float">
            <text:p>76</text:p>
          </table:table-cell>
          <table:table-cell table:formula="of:=ABJAD([.$A151];0;1)" office:value-type="float" office:value="30" calcext:value-type="float">
            <text:p>30</text:p>
          </table:table-cell>
          <table:table-cell table:formula="of:=ABJAD([.$A151];1;1)" office:value-type="float" office:value="882" calcext:value-type="float">
            <text:p>882</text:p>
          </table:table-cell>
          <table:table-cell table:formula="of:=ABJAD([.$A151];2;1)" office:value-type="float" office:value="1503" calcext:value-type="float">
            <text:p>1503</text:p>
          </table:table-cell>
          <table:table-cell table:formula="of:=ABJAD([.$A151];3;1)" office:value-type="float" office:value="9752" calcext:value-type="float">
            <text:p>97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HANETTİN</text:p>
          </table:table-cell>
          <table:table-cell table:formula="of:=NUMEROLOG([.$A152];&quot;modern&quot;;&quot;tam&quot;)" office:value-type="float" office:value="51" calcext:value-type="float">
            <text:p>51</text:p>
          </table:table-cell>
          <table:table-cell table:formula="of:=NUMEROLOG([.$A152];&quot;TR&quot;;&quot;tam&quot;)" office:value-type="float" office:value="159" calcext:value-type="float">
            <text:p>159</text:p>
          </table:table-cell>
          <table:table-cell table:formula="of:=ABJAD([.$A152];0;1)" office:value-type="float" office:value="69" calcext:value-type="float">
            <text:p>69</text:p>
          </table:table-cell>
          <table:table-cell table:formula="of:=ABJAD([.$A152];1;1)" office:value-type="float" office:value="1977" calcext:value-type="float">
            <text:p>1977</text:p>
          </table:table-cell>
          <table:table-cell table:formula="of:=ABJAD([.$A152];2;1)" office:value-type="float" office:value="2638" calcext:value-type="float">
            <text:p>2638</text:p>
          </table:table-cell>
          <table:table-cell table:formula="of:=ABJAD([.$A152];3;1)" office:value-type="float" office:value="19258" calcext:value-type="float">
            <text:p>192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RKAY</text:p>
          </table:table-cell>
          <table:table-cell table:formula="of:=NUMEROLOG([.$A153];&quot;modern&quot;;&quot;tam&quot;)" office:value-type="float" office:value="24" calcext:value-type="float">
            <text:p>24</text:p>
          </table:table-cell>
          <table:table-cell table:formula="of:=NUMEROLOG([.$A153];&quot;TR&quot;;&quot;tam&quot;)" office:value-type="float" office:value="91" calcext:value-type="float">
            <text:p>91</text:p>
          </table:table-cell>
          <table:table-cell table:formula="of:=ABJAD([.$A153];0;1)" office:value-type="float" office:value="15" calcext:value-type="float">
            <text:p>15</text:p>
          </table:table-cell>
          <table:table-cell table:formula="of:=ABJAD([.$A153];1;1)" office:value-type="float" office:value="1743" calcext:value-type="float">
            <text:p>1743</text:p>
          </table:table-cell>
          <table:table-cell table:formula="of:=ABJAD([.$A153];2;1)" office:value-type="float" office:value="2364" calcext:value-type="float">
            <text:p>2364</text:p>
          </table:table-cell>
          <table:table-cell table:formula="of:=ABJAD([.$A153];3;1)" office:value-type="float" office:value="10757" calcext:value-type="float">
            <text:p>10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UŞRA</text:p>
          </table:table-cell>
          <table:table-cell table:formula="of:=NUMEROLOG([.$A154];&quot;modern&quot;;&quot;tam&quot;)" office:value-type="float" office:value="16" calcext:value-type="float">
            <text:p>16</text:p>
          </table:table-cell>
          <table:table-cell table:formula="of:=NUMEROLOG([.$A154];&quot;TR&quot;;&quot;tam&quot;)" office:value-type="float" office:value="72" calcext:value-type="float">
            <text:p>72</text:p>
          </table:table-cell>
          <table:table-cell table:formula="of:=ABJAD([.$A154];0;1)" office:value-type="float" office:value="15" calcext:value-type="float">
            <text:p>15</text:p>
          </table:table-cell>
          <table:table-cell table:formula="of:=ABJAD([.$A154];1;1)" office:value-type="float" office:value="1203" calcext:value-type="float">
            <text:p>1203</text:p>
          </table:table-cell>
          <table:table-cell table:formula="of:=ABJAD([.$A154];2;1)" office:value-type="float" office:value="1819" calcext:value-type="float">
            <text:p>1819</text:p>
          </table:table-cell>
          <table:table-cell table:formula="of:=ABJAD([.$A154];3;1)" office:value-type="float" office:value="9537" calcext:value-type="float">
            <text:p>95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ÜŞRA</text:p>
          </table:table-cell>
          <table:table-cell table:formula="of:=NUMEROLOG([.$A155];&quot;modern&quot;;&quot;tam&quot;)" office:value-type="float" office:value="16" calcext:value-type="float">
            <text:p>16</text:p>
          </table:table-cell>
          <table:table-cell table:formula="of:=NUMEROLOG([.$A155];&quot;TR&quot;;&quot;tam&quot;)" office:value-type="float" office:value="73" calcext:value-type="float">
            <text:p>73</text:p>
          </table:table-cell>
          <table:table-cell table:formula="of:=ABJAD([.$A155];0;1)" office:value-type="float" office:value="19" calcext:value-type="float">
            <text:p>19</text:p>
          </table:table-cell>
          <table:table-cell table:formula="of:=ABJAD([.$A155];1;1)" office:value-type="float" office:value="1303" calcext:value-type="float">
            <text:p>1303</text:p>
          </table:table-cell>
          <table:table-cell table:formula="of:=ABJAD([.$A155];2;1)" office:value-type="float" office:value="2019" calcext:value-type="float">
            <text:p>2019</text:p>
          </table:table-cell>
          <table:table-cell table:formula="of:=ABJAD([.$A155];3;1)" office:value-type="float" office:value="9905" calcext:value-type="float">
            <text:p>9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FER</text:p>
          </table:table-cell>
          <table:table-cell table:formula="of:=NUMEROLOG([.$A156];&quot;modern&quot;;&quot;tam&quot;)" office:value-type="float" office:value="24" calcext:value-type="float">
            <text:p>24</text:p>
          </table:table-cell>
          <table:table-cell table:formula="of:=NUMEROLOG([.$A156];&quot;TR&quot;;&quot;tam&quot;)" office:value-type="float" office:value="38" calcext:value-type="float">
            <text:p>38</text:p>
          </table:table-cell>
          <table:table-cell table:formula="of:=ABJAD([.$A156];0;1)" office:value-type="float" office:value="23" calcext:value-type="float">
            <text:p>23</text:p>
          </table:table-cell>
          <table:table-cell table:formula="of:=ABJAD([.$A156];1;1)" office:value-type="float" office:value="215" calcext:value-type="float">
            <text:p>215</text:p>
          </table:table-cell>
          <table:table-cell table:formula="of:=ABJAD([.$A156];2;1)" office:value-type="float" office:value="236" calcext:value-type="float">
            <text:p>236</text:p>
          </table:table-cell>
          <table:table-cell table:formula="of:=ABJAD([.$A156];3;1)" office:value-type="float" office:value="4573" calcext:value-type="float">
            <text:p>45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DAŞ</text:p>
          </table:table-cell>
          <table:table-cell table:formula="of:=NUMEROLOG([.$A157];&quot;modern&quot;;&quot;tam&quot;)" office:value-type="float" office:value="17" calcext:value-type="float">
            <text:p>17</text:p>
          </table:table-cell>
          <table:table-cell table:formula="of:=NUMEROLOG([.$A157];&quot;TR&quot;;&quot;tam&quot;)" office:value-type="float" office:value="43" calcext:value-type="float">
            <text:p>43</text:p>
          </table:table-cell>
          <table:table-cell table:formula="of:=ABJAD([.$A157];0;1)" office:value-type="float" office:value="21" calcext:value-type="float">
            <text:p>21</text:p>
          </table:table-cell>
          <table:table-cell table:formula="of:=ABJAD([.$A157];1;1)" office:value-type="float" office:value="417" calcext:value-type="float">
            <text:p>417</text:p>
          </table:table-cell>
          <table:table-cell table:formula="of:=ABJAD([.$A157];2;1)" office:value-type="float" office:value="3039" calcext:value-type="float">
            <text:p>3039</text:p>
          </table:table-cell>
          <table:table-cell table:formula="of:=ABJAD([.$A157];3;1)" office:value-type="float" office:value="6700" calcext:value-type="float">
            <text:p>67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LA</text:p>
          </table:table-cell>
          <table:table-cell table:formula="of:=NUMEROLOG([.$A158];&quot;modern&quot;;&quot;tam&quot;)" office:value-type="float" office:value="15" calcext:value-type="float">
            <text:p>15</text:p>
          </table:table-cell>
          <table:table-cell table:formula="of:=NUMEROLOG([.$A158];&quot;TR&quot;;&quot;tam&quot;)" office:value-type="float" office:value="30" calcext:value-type="float">
            <text:p>30</text:p>
          </table:table-cell>
          <table:table-cell table:formula="of:=ABJAD([.$A158];0;1)" office:value-type="float" office:value="15" calcext:value-type="float">
            <text:p>15</text:p>
          </table:table-cell>
          <table:table-cell table:formula="of:=ABJAD([.$A158];1;1)" office:value-type="float" office:value="63" calcext:value-type="float">
            <text:p>63</text:p>
          </table:table-cell>
          <table:table-cell table:formula="of:=ABJAD([.$A158];2;1)" office:value-type="float" office:value="2680" calcext:value-type="float">
            <text:p>2680</text:p>
          </table:table-cell>
          <table:table-cell table:formula="of:=ABJAD([.$A158];3;1)" office:value-type="float" office:value="2637" calcext:value-type="float">
            <text:p>26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LAR</text:p>
          </table:table-cell>
          <table:table-cell table:formula="of:=NUMEROLOG([.$A159];&quot;modern&quot;;&quot;tam&quot;)" office:value-type="float" office:value="24" calcext:value-type="float">
            <text:p>24</text:p>
          </table:table-cell>
          <table:table-cell table:formula="of:=NUMEROLOG([.$A159];&quot;TR&quot;;&quot;tam&quot;)" office:value-type="float" office:value="51" calcext:value-type="float">
            <text:p>51</text:p>
          </table:table-cell>
          <table:table-cell table:formula="of:=ABJAD([.$A159];0;1)" office:value-type="float" office:value="23" calcext:value-type="float">
            <text:p>23</text:p>
          </table:table-cell>
          <table:table-cell table:formula="of:=ABJAD([.$A159];1;1)" office:value-type="float" office:value="263" calcext:value-type="float">
            <text:p>263</text:p>
          </table:table-cell>
          <table:table-cell table:formula="of:=ABJAD([.$A159];2;1)" office:value-type="float" office:value="2885" calcext:value-type="float">
            <text:p>2885</text:p>
          </table:table-cell>
          <table:table-cell table:formula="of:=ABJAD([.$A159];3;1)" office:value-type="float" office:value="5317" calcext:value-type="float">
            <text:p>53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ĞRI</text:p>
          </table:table-cell>
          <table:table-cell table:formula="of:=NUMEROLOG([.$A160];&quot;modern&quot;;&quot;tam&quot;)" office:value-type="float" office:value="29" calcext:value-type="float">
            <text:p>29</text:p>
          </table:table-cell>
          <table:table-cell table:formula="of:=NUMEROLOG([.$A160];&quot;TR&quot;;&quot;tam&quot;)" office:value-type="float" office:value="46" calcext:value-type="float">
            <text:p>46</text:p>
          </table:table-cell>
          <table:table-cell table:formula="of:=ABJAD([.$A160];0;1)" office:value-type="float" office:value="30" calcext:value-type="float">
            <text:p>30</text:p>
          </table:table-cell>
          <table:table-cell table:formula="of:=ABJAD([.$A160];1;1)" office:value-type="float" office:value="222" calcext:value-type="float">
            <text:p>222</text:p>
          </table:table-cell>
          <table:table-cell table:formula="of:=ABJAD([.$A160];2;1)" office:value-type="float" office:value="2848" calcext:value-type="float">
            <text:p>2848</text:p>
          </table:table-cell>
          <table:table-cell table:formula="of:=ABJAD([.$A160];3;1)" office:value-type="float" office:value="5120" calcext:value-type="float">
            <text:p>51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HİT</text:p>
          </table:table-cell>
          <table:table-cell table:formula="of:=NUMEROLOG([.$A161];&quot;modern&quot;;&quot;tam&quot;)" office:value-type="float" office:value="23" calcext:value-type="float">
            <text:p>23</text:p>
          </table:table-cell>
          <table:table-cell table:formula="of:=NUMEROLOG([.$A161];&quot;TR&quot;;&quot;tam&quot;)" office:value-type="float" office:value="50" calcext:value-type="float">
            <text:p>50</text:p>
          </table:table-cell>
          <table:table-cell table:formula="of:=ABJAD([.$A161];0;1)" office:value-type="float" office:value="29" calcext:value-type="float">
            <text:p>29</text:p>
          </table:table-cell>
          <table:table-cell table:formula="of:=ABJAD([.$A161];1;1)" office:value-type="float" office:value="533" calcext:value-type="float">
            <text:p>533</text:p>
          </table:table-cell>
          <table:table-cell table:formula="of:=ABJAD([.$A161];2;1)" office:value-type="float" office:value="569" calcext:value-type="float">
            <text:p>569</text:p>
          </table:table-cell>
          <table:table-cell table:formula="of:=ABJAD([.$A161];3;1)" office:value-type="float" office:value="6856" calcext:value-type="float">
            <text:p>68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</text:p>
          </table:table-cell>
          <table:table-cell table:formula="of:=NUMEROLOG([.$A162];&quot;modern&quot;;&quot;tam&quot;)" office:value-type="float" office:value="9" calcext:value-type="float">
            <text:p>9</text:p>
          </table:table-cell>
          <table:table-cell table:formula="of:=NUMEROLOG([.$A162];&quot;TR&quot;;&quot;tam&quot;)" office:value-type="float" office:value="21" calcext:value-type="float">
            <text:p>21</text:p>
          </table:table-cell>
          <table:table-cell table:formula="of:=ABJAD([.$A162];0;1)" office:value-type="float" office:value="14" calcext:value-type="float">
            <text:p>14</text:p>
          </table:table-cell>
          <table:table-cell table:formula="of:=ABJAD([.$A162];1;1)" office:value-type="float" office:value="74" calcext:value-type="float">
            <text:p>74</text:p>
          </table:table-cell>
          <table:table-cell table:formula="of:=ABJAD([.$A162];2;1)" office:value-type="float" office:value="85" calcext:value-type="float">
            <text:p>85</text:p>
          </table:table-cell>
          <table:table-cell table:formula="of:=ABJAD([.$A162];3;1)" office:value-type="float" office:value="2810" calcext:value-type="float">
            <text:p>28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AN</text:p>
          </table:table-cell>
          <table:table-cell table:formula="of:=NUMEROLOG([.$A163];&quot;modern&quot;;&quot;tam&quot;)" office:value-type="float" office:value="15" calcext:value-type="float">
            <text:p>15</text:p>
          </table:table-cell>
          <table:table-cell table:formula="of:=NUMEROLOG([.$A163];&quot;TR&quot;;&quot;tam&quot;)" office:value-type="float" office:value="39" calcext:value-type="float">
            <text:p>39</text:p>
          </table:table-cell>
          <table:table-cell table:formula="of:=ABJAD([.$A163];0;1)" office:value-type="float" office:value="25" calcext:value-type="float">
            <text:p>25</text:p>
          </table:table-cell>
          <table:table-cell table:formula="of:=ABJAD([.$A163];1;1)" office:value-type="float" office:value="145" calcext:value-type="float">
            <text:p>145</text:p>
          </table:table-cell>
          <table:table-cell table:formula="of:=ABJAD([.$A163];2;1)" office:value-type="float" office:value="162" calcext:value-type="float">
            <text:p>162</text:p>
          </table:table-cell>
          <table:table-cell table:formula="of:=ABJAD([.$A163];3;1)" office:value-type="float" office:value="4917" calcext:value-type="float">
            <text:p>49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ER</text:p>
          </table:table-cell>
          <table:table-cell table:formula="of:=NUMEROLOG([.$A164];&quot;modern&quot;;&quot;tam&quot;)" office:value-type="float" office:value="23" calcext:value-type="float">
            <text:p>23</text:p>
          </table:table-cell>
          <table:table-cell table:formula="of:=NUMEROLOG([.$A164];&quot;TR&quot;;&quot;tam&quot;)" office:value-type="float" office:value="48" calcext:value-type="float">
            <text:p>48</text:p>
          </table:table-cell>
          <table:table-cell table:formula="of:=ABJAD([.$A164];0;1)" office:value-type="float" office:value="27" calcext:value-type="float">
            <text:p>27</text:p>
          </table:table-cell>
          <table:table-cell table:formula="of:=ABJAD([.$A164];1;1)" office:value-type="float" office:value="279" calcext:value-type="float">
            <text:p>279</text:p>
          </table:table-cell>
          <table:table-cell table:formula="of:=ABJAD([.$A164];2;1)" office:value-type="float" office:value="300" calcext:value-type="float">
            <text:p>300</text:p>
          </table:table-cell>
          <table:table-cell table:formula="of:=ABJAD([.$A164];3;1)" office:value-type="float" office:value="5897" calcext:value-type="float">
            <text:p>58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SEN</text:p>
          </table:table-cell>
          <table:table-cell table:formula="of:=NUMEROLOG([.$A165];&quot;modern&quot;;&quot;tam&quot;)" office:value-type="float" office:value="20" calcext:value-type="float">
            <text:p>20</text:p>
          </table:table-cell>
          <table:table-cell table:formula="of:=NUMEROLOG([.$A165];&quot;TR&quot;;&quot;tam&quot;)" office:value-type="float" office:value="66" calcext:value-type="float">
            <text:p>66</text:p>
          </table:table-cell>
          <table:table-cell table:formula="of:=ABJAD([.$A165];0;1)" office:value-type="float" office:value="29" calcext:value-type="float">
            <text:p>29</text:p>
          </table:table-cell>
          <table:table-cell table:formula="of:=ABJAD([.$A165];1;1)" office:value-type="float" office:value="449" calcext:value-type="float">
            <text:p>449</text:p>
          </table:table-cell>
          <table:table-cell table:formula="of:=ABJAD([.$A165];2;1)" office:value-type="float" office:value="475" calcext:value-type="float">
            <text:p>475</text:p>
          </table:table-cell>
          <table:table-cell table:formula="of:=ABJAD([.$A165];3;1)" office:value-type="float" office:value="8405" calcext:value-type="float">
            <text:p>84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SU</text:p>
          </table:table-cell>
          <table:table-cell table:formula="of:=NUMEROLOG([.$A166];&quot;modern&quot;;&quot;tam&quot;)" office:value-type="float" office:value="13" calcext:value-type="float">
            <text:p>13</text:p>
          </table:table-cell>
          <table:table-cell table:formula="of:=NUMEROLOG([.$A166];&quot;TR&quot;;&quot;tam&quot;)" office:value-type="float" office:value="68" calcext:value-type="float">
            <text:p>68</text:p>
          </table:table-cell>
          <table:table-cell table:formula="of:=ABJAD([.$A166];0;1)" office:value-type="float" office:value="14" calcext:value-type="float">
            <text:p>14</text:p>
          </table:table-cell>
          <table:table-cell table:formula="of:=ABJAD([.$A166];1;1)" office:value-type="float" office:value="974" calcext:value-type="float">
            <text:p>974</text:p>
          </table:table-cell>
          <table:table-cell table:formula="of:=ABJAD([.$A166];2;1)" office:value-type="float" office:value="1590" calcext:value-type="float">
            <text:p>1590</text:p>
          </table:table-cell>
          <table:table-cell table:formula="of:=ABJAD([.$A166];3;1)" office:value-type="float" office:value="9274" calcext:value-type="float">
            <text:p>92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SUN</text:p>
          </table:table-cell>
          <table:table-cell table:formula="of:=NUMEROLOG([.$A167];&quot;modern&quot;;&quot;tam&quot;)" office:value-type="float" office:value="18" calcext:value-type="float">
            <text:p>18</text:p>
          </table:table-cell>
          <table:table-cell table:formula="of:=NUMEROLOG([.$A167];&quot;TR&quot;;&quot;tam&quot;)" office:value-type="float" office:value="85" calcext:value-type="float">
            <text:p>85</text:p>
          </table:table-cell>
          <table:table-cell table:formula="of:=ABJAD([.$A167];0;1)" office:value-type="float" office:value="24" calcext:value-type="float">
            <text:p>24</text:p>
          </table:table-cell>
          <table:table-cell table:formula="of:=ABJAD([.$A167];1;1)" office:value-type="float" office:value="1044" calcext:value-type="float">
            <text:p>1044</text:p>
          </table:table-cell>
          <table:table-cell table:formula="of:=ABJAD([.$A167];2;1)" office:value-type="float" office:value="1665" calcext:value-type="float">
            <text:p>1665</text:p>
          </table:table-cell>
          <table:table-cell table:formula="of:=ABJAD([.$A167];3;1)" office:value-type="float" office:value="11159" calcext:value-type="float">
            <text:p>11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AVLAN</text:p>
          </table:table-cell>
          <table:table-cell table:formula="of:=NUMEROLOG([.$A168];&quot;modern&quot;;&quot;tam&quot;)" office:value-type="float" office:value="17" calcext:value-type="float">
            <text:p>17</text:p>
          </table:table-cell>
          <table:table-cell table:formula="of:=NUMEROLOG([.$A168];&quot;TR&quot;;&quot;tam&quot;)" office:value-type="float" office:value="65" calcext:value-type="float">
            <text:p>65</text:p>
          </table:table-cell>
          <table:table-cell table:formula="of:=ABJAD([.$A168];0;1)" office:value-type="float" office:value="25" calcext:value-type="float">
            <text:p>25</text:p>
          </table:table-cell>
          <table:table-cell table:formula="of:=ABJAD([.$A168];1;1)" office:value-type="float" office:value="925" calcext:value-type="float">
            <text:p>925</text:p>
          </table:table-cell>
          <table:table-cell table:formula="of:=ABJAD([.$A168];2;1)" office:value-type="float" office:value="947" calcext:value-type="float">
            <text:p>947</text:p>
          </table:table-cell>
          <table:table-cell table:formula="of:=ABJAD([.$A168];3;1)" office:value-type="float" office:value="7122" calcext:value-type="float">
            <text:p>7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BBAR</text:p>
          </table:table-cell>
          <table:table-cell table:formula="of:=NUMEROLOG([.$A169];&quot;modern&quot;;&quot;tam&quot;)" office:value-type="float" office:value="22" calcext:value-type="float">
            <text:p>22</text:p>
          </table:table-cell>
          <table:table-cell table:formula="of:=NUMEROLOG([.$A169];&quot;TR&quot;;&quot;tam&quot;)" office:value-type="float" office:value="35" calcext:value-type="float">
            <text:p>35</text:p>
          </table:table-cell>
          <table:table-cell table:formula="of:=ABJAD([.$A169];0;1)" office:value-type="float" office:value="21" calcext:value-type="float">
            <text:p>21</text:p>
          </table:table-cell>
          <table:table-cell table:formula="of:=ABJAD([.$A169];1;1)" office:value-type="float" office:value="213" calcext:value-type="float">
            <text:p>213</text:p>
          </table:table-cell>
          <table:table-cell table:formula="of:=ABJAD([.$A169];2;1)" office:value-type="float" office:value="239" calcext:value-type="float">
            <text:p>239</text:p>
          </table:table-cell>
          <table:table-cell table:formula="of:=ABJAD([.$A169];3;1)" office:value-type="float" office:value="4172" calcext:value-type="float">
            <text:p>41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BRAİL</text:p>
          </table:table-cell>
          <table:table-cell table:formula="of:=NUMEROLOG([.$A170];&quot;modern&quot;;&quot;tam&quot;)" office:value-type="float" office:value="32" calcext:value-type="float">
            <text:p>32</text:p>
          </table:table-cell>
          <table:table-cell table:formula="of:=NUMEROLOG([.$A170];&quot;TR&quot;;&quot;tam&quot;)" office:value-type="float" office:value="60" calcext:value-type="float">
            <text:p>60</text:p>
          </table:table-cell>
          <table:table-cell table:formula="of:=ABJAD([.$A170];0;1)" office:value-type="float" office:value="29" calcext:value-type="float">
            <text:p>29</text:p>
          </table:table-cell>
          <table:table-cell table:formula="of:=ABJAD([.$A170];1;1)" office:value-type="float" office:value="281" calcext:value-type="float">
            <text:p>281</text:p>
          </table:table-cell>
          <table:table-cell table:formula="of:=ABJAD([.$A170];2;1)" office:value-type="float" office:value="327" calcext:value-type="float">
            <text:p>327</text:p>
          </table:table-cell>
          <table:table-cell table:formula="of:=ABJAD([.$A170];3;1)" office:value-type="float" office:value="5417" calcext:value-type="float">
            <text:p>5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LİL</text:p>
          </table:table-cell>
          <table:table-cell table:formula="of:=NUMEROLOG([.$A171];&quot;modern&quot;;&quot;tam&quot;)" office:value-type="float" office:value="23" calcext:value-type="float">
            <text:p>23</text:p>
          </table:table-cell>
          <table:table-cell table:formula="of:=NUMEROLOG([.$A171];&quot;TR&quot;;&quot;tam&quot;)" office:value-type="float" office:value="51" calcext:value-type="float">
            <text:p>51</text:p>
          </table:table-cell>
          <table:table-cell table:formula="of:=ABJAD([.$A171];0;1)" office:value-type="float" office:value="20" calcext:value-type="float">
            <text:p>20</text:p>
          </table:table-cell>
          <table:table-cell table:formula="of:=ABJAD([.$A171];1;1)" office:value-type="float" office:value="128" calcext:value-type="float">
            <text:p>128</text:p>
          </table:table-cell>
          <table:table-cell table:formula="of:=ABJAD([.$A171];2;1)" office:value-type="float" office:value="168" calcext:value-type="float">
            <text:p>168</text:p>
          </table:table-cell>
          <table:table-cell table:formula="of:=ABJAD([.$A171];3;1)" office:value-type="float" office:value="2560" calcext:value-type="float">
            <text:p>25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</text:p>
          </table:table-cell>
          <table:table-cell table:formula="of:=NUMEROLOG([.$A172];&quot;modern&quot;;&quot;tam&quot;)" office:value-type="float" office:value="12" calcext:value-type="float">
            <text:p>12</text:p>
          </table:table-cell>
          <table:table-cell table:formula="of:=NUMEROLOG([.$A172];&quot;TR&quot;;&quot;tam&quot;)" office:value-type="float" office:value="25" calcext:value-type="float">
            <text:p>25</text:p>
          </table:table-cell>
          <table:table-cell table:formula="of:=ABJAD([.$A172];0;1)" office:value-type="float" office:value="8" calcext:value-type="float">
            <text:p>8</text:p>
          </table:table-cell>
          <table:table-cell table:formula="of:=ABJAD([.$A172];1;1)" office:value-type="float" office:value="68" calcext:value-type="float">
            <text:p>68</text:p>
          </table:table-cell>
          <table:table-cell table:formula="of:=ABJAD([.$A172];2;1)" office:value-type="float" office:value="83" calcext:value-type="float">
            <text:p>83</text:p>
          </table:table-cell>
          <table:table-cell table:formula="of:=ABJAD([.$A172];3;1)" office:value-type="float" office:value="2131" calcext:value-type="float">
            <text:p>2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AL</text:p>
          </table:table-cell>
          <table:table-cell table:formula="of:=NUMEROLOG([.$A173];&quot;modern&quot;;&quot;tam&quot;)" office:value-type="float" office:value="16" calcext:value-type="float">
            <text:p>16</text:p>
          </table:table-cell>
          <table:table-cell table:formula="of:=NUMEROLOG([.$A173];&quot;TR&quot;;&quot;tam&quot;)" office:value-type="float" office:value="41" calcext:value-type="float">
            <text:p>41</text:p>
          </table:table-cell>
          <table:table-cell table:formula="of:=ABJAD([.$A173];0;1)" office:value-type="float" office:value="11" calcext:value-type="float">
            <text:p>11</text:p>
          </table:table-cell>
          <table:table-cell table:formula="of:=ABJAD([.$A173];1;1)" office:value-type="float" office:value="119" calcext:value-type="float">
            <text:p>119</text:p>
          </table:table-cell>
          <table:table-cell table:formula="of:=ABJAD([.$A173];2;1)" office:value-type="float" office:value="140" calcext:value-type="float">
            <text:p>140</text:p>
          </table:table-cell>
          <table:table-cell table:formula="of:=ABJAD([.$A173];3;1)" office:value-type="float" office:value="2478" calcext:value-type="float">
            <text:p>2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İL</text:p>
          </table:table-cell>
          <table:table-cell table:formula="of:=NUMEROLOG([.$A174];&quot;modern&quot;;&quot;tam&quot;)" office:value-type="float" office:value="24" calcext:value-type="float">
            <text:p>24</text:p>
          </table:table-cell>
          <table:table-cell table:formula="of:=NUMEROLOG([.$A174];&quot;TR&quot;;&quot;tam&quot;)" office:value-type="float" office:value="52" calcext:value-type="float">
            <text:p>52</text:p>
          </table:table-cell>
          <table:table-cell table:formula="of:=ABJAD([.$A174];0;1)" office:value-type="float" office:value="18" calcext:value-type="float">
            <text:p>18</text:p>
          </table:table-cell>
          <table:table-cell table:formula="of:=ABJAD([.$A174];1;1)" office:value-type="float" office:value="138" calcext:value-type="float">
            <text:p>138</text:p>
          </table:table-cell>
          <table:table-cell table:formula="of:=ABJAD([.$A174];2;1)" office:value-type="float" office:value="178" calcext:value-type="float">
            <text:p>178</text:p>
          </table:table-cell>
          <table:table-cell table:formula="of:=ABJAD([.$A174];3;1)" office:value-type="float" office:value="3456" calcext:value-type="float">
            <text:p>34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İLE</text:p>
          </table:table-cell>
          <table:table-cell table:formula="of:=NUMEROLOG([.$A175];&quot;modern&quot;;&quot;tam&quot;)" office:value-type="float" office:value="29" calcext:value-type="float">
            <text:p>29</text:p>
          </table:table-cell>
          <table:table-cell table:formula="of:=NUMEROLOG([.$A175];&quot;TR&quot;;&quot;tam&quot;)" office:value-type="float" office:value="58" calcext:value-type="float">
            <text:p>58</text:p>
          </table:table-cell>
          <table:table-cell table:formula="of:=ABJAD([.$A175];0;1)" office:value-type="float" office:value="23" calcext:value-type="float">
            <text:p>23</text:p>
          </table:table-cell>
          <table:table-cell table:formula="of:=ABJAD([.$A175];1;1)" office:value-type="float" office:value="143" calcext:value-type="float">
            <text:p>143</text:p>
          </table:table-cell>
          <table:table-cell table:formula="of:=ABJAD([.$A175];2;1)" office:value-type="float" office:value="188" calcext:value-type="float">
            <text:p>188</text:p>
          </table:table-cell>
          <table:table-cell table:formula="of:=ABJAD([.$A175];3;1)" office:value-type="float" office:value="3863" calcext:value-type="float">
            <text:p>38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MRE</text:p>
          </table:table-cell>
          <table:table-cell table:formula="of:=NUMEROLOG([.$A176];&quot;modern&quot;;&quot;tam&quot;)" office:value-type="float" office:value="26" calcext:value-type="float">
            <text:p>26</text:p>
          </table:table-cell>
          <table:table-cell table:formula="of:=NUMEROLOG([.$A176];&quot;TR&quot;;&quot;tam&quot;)" office:value-type="float" office:value="52" calcext:value-type="float">
            <text:p>52</text:p>
          </table:table-cell>
          <table:table-cell table:formula="of:=ABJAD([.$A176];0;1)" office:value-type="float" office:value="21" calcext:value-type="float">
            <text:p>21</text:p>
          </table:table-cell>
          <table:table-cell table:formula="of:=ABJAD([.$A176];1;1)" office:value-type="float" office:value="273" calcext:value-type="float">
            <text:p>273</text:p>
          </table:table-cell>
          <table:table-cell table:formula="of:=ABJAD([.$A176];2;1)" office:value-type="float" office:value="298" calcext:value-type="float">
            <text:p>298</text:p>
          </table:table-cell>
          <table:table-cell table:formula="of:=ABJAD([.$A176];3;1)" office:value-type="float" office:value="5218" calcext:value-type="float">
            <text:p>52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GİZ</text:p>
          </table:table-cell>
          <table:table-cell table:formula="of:=NUMEROLOG([.$A177];&quot;modern&quot;;&quot;tam&quot;)" office:value-type="float" office:value="37" calcext:value-type="float">
            <text:p>37</text:p>
          </table:table-cell>
          <table:table-cell table:formula="of:=NUMEROLOG([.$A177];&quot;TR&quot;;&quot;tam&quot;)" office:value-type="float" office:value="75" calcext:value-type="float">
            <text:p>75</text:p>
          </table:table-cell>
          <table:table-cell table:formula="of:=ABJAD([.$A177];0;1)" office:value-type="float" office:value="37" calcext:value-type="float">
            <text:p>37</text:p>
          </table:table-cell>
          <table:table-cell table:formula="of:=ABJAD([.$A177];1;1)" office:value-type="float" office:value="1105" calcext:value-type="float">
            <text:p>1105</text:p>
          </table:table-cell>
          <table:table-cell table:formula="of:=ABJAD([.$A177];2;1)" office:value-type="float" office:value="1150" calcext:value-type="float">
            <text:p>1150</text:p>
          </table:table-cell>
          <table:table-cell table:formula="of:=ABJAD([.$A177];3;1)" office:value-type="float" office:value="5216" calcext:value-type="float">
            <text:p>52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K</text:p>
          </table:table-cell>
          <table:table-cell table:formula="of:=NUMEROLOG([.$A178];&quot;modern&quot;;&quot;tam&quot;)" office:value-type="float" office:value="15" calcext:value-type="float">
            <text:p>15</text:p>
          </table:table-cell>
          <table:table-cell table:formula="of:=NUMEROLOG([.$A178];&quot;TR&quot;;&quot;tam&quot;)" office:value-type="float" office:value="40" calcext:value-type="float">
            <text:p>40</text:p>
          </table:table-cell>
          <table:table-cell table:formula="of:=ABJAD([.$A178];0;1)" office:value-type="float" office:value="22" calcext:value-type="float">
            <text:p>22</text:p>
          </table:table-cell>
          <table:table-cell table:formula="of:=ABJAD([.$A178];1;1)" office:value-type="float" office:value="118" calcext:value-type="float">
            <text:p>118</text:p>
          </table:table-cell>
          <table:table-cell table:formula="of:=ABJAD([.$A178];2;1)" office:value-type="float" office:value="138" calcext:value-type="float">
            <text:p>138</text:p>
          </table:table-cell>
          <table:table-cell table:formula="of:=ABJAD([.$A178];3;1)" office:value-type="float" office:value="3285" calcext:value-type="float">
            <text:p>3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NET</text:p>
          </table:table-cell>
          <table:table-cell table:formula="of:=NUMEROLOG([.$A179];&quot;modern&quot;;&quot;tam&quot;)" office:value-type="float" office:value="25" calcext:value-type="float">
            <text:p>25</text:p>
          </table:table-cell>
          <table:table-cell table:formula="of:=NUMEROLOG([.$A179];&quot;TR&quot;;&quot;tam&quot;)" office:value-type="float" office:value="73" calcext:value-type="float">
            <text:p>73</text:p>
          </table:table-cell>
          <table:table-cell table:formula="of:=ABJAD([.$A179];0;1)" office:value-type="float" office:value="41" calcext:value-type="float">
            <text:p>41</text:p>
          </table:table-cell>
          <table:table-cell table:formula="of:=ABJAD([.$A179];1;1)" office:value-type="float" office:value="653" calcext:value-type="float">
            <text:p>653</text:p>
          </table:table-cell>
          <table:table-cell table:formula="of:=ABJAD([.$A179];2;1)" office:value-type="float" office:value="683" calcext:value-type="float">
            <text:p>683</text:p>
          </table:table-cell>
          <table:table-cell table:formula="of:=ABJAD([.$A179];3;1)" office:value-type="float" office:value="8294" calcext:value-type="float">
            <text:p>82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REN</text:p>
          </table:table-cell>
          <table:table-cell table:formula="of:=NUMEROLOG([.$A180];&quot;modern&quot;;&quot;tam&quot;)" office:value-type="float" office:value="27" calcext:value-type="float">
            <text:p>27</text:p>
          </table:table-cell>
          <table:table-cell table:formula="of:=NUMEROLOG([.$A180];&quot;TR&quot;;&quot;tam&quot;)" office:value-type="float" office:value="53" calcext:value-type="float">
            <text:p>53</text:p>
          </table:table-cell>
          <table:table-cell table:formula="of:=ABJAD([.$A180];0;1)" office:value-type="float" office:value="31" calcext:value-type="float">
            <text:p>31</text:p>
          </table:table-cell>
          <table:table-cell table:formula="of:=ABJAD([.$A180];1;1)" office:value-type="float" office:value="283" calcext:value-type="float">
            <text:p>283</text:p>
          </table:table-cell>
          <table:table-cell table:formula="of:=ABJAD([.$A180];2;1)" office:value-type="float" office:value="308" calcext:value-type="float">
            <text:p>308</text:p>
          </table:table-cell>
          <table:table-cell table:formula="of:=ABJAD([.$A180];3;1)" office:value-type="float" office:value="6082" calcext:value-type="float">
            <text:p>60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ETİN</text:p>
          </table:table-cell>
          <table:table-cell table:formula="of:=NUMEROLOG([.$A181];&quot;modern&quot;;&quot;tam&quot;)" office:value-type="float" office:value="24" calcext:value-type="float">
            <text:p>24</text:p>
          </table:table-cell>
          <table:table-cell table:formula="of:=NUMEROLOG([.$A181];&quot;TR&quot;;&quot;tam&quot;)" office:value-type="float" office:value="63" calcext:value-type="float">
            <text:p>63</text:p>
          </table:table-cell>
          <table:table-cell table:formula="of:=ABJAD([.$A181];0;1)" office:value-type="float" office:value="34" calcext:value-type="float">
            <text:p>34</text:p>
          </table:table-cell>
          <table:table-cell table:formula="of:=ABJAD([.$A181];1;1)" office:value-type="float" office:value="598" calcext:value-type="float">
            <text:p>598</text:p>
          </table:table-cell>
          <table:table-cell table:formula="of:=ABJAD([.$A181];2;1)" office:value-type="float" office:value="638" calcext:value-type="float">
            <text:p>638</text:p>
          </table:table-cell>
          <table:table-cell table:formula="of:=ABJAD([.$A181];3;1)" office:value-type="float" office:value="7202" calcext:value-type="float">
            <text:p>72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VAHİR</text:p>
          </table:table-cell>
          <table:table-cell table:formula="of:=NUMEROLOG([.$A182];&quot;modern&quot;;&quot;tam&quot;)" office:value-type="float" office:value="39" calcext:value-type="float">
            <text:p>39</text:p>
          </table:table-cell>
          <table:table-cell table:formula="of:=NUMEROLOG([.$A182];&quot;TR&quot;;&quot;tam&quot;)" office:value-type="float" office:value="80" calcext:value-type="float">
            <text:p>80</text:p>
          </table:table-cell>
          <table:table-cell table:formula="of:=ABJAD([.$A182];0;1)" office:value-type="float" office:value="42" calcext:value-type="float">
            <text:p>42</text:p>
          </table:table-cell>
          <table:table-cell table:formula="of:=ABJAD([.$A182];1;1)" office:value-type="float" office:value="1038" calcext:value-type="float">
            <text:p>1038</text:p>
          </table:table-cell>
          <table:table-cell table:formula="of:=ABJAD([.$A182];2;1)" office:value-type="float" office:value="1084" calcext:value-type="float">
            <text:p>1084</text:p>
          </table:table-cell>
          <table:table-cell table:formula="of:=ABJAD([.$A182];3;1)" office:value-type="float" office:value="10901" calcext:value-type="float">
            <text:p>109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VDET</text:p>
          </table:table-cell>
          <table:table-cell table:formula="of:=NUMEROLOG([.$A183];&quot;modern&quot;;&quot;tam&quot;)" office:value-type="float" office:value="23" calcext:value-type="float">
            <text:p>23</text:p>
          </table:table-cell>
          <table:table-cell table:formula="of:=NUMEROLOG([.$A183];&quot;TR&quot;;&quot;tam&quot;)" office:value-type="float" office:value="71" calcext:value-type="float">
            <text:p>71</text:p>
          </table:table-cell>
          <table:table-cell table:formula="of:=ABJAD([.$A183];0;1)" office:value-type="float" office:value="33" calcext:value-type="float">
            <text:p>33</text:p>
          </table:table-cell>
          <table:table-cell table:formula="of:=ABJAD([.$A183];1;1)" office:value-type="float" office:value="1317" calcext:value-type="float">
            <text:p>1317</text:p>
          </table:table-cell>
          <table:table-cell table:formula="of:=ABJAD([.$A183];2;1)" office:value-type="float" office:value="1347" calcext:value-type="float">
            <text:p>1347</text:p>
          </table:table-cell>
          <table:table-cell table:formula="of:=ABJAD([.$A183];3;1)" office:value-type="float" office:value="9283" calcext:value-type="float">
            <text:p>92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DA</text:p>
          </table:table-cell>
          <table:table-cell table:formula="of:=NUMEROLOG([.$A184];&quot;modern&quot;;&quot;tam&quot;)" office:value-type="float" office:value="20" calcext:value-type="float">
            <text:p>20</text:p>
          </table:table-cell>
          <table:table-cell table:formula="of:=NUMEROLOG([.$A184];&quot;TR&quot;;&quot;tam&quot;)" office:value-type="float" office:value="43" calcext:value-type="float">
            <text:p>43</text:p>
          </table:table-cell>
          <table:table-cell table:formula="of:=ABJAD([.$A184];0;1)" office:value-type="float" office:value="13" calcext:value-type="float">
            <text:p>13</text:p>
          </table:table-cell>
          <table:table-cell table:formula="of:=ABJAD([.$A184];1;1)" office:value-type="float" office:value="913" calcext:value-type="float">
            <text:p>913</text:p>
          </table:table-cell>
          <table:table-cell table:formula="of:=ABJAD([.$A184];2;1)" office:value-type="float" office:value="934" calcext:value-type="float">
            <text:p>934</text:p>
          </table:table-cell>
          <table:table-cell table:formula="of:=ABJAD([.$A184];3;1)" office:value-type="float" office:value="6450" calcext:value-type="float">
            <text:p>64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HAN</text:p>
          </table:table-cell>
          <table:table-cell table:formula="of:=NUMEROLOG([.$A185];&quot;modern&quot;;&quot;tam&quot;)" office:value-type="float" office:value="29" calcext:value-type="float">
            <text:p>29</text:p>
          </table:table-cell>
          <table:table-cell table:formula="of:=NUMEROLOG([.$A185];&quot;TR&quot;;&quot;tam&quot;)" office:value-type="float" office:value="65" calcext:value-type="float">
            <text:p>65</text:p>
          </table:table-cell>
          <table:table-cell table:formula="of:=ABJAD([.$A185];0;1)" office:value-type="float" office:value="28" calcext:value-type="float">
            <text:p>28</text:p>
          </table:table-cell>
          <table:table-cell table:formula="of:=ABJAD([.$A185];1;1)" office:value-type="float" office:value="988" calcext:value-type="float">
            <text:p>988</text:p>
          </table:table-cell>
          <table:table-cell table:formula="of:=ABJAD([.$A185];2;1)" office:value-type="float" office:value="1014" calcext:value-type="float">
            <text:p>1014</text:p>
          </table:table-cell>
          <table:table-cell table:formula="of:=ABJAD([.$A185];3;1)" office:value-type="float" office:value="9265" calcext:value-type="float">
            <text:p>92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HUN</text:p>
          </table:table-cell>
          <table:table-cell table:formula="of:=NUMEROLOG([.$A186];&quot;modern&quot;;&quot;tam&quot;)" office:value-type="float" office:value="31" calcext:value-type="float">
            <text:p>31</text:p>
          </table:table-cell>
          <table:table-cell table:formula="of:=NUMEROLOG([.$A186];&quot;TR&quot;;&quot;tam&quot;)" office:value-type="float" office:value="89" calcext:value-type="float">
            <text:p>89</text:p>
          </table:table-cell>
          <table:table-cell table:formula="of:=ABJAD([.$A186];0;1)" office:value-type="float" office:value="27" calcext:value-type="float">
            <text:p>27</text:p>
          </table:table-cell>
          <table:table-cell table:formula="of:=ABJAD([.$A186];1;1)" office:value-type="float" office:value="1587" calcext:value-type="float">
            <text:p>1587</text:p>
          </table:table-cell>
          <table:table-cell table:formula="of:=ABJAD([.$A186];2;1)" office:value-type="float" office:value="2212" calcext:value-type="float">
            <text:p>2212</text:p>
          </table:table-cell>
          <table:table-cell table:formula="of:=ABJAD([.$A186];3;1)" office:value-type="float" office:value="12204" calcext:value-type="float">
            <text:p>122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YLAN</text:p>
          </table:table-cell>
          <table:table-cell table:formula="of:=NUMEROLOG([.$A187];&quot;modern&quot;;&quot;tam&quot;)" office:value-type="float" office:value="24" calcext:value-type="float">
            <text:p>24</text:p>
          </table:table-cell>
          <table:table-cell table:formula="of:=NUMEROLOG([.$A187];&quot;TR&quot;;&quot;tam&quot;)" office:value-type="float" office:value="70" calcext:value-type="float">
            <text:p>70</text:p>
          </table:table-cell>
          <table:table-cell table:formula="of:=ABJAD([.$A187];0;1)" office:value-type="float" office:value="21" calcext:value-type="float">
            <text:p>21</text:p>
          </table:table-cell>
          <table:table-cell table:formula="of:=ABJAD([.$A187];1;1)" office:value-type="float" office:value="1029" calcext:value-type="float">
            <text:p>1029</text:p>
          </table:table-cell>
          <table:table-cell table:formula="of:=ABJAD([.$A187];2;1)" office:value-type="float" office:value="1055" calcext:value-type="float">
            <text:p>1055</text:p>
          </table:table-cell>
          <table:table-cell table:formula="of:=ABJAD([.$A187];3;1)" office:value-type="float" office:value="7666" calcext:value-type="float">
            <text:p>76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İĞDEM</text:p>
          </table:table-cell>
          <table:table-cell table:formula="of:=NUMEROLOG([.$A188];&quot;modern&quot;;&quot;tam&quot;)" office:value-type="float" office:value="32" calcext:value-type="float">
            <text:p>32</text:p>
          </table:table-cell>
          <table:table-cell table:formula="of:=NUMEROLOG([.$A188];&quot;TR&quot;;&quot;tam&quot;)" office:value-type="float" office:value="52" calcext:value-type="float">
            <text:p>52</text:p>
          </table:table-cell>
          <table:table-cell table:formula="of:=ABJAD([.$A188];0;1)" office:value-type="float" office:value="28" calcext:value-type="float">
            <text:p>28</text:p>
          </table:table-cell>
          <table:table-cell table:formula="of:=ABJAD([.$A188];1;1)" office:value-type="float" office:value="100" calcext:value-type="float">
            <text:p>100</text:p>
          </table:table-cell>
          <table:table-cell table:formula="of:=ABJAD([.$A188];2;1)" office:value-type="float" office:value="2745" calcext:value-type="float">
            <text:p>2745</text:p>
          </table:table-cell>
          <table:table-cell table:formula="of:=ABJAD([.$A188];3;1)" office:value-type="float" office:value="5490" calcext:value-type="float">
            <text:p>54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İHAD</text:p>
          </table:table-cell>
          <table:table-cell table:formula="of:=NUMEROLOG([.$A189];&quot;modern&quot;;&quot;tam&quot;)" office:value-type="float" office:value="25" calcext:value-type="float">
            <text:p>25</text:p>
          </table:table-cell>
          <table:table-cell table:formula="of:=NUMEROLOG([.$A189];&quot;TR&quot;;&quot;tam&quot;)" office:value-type="float" office:value="31" calcext:value-type="float">
            <text:p>31</text:p>
          </table:table-cell>
          <table:table-cell table:formula="of:=ABJAD([.$A189];0;1)" office:value-type="float" office:value="25" calcext:value-type="float">
            <text:p>25</text:p>
          </table:table-cell>
          <table:table-cell table:formula="of:=ABJAD([.$A189];1;1)" office:value-type="float" office:value="37" calcext:value-type="float">
            <text:p>37</text:p>
          </table:table-cell>
          <table:table-cell table:formula="of:=ABJAD([.$A189];2;1)" office:value-type="float" office:value="73" calcext:value-type="float">
            <text:p>73</text:p>
          </table:table-cell>
          <table:table-cell table:formula="of:=ABJAD([.$A189];3;1)" office:value-type="float" office:value="4643" calcext:value-type="float">
            <text:p>46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İHAN</text:p>
          </table:table-cell>
          <table:table-cell table:formula="of:=NUMEROLOG([.$A190];&quot;modern&quot;;&quot;tam&quot;)" office:value-type="float" office:value="26" calcext:value-type="float">
            <text:p>26</text:p>
          </table:table-cell>
          <table:table-cell table:formula="of:=NUMEROLOG([.$A190];&quot;TR&quot;;&quot;tam&quot;)" office:value-type="float" office:value="43" calcext:value-type="float">
            <text:p>43</text:p>
          </table:table-cell>
          <table:table-cell table:formula="of:=ABJAD([.$A190];0;1)" office:value-type="float" office:value="31" calcext:value-type="float">
            <text:p>31</text:p>
          </table:table-cell>
          <table:table-cell table:formula="of:=ABJAD([.$A190];1;1)" office:value-type="float" office:value="103" calcext:value-type="float">
            <text:p>103</text:p>
          </table:table-cell>
          <table:table-cell table:formula="of:=ABJAD([.$A190];2;1)" office:value-type="float" office:value="139" calcext:value-type="float">
            <text:p>139</text:p>
          </table:table-cell>
          <table:table-cell table:formula="of:=ABJAD([.$A190];3;1)" office:value-type="float" office:value="5734" calcext:value-type="float">
            <text:p>57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İHAT</text:p>
          </table:table-cell>
          <table:table-cell table:formula="of:=NUMEROLOG([.$A191];&quot;modern&quot;;&quot;tam&quot;)" office:value-type="float" office:value="23" calcext:value-type="float">
            <text:p>23</text:p>
          </table:table-cell>
          <table:table-cell table:formula="of:=NUMEROLOG([.$A191];&quot;TR&quot;;&quot;tam&quot;)" office:value-type="float" office:value="50" calcext:value-type="float">
            <text:p>50</text:p>
          </table:table-cell>
          <table:table-cell table:formula="of:=ABJAD([.$A191];0;1)" office:value-type="float" office:value="29" calcext:value-type="float">
            <text:p>29</text:p>
          </table:table-cell>
          <table:table-cell table:formula="of:=ABJAD([.$A191];1;1)" office:value-type="float" office:value="533" calcext:value-type="float">
            <text:p>533</text:p>
          </table:table-cell>
          <table:table-cell table:formula="of:=ABJAD([.$A191];2;1)" office:value-type="float" office:value="569" calcext:value-type="float">
            <text:p>569</text:p>
          </table:table-cell>
          <table:table-cell table:formula="of:=ABJAD([.$A191];3;1)" office:value-type="float" office:value="6856" calcext:value-type="float">
            <text:p>68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İLE</text:p>
          </table:table-cell>
          <table:table-cell table:formula="of:=NUMEROLOG([.$A192];&quot;modern&quot;;&quot;tam&quot;)" office:value-type="float" office:value="20" calcext:value-type="float">
            <text:p>20</text:p>
          </table:table-cell>
          <table:table-cell table:formula="of:=NUMEROLOG([.$A192];&quot;TR&quot;;&quot;tam&quot;)" office:value-type="float" office:value="37" calcext:value-type="float">
            <text:p>37</text:p>
          </table:table-cell>
          <table:table-cell table:formula="of:=ABJAD([.$A192];0;1)" office:value-type="float" office:value="18" calcext:value-type="float">
            <text:p>18</text:p>
          </table:table-cell>
          <table:table-cell table:formula="of:=ABJAD([.$A192];1;1)" office:value-type="float" office:value="78" calcext:value-type="float">
            <text:p>78</text:p>
          </table:table-cell>
          <table:table-cell table:formula="of:=ABJAD([.$A192];2;1)" office:value-type="float" office:value="113" calcext:value-type="float">
            <text:p>113</text:p>
          </table:table-cell>
          <table:table-cell table:formula="of:=ABJAD([.$A192];3;1)" office:value-type="float" office:value="2435" calcext:value-type="float">
            <text:p>2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ÇİLER</text:p>
          </table:table-cell>
          <table:table-cell table:formula="of:=NUMEROLOG([.$A193];&quot;modern&quot;;&quot;tam&quot;)" office:value-type="float" office:value="29" calcext:value-type="float">
            <text:p>29</text:p>
          </table:table-cell>
          <table:table-cell table:formula="of:=NUMEROLOG([.$A193];&quot;TR&quot;;&quot;tam&quot;)" office:value-type="float" office:value="58" calcext:value-type="float">
            <text:p>58</text:p>
          </table:table-cell>
          <table:table-cell table:formula="of:=ABJAD([.$A193];0;1)" office:value-type="float" office:value="26" calcext:value-type="float">
            <text:p>26</text:p>
          </table:table-cell>
          <table:table-cell table:formula="of:=ABJAD([.$A193];1;1)" office:value-type="float" office:value="278" calcext:value-type="float">
            <text:p>278</text:p>
          </table:table-cell>
          <table:table-cell table:formula="of:=ABJAD([.$A193];2;1)" office:value-type="float" office:value="318" calcext:value-type="float">
            <text:p>318</text:p>
          </table:table-cell>
          <table:table-cell table:formula="of:=ABJAD([.$A193];3;1)" office:value-type="float" office:value="5115" calcext:value-type="float">
            <text:p>51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VAN</text:p>
          </table:table-cell>
          <table:table-cell table:formula="of:=NUMEROLOG([.$A194];&quot;modern&quot;;&quot;tam&quot;)" office:value-type="float" office:value="22" calcext:value-type="float">
            <text:p>22</text:p>
          </table:table-cell>
          <table:table-cell table:formula="of:=NUMEROLOG([.$A194];&quot;TR&quot;;&quot;tam&quot;)" office:value-type="float" office:value="59" calcext:value-type="float">
            <text:p>59</text:p>
          </table:table-cell>
          <table:table-cell table:formula="of:=ABJAD([.$A194];0;1)" office:value-type="float" office:value="32" calcext:value-type="float">
            <text:p>32</text:p>
          </table:table-cell>
          <table:table-cell table:formula="of:=ABJAD([.$A194];1;1)" office:value-type="float" office:value="884" calcext:value-type="float">
            <text:p>884</text:p>
          </table:table-cell>
          <table:table-cell table:formula="of:=ABJAD([.$A194];2;1)" office:value-type="float" office:value="910" calcext:value-type="float">
            <text:p>910</text:p>
          </table:table-cell>
          <table:table-cell table:formula="of:=ABJAD([.$A194];3;1)" office:value-type="float" office:value="6925" calcext:value-type="float">
            <text:p>69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ÖMERT</text:p>
          </table:table-cell>
          <table:table-cell table:formula="of:=NUMEROLOG([.$A195];&quot;modern&quot;;&quot;tam&quot;)" office:value-type="float" office:value="29" calcext:value-type="float">
            <text:p>29</text:p>
          </table:table-cell>
          <table:table-cell table:formula="of:=NUMEROLOG([.$A195];&quot;TR&quot;;&quot;tam&quot;)" office:value-type="float" office:value="89" calcext:value-type="float">
            <text:p>89</text:p>
          </table:table-cell>
          <table:table-cell table:formula="of:=ABJAD([.$A195];0;1)" office:value-type="float" office:value="30" calcext:value-type="float">
            <text:p>30</text:p>
          </table:table-cell>
          <table:table-cell table:formula="of:=ABJAD([.$A195];1;1)" office:value-type="float" office:value="858" calcext:value-type="float">
            <text:p>858</text:p>
          </table:table-cell>
          <table:table-cell table:formula="of:=ABJAD([.$A195];2;1)" office:value-type="float" office:value="973" calcext:value-type="float">
            <text:p>973</text:p>
          </table:table-cell>
          <table:table-cell table:formula="of:=ABJAD([.$A195];3;1)" office:value-type="float" office:value="8313" calcext:value-type="float">
            <text:p>83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ŞKUN</text:p>
          </table:table-cell>
          <table:table-cell table:formula="of:=NUMEROLOG([.$A196];&quot;modern&quot;;&quot;tam&quot;)" office:value-type="float" office:value="20" calcext:value-type="float">
            <text:p>20</text:p>
          </table:table-cell>
          <table:table-cell table:formula="of:=NUMEROLOG([.$A196];&quot;TR&quot;;&quot;tam&quot;)" office:value-type="float" office:value="100" calcext:value-type="float">
            <text:p>100</text:p>
          </table:table-cell>
          <table:table-cell table:formula="of:=ABJAD([.$A196];0;1)" office:value-type="float" office:value="29" calcext:value-type="float">
            <text:p>29</text:p>
          </table:table-cell>
          <table:table-cell table:formula="of:=ABJAD([.$A196];1;1)" office:value-type="float" office:value="1193" calcext:value-type="float">
            <text:p>1193</text:p>
          </table:table-cell>
          <table:table-cell table:formula="of:=ABJAD([.$A196];2;1)" office:value-type="float" office:value="1893" calcext:value-type="float">
            <text:p>1893</text:p>
          </table:table-cell>
          <table:table-cell table:formula="of:=ABJAD([.$A196];3;1)" office:value-type="float" office:value="10153" calcext:value-type="float">
            <text:p>101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MA</text:p>
          </table:table-cell>
          <table:table-cell table:formula="of:=NUMEROLOG([.$A197];&quot;modern&quot;;&quot;tam&quot;)" office:value-type="float" office:value="11" calcext:value-type="float">
            <text:p>11</text:p>
          </table:table-cell>
          <table:table-cell table:formula="of:=NUMEROLOG([.$A197];&quot;TR&quot;;&quot;tam&quot;)" office:value-type="float" office:value="45" calcext:value-type="float">
            <text:p>45</text:p>
          </table:table-cell>
          <table:table-cell table:formula="of:=ABJAD([.$A197];0;1)" office:value-type="float" office:value="4" calcext:value-type="float">
            <text:p>4</text:p>
          </table:table-cell>
          <table:table-cell table:formula="of:=ABJAD([.$A197];1;1)" office:value-type="float" office:value="664" calcext:value-type="float">
            <text:p>664</text:p>
          </table:table-cell>
          <table:table-cell table:formula="of:=ABJAD([.$A197];2;1)" office:value-type="float" office:value="1275" calcext:value-type="float">
            <text:p>1275</text:p>
          </table:table-cell>
          <table:table-cell table:formula="of:=ABJAD([.$A197];3;1)" office:value-type="float" office:value="5107" calcext:value-type="float">
            <text:p>51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MHUR</text:p>
          </table:table-cell>
          <table:table-cell table:formula="of:=NUMEROLOG([.$A198];&quot;modern&quot;;&quot;tam&quot;)" office:value-type="float" office:value="30" calcext:value-type="float">
            <text:p>30</text:p>
          </table:table-cell>
          <table:table-cell table:formula="of:=NUMEROLOG([.$A198];&quot;TR&quot;;&quot;tam&quot;)" office:value-type="float" office:value="100" calcext:value-type="float">
            <text:p>100</text:p>
          </table:table-cell>
          <table:table-cell table:formula="of:=ABJAD([.$A198];0;1)" office:value-type="float" office:value="20" calcext:value-type="float">
            <text:p>20</text:p>
          </table:table-cell>
          <table:table-cell table:formula="of:=ABJAD([.$A198];1;1)" office:value-type="float" office:value="1472" calcext:value-type="float">
            <text:p>1472</text:p>
          </table:table-cell>
          <table:table-cell table:formula="of:=ABJAD([.$A198];2;1)" office:value-type="float" office:value="2692" calcext:value-type="float">
            <text:p>2692</text:p>
          </table:table-cell>
          <table:table-cell table:formula="of:=ABJAD([.$A198];3;1)" office:value-type="float" office:value="12450" calcext:value-type="float">
            <text:p>124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UNDULLAH</text:p>
          </table:table-cell>
          <table:table-cell table:formula="of:=NUMEROLOG([.$A199];&quot;modern&quot;;&quot;tam&quot;)" office:value-type="float" office:value="33" calcext:value-type="float">
            <text:p>33</text:p>
          </table:table-cell>
          <table:table-cell table:formula="of:=NUMEROLOG([.$A199];&quot;TR&quot;;&quot;tam&quot;)" office:value-type="float" office:value="116" calcext:value-type="float">
            <text:p>116</text:p>
          </table:table-cell>
          <table:table-cell table:formula="of:=ABJAD([.$A199];0;1)" office:value-type="float" office:value="31" calcext:value-type="float">
            <text:p>31</text:p>
          </table:table-cell>
          <table:table-cell table:formula="of:=ABJAD([.$A199];1;1)" office:value-type="float" office:value="1387" calcext:value-type="float">
            <text:p>1387</text:p>
          </table:table-cell>
          <table:table-cell table:formula="of:=ABJAD([.$A199];2;1)" office:value-type="float" office:value="2618" calcext:value-type="float">
            <text:p>2618</text:p>
          </table:table-cell>
          <table:table-cell table:formula="of:=ABJAD([.$A199];3;1)" office:value-type="float" office:value="11900" calcext:value-type="float">
            <text:p>119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ÜNEYT</text:p>
          </table:table-cell>
          <table:table-cell table:formula="of:=NUMEROLOG([.$A200];&quot;modern&quot;;&quot;tam&quot;)" office:value-type="float" office:value="25" calcext:value-type="float">
            <text:p>25</text:p>
          </table:table-cell>
          <table:table-cell table:formula="of:=NUMEROLOG([.$A200];&quot;TR&quot;;&quot;tam&quot;)" office:value-type="float" office:value="104" calcext:value-type="float">
            <text:p>104</text:p>
          </table:table-cell>
          <table:table-cell table:formula="of:=ABJAD([.$A200];0;1)" office:value-type="float" office:value="30" calcext:value-type="float">
            <text:p>30</text:p>
          </table:table-cell>
          <table:table-cell table:formula="of:=ABJAD([.$A200];1;1)" office:value-type="float" office:value="2178" calcext:value-type="float">
            <text:p>2178</text:p>
          </table:table-cell>
          <table:table-cell table:formula="of:=ABJAD([.$A200];2;1)" office:value-type="float" office:value="2903" calcext:value-type="float">
            <text:p>2903</text:p>
          </table:table-cell>
          <table:table-cell table:formula="of:=ABJAD([.$A200];3;1)" office:value-type="float" office:value="13855" calcext:value-type="float">
            <text:p>13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MLA</text:p>
          </table:table-cell>
          <table:table-cell table:formula="of:=NUMEROLOG([.$A201];&quot;modern&quot;;&quot;tam&quot;)" office:value-type="float" office:value="13" calcext:value-type="float">
            <text:p>13</text:p>
          </table:table-cell>
          <table:table-cell table:formula="of:=NUMEROLOG([.$A201];&quot;TR&quot;;&quot;tam&quot;)" office:value-type="float" office:value="38" calcext:value-type="float">
            <text:p>38</text:p>
          </table:table-cell>
          <table:table-cell table:formula="of:=ABJAD([.$A201];0;1)" office:value-type="float" office:value="8" calcext:value-type="float">
            <text:p>8</text:p>
          </table:table-cell>
          <table:table-cell table:formula="of:=ABJAD([.$A201];1;1)" office:value-type="float" office:value="116" calcext:value-type="float">
            <text:p>116</text:p>
          </table:table-cell>
          <table:table-cell table:formula="of:=ABJAD([.$A201];2;1)" office:value-type="float" office:value="133" calcext:value-type="float">
            <text:p>133</text:p>
          </table:table-cell>
          <table:table-cell table:formula="of:=ABJAD([.$A201];3;1)" office:value-type="float" office:value="2384" calcext:value-type="float">
            <text:p>23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VUT</text:p>
          </table:table-cell>
          <table:table-cell table:formula="of:=NUMEROLOG([.$A202];&quot;modern&quot;;&quot;tam&quot;)" office:value-type="float" office:value="14" calcext:value-type="float">
            <text:p>14</text:p>
          </table:table-cell>
          <table:table-cell table:formula="of:=NUMEROLOG([.$A202];&quot;TR&quot;;&quot;tam&quot;)" office:value-type="float" office:value="82" calcext:value-type="float">
            <text:p>82</text:p>
          </table:table-cell>
          <table:table-cell table:formula="of:=ABJAD([.$A202];0;1)" office:value-type="float" office:value="21" calcext:value-type="float">
            <text:p>21</text:p>
          </table:table-cell>
          <table:table-cell table:formula="of:=ABJAD([.$A202];1;1)" office:value-type="float" office:value="1905" calcext:value-type="float">
            <text:p>1905</text:p>
          </table:table-cell>
          <table:table-cell table:formula="of:=ABJAD([.$A202];2;1)" office:value-type="float" office:value="2521" calcext:value-type="float">
            <text:p>2521</text:p>
          </table:table-cell>
          <table:table-cell table:formula="of:=ABJAD([.$A202];3;1)" office:value-type="float" office:value="11149" calcext:value-type="float">
            <text:p>11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MET</text:p>
          </table:table-cell>
          <table:table-cell table:formula="of:=NUMEROLOG([.$A203];&quot;modern&quot;;&quot;tam&quot;)" office:value-type="float" office:value="20" calcext:value-type="float">
            <text:p>20</text:p>
          </table:table-cell>
          <table:table-cell table:formula="of:=NUMEROLOG([.$A203];&quot;TR&quot;;&quot;tam&quot;)" office:value-type="float" office:value="57" calcext:value-type="float">
            <text:p>57</text:p>
          </table:table-cell>
          <table:table-cell table:formula="of:=ABJAD([.$A203];0;1)" office:value-type="float" office:value="22" calcext:value-type="float">
            <text:p>22</text:p>
          </table:table-cell>
          <table:table-cell table:formula="of:=ABJAD([.$A203];1;1)" office:value-type="float" office:value="574" calcext:value-type="float">
            <text:p>574</text:p>
          </table:table-cell>
          <table:table-cell table:formula="of:=ABJAD([.$A203];2;1)" office:value-type="float" office:value="599" calcext:value-type="float">
            <text:p>599</text:p>
          </table:table-cell>
          <table:table-cell table:formula="of:=ABJAD([.$A203];3;1)" office:value-type="float" office:value="5636" calcext:value-type="float">
            <text:p>56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MİR</text:p>
          </table:table-cell>
          <table:table-cell table:formula="of:=NUMEROLOG([.$A204];&quot;modern&quot;;&quot;tam&quot;)" office:value-type="float" office:value="31" calcext:value-type="float">
            <text:p>31</text:p>
          </table:table-cell>
          <table:table-cell table:formula="of:=NUMEROLOG([.$A204];&quot;TR&quot;;&quot;tam&quot;)" office:value-type="float" office:value="60" calcext:value-type="float">
            <text:p>60</text:p>
          </table:table-cell>
          <table:table-cell table:formula="of:=ABJAD([.$A204];0;1)" office:value-type="float" office:value="25" calcext:value-type="float">
            <text:p>25</text:p>
          </table:table-cell>
          <table:table-cell table:formula="of:=ABJAD([.$A204];1;1)" office:value-type="float" office:value="289" calcext:value-type="float">
            <text:p>289</text:p>
          </table:table-cell>
          <table:table-cell table:formula="of:=ABJAD([.$A204];2;1)" office:value-type="float" office:value="329" calcext:value-type="float">
            <text:p>329</text:p>
          </table:table-cell>
          <table:table-cell table:formula="of:=ABJAD([.$A204];3;1)" office:value-type="float" office:value="6102" calcext:value-type="float">
            <text:p>6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NİZ</text:p>
          </table:table-cell>
          <table:table-cell table:formula="of:=NUMEROLOG([.$A205];&quot;modern&quot;;&quot;tam&quot;)" office:value-type="float" office:value="31" calcext:value-type="float">
            <text:p>31</text:p>
          </table:table-cell>
          <table:table-cell table:formula="of:=NUMEROLOG([.$A205];&quot;TR&quot;;&quot;tam&quot;)" office:value-type="float" office:value="69" calcext:value-type="float">
            <text:p>69</text:p>
          </table:table-cell>
          <table:table-cell table:formula="of:=ABJAD([.$A205];0;1)" office:value-type="float" office:value="31" calcext:value-type="float">
            <text:p>31</text:p>
          </table:table-cell>
          <table:table-cell table:formula="of:=ABJAD([.$A205];1;1)" office:value-type="float" office:value="1099" calcext:value-type="float">
            <text:p>1099</text:p>
          </table:table-cell>
          <table:table-cell table:formula="of:=ABJAD([.$A205];2;1)" office:value-type="float" office:value="1139" calcext:value-type="float">
            <text:p>1139</text:p>
          </table:table-cell>
          <table:table-cell table:formula="of:=ABJAD([.$A205];3;1)" office:value-type="float" office:value="4378" calcext:value-type="float">
            <text:p>43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AM</text:p>
          </table:table-cell>
          <table:table-cell table:formula="of:=NUMEROLOG([.$A206];&quot;modern&quot;;&quot;tam&quot;)" office:value-type="float" office:value="23" calcext:value-type="float">
            <text:p>23</text:p>
          </table:table-cell>
          <table:table-cell table:formula="of:=NUMEROLOG([.$A206];&quot;TR&quot;;&quot;tam&quot;)" office:value-type="float" office:value="49" calcext:value-type="float">
            <text:p>49</text:p>
          </table:table-cell>
          <table:table-cell table:formula="of:=ABJAD([.$A206];0;1)" office:value-type="float" office:value="18" calcext:value-type="float">
            <text:p>18</text:p>
          </table:table-cell>
          <table:table-cell table:formula="of:=ABJAD([.$A206];1;1)" office:value-type="float" office:value="270" calcext:value-type="float">
            <text:p>270</text:p>
          </table:table-cell>
          <table:table-cell table:formula="of:=ABJAD([.$A206];2;1)" office:value-type="float" office:value="291" calcext:value-type="float">
            <text:p>291</text:p>
          </table:table-cell>
          <table:table-cell table:formula="of:=ABJAD([.$A206];3;1)" office:value-type="float" office:value="5124" calcext:value-type="float">
            <text:p>51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MAN</text:p>
          </table:table-cell>
          <table:table-cell table:formula="of:=NUMEROLOG([.$A207];&quot;modern&quot;;&quot;tam&quot;)" office:value-type="float" office:value="28" calcext:value-type="float">
            <text:p>28</text:p>
          </table:table-cell>
          <table:table-cell table:formula="of:=NUMEROLOG([.$A207];&quot;TR&quot;;&quot;tam&quot;)" office:value-type="float" office:value="66" calcext:value-type="float">
            <text:p>66</text:p>
          </table:table-cell>
          <table:table-cell table:formula="of:=ABJAD([.$A207];0;1)" office:value-type="float" office:value="28" calcext:value-type="float">
            <text:p>28</text:p>
          </table:table-cell>
          <table:table-cell table:formula="of:=ABJAD([.$A207];1;1)" office:value-type="float" office:value="340" calcext:value-type="float">
            <text:p>340</text:p>
          </table:table-cell>
          <table:table-cell table:formula="of:=ABJAD([.$A207];2;1)" office:value-type="float" office:value="366" calcext:value-type="float">
            <text:p>366</text:p>
          </table:table-cell>
          <table:table-cell table:formula="of:=ABJAD([.$A207];3;1)" office:value-type="float" office:value="7009" calcext:value-type="float">
            <text:p>70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VİŞ</text:p>
          </table:table-cell>
          <table:table-cell table:formula="of:=NUMEROLOG([.$A208];&quot;modern&quot;;&quot;tam&quot;)" office:value-type="float" office:value="32" calcext:value-type="float">
            <text:p>32</text:p>
          </table:table-cell>
          <table:table-cell table:formula="of:=NUMEROLOG([.$A208];&quot;TR&quot;;&quot;tam&quot;)" office:value-type="float" office:value="94" calcext:value-type="float">
            <text:p>94</text:p>
          </table:table-cell>
          <table:table-cell table:formula="of:=ABJAD([.$A208];0;1)" office:value-type="float" office:value="37" calcext:value-type="float">
            <text:p>37</text:p>
          </table:table-cell>
          <table:table-cell table:formula="of:=ABJAD([.$A208];1;1)" office:value-type="float" office:value="1429" calcext:value-type="float">
            <text:p>1429</text:p>
          </table:table-cell>
          <table:table-cell table:formula="of:=ABJAD([.$A208];2;1)" office:value-type="float" office:value="1474" calcext:value-type="float">
            <text:p>1474</text:p>
          </table:table-cell>
          <table:table-cell table:formula="of:=ABJAD([.$A208];3;1)" office:value-type="float" office:value="12440" calcext:value-type="float">
            <text:p>124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RYA</text:p>
          </table:table-cell>
          <table:table-cell table:formula="of:=NUMEROLOG([.$A209];&quot;modern&quot;;&quot;tam&quot;)" office:value-type="float" office:value="26" calcext:value-type="float">
            <text:p>26</text:p>
          </table:table-cell>
          <table:table-cell table:formula="of:=NUMEROLOG([.$A209];&quot;TR&quot;;&quot;tam&quot;)" office:value-type="float" office:value="61" calcext:value-type="float">
            <text:p>61</text:p>
          </table:table-cell>
          <table:table-cell table:formula="of:=ABJAD([.$A209];0;1)" office:value-type="float" office:value="18" calcext:value-type="float">
            <text:p>18</text:p>
          </table:table-cell>
          <table:table-cell table:formula="of:=ABJAD([.$A209];1;1)" office:value-type="float" office:value="1110" calcext:value-type="float">
            <text:p>1110</text:p>
          </table:table-cell>
          <table:table-cell table:formula="of:=ABJAD([.$A209];2;1)" office:value-type="float" office:value="1131" calcext:value-type="float">
            <text:p>1131</text:p>
          </table:table-cell>
          <table:table-cell table:formula="of:=ABJAD([.$A209];3;1)" office:value-type="float" office:value="8427" calcext:value-type="float">
            <text:p>84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RAN</text:p>
          </table:table-cell>
          <table:table-cell table:formula="of:=NUMEROLOG([.$A210];&quot;modern&quot;;&quot;tam&quot;)" office:value-type="float" office:value="28" calcext:value-type="float">
            <text:p>28</text:p>
          </table:table-cell>
          <table:table-cell table:formula="of:=NUMEROLOG([.$A210];&quot;TR&quot;;&quot;tam&quot;)" office:value-type="float" office:value="77" calcext:value-type="float">
            <text:p>77</text:p>
          </table:table-cell>
          <table:table-cell table:formula="of:=ABJAD([.$A210];0;1)" office:value-type="float" office:value="36" calcext:value-type="float">
            <text:p>36</text:p>
          </table:table-cell>
          <table:table-cell table:formula="of:=ABJAD([.$A210];1;1)" office:value-type="float" office:value="1080" calcext:value-type="float">
            <text:p>1080</text:p>
          </table:table-cell>
          <table:table-cell table:formula="of:=ABJAD([.$A210];2;1)" office:value-type="float" office:value="1106" calcext:value-type="float">
            <text:p>1106</text:p>
          </table:table-cell>
          <table:table-cell table:formula="of:=ABJAD([.$A210];3;1)" office:value-type="float" office:value="9953" calcext:value-type="float">
            <text:p>99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ANA</text:p>
          </table:table-cell>
          <table:table-cell table:formula="of:=NUMEROLOG([.$A211];&quot;modern&quot;;&quot;tam&quot;)" office:value-type="float" office:value="20" calcext:value-type="float">
            <text:p>20</text:p>
          </table:table-cell>
          <table:table-cell table:formula="of:=NUMEROLOG([.$A211];&quot;TR&quot;;&quot;tam&quot;)" office:value-type="float" office:value="36" calcext:value-type="float">
            <text:p>36</text:p>
          </table:table-cell>
          <table:table-cell table:formula="of:=ABJAD([.$A211];0;1)" office:value-type="float" office:value="24" calcext:value-type="float">
            <text:p>24</text:p>
          </table:table-cell>
          <table:table-cell table:formula="of:=ABJAD([.$A211];1;1)" office:value-type="float" office:value="96" calcext:value-type="float">
            <text:p>96</text:p>
          </table:table-cell>
          <table:table-cell table:formula="of:=ABJAD([.$A211];2;1)" office:value-type="float" office:value="128" calcext:value-type="float">
            <text:p>128</text:p>
          </table:table-cell>
          <table:table-cell table:formula="of:=ABJAD([.$A211];3;1)" office:value-type="float" office:value="4323" calcext:value-type="float">
            <text:p>43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CLE</text:p>
          </table:table-cell>
          <table:table-cell table:formula="of:=NUMEROLOG([.$A212];&quot;modern&quot;;&quot;tam&quot;)" office:value-type="float" office:value="24" calcext:value-type="float">
            <text:p>24</text:p>
          </table:table-cell>
          <table:table-cell table:formula="of:=NUMEROLOG([.$A212];&quot;TR&quot;;&quot;tam&quot;)" office:value-type="float" office:value="41" calcext:value-type="float">
            <text:p>41</text:p>
          </table:table-cell>
          <table:table-cell table:formula="of:=ABJAD([.$A212];0;1)" office:value-type="float" office:value="22" calcext:value-type="float">
            <text:p>22</text:p>
          </table:table-cell>
          <table:table-cell table:formula="of:=ABJAD([.$A212];1;1)" office:value-type="float" office:value="82" calcext:value-type="float">
            <text:p>82</text:p>
          </table:table-cell>
          <table:table-cell table:formula="of:=ABJAD([.$A212];2;1)" office:value-type="float" office:value="122" calcext:value-type="float">
            <text:p>122</text:p>
          </table:table-cell>
          <table:table-cell table:formula="of:=ABJAD([.$A212];3;1)" office:value-type="float" office:value="3229" calcext:value-type="float">
            <text:p>32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DEM</text:p>
          </table:table-cell>
          <table:table-cell table:formula="of:=NUMEROLOG([.$A213];&quot;modern&quot;;&quot;tam&quot;)" office:value-type="float" office:value="26" calcext:value-type="float">
            <text:p>26</text:p>
          </table:table-cell>
          <table:table-cell table:formula="of:=NUMEROLOG([.$A213];&quot;TR&quot;;&quot;tam&quot;)" office:value-type="float" office:value="44" calcext:value-type="float">
            <text:p>44</text:p>
          </table:table-cell>
          <table:table-cell table:formula="of:=ABJAD([.$A213];0;1)" office:value-type="float" office:value="21" calcext:value-type="float">
            <text:p>21</text:p>
          </table:table-cell>
          <table:table-cell table:formula="of:=ABJAD([.$A213];1;1)" office:value-type="float" office:value="93" calcext:value-type="float">
            <text:p>93</text:p>
          </table:table-cell>
          <table:table-cell table:formula="of:=ABJAD([.$A213];2;1)" office:value-type="float" office:value="133" calcext:value-type="float">
            <text:p>133</text:p>
          </table:table-cell>
          <table:table-cell table:formula="of:=ABJAD([.$A213];3;1)" office:value-type="float" office:value="4216" calcext:value-type="float">
            <text:p>42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AN</text:p>
          </table:table-cell>
          <table:table-cell table:formula="of:=NUMEROLOG([.$A214];&quot;modern&quot;;&quot;tam&quot;)" office:value-type="float" office:value="22" calcext:value-type="float">
            <text:p>22</text:p>
          </table:table-cell>
          <table:table-cell table:formula="of:=NUMEROLOG([.$A214];&quot;TR&quot;;&quot;tam&quot;)" office:value-type="float" office:value="50" calcext:value-type="float">
            <text:p>50</text:p>
          </table:table-cell>
          <table:table-cell table:formula="of:=ABJAD([.$A214];0;1)" office:value-type="float" office:value="25" calcext:value-type="float">
            <text:p>25</text:p>
          </table:table-cell>
          <table:table-cell table:formula="of:=ABJAD([.$A214];1;1)" office:value-type="float" office:value="145" calcext:value-type="float">
            <text:p>145</text:p>
          </table:table-cell>
          <table:table-cell table:formula="of:=ABJAD([.$A214];2;1)" office:value-type="float" office:value="181" calcext:value-type="float">
            <text:p>181</text:p>
          </table:table-cell>
          <table:table-cell table:formula="of:=ABJAD([.$A214];3;1)" office:value-type="float" office:value="4226" calcext:value-type="float">
            <text:p>42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ARA</text:p>
          </table:table-cell>
          <table:table-cell table:formula="of:=NUMEROLOG([.$A215];&quot;modern&quot;;&quot;tam&quot;)" office:value-type="float" office:value="27" calcext:value-type="float">
            <text:p>27</text:p>
          </table:table-cell>
          <table:table-cell table:formula="of:=NUMEROLOG([.$A215];&quot;TR&quot;;&quot;tam&quot;)" office:value-type="float" office:value="55" calcext:value-type="float">
            <text:p>55</text:p>
          </table:table-cell>
          <table:table-cell table:formula="of:=ABJAD([.$A215];0;1)" office:value-type="float" office:value="24" calcext:value-type="float">
            <text:p>24</text:p>
          </table:table-cell>
          <table:table-cell table:formula="of:=ABJAD([.$A215];1;1)" office:value-type="float" office:value="276" calcext:value-type="float">
            <text:p>276</text:p>
          </table:table-cell>
          <table:table-cell table:formula="of:=ABJAD([.$A215];2;1)" office:value-type="float" office:value="313" calcext:value-type="float">
            <text:p>313</text:p>
          </table:table-cell>
          <table:table-cell table:formula="of:=ABJAD([.$A215];3;1)" office:value-type="float" office:value="5243" calcext:value-type="float">
            <text:p>52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BER</text:p>
          </table:table-cell>
          <table:table-cell table:formula="of:=NUMEROLOG([.$A216];&quot;modern&quot;;&quot;tam&quot;)" office:value-type="float" office:value="32" calcext:value-type="float">
            <text:p>32</text:p>
          </table:table-cell>
          <table:table-cell table:formula="of:=NUMEROLOG([.$A216];&quot;TR&quot;;&quot;tam&quot;)" office:value-type="float" office:value="61" calcext:value-type="float">
            <text:p>61</text:p>
          </table:table-cell>
          <table:table-cell table:formula="of:=ABJAD([.$A216];0;1)" office:value-type="float" office:value="29" calcext:value-type="float">
            <text:p>29</text:p>
          </table:table-cell>
          <table:table-cell table:formula="of:=ABJAD([.$A216];1;1)" office:value-type="float" office:value="281" calcext:value-type="float">
            <text:p>281</text:p>
          </table:table-cell>
          <table:table-cell table:formula="of:=ABJAD([.$A216];2;1)" office:value-type="float" office:value="326" calcext:value-type="float">
            <text:p>326</text:p>
          </table:table-cell>
          <table:table-cell table:formula="of:=ABJAD([.$A216];3;1)" office:value-type="float" office:value="5286" calcext:value-type="float">
            <text:p>52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EK</text:p>
          </table:table-cell>
          <table:table-cell table:formula="of:=NUMEROLOG([.$A217];&quot;modern&quot;;&quot;tam&quot;)" office:value-type="float" office:value="23" calcext:value-type="float">
            <text:p>23</text:p>
          </table:table-cell>
          <table:table-cell table:formula="of:=NUMEROLOG([.$A217];&quot;TR&quot;;&quot;tam&quot;)" office:value-type="float" office:value="52" calcext:value-type="float">
            <text:p>52</text:p>
          </table:table-cell>
          <table:table-cell table:formula="of:=ABJAD([.$A217];0;1)" office:value-type="float" office:value="23" calcext:value-type="float">
            <text:p>23</text:p>
          </table:table-cell>
          <table:table-cell table:formula="of:=ABJAD([.$A217];1;1)" office:value-type="float" office:value="119" calcext:value-type="float">
            <text:p>119</text:p>
          </table:table-cell>
          <table:table-cell table:formula="of:=ABJAD([.$A217];2;1)" office:value-type="float" office:value="159" calcext:value-type="float">
            <text:p>159</text:p>
          </table:table-cell>
          <table:table-cell table:formula="of:=ABJAD([.$A217];3;1)" office:value-type="float" office:value="2816" calcext:value-type="float">
            <text:p>2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LŞAH</text:p>
          </table:table-cell>
          <table:table-cell table:formula="of:=NUMEROLOG([.$A218];&quot;modern&quot;;&quot;tam&quot;)" office:value-type="float" office:value="26" calcext:value-type="float">
            <text:p>26</text:p>
          </table:table-cell>
          <table:table-cell table:formula="of:=NUMEROLOG([.$A218];&quot;TR&quot;;&quot;tam&quot;)" office:value-type="float" office:value="66" calcext:value-type="float">
            <text:p>66</text:p>
          </table:table-cell>
          <table:table-cell table:formula="of:=ABJAD([.$A218];0;1)" office:value-type="float" office:value="28" calcext:value-type="float">
            <text:p>28</text:p>
          </table:table-cell>
          <table:table-cell table:formula="of:=ABJAD([.$A218];1;1)" office:value-type="float" office:value="484" calcext:value-type="float">
            <text:p>484</text:p>
          </table:table-cell>
          <table:table-cell table:formula="of:=ABJAD([.$A218];2;1)" office:value-type="float" office:value="525" calcext:value-type="float">
            <text:p>525</text:p>
          </table:table-cell>
          <table:table-cell table:formula="of:=ABJAD([.$A218];3;1)" office:value-type="float" office:value="7459" calcext:value-type="float">
            <text:p>7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NÇER</text:p>
          </table:table-cell>
          <table:table-cell table:formula="of:=NUMEROLOG([.$A219];&quot;modern&quot;;&quot;tam&quot;)" office:value-type="float" office:value="35" calcext:value-type="float">
            <text:p>35</text:p>
          </table:table-cell>
          <table:table-cell table:formula="of:=NUMEROLOG([.$A219];&quot;TR&quot;;&quot;tam&quot;)" office:value-type="float" office:value="65" calcext:value-type="float">
            <text:p>65</text:p>
          </table:table-cell>
          <table:table-cell table:formula="of:=ABJAD([.$A219];0;1)" office:value-type="float" office:value="38" calcext:value-type="float">
            <text:p>38</text:p>
          </table:table-cell>
          <table:table-cell table:formula="of:=ABJAD([.$A219];1;1)" office:value-type="float" office:value="302" calcext:value-type="float">
            <text:p>302</text:p>
          </table:table-cell>
          <table:table-cell table:formula="of:=ABJAD([.$A219];2;1)" office:value-type="float" office:value="347" calcext:value-type="float">
            <text:p>347</text:p>
          </table:table-cell>
          <table:table-cell table:formula="of:=ABJAD([.$A219];3;1)" office:value-type="float" office:value="7669" calcext:value-type="float">
            <text:p>76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İRİM</text:p>
          </table:table-cell>
          <table:table-cell table:formula="of:=NUMEROLOG([.$A220];&quot;modern&quot;;&quot;tam&quot;)" office:value-type="float" office:value="35" calcext:value-type="float">
            <text:p>35</text:p>
          </table:table-cell>
          <table:table-cell table:formula="of:=NUMEROLOG([.$A220];&quot;TR&quot;;&quot;tam&quot;)" office:value-type="float" office:value="66" calcext:value-type="float">
            <text:p>66</text:p>
          </table:table-cell>
          <table:table-cell table:formula="of:=ABJAD([.$A220];0;1)" office:value-type="float" office:value="28" calcext:value-type="float">
            <text:p>28</text:p>
          </table:table-cell>
          <table:table-cell table:formula="of:=ABJAD([.$A220];1;1)" office:value-type="float" office:value="304" calcext:value-type="float">
            <text:p>304</text:p>
          </table:table-cell>
          <table:table-cell table:formula="of:=ABJAD([.$A220];2;1)" office:value-type="float" office:value="359" calcext:value-type="float">
            <text:p>359</text:p>
          </table:table-cell>
          <table:table-cell table:formula="of:=ABJAD([.$A220];3;1)" office:value-type="float" office:value="6895" calcext:value-type="float">
            <text:p>6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ĞAN</text:p>
          </table:table-cell>
          <table:table-cell table:formula="of:=NUMEROLOG([.$A221];&quot;modern&quot;;&quot;tam&quot;)" office:value-type="float" office:value="23" calcext:value-type="float">
            <text:p>23</text:p>
          </table:table-cell>
          <table:table-cell table:formula="of:=NUMEROLOG([.$A221];&quot;TR&quot;;&quot;tam&quot;)" office:value-type="float" office:value="50" calcext:value-type="float">
            <text:p>50</text:p>
          </table:table-cell>
          <table:table-cell table:formula="of:=ABJAD([.$A221];0;1)" office:value-type="float" office:value="31" calcext:value-type="float">
            <text:p>31</text:p>
          </table:table-cell>
          <table:table-cell table:formula="of:=ABJAD([.$A221];1;1)" office:value-type="float" office:value="163" calcext:value-type="float">
            <text:p>163</text:p>
          </table:table-cell>
          <table:table-cell table:formula="of:=ABJAD([.$A221];2;1)" office:value-type="float" office:value="2859" calcext:value-type="float">
            <text:p>2859</text:p>
          </table:table-cell>
          <table:table-cell table:formula="of:=ABJAD([.$A221];3;1)" office:value-type="float" office:value="4986" calcext:value-type="float">
            <text:p>4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ÇEM</text:p>
          </table:table-cell>
          <table:table-cell table:formula="of:=NUMEROLOG([.$A222];&quot;modern&quot;;&quot;tam&quot;)" office:value-type="float" office:value="19" calcext:value-type="float">
            <text:p>19</text:p>
          </table:table-cell>
          <table:table-cell table:formula="of:=NUMEROLOG([.$A222];&quot;TR&quot;;&quot;tam&quot;)" office:value-type="float" office:value="56" calcext:value-type="float">
            <text:p>56</text:p>
          </table:table-cell>
          <table:table-cell table:formula="of:=ABJAD([.$A222];0;1)" office:value-type="float" office:value="12" calcext:value-type="float">
            <text:p>12</text:p>
          </table:table-cell>
          <table:table-cell table:formula="of:=ABJAD([.$A222];1;1)" office:value-type="float" office:value="672" calcext:value-type="float">
            <text:p>672</text:p>
          </table:table-cell>
          <table:table-cell table:formula="of:=ABJAD([.$A222];2;1)" office:value-type="float" office:value="1292" calcext:value-type="float">
            <text:p>1292</text:p>
          </table:table-cell>
          <table:table-cell table:formula="of:=ABJAD([.$A222];3;1)" office:value-type="float" office:value="6086" calcext:value-type="float">
            <text:p>60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RAN</text:p>
          </table:table-cell>
          <table:table-cell table:formula="of:=NUMEROLOG([.$A223];&quot;modern&quot;;&quot;tam&quot;)" office:value-type="float" office:value="22" calcext:value-type="float">
            <text:p>22</text:p>
          </table:table-cell>
          <table:table-cell table:formula="of:=NUMEROLOG([.$A223];&quot;TR&quot;;&quot;tam&quot;)" office:value-type="float" office:value="69" calcext:value-type="float">
            <text:p>69</text:p>
          </table:table-cell>
          <table:table-cell table:formula="of:=ABJAD([.$A223];0;1)" office:value-type="float" office:value="23" calcext:value-type="float">
            <text:p>23</text:p>
          </table:table-cell>
          <table:table-cell table:formula="of:=ABJAD([.$A223];1;1)" office:value-type="float" office:value="875" calcext:value-type="float">
            <text:p>875</text:p>
          </table:table-cell>
          <table:table-cell table:formula="of:=ABJAD([.$A223];2;1)" office:value-type="float" office:value="1491" calcext:value-type="float">
            <text:p>1491</text:p>
          </table:table-cell>
          <table:table-cell table:formula="of:=ABJAD([.$A223];3;1)" office:value-type="float" office:value="8742" calcext:value-type="float">
            <text:p>87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UYGU</text:p>
          </table:table-cell>
          <table:table-cell table:formula="of:=NUMEROLOG([.$A224];&quot;modern&quot;;&quot;tam&quot;)" office:value-type="float" office:value="24" calcext:value-type="float">
            <text:p>24</text:p>
          </table:table-cell>
          <table:table-cell table:formula="of:=NUMEROLOG([.$A224];&quot;TR&quot;;&quot;tam&quot;)" office:value-type="float" office:value="91" calcext:value-type="float">
            <text:p>91</text:p>
          </table:table-cell>
          <table:table-cell table:formula="of:=ABJAD([.$A224];0;1)" office:value-type="float" office:value="11" calcext:value-type="float">
            <text:p>11</text:p>
          </table:table-cell>
          <table:table-cell table:formula="of:=ABJAD([.$A224];1;1)" office:value-type="float" office:value="2111" calcext:value-type="float">
            <text:p>2111</text:p>
          </table:table-cell>
          <table:table-cell table:formula="of:=ABJAD([.$A224];2;1)" office:value-type="float" office:value="3326" calcext:value-type="float">
            <text:p>3326</text:p>
          </table:table-cell>
          <table:table-cell table:formula="of:=ABJAD([.$A224];3;1)" office:value-type="float" office:value="12369" calcext:value-type="float">
            <text:p>123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BRU</text:p>
          </table:table-cell>
          <table:table-cell table:formula="of:=NUMEROLOG([.$A225];&quot;modern&quot;;&quot;tam&quot;)" office:value-type="float" office:value="19" calcext:value-type="float">
            <text:p>19</text:p>
          </table:table-cell>
          <table:table-cell table:formula="of:=NUMEROLOG([.$A225];&quot;TR&quot;;&quot;tam&quot;)" office:value-type="float" office:value="54" calcext:value-type="float">
            <text:p>54</text:p>
          </table:table-cell>
          <table:table-cell table:formula="of:=ABJAD([.$A225];0;1)" office:value-type="float" office:value="15" calcext:value-type="float">
            <text:p>15</text:p>
          </table:table-cell>
          <table:table-cell table:formula="of:=ABJAD([.$A225];1;1)" office:value-type="float" office:value="807" calcext:value-type="float">
            <text:p>807</text:p>
          </table:table-cell>
          <table:table-cell table:formula="of:=ABJAD([.$A225];2;1)" office:value-type="float" office:value="1422" calcext:value-type="float">
            <text:p>1422</text:p>
          </table:table-cell>
          <table:table-cell table:formula="of:=ABJAD([.$A225];3;1)" office:value-type="float" office:value="6328" calcext:value-type="float">
            <text:p>63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BUBEKİR</text:p>
          </table:table-cell>
          <table:table-cell table:formula="of:=NUMEROLOG([.$A226];&quot;modern&quot;;&quot;tam&quot;)" office:value-type="float" office:value="37" calcext:value-type="float">
            <text:p>37</text:p>
          </table:table-cell>
          <table:table-cell table:formula="of:=NUMEROLOG([.$A226];&quot;TR&quot;;&quot;tam&quot;)" office:value-type="float" office:value="88" calcext:value-type="float">
            <text:p>88</text:p>
          </table:table-cell>
          <table:table-cell table:formula="of:=ABJAD([.$A226];0;1)" office:value-type="float" office:value="34" calcext:value-type="float">
            <text:p>34</text:p>
          </table:table-cell>
          <table:table-cell table:formula="of:=ABJAD([.$A226];1;1)" office:value-type="float" office:value="874" calcext:value-type="float">
            <text:p>874</text:p>
          </table:table-cell>
          <table:table-cell table:formula="of:=ABJAD([.$A226];2;1)" office:value-type="float" office:value="1524" calcext:value-type="float">
            <text:p>1524</text:p>
          </table:table-cell>
          <table:table-cell table:formula="of:=ABJAD([.$A226];3;1)" office:value-type="float" office:value="8305" calcext:value-type="float">
            <text:p>83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CE</text:p>
          </table:table-cell>
          <table:table-cell table:formula="of:=NUMEROLOG([.$A227];&quot;modern&quot;;&quot;tam&quot;)" office:value-type="float" office:value="13" calcext:value-type="float">
            <text:p>13</text:p>
          </table:table-cell>
          <table:table-cell table:formula="of:=NUMEROLOG([.$A227];&quot;TR&quot;;&quot;tam&quot;)" office:value-type="float" office:value="15" calcext:value-type="float">
            <text:p>15</text:p>
          </table:table-cell>
          <table:table-cell table:formula="of:=ABJAD([.$A227];0;1)" office:value-type="float" office:value="13" calcext:value-type="float">
            <text:p>13</text:p>
          </table:table-cell>
          <table:table-cell table:formula="of:=ABJAD([.$A227];1;1)" office:value-type="float" office:value="13" calcext:value-type="float">
            <text:p>13</text:p>
          </table:table-cell>
          <table:table-cell table:formula="of:=ABJAD([.$A227];2;1)" office:value-type="float" office:value="28" calcext:value-type="float">
            <text:p>28</text:p>
          </table:table-cell>
          <table:table-cell table:formula="of:=ABJAD([.$A227];3;1)" office:value-type="float" office:value="1517" calcext:value-type="float">
            <text:p>15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DA</text:p>
          </table:table-cell>
          <table:table-cell table:formula="of:=NUMEROLOG([.$A228];&quot;modern&quot;;&quot;tam&quot;)" office:value-type="float" office:value="10" calcext:value-type="float">
            <text:p>10</text:p>
          </table:table-cell>
          <table:table-cell table:formula="of:=NUMEROLOG([.$A228];&quot;TR&quot;;&quot;tam&quot;)" office:value-type="float" office:value="12" calcext:value-type="float">
            <text:p>12</text:p>
          </table:table-cell>
          <table:table-cell table:formula="of:=ABJAD([.$A228];0;1)" office:value-type="float" office:value="10" calcext:value-type="float">
            <text:p>10</text:p>
          </table:table-cell>
          <table:table-cell table:formula="of:=ABJAD([.$A228];1;1)" office:value-type="float" office:value="10" calcext:value-type="float">
            <text:p>10</text:p>
          </table:table-cell>
          <table:table-cell table:formula="of:=ABJAD([.$A228];2;1)" office:value-type="float" office:value="21" calcext:value-type="float">
            <text:p>21</text:p>
          </table:table-cell>
          <table:table-cell table:formula="of:=ABJAD([.$A228];3;1)" office:value-type="float" office:value="1423" calcext:value-type="float">
            <text:p>14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DİP</text:p>
          </table:table-cell>
          <table:table-cell table:formula="of:=NUMEROLOG([.$A229];&quot;modern&quot;;&quot;tam&quot;)" office:value-type="float" office:value="25" calcext:value-type="float">
            <text:p>25</text:p>
          </table:table-cell>
          <table:table-cell table:formula="of:=NUMEROLOG([.$A229];&quot;TR&quot;;&quot;tam&quot;)" office:value-type="float" office:value="43" calcext:value-type="float">
            <text:p>43</text:p>
          </table:table-cell>
          <table:table-cell table:formula="of:=ABJAD([.$A229];0;1)" office:value-type="float" office:value="21" calcext:value-type="float">
            <text:p>21</text:p>
          </table:table-cell>
          <table:table-cell table:formula="of:=ABJAD([.$A229];1;1)" office:value-type="float" office:value="129" calcext:value-type="float">
            <text:p>129</text:p>
          </table:table-cell>
          <table:table-cell table:formula="of:=ABJAD([.$A229];2;1)" office:value-type="float" office:value="164" calcext:value-type="float">
            <text:p>164</text:p>
          </table:table-cell>
          <table:table-cell table:formula="of:=ABJAD([.$A229];3;1)" office:value-type="float" office:value="5001" calcext:value-type="float">
            <text:p>50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FRUZ</text:p>
          </table:table-cell>
          <table:table-cell table:formula="of:=NUMEROLOG([.$A230];&quot;modern&quot;;&quot;tam&quot;)" office:value-type="float" office:value="31" calcext:value-type="float">
            <text:p>31</text:p>
          </table:table-cell>
          <table:table-cell table:formula="of:=NUMEROLOG([.$A230];&quot;TR&quot;;&quot;tam&quot;)" office:value-type="float" office:value="88" calcext:value-type="float">
            <text:p>88</text:p>
          </table:table-cell>
          <table:table-cell table:formula="of:=ABJAD([.$A230];0;1)" office:value-type="float" office:value="23" calcext:value-type="float">
            <text:p>23</text:p>
          </table:table-cell>
          <table:table-cell table:formula="of:=ABJAD([.$A230];1;1)" office:value-type="float" office:value="1811" calcext:value-type="float">
            <text:p>1811</text:p>
          </table:table-cell>
          <table:table-cell table:formula="of:=ABJAD([.$A230];2;1)" office:value-type="float" office:value="2431" calcext:value-type="float">
            <text:p>2431</text:p>
          </table:table-cell>
          <table:table-cell table:formula="of:=ABJAD([.$A230];3;1)" office:value-type="float" office:value="6901" calcext:value-type="float">
            <text:p>69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FSUN</text:p>
          </table:table-cell>
          <table:table-cell table:formula="of:=NUMEROLOG([.$A231];&quot;modern&quot;;&quot;tam&quot;)" office:value-type="float" office:value="20" calcext:value-type="float">
            <text:p>20</text:p>
          </table:table-cell>
          <table:table-cell table:formula="of:=NUMEROLOG([.$A231];&quot;TR&quot;;&quot;tam&quot;)" office:value-type="float" office:value="77" calcext:value-type="float">
            <text:p>77</text:p>
          </table:table-cell>
          <table:table-cell table:formula="of:=ABJAD([.$A231];0;1)" office:value-type="float" office:value="21" calcext:value-type="float">
            <text:p>21</text:p>
          </table:table-cell>
          <table:table-cell table:formula="of:=ABJAD([.$A231];1;1)" office:value-type="float" office:value="981" calcext:value-type="float">
            <text:p>981</text:p>
          </table:table-cell>
          <table:table-cell table:formula="of:=ABJAD([.$A231];2;1)" office:value-type="float" office:value="1601" calcext:value-type="float">
            <text:p>1601</text:p>
          </table:table-cell>
          <table:table-cell table:formula="of:=ABJAD([.$A231];3;1)" office:value-type="float" office:value="9317" calcext:value-type="float">
            <text:p>93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FTAL</text:p>
          </table:table-cell>
          <table:table-cell table:formula="of:=NUMEROLOG([.$A232];&quot;modern&quot;;&quot;tam&quot;)" office:value-type="float" office:value="17" calcext:value-type="float">
            <text:p>17</text:p>
          </table:table-cell>
          <table:table-cell table:formula="of:=NUMEROLOG([.$A232];&quot;TR&quot;;&quot;tam&quot;)" office:value-type="float" office:value="53" calcext:value-type="float">
            <text:p>53</text:p>
          </table:table-cell>
          <table:table-cell table:formula="of:=ABJAD([.$A232];0;1)" office:value-type="float" office:value="22" calcext:value-type="float">
            <text:p>22</text:p>
          </table:table-cell>
          <table:table-cell table:formula="of:=ABJAD([.$A232];1;1)" office:value-type="float" office:value="562" calcext:value-type="float">
            <text:p>562</text:p>
          </table:table-cell>
          <table:table-cell table:formula="of:=ABJAD([.$A232];2;1)" office:value-type="float" office:value="583" calcext:value-type="float">
            <text:p>583</text:p>
          </table:table-cell>
          <table:table-cell table:formula="of:=ABJAD([.$A232];3;1)" office:value-type="float" office:value="4322" calcext:value-type="float">
            <text:p>43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GEMEN</text:p>
          </table:table-cell>
          <table:table-cell table:formula="of:=NUMEROLOG([.$A233];&quot;modern&quot;;&quot;tam&quot;)" office:value-type="float" office:value="31" calcext:value-type="float">
            <text:p>31</text:p>
          </table:table-cell>
          <table:table-cell table:formula="of:=NUMEROLOG([.$A233];&quot;TR&quot;;&quot;tam&quot;)" office:value-type="float" office:value="59" calcext:value-type="float">
            <text:p>59</text:p>
          </table:table-cell>
          <table:table-cell table:formula="of:=ABJAD([.$A233];0;1)" office:value-type="float" office:value="32" calcext:value-type="float">
            <text:p>32</text:p>
          </table:table-cell>
          <table:table-cell table:formula="of:=ABJAD([.$A233];1;1)" office:value-type="float" office:value="152" calcext:value-type="float">
            <text:p>152</text:p>
          </table:table-cell>
          <table:table-cell table:formula="of:=ABJAD([.$A233];2;1)" office:value-type="float" office:value="182" calcext:value-type="float">
            <text:p>182</text:p>
          </table:table-cell>
          <table:table-cell table:formula="of:=ABJAD([.$A233];3;1)" office:value-type="float" office:value="5056" calcext:value-type="float">
            <text:p>50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KİN</text:p>
          </table:table-cell>
          <table:table-cell table:formula="of:=NUMEROLOG([.$A234];&quot;modern&quot;;&quot;tam&quot;)" office:value-type="float" office:value="21" calcext:value-type="float">
            <text:p>21</text:p>
          </table:table-cell>
          <table:table-cell table:formula="of:=NUMEROLOG([.$A234];&quot;TR&quot;;&quot;tam&quot;)" office:value-type="float" office:value="49" calcext:value-type="float">
            <text:p>49</text:p>
          </table:table-cell>
          <table:table-cell table:formula="of:=ABJAD([.$A234];0;1)" office:value-type="float" office:value="27" calcext:value-type="float">
            <text:p>27</text:p>
          </table:table-cell>
          <table:table-cell table:formula="of:=ABJAD([.$A234];1;1)" office:value-type="float" office:value="135" calcext:value-type="float">
            <text:p>135</text:p>
          </table:table-cell>
          <table:table-cell table:formula="of:=ABJAD([.$A234];2;1)" office:value-type="float" office:value="170" calcext:value-type="float">
            <text:p>170</text:p>
          </table:table-cell>
          <table:table-cell table:formula="of:=ABJAD([.$A234];3;1)" office:value-type="float" office:value="3782" calcext:value-type="float">
            <text:p>37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KREM</text:p>
          </table:table-cell>
          <table:table-cell table:formula="of:=NUMEROLOG([.$A235];&quot;modern&quot;;&quot;tam&quot;)" office:value-type="float" office:value="25" calcext:value-type="float">
            <text:p>25</text:p>
          </table:table-cell>
          <table:table-cell table:formula="of:=NUMEROLOG([.$A235];&quot;TR&quot;;&quot;tam&quot;)" office:value-type="float" office:value="63" calcext:value-type="float">
            <text:p>63</text:p>
          </table:table-cell>
          <table:table-cell table:formula="of:=ABJAD([.$A235];0;1)" office:value-type="float" office:value="22" calcext:value-type="float">
            <text:p>22</text:p>
          </table:table-cell>
          <table:table-cell table:formula="of:=ABJAD([.$A235];1;1)" office:value-type="float" office:value="310" calcext:value-type="float">
            <text:p>310</text:p>
          </table:table-cell>
          <table:table-cell table:formula="of:=ABJAD([.$A235];2;1)" office:value-type="float" office:value="335" calcext:value-type="float">
            <text:p>335</text:p>
          </table:table-cell>
          <table:table-cell table:formula="of:=ABJAD([.$A235];3;1)" office:value-type="float" office:value="4805" calcext:value-type="float">
            <text:p>48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A</text:p>
          </table:table-cell>
          <table:table-cell table:formula="of:=NUMEROLOG([.$A236];&quot;modern&quot;;&quot;tam&quot;)" office:value-type="float" office:value="9" calcext:value-type="float">
            <text:p>9</text:p>
          </table:table-cell>
          <table:table-cell table:formula="of:=NUMEROLOG([.$A236];&quot;TR&quot;;&quot;tam&quot;)" office:value-type="float" office:value="22" calcext:value-type="float">
            <text:p>22</text:p>
          </table:table-cell>
          <table:table-cell table:formula="of:=ABJAD([.$A236];0;1)" office:value-type="float" office:value="8" calcext:value-type="float">
            <text:p>8</text:p>
          </table:table-cell>
          <table:table-cell table:formula="of:=ABJAD([.$A236];1;1)" office:value-type="float" office:value="56" calcext:value-type="float">
            <text:p>56</text:p>
          </table:table-cell>
          <table:table-cell table:formula="of:=ABJAD([.$A236];2;1)" office:value-type="float" office:value="67" calcext:value-type="float">
            <text:p>67</text:p>
          </table:table-cell>
          <table:table-cell table:formula="of:=ABJAD([.$A236];3;1)" office:value-type="float" office:value="754" calcext:value-type="float">
            <text:p>7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ÇİM</text:p>
          </table:table-cell>
          <table:table-cell table:formula="of:=NUMEROLOG([.$A237];&quot;modern&quot;;&quot;tam&quot;)" office:value-type="float" office:value="24" calcext:value-type="float">
            <text:p>24</text:p>
          </table:table-cell>
          <table:table-cell table:formula="of:=NUMEROLOG([.$A237];&quot;TR&quot;;&quot;tam&quot;)" office:value-type="float" office:value="53" calcext:value-type="float">
            <text:p>53</text:p>
          </table:table-cell>
          <table:table-cell table:formula="of:=ABJAD([.$A237];0;1)" office:value-type="float" office:value="18" calcext:value-type="float">
            <text:p>18</text:p>
          </table:table-cell>
          <table:table-cell table:formula="of:=ABJAD([.$A237];1;1)" office:value-type="float" office:value="138" calcext:value-type="float">
            <text:p>138</text:p>
          </table:table-cell>
          <table:table-cell table:formula="of:=ABJAD([.$A237];2;1)" office:value-type="float" office:value="178" calcext:value-type="float">
            <text:p>178</text:p>
          </table:table-cell>
          <table:table-cell table:formula="of:=ABJAD([.$A237];3;1)" office:value-type="float" office:value="3456" calcext:value-type="float">
            <text:p>34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ÇİN</text:p>
          </table:table-cell>
          <table:table-cell table:formula="of:=NUMEROLOG([.$A238];&quot;modern&quot;;&quot;tam&quot;)" office:value-type="float" office:value="25" calcext:value-type="float">
            <text:p>25</text:p>
          </table:table-cell>
          <table:table-cell table:formula="of:=NUMEROLOG([.$A238];&quot;TR&quot;;&quot;tam&quot;)" office:value-type="float" office:value="54" calcext:value-type="float">
            <text:p>54</text:p>
          </table:table-cell>
          <table:table-cell table:formula="of:=ABJAD([.$A238];0;1)" office:value-type="float" office:value="28" calcext:value-type="float">
            <text:p>28</text:p>
          </table:table-cell>
          <table:table-cell table:formula="of:=ABJAD([.$A238];1;1)" office:value-type="float" office:value="148" calcext:value-type="float">
            <text:p>148</text:p>
          </table:table-cell>
          <table:table-cell table:formula="of:=ABJAD([.$A238];2;1)" office:value-type="float" office:value="188" calcext:value-type="float">
            <text:p>188</text:p>
          </table:table-cell>
          <table:table-cell table:formula="of:=ABJAD([.$A238];3;1)" office:value-type="float" office:value="4320" calcext:value-type="float">
            <text:p>43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İF</text:p>
          </table:table-cell>
          <table:table-cell table:formula="of:=NUMEROLOG([.$A239];&quot;modern&quot;;&quot;tam&quot;)" office:value-type="float" office:value="23" calcext:value-type="float">
            <text:p>23</text:p>
          </table:table-cell>
          <table:table-cell table:formula="of:=NUMEROLOG([.$A239];&quot;TR&quot;;&quot;tam&quot;)" office:value-type="float" office:value="40" calcext:value-type="float">
            <text:p>40</text:p>
          </table:table-cell>
          <table:table-cell table:formula="of:=ABJAD([.$A239];0;1)" office:value-type="float" office:value="21" calcext:value-type="float">
            <text:p>21</text:p>
          </table:table-cell>
          <table:table-cell table:formula="of:=ABJAD([.$A239];1;1)" office:value-type="float" office:value="81" calcext:value-type="float">
            <text:p>81</text:p>
          </table:table-cell>
          <table:table-cell table:formula="of:=ABJAD([.$A239];2;1)" office:value-type="float" office:value="116" calcext:value-type="float">
            <text:p>116</text:p>
          </table:table-cell>
          <table:table-cell table:formula="of:=ABJAD([.$A239];3;1)" office:value-type="float" office:value="2293" calcext:value-type="float">
            <text:p>22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İFCAN</text:p>
          </table:table-cell>
          <table:table-cell table:formula="of:=NUMEROLOG([.$A240];&quot;modern&quot;;&quot;tam&quot;)" office:value-type="float" office:value="32" calcext:value-type="float">
            <text:p>32</text:p>
          </table:table-cell>
          <table:table-cell table:formula="of:=NUMEROLOG([.$A240];&quot;TR&quot;;&quot;tam&quot;)" office:value-type="float" office:value="61" calcext:value-type="float">
            <text:p>61</text:p>
          </table:table-cell>
          <table:table-cell table:formula="of:=ABJAD([.$A240];0;1)" office:value-type="float" office:value="35" calcext:value-type="float">
            <text:p>35</text:p>
          </table:table-cell>
          <table:table-cell table:formula="of:=ABJAD([.$A240];1;1)" office:value-type="float" office:value="155" calcext:value-type="float">
            <text:p>155</text:p>
          </table:table-cell>
          <table:table-cell table:formula="of:=ABJAD([.$A240];2;1)" office:value-type="float" office:value="201" calcext:value-type="float">
            <text:p>201</text:p>
          </table:table-cell>
          <table:table-cell table:formula="of:=ABJAD([.$A240];3;1)" office:value-type="float" office:value="5103" calcext:value-type="float">
            <text:p>5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LZEM</text:p>
          </table:table-cell>
          <table:table-cell table:formula="of:=NUMEROLOG([.$A241];&quot;modern&quot;;&quot;tam&quot;)" office:value-type="float" office:value="25" calcext:value-type="float">
            <text:p>25</text:p>
          </table:table-cell>
          <table:table-cell table:formula="of:=NUMEROLOG([.$A241];&quot;TR&quot;;&quot;tam&quot;)" office:value-type="float" office:value="72" calcext:value-type="float">
            <text:p>72</text:p>
          </table:table-cell>
          <table:table-cell table:formula="of:=ABJAD([.$A241];0;1)" office:value-type="float" office:value="16" calcext:value-type="float">
            <text:p>16</text:p>
          </table:table-cell>
          <table:table-cell table:formula="of:=ABJAD([.$A241];1;1)" office:value-type="float" office:value="1120" calcext:value-type="float">
            <text:p>1120</text:p>
          </table:table-cell>
          <table:table-cell table:formula="of:=ABJAD([.$A241];2;1)" office:value-type="float" office:value="1145" calcext:value-type="float">
            <text:p>1145</text:p>
          </table:table-cell>
          <table:table-cell table:formula="of:=ABJAD([.$A241];3;1)" office:value-type="float" office:value="2052" calcext:value-type="float">
            <text:p>20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CED</text:p>
          </table:table-cell>
          <table:table-cell table:formula="of:=NUMEROLOG([.$A242];&quot;modern&quot;;&quot;tam&quot;)" office:value-type="float" office:value="21" calcext:value-type="float">
            <text:p>21</text:p>
          </table:table-cell>
          <table:table-cell table:formula="of:=NUMEROLOG([.$A242];&quot;TR&quot;;&quot;tam&quot;)" office:value-type="float" office:value="36" calcext:value-type="float">
            <text:p>36</text:p>
          </table:table-cell>
          <table:table-cell table:formula="of:=ABJAD([.$A242];0;1)" office:value-type="float" office:value="17" calcext:value-type="float">
            <text:p>17</text:p>
          </table:table-cell>
          <table:table-cell table:formula="of:=ABJAD([.$A242];1;1)" office:value-type="float" office:value="77" calcext:value-type="float">
            <text:p>77</text:p>
          </table:table-cell>
          <table:table-cell table:formula="of:=ABJAD([.$A242];2;1)" office:value-type="float" office:value="102" calcext:value-type="float">
            <text:p>102</text:p>
          </table:table-cell>
          <table:table-cell table:formula="of:=ABJAD([.$A242];3;1)" office:value-type="float" office:value="3332" calcext:value-type="float">
            <text:p>33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EL</text:p>
          </table:table-cell>
          <table:table-cell table:formula="of:=NUMEROLOG([.$A243];&quot;modern&quot;;&quot;tam&quot;)" office:value-type="float" office:value="17" calcext:value-type="float">
            <text:p>17</text:p>
          </table:table-cell>
          <table:table-cell table:formula="of:=NUMEROLOG([.$A243];&quot;TR&quot;;&quot;tam&quot;)" office:value-type="float" office:value="43" calcext:value-type="float">
            <text:p>43</text:p>
          </table:table-cell>
          <table:table-cell table:formula="of:=ABJAD([.$A243];0;1)" office:value-type="float" office:value="12" calcext:value-type="float">
            <text:p>12</text:p>
          </table:table-cell>
          <table:table-cell table:formula="of:=ABJAD([.$A243];1;1)" office:value-type="float" office:value="120" calcext:value-type="float">
            <text:p>120</text:p>
          </table:table-cell>
          <table:table-cell table:formula="of:=ABJAD([.$A243];2;1)" office:value-type="float" office:value="140" calcext:value-type="float">
            <text:p>140</text:p>
          </table:table-cell>
          <table:table-cell table:formula="of:=ABJAD([.$A243];3;1)" office:value-type="float" office:value="1960" calcext:value-type="float">
            <text:p>19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N</text:p>
          </table:table-cell>
          <table:table-cell table:formula="of:=NUMEROLOG([.$A244];&quot;modern&quot;;&quot;tam&quot;)" office:value-type="float" office:value="23" calcext:value-type="float">
            <text:p>23</text:p>
          </table:table-cell>
          <table:table-cell table:formula="of:=NUMEROLOG([.$A244];&quot;TR&quot;;&quot;tam&quot;)" office:value-type="float" office:value="51" calcext:value-type="float">
            <text:p>51</text:p>
          </table:table-cell>
          <table:table-cell table:formula="of:=ABJAD([.$A244];0;1)" office:value-type="float" office:value="23" calcext:value-type="float">
            <text:p>23</text:p>
          </table:table-cell>
          <table:table-cell table:formula="of:=ABJAD([.$A244];1;1)" office:value-type="float" office:value="155" calcext:value-type="float">
            <text:p>155</text:p>
          </table:table-cell>
          <table:table-cell table:formula="of:=ABJAD([.$A244];2;1)" office:value-type="float" office:value="190" calcext:value-type="float">
            <text:p>190</text:p>
          </table:table-cell>
          <table:table-cell table:formula="of:=ABJAD([.$A244];3;1)" office:value-type="float" office:value="4513" calcext:value-type="float">
            <text:p>45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NE</text:p>
          </table:table-cell>
          <table:table-cell table:formula="of:=NUMEROLOG([.$A245];&quot;modern&quot;;&quot;tam&quot;)" office:value-type="float" office:value="28" calcext:value-type="float">
            <text:p>28</text:p>
          </table:table-cell>
          <table:table-cell table:formula="of:=NUMEROLOG([.$A245];&quot;TR&quot;;&quot;tam&quot;)" office:value-type="float" office:value="57" calcext:value-type="float">
            <text:p>57</text:p>
          </table:table-cell>
          <table:table-cell table:formula="of:=ABJAD([.$A245];0;1)" office:value-type="float" office:value="28" calcext:value-type="float">
            <text:p>28</text:p>
          </table:table-cell>
          <table:table-cell table:formula="of:=ABJAD([.$A245];1;1)" office:value-type="float" office:value="160" calcext:value-type="float">
            <text:p>160</text:p>
          </table:table-cell>
          <table:table-cell table:formula="of:=ABJAD([.$A245];2;1)" office:value-type="float" office:value="200" calcext:value-type="float">
            <text:p>200</text:p>
          </table:table-cell>
          <table:table-cell table:formula="of:=ABJAD([.$A245];3;1)" office:value-type="float" office:value="4920" calcext:value-type="float">
            <text:p>49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R</text:p>
          </table:table-cell>
          <table:table-cell table:formula="of:=NUMEROLOG([.$A246];&quot;modern&quot;;&quot;tam&quot;)" office:value-type="float" office:value="27" calcext:value-type="float">
            <text:p>27</text:p>
          </table:table-cell>
          <table:table-cell table:formula="of:=NUMEROLOG([.$A246];&quot;TR&quot;;&quot;tam&quot;)" office:value-type="float" office:value="55" calcext:value-type="float">
            <text:p>55</text:p>
          </table:table-cell>
          <table:table-cell table:formula="of:=ABJAD([.$A246];0;1)" office:value-type="float" office:value="21" calcext:value-type="float">
            <text:p>21</text:p>
          </table:table-cell>
          <table:table-cell table:formula="of:=ABJAD([.$A246];1;1)" office:value-type="float" office:value="285" calcext:value-type="float">
            <text:p>285</text:p>
          </table:table-cell>
          <table:table-cell table:formula="of:=ABJAD([.$A246];2;1)" office:value-type="float" office:value="320" calcext:value-type="float">
            <text:p>320</text:p>
          </table:table-cell>
          <table:table-cell table:formula="of:=ABJAD([.$A246];3;1)" office:value-type="float" office:value="5308" calcext:value-type="float">
            <text:p>53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İŞ</text:p>
          </table:table-cell>
          <table:table-cell table:formula="of:=NUMEROLOG([.$A247];&quot;modern&quot;;&quot;tam&quot;)" office:value-type="float" office:value="19" calcext:value-type="float">
            <text:p>19</text:p>
          </table:table-cell>
          <table:table-cell table:formula="of:=NUMEROLOG([.$A247];&quot;TR&quot;;&quot;tam&quot;)" office:value-type="float" office:value="57" calcext:value-type="float">
            <text:p>57</text:p>
          </table:table-cell>
          <table:table-cell table:formula="of:=ABJAD([.$A247];0;1)" office:value-type="float" office:value="17" calcext:value-type="float">
            <text:p>17</text:p>
          </table:table-cell>
          <table:table-cell table:formula="of:=ABJAD([.$A247];1;1)" office:value-type="float" office:value="485" calcext:value-type="float">
            <text:p>485</text:p>
          </table:table-cell>
          <table:table-cell table:formula="of:=ABJAD([.$A247];2;1)" office:value-type="float" office:value="520" calcext:value-type="float">
            <text:p>520</text:p>
          </table:table-cell>
          <table:table-cell table:formula="of:=ABJAD([.$A247];3;1)" office:value-type="float" office:value="6022" calcext:value-type="float">
            <text:p>60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RAH</text:p>
          </table:table-cell>
          <table:table-cell table:formula="of:=NUMEROLOG([.$A248];&quot;modern&quot;;&quot;tam&quot;)" office:value-type="float" office:value="27" calcext:value-type="float">
            <text:p>27</text:p>
          </table:table-cell>
          <table:table-cell table:formula="of:=NUMEROLOG([.$A248];&quot;TR&quot;;&quot;tam&quot;)" office:value-type="float" office:value="54" calcext:value-type="float">
            <text:p>54</text:p>
          </table:table-cell>
          <table:table-cell table:formula="of:=ABJAD([.$A248];0;1)" office:value-type="float" office:value="23" calcext:value-type="float">
            <text:p>23</text:p>
          </table:table-cell>
          <table:table-cell table:formula="of:=ABJAD([.$A248];1;1)" office:value-type="float" office:value="275" calcext:value-type="float">
            <text:p>275</text:p>
          </table:table-cell>
          <table:table-cell table:formula="of:=ABJAD([.$A248];2;1)" office:value-type="float" office:value="296" calcext:value-type="float">
            <text:p>296</text:p>
          </table:table-cell>
          <table:table-cell table:formula="of:=ABJAD([.$A248];3;1)" office:value-type="float" office:value="6054" calcext:value-type="float">
            <text:p>60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RE</text:p>
          </table:table-cell>
          <table:table-cell table:formula="of:=NUMEROLOG([.$A249];&quot;modern&quot;;&quot;tam&quot;)" office:value-type="float" office:value="23" calcext:value-type="float">
            <text:p>23</text:p>
          </table:table-cell>
          <table:table-cell table:formula="of:=NUMEROLOG([.$A249];&quot;TR&quot;;&quot;tam&quot;)" office:value-type="float" office:value="49" calcext:value-type="float">
            <text:p>49</text:p>
          </table:table-cell>
          <table:table-cell table:formula="of:=ABJAD([.$A249];0;1)" office:value-type="float" office:value="18" calcext:value-type="float">
            <text:p>18</text:p>
          </table:table-cell>
          <table:table-cell table:formula="of:=ABJAD([.$A249];1;1)" office:value-type="float" office:value="270" calcext:value-type="float">
            <text:p>270</text:p>
          </table:table-cell>
          <table:table-cell table:formula="of:=ABJAD([.$A249];2;1)" office:value-type="float" office:value="290" calcext:value-type="float">
            <text:p>290</text:p>
          </table:table-cell>
          <table:table-cell table:formula="of:=ABJAD([.$A249];3;1)" office:value-type="float" office:value="4515" calcext:value-type="float">
            <text:p>45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MRULLAH</text:p>
          </table:table-cell>
          <table:table-cell table:formula="of:=NUMEROLOG([.$A250];&quot;modern&quot;;&quot;tam&quot;)" office:value-type="float" office:value="36" calcext:value-type="float">
            <text:p>36</text:p>
          </table:table-cell>
          <table:table-cell table:formula="of:=NUMEROLOG([.$A250];&quot;TR&quot;;&quot;tam&quot;)" office:value-type="float" office:value="109" calcext:value-type="float">
            <text:p>109</text:p>
          </table:table-cell>
          <table:table-cell table:formula="of:=ABJAD([.$A250];0;1)" office:value-type="float" office:value="27" calcext:value-type="float">
            <text:p>27</text:p>
          </table:table-cell>
          <table:table-cell table:formula="of:=ABJAD([.$A250];1;1)" office:value-type="float" office:value="975" calcext:value-type="float">
            <text:p>975</text:p>
          </table:table-cell>
          <table:table-cell table:formula="of:=ABJAD([.$A250];2;1)" office:value-type="float" office:value="1606" calcext:value-type="float">
            <text:p>1606</text:p>
          </table:table-cell>
          <table:table-cell table:formula="of:=ABJAD([.$A250];3;1)" office:value-type="float" office:value="9465" calcext:value-type="float">
            <text:p>94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DER</text:p>
          </table:table-cell>
          <table:table-cell table:formula="of:=NUMEROLOG([.$A251];&quot;modern&quot;;&quot;tam&quot;)" office:value-type="float" office:value="28" calcext:value-type="float">
            <text:p>28</text:p>
          </table:table-cell>
          <table:table-cell table:formula="of:=NUMEROLOG([.$A251];&quot;TR&quot;;&quot;tam&quot;)" office:value-type="float" office:value="55" calcext:value-type="float">
            <text:p>55</text:p>
          </table:table-cell>
          <table:table-cell table:formula="of:=ABJAD([.$A251];0;1)" office:value-type="float" office:value="32" calcext:value-type="float">
            <text:p>32</text:p>
          </table:table-cell>
          <table:table-cell table:formula="of:=ABJAD([.$A251];1;1)" office:value-type="float" office:value="284" calcext:value-type="float">
            <text:p>284</text:p>
          </table:table-cell>
          <table:table-cell table:formula="of:=ABJAD([.$A251];2;1)" office:value-type="float" office:value="309" calcext:value-type="float">
            <text:p>309</text:p>
          </table:table-cell>
          <table:table-cell table:formula="of:=ABJAD([.$A251];3;1)" office:value-type="float" office:value="6173" calcext:value-type="float">
            <text:p>61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ES</text:p>
          </table:table-cell>
          <table:table-cell table:formula="of:=NUMEROLOG([.$A252];&quot;modern&quot;;&quot;tam&quot;)" office:value-type="float" office:value="16" calcext:value-type="float">
            <text:p>16</text:p>
          </table:table-cell>
          <table:table-cell table:formula="of:=NUMEROLOG([.$A252];&quot;TR&quot;;&quot;tam&quot;)" office:value-type="float" office:value="51" calcext:value-type="float">
            <text:p>51</text:p>
          </table:table-cell>
          <table:table-cell table:formula="of:=ABJAD([.$A252];0;1)" office:value-type="float" office:value="20" calcext:value-type="float">
            <text:p>20</text:p>
          </table:table-cell>
          <table:table-cell table:formula="of:=ABJAD([.$A252];1;1)" office:value-type="float" office:value="380" calcext:value-type="float">
            <text:p>380</text:p>
          </table:table-cell>
          <table:table-cell table:formula="of:=ABJAD([.$A252];2;1)" office:value-type="float" office:value="400" calcext:value-type="float">
            <text:p>400</text:p>
          </table:table-cell>
          <table:table-cell table:formula="of:=ABJAD([.$A252];3;1)" office:value-type="float" office:value="6002" calcext:value-type="float">
            <text:p>6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GİN</text:p>
          </table:table-cell>
          <table:table-cell table:formula="of:=NUMEROLOG([.$A253];&quot;modern&quot;;&quot;tam&quot;)" office:value-type="float" office:value="31" calcext:value-type="float">
            <text:p>31</text:p>
          </table:table-cell>
          <table:table-cell table:formula="of:=NUMEROLOG([.$A253];&quot;TR&quot;;&quot;tam&quot;)" office:value-type="float" office:value="60" calcext:value-type="float">
            <text:p>60</text:p>
          </table:table-cell>
          <table:table-cell table:formula="of:=ABJAD([.$A253];0;1)" office:value-type="float" office:value="40" calcext:value-type="float">
            <text:p>40</text:p>
          </table:table-cell>
          <table:table-cell table:formula="of:=ABJAD([.$A253];1;1)" office:value-type="float" office:value="172" calcext:value-type="float">
            <text:p>172</text:p>
          </table:table-cell>
          <table:table-cell table:formula="of:=ABJAD([.$A253];2;1)" office:value-type="float" office:value="212" calcext:value-type="float">
            <text:p>212</text:p>
          </table:table-cell>
          <table:table-cell table:formula="of:=ABJAD([.$A253];3;1)" office:value-type="float" office:value="6306" calcext:value-type="float">
            <text:p>6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NUR</text:p>
          </table:table-cell>
          <table:table-cell table:formula="of:=NUMEROLOG([.$A254];&quot;modern&quot;;&quot;tam&quot;)" office:value-type="float" office:value="27" calcext:value-type="float">
            <text:p>27</text:p>
          </table:table-cell>
          <table:table-cell table:formula="of:=NUMEROLOG([.$A254];&quot;TR&quot;;&quot;tam&quot;)" office:value-type="float" office:value="86" calcext:value-type="float">
            <text:p>86</text:p>
          </table:table-cell>
          <table:table-cell table:formula="of:=ABJAD([.$A254];0;1)" office:value-type="float" office:value="33" calcext:value-type="float">
            <text:p>33</text:p>
          </table:table-cell>
          <table:table-cell table:formula="of:=ABJAD([.$A254];1;1)" office:value-type="float" office:value="945" calcext:value-type="float">
            <text:p>945</text:p>
          </table:table-cell>
          <table:table-cell table:formula="of:=ABJAD([.$A254];2;1)" office:value-type="float" office:value="1565" calcext:value-type="float">
            <text:p>1565</text:p>
          </table:table-cell>
          <table:table-cell table:formula="of:=ABJAD([.$A254];3;1)" office:value-type="float" office:value="10018" calcext:value-type="float">
            <text:p>100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VER</text:p>
          </table:table-cell>
          <table:table-cell table:formula="of:=NUMEROLOG([.$A255];&quot;modern&quot;;&quot;tam&quot;)" office:value-type="float" office:value="28" calcext:value-type="float">
            <text:p>28</text:p>
          </table:table-cell>
          <table:table-cell table:formula="of:=NUMEROLOG([.$A255];&quot;TR&quot;;&quot;tam&quot;)" office:value-type="float" office:value="77" calcext:value-type="float">
            <text:p>77</text:p>
          </table:table-cell>
          <table:table-cell table:formula="of:=ABJAD([.$A255];0;1)" office:value-type="float" office:value="36" calcext:value-type="float">
            <text:p>36</text:p>
          </table:table-cell>
          <table:table-cell table:formula="of:=ABJAD([.$A255];1;1)" office:value-type="float" office:value="1080" calcext:value-type="float">
            <text:p>1080</text:p>
          </table:table-cell>
          <table:table-cell table:formula="of:=ABJAD([.$A255];2;1)" office:value-type="float" office:value="1105" calcext:value-type="float">
            <text:p>1105</text:p>
          </table:table-cell>
          <table:table-cell table:formula="of:=ABJAD([.$A255];3;1)" office:value-type="float" office:value="9344" calcext:value-type="float">
            <text:p>93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AY</text:p>
          </table:table-cell>
          <table:table-cell table:formula="of:=NUMEROLOG([.$A256];&quot;modern&quot;;&quot;tam&quot;)" office:value-type="float" office:value="22" calcext:value-type="float">
            <text:p>22</text:p>
          </table:table-cell>
          <table:table-cell table:formula="of:=NUMEROLOG([.$A256];&quot;TR&quot;;&quot;tam&quot;)" office:value-type="float" office:value="56" calcext:value-type="float">
            <text:p>56</text:p>
          </table:table-cell>
          <table:table-cell table:formula="of:=ABJAD([.$A256];0;1)" office:value-type="float" office:value="14" calcext:value-type="float">
            <text:p>14</text:p>
          </table:table-cell>
          <table:table-cell table:formula="of:=ABJAD([.$A256];1;1)" office:value-type="float" office:value="1106" calcext:value-type="float">
            <text:p>1106</text:p>
          </table:table-cell>
          <table:table-cell table:formula="of:=ABJAD([.$A256];2;1)" office:value-type="float" office:value="1122" calcext:value-type="float">
            <text:p>1122</text:p>
          </table:table-cell>
          <table:table-cell table:formula="of:=ABJAD([.$A256];3;1)" office:value-type="float" office:value="7633" calcext:value-type="float">
            <text:p>76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CAN</text:p>
          </table:table-cell>
          <table:table-cell table:formula="of:=NUMEROLOG([.$A257];&quot;modern&quot;;&quot;tam&quot;)" office:value-type="float" office:value="23" calcext:value-type="float">
            <text:p>23</text:p>
          </table:table-cell>
          <table:table-cell table:formula="of:=NUMEROLOG([.$A257];&quot;TR&quot;;&quot;tam&quot;)" office:value-type="float" office:value="48" calcext:value-type="float">
            <text:p>48</text:p>
          </table:table-cell>
          <table:table-cell table:formula="of:=ABJAD([.$A257];0;1)" office:value-type="float" office:value="27" calcext:value-type="float">
            <text:p>27</text:p>
          </table:table-cell>
          <table:table-cell table:formula="of:=ABJAD([.$A257];1;1)" office:value-type="float" office:value="279" calcext:value-type="float">
            <text:p>279</text:p>
          </table:table-cell>
          <table:table-cell table:formula="of:=ABJAD([.$A257];2;1)" office:value-type="float" office:value="300" calcext:value-type="float">
            <text:p>300</text:p>
          </table:table-cell>
          <table:table-cell table:formula="of:=ABJAD([.$A257];3;1)" office:value-type="float" office:value="5897" calcext:value-type="float">
            <text:p>58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DAL</text:p>
          </table:table-cell>
          <table:table-cell table:formula="of:=NUMEROLOG([.$A258];&quot;modern&quot;;&quot;tam&quot;)" office:value-type="float" office:value="22" calcext:value-type="float">
            <text:p>22</text:p>
          </table:table-cell>
          <table:table-cell table:formula="of:=NUMEROLOG([.$A258];&quot;TR&quot;;&quot;tam&quot;)" office:value-type="float" office:value="48" calcext:value-type="float">
            <text:p>48</text:p>
          </table:table-cell>
          <table:table-cell table:formula="of:=ABJAD([.$A258];0;1)" office:value-type="float" office:value="20" calcext:value-type="float">
            <text:p>20</text:p>
          </table:table-cell>
          <table:table-cell table:formula="of:=ABJAD([.$A258];1;1)" office:value-type="float" office:value="260" calcext:value-type="float">
            <text:p>260</text:p>
          </table:table-cell>
          <table:table-cell table:formula="of:=ABJAD([.$A258];2;1)" office:value-type="float" office:value="281" calcext:value-type="float">
            <text:p>281</text:p>
          </table:table-cell>
          <table:table-cell table:formula="of:=ABJAD([.$A258];3;1)" office:value-type="float" office:value="4228" calcext:value-type="float">
            <text:p>42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DEM</text:p>
          </table:table-cell>
          <table:table-cell table:formula="of:=NUMEROLOG([.$A259];&quot;modern&quot;;&quot;tam&quot;)" office:value-type="float" office:value="27" calcext:value-type="float">
            <text:p>27</text:p>
          </table:table-cell>
          <table:table-cell table:formula="of:=NUMEROLOG([.$A259];&quot;TR&quot;;&quot;tam&quot;)" office:value-type="float" office:value="54" calcext:value-type="float">
            <text:p>54</text:p>
          </table:table-cell>
          <table:table-cell table:formula="of:=ABJAD([.$A259];0;1)" office:value-type="float" office:value="22" calcext:value-type="float">
            <text:p>22</text:p>
          </table:table-cell>
          <table:table-cell table:formula="of:=ABJAD([.$A259];1;1)" office:value-type="float" office:value="274" calcext:value-type="float">
            <text:p>274</text:p>
          </table:table-cell>
          <table:table-cell table:formula="of:=ABJAD([.$A259];2;1)" office:value-type="float" office:value="299" calcext:value-type="float">
            <text:p>299</text:p>
          </table:table-cell>
          <table:table-cell table:formula="of:=ABJAD([.$A259];3;1)" office:value-type="float" office:value="5309" calcext:value-type="float">
            <text:p>53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DİNÇ</text:p>
          </table:table-cell>
          <table:table-cell table:formula="of:=NUMEROLOG([.$A260];&quot;modern&quot;;&quot;tam&quot;)" office:value-type="float" office:value="35" calcext:value-type="float">
            <text:p>35</text:p>
          </table:table-cell>
          <table:table-cell table:formula="of:=NUMEROLOG([.$A260];&quot;TR&quot;;&quot;tam&quot;)" office:value-type="float" office:value="65" calcext:value-type="float">
            <text:p>65</text:p>
          </table:table-cell>
          <table:table-cell table:formula="of:=ABJAD([.$A260];0;1)" office:value-type="float" office:value="38" calcext:value-type="float">
            <text:p>38</text:p>
          </table:table-cell>
          <table:table-cell table:formula="of:=ABJAD([.$A260];1;1)" office:value-type="float" office:value="302" calcext:value-type="float">
            <text:p>302</text:p>
          </table:table-cell>
          <table:table-cell table:formula="of:=ABJAD([.$A260];2;1)" office:value-type="float" office:value="347" calcext:value-type="float">
            <text:p>347</text:p>
          </table:table-cell>
          <table:table-cell table:formula="of:=ABJAD([.$A260];3;1)" office:value-type="float" office:value="7669" calcext:value-type="float">
            <text:p>76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EM</text:p>
          </table:table-cell>
          <table:table-cell table:formula="of:=NUMEROLOG([.$A261];&quot;modern&quot;;&quot;tam&quot;)" office:value-type="float" office:value="23" calcext:value-type="float">
            <text:p>23</text:p>
          </table:table-cell>
          <table:table-cell table:formula="of:=NUMEROLOG([.$A261];&quot;TR&quot;;&quot;tam&quot;)" office:value-type="float" office:value="49" calcext:value-type="float">
            <text:p>49</text:p>
          </table:table-cell>
          <table:table-cell table:formula="of:=ABJAD([.$A261];0;1)" office:value-type="float" office:value="18" calcext:value-type="float">
            <text:p>18</text:p>
          </table:table-cell>
          <table:table-cell table:formula="of:=ABJAD([.$A261];1;1)" office:value-type="float" office:value="270" calcext:value-type="float">
            <text:p>270</text:p>
          </table:table-cell>
          <table:table-cell table:formula="of:=ABJAD([.$A261];2;1)" office:value-type="float" office:value="290" calcext:value-type="float">
            <text:p>290</text:p>
          </table:table-cell>
          <table:table-cell table:formula="of:=ABJAD([.$A261];3;1)" office:value-type="float" office:value="4515" calcext:value-type="float">
            <text:p>45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EN</text:p>
          </table:table-cell>
          <table:table-cell table:formula="of:=NUMEROLOG([.$A262];&quot;modern&quot;;&quot;tam&quot;)" office:value-type="float" office:value="24" calcext:value-type="float">
            <text:p>24</text:p>
          </table:table-cell>
          <table:table-cell table:formula="of:=NUMEROLOG([.$A262];&quot;TR&quot;;&quot;tam&quot;)" office:value-type="float" office:value="50" calcext:value-type="float">
            <text:p>50</text:p>
          </table:table-cell>
          <table:table-cell table:formula="of:=ABJAD([.$A262];0;1)" office:value-type="float" office:value="28" calcext:value-type="float">
            <text:p>28</text:p>
          </table:table-cell>
          <table:table-cell table:formula="of:=ABJAD([.$A262];1;1)" office:value-type="float" office:value="280" calcext:value-type="float">
            <text:p>280</text:p>
          </table:table-cell>
          <table:table-cell table:formula="of:=ABJAD([.$A262];2;1)" office:value-type="float" office:value="300" calcext:value-type="float">
            <text:p>300</text:p>
          </table:table-cell>
          <table:table-cell table:formula="of:=ABJAD([.$A262];3;1)" office:value-type="float" office:value="5379" calcext:value-type="float">
            <text:p>53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GÜL</text:p>
          </table:table-cell>
          <table:table-cell table:formula="of:=NUMEROLOG([.$A263];&quot;modern&quot;;&quot;tam&quot;)" office:value-type="float" office:value="27" calcext:value-type="float">
            <text:p>27</text:p>
          </table:table-cell>
          <table:table-cell table:formula="of:=NUMEROLOG([.$A263];&quot;TR&quot;;&quot;tam&quot;)" office:value-type="float" office:value="76" calcext:value-type="float">
            <text:p>76</text:p>
          </table:table-cell>
          <table:table-cell table:formula="of:=ABJAD([.$A263];0;1)" office:value-type="float" office:value="26" calcext:value-type="float">
            <text:p>26</text:p>
          </table:table-cell>
          <table:table-cell table:formula="of:=ABJAD([.$A263];1;1)" office:value-type="float" office:value="962" calcext:value-type="float">
            <text:p>962</text:p>
          </table:table-cell>
          <table:table-cell table:formula="of:=ABJAD([.$A263];2;1)" office:value-type="float" office:value="1682" calcext:value-type="float">
            <text:p>1682</text:p>
          </table:table-cell>
          <table:table-cell table:formula="of:=ABJAD([.$A263];3;1)" office:value-type="float" office:value="7670" calcext:value-type="float">
            <text:p>76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GÜN</text:p>
          </table:table-cell>
          <table:table-cell table:formula="of:=NUMEROLOG([.$A264];&quot;modern&quot;;&quot;tam&quot;)" office:value-type="float" office:value="29" calcext:value-type="float">
            <text:p>29</text:p>
          </table:table-cell>
          <table:table-cell table:formula="of:=NUMEROLOG([.$A264];&quot;TR&quot;;&quot;tam&quot;)" office:value-type="float" office:value="78" calcext:value-type="float">
            <text:p>78</text:p>
          </table:table-cell>
          <table:table-cell table:formula="of:=ABJAD([.$A264];0;1)" office:value-type="float" office:value="34" calcext:value-type="float">
            <text:p>34</text:p>
          </table:table-cell>
          <table:table-cell table:formula="of:=ABJAD([.$A264];1;1)" office:value-type="float" office:value="982" calcext:value-type="float">
            <text:p>982</text:p>
          </table:table-cell>
          <table:table-cell table:formula="of:=ABJAD([.$A264];2;1)" office:value-type="float" office:value="1702" calcext:value-type="float">
            <text:p>1702</text:p>
          </table:table-cell>
          <table:table-cell table:formula="of:=ABJAD([.$A264];3;1)" office:value-type="float" office:value="9430" calcext:value-type="float">
            <text:p>9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HAN</text:p>
          </table:table-cell>
          <table:table-cell table:formula="of:=NUMEROLOG([.$A265];&quot;modern&quot;;&quot;tam&quot;)" office:value-type="float" office:value="28" calcext:value-type="float">
            <text:p>28</text:p>
          </table:table-cell>
          <table:table-cell table:formula="of:=NUMEROLOG([.$A265];&quot;TR&quot;;&quot;tam&quot;)" office:value-type="float" office:value="55" calcext:value-type="float">
            <text:p>55</text:p>
          </table:table-cell>
          <table:table-cell table:formula="of:=ABJAD([.$A265];0;1)" office:value-type="float" office:value="33" calcext:value-type="float">
            <text:p>33</text:p>
          </table:table-cell>
          <table:table-cell table:formula="of:=ABJAD([.$A265];1;1)" office:value-type="float" office:value="285" calcext:value-type="float">
            <text:p>285</text:p>
          </table:table-cell>
          <table:table-cell table:formula="of:=ABJAD([.$A265];2;1)" office:value-type="float" office:value="306" calcext:value-type="float">
            <text:p>306</text:p>
          </table:table-cell>
          <table:table-cell table:formula="of:=ABJAD([.$A265];3;1)" office:value-type="float" office:value="6918" calcext:value-type="float">
            <text:p>69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KAN</text:p>
          </table:table-cell>
          <table:table-cell table:formula="of:=NUMEROLOG([.$A266];&quot;modern&quot;;&quot;tam&quot;)" office:value-type="float" office:value="22" calcext:value-type="float">
            <text:p>22</text:p>
          </table:table-cell>
          <table:table-cell table:formula="of:=NUMEROLOG([.$A266];&quot;TR&quot;;&quot;tam&quot;)" office:value-type="float" office:value="59" calcext:value-type="float">
            <text:p>59</text:p>
          </table:table-cell>
          <table:table-cell table:formula="of:=ABJAD([.$A266];0;1)" office:value-type="float" office:value="28" calcext:value-type="float">
            <text:p>28</text:p>
          </table:table-cell>
          <table:table-cell table:formula="of:=ABJAD([.$A266];1;1)" office:value-type="float" office:value="316" calcext:value-type="float">
            <text:p>316</text:p>
          </table:table-cell>
          <table:table-cell table:formula="of:=ABJAD([.$A266];2;1)" office:value-type="float" office:value="337" calcext:value-type="float">
            <text:p>337</text:p>
          </table:table-cell>
          <table:table-cell table:formula="of:=ABJAD([.$A266];3;1)" office:value-type="float" office:value="5484" calcext:value-type="float">
            <text:p>54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KİN</text:p>
          </table:table-cell>
          <table:table-cell table:formula="of:=NUMEROLOG([.$A267];&quot;modern&quot;;&quot;tam&quot;)" office:value-type="float" office:value="30" calcext:value-type="float">
            <text:p>30</text:p>
          </table:table-cell>
          <table:table-cell table:formula="of:=NUMEROLOG([.$A267];&quot;TR&quot;;&quot;tam&quot;)" office:value-type="float" office:value="70" calcext:value-type="float">
            <text:p>70</text:p>
          </table:table-cell>
          <table:table-cell table:formula="of:=ABJAD([.$A267];0;1)" office:value-type="float" office:value="35" calcext:value-type="float">
            <text:p>35</text:p>
          </table:table-cell>
          <table:table-cell table:formula="of:=ABJAD([.$A267];1;1)" office:value-type="float" office:value="335" calcext:value-type="float">
            <text:p>335</text:p>
          </table:table-cell>
          <table:table-cell table:formula="of:=ABJAD([.$A267];2;1)" office:value-type="float" office:value="375" calcext:value-type="float">
            <text:p>375</text:p>
          </table:table-cell>
          <table:table-cell table:formula="of:=ABJAD([.$A267];3;1)" office:value-type="float" office:value="6462" calcext:value-type="float">
            <text:p>64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NİS</text:p>
          </table:table-cell>
          <table:table-cell table:formula="of:=NUMEROLOG([.$A268];&quot;modern&quot;;&quot;tam&quot;)" office:value-type="float" office:value="29" calcext:value-type="float">
            <text:p>29</text:p>
          </table:table-cell>
          <table:table-cell table:formula="of:=NUMEROLOG([.$A268];&quot;TR&quot;;&quot;tam&quot;)" office:value-type="float" office:value="78" calcext:value-type="float">
            <text:p>78</text:p>
          </table:table-cell>
          <table:table-cell table:formula="of:=ABJAD([.$A268];0;1)" office:value-type="float" office:value="31" calcext:value-type="float">
            <text:p>31</text:p>
          </table:table-cell>
          <table:table-cell table:formula="of:=ABJAD([.$A268];1;1)" office:value-type="float" office:value="595" calcext:value-type="float">
            <text:p>595</text:p>
          </table:table-cell>
          <table:table-cell table:formula="of:=ABJAD([.$A268];2;1)" office:value-type="float" office:value="635" calcext:value-type="float">
            <text:p>635</text:p>
          </table:table-cell>
          <table:table-cell table:formula="of:=ABJAD([.$A268];3;1)" office:value-type="float" office:value="9475" calcext:value-type="float">
            <text:p>94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OL</text:p>
          </table:table-cell>
          <table:table-cell table:formula="of:=NUMEROLOG([.$A269];&quot;modern&quot;;&quot;tam&quot;)" office:value-type="float" office:value="23" calcext:value-type="float">
            <text:p>23</text:p>
          </table:table-cell>
          <table:table-cell table:formula="of:=NUMEROLOG([.$A269];&quot;TR&quot;;&quot;tam&quot;)" office:value-type="float" office:value="60" calcext:value-type="float">
            <text:p>60</text:p>
          </table:table-cell>
          <table:table-cell table:formula="of:=ABJAD([.$A269];0;1)" office:value-type="float" office:value="23" calcext:value-type="float">
            <text:p>23</text:p>
          </table:table-cell>
          <table:table-cell table:formula="of:=ABJAD([.$A269];1;1)" office:value-type="float" office:value="335" calcext:value-type="float">
            <text:p>335</text:p>
          </table:table-cell>
          <table:table-cell table:formula="of:=ABJAD([.$A269];2;1)" office:value-type="float" office:value="430" calcext:value-type="float">
            <text:p>430</text:p>
          </table:table-cell>
          <table:table-cell table:formula="of:=ABJAD([.$A269];3;1)" office:value-type="float" office:value="3932" calcext:value-type="float">
            <text:p>39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AGUN</text:p>
          </table:table-cell>
          <table:table-cell table:formula="of:=NUMEROLOG([.$A270];&quot;modern&quot;;&quot;tam&quot;)" office:value-type="float" office:value="31" calcext:value-type="float">
            <text:p>31</text:p>
          </table:table-cell>
          <table:table-cell table:formula="of:=NUMEROLOG([.$A270];&quot;TR&quot;;&quot;tam&quot;)" office:value-type="float" office:value="100" calcext:value-type="float">
            <text:p>100</text:p>
          </table:table-cell>
          <table:table-cell table:formula="of:=ABJAD([.$A270];0;1)" office:value-type="float" office:value="31" calcext:value-type="float">
            <text:p>31</text:p>
          </table:table-cell>
          <table:table-cell table:formula="of:=ABJAD([.$A270];1;1)" office:value-type="float" office:value="1183" calcext:value-type="float">
            <text:p>1183</text:p>
          </table:table-cell>
          <table:table-cell table:formula="of:=ABJAD([.$A270];2;1)" office:value-type="float" office:value="1809" calcext:value-type="float">
            <text:p>1809</text:p>
          </table:table-cell>
          <table:table-cell table:formula="of:=ABJAD([.$A270];3;1)" office:value-type="float" office:value="12587" calcext:value-type="float">
            <text:p>12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EGUN</text:p>
          </table:table-cell>
          <table:table-cell table:formula="of:=NUMEROLOG([.$A271];&quot;modern&quot;;&quot;tam&quot;)" office:value-type="float" office:value="35" calcext:value-type="float">
            <text:p>35</text:p>
          </table:table-cell>
          <table:table-cell table:formula="of:=NUMEROLOG([.$A271];&quot;TR&quot;;&quot;tam&quot;)" office:value-type="float" office:value="105" calcext:value-type="float">
            <text:p>105</text:p>
          </table:table-cell>
          <table:table-cell table:formula="of:=ABJAD([.$A271];0;1)" office:value-type="float" office:value="35" calcext:value-type="float">
            <text:p>35</text:p>
          </table:table-cell>
          <table:table-cell table:formula="of:=ABJAD([.$A271];1;1)" office:value-type="float" office:value="1187" calcext:value-type="float">
            <text:p>1187</text:p>
          </table:table-cell>
          <table:table-cell table:formula="of:=ABJAD([.$A271];2;1)" office:value-type="float" office:value="1817" calcext:value-type="float">
            <text:p>1817</text:p>
          </table:table-cell>
          <table:table-cell table:formula="of:=ABJAD([.$A271];3;1)" office:value-type="float" office:value="12772" calcext:value-type="float">
            <text:p>127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EN</text:p>
          </table:table-cell>
          <table:table-cell table:formula="of:=NUMEROLOG([.$A272];&quot;modern&quot;;&quot;tam&quot;)" office:value-type="float" office:value="25" calcext:value-type="float">
            <text:p>25</text:p>
          </table:table-cell>
          <table:table-cell table:formula="of:=NUMEROLOG([.$A272];&quot;TR&quot;;&quot;tam&quot;)" office:value-type="float" office:value="72" calcext:value-type="float">
            <text:p>72</text:p>
          </table:table-cell>
          <table:table-cell table:formula="of:=ABJAD([.$A272];0;1)" office:value-type="float" office:value="28" calcext:value-type="float">
            <text:p>28</text:p>
          </table:table-cell>
          <table:table-cell table:formula="of:=ABJAD([.$A272];1;1)" office:value-type="float" office:value="580" calcext:value-type="float">
            <text:p>580</text:p>
          </table:table-cell>
          <table:table-cell table:formula="of:=ABJAD([.$A272];2;1)" office:value-type="float" office:value="605" calcext:value-type="float">
            <text:p>605</text:p>
          </table:table-cell>
          <table:table-cell table:formula="of:=ABJAD([.$A272];3;1)" office:value-type="float" office:value="8682" calcext:value-type="float">
            <text:p>86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SİN</text:p>
          </table:table-cell>
          <table:table-cell table:formula="of:=NUMEROLOG([.$A273];&quot;modern&quot;;&quot;tam&quot;)" office:value-type="float" office:value="29" calcext:value-type="float">
            <text:p>29</text:p>
          </table:table-cell>
          <table:table-cell table:formula="of:=NUMEROLOG([.$A273];&quot;TR&quot;;&quot;tam&quot;)" office:value-type="float" office:value="78" calcext:value-type="float">
            <text:p>78</text:p>
          </table:table-cell>
          <table:table-cell table:formula="of:=ABJAD([.$A273];0;1)" office:value-type="float" office:value="31" calcext:value-type="float">
            <text:p>31</text:p>
          </table:table-cell>
          <table:table-cell table:formula="of:=ABJAD([.$A273];1;1)" office:value-type="float" office:value="595" calcext:value-type="float">
            <text:p>595</text:p>
          </table:table-cell>
          <table:table-cell table:formula="of:=ABJAD([.$A273];2;1)" office:value-type="float" office:value="635" calcext:value-type="float">
            <text:p>635</text:p>
          </table:table-cell>
          <table:table-cell table:formula="of:=ABJAD([.$A273];3;1)" office:value-type="float" office:value="9475" calcext:value-type="float">
            <text:p>94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TAN</text:p>
          </table:table-cell>
          <table:table-cell table:formula="of:=NUMEROLOG([.$A274];&quot;modern&quot;;&quot;tam&quot;)" office:value-type="float" office:value="22" calcext:value-type="float">
            <text:p>22</text:p>
          </table:table-cell>
          <table:table-cell table:formula="of:=NUMEROLOG([.$A274];&quot;TR&quot;;&quot;tam&quot;)" office:value-type="float" office:value="69" calcext:value-type="float">
            <text:p>69</text:p>
          </table:table-cell>
          <table:table-cell table:formula="of:=ABJAD([.$A274];0;1)" office:value-type="float" office:value="32" calcext:value-type="float">
            <text:p>32</text:p>
          </table:table-cell>
          <table:table-cell table:formula="of:=ABJAD([.$A274];1;1)" office:value-type="float" office:value="776" calcext:value-type="float">
            <text:p>776</text:p>
          </table:table-cell>
          <table:table-cell table:formula="of:=ABJAD([.$A274];2;1)" office:value-type="float" office:value="797" calcext:value-type="float">
            <text:p>797</text:p>
          </table:table-cell>
          <table:table-cell table:formula="of:=ABJAD([.$A274];3;1)" office:value-type="float" office:value="8201" calcext:value-type="float">
            <text:p>82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TUNÇ</text:p>
          </table:table-cell>
          <table:table-cell table:formula="of:=NUMEROLOG([.$A275];&quot;modern&quot;;&quot;tam&quot;)" office:value-type="float" office:value="27" calcext:value-type="float">
            <text:p>27</text:p>
          </table:table-cell>
          <table:table-cell table:formula="of:=NUMEROLOG([.$A275];&quot;TR&quot;;&quot;tam&quot;)" office:value-type="float" office:value="97" calcext:value-type="float">
            <text:p>97</text:p>
          </table:table-cell>
          <table:table-cell table:formula="of:=ABJAD([.$A275];0;1)" office:value-type="float" office:value="34" calcext:value-type="float">
            <text:p>34</text:p>
          </table:table-cell>
          <table:table-cell table:formula="of:=ABJAD([.$A275];1;1)" office:value-type="float" office:value="1378" calcext:value-type="float">
            <text:p>1378</text:p>
          </table:table-cell>
          <table:table-cell table:formula="of:=ABJAD([.$A275];2;1)" office:value-type="float" office:value="2003" calcext:value-type="float">
            <text:p>2003</text:p>
          </table:table-cell>
          <table:table-cell table:formula="of:=ABJAD([.$A275];3;1)" office:value-type="float" office:value="11843" calcext:value-type="float">
            <text:p>118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AT</text:p>
          </table:table-cell>
          <table:table-cell table:formula="of:=NUMEROLOG([.$A276];&quot;modern&quot;;&quot;tam&quot;)" office:value-type="float" office:value="9" calcext:value-type="float">
            <text:p>9</text:p>
          </table:table-cell>
          <table:table-cell table:formula="of:=NUMEROLOG([.$A276];&quot;TR&quot;;&quot;tam&quot;)" office:value-type="float" office:value="53" calcext:value-type="float">
            <text:p>53</text:p>
          </table:table-cell>
          <table:table-cell table:formula="of:=ABJAD([.$A276];0;1)" office:value-type="float" office:value="14" calcext:value-type="float">
            <text:p>14</text:p>
          </table:table-cell>
          <table:table-cell table:formula="of:=ABJAD([.$A276];1;1)" office:value-type="float" office:value="806" calcext:value-type="float">
            <text:p>806</text:p>
          </table:table-cell>
          <table:table-cell table:formula="of:=ABJAD([.$A276];2;1)" office:value-type="float" office:value="822" calcext:value-type="float">
            <text:p>822</text:p>
          </table:table-cell>
          <table:table-cell table:formula="of:=ABJAD([.$A276];3;1)" office:value-type="float" office:value="6939" calcext:value-type="float">
            <text:p>69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EN</text:p>
          </table:table-cell>
          <table:table-cell table:formula="of:=NUMEROLOG([.$A277];&quot;modern&quot;;&quot;tam&quot;)" office:value-type="float" office:value="16" calcext:value-type="float">
            <text:p>16</text:p>
          </table:table-cell>
          <table:table-cell table:formula="of:=NUMEROLOG([.$A277];&quot;TR&quot;;&quot;tam&quot;)" office:value-type="float" office:value="51" calcext:value-type="float">
            <text:p>51</text:p>
          </table:table-cell>
          <table:table-cell table:formula="of:=ABJAD([.$A277];0;1)" office:value-type="float" office:value="20" calcext:value-type="float">
            <text:p>20</text:p>
          </table:table-cell>
          <table:table-cell table:formula="of:=ABJAD([.$A277];1;1)" office:value-type="float" office:value="380" calcext:value-type="float">
            <text:p>380</text:p>
          </table:table-cell>
          <table:table-cell table:formula="of:=ABJAD([.$A277];2;1)" office:value-type="float" office:value="400" calcext:value-type="float">
            <text:p>400</text:p>
          </table:table-cell>
          <table:table-cell table:formula="of:=ABJAD([.$A277];3;1)" office:value-type="float" office:value="6002" calcext:value-type="float">
            <text:p>6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ER</text:p>
          </table:table-cell>
          <table:table-cell table:formula="of:=NUMEROLOG([.$A278];&quot;modern&quot;;&quot;tam&quot;)" office:value-type="float" office:value="20" calcext:value-type="float">
            <text:p>20</text:p>
          </table:table-cell>
          <table:table-cell table:formula="of:=NUMEROLOG([.$A278];&quot;TR&quot;;&quot;tam&quot;)" office:value-type="float" office:value="55" calcext:value-type="float">
            <text:p>55</text:p>
          </table:table-cell>
          <table:table-cell table:formula="of:=ABJAD([.$A278];0;1)" office:value-type="float" office:value="18" calcext:value-type="float">
            <text:p>18</text:p>
          </table:table-cell>
          <table:table-cell table:formula="of:=ABJAD([.$A278];1;1)" office:value-type="float" office:value="510" calcext:value-type="float">
            <text:p>510</text:p>
          </table:table-cell>
          <table:table-cell table:formula="of:=ABJAD([.$A278];2;1)" office:value-type="float" office:value="530" calcext:value-type="float">
            <text:p>530</text:p>
          </table:table-cell>
          <table:table-cell table:formula="of:=ABJAD([.$A278];3;1)" office:value-type="float" office:value="6797" calcext:value-type="float">
            <text:p>67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İN</text:p>
          </table:table-cell>
          <table:table-cell table:formula="of:=NUMEROLOG([.$A279];&quot;modern&quot;;&quot;tam&quot;)" office:value-type="float" office:value="20" calcext:value-type="float">
            <text:p>20</text:p>
          </table:table-cell>
          <table:table-cell table:formula="of:=NUMEROLOG([.$A279];&quot;TR&quot;;&quot;tam&quot;)" office:value-type="float" office:value="57" calcext:value-type="float">
            <text:p>57</text:p>
          </table:table-cell>
          <table:table-cell table:formula="of:=ABJAD([.$A279];0;1)" office:value-type="float" office:value="23" calcext:value-type="float">
            <text:p>23</text:p>
          </table:table-cell>
          <table:table-cell table:formula="of:=ABJAD([.$A279];1;1)" office:value-type="float" office:value="395" calcext:value-type="float">
            <text:p>395</text:p>
          </table:table-cell>
          <table:table-cell table:formula="of:=ABJAD([.$A279];2;1)" office:value-type="float" office:value="430" calcext:value-type="float">
            <text:p>430</text:p>
          </table:table-cell>
          <table:table-cell table:formula="of:=ABJAD([.$A279];3;1)" office:value-type="float" office:value="6795" calcext:value-type="float">
            <text:p>67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MA</text:p>
          </table:table-cell>
          <table:table-cell table:formula="of:=NUMEROLOG([.$A280];&quot;modern&quot;;&quot;tam&quot;)" office:value-type="float" office:value="11" calcext:value-type="float">
            <text:p>11</text:p>
          </table:table-cell>
          <table:table-cell table:formula="of:=NUMEROLOG([.$A280];&quot;TR&quot;;&quot;tam&quot;)" office:value-type="float" office:value="45" calcext:value-type="float">
            <text:p>45</text:p>
          </table:table-cell>
          <table:table-cell table:formula="of:=ABJAD([.$A280];0;1)" office:value-type="float" office:value="6" calcext:value-type="float">
            <text:p>6</text:p>
          </table:table-cell>
          <table:table-cell table:formula="of:=ABJAD([.$A280];1;1)" office:value-type="float" office:value="366" calcext:value-type="float">
            <text:p>366</text:p>
          </table:table-cell>
          <table:table-cell table:formula="of:=ABJAD([.$A280];2;1)" office:value-type="float" office:value="382" calcext:value-type="float">
            <text:p>382</text:p>
          </table:table-cell>
          <table:table-cell table:formula="of:=ABJAD([.$A280];3;1)" office:value-type="float" office:value="4953" calcext:value-type="float">
            <text:p>49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MERALDA</text:p>
          </table:table-cell>
          <table:table-cell table:formula="of:=NUMEROLOG([.$A281];&quot;modern&quot;;&quot;tam&quot;)" office:value-type="float" office:value="33" calcext:value-type="float">
            <text:p>33</text:p>
          </table:table-cell>
          <table:table-cell table:formula="of:=NUMEROLOG([.$A281];&quot;TR&quot;;&quot;tam&quot;)" office:value-type="float" office:value="93" calcext:value-type="float">
            <text:p>93</text:p>
          </table:table-cell>
          <table:table-cell table:formula="of:=ABJAD([.$A281];0;1)" office:value-type="float" office:value="26" calcext:value-type="float">
            <text:p>26</text:p>
          </table:table-cell>
          <table:table-cell table:formula="of:=ABJAD([.$A281];1;1)" office:value-type="float" office:value="626" calcext:value-type="float">
            <text:p>626</text:p>
          </table:table-cell>
          <table:table-cell table:formula="of:=ABJAD([.$A281];2;1)" office:value-type="float" office:value="663" calcext:value-type="float">
            <text:p>663</text:p>
          </table:table-cell>
          <table:table-cell table:formula="of:=ABJAD([.$A281];3;1)" office:value-type="float" office:value="9181" calcext:value-type="float">
            <text:p>91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SRA</text:p>
          </table:table-cell>
          <table:table-cell table:formula="of:=NUMEROLOG([.$A282];&quot;modern&quot;;&quot;tam&quot;)" office:value-type="float" office:value="16" calcext:value-type="float">
            <text:p>16</text:p>
          </table:table-cell>
          <table:table-cell table:formula="of:=NUMEROLOG([.$A282];&quot;TR&quot;;&quot;tam&quot;)" office:value-type="float" office:value="50" calcext:value-type="float">
            <text:p>50</text:p>
          </table:table-cell>
          <table:table-cell table:formula="of:=ABJAD([.$A282];0;1)" office:value-type="float" office:value="14" calcext:value-type="float">
            <text:p>14</text:p>
          </table:table-cell>
          <table:table-cell table:formula="of:=ABJAD([.$A282];1;1)" office:value-type="float" office:value="506" calcext:value-type="float">
            <text:p>506</text:p>
          </table:table-cell>
          <table:table-cell table:formula="of:=ABJAD([.$A282];2;1)" office:value-type="float" office:value="522" calcext:value-type="float">
            <text:p>522</text:p>
          </table:table-cell>
          <table:table-cell table:formula="of:=ABJAD([.$A282];3;1)" office:value-type="float" office:value="6612" calcext:value-type="float">
            <text:p>66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THEM</text:p>
          </table:table-cell>
          <table:table-cell table:formula="of:=NUMEROLOG([.$A283];&quot;modern&quot;;&quot;tam&quot;)" office:value-type="float" office:value="24" calcext:value-type="float">
            <text:p>24</text:p>
          </table:table-cell>
          <table:table-cell table:formula="of:=NUMEROLOG([.$A283];&quot;TR&quot;;&quot;tam&quot;)" office:value-type="float" office:value="62" calcext:value-type="float">
            <text:p>62</text:p>
          </table:table-cell>
          <table:table-cell table:formula="of:=ABJAD([.$A283];0;1)" office:value-type="float" office:value="27" calcext:value-type="float">
            <text:p>27</text:p>
          </table:table-cell>
          <table:table-cell table:formula="of:=ABJAD([.$A283];1;1)" office:value-type="float" office:value="579" calcext:value-type="float">
            <text:p>579</text:p>
          </table:table-cell>
          <table:table-cell table:formula="of:=ABJAD([.$A283];2;1)" office:value-type="float" office:value="604" calcext:value-type="float">
            <text:p>604</text:p>
          </table:table-cell>
          <table:table-cell table:formula="of:=ABJAD([.$A283];3;1)" office:value-type="float" office:value="6566" calcext:value-type="float">
            <text:p>65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RE</text:p>
          </table:table-cell>
          <table:table-cell table:formula="of:=NUMEROLOG([.$A284];&quot;modern&quot;;&quot;tam&quot;)" office:value-type="float" office:value="23" calcext:value-type="float">
            <text:p>23</text:p>
          </table:table-cell>
          <table:table-cell table:formula="of:=NUMEROLOG([.$A284];&quot;TR&quot;;&quot;tam&quot;)" office:value-type="float" office:value="60" calcext:value-type="float">
            <text:p>60</text:p>
          </table:table-cell>
          <table:table-cell table:formula="of:=ABJAD([.$A284];0;1)" office:value-type="float" office:value="26" calcext:value-type="float">
            <text:p>26</text:p>
          </table:table-cell>
          <table:table-cell table:formula="of:=ABJAD([.$A284];1;1)" office:value-type="float" office:value="1010" calcext:value-type="float">
            <text:p>1010</text:p>
          </table:table-cell>
          <table:table-cell table:formula="of:=ABJAD([.$A284];2;1)" office:value-type="float" office:value="1030" calcext:value-type="float">
            <text:p>1030</text:p>
          </table:table-cell>
          <table:table-cell table:formula="of:=ABJAD([.$A284];3;1)" office:value-type="float" office:value="7459" calcext:value-type="float">
            <text:p>7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REN</text:p>
          </table:table-cell>
          <table:table-cell table:formula="of:=NUMEROLOG([.$A285];&quot;modern&quot;;&quot;tam&quot;)" office:value-type="float" office:value="28" calcext:value-type="float">
            <text:p>28</text:p>
          </table:table-cell>
          <table:table-cell table:formula="of:=NUMEROLOG([.$A285];&quot;TR&quot;;&quot;tam&quot;)" office:value-type="float" office:value="77" calcext:value-type="float">
            <text:p>77</text:p>
          </table:table-cell>
          <table:table-cell table:formula="of:=ABJAD([.$A285];0;1)" office:value-type="float" office:value="36" calcext:value-type="float">
            <text:p>36</text:p>
          </table:table-cell>
          <table:table-cell table:formula="of:=ABJAD([.$A285];1;1)" office:value-type="float" office:value="1080" calcext:value-type="float">
            <text:p>1080</text:p>
          </table:table-cell>
          <table:table-cell table:formula="of:=ABJAD([.$A285];2;1)" office:value-type="float" office:value="1105" calcext:value-type="float">
            <text:p>1105</text:p>
          </table:table-cell>
          <table:table-cell table:formula="of:=ABJAD([.$A285];3;1)" office:value-type="float" office:value="9344" calcext:value-type="float">
            <text:p>93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RİM</text:p>
          </table:table-cell>
          <table:table-cell table:formula="of:=NUMEROLOG([.$A286];&quot;modern&quot;;&quot;tam&quot;)" office:value-type="float" office:value="31" calcext:value-type="float">
            <text:p>31</text:p>
          </table:table-cell>
          <table:table-cell table:formula="of:=NUMEROLOG([.$A286];&quot;TR&quot;;&quot;tam&quot;)" office:value-type="float" office:value="82" calcext:value-type="float">
            <text:p>82</text:p>
          </table:table-cell>
          <table:table-cell table:formula="of:=ABJAD([.$A286];0;1)" office:value-type="float" office:value="29" calcext:value-type="float">
            <text:p>29</text:p>
          </table:table-cell>
          <table:table-cell table:formula="of:=ABJAD([.$A286];1;1)" office:value-type="float" office:value="1085" calcext:value-type="float">
            <text:p>1085</text:p>
          </table:table-cell>
          <table:table-cell table:formula="of:=ABJAD([.$A286];2;1)" office:value-type="float" office:value="1125" calcext:value-type="float">
            <text:p>1125</text:p>
          </table:table-cell>
          <table:table-cell table:formula="of:=ABJAD([.$A286];3;1)" office:value-type="float" office:value="9273" calcext:value-type="float">
            <text:p>9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LEM</text:p>
          </table:table-cell>
          <table:table-cell table:formula="of:=NUMEROLOG([.$A287];&quot;modern&quot;;&quot;tam&quot;)" office:value-type="float" office:value="24" calcext:value-type="float">
            <text:p>24</text:p>
          </table:table-cell>
          <table:table-cell table:formula="of:=NUMEROLOG([.$A287];&quot;TR&quot;;&quot;tam&quot;)" office:value-type="float" office:value="71" calcext:value-type="float">
            <text:p>71</text:p>
          </table:table-cell>
          <table:table-cell table:formula="of:=ABJAD([.$A287];0;1)" office:value-type="float" office:value="12" calcext:value-type="float">
            <text:p>12</text:p>
          </table:table-cell>
          <table:table-cell table:formula="of:=ABJAD([.$A287];1;1)" office:value-type="float" office:value="1020" calcext:value-type="float">
            <text:p>1020</text:p>
          </table:table-cell>
          <table:table-cell table:formula="of:=ABJAD([.$A287];2;1)" office:value-type="float" office:value="1045" calcext:value-type="float">
            <text:p>1045</text:p>
          </table:table-cell>
          <table:table-cell table:formula="of:=ABJAD([.$A287];3;1)" office:value-type="float" office:value="6284" calcext:value-type="float">
            <text:p>62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LÜL</text:p>
          </table:table-cell>
          <table:table-cell table:formula="of:=NUMEROLOG([.$A288];&quot;modern&quot;;&quot;tam&quot;)" office:value-type="float" office:value="21" calcext:value-type="float">
            <text:p>21</text:p>
          </table:table-cell>
          <table:table-cell table:formula="of:=NUMEROLOG([.$A288];&quot;TR&quot;;&quot;tam&quot;)" office:value-type="float" office:value="90" calcext:value-type="float">
            <text:p>90</text:p>
          </table:table-cell>
          <table:table-cell table:formula="of:=ABJAD([.$A288];0;1)" office:value-type="float" office:value="13" calcext:value-type="float">
            <text:p>13</text:p>
          </table:table-cell>
          <table:table-cell table:formula="of:=ABJAD([.$A288];1;1)" office:value-type="float" office:value="1705" calcext:value-type="float">
            <text:p>1705</text:p>
          </table:table-cell>
          <table:table-cell table:formula="of:=ABJAD([.$A288];2;1)" office:value-type="float" office:value="2425" calcext:value-type="float">
            <text:p>2425</text:p>
          </table:table-cell>
          <table:table-cell table:formula="of:=ABJAD([.$A288];3;1)" office:value-type="float" office:value="8510" calcext:value-type="float">
            <text:p>85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ÜP</text:p>
          </table:table-cell>
          <table:table-cell table:formula="of:=NUMEROLOG([.$A289];&quot;modern&quot;;&quot;tam&quot;)" office:value-type="float" office:value="22" calcext:value-type="float">
            <text:p>22</text:p>
          </table:table-cell>
          <table:table-cell table:formula="of:=NUMEROLOG([.$A289];&quot;TR&quot;;&quot;tam&quot;)" office:value-type="float" office:value="80" calcext:value-type="float">
            <text:p>80</text:p>
          </table:table-cell>
          <table:table-cell table:formula="of:=ABJAD([.$A289];0;1)" office:value-type="float" office:value="13" calcext:value-type="float">
            <text:p>13</text:p>
          </table:table-cell>
          <table:table-cell table:formula="of:=ABJAD([.$A289];1;1)" office:value-type="float" office:value="1705" calcext:value-type="float">
            <text:p>1705</text:p>
          </table:table-cell>
          <table:table-cell table:formula="of:=ABJAD([.$A289];2;1)" office:value-type="float" office:value="2420" calcext:value-type="float">
            <text:p>2420</text:p>
          </table:table-cell>
          <table:table-cell table:formula="of:=ABJAD([.$A289];3;1)" office:value-type="float" office:value="10860" calcext:value-type="float">
            <text:p>108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YUP</text:p>
          </table:table-cell>
          <table:table-cell table:formula="of:=NUMEROLOG([.$A290];&quot;modern&quot;;&quot;tam&quot;)" office:value-type="float" office:value="29" calcext:value-type="float">
            <text:p>29</text:p>
          </table:table-cell>
          <table:table-cell table:formula="of:=NUMEROLOG([.$A290];&quot;TR&quot;;&quot;tam&quot;)" office:value-type="float" office:value="107" calcext:value-type="float">
            <text:p>107</text:p>
          </table:table-cell>
          <table:table-cell table:formula="of:=ABJAD([.$A290];0;1)" office:value-type="float" office:value="9" calcext:value-type="float">
            <text:p>9</text:p>
          </table:table-cell>
          <table:table-cell table:formula="of:=ABJAD([.$A290];1;1)" office:value-type="float" office:value="2505" calcext:value-type="float">
            <text:p>2505</text:p>
          </table:table-cell>
          <table:table-cell table:formula="of:=ABJAD([.$A290];2;1)" office:value-type="float" office:value="3125" calcext:value-type="float">
            <text:p>3125</text:p>
          </table:table-cell>
          <table:table-cell table:formula="of:=ABJAD([.$A290];3;1)" office:value-type="float" office:value="14816" calcext:value-type="float">
            <text:p>14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YYÜP</text:p>
          </table:table-cell>
          <table:table-cell table:formula="of:=NUMEROLOG([.$A291];&quot;modern&quot;;&quot;tam&quot;)" office:value-type="float" office:value="29" calcext:value-type="float">
            <text:p>29</text:p>
          </table:table-cell>
          <table:table-cell table:formula="of:=NUMEROLOG([.$A291];&quot;TR&quot;;&quot;tam&quot;)" office:value-type="float" office:value="108" calcext:value-type="float">
            <text:p>108</text:p>
          </table:table-cell>
          <table:table-cell table:formula="of:=ABJAD([.$A291];0;1)" office:value-type="float" office:value="13" calcext:value-type="float">
            <text:p>13</text:p>
          </table:table-cell>
          <table:table-cell table:formula="of:=ABJAD([.$A291];1;1)" office:value-type="float" office:value="2605" calcext:value-type="float">
            <text:p>2605</text:p>
          </table:table-cell>
          <table:table-cell table:formula="of:=ABJAD([.$A291];2;1)" office:value-type="float" office:value="3325" calcext:value-type="float">
            <text:p>3325</text:p>
          </table:table-cell>
          <table:table-cell table:formula="of:=ABJAD([.$A291];3;1)" office:value-type="float" office:value="15184" calcext:value-type="float">
            <text:p>151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ZEL</text:p>
          </table:table-cell>
          <table:table-cell table:formula="of:=NUMEROLOG([.$A292];&quot;modern&quot;;&quot;tam&quot;)" office:value-type="float" office:value="21" calcext:value-type="float">
            <text:p>21</text:p>
          </table:table-cell>
          <table:table-cell table:formula="of:=NUMEROLOG([.$A292];&quot;TR&quot;;&quot;tam&quot;)" office:value-type="float" office:value="56" calcext:value-type="float">
            <text:p>56</text:p>
          </table:table-cell>
          <table:table-cell table:formula="of:=ABJAD([.$A292];0;1)" office:value-type="float" office:value="16" calcext:value-type="float">
            <text:p>16</text:p>
          </table:table-cell>
          <table:table-cell table:formula="of:=ABJAD([.$A292];1;1)" office:value-type="float" office:value="1060" calcext:value-type="float">
            <text:p>1060</text:p>
          </table:table-cell>
          <table:table-cell table:formula="of:=ABJAD([.$A292];2;1)" office:value-type="float" office:value="1080" calcext:value-type="float">
            <text:p>1080</text:p>
          </table:table-cell>
          <table:table-cell table:formula="of:=ABJAD([.$A292];3;1)" office:value-type="float" office:value="1031" calcext:value-type="float">
            <text:p>10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ZGİ</text:p>
          </table:table-cell>
          <table:table-cell table:formula="of:=NUMEROLOG([.$A293];&quot;modern&quot;;&quot;tam&quot;)" office:value-type="float" office:value="29" calcext:value-type="float">
            <text:p>29</text:p>
          </table:table-cell>
          <table:table-cell table:formula="of:=NUMEROLOG([.$A293];&quot;TR&quot;;&quot;tam&quot;)" office:value-type="float" office:value="55" calcext:value-type="float">
            <text:p>55</text:p>
          </table:table-cell>
          <table:table-cell table:formula="of:=ABJAD([.$A293];0;1)" office:value-type="float" office:value="24" calcext:value-type="float">
            <text:p>24</text:p>
          </table:table-cell>
          <table:table-cell table:formula="of:=ABJAD([.$A293];1;1)" office:value-type="float" office:value="1032" calcext:value-type="float">
            <text:p>1032</text:p>
          </table:table-cell>
          <table:table-cell table:formula="of:=ABJAD([.$A293];2;1)" office:value-type="float" office:value="1067" calcext:value-type="float">
            <text:p>1067</text:p>
          </table:table-cell>
          <table:table-cell table:formula="of:=ABJAD([.$A293];3;1)" office:value-type="float" office:value="2628" calcext:value-type="float">
            <text:p>26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DIL</text:p>
          </table:table-cell>
          <table:table-cell table:formula="of:=NUMEROLOG([.$A294];&quot;modern&quot;;&quot;tam&quot;)" office:value-type="float" office:value="23" calcext:value-type="float">
            <text:p>23</text:p>
          </table:table-cell>
          <table:table-cell table:formula="of:=NUMEROLOG([.$A294];&quot;TR&quot;;&quot;tam&quot;)" office:value-type="float" office:value="39" calcext:value-type="float">
            <text:p>39</text:p>
          </table:table-cell>
          <table:table-cell table:formula="of:=ABJAD([.$A294];0;1)" office:value-type="float" office:value="23" calcext:value-type="float">
            <text:p>23</text:p>
          </table:table-cell>
          <table:table-cell table:formula="of:=ABJAD([.$A294];1;1)" office:value-type="float" office:value="71" calcext:value-type="float">
            <text:p>71</text:p>
          </table:table-cell>
          <table:table-cell table:formula="of:=ABJAD([.$A294];2;1)" office:value-type="float" office:value="97" calcext:value-type="float">
            <text:p>97</text:p>
          </table:table-cell>
          <table:table-cell table:formula="of:=ABJAD([.$A294];3;1)" office:value-type="float" office:value="1852" calcext:value-type="float">
            <text:p>18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DİME</text:p>
          </table:table-cell>
          <table:table-cell table:formula="of:=NUMEROLOG([.$A295];&quot;modern&quot;;&quot;tam&quot;)" office:value-type="float" office:value="29" calcext:value-type="float">
            <text:p>29</text:p>
          </table:table-cell>
          <table:table-cell table:formula="of:=NUMEROLOG([.$A295];&quot;TR&quot;;&quot;tam&quot;)" office:value-type="float" office:value="47" calcext:value-type="float">
            <text:p>47</text:p>
          </table:table-cell>
          <table:table-cell table:formula="of:=ABJAD([.$A295];0;1)" office:value-type="float" office:value="24" calcext:value-type="float">
            <text:p>24</text:p>
          </table:table-cell>
          <table:table-cell table:formula="of:=ABJAD([.$A295];1;1)" office:value-type="float" office:value="96" calcext:value-type="float">
            <text:p>96</text:p>
          </table:table-cell>
          <table:table-cell table:formula="of:=ABJAD([.$A295];2;1)" office:value-type="float" office:value="137" calcext:value-type="float">
            <text:p>137</text:p>
          </table:table-cell>
          <table:table-cell table:formula="of:=ABJAD([.$A295];3;1)" office:value-type="float" office:value="4205" calcext:value-type="float">
            <text:p>42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HRİ</text:p>
          </table:table-cell>
          <table:table-cell table:formula="of:=NUMEROLOG([.$A296];&quot;modern&quot;;&quot;tam&quot;)" office:value-type="float" office:value="33" calcext:value-type="float">
            <text:p>33</text:p>
          </table:table-cell>
          <table:table-cell table:formula="of:=NUMEROLOG([.$A296];&quot;TR&quot;;&quot;tam&quot;)" office:value-type="float" office:value="51" calcext:value-type="float">
            <text:p>51</text:p>
          </table:table-cell>
          <table:table-cell table:formula="of:=ABJAD([.$A296];0;1)" office:value-type="float" office:value="32" calcext:value-type="float">
            <text:p>32</text:p>
          </table:table-cell>
          <table:table-cell table:formula="of:=ABJAD([.$A296];1;1)" office:value-type="float" office:value="236" calcext:value-type="float">
            <text:p>236</text:p>
          </table:table-cell>
          <table:table-cell table:formula="of:=ABJAD([.$A296];2;1)" office:value-type="float" office:value="272" calcext:value-type="float">
            <text:p>272</text:p>
          </table:table-cell>
          <table:table-cell table:formula="of:=ABJAD([.$A296];3;1)" office:value-type="float" office:value="6387" calcext:value-type="float">
            <text:p>63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İK</text:p>
          </table:table-cell>
          <table:table-cell table:formula="of:=NUMEROLOG([.$A297];&quot;modern&quot;;&quot;tam&quot;)" office:value-type="float" office:value="18" calcext:value-type="float">
            <text:p>18</text:p>
          </table:table-cell>
          <table:table-cell table:formula="of:=NUMEROLOG([.$A297];&quot;TR&quot;;&quot;tam&quot;)" office:value-type="float" office:value="34" calcext:value-type="float">
            <text:p>34</text:p>
          </table:table-cell>
          <table:table-cell table:formula="of:=ABJAD([.$A297];0;1)" office:value-type="float" office:value="19" calcext:value-type="float">
            <text:p>19</text:p>
          </table:table-cell>
          <table:table-cell table:formula="of:=ABJAD([.$A297];1;1)" office:value-type="float" office:value="67" calcext:value-type="float">
            <text:p>67</text:p>
          </table:table-cell>
          <table:table-cell table:formula="of:=ABJAD([.$A297];2;1)" office:value-type="float" office:value="98" calcext:value-type="float">
            <text:p>98</text:p>
          </table:table-cell>
          <table:table-cell table:formula="of:=ABJAD([.$A297];3;1)" office:value-type="float" office:value="2273" calcext:value-type="float">
            <text:p>22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RİS</text:p>
          </table:table-cell>
          <table:table-cell table:formula="of:=NUMEROLOG([.$A298];&quot;modern&quot;;&quot;tam&quot;)" office:value-type="float" office:value="26" calcext:value-type="float">
            <text:p>26</text:p>
          </table:table-cell>
          <table:table-cell table:formula="of:=NUMEROLOG([.$A298];&quot;TR&quot;;&quot;tam&quot;)" office:value-type="float" office:value="63" calcext:value-type="float">
            <text:p>63</text:p>
          </table:table-cell>
          <table:table-cell table:formula="of:=ABJAD([.$A298];0;1)" office:value-type="float" office:value="23" calcext:value-type="float">
            <text:p>23</text:p>
          </table:table-cell>
          <table:table-cell table:formula="of:=ABJAD([.$A298];1;1)" office:value-type="float" office:value="527" calcext:value-type="float">
            <text:p>527</text:p>
          </table:table-cell>
          <table:table-cell table:formula="of:=ABJAD([.$A298];2;1)" office:value-type="float" office:value="563" calcext:value-type="float">
            <text:p>563</text:p>
          </table:table-cell>
          <table:table-cell table:formula="of:=ABJAD([.$A298];3;1)" office:value-type="float" office:value="7966" calcext:value-type="float">
            <text:p>796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RUK</text:p>
          </table:table-cell>
          <table:table-cell table:formula="of:=NUMEROLOG([.$A299];&quot;modern&quot;;&quot;tam&quot;)" office:value-type="float" office:value="21" calcext:value-type="float">
            <text:p>21</text:p>
          </table:table-cell>
          <table:table-cell table:formula="of:=NUMEROLOG([.$A299];&quot;TR&quot;;&quot;tam&quot;)" office:value-type="float" office:value="68" calcext:value-type="float">
            <text:p>68</text:p>
          </table:table-cell>
          <table:table-cell table:formula="of:=ABJAD([.$A299];0;1)" office:value-type="float" office:value="19" calcext:value-type="float">
            <text:p>19</text:p>
          </table:table-cell>
          <table:table-cell table:formula="of:=ABJAD([.$A299];1;1)" office:value-type="float" office:value="847" calcext:value-type="float">
            <text:p>847</text:p>
          </table:table-cell>
          <table:table-cell table:formula="of:=ABJAD([.$A299];2;1)" office:value-type="float" office:value="1463" calcext:value-type="float">
            <text:p>1463</text:p>
          </table:table-cell>
          <table:table-cell table:formula="of:=ABJAD([.$A299];3;1)" office:value-type="float" office:value="6914" calcext:value-type="float">
            <text:p>69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TİH</text:p>
          </table:table-cell>
          <table:table-cell table:formula="of:=NUMEROLOG([.$A300];&quot;modern&quot;;&quot;tam&quot;)" office:value-type="float" office:value="26" calcext:value-type="float">
            <text:p>26</text:p>
          </table:table-cell>
          <table:table-cell table:formula="of:=NUMEROLOG([.$A300];&quot;TR&quot;;&quot;tam&quot;)" office:value-type="float" office:value="54" calcext:value-type="float">
            <text:p>54</text:p>
          </table:table-cell>
          <table:table-cell table:formula="of:=ABJAD([.$A300];0;1)" office:value-type="float" office:value="32" calcext:value-type="float">
            <text:p>32</text:p>
          </table:table-cell>
          <table:table-cell table:formula="of:=ABJAD([.$A300];1;1)" office:value-type="float" office:value="536" calcext:value-type="float">
            <text:p>536</text:p>
          </table:table-cell>
          <table:table-cell table:formula="of:=ABJAD([.$A300];2;1)" office:value-type="float" office:value="572" calcext:value-type="float">
            <text:p>572</text:p>
          </table:table-cell>
          <table:table-cell table:formula="of:=ABJAD([.$A300];3;1)" office:value-type="float" office:value="6714" calcext:value-type="float">
            <text:p>67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TIMA</text:p>
          </table:table-cell>
          <table:table-cell table:formula="of:=NUMEROLOG([.$A301];&quot;modern&quot;;&quot;tam&quot;)" office:value-type="float" office:value="23" calcext:value-type="float">
            <text:p>23</text:p>
          </table:table-cell>
          <table:table-cell table:formula="of:=NUMEROLOG([.$A301];&quot;TR&quot;;&quot;tam&quot;)" office:value-type="float" office:value="60" calcext:value-type="float">
            <text:p>60</text:p>
          </table:table-cell>
          <table:table-cell table:formula="of:=ABJAD([.$A301];0;1)" office:value-type="float" office:value="26" calcext:value-type="float">
            <text:p>26</text:p>
          </table:table-cell>
          <table:table-cell table:formula="of:=ABJAD([.$A301];1;1)" office:value-type="float" office:value="578" calcext:value-type="float">
            <text:p>578</text:p>
          </table:table-cell>
          <table:table-cell table:formula="of:=ABJAD([.$A301];2;1)" office:value-type="float" office:value="605" calcext:value-type="float">
            <text:p>605</text:p>
          </table:table-cell>
          <table:table-cell table:formula="of:=ABJAD([.$A301];3;1)" office:value-type="float" office:value="5183" calcext:value-type="float">
            <text:p>51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TMA</text:p>
          </table:table-cell>
          <table:table-cell table:formula="of:=NUMEROLOG([.$A302];&quot;modern&quot;;&quot;tam&quot;)" office:value-type="float" office:value="14" calcext:value-type="float">
            <text:p>14</text:p>
          </table:table-cell>
          <table:table-cell table:formula="of:=NUMEROLOG([.$A302];&quot;TR&quot;;&quot;tam&quot;)" office:value-type="float" office:value="49" calcext:value-type="float">
            <text:p>49</text:p>
          </table:table-cell>
          <table:table-cell table:formula="of:=ABJAD([.$A302];0;1)" office:value-type="float" office:value="16" calcext:value-type="float">
            <text:p>16</text:p>
          </table:table-cell>
          <table:table-cell table:formula="of:=ABJAD([.$A302];1;1)" office:value-type="float" office:value="568" calcext:value-type="float">
            <text:p>568</text:p>
          </table:table-cell>
          <table:table-cell table:formula="of:=ABJAD([.$A302];2;1)" office:value-type="float" office:value="585" calcext:value-type="float">
            <text:p>585</text:p>
          </table:table-cell>
          <table:table-cell table:formula="of:=ABJAD([.$A302];3;1)" office:value-type="float" office:value="5033" calcext:value-type="float">
            <text:p>5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ZLI</text:p>
          </table:table-cell>
          <table:table-cell table:formula="of:=NUMEROLOG([.$A303];&quot;modern&quot;;&quot;tam&quot;)" office:value-type="float" office:value="27" calcext:value-type="float">
            <text:p>27</text:p>
          </table:table-cell>
          <table:table-cell table:formula="of:=NUMEROLOG([.$A303];&quot;TR&quot;;&quot;tam&quot;)" office:value-type="float" office:value="63" calcext:value-type="float">
            <text:p>63</text:p>
          </table:table-cell>
          <table:table-cell table:formula="of:=ABJAD([.$A303];0;1)" office:value-type="float" office:value="23" calcext:value-type="float">
            <text:p>23</text:p>
          </table:table-cell>
          <table:table-cell table:formula="of:=ABJAD([.$A303];1;1)" office:value-type="float" office:value="1067" calcext:value-type="float">
            <text:p>1067</text:p>
          </table:table-cell>
          <table:table-cell table:formula="of:=ABJAD([.$A303];2;1)" office:value-type="float" office:value="1093" calcext:value-type="float">
            <text:p>1093</text:p>
          </table:table-cell>
          <table:table-cell table:formula="of:=ABJAD([.$A303];3;1)" office:value-type="float" office:value="1150" calcext:value-type="float">
            <text:p>1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AT</text:p>
          </table:table-cell>
          <table:table-cell table:formula="of:=NUMEROLOG([.$A304];&quot;modern&quot;;&quot;tam&quot;)" office:value-type="float" office:value="23" calcext:value-type="float">
            <text:p>23</text:p>
          </table:table-cell>
          <table:table-cell table:formula="of:=NUMEROLOG([.$A304];&quot;TR&quot;;&quot;tam&quot;)" office:value-type="float" office:value="59" calcext:value-type="float">
            <text:p>59</text:p>
          </table:table-cell>
          <table:table-cell table:formula="of:=ABJAD([.$A304];0;1)" office:value-type="float" office:value="28" calcext:value-type="float">
            <text:p>28</text:p>
          </table:table-cell>
          <table:table-cell table:formula="of:=ABJAD([.$A304];1;1)" office:value-type="float" office:value="712" calcext:value-type="float">
            <text:p>712</text:p>
          </table:table-cell>
          <table:table-cell table:formula="of:=ABJAD([.$A304];2;1)" office:value-type="float" office:value="733" calcext:value-type="float">
            <text:p>733</text:p>
          </table:table-cell>
          <table:table-cell table:formula="of:=ABJAD([.$A304];3;1)" office:value-type="float" office:value="6877" calcext:value-type="float">
            <text:p>68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AY</text:p>
          </table:table-cell>
          <table:table-cell table:formula="of:=NUMEROLOG([.$A305];&quot;modern&quot;;&quot;tam&quot;)" office:value-type="float" office:value="28" calcext:value-type="float">
            <text:p>28</text:p>
          </table:table-cell>
          <table:table-cell table:formula="of:=NUMEROLOG([.$A305];&quot;TR&quot;;&quot;tam&quot;)" office:value-type="float" office:value="63" calcext:value-type="float">
            <text:p>63</text:p>
          </table:table-cell>
          <table:table-cell table:formula="of:=ABJAD([.$A305];0;1)" office:value-type="float" office:value="20" calcext:value-type="float">
            <text:p>20</text:p>
          </table:table-cell>
          <table:table-cell table:formula="of:=ABJAD([.$A305];1;1)" office:value-type="float" office:value="1112" calcext:value-type="float">
            <text:p>1112</text:p>
          </table:table-cell>
          <table:table-cell table:formula="of:=ABJAD([.$A305];2;1)" office:value-type="float" office:value="1133" calcext:value-type="float">
            <text:p>1133</text:p>
          </table:table-cell>
          <table:table-cell table:formula="of:=ABJAD([.$A305];3;1)" office:value-type="float" office:value="8194" calcext:value-type="float">
            <text:p>81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DA</text:p>
          </table:table-cell>
          <table:table-cell table:formula="of:=NUMEROLOG([.$A306];&quot;modern&quot;;&quot;tam&quot;)" office:value-type="float" office:value="25" calcext:value-type="float">
            <text:p>25</text:p>
          </table:table-cell>
          <table:table-cell table:formula="of:=NUMEROLOG([.$A306];&quot;TR&quot;;&quot;tam&quot;)" office:value-type="float" office:value="40" calcext:value-type="float">
            <text:p>40</text:p>
          </table:table-cell>
          <table:table-cell table:formula="of:=ABJAD([.$A306];0;1)" office:value-type="float" office:value="24" calcext:value-type="float">
            <text:p>24</text:p>
          </table:table-cell>
          <table:table-cell table:formula="of:=ABJAD([.$A306];1;1)" office:value-type="float" office:value="216" calcext:value-type="float">
            <text:p>216</text:p>
          </table:table-cell>
          <table:table-cell table:formula="of:=ABJAD([.$A306];2;1)" office:value-type="float" office:value="237" calcext:value-type="float">
            <text:p>237</text:p>
          </table:table-cell>
          <table:table-cell table:formula="of:=ABJAD([.$A306];3;1)" office:value-type="float" office:value="4664" calcext:value-type="float">
            <text:p>46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Dİ</text:p>
          </table:table-cell>
          <table:table-cell table:formula="of:=NUMEROLOG([.$A307];&quot;modern&quot;;&quot;tam&quot;)" office:value-type="float" office:value="33" calcext:value-type="float">
            <text:p>33</text:p>
          </table:table-cell>
          <table:table-cell table:formula="of:=NUMEROLOG([.$A307];&quot;TR&quot;;&quot;tam&quot;)" office:value-type="float" office:value="51" calcext:value-type="float">
            <text:p>51</text:p>
          </table:table-cell>
          <table:table-cell table:formula="of:=ABJAD([.$A307];0;1)" office:value-type="float" office:value="31" calcext:value-type="float">
            <text:p>31</text:p>
          </table:table-cell>
          <table:table-cell table:formula="of:=ABJAD([.$A307];1;1)" office:value-type="float" office:value="235" calcext:value-type="float">
            <text:p>235</text:p>
          </table:table-cell>
          <table:table-cell table:formula="of:=ABJAD([.$A307];2;1)" office:value-type="float" office:value="275" calcext:value-type="float">
            <text:p>275</text:p>
          </table:table-cell>
          <table:table-cell table:formula="of:=ABJAD([.$A307];3;1)" office:value-type="float" office:value="5642" calcext:value-type="float">
            <text:p>56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HAD</text:p>
          </table:table-cell>
          <table:table-cell table:formula="of:=NUMEROLOG([.$A308];&quot;modern&quot;;&quot;tam&quot;)" office:value-type="float" office:value="33" calcext:value-type="float">
            <text:p>33</text:p>
          </table:table-cell>
          <table:table-cell table:formula="of:=NUMEROLOG([.$A308];&quot;TR&quot;;&quot;tam&quot;)" office:value-type="float" office:value="50" calcext:value-type="float">
            <text:p>50</text:p>
          </table:table-cell>
          <table:table-cell table:formula="of:=ABJAD([.$A308];0;1)" office:value-type="float" office:value="33" calcext:value-type="float">
            <text:p>33</text:p>
          </table:table-cell>
          <table:table-cell table:formula="of:=ABJAD([.$A308];1;1)" office:value-type="float" office:value="225" calcext:value-type="float">
            <text:p>225</text:p>
          </table:table-cell>
          <table:table-cell table:formula="of:=ABJAD([.$A308];2;1)" office:value-type="float" office:value="251" calcext:value-type="float">
            <text:p>251</text:p>
          </table:table-cell>
          <table:table-cell table:formula="of:=ABJAD([.$A308];3;1)" office:value-type="float" office:value="6388" calcext:value-type="float">
            <text:p>63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HAN</text:p>
          </table:table-cell>
          <table:table-cell table:formula="of:=NUMEROLOG([.$A309];&quot;modern&quot;;&quot;tam&quot;)" office:value-type="float" office:value="34" calcext:value-type="float">
            <text:p>34</text:p>
          </table:table-cell>
          <table:table-cell table:formula="of:=NUMEROLOG([.$A309];&quot;TR&quot;;&quot;tam&quot;)" office:value-type="float" office:value="62" calcext:value-type="float">
            <text:p>62</text:p>
          </table:table-cell>
          <table:table-cell table:formula="of:=ABJAD([.$A309];0;1)" office:value-type="float" office:value="39" calcext:value-type="float">
            <text:p>39</text:p>
          </table:table-cell>
          <table:table-cell table:formula="of:=ABJAD([.$A309];1;1)" office:value-type="float" office:value="291" calcext:value-type="float">
            <text:p>291</text:p>
          </table:table-cell>
          <table:table-cell table:formula="of:=ABJAD([.$A309];2;1)" office:value-type="float" office:value="317" calcext:value-type="float">
            <text:p>317</text:p>
          </table:table-cell>
          <table:table-cell table:formula="of:=ABJAD([.$A309];3;1)" office:value-type="float" office:value="7479" calcext:value-type="float">
            <text:p>74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HAT</text:p>
          </table:table-cell>
          <table:table-cell table:formula="of:=NUMEROLOG([.$A310];&quot;modern&quot;;&quot;tam&quot;)" office:value-type="float" office:value="31" calcext:value-type="float">
            <text:p>31</text:p>
          </table:table-cell>
          <table:table-cell table:formula="of:=NUMEROLOG([.$A310];&quot;TR&quot;;&quot;tam&quot;)" office:value-type="float" office:value="69" calcext:value-type="float">
            <text:p>69</text:p>
          </table:table-cell>
          <table:table-cell table:formula="of:=ABJAD([.$A310];0;1)" office:value-type="float" office:value="37" calcext:value-type="float">
            <text:p>37</text:p>
          </table:table-cell>
          <table:table-cell table:formula="of:=ABJAD([.$A310];1;1)" office:value-type="float" office:value="721" calcext:value-type="float">
            <text:p>721</text:p>
          </table:table-cell>
          <table:table-cell table:formula="of:=ABJAD([.$A310];2;1)" office:value-type="float" office:value="747" calcext:value-type="float">
            <text:p>747</text:p>
          </table:table-cell>
          <table:table-cell table:formula="of:=ABJAD([.$A310];3;1)" office:value-type="float" office:value="8601" calcext:value-type="float">
            <text:p>86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İDE</text:p>
          </table:table-cell>
          <table:table-cell table:formula="of:=NUMEROLOG([.$A311];&quot;modern&quot;;&quot;tam&quot;)" office:value-type="float" office:value="38" calcext:value-type="float">
            <text:p>38</text:p>
          </table:table-cell>
          <table:table-cell table:formula="of:=NUMEROLOG([.$A311];&quot;TR&quot;;&quot;tam&quot;)" office:value-type="float" office:value="57" calcext:value-type="float">
            <text:p>57</text:p>
          </table:table-cell>
          <table:table-cell table:formula="of:=ABJAD([.$A311];0;1)" office:value-type="float" office:value="36" calcext:value-type="float">
            <text:p>36</text:p>
          </table:table-cell>
          <table:table-cell table:formula="of:=ABJAD([.$A311];1;1)" office:value-type="float" office:value="240" calcext:value-type="float">
            <text:p>240</text:p>
          </table:table-cell>
          <table:table-cell table:formula="of:=ABJAD([.$A311];2;1)" office:value-type="float" office:value="285" calcext:value-type="float">
            <text:p>285</text:p>
          </table:table-cell>
          <table:table-cell table:formula="of:=ABJAD([.$A311];3;1)" office:value-type="float" office:value="6049" calcext:value-type="float">
            <text:p>60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RİT</text:p>
          </table:table-cell>
          <table:table-cell table:formula="of:=NUMEROLOG([.$A312];&quot;modern&quot;;&quot;tam&quot;)" office:value-type="float" office:value="31" calcext:value-type="float">
            <text:p>31</text:p>
          </table:table-cell>
          <table:table-cell table:formula="of:=NUMEROLOG([.$A312];&quot;TR&quot;;&quot;tam&quot;)" office:value-type="float" office:value="70" calcext:value-type="float">
            <text:p>70</text:p>
          </table:table-cell>
          <table:table-cell table:formula="of:=ABJAD([.$A312];0;1)" office:value-type="float" office:value="35" calcext:value-type="float">
            <text:p>35</text:p>
          </table:table-cell>
          <table:table-cell table:formula="of:=ABJAD([.$A312];1;1)" office:value-type="float" office:value="731" calcext:value-type="float">
            <text:p>731</text:p>
          </table:table-cell>
          <table:table-cell table:formula="of:=ABJAD([.$A312];2;1)" office:value-type="float" office:value="771" calcext:value-type="float">
            <text:p>771</text:p>
          </table:table-cell>
          <table:table-cell table:formula="of:=ABJAD([.$A312];3;1)" office:value-type="float" office:value="7855" calcext:value-type="float">
            <text:p>78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THİ</text:p>
          </table:table-cell>
          <table:table-cell table:formula="of:=NUMEROLOG([.$A313];&quot;modern&quot;;&quot;tam&quot;)" office:value-type="float" office:value="30" calcext:value-type="float">
            <text:p>30</text:p>
          </table:table-cell>
          <table:table-cell table:formula="of:=NUMEROLOG([.$A313];&quot;TR&quot;;&quot;tam&quot;)" office:value-type="float" office:value="59" calcext:value-type="float">
            <text:p>59</text:p>
          </table:table-cell>
          <table:table-cell table:formula="of:=ABJAD([.$A313];0;1)" office:value-type="float" office:value="36" calcext:value-type="float">
            <text:p>36</text:p>
          </table:table-cell>
          <table:table-cell table:formula="of:=ABJAD([.$A313];1;1)" office:value-type="float" office:value="540" calcext:value-type="float">
            <text:p>540</text:p>
          </table:table-cell>
          <table:table-cell table:formula="of:=ABJAD([.$A313];2;1)" office:value-type="float" office:value="580" calcext:value-type="float">
            <text:p>580</text:p>
          </table:table-cell>
          <table:table-cell table:formula="of:=ABJAD([.$A313];3;1)" office:value-type="float" office:value="6899" calcext:value-type="float">
            <text:p>68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THİYE</text:p>
          </table:table-cell>
          <table:table-cell table:formula="of:=NUMEROLOG([.$A314];&quot;modern&quot;;&quot;tam&quot;)" office:value-type="float" office:value="42" calcext:value-type="float">
            <text:p>42</text:p>
          </table:table-cell>
          <table:table-cell table:formula="of:=NUMEROLOG([.$A314];&quot;TR&quot;;&quot;tam&quot;)" office:value-type="float" office:value="93" calcext:value-type="float">
            <text:p>93</text:p>
          </table:table-cell>
          <table:table-cell table:formula="of:=ABJAD([.$A314];0;1)" office:value-type="float" office:value="41" calcext:value-type="float">
            <text:p>41</text:p>
          </table:table-cell>
          <table:table-cell table:formula="of:=ABJAD([.$A314];1;1)" office:value-type="float" office:value="1445" calcext:value-type="float">
            <text:p>1445</text:p>
          </table:table-cell>
          <table:table-cell table:formula="of:=ABJAD([.$A314];2;1)" office:value-type="float" office:value="1495" calcext:value-type="float">
            <text:p>1495</text:p>
          </table:table-cell>
          <table:table-cell table:formula="of:=ABJAD([.$A314];3;1)" office:value-type="float" office:value="11630" calcext:value-type="float">
            <text:p>116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VZİ</text:p>
          </table:table-cell>
          <table:table-cell table:formula="of:=NUMEROLOG([.$A315];&quot;modern&quot;;&quot;tam&quot;)" office:value-type="float" office:value="32" calcext:value-type="float">
            <text:p>32</text:p>
          </table:table-cell>
          <table:table-cell table:formula="of:=NUMEROLOG([.$A315];&quot;TR&quot;;&quot;tam&quot;)" office:value-type="float" office:value="81" calcext:value-type="float">
            <text:p>81</text:p>
          </table:table-cell>
          <table:table-cell table:formula="of:=ABJAD([.$A315];0;1)" office:value-type="float" office:value="31" calcext:value-type="float">
            <text:p>31</text:p>
          </table:table-cell>
          <table:table-cell table:formula="of:=ABJAD([.$A315];1;1)" office:value-type="float" office:value="1831" calcext:value-type="float">
            <text:p>1831</text:p>
          </table:table-cell>
          <table:table-cell table:formula="of:=ABJAD([.$A315];2;1)" office:value-type="float" office:value="1871" calcext:value-type="float">
            <text:p>1871</text:p>
          </table:table-cell>
          <table:table-cell table:formula="of:=ABJAD([.$A315];3;1)" office:value-type="float" office:value="6225" calcext:value-type="float">
            <text:p>62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VZİYE</text:p>
          </table:table-cell>
          <table:table-cell table:formula="of:=NUMEROLOG([.$A316];&quot;modern&quot;;&quot;tam&quot;)" office:value-type="float" office:value="44" calcext:value-type="float">
            <text:p>44</text:p>
          </table:table-cell>
          <table:table-cell table:formula="of:=NUMEROLOG([.$A316];&quot;TR&quot;;&quot;tam&quot;)" office:value-type="float" office:value="115" calcext:value-type="float">
            <text:p>115</text:p>
          </table:table-cell>
          <table:table-cell table:formula="of:=ABJAD([.$A316];0;1)" office:value-type="float" office:value="36" calcext:value-type="float">
            <text:p>36</text:p>
          </table:table-cell>
          <table:table-cell table:formula="of:=ABJAD([.$A316];1;1)" office:value-type="float" office:value="2736" calcext:value-type="float">
            <text:p>2736</text:p>
          </table:table-cell>
          <table:table-cell table:formula="of:=ABJAD([.$A316];2;1)" office:value-type="float" office:value="2786" calcext:value-type="float">
            <text:p>2786</text:p>
          </table:table-cell>
          <table:table-cell table:formula="of:=ABJAD([.$A316];3;1)" office:value-type="float" office:value="10956" calcext:value-type="float">
            <text:p>109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YZA</text:p>
          </table:table-cell>
          <table:table-cell table:formula="of:=NUMEROLOG([.$A317];&quot;modern&quot;;&quot;tam&quot;)" office:value-type="float" office:value="27" calcext:value-type="float">
            <text:p>27</text:p>
          </table:table-cell>
          <table:table-cell table:formula="of:=NUMEROLOG([.$A317];&quot;TR&quot;;&quot;tam&quot;)" office:value-type="float" office:value="71" calcext:value-type="float">
            <text:p>71</text:p>
          </table:table-cell>
          <table:table-cell table:formula="of:=ABJAD([.$A317];0;1)" office:value-type="float" office:value="16" calcext:value-type="float">
            <text:p>16</text:p>
          </table:table-cell>
          <table:table-cell table:formula="of:=ABJAD([.$A317];1;1)" office:value-type="float" office:value="1912" calcext:value-type="float">
            <text:p>1912</text:p>
          </table:table-cell>
          <table:table-cell table:formula="of:=ABJAD([.$A317];2;1)" office:value-type="float" office:value="1933" calcext:value-type="float">
            <text:p>1933</text:p>
          </table:table-cell>
          <table:table-cell table:formula="of:=ABJAD([.$A317];3;1)" office:value-type="float" office:value="5606" calcext:value-type="float">
            <text:p>56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YZAHAN</text:p>
          </table:table-cell>
          <table:table-cell table:formula="of:=NUMEROLOG([.$A318];&quot;modern&quot;;&quot;tam&quot;)" office:value-type="float" office:value="41" calcext:value-type="float">
            <text:p>41</text:p>
          </table:table-cell>
          <table:table-cell table:formula="of:=NUMEROLOG([.$A318];&quot;TR&quot;;&quot;tam&quot;)" office:value-type="float" office:value="99" calcext:value-type="float">
            <text:p>99</text:p>
          </table:table-cell>
          <table:table-cell table:formula="of:=ABJAD([.$A318];0;1)" office:value-type="float" office:value="36" calcext:value-type="float">
            <text:p>36</text:p>
          </table:table-cell>
          <table:table-cell table:formula="of:=ABJAD([.$A318];1;1)" office:value-type="float" office:value="1992" calcext:value-type="float">
            <text:p>1992</text:p>
          </table:table-cell>
          <table:table-cell table:formula="of:=ABJAD([.$A318];2;1)" office:value-type="float" office:value="2024" calcext:value-type="float">
            <text:p>2024</text:p>
          </table:table-cell>
          <table:table-cell table:formula="of:=ABJAD([.$A318];3;1)" office:value-type="float" office:value="9437" calcext:value-type="float">
            <text:p>94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ZA</text:p>
          </table:table-cell>
          <table:table-cell table:formula="of:=NUMEROLOG([.$A319];&quot;modern&quot;;&quot;tam&quot;)" office:value-type="float" office:value="20" calcext:value-type="float">
            <text:p>20</text:p>
          </table:table-cell>
          <table:table-cell table:formula="of:=NUMEROLOG([.$A319];&quot;TR&quot;;&quot;tam&quot;)" office:value-type="float" office:value="43" calcext:value-type="float">
            <text:p>43</text:p>
          </table:table-cell>
          <table:table-cell table:formula="of:=ABJAD([.$A319];0;1)" office:value-type="float" office:value="16" calcext:value-type="float">
            <text:p>16</text:p>
          </table:table-cell>
          <table:table-cell table:formula="of:=ABJAD([.$A319];1;1)" office:value-type="float" office:value="1012" calcext:value-type="float">
            <text:p>1012</text:p>
          </table:table-cell>
          <table:table-cell table:formula="of:=ABJAD([.$A319];2;1)" office:value-type="float" office:value="1028" calcext:value-type="float">
            <text:p>1028</text:p>
          </table:table-cell>
          <table:table-cell table:formula="of:=ABJAD([.$A319];3;1)" office:value-type="float" office:value="1282" calcext:value-type="float">
            <text:p>12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İKRİ</text:p>
          </table:table-cell>
          <table:table-cell table:formula="of:=NUMEROLOG([.$A320];&quot;modern&quot;;&quot;tam&quot;)" office:value-type="float" office:value="35" calcext:value-type="float">
            <text:p>35</text:p>
          </table:table-cell>
          <table:table-cell table:formula="of:=NUMEROLOG([.$A320];&quot;TR&quot;;&quot;tam&quot;)" office:value-type="float" office:value="66" calcext:value-type="float">
            <text:p>66</text:p>
          </table:table-cell>
          <table:table-cell table:formula="of:=ABJAD([.$A320];0;1)" office:value-type="float" office:value="34" calcext:value-type="float">
            <text:p>34</text:p>
          </table:table-cell>
          <table:table-cell table:formula="of:=ABJAD([.$A320];1;1)" office:value-type="float" office:value="286" calcext:value-type="float">
            <text:p>286</text:p>
          </table:table-cell>
          <table:table-cell table:formula="of:=ABJAD([.$A320];2;1)" office:value-type="float" office:value="341" calcext:value-type="float">
            <text:p>341</text:p>
          </table:table-cell>
          <table:table-cell table:formula="of:=ABJAD([.$A320];3;1)" office:value-type="float" office:value="5931" calcext:value-type="float">
            <text:p>59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İLİZ</text:p>
          </table:table-cell>
          <table:table-cell table:formula="of:=NUMEROLOG([.$A321];&quot;modern&quot;;&quot;tam&quot;)" office:value-type="float" office:value="35" calcext:value-type="float">
            <text:p>35</text:p>
          </table:table-cell>
          <table:table-cell table:formula="of:=NUMEROLOG([.$A321];&quot;TR&quot;;&quot;tam&quot;)" office:value-type="float" office:value="75" calcext:value-type="float">
            <text:p>75</text:p>
          </table:table-cell>
          <table:table-cell table:formula="of:=ABJAD([.$A321];0;1)" office:value-type="float" office:value="28" calcext:value-type="float">
            <text:p>28</text:p>
          </table:table-cell>
          <table:table-cell table:formula="of:=ABJAD([.$A321];1;1)" office:value-type="float" office:value="1096" calcext:value-type="float">
            <text:p>1096</text:p>
          </table:table-cell>
          <table:table-cell table:formula="of:=ABJAD([.$A321];2;1)" office:value-type="float" office:value="1151" calcext:value-type="float">
            <text:p>1151</text:p>
          </table:table-cell>
          <table:table-cell table:formula="of:=ABJAD([.$A321];3;1)" office:value-type="float" office:value="3178" calcext:value-type="float">
            <text:p>3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AT</text:p>
          </table:table-cell>
          <table:table-cell table:formula="of:=NUMEROLOG([.$A322];&quot;modern&quot;;&quot;tam&quot;)" office:value-type="float" office:value="27" calcext:value-type="float">
            <text:p>27</text:p>
          </table:table-cell>
          <table:table-cell table:formula="of:=NUMEROLOG([.$A322];&quot;TR&quot;;&quot;tam&quot;)" office:value-type="float" office:value="64" calcext:value-type="float">
            <text:p>64</text:p>
          </table:table-cell>
          <table:table-cell table:formula="of:=ABJAD([.$A322];0;1)" office:value-type="float" office:value="33" calcext:value-type="float">
            <text:p>33</text:p>
          </table:table-cell>
          <table:table-cell table:formula="of:=ABJAD([.$A322];1;1)" office:value-type="float" office:value="717" calcext:value-type="float">
            <text:p>717</text:p>
          </table:table-cell>
          <table:table-cell table:formula="of:=ABJAD([.$A322];2;1)" office:value-type="float" office:value="743" calcext:value-type="float">
            <text:p>743</text:p>
          </table:table-cell>
          <table:table-cell table:formula="of:=ABJAD([.$A322];3;1)" office:value-type="float" office:value="6620" calcext:value-type="float">
            <text:p>66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AT</text:p>
          </table:table-cell>
          <table:table-cell table:formula="of:=NUMEROLOG([.$A323];&quot;modern&quot;;&quot;tam&quot;)" office:value-type="float" office:value="12" calcext:value-type="float">
            <text:p>12</text:p>
          </table:table-cell>
          <table:table-cell table:formula="of:=NUMEROLOG([.$A323];&quot;TR&quot;;&quot;tam&quot;)" office:value-type="float" office:value="57" calcext:value-type="float">
            <text:p>57</text:p>
          </table:table-cell>
          <table:table-cell table:formula="of:=ABJAD([.$A323];0;1)" office:value-type="float" office:value="15" calcext:value-type="float">
            <text:p>15</text:p>
          </table:table-cell>
          <table:table-cell table:formula="of:=ABJAD([.$A323];1;1)" office:value-type="float" office:value="1107" calcext:value-type="float">
            <text:p>1107</text:p>
          </table:table-cell>
          <table:table-cell table:formula="of:=ABJAD([.$A323];2;1)" office:value-type="float" office:value="1718" calcext:value-type="float">
            <text:p>1718</text:p>
          </table:table-cell>
          <table:table-cell table:formula="of:=ABJAD([.$A323];3;1)" office:value-type="float" office:value="6951" calcext:value-type="float">
            <text:p>6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LYA</text:p>
          </table:table-cell>
          <table:table-cell table:formula="of:=NUMEROLOG([.$A324];&quot;modern&quot;;&quot;tam&quot;)" office:value-type="float" office:value="20" calcext:value-type="float">
            <text:p>20</text:p>
          </table:table-cell>
          <table:table-cell table:formula="of:=NUMEROLOG([.$A324];&quot;TR&quot;;&quot;tam&quot;)" office:value-type="float" office:value="76" calcext:value-type="float">
            <text:p>76</text:p>
          </table:table-cell>
          <table:table-cell table:formula="of:=ABJAD([.$A324];0;1)" office:value-type="float" office:value="9" calcext:value-type="float">
            <text:p>9</text:p>
          </table:table-cell>
          <table:table-cell table:formula="of:=ABJAD([.$A324];1;1)" office:value-type="float" office:value="1557" calcext:value-type="float">
            <text:p>1557</text:p>
          </table:table-cell>
          <table:table-cell table:formula="of:=ABJAD([.$A324];2;1)" office:value-type="float" office:value="2173" calcext:value-type="float">
            <text:p>2173</text:p>
          </table:table-cell>
          <table:table-cell table:formula="of:=ABJAD([.$A324];3;1)" office:value-type="float" office:value="8393" calcext:value-type="float">
            <text:p>83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NDA</text:p>
          </table:table-cell>
          <table:table-cell table:formula="of:=NUMEROLOG([.$A325];&quot;modern&quot;;&quot;tam&quot;)" office:value-type="float" office:value="19" calcext:value-type="float">
            <text:p>19</text:p>
          </table:table-cell>
          <table:table-cell table:formula="of:=NUMEROLOG([.$A325];&quot;TR&quot;;&quot;tam&quot;)" office:value-type="float" office:value="55" calcext:value-type="float">
            <text:p>55</text:p>
          </table:table-cell>
          <table:table-cell table:formula="of:=ABJAD([.$A325];0;1)" office:value-type="float" office:value="21" calcext:value-type="float">
            <text:p>21</text:p>
          </table:table-cell>
          <table:table-cell table:formula="of:=ABJAD([.$A325];1;1)" office:value-type="float" office:value="681" calcext:value-type="float">
            <text:p>681</text:p>
          </table:table-cell>
          <table:table-cell table:formula="of:=ABJAD([.$A325];2;1)" office:value-type="float" office:value="1297" calcext:value-type="float">
            <text:p>1297</text:p>
          </table:table-cell>
          <table:table-cell table:formula="of:=ABJAD([.$A325];3;1)" office:value-type="float" office:value="6623" calcext:value-type="float">
            <text:p>6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URKAN</text:p>
          </table:table-cell>
          <table:table-cell table:formula="of:=NUMEROLOG([.$A326];&quot;modern&quot;;&quot;tam&quot;)" office:value-type="float" office:value="26" calcext:value-type="float">
            <text:p>26</text:p>
          </table:table-cell>
          <table:table-cell table:formula="of:=NUMEROLOG([.$A326];&quot;TR&quot;;&quot;tam&quot;)" office:value-type="float" office:value="85" calcext:value-type="float">
            <text:p>85</text:p>
          </table:table-cell>
          <table:table-cell table:formula="of:=ABJAD([.$A326];0;1)" office:value-type="float" office:value="29" calcext:value-type="float">
            <text:p>29</text:p>
          </table:table-cell>
          <table:table-cell table:formula="of:=ABJAD([.$A326];1;1)" office:value-type="float" office:value="917" calcext:value-type="float">
            <text:p>917</text:p>
          </table:table-cell>
          <table:table-cell table:formula="of:=ABJAD([.$A326];2;1)" office:value-type="float" office:value="1538" calcext:value-type="float">
            <text:p>1538</text:p>
          </table:table-cell>
          <table:table-cell table:formula="of:=ABJAD([.$A326];3;1)" office:value-type="float" office:value="8799" calcext:value-type="float">
            <text:p>87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ÜSUN</text:p>
          </table:table-cell>
          <table:table-cell table:formula="of:=NUMEROLOG([.$A327];&quot;modern&quot;;&quot;tam&quot;)" office:value-type="float" office:value="18" calcext:value-type="float">
            <text:p>18</text:p>
          </table:table-cell>
          <table:table-cell table:formula="of:=NUMEROLOG([.$A327];&quot;TR&quot;;&quot;tam&quot;)" office:value-type="float" office:value="97" calcext:value-type="float">
            <text:p>97</text:p>
          </table:table-cell>
          <table:table-cell table:formula="of:=ABJAD([.$A327];0;1)" office:value-type="float" office:value="20" calcext:value-type="float">
            <text:p>20</text:p>
          </table:table-cell>
          <table:table-cell table:formula="of:=ABJAD([.$A327];1;1)" office:value-type="float" office:value="1676" calcext:value-type="float">
            <text:p>1676</text:p>
          </table:table-cell>
          <table:table-cell table:formula="of:=ABJAD([.$A327];2;1)" office:value-type="float" office:value="2991" calcext:value-type="float">
            <text:p>2991</text:p>
          </table:table-cell>
          <table:table-cell table:formula="of:=ABJAD([.$A327];3;1)" office:value-type="float" office:value="12439" calcext:value-type="float">
            <text:p>124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MZE</text:p>
          </table:table-cell>
          <table:table-cell table:formula="of:=NUMEROLOG([.$A328];&quot;modern&quot;;&quot;tam&quot;)" office:value-type="float" office:value="25" calcext:value-type="float">
            <text:p>25</text:p>
          </table:table-cell>
          <table:table-cell table:formula="of:=NUMEROLOG([.$A328];&quot;TR&quot;;&quot;tam&quot;)" office:value-type="float" office:value="60" calcext:value-type="float">
            <text:p>60</text:p>
          </table:table-cell>
          <table:table-cell table:formula="of:=ABJAD([.$A328];0;1)" office:value-type="float" office:value="17" calcext:value-type="float">
            <text:p>17</text:p>
          </table:table-cell>
          <table:table-cell table:formula="of:=ABJAD([.$A328];1;1)" office:value-type="float" office:value="1073" calcext:value-type="float">
            <text:p>1073</text:p>
          </table:table-cell>
          <table:table-cell table:formula="of:=ABJAD([.$A328];2;1)" office:value-type="float" office:value="1094" calcext:value-type="float">
            <text:p>1094</text:p>
          </table:table-cell>
          <table:table-cell table:formula="of:=ABJAD([.$A328];3;1)" office:value-type="float" office:value="2671" calcext:value-type="float">
            <text:p>26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Nİ</text:p>
          </table:table-cell>
          <table:table-cell table:formula="of:=NUMEROLOG([.$A329];&quot;modern&quot;;&quot;tam&quot;)" office:value-type="float" office:value="22" calcext:value-type="float">
            <text:p>22</text:p>
          </table:table-cell>
          <table:table-cell table:formula="of:=NUMEROLOG([.$A329];&quot;TR&quot;;&quot;tam&quot;)" office:value-type="float" office:value="38" calcext:value-type="float">
            <text:p>38</text:p>
          </table:table-cell>
          <table:table-cell table:formula="of:=ABJAD([.$A329];0;1)" office:value-type="float" office:value="26" calcext:value-type="float">
            <text:p>26</text:p>
          </table:table-cell>
          <table:table-cell table:formula="of:=ABJAD([.$A329];1;1)" office:value-type="float" office:value="98" calcext:value-type="float">
            <text:p>98</text:p>
          </table:table-cell>
          <table:table-cell table:formula="of:=ABJAD([.$A329];2;1)" office:value-type="float" office:value="129" calcext:value-type="float">
            <text:p>129</text:p>
          </table:table-cell>
          <table:table-cell table:formula="of:=ABJAD([.$A329];3;1)" office:value-type="float" office:value="4236" calcext:value-type="float">
            <text:p>4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NİM</text:p>
          </table:table-cell>
          <table:table-cell table:formula="of:=NUMEROLOG([.$A330];&quot;modern&quot;;&quot;tam&quot;)" office:value-type="float" office:value="26" calcext:value-type="float">
            <text:p>26</text:p>
          </table:table-cell>
          <table:table-cell table:formula="of:=NUMEROLOG([.$A330];&quot;TR&quot;;&quot;tam&quot;)" office:value-type="float" office:value="54" calcext:value-type="float">
            <text:p>54</text:p>
          </table:table-cell>
          <table:table-cell table:formula="of:=ABJAD([.$A330];0;1)" office:value-type="float" office:value="26" calcext:value-type="float">
            <text:p>26</text:p>
          </table:table-cell>
          <table:table-cell table:formula="of:=ABJAD([.$A330];1;1)" office:value-type="float" office:value="158" calcext:value-type="float">
            <text:p>158</text:p>
          </table:table-cell>
          <table:table-cell table:formula="of:=ABJAD([.$A330];2;1)" office:value-type="float" office:value="194" calcext:value-type="float">
            <text:p>194</text:p>
          </table:table-cell>
          <table:table-cell table:formula="of:=ABJAD([.$A330];3;1)" office:value-type="float" office:value="5257" calcext:value-type="float">
            <text:p>52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İZEM</text:p>
          </table:table-cell>
          <table:table-cell table:formula="of:=NUMEROLOG([.$A331];&quot;modern&quot;;&quot;tam&quot;)" office:value-type="float" office:value="33" calcext:value-type="float">
            <text:p>33</text:p>
          </table:table-cell>
          <table:table-cell table:formula="of:=NUMEROLOG([.$A331];&quot;TR&quot;;&quot;tam&quot;)" office:value-type="float" office:value="71" calcext:value-type="float">
            <text:p>71</text:p>
          </table:table-cell>
          <table:table-cell table:formula="of:=ABJAD([.$A331];0;1)" office:value-type="float" office:value="24" calcext:value-type="float">
            <text:p>24</text:p>
          </table:table-cell>
          <table:table-cell table:formula="of:=ABJAD([.$A331];1;1)" office:value-type="float" office:value="1092" calcext:value-type="float">
            <text:p>1092</text:p>
          </table:table-cell>
          <table:table-cell table:formula="of:=ABJAD([.$A331];2;1)" office:value-type="float" office:value="1132" calcext:value-type="float">
            <text:p>1132</text:p>
          </table:table-cell>
          <table:table-cell table:formula="of:=ABJAD([.$A331];3;1)" office:value-type="float" office:value="3649" calcext:value-type="float">
            <text:p>3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AY</text:p>
          </table:table-cell>
          <table:table-cell table:formula="of:=NUMEROLOG([.$A332];&quot;modern&quot;;&quot;tam&quot;)" office:value-type="float" office:value="23" calcext:value-type="float">
            <text:p>23</text:p>
          </table:table-cell>
          <table:table-cell table:formula="of:=NUMEROLOG([.$A332];&quot;TR&quot;;&quot;tam&quot;)" office:value-type="float" office:value="70" calcext:value-type="float">
            <text:p>70</text:p>
          </table:table-cell>
          <table:table-cell table:formula="of:=ABJAD([.$A332];0;1)" office:value-type="float" office:value="18" calcext:value-type="float">
            <text:p>18</text:p>
          </table:table-cell>
          <table:table-cell table:formula="of:=ABJAD([.$A332];1;1)" office:value-type="float" office:value="1038" calcext:value-type="float">
            <text:p>1038</text:p>
          </table:table-cell>
          <table:table-cell table:formula="of:=ABJAD([.$A332];2;1)" office:value-type="float" office:value="1144" calcext:value-type="float">
            <text:p>1144</text:p>
          </table:table-cell>
          <table:table-cell table:formula="of:=ABJAD([.$A332];3;1)" office:value-type="float" office:value="6260" calcext:value-type="float">
            <text:p>62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ÇE</text:p>
          </table:table-cell>
          <table:table-cell table:formula="of:=NUMEROLOG([.$A333];&quot;modern&quot;;&quot;tam&quot;)" office:value-type="float" office:value="23" calcext:value-type="float">
            <text:p>23</text:p>
          </table:table-cell>
          <table:table-cell table:formula="of:=NUMEROLOG([.$A333];&quot;TR&quot;;&quot;tam&quot;)" office:value-type="float" office:value="51" calcext:value-type="float">
            <text:p>51</text:p>
          </table:table-cell>
          <table:table-cell table:formula="of:=ABJAD([.$A333];0;1)" office:value-type="float" office:value="25" calcext:value-type="float">
            <text:p>25</text:p>
          </table:table-cell>
          <table:table-cell table:formula="of:=ABJAD([.$A333];1;1)" office:value-type="float" office:value="145" calcext:value-type="float">
            <text:p>145</text:p>
          </table:table-cell>
          <table:table-cell table:formula="of:=ABJAD([.$A333];2;1)" office:value-type="float" office:value="255" calcext:value-type="float">
            <text:p>255</text:p>
          </table:table-cell>
          <table:table-cell table:formula="of:=ABJAD([.$A333];3;1)" office:value-type="float" office:value="2824" calcext:value-type="float">
            <text:p>28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ÇEN</text:p>
          </table:table-cell>
          <table:table-cell table:formula="of:=NUMEROLOG([.$A334];&quot;modern&quot;;&quot;tam&quot;)" office:value-type="float" office:value="28" calcext:value-type="float">
            <text:p>28</text:p>
          </table:table-cell>
          <table:table-cell table:formula="of:=NUMEROLOG([.$A334];&quot;TR&quot;;&quot;tam&quot;)" office:value-type="float" office:value="68" calcext:value-type="float">
            <text:p>68</text:p>
          </table:table-cell>
          <table:table-cell table:formula="of:=ABJAD([.$A334];0;1)" office:value-type="float" office:value="35" calcext:value-type="float">
            <text:p>35</text:p>
          </table:table-cell>
          <table:table-cell table:formula="of:=ABJAD([.$A334];1;1)" office:value-type="float" office:value="215" calcext:value-type="float">
            <text:p>215</text:p>
          </table:table-cell>
          <table:table-cell table:formula="of:=ABJAD([.$A334];2;1)" office:value-type="float" office:value="330" calcext:value-type="float">
            <text:p>330</text:p>
          </table:table-cell>
          <table:table-cell table:formula="of:=ABJAD([.$A334];3;1)" office:value-type="float" office:value="4709" calcext:value-type="float">
            <text:p>47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HAN</text:p>
          </table:table-cell>
          <table:table-cell table:formula="of:=NUMEROLOG([.$A335];&quot;modern&quot;;&quot;tam&quot;)" office:value-type="float" office:value="29" calcext:value-type="float">
            <text:p>29</text:p>
          </table:table-cell>
          <table:table-cell table:formula="of:=NUMEROLOG([.$A335];&quot;TR&quot;;&quot;tam&quot;)" office:value-type="float" office:value="69" calcext:value-type="float">
            <text:p>69</text:p>
          </table:table-cell>
          <table:table-cell table:formula="of:=ABJAD([.$A335];0;1)" office:value-type="float" office:value="37" calcext:value-type="float">
            <text:p>37</text:p>
          </table:table-cell>
          <table:table-cell table:formula="of:=ABJAD([.$A335];1;1)" office:value-type="float" office:value="217" calcext:value-type="float">
            <text:p>217</text:p>
          </table:table-cell>
          <table:table-cell table:formula="of:=ABJAD([.$A335];2;1)" office:value-type="float" office:value="328" calcext:value-type="float">
            <text:p>328</text:p>
          </table:table-cell>
          <table:table-cell table:formula="of:=ABJAD([.$A335];3;1)" office:value-type="float" office:value="5545" calcext:value-type="float">
            <text:p>55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MEN</text:p>
          </table:table-cell>
          <table:table-cell table:formula="of:=NUMEROLOG([.$A336];&quot;modern&quot;;&quot;tam&quot;)" office:value-type="float" office:value="29" calcext:value-type="float">
            <text:p>29</text:p>
          </table:table-cell>
          <table:table-cell table:formula="of:=NUMEROLOG([.$A336];&quot;TR&quot;;&quot;tam&quot;)" office:value-type="float" office:value="80" calcext:value-type="float">
            <text:p>80</text:p>
          </table:table-cell>
          <table:table-cell table:formula="of:=ABJAD([.$A336];0;1)" office:value-type="float" office:value="32" calcext:value-type="float">
            <text:p>32</text:p>
          </table:table-cell>
          <table:table-cell table:formula="of:=ABJAD([.$A336];1;1)" office:value-type="float" office:value="272" calcext:value-type="float">
            <text:p>272</text:p>
          </table:table-cell>
          <table:table-cell table:formula="of:=ABJAD([.$A336];2;1)" office:value-type="float" office:value="387" calcext:value-type="float">
            <text:p>387</text:p>
          </table:table-cell>
          <table:table-cell table:formula="of:=ABJAD([.$A336];3;1)" office:value-type="float" office:value="5027" calcext:value-type="float">
            <text:p>50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NUR</text:p>
          </table:table-cell>
          <table:table-cell table:formula="of:=NUMEROLOG([.$A337];&quot;modern&quot;;&quot;tam&quot;)" office:value-type="float" office:value="32" calcext:value-type="float">
            <text:p>32</text:p>
          </table:table-cell>
          <table:table-cell table:formula="of:=NUMEROLOG([.$A337];&quot;TR&quot;;&quot;tam&quot;)" office:value-type="float" office:value="104" calcext:value-type="float">
            <text:p>104</text:p>
          </table:table-cell>
          <table:table-cell table:formula="of:=ABJAD([.$A337];0;1)" office:value-type="float" office:value="35" calcext:value-type="float">
            <text:p>35</text:p>
          </table:table-cell>
          <table:table-cell table:formula="of:=ABJAD([.$A337];1;1)" office:value-type="float" office:value="1007" calcext:value-type="float">
            <text:p>1007</text:p>
          </table:table-cell>
          <table:table-cell table:formula="of:=ABJAD([.$A337];2;1)" office:value-type="float" office:value="1717" calcext:value-type="float">
            <text:p>1717</text:p>
          </table:table-cell>
          <table:table-cell table:formula="of:=ABJAD([.$A337];3;1)" office:value-type="float" office:value="9440" calcext:value-type="float">
            <text:p>94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SEL</text:p>
          </table:table-cell>
          <table:table-cell table:formula="of:=NUMEROLOG([.$A338];&quot;modern&quot;;&quot;tam&quot;)" office:value-type="float" office:value="24" calcext:value-type="float">
            <text:p>24</text:p>
          </table:table-cell>
          <table:table-cell table:formula="of:=NUMEROLOG([.$A338];&quot;TR&quot;;&quot;tam&quot;)" office:value-type="float" office:value="84" calcext:value-type="float">
            <text:p>84</text:p>
          </table:table-cell>
          <table:table-cell table:formula="of:=ABJAD([.$A338];0;1)" office:value-type="float" office:value="24" calcext:value-type="float">
            <text:p>24</text:p>
          </table:table-cell>
          <table:table-cell table:formula="of:=ABJAD([.$A338];1;1)" office:value-type="float" office:value="492" calcext:value-type="float">
            <text:p>492</text:p>
          </table:table-cell>
          <table:table-cell table:formula="of:=ABJAD([.$A338];2;1)" office:value-type="float" office:value="607" calcext:value-type="float">
            <text:p>607</text:p>
          </table:table-cell>
          <table:table-cell table:formula="of:=ABJAD([.$A338];3;1)" office:value-type="float" office:value="5549" calcext:value-type="float">
            <text:p>55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TEKİN</text:p>
          </table:table-cell>
          <table:table-cell table:formula="of:=NUMEROLOG([.$A339];&quot;modern&quot;;&quot;tam&quot;)" office:value-type="float" office:value="38" calcext:value-type="float">
            <text:p>38</text:p>
          </table:table-cell>
          <table:table-cell table:formula="of:=NUMEROLOG([.$A339];&quot;TR&quot;;&quot;tam&quot;)" office:value-type="float" office:value="114" calcext:value-type="float">
            <text:p>114</text:p>
          </table:table-cell>
          <table:table-cell table:formula="of:=ABJAD([.$A339];0;1)" office:value-type="float" office:value="52" calcext:value-type="float">
            <text:p>52</text:p>
          </table:table-cell>
          <table:table-cell table:formula="of:=ABJAD([.$A339];1;1)" office:value-type="float" office:value="772" calcext:value-type="float">
            <text:p>772</text:p>
          </table:table-cell>
          <table:table-cell table:formula="of:=ABJAD([.$A339];2;1)" office:value-type="float" office:value="912" calcext:value-type="float">
            <text:p>912</text:p>
          </table:table-cell>
          <table:table-cell table:formula="of:=ABJAD([.$A339];3;1)" office:value-type="float" office:value="8503" calcext:value-type="float">
            <text:p>85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KTEN</text:p>
          </table:table-cell>
          <table:table-cell table:formula="of:=NUMEROLOG([.$A340];&quot;modern&quot;;&quot;tam&quot;)" office:value-type="float" office:value="27" calcext:value-type="float">
            <text:p>27</text:p>
          </table:table-cell>
          <table:table-cell table:formula="of:=NUMEROLOG([.$A340];&quot;TR&quot;;&quot;tam&quot;)" office:value-type="float" office:value="88" calcext:value-type="float">
            <text:p>88</text:p>
          </table:table-cell>
          <table:table-cell table:formula="of:=ABJAD([.$A340];0;1)" office:value-type="float" office:value="40" calcext:value-type="float">
            <text:p>40</text:p>
          </table:table-cell>
          <table:table-cell table:formula="of:=ABJAD([.$A340];1;1)" office:value-type="float" office:value="712" calcext:value-type="float">
            <text:p>712</text:p>
          </table:table-cell>
          <table:table-cell table:formula="of:=ABJAD([.$A340];2;1)" office:value-type="float" office:value="827" calcext:value-type="float">
            <text:p>827</text:p>
          </table:table-cell>
          <table:table-cell table:formula="of:=ABJAD([.$A340];3;1)" office:value-type="float" office:value="7013" calcext:value-type="float">
            <text:p>70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NCA</text:p>
          </table:table-cell>
          <table:table-cell table:formula="of:=NUMEROLOG([.$A341];&quot;modern&quot;;&quot;tam&quot;)" office:value-type="float" office:value="22" calcext:value-type="float">
            <text:p>22</text:p>
          </table:table-cell>
          <table:table-cell table:formula="of:=NUMEROLOG([.$A341];&quot;TR&quot;;&quot;tam&quot;)" office:value-type="float" office:value="47" calcext:value-type="float">
            <text:p>47</text:p>
          </table:table-cell>
          <table:table-cell table:formula="of:=ABJAD([.$A341];0;1)" office:value-type="float" office:value="29" calcext:value-type="float">
            <text:p>29</text:p>
          </table:table-cell>
          <table:table-cell table:formula="of:=ABJAD([.$A341];1;1)" office:value-type="float" office:value="161" calcext:value-type="float">
            <text:p>161</text:p>
          </table:table-cell>
          <table:table-cell table:formula="of:=ABJAD([.$A341];2;1)" office:value-type="float" office:value="257" calcext:value-type="float">
            <text:p>257</text:p>
          </table:table-cell>
          <table:table-cell table:formula="of:=ABJAD([.$A341];3;1)" office:value-type="float" office:value="4459" calcext:value-type="float">
            <text:p>44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RKEM</text:p>
          </table:table-cell>
          <table:table-cell table:formula="of:=NUMEROLOG([.$A342];&quot;modern&quot;;&quot;tam&quot;)" office:value-type="float" office:value="33" calcext:value-type="float">
            <text:p>33</text:p>
          </table:table-cell>
          <table:table-cell table:formula="of:=NUMEROLOG([.$A342];&quot;TR&quot;;&quot;tam&quot;)" office:value-type="float" office:value="84" calcext:value-type="float">
            <text:p>84</text:p>
          </table:table-cell>
          <table:table-cell table:formula="of:=ABJAD([.$A342];0;1)" office:value-type="float" office:value="30" calcext:value-type="float">
            <text:p>30</text:p>
          </table:table-cell>
          <table:table-cell table:formula="of:=ABJAD([.$A342];1;1)" office:value-type="float" office:value="402" calcext:value-type="float">
            <text:p>402</text:p>
          </table:table-cell>
          <table:table-cell table:formula="of:=ABJAD([.$A342];2;1)" office:value-type="float" office:value="517" calcext:value-type="float">
            <text:p>517</text:p>
          </table:table-cell>
          <table:table-cell table:formula="of:=ABJAD([.$A342];3;1)" office:value-type="float" office:value="5822" calcext:value-type="float">
            <text:p>58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ZDE</text:p>
          </table:table-cell>
          <table:table-cell table:formula="of:=NUMEROLOG([.$A343];&quot;modern&quot;;&quot;tam&quot;)" office:value-type="float" office:value="30" calcext:value-type="float">
            <text:p>30</text:p>
          </table:table-cell>
          <table:table-cell table:formula="of:=NUMEROLOG([.$A343];&quot;TR&quot;;&quot;tam&quot;)" office:value-type="float" office:value="67" calcext:value-type="float">
            <text:p>67</text:p>
          </table:table-cell>
          <table:table-cell table:formula="of:=ABJAD([.$A343];0;1)" office:value-type="float" office:value="26" calcext:value-type="float">
            <text:p>26</text:p>
          </table:table-cell>
          <table:table-cell table:formula="of:=ABJAD([.$A343];1;1)" office:value-type="float" office:value="1106" calcext:value-type="float">
            <text:p>1106</text:p>
          </table:table-cell>
          <table:table-cell table:formula="of:=ABJAD([.$A343];2;1)" office:value-type="float" office:value="1216" calcext:value-type="float">
            <text:p>1216</text:p>
          </table:table-cell>
          <table:table-cell table:formula="of:=ABJAD([.$A343];3;1)" office:value-type="float" office:value="2717" calcext:value-type="float">
            <text:p>2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ÖZDEM</text:p>
          </table:table-cell>
          <table:table-cell table:formula="of:=NUMEROLOG([.$A344];&quot;modern&quot;;&quot;tam&quot;)" office:value-type="float" office:value="34" calcext:value-type="float">
            <text:p>34</text:p>
          </table:table-cell>
          <table:table-cell table:formula="of:=NUMEROLOG([.$A344];&quot;TR&quot;;&quot;tam&quot;)" office:value-type="float" office:value="83" calcext:value-type="float">
            <text:p>83</text:p>
          </table:table-cell>
          <table:table-cell table:formula="of:=ABJAD([.$A344];0;1)" office:value-type="float" office:value="26" calcext:value-type="float">
            <text:p>26</text:p>
          </table:table-cell>
          <table:table-cell table:formula="of:=ABJAD([.$A344];1;1)" office:value-type="float" office:value="1166" calcext:value-type="float">
            <text:p>1166</text:p>
          </table:table-cell>
          <table:table-cell table:formula="of:=ABJAD([.$A344];2;1)" office:value-type="float" office:value="1281" calcext:value-type="float">
            <text:p>1281</text:p>
          </table:table-cell>
          <table:table-cell table:formula="of:=ABJAD([.$A344];3;1)" office:value-type="float" office:value="3738" calcext:value-type="float">
            <text:p>37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HER</text:p>
          </table:table-cell>
          <table:table-cell table:formula="of:=NUMEROLOG([.$A345];&quot;modern&quot;;&quot;tam&quot;)" office:value-type="float" office:value="32" calcext:value-type="float">
            <text:p>32</text:p>
          </table:table-cell>
          <table:table-cell table:formula="of:=NUMEROLOG([.$A345];&quot;TR&quot;;&quot;tam&quot;)" office:value-type="float" office:value="71" calcext:value-type="float">
            <text:p>71</text:p>
          </table:table-cell>
          <table:table-cell table:formula="of:=ABJAD([.$A345];0;1)" office:value-type="float" office:value="33" calcext:value-type="float">
            <text:p>33</text:p>
          </table:table-cell>
          <table:table-cell table:formula="of:=ABJAD([.$A345];1;1)" office:value-type="float" office:value="921" calcext:value-type="float">
            <text:p>921</text:p>
          </table:table-cell>
          <table:table-cell table:formula="of:=ABJAD([.$A345];2;1)" office:value-type="float" office:value="1641" calcext:value-type="float">
            <text:p>1641</text:p>
          </table:table-cell>
          <table:table-cell table:formula="of:=ABJAD([.$A345];3;1)" office:value-type="float" office:value="9269" calcext:value-type="float">
            <text:p>92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</text:p>
          </table:table-cell>
          <table:table-cell table:formula="of:=NUMEROLOG([.$A346];&quot;modern&quot;;&quot;tam&quot;)" office:value-type="float" office:value="13" calcext:value-type="float">
            <text:p>13</text:p>
          </table:table-cell>
          <table:table-cell table:formula="of:=NUMEROLOG([.$A346];&quot;TR&quot;;&quot;tam&quot;)" office:value-type="float" office:value="49" calcext:value-type="float">
            <text:p>49</text:p>
          </table:table-cell>
          <table:table-cell table:formula="of:=ABJAD([.$A346];0;1)" office:value-type="float" office:value="13" calcext:value-type="float">
            <text:p>13</text:p>
          </table:table-cell>
          <table:table-cell table:formula="of:=ABJAD([.$A346];1;1)" office:value-type="float" office:value="757" calcext:value-type="float">
            <text:p>757</text:p>
          </table:table-cell>
          <table:table-cell table:formula="of:=ABJAD([.$A346];2;1)" office:value-type="float" office:value="1467" calcext:value-type="float">
            <text:p>1467</text:p>
          </table:table-cell>
          <table:table-cell table:formula="of:=ABJAD([.$A346];3;1)" office:value-type="float" office:value="4583" calcext:value-type="float">
            <text:p>45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AY</text:p>
          </table:table-cell>
          <table:table-cell table:formula="of:=NUMEROLOG([.$A347];&quot;modern&quot;;&quot;tam&quot;)" office:value-type="float" office:value="21" calcext:value-type="float">
            <text:p>21</text:p>
          </table:table-cell>
          <table:table-cell table:formula="of:=NUMEROLOG([.$A347];&quot;TR&quot;;&quot;tam&quot;)" office:value-type="float" office:value="78" calcext:value-type="float">
            <text:p>78</text:p>
          </table:table-cell>
          <table:table-cell table:formula="of:=ABJAD([.$A347];0;1)" office:value-type="float" office:value="14" calcext:value-type="float">
            <text:p>14</text:p>
          </table:table-cell>
          <table:table-cell table:formula="of:=ABJAD([.$A347];1;1)" office:value-type="float" office:value="1658" calcext:value-type="float">
            <text:p>1658</text:p>
          </table:table-cell>
          <table:table-cell table:formula="of:=ABJAD([.$A347];2;1)" office:value-type="float" office:value="2374" calcext:value-type="float">
            <text:p>2374</text:p>
          </table:table-cell>
          <table:table-cell table:formula="of:=ABJAD([.$A347];3;1)" office:value-type="float" office:value="9129" calcext:value-type="float">
            <text:p>9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BAHAR</text:p>
          </table:table-cell>
          <table:table-cell table:formula="of:=NUMEROLOG([.$A348];&quot;modern&quot;;&quot;tam&quot;)" office:value-type="float" office:value="34" calcext:value-type="float">
            <text:p>34</text:p>
          </table:table-cell>
          <table:table-cell table:formula="of:=NUMEROLOG([.$A348];&quot;TR&quot;;&quot;tam&quot;)" office:value-type="float" office:value="84" calcext:value-type="float">
            <text:p>84</text:p>
          </table:table-cell>
          <table:table-cell table:formula="of:=ABJAD([.$A348];0;1)" office:value-type="float" office:value="34" calcext:value-type="float">
            <text:p>34</text:p>
          </table:table-cell>
          <table:table-cell table:formula="of:=ABJAD([.$A348];1;1)" office:value-type="float" office:value="970" calcext:value-type="float">
            <text:p>970</text:p>
          </table:table-cell>
          <table:table-cell table:formula="of:=ABJAD([.$A348];2;1)" office:value-type="float" office:value="1697" calcext:value-type="float">
            <text:p>1697</text:p>
          </table:table-cell>
          <table:table-cell table:formula="of:=ABJAD([.$A348];3;1)" office:value-type="float" office:value="9511" calcext:value-type="float">
            <text:p>95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BERAT</text:p>
          </table:table-cell>
          <table:table-cell table:formula="of:=NUMEROLOG([.$A349];&quot;modern&quot;;&quot;tam&quot;)" office:value-type="float" office:value="32" calcext:value-type="float">
            <text:p>32</text:p>
          </table:table-cell>
          <table:table-cell table:formula="of:=NUMEROLOG([.$A349];&quot;TR&quot;;&quot;tam&quot;)" office:value-type="float" office:value="103" calcext:value-type="float">
            <text:p>103</text:p>
          </table:table-cell>
          <table:table-cell table:formula="of:=ABJAD([.$A349];0;1)" office:value-type="float" office:value="37" calcext:value-type="float">
            <text:p>37</text:p>
          </table:table-cell>
          <table:table-cell table:formula="of:=ABJAD([.$A349];1;1)" office:value-type="float" office:value="1465" calcext:value-type="float">
            <text:p>1465</text:p>
          </table:table-cell>
          <table:table-cell table:formula="of:=ABJAD([.$A349];2;1)" office:value-type="float" office:value="2196" calcext:value-type="float">
            <text:p>2196</text:p>
          </table:table-cell>
          <table:table-cell table:formula="of:=ABJAD([.$A349];3;1)" office:value-type="float" office:value="10979" calcext:value-type="float">
            <text:p>109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CAN</text:p>
          </table:table-cell>
          <table:table-cell table:formula="of:=NUMEROLOG([.$A350];&quot;modern&quot;;&quot;tam&quot;)" office:value-type="float" office:value="22" calcext:value-type="float">
            <text:p>22</text:p>
          </table:table-cell>
          <table:table-cell table:formula="of:=NUMEROLOG([.$A350];&quot;TR&quot;;&quot;tam&quot;)" office:value-type="float" office:value="70" calcext:value-type="float">
            <text:p>70</text:p>
          </table:table-cell>
          <table:table-cell table:formula="of:=ABJAD([.$A350];0;1)" office:value-type="float" office:value="27" calcext:value-type="float">
            <text:p>27</text:p>
          </table:table-cell>
          <table:table-cell table:formula="of:=ABJAD([.$A350];1;1)" office:value-type="float" office:value="831" calcext:value-type="float">
            <text:p>831</text:p>
          </table:table-cell>
          <table:table-cell table:formula="of:=ABJAD([.$A350];2;1)" office:value-type="float" office:value="1552" calcext:value-type="float">
            <text:p>1552</text:p>
          </table:table-cell>
          <table:table-cell table:formula="of:=ABJAD([.$A350];3;1)" office:value-type="float" office:value="7393" calcext:value-type="float">
            <text:p>73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ÇİN</text:p>
          </table:table-cell>
          <table:table-cell table:formula="of:=NUMEROLOG([.$A351];&quot;modern&quot;;&quot;tam&quot;)" office:value-type="float" office:value="30" calcext:value-type="float">
            <text:p>30</text:p>
          </table:table-cell>
          <table:table-cell table:formula="of:=NUMEROLOG([.$A351];&quot;TR&quot;;&quot;tam&quot;)" office:value-type="float" office:value="82" calcext:value-type="float">
            <text:p>82</text:p>
          </table:table-cell>
          <table:table-cell table:formula="of:=ABJAD([.$A351];0;1)" office:value-type="float" office:value="34" calcext:value-type="float">
            <text:p>34</text:p>
          </table:table-cell>
          <table:table-cell table:formula="of:=ABJAD([.$A351];1;1)" office:value-type="float" office:value="850" calcext:value-type="float">
            <text:p>850</text:p>
          </table:table-cell>
          <table:table-cell table:formula="of:=ABJAD([.$A351];2;1)" office:value-type="float" office:value="1590" calcext:value-type="float">
            <text:p>1590</text:p>
          </table:table-cell>
          <table:table-cell table:formula="of:=ABJAD([.$A351];3;1)" office:value-type="float" office:value="8371" calcext:value-type="float">
            <text:p>83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DEHEN</text:p>
          </table:table-cell>
          <table:table-cell table:formula="of:=NUMEROLOG([.$A352];&quot;modern&quot;;&quot;tam&quot;)" office:value-type="float" office:value="40" calcext:value-type="float">
            <text:p>40</text:p>
          </table:table-cell>
          <table:table-cell table:formula="of:=NUMEROLOG([.$A352];&quot;TR&quot;;&quot;tam&quot;)" office:value-type="float" office:value="93" calcext:value-type="float">
            <text:p>93</text:p>
          </table:table-cell>
          <table:table-cell table:formula="of:=ABJAD([.$A352];0;1)" office:value-type="float" office:value="46" calcext:value-type="float">
            <text:p>46</text:p>
          </table:table-cell>
          <table:table-cell table:formula="of:=ABJAD([.$A352];1;1)" office:value-type="float" office:value="850" calcext:value-type="float">
            <text:p>850</text:p>
          </table:table-cell>
          <table:table-cell table:formula="of:=ABJAD([.$A352];2;1)" office:value-type="float" office:value="1585" calcext:value-type="float">
            <text:p>1585</text:p>
          </table:table-cell>
          <table:table-cell table:formula="of:=ABJAD([.$A352];3;1)" office:value-type="float" office:value="9800" calcext:value-type="float">
            <text:p>98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DEN</text:p>
          </table:table-cell>
          <table:table-cell table:formula="of:=NUMEROLOG([.$A353];&quot;modern&quot;;&quot;tam&quot;)" office:value-type="float" office:value="27" calcext:value-type="float">
            <text:p>27</text:p>
          </table:table-cell>
          <table:table-cell table:formula="of:=NUMEROLOG([.$A353];&quot;TR&quot;;&quot;tam&quot;)" office:value-type="float" office:value="77" calcext:value-type="float">
            <text:p>77</text:p>
          </table:table-cell>
          <table:table-cell table:formula="of:=ABJAD([.$A353];0;1)" office:value-type="float" office:value="32" calcext:value-type="float">
            <text:p>32</text:p>
          </table:table-cell>
          <table:table-cell table:formula="of:=ABJAD([.$A353];1;1)" office:value-type="float" office:value="836" calcext:value-type="float">
            <text:p>836</text:p>
          </table:table-cell>
          <table:table-cell table:formula="of:=ABJAD([.$A353];2;1)" office:value-type="float" office:value="1561" calcext:value-type="float">
            <text:p>1561</text:p>
          </table:table-cell>
          <table:table-cell table:formula="of:=ABJAD([.$A353];3;1)" office:value-type="float" office:value="7669" calcext:value-type="float">
            <text:p>76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EN</text:p>
          </table:table-cell>
          <table:table-cell table:formula="of:=NUMEROLOG([.$A354];&quot;modern&quot;;&quot;tam&quot;)" office:value-type="float" office:value="23" calcext:value-type="float">
            <text:p>23</text:p>
          </table:table-cell>
          <table:table-cell table:formula="of:=NUMEROLOG([.$A354];&quot;TR&quot;;&quot;tam&quot;)" office:value-type="float" office:value="72" calcext:value-type="float">
            <text:p>72</text:p>
          </table:table-cell>
          <table:table-cell table:formula="of:=ABJAD([.$A354];0;1)" office:value-type="float" office:value="28" calcext:value-type="float">
            <text:p>28</text:p>
          </table:table-cell>
          <table:table-cell table:formula="of:=ABJAD([.$A354];1;1)" office:value-type="float" office:value="832" calcext:value-type="float">
            <text:p>832</text:p>
          </table:table-cell>
          <table:table-cell table:formula="of:=ABJAD([.$A354];2;1)" office:value-type="float" office:value="1552" calcext:value-type="float">
            <text:p>1552</text:p>
          </table:table-cell>
          <table:table-cell table:formula="of:=ABJAD([.$A354];3;1)" office:value-type="float" office:value="6875" calcext:value-type="float">
            <text:p>68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HANIM</text:p>
          </table:table-cell>
          <table:table-cell table:formula="of:=NUMEROLOG([.$A355];&quot;modern&quot;;&quot;tam&quot;)" office:value-type="float" office:value="40" calcext:value-type="float">
            <text:p>40</text:p>
          </table:table-cell>
          <table:table-cell table:formula="of:=NUMEROLOG([.$A355];&quot;TR&quot;;&quot;tam&quot;)" office:value-type="float" office:value="104" calcext:value-type="float">
            <text:p>104</text:p>
          </table:table-cell>
          <table:table-cell table:formula="of:=ABJAD([.$A355];0;1)" office:value-type="float" office:value="43" calcext:value-type="float">
            <text:p>43</text:p>
          </table:table-cell>
          <table:table-cell table:formula="of:=ABJAD([.$A355];1;1)" office:value-type="float" office:value="907" calcext:value-type="float">
            <text:p>907</text:p>
          </table:table-cell>
          <table:table-cell table:formula="of:=ABJAD([.$A355];2;1)" office:value-type="float" office:value="1643" calcext:value-type="float">
            <text:p>1643</text:p>
          </table:table-cell>
          <table:table-cell table:formula="of:=ABJAD([.$A355];3;1)" office:value-type="float" office:value="9585" calcext:value-type="float">
            <text:p>95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İZ</text:p>
          </table:table-cell>
          <table:table-cell table:formula="of:=NUMEROLOG([.$A356];&quot;modern&quot;;&quot;tam&quot;)" office:value-type="float" office:value="30" calcext:value-type="float">
            <text:p>30</text:p>
          </table:table-cell>
          <table:table-cell table:formula="of:=NUMEROLOG([.$A356];&quot;TR&quot;;&quot;tam&quot;)" office:value-type="float" office:value="90" calcext:value-type="float">
            <text:p>90</text:p>
          </table:table-cell>
          <table:table-cell table:formula="of:=ABJAD([.$A356];0;1)" office:value-type="float" office:value="25" calcext:value-type="float">
            <text:p>25</text:p>
          </table:table-cell>
          <table:table-cell table:formula="of:=ABJAD([.$A356];1;1)" office:value-type="float" office:value="1777" calcext:value-type="float">
            <text:p>1777</text:p>
          </table:table-cell>
          <table:table-cell table:formula="of:=ABJAD([.$A356];2;1)" office:value-type="float" office:value="2512" calcext:value-type="float">
            <text:p>2512</text:p>
          </table:table-cell>
          <table:table-cell table:formula="of:=ABJAD([.$A356];3;1)" office:value-type="float" office:value="5875" calcext:value-type="float">
            <text:p>58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LÜ</text:p>
          </table:table-cell>
          <table:table-cell table:formula="of:=NUMEROLOG([.$A357];&quot;modern&quot;;&quot;tam&quot;)" office:value-type="float" office:value="19" calcext:value-type="float">
            <text:p>19</text:p>
          </table:table-cell>
          <table:table-cell table:formula="of:=NUMEROLOG([.$A357];&quot;TR&quot;;&quot;tam&quot;)" office:value-type="float" office:value="90" calcext:value-type="float">
            <text:p>90</text:p>
          </table:table-cell>
          <table:table-cell table:formula="of:=ABJAD([.$A357];0;1)" office:value-type="float" office:value="19" calcext:value-type="float">
            <text:p>19</text:p>
          </table:table-cell>
          <table:table-cell table:formula="of:=ABJAD([.$A357];1;1)" office:value-type="float" office:value="1507" calcext:value-type="float">
            <text:p>1507</text:p>
          </table:table-cell>
          <table:table-cell table:formula="of:=ABJAD([.$A357];2;1)" office:value-type="float" office:value="2922" calcext:value-type="float">
            <text:p>2922</text:p>
          </table:table-cell>
          <table:table-cell table:formula="of:=ABJAD([.$A357];3;1)" office:value-type="float" office:value="8237" calcext:value-type="float">
            <text:p>82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NAME</text:p>
          </table:table-cell>
          <table:table-cell table:formula="of:=NUMEROLOG([.$A358];&quot;modern&quot;;&quot;tam&quot;)" office:value-type="float" office:value="28" calcext:value-type="float">
            <text:p>28</text:p>
          </table:table-cell>
          <table:table-cell table:formula="of:=NUMEROLOG([.$A358];&quot;TR&quot;;&quot;tam&quot;)" office:value-type="float" office:value="89" calcext:value-type="float">
            <text:p>89</text:p>
          </table:table-cell>
          <table:table-cell table:formula="of:=ABJAD([.$A358];0;1)" office:value-type="float" office:value="29" calcext:value-type="float">
            <text:p>29</text:p>
          </table:table-cell>
          <table:table-cell table:formula="of:=ABJAD([.$A358];1;1)" office:value-type="float" office:value="893" calcext:value-type="float">
            <text:p>893</text:p>
          </table:table-cell>
          <table:table-cell table:formula="of:=ABJAD([.$A358];2;1)" office:value-type="float" office:value="1619" calcext:value-type="float">
            <text:p>1619</text:p>
          </table:table-cell>
          <table:table-cell table:formula="of:=ABJAD([.$A358];3;1)" office:value-type="float" office:value="8118" calcext:value-type="float">
            <text:p>8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PERİ</text:p>
          </table:table-cell>
          <table:table-cell table:formula="of:=NUMEROLOG([.$A359];&quot;modern&quot;;&quot;tam&quot;)" office:value-type="float" office:value="43" calcext:value-type="float">
            <text:p>43</text:p>
          </table:table-cell>
          <table:table-cell table:formula="of:=NUMEROLOG([.$A359];&quot;TR&quot;;&quot;tam&quot;)" office:value-type="float" office:value="108" calcext:value-type="float">
            <text:p>108</text:p>
          </table:table-cell>
          <table:table-cell table:formula="of:=ABJAD([.$A359];0;1)" office:value-type="float" office:value="38" calcext:value-type="float">
            <text:p>38</text:p>
          </table:table-cell>
          <table:table-cell table:formula="of:=ABJAD([.$A359];1;1)" office:value-type="float" office:value="1082" calcext:value-type="float">
            <text:p>1082</text:p>
          </table:table-cell>
          <table:table-cell table:formula="of:=ABJAD([.$A359];2;1)" office:value-type="float" office:value="1827" calcext:value-type="float">
            <text:p>1827</text:p>
          </table:table-cell>
          <table:table-cell table:formula="of:=ABJAD([.$A359];3;1)" office:value-type="float" office:value="11470" calcext:value-type="float">
            <text:p>11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ŞAH</text:p>
          </table:table-cell>
          <table:table-cell table:formula="of:=NUMEROLOG([.$A360];&quot;modern&quot;;&quot;tam&quot;)" office:value-type="float" office:value="23" calcext:value-type="float">
            <text:p>23</text:p>
          </table:table-cell>
          <table:table-cell table:formula="of:=NUMEROLOG([.$A360];&quot;TR&quot;;&quot;tam&quot;)" office:value-type="float" office:value="83" calcext:value-type="float">
            <text:p>83</text:p>
          </table:table-cell>
          <table:table-cell table:formula="of:=ABJAD([.$A360];0;1)" office:value-type="float" office:value="27" calcext:value-type="float">
            <text:p>27</text:p>
          </table:table-cell>
          <table:table-cell table:formula="of:=ABJAD([.$A360];1;1)" office:value-type="float" office:value="1167" calcext:value-type="float">
            <text:p>1167</text:p>
          </table:table-cell>
          <table:table-cell table:formula="of:=ABJAD([.$A360];2;1)" office:value-type="float" office:value="1888" calcext:value-type="float">
            <text:p>1888</text:p>
          </table:table-cell>
          <table:table-cell table:formula="of:=ABJAD([.$A360];3;1)" office:value-type="float" office:value="9923" calcext:value-type="float">
            <text:p>99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SEN</text:p>
          </table:table-cell>
          <table:table-cell table:formula="of:=NUMEROLOG([.$A361];&quot;modern&quot;;&quot;tam&quot;)" office:value-type="float" office:value="24" calcext:value-type="float">
            <text:p>24</text:p>
          </table:table-cell>
          <table:table-cell table:formula="of:=NUMEROLOG([.$A361];&quot;TR&quot;;&quot;tam&quot;)" office:value-type="float" office:value="94" calcext:value-type="float">
            <text:p>94</text:p>
          </table:table-cell>
          <table:table-cell table:formula="of:=ABJAD([.$A361];0;1)" office:value-type="float" office:value="28" calcext:value-type="float">
            <text:p>28</text:p>
          </table:table-cell>
          <table:table-cell table:formula="of:=ABJAD([.$A361];1;1)" office:value-type="float" office:value="1132" calcext:value-type="float">
            <text:p>1132</text:p>
          </table:table-cell>
          <table:table-cell table:formula="of:=ABJAD([.$A361];2;1)" office:value-type="float" office:value="1857" calcext:value-type="float">
            <text:p>1857</text:p>
          </table:table-cell>
          <table:table-cell table:formula="of:=ABJAD([.$A361];3;1)" office:value-type="float" office:value="10178" calcext:value-type="float">
            <text:p>10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ŞEN</text:p>
          </table:table-cell>
          <table:table-cell table:formula="of:=NUMEROLOG([.$A362];&quot;modern&quot;;&quot;tam&quot;)" office:value-type="float" office:value="24" calcext:value-type="float">
            <text:p>24</text:p>
          </table:table-cell>
          <table:table-cell table:formula="of:=NUMEROLOG([.$A362];&quot;TR&quot;;&quot;tam&quot;)" office:value-type="float" office:value="95" calcext:value-type="float">
            <text:p>95</text:p>
          </table:table-cell>
          <table:table-cell table:formula="of:=ABJAD([.$A362];0;1)" office:value-type="float" office:value="32" calcext:value-type="float">
            <text:p>32</text:p>
          </table:table-cell>
          <table:table-cell table:formula="of:=ABJAD([.$A362];1;1)" office:value-type="float" office:value="1232" calcext:value-type="float">
            <text:p>1232</text:p>
          </table:table-cell>
          <table:table-cell table:formula="of:=ABJAD([.$A362];2;1)" office:value-type="float" office:value="1957" calcext:value-type="float">
            <text:p>1957</text:p>
          </table:table-cell>
          <table:table-cell table:formula="of:=ABJAD([.$A362];3;1)" office:value-type="float" office:value="10269" calcext:value-type="float">
            <text:p>102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SEREN</text:p>
          </table:table-cell>
          <table:table-cell table:formula="of:=NUMEROLOG([.$A363];&quot;modern&quot;;&quot;tam&quot;)" office:value-type="float" office:value="38" calcext:value-type="float">
            <text:p>38</text:p>
          </table:table-cell>
          <table:table-cell table:formula="of:=NUMEROLOG([.$A363];&quot;TR&quot;;&quot;tam&quot;)" office:value-type="float" office:value="121" calcext:value-type="float">
            <text:p>121</text:p>
          </table:table-cell>
          <table:table-cell table:formula="of:=ABJAD([.$A363];0;1)" office:value-type="float" office:value="41" calcext:value-type="float">
            <text:p>41</text:p>
          </table:table-cell>
          <table:table-cell table:formula="of:=ABJAD([.$A363];1;1)" office:value-type="float" office:value="1337" calcext:value-type="float">
            <text:p>1337</text:p>
          </table:table-cell>
          <table:table-cell table:formula="of:=ABJAD([.$A363];2;1)" office:value-type="float" office:value="2072" calcext:value-type="float">
            <text:p>2072</text:p>
          </table:table-cell>
          <table:table-cell table:formula="of:=ABJAD([.$A363];3;1)" office:value-type="float" office:value="13265" calcext:value-type="float">
            <text:p>132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SÜM</text:p>
          </table:table-cell>
          <table:table-cell table:formula="of:=NUMEROLOG([.$A364];&quot;modern&quot;;&quot;tam&quot;)" office:value-type="float" office:value="21" calcext:value-type="float">
            <text:p>21</text:p>
          </table:table-cell>
          <table:table-cell table:formula="of:=NUMEROLOG([.$A364];&quot;TR&quot;;&quot;tam&quot;)" office:value-type="float" office:value="113" calcext:value-type="float">
            <text:p>113</text:p>
          </table:table-cell>
          <table:table-cell table:formula="of:=ABJAD([.$A364];0;1)" office:value-type="float" office:value="17" calcext:value-type="float">
            <text:p>17</text:p>
          </table:table-cell>
          <table:table-cell table:formula="of:=ABJAD([.$A364];1;1)" office:value-type="float" office:value="1817" calcext:value-type="float">
            <text:p>1817</text:p>
          </table:table-cell>
          <table:table-cell table:formula="of:=ABJAD([.$A364];2;1)" office:value-type="float" office:value="3237" calcext:value-type="float">
            <text:p>3237</text:p>
          </table:table-cell>
          <table:table-cell table:formula="of:=ABJAD([.$A364];3;1)" office:value-type="float" office:value="12436" calcext:value-type="float">
            <text:p>12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TEKİN</text:p>
          </table:table-cell>
          <table:table-cell table:formula="of:=NUMEROLOG([.$A365];&quot;modern&quot;;&quot;tam&quot;)" office:value-type="float" office:value="36" calcext:value-type="float">
            <text:p>36</text:p>
          </table:table-cell>
          <table:table-cell table:formula="of:=NUMEROLOG([.$A365];&quot;TR&quot;;&quot;tam&quot;)" office:value-type="float" office:value="122" calcext:value-type="float">
            <text:p>122</text:p>
          </table:table-cell>
          <table:table-cell table:formula="of:=ABJAD([.$A365];0;1)" office:value-type="float" office:value="48" calcext:value-type="float">
            <text:p>48</text:p>
          </table:table-cell>
          <table:table-cell table:formula="of:=ABJAD([.$A365];1;1)" office:value-type="float" office:value="1392" calcext:value-type="float">
            <text:p>1392</text:p>
          </table:table-cell>
          <table:table-cell table:formula="of:=ABJAD([.$A365];2;1)" office:value-type="float" office:value="2142" calcext:value-type="float">
            <text:p>2142</text:p>
          </table:table-cell>
          <table:table-cell table:formula="of:=ABJAD([.$A365];3;1)" office:value-type="float" office:value="11372" calcext:value-type="float">
            <text:p>113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LÜŞ</text:p>
          </table:table-cell>
          <table:table-cell table:formula="of:=NUMEROLOG([.$A366];&quot;modern&quot;;&quot;tam&quot;)" office:value-type="float" office:value="17" calcext:value-type="float">
            <text:p>17</text:p>
          </table:table-cell>
          <table:table-cell table:formula="of:=NUMEROLOG([.$A366];&quot;TR&quot;;&quot;tam&quot;)" office:value-type="float" office:value="98" calcext:value-type="float">
            <text:p>98</text:p>
          </table:table-cell>
          <table:table-cell table:formula="of:=ABJAD([.$A366];0;1)" office:value-type="float" office:value="21" calcext:value-type="float">
            <text:p>21</text:p>
          </table:table-cell>
          <table:table-cell table:formula="of:=ABJAD([.$A366];1;1)" office:value-type="float" office:value="1857" calcext:value-type="float">
            <text:p>1857</text:p>
          </table:table-cell>
          <table:table-cell table:formula="of:=ABJAD([.$A366];2;1)" office:value-type="float" office:value="3272" calcext:value-type="float">
            <text:p>3272</text:p>
          </table:table-cell>
          <table:table-cell table:formula="of:=ABJAD([.$A366];3;1)" office:value-type="float" office:value="11506" calcext:value-type="float">
            <text:p>115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NAY</text:p>
          </table:table-cell>
          <table:table-cell table:formula="of:=NUMEROLOG([.$A367];&quot;modern&quot;;&quot;tam&quot;)" office:value-type="float" office:value="23" calcext:value-type="float">
            <text:p>23</text:p>
          </table:table-cell>
          <table:table-cell table:formula="of:=NUMEROLOG([.$A367];&quot;TR&quot;;&quot;tam&quot;)" office:value-type="float" office:value="80" calcext:value-type="float">
            <text:p>80</text:p>
          </table:table-cell>
          <table:table-cell table:formula="of:=ABJAD([.$A367];0;1)" office:value-type="float" office:value="22" calcext:value-type="float">
            <text:p>22</text:p>
          </table:table-cell>
          <table:table-cell table:formula="of:=ABJAD([.$A367];1;1)" office:value-type="float" office:value="1678" calcext:value-type="float">
            <text:p>1678</text:p>
          </table:table-cell>
          <table:table-cell table:formula="of:=ABJAD([.$A367];2;1)" office:value-type="float" office:value="2394" calcext:value-type="float">
            <text:p>2394</text:p>
          </table:table-cell>
          <table:table-cell table:formula="of:=ABJAD([.$A367];3;1)" office:value-type="float" office:value="10889" calcext:value-type="float">
            <text:p>108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NDEM</text:p>
          </table:table-cell>
          <table:table-cell table:formula="of:=NUMEROLOG([.$A368];&quot;modern&quot;;&quot;tam&quot;)" office:value-type="float" office:value="28" calcext:value-type="float">
            <text:p>28</text:p>
          </table:table-cell>
          <table:table-cell table:formula="of:=NUMEROLOG([.$A368];&quot;TR&quot;;&quot;tam&quot;)" office:value-type="float" office:value="78" calcext:value-type="float">
            <text:p>78</text:p>
          </table:table-cell>
          <table:table-cell table:formula="of:=ABJAD([.$A368];0;1)" office:value-type="float" office:value="30" calcext:value-type="float">
            <text:p>30</text:p>
          </table:table-cell>
          <table:table-cell table:formula="of:=ABJAD([.$A368];1;1)" office:value-type="float" office:value="846" calcext:value-type="float">
            <text:p>846</text:p>
          </table:table-cell>
          <table:table-cell table:formula="of:=ABJAD([.$A368];2;1)" office:value-type="float" office:value="1571" calcext:value-type="float">
            <text:p>1571</text:p>
          </table:table-cell>
          <table:table-cell table:formula="of:=ABJAD([.$A368];3;1)" office:value-type="float" office:value="8565" calcext:value-type="float">
            <text:p>85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NEŞ</text:p>
          </table:table-cell>
          <table:table-cell table:formula="of:=NUMEROLOG([.$A369];&quot;modern&quot;;&quot;tam&quot;)" office:value-type="float" office:value="21" calcext:value-type="float">
            <text:p>21</text:p>
          </table:table-cell>
          <table:table-cell table:formula="of:=NUMEROLOG([.$A369];&quot;TR&quot;;&quot;tam&quot;)" office:value-type="float" office:value="80" calcext:value-type="float">
            <text:p>80</text:p>
          </table:table-cell>
          <table:table-cell table:formula="of:=ABJAD([.$A369];0;1)" office:value-type="float" office:value="30" calcext:value-type="float">
            <text:p>30</text:p>
          </table:table-cell>
          <table:table-cell table:formula="of:=ABJAD([.$A369];1;1)" office:value-type="float" office:value="1182" calcext:value-type="float">
            <text:p>1182</text:p>
          </table:table-cell>
          <table:table-cell table:formula="of:=ABJAD([.$A369];2;1)" office:value-type="float" office:value="1902" calcext:value-type="float">
            <text:p>1902</text:p>
          </table:table-cell>
          <table:table-cell table:formula="of:=ABJAD([.$A369];3;1)" office:value-type="float" office:value="10144" calcext:value-type="float">
            <text:p>10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RHAN</text:p>
          </table:table-cell>
          <table:table-cell table:formula="of:=NUMEROLOG([.$A370];&quot;modern&quot;;&quot;tam&quot;)" office:value-type="float" office:value="33" calcext:value-type="float">
            <text:p>33</text:p>
          </table:table-cell>
          <table:table-cell table:formula="of:=NUMEROLOG([.$A370];&quot;TR&quot;;&quot;tam&quot;)" office:value-type="float" office:value="83" calcext:value-type="float">
            <text:p>83</text:p>
          </table:table-cell>
          <table:table-cell table:formula="of:=ABJAD([.$A370];0;1)" office:value-type="float" office:value="39" calcext:value-type="float">
            <text:p>39</text:p>
          </table:table-cell>
          <table:table-cell table:formula="of:=ABJAD([.$A370];1;1)" office:value-type="float" office:value="987" calcext:value-type="float">
            <text:p>987</text:p>
          </table:table-cell>
          <table:table-cell table:formula="of:=ABJAD([.$A370];2;1)" office:value-type="float" office:value="1708" calcext:value-type="float">
            <text:p>1708</text:p>
          </table:table-cell>
          <table:table-cell table:formula="of:=ABJAD([.$A370];3;1)" office:value-type="float" office:value="10969" calcext:value-type="float">
            <text:p>109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RKAN</text:p>
          </table:table-cell>
          <table:table-cell table:formula="of:=NUMEROLOG([.$A371];&quot;modern&quot;;&quot;tam&quot;)" office:value-type="float" office:value="27" calcext:value-type="float">
            <text:p>27</text:p>
          </table:table-cell>
          <table:table-cell table:formula="of:=NUMEROLOG([.$A371];&quot;TR&quot;;&quot;tam&quot;)" office:value-type="float" office:value="87" calcext:value-type="float">
            <text:p>87</text:p>
          </table:table-cell>
          <table:table-cell table:formula="of:=ABJAD([.$A371];0;1)" office:value-type="float" office:value="34" calcext:value-type="float">
            <text:p>34</text:p>
          </table:table-cell>
          <table:table-cell table:formula="of:=ABJAD([.$A371];1;1)" office:value-type="float" office:value="1018" calcext:value-type="float">
            <text:p>1018</text:p>
          </table:table-cell>
          <table:table-cell table:formula="of:=ABJAD([.$A371];2;1)" office:value-type="float" office:value="1739" calcext:value-type="float">
            <text:p>1739</text:p>
          </table:table-cell>
          <table:table-cell table:formula="of:=ABJAD([.$A371];3;1)" office:value-type="float" office:value="9535" calcext:value-type="float">
            <text:p>95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ÜVENÇ</text:p>
          </table:table-cell>
          <table:table-cell table:formula="of:=NUMEROLOG([.$A372];&quot;modern&quot;;&quot;tam&quot;)" office:value-type="float" office:value="27" calcext:value-type="float">
            <text:p>27</text:p>
          </table:table-cell>
          <table:table-cell table:formula="of:=NUMEROLOG([.$A372];&quot;TR&quot;;&quot;tam&quot;)" office:value-type="float" office:value="88" calcext:value-type="float">
            <text:p>88</text:p>
          </table:table-cell>
          <table:table-cell table:formula="of:=ABJAD([.$A372];0;1)" office:value-type="float" office:value="37" calcext:value-type="float">
            <text:p>37</text:p>
          </table:table-cell>
          <table:table-cell table:formula="of:=ABJAD([.$A372];1;1)" office:value-type="float" office:value="1585" calcext:value-type="float">
            <text:p>1585</text:p>
          </table:table-cell>
          <table:table-cell table:formula="of:=ABJAD([.$A372];2;1)" office:value-type="float" office:value="2310" calcext:value-type="float">
            <text:p>2310</text:p>
          </table:table-cell>
          <table:table-cell table:formula="of:=ABJAD([.$A372];3;1)" office:value-type="float" office:value="11418" calcext:value-type="float">
            <text:p>114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İBE</text:p>
          </table:table-cell>
          <table:table-cell table:formula="of:=NUMEROLOG([.$A373];&quot;modern&quot;;&quot;tam&quot;)" office:value-type="float" office:value="27" calcext:value-type="float">
            <text:p>27</text:p>
          </table:table-cell>
          <table:table-cell table:formula="of:=NUMEROLOG([.$A373];&quot;TR&quot;;&quot;tam&quot;)" office:value-type="float" office:value="33" calcext:value-type="float">
            <text:p>33</text:p>
          </table:table-cell>
          <table:table-cell table:formula="of:=ABJAD([.$A373];0;1)" office:value-type="float" office:value="27" calcext:value-type="float">
            <text:p>27</text:p>
          </table:table-cell>
          <table:table-cell table:formula="of:=ABJAD([.$A373];1;1)" office:value-type="float" office:value="39" calcext:value-type="float">
            <text:p>39</text:p>
          </table:table-cell>
          <table:table-cell table:formula="of:=ABJAD([.$A373];2;1)" office:value-type="float" office:value="80" calcext:value-type="float">
            <text:p>80</text:p>
          </table:table-cell>
          <table:table-cell table:formula="of:=ABJAD([.$A373];3;1)" office:value-type="float" office:value="3713" calcext:value-type="float">
            <text:p>37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İL</text:p>
          </table:table-cell>
          <table:table-cell table:formula="of:=NUMEROLOG([.$A374];&quot;modern&quot;;&quot;tam&quot;)" office:value-type="float" office:value="23" calcext:value-type="float">
            <text:p>23</text:p>
          </table:table-cell>
          <table:table-cell table:formula="of:=NUMEROLOG([.$A374];&quot;TR&quot;;&quot;tam&quot;)" office:value-type="float" office:value="40" calcext:value-type="float">
            <text:p>40</text:p>
          </table:table-cell>
          <table:table-cell table:formula="of:=ABJAD([.$A374];0;1)" office:value-type="float" office:value="22" calcext:value-type="float">
            <text:p>22</text:p>
          </table:table-cell>
          <table:table-cell table:formula="of:=ABJAD([.$A374];1;1)" office:value-type="float" office:value="82" calcext:value-type="float">
            <text:p>82</text:p>
          </table:table-cell>
          <table:table-cell table:formula="of:=ABJAD([.$A374];2;1)" office:value-type="float" office:value="118" calcext:value-type="float">
            <text:p>118</text:p>
          </table:table-cell>
          <table:table-cell table:formula="of:=ABJAD([.$A374];3;1)" office:value-type="float" office:value="3351" calcext:value-type="float">
            <text:p>33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BİP</text:p>
          </table:table-cell>
          <table:table-cell table:formula="of:=NUMEROLOG([.$A375];&quot;modern&quot;;&quot;tam&quot;)" office:value-type="float" office:value="27" calcext:value-type="float">
            <text:p>27</text:p>
          </table:table-cell>
          <table:table-cell table:formula="of:=NUMEROLOG([.$A375];&quot;TR&quot;;&quot;tam&quot;)" office:value-type="float" office:value="45" calcext:value-type="float">
            <text:p>45</text:p>
          </table:table-cell>
          <table:table-cell table:formula="of:=ABJAD([.$A375];0;1)" office:value-type="float" office:value="24" calcext:value-type="float">
            <text:p>24</text:p>
          </table:table-cell>
          <table:table-cell table:formula="of:=ABJAD([.$A375];1;1)" office:value-type="float" office:value="132" calcext:value-type="float">
            <text:p>132</text:p>
          </table:table-cell>
          <table:table-cell table:formula="of:=ABJAD([.$A375];2;1)" office:value-type="float" office:value="168" calcext:value-type="float">
            <text:p>168</text:p>
          </table:table-cell>
          <table:table-cell table:formula="of:=ABJAD([.$A375];3;1)" office:value-type="float" office:value="5826" calcext:value-type="float">
            <text:p>58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ÇÇE</text:p>
          </table:table-cell>
          <table:table-cell table:formula="of:=NUMEROLOG([.$A376];&quot;modern&quot;;&quot;tam&quot;)" office:value-type="float" office:value="20" calcext:value-type="float">
            <text:p>20</text:p>
          </table:table-cell>
          <table:table-cell table:formula="of:=NUMEROLOG([.$A376];&quot;TR&quot;;&quot;tam&quot;)" office:value-type="float" office:value="25" calcext:value-type="float">
            <text:p>25</text:p>
          </table:table-cell>
          <table:table-cell table:formula="of:=ABJAD([.$A376];0;1)" office:value-type="float" office:value="21" calcext:value-type="float">
            <text:p>21</text:p>
          </table:table-cell>
          <table:table-cell table:formula="of:=ABJAD([.$A376];1;1)" office:value-type="float" office:value="21" calcext:value-type="float">
            <text:p>21</text:p>
          </table:table-cell>
          <table:table-cell table:formula="of:=ABJAD([.$A376];2;1)" office:value-type="float" office:value="42" calcext:value-type="float">
            <text:p>42</text:p>
          </table:table-cell>
          <table:table-cell table:formula="of:=ABJAD([.$A376];3;1)" office:value-type="float" office:value="3759" calcext:value-type="float">
            <text:p>37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CER</text:p>
          </table:table-cell>
          <table:table-cell table:formula="of:=NUMEROLOG([.$A377];&quot;modern&quot;;&quot;tam&quot;)" office:value-type="float" office:value="26" calcext:value-type="float">
            <text:p>26</text:p>
          </table:table-cell>
          <table:table-cell table:formula="of:=NUMEROLOG([.$A377];&quot;TR&quot;;&quot;tam&quot;)" office:value-type="float" office:value="41" calcext:value-type="float">
            <text:p>41</text:p>
          </table:table-cell>
          <table:table-cell table:formula="of:=ABJAD([.$A377];0;1)" office:value-type="float" office:value="26" calcext:value-type="float">
            <text:p>26</text:p>
          </table:table-cell>
          <table:table-cell table:formula="of:=ABJAD([.$A377];1;1)" office:value-type="float" office:value="218" calcext:value-type="float">
            <text:p>218</text:p>
          </table:table-cell>
          <table:table-cell table:formula="of:=ABJAD([.$A377];2;1)" office:value-type="float" office:value="239" calcext:value-type="float">
            <text:p>239</text:p>
          </table:table-cell>
          <table:table-cell table:formula="of:=ABJAD([.$A377];3;1)" office:value-type="float" office:value="5736" calcext:value-type="float">
            <text:p>57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CI</text:p>
          </table:table-cell>
          <table:table-cell table:formula="of:=NUMEROLOG([.$A378];&quot;modern&quot;;&quot;tam&quot;)" office:value-type="float" office:value="21" calcext:value-type="float">
            <text:p>21</text:p>
          </table:table-cell>
          <table:table-cell table:formula="of:=NUMEROLOG([.$A378];&quot;TR&quot;;&quot;tam&quot;)" office:value-type="float" office:value="25" calcext:value-type="float">
            <text:p>25</text:p>
          </table:table-cell>
          <table:table-cell table:formula="of:=ABJAD([.$A378];0;1)" office:value-type="float" office:value="23" calcext:value-type="float">
            <text:p>23</text:p>
          </table:table-cell>
          <table:table-cell table:formula="of:=ABJAD([.$A378];1;1)" office:value-type="float" office:value="23" calcext:value-type="float">
            <text:p>23</text:p>
          </table:table-cell>
          <table:table-cell table:formula="of:=ABJAD([.$A378];2;1)" office:value-type="float" office:value="44" calcext:value-type="float">
            <text:p>44</text:p>
          </table:table-cell>
          <table:table-cell table:formula="of:=ABJAD([.$A378];3;1)" office:value-type="float" office:value="2799" calcext:value-type="float">
            <text:p>27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Cİ</text:p>
          </table:table-cell>
          <table:table-cell table:formula="of:=NUMEROLOG([.$A379];&quot;modern&quot;;&quot;tam&quot;)" office:value-type="float" office:value="21" calcext:value-type="float">
            <text:p>21</text:p>
          </table:table-cell>
          <table:table-cell table:formula="of:=NUMEROLOG([.$A379];&quot;TR&quot;;&quot;tam&quot;)" office:value-type="float" office:value="26" calcext:value-type="float">
            <text:p>26</text:p>
          </table:table-cell>
          <table:table-cell table:formula="of:=ABJAD([.$A379];0;1)" office:value-type="float" office:value="21" calcext:value-type="float">
            <text:p>21</text:p>
          </table:table-cell>
          <table:table-cell table:formula="of:=ABJAD([.$A379];1;1)" office:value-type="float" office:value="33" calcext:value-type="float">
            <text:p>33</text:p>
          </table:table-cell>
          <table:table-cell table:formula="of:=ABJAD([.$A379];2;1)" office:value-type="float" office:value="64" calcext:value-type="float">
            <text:p>64</text:p>
          </table:table-cell>
          <table:table-cell table:formula="of:=ABJAD([.$A379];3;1)" office:value-type="float" office:value="3849" calcext:value-type="float">
            <text:p>3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KAN</text:p>
          </table:table-cell>
          <table:table-cell table:formula="of:=NUMEROLOG([.$A380];&quot;modern&quot;;&quot;tam&quot;)" office:value-type="float" office:value="17" calcext:value-type="float">
            <text:p>17</text:p>
          </table:table-cell>
          <table:table-cell table:formula="of:=NUMEROLOG([.$A380];&quot;TR&quot;;&quot;tam&quot;)" office:value-type="float" office:value="43" calcext:value-type="float">
            <text:p>43</text:p>
          </table:table-cell>
          <table:table-cell table:formula="of:=ABJAD([.$A380];0;1)" office:value-type="float" office:value="25" calcext:value-type="float">
            <text:p>25</text:p>
          </table:table-cell>
          <table:table-cell table:formula="of:=ABJAD([.$A380];1;1)" office:value-type="float" office:value="121" calcext:value-type="float">
            <text:p>121</text:p>
          </table:table-cell>
          <table:table-cell table:formula="of:=ABJAD([.$A380];2;1)" office:value-type="float" office:value="138" calcext:value-type="float">
            <text:p>138</text:p>
          </table:table-cell>
          <table:table-cell table:formula="of:=ABJAD([.$A380];3;1)" office:value-type="float" office:value="4343" calcext:value-type="float">
            <text:p>43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E</text:p>
          </table:table-cell>
          <table:table-cell table:formula="of:=NUMEROLOG([.$A381];&quot;modern&quot;;&quot;tam&quot;)" office:value-type="float" office:value="17" calcext:value-type="float">
            <text:p>17</text:p>
          </table:table-cell>
          <table:table-cell table:formula="of:=NUMEROLOG([.$A381];&quot;TR&quot;;&quot;tam&quot;)" office:value-type="float" office:value="32" calcext:value-type="float">
            <text:p>32</text:p>
          </table:table-cell>
          <table:table-cell table:formula="of:=ABJAD([.$A381];0;1)" office:value-type="float" office:value="17" calcext:value-type="float">
            <text:p>17</text:p>
          </table:table-cell>
          <table:table-cell table:formula="of:=ABJAD([.$A381];1;1)" office:value-type="float" office:value="65" calcext:value-type="float">
            <text:p>65</text:p>
          </table:table-cell>
          <table:table-cell table:formula="of:=ABJAD([.$A381];2;1)" office:value-type="float" office:value="81" calcext:value-type="float">
            <text:p>81</text:p>
          </table:table-cell>
          <table:table-cell table:formula="of:=ABJAD([.$A381];3;1)" office:value-type="float" office:value="2478" calcext:value-type="float">
            <text:p>2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ENUR</text:p>
          </table:table-cell>
          <table:table-cell table:formula="of:=NUMEROLOG([.$A382];&quot;modern&quot;;&quot;tam&quot;)" office:value-type="float" office:value="34" calcext:value-type="float">
            <text:p>34</text:p>
          </table:table-cell>
          <table:table-cell table:formula="of:=NUMEROLOG([.$A382];&quot;TR&quot;;&quot;tam&quot;)" office:value-type="float" office:value="95" calcext:value-type="float">
            <text:p>95</text:p>
          </table:table-cell>
          <table:table-cell table:formula="of:=ABJAD([.$A382];0;1)" office:value-type="float" office:value="35" calcext:value-type="float">
            <text:p>35</text:p>
          </table:table-cell>
          <table:table-cell table:formula="of:=ABJAD([.$A382];1;1)" office:value-type="float" office:value="935" calcext:value-type="float">
            <text:p>935</text:p>
          </table:table-cell>
          <table:table-cell table:formula="of:=ABJAD([.$A382];2;1)" office:value-type="float" office:value="1561" calcext:value-type="float">
            <text:p>1561</text:p>
          </table:table-cell>
          <table:table-cell table:formula="of:=ABJAD([.$A382];3;1)" office:value-type="float" office:value="10204" calcext:value-type="float">
            <text:p>102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L</text:p>
          </table:table-cell>
          <table:table-cell table:formula="of:=NUMEROLOG([.$A383];&quot;modern&quot;;&quot;tam&quot;)" office:value-type="float" office:value="24" calcext:value-type="float">
            <text:p>24</text:p>
          </table:table-cell>
          <table:table-cell table:formula="of:=NUMEROLOG([.$A383];&quot;TR&quot;;&quot;tam&quot;)" office:value-type="float" office:value="53" calcext:value-type="float">
            <text:p>53</text:p>
          </table:table-cell>
          <table:table-cell table:formula="of:=ABJAD([.$A383];0;1)" office:value-type="float" office:value="22" calcext:value-type="float">
            <text:p>22</text:p>
          </table:table-cell>
          <table:table-cell table:formula="of:=ABJAD([.$A383];1;1)" office:value-type="float" office:value="130" calcext:value-type="float">
            <text:p>130</text:p>
          </table:table-cell>
          <table:table-cell table:formula="of:=ABJAD([.$A383];2;1)" office:value-type="float" office:value="166" calcext:value-type="float">
            <text:p>166</text:p>
          </table:table-cell>
          <table:table-cell table:formula="of:=ABJAD([.$A383];3;1)" office:value-type="float" office:value="3396" calcext:value-type="float">
            <text:p>33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LİBRAHİM</text:p>
          </table:table-cell>
          <table:table-cell table:formula="of:=NUMEROLOG([.$A384];&quot;modern&quot;;&quot;tam&quot;)" office:value-type="float" office:value="66" calcext:value-type="float">
            <text:p>66</text:p>
          </table:table-cell>
          <table:table-cell table:formula="of:=NUMEROLOG([.$A384];&quot;TR&quot;;&quot;tam&quot;)" office:value-type="float" office:value="127" calcext:value-type="float">
            <text:p>127</text:p>
          </table:table-cell>
          <table:table-cell table:formula="of:=ABJAD([.$A384];0;1)" office:value-type="float" office:value="58" calcext:value-type="float">
            <text:p>58</text:p>
          </table:table-cell>
          <table:table-cell table:formula="of:=ABJAD([.$A384];1;1)" office:value-type="float" office:value="442" calcext:value-type="float">
            <text:p>442</text:p>
          </table:table-cell>
          <table:table-cell table:formula="of:=ABJAD([.$A384];2;1)" office:value-type="float" office:value="539" calcext:value-type="float">
            <text:p>539</text:p>
          </table:table-cell>
          <table:table-cell table:formula="of:=ABJAD([.$A384];3;1)" office:value-type="float" office:value="11523" calcext:value-type="float">
            <text:p>115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M</text:p>
          </table:table-cell>
          <table:table-cell table:formula="of:=NUMEROLOG([.$A385];&quot;modern&quot;;&quot;tam&quot;)" office:value-type="float" office:value="25" calcext:value-type="float">
            <text:p>25</text:p>
          </table:table-cell>
          <table:table-cell table:formula="of:=NUMEROLOG([.$A385];&quot;TR&quot;;&quot;tam&quot;)" office:value-type="float" office:value="54" calcext:value-type="float">
            <text:p>54</text:p>
          </table:table-cell>
          <table:table-cell table:formula="of:=ABJAD([.$A385];0;1)" office:value-type="float" office:value="20" calcext:value-type="float">
            <text:p>20</text:p>
          </table:table-cell>
          <table:table-cell table:formula="of:=ABJAD([.$A385];1;1)" office:value-type="float" office:value="140" calcext:value-type="float">
            <text:p>140</text:p>
          </table:table-cell>
          <table:table-cell table:formula="of:=ABJAD([.$A385];2;1)" office:value-type="float" office:value="176" calcext:value-type="float">
            <text:p>176</text:p>
          </table:table-cell>
          <table:table-cell table:formula="of:=ABJAD([.$A385];3;1)" office:value-type="float" office:value="4292" calcext:value-type="float">
            <text:p>42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ME</text:p>
          </table:table-cell>
          <table:table-cell table:formula="of:=NUMEROLOG([.$A386];&quot;modern&quot;;&quot;tam&quot;)" office:value-type="float" office:value="30" calcext:value-type="float">
            <text:p>30</text:p>
          </table:table-cell>
          <table:table-cell table:formula="of:=NUMEROLOG([.$A386];&quot;TR&quot;;&quot;tam&quot;)" office:value-type="float" office:value="60" calcext:value-type="float">
            <text:p>60</text:p>
          </table:table-cell>
          <table:table-cell table:formula="of:=ABJAD([.$A386];0;1)" office:value-type="float" office:value="25" calcext:value-type="float">
            <text:p>25</text:p>
          </table:table-cell>
          <table:table-cell table:formula="of:=ABJAD([.$A386];1;1)" office:value-type="float" office:value="145" calcext:value-type="float">
            <text:p>145</text:p>
          </table:table-cell>
          <table:table-cell table:formula="of:=ABJAD([.$A386];2;1)" office:value-type="float" office:value="186" calcext:value-type="float">
            <text:p>186</text:p>
          </table:table-cell>
          <table:table-cell table:formula="of:=ABJAD([.$A386];3;1)" office:value-type="float" office:value="4699" calcext:value-type="float">
            <text:p>46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İS</text:p>
          </table:table-cell>
          <table:table-cell table:formula="of:=NUMEROLOG([.$A387];&quot;modern&quot;;&quot;tam&quot;)" office:value-type="float" office:value="22" calcext:value-type="float">
            <text:p>22</text:p>
          </table:table-cell>
          <table:table-cell table:formula="of:=NUMEROLOG([.$A387];&quot;TR&quot;;&quot;tam&quot;)" office:value-type="float" office:value="60" calcext:value-type="float">
            <text:p>60</text:p>
          </table:table-cell>
          <table:table-cell table:formula="of:=ABJAD([.$A387];0;1)" office:value-type="float" office:value="20" calcext:value-type="float">
            <text:p>20</text:p>
          </table:table-cell>
          <table:table-cell table:formula="of:=ABJAD([.$A387];1;1)" office:value-type="float" office:value="380" calcext:value-type="float">
            <text:p>380</text:p>
          </table:table-cell>
          <table:table-cell table:formula="of:=ABJAD([.$A387];2;1)" office:value-type="float" office:value="416" calcext:value-type="float">
            <text:p>416</text:p>
          </table:table-cell>
          <table:table-cell table:formula="of:=ABJAD([.$A387];3;1)" office:value-type="float" office:value="6574" calcext:value-type="float">
            <text:p>65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LUK</text:p>
          </table:table-cell>
          <table:table-cell table:formula="of:=NUMEROLOG([.$A388];&quot;modern&quot;;&quot;tam&quot;)" office:value-type="float" office:value="17" calcext:value-type="float">
            <text:p>17</text:p>
          </table:table-cell>
          <table:table-cell table:formula="of:=NUMEROLOG([.$A388];&quot;TR&quot;;&quot;tam&quot;)" office:value-type="float" office:value="65" calcext:value-type="float">
            <text:p>65</text:p>
          </table:table-cell>
          <table:table-cell table:formula="of:=ABJAD([.$A388];0;1)" office:value-type="float" office:value="16" calcext:value-type="float">
            <text:p>16</text:p>
          </table:table-cell>
          <table:table-cell table:formula="of:=ABJAD([.$A388];1;1)" office:value-type="float" office:value="700" calcext:value-type="float">
            <text:p>700</text:p>
          </table:table-cell>
          <table:table-cell table:formula="of:=ABJAD([.$A388];2;1)" office:value-type="float" office:value="1316" calcext:value-type="float">
            <text:p>1316</text:p>
          </table:table-cell>
          <table:table-cell table:formula="of:=ABJAD([.$A388];3;1)" office:value-type="float" office:value="5522" calcext:value-type="float">
            <text:p>55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Dİ</text:p>
          </table:table-cell>
          <table:table-cell table:formula="of:=NUMEROLOG([.$A389];&quot;modern&quot;;&quot;tam&quot;)" office:value-type="float" office:value="26" calcext:value-type="float">
            <text:p>26</text:p>
          </table:table-cell>
          <table:table-cell table:formula="of:=NUMEROLOG([.$A389];&quot;TR&quot;;&quot;tam&quot;)" office:value-type="float" office:value="44" calcext:value-type="float">
            <text:p>44</text:p>
          </table:table-cell>
          <table:table-cell table:formula="of:=ABJAD([.$A389];0;1)" office:value-type="float" office:value="22" calcext:value-type="float">
            <text:p>22</text:p>
          </table:table-cell>
          <table:table-cell table:formula="of:=ABJAD([.$A389];1;1)" office:value-type="float" office:value="94" calcext:value-type="float">
            <text:p>94</text:p>
          </table:table-cell>
          <table:table-cell table:formula="of:=ABJAD([.$A389];2;1)" office:value-type="float" office:value="130" calcext:value-type="float">
            <text:p>130</text:p>
          </table:table-cell>
          <table:table-cell table:formula="of:=ABJAD([.$A389];3;1)" office:value-type="float" office:value="4961" calcext:value-type="float">
            <text:p>49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DİYE</text:p>
          </table:table-cell>
          <table:table-cell table:formula="of:=NUMEROLOG([.$A390];&quot;modern&quot;;&quot;tam&quot;)" office:value-type="float" office:value="38" calcext:value-type="float">
            <text:p>38</text:p>
          </table:table-cell>
          <table:table-cell table:formula="of:=NUMEROLOG([.$A390];&quot;TR&quot;;&quot;tam&quot;)" office:value-type="float" office:value="78" calcext:value-type="float">
            <text:p>78</text:p>
          </table:table-cell>
          <table:table-cell table:formula="of:=ABJAD([.$A390];0;1)" office:value-type="float" office:value="27" calcext:value-type="float">
            <text:p>27</text:p>
          </table:table-cell>
          <table:table-cell table:formula="of:=ABJAD([.$A390];1;1)" office:value-type="float" office:value="999" calcext:value-type="float">
            <text:p>999</text:p>
          </table:table-cell>
          <table:table-cell table:formula="of:=ABJAD([.$A390];2;1)" office:value-type="float" office:value="1045" calcext:value-type="float">
            <text:p>1045</text:p>
          </table:table-cell>
          <table:table-cell table:formula="of:=ABJAD([.$A390];3;1)" office:value-type="float" office:value="9692" calcext:value-type="float">
            <text:p>96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İT</text:p>
          </table:table-cell>
          <table:table-cell table:formula="of:=NUMEROLOG([.$A391];&quot;modern&quot;;&quot;tam&quot;)" office:value-type="float" office:value="24" calcext:value-type="float">
            <text:p>24</text:p>
          </table:table-cell>
          <table:table-cell table:formula="of:=NUMEROLOG([.$A391];&quot;TR&quot;;&quot;tam&quot;)" office:value-type="float" office:value="63" calcext:value-type="float">
            <text:p>63</text:p>
          </table:table-cell>
          <table:table-cell table:formula="of:=ABJAD([.$A391];0;1)" office:value-type="float" office:value="26" calcext:value-type="float">
            <text:p>26</text:p>
          </table:table-cell>
          <table:table-cell table:formula="of:=ABJAD([.$A391];1;1)" office:value-type="float" office:value="590" calcext:value-type="float">
            <text:p>590</text:p>
          </table:table-cell>
          <table:table-cell table:formula="of:=ABJAD([.$A391];2;1)" office:value-type="float" office:value="626" calcext:value-type="float">
            <text:p>626</text:p>
          </table:table-cell>
          <table:table-cell table:formula="of:=ABJAD([.$A391];3;1)" office:value-type="float" office:value="7174" calcext:value-type="float">
            <text:p>7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ZA</text:p>
          </table:table-cell>
          <table:table-cell table:formula="of:=NUMEROLOG([.$A392];&quot;modern&quot;;&quot;tam&quot;)" office:value-type="float" office:value="22" calcext:value-type="float">
            <text:p>22</text:p>
          </table:table-cell>
          <table:table-cell table:formula="of:=NUMEROLOG([.$A392];&quot;TR&quot;;&quot;tam&quot;)" office:value-type="float" office:value="57" calcext:value-type="float">
            <text:p>57</text:p>
          </table:table-cell>
          <table:table-cell table:formula="of:=ABJAD([.$A392];0;1)" office:value-type="float" office:value="15" calcext:value-type="float">
            <text:p>15</text:p>
          </table:table-cell>
          <table:table-cell table:formula="of:=ABJAD([.$A392];1;1)" office:value-type="float" office:value="1071" calcext:value-type="float">
            <text:p>1071</text:p>
          </table:table-cell>
          <table:table-cell table:formula="of:=ABJAD([.$A392];2;1)" office:value-type="float" office:value="1088" calcext:value-type="float">
            <text:p>1088</text:p>
          </table:table-cell>
          <table:table-cell table:formula="of:=ABJAD([.$A392];3;1)" office:value-type="float" office:value="3281" calcext:value-type="float">
            <text:p>32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AN</text:p>
          </table:table-cell>
          <table:table-cell table:formula="of:=NUMEROLOG([.$A393];&quot;modern&quot;;&quot;tam&quot;)" office:value-type="float" office:value="24" calcext:value-type="float">
            <text:p>24</text:p>
          </table:table-cell>
          <table:table-cell table:formula="of:=NUMEROLOG([.$A393];&quot;TR&quot;;&quot;tam&quot;)" office:value-type="float" office:value="51" calcext:value-type="float">
            <text:p>51</text:p>
          </table:table-cell>
          <table:table-cell table:formula="of:=ABJAD([.$A393];0;1)" office:value-type="float" office:value="35" calcext:value-type="float">
            <text:p>35</text:p>
          </table:table-cell>
          <table:table-cell table:formula="of:=ABJAD([.$A393];1;1)" office:value-type="float" office:value="155" calcext:value-type="float">
            <text:p>155</text:p>
          </table:table-cell>
          <table:table-cell table:formula="of:=ABJAD([.$A393];2;1)" office:value-type="float" office:value="177" calcext:value-type="float">
            <text:p>177</text:p>
          </table:table-cell>
          <table:table-cell table:formula="of:=ABJAD([.$A393];3;1)" office:value-type="float" office:value="6732" calcext:value-type="float">
            <text:p>67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E</text:p>
          </table:table-cell>
          <table:table-cell table:formula="of:=NUMEROLOG([.$A394];&quot;modern&quot;;&quot;tam&quot;)" office:value-type="float" office:value="23" calcext:value-type="float">
            <text:p>23</text:p>
          </table:table-cell>
          <table:table-cell table:formula="of:=NUMEROLOG([.$A394];&quot;TR&quot;;&quot;tam&quot;)" office:value-type="float" office:value="39" calcext:value-type="float">
            <text:p>39</text:p>
          </table:table-cell>
          <table:table-cell table:formula="of:=ABJAD([.$A394];0;1)" office:value-type="float" office:value="29" calcext:value-type="float">
            <text:p>29</text:p>
          </table:table-cell>
          <table:table-cell table:formula="of:=ABJAD([.$A394];1;1)" office:value-type="float" office:value="89" calcext:value-type="float">
            <text:p>89</text:p>
          </table:table-cell>
          <table:table-cell table:formula="of:=ABJAD([.$A394];2;1)" office:value-type="float" office:value="110" calcext:value-type="float">
            <text:p>110</text:p>
          </table:table-cell>
          <table:table-cell table:formula="of:=ABJAD([.$A394];3;1)" office:value-type="float" office:value="5032" calcext:value-type="float">
            <text:p>5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İFE</text:p>
          </table:table-cell>
          <table:table-cell table:formula="of:=NUMEROLOG([.$A395];&quot;modern&quot;;&quot;tam&quot;)" office:value-type="float" office:value="34" calcext:value-type="float">
            <text:p>34</text:p>
          </table:table-cell>
          <table:table-cell table:formula="of:=NUMEROLOG([.$A395];&quot;TR&quot;;&quot;tam&quot;)" office:value-type="float" office:value="53" calcext:value-type="float">
            <text:p>53</text:p>
          </table:table-cell>
          <table:table-cell table:formula="of:=ABJAD([.$A395];0;1)" office:value-type="float" office:value="39" calcext:value-type="float">
            <text:p>39</text:p>
          </table:table-cell>
          <table:table-cell table:formula="of:=ABJAD([.$A395];1;1)" office:value-type="float" office:value="111" calcext:value-type="float">
            <text:p>111</text:p>
          </table:table-cell>
          <table:table-cell table:formula="of:=ABJAD([.$A395];2;1)" office:value-type="float" office:value="152" calcext:value-type="float">
            <text:p>152</text:p>
          </table:table-cell>
          <table:table-cell table:formula="of:=ABJAD([.$A395];3;1)" office:value-type="float" office:value="5999" calcext:value-type="float">
            <text:p>59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IM</text:p>
          </table:table-cell>
          <table:table-cell table:formula="of:=NUMEROLOG([.$A396];&quot;modern&quot;;&quot;tam&quot;)" office:value-type="float" office:value="27" calcext:value-type="float">
            <text:p>27</text:p>
          </table:table-cell>
          <table:table-cell table:formula="of:=NUMEROLOG([.$A396];&quot;TR&quot;;&quot;tam&quot;)" office:value-type="float" office:value="55" calcext:value-type="float">
            <text:p>55</text:p>
          </table:table-cell>
          <table:table-cell table:formula="of:=ABJAD([.$A396];0;1)" office:value-type="float" office:value="30" calcext:value-type="float">
            <text:p>30</text:p>
          </table:table-cell>
          <table:table-cell table:formula="of:=ABJAD([.$A396];1;1)" office:value-type="float" office:value="150" calcext:value-type="float">
            <text:p>150</text:p>
          </table:table-cell>
          <table:table-cell table:formula="of:=ABJAD([.$A396];2;1)" office:value-type="float" office:value="176" calcext:value-type="float">
            <text:p>176</text:p>
          </table:table-cell>
          <table:table-cell table:formula="of:=ABJAD([.$A396];3;1)" office:value-type="float" office:value="5002" calcext:value-type="float">
            <text:p>50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UN</text:p>
          </table:table-cell>
          <table:table-cell table:formula="of:=NUMEROLOG([.$A397];&quot;modern&quot;;&quot;tam&quot;)" office:value-type="float" office:value="26" calcext:value-type="float">
            <text:p>26</text:p>
          </table:table-cell>
          <table:table-cell table:formula="of:=NUMEROLOG([.$A397];&quot;TR&quot;;&quot;tam&quot;)" office:value-type="float" office:value="74" calcext:value-type="float">
            <text:p>74</text:p>
          </table:table-cell>
          <table:table-cell table:formula="of:=ABJAD([.$A397];0;1)" office:value-type="float" office:value="28" calcext:value-type="float">
            <text:p>28</text:p>
          </table:table-cell>
          <table:table-cell table:formula="of:=ABJAD([.$A397];1;1)" office:value-type="float" office:value="880" calcext:value-type="float">
            <text:p>880</text:p>
          </table:table-cell>
          <table:table-cell table:formula="of:=ABJAD([.$A397];2;1)" office:value-type="float" office:value="1496" calcext:value-type="float">
            <text:p>1496</text:p>
          </table:table-cell>
          <table:table-cell table:formula="of:=ABJAD([.$A397];3;1)" office:value-type="float" office:value="9672" calcext:value-type="float">
            <text:p>96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AN</text:p>
          </table:table-cell>
          <table:table-cell table:formula="of:=NUMEROLOG([.$A398];&quot;modern&quot;;&quot;tam&quot;)" office:value-type="float" office:value="16" calcext:value-type="float">
            <text:p>16</text:p>
          </table:table-cell>
          <table:table-cell table:formula="of:=NUMEROLOG([.$A398];&quot;TR&quot;;&quot;tam&quot;)" office:value-type="float" office:value="51" calcext:value-type="float">
            <text:p>51</text:p>
          </table:table-cell>
          <table:table-cell table:formula="of:=ABJAD([.$A398];0;1)" office:value-type="float" office:value="21" calcext:value-type="float">
            <text:p>21</text:p>
          </table:table-cell>
          <table:table-cell table:formula="of:=ABJAD([.$A398];1;1)" office:value-type="float" office:value="381" calcext:value-type="float">
            <text:p>381</text:p>
          </table:table-cell>
          <table:table-cell table:formula="of:=ABJAD([.$A398];2;1)" office:value-type="float" office:value="398" calcext:value-type="float">
            <text:p>398</text:p>
          </table:table-cell>
          <table:table-cell table:formula="of:=ABJAD([.$A398];3;1)" office:value-type="float" office:value="7356" calcext:value-type="float">
            <text:p>73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İBE</text:p>
          </table:table-cell>
          <table:table-cell table:formula="of:=NUMEROLOG([.$A399];&quot;modern&quot;;&quot;tam&quot;)" office:value-type="float" office:value="26" calcext:value-type="float">
            <text:p>26</text:p>
          </table:table-cell>
          <table:table-cell table:formula="of:=NUMEROLOG([.$A399];&quot;TR&quot;;&quot;tam&quot;)" office:value-type="float" office:value="53" calcext:value-type="float">
            <text:p>53</text:p>
          </table:table-cell>
          <table:table-cell table:formula="of:=ABJAD([.$A399];0;1)" office:value-type="float" office:value="25" calcext:value-type="float">
            <text:p>25</text:p>
          </table:table-cell>
          <table:table-cell table:formula="of:=ABJAD([.$A399];1;1)" office:value-type="float" office:value="337" calcext:value-type="float">
            <text:p>337</text:p>
          </table:table-cell>
          <table:table-cell table:formula="of:=ABJAD([.$A399];2;1)" office:value-type="float" office:value="378" calcext:value-type="float">
            <text:p>378</text:p>
          </table:table-cell>
          <table:table-cell table:formula="of:=ABJAD([.$A399];3;1)" office:value-type="float" office:value="6936" calcext:value-type="float">
            <text:p>6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ŞİM</text:p>
          </table:table-cell>
          <table:table-cell table:formula="of:=NUMEROLOG([.$A400];&quot;modern&quot;;&quot;tam&quot;)" office:value-type="float" office:value="23" calcext:value-type="float">
            <text:p>23</text:p>
          </table:table-cell>
          <table:table-cell table:formula="of:=NUMEROLOG([.$A400];&quot;TR&quot;;&quot;tam&quot;)" office:value-type="float" office:value="62" calcext:value-type="float">
            <text:p>62</text:p>
          </table:table-cell>
          <table:table-cell table:formula="of:=ABJAD([.$A400];0;1)" office:value-type="float" office:value="22" calcext:value-type="float">
            <text:p>22</text:p>
          </table:table-cell>
          <table:table-cell table:formula="of:=ABJAD([.$A400];1;1)" office:value-type="float" office:value="490" calcext:value-type="float">
            <text:p>490</text:p>
          </table:table-cell>
          <table:table-cell table:formula="of:=ABJAD([.$A400];2;1)" office:value-type="float" office:value="526" calcext:value-type="float">
            <text:p>526</text:p>
          </table:table-cell>
          <table:table-cell table:formula="of:=ABJAD([.$A400];3;1)" office:value-type="float" office:value="7561" calcext:value-type="float">
            <text:p>75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RET</text:p>
          </table:table-cell>
          <table:table-cell table:formula="of:=NUMEROLOG([.$A401];&quot;modern&quot;;&quot;tam&quot;)" office:value-type="float" office:value="26" calcext:value-type="float">
            <text:p>26</text:p>
          </table:table-cell>
          <table:table-cell table:formula="of:=NUMEROLOG([.$A401];&quot;TR&quot;;&quot;tam&quot;)" office:value-type="float" office:value="84" calcext:value-type="float">
            <text:p>84</text:p>
          </table:table-cell>
          <table:table-cell table:formula="of:=ABJAD([.$A401];0;1)" office:value-type="float" office:value="31" calcext:value-type="float">
            <text:p>31</text:p>
          </table:table-cell>
          <table:table-cell table:formula="of:=ABJAD([.$A401];1;1)" office:value-type="float" office:value="1015" calcext:value-type="float">
            <text:p>1015</text:p>
          </table:table-cell>
          <table:table-cell table:formula="of:=ABJAD([.$A401];2;1)" office:value-type="float" office:value="1041" calcext:value-type="float">
            <text:p>1041</text:p>
          </table:table-cell>
          <table:table-cell table:formula="of:=ABJAD([.$A401];3;1)" office:value-type="float" office:value="11343" calcext:value-type="float">
            <text:p>113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TİCE</text:p>
          </table:table-cell>
          <table:table-cell table:formula="of:=NUMEROLOG([.$A402];&quot;modern&quot;;&quot;tam&quot;)" office:value-type="float" office:value="28" calcext:value-type="float">
            <text:p>28</text:p>
          </table:table-cell>
          <table:table-cell table:formula="of:=NUMEROLOG([.$A402];&quot;TR&quot;;&quot;tam&quot;)" office:value-type="float" office:value="56" calcext:value-type="float">
            <text:p>56</text:p>
          </table:table-cell>
          <table:table-cell table:formula="of:=ABJAD([.$A402];0;1)" office:value-type="float" office:value="34" calcext:value-type="float">
            <text:p>34</text:p>
          </table:table-cell>
          <table:table-cell table:formula="of:=ABJAD([.$A402];1;1)" office:value-type="float" office:value="538" calcext:value-type="float">
            <text:p>538</text:p>
          </table:table-cell>
          <table:table-cell table:formula="of:=ABJAD([.$A402];2;1)" office:value-type="float" office:value="579" calcext:value-type="float">
            <text:p>579</text:p>
          </table:table-cell>
          <table:table-cell table:formula="of:=ABJAD([.$A402];3;1)" office:value-type="float" office:value="7263" calcext:value-type="float">
            <text:p>72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TİKE</text:p>
          </table:table-cell>
          <table:table-cell table:formula="of:=NUMEROLOG([.$A403];&quot;modern&quot;;&quot;tam&quot;)" office:value-type="float" office:value="27" calcext:value-type="float">
            <text:p>27</text:p>
          </table:table-cell>
          <table:table-cell table:formula="of:=NUMEROLOG([.$A403];&quot;TR&quot;;&quot;tam&quot;)" office:value-type="float" office:value="67" calcext:value-type="float">
            <text:p>67</text:p>
          </table:table-cell>
          <table:table-cell table:formula="of:=ABJAD([.$A403];0;1)" office:value-type="float" office:value="35" calcext:value-type="float">
            <text:p>35</text:p>
          </table:table-cell>
          <table:table-cell table:formula="of:=ABJAD([.$A403];1;1)" office:value-type="float" office:value="575" calcext:value-type="float">
            <text:p>575</text:p>
          </table:table-cell>
          <table:table-cell table:formula="of:=ABJAD([.$A403];2;1)" office:value-type="float" office:value="616" calcext:value-type="float">
            <text:p>616</text:p>
          </table:table-cell>
          <table:table-cell table:formula="of:=ABJAD([.$A403];3;1)" office:value-type="float" office:value="6850" calcext:value-type="float">
            <text:p>68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TUN</text:p>
          </table:table-cell>
          <table:table-cell table:formula="of:=NUMEROLOG([.$A404];&quot;modern&quot;;&quot;tam&quot;)" office:value-type="float" office:value="19" calcext:value-type="float">
            <text:p>19</text:p>
          </table:table-cell>
          <table:table-cell table:formula="of:=NUMEROLOG([.$A404];&quot;TR&quot;;&quot;tam&quot;)" office:value-type="float" office:value="77" calcext:value-type="float">
            <text:p>77</text:p>
          </table:table-cell>
          <table:table-cell table:formula="of:=ABJAD([.$A404];0;1)" office:value-type="float" office:value="28" calcext:value-type="float">
            <text:p>28</text:p>
          </table:table-cell>
          <table:table-cell table:formula="of:=ABJAD([.$A404];1;1)" office:value-type="float" office:value="1180" calcext:value-type="float">
            <text:p>1180</text:p>
          </table:table-cell>
          <table:table-cell table:formula="of:=ABJAD([.$A404];2;1)" office:value-type="float" office:value="1796" calcext:value-type="float">
            <text:p>1796</text:p>
          </table:table-cell>
          <table:table-cell table:formula="of:=ABJAD([.$A404];3;1)" office:value-type="float" office:value="9999" calcext:value-type="float">
            <text:p>99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VVA</text:p>
          </table:table-cell>
          <table:table-cell table:formula="of:=NUMEROLOG([.$A405];&quot;modern&quot;;&quot;tam&quot;)" office:value-type="float" office:value="18" calcext:value-type="float">
            <text:p>18</text:p>
          </table:table-cell>
          <table:table-cell table:formula="of:=NUMEROLOG([.$A405];&quot;TR&quot;;&quot;tam&quot;)" office:value-type="float" office:value="66" calcext:value-type="float">
            <text:p>66</text:p>
          </table:table-cell>
          <table:table-cell table:formula="of:=ABJAD([.$A405];0;1)" office:value-type="float" office:value="27" calcext:value-type="float">
            <text:p>27</text:p>
          </table:table-cell>
          <table:table-cell table:formula="of:=ABJAD([.$A405];1;1)" office:value-type="float" office:value="1611" calcext:value-type="float">
            <text:p>1611</text:p>
          </table:table-cell>
          <table:table-cell table:formula="of:=ABJAD([.$A405];2;1)" office:value-type="float" office:value="1628" calcext:value-type="float">
            <text:p>1628</text:p>
          </table:table-cell>
          <table:table-cell table:formula="of:=ABJAD([.$A405];3;1)" office:value-type="float" office:value="10098" calcext:value-type="float">
            <text:p>100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ATİ</text:p>
          </table:table-cell>
          <table:table-cell table:formula="of:=NUMEROLOG([.$A406];&quot;modern&quot;;&quot;tam&quot;)" office:value-type="float" office:value="28" calcext:value-type="float">
            <text:p>28</text:p>
          </table:table-cell>
          <table:table-cell table:formula="of:=NUMEROLOG([.$A406];&quot;TR&quot;;&quot;tam&quot;)" office:value-type="float" office:value="76" calcext:value-type="float">
            <text:p>76</text:p>
          </table:table-cell>
          <table:table-cell table:formula="of:=ABJAD([.$A406];0;1)" office:value-type="float" office:value="27" calcext:value-type="float">
            <text:p>27</text:p>
          </table:table-cell>
          <table:table-cell table:formula="of:=ABJAD([.$A406];1;1)" office:value-type="float" office:value="1431" calcext:value-type="float">
            <text:p>1431</text:p>
          </table:table-cell>
          <table:table-cell table:formula="of:=ABJAD([.$A406];2;1)" office:value-type="float" office:value="1468" calcext:value-type="float">
            <text:p>1468</text:p>
          </table:table-cell>
          <table:table-cell table:formula="of:=ABJAD([.$A406];3;1)" office:value-type="float" office:value="10699" calcext:value-type="float">
            <text:p>106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Rİ</text:p>
          </table:table-cell>
          <table:table-cell table:formula="of:=NUMEROLOG([.$A407];&quot;modern&quot;;&quot;tam&quot;)" office:value-type="float" office:value="34" calcext:value-type="float">
            <text:p>34</text:p>
          </table:table-cell>
          <table:table-cell table:formula="of:=NUMEROLOG([.$A407];&quot;TR&quot;;&quot;tam&quot;)" office:value-type="float" office:value="72" calcext:value-type="float">
            <text:p>72</text:p>
          </table:table-cell>
          <table:table-cell table:formula="of:=ABJAD([.$A407];0;1)" office:value-type="float" office:value="26" calcext:value-type="float">
            <text:p>26</text:p>
          </table:table-cell>
          <table:table-cell table:formula="of:=ABJAD([.$A407];1;1)" office:value-type="float" office:value="1130" calcext:value-type="float">
            <text:p>1130</text:p>
          </table:table-cell>
          <table:table-cell table:formula="of:=ABJAD([.$A407];2;1)" office:value-type="float" office:value="1166" calcext:value-type="float">
            <text:p>1166</text:p>
          </table:table-cell>
          <table:table-cell table:formula="of:=ABJAD([.$A407];3;1)" office:value-type="float" office:value="10150" calcext:value-type="float">
            <text:p>10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RİYE</text:p>
          </table:table-cell>
          <table:table-cell table:formula="of:=NUMEROLOG([.$A408];&quot;modern&quot;;&quot;tam&quot;)" office:value-type="float" office:value="46" calcext:value-type="float">
            <text:p>46</text:p>
          </table:table-cell>
          <table:table-cell table:formula="of:=NUMEROLOG([.$A408];&quot;TR&quot;;&quot;tam&quot;)" office:value-type="float" office:value="106" calcext:value-type="float">
            <text:p>106</text:p>
          </table:table-cell>
          <table:table-cell table:formula="of:=ABJAD([.$A408];0;1)" office:value-type="float" office:value="31" calcext:value-type="float">
            <text:p>31</text:p>
          </table:table-cell>
          <table:table-cell table:formula="of:=ABJAD([.$A408];1;1)" office:value-type="float" office:value="2035" calcext:value-type="float">
            <text:p>2035</text:p>
          </table:table-cell>
          <table:table-cell table:formula="of:=ABJAD([.$A408];2;1)" office:value-type="float" office:value="2081" calcext:value-type="float">
            <text:p>2081</text:p>
          </table:table-cell>
          <table:table-cell table:formula="of:=ABJAD([.$A408];3;1)" office:value-type="float" office:value="14881" calcext:value-type="float">
            <text:p>148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RUNNİSA</text:p>
          </table:table-cell>
          <table:table-cell table:formula="of:=NUMEROLOG([.$A409];&quot;modern&quot;;&quot;tam&quot;)" office:value-type="float" office:value="49" calcext:value-type="float">
            <text:p>49</text:p>
          </table:table-cell>
          <table:table-cell table:formula="of:=NUMEROLOG([.$A409];&quot;TR&quot;;&quot;tam&quot;)" office:value-type="float" office:value="154" calcext:value-type="float">
            <text:p>154</text:p>
          </table:table-cell>
          <table:table-cell table:formula="of:=ABJAD([.$A409];0;1)" office:value-type="float" office:value="47" calcext:value-type="float">
            <text:p>47</text:p>
          </table:table-cell>
          <table:table-cell table:formula="of:=ABJAD([.$A409];1;1)" office:value-type="float" office:value="2171" calcext:value-type="float">
            <text:p>2171</text:p>
          </table:table-cell>
          <table:table-cell table:formula="of:=ABJAD([.$A409];2;1)" office:value-type="float" office:value="2823" calcext:value-type="float">
            <text:p>2823</text:p>
          </table:table-cell>
          <table:table-cell table:formula="of:=ABJAD([.$A409];3;1)" office:value-type="float" office:value="20606" calcext:value-type="float">
            <text:p>206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ZAN</text:p>
          </table:table-cell>
          <table:table-cell table:formula="of:=NUMEROLOG([.$A410];&quot;modern&quot;;&quot;tam&quot;)" office:value-type="float" office:value="23" calcext:value-type="float">
            <text:p>23</text:p>
          </table:table-cell>
          <table:table-cell table:formula="of:=NUMEROLOG([.$A410];&quot;TR&quot;;&quot;tam&quot;)" office:value-type="float" office:value="58" calcext:value-type="float">
            <text:p>58</text:p>
          </table:table-cell>
          <table:table-cell table:formula="of:=ABJAD([.$A410];0;1)" office:value-type="float" office:value="25" calcext:value-type="float">
            <text:p>25</text:p>
          </table:table-cell>
          <table:table-cell table:formula="of:=ABJAD([.$A410];1;1)" office:value-type="float" office:value="1081" calcext:value-type="float">
            <text:p>1081</text:p>
          </table:table-cell>
          <table:table-cell table:formula="of:=ABJAD([.$A410];2;1)" office:value-type="float" office:value="1098" calcext:value-type="float">
            <text:p>1098</text:p>
          </table:table-cell>
          <table:table-cell table:formula="of:=ABJAD([.$A410];3;1)" office:value-type="float" office:value="4145" calcext:value-type="float">
            <text:p>41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ZBİN</text:p>
          </table:table-cell>
          <table:table-cell table:formula="of:=NUMEROLOG([.$A411];&quot;modern&quot;;&quot;tam&quot;)" office:value-type="float" office:value="33" calcext:value-type="float">
            <text:p>33</text:p>
          </table:table-cell>
          <table:table-cell table:formula="of:=NUMEROLOG([.$A411];&quot;TR&quot;;&quot;tam&quot;)" office:value-type="float" office:value="71" calcext:value-type="float">
            <text:p>71</text:p>
          </table:table-cell>
          <table:table-cell table:formula="of:=ABJAD([.$A411];0;1)" office:value-type="float" office:value="34" calcext:value-type="float">
            <text:p>34</text:p>
          </table:table-cell>
          <table:table-cell table:formula="of:=ABJAD([.$A411];1;1)" office:value-type="float" office:value="1102" calcext:value-type="float">
            <text:p>1102</text:p>
          </table:table-cell>
          <table:table-cell table:formula="of:=ABJAD([.$A411];2;1)" office:value-type="float" office:value="1143" calcext:value-type="float">
            <text:p>1143</text:p>
          </table:table-cell>
          <table:table-cell table:formula="of:=ABJAD([.$A411];3;1)" office:value-type="float" office:value="5203" calcext:value-type="float">
            <text:p>52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ZEL</text:p>
          </table:table-cell>
          <table:table-cell table:formula="of:=NUMEROLOG([.$A412];&quot;modern&quot;;&quot;tam&quot;)" office:value-type="float" office:value="25" calcext:value-type="float">
            <text:p>25</text:p>
          </table:table-cell>
          <table:table-cell table:formula="of:=NUMEROLOG([.$A412];&quot;TR&quot;;&quot;tam&quot;)" office:value-type="float" office:value="61" calcext:value-type="float">
            <text:p>61</text:p>
          </table:table-cell>
          <table:table-cell table:formula="of:=ABJAD([.$A412];0;1)" office:value-type="float" office:value="21" calcext:value-type="float">
            <text:p>21</text:p>
          </table:table-cell>
          <table:table-cell table:formula="of:=ABJAD([.$A412];1;1)" office:value-type="float" office:value="1065" calcext:value-type="float">
            <text:p>1065</text:p>
          </table:table-cell>
          <table:table-cell table:formula="of:=ABJAD([.$A412];2;1)" office:value-type="float" office:value="1086" calcext:value-type="float">
            <text:p>1086</text:p>
          </table:table-cell>
          <table:table-cell table:formula="of:=ABJAD([.$A412];3;1)" office:value-type="float" office:value="2570" calcext:value-type="float">
            <text:p>25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CRAN</text:p>
          </table:table-cell>
          <table:table-cell table:formula="of:=NUMEROLOG([.$A413];&quot;modern&quot;;&quot;tam&quot;)" office:value-type="float" office:value="35" calcext:value-type="float">
            <text:p>35</text:p>
          </table:table-cell>
          <table:table-cell table:formula="of:=NUMEROLOG([.$A413];&quot;TR&quot;;&quot;tam&quot;)" office:value-type="float" office:value="64" calcext:value-type="float">
            <text:p>64</text:p>
          </table:table-cell>
          <table:table-cell table:formula="of:=ABJAD([.$A413];0;1)" office:value-type="float" office:value="39" calcext:value-type="float">
            <text:p>39</text:p>
          </table:table-cell>
          <table:table-cell table:formula="of:=ABJAD([.$A413];1;1)" office:value-type="float" office:value="303" calcext:value-type="float">
            <text:p>303</text:p>
          </table:table-cell>
          <table:table-cell table:formula="of:=ABJAD([.$A413];2;1)" office:value-type="float" office:value="344" calcext:value-type="float">
            <text:p>344</text:p>
          </table:table-cell>
          <table:table-cell table:formula="of:=ABJAD([.$A413];3;1)" office:value-type="float" office:value="8414" calcext:value-type="float">
            <text:p>84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DAYET</text:p>
          </table:table-cell>
          <table:table-cell table:formula="of:=NUMEROLOG([.$A414];&quot;modern&quot;;&quot;tam&quot;)" office:value-type="float" office:value="36" calcext:value-type="float">
            <text:p>36</text:p>
          </table:table-cell>
          <table:table-cell table:formula="of:=NUMEROLOG([.$A414];&quot;TR&quot;;&quot;tam&quot;)" office:value-type="float" office:value="86" calcext:value-type="float">
            <text:p>86</text:p>
          </table:table-cell>
          <table:table-cell table:formula="of:=ABJAD([.$A414];0;1)" office:value-type="float" office:value="35" calcext:value-type="float">
            <text:p>35</text:p>
          </table:table-cell>
          <table:table-cell table:formula="of:=ABJAD([.$A414];1;1)" office:value-type="float" office:value="1439" calcext:value-type="float">
            <text:p>1439</text:p>
          </table:table-cell>
          <table:table-cell table:formula="of:=ABJAD([.$A414];2;1)" office:value-type="float" office:value="1485" calcext:value-type="float">
            <text:p>1485</text:p>
          </table:table-cell>
          <table:table-cell table:formula="of:=ABJAD([.$A414];3;1)" office:value-type="float" office:value="11678" calcext:value-type="float">
            <text:p>116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DİR</text:p>
          </table:table-cell>
          <table:table-cell table:formula="of:=NUMEROLOG([.$A415];&quot;modern&quot;;&quot;tam&quot;)" office:value-type="float" office:value="39" calcext:value-type="float">
            <text:p>39</text:p>
          </table:table-cell>
          <table:table-cell table:formula="of:=NUMEROLOG([.$A415];&quot;TR&quot;;&quot;tam&quot;)" office:value-type="float" office:value="60" calcext:value-type="float">
            <text:p>60</text:p>
          </table:table-cell>
          <table:table-cell table:formula="of:=ABJAD([.$A415];0;1)" office:value-type="float" office:value="37" calcext:value-type="float">
            <text:p>37</text:p>
          </table:table-cell>
          <table:table-cell table:formula="of:=ABJAD([.$A415];1;1)" office:value-type="float" office:value="253" calcext:value-type="float">
            <text:p>253</text:p>
          </table:table-cell>
          <table:table-cell table:formula="of:=ABJAD([.$A415];2;1)" office:value-type="float" office:value="308" calcext:value-type="float">
            <text:p>308</text:p>
          </table:table-cell>
          <table:table-cell table:formula="of:=ABJAD([.$A415];3;1)" office:value-type="float" office:value="7598" calcext:value-type="float">
            <text:p>75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KMET</text:p>
          </table:table-cell>
          <table:table-cell table:formula="of:=NUMEROLOG([.$A416];&quot;modern&quot;;&quot;tam&quot;)" office:value-type="float" office:value="30" calcext:value-type="float">
            <text:p>30</text:p>
          </table:table-cell>
          <table:table-cell table:formula="of:=NUMEROLOG([.$A416];&quot;TR&quot;;&quot;tam&quot;)" office:value-type="float" office:value="82" calcext:value-type="float">
            <text:p>82</text:p>
          </table:table-cell>
          <table:table-cell table:formula="of:=ABJAD([.$A416];0;1)" office:value-type="float" office:value="34" calcext:value-type="float">
            <text:p>34</text:p>
          </table:table-cell>
          <table:table-cell table:formula="of:=ABJAD([.$A416];1;1)" office:value-type="float" office:value="634" calcext:value-type="float">
            <text:p>634</text:p>
          </table:table-cell>
          <table:table-cell table:formula="of:=ABJAD([.$A416];2;1)" office:value-type="float" office:value="679" calcext:value-type="float">
            <text:p>679</text:p>
          </table:table-cell>
          <table:table-cell table:formula="of:=ABJAD([.$A416];3;1)" office:value-type="float" office:value="7649" calcext:value-type="float">
            <text:p>7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LAL</text:p>
          </table:table-cell>
          <table:table-cell table:formula="of:=NUMEROLOG([.$A417];&quot;modern&quot;;&quot;tam&quot;)" office:value-type="float" office:value="24" calcext:value-type="float">
            <text:p>24</text:p>
          </table:table-cell>
          <table:table-cell table:formula="of:=NUMEROLOG([.$A417];&quot;TR&quot;;&quot;tam&quot;)" office:value-type="float" office:value="53" calcext:value-type="float">
            <text:p>53</text:p>
          </table:table-cell>
          <table:table-cell table:formula="of:=ABJAD([.$A417];0;1)" office:value-type="float" office:value="22" calcext:value-type="float">
            <text:p>22</text:p>
          </table:table-cell>
          <table:table-cell table:formula="of:=ABJAD([.$A417];1;1)" office:value-type="float" office:value="130" calcext:value-type="float">
            <text:p>130</text:p>
          </table:table-cell>
          <table:table-cell table:formula="of:=ABJAD([.$A417];2;1)" office:value-type="float" office:value="166" calcext:value-type="float">
            <text:p>166</text:p>
          </table:table-cell>
          <table:table-cell table:formula="of:=ABJAD([.$A417];3;1)" office:value-type="float" office:value="3396" calcext:value-type="float">
            <text:p>33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LAYDA</text:p>
          </table:table-cell>
          <table:table-cell table:formula="of:=NUMEROLOG([.$A418];&quot;modern&quot;;&quot;tam&quot;)" office:value-type="float" office:value="33" calcext:value-type="float">
            <text:p>33</text:p>
          </table:table-cell>
          <table:table-cell table:formula="of:=NUMEROLOG([.$A418];&quot;TR&quot;;&quot;tam&quot;)" office:value-type="float" office:value="72" calcext:value-type="float">
            <text:p>72</text:p>
          </table:table-cell>
          <table:table-cell table:formula="of:=ABJAD([.$A418];0;1)" office:value-type="float" office:value="25" calcext:value-type="float">
            <text:p>25</text:p>
          </table:table-cell>
          <table:table-cell table:formula="of:=ABJAD([.$A418];1;1)" office:value-type="float" office:value="985" calcext:value-type="float">
            <text:p>985</text:p>
          </table:table-cell>
          <table:table-cell table:formula="of:=ABJAD([.$A418];2;1)" office:value-type="float" office:value="1027" calcext:value-type="float">
            <text:p>1027</text:p>
          </table:table-cell>
          <table:table-cell table:formula="of:=ABJAD([.$A418];3;1)" office:value-type="float" office:value="8611" calcext:value-type="float">
            <text:p>86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LMİ</text:p>
          </table:table-cell>
          <table:table-cell table:formula="of:=NUMEROLOG([.$A419];&quot;modern&quot;;&quot;tam&quot;)" office:value-type="float" office:value="33" calcext:value-type="float">
            <text:p>33</text:p>
          </table:table-cell>
          <table:table-cell table:formula="of:=NUMEROLOG([.$A419];&quot;TR&quot;;&quot;tam&quot;)" office:value-type="float" office:value="65" calcext:value-type="float">
            <text:p>65</text:p>
          </table:table-cell>
          <table:table-cell table:formula="of:=ABJAD([.$A419];0;1)" office:value-type="float" office:value="27" calcext:value-type="float">
            <text:p>27</text:p>
          </table:table-cell>
          <table:table-cell table:formula="of:=ABJAD([.$A419];1;1)" office:value-type="float" office:value="159" calcext:value-type="float">
            <text:p>159</text:p>
          </table:table-cell>
          <table:table-cell table:formula="of:=ABJAD([.$A419];2;1)" office:value-type="float" office:value="214" calcext:value-type="float">
            <text:p>214</text:p>
          </table:table-cell>
          <table:table-cell table:formula="of:=ABJAD([.$A419];3;1)" office:value-type="float" office:value="5270" calcext:value-type="float">
            <text:p>52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İSAR</text:p>
          </table:table-cell>
          <table:table-cell table:formula="of:=NUMEROLOG([.$A420];&quot;modern&quot;;&quot;tam&quot;)" office:value-type="float" office:value="28" calcext:value-type="float">
            <text:p>28</text:p>
          </table:table-cell>
          <table:table-cell table:formula="of:=NUMEROLOG([.$A420];&quot;TR&quot;;&quot;tam&quot;)" office:value-type="float" office:value="66" calcext:value-type="float">
            <text:p>66</text:p>
          </table:table-cell>
          <table:table-cell table:formula="of:=ABJAD([.$A420];0;1)" office:value-type="float" office:value="26" calcext:value-type="float">
            <text:p>26</text:p>
          </table:table-cell>
          <table:table-cell table:formula="of:=ABJAD([.$A420];1;1)" office:value-type="float" office:value="530" calcext:value-type="float">
            <text:p>530</text:p>
          </table:table-cell>
          <table:table-cell table:formula="of:=ABJAD([.$A420];2;1)" office:value-type="float" office:value="566" calcext:value-type="float">
            <text:p>566</text:p>
          </table:table-cell>
          <table:table-cell table:formula="of:=ABJAD([.$A420];3;1)" office:value-type="float" office:value="9129" calcext:value-type="float">
            <text:p>9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ÜLYA</text:p>
          </table:table-cell>
          <table:table-cell table:formula="of:=NUMEROLOG([.$A421];&quot;modern&quot;;&quot;tam&quot;)" office:value-type="float" office:value="22" calcext:value-type="float">
            <text:p>22</text:p>
          </table:table-cell>
          <table:table-cell table:formula="of:=NUMEROLOG([.$A421];&quot;TR&quot;;&quot;tam&quot;)" office:value-type="float" office:value="80" calcext:value-type="float">
            <text:p>80</text:p>
          </table:table-cell>
          <table:table-cell table:formula="of:=ABJAD([.$A421];0;1)" office:value-type="float" office:value="16" calcext:value-type="float">
            <text:p>16</text:p>
          </table:table-cell>
          <table:table-cell table:formula="of:=ABJAD([.$A421];1;1)" office:value-type="float" office:value="1660" calcext:value-type="float">
            <text:p>1660</text:p>
          </table:table-cell>
          <table:table-cell table:formula="of:=ABJAD([.$A421];2;1)" office:value-type="float" office:value="2376" calcext:value-type="float">
            <text:p>2376</text:p>
          </table:table-cell>
          <table:table-cell table:formula="of:=ABJAD([.$A421];3;1)" office:value-type="float" office:value="9924" calcext:value-type="float">
            <text:p>99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ÜMEYRA</text:p>
          </table:table-cell>
          <table:table-cell table:formula="of:=NUMEROLOG([.$A422];&quot;modern&quot;;&quot;tam&quot;)" office:value-type="float" office:value="37" calcext:value-type="float">
            <text:p>37</text:p>
          </table:table-cell>
          <table:table-cell table:formula="of:=NUMEROLOG([.$A422];&quot;TR&quot;;&quot;tam&quot;)" office:value-type="float" office:value="108" calcext:value-type="float">
            <text:p>108</text:p>
          </table:table-cell>
          <table:table-cell table:formula="of:=ABJAD([.$A422];0;1)" office:value-type="float" office:value="27" calcext:value-type="float">
            <text:p>27</text:p>
          </table:table-cell>
          <table:table-cell table:formula="of:=ABJAD([.$A422];1;1)" office:value-type="float" office:value="1875" calcext:value-type="float">
            <text:p>1875</text:p>
          </table:table-cell>
          <table:table-cell table:formula="of:=ABJAD([.$A422];2;1)" office:value-type="float" office:value="2601" calcext:value-type="float">
            <text:p>2601</text:p>
          </table:table-cell>
          <table:table-cell table:formula="of:=ABJAD([.$A422];3;1)" office:value-type="float" office:value="13907" calcext:value-type="float">
            <text:p>139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URİYE</text:p>
          </table:table-cell>
          <table:table-cell table:formula="of:=NUMEROLOG([.$A423];&quot;modern&quot;;&quot;tam&quot;)" office:value-type="float" office:value="41" calcext:value-type="float">
            <text:p>41</text:p>
          </table:table-cell>
          <table:table-cell table:formula="of:=NUMEROLOG([.$A423];&quot;TR&quot;;&quot;tam&quot;)" office:value-type="float" office:value="102" calcext:value-type="float">
            <text:p>102</text:p>
          </table:table-cell>
          <table:table-cell table:formula="of:=ABJAD([.$A423];0;1)" office:value-type="float" office:value="30" calcext:value-type="float">
            <text:p>30</text:p>
          </table:table-cell>
          <table:table-cell table:formula="of:=ABJAD([.$A423];1;1)" office:value-type="float" office:value="1734" calcext:value-type="float">
            <text:p>1734</text:p>
          </table:table-cell>
          <table:table-cell table:formula="of:=ABJAD([.$A423];2;1)" office:value-type="float" office:value="2374" calcext:value-type="float">
            <text:p>2374</text:p>
          </table:table-cell>
          <table:table-cell table:formula="of:=ABJAD([.$A423];3;1)" office:value-type="float" office:value="13496" calcext:value-type="float">
            <text:p>134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ÜSEYİN</text:p>
          </table:table-cell>
          <table:table-cell table:formula="of:=NUMEROLOG([.$A424];&quot;modern&quot;;&quot;tam&quot;)" office:value-type="float" office:value="38" calcext:value-type="float">
            <text:p>38</text:p>
          </table:table-cell>
          <table:table-cell table:formula="of:=NUMEROLOG([.$A424];&quot;TR&quot;;&quot;tam&quot;)" office:value-type="float" office:value="121" calcext:value-type="float">
            <text:p>121</text:p>
          </table:table-cell>
          <table:table-cell table:formula="of:=ABJAD([.$A424];0;1)" office:value-type="float" office:value="36" calcext:value-type="float">
            <text:p>36</text:p>
          </table:table-cell>
          <table:table-cell table:formula="of:=ABJAD([.$A424];1;1)" office:value-type="float" office:value="2004" calcext:value-type="float">
            <text:p>2004</text:p>
          </table:table-cell>
          <table:table-cell table:formula="of:=ABJAD([.$A424];2;1)" office:value-type="float" office:value="2749" calcext:value-type="float">
            <text:p>2749</text:p>
          </table:table-cell>
          <table:table-cell table:formula="of:=ABJAD([.$A424];3;1)" office:value-type="float" office:value="16372" calcext:value-type="float">
            <text:p>163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BRAHİM</text:p>
          </table:table-cell>
          <table:table-cell table:formula="of:=NUMEROLOG([.$A425];&quot;modern&quot;;&quot;tam&quot;)" office:value-type="float" office:value="42" calcext:value-type="float">
            <text:p>42</text:p>
          </table:table-cell>
          <table:table-cell table:formula="of:=NUMEROLOG([.$A425];&quot;TR&quot;;&quot;tam&quot;)" office:value-type="float" office:value="74" calcext:value-type="float">
            <text:p>74</text:p>
          </table:table-cell>
          <table:table-cell table:formula="of:=ABJAD([.$A425];0;1)" office:value-type="float" office:value="36" calcext:value-type="float">
            <text:p>36</text:p>
          </table:table-cell>
          <table:table-cell table:formula="of:=ABJAD([.$A425];1;1)" office:value-type="float" office:value="312" calcext:value-type="float">
            <text:p>312</text:p>
          </table:table-cell>
          <table:table-cell table:formula="of:=ABJAD([.$A425];2;1)" office:value-type="float" office:value="373" calcext:value-type="float">
            <text:p>373</text:p>
          </table:table-cell>
          <table:table-cell table:formula="of:=ABJAD([.$A425];3;1)" office:value-type="float" office:value="8127" calcext:value-type="float">
            <text:p>81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DRİS</text:p>
          </table:table-cell>
          <table:table-cell table:formula="of:=NUMEROLOG([.$A426];&quot;modern&quot;;&quot;tam&quot;)" office:value-type="float" office:value="32" calcext:value-type="float">
            <text:p>32</text:p>
          </table:table-cell>
          <table:table-cell table:formula="of:=NUMEROLOG([.$A426];&quot;TR&quot;;&quot;tam&quot;)" office:value-type="float" office:value="72" calcext:value-type="float">
            <text:p>72</text:p>
          </table:table-cell>
          <table:table-cell table:formula="of:=ABJAD([.$A426];0;1)" office:value-type="float" office:value="28" calcext:value-type="float">
            <text:p>28</text:p>
          </table:table-cell>
          <table:table-cell table:formula="of:=ABJAD([.$A426];1;1)" office:value-type="float" office:value="544" calcext:value-type="float">
            <text:p>544</text:p>
          </table:table-cell>
          <table:table-cell table:formula="of:=ABJAD([.$A426];2;1)" office:value-type="float" office:value="599" calcext:value-type="float">
            <text:p>599</text:p>
          </table:table-cell>
          <table:table-cell table:formula="of:=ABJAD([.$A426];3;1)" office:value-type="float" office:value="9177" calcext:value-type="float">
            <text:p>9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HSAN</text:p>
          </table:table-cell>
          <table:table-cell table:formula="of:=NUMEROLOG([.$A427];&quot;modern&quot;;&quot;tam&quot;)" office:value-type="float" office:value="24" calcext:value-type="float">
            <text:p>24</text:p>
          </table:table-cell>
          <table:table-cell table:formula="of:=NUMEROLOG([.$A427];&quot;TR&quot;;&quot;tam&quot;)" office:value-type="float" office:value="62" calcext:value-type="float">
            <text:p>62</text:p>
          </table:table-cell>
          <table:table-cell table:formula="of:=ABJAD([.$A427];0;1)" office:value-type="float" office:value="28" calcext:value-type="float">
            <text:p>28</text:p>
          </table:table-cell>
          <table:table-cell table:formula="of:=ABJAD([.$A427];1;1)" office:value-type="float" office:value="400" calcext:value-type="float">
            <text:p>400</text:p>
          </table:table-cell>
          <table:table-cell table:formula="of:=ABJAD([.$A427];2;1)" office:value-type="float" office:value="436" calcext:value-type="float">
            <text:p>436</text:p>
          </table:table-cell>
          <table:table-cell table:formula="of:=ABJAD([.$A427];3;1)" office:value-type="float" office:value="8334" calcext:value-type="float">
            <text:p>83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KBAL</text:p>
          </table:table-cell>
          <table:table-cell table:formula="of:=NUMEROLOG([.$A428];&quot;modern&quot;;&quot;tam&quot;)" office:value-type="float" office:value="17" calcext:value-type="float">
            <text:p>17</text:p>
          </table:table-cell>
          <table:table-cell table:formula="of:=NUMEROLOG([.$A428];&quot;TR&quot;;&quot;tam&quot;)" office:value-type="float" office:value="44" calcext:value-type="float">
            <text:p>44</text:p>
          </table:table-cell>
          <table:table-cell table:formula="of:=ABJAD([.$A428];0;1)" office:value-type="float" office:value="17" calcext:value-type="float">
            <text:p>17</text:p>
          </table:table-cell>
          <table:table-cell table:formula="of:=ABJAD([.$A428];1;1)" office:value-type="float" office:value="113" calcext:value-type="float">
            <text:p>113</text:p>
          </table:table-cell>
          <table:table-cell table:formula="of:=ABJAD([.$A428];2;1)" office:value-type="float" office:value="149" calcext:value-type="float">
            <text:p>149</text:p>
          </table:table-cell>
          <table:table-cell table:formula="of:=ABJAD([.$A428];3;1)" office:value-type="float" office:value="1917" calcext:value-type="float">
            <text:p>19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KLİL</text:p>
          </table:table-cell>
          <table:table-cell table:formula="of:=NUMEROLOG([.$A429];&quot;modern&quot;;&quot;tam&quot;)" office:value-type="float" office:value="26" calcext:value-type="float">
            <text:p>26</text:p>
          </table:table-cell>
          <table:table-cell table:formula="of:=NUMEROLOG([.$A429];&quot;TR&quot;;&quot;tam&quot;)" office:value-type="float" office:value="68" calcext:value-type="float">
            <text:p>68</text:p>
          </table:table-cell>
          <table:table-cell table:formula="of:=ABJAD([.$A429];0;1)" office:value-type="float" office:value="24" calcext:value-type="float">
            <text:p>24</text:p>
          </table:table-cell>
          <table:table-cell table:formula="of:=ABJAD([.$A429];1;1)" office:value-type="float" office:value="180" calcext:value-type="float">
            <text:p>180</text:p>
          </table:table-cell>
          <table:table-cell table:formula="of:=ABJAD([.$A429];2;1)" office:value-type="float" office:value="235" calcext:value-type="float">
            <text:p>235</text:p>
          </table:table-cell>
          <table:table-cell table:formula="of:=ABJAD([.$A429];3;1)" office:value-type="float" office:value="2940" calcext:value-type="float">
            <text:p>29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KRAM</text:p>
          </table:table-cell>
          <table:table-cell table:formula="of:=NUMEROLOG([.$A430];&quot;modern&quot;;&quot;tam&quot;)" office:value-type="float" office:value="25" calcext:value-type="float">
            <text:p>25</text:p>
          </table:table-cell>
          <table:table-cell table:formula="of:=NUMEROLOG([.$A430];&quot;TR&quot;;&quot;tam&quot;)" office:value-type="float" office:value="64" calcext:value-type="float">
            <text:p>64</text:p>
          </table:table-cell>
          <table:table-cell table:formula="of:=ABJAD([.$A430];0;1)" office:value-type="float" office:value="21" calcext:value-type="float">
            <text:p>21</text:p>
          </table:table-cell>
          <table:table-cell table:formula="of:=ABJAD([.$A430];1;1)" office:value-type="float" office:value="321" calcext:value-type="float">
            <text:p>321</text:p>
          </table:table-cell>
          <table:table-cell table:formula="of:=ABJAD([.$A430];2;1)" office:value-type="float" office:value="357" calcext:value-type="float">
            <text:p>357</text:p>
          </table:table-cell>
          <table:table-cell table:formula="of:=ABJAD([.$A430];3;1)" office:value-type="float" office:value="5413" calcext:value-type="float">
            <text:p>54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AY</text:p>
          </table:table-cell>
          <table:table-cell table:formula="of:=NUMEROLOG([.$A431];&quot;modern&quot;;&quot;tam&quot;)" office:value-type="float" office:value="20" calcext:value-type="float">
            <text:p>20</text:p>
          </table:table-cell>
          <table:table-cell table:formula="of:=NUMEROLOG([.$A431];&quot;TR&quot;;&quot;tam&quot;)" office:value-type="float" office:value="56" calcext:value-type="float">
            <text:p>56</text:p>
          </table:table-cell>
          <table:table-cell table:formula="of:=ABJAD([.$A431];0;1)" office:value-type="float" office:value="11" calcext:value-type="float">
            <text:p>11</text:p>
          </table:table-cell>
          <table:table-cell table:formula="of:=ABJAD([.$A431];1;1)" office:value-type="float" office:value="971" calcext:value-type="float">
            <text:p>971</text:p>
          </table:table-cell>
          <table:table-cell table:formula="of:=ABJAD([.$A431];2;1)" office:value-type="float" office:value="1002" calcext:value-type="float">
            <text:p>1002</text:p>
          </table:table-cell>
          <table:table-cell table:formula="of:=ABJAD([.$A431];3;1)" office:value-type="float" office:value="5871" calcext:value-type="float">
            <text:p>5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HAN</text:p>
          </table:table-cell>
          <table:table-cell table:formula="of:=NUMEROLOG([.$A432];&quot;modern&quot;;&quot;tam&quot;)" office:value-type="float" office:value="26" calcext:value-type="float">
            <text:p>26</text:p>
          </table:table-cell>
          <table:table-cell table:formula="of:=NUMEROLOG([.$A432];&quot;TR&quot;;&quot;tam&quot;)" office:value-type="float" office:value="55" calcext:value-type="float">
            <text:p>55</text:p>
          </table:table-cell>
          <table:table-cell table:formula="of:=ABJAD([.$A432];0;1)" office:value-type="float" office:value="30" calcext:value-type="float">
            <text:p>30</text:p>
          </table:table-cell>
          <table:table-cell table:formula="of:=ABJAD([.$A432];1;1)" office:value-type="float" office:value="150" calcext:value-type="float">
            <text:p>150</text:p>
          </table:table-cell>
          <table:table-cell table:formula="of:=ABJAD([.$A432];2;1)" office:value-type="float" office:value="186" calcext:value-type="float">
            <text:p>186</text:p>
          </table:table-cell>
          <table:table-cell table:formula="of:=ABJAD([.$A432];3;1)" office:value-type="float" office:value="5156" calcext:value-type="float">
            <text:p>5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KAY</text:p>
          </table:table-cell>
          <table:table-cell table:formula="of:=NUMEROLOG([.$A433];&quot;modern&quot;;&quot;tam&quot;)" office:value-type="float" office:value="22" calcext:value-type="float">
            <text:p>22</text:p>
          </table:table-cell>
          <table:table-cell table:formula="of:=NUMEROLOG([.$A433];&quot;TR&quot;;&quot;tam&quot;)" office:value-type="float" office:value="70" calcext:value-type="float">
            <text:p>70</text:p>
          </table:table-cell>
          <table:table-cell table:formula="of:=ABJAD([.$A433];0;1)" office:value-type="float" office:value="15" calcext:value-type="float">
            <text:p>15</text:p>
          </table:table-cell>
          <table:table-cell table:formula="of:=ABJAD([.$A433];1;1)" office:value-type="float" office:value="1011" calcext:value-type="float">
            <text:p>1011</text:p>
          </table:table-cell>
          <table:table-cell table:formula="of:=ABJAD([.$A433];2;1)" office:value-type="float" office:value="1047" calcext:value-type="float">
            <text:p>1047</text:p>
          </table:table-cell>
          <table:table-cell table:formula="of:=ABJAD([.$A433];3;1)" office:value-type="float" office:value="6161" calcext:value-type="float">
            <text:p>6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KER</text:p>
          </table:table-cell>
          <table:table-cell table:formula="of:=NUMEROLOG([.$A434];&quot;modern&quot;;&quot;tam&quot;)" office:value-type="float" office:value="28" calcext:value-type="float">
            <text:p>28</text:p>
          </table:table-cell>
          <table:table-cell table:formula="of:=NUMEROLOG([.$A434];&quot;TR&quot;;&quot;tam&quot;)" office:value-type="float" office:value="68" calcext:value-type="float">
            <text:p>68</text:p>
          </table:table-cell>
          <table:table-cell table:formula="of:=ABJAD([.$A434];0;1)" office:value-type="float" office:value="27" calcext:value-type="float">
            <text:p>27</text:p>
          </table:table-cell>
          <table:table-cell table:formula="of:=ABJAD([.$A434];1;1)" office:value-type="float" office:value="315" calcext:value-type="float">
            <text:p>315</text:p>
          </table:table-cell>
          <table:table-cell table:formula="of:=ABJAD([.$A434];2;1)" office:value-type="float" office:value="355" calcext:value-type="float">
            <text:p>355</text:p>
          </table:table-cell>
          <table:table-cell table:formula="of:=ABJAD([.$A434];3;1)" office:value-type="float" office:value="4702" calcext:value-type="float">
            <text:p>47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KNUR</text:p>
          </table:table-cell>
          <table:table-cell table:formula="of:=NUMEROLOG([.$A435];&quot;modern&quot;;&quot;tam&quot;)" office:value-type="float" office:value="31" calcext:value-type="float">
            <text:p>31</text:p>
          </table:table-cell>
          <table:table-cell table:formula="of:=NUMEROLOG([.$A435];&quot;TR&quot;;&quot;tam&quot;)" office:value-type="float" office:value="104" calcext:value-type="float">
            <text:p>104</text:p>
          </table:table-cell>
          <table:table-cell table:formula="of:=ABJAD([.$A435];0;1)" office:value-type="float" office:value="32" calcext:value-type="float">
            <text:p>32</text:p>
          </table:table-cell>
          <table:table-cell table:formula="of:=ABJAD([.$A435];1;1)" office:value-type="float" office:value="980" calcext:value-type="float">
            <text:p>980</text:p>
          </table:table-cell>
          <table:table-cell table:formula="of:=ABJAD([.$A435];2;1)" office:value-type="float" office:value="1620" calcext:value-type="float">
            <text:p>1620</text:p>
          </table:table-cell>
          <table:table-cell table:formula="of:=ABJAD([.$A435];3;1)" office:value-type="float" office:value="9341" calcext:value-type="float">
            <text:p>9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LYAS</text:p>
          </table:table-cell>
          <table:table-cell table:formula="of:=NUMEROLOG([.$A436];&quot;modern&quot;;&quot;tam&quot;)" office:value-type="float" office:value="21" calcext:value-type="float">
            <text:p>21</text:p>
          </table:table-cell>
          <table:table-cell table:formula="of:=NUMEROLOG([.$A436];&quot;TR&quot;;&quot;tam&quot;)" office:value-type="float" office:value="78" calcext:value-type="float">
            <text:p>78</text:p>
          </table:table-cell>
          <table:table-cell table:formula="of:=ABJAD([.$A436];0;1)" office:value-type="float" office:value="11" calcext:value-type="float">
            <text:p>11</text:p>
          </table:table-cell>
          <table:table-cell table:formula="of:=ABJAD([.$A436];1;1)" office:value-type="float" office:value="1271" calcext:value-type="float">
            <text:p>1271</text:p>
          </table:table-cell>
          <table:table-cell table:formula="of:=ABJAD([.$A436];2;1)" office:value-type="float" office:value="1307" calcext:value-type="float">
            <text:p>1307</text:p>
          </table:table-cell>
          <table:table-cell table:formula="of:=ABJAD([.$A436];3;1)" office:value-type="float" office:value="9174" calcext:value-type="float">
            <text:p>9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NAN</text:p>
          </table:table-cell>
          <table:table-cell table:formula="of:=NUMEROLOG([.$A437];&quot;modern&quot;;&quot;tam&quot;)" office:value-type="float" office:value="20" calcext:value-type="float">
            <text:p>20</text:p>
          </table:table-cell>
          <table:table-cell table:formula="of:=NUMEROLOG([.$A437];&quot;TR&quot;;&quot;tam&quot;)" office:value-type="float" office:value="47" calcext:value-type="float">
            <text:p>47</text:p>
          </table:table-cell>
          <table:table-cell table:formula="of:=ABJAD([.$A437];0;1)" office:value-type="float" office:value="29" calcext:value-type="float">
            <text:p>29</text:p>
          </table:table-cell>
          <table:table-cell table:formula="of:=ABJAD([.$A437];1;1)" office:value-type="float" office:value="161" calcext:value-type="float">
            <text:p>161</text:p>
          </table:table-cell>
          <table:table-cell table:formula="of:=ABJAD([.$A437];2;1)" office:value-type="float" office:value="192" calcext:value-type="float">
            <text:p>192</text:p>
          </table:table-cell>
          <table:table-cell table:formula="of:=ABJAD([.$A437];3;1)" office:value-type="float" office:value="5192" calcext:value-type="float">
            <text:p>51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NANÇ</text:p>
          </table:table-cell>
          <table:table-cell table:formula="of:=NUMEROLOG([.$A438];&quot;modern&quot;;&quot;tam&quot;)" office:value-type="float" office:value="23" calcext:value-type="float">
            <text:p>23</text:p>
          </table:table-cell>
          <table:table-cell table:formula="of:=NUMEROLOG([.$A438];&quot;TR&quot;;&quot;tam&quot;)" office:value-type="float" office:value="51" calcext:value-type="float">
            <text:p>51</text:p>
          </table:table-cell>
          <table:table-cell table:formula="of:=ABJAD([.$A438];0;1)" office:value-type="float" office:value="32" calcext:value-type="float">
            <text:p>32</text:p>
          </table:table-cell>
          <table:table-cell table:formula="of:=ABJAD([.$A438];1;1)" office:value-type="float" office:value="164" calcext:value-type="float">
            <text:p>164</text:p>
          </table:table-cell>
          <table:table-cell table:formula="of:=ABJAD([.$A438];2;1)" office:value-type="float" office:value="200" calcext:value-type="float">
            <text:p>200</text:p>
          </table:table-cell>
          <table:table-cell table:formula="of:=ABJAD([.$A438];3;1)" office:value-type="float" office:value="5895" calcext:value-type="float">
            <text:p>5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NCİ</text:p>
          </table:table-cell>
          <table:table-cell table:formula="of:=NUMEROLOG([.$A439];&quot;modern&quot;;&quot;tam&quot;)" office:value-type="float" office:value="26" calcext:value-type="float">
            <text:p>26</text:p>
          </table:table-cell>
          <table:table-cell table:formula="of:=NUMEROLOG([.$A439];&quot;TR&quot;;&quot;tam&quot;)" office:value-type="float" office:value="44" calcext:value-type="float">
            <text:p>44</text:p>
          </table:table-cell>
          <table:table-cell table:formula="of:=ABJAD([.$A439];0;1)" office:value-type="float" office:value="29" calcext:value-type="float">
            <text:p>29</text:p>
          </table:table-cell>
          <table:table-cell table:formula="of:=ABJAD([.$A439];1;1)" office:value-type="float" office:value="113" calcext:value-type="float">
            <text:p>113</text:p>
          </table:table-cell>
          <table:table-cell table:formula="of:=ABJAD([.$A439];2;1)" office:value-type="float" office:value="163" calcext:value-type="float">
            <text:p>163</text:p>
          </table:table-cell>
          <table:table-cell table:formula="of:=ABJAD([.$A439];3;1)" office:value-type="float" office:value="4988" calcext:value-type="float">
            <text:p>4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PEK</text:p>
          </table:table-cell>
          <table:table-cell table:formula="of:=NUMEROLOG([.$A440];&quot;modern&quot;;&quot;tam&quot;)" office:value-type="float" office:value="23" calcext:value-type="float">
            <text:p>23</text:p>
          </table:table-cell>
          <table:table-cell table:formula="of:=NUMEROLOG([.$A440];&quot;TR&quot;;&quot;tam&quot;)" office:value-type="float" office:value="52" calcext:value-type="float">
            <text:p>52</text:p>
          </table:table-cell>
          <table:table-cell table:formula="of:=ABJAD([.$A440];0;1)" office:value-type="float" office:value="21" calcext:value-type="float">
            <text:p>21</text:p>
          </table:table-cell>
          <table:table-cell table:formula="of:=ABJAD([.$A440];1;1)" office:value-type="float" office:value="165" calcext:value-type="float">
            <text:p>165</text:p>
          </table:table-cell>
          <table:table-cell table:formula="of:=ABJAD([.$A440];2;1)" office:value-type="float" office:value="200" calcext:value-type="float">
            <text:p>200</text:p>
          </table:table-cell>
          <table:table-cell table:formula="of:=ABJAD([.$A440];3;1)" office:value-type="float" office:value="4497" calcext:value-type="float">
            <text:p>4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RAZCA</text:p>
          </table:table-cell>
          <table:table-cell table:formula="of:=NUMEROLOG([.$A441];&quot;modern&quot;;&quot;tam&quot;)" office:value-type="float" office:value="31" calcext:value-type="float">
            <text:p>31</text:p>
          </table:table-cell>
          <table:table-cell table:formula="of:=NUMEROLOG([.$A441];&quot;TR&quot;;&quot;tam&quot;)" office:value-type="float" office:value="66" calcext:value-type="float">
            <text:p>66</text:p>
          </table:table-cell>
          <table:table-cell table:formula="of:=ABJAD([.$A441];0;1)" office:value-type="float" office:value="27" calcext:value-type="float">
            <text:p>27</text:p>
          </table:table-cell>
          <table:table-cell table:formula="of:=ABJAD([.$A441];1;1)" office:value-type="float" office:value="1215" calcext:value-type="float">
            <text:p>1215</text:p>
          </table:table-cell>
          <table:table-cell table:formula="of:=ABJAD([.$A441];2;1)" office:value-type="float" office:value="1242" calcext:value-type="float">
            <text:p>1242</text:p>
          </table:table-cell>
          <table:table-cell table:formula="of:=ABJAD([.$A441];3;1)" office:value-type="float" office:value="4069" calcext:value-type="float">
            <text:p>4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REM</text:p>
          </table:table-cell>
          <table:table-cell table:formula="of:=NUMEROLOG([.$A442];&quot;modern&quot;;&quot;tam&quot;)" office:value-type="float" office:value="27" calcext:value-type="float">
            <text:p>27</text:p>
          </table:table-cell>
          <table:table-cell table:formula="of:=NUMEROLOG([.$A442];&quot;TR&quot;;&quot;tam&quot;)" office:value-type="float" office:value="55" calcext:value-type="float">
            <text:p>55</text:p>
          </table:table-cell>
          <table:table-cell table:formula="of:=ABJAD([.$A442];0;1)" office:value-type="float" office:value="21" calcext:value-type="float">
            <text:p>21</text:p>
          </table:table-cell>
          <table:table-cell table:formula="of:=ABJAD([.$A442];1;1)" office:value-type="float" office:value="285" calcext:value-type="float">
            <text:p>285</text:p>
          </table:table-cell>
          <table:table-cell table:formula="of:=ABJAD([.$A442];2;1)" office:value-type="float" office:value="320" calcext:value-type="float">
            <text:p>320</text:p>
          </table:table-cell>
          <table:table-cell table:formula="of:=ABJAD([.$A442];3;1)" office:value-type="float" office:value="5308" calcext:value-type="float">
            <text:p>53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RFAN</text:p>
          </table:table-cell>
          <table:table-cell table:formula="of:=NUMEROLOG([.$A443];&quot;modern&quot;;&quot;tam&quot;)" office:value-type="float" office:value="30" calcext:value-type="float">
            <text:p>30</text:p>
          </table:table-cell>
          <table:table-cell table:formula="of:=NUMEROLOG([.$A443];&quot;TR&quot;;&quot;tam&quot;)" office:value-type="float" office:value="58" calcext:value-type="float">
            <text:p>58</text:p>
          </table:table-cell>
          <table:table-cell table:formula="of:=ABJAD([.$A443];0;1)" office:value-type="float" office:value="33" calcext:value-type="float">
            <text:p>33</text:p>
          </table:table-cell>
          <table:table-cell table:formula="of:=ABJAD([.$A443];1;1)" office:value-type="float" office:value="297" calcext:value-type="float">
            <text:p>297</text:p>
          </table:table-cell>
          <table:table-cell table:formula="of:=ABJAD([.$A443];2;1)" office:value-type="float" office:value="333" calcext:value-type="float">
            <text:p>333</text:p>
          </table:table-cell>
          <table:table-cell table:formula="of:=ABJAD([.$A443];3;1)" office:value-type="float" office:value="6548" calcext:value-type="float">
            <text:p>65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SA</text:p>
          </table:table-cell>
          <table:table-cell table:formula="of:=NUMEROLOG([.$A444];&quot;modern&quot;;&quot;tam&quot;)" office:value-type="float" office:value="11" calcext:value-type="float">
            <text:p>11</text:p>
          </table:table-cell>
          <table:table-cell table:formula="of:=NUMEROLOG([.$A444];&quot;TR&quot;;&quot;tam&quot;)" office:value-type="float" office:value="35" calcext:value-type="float">
            <text:p>35</text:p>
          </table:table-cell>
          <table:table-cell table:formula="of:=ABJAD([.$A444];0;1)" office:value-type="float" office:value="9" calcext:value-type="float">
            <text:p>9</text:p>
          </table:table-cell>
          <table:table-cell table:formula="of:=ABJAD([.$A444];1;1)" office:value-type="float" office:value="321" calcext:value-type="float">
            <text:p>321</text:p>
          </table:table-cell>
          <table:table-cell table:formula="of:=ABJAD([.$A444];2;1)" office:value-type="float" office:value="347" calcext:value-type="float">
            <text:p>347</text:p>
          </table:table-cell>
          <table:table-cell table:formula="of:=ABJAD([.$A444];3;1)" office:value-type="float" office:value="4725" calcext:value-type="float">
            <text:p>4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SHAK</text:p>
          </table:table-cell>
          <table:table-cell table:formula="of:=NUMEROLOG([.$A445];&quot;modern&quot;;&quot;tam&quot;)" office:value-type="float" office:value="21" calcext:value-type="float">
            <text:p>21</text:p>
          </table:table-cell>
          <table:table-cell table:formula="of:=NUMEROLOG([.$A445];&quot;TR&quot;;&quot;tam&quot;)" office:value-type="float" office:value="59" calcext:value-type="float">
            <text:p>59</text:p>
          </table:table-cell>
          <table:table-cell table:formula="of:=ABJAD([.$A445];0;1)" office:value-type="float" office:value="22" calcext:value-type="float">
            <text:p>22</text:p>
          </table:table-cell>
          <table:table-cell table:formula="of:=ABJAD([.$A445];1;1)" office:value-type="float" office:value="370" calcext:value-type="float">
            <text:p>370</text:p>
          </table:table-cell>
          <table:table-cell table:formula="of:=ABJAD([.$A445];2;1)" office:value-type="float" office:value="406" calcext:value-type="float">
            <text:p>406</text:p>
          </table:table-cell>
          <table:table-cell table:formula="of:=ABJAD([.$A445];3;1)" office:value-type="float" office:value="6739" calcext:value-type="float">
            <text:p>67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ŞIK</text:p>
          </table:table-cell>
          <table:table-cell table:formula="of:=NUMEROLOG([.$A446];&quot;modern&quot;;&quot;tam&quot;)" office:value-type="float" office:value="21" calcext:value-type="float">
            <text:p>21</text:p>
          </table:table-cell>
          <table:table-cell table:formula="of:=NUMEROLOG([.$A446];&quot;TR&quot;;&quot;tam&quot;)" office:value-type="float" office:value="59" calcext:value-type="float">
            <text:p>59</text:p>
          </table:table-cell>
          <table:table-cell table:formula="of:=ABJAD([.$A446];0;1)" office:value-type="float" office:value="28" calcext:value-type="float">
            <text:p>28</text:p>
          </table:table-cell>
          <table:table-cell table:formula="of:=ABJAD([.$A446];1;1)" office:value-type="float" office:value="460" calcext:value-type="float">
            <text:p>460</text:p>
          </table:table-cell>
          <table:table-cell table:formula="of:=ABJAD([.$A446];2;1)" office:value-type="float" office:value="490" calcext:value-type="float">
            <text:p>490</text:p>
          </table:table-cell>
          <table:table-cell table:formula="of:=ABJAD([.$A446];3;1)" office:value-type="float" office:value="3984" calcext:value-type="float">
            <text:p>3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ŞIL</text:p>
          </table:table-cell>
          <table:table-cell table:formula="of:=NUMEROLOG([.$A447];&quot;modern&quot;;&quot;tam&quot;)" office:value-type="float" office:value="22" calcext:value-type="float">
            <text:p>22</text:p>
          </table:table-cell>
          <table:table-cell table:formula="of:=NUMEROLOG([.$A447];&quot;TR&quot;;&quot;tam&quot;)" office:value-type="float" office:value="60" calcext:value-type="float">
            <text:p>60</text:p>
          </table:table-cell>
          <table:table-cell table:formula="of:=ABJAD([.$A447];0;1)" office:value-type="float" office:value="26" calcext:value-type="float">
            <text:p>26</text:p>
          </table:table-cell>
          <table:table-cell table:formula="of:=ABJAD([.$A447];1;1)" office:value-type="float" office:value="470" calcext:value-type="float">
            <text:p>470</text:p>
          </table:table-cell>
          <table:table-cell table:formula="of:=ABJAD([.$A447];2;1)" office:value-type="float" office:value="500" calcext:value-type="float">
            <text:p>500</text:p>
          </table:table-cell>
          <table:table-cell table:formula="of:=ABJAD([.$A447];3;1)" office:value-type="float" office:value="3819" calcext:value-type="float">
            <text:p>38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ŞIN</text:p>
          </table:table-cell>
          <table:table-cell table:formula="of:=NUMEROLOG([.$A448];&quot;modern&quot;;&quot;tam&quot;)" office:value-type="float" office:value="24" calcext:value-type="float">
            <text:p>24</text:p>
          </table:table-cell>
          <table:table-cell table:formula="of:=NUMEROLOG([.$A448];&quot;TR&quot;;&quot;tam&quot;)" office:value-type="float" office:value="62" calcext:value-type="float">
            <text:p>62</text:p>
          </table:table-cell>
          <table:table-cell table:formula="of:=ABJAD([.$A448];0;1)" office:value-type="float" office:value="34" calcext:value-type="float">
            <text:p>34</text:p>
          </table:table-cell>
          <table:table-cell table:formula="of:=ABJAD([.$A448];1;1)" office:value-type="float" office:value="490" calcext:value-type="float">
            <text:p>490</text:p>
          </table:table-cell>
          <table:table-cell table:formula="of:=ABJAD([.$A448];2;1)" office:value-type="float" office:value="520" calcext:value-type="float">
            <text:p>520</text:p>
          </table:table-cell>
          <table:table-cell table:formula="of:=ABJAD([.$A448];3;1)" office:value-type="float" office:value="5579" calcext:value-type="float">
            <text:p>55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SMAİL</text:p>
          </table:table-cell>
          <table:table-cell table:formula="of:=NUMEROLOG([.$A449];&quot;modern&quot;;&quot;tam&quot;)" office:value-type="float" office:value="27" calcext:value-type="float">
            <text:p>27</text:p>
          </table:table-cell>
          <table:table-cell table:formula="of:=NUMEROLOG([.$A449];&quot;TR&quot;;&quot;tam&quot;)" office:value-type="float" office:value="78" calcext:value-type="float">
            <text:p>78</text:p>
          </table:table-cell>
          <table:table-cell table:formula="of:=ABJAD([.$A449];0;1)" office:value-type="float" office:value="19" calcext:value-type="float">
            <text:p>19</text:p>
          </table:table-cell>
          <table:table-cell table:formula="of:=ABJAD([.$A449];1;1)" office:value-type="float" office:value="451" calcext:value-type="float">
            <text:p>451</text:p>
          </table:table-cell>
          <table:table-cell table:formula="of:=ABJAD([.$A449];2;1)" office:value-type="float" office:value="507" calcext:value-type="float">
            <text:p>507</text:p>
          </table:table-cell>
          <table:table-cell table:formula="of:=ABJAD([.$A449];3;1)" office:value-type="float" office:value="7071" calcext:value-type="float">
            <text:p>70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TİBAR</text:p>
          </table:table-cell>
          <table:table-cell table:formula="of:=NUMEROLOG([.$A450];&quot;modern&quot;;&quot;tam&quot;)" office:value-type="float" office:value="32" calcext:value-type="float">
            <text:p>32</text:p>
          </table:table-cell>
          <table:table-cell table:formula="of:=NUMEROLOG([.$A450];&quot;TR&quot;;&quot;tam&quot;)" office:value-type="float" office:value="72" calcext:value-type="float">
            <text:p>72</text:p>
          </table:table-cell>
          <table:table-cell table:formula="of:=ABJAD([.$A450];0;1)" office:value-type="float" office:value="35" calcext:value-type="float">
            <text:p>35</text:p>
          </table:table-cell>
          <table:table-cell table:formula="of:=ABJAD([.$A450];1;1)" office:value-type="float" office:value="743" calcext:value-type="float">
            <text:p>743</text:p>
          </table:table-cell>
          <table:table-cell table:formula="of:=ABJAD([.$A450];2;1)" office:value-type="float" office:value="799" calcext:value-type="float">
            <text:p>799</text:p>
          </table:table-cell>
          <table:table-cell table:formula="of:=ABJAD([.$A450];3;1)" office:value-type="float" office:value="8389" calcext:value-type="float">
            <text:p>83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ZZET</text:p>
          </table:table-cell>
          <table:table-cell table:formula="of:=NUMEROLOG([.$A451];&quot;modern&quot;;&quot;tam&quot;)" office:value-type="float" office:value="32" calcext:value-type="float">
            <text:p>32</text:p>
          </table:table-cell>
          <table:table-cell table:formula="of:=NUMEROLOG([.$A451];&quot;TR&quot;;&quot;tam&quot;)" office:value-type="float" office:value="100" calcext:value-type="float">
            <text:p>100</text:p>
          </table:table-cell>
          <table:table-cell table:formula="of:=ABJAD([.$A451];0;1)" office:value-type="float" office:value="29" calcext:value-type="float">
            <text:p>29</text:p>
          </table:table-cell>
          <table:table-cell table:formula="of:=ABJAD([.$A451];1;1)" office:value-type="float" office:value="2525" calcext:value-type="float">
            <text:p>2525</text:p>
          </table:table-cell>
          <table:table-cell table:formula="of:=ABJAD([.$A451];2;1)" office:value-type="float" office:value="2565" calcext:value-type="float">
            <text:p>2565</text:p>
          </table:table-cell>
          <table:table-cell table:formula="of:=ABJAD([.$A451];3;1)" office:value-type="float" office:value="4798" calcext:value-type="float">
            <text:p>47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İZZETTİN</text:p>
          </table:table-cell>
          <table:table-cell table:formula="of:=NUMEROLOG([.$A452];&quot;modern&quot;;&quot;tam&quot;)" office:value-type="float" office:value="48" calcext:value-type="float">
            <text:p>48</text:p>
          </table:table-cell>
          <table:table-cell table:formula="of:=NUMEROLOG([.$A452];&quot;TR&quot;;&quot;tam&quot;)" office:value-type="float" office:value="153" calcext:value-type="float">
            <text:p>153</text:p>
          </table:table-cell>
          <table:table-cell table:formula="of:=ABJAD([.$A452];0;1)" office:value-type="float" office:value="55" calcext:value-type="float">
            <text:p>55</text:p>
          </table:table-cell>
          <table:table-cell table:formula="of:=ABJAD([.$A452];1;1)" office:value-type="float" office:value="3115" calcext:value-type="float">
            <text:p>3115</text:p>
          </table:table-cell>
          <table:table-cell table:formula="of:=ABJAD([.$A452];2;1)" office:value-type="float" office:value="3185" calcext:value-type="float">
            <text:p>3185</text:p>
          </table:table-cell>
          <table:table-cell table:formula="of:=ABJAD([.$A452];3;1)" office:value-type="float" office:value="10890" calcext:value-type="float">
            <text:p>108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ALE</text:p>
          </table:table-cell>
          <table:table-cell table:formula="of:=NUMEROLOG([.$A453];&quot;modern&quot;;&quot;tam&quot;)" office:value-type="float" office:value="10" calcext:value-type="float">
            <text:p>10</text:p>
          </table:table-cell>
          <table:table-cell table:formula="of:=NUMEROLOG([.$A453];&quot;TR&quot;;&quot;tam&quot;)" office:value-type="float" office:value="35" calcext:value-type="float">
            <text:p>35</text:p>
          </table:table-cell>
          <table:table-cell table:formula="of:=ABJAD([.$A453];0;1)" office:value-type="float" office:value="14" calcext:value-type="float">
            <text:p>14</text:p>
          </table:table-cell>
          <table:table-cell table:formula="of:=ABJAD([.$A453];1;1)" office:value-type="float" office:value="86" calcext:value-type="float">
            <text:p>86</text:p>
          </table:table-cell>
          <table:table-cell table:formula="of:=ABJAD([.$A453];2;1)" office:value-type="float" office:value="102" calcext:value-type="float">
            <text:p>102</text:p>
          </table:table-cell>
          <table:table-cell table:formula="of:=ABJAD([.$A453];3;1)" office:value-type="float" office:value="2934" calcext:value-type="float">
            <text:p>29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ÜLİDE</text:p>
          </table:table-cell>
          <table:table-cell table:formula="of:=NUMEROLOG([.$A454];&quot;modern&quot;;&quot;tam&quot;)" office:value-type="float" office:value="25" calcext:value-type="float">
            <text:p>25</text:p>
          </table:table-cell>
          <table:table-cell table:formula="of:=NUMEROLOG([.$A454];&quot;TR&quot;;&quot;tam&quot;)" office:value-type="float" office:value="77" calcext:value-type="float">
            <text:p>77</text:p>
          </table:table-cell>
          <table:table-cell table:formula="of:=ABJAD([.$A454];0;1)" office:value-type="float" office:value="29" calcext:value-type="float">
            <text:p>29</text:p>
          </table:table-cell>
          <table:table-cell table:formula="of:=ABJAD([.$A454];1;1)" office:value-type="float" office:value="809" calcext:value-type="float">
            <text:p>809</text:p>
          </table:table-cell>
          <table:table-cell table:formula="of:=ABJAD([.$A454];2;1)" office:value-type="float" office:value="1549" calcext:value-type="float">
            <text:p>1549</text:p>
          </table:table-cell>
          <table:table-cell table:formula="of:=ABJAD([.$A454];3;1)" office:value-type="float" office:value="8235" calcext:value-type="float">
            <text:p>82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AN</text:p>
          </table:table-cell>
          <table:table-cell table:formula="of:=NUMEROLOG([.$A455];&quot;modern&quot;;&quot;tam&quot;)" office:value-type="float" office:value="9" calcext:value-type="float">
            <text:p>9</text:p>
          </table:table-cell>
          <table:table-cell table:formula="of:=NUMEROLOG([.$A455];&quot;TR&quot;;&quot;tam&quot;)" office:value-type="float" office:value="33" calcext:value-type="float">
            <text:p>33</text:p>
          </table:table-cell>
          <table:table-cell table:formula="of:=ABJAD([.$A455];0;1)" office:value-type="float" office:value="16" calcext:value-type="float">
            <text:p>16</text:p>
          </table:table-cell>
          <table:table-cell table:formula="of:=ABJAD([.$A455];1;1)" office:value-type="float" office:value="112" calcext:value-type="float">
            <text:p>112</text:p>
          </table:table-cell>
          <table:table-cell table:formula="of:=ABJAD([.$A455];2;1)" office:value-type="float" office:value="124" calcext:value-type="float">
            <text:p>124</text:p>
          </table:table-cell>
          <table:table-cell table:formula="of:=ABJAD([.$A455];3;1)" office:value-type="float" office:value="2619" calcext:value-type="float">
            <text:p>2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DER</text:p>
          </table:table-cell>
          <table:table-cell table:formula="of:=NUMEROLOG([.$A456];&quot;modern&quot;;&quot;tam&quot;)" office:value-type="float" office:value="21" calcext:value-type="float">
            <text:p>21</text:p>
          </table:table-cell>
          <table:table-cell table:formula="of:=NUMEROLOG([.$A456];&quot;TR&quot;;&quot;tam&quot;)" office:value-type="float" office:value="47" calcext:value-type="float">
            <text:p>47</text:p>
          </table:table-cell>
          <table:table-cell table:formula="of:=ABJAD([.$A456];0;1)" office:value-type="float" office:value="22" calcext:value-type="float">
            <text:p>22</text:p>
          </table:table-cell>
          <table:table-cell table:formula="of:=ABJAD([.$A456];1;1)" office:value-type="float" office:value="250" calcext:value-type="float">
            <text:p>250</text:p>
          </table:table-cell>
          <table:table-cell table:formula="of:=ABJAD([.$A456];2;1)" office:value-type="float" office:value="271" calcext:value-type="float">
            <text:p>271</text:p>
          </table:table-cell>
          <table:table-cell table:formula="of:=ABJAD([.$A456];3;1)" office:value-type="float" office:value="4393" calcext:value-type="float">
            <text:p>43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DİR</text:p>
          </table:table-cell>
          <table:table-cell table:formula="of:=NUMEROLOG([.$A457];&quot;modern&quot;;&quot;tam&quot;)" office:value-type="float" office:value="25" calcext:value-type="float">
            <text:p>25</text:p>
          </table:table-cell>
          <table:table-cell table:formula="of:=NUMEROLOG([.$A457];&quot;TR&quot;;&quot;tam&quot;)" office:value-type="float" office:value="53" calcext:value-type="float">
            <text:p>53</text:p>
          </table:table-cell>
          <table:table-cell table:formula="of:=ABJAD([.$A457];0;1)" office:value-type="float" office:value="25" calcext:value-type="float">
            <text:p>25</text:p>
          </table:table-cell>
          <table:table-cell table:formula="of:=ABJAD([.$A457];1;1)" office:value-type="float" office:value="265" calcext:value-type="float">
            <text:p>265</text:p>
          </table:table-cell>
          <table:table-cell table:formula="of:=ABJAD([.$A457];2;1)" office:value-type="float" office:value="301" calcext:value-type="float">
            <text:p>301</text:p>
          </table:table-cell>
          <table:table-cell table:formula="of:=ABJAD([.$A457];3;1)" office:value-type="float" office:value="5186" calcext:value-type="float">
            <text:p>51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ĞAN</text:p>
          </table:table-cell>
          <table:table-cell table:formula="of:=NUMEROLOG([.$A458];&quot;modern&quot;;&quot;tam&quot;)" office:value-type="float" office:value="16" calcext:value-type="float">
            <text:p>16</text:p>
          </table:table-cell>
          <table:table-cell table:formula="of:=NUMEROLOG([.$A458];&quot;TR&quot;;&quot;tam&quot;)" office:value-type="float" office:value="42" calcext:value-type="float">
            <text:p>42</text:p>
          </table:table-cell>
          <table:table-cell table:formula="of:=ABJAD([.$A458];0;1)" office:value-type="float" office:value="24" calcext:value-type="float">
            <text:p>24</text:p>
          </table:table-cell>
          <table:table-cell table:formula="of:=ABJAD([.$A458];1;1)" office:value-type="float" office:value="120" calcext:value-type="float">
            <text:p>120</text:p>
          </table:table-cell>
          <table:table-cell table:formula="of:=ABJAD([.$A458];2;1)" office:value-type="float" office:value="2737" calcext:value-type="float">
            <text:p>2737</text:p>
          </table:table-cell>
          <table:table-cell table:formula="of:=ABJAD([.$A458];3;1)" office:value-type="float" office:value="3984" calcext:value-type="float">
            <text:p>3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LENDER</text:p>
          </table:table-cell>
          <table:table-cell table:formula="of:=NUMEROLOG([.$A459];&quot;modern&quot;;&quot;tam&quot;)" office:value-type="float" office:value="34" calcext:value-type="float">
            <text:p>34</text:p>
          </table:table-cell>
          <table:table-cell table:formula="of:=NUMEROLOG([.$A459];&quot;TR&quot;;&quot;tam&quot;)" office:value-type="float" office:value="85" calcext:value-type="float">
            <text:p>85</text:p>
          </table:table-cell>
          <table:table-cell table:formula="of:=ABJAD([.$A459];0;1)" office:value-type="float" office:value="39" calcext:value-type="float">
            <text:p>39</text:p>
          </table:table-cell>
          <table:table-cell table:formula="of:=ABJAD([.$A459];1;1)" office:value-type="float" office:value="375" calcext:value-type="float">
            <text:p>375</text:p>
          </table:table-cell>
          <table:table-cell table:formula="of:=ABJAD([.$A459];2;1)" office:value-type="float" office:value="411" calcext:value-type="float">
            <text:p>411</text:p>
          </table:table-cell>
          <table:table-cell table:formula="of:=ABJAD([.$A459];3;1)" office:value-type="float" office:value="6810" calcext:value-type="float">
            <text:p>68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LKAN</text:p>
          </table:table-cell>
          <table:table-cell table:formula="of:=NUMEROLOG([.$A460];&quot;modern&quot;;&quot;tam&quot;)" office:value-type="float" office:value="14" calcext:value-type="float">
            <text:p>14</text:p>
          </table:table-cell>
          <table:table-cell table:formula="of:=NUMEROLOG([.$A460];&quot;TR&quot;;&quot;tam&quot;)" office:value-type="float" office:value="62" calcext:value-type="float">
            <text:p>62</text:p>
          </table:table-cell>
          <table:table-cell table:formula="of:=ABJAD([.$A460];0;1)" office:value-type="float" office:value="22" calcext:value-type="float">
            <text:p>22</text:p>
          </table:table-cell>
          <table:table-cell table:formula="of:=ABJAD([.$A460];1;1)" office:value-type="float" office:value="202" calcext:value-type="float">
            <text:p>202</text:p>
          </table:table-cell>
          <table:table-cell table:formula="of:=ABJAD([.$A460];2;1)" office:value-type="float" office:value="224" calcext:value-type="float">
            <text:p>224</text:p>
          </table:table-cell>
          <table:table-cell table:formula="of:=ABJAD([.$A460];3;1)" office:value-type="float" office:value="3034" calcext:value-type="float">
            <text:p>3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MERCAN</text:p>
          </table:table-cell>
          <table:table-cell table:formula="of:=NUMEROLOG([.$A461];&quot;modern&quot;;&quot;tam&quot;)" office:value-type="float" office:value="30" calcext:value-type="float">
            <text:p>30</text:p>
          </table:table-cell>
          <table:table-cell table:formula="of:=NUMEROLOG([.$A461];&quot;TR&quot;;&quot;tam&quot;)" office:value-type="float" office:value="79" calcext:value-type="float">
            <text:p>79</text:p>
          </table:table-cell>
          <table:table-cell table:formula="of:=ABJAD([.$A461];0;1)" office:value-type="float" office:value="32" calcext:value-type="float">
            <text:p>32</text:p>
          </table:table-cell>
          <table:table-cell table:formula="of:=ABJAD([.$A461];1;1)" office:value-type="float" office:value="380" calcext:value-type="float">
            <text:p>380</text:p>
          </table:table-cell>
          <table:table-cell table:formula="of:=ABJAD([.$A461];2;1)" office:value-type="float" office:value="412" calcext:value-type="float">
            <text:p>412</text:p>
          </table:table-cell>
          <table:table-cell table:formula="of:=ABJAD([.$A461];3;1)" office:value-type="float" office:value="7430" calcext:value-type="float">
            <text:p>7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MİL</text:p>
          </table:table-cell>
          <table:table-cell table:formula="of:=NUMEROLOG([.$A462];&quot;modern&quot;;&quot;tam&quot;)" office:value-type="float" office:value="19" calcext:value-type="float">
            <text:p>19</text:p>
          </table:table-cell>
          <table:table-cell table:formula="of:=NUMEROLOG([.$A462];&quot;TR&quot;;&quot;tam&quot;)" office:value-type="float" office:value="58" calcext:value-type="float">
            <text:p>58</text:p>
          </table:table-cell>
          <table:table-cell table:formula="of:=ABJAD([.$A462];0;1)" office:value-type="float" office:value="15" calcext:value-type="float">
            <text:p>15</text:p>
          </table:table-cell>
          <table:table-cell table:formula="of:=ABJAD([.$A462];1;1)" office:value-type="float" office:value="171" calcext:value-type="float">
            <text:p>171</text:p>
          </table:table-cell>
          <table:table-cell table:formula="of:=ABJAD([.$A462];2;1)" office:value-type="float" office:value="207" calcext:value-type="float">
            <text:p>207</text:p>
          </table:table-cell>
          <table:table-cell table:formula="of:=ABJAD([.$A462];3;1)" office:value-type="float" office:value="2858" calcext:value-type="float">
            <text:p>28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MURAN</text:p>
          </table:table-cell>
          <table:table-cell table:formula="of:=NUMEROLOG([.$A463];&quot;modern&quot;;&quot;tam&quot;)" office:value-type="float" office:value="25" calcext:value-type="float">
            <text:p>25</text:p>
          </table:table-cell>
          <table:table-cell table:formula="of:=NUMEROLOG([.$A463];&quot;TR&quot;;&quot;tam&quot;)" office:value-type="float" office:value="95" calcext:value-type="float">
            <text:p>95</text:p>
          </table:table-cell>
          <table:table-cell table:formula="of:=ABJAD([.$A463];0;1)" office:value-type="float" office:value="24" calcext:value-type="float">
            <text:p>24</text:p>
          </table:table-cell>
          <table:table-cell table:formula="of:=ABJAD([.$A463];1;1)" office:value-type="float" office:value="972" calcext:value-type="float">
            <text:p>972</text:p>
          </table:table-cell>
          <table:table-cell table:formula="of:=ABJAD([.$A463];2;1)" office:value-type="float" office:value="1594" calcext:value-type="float">
            <text:p>1594</text:p>
          </table:table-cell>
          <table:table-cell table:formula="of:=ABJAD([.$A463];3;1)" office:value-type="float" office:value="9481" calcext:value-type="float">
            <text:p>94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NSU</text:p>
          </table:table-cell>
          <table:table-cell table:formula="of:=NUMEROLOG([.$A464];&quot;modern&quot;;&quot;tam&quot;)" office:value-type="float" office:value="12" calcext:value-type="float">
            <text:p>12</text:p>
          </table:table-cell>
          <table:table-cell table:formula="of:=NUMEROLOG([.$A464];&quot;TR&quot;;&quot;tam&quot;)" office:value-type="float" office:value="79" calcext:value-type="float">
            <text:p>79</text:p>
          </table:table-cell>
          <table:table-cell table:formula="of:=ABJAD([.$A464];0;1)" office:value-type="float" office:value="15" calcext:value-type="float">
            <text:p>15</text:p>
          </table:table-cell>
          <table:table-cell table:formula="of:=ABJAD([.$A464];1;1)" office:value-type="float" office:value="1011" calcext:value-type="float">
            <text:p>1011</text:p>
          </table:table-cell>
          <table:table-cell table:formula="of:=ABJAD([.$A464];2;1)" office:value-type="float" office:value="1627" calcext:value-type="float">
            <text:p>1627</text:p>
          </table:table-cell>
          <table:table-cell table:formula="of:=ABJAD([.$A464];3;1)" office:value-type="float" office:value="8861" calcext:value-type="float">
            <text:p>88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SIM</text:p>
          </table:table-cell>
          <table:table-cell table:formula="of:=NUMEROLOG([.$A465];&quot;modern&quot;;&quot;tam&quot;)" office:value-type="float" office:value="17" calcext:value-type="float">
            <text:p>17</text:p>
          </table:table-cell>
          <table:table-cell table:formula="of:=NUMEROLOG([.$A465];&quot;TR&quot;;&quot;tam&quot;)" office:value-type="float" office:value="64" calcext:value-type="float">
            <text:p>64</text:p>
          </table:table-cell>
          <table:table-cell table:formula="of:=ABJAD([.$A465];0;1)" office:value-type="float" office:value="15" calcext:value-type="float">
            <text:p>15</text:p>
          </table:table-cell>
          <table:table-cell table:formula="of:=ABJAD([.$A465];1;1)" office:value-type="float" office:value="411" calcext:value-type="float">
            <text:p>411</text:p>
          </table:table-cell>
          <table:table-cell table:formula="of:=ABJAD([.$A465];2;1)" office:value-type="float" office:value="437" calcext:value-type="float">
            <text:p>437</text:p>
          </table:table-cell>
          <table:table-cell table:formula="of:=ABJAD([.$A465];3;1)" office:value-type="float" office:value="4986" calcext:value-type="float">
            <text:p>4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MAL</text:p>
          </table:table-cell>
          <table:table-cell table:formula="of:=NUMEROLOG([.$A466];&quot;modern&quot;;&quot;tam&quot;)" office:value-type="float" office:value="15" calcext:value-type="float">
            <text:p>15</text:p>
          </table:table-cell>
          <table:table-cell table:formula="of:=NUMEROLOG([.$A466];&quot;TR&quot;;&quot;tam&quot;)" office:value-type="float" office:value="52" calcext:value-type="float">
            <text:p>52</text:p>
          </table:table-cell>
          <table:table-cell table:formula="of:=ABJAD([.$A466];0;1)" office:value-type="float" office:value="12" calcext:value-type="float">
            <text:p>12</text:p>
          </table:table-cell>
          <table:table-cell table:formula="of:=ABJAD([.$A466];1;1)" office:value-type="float" office:value="156" calcext:value-type="float">
            <text:p>156</text:p>
          </table:table-cell>
          <table:table-cell table:formula="of:=ABJAD([.$A466];2;1)" office:value-type="float" office:value="177" calcext:value-type="float">
            <text:p>177</text:p>
          </table:table-cell>
          <table:table-cell table:formula="of:=ABJAD([.$A466];3;1)" office:value-type="float" office:value="2065" calcext:value-type="float">
            <text:p>20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NAN</text:p>
          </table:table-cell>
          <table:table-cell table:formula="of:=NUMEROLOG([.$A467];&quot;modern&quot;;&quot;tam&quot;)" office:value-type="float" office:value="18" calcext:value-type="float">
            <text:p>18</text:p>
          </table:table-cell>
          <table:table-cell table:formula="of:=NUMEROLOG([.$A467];&quot;TR&quot;;&quot;tam&quot;)" office:value-type="float" office:value="55" calcext:value-type="float">
            <text:p>55</text:p>
          </table:table-cell>
          <table:table-cell table:formula="of:=ABJAD([.$A467];0;1)" office:value-type="float" office:value="30" calcext:value-type="float">
            <text:p>30</text:p>
          </table:table-cell>
          <table:table-cell table:formula="of:=ABJAD([.$A467];1;1)" office:value-type="float" office:value="186" calcext:value-type="float">
            <text:p>186</text:p>
          </table:table-cell>
          <table:table-cell table:formula="of:=ABJAD([.$A467];2;1)" office:value-type="float" office:value="207" calcext:value-type="float">
            <text:p>207</text:p>
          </table:table-cell>
          <table:table-cell table:formula="of:=ABJAD([.$A467];3;1)" office:value-type="float" office:value="4689" calcext:value-type="float">
            <text:p>46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RİM</text:p>
          </table:table-cell>
          <table:table-cell table:formula="of:=NUMEROLOG([.$A468];&quot;modern&quot;;&quot;tam&quot;)" office:value-type="float" office:value="29" calcext:value-type="float">
            <text:p>29</text:p>
          </table:table-cell>
          <table:table-cell table:formula="of:=NUMEROLOG([.$A468];&quot;TR&quot;;&quot;tam&quot;)" office:value-type="float" office:value="69" calcext:value-type="float">
            <text:p>69</text:p>
          </table:table-cell>
          <table:table-cell table:formula="of:=ABJAD([.$A468];0;1)" office:value-type="float" office:value="25" calcext:value-type="float">
            <text:p>25</text:p>
          </table:table-cell>
          <table:table-cell table:formula="of:=ABJAD([.$A468];1;1)" office:value-type="float" office:value="325" calcext:value-type="float">
            <text:p>325</text:p>
          </table:table-cell>
          <table:table-cell table:formula="of:=ABJAD([.$A468];2;1)" office:value-type="float" office:value="365" calcext:value-type="float">
            <text:p>365</text:p>
          </table:table-cell>
          <table:table-cell table:formula="of:=ABJAD([.$A468];3;1)" office:value-type="float" office:value="5598" calcext:value-type="float">
            <text:p>55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RİME</text:p>
          </table:table-cell>
          <table:table-cell table:formula="of:=NUMEROLOG([.$A469];&quot;modern&quot;;&quot;tam&quot;)" office:value-type="float" office:value="34" calcext:value-type="float">
            <text:p>34</text:p>
          </table:table-cell>
          <table:table-cell table:formula="of:=NUMEROLOG([.$A469];&quot;TR&quot;;&quot;tam&quot;)" office:value-type="float" office:value="75" calcext:value-type="float">
            <text:p>75</text:p>
          </table:table-cell>
          <table:table-cell table:formula="of:=ABJAD([.$A469];0;1)" office:value-type="float" office:value="30" calcext:value-type="float">
            <text:p>30</text:p>
          </table:table-cell>
          <table:table-cell table:formula="of:=ABJAD([.$A469];1;1)" office:value-type="float" office:value="330" calcext:value-type="float">
            <text:p>330</text:p>
          </table:table-cell>
          <table:table-cell table:formula="of:=ABJAD([.$A469];2;1)" office:value-type="float" office:value="375" calcext:value-type="float">
            <text:p>375</text:p>
          </table:table-cell>
          <table:table-cell table:formula="of:=ABJAD([.$A469];3;1)" office:value-type="float" office:value="6005" calcext:value-type="float">
            <text:p>60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ZBAN</text:p>
          </table:table-cell>
          <table:table-cell table:formula="of:=NUMEROLOG([.$A470];&quot;modern&quot;;&quot;tam&quot;)" office:value-type="float" office:value="23" calcext:value-type="float">
            <text:p>23</text:p>
          </table:table-cell>
          <table:table-cell table:formula="of:=NUMEROLOG([.$A470];&quot;TR&quot;;&quot;tam&quot;)" office:value-type="float" office:value="69" calcext:value-type="float">
            <text:p>69</text:p>
          </table:table-cell>
          <table:table-cell table:formula="of:=ABJAD([.$A470];0;1)" office:value-type="float" office:value="26" calcext:value-type="float">
            <text:p>26</text:p>
          </table:table-cell>
          <table:table-cell table:formula="of:=ABJAD([.$A470];1;1)" office:value-type="float" office:value="1118" calcext:value-type="float">
            <text:p>1118</text:p>
          </table:table-cell>
          <table:table-cell table:formula="of:=ABJAD([.$A470];2;1)" office:value-type="float" office:value="1144" calcext:value-type="float">
            <text:p>1144</text:p>
          </table:table-cell>
          <table:table-cell table:formula="of:=ABJAD([.$A470];3;1)" office:value-type="float" office:value="2976" calcext:value-type="float">
            <text:p>29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EZİBAN</text:p>
          </table:table-cell>
          <table:table-cell table:formula="of:=NUMEROLOG([.$A471];&quot;modern&quot;;&quot;tam&quot;)" office:value-type="float" office:value="32" calcext:value-type="float">
            <text:p>32</text:p>
          </table:table-cell>
          <table:table-cell table:formula="of:=NUMEROLOG([.$A471];&quot;TR&quot;;&quot;tam&quot;)" office:value-type="float" office:value="81" calcext:value-type="float">
            <text:p>81</text:p>
          </table:table-cell>
          <table:table-cell table:formula="of:=ABJAD([.$A471];0;1)" office:value-type="float" office:value="34" calcext:value-type="float">
            <text:p>34</text:p>
          </table:table-cell>
          <table:table-cell table:formula="of:=ABJAD([.$A471];1;1)" office:value-type="float" office:value="1138" calcext:value-type="float">
            <text:p>1138</text:p>
          </table:table-cell>
          <table:table-cell table:formula="of:=ABJAD([.$A471];2;1)" office:value-type="float" office:value="1184" calcext:value-type="float">
            <text:p>1184</text:p>
          </table:table-cell>
          <table:table-cell table:formula="of:=ABJAD([.$A471];3;1)" office:value-type="float" office:value="4176" calcext:value-type="float">
            <text:p>41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IVANÇ</text:p>
          </table:table-cell>
          <table:table-cell table:formula="of:=NUMEROLOG([.$A472];&quot;modern&quot;;&quot;tam&quot;)" office:value-type="float" office:value="24" calcext:value-type="float">
            <text:p>24</text:p>
          </table:table-cell>
          <table:table-cell table:formula="of:=NUMEROLOG([.$A472];&quot;TR&quot;;&quot;tam&quot;)" office:value-type="float" office:value="74" calcext:value-type="float">
            <text:p>74</text:p>
          </table:table-cell>
          <table:table-cell table:formula="of:=ABJAD([.$A472];0;1)" office:value-type="float" office:value="36" calcext:value-type="float">
            <text:p>36</text:p>
          </table:table-cell>
          <table:table-cell table:formula="of:=ABJAD([.$A472];1;1)" office:value-type="float" office:value="924" calcext:value-type="float">
            <text:p>924</text:p>
          </table:table-cell>
          <table:table-cell table:formula="of:=ABJAD([.$A472];2;1)" office:value-type="float" office:value="955" calcext:value-type="float">
            <text:p>955</text:p>
          </table:table-cell>
          <table:table-cell table:formula="of:=ABJAD([.$A472];3;1)" office:value-type="float" office:value="7215" calcext:value-type="float">
            <text:p>72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IYMET</text:p>
          </table:table-cell>
          <table:table-cell table:formula="of:=NUMEROLOG([.$A473];&quot;modern&quot;;&quot;tam&quot;)" office:value-type="float" office:value="29" calcext:value-type="float">
            <text:p>29</text:p>
          </table:table-cell>
          <table:table-cell table:formula="of:=NUMEROLOG([.$A473];&quot;TR&quot;;&quot;tam&quot;)" office:value-type="float" office:value="99" calcext:value-type="float">
            <text:p>99</text:p>
          </table:table-cell>
          <table:table-cell table:formula="of:=ABJAD([.$A473];0;1)" office:value-type="float" office:value="27" calcext:value-type="float">
            <text:p>27</text:p>
          </table:table-cell>
          <table:table-cell table:formula="of:=ABJAD([.$A473];1;1)" office:value-type="float" office:value="1515" calcext:value-type="float">
            <text:p>1515</text:p>
          </table:table-cell>
          <table:table-cell table:formula="of:=ABJAD([.$A473];2;1)" office:value-type="float" office:value="1550" calcext:value-type="float">
            <text:p>1550</text:p>
          </table:table-cell>
          <table:table-cell table:formula="of:=ABJAD([.$A473];3;1)" office:value-type="float" office:value="9199" calcext:value-type="float">
            <text:p>9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NURALP</text:p>
          </table:table-cell>
          <table:table-cell table:formula="of:=NUMEROLOG([.$A474];&quot;modern&quot;;&quot;tam&quot;)" office:value-type="float" office:value="36" calcext:value-type="float">
            <text:p>36</text:p>
          </table:table-cell>
          <table:table-cell table:formula="of:=NUMEROLOG([.$A474];&quot;TR&quot;;&quot;tam&quot;)" office:value-type="float" office:value="131" calcext:value-type="float">
            <text:p>131</text:p>
          </table:table-cell>
          <table:table-cell table:formula="of:=ABJAD([.$A474];0;1)" office:value-type="float" office:value="37" calcext:value-type="float">
            <text:p>37</text:p>
          </table:table-cell>
          <table:table-cell table:formula="of:=ABJAD([.$A474];1;1)" office:value-type="float" office:value="1141" calcext:value-type="float">
            <text:p>1141</text:p>
          </table:table-cell>
          <table:table-cell table:formula="of:=ABJAD([.$A474];2;1)" office:value-type="float" office:value="1847" calcext:value-type="float">
            <text:p>1847</text:p>
          </table:table-cell>
          <table:table-cell table:formula="of:=ABJAD([.$A474];3;1)" office:value-type="float" office:value="11683" calcext:value-type="float">
            <text:p>116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RAY</text:p>
          </table:table-cell>
          <table:table-cell table:formula="of:=NUMEROLOG([.$A475];&quot;modern&quot;;&quot;tam&quot;)" office:value-type="float" office:value="25" calcext:value-type="float">
            <text:p>25</text:p>
          </table:table-cell>
          <table:table-cell table:formula="of:=NUMEROLOG([.$A475];&quot;TR&quot;;&quot;tam&quot;)" office:value-type="float" office:value="82" calcext:value-type="float">
            <text:p>82</text:p>
          </table:table-cell>
          <table:table-cell table:formula="of:=ABJAD([.$A475];0;1)" office:value-type="float" office:value="21" calcext:value-type="float">
            <text:p>21</text:p>
          </table:table-cell>
          <table:table-cell table:formula="of:=ABJAD([.$A475];1;1)" office:value-type="float" office:value="1221" calcext:value-type="float">
            <text:p>1221</text:p>
          </table:table-cell>
          <table:table-cell table:formula="of:=ABJAD([.$A475];2;1)" office:value-type="float" office:value="1317" calcext:value-type="float">
            <text:p>1317</text:p>
          </table:table-cell>
          <table:table-cell table:formula="of:=ABJAD([.$A475];3;1)" office:value-type="float" office:value="8236" calcext:value-type="float">
            <text:p>82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RHAN</text:p>
          </table:table-cell>
          <table:table-cell table:formula="of:=NUMEROLOG([.$A476];&quot;modern&quot;;&quot;tam&quot;)" office:value-type="float" office:value="31" calcext:value-type="float">
            <text:p>31</text:p>
          </table:table-cell>
          <table:table-cell table:formula="of:=NUMEROLOG([.$A476];&quot;TR&quot;;&quot;tam&quot;)" office:value-type="float" office:value="81" calcext:value-type="float">
            <text:p>81</text:p>
          </table:table-cell>
          <table:table-cell table:formula="of:=ABJAD([.$A476];0;1)" office:value-type="float" office:value="40" calcext:value-type="float">
            <text:p>40</text:p>
          </table:table-cell>
          <table:table-cell table:formula="of:=ABJAD([.$A476];1;1)" office:value-type="float" office:value="400" calcext:value-type="float">
            <text:p>400</text:p>
          </table:table-cell>
          <table:table-cell table:formula="of:=ABJAD([.$A476];2;1)" office:value-type="float" office:value="501" calcext:value-type="float">
            <text:p>501</text:p>
          </table:table-cell>
          <table:table-cell table:formula="of:=ABJAD([.$A476];3;1)" office:value-type="float" office:value="7521" calcext:value-type="float">
            <text:p>75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BİLAY</text:p>
          </table:table-cell>
          <table:table-cell table:formula="of:=NUMEROLOG([.$A477];&quot;modern&quot;;&quot;tam&quot;)" office:value-type="float" office:value="27" calcext:value-type="float">
            <text:p>27</text:p>
          </table:table-cell>
          <table:table-cell table:formula="of:=NUMEROLOG([.$A477];&quot;TR&quot;;&quot;tam&quot;)" office:value-type="float" office:value="97" calcext:value-type="float">
            <text:p>97</text:p>
          </table:table-cell>
          <table:table-cell table:formula="of:=ABJAD([.$A477];0;1)" office:value-type="float" office:value="17" calcext:value-type="float">
            <text:p>17</text:p>
          </table:table-cell>
          <table:table-cell table:formula="of:=ABJAD([.$A477];1;1)" office:value-type="float" office:value="1613" calcext:value-type="float">
            <text:p>1613</text:p>
          </table:table-cell>
          <table:table-cell table:formula="of:=ABJAD([.$A477];2;1)" office:value-type="float" office:value="2254" calcext:value-type="float">
            <text:p>2254</text:p>
          </table:table-cell>
          <table:table-cell table:formula="of:=ABJAD([.$A477];3;1)" office:value-type="float" office:value="9402" calcext:value-type="float">
            <text:p>9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BRA</text:p>
          </table:table-cell>
          <table:table-cell table:formula="of:=NUMEROLOG([.$A478];&quot;modern&quot;;&quot;tam&quot;)" office:value-type="float" office:value="17" calcext:value-type="float">
            <text:p>17</text:p>
          </table:table-cell>
          <table:table-cell table:formula="of:=NUMEROLOG([.$A478];&quot;TR&quot;;&quot;tam&quot;)" office:value-type="float" office:value="64" calcext:value-type="float">
            <text:p>64</text:p>
          </table:table-cell>
          <table:table-cell table:formula="of:=ABJAD([.$A478];0;1)" office:value-type="float" office:value="19" calcext:value-type="float">
            <text:p>19</text:p>
          </table:table-cell>
          <table:table-cell table:formula="of:=ABJAD([.$A478];1;1)" office:value-type="float" office:value="943" calcext:value-type="float">
            <text:p>943</text:p>
          </table:table-cell>
          <table:table-cell table:formula="of:=ABJAD([.$A478];2;1)" office:value-type="float" office:value="1659" calcext:value-type="float">
            <text:p>1659</text:p>
          </table:table-cell>
          <table:table-cell table:formula="of:=ABJAD([.$A478];3;1)" office:value-type="float" office:value="6801" calcext:value-type="float">
            <text:p>68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NTER</text:p>
          </table:table-cell>
          <table:table-cell table:formula="of:=NUMEROLOG([.$A479];&quot;modern&quot;;&quot;tam&quot;)" office:value-type="float" office:value="26" calcext:value-type="float">
            <text:p>26</text:p>
          </table:table-cell>
          <table:table-cell table:formula="of:=NUMEROLOG([.$A479];&quot;TR&quot;;&quot;tam&quot;)" office:value-type="float" office:value="107" calcext:value-type="float">
            <text:p>107</text:p>
          </table:table-cell>
          <table:table-cell table:formula="of:=ABJAD([.$A479];0;1)" office:value-type="float" office:value="35" calcext:value-type="float">
            <text:p>35</text:p>
          </table:table-cell>
          <table:table-cell table:formula="of:=ABJAD([.$A479];1;1)" office:value-type="float" office:value="1415" calcext:value-type="float">
            <text:p>1415</text:p>
          </table:table-cell>
          <table:table-cell table:formula="of:=ABJAD([.$A479];2;1)" office:value-type="float" office:value="2040" calcext:value-type="float">
            <text:p>2040</text:p>
          </table:table-cell>
          <table:table-cell table:formula="of:=ABJAD([.$A479];3;1)" office:value-type="float" office:value="11430" calcext:value-type="float">
            <text:p>11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RŞAD</text:p>
          </table:table-cell>
          <table:table-cell table:formula="of:=NUMEROLOG([.$A480];&quot;modern&quot;;&quot;tam&quot;)" office:value-type="float" office:value="20" calcext:value-type="float">
            <text:p>20</text:p>
          </table:table-cell>
          <table:table-cell table:formula="of:=NUMEROLOG([.$A480];&quot;TR&quot;;&quot;tam&quot;)" office:value-type="float" office:value="90" calcext:value-type="float">
            <text:p>90</text:p>
          </table:table-cell>
          <table:table-cell table:formula="of:=ABJAD([.$A480];0;1)" office:value-type="float" office:value="25" calcext:value-type="float">
            <text:p>25</text:p>
          </table:table-cell>
          <table:table-cell table:formula="of:=ABJAD([.$A480];1;1)" office:value-type="float" office:value="1345" calcext:value-type="float">
            <text:p>1345</text:p>
          </table:table-cell>
          <table:table-cell table:formula="of:=ABJAD([.$A480];2;1)" office:value-type="float" office:value="2066" calcext:value-type="float">
            <text:p>2066</text:p>
          </table:table-cell>
          <table:table-cell table:formula="of:=ABJAD([.$A480];3;1)" office:value-type="float" office:value="10909" calcext:value-type="float">
            <text:p>10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ÜRŞAT</text:p>
          </table:table-cell>
          <table:table-cell table:formula="of:=NUMEROLOG([.$A481];&quot;modern&quot;;&quot;tam&quot;)" office:value-type="float" office:value="18" calcext:value-type="float">
            <text:p>18</text:p>
          </table:table-cell>
          <table:table-cell table:formula="of:=NUMEROLOG([.$A481];&quot;TR&quot;;&quot;tam&quot;)" office:value-type="float" office:value="109" calcext:value-type="float">
            <text:p>109</text:p>
          </table:table-cell>
          <table:table-cell table:formula="of:=ABJAD([.$A481];0;1)" office:value-type="float" office:value="29" calcext:value-type="float">
            <text:p>29</text:p>
          </table:table-cell>
          <table:table-cell table:formula="of:=ABJAD([.$A481];1;1)" office:value-type="float" office:value="1841" calcext:value-type="float">
            <text:p>1841</text:p>
          </table:table-cell>
          <table:table-cell table:formula="of:=ABJAD([.$A481];2;1)" office:value-type="float" office:value="2562" calcext:value-type="float">
            <text:p>2562</text:p>
          </table:table-cell>
          <table:table-cell table:formula="of:=ABJAD([.$A481];3;1)" office:value-type="float" office:value="13122" calcext:value-type="float">
            <text:p>131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URTULUŞ</text:p>
          </table:table-cell>
          <table:table-cell table:formula="of:=NUMEROLOG([.$A482];&quot;modern&quot;;&quot;tam&quot;)" office:value-type="float" office:value="26" calcext:value-type="float">
            <text:p>26</text:p>
          </table:table-cell>
          <table:table-cell table:formula="of:=NUMEROLOG([.$A482];&quot;TR&quot;;&quot;tam&quot;)" office:value-type="float" office:value="172" calcext:value-type="float">
            <text:p>172</text:p>
          </table:table-cell>
          <table:table-cell table:formula="of:=ABJAD([.$A482];0;1)" office:value-type="float" office:value="26" calcext:value-type="float">
            <text:p>26</text:p>
          </table:table-cell>
          <table:table-cell table:formula="of:=ABJAD([.$A482];1;1)" office:value-type="float" office:value="2990" calcext:value-type="float">
            <text:p>2990</text:p>
          </table:table-cell>
          <table:table-cell table:formula="of:=ABJAD([.$A482];2;1)" office:value-type="float" office:value="4815" calcext:value-type="float">
            <text:p>4815</text:p>
          </table:table-cell>
          <table:table-cell table:formula="of:=ABJAD([.$A482];3;1)" office:value-type="float" office:value="18979" calcext:value-type="float">
            <text:p>189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LE</text:p>
          </table:table-cell>
          <table:table-cell table:formula="of:=NUMEROLOG([.$A483];&quot;modern&quot;;&quot;tam&quot;)" office:value-type="float" office:value="12" calcext:value-type="float">
            <text:p>12</text:p>
          </table:table-cell>
          <table:table-cell table:formula="of:=NUMEROLOG([.$A483];&quot;TR&quot;;&quot;tam&quot;)" office:value-type="float" office:value="37" calcext:value-type="float">
            <text:p>37</text:p>
          </table:table-cell>
          <table:table-cell table:formula="of:=ABJAD([.$A483];0;1)" office:value-type="float" office:value="10" calcext:value-type="float">
            <text:p>10</text:p>
          </table:table-cell>
          <table:table-cell table:formula="of:=ABJAD([.$A483];1;1)" office:value-type="float" office:value="106" calcext:value-type="float">
            <text:p>106</text:p>
          </table:table-cell>
          <table:table-cell table:formula="of:=ABJAD([.$A483];2;1)" office:value-type="float" office:value="122" calcext:value-type="float">
            <text:p>122</text:p>
          </table:table-cell>
          <table:table-cell table:formula="of:=ABJAD([.$A483];3;1)" office:value-type="float" office:value="879" calcext:value-type="float">
            <text:p>8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TİFE</text:p>
          </table:table-cell>
          <table:table-cell table:formula="of:=NUMEROLOG([.$A484];&quot;modern&quot;;&quot;tam&quot;)" office:value-type="float" office:value="26" calcext:value-type="float">
            <text:p>26</text:p>
          </table:table-cell>
          <table:table-cell table:formula="of:=NUMEROLOG([.$A484];&quot;TR&quot;;&quot;tam&quot;)" office:value-type="float" office:value="65" calcext:value-type="float">
            <text:p>65</text:p>
          </table:table-cell>
          <table:table-cell table:formula="of:=ABJAD([.$A484];0;1)" office:value-type="float" office:value="30" calcext:value-type="float">
            <text:p>30</text:p>
          </table:table-cell>
          <table:table-cell table:formula="of:=ABJAD([.$A484];1;1)" office:value-type="float" office:value="582" calcext:value-type="float">
            <text:p>582</text:p>
          </table:table-cell>
          <table:table-cell table:formula="of:=ABJAD([.$A484];2;1)" office:value-type="float" office:value="623" calcext:value-type="float">
            <text:p>623</text:p>
          </table:table-cell>
          <table:table-cell table:formula="of:=ABJAD([.$A484];3;1)" office:value-type="float" office:value="5522" calcext:value-type="float">
            <text:p>55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MAN</text:p>
          </table:table-cell>
          <table:table-cell table:formula="of:=NUMEROLOG([.$A485];&quot;modern&quot;;&quot;tam&quot;)" office:value-type="float" office:value="18" calcext:value-type="float">
            <text:p>18</text:p>
          </table:table-cell>
          <table:table-cell table:formula="of:=NUMEROLOG([.$A485];&quot;TR&quot;;&quot;tam&quot;)" office:value-type="float" office:value="55" calcext:value-type="float">
            <text:p>55</text:p>
          </table:table-cell>
          <table:table-cell table:formula="of:=ABJAD([.$A485];0;1)" office:value-type="float" office:value="18" calcext:value-type="float">
            <text:p>18</text:p>
          </table:table-cell>
          <table:table-cell table:formula="of:=ABJAD([.$A485];1;1)" office:value-type="float" office:value="186" calcext:value-type="float">
            <text:p>186</text:p>
          </table:table-cell>
          <table:table-cell table:formula="of:=ABJAD([.$A485];2;1)" office:value-type="float" office:value="207" calcext:value-type="float">
            <text:p>207</text:p>
          </table:table-cell>
          <table:table-cell table:formula="of:=ABJAD([.$A485];3;1)" office:value-type="float" office:value="3660" calcext:value-type="float">
            <text:p>36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VENT</text:p>
          </table:table-cell>
          <table:table-cell table:formula="of:=NUMEROLOG([.$A486];&quot;modern&quot;;&quot;tam&quot;)" office:value-type="float" office:value="24" calcext:value-type="float">
            <text:p>24</text:p>
          </table:table-cell>
          <table:table-cell table:formula="of:=NUMEROLOG([.$A486];&quot;TR&quot;;&quot;tam&quot;)" office:value-type="float" office:value="95" calcext:value-type="float">
            <text:p>95</text:p>
          </table:table-cell>
          <table:table-cell table:formula="of:=ABJAD([.$A486];0;1)" office:value-type="float" office:value="38" calcext:value-type="float">
            <text:p>38</text:p>
          </table:table-cell>
          <table:table-cell table:formula="of:=ABJAD([.$A486];1;1)" office:value-type="float" office:value="1430" calcext:value-type="float">
            <text:p>1430</text:p>
          </table:table-cell>
          <table:table-cell table:formula="of:=ABJAD([.$A486];2;1)" office:value-type="float" office:value="1460" calcext:value-type="float">
            <text:p>1460</text:p>
          </table:table-cell>
          <table:table-cell table:formula="of:=ABJAD([.$A486];3;1)" office:value-type="float" office:value="9796" calcext:value-type="float">
            <text:p>97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YLA</text:p>
          </table:table-cell>
          <table:table-cell table:formula="of:=NUMEROLOG([.$A487];&quot;modern&quot;;&quot;tam&quot;)" office:value-type="float" office:value="19" calcext:value-type="float">
            <text:p>19</text:p>
          </table:table-cell>
          <table:table-cell table:formula="of:=NUMEROLOG([.$A487];&quot;TR&quot;;&quot;tam&quot;)" office:value-type="float" office:value="65" calcext:value-type="float">
            <text:p>65</text:p>
          </table:table-cell>
          <table:table-cell table:formula="of:=ABJAD([.$A487];0;1)" office:value-type="float" office:value="10" calcext:value-type="float">
            <text:p>10</text:p>
          </table:table-cell>
          <table:table-cell table:formula="of:=ABJAD([.$A487];1;1)" office:value-type="float" office:value="1006" calcext:value-type="float">
            <text:p>1006</text:p>
          </table:table-cell>
          <table:table-cell table:formula="of:=ABJAD([.$A487];2;1)" office:value-type="float" office:value="1027" calcext:value-type="float">
            <text:p>1027</text:p>
          </table:table-cell>
          <table:table-cell table:formula="of:=ABJAD([.$A487];3;1)" office:value-type="float" office:value="5203" calcext:value-type="float">
            <text:p>52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ZİZ</text:p>
          </table:table-cell>
          <table:table-cell table:formula="of:=NUMEROLOG([.$A488];&quot;modern&quot;;&quot;tam&quot;)" office:value-type="float" office:value="33" calcext:value-type="float">
            <text:p>33</text:p>
          </table:table-cell>
          <table:table-cell table:formula="of:=NUMEROLOG([.$A488];&quot;TR&quot;;&quot;tam&quot;)" office:value-type="float" office:value="91" calcext:value-type="float">
            <text:p>91</text:p>
          </table:table-cell>
          <table:table-cell table:formula="of:=ABJAD([.$A488];0;1)" office:value-type="float" office:value="23" calcext:value-type="float">
            <text:p>23</text:p>
          </table:table-cell>
          <table:table-cell table:formula="of:=ABJAD([.$A488];1;1)" office:value-type="float" office:value="2075" calcext:value-type="float">
            <text:p>2075</text:p>
          </table:table-cell>
          <table:table-cell table:formula="of:=ABJAD([.$A488];2;1)" office:value-type="float" office:value="2115" calcext:value-type="float">
            <text:p>2115</text:p>
          </table:table-cell>
          <table:table-cell table:formula="of:=ABJAD([.$A488];3;1)" office:value-type="float" office:value="1916" calcext:value-type="float">
            <text:p>19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ÜTFİ</text:p>
          </table:table-cell>
          <table:table-cell table:formula="of:=NUMEROLOG([.$A489];&quot;modern&quot;;&quot;tam&quot;)" office:value-type="float" office:value="23" calcext:value-type="float">
            <text:p>23</text:p>
          </table:table-cell>
          <table:table-cell table:formula="of:=NUMEROLOG([.$A489];&quot;TR&quot;;&quot;tam&quot;)" office:value-type="float" office:value="84" calcext:value-type="float">
            <text:p>84</text:p>
          </table:table-cell>
          <table:table-cell table:formula="of:=ABJAD([.$A489];0;1)" office:value-type="float" office:value="28" calcext:value-type="float">
            <text:p>28</text:p>
          </table:table-cell>
          <table:table-cell table:formula="of:=ABJAD([.$A489];1;1)" office:value-type="float" office:value="1276" calcext:value-type="float">
            <text:p>1276</text:p>
          </table:table-cell>
          <table:table-cell table:formula="of:=ABJAD([.$A489];2;1)" office:value-type="float" office:value="2011" calcext:value-type="float">
            <text:p>2011</text:p>
          </table:table-cell>
          <table:table-cell table:formula="of:=ABJAD([.$A489];3;1)" office:value-type="float" office:value="8422" calcext:value-type="float">
            <text:p>84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İR</text:p>
          </table:table-cell>
          <table:table-cell table:formula="of:=NUMEROLOG([.$A490];&quot;modern&quot;;&quot;tam&quot;)" office:value-type="float" office:value="31" calcext:value-type="float">
            <text:p>31</text:p>
          </table:table-cell>
          <table:table-cell table:formula="of:=NUMEROLOG([.$A490];&quot;TR&quot;;&quot;tam&quot;)" office:value-type="float" office:value="60" calcext:value-type="float">
            <text:p>60</text:p>
          </table:table-cell>
          <table:table-cell table:formula="of:=ABJAD([.$A490];0;1)" office:value-type="float" office:value="26" calcext:value-type="float">
            <text:p>26</text:p>
          </table:table-cell>
          <table:table-cell table:formula="of:=ABJAD([.$A490];1;1)" office:value-type="float" office:value="290" calcext:value-type="float">
            <text:p>290</text:p>
          </table:table-cell>
          <table:table-cell table:formula="of:=ABJAD([.$A490];2;1)" office:value-type="float" office:value="326" calcext:value-type="float">
            <text:p>326</text:p>
          </table:table-cell>
          <table:table-cell table:formula="of:=ABJAD([.$A490];3;1)" office:value-type="float" office:value="6847" calcext:value-type="float">
            <text:p>6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MUT</text:p>
          </table:table-cell>
          <table:table-cell table:formula="of:=NUMEROLOG([.$A491];&quot;modern&quot;;&quot;tam&quot;)" office:value-type="float" office:value="22" calcext:value-type="float">
            <text:p>22</text:p>
          </table:table-cell>
          <table:table-cell table:formula="of:=NUMEROLOG([.$A491];&quot;TR&quot;;&quot;tam&quot;)" office:value-type="float" office:value="92" calcext:value-type="float">
            <text:p>92</text:p>
          </table:table-cell>
          <table:table-cell table:formula="of:=ABJAD([.$A491];0;1)" office:value-type="float" office:value="18" calcext:value-type="float">
            <text:p>18</text:p>
          </table:table-cell>
          <table:table-cell table:formula="of:=ABJAD([.$A491];1;1)" office:value-type="float" office:value="1230" calcext:value-type="float">
            <text:p>1230</text:p>
          </table:table-cell>
          <table:table-cell table:formula="of:=ABJAD([.$A491];2;1)" office:value-type="float" office:value="1851" calcext:value-type="float">
            <text:p>1851</text:p>
          </table:table-cell>
          <table:table-cell table:formula="of:=ABJAD([.$A491];3;1)" office:value-type="float" office:value="10156" calcext:value-type="float">
            <text:p>10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PERİ</text:p>
          </table:table-cell>
          <table:table-cell table:formula="of:=NUMEROLOG([.$A492];&quot;modern&quot;;&quot;tam&quot;)" office:value-type="float" office:value="43" calcext:value-type="float">
            <text:p>43</text:p>
          </table:table-cell>
          <table:table-cell table:formula="of:=NUMEROLOG([.$A492];&quot;TR&quot;;&quot;tam&quot;)" office:value-type="float" office:value="86" calcext:value-type="float">
            <text:p>86</text:p>
          </table:table-cell>
          <table:table-cell table:formula="of:=ABJAD([.$A492];0;1)" office:value-type="float" office:value="35" calcext:value-type="float">
            <text:p>35</text:p>
          </table:table-cell>
          <table:table-cell table:formula="of:=ABJAD([.$A492];1;1)" office:value-type="float" office:value="395" calcext:value-type="float">
            <text:p>395</text:p>
          </table:table-cell>
          <table:table-cell table:formula="of:=ABJAD([.$A492];2;1)" office:value-type="float" office:value="441" calcext:value-type="float">
            <text:p>441</text:p>
          </table:table-cell>
          <table:table-cell table:formula="of:=ABJAD([.$A492];3;1)" office:value-type="float" office:value="9854" calcext:value-type="float">
            <text:p>98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HSUM</text:p>
          </table:table-cell>
          <table:table-cell table:formula="of:=NUMEROLOG([.$A493];&quot;modern&quot;;&quot;tam&quot;)" office:value-type="float" office:value="21" calcext:value-type="float">
            <text:p>21</text:p>
          </table:table-cell>
          <table:table-cell table:formula="of:=NUMEROLOG([.$A493];&quot;TR&quot;;&quot;tam&quot;)" office:value-type="float" office:value="90" calcext:value-type="float">
            <text:p>90</text:p>
          </table:table-cell>
          <table:table-cell table:formula="of:=ABJAD([.$A493];0;1)" office:value-type="float" office:value="10" calcext:value-type="float">
            <text:p>10</text:p>
          </table:table-cell>
          <table:table-cell table:formula="of:=ABJAD([.$A493];1;1)" office:value-type="float" office:value="1030" calcext:value-type="float">
            <text:p>1030</text:p>
          </table:table-cell>
          <table:table-cell table:formula="of:=ABJAD([.$A493];2;1)" office:value-type="float" office:value="1651" calcext:value-type="float">
            <text:p>1651</text:p>
          </table:table-cell>
          <table:table-cell table:formula="of:=ABJAD([.$A493];3;1)" office:value-type="float" office:value="10452" calcext:value-type="float">
            <text:p>104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KBULE</text:p>
          </table:table-cell>
          <table:table-cell table:formula="of:=NUMEROLOG([.$A494];&quot;modern&quot;;&quot;tam&quot;)" office:value-type="float" office:value="20" calcext:value-type="float">
            <text:p>20</text:p>
          </table:table-cell>
          <table:table-cell table:formula="of:=NUMEROLOG([.$A494];&quot;TR&quot;;&quot;tam&quot;)" office:value-type="float" office:value="79" calcext:value-type="float">
            <text:p>79</text:p>
          </table:table-cell>
          <table:table-cell table:formula="of:=ABJAD([.$A494];0;1)" office:value-type="float" office:value="14" calcext:value-type="float">
            <text:p>14</text:p>
          </table:table-cell>
          <table:table-cell table:formula="of:=ABJAD([.$A494];1;1)" office:value-type="float" office:value="758" calcext:value-type="float">
            <text:p>758</text:p>
          </table:table-cell>
          <table:table-cell table:formula="of:=ABJAD([.$A494];2;1)" office:value-type="float" office:value="1384" calcext:value-type="float">
            <text:p>1384</text:p>
          </table:table-cell>
          <table:table-cell table:formula="of:=ABJAD([.$A494];3;1)" office:value-type="float" office:value="5306" calcext:value-type="float">
            <text:p>5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SUR</text:p>
          </table:table-cell>
          <table:table-cell table:formula="of:=NUMEROLOG([.$A495];&quot;modern&quot;;&quot;tam&quot;)" office:value-type="float" office:value="23" calcext:value-type="float">
            <text:p>23</text:p>
          </table:table-cell>
          <table:table-cell table:formula="of:=NUMEROLOG([.$A495];&quot;TR&quot;;&quot;tam&quot;)" office:value-type="float" office:value="102" calcext:value-type="float">
            <text:p>102</text:p>
          </table:table-cell>
          <table:table-cell table:formula="of:=ABJAD([.$A495];0;1)" office:value-type="float" office:value="19" calcext:value-type="float">
            <text:p>19</text:p>
          </table:table-cell>
          <table:table-cell table:formula="of:=ABJAD([.$A495];1;1)" office:value-type="float" office:value="1231" calcext:value-type="float">
            <text:p>1231</text:p>
          </table:table-cell>
          <table:table-cell table:formula="of:=ABJAD([.$A495];2;1)" office:value-type="float" office:value="1852" calcext:value-type="float">
            <text:p>1852</text:p>
          </table:table-cell>
          <table:table-cell table:formula="of:=ABJAD([.$A495];3;1)" office:value-type="float" office:value="12272" calcext:value-type="float">
            <text:p>12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İA</text:p>
          </table:table-cell>
          <table:table-cell table:formula="of:=NUMEROLOG([.$A496];&quot;modern&quot;;&quot;tam&quot;)" office:value-type="float" office:value="24" calcext:value-type="float">
            <text:p>24</text:p>
          </table:table-cell>
          <table:table-cell table:formula="of:=NUMEROLOG([.$A496];&quot;TR&quot;;&quot;tam&quot;)" office:value-type="float" office:value="51" calcext:value-type="float">
            <text:p>51</text:p>
          </table:table-cell>
          <table:table-cell table:formula="of:=ABJAD([.$A496];0;1)" office:value-type="float" office:value="18" calcext:value-type="float">
            <text:p>18</text:p>
          </table:table-cell>
          <table:table-cell table:formula="of:=ABJAD([.$A496];1;1)" office:value-type="float" office:value="282" calcext:value-type="float">
            <text:p>282</text:p>
          </table:table-cell>
          <table:table-cell table:formula="of:=ABJAD([.$A496];2;1)" office:value-type="float" office:value="314" calcext:value-type="float">
            <text:p>314</text:p>
          </table:table-cell>
          <table:table-cell table:formula="of:=ABJAD([.$A496];3;1)" office:value-type="float" office:value="5345" calcext:value-type="float">
            <text:p>53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UF</text:p>
          </table:table-cell>
          <table:table-cell table:formula="of:=NUMEROLOG([.$A497];&quot;modern&quot;;&quot;tam&quot;)" office:value-type="float" office:value="23" calcext:value-type="float">
            <text:p>23</text:p>
          </table:table-cell>
          <table:table-cell table:formula="of:=NUMEROLOG([.$A497];&quot;TR&quot;;&quot;tam&quot;)" office:value-type="float" office:value="70" calcext:value-type="float">
            <text:p>70</text:p>
          </table:table-cell>
          <table:table-cell table:formula="of:=ABJAD([.$A497];0;1)" office:value-type="float" office:value="15" calcext:value-type="float">
            <text:p>15</text:p>
          </table:table-cell>
          <table:table-cell table:formula="of:=ABJAD([.$A497];1;1)" office:value-type="float" office:value="867" calcext:value-type="float">
            <text:p>867</text:p>
          </table:table-cell>
          <table:table-cell table:formula="of:=ABJAD([.$A497];2;1)" office:value-type="float" office:value="1483" calcext:value-type="float">
            <text:p>1483</text:p>
          </table:table-cell>
          <table:table-cell table:formula="of:=ABJAD([.$A497];3;1)" office:value-type="float" office:value="7645" calcext:value-type="float">
            <text:p>76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ZLUM</text:p>
          </table:table-cell>
          <table:table-cell table:formula="of:=NUMEROLOG([.$A498];&quot;modern&quot;;&quot;tam&quot;)" office:value-type="float" office:value="23" calcext:value-type="float">
            <text:p>23</text:p>
          </table:table-cell>
          <table:table-cell table:formula="of:=NUMEROLOG([.$A498];&quot;TR&quot;;&quot;tam&quot;)" office:value-type="float" office:value="102" calcext:value-type="float">
            <text:p>102</text:p>
          </table:table-cell>
          <table:table-cell table:formula="of:=ABJAD([.$A498];0;1)" office:value-type="float" office:value="7" calcext:value-type="float">
            <text:p>7</text:p>
          </table:table-cell>
          <table:table-cell table:formula="of:=ABJAD([.$A498];1;1)" office:value-type="float" office:value="1771" calcext:value-type="float">
            <text:p>1771</text:p>
          </table:table-cell>
          <table:table-cell table:formula="of:=ABJAD([.$A498];2;1)" office:value-type="float" office:value="2392" calcext:value-type="float">
            <text:p>2392</text:p>
          </table:table-cell>
          <table:table-cell table:formula="of:=ABJAD([.$A498];3;1)" office:value-type="float" office:value="5642" calcext:value-type="float">
            <text:p>56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DİHA</text:p>
          </table:table-cell>
          <table:table-cell table:formula="of:=NUMEROLOG([.$A499];&quot;modern&quot;;&quot;tam&quot;)" office:value-type="float" office:value="31" calcext:value-type="float">
            <text:p>31</text:p>
          </table:table-cell>
          <table:table-cell table:formula="of:=NUMEROLOG([.$A499];&quot;TR&quot;;&quot;tam&quot;)" office:value-type="float" office:value="50" calcext:value-type="float">
            <text:p>50</text:p>
          </table:table-cell>
          <table:table-cell table:formula="of:=ABJAD([.$A499];0;1)" office:value-type="float" office:value="27" calcext:value-type="float">
            <text:p>27</text:p>
          </table:table-cell>
          <table:table-cell table:formula="of:=ABJAD([.$A499];1;1)" office:value-type="float" office:value="99" calcext:value-type="float">
            <text:p>99</text:p>
          </table:table-cell>
          <table:table-cell table:formula="of:=ABJAD([.$A499];2;1)" office:value-type="float" office:value="140" calcext:value-type="float">
            <text:p>140</text:p>
          </table:table-cell>
          <table:table-cell table:formula="of:=ABJAD([.$A499];3;1)" office:value-type="float" office:value="5368" calcext:value-type="float">
            <text:p>53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MED</text:p>
          </table:table-cell>
          <table:table-cell table:formula="of:=NUMEROLOG([.$A500];&quot;modern&quot;;&quot;tam&quot;)" office:value-type="float" office:value="30" calcext:value-type="float">
            <text:p>30</text:p>
          </table:table-cell>
          <table:table-cell table:formula="of:=NUMEROLOG([.$A500];&quot;TR&quot;;&quot;tam&quot;)" office:value-type="float" office:value="59" calcext:value-type="float">
            <text:p>59</text:p>
          </table:table-cell>
          <table:table-cell table:formula="of:=ABJAD([.$A500];0;1)" office:value-type="float" office:value="23" calcext:value-type="float">
            <text:p>23</text:p>
          </table:table-cell>
          <table:table-cell table:formula="of:=ABJAD([.$A500];1;1)" office:value-type="float" office:value="143" calcext:value-type="float">
            <text:p>143</text:p>
          </table:table-cell>
          <table:table-cell table:formula="of:=ABJAD([.$A500];2;1)" office:value-type="float" office:value="173" calcext:value-type="float">
            <text:p>173</text:p>
          </table:table-cell>
          <table:table-cell table:formula="of:=ABJAD([.$A500];3;1)" office:value-type="float" office:value="5374" calcext:value-type="float">
            <text:p>53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MET</text:p>
          </table:table-cell>
          <table:table-cell table:formula="of:=NUMEROLOG([.$A501];&quot;modern&quot;;&quot;tam&quot;)" office:value-type="float" office:value="28" calcext:value-type="float">
            <text:p>28</text:p>
          </table:table-cell>
          <table:table-cell table:formula="of:=NUMEROLOG([.$A501];&quot;TR&quot;;&quot;tam&quot;)" office:value-type="float" office:value="78" calcext:value-type="float">
            <text:p>78</text:p>
          </table:table-cell>
          <table:table-cell table:formula="of:=ABJAD([.$A501];0;1)" office:value-type="float" office:value="27" calcext:value-type="float">
            <text:p>27</text:p>
          </table:table-cell>
          <table:table-cell table:formula="of:=ABJAD([.$A501];1;1)" office:value-type="float" office:value="639" calcext:value-type="float">
            <text:p>639</text:p>
          </table:table-cell>
          <table:table-cell table:formula="of:=ABJAD([.$A501];2;1)" office:value-type="float" office:value="669" calcext:value-type="float">
            <text:p>669</text:p>
          </table:table-cell>
          <table:table-cell table:formula="of:=ABJAD([.$A501];3;1)" office:value-type="float" office:value="7587" calcext:value-type="float">
            <text:p>7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RALİ</text:p>
          </table:table-cell>
          <table:table-cell table:formula="of:=NUMEROLOG([.$A502];&quot;modern&quot;;&quot;tam&quot;)" office:value-type="float" office:value="39" calcext:value-type="float">
            <text:p>39</text:p>
          </table:table-cell>
          <table:table-cell table:formula="of:=NUMEROLOG([.$A502];&quot;TR&quot;;&quot;tam&quot;)" office:value-type="float" office:value="81" calcext:value-type="float">
            <text:p>81</text:p>
          </table:table-cell>
          <table:table-cell table:formula="of:=ABJAD([.$A502];0;1)" office:value-type="float" office:value="33" calcext:value-type="float">
            <text:p>33</text:p>
          </table:table-cell>
          <table:table-cell table:formula="of:=ABJAD([.$A502];1;1)" office:value-type="float" office:value="345" calcext:value-type="float">
            <text:p>345</text:p>
          </table:table-cell>
          <table:table-cell table:formula="of:=ABJAD([.$A502];2;1)" office:value-type="float" office:value="391" calcext:value-type="float">
            <text:p>391</text:p>
          </table:table-cell>
          <table:table-cell table:formula="of:=ABJAD([.$A502];3;1)" office:value-type="float" office:value="7379" calcext:value-type="float">
            <text:p>73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Rİ</text:p>
          </table:table-cell>
          <table:table-cell table:formula="of:=NUMEROLOG([.$A503];&quot;modern&quot;;&quot;tam&quot;)" office:value-type="float" office:value="35" calcext:value-type="float">
            <text:p>35</text:p>
          </table:table-cell>
          <table:table-cell table:formula="of:=NUMEROLOG([.$A503];&quot;TR&quot;;&quot;tam&quot;)" office:value-type="float" office:value="65" calcext:value-type="float">
            <text:p>65</text:p>
          </table:table-cell>
          <table:table-cell table:formula="of:=ABJAD([.$A503];0;1)" office:value-type="float" office:value="30" calcext:value-type="float">
            <text:p>30</text:p>
          </table:table-cell>
          <table:table-cell table:formula="of:=ABJAD([.$A503];1;1)" office:value-type="float" office:value="294" calcext:value-type="float">
            <text:p>294</text:p>
          </table:table-cell>
          <table:table-cell table:formula="of:=ABJAD([.$A503];2;1)" office:value-type="float" office:value="334" calcext:value-type="float">
            <text:p>334</text:p>
          </table:table-cell>
          <table:table-cell table:formula="of:=ABJAD([.$A503];3;1)" office:value-type="float" office:value="7032" calcext:value-type="float">
            <text:p>7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HTAP</text:p>
          </table:table-cell>
          <table:table-cell table:formula="of:=NUMEROLOG([.$A504];&quot;modern&quot;;&quot;tam&quot;)" office:value-type="float" office:value="27" calcext:value-type="float">
            <text:p>27</text:p>
          </table:table-cell>
          <table:table-cell table:formula="of:=NUMEROLOG([.$A504];&quot;TR&quot;;&quot;tam&quot;)" office:value-type="float" office:value="77" calcext:value-type="float">
            <text:p>77</text:p>
          </table:table-cell>
          <table:table-cell table:formula="of:=ABJAD([.$A504];0;1)" office:value-type="float" office:value="27" calcext:value-type="float">
            <text:p>27</text:p>
          </table:table-cell>
          <table:table-cell table:formula="of:=ABJAD([.$A504];1;1)" office:value-type="float" office:value="675" calcext:value-type="float">
            <text:p>675</text:p>
          </table:table-cell>
          <table:table-cell table:formula="of:=ABJAD([.$A504];2;1)" office:value-type="float" office:value="701" calcext:value-type="float">
            <text:p>701</text:p>
          </table:table-cell>
          <table:table-cell table:formula="of:=ABJAD([.$A504];3;1)" office:value-type="float" office:value="8981" calcext:value-type="float">
            <text:p>89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AHAT</text:p>
          </table:table-cell>
          <table:table-cell table:formula="of:=NUMEROLOG([.$A505];&quot;modern&quot;;&quot;tam&quot;)" office:value-type="float" office:value="24" calcext:value-type="float">
            <text:p>24</text:p>
          </table:table-cell>
          <table:table-cell table:formula="of:=NUMEROLOG([.$A505];&quot;TR&quot;;&quot;tam&quot;)" office:value-type="float" office:value="73" calcext:value-type="float">
            <text:p>73</text:p>
          </table:table-cell>
          <table:table-cell table:formula="of:=ABJAD([.$A505];0;1)" office:value-type="float" office:value="26" calcext:value-type="float">
            <text:p>26</text:p>
          </table:table-cell>
          <table:table-cell table:formula="of:=ABJAD([.$A505];1;1)" office:value-type="float" office:value="626" calcext:value-type="float">
            <text:p>626</text:p>
          </table:table-cell>
          <table:table-cell table:formula="of:=ABJAD([.$A505];2;1)" office:value-type="float" office:value="653" calcext:value-type="float">
            <text:p>653</text:p>
          </table:table-cell>
          <table:table-cell table:formula="of:=ABJAD([.$A505];3;1)" office:value-type="float" office:value="6728" calcext:value-type="float">
            <text:p>67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DA</text:p>
          </table:table-cell>
          <table:table-cell table:formula="of:=NUMEROLOG([.$A506];&quot;modern&quot;;&quot;tam&quot;)" office:value-type="float" office:value="17" calcext:value-type="float">
            <text:p>17</text:p>
          </table:table-cell>
          <table:table-cell table:formula="of:=NUMEROLOG([.$A506];&quot;TR&quot;;&quot;tam&quot;)" office:value-type="float" office:value="43" calcext:value-type="float">
            <text:p>43</text:p>
          </table:table-cell>
          <table:table-cell table:formula="of:=ABJAD([.$A506];0;1)" office:value-type="float" office:value="12" calcext:value-type="float">
            <text:p>12</text:p>
          </table:table-cell>
          <table:table-cell table:formula="of:=ABJAD([.$A506];1;1)" office:value-type="float" office:value="120" calcext:value-type="float">
            <text:p>120</text:p>
          </table:table-cell>
          <table:table-cell table:formula="of:=ABJAD([.$A506];2;1)" office:value-type="float" office:value="141" calcext:value-type="float">
            <text:p>141</text:p>
          </table:table-cell>
          <table:table-cell table:formula="of:=ABJAD([.$A506];3;1)" office:value-type="float" office:value="2569" calcext:value-type="float">
            <text:p>25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EK</text:p>
          </table:table-cell>
          <table:table-cell table:formula="of:=NUMEROLOG([.$A507];&quot;modern&quot;;&quot;tam&quot;)" office:value-type="float" office:value="19" calcext:value-type="float">
            <text:p>19</text:p>
          </table:table-cell>
          <table:table-cell table:formula="of:=NUMEROLOG([.$A507];&quot;TR&quot;;&quot;tam&quot;)" office:value-type="float" office:value="57" calcext:value-type="float">
            <text:p>57</text:p>
          </table:table-cell>
          <table:table-cell table:formula="of:=ABJAD([.$A507];0;1)" office:value-type="float" office:value="16" calcext:value-type="float">
            <text:p>16</text:p>
          </table:table-cell>
          <table:table-cell table:formula="of:=ABJAD([.$A507];1;1)" office:value-type="float" office:value="160" calcext:value-type="float">
            <text:p>160</text:p>
          </table:table-cell>
          <table:table-cell table:formula="of:=ABJAD([.$A507];2;1)" office:value-type="float" office:value="185" calcext:value-type="float">
            <text:p>185</text:p>
          </table:table-cell>
          <table:table-cell table:formula="of:=ABJAD([.$A507];3;1)" office:value-type="float" office:value="2250" calcext:value-type="float">
            <text:p>22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A</text:p>
          </table:table-cell>
          <table:table-cell table:formula="of:=NUMEROLOG([.$A508];&quot;modern&quot;;&quot;tam&quot;)" office:value-type="float" office:value="22" calcext:value-type="float">
            <text:p>22</text:p>
          </table:table-cell>
          <table:table-cell table:formula="of:=NUMEROLOG([.$A508];&quot;TR&quot;;&quot;tam&quot;)" office:value-type="float" office:value="50" calcext:value-type="float">
            <text:p>50</text:p>
          </table:table-cell>
          <table:table-cell table:formula="of:=ABJAD([.$A508];0;1)" office:value-type="float" office:value="16" calcext:value-type="float">
            <text:p>16</text:p>
          </table:table-cell>
          <table:table-cell table:formula="of:=ABJAD([.$A508];1;1)" office:value-type="float" office:value="136" calcext:value-type="float">
            <text:p>136</text:p>
          </table:table-cell>
          <table:table-cell table:formula="of:=ABJAD([.$A508];2;1)" office:value-type="float" office:value="172" calcext:value-type="float">
            <text:p>172</text:p>
          </table:table-cell>
          <table:table-cell table:formula="of:=ABJAD([.$A508];3;1)" office:value-type="float" office:value="2975" calcext:value-type="float">
            <text:p>29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H</text:p>
          </table:table-cell>
          <table:table-cell table:formula="of:=NUMEROLOG([.$A509];&quot;modern&quot;;&quot;tam&quot;)" office:value-type="float" office:value="29" calcext:value-type="float">
            <text:p>29</text:p>
          </table:table-cell>
          <table:table-cell table:formula="of:=NUMEROLOG([.$A509];&quot;TR&quot;;&quot;tam&quot;)" office:value-type="float" office:value="59" calcext:value-type="float">
            <text:p>59</text:p>
          </table:table-cell>
          <table:table-cell table:formula="of:=ABJAD([.$A509];0;1)" office:value-type="float" office:value="24" calcext:value-type="float">
            <text:p>24</text:p>
          </table:table-cell>
          <table:table-cell table:formula="of:=ABJAD([.$A509];1;1)" office:value-type="float" office:value="144" calcext:value-type="float">
            <text:p>144</text:p>
          </table:table-cell>
          <table:table-cell table:formula="of:=ABJAD([.$A509];2;1)" office:value-type="float" office:value="184" calcext:value-type="float">
            <text:p>184</text:p>
          </table:table-cell>
          <table:table-cell table:formula="of:=ABJAD([.$A509];3;1)" office:value-type="float" office:value="4477" calcext:value-type="float">
            <text:p>44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HA</text:p>
          </table:table-cell>
          <table:table-cell table:formula="of:=NUMEROLOG([.$A510];&quot;modern&quot;;&quot;tam&quot;)" office:value-type="float" office:value="30" calcext:value-type="float">
            <text:p>30</text:p>
          </table:table-cell>
          <table:table-cell table:formula="of:=NUMEROLOG([.$A510];&quot;TR&quot;;&quot;tam&quot;)" office:value-type="float" office:value="60" calcext:value-type="float">
            <text:p>60</text:p>
          </table:table-cell>
          <table:table-cell table:formula="of:=ABJAD([.$A510];0;1)" office:value-type="float" office:value="25" calcext:value-type="float">
            <text:p>25</text:p>
          </table:table-cell>
          <table:table-cell table:formula="of:=ABJAD([.$A510];1;1)" office:value-type="float" office:value="145" calcext:value-type="float">
            <text:p>145</text:p>
          </table:table-cell>
          <table:table-cell table:formula="of:=ABJAD([.$A510];2;1)" office:value-type="float" office:value="186" calcext:value-type="float">
            <text:p>186</text:p>
          </table:table-cell>
          <table:table-cell table:formula="of:=ABJAD([.$A510];3;1)" office:value-type="float" office:value="4699" calcext:value-type="float">
            <text:p>46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İKE</text:p>
          </table:table-cell>
          <table:table-cell table:formula="of:=NUMEROLOG([.$A511];&quot;modern&quot;;&quot;tam&quot;)" office:value-type="float" office:value="28" calcext:value-type="float">
            <text:p>28</text:p>
          </table:table-cell>
          <table:table-cell table:formula="of:=NUMEROLOG([.$A511];&quot;TR&quot;;&quot;tam&quot;)" office:value-type="float" office:value="69" calcext:value-type="float">
            <text:p>69</text:p>
          </table:table-cell>
          <table:table-cell table:formula="of:=ABJAD([.$A511];0;1)" office:value-type="float" office:value="24" calcext:value-type="float">
            <text:p>24</text:p>
          </table:table-cell>
          <table:table-cell table:formula="of:=ABJAD([.$A511];1;1)" office:value-type="float" office:value="180" calcext:value-type="float">
            <text:p>180</text:p>
          </table:table-cell>
          <table:table-cell table:formula="of:=ABJAD([.$A511];2;1)" office:value-type="float" office:value="225" calcext:value-type="float">
            <text:p>225</text:p>
          </table:table-cell>
          <table:table-cell table:formula="of:=ABJAD([.$A511];3;1)" office:value-type="float" office:value="3450" calcext:value-type="float">
            <text:p>34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TEM</text:p>
          </table:table-cell>
          <table:table-cell table:formula="of:=NUMEROLOG([.$A512];&quot;modern&quot;;&quot;tam&quot;)" office:value-type="float" office:value="23" calcext:value-type="float">
            <text:p>23</text:p>
          </table:table-cell>
          <table:table-cell table:formula="of:=NUMEROLOG([.$A512];&quot;TR&quot;;&quot;tam&quot;)" office:value-type="float" office:value="83" calcext:value-type="float">
            <text:p>83</text:p>
          </table:table-cell>
          <table:table-cell table:formula="of:=ABJAD([.$A512];0;1)" office:value-type="float" office:value="20" calcext:value-type="float">
            <text:p>20</text:p>
          </table:table-cell>
          <table:table-cell table:formula="of:=ABJAD([.$A512];1;1)" office:value-type="float" office:value="680" calcext:value-type="float">
            <text:p>680</text:p>
          </table:table-cell>
          <table:table-cell table:formula="of:=ABJAD([.$A512];2;1)" office:value-type="float" office:value="710" calcext:value-type="float">
            <text:p>710</text:p>
          </table:table-cell>
          <table:table-cell table:formula="of:=ABJAD([.$A512];3;1)" office:value-type="float" office:value="5988" calcext:value-type="float">
            <text:p>5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AL</text:p>
          </table:table-cell>
          <table:table-cell table:formula="of:=NUMEROLOG([.$A513];&quot;modern&quot;;&quot;tam&quot;)" office:value-type="float" office:value="22" calcext:value-type="float">
            <text:p>22</text:p>
          </table:table-cell>
          <table:table-cell table:formula="of:=NUMEROLOG([.$A513];&quot;TR&quot;;&quot;tam&quot;)" office:value-type="float" office:value="59" calcext:value-type="float">
            <text:p>59</text:p>
          </table:table-cell>
          <table:table-cell table:formula="of:=ABJAD([.$A513];0;1)" office:value-type="float" office:value="16" calcext:value-type="float">
            <text:p>16</text:p>
          </table:table-cell>
          <table:table-cell table:formula="of:=ABJAD([.$A513];1;1)" office:value-type="float" office:value="316" calcext:value-type="float">
            <text:p>316</text:p>
          </table:table-cell>
          <table:table-cell table:formula="of:=ABJAD([.$A513];2;1)" office:value-type="float" office:value="337" calcext:value-type="float">
            <text:p>337</text:p>
          </table:table-cell>
          <table:table-cell table:formula="of:=ABJAD([.$A513];3;1)" office:value-type="float" office:value="4455" calcext:value-type="float">
            <text:p>44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İÇ</text:p>
          </table:table-cell>
          <table:table-cell table:formula="of:=NUMEROLOG([.$A514];&quot;modern&quot;;&quot;tam&quot;)" office:value-type="float" office:value="30" calcext:value-type="float">
            <text:p>30</text:p>
          </table:table-cell>
          <table:table-cell table:formula="of:=NUMEROLOG([.$A514];&quot;TR&quot;;&quot;tam&quot;)" office:value-type="float" office:value="59" calcext:value-type="float">
            <text:p>59</text:p>
          </table:table-cell>
          <table:table-cell table:formula="of:=ABJAD([.$A514];0;1)" office:value-type="float" office:value="24" calcext:value-type="float">
            <text:p>24</text:p>
          </table:table-cell>
          <table:table-cell table:formula="of:=ABJAD([.$A514];1;1)" office:value-type="float" office:value="288" calcext:value-type="float">
            <text:p>288</text:p>
          </table:table-cell>
          <table:table-cell table:formula="of:=ABJAD([.$A514];2;1)" office:value-type="float" office:value="328" calcext:value-type="float">
            <text:p>328</text:p>
          </table:table-cell>
          <table:table-cell table:formula="of:=ABJAD([.$A514];3;1)" office:value-type="float" office:value="6011" calcext:value-type="float">
            <text:p>6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İH</text:p>
          </table:table-cell>
          <table:table-cell table:formula="of:=NUMEROLOG([.$A515];&quot;modern&quot;;&quot;tam&quot;)" office:value-type="float" office:value="35" calcext:value-type="float">
            <text:p>35</text:p>
          </table:table-cell>
          <table:table-cell table:formula="of:=NUMEROLOG([.$A515];&quot;TR&quot;;&quot;tam&quot;)" office:value-type="float" office:value="65" calcext:value-type="float">
            <text:p>65</text:p>
          </table:table-cell>
          <table:table-cell table:formula="of:=ABJAD([.$A515];0;1)" office:value-type="float" office:value="30" calcext:value-type="float">
            <text:p>30</text:p>
          </table:table-cell>
          <table:table-cell table:formula="of:=ABJAD([.$A515];1;1)" office:value-type="float" office:value="294" calcext:value-type="float">
            <text:p>294</text:p>
          </table:table-cell>
          <table:table-cell table:formula="of:=ABJAD([.$A515];2;1)" office:value-type="float" office:value="334" calcext:value-type="float">
            <text:p>334</text:p>
          </table:table-cell>
          <table:table-cell table:formula="of:=ABJAD([.$A515];3;1)" office:value-type="float" office:value="7032" calcext:value-type="float">
            <text:p>7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T</text:p>
          </table:table-cell>
          <table:table-cell table:formula="of:=NUMEROLOG([.$A516];&quot;modern&quot;;&quot;tam&quot;)" office:value-type="float" office:value="20" calcext:value-type="float">
            <text:p>20</text:p>
          </table:table-cell>
          <table:table-cell table:formula="of:=NUMEROLOG([.$A516];&quot;TR&quot;;&quot;tam&quot;)" office:value-type="float" office:value="67" calcext:value-type="float">
            <text:p>67</text:p>
          </table:table-cell>
          <table:table-cell table:formula="of:=ABJAD([.$A516];0;1)" office:value-type="float" office:value="21" calcext:value-type="float">
            <text:p>21</text:p>
          </table:table-cell>
          <table:table-cell table:formula="of:=ABJAD([.$A516];1;1)" office:value-type="float" office:value="765" calcext:value-type="float">
            <text:p>765</text:p>
          </table:table-cell>
          <table:table-cell table:formula="of:=ABJAD([.$A516];2;1)" office:value-type="float" office:value="785" calcext:value-type="float">
            <text:p>785</text:p>
          </table:table-cell>
          <table:table-cell table:formula="of:=ABJAD([.$A516];3;1)" office:value-type="float" office:value="7115" calcext:value-type="float">
            <text:p>71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TER</text:p>
          </table:table-cell>
          <table:table-cell table:formula="of:=NUMEROLOG([.$A517];&quot;modern&quot;;&quot;tam&quot;)" office:value-type="float" office:value="34" calcext:value-type="float">
            <text:p>34</text:p>
          </table:table-cell>
          <table:table-cell table:formula="of:=NUMEROLOG([.$A517];&quot;TR&quot;;&quot;tam&quot;)" office:value-type="float" office:value="94" calcext:value-type="float">
            <text:p>94</text:p>
          </table:table-cell>
          <table:table-cell table:formula="of:=ABJAD([.$A517];0;1)" office:value-type="float" office:value="34" calcext:value-type="float">
            <text:p>34</text:p>
          </table:table-cell>
          <table:table-cell table:formula="of:=ABJAD([.$A517];1;1)" office:value-type="float" office:value="970" calcext:value-type="float">
            <text:p>970</text:p>
          </table:table-cell>
          <table:table-cell table:formula="of:=ABJAD([.$A517];2;1)" office:value-type="float" office:value="1000" calcext:value-type="float">
            <text:p>1000</text:p>
          </table:table-cell>
          <table:table-cell table:formula="of:=ABJAD([.$A517];3;1)" office:value-type="float" office:value="10202" calcext:value-type="float">
            <text:p>102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VE</text:p>
          </table:table-cell>
          <table:table-cell table:formula="of:=NUMEROLOG([.$A518];&quot;modern&quot;;&quot;tam&quot;)" office:value-type="float" office:value="27" calcext:value-type="float">
            <text:p>27</text:p>
          </table:table-cell>
          <table:table-cell table:formula="of:=NUMEROLOG([.$A518];&quot;TR&quot;;&quot;tam&quot;)" office:value-type="float" office:value="76" calcext:value-type="float">
            <text:p>76</text:p>
          </table:table-cell>
          <table:table-cell table:formula="of:=ABJAD([.$A518];0;1)" office:value-type="float" office:value="26" calcext:value-type="float">
            <text:p>26</text:p>
          </table:table-cell>
          <table:table-cell table:formula="of:=ABJAD([.$A518];1;1)" office:value-type="float" office:value="1070" calcext:value-type="float">
            <text:p>1070</text:p>
          </table:table-cell>
          <table:table-cell table:formula="of:=ABJAD([.$A518];2;1)" office:value-type="float" office:value="1095" calcext:value-type="float">
            <text:p>1095</text:p>
          </table:table-cell>
          <table:table-cell table:formula="of:=ABJAD([.$A518];3;1)" office:value-type="float" office:value="8480" calcext:value-type="float">
            <text:p>84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RYEM</text:p>
          </table:table-cell>
          <table:table-cell table:formula="of:=NUMEROLOG([.$A519];&quot;modern&quot;;&quot;tam&quot;)" office:value-type="float" office:value="34" calcext:value-type="float">
            <text:p>34</text:p>
          </table:table-cell>
          <table:table-cell table:formula="of:=NUMEROLOG([.$A519];&quot;TR&quot;;&quot;tam&quot;)" office:value-type="float" office:value="93" calcext:value-type="float">
            <text:p>93</text:p>
          </table:table-cell>
          <table:table-cell table:formula="of:=ABJAD([.$A519];0;1)" office:value-type="float" office:value="18" calcext:value-type="float">
            <text:p>18</text:p>
          </table:table-cell>
          <table:table-cell table:formula="of:=ABJAD([.$A519];1;1)" office:value-type="float" office:value="1230" calcext:value-type="float">
            <text:p>1230</text:p>
          </table:table-cell>
          <table:table-cell table:formula="of:=ABJAD([.$A519];2;1)" office:value-type="float" office:value="1260" calcext:value-type="float">
            <text:p>1260</text:p>
          </table:table-cell>
          <table:table-cell table:formula="of:=ABJAD([.$A519];3;1)" office:value-type="float" office:value="9860" calcext:value-type="float">
            <text:p>98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SUDE</text:p>
          </table:table-cell>
          <table:table-cell table:formula="of:=NUMEROLOG([.$A520];&quot;modern&quot;;&quot;tam&quot;)" office:value-type="float" office:value="22" calcext:value-type="float">
            <text:p>22</text:p>
          </table:table-cell>
          <table:table-cell table:formula="of:=NUMEROLOG([.$A520];&quot;TR&quot;;&quot;tam&quot;)" office:value-type="float" office:value="80" calcext:value-type="float">
            <text:p>80</text:p>
          </table:table-cell>
          <table:table-cell table:formula="of:=ABJAD([.$A520];0;1)" office:value-type="float" office:value="14" calcext:value-type="float">
            <text:p>14</text:p>
          </table:table-cell>
          <table:table-cell table:formula="of:=ABJAD([.$A520];1;1)" office:value-type="float" office:value="974" calcext:value-type="float">
            <text:p>974</text:p>
          </table:table-cell>
          <table:table-cell table:formula="of:=ABJAD([.$A520];2;1)" office:value-type="float" office:value="1599" calcext:value-type="float">
            <text:p>1599</text:p>
          </table:table-cell>
          <table:table-cell table:formula="of:=ABJAD([.$A520];3;1)" office:value-type="float" office:value="9093" calcext:value-type="float">
            <text:p>90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SUT</text:p>
          </table:table-cell>
          <table:table-cell table:formula="of:=NUMEROLOG([.$A521];&quot;modern&quot;;&quot;tam&quot;)" office:value-type="float" office:value="15" calcext:value-type="float">
            <text:p>15</text:p>
          </table:table-cell>
          <table:table-cell table:formula="of:=NUMEROLOG([.$A521];&quot;TR&quot;;&quot;tam&quot;)" office:value-type="float" office:value="93" calcext:value-type="float">
            <text:p>93</text:p>
          </table:table-cell>
          <table:table-cell table:formula="of:=ABJAD([.$A521];0;1)" office:value-type="float" office:value="13" calcext:value-type="float">
            <text:p>13</text:p>
          </table:table-cell>
          <table:table-cell table:formula="of:=ABJAD([.$A521];1;1)" office:value-type="float" office:value="1465" calcext:value-type="float">
            <text:p>1465</text:p>
          </table:table-cell>
          <table:table-cell table:formula="of:=ABJAD([.$A521];2;1)" office:value-type="float" office:value="2085" calcext:value-type="float">
            <text:p>2085</text:p>
          </table:table-cell>
          <table:table-cell table:formula="of:=ABJAD([.$A521];3;1)" office:value-type="float" office:value="10899" calcext:value-type="float">
            <text:p>108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NET</text:p>
          </table:table-cell>
          <table:table-cell table:formula="of:=NUMEROLOG([.$A522];&quot;modern&quot;;&quot;tam&quot;)" office:value-type="float" office:value="24" calcext:value-type="float">
            <text:p>24</text:p>
          </table:table-cell>
          <table:table-cell table:formula="of:=NUMEROLOG([.$A522];&quot;TR&quot;;&quot;tam&quot;)" office:value-type="float" office:value="94" calcext:value-type="float">
            <text:p>94</text:p>
          </table:table-cell>
          <table:table-cell table:formula="of:=ABJAD([.$A522];0;1)" office:value-type="float" office:value="37" calcext:value-type="float">
            <text:p>37</text:p>
          </table:table-cell>
          <table:table-cell table:formula="of:=ABJAD([.$A522];1;1)" office:value-type="float" office:value="1141" calcext:value-type="float">
            <text:p>1141</text:p>
          </table:table-cell>
          <table:table-cell table:formula="of:=ABJAD([.$A522];2;1)" office:value-type="float" office:value="1172" calcext:value-type="float">
            <text:p>1172</text:p>
          </table:table-cell>
          <table:table-cell table:formula="of:=ABJAD([.$A522];3;1)" office:value-type="float" office:value="9956" calcext:value-type="float">
            <text:p>99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E</text:p>
          </table:table-cell>
          <table:table-cell table:formula="of:=NUMEROLOG([.$A523];&quot;modern&quot;;&quot;tam&quot;)" office:value-type="float" office:value="16" calcext:value-type="float">
            <text:p>16</text:p>
          </table:table-cell>
          <table:table-cell table:formula="of:=NUMEROLOG([.$A523];&quot;TR&quot;;&quot;tam&quot;)" office:value-type="float" office:value="52" calcext:value-type="float">
            <text:p>52</text:p>
          </table:table-cell>
          <table:table-cell table:formula="of:=ABJAD([.$A523];0;1)" office:value-type="float" office:value="18" calcext:value-type="float">
            <text:p>18</text:p>
          </table:table-cell>
          <table:table-cell table:formula="of:=ABJAD([.$A523];1;1)" office:value-type="float" office:value="570" calcext:value-type="float">
            <text:p>570</text:p>
          </table:table-cell>
          <table:table-cell table:formula="of:=ABJAD([.$A523];2;1)" office:value-type="float" office:value="590" calcext:value-type="float">
            <text:p>590</text:p>
          </table:table-cell>
          <table:table-cell table:formula="of:=ABJAD([.$A523];3;1)" office:value-type="float" office:value="4842" calcext:value-type="float">
            <text:p>48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İN</text:p>
          </table:table-cell>
          <table:table-cell table:formula="of:=NUMEROLOG([.$A524];&quot;modern&quot;;&quot;tam&quot;)" office:value-type="float" office:value="25" calcext:value-type="float">
            <text:p>25</text:p>
          </table:table-cell>
          <table:table-cell table:formula="of:=NUMEROLOG([.$A524];&quot;TR&quot;;&quot;tam&quot;)" office:value-type="float" office:value="75" calcext:value-type="float">
            <text:p>75</text:p>
          </table:table-cell>
          <table:table-cell table:formula="of:=ABJAD([.$A524];0;1)" office:value-type="float" office:value="31" calcext:value-type="float">
            <text:p>31</text:p>
          </table:table-cell>
          <table:table-cell table:formula="of:=ABJAD([.$A524];1;1)" office:value-type="float" office:value="655" calcext:value-type="float">
            <text:p>655</text:p>
          </table:table-cell>
          <table:table-cell table:formula="of:=ABJAD([.$A524];2;1)" office:value-type="float" office:value="695" calcext:value-type="float">
            <text:p>695</text:p>
          </table:table-cell>
          <table:table-cell table:formula="of:=ABJAD([.$A524];3;1)" office:value-type="float" office:value="7520" calcext:value-type="float">
            <text:p>75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VLÜT</text:p>
          </table:table-cell>
          <table:table-cell table:formula="of:=NUMEROLOG([.$A525];&quot;modern&quot;;&quot;tam&quot;)" office:value-type="float" office:value="21" calcext:value-type="float">
            <text:p>21</text:p>
          </table:table-cell>
          <table:table-cell table:formula="of:=NUMEROLOG([.$A525];&quot;TR&quot;;&quot;tam&quot;)" office:value-type="float" office:value="114" calcext:value-type="float">
            <text:p>114</text:p>
          </table:table-cell>
          <table:table-cell table:formula="of:=ABJAD([.$A525];0;1)" office:value-type="float" office:value="27" calcext:value-type="float">
            <text:p>27</text:p>
          </table:table-cell>
          <table:table-cell table:formula="of:=ABJAD([.$A525];1;1)" office:value-type="float" office:value="2115" calcext:value-type="float">
            <text:p>2115</text:p>
          </table:table-cell>
          <table:table-cell table:formula="of:=ABJAD([.$A525];2;1)" office:value-type="float" office:value="2840" calcext:value-type="float">
            <text:p>2840</text:p>
          </table:table-cell>
          <table:table-cell table:formula="of:=ABJAD([.$A525];3;1)" office:value-type="float" office:value="12054" calcext:value-type="float">
            <text:p>120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VSİM</text:p>
          </table:table-cell>
          <table:table-cell table:formula="of:=NUMEROLOG([.$A526];&quot;modern&quot;;&quot;tam&quot;)" office:value-type="float" office:value="27" calcext:value-type="float">
            <text:p>27</text:p>
          </table:table-cell>
          <table:table-cell table:formula="of:=NUMEROLOG([.$A526];&quot;TR&quot;;&quot;tam&quot;)" office:value-type="float" office:value="99" calcext:value-type="float">
            <text:p>99</text:p>
          </table:table-cell>
          <table:table-cell table:formula="of:=ABJAD([.$A526];0;1)" office:value-type="float" office:value="21" calcext:value-type="float">
            <text:p>21</text:p>
          </table:table-cell>
          <table:table-cell table:formula="of:=ABJAD([.$A526];1;1)" office:value-type="float" office:value="1245" calcext:value-type="float">
            <text:p>1245</text:p>
          </table:table-cell>
          <table:table-cell table:formula="of:=ABJAD([.$A526];2;1)" office:value-type="float" office:value="1290" calcext:value-type="float">
            <text:p>1290</text:p>
          </table:table-cell>
          <table:table-cell table:formula="of:=ABJAD([.$A526];3;1)" office:value-type="float" office:value="10917" calcext:value-type="float">
            <text:p>109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HRİMAH</text:p>
          </table:table-cell>
          <table:table-cell table:formula="of:=NUMEROLOG([.$A527];&quot;modern&quot;;&quot;tam&quot;)" office:value-type="float" office:value="52" calcext:value-type="float">
            <text:p>52</text:p>
          </table:table-cell>
          <table:table-cell table:formula="of:=NUMEROLOG([.$A527];&quot;TR&quot;;&quot;tam&quot;)" office:value-type="float" office:value="98" calcext:value-type="float">
            <text:p>98</text:p>
          </table:table-cell>
          <table:table-cell table:formula="of:=ABJAD([.$A527];0;1)" office:value-type="float" office:value="43" calcext:value-type="float">
            <text:p>43</text:p>
          </table:table-cell>
          <table:table-cell table:formula="of:=ABJAD([.$A527];1;1)" office:value-type="float" office:value="379" calcext:value-type="float">
            <text:p>379</text:p>
          </table:table-cell>
          <table:table-cell table:formula="of:=ABJAD([.$A527];2;1)" office:value-type="float" office:value="445" calcext:value-type="float">
            <text:p>445</text:p>
          </table:table-cell>
          <table:table-cell table:formula="of:=ABJAD([.$A527];3;1)" office:value-type="float" office:value="10792" calcext:value-type="float">
            <text:p>107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KDAT</text:p>
          </table:table-cell>
          <table:table-cell table:formula="of:=NUMEROLOG([.$A528];&quot;modern&quot;;&quot;tam&quot;)" office:value-type="float" office:value="22" calcext:value-type="float">
            <text:p>22</text:p>
          </table:table-cell>
          <table:table-cell table:formula="of:=NUMEROLOG([.$A528];&quot;TR&quot;;&quot;tam&quot;)" office:value-type="float" office:value="72" calcext:value-type="float">
            <text:p>72</text:p>
          </table:table-cell>
          <table:table-cell table:formula="of:=ABJAD([.$A528];0;1)" office:value-type="float" office:value="25" calcext:value-type="float">
            <text:p>25</text:p>
          </table:table-cell>
          <table:table-cell table:formula="of:=ABJAD([.$A528];1;1)" office:value-type="float" office:value="625" calcext:value-type="float">
            <text:p>625</text:p>
          </table:table-cell>
          <table:table-cell table:formula="of:=ABJAD([.$A528];2;1)" office:value-type="float" office:value="666" calcext:value-type="float">
            <text:p>666</text:p>
          </table:table-cell>
          <table:table-cell table:formula="of:=ABJAD([.$A528];3;1)" office:value-type="float" office:value="6534" calcext:value-type="float">
            <text:p>6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NE</text:p>
          </table:table-cell>
          <table:table-cell table:formula="of:=NUMEROLOG([.$A529];&quot;modern&quot;;&quot;tam&quot;)" office:value-type="float" office:value="23" calcext:value-type="float">
            <text:p>23</text:p>
          </table:table-cell>
          <table:table-cell table:formula="of:=NUMEROLOG([.$A529];&quot;TR&quot;;&quot;tam&quot;)" office:value-type="float" office:value="51" calcext:value-type="float">
            <text:p>51</text:p>
          </table:table-cell>
          <table:table-cell table:formula="of:=ABJAD([.$A529];0;1)" office:value-type="float" office:value="23" calcext:value-type="float">
            <text:p>23</text:p>
          </table:table-cell>
          <table:table-cell table:formula="of:=ABJAD([.$A529];1;1)" office:value-type="float" office:value="155" calcext:value-type="float">
            <text:p>155</text:p>
          </table:table-cell>
          <table:table-cell table:formula="of:=ABJAD([.$A529];2;1)" office:value-type="float" office:value="190" calcext:value-type="float">
            <text:p>190</text:p>
          </table:table-cell>
          <table:table-cell table:formula="of:=ABJAD([.$A529];3;1)" office:value-type="float" office:value="4513" calcext:value-type="float">
            <text:p>45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RAÇ</text:p>
          </table:table-cell>
          <table:table-cell table:formula="of:=NUMEROLOG([.$A530];&quot;modern&quot;;&quot;tam&quot;)" office:value-type="float" office:value="26" calcext:value-type="float">
            <text:p>26</text:p>
          </table:table-cell>
          <table:table-cell table:formula="of:=NUMEROLOG([.$A530];&quot;TR&quot;;&quot;tam&quot;)" office:value-type="float" office:value="54" calcext:value-type="float">
            <text:p>54</text:p>
          </table:table-cell>
          <table:table-cell table:formula="of:=ABJAD([.$A530];0;1)" office:value-type="float" office:value="20" calcext:value-type="float">
            <text:p>20</text:p>
          </table:table-cell>
          <table:table-cell table:formula="of:=ABJAD([.$A530];1;1)" office:value-type="float" office:value="284" calcext:value-type="float">
            <text:p>284</text:p>
          </table:table-cell>
          <table:table-cell table:formula="of:=ABJAD([.$A530];2;1)" office:value-type="float" office:value="320" calcext:value-type="float">
            <text:p>320</text:p>
          </table:table-cell>
          <table:table-cell table:formula="of:=ABJAD([.$A530];3;1)" office:value-type="float" office:value="5826" calcext:value-type="float">
            <text:p>58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İRAY</text:p>
          </table:table-cell>
          <table:table-cell table:formula="of:=NUMEROLOG([.$A531];&quot;modern&quot;;&quot;tam&quot;)" office:value-type="float" office:value="30" calcext:value-type="float">
            <text:p>30</text:p>
          </table:table-cell>
          <table:table-cell table:formula="of:=NUMEROLOG([.$A531];&quot;TR&quot;;&quot;tam&quot;)" office:value-type="float" office:value="78" calcext:value-type="float">
            <text:p>78</text:p>
          </table:table-cell>
          <table:table-cell table:formula="of:=ABJAD([.$A531];0;1)" office:value-type="float" office:value="17" calcext:value-type="float">
            <text:p>17</text:p>
          </table:table-cell>
          <table:table-cell table:formula="of:=ABJAD([.$A531];1;1)" office:value-type="float" office:value="1181" calcext:value-type="float">
            <text:p>1181</text:p>
          </table:table-cell>
          <table:table-cell table:formula="of:=ABJAD([.$A531];2;1)" office:value-type="float" office:value="1217" calcext:value-type="float">
            <text:p>1217</text:p>
          </table:table-cell>
          <table:table-cell table:formula="of:=ABJAD([.$A531];3;1)" office:value-type="float" office:value="9447" calcext:value-type="float">
            <text:p>94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AMMER</text:p>
          </table:table-cell>
          <table:table-cell table:formula="of:=NUMEROLOG([.$A532];&quot;modern&quot;;&quot;tam&quot;)" office:value-type="float" office:value="30" calcext:value-type="float">
            <text:p>30</text:p>
          </table:table-cell>
          <table:table-cell table:formula="of:=NUMEROLOG([.$A532];&quot;TR&quot;;&quot;tam&quot;)" office:value-type="float" office:value="101" calcext:value-type="float">
            <text:p>101</text:p>
          </table:table-cell>
          <table:table-cell table:formula="of:=ABJAD([.$A532];0;1)" office:value-type="float" office:value="14" calcext:value-type="float">
            <text:p>14</text:p>
          </table:table-cell>
          <table:table-cell table:formula="of:=ABJAD([.$A532];1;1)" office:value-type="float" office:value="986" calcext:value-type="float">
            <text:p>986</text:p>
          </table:table-cell>
          <table:table-cell table:formula="of:=ABJAD([.$A532];2;1)" office:value-type="float" office:value="1612" calcext:value-type="float">
            <text:p>1612</text:p>
          </table:table-cell>
          <table:table-cell table:formula="of:=ABJAD([.$A532];3;1)" office:value-type="float" office:value="9533" calcext:value-type="float">
            <text:p>95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BECCEL</text:p>
          </table:table-cell>
          <table:table-cell table:formula="of:=NUMEROLOG([.$A533];&quot;modern&quot;;&quot;tam&quot;)" office:value-type="float" office:value="28" calcext:value-type="float">
            <text:p>28</text:p>
          </table:table-cell>
          <table:table-cell table:formula="of:=NUMEROLOG([.$A533];&quot;TR&quot;;&quot;tam&quot;)" office:value-type="float" office:value="77" calcext:value-type="float">
            <text:p>77</text:p>
          </table:table-cell>
          <table:table-cell table:formula="of:=ABJAD([.$A533];0;1)" office:value-type="float" office:value="24" calcext:value-type="float">
            <text:p>24</text:p>
          </table:table-cell>
          <table:table-cell table:formula="of:=ABJAD([.$A533];1;1)" office:value-type="float" office:value="828" calcext:value-type="float">
            <text:p>828</text:p>
          </table:table-cell>
          <table:table-cell table:formula="of:=ABJAD([.$A533];2;1)" office:value-type="float" office:value="1563" calcext:value-type="float">
            <text:p>1563</text:p>
          </table:table-cell>
          <table:table-cell table:formula="of:=ABJAD([.$A533];3;1)" office:value-type="float" office:value="6975" calcext:value-type="float">
            <text:p>69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BERRA</text:p>
          </table:table-cell>
          <table:table-cell table:formula="of:=NUMEROLOG([.$A534];&quot;modern&quot;;&quot;tam&quot;)" office:value-type="float" office:value="33" calcext:value-type="float">
            <text:p>33</text:p>
          </table:table-cell>
          <table:table-cell table:formula="of:=NUMEROLOG([.$A534];&quot;TR&quot;;&quot;tam&quot;)" office:value-type="float" office:value="93" calcext:value-type="float">
            <text:p>93</text:p>
          </table:table-cell>
          <table:table-cell table:formula="of:=ABJAD([.$A534];0;1)" office:value-type="float" office:value="28" calcext:value-type="float">
            <text:p>28</text:p>
          </table:table-cell>
          <table:table-cell table:formula="of:=ABJAD([.$A534];1;1)" office:value-type="float" office:value="1168" calcext:value-type="float">
            <text:p>1168</text:p>
          </table:table-cell>
          <table:table-cell table:formula="of:=ABJAD([.$A534];2;1)" office:value-type="float" office:value="1894" calcext:value-type="float">
            <text:p>1894</text:p>
          </table:table-cell>
          <table:table-cell table:formula="of:=ABJAD([.$A534];3;1)" office:value-type="float" office:value="10619" calcext:value-type="float">
            <text:p>10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CADİYE</text:p>
          </table:table-cell>
          <table:table-cell table:formula="of:=NUMEROLOG([.$A535];&quot;modern&quot;;&quot;tam&quot;)" office:value-type="float" office:value="36" calcext:value-type="float">
            <text:p>36</text:p>
          </table:table-cell>
          <table:table-cell table:formula="of:=NUMEROLOG([.$A535];&quot;TR&quot;;&quot;tam&quot;)" office:value-type="float" office:value="97" calcext:value-type="float">
            <text:p>97</text:p>
          </table:table-cell>
          <table:table-cell table:formula="of:=ABJAD([.$A535];0;1)" office:value-type="float" office:value="25" calcext:value-type="float">
            <text:p>25</text:p>
          </table:table-cell>
          <table:table-cell table:formula="of:=ABJAD([.$A535];1;1)" office:value-type="float" office:value="1693" calcext:value-type="float">
            <text:p>1693</text:p>
          </table:table-cell>
          <table:table-cell table:formula="of:=ABJAD([.$A535];2;1)" office:value-type="float" office:value="2439" calcext:value-type="float">
            <text:p>2439</text:p>
          </table:table-cell>
          <table:table-cell table:formula="of:=ABJAD([.$A535];3;1)" office:value-type="float" office:value="12200" calcext:value-type="float">
            <text:p>12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CAHİD</text:p>
          </table:table-cell>
          <table:table-cell table:formula="of:=NUMEROLOG([.$A536];&quot;modern&quot;;&quot;tam&quot;)" office:value-type="float" office:value="32" calcext:value-type="float">
            <text:p>32</text:p>
          </table:table-cell>
          <table:table-cell table:formula="of:=NUMEROLOG([.$A536];&quot;TR&quot;;&quot;tam&quot;)" office:value-type="float" office:value="72" calcext:value-type="float">
            <text:p>72</text:p>
          </table:table-cell>
          <table:table-cell table:formula="of:=ABJAD([.$A536];0;1)" office:value-type="float" office:value="25" calcext:value-type="float">
            <text:p>25</text:p>
          </table:table-cell>
          <table:table-cell table:formula="of:=ABJAD([.$A536];1;1)" office:value-type="float" office:value="697" calcext:value-type="float">
            <text:p>697</text:p>
          </table:table-cell>
          <table:table-cell table:formula="of:=ABJAD([.$A536];2;1)" office:value-type="float" office:value="1338" calcext:value-type="float">
            <text:p>1338</text:p>
          </table:table-cell>
          <table:table-cell table:formula="of:=ABJAD([.$A536];3;1)" office:value-type="float" office:value="8825" calcext:value-type="float">
            <text:p>88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CAHİT</text:p>
          </table:table-cell>
          <table:table-cell table:formula="of:=NUMEROLOG([.$A537];&quot;modern&quot;;&quot;tam&quot;)" office:value-type="float" office:value="30" calcext:value-type="float">
            <text:p>30</text:p>
          </table:table-cell>
          <table:table-cell table:formula="of:=NUMEROLOG([.$A537];&quot;TR&quot;;&quot;tam&quot;)" office:value-type="float" office:value="92" calcext:value-type="float">
            <text:p>92</text:p>
          </table:table-cell>
          <table:table-cell table:formula="of:=ABJAD([.$A537];0;1)" office:value-type="float" office:value="33" calcext:value-type="float">
            <text:p>33</text:p>
          </table:table-cell>
          <table:table-cell table:formula="of:=ABJAD([.$A537];1;1)" office:value-type="float" office:value="1293" calcext:value-type="float">
            <text:p>1293</text:p>
          </table:table-cell>
          <table:table-cell table:formula="of:=ABJAD([.$A537];2;1)" office:value-type="float" office:value="2034" calcext:value-type="float">
            <text:p>2034</text:p>
          </table:table-cell>
          <table:table-cell table:formula="of:=ABJAD([.$A537];3;1)" office:value-type="float" office:value="11406" calcext:value-type="float">
            <text:p>114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CELLA</text:p>
          </table:table-cell>
          <table:table-cell table:formula="of:=NUMEROLOG([.$A538];&quot;modern&quot;;&quot;tam&quot;)" office:value-type="float" office:value="22" calcext:value-type="float">
            <text:p>22</text:p>
          </table:table-cell>
          <table:table-cell table:formula="of:=NUMEROLOG([.$A538];&quot;TR&quot;;&quot;tam&quot;)" office:value-type="float" office:value="82" calcext:value-type="float">
            <text:p>82</text:p>
          </table:table-cell>
          <table:table-cell table:formula="of:=ABJAD([.$A538];0;1)" office:value-type="float" office:value="17" calcext:value-type="float">
            <text:p>17</text:p>
          </table:table-cell>
          <table:table-cell table:formula="of:=ABJAD([.$A538];1;1)" office:value-type="float" office:value="869" calcext:value-type="float">
            <text:p>869</text:p>
          </table:table-cell>
          <table:table-cell table:formula="of:=ABJAD([.$A538];2;1)" office:value-type="float" office:value="1595" calcext:value-type="float">
            <text:p>1595</text:p>
          </table:table-cell>
          <table:table-cell table:formula="of:=ABJAD([.$A538];3;1)" office:value-type="float" office:value="6132" calcext:value-type="float">
            <text:p>61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GE</text:p>
          </table:table-cell>
          <table:table-cell table:formula="of:=NUMEROLOG([.$A539];&quot;modern&quot;;&quot;tam&quot;)" office:value-type="float" office:value="19" calcext:value-type="float">
            <text:p>19</text:p>
          </table:table-cell>
          <table:table-cell table:formula="of:=NUMEROLOG([.$A539];&quot;TR&quot;;&quot;tam&quot;)" office:value-type="float" office:value="56" calcext:value-type="float">
            <text:p>56</text:p>
          </table:table-cell>
          <table:table-cell table:formula="of:=ABJAD([.$A539];0;1)" office:value-type="float" office:value="16" calcext:value-type="float">
            <text:p>16</text:p>
          </table:table-cell>
          <table:table-cell table:formula="of:=ABJAD([.$A539];1;1)" office:value-type="float" office:value="772" calcext:value-type="float">
            <text:p>772</text:p>
          </table:table-cell>
          <table:table-cell table:formula="of:=ABJAD([.$A539];2;1)" office:value-type="float" office:value="1487" calcext:value-type="float">
            <text:p>1487</text:p>
          </table:table-cell>
          <table:table-cell table:formula="of:=ABJAD([.$A539];3;1)" office:value-type="float" office:value="5886" calcext:value-type="float">
            <text:p>5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AMMED</text:p>
          </table:table-cell>
          <table:table-cell table:formula="of:=NUMEROLOG([.$A540];&quot;modern&quot;;&quot;tam&quot;)" office:value-type="float" office:value="33" calcext:value-type="float">
            <text:p>33</text:p>
          </table:table-cell>
          <table:table-cell table:formula="of:=NUMEROLOG([.$A540];&quot;TR&quot;;&quot;tam&quot;)" office:value-type="float" office:value="95" calcext:value-type="float">
            <text:p>95</text:p>
          </table:table-cell>
          <table:table-cell table:formula="of:=ABJAD([.$A540];0;1)" office:value-type="float" office:value="19" calcext:value-type="float">
            <text:p>19</text:p>
          </table:table-cell>
          <table:table-cell table:formula="of:=ABJAD([.$A540];1;1)" office:value-type="float" office:value="799" calcext:value-type="float">
            <text:p>799</text:p>
          </table:table-cell>
          <table:table-cell table:formula="of:=ABJAD([.$A540];2;1)" office:value-type="float" office:value="1430" calcext:value-type="float">
            <text:p>1430</text:p>
          </table:table-cell>
          <table:table-cell table:formula="of:=ABJAD([.$A540];3;1)" office:value-type="float" office:value="9371" calcext:value-type="float">
            <text:p>93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AMMET</text:p>
          </table:table-cell>
          <table:table-cell table:formula="of:=NUMEROLOG([.$A541];&quot;modern&quot;;&quot;tam&quot;)" office:value-type="float" office:value="31" calcext:value-type="float">
            <text:p>31</text:p>
          </table:table-cell>
          <table:table-cell table:formula="of:=NUMEROLOG([.$A541];&quot;TR&quot;;&quot;tam&quot;)" office:value-type="float" office:value="114" calcext:value-type="float">
            <text:p>114</text:p>
          </table:table-cell>
          <table:table-cell table:formula="of:=ABJAD([.$A541];0;1)" office:value-type="float" office:value="23" calcext:value-type="float">
            <text:p>23</text:p>
          </table:table-cell>
          <table:table-cell table:formula="of:=ABJAD([.$A541];1;1)" office:value-type="float" office:value="1295" calcext:value-type="float">
            <text:p>1295</text:p>
          </table:table-cell>
          <table:table-cell table:formula="of:=ABJAD([.$A541];2;1)" office:value-type="float" office:value="1926" calcext:value-type="float">
            <text:p>1926</text:p>
          </table:table-cell>
          <table:table-cell table:formula="of:=ABJAD([.$A541];3;1)" office:value-type="float" office:value="11584" calcext:value-type="float">
            <text:p>115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ARREM</text:p>
          </table:table-cell>
          <table:table-cell table:formula="of:=NUMEROLOG([.$A542];&quot;modern&quot;;&quot;tam&quot;)" office:value-type="float" office:value="43" calcext:value-type="float">
            <text:p>43</text:p>
          </table:table-cell>
          <table:table-cell table:formula="of:=NUMEROLOG([.$A542];&quot;TR&quot;;&quot;tam&quot;)" office:value-type="float" office:value="116" calcext:value-type="float">
            <text:p>116</text:p>
          </table:table-cell>
          <table:table-cell table:formula="of:=ABJAD([.$A542];0;1)" office:value-type="float" office:value="31" calcext:value-type="float">
            <text:p>31</text:p>
          </table:table-cell>
          <table:table-cell table:formula="of:=ABJAD([.$A542];1;1)" office:value-type="float" office:value="1135" calcext:value-type="float">
            <text:p>1135</text:p>
          </table:table-cell>
          <table:table-cell table:formula="of:=ABJAD([.$A542];2;1)" office:value-type="float" office:value="1766" calcext:value-type="float">
            <text:p>1766</text:p>
          </table:table-cell>
          <table:table-cell table:formula="of:=ABJAD([.$A542];3;1)" office:value-type="float" office:value="12916" calcext:value-type="float">
            <text:p>129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LİS</text:p>
          </table:table-cell>
          <table:table-cell table:formula="of:=NUMEROLOG([.$A543];&quot;modern&quot;;&quot;tam&quot;)" office:value-type="float" office:value="28" calcext:value-type="float">
            <text:p>28</text:p>
          </table:table-cell>
          <table:table-cell table:formula="of:=NUMEROLOG([.$A543];&quot;TR&quot;;&quot;tam&quot;)" office:value-type="float" office:value="100" calcext:value-type="float">
            <text:p>100</text:p>
          </table:table-cell>
          <table:table-cell table:formula="of:=ABJAD([.$A543];0;1)" office:value-type="float" office:value="19" calcext:value-type="float">
            <text:p>19</text:p>
          </table:table-cell>
          <table:table-cell table:formula="of:=ABJAD([.$A543];1;1)" office:value-type="float" office:value="1039" calcext:value-type="float">
            <text:p>1039</text:p>
          </table:table-cell>
          <table:table-cell table:formula="of:=ABJAD([.$A543];2;1)" office:value-type="float" office:value="1679" calcext:value-type="float">
            <text:p>1679</text:p>
          </table:table-cell>
          <table:table-cell table:formula="of:=ABJAD([.$A543];3;1)" office:value-type="float" office:value="10534" calcext:value-type="float">
            <text:p>105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HSİN</text:p>
          </table:table-cell>
          <table:table-cell table:formula="of:=NUMEROLOG([.$A544];&quot;modern&quot;;&quot;tam&quot;)" office:value-type="float" office:value="30" calcext:value-type="float">
            <text:p>30</text:p>
          </table:table-cell>
          <table:table-cell table:formula="of:=NUMEROLOG([.$A544];&quot;TR&quot;;&quot;tam&quot;)" office:value-type="float" office:value="102" calcext:value-type="float">
            <text:p>102</text:p>
          </table:table-cell>
          <table:table-cell table:formula="of:=ABJAD([.$A544];0;1)" office:value-type="float" office:value="27" calcext:value-type="float">
            <text:p>27</text:p>
          </table:table-cell>
          <table:table-cell table:formula="of:=ABJAD([.$A544];1;1)" office:value-type="float" office:value="1059" calcext:value-type="float">
            <text:p>1059</text:p>
          </table:table-cell>
          <table:table-cell table:formula="of:=ABJAD([.$A544];2;1)" office:value-type="float" office:value="1699" calcext:value-type="float">
            <text:p>1699</text:p>
          </table:table-cell>
          <table:table-cell table:formula="of:=ABJAD([.$A544];3;1)" office:value-type="float" office:value="12294" calcext:value-type="float">
            <text:p>122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JDAT</text:p>
          </table:table-cell>
          <table:table-cell table:formula="of:=NUMEROLOG([.$A545];&quot;modern&quot;;&quot;tam&quot;)" office:value-type="float" office:value="15" calcext:value-type="float">
            <text:p>15</text:p>
          </table:table-cell>
          <table:table-cell table:formula="of:=NUMEROLOG([.$A545];&quot;TR&quot;;&quot;tam&quot;)" office:value-type="float" office:value="85" calcext:value-type="float">
            <text:p>85</text:p>
          </table:table-cell>
          <table:table-cell table:formula="of:=ABJAD([.$A545];0;1)" office:value-type="float" office:value="23" calcext:value-type="float">
            <text:p>23</text:p>
          </table:table-cell>
          <table:table-cell table:formula="of:=ABJAD([.$A545];1;1)" office:value-type="float" office:value="1295" calcext:value-type="float">
            <text:p>1295</text:p>
          </table:table-cell>
          <table:table-cell table:formula="of:=ABJAD([.$A545];2;1)" office:value-type="float" office:value="2016" calcext:value-type="float">
            <text:p>2016</text:p>
          </table:table-cell>
          <table:table-cell table:formula="of:=ABJAD([.$A545];3;1)" office:value-type="float" office:value="10753" calcext:value-type="float">
            <text:p>107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KADDER</text:p>
          </table:table-cell>
          <table:table-cell table:formula="of:=NUMEROLOG([.$A546];&quot;modern&quot;;&quot;tam&quot;)" office:value-type="float" office:value="32" calcext:value-type="float">
            <text:p>32</text:p>
          </table:table-cell>
          <table:table-cell table:formula="of:=NUMEROLOG([.$A546];&quot;TR&quot;;&quot;tam&quot;)" office:value-type="float" office:value="93" calcext:value-type="float">
            <text:p>93</text:p>
          </table:table-cell>
          <table:table-cell table:formula="of:=ABJAD([.$A546];0;1)" office:value-type="float" office:value="26" calcext:value-type="float">
            <text:p>26</text:p>
          </table:table-cell>
          <table:table-cell table:formula="of:=ABJAD([.$A546];1;1)" office:value-type="float" office:value="914" calcext:value-type="float">
            <text:p>914</text:p>
          </table:table-cell>
          <table:table-cell table:formula="of:=ABJAD([.$A546];2;1)" office:value-type="float" office:value="1545" calcext:value-type="float">
            <text:p>1545</text:p>
          </table:table-cell>
          <table:table-cell table:formula="of:=ABJAD([.$A546];3;1)" office:value-type="float" office:value="9369" calcext:value-type="float">
            <text:p>93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KADDES</text:p>
          </table:table-cell>
          <table:table-cell table:formula="of:=NUMEROLOG([.$A547];&quot;modern&quot;;&quot;tam&quot;)" office:value-type="float" office:value="24" calcext:value-type="float">
            <text:p>24</text:p>
          </table:table-cell>
          <table:table-cell table:formula="of:=NUMEROLOG([.$A547];&quot;TR&quot;;&quot;tam&quot;)" office:value-type="float" office:value="94" calcext:value-type="float">
            <text:p>94</text:p>
          </table:table-cell>
          <table:table-cell table:formula="of:=ABJAD([.$A547];0;1)" office:value-type="float" office:value="18" calcext:value-type="float">
            <text:p>18</text:p>
          </table:table-cell>
          <table:table-cell table:formula="of:=ABJAD([.$A547];1;1)" office:value-type="float" office:value="1014" calcext:value-type="float">
            <text:p>1014</text:p>
          </table:table-cell>
          <table:table-cell table:formula="of:=ABJAD([.$A547];2;1)" office:value-type="float" office:value="1645" calcext:value-type="float">
            <text:p>1645</text:p>
          </table:table-cell>
          <table:table-cell table:formula="of:=ABJAD([.$A547];3;1)" office:value-type="float" office:value="9992" calcext:value-type="float">
            <text:p>99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MTAZ</text:p>
          </table:table-cell>
          <table:table-cell table:formula="of:=NUMEROLOG([.$A548];&quot;modern&quot;;&quot;tam&quot;)" office:value-type="float" office:value="22" calcext:value-type="float">
            <text:p>22</text:p>
          </table:table-cell>
          <table:table-cell table:formula="of:=NUMEROLOG([.$A548];&quot;TR&quot;;&quot;tam&quot;)" office:value-type="float" office:value="112" calcext:value-type="float">
            <text:p>112</text:p>
          </table:table-cell>
          <table:table-cell table:formula="of:=ABJAD([.$A548];0;1)" office:value-type="float" office:value="17" calcext:value-type="float">
            <text:p>17</text:p>
          </table:table-cell>
          <table:table-cell table:formula="of:=ABJAD([.$A548];1;1)" office:value-type="float" office:value="2321" calcext:value-type="float">
            <text:p>2321</text:p>
          </table:table-cell>
          <table:table-cell table:formula="of:=ABJAD([.$A548];2;1)" office:value-type="float" office:value="3042" calcext:value-type="float">
            <text:p>3042</text:p>
          </table:table-cell>
          <table:table-cell table:formula="of:=ABJAD([.$A548];3;1)" office:value-type="float" office:value="8892" calcext:value-type="float">
            <text:p>88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MUN</text:p>
          </table:table-cell>
          <table:table-cell table:formula="of:=NUMEROLOG([.$A549];&quot;modern&quot;;&quot;tam&quot;)" office:value-type="float" office:value="19" calcext:value-type="float">
            <text:p>19</text:p>
          </table:table-cell>
          <table:table-cell table:formula="of:=NUMEROLOG([.$A549];&quot;TR&quot;;&quot;tam&quot;)" office:value-type="float" office:value="99" calcext:value-type="float">
            <text:p>99</text:p>
          </table:table-cell>
          <table:table-cell table:formula="of:=ABJAD([.$A549];0;1)" office:value-type="float" office:value="10" calcext:value-type="float">
            <text:p>10</text:p>
          </table:table-cell>
          <table:table-cell table:formula="of:=ABJAD([.$A549];1;1)" office:value-type="float" office:value="1390" calcext:value-type="float">
            <text:p>1390</text:p>
          </table:table-cell>
          <table:table-cell table:formula="of:=ABJAD([.$A549];2;1)" office:value-type="float" office:value="2605" calcext:value-type="float">
            <text:p>2605</text:p>
          </table:table-cell>
          <table:table-cell table:formula="of:=ABJAD([.$A549];3;1)" office:value-type="float" office:value="10249" calcext:value-type="float">
            <text:p>102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MÜN</text:p>
          </table:table-cell>
          <table:table-cell table:formula="of:=NUMEROLOG([.$A550];&quot;modern&quot;;&quot;tam&quot;)" office:value-type="float" office:value="19" calcext:value-type="float">
            <text:p>19</text:p>
          </table:table-cell>
          <table:table-cell table:formula="of:=NUMEROLOG([.$A550];&quot;TR&quot;;&quot;tam&quot;)" office:value-type="float" office:value="101" calcext:value-type="float">
            <text:p>101</text:p>
          </table:table-cell>
          <table:table-cell table:formula="of:=ABJAD([.$A550];0;1)" office:value-type="float" office:value="18" calcext:value-type="float">
            <text:p>18</text:p>
          </table:table-cell>
          <table:table-cell table:formula="of:=ABJAD([.$A550];1;1)" office:value-type="float" office:value="1590" calcext:value-type="float">
            <text:p>1590</text:p>
          </table:table-cell>
          <table:table-cell table:formula="of:=ABJAD([.$A550];2;1)" office:value-type="float" office:value="3005" calcext:value-type="float">
            <text:p>3005</text:p>
          </table:table-cell>
          <table:table-cell table:formula="of:=ABJAD([.$A550];3;1)" office:value-type="float" office:value="10985" calcext:value-type="float">
            <text:p>109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MÜNE</text:p>
          </table:table-cell>
          <table:table-cell table:formula="of:=NUMEROLOG([.$A551];&quot;modern&quot;;&quot;tam&quot;)" office:value-type="float" office:value="24" calcext:value-type="float">
            <text:p>24</text:p>
          </table:table-cell>
          <table:table-cell table:formula="of:=NUMEROLOG([.$A551];&quot;TR&quot;;&quot;tam&quot;)" office:value-type="float" office:value="107" calcext:value-type="float">
            <text:p>107</text:p>
          </table:table-cell>
          <table:table-cell table:formula="of:=ABJAD([.$A551];0;1)" office:value-type="float" office:value="23" calcext:value-type="float">
            <text:p>23</text:p>
          </table:table-cell>
          <table:table-cell table:formula="of:=ABJAD([.$A551];1;1)" office:value-type="float" office:value="1595" calcext:value-type="float">
            <text:p>1595</text:p>
          </table:table-cell>
          <table:table-cell table:formula="of:=ABJAD([.$A551];2;1)" office:value-type="float" office:value="3015" calcext:value-type="float">
            <text:p>3015</text:p>
          </table:table-cell>
          <table:table-cell table:formula="of:=ABJAD([.$A551];3;1)" office:value-type="float" office:value="11392" calcext:value-type="float">
            <text:p>113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NEVER</text:p>
          </table:table-cell>
          <table:table-cell table:formula="of:=NUMEROLOG([.$A552];&quot;modern&quot;;&quot;tam&quot;)" office:value-type="float" office:value="35" calcext:value-type="float">
            <text:p>35</text:p>
          </table:table-cell>
          <table:table-cell table:formula="of:=NUMEROLOG([.$A552];&quot;TR&quot;;&quot;tam&quot;)" office:value-type="float" office:value="119" calcext:value-type="float">
            <text:p>119</text:p>
          </table:table-cell>
          <table:table-cell table:formula="of:=ABJAD([.$A552];0;1)" office:value-type="float" office:value="40" calcext:value-type="float">
            <text:p>40</text:p>
          </table:table-cell>
          <table:table-cell table:formula="of:=ABJAD([.$A552];1;1)" office:value-type="float" office:value="1840" calcext:value-type="float">
            <text:p>1840</text:p>
          </table:table-cell>
          <table:table-cell table:formula="of:=ABJAD([.$A552];2;1)" office:value-type="float" office:value="2570" calcext:value-type="float">
            <text:p>2570</text:p>
          </table:table-cell>
          <table:table-cell table:formula="of:=ABJAD([.$A552];3;1)" office:value-type="float" office:value="13894" calcext:value-type="float">
            <text:p>138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RAD</text:p>
          </table:table-cell>
          <table:table-cell table:formula="of:=NUMEROLOG([.$A553];&quot;modern&quot;;&quot;tam&quot;)" office:value-type="float" office:value="21" calcext:value-type="float">
            <text:p>21</text:p>
          </table:table-cell>
          <table:table-cell table:formula="of:=NUMEROLOG([.$A553];&quot;TR&quot;;&quot;tam&quot;)" office:value-type="float" office:value="68" calcext:value-type="float">
            <text:p>68</text:p>
          </table:table-cell>
          <table:table-cell table:formula="of:=ABJAD([.$A553];0;1)" office:value-type="float" office:value="13" calcext:value-type="float">
            <text:p>13</text:p>
          </table:table-cell>
          <table:table-cell table:formula="of:=ABJAD([.$A553];1;1)" office:value-type="float" office:value="865" calcext:value-type="float">
            <text:p>865</text:p>
          </table:table-cell>
          <table:table-cell table:formula="of:=ABJAD([.$A553];2;1)" office:value-type="float" office:value="1481" calcext:value-type="float">
            <text:p>1481</text:p>
          </table:table-cell>
          <table:table-cell table:formula="of:=ABJAD([.$A553];3;1)" office:value-type="float" office:value="7878" calcext:value-type="float">
            <text:p>78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RAT</text:p>
          </table:table-cell>
          <table:table-cell table:formula="of:=NUMEROLOG([.$A554];&quot;modern&quot;;&quot;tam&quot;)" office:value-type="float" office:value="19" calcext:value-type="float">
            <text:p>19</text:p>
          </table:table-cell>
          <table:table-cell table:formula="of:=NUMEROLOG([.$A554];&quot;TR&quot;;&quot;tam&quot;)" office:value-type="float" office:value="87" calcext:value-type="float">
            <text:p>87</text:p>
          </table:table-cell>
          <table:table-cell table:formula="of:=ABJAD([.$A554];0;1)" office:value-type="float" office:value="17" calcext:value-type="float">
            <text:p>17</text:p>
          </table:table-cell>
          <table:table-cell table:formula="of:=ABJAD([.$A554];1;1)" office:value-type="float" office:value="1361" calcext:value-type="float">
            <text:p>1361</text:p>
          </table:table-cell>
          <table:table-cell table:formula="of:=ABJAD([.$A554];2;1)" office:value-type="float" office:value="1977" calcext:value-type="float">
            <text:p>1977</text:p>
          </table:table-cell>
          <table:table-cell table:formula="of:=ABJAD([.$A554];3;1)" office:value-type="float" office:value="10091" calcext:value-type="float">
            <text:p>100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RSEL</text:p>
          </table:table-cell>
          <table:table-cell table:formula="of:=NUMEROLOG([.$A555];&quot;modern&quot;;&quot;tam&quot;)" office:value-type="float" office:value="25" calcext:value-type="float">
            <text:p>25</text:p>
          </table:table-cell>
          <table:table-cell table:formula="of:=NUMEROLOG([.$A555];&quot;TR&quot;;&quot;tam&quot;)" office:value-type="float" office:value="106" calcext:value-type="float">
            <text:p>106</text:p>
          </table:table-cell>
          <table:table-cell table:formula="of:=ABJAD([.$A555];0;1)" office:value-type="float" office:value="19" calcext:value-type="float">
            <text:p>19</text:p>
          </table:table-cell>
          <table:table-cell table:formula="of:=ABJAD([.$A555];1;1)" office:value-type="float" office:value="1315" calcext:value-type="float">
            <text:p>1315</text:p>
          </table:table-cell>
          <table:table-cell table:formula="of:=ABJAD([.$A555];2;1)" office:value-type="float" office:value="2040" calcext:value-type="float">
            <text:p>2040</text:p>
          </table:table-cell>
          <table:table-cell table:formula="of:=ABJAD([.$A555];3;1)" office:value-type="float" office:value="11065" calcext:value-type="float">
            <text:p>110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RSELİN</text:p>
          </table:table-cell>
          <table:table-cell table:formula="of:=NUMEROLOG([.$A556];&quot;modern&quot;;&quot;tam&quot;)" office:value-type="float" office:value="39" calcext:value-type="float">
            <text:p>39</text:p>
          </table:table-cell>
          <table:table-cell table:formula="of:=NUMEROLOG([.$A556];&quot;TR&quot;;&quot;tam&quot;)" office:value-type="float" office:value="135" calcext:value-type="float">
            <text:p>135</text:p>
          </table:table-cell>
          <table:table-cell table:formula="of:=ABJAD([.$A556];0;1)" office:value-type="float" office:value="37" calcext:value-type="float">
            <text:p>37</text:p>
          </table:table-cell>
          <table:table-cell table:formula="of:=ABJAD([.$A556];1;1)" office:value-type="float" office:value="1405" calcext:value-type="float">
            <text:p>1405</text:p>
          </table:table-cell>
          <table:table-cell table:formula="of:=ABJAD([.$A556];2;1)" office:value-type="float" office:value="2155" calcext:value-type="float">
            <text:p>2155</text:p>
          </table:table-cell>
          <table:table-cell table:formula="of:=ABJAD([.$A556];3;1)" office:value-type="float" office:value="14150" calcext:value-type="float">
            <text:p>14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RŞİT</text:p>
          </table:table-cell>
          <table:table-cell table:formula="of:=NUMEROLOG([.$A557];&quot;modern&quot;;&quot;tam&quot;)" office:value-type="float" office:value="28" calcext:value-type="float">
            <text:p>28</text:p>
          </table:table-cell>
          <table:table-cell table:formula="of:=NUMEROLOG([.$A557];&quot;TR&quot;;&quot;tam&quot;)" office:value-type="float" office:value="122" calcext:value-type="float">
            <text:p>122</text:p>
          </table:table-cell>
          <table:table-cell table:formula="of:=ABJAD([.$A557];0;1)" office:value-type="float" office:value="32" calcext:value-type="float">
            <text:p>32</text:p>
          </table:table-cell>
          <table:table-cell table:formula="of:=ABJAD([.$A557];1;1)" office:value-type="float" office:value="1880" calcext:value-type="float">
            <text:p>1880</text:p>
          </table:table-cell>
          <table:table-cell table:formula="of:=ABJAD([.$A557];2;1)" office:value-type="float" office:value="2620" calcext:value-type="float">
            <text:p>2620</text:p>
          </table:table-cell>
          <table:table-cell table:formula="of:=ABJAD([.$A557];3;1)" office:value-type="float" office:value="14831" calcext:value-type="float">
            <text:p>148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SA</text:p>
          </table:table-cell>
          <table:table-cell table:formula="of:=NUMEROLOG([.$A558];&quot;modern&quot;;&quot;tam&quot;)" office:value-type="float" office:value="9" calcext:value-type="float">
            <text:p>9</text:p>
          </table:table-cell>
          <table:table-cell table:formula="of:=NUMEROLOG([.$A558];&quot;TR&quot;;&quot;tam&quot;)" office:value-type="float" office:value="64" calcext:value-type="float">
            <text:p>64</text:p>
          </table:table-cell>
          <table:table-cell table:formula="of:=ABJAD([.$A558];0;1)" office:value-type="float" office:value="1" calcext:value-type="float">
            <text:p>1</text:p>
          </table:table-cell>
          <table:table-cell table:formula="of:=ABJAD([.$A558];1;1)" office:value-type="float" office:value="961" calcext:value-type="float">
            <text:p>961</text:p>
          </table:table-cell>
          <table:table-cell table:formula="of:=ABJAD([.$A558];2;1)" office:value-type="float" office:value="1572" calcext:value-type="float">
            <text:p>1572</text:p>
          </table:table-cell>
          <table:table-cell table:formula="of:=ABJAD([.$A558];3;1)" office:value-type="float" office:value="7707" calcext:value-type="float">
            <text:p>77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SACİDE</text:p>
          </table:table-cell>
          <table:table-cell table:formula="of:=NUMEROLOG([.$A559];&quot;modern&quot;;&quot;tam&quot;)" office:value-type="float" office:value="30" calcext:value-type="float">
            <text:p>30</text:p>
          </table:table-cell>
          <table:table-cell table:formula="of:=NUMEROLOG([.$A559];&quot;TR&quot;;&quot;tam&quot;)" office:value-type="float" office:value="90" calcext:value-type="float">
            <text:p>90</text:p>
          </table:table-cell>
          <table:table-cell table:formula="of:=ABJAD([.$A559];0;1)" office:value-type="float" office:value="21" calcext:value-type="float">
            <text:p>21</text:p>
          </table:table-cell>
          <table:table-cell table:formula="of:=ABJAD([.$A559];1;1)" office:value-type="float" office:value="993" calcext:value-type="float">
            <text:p>993</text:p>
          </table:table-cell>
          <table:table-cell table:formula="of:=ABJAD([.$A559];2;1)" office:value-type="float" office:value="1639" calcext:value-type="float">
            <text:p>1639</text:p>
          </table:table-cell>
          <table:table-cell table:formula="of:=ABJAD([.$A559];3;1)" office:value-type="float" office:value="10811" calcext:value-type="float">
            <text:p>108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ŞERREF</text:p>
          </table:table-cell>
          <table:table-cell table:formula="of:=NUMEROLOG([.$A560];&quot;modern&quot;;&quot;tam&quot;)" office:value-type="float" office:value="42" calcext:value-type="float">
            <text:p>42</text:p>
          </table:table-cell>
          <table:table-cell table:formula="of:=NUMEROLOG([.$A560];&quot;TR&quot;;&quot;tam&quot;)" office:value-type="float" office:value="126" calcext:value-type="float">
            <text:p>126</text:p>
          </table:table-cell>
          <table:table-cell table:formula="of:=ABJAD([.$A560];0;1)" office:value-type="float" office:value="40" calcext:value-type="float">
            <text:p>40</text:p>
          </table:table-cell>
          <table:table-cell table:formula="of:=ABJAD([.$A560];1;1)" office:value-type="float" office:value="1576" calcext:value-type="float">
            <text:p>1576</text:p>
          </table:table-cell>
          <table:table-cell table:formula="of:=ABJAD([.$A560];2;1)" office:value-type="float" office:value="2311" calcext:value-type="float">
            <text:p>2311</text:p>
          </table:table-cell>
          <table:table-cell table:formula="of:=ABJAD([.$A560];3;1)" office:value-type="float" office:value="14679" calcext:value-type="float">
            <text:p>146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ÜSLİM</text:p>
          </table:table-cell>
          <table:table-cell table:formula="of:=NUMEROLOG([.$A561];&quot;modern&quot;;&quot;tam&quot;)" office:value-type="float" office:value="24" calcext:value-type="float">
            <text:p>24</text:p>
          </table:table-cell>
          <table:table-cell table:formula="of:=NUMEROLOG([.$A561];&quot;TR&quot;;&quot;tam&quot;)" office:value-type="float" office:value="107" calcext:value-type="float">
            <text:p>107</text:p>
          </table:table-cell>
          <table:table-cell table:formula="of:=ABJAD([.$A561];0;1)" office:value-type="float" office:value="14" calcext:value-type="float">
            <text:p>14</text:p>
          </table:table-cell>
          <table:table-cell table:formula="of:=ABJAD([.$A561];1;1)" office:value-type="float" office:value="1190" calcext:value-type="float">
            <text:p>1190</text:p>
          </table:table-cell>
          <table:table-cell table:formula="of:=ABJAD([.$A561];2;1)" office:value-type="float" office:value="1930" calcext:value-type="float">
            <text:p>1930</text:p>
          </table:table-cell>
          <table:table-cell table:formula="of:=ABJAD([.$A561];3;1)" office:value-type="float" office:value="10199" calcext:value-type="float">
            <text:p>10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STAFA</text:p>
          </table:table-cell>
          <table:table-cell table:formula="of:=NUMEROLOG([.$A562];&quot;modern&quot;;&quot;tam&quot;)" office:value-type="float" office:value="18" calcext:value-type="float">
            <text:p>18</text:p>
          </table:table-cell>
          <table:table-cell table:formula="of:=NUMEROLOG([.$A562];&quot;TR&quot;;&quot;tam&quot;)" office:value-type="float" office:value="96" calcext:value-type="float">
            <text:p>96</text:p>
          </table:table-cell>
          <table:table-cell table:formula="of:=ABJAD([.$A562];0;1)" office:value-type="float" office:value="16" calcext:value-type="float">
            <text:p>16</text:p>
          </table:table-cell>
          <table:table-cell table:formula="of:=ABJAD([.$A562];1;1)" office:value-type="float" office:value="1468" calcext:value-type="float">
            <text:p>1468</text:p>
          </table:table-cell>
          <table:table-cell table:formula="of:=ABJAD([.$A562];2;1)" office:value-type="float" office:value="2090" calcext:value-type="float">
            <text:p>2090</text:p>
          </table:table-cell>
          <table:table-cell table:formula="of:=ABJAD([.$A562];3;1)" office:value-type="float" office:value="11497" calcext:value-type="float">
            <text:p>11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TLU</text:p>
          </table:table-cell>
          <table:table-cell table:formula="of:=NUMEROLOG([.$A563];&quot;modern&quot;;&quot;tam&quot;)" office:value-type="float" office:value="15" calcext:value-type="float">
            <text:p>15</text:p>
          </table:table-cell>
          <table:table-cell table:formula="of:=NUMEROLOG([.$A563];&quot;TR&quot;;&quot;tam&quot;)" office:value-type="float" office:value="105" calcext:value-type="float">
            <text:p>105</text:p>
          </table:table-cell>
          <table:table-cell table:formula="of:=ABJAD([.$A563];0;1)" office:value-type="float" office:value="10" calcext:value-type="float">
            <text:p>10</text:p>
          </table:table-cell>
          <table:table-cell table:formula="of:=ABJAD([.$A563];1;1)" office:value-type="float" office:value="1810" calcext:value-type="float">
            <text:p>1810</text:p>
          </table:table-cell>
          <table:table-cell table:formula="of:=ABJAD([.$A563];2;1)" office:value-type="float" office:value="3025" calcext:value-type="float">
            <text:p>3025</text:p>
          </table:table-cell>
          <table:table-cell table:formula="of:=ABJAD([.$A563];3;1)" office:value-type="float" office:value="10475" calcext:value-type="float">
            <text:p>104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ZAFFER</text:p>
          </table:table-cell>
          <table:table-cell table:formula="of:=NUMEROLOG([.$A564];&quot;modern&quot;;&quot;tam&quot;)" office:value-type="float" office:value="42" calcext:value-type="float">
            <text:p>42</text:p>
          </table:table-cell>
          <table:table-cell table:formula="of:=NUMEROLOG([.$A564];&quot;TR&quot;;&quot;tam&quot;)" office:value-type="float" office:value="112" calcext:value-type="float">
            <text:p>112</text:p>
          </table:table-cell>
          <table:table-cell table:formula="of:=ABJAD([.$A564];0;1)" office:value-type="float" office:value="30" calcext:value-type="float">
            <text:p>30</text:p>
          </table:table-cell>
          <table:table-cell table:formula="of:=ABJAD([.$A564];1;1)" office:value-type="float" office:value="1878" calcext:value-type="float">
            <text:p>1878</text:p>
          </table:table-cell>
          <table:table-cell table:formula="of:=ABJAD([.$A564];2;1)" office:value-type="float" office:value="2509" calcext:value-type="float">
            <text:p>2509</text:p>
          </table:table-cell>
          <table:table-cell table:formula="of:=ABJAD([.$A564];3;1)" office:value-type="float" office:value="8705" calcext:value-type="float">
            <text:p>8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FİYE</text:p>
          </table:table-cell>
          <table:table-cell table:formula="of:=NUMEROLOG([.$A565];&quot;modern&quot;;&quot;tam&quot;)" office:value-type="float" office:value="33" calcext:value-type="float">
            <text:p>33</text:p>
          </table:table-cell>
          <table:table-cell table:formula="of:=NUMEROLOG([.$A565];&quot;TR&quot;;&quot;tam&quot;)" office:value-type="float" office:value="71" calcext:value-type="float">
            <text:p>71</text:p>
          </table:table-cell>
          <table:table-cell table:formula="of:=ABJAD([.$A565];0;1)" office:value-type="float" office:value="30" calcext:value-type="float">
            <text:p>30</text:p>
          </table:table-cell>
          <table:table-cell table:formula="of:=ABJAD([.$A565];1;1)" office:value-type="float" office:value="1002" calcext:value-type="float">
            <text:p>1002</text:p>
          </table:table-cell>
          <table:table-cell table:formula="of:=ABJAD([.$A565];2;1)" office:value-type="float" office:value="1043" calcext:value-type="float">
            <text:p>1043</text:p>
          </table:table-cell>
          <table:table-cell table:formula="of:=ABJAD([.$A565];3;1)" office:value-type="float" office:value="8599" calcext:value-type="float">
            <text:p>85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FİZ</text:p>
          </table:table-cell>
          <table:table-cell table:formula="of:=NUMEROLOG([.$A566];&quot;modern&quot;;&quot;tam&quot;)" office:value-type="float" office:value="29" calcext:value-type="float">
            <text:p>29</text:p>
          </table:table-cell>
          <table:table-cell table:formula="of:=NUMEROLOG([.$A566];&quot;TR&quot;;&quot;tam&quot;)" office:value-type="float" office:value="66" calcext:value-type="float">
            <text:p>66</text:p>
          </table:table-cell>
          <table:table-cell table:formula="of:=ABJAD([.$A566];0;1)" office:value-type="float" office:value="29" calcext:value-type="float">
            <text:p>29</text:p>
          </table:table-cell>
          <table:table-cell table:formula="of:=ABJAD([.$A566];1;1)" office:value-type="float" office:value="1097" calcext:value-type="float">
            <text:p>1097</text:p>
          </table:table-cell>
          <table:table-cell table:formula="of:=ABJAD([.$A566];2;1)" office:value-type="float" office:value="1133" calcext:value-type="float">
            <text:p>1133</text:p>
          </table:table-cell>
          <table:table-cell table:formula="of:=ABJAD([.$A566];3;1)" office:value-type="float" office:value="3960" calcext:value-type="float">
            <text:p>39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GİHAN</text:p>
          </table:table-cell>
          <table:table-cell table:formula="of:=NUMEROLOG([.$A567];&quot;modern&quot;;&quot;tam&quot;)" office:value-type="float" office:value="36" calcext:value-type="float">
            <text:p>36</text:p>
          </table:table-cell>
          <table:table-cell table:formula="of:=NUMEROLOG([.$A567];&quot;TR&quot;;&quot;tam&quot;)" office:value-type="float" office:value="66" calcext:value-type="float">
            <text:p>66</text:p>
          </table:table-cell>
          <table:table-cell table:formula="of:=ABJAD([.$A567];0;1)" office:value-type="float" office:value="46" calcext:value-type="float">
            <text:p>46</text:p>
          </table:table-cell>
          <table:table-cell table:formula="of:=ABJAD([.$A567];1;1)" office:value-type="float" office:value="178" calcext:value-type="float">
            <text:p>178</text:p>
          </table:table-cell>
          <table:table-cell table:formula="of:=ABJAD([.$A567];2;1)" office:value-type="float" office:value="220" calcext:value-type="float">
            <text:p>220</text:p>
          </table:table-cell>
          <table:table-cell table:formula="of:=ABJAD([.$A567];3;1)" office:value-type="float" office:value="8067" calcext:value-type="float">
            <text:p>80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İL</text:p>
          </table:table-cell>
          <table:table-cell table:formula="of:=NUMEROLOG([.$A568];&quot;modern&quot;;&quot;tam&quot;)" office:value-type="float" office:value="18" calcext:value-type="float">
            <text:p>18</text:p>
          </table:table-cell>
          <table:table-cell table:formula="of:=NUMEROLOG([.$A568];&quot;TR&quot;;&quot;tam&quot;)" office:value-type="float" office:value="45" calcext:value-type="float">
            <text:p>45</text:p>
          </table:table-cell>
          <table:table-cell table:formula="of:=ABJAD([.$A568];0;1)" office:value-type="float" office:value="21" calcext:value-type="float">
            <text:p>21</text:p>
          </table:table-cell>
          <table:table-cell table:formula="of:=ABJAD([.$A568];1;1)" office:value-type="float" office:value="141" calcext:value-type="float">
            <text:p>141</text:p>
          </table:table-cell>
          <table:table-cell table:formula="of:=ABJAD([.$A568];2;1)" office:value-type="float" office:value="172" calcext:value-type="float">
            <text:p>172</text:p>
          </table:table-cell>
          <table:table-cell table:formula="of:=ABJAD([.$A568];3;1)" office:value-type="float" office:value="3432" calcext:value-type="float">
            <text:p>34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İME</text:p>
          </table:table-cell>
          <table:table-cell table:formula="of:=NUMEROLOG([.$A569];&quot;modern&quot;;&quot;tam&quot;)" office:value-type="float" office:value="24" calcext:value-type="float">
            <text:p>24</text:p>
          </table:table-cell>
          <table:table-cell table:formula="of:=NUMEROLOG([.$A569];&quot;TR&quot;;&quot;tam&quot;)" office:value-type="float" office:value="52" calcext:value-type="float">
            <text:p>52</text:p>
          </table:table-cell>
          <table:table-cell table:formula="of:=ABJAD([.$A569];0;1)" office:value-type="float" office:value="24" calcext:value-type="float">
            <text:p>24</text:p>
          </table:table-cell>
          <table:table-cell table:formula="of:=ABJAD([.$A569];1;1)" office:value-type="float" office:value="156" calcext:value-type="float">
            <text:p>156</text:p>
          </table:table-cell>
          <table:table-cell table:formula="of:=ABJAD([.$A569];2;1)" office:value-type="float" office:value="192" calcext:value-type="float">
            <text:p>192</text:p>
          </table:table-cell>
          <table:table-cell table:formula="of:=ABJAD([.$A569];3;1)" office:value-type="float" office:value="4735" calcext:value-type="float">
            <text:p>47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LAN</text:p>
          </table:table-cell>
          <table:table-cell table:formula="of:=NUMEROLOG([.$A570];&quot;modern&quot;;&quot;tam&quot;)" office:value-type="float" office:value="15" calcext:value-type="float">
            <text:p>15</text:p>
          </table:table-cell>
          <table:table-cell table:formula="of:=NUMEROLOG([.$A570];&quot;TR&quot;;&quot;tam&quot;)" office:value-type="float" office:value="51" calcext:value-type="float">
            <text:p>51</text:p>
          </table:table-cell>
          <table:table-cell table:formula="of:=ABJAD([.$A570];0;1)" office:value-type="float" office:value="24" calcext:value-type="float">
            <text:p>24</text:p>
          </table:table-cell>
          <table:table-cell table:formula="of:=ABJAD([.$A570];1;1)" office:value-type="float" office:value="192" calcext:value-type="float">
            <text:p>192</text:p>
          </table:table-cell>
          <table:table-cell table:formula="of:=ABJAD([.$A570];2;1)" office:value-type="float" office:value="209" calcext:value-type="float">
            <text:p>209</text:p>
          </table:table-cell>
          <table:table-cell table:formula="of:=ABJAD([.$A570];3;1)" office:value-type="float" office:value="4339" calcext:value-type="float">
            <text:p>43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AN</text:p>
          </table:table-cell>
          <table:table-cell table:formula="of:=NUMEROLOG([.$A571];&quot;modern&quot;;&quot;tam&quot;)" office:value-type="float" office:value="20" calcext:value-type="float">
            <text:p>20</text:p>
          </table:table-cell>
          <table:table-cell table:formula="of:=NUMEROLOG([.$A571];&quot;TR&quot;;&quot;tam&quot;)" office:value-type="float" office:value="65" calcext:value-type="float">
            <text:p>65</text:p>
          </table:table-cell>
          <table:table-cell table:formula="of:=ABJAD([.$A571];0;1)" office:value-type="float" office:value="26" calcext:value-type="float">
            <text:p>26</text:p>
          </table:table-cell>
          <table:table-cell table:formula="of:=ABJAD([.$A571];1;1)" office:value-type="float" office:value="1142" calcext:value-type="float">
            <text:p>1142</text:p>
          </table:table-cell>
          <table:table-cell table:formula="of:=ABJAD([.$A571];2;1)" office:value-type="float" office:value="1159" calcext:value-type="float">
            <text:p>1159</text:p>
          </table:table-cell>
          <table:table-cell table:formula="of:=ABJAD([.$A571];3;1)" office:value-type="float" office:value="4306" calcext:value-type="float">
            <text:p>4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IM</text:p>
          </table:table-cell>
          <table:table-cell table:formula="of:=NUMEROLOG([.$A572];&quot;modern&quot;;&quot;tam&quot;)" office:value-type="float" office:value="27" calcext:value-type="float">
            <text:p>27</text:p>
          </table:table-cell>
          <table:table-cell table:formula="of:=NUMEROLOG([.$A572];&quot;TR&quot;;&quot;tam&quot;)" office:value-type="float" office:value="74" calcext:value-type="float">
            <text:p>74</text:p>
          </table:table-cell>
          <table:table-cell table:formula="of:=ABJAD([.$A572];0;1)" office:value-type="float" office:value="25" calcext:value-type="float">
            <text:p>25</text:p>
          </table:table-cell>
          <table:table-cell table:formula="of:=ABJAD([.$A572];1;1)" office:value-type="float" office:value="1141" calcext:value-type="float">
            <text:p>1141</text:p>
          </table:table-cell>
          <table:table-cell table:formula="of:=ABJAD([.$A572];2;1)" office:value-type="float" office:value="1167" calcext:value-type="float">
            <text:p>1167</text:p>
          </table:table-cell>
          <table:table-cell table:formula="of:=ABJAD([.$A572];3;1)" office:value-type="float" office:value="3370" calcext:value-type="float">
            <text:p>33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LI</text:p>
          </table:table-cell>
          <table:table-cell table:formula="of:=NUMEROLOG([.$A573];&quot;modern&quot;;&quot;tam&quot;)" office:value-type="float" office:value="26" calcext:value-type="float">
            <text:p>26</text:p>
          </table:table-cell>
          <table:table-cell table:formula="of:=NUMEROLOG([.$A573];&quot;TR&quot;;&quot;tam&quot;)" office:value-type="float" office:value="73" calcext:value-type="float">
            <text:p>73</text:p>
          </table:table-cell>
          <table:table-cell table:formula="of:=ABJAD([.$A573];0;1)" office:value-type="float" office:value="27" calcext:value-type="float">
            <text:p>27</text:p>
          </table:table-cell>
          <table:table-cell table:formula="of:=ABJAD([.$A573];1;1)" office:value-type="float" office:value="1131" calcext:value-type="float">
            <text:p>1131</text:p>
          </table:table-cell>
          <table:table-cell table:formula="of:=ABJAD([.$A573];2;1)" office:value-type="float" office:value="1157" calcext:value-type="float">
            <text:p>1157</text:p>
          </table:table-cell>
          <table:table-cell table:formula="of:=ABJAD([.$A573];3;1)" office:value-type="float" office:value="2474" calcext:value-type="float">
            <text:p>24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ZMİ</text:p>
          </table:table-cell>
          <table:table-cell table:formula="of:=NUMEROLOG([.$A574];&quot;modern&quot;;&quot;tam&quot;)" office:value-type="float" office:value="27" calcext:value-type="float">
            <text:p>27</text:p>
          </table:table-cell>
          <table:table-cell table:formula="of:=NUMEROLOG([.$A574];&quot;TR&quot;;&quot;tam&quot;)" office:value-type="float" office:value="75" calcext:value-type="float">
            <text:p>75</text:p>
          </table:table-cell>
          <table:table-cell table:formula="of:=ABJAD([.$A574];0;1)" office:value-type="float" office:value="23" calcext:value-type="float">
            <text:p>23</text:p>
          </table:table-cell>
          <table:table-cell table:formula="of:=ABJAD([.$A574];1;1)" office:value-type="float" office:value="1151" calcext:value-type="float">
            <text:p>1151</text:p>
          </table:table-cell>
          <table:table-cell table:formula="of:=ABJAD([.$A574];2;1)" office:value-type="float" office:value="1187" calcext:value-type="float">
            <text:p>1187</text:p>
          </table:table-cell>
          <table:table-cell table:formula="of:=ABJAD([.$A574];3;1)" office:value-type="float" office:value="4420" calcext:value-type="float">
            <text:p>44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Bİ</text:p>
          </table:table-cell>
          <table:table-cell table:formula="of:=NUMEROLOG([.$A575];&quot;modern&quot;;&quot;tam&quot;)" office:value-type="float" office:value="21" calcext:value-type="float">
            <text:p>21</text:p>
          </table:table-cell>
          <table:table-cell table:formula="of:=NUMEROLOG([.$A575];&quot;TR&quot;;&quot;tam&quot;)" office:value-type="float" office:value="37" calcext:value-type="float">
            <text:p>37</text:p>
          </table:table-cell>
          <table:table-cell table:formula="of:=ABJAD([.$A575];0;1)" office:value-type="float" office:value="25" calcext:value-type="float">
            <text:p>25</text:p>
          </table:table-cell>
          <table:table-cell table:formula="of:=ABJAD([.$A575];1;1)" office:value-type="float" office:value="97" calcext:value-type="float">
            <text:p>97</text:p>
          </table:table-cell>
          <table:table-cell table:formula="of:=ABJAD([.$A575];2;1)" office:value-type="float" office:value="132" calcext:value-type="float">
            <text:p>132</text:p>
          </table:table-cell>
          <table:table-cell table:formula="of:=ABJAD([.$A575];3;1)" office:value-type="float" office:value="3572" calcext:value-type="float">
            <text:p>35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BİL</text:p>
          </table:table-cell>
          <table:table-cell table:formula="of:=NUMEROLOG([.$A576];&quot;modern&quot;;&quot;tam&quot;)" office:value-type="float" office:value="24" calcext:value-type="float">
            <text:p>24</text:p>
          </table:table-cell>
          <table:table-cell table:formula="of:=NUMEROLOG([.$A576];&quot;TR&quot;;&quot;tam&quot;)" office:value-type="float" office:value="52" calcext:value-type="float">
            <text:p>52</text:p>
          </table:table-cell>
          <table:table-cell table:formula="of:=ABJAD([.$A576];0;1)" office:value-type="float" office:value="27" calcext:value-type="float">
            <text:p>27</text:p>
          </table:table-cell>
          <table:table-cell table:formula="of:=ABJAD([.$A576];1;1)" office:value-type="float" office:value="147" calcext:value-type="float">
            <text:p>147</text:p>
          </table:table-cell>
          <table:table-cell table:formula="of:=ABJAD([.$A576];2;1)" office:value-type="float" office:value="187" calcext:value-type="float">
            <text:p>187</text:p>
          </table:table-cell>
          <table:table-cell table:formula="of:=ABJAD([.$A576];3;1)" office:value-type="float" office:value="3697" calcext:value-type="float">
            <text:p>3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CİP</text:p>
          </table:table-cell>
          <table:table-cell table:formula="of:=NUMEROLOG([.$A577];&quot;modern&quot;;&quot;tam&quot;)" office:value-type="float" office:value="29" calcext:value-type="float">
            <text:p>29</text:p>
          </table:table-cell>
          <table:table-cell table:formula="of:=NUMEROLOG([.$A577];&quot;TR&quot;;&quot;tam&quot;)" office:value-type="float" office:value="58" calcext:value-type="float">
            <text:p>58</text:p>
          </table:table-cell>
          <table:table-cell table:formula="of:=ABJAD([.$A577];0;1)" office:value-type="float" office:value="30" calcext:value-type="float">
            <text:p>30</text:p>
          </table:table-cell>
          <table:table-cell table:formula="of:=ABJAD([.$A577];1;1)" office:value-type="float" office:value="198" calcext:value-type="float">
            <text:p>198</text:p>
          </table:table-cell>
          <table:table-cell table:formula="of:=ABJAD([.$A577];2;1)" office:value-type="float" office:value="238" calcext:value-type="float">
            <text:p>238</text:p>
          </table:table-cell>
          <table:table-cell table:formula="of:=ABJAD([.$A577];3;1)" office:value-type="float" office:value="6795" calcext:value-type="float">
            <text:p>67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CMİYE</text:p>
          </table:table-cell>
          <table:table-cell table:formula="of:=NUMEROLOG([.$A578];&quot;modern&quot;;&quot;tam&quot;)" office:value-type="float" office:value="38" calcext:value-type="float">
            <text:p>38</text:p>
          </table:table-cell>
          <table:table-cell table:formula="of:=NUMEROLOG([.$A578];&quot;TR&quot;;&quot;tam&quot;)" office:value-type="float" office:value="88" calcext:value-type="float">
            <text:p>88</text:p>
          </table:table-cell>
          <table:table-cell table:formula="of:=ABJAD([.$A578];0;1)" office:value-type="float" office:value="31" calcext:value-type="float">
            <text:p>31</text:p>
          </table:table-cell>
          <table:table-cell table:formula="of:=ABJAD([.$A578];1;1)" office:value-type="float" office:value="1063" calcext:value-type="float">
            <text:p>1063</text:p>
          </table:table-cell>
          <table:table-cell table:formula="of:=ABJAD([.$A578];2;1)" office:value-type="float" office:value="1113" calcext:value-type="float">
            <text:p>1113</text:p>
          </table:table-cell>
          <table:table-cell table:formula="of:=ABJAD([.$A578];3;1)" office:value-type="float" office:value="9947" calcext:value-type="float">
            <text:p>9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DİM</text:p>
          </table:table-cell>
          <table:table-cell table:formula="of:=NUMEROLOG([.$A579];&quot;modern&quot;;&quot;tam&quot;)" office:value-type="float" office:value="27" calcext:value-type="float">
            <text:p>27</text:p>
          </table:table-cell>
          <table:table-cell table:formula="of:=NUMEROLOG([.$A579];&quot;TR&quot;;&quot;tam&quot;)" office:value-type="float" office:value="56" calcext:value-type="float">
            <text:p>56</text:p>
          </table:table-cell>
          <table:table-cell table:formula="of:=ABJAD([.$A579];0;1)" office:value-type="float" office:value="27" calcext:value-type="float">
            <text:p>27</text:p>
          </table:table-cell>
          <table:table-cell table:formula="of:=ABJAD([.$A579];1;1)" office:value-type="float" office:value="159" calcext:value-type="float">
            <text:p>159</text:p>
          </table:table-cell>
          <table:table-cell table:formula="of:=ABJAD([.$A579];2;1)" office:value-type="float" office:value="199" calcext:value-type="float">
            <text:p>199</text:p>
          </table:table-cell>
          <table:table-cell table:formula="of:=ABJAD([.$A579];3;1)" office:value-type="float" office:value="5307" calcext:value-type="float">
            <text:p>53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FİSE</text:p>
          </table:table-cell>
          <table:table-cell table:formula="of:=NUMEROLOG([.$A580];&quot;modern&quot;;&quot;tam&quot;)" office:value-type="float" office:value="31" calcext:value-type="float">
            <text:p>31</text:p>
          </table:table-cell>
          <table:table-cell table:formula="of:=NUMEROLOG([.$A580];&quot;TR&quot;;&quot;tam&quot;)" office:value-type="float" office:value="70" calcext:value-type="float">
            <text:p>70</text:p>
          </table:table-cell>
          <table:table-cell table:formula="of:=ABJAD([.$A580];0;1)" office:value-type="float" office:value="34" calcext:value-type="float">
            <text:p>34</text:p>
          </table:table-cell>
          <table:table-cell table:formula="of:=ABJAD([.$A580];1;1)" office:value-type="float" office:value="406" calcext:value-type="float">
            <text:p>406</text:p>
          </table:table-cell>
          <table:table-cell table:formula="of:=ABJAD([.$A580];2;1)" office:value-type="float" office:value="451" calcext:value-type="float">
            <text:p>451</text:p>
          </table:table-cell>
          <table:table-cell table:formula="of:=ABJAD([.$A580];3;1)" office:value-type="float" office:value="7763" calcext:value-type="float">
            <text:p>77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JDET</text:p>
          </table:table-cell>
          <table:table-cell table:formula="of:=NUMEROLOG([.$A581];&quot;modern&quot;;&quot;tam&quot;)" office:value-type="float" office:value="22" calcext:value-type="float">
            <text:p>22</text:p>
          </table:table-cell>
          <table:table-cell table:formula="of:=NUMEROLOG([.$A581];&quot;TR&quot;;&quot;tam&quot;)" office:value-type="float" office:value="71" calcext:value-type="float">
            <text:p>71</text:p>
          </table:table-cell>
          <table:table-cell table:formula="of:=ABJAD([.$A581];0;1)" office:value-type="float" office:value="38" calcext:value-type="float">
            <text:p>38</text:p>
          </table:table-cell>
          <table:table-cell table:formula="of:=ABJAD([.$A581];1;1)" office:value-type="float" office:value="614" calcext:value-type="float">
            <text:p>614</text:p>
          </table:table-cell>
          <table:table-cell table:formula="of:=ABJAD([.$A581];2;1)" office:value-type="float" office:value="644" calcext:value-type="float">
            <text:p>644</text:p>
          </table:table-cell>
          <table:table-cell table:formula="of:=ABJAD([.$A581];3;1)" office:value-type="float" office:value="8680" calcext:value-type="float">
            <text:p>868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RMİN</text:p>
          </table:table-cell>
          <table:table-cell table:formula="of:=NUMEROLOG([.$A582];&quot;modern&quot;;&quot;tam&quot;)" office:value-type="float" office:value="37" calcext:value-type="float">
            <text:p>37</text:p>
          </table:table-cell>
          <table:table-cell table:formula="of:=NUMEROLOG([.$A582];&quot;TR&quot;;&quot;tam&quot;)" office:value-type="float" office:value="89" calcext:value-type="float">
            <text:p>89</text:p>
          </table:table-cell>
          <table:table-cell table:formula="of:=ABJAD([.$A582];0;1)" office:value-type="float" office:value="41" calcext:value-type="float">
            <text:p>41</text:p>
          </table:table-cell>
          <table:table-cell table:formula="of:=ABJAD([.$A582];1;1)" office:value-type="float" office:value="425" calcext:value-type="float">
            <text:p>425</text:p>
          </table:table-cell>
          <table:table-cell table:formula="of:=ABJAD([.$A582];2;1)" office:value-type="float" office:value="470" calcext:value-type="float">
            <text:p>470</text:p>
          </table:table-cell>
          <table:table-cell table:formula="of:=ABJAD([.$A582];3;1)" office:value-type="float" office:value="9078" calcext:value-type="float">
            <text:p>90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ŞE</text:p>
          </table:table-cell>
          <table:table-cell table:formula="of:=NUMEROLOG([.$A583];&quot;modern&quot;;&quot;tam&quot;)" office:value-type="float" office:value="16" calcext:value-type="float">
            <text:p>16</text:p>
          </table:table-cell>
          <table:table-cell table:formula="of:=NUMEROLOG([.$A583];&quot;TR&quot;;&quot;tam&quot;)" office:value-type="float" office:value="52" calcext:value-type="float">
            <text:p>52</text:p>
          </table:table-cell>
          <table:table-cell table:formula="of:=ABJAD([.$A583];0;1)" office:value-type="float" office:value="24" calcext:value-type="float">
            <text:p>24</text:p>
          </table:table-cell>
          <table:table-cell table:formula="of:=ABJAD([.$A583];1;1)" office:value-type="float" office:value="480" calcext:value-type="float">
            <text:p>480</text:p>
          </table:table-cell>
          <table:table-cell table:formula="of:=ABJAD([.$A583];2;1)" office:value-type="float" office:value="500" calcext:value-type="float">
            <text:p>500</text:p>
          </table:table-cell>
          <table:table-cell table:formula="of:=ABJAD([.$A583];3;1)" office:value-type="float" office:value="6093" calcext:value-type="float">
            <text:p>60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SLİHAN</text:p>
          </table:table-cell>
          <table:table-cell table:formula="of:=NUMEROLOG([.$A584];&quot;modern&quot;;&quot;tam&quot;)" office:value-type="float" office:value="37" calcext:value-type="float">
            <text:p>37</text:p>
          </table:table-cell>
          <table:table-cell table:formula="of:=NUMEROLOG([.$A584];&quot;TR&quot;;&quot;tam&quot;)" office:value-type="float" office:value="100" calcext:value-type="float">
            <text:p>100</text:p>
          </table:table-cell>
          <table:table-cell table:formula="of:=ABJAD([.$A584];0;1)" office:value-type="float" office:value="45" calcext:value-type="float">
            <text:p>45</text:p>
          </table:table-cell>
          <table:table-cell table:formula="of:=ABJAD([.$A584];1;1)" office:value-type="float" office:value="525" calcext:value-type="float">
            <text:p>525</text:p>
          </table:table-cell>
          <table:table-cell table:formula="of:=ABJAD([.$A584];2;1)" office:value-type="float" office:value="576" calcext:value-type="float">
            <text:p>576</text:p>
          </table:table-cell>
          <table:table-cell table:formula="of:=ABJAD([.$A584];3;1)" office:value-type="float" office:value="10751" calcext:value-type="float">
            <text:p>107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SRİN</text:p>
          </table:table-cell>
          <table:table-cell table:formula="of:=NUMEROLOG([.$A585];&quot;modern&quot;;&quot;tam&quot;)" office:value-type="float" office:value="34" calcext:value-type="float">
            <text:p>34</text:p>
          </table:table-cell>
          <table:table-cell table:formula="of:=NUMEROLOG([.$A585];&quot;TR&quot;;&quot;tam&quot;)" office:value-type="float" office:value="95" calcext:value-type="float">
            <text:p>95</text:p>
          </table:table-cell>
          <table:table-cell table:formula="of:=ABJAD([.$A585];0;1)" office:value-type="float" office:value="41" calcext:value-type="float">
            <text:p>41</text:p>
          </table:table-cell>
          <table:table-cell table:formula="of:=ABJAD([.$A585];1;1)" office:value-type="float" office:value="665" calcext:value-type="float">
            <text:p>665</text:p>
          </table:table-cell>
          <table:table-cell table:formula="of:=ABJAD([.$A585];2;1)" office:value-type="float" office:value="710" calcext:value-type="float">
            <text:p>710</text:p>
          </table:table-cell>
          <table:table-cell table:formula="of:=ABJAD([.$A585];3;1)" office:value-type="float" office:value="11360" calcext:value-type="float">
            <text:p>113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AL</text:p>
          </table:table-cell>
          <table:table-cell table:formula="of:=NUMEROLOG([.$A586];&quot;modern&quot;;&quot;tam&quot;)" office:value-type="float" office:value="18" calcext:value-type="float">
            <text:p>18</text:p>
          </table:table-cell>
          <table:table-cell table:formula="of:=NUMEROLOG([.$A586];&quot;TR&quot;;&quot;tam&quot;)" office:value-type="float" office:value="66" calcext:value-type="float">
            <text:p>66</text:p>
          </table:table-cell>
          <table:table-cell table:formula="of:=ABJAD([.$A586];0;1)" office:value-type="float" office:value="26" calcext:value-type="float">
            <text:p>26</text:p>
          </table:table-cell>
          <table:table-cell table:formula="of:=ABJAD([.$A586];1;1)" office:value-type="float" office:value="926" calcext:value-type="float">
            <text:p>926</text:p>
          </table:table-cell>
          <table:table-cell table:formula="of:=ABJAD([.$A586];2;1)" office:value-type="float" office:value="947" calcext:value-type="float">
            <text:p>947</text:p>
          </table:table-cell>
          <table:table-cell table:formula="of:=ABJAD([.$A586];3;1)" office:value-type="float" office:value="6604" calcext:value-type="float">
            <text:p>66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İN</text:p>
          </table:table-cell>
          <table:table-cell table:formula="of:=NUMEROLOG([.$A587];&quot;modern&quot;;&quot;tam&quot;)" office:value-type="float" office:value="28" calcext:value-type="float">
            <text:p>28</text:p>
          </table:table-cell>
          <table:table-cell table:formula="of:=NUMEROLOG([.$A587];&quot;TR&quot;;&quot;tam&quot;)" office:value-type="float" office:value="79" calcext:value-type="float">
            <text:p>79</text:p>
          </table:table-cell>
          <table:table-cell table:formula="of:=ABJAD([.$A587];0;1)" office:value-type="float" office:value="41" calcext:value-type="float">
            <text:p>41</text:p>
          </table:table-cell>
          <table:table-cell table:formula="of:=ABJAD([.$A587];1;1)" office:value-type="float" office:value="965" calcext:value-type="float">
            <text:p>965</text:p>
          </table:table-cell>
          <table:table-cell table:formula="of:=ABJAD([.$A587];2;1)" office:value-type="float" office:value="1005" calcext:value-type="float">
            <text:p>1005</text:p>
          </table:table-cell>
          <table:table-cell table:formula="of:=ABJAD([.$A587];3;1)" office:value-type="float" office:value="9342" calcext:value-type="float">
            <text:p>93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RİYE</text:p>
          </table:table-cell>
          <table:table-cell table:formula="of:=NUMEROLOG([.$A588];&quot;modern&quot;;&quot;tam&quot;)" office:value-type="float" office:value="44" calcext:value-type="float">
            <text:p>44</text:p>
          </table:table-cell>
          <table:table-cell table:formula="of:=NUMEROLOG([.$A588];&quot;TR&quot;;&quot;tam&quot;)" office:value-type="float" office:value="117" calcext:value-type="float">
            <text:p>117</text:p>
          </table:table-cell>
          <table:table-cell table:formula="of:=ABJAD([.$A588];0;1)" office:value-type="float" office:value="44" calcext:value-type="float">
            <text:p>44</text:p>
          </table:table-cell>
          <table:table-cell table:formula="of:=ABJAD([.$A588];1;1)" office:value-type="float" office:value="2000" calcext:value-type="float">
            <text:p>2000</text:p>
          </table:table-cell>
          <table:table-cell table:formula="of:=ABJAD([.$A588];2;1)" office:value-type="float" office:value="2050" calcext:value-type="float">
            <text:p>2050</text:p>
          </table:table-cell>
          <table:table-cell table:formula="of:=ABJAD([.$A588];3;1)" office:value-type="float" office:value="14868" calcext:value-type="float">
            <text:p>148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ROZ</text:p>
          </table:table-cell>
          <table:table-cell table:formula="of:=NUMEROLOG([.$A589];&quot;modern&quot;;&quot;tam&quot;)" office:value-type="float" office:value="37" calcext:value-type="float">
            <text:p>37</text:p>
          </table:table-cell>
          <table:table-cell table:formula="of:=NUMEROLOG([.$A589];&quot;TR&quot;;&quot;tam&quot;)" office:value-type="float" office:value="118" calcext:value-type="float">
            <text:p>118</text:p>
          </table:table-cell>
          <table:table-cell table:formula="of:=ABJAD([.$A589];0;1)" office:value-type="float" office:value="43" calcext:value-type="float">
            <text:p>43</text:p>
          </table:table-cell>
          <table:table-cell table:formula="of:=ABJAD([.$A589];1;1)" office:value-type="float" office:value="2155" calcext:value-type="float">
            <text:p>2155</text:p>
          </table:table-cell>
          <table:table-cell table:formula="of:=ABJAD([.$A589];2;1)" office:value-type="float" office:value="2260" calcext:value-type="float">
            <text:p>2260</text:p>
          </table:table-cell>
          <table:table-cell table:formula="of:=ABJAD([.$A589];3;1)" office:value-type="float" office:value="9749" calcext:value-type="float">
            <text:p>97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VZAT</text:p>
          </table:table-cell>
          <table:table-cell table:formula="of:=NUMEROLOG([.$A590];&quot;modern&quot;;&quot;tam&quot;)" office:value-type="float" office:value="25" calcext:value-type="float">
            <text:p>25</text:p>
          </table:table-cell>
          <table:table-cell table:formula="of:=NUMEROLOG([.$A590];&quot;TR&quot;;&quot;tam&quot;)" office:value-type="float" office:value="104" calcext:value-type="float">
            <text:p>104</text:p>
          </table:table-cell>
          <table:table-cell table:formula="of:=ABJAD([.$A590];0;1)" office:value-type="float" office:value="36" calcext:value-type="float">
            <text:p>36</text:p>
          </table:table-cell>
          <table:table-cell table:formula="of:=ABJAD([.$A590];1;1)" office:value-type="float" office:value="2376" calcext:value-type="float">
            <text:p>2376</text:p>
          </table:table-cell>
          <table:table-cell table:formula="of:=ABJAD([.$A590];2;1)" office:value-type="float" office:value="2402" calcext:value-type="float">
            <text:p>2402</text:p>
          </table:table-cell>
          <table:table-cell table:formula="of:=ABJAD([.$A590];3;1)" office:value-type="float" office:value="9578" calcext:value-type="float">
            <text:p>95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ZAKET</text:p>
          </table:table-cell>
          <table:table-cell table:formula="of:=NUMEROLOG([.$A591];&quot;modern&quot;;&quot;tam&quot;)" office:value-type="float" office:value="28" calcext:value-type="float">
            <text:p>28</text:p>
          </table:table-cell>
          <table:table-cell table:formula="of:=NUMEROLOG([.$A591];&quot;TR&quot;;&quot;tam&quot;)" office:value-type="float" office:value="97" calcext:value-type="float">
            <text:p>97</text:p>
          </table:table-cell>
          <table:table-cell table:formula="of:=ABJAD([.$A591];0;1)" office:value-type="float" office:value="37" calcext:value-type="float">
            <text:p>37</text:p>
          </table:table-cell>
          <table:table-cell table:formula="of:=ABJAD([.$A591];1;1)" office:value-type="float" office:value="1621" calcext:value-type="float">
            <text:p>1621</text:p>
          </table:table-cell>
          <table:table-cell table:formula="of:=ABJAD([.$A591];2;1)" office:value-type="float" office:value="1652" calcext:value-type="float">
            <text:p>1652</text:p>
          </table:table-cell>
          <table:table-cell table:formula="of:=ABJAD([.$A591];3;1)" office:value-type="float" office:value="6310" calcext:value-type="float">
            <text:p>63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ZİH</text:p>
          </table:table-cell>
          <table:table-cell table:formula="of:=NUMEROLOG([.$A592];&quot;modern&quot;;&quot;tam&quot;)" office:value-type="float" office:value="35" calcext:value-type="float">
            <text:p>35</text:p>
          </table:table-cell>
          <table:table-cell table:formula="of:=NUMEROLOG([.$A592];&quot;TR&quot;;&quot;tam&quot;)" office:value-type="float" office:value="74" calcext:value-type="float">
            <text:p>74</text:p>
          </table:table-cell>
          <table:table-cell table:formula="of:=ABJAD([.$A592];0;1)" office:value-type="float" office:value="36" calcext:value-type="float">
            <text:p>36</text:p>
          </table:table-cell>
          <table:table-cell table:formula="of:=ABJAD([.$A592];1;1)" office:value-type="float" office:value="1104" calcext:value-type="float">
            <text:p>1104</text:p>
          </table:table-cell>
          <table:table-cell table:formula="of:=ABJAD([.$A592];2;1)" office:value-type="float" office:value="1144" calcext:value-type="float">
            <text:p>1144</text:p>
          </table:table-cell>
          <table:table-cell table:formula="of:=ABJAD([.$A592];3;1)" office:value-type="float" office:value="5308" calcext:value-type="float">
            <text:p>53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ZİR</text:p>
          </table:table-cell>
          <table:table-cell table:formula="of:=NUMEROLOG([.$A593];&quot;modern&quot;;&quot;tam&quot;)" office:value-type="float" office:value="36" calcext:value-type="float">
            <text:p>36</text:p>
          </table:table-cell>
          <table:table-cell table:formula="of:=NUMEROLOG([.$A593];&quot;TR&quot;;&quot;tam&quot;)" office:value-type="float" office:value="85" calcext:value-type="float">
            <text:p>85</text:p>
          </table:table-cell>
          <table:table-cell table:formula="of:=ABJAD([.$A593];0;1)" office:value-type="float" office:value="35" calcext:value-type="float">
            <text:p>35</text:p>
          </table:table-cell>
          <table:table-cell table:formula="of:=ABJAD([.$A593];1;1)" office:value-type="float" office:value="1295" calcext:value-type="float">
            <text:p>1295</text:p>
          </table:table-cell>
          <table:table-cell table:formula="of:=ABJAD([.$A593];2;1)" office:value-type="float" office:value="1335" calcext:value-type="float">
            <text:p>1335</text:p>
          </table:table-cell>
          <table:table-cell table:formula="of:=ABJAD([.$A593];3;1)" office:value-type="float" office:value="6264" calcext:value-type="float">
            <text:p>6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HAL</text:p>
          </table:table-cell>
          <table:table-cell table:formula="of:=NUMEROLOG([.$A594];&quot;modern&quot;;&quot;tam&quot;)" office:value-type="float" office:value="26" calcext:value-type="float">
            <text:p>26</text:p>
          </table:table-cell>
          <table:table-cell table:formula="of:=NUMEROLOG([.$A594];&quot;TR&quot;;&quot;tam&quot;)" office:value-type="float" office:value="55" calcext:value-type="float">
            <text:p>55</text:p>
          </table:table-cell>
          <table:table-cell table:formula="of:=ABJAD([.$A594];0;1)" office:value-type="float" office:value="30" calcext:value-type="float">
            <text:p>30</text:p>
          </table:table-cell>
          <table:table-cell table:formula="of:=ABJAD([.$A594];1;1)" office:value-type="float" office:value="150" calcext:value-type="float">
            <text:p>150</text:p>
          </table:table-cell>
          <table:table-cell table:formula="of:=ABJAD([.$A594];2;1)" office:value-type="float" office:value="186" calcext:value-type="float">
            <text:p>186</text:p>
          </table:table-cell>
          <table:table-cell table:formula="of:=ABJAD([.$A594];3;1)" office:value-type="float" office:value="5156" calcext:value-type="float">
            <text:p>51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HAN</text:p>
          </table:table-cell>
          <table:table-cell table:formula="of:=NUMEROLOG([.$A595];&quot;modern&quot;;&quot;tam&quot;)" office:value-type="float" office:value="28" calcext:value-type="float">
            <text:p>28</text:p>
          </table:table-cell>
          <table:table-cell table:formula="of:=NUMEROLOG([.$A595];&quot;TR&quot;;&quot;tam&quot;)" office:value-type="float" office:value="57" calcext:value-type="float">
            <text:p>57</text:p>
          </table:table-cell>
          <table:table-cell table:formula="of:=ABJAD([.$A595];0;1)" office:value-type="float" office:value="38" calcext:value-type="float">
            <text:p>38</text:p>
          </table:table-cell>
          <table:table-cell table:formula="of:=ABJAD([.$A595];1;1)" office:value-type="float" office:value="170" calcext:value-type="float">
            <text:p>170</text:p>
          </table:table-cell>
          <table:table-cell table:formula="of:=ABJAD([.$A595];2;1)" office:value-type="float" office:value="206" calcext:value-type="float">
            <text:p>206</text:p>
          </table:table-cell>
          <table:table-cell table:formula="of:=ABJAD([.$A595];3;1)" office:value-type="float" office:value="6916" calcext:value-type="float">
            <text:p>69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HAT</text:p>
          </table:table-cell>
          <table:table-cell table:formula="of:=NUMEROLOG([.$A596];&quot;modern&quot;;&quot;tam&quot;)" office:value-type="float" office:value="25" calcext:value-type="float">
            <text:p>25</text:p>
          </table:table-cell>
          <table:table-cell table:formula="of:=NUMEROLOG([.$A596];&quot;TR&quot;;&quot;tam&quot;)" office:value-type="float" office:value="64" calcext:value-type="float">
            <text:p>64</text:p>
          </table:table-cell>
          <table:table-cell table:formula="of:=ABJAD([.$A596];0;1)" office:value-type="float" office:value="36" calcext:value-type="float">
            <text:p>36</text:p>
          </table:table-cell>
          <table:table-cell table:formula="of:=ABJAD([.$A596];1;1)" office:value-type="float" office:value="600" calcext:value-type="float">
            <text:p>600</text:p>
          </table:table-cell>
          <table:table-cell table:formula="of:=ABJAD([.$A596];2;1)" office:value-type="float" office:value="636" calcext:value-type="float">
            <text:p>636</text:p>
          </table:table-cell>
          <table:table-cell table:formula="of:=ABJAD([.$A596];3;1)" office:value-type="float" office:value="8038" calcext:value-type="float">
            <text:p>80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AY</text:p>
          </table:table-cell>
          <table:table-cell table:formula="of:=NUMEROLOG([.$A597];&quot;modern&quot;;&quot;tam&quot;)" office:value-type="float" office:value="25" calcext:value-type="float">
            <text:p>25</text:p>
          </table:table-cell>
          <table:table-cell table:formula="of:=NUMEROLOG([.$A597];&quot;TR&quot;;&quot;tam&quot;)" office:value-type="float" office:value="73" calcext:value-type="float">
            <text:p>73</text:p>
          </table:table-cell>
          <table:table-cell table:formula="of:=ABJAD([.$A597];0;1)" office:value-type="float" office:value="21" calcext:value-type="float">
            <text:p>21</text:p>
          </table:table-cell>
          <table:table-cell table:formula="of:=ABJAD([.$A597];1;1)" office:value-type="float" office:value="1041" calcext:value-type="float">
            <text:p>1041</text:p>
          </table:table-cell>
          <table:table-cell table:formula="of:=ABJAD([.$A597];2;1)" office:value-type="float" office:value="1077" calcext:value-type="float">
            <text:p>1077</text:p>
          </table:table-cell>
          <table:table-cell table:formula="of:=ABJAD([.$A597];3;1)" office:value-type="float" office:value="7756" calcext:value-type="float">
            <text:p>77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DEN</text:p>
          </table:table-cell>
          <table:table-cell table:formula="of:=NUMEROLOG([.$A598];&quot;modern&quot;;&quot;tam&quot;)" office:value-type="float" office:value="31" calcext:value-type="float">
            <text:p>31</text:p>
          </table:table-cell>
          <table:table-cell table:formula="of:=NUMEROLOG([.$A598];&quot;TR&quot;;&quot;tam&quot;)" office:value-type="float" office:value="72" calcext:value-type="float">
            <text:p>72</text:p>
          </table:table-cell>
          <table:table-cell table:formula="of:=ABJAD([.$A598];0;1)" office:value-type="float" office:value="39" calcext:value-type="float">
            <text:p>39</text:p>
          </table:table-cell>
          <table:table-cell table:formula="of:=ABJAD([.$A598];1;1)" office:value-type="float" office:value="219" calcext:value-type="float">
            <text:p>219</text:p>
          </table:table-cell>
          <table:table-cell table:formula="of:=ABJAD([.$A598];2;1)" office:value-type="float" office:value="264" calcext:value-type="float">
            <text:p>264</text:p>
          </table:table-cell>
          <table:table-cell table:formula="of:=ABJAD([.$A598];3;1)" office:value-type="float" office:value="6296" calcext:value-type="float">
            <text:p>62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GÜN</text:p>
          </table:table-cell>
          <table:table-cell table:formula="of:=NUMEROLOG([.$A599];&quot;modern&quot;;&quot;tam&quot;)" office:value-type="float" office:value="32" calcext:value-type="float">
            <text:p>32</text:p>
          </table:table-cell>
          <table:table-cell table:formula="of:=NUMEROLOG([.$A599];&quot;TR&quot;;&quot;tam&quot;)" office:value-type="float" office:value="95" calcext:value-type="float">
            <text:p>95</text:p>
          </table:table-cell>
          <table:table-cell table:formula="of:=ABJAD([.$A599];0;1)" office:value-type="float" office:value="41" calcext:value-type="float">
            <text:p>41</text:p>
          </table:table-cell>
          <table:table-cell table:formula="of:=ABJAD([.$A599];1;1)" office:value-type="float" office:value="917" calcext:value-type="float">
            <text:p>917</text:p>
          </table:table-cell>
          <table:table-cell table:formula="of:=ABJAD([.$A599];2;1)" office:value-type="float" office:value="1657" calcext:value-type="float">
            <text:p>1657</text:p>
          </table:table-cell>
          <table:table-cell table:formula="of:=ABJAD([.$A599];3;1)" office:value-type="float" office:value="9553" calcext:value-type="float">
            <text:p>95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LÜFER</text:p>
          </table:table-cell>
          <table:table-cell table:formula="of:=NUMEROLOG([.$A600];&quot;modern&quot;;&quot;tam&quot;)" office:value-type="float" office:value="40" calcext:value-type="float">
            <text:p>40</text:p>
          </table:table-cell>
          <table:table-cell table:formula="of:=NUMEROLOG([.$A600];&quot;TR&quot;;&quot;tam&quot;)" office:value-type="float" office:value="104" calcext:value-type="float">
            <text:p>104</text:p>
          </table:table-cell>
          <table:table-cell table:formula="of:=ABJAD([.$A600];0;1)" office:value-type="float" office:value="43" calcext:value-type="float">
            <text:p>43</text:p>
          </table:table-cell>
          <table:table-cell table:formula="of:=ABJAD([.$A600];1;1)" office:value-type="float" office:value="1051" calcext:value-type="float">
            <text:p>1051</text:p>
          </table:table-cell>
          <table:table-cell table:formula="of:=ABJAD([.$A600];2;1)" office:value-type="float" office:value="1796" calcext:value-type="float">
            <text:p>1796</text:p>
          </table:table-cell>
          <table:table-cell table:formula="of:=ABJAD([.$A600];3;1)" office:value-type="float" office:value="10387" calcext:value-type="float">
            <text:p>103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MET</text:p>
          </table:table-cell>
          <table:table-cell table:formula="of:=NUMEROLOG([.$A601];&quot;modern&quot;;&quot;tam&quot;)" office:value-type="float" office:value="25" calcext:value-type="float">
            <text:p>25</text:p>
          </table:table-cell>
          <table:table-cell table:formula="of:=NUMEROLOG([.$A601];&quot;TR&quot;;&quot;tam&quot;)" office:value-type="float" office:value="75" calcext:value-type="float">
            <text:p>75</text:p>
          </table:table-cell>
          <table:table-cell table:formula="of:=ABJAD([.$A601];0;1)" office:value-type="float" office:value="31" calcext:value-type="float">
            <text:p>31</text:p>
          </table:table-cell>
          <table:table-cell table:formula="of:=ABJAD([.$A601];1;1)" office:value-type="float" office:value="655" calcext:value-type="float">
            <text:p>655</text:p>
          </table:table-cell>
          <table:table-cell table:formula="of:=ABJAD([.$A601];2;1)" office:value-type="float" office:value="695" calcext:value-type="float">
            <text:p>695</text:p>
          </table:table-cell>
          <table:table-cell table:formula="of:=ABJAD([.$A601];3;1)" office:value-type="float" office:value="7520" calcext:value-type="float">
            <text:p>75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İZAMETTİN</text:p>
          </table:table-cell>
          <table:table-cell table:formula="of:=NUMEROLOG([.$A602];&quot;modern&quot;;&quot;tam&quot;)" office:value-type="float" office:value="50" calcext:value-type="float">
            <text:p>50</text:p>
          </table:table-cell>
          <table:table-cell table:formula="of:=NUMEROLOG([.$A602];&quot;TR&quot;;&quot;tam&quot;)" office:value-type="float" office:value="158" calcext:value-type="float">
            <text:p>158</text:p>
          </table:table-cell>
          <table:table-cell table:formula="of:=ABJAD([.$A602];0;1)" office:value-type="float" office:value="62" calcext:value-type="float">
            <text:p>62</text:p>
          </table:table-cell>
          <table:table-cell table:formula="of:=ABJAD([.$A602];1;1)" office:value-type="float" office:value="2246" calcext:value-type="float">
            <text:p>2246</text:p>
          </table:table-cell>
          <table:table-cell table:formula="of:=ABJAD([.$A602];2;1)" office:value-type="float" office:value="2322" calcext:value-type="float">
            <text:p>2322</text:p>
          </table:table-cell>
          <table:table-cell table:formula="of:=ABJAD([.$A602];3;1)" office:value-type="float" office:value="13926" calcext:value-type="float">
            <text:p>139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H</text:p>
          </table:table-cell>
          <table:table-cell table:formula="of:=NUMEROLOG([.$A603];&quot;modern&quot;;&quot;tam&quot;)" office:value-type="float" office:value="16" calcext:value-type="float">
            <text:p>16</text:p>
          </table:table-cell>
          <table:table-cell table:formula="of:=NUMEROLOG([.$A603];&quot;TR&quot;;&quot;tam&quot;)" office:value-type="float" office:value="52" calcext:value-type="float">
            <text:p>52</text:p>
          </table:table-cell>
          <table:table-cell table:formula="of:=ABJAD([.$A603];0;1)" office:value-type="float" office:value="19" calcext:value-type="float">
            <text:p>19</text:p>
          </table:table-cell>
          <table:table-cell table:formula="of:=ABJAD([.$A603];1;1)" office:value-type="float" office:value="679" calcext:value-type="float">
            <text:p>679</text:p>
          </table:table-cell>
          <table:table-cell table:formula="of:=ABJAD([.$A603];2;1)" office:value-type="float" office:value="1289" calcext:value-type="float">
            <text:p>1289</text:p>
          </table:table-cell>
          <table:table-cell table:formula="of:=ABJAD([.$A603];3;1)" office:value-type="float" office:value="6770" calcext:value-type="float">
            <text:p>67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MAN</text:p>
          </table:table-cell>
          <table:table-cell table:formula="of:=NUMEROLOG([.$A604];&quot;modern&quot;;&quot;tam&quot;)" office:value-type="float" office:value="18" calcext:value-type="float">
            <text:p>18</text:p>
          </table:table-cell>
          <table:table-cell table:formula="of:=NUMEROLOG([.$A604];&quot;TR&quot;;&quot;tam&quot;)" office:value-type="float" office:value="76" calcext:value-type="float">
            <text:p>76</text:p>
          </table:table-cell>
          <table:table-cell table:formula="of:=ABJAD([.$A604];0;1)" office:value-type="float" office:value="21" calcext:value-type="float">
            <text:p>21</text:p>
          </table:table-cell>
          <table:table-cell table:formula="of:=ABJAD([.$A604];1;1)" office:value-type="float" office:value="801" calcext:value-type="float">
            <text:p>801</text:p>
          </table:table-cell>
          <table:table-cell table:formula="of:=ABJAD([.$A604];2;1)" office:value-type="float" office:value="1417" calcext:value-type="float">
            <text:p>1417</text:p>
          </table:table-cell>
          <table:table-cell table:formula="of:=ABJAD([.$A604];3;1)" office:value-type="float" office:value="8174" calcext:value-type="float">
            <text:p>8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</text:p>
          </table:table-cell>
          <table:table-cell table:formula="of:=NUMEROLOG([.$A605];&quot;modern&quot;;&quot;tam&quot;)" office:value-type="float" office:value="17" calcext:value-type="float">
            <text:p>17</text:p>
          </table:table-cell>
          <table:table-cell table:formula="of:=NUMEROLOG([.$A605];&quot;TR&quot;;&quot;tam&quot;)" office:value-type="float" office:value="63" calcext:value-type="float">
            <text:p>63</text:p>
          </table:table-cell>
          <table:table-cell table:formula="of:=ABJAD([.$A605];0;1)" office:value-type="float" office:value="18" calcext:value-type="float">
            <text:p>18</text:p>
          </table:table-cell>
          <table:table-cell table:formula="of:=ABJAD([.$A605];1;1)" office:value-type="float" office:value="870" calcext:value-type="float">
            <text:p>870</text:p>
          </table:table-cell>
          <table:table-cell table:formula="of:=ABJAD([.$A605];2;1)" office:value-type="float" office:value="1480" calcext:value-type="float">
            <text:p>1480</text:p>
          </table:table-cell>
          <table:table-cell table:formula="of:=ABJAD([.$A605];3;1)" office:value-type="float" office:value="7726" calcext:value-type="float">
            <text:p>77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AN</text:p>
          </table:table-cell>
          <table:table-cell table:formula="of:=NUMEROLOG([.$A606];&quot;modern&quot;;&quot;tam&quot;)" office:value-type="float" office:value="23" calcext:value-type="float">
            <text:p>23</text:p>
          </table:table-cell>
          <table:table-cell table:formula="of:=NUMEROLOG([.$A606];&quot;TR&quot;;&quot;tam&quot;)" office:value-type="float" office:value="81" calcext:value-type="float">
            <text:p>81</text:p>
          </table:table-cell>
          <table:table-cell table:formula="of:=ABJAD([.$A606];0;1)" office:value-type="float" office:value="29" calcext:value-type="float">
            <text:p>29</text:p>
          </table:table-cell>
          <table:table-cell table:formula="of:=ABJAD([.$A606];1;1)" office:value-type="float" office:value="941" calcext:value-type="float">
            <text:p>941</text:p>
          </table:table-cell>
          <table:table-cell table:formula="of:=ABJAD([.$A606];2;1)" office:value-type="float" office:value="1557" calcext:value-type="float">
            <text:p>1557</text:p>
          </table:table-cell>
          <table:table-cell table:formula="of:=ABJAD([.$A606];3;1)" office:value-type="float" office:value="9833" calcext:value-type="float">
            <text:p>98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AY</text:p>
          </table:table-cell>
          <table:table-cell table:formula="of:=NUMEROLOG([.$A607];&quot;modern&quot;;&quot;tam&quot;)" office:value-type="float" office:value="25" calcext:value-type="float">
            <text:p>25</text:p>
          </table:table-cell>
          <table:table-cell table:formula="of:=NUMEROLOG([.$A607];&quot;TR&quot;;&quot;tam&quot;)" office:value-type="float" office:value="92" calcext:value-type="float">
            <text:p>92</text:p>
          </table:table-cell>
          <table:table-cell table:formula="of:=ABJAD([.$A607];0;1)" office:value-type="float" office:value="19" calcext:value-type="float">
            <text:p>19</text:p>
          </table:table-cell>
          <table:table-cell table:formula="of:=ABJAD([.$A607];1;1)" office:value-type="float" office:value="1771" calcext:value-type="float">
            <text:p>1771</text:p>
          </table:table-cell>
          <table:table-cell table:formula="of:=ABJAD([.$A607];2;1)" office:value-type="float" office:value="2387" calcext:value-type="float">
            <text:p>2387</text:p>
          </table:table-cell>
          <table:table-cell table:formula="of:=ABJAD([.$A607];3;1)" office:value-type="float" office:value="12272" calcext:value-type="float">
            <text:p>122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CAN</text:p>
          </table:table-cell>
          <table:table-cell table:formula="of:=NUMEROLOG([.$A608];&quot;modern&quot;;&quot;tam&quot;)" office:value-type="float" office:value="26" calcext:value-type="float">
            <text:p>26</text:p>
          </table:table-cell>
          <table:table-cell table:formula="of:=NUMEROLOG([.$A608];&quot;TR&quot;;&quot;tam&quot;)" office:value-type="float" office:value="84" calcext:value-type="float">
            <text:p>84</text:p>
          </table:table-cell>
          <table:table-cell table:formula="of:=ABJAD([.$A608];0;1)" office:value-type="float" office:value="32" calcext:value-type="float">
            <text:p>32</text:p>
          </table:table-cell>
          <table:table-cell table:formula="of:=ABJAD([.$A608];1;1)" office:value-type="float" office:value="944" calcext:value-type="float">
            <text:p>944</text:p>
          </table:table-cell>
          <table:table-cell table:formula="of:=ABJAD([.$A608];2;1)" office:value-type="float" office:value="1565" calcext:value-type="float">
            <text:p>1565</text:p>
          </table:table-cell>
          <table:table-cell table:formula="of:=ABJAD([.$A608];3;1)" office:value-type="float" office:value="10536" calcext:value-type="float">
            <text:p>105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DAN</text:p>
          </table:table-cell>
          <table:table-cell table:formula="of:=NUMEROLOG([.$A609];&quot;modern&quot;;&quot;tam&quot;)" office:value-type="float" office:value="27" calcext:value-type="float">
            <text:p>27</text:p>
          </table:table-cell>
          <table:table-cell table:formula="of:=NUMEROLOG([.$A609];&quot;TR&quot;;&quot;tam&quot;)" office:value-type="float" office:value="86" calcext:value-type="float">
            <text:p>86</text:p>
          </table:table-cell>
          <table:table-cell table:formula="of:=ABJAD([.$A609];0;1)" office:value-type="float" office:value="33" calcext:value-type="float">
            <text:p>33</text:p>
          </table:table-cell>
          <table:table-cell table:formula="of:=ABJAD([.$A609];1;1)" office:value-type="float" office:value="945" calcext:value-type="float">
            <text:p>945</text:p>
          </table:table-cell>
          <table:table-cell table:formula="of:=ABJAD([.$A609];2;1)" office:value-type="float" office:value="1566" calcext:value-type="float">
            <text:p>1566</text:p>
          </table:table-cell>
          <table:table-cell table:formula="of:=ABJAD([.$A609];3;1)" office:value-type="float" office:value="10627" calcext:value-type="float">
            <text:p>106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ETTİN</text:p>
          </table:table-cell>
          <table:table-cell table:formula="of:=NUMEROLOG([.$A610];&quot;modern&quot;;&quot;tam&quot;)" office:value-type="float" office:value="40" calcext:value-type="float">
            <text:p>40</text:p>
          </table:table-cell>
          <table:table-cell table:formula="of:=NUMEROLOG([.$A610];&quot;TR&quot;;&quot;tam&quot;)" office:value-type="float" office:value="146" calcext:value-type="float">
            <text:p>146</text:p>
          </table:table-cell>
          <table:table-cell table:formula="of:=ABJAD([.$A610];0;1)" office:value-type="float" office:value="57" calcext:value-type="float">
            <text:p>57</text:p>
          </table:table-cell>
          <table:table-cell table:formula="of:=ABJAD([.$A610];1;1)" office:value-type="float" office:value="1965" calcext:value-type="float">
            <text:p>1965</text:p>
          </table:table-cell>
          <table:table-cell table:formula="of:=ABJAD([.$A610];2;1)" office:value-type="float" office:value="2615" calcext:value-type="float">
            <text:p>2615</text:p>
          </table:table-cell>
          <table:table-cell table:formula="of:=ABJAD([.$A610];3;1)" office:value-type="float" office:value="17232" calcext:value-type="float">
            <text:p>17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GÜL</text:p>
          </table:table-cell>
          <table:table-cell table:formula="of:=NUMEROLOG([.$A611];&quot;modern&quot;;&quot;tam&quot;)" office:value-type="float" office:value="30" calcext:value-type="float">
            <text:p>30</text:p>
          </table:table-cell>
          <table:table-cell table:formula="of:=NUMEROLOG([.$A611];&quot;TR&quot;;&quot;tam&quot;)" office:value-type="float" office:value="112" calcext:value-type="float">
            <text:p>112</text:p>
          </table:table-cell>
          <table:table-cell table:formula="of:=ABJAD([.$A611];0;1)" office:value-type="float" office:value="31" calcext:value-type="float">
            <text:p>31</text:p>
          </table:table-cell>
          <table:table-cell table:formula="of:=ABJAD([.$A611];1;1)" office:value-type="float" office:value="1627" calcext:value-type="float">
            <text:p>1627</text:p>
          </table:table-cell>
          <table:table-cell table:formula="of:=ABJAD([.$A611];2;1)" office:value-type="float" office:value="2947" calcext:value-type="float">
            <text:p>2947</text:p>
          </table:table-cell>
          <table:table-cell table:formula="of:=ABJAD([.$A611];3;1)" office:value-type="float" office:value="12309" calcext:value-type="float">
            <text:p>123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HAN</text:p>
          </table:table-cell>
          <table:table-cell table:formula="of:=NUMEROLOG([.$A612];&quot;modern&quot;;&quot;tam&quot;)" office:value-type="float" office:value="31" calcext:value-type="float">
            <text:p>31</text:p>
          </table:table-cell>
          <table:table-cell table:formula="of:=NUMEROLOG([.$A612];&quot;TR&quot;;&quot;tam&quot;)" office:value-type="float" office:value="91" calcext:value-type="float">
            <text:p>91</text:p>
          </table:table-cell>
          <table:table-cell table:formula="of:=ABJAD([.$A612];0;1)" office:value-type="float" office:value="38" calcext:value-type="float">
            <text:p>38</text:p>
          </table:table-cell>
          <table:table-cell table:formula="of:=ABJAD([.$A612];1;1)" office:value-type="float" office:value="950" calcext:value-type="float">
            <text:p>950</text:p>
          </table:table-cell>
          <table:table-cell table:formula="of:=ABJAD([.$A612];2;1)" office:value-type="float" office:value="1571" calcext:value-type="float">
            <text:p>1571</text:p>
          </table:table-cell>
          <table:table-cell table:formula="of:=ABJAD([.$A612];3;1)" office:value-type="float" office:value="11557" calcext:value-type="float">
            <text:p>115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İ</text:p>
          </table:table-cell>
          <table:table-cell table:formula="of:=NUMEROLOG([.$A613];&quot;modern&quot;;&quot;tam&quot;)" office:value-type="float" office:value="26" calcext:value-type="float">
            <text:p>26</text:p>
          </table:table-cell>
          <table:table-cell table:formula="of:=NUMEROLOG([.$A613];&quot;TR&quot;;&quot;tam&quot;)" office:value-type="float" office:value="75" calcext:value-type="float">
            <text:p>75</text:p>
          </table:table-cell>
          <table:table-cell table:formula="of:=ABJAD([.$A613];0;1)" office:value-type="float" office:value="26" calcext:value-type="float">
            <text:p>26</text:p>
          </table:table-cell>
          <table:table-cell table:formula="of:=ABJAD([.$A613];1;1)" office:value-type="float" office:value="890" calcext:value-type="float">
            <text:p>890</text:p>
          </table:table-cell>
          <table:table-cell table:formula="of:=ABJAD([.$A613];2;1)" office:value-type="float" office:value="1520" calcext:value-type="float">
            <text:p>1520</text:p>
          </table:table-cell>
          <table:table-cell table:formula="of:=ABJAD([.$A613];3;1)" office:value-type="float" office:value="8926" calcext:value-type="float">
            <text:p>89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MUHAMMET</text:p>
          </table:table-cell>
          <table:table-cell table:formula="of:=NUMEROLOG([.$A614];&quot;modern&quot;;&quot;tam&quot;)" office:value-type="float" office:value="48" calcext:value-type="float">
            <text:p>48</text:p>
          </table:table-cell>
          <table:table-cell table:formula="of:=NUMEROLOG([.$A614];&quot;TR&quot;;&quot;tam&quot;)" office:value-type="float" office:value="177" calcext:value-type="float">
            <text:p>177</text:p>
          </table:table-cell>
          <table:table-cell table:formula="of:=ABJAD([.$A614];0;1)" office:value-type="float" office:value="41" calcext:value-type="float">
            <text:p>41</text:p>
          </table:table-cell>
          <table:table-cell table:formula="of:=ABJAD([.$A614];1;1)" office:value-type="float" office:value="2165" calcext:value-type="float">
            <text:p>2165</text:p>
          </table:table-cell>
          <table:table-cell table:formula="of:=ABJAD([.$A614];2;1)" office:value-type="float" office:value="3406" calcext:value-type="float">
            <text:p>3406</text:p>
          </table:table-cell>
          <table:table-cell table:formula="of:=ABJAD([.$A614];3;1)" office:value-type="float" office:value="19310" calcext:value-type="float">
            <text:p>193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SEL</text:p>
          </table:table-cell>
          <table:table-cell table:formula="of:=NUMEROLOG([.$A615];&quot;modern&quot;;&quot;tam&quot;)" office:value-type="float" office:value="26" calcext:value-type="float">
            <text:p>26</text:p>
          </table:table-cell>
          <table:table-cell table:formula="of:=NUMEROLOG([.$A615];&quot;TR&quot;;&quot;tam&quot;)" office:value-type="float" office:value="106" calcext:value-type="float">
            <text:p>106</text:p>
          </table:table-cell>
          <table:table-cell table:formula="of:=ABJAD([.$A615];0;1)" office:value-type="float" office:value="25" calcext:value-type="float">
            <text:p>25</text:p>
          </table:table-cell>
          <table:table-cell table:formula="of:=ABJAD([.$A615];1;1)" office:value-type="float" office:value="1225" calcext:value-type="float">
            <text:p>1225</text:p>
          </table:table-cell>
          <table:table-cell table:formula="of:=ABJAD([.$A615];2;1)" office:value-type="float" office:value="1850" calcext:value-type="float">
            <text:p>1850</text:p>
          </table:table-cell>
          <table:table-cell table:formula="of:=ABJAD([.$A615];3;1)" office:value-type="float" office:value="11561" calcext:value-type="float">
            <text:p>115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URULLAH</text:p>
          </table:table-cell>
          <table:table-cell table:formula="of:=NUMEROLOG([.$A616];&quot;modern&quot;;&quot;tam&quot;)" office:value-type="float" office:value="35" calcext:value-type="float">
            <text:p>35</text:p>
          </table:table-cell>
          <table:table-cell table:formula="of:=NUMEROLOG([.$A616];&quot;TR&quot;;&quot;tam&quot;)" office:value-type="float" office:value="129" calcext:value-type="float">
            <text:p>129</text:p>
          </table:table-cell>
          <table:table-cell table:formula="of:=ABJAD([.$A616];0;1)" office:value-type="float" office:value="32" calcext:value-type="float">
            <text:p>32</text:p>
          </table:table-cell>
          <table:table-cell table:formula="of:=ABJAD([.$A616];1;1)" office:value-type="float" office:value="1580" calcext:value-type="float">
            <text:p>1580</text:p>
          </table:table-cell>
          <table:table-cell table:formula="of:=ABJAD([.$A616];2;1)" office:value-type="float" office:value="2806" calcext:value-type="float">
            <text:p>2806</text:p>
          </table:table-cell>
          <table:table-cell table:formula="of:=ABJAD([.$A616];3;1)" office:value-type="float" office:value="13083" calcext:value-type="float">
            <text:p>130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ĞUZ</text:p>
          </table:table-cell>
          <table:table-cell table:formula="of:=NUMEROLOG([.$A617];&quot;modern&quot;;&quot;tam&quot;)" office:value-type="float" office:value="24" calcext:value-type="float">
            <text:p>24</text:p>
          </table:table-cell>
          <table:table-cell table:formula="of:=NUMEROLOG([.$A617];&quot;TR&quot;;&quot;tam&quot;)" office:value-type="float" office:value="81" calcext:value-type="float">
            <text:p>81</text:p>
          </table:table-cell>
          <table:table-cell table:formula="of:=ABJAD([.$A617];0;1)" office:value-type="float" office:value="20" calcext:value-type="float">
            <text:p>20</text:p>
          </table:table-cell>
          <table:table-cell table:formula="of:=ABJAD([.$A617];1;1)" office:value-type="float" office:value="1688" calcext:value-type="float">
            <text:p>1688</text:p>
          </table:table-cell>
          <table:table-cell table:formula="of:=ABJAD([.$A617];2;1)" office:value-type="float" office:value="4978" calcext:value-type="float">
            <text:p>4978</text:p>
          </table:table-cell>
          <table:table-cell table:formula="of:=ABJAD([.$A617];3;1)" office:value-type="float" office:value="5338" calcext:value-type="float">
            <text:p>53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ĞUZHAN</text:p>
          </table:table-cell>
          <table:table-cell table:formula="of:=NUMEROLOG([.$A618];&quot;modern&quot;;&quot;tam&quot;)" office:value-type="float" office:value="38" calcext:value-type="float">
            <text:p>38</text:p>
          </table:table-cell>
          <table:table-cell table:formula="of:=NUMEROLOG([.$A618];&quot;TR&quot;;&quot;tam&quot;)" office:value-type="float" office:value="109" calcext:value-type="float">
            <text:p>109</text:p>
          </table:table-cell>
          <table:table-cell table:formula="of:=ABJAD([.$A618];0;1)" office:value-type="float" office:value="40" calcext:value-type="float">
            <text:p>40</text:p>
          </table:table-cell>
          <table:table-cell table:formula="of:=ABJAD([.$A618];1;1)" office:value-type="float" office:value="1768" calcext:value-type="float">
            <text:p>1768</text:p>
          </table:table-cell>
          <table:table-cell table:formula="of:=ABJAD([.$A618];2;1)" office:value-type="float" office:value="5069" calcext:value-type="float">
            <text:p>5069</text:p>
          </table:table-cell>
          <table:table-cell table:formula="of:=ABJAD([.$A618];3;1)" office:value-type="float" office:value="9169" calcext:value-type="float">
            <text:p>91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AN</text:p>
          </table:table-cell>
          <table:table-cell table:formula="of:=NUMEROLOG([.$A619];&quot;modern&quot;;&quot;tam&quot;)" office:value-type="float" office:value="14" calcext:value-type="float">
            <text:p>14</text:p>
          </table:table-cell>
          <table:table-cell table:formula="of:=NUMEROLOG([.$A619];&quot;TR&quot;;&quot;tam&quot;)" office:value-type="float" office:value="50" calcext:value-type="float">
            <text:p>50</text:p>
          </table:table-cell>
          <table:table-cell table:formula="of:=ABJAD([.$A619];0;1)" office:value-type="float" office:value="23" calcext:value-type="float">
            <text:p>23</text:p>
          </table:table-cell>
          <table:table-cell table:formula="of:=ABJAD([.$A619];1;1)" office:value-type="float" office:value="191" calcext:value-type="float">
            <text:p>191</text:p>
          </table:table-cell>
          <table:table-cell table:formula="of:=ABJAD([.$A619];2;1)" office:value-type="float" office:value="282" calcext:value-type="float">
            <text:p>282</text:p>
          </table:table-cell>
          <table:table-cell table:formula="of:=ABJAD([.$A619];3;1)" office:value-type="float" office:value="3117" calcext:value-type="float">
            <text:p>31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KKEŞ</text:p>
          </table:table-cell>
          <table:table-cell table:formula="of:=NUMEROLOG([.$A620];&quot;modern&quot;;&quot;tam&quot;)" office:value-type="float" office:value="16" calcext:value-type="float">
            <text:p>16</text:p>
          </table:table-cell>
          <table:table-cell table:formula="of:=NUMEROLOG([.$A620];&quot;TR&quot;;&quot;tam&quot;)" office:value-type="float" office:value="76" calcext:value-type="float">
            <text:p>76</text:p>
          </table:table-cell>
          <table:table-cell table:formula="of:=ABJAD([.$A620];0;1)" office:value-type="float" office:value="23" calcext:value-type="float">
            <text:p>23</text:p>
          </table:table-cell>
          <table:table-cell table:formula="of:=ABJAD([.$A620];1;1)" office:value-type="float" office:value="575" calcext:value-type="float">
            <text:p>575</text:p>
          </table:table-cell>
          <table:table-cell table:formula="of:=ABJAD([.$A620];2;1)" office:value-type="float" office:value="685" calcext:value-type="float">
            <text:p>685</text:p>
          </table:table-cell>
          <table:table-cell table:formula="of:=ABJAD([.$A620];3;1)" office:value-type="float" office:value="4876" calcext:value-type="float">
            <text:p>48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TAY</text:p>
          </table:table-cell>
          <table:table-cell table:formula="of:=NUMEROLOG([.$A621];&quot;modern&quot;;&quot;tam&quot;)" office:value-type="float" office:value="18" calcext:value-type="float">
            <text:p>18</text:p>
          </table:table-cell>
          <table:table-cell table:formula="of:=NUMEROLOG([.$A621];&quot;TR&quot;;&quot;tam&quot;)" office:value-type="float" office:value="85" calcext:value-type="float">
            <text:p>85</text:p>
          </table:table-cell>
          <table:table-cell table:formula="of:=ABJAD([.$A621];0;1)" office:value-type="float" office:value="21" calcext:value-type="float">
            <text:p>21</text:p>
          </table:table-cell>
          <table:table-cell table:formula="of:=ABJAD([.$A621];1;1)" office:value-type="float" office:value="1521" calcext:value-type="float">
            <text:p>1521</text:p>
          </table:table-cell>
          <table:table-cell table:formula="of:=ABJAD([.$A621];2;1)" office:value-type="float" office:value="1617" calcext:value-type="float">
            <text:p>1617</text:p>
          </table:table-cell>
          <table:table-cell table:formula="of:=ABJAD([.$A621];3;1)" office:value-type="float" office:value="8563" calcext:value-type="float">
            <text:p>85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LCAY</text:p>
          </table:table-cell>
          <table:table-cell table:formula="of:=NUMEROLOG([.$A622];&quot;modern&quot;;&quot;tam&quot;)" office:value-type="float" office:value="20" calcext:value-type="float">
            <text:p>20</text:p>
          </table:table-cell>
          <table:table-cell table:formula="of:=NUMEROLOG([.$A622];&quot;TR&quot;;&quot;tam&quot;)" office:value-type="float" office:value="65" calcext:value-type="float">
            <text:p>65</text:p>
          </table:table-cell>
          <table:table-cell table:formula="of:=ABJAD([.$A622];0;1)" office:value-type="float" office:value="14" calcext:value-type="float">
            <text:p>14</text:p>
          </table:table-cell>
          <table:table-cell table:formula="of:=ABJAD([.$A622];1;1)" office:value-type="float" office:value="1034" calcext:value-type="float">
            <text:p>1034</text:p>
          </table:table-cell>
          <table:table-cell table:formula="of:=ABJAD([.$A622];2;1)" office:value-type="float" office:value="1130" calcext:value-type="float">
            <text:p>1130</text:p>
          </table:table-cell>
          <table:table-cell table:formula="of:=ABJAD([.$A622];3;1)" office:value-type="float" office:value="6094" calcext:value-type="float">
            <text:p>60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MER</text:p>
          </table:table-cell>
          <table:table-cell table:formula="of:=NUMEROLOG([.$A623];&quot;modern&quot;;&quot;tam&quot;)" office:value-type="float" office:value="24" calcext:value-type="float">
            <text:p>24</text:p>
          </table:table-cell>
          <table:table-cell table:formula="of:=NUMEROLOG([.$A623];&quot;TR&quot;;&quot;tam&quot;)" office:value-type="float" office:value="62" calcext:value-type="float">
            <text:p>62</text:p>
          </table:table-cell>
          <table:table-cell table:formula="of:=ABJAD([.$A623];0;1)" office:value-type="float" office:value="19" calcext:value-type="float">
            <text:p>19</text:p>
          </table:table-cell>
          <table:table-cell table:formula="of:=ABJAD([.$A623];1;1)" office:value-type="float" office:value="355" calcext:value-type="float">
            <text:p>355</text:p>
          </table:table-cell>
          <table:table-cell table:formula="of:=ABJAD([.$A623];2;1)" office:value-type="float" office:value="460" calcext:value-type="float">
            <text:p>460</text:p>
          </table:table-cell>
          <table:table-cell table:formula="of:=ABJAD([.$A623];3;1)" office:value-type="float" office:value="4603" calcext:value-type="float">
            <text:p>46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MÜR</text:p>
          </table:table-cell>
          <table:table-cell table:formula="of:=NUMEROLOG([.$A624];&quot;modern&quot;;&quot;tam&quot;)" office:value-type="float" office:value="22" calcext:value-type="float">
            <text:p>22</text:p>
          </table:table-cell>
          <table:table-cell table:formula="of:=NUMEROLOG([.$A624];&quot;TR&quot;;&quot;tam&quot;)" office:value-type="float" office:value="82" calcext:value-type="float">
            <text:p>82</text:p>
          </table:table-cell>
          <table:table-cell table:formula="of:=ABJAD([.$A624];0;1)" office:value-type="float" office:value="18" calcext:value-type="float">
            <text:p>18</text:p>
          </table:table-cell>
          <table:table-cell table:formula="of:=ABJAD([.$A624];1;1)" office:value-type="float" office:value="1050" calcext:value-type="float">
            <text:p>1050</text:p>
          </table:table-cell>
          <table:table-cell table:formula="of:=ABJAD([.$A624];2;1)" office:value-type="float" office:value="1850" calcext:value-type="float">
            <text:p>1850</text:p>
          </table:table-cell>
          <table:table-cell table:formula="of:=ABJAD([.$A624];3;1)" office:value-type="float" office:value="7725" calcext:value-type="float">
            <text:p>7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NAT</text:p>
          </table:table-cell>
          <table:table-cell table:formula="of:=NUMEROLOG([.$A625];&quot;modern&quot;;&quot;tam&quot;)" office:value-type="float" office:value="14" calcext:value-type="float">
            <text:p>14</text:p>
          </table:table-cell>
          <table:table-cell table:formula="of:=NUMEROLOG([.$A625];&quot;TR&quot;;&quot;tam&quot;)" office:value-type="float" office:value="60" calcext:value-type="float">
            <text:p>60</text:p>
          </table:table-cell>
          <table:table-cell table:formula="of:=ABJAD([.$A625];0;1)" office:value-type="float" office:value="27" calcext:value-type="float">
            <text:p>27</text:p>
          </table:table-cell>
          <table:table-cell table:formula="of:=ABJAD([.$A625];1;1)" office:value-type="float" office:value="651" calcext:value-type="float">
            <text:p>651</text:p>
          </table:table-cell>
          <table:table-cell table:formula="of:=ABJAD([.$A625];2;1)" office:value-type="float" office:value="742" calcext:value-type="float">
            <text:p>742</text:p>
          </table:table-cell>
          <table:table-cell table:formula="of:=ABJAD([.$A625];3;1)" office:value-type="float" office:value="5834" calcext:value-type="float">
            <text:p>58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NDER</text:p>
          </table:table-cell>
          <table:table-cell table:formula="of:=NUMEROLOG([.$A626];&quot;modern&quot;;&quot;tam&quot;)" office:value-type="float" office:value="29" calcext:value-type="float">
            <text:p>29</text:p>
          </table:table-cell>
          <table:table-cell table:formula="of:=NUMEROLOG([.$A626];&quot;TR&quot;;&quot;tam&quot;)" office:value-type="float" office:value="68" calcext:value-type="float">
            <text:p>68</text:p>
          </table:table-cell>
          <table:table-cell table:formula="of:=ABJAD([.$A626];0;1)" office:value-type="float" office:value="33" calcext:value-type="float">
            <text:p>33</text:p>
          </table:table-cell>
          <table:table-cell table:formula="of:=ABJAD([.$A626];1;1)" office:value-type="float" office:value="369" calcext:value-type="float">
            <text:p>369</text:p>
          </table:table-cell>
          <table:table-cell table:formula="of:=ABJAD([.$A626];2;1)" office:value-type="float" office:value="479" calcext:value-type="float">
            <text:p>479</text:p>
          </table:table-cell>
          <table:table-cell table:formula="of:=ABJAD([.$A626];3;1)" office:value-type="float" office:value="6261" calcext:value-type="float">
            <text:p>62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NUR</text:p>
          </table:table-cell>
          <table:table-cell table:formula="of:=NUMEROLOG([.$A627];&quot;modern&quot;;&quot;tam&quot;)" office:value-type="float" office:value="23" calcext:value-type="float">
            <text:p>23</text:p>
          </table:table-cell>
          <table:table-cell table:formula="of:=NUMEROLOG([.$A627];&quot;TR&quot;;&quot;tam&quot;)" office:value-type="float" office:value="81" calcext:value-type="float">
            <text:p>81</text:p>
          </table:table-cell>
          <table:table-cell table:formula="of:=ABJAD([.$A627];0;1)" office:value-type="float" office:value="26" calcext:value-type="float">
            <text:p>26</text:p>
          </table:table-cell>
          <table:table-cell table:formula="of:=ABJAD([.$A627];1;1)" office:value-type="float" office:value="950" calcext:value-type="float">
            <text:p>950</text:p>
          </table:table-cell>
          <table:table-cell table:formula="of:=ABJAD([.$A627];2;1)" office:value-type="float" office:value="1640" calcext:value-type="float">
            <text:p>1640</text:p>
          </table:table-cell>
          <table:table-cell table:formula="of:=ABJAD([.$A627];3;1)" office:value-type="float" office:value="8446" calcext:value-type="float">
            <text:p>84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ÇUN</text:p>
          </table:table-cell>
          <table:table-cell table:formula="of:=NUMEROLOG([.$A628];&quot;modern&quot;;&quot;tam&quot;)" office:value-type="float" office:value="26" calcext:value-type="float">
            <text:p>26</text:p>
          </table:table-cell>
          <table:table-cell table:formula="of:=NUMEROLOG([.$A628];&quot;TR&quot;;&quot;tam&quot;)" office:value-type="float" office:value="85" calcext:value-type="float">
            <text:p>85</text:p>
          </table:table-cell>
          <table:table-cell table:formula="of:=ABJAD([.$A628];0;1)" office:value-type="float" office:value="29" calcext:value-type="float">
            <text:p>29</text:p>
          </table:table-cell>
          <table:table-cell table:formula="of:=ABJAD([.$A628];1;1)" office:value-type="float" office:value="953" calcext:value-type="float">
            <text:p>953</text:p>
          </table:table-cell>
          <table:table-cell table:formula="of:=ABJAD([.$A628];2;1)" office:value-type="float" office:value="1648" calcext:value-type="float">
            <text:p>1648</text:p>
          </table:table-cell>
          <table:table-cell table:formula="of:=ABJAD([.$A628];3;1)" office:value-type="float" office:value="9149" calcext:value-type="float">
            <text:p>91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GÜL</text:p>
          </table:table-cell>
          <table:table-cell table:formula="of:=NUMEROLOG([.$A629];&quot;modern&quot;;&quot;tam&quot;)" office:value-type="float" office:value="28" calcext:value-type="float">
            <text:p>28</text:p>
          </table:table-cell>
          <table:table-cell table:formula="of:=NUMEROLOG([.$A629];&quot;TR&quot;;&quot;tam&quot;)" office:value-type="float" office:value="88" calcext:value-type="float">
            <text:p>88</text:p>
          </table:table-cell>
          <table:table-cell table:formula="of:=ABJAD([.$A629];0;1)" office:value-type="float" office:value="29" calcext:value-type="float">
            <text:p>29</text:p>
          </table:table-cell>
          <table:table-cell table:formula="of:=ABJAD([.$A629];1;1)" office:value-type="float" office:value="1037" calcext:value-type="float">
            <text:p>1037</text:p>
          </table:table-cell>
          <table:table-cell table:formula="of:=ABJAD([.$A629];2;1)" office:value-type="float" office:value="1832" calcext:value-type="float">
            <text:p>1832</text:p>
          </table:table-cell>
          <table:table-cell table:formula="of:=ABJAD([.$A629];3;1)" office:value-type="float" office:value="7983" calcext:value-type="float">
            <text:p>79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HAN</text:p>
          </table:table-cell>
          <table:table-cell table:formula="of:=NUMEROLOG([.$A630];&quot;modern&quot;;&quot;tam&quot;)" office:value-type="float" office:value="29" calcext:value-type="float">
            <text:p>29</text:p>
          </table:table-cell>
          <table:table-cell table:formula="of:=NUMEROLOG([.$A630];&quot;TR&quot;;&quot;tam&quot;)" office:value-type="float" office:value="67" calcext:value-type="float">
            <text:p>67</text:p>
          </table:table-cell>
          <table:table-cell table:formula="of:=ABJAD([.$A630];0;1)" office:value-type="float" office:value="36" calcext:value-type="float">
            <text:p>36</text:p>
          </table:table-cell>
          <table:table-cell table:formula="of:=ABJAD([.$A630];1;1)" office:value-type="float" office:value="360" calcext:value-type="float">
            <text:p>360</text:p>
          </table:table-cell>
          <table:table-cell table:formula="of:=ABJAD([.$A630];2;1)" office:value-type="float" office:value="456" calcext:value-type="float">
            <text:p>456</text:p>
          </table:table-cell>
          <table:table-cell table:formula="of:=ABJAD([.$A630];3;1)" office:value-type="float" office:value="7231" calcext:value-type="float">
            <text:p>7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KUN</text:p>
          </table:table-cell>
          <table:table-cell table:formula="of:=NUMEROLOG([.$A631];&quot;modern&quot;;&quot;tam&quot;)" office:value-type="float" office:value="25" calcext:value-type="float">
            <text:p>25</text:p>
          </table:table-cell>
          <table:table-cell table:formula="of:=NUMEROLOG([.$A631];&quot;TR&quot;;&quot;tam&quot;)" office:value-type="float" office:value="95" calcext:value-type="float">
            <text:p>95</text:p>
          </table:table-cell>
          <table:table-cell table:formula="of:=ABJAD([.$A631];0;1)" office:value-type="float" office:value="30" calcext:value-type="float">
            <text:p>30</text:p>
          </table:table-cell>
          <table:table-cell table:formula="of:=ABJAD([.$A631];1;1)" office:value-type="float" office:value="990" calcext:value-type="float">
            <text:p>990</text:p>
          </table:table-cell>
          <table:table-cell table:formula="of:=ABJAD([.$A631];2;1)" office:value-type="float" office:value="1685" calcext:value-type="float">
            <text:p>1685</text:p>
          </table:table-cell>
          <table:table-cell table:formula="of:=ABJAD([.$A631];3;1)" office:value-type="float" office:value="8736" calcext:value-type="float">
            <text:p>87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SMAN</text:p>
          </table:table-cell>
          <table:table-cell table:formula="of:=NUMEROLOG([.$A632];&quot;modern&quot;;&quot;tam&quot;)" office:value-type="float" office:value="17" calcext:value-type="float">
            <text:p>17</text:p>
          </table:table-cell>
          <table:table-cell table:formula="of:=NUMEROLOG([.$A632];&quot;TR&quot;;&quot;tam&quot;)" office:value-type="float" office:value="74" calcext:value-type="float">
            <text:p>74</text:p>
          </table:table-cell>
          <table:table-cell table:formula="of:=ABJAD([.$A632];0;1)" office:value-type="float" office:value="19" calcext:value-type="float">
            <text:p>19</text:p>
          </table:table-cell>
          <table:table-cell table:formula="of:=ABJAD([.$A632];1;1)" office:value-type="float" office:value="511" calcext:value-type="float">
            <text:p>511</text:p>
          </table:table-cell>
          <table:table-cell table:formula="of:=ABJAD([.$A632];2;1)" office:value-type="float" office:value="607" calcext:value-type="float">
            <text:p>607</text:p>
          </table:table-cell>
          <table:table-cell table:formula="of:=ABJAD([.$A632];3;1)" office:value-type="float" office:value="7151" calcext:value-type="float">
            <text:p>71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VGÜ</text:p>
          </table:table-cell>
          <table:table-cell table:formula="of:=NUMEROLOG([.$A633];&quot;modern&quot;;&quot;tam&quot;)" office:value-type="float" office:value="20" calcext:value-type="float">
            <text:p>20</text:p>
          </table:table-cell>
          <table:table-cell table:formula="of:=NUMEROLOG([.$A633];&quot;TR&quot;;&quot;tam&quot;)" office:value-type="float" office:value="80" calcext:value-type="float">
            <text:p>80</text:p>
          </table:table-cell>
          <table:table-cell table:formula="of:=ABJAD([.$A633];0;1)" office:value-type="float" office:value="25" calcext:value-type="float">
            <text:p>25</text:p>
          </table:table-cell>
          <table:table-cell table:formula="of:=ABJAD([.$A633];1;1)" office:value-type="float" office:value="1597" calcext:value-type="float">
            <text:p>1597</text:p>
          </table:table-cell>
          <table:table-cell table:formula="of:=ABJAD([.$A633];2;1)" office:value-type="float" office:value="2397" calcext:value-type="float">
            <text:p>2397</text:p>
          </table:table-cell>
          <table:table-cell table:formula="of:=ABJAD([.$A633];3;1)" office:value-type="float" office:value="8918" calcext:value-type="float">
            <text:p>89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VÜNÇ</text:p>
          </table:table-cell>
          <table:table-cell table:formula="of:=NUMEROLOG([.$A634];&quot;modern&quot;;&quot;tam&quot;)" office:value-type="float" office:value="21" calcext:value-type="float">
            <text:p>21</text:p>
          </table:table-cell>
          <table:table-cell table:formula="of:=NUMEROLOG([.$A634];&quot;TR&quot;;&quot;tam&quot;)" office:value-type="float" office:value="93" calcext:value-type="float">
            <text:p>93</text:p>
          </table:table-cell>
          <table:table-cell table:formula="of:=ABJAD([.$A634];0;1)" office:value-type="float" office:value="31" calcext:value-type="float">
            <text:p>31</text:p>
          </table:table-cell>
          <table:table-cell table:formula="of:=ABJAD([.$A634];1;1)" office:value-type="float" office:value="1663" calcext:value-type="float">
            <text:p>1663</text:p>
          </table:table-cell>
          <table:table-cell table:formula="of:=ABJAD([.$A634];2;1)" office:value-type="float" office:value="2468" calcext:value-type="float">
            <text:p>2468</text:p>
          </table:table-cell>
          <table:table-cell table:formula="of:=ABJAD([.$A634];3;1)" office:value-type="float" office:value="10577" calcext:value-type="float">
            <text:p>105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YKÜ</text:p>
          </table:table-cell>
          <table:table-cell table:formula="of:=NUMEROLOG([.$A635];&quot;modern&quot;;&quot;tam&quot;)" office:value-type="float" office:value="18" calcext:value-type="float">
            <text:p>18</text:p>
          </table:table-cell>
          <table:table-cell table:formula="of:=NUMEROLOG([.$A635];&quot;TR&quot;;&quot;tam&quot;)" office:value-type="float" office:value="87" calcext:value-type="float">
            <text:p>87</text:p>
          </table:table-cell>
          <table:table-cell table:formula="of:=ABJAD([.$A635];0;1)" office:value-type="float" office:value="14" calcext:value-type="float">
            <text:p>14</text:p>
          </table:table-cell>
          <table:table-cell table:formula="of:=ABJAD([.$A635];1;1)" office:value-type="float" office:value="1730" calcext:value-type="float">
            <text:p>1730</text:p>
          </table:table-cell>
          <table:table-cell table:formula="of:=ABJAD([.$A635];2;1)" office:value-type="float" office:value="2530" calcext:value-type="float">
            <text:p>2530</text:p>
          </table:table-cell>
          <table:table-cell table:formula="of:=ABJAD([.$A635];3;1)" office:value-type="float" office:value="8638" calcext:value-type="float">
            <text:p>86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ZAN</text:p>
          </table:table-cell>
          <table:table-cell table:formula="of:=NUMEROLOG([.$A636];&quot;modern&quot;;&quot;tam&quot;)" office:value-type="float" office:value="20" calcext:value-type="float">
            <text:p>20</text:p>
          </table:table-cell>
          <table:table-cell table:formula="of:=NUMEROLOG([.$A636];&quot;TR&quot;;&quot;tam&quot;)" office:value-type="float" office:value="65" calcext:value-type="float">
            <text:p>65</text:p>
          </table:table-cell>
          <table:table-cell table:formula="of:=ABJAD([.$A636];0;1)" office:value-type="float" office:value="23" calcext:value-type="float">
            <text:p>23</text:p>
          </table:table-cell>
          <table:table-cell table:formula="of:=ABJAD([.$A636];1;1)" office:value-type="float" office:value="1151" calcext:value-type="float">
            <text:p>1151</text:p>
          </table:table-cell>
          <table:table-cell table:formula="of:=ABJAD([.$A636];2;1)" office:value-type="float" office:value="1242" calcext:value-type="float">
            <text:p>1242</text:p>
          </table:table-cell>
          <table:table-cell table:formula="of:=ABJAD([.$A636];3;1)" office:value-type="float" office:value="2919" calcext:value-type="float">
            <text:p>29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CAN</text:p>
          </table:table-cell>
          <table:table-cell table:formula="of:=NUMEROLOG([.$A637];&quot;modern&quot;;&quot;tam&quot;)" office:value-type="float" office:value="23" calcext:value-type="float">
            <text:p>23</text:p>
          </table:table-cell>
          <table:table-cell table:formula="of:=NUMEROLOG([.$A637];&quot;TR&quot;;&quot;tam&quot;)" office:value-type="float" office:value="69" calcext:value-type="float">
            <text:p>69</text:p>
          </table:table-cell>
          <table:table-cell table:formula="of:=ABJAD([.$A637];0;1)" office:value-type="float" office:value="24" calcext:value-type="float">
            <text:p>24</text:p>
          </table:table-cell>
          <table:table-cell table:formula="of:=ABJAD([.$A637];1;1)" office:value-type="float" office:value="1164" calcext:value-type="float">
            <text:p>1164</text:p>
          </table:table-cell>
          <table:table-cell table:formula="of:=ABJAD([.$A637];2;1)" office:value-type="float" office:value="1270" calcext:value-type="float">
            <text:p>1270</text:p>
          </table:table-cell>
          <table:table-cell table:formula="of:=ABJAD([.$A637];3;1)" office:value-type="float" office:value="3397" calcext:value-type="float">
            <text:p>33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DEN</text:p>
          </table:table-cell>
          <table:table-cell table:formula="of:=NUMEROLOG([.$A638];&quot;modern&quot;;&quot;tam&quot;)" office:value-type="float" office:value="28" calcext:value-type="float">
            <text:p>28</text:p>
          </table:table-cell>
          <table:table-cell table:formula="of:=NUMEROLOG([.$A638];&quot;TR&quot;;&quot;tam&quot;)" office:value-type="float" office:value="76" calcext:value-type="float">
            <text:p>76</text:p>
          </table:table-cell>
          <table:table-cell table:formula="of:=ABJAD([.$A638];0;1)" office:value-type="float" office:value="29" calcext:value-type="float">
            <text:p>29</text:p>
          </table:table-cell>
          <table:table-cell table:formula="of:=ABJAD([.$A638];1;1)" office:value-type="float" office:value="1169" calcext:value-type="float">
            <text:p>1169</text:p>
          </table:table-cell>
          <table:table-cell table:formula="of:=ABJAD([.$A638];2;1)" office:value-type="float" office:value="1279" calcext:value-type="float">
            <text:p>1279</text:p>
          </table:table-cell>
          <table:table-cell table:formula="of:=ABJAD([.$A638];3;1)" office:value-type="float" office:value="3673" calcext:value-type="float">
            <text:p>36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EN</text:p>
          </table:table-cell>
          <table:table-cell table:formula="of:=NUMEROLOG([.$A639];&quot;modern&quot;;&quot;tam&quot;)" office:value-type="float" office:value="24" calcext:value-type="float">
            <text:p>24</text:p>
          </table:table-cell>
          <table:table-cell table:formula="of:=NUMEROLOG([.$A639];&quot;TR&quot;;&quot;tam&quot;)" office:value-type="float" office:value="71" calcext:value-type="float">
            <text:p>71</text:p>
          </table:table-cell>
          <table:table-cell table:formula="of:=ABJAD([.$A639];0;1)" office:value-type="float" office:value="25" calcext:value-type="float">
            <text:p>25</text:p>
          </table:table-cell>
          <table:table-cell table:formula="of:=ABJAD([.$A639];1;1)" office:value-type="float" office:value="1165" calcext:value-type="float">
            <text:p>1165</text:p>
          </table:table-cell>
          <table:table-cell table:formula="of:=ABJAD([.$A639];2;1)" office:value-type="float" office:value="1270" calcext:value-type="float">
            <text:p>1270</text:p>
          </table:table-cell>
          <table:table-cell table:formula="of:=ABJAD([.$A639];3;1)" office:value-type="float" office:value="2879" calcext:value-type="float">
            <text:p>28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ER</text:p>
          </table:table-cell>
          <table:table-cell table:formula="of:=NUMEROLOG([.$A640];&quot;modern&quot;;&quot;tam&quot;)" office:value-type="float" office:value="28" calcext:value-type="float">
            <text:p>28</text:p>
          </table:table-cell>
          <table:table-cell table:formula="of:=NUMEROLOG([.$A640];&quot;TR&quot;;&quot;tam&quot;)" office:value-type="float" office:value="75" calcext:value-type="float">
            <text:p>75</text:p>
          </table:table-cell>
          <table:table-cell table:formula="of:=ABJAD([.$A640];0;1)" office:value-type="float" office:value="23" calcext:value-type="float">
            <text:p>23</text:p>
          </table:table-cell>
          <table:table-cell table:formula="of:=ABJAD([.$A640];1;1)" office:value-type="float" office:value="1295" calcext:value-type="float">
            <text:p>1295</text:p>
          </table:table-cell>
          <table:table-cell table:formula="of:=ABJAD([.$A640];2;1)" office:value-type="float" office:value="1400" calcext:value-type="float">
            <text:p>1400</text:p>
          </table:table-cell>
          <table:table-cell table:formula="of:=ABJAD([.$A640];3;1)" office:value-type="float" office:value="3674" calcext:value-type="float">
            <text:p>36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E</text:p>
          </table:table-cell>
          <table:table-cell table:formula="of:=NUMEROLOG([.$A641];&quot;modern&quot;;&quot;tam&quot;)" office:value-type="float" office:value="26" calcext:value-type="float">
            <text:p>26</text:p>
          </table:table-cell>
          <table:table-cell table:formula="of:=NUMEROLOG([.$A641];&quot;TR&quot;;&quot;tam&quot;)" office:value-type="float" office:value="62" calcext:value-type="float">
            <text:p>62</text:p>
          </table:table-cell>
          <table:table-cell table:formula="of:=ABJAD([.$A641];0;1)" office:value-type="float" office:value="22" calcext:value-type="float">
            <text:p>22</text:p>
          </table:table-cell>
          <table:table-cell table:formula="of:=ABJAD([.$A641];1;1)" office:value-type="float" office:value="1102" calcext:value-type="float">
            <text:p>1102</text:p>
          </table:table-cell>
          <table:table-cell table:formula="of:=ABJAD([.$A641];2;1)" office:value-type="float" office:value="1207" calcext:value-type="float">
            <text:p>1207</text:p>
          </table:table-cell>
          <table:table-cell table:formula="of:=ABJAD([.$A641];3;1)" office:value-type="float" office:value="1923" calcext:value-type="float">
            <text:p>19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ÜL</text:p>
          </table:table-cell>
          <table:table-cell table:formula="of:=NUMEROLOG([.$A642];&quot;modern&quot;;&quot;tam&quot;)" office:value-type="float" office:value="27" calcext:value-type="float">
            <text:p>27</text:p>
          </table:table-cell>
          <table:table-cell table:formula="of:=NUMEROLOG([.$A642];&quot;TR&quot;;&quot;tam&quot;)" office:value-type="float" office:value="97" calcext:value-type="float">
            <text:p>97</text:p>
          </table:table-cell>
          <table:table-cell table:formula="of:=ABJAD([.$A642];0;1)" office:value-type="float" office:value="23" calcext:value-type="float">
            <text:p>23</text:p>
          </table:table-cell>
          <table:table-cell table:formula="of:=ABJAD([.$A642];1;1)" office:value-type="float" office:value="1847" calcext:value-type="float">
            <text:p>1847</text:p>
          </table:table-cell>
          <table:table-cell table:formula="of:=ABJAD([.$A642];2;1)" office:value-type="float" office:value="2652" calcext:value-type="float">
            <text:p>2652</text:p>
          </table:table-cell>
          <table:table-cell table:formula="of:=ABJAD([.$A642];3;1)" office:value-type="float" office:value="5170" calcext:value-type="float">
            <text:p>51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ÜN</text:p>
          </table:table-cell>
          <table:table-cell table:formula="of:=NUMEROLOG([.$A643];&quot;modern&quot;;&quot;tam&quot;)" office:value-type="float" office:value="29" calcext:value-type="float">
            <text:p>29</text:p>
          </table:table-cell>
          <table:table-cell table:formula="of:=NUMEROLOG([.$A643];&quot;TR&quot;;&quot;tam&quot;)" office:value-type="float" office:value="99" calcext:value-type="float">
            <text:p>99</text:p>
          </table:table-cell>
          <table:table-cell table:formula="of:=ABJAD([.$A643];0;1)" office:value-type="float" office:value="31" calcext:value-type="float">
            <text:p>31</text:p>
          </table:table-cell>
          <table:table-cell table:formula="of:=ABJAD([.$A643];1;1)" office:value-type="float" office:value="1867" calcext:value-type="float">
            <text:p>1867</text:p>
          </table:table-cell>
          <table:table-cell table:formula="of:=ABJAD([.$A643];2;1)" office:value-type="float" office:value="2672" calcext:value-type="float">
            <text:p>2672</text:p>
          </table:table-cell>
          <table:table-cell table:formula="of:=ABJAD([.$A643];3;1)" office:value-type="float" office:value="6930" calcext:value-type="float">
            <text:p>69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GÜR</text:p>
          </table:table-cell>
          <table:table-cell table:formula="of:=NUMEROLOG([.$A644];&quot;modern&quot;;&quot;tam&quot;)" office:value-type="float" office:value="33" calcext:value-type="float">
            <text:p>33</text:p>
          </table:table-cell>
          <table:table-cell table:formula="of:=NUMEROLOG([.$A644];&quot;TR&quot;;&quot;tam&quot;)" office:value-type="float" office:value="103" calcext:value-type="float">
            <text:p>103</text:p>
          </table:table-cell>
          <table:table-cell table:formula="of:=ABJAD([.$A644];0;1)" office:value-type="float" office:value="29" calcext:value-type="float">
            <text:p>29</text:p>
          </table:table-cell>
          <table:table-cell table:formula="of:=ABJAD([.$A644];1;1)" office:value-type="float" office:value="1997" calcext:value-type="float">
            <text:p>1997</text:p>
          </table:table-cell>
          <table:table-cell table:formula="of:=ABJAD([.$A644];2;1)" office:value-type="float" office:value="2802" calcext:value-type="float">
            <text:p>2802</text:p>
          </table:table-cell>
          <table:table-cell table:formula="of:=ABJAD([.$A644];3;1)" office:value-type="float" office:value="7725" calcext:value-type="float">
            <text:p>77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HAN</text:p>
          </table:table-cell>
          <table:table-cell table:formula="of:=NUMEROLOG([.$A645];&quot;modern&quot;;&quot;tam&quot;)" office:value-type="float" office:value="28" calcext:value-type="float">
            <text:p>28</text:p>
          </table:table-cell>
          <table:table-cell table:formula="of:=NUMEROLOG([.$A645];&quot;TR&quot;;&quot;tam&quot;)" office:value-type="float" office:value="76" calcext:value-type="float">
            <text:p>76</text:p>
          </table:table-cell>
          <table:table-cell table:formula="of:=ABJAD([.$A645];0;1)" office:value-type="float" office:value="30" calcext:value-type="float">
            <text:p>30</text:p>
          </table:table-cell>
          <table:table-cell table:formula="of:=ABJAD([.$A645];1;1)" office:value-type="float" office:value="1170" calcext:value-type="float">
            <text:p>1170</text:p>
          </table:table-cell>
          <table:table-cell table:formula="of:=ABJAD([.$A645];2;1)" office:value-type="float" office:value="1276" calcext:value-type="float">
            <text:p>1276</text:p>
          </table:table-cell>
          <table:table-cell table:formula="of:=ABJAD([.$A645];3;1)" office:value-type="float" office:value="4418" calcext:value-type="float">
            <text:p>44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KAN</text:p>
          </table:table-cell>
          <table:table-cell table:formula="of:=NUMEROLOG([.$A646];&quot;modern&quot;;&quot;tam&quot;)" office:value-type="float" office:value="22" calcext:value-type="float">
            <text:p>22</text:p>
          </table:table-cell>
          <table:table-cell table:formula="of:=NUMEROLOG([.$A646];&quot;TR&quot;;&quot;tam&quot;)" office:value-type="float" office:value="80" calcext:value-type="float">
            <text:p>80</text:p>
          </table:table-cell>
          <table:table-cell table:formula="of:=ABJAD([.$A646];0;1)" office:value-type="float" office:value="25" calcext:value-type="float">
            <text:p>25</text:p>
          </table:table-cell>
          <table:table-cell table:formula="of:=ABJAD([.$A646];1;1)" office:value-type="float" office:value="1201" calcext:value-type="float">
            <text:p>1201</text:p>
          </table:table-cell>
          <table:table-cell table:formula="of:=ABJAD([.$A646];2;1)" office:value-type="float" office:value="1307" calcext:value-type="float">
            <text:p>1307</text:p>
          </table:table-cell>
          <table:table-cell table:formula="of:=ABJAD([.$A646];3;1)" office:value-type="float" office:value="2984" calcext:value-type="float">
            <text:p>298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LEM</text:p>
          </table:table-cell>
          <table:table-cell table:formula="of:=NUMEROLOG([.$A647];&quot;modern&quot;;&quot;tam&quot;)" office:value-type="float" office:value="26" calcext:value-type="float">
            <text:p>26</text:p>
          </table:table-cell>
          <table:table-cell table:formula="of:=NUMEROLOG([.$A647];&quot;TR&quot;;&quot;tam&quot;)" office:value-type="float" office:value="85" calcext:value-type="float">
            <text:p>85</text:p>
          </table:table-cell>
          <table:table-cell table:formula="of:=ABJAD([.$A647];0;1)" office:value-type="float" office:value="17" calcext:value-type="float">
            <text:p>17</text:p>
          </table:table-cell>
          <table:table-cell table:formula="of:=ABJAD([.$A647];1;1)" office:value-type="float" office:value="1205" calcext:value-type="float">
            <text:p>1205</text:p>
          </table:table-cell>
          <table:table-cell table:formula="of:=ABJAD([.$A647];2;1)" office:value-type="float" office:value="1315" calcext:value-type="float">
            <text:p>1315</text:p>
          </table:table-cell>
          <table:table-cell table:formula="of:=ABJAD([.$A647];3;1)" office:value-type="float" office:value="2140" calcext:value-type="float">
            <text:p>21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NUR</text:p>
          </table:table-cell>
          <table:table-cell table:formula="of:=NUMEROLOG([.$A648];&quot;modern&quot;;&quot;tam&quot;)" office:value-type="float" office:value="31" calcext:value-type="float">
            <text:p>31</text:p>
          </table:table-cell>
          <table:table-cell table:formula="of:=NUMEROLOG([.$A648];&quot;TR&quot;;&quot;tam&quot;)" office:value-type="float" office:value="111" calcext:value-type="float">
            <text:p>111</text:p>
          </table:table-cell>
          <table:table-cell table:formula="of:=ABJAD([.$A648];0;1)" office:value-type="float" office:value="28" calcext:value-type="float">
            <text:p>28</text:p>
          </table:table-cell>
          <table:table-cell table:formula="of:=ABJAD([.$A648];1;1)" office:value-type="float" office:value="1960" calcext:value-type="float">
            <text:p>1960</text:p>
          </table:table-cell>
          <table:table-cell table:formula="of:=ABJAD([.$A648];2;1)" office:value-type="float" office:value="2665" calcext:value-type="float">
            <text:p>2665</text:p>
          </table:table-cell>
          <table:table-cell table:formula="of:=ABJAD([.$A648];3;1)" office:value-type="float" office:value="8313" calcext:value-type="float">
            <text:p>83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ÖZTAN</text:p>
          </table:table-cell>
          <table:table-cell table:formula="of:=NUMEROLOG([.$A649];&quot;modern&quot;;&quot;tam&quot;)" office:value-type="float" office:value="22" calcext:value-type="float">
            <text:p>22</text:p>
          </table:table-cell>
          <table:table-cell table:formula="of:=NUMEROLOG([.$A649];&quot;TR&quot;;&quot;tam&quot;)" office:value-type="float" office:value="90" calcext:value-type="float">
            <text:p>90</text:p>
          </table:table-cell>
          <table:table-cell table:formula="of:=ABJAD([.$A649];0;1)" office:value-type="float" office:value="29" calcext:value-type="float">
            <text:p>29</text:p>
          </table:table-cell>
          <table:table-cell table:formula="of:=ABJAD([.$A649];1;1)" office:value-type="float" office:value="1661" calcext:value-type="float">
            <text:p>1661</text:p>
          </table:table-cell>
          <table:table-cell table:formula="of:=ABJAD([.$A649];2;1)" office:value-type="float" office:value="1767" calcext:value-type="float">
            <text:p>1767</text:p>
          </table:table-cell>
          <table:table-cell table:formula="of:=ABJAD([.$A649];3;1)" office:value-type="float" office:value="5701" calcext:value-type="float">
            <text:p>57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PATYA</text:p>
          </table:table-cell>
          <table:table-cell table:formula="of:=NUMEROLOG([.$A650];&quot;modern&quot;;&quot;tam&quot;)" office:value-type="float" office:value="26" calcext:value-type="float">
            <text:p>26</text:p>
          </table:table-cell>
          <table:table-cell table:formula="of:=NUMEROLOG([.$A650];&quot;TR&quot;;&quot;tam&quot;)" office:value-type="float" office:value="95" calcext:value-type="float">
            <text:p>95</text:p>
          </table:table-cell>
          <table:table-cell table:formula="of:=ABJAD([.$A650];0;1)" office:value-type="float" office:value="19" calcext:value-type="float">
            <text:p>19</text:p>
          </table:table-cell>
          <table:table-cell table:formula="of:=ABJAD([.$A650];1;1)" office:value-type="float" office:value="1603" calcext:value-type="float">
            <text:p>1603</text:p>
          </table:table-cell>
          <table:table-cell table:formula="of:=ABJAD([.$A650];2;1)" office:value-type="float" office:value="1626" calcext:value-type="float">
            <text:p>1626</text:p>
          </table:table-cell>
          <table:table-cell table:formula="of:=ABJAD([.$A650];3;1)" office:value-type="float" office:value="13197" calcext:value-type="float">
            <text:p>131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LİN</text:p>
          </table:table-cell>
          <table:table-cell table:formula="of:=NUMEROLOG([.$A651];&quot;modern&quot;;&quot;tam&quot;)" office:value-type="float" office:value="29" calcext:value-type="float">
            <text:p>29</text:p>
          </table:table-cell>
          <table:table-cell table:formula="of:=NUMEROLOG([.$A651];&quot;TR&quot;;&quot;tam&quot;)" office:value-type="float" office:value="70" calcext:value-type="float">
            <text:p>70</text:p>
          </table:table-cell>
          <table:table-cell table:formula="of:=ABJAD([.$A651];0;1)" office:value-type="float" office:value="29" calcext:value-type="float">
            <text:p>29</text:p>
          </table:table-cell>
          <table:table-cell table:formula="of:=ABJAD([.$A651];1;1)" office:value-type="float" office:value="245" calcext:value-type="float">
            <text:p>245</text:p>
          </table:table-cell>
          <table:table-cell table:formula="of:=ABJAD([.$A651];2;1)" office:value-type="float" office:value="285" calcext:value-type="float">
            <text:p>285</text:p>
          </table:table-cell>
          <table:table-cell table:formula="of:=ABJAD([.$A651];3;1)" office:value-type="float" office:value="6217" calcext:value-type="float">
            <text:p>62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RVER</text:p>
          </table:table-cell>
          <table:table-cell table:formula="of:=NUMEROLOG([.$A652];&quot;modern&quot;;&quot;tam&quot;)" office:value-type="float" office:value="39" calcext:value-type="float">
            <text:p>39</text:p>
          </table:table-cell>
          <table:table-cell table:formula="of:=NUMEROLOG([.$A652];&quot;TR&quot;;&quot;tam&quot;)" office:value-type="float" office:value="101" calcext:value-type="float">
            <text:p>101</text:p>
          </table:table-cell>
          <table:table-cell table:formula="of:=ABJAD([.$A652];0;1)" office:value-type="float" office:value="38" calcext:value-type="float">
            <text:p>38</text:p>
          </table:table-cell>
          <table:table-cell table:formula="of:=ABJAD([.$A652];1;1)" office:value-type="float" office:value="1310" calcext:value-type="float">
            <text:p>1310</text:p>
          </table:table-cell>
          <table:table-cell table:formula="of:=ABJAD([.$A652];2;1)" office:value-type="float" office:value="1340" calcext:value-type="float">
            <text:p>1340</text:p>
          </table:table-cell>
          <table:table-cell table:formula="of:=ABJAD([.$A652];3;1)" office:value-type="float" office:value="12739" calcext:value-type="float">
            <text:p>127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RVİN</text:p>
          </table:table-cell>
          <table:table-cell table:formula="of:=NUMEROLOG([.$A653];&quot;modern&quot;;&quot;tam&quot;)" office:value-type="float" office:value="39" calcext:value-type="float">
            <text:p>39</text:p>
          </table:table-cell>
          <table:table-cell table:formula="of:=NUMEROLOG([.$A653];&quot;TR&quot;;&quot;tam&quot;)" office:value-type="float" office:value="103" calcext:value-type="float">
            <text:p>103</text:p>
          </table:table-cell>
          <table:table-cell table:formula="of:=ABJAD([.$A653];0;1)" office:value-type="float" office:value="43" calcext:value-type="float">
            <text:p>43</text:p>
          </table:table-cell>
          <table:table-cell table:formula="of:=ABJAD([.$A653];1;1)" office:value-type="float" office:value="1195" calcext:value-type="float">
            <text:p>1195</text:p>
          </table:table-cell>
          <table:table-cell table:formula="of:=ABJAD([.$A653];2;1)" office:value-type="float" office:value="1240" calcext:value-type="float">
            <text:p>1240</text:p>
          </table:table-cell>
          <table:table-cell table:formula="of:=ABJAD([.$A653];3;1)" office:value-type="float" office:value="12737" calcext:value-type="float">
            <text:p>127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TEK</text:p>
          </table:table-cell>
          <table:table-cell table:formula="of:=NUMEROLOG([.$A654];&quot;modern&quot;;&quot;tam&quot;)" office:value-type="float" office:value="21" calcext:value-type="float">
            <text:p>21</text:p>
          </table:table-cell>
          <table:table-cell table:formula="of:=NUMEROLOG([.$A654];&quot;TR&quot;;&quot;tam&quot;)" office:value-type="float" office:value="70" calcext:value-type="float">
            <text:p>70</text:p>
          </table:table-cell>
          <table:table-cell table:formula="of:=ABJAD([.$A654];0;1)" office:value-type="float" office:value="26" calcext:value-type="float">
            <text:p>26</text:p>
          </table:table-cell>
          <table:table-cell table:formula="of:=ABJAD([.$A654];1;1)" office:value-type="float" office:value="650" calcext:value-type="float">
            <text:p>650</text:p>
          </table:table-cell>
          <table:table-cell table:formula="of:=ABJAD([.$A654];2;1)" office:value-type="float" office:value="675" calcext:value-type="float">
            <text:p>675</text:p>
          </table:table-cell>
          <table:table-cell table:formula="of:=ABJAD([.$A654];3;1)" office:value-type="float" office:value="6711" calcext:value-type="float">
            <text:p>67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NAR</text:p>
          </table:table-cell>
          <table:table-cell table:formula="of:=NUMEROLOG([.$A655];&quot;modern&quot;;&quot;tam&quot;)" office:value-type="float" office:value="31" calcext:value-type="float">
            <text:p>31</text:p>
          </table:table-cell>
          <table:table-cell table:formula="of:=NUMEROLOG([.$A655];&quot;TR&quot;;&quot;tam&quot;)" office:value-type="float" office:value="70" calcext:value-type="float">
            <text:p>70</text:p>
          </table:table-cell>
          <table:table-cell table:formula="of:=ABJAD([.$A655];0;1)" office:value-type="float" office:value="33" calcext:value-type="float">
            <text:p>33</text:p>
          </table:table-cell>
          <table:table-cell table:formula="of:=ABJAD([.$A655];1;1)" office:value-type="float" office:value="381" calcext:value-type="float">
            <text:p>381</text:p>
          </table:table-cell>
          <table:table-cell table:formula="of:=ABJAD([.$A655];2;1)" office:value-type="float" office:value="407" calcext:value-type="float">
            <text:p>407</text:p>
          </table:table-cell>
          <table:table-cell table:formula="of:=ABJAD([.$A655];3;1)" office:value-type="float" office:value="7537" calcext:value-type="float">
            <text:p>75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BİA</text:p>
          </table:table-cell>
          <table:table-cell table:formula="of:=NUMEROLOG([.$A656];&quot;modern&quot;;&quot;tam&quot;)" office:value-type="float" office:value="22" calcext:value-type="float">
            <text:p>22</text:p>
          </table:table-cell>
          <table:table-cell table:formula="of:=NUMEROLOG([.$A656];&quot;TR&quot;;&quot;tam&quot;)" office:value-type="float" office:value="37" calcext:value-type="float">
            <text:p>37</text:p>
          </table:table-cell>
          <table:table-cell table:formula="of:=ABJAD([.$A656];0;1)" office:value-type="float" office:value="20" calcext:value-type="float">
            <text:p>20</text:p>
          </table:table-cell>
          <table:table-cell table:formula="of:=ABJAD([.$A656];1;1)" office:value-type="float" office:value="224" calcext:value-type="float">
            <text:p>224</text:p>
          </table:table-cell>
          <table:table-cell table:formula="of:=ABJAD([.$A656];2;1)" office:value-type="float" office:value="256" calcext:value-type="float">
            <text:p>256</text:p>
          </table:table-cell>
          <table:table-cell table:formula="of:=ABJAD([.$A656];3;1)" office:value-type="float" office:value="4404" calcext:value-type="float">
            <text:p>44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HİME</text:p>
          </table:table-cell>
          <table:table-cell table:formula="of:=NUMEROLOG([.$A657];&quot;modern&quot;;&quot;tam&quot;)" office:value-type="float" office:value="36" calcext:value-type="float">
            <text:p>36</text:p>
          </table:table-cell>
          <table:table-cell table:formula="of:=NUMEROLOG([.$A657];&quot;TR&quot;;&quot;tam&quot;)" office:value-type="float" office:value="66" calcext:value-type="float">
            <text:p>66</text:p>
          </table:table-cell>
          <table:table-cell table:formula="of:=ABJAD([.$A657];0;1)" office:value-type="float" office:value="31" calcext:value-type="float">
            <text:p>31</text:p>
          </table:table-cell>
          <table:table-cell table:formula="of:=ABJAD([.$A657];1;1)" office:value-type="float" office:value="295" calcext:value-type="float">
            <text:p>295</text:p>
          </table:table-cell>
          <table:table-cell table:formula="of:=ABJAD([.$A657];2;1)" office:value-type="float" office:value="336" calcext:value-type="float">
            <text:p>336</text:p>
          </table:table-cell>
          <table:table-cell table:formula="of:=ABJAD([.$A657];3;1)" office:value-type="float" office:value="7254" calcext:value-type="float">
            <text:p>72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HMİ</text:p>
          </table:table-cell>
          <table:table-cell table:formula="of:=NUMEROLOG([.$A658];&quot;modern&quot;;&quot;tam&quot;)" office:value-type="float" office:value="31" calcext:value-type="float">
            <text:p>31</text:p>
          </table:table-cell>
          <table:table-cell table:formula="of:=NUMEROLOG([.$A658];&quot;TR&quot;;&quot;tam&quot;)" office:value-type="float" office:value="60" calcext:value-type="float">
            <text:p>60</text:p>
          </table:table-cell>
          <table:table-cell table:formula="of:=ABJAD([.$A658];0;1)" office:value-type="float" office:value="26" calcext:value-type="float">
            <text:p>26</text:p>
          </table:table-cell>
          <table:table-cell table:formula="of:=ABJAD([.$A658];1;1)" office:value-type="float" office:value="290" calcext:value-type="float">
            <text:p>290</text:p>
          </table:table-cell>
          <table:table-cell table:formula="of:=ABJAD([.$A658];2;1)" office:value-type="float" office:value="326" calcext:value-type="float">
            <text:p>326</text:p>
          </table:table-cell>
          <table:table-cell table:formula="of:=ABJAD([.$A658];3;1)" office:value-type="float" office:value="6847" calcext:value-type="float">
            <text:p>6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MAZAN</text:p>
          </table:table-cell>
          <table:table-cell table:formula="of:=NUMEROLOG([.$A659];&quot;modern&quot;;&quot;tam&quot;)" office:value-type="float" office:value="29" calcext:value-type="float">
            <text:p>29</text:p>
          </table:table-cell>
          <table:table-cell table:formula="of:=NUMEROLOG([.$A659];&quot;TR&quot;;&quot;tam&quot;)" office:value-type="float" office:value="86" calcext:value-type="float">
            <text:p>86</text:p>
          </table:table-cell>
          <table:table-cell table:formula="of:=ABJAD([.$A659];0;1)" office:value-type="float" office:value="25" calcext:value-type="float">
            <text:p>25</text:p>
          </table:table-cell>
          <table:table-cell table:formula="of:=ABJAD([.$A659];1;1)" office:value-type="float" office:value="1333" calcext:value-type="float">
            <text:p>1333</text:p>
          </table:table-cell>
          <table:table-cell table:formula="of:=ABJAD([.$A659];2;1)" office:value-type="float" office:value="1356" calcext:value-type="float">
            <text:p>1356</text:p>
          </table:table-cell>
          <table:table-cell table:formula="of:=ABJAD([.$A659];3;1)" office:value-type="float" office:value="6344" calcext:value-type="float">
            <text:p>63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ŞAN</text:p>
          </table:table-cell>
          <table:table-cell table:formula="of:=NUMEROLOG([.$A660];&quot;modern&quot;;&quot;tam&quot;)" office:value-type="float" office:value="17" calcext:value-type="float">
            <text:p>17</text:p>
          </table:table-cell>
          <table:table-cell table:formula="of:=NUMEROLOG([.$A660];&quot;TR&quot;;&quot;tam&quot;)" office:value-type="float" office:value="63" calcext:value-type="float">
            <text:p>63</text:p>
          </table:table-cell>
          <table:table-cell table:formula="of:=ABJAD([.$A660];0;1)" office:value-type="float" office:value="24" calcext:value-type="float">
            <text:p>24</text:p>
          </table:table-cell>
          <table:table-cell table:formula="of:=ABJAD([.$A660];1;1)" office:value-type="float" office:value="672" calcext:value-type="float">
            <text:p>672</text:p>
          </table:table-cell>
          <table:table-cell table:formula="of:=ABJAD([.$A660];2;1)" office:value-type="float" office:value="689" calcext:value-type="float">
            <text:p>689</text:p>
          </table:table-cell>
          <table:table-cell table:formula="of:=ABJAD([.$A660];3;1)" office:value-type="float" office:value="8403" calcext:value-type="float">
            <text:p>8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ŞİD</text:p>
          </table:table-cell>
          <table:table-cell table:formula="of:=NUMEROLOG([.$A661];&quot;modern&quot;;&quot;tam&quot;)" office:value-type="float" office:value="24" calcext:value-type="float">
            <text:p>24</text:p>
          </table:table-cell>
          <table:table-cell table:formula="of:=NUMEROLOG([.$A661];&quot;TR&quot;;&quot;tam&quot;)" office:value-type="float" office:value="62" calcext:value-type="float">
            <text:p>62</text:p>
          </table:table-cell>
          <table:table-cell table:formula="of:=ABJAD([.$A661];0;1)" office:value-type="float" office:value="25" calcext:value-type="float">
            <text:p>25</text:p>
          </table:table-cell>
          <table:table-cell table:formula="of:=ABJAD([.$A661];1;1)" office:value-type="float" office:value="625" calcext:value-type="float">
            <text:p>625</text:p>
          </table:table-cell>
          <table:table-cell table:formula="of:=ABJAD([.$A661];2;1)" office:value-type="float" office:value="661" calcext:value-type="float">
            <text:p>661</text:p>
          </table:table-cell>
          <table:table-cell table:formula="of:=ABJAD([.$A661];3;1)" office:value-type="float" office:value="8290" calcext:value-type="float">
            <text:p>82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İM</text:p>
          </table:table-cell>
          <table:table-cell table:formula="of:=NUMEROLOG([.$A662];&quot;modern&quot;;&quot;tam&quot;)" office:value-type="float" office:value="24" calcext:value-type="float">
            <text:p>24</text:p>
          </table:table-cell>
          <table:table-cell table:formula="of:=NUMEROLOG([.$A662];&quot;TR&quot;;&quot;tam&quot;)" office:value-type="float" office:value="72" calcext:value-type="float">
            <text:p>72</text:p>
          </table:table-cell>
          <table:table-cell table:formula="of:=ABJAD([.$A662];0;1)" office:value-type="float" office:value="17" calcext:value-type="float">
            <text:p>17</text:p>
          </table:table-cell>
          <table:table-cell table:formula="of:=ABJAD([.$A662];1;1)" office:value-type="float" office:value="581" calcext:value-type="float">
            <text:p>581</text:p>
          </table:table-cell>
          <table:table-cell table:formula="of:=ABJAD([.$A662];2;1)" office:value-type="float" office:value="617" calcext:value-type="float">
            <text:p>617</text:p>
          </table:table-cell>
          <table:table-cell table:formula="of:=ABJAD([.$A662];3;1)" office:value-type="float" office:value="8426" calcext:value-type="float">
            <text:p>84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ŞİT</text:p>
          </table:table-cell>
          <table:table-cell table:formula="of:=NUMEROLOG([.$A663];&quot;modern&quot;;&quot;tam&quot;)" office:value-type="float" office:value="22" calcext:value-type="float">
            <text:p>22</text:p>
          </table:table-cell>
          <table:table-cell table:formula="of:=NUMEROLOG([.$A663];&quot;TR&quot;;&quot;tam&quot;)" office:value-type="float" office:value="81" calcext:value-type="float">
            <text:p>81</text:p>
          </table:table-cell>
          <table:table-cell table:formula="of:=ABJAD([.$A663];0;1)" office:value-type="float" office:value="29" calcext:value-type="float">
            <text:p>29</text:p>
          </table:table-cell>
          <table:table-cell table:formula="of:=ABJAD([.$A663];1;1)" office:value-type="float" office:value="1121" calcext:value-type="float">
            <text:p>1121</text:p>
          </table:table-cell>
          <table:table-cell table:formula="of:=ABJAD([.$A663];2;1)" office:value-type="float" office:value="1157" calcext:value-type="float">
            <text:p>1157</text:p>
          </table:table-cell>
          <table:table-cell table:formula="of:=ABJAD([.$A663];3;1)" office:value-type="float" office:value="10503" calcext:value-type="float">
            <text:p>105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ZİYE</text:p>
          </table:table-cell>
          <table:table-cell table:formula="of:=NUMEROLOG([.$A664];&quot;modern&quot;;&quot;tam&quot;)" office:value-type="float" office:value="39" calcext:value-type="float">
            <text:p>39</text:p>
          </table:table-cell>
          <table:table-cell table:formula="of:=NUMEROLOG([.$A664];&quot;TR&quot;;&quot;tam&quot;)" office:value-type="float" office:value="97" calcext:value-type="float">
            <text:p>97</text:p>
          </table:table-cell>
          <table:table-cell table:formula="of:=ABJAD([.$A664];0;1)" office:value-type="float" office:value="26" calcext:value-type="float">
            <text:p>26</text:p>
          </table:table-cell>
          <table:table-cell table:formula="of:=ABJAD([.$A664];1;1)" office:value-type="float" office:value="2126" calcext:value-type="float">
            <text:p>2126</text:p>
          </table:table-cell>
          <table:table-cell table:formula="of:=ABJAD([.$A664];2;1)" office:value-type="float" office:value="2167" calcext:value-type="float">
            <text:p>2167</text:p>
          </table:table-cell>
          <table:table-cell table:formula="of:=ABJAD([.$A664];3;1)" office:value-type="float" office:value="8925" calcext:value-type="float">
            <text:p>89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CEP</text:p>
          </table:table-cell>
          <table:table-cell table:formula="of:=NUMEROLOG([.$A665];&quot;modern&quot;;&quot;tam&quot;)" office:value-type="float" office:value="29" calcext:value-type="float">
            <text:p>29</text:p>
          </table:table-cell>
          <table:table-cell table:formula="of:=NUMEROLOG([.$A665];&quot;TR&quot;;&quot;tam&quot;)" office:value-type="float" office:value="56" calcext:value-type="float">
            <text:p>56</text:p>
          </table:table-cell>
          <table:table-cell table:formula="of:=ABJAD([.$A665];0;1)" office:value-type="float" office:value="25" calcext:value-type="float">
            <text:p>25</text:p>
          </table:table-cell>
          <table:table-cell table:formula="of:=ABJAD([.$A665];1;1)" office:value-type="float" office:value="313" calcext:value-type="float">
            <text:p>313</text:p>
          </table:table-cell>
          <table:table-cell table:formula="of:=ABJAD([.$A665];2;1)" office:value-type="float" office:value="338" calcext:value-type="float">
            <text:p>338</text:p>
          </table:table-cell>
          <table:table-cell table:formula="of:=ABJAD([.$A665];3;1)" office:value-type="float" office:value="6797" calcext:value-type="float">
            <text:p>67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FAETTİN</text:p>
          </table:table-cell>
          <table:table-cell table:formula="of:=NUMEROLOG([.$A666];&quot;modern&quot;;&quot;tam&quot;)" office:value-type="float" office:value="44" calcext:value-type="float">
            <text:p>44</text:p>
          </table:table-cell>
          <table:table-cell table:formula="of:=NUMEROLOG([.$A666];&quot;TR&quot;;&quot;tam&quot;)" office:value-type="float" office:value="118" calcext:value-type="float">
            <text:p>118</text:p>
          </table:table-cell>
          <table:table-cell table:formula="of:=ABJAD([.$A666];0;1)" office:value-type="float" office:value="59" calcext:value-type="float">
            <text:p>59</text:p>
          </table:table-cell>
          <table:table-cell table:formula="of:=ABJAD([.$A666];1;1)" office:value-type="float" office:value="1307" calcext:value-type="float">
            <text:p>1307</text:p>
          </table:table-cell>
          <table:table-cell table:formula="of:=ABJAD([.$A666];2;1)" office:value-type="float" office:value="1363" calcext:value-type="float">
            <text:p>1363</text:p>
          </table:table-cell>
          <table:table-cell table:formula="of:=ABJAD([.$A666];3;1)" office:value-type="float" office:value="13376" calcext:value-type="float">
            <text:p>133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FİK</text:p>
          </table:table-cell>
          <table:table-cell table:formula="of:=NUMEROLOG([.$A667];&quot;modern&quot;;&quot;tam&quot;)" office:value-type="float" office:value="31" calcext:value-type="float">
            <text:p>31</text:p>
          </table:table-cell>
          <table:table-cell table:formula="of:=NUMEROLOG([.$A667];&quot;TR&quot;;&quot;tam&quot;)" office:value-type="float" office:value="60" calcext:value-type="float">
            <text:p>60</text:p>
          </table:table-cell>
          <table:table-cell table:formula="of:=ABJAD([.$A667];0;1)" office:value-type="float" office:value="31" calcext:value-type="float">
            <text:p>31</text:p>
          </table:table-cell>
          <table:table-cell table:formula="of:=ABJAD([.$A667];1;1)" office:value-type="float" office:value="271" calcext:value-type="float">
            <text:p>271</text:p>
          </table:table-cell>
          <table:table-cell table:formula="of:=ABJAD([.$A667];2;1)" office:value-type="float" office:value="311" calcext:value-type="float">
            <text:p>311</text:p>
          </table:table-cell>
          <table:table-cell table:formula="of:=ABJAD([.$A667];3;1)" office:value-type="float" office:value="5138" calcext:value-type="float">
            <text:p>5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MZİYE</text:p>
          </table:table-cell>
          <table:table-cell table:formula="of:=NUMEROLOG([.$A668];&quot;modern&quot;;&quot;tam&quot;)" office:value-type="float" office:value="47" calcext:value-type="float">
            <text:p>47</text:p>
          </table:table-cell>
          <table:table-cell table:formula="of:=NUMEROLOG([.$A668];&quot;TR&quot;;&quot;tam&quot;)" office:value-type="float" office:value="118" calcext:value-type="float">
            <text:p>118</text:p>
          </table:table-cell>
          <table:table-cell table:formula="of:=ABJAD([.$A668];0;1)" office:value-type="float" office:value="30" calcext:value-type="float">
            <text:p>30</text:p>
          </table:table-cell>
          <table:table-cell table:formula="of:=ABJAD([.$A668];1;1)" office:value-type="float" office:value="2190" calcext:value-type="float">
            <text:p>2190</text:p>
          </table:table-cell>
          <table:table-cell table:formula="of:=ABJAD([.$A668];2;1)" office:value-type="float" office:value="2240" calcext:value-type="float">
            <text:p>2240</text:p>
          </table:table-cell>
          <table:table-cell table:formula="of:=ABJAD([.$A668];3;1)" office:value-type="float" office:value="10131" calcext:value-type="float">
            <text:p>101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NGİN</text:p>
          </table:table-cell>
          <table:table-cell table:formula="of:=NUMEROLOG([.$A669];&quot;modern&quot;;&quot;tam&quot;)" office:value-type="float" office:value="40" calcext:value-type="float">
            <text:p>40</text:p>
          </table:table-cell>
          <table:table-cell table:formula="of:=NUMEROLOG([.$A669];&quot;TR&quot;;&quot;tam&quot;)" office:value-type="float" office:value="81" calcext:value-type="float">
            <text:p>81</text:p>
          </table:table-cell>
          <table:table-cell table:formula="of:=ABJAD([.$A669];0;1)" office:value-type="float" office:value="48" calcext:value-type="float">
            <text:p>48</text:p>
          </table:table-cell>
          <table:table-cell table:formula="of:=ABJAD([.$A669];1;1)" office:value-type="float" office:value="372" calcext:value-type="float">
            <text:p>372</text:p>
          </table:table-cell>
          <table:table-cell table:formula="of:=ABJAD([.$A669];2;1)" office:value-type="float" office:value="417" calcext:value-type="float">
            <text:p>417</text:p>
          </table:table-cell>
          <table:table-cell table:formula="of:=ABJAD([.$A669];3;1)" office:value-type="float" office:value="8986" calcext:value-type="float">
            <text:p>8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A</text:p>
          </table:table-cell>
          <table:table-cell table:formula="of:=NUMEROLOG([.$A670];&quot;modern&quot;;&quot;tam&quot;)" office:value-type="float" office:value="16" calcext:value-type="float">
            <text:p>16</text:p>
          </table:table-cell>
          <table:table-cell table:formula="of:=NUMEROLOG([.$A670];&quot;TR&quot;;&quot;tam&quot;)" office:value-type="float" office:value="50" calcext:value-type="float">
            <text:p>50</text:p>
          </table:table-cell>
          <table:table-cell table:formula="of:=ABJAD([.$A670];0;1)" office:value-type="float" office:value="14" calcext:value-type="float">
            <text:p>14</text:p>
          </table:table-cell>
          <table:table-cell table:formula="of:=ABJAD([.$A670];1;1)" office:value-type="float" office:value="506" calcext:value-type="float">
            <text:p>506</text:p>
          </table:table-cell>
          <table:table-cell table:formula="of:=ABJAD([.$A670];2;1)" office:value-type="float" office:value="522" calcext:value-type="float">
            <text:p>522</text:p>
          </table:table-cell>
          <table:table-cell table:formula="of:=ABJAD([.$A670];3;1)" office:value-type="float" office:value="6612" calcext:value-type="float">
            <text:p>66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ŞAT</text:p>
          </table:table-cell>
          <table:table-cell table:formula="of:=NUMEROLOG([.$A671];&quot;modern&quot;;&quot;tam&quot;)" office:value-type="float" office:value="18" calcext:value-type="float">
            <text:p>18</text:p>
          </table:table-cell>
          <table:table-cell table:formula="of:=NUMEROLOG([.$A671];&quot;TR&quot;;&quot;tam&quot;)" office:value-type="float" office:value="75" calcext:value-type="float">
            <text:p>75</text:p>
          </table:table-cell>
          <table:table-cell table:formula="of:=ABJAD([.$A671];0;1)" office:value-type="float" office:value="26" calcext:value-type="float">
            <text:p>26</text:p>
          </table:table-cell>
          <table:table-cell table:formula="of:=ABJAD([.$A671];1;1)" office:value-type="float" office:value="1106" calcext:value-type="float">
            <text:p>1106</text:p>
          </table:table-cell>
          <table:table-cell table:formula="of:=ABJAD([.$A671];2;1)" office:value-type="float" office:value="1127" calcext:value-type="float">
            <text:p>1127</text:p>
          </table:table-cell>
          <table:table-cell table:formula="of:=ABJAD([.$A671];3;1)" office:value-type="float" office:value="9710" calcext:value-type="float">
            <text:p>97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ŞİT</text:p>
          </table:table-cell>
          <table:table-cell table:formula="of:=NUMEROLOG([.$A672];&quot;modern&quot;;&quot;tam&quot;)" office:value-type="float" office:value="26" calcext:value-type="float">
            <text:p>26</text:p>
          </table:table-cell>
          <table:table-cell table:formula="of:=NUMEROLOG([.$A672];&quot;TR&quot;;&quot;tam&quot;)" office:value-type="float" office:value="86" calcext:value-type="float">
            <text:p>86</text:p>
          </table:table-cell>
          <table:table-cell table:formula="of:=ABJAD([.$A672];0;1)" office:value-type="float" office:value="33" calcext:value-type="float">
            <text:p>33</text:p>
          </table:table-cell>
          <table:table-cell table:formula="of:=ABJAD([.$A672];1;1)" office:value-type="float" office:value="1125" calcext:value-type="float">
            <text:p>1125</text:p>
          </table:table-cell>
          <table:table-cell table:formula="of:=ABJAD([.$A672];2;1)" office:value-type="float" office:value="1165" calcext:value-type="float">
            <text:p>1165</text:p>
          </table:table-cell>
          <table:table-cell table:formula="of:=ABJAD([.$A672];3;1)" office:value-type="float" office:value="10688" calcext:value-type="float">
            <text:p>106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SUL</text:p>
          </table:table-cell>
          <table:table-cell table:formula="of:=NUMEROLOG([.$A673];&quot;modern&quot;;&quot;tam&quot;)" office:value-type="float" office:value="21" calcext:value-type="float">
            <text:p>21</text:p>
          </table:table-cell>
          <table:table-cell table:formula="of:=NUMEROLOG([.$A673];&quot;TR&quot;;&quot;tam&quot;)" office:value-type="float" office:value="89" calcext:value-type="float">
            <text:p>89</text:p>
          </table:table-cell>
          <table:table-cell table:formula="of:=ABJAD([.$A673];0;1)" office:value-type="float" office:value="15" calcext:value-type="float">
            <text:p>15</text:p>
          </table:table-cell>
          <table:table-cell table:formula="of:=ABJAD([.$A673];1;1)" office:value-type="float" office:value="1155" calcext:value-type="float">
            <text:p>1155</text:p>
          </table:table-cell>
          <table:table-cell table:formula="of:=ABJAD([.$A673];2;1)" office:value-type="float" office:value="1775" calcext:value-type="float">
            <text:p>1775</text:p>
          </table:table-cell>
          <table:table-cell table:formula="of:=ABJAD([.$A673];3;1)" office:value-type="float" office:value="9676" calcext:value-type="float">
            <text:p>96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YHAN</text:p>
          </table:table-cell>
          <table:table-cell table:formula="of:=NUMEROLOG([.$A674];&quot;modern&quot;;&quot;tam&quot;)" office:value-type="float" office:value="35" calcext:value-type="float">
            <text:p>35</text:p>
          </table:table-cell>
          <table:table-cell table:formula="of:=NUMEROLOG([.$A674];&quot;TR&quot;;&quot;tam&quot;)" office:value-type="float" office:value="83" calcext:value-type="float">
            <text:p>83</text:p>
          </table:table-cell>
          <table:table-cell table:formula="of:=ABJAD([.$A674];0;1)" office:value-type="float" office:value="33" calcext:value-type="float">
            <text:p>33</text:p>
          </table:table-cell>
          <table:table-cell table:formula="of:=ABJAD([.$A674];1;1)" office:value-type="float" office:value="1185" calcext:value-type="float">
            <text:p>1185</text:p>
          </table:table-cell>
          <table:table-cell table:formula="of:=ABJAD([.$A674];2;1)" office:value-type="float" office:value="1211" calcext:value-type="float">
            <text:p>1211</text:p>
          </table:table-cell>
          <table:table-cell table:formula="of:=ABJAD([.$A674];3;1)" office:value-type="float" office:value="11242" calcext:value-type="float">
            <text:p>112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ZAN</text:p>
          </table:table-cell>
          <table:table-cell table:formula="of:=NUMEROLOG([.$A675];&quot;modern&quot;;&quot;tam&quot;)" office:value-type="float" office:value="28" calcext:value-type="float">
            <text:p>28</text:p>
          </table:table-cell>
          <table:table-cell table:formula="of:=NUMEROLOG([.$A675];&quot;TR&quot;;&quot;tam&quot;)" office:value-type="float" office:value="74" calcext:value-type="float">
            <text:p>74</text:p>
          </table:table-cell>
          <table:table-cell table:formula="of:=ABJAD([.$A675];0;1)" office:value-type="float" office:value="28" calcext:value-type="float">
            <text:p>28</text:p>
          </table:table-cell>
          <table:table-cell table:formula="of:=ABJAD([.$A675];1;1)" office:value-type="float" office:value="1276" calcext:value-type="float">
            <text:p>1276</text:p>
          </table:table-cell>
          <table:table-cell table:formula="of:=ABJAD([.$A675];2;1)" office:value-type="float" office:value="1297" calcext:value-type="float">
            <text:p>1297</text:p>
          </table:table-cell>
          <table:table-cell table:formula="of:=ABJAD([.$A675];3;1)" office:value-type="float" office:value="5286" calcext:value-type="float">
            <text:p>52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ZZAN</text:p>
          </table:table-cell>
          <table:table-cell table:formula="of:=NUMEROLOG([.$A676];&quot;modern&quot;;&quot;tam&quot;)" office:value-type="float" office:value="36" calcext:value-type="float">
            <text:p>36</text:p>
          </table:table-cell>
          <table:table-cell table:formula="of:=NUMEROLOG([.$A676];&quot;TR&quot;;&quot;tam&quot;)" office:value-type="float" office:value="103" calcext:value-type="float">
            <text:p>103</text:p>
          </table:table-cell>
          <table:table-cell table:formula="of:=ABJAD([.$A676];0;1)" office:value-type="float" office:value="32" calcext:value-type="float">
            <text:p>32</text:p>
          </table:table-cell>
          <table:table-cell table:formula="of:=ABJAD([.$A676];1;1)" office:value-type="float" office:value="2276" calcext:value-type="float">
            <text:p>2276</text:p>
          </table:table-cell>
          <table:table-cell table:formula="of:=ABJAD([.$A676];2;1)" office:value-type="float" office:value="2302" calcext:value-type="float">
            <text:p>2302</text:p>
          </table:table-cell>
          <table:table-cell table:formula="of:=ABJAD([.$A676];3;1)" office:value-type="float" office:value="5378" calcext:value-type="float">
            <text:p>53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DVAN</text:p>
          </table:table-cell>
          <table:table-cell table:formula="of:=NUMEROLOG([.$A677];&quot;modern&quot;;&quot;tam&quot;)" office:value-type="float" office:value="32" calcext:value-type="float">
            <text:p>32</text:p>
          </table:table-cell>
          <table:table-cell table:formula="of:=NUMEROLOG([.$A677];&quot;TR&quot;;&quot;tam&quot;)" office:value-type="float" office:value="82" calcext:value-type="float">
            <text:p>82</text:p>
          </table:table-cell>
          <table:table-cell table:formula="of:=ABJAD([.$A677];0;1)" office:value-type="float" office:value="41" calcext:value-type="float">
            <text:p>41</text:p>
          </table:table-cell>
          <table:table-cell table:formula="of:=ABJAD([.$A677];1;1)" office:value-type="float" office:value="1085" calcext:value-type="float">
            <text:p>1085</text:p>
          </table:table-cell>
          <table:table-cell table:formula="of:=ABJAD([.$A677];2;1)" office:value-type="float" office:value="1116" calcext:value-type="float">
            <text:p>1116</text:p>
          </table:table-cell>
          <table:table-cell table:formula="of:=ABJAD([.$A677];3;1)" office:value-type="float" office:value="9696" calcext:value-type="float">
            <text:p>96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FAT</text:p>
          </table:table-cell>
          <table:table-cell table:formula="of:=NUMEROLOG([.$A678];&quot;modern&quot;;&quot;tam&quot;)" office:value-type="float" office:value="27" calcext:value-type="float">
            <text:p>27</text:p>
          </table:table-cell>
          <table:table-cell table:formula="of:=NUMEROLOG([.$A678];&quot;TR&quot;;&quot;tam&quot;)" office:value-type="float" office:value="64" calcext:value-type="float">
            <text:p>64</text:p>
          </table:table-cell>
          <table:table-cell table:formula="of:=ABJAD([.$A678];0;1)" office:value-type="float" office:value="33" calcext:value-type="float">
            <text:p>33</text:p>
          </table:table-cell>
          <table:table-cell table:formula="of:=ABJAD([.$A678];1;1)" office:value-type="float" office:value="717" calcext:value-type="float">
            <text:p>717</text:p>
          </table:table-cell>
          <table:table-cell table:formula="of:=ABJAD([.$A678];2;1)" office:value-type="float" office:value="743" calcext:value-type="float">
            <text:p>743</text:p>
          </table:table-cell>
          <table:table-cell table:formula="of:=ABJAD([.$A678];3;1)" office:value-type="float" office:value="6620" calcext:value-type="float">
            <text:p>66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İFAT</text:p>
          </table:table-cell>
          <table:table-cell table:formula="of:=NUMEROLOG([.$A679];&quot;modern&quot;;&quot;tam&quot;)" office:value-type="float" office:value="27" calcext:value-type="float">
            <text:p>27</text:p>
          </table:table-cell>
          <table:table-cell table:formula="of:=NUMEROLOG([.$A679];&quot;TR&quot;;&quot;tam&quot;)" office:value-type="float" office:value="65" calcext:value-type="float">
            <text:p>65</text:p>
          </table:table-cell>
          <table:table-cell table:formula="of:=ABJAD([.$A679];0;1)" office:value-type="float" office:value="31" calcext:value-type="float">
            <text:p>31</text:p>
          </table:table-cell>
          <table:table-cell table:formula="of:=ABJAD([.$A679];1;1)" office:value-type="float" office:value="727" calcext:value-type="float">
            <text:p>727</text:p>
          </table:table-cell>
          <table:table-cell table:formula="of:=ABJAD([.$A679];2;1)" office:value-type="float" office:value="763" calcext:value-type="float">
            <text:p>763</text:p>
          </table:table-cell>
          <table:table-cell table:formula="of:=ABJAD([.$A679];3;1)" office:value-type="float" office:value="7670" calcext:value-type="float">
            <text:p>76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ZA</text:p>
          </table:table-cell>
          <table:table-cell table:formula="of:=NUMEROLOG([.$A680];&quot;modern&quot;;&quot;tam&quot;)" office:value-type="float" office:value="27" calcext:value-type="float">
            <text:p>27</text:p>
          </table:table-cell>
          <table:table-cell table:formula="of:=NUMEROLOG([.$A680];&quot;TR&quot;;&quot;tam&quot;)" office:value-type="float" office:value="62" calcext:value-type="float">
            <text:p>62</text:p>
          </table:table-cell>
          <table:table-cell table:formula="of:=ABJAD([.$A680];0;1)" office:value-type="float" office:value="23" calcext:value-type="float">
            <text:p>23</text:p>
          </table:table-cell>
          <table:table-cell table:formula="of:=ABJAD([.$A680];1;1)" office:value-type="float" office:value="1211" calcext:value-type="float">
            <text:p>1211</text:p>
          </table:table-cell>
          <table:table-cell table:formula="of:=ABJAD([.$A680];2;1)" office:value-type="float" office:value="1232" calcext:value-type="float">
            <text:p>1232</text:p>
          </table:table-cell>
          <table:table-cell table:formula="of:=ABJAD([.$A680];3;1)" office:value-type="float" office:value="3144" calcext:value-type="float">
            <text:p>31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KİYE</text:p>
          </table:table-cell>
          <table:table-cell table:formula="of:=NUMEROLOG([.$A681];&quot;modern&quot;;&quot;tam&quot;)" office:value-type="float" office:value="35" calcext:value-type="float">
            <text:p>35</text:p>
          </table:table-cell>
          <table:table-cell table:formula="of:=NUMEROLOG([.$A681];&quot;TR&quot;;&quot;tam&quot;)" office:value-type="float" office:value="106" calcext:value-type="float">
            <text:p>106</text:p>
          </table:table-cell>
          <table:table-cell table:formula="of:=ABJAD([.$A681];0;1)" office:value-type="float" office:value="25" calcext:value-type="float">
            <text:p>25</text:p>
          </table:table-cell>
          <table:table-cell table:formula="of:=ABJAD([.$A681];1;1)" office:value-type="float" office:value="1765" calcext:value-type="float">
            <text:p>1765</text:p>
          </table:table-cell>
          <table:table-cell table:formula="of:=ABJAD([.$A681];2;1)" office:value-type="float" office:value="2405" calcext:value-type="float">
            <text:p>2405</text:p>
          </table:table-cell>
          <table:table-cell table:formula="of:=ABJAD([.$A681];3;1)" office:value-type="float" office:value="12062" calcext:value-type="float">
            <text:p>120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MEYSA</text:p>
          </table:table-cell>
          <table:table-cell table:formula="of:=NUMEROLOG([.$A682];&quot;modern&quot;;&quot;tam&quot;)" office:value-type="float" office:value="30" calcext:value-type="float">
            <text:p>30</text:p>
          </table:table-cell>
          <table:table-cell table:formula="of:=NUMEROLOG([.$A682];&quot;TR&quot;;&quot;tam&quot;)" office:value-type="float" office:value="119" calcext:value-type="float">
            <text:p>119</text:p>
          </table:table-cell>
          <table:table-cell table:formula="of:=ABJAD([.$A682];0;1)" office:value-type="float" office:value="14" calcext:value-type="float">
            <text:p>14</text:p>
          </table:table-cell>
          <table:table-cell table:formula="of:=ABJAD([.$A682];1;1)" office:value-type="float" office:value="2066" calcext:value-type="float">
            <text:p>2066</text:p>
          </table:table-cell>
          <table:table-cell table:formula="of:=ABJAD([.$A682];2;1)" office:value-type="float" office:value="2692" calcext:value-type="float">
            <text:p>2692</text:p>
          </table:table-cell>
          <table:table-cell table:formula="of:=ABJAD([.$A682];3;1)" office:value-type="float" office:value="15118" calcext:value-type="float">
            <text:p>151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ÜŞTÜ</text:p>
          </table:table-cell>
          <table:table-cell table:formula="of:=NUMEROLOG([.$A683];&quot;modern&quot;;&quot;tam&quot;)" office:value-type="float" office:value="18" calcext:value-type="float">
            <text:p>18</text:p>
          </table:table-cell>
          <table:table-cell table:formula="of:=NUMEROLOG([.$A683];&quot;TR&quot;;&quot;tam&quot;)" office:value-type="float" office:value="120" calcext:value-type="float">
            <text:p>120</text:p>
          </table:table-cell>
          <table:table-cell table:formula="of:=ABJAD([.$A683];0;1)" office:value-type="float" office:value="28" calcext:value-type="float">
            <text:p>28</text:p>
          </table:table-cell>
          <table:table-cell table:formula="of:=ABJAD([.$A683];1;1)" office:value-type="float" office:value="2500" calcext:value-type="float">
            <text:p>2500</text:p>
          </table:table-cell>
          <table:table-cell table:formula="of:=ABJAD([.$A683];2;1)" office:value-type="float" office:value="3915" calcext:value-type="float">
            <text:p>3915</text:p>
          </table:table-cell>
          <table:table-cell table:formula="of:=ABJAD([.$A683];3;1)" office:value-type="float" office:value="16139" calcext:value-type="float">
            <text:p>161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ADET</text:p>
          </table:table-cell>
          <table:table-cell table:formula="of:=NUMEROLOG([.$A684];&quot;modern&quot;;&quot;tam&quot;)" office:value-type="float" office:value="14" calcext:value-type="float">
            <text:p>14</text:p>
          </table:table-cell>
          <table:table-cell table:formula="of:=NUMEROLOG([.$A684];&quot;TR&quot;;&quot;tam&quot;)" office:value-type="float" office:value="59" calcext:value-type="float">
            <text:p>59</text:p>
          </table:table-cell>
          <table:table-cell table:formula="of:=ABJAD([.$A684];0;1)" office:value-type="float" office:value="19" calcext:value-type="float">
            <text:p>19</text:p>
          </table:table-cell>
          <table:table-cell table:formula="of:=ABJAD([.$A684];1;1)" office:value-type="float" office:value="811" calcext:value-type="float">
            <text:p>811</text:p>
          </table:table-cell>
          <table:table-cell table:formula="of:=ABJAD([.$A684];2;1)" office:value-type="float" office:value="833" calcext:value-type="float">
            <text:p>833</text:p>
          </table:table-cell>
          <table:table-cell table:formula="of:=ABJAD([.$A684];3;1)" office:value-type="float" office:value="7955" calcext:value-type="float">
            <text:p>79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BAHATTİN</text:p>
          </table:table-cell>
          <table:table-cell table:formula="of:=NUMEROLOG([.$A685];&quot;modern&quot;;&quot;tam&quot;)" office:value-type="float" office:value="32" calcext:value-type="float">
            <text:p>32</text:p>
          </table:table-cell>
          <table:table-cell table:formula="of:=NUMEROLOG([.$A685];&quot;TR&quot;;&quot;tam&quot;)" office:value-type="float" office:value="114" calcext:value-type="float">
            <text:p>114</text:p>
          </table:table-cell>
          <table:table-cell table:formula="of:=ABJAD([.$A685];0;1)" office:value-type="float" office:value="48" calcext:value-type="float">
            <text:p>48</text:p>
          </table:table-cell>
          <table:table-cell table:formula="of:=ABJAD([.$A685];1;1)" office:value-type="float" office:value="1404" calcext:value-type="float">
            <text:p>1404</text:p>
          </table:table-cell>
          <table:table-cell table:formula="of:=ABJAD([.$A685];2;1)" office:value-type="float" office:value="1457" calcext:value-type="float">
            <text:p>1457</text:p>
          </table:table-cell>
          <table:table-cell table:formula="of:=ABJAD([.$A685];3;1)" office:value-type="float" office:value="14872" calcext:value-type="float">
            <text:p>148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BRİ</text:p>
          </table:table-cell>
          <table:table-cell table:formula="of:=NUMEROLOG([.$A686];&quot;modern&quot;;&quot;tam&quot;)" office:value-type="float" office:value="22" calcext:value-type="float">
            <text:p>22</text:p>
          </table:table-cell>
          <table:table-cell table:formula="of:=NUMEROLOG([.$A686];&quot;TR&quot;;&quot;tam&quot;)" office:value-type="float" office:value="58" calcext:value-type="float">
            <text:p>58</text:p>
          </table:table-cell>
          <table:table-cell table:formula="of:=ABJAD([.$A686];0;1)" office:value-type="float" office:value="19" calcext:value-type="float">
            <text:p>19</text:p>
          </table:table-cell>
          <table:table-cell table:formula="of:=ABJAD([.$A686];1;1)" office:value-type="float" office:value="523" calcext:value-type="float">
            <text:p>523</text:p>
          </table:table-cell>
          <table:table-cell table:formula="of:=ABJAD([.$A686];2;1)" office:value-type="float" office:value="559" calcext:value-type="float">
            <text:p>559</text:p>
          </table:table-cell>
          <table:table-cell table:formula="of:=ABJAD([.$A686];3;1)" office:value-type="float" office:value="7485" calcext:value-type="float">
            <text:p>74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Dİ</text:p>
          </table:table-cell>
          <table:table-cell table:formula="of:=NUMEROLOG([.$A687];&quot;modern&quot;;&quot;tam&quot;)" office:value-type="float" office:value="15" calcext:value-type="float">
            <text:p>15</text:p>
          </table:table-cell>
          <table:table-cell table:formula="of:=NUMEROLOG([.$A687];&quot;TR&quot;;&quot;tam&quot;)" office:value-type="float" office:value="41" calcext:value-type="float">
            <text:p>41</text:p>
          </table:table-cell>
          <table:table-cell table:formula="of:=ABJAD([.$A687];0;1)" office:value-type="float" office:value="17" calcext:value-type="float">
            <text:p>17</text:p>
          </table:table-cell>
          <table:table-cell table:formula="of:=ABJAD([.$A687];1;1)" office:value-type="float" office:value="425" calcext:value-type="float">
            <text:p>425</text:p>
          </table:table-cell>
          <table:table-cell table:formula="of:=ABJAD([.$A687];2;1)" office:value-type="float" office:value="456" calcext:value-type="float">
            <text:p>456</text:p>
          </table:table-cell>
          <table:table-cell table:formula="of:=ABJAD([.$A687];3;1)" office:value-type="float" office:value="5610" calcext:value-type="float">
            <text:p>56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DİYE</text:p>
          </table:table-cell>
          <table:table-cell table:formula="of:=NUMEROLOG([.$A688];&quot;modern&quot;;&quot;tam&quot;)" office:value-type="float" office:value="27" calcext:value-type="float">
            <text:p>27</text:p>
          </table:table-cell>
          <table:table-cell table:formula="of:=NUMEROLOG([.$A688];&quot;TR&quot;;&quot;tam&quot;)" office:value-type="float" office:value="75" calcext:value-type="float">
            <text:p>75</text:p>
          </table:table-cell>
          <table:table-cell table:formula="of:=ABJAD([.$A688];0;1)" office:value-type="float" office:value="22" calcext:value-type="float">
            <text:p>22</text:p>
          </table:table-cell>
          <table:table-cell table:formula="of:=ABJAD([.$A688];1;1)" office:value-type="float" office:value="1330" calcext:value-type="float">
            <text:p>1330</text:p>
          </table:table-cell>
          <table:table-cell table:formula="of:=ABJAD([.$A688];2;1)" office:value-type="float" office:value="1371" calcext:value-type="float">
            <text:p>1371</text:p>
          </table:table-cell>
          <table:table-cell table:formula="of:=ABJAD([.$A688];3;1)" office:value-type="float" office:value="10341" calcext:value-type="float">
            <text:p>10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FAK</text:p>
          </table:table-cell>
          <table:table-cell table:formula="of:=NUMEROLOG([.$A689];&quot;modern&quot;;&quot;tam&quot;)" office:value-type="float" office:value="11" calcext:value-type="float">
            <text:p>11</text:p>
          </table:table-cell>
          <table:table-cell table:formula="of:=NUMEROLOG([.$A689];&quot;TR&quot;;&quot;tam&quot;)" office:value-type="float" office:value="46" calcext:value-type="float">
            <text:p>46</text:p>
          </table:table-cell>
          <table:table-cell table:formula="of:=ABJAD([.$A689];0;1)" office:value-type="float" office:value="16" calcext:value-type="float">
            <text:p>16</text:p>
          </table:table-cell>
          <table:table-cell table:formula="of:=ABJAD([.$A689];1;1)" office:value-type="float" office:value="448" calcext:value-type="float">
            <text:p>448</text:p>
          </table:table-cell>
          <table:table-cell table:formula="of:=ABJAD([.$A689];2;1)" office:value-type="float" office:value="465" calcext:value-type="float">
            <text:p>465</text:p>
          </table:table-cell>
          <table:table-cell table:formula="of:=ABJAD([.$A689];3;1)" office:value-type="float" office:value="4689" calcext:value-type="float">
            <text:p>46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ABETTİN</text:p>
          </table:table-cell>
          <table:table-cell table:formula="of:=NUMEROLOG([.$A690];&quot;modern&quot;;&quot;tam&quot;)" office:value-type="float" office:value="36" calcext:value-type="float">
            <text:p>36</text:p>
          </table:table-cell>
          <table:table-cell table:formula="of:=NUMEROLOG([.$A690];&quot;TR&quot;;&quot;tam&quot;)" office:value-type="float" office:value="120" calcext:value-type="float">
            <text:p>120</text:p>
          </table:table-cell>
          <table:table-cell table:formula="of:=ABJAD([.$A690];0;1)" office:value-type="float" office:value="56" calcext:value-type="float">
            <text:p>56</text:p>
          </table:table-cell>
          <table:table-cell table:formula="of:=ABJAD([.$A690];1;1)" office:value-type="float" office:value="1508" calcext:value-type="float">
            <text:p>1508</text:p>
          </table:table-cell>
          <table:table-cell table:formula="of:=ABJAD([.$A690];2;1)" office:value-type="float" office:value="1565" calcext:value-type="float">
            <text:p>1565</text:p>
          </table:table-cell>
          <table:table-cell table:formula="of:=ABJAD([.$A690];3;1)" office:value-type="float" office:value="15148" calcext:value-type="float">
            <text:p>151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İKA</text:p>
          </table:table-cell>
          <table:table-cell table:formula="of:=NUMEROLOG([.$A691];&quot;modern&quot;;&quot;tam&quot;)" office:value-type="float" office:value="22" calcext:value-type="float">
            <text:p>22</text:p>
          </table:table-cell>
          <table:table-cell table:formula="of:=NUMEROLOG([.$A691];&quot;TR&quot;;&quot;tam&quot;)" office:value-type="float" office:value="61" calcext:value-type="float">
            <text:p>61</text:p>
          </table:table-cell>
          <table:table-cell table:formula="of:=ABJAD([.$A691];0;1)" office:value-type="float" office:value="27" calcext:value-type="float">
            <text:p>27</text:p>
          </table:table-cell>
          <table:table-cell table:formula="of:=ABJAD([.$A691];1;1)" office:value-type="float" office:value="471" calcext:value-type="float">
            <text:p>471</text:p>
          </table:table-cell>
          <table:table-cell table:formula="of:=ABJAD([.$A691];2;1)" office:value-type="float" office:value="508" calcext:value-type="float">
            <text:p>508</text:p>
          </table:table-cell>
          <table:table-cell table:formula="of:=ABJAD([.$A691];3;1)" office:value-type="float" office:value="7052" calcext:value-type="float">
            <text:p>70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İN</text:p>
          </table:table-cell>
          <table:table-cell table:formula="of:=NUMEROLOG([.$A692];&quot;modern&quot;;&quot;tam&quot;)" office:value-type="float" office:value="24" calcext:value-type="float">
            <text:p>24</text:p>
          </table:table-cell>
          <table:table-cell table:formula="of:=NUMEROLOG([.$A692];&quot;TR&quot;;&quot;tam&quot;)" office:value-type="float" office:value="63" calcext:value-type="float">
            <text:p>63</text:p>
          </table:table-cell>
          <table:table-cell table:formula="of:=ABJAD([.$A692];0;1)" office:value-type="float" office:value="32" calcext:value-type="float">
            <text:p>32</text:p>
          </table:table-cell>
          <table:table-cell table:formula="of:=ABJAD([.$A692];1;1)" office:value-type="float" office:value="500" calcext:value-type="float">
            <text:p>500</text:p>
          </table:table-cell>
          <table:table-cell table:formula="of:=ABJAD([.$A692];2;1)" office:value-type="float" office:value="536" calcext:value-type="float">
            <text:p>536</text:p>
          </table:table-cell>
          <table:table-cell table:formula="of:=ABJAD([.$A692];3;1)" office:value-type="float" office:value="8425" calcext:value-type="float">
            <text:p>84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AHİNDE</text:p>
          </table:table-cell>
          <table:table-cell table:formula="of:=NUMEROLOG([.$A693];&quot;modern&quot;;&quot;tam&quot;)" office:value-type="float" office:value="33" calcext:value-type="float">
            <text:p>33</text:p>
          </table:table-cell>
          <table:table-cell table:formula="of:=NUMEROLOG([.$A693];&quot;TR&quot;;&quot;tam&quot;)" office:value-type="float" office:value="74" calcext:value-type="float">
            <text:p>74</text:p>
          </table:table-cell>
          <table:table-cell table:formula="of:=ABJAD([.$A693];0;1)" office:value-type="float" office:value="41" calcext:value-type="float">
            <text:p>41</text:p>
          </table:table-cell>
          <table:table-cell table:formula="of:=ABJAD([.$A693];1;1)" office:value-type="float" office:value="509" calcext:value-type="float">
            <text:p>509</text:p>
          </table:table-cell>
          <table:table-cell table:formula="of:=ABJAD([.$A693];2;1)" office:value-type="float" office:value="555" calcext:value-type="float">
            <text:p>555</text:p>
          </table:table-cell>
          <table:table-cell table:formula="of:=ABJAD([.$A693];3;1)" office:value-type="float" office:value="9626" calcext:value-type="float">
            <text:p>96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İD</text:p>
          </table:table-cell>
          <table:table-cell table:formula="of:=NUMEROLOG([.$A694];&quot;modern&quot;;&quot;tam&quot;)" office:value-type="float" office:value="15" calcext:value-type="float">
            <text:p>15</text:p>
          </table:table-cell>
          <table:table-cell table:formula="of:=NUMEROLOG([.$A694];&quot;TR&quot;;&quot;tam&quot;)" office:value-type="float" office:value="40" calcext:value-type="float">
            <text:p>40</text:p>
          </table:table-cell>
          <table:table-cell table:formula="of:=ABJAD([.$A694];0;1)" office:value-type="float" office:value="13" calcext:value-type="float">
            <text:p>13</text:p>
          </table:table-cell>
          <table:table-cell table:formula="of:=ABJAD([.$A694];1;1)" office:value-type="float" office:value="325" calcext:value-type="float">
            <text:p>325</text:p>
          </table:table-cell>
          <table:table-cell table:formula="of:=ABJAD([.$A694];2;1)" office:value-type="float" office:value="356" calcext:value-type="float">
            <text:p>356</text:p>
          </table:table-cell>
          <table:table-cell table:formula="of:=ABJAD([.$A694];3;1)" office:value-type="float" office:value="5519" calcext:value-type="float">
            <text:p>55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İP</text:p>
          </table:table-cell>
          <table:table-cell table:formula="of:=NUMEROLOG([.$A695];&quot;modern&quot;;&quot;tam&quot;)" office:value-type="float" office:value="18" calcext:value-type="float">
            <text:p>18</text:p>
          </table:table-cell>
          <table:table-cell table:formula="of:=NUMEROLOG([.$A695];&quot;TR&quot;;&quot;tam&quot;)" office:value-type="float" office:value="55" calcext:value-type="float">
            <text:p>55</text:p>
          </table:table-cell>
          <table:table-cell table:formula="of:=ABJAD([.$A695];0;1)" office:value-type="float" office:value="13" calcext:value-type="float">
            <text:p>13</text:p>
          </table:table-cell>
          <table:table-cell table:formula="of:=ABJAD([.$A695];1;1)" office:value-type="float" office:value="421" calcext:value-type="float">
            <text:p>421</text:p>
          </table:table-cell>
          <table:table-cell table:formula="of:=ABJAD([.$A695];2;1)" office:value-type="float" office:value="452" calcext:value-type="float">
            <text:p>452</text:p>
          </table:table-cell>
          <table:table-cell table:formula="of:=ABJAD([.$A695];3;1)" office:value-type="float" office:value="7325" calcext:value-type="float">
            <text:p>73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İH</text:p>
          </table:table-cell>
          <table:table-cell table:formula="of:=NUMEROLOG([.$A696];&quot;modern&quot;;&quot;tam&quot;)" office:value-type="float" office:value="22" calcext:value-type="float">
            <text:p>22</text:p>
          </table:table-cell>
          <table:table-cell table:formula="of:=NUMEROLOG([.$A696];&quot;TR&quot;;&quot;tam&quot;)" office:value-type="float" office:value="60" calcext:value-type="float">
            <text:p>60</text:p>
          </table:table-cell>
          <table:table-cell table:formula="of:=ABJAD([.$A696];0;1)" office:value-type="float" office:value="20" calcext:value-type="float">
            <text:p>20</text:p>
          </table:table-cell>
          <table:table-cell table:formula="of:=ABJAD([.$A696];1;1)" office:value-type="float" office:value="380" calcext:value-type="float">
            <text:p>380</text:p>
          </table:table-cell>
          <table:table-cell table:formula="of:=ABJAD([.$A696];2;1)" office:value-type="float" office:value="416" calcext:value-type="float">
            <text:p>416</text:p>
          </table:table-cell>
          <table:table-cell table:formula="of:=ABJAD([.$A696];3;1)" office:value-type="float" office:value="6574" calcext:value-type="float">
            <text:p>65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İHA</text:p>
          </table:table-cell>
          <table:table-cell table:formula="of:=NUMEROLOG([.$A697];&quot;modern&quot;;&quot;tam&quot;)" office:value-type="float" office:value="23" calcext:value-type="float">
            <text:p>23</text:p>
          </table:table-cell>
          <table:table-cell table:formula="of:=NUMEROLOG([.$A697];&quot;TR&quot;;&quot;tam&quot;)" office:value-type="float" office:value="61" calcext:value-type="float">
            <text:p>61</text:p>
          </table:table-cell>
          <table:table-cell table:formula="of:=ABJAD([.$A697];0;1)" office:value-type="float" office:value="21" calcext:value-type="float">
            <text:p>21</text:p>
          </table:table-cell>
          <table:table-cell table:formula="of:=ABJAD([.$A697];1;1)" office:value-type="float" office:value="381" calcext:value-type="float">
            <text:p>381</text:p>
          </table:table-cell>
          <table:table-cell table:formula="of:=ABJAD([.$A697];2;1)" office:value-type="float" office:value="418" calcext:value-type="float">
            <text:p>418</text:p>
          </table:table-cell>
          <table:table-cell table:formula="of:=ABJAD([.$A697];3;1)" office:value-type="float" office:value="6796" calcext:value-type="float">
            <text:p>67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İM</text:p>
          </table:table-cell>
          <table:table-cell table:formula="of:=NUMEROLOG([.$A698];&quot;modern&quot;;&quot;tam&quot;)" office:value-type="float" office:value="18" calcext:value-type="float">
            <text:p>18</text:p>
          </table:table-cell>
          <table:table-cell table:formula="of:=NUMEROLOG([.$A698];&quot;TR&quot;;&quot;tam&quot;)" office:value-type="float" office:value="66" calcext:value-type="float">
            <text:p>66</text:p>
          </table:table-cell>
          <table:table-cell table:formula="of:=ABJAD([.$A698];0;1)" office:value-type="float" office:value="11" calcext:value-type="float">
            <text:p>11</text:p>
          </table:table-cell>
          <table:table-cell table:formula="of:=ABJAD([.$A698];1;1)" office:value-type="float" office:value="431" calcext:value-type="float">
            <text:p>431</text:p>
          </table:table-cell>
          <table:table-cell table:formula="of:=ABJAD([.$A698];2;1)" office:value-type="float" office:value="467" calcext:value-type="float">
            <text:p>467</text:p>
          </table:table-cell>
          <table:table-cell table:formula="of:=ABJAD([.$A698];3;1)" office:value-type="float" office:value="5871" calcext:value-type="float">
            <text:p>58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MAN</text:p>
          </table:table-cell>
          <table:table-cell table:formula="of:=NUMEROLOG([.$A699];&quot;modern&quot;;&quot;tam&quot;)" office:value-type="float" office:value="15" calcext:value-type="float">
            <text:p>15</text:p>
          </table:table-cell>
          <table:table-cell table:formula="of:=NUMEROLOG([.$A699];&quot;TR&quot;;&quot;tam&quot;)" office:value-type="float" office:value="72" calcext:value-type="float">
            <text:p>72</text:p>
          </table:table-cell>
          <table:table-cell table:formula="of:=ABJAD([.$A699];0;1)" office:value-type="float" office:value="14" calcext:value-type="float">
            <text:p>14</text:p>
          </table:table-cell>
          <table:table-cell table:formula="of:=ABJAD([.$A699];1;1)" office:value-type="float" office:value="482" calcext:value-type="float">
            <text:p>482</text:p>
          </table:table-cell>
          <table:table-cell table:formula="of:=ABJAD([.$A699];2;1)" office:value-type="float" office:value="504" calcext:value-type="float">
            <text:p>504</text:p>
          </table:table-cell>
          <table:table-cell table:formula="of:=ABJAD([.$A699];3;1)" office:value-type="float" office:value="6778" calcext:value-type="float">
            <text:p>67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MET</text:p>
          </table:table-cell>
          <table:table-cell table:formula="of:=NUMEROLOG([.$A700];&quot;modern&quot;;&quot;tam&quot;)" office:value-type="float" office:value="13" calcext:value-type="float">
            <text:p>13</text:p>
          </table:table-cell>
          <table:table-cell table:formula="of:=NUMEROLOG([.$A700];&quot;TR&quot;;&quot;tam&quot;)" office:value-type="float" office:value="69" calcext:value-type="float">
            <text:p>69</text:p>
          </table:table-cell>
          <table:table-cell table:formula="of:=ABJAD([.$A700];0;1)" office:value-type="float" office:value="14" calcext:value-type="float">
            <text:p>14</text:p>
          </table:table-cell>
          <table:table-cell table:formula="of:=ABJAD([.$A700];1;1)" office:value-type="float" office:value="866" calcext:value-type="float">
            <text:p>866</text:p>
          </table:table-cell>
          <table:table-cell table:formula="of:=ABJAD([.$A700];2;1)" office:value-type="float" office:value="887" calcext:value-type="float">
            <text:p>887</text:p>
          </table:table-cell>
          <table:table-cell table:formula="of:=ABJAD([.$A700];3;1)" office:value-type="float" office:value="7960" calcext:value-type="float">
            <text:p>79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Mİ</text:p>
          </table:table-cell>
          <table:table-cell table:formula="of:=NUMEROLOG([.$A701];&quot;modern&quot;;&quot;tam&quot;)" office:value-type="float" office:value="15" calcext:value-type="float">
            <text:p>15</text:p>
          </table:table-cell>
          <table:table-cell table:formula="of:=NUMEROLOG([.$A701];&quot;TR&quot;;&quot;tam&quot;)" office:value-type="float" office:value="51" calcext:value-type="float">
            <text:p>51</text:p>
          </table:table-cell>
          <table:table-cell table:formula="of:=ABJAD([.$A701];0;1)" office:value-type="float" office:value="9" calcext:value-type="float">
            <text:p>9</text:p>
          </table:table-cell>
          <table:table-cell table:formula="of:=ABJAD([.$A701];1;1)" office:value-type="float" office:value="381" calcext:value-type="float">
            <text:p>381</text:p>
          </table:table-cell>
          <table:table-cell table:formula="of:=ABJAD([.$A701];2;1)" office:value-type="float" office:value="412" calcext:value-type="float">
            <text:p>412</text:p>
          </table:table-cell>
          <table:table-cell table:formula="of:=ABJAD([.$A701];3;1)" office:value-type="float" office:value="5746" calcext:value-type="float">
            <text:p>57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NCAR</text:p>
          </table:table-cell>
          <table:table-cell table:formula="of:=NUMEROLOG([.$A702];&quot;modern&quot;;&quot;tam&quot;)" office:value-type="float" office:value="20" calcext:value-type="float">
            <text:p>20</text:p>
          </table:table-cell>
          <table:table-cell table:formula="of:=NUMEROLOG([.$A702];&quot;TR&quot;;&quot;tam&quot;)" office:value-type="float" office:value="65" calcext:value-type="float">
            <text:p>65</text:p>
          </table:table-cell>
          <table:table-cell table:formula="of:=ABJAD([.$A702];0;1)" office:value-type="float" office:value="23" calcext:value-type="float">
            <text:p>23</text:p>
          </table:table-cell>
          <table:table-cell table:formula="of:=ABJAD([.$A702];1;1)" office:value-type="float" office:value="575" calcext:value-type="float">
            <text:p>575</text:p>
          </table:table-cell>
          <table:table-cell table:formula="of:=ABJAD([.$A702];2;1)" office:value-type="float" office:value="597" calcext:value-type="float">
            <text:p>597</text:p>
          </table:table-cell>
          <table:table-cell table:formula="of:=ABJAD([.$A702];3;1)" office:value-type="float" office:value="9015" calcext:value-type="float">
            <text:p>9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NEM</text:p>
          </table:table-cell>
          <table:table-cell table:formula="of:=NUMEROLOG([.$A703];&quot;modern&quot;;&quot;tam&quot;)" office:value-type="float" office:value="16" calcext:value-type="float">
            <text:p>16</text:p>
          </table:table-cell>
          <table:table-cell table:formula="of:=NUMEROLOG([.$A703];&quot;TR&quot;;&quot;tam&quot;)" office:value-type="float" office:value="62" calcext:value-type="float">
            <text:p>62</text:p>
          </table:table-cell>
          <table:table-cell table:formula="of:=ABJAD([.$A703];0;1)" office:value-type="float" office:value="16" calcext:value-type="float">
            <text:p>16</text:p>
          </table:table-cell>
          <table:table-cell table:formula="of:=ABJAD([.$A703];1;1)" office:value-type="float" office:value="436" calcext:value-type="float">
            <text:p>436</text:p>
          </table:table-cell>
          <table:table-cell table:formula="of:=ABJAD([.$A703];2;1)" office:value-type="float" office:value="457" calcext:value-type="float">
            <text:p>457</text:p>
          </table:table-cell>
          <table:table-cell table:formula="of:=ABJAD([.$A703];3;1)" office:value-type="float" office:value="6838" calcext:value-type="float">
            <text:p>68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E</text:p>
          </table:table-cell>
          <table:table-cell table:formula="of:=NUMEROLOG([.$A704];&quot;modern&quot;;&quot;tam&quot;)" office:value-type="float" office:value="16" calcext:value-type="float">
            <text:p>16</text:p>
          </table:table-cell>
          <table:table-cell table:formula="of:=NUMEROLOG([.$A704];&quot;TR&quot;;&quot;tam&quot;)" office:value-type="float" office:value="50" calcext:value-type="float">
            <text:p>50</text:p>
          </table:table-cell>
          <table:table-cell table:formula="of:=ABJAD([.$A704];0;1)" office:value-type="float" office:value="14" calcext:value-type="float">
            <text:p>14</text:p>
          </table:table-cell>
          <table:table-cell table:formula="of:=ABJAD([.$A704];1;1)" office:value-type="float" office:value="506" calcext:value-type="float">
            <text:p>506</text:p>
          </table:table-cell>
          <table:table-cell table:formula="of:=ABJAD([.$A704];2;1)" office:value-type="float" office:value="522" calcext:value-type="float">
            <text:p>522</text:p>
          </table:table-cell>
          <table:table-cell table:formula="of:=ABJAD([.$A704];3;1)" office:value-type="float" office:value="6612" calcext:value-type="float">
            <text:p>66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VAŞ</text:p>
          </table:table-cell>
          <table:table-cell table:formula="of:=NUMEROLOG([.$A705];&quot;modern&quot;;&quot;tam&quot;)" office:value-type="float" office:value="8" calcext:value-type="float">
            <text:p>8</text:p>
          </table:table-cell>
          <table:table-cell table:formula="of:=NUMEROLOG([.$A705];&quot;TR&quot;;&quot;tam&quot;)" office:value-type="float" office:value="74" calcext:value-type="float">
            <text:p>74</text:p>
          </table:table-cell>
          <table:table-cell table:formula="of:=ABJAD([.$A705];0;1)" office:value-type="float" office:value="14" calcext:value-type="float">
            <text:p>14</text:p>
          </table:table-cell>
          <table:table-cell table:formula="of:=ABJAD([.$A705];1;1)" office:value-type="float" office:value="1502" calcext:value-type="float">
            <text:p>1502</text:p>
          </table:table-cell>
          <table:table-cell table:formula="of:=ABJAD([.$A705];2;1)" office:value-type="float" office:value="1519" calcext:value-type="float">
            <text:p>1519</text:p>
          </table:table-cell>
          <table:table-cell table:formula="of:=ABJAD([.$A705];3;1)" office:value-type="float" office:value="11106" calcext:value-type="float">
            <text:p>111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YGIN</text:p>
          </table:table-cell>
          <table:table-cell table:formula="of:=NUMEROLOG([.$A706];&quot;modern&quot;;&quot;tam&quot;)" office:value-type="float" office:value="30" calcext:value-type="float">
            <text:p>30</text:p>
          </table:table-cell>
          <table:table-cell table:formula="of:=NUMEROLOG([.$A706];&quot;TR&quot;;&quot;tam&quot;)" office:value-type="float" office:value="87" calcext:value-type="float">
            <text:p>87</text:p>
          </table:table-cell>
          <table:table-cell table:formula="of:=ABJAD([.$A706];0;1)" office:value-type="float" office:value="28" calcext:value-type="float">
            <text:p>28</text:p>
          </table:table-cell>
          <table:table-cell table:formula="of:=ABJAD([.$A706];1;1)" office:value-type="float" office:value="1288" calcext:value-type="float">
            <text:p>1288</text:p>
          </table:table-cell>
          <table:table-cell table:formula="of:=ABJAD([.$A706];2;1)" office:value-type="float" office:value="1319" calcext:value-type="float">
            <text:p>1319</text:p>
          </table:table-cell>
          <table:table-cell table:formula="of:=ABJAD([.$A706];3;1)" office:value-type="float" office:value="10813" calcext:value-type="float">
            <text:p>108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BAHAT</text:p>
          </table:table-cell>
          <table:table-cell table:formula="of:=NUMEROLOG([.$A707];&quot;modern&quot;;&quot;tam&quot;)" office:value-type="float" office:value="20" calcext:value-type="float">
            <text:p>20</text:p>
          </table:table-cell>
          <table:table-cell table:formula="of:=NUMEROLOG([.$A707];&quot;TR&quot;;&quot;tam&quot;)" office:value-type="float" office:value="66" calcext:value-type="float">
            <text:p>66</text:p>
          </table:table-cell>
          <table:table-cell table:formula="of:=ABJAD([.$A707];0;1)" office:value-type="float" office:value="26" calcext:value-type="float">
            <text:p>26</text:p>
          </table:table-cell>
          <table:table-cell table:formula="of:=ABJAD([.$A707];1;1)" office:value-type="float" office:value="818" calcext:value-type="float">
            <text:p>818</text:p>
          </table:table-cell>
          <table:table-cell table:formula="of:=ABJAD([.$A707];2;1)" office:value-type="float" office:value="845" calcext:value-type="float">
            <text:p>845</text:p>
          </table:table-cell>
          <table:table-cell table:formula="of:=ABJAD([.$A707];3;1)" office:value-type="float" office:value="8965" calcext:value-type="float">
            <text:p>89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BİHA</text:p>
          </table:table-cell>
          <table:table-cell table:formula="of:=NUMEROLOG([.$A708];&quot;modern&quot;;&quot;tam&quot;)" office:value-type="float" office:value="26" calcext:value-type="float">
            <text:p>26</text:p>
          </table:table-cell>
          <table:table-cell table:formula="of:=NUMEROLOG([.$A708];&quot;TR&quot;;&quot;tam&quot;)" office:value-type="float" office:value="53" calcext:value-type="float">
            <text:p>53</text:p>
          </table:table-cell>
          <table:table-cell table:formula="of:=ABJAD([.$A708];0;1)" office:value-type="float" office:value="25" calcext:value-type="float">
            <text:p>25</text:p>
          </table:table-cell>
          <table:table-cell table:formula="of:=ABJAD([.$A708];1;1)" office:value-type="float" office:value="337" calcext:value-type="float">
            <text:p>337</text:p>
          </table:table-cell>
          <table:table-cell table:formula="of:=ABJAD([.$A708];2;1)" office:value-type="float" office:value="378" calcext:value-type="float">
            <text:p>378</text:p>
          </table:table-cell>
          <table:table-cell table:formula="of:=ABJAD([.$A708];3;1)" office:value-type="float" office:value="6936" calcext:value-type="float">
            <text:p>6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BNEM</text:p>
          </table:table-cell>
          <table:table-cell table:formula="of:=NUMEROLOG([.$A709];&quot;modern&quot;;&quot;tam&quot;)" office:value-type="float" office:value="22" calcext:value-type="float">
            <text:p>22</text:p>
          </table:table-cell>
          <table:table-cell table:formula="of:=NUMEROLOG([.$A709];&quot;TR&quot;;&quot;tam&quot;)" office:value-type="float" office:value="70" calcext:value-type="float">
            <text:p>70</text:p>
          </table:table-cell>
          <table:table-cell table:formula="of:=ABJAD([.$A709];0;1)" office:value-type="float" office:value="26" calcext:value-type="float">
            <text:p>26</text:p>
          </table:table-cell>
          <table:table-cell table:formula="of:=ABJAD([.$A709];1;1)" office:value-type="float" office:value="542" calcext:value-type="float">
            <text:p>542</text:p>
          </table:table-cell>
          <table:table-cell table:formula="of:=ABJAD([.$A709];2;1)" office:value-type="float" office:value="572" calcext:value-type="float">
            <text:p>572</text:p>
          </table:table-cell>
          <table:table-cell table:formula="of:=ABJAD([.$A709];3;1)" office:value-type="float" office:value="7194" calcext:value-type="float">
            <text:p>71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ÇİL</text:p>
          </table:table-cell>
          <table:table-cell table:formula="of:=NUMEROLOG([.$A710];&quot;modern&quot;;&quot;tam&quot;)" office:value-type="float" office:value="21" calcext:value-type="float">
            <text:p>21</text:p>
          </table:table-cell>
          <table:table-cell table:formula="of:=NUMEROLOG([.$A710];&quot;TR&quot;;&quot;tam&quot;)" office:value-type="float" office:value="59" calcext:value-type="float">
            <text:p>59</text:p>
          </table:table-cell>
          <table:table-cell table:formula="of:=ABJAD([.$A710];0;1)" office:value-type="float" office:value="18" calcext:value-type="float">
            <text:p>18</text:p>
          </table:table-cell>
          <table:table-cell table:formula="of:=ABJAD([.$A710];1;1)" office:value-type="float" office:value="378" calcext:value-type="float">
            <text:p>378</text:p>
          </table:table-cell>
          <table:table-cell table:formula="of:=ABJAD([.$A710];2;1)" office:value-type="float" office:value="418" calcext:value-type="float">
            <text:p>418</text:p>
          </table:table-cell>
          <table:table-cell table:formula="of:=ABJAD([.$A710];3;1)" office:value-type="float" office:value="5738" calcext:value-type="float">
            <text:p>57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ÇKİN</text:p>
          </table:table-cell>
          <table:table-cell table:formula="of:=NUMEROLOG([.$A711];&quot;modern&quot;;&quot;tam&quot;)" office:value-type="float" office:value="25" calcext:value-type="float">
            <text:p>25</text:p>
          </table:table-cell>
          <table:table-cell table:formula="of:=NUMEROLOG([.$A711];&quot;TR&quot;;&quot;tam&quot;)" office:value-type="float" office:value="75" calcext:value-type="float">
            <text:p>75</text:p>
          </table:table-cell>
          <table:table-cell table:formula="of:=ABJAD([.$A711];0;1)" office:value-type="float" office:value="30" calcext:value-type="float">
            <text:p>30</text:p>
          </table:table-cell>
          <table:table-cell table:formula="of:=ABJAD([.$A711];1;1)" office:value-type="float" office:value="438" calcext:value-type="float">
            <text:p>438</text:p>
          </table:table-cell>
          <table:table-cell table:formula="of:=ABJAD([.$A711];2;1)" office:value-type="float" office:value="483" calcext:value-type="float">
            <text:p>483</text:p>
          </table:table-cell>
          <table:table-cell table:formula="of:=ABJAD([.$A711];3;1)" office:value-type="float" office:value="7788" calcext:value-type="float">
            <text:p>77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DA</text:p>
          </table:table-cell>
          <table:table-cell table:formula="of:=NUMEROLOG([.$A712];&quot;modern&quot;;&quot;tam&quot;)" office:value-type="float" office:value="11" calcext:value-type="float">
            <text:p>11</text:p>
          </table:table-cell>
          <table:table-cell table:formula="of:=NUMEROLOG([.$A712];&quot;TR&quot;;&quot;tam&quot;)" office:value-type="float" office:value="34" calcext:value-type="float">
            <text:p>34</text:p>
          </table:table-cell>
          <table:table-cell table:formula="of:=ABJAD([.$A712];0;1)" office:value-type="float" office:value="10" calcext:value-type="float">
            <text:p>10</text:p>
          </table:table-cell>
          <table:table-cell table:formula="of:=ABJAD([.$A712];1;1)" office:value-type="float" office:value="310" calcext:value-type="float">
            <text:p>310</text:p>
          </table:table-cell>
          <table:table-cell table:formula="of:=ABJAD([.$A712];2;1)" office:value-type="float" office:value="326" calcext:value-type="float">
            <text:p>326</text:p>
          </table:table-cell>
          <table:table-cell table:formula="of:=ABJAD([.$A712];3;1)" office:value-type="float" office:value="4726" calcext:value-type="float">
            <text:p>47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DAT</text:p>
          </table:table-cell>
          <table:table-cell table:formula="of:=NUMEROLOG([.$A713];&quot;modern&quot;;&quot;tam&quot;)" office:value-type="float" office:value="13" calcext:value-type="float">
            <text:p>13</text:p>
          </table:table-cell>
          <table:table-cell table:formula="of:=NUMEROLOG([.$A713];&quot;TR&quot;;&quot;tam&quot;)" office:value-type="float" office:value="58" calcext:value-type="float">
            <text:p>58</text:p>
          </table:table-cell>
          <table:table-cell table:formula="of:=ABJAD([.$A713];0;1)" office:value-type="float" office:value="18" calcext:value-type="float">
            <text:p>18</text:p>
          </table:table-cell>
          <table:table-cell table:formula="of:=ABJAD([.$A713];1;1)" office:value-type="float" office:value="810" calcext:value-type="float">
            <text:p>810</text:p>
          </table:table-cell>
          <table:table-cell table:formula="of:=ABJAD([.$A713];2;1)" office:value-type="float" office:value="831" calcext:value-type="float">
            <text:p>831</text:p>
          </table:table-cell>
          <table:table-cell table:formula="of:=ABJAD([.$A713];3;1)" office:value-type="float" office:value="7733" calcext:value-type="float">
            <text:p>77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DEF</text:p>
          </table:table-cell>
          <table:table-cell table:formula="of:=NUMEROLOG([.$A714];&quot;modern&quot;;&quot;tam&quot;)" office:value-type="float" office:value="21" calcext:value-type="float">
            <text:p>21</text:p>
          </table:table-cell>
          <table:table-cell table:formula="of:=NUMEROLOG([.$A714];&quot;TR&quot;;&quot;tam&quot;)" office:value-type="float" office:value="46" calcext:value-type="float">
            <text:p>46</text:p>
          </table:table-cell>
          <table:table-cell table:formula="of:=ABJAD([.$A714];0;1)" office:value-type="float" office:value="20" calcext:value-type="float">
            <text:p>20</text:p>
          </table:table-cell>
          <table:table-cell table:formula="of:=ABJAD([.$A714];1;1)" office:value-type="float" office:value="320" calcext:value-type="float">
            <text:p>320</text:p>
          </table:table-cell>
          <table:table-cell table:formula="of:=ABJAD([.$A714];2;1)" office:value-type="float" office:value="345" calcext:value-type="float">
            <text:p>345</text:p>
          </table:table-cell>
          <table:table-cell table:formula="of:=ABJAD([.$A714];3;1)" office:value-type="float" office:value="5472" calcext:value-type="float">
            <text:p>54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FA</text:p>
          </table:table-cell>
          <table:table-cell table:formula="of:=NUMEROLOG([.$A715];&quot;modern&quot;;&quot;tam&quot;)" office:value-type="float" office:value="13" calcext:value-type="float">
            <text:p>13</text:p>
          </table:table-cell>
          <table:table-cell table:formula="of:=NUMEROLOG([.$A715];&quot;TR&quot;;&quot;tam&quot;)" office:value-type="float" office:value="36" calcext:value-type="float">
            <text:p>36</text:p>
          </table:table-cell>
          <table:table-cell table:formula="of:=ABJAD([.$A715];0;1)" office:value-type="float" office:value="12" calcext:value-type="float">
            <text:p>12</text:p>
          </table:table-cell>
          <table:table-cell table:formula="of:=ABJAD([.$A715];1;1)" office:value-type="float" office:value="312" calcext:value-type="float">
            <text:p>312</text:p>
          </table:table-cell>
          <table:table-cell table:formula="of:=ABJAD([.$A715];2;1)" office:value-type="float" office:value="328" calcext:value-type="float">
            <text:p>328</text:p>
          </table:table-cell>
          <table:table-cell table:formula="of:=ABJAD([.$A715];3;1)" office:value-type="float" office:value="4493" calcext:value-type="float">
            <text:p>44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HER</text:p>
          </table:table-cell>
          <table:table-cell table:formula="of:=NUMEROLOG([.$A716];&quot;modern&quot;;&quot;tam&quot;)" office:value-type="float" office:value="28" calcext:value-type="float">
            <text:p>28</text:p>
          </table:table-cell>
          <table:table-cell table:formula="of:=NUMEROLOG([.$A716];&quot;TR&quot;;&quot;tam&quot;)" office:value-type="float" office:value="65" calcext:value-type="float">
            <text:p>65</text:p>
          </table:table-cell>
          <table:table-cell table:formula="of:=ABJAD([.$A716];0;1)" office:value-type="float" office:value="27" calcext:value-type="float">
            <text:p>27</text:p>
          </table:table-cell>
          <table:table-cell table:formula="of:=ABJAD([.$A716];1;1)" office:value-type="float" office:value="519" calcext:value-type="float">
            <text:p>519</text:p>
          </table:table-cell>
          <table:table-cell table:formula="of:=ABJAD([.$A716];2;1)" office:value-type="float" office:value="544" calcext:value-type="float">
            <text:p>544</text:p>
          </table:table-cell>
          <table:table-cell table:formula="of:=ABJAD([.$A716];3;1)" office:value-type="float" office:value="8521" calcext:value-type="float">
            <text:p>85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HMUS</text:p>
          </table:table-cell>
          <table:table-cell table:formula="of:=NUMEROLOG([.$A717];&quot;modern&quot;;&quot;tam&quot;)" office:value-type="float" office:value="22" calcext:value-type="float">
            <text:p>22</text:p>
          </table:table-cell>
          <table:table-cell table:formula="of:=NUMEROLOG([.$A717];&quot;TR&quot;;&quot;tam&quot;)" office:value-type="float" office:value="102" calcext:value-type="float">
            <text:p>102</text:p>
          </table:table-cell>
          <table:table-cell table:formula="of:=ABJAD([.$A717];0;1)" office:value-type="float" office:value="18" calcext:value-type="float">
            <text:p>18</text:p>
          </table:table-cell>
          <table:table-cell table:formula="of:=ABJAD([.$A717];1;1)" office:value-type="float" office:value="1374" calcext:value-type="float">
            <text:p>1374</text:p>
          </table:table-cell>
          <table:table-cell table:formula="of:=ABJAD([.$A717];2;1)" office:value-type="float" office:value="1999" calcext:value-type="float">
            <text:p>1999</text:p>
          </table:table-cell>
          <table:table-cell table:formula="of:=ABJAD([.$A717];3;1)" office:value-type="float" office:value="13010" calcext:value-type="float">
            <text:p>130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AHATTİN</text:p>
          </table:table-cell>
          <table:table-cell table:formula="of:=NUMEROLOG([.$A718];&quot;modern&quot;;&quot;tam&quot;)" office:value-type="float" office:value="37" calcext:value-type="float">
            <text:p>37</text:p>
          </table:table-cell>
          <table:table-cell table:formula="of:=NUMEROLOG([.$A718];&quot;TR&quot;;&quot;tam&quot;)" office:value-type="float" office:value="132" calcext:value-type="float">
            <text:p>132</text:p>
          </table:table-cell>
          <table:table-cell table:formula="of:=ABJAD([.$A718];0;1)" office:value-type="float" office:value="52" calcext:value-type="float">
            <text:p>52</text:p>
          </table:table-cell>
          <table:table-cell table:formula="of:=ABJAD([.$A718];1;1)" office:value-type="float" office:value="1456" calcext:value-type="float">
            <text:p>1456</text:p>
          </table:table-cell>
          <table:table-cell table:formula="of:=ABJAD([.$A718];2;1)" office:value-type="float" office:value="1513" calcext:value-type="float">
            <text:p>1513</text:p>
          </table:table-cell>
          <table:table-cell table:formula="of:=ABJAD([.$A718];3;1)" office:value-type="float" office:value="15102" calcext:value-type="float">
            <text:p>15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AMİ</text:p>
          </table:table-cell>
          <table:table-cell table:formula="of:=NUMEROLOG([.$A719];&quot;modern&quot;;&quot;tam&quot;)" office:value-type="float" office:value="23" calcext:value-type="float">
            <text:p>23</text:p>
          </table:table-cell>
          <table:table-cell table:formula="of:=NUMEROLOG([.$A719];&quot;TR&quot;;&quot;tam&quot;)" office:value-type="float" office:value="72" calcext:value-type="float">
            <text:p>72</text:p>
          </table:table-cell>
          <table:table-cell table:formula="of:=ABJAD([.$A719];0;1)" office:value-type="float" office:value="16" calcext:value-type="float">
            <text:p>16</text:p>
          </table:table-cell>
          <table:table-cell table:formula="of:=ABJAD([.$A719];1;1)" office:value-type="float" office:value="436" calcext:value-type="float">
            <text:p>436</text:p>
          </table:table-cell>
          <table:table-cell table:formula="of:=ABJAD([.$A719];2;1)" office:value-type="float" office:value="477" calcext:value-type="float">
            <text:p>477</text:p>
          </table:table-cell>
          <table:table-cell table:formula="of:=ABJAD([.$A719];3;1)" office:value-type="float" office:value="6278" calcext:value-type="float">
            <text:p>62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CAN</text:p>
          </table:table-cell>
          <table:table-cell table:formula="of:=NUMEROLOG([.$A720];&quot;modern&quot;;&quot;tam&quot;)" office:value-type="float" office:value="18" calcext:value-type="float">
            <text:p>18</text:p>
          </table:table-cell>
          <table:table-cell table:formula="of:=NUMEROLOG([.$A720];&quot;TR&quot;;&quot;tam&quot;)" office:value-type="float" office:value="64" calcext:value-type="float">
            <text:p>64</text:p>
          </table:table-cell>
          <table:table-cell table:formula="of:=ABJAD([.$A720];0;1)" office:value-type="float" office:value="21" calcext:value-type="float">
            <text:p>21</text:p>
          </table:table-cell>
          <table:table-cell table:formula="of:=ABJAD([.$A720];1;1)" office:value-type="float" office:value="429" calcext:value-type="float">
            <text:p>429</text:p>
          </table:table-cell>
          <table:table-cell table:formula="of:=ABJAD([.$A720];2;1)" office:value-type="float" office:value="455" calcext:value-type="float">
            <text:p>455</text:p>
          </table:table-cell>
          <table:table-cell table:formula="of:=ABJAD([.$A720];3;1)" office:value-type="float" office:value="6645" calcext:value-type="float">
            <text:p>66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CEN</text:p>
          </table:table-cell>
          <table:table-cell table:formula="of:=NUMEROLOG([.$A721];&quot;modern&quot;;&quot;tam&quot;)" office:value-type="float" office:value="22" calcext:value-type="float">
            <text:p>22</text:p>
          </table:table-cell>
          <table:table-cell table:formula="of:=NUMEROLOG([.$A721];&quot;TR&quot;;&quot;tam&quot;)" office:value-type="float" office:value="69" calcext:value-type="float">
            <text:p>69</text:p>
          </table:table-cell>
          <table:table-cell table:formula="of:=ABJAD([.$A721];0;1)" office:value-type="float" office:value="25" calcext:value-type="float">
            <text:p>25</text:p>
          </table:table-cell>
          <table:table-cell table:formula="of:=ABJAD([.$A721];1;1)" office:value-type="float" office:value="433" calcext:value-type="float">
            <text:p>433</text:p>
          </table:table-cell>
          <table:table-cell table:formula="of:=ABJAD([.$A721];2;1)" office:value-type="float" office:value="463" calcext:value-type="float">
            <text:p>463</text:p>
          </table:table-cell>
          <table:table-cell table:formula="of:=ABJAD([.$A721];3;1)" office:value-type="float" office:value="6830" calcext:value-type="float">
            <text:p>68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ÇUK</text:p>
          </table:table-cell>
          <table:table-cell table:formula="of:=NUMEROLOG([.$A722];&quot;modern&quot;;&quot;tam&quot;)" office:value-type="float" office:value="17" calcext:value-type="float">
            <text:p>17</text:p>
          </table:table-cell>
          <table:table-cell table:formula="of:=NUMEROLOG([.$A722];&quot;TR&quot;;&quot;tam&quot;)" office:value-type="float" office:value="86" calcext:value-type="float">
            <text:p>86</text:p>
          </table:table-cell>
          <table:table-cell table:formula="of:=ABJAD([.$A722];0;1)" office:value-type="float" office:value="14" calcext:value-type="float">
            <text:p>14</text:p>
          </table:table-cell>
          <table:table-cell table:formula="of:=ABJAD([.$A722];1;1)" office:value-type="float" office:value="998" calcext:value-type="float">
            <text:p>998</text:p>
          </table:table-cell>
          <table:table-cell table:formula="of:=ABJAD([.$A722];2;1)" office:value-type="float" office:value="1623" calcext:value-type="float">
            <text:p>1623</text:p>
          </table:table-cell>
          <table:table-cell table:formula="of:=ABJAD([.$A722];3;1)" office:value-type="float" office:value="7989" calcext:value-type="float">
            <text:p>7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DA</text:p>
          </table:table-cell>
          <table:table-cell table:formula="of:=NUMEROLOG([.$A723];&quot;modern&quot;;&quot;tam&quot;)" office:value-type="float" office:value="14" calcext:value-type="float">
            <text:p>14</text:p>
          </table:table-cell>
          <table:table-cell table:formula="of:=NUMEROLOG([.$A723];&quot;TR&quot;;&quot;tam&quot;)" office:value-type="float" office:value="49" calcext:value-type="float">
            <text:p>49</text:p>
          </table:table-cell>
          <table:table-cell table:formula="of:=ABJAD([.$A723];0;1)" office:value-type="float" office:value="12" calcext:value-type="float">
            <text:p>12</text:p>
          </table:table-cell>
          <table:table-cell table:formula="of:=ABJAD([.$A723];1;1)" office:value-type="float" office:value="360" calcext:value-type="float">
            <text:p>360</text:p>
          </table:table-cell>
          <table:table-cell table:formula="of:=ABJAD([.$A723];2;1)" office:value-type="float" office:value="381" calcext:value-type="float">
            <text:p>381</text:p>
          </table:table-cell>
          <table:table-cell table:formula="of:=ABJAD([.$A723];3;1)" office:value-type="float" office:value="4851" calcext:value-type="float">
            <text:p>48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İM</text:p>
          </table:table-cell>
          <table:table-cell table:formula="of:=NUMEROLOG([.$A724];&quot;modern&quot;;&quot;tam&quot;)" office:value-type="float" office:value="22" calcext:value-type="float">
            <text:p>22</text:p>
          </table:table-cell>
          <table:table-cell table:formula="of:=NUMEROLOG([.$A724];&quot;TR&quot;;&quot;tam&quot;)" office:value-type="float" office:value="71" calcext:value-type="float">
            <text:p>71</text:p>
          </table:table-cell>
          <table:table-cell table:formula="of:=ABJAD([.$A724];0;1)" office:value-type="float" office:value="15" calcext:value-type="float">
            <text:p>15</text:p>
          </table:table-cell>
          <table:table-cell table:formula="of:=ABJAD([.$A724];1;1)" office:value-type="float" office:value="435" calcext:value-type="float">
            <text:p>435</text:p>
          </table:table-cell>
          <table:table-cell table:formula="of:=ABJAD([.$A724];2;1)" office:value-type="float" office:value="475" calcext:value-type="float">
            <text:p>475</text:p>
          </table:table-cell>
          <table:table-cell table:formula="of:=ABJAD([.$A724];3;1)" office:value-type="float" office:value="6056" calcext:value-type="float">
            <text:p>60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İN</text:p>
          </table:table-cell>
          <table:table-cell table:formula="of:=NUMEROLOG([.$A725];&quot;modern&quot;;&quot;tam&quot;)" office:value-type="float" office:value="23" calcext:value-type="float">
            <text:p>23</text:p>
          </table:table-cell>
          <table:table-cell table:formula="of:=NUMEROLOG([.$A725];&quot;TR&quot;;&quot;tam&quot;)" office:value-type="float" office:value="72" calcext:value-type="float">
            <text:p>72</text:p>
          </table:table-cell>
          <table:table-cell table:formula="of:=ABJAD([.$A725];0;1)" office:value-type="float" office:value="25" calcext:value-type="float">
            <text:p>25</text:p>
          </table:table-cell>
          <table:table-cell table:formula="of:=ABJAD([.$A725];1;1)" office:value-type="float" office:value="445" calcext:value-type="float">
            <text:p>445</text:p>
          </table:table-cell>
          <table:table-cell table:formula="of:=ABJAD([.$A725];2;1)" office:value-type="float" office:value="485" calcext:value-type="float">
            <text:p>485</text:p>
          </table:table-cell>
          <table:table-cell table:formula="of:=ABJAD([.$A725];3;1)" office:value-type="float" office:value="6920" calcext:value-type="float">
            <text:p>69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KAN</text:p>
          </table:table-cell>
          <table:table-cell table:formula="of:=NUMEROLOG([.$A726];&quot;modern&quot;;&quot;tam&quot;)" office:value-type="float" office:value="17" calcext:value-type="float">
            <text:p>17</text:p>
          </table:table-cell>
          <table:table-cell table:formula="of:=NUMEROLOG([.$A726];&quot;TR&quot;;&quot;tam&quot;)" office:value-type="float" office:value="75" calcext:value-type="float">
            <text:p>75</text:p>
          </table:table-cell>
          <table:table-cell table:formula="of:=ABJAD([.$A726];0;1)" office:value-type="float" office:value="22" calcext:value-type="float">
            <text:p>22</text:p>
          </table:table-cell>
          <table:table-cell table:formula="of:=ABJAD([.$A726];1;1)" office:value-type="float" office:value="466" calcext:value-type="float">
            <text:p>466</text:p>
          </table:table-cell>
          <table:table-cell table:formula="of:=ABJAD([.$A726];2;1)" office:value-type="float" office:value="492" calcext:value-type="float">
            <text:p>492</text:p>
          </table:table-cell>
          <table:table-cell table:formula="of:=ABJAD([.$A726];3;1)" office:value-type="float" office:value="6232" calcext:value-type="float">
            <text:p>6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MA</text:p>
          </table:table-cell>
          <table:table-cell table:formula="of:=NUMEROLOG([.$A727];&quot;modern&quot;;&quot;tam&quot;)" office:value-type="float" office:value="14" calcext:value-type="float">
            <text:p>14</text:p>
          </table:table-cell>
          <table:table-cell table:formula="of:=NUMEROLOG([.$A727];&quot;TR&quot;;&quot;tam&quot;)" office:value-type="float" office:value="60" calcext:value-type="float">
            <text:p>60</text:p>
          </table:table-cell>
          <table:table-cell table:formula="of:=ABJAD([.$A727];0;1)" office:value-type="float" office:value="8" calcext:value-type="float">
            <text:p>8</text:p>
          </table:table-cell>
          <table:table-cell table:formula="of:=ABJAD([.$A727];1;1)" office:value-type="float" office:value="416" calcext:value-type="float">
            <text:p>416</text:p>
          </table:table-cell>
          <table:table-cell table:formula="of:=ABJAD([.$A727];2;1)" office:value-type="float" office:value="437" calcext:value-type="float">
            <text:p>437</text:p>
          </table:table-cell>
          <table:table-cell table:formula="of:=ABJAD([.$A727];3;1)" office:value-type="float" office:value="5078" calcext:value-type="float">
            <text:p>50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A</text:p>
          </table:table-cell>
          <table:table-cell table:formula="of:=NUMEROLOG([.$A728];&quot;modern&quot;;&quot;tam&quot;)" office:value-type="float" office:value="11" calcext:value-type="float">
            <text:p>11</text:p>
          </table:table-cell>
          <table:table-cell table:formula="of:=NUMEROLOG([.$A728];&quot;TR&quot;;&quot;tam&quot;)" office:value-type="float" office:value="45" calcext:value-type="float">
            <text:p>45</text:p>
          </table:table-cell>
          <table:table-cell table:formula="of:=ABJAD([.$A728];0;1)" office:value-type="float" office:value="6" calcext:value-type="float">
            <text:p>6</text:p>
          </table:table-cell>
          <table:table-cell table:formula="of:=ABJAD([.$A728];1;1)" office:value-type="float" office:value="366" calcext:value-type="float">
            <text:p>366</text:p>
          </table:table-cell>
          <table:table-cell table:formula="of:=ABJAD([.$A728];2;1)" office:value-type="float" office:value="382" calcext:value-type="float">
            <text:p>382</text:p>
          </table:table-cell>
          <table:table-cell table:formula="of:=ABJAD([.$A728];3;1)" office:value-type="float" office:value="4953" calcext:value-type="float">
            <text:p>49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İH</text:p>
          </table:table-cell>
          <table:table-cell table:formula="of:=NUMEROLOG([.$A729];&quot;modern&quot;;&quot;tam&quot;)" office:value-type="float" office:value="27" calcext:value-type="float">
            <text:p>27</text:p>
          </table:table-cell>
          <table:table-cell table:formula="of:=NUMEROLOG([.$A729];&quot;TR&quot;;&quot;tam&quot;)" office:value-type="float" office:value="66" calcext:value-type="float">
            <text:p>66</text:p>
          </table:table-cell>
          <table:table-cell table:formula="of:=ABJAD([.$A729];0;1)" office:value-type="float" office:value="22" calcext:value-type="float">
            <text:p>22</text:p>
          </table:table-cell>
          <table:table-cell table:formula="of:=ABJAD([.$A729];1;1)" office:value-type="float" office:value="394" calcext:value-type="float">
            <text:p>394</text:p>
          </table:table-cell>
          <table:table-cell table:formula="of:=ABJAD([.$A729];2;1)" office:value-type="float" office:value="434" calcext:value-type="float">
            <text:p>434</text:p>
          </table:table-cell>
          <table:table-cell table:formula="of:=ABJAD([.$A729];3;1)" office:value-type="float" office:value="7655" calcext:value-type="float">
            <text:p>76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İNE</text:p>
          </table:table-cell>
          <table:table-cell table:formula="of:=NUMEROLOG([.$A730];&quot;modern&quot;;&quot;tam&quot;)" office:value-type="float" office:value="29" calcext:value-type="float">
            <text:p>29</text:p>
          </table:table-cell>
          <table:table-cell table:formula="of:=NUMEROLOG([.$A730];&quot;TR&quot;;&quot;tam&quot;)" office:value-type="float" office:value="79" calcext:value-type="float">
            <text:p>79</text:p>
          </table:table-cell>
          <table:table-cell table:formula="of:=ABJAD([.$A730];0;1)" office:value-type="float" office:value="28" calcext:value-type="float">
            <text:p>28</text:p>
          </table:table-cell>
          <table:table-cell table:formula="of:=ABJAD([.$A730];1;1)" office:value-type="float" office:value="460" calcext:value-type="float">
            <text:p>460</text:p>
          </table:table-cell>
          <table:table-cell table:formula="of:=ABJAD([.$A730];2;1)" office:value-type="float" office:value="505" calcext:value-type="float">
            <text:p>505</text:p>
          </table:table-cell>
          <table:table-cell table:formula="of:=ABJAD([.$A730];3;1)" office:value-type="float" office:value="8223" calcext:value-type="float">
            <text:p>82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MRA</text:p>
          </table:table-cell>
          <table:table-cell table:formula="of:=NUMEROLOG([.$A731];&quot;modern&quot;;&quot;tam&quot;)" office:value-type="float" office:value="20" calcext:value-type="float">
            <text:p>20</text:p>
          </table:table-cell>
          <table:table-cell table:formula="of:=NUMEROLOG([.$A731];&quot;TR&quot;;&quot;tam&quot;)" office:value-type="float" office:value="66" calcext:value-type="float">
            <text:p>66</text:p>
          </table:table-cell>
          <table:table-cell table:formula="of:=ABJAD([.$A731];0;1)" office:value-type="float" office:value="14" calcext:value-type="float">
            <text:p>14</text:p>
          </table:table-cell>
          <table:table-cell table:formula="of:=ABJAD([.$A731];1;1)" office:value-type="float" office:value="566" calcext:value-type="float">
            <text:p>566</text:p>
          </table:table-cell>
          <table:table-cell table:formula="of:=ABJAD([.$A731];2;1)" office:value-type="float" office:value="587" calcext:value-type="float">
            <text:p>587</text:p>
          </table:table-cell>
          <table:table-cell table:formula="of:=ABJAD([.$A731];3;1)" office:value-type="float" office:value="7633" calcext:value-type="float">
            <text:p>76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A</text:p>
          </table:table-cell>
          <table:table-cell table:formula="of:=NUMEROLOG([.$A732];&quot;modern&quot;;&quot;tam&quot;)" office:value-type="float" office:value="12" calcext:value-type="float">
            <text:p>12</text:p>
          </table:table-cell>
          <table:table-cell table:formula="of:=NUMEROLOG([.$A732];&quot;TR&quot;;&quot;tam&quot;)" office:value-type="float" office:value="46" calcext:value-type="float">
            <text:p>46</text:p>
          </table:table-cell>
          <table:table-cell table:formula="of:=ABJAD([.$A732];0;1)" office:value-type="float" office:value="16" calcext:value-type="float">
            <text:p>16</text:p>
          </table:table-cell>
          <table:table-cell table:formula="of:=ABJAD([.$A732];1;1)" office:value-type="float" office:value="376" calcext:value-type="float">
            <text:p>376</text:p>
          </table:table-cell>
          <table:table-cell table:formula="of:=ABJAD([.$A732];2;1)" office:value-type="float" office:value="392" calcext:value-type="float">
            <text:p>392</text:p>
          </table:table-cell>
          <table:table-cell table:formula="of:=ABJAD([.$A732];3;1)" office:value-type="float" office:value="5817" calcext:value-type="float">
            <text:p>58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AN</text:p>
          </table:table-cell>
          <table:table-cell table:formula="of:=NUMEROLOG([.$A733];&quot;modern&quot;;&quot;tam&quot;)" office:value-type="float" office:value="17" calcext:value-type="float">
            <text:p>17</text:p>
          </table:table-cell>
          <table:table-cell table:formula="of:=NUMEROLOG([.$A733];&quot;TR&quot;;&quot;tam&quot;)" office:value-type="float" office:value="63" calcext:value-type="float">
            <text:p>63</text:p>
          </table:table-cell>
          <table:table-cell table:formula="of:=ABJAD([.$A733];0;1)" office:value-type="float" office:value="26" calcext:value-type="float">
            <text:p>26</text:p>
          </table:table-cell>
          <table:table-cell table:formula="of:=ABJAD([.$A733];1;1)" office:value-type="float" office:value="446" calcext:value-type="float">
            <text:p>446</text:p>
          </table:table-cell>
          <table:table-cell table:formula="of:=ABJAD([.$A733];2;1)" office:value-type="float" office:value="467" calcext:value-type="float">
            <text:p>467</text:p>
          </table:table-cell>
          <table:table-cell table:formula="of:=ABJAD([.$A733];3;1)" office:value-type="float" office:value="7702" calcext:value-type="float">
            <text:p>77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NAY</text:p>
          </table:table-cell>
          <table:table-cell table:formula="of:=NUMEROLOG([.$A734];&quot;modern&quot;;&quot;tam&quot;)" office:value-type="float" office:value="19" calcext:value-type="float">
            <text:p>19</text:p>
          </table:table-cell>
          <table:table-cell table:formula="of:=NUMEROLOG([.$A734];&quot;TR&quot;;&quot;tam&quot;)" office:value-type="float" office:value="75" calcext:value-type="float">
            <text:p>75</text:p>
          </table:table-cell>
          <table:table-cell table:formula="of:=ABJAD([.$A734];0;1)" office:value-type="float" office:value="20" calcext:value-type="float">
            <text:p>20</text:p>
          </table:table-cell>
          <table:table-cell table:formula="of:=ABJAD([.$A734];1;1)" office:value-type="float" office:value="1376" calcext:value-type="float">
            <text:p>1376</text:p>
          </table:table-cell>
          <table:table-cell table:formula="of:=ABJAD([.$A734];2;1)" office:value-type="float" office:value="1397" calcext:value-type="float">
            <text:p>1397</text:p>
          </table:table-cell>
          <table:table-cell table:formula="of:=ABJAD([.$A734];3;1)" office:value-type="float" office:value="10232" calcext:value-type="float">
            <text:p>10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EM</text:p>
          </table:table-cell>
          <table:table-cell table:formula="of:=NUMEROLOG([.$A735];&quot;modern&quot;;&quot;tam&quot;)" office:value-type="float" office:value="20" calcext:value-type="float">
            <text:p>20</text:p>
          </table:table-cell>
          <table:table-cell table:formula="of:=NUMEROLOG([.$A735];&quot;TR&quot;;&quot;tam&quot;)" office:value-type="float" office:value="67" calcext:value-type="float">
            <text:p>67</text:p>
          </table:table-cell>
          <table:table-cell table:formula="of:=ABJAD([.$A735];0;1)" office:value-type="float" office:value="20" calcext:value-type="float">
            <text:p>20</text:p>
          </table:table-cell>
          <table:table-cell table:formula="of:=ABJAD([.$A735];1;1)" office:value-type="float" office:value="440" calcext:value-type="float">
            <text:p>440</text:p>
          </table:table-cell>
          <table:table-cell table:formula="of:=ABJAD([.$A735];2;1)" office:value-type="float" office:value="465" calcext:value-type="float">
            <text:p>465</text:p>
          </table:table-cell>
          <table:table-cell table:formula="of:=ABJAD([.$A735];3;1)" office:value-type="float" office:value="7023" calcext:value-type="float">
            <text:p>70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NOL</text:p>
          </table:table-cell>
          <table:table-cell table:formula="of:=NUMEROLOG([.$A736];&quot;modern&quot;;&quot;tam&quot;)" office:value-type="float" office:value="20" calcext:value-type="float">
            <text:p>20</text:p>
          </table:table-cell>
          <table:table-cell table:formula="of:=NUMEROLOG([.$A736];&quot;TR&quot;;&quot;tam&quot;)" office:value-type="float" office:value="79" calcext:value-type="float">
            <text:p>79</text:p>
          </table:table-cell>
          <table:table-cell table:formula="of:=ABJAD([.$A736];0;1)" office:value-type="float" office:value="29" calcext:value-type="float">
            <text:p>29</text:p>
          </table:table-cell>
          <table:table-cell table:formula="of:=ABJAD([.$A736];1;1)" office:value-type="float" office:value="605" calcext:value-type="float">
            <text:p>605</text:p>
          </table:table-cell>
          <table:table-cell table:formula="of:=ABJAD([.$A736];2;1)" office:value-type="float" office:value="705" calcext:value-type="float">
            <text:p>705</text:p>
          </table:table-cell>
          <table:table-cell table:formula="of:=ABJAD([.$A736];3;1)" office:value-type="float" office:value="6531" calcext:value-type="float">
            <text:p>65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AFETTİN</text:p>
          </table:table-cell>
          <table:table-cell table:formula="of:=NUMEROLOG([.$A737];&quot;modern&quot;;&quot;tam&quot;)" office:value-type="float" office:value="45" calcext:value-type="float">
            <text:p>45</text:p>
          </table:table-cell>
          <table:table-cell table:formula="of:=NUMEROLOG([.$A737];&quot;TR&quot;;&quot;tam&quot;)" office:value-type="float" office:value="141" calcext:value-type="float">
            <text:p>141</text:p>
          </table:table-cell>
          <table:table-cell table:formula="of:=ABJAD([.$A737];0;1)" office:value-type="float" office:value="63" calcext:value-type="float">
            <text:p>63</text:p>
          </table:table-cell>
          <table:table-cell table:formula="of:=ABJAD([.$A737];1;1)" office:value-type="float" office:value="1707" calcext:value-type="float">
            <text:p>1707</text:p>
          </table:table-cell>
          <table:table-cell table:formula="of:=ABJAD([.$A737];2;1)" office:value-type="float" office:value="1768" calcext:value-type="float">
            <text:p>1768</text:p>
          </table:table-cell>
          <table:table-cell table:formula="of:=ABJAD([.$A737];3;1)" office:value-type="float" office:value="16770" calcext:value-type="float">
            <text:p>167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AP</text:p>
          </table:table-cell>
          <table:table-cell table:formula="of:=NUMEROLOG([.$A738];&quot;modern&quot;;&quot;tam&quot;)" office:value-type="float" office:value="23" calcext:value-type="float">
            <text:p>23</text:p>
          </table:table-cell>
          <table:table-cell table:formula="of:=NUMEROLOG([.$A738];&quot;TR&quot;;&quot;tam&quot;)" office:value-type="float" office:value="70" calcext:value-type="float">
            <text:p>70</text:p>
          </table:table-cell>
          <table:table-cell table:formula="of:=ABJAD([.$A738];0;1)" office:value-type="float" office:value="18" calcext:value-type="float">
            <text:p>18</text:p>
          </table:table-cell>
          <table:table-cell table:formula="of:=ABJAD([.$A738];1;1)" office:value-type="float" office:value="606" calcext:value-type="float">
            <text:p>606</text:p>
          </table:table-cell>
          <table:table-cell table:formula="of:=ABJAD([.$A738];2;1)" office:value-type="float" office:value="627" calcext:value-type="float">
            <text:p>627</text:p>
          </table:table-cell>
          <table:table-cell table:formula="of:=ABJAD([.$A738];3;1)" office:value-type="float" office:value="9212" calcext:value-type="float">
            <text:p>92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AY</text:p>
          </table:table-cell>
          <table:table-cell table:formula="of:=NUMEROLOG([.$A739];&quot;modern&quot;;&quot;tam&quot;)" office:value-type="float" office:value="23" calcext:value-type="float">
            <text:p>23</text:p>
          </table:table-cell>
          <table:table-cell table:formula="of:=NUMEROLOG([.$A739];&quot;TR&quot;;&quot;tam&quot;)" office:value-type="float" office:value="78" calcext:value-type="float">
            <text:p>78</text:p>
          </table:table-cell>
          <table:table-cell table:formula="of:=ABJAD([.$A739];0;1)" office:value-type="float" office:value="14" calcext:value-type="float">
            <text:p>14</text:p>
          </table:table-cell>
          <table:table-cell table:formula="of:=ABJAD([.$A739];1;1)" office:value-type="float" office:value="1406" calcext:value-type="float">
            <text:p>1406</text:p>
          </table:table-cell>
          <table:table-cell table:formula="of:=ABJAD([.$A739];2;1)" office:value-type="float" office:value="1427" calcext:value-type="float">
            <text:p>1427</text:p>
          </table:table-cell>
          <table:table-cell table:formula="of:=ABJAD([.$A739];3;1)" office:value-type="float" office:value="10936" calcext:value-type="float">
            <text:p>10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CAN</text:p>
          </table:table-cell>
          <table:table-cell table:formula="of:=NUMEROLOG([.$A740];&quot;modern&quot;;&quot;tam&quot;)" office:value-type="float" office:value="24" calcext:value-type="float">
            <text:p>24</text:p>
          </table:table-cell>
          <table:table-cell table:formula="of:=NUMEROLOG([.$A740];&quot;TR&quot;;&quot;tam&quot;)" office:value-type="float" office:value="70" calcext:value-type="float">
            <text:p>70</text:p>
          </table:table-cell>
          <table:table-cell table:formula="of:=ABJAD([.$A740];0;1)" office:value-type="float" office:value="27" calcext:value-type="float">
            <text:p>27</text:p>
          </table:table-cell>
          <table:table-cell table:formula="of:=ABJAD([.$A740];1;1)" office:value-type="float" office:value="579" calcext:value-type="float">
            <text:p>579</text:p>
          </table:table-cell>
          <table:table-cell table:formula="of:=ABJAD([.$A740];2;1)" office:value-type="float" office:value="605" calcext:value-type="float">
            <text:p>605</text:p>
          </table:table-cell>
          <table:table-cell table:formula="of:=ABJAD([.$A740];3;1)" office:value-type="float" office:value="9200" calcext:value-type="float">
            <text:p>9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ÇİN</text:p>
          </table:table-cell>
          <table:table-cell table:formula="of:=NUMEROLOG([.$A741];&quot;modern&quot;;&quot;tam&quot;)" office:value-type="float" office:value="32" calcext:value-type="float">
            <text:p>32</text:p>
          </table:table-cell>
          <table:table-cell table:formula="of:=NUMEROLOG([.$A741];&quot;TR&quot;;&quot;tam&quot;)" office:value-type="float" office:value="82" calcext:value-type="float">
            <text:p>82</text:p>
          </table:table-cell>
          <table:table-cell table:formula="of:=ABJAD([.$A741];0;1)" office:value-type="float" office:value="34" calcext:value-type="float">
            <text:p>34</text:p>
          </table:table-cell>
          <table:table-cell table:formula="of:=ABJAD([.$A741];1;1)" office:value-type="float" office:value="598" calcext:value-type="float">
            <text:p>598</text:p>
          </table:table-cell>
          <table:table-cell table:formula="of:=ABJAD([.$A741];2;1)" office:value-type="float" office:value="643" calcext:value-type="float">
            <text:p>643</text:p>
          </table:table-cell>
          <table:table-cell table:formula="of:=ABJAD([.$A741];3;1)" office:value-type="float" office:value="10178" calcext:value-type="float">
            <text:p>101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DAL</text:p>
          </table:table-cell>
          <table:table-cell table:formula="of:=NUMEROLOG([.$A742];&quot;modern&quot;;&quot;tam&quot;)" office:value-type="float" office:value="23" calcext:value-type="float">
            <text:p>23</text:p>
          </table:table-cell>
          <table:table-cell table:formula="of:=NUMEROLOG([.$A742];&quot;TR&quot;;&quot;tam&quot;)" office:value-type="float" office:value="70" calcext:value-type="float">
            <text:p>70</text:p>
          </table:table-cell>
          <table:table-cell table:formula="of:=ABJAD([.$A742];0;1)" office:value-type="float" office:value="20" calcext:value-type="float">
            <text:p>20</text:p>
          </table:table-cell>
          <table:table-cell table:formula="of:=ABJAD([.$A742];1;1)" office:value-type="float" office:value="560" calcext:value-type="float">
            <text:p>560</text:p>
          </table:table-cell>
          <table:table-cell table:formula="of:=ABJAD([.$A742];2;1)" office:value-type="float" office:value="586" calcext:value-type="float">
            <text:p>586</text:p>
          </table:table-cell>
          <table:table-cell table:formula="of:=ABJAD([.$A742];3;1)" office:value-type="float" office:value="7531" calcext:value-type="float">
            <text:p>75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DAR</text:p>
          </table:table-cell>
          <table:table-cell table:formula="of:=NUMEROLOG([.$A743];&quot;modern&quot;;&quot;tam&quot;)" office:value-type="float" office:value="29" calcext:value-type="float">
            <text:p>29</text:p>
          </table:table-cell>
          <table:table-cell table:formula="of:=NUMEROLOG([.$A743];&quot;TR&quot;;&quot;tam&quot;)" office:value-type="float" office:value="76" calcext:value-type="float">
            <text:p>76</text:p>
          </table:table-cell>
          <table:table-cell table:formula="of:=ABJAD([.$A743];0;1)" office:value-type="float" office:value="26" calcext:value-type="float">
            <text:p>26</text:p>
          </table:table-cell>
          <table:table-cell table:formula="of:=ABJAD([.$A743];1;1)" office:value-type="float" office:value="710" calcext:value-type="float">
            <text:p>710</text:p>
          </table:table-cell>
          <table:table-cell table:formula="of:=ABJAD([.$A743];2;1)" office:value-type="float" office:value="736" calcext:value-type="float">
            <text:p>736</text:p>
          </table:table-cell>
          <table:table-cell table:formula="of:=ABJAD([.$A743];3;1)" office:value-type="float" office:value="10086" calcext:value-type="float">
            <text:p>100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EF</text:p>
          </table:table-cell>
          <table:table-cell table:formula="of:=NUMEROLOG([.$A744];&quot;modern&quot;;&quot;tam&quot;)" office:value-type="float" office:value="26" calcext:value-type="float">
            <text:p>26</text:p>
          </table:table-cell>
          <table:table-cell table:formula="of:=NUMEROLOG([.$A744];&quot;TR&quot;;&quot;tam&quot;)" office:value-type="float" office:value="63" calcext:value-type="float">
            <text:p>63</text:p>
          </table:table-cell>
          <table:table-cell table:formula="of:=ABJAD([.$A744];0;1)" office:value-type="float" office:value="28" calcext:value-type="float">
            <text:p>28</text:p>
          </table:table-cell>
          <table:table-cell table:formula="of:=ABJAD([.$A744];1;1)" office:value-type="float" office:value="616" calcext:value-type="float">
            <text:p>616</text:p>
          </table:table-cell>
          <table:table-cell table:formula="of:=ABJAD([.$A744];2;1)" office:value-type="float" office:value="641" calcext:value-type="float">
            <text:p>641</text:p>
          </table:table-cell>
          <table:table-cell table:formula="of:=ABJAD([.$A744];3;1)" office:value-type="float" office:value="7449" calcext:value-type="float">
            <text:p>74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EN</text:p>
          </table:table-cell>
          <table:table-cell table:formula="of:=NUMEROLOG([.$A745];&quot;modern&quot;;&quot;tam&quot;)" office:value-type="float" office:value="25" calcext:value-type="float">
            <text:p>25</text:p>
          </table:table-cell>
          <table:table-cell table:formula="of:=NUMEROLOG([.$A745];&quot;TR&quot;;&quot;tam&quot;)" office:value-type="float" office:value="72" calcext:value-type="float">
            <text:p>72</text:p>
          </table:table-cell>
          <table:table-cell table:formula="of:=ABJAD([.$A745];0;1)" office:value-type="float" office:value="28" calcext:value-type="float">
            <text:p>28</text:p>
          </table:table-cell>
          <table:table-cell table:formula="of:=ABJAD([.$A745];1;1)" office:value-type="float" office:value="580" calcext:value-type="float">
            <text:p>580</text:p>
          </table:table-cell>
          <table:table-cell table:formula="of:=ABJAD([.$A745];2;1)" office:value-type="float" office:value="605" calcext:value-type="float">
            <text:p>605</text:p>
          </table:table-cell>
          <table:table-cell table:formula="of:=ABJAD([.$A745];3;1)" office:value-type="float" office:value="8682" calcext:value-type="float">
            <text:p>86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HAN</text:p>
          </table:table-cell>
          <table:table-cell table:formula="of:=NUMEROLOG([.$A746];&quot;modern&quot;;&quot;tam&quot;)" office:value-type="float" office:value="29" calcext:value-type="float">
            <text:p>29</text:p>
          </table:table-cell>
          <table:table-cell table:formula="of:=NUMEROLOG([.$A746];&quot;TR&quot;;&quot;tam&quot;)" office:value-type="float" office:value="77" calcext:value-type="float">
            <text:p>77</text:p>
          </table:table-cell>
          <table:table-cell table:formula="of:=ABJAD([.$A746];0;1)" office:value-type="float" office:value="33" calcext:value-type="float">
            <text:p>33</text:p>
          </table:table-cell>
          <table:table-cell table:formula="of:=ABJAD([.$A746];1;1)" office:value-type="float" office:value="585" calcext:value-type="float">
            <text:p>585</text:p>
          </table:table-cell>
          <table:table-cell table:formula="of:=ABJAD([.$A746];2;1)" office:value-type="float" office:value="611" calcext:value-type="float">
            <text:p>611</text:p>
          </table:table-cell>
          <table:table-cell table:formula="of:=ABJAD([.$A746];3;1)" office:value-type="float" office:value="10221" calcext:value-type="float">
            <text:p>102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HAT</text:p>
          </table:table-cell>
          <table:table-cell table:formula="of:=NUMEROLOG([.$A747];&quot;modern&quot;;&quot;tam&quot;)" office:value-type="float" office:value="26" calcext:value-type="float">
            <text:p>26</text:p>
          </table:table-cell>
          <table:table-cell table:formula="of:=NUMEROLOG([.$A747];&quot;TR&quot;;&quot;tam&quot;)" office:value-type="float" office:value="84" calcext:value-type="float">
            <text:p>84</text:p>
          </table:table-cell>
          <table:table-cell table:formula="of:=ABJAD([.$A747];0;1)" office:value-type="float" office:value="31" calcext:value-type="float">
            <text:p>31</text:p>
          </table:table-cell>
          <table:table-cell table:formula="of:=ABJAD([.$A747];1;1)" office:value-type="float" office:value="1015" calcext:value-type="float">
            <text:p>1015</text:p>
          </table:table-cell>
          <table:table-cell table:formula="of:=ABJAD([.$A747];2;1)" office:value-type="float" office:value="1041" calcext:value-type="float">
            <text:p>1041</text:p>
          </table:table-cell>
          <table:table-cell table:formula="of:=ABJAD([.$A747];3;1)" office:value-type="float" office:value="11343" calcext:value-type="float">
            <text:p>113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İF</text:p>
          </table:table-cell>
          <table:table-cell table:formula="of:=NUMEROLOG([.$A748];&quot;modern&quot;;&quot;tam&quot;)" office:value-type="float" office:value="30" calcext:value-type="float">
            <text:p>30</text:p>
          </table:table-cell>
          <table:table-cell table:formula="of:=NUMEROLOG([.$A748];&quot;TR&quot;;&quot;tam&quot;)" office:value-type="float" office:value="69" calcext:value-type="float">
            <text:p>69</text:p>
          </table:table-cell>
          <table:table-cell table:formula="of:=ABJAD([.$A748];0;1)" office:value-type="float" office:value="31" calcext:value-type="float">
            <text:p>31</text:p>
          </table:table-cell>
          <table:table-cell table:formula="of:=ABJAD([.$A748];1;1)" office:value-type="float" office:value="631" calcext:value-type="float">
            <text:p>631</text:p>
          </table:table-cell>
          <table:table-cell table:formula="of:=ABJAD([.$A748];2;1)" office:value-type="float" office:value="671" calcext:value-type="float">
            <text:p>671</text:p>
          </table:table-cell>
          <table:table-cell table:formula="of:=ABJAD([.$A748];3;1)" office:value-type="float" office:value="8242" calcext:value-type="float">
            <text:p>82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İFE</text:p>
          </table:table-cell>
          <table:table-cell table:formula="of:=NUMEROLOG([.$A749];&quot;modern&quot;;&quot;tam&quot;)" office:value-type="float" office:value="35" calcext:value-type="float">
            <text:p>35</text:p>
          </table:table-cell>
          <table:table-cell table:formula="of:=NUMEROLOG([.$A749];&quot;TR&quot;;&quot;tam&quot;)" office:value-type="float" office:value="75" calcext:value-type="float">
            <text:p>75</text:p>
          </table:table-cell>
          <table:table-cell table:formula="of:=ABJAD([.$A749];0;1)" office:value-type="float" office:value="36" calcext:value-type="float">
            <text:p>36</text:p>
          </table:table-cell>
          <table:table-cell table:formula="of:=ABJAD([.$A749];1;1)" office:value-type="float" office:value="636" calcext:value-type="float">
            <text:p>636</text:p>
          </table:table-cell>
          <table:table-cell table:formula="of:=ABJAD([.$A749];2;1)" office:value-type="float" office:value="681" calcext:value-type="float">
            <text:p>681</text:p>
          </table:table-cell>
          <table:table-cell table:formula="of:=ABJAD([.$A749];3;1)" office:value-type="float" office:value="8649" calcext:value-type="float">
            <text:p>86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KAN</text:p>
          </table:table-cell>
          <table:table-cell table:formula="of:=NUMEROLOG([.$A750];&quot;modern&quot;;&quot;tam&quot;)" office:value-type="float" office:value="23" calcext:value-type="float">
            <text:p>23</text:p>
          </table:table-cell>
          <table:table-cell table:formula="of:=NUMEROLOG([.$A750];&quot;TR&quot;;&quot;tam&quot;)" office:value-type="float" office:value="81" calcext:value-type="float">
            <text:p>81</text:p>
          </table:table-cell>
          <table:table-cell table:formula="of:=ABJAD([.$A750];0;1)" office:value-type="float" office:value="28" calcext:value-type="float">
            <text:p>28</text:p>
          </table:table-cell>
          <table:table-cell table:formula="of:=ABJAD([.$A750];1;1)" office:value-type="float" office:value="616" calcext:value-type="float">
            <text:p>616</text:p>
          </table:table-cell>
          <table:table-cell table:formula="of:=ABJAD([.$A750];2;1)" office:value-type="float" office:value="642" calcext:value-type="float">
            <text:p>642</text:p>
          </table:table-cell>
          <table:table-cell table:formula="of:=ABJAD([.$A750];3;1)" office:value-type="float" office:value="8787" calcext:value-type="float">
            <text:p>8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RMİN</text:p>
          </table:table-cell>
          <table:table-cell table:formula="of:=NUMEROLOG([.$A751];&quot;modern&quot;;&quot;tam&quot;)" office:value-type="float" office:value="33" calcext:value-type="float">
            <text:p>33</text:p>
          </table:table-cell>
          <table:table-cell table:formula="of:=NUMEROLOG([.$A751];&quot;TR&quot;;&quot;tam&quot;)" office:value-type="float" office:value="95" calcext:value-type="float">
            <text:p>95</text:p>
          </table:table-cell>
          <table:table-cell table:formula="of:=ABJAD([.$A751];0;1)" office:value-type="float" office:value="35" calcext:value-type="float">
            <text:p>35</text:p>
          </table:table-cell>
          <table:table-cell table:formula="of:=ABJAD([.$A751];1;1)" office:value-type="float" office:value="755" calcext:value-type="float">
            <text:p>755</text:p>
          </table:table-cell>
          <table:table-cell table:formula="of:=ABJAD([.$A751];2;1)" office:value-type="float" office:value="800" calcext:value-type="float">
            <text:p>800</text:p>
          </table:table-cell>
          <table:table-cell table:formula="of:=ABJAD([.$A751];3;1)" office:value-type="float" office:value="10587" calcext:value-type="float">
            <text:p>10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PİL</text:p>
          </table:table-cell>
          <table:table-cell table:formula="of:=NUMEROLOG([.$A752];&quot;modern&quot;;&quot;tam&quot;)" office:value-type="float" office:value="34" calcext:value-type="float">
            <text:p>34</text:p>
          </table:table-cell>
          <table:table-cell table:formula="of:=NUMEROLOG([.$A752];&quot;TR&quot;;&quot;tam&quot;)" office:value-type="float" office:value="96" calcext:value-type="float">
            <text:p>96</text:p>
          </table:table-cell>
          <table:table-cell table:formula="of:=ABJAD([.$A752];0;1)" office:value-type="float" office:value="27" calcext:value-type="float">
            <text:p>27</text:p>
          </table:table-cell>
          <table:table-cell table:formula="of:=ABJAD([.$A752];1;1)" office:value-type="float" office:value="675" calcext:value-type="float">
            <text:p>675</text:p>
          </table:table-cell>
          <table:table-cell table:formula="of:=ABJAD([.$A752];2;1)" office:value-type="float" office:value="720" calcext:value-type="float">
            <text:p>720</text:p>
          </table:table-cell>
          <table:table-cell table:formula="of:=ABJAD([.$A752];3;1)" office:value-type="float" office:value="10315" calcext:value-type="float">
            <text:p>103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TAÇ</text:p>
          </table:table-cell>
          <table:table-cell table:formula="of:=NUMEROLOG([.$A753];&quot;modern&quot;;&quot;tam&quot;)" office:value-type="float" office:value="21" calcext:value-type="float">
            <text:p>21</text:p>
          </table:table-cell>
          <table:table-cell table:formula="of:=NUMEROLOG([.$A753];&quot;TR&quot;;&quot;tam&quot;)" office:value-type="float" office:value="78" calcext:value-type="float">
            <text:p>78</text:p>
          </table:table-cell>
          <table:table-cell table:formula="of:=ABJAD([.$A753];0;1)" office:value-type="float" office:value="25" calcext:value-type="float">
            <text:p>25</text:p>
          </table:table-cell>
          <table:table-cell table:formula="of:=ABJAD([.$A753];1;1)" office:value-type="float" office:value="1009" calcext:value-type="float">
            <text:p>1009</text:p>
          </table:table-cell>
          <table:table-cell table:formula="of:=ABJAD([.$A753];2;1)" office:value-type="float" office:value="1035" calcext:value-type="float">
            <text:p>1035</text:p>
          </table:table-cell>
          <table:table-cell table:formula="of:=ABJAD([.$A753];3;1)" office:value-type="float" office:value="10322" calcext:value-type="float">
            <text:p>103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VET</text:p>
          </table:table-cell>
          <table:table-cell table:formula="of:=NUMEROLOG([.$A754];&quot;modern&quot;;&quot;tam&quot;)" office:value-type="float" office:value="26" calcext:value-type="float">
            <text:p>26</text:p>
          </table:table-cell>
          <table:table-cell table:formula="of:=NUMEROLOG([.$A754];&quot;TR&quot;;&quot;tam&quot;)" office:value-type="float" office:value="106" calcext:value-type="float">
            <text:p>106</text:p>
          </table:table-cell>
          <table:table-cell table:formula="of:=ABJAD([.$A754];0;1)" office:value-type="float" office:value="34" calcext:value-type="float">
            <text:p>34</text:p>
          </table:table-cell>
          <table:table-cell table:formula="of:=ABJAD([.$A754];1;1)" office:value-type="float" office:value="1810" calcext:value-type="float">
            <text:p>1810</text:p>
          </table:table-cell>
          <table:table-cell table:formula="of:=ABJAD([.$A754];2;1)" office:value-type="float" office:value="1840" calcext:value-type="float">
            <text:p>1840</text:p>
          </table:table-cell>
          <table:table-cell table:formula="of:=ABJAD([.$A754];3;1)" office:value-type="float" office:value="13769" calcext:value-type="float">
            <text:p>137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ENAY</text:p>
          </table:table-cell>
          <table:table-cell table:formula="of:=NUMEROLOG([.$A755];&quot;modern&quot;;&quot;tam&quot;)" office:value-type="float" office:value="26" calcext:value-type="float">
            <text:p>26</text:p>
          </table:table-cell>
          <table:table-cell table:formula="of:=NUMEROLOG([.$A755];&quot;TR&quot;;&quot;tam&quot;)" office:value-type="float" office:value="104" calcext:value-type="float">
            <text:p>104</text:p>
          </table:table-cell>
          <table:table-cell table:formula="of:=ABJAD([.$A755];0;1)" office:value-type="float" office:value="29" calcext:value-type="float">
            <text:p>29</text:p>
          </table:table-cell>
          <table:table-cell table:formula="of:=ABJAD([.$A755];1;1)" office:value-type="float" office:value="1781" calcext:value-type="float">
            <text:p>1781</text:p>
          </table:table-cell>
          <table:table-cell table:formula="of:=ABJAD([.$A755];2;1)" office:value-type="float" office:value="1812" calcext:value-type="float">
            <text:p>1812</text:p>
          </table:table-cell>
          <table:table-cell table:formula="of:=ABJAD([.$A755];3;1)" office:value-type="float" office:value="13555" calcext:value-type="float">
            <text:p>135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AL</text:p>
          </table:table-cell>
          <table:table-cell table:formula="of:=NUMEROLOG([.$A756];&quot;modern&quot;;&quot;tam&quot;)" office:value-type="float" office:value="14" calcext:value-type="float">
            <text:p>14</text:p>
          </table:table-cell>
          <table:table-cell table:formula="of:=NUMEROLOG([.$A756];&quot;TR&quot;;&quot;tam&quot;)" office:value-type="float" office:value="71" calcext:value-type="float">
            <text:p>71</text:p>
          </table:table-cell>
          <table:table-cell table:formula="of:=ABJAD([.$A756];0;1)" office:value-type="float" office:value="16" calcext:value-type="float">
            <text:p>16</text:p>
          </table:table-cell>
          <table:table-cell table:formula="of:=ABJAD([.$A756];1;1)" office:value-type="float" office:value="1156" calcext:value-type="float">
            <text:p>1156</text:p>
          </table:table-cell>
          <table:table-cell table:formula="of:=ABJAD([.$A756];2;1)" office:value-type="float" office:value="1177" calcext:value-type="float">
            <text:p>1177</text:p>
          </table:table-cell>
          <table:table-cell table:formula="of:=ABJAD([.$A756];3;1)" office:value-type="float" office:value="8022" calcext:value-type="float">
            <text:p>80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CAN</text:p>
          </table:table-cell>
          <table:table-cell table:formula="of:=NUMEROLOG([.$A757];&quot;modern&quot;;&quot;tam&quot;)" office:value-type="float" office:value="19" calcext:value-type="float">
            <text:p>19</text:p>
          </table:table-cell>
          <table:table-cell table:formula="of:=NUMEROLOG([.$A757];&quot;TR&quot;;&quot;tam&quot;)" office:value-type="float" office:value="76" calcext:value-type="float">
            <text:p>76</text:p>
          </table:table-cell>
          <table:table-cell table:formula="of:=ABJAD([.$A757];0;1)" office:value-type="float" office:value="27" calcext:value-type="float">
            <text:p>27</text:p>
          </table:table-cell>
          <table:table-cell table:formula="of:=ABJAD([.$A757];1;1)" office:value-type="float" office:value="1179" calcext:value-type="float">
            <text:p>1179</text:p>
          </table:table-cell>
          <table:table-cell table:formula="of:=ABJAD([.$A757];2;1)" office:value-type="float" office:value="1205" calcext:value-type="float">
            <text:p>1205</text:p>
          </table:table-cell>
          <table:table-cell table:formula="of:=ABJAD([.$A757];3;1)" office:value-type="float" office:value="10485" calcext:value-type="float">
            <text:p>104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DA</text:p>
          </table:table-cell>
          <table:table-cell table:formula="of:=NUMEROLOG([.$A758];&quot;modern&quot;;&quot;tam&quot;)" office:value-type="float" office:value="15" calcext:value-type="float">
            <text:p>15</text:p>
          </table:table-cell>
          <table:table-cell table:formula="of:=NUMEROLOG([.$A758];&quot;TR&quot;;&quot;tam&quot;)" office:value-type="float" office:value="61" calcext:value-type="float">
            <text:p>61</text:p>
          </table:table-cell>
          <table:table-cell table:formula="of:=ABJAD([.$A758];0;1)" office:value-type="float" office:value="18" calcext:value-type="float">
            <text:p>18</text:p>
          </table:table-cell>
          <table:table-cell table:formula="of:=ABJAD([.$A758];1;1)" office:value-type="float" office:value="1110" calcext:value-type="float">
            <text:p>1110</text:p>
          </table:table-cell>
          <table:table-cell table:formula="of:=ABJAD([.$A758];2;1)" office:value-type="float" office:value="1131" calcext:value-type="float">
            <text:p>1131</text:p>
          </table:table-cell>
          <table:table-cell table:formula="of:=ABJAD([.$A758];3;1)" office:value-type="float" office:value="8691" calcext:value-type="float">
            <text:p>86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DE</text:p>
          </table:table-cell>
          <table:table-cell table:formula="of:=NUMEROLOG([.$A759];&quot;modern&quot;;&quot;tam&quot;)" office:value-type="float" office:value="19" calcext:value-type="float">
            <text:p>19</text:p>
          </table:table-cell>
          <table:table-cell table:formula="of:=NUMEROLOG([.$A759];&quot;TR&quot;;&quot;tam&quot;)" office:value-type="float" office:value="66" calcext:value-type="float">
            <text:p>66</text:p>
          </table:table-cell>
          <table:table-cell table:formula="of:=ABJAD([.$A759];0;1)" office:value-type="float" office:value="22" calcext:value-type="float">
            <text:p>22</text:p>
          </table:table-cell>
          <table:table-cell table:formula="of:=ABJAD([.$A759];1;1)" office:value-type="float" office:value="1114" calcext:value-type="float">
            <text:p>1114</text:p>
          </table:table-cell>
          <table:table-cell table:formula="of:=ABJAD([.$A759];2;1)" office:value-type="float" office:value="1139" calcext:value-type="float">
            <text:p>1139</text:p>
          </table:table-cell>
          <table:table-cell table:formula="of:=ABJAD([.$A759];3;1)" office:value-type="float" office:value="8876" calcext:value-type="float">
            <text:p>88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Gİ</text:p>
          </table:table-cell>
          <table:table-cell table:formula="of:=NUMEROLOG([.$A760];&quot;modern&quot;;&quot;tam&quot;)" office:value-type="float" office:value="26" calcext:value-type="float">
            <text:p>26</text:p>
          </table:table-cell>
          <table:table-cell table:formula="of:=NUMEROLOG([.$A760];&quot;TR&quot;;&quot;tam&quot;)" office:value-type="float" office:value="75" calcext:value-type="float">
            <text:p>75</text:p>
          </table:table-cell>
          <table:table-cell table:formula="of:=ABJAD([.$A760];0;1)" office:value-type="float" office:value="28" calcext:value-type="float">
            <text:p>28</text:p>
          </table:table-cell>
          <table:table-cell table:formula="of:=ABJAD([.$A760];1;1)" office:value-type="float" office:value="1132" calcext:value-type="float">
            <text:p>1132</text:p>
          </table:table-cell>
          <table:table-cell table:formula="of:=ABJAD([.$A760];2;1)" office:value-type="float" office:value="1172" calcext:value-type="float">
            <text:p>1172</text:p>
          </table:table-cell>
          <table:table-cell table:formula="of:=ABJAD([.$A760];3;1)" office:value-type="float" office:value="9804" calcext:value-type="float">
            <text:p>98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GÜL</text:p>
          </table:table-cell>
          <table:table-cell table:formula="of:=NUMEROLOG([.$A761];&quot;modern&quot;;&quot;tam&quot;)" office:value-type="float" office:value="23" calcext:value-type="float">
            <text:p>23</text:p>
          </table:table-cell>
          <table:table-cell table:formula="of:=NUMEROLOG([.$A761];&quot;TR&quot;;&quot;tam&quot;)" office:value-type="float" office:value="104" calcext:value-type="float">
            <text:p>104</text:p>
          </table:table-cell>
          <table:table-cell table:formula="of:=ABJAD([.$A761];0;1)" office:value-type="float" office:value="26" calcext:value-type="float">
            <text:p>26</text:p>
          </table:table-cell>
          <table:table-cell table:formula="of:=ABJAD([.$A761];1;1)" office:value-type="float" office:value="1862" calcext:value-type="float">
            <text:p>1862</text:p>
          </table:table-cell>
          <table:table-cell table:formula="of:=ABJAD([.$A761];2;1)" office:value-type="float" office:value="2587" calcext:value-type="float">
            <text:p>2587</text:p>
          </table:table-cell>
          <table:table-cell table:formula="of:=ABJAD([.$A761];3;1)" office:value-type="float" office:value="12258" calcext:value-type="float">
            <text:p>1225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İL</text:p>
          </table:table-cell>
          <table:table-cell table:formula="of:=NUMEROLOG([.$A762];&quot;modern&quot;;&quot;tam&quot;)" office:value-type="float" office:value="22" calcext:value-type="float">
            <text:p>22</text:p>
          </table:table-cell>
          <table:table-cell table:formula="of:=NUMEROLOG([.$A762];&quot;TR&quot;;&quot;tam&quot;)" office:value-type="float" office:value="82" calcext:value-type="float">
            <text:p>82</text:p>
          </table:table-cell>
          <table:table-cell table:formula="of:=ABJAD([.$A762];0;1)" office:value-type="float" office:value="23" calcext:value-type="float">
            <text:p>23</text:p>
          </table:table-cell>
          <table:table-cell table:formula="of:=ABJAD([.$A762];1;1)" office:value-type="float" office:value="1175" calcext:value-type="float">
            <text:p>1175</text:p>
          </table:table-cell>
          <table:table-cell table:formula="of:=ABJAD([.$A762];2;1)" office:value-type="float" office:value="1215" calcext:value-type="float">
            <text:p>1215</text:p>
          </table:table-cell>
          <table:table-cell table:formula="of:=ABJAD([.$A762];3;1)" office:value-type="float" office:value="9000" calcext:value-type="float">
            <text:p>9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VİNÇ</text:p>
          </table:table-cell>
          <table:table-cell table:formula="of:=NUMEROLOG([.$A763];&quot;modern&quot;;&quot;tam&quot;)" office:value-type="float" office:value="27" calcext:value-type="float">
            <text:p>27</text:p>
          </table:table-cell>
          <table:table-cell table:formula="of:=NUMEROLOG([.$A763];&quot;TR&quot;;&quot;tam&quot;)" office:value-type="float" office:value="88" calcext:value-type="float">
            <text:p>88</text:p>
          </table:table-cell>
          <table:table-cell table:formula="of:=ABJAD([.$A763];0;1)" office:value-type="float" office:value="34" calcext:value-type="float">
            <text:p>34</text:p>
          </table:table-cell>
          <table:table-cell table:formula="of:=ABJAD([.$A763];1;1)" office:value-type="float" office:value="1198" calcext:value-type="float">
            <text:p>1198</text:p>
          </table:table-cell>
          <table:table-cell table:formula="of:=ABJAD([.$A763];2;1)" office:value-type="float" office:value="1243" calcext:value-type="float">
            <text:p>1243</text:p>
          </table:table-cell>
          <table:table-cell table:formula="of:=ABJAD([.$A763];3;1)" office:value-type="float" office:value="11463" calcext:value-type="float">
            <text:p>11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YDA</text:p>
          </table:table-cell>
          <table:table-cell table:formula="of:=NUMEROLOG([.$A764];&quot;modern&quot;;&quot;tam&quot;)" office:value-type="float" office:value="18" calcext:value-type="float">
            <text:p>18</text:p>
          </table:table-cell>
          <table:table-cell table:formula="of:=NUMEROLOG([.$A764];&quot;TR&quot;;&quot;tam&quot;)" office:value-type="float" office:value="63" calcext:value-type="float">
            <text:p>63</text:p>
          </table:table-cell>
          <table:table-cell table:formula="of:=ABJAD([.$A764];0;1)" office:value-type="float" office:value="14" calcext:value-type="float">
            <text:p>14</text:p>
          </table:table-cell>
          <table:table-cell table:formula="of:=ABJAD([.$A764];1;1)" office:value-type="float" office:value="1310" calcext:value-type="float">
            <text:p>1310</text:p>
          </table:table-cell>
          <table:table-cell table:formula="of:=ABJAD([.$A764];2;1)" office:value-type="float" office:value="1331" calcext:value-type="float">
            <text:p>1331</text:p>
          </table:table-cell>
          <table:table-cell table:formula="of:=ABJAD([.$A764];3;1)" office:value-type="float" office:value="9141" calcext:value-type="float">
            <text:p>91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YFİ</text:p>
          </table:table-cell>
          <table:table-cell table:formula="of:=NUMEROLOG([.$A765];&quot;modern&quot;;&quot;tam&quot;)" office:value-type="float" office:value="28" calcext:value-type="float">
            <text:p>28</text:p>
          </table:table-cell>
          <table:table-cell table:formula="of:=NUMEROLOG([.$A765];&quot;TR&quot;;&quot;tam&quot;)" office:value-type="float" office:value="75" calcext:value-type="float">
            <text:p>75</text:p>
          </table:table-cell>
          <table:table-cell table:formula="of:=ABJAD([.$A765];0;1)" office:value-type="float" office:value="19" calcext:value-type="float">
            <text:p>19</text:p>
          </table:table-cell>
          <table:table-cell table:formula="of:=ABJAD([.$A765];1;1)" office:value-type="float" office:value="1231" calcext:value-type="float">
            <text:p>1231</text:p>
          </table:table-cell>
          <table:table-cell table:formula="of:=ABJAD([.$A765];2;1)" office:value-type="float" office:value="1271" calcext:value-type="float">
            <text:p>1271</text:p>
          </table:table-cell>
          <table:table-cell table:formula="of:=ABJAD([.$A765];3;1)" office:value-type="float" office:value="9795" calcext:value-type="float">
            <text:p>97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YFULLAH</text:p>
          </table:table-cell>
          <table:table-cell table:formula="of:=NUMEROLOG([.$A766];&quot;modern&quot;;&quot;tam&quot;)" office:value-type="float" office:value="37" calcext:value-type="float">
            <text:p>37</text:p>
          </table:table-cell>
          <table:table-cell table:formula="of:=NUMEROLOG([.$A766];&quot;TR&quot;;&quot;tam&quot;)" office:value-type="float" office:value="129" calcext:value-type="float">
            <text:p>129</text:p>
          </table:table-cell>
          <table:table-cell table:formula="of:=ABJAD([.$A766];0;1)" office:value-type="float" office:value="25" calcext:value-type="float">
            <text:p>25</text:p>
          </table:table-cell>
          <table:table-cell table:formula="of:=ABJAD([.$A766];1;1)" office:value-type="float" office:value="1921" calcext:value-type="float">
            <text:p>1921</text:p>
          </table:table-cell>
          <table:table-cell table:formula="of:=ABJAD([.$A766];2;1)" office:value-type="float" office:value="2557" calcext:value-type="float">
            <text:p>2557</text:p>
          </table:table-cell>
          <table:table-cell table:formula="of:=ABJAD([.$A766];3;1)" office:value-type="float" office:value="13952" calcext:value-type="float">
            <text:p>139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YHAN</text:p>
          </table:table-cell>
          <table:table-cell table:formula="of:=NUMEROLOG([.$A767];&quot;modern&quot;;&quot;tam&quot;)" office:value-type="float" office:value="27" calcext:value-type="float">
            <text:p>27</text:p>
          </table:table-cell>
          <table:table-cell table:formula="of:=NUMEROLOG([.$A767];&quot;TR&quot;;&quot;tam&quot;)" office:value-type="float" office:value="84" calcext:value-type="float">
            <text:p>84</text:p>
          </table:table-cell>
          <table:table-cell table:formula="of:=ABJAD([.$A767];0;1)" office:value-type="float" office:value="25" calcext:value-type="float">
            <text:p>25</text:p>
          </table:table-cell>
          <table:table-cell table:formula="of:=ABJAD([.$A767];1;1)" office:value-type="float" office:value="1285" calcext:value-type="float">
            <text:p>1285</text:p>
          </table:table-cell>
          <table:table-cell table:formula="of:=ABJAD([.$A767];2;1)" office:value-type="float" office:value="1311" calcext:value-type="float">
            <text:p>1311</text:p>
          </table:table-cell>
          <table:table-cell table:formula="of:=ABJAD([.$A767];3;1)" office:value-type="float" office:value="11865" calcext:value-type="float">
            <text:p>1186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YHMUS</text:p>
          </table:table-cell>
          <table:table-cell table:formula="of:=NUMEROLOG([.$A768];&quot;modern&quot;;&quot;tam&quot;)" office:value-type="float" office:value="29" calcext:value-type="float">
            <text:p>29</text:p>
          </table:table-cell>
          <table:table-cell table:formula="of:=NUMEROLOG([.$A768];&quot;TR&quot;;&quot;tam&quot;)" office:value-type="float" office:value="130" calcext:value-type="float">
            <text:p>130</text:p>
          </table:table-cell>
          <table:table-cell table:formula="of:=ABJAD([.$A768];0;1)" office:value-type="float" office:value="18" calcext:value-type="float">
            <text:p>18</text:p>
          </table:table-cell>
          <table:table-cell table:formula="of:=ABJAD([.$A768];1;1)" office:value-type="float" office:value="2274" calcext:value-type="float">
            <text:p>2274</text:p>
          </table:table-cell>
          <table:table-cell table:formula="of:=ABJAD([.$A768];2;1)" office:value-type="float" office:value="2904" calcext:value-type="float">
            <text:p>2904</text:p>
          </table:table-cell>
          <table:table-cell table:formula="of:=ABJAD([.$A768];3;1)" office:value-type="float" office:value="17334" calcext:value-type="float">
            <text:p>173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EYMA</text:p>
          </table:table-cell>
          <table:table-cell table:formula="of:=NUMEROLOG([.$A769];&quot;modern&quot;;&quot;tam&quot;)" office:value-type="float" office:value="18" calcext:value-type="float">
            <text:p>18</text:p>
          </table:table-cell>
          <table:table-cell table:formula="of:=NUMEROLOG([.$A769];&quot;TR&quot;;&quot;tam&quot;)" office:value-type="float" office:value="74" calcext:value-type="float">
            <text:p>74</text:p>
          </table:table-cell>
          <table:table-cell table:formula="of:=ABJAD([.$A769];0;1)" office:value-type="float" office:value="10" calcext:value-type="float">
            <text:p>10</text:p>
          </table:table-cell>
          <table:table-cell table:formula="of:=ABJAD([.$A769];1;1)" office:value-type="float" office:value="1366" calcext:value-type="float">
            <text:p>1366</text:p>
          </table:table-cell>
          <table:table-cell table:formula="of:=ABJAD([.$A769];2;1)" office:value-type="float" office:value="1387" calcext:value-type="float">
            <text:p>1387</text:p>
          </table:table-cell>
          <table:table-cell table:formula="of:=ABJAD([.$A769];3;1)" office:value-type="float" office:value="9368" calcext:value-type="float">
            <text:p>93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Aİ</text:p>
          </table:table-cell>
          <table:table-cell table:formula="of:=NUMEROLOG([.$A770];&quot;modern&quot;;&quot;tam&quot;)" office:value-type="float" office:value="24" calcext:value-type="float">
            <text:p>24</text:p>
          </table:table-cell>
          <table:table-cell table:formula="of:=NUMEROLOG([.$A770];&quot;TR&quot;;&quot;tam&quot;)" office:value-type="float" office:value="70" calcext:value-type="float">
            <text:p>70</text:p>
          </table:table-cell>
          <table:table-cell table:formula="of:=ABJAD([.$A770];0;1)" office:value-type="float" office:value="18" calcext:value-type="float">
            <text:p>18</text:p>
          </table:table-cell>
          <table:table-cell table:formula="of:=ABJAD([.$A770];1;1)" office:value-type="float" office:value="1326" calcext:value-type="float">
            <text:p>1326</text:p>
          </table:table-cell>
          <table:table-cell table:formula="of:=ABJAD([.$A770];2;1)" office:value-type="float" office:value="1362" calcext:value-type="float">
            <text:p>1362</text:p>
          </table:table-cell>
          <table:table-cell table:formula="of:=ABJAD([.$A770];3;1)" office:value-type="float" office:value="5224" calcext:value-type="float">
            <text:p>52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EN</text:p>
          </table:table-cell>
          <table:table-cell table:formula="of:=NUMEROLOG([.$A771];&quot;modern&quot;;&quot;tam&quot;)" office:value-type="float" office:value="24" calcext:value-type="float">
            <text:p>24</text:p>
          </table:table-cell>
          <table:table-cell table:formula="of:=NUMEROLOG([.$A771];&quot;TR&quot;;&quot;tam&quot;)" office:value-type="float" office:value="80" calcext:value-type="float">
            <text:p>80</text:p>
          </table:table-cell>
          <table:table-cell table:formula="of:=ABJAD([.$A771];0;1)" office:value-type="float" office:value="24" calcext:value-type="float">
            <text:p>24</text:p>
          </table:table-cell>
          <table:table-cell table:formula="of:=ABJAD([.$A771];1;1)" office:value-type="float" office:value="1380" calcext:value-type="float">
            <text:p>1380</text:p>
          </table:table-cell>
          <table:table-cell table:formula="of:=ABJAD([.$A771];2;1)" office:value-type="float" office:value="1405" calcext:value-type="float">
            <text:p>1405</text:p>
          </table:table-cell>
          <table:table-cell table:formula="of:=ABJAD([.$A771];3;1)" office:value-type="float" office:value="6094" calcext:value-type="float">
            <text:p>60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ER</text:p>
          </table:table-cell>
          <table:table-cell table:formula="of:=NUMEROLOG([.$A772];&quot;modern&quot;;&quot;tam&quot;)" office:value-type="float" office:value="28" calcext:value-type="float">
            <text:p>28</text:p>
          </table:table-cell>
          <table:table-cell table:formula="of:=NUMEROLOG([.$A772];&quot;TR&quot;;&quot;tam&quot;)" office:value-type="float" office:value="84" calcext:value-type="float">
            <text:p>84</text:p>
          </table:table-cell>
          <table:table-cell table:formula="of:=ABJAD([.$A772];0;1)" office:value-type="float" office:value="22" calcext:value-type="float">
            <text:p>22</text:p>
          </table:table-cell>
          <table:table-cell table:formula="of:=ABJAD([.$A772];1;1)" office:value-type="float" office:value="1510" calcext:value-type="float">
            <text:p>1510</text:p>
          </table:table-cell>
          <table:table-cell table:formula="of:=ABJAD([.$A772];2;1)" office:value-type="float" office:value="1535" calcext:value-type="float">
            <text:p>1535</text:p>
          </table:table-cell>
          <table:table-cell table:formula="of:=ABJAD([.$A772];3;1)" office:value-type="float" office:value="6889" calcext:value-type="float">
            <text:p>68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Gİ</text:p>
          </table:table-cell>
          <table:table-cell table:formula="of:=NUMEROLOG([.$A773];&quot;modern&quot;;&quot;tam&quot;)" office:value-type="float" office:value="30" calcext:value-type="float">
            <text:p>30</text:p>
          </table:table-cell>
          <table:table-cell table:formula="of:=NUMEROLOG([.$A773];&quot;TR&quot;;&quot;tam&quot;)" office:value-type="float" office:value="77" calcext:value-type="float">
            <text:p>77</text:p>
          </table:table-cell>
          <table:table-cell table:formula="of:=ABJAD([.$A773];0;1)" office:value-type="float" office:value="24" calcext:value-type="float">
            <text:p>24</text:p>
          </table:table-cell>
          <table:table-cell table:formula="of:=ABJAD([.$A773];1;1)" office:value-type="float" office:value="1332" calcext:value-type="float">
            <text:p>1332</text:p>
          </table:table-cell>
          <table:table-cell table:formula="of:=ABJAD([.$A773];2;1)" office:value-type="float" office:value="1372" calcext:value-type="float">
            <text:p>1372</text:p>
          </table:table-cell>
          <table:table-cell table:formula="of:=ABJAD([.$A773];3;1)" office:value-type="float" office:value="5931" calcext:value-type="float">
            <text:p>59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GİN</text:p>
          </table:table-cell>
          <table:table-cell table:formula="of:=NUMEROLOG([.$A774];&quot;modern&quot;;&quot;tam&quot;)" office:value-type="float" office:value="35" calcext:value-type="float">
            <text:p>35</text:p>
          </table:table-cell>
          <table:table-cell table:formula="of:=NUMEROLOG([.$A774];&quot;TR&quot;;&quot;tam&quot;)" office:value-type="float" office:value="94" calcext:value-type="float">
            <text:p>94</text:p>
          </table:table-cell>
          <table:table-cell table:formula="of:=ABJAD([.$A774];0;1)" office:value-type="float" office:value="34" calcext:value-type="float">
            <text:p>34</text:p>
          </table:table-cell>
          <table:table-cell table:formula="of:=ABJAD([.$A774];1;1)" office:value-type="float" office:value="1402" calcext:value-type="float">
            <text:p>1402</text:p>
          </table:table-cell>
          <table:table-cell table:formula="of:=ABJAD([.$A774];2;1)" office:value-type="float" office:value="1447" calcext:value-type="float">
            <text:p>1447</text:p>
          </table:table-cell>
          <table:table-cell table:formula="of:=ABJAD([.$A774];3;1)" office:value-type="float" office:value="7816" calcext:value-type="float">
            <text:p>7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ZİN</text:p>
          </table:table-cell>
          <table:table-cell table:formula="of:=NUMEROLOG([.$A775];&quot;modern&quot;;&quot;tam&quot;)" office:value-type="float" office:value="28" calcext:value-type="float">
            <text:p>28</text:p>
          </table:table-cell>
          <table:table-cell table:formula="of:=NUMEROLOG([.$A775];&quot;TR&quot;;&quot;tam&quot;)" office:value-type="float" office:value="86" calcext:value-type="float">
            <text:p>86</text:p>
          </table:table-cell>
          <table:table-cell table:formula="of:=ABJAD([.$A775];0;1)" office:value-type="float" office:value="27" calcext:value-type="float">
            <text:p>27</text:p>
          </table:table-cell>
          <table:table-cell table:formula="of:=ABJAD([.$A775];1;1)" office:value-type="float" office:value="1395" calcext:value-type="float">
            <text:p>1395</text:p>
          </table:table-cell>
          <table:table-cell table:formula="of:=ABJAD([.$A775];2;1)" office:value-type="float" office:value="1435" calcext:value-type="float">
            <text:p>1435</text:p>
          </table:table-cell>
          <table:table-cell table:formula="of:=ABJAD([.$A775];3;1)" office:value-type="float" office:value="6887" calcext:value-type="float">
            <text:p>68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BEL</text:p>
          </table:table-cell>
          <table:table-cell table:formula="of:=NUMEROLOG([.$A776];&quot;modern&quot;;&quot;tam&quot;)" office:value-type="float" office:value="20" calcext:value-type="float">
            <text:p>20</text:p>
          </table:table-cell>
          <table:table-cell table:formula="of:=NUMEROLOG([.$A776];&quot;TR&quot;;&quot;tam&quot;)" office:value-type="float" office:value="57" calcext:value-type="float">
            <text:p>57</text:p>
          </table:table-cell>
          <table:table-cell table:formula="of:=ABJAD([.$A776];0;1)" office:value-type="float" office:value="17" calcext:value-type="float">
            <text:p>17</text:p>
          </table:table-cell>
          <table:table-cell table:formula="of:=ABJAD([.$A776];1;1)" office:value-type="float" office:value="377" calcext:value-type="float">
            <text:p>377</text:p>
          </table:table-cell>
          <table:table-cell table:formula="of:=ABJAD([.$A776];2;1)" office:value-type="float" office:value="417" calcext:value-type="float">
            <text:p>417</text:p>
          </table:table-cell>
          <table:table-cell table:formula="of:=ABJAD([.$A776];3;1)" office:value-type="float" office:value="5115" calcext:value-type="float">
            <text:p>51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DAR</text:p>
          </table:table-cell>
          <table:table-cell table:formula="of:=NUMEROLOG([.$A777];&quot;modern&quot;;&quot;tam&quot;)" office:value-type="float" office:value="24" calcext:value-type="float">
            <text:p>24</text:p>
          </table:table-cell>
          <table:table-cell table:formula="of:=NUMEROLOG([.$A777];&quot;TR&quot;;&quot;tam&quot;)" office:value-type="float" office:value="61" calcext:value-type="float">
            <text:p>61</text:p>
          </table:table-cell>
          <table:table-cell table:formula="of:=ABJAD([.$A777];0;1)" office:value-type="float" office:value="21" calcext:value-type="float">
            <text:p>21</text:p>
          </table:table-cell>
          <table:table-cell table:formula="of:=ABJAD([.$A777];1;1)" office:value-type="float" office:value="525" calcext:value-type="float">
            <text:p>525</text:p>
          </table:table-cell>
          <table:table-cell table:formula="of:=ABJAD([.$A777];2;1)" office:value-type="float" office:value="561" calcext:value-type="float">
            <text:p>561</text:p>
          </table:table-cell>
          <table:table-cell table:formula="of:=ABJAD([.$A777];3;1)" office:value-type="float" office:value="8199" calcext:value-type="float">
            <text:p>8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DDIKA</text:p>
          </table:table-cell>
          <table:table-cell table:formula="of:=NUMEROLOG([.$A778];&quot;modern&quot;;&quot;tam&quot;)" office:value-type="float" office:value="30" calcext:value-type="float">
            <text:p>30</text:p>
          </table:table-cell>
          <table:table-cell table:formula="of:=NUMEROLOG([.$A778];&quot;TR&quot;;&quot;tam&quot;)" office:value-type="float" office:value="69" calcext:value-type="float">
            <text:p>69</text:p>
          </table:table-cell>
          <table:table-cell table:formula="of:=ABJAD([.$A778];0;1)" office:value-type="float" office:value="33" calcext:value-type="float">
            <text:p>33</text:p>
          </table:table-cell>
          <table:table-cell table:formula="of:=ABJAD([.$A778];1;1)" office:value-type="float" office:value="369" calcext:value-type="float">
            <text:p>369</text:p>
          </table:table-cell>
          <table:table-cell table:formula="of:=ABJAD([.$A778];2;1)" office:value-type="float" office:value="410" calcext:value-type="float">
            <text:p>410</text:p>
          </table:table-cell>
          <table:table-cell table:formula="of:=ABJAD([.$A778];3;1)" office:value-type="float" office:value="5703" calcext:value-type="float">
            <text:p>5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DIKA</text:p>
          </table:table-cell>
          <table:table-cell table:formula="of:=NUMEROLOG([.$A779];&quot;modern&quot;;&quot;tam&quot;)" office:value-type="float" office:value="26" calcext:value-type="float">
            <text:p>26</text:p>
          </table:table-cell>
          <table:table-cell table:formula="of:=NUMEROLOG([.$A779];&quot;TR&quot;;&quot;tam&quot;)" office:value-type="float" office:value="64" calcext:value-type="float">
            <text:p>64</text:p>
          </table:table-cell>
          <table:table-cell table:formula="of:=ABJAD([.$A779];0;1)" office:value-type="float" office:value="29" calcext:value-type="float">
            <text:p>29</text:p>
          </table:table-cell>
          <table:table-cell table:formula="of:=ABJAD([.$A779];1;1)" office:value-type="float" office:value="365" calcext:value-type="float">
            <text:p>365</text:p>
          </table:table-cell>
          <table:table-cell table:formula="of:=ABJAD([.$A779];2;1)" office:value-type="float" office:value="401" calcext:value-type="float">
            <text:p>401</text:p>
          </table:table-cell>
          <table:table-cell table:formula="of:=ABJAD([.$A779];3;1)" office:value-type="float" office:value="4909" calcext:value-type="float">
            <text:p>4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İFA</text:p>
          </table:table-cell>
          <table:table-cell table:formula="of:=NUMEROLOG([.$A780];&quot;modern&quot;;&quot;tam&quot;)" office:value-type="float" office:value="17" calcext:value-type="float">
            <text:p>17</text:p>
          </table:table-cell>
          <table:table-cell table:formula="of:=NUMEROLOG([.$A780];&quot;TR&quot;;&quot;tam&quot;)" office:value-type="float" office:value="43" calcext:value-type="float">
            <text:p>43</text:p>
          </table:table-cell>
          <table:table-cell table:formula="of:=ABJAD([.$A780];0;1)" office:value-type="float" office:value="19" calcext:value-type="float">
            <text:p>19</text:p>
          </table:table-cell>
          <table:table-cell table:formula="of:=ABJAD([.$A780];1;1)" office:value-type="float" office:value="427" calcext:value-type="float">
            <text:p>427</text:p>
          </table:table-cell>
          <table:table-cell table:formula="of:=ABJAD([.$A780];2;1)" office:value-type="float" office:value="458" calcext:value-type="float">
            <text:p>458</text:p>
          </table:table-cell>
          <table:table-cell table:formula="of:=ABJAD([.$A780];3;1)" office:value-type="float" office:value="5377" calcext:value-type="float">
            <text:p>53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LA</text:p>
          </table:table-cell>
          <table:table-cell table:formula="of:=NUMEROLOG([.$A781];&quot;modern&quot;;&quot;tam&quot;)" office:value-type="float" office:value="14" calcext:value-type="float">
            <text:p>14</text:p>
          </table:table-cell>
          <table:table-cell table:formula="of:=NUMEROLOG([.$A781];&quot;TR&quot;;&quot;tam&quot;)" office:value-type="float" office:value="49" calcext:value-type="float">
            <text:p>49</text:p>
          </table:table-cell>
          <table:table-cell table:formula="of:=ABJAD([.$A781];0;1)" office:value-type="float" office:value="13" calcext:value-type="float">
            <text:p>13</text:p>
          </table:table-cell>
          <table:table-cell table:formula="of:=ABJAD([.$A781];1;1)" office:value-type="float" office:value="361" calcext:value-type="float">
            <text:p>361</text:p>
          </table:table-cell>
          <table:table-cell table:formula="of:=ABJAD([.$A781];2;1)" office:value-type="float" office:value="382" calcext:value-type="float">
            <text:p>382</text:p>
          </table:table-cell>
          <table:table-cell table:formula="of:=ABJAD([.$A781];3;1)" office:value-type="float" office:value="3800" calcext:value-type="float">
            <text:p>38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MENDER</text:p>
          </table:table-cell>
          <table:table-cell table:formula="of:=NUMEROLOG([.$A782];&quot;modern&quot;;&quot;tam&quot;)" office:value-type="float" office:value="42" calcext:value-type="float">
            <text:p>42</text:p>
          </table:table-cell>
          <table:table-cell table:formula="of:=NUMEROLOG([.$A782];&quot;TR&quot;;&quot;tam&quot;)" office:value-type="float" office:value="105" calcext:value-type="float">
            <text:p>105</text:p>
          </table:table-cell>
          <table:table-cell table:formula="of:=ABJAD([.$A782];0;1)" office:value-type="float" office:value="40" calcext:value-type="float">
            <text:p>40</text:p>
          </table:table-cell>
          <table:table-cell table:formula="of:=ABJAD([.$A782];1;1)" office:value-type="float" office:value="664" calcext:value-type="float">
            <text:p>664</text:p>
          </table:table-cell>
          <table:table-cell table:formula="of:=ABJAD([.$A782];2;1)" office:value-type="float" office:value="719" calcext:value-type="float">
            <text:p>719</text:p>
          </table:table-cell>
          <table:table-cell table:formula="of:=ABJAD([.$A782];3;1)" office:value-type="float" office:value="11697" calcext:value-type="float">
            <text:p>11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MGE</text:p>
          </table:table-cell>
          <table:table-cell table:formula="of:=NUMEROLOG([.$A783];&quot;modern&quot;;&quot;tam&quot;)" office:value-type="float" office:value="26" calcext:value-type="float">
            <text:p>26</text:p>
          </table:table-cell>
          <table:table-cell table:formula="of:=NUMEROLOG([.$A783];&quot;TR&quot;;&quot;tam&quot;)" office:value-type="float" office:value="64" calcext:value-type="float">
            <text:p>64</text:p>
          </table:table-cell>
          <table:table-cell table:formula="of:=ABJAD([.$A783];0;1)" office:value-type="float" office:value="20" calcext:value-type="float">
            <text:p>20</text:p>
          </table:table-cell>
          <table:table-cell table:formula="of:=ABJAD([.$A783];1;1)" office:value-type="float" office:value="392" calcext:value-type="float">
            <text:p>392</text:p>
          </table:table-cell>
          <table:table-cell table:formula="of:=ABJAD([.$A783];2;1)" office:value-type="float" office:value="432" calcext:value-type="float">
            <text:p>432</text:p>
          </table:table-cell>
          <table:table-cell table:formula="of:=ABJAD([.$A783];3;1)" office:value-type="float" office:value="6860" calcext:value-type="float">
            <text:p>68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NAN</text:p>
          </table:table-cell>
          <table:table-cell table:formula="of:=NUMEROLOG([.$A784];&quot;modern&quot;;&quot;tam&quot;)" office:value-type="float" office:value="21" calcext:value-type="float">
            <text:p>21</text:p>
          </table:table-cell>
          <table:table-cell table:formula="of:=NUMEROLOG([.$A784];&quot;TR&quot;;&quot;tam&quot;)" office:value-type="float" office:value="69" calcext:value-type="float">
            <text:p>69</text:p>
          </table:table-cell>
          <table:table-cell table:formula="of:=ABJAD([.$A784];0;1)" office:value-type="float" office:value="29" calcext:value-type="float">
            <text:p>29</text:p>
          </table:table-cell>
          <table:table-cell table:formula="of:=ABJAD([.$A784];1;1)" office:value-type="float" office:value="461" calcext:value-type="float">
            <text:p>461</text:p>
          </table:table-cell>
          <table:table-cell table:formula="of:=ABJAD([.$A784];2;1)" office:value-type="float" office:value="497" calcext:value-type="float">
            <text:p>497</text:p>
          </table:table-cell>
          <table:table-cell table:formula="of:=ABJAD([.$A784];3;1)" office:value-type="float" office:value="8495" calcext:value-type="float">
            <text:p>84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İNEM</text:p>
          </table:table-cell>
          <table:table-cell table:formula="of:=NUMEROLOG([.$A785];&quot;modern&quot;;&quot;tam&quot;)" office:value-type="float" office:value="24" calcext:value-type="float">
            <text:p>24</text:p>
          </table:table-cell>
          <table:table-cell table:formula="of:=NUMEROLOG([.$A785];&quot;TR&quot;;&quot;tam&quot;)" office:value-type="float" office:value="73" calcext:value-type="float">
            <text:p>73</text:p>
          </table:table-cell>
          <table:table-cell table:formula="of:=ABJAD([.$A785];0;1)" office:value-type="float" office:value="23" calcext:value-type="float">
            <text:p>23</text:p>
          </table:table-cell>
          <table:table-cell table:formula="of:=ABJAD([.$A785];1;1)" office:value-type="float" office:value="455" calcext:value-type="float">
            <text:p>455</text:p>
          </table:table-cell>
          <table:table-cell table:formula="of:=ABJAD([.$A785];2;1)" office:value-type="float" office:value="495" calcext:value-type="float">
            <text:p>495</text:p>
          </table:table-cell>
          <table:table-cell table:formula="of:=ABJAD([.$A785];3;1)" office:value-type="float" office:value="7816" calcext:value-type="float">
            <text:p>7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İRİN</text:p>
          </table:table-cell>
          <table:table-cell table:formula="of:=NUMEROLOG([.$A786];&quot;modern&quot;;&quot;tam&quot;)" office:value-type="float" office:value="33" calcext:value-type="float">
            <text:p>33</text:p>
          </table:table-cell>
          <table:table-cell table:formula="of:=NUMEROLOG([.$A786];&quot;TR&quot;;&quot;tam&quot;)" office:value-type="float" office:value="85" calcext:value-type="float">
            <text:p>85</text:p>
          </table:table-cell>
          <table:table-cell table:formula="of:=ABJAD([.$A786];0;1)" office:value-type="float" office:value="38" calcext:value-type="float">
            <text:p>38</text:p>
          </table:table-cell>
          <table:table-cell table:formula="of:=ABJAD([.$A786];1;1)" office:value-type="float" office:value="710" calcext:value-type="float">
            <text:p>710</text:p>
          </table:table-cell>
          <table:table-cell table:formula="of:=ABJAD([.$A786];2;1)" office:value-type="float" office:value="765" calcext:value-type="float">
            <text:p>765</text:p>
          </table:table-cell>
          <table:table-cell table:formula="of:=ABJAD([.$A786];3;1)" office:value-type="float" office:value="10359" calcext:value-type="float">
            <text:p>103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İRVAN</text:p>
          </table:table-cell>
          <table:table-cell table:formula="of:=NUMEROLOG([.$A787];&quot;modern&quot;;&quot;tam&quot;)" office:value-type="float" office:value="29" calcext:value-type="float">
            <text:p>29</text:p>
          </table:table-cell>
          <table:table-cell table:formula="of:=NUMEROLOG([.$A787];&quot;TR&quot;;&quot;tam&quot;)" office:value-type="float" office:value="101" calcext:value-type="float">
            <text:p>101</text:p>
          </table:table-cell>
          <table:table-cell table:formula="of:=ABJAD([.$A787];0;1)" office:value-type="float" office:value="39" calcext:value-type="float">
            <text:p>39</text:p>
          </table:table-cell>
          <table:table-cell table:formula="of:=ABJAD([.$A787];1;1)" office:value-type="float" office:value="1491" calcext:value-type="float">
            <text:p>1491</text:p>
          </table:table-cell>
          <table:table-cell table:formula="of:=ABJAD([.$A787];2;1)" office:value-type="float" office:value="1532" calcext:value-type="float">
            <text:p>1532</text:p>
          </table:table-cell>
          <table:table-cell table:formula="of:=ABJAD([.$A787];3;1)" office:value-type="float" office:value="13346" calcext:value-type="float">
            <text:p>133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NAY</text:p>
          </table:table-cell>
          <table:table-cell table:formula="of:=NUMEROLOG([.$A788];&quot;modern&quot;;&quot;tam&quot;)" office:value-type="float" office:value="20" calcext:value-type="float">
            <text:p>20</text:p>
          </table:table-cell>
          <table:table-cell table:formula="of:=NUMEROLOG([.$A788];&quot;TR&quot;;&quot;tam&quot;)" office:value-type="float" office:value="86" calcext:value-type="float">
            <text:p>86</text:p>
          </table:table-cell>
          <table:table-cell table:formula="of:=ABJAD([.$A788];0;1)" office:value-type="float" office:value="19" calcext:value-type="float">
            <text:p>19</text:p>
          </table:table-cell>
          <table:table-cell table:formula="of:=ABJAD([.$A788];1;1)" office:value-type="float" office:value="1351" calcext:value-type="float">
            <text:p>1351</text:p>
          </table:table-cell>
          <table:table-cell table:formula="of:=ABJAD([.$A788];2;1)" office:value-type="float" office:value="1447" calcext:value-type="float">
            <text:p>1447</text:p>
          </table:table-cell>
          <table:table-cell table:formula="of:=ABJAD([.$A788];3;1)" office:value-type="float" office:value="10454" calcext:value-type="float">
            <text:p>104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NER</text:p>
          </table:table-cell>
          <table:table-cell table:formula="of:=NUMEROLOG([.$A789];&quot;modern&quot;;&quot;tam&quot;)" office:value-type="float" office:value="26" calcext:value-type="float">
            <text:p>26</text:p>
          </table:table-cell>
          <table:table-cell table:formula="of:=NUMEROLOG([.$A789];&quot;TR&quot;;&quot;tam&quot;)" office:value-type="float" office:value="84" calcext:value-type="float">
            <text:p>84</text:p>
          </table:table-cell>
          <table:table-cell table:formula="of:=ABJAD([.$A789];0;1)" office:value-type="float" office:value="31" calcext:value-type="float">
            <text:p>31</text:p>
          </table:table-cell>
          <table:table-cell table:formula="of:=ABJAD([.$A789];1;1)" office:value-type="float" office:value="655" calcext:value-type="float">
            <text:p>655</text:p>
          </table:table-cell>
          <table:table-cell table:formula="of:=ABJAD([.$A789];2;1)" office:value-type="float" office:value="755" calcext:value-type="float">
            <text:p>755</text:p>
          </table:table-cell>
          <table:table-cell table:formula="of:=ABJAD([.$A789];3;1)" office:value-type="float" office:value="8995" calcext:value-type="float">
            <text:p>8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NGÜL</text:p>
          </table:table-cell>
          <table:table-cell table:formula="of:=NUMEROLOG([.$A790];&quot;modern&quot;;&quot;tam&quot;)" office:value-type="float" office:value="25" calcext:value-type="float">
            <text:p>25</text:p>
          </table:table-cell>
          <table:table-cell table:formula="of:=NUMEROLOG([.$A790];&quot;TR&quot;;&quot;tam&quot;)" office:value-type="float" office:value="106" calcext:value-type="float">
            <text:p>106</text:p>
          </table:table-cell>
          <table:table-cell table:formula="of:=ABJAD([.$A790];0;1)" office:value-type="float" office:value="31" calcext:value-type="float">
            <text:p>31</text:p>
          </table:table-cell>
          <table:table-cell table:formula="of:=ABJAD([.$A790];1;1)" office:value-type="float" office:value="1207" calcext:value-type="float">
            <text:p>1207</text:p>
          </table:table-cell>
          <table:table-cell table:formula="of:=ABJAD([.$A790];2;1)" office:value-type="float" office:value="2007" calcext:value-type="float">
            <text:p>2007</text:p>
          </table:table-cell>
          <table:table-cell table:formula="of:=ABJAD([.$A790];3;1)" office:value-type="float" office:value="10491" calcext:value-type="float">
            <text:p>104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AT</text:p>
          </table:table-cell>
          <table:table-cell table:formula="of:=NUMEROLOG([.$A791];&quot;modern&quot;;&quot;tam&quot;)" office:value-type="float" office:value="7" calcext:value-type="float">
            <text:p>7</text:p>
          </table:table-cell>
          <table:table-cell table:formula="of:=NUMEROLOG([.$A791];&quot;TR&quot;;&quot;tam&quot;)" office:value-type="float" office:value="72" calcext:value-type="float">
            <text:p>72</text:p>
          </table:table-cell>
          <table:table-cell table:formula="of:=ABJAD([.$A791];0;1)" office:value-type="float" office:value="9" calcext:value-type="float">
            <text:p>9</text:p>
          </table:table-cell>
          <table:table-cell table:formula="of:=ABJAD([.$A791];1;1)" office:value-type="float" office:value="1401" calcext:value-type="float">
            <text:p>1401</text:p>
          </table:table-cell>
          <table:table-cell table:formula="of:=ABJAD([.$A791];2;1)" office:value-type="float" office:value="2012" calcext:value-type="float">
            <text:p>2012</text:p>
          </table:table-cell>
          <table:table-cell table:formula="of:=ABJAD([.$A791];3;1)" office:value-type="float" office:value="9693" calcext:value-type="float">
            <text:p>96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UAYIP</text:p>
          </table:table-cell>
          <table:table-cell table:formula="of:=NUMEROLOG([.$A792];&quot;modern&quot;;&quot;tam&quot;)" office:value-type="float" office:value="28" calcext:value-type="float">
            <text:p>28</text:p>
          </table:table-cell>
          <table:table-cell table:formula="of:=NUMEROLOG([.$A792];&quot;TR&quot;;&quot;tam&quot;)" office:value-type="float" office:value="108" calcext:value-type="float">
            <text:p>108</text:p>
          </table:table-cell>
          <table:table-cell table:formula="of:=ABJAD([.$A792];0;1)" office:value-type="float" office:value="19" calcext:value-type="float">
            <text:p>19</text:p>
          </table:table-cell>
          <table:table-cell table:formula="of:=ABJAD([.$A792];1;1)" office:value-type="float" office:value="2011" calcext:value-type="float">
            <text:p>2011</text:p>
          </table:table-cell>
          <table:table-cell table:formula="of:=ABJAD([.$A792];2;1)" office:value-type="float" office:value="2637" calcext:value-type="float">
            <text:p>2637</text:p>
          </table:table-cell>
          <table:table-cell table:formula="of:=ABJAD([.$A792];3;1)" office:value-type="float" office:value="13851" calcext:value-type="float">
            <text:p>138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HEYLA</text:p>
          </table:table-cell>
          <table:table-cell table:formula="of:=NUMEROLOG([.$A793];&quot;modern&quot;;&quot;tam&quot;)" office:value-type="float" office:value="28" calcext:value-type="float">
            <text:p>28</text:p>
          </table:table-cell>
          <table:table-cell table:formula="of:=NUMEROLOG([.$A793];&quot;TR&quot;;&quot;tam&quot;)" office:value-type="float" office:value="108" calcext:value-type="float">
            <text:p>108</text:p>
          </table:table-cell>
          <table:table-cell table:formula="of:=ABJAD([.$A793];0;1)" office:value-type="float" office:value="21" calcext:value-type="float">
            <text:p>21</text:p>
          </table:table-cell>
          <table:table-cell table:formula="of:=ABJAD([.$A793];1;1)" office:value-type="float" office:value="1965" calcext:value-type="float">
            <text:p>1965</text:p>
          </table:table-cell>
          <table:table-cell table:formula="of:=ABJAD([.$A793];2;1)" office:value-type="float" office:value="2691" calcext:value-type="float">
            <text:p>2691</text:p>
          </table:table-cell>
          <table:table-cell table:formula="of:=ABJAD([.$A793];3;1)" office:value-type="float" office:value="13634" calcext:value-type="float">
            <text:p>136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ÜKRİYE</text:p>
          </table:table-cell>
          <table:table-cell table:formula="of:=NUMEROLOG([.$A794];&quot;modern&quot;;&quot;tam&quot;)" office:value-type="float" office:value="36" calcext:value-type="float">
            <text:p>36</text:p>
          </table:table-cell>
          <table:table-cell table:formula="of:=NUMEROLOG([.$A794];&quot;TR&quot;;&quot;tam&quot;)" office:value-type="float" office:value="130" calcext:value-type="float">
            <text:p>130</text:p>
          </table:table-cell>
          <table:table-cell table:formula="of:=ABJAD([.$A794];0;1)" office:value-type="float" office:value="33" calcext:value-type="float">
            <text:p>33</text:p>
          </table:table-cell>
          <table:table-cell table:formula="of:=ABJAD([.$A794];1;1)" office:value-type="float" office:value="2265" calcext:value-type="float">
            <text:p>2265</text:p>
          </table:table-cell>
          <table:table-cell table:formula="of:=ABJAD([.$A794];2;1)" office:value-type="float" office:value="3010" calcext:value-type="float">
            <text:p>3010</text:p>
          </table:table-cell>
          <table:table-cell table:formula="of:=ABJAD([.$A794];3;1)" office:value-type="float" office:value="15824" calcext:value-type="float">
            <text:p>158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ÜKRÜ</text:p>
          </table:table-cell>
          <table:table-cell table:formula="of:=NUMEROLOG([.$A795];&quot;modern&quot;;&quot;tam&quot;)" office:value-type="float" office:value="18" calcext:value-type="float">
            <text:p>18</text:p>
          </table:table-cell>
          <table:table-cell table:formula="of:=NUMEROLOG([.$A795];&quot;TR&quot;;&quot;tam&quot;)" office:value-type="float" office:value="110" calcext:value-type="float">
            <text:p>110</text:p>
          </table:table-cell>
          <table:table-cell table:formula="of:=ABJAD([.$A795];0;1)" office:value-type="float" office:value="24" calcext:value-type="float">
            <text:p>24</text:p>
          </table:table-cell>
          <table:table-cell table:formula="of:=ABJAD([.$A795];1;1)" office:value-type="float" office:value="2040" calcext:value-type="float">
            <text:p>2040</text:p>
          </table:table-cell>
          <table:table-cell table:formula="of:=ABJAD([.$A795];2;1)" office:value-type="float" office:value="3455" calcext:value-type="float">
            <text:p>3455</text:p>
          </table:table-cell>
          <table:table-cell table:formula="of:=ABJAD([.$A795];3;1)" office:value-type="float" office:value="13422" calcext:value-type="float">
            <text:p>134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ŞULE</text:p>
          </table:table-cell>
          <table:table-cell table:formula="of:=NUMEROLOG([.$A796];&quot;modern&quot;;&quot;tam&quot;)" office:value-type="float" office:value="12" calcext:value-type="float">
            <text:p>12</text:p>
          </table:table-cell>
          <table:table-cell table:formula="of:=NUMEROLOG([.$A796];&quot;TR&quot;;&quot;tam&quot;)" office:value-type="float" office:value="69" calcext:value-type="float">
            <text:p>69</text:p>
          </table:table-cell>
          <table:table-cell table:formula="of:=ABJAD([.$A796];0;1)" office:value-type="float" office:value="11" calcext:value-type="float">
            <text:p>11</text:p>
          </table:table-cell>
          <table:table-cell table:formula="of:=ABJAD([.$A796];1;1)" office:value-type="float" office:value="1055" calcext:value-type="float">
            <text:p>1055</text:p>
          </table:table-cell>
          <table:table-cell table:formula="of:=ABJAD([.$A796];2;1)" office:value-type="float" office:value="1670" calcext:value-type="float">
            <text:p>1670</text:p>
          </table:table-cell>
          <table:table-cell table:formula="of:=ABJAD([.$A796];3;1)" office:value-type="float" office:value="7087" calcext:value-type="float">
            <text:p>70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LEYMAN</text:p>
          </table:table-cell>
          <table:table-cell table:formula="of:=NUMEROLOG([.$A797];&quot;modern&quot;;&quot;tam&quot;)" office:value-type="float" office:value="29" calcext:value-type="float">
            <text:p>29</text:p>
          </table:table-cell>
          <table:table-cell table:formula="of:=NUMEROLOG([.$A797];&quot;TR&quot;;&quot;tam&quot;)" office:value-type="float" office:value="131" calcext:value-type="float">
            <text:p>131</text:p>
          </table:table-cell>
          <table:table-cell table:formula="of:=ABJAD([.$A797];0;1)" office:value-type="float" office:value="22" calcext:value-type="float">
            <text:p>22</text:p>
          </table:table-cell>
          <table:table-cell table:formula="of:=ABJAD([.$A797];1;1)" office:value-type="float" office:value="2086" calcext:value-type="float">
            <text:p>2086</text:p>
          </table:table-cell>
          <table:table-cell table:formula="of:=ABJAD([.$A797];2;1)" office:value-type="float" office:value="2817" calcext:value-type="float">
            <text:p>2817</text:p>
          </table:table-cell>
          <table:table-cell table:formula="of:=ABJAD([.$A797];3;1)" office:value-type="float" office:value="14816" calcext:value-type="float">
            <text:p>14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LTAN</text:p>
          </table:table-cell>
          <table:table-cell table:formula="of:=NUMEROLOG([.$A798];&quot;modern&quot;;&quot;tam&quot;)" office:value-type="float" office:value="15" calcext:value-type="float">
            <text:p>15</text:p>
          </table:table-cell>
          <table:table-cell table:formula="of:=NUMEROLOG([.$A798];&quot;TR&quot;;&quot;tam&quot;)" office:value-type="float" office:value="104" calcext:value-type="float">
            <text:p>104</text:p>
          </table:table-cell>
          <table:table-cell table:formula="of:=ABJAD([.$A798];0;1)" office:value-type="float" office:value="21" calcext:value-type="float">
            <text:p>21</text:p>
          </table:table-cell>
          <table:table-cell table:formula="of:=ABJAD([.$A798];1;1)" office:value-type="float" office:value="1521" calcext:value-type="float">
            <text:p>1521</text:p>
          </table:table-cell>
          <table:table-cell table:formula="of:=ABJAD([.$A798];2;1)" office:value-type="float" office:value="2142" calcext:value-type="float">
            <text:p>2142</text:p>
          </table:table-cell>
          <table:table-cell table:formula="of:=ABJAD([.$A798];3;1)" office:value-type="float" office:value="11703" calcext:value-type="float">
            <text:p>11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MEYRA</text:p>
          </table:table-cell>
          <table:table-cell table:formula="of:=NUMEROLOG([.$A799];&quot;modern&quot;;&quot;tam&quot;)" office:value-type="float" office:value="30" calcext:value-type="float">
            <text:p>30</text:p>
          </table:table-cell>
          <table:table-cell table:formula="of:=NUMEROLOG([.$A799];&quot;TR&quot;;&quot;tam&quot;)" office:value-type="float" office:value="120" calcext:value-type="float">
            <text:p>120</text:p>
          </table:table-cell>
          <table:table-cell table:formula="of:=ABJAD([.$A799];0;1)" office:value-type="float" office:value="18" calcext:value-type="float">
            <text:p>18</text:p>
          </table:table-cell>
          <table:table-cell table:formula="of:=ABJAD([.$A799];1;1)" office:value-type="float" office:value="2166" calcext:value-type="float">
            <text:p>2166</text:p>
          </table:table-cell>
          <table:table-cell table:formula="of:=ABJAD([.$A799];2;1)" office:value-type="float" office:value="2892" calcext:value-type="float">
            <text:p>2892</text:p>
          </table:table-cell>
          <table:table-cell table:formula="of:=ABJAD([.$A799];3;1)" office:value-type="float" office:value="15486" calcext:value-type="float">
            <text:p>154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MEYYE</text:p>
          </table:table-cell>
          <table:table-cell table:formula="of:=NUMEROLOG([.$A800];&quot;modern&quot;;&quot;tam&quot;)" office:value-type="float" office:value="32" calcext:value-type="float">
            <text:p>32</text:p>
          </table:table-cell>
          <table:table-cell table:formula="of:=NUMEROLOG([.$A800];&quot;TR&quot;;&quot;tam&quot;)" office:value-type="float" office:value="132" calcext:value-type="float">
            <text:p>132</text:p>
          </table:table-cell>
          <table:table-cell table:formula="of:=ABJAD([.$A800];0;1)" office:value-type="float" office:value="14" calcext:value-type="float">
            <text:p>14</text:p>
          </table:table-cell>
          <table:table-cell table:formula="of:=ABJAD([.$A800];1;1)" office:value-type="float" office:value="2870" calcext:value-type="float">
            <text:p>2870</text:p>
          </table:table-cell>
          <table:table-cell table:formula="of:=ABJAD([.$A800];2;1)" office:value-type="float" office:value="3600" calcext:value-type="float">
            <text:p>3600</text:p>
          </table:table-cell>
          <table:table-cell table:formula="of:=ABJAD([.$A800];3;1)" office:value-type="float" office:value="17315" calcext:value-type="float">
            <text:p>173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NA</text:p>
          </table:table-cell>
          <table:table-cell table:formula="of:=NUMEROLOG([.$A801];&quot;modern&quot;;&quot;tam&quot;)" office:value-type="float" office:value="10" calcext:value-type="float">
            <text:p>10</text:p>
          </table:table-cell>
          <table:table-cell table:formula="of:=NUMEROLOG([.$A801];&quot;TR&quot;;&quot;tam&quot;)" office:value-type="float" office:value="65" calcext:value-type="float">
            <text:p>65</text:p>
          </table:table-cell>
          <table:table-cell table:formula="of:=ABJAD([.$A801];0;1)" office:value-type="float" office:value="11" calcext:value-type="float">
            <text:p>11</text:p>
          </table:table-cell>
          <table:table-cell table:formula="of:=ABJAD([.$A801];1;1)" office:value-type="float" office:value="971" calcext:value-type="float">
            <text:p>971</text:p>
          </table:table-cell>
          <table:table-cell table:formula="of:=ABJAD([.$A801];2;1)" office:value-type="float" office:value="1582" calcext:value-type="float">
            <text:p>1582</text:p>
          </table:table-cell>
          <table:table-cell table:formula="of:=ABJAD([.$A801];3;1)" office:value-type="float" office:value="8571" calcext:value-type="float">
            <text:p>85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PHİ</text:p>
          </table:table-cell>
          <table:table-cell table:formula="of:=NUMEROLOG([.$A802];&quot;modern&quot;;&quot;tam&quot;)" office:value-type="float" office:value="28" calcext:value-type="float">
            <text:p>28</text:p>
          </table:table-cell>
          <table:table-cell table:formula="of:=NUMEROLOG([.$A802];&quot;TR&quot;;&quot;tam&quot;)" office:value-type="float" office:value="89" calcext:value-type="float">
            <text:p>89</text:p>
          </table:table-cell>
          <table:table-cell table:formula="of:=ABJAD([.$A802];0;1)" office:value-type="float" office:value="21" calcext:value-type="float">
            <text:p>21</text:p>
          </table:table-cell>
          <table:table-cell table:formula="of:=ABJAD([.$A802];1;1)" office:value-type="float" office:value="1029" calcext:value-type="float">
            <text:p>1029</text:p>
          </table:table-cell>
          <table:table-cell table:formula="of:=ABJAD([.$A802];2;1)" office:value-type="float" office:value="1664" calcext:value-type="float">
            <text:p>1664</text:p>
          </table:table-cell>
          <table:table-cell table:formula="of:=ABJAD([.$A802];3;1)" office:value-type="float" office:value="11988" calcext:value-type="float">
            <text:p>11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ÜREYYA</text:p>
          </table:table-cell>
          <table:table-cell table:formula="of:=NUMEROLOG([.$A803];&quot;modern&quot;;&quot;tam&quot;)" office:value-type="float" office:value="33" calcext:value-type="float">
            <text:p>33</text:p>
          </table:table-cell>
          <table:table-cell table:formula="of:=NUMEROLOG([.$A803];&quot;TR&quot;;&quot;tam&quot;)" office:value-type="float" office:value="132" calcext:value-type="float">
            <text:p>132</text:p>
          </table:table-cell>
          <table:table-cell table:formula="of:=ABJAD([.$A803];0;1)" office:value-type="float" office:value="18" calcext:value-type="float">
            <text:p>18</text:p>
          </table:table-cell>
          <table:table-cell table:formula="of:=ABJAD([.$A803];1;1)" office:value-type="float" office:value="3006" calcext:value-type="float">
            <text:p>3006</text:p>
          </table:table-cell>
          <table:table-cell table:formula="of:=ABJAD([.$A803];2;1)" office:value-type="float" office:value="3732" calcext:value-type="float">
            <text:p>3732</text:p>
          </table:table-cell>
          <table:table-cell table:formula="of:=ABJAD([.$A803];3;1)" office:value-type="float" office:value="18789" calcext:value-type="float">
            <text:p>18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A</text:p>
          </table:table-cell>
          <table:table-cell table:formula="of:=NUMEROLOG([.$A804];&quot;modern&quot;;&quot;tam&quot;)" office:value-type="float" office:value="12" calcext:value-type="float">
            <text:p>12</text:p>
          </table:table-cell>
          <table:table-cell table:formula="of:=NUMEROLOG([.$A804];&quot;TR&quot;;&quot;tam&quot;)" office:value-type="float" office:value="36" calcext:value-type="float">
            <text:p>36</text:p>
          </table:table-cell>
          <table:table-cell table:formula="of:=ABJAD([.$A804];0;1)" office:value-type="float" office:value="19" calcext:value-type="float">
            <text:p>19</text:p>
          </table:table-cell>
          <table:table-cell table:formula="of:=ABJAD([.$A804];1;1)" office:value-type="float" office:value="511" calcext:value-type="float">
            <text:p>511</text:p>
          </table:table-cell>
          <table:table-cell table:formula="of:=ABJAD([.$A804];2;1)" office:value-type="float" office:value="523" calcext:value-type="float">
            <text:p>523</text:p>
          </table:table-cell>
          <table:table-cell table:formula="of:=ABJAD([.$A804];3;1)" office:value-type="float" office:value="5175" calcext:value-type="float">
            <text:p>51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ER</text:p>
          </table:table-cell>
          <table:table-cell table:formula="of:=NUMEROLOG([.$A805];&quot;modern&quot;;&quot;tam&quot;)" office:value-type="float" office:value="25" calcext:value-type="float">
            <text:p>25</text:p>
          </table:table-cell>
          <table:table-cell table:formula="of:=NUMEROLOG([.$A805];&quot;TR&quot;;&quot;tam&quot;)" office:value-type="float" office:value="62" calcext:value-type="float">
            <text:p>62</text:p>
          </table:table-cell>
          <table:table-cell table:formula="of:=ABJAD([.$A805];0;1)" office:value-type="float" office:value="31" calcext:value-type="float">
            <text:p>31</text:p>
          </table:table-cell>
          <table:table-cell table:formula="of:=ABJAD([.$A805];1;1)" office:value-type="float" office:value="715" calcext:value-type="float">
            <text:p>715</text:p>
          </table:table-cell>
          <table:table-cell table:formula="of:=ABJAD([.$A805];2;1)" office:value-type="float" office:value="736" calcext:value-type="float">
            <text:p>736</text:p>
          </table:table-cell>
          <table:table-cell table:formula="of:=ABJAD([.$A805];3;1)" office:value-type="float" office:value="8040" calcext:value-type="float">
            <text:p>80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İR</text:p>
          </table:table-cell>
          <table:table-cell table:formula="of:=NUMEROLOG([.$A806];&quot;modern&quot;;&quot;tam&quot;)" office:value-type="float" office:value="29" calcext:value-type="float">
            <text:p>29</text:p>
          </table:table-cell>
          <table:table-cell table:formula="of:=NUMEROLOG([.$A806];&quot;TR&quot;;&quot;tam&quot;)" office:value-type="float" office:value="68" calcext:value-type="float">
            <text:p>68</text:p>
          </table:table-cell>
          <table:table-cell table:formula="of:=ABJAD([.$A806];0;1)" office:value-type="float" office:value="34" calcext:value-type="float">
            <text:p>34</text:p>
          </table:table-cell>
          <table:table-cell table:formula="of:=ABJAD([.$A806];1;1)" office:value-type="float" office:value="730" calcext:value-type="float">
            <text:p>730</text:p>
          </table:table-cell>
          <table:table-cell table:formula="of:=ABJAD([.$A806];2;1)" office:value-type="float" office:value="766" calcext:value-type="float">
            <text:p>766</text:p>
          </table:table-cell>
          <table:table-cell table:formula="of:=ABJAD([.$A806];3;1)" office:value-type="float" office:value="8833" calcext:value-type="float">
            <text:p>88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HSİN</text:p>
          </table:table-cell>
          <table:table-cell table:formula="of:=NUMEROLOG([.$A807];&quot;modern&quot;;&quot;tam&quot;)" office:value-type="float" office:value="26" calcext:value-type="float">
            <text:p>26</text:p>
          </table:table-cell>
          <table:table-cell table:formula="of:=NUMEROLOG([.$A807];&quot;TR&quot;;&quot;tam&quot;)" office:value-type="float" office:value="86" calcext:value-type="float">
            <text:p>86</text:p>
          </table:table-cell>
          <table:table-cell table:formula="of:=ABJAD([.$A807];0;1)" office:value-type="float" office:value="36" calcext:value-type="float">
            <text:p>36</text:p>
          </table:table-cell>
          <table:table-cell table:formula="of:=ABJAD([.$A807];1;1)" office:value-type="float" office:value="900" calcext:value-type="float">
            <text:p>900</text:p>
          </table:table-cell>
          <table:table-cell table:formula="of:=ABJAD([.$A807];2;1)" office:value-type="float" office:value="941" calcext:value-type="float">
            <text:p>941</text:p>
          </table:table-cell>
          <table:table-cell table:formula="of:=ABJAD([.$A807];3;1)" office:value-type="float" office:value="11341" calcext:value-type="float">
            <text:p>113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LHA</text:p>
          </table:table-cell>
          <table:table-cell table:formula="of:=NUMEROLOG([.$A808];&quot;modern&quot;;&quot;tam&quot;)" office:value-type="float" office:value="15" calcext:value-type="float">
            <text:p>15</text:p>
          </table:table-cell>
          <table:table-cell table:formula="of:=NUMEROLOG([.$A808];&quot;TR&quot;;&quot;tam&quot;)" office:value-type="float" office:value="51" calcext:value-type="float">
            <text:p>51</text:p>
          </table:table-cell>
          <table:table-cell table:formula="of:=ABJAD([.$A808];0;1)" office:value-type="float" office:value="21" calcext:value-type="float">
            <text:p>21</text:p>
          </table:table-cell>
          <table:table-cell table:formula="of:=ABJAD([.$A808];1;1)" office:value-type="float" office:value="561" calcext:value-type="float">
            <text:p>561</text:p>
          </table:table-cell>
          <table:table-cell table:formula="of:=ABJAD([.$A808];2;1)" office:value-type="float" office:value="578" calcext:value-type="float">
            <text:p>578</text:p>
          </table:table-cell>
          <table:table-cell table:formula="of:=ABJAD([.$A808];3;1)" office:value-type="float" office:value="5300" calcext:value-type="float">
            <text:p>53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MER</text:p>
          </table:table-cell>
          <table:table-cell table:formula="of:=NUMEROLOG([.$A809];&quot;modern&quot;;&quot;tam&quot;)" office:value-type="float" office:value="21" calcext:value-type="float">
            <text:p>21</text:p>
          </table:table-cell>
          <table:table-cell table:formula="of:=NUMEROLOG([.$A809];&quot;TR&quot;;&quot;tam&quot;)" office:value-type="float" office:value="68" calcext:value-type="float">
            <text:p>68</text:p>
          </table:table-cell>
          <table:table-cell table:formula="of:=ABJAD([.$A809];0;1)" office:value-type="float" office:value="22" calcext:value-type="float">
            <text:p>22</text:p>
          </table:table-cell>
          <table:table-cell table:formula="of:=ABJAD([.$A809];1;1)" office:value-type="float" office:value="766" calcext:value-type="float">
            <text:p>766</text:p>
          </table:table-cell>
          <table:table-cell table:formula="of:=ABJAD([.$A809];2;1)" office:value-type="float" office:value="787" calcext:value-type="float">
            <text:p>787</text:p>
          </table:table-cell>
          <table:table-cell table:formula="of:=ABJAD([.$A809];3;1)" office:value-type="float" office:value="7337" calcext:value-type="float">
            <text:p>73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NER</text:p>
          </table:table-cell>
          <table:table-cell table:formula="of:=NUMEROLOG([.$A810];&quot;modern&quot;;&quot;tam&quot;)" office:value-type="float" office:value="22" calcext:value-type="float">
            <text:p>22</text:p>
          </table:table-cell>
          <table:table-cell table:formula="of:=NUMEROLOG([.$A810];&quot;TR&quot;;&quot;tam&quot;)" office:value-type="float" office:value="69" calcext:value-type="float">
            <text:p>69</text:p>
          </table:table-cell>
          <table:table-cell table:formula="of:=ABJAD([.$A810];0;1)" office:value-type="float" office:value="32" calcext:value-type="float">
            <text:p>32</text:p>
          </table:table-cell>
          <table:table-cell table:formula="of:=ABJAD([.$A810];1;1)" office:value-type="float" office:value="776" calcext:value-type="float">
            <text:p>776</text:p>
          </table:table-cell>
          <table:table-cell table:formula="of:=ABJAD([.$A810];2;1)" office:value-type="float" office:value="797" calcext:value-type="float">
            <text:p>797</text:p>
          </table:table-cell>
          <table:table-cell table:formula="of:=ABJAD([.$A810];3;1)" office:value-type="float" office:value="8201" calcext:value-type="float">
            <text:p>82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NSU</text:p>
          </table:table-cell>
          <table:table-cell table:formula="of:=NUMEROLOG([.$A811];&quot;modern&quot;;&quot;tam&quot;)" office:value-type="float" office:value="12" calcext:value-type="float">
            <text:p>12</text:p>
          </table:table-cell>
          <table:table-cell table:formula="of:=NUMEROLOG([.$A811];&quot;TR&quot;;&quot;tam&quot;)" office:value-type="float" office:value="89" calcext:value-type="float">
            <text:p>89</text:p>
          </table:table-cell>
          <table:table-cell table:formula="of:=ABJAD([.$A811];0;1)" office:value-type="float" office:value="19" calcext:value-type="float">
            <text:p>19</text:p>
          </table:table-cell>
          <table:table-cell table:formula="of:=ABJAD([.$A811];1;1)" office:value-type="float" office:value="1471" calcext:value-type="float">
            <text:p>1471</text:p>
          </table:table-cell>
          <table:table-cell table:formula="of:=ABJAD([.$A811];2;1)" office:value-type="float" office:value="2087" calcext:value-type="float">
            <text:p>2087</text:p>
          </table:table-cell>
          <table:table-cell table:formula="of:=ABJAD([.$A811];3;1)" office:value-type="float" office:value="11578" calcext:value-type="float">
            <text:p>115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RKAN</text:p>
          </table:table-cell>
          <table:table-cell table:formula="of:=NUMEROLOG([.$A812];&quot;modern&quot;;&quot;tam&quot;)" office:value-type="float" office:value="20" calcext:value-type="float">
            <text:p>20</text:p>
          </table:table-cell>
          <table:table-cell table:formula="of:=NUMEROLOG([.$A812];&quot;TR&quot;;&quot;tam&quot;)" office:value-type="float" office:value="78" calcext:value-type="float">
            <text:p>78</text:p>
          </table:table-cell>
          <table:table-cell table:formula="of:=ABJAD([.$A812];0;1)" office:value-type="float" office:value="32" calcext:value-type="float">
            <text:p>32</text:p>
          </table:table-cell>
          <table:table-cell table:formula="of:=ABJAD([.$A812];1;1)" office:value-type="float" office:value="812" calcext:value-type="float">
            <text:p>812</text:p>
          </table:table-cell>
          <table:table-cell table:formula="of:=ABJAD([.$A812];2;1)" office:value-type="float" office:value="834" calcext:value-type="float">
            <text:p>834</text:p>
          </table:table-cell>
          <table:table-cell table:formula="of:=ABJAD([.$A812];3;1)" office:value-type="float" office:value="8306" calcext:value-type="float">
            <text:p>83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FUN</text:p>
          </table:table-cell>
          <table:table-cell table:formula="of:=NUMEROLOG([.$A813];&quot;modern&quot;;&quot;tam&quot;)" office:value-type="float" office:value="24" calcext:value-type="float">
            <text:p>24</text:p>
          </table:table-cell>
          <table:table-cell table:formula="of:=NUMEROLOG([.$A813];&quot;TR&quot;;&quot;tam&quot;)" office:value-type="float" office:value="102" calcext:value-type="float">
            <text:p>102</text:p>
          </table:table-cell>
          <table:table-cell table:formula="of:=ABJAD([.$A813];0;1)" office:value-type="float" office:value="25" calcext:value-type="float">
            <text:p>25</text:p>
          </table:table-cell>
          <table:table-cell table:formula="of:=ABJAD([.$A813];1;1)" office:value-type="float" office:value="2077" calcext:value-type="float">
            <text:p>2077</text:p>
          </table:table-cell>
          <table:table-cell table:formula="of:=ABJAD([.$A813];2;1)" office:value-type="float" office:value="2698" calcext:value-type="float">
            <text:p>2698</text:p>
          </table:table-cell>
          <table:table-cell table:formula="of:=ABJAD([.$A813];3;1)" office:value-type="float" office:value="13160" calcext:value-type="float">
            <text:p>131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FUR</text:p>
          </table:table-cell>
          <table:table-cell table:formula="of:=NUMEROLOG([.$A814];&quot;modern&quot;;&quot;tam&quot;)" office:value-type="float" office:value="28" calcext:value-type="float">
            <text:p>28</text:p>
          </table:table-cell>
          <table:table-cell table:formula="of:=NUMEROLOG([.$A814];&quot;TR&quot;;&quot;tam&quot;)" office:value-type="float" office:value="106" calcext:value-type="float">
            <text:p>106</text:p>
          </table:table-cell>
          <table:table-cell table:formula="of:=ABJAD([.$A814];0;1)" office:value-type="float" office:value="23" calcext:value-type="float">
            <text:p>23</text:p>
          </table:table-cell>
          <table:table-cell table:formula="of:=ABJAD([.$A814];1;1)" office:value-type="float" office:value="2207" calcext:value-type="float">
            <text:p>2207</text:p>
          </table:table-cell>
          <table:table-cell table:formula="of:=ABJAD([.$A814];2;1)" office:value-type="float" office:value="2828" calcext:value-type="float">
            <text:p>2828</text:p>
          </table:table-cell>
          <table:table-cell table:formula="of:=ABJAD([.$A814];3;1)" office:value-type="float" office:value="13955" calcext:value-type="float">
            <text:p>139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LAN</text:p>
          </table:table-cell>
          <table:table-cell table:formula="of:=NUMEROLOG([.$A815];&quot;modern&quot;;&quot;tam&quot;)" office:value-type="float" office:value="19" calcext:value-type="float">
            <text:p>19</text:p>
          </table:table-cell>
          <table:table-cell table:formula="of:=NUMEROLOG([.$A815];&quot;TR&quot;;&quot;tam&quot;)" office:value-type="float" office:value="86" calcext:value-type="float">
            <text:p>86</text:p>
          </table:table-cell>
          <table:table-cell table:formula="of:=ABJAD([.$A815];0;1)" office:value-type="float" office:value="22" calcext:value-type="float">
            <text:p>22</text:p>
          </table:table-cell>
          <table:table-cell table:formula="of:=ABJAD([.$A815];1;1)" office:value-type="float" office:value="1522" calcext:value-type="float">
            <text:p>1522</text:p>
          </table:table-cell>
          <table:table-cell table:formula="of:=ABJAD([.$A815];2;1)" office:value-type="float" office:value="1544" calcext:value-type="float">
            <text:p>1544</text:p>
          </table:table-cell>
          <table:table-cell table:formula="of:=ABJAD([.$A815];3;1)" office:value-type="float" office:value="9785" calcext:value-type="float">
            <text:p>97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YAR</text:p>
          </table:table-cell>
          <table:table-cell table:formula="of:=NUMEROLOG([.$A816];&quot;modern&quot;;&quot;tam&quot;)" office:value-type="float" office:value="27" calcext:value-type="float">
            <text:p>27</text:p>
          </table:table-cell>
          <table:table-cell table:formula="of:=NUMEROLOG([.$A816];&quot;TR&quot;;&quot;tam&quot;)" office:value-type="float" office:value="103" calcext:value-type="float">
            <text:p>103</text:p>
          </table:table-cell>
          <table:table-cell table:formula="of:=ABJAD([.$A816];0;1)" office:value-type="float" office:value="18" calcext:value-type="float">
            <text:p>18</text:p>
          </table:table-cell>
          <table:table-cell table:formula="of:=ABJAD([.$A816];1;1)" office:value-type="float" office:value="2502" calcext:value-type="float">
            <text:p>2502</text:p>
          </table:table-cell>
          <table:table-cell table:formula="of:=ABJAD([.$A816];2;1)" office:value-type="float" office:value="2524" calcext:value-type="float">
            <text:p>2524</text:p>
          </table:table-cell>
          <table:table-cell table:formula="of:=ABJAD([.$A816];3;1)" office:value-type="float" office:value="14779" calcext:value-type="float">
            <text:p>1477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YYİP</text:p>
          </table:table-cell>
          <table:table-cell table:formula="of:=NUMEROLOG([.$A817];&quot;modern&quot;;&quot;tam&quot;)" office:value-type="float" office:value="33" calcext:value-type="float">
            <text:p>33</text:p>
          </table:table-cell>
          <table:table-cell table:formula="of:=NUMEROLOG([.$A817];&quot;TR&quot;;&quot;tam&quot;)" office:value-type="float" office:value="113" calcext:value-type="float">
            <text:p>113</text:p>
          </table:table-cell>
          <table:table-cell table:formula="of:=ABJAD([.$A817];0;1)" office:value-type="float" office:value="21" calcext:value-type="float">
            <text:p>21</text:p>
          </table:table-cell>
          <table:table-cell table:formula="of:=ABJAD([.$A817];1;1)" office:value-type="float" office:value="2421" calcext:value-type="float">
            <text:p>2421</text:p>
          </table:table-cell>
          <table:table-cell table:formula="of:=ABJAD([.$A817];2;1)" office:value-type="float" office:value="2462" calcext:value-type="float">
            <text:p>2462</text:p>
          </table:table-cell>
          <table:table-cell table:formula="of:=ABJAD([.$A817];3;1)" office:value-type="float" office:value="15677" calcext:value-type="float">
            <text:p>156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KİN</text:p>
          </table:table-cell>
          <table:table-cell table:formula="of:=NUMEROLOG([.$A818];&quot;modern&quot;;&quot;tam&quot;)" office:value-type="float" office:value="23" calcext:value-type="float">
            <text:p>23</text:p>
          </table:table-cell>
          <table:table-cell table:formula="of:=NUMEROLOG([.$A818];&quot;TR&quot;;&quot;tam&quot;)" office:value-type="float" office:value="73" calcext:value-type="float">
            <text:p>73</text:p>
          </table:table-cell>
          <table:table-cell table:formula="of:=ABJAD([.$A818];0;1)" office:value-type="float" office:value="35" calcext:value-type="float">
            <text:p>35</text:p>
          </table:table-cell>
          <table:table-cell table:formula="of:=ABJAD([.$A818];1;1)" office:value-type="float" office:value="635" calcext:value-type="float">
            <text:p>635</text:p>
          </table:table-cell>
          <table:table-cell table:formula="of:=ABJAD([.$A818];2;1)" office:value-type="float" office:value="675" calcext:value-type="float">
            <text:p>675</text:p>
          </table:table-cell>
          <table:table-cell table:formula="of:=ABJAD([.$A818];3;1)" office:value-type="float" office:value="6789" calcext:value-type="float">
            <text:p>6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LİME</text:p>
          </table:table-cell>
          <table:table-cell table:formula="of:=NUMEROLOG([.$A819];&quot;modern&quot;;&quot;tam&quot;)" office:value-type="float" office:value="29" calcext:value-type="float">
            <text:p>29</text:p>
          </table:table-cell>
          <table:table-cell table:formula="of:=NUMEROLOG([.$A819];&quot;TR&quot;;&quot;tam&quot;)" office:value-type="float" office:value="101" calcext:value-type="float">
            <text:p>101</text:p>
          </table:table-cell>
          <table:table-cell table:formula="of:=ABJAD([.$A819];0;1)" office:value-type="float" office:value="28" calcext:value-type="float">
            <text:p>28</text:p>
          </table:table-cell>
          <table:table-cell table:formula="of:=ABJAD([.$A819];1;1)" office:value-type="float" office:value="940" calcext:value-type="float">
            <text:p>940</text:p>
          </table:table-cell>
          <table:table-cell table:formula="of:=ABJAD([.$A819];2;1)" office:value-type="float" office:value="990" calcext:value-type="float">
            <text:p>990</text:p>
          </table:table-cell>
          <table:table-cell table:formula="of:=ABJAD([.$A819];3;1)" office:value-type="float" office:value="9470" calcext:value-type="float">
            <text:p>9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VFİK</text:p>
          </table:table-cell>
          <table:table-cell table:formula="of:=NUMEROLOG([.$A820];&quot;modern&quot;;&quot;tam&quot;)" office:value-type="float" office:value="28" calcext:value-type="float">
            <text:p>28</text:p>
          </table:table-cell>
          <table:table-cell table:formula="of:=NUMEROLOG([.$A820];&quot;TR&quot;;&quot;tam&quot;)" office:value-type="float" office:value="90" calcext:value-type="float">
            <text:p>90</text:p>
          </table:table-cell>
          <table:table-cell table:formula="of:=ABJAD([.$A820];0;1)" office:value-type="float" office:value="39" calcext:value-type="float">
            <text:p>39</text:p>
          </table:table-cell>
          <table:table-cell table:formula="of:=ABJAD([.$A820];1;1)" office:value-type="float" office:value="1371" calcext:value-type="float">
            <text:p>1371</text:p>
          </table:table-cell>
          <table:table-cell table:formula="of:=ABJAD([.$A820];2;1)" office:value-type="float" office:value="1416" calcext:value-type="float">
            <text:p>1416</text:p>
          </table:table-cell>
          <table:table-cell table:formula="of:=ABJAD([.$A820];3;1)" office:value-type="float" office:value="9430" calcext:value-type="float">
            <text:p>94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VHİD</text:p>
          </table:table-cell>
          <table:table-cell table:formula="of:=NUMEROLOG([.$A821];&quot;modern&quot;;&quot;tam&quot;)" office:value-type="float" office:value="32" calcext:value-type="float">
            <text:p>32</text:p>
          </table:table-cell>
          <table:table-cell table:formula="of:=NUMEROLOG([.$A821];&quot;TR&quot;;&quot;tam&quot;)" office:value-type="float" office:value="84" calcext:value-type="float">
            <text:p>84</text:p>
          </table:table-cell>
          <table:table-cell table:formula="of:=ABJAD([.$A821];0;1)" office:value-type="float" office:value="42" calcext:value-type="float">
            <text:p>42</text:p>
          </table:table-cell>
          <table:table-cell table:formula="of:=ABJAD([.$A821];1;1)" office:value-type="float" office:value="1338" calcext:value-type="float">
            <text:p>1338</text:p>
          </table:table-cell>
          <table:table-cell table:formula="of:=ABJAD([.$A821];2;1)" office:value-type="float" office:value="1383" calcext:value-type="float">
            <text:p>1383</text:p>
          </table:table-cell>
          <table:table-cell table:formula="of:=ABJAD([.$A821];3;1)" office:value-type="float" office:value="11097" calcext:value-type="float">
            <text:p>110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YFİK</text:p>
          </table:table-cell>
          <table:table-cell table:formula="of:=NUMEROLOG([.$A822];&quot;modern&quot;;&quot;tam&quot;)" office:value-type="float" office:value="31" calcext:value-type="float">
            <text:p>31</text:p>
          </table:table-cell>
          <table:table-cell table:formula="of:=NUMEROLOG([.$A822];&quot;TR&quot;;&quot;tam&quot;)" office:value-type="float" office:value="91" calcext:value-type="float">
            <text:p>91</text:p>
          </table:table-cell>
          <table:table-cell table:formula="of:=ABJAD([.$A822];0;1)" office:value-type="float" office:value="31" calcext:value-type="float">
            <text:p>31</text:p>
          </table:table-cell>
          <table:table-cell table:formula="of:=ABJAD([.$A822];1;1)" office:value-type="float" office:value="1471" calcext:value-type="float">
            <text:p>1471</text:p>
          </table:table-cell>
          <table:table-cell table:formula="of:=ABJAD([.$A822];2;1)" office:value-type="float" office:value="1516" calcext:value-type="float">
            <text:p>1516</text:p>
          </table:table-cell>
          <table:table-cell table:formula="of:=ABJAD([.$A822];3;1)" office:value-type="float" office:value="9789" calcext:value-type="float">
            <text:p>97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İMUÇİN</text:p>
          </table:table-cell>
          <table:table-cell table:formula="of:=NUMEROLOG([.$A823];&quot;modern&quot;;&quot;tam&quot;)" office:value-type="float" office:value="35" calcext:value-type="float">
            <text:p>35</text:p>
          </table:table-cell>
          <table:table-cell table:formula="of:=NUMEROLOG([.$A823];&quot;TR&quot;;&quot;tam&quot;)" office:value-type="float" office:value="110" calcext:value-type="float">
            <text:p>110</text:p>
          </table:table-cell>
          <table:table-cell table:formula="of:=ABJAD([.$A823];0;1)" office:value-type="float" office:value="37" calcext:value-type="float">
            <text:p>37</text:p>
          </table:table-cell>
          <table:table-cell table:formula="of:=ABJAD([.$A823];1;1)" office:value-type="float" office:value="1273" calcext:value-type="float">
            <text:p>1273</text:p>
          </table:table-cell>
          <table:table-cell table:formula="of:=ABJAD([.$A823];2;1)" office:value-type="float" office:value="1933" calcext:value-type="float">
            <text:p>1933</text:p>
          </table:table-cell>
          <table:table-cell table:formula="of:=ABJAD([.$A823];3;1)" office:value-type="float" office:value="12177" calcext:value-type="float">
            <text:p>121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İMUR</text:p>
          </table:table-cell>
          <table:table-cell table:formula="of:=NUMEROLOG([.$A824];&quot;modern&quot;;&quot;tam&quot;)" office:value-type="float" office:value="27" calcext:value-type="float">
            <text:p>27</text:p>
          </table:table-cell>
          <table:table-cell table:formula="of:=NUMEROLOG([.$A824];&quot;TR&quot;;&quot;tam&quot;)" office:value-type="float" office:value="98" calcext:value-type="float">
            <text:p>98</text:p>
          </table:table-cell>
          <table:table-cell table:formula="of:=ABJAD([.$A824];0;1)" office:value-type="float" office:value="24" calcext:value-type="float">
            <text:p>24</text:p>
          </table:table-cell>
          <table:table-cell table:formula="of:=ABJAD([.$A824];1;1)" office:value-type="float" office:value="1380" calcext:value-type="float">
            <text:p>1380</text:p>
          </table:table-cell>
          <table:table-cell table:formula="of:=ABJAD([.$A824];2;1)" office:value-type="float" office:value="2015" calcext:value-type="float">
            <text:p>2015</text:p>
          </table:table-cell>
          <table:table-cell table:formula="of:=ABJAD([.$A824];3;1)" office:value-type="float" office:value="11069" calcext:value-type="float">
            <text:p>11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LGA</text:p>
          </table:table-cell>
          <table:table-cell table:formula="of:=NUMEROLOG([.$A825];&quot;modern&quot;;&quot;tam&quot;)" office:value-type="float" office:value="19" calcext:value-type="float">
            <text:p>19</text:p>
          </table:table-cell>
          <table:table-cell table:formula="of:=NUMEROLOG([.$A825];&quot;TR&quot;;&quot;tam&quot;)" office:value-type="float" office:value="66" calcext:value-type="float">
            <text:p>66</text:p>
          </table:table-cell>
          <table:table-cell table:formula="of:=ABJAD([.$A825];0;1)" office:value-type="float" office:value="26" calcext:value-type="float">
            <text:p>26</text:p>
          </table:table-cell>
          <table:table-cell table:formula="of:=ABJAD([.$A825];1;1)" office:value-type="float" office:value="638" calcext:value-type="float">
            <text:p>638</text:p>
          </table:table-cell>
          <table:table-cell table:formula="of:=ABJAD([.$A825];2;1)" office:value-type="float" office:value="734" calcext:value-type="float">
            <text:p>734</text:p>
          </table:table-cell>
          <table:table-cell table:formula="of:=ABJAD([.$A825];3;1)" office:value-type="float" office:value="5003" calcext:value-type="float">
            <text:p>50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LGAHAN</text:p>
          </table:table-cell>
          <table:table-cell table:formula="of:=NUMEROLOG([.$A826];&quot;modern&quot;;&quot;tam&quot;)" office:value-type="float" office:value="33" calcext:value-type="float">
            <text:p>33</text:p>
          </table:table-cell>
          <table:table-cell table:formula="of:=NUMEROLOG([.$A826];&quot;TR&quot;;&quot;tam&quot;)" office:value-type="float" office:value="94" calcext:value-type="float">
            <text:p>94</text:p>
          </table:table-cell>
          <table:table-cell table:formula="of:=ABJAD([.$A826];0;1)" office:value-type="float" office:value="46" calcext:value-type="float">
            <text:p>46</text:p>
          </table:table-cell>
          <table:table-cell table:formula="of:=ABJAD([.$A826];1;1)" office:value-type="float" office:value="718" calcext:value-type="float">
            <text:p>718</text:p>
          </table:table-cell>
          <table:table-cell table:formula="of:=ABJAD([.$A826];2;1)" office:value-type="float" office:value="825" calcext:value-type="float">
            <text:p>825</text:p>
          </table:table-cell>
          <table:table-cell table:formula="of:=ABJAD([.$A826];3;1)" office:value-type="float" office:value="8834" calcext:value-type="float">
            <text:p>88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LUNAY</text:p>
          </table:table-cell>
          <table:table-cell table:formula="of:=NUMEROLOG([.$A827];&quot;modern&quot;;&quot;tam&quot;)" office:value-type="float" office:value="27" calcext:value-type="float">
            <text:p>27</text:p>
          </table:table-cell>
          <table:table-cell table:formula="of:=NUMEROLOG([.$A827];&quot;TR&quot;;&quot;tam&quot;)" office:value-type="float" office:value="128" calcext:value-type="float">
            <text:p>128</text:p>
          </table:table-cell>
          <table:table-cell table:formula="of:=ABJAD([.$A827];0;1)" office:value-type="float" office:value="29" calcext:value-type="float">
            <text:p>29</text:p>
          </table:table-cell>
          <table:table-cell table:formula="of:=ABJAD([.$A827];1;1)" office:value-type="float" office:value="2201" calcext:value-type="float">
            <text:p>2201</text:p>
          </table:table-cell>
          <table:table-cell table:formula="of:=ABJAD([.$A827];2;1)" office:value-type="float" office:value="2902" calcext:value-type="float">
            <text:p>2902</text:p>
          </table:table-cell>
          <table:table-cell table:formula="of:=ABJAD([.$A827];3;1)" office:value-type="float" office:value="13444" calcext:value-type="float">
            <text:p>134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NYUKUK</text:p>
          </table:table-cell>
          <table:table-cell table:formula="of:=NUMEROLOG([.$A828];&quot;modern&quot;;&quot;tam&quot;)" office:value-type="float" office:value="30" calcext:value-type="float">
            <text:p>30</text:p>
          </table:table-cell>
          <table:table-cell table:formula="of:=NUMEROLOG([.$A828];&quot;TR&quot;;&quot;tam&quot;)" office:value-type="float" office:value="165" calcext:value-type="float">
            <text:p>165</text:p>
          </table:table-cell>
          <table:table-cell table:formula="of:=ABJAD([.$A828];0;1)" office:value-type="float" office:value="34" calcext:value-type="float">
            <text:p>34</text:p>
          </table:table-cell>
          <table:table-cell table:formula="of:=ABJAD([.$A828];1;1)" office:value-type="float" office:value="2830" calcext:value-type="float">
            <text:p>2830</text:p>
          </table:table-cell>
          <table:table-cell table:formula="of:=ABJAD([.$A828];2;1)" office:value-type="float" office:value="4135" calcext:value-type="float">
            <text:p>4135</text:p>
          </table:table-cell>
          <table:table-cell table:formula="of:=ABJAD([.$A828];3;1)" office:value-type="float" office:value="16838" calcext:value-type="float">
            <text:p>168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BA</text:p>
          </table:table-cell>
          <table:table-cell table:formula="of:=NUMEROLOG([.$A829];&quot;modern&quot;;&quot;tam&quot;)" office:value-type="float" office:value="8" calcext:value-type="float">
            <text:p>8</text:p>
          </table:table-cell>
          <table:table-cell table:formula="of:=NUMEROLOG([.$A829];&quot;TR&quot;;&quot;tam&quot;)" office:value-type="float" office:value="52" calcext:value-type="float">
            <text:p>52</text:p>
          </table:table-cell>
          <table:table-cell table:formula="of:=ABJAD([.$A829];0;1)" office:value-type="float" office:value="11" calcext:value-type="float">
            <text:p>11</text:p>
          </table:table-cell>
          <table:table-cell table:formula="of:=ABJAD([.$A829];1;1)" office:value-type="float" office:value="1103" calcext:value-type="float">
            <text:p>1103</text:p>
          </table:table-cell>
          <table:table-cell table:formula="of:=ABJAD([.$A829];2;1)" office:value-type="float" office:value="1714" calcext:value-type="float">
            <text:p>1714</text:p>
          </table:table-cell>
          <table:table-cell table:formula="of:=ABJAD([.$A829];3;1)" office:value-type="float" office:value="6470" calcext:value-type="float">
            <text:p>64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FAN</text:p>
          </table:table-cell>
          <table:table-cell table:formula="of:=NUMEROLOG([.$A830];&quot;modern&quot;;&quot;tam&quot;)" office:value-type="float" office:value="17" calcext:value-type="float">
            <text:p>17</text:p>
          </table:table-cell>
          <table:table-cell table:formula="of:=NUMEROLOG([.$A830];&quot;TR&quot;;&quot;tam&quot;)" office:value-type="float" office:value="74" calcext:value-type="float">
            <text:p>74</text:p>
          </table:table-cell>
          <table:table-cell table:formula="of:=ABJAD([.$A830];0;1)" office:value-type="float" office:value="25" calcext:value-type="float">
            <text:p>25</text:p>
          </table:table-cell>
          <table:table-cell table:formula="of:=ABJAD([.$A830];1;1)" office:value-type="float" office:value="1177" calcext:value-type="float">
            <text:p>1177</text:p>
          </table:table-cell>
          <table:table-cell table:formula="of:=ABJAD([.$A830];2;1)" office:value-type="float" office:value="1793" calcext:value-type="float">
            <text:p>1793</text:p>
          </table:table-cell>
          <table:table-cell table:formula="of:=ABJAD([.$A830];3;1)" office:value-type="float" office:value="8836" calcext:value-type="float">
            <text:p>88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BA</text:p>
          </table:table-cell>
          <table:table-cell table:formula="of:=NUMEROLOG([.$A831];&quot;modern&quot;;&quot;tam&quot;)" office:value-type="float" office:value="15" calcext:value-type="float">
            <text:p>15</text:p>
          </table:table-cell>
          <table:table-cell table:formula="of:=NUMEROLOG([.$A831];&quot;TR&quot;;&quot;tam&quot;)" office:value-type="float" office:value="61" calcext:value-type="float">
            <text:p>61</text:p>
          </table:table-cell>
          <table:table-cell table:formula="of:=ABJAD([.$A831];0;1)" office:value-type="float" office:value="19" calcext:value-type="float">
            <text:p>19</text:p>
          </table:table-cell>
          <table:table-cell table:formula="of:=ABJAD([.$A831];1;1)" office:value-type="float" office:value="1111" calcext:value-type="float">
            <text:p>1111</text:p>
          </table:table-cell>
          <table:table-cell table:formula="of:=ABJAD([.$A831];2;1)" office:value-type="float" office:value="4327" calcext:value-type="float">
            <text:p>4327</text:p>
          </table:table-cell>
          <table:table-cell table:formula="of:=ABJAD([.$A831];3;1)" office:value-type="float" office:value="7835" calcext:value-type="float">
            <text:p>78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BERK</text:p>
          </table:table-cell>
          <table:table-cell table:formula="of:=NUMEROLOG([.$A832];&quot;modern&quot;;&quot;tam&quot;)" office:value-type="float" office:value="30" calcext:value-type="float">
            <text:p>30</text:p>
          </table:table-cell>
          <table:table-cell table:formula="of:=NUMEROLOG([.$A832];&quot;TR&quot;;&quot;tam&quot;)" office:value-type="float" office:value="101" calcext:value-type="float">
            <text:p>101</text:p>
          </table:table-cell>
          <table:table-cell table:formula="of:=ABJAD([.$A832];0;1)" office:value-type="float" office:value="35" calcext:value-type="float">
            <text:p>35</text:p>
          </table:table-cell>
          <table:table-cell table:formula="of:=ABJAD([.$A832];1;1)" office:value-type="float" office:value="1355" calcext:value-type="float">
            <text:p>1355</text:p>
          </table:table-cell>
          <table:table-cell table:formula="of:=ABJAD([.$A832];2;1)" office:value-type="float" office:value="4585" calcext:value-type="float">
            <text:p>4585</text:p>
          </table:table-cell>
          <table:table-cell table:formula="of:=ABJAD([.$A832];3;1)" office:value-type="float" office:value="10990" calcext:value-type="float">
            <text:p>1099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ÇE</text:p>
          </table:table-cell>
          <table:table-cell table:formula="of:=NUMEROLOG([.$A833];&quot;modern&quot;;&quot;tam&quot;)" office:value-type="float" office:value="20" calcext:value-type="float">
            <text:p>20</text:p>
          </table:table-cell>
          <table:table-cell table:formula="of:=NUMEROLOG([.$A833];&quot;TR&quot;;&quot;tam&quot;)" office:value-type="float" office:value="68" calcext:value-type="float">
            <text:p>68</text:p>
          </table:table-cell>
          <table:table-cell table:formula="of:=ABJAD([.$A833];0;1)" office:value-type="float" office:value="24" calcext:value-type="float">
            <text:p>24</text:p>
          </table:table-cell>
          <table:table-cell table:formula="of:=ABJAD([.$A833];1;1)" office:value-type="float" office:value="1116" calcext:value-type="float">
            <text:p>1116</text:p>
          </table:table-cell>
          <table:table-cell table:formula="of:=ABJAD([.$A833];2;1)" office:value-type="float" office:value="4336" calcext:value-type="float">
            <text:p>4336</text:p>
          </table:table-cell>
          <table:table-cell table:formula="of:=ABJAD([.$A833];3;1)" office:value-type="float" office:value="8643" calcext:value-type="float">
            <text:p>86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RA</text:p>
          </table:table-cell>
          <table:table-cell table:formula="of:=NUMEROLOG([.$A834];&quot;modern&quot;;&quot;tam&quot;)" office:value-type="float" office:value="22" calcext:value-type="float">
            <text:p>22</text:p>
          </table:table-cell>
          <table:table-cell table:formula="of:=NUMEROLOG([.$A834];&quot;TR&quot;;&quot;tam&quot;)" office:value-type="float" office:value="80" calcext:value-type="float">
            <text:p>80</text:p>
          </table:table-cell>
          <table:table-cell table:formula="of:=ABJAD([.$A834];0;1)" office:value-type="float" office:value="25" calcext:value-type="float">
            <text:p>25</text:p>
          </table:table-cell>
          <table:table-cell table:formula="of:=ABJAD([.$A834];1;1)" office:value-type="float" office:value="1309" calcext:value-type="float">
            <text:p>1309</text:p>
          </table:table-cell>
          <table:table-cell table:formula="of:=ABJAD([.$A834];2;1)" office:value-type="float" office:value="4525" calcext:value-type="float">
            <text:p>4525</text:p>
          </table:table-cell>
          <table:table-cell table:formula="of:=ABJAD([.$A834];3;1)" office:value-type="float" office:value="10435" calcext:value-type="float">
            <text:p>10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RUL</text:p>
          </table:table-cell>
          <table:table-cell table:formula="of:=NUMEROLOG([.$A835];&quot;modern&quot;;&quot;tam&quot;)" office:value-type="float" office:value="27" calcext:value-type="float">
            <text:p>27</text:p>
          </table:table-cell>
          <table:table-cell table:formula="of:=NUMEROLOG([.$A835];&quot;TR&quot;;&quot;tam&quot;)" office:value-type="float" office:value="119" calcext:value-type="float">
            <text:p>119</text:p>
          </table:table-cell>
          <table:table-cell table:formula="of:=ABJAD([.$A835];0;1)" office:value-type="float" office:value="26" calcext:value-type="float">
            <text:p>26</text:p>
          </table:table-cell>
          <table:table-cell table:formula="of:=ABJAD([.$A835];1;1)" office:value-type="float" office:value="1958" calcext:value-type="float">
            <text:p>1958</text:p>
          </table:table-cell>
          <table:table-cell table:formula="of:=ABJAD([.$A835];2;1)" office:value-type="float" office:value="5778" calcext:value-type="float">
            <text:p>5778</text:p>
          </table:table-cell>
          <table:table-cell table:formula="of:=ABJAD([.$A835];3;1)" office:value-type="float" office:value="13499" calcext:value-type="float">
            <text:p>134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ĞSEM</text:p>
          </table:table-cell>
          <table:table-cell table:formula="of:=NUMEROLOG([.$A836];&quot;modern&quot;;&quot;tam&quot;)" office:value-type="float" office:value="22" calcext:value-type="float">
            <text:p>22</text:p>
          </table:table-cell>
          <table:table-cell table:formula="of:=NUMEROLOG([.$A836];&quot;TR&quot;;&quot;tam&quot;)" office:value-type="float" office:value="102" calcext:value-type="float">
            <text:p>102</text:p>
          </table:table-cell>
          <table:table-cell table:formula="of:=ABJAD([.$A836];0;1)" office:value-type="float" office:value="21" calcext:value-type="float">
            <text:p>21</text:p>
          </table:table-cell>
          <table:table-cell table:formula="of:=ABJAD([.$A836];1;1)" office:value-type="float" office:value="1473" calcext:value-type="float">
            <text:p>1473</text:p>
          </table:table-cell>
          <table:table-cell table:formula="of:=ABJAD([.$A836];2;1)" office:value-type="float" office:value="4698" calcext:value-type="float">
            <text:p>4698</text:p>
          </table:table-cell>
          <table:table-cell table:formula="of:=ABJAD([.$A836];3;1)" office:value-type="float" office:value="12264" calcext:value-type="float">
            <text:p>12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ÜLAY</text:p>
          </table:table-cell>
          <table:table-cell table:formula="of:=NUMEROLOG([.$A837];&quot;modern&quot;;&quot;tam&quot;)" office:value-type="float" office:value="16" calcext:value-type="float">
            <text:p>16</text:p>
          </table:table-cell>
          <table:table-cell table:formula="of:=NUMEROLOG([.$A837];&quot;TR&quot;;&quot;tam&quot;)" office:value-type="float" office:value="94" calcext:value-type="float">
            <text:p>94</text:p>
          </table:table-cell>
          <table:table-cell table:formula="of:=ABJAD([.$A837];0;1)" office:value-type="float" office:value="15" calcext:value-type="float">
            <text:p>15</text:p>
          </table:table-cell>
          <table:table-cell table:formula="of:=ABJAD([.$A837];1;1)" office:value-type="float" office:value="2151" calcext:value-type="float">
            <text:p>2151</text:p>
          </table:table-cell>
          <table:table-cell table:formula="of:=ABJAD([.$A837];2;1)" office:value-type="float" office:value="2867" calcext:value-type="float">
            <text:p>2867</text:p>
          </table:table-cell>
          <table:table-cell table:formula="of:=ABJAD([.$A837];3;1)" office:value-type="float" office:value="11207" calcext:value-type="float">
            <text:p>11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ÜMAY</text:p>
          </table:table-cell>
          <table:table-cell table:formula="of:=NUMEROLOG([.$A838];&quot;modern&quot;;&quot;tam&quot;)" office:value-type="float" office:value="17" calcext:value-type="float">
            <text:p>17</text:p>
          </table:table-cell>
          <table:table-cell table:formula="of:=NUMEROLOG([.$A838];&quot;TR&quot;;&quot;tam&quot;)" office:value-type="float" office:value="95" calcext:value-type="float">
            <text:p>95</text:p>
          </table:table-cell>
          <table:table-cell table:formula="of:=ABJAD([.$A838];0;1)" office:value-type="float" office:value="13" calcext:value-type="float">
            <text:p>13</text:p>
          </table:table-cell>
          <table:table-cell table:formula="of:=ABJAD([.$A838];1;1)" office:value-type="float" office:value="2161" calcext:value-type="float">
            <text:p>2161</text:p>
          </table:table-cell>
          <table:table-cell table:formula="of:=ABJAD([.$A838];2;1)" office:value-type="float" office:value="2877" calcext:value-type="float">
            <text:p>2877</text:p>
          </table:table-cell>
          <table:table-cell table:formula="of:=ABJAD([.$A838];3;1)" office:value-type="float" office:value="12103" calcext:value-type="float">
            <text:p>12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NA</text:p>
          </table:table-cell>
          <table:table-cell table:formula="of:=NUMEROLOG([.$A839];&quot;modern&quot;;&quot;tam&quot;)" office:value-type="float" office:value="11" calcext:value-type="float">
            <text:p>11</text:p>
          </table:table-cell>
          <table:table-cell table:formula="of:=NUMEROLOG([.$A839];&quot;TR&quot;;&quot;tam&quot;)" office:value-type="float" office:value="67" calcext:value-type="float">
            <text:p>67</text:p>
          </table:table-cell>
          <table:table-cell table:formula="of:=ABJAD([.$A839];0;1)" office:value-type="float" office:value="19" calcext:value-type="float">
            <text:p>19</text:p>
          </table:table-cell>
          <table:table-cell table:formula="of:=ABJAD([.$A839];1;1)" office:value-type="float" office:value="1171" calcext:value-type="float">
            <text:p>1171</text:p>
          </table:table-cell>
          <table:table-cell table:formula="of:=ABJAD([.$A839];2;1)" office:value-type="float" office:value="1782" calcext:value-type="float">
            <text:p>1782</text:p>
          </table:table-cell>
          <table:table-cell table:formula="of:=ABJAD([.$A839];3;1)" office:value-type="float" office:value="8275" calcext:value-type="float">
            <text:p>827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NÇ</text:p>
          </table:table-cell>
          <table:table-cell table:formula="of:=NUMEROLOG([.$A840];&quot;modern&quot;;&quot;tam&quot;)" office:value-type="float" office:value="13" calcext:value-type="float">
            <text:p>13</text:p>
          </table:table-cell>
          <table:table-cell table:formula="of:=NUMEROLOG([.$A840];&quot;TR&quot;;&quot;tam&quot;)" office:value-type="float" office:value="70" calcext:value-type="float">
            <text:p>70</text:p>
          </table:table-cell>
          <table:table-cell table:formula="of:=ABJAD([.$A840];0;1)" office:value-type="float" office:value="21" calcext:value-type="float">
            <text:p>21</text:p>
          </table:table-cell>
          <table:table-cell table:formula="of:=ABJAD([.$A840];1;1)" office:value-type="float" office:value="1173" calcext:value-type="float">
            <text:p>1173</text:p>
          </table:table-cell>
          <table:table-cell table:formula="of:=ABJAD([.$A840];2;1)" office:value-type="float" office:value="1788" calcext:value-type="float">
            <text:p>1788</text:p>
          </table:table-cell>
          <table:table-cell table:formula="of:=ABJAD([.$A840];3;1)" office:value-type="float" office:value="8756" calcext:value-type="float">
            <text:p>87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NCAY</text:p>
          </table:table-cell>
          <table:table-cell table:formula="of:=NUMEROLOG([.$A841];&quot;modern&quot;;&quot;tam&quot;)" office:value-type="float" office:value="21" calcext:value-type="float">
            <text:p>21</text:p>
          </table:table-cell>
          <table:table-cell table:formula="of:=NUMEROLOG([.$A841];&quot;TR&quot;;&quot;tam&quot;)" office:value-type="float" office:value="98" calcext:value-type="float">
            <text:p>98</text:p>
          </table:table-cell>
          <table:table-cell table:formula="of:=ABJAD([.$A841];0;1)" office:value-type="float" office:value="22" calcext:value-type="float">
            <text:p>22</text:p>
          </table:table-cell>
          <table:table-cell table:formula="of:=ABJAD([.$A841];1;1)" office:value-type="float" office:value="2074" calcext:value-type="float">
            <text:p>2074</text:p>
          </table:table-cell>
          <table:table-cell table:formula="of:=ABJAD([.$A841];2;1)" office:value-type="float" office:value="2695" calcext:value-type="float">
            <text:p>2695</text:p>
          </table:table-cell>
          <table:table-cell table:formula="of:=ABJAD([.$A841];3;1)" office:value-type="float" office:value="13302" calcext:value-type="float">
            <text:p>133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AN</text:p>
          </table:table-cell>
          <table:table-cell table:formula="of:=NUMEROLOG([.$A842];&quot;modern&quot;;&quot;tam&quot;)" office:value-type="float" office:value="20" calcext:value-type="float">
            <text:p>20</text:p>
          </table:table-cell>
          <table:table-cell table:formula="of:=NUMEROLOG([.$A842];&quot;TR&quot;;&quot;tam&quot;)" office:value-type="float" office:value="88" calcext:value-type="float">
            <text:p>88</text:p>
          </table:table-cell>
          <table:table-cell table:formula="of:=ABJAD([.$A842];0;1)" office:value-type="float" office:value="27" calcext:value-type="float">
            <text:p>27</text:p>
          </table:table-cell>
          <table:table-cell table:formula="of:=ABJAD([.$A842];1;1)" office:value-type="float" office:value="1371" calcext:value-type="float">
            <text:p>1371</text:p>
          </table:table-cell>
          <table:table-cell table:formula="of:=ABJAD([.$A842];2;1)" office:value-type="float" office:value="1987" calcext:value-type="float">
            <text:p>1987</text:p>
          </table:table-cell>
          <table:table-cell table:formula="of:=ABJAD([.$A842];3;1)" office:value-type="float" office:value="10955" calcext:value-type="float">
            <text:p>109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GAY</text:p>
          </table:table-cell>
          <table:table-cell table:formula="of:=NUMEROLOG([.$A843];&quot;modern&quot;;&quot;tam&quot;)" office:value-type="float" office:value="29" calcext:value-type="float">
            <text:p>29</text:p>
          </table:table-cell>
          <table:table-cell table:formula="of:=NUMEROLOG([.$A843];&quot;TR&quot;;&quot;tam&quot;)" office:value-type="float" office:value="107" calcext:value-type="float">
            <text:p>107</text:p>
          </table:table-cell>
          <table:table-cell table:formula="of:=ABJAD([.$A843];0;1)" office:value-type="float" office:value="24" calcext:value-type="float">
            <text:p>24</text:p>
          </table:table-cell>
          <table:table-cell table:formula="of:=ABJAD([.$A843];1;1)" office:value-type="float" office:value="2208" calcext:value-type="float">
            <text:p>2208</text:p>
          </table:table-cell>
          <table:table-cell table:formula="of:=ABJAD([.$A843];2;1)" office:value-type="float" office:value="2829" calcext:value-type="float">
            <text:p>2829</text:p>
          </table:table-cell>
          <table:table-cell table:formula="of:=ABJAD([.$A843];3;1)" office:value-type="float" office:value="14323" calcext:value-type="float">
            <text:p>143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GUT</text:p>
          </table:table-cell>
          <table:table-cell table:formula="of:=NUMEROLOG([.$A844];&quot;modern&quot;;&quot;tam&quot;)" office:value-type="float" office:value="26" calcext:value-type="float">
            <text:p>26</text:p>
          </table:table-cell>
          <table:table-cell table:formula="of:=NUMEROLOG([.$A844];&quot;TR&quot;;&quot;tam&quot;)" office:value-type="float" office:value="127" calcext:value-type="float">
            <text:p>127</text:p>
          </table:table-cell>
          <table:table-cell table:formula="of:=ABJAD([.$A844];0;1)" office:value-type="float" office:value="31" calcext:value-type="float">
            <text:p>31</text:p>
          </table:table-cell>
          <table:table-cell table:formula="of:=ABJAD([.$A844];1;1)" office:value-type="float" office:value="2407" calcext:value-type="float">
            <text:p>2407</text:p>
          </table:table-cell>
          <table:table-cell table:formula="of:=ABJAD([.$A844];2;1)" office:value-type="float" office:value="3627" calcext:value-type="float">
            <text:p>3627</text:p>
          </table:table-cell>
          <table:table-cell table:formula="of:=ABJAD([.$A844];3;1)" office:value-type="float" office:value="15945" calcext:value-type="float">
            <text:p>159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ĞUT</text:p>
          </table:table-cell>
          <table:table-cell table:formula="of:=NUMEROLOG([.$A845];&quot;modern&quot;;&quot;tam&quot;)" office:value-type="float" office:value="26" calcext:value-type="float">
            <text:p>26</text:p>
          </table:table-cell>
          <table:table-cell table:formula="of:=NUMEROLOG([.$A845];&quot;TR&quot;;&quot;tam&quot;)" office:value-type="float" office:value="128" calcext:value-type="float">
            <text:p>128</text:p>
          </table:table-cell>
          <table:table-cell table:formula="of:=ABJAD([.$A845];0;1)" office:value-type="float" office:value="32" calcext:value-type="float">
            <text:p>32</text:p>
          </table:table-cell>
          <table:table-cell table:formula="of:=ABJAD([.$A845];1;1)" office:value-type="float" office:value="2408" calcext:value-type="float">
            <text:p>2408</text:p>
          </table:table-cell>
          <table:table-cell table:formula="of:=ABJAD([.$A845];2;1)" office:value-type="float" office:value="6228" calcext:value-type="float">
            <text:p>6228</text:p>
          </table:table-cell>
          <table:table-cell table:formula="of:=ABJAD([.$A845];3;1)" office:value-type="float" office:value="16381" calcext:value-type="float">
            <text:p>16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ÜRKER</text:p>
          </table:table-cell>
          <table:table-cell table:formula="of:=NUMEROLOG([.$A846];&quot;modern&quot;;&quot;tam&quot;)" office:value-type="float" office:value="30" calcext:value-type="float">
            <text:p>30</text:p>
          </table:table-cell>
          <table:table-cell table:formula="of:=NUMEROLOG([.$A846];&quot;TR&quot;;&quot;tam&quot;)" office:value-type="float" office:value="112" calcext:value-type="float">
            <text:p>112</text:p>
          </table:table-cell>
          <table:table-cell table:formula="of:=ABJAD([.$A846];0;1)" office:value-type="float" office:value="37" calcext:value-type="float">
            <text:p>37</text:p>
          </table:table-cell>
          <table:table-cell table:formula="of:=ABJAD([.$A846];1;1)" office:value-type="float" office:value="1645" calcext:value-type="float">
            <text:p>1645</text:p>
          </table:table-cell>
          <table:table-cell table:formula="of:=ABJAD([.$A846];2;1)" office:value-type="float" office:value="2370" calcext:value-type="float">
            <text:p>2370</text:p>
          </table:table-cell>
          <table:table-cell table:formula="of:=ABJAD([.$A846];3;1)" office:value-type="float" office:value="12593" calcext:value-type="float">
            <text:p>125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BEYDULLAH</text:p>
          </table:table-cell>
          <table:table-cell table:formula="of:=NUMEROLOG([.$A847];&quot;modern&quot;;&quot;tam&quot;)" office:value-type="float" office:value="39" calcext:value-type="float">
            <text:p>39</text:p>
          </table:table-cell>
          <table:table-cell table:formula="of:=NUMEROLOG([.$A847];&quot;TR&quot;;&quot;tam&quot;)" office:value-type="float" office:value="133" calcext:value-type="float">
            <text:p>133</text:p>
          </table:table-cell>
          <table:table-cell table:formula="of:=ABJAD([.$A847];0;1)" office:value-type="float" office:value="29" calcext:value-type="float">
            <text:p>29</text:p>
          </table:table-cell>
          <table:table-cell table:formula="of:=ABJAD([.$A847];1;1)" office:value-type="float" office:value="2321" calcext:value-type="float">
            <text:p>2321</text:p>
          </table:table-cell>
          <table:table-cell table:formula="of:=ABJAD([.$A847];2;1)" office:value-type="float" office:value="3657" calcext:value-type="float">
            <text:p>3657</text:p>
          </table:table-cell>
          <table:table-cell table:formula="of:=ABJAD([.$A847];3;1)" office:value-type="float" office:value="14491" calcext:value-type="float">
            <text:p>144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FUK</text:p>
          </table:table-cell>
          <table:table-cell table:formula="of:=NUMEROLOG([.$A848];&quot;modern&quot;;&quot;tam&quot;)" office:value-type="float" office:value="14" calcext:value-type="float">
            <text:p>14</text:p>
          </table:table-cell>
          <table:table-cell table:formula="of:=NUMEROLOG([.$A848];&quot;TR&quot;;&quot;tam&quot;)" office:value-type="float" office:value="71" calcext:value-type="float">
            <text:p>71</text:p>
          </table:table-cell>
          <table:table-cell table:formula="of:=ABJAD([.$A848];0;1)" office:value-type="float" office:value="10" calcext:value-type="float">
            <text:p>10</text:p>
          </table:table-cell>
          <table:table-cell table:formula="of:=ABJAD([.$A848];1;1)" office:value-type="float" office:value="1246" calcext:value-type="float">
            <text:p>1246</text:p>
          </table:table-cell>
          <table:table-cell table:formula="of:=ABJAD([.$A848];2;1)" office:value-type="float" office:value="2456" calcext:value-type="float">
            <text:p>2456</text:p>
          </table:table-cell>
          <table:table-cell table:formula="of:=ABJAD([.$A848];3;1)" office:value-type="float" office:value="7173" calcext:value-type="float">
            <text:p>71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ĞUR</text:p>
          </table:table-cell>
          <table:table-cell table:formula="of:=NUMEROLOG([.$A849];&quot;modern&quot;;&quot;tam&quot;)" office:value-type="float" office:value="22" calcext:value-type="float">
            <text:p>22</text:p>
          </table:table-cell>
          <table:table-cell table:formula="of:=NUMEROLOG([.$A849];&quot;TR&quot;;&quot;tam&quot;)" office:value-type="float" office:value="80" calcext:value-type="float">
            <text:p>80</text:p>
          </table:table-cell>
          <table:table-cell table:formula="of:=ABJAD([.$A849];0;1)" office:value-type="float" office:value="16" calcext:value-type="float">
            <text:p>16</text:p>
          </table:table-cell>
          <table:table-cell table:formula="of:=ABJAD([.$A849];1;1)" office:value-type="float" office:value="1408" calcext:value-type="float">
            <text:p>1408</text:p>
          </table:table-cell>
          <table:table-cell table:formula="of:=ABJAD([.$A849];2;1)" office:value-type="float" office:value="5218" calcext:value-type="float">
            <text:p>5218</text:p>
          </table:table-cell>
          <table:table-cell table:formula="of:=ABJAD([.$A849];3;1)" office:value-type="float" office:value="10367" calcext:value-type="float">
            <text:p>103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ĞURAY</text:p>
          </table:table-cell>
          <table:table-cell table:formula="of:=NUMEROLOG([.$A850];&quot;modern&quot;;&quot;tam&quot;)" office:value-type="float" office:value="30" calcext:value-type="float">
            <text:p>30</text:p>
          </table:table-cell>
          <table:table-cell table:formula="of:=NUMEROLOG([.$A850];&quot;TR&quot;;&quot;tam&quot;)" office:value-type="float" office:value="109" calcext:value-type="float">
            <text:p>109</text:p>
          </table:table-cell>
          <table:table-cell table:formula="of:=ABJAD([.$A850];0;1)" office:value-type="float" office:value="17" calcext:value-type="float">
            <text:p>17</text:p>
          </table:table-cell>
          <table:table-cell table:formula="of:=ABJAD([.$A850];1;1)" office:value-type="float" office:value="2309" calcext:value-type="float">
            <text:p>2309</text:p>
          </table:table-cell>
          <table:table-cell table:formula="of:=ABJAD([.$A850];2;1)" office:value-type="float" office:value="6125" calcext:value-type="float">
            <text:p>6125</text:p>
          </table:table-cell>
          <table:table-cell table:formula="of:=ABJAD([.$A850];3;1)" office:value-type="float" office:value="14913" calcext:value-type="float">
            <text:p>149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LAŞ</text:p>
          </table:table-cell>
          <table:table-cell table:formula="of:=NUMEROLOG([.$A851];&quot;modern&quot;;&quot;tam&quot;)" office:value-type="float" office:value="8" calcext:value-type="float">
            <text:p>8</text:p>
          </table:table-cell>
          <table:table-cell table:formula="of:=NUMEROLOG([.$A851];&quot;TR&quot;;&quot;tam&quot;)" office:value-type="float" office:value="64" calcext:value-type="float">
            <text:p>64</text:p>
          </table:table-cell>
          <table:table-cell table:formula="of:=ABJAD([.$A851];0;1)" office:value-type="float" office:value="7" calcext:value-type="float">
            <text:p>7</text:p>
          </table:table-cell>
          <table:table-cell table:formula="of:=ABJAD([.$A851];1;1)" office:value-type="float" office:value="1051" calcext:value-type="float">
            <text:p>1051</text:p>
          </table:table-cell>
          <table:table-cell table:formula="of:=ABJAD([.$A851];2;1)" office:value-type="float" office:value="1662" calcext:value-type="float">
            <text:p>1662</text:p>
          </table:table-cell>
          <table:table-cell table:formula="of:=ABJAD([.$A851];3;1)" office:value-type="float" office:value="6902" calcext:value-type="float">
            <text:p>69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LKÜ</text:p>
          </table:table-cell>
          <table:table-cell table:formula="of:=NUMEROLOG([.$A852];&quot;modern&quot;;&quot;tam&quot;)" office:value-type="float" office:value="11" calcext:value-type="float">
            <text:p>11</text:p>
          </table:table-cell>
          <table:table-cell table:formula="of:=NUMEROLOG([.$A852];&quot;TR&quot;;&quot;tam&quot;)" office:value-type="float" office:value="81" calcext:value-type="float">
            <text:p>81</text:p>
          </table:table-cell>
          <table:table-cell table:formula="of:=ABJAD([.$A852];0;1)" office:value-type="float" office:value="14" calcext:value-type="float">
            <text:p>14</text:p>
          </table:table-cell>
          <table:table-cell table:formula="of:=ABJAD([.$A852];1;1)" office:value-type="float" office:value="1490" calcext:value-type="float">
            <text:p>1490</text:p>
          </table:table-cell>
          <table:table-cell table:formula="of:=ABJAD([.$A852];2;1)" office:value-type="float" office:value="2900" calcext:value-type="float">
            <text:p>2900</text:p>
          </table:table-cell>
          <table:table-cell table:formula="of:=ABJAD([.$A852];3;1)" office:value-type="float" office:value="7473" calcext:value-type="float">
            <text:p>747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LKÜHAN</text:p>
          </table:table-cell>
          <table:table-cell table:formula="of:=NUMEROLOG([.$A853];&quot;modern&quot;;&quot;tam&quot;)" office:value-type="float" office:value="25" calcext:value-type="float">
            <text:p>25</text:p>
          </table:table-cell>
          <table:table-cell table:formula="of:=NUMEROLOG([.$A853];&quot;TR&quot;;&quot;tam&quot;)" office:value-type="float" office:value="109" calcext:value-type="float">
            <text:p>109</text:p>
          </table:table-cell>
          <table:table-cell table:formula="of:=ABJAD([.$A853];0;1)" office:value-type="float" office:value="34" calcext:value-type="float">
            <text:p>34</text:p>
          </table:table-cell>
          <table:table-cell table:formula="of:=ABJAD([.$A853];1;1)" office:value-type="float" office:value="1570" calcext:value-type="float">
            <text:p>1570</text:p>
          </table:table-cell>
          <table:table-cell table:formula="of:=ABJAD([.$A853];2;1)" office:value-type="float" office:value="2991" calcext:value-type="float">
            <text:p>2991</text:p>
          </table:table-cell>
          <table:table-cell table:formula="of:=ABJAD([.$A853];3;1)" office:value-type="float" office:value="11304" calcext:value-type="float">
            <text:p>113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İT</text:p>
          </table:table-cell>
          <table:table-cell table:formula="of:=NUMEROLOG([.$A854];&quot;modern&quot;;&quot;tam&quot;)" office:value-type="float" office:value="18" calcext:value-type="float">
            <text:p>18</text:p>
          </table:table-cell>
          <table:table-cell table:formula="of:=NUMEROLOG([.$A854];&quot;TR&quot;;&quot;tam&quot;)" office:value-type="float" office:value="78" calcext:value-type="float">
            <text:p>78</text:p>
          </table:table-cell>
          <table:table-cell table:formula="of:=ABJAD([.$A854];0;1)" office:value-type="float" office:value="20" calcext:value-type="float">
            <text:p>20</text:p>
          </table:table-cell>
          <table:table-cell table:formula="of:=ABJAD([.$A854];1;1)" office:value-type="float" office:value="1280" calcext:value-type="float">
            <text:p>1280</text:p>
          </table:table-cell>
          <table:table-cell table:formula="of:=ABJAD([.$A854];2;1)" office:value-type="float" office:value="2010" calcext:value-type="float">
            <text:p>2010</text:p>
          </table:table-cell>
          <table:table-cell table:formula="of:=ABJAD([.$A854];3;1)" office:value-type="float" office:value="8757" calcext:value-type="float">
            <text:p>87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MÜ</text:p>
          </table:table-cell>
          <table:table-cell table:formula="of:=NUMEROLOG([.$A855];&quot;modern&quot;;&quot;tam&quot;)" office:value-type="float" office:value="14" calcext:value-type="float">
            <text:p>14</text:p>
          </table:table-cell>
          <table:table-cell table:formula="of:=NUMEROLOG([.$A855];&quot;TR&quot;;&quot;tam&quot;)" office:value-type="float" office:value="84" calcext:value-type="float">
            <text:p>84</text:p>
          </table:table-cell>
          <table:table-cell table:formula="of:=ABJAD([.$A855];0;1)" office:value-type="float" office:value="8" calcext:value-type="float">
            <text:p>8</text:p>
          </table:table-cell>
          <table:table-cell table:formula="of:=ABJAD([.$A855];1;1)" office:value-type="float" office:value="1520" calcext:value-type="float">
            <text:p>1520</text:p>
          </table:table-cell>
          <table:table-cell table:formula="of:=ABJAD([.$A855];2;1)" office:value-type="float" office:value="2930" calcext:value-type="float">
            <text:p>2930</text:p>
          </table:table-cell>
          <table:table-cell table:formula="of:=ABJAD([.$A855];3;1)" office:value-type="float" office:value="9100" calcext:value-type="float">
            <text:p>9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MÜGÜLSÜM</text:p>
          </table:table-cell>
          <table:table-cell table:formula="of:=NUMEROLOG([.$A856];&quot;modern&quot;;&quot;tam&quot;)" office:value-type="float" office:value="35" calcext:value-type="float">
            <text:p>35</text:p>
          </table:table-cell>
          <table:table-cell table:formula="of:=NUMEROLOG([.$A856];&quot;TR&quot;;&quot;tam&quot;)" office:value-type="float" office:value="197" calcext:value-type="float">
            <text:p>197</text:p>
          </table:table-cell>
          <table:table-cell table:formula="of:=ABJAD([.$A856];0;1)" office:value-type="float" office:value="25" calcext:value-type="float">
            <text:p>25</text:p>
          </table:table-cell>
          <table:table-cell table:formula="of:=ABJAD([.$A856];1;1)" office:value-type="float" office:value="3337" calcext:value-type="float">
            <text:p>3337</text:p>
          </table:table-cell>
          <table:table-cell table:formula="of:=ABJAD([.$A856];2;1)" office:value-type="float" office:value="6167" calcext:value-type="float">
            <text:p>6167</text:p>
          </table:table-cell>
          <table:table-cell table:formula="of:=ABJAD([.$A856];3;1)" office:value-type="float" office:value="21536" calcext:value-type="float">
            <text:p>215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MRAN</text:p>
          </table:table-cell>
          <table:table-cell table:formula="of:=NUMEROLOG([.$A857];&quot;modern&quot;;&quot;tam&quot;)" office:value-type="float" office:value="22" calcext:value-type="float">
            <text:p>22</text:p>
          </table:table-cell>
          <table:table-cell table:formula="of:=NUMEROLOG([.$A857];&quot;TR&quot;;&quot;tam&quot;)" office:value-type="float" office:value="81" calcext:value-type="float">
            <text:p>81</text:p>
          </table:table-cell>
          <table:table-cell table:formula="of:=ABJAD([.$A857];0;1)" office:value-type="float" office:value="23" calcext:value-type="float">
            <text:p>23</text:p>
          </table:table-cell>
          <table:table-cell table:formula="of:=ABJAD([.$A857];1;1)" office:value-type="float" office:value="1031" calcext:value-type="float">
            <text:p>1031</text:p>
          </table:table-cell>
          <table:table-cell table:formula="of:=ABJAD([.$A857];2;1)" office:value-type="float" office:value="1747" calcext:value-type="float">
            <text:p>1747</text:p>
          </table:table-cell>
          <table:table-cell table:formula="of:=ABJAD([.$A857];3;1)" office:value-type="float" office:value="9337" calcext:value-type="float">
            <text:p>93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MUT</text:p>
          </table:table-cell>
          <table:table-cell table:formula="of:=NUMEROLOG([.$A858];&quot;modern&quot;;&quot;tam&quot;)" office:value-type="float" office:value="12" calcext:value-type="float">
            <text:p>12</text:p>
          </table:table-cell>
          <table:table-cell table:formula="of:=NUMEROLOG([.$A858];&quot;TR&quot;;&quot;tam&quot;)" office:value-type="float" office:value="90" calcext:value-type="float">
            <text:p>90</text:p>
          </table:table-cell>
          <table:table-cell table:formula="of:=ABJAD([.$A858];0;1)" office:value-type="float" office:value="8" calcext:value-type="float">
            <text:p>8</text:p>
          </table:table-cell>
          <table:table-cell table:formula="of:=ABJAD([.$A858];1;1)" office:value-type="float" office:value="1760" calcext:value-type="float">
            <text:p>1760</text:p>
          </table:table-cell>
          <table:table-cell table:formula="of:=ABJAD([.$A858];2;1)" office:value-type="float" office:value="2970" calcext:value-type="float">
            <text:p>2970</text:p>
          </table:table-cell>
          <table:table-cell table:formula="of:=ABJAD([.$A858];3;1)" office:value-type="float" office:value="10350" calcext:value-type="float">
            <text:p>103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NAL</text:p>
          </table:table-cell>
          <table:table-cell table:formula="of:=NUMEROLOG([.$A859];&quot;modern&quot;;&quot;tam&quot;)" office:value-type="float" office:value="12" calcext:value-type="float">
            <text:p>12</text:p>
          </table:table-cell>
          <table:table-cell table:formula="of:=NUMEROLOG([.$A859];&quot;TR&quot;;&quot;tam&quot;)" office:value-type="float" office:value="59" calcext:value-type="float">
            <text:p>59</text:p>
          </table:table-cell>
          <table:table-cell table:formula="of:=ABJAD([.$A859];0;1)" office:value-type="float" office:value="17" calcext:value-type="float">
            <text:p>17</text:p>
          </table:table-cell>
          <table:table-cell table:formula="of:=ABJAD([.$A859];1;1)" office:value-type="float" office:value="821" calcext:value-type="float">
            <text:p>821</text:p>
          </table:table-cell>
          <table:table-cell table:formula="of:=ABJAD([.$A859];2;1)" office:value-type="float" office:value="1532" calcext:value-type="float">
            <text:p>1532</text:p>
          </table:table-cell>
          <table:table-cell table:formula="of:=ABJAD([.$A859];3;1)" office:value-type="float" office:value="5761" calcext:value-type="float">
            <text:p>57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NSAL</text:p>
          </table:table-cell>
          <table:table-cell table:formula="of:=NUMEROLOG([.$A860];&quot;modern&quot;;&quot;tam&quot;)" office:value-type="float" office:value="13" calcext:value-type="float">
            <text:p>13</text:p>
          </table:table-cell>
          <table:table-cell table:formula="of:=NUMEROLOG([.$A860];&quot;TR&quot;;&quot;tam&quot;)" office:value-type="float" office:value="81" calcext:value-type="float">
            <text:p>81</text:p>
          </table:table-cell>
          <table:table-cell table:formula="of:=ABJAD([.$A860];0;1)" office:value-type="float" office:value="17" calcext:value-type="float">
            <text:p>17</text:p>
          </table:table-cell>
          <table:table-cell table:formula="of:=ABJAD([.$A860];1;1)" office:value-type="float" office:value="1121" calcext:value-type="float">
            <text:p>1121</text:p>
          </table:table-cell>
          <table:table-cell table:formula="of:=ABJAD([.$A860];2;1)" office:value-type="float" office:value="1837" calcext:value-type="float">
            <text:p>1837</text:p>
          </table:table-cell>
          <table:table-cell table:formula="of:=ABJAD([.$A860];3;1)" office:value-type="float" office:value="9064" calcext:value-type="float">
            <text:p>90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RAL</text:p>
          </table:table-cell>
          <table:table-cell table:formula="of:=NUMEROLOG([.$A861];&quot;modern&quot;;&quot;tam&quot;)" office:value-type="float" office:value="16" calcext:value-type="float">
            <text:p>16</text:p>
          </table:table-cell>
          <table:table-cell table:formula="of:=NUMEROLOG([.$A861];&quot;TR&quot;;&quot;tam&quot;)" office:value-type="float" office:value="62" calcext:value-type="float">
            <text:p>62</text:p>
          </table:table-cell>
          <table:table-cell table:formula="of:=ABJAD([.$A861];0;1)" office:value-type="float" office:value="11" calcext:value-type="float">
            <text:p>11</text:p>
          </table:table-cell>
          <table:table-cell table:formula="of:=ABJAD([.$A861];1;1)" office:value-type="float" office:value="851" calcext:value-type="float">
            <text:p>851</text:p>
          </table:table-cell>
          <table:table-cell table:formula="of:=ABJAD([.$A861];2;1)" office:value-type="float" office:value="1462" calcext:value-type="float">
            <text:p>1462</text:p>
          </table:table-cell>
          <table:table-cell table:formula="of:=ABJAD([.$A861];3;1)" office:value-type="float" office:value="6188" calcext:value-type="float">
            <text:p>61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STÜN</text:p>
          </table:table-cell>
          <table:table-cell table:formula="of:=NUMEROLOG([.$A862];&quot;modern&quot;;&quot;tam&quot;)" office:value-type="float" office:value="14" calcext:value-type="float">
            <text:p>14</text:p>
          </table:table-cell>
          <table:table-cell table:formula="of:=NUMEROLOG([.$A862];&quot;TR&quot;;&quot;tam&quot;)" office:value-type="float" office:value="115" calcext:value-type="float">
            <text:p>115</text:p>
          </table:table-cell>
          <table:table-cell table:formula="of:=ABJAD([.$A862];0;1)" office:value-type="float" office:value="26" calcext:value-type="float">
            <text:p>26</text:p>
          </table:table-cell>
          <table:table-cell table:formula="of:=ABJAD([.$A862];1;1)" office:value-type="float" office:value="2270" calcext:value-type="float">
            <text:p>2270</text:p>
          </table:table-cell>
          <table:table-cell table:formula="of:=ABJAD([.$A862];2;1)" office:value-type="float" office:value="3685" calcext:value-type="float">
            <text:p>3685</text:p>
          </table:table-cell>
          <table:table-cell table:formula="of:=ABJAD([.$A862];3;1)" office:value-type="float" office:value="15253" calcext:value-type="float">
            <text:p>15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TKU</text:p>
          </table:table-cell>
          <table:table-cell table:formula="of:=NUMEROLOG([.$A863];&quot;modern&quot;;&quot;tam&quot;)" office:value-type="float" office:value="10" calcext:value-type="float">
            <text:p>10</text:p>
          </table:table-cell>
          <table:table-cell table:formula="of:=NUMEROLOG([.$A863];&quot;TR&quot;;&quot;tam&quot;)" office:value-type="float" office:value="88" calcext:value-type="float">
            <text:p>88</text:p>
          </table:table-cell>
          <table:table-cell table:formula="of:=ABJAD([.$A863];0;1)" office:value-type="float" office:value="12" calcext:value-type="float">
            <text:p>12</text:p>
          </table:table-cell>
          <table:table-cell table:formula="of:=ABJAD([.$A863];1;1)" office:value-type="float" office:value="1740" calcext:value-type="float">
            <text:p>1740</text:p>
          </table:table-cell>
          <table:table-cell table:formula="of:=ABJAD([.$A863];2;1)" office:value-type="float" office:value="2950" calcext:value-type="float">
            <text:p>2950</text:p>
          </table:table-cell>
          <table:table-cell table:formula="of:=ABJAD([.$A863];3;1)" office:value-type="float" office:value="9619" calcext:value-type="float">
            <text:p>9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YGAR</text:p>
          </table:table-cell>
          <table:table-cell table:formula="of:=NUMEROLOG([.$A864];&quot;modern&quot;;&quot;tam&quot;)" office:value-type="float" office:value="27" calcext:value-type="float">
            <text:p>27</text:p>
          </table:table-cell>
          <table:table-cell table:formula="of:=NUMEROLOG([.$A864];&quot;TR&quot;;&quot;tam&quot;)" office:value-type="float" office:value="83" calcext:value-type="float">
            <text:p>83</text:p>
          </table:table-cell>
          <table:table-cell table:formula="of:=ABJAD([.$A864];0;1)" office:value-type="float" office:value="16" calcext:value-type="float">
            <text:p>16</text:p>
          </table:table-cell>
          <table:table-cell table:formula="of:=ABJAD([.$A864];1;1)" office:value-type="float" office:value="1708" calcext:value-type="float">
            <text:p>1708</text:p>
          </table:table-cell>
          <table:table-cell table:formula="of:=ABJAD([.$A864];2;1)" office:value-type="float" office:value="2324" calcext:value-type="float">
            <text:p>2324</text:p>
          </table:table-cell>
          <table:table-cell table:formula="of:=ABJAD([.$A864];3;1)" office:value-type="float" office:value="11316" calcext:value-type="float">
            <text:p>113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YSAN</text:p>
          </table:table-cell>
          <table:table-cell table:formula="of:=NUMEROLOG([.$A865];&quot;modern&quot;;&quot;tam&quot;)" office:value-type="float" office:value="17" calcext:value-type="float">
            <text:p>17</text:p>
          </table:table-cell>
          <table:table-cell table:formula="of:=NUMEROLOG([.$A865];&quot;TR&quot;;&quot;tam&quot;)" office:value-type="float" office:value="93" calcext:value-type="float">
            <text:p>93</text:p>
          </table:table-cell>
          <table:table-cell table:formula="of:=ABJAD([.$A865];0;1)" office:value-type="float" office:value="11" calcext:value-type="float">
            <text:p>11</text:p>
          </table:table-cell>
          <table:table-cell table:formula="of:=ABJAD([.$A865];1;1)" office:value-type="float" office:value="1871" calcext:value-type="float">
            <text:p>1871</text:p>
          </table:table-cell>
          <table:table-cell table:formula="of:=ABJAD([.$A865];2;1)" office:value-type="float" office:value="2487" calcext:value-type="float">
            <text:p>2487</text:p>
          </table:table-cell>
          <table:table-cell table:formula="of:=ABJAD([.$A865];3;1)" office:value-type="float" office:value="12895" calcext:value-type="float">
            <text:p>128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ÜZEYİR</text:p>
          </table:table-cell>
          <table:table-cell table:formula="of:=NUMEROLOG([.$A866];&quot;modern&quot;;&quot;tam&quot;)" office:value-type="float" office:value="41" calcext:value-type="float">
            <text:p>41</text:p>
          </table:table-cell>
          <table:table-cell table:formula="of:=NUMEROLOG([.$A866];&quot;TR&quot;;&quot;tam&quot;)" office:value-type="float" office:value="122" calcext:value-type="float">
            <text:p>122</text:p>
          </table:table-cell>
          <table:table-cell table:formula="of:=ABJAD([.$A866];0;1)" office:value-type="float" office:value="29" calcext:value-type="float">
            <text:p>29</text:p>
          </table:table-cell>
          <table:table-cell table:formula="of:=ABJAD([.$A866];1;1)" office:value-type="float" office:value="2825" calcext:value-type="float">
            <text:p>2825</text:p>
          </table:table-cell>
          <table:table-cell table:formula="of:=ABJAD([.$A866];2;1)" office:value-type="float" office:value="3565" calcext:value-type="float">
            <text:p>3565</text:p>
          </table:table-cell>
          <table:table-cell table:formula="of:=ABJAD([.$A866];3;1)" office:value-type="float" office:value="12232" calcext:value-type="float">
            <text:p>122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HDETTİN</text:p>
          </table:table-cell>
          <table:table-cell table:formula="of:=NUMEROLOG([.$A867];&quot;modern&quot;;&quot;tam&quot;)" office:value-type="float" office:value="40" calcext:value-type="float">
            <text:p>40</text:p>
          </table:table-cell>
          <table:table-cell table:formula="of:=NUMEROLOG([.$A867];&quot;TR&quot;;&quot;tam&quot;)" office:value-type="float" office:value="126" calcext:value-type="float">
            <text:p>126</text:p>
          </table:table-cell>
          <table:table-cell table:formula="of:=ABJAD([.$A867];0;1)" office:value-type="float" office:value="61" calcext:value-type="float">
            <text:p>61</text:p>
          </table:table-cell>
          <table:table-cell table:formula="of:=ABJAD([.$A867];1;1)" office:value-type="float" office:value="1909" calcext:value-type="float">
            <text:p>1909</text:p>
          </table:table-cell>
          <table:table-cell table:formula="of:=ABJAD([.$A867];2;1)" office:value-type="float" office:value="1965" calcext:value-type="float">
            <text:p>1965</text:p>
          </table:table-cell>
          <table:table-cell table:formula="of:=ABJAD([.$A867];3;1)" office:value-type="float" office:value="16211" calcext:value-type="float">
            <text:p>162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SFİYE</text:p>
          </table:table-cell>
          <table:table-cell table:formula="of:=NUMEROLOG([.$A868];&quot;modern&quot;;&quot;tam&quot;)" office:value-type="float" office:value="33" calcext:value-type="float">
            <text:p>33</text:p>
          </table:table-cell>
          <table:table-cell table:formula="of:=NUMEROLOG([.$A868];&quot;TR&quot;;&quot;tam&quot;)" office:value-type="float" office:value="103" calcext:value-type="float">
            <text:p>103</text:p>
          </table:table-cell>
          <table:table-cell table:formula="of:=ABJAD([.$A868];0;1)" office:value-type="float" office:value="28" calcext:value-type="float">
            <text:p>28</text:p>
          </table:table-cell>
          <table:table-cell table:formula="of:=ABJAD([.$A868];1;1)" office:value-type="float" office:value="2032" calcext:value-type="float">
            <text:p>2032</text:p>
          </table:table-cell>
          <table:table-cell table:formula="of:=ABJAD([.$A868];2;1)" office:value-type="float" office:value="2078" calcext:value-type="float">
            <text:p>2078</text:p>
          </table:table-cell>
          <table:table-cell table:formula="of:=ABJAD([.$A868];3;1)" office:value-type="float" office:value="13982" calcext:value-type="float">
            <text:p>1398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ZİR</text:p>
          </table:table-cell>
          <table:table-cell table:formula="of:=NUMEROLOG([.$A869];&quot;modern&quot;;&quot;tam&quot;)" office:value-type="float" office:value="31" calcext:value-type="float">
            <text:p>31</text:p>
          </table:table-cell>
          <table:table-cell table:formula="of:=NUMEROLOG([.$A869];&quot;TR&quot;;&quot;tam&quot;)" office:value-type="float" office:value="90" calcext:value-type="float">
            <text:p>90</text:p>
          </table:table-cell>
          <table:table-cell table:formula="of:=ABJAD([.$A869];0;1)" office:value-type="float" office:value="29" calcext:value-type="float">
            <text:p>29</text:p>
          </table:table-cell>
          <table:table-cell table:formula="of:=ABJAD([.$A869];1;1)" office:value-type="float" office:value="2021" calcext:value-type="float">
            <text:p>2021</text:p>
          </table:table-cell>
          <table:table-cell table:formula="of:=ABJAD([.$A869];2;1)" office:value-type="float" office:value="2057" calcext:value-type="float">
            <text:p>2057</text:p>
          </table:table-cell>
          <table:table-cell table:formula="of:=ABJAD([.$A869];3;1)" office:value-type="float" office:value="8159" calcext:value-type="float">
            <text:p>81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DAT</text:p>
          </table:table-cell>
          <table:table-cell table:formula="of:=NUMEROLOG([.$A870];&quot;modern&quot;;&quot;tam&quot;)" office:value-type="float" office:value="16" calcext:value-type="float">
            <text:p>16</text:p>
          </table:table-cell>
          <table:table-cell table:formula="of:=NUMEROLOG([.$A870];&quot;TR&quot;;&quot;tam&quot;)" office:value-type="float" office:value="63" calcext:value-type="float">
            <text:p>63</text:p>
          </table:table-cell>
          <table:table-cell table:formula="of:=ABJAD([.$A870];0;1)" office:value-type="float" office:value="26" calcext:value-type="float">
            <text:p>26</text:p>
          </table:table-cell>
          <table:table-cell table:formula="of:=ABJAD([.$A870];1;1)" office:value-type="float" office:value="1310" calcext:value-type="float">
            <text:p>1310</text:p>
          </table:table-cell>
          <table:table-cell table:formula="of:=ABJAD([.$A870];2;1)" office:value-type="float" office:value="1331" calcext:value-type="float">
            <text:p>1331</text:p>
          </table:table-cell>
          <table:table-cell table:formula="of:=ABJAD([.$A870];3;1)" office:value-type="float" office:value="8395" calcext:value-type="float">
            <text:p>83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HBİ</text:p>
          </table:table-cell>
          <table:table-cell table:formula="of:=NUMEROLOG([.$A871];&quot;modern&quot;;&quot;tam&quot;)" office:value-type="float" office:value="28" calcext:value-type="float">
            <text:p>28</text:p>
          </table:table-cell>
          <table:table-cell table:formula="of:=NUMEROLOG([.$A871];&quot;TR&quot;;&quot;tam&quot;)" office:value-type="float" office:value="57" calcext:value-type="float">
            <text:p>57</text:p>
          </table:table-cell>
          <table:table-cell table:formula="of:=ABJAD([.$A871];0;1)" office:value-type="float" office:value="32" calcext:value-type="float">
            <text:p>32</text:p>
          </table:table-cell>
          <table:table-cell table:formula="of:=ABJAD([.$A871];1;1)" office:value-type="float" office:value="836" calcext:value-type="float">
            <text:p>836</text:p>
          </table:table-cell>
          <table:table-cell table:formula="of:=ABJAD([.$A871];2;1)" office:value-type="float" office:value="876" calcext:value-type="float">
            <text:p>876</text:p>
          </table:table-cell>
          <table:table-cell table:formula="of:=ABJAD([.$A871];3;1)" office:value-type="float" office:value="7376" calcext:value-type="float">
            <text:p>73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LAT</text:p>
          </table:table-cell>
          <table:table-cell table:formula="of:=NUMEROLOG([.$A872];&quot;modern&quot;;&quot;tam&quot;)" office:value-type="float" office:value="15" calcext:value-type="float">
            <text:p>15</text:p>
          </table:table-cell>
          <table:table-cell table:formula="of:=NUMEROLOG([.$A872];&quot;TR&quot;;&quot;tam&quot;)" office:value-type="float" office:value="73" calcext:value-type="float">
            <text:p>73</text:p>
          </table:table-cell>
          <table:table-cell table:formula="of:=ABJAD([.$A872];0;1)" office:value-type="float" office:value="24" calcext:value-type="float">
            <text:p>24</text:p>
          </table:table-cell>
          <table:table-cell table:formula="of:=ABJAD([.$A872];1;1)" office:value-type="float" office:value="1356" calcext:value-type="float">
            <text:p>1356</text:p>
          </table:table-cell>
          <table:table-cell table:formula="of:=ABJAD([.$A872];2;1)" office:value-type="float" office:value="1377" calcext:value-type="float">
            <text:p>1377</text:p>
          </table:table-cell>
          <table:table-cell table:formula="of:=ABJAD([.$A872];3;1)" office:value-type="float" office:value="7726" calcext:value-type="float">
            <text:p>77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Lİ</text:p>
          </table:table-cell>
          <table:table-cell table:formula="of:=NUMEROLOG([.$A873];&quot;modern&quot;;&quot;tam&quot;)" office:value-type="float" office:value="21" calcext:value-type="float">
            <text:p>21</text:p>
          </table:table-cell>
          <table:table-cell table:formula="of:=NUMEROLOG([.$A873];&quot;TR&quot;;&quot;tam&quot;)" office:value-type="float" office:value="60" calcext:value-type="float">
            <text:p>60</text:p>
          </table:table-cell>
          <table:table-cell table:formula="of:=ABJAD([.$A873];0;1)" office:value-type="float" office:value="23" calcext:value-type="float">
            <text:p>23</text:p>
          </table:table-cell>
          <table:table-cell table:formula="of:=ABJAD([.$A873];1;1)" office:value-type="float" office:value="875" calcext:value-type="float">
            <text:p>875</text:p>
          </table:table-cell>
          <table:table-cell table:formula="of:=ABJAD([.$A873];2;1)" office:value-type="float" office:value="910" calcext:value-type="float">
            <text:p>910</text:p>
          </table:table-cell>
          <table:table-cell table:formula="of:=ABJAD([.$A873];3;1)" office:value-type="float" office:value="5697" calcext:value-type="float">
            <text:p>5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LİT</text:p>
          </table:table-cell>
          <table:table-cell table:formula="of:=NUMEROLOG([.$A874];&quot;modern&quot;;&quot;tam&quot;)" office:value-type="float" office:value="23" calcext:value-type="float">
            <text:p>23</text:p>
          </table:table-cell>
          <table:table-cell table:formula="of:=NUMEROLOG([.$A874];&quot;TR&quot;;&quot;tam&quot;)" office:value-type="float" office:value="84" calcext:value-type="float">
            <text:p>84</text:p>
          </table:table-cell>
          <table:table-cell table:formula="of:=ABJAD([.$A874];0;1)" office:value-type="float" office:value="31" calcext:value-type="float">
            <text:p>31</text:p>
          </table:table-cell>
          <table:table-cell table:formula="of:=ABJAD([.$A874];1;1)" office:value-type="float" office:value="1375" calcext:value-type="float">
            <text:p>1375</text:p>
          </table:table-cell>
          <table:table-cell table:formula="of:=ABJAD([.$A874];2;1)" office:value-type="float" office:value="1415" calcext:value-type="float">
            <text:p>1415</text:p>
          </table:table-cell>
          <table:table-cell table:formula="of:=ABJAD([.$A874];3;1)" office:value-type="float" office:value="8704" calcext:value-type="float">
            <text:p>87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YSEL</text:p>
          </table:table-cell>
          <table:table-cell table:formula="of:=NUMEROLOG([.$A875];&quot;modern&quot;;&quot;tam&quot;)" office:value-type="float" office:value="25" calcext:value-type="float">
            <text:p>25</text:p>
          </table:table-cell>
          <table:table-cell table:formula="of:=NUMEROLOG([.$A875];&quot;TR&quot;;&quot;tam&quot;)" office:value-type="float" office:value="104" calcext:value-type="float">
            <text:p>104</text:p>
          </table:table-cell>
          <table:table-cell table:formula="of:=ABJAD([.$A875];0;1)" office:value-type="float" office:value="20" calcext:value-type="float">
            <text:p>20</text:p>
          </table:table-cell>
          <table:table-cell table:formula="of:=ABJAD([.$A875];1;1)" office:value-type="float" office:value="2060" calcext:value-type="float">
            <text:p>2060</text:p>
          </table:table-cell>
          <table:table-cell table:formula="of:=ABJAD([.$A875];2;1)" office:value-type="float" office:value="2090" calcext:value-type="float">
            <text:p>2090</text:p>
          </table:table-cell>
          <table:table-cell table:formula="of:=ABJAD([.$A875];3;1)" office:value-type="float" office:value="12531" calcext:value-type="float">
            <text:p>125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YSİ</text:p>
          </table:table-cell>
          <table:table-cell table:formula="of:=NUMEROLOG([.$A876];&quot;modern&quot;;&quot;tam&quot;)" office:value-type="float" office:value="26" calcext:value-type="float">
            <text:p>26</text:p>
          </table:table-cell>
          <table:table-cell table:formula="of:=NUMEROLOG([.$A876];&quot;TR&quot;;&quot;tam&quot;)" office:value-type="float" office:value="95" calcext:value-type="float">
            <text:p>95</text:p>
          </table:table-cell>
          <table:table-cell table:formula="of:=ABJAD([.$A876];0;1)" office:value-type="float" office:value="21" calcext:value-type="float">
            <text:p>21</text:p>
          </table:table-cell>
          <table:table-cell table:formula="of:=ABJAD([.$A876];1;1)" office:value-type="float" office:value="2025" calcext:value-type="float">
            <text:p>2025</text:p>
          </table:table-cell>
          <table:table-cell table:formula="of:=ABJAD([.$A876];2;1)" office:value-type="float" office:value="2065" calcext:value-type="float">
            <text:p>2065</text:p>
          </table:table-cell>
          <table:table-cell table:formula="of:=ABJAD([.$A876];3;1)" office:value-type="float" office:value="13199" calcext:value-type="float">
            <text:p>131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OLKAN</text:p>
          </table:table-cell>
          <table:table-cell table:formula="of:=NUMEROLOG([.$A877];&quot;modern&quot;;&quot;tam&quot;)" office:value-type="float" office:value="21" calcext:value-type="float">
            <text:p>21</text:p>
          </table:table-cell>
          <table:table-cell table:formula="of:=NUMEROLOG([.$A877];&quot;TR&quot;;&quot;tam&quot;)" office:value-type="float" office:value="92" calcext:value-type="float">
            <text:p>92</text:p>
          </table:table-cell>
          <table:table-cell table:formula="of:=ABJAD([.$A877];0;1)" office:value-type="float" office:value="33" calcext:value-type="float">
            <text:p>33</text:p>
          </table:table-cell>
          <table:table-cell table:formula="of:=ABJAD([.$A877];1;1)" office:value-type="float" office:value="1041" calcext:value-type="float">
            <text:p>1041</text:p>
          </table:table-cell>
          <table:table-cell table:formula="of:=ABJAD([.$A877];2;1)" office:value-type="float" office:value="1142" calcext:value-type="float">
            <text:p>1142</text:p>
          </table:table-cell>
          <table:table-cell table:formula="of:=ABJAD([.$A877];3;1)" office:value-type="float" office:value="7207" calcext:value-type="float">
            <text:p>720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HYA</text:p>
          </table:table-cell>
          <table:table-cell table:formula="of:=NUMEROLOG([.$A878];&quot;modern&quot;;&quot;tam&quot;)" office:value-type="float" office:value="24" calcext:value-type="float">
            <text:p>24</text:p>
          </table:table-cell>
          <table:table-cell table:formula="of:=NUMEROLOG([.$A878];&quot;TR&quot;;&quot;tam&quot;)" office:value-type="float" office:value="68" calcext:value-type="float">
            <text:p>68</text:p>
          </table:table-cell>
          <table:table-cell table:formula="of:=ABJAD([.$A878];0;1)" office:value-type="float" office:value="11" calcext:value-type="float">
            <text:p>11</text:p>
          </table:table-cell>
          <table:table-cell table:formula="of:=ABJAD([.$A878];1;1)" office:value-type="float" office:value="1811" calcext:value-type="float">
            <text:p>1811</text:p>
          </table:table-cell>
          <table:table-cell table:formula="of:=ABJAD([.$A878];2;1)" office:value-type="float" office:value="1828" calcext:value-type="float">
            <text:p>1828</text:p>
          </table:table-cell>
          <table:table-cell table:formula="of:=ABJAD([.$A878];3;1)" office:value-type="float" office:value="10816" calcext:value-type="float">
            <text:p>108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KUP</text:p>
          </table:table-cell>
          <table:table-cell table:formula="of:=NUMEROLOG([.$A879];&quot;modern&quot;;&quot;tam&quot;)" office:value-type="float" office:value="20" calcext:value-type="float">
            <text:p>20</text:p>
          </table:table-cell>
          <table:table-cell table:formula="of:=NUMEROLOG([.$A879];&quot;TR&quot;;&quot;tam&quot;)" office:value-type="float" office:value="88" calcext:value-type="float">
            <text:p>88</text:p>
          </table:table-cell>
          <table:table-cell table:formula="of:=ABJAD([.$A879];0;1)" office:value-type="float" office:value="9" calcext:value-type="float">
            <text:p>9</text:p>
          </table:table-cell>
          <table:table-cell table:formula="of:=ABJAD([.$A879];1;1)" office:value-type="float" office:value="1641" calcext:value-type="float">
            <text:p>1641</text:p>
          </table:table-cell>
          <table:table-cell table:formula="of:=ABJAD([.$A879];2;1)" office:value-type="float" office:value="2257" calcext:value-type="float">
            <text:p>2257</text:p>
          </table:table-cell>
          <table:table-cell table:formula="of:=ABJAD([.$A879];3;1)" office:value-type="float" office:value="10597" calcext:value-type="float">
            <text:p>105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LÇIN</text:p>
          </table:table-cell>
          <table:table-cell table:formula="of:=NUMEROLOG([.$A880];&quot;modern&quot;;&quot;tam&quot;)" office:value-type="float" office:value="28" calcext:value-type="float">
            <text:p>28</text:p>
          </table:table-cell>
          <table:table-cell table:formula="of:=NUMEROLOG([.$A880];&quot;TR&quot;;&quot;tam&quot;)" office:value-type="float" office:value="76" calcext:value-type="float">
            <text:p>76</text:p>
          </table:table-cell>
          <table:table-cell table:formula="of:=ABJAD([.$A880];0;1)" office:value-type="float" office:value="26" calcext:value-type="float">
            <text:p>26</text:p>
          </table:table-cell>
          <table:table-cell table:formula="of:=ABJAD([.$A880];1;1)" office:value-type="float" office:value="1034" calcext:value-type="float">
            <text:p>1034</text:p>
          </table:table-cell>
          <table:table-cell table:formula="of:=ABJAD([.$A880];2;1)" office:value-type="float" office:value="1065" calcext:value-type="float">
            <text:p>1065</text:p>
          </table:table-cell>
          <table:table-cell table:formula="of:=ABJAD([.$A880];3;1)" office:value-type="float" office:value="7409" calcext:value-type="float">
            <text:p>74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ŞAR</text:p>
          </table:table-cell>
          <table:table-cell table:formula="of:=NUMEROLOG([.$A881];&quot;modern&quot;;&quot;tam&quot;)" office:value-type="float" office:value="19" calcext:value-type="float">
            <text:p>19</text:p>
          </table:table-cell>
          <table:table-cell table:formula="of:=NUMEROLOG([.$A881];&quot;TR&quot;;&quot;tam&quot;)" office:value-type="float" office:value="74" calcext:value-type="float">
            <text:p>74</text:p>
          </table:table-cell>
          <table:table-cell table:formula="of:=ABJAD([.$A881];0;1)" office:value-type="float" office:value="14" calcext:value-type="float">
            <text:p>14</text:p>
          </table:table-cell>
          <table:table-cell table:formula="of:=ABJAD([.$A881];1;1)" office:value-type="float" office:value="1502" calcext:value-type="float">
            <text:p>1502</text:p>
          </table:table-cell>
          <table:table-cell table:formula="of:=ABJAD([.$A881];2;1)" office:value-type="float" office:value="1519" calcext:value-type="float">
            <text:p>1519</text:p>
          </table:table-cell>
          <table:table-cell table:formula="of:=ABJAD([.$A881];3;1)" office:value-type="float" office:value="10842" calcext:value-type="float">
            <text:p>108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SEMİN</text:p>
          </table:table-cell>
          <table:table-cell table:formula="of:=NUMEROLOG([.$A882];&quot;modern&quot;;&quot;tam&quot;)" office:value-type="float" office:value="32" calcext:value-type="float">
            <text:p>32</text:p>
          </table:table-cell>
          <table:table-cell table:formula="of:=NUMEROLOG([.$A882];&quot;TR&quot;;&quot;tam&quot;)" office:value-type="float" office:value="102" calcext:value-type="float">
            <text:p>102</text:p>
          </table:table-cell>
          <table:table-cell table:formula="of:=ABJAD([.$A882];0;1)" office:value-type="float" office:value="24" calcext:value-type="float">
            <text:p>24</text:p>
          </table:table-cell>
          <table:table-cell table:formula="of:=ABJAD([.$A882];1;1)" office:value-type="float" office:value="1356" calcext:value-type="float">
            <text:p>1356</text:p>
          </table:table-cell>
          <table:table-cell table:formula="of:=ABJAD([.$A882];2;1)" office:value-type="float" office:value="1402" calcext:value-type="float">
            <text:p>1402</text:p>
          </table:table-cell>
          <table:table-cell table:formula="of:=ABJAD([.$A882];3;1)" office:value-type="float" office:value="12362" calcext:value-type="float">
            <text:p>123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SER</text:p>
          </table:table-cell>
          <table:table-cell table:formula="of:=NUMEROLOG([.$A883];&quot;modern&quot;;&quot;tam&quot;)" office:value-type="float" office:value="23" calcext:value-type="float">
            <text:p>23</text:p>
          </table:table-cell>
          <table:table-cell table:formula="of:=NUMEROLOG([.$A883];&quot;TR&quot;;&quot;tam&quot;)" office:value-type="float" office:value="78" calcext:value-type="float">
            <text:p>78</text:p>
          </table:table-cell>
          <table:table-cell table:formula="of:=ABJAD([.$A883];0;1)" office:value-type="float" office:value="14" calcext:value-type="float">
            <text:p>14</text:p>
          </table:table-cell>
          <table:table-cell table:formula="of:=ABJAD([.$A883];1;1)" office:value-type="float" office:value="1406" calcext:value-type="float">
            <text:p>1406</text:p>
          </table:table-cell>
          <table:table-cell table:formula="of:=ABJAD([.$A883];2;1)" office:value-type="float" office:value="1427" calcext:value-type="float">
            <text:p>1427</text:p>
          </table:table-cell>
          <table:table-cell table:formula="of:=ABJAD([.$A883];3;1)" office:value-type="float" office:value="10936" calcext:value-type="float">
            <text:p>109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SİN</text:p>
          </table:table-cell>
          <table:table-cell table:formula="of:=NUMEROLOG([.$A884];&quot;modern&quot;;&quot;tam&quot;)" office:value-type="float" office:value="23" calcext:value-type="float">
            <text:p>23</text:p>
          </table:table-cell>
          <table:table-cell table:formula="of:=NUMEROLOG([.$A884];&quot;TR&quot;;&quot;tam&quot;)" office:value-type="float" office:value="80" calcext:value-type="float">
            <text:p>80</text:p>
          </table:table-cell>
          <table:table-cell table:formula="of:=ABJAD([.$A884];0;1)" office:value-type="float" office:value="19" calcext:value-type="float">
            <text:p>19</text:p>
          </table:table-cell>
          <table:table-cell table:formula="of:=ABJAD([.$A884];1;1)" office:value-type="float" office:value="1291" calcext:value-type="float">
            <text:p>1291</text:p>
          </table:table-cell>
          <table:table-cell table:formula="of:=ABJAD([.$A884];2;1)" office:value-type="float" office:value="1327" calcext:value-type="float">
            <text:p>1327</text:p>
          </table:table-cell>
          <table:table-cell table:formula="of:=ABJAD([.$A884];3;1)" office:value-type="float" office:value="10934" calcext:value-type="float">
            <text:p>109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VUZ</text:p>
          </table:table-cell>
          <table:table-cell table:formula="of:=NUMEROLOG([.$A885];&quot;modern&quot;;&quot;tam&quot;)" office:value-type="float" office:value="23" calcext:value-type="float">
            <text:p>23</text:p>
          </table:table-cell>
          <table:table-cell table:formula="of:=NUMEROLOG([.$A885];&quot;TR&quot;;&quot;tam&quot;)" office:value-type="float" office:value="110" calcext:value-type="float">
            <text:p>110</text:p>
          </table:table-cell>
          <table:table-cell table:formula="of:=ABJAD([.$A885];0;1)" office:value-type="float" office:value="13" calcext:value-type="float">
            <text:p>13</text:p>
          </table:table-cell>
          <table:table-cell table:formula="of:=ABJAD([.$A885];1;1)" office:value-type="float" office:value="3301" calcext:value-type="float">
            <text:p>3301</text:p>
          </table:table-cell>
          <table:table-cell table:formula="of:=ABJAD([.$A885];2;1)" office:value-type="float" office:value="3917" calcext:value-type="float">
            <text:p>3917</text:p>
          </table:table-cell>
          <table:table-cell table:formula="of:=ABJAD([.$A885];3;1)" office:value-type="float" office:value="11764" calcext:value-type="float">
            <text:p>11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AVUZHAN</text:p>
          </table:table-cell>
          <table:table-cell table:formula="of:=NUMEROLOG([.$A886];&quot;modern&quot;;&quot;tam&quot;)" office:value-type="float" office:value="37" calcext:value-type="float">
            <text:p>37</text:p>
          </table:table-cell>
          <table:table-cell table:formula="of:=NUMEROLOG([.$A886];&quot;TR&quot;;&quot;tam&quot;)" office:value-type="float" office:value="138" calcext:value-type="float">
            <text:p>138</text:p>
          </table:table-cell>
          <table:table-cell table:formula="of:=ABJAD([.$A886];0;1)" office:value-type="float" office:value="33" calcext:value-type="float">
            <text:p>33</text:p>
          </table:table-cell>
          <table:table-cell table:formula="of:=ABJAD([.$A886];1;1)" office:value-type="float" office:value="3381" calcext:value-type="float">
            <text:p>3381</text:p>
          </table:table-cell>
          <table:table-cell table:formula="of:=ABJAD([.$A886];2;1)" office:value-type="float" office:value="4008" calcext:value-type="float">
            <text:p>4008</text:p>
          </table:table-cell>
          <table:table-cell table:formula="of:=ABJAD([.$A886];3;1)" office:value-type="float" office:value="15595" calcext:value-type="float">
            <text:p>155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LDA</text:p>
          </table:table-cell>
          <table:table-cell table:formula="of:=NUMEROLOG([.$A887];&quot;modern&quot;;&quot;tam&quot;)" office:value-type="float" office:value="20" calcext:value-type="float">
            <text:p>20</text:p>
          </table:table-cell>
          <table:table-cell table:formula="of:=NUMEROLOG([.$A887];&quot;TR&quot;;&quot;tam&quot;)" office:value-type="float" office:value="55" calcext:value-type="float">
            <text:p>55</text:p>
          </table:table-cell>
          <table:table-cell table:formula="of:=ABJAD([.$A887];0;1)" office:value-type="float" office:value="12" calcext:value-type="float">
            <text:p>12</text:p>
          </table:table-cell>
          <table:table-cell table:formula="of:=ABJAD([.$A887];1;1)" office:value-type="float" office:value="960" calcext:value-type="float">
            <text:p>960</text:p>
          </table:table-cell>
          <table:table-cell table:formula="of:=ABJAD([.$A887];2;1)" office:value-type="float" office:value="981" calcext:value-type="float">
            <text:p>981</text:p>
          </table:table-cell>
          <table:table-cell table:formula="of:=ABJAD([.$A887];3;1)" office:value-type="float" office:value="5872" calcext:value-type="float">
            <text:p>58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LİZ</text:p>
          </table:table-cell>
          <table:table-cell table:formula="of:=NUMEROLOG([.$A888];&quot;modern&quot;;&quot;tam&quot;)" office:value-type="float" office:value="32" calcext:value-type="float">
            <text:p>32</text:p>
          </table:table-cell>
          <table:table-cell table:formula="of:=NUMEROLOG([.$A888];&quot;TR&quot;;&quot;tam&quot;)" office:value-type="float" office:value="90" calcext:value-type="float">
            <text:p>90</text:p>
          </table:table-cell>
          <table:table-cell table:formula="of:=ABJAD([.$A888];0;1)" office:value-type="float" office:value="19" calcext:value-type="float">
            <text:p>19</text:p>
          </table:table-cell>
          <table:table-cell table:formula="of:=ABJAD([.$A888];1;1)" office:value-type="float" office:value="1975" calcext:value-type="float">
            <text:p>1975</text:p>
          </table:table-cell>
          <table:table-cell table:formula="of:=ABJAD([.$A888];2;1)" office:value-type="float" office:value="2015" calcext:value-type="float">
            <text:p>2015</text:p>
          </table:table-cell>
          <table:table-cell table:formula="of:=ABJAD([.$A888];3;1)" office:value-type="float" office:value="6148" calcext:value-type="float">
            <text:p>61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NER</text:p>
          </table:table-cell>
          <table:table-cell table:formula="of:=NUMEROLOG([.$A889];&quot;modern&quot;;&quot;tam&quot;)" office:value-type="float" office:value="31" calcext:value-type="float">
            <text:p>31</text:p>
          </table:table-cell>
          <table:table-cell table:formula="of:=NUMEROLOG([.$A889];&quot;TR&quot;;&quot;tam&quot;)" office:value-type="float" office:value="78" calcext:value-type="float">
            <text:p>78</text:p>
          </table:table-cell>
          <table:table-cell table:formula="of:=ABJAD([.$A889];0;1)" office:value-type="float" office:value="28" calcext:value-type="float">
            <text:p>28</text:p>
          </table:table-cell>
          <table:table-cell table:formula="of:=ABJAD([.$A889];1;1)" office:value-type="float" office:value="1180" calcext:value-type="float">
            <text:p>1180</text:p>
          </table:table-cell>
          <table:table-cell table:formula="of:=ABJAD([.$A889];2;1)" office:value-type="float" office:value="1205" calcext:value-type="float">
            <text:p>1205</text:p>
          </table:table-cell>
          <table:table-cell table:formula="of:=ABJAD([.$A889];3;1)" office:value-type="float" office:value="9703" calcext:value-type="float">
            <text:p>97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ETKİN</text:p>
          </table:table-cell>
          <table:table-cell table:formula="of:=NUMEROLOG([.$A890];&quot;modern&quot;;&quot;tam&quot;)" office:value-type="float" office:value="30" calcext:value-type="float">
            <text:p>30</text:p>
          </table:table-cell>
          <table:table-cell table:formula="of:=NUMEROLOG([.$A890];&quot;TR&quot;;&quot;tam&quot;)" office:value-type="float" office:value="101" calcext:value-type="float">
            <text:p>101</text:p>
          </table:table-cell>
          <table:table-cell table:formula="of:=ABJAD([.$A890];0;1)" office:value-type="float" office:value="35" calcext:value-type="float">
            <text:p>35</text:p>
          </table:table-cell>
          <table:table-cell table:formula="of:=ABJAD([.$A890];1;1)" office:value-type="float" office:value="1535" calcext:value-type="float">
            <text:p>1535</text:p>
          </table:table-cell>
          <table:table-cell table:formula="of:=ABJAD([.$A890];2;1)" office:value-type="float" office:value="1580" calcext:value-type="float">
            <text:p>1580</text:p>
          </table:table-cell>
          <table:table-cell table:formula="of:=ABJAD([.$A890];3;1)" office:value-type="float" office:value="11113" calcext:value-type="float">
            <text:p>111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İĞİT</text:p>
          </table:table-cell>
          <table:table-cell table:formula="of:=NUMEROLOG([.$A891];&quot;modern&quot;;&quot;tam&quot;)" office:value-type="float" office:value="34" calcext:value-type="float">
            <text:p>34</text:p>
          </table:table-cell>
          <table:table-cell table:formula="of:=NUMEROLOG([.$A891];&quot;TR&quot;;&quot;tam&quot;)" office:value-type="float" office:value="85" calcext:value-type="float">
            <text:p>85</text:p>
          </table:table-cell>
          <table:table-cell table:formula="of:=ABJAD([.$A891];0;1)" office:value-type="float" office:value="32" calcext:value-type="float">
            <text:p>32</text:p>
          </table:table-cell>
          <table:table-cell table:formula="of:=ABJAD([.$A891];1;1)" office:value-type="float" office:value="1448" calcext:value-type="float">
            <text:p>1448</text:p>
          </table:table-cell>
          <table:table-cell table:formula="of:=ABJAD([.$A891];2;1)" office:value-type="float" office:value="4103" calcext:value-type="float">
            <text:p>4103</text:p>
          </table:table-cell>
          <table:table-cell table:formula="of:=ABJAD([.$A891];3;1)" office:value-type="float" office:value="11096" calcext:value-type="float">
            <text:p>110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DIRAY</text:p>
          </table:table-cell>
          <table:table-cell table:formula="of:=NUMEROLOG([.$A892];&quot;modern&quot;;&quot;tam&quot;)" office:value-type="float" office:value="49" calcext:value-type="float">
            <text:p>49</text:p>
          </table:table-cell>
          <table:table-cell table:formula="of:=NUMEROLOG([.$A892];&quot;TR&quot;;&quot;tam&quot;)" office:value-type="float" office:value="120" calcext:value-type="float">
            <text:p>120</text:p>
          </table:table-cell>
          <table:table-cell table:formula="of:=ABJAD([.$A892];0;1)" office:value-type="float" office:value="35" calcext:value-type="float">
            <text:p>35</text:p>
          </table:table-cell>
          <table:table-cell table:formula="of:=ABJAD([.$A892];1;1)" office:value-type="float" office:value="2075" calcext:value-type="float">
            <text:p>2075</text:p>
          </table:table-cell>
          <table:table-cell table:formula="of:=ABJAD([.$A892];2;1)" office:value-type="float" office:value="2121" calcext:value-type="float">
            <text:p>2121</text:p>
          </table:table-cell>
          <table:table-cell table:formula="of:=ABJAD([.$A892];3;1)" office:value-type="float" office:value="12769" calcext:value-type="float">
            <text:p>127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DIRIM</text:p>
          </table:table-cell>
          <table:table-cell table:formula="of:=NUMEROLOG([.$A893];&quot;modern&quot;;&quot;tam&quot;)" office:value-type="float" office:value="54" calcext:value-type="float">
            <text:p>54</text:p>
          </table:table-cell>
          <table:table-cell table:formula="of:=NUMEROLOG([.$A893];&quot;TR&quot;;&quot;tam&quot;)" office:value-type="float" office:value="118" calcext:value-type="float">
            <text:p>118</text:p>
          </table:table-cell>
          <table:table-cell table:formula="of:=ABJAD([.$A893];0;1)" office:value-type="float" office:value="44" calcext:value-type="float">
            <text:p>44</text:p>
          </table:table-cell>
          <table:table-cell table:formula="of:=ABJAD([.$A893];1;1)" office:value-type="float" office:value="1244" calcext:value-type="float">
            <text:p>1244</text:p>
          </table:table-cell>
          <table:table-cell table:formula="of:=ABJAD([.$A893];2;1)" office:value-type="float" office:value="1299" calcext:value-type="float">
            <text:p>1299</text:p>
          </table:table-cell>
          <table:table-cell table:formula="of:=ABJAD([.$A893];3;1)" office:value-type="float" office:value="9394" calcext:value-type="float">
            <text:p>93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DIZ</text:p>
          </table:table-cell>
          <table:table-cell table:formula="of:=NUMEROLOG([.$A894];&quot;modern&quot;;&quot;tam&quot;)" office:value-type="float" office:value="40" calcext:value-type="float">
            <text:p>40</text:p>
          </table:table-cell>
          <table:table-cell table:formula="of:=NUMEROLOG([.$A894];&quot;TR&quot;;&quot;tam&quot;)" office:value-type="float" office:value="99" calcext:value-type="float">
            <text:p>99</text:p>
          </table:table-cell>
          <table:table-cell table:formula="of:=ABJAD([.$A894];0;1)" office:value-type="float" office:value="30" calcext:value-type="float">
            <text:p>30</text:p>
          </table:table-cell>
          <table:table-cell table:formula="of:=ABJAD([.$A894];1;1)" office:value-type="float" office:value="1974" calcext:value-type="float">
            <text:p>1974</text:p>
          </table:table-cell>
          <table:table-cell table:formula="of:=ABJAD([.$A894];2;1)" office:value-type="float" office:value="2014" calcext:value-type="float">
            <text:p>2014</text:p>
          </table:table-cell>
          <table:table-cell table:formula="of:=ABJAD([.$A894];3;1)" office:value-type="float" office:value="5635" calcext:value-type="float">
            <text:p>56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ILMAZ</text:p>
          </table:table-cell>
          <table:table-cell table:formula="of:=NUMEROLOG([.$A895];&quot;modern&quot;;&quot;tam&quot;)" office:value-type="float" office:value="32" calcext:value-type="float">
            <text:p>32</text:p>
          </table:table-cell>
          <table:table-cell table:formula="of:=NUMEROLOG([.$A895];&quot;TR&quot;;&quot;tam&quot;)" office:value-type="float" office:value="100" calcext:value-type="float">
            <text:p>100</text:p>
          </table:table-cell>
          <table:table-cell table:formula="of:=ABJAD([.$A895];0;1)" office:value-type="float" office:value="17" calcext:value-type="float">
            <text:p>17</text:p>
          </table:table-cell>
          <table:table-cell table:formula="of:=ABJAD([.$A895];1;1)" office:value-type="float" office:value="2021" calcext:value-type="float">
            <text:p>2021</text:p>
          </table:table-cell>
          <table:table-cell table:formula="of:=ABJAD([.$A895];2;1)" office:value-type="float" office:value="2052" calcext:value-type="float">
            <text:p>2052</text:p>
          </table:table-cell>
          <table:table-cell table:formula="of:=ABJAD([.$A895];3;1)" office:value-type="float" office:value="5934" calcext:value-type="float">
            <text:p>59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ÜCE</text:p>
          </table:table-cell>
          <table:table-cell table:formula="of:=NUMEROLOG([.$A896];&quot;modern&quot;;&quot;tam&quot;)" office:value-type="float" office:value="18" calcext:value-type="float">
            <text:p>18</text:p>
          </table:table-cell>
          <table:table-cell table:formula="of:=NUMEROLOG([.$A896];&quot;TR&quot;;&quot;tam&quot;)" office:value-type="float" office:value="63" calcext:value-type="float">
            <text:p>63</text:p>
          </table:table-cell>
          <table:table-cell table:formula="of:=ABJAD([.$A896];0;1)" office:value-type="float" office:value="12" calcext:value-type="float">
            <text:p>12</text:p>
          </table:table-cell>
          <table:table-cell table:formula="of:=ABJAD([.$A896];1;1)" office:value-type="float" office:value="1608" calcext:value-type="float">
            <text:p>1608</text:p>
          </table:table-cell>
          <table:table-cell table:formula="of:=ABJAD([.$A896];2;1)" office:value-type="float" office:value="2323" calcext:value-type="float">
            <text:p>2323</text:p>
          </table:table-cell>
          <table:table-cell table:formula="of:=ABJAD([.$A896];3;1)" office:value-type="float" office:value="8963" calcext:value-type="float">
            <text:p>89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ÜCEL</text:p>
          </table:table-cell>
          <table:table-cell table:formula="of:=NUMEROLOG([.$A897];&quot;modern&quot;;&quot;tam&quot;)" office:value-type="float" office:value="21" calcext:value-type="float">
            <text:p>21</text:p>
          </table:table-cell>
          <table:table-cell table:formula="of:=NUMEROLOG([.$A897];&quot;TR&quot;;&quot;tam&quot;)" office:value-type="float" office:value="78" calcext:value-type="float">
            <text:p>78</text:p>
          </table:table-cell>
          <table:table-cell table:formula="of:=ABJAD([.$A897];0;1)" office:value-type="float" office:value="14" calcext:value-type="float">
            <text:p>14</text:p>
          </table:table-cell>
          <table:table-cell table:formula="of:=ABJAD([.$A897];1;1)" office:value-type="float" office:value="1658" calcext:value-type="float">
            <text:p>1658</text:p>
          </table:table-cell>
          <table:table-cell table:formula="of:=ABJAD([.$A897];2;1)" office:value-type="float" office:value="2378" calcext:value-type="float">
            <text:p>2378</text:p>
          </table:table-cell>
          <table:table-cell table:formula="of:=ABJAD([.$A897];3;1)" office:value-type="float" office:value="9088" calcext:value-type="float">
            <text:p>90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ÜKSEL</text:p>
          </table:table-cell>
          <table:table-cell table:formula="of:=NUMEROLOG([.$A898];&quot;modern&quot;;&quot;tam&quot;)" office:value-type="float" office:value="21" calcext:value-type="float">
            <text:p>21</text:p>
          </table:table-cell>
          <table:table-cell table:formula="of:=NUMEROLOG([.$A898];&quot;TR&quot;;&quot;tam&quot;)" office:value-type="float" office:value="111" calcext:value-type="float">
            <text:p>111</text:p>
          </table:table-cell>
          <table:table-cell table:formula="of:=ABJAD([.$A898];0;1)" office:value-type="float" office:value="15" calcext:value-type="float">
            <text:p>15</text:p>
          </table:table-cell>
          <table:table-cell table:formula="of:=ABJAD([.$A898];1;1)" office:value-type="float" office:value="1995" calcext:value-type="float">
            <text:p>1995</text:p>
          </table:table-cell>
          <table:table-cell table:formula="of:=ABJAD([.$A898];2;1)" office:value-type="float" office:value="2720" calcext:value-type="float">
            <text:p>2720</text:p>
          </table:table-cell>
          <table:table-cell table:formula="of:=ABJAD([.$A898];3;1)" office:value-type="float" office:value="11978" calcext:value-type="float">
            <text:p>119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NUS</text:p>
          </table:table-cell>
          <table:table-cell table:formula="of:=NUMEROLOG([.$A899];&quot;modern&quot;;&quot;tam&quot;)" office:value-type="float" office:value="19" calcext:value-type="float">
            <text:p>19</text:p>
          </table:table-cell>
          <table:table-cell table:formula="of:=NUMEROLOG([.$A899];&quot;TR&quot;;&quot;tam&quot;)" office:value-type="float" office:value="117" calcext:value-type="float">
            <text:p>117</text:p>
          </table:table-cell>
          <table:table-cell table:formula="of:=ABJAD([.$A899];0;1)" office:value-type="float" office:value="10" calcext:value-type="float">
            <text:p>10</text:p>
          </table:table-cell>
          <table:table-cell table:formula="of:=ABJAD([.$A899];1;1)" office:value-type="float" office:value="2470" calcext:value-type="float">
            <text:p>2470</text:p>
          </table:table-cell>
          <table:table-cell table:formula="of:=ABJAD([.$A899];2;1)" office:value-type="float" office:value="3685" calcext:value-type="float">
            <text:p>3685</text:p>
          </table:table-cell>
          <table:table-cell table:formula="of:=ABJAD([.$A899];3;1)" office:value-type="float" office:value="15834" calcext:value-type="float">
            <text:p>158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RDAGÜL</text:p>
          </table:table-cell>
          <table:table-cell table:formula="of:=NUMEROLOG([.$A900];&quot;modern&quot;;&quot;tam&quot;)" office:value-type="float" office:value="37" calcext:value-type="float">
            <text:p>37</text:p>
          </table:table-cell>
          <table:table-cell table:formula="of:=NUMEROLOG([.$A900];&quot;TR&quot;;&quot;tam&quot;)" office:value-type="float" office:value="129" calcext:value-type="float">
            <text:p>129</text:p>
          </table:table-cell>
          <table:table-cell table:formula="of:=ABJAD([.$A900];0;1)" office:value-type="float" office:value="26" calcext:value-type="float">
            <text:p>26</text:p>
          </table:table-cell>
          <table:table-cell table:formula="of:=ABJAD([.$A900];1;1)" office:value-type="float" office:value="2462" calcext:value-type="float">
            <text:p>2462</text:p>
          </table:table-cell>
          <table:table-cell table:formula="of:=ABJAD([.$A900];2;1)" office:value-type="float" office:value="3788" calcext:value-type="float">
            <text:p>3788</text:p>
          </table:table-cell>
          <table:table-cell table:formula="of:=ABJAD([.$A900];3;1)" office:value-type="float" office:value="15764" calcext:value-type="float">
            <text:p>15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RDUN</text:p>
          </table:table-cell>
          <table:table-cell table:formula="of:=NUMEROLOG([.$A901];&quot;modern&quot;;&quot;tam&quot;)" office:value-type="float" office:value="31" calcext:value-type="float">
            <text:p>31</text:p>
          </table:table-cell>
          <table:table-cell table:formula="of:=NUMEROLOG([.$A901];&quot;TR&quot;;&quot;tam&quot;)" office:value-type="float" office:value="121" calcext:value-type="float">
            <text:p>121</text:p>
          </table:table-cell>
          <table:table-cell table:formula="of:=ABJAD([.$A901];0;1)" office:value-type="float" office:value="22" calcext:value-type="float">
            <text:p>22</text:p>
          </table:table-cell>
          <table:table-cell table:formula="of:=ABJAD([.$A901];1;1)" office:value-type="float" office:value="2374" calcext:value-type="float">
            <text:p>2374</text:p>
          </table:table-cell>
          <table:table-cell table:formula="of:=ABJAD([.$A901];2;1)" office:value-type="float" office:value="3594" calcext:value-type="float">
            <text:p>3594</text:p>
          </table:table-cell>
          <table:table-cell table:formula="of:=ABJAD([.$A901];3;1)" office:value-type="float" office:value="16005" calcext:value-type="float">
            <text:p>160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USUF</text:p>
          </table:table-cell>
          <table:table-cell table:formula="of:=NUMEROLOG([.$A902];&quot;modern&quot;;&quot;tam&quot;)" office:value-type="float" office:value="20" calcext:value-type="float">
            <text:p>20</text:p>
          </table:table-cell>
          <table:table-cell table:formula="of:=NUMEROLOG([.$A902];&quot;TR&quot;;&quot;tam&quot;)" office:value-type="float" office:value="107" calcext:value-type="float">
            <text:p>107</text:p>
          </table:table-cell>
          <table:table-cell table:formula="of:=ABJAD([.$A902];0;1)" office:value-type="float" office:value="6" calcext:value-type="float">
            <text:p>6</text:p>
          </table:table-cell>
          <table:table-cell table:formula="of:=ABJAD([.$A902];1;1)" office:value-type="float" office:value="2406" calcext:value-type="float">
            <text:p>2406</text:p>
          </table:table-cell>
          <table:table-cell table:formula="of:=ABJAD([.$A902];2;1)" office:value-type="float" office:value="3621" calcext:value-type="float">
            <text:p>3621</text:p>
          </table:table-cell>
          <table:table-cell table:formula="of:=ABJAD([.$A902];3;1)" office:value-type="float" office:value="14510" calcext:value-type="float">
            <text:p>145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AFER</text:p>
          </table:table-cell>
          <table:table-cell table:formula="of:=NUMEROLOG([.$A903];&quot;modern&quot;;&quot;tam&quot;)" office:value-type="float" office:value="29" calcext:value-type="float">
            <text:p>29</text:p>
          </table:table-cell>
          <table:table-cell table:formula="of:=NUMEROLOG([.$A903];&quot;TR&quot;;&quot;tam&quot;)" office:value-type="float" office:value="64" calcext:value-type="float">
            <text:p>64</text:p>
          </table:table-cell>
          <table:table-cell table:formula="of:=ABJAD([.$A903];0;1)" office:value-type="float" office:value="24" calcext:value-type="float">
            <text:p>24</text:p>
          </table:table-cell>
          <table:table-cell table:formula="of:=ABJAD([.$A903];1;1)" office:value-type="float" office:value="1212" calcext:value-type="float">
            <text:p>1212</text:p>
          </table:table-cell>
          <table:table-cell table:formula="of:=ABJAD([.$A903];2;1)" office:value-type="float" office:value="1233" calcext:value-type="float">
            <text:p>1233</text:p>
          </table:table-cell>
          <table:table-cell table:formula="of:=ABJAD([.$A903];3;1)" office:value-type="float" office:value="3962" calcext:value-type="float">
            <text:p>39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AHİDE</text:p>
          </table:table-cell>
          <table:table-cell table:formula="of:=NUMEROLOG([.$A904];&quot;modern&quot;;&quot;tam&quot;)" office:value-type="float" office:value="35" calcext:value-type="float">
            <text:p>35</text:p>
          </table:table-cell>
          <table:table-cell table:formula="of:=NUMEROLOG([.$A904];&quot;TR&quot;;&quot;tam&quot;)" office:value-type="float" office:value="63" calcext:value-type="float">
            <text:p>63</text:p>
          </table:table-cell>
          <table:table-cell table:formula="of:=ABJAD([.$A904];0;1)" office:value-type="float" office:value="31" calcext:value-type="float">
            <text:p>31</text:p>
          </table:table-cell>
          <table:table-cell table:formula="of:=ABJAD([.$A904];1;1)" office:value-type="float" office:value="1039" calcext:value-type="float">
            <text:p>1039</text:p>
          </table:table-cell>
          <table:table-cell table:formula="of:=ABJAD([.$A904];2;1)" office:value-type="float" office:value="1080" calcext:value-type="float">
            <text:p>1080</text:p>
          </table:table-cell>
          <table:table-cell table:formula="of:=ABJAD([.$A904];3;1)" office:value-type="float" office:value="4439" calcext:value-type="float">
            <text:p>44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ARİFE</text:p>
          </table:table-cell>
          <table:table-cell table:formula="of:=NUMEROLOG([.$A905];&quot;modern&quot;;&quot;tam&quot;)" office:value-type="float" office:value="38" calcext:value-type="float">
            <text:p>38</text:p>
          </table:table-cell>
          <table:table-cell table:formula="of:=NUMEROLOG([.$A905];&quot;TR&quot;;&quot;tam&quot;)" office:value-type="float" office:value="76" calcext:value-type="float">
            <text:p>76</text:p>
          </table:table-cell>
          <table:table-cell table:formula="of:=ABJAD([.$A905];0;1)" office:value-type="float" office:value="32" calcext:value-type="float">
            <text:p>32</text:p>
          </table:table-cell>
          <table:table-cell table:formula="of:=ABJAD([.$A905];1;1)" office:value-type="float" office:value="1232" calcext:value-type="float">
            <text:p>1232</text:p>
          </table:table-cell>
          <table:table-cell table:formula="of:=ABJAD([.$A905];2;1)" office:value-type="float" office:value="1273" calcext:value-type="float">
            <text:p>1273</text:p>
          </table:table-cell>
          <table:table-cell table:formula="of:=ABJAD([.$A905];3;1)" office:value-type="float" office:value="5162" calcext:value-type="float">
            <text:p>516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HRA</text:p>
          </table:table-cell>
          <table:table-cell table:formula="of:=NUMEROLOG([.$A906];&quot;modern&quot;;&quot;tam&quot;)" office:value-type="float" office:value="31" calcext:value-type="float">
            <text:p>31</text:p>
          </table:table-cell>
          <table:table-cell table:formula="of:=NUMEROLOG([.$A906];&quot;TR&quot;;&quot;tam&quot;)" office:value-type="float" office:value="67" calcext:value-type="float">
            <text:p>67</text:p>
          </table:table-cell>
          <table:table-cell table:formula="of:=ABJAD([.$A906];0;1)" office:value-type="float" office:value="27" calcext:value-type="float">
            <text:p>27</text:p>
          </table:table-cell>
          <table:table-cell table:formula="of:=ABJAD([.$A906];1;1)" office:value-type="float" office:value="1215" calcext:value-type="float">
            <text:p>1215</text:p>
          </table:table-cell>
          <table:table-cell table:formula="of:=ABJAD([.$A906];2;1)" office:value-type="float" office:value="1236" calcext:value-type="float">
            <text:p>1236</text:p>
          </table:table-cell>
          <table:table-cell table:formula="of:=ABJAD([.$A906];3;1)" office:value-type="float" office:value="5125" calcext:value-type="float">
            <text:p>51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KERİYA</text:p>
          </table:table-cell>
          <table:table-cell table:formula="of:=NUMEROLOG([.$A907];&quot;modern&quot;;&quot;tam&quot;)" office:value-type="float" office:value="46" calcext:value-type="float">
            <text:p>46</text:p>
          </table:table-cell>
          <table:table-cell table:formula="of:=NUMEROLOG([.$A907];&quot;TR&quot;;&quot;tam&quot;)" office:value-type="float" office:value="117" calcext:value-type="float">
            <text:p>117</text:p>
          </table:table-cell>
          <table:table-cell table:formula="of:=ABJAD([.$A907];0;1)" office:value-type="float" office:value="35" calcext:value-type="float">
            <text:p>35</text:p>
          </table:table-cell>
          <table:table-cell table:formula="of:=ABJAD([.$A907];1;1)" office:value-type="float" office:value="2171" calcext:value-type="float">
            <text:p>2171</text:p>
          </table:table-cell>
          <table:table-cell table:formula="of:=ABJAD([.$A907];2;1)" office:value-type="float" office:value="2222" calcext:value-type="float">
            <text:p>2222</text:p>
          </table:table-cell>
          <table:table-cell table:formula="of:=ABJAD([.$A907];3;1)" office:value-type="float" office:value="9622" calcext:value-type="float">
            <text:p>96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Kİ</text:p>
          </table:table-cell>
          <table:table-cell table:formula="of:=NUMEROLOG([.$A908];&quot;modern&quot;;&quot;tam&quot;)" office:value-type="float" office:value="24" calcext:value-type="float">
            <text:p>24</text:p>
          </table:table-cell>
          <table:table-cell table:formula="of:=NUMEROLOG([.$A908];&quot;TR&quot;;&quot;tam&quot;)" office:value-type="float" office:value="61" calcext:value-type="float">
            <text:p>61</text:p>
          </table:table-cell>
          <table:table-cell table:formula="of:=ABJAD([.$A908];0;1)" office:value-type="float" office:value="21" calcext:value-type="float">
            <text:p>21</text:p>
          </table:table-cell>
          <table:table-cell table:formula="of:=ABJAD([.$A908];1;1)" office:value-type="float" office:value="1065" calcext:value-type="float">
            <text:p>1065</text:p>
          </table:table-cell>
          <table:table-cell table:formula="of:=ABJAD([.$A908];2;1)" office:value-type="float" office:value="1100" calcext:value-type="float">
            <text:p>1100</text:p>
          </table:table-cell>
          <table:table-cell table:formula="of:=ABJAD([.$A908];3;1)" office:value-type="float" office:value="1989" calcext:value-type="float">
            <text:p>1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KİYE</text:p>
          </table:table-cell>
          <table:table-cell table:formula="of:=NUMEROLOG([.$A909];&quot;modern&quot;;&quot;tam&quot;)" office:value-type="float" office:value="36" calcext:value-type="float">
            <text:p>36</text:p>
          </table:table-cell>
          <table:table-cell table:formula="of:=NUMEROLOG([.$A909];&quot;TR&quot;;&quot;tam&quot;)" office:value-type="float" office:value="95" calcext:value-type="float">
            <text:p>95</text:p>
          </table:table-cell>
          <table:table-cell table:formula="of:=ABJAD([.$A909];0;1)" office:value-type="float" office:value="26" calcext:value-type="float">
            <text:p>26</text:p>
          </table:table-cell>
          <table:table-cell table:formula="of:=ABJAD([.$A909];1;1)" office:value-type="float" office:value="1970" calcext:value-type="float">
            <text:p>1970</text:p>
          </table:table-cell>
          <table:table-cell table:formula="of:=ABJAD([.$A909];2;1)" office:value-type="float" office:value="2015" calcext:value-type="float">
            <text:p>2015</text:p>
          </table:table-cell>
          <table:table-cell table:formula="of:=ABJAD([.$A909];3;1)" office:value-type="float" office:value="6720" calcext:value-type="float">
            <text:p>67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LİHA</text:p>
          </table:table-cell>
          <table:table-cell table:formula="of:=NUMEROLOG([.$A910];&quot;modern&quot;;&quot;tam&quot;)" office:value-type="float" office:value="34" calcext:value-type="float">
            <text:p>34</text:p>
          </table:table-cell>
          <table:table-cell table:formula="of:=NUMEROLOG([.$A910];&quot;TR&quot;;&quot;tam&quot;)" office:value-type="float" office:value="73" calcext:value-type="float">
            <text:p>73</text:p>
          </table:table-cell>
          <table:table-cell table:formula="of:=ABJAD([.$A910];0;1)" office:value-type="float" office:value="29" calcext:value-type="float">
            <text:p>29</text:p>
          </table:table-cell>
          <table:table-cell table:formula="of:=ABJAD([.$A910];1;1)" office:value-type="float" office:value="1085" calcext:value-type="float">
            <text:p>1085</text:p>
          </table:table-cell>
          <table:table-cell table:formula="of:=ABJAD([.$A910];2;1)" office:value-type="float" office:value="1126" calcext:value-type="float">
            <text:p>1126</text:p>
          </table:table-cell>
          <table:table-cell table:formula="of:=ABJAD([.$A910];3;1)" office:value-type="float" office:value="3770" calcext:value-type="float">
            <text:p>377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RİN</text:p>
          </table:table-cell>
          <table:table-cell table:formula="of:=NUMEROLOG([.$A911];&quot;modern&quot;;&quot;tam&quot;)" office:value-type="float" office:value="36" calcext:value-type="float">
            <text:p>36</text:p>
          </table:table-cell>
          <table:table-cell table:formula="of:=NUMEROLOG([.$A911];&quot;TR&quot;;&quot;tam&quot;)" office:value-type="float" office:value="85" calcext:value-type="float">
            <text:p>85</text:p>
          </table:table-cell>
          <table:table-cell table:formula="of:=ABJAD([.$A911];0;1)" office:value-type="float" office:value="35" calcext:value-type="float">
            <text:p>35</text:p>
          </table:table-cell>
          <table:table-cell table:formula="of:=ABJAD([.$A911];1;1)" office:value-type="float" office:value="1295" calcext:value-type="float">
            <text:p>1295</text:p>
          </table:table-cell>
          <table:table-cell table:formula="of:=ABJAD([.$A911];2;1)" office:value-type="float" office:value="1335" calcext:value-type="float">
            <text:p>1335</text:p>
          </table:table-cell>
          <table:table-cell table:formula="of:=ABJAD([.$A911];3;1)" office:value-type="float" office:value="6264" calcext:value-type="float">
            <text:p>6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RRİN</text:p>
          </table:table-cell>
          <table:table-cell table:formula="of:=NUMEROLOG([.$A912];&quot;modern&quot;;&quot;tam&quot;)" office:value-type="float" office:value="45" calcext:value-type="float">
            <text:p>45</text:p>
          </table:table-cell>
          <table:table-cell table:formula="of:=NUMEROLOG([.$A912];&quot;TR&quot;;&quot;tam&quot;)" office:value-type="float" office:value="106" calcext:value-type="float">
            <text:p>106</text:p>
          </table:table-cell>
          <table:table-cell table:formula="of:=ABJAD([.$A912];0;1)" office:value-type="float" office:value="43" calcext:value-type="float">
            <text:p>43</text:p>
          </table:table-cell>
          <table:table-cell table:formula="of:=ABJAD([.$A912];1;1)" office:value-type="float" office:value="1495" calcext:value-type="float">
            <text:p>1495</text:p>
          </table:table-cell>
          <table:table-cell table:formula="of:=ABJAD([.$A912];2;1)" office:value-type="float" office:value="1540" calcext:value-type="float">
            <text:p>1540</text:p>
          </table:table-cell>
          <table:table-cell table:formula="of:=ABJAD([.$A912];3;1)" office:value-type="float" office:value="8944" calcext:value-type="float">
            <text:p>89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YNALABİDİN</text:p>
          </table:table-cell>
          <table:table-cell table:formula="of:=NUMEROLOG([.$A913];&quot;modern&quot;;&quot;tam&quot;)" office:value-type="float" office:value="59" calcext:value-type="float">
            <text:p>59</text:p>
          </table:table-cell>
          <table:table-cell table:formula="of:=NUMEROLOG([.$A913];&quot;TR&quot;;&quot;tam&quot;)" office:value-type="float" office:value="145" calcext:value-type="float">
            <text:p>145</text:p>
          </table:table-cell>
          <table:table-cell table:formula="of:=ABJAD([.$A913];0;1)" office:value-type="float" office:value="55" calcext:value-type="float">
            <text:p>55</text:p>
          </table:table-cell>
          <table:table-cell table:formula="of:=ABJAD([.$A913];1;1)" office:value-type="float" office:value="2143" calcext:value-type="float">
            <text:p>2143</text:p>
          </table:table-cell>
          <table:table-cell table:formula="of:=ABJAD([.$A913];2;1)" office:value-type="float" office:value="2225" calcext:value-type="float">
            <text:p>2225</text:p>
          </table:table-cell>
          <table:table-cell table:formula="of:=ABJAD([.$A913];3;1)" office:value-type="float" office:value="12436" calcext:value-type="float">
            <text:p>12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YNEP</text:p>
          </table:table-cell>
          <table:table-cell table:formula="of:=NUMEROLOG([.$A914];&quot;modern&quot;;&quot;tam&quot;)" office:value-type="float" office:value="37" calcext:value-type="float">
            <text:p>37</text:p>
          </table:table-cell>
          <table:table-cell table:formula="of:=NUMEROLOG([.$A914];&quot;TR&quot;;&quot;tam&quot;)" office:value-type="float" office:value="106" calcext:value-type="float">
            <text:p>106</text:p>
          </table:table-cell>
          <table:table-cell table:formula="of:=ABJAD([.$A914];0;1)" office:value-type="float" office:value="28" calcext:value-type="float">
            <text:p>28</text:p>
          </table:table-cell>
          <table:table-cell table:formula="of:=ABJAD([.$A914];1;1)" office:value-type="float" office:value="2080" calcext:value-type="float">
            <text:p>2080</text:p>
          </table:table-cell>
          <table:table-cell table:formula="of:=ABJAD([.$A914];2;1)" office:value-type="float" office:value="2110" calcext:value-type="float">
            <text:p>2110</text:p>
          </table:table-cell>
          <table:table-cell table:formula="of:=ABJAD([.$A914];3;1)" office:value-type="float" office:value="9715" calcext:value-type="float">
            <text:p>97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İYA</text:p>
          </table:table-cell>
          <table:table-cell table:formula="of:=NUMEROLOG([.$A915];&quot;modern&quot;;&quot;tam&quot;)" office:value-type="float" office:value="25" calcext:value-type="float">
            <text:p>25</text:p>
          </table:table-cell>
          <table:table-cell table:formula="of:=NUMEROLOG([.$A915];&quot;TR&quot;;&quot;tam&quot;)" office:value-type="float" office:value="70" calcext:value-type="float">
            <text:p>70</text:p>
          </table:table-cell>
          <table:table-cell table:formula="of:=ABJAD([.$A915];0;1)" office:value-type="float" office:value="13" calcext:value-type="float">
            <text:p>13</text:p>
          </table:table-cell>
          <table:table-cell table:formula="of:=ABJAD([.$A915];1;1)" office:value-type="float" office:value="1921" calcext:value-type="float">
            <text:p>1921</text:p>
          </table:table-cell>
          <table:table-cell table:formula="of:=ABJAD([.$A915];2;1)" office:value-type="float" office:value="1952" calcext:value-type="float">
            <text:p>1952</text:p>
          </table:table-cell>
          <table:table-cell table:formula="of:=ABJAD([.$A915];3;1)" office:value-type="float" office:value="5838" calcext:value-type="float">
            <text:p>58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BEYDE</text:p>
          </table:table-cell>
          <table:table-cell table:formula="of:=NUMEROLOG([.$A916];&quot;modern&quot;;&quot;tam&quot;)" office:value-type="float" office:value="34" calcext:value-type="float">
            <text:p>34</text:p>
          </table:table-cell>
          <table:table-cell table:formula="of:=NUMEROLOG([.$A916];&quot;TR&quot;;&quot;tam&quot;)" office:value-type="float" office:value="102" calcext:value-type="float">
            <text:p>102</text:p>
          </table:table-cell>
          <table:table-cell table:formula="of:=ABJAD([.$A916];0;1)" office:value-type="float" office:value="24" calcext:value-type="float">
            <text:p>24</text:p>
          </table:table-cell>
          <table:table-cell table:formula="of:=ABJAD([.$A916];1;1)" office:value-type="float" office:value="2616" calcext:value-type="float">
            <text:p>2616</text:p>
          </table:table-cell>
          <table:table-cell table:formula="of:=ABJAD([.$A916];2;1)" office:value-type="float" office:value="3346" calcext:value-type="float">
            <text:p>3346</text:p>
          </table:table-cell>
          <table:table-cell table:formula="of:=ABJAD([.$A916];3;1)" office:value-type="float" office:value="9633" calcext:value-type="float">
            <text:p>96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UHAL</text:p>
          </table:table-cell>
          <table:table-cell table:formula="of:=NUMEROLOG([.$A917];&quot;modern&quot;;&quot;tam&quot;)" office:value-type="float" office:value="23" calcext:value-type="float">
            <text:p>23</text:p>
          </table:table-cell>
          <table:table-cell table:formula="of:=NUMEROLOG([.$A917];&quot;TR&quot;;&quot;tam&quot;)" office:value-type="float" office:value="80" calcext:value-type="float">
            <text:p>80</text:p>
          </table:table-cell>
          <table:table-cell table:formula="of:=ABJAD([.$A917];0;1)" office:value-type="float" office:value="16" calcext:value-type="float">
            <text:p>16</text:p>
          </table:table-cell>
          <table:table-cell table:formula="of:=ABJAD([.$A917];1;1)" office:value-type="float" office:value="1660" calcext:value-type="float">
            <text:p>1660</text:p>
          </table:table-cell>
          <table:table-cell table:formula="of:=ABJAD([.$A917];2;1)" office:value-type="float" office:value="2276" calcext:value-type="float">
            <text:p>2276</text:p>
          </table:table-cell>
          <table:table-cell table:formula="of:=ABJAD([.$A917];3;1)" office:value-type="float" office:value="5324" calcext:value-type="float">
            <text:p>53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HAL</text:p>
          </table:table-cell>
          <table:table-cell table:formula="of:=NUMEROLOG([.$A918];&quot;modern&quot;;&quot;tam&quot;)" office:value-type="float" office:value="23" calcext:value-type="float">
            <text:p>23</text:p>
          </table:table-cell>
          <table:table-cell table:formula="of:=NUMEROLOG([.$A918];&quot;TR&quot;;&quot;tam&quot;)" office:value-type="float" office:value="81" calcext:value-type="float">
            <text:p>81</text:p>
          </table:table-cell>
          <table:table-cell table:formula="of:=ABJAD([.$A918];0;1)" office:value-type="float" office:value="20" calcext:value-type="float">
            <text:p>20</text:p>
          </table:table-cell>
          <table:table-cell table:formula="of:=ABJAD([.$A918];1;1)" office:value-type="float" office:value="1760" calcext:value-type="float">
            <text:p>1760</text:p>
          </table:table-cell>
          <table:table-cell table:formula="of:=ABJAD([.$A918];2;1)" office:value-type="float" office:value="2476" calcext:value-type="float">
            <text:p>2476</text:p>
          </table:table-cell>
          <table:table-cell table:formula="of:=ABJAD([.$A918];3;1)" office:value-type="float" office:value="5692" calcext:value-type="float">
            <text:p>56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HRE</text:p>
          </table:table-cell>
          <table:table-cell table:formula="of:=NUMEROLOG([.$A919];&quot;modern&quot;;&quot;tam&quot;)" office:value-type="float" office:value="33" calcext:value-type="float">
            <text:p>33</text:p>
          </table:table-cell>
          <table:table-cell table:formula="of:=NUMEROLOG([.$A919];&quot;TR&quot;;&quot;tam&quot;)" office:value-type="float" office:value="92" calcext:value-type="float">
            <text:p>92</text:p>
          </table:table-cell>
          <table:table-cell table:formula="of:=ABJAD([.$A919];0;1)" office:value-type="float" office:value="30" calcext:value-type="float">
            <text:p>30</text:p>
          </table:table-cell>
          <table:table-cell table:formula="of:=ABJAD([.$A919];1;1)" office:value-type="float" office:value="1914" calcext:value-type="float">
            <text:p>1914</text:p>
          </table:table-cell>
          <table:table-cell table:formula="of:=ABJAD([.$A919];2;1)" office:value-type="float" office:value="2634" calcext:value-type="float">
            <text:p>2634</text:p>
          </table:table-cell>
          <table:table-cell table:formula="of:=ABJAD([.$A919];3;1)" office:value-type="float" office:value="8432" calcext:value-type="float">
            <text:p>84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HTÜ</text:p>
          </table:table-cell>
          <table:table-cell table:formula="of:=NUMEROLOG([.$A920];&quot;modern&quot;;&quot;tam&quot;)" office:value-type="float" office:value="24" calcext:value-type="float">
            <text:p>24</text:p>
          </table:table-cell>
          <table:table-cell table:formula="of:=NUMEROLOG([.$A920];&quot;TR&quot;;&quot;tam&quot;)" office:value-type="float" office:value="115" calcext:value-type="float">
            <text:p>115</text:p>
          </table:table-cell>
          <table:table-cell table:formula="of:=ABJAD([.$A920];0;1)" office:value-type="float" office:value="29" calcext:value-type="float">
            <text:p>29</text:p>
          </table:table-cell>
          <table:table-cell table:formula="of:=ABJAD([.$A920];1;1)" office:value-type="float" office:value="2909" calcext:value-type="float">
            <text:p>2909</text:p>
          </table:table-cell>
          <table:table-cell table:formula="of:=ABJAD([.$A920];2;1)" office:value-type="float" office:value="4324" calcext:value-type="float">
            <text:p>4324</text:p>
          </table:table-cell>
          <table:table-cell table:formula="of:=ABJAD([.$A920];3;1)" office:value-type="float" office:value="11881" calcext:value-type="float">
            <text:p>118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LFİYE</text:p>
          </table:table-cell>
          <table:table-cell table:formula="of:=NUMEROLOG([.$A921];&quot;modern&quot;;&quot;tam&quot;)" office:value-type="float" office:value="41" calcext:value-type="float">
            <text:p>41</text:p>
          </table:table-cell>
          <table:table-cell table:formula="of:=NUMEROLOG([.$A921];&quot;TR&quot;;&quot;tam&quot;)" office:value-type="float" office:value="123" calcext:value-type="float">
            <text:p>123</text:p>
          </table:table-cell>
          <table:table-cell table:formula="of:=ABJAD([.$A921];0;1)" office:value-type="float" office:value="29" calcext:value-type="float">
            <text:p>29</text:p>
          </table:table-cell>
          <table:table-cell table:formula="of:=ABJAD([.$A921];1;1)" office:value-type="float" office:value="2681" calcext:value-type="float">
            <text:p>2681</text:p>
          </table:table-cell>
          <table:table-cell table:formula="of:=ABJAD([.$A921];2;1)" office:value-type="float" office:value="3426" calcext:value-type="float">
            <text:p>3426</text:p>
          </table:table-cell>
          <table:table-cell table:formula="of:=ABJAD([.$A921];3;1)" office:value-type="float" office:value="10238" calcext:value-type="float">
            <text:p>102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ÜMRÜT</text:p>
          </table:table-cell>
          <table:table-cell table:formula="of:=NUMEROLOG([.$A922];&quot;modern&quot;;&quot;tam&quot;)" office:value-type="float" office:value="29" calcext:value-type="float">
            <text:p>29</text:p>
          </table:table-cell>
          <table:table-cell table:formula="of:=NUMEROLOG([.$A922];&quot;TR&quot;;&quot;tam&quot;)" office:value-type="float" office:value="142" calcext:value-type="float">
            <text:p>142</text:p>
          </table:table-cell>
          <table:table-cell table:formula="of:=ABJAD([.$A922];0;1)" office:value-type="float" office:value="28" calcext:value-type="float">
            <text:p>28</text:p>
          </table:table-cell>
          <table:table-cell table:formula="of:=ABJAD([.$A922];1;1)" office:value-type="float" office:value="3160" calcext:value-type="float">
            <text:p>3160</text:p>
          </table:table-cell>
          <table:table-cell table:formula="of:=ABJAD([.$A922];2;1)" office:value-type="float" office:value="4580" calcext:value-type="float">
            <text:p>4580</text:p>
          </table:table-cell>
          <table:table-cell table:formula="of:=ABJAD([.$A922];3;1)" office:value-type="float" office:value="13858" calcext:value-type="float">
            <text:p>13858</text:p>
          </table:table-cell>
          <table:table-cell table:number-columns-repeated="16377"/>
        </table:table-row>
        <table:table-row table:style-name="ro1" table:number-rows-repeated="203">
          <table:table-cell/>
          <table:table-cell table:style-name="Default" table:number-columns-repeated="6"/>
          <table:table-cell table:number-columns-repeated="16377"/>
        </table:table-row>
        <table:table-row table:style-name="ro1">
          <table:table-cell/>
          <table:table-cell table:style-name="Default" office:value-type="string" calcext:value-type="string">
            <text:p>MERVE</text:p>
          </table:table-cell>
          <table:table-cell table:style-name="Default" table:number-columns-repeated="5"/>
          <table:table-cell table:number-columns-repeated="16377"/>
        </table:table-row>
      </table:table>
      <table:table table:name="Türkçe Soyisim Listesi" table:style-name="ta1">
        <table:table-column table:style-name="co4" table:default-cell-style-name="Default"/>
        <table:table-column table:style-name="co4" table:number-columns-repeated="6" table:default-cell-style-name="ce2"/>
        <table:table-row table:style-name="ro1">
          <table:table-cell table:style-name="ce1" office:value-type="string" calcext:value-type="string">
            <text:p>Soyisim</text:p>
          </table:table-cell>
          <table:table-cell table:style-name="ce1" office:value-type="string" calcext:value-type="string">
            <text:p>Modern Numeroloji</text:p>
          </table:table-cell>
          <table:table-cell table:style-name="ce1" office:value-type="string" calcext:value-type="string">
            <text:p>Türk Alfabe Sıra No</text:p>
          </table:table-cell>
          <table:table-cell table:style-name="ce1" office:value-type="string" calcext:value-type="string">
            <text:p>Türkçe En Küçük Ebcet</text:p>
          </table:table-cell>
          <table:table-cell table:style-name="ce1" office:value-type="string" calcext:value-type="string">
            <text:p>Türkçe Küçük Ebcet</text:p>
          </table:table-cell>
          <table:table-cell table:style-name="ce1" office:value-type="string" calcext:value-type="string">
            <text:p>Türkçe Büyük Ebcet</text:p>
          </table:table-cell>
          <table:table-cell table:style-name="ce1" office:value-type="string" calcext:value-type="string">
            <text:p>Türkçe En Büyük Ebcet</text:p>
          </table:table-cell>
        </table:table-row>
        <table:table-row table:style-name="ro1">
          <table:table-cell office:value-type="string" calcext:value-type="string">
            <text:p>ABACIOĞLU</text:p>
          </table:table-cell>
          <table:table-cell table:formula="of:=NUMEROLOG([.$A2];&quot;modern&quot;;&quot;tam&quot;)" office:value-type="float" office:value="35" calcext:value-type="float">
            <text:p>35</text:p>
          </table:table-cell>
          <table:table-cell table:formula="of:=NUMEROLOG([.$A2];&quot;TR&quot;;&quot;tam&quot;)" office:value-type="float" office:value="85" calcext:value-type="float">
            <text:p>85</text:p>
          </table:table-cell>
          <table:table-cell table:formula="of:=ABJAD([.$A2];0;1)" office:value-type="float" office:value="35" calcext:value-type="float">
            <text:p>35</text:p>
          </table:table-cell>
          <table:table-cell table:formula="of:=ABJAD([.$A2];1;1)" office:value-type="float" office:value="755" calcext:value-type="float">
            <text:p>755</text:p>
          </table:table-cell>
          <table:table-cell table:formula="of:=ABJAD([.$A2];2;1)" office:value-type="float" office:value="4067" calcext:value-type="float">
            <text:p>4067</text:p>
          </table:table-cell>
          <table:table-cell table:formula="of:=ABJAD([.$A2];3;1)" office:value-type="float" office:value="6748" calcext:value-type="float">
            <text:p>6748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table:formula="of:=NUMEROLOG([.$A3];&quot;modern&quot;;&quot;tam&quot;)" office:value-type="float" office:value="6" calcext:value-type="float">
            <text:p>6</text:p>
          </table:table-cell>
          <table:table-cell table:formula="of:=NUMEROLOG([.$A3];&quot;TR&quot;;&quot;tam&quot;)" office:value-type="float" office:value="28" calcext:value-type="float">
            <text:p>28</text:p>
          </table:table-cell>
          <table:table-cell table:formula="of:=ABJAD([.$A3];0;1)" office:value-type="float" office:value="12" calcext:value-type="float">
            <text:p>12</text:p>
          </table:table-cell>
          <table:table-cell table:formula="of:=ABJAD([.$A3];1;1)" office:value-type="float" office:value="504" calcext:value-type="float">
            <text:p>504</text:p>
          </table:table-cell>
          <table:table-cell table:formula="of:=ABJAD([.$A3];2;1)" office:value-type="float" office:value="516" calcext:value-type="float">
            <text:p>516</text:p>
          </table:table-cell>
          <table:table-cell table:formula="of:=ABJAD([.$A3];3;1)" office:value-type="float" office:value="3531" calcext:value-type="float">
            <text:p>3531</text:p>
          </table:table-cell>
        </table:table-row>
        <table:table-row table:style-name="ro1">
          <table:table-cell office:value-type="string" calcext:value-type="string">
            <text:p>ABSEYİ</text:p>
          </table:table-cell>
          <table:table-cell table:formula="of:=NUMEROLOG([.$A4];&quot;modern&quot;;&quot;tam&quot;)" office:value-type="float" office:value="25" calcext:value-type="float">
            <text:p>25</text:p>
          </table:table-cell>
          <table:table-cell table:formula="of:=NUMEROLOG([.$A4];&quot;TR&quot;;&quot;tam&quot;)" office:value-type="float" office:value="71" calcext:value-type="float">
            <text:p>71</text:p>
          </table:table-cell>
          <table:table-cell table:formula="of:=ABJAD([.$A4];0;1)" office:value-type="float" office:value="16" calcext:value-type="float">
            <text:p>16</text:p>
          </table:table-cell>
          <table:table-cell table:formula="of:=ABJAD([.$A4];1;1)" office:value-type="float" office:value="1228" calcext:value-type="float">
            <text:p>1228</text:p>
          </table:table-cell>
          <table:table-cell table:formula="of:=ABJAD([.$A4];2;1)" office:value-type="float" office:value="1269" calcext:value-type="float">
            <text:p>1269</text:p>
          </table:table-cell>
          <table:table-cell table:formula="of:=ABJAD([.$A4];3;1)" office:value-type="float" office:value="9536" calcext:value-type="float">
            <text:p>9536</text:p>
          </table:table-cell>
        </table:table-row>
        <table:table-row table:style-name="ro1">
          <table:table-cell office:value-type="string" calcext:value-type="string">
            <text:p>ACAR</text:p>
          </table:table-cell>
          <table:table-cell table:formula="of:=NUMEROLOG([.$A5];&quot;modern&quot;;&quot;tam&quot;)" office:value-type="float" office:value="14" calcext:value-type="float">
            <text:p>14</text:p>
          </table:table-cell>
          <table:table-cell table:formula="of:=NUMEROLOG([.$A5];&quot;TR&quot;;&quot;tam&quot;)" office:value-type="float" office:value="26" calcext:value-type="float">
            <text:p>26</text:p>
          </table:table-cell>
          <table:table-cell table:formula="of:=ABJAD([.$A5];0;1)" office:value-type="float" office:value="13" calcext:value-type="float">
            <text:p>13</text:p>
          </table:table-cell>
          <table:table-cell table:formula="of:=ABJAD([.$A5];1;1)" office:value-type="float" office:value="205" calcext:value-type="float">
            <text:p>205</text:p>
          </table:table-cell>
          <table:table-cell table:formula="of:=ABJAD([.$A5];2;1)" office:value-type="float" office:value="217" calcext:value-type="float">
            <text:p>217</text:p>
          </table:table-cell>
          <table:table-cell table:formula="of:=ABJAD([.$A5];3;1)"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AÇAR</text:p>
          </table:table-cell>
          <table:table-cell table:formula="of:=NUMEROLOG([.$A6];&quot;modern&quot;;&quot;tam&quot;)" office:value-type="float" office:value="14" calcext:value-type="float">
            <text:p>14</text:p>
          </table:table-cell>
          <table:table-cell table:formula="of:=NUMEROLOG([.$A6];&quot;TR&quot;;&quot;tam&quot;)" office:value-type="float" office:value="27" calcext:value-type="float">
            <text:p>27</text:p>
          </table:table-cell>
          <table:table-cell table:formula="of:=ABJAD([.$A6];0;1)" office:value-type="float" office:value="13" calcext:value-type="float">
            <text:p>13</text:p>
          </table:table-cell>
          <table:table-cell table:formula="of:=ABJAD([.$A6];1;1)" office:value-type="float" office:value="205" calcext:value-type="float">
            <text:p>205</text:p>
          </table:table-cell>
          <table:table-cell table:formula="of:=ABJAD([.$A6];2;1)" office:value-type="float" office:value="217" calcext:value-type="float">
            <text:p>217</text:p>
          </table:table-cell>
          <table:table-cell table:formula="of:=ABJAD([.$A6];3;1)"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ACARBULUT</text:p>
          </table:table-cell>
          <table:table-cell table:formula="of:=NUMEROLOG([.$A7];&quot;modern&quot;;&quot;tam&quot;)" office:value-type="float" office:value="27" calcext:value-type="float">
            <text:p>27</text:p>
          </table:table-cell>
          <table:table-cell table:formula="of:=NUMEROLOG([.$A7];&quot;TR&quot;;&quot;tam&quot;)" office:value-type="float" office:value="117" calcext:value-type="float">
            <text:p>117</text:p>
          </table:table-cell>
          <table:table-cell table:formula="of:=ABJAD([.$A7];0;1)" office:value-type="float" office:value="25" calcext:value-type="float">
            <text:p>25</text:p>
          </table:table-cell>
          <table:table-cell table:formula="of:=ABJAD([.$A7];1;1)" office:value-type="float" office:value="1957" calcext:value-type="float">
            <text:p>1957</text:p>
          </table:table-cell>
          <table:table-cell table:formula="of:=ABJAD([.$A7];2;1)" office:value-type="float" office:value="3184" calcext:value-type="float">
            <text:p>3184</text:p>
          </table:table-cell>
          <table:table-cell table:formula="of:=ABJAD([.$A7];3;1)" office:value-type="float" office:value="13361" calcext:value-type="float">
            <text:p>13361</text:p>
          </table:table-cell>
        </table:table-row>
        <table:table-row table:style-name="ro1">
          <table:table-cell office:value-type="string" calcext:value-type="string">
            <text:p>AÇIKGÖZ</text:p>
          </table:table-cell>
          <table:table-cell table:formula="of:=NUMEROLOG([.$A8];&quot;modern&quot;;&quot;tam&quot;)" office:value-type="float" office:value="36" calcext:value-type="float">
            <text:p>36</text:p>
          </table:table-cell>
          <table:table-cell table:formula="of:=NUMEROLOG([.$A8];&quot;TR&quot;;&quot;tam&quot;)" office:value-type="float" office:value="86" calcext:value-type="float">
            <text:p>86</text:p>
          </table:table-cell>
          <table:table-cell table:formula="of:=ABJAD([.$A8];0;1)" office:value-type="float" office:value="35" calcext:value-type="float">
            <text:p>35</text:p>
          </table:table-cell>
          <table:table-cell table:formula="of:=ABJAD([.$A8];1;1)" office:value-type="float" office:value="1151" calcext:value-type="float">
            <text:p>1151</text:p>
          </table:table-cell>
          <table:table-cell table:formula="of:=ABJAD([.$A8];2;1)" office:value-type="float" office:value="1272" calcext:value-type="float">
            <text:p>1272</text:p>
          </table:table-cell>
          <table:table-cell table:formula="of:=ABJAD([.$A8];3;1)"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ADALI</text:p>
          </table:table-cell>
          <table:table-cell table:formula="of:=NUMEROLOG([.$A9];&quot;modern&quot;;&quot;tam&quot;)" office:value-type="float" office:value="18" calcext:value-type="float">
            <text:p>18</text:p>
          </table:table-cell>
          <table:table-cell table:formula="of:=NUMEROLOG([.$A9];&quot;TR&quot;;&quot;tam&quot;)" office:value-type="float" office:value="33" calcext:value-type="float">
            <text:p>33</text:p>
          </table:table-cell>
          <table:table-cell table:formula="of:=ABJAD([.$A9];0;1)" office:value-type="float" office:value="18" calcext:value-type="float">
            <text:p>18</text:p>
          </table:table-cell>
          <table:table-cell table:formula="of:=ABJAD([.$A9];1;1)" office:value-type="float" office:value="66" calcext:value-type="float">
            <text:p>66</text:p>
          </table:table-cell>
          <table:table-cell table:formula="of:=ABJAD([.$A9];2;1)" office:value-type="float" office:value="88" calcext:value-type="float">
            <text:p>88</text:p>
          </table:table-cell>
          <table:table-cell table:formula="of:=ABJAD([.$A9];3;1)"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ADANIR</text:p>
          </table:table-cell>
          <table:table-cell table:formula="of:=NUMEROLOG([.$A10];&quot;modern&quot;;&quot;tam&quot;)" office:value-type="float" office:value="29" calcext:value-type="float">
            <text:p>29</text:p>
          </table:table-cell>
          <table:table-cell table:formula="of:=NUMEROLOG([.$A10];&quot;TR&quot;;&quot;tam&quot;)" office:value-type="float" office:value="56" calcext:value-type="float">
            <text:p>56</text:p>
          </table:table-cell>
          <table:table-cell table:formula="of:=ABJAD([.$A10];0;1)" office:value-type="float" office:value="34" calcext:value-type="float">
            <text:p>34</text:p>
          </table:table-cell>
          <table:table-cell table:formula="of:=ABJAD([.$A10];1;1)" office:value-type="float" office:value="286" calcext:value-type="float">
            <text:p>286</text:p>
          </table:table-cell>
          <table:table-cell table:formula="of:=ABJAD([.$A10];2;1)" office:value-type="float" office:value="313" calcext:value-type="float">
            <text:p>313</text:p>
          </table:table-cell>
          <table:table-cell table:formula="of:=ABJAD([.$A10];3;1)" office:value-type="float" office:value="5953" calcext:value-type="float">
            <text:p>5953</text:p>
          </table:table-cell>
        </table:table-row>
        <table:table-row table:style-name="ro1">
          <table:table-cell office:value-type="string" calcext:value-type="string">
            <text:p>ADIGÜZEL</text:p>
          </table:table-cell>
          <table:table-cell table:formula="of:=NUMEROLOG([.$A11];&quot;modern&quot;;&quot;tam&quot;)" office:value-type="float" office:value="40" calcext:value-type="float">
            <text:p>40</text:p>
          </table:table-cell>
          <table:table-cell table:formula="of:=NUMEROLOG([.$A11];&quot;TR&quot;;&quot;tam&quot;)" office:value-type="float" office:value="101" calcext:value-type="float">
            <text:p>101</text:p>
          </table:table-cell>
          <table:table-cell table:formula="of:=ABJAD([.$A11];0;1)" office:value-type="float" office:value="37" calcext:value-type="float">
            <text:p>37</text:p>
          </table:table-cell>
          <table:table-cell table:formula="of:=ABJAD([.$A11];1;1)" office:value-type="float" office:value="1777" calcext:value-type="float">
            <text:p>1777</text:p>
          </table:table-cell>
          <table:table-cell table:formula="of:=ABJAD([.$A11];2;1)" office:value-type="float" office:value="2513" calcext:value-type="float">
            <text:p>2513</text:p>
          </table:table-cell>
          <table:table-cell table:formula="of:=ABJAD([.$A11];3;1)" office:value-type="float" office:value="6248" calcext:value-type="float">
            <text:p>6248</text:p>
          </table:table-cell>
        </table:table-row>
        <table:table-row table:style-name="ro1">
          <table:table-cell office:value-type="string" calcext:value-type="string">
            <text:p>ADISANLI</text:p>
          </table:table-cell>
          <table:table-cell table:formula="of:=NUMEROLOG([.$A12];&quot;modern&quot;;&quot;tam&quot;)" office:value-type="float" office:value="33" calcext:value-type="float">
            <text:p>33</text:p>
          </table:table-cell>
          <table:table-cell table:formula="of:=NUMEROLOG([.$A12];&quot;TR&quot;;&quot;tam&quot;)" office:value-type="float" office:value="83" calcext:value-type="float">
            <text:p>83</text:p>
          </table:table-cell>
          <table:table-cell table:formula="of:=ABJAD([.$A12];0;1)" office:value-type="float" office:value="38" calcext:value-type="float">
            <text:p>38</text:p>
          </table:table-cell>
          <table:table-cell table:formula="of:=ABJAD([.$A12];1;1)" office:value-type="float" office:value="446" calcext:value-type="float">
            <text:p>446</text:p>
          </table:table-cell>
          <table:table-cell table:formula="of:=ABJAD([.$A12];2;1)" office:value-type="float" office:value="488" calcext:value-type="float">
            <text:p>488</text:p>
          </table:table-cell>
          <table:table-cell table:formula="of:=ABJAD([.$A12];3;1)" office:value-type="float" office:value="6851" calcext:value-type="float">
            <text:p>6851</text:p>
          </table:table-cell>
        </table:table-row>
        <table:table-row table:style-name="ro1">
          <table:table-cell office:value-type="string" calcext:value-type="string">
            <text:p>AFŞAR</text:p>
          </table:table-cell>
          <table:table-cell table:formula="of:=NUMEROLOG([.$A13];&quot;modern&quot;;&quot;tam&quot;)" office:value-type="float" office:value="18" calcext:value-type="float">
            <text:p>18</text:p>
          </table:table-cell>
          <table:table-cell table:formula="of:=NUMEROLOG([.$A13];&quot;TR&quot;;&quot;tam&quot;)" office:value-type="float" office:value="53" calcext:value-type="float">
            <text:p>53</text:p>
          </table:table-cell>
          <table:table-cell table:formula="of:=ABJAD([.$A13];0;1)" office:value-type="float" office:value="20" calcext:value-type="float">
            <text:p>20</text:p>
          </table:table-cell>
          <table:table-cell table:formula="of:=ABJAD([.$A13];1;1)" office:value-type="float" office:value="608" calcext:value-type="float">
            <text:p>608</text:p>
          </table:table-cell>
          <table:table-cell table:formula="of:=ABJAD([.$A13];2;1)" office:value-type="float" office:value="625" calcext:value-type="float">
            <text:p>625</text:p>
          </table:table-cell>
          <table:table-cell table:formula="of:=ABJAD([.$A13];3;1)" office:value-type="float" office:value="7079" calcext:value-type="float">
            <text:p>7079</text:p>
          </table:table-cell>
        </table:table-row>
        <table:table-row table:style-name="ro1">
          <table:table-cell office:value-type="string" calcext:value-type="string">
            <text:p>AĞCA</text:p>
          </table:table-cell>
          <table:table-cell table:formula="of:=NUMEROLOG([.$A14];&quot;modern&quot;;&quot;tam&quot;)" office:value-type="float" office:value="12" calcext:value-type="float">
            <text:p>12</text:p>
          </table:table-cell>
          <table:table-cell table:formula="of:=NUMEROLOG([.$A14];&quot;TR&quot;;&quot;tam&quot;)" office:value-type="float" office:value="14" calcext:value-type="float">
            <text:p>14</text:p>
          </table:table-cell>
          <table:table-cell table:formula="of:=ABJAD([.$A14];0;1)" office:value-type="float" office:value="13" calcext:value-type="float">
            <text:p>13</text:p>
          </table:table-cell>
          <table:table-cell table:formula="of:=ABJAD([.$A14];1;1)" office:value-type="float" office:value="13" calcext:value-type="float">
            <text:p>13</text:p>
          </table:table-cell>
          <table:table-cell table:formula="of:=ABJAD([.$A14];2;1)" office:value-type="float" office:value="2625" calcext:value-type="float">
            <text:p>2625</text:p>
          </table:table-cell>
          <table:table-cell table:formula="of:=ABJAD([.$A14];3;1)"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AHÇI</text:p>
          </table:table-cell>
          <table:table-cell table:formula="of:=NUMEROLOG([.$A15];&quot;modern&quot;;&quot;tam&quot;)" office:value-type="float" office:value="21" calcext:value-type="float">
            <text:p>21</text:p>
          </table:table-cell>
          <table:table-cell table:formula="of:=NUMEROLOG([.$A15];&quot;TR&quot;;&quot;tam&quot;)" office:value-type="float" office:value="26" calcext:value-type="float">
            <text:p>26</text:p>
          </table:table-cell>
          <table:table-cell table:formula="of:=ABJAD([.$A15];0;1)" office:value-type="float" office:value="23" calcext:value-type="float">
            <text:p>23</text:p>
          </table:table-cell>
          <table:table-cell table:formula="of:=ABJAD([.$A15];1;1)" office:value-type="float" office:value="23" calcext:value-type="float">
            <text:p>23</text:p>
          </table:table-cell>
          <table:table-cell table:formula="of:=ABJAD([.$A15];2;1)" office:value-type="float" office:value="44" calcext:value-type="float">
            <text:p>44</text:p>
          </table:table-cell>
          <table:table-cell table:formula="of:=ABJAD([.$A15];3;1)"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AHISKALI</text:p>
          </table:table-cell>
          <table:table-cell table:formula="of:=NUMEROLOG([.$A16];&quot;modern&quot;;&quot;tam&quot;)" office:value-type="float" office:value="34" calcext:value-type="float">
            <text:p>34</text:p>
          </table:table-cell>
          <table:table-cell table:formula="of:=NUMEROLOG([.$A16];&quot;TR&quot;;&quot;tam&quot;)" office:value-type="float" office:value="85" calcext:value-type="float">
            <text:p>85</text:p>
          </table:table-cell>
          <table:table-cell table:formula="of:=ABJAD([.$A16];0;1)" office:value-type="float" office:value="37" calcext:value-type="float">
            <text:p>37</text:p>
          </table:table-cell>
          <table:table-cell table:formula="of:=ABJAD([.$A16];1;1)" office:value-type="float" office:value="421" calcext:value-type="float">
            <text:p>421</text:p>
          </table:table-cell>
          <table:table-cell table:formula="of:=ABJAD([.$A16];2;1)" office:value-type="float" office:value="463" calcext:value-type="float">
            <text:p>463</text:p>
          </table:table-cell>
          <table:table-cell table:formula="of:=ABJAD([.$A16];3;1)" office:value-type="float" office:value="6186" calcext:value-type="float">
            <text:p>6186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formula="of:=NUMEROLOG([.$A17];&quot;modern&quot;;&quot;tam&quot;)" office:value-type="float" office:value="3" calcext:value-type="float">
            <text:p>3</text:p>
          </table:table-cell>
          <table:table-cell table:formula="of:=NUMEROLOG([.$A17];&quot;TR&quot;;&quot;tam&quot;)" office:value-type="float" office:value="15" calcext:value-type="float">
            <text:p>15</text:p>
          </table:table-cell>
          <table:table-cell table:formula="of:=ABJAD([.$A17];0;1)" office:value-type="float" office:value="5" calcext:value-type="float">
            <text:p>5</text:p>
          </table:table-cell>
          <table:table-cell table:formula="of:=ABJAD([.$A17];1;1)" office:value-type="float" office:value="41" calcext:value-type="float">
            <text:p>41</text:p>
          </table:table-cell>
          <table:table-cell table:formula="of:=ABJAD([.$A17];2;1)" office:value-type="float" office:value="47" calcext:value-type="float">
            <text:p>47</text:p>
          </table:table-cell>
          <table:table-cell table:formula="of:=ABJAD([.$A17];3;1)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AK YILDIRIM</text:p>
          </table:table-cell>
          <table:table-cell table:formula="of:=NUMEROLOG([.$A18];&quot;modern&quot;;&quot;tam&quot;)" office:value-type="float" office:value="57" calcext:value-type="float">
            <text:p>57</text:p>
          </table:table-cell>
          <table:table-cell table:formula="of:=NUMEROLOG([.$A18];&quot;TR&quot;;&quot;tam&quot;)" office:value-type="float" office:value="133" calcext:value-type="float">
            <text:p>133</text:p>
          </table:table-cell>
          <table:table-cell table:formula="of:=ABJAD([.$A18];0;1)" office:value-type="float" office:value="49" calcext:value-type="float">
            <text:p>49</text:p>
          </table:table-cell>
          <table:table-cell table:formula="of:=ABJAD([.$A18];1;1)" office:value-type="float" office:value="1285" calcext:value-type="float">
            <text:p>1285</text:p>
          </table:table-cell>
          <table:table-cell table:formula="of:=ABJAD([.$A18];2;1)" office:value-type="float" office:value="1346" calcext:value-type="float">
            <text:p>1346</text:p>
          </table:table-cell>
          <table:table-cell table:formula="of:=ABJAD([.$A18];3;1)" office:value-type="float" office:value="9906" calcext:value-type="float">
            <text:p>9906</text:p>
          </table:table-cell>
        </table:table-row>
        <table:table-row table:style-name="ro1">
          <table:table-cell office:value-type="string" calcext:value-type="string">
            <text:p>AKAN</text:p>
          </table:table-cell>
          <table:table-cell table:formula="of:=NUMEROLOG([.$A19];&quot;modern&quot;;&quot;tam&quot;)" office:value-type="float" office:value="9" calcext:value-type="float">
            <text:p>9</text:p>
          </table:table-cell>
          <table:table-cell table:formula="of:=NUMEROLOG([.$A19];&quot;TR&quot;;&quot;tam&quot;)" office:value-type="float" office:value="33" calcext:value-type="float">
            <text:p>33</text:p>
          </table:table-cell>
          <table:table-cell table:formula="of:=ABJAD([.$A19];0;1)" office:value-type="float" office:value="16" calcext:value-type="float">
            <text:p>16</text:p>
          </table:table-cell>
          <table:table-cell table:formula="of:=ABJAD([.$A19];1;1)" office:value-type="float" office:value="112" calcext:value-type="float">
            <text:p>112</text:p>
          </table:table-cell>
          <table:table-cell table:formula="of:=ABJAD([.$A19];2;1)" office:value-type="float" office:value="124" calcext:value-type="float">
            <text:p>124</text:p>
          </table:table-cell>
          <table:table-cell table:formula="of:=ABJAD([.$A19];3;1)"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AKANSEL</text:p>
          </table:table-cell>
          <table:table-cell table:formula="of:=NUMEROLOG([.$A20];&quot;modern&quot;;&quot;tam&quot;)" office:value-type="float" office:value="18" calcext:value-type="float">
            <text:p>18</text:p>
          </table:table-cell>
          <table:table-cell table:formula="of:=NUMEROLOG([.$A20];&quot;TR&quot;;&quot;tam&quot;)" office:value-type="float" office:value="76" calcext:value-type="float">
            <text:p>76</text:p>
          </table:table-cell>
          <table:table-cell table:formula="of:=ABJAD([.$A20];0;1)" office:value-type="float" office:value="23" calcext:value-type="float">
            <text:p>23</text:p>
          </table:table-cell>
          <table:table-cell table:formula="of:=ABJAD([.$A20];1;1)" office:value-type="float" office:value="467" calcext:value-type="float">
            <text:p>467</text:p>
          </table:table-cell>
          <table:table-cell table:formula="of:=ABJAD([.$A20];2;1)" office:value-type="float" office:value="494" calcext:value-type="float">
            <text:p>494</text:p>
          </table:table-cell>
          <table:table-cell table:formula="of:=ABJAD([.$A20];3;1)" office:value-type="float" office:value="6454" calcext:value-type="float">
            <text:p>6454</text:p>
          </table:table-cell>
        </table:table-row>
        <table:table-row table:style-name="ro1">
          <table:table-cell office:value-type="string" calcext:value-type="string">
            <text:p>AKAR</text:p>
          </table:table-cell>
          <table:table-cell table:formula="of:=NUMEROLOG([.$A21];&quot;modern&quot;;&quot;tam&quot;)" office:value-type="float" office:value="13" calcext:value-type="float">
            <text:p>13</text:p>
          </table:table-cell>
          <table:table-cell table:formula="of:=NUMEROLOG([.$A21];&quot;TR&quot;;&quot;tam&quot;)" office:value-type="float" office:value="37" calcext:value-type="float">
            <text:p>37</text:p>
          </table:table-cell>
          <table:table-cell table:formula="of:=ABJAD([.$A21];0;1)" office:value-type="float" office:value="14" calcext:value-type="float">
            <text:p>14</text:p>
          </table:table-cell>
          <table:table-cell table:formula="of:=ABJAD([.$A21];1;1)" office:value-type="float" office:value="242" calcext:value-type="float">
            <text:p>242</text:p>
          </table:table-cell>
          <table:table-cell table:formula="of:=ABJAD([.$A21];2;1)" office:value-type="float" office:value="254" calcext:value-type="float">
            <text:p>254</text:p>
          </table:table-cell>
          <table:table-cell table:formula="of:=ABJAD([.$A21];3;1)"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AKASLAN</text:p>
          </table:table-cell>
          <table:table-cell table:formula="of:=NUMEROLOG([.$A22];&quot;modern&quot;;&quot;tam&quot;)" office:value-type="float" office:value="14" calcext:value-type="float">
            <text:p>14</text:p>
          </table:table-cell>
          <table:table-cell table:formula="of:=NUMEROLOG([.$A22];&quot;TR&quot;;&quot;tam&quot;)" office:value-type="float" office:value="71" calcext:value-type="float">
            <text:p>71</text:p>
          </table:table-cell>
          <table:table-cell table:formula="of:=ABJAD([.$A22];0;1)" office:value-type="float" office:value="19" calcext:value-type="float">
            <text:p>19</text:p>
          </table:table-cell>
          <table:table-cell table:formula="of:=ABJAD([.$A22];1;1)" office:value-type="float" office:value="463" calcext:value-type="float">
            <text:p>463</text:p>
          </table:table-cell>
          <table:table-cell table:formula="of:=ABJAD([.$A22];2;1)" office:value-type="float" office:value="486" calcext:value-type="float">
            <text:p>486</text:p>
          </table:table-cell>
          <table:table-cell table:formula="of:=ABJAD([.$A22];3;1)"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AKAY</text:p>
          </table:table-cell>
          <table:table-cell table:formula="of:=NUMEROLOG([.$A23];&quot;modern&quot;;&quot;tam&quot;)" office:value-type="float" office:value="11" calcext:value-type="float">
            <text:p>11</text:p>
          </table:table-cell>
          <table:table-cell table:formula="of:=NUMEROLOG([.$A23];&quot;TR&quot;;&quot;tam&quot;)" office:value-type="float" office:value="44" calcext:value-type="float">
            <text:p>44</text:p>
          </table:table-cell>
          <table:table-cell table:formula="of:=ABJAD([.$A23];0;1)" office:value-type="float" office:value="6" calcext:value-type="float">
            <text:p>6</text:p>
          </table:table-cell>
          <table:table-cell table:formula="of:=ABJAD([.$A23];1;1)" office:value-type="float" office:value="942" calcext:value-type="float">
            <text:p>942</text:p>
          </table:table-cell>
          <table:table-cell table:formula="of:=ABJAD([.$A23];2;1)" office:value-type="float" office:value="954" calcext:value-type="float">
            <text:p>954</text:p>
          </table:table-cell>
          <table:table-cell table:formula="of:=ABJAD([.$A23];3;1)"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AKBAŞ</text:p>
          </table:table-cell>
          <table:table-cell table:formula="of:=NUMEROLOG([.$A24];&quot;modern&quot;;&quot;tam&quot;)" office:value-type="float" office:value="7" calcext:value-type="float">
            <text:p>7</text:p>
          </table:table-cell>
          <table:table-cell table:formula="of:=NUMEROLOG([.$A24];&quot;TR&quot;;&quot;tam&quot;)" office:value-type="float" office:value="41" calcext:value-type="float">
            <text:p>41</text:p>
          </table:table-cell>
          <table:table-cell table:formula="of:=ABJAD([.$A24];0;1)" office:value-type="float" office:value="12" calcext:value-type="float">
            <text:p>12</text:p>
          </table:table-cell>
          <table:table-cell table:formula="of:=ABJAD([.$A24];1;1)" office:value-type="float" office:value="444" calcext:value-type="float">
            <text:p>444</text:p>
          </table:table-cell>
          <table:table-cell table:formula="of:=ABJAD([.$A24];2;1)" office:value-type="float" office:value="461" calcext:value-type="float">
            <text:p>461</text:p>
          </table:table-cell>
          <table:table-cell table:formula="of:=ABJAD([.$A24];3;1)"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AKBAŞ ÖNCEL</text:p>
          </table:table-cell>
          <table:table-cell table:formula="of:=NUMEROLOG([.$A25];&quot;modern&quot;;&quot;tam&quot;)" office:value-type="float" office:value="29" calcext:value-type="float">
            <text:p>29</text:p>
          </table:table-cell>
          <table:table-cell table:formula="of:=NUMEROLOG([.$A25];&quot;TR&quot;;&quot;tam&quot;)" office:value-type="float" office:value="101" calcext:value-type="float">
            <text:p>101</text:p>
          </table:table-cell>
          <table:table-cell table:formula="of:=ABJAD([.$A25];0;1)" office:value-type="float" office:value="38" calcext:value-type="float">
            <text:p>38</text:p>
          </table:table-cell>
          <table:table-cell table:formula="of:=ABJAD([.$A25];1;1)" office:value-type="float" office:value="662" calcext:value-type="float">
            <text:p>662</text:p>
          </table:table-cell>
          <table:table-cell table:formula="of:=ABJAD([.$A25];2;1)" office:value-type="float" office:value="789" calcext:value-type="float">
            <text:p>789</text:p>
          </table:table-cell>
          <table:table-cell table:formula="of:=ABJAD([.$A25];3;1)" office:value-type="float" office:value="7823" calcext:value-type="float">
            <text:p>7823</text:p>
          </table:table-cell>
        </table:table-row>
        <table:table-row table:style-name="ro1">
          <table:table-cell office:value-type="string" calcext:value-type="string">
            <text:p>AKBUDAK</text:p>
          </table:table-cell>
          <table:table-cell table:formula="of:=NUMEROLOG([.$A26];&quot;modern&quot;;&quot;tam&quot;)" office:value-type="float" office:value="15" calcext:value-type="float">
            <text:p>15</text:p>
          </table:table-cell>
          <table:table-cell table:formula="of:=NUMEROLOG([.$A26];&quot;TR&quot;;&quot;tam&quot;)" office:value-type="float" office:value="62" calcext:value-type="float">
            <text:p>62</text:p>
          </table:table-cell>
          <table:table-cell table:formula="of:=ABJAD([.$A26];0;1)" office:value-type="float" office:value="16" calcext:value-type="float">
            <text:p>16</text:p>
          </table:table-cell>
          <table:table-cell table:formula="of:=ABJAD([.$A26];1;1)" office:value-type="float" office:value="688" calcext:value-type="float">
            <text:p>688</text:p>
          </table:table-cell>
          <table:table-cell table:formula="of:=ABJAD([.$A26];2;1)" office:value-type="float" office:value="1310" calcext:value-type="float">
            <text:p>1310</text:p>
          </table:table-cell>
          <table:table-cell table:formula="of:=ABJAD([.$A26];3;1)"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AKBULUT</text:p>
          </table:table-cell>
          <table:table-cell table:formula="of:=NUMEROLOG([.$A27];&quot;modern&quot;;&quot;tam&quot;)" office:value-type="float" office:value="16" calcext:value-type="float">
            <text:p>16</text:p>
          </table:table-cell>
          <table:table-cell table:formula="of:=NUMEROLOG([.$A27];&quot;TR&quot;;&quot;tam&quot;)" office:value-type="float" office:value="106" calcext:value-type="float">
            <text:p>106</text:p>
          </table:table-cell>
          <table:table-cell table:formula="of:=ABJAD([.$A27];0;1)" office:value-type="float" office:value="17" calcext:value-type="float">
            <text:p>17</text:p>
          </table:table-cell>
          <table:table-cell table:formula="of:=ABJAD([.$A27];1;1)" office:value-type="float" office:value="1793" calcext:value-type="float">
            <text:p>1793</text:p>
          </table:table-cell>
          <table:table-cell table:formula="of:=ABJAD([.$A27];2;1)" office:value-type="float" office:value="3014" calcext:value-type="float">
            <text:p>3014</text:p>
          </table:table-cell>
          <table:table-cell table:formula="of:=ABJAD([.$A27];3;1)"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AKCA ÇAĞLAR</text:p>
          </table:table-cell>
          <table:table-cell table:formula="of:=NUMEROLOG([.$A28];&quot;modern&quot;;&quot;tam&quot;)" office:value-type="float" office:value="31" calcext:value-type="float">
            <text:p>31</text:p>
          </table:table-cell>
          <table:table-cell table:formula="of:=NUMEROLOG([.$A28];&quot;TR&quot;;&quot;tam&quot;)" office:value-type="float" office:value="70" calcext:value-type="float">
            <text:p>70</text:p>
          </table:table-cell>
          <table:table-cell table:formula="of:=ABJAD([.$A28];0;1)" office:value-type="float" office:value="32" calcext:value-type="float">
            <text:p>32</text:p>
          </table:table-cell>
          <table:table-cell table:formula="of:=ABJAD([.$A28];1;1)" office:value-type="float" office:value="308" calcext:value-type="float">
            <text:p>308</text:p>
          </table:table-cell>
          <table:table-cell table:formula="of:=ABJAD([.$A28];2;1)" office:value-type="float" office:value="2942" calcext:value-type="float">
            <text:p>2942</text:p>
          </table:table-cell>
          <table:table-cell table:formula="of:=ABJAD([.$A28];3;1)" office:value-type="float" office:value="6754" calcext:value-type="float">
            <text:p>6754</text:p>
          </table:table-cell>
        </table:table-row>
        <table:table-row table:style-name="ro1">
          <table:table-cell office:value-type="string" calcext:value-type="string">
            <text:p>AKÇALI</text:p>
          </table:table-cell>
          <table:table-cell table:formula="of:=NUMEROLOG([.$A29];&quot;modern&quot;;&quot;tam&quot;)" office:value-type="float" office:value="19" calcext:value-type="float">
            <text:p>19</text:p>
          </table:table-cell>
          <table:table-cell table:formula="of:=NUMEROLOG([.$A29];&quot;TR&quot;;&quot;tam&quot;)" office:value-type="float" office:value="46" calcext:value-type="float">
            <text:p>46</text:p>
          </table:table-cell>
          <table:table-cell table:formula="of:=ABJAD([.$A29];0;1)" office:value-type="float" office:value="21" calcext:value-type="float">
            <text:p>21</text:p>
          </table:table-cell>
          <table:table-cell table:formula="of:=ABJAD([.$A29];1;1)" office:value-type="float" office:value="105" calcext:value-type="float">
            <text:p>105</text:p>
          </table:table-cell>
          <table:table-cell table:formula="of:=ABJAD([.$A29];2;1)" office:value-type="float" office:value="132" calcext:value-type="float">
            <text:p>132</text:p>
          </table:table-cell>
          <table:table-cell table:formula="of:=ABJAD([.$A29];3;1)"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AKCAN ATASOY</text:p>
          </table:table-cell>
          <table:table-cell table:formula="of:=NUMEROLOG([.$A30];&quot;modern&quot;;&quot;tam&quot;)" office:value-type="float" office:value="30" calcext:value-type="float">
            <text:p>30</text:p>
          </table:table-cell>
          <table:table-cell table:formula="of:=NUMEROLOG([.$A30];&quot;TR&quot;;&quot;tam&quot;)" office:value-type="float" office:value="130" calcext:value-type="float">
            <text:p>130</text:p>
          </table:table-cell>
          <table:table-cell table:formula="of:=ABJAD([.$A30];0;1)" office:value-type="float" office:value="37" calcext:value-type="float">
            <text:p>37</text:p>
          </table:table-cell>
          <table:table-cell table:formula="of:=ABJAD([.$A30];1;1)" office:value-type="float" office:value="1897" calcext:value-type="float">
            <text:p>1897</text:p>
          </table:table-cell>
          <table:table-cell table:formula="of:=ABJAD([.$A30];2;1)" office:value-type="float" office:value="2011" calcext:value-type="float">
            <text:p>2011</text:p>
          </table:table-cell>
          <table:table-cell table:formula="of:=ABJAD([.$A30];3;1)" office:value-type="float" office:value="15120" calcext:value-type="float">
            <text:p>15120</text:p>
          </table:table-cell>
        </table:table-row>
        <table:table-row table:style-name="ro1">
          <table:table-cell office:value-type="string" calcext:value-type="string">
            <text:p>AKCAN PAKSOY</text:p>
          </table:table-cell>
          <table:table-cell table:formula="of:=NUMEROLOG([.$A31];&quot;modern&quot;;&quot;tam&quot;)" office:value-type="float" office:value="36" calcext:value-type="float">
            <text:p>36</text:p>
          </table:table-cell>
          <table:table-cell table:formula="of:=NUMEROLOG([.$A31];&quot;TR&quot;;&quot;tam&quot;)" office:value-type="float" office:value="139" calcext:value-type="float">
            <text:p>139</text:p>
          </table:table-cell>
          <table:table-cell table:formula="of:=ABJAD([.$A31];0;1)" office:value-type="float" office:value="36" calcext:value-type="float">
            <text:p>36</text:p>
          </table:table-cell>
          <table:table-cell table:formula="of:=ABJAD([.$A31];1;1)" office:value-type="float" office:value="1536" calcext:value-type="float">
            <text:p>1536</text:p>
          </table:table-cell>
          <table:table-cell table:formula="of:=ABJAD([.$A31];2;1)" office:value-type="float" office:value="1654" calcext:value-type="float">
            <text:p>1654</text:p>
          </table:table-cell>
          <table:table-cell table:formula="of:=ABJAD([.$A31];3;1)" office:value-type="float" office:value="14781" calcext:value-type="float">
            <text:p>14781</text:p>
          </table:table-cell>
        </table:table-row>
        <table:table-row table:style-name="ro1">
          <table:table-cell office:value-type="string" calcext:value-type="string">
            <text:p>AKÇAY</text:p>
          </table:table-cell>
          <table:table-cell table:formula="of:=NUMEROLOG([.$A32];&quot;modern&quot;;&quot;tam&quot;)" office:value-type="float" office:value="14" calcext:value-type="float">
            <text:p>14</text:p>
          </table:table-cell>
          <table:table-cell table:formula="of:=NUMEROLOG([.$A32];&quot;TR&quot;;&quot;tam&quot;)" office:value-type="float" office:value="48" calcext:value-type="float">
            <text:p>48</text:p>
          </table:table-cell>
          <table:table-cell table:formula="of:=ABJAD([.$A32];0;1)" office:value-type="float" office:value="9" calcext:value-type="float">
            <text:p>9</text:p>
          </table:table-cell>
          <table:table-cell table:formula="of:=ABJAD([.$A32];1;1)" office:value-type="float" office:value="945" calcext:value-type="float">
            <text:p>945</text:p>
          </table:table-cell>
          <table:table-cell table:formula="of:=ABJAD([.$A32];2;1)" office:value-type="float" office:value="962" calcext:value-type="float">
            <text:p>962</text:p>
          </table:table-cell>
          <table:table-cell table:formula="of:=ABJAD([.$A32];3;1)" office:value-type="float" office:value="5761" calcext:value-type="float">
            <text:p>5761</text:p>
          </table:table-cell>
        </table:table-row>
        <table:table-row table:style-name="ro1">
          <table:table-cell office:value-type="string" calcext:value-type="string">
            <text:p>AKÇAYIR</text:p>
          </table:table-cell>
          <table:table-cell table:formula="of:=NUMEROLOG([.$A33];&quot;modern&quot;;&quot;tam&quot;)" office:value-type="float" office:value="32" calcext:value-type="float">
            <text:p>32</text:p>
          </table:table-cell>
          <table:table-cell table:formula="of:=NUMEROLOG([.$A33];&quot;TR&quot;;&quot;tam&quot;)" office:value-type="float" office:value="80" calcext:value-type="float">
            <text:p>80</text:p>
          </table:table-cell>
          <table:table-cell table:formula="of:=ABJAD([.$A33];0;1)" office:value-type="float" office:value="27" calcext:value-type="float">
            <text:p>27</text:p>
          </table:table-cell>
          <table:table-cell table:formula="of:=ABJAD([.$A33];1;1)" office:value-type="float" office:value="1155" calcext:value-type="float">
            <text:p>1155</text:p>
          </table:table-cell>
          <table:table-cell table:formula="of:=ABJAD([.$A33];2;1)" office:value-type="float" office:value="1187" calcext:value-type="float">
            <text:p>1187</text:p>
          </table:table-cell>
          <table:table-cell table:formula="of:=ABJAD([.$A33];3;1)" office:value-type="float" office:value="8591" calcext:value-type="float">
            <text:p>8591</text:p>
          </table:table-cell>
        </table:table-row>
        <table:table-row table:style-name="ro1">
          <table:table-cell office:value-type="string" calcext:value-type="string">
            <text:p>AKDEMİR</text:p>
          </table:table-cell>
          <table:table-cell table:formula="of:=NUMEROLOG([.$A34];&quot;modern&quot;;&quot;tam&quot;)" office:value-type="float" office:value="34" calcext:value-type="float">
            <text:p>34</text:p>
          </table:table-cell>
          <table:table-cell table:formula="of:=NUMEROLOG([.$A34];&quot;TR&quot;;&quot;tam&quot;)" office:value-type="float" office:value="75" calcext:value-type="float">
            <text:p>75</text:p>
          </table:table-cell>
          <table:table-cell table:formula="of:=ABJAD([.$A34];0;1)" office:value-type="float" office:value="30" calcext:value-type="float">
            <text:p>30</text:p>
          </table:table-cell>
          <table:table-cell table:formula="of:=ABJAD([.$A34];1;1)" office:value-type="float" office:value="330" calcext:value-type="float">
            <text:p>330</text:p>
          </table:table-cell>
          <table:table-cell table:formula="of:=ABJAD([.$A34];2;1)" office:value-type="float" office:value="376" calcext:value-type="float">
            <text:p>376</text:p>
          </table:table-cell>
          <table:table-cell table:formula="of:=ABJAD([.$A34];3;1)" office:value-type="float" office:value="6614" calcext:value-type="float">
            <text:p>6614</text:p>
          </table:table-cell>
        </table:table-row>
        <table:table-row table:style-name="ro1">
          <table:table-cell office:value-type="string" calcext:value-type="string">
            <text:p>AKDENİZ</text:p>
          </table:table-cell>
          <table:table-cell table:formula="of:=NUMEROLOG([.$A35];&quot;modern&quot;;&quot;tam&quot;)" office:value-type="float" office:value="34" calcext:value-type="float">
            <text:p>34</text:p>
          </table:table-cell>
          <table:table-cell table:formula="of:=NUMEROLOG([.$A35];&quot;TR&quot;;&quot;tam&quot;)" office:value-type="float" office:value="84" calcext:value-type="float">
            <text:p>84</text:p>
          </table:table-cell>
          <table:table-cell table:formula="of:=ABJAD([.$A35];0;1)" office:value-type="float" office:value="36" calcext:value-type="float">
            <text:p>36</text:p>
          </table:table-cell>
          <table:table-cell table:formula="of:=ABJAD([.$A35];1;1)" office:value-type="float" office:value="1140" calcext:value-type="float">
            <text:p>1140</text:p>
          </table:table-cell>
          <table:table-cell table:formula="of:=ABJAD([.$A35];2;1)" office:value-type="float" office:value="1186" calcext:value-type="float">
            <text:p>1186</text:p>
          </table:table-cell>
          <table:table-cell table:formula="of:=ABJAD([.$A35];3;1)"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AKDOĞAN</text:p>
          </table:table-cell>
          <table:table-cell table:formula="of:=NUMEROLOG([.$A36];&quot;modern&quot;;&quot;tam&quot;)" office:value-type="float" office:value="26" calcext:value-type="float">
            <text:p>26</text:p>
          </table:table-cell>
          <table:table-cell table:formula="of:=NUMEROLOG([.$A36];&quot;TR&quot;;&quot;tam&quot;)" office:value-type="float" office:value="65" calcext:value-type="float">
            <text:p>65</text:p>
          </table:table-cell>
          <table:table-cell table:formula="of:=ABJAD([.$A36];0;1)" office:value-type="float" office:value="36" calcext:value-type="float">
            <text:p>36</text:p>
          </table:table-cell>
          <table:table-cell table:formula="of:=ABJAD([.$A36];1;1)" office:value-type="float" office:value="204" calcext:value-type="float">
            <text:p>204</text:p>
          </table:table-cell>
          <table:table-cell table:formula="of:=ABJAD([.$A36];2;1)" office:value-type="float" office:value="2906" calcext:value-type="float">
            <text:p>2906</text:p>
          </table:table-cell>
          <table:table-cell table:formula="of:=ABJAD([.$A36];3;1)" office:value-type="float" office:value="5498" calcext:value-type="float">
            <text:p>5498</text:p>
          </table:table-cell>
        </table:table-row>
        <table:table-row table:style-name="ro1">
          <table:table-cell office:value-type="string" calcext:value-type="string">
            <text:p>AKDUMAN</text:p>
          </table:table-cell>
          <table:table-cell table:formula="of:=NUMEROLOG([.$A37];&quot;modern&quot;;&quot;tam&quot;)" office:value-type="float" office:value="20" calcext:value-type="float">
            <text:p>20</text:p>
          </table:table-cell>
          <table:table-cell table:formula="of:=NUMEROLOG([.$A37];&quot;TR&quot;;&quot;tam&quot;)" office:value-type="float" office:value="79" calcext:value-type="float">
            <text:p>79</text:p>
          </table:table-cell>
          <table:table-cell table:formula="of:=ABJAD([.$A37];0;1)" office:value-type="float" office:value="20" calcext:value-type="float">
            <text:p>20</text:p>
          </table:table-cell>
          <table:table-cell table:formula="of:=ABJAD([.$A37];1;1)" office:value-type="float" office:value="776" calcext:value-type="float">
            <text:p>776</text:p>
          </table:table-cell>
          <table:table-cell table:formula="of:=ABJAD([.$A37];2;1)" office:value-type="float" office:value="1398" calcext:value-type="float">
            <text:p>1398</text:p>
          </table:table-cell>
          <table:table-cell table:formula="of:=ABJAD([.$A37];3;1)" office:value-type="float" office:value="7595" calcext:value-type="float">
            <text:p>7595</text:p>
          </table:table-cell>
        </table:table-row>
        <table:table-row table:style-name="ro1">
          <table:table-cell office:value-type="string" calcext:value-type="string">
            <text:p>AKEL</text:p>
          </table:table-cell>
          <table:table-cell table:formula="of:=NUMEROLOG([.$A38];&quot;modern&quot;;&quot;tam&quot;)" office:value-type="float" office:value="11" calcext:value-type="float">
            <text:p>11</text:p>
          </table:table-cell>
          <table:table-cell table:formula="of:=NUMEROLOG([.$A38];&quot;TR&quot;;&quot;tam&quot;)" office:value-type="float" office:value="36" calcext:value-type="float">
            <text:p>36</text:p>
          </table:table-cell>
          <table:table-cell table:formula="of:=ABJAD([.$A38];0;1)" office:value-type="float" office:value="12" calcext:value-type="float">
            <text:p>12</text:p>
          </table:table-cell>
          <table:table-cell table:formula="of:=ABJAD([.$A38];1;1)" office:value-type="float" office:value="96" calcext:value-type="float">
            <text:p>96</text:p>
          </table:table-cell>
          <table:table-cell table:formula="of:=ABJAD([.$A38];2;1)" office:value-type="float" office:value="112" calcext:value-type="float">
            <text:p>112</text:p>
          </table:table-cell>
          <table:table-cell table:formula="of:=ABJAD([.$A38];3;1)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AKGÜL</text:p>
          </table:table-cell>
          <table:table-cell table:formula="of:=NUMEROLOG([.$A39];&quot;modern&quot;;&quot;tam&quot;)" office:value-type="float" office:value="16" calcext:value-type="float">
            <text:p>16</text:p>
          </table:table-cell>
          <table:table-cell table:formula="of:=NUMEROLOG([.$A39];&quot;TR&quot;;&quot;tam&quot;)" office:value-type="float" office:value="64" calcext:value-type="float">
            <text:p>64</text:p>
          </table:table-cell>
          <table:table-cell table:formula="of:=ABJAD([.$A39];0;1)" office:value-type="float" office:value="18" calcext:value-type="float">
            <text:p>18</text:p>
          </table:table-cell>
          <table:table-cell table:formula="of:=ABJAD([.$A39];1;1)" office:value-type="float" office:value="798" calcext:value-type="float">
            <text:p>798</text:p>
          </table:table-cell>
          <table:table-cell table:formula="of:=ABJAD([.$A39];2;1)" office:value-type="float" office:value="1514" calcext:value-type="float">
            <text:p>1514</text:p>
          </table:table-cell>
          <table:table-cell table:formula="of:=ABJAD([.$A39];3;1)"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AKGÜN</text:p>
          </table:table-cell>
          <table:table-cell table:formula="of:=NUMEROLOG([.$A40];&quot;modern&quot;;&quot;tam&quot;)" office:value-type="float" office:value="18" calcext:value-type="float">
            <text:p>18</text:p>
          </table:table-cell>
          <table:table-cell table:formula="of:=NUMEROLOG([.$A40];&quot;TR&quot;;&quot;tam&quot;)" office:value-type="float" office:value="66" calcext:value-type="float">
            <text:p>66</text:p>
          </table:table-cell>
          <table:table-cell table:formula="of:=ABJAD([.$A40];0;1)" office:value-type="float" office:value="26" calcext:value-type="float">
            <text:p>26</text:p>
          </table:table-cell>
          <table:table-cell table:formula="of:=ABJAD([.$A40];1;1)" office:value-type="float" office:value="818" calcext:value-type="float">
            <text:p>818</text:p>
          </table:table-cell>
          <table:table-cell table:formula="of:=ABJAD([.$A40];2;1)" office:value-type="float" office:value="1534" calcext:value-type="float">
            <text:p>1534</text:p>
          </table:table-cell>
          <table:table-cell table:formula="of:=ABJAD([.$A40];3;1)" office:value-type="float" office:value="6855" calcext:value-type="float">
            <text:p>6855</text:p>
          </table:table-cell>
        </table:table-row>
        <table:table-row table:style-name="ro1">
          <table:table-cell office:value-type="string" calcext:value-type="string">
            <text:p>AKHUN</text:p>
          </table:table-cell>
          <table:table-cell table:formula="of:=NUMEROLOG([.$A41];&quot;modern&quot;;&quot;tam&quot;)" office:value-type="float" office:value="19" calcext:value-type="float">
            <text:p>19</text:p>
          </table:table-cell>
          <table:table-cell table:formula="of:=NUMEROLOG([.$A41];&quot;TR&quot;;&quot;tam&quot;)" office:value-type="float" office:value="67" calcext:value-type="float">
            <text:p>67</text:p>
          </table:table-cell>
          <table:table-cell table:formula="of:=ABJAD([.$A41];0;1)" office:value-type="float" office:value="24" calcext:value-type="float">
            <text:p>24</text:p>
          </table:table-cell>
          <table:table-cell table:formula="of:=ABJAD([.$A41];1;1)" office:value-type="float" office:value="720" calcext:value-type="float">
            <text:p>720</text:p>
          </table:table-cell>
          <table:table-cell table:formula="of:=ABJAD([.$A41];2;1)" office:value-type="float" office:value="1336" calcext:value-type="float">
            <text:p>1336</text:p>
          </table:table-cell>
          <table:table-cell table:formula="of:=ABJAD([.$A41];3;1)" office:value-type="float" office:value="7282" calcext:value-type="float">
            <text:p>7282</text:p>
          </table:table-cell>
        </table:table-row>
        <table:table-row table:style-name="ro1">
          <table:table-cell office:value-type="string" calcext:value-type="string">
            <text:p>AKIN</text:p>
          </table:table-cell>
          <table:table-cell table:formula="of:=NUMEROLOG([.$A42];&quot;modern&quot;;&quot;tam&quot;)" office:value-type="float" office:value="17" calcext:value-type="float">
            <text:p>17</text:p>
          </table:table-cell>
          <table:table-cell table:formula="of:=NUMEROLOG([.$A42];&quot;TR&quot;;&quot;tam&quot;)" office:value-type="float" office:value="43" calcext:value-type="float">
            <text:p>43</text:p>
          </table:table-cell>
          <table:table-cell table:formula="of:=ABJAD([.$A42];0;1)" office:value-type="float" office:value="25" calcext:value-type="float">
            <text:p>25</text:p>
          </table:table-cell>
          <table:table-cell table:formula="of:=ABJAD([.$A42];1;1)" office:value-type="float" office:value="121" calcext:value-type="float">
            <text:p>121</text:p>
          </table:table-cell>
          <table:table-cell table:formula="of:=ABJAD([.$A42];2;1)" office:value-type="float" office:value="142" calcext:value-type="float">
            <text:p>142</text:p>
          </table:table-cell>
          <table:table-cell table:formula="of:=ABJAD([.$A42];3;1)"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AKINCI</text:p>
          </table:table-cell>
          <table:table-cell table:formula="of:=NUMEROLOG([.$A43];&quot;modern&quot;;&quot;tam&quot;)" office:value-type="float" office:value="29" calcext:value-type="float">
            <text:p>29</text:p>
          </table:table-cell>
          <table:table-cell table:formula="of:=NUMEROLOG([.$A43];&quot;TR&quot;;&quot;tam&quot;)" office:value-type="float" office:value="57" calcext:value-type="float">
            <text:p>57</text:p>
          </table:table-cell>
          <table:table-cell table:formula="of:=ABJAD([.$A43];0;1)" office:value-type="float" office:value="38" calcext:value-type="float">
            <text:p>38</text:p>
          </table:table-cell>
          <table:table-cell table:formula="of:=ABJAD([.$A43];1;1)" office:value-type="float" office:value="134" calcext:value-type="float">
            <text:p>134</text:p>
          </table:table-cell>
          <table:table-cell table:formula="of:=ABJAD([.$A43];2;1)" office:value-type="float" office:value="170" calcext:value-type="float">
            <text:p>170</text:p>
          </table:table-cell>
          <table:table-cell table:formula="of:=ABJAD([.$A43];3;1)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AKIŞ</text:p>
          </table:table-cell>
          <table:table-cell table:formula="of:=NUMEROLOG([.$A44];&quot;modern&quot;;&quot;tam&quot;)" office:value-type="float" office:value="13" calcext:value-type="float">
            <text:p>13</text:p>
          </table:table-cell>
          <table:table-cell table:formula="of:=NUMEROLOG([.$A44];&quot;TR&quot;;&quot;tam&quot;)" office:value-type="float" office:value="49" calcext:value-type="float">
            <text:p>49</text:p>
          </table:table-cell>
          <table:table-cell table:formula="of:=ABJAD([.$A44];0;1)" office:value-type="float" office:value="19" calcext:value-type="float">
            <text:p>19</text:p>
          </table:table-cell>
          <table:table-cell table:formula="of:=ABJAD([.$A44];1;1)" office:value-type="float" office:value="451" calcext:value-type="float">
            <text:p>451</text:p>
          </table:table-cell>
          <table:table-cell table:formula="of:=ABJAD([.$A44];2;1)" office:value-type="float" office:value="472" calcext:value-type="float">
            <text:p>472</text:p>
          </table:table-cell>
          <table:table-cell table:formula="of:=ABJAD([.$A44];3;1)"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AKKAN</text:p>
          </table:table-cell>
          <table:table-cell table:formula="of:=NUMEROLOG([.$A45];&quot;modern&quot;;&quot;tam&quot;)" office:value-type="float" office:value="11" calcext:value-type="float">
            <text:p>11</text:p>
          </table:table-cell>
          <table:table-cell table:formula="of:=NUMEROLOG([.$A45];&quot;TR&quot;;&quot;tam&quot;)" office:value-type="float" office:value="47" calcext:value-type="float">
            <text:p>47</text:p>
          </table:table-cell>
          <table:table-cell table:formula="of:=ABJAD([.$A45];0;1)" office:value-type="float" office:value="20" calcext:value-type="float">
            <text:p>20</text:p>
          </table:table-cell>
          <table:table-cell table:formula="of:=ABJAD([.$A45];1;1)" office:value-type="float" office:value="152" calcext:value-type="float">
            <text:p>152</text:p>
          </table:table-cell>
          <table:table-cell table:formula="of:=ABJAD([.$A45];2;1)" office:value-type="float" office:value="169" calcext:value-type="float">
            <text:p>169</text:p>
          </table:table-cell>
          <table:table-cell table:formula="of:=ABJAD([.$A45];3;1)" office:value-type="float" office:value="2909" calcext:value-type="float">
            <text:p>2909</text:p>
          </table:table-cell>
        </table:table-row>
        <table:table-row table:style-name="ro1">
          <table:table-cell office:value-type="string" calcext:value-type="string">
            <text:p>AKKAŞ</text:p>
          </table:table-cell>
          <table:table-cell table:formula="of:=NUMEROLOG([.$A46];&quot;modern&quot;;&quot;tam&quot;)" office:value-type="float" office:value="7" calcext:value-type="float">
            <text:p>7</text:p>
          </table:table-cell>
          <table:table-cell table:formula="of:=NUMEROLOG([.$A46];&quot;TR&quot;;&quot;tam&quot;)" office:value-type="float" office:value="53" calcext:value-type="float">
            <text:p>53</text:p>
          </table:table-cell>
          <table:table-cell table:formula="of:=ABJAD([.$A46];0;1)" office:value-type="float" office:value="14" calcext:value-type="float">
            <text:p>14</text:p>
          </table:table-cell>
          <table:table-cell table:formula="of:=ABJAD([.$A46];1;1)" office:value-type="float" office:value="482" calcext:value-type="float">
            <text:p>482</text:p>
          </table:table-cell>
          <table:table-cell table:formula="of:=ABJAD([.$A46];2;1)" office:value-type="float" office:value="499" calcext:value-type="float">
            <text:p>499</text:p>
          </table:table-cell>
          <table:table-cell table:formula="of:=ABJAD([.$A46];3;1)"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AKKAYA</text:p>
          </table:table-cell>
          <table:table-cell table:formula="of:=NUMEROLOG([.$A47];&quot;modern&quot;;&quot;tam&quot;)" office:value-type="float" office:value="14" calcext:value-type="float">
            <text:p>14</text:p>
          </table:table-cell>
          <table:table-cell table:formula="of:=NUMEROLOG([.$A47];&quot;TR&quot;;&quot;tam&quot;)" office:value-type="float" office:value="59" calcext:value-type="float">
            <text:p>59</text:p>
          </table:table-cell>
          <table:table-cell table:formula="of:=ABJAD([.$A47];0;1)" office:value-type="float" office:value="11" calcext:value-type="float">
            <text:p>11</text:p>
          </table:table-cell>
          <table:table-cell table:formula="of:=ABJAD([.$A47];1;1)" office:value-type="float" office:value="983" calcext:value-type="float">
            <text:p>983</text:p>
          </table:table-cell>
          <table:table-cell table:formula="of:=ABJAD([.$A47];2;1)" office:value-type="float" office:value="1001" calcext:value-type="float">
            <text:p>1001</text:p>
          </table:table-cell>
          <table:table-cell table:formula="of:=ABJAD([.$A47];3;1)"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AKKOYUN</text:p>
          </table:table-cell>
          <table:table-cell table:formula="of:=NUMEROLOG([.$A48];&quot;modern&quot;;&quot;tam&quot;)" office:value-type="float" office:value="26" calcext:value-type="float">
            <text:p>26</text:p>
          </table:table-cell>
          <table:table-cell table:formula="of:=NUMEROLOG([.$A48];&quot;TR&quot;;&quot;tam&quot;)" office:value-type="float" office:value="117" calcext:value-type="float">
            <text:p>117</text:p>
          </table:table-cell>
          <table:table-cell table:formula="of:=ABJAD([.$A48];0;1)" office:value-type="float" office:value="27" calcext:value-type="float">
            <text:p>27</text:p>
          </table:table-cell>
          <table:table-cell table:formula="of:=ABJAD([.$A48];1;1)" office:value-type="float" office:value="1731" calcext:value-type="float">
            <text:p>1731</text:p>
          </table:table-cell>
          <table:table-cell table:formula="of:=ABJAD([.$A48];2;1)" office:value-type="float" office:value="2432" calcext:value-type="float">
            <text:p>2432</text:p>
          </table:table-cell>
          <table:table-cell table:formula="of:=ABJAD([.$A48];3;1)"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AKKOYUNLU</text:p>
          </table:table-cell>
          <table:table-cell table:formula="of:=NUMEROLOG([.$A49];&quot;modern&quot;;&quot;tam&quot;)" office:value-type="float" office:value="32" calcext:value-type="float">
            <text:p>32</text:p>
          </table:table-cell>
          <table:table-cell table:formula="of:=NUMEROLOG([.$A49];&quot;TR&quot;;&quot;tam&quot;)" office:value-type="float" office:value="157" calcext:value-type="float">
            <text:p>157</text:p>
          </table:table-cell>
          <table:table-cell table:formula="of:=ABJAD([.$A49];0;1)" office:value-type="float" office:value="29" calcext:value-type="float">
            <text:p>29</text:p>
          </table:table-cell>
          <table:table-cell table:formula="of:=ABJAD([.$A49];1;1)" office:value-type="float" office:value="2381" calcext:value-type="float">
            <text:p>2381</text:p>
          </table:table-cell>
          <table:table-cell table:formula="of:=ABJAD([.$A49];2;1)" office:value-type="float" office:value="3687" calcext:value-type="float">
            <text:p>3687</text:p>
          </table:table-cell>
          <table:table-cell table:formula="of:=ABJAD([.$A49];3;1)" office:value-type="float" office:value="14178" calcext:value-type="float">
            <text:p>14178</text:p>
          </table:table-cell>
        </table:table-row>
        <table:table-row table:style-name="ro1">
          <table:table-cell office:value-type="string" calcext:value-type="string">
            <text:p>AKMAN</text:p>
          </table:table-cell>
          <table:table-cell table:formula="of:=NUMEROLOG([.$A50];&quot;modern&quot;;&quot;tam&quot;)" office:value-type="float" office:value="13" calcext:value-type="float">
            <text:p>13</text:p>
          </table:table-cell>
          <table:table-cell table:formula="of:=NUMEROLOG([.$A50];&quot;TR&quot;;&quot;tam&quot;)" office:value-type="float" office:value="49" calcext:value-type="float">
            <text:p>49</text:p>
          </table:table-cell>
          <table:table-cell table:formula="of:=ABJAD([.$A50];0;1)" office:value-type="float" office:value="16" calcext:value-type="float">
            <text:p>16</text:p>
          </table:table-cell>
          <table:table-cell table:formula="of:=ABJAD([.$A50];1;1)" office:value-type="float" office:value="172" calcext:value-type="float">
            <text:p>172</text:p>
          </table:table-cell>
          <table:table-cell table:formula="of:=ABJAD([.$A50];2;1)" office:value-type="float" office:value="189" calcext:value-type="float">
            <text:p>189</text:p>
          </table:table-cell>
          <table:table-cell table:formula="of:=ABJAD([.$A50];3;1)"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AKMEŞE</text:p>
          </table:table-cell>
          <table:table-cell table:formula="of:=NUMEROLOG([.$A51];&quot;modern&quot;;&quot;tam&quot;)" office:value-type="float" office:value="18" calcext:value-type="float">
            <text:p>18</text:p>
          </table:table-cell>
          <table:table-cell table:formula="of:=NUMEROLOG([.$A51];&quot;TR&quot;;&quot;tam&quot;)" office:value-type="float" office:value="66" calcext:value-type="float">
            <text:p>66</text:p>
          </table:table-cell>
          <table:table-cell table:formula="of:=ABJAD([.$A51];0;1)" office:value-type="float" office:value="19" calcext:value-type="float">
            <text:p>19</text:p>
          </table:table-cell>
          <table:table-cell table:formula="of:=ABJAD([.$A51];1;1)" office:value-type="float" office:value="511" calcext:value-type="float">
            <text:p>511</text:p>
          </table:table-cell>
          <table:table-cell table:formula="of:=ABJAD([.$A51];2;1)" office:value-type="float" office:value="537" calcext:value-type="float">
            <text:p>537</text:p>
          </table:table-cell>
          <table:table-cell table:formula="of:=ABJAD([.$A51];3;1)" office:value-type="float" office:value="5741" calcext:value-type="float">
            <text:p>5741</text:p>
          </table:table-cell>
        </table:table-row>
        <table:table-row table:style-name="ro1">
          <table:table-cell office:value-type="string" calcext:value-type="string">
            <text:p>AKOVA</text:p>
          </table:table-cell>
          <table:table-cell table:formula="of:=NUMEROLOG([.$A52];&quot;modern&quot;;&quot;tam&quot;)" office:value-type="float" office:value="14" calcext:value-type="float">
            <text:p>14</text:p>
          </table:table-cell>
          <table:table-cell table:formula="of:=NUMEROLOG([.$A52];&quot;TR&quot;;&quot;tam&quot;)" office:value-type="float" office:value="61" calcext:value-type="float">
            <text:p>61</text:p>
          </table:table-cell>
          <table:table-cell table:formula="of:=ABJAD([.$A52];0;1)" office:value-type="float" office:value="22" calcext:value-type="float">
            <text:p>22</text:p>
          </table:table-cell>
          <table:table-cell table:formula="of:=ABJAD([.$A52];1;1)" office:value-type="float" office:value="922" calcext:value-type="float">
            <text:p>922</text:p>
          </table:table-cell>
          <table:table-cell table:formula="of:=ABJAD([.$A52];2;1)" office:value-type="float" office:value="1014" calcext:value-type="float">
            <text:p>1014</text:p>
          </table:table-cell>
          <table:table-cell table:formula="of:=ABJAD([.$A52];3;1)" office:value-type="float" office:value="5419" calcext:value-type="float">
            <text:p>5419</text:p>
          </table:table-cell>
        </table:table-row>
        <table:table-row table:style-name="ro1">
          <table:table-cell office:value-type="string" calcext:value-type="string">
            <text:p>AKÖZ</text:p>
          </table:table-cell>
          <table:table-cell table:formula="of:=NUMEROLOG([.$A53];&quot;modern&quot;;&quot;tam&quot;)" office:value-type="float" office:value="17" calcext:value-type="float">
            <text:p>17</text:p>
          </table:table-cell>
          <table:table-cell table:formula="of:=NUMEROLOG([.$A53];&quot;TR&quot;;&quot;tam&quot;)" office:value-type="float" office:value="63" calcext:value-type="float">
            <text:p>63</text:p>
          </table:table-cell>
          <table:table-cell table:formula="of:=ABJAD([.$A53];0;1)" office:value-type="float" office:value="15" calcext:value-type="float">
            <text:p>15</text:p>
          </table:table-cell>
          <table:table-cell table:formula="of:=ABJAD([.$A53];1;1)" office:value-type="float" office:value="1131" calcext:value-type="float">
            <text:p>1131</text:p>
          </table:table-cell>
          <table:table-cell table:formula="of:=ABJAD([.$A53];2;1)" office:value-type="float" office:value="1232" calcext:value-type="float">
            <text:p>1232</text:p>
          </table:table-cell>
          <table:table-cell table:formula="of:=ABJAD([.$A53];3;1)"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AKPINAR</text:p>
          </table:table-cell>
          <table:table-cell table:formula="of:=NUMEROLOG([.$A54];&quot;modern&quot;;&quot;tam&quot;)" office:value-type="float" office:value="34" calcext:value-type="float">
            <text:p>34</text:p>
          </table:table-cell>
          <table:table-cell table:formula="of:=NUMEROLOG([.$A54];&quot;TR&quot;;&quot;tam&quot;)" office:value-type="float" office:value="85" calcext:value-type="float">
            <text:p>85</text:p>
          </table:table-cell>
          <table:table-cell table:formula="of:=ABJAD([.$A54];0;1)" office:value-type="float" office:value="38" calcext:value-type="float">
            <text:p>38</text:p>
          </table:table-cell>
          <table:table-cell table:formula="of:=ABJAD([.$A54];1;1)" office:value-type="float" office:value="422" calcext:value-type="float">
            <text:p>422</text:p>
          </table:table-cell>
          <table:table-cell table:formula="of:=ABJAD([.$A54];2;1)" office:value-type="float" office:value="454" calcext:value-type="float">
            <text:p>454</text:p>
          </table:table-cell>
          <table:table-cell table:formula="of:=ABJAD([.$A54];3;1)" office:value-type="float" office:value="8049" calcext:value-type="float">
            <text:p>8049</text:p>
          </table:table-cell>
        </table:table-row>
        <table:table-row table:style-name="ro1">
          <table:table-cell office:value-type="string" calcext:value-type="string">
            <text:p>AKSAÇ</text:p>
          </table:table-cell>
          <table:table-cell table:formula="of:=NUMEROLOG([.$A55];&quot;modern&quot;;&quot;tam&quot;)" office:value-type="float" office:value="8" calcext:value-type="float">
            <text:p>8</text:p>
          </table:table-cell>
          <table:table-cell table:formula="of:=NUMEROLOG([.$A55];&quot;TR&quot;;&quot;tam&quot;)" office:value-type="float" office:value="42" calcext:value-type="float">
            <text:p>42</text:p>
          </table:table-cell>
          <table:table-cell table:formula="of:=ABJAD([.$A55];0;1)" office:value-type="float" office:value="9" calcext:value-type="float">
            <text:p>9</text:p>
          </table:table-cell>
          <table:table-cell table:formula="of:=ABJAD([.$A55];1;1)" office:value-type="float" office:value="345" calcext:value-type="float">
            <text:p>345</text:p>
          </table:table-cell>
          <table:table-cell table:formula="of:=ABJAD([.$A55];2;1)" office:value-type="float" office:value="362" calcext:value-type="float">
            <text:p>362</text:p>
          </table:table-cell>
          <table:table-cell table:formula="of:=ABJAD([.$A55];3;1)"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AKŞAHİN</text:p>
          </table:table-cell>
          <table:table-cell table:formula="of:=NUMEROLOG([.$A56];&quot;modern&quot;;&quot;tam&quot;)" office:value-type="float" office:value="27" calcext:value-type="float">
            <text:p>27</text:p>
          </table:table-cell>
          <table:table-cell table:formula="of:=NUMEROLOG([.$A56];&quot;TR&quot;;&quot;tam&quot;)" office:value-type="float" office:value="78" calcext:value-type="float">
            <text:p>78</text:p>
          </table:table-cell>
          <table:table-cell table:formula="of:=ABJAD([.$A56];0;1)" office:value-type="float" office:value="37" calcext:value-type="float">
            <text:p>37</text:p>
          </table:table-cell>
          <table:table-cell table:formula="of:=ABJAD([.$A56];1;1)" office:value-type="float" office:value="541" calcext:value-type="float">
            <text:p>541</text:p>
          </table:table-cell>
          <table:table-cell table:formula="of:=ABJAD([.$A56];2;1)" office:value-type="float" office:value="583" calcext:value-type="float">
            <text:p>583</text:p>
          </table:table-cell>
          <table:table-cell table:formula="of:=ABJAD([.$A56];3;1)" office:value-type="float" office:value="8937" calcext:value-type="float">
            <text:p>8937</text:p>
          </table:table-cell>
        </table:table-row>
        <table:table-row table:style-name="ro1">
          <table:table-cell office:value-type="string" calcext:value-type="string">
            <text:p>AKSAKAL</text:p>
          </table:table-cell>
          <table:table-cell table:formula="of:=NUMEROLOG([.$A57];&quot;modern&quot;;&quot;tam&quot;)" office:value-type="float" office:value="11" calcext:value-type="float">
            <text:p>11</text:p>
          </table:table-cell>
          <table:table-cell table:formula="of:=NUMEROLOG([.$A57];&quot;TR&quot;;&quot;tam&quot;)" office:value-type="float" office:value="68" calcext:value-type="float">
            <text:p>68</text:p>
          </table:table-cell>
          <table:table-cell table:formula="of:=ABJAD([.$A57];0;1)" office:value-type="float" office:value="13" calcext:value-type="float">
            <text:p>13</text:p>
          </table:table-cell>
          <table:table-cell table:formula="of:=ABJAD([.$A57];1;1)" office:value-type="float" office:value="433" calcext:value-type="float">
            <text:p>433</text:p>
          </table:table-cell>
          <table:table-cell table:formula="of:=ABJAD([.$A57];2;1)" office:value-type="float" office:value="456" calcext:value-type="float">
            <text:p>456</text:p>
          </table:table-cell>
          <table:table-cell table:formula="of:=ABJAD([.$A57];3;1)"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AKSEL</text:p>
          </table:table-cell>
          <table:table-cell table:formula="of:=NUMEROLOG([.$A58];&quot;modern&quot;;&quot;tam&quot;)" office:value-type="float" office:value="12" calcext:value-type="float">
            <text:p>12</text:p>
          </table:table-cell>
          <table:table-cell table:formula="of:=NUMEROLOG([.$A58];&quot;TR&quot;;&quot;tam&quot;)" office:value-type="float" office:value="58" calcext:value-type="float">
            <text:p>58</text:p>
          </table:table-cell>
          <table:table-cell table:formula="of:=ABJAD([.$A58];0;1)" office:value-type="float" office:value="12" calcext:value-type="float">
            <text:p>12</text:p>
          </table:table-cell>
          <table:table-cell table:formula="of:=ABJAD([.$A58];1;1)" office:value-type="float" office:value="396" calcext:value-type="float">
            <text:p>396</text:p>
          </table:table-cell>
          <table:table-cell table:formula="of:=ABJAD([.$A58];2;1)" office:value-type="float" office:value="417" calcext:value-type="float">
            <text:p>417</text:p>
          </table:table-cell>
          <table:table-cell table:formula="of:=ABJAD([.$A58];3;1)"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AKSOY</text:p>
          </table:table-cell>
          <table:table-cell table:formula="of:=NUMEROLOG([.$A59];&quot;modern&quot;;&quot;tam&quot;)" office:value-type="float" office:value="17" calcext:value-type="float">
            <text:p>17</text:p>
          </table:table-cell>
          <table:table-cell table:formula="of:=NUMEROLOG([.$A59];&quot;TR&quot;;&quot;tam&quot;)" office:value-type="float" office:value="83" calcext:value-type="float">
            <text:p>83</text:p>
          </table:table-cell>
          <table:table-cell table:formula="of:=ABJAD([.$A59];0;1)" office:value-type="float" office:value="13" calcext:value-type="float">
            <text:p>13</text:p>
          </table:table-cell>
          <table:table-cell table:formula="of:=ABJAD([.$A59];1;1)" office:value-type="float" office:value="1321" calcext:value-type="float">
            <text:p>1321</text:p>
          </table:table-cell>
          <table:table-cell table:formula="of:=ABJAD([.$A59];2;1)" office:value-type="float" office:value="1417" calcext:value-type="float">
            <text:p>1417</text:p>
          </table:table-cell>
          <table:table-cell table:formula="of:=ABJAD([.$A59];3;1)" office:value-type="float" office:value="8859" calcext:value-type="float">
            <text:p>8859</text:p>
          </table:table-cell>
        </table:table-row>
        <table:table-row table:style-name="ro1">
          <table:table-cell office:value-type="string" calcext:value-type="string">
            <text:p>AKSÖZ</text:p>
          </table:table-cell>
          <table:table-cell table:formula="of:=NUMEROLOG([.$A60];&quot;modern&quot;;&quot;tam&quot;)" office:value-type="float" office:value="18" calcext:value-type="float">
            <text:p>18</text:p>
          </table:table-cell>
          <table:table-cell table:formula="of:=NUMEROLOG([.$A60];&quot;TR&quot;;&quot;tam&quot;)" office:value-type="float" office:value="85" calcext:value-type="float">
            <text:p>85</text:p>
          </table:table-cell>
          <table:table-cell table:formula="of:=ABJAD([.$A60];0;1)" office:value-type="float" office:value="15" calcext:value-type="float">
            <text:p>15</text:p>
          </table:table-cell>
          <table:table-cell table:formula="of:=ABJAD([.$A60];1;1)" office:value-type="float" office:value="1431" calcext:value-type="float">
            <text:p>1431</text:p>
          </table:table-cell>
          <table:table-cell table:formula="of:=ABJAD([.$A60];2;1)" office:value-type="float" office:value="1537" calcext:value-type="float">
            <text:p>1537</text:p>
          </table:table-cell>
          <table:table-cell table:formula="of:=ABJAD([.$A60];3;1)"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AKSU</text:p>
          </table:table-cell>
          <table:table-cell table:formula="of:=NUMEROLOG([.$A61];&quot;modern&quot;;&quot;tam&quot;)" office:value-type="float" office:value="7" calcext:value-type="float">
            <text:p>7</text:p>
          </table:table-cell>
          <table:table-cell table:formula="of:=NUMEROLOG([.$A61];&quot;TR&quot;;&quot;tam&quot;)" office:value-type="float" office:value="62" calcext:value-type="float">
            <text:p>62</text:p>
          </table:table-cell>
          <table:table-cell table:formula="of:=ABJAD([.$A61];0;1)" office:value-type="float" office:value="5" calcext:value-type="float">
            <text:p>5</text:p>
          </table:table-cell>
          <table:table-cell table:formula="of:=ABJAD([.$A61];1;1)" office:value-type="float" office:value="941" calcext:value-type="float">
            <text:p>941</text:p>
          </table:table-cell>
          <table:table-cell table:formula="of:=ABJAD([.$A61];2;1)" office:value-type="float" office:value="1552" calcext:value-type="float">
            <text:p>1552</text:p>
          </table:table-cell>
          <table:table-cell table:formula="of:=ABJAD([.$A61];3;1)" office:value-type="float" office:value="6976" calcext:value-type="float">
            <text:p>6976</text:p>
          </table:table-cell>
        </table:table-row>
        <table:table-row table:style-name="ro1">
          <table:table-cell office:value-type="string" calcext:value-type="string">
            <text:p>AKSUN</text:p>
          </table:table-cell>
          <table:table-cell table:formula="of:=NUMEROLOG([.$A62];&quot;modern&quot;;&quot;tam&quot;)" office:value-type="float" office:value="12" calcext:value-type="float">
            <text:p>12</text:p>
          </table:table-cell>
          <table:table-cell table:formula="of:=NUMEROLOG([.$A62];&quot;TR&quot;;&quot;tam&quot;)" office:value-type="float" office:value="79" calcext:value-type="float">
            <text:p>79</text:p>
          </table:table-cell>
          <table:table-cell table:formula="of:=ABJAD([.$A62];0;1)" office:value-type="float" office:value="15" calcext:value-type="float">
            <text:p>15</text:p>
          </table:table-cell>
          <table:table-cell table:formula="of:=ABJAD([.$A62];1;1)" office:value-type="float" office:value="1011" calcext:value-type="float">
            <text:p>1011</text:p>
          </table:table-cell>
          <table:table-cell table:formula="of:=ABJAD([.$A62];2;1)" office:value-type="float" office:value="1627" calcext:value-type="float">
            <text:p>1627</text:p>
          </table:table-cell>
          <table:table-cell table:formula="of:=ABJAD([.$A62];3;1)"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AKTAN</text:p>
          </table:table-cell>
          <table:table-cell table:formula="of:=NUMEROLOG([.$A63];&quot;modern&quot;;&quot;tam&quot;)" office:value-type="float" office:value="11" calcext:value-type="float">
            <text:p>11</text:p>
          </table:table-cell>
          <table:table-cell table:formula="of:=NUMEROLOG([.$A63];&quot;TR&quot;;&quot;tam&quot;)" office:value-type="float" office:value="57" calcext:value-type="float">
            <text:p>57</text:p>
          </table:table-cell>
          <table:table-cell table:formula="of:=ABJAD([.$A63];0;1)" office:value-type="float" office:value="24" calcext:value-type="float">
            <text:p>24</text:p>
          </table:table-cell>
          <table:table-cell table:formula="of:=ABJAD([.$A63];1;1)" office:value-type="float" office:value="612" calcext:value-type="float">
            <text:p>612</text:p>
          </table:table-cell>
          <table:table-cell table:formula="of:=ABJAD([.$A63];2;1)" office:value-type="float" office:value="629" calcext:value-type="float">
            <text:p>629</text:p>
          </table:table-cell>
          <table:table-cell table:formula="of:=ABJAD([.$A63];3;1)" office:value-type="float" office:value="5626" calcext:value-type="float">
            <text:p>5626</text:p>
          </table:table-cell>
        </table:table-row>
        <table:table-row table:style-name="ro1">
          <table:table-cell office:value-type="string" calcext:value-type="string">
            <text:p>AKTAŞ</text:p>
          </table:table-cell>
          <table:table-cell table:formula="of:=NUMEROLOG([.$A64];&quot;modern&quot;;&quot;tam&quot;)" office:value-type="float" office:value="7" calcext:value-type="float">
            <text:p>7</text:p>
          </table:table-cell>
          <table:table-cell table:formula="of:=NUMEROLOG([.$A64];&quot;TR&quot;;&quot;tam&quot;)" office:value-type="float" office:value="63" calcext:value-type="float">
            <text:p>63</text:p>
          </table:table-cell>
          <table:table-cell table:formula="of:=ABJAD([.$A64];0;1)" office:value-type="float" office:value="18" calcext:value-type="float">
            <text:p>18</text:p>
          </table:table-cell>
          <table:table-cell table:formula="of:=ABJAD([.$A64];1;1)" office:value-type="float" office:value="942" calcext:value-type="float">
            <text:p>942</text:p>
          </table:table-cell>
          <table:table-cell table:formula="of:=ABJAD([.$A64];2;1)" office:value-type="float" office:value="959" calcext:value-type="float">
            <text:p>959</text:p>
          </table:table-cell>
          <table:table-cell table:formula="of:=ABJAD([.$A64];3;1)" office:value-type="float" office:value="7135" calcext:value-type="float">
            <text:p>7135</text:p>
          </table:table-cell>
        </table:table-row>
        <table:table-row table:style-name="ro1">
          <table:table-cell office:value-type="string" calcext:value-type="string">
            <text:p>AKTEMUR</text:p>
          </table:table-cell>
          <table:table-cell table:formula="of:=NUMEROLOG([.$A65];&quot;modern&quot;;&quot;tam&quot;)" office:value-type="float" office:value="26" calcext:value-type="float">
            <text:p>26</text:p>
          </table:table-cell>
          <table:table-cell table:formula="of:=NUMEROLOG([.$A65];&quot;TR&quot;;&quot;tam&quot;)" office:value-type="float" office:value="107" calcext:value-type="float">
            <text:p>107</text:p>
          </table:table-cell>
          <table:table-cell table:formula="of:=ABJAD([.$A65];0;1)" office:value-type="float" office:value="26" calcext:value-type="float">
            <text:p>26</text:p>
          </table:table-cell>
          <table:table-cell table:formula="of:=ABJAD([.$A65];1;1)" office:value-type="float" office:value="1406" calcext:value-type="float">
            <text:p>1406</text:p>
          </table:table-cell>
          <table:table-cell table:formula="of:=ABJAD([.$A65];2;1)" office:value-type="float" office:value="2032" calcext:value-type="float">
            <text:p>2032</text:p>
          </table:table-cell>
          <table:table-cell table:formula="of:=ABJAD([.$A65];3;1)" office:value-type="float" office:value="10788" calcext:value-type="float">
            <text:p>10788</text:p>
          </table:table-cell>
        </table:table-row>
        <table:table-row table:style-name="ro1">
          <table:table-cell office:value-type="string" calcext:value-type="string">
            <text:p>AKTUĞ</text:p>
          </table:table-cell>
          <table:table-cell table:formula="of:=NUMEROLOG([.$A66];&quot;modern&quot;;&quot;tam&quot;)" office:value-type="float" office:value="15" calcext:value-type="float">
            <text:p>15</text:p>
          </table:table-cell>
          <table:table-cell table:formula="of:=NUMEROLOG([.$A66];&quot;TR&quot;;&quot;tam&quot;)" office:value-type="float" office:value="73" calcext:value-type="float">
            <text:p>73</text:p>
          </table:table-cell>
          <table:table-cell table:formula="of:=ABJAD([.$A66];0;1)" office:value-type="float" office:value="21" calcext:value-type="float">
            <text:p>21</text:p>
          </table:table-cell>
          <table:table-cell table:formula="of:=ABJAD([.$A66];1;1)" office:value-type="float" office:value="1149" calcext:value-type="float">
            <text:p>1149</text:p>
          </table:table-cell>
          <table:table-cell table:formula="of:=ABJAD([.$A66];2;1)" office:value-type="float" office:value="4365" calcext:value-type="float">
            <text:p>4365</text:p>
          </table:table-cell>
          <table:table-cell table:formula="of:=ABJAD([.$A66];3;1)" office:value-type="float" office:value="8045" calcext:value-type="float">
            <text:p>8045</text:p>
          </table:table-cell>
        </table:table-row>
        <table:table-row table:style-name="ro1">
          <table:table-cell office:value-type="string" calcext:value-type="string">
            <text:p>AKTÜRK</text:p>
          </table:table-cell>
          <table:table-cell table:formula="of:=NUMEROLOG([.$A67];&quot;modern&quot;;&quot;tam&quot;)" office:value-type="float" office:value="19" calcext:value-type="float">
            <text:p>19</text:p>
          </table:table-cell>
          <table:table-cell table:formula="of:=NUMEROLOG([.$A67];&quot;TR&quot;;&quot;tam&quot;)" office:value-type="float" office:value="100" calcext:value-type="float">
            <text:p>100</text:p>
          </table:table-cell>
          <table:table-cell table:formula="of:=ABJAD([.$A67];0;1)" office:value-type="float" office:value="29" calcext:value-type="float">
            <text:p>29</text:p>
          </table:table-cell>
          <table:table-cell table:formula="of:=ABJAD([.$A67];1;1)" office:value-type="float" office:value="1481" calcext:value-type="float">
            <text:p>1481</text:p>
          </table:table-cell>
          <table:table-cell table:formula="of:=ABJAD([.$A67];2;1)" office:value-type="float" office:value="2202" calcext:value-type="float">
            <text:p>2202</text:p>
          </table:table-cell>
          <table:table-cell table:formula="of:=ABJAD([.$A67];3;1)" office:value-type="float" office:value="10018" calcext:value-type="float">
            <text:p>10018</text:p>
          </table:table-cell>
        </table:table-row>
        <table:table-row table:style-name="ro1">
          <table:table-cell office:value-type="string" calcext:value-type="string">
            <text:p>AKYILMAZ</text:p>
          </table:table-cell>
          <table:table-cell table:formula="of:=NUMEROLOG([.$A68];&quot;modern&quot;;&quot;tam&quot;)" office:value-type="float" office:value="35" calcext:value-type="float">
            <text:p>35</text:p>
          </table:table-cell>
          <table:table-cell table:formula="of:=NUMEROLOG([.$A68];&quot;TR&quot;;&quot;tam&quot;)" office:value-type="float" office:value="115" calcext:value-type="float">
            <text:p>115</text:p>
          </table:table-cell>
          <table:table-cell table:formula="of:=ABJAD([.$A68];0;1)" office:value-type="float" office:value="22" calcext:value-type="float">
            <text:p>22</text:p>
          </table:table-cell>
          <table:table-cell table:formula="of:=ABJAD([.$A68];1;1)" office:value-type="float" office:value="2062" calcext:value-type="float">
            <text:p>2062</text:p>
          </table:table-cell>
          <table:table-cell table:formula="of:=ABJAD([.$A68];2;1)" office:value-type="float" office:value="2099" calcext:value-type="float">
            <text:p>2099</text:p>
          </table:table-cell>
          <table:table-cell table:formula="of:=ABJAD([.$A68];3;1)"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AKYOL</text:p>
          </table:table-cell>
          <table:table-cell table:formula="of:=NUMEROLOG([.$A69];&quot;modern&quot;;&quot;tam&quot;)" office:value-type="float" office:value="19" calcext:value-type="float">
            <text:p>19</text:p>
          </table:table-cell>
          <table:table-cell table:formula="of:=NUMEROLOG([.$A69];&quot;TR&quot;;&quot;tam&quot;)" office:value-type="float" office:value="76" calcext:value-type="float">
            <text:p>76</text:p>
          </table:table-cell>
          <table:table-cell table:formula="of:=ABJAD([.$A69];0;1)" office:value-type="float" office:value="15" calcext:value-type="float">
            <text:p>15</text:p>
          </table:table-cell>
          <table:table-cell table:formula="of:=ABJAD([.$A69];1;1)" office:value-type="float" office:value="1071" calcext:value-type="float">
            <text:p>1071</text:p>
          </table:table-cell>
          <table:table-cell table:formula="of:=ABJAD([.$A69];2;1)" office:value-type="float" office:value="1167" calcext:value-type="float">
            <text:p>1167</text:p>
          </table:table-cell>
          <table:table-cell table:formula="of:=ABJAD([.$A69];3;1)"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AKYÜREK</text:p>
          </table:table-cell>
          <table:table-cell table:formula="of:=NUMEROLOG([.$A70];&quot;modern&quot;;&quot;tam&quot;)" office:value-type="float" office:value="29" calcext:value-type="float">
            <text:p>29</text:p>
          </table:table-cell>
          <table:table-cell table:formula="of:=NUMEROLOG([.$A70];&quot;TR&quot;;&quot;tam&quot;)" office:value-type="float" office:value="110" calcext:value-type="float">
            <text:p>110</text:p>
          </table:table-cell>
          <table:table-cell table:formula="of:=ABJAD([.$A70];0;1)" office:value-type="float" office:value="26" calcext:value-type="float">
            <text:p>26</text:p>
          </table:table-cell>
          <table:table-cell table:formula="of:=ABJAD([.$A70];1;1)" office:value-type="float" office:value="1886" calcext:value-type="float">
            <text:p>1886</text:p>
          </table:table-cell>
          <table:table-cell table:formula="of:=ABJAD([.$A70];2;1)" office:value-type="float" office:value="2612" calcext:value-type="float">
            <text:p>2612</text:p>
          </table:table-cell>
          <table:table-cell table:formula="of:=ABJAD([.$A70];3;1)" office:value-type="float" office:value="11742" calcext:value-type="float">
            <text:p>11742</text:p>
          </table:table-cell>
        </table:table-row>
        <table:table-row table:style-name="ro1">
          <table:table-cell office:value-type="string" calcext:value-type="string">
            <text:p>AKYÜZ</text:p>
          </table:table-cell>
          <table:table-cell table:formula="of:=NUMEROLOG([.$A71];&quot;modern&quot;;&quot;tam&quot;)" office:value-type="float" office:value="21" calcext:value-type="float">
            <text:p>21</text:p>
          </table:table-cell>
          <table:table-cell table:formula="of:=NUMEROLOG([.$A71];&quot;TR&quot;;&quot;tam&quot;)" office:value-type="float" office:value="98" calcext:value-type="float">
            <text:p>98</text:p>
          </table:table-cell>
          <table:table-cell table:formula="of:=ABJAD([.$A71];0;1)" office:value-type="float" office:value="13" calcext:value-type="float">
            <text:p>13</text:p>
          </table:table-cell>
          <table:table-cell table:formula="of:=ABJAD([.$A71];1;1)" office:value-type="float" office:value="2641" calcext:value-type="float">
            <text:p>2641</text:p>
          </table:table-cell>
          <table:table-cell table:formula="of:=ABJAD([.$A71];2;1)" office:value-type="float" office:value="3357" calcext:value-type="float">
            <text:p>3357</text:p>
          </table:table-cell>
          <table:table-cell table:formula="of:=ABJAD([.$A71];3;1)" office:value-type="float" office:value="8457" calcext:value-type="float">
            <text:p>845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table:formula="of:=NUMEROLOG([.$A72];&quot;modern&quot;;&quot;tam&quot;)" office:value-type="float" office:value="4" calcext:value-type="float">
            <text:p>4</text:p>
          </table:table-cell>
          <table:table-cell table:formula="of:=NUMEROLOG([.$A72];&quot;TR&quot;;&quot;tam&quot;)" office:value-type="float" office:value="16" calcext:value-type="float">
            <text:p>16</text:p>
          </table:table-cell>
          <table:table-cell table:formula="of:=ABJAD([.$A72];0;1)" office:value-type="float" office:value="3" calcext:value-type="float">
            <text:p>3</text:p>
          </table:table-cell>
          <table:table-cell table:formula="of:=ABJAD([.$A72];1;1)" office:value-type="float" office:value="51" calcext:value-type="float">
            <text:p>51</text:p>
          </table:table-cell>
          <table:table-cell table:formula="of:=ABJAD([.$A72];2;1)" office:value-type="float" office:value="57" calcext:value-type="float">
            <text:p>57</text:p>
          </table:table-cell>
          <table:table-cell table:formula="of:=ABJAD([.$A72];3;1)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ALABALIK</text:p>
          </table:table-cell>
          <table:table-cell table:formula="of:=NUMEROLOG([.$A73];&quot;modern&quot;;&quot;tam&quot;)" office:value-type="float" office:value="22" calcext:value-type="float">
            <text:p>22</text:p>
          </table:table-cell>
          <table:table-cell table:formula="of:=NUMEROLOG([.$A73];&quot;TR&quot;;&quot;tam&quot;)" office:value-type="float" office:value="60" calcext:value-type="float">
            <text:p>60</text:p>
          </table:table-cell>
          <table:table-cell table:formula="of:=ABJAD([.$A73];0;1)" office:value-type="float" office:value="23" calcext:value-type="float">
            <text:p>23</text:p>
          </table:table-cell>
          <table:table-cell table:formula="of:=ABJAD([.$A73];1;1)" office:value-type="float" office:value="155" calcext:value-type="float">
            <text:p>155</text:p>
          </table:table-cell>
          <table:table-cell table:formula="of:=ABJAD([.$A73];2;1)" office:value-type="float" office:value="188" calcext:value-type="float">
            <text:p>188</text:p>
          </table:table-cell>
          <table:table-cell table:formula="of:=ABJAD([.$A73];3;1)"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ALADAĞ</text:p>
          </table:table-cell>
          <table:table-cell table:formula="of:=NUMEROLOG([.$A74];&quot;modern&quot;;&quot;tam&quot;)" office:value-type="float" office:value="17" calcext:value-type="float">
            <text:p>17</text:p>
          </table:table-cell>
          <table:table-cell table:formula="of:=NUMEROLOG([.$A74];&quot;TR&quot;;&quot;tam&quot;)" office:value-type="float" office:value="32" calcext:value-type="float">
            <text:p>32</text:p>
          </table:table-cell>
          <table:table-cell table:formula="of:=ABJAD([.$A74];0;1)" office:value-type="float" office:value="17" calcext:value-type="float">
            <text:p>17</text:p>
          </table:table-cell>
          <table:table-cell table:formula="of:=ABJAD([.$A74];1;1)" office:value-type="float" office:value="65" calcext:value-type="float">
            <text:p>65</text:p>
          </table:table-cell>
          <table:table-cell table:formula="of:=ABJAD([.$A74];2;1)" office:value-type="float" office:value="2683" calcext:value-type="float">
            <text:p>2683</text:p>
          </table:table-cell>
          <table:table-cell table:formula="of:=ABJAD([.$A74];3;1)"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table:formula="of:=NUMEROLOG([.$A75];&quot;modern&quot;;&quot;tam&quot;)" office:value-type="float" office:value="10" calcext:value-type="float">
            <text:p>10</text:p>
          </table:table-cell>
          <table:table-cell table:formula="of:=NUMEROLOG([.$A75];&quot;TR&quot;;&quot;tam&quot;)" office:value-type="float" office:value="34" calcext:value-type="float">
            <text:p>34</text:p>
          </table:table-cell>
          <table:table-cell table:formula="of:=ABJAD([.$A75];0;1)" office:value-type="float" office:value="14" calcext:value-type="float">
            <text:p>14</text:p>
          </table:table-cell>
          <table:table-cell table:formula="of:=ABJAD([.$A75];1;1)" office:value-type="float" office:value="122" calcext:value-type="float">
            <text:p>122</text:p>
          </table:table-cell>
          <table:table-cell table:formula="of:=ABJAD([.$A75];2;1)" office:value-type="float" office:value="134" calcext:value-type="float">
            <text:p>134</text:p>
          </table:table-cell>
          <table:table-cell table:formula="of:=ABJAD([.$A75];3;1)" office:value-type="float" office:value="2454" calcext:value-type="float">
            <text:p>2454</text:p>
          </table:table-cell>
        </table:table-row>
        <table:table-row table:style-name="ro1">
          <table:table-cell office:value-type="string" calcext:value-type="string">
            <text:p>ALAY</text:p>
          </table:table-cell>
          <table:table-cell table:formula="of:=NUMEROLOG([.$A76];&quot;modern&quot;;&quot;tam&quot;)" office:value-type="float" office:value="12" calcext:value-type="float">
            <text:p>12</text:p>
          </table:table-cell>
          <table:table-cell table:formula="of:=NUMEROLOG([.$A76];&quot;TR&quot;;&quot;tam&quot;)" office:value-type="float" office:value="45" calcext:value-type="float">
            <text:p>45</text:p>
          </table:table-cell>
          <table:table-cell table:formula="of:=ABJAD([.$A76];0;1)" office:value-type="float" office:value="4" calcext:value-type="float">
            <text:p>4</text:p>
          </table:table-cell>
          <table:table-cell table:formula="of:=ABJAD([.$A76];1;1)" office:value-type="float" office:value="952" calcext:value-type="float">
            <text:p>952</text:p>
          </table:table-cell>
          <table:table-cell table:formula="of:=ABJAD([.$A76];2;1)" office:value-type="float" office:value="964" calcext:value-type="float">
            <text:p>964</text:p>
          </table:table-cell>
          <table:table-cell table:formula="of:=ABJAD([.$A76];3;1)"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ALAYBEYOĞLU</text:p>
          </table:table-cell>
          <table:table-cell table:formula="of:=NUMEROLOG([.$A77];&quot;modern&quot;;&quot;tam&quot;)" office:value-type="float" office:value="45" calcext:value-type="float">
            <text:p>45</text:p>
          </table:table-cell>
          <table:table-cell table:formula="of:=NUMEROLOG([.$A77];&quot;TR&quot;;&quot;tam&quot;)" office:value-type="float" office:value="148" calcext:value-type="float">
            <text:p>148</text:p>
          </table:table-cell>
          <table:table-cell table:formula="of:=ABJAD([.$A77];0;1)" office:value-type="float" office:value="29" calcext:value-type="float">
            <text:p>29</text:p>
          </table:table-cell>
          <table:table-cell table:formula="of:=ABJAD([.$A77];1;1)" office:value-type="float" office:value="2597" calcext:value-type="float">
            <text:p>2597</text:p>
          </table:table-cell>
          <table:table-cell table:formula="of:=ABJAD([.$A77];2;1)" office:value-type="float" office:value="5914" calcext:value-type="float">
            <text:p>5914</text:p>
          </table:table-cell>
          <table:table-cell table:formula="of:=ABJAD([.$A77];3;1)" office:value-type="float" office:value="15075" calcext:value-type="float">
            <text:p>15075</text:p>
          </table:table-cell>
        </table:table-row>
        <table:table-row table:style-name="ro1">
          <table:table-cell office:value-type="string" calcext:value-type="string">
            <text:p>ALBAŞ</text:p>
          </table:table-cell>
          <table:table-cell table:formula="of:=NUMEROLOG([.$A78];&quot;modern&quot;;&quot;tam&quot;)" office:value-type="float" office:value="8" calcext:value-type="float">
            <text:p>8</text:p>
          </table:table-cell>
          <table:table-cell table:formula="of:=NUMEROLOG([.$A78];&quot;TR&quot;;&quot;tam&quot;)" office:value-type="float" office:value="42" calcext:value-type="float">
            <text:p>42</text:p>
          </table:table-cell>
          <table:table-cell table:formula="of:=ABJAD([.$A78];0;1)" office:value-type="float" office:value="10" calcext:value-type="float">
            <text:p>10</text:p>
          </table:table-cell>
          <table:table-cell table:formula="of:=ABJAD([.$A78];1;1)" office:value-type="float" office:value="454" calcext:value-type="float">
            <text:p>454</text:p>
          </table:table-cell>
          <table:table-cell table:formula="of:=ABJAD([.$A78];2;1)" office:value-type="float" office:value="471" calcext:value-type="float">
            <text:p>471</text:p>
          </table:table-cell>
          <table:table-cell table:formula="of:=ABJAD([.$A78];3;1)"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ALBAY</text:p>
          </table:table-cell>
          <table:table-cell table:formula="of:=NUMEROLOG([.$A79];&quot;modern&quot;;&quot;tam&quot;)" office:value-type="float" office:value="14" calcext:value-type="float">
            <text:p>14</text:p>
          </table:table-cell>
          <table:table-cell table:formula="of:=NUMEROLOG([.$A79];&quot;TR&quot;;&quot;tam&quot;)" office:value-type="float" office:value="47" calcext:value-type="float">
            <text:p>47</text:p>
          </table:table-cell>
          <table:table-cell table:formula="of:=ABJAD([.$A79];0;1)" office:value-type="float" office:value="6" calcext:value-type="float">
            <text:p>6</text:p>
          </table:table-cell>
          <table:table-cell table:formula="of:=ABJAD([.$A79];1;1)" office:value-type="float" office:value="954" calcext:value-type="float">
            <text:p>954</text:p>
          </table:table-cell>
          <table:table-cell table:formula="of:=ABJAD([.$A79];2;1)" office:value-type="float" office:value="971" calcext:value-type="float">
            <text:p>971</text:p>
          </table:table-cell>
          <table:table-cell table:formula="of:=ABJAD([.$A79];3;1)" office:value-type="float" office:value="4973" calcext:value-type="float">
            <text:p>4973</text:p>
          </table:table-cell>
        </table:table-row>
        <table:table-row table:style-name="ro1">
          <table:table-cell office:value-type="string" calcext:value-type="string">
            <text:p>ALBAYRAK</text:p>
          </table:table-cell>
          <table:table-cell table:formula="of:=NUMEROLOG([.$A80];&quot;modern&quot;;&quot;tam&quot;)" office:value-type="float" office:value="26" calcext:value-type="float">
            <text:p>26</text:p>
          </table:table-cell>
          <table:table-cell table:formula="of:=NUMEROLOG([.$A80];&quot;TR&quot;;&quot;tam&quot;)" office:value-type="float" office:value="83" calcext:value-type="float">
            <text:p>83</text:p>
          </table:table-cell>
          <table:table-cell table:formula="of:=ABJAD([.$A80];0;1)" office:value-type="float" office:value="19" calcext:value-type="float">
            <text:p>19</text:p>
          </table:table-cell>
          <table:table-cell table:formula="of:=ABJAD([.$A80];1;1)" office:value-type="float" office:value="1195" calcext:value-type="float">
            <text:p>1195</text:p>
          </table:table-cell>
          <table:table-cell table:formula="of:=ABJAD([.$A80];2;1)" office:value-type="float" office:value="1223" calcext:value-type="float">
            <text:p>1223</text:p>
          </table:table-cell>
          <table:table-cell table:formula="of:=ABJAD([.$A80];3;1)" office:value-type="float" office:value="8165" calcext:value-type="float">
            <text:p>8165</text:p>
          </table:table-cell>
        </table:table-row>
        <table:table-row table:style-name="ro1">
          <table:table-cell office:value-type="string" calcext:value-type="string">
            <text:p>ALBEN</text:p>
          </table:table-cell>
          <table:table-cell table:formula="of:=NUMEROLOG([.$A81];&quot;modern&quot;;&quot;tam&quot;)" office:value-type="float" office:value="16" calcext:value-type="float">
            <text:p>16</text:p>
          </table:table-cell>
          <table:table-cell table:formula="of:=NUMEROLOG([.$A81];&quot;TR&quot;;&quot;tam&quot;)" office:value-type="float" office:value="41" calcext:value-type="float">
            <text:p>41</text:p>
          </table:table-cell>
          <table:table-cell table:formula="of:=ABJAD([.$A81];0;1)" office:value-type="float" office:value="20" calcext:value-type="float">
            <text:p>20</text:p>
          </table:table-cell>
          <table:table-cell table:formula="of:=ABJAD([.$A81];1;1)" office:value-type="float" office:value="128" calcext:value-type="float">
            <text:p>128</text:p>
          </table:table-cell>
          <table:table-cell table:formula="of:=ABJAD([.$A81];2;1)" office:value-type="float" office:value="149" calcext:value-type="float">
            <text:p>149</text:p>
          </table:table-cell>
          <table:table-cell table:formula="of:=ABJAD([.$A81];3;1)"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ALBOĞA</text:p>
          </table:table-cell>
          <table:table-cell table:formula="of:=NUMEROLOG([.$A82];&quot;modern&quot;;&quot;tam&quot;)" office:value-type="float" office:value="20" calcext:value-type="float">
            <text:p>20</text:p>
          </table:table-cell>
          <table:table-cell table:formula="of:=NUMEROLOG([.$A82];&quot;TR&quot;;&quot;tam&quot;)" office:value-type="float" office:value="46" calcext:value-type="float">
            <text:p>46</text:p>
          </table:table-cell>
          <table:table-cell table:formula="of:=ABJAD([.$A82];0;1)" office:value-type="float" office:value="22" calcext:value-type="float">
            <text:p>22</text:p>
          </table:table-cell>
          <table:table-cell table:formula="of:=ABJAD([.$A82];1;1)" office:value-type="float" office:value="142" calcext:value-type="float">
            <text:p>142</text:p>
          </table:table-cell>
          <table:table-cell table:formula="of:=ABJAD([.$A82];2;1)" office:value-type="float" office:value="2839" calcext:value-type="float">
            <text:p>2839</text:p>
          </table:table-cell>
          <table:table-cell table:formula="of:=ABJAD([.$A82];3;1)"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ALDİNÇ</text:p>
          </table:table-cell>
          <table:table-cell table:formula="of:=NUMEROLOG([.$A83];&quot;modern&quot;;&quot;tam&quot;)" office:value-type="float" office:value="25" calcext:value-type="float">
            <text:p>25</text:p>
          </table:table-cell>
          <table:table-cell table:formula="of:=NUMEROLOG([.$A83];&quot;TR&quot;;&quot;tam&quot;)" office:value-type="float" office:value="54" calcext:value-type="float">
            <text:p>54</text:p>
          </table:table-cell>
          <table:table-cell table:formula="of:=ABJAD([.$A83];0;1)" office:value-type="float" office:value="28" calcext:value-type="float">
            <text:p>28</text:p>
          </table:table-cell>
          <table:table-cell table:formula="of:=ABJAD([.$A83];1;1)" office:value-type="float" office:value="148" calcext:value-type="float">
            <text:p>148</text:p>
          </table:table-cell>
          <table:table-cell table:formula="of:=ABJAD([.$A83];2;1)" office:value-type="float" office:value="189" calcext:value-type="float">
            <text:p>189</text:p>
          </table:table-cell>
          <table:table-cell table:formula="of:=ABJAD([.$A83];3;1)" office:value-type="float" office:value="4929" calcext:value-type="float">
            <text:p>4929</text:p>
          </table:table-cell>
        </table:table-row>
        <table:table-row table:style-name="ro1">
          <table:table-cell office:value-type="string" calcext:value-type="string">
            <text:p>ALĞAN</text:p>
          </table:table-cell>
          <table:table-cell table:formula="of:=NUMEROLOG([.$A84];&quot;modern&quot;;&quot;tam&quot;)" office:value-type="float" office:value="17" calcext:value-type="float">
            <text:p>17</text:p>
          </table:table-cell>
          <table:table-cell table:formula="of:=NUMEROLOG([.$A84];&quot;TR&quot;;&quot;tam&quot;)" office:value-type="float" office:value="43" calcext:value-type="float">
            <text:p>43</text:p>
          </table:table-cell>
          <table:table-cell table:formula="of:=ABJAD([.$A84];0;1)" office:value-type="float" office:value="22" calcext:value-type="float">
            <text:p>22</text:p>
          </table:table-cell>
          <table:table-cell table:formula="of:=ABJAD([.$A84];1;1)" office:value-type="float" office:value="130" calcext:value-type="float">
            <text:p>130</text:p>
          </table:table-cell>
          <table:table-cell table:formula="of:=ABJAD([.$A84];2;1)" office:value-type="float" office:value="2747" calcext:value-type="float">
            <text:p>2747</text:p>
          </table:table-cell>
          <table:table-cell table:formula="of:=ABJAD([.$A84];3;1)" office:value-type="float" office:value="3819" calcext:value-type="float">
            <text:p>3819</text:p>
          </table:table-cell>
        </table:table-row>
        <table:table-row table:style-name="ro1">
          <table:table-cell office:value-type="string" calcext:value-type="string">
            <text:p>ALICI</text:p>
          </table:table-cell>
          <table:table-cell table:formula="of:=NUMEROLOG([.$A85];&quot;modern&quot;;&quot;tam&quot;)" office:value-type="float" office:value="25" calcext:value-type="float">
            <text:p>25</text:p>
          </table:table-cell>
          <table:table-cell table:formula="of:=NUMEROLOG([.$A85];&quot;TR&quot;;&quot;tam&quot;)" office:value-type="float" office:value="41" calcext:value-type="float">
            <text:p>41</text:p>
          </table:table-cell>
          <table:table-cell table:formula="of:=ABJAD([.$A85];0;1)" office:value-type="float" office:value="26" calcext:value-type="float">
            <text:p>26</text:p>
          </table:table-cell>
          <table:table-cell table:formula="of:=ABJAD([.$A85];1;1)" office:value-type="float" office:value="74" calcext:value-type="float">
            <text:p>74</text:p>
          </table:table-cell>
          <table:table-cell table:formula="of:=ABJAD([.$A85];2;1)" office:value-type="float" office:value="105" calcext:value-type="float">
            <text:p>105</text:p>
          </table:table-cell>
          <table:table-cell table:formula="of:=ABJAD([.$A85];3;1)"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ALIM</text:p>
          </table:table-cell>
          <table:table-cell table:formula="of:=NUMEROLOG([.$A86];&quot;modern&quot;;&quot;tam&quot;)" office:value-type="float" office:value="17" calcext:value-type="float">
            <text:p>17</text:p>
          </table:table-cell>
          <table:table-cell table:formula="of:=NUMEROLOG([.$A86];&quot;TR&quot;;&quot;tam&quot;)" office:value-type="float" office:value="43" calcext:value-type="float">
            <text:p>43</text:p>
          </table:table-cell>
          <table:table-cell table:formula="of:=ABJAD([.$A86];0;1)" office:value-type="float" office:value="13" calcext:value-type="float">
            <text:p>13</text:p>
          </table:table-cell>
          <table:table-cell table:formula="of:=ABJAD([.$A86];1;1)" office:value-type="float" office:value="121" calcext:value-type="float">
            <text:p>121</text:p>
          </table:table-cell>
          <table:table-cell table:formula="of:=ABJAD([.$A86];2;1)" office:value-type="float" office:value="142" calcext:value-type="float">
            <text:p>142</text:p>
          </table:table-cell>
          <table:table-cell table:formula="of:=ABJAD([.$A86];3;1)"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ALIMLI</text:p>
          </table:table-cell>
          <table:table-cell table:formula="of:=NUMEROLOG([.$A87];&quot;modern&quot;;&quot;tam&quot;)" office:value-type="float" office:value="29" calcext:value-type="float">
            <text:p>29</text:p>
          </table:table-cell>
          <table:table-cell table:formula="of:=NUMEROLOG([.$A87];&quot;TR&quot;;&quot;tam&quot;)" office:value-type="float" office:value="69" calcext:value-type="float">
            <text:p>69</text:p>
          </table:table-cell>
          <table:table-cell table:formula="of:=ABJAD([.$A87];0;1)" office:value-type="float" office:value="25" calcext:value-type="float">
            <text:p>25</text:p>
          </table:table-cell>
          <table:table-cell table:formula="of:=ABJAD([.$A87];1;1)" office:value-type="float" office:value="181" calcext:value-type="float">
            <text:p>181</text:p>
          </table:table-cell>
          <table:table-cell table:formula="of:=ABJAD([.$A87];2;1)" office:value-type="float" office:value="217" calcext:value-type="float">
            <text:p>217</text:p>
          </table:table-cell>
          <table:table-cell table:formula="of:=ABJAD([.$A87];3;1)"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ALIŞIK</text:p>
          </table:table-cell>
          <table:table-cell table:formula="of:=NUMEROLOG([.$A88];&quot;modern&quot;;&quot;tam&quot;)" office:value-type="float" office:value="25" calcext:value-type="float">
            <text:p>25</text:p>
          </table:table-cell>
          <table:table-cell table:formula="of:=NUMEROLOG([.$A88];&quot;TR&quot;;&quot;tam&quot;)" office:value-type="float" office:value="75" calcext:value-type="float">
            <text:p>75</text:p>
          </table:table-cell>
          <table:table-cell table:formula="of:=ABJAD([.$A88];0;1)" office:value-type="float" office:value="31" calcext:value-type="float">
            <text:p>31</text:p>
          </table:table-cell>
          <table:table-cell table:formula="of:=ABJAD([.$A88];1;1)" office:value-type="float" office:value="511" calcext:value-type="float">
            <text:p>511</text:p>
          </table:table-cell>
          <table:table-cell table:formula="of:=ABJAD([.$A88];2;1)" office:value-type="float" office:value="547" calcext:value-type="float">
            <text:p>547</text:p>
          </table:table-cell>
          <table:table-cell table:formula="of:=ABJAD([.$A88];3;1)"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ALKAÇ</text:p>
          </table:table-cell>
          <table:table-cell table:formula="of:=NUMEROLOG([.$A89];&quot;modern&quot;;&quot;tam&quot;)" office:value-type="float" office:value="10" calcext:value-type="float">
            <text:p>10</text:p>
          </table:table-cell>
          <table:table-cell table:formula="of:=NUMEROLOG([.$A89];&quot;TR&quot;;&quot;tam&quot;)" office:value-type="float" office:value="35" calcext:value-type="float">
            <text:p>35</text:p>
          </table:table-cell>
          <table:table-cell table:formula="of:=ABJAD([.$A89];0;1)" office:value-type="float" office:value="11" calcext:value-type="float">
            <text:p>11</text:p>
          </table:table-cell>
          <table:table-cell table:formula="of:=ABJAD([.$A89];1;1)" office:value-type="float" office:value="95" calcext:value-type="float">
            <text:p>95</text:p>
          </table:table-cell>
          <table:table-cell table:formula="of:=ABJAD([.$A89];2;1)" office:value-type="float" office:value="112" calcext:value-type="float">
            <text:p>112</text:p>
          </table:table-cell>
          <table:table-cell table:formula="of:=ABJAD([.$A89];3;1)"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ALKIŞ</text:p>
          </table:table-cell>
          <table:table-cell table:formula="of:=NUMEROLOG([.$A90];&quot;modern&quot;;&quot;tam&quot;)" office:value-type="float" office:value="16" calcext:value-type="float">
            <text:p>16</text:p>
          </table:table-cell>
          <table:table-cell table:formula="of:=NUMEROLOG([.$A90];&quot;TR&quot;;&quot;tam&quot;)" office:value-type="float" office:value="64" calcext:value-type="float">
            <text:p>64</text:p>
          </table:table-cell>
          <table:table-cell table:formula="of:=ABJAD([.$A90];0;1)" office:value-type="float" office:value="21" calcext:value-type="float">
            <text:p>21</text:p>
          </table:table-cell>
          <table:table-cell table:formula="of:=ABJAD([.$A90];1;1)" office:value-type="float" office:value="501" calcext:value-type="float">
            <text:p>501</text:p>
          </table:table-cell>
          <table:table-cell table:formula="of:=ABJAD([.$A90];2;1)" office:value-type="float" office:value="527" calcext:value-type="float">
            <text:p>527</text:p>
          </table:table-cell>
          <table:table-cell table:formula="of:=ABJAD([.$A90];3;1)" office:value-type="float" office:value="4181" calcext:value-type="float">
            <text:p>4181</text:p>
          </table:table-cell>
        </table:table-row>
        <table:table-row table:style-name="ro1">
          <table:table-cell office:value-type="string" calcext:value-type="string">
            <text:p>ALKURT KAYIKÇI</text:p>
          </table:table-cell>
          <table:table-cell table:formula="of:=NUMEROLOG([.$A91];&quot;modern&quot;;&quot;tam&quot;)" office:value-type="float" office:value="53" calcext:value-type="float">
            <text:p>53</text:p>
          </table:table-cell>
          <table:table-cell table:formula="of:=NUMEROLOG([.$A91];&quot;TR&quot;;&quot;tam&quot;)" office:value-type="float" office:value="183" calcext:value-type="float">
            <text:p>183</text:p>
          </table:table-cell>
          <table:table-cell table:formula="of:=ABJAD([.$A91];0;1)" office:value-type="float" office:value="55" calcext:value-type="float">
            <text:p>55</text:p>
          </table:table-cell>
          <table:table-cell table:formula="of:=ABJAD([.$A91];1;1)" office:value-type="float" office:value="2395" calcext:value-type="float">
            <text:p>2395</text:p>
          </table:table-cell>
          <table:table-cell table:formula="of:=ABJAD([.$A91];2;1)" office:value-type="float" office:value="3057" calcext:value-type="float">
            <text:p>3057</text:p>
          </table:table-cell>
          <table:table-cell table:formula="of:=ABJAD([.$A91];3;1)" office:value-type="float" office:value="15614" calcext:value-type="float">
            <text:p>15614</text:p>
          </table:table-cell>
        </table:table-row>
        <table:table-row table:style-name="ro1">
          <table:table-cell office:value-type="string" calcext:value-type="string">
            <text:p>ALMACIOĞLU</text:p>
          </table:table-cell>
          <table:table-cell table:formula="of:=NUMEROLOG([.$A92];&quot;modern&quot;;&quot;tam&quot;)" office:value-type="float" office:value="40" calcext:value-type="float">
            <text:p>40</text:p>
          </table:table-cell>
          <table:table-cell table:formula="of:=NUMEROLOG([.$A92];&quot;TR&quot;;&quot;tam&quot;)" office:value-type="float" office:value="114" calcext:value-type="float">
            <text:p>114</text:p>
          </table:table-cell>
          <table:table-cell table:formula="of:=ABJAD([.$A92];0;1)" office:value-type="float" office:value="35" calcext:value-type="float">
            <text:p>35</text:p>
          </table:table-cell>
          <table:table-cell table:formula="of:=ABJAD([.$A92];1;1)" office:value-type="float" office:value="863" calcext:value-type="float">
            <text:p>863</text:p>
          </table:table-cell>
          <table:table-cell table:formula="of:=ABJAD([.$A92];2;1)" office:value-type="float" office:value="4180" calcext:value-type="float">
            <text:p>4180</text:p>
          </table:table-cell>
          <table:table-cell table:formula="of:=ABJAD([.$A92];3;1)" office:value-type="float" office:value="7814" calcext:value-type="float">
            <text:p>7814</text:p>
          </table:table-cell>
        </table:table-row>
        <table:table-row table:style-name="ro1">
          <table:table-cell office:value-type="string" calcext:value-type="string">
            <text:p>ALMOFTI</text:p>
          </table:table-cell>
          <table:table-cell table:formula="of:=NUMEROLOG([.$A93];&quot;modern&quot;;&quot;tam&quot;)" office:value-type="float" office:value="31" calcext:value-type="float">
            <text:p>31</text:p>
          </table:table-cell>
          <table:table-cell table:formula="of:=NUMEROLOG([.$A93];&quot;TR&quot;;&quot;tam&quot;)" office:value-type="float" office:value="92" calcext:value-type="float">
            <text:p>92</text:p>
          </table:table-cell>
          <table:table-cell table:formula="of:=ABJAD([.$A93];0;1)" office:value-type="float" office:value="35" calcext:value-type="float">
            <text:p>35</text:p>
          </table:table-cell>
          <table:table-cell table:formula="of:=ABJAD([.$A93];1;1)" office:value-type="float" office:value="707" calcext:value-type="float">
            <text:p>707</text:p>
          </table:table-cell>
          <table:table-cell table:formula="of:=ABJAD([.$A93];2;1)" office:value-type="float" office:value="818" calcext:value-type="float">
            <text:p>818</text:p>
          </table:table-cell>
          <table:table-cell table:formula="of:=ABJAD([.$A93];3;1)" office:value-type="float" office:value="5806" calcext:value-type="float">
            <text:p>5806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table:formula="of:=NUMEROLOG([.$A94];&quot;modern&quot;;&quot;tam&quot;)" office:value-type="float" office:value="11" calcext:value-type="float">
            <text:p>11</text:p>
          </table:table-cell>
          <table:table-cell table:formula="of:=NUMEROLOG([.$A94];&quot;TR&quot;;&quot;tam&quot;)" office:value-type="float" office:value="36" calcext:value-type="float">
            <text:p>36</text:p>
          </table:table-cell>
          <table:table-cell table:formula="of:=ABJAD([.$A94];0;1)" office:value-type="float" office:value="7" calcext:value-type="float">
            <text:p>7</text:p>
          </table:table-cell>
          <table:table-cell table:formula="of:=ABJAD([.$A94];1;1)" office:value-type="float" office:value="151" calcext:value-type="float">
            <text:p>151</text:p>
          </table:table-cell>
          <table:table-cell table:formula="of:=ABJAD([.$A94];2;1)" office:value-type="float" office:value="162" calcext:value-type="float">
            <text:p>162</text:p>
          </table:table-cell>
          <table:table-cell table:formula="of:=ABJAD([.$A94];3;1)" office:value-type="float" office:value="2947" calcext:value-type="float">
            <text:p>2947</text:p>
          </table:table-cell>
        </table:table-row>
        <table:table-row table:style-name="ro1">
          <table:table-cell office:value-type="string" calcext:value-type="string">
            <text:p>ALPARSLAN</text:p>
          </table:table-cell>
          <table:table-cell table:formula="of:=NUMEROLOG([.$A95];&quot;modern&quot;;&quot;tam&quot;)" office:value-type="float" office:value="31" calcext:value-type="float">
            <text:p>31</text:p>
          </table:table-cell>
          <table:table-cell table:formula="of:=NUMEROLOG([.$A95];&quot;TR&quot;;&quot;tam&quot;)" office:value-type="float" office:value="113" calcext:value-type="float">
            <text:p>113</text:p>
          </table:table-cell>
          <table:table-cell table:formula="of:=ABJAD([.$A95];0;1)" office:value-type="float" office:value="29" calcext:value-type="float">
            <text:p>29</text:p>
          </table:table-cell>
          <table:table-cell table:formula="of:=ABJAD([.$A95];1;1)" office:value-type="float" office:value="773" calcext:value-type="float">
            <text:p>773</text:p>
          </table:table-cell>
          <table:table-cell table:formula="of:=ABJAD([.$A95];2;1)" office:value-type="float" office:value="806" calcext:value-type="float">
            <text:p>806</text:p>
          </table:table-cell>
          <table:table-cell table:formula="of:=ABJAD([.$A95];3;1)" office:value-type="float" office:value="11384" calcext:value-type="float">
            <text:p>11384</text:p>
          </table:table-cell>
        </table:table-row>
        <table:table-row table:style-name="ro1">
          <table:table-cell office:value-type="string" calcext:value-type="string">
            <text:p>ALPAYCI</text:p>
          </table:table-cell>
          <table:table-cell table:formula="of:=NUMEROLOG([.$A96];&quot;modern&quot;;&quot;tam&quot;)" office:value-type="float" office:value="31" calcext:value-type="float">
            <text:p>31</text:p>
          </table:table-cell>
          <table:table-cell table:formula="of:=NUMEROLOG([.$A96];&quot;TR&quot;;&quot;tam&quot;)" office:value-type="float" office:value="79" calcext:value-type="float">
            <text:p>79</text:p>
          </table:table-cell>
          <table:table-cell table:formula="of:=ABJAD([.$A96];0;1)" office:value-type="float" office:value="21" calcext:value-type="float">
            <text:p>21</text:p>
          </table:table-cell>
          <table:table-cell table:formula="of:=ABJAD([.$A96];1;1)" office:value-type="float" office:value="1065" calcext:value-type="float">
            <text:p>1065</text:p>
          </table:table-cell>
          <table:table-cell table:formula="of:=ABJAD([.$A96];2;1)" office:value-type="float" office:value="1097" calcext:value-type="float">
            <text:p>1097</text:p>
          </table:table-cell>
          <table:table-cell table:formula="of:=ABJAD([.$A96];3;1)" office:value-type="float" office:value="8346" calcext:value-type="float">
            <text:p>8346</text:p>
          </table:table-cell>
        </table:table-row>
        <table:table-row table:style-name="ro1">
          <table:table-cell office:value-type="string" calcext:value-type="string">
            <text:p>ALPINAR</text:p>
          </table:table-cell>
          <table:table-cell table:formula="of:=NUMEROLOG([.$A97];&quot;modern&quot;;&quot;tam&quot;)" office:value-type="float" office:value="35" calcext:value-type="float">
            <text:p>35</text:p>
          </table:table-cell>
          <table:table-cell table:formula="of:=NUMEROLOG([.$A97];&quot;TR&quot;;&quot;tam&quot;)" office:value-type="float" office:value="86" calcext:value-type="float">
            <text:p>86</text:p>
          </table:table-cell>
          <table:table-cell table:formula="of:=ABJAD([.$A97];0;1)" office:value-type="float" office:value="36" calcext:value-type="float">
            <text:p>36</text:p>
          </table:table-cell>
          <table:table-cell table:formula="of:=ABJAD([.$A97];1;1)" office:value-type="float" office:value="432" calcext:value-type="float">
            <text:p>432</text:p>
          </table:table-cell>
          <table:table-cell table:formula="of:=ABJAD([.$A97];2;1)" office:value-type="float" office:value="464" calcext:value-type="float">
            <text:p>464</text:p>
          </table:table-cell>
          <table:table-cell table:formula="of:=ABJAD([.$A97];3;1)" office:value-type="float" office:value="7884" calcext:value-type="float">
            <text:p>7884</text:p>
          </table:table-cell>
        </table:table-row>
        <table:table-row table:style-name="ro1">
          <table:table-cell office:value-type="string" calcext:value-type="string">
            <text:p>ALPSAN GÖKMEN</text:p>
          </table:table-cell>
          <table:table-cell table:formula="of:=NUMEROLOG([.$A98];&quot;modern&quot;;&quot;tam&quot;)" office:value-type="float" office:value="47" calcext:value-type="float">
            <text:p>47</text:p>
          </table:table-cell>
          <table:table-cell table:formula="of:=NUMEROLOG([.$A98];&quot;TR&quot;;&quot;tam&quot;)" office:value-type="float" office:value="156" calcext:value-type="float">
            <text:p>156</text:p>
          </table:table-cell>
          <table:table-cell table:formula="of:=ABJAD([.$A98];0;1)" office:value-type="float" office:value="50" calcext:value-type="float">
            <text:p>50</text:p>
          </table:table-cell>
          <table:table-cell table:formula="of:=ABJAD([.$A98];1;1)" office:value-type="float" office:value="794" calcext:value-type="float">
            <text:p>794</text:p>
          </table:table-cell>
          <table:table-cell table:formula="of:=ABJAD([.$A98];2;1)" office:value-type="float" office:value="931" calcext:value-type="float">
            <text:p>931</text:p>
          </table:table-cell>
          <table:table-cell table:formula="of:=ABJAD([.$A98];3;1)"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ALTAŞ</text:p>
          </table:table-cell>
          <table:table-cell table:formula="of:=NUMEROLOG([.$A99];&quot;modern&quot;;&quot;tam&quot;)" office:value-type="float" office:value="8" calcext:value-type="float">
            <text:p>8</text:p>
          </table:table-cell>
          <table:table-cell table:formula="of:=NUMEROLOG([.$A99];&quot;TR&quot;;&quot;tam&quot;)" office:value-type="float" office:value="64" calcext:value-type="float">
            <text:p>64</text:p>
          </table:table-cell>
          <table:table-cell table:formula="of:=ABJAD([.$A99];0;1)" office:value-type="float" office:value="16" calcext:value-type="float">
            <text:p>16</text:p>
          </table:table-cell>
          <table:table-cell table:formula="of:=ABJAD([.$A99];1;1)" office:value-type="float" office:value="952" calcext:value-type="float">
            <text:p>952</text:p>
          </table:table-cell>
          <table:table-cell table:formula="of:=ABJAD([.$A99];2;1)" office:value-type="float" office:value="969" calcext:value-type="float">
            <text:p>969</text:p>
          </table:table-cell>
          <table:table-cell table:formula="of:=ABJAD([.$A99];3;1)" office:value-type="float" office:value="6970" calcext:value-type="float">
            <text:p>6970</text:p>
          </table:table-cell>
        </table:table-row>
        <table:table-row table:style-name="ro1">
          <table:table-cell office:value-type="string" calcext:value-type="string">
            <text:p>ALTIN</text:p>
          </table:table-cell>
          <table:table-cell table:formula="of:=NUMEROLOG([.$A100];&quot;modern&quot;;&quot;tam&quot;)" office:value-type="float" office:value="20" calcext:value-type="float">
            <text:p>20</text:p>
          </table:table-cell>
          <table:table-cell table:formula="of:=NUMEROLOG([.$A100];&quot;TR&quot;;&quot;tam&quot;)" office:value-type="float" office:value="68" calcext:value-type="float">
            <text:p>68</text:p>
          </table:table-cell>
          <table:table-cell table:formula="of:=ABJAD([.$A100];0;1)" office:value-type="float" office:value="31" calcext:value-type="float">
            <text:p>31</text:p>
          </table:table-cell>
          <table:table-cell table:formula="of:=ABJAD([.$A100];1;1)" office:value-type="float" office:value="631" calcext:value-type="float">
            <text:p>631</text:p>
          </table:table-cell>
          <table:table-cell table:formula="of:=ABJAD([.$A100];2;1)" office:value-type="float" office:value="657" calcext:value-type="float">
            <text:p>657</text:p>
          </table:table-cell>
          <table:table-cell table:formula="of:=ABJAD([.$A100];3;1)" office:value-type="float" office:value="5389" calcext:value-type="float">
            <text:p>5389</text:p>
          </table:table-cell>
        </table:table-row>
        <table:table-row table:style-name="ro1">
          <table:table-cell office:value-type="string" calcext:value-type="string">
            <text:p>ALTINBOĞA</text:p>
          </table:table-cell>
          <table:table-cell table:formula="of:=NUMEROLOG([.$A101];&quot;modern&quot;;&quot;tam&quot;)" office:value-type="float" office:value="36" calcext:value-type="float">
            <text:p>36</text:p>
          </table:table-cell>
          <table:table-cell table:formula="of:=NUMEROLOG([.$A101];&quot;TR&quot;;&quot;tam&quot;)" office:value-type="float" office:value="98" calcext:value-type="float">
            <text:p>98</text:p>
          </table:table-cell>
          <table:table-cell table:formula="of:=ABJAD([.$A101];0;1)" office:value-type="float" office:value="50" calcext:value-type="float">
            <text:p>50</text:p>
          </table:table-cell>
          <table:table-cell table:formula="of:=ABJAD([.$A101];1;1)" office:value-type="float" office:value="722" calcext:value-type="float">
            <text:p>722</text:p>
          </table:table-cell>
          <table:table-cell table:formula="of:=ABJAD([.$A101];2;1)" office:value-type="float" office:value="3439" calcext:value-type="float">
            <text:p>3439</text:p>
          </table:table-cell>
          <table:table-cell table:formula="of:=ABJAD([.$A101];3;1)"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ALTINSOY</text:p>
          </table:table-cell>
          <table:table-cell table:formula="of:=NUMEROLOG([.$A102];&quot;modern&quot;;&quot;tam&quot;)" office:value-type="float" office:value="34" calcext:value-type="float">
            <text:p>34</text:p>
          </table:table-cell>
          <table:table-cell table:formula="of:=NUMEROLOG([.$A102];&quot;TR&quot;;&quot;tam&quot;)" office:value-type="float" office:value="136" calcext:value-type="float">
            <text:p>136</text:p>
          </table:table-cell>
          <table:table-cell table:formula="of:=ABJAD([.$A102];0;1)" office:value-type="float" office:value="39" calcext:value-type="float">
            <text:p>39</text:p>
          </table:table-cell>
          <table:table-cell table:formula="of:=ABJAD([.$A102];1;1)" office:value-type="float" office:value="1911" calcext:value-type="float">
            <text:p>1911</text:p>
          </table:table-cell>
          <table:table-cell table:formula="of:=ABJAD([.$A102];2;1)" office:value-type="float" office:value="2027" calcext:value-type="float">
            <text:p>2027</text:p>
          </table:table-cell>
          <table:table-cell table:formula="of:=ABJAD([.$A102];3;1)" office:value-type="float" office:value="13736" calcext:value-type="float">
            <text:p>13736</text:p>
          </table:table-cell>
        </table:table-row>
        <table:table-row table:style-name="ro1">
          <table:table-cell office:value-type="string" calcext:value-type="string">
            <text:p>ALTUN</text:p>
          </table:table-cell>
          <table:table-cell table:formula="of:=NUMEROLOG([.$A103];&quot;modern&quot;;&quot;tam&quot;)" office:value-type="float" office:value="14" calcext:value-type="float">
            <text:p>14</text:p>
          </table:table-cell>
          <table:table-cell table:formula="of:=NUMEROLOG([.$A103];&quot;TR&quot;;&quot;tam&quot;)" office:value-type="float" office:value="82" calcext:value-type="float">
            <text:p>82</text:p>
          </table:table-cell>
          <table:table-cell table:formula="of:=ABJAD([.$A103];0;1)" office:value-type="float" office:value="21" calcext:value-type="float">
            <text:p>21</text:p>
          </table:table-cell>
          <table:table-cell table:formula="of:=ABJAD([.$A103];1;1)" office:value-type="float" office:value="1221" calcext:value-type="float">
            <text:p>1221</text:p>
          </table:table-cell>
          <table:table-cell table:formula="of:=ABJAD([.$A103];2;1)" office:value-type="float" office:value="1837" calcext:value-type="float">
            <text:p>1837</text:p>
          </table:table-cell>
          <table:table-cell table:formula="of:=ABJAD([.$A103];3;1)"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ALTUNA</text:p>
          </table:table-cell>
          <table:table-cell table:formula="of:=NUMEROLOG([.$A104];&quot;modern&quot;;&quot;tam&quot;)" office:value-type="float" office:value="15" calcext:value-type="float">
            <text:p>15</text:p>
          </table:table-cell>
          <table:table-cell table:formula="of:=NUMEROLOG([.$A104];&quot;TR&quot;;&quot;tam&quot;)" office:value-type="float" office:value="83" calcext:value-type="float">
            <text:p>83</text:p>
          </table:table-cell>
          <table:table-cell table:formula="of:=ABJAD([.$A104];0;1)" office:value-type="float" office:value="22" calcext:value-type="float">
            <text:p>22</text:p>
          </table:table-cell>
          <table:table-cell table:formula="of:=ABJAD([.$A104];1;1)" office:value-type="float" office:value="1222" calcext:value-type="float">
            <text:p>1222</text:p>
          </table:table-cell>
          <table:table-cell table:formula="of:=ABJAD([.$A104];2;1)" office:value-type="float" office:value="1839" calcext:value-type="float">
            <text:p>1839</text:p>
          </table:table-cell>
          <table:table-cell table:formula="of:=ABJAD([.$A104];3;1)" office:value-type="float" office:value="8622" calcext:value-type="float">
            <text:p>8622</text:p>
          </table:table-cell>
        </table:table-row>
        <table:table-row table:style-name="ro1">
          <table:table-cell office:value-type="string" calcext:value-type="string">
            <text:p>ALTUNÖZ</text:p>
          </table:table-cell>
          <table:table-cell table:formula="of:=NUMEROLOG([.$A105];&quot;modern&quot;;&quot;tam&quot;)" office:value-type="float" office:value="28" calcext:value-type="float">
            <text:p>28</text:p>
          </table:table-cell>
          <table:table-cell table:formula="of:=NUMEROLOG([.$A105];&quot;TR&quot;;&quot;tam&quot;)" office:value-type="float" office:value="130" calcext:value-type="float">
            <text:p>130</text:p>
          </table:table-cell>
          <table:table-cell table:formula="of:=ABJAD([.$A105];0;1)" office:value-type="float" office:value="31" calcext:value-type="float">
            <text:p>31</text:p>
          </table:table-cell>
          <table:table-cell table:formula="of:=ABJAD([.$A105];1;1)" office:value-type="float" office:value="2311" calcext:value-type="float">
            <text:p>2311</text:p>
          </table:table-cell>
          <table:table-cell table:formula="of:=ABJAD([.$A105];2;1)" office:value-type="float" office:value="3022" calcext:value-type="float">
            <text:p>3022</text:p>
          </table:table-cell>
          <table:table-cell table:formula="of:=ABJAD([.$A105];3;1)" office:value-type="float" office:value="8987" calcext:value-type="float">
            <text:p>8987</text:p>
          </table:table-cell>
        </table:table-row>
        <table:table-row table:style-name="ro1">
          <table:table-cell office:value-type="string" calcext:value-type="string">
            <text:p>ALTUNTAŞ</text:p>
          </table:table-cell>
          <table:table-cell table:formula="of:=NUMEROLOG([.$A106];&quot;modern&quot;;&quot;tam&quot;)" office:value-type="float" office:value="18" calcext:value-type="float">
            <text:p>18</text:p>
          </table:table-cell>
          <table:table-cell table:formula="of:=NUMEROLOG([.$A106];&quot;TR&quot;;&quot;tam&quot;)" office:value-type="float" office:value="130" calcext:value-type="float">
            <text:p>130</text:p>
          </table:table-cell>
          <table:table-cell table:formula="of:=ABJAD([.$A106];0;1)" office:value-type="float" office:value="34" calcext:value-type="float">
            <text:p>34</text:p>
          </table:table-cell>
          <table:table-cell table:formula="of:=ABJAD([.$A106];1;1)" office:value-type="float" office:value="2122" calcext:value-type="float">
            <text:p>2122</text:p>
          </table:table-cell>
          <table:table-cell table:formula="of:=ABJAD([.$A106];2;1)" office:value-type="float" office:value="2749" calcext:value-type="float">
            <text:p>2749</text:p>
          </table:table-cell>
          <table:table-cell table:formula="of:=ABJAD([.$A106];3;1)" office:value-type="float" office:value="15023" calcext:value-type="float">
            <text:p>15023</text:p>
          </table:table-cell>
        </table:table-row>
        <table:table-row table:style-name="ro1">
          <table:table-cell office:value-type="string" calcext:value-type="string">
            <text:p>ALTUNYAPRAK</text:p>
          </table:table-cell>
          <table:table-cell table:formula="of:=NUMEROLOG([.$A107];&quot;modern&quot;;&quot;tam&quot;)" office:value-type="float" office:value="41" calcext:value-type="float">
            <text:p>41</text:p>
          </table:table-cell>
          <table:table-cell table:formula="of:=NUMEROLOG([.$A107];&quot;TR&quot;;&quot;tam&quot;)" office:value-type="float" office:value="167" calcext:value-type="float">
            <text:p>167</text:p>
          </table:table-cell>
          <table:table-cell table:formula="of:=ABJAD([.$A107];0;1)" office:value-type="float" office:value="39" calcext:value-type="float">
            <text:p>39</text:p>
          </table:table-cell>
          <table:table-cell table:formula="of:=ABJAD([.$A107];1;1)" office:value-type="float" office:value="2463" calcext:value-type="float">
            <text:p>2463</text:p>
          </table:table-cell>
          <table:table-cell table:formula="of:=ABJAD([.$A107];2;1)" office:value-type="float" office:value="3101" calcext:value-type="float">
            <text:p>3101</text:p>
          </table:table-cell>
          <table:table-cell table:formula="of:=ABJAD([.$A107];3;1)" office:value-type="float" office:value="18738" calcext:value-type="float">
            <text:p>18738</text:p>
          </table:table-cell>
        </table:table-row>
        <table:table-row table:style-name="ro1">
          <table:table-cell office:value-type="string" calcext:value-type="string">
            <text:p>ALUÇLU</text:p>
          </table:table-cell>
          <table:table-cell table:formula="of:=NUMEROLOG([.$A108];&quot;modern&quot;;&quot;tam&quot;)" office:value-type="float" office:value="16" calcext:value-type="float">
            <text:p>16</text:p>
          </table:table-cell>
          <table:table-cell table:formula="of:=NUMEROLOG([.$A108];&quot;TR&quot;;&quot;tam&quot;)" office:value-type="float" office:value="85" calcext:value-type="float">
            <text:p>85</text:p>
          </table:table-cell>
          <table:table-cell table:formula="of:=ABJAD([.$A108];0;1)" office:value-type="float" office:value="8" calcext:value-type="float">
            <text:p>8</text:p>
          </table:table-cell>
          <table:table-cell table:formula="of:=ABJAD([.$A108];1;1)" office:value-type="float" office:value="1304" calcext:value-type="float">
            <text:p>1304</text:p>
          </table:table-cell>
          <table:table-cell table:formula="of:=ABJAD([.$A108];2;1)" office:value-type="float" office:value="2520" calcext:value-type="float">
            <text:p>2520</text:p>
          </table:table-cell>
          <table:table-cell table:formula="of:=ABJAD([.$A108];3;1)" office:value-type="float" office:value="7497" calcext:value-type="float">
            <text:p>7497</text:p>
          </table:table-cell>
        </table:table-row>
        <table:table-row table:style-name="ro1">
          <table:table-cell office:value-type="string" calcext:value-type="string">
            <text:p>AMİROVA UÇAN</text:p>
          </table:table-cell>
          <table:table-cell table:formula="of:=NUMEROLOG([.$A109];&quot;modern&quot;;&quot;tam&quot;)" office:value-type="float" office:value="46" calcext:value-type="float">
            <text:p>46</text:p>
          </table:table-cell>
          <table:table-cell table:formula="of:=NUMEROLOG([.$A109];&quot;TR&quot;;&quot;tam&quot;)" office:value-type="float" office:value="143" calcext:value-type="float">
            <text:p>143</text:p>
          </table:table-cell>
          <table:table-cell table:formula="of:=ABJAD([.$A109];0;1)" office:value-type="float" office:value="48" calcext:value-type="float">
            <text:p>48</text:p>
          </table:table-cell>
          <table:table-cell table:formula="of:=ABJAD([.$A109];1;1)" office:value-type="float" office:value="1836" calcext:value-type="float">
            <text:p>1836</text:p>
          </table:table-cell>
          <table:table-cell table:formula="of:=ABJAD([.$A109];2;1)" office:value-type="float" office:value="2564" calcext:value-type="float">
            <text:p>2564</text:p>
          </table:table-cell>
          <table:table-cell table:formula="of:=ABJAD([.$A109];3;1)" office:value-type="float" office:value="16001" calcext:value-type="float">
            <text:p>16001</text:p>
          </table:table-cell>
        </table:table-row>
        <table:table-row table:style-name="ro1">
          <table:table-cell office:value-type="string" calcext:value-type="string">
            <text:p>ANIK</text:p>
          </table:table-cell>
          <table:table-cell table:formula="of:=NUMEROLOG([.$A110];&quot;modern&quot;;&quot;tam&quot;)" office:value-type="float" office:value="17" calcext:value-type="float">
            <text:p>17</text:p>
          </table:table-cell>
          <table:table-cell table:formula="of:=NUMEROLOG([.$A110];&quot;TR&quot;;&quot;tam&quot;)" office:value-type="float" office:value="43" calcext:value-type="float">
            <text:p>43</text:p>
          </table:table-cell>
          <table:table-cell table:formula="of:=ABJAD([.$A110];0;1)" office:value-type="float" office:value="25" calcext:value-type="float">
            <text:p>25</text:p>
          </table:table-cell>
          <table:table-cell table:formula="of:=ABJAD([.$A110];1;1)" office:value-type="float" office:value="121" calcext:value-type="float">
            <text:p>121</text:p>
          </table:table-cell>
          <table:table-cell table:formula="of:=ABJAD([.$A110];2;1)" office:value-type="float" office:value="142" calcext:value-type="float">
            <text:p>142</text:p>
          </table:table-cell>
          <table:table-cell table:formula="of:=ABJAD([.$A110];3;1)"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APAYDIN</text:p>
          </table:table-cell>
          <table:table-cell table:formula="of:=NUMEROLOG([.$A111];&quot;modern&quot;;&quot;tam&quot;)" office:value-type="float" office:value="34" calcext:value-type="float">
            <text:p>34</text:p>
          </table:table-cell>
          <table:table-cell table:formula="of:=NUMEROLOG([.$A111];&quot;TR&quot;;&quot;tam&quot;)" office:value-type="float" office:value="83" calcext:value-type="float">
            <text:p>83</text:p>
          </table:table-cell>
          <table:table-cell table:formula="of:=ABJAD([.$A111];0;1)" office:value-type="float" office:value="30" calcext:value-type="float">
            <text:p>30</text:p>
          </table:table-cell>
          <table:table-cell table:formula="of:=ABJAD([.$A111];1;1)" office:value-type="float" office:value="1086" calcext:value-type="float">
            <text:p>1086</text:p>
          </table:table-cell>
          <table:table-cell table:formula="of:=ABJAD([.$A111];2;1)" office:value-type="float" office:value="1118" calcext:value-type="float">
            <text:p>1118</text:p>
          </table:table-cell>
          <table:table-cell table:formula="of:=ABJAD([.$A111];3;1)"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ARACI</text:p>
          </table:table-cell>
          <table:table-cell table:formula="of:=NUMEROLOG([.$A112];&quot;modern&quot;;&quot;tam&quot;)" office:value-type="float" office:value="23" calcext:value-type="float">
            <text:p>23</text:p>
          </table:table-cell>
          <table:table-cell table:formula="of:=NUMEROLOG([.$A112];&quot;TR&quot;;&quot;tam&quot;)" office:value-type="float" office:value="37" calcext:value-type="float">
            <text:p>37</text:p>
          </table:table-cell>
          <table:table-cell table:formula="of:=ABJAD([.$A112];0;1)" office:value-type="float" office:value="23" calcext:value-type="float">
            <text:p>23</text:p>
          </table:table-cell>
          <table:table-cell table:formula="of:=ABJAD([.$A112];1;1)" office:value-type="float" office:value="215" calcext:value-type="float">
            <text:p>215</text:p>
          </table:table-cell>
          <table:table-cell table:formula="of:=ABJAD([.$A112];2;1)" office:value-type="float" office:value="237" calcext:value-type="float">
            <text:p>237</text:p>
          </table:table-cell>
          <table:table-cell table:formula="of:=ABJAD([.$A112];3;1)" office:value-type="float" office:value="3977" calcext:value-type="float">
            <text:p>3977</text:p>
          </table:table-cell>
        </table:table-row>
        <table:table-row table:style-name="ro1">
          <table:table-cell office:value-type="string" calcext:value-type="string">
            <text:p>ARARAT</text:p>
          </table:table-cell>
          <table:table-cell table:formula="of:=NUMEROLOG([.$A113];&quot;modern&quot;;&quot;tam&quot;)" office:value-type="float" office:value="23" calcext:value-type="float">
            <text:p>23</text:p>
          </table:table-cell>
          <table:table-cell table:formula="of:=NUMEROLOG([.$A113];&quot;TR&quot;;&quot;tam&quot;)" office:value-type="float" office:value="69" calcext:value-type="float">
            <text:p>69</text:p>
          </table:table-cell>
          <table:table-cell table:formula="of:=ABJAD([.$A113];0;1)" office:value-type="float" office:value="27" calcext:value-type="float">
            <text:p>27</text:p>
          </table:table-cell>
          <table:table-cell table:formula="of:=ABJAD([.$A113];1;1)" office:value-type="float" office:value="903" calcext:value-type="float">
            <text:p>903</text:p>
          </table:table-cell>
          <table:table-cell table:formula="of:=ABJAD([.$A113];2;1)" office:value-type="float" office:value="921" calcext:value-type="float">
            <text:p>921</text:p>
          </table:table-cell>
          <table:table-cell table:formula="of:=ABJAD([.$A113];3;1)" office:value-type="float" office:value="9033" calcext:value-type="float">
            <text:p>9033</text:p>
          </table:table-cell>
        </table:table-row>
        <table:table-row table:style-name="ro1">
          <table:table-cell office:value-type="string" calcext:value-type="string">
            <text:p>ARAS</text:p>
          </table:table-cell>
          <table:table-cell table:formula="of:=NUMEROLOG([.$A114];&quot;modern&quot;;&quot;tam&quot;)" office:value-type="float" office:value="12" calcext:value-type="float">
            <text:p>12</text:p>
          </table:table-cell>
          <table:table-cell table:formula="of:=NUMEROLOG([.$A114];&quot;TR&quot;;&quot;tam&quot;)" office:value-type="float" office:value="45" calcext:value-type="float">
            <text:p>45</text:p>
          </table:table-cell>
          <table:table-cell table:formula="of:=ABJAD([.$A114];0;1)" office:value-type="float" office:value="10" calcext:value-type="float">
            <text:p>10</text:p>
          </table:table-cell>
          <table:table-cell table:formula="of:=ABJAD([.$A114];1;1)" office:value-type="float" office:value="502" calcext:value-type="float">
            <text:p>502</text:p>
          </table:table-cell>
          <table:table-cell table:formula="of:=ABJAD([.$A114];2;1)" office:value-type="float" office:value="514" calcext:value-type="float">
            <text:p>514</text:p>
          </table:table-cell>
          <table:table-cell table:formula="of:=ABJAD([.$A114];3;1)" office:value-type="float" office:value="6427" calcext:value-type="float">
            <text:p>6427</text:p>
          </table:table-cell>
        </table:table-row>
        <table:table-row table:style-name="ro1">
          <table:table-cell office:value-type="string" calcext:value-type="string">
            <text:p>ARAZ SERVER</text:p>
          </table:table-cell>
          <table:table-cell table:formula="of:=NUMEROLOG([.$A115];&quot;modern&quot;;&quot;tam&quot;)" office:value-type="float" office:value="52" calcext:value-type="float">
            <text:p>52</text:p>
          </table:table-cell>
          <table:table-cell table:formula="of:=NUMEROLOG([.$A115];&quot;TR&quot;;&quot;tam&quot;)" office:value-type="float" office:value="155" calcext:value-type="float">
            <text:p>155</text:p>
          </table:table-cell>
          <table:table-cell table:formula="of:=ABJAD([.$A115];0;1)" office:value-type="float" office:value="48" calcext:value-type="float">
            <text:p>48</text:p>
          </table:table-cell>
          <table:table-cell table:formula="of:=ABJAD([.$A115];1;1)" office:value-type="float" office:value="2712" calcext:value-type="float">
            <text:p>2712</text:p>
          </table:table-cell>
          <table:table-cell table:formula="of:=ABJAD([.$A115];2;1)" office:value-type="float" office:value="2754" calcext:value-type="float">
            <text:p>2754</text:p>
          </table:table-cell>
          <table:table-cell table:formula="of:=ABJAD([.$A115];3;1)" office:value-type="float" office:value="16658" calcext:value-type="float">
            <text:p>16658</text:p>
          </table:table-cell>
        </table:table-row>
        <table:table-row table:style-name="ro1">
          <table:table-cell office:value-type="string" calcext:value-type="string">
            <text:p>ARDA</text:p>
          </table:table-cell>
          <table:table-cell table:formula="of:=NUMEROLOG([.$A116];&quot;modern&quot;;&quot;tam&quot;)" office:value-type="float" office:value="15" calcext:value-type="float">
            <text:p>15</text:p>
          </table:table-cell>
          <table:table-cell table:formula="of:=NUMEROLOG([.$A116];&quot;TR&quot;;&quot;tam&quot;)" office:value-type="float" office:value="28" calcext:value-type="float">
            <text:p>28</text:p>
          </table:table-cell>
          <table:table-cell table:formula="of:=ABJAD([.$A116];0;1)" office:value-type="float" office:value="14" calcext:value-type="float">
            <text:p>14</text:p>
          </table:table-cell>
          <table:table-cell table:formula="of:=ABJAD([.$A116];1;1)" office:value-type="float" office:value="206" calcext:value-type="float">
            <text:p>206</text:p>
          </table:table-cell>
          <table:table-cell table:formula="of:=ABJAD([.$A116];2;1)" office:value-type="float" office:value="218" calcext:value-type="float">
            <text:p>218</text:p>
          </table:table-cell>
          <table:table-cell table:formula="of:=ABJAD([.$A116];3;1)"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ARDIÇ</text:p>
          </table:table-cell>
          <table:table-cell table:formula="of:=NUMEROLOG([.$A117];&quot;modern&quot;;&quot;tam&quot;)" office:value-type="float" office:value="26" calcext:value-type="float">
            <text:p>26</text:p>
          </table:table-cell>
          <table:table-cell table:formula="of:=NUMEROLOG([.$A117];&quot;TR&quot;;&quot;tam&quot;)" office:value-type="float" office:value="42" calcext:value-type="float">
            <text:p>42</text:p>
          </table:table-cell>
          <table:table-cell table:formula="of:=ABJAD([.$A117];0;1)" office:value-type="float" office:value="26" calcext:value-type="float">
            <text:p>26</text:p>
          </table:table-cell>
          <table:table-cell table:formula="of:=ABJAD([.$A117];1;1)" office:value-type="float" office:value="218" calcext:value-type="float">
            <text:p>218</text:p>
          </table:table-cell>
          <table:table-cell table:formula="of:=ABJAD([.$A117];2;1)" office:value-type="float" office:value="244" calcext:value-type="float">
            <text:p>244</text:p>
          </table:table-cell>
          <table:table-cell table:formula="of:=ABJAD([.$A117];3;1)"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ARGA</text:p>
          </table:table-cell>
          <table:table-cell table:formula="of:=NUMEROLOG([.$A118];&quot;modern&quot;;&quot;tam&quot;)" office:value-type="float" office:value="18" calcext:value-type="float">
            <text:p>18</text:p>
          </table:table-cell>
          <table:table-cell table:formula="of:=NUMEROLOG([.$A118];&quot;TR&quot;;&quot;tam&quot;)" office:value-type="float" office:value="31" calcext:value-type="float">
            <text:p>31</text:p>
          </table:table-cell>
          <table:table-cell table:formula="of:=ABJAD([.$A118];0;1)" office:value-type="float" office:value="17" calcext:value-type="float">
            <text:p>17</text:p>
          </table:table-cell>
          <table:table-cell table:formula="of:=ABJAD([.$A118];1;1)" office:value-type="float" office:value="209" calcext:value-type="float">
            <text:p>209</text:p>
          </table:table-cell>
          <table:table-cell table:formula="of:=ABJAD([.$A118];2;1)" office:value-type="float" office:value="221" calcext:value-type="float">
            <text:p>221</text:p>
          </table:table-cell>
          <table:table-cell table:formula="of:=ABJAD([.$A118];3;1)"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ARGON</text:p>
          </table:table-cell>
          <table:table-cell table:formula="of:=NUMEROLOG([.$A119];&quot;modern&quot;;&quot;tam&quot;)" office:value-type="float" office:value="28" calcext:value-type="float">
            <text:p>28</text:p>
          </table:table-cell>
          <table:table-cell table:formula="of:=NUMEROLOG([.$A119];&quot;TR&quot;;&quot;tam&quot;)" office:value-type="float" office:value="65" calcext:value-type="float">
            <text:p>65</text:p>
          </table:table-cell>
          <table:table-cell table:formula="of:=ABJAD([.$A119];0;1)" office:value-type="float" office:value="34" calcext:value-type="float">
            <text:p>34</text:p>
          </table:table-cell>
          <table:table-cell table:formula="of:=ABJAD([.$A119];1;1)" office:value-type="float" office:value="358" calcext:value-type="float">
            <text:p>358</text:p>
          </table:table-cell>
          <table:table-cell table:formula="of:=ABJAD([.$A119];2;1)" office:value-type="float" office:value="454" calcext:value-type="float">
            <text:p>454</text:p>
          </table:table-cell>
          <table:table-cell table:formula="of:=ABJAD([.$A119];3;1)" office:value-type="float" office:value="6436" calcext:value-type="float">
            <text:p>6436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table:formula="of:=NUMEROLOG([.$A120];&quot;modern&quot;;&quot;tam&quot;)" office:value-type="float" office:value="19" calcext:value-type="float">
            <text:p>19</text:p>
          </table:table-cell>
          <table:table-cell table:formula="of:=NUMEROLOG([.$A120];&quot;TR&quot;;&quot;tam&quot;)" office:value-type="float" office:value="33" calcext:value-type="float">
            <text:p>33</text:p>
          </table:table-cell>
          <table:table-cell table:formula="of:=ABJAD([.$A120];0;1)" office:value-type="float" office:value="19" calcext:value-type="float">
            <text:p>19</text:p>
          </table:table-cell>
          <table:table-cell table:formula="of:=ABJAD([.$A120];1;1)" office:value-type="float" office:value="211" calcext:value-type="float">
            <text:p>211</text:p>
          </table:table-cell>
          <table:table-cell table:formula="of:=ABJAD([.$A120];2;1)" office:value-type="float" office:value="227" calcext:value-type="float">
            <text:p>227</text:p>
          </table:table-cell>
          <table:table-cell table:formula="of:=ABJAD([.$A120];3;1)"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ARICI</text:p>
          </table:table-cell>
          <table:table-cell table:formula="of:=NUMEROLOG([.$A121];&quot;modern&quot;;&quot;tam&quot;)" office:value-type="float" office:value="31" calcext:value-type="float">
            <text:p>31</text:p>
          </table:table-cell>
          <table:table-cell table:formula="of:=NUMEROLOG([.$A121];&quot;TR&quot;;&quot;tam&quot;)" office:value-type="float" office:value="47" calcext:value-type="float">
            <text:p>47</text:p>
          </table:table-cell>
          <table:table-cell table:formula="of:=ABJAD([.$A121];0;1)" office:value-type="float" office:value="32" calcext:value-type="float">
            <text:p>32</text:p>
          </table:table-cell>
          <table:table-cell table:formula="of:=ABJAD([.$A121];1;1)" office:value-type="float" office:value="224" calcext:value-type="float">
            <text:p>224</text:p>
          </table:table-cell>
          <table:table-cell table:formula="of:=ABJAD([.$A121];2;1)" office:value-type="float" office:value="255" calcext:value-type="float">
            <text:p>255</text:p>
          </table:table-cell>
          <table:table-cell table:formula="of:=ABJAD([.$A121];3;1)"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ARİFOĞLU</text:p>
          </table:table-cell>
          <table:table-cell table:formula="of:=NUMEROLOG([.$A122];&quot;modern&quot;;&quot;tam&quot;)" office:value-type="float" office:value="44" calcext:value-type="float">
            <text:p>44</text:p>
          </table:table-cell>
          <table:table-cell table:formula="of:=NUMEROLOG([.$A122];&quot;TR&quot;;&quot;tam&quot;)" office:value-type="float" office:value="108" calcext:value-type="float">
            <text:p>108</text:p>
          </table:table-cell>
          <table:table-cell table:formula="of:=ABJAD([.$A122];0;1)" office:value-type="float" office:value="41" calcext:value-type="float">
            <text:p>41</text:p>
          </table:table-cell>
          <table:table-cell table:formula="of:=ABJAD([.$A122];1;1)" office:value-type="float" office:value="965" calcext:value-type="float">
            <text:p>965</text:p>
          </table:table-cell>
          <table:table-cell table:formula="of:=ABJAD([.$A122];2;1)" office:value-type="float" office:value="4286" calcext:value-type="float">
            <text:p>4286</text:p>
          </table:table-cell>
          <table:table-cell table:formula="of:=ABJAD([.$A122];3;1)" office:value-type="float" office:value="10034" calcext:value-type="float">
            <text:p>10034</text:p>
          </table:table-cell>
        </table:table-row>
        <table:table-row table:style-name="ro1">
          <table:table-cell office:value-type="string" calcext:value-type="string">
            <text:p>ARIK</text:p>
          </table:table-cell>
          <table:table-cell table:formula="of:=NUMEROLOG([.$A123];&quot;modern&quot;;&quot;tam&quot;)" office:value-type="float" office:value="21" calcext:value-type="float">
            <text:p>21</text:p>
          </table:table-cell>
          <table:table-cell table:formula="of:=NUMEROLOG([.$A123];&quot;TR&quot;;&quot;tam&quot;)" office:value-type="float" office:value="47" calcext:value-type="float">
            <text:p>47</text:p>
          </table:table-cell>
          <table:table-cell table:formula="of:=ABJAD([.$A123];0;1)" office:value-type="float" office:value="23" calcext:value-type="float">
            <text:p>23</text:p>
          </table:table-cell>
          <table:table-cell table:formula="of:=ABJAD([.$A123];1;1)" office:value-type="float" office:value="251" calcext:value-type="float">
            <text:p>251</text:p>
          </table:table-cell>
          <table:table-cell table:formula="of:=ABJAD([.$A123];2;1)" office:value-type="float" office:value="272" calcext:value-type="float">
            <text:p>272</text:p>
          </table:table-cell>
          <table:table-cell table:formula="of:=ABJAD([.$A123];3;1)"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ARIKAN</text:p>
          </table:table-cell>
          <table:table-cell table:formula="of:=NUMEROLOG([.$A124];&quot;modern&quot;;&quot;tam&quot;)" office:value-type="float" office:value="27" calcext:value-type="float">
            <text:p>27</text:p>
          </table:table-cell>
          <table:table-cell table:formula="of:=NUMEROLOG([.$A124];&quot;TR&quot;;&quot;tam&quot;)" office:value-type="float" office:value="65" calcext:value-type="float">
            <text:p>65</text:p>
          </table:table-cell>
          <table:table-cell table:formula="of:=ABJAD([.$A124];0;1)" office:value-type="float" office:value="34" calcext:value-type="float">
            <text:p>34</text:p>
          </table:table-cell>
          <table:table-cell table:formula="of:=ABJAD([.$A124];1;1)" office:value-type="float" office:value="322" calcext:value-type="float">
            <text:p>322</text:p>
          </table:table-cell>
          <table:table-cell table:formula="of:=ABJAD([.$A124];2;1)" office:value-type="float" office:value="349" calcext:value-type="float">
            <text:p>349</text:p>
          </table:table-cell>
          <table:table-cell table:formula="of:=ABJAD([.$A124];3;1)"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ARIKAN YORGUN</text:p>
          </table:table-cell>
          <table:table-cell table:formula="of:=NUMEROLOG([.$A125];&quot;modern&quot;;&quot;tam&quot;)" office:value-type="float" office:value="64" calcext:value-type="float">
            <text:p>64</text:p>
          </table:table-cell>
          <table:table-cell table:formula="of:=NUMEROLOG([.$A125];&quot;TR&quot;;&quot;tam&quot;)" office:value-type="float" office:value="182" calcext:value-type="float">
            <text:p>182</text:p>
          </table:table-cell>
          <table:table-cell table:formula="of:=ABJAD([.$A125];0;1)" office:value-type="float" office:value="67" calcext:value-type="float">
            <text:p>67</text:p>
          </table:table-cell>
          <table:table-cell table:formula="of:=ABJAD([.$A125];1;1)" office:value-type="float" office:value="2179" calcext:value-type="float">
            <text:p>2179</text:p>
          </table:table-cell>
          <table:table-cell table:formula="of:=ABJAD([.$A125];2;1)" office:value-type="float" office:value="2906" calcext:value-type="float">
            <text:p>2906</text:p>
          </table:table-cell>
          <table:table-cell table:formula="of:=ABJAD([.$A125];3;1)" office:value-type="float" office:value="19148" calcext:value-type="float">
            <text:p>19148</text:p>
          </table:table-cell>
        </table:table-row>
        <table:table-row table:style-name="ro1">
          <table:table-cell office:value-type="string" calcext:value-type="string">
            <text:p>ARIKBOĞA</text:p>
          </table:table-cell>
          <table:table-cell table:formula="of:=NUMEROLOG([.$A126];&quot;modern&quot;;&quot;tam&quot;)" office:value-type="float" office:value="37" calcext:value-type="float">
            <text:p>37</text:p>
          </table:table-cell>
          <table:table-cell table:formula="of:=NUMEROLOG([.$A126];&quot;TR&quot;;&quot;tam&quot;)" office:value-type="float" office:value="77" calcext:value-type="float">
            <text:p>77</text:p>
          </table:table-cell>
          <table:table-cell table:formula="of:=ABJAD([.$A126];0;1)" office:value-type="float" office:value="42" calcext:value-type="float">
            <text:p>42</text:p>
          </table:table-cell>
          <table:table-cell table:formula="of:=ABJAD([.$A126];1;1)" office:value-type="float" office:value="342" calcext:value-type="float">
            <text:p>342</text:p>
          </table:table-cell>
          <table:table-cell table:formula="of:=ABJAD([.$A126];2;1)" office:value-type="float" office:value="3054" calcext:value-type="float">
            <text:p>3054</text:p>
          </table:table-cell>
          <table:table-cell table:formula="of:=ABJAD([.$A126];3;1)" office:value-type="float" office:value="5729" calcext:value-type="float">
            <text:p>5729</text:p>
          </table:table-cell>
        </table:table-row>
        <table:table-row table:style-name="ro1">
          <table:table-cell office:value-type="string" calcext:value-type="string">
            <text:p>ARKAN</text:p>
          </table:table-cell>
          <table:table-cell table:formula="of:=NUMEROLOG([.$A127];&quot;modern&quot;;&quot;tam&quot;)" office:value-type="float" office:value="18" calcext:value-type="float">
            <text:p>18</text:p>
          </table:table-cell>
          <table:table-cell table:formula="of:=NUMEROLOG([.$A127];&quot;TR&quot;;&quot;tam&quot;)" office:value-type="float" office:value="54" calcext:value-type="float">
            <text:p>54</text:p>
          </table:table-cell>
          <table:table-cell table:formula="of:=ABJAD([.$A127];0;1)" office:value-type="float" office:value="24" calcext:value-type="float">
            <text:p>24</text:p>
          </table:table-cell>
          <table:table-cell table:formula="of:=ABJAD([.$A127];1;1)" office:value-type="float" office:value="312" calcext:value-type="float">
            <text:p>312</text:p>
          </table:table-cell>
          <table:table-cell table:formula="of:=ABJAD([.$A127];2;1)" office:value-type="float" office:value="329" calcext:value-type="float">
            <text:p>329</text:p>
          </table:table-cell>
          <table:table-cell table:formula="of:=ABJAD([.$A127];3;1)"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ARMAĞAN</text:p>
          </table:table-cell>
          <table:table-cell table:formula="of:=NUMEROLOG([.$A128];&quot;modern&quot;;&quot;tam&quot;)" office:value-type="float" office:value="28" calcext:value-type="float">
            <text:p>28</text:p>
          </table:table-cell>
          <table:table-cell table:formula="of:=NUMEROLOG([.$A128];&quot;TR&quot;;&quot;tam&quot;)" office:value-type="float" office:value="66" calcext:value-type="float">
            <text:p>66</text:p>
          </table:table-cell>
          <table:table-cell table:formula="of:=ABJAD([.$A128];0;1)" office:value-type="float" office:value="29" calcext:value-type="float">
            <text:p>29</text:p>
          </table:table-cell>
          <table:table-cell table:formula="of:=ABJAD([.$A128];1;1)" office:value-type="float" office:value="341" calcext:value-type="float">
            <text:p>341</text:p>
          </table:table-cell>
          <table:table-cell table:formula="of:=ABJAD([.$A128];2;1)" office:value-type="float" office:value="2964" calcext:value-type="float">
            <text:p>2964</text:p>
          </table:table-cell>
          <table:table-cell table:formula="of:=ABJAD([.$A128];3;1)" office:value-type="float" office:value="7617" calcext:value-type="float">
            <text:p>7617</text:p>
          </table:table-cell>
        </table:table-row>
        <table:table-row table:style-name="ro1">
          <table:table-cell office:value-type="string" calcext:value-type="string">
            <text:p>ARPAT</text:p>
          </table:table-cell>
          <table:table-cell table:formula="of:=NUMEROLOG([.$A129];&quot;modern&quot;;&quot;tam&quot;)" office:value-type="float" office:value="20" calcext:value-type="float">
            <text:p>20</text:p>
          </table:table-cell>
          <table:table-cell table:formula="of:=NUMEROLOG([.$A129];&quot;TR&quot;;&quot;tam&quot;)" office:value-type="float" office:value="67" calcext:value-type="float">
            <text:p>67</text:p>
          </table:table-cell>
          <table:table-cell table:formula="of:=ABJAD([.$A129];0;1)" office:value-type="float" office:value="22" calcext:value-type="float">
            <text:p>22</text:p>
          </table:table-cell>
          <table:table-cell table:formula="of:=ABJAD([.$A129];1;1)" office:value-type="float" office:value="802" calcext:value-type="float">
            <text:p>802</text:p>
          </table:table-cell>
          <table:table-cell table:formula="of:=ABJAD([.$A129];2;1)" office:value-type="float" office:value="819" calcext:value-type="float">
            <text:p>819</text:p>
          </table:table-cell>
          <table:table-cell table:formula="of:=ABJAD([.$A129];3;1)" office:value-type="float" office:value="8731" calcext:value-type="float">
            <text:p>8731</text:p>
          </table:table-cell>
        </table:table-row>
        <table:table-row table:style-name="ro1">
          <table:table-cell office:value-type="string" calcext:value-type="string">
            <text:p>ARSLAN</text:p>
          </table:table-cell>
          <table:table-cell table:formula="of:=NUMEROLOG([.$A130];&quot;modern&quot;;&quot;tam&quot;)" office:value-type="float" office:value="20" calcext:value-type="float">
            <text:p>20</text:p>
          </table:table-cell>
          <table:table-cell table:formula="of:=NUMEROLOG([.$A130];&quot;TR&quot;;&quot;tam&quot;)" office:value-type="float" office:value="77" calcext:value-type="float">
            <text:p>77</text:p>
          </table:table-cell>
          <table:table-cell table:formula="of:=ABJAD([.$A130];0;1)" office:value-type="float" office:value="22" calcext:value-type="float">
            <text:p>22</text:p>
          </table:table-cell>
          <table:table-cell table:formula="of:=ABJAD([.$A130];1;1)" office:value-type="float" office:value="622" calcext:value-type="float">
            <text:p>622</text:p>
          </table:table-cell>
          <table:table-cell table:formula="of:=ABJAD([.$A130];2;1)" office:value-type="float" office:value="644" calcext:value-type="float">
            <text:p>644</text:p>
          </table:table-cell>
          <table:table-cell table:formula="of:=ABJAD([.$A130];3;1)" office:value-type="float" office:value="8437" calcext:value-type="float">
            <text:p>8437</text:p>
          </table:table-cell>
        </table:table-row>
        <table:table-row table:style-name="ro1">
          <table:table-cell office:value-type="string" calcext:value-type="string">
            <text:p>ARSLAN KAŞDOĞAN</text:p>
          </table:table-cell>
          <table:table-cell table:formula="of:=NUMEROLOG([.$A131];&quot;modern&quot;;&quot;tam&quot;)" office:value-type="float" office:value="47" calcext:value-type="float">
            <text:p>47</text:p>
          </table:table-cell>
          <table:table-cell table:formula="of:=NUMEROLOG([.$A131];&quot;TR&quot;;&quot;tam&quot;)" office:value-type="float" office:value="165" calcext:value-type="float">
            <text:p>165</text:p>
          </table:table-cell>
          <table:table-cell table:formula="of:=ABJAD([.$A131];0;1)" office:value-type="float" office:value="62" calcext:value-type="float">
            <text:p>62</text:p>
          </table:table-cell>
          <table:table-cell table:formula="of:=ABJAD([.$A131];1;1)" office:value-type="float" office:value="1226" calcext:value-type="float">
            <text:p>1226</text:p>
          </table:table-cell>
          <table:table-cell table:formula="of:=ABJAD([.$A131];2;1)" office:value-type="float" office:value="3955" calcext:value-type="float">
            <text:p>3955</text:p>
          </table:table-cell>
          <table:table-cell table:formula="of:=ABJAD([.$A131];3;1)" office:value-type="float" office:value="17329" calcext:value-type="float">
            <text:p>17329</text:p>
          </table:table-cell>
        </table:table-row>
        <table:table-row table:style-name="ro1">
          <table:table-cell office:value-type="string" calcext:value-type="string">
            <text:p>ARSLANKEÇECİOĞLU</text:p>
          </table:table-cell>
          <table:table-cell table:formula="of:=NUMEROLOG([.$A132];&quot;modern&quot;;&quot;tam&quot;)" office:value-type="float" office:value="66" calcext:value-type="float">
            <text:p>66</text:p>
          </table:table-cell>
          <table:table-cell table:formula="of:=NUMEROLOG([.$A132];&quot;TR&quot;;&quot;tam&quot;)" office:value-type="float" office:value="189" calcext:value-type="float">
            <text:p>189</text:p>
          </table:table-cell>
          <table:table-cell table:formula="of:=ABJAD([.$A132];0;1)" office:value-type="float" office:value="68" calcext:value-type="float">
            <text:p>68</text:p>
          </table:table-cell>
          <table:table-cell table:formula="of:=ABJAD([.$A132];1;1)" office:value-type="float" office:value="1436" calcext:value-type="float">
            <text:p>1436</text:p>
          </table:table-cell>
          <table:table-cell table:formula="of:=ABJAD([.$A132];2;1)" office:value-type="float" office:value="4793" calcext:value-type="float">
            <text:p>4793</text:p>
          </table:table-cell>
          <table:table-cell table:formula="of:=ABJAD([.$A132];3;1)" office:value-type="float" office:value="17518" calcext:value-type="float">
            <text:p>17518</text:p>
          </table:table-cell>
        </table:table-row>
        <table:table-row table:style-name="ro1">
          <table:table-cell office:value-type="string" calcext:value-type="string">
            <text:p>ARSLANOĞLU</text:p>
          </table:table-cell>
          <table:table-cell table:formula="of:=NUMEROLOG([.$A133];&quot;modern&quot;;&quot;tam&quot;)" office:value-type="float" office:value="39" calcext:value-type="float">
            <text:p>39</text:p>
          </table:table-cell>
          <table:table-cell table:formula="of:=NUMEROLOG([.$A133];&quot;TR&quot;;&quot;tam&quot;)" office:value-type="float" office:value="144" calcext:value-type="float">
            <text:p>144</text:p>
          </table:table-cell>
          <table:table-cell table:formula="of:=ABJAD([.$A133];0;1)" office:value-type="float" office:value="40" calcext:value-type="float">
            <text:p>40</text:p>
          </table:table-cell>
          <table:table-cell table:formula="of:=ABJAD([.$A133];1;1)" office:value-type="float" office:value="1360" calcext:value-type="float">
            <text:p>1360</text:p>
          </table:table-cell>
          <table:table-cell table:formula="of:=ABJAD([.$A133];2;1)" office:value-type="float" office:value="4672" calcext:value-type="float">
            <text:p>4672</text:p>
          </table:table-cell>
          <table:table-cell table:formula="of:=ABJAD([.$A133];3;1)" office:value-type="float" office:value="13808" calcext:value-type="float">
            <text:p>13808</text:p>
          </table:table-cell>
        </table:table-row>
        <table:table-row table:style-name="ro1">
          <table:table-cell office:value-type="string" calcext:value-type="string">
            <text:p>ARTUÇ</text:p>
          </table:table-cell>
          <table:table-cell table:formula="of:=NUMEROLOG([.$A134];&quot;modern&quot;;&quot;tam&quot;)" office:value-type="float" office:value="18" calcext:value-type="float">
            <text:p>18</text:p>
          </table:table-cell>
          <table:table-cell table:formula="of:=NUMEROLOG([.$A134];&quot;TR&quot;;&quot;tam&quot;)" office:value-type="float" office:value="75" calcext:value-type="float">
            <text:p>75</text:p>
          </table:table-cell>
          <table:table-cell table:formula="of:=ABJAD([.$A134];0;1)" office:value-type="float" office:value="20" calcext:value-type="float">
            <text:p>20</text:p>
          </table:table-cell>
          <table:table-cell table:formula="of:=ABJAD([.$A134];1;1)" office:value-type="float" office:value="1304" calcext:value-type="float">
            <text:p>1304</text:p>
          </table:table-cell>
          <table:table-cell table:formula="of:=ABJAD([.$A134];2;1)" office:value-type="float" office:value="1920" calcext:value-type="float">
            <text:p>1920</text:p>
          </table:table-cell>
          <table:table-cell table:formula="of:=ABJAD([.$A134];3;1)" office:value-type="float" office:value="9773" calcext:value-type="float">
            <text:p>9773</text:p>
          </table:table-cell>
        </table:table-row>
        <table:table-row table:style-name="ro1">
          <table:table-cell office:value-type="string" calcext:value-type="string">
            <text:p>AŞAN</text:p>
          </table:table-cell>
          <table:table-cell table:formula="of:=NUMEROLOG([.$A135];&quot;modern&quot;;&quot;tam&quot;)" office:value-type="float" office:value="8" calcext:value-type="float">
            <text:p>8</text:p>
          </table:table-cell>
          <table:table-cell table:formula="of:=NUMEROLOG([.$A135];&quot;TR&quot;;&quot;tam&quot;)" office:value-type="float" office:value="42" calcext:value-type="float">
            <text:p>42</text:p>
          </table:table-cell>
          <table:table-cell table:formula="of:=ABJAD([.$A135];0;1)" office:value-type="float" office:value="16" calcext:value-type="float">
            <text:p>16</text:p>
          </table:table-cell>
          <table:table-cell table:formula="of:=ABJAD([.$A135];1;1)" office:value-type="float" office:value="472" calcext:value-type="float">
            <text:p>472</text:p>
          </table:table-cell>
          <table:table-cell table:formula="of:=ABJAD([.$A135];2;1)" office:value-type="float" office:value="484" calcext:value-type="float">
            <text:p>484</text:p>
          </table:table-cell>
          <table:table-cell table:formula="of:=ABJAD([.$A135];3;1)" office:value-type="float" office:value="5723" calcext:value-type="float">
            <text:p>5723</text:p>
          </table:table-cell>
        </table:table-row>
        <table:table-row table:style-name="ro1">
          <table:table-cell office:value-type="string" calcext:value-type="string">
            <text:p>ASENA</text:p>
          </table:table-cell>
          <table:table-cell table:formula="of:=NUMEROLOG([.$A136];&quot;modern&quot;;&quot;tam&quot;)" office:value-type="float" office:value="13" calcext:value-type="float">
            <text:p>13</text:p>
          </table:table-cell>
          <table:table-cell table:formula="of:=NUMEROLOG([.$A136];&quot;TR&quot;;&quot;tam&quot;)" office:value-type="float" office:value="47" calcext:value-type="float">
            <text:p>47</text:p>
          </table:table-cell>
          <table:table-cell table:formula="of:=ABJAD([.$A136];0;1)" office:value-type="float" office:value="17" calcext:value-type="float">
            <text:p>17</text:p>
          </table:table-cell>
          <table:table-cell table:formula="of:=ABJAD([.$A136];1;1)" office:value-type="float" office:value="377" calcext:value-type="float">
            <text:p>377</text:p>
          </table:table-cell>
          <table:table-cell table:formula="of:=ABJAD([.$A136];2;1)" office:value-type="float" office:value="394" calcext:value-type="float">
            <text:p>394</text:p>
          </table:table-cell>
          <table:table-cell table:formula="of:=ABJAD([.$A136];3;1)" office:value-type="float" office:value="6039" calcext:value-type="float">
            <text:p>6039</text:p>
          </table:table-cell>
        </table:table-row>
        <table:table-row table:style-name="ro1">
          <table:table-cell office:value-type="string" calcext:value-type="string">
            <text:p>ASIG</text:p>
          </table:table-cell>
          <table:table-cell table:formula="of:=NUMEROLOG([.$A137];&quot;modern&quot;;&quot;tam&quot;)" office:value-type="float" office:value="18" calcext:value-type="float">
            <text:p>18</text:p>
          </table:table-cell>
          <table:table-cell table:formula="of:=NUMEROLOG([.$A137];&quot;TR&quot;;&quot;tam&quot;)" office:value-type="float" office:value="42" calcext:value-type="float">
            <text:p>42</text:p>
          </table:table-cell>
          <table:table-cell table:formula="of:=ABJAD([.$A137];0;1)" office:value-type="float" office:value="18" calcext:value-type="float">
            <text:p>18</text:p>
          </table:table-cell>
          <table:table-cell table:formula="of:=ABJAD([.$A137];1;1)" office:value-type="float" office:value="318" calcext:value-type="float">
            <text:p>318</text:p>
          </table:table-cell>
          <table:table-cell table:formula="of:=ABJAD([.$A137];2;1)" office:value-type="float" office:value="339" calcext:value-type="float">
            <text:p>339</text:p>
          </table:table-cell>
          <table:table-cell table:formula="of:=ABJAD([.$A137];3;1)"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AŞIK</text:p>
          </table:table-cell>
          <table:table-cell table:formula="of:=NUMEROLOG([.$A138];&quot;modern&quot;;&quot;tam&quot;)" office:value-type="float" office:value="13" calcext:value-type="float">
            <text:p>13</text:p>
          </table:table-cell>
          <table:table-cell table:formula="of:=NUMEROLOG([.$A138];&quot;TR&quot;;&quot;tam&quot;)" office:value-type="float" office:value="49" calcext:value-type="float">
            <text:p>49</text:p>
          </table:table-cell>
          <table:table-cell table:formula="of:=ABJAD([.$A138];0;1)" office:value-type="float" office:value="19" calcext:value-type="float">
            <text:p>19</text:p>
          </table:table-cell>
          <table:table-cell table:formula="of:=ABJAD([.$A138];1;1)" office:value-type="float" office:value="451" calcext:value-type="float">
            <text:p>451</text:p>
          </table:table-cell>
          <table:table-cell table:formula="of:=ABJAD([.$A138];2;1)" office:value-type="float" office:value="472" calcext:value-type="float">
            <text:p>472</text:p>
          </table:table-cell>
          <table:table-cell table:formula="of:=ABJAD([.$A138];3;1)"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ASİL</text:p>
          </table:table-cell>
          <table:table-cell table:formula="of:=NUMEROLOG([.$A139];&quot;modern&quot;;&quot;tam&quot;)" office:value-type="float" office:value="14" calcext:value-type="float">
            <text:p>14</text:p>
          </table:table-cell>
          <table:table-cell table:formula="of:=NUMEROLOG([.$A139];&quot;TR&quot;;&quot;tam&quot;)" office:value-type="float" office:value="50" calcext:value-type="float">
            <text:p>50</text:p>
          </table:table-cell>
          <table:table-cell table:formula="of:=ABJAD([.$A139];0;1)" office:value-type="float" office:value="11" calcext:value-type="float">
            <text:p>11</text:p>
          </table:table-cell>
          <table:table-cell table:formula="of:=ABJAD([.$A139];1;1)" office:value-type="float" office:value="371" calcext:value-type="float">
            <text:p>371</text:p>
          </table:table-cell>
          <table:table-cell table:formula="of:=ABJAD([.$A139];2;1)" office:value-type="float" office:value="402" calcext:value-type="float">
            <text:p>402</text:p>
          </table:table-cell>
          <table:table-cell table:formula="of:=ABJAD([.$A139];3;1)"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AŞKIN</text:p>
          </table:table-cell>
          <table:table-cell table:formula="of:=NUMEROLOG([.$A140];&quot;modern&quot;;&quot;tam&quot;)" office:value-type="float" office:value="18" calcext:value-type="float">
            <text:p>18</text:p>
          </table:table-cell>
          <table:table-cell table:formula="of:=NUMEROLOG([.$A140];&quot;TR&quot;;&quot;tam&quot;)" office:value-type="float" office:value="66" calcext:value-type="float">
            <text:p>66</text:p>
          </table:table-cell>
          <table:table-cell table:formula="of:=ABJAD([.$A140];0;1)" office:value-type="float" office:value="29" calcext:value-type="float">
            <text:p>29</text:p>
          </table:table-cell>
          <table:table-cell table:formula="of:=ABJAD([.$A140];1;1)" office:value-type="float" office:value="521" calcext:value-type="float">
            <text:p>521</text:p>
          </table:table-cell>
          <table:table-cell table:formula="of:=ABJAD([.$A140];2;1)" office:value-type="float" office:value="547" calcext:value-type="float">
            <text:p>547</text:p>
          </table:table-cell>
          <table:table-cell table:formula="of:=ABJAD([.$A140];3;1)" office:value-type="float" office:value="5941" calcext:value-type="float">
            <text:p>5941</text:p>
          </table:table-cell>
        </table:table-row>
        <table:table-row table:style-name="ro1">
          <table:table-cell office:value-type="string" calcext:value-type="string">
            <text:p>ASLAN</text:p>
          </table:table-cell>
          <table:table-cell table:formula="of:=NUMEROLOG([.$A141];&quot;modern&quot;;&quot;tam&quot;)" office:value-type="float" office:value="11" calcext:value-type="float">
            <text:p>11</text:p>
          </table:table-cell>
          <table:table-cell table:formula="of:=NUMEROLOG([.$A141];&quot;TR&quot;;&quot;tam&quot;)" office:value-type="float" office:value="56" calcext:value-type="float">
            <text:p>56</text:p>
          </table:table-cell>
          <table:table-cell table:formula="of:=ABJAD([.$A141];0;1)" office:value-type="float" office:value="14" calcext:value-type="float">
            <text:p>14</text:p>
          </table:table-cell>
          <table:table-cell table:formula="of:=ABJAD([.$A141];1;1)" office:value-type="float" office:value="422" calcext:value-type="float">
            <text:p>422</text:p>
          </table:table-cell>
          <table:table-cell table:formula="of:=ABJAD([.$A141];2;1)" office:value-type="float" office:value="439" calcext:value-type="float">
            <text:p>439</text:p>
          </table:table-cell>
          <table:table-cell table:formula="of:=ABJAD([.$A141];3;1)" office:value-type="float" office:value="5757" calcext:value-type="float">
            <text:p>5757</text:p>
          </table:table-cell>
        </table:table-row>
        <table:table-row table:style-name="ro1">
          <table:table-cell office:value-type="string" calcext:value-type="string">
            <text:p>ASLANALP</text:p>
          </table:table-cell>
          <table:table-cell table:formula="of:=NUMEROLOG([.$A142];&quot;modern&quot;;&quot;tam&quot;)" office:value-type="float" office:value="22" calcext:value-type="float">
            <text:p>22</text:p>
          </table:table-cell>
          <table:table-cell table:formula="of:=NUMEROLOG([.$A142];&quot;TR&quot;;&quot;tam&quot;)" office:value-type="float" office:value="92" calcext:value-type="float">
            <text:p>92</text:p>
          </table:table-cell>
          <table:table-cell table:formula="of:=ABJAD([.$A142];0;1)" office:value-type="float" office:value="21" calcext:value-type="float">
            <text:p>21</text:p>
          </table:table-cell>
          <table:table-cell table:formula="of:=ABJAD([.$A142];1;1)" office:value-type="float" office:value="573" calcext:value-type="float">
            <text:p>573</text:p>
          </table:table-cell>
          <table:table-cell table:formula="of:=ABJAD([.$A142];2;1)" office:value-type="float" office:value="601" calcext:value-type="float">
            <text:p>601</text:p>
          </table:table-cell>
          <table:table-cell table:formula="of:=ABJAD([.$A142];3;1)"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ASLANER</text:p>
          </table:table-cell>
          <table:table-cell table:formula="of:=NUMEROLOG([.$A143];&quot;modern&quot;;&quot;tam&quot;)" office:value-type="float" office:value="25" calcext:value-type="float">
            <text:p>25</text:p>
          </table:table-cell>
          <table:table-cell table:formula="of:=NUMEROLOG([.$A143];&quot;TR&quot;;&quot;tam&quot;)" office:value-type="float" office:value="83" calcext:value-type="float">
            <text:p>83</text:p>
          </table:table-cell>
          <table:table-cell table:formula="of:=ABJAD([.$A143];0;1)" office:value-type="float" office:value="27" calcext:value-type="float">
            <text:p>27</text:p>
          </table:table-cell>
          <table:table-cell table:formula="of:=ABJAD([.$A143];1;1)" office:value-type="float" office:value="627" calcext:value-type="float">
            <text:p>627</text:p>
          </table:table-cell>
          <table:table-cell table:formula="of:=ABJAD([.$A143];2;1)" office:value-type="float" office:value="654" calcext:value-type="float">
            <text:p>654</text:p>
          </table:table-cell>
          <table:table-cell table:formula="of:=ABJAD([.$A143];3;1)" office:value-type="float" office:value="8844" calcext:value-type="float">
            <text:p>8844</text:p>
          </table:table-cell>
        </table:table-row>
        <table:table-row table:style-name="ro1">
          <table:table-cell office:value-type="string" calcext:value-type="string">
            <text:p>ASLANKARA</text:p>
          </table:table-cell>
          <table:table-cell table:formula="of:=NUMEROLOG([.$A144];&quot;modern&quot;;&quot;tam&quot;)" office:value-type="float" office:value="24" calcext:value-type="float">
            <text:p>24</text:p>
          </table:table-cell>
          <table:table-cell table:formula="of:=NUMEROLOG([.$A144];&quot;TR&quot;;&quot;tam&quot;)" office:value-type="float" office:value="93" calcext:value-type="float">
            <text:p>93</text:p>
          </table:table-cell>
          <table:table-cell table:formula="of:=ABJAD([.$A144];0;1)" office:value-type="float" office:value="28" calcext:value-type="float">
            <text:p>28</text:p>
          </table:table-cell>
          <table:table-cell table:formula="of:=ABJAD([.$A144];1;1)" office:value-type="float" office:value="664" calcext:value-type="float">
            <text:p>664</text:p>
          </table:table-cell>
          <table:table-cell table:formula="of:=ABJAD([.$A144];2;1)" office:value-type="float" office:value="693" calcext:value-type="float">
            <text:p>693</text:p>
          </table:table-cell>
          <table:table-cell table:formula="of:=ABJAD([.$A144];3;1)" office:value-type="float" office:value="9171" calcext:value-type="float">
            <text:p>9171</text:p>
          </table:table-cell>
        </table:table-row>
        <table:table-row table:style-name="ro1">
          <table:table-cell office:value-type="string" calcext:value-type="string">
            <text:p>ASOĞLU</text:p>
          </table:table-cell>
          <table:table-cell table:formula="of:=NUMEROLOG([.$A145];&quot;modern&quot;;&quot;tam&quot;)" office:value-type="float" office:value="21" calcext:value-type="float">
            <text:p>21</text:p>
          </table:table-cell>
          <table:table-cell table:formula="of:=NUMEROLOG([.$A145];&quot;TR&quot;;&quot;tam&quot;)" office:value-type="float" office:value="90" calcext:value-type="float">
            <text:p>90</text:p>
          </table:table-cell>
          <table:table-cell table:formula="of:=ABJAD([.$A145];0;1)" office:value-type="float" office:value="19" calcext:value-type="float">
            <text:p>19</text:p>
          </table:table-cell>
          <table:table-cell table:formula="of:=ABJAD([.$A145];1;1)" office:value-type="float" office:value="1039" calcext:value-type="float">
            <text:p>1039</text:p>
          </table:table-cell>
          <table:table-cell table:formula="of:=ABJAD([.$A145];2;1)" office:value-type="float" office:value="4335" calcext:value-type="float">
            <text:p>4335</text:p>
          </table:table-cell>
          <table:table-cell table:formula="of:=ABJAD([.$A145];3;1)" office:value-type="float" office:value="8896" calcext:value-type="float">
            <text:p>8896</text:p>
          </table:table-cell>
        </table:table-row>
        <table:table-row table:style-name="ro1">
          <table:table-cell office:value-type="string" calcext:value-type="string">
            <text:p>ATABAY</text:p>
          </table:table-cell>
          <table:table-cell table:formula="of:=NUMEROLOG([.$A146];&quot;modern&quot;;&quot;tam&quot;)" office:value-type="float" office:value="14" calcext:value-type="float">
            <text:p>14</text:p>
          </table:table-cell>
          <table:table-cell table:formula="of:=NUMEROLOG([.$A146];&quot;TR&quot;;&quot;tam&quot;)" office:value-type="float" office:value="57" calcext:value-type="float">
            <text:p>57</text:p>
          </table:table-cell>
          <table:table-cell table:formula="of:=ABJAD([.$A146];0;1)" office:value-type="float" office:value="13" calcext:value-type="float">
            <text:p>13</text:p>
          </table:table-cell>
          <table:table-cell table:formula="of:=ABJAD([.$A146];1;1)" office:value-type="float" office:value="1405" calcext:value-type="float">
            <text:p>1405</text:p>
          </table:table-cell>
          <table:table-cell table:formula="of:=ABJAD([.$A146];2;1)" office:value-type="float" office:value="1423" calcext:value-type="float">
            <text:p>1423</text:p>
          </table:table-cell>
          <table:table-cell table:formula="of:=ABJAD([.$A146];3;1)" office:value-type="float" office:value="8077" calcext:value-type="float">
            <text:p>8077</text:p>
          </table:table-cell>
        </table:table-row>
        <table:table-row table:style-name="ro1">
          <table:table-cell office:value-type="string" calcext:value-type="string">
            <text:p>ATAK</text:p>
          </table:table-cell>
          <table:table-cell table:formula="of:=NUMEROLOG([.$A147];&quot;modern&quot;;&quot;tam&quot;)" office:value-type="float" office:value="6" calcext:value-type="float">
            <text:p>6</text:p>
          </table:table-cell>
          <table:table-cell table:formula="of:=NUMEROLOG([.$A147];&quot;TR&quot;;&quot;tam&quot;)" office:value-type="float" office:value="40" calcext:value-type="float">
            <text:p>40</text:p>
          </table:table-cell>
          <table:table-cell table:formula="of:=ABJAD([.$A147];0;1)" office:value-type="float" office:value="14" calcext:value-type="float">
            <text:p>14</text:p>
          </table:table-cell>
          <table:table-cell table:formula="of:=ABJAD([.$A147];1;1)" office:value-type="float" office:value="542" calcext:value-type="float">
            <text:p>542</text:p>
          </table:table-cell>
          <table:table-cell table:formula="of:=ABJAD([.$A147];2;1)" office:value-type="float" office:value="554" calcext:value-type="float">
            <text:p>554</text:p>
          </table:table-cell>
          <table:table-cell table:formula="of:=ABJAD([.$A147];3;1)"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ATALAY</text:p>
          </table:table-cell>
          <table:table-cell table:formula="of:=NUMEROLOG([.$A148];&quot;modern&quot;;&quot;tam&quot;)" office:value-type="float" office:value="15" calcext:value-type="float">
            <text:p>15</text:p>
          </table:table-cell>
          <table:table-cell table:formula="of:=NUMEROLOG([.$A148];&quot;TR&quot;;&quot;tam&quot;)" office:value-type="float" office:value="70" calcext:value-type="float">
            <text:p>70</text:p>
          </table:table-cell>
          <table:table-cell table:formula="of:=ABJAD([.$A148];0;1)" office:value-type="float" office:value="13" calcext:value-type="float">
            <text:p>13</text:p>
          </table:table-cell>
          <table:table-cell table:formula="of:=ABJAD([.$A148];1;1)" office:value-type="float" office:value="1453" calcext:value-type="float">
            <text:p>1453</text:p>
          </table:table-cell>
          <table:table-cell table:formula="of:=ABJAD([.$A148];2;1)" office:value-type="float" office:value="1471" calcext:value-type="float">
            <text:p>1471</text:p>
          </table:table-cell>
          <table:table-cell table:formula="of:=ABJAD([.$A148];3;1)"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ATAR</text:p>
          </table:table-cell>
          <table:table-cell table:formula="of:=NUMEROLOG([.$A149];&quot;modern&quot;;&quot;tam&quot;)" office:value-type="float" office:value="13" calcext:value-type="float">
            <text:p>13</text:p>
          </table:table-cell>
          <table:table-cell table:formula="of:=NUMEROLOG([.$A149];&quot;TR&quot;;&quot;tam&quot;)" office:value-type="float" office:value="47" calcext:value-type="float">
            <text:p>47</text:p>
          </table:table-cell>
          <table:table-cell table:formula="of:=ABJAD([.$A149];0;1)" office:value-type="float" office:value="18" calcext:value-type="float">
            <text:p>18</text:p>
          </table:table-cell>
          <table:table-cell table:formula="of:=ABJAD([.$A149];1;1)" office:value-type="float" office:value="702" calcext:value-type="float">
            <text:p>702</text:p>
          </table:table-cell>
          <table:table-cell table:formula="of:=ABJAD([.$A149];2;1)" office:value-type="float" office:value="714" calcext:value-type="float">
            <text:p>714</text:p>
          </table:table-cell>
          <table:table-cell table:formula="of:=ABJAD([.$A149];3;1)" office:value-type="float" office:value="6131" calcext:value-type="float">
            <text:p>6131</text:p>
          </table:table-cell>
        </table:table-row>
        <table:table-row table:style-name="ro1">
          <table:table-cell office:value-type="string" calcext:value-type="string">
            <text:p>ATASOY</text:p>
          </table:table-cell>
          <table:table-cell table:formula="of:=NUMEROLOG([.$A150];&quot;modern&quot;;&quot;tam&quot;)" office:value-type="float" office:value="18" calcext:value-type="float">
            <text:p>18</text:p>
          </table:table-cell>
          <table:table-cell table:formula="of:=NUMEROLOG([.$A150];&quot;TR&quot;;&quot;tam&quot;)" office:value-type="float" office:value="94" calcext:value-type="float">
            <text:p>94</text:p>
          </table:table-cell>
          <table:table-cell table:formula="of:=ABJAD([.$A150];0;1)" office:value-type="float" office:value="18" calcext:value-type="float">
            <text:p>18</text:p>
          </table:table-cell>
          <table:table-cell table:formula="of:=ABJAD([.$A150];1;1)" office:value-type="float" office:value="1782" calcext:value-type="float">
            <text:p>1782</text:p>
          </table:table-cell>
          <table:table-cell table:formula="of:=ABJAD([.$A150];2;1)" office:value-type="float" office:value="1879" calcext:value-type="float">
            <text:p>1879</text:p>
          </table:table-cell>
          <table:table-cell table:formula="of:=ABJAD([.$A150];3;1)" office:value-type="float" office:value="11798" calcext:value-type="float">
            <text:p>11798</text:p>
          </table:table-cell>
        </table:table-row>
        <table:table-row table:style-name="ro1">
          <table:table-cell office:value-type="string" calcext:value-type="string">
            <text:p>ATAY</text:p>
          </table:table-cell>
          <table:table-cell table:formula="of:=NUMEROLOG([.$A151];&quot;modern&quot;;&quot;tam&quot;)" office:value-type="float" office:value="11" calcext:value-type="float">
            <text:p>11</text:p>
          </table:table-cell>
          <table:table-cell table:formula="of:=NUMEROLOG([.$A151];&quot;TR&quot;;&quot;tam&quot;)" office:value-type="float" office:value="54" calcext:value-type="float">
            <text:p>54</text:p>
          </table:table-cell>
          <table:table-cell table:formula="of:=ABJAD([.$A151];0;1)" office:value-type="float" office:value="10" calcext:value-type="float">
            <text:p>10</text:p>
          </table:table-cell>
          <table:table-cell table:formula="of:=ABJAD([.$A151];1;1)" office:value-type="float" office:value="1402" calcext:value-type="float">
            <text:p>1402</text:p>
          </table:table-cell>
          <table:table-cell table:formula="of:=ABJAD([.$A151];2;1)" office:value-type="float" office:value="1414" calcext:value-type="float">
            <text:p>1414</text:p>
          </table:table-cell>
          <table:table-cell table:formula="of:=ABJAD([.$A151];3;1)" office:value-type="float" office:value="7775" calcext:value-type="float">
            <text:p>7775</text:p>
          </table:table-cell>
        </table:table-row>
        <table:table-row table:style-name="ro1">
          <table:table-cell office:value-type="string" calcext:value-type="string">
            <text:p>ATBAŞ</text:p>
          </table:table-cell>
          <table:table-cell table:formula="of:=NUMEROLOG([.$A152];&quot;modern&quot;;&quot;tam&quot;)" office:value-type="float" office:value="7" calcext:value-type="float">
            <text:p>7</text:p>
          </table:table-cell>
          <table:table-cell table:formula="of:=NUMEROLOG([.$A152];&quot;TR&quot;;&quot;tam&quot;)" office:value-type="float" office:value="51" calcext:value-type="float">
            <text:p>51</text:p>
          </table:table-cell>
          <table:table-cell table:formula="of:=ABJAD([.$A152];0;1)" office:value-type="float" office:value="16" calcext:value-type="float">
            <text:p>16</text:p>
          </table:table-cell>
          <table:table-cell table:formula="of:=ABJAD([.$A152];1;1)" office:value-type="float" office:value="904" calcext:value-type="float">
            <text:p>904</text:p>
          </table:table-cell>
          <table:table-cell table:formula="of:=ABJAD([.$A152];2;1)" office:value-type="float" office:value="921" calcext:value-type="float">
            <text:p>921</text:p>
          </table:table-cell>
          <table:table-cell table:formula="of:=ABJAD([.$A152];3;1)" office:value-type="float" office:value="6925" calcext:value-type="float">
            <text:p>6925</text:p>
          </table:table-cell>
        </table:table-row>
        <table:table-row table:style-name="ro1">
          <table:table-cell office:value-type="string" calcext:value-type="string">
            <text:p>ATBİNİCİ</text:p>
          </table:table-cell>
          <table:table-cell table:formula="of:=NUMEROLOG([.$A153];&quot;modern&quot;;&quot;tam&quot;)" office:value-type="float" office:value="40" calcext:value-type="float">
            <text:p>40</text:p>
          </table:table-cell>
          <table:table-cell table:formula="of:=NUMEROLOG([.$A153];&quot;TR&quot;;&quot;tam&quot;)" office:value-type="float" office:value="83" calcext:value-type="float">
            <text:p>83</text:p>
          </table:table-cell>
          <table:table-cell table:formula="of:=ABJAD([.$A153];0;1)" office:value-type="float" office:value="48" calcext:value-type="float">
            <text:p>48</text:p>
          </table:table-cell>
          <table:table-cell table:formula="of:=ABJAD([.$A153];1;1)" office:value-type="float" office:value="636" calcext:value-type="float">
            <text:p>636</text:p>
          </table:table-cell>
          <table:table-cell table:formula="of:=ABJAD([.$A153];2;1)" office:value-type="float" office:value="717" calcext:value-type="float">
            <text:p>717</text:p>
          </table:table-cell>
          <table:table-cell table:formula="of:=ABJAD([.$A153];3;1)" office:value-type="float" office:value="9497" calcext:value-type="float">
            <text:p>9497</text:p>
          </table:table-cell>
        </table:table-row>
        <table:table-row table:style-name="ro1">
          <table:table-cell office:value-type="string" calcext:value-type="string">
            <text:p>ATÇEKEN</text:p>
          </table:table-cell>
          <table:table-cell table:formula="of:=NUMEROLOG([.$A154];&quot;modern&quot;;&quot;tam&quot;)" office:value-type="float" office:value="23" calcext:value-type="float">
            <text:p>23</text:p>
          </table:table-cell>
          <table:table-cell table:formula="of:=NUMEROLOG([.$A154];&quot;TR&quot;;&quot;tam&quot;)" office:value-type="float" office:value="72" calcext:value-type="float">
            <text:p>72</text:p>
          </table:table-cell>
          <table:table-cell table:formula="of:=ABJAD([.$A154];0;1)" office:value-type="float" office:value="36" calcext:value-type="float">
            <text:p>36</text:p>
          </table:table-cell>
          <table:table-cell table:formula="of:=ABJAD([.$A154];1;1)" office:value-type="float" office:value="624" calcext:value-type="float">
            <text:p>624</text:p>
          </table:table-cell>
          <table:table-cell table:formula="of:=ABJAD([.$A154];2;1)" office:value-type="float" office:value="655" calcext:value-type="float">
            <text:p>655</text:p>
          </table:table-cell>
          <table:table-cell table:formula="of:=ABJAD([.$A154];3;1)" office:value-type="float" office:value="6921" calcext:value-type="float">
            <text:p>6921</text:p>
          </table:table-cell>
        </table:table-row>
        <table:table-row table:style-name="ro1">
          <table:table-cell office:value-type="string" calcext:value-type="string">
            <text:p>ATCI</text:p>
          </table:table-cell>
          <table:table-cell table:formula="of:=NUMEROLOG([.$A155];&quot;modern&quot;;&quot;tam&quot;)" office:value-type="float" office:value="15" calcext:value-type="float">
            <text:p>15</text:p>
          </table:table-cell>
          <table:table-cell table:formula="of:=NUMEROLOG([.$A155];&quot;TR&quot;;&quot;tam&quot;)" office:value-type="float" office:value="39" calcext:value-type="float">
            <text:p>39</text:p>
          </table:table-cell>
          <table:table-cell table:formula="of:=ABJAD([.$A155];0;1)" office:value-type="float" office:value="22" calcext:value-type="float">
            <text:p>22</text:p>
          </table:table-cell>
          <table:table-cell table:formula="of:=ABJAD([.$A155];1;1)" office:value-type="float" office:value="514" calcext:value-type="float">
            <text:p>514</text:p>
          </table:table-cell>
          <table:table-cell table:formula="of:=ABJAD([.$A155];2;1)" office:value-type="float" office:value="535" calcext:value-type="float">
            <text:p>535</text:p>
          </table:table-cell>
          <table:table-cell table:formula="of:=ABJAD([.$A155];3;1)" office:value-type="float" office:value="4082" calcext:value-type="float">
            <text:p>4082</text:p>
          </table:table-cell>
        </table:table-row>
        <table:table-row table:style-name="ro1">
          <table:table-cell office:value-type="string" calcext:value-type="string">
            <text:p>ATEŞ</text:p>
          </table:table-cell>
          <table:table-cell table:formula="of:=NUMEROLOG([.$A156];&quot;modern&quot;;&quot;tam&quot;)" office:value-type="float" office:value="9" calcext:value-type="float">
            <text:p>9</text:p>
          </table:table-cell>
          <table:table-cell table:formula="of:=NUMEROLOG([.$A156];&quot;TR&quot;;&quot;tam&quot;)" office:value-type="float" office:value="54" calcext:value-type="float">
            <text:p>54</text:p>
          </table:table-cell>
          <table:table-cell table:formula="of:=ABJAD([.$A156];0;1)" office:value-type="float" office:value="18" calcext:value-type="float">
            <text:p>18</text:p>
          </table:table-cell>
          <table:table-cell table:formula="of:=ABJAD([.$A156];1;1)" office:value-type="float" office:value="906" calcext:value-type="float">
            <text:p>906</text:p>
          </table:table-cell>
          <table:table-cell table:formula="of:=ABJAD([.$A156];2;1)" office:value-type="float" office:value="922" calcext:value-type="float">
            <text:p>922</text:p>
          </table:table-cell>
          <table:table-cell table:formula="of:=ABJAD([.$A156];3;1)"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ATEŞ BUDAK</text:p>
          </table:table-cell>
          <table:table-cell table:formula="of:=NUMEROLOG([.$A157];&quot;modern&quot;;&quot;tam&quot;)" office:value-type="float" office:value="21" calcext:value-type="float">
            <text:p>21</text:p>
          </table:table-cell>
          <table:table-cell table:formula="of:=NUMEROLOG([.$A157];&quot;TR&quot;;&quot;tam&quot;)" office:value-type="float" office:value="101" calcext:value-type="float">
            <text:p>101</text:p>
          </table:table-cell>
          <table:table-cell table:formula="of:=ABJAD([.$A157];0;1)" office:value-type="float" office:value="29" calcext:value-type="float">
            <text:p>29</text:p>
          </table:table-cell>
          <table:table-cell table:formula="of:=ABJAD([.$A157];1;1)" office:value-type="float" office:value="1553" calcext:value-type="float">
            <text:p>1553</text:p>
          </table:table-cell>
          <table:table-cell table:formula="of:=ABJAD([.$A157];2;1)" office:value-type="float" office:value="2185" calcext:value-type="float">
            <text:p>2185</text:p>
          </table:table-cell>
          <table:table-cell table:formula="of:=ABJAD([.$A157];3;1)" office:value-type="float" office:value="11577" calcext:value-type="float">
            <text:p>11577</text:p>
          </table:table-cell>
        </table:table-row>
        <table:table-row table:style-name="ro1">
          <table:table-cell office:value-type="string" calcext:value-type="string">
            <text:p>ATİK</text:p>
          </table:table-cell>
          <table:table-cell table:formula="of:=NUMEROLOG([.$A158];&quot;modern&quot;;&quot;tam&quot;)" office:value-type="float" office:value="14" calcext:value-type="float">
            <text:p>14</text:p>
          </table:table-cell>
          <table:table-cell table:formula="of:=NUMEROLOG([.$A158];&quot;TR&quot;;&quot;tam&quot;)" office:value-type="float" office:value="51" calcext:value-type="float">
            <text:p>51</text:p>
          </table:table-cell>
          <table:table-cell table:formula="of:=ABJAD([.$A158];0;1)" office:value-type="float" office:value="21" calcext:value-type="float">
            <text:p>21</text:p>
          </table:table-cell>
          <table:table-cell table:formula="of:=ABJAD([.$A158];1;1)" office:value-type="float" office:value="561" calcext:value-type="float">
            <text:p>561</text:p>
          </table:table-cell>
          <table:table-cell table:formula="of:=ABJAD([.$A158];2;1)" office:value-type="float" office:value="592" calcext:value-type="float">
            <text:p>592</text:p>
          </table:table-cell>
          <table:table-cell table:formula="of:=ABJAD([.$A158];3;1)"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ATİLA</text:p>
          </table:table-cell>
          <table:table-cell table:formula="of:=NUMEROLOG([.$A159];&quot;modern&quot;;&quot;tam&quot;)" office:value-type="float" office:value="16" calcext:value-type="float">
            <text:p>16</text:p>
          </table:table-cell>
          <table:table-cell table:formula="of:=NUMEROLOG([.$A159];&quot;TR&quot;;&quot;tam&quot;)" office:value-type="float" office:value="53" calcext:value-type="float">
            <text:p>53</text:p>
          </table:table-cell>
          <table:table-cell table:formula="of:=ABJAD([.$A159];0;1)" office:value-type="float" office:value="20" calcext:value-type="float">
            <text:p>20</text:p>
          </table:table-cell>
          <table:table-cell table:formula="of:=ABJAD([.$A159];1;1)" office:value-type="float" office:value="572" calcext:value-type="float">
            <text:p>572</text:p>
          </table:table-cell>
          <table:table-cell table:formula="of:=ABJAD([.$A159];2;1)" office:value-type="float" office:value="604" calcext:value-type="float">
            <text:p>604</text:p>
          </table:table-cell>
          <table:table-cell table:formula="of:=ABJAD([.$A159];3;1)"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ATILGAN</text:p>
          </table:table-cell>
          <table:table-cell table:formula="of:=NUMEROLOG([.$A160];&quot;modern&quot;;&quot;tam&quot;)" office:value-type="float" office:value="28" calcext:value-type="float">
            <text:p>28</text:p>
          </table:table-cell>
          <table:table-cell table:formula="of:=NUMEROLOG([.$A160];&quot;TR&quot;;&quot;tam&quot;)" office:value-type="float" office:value="77" calcext:value-type="float">
            <text:p>77</text:p>
          </table:table-cell>
          <table:table-cell table:formula="of:=ABJAD([.$A160];0;1)" office:value-type="float" office:value="39" calcext:value-type="float">
            <text:p>39</text:p>
          </table:table-cell>
          <table:table-cell table:formula="of:=ABJAD([.$A160];1;1)" office:value-type="float" office:value="639" calcext:value-type="float">
            <text:p>639</text:p>
          </table:table-cell>
          <table:table-cell table:formula="of:=ABJAD([.$A160];2;1)" office:value-type="float" office:value="671" calcext:value-type="float">
            <text:p>671</text:p>
          </table:table-cell>
          <table:table-cell table:formula="of:=ABJAD([.$A160];3;1)"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ATİLLA</text:p>
          </table:table-cell>
          <table:table-cell table:formula="of:=NUMEROLOG([.$A161];&quot;modern&quot;;&quot;tam&quot;)" office:value-type="float" office:value="19" calcext:value-type="float">
            <text:p>19</text:p>
          </table:table-cell>
          <table:table-cell table:formula="of:=NUMEROLOG([.$A161];&quot;TR&quot;;&quot;tam&quot;)" office:value-type="float" office:value="68" calcext:value-type="float">
            <text:p>68</text:p>
          </table:table-cell>
          <table:table-cell table:formula="of:=ABJAD([.$A161];0;1)" office:value-type="float" office:value="22" calcext:value-type="float">
            <text:p>22</text:p>
          </table:table-cell>
          <table:table-cell table:formula="of:=ABJAD([.$A161];1;1)" office:value-type="float" office:value="622" calcext:value-type="float">
            <text:p>622</text:p>
          </table:table-cell>
          <table:table-cell table:formula="of:=ABJAD([.$A161];2;1)" office:value-type="float" office:value="659" calcext:value-type="float">
            <text:p>659</text:p>
          </table:table-cell>
          <table:table-cell table:formula="of:=ABJAD([.$A161];3;1)"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ATLANOĞLU</text:p>
          </table:table-cell>
          <table:table-cell table:formula="of:=NUMEROLOG([.$A162];&quot;modern&quot;;&quot;tam&quot;)" office:value-type="float" office:value="31" calcext:value-type="float">
            <text:p>31</text:p>
          </table:table-cell>
          <table:table-cell table:formula="of:=NUMEROLOG([.$A162];&quot;TR&quot;;&quot;tam&quot;)" office:value-type="float" office:value="125" calcext:value-type="float">
            <text:p>125</text:p>
          </table:table-cell>
          <table:table-cell table:formula="of:=ABJAD([.$A162];0;1)" office:value-type="float" office:value="40" calcext:value-type="float">
            <text:p>40</text:p>
          </table:table-cell>
          <table:table-cell table:formula="of:=ABJAD([.$A162];1;1)" office:value-type="float" office:value="1360" calcext:value-type="float">
            <text:p>1360</text:p>
          </table:table-cell>
          <table:table-cell table:formula="of:=ABJAD([.$A162];2;1)" office:value-type="float" office:value="4667" calcext:value-type="float">
            <text:p>4667</text:p>
          </table:table-cell>
          <table:table-cell table:formula="of:=ABJAD([.$A162];3;1)"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ATMIŞ</text:p>
          </table:table-cell>
          <table:table-cell table:formula="of:=NUMEROLOG([.$A163];&quot;modern&quot;;&quot;tam&quot;)" office:value-type="float" office:value="17" calcext:value-type="float">
            <text:p>17</text:p>
          </table:table-cell>
          <table:table-cell table:formula="of:=NUMEROLOG([.$A163];&quot;TR&quot;;&quot;tam&quot;)" office:value-type="float" office:value="75" calcext:value-type="float">
            <text:p>75</text:p>
          </table:table-cell>
          <table:table-cell table:formula="of:=ABJAD([.$A163];0;1)" office:value-type="float" office:value="23" calcext:value-type="float">
            <text:p>23</text:p>
          </table:table-cell>
          <table:table-cell table:formula="of:=ABJAD([.$A163];1;1)" office:value-type="float" office:value="971" calcext:value-type="float">
            <text:p>971</text:p>
          </table:table-cell>
          <table:table-cell table:formula="of:=ABJAD([.$A163];2;1)" office:value-type="float" office:value="997" calcext:value-type="float">
            <text:p>997</text:p>
          </table:table-cell>
          <table:table-cell table:formula="of:=ABJAD([.$A163];3;1)" office:value-type="float" office:value="7794" calcext:value-type="float">
            <text:p>7794</text:p>
          </table:table-cell>
        </table:table-row>
        <table:table-row table:style-name="ro1">
          <table:table-cell office:value-type="string" calcext:value-type="string">
            <text:p>AVCI</text:p>
          </table:table-cell>
          <table:table-cell table:formula="of:=NUMEROLOG([.$A164];&quot;modern&quot;;&quot;tam&quot;)" office:value-type="float" office:value="17" calcext:value-type="float">
            <text:p>17</text:p>
          </table:table-cell>
          <table:table-cell table:formula="of:=NUMEROLOG([.$A164];&quot;TR&quot;;&quot;tam&quot;)" office:value-type="float" office:value="42" calcext:value-type="float">
            <text:p>42</text:p>
          </table:table-cell>
          <table:table-cell table:formula="of:=ABJAD([.$A164];0;1)" office:value-type="float" office:value="22" calcext:value-type="float">
            <text:p>22</text:p>
          </table:table-cell>
          <table:table-cell table:formula="of:=ABJAD([.$A164];1;1)" office:value-type="float" office:value="814" calcext:value-type="float">
            <text:p>814</text:p>
          </table:table-cell>
          <table:table-cell table:formula="of:=ABJAD([.$A164];2;1)" office:value-type="float" office:value="835" calcext:value-type="float">
            <text:p>835</text:p>
          </table:table-cell>
          <table:table-cell table:formula="of:=ABJAD([.$A164];3;1)"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AVCIOĞLU</text:p>
          </table:table-cell>
          <table:table-cell table:formula="of:=NUMEROLOG([.$A165];&quot;modern&quot;;&quot;tam&quot;)" office:value-type="float" office:value="36" calcext:value-type="float">
            <text:p>36</text:p>
          </table:table-cell>
          <table:table-cell table:formula="of:=NUMEROLOG([.$A165];&quot;TR&quot;;&quot;tam&quot;)" office:value-type="float" office:value="109" calcext:value-type="float">
            <text:p>109</text:p>
          </table:table-cell>
          <table:table-cell table:formula="of:=ABJAD([.$A165];0;1)" office:value-type="float" office:value="40" calcext:value-type="float">
            <text:p>40</text:p>
          </table:table-cell>
          <table:table-cell table:formula="of:=ABJAD([.$A165];1;1)" office:value-type="float" office:value="1552" calcext:value-type="float">
            <text:p>1552</text:p>
          </table:table-cell>
          <table:table-cell table:formula="of:=ABJAD([.$A165];2;1)" office:value-type="float" office:value="4863" calcext:value-type="float">
            <text:p>4863</text:p>
          </table:table-cell>
          <table:table-cell table:formula="of:=ABJAD([.$A165];3;1)" office:value-type="float" office:value="10411" calcext:value-type="float">
            <text:p>10411</text:p>
          </table:table-cell>
        </table:table-row>
        <table:table-row table:style-name="ro1">
          <table:table-cell office:value-type="string" calcext:value-type="string">
            <text:p>AVCU</text:p>
          </table:table-cell>
          <table:table-cell table:formula="of:=NUMEROLOG([.$A166];&quot;modern&quot;;&quot;tam&quot;)" office:value-type="float" office:value="11" calcext:value-type="float">
            <text:p>11</text:p>
          </table:table-cell>
          <table:table-cell table:formula="of:=NUMEROLOG([.$A166];&quot;TR&quot;;&quot;tam&quot;)" office:value-type="float" office:value="56" calcext:value-type="float">
            <text:p>56</text:p>
          </table:table-cell>
          <table:table-cell table:formula="of:=ABJAD([.$A166];0;1)" office:value-type="float" office:value="12" calcext:value-type="float">
            <text:p>12</text:p>
          </table:table-cell>
          <table:table-cell table:formula="of:=ABJAD([.$A166];1;1)" office:value-type="float" office:value="1404" calcext:value-type="float">
            <text:p>1404</text:p>
          </table:table-cell>
          <table:table-cell table:formula="of:=ABJAD([.$A166];2;1)" office:value-type="float" office:value="2015" calcext:value-type="float">
            <text:p>2015</text:p>
          </table:table-cell>
          <table:table-cell table:formula="of:=ABJAD([.$A166];3;1)"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AVLANIR</text:p>
          </table:table-cell>
          <table:table-cell table:formula="of:=NUMEROLOG([.$A167];&quot;modern&quot;;&quot;tam&quot;)" office:value-type="float" office:value="32" calcext:value-type="float">
            <text:p>32</text:p>
          </table:table-cell>
          <table:table-cell table:formula="of:=NUMEROLOG([.$A167];&quot;TR&quot;;&quot;tam&quot;)" office:value-type="float" office:value="93" calcext:value-type="float">
            <text:p>93</text:p>
          </table:table-cell>
          <table:table-cell table:formula="of:=ABJAD([.$A167];0;1)" office:value-type="float" office:value="40" calcext:value-type="float">
            <text:p>40</text:p>
          </table:table-cell>
          <table:table-cell table:formula="of:=ABJAD([.$A167];1;1)" office:value-type="float" office:value="1132" calcext:value-type="float">
            <text:p>1132</text:p>
          </table:table-cell>
          <table:table-cell table:formula="of:=ABJAD([.$A167];2;1)" office:value-type="float" office:value="1164" calcext:value-type="float">
            <text:p>1164</text:p>
          </table:table-cell>
          <table:table-cell table:formula="of:=ABJAD([.$A167];3;1)" office:value-type="float" office:value="9249" calcext:value-type="float">
            <text:p>9249</text:p>
          </table:table-cell>
        </table:table-row>
        <table:table-row table:style-name="ro1">
          <table:table-cell office:value-type="string" calcext:value-type="string">
            <text:p>AVŞAR</text:p>
          </table:table-cell>
          <table:table-cell table:formula="of:=NUMEROLOG([.$A168];&quot;modern&quot;;&quot;tam&quot;)" office:value-type="float" office:value="16" calcext:value-type="float">
            <text:p>16</text:p>
          </table:table-cell>
          <table:table-cell table:formula="of:=NUMEROLOG([.$A168];&quot;TR&quot;;&quot;tam&quot;)" office:value-type="float" office:value="73" calcext:value-type="float">
            <text:p>73</text:p>
          </table:table-cell>
          <table:table-cell table:formula="of:=ABJAD([.$A168];0;1)" office:value-type="float" office:value="22" calcext:value-type="float">
            <text:p>22</text:p>
          </table:table-cell>
          <table:table-cell table:formula="of:=ABJAD([.$A168];1;1)" office:value-type="float" office:value="1402" calcext:value-type="float">
            <text:p>1402</text:p>
          </table:table-cell>
          <table:table-cell table:formula="of:=ABJAD([.$A168];2;1)" office:value-type="float" office:value="1419" calcext:value-type="float">
            <text:p>1419</text:p>
          </table:table-cell>
          <table:table-cell table:formula="of:=ABJAD([.$A168];3;1)" office:value-type="float" office:value="10483" calcext:value-type="float">
            <text:p>10483</text:p>
          </table:table-cell>
        </table:table-row>
        <table:table-row table:style-name="ro1">
          <table:table-cell office:value-type="string" calcext:value-type="string">
            <text:p>AVSEREN</text:p>
          </table:table-cell>
          <table:table-cell table:formula="of:=NUMEROLOG([.$A169];&quot;modern&quot;;&quot;tam&quot;)" office:value-type="float" office:value="30" calcext:value-type="float">
            <text:p>30</text:p>
          </table:table-cell>
          <table:table-cell table:formula="of:=NUMEROLOG([.$A169];&quot;TR&quot;;&quot;tam&quot;)" office:value-type="float" office:value="100" calcext:value-type="float">
            <text:p>100</text:p>
          </table:table-cell>
          <table:table-cell table:formula="of:=ABJAD([.$A169];0;1)" office:value-type="float" office:value="37" calcext:value-type="float">
            <text:p>37</text:p>
          </table:table-cell>
          <table:table-cell table:formula="of:=ABJAD([.$A169];1;1)" office:value-type="float" office:value="1381" calcext:value-type="float">
            <text:p>1381</text:p>
          </table:table-cell>
          <table:table-cell table:formula="of:=ABJAD([.$A169];2;1)" office:value-type="float" office:value="1412" calcext:value-type="float">
            <text:p>1412</text:p>
          </table:table-cell>
          <table:table-cell table:formula="of:=ABJAD([.$A169];3;1)" office:value-type="float" office:value="12869" calcext:value-type="float">
            <text:p>12869</text:p>
          </table:table-cell>
        </table:table-row>
        <table:table-row table:style-name="ro1">
          <table:table-cell office:value-type="string" calcext:value-type="string">
            <text:p>AY GÜNEY</text:p>
          </table:table-cell>
          <table:table-cell table:formula="of:=NUMEROLOG([.$A170];&quot;modern&quot;;&quot;tam&quot;)" office:value-type="float" office:value="35" calcext:value-type="float">
            <text:p>35</text:p>
          </table:table-cell>
          <table:table-cell table:formula="of:=NUMEROLOG([.$A170];&quot;TR&quot;;&quot;tam&quot;)" office:value-type="float" office:value="114" calcext:value-type="float">
            <text:p>114</text:p>
          </table:table-cell>
          <table:table-cell table:formula="of:=ABJAD([.$A170];0;1)" office:value-type="float" office:value="27" calcext:value-type="float">
            <text:p>27</text:p>
          </table:table-cell>
          <table:table-cell table:formula="of:=ABJAD([.$A170];1;1)" office:value-type="float" office:value="2583" calcext:value-type="float">
            <text:p>2583</text:p>
          </table:table-cell>
          <table:table-cell table:formula="of:=ABJAD([.$A170];2;1)" office:value-type="float" office:value="3309" calcext:value-type="float">
            <text:p>3309</text:p>
          </table:table-cell>
          <table:table-cell table:formula="of:=ABJAD([.$A170];3;1)" office:value-type="float" office:value="15620" calcext:value-type="float">
            <text:p>15620</text:p>
          </table:table-cell>
        </table:table-row>
        <table:table-row table:style-name="ro1">
          <table:table-cell office:value-type="string" calcext:value-type="string">
            <text:p>AYAS</text:p>
          </table:table-cell>
          <table:table-cell table:formula="of:=NUMEROLOG([.$A171];&quot;modern&quot;;&quot;tam&quot;)" office:value-type="float" office:value="10" calcext:value-type="float">
            <text:p>10</text:p>
          </table:table-cell>
          <table:table-cell table:formula="of:=NUMEROLOG([.$A171];&quot;TR&quot;;&quot;tam&quot;)" office:value-type="float" office:value="52" calcext:value-type="float">
            <text:p>52</text:p>
          </table:table-cell>
          <table:table-cell table:formula="of:=ABJAD([.$A171];0;1)" office:value-type="float" office:value="2" calcext:value-type="float">
            <text:p>2</text:p>
          </table:table-cell>
          <table:table-cell table:formula="of:=ABJAD([.$A171];1;1)" office:value-type="float" office:value="1202" calcext:value-type="float">
            <text:p>1202</text:p>
          </table:table-cell>
          <table:table-cell table:formula="of:=ABJAD([.$A171];2;1)" office:value-type="float" office:value="1214" calcext:value-type="float">
            <text:p>1214</text:p>
          </table:table-cell>
          <table:table-cell table:formula="of:=ABJAD([.$A171];3;1)" office:value-type="float" office:value="8071" calcext:value-type="float">
            <text:p>8071</text:p>
          </table:table-cell>
        </table:table-row>
        <table:table-row table:style-name="ro1">
          <table:table-cell office:value-type="string" calcext:value-type="string">
            <text:p>AYAZ</text:p>
          </table:table-cell>
          <table:table-cell table:formula="of:=NUMEROLOG([.$A172];&quot;modern&quot;;&quot;tam&quot;)" office:value-type="float" office:value="17" calcext:value-type="float">
            <text:p>17</text:p>
          </table:table-cell>
          <table:table-cell table:formula="of:=NUMEROLOG([.$A172];&quot;TR&quot;;&quot;tam&quot;)" office:value-type="float" office:value="59" calcext:value-type="float">
            <text:p>59</text:p>
          </table:table-cell>
          <table:table-cell table:formula="of:=ABJAD([.$A172];0;1)" office:value-type="float" office:value="6" calcext:value-type="float">
            <text:p>6</text:p>
          </table:table-cell>
          <table:table-cell table:formula="of:=ABJAD([.$A172];1;1)" office:value-type="float" office:value="1902" calcext:value-type="float">
            <text:p>1902</text:p>
          </table:table-cell>
          <table:table-cell table:formula="of:=ABJAD([.$A172];2;1)" office:value-type="float" office:value="1914" calcext:value-type="float">
            <text:p>1914</text:p>
          </table:table-cell>
          <table:table-cell table:formula="of:=ABJAD([.$A172];3;1)"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AYCAN</text:p>
          </table:table-cell>
          <table:table-cell table:formula="of:=NUMEROLOG([.$A173];&quot;modern&quot;;&quot;tam&quot;)" office:value-type="float" office:value="17" calcext:value-type="float">
            <text:p>17</text:p>
          </table:table-cell>
          <table:table-cell table:formula="of:=NUMEROLOG([.$A173];&quot;TR&quot;;&quot;tam&quot;)" office:value-type="float" office:value="50" calcext:value-type="float">
            <text:p>50</text:p>
          </table:table-cell>
          <table:table-cell table:formula="of:=ABJAD([.$A173];0;1)" office:value-type="float" office:value="15" calcext:value-type="float">
            <text:p>15</text:p>
          </table:table-cell>
          <table:table-cell table:formula="of:=ABJAD([.$A173];1;1)" office:value-type="float" office:value="975" calcext:value-type="float">
            <text:p>975</text:p>
          </table:table-cell>
          <table:table-cell table:formula="of:=ABJAD([.$A173];2;1)" office:value-type="float" office:value="992" calcext:value-type="float">
            <text:p>992</text:p>
          </table:table-cell>
          <table:table-cell table:formula="of:=ABJAD([.$A173];3;1)" office:value-type="float" office:value="7356" calcext:value-type="float">
            <text:p>7356</text:p>
          </table:table-cell>
        </table:table-row>
        <table:table-row table:style-name="ro1">
          <table:table-cell office:value-type="string" calcext:value-type="string">
            <text:p>AYDEMİR</text:p>
          </table:table-cell>
          <table:table-cell table:formula="of:=NUMEROLOG([.$A174];&quot;modern&quot;;&quot;tam&quot;)" office:value-type="float" office:value="39" calcext:value-type="float">
            <text:p>39</text:p>
          </table:table-cell>
          <table:table-cell table:formula="of:=NUMEROLOG([.$A174];&quot;TR&quot;;&quot;tam&quot;)" office:value-type="float" office:value="89" calcext:value-type="float">
            <text:p>89</text:p>
          </table:table-cell>
          <table:table-cell table:formula="of:=ABJAD([.$A174];0;1)" office:value-type="float" office:value="26" calcext:value-type="float">
            <text:p>26</text:p>
          </table:table-cell>
          <table:table-cell table:formula="of:=ABJAD([.$A174];1;1)" office:value-type="float" office:value="1190" calcext:value-type="float">
            <text:p>1190</text:p>
          </table:table-cell>
          <table:table-cell table:formula="of:=ABJAD([.$A174];2;1)" office:value-type="float" office:value="1236" calcext:value-type="float">
            <text:p>1236</text:p>
          </table:table-cell>
          <table:table-cell table:formula="of:=ABJAD([.$A174];3;1)" office:value-type="float" office:value="10648" calcext:value-type="float">
            <text:p>10648</text:p>
          </table:table-cell>
        </table:table-row>
        <table:table-row table:style-name="ro1">
          <table:table-cell office:value-type="string" calcext:value-type="string">
            <text:p>AYDIN</text:p>
          </table:table-cell>
          <table:table-cell table:formula="of:=NUMEROLOG([.$A175];&quot;modern&quot;;&quot;tam&quot;)" office:value-type="float" office:value="26" calcext:value-type="float">
            <text:p>26</text:p>
          </table:table-cell>
          <table:table-cell table:formula="of:=NUMEROLOG([.$A175];&quot;TR&quot;;&quot;tam&quot;)" office:value-type="float" office:value="62" calcext:value-type="float">
            <text:p>62</text:p>
          </table:table-cell>
          <table:table-cell table:formula="of:=ABJAD([.$A175];0;1)" office:value-type="float" office:value="25" calcext:value-type="float">
            <text:p>25</text:p>
          </table:table-cell>
          <table:table-cell table:formula="of:=ABJAD([.$A175];1;1)" office:value-type="float" office:value="985" calcext:value-type="float">
            <text:p>985</text:p>
          </table:table-cell>
          <table:table-cell table:formula="of:=ABJAD([.$A175];2;1)" office:value-type="float" office:value="1011" calcext:value-type="float">
            <text:p>1011</text:p>
          </table:table-cell>
          <table:table-cell table:formula="of:=ABJAD([.$A175];3;1)" office:value-type="float" office:value="7375" calcext:value-type="float">
            <text:p>7375</text:p>
          </table:table-cell>
        </table:table-row>
        <table:table-row table:style-name="ro1">
          <table:table-cell office:value-type="string" calcext:value-type="string">
            <text:p>AYDIN BADILLIOĞLU</text:p>
          </table:table-cell>
          <table:table-cell table:formula="of:=NUMEROLOG([.$A176];&quot;modern&quot;;&quot;tam&quot;)" office:value-type="float" office:value="76" calcext:value-type="float">
            <text:p>76</text:p>
          </table:table-cell>
          <table:table-cell table:formula="of:=NUMEROLOG([.$A176];&quot;TR&quot;;&quot;tam&quot;)" office:value-type="float" office:value="189" calcext:value-type="float">
            <text:p>189</text:p>
          </table:table-cell>
          <table:table-cell table:formula="of:=ABJAD([.$A176];0;1)" office:value-type="float" office:value="74" calcext:value-type="float">
            <text:p>74</text:p>
          </table:table-cell>
          <table:table-cell table:formula="of:=ABJAD([.$A176];1;1)" office:value-type="float" office:value="1850" calcext:value-type="float">
            <text:p>1850</text:p>
          </table:table-cell>
          <table:table-cell table:formula="of:=ABJAD([.$A176];2;1)" office:value-type="float" office:value="5207" calcext:value-type="float">
            <text:p>5207</text:p>
          </table:table-cell>
          <table:table-cell table:formula="of:=ABJAD([.$A176];3;1)" office:value-type="float" office:value="14392" calcext:value-type="float">
            <text:p>14392</text:p>
          </table:table-cell>
        </table:table-row>
        <table:table-row table:style-name="ro1">
          <table:table-cell office:value-type="string" calcext:value-type="string">
            <text:p>AYDINER</text:p>
          </table:table-cell>
          <table:table-cell table:formula="of:=NUMEROLOG([.$A177];&quot;modern&quot;;&quot;tam&quot;)" office:value-type="float" office:value="40" calcext:value-type="float">
            <text:p>40</text:p>
          </table:table-cell>
          <table:table-cell table:formula="of:=NUMEROLOG([.$A177];&quot;TR&quot;;&quot;tam&quot;)" office:value-type="float" office:value="89" calcext:value-type="float">
            <text:p>89</text:p>
          </table:table-cell>
          <table:table-cell table:formula="of:=ABJAD([.$A177];0;1)" office:value-type="float" office:value="38" calcext:value-type="float">
            <text:p>38</text:p>
          </table:table-cell>
          <table:table-cell table:formula="of:=ABJAD([.$A177];1;1)" office:value-type="float" office:value="1190" calcext:value-type="float">
            <text:p>1190</text:p>
          </table:table-cell>
          <table:table-cell table:formula="of:=ABJAD([.$A177];2;1)" office:value-type="float" office:value="1226" calcext:value-type="float">
            <text:p>1226</text:p>
          </table:table-cell>
          <table:table-cell table:formula="of:=ABJAD([.$A177];3;1)"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AYDOĞAN</text:p>
          </table:table-cell>
          <table:table-cell table:formula="of:=NUMEROLOG([.$A178];&quot;modern&quot;;&quot;tam&quot;)" office:value-type="float" office:value="31" calcext:value-type="float">
            <text:p>31</text:p>
          </table:table-cell>
          <table:table-cell table:formula="of:=NUMEROLOG([.$A178];&quot;TR&quot;;&quot;tam&quot;)" office:value-type="float" office:value="79" calcext:value-type="float">
            <text:p>79</text:p>
          </table:table-cell>
          <table:table-cell table:formula="of:=ABJAD([.$A178];0;1)" office:value-type="float" office:value="32" calcext:value-type="float">
            <text:p>32</text:p>
          </table:table-cell>
          <table:table-cell table:formula="of:=ABJAD([.$A178];1;1)" office:value-type="float" office:value="1064" calcext:value-type="float">
            <text:p>1064</text:p>
          </table:table-cell>
          <table:table-cell table:formula="of:=ABJAD([.$A178];2;1)" office:value-type="float" office:value="3766" calcext:value-type="float">
            <text:p>3766</text:p>
          </table:table-cell>
          <table:table-cell table:formula="of:=ABJAD([.$A178];3;1)" office:value-type="float" office:value="9532" calcext:value-type="float">
            <text:p>9532</text:p>
          </table:table-cell>
        </table:table-row>
        <table:table-row table:style-name="ro1">
          <table:table-cell office:value-type="string" calcext:value-type="string">
            <text:p>AYDOS</text:p>
          </table:table-cell>
          <table:table-cell table:formula="of:=NUMEROLOG([.$A179];&quot;modern&quot;;&quot;tam&quot;)" office:value-type="float" office:value="19" calcext:value-type="float">
            <text:p>19</text:p>
          </table:table-cell>
          <table:table-cell table:formula="of:=NUMEROLOG([.$A179];&quot;TR&quot;;&quot;tam&quot;)" office:value-type="float" office:value="74" calcext:value-type="float">
            <text:p>74</text:p>
          </table:table-cell>
          <table:table-cell table:formula="of:=ABJAD([.$A179];0;1)" office:value-type="float" office:value="13" calcext:value-type="float">
            <text:p>13</text:p>
          </table:table-cell>
          <table:table-cell table:formula="of:=ABJAD([.$A179];1;1)" office:value-type="float" office:value="1285" calcext:value-type="float">
            <text:p>1285</text:p>
          </table:table-cell>
          <table:table-cell table:formula="of:=ABJAD([.$A179];2;1)" office:value-type="float" office:value="1381" calcext:value-type="float">
            <text:p>1381</text:p>
          </table:table-cell>
          <table:table-cell table:formula="of:=ABJAD([.$A179];3;1)"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AYDUĞAN</text:p>
          </table:table-cell>
          <table:table-cell table:formula="of:=NUMEROLOG([.$A180];&quot;modern&quot;;&quot;tam&quot;)" office:value-type="float" office:value="28" calcext:value-type="float">
            <text:p>28</text:p>
          </table:table-cell>
          <table:table-cell table:formula="of:=NUMEROLOG([.$A180];&quot;TR&quot;;&quot;tam&quot;)" office:value-type="float" office:value="86" calcext:value-type="float">
            <text:p>86</text:p>
          </table:table-cell>
          <table:table-cell table:formula="of:=ABJAD([.$A180];0;1)" office:value-type="float" office:value="24" calcext:value-type="float">
            <text:p>24</text:p>
          </table:table-cell>
          <table:table-cell table:formula="of:=ABJAD([.$A180];1;1)" office:value-type="float" office:value="1584" calcext:value-type="float">
            <text:p>1584</text:p>
          </table:table-cell>
          <table:table-cell table:formula="of:=ABJAD([.$A180];2;1)" office:value-type="float" office:value="4806" calcext:value-type="float">
            <text:p>4806</text:p>
          </table:table-cell>
          <table:table-cell table:formula="of:=ABJAD([.$A180];3;1)" office:value-type="float" office:value="11973" calcext:value-type="float">
            <text:p>11973</text:p>
          </table:table-cell>
        </table:table-row>
        <table:table-row table:style-name="ro1">
          <table:table-cell office:value-type="string" calcext:value-type="string">
            <text:p>AYHAN</text:p>
          </table:table-cell>
          <table:table-cell table:formula="of:=NUMEROLOG([.$A181];&quot;modern&quot;;&quot;tam&quot;)" office:value-type="float" office:value="22" calcext:value-type="float">
            <text:p>22</text:p>
          </table:table-cell>
          <table:table-cell table:formula="of:=NUMEROLOG([.$A181];&quot;TR&quot;;&quot;tam&quot;)" office:value-type="float" office:value="57" calcext:value-type="float">
            <text:p>57</text:p>
          </table:table-cell>
          <table:table-cell table:formula="of:=ABJAD([.$A181];0;1)" office:value-type="float" office:value="21" calcext:value-type="float">
            <text:p>21</text:p>
          </table:table-cell>
          <table:table-cell table:formula="of:=ABJAD([.$A181];1;1)" office:value-type="float" office:value="981" calcext:value-type="float">
            <text:p>981</text:p>
          </table:table-cell>
          <table:table-cell table:formula="of:=ABJAD([.$A181];2;1)" office:value-type="float" office:value="998" calcext:value-type="float">
            <text:p>998</text:p>
          </table:table-cell>
          <table:table-cell table:formula="of:=ABJAD([.$A181];3;1)" office:value-type="float" office:value="8377" calcext:value-type="float">
            <text:p>8377</text:p>
          </table:table-cell>
        </table:table-row>
        <table:table-row table:style-name="ro1">
          <table:table-cell office:value-type="string" calcext:value-type="string">
            <text:p>AYIK</text:p>
          </table:table-cell>
          <table:table-cell table:formula="of:=NUMEROLOG([.$A182];&quot;modern&quot;;&quot;tam&quot;)" office:value-type="float" office:value="19" calcext:value-type="float">
            <text:p>19</text:p>
          </table:table-cell>
          <table:table-cell table:formula="of:=NUMEROLOG([.$A182];&quot;TR&quot;;&quot;tam&quot;)" office:value-type="float" office:value="54" calcext:value-type="float">
            <text:p>54</text:p>
          </table:table-cell>
          <table:table-cell table:formula="of:=ABJAD([.$A182];0;1)" office:value-type="float" office:value="15" calcext:value-type="float">
            <text:p>15</text:p>
          </table:table-cell>
          <table:table-cell table:formula="of:=ABJAD([.$A182];1;1)" office:value-type="float" office:value="951" calcext:value-type="float">
            <text:p>951</text:p>
          </table:table-cell>
          <table:table-cell table:formula="of:=ABJAD([.$A182];2;1)" office:value-type="float" office:value="972" calcext:value-type="float">
            <text:p>972</text:p>
          </table:table-cell>
          <table:table-cell table:formula="of:=ABJAD([.$A182];3;1)"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AYKAN</text:p>
          </table:table-cell>
          <table:table-cell table:formula="of:=NUMEROLOG([.$A183];&quot;modern&quot;;&quot;tam&quot;)" office:value-type="float" office:value="16" calcext:value-type="float">
            <text:p>16</text:p>
          </table:table-cell>
          <table:table-cell table:formula="of:=NUMEROLOG([.$A183];&quot;TR&quot;;&quot;tam&quot;)" office:value-type="float" office:value="61" calcext:value-type="float">
            <text:p>61</text:p>
          </table:table-cell>
          <table:table-cell table:formula="of:=ABJAD([.$A183];0;1)" office:value-type="float" office:value="16" calcext:value-type="float">
            <text:p>16</text:p>
          </table:table-cell>
          <table:table-cell table:formula="of:=ABJAD([.$A183];1;1)" office:value-type="float" office:value="1012" calcext:value-type="float">
            <text:p>1012</text:p>
          </table:table-cell>
          <table:table-cell table:formula="of:=ABJAD([.$A183];2;1)" office:value-type="float" office:value="1029" calcext:value-type="float">
            <text:p>1029</text:p>
          </table:table-cell>
          <table:table-cell table:formula="of:=ABJAD([.$A183];3;1)" office:value-type="float" office:value="6943" calcext:value-type="float">
            <text:p>6943</text:p>
          </table:table-cell>
        </table:table-row>
        <table:table-row table:style-name="ro1">
          <table:table-cell office:value-type="string" calcext:value-type="string">
            <text:p>AYKOL</text:p>
          </table:table-cell>
          <table:table-cell table:formula="of:=NUMEROLOG([.$A184];&quot;modern&quot;;&quot;tam&quot;)" office:value-type="float" office:value="19" calcext:value-type="float">
            <text:p>19</text:p>
          </table:table-cell>
          <table:table-cell table:formula="of:=NUMEROLOG([.$A184];&quot;TR&quot;;&quot;tam&quot;)" office:value-type="float" office:value="76" calcext:value-type="float">
            <text:p>76</text:p>
          </table:table-cell>
          <table:table-cell table:formula="of:=ABJAD([.$A184];0;1)" office:value-type="float" office:value="15" calcext:value-type="float">
            <text:p>15</text:p>
          </table:table-cell>
          <table:table-cell table:formula="of:=ABJAD([.$A184];1;1)" office:value-type="float" office:value="1071" calcext:value-type="float">
            <text:p>1071</text:p>
          </table:table-cell>
          <table:table-cell table:formula="of:=ABJAD([.$A184];2;1)" office:value-type="float" office:value="1167" calcext:value-type="float">
            <text:p>1167</text:p>
          </table:table-cell>
          <table:table-cell table:formula="of:=ABJAD([.$A184];3;1)"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AYKUŞ</text:p>
          </table:table-cell>
          <table:table-cell table:formula="of:=NUMEROLOG([.$A185];&quot;modern&quot;;&quot;tam&quot;)" office:value-type="float" office:value="14" calcext:value-type="float">
            <text:p>14</text:p>
          </table:table-cell>
          <table:table-cell table:formula="of:=NUMEROLOG([.$A185];&quot;TR&quot;;&quot;tam&quot;)" office:value-type="float" office:value="91" calcext:value-type="float">
            <text:p>91</text:p>
          </table:table-cell>
          <table:table-cell table:formula="of:=ABJAD([.$A185];0;1)" office:value-type="float" office:value="9" calcext:value-type="float">
            <text:p>9</text:p>
          </table:table-cell>
          <table:table-cell table:formula="of:=ABJAD([.$A185];1;1)" office:value-type="float" office:value="1941" calcext:value-type="float">
            <text:p>1941</text:p>
          </table:table-cell>
          <table:table-cell table:formula="of:=ABJAD([.$A185];2;1)" office:value-type="float" office:value="2557" calcext:value-type="float">
            <text:p>2557</text:p>
          </table:table-cell>
          <table:table-cell table:formula="of:=ABJAD([.$A185];3;1)" office:value-type="float" office:value="11391" calcext:value-type="float">
            <text:p>11391</text:p>
          </table:table-cell>
        </table:table-row>
        <table:table-row table:style-name="ro1">
          <table:table-cell office:value-type="string" calcext:value-type="string">
            <text:p>AYMAN</text:p>
          </table:table-cell>
          <table:table-cell table:formula="of:=NUMEROLOG([.$A186];&quot;modern&quot;;&quot;tam&quot;)" office:value-type="float" office:value="18" calcext:value-type="float">
            <text:p>18</text:p>
          </table:table-cell>
          <table:table-cell table:formula="of:=NUMEROLOG([.$A186];&quot;TR&quot;;&quot;tam&quot;)" office:value-type="float" office:value="63" calcext:value-type="float">
            <text:p>63</text:p>
          </table:table-cell>
          <table:table-cell table:formula="of:=ABJAD([.$A186];0;1)" office:value-type="float" office:value="12" calcext:value-type="float">
            <text:p>12</text:p>
          </table:table-cell>
          <table:table-cell table:formula="of:=ABJAD([.$A186];1;1)" office:value-type="float" office:value="1032" calcext:value-type="float">
            <text:p>1032</text:p>
          </table:table-cell>
          <table:table-cell table:formula="of:=ABJAD([.$A186];2;1)" office:value-type="float" office:value="1049" calcext:value-type="float">
            <text:p>1049</text:p>
          </table:table-cell>
          <table:table-cell table:formula="of:=ABJAD([.$A186];3;1)"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AYRANCI</text:p>
          </table:table-cell>
          <table:table-cell table:formula="of:=NUMEROLOG([.$A187];&quot;modern&quot;;&quot;tam&quot;)" office:value-type="float" office:value="35" calcext:value-type="float">
            <text:p>35</text:p>
          </table:table-cell>
          <table:table-cell table:formula="of:=NUMEROLOG([.$A187];&quot;TR&quot;;&quot;tam&quot;)" office:value-type="float" office:value="82" calcext:value-type="float">
            <text:p>82</text:p>
          </table:table-cell>
          <table:table-cell table:formula="of:=ABJAD([.$A187];0;1)" office:value-type="float" office:value="33" calcext:value-type="float">
            <text:p>33</text:p>
          </table:table-cell>
          <table:table-cell table:formula="of:=ABJAD([.$A187];1;1)" office:value-type="float" office:value="1185" calcext:value-type="float">
            <text:p>1185</text:p>
          </table:table-cell>
          <table:table-cell table:formula="of:=ABJAD([.$A187];2;1)" office:value-type="float" office:value="1217" calcext:value-type="float">
            <text:p>1217</text:p>
          </table:table-cell>
          <table:table-cell table:formula="of:=ABJAD([.$A187];3;1)" office:value-type="float" office:value="10186" calcext:value-type="float">
            <text:p>10186</text:p>
          </table:table-cell>
        </table:table-row>
        <table:table-row table:style-name="ro1">
          <table:table-cell office:value-type="string" calcext:value-type="string">
            <text:p>AYTAÇ</text:p>
          </table:table-cell>
          <table:table-cell table:formula="of:=NUMEROLOG([.$A188];&quot;modern&quot;;&quot;tam&quot;)" office:value-type="float" office:value="14" calcext:value-type="float">
            <text:p>14</text:p>
          </table:table-cell>
          <table:table-cell table:formula="of:=NUMEROLOG([.$A188];&quot;TR&quot;;&quot;tam&quot;)" office:value-type="float" office:value="58" calcext:value-type="float">
            <text:p>58</text:p>
          </table:table-cell>
          <table:table-cell table:formula="of:=ABJAD([.$A188];0;1)" office:value-type="float" office:value="13" calcext:value-type="float">
            <text:p>13</text:p>
          </table:table-cell>
          <table:table-cell table:formula="of:=ABJAD([.$A188];1;1)" office:value-type="float" office:value="1405" calcext:value-type="float">
            <text:p>1405</text:p>
          </table:table-cell>
          <table:table-cell table:formula="of:=ABJAD([.$A188];2;1)" office:value-type="float" office:value="1422" calcext:value-type="float">
            <text:p>1422</text:p>
          </table:table-cell>
          <table:table-cell table:formula="of:=ABJAD([.$A188];3;1)" office:value-type="float" office:value="8478" calcext:value-type="float">
            <text:p>8478</text:p>
          </table:table-cell>
        </table:table-row>
        <table:table-row table:style-name="ro1">
          <table:table-cell office:value-type="string" calcext:value-type="string">
            <text:p>AYTEKİN</text:p>
          </table:table-cell>
          <table:table-cell table:formula="of:=NUMEROLOG([.$A189];&quot;modern&quot;;&quot;tam&quot;)" office:value-type="float" office:value="31" calcext:value-type="float">
            <text:p>31</text:p>
          </table:table-cell>
          <table:table-cell table:formula="of:=NUMEROLOG([.$A189];&quot;TR&quot;;&quot;tam&quot;)" office:value-type="float" office:value="102" calcext:value-type="float">
            <text:p>102</text:p>
          </table:table-cell>
          <table:table-cell table:formula="of:=ABJAD([.$A189];0;1)" office:value-type="float" office:value="36" calcext:value-type="float">
            <text:p>36</text:p>
          </table:table-cell>
          <table:table-cell table:formula="of:=ABJAD([.$A189];1;1)" office:value-type="float" office:value="1536" calcext:value-type="float">
            <text:p>1536</text:p>
          </table:table-cell>
          <table:table-cell table:formula="of:=ABJAD([.$A189];2;1)" office:value-type="float" office:value="1582" calcext:value-type="float">
            <text:p>1582</text:p>
          </table:table-cell>
          <table:table-cell table:formula="of:=ABJAD([.$A189];3;1)"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AYVAZ</text:p>
          </table:table-cell>
          <table:table-cell table:formula="of:=NUMEROLOG([.$A190];&quot;modern&quot;;&quot;tam&quot;)" office:value-type="float" office:value="21" calcext:value-type="float">
            <text:p>21</text:p>
          </table:table-cell>
          <table:table-cell table:formula="of:=NUMEROLOG([.$A190];&quot;TR&quot;;&quot;tam&quot;)" office:value-type="float" office:value="86" calcext:value-type="float">
            <text:p>86</text:p>
          </table:table-cell>
          <table:table-cell table:formula="of:=ABJAD([.$A190];0;1)" office:value-type="float" office:value="14" calcext:value-type="float">
            <text:p>14</text:p>
          </table:table-cell>
          <table:table-cell table:formula="of:=ABJAD([.$A190];1;1)" office:value-type="float" office:value="2702" calcext:value-type="float">
            <text:p>2702</text:p>
          </table:table-cell>
          <table:table-cell table:formula="of:=ABJAD([.$A190];2;1)" office:value-type="float" office:value="2719" calcext:value-type="float">
            <text:p>2719</text:p>
          </table:table-cell>
          <table:table-cell table:formula="of:=ABJAD([.$A190];3;1)" office:value-type="float" office:value="8825" calcext:value-type="float">
            <text:p>8825</text:p>
          </table:table-cell>
        </table:table-row>
        <table:table-row table:style-name="ro1">
          <table:table-cell office:value-type="string" calcext:value-type="string">
            <text:p>AYYILDIZ</text:p>
          </table:table-cell>
          <table:table-cell table:formula="of:=NUMEROLOG([.$A191];&quot;modern&quot;;&quot;tam&quot;)" office:value-type="float" office:value="48" calcext:value-type="float">
            <text:p>48</text:p>
          </table:table-cell>
          <table:table-cell table:formula="of:=NUMEROLOG([.$A191];&quot;TR&quot;;&quot;tam&quot;)" office:value-type="float" office:value="128" calcext:value-type="float">
            <text:p>128</text:p>
          </table:table-cell>
          <table:table-cell table:formula="of:=ABJAD([.$A191];0;1)" office:value-type="float" office:value="31" calcext:value-type="float">
            <text:p>31</text:p>
          </table:table-cell>
          <table:table-cell table:formula="of:=ABJAD([.$A191];1;1)" office:value-type="float" office:value="2875" calcext:value-type="float">
            <text:p>2875</text:p>
          </table:table-cell>
          <table:table-cell table:formula="of:=ABJAD([.$A191];2;1)" office:value-type="float" office:value="2921" calcext:value-type="float">
            <text:p>2921</text:p>
          </table:table-cell>
          <table:table-cell table:formula="of:=ABJAD([.$A191];3;1)" office:value-type="float" office:value="10181" calcext:value-type="float">
            <text:p>10181</text:p>
          </table:table-cell>
        </table:table-row>
        <table:table-row table:style-name="ro1">
          <table:table-cell office:value-type="string" calcext:value-type="string">
            <text:p>AZAK</text:p>
          </table:table-cell>
          <table:table-cell table:formula="of:=NUMEROLOG([.$A192];&quot;modern&quot;;&quot;tam&quot;)" office:value-type="float" office:value="12" calcext:value-type="float">
            <text:p>12</text:p>
          </table:table-cell>
          <table:table-cell table:formula="of:=NUMEROLOG([.$A192];&quot;TR&quot;;&quot;tam&quot;)" office:value-type="float" office:value="45" calcext:value-type="float">
            <text:p>45</text:p>
          </table:table-cell>
          <table:table-cell table:formula="of:=ABJAD([.$A192];0;1)" office:value-type="float" office:value="10" calcext:value-type="float">
            <text:p>10</text:p>
          </table:table-cell>
          <table:table-cell table:formula="of:=ABJAD([.$A192];1;1)" office:value-type="float" office:value="1042" calcext:value-type="float">
            <text:p>1042</text:p>
          </table:table-cell>
          <table:table-cell table:formula="of:=ABJAD([.$A192];2;1)" office:value-type="float" office:value="1054" calcext:value-type="float">
            <text:p>1054</text:p>
          </table:table-cell>
          <table:table-cell table:formula="of:=ABJAD([.$A192];3;1)"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AZAP</text:p>
          </table:table-cell>
          <table:table-cell table:formula="of:=NUMEROLOG([.$A193];&quot;modern&quot;;&quot;tam&quot;)" office:value-type="float" office:value="17" calcext:value-type="float">
            <text:p>17</text:p>
          </table:table-cell>
          <table:table-cell table:formula="of:=NUMEROLOG([.$A193];&quot;TR&quot;;&quot;tam&quot;)" office:value-type="float" office:value="51" calcext:value-type="float">
            <text:p>51</text:p>
          </table:table-cell>
          <table:table-cell table:formula="of:=ABJAD([.$A193];0;1)" office:value-type="float" office:value="10" calcext:value-type="float">
            <text:p>10</text:p>
          </table:table-cell>
          <table:table-cell table:formula="of:=ABJAD([.$A193];1;1)" office:value-type="float" office:value="1102" calcext:value-type="float">
            <text:p>1102</text:p>
          </table:table-cell>
          <table:table-cell table:formula="of:=ABJAD([.$A193];2;1)" office:value-type="float" office:value="1114" calcext:value-type="float">
            <text:p>1114</text:p>
          </table:table-cell>
          <table:table-cell table:formula="of:=ABJAD([.$A193];3;1)"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AZAR</text:p>
          </table:table-cell>
          <table:table-cell table:formula="of:=NUMEROLOG([.$A194];&quot;modern&quot;;&quot;tam&quot;)" office:value-type="float" office:value="19" calcext:value-type="float">
            <text:p>19</text:p>
          </table:table-cell>
          <table:table-cell table:formula="of:=NUMEROLOG([.$A194];&quot;TR&quot;;&quot;tam&quot;)" office:value-type="float" office:value="52" calcext:value-type="float">
            <text:p>52</text:p>
          </table:table-cell>
          <table:table-cell table:formula="of:=ABJAD([.$A194];0;1)" office:value-type="float" office:value="14" calcext:value-type="float">
            <text:p>14</text:p>
          </table:table-cell>
          <table:table-cell table:formula="of:=ABJAD([.$A194];1;1)" office:value-type="float" office:value="1202" calcext:value-type="float">
            <text:p>1202</text:p>
          </table:table-cell>
          <table:table-cell table:formula="of:=ABJAD([.$A194];2;1)" office:value-type="float" office:value="1214" calcext:value-type="float">
            <text:p>1214</text:p>
          </table:table-cell>
          <table:table-cell table:formula="of:=ABJAD([.$A194];3;1)"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AZRAK</text:p>
          </table:table-cell>
          <table:table-cell table:formula="of:=NUMEROLOG([.$A195];&quot;modern&quot;;&quot;tam&quot;)" office:value-type="float" office:value="21" calcext:value-type="float">
            <text:p>21</text:p>
          </table:table-cell>
          <table:table-cell table:formula="of:=NUMEROLOG([.$A195];&quot;TR&quot;;&quot;tam&quot;)" office:value-type="float" office:value="66" calcext:value-type="float">
            <text:p>66</text:p>
          </table:table-cell>
          <table:table-cell table:formula="of:=ABJAD([.$A195];0;1)" office:value-type="float" office:value="18" calcext:value-type="float">
            <text:p>18</text:p>
          </table:table-cell>
          <table:table-cell table:formula="of:=ABJAD([.$A195];1;1)" office:value-type="float" office:value="1242" calcext:value-type="float">
            <text:p>1242</text:p>
          </table:table-cell>
          <table:table-cell table:formula="of:=ABJAD([.$A195];2;1)" office:value-type="float" office:value="1259" calcext:value-type="float">
            <text:p>1259</text:p>
          </table:table-cell>
          <table:table-cell table:formula="of:=ABJAD([.$A195];3;1)" office:value-type="float" office:value="3506" calcext:value-type="float">
            <text:p>3506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table:formula="of:=NUMEROLOG([.$A196];&quot;modern&quot;;&quot;tam&quot;)" office:value-type="float" office:value="6" calcext:value-type="float">
            <text:p>6</text:p>
          </table:table-cell>
          <table:table-cell table:formula="of:=NUMEROLOG([.$A196];&quot;TR&quot;;&quot;tam&quot;)" office:value-type="float" office:value="6" calcext:value-type="float">
            <text:p>6</text:p>
          </table:table-cell>
          <table:table-cell table:formula="of:=ABJAD([.$A196];0;1)" office:value-type="float" office:value="6" calcext:value-type="float">
            <text:p>6</text:p>
          </table:table-cell>
          <table:table-cell table:formula="of:=ABJAD([.$A196];1;1)" office:value-type="float" office:value="6" calcext:value-type="float">
            <text:p>6</text:p>
          </table:table-cell>
          <table:table-cell table:formula="of:=ABJAD([.$A196];2;1)" office:value-type="float" office:value="18" calcext:value-type="float">
            <text:p>18</text:p>
          </table:table-cell>
          <table:table-cell table:formula="of:=ABJAD([.$A196];3;1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BABACAN</text:p>
          </table:table-cell>
          <table:table-cell table:formula="of:=NUMEROLOG([.$A197];&quot;modern&quot;;&quot;tam&quot;)" office:value-type="float" office:value="15" calcext:value-type="float">
            <text:p>15</text:p>
          </table:table-cell>
          <table:table-cell table:formula="of:=NUMEROLOG([.$A197];&quot;TR&quot;;&quot;tam&quot;)" office:value-type="float" office:value="27" calcext:value-type="float">
            <text:p>27</text:p>
          </table:table-cell>
          <table:table-cell table:formula="of:=ABJAD([.$A197];0;1)" office:value-type="float" office:value="20" calcext:value-type="float">
            <text:p>20</text:p>
          </table:table-cell>
          <table:table-cell table:formula="of:=ABJAD([.$A197];1;1)" office:value-type="float" office:value="80" calcext:value-type="float">
            <text:p>80</text:p>
          </table:table-cell>
          <table:table-cell table:formula="of:=ABJAD([.$A197];2;1)" office:value-type="float" office:value="103" calcext:value-type="float">
            <text:p>103</text:p>
          </table:table-cell>
          <table:table-cell table:formula="of:=ABJAD([.$A197];3;1)"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BABADAĞI</text:p>
          </table:table-cell>
          <table:table-cell table:formula="of:=NUMEROLOG([.$A198];&quot;modern&quot;;&quot;tam&quot;)" office:value-type="float" office:value="27" calcext:value-type="float">
            <text:p>27</text:p>
          </table:table-cell>
          <table:table-cell table:formula="of:=NUMEROLOG([.$A198];&quot;TR&quot;;&quot;tam&quot;)" office:value-type="float" office:value="32" calcext:value-type="float">
            <text:p>32</text:p>
          </table:table-cell>
          <table:table-cell table:formula="of:=ABJAD([.$A198];0;1)" office:value-type="float" office:value="29" calcext:value-type="float">
            <text:p>29</text:p>
          </table:table-cell>
          <table:table-cell table:formula="of:=ABJAD([.$A198];1;1)" office:value-type="float" office:value="29" calcext:value-type="float">
            <text:p>29</text:p>
          </table:table-cell>
          <table:table-cell table:formula="of:=ABJAD([.$A198];2;1)" office:value-type="float" office:value="2662" calcext:value-type="float">
            <text:p>2662</text:p>
          </table:table-cell>
          <table:table-cell table:formula="of:=ABJAD([.$A198];3;1)"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BABAYİĞİT</text:p>
          </table:table-cell>
          <table:table-cell table:formula="of:=NUMEROLOG([.$A199];&quot;modern&quot;;&quot;tam&quot;)" office:value-type="float" office:value="40" calcext:value-type="float">
            <text:p>40</text:p>
          </table:table-cell>
          <table:table-cell table:formula="of:=NUMEROLOG([.$A199];&quot;TR&quot;;&quot;tam&quot;)" office:value-type="float" office:value="91" calcext:value-type="float">
            <text:p>91</text:p>
          </table:table-cell>
          <table:table-cell table:formula="of:=ABJAD([.$A199];0;1)" office:value-type="float" office:value="38" calcext:value-type="float">
            <text:p>38</text:p>
          </table:table-cell>
          <table:table-cell table:formula="of:=ABJAD([.$A199];1;1)" office:value-type="float" office:value="1454" calcext:value-type="float">
            <text:p>1454</text:p>
          </table:table-cell>
          <table:table-cell table:formula="of:=ABJAD([.$A199];2;1)" office:value-type="float" office:value="4121" calcext:value-type="float">
            <text:p>4121</text:p>
          </table:table-cell>
          <table:table-cell table:formula="of:=ABJAD([.$A199];3;1)"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ABUŞ</text:p>
          </table:table-cell>
          <table:table-cell table:formula="of:=NUMEROLOG([.$A200];&quot;modern&quot;;&quot;tam&quot;)" office:value-type="float" office:value="9" calcext:value-type="float">
            <text:p>9</text:p>
          </table:table-cell>
          <table:table-cell table:formula="of:=NUMEROLOG([.$A200];&quot;TR&quot;;&quot;tam&quot;)" office:value-type="float" office:value="53" calcext:value-type="float">
            <text:p>53</text:p>
          </table:table-cell>
          <table:table-cell table:formula="of:=ABJAD([.$A200];0;1)" office:value-type="float" office:value="9" calcext:value-type="float">
            <text:p>9</text:p>
          </table:table-cell>
          <table:table-cell table:formula="of:=ABJAD([.$A200];1;1)" office:value-type="float" office:value="1005" calcext:value-type="float">
            <text:p>1005</text:p>
          </table:table-cell>
          <table:table-cell table:formula="of:=ABJAD([.$A200];2;1)" office:value-type="float" office:value="1621" calcext:value-type="float">
            <text:p>1621</text:p>
          </table:table-cell>
          <table:table-cell table:formula="of:=ABJAD([.$A200];3;1)"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BACAK</text:p>
          </table:table-cell>
          <table:table-cell table:formula="of:=NUMEROLOG([.$A201];&quot;modern&quot;;&quot;tam&quot;)" office:value-type="float" office:value="9" calcext:value-type="float">
            <text:p>9</text:p>
          </table:table-cell>
          <table:table-cell table:formula="of:=NUMEROLOG([.$A201];&quot;TR&quot;;&quot;tam&quot;)" office:value-type="float" office:value="21" calcext:value-type="float">
            <text:p>21</text:p>
          </table:table-cell>
          <table:table-cell table:formula="of:=ABJAD([.$A201];0;1)" office:value-type="float" office:value="11" calcext:value-type="float">
            <text:p>11</text:p>
          </table:table-cell>
          <table:table-cell table:formula="of:=ABJAD([.$A201];1;1)" office:value-type="float" office:value="47" calcext:value-type="float">
            <text:p>47</text:p>
          </table:table-cell>
          <table:table-cell table:formula="of:=ABJAD([.$A201];2;1)" office:value-type="float" office:value="64" calcext:value-type="float">
            <text:p>64</text:p>
          </table:table-cell>
          <table:table-cell table:formula="of:=ABJAD([.$A201];3;1)"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BACAKSIZ</text:p>
          </table:table-cell>
          <table:table-cell table:formula="of:=NUMEROLOG([.$A202];&quot;modern&quot;;&quot;tam&quot;)" office:value-type="float" office:value="27" calcext:value-type="float">
            <text:p>27</text:p>
          </table:table-cell>
          <table:table-cell table:formula="of:=NUMEROLOG([.$A202];&quot;TR&quot;;&quot;tam&quot;)" office:value-type="float" office:value="83" calcext:value-type="float">
            <text:p>83</text:p>
          </table:table-cell>
          <table:table-cell table:formula="of:=ABJAD([.$A202];0;1)" office:value-type="float" office:value="25" calcext:value-type="float">
            <text:p>25</text:p>
          </table:table-cell>
          <table:table-cell table:formula="of:=ABJAD([.$A202];1;1)" office:value-type="float" office:value="1357" calcext:value-type="float">
            <text:p>1357</text:p>
          </table:table-cell>
          <table:table-cell table:formula="of:=ABJAD([.$A202];2;1)" office:value-type="float" office:value="1394" calcext:value-type="float">
            <text:p>1394</text:p>
          </table:table-cell>
          <table:table-cell table:formula="of:=ABJAD([.$A202];3;1)"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BADEM</text:p>
          </table:table-cell>
          <table:table-cell table:formula="of:=NUMEROLOG([.$A203];&quot;modern&quot;;&quot;tam&quot;)" office:value-type="float" office:value="16" calcext:value-type="float">
            <text:p>16</text:p>
          </table:table-cell>
          <table:table-cell table:formula="of:=NUMEROLOG([.$A203];&quot;TR&quot;;&quot;tam&quot;)" office:value-type="float" office:value="30" calcext:value-type="float">
            <text:p>30</text:p>
          </table:table-cell>
          <table:table-cell table:formula="of:=ABJAD([.$A203];0;1)" office:value-type="float" office:value="12" calcext:value-type="float">
            <text:p>12</text:p>
          </table:table-cell>
          <table:table-cell table:formula="of:=ABJAD([.$A203];1;1)" office:value-type="float" office:value="72" calcext:value-type="float">
            <text:p>72</text:p>
          </table:table-cell>
          <table:table-cell table:formula="of:=ABJAD([.$A203];2;1)" office:value-type="float" office:value="93" calcext:value-type="float">
            <text:p>93</text:p>
          </table:table-cell>
          <table:table-cell table:formula="of:=ABJAD([.$A203];3;1)"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BAĞ</text:p>
          </table:table-cell>
          <table:table-cell table:formula="of:=NUMEROLOG([.$A204];&quot;modern&quot;;&quot;tam&quot;)" office:value-type="float" office:value="10" calcext:value-type="float">
            <text:p>10</text:p>
          </table:table-cell>
          <table:table-cell table:formula="of:=NUMEROLOG([.$A204];&quot;TR&quot;;&quot;tam&quot;)" office:value-type="float" office:value="12" calcext:value-type="float">
            <text:p>12</text:p>
          </table:table-cell>
          <table:table-cell table:formula="of:=ABJAD([.$A204];0;1)" office:value-type="float" office:value="11" calcext:value-type="float">
            <text:p>11</text:p>
          </table:table-cell>
          <table:table-cell table:formula="of:=ABJAD([.$A204];1;1)" office:value-type="float" office:value="11" calcext:value-type="float">
            <text:p>11</text:p>
          </table:table-cell>
          <table:table-cell table:formula="of:=ABJAD([.$A204];2;1)" office:value-type="float" office:value="2622" calcext:value-type="float">
            <text:p>2622</text:p>
          </table:table-cell>
          <table:table-cell table:formula="of:=ABJAD([.$A204];3;1)"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BAĞCI</text:p>
          </table:table-cell>
          <table:table-cell table:formula="of:=NUMEROLOG([.$A205];&quot;modern&quot;;&quot;tam&quot;)" office:value-type="float" office:value="22" calcext:value-type="float">
            <text:p>22</text:p>
          </table:table-cell>
          <table:table-cell table:formula="of:=NUMEROLOG([.$A205];&quot;TR&quot;;&quot;tam&quot;)" office:value-type="float" office:value="26" calcext:value-type="float">
            <text:p>26</text:p>
          </table:table-cell>
          <table:table-cell table:formula="of:=ABJAD([.$A205];0;1)" office:value-type="float" office:value="24" calcext:value-type="float">
            <text:p>24</text:p>
          </table:table-cell>
          <table:table-cell table:formula="of:=ABJAD([.$A205];1;1)" office:value-type="float" office:value="24" calcext:value-type="float">
            <text:p>24</text:p>
          </table:table-cell>
          <table:table-cell table:formula="of:=ABJAD([.$A205];2;1)" office:value-type="float" office:value="2650" calcext:value-type="float">
            <text:p>2650</text:p>
          </table:table-cell>
          <table:table-cell table:formula="of:=ABJAD([.$A205];3;1)" office:value-type="float" office:value="2520" calcext:value-type="float">
            <text:p>2520</text:p>
          </table:table-cell>
        </table:table-row>
        <table:table-row table:style-name="ro1">
          <table:table-cell office:value-type="string" calcext:value-type="string">
            <text:p>BAĞCIK</text:p>
          </table:table-cell>
          <table:table-cell table:formula="of:=NUMEROLOG([.$A206];&quot;modern&quot;;&quot;tam&quot;)" office:value-type="float" office:value="24" calcext:value-type="float">
            <text:p>24</text:p>
          </table:table-cell>
          <table:table-cell table:formula="of:=NUMEROLOG([.$A206];&quot;TR&quot;;&quot;tam&quot;)" office:value-type="float" office:value="40" calcext:value-type="float">
            <text:p>40</text:p>
          </table:table-cell>
          <table:table-cell table:formula="of:=ABJAD([.$A206];0;1)" office:value-type="float" office:value="28" calcext:value-type="float">
            <text:p>28</text:p>
          </table:table-cell>
          <table:table-cell table:formula="of:=ABJAD([.$A206];1;1)" office:value-type="float" office:value="64" calcext:value-type="float">
            <text:p>64</text:p>
          </table:table-cell>
          <table:table-cell table:formula="of:=ABJAD([.$A206];2;1)" office:value-type="float" office:value="2695" calcext:value-type="float">
            <text:p>2695</text:p>
          </table:table-cell>
          <table:table-cell table:formula="of:=ABJAD([.$A206];3;1)"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BAGLARS</text:p>
          </table:table-cell>
          <table:table-cell table:formula="of:=NUMEROLOG([.$A207];&quot;modern&quot;;&quot;tam&quot;)" office:value-type="float" office:value="24" calcext:value-type="float">
            <text:p>24</text:p>
          </table:table-cell>
          <table:table-cell table:formula="of:=NUMEROLOG([.$A207];&quot;TR&quot;;&quot;tam&quot;)" office:value-type="float" office:value="70" calcext:value-type="float">
            <text:p>70</text:p>
          </table:table-cell>
          <table:table-cell table:formula="of:=ABJAD([.$A207];0;1)" office:value-type="float" office:value="21" calcext:value-type="float">
            <text:p>21</text:p>
          </table:table-cell>
          <table:table-cell table:formula="of:=ABJAD([.$A207];1;1)" office:value-type="float" office:value="561" calcext:value-type="float">
            <text:p>561</text:p>
          </table:table-cell>
          <table:table-cell table:formula="of:=ABJAD([.$A207];2;1)" office:value-type="float" office:value="588" calcext:value-type="float">
            <text:p>588</text:p>
          </table:table-cell>
          <table:table-cell table:formula="of:=ABJAD([.$A207];3;1)" office:value-type="float" office:value="7561" calcext:value-type="float">
            <text:p>7561</text:p>
          </table:table-cell>
        </table:table-row>
        <table:table-row table:style-name="ro1">
          <table:table-cell office:value-type="string" calcext:value-type="string">
            <text:p>BAĞLI</text:p>
          </table:table-cell>
          <table:table-cell table:formula="of:=NUMEROLOG([.$A208];&quot;modern&quot;;&quot;tam&quot;)" office:value-type="float" office:value="22" calcext:value-type="float">
            <text:p>22</text:p>
          </table:table-cell>
          <table:table-cell table:formula="of:=NUMEROLOG([.$A208];&quot;TR&quot;;&quot;tam&quot;)" office:value-type="float" office:value="38" calcext:value-type="float">
            <text:p>38</text:p>
          </table:table-cell>
          <table:table-cell table:formula="of:=ABJAD([.$A208];0;1)" office:value-type="float" office:value="23" calcext:value-type="float">
            <text:p>23</text:p>
          </table:table-cell>
          <table:table-cell table:formula="of:=ABJAD([.$A208];1;1)" office:value-type="float" office:value="71" calcext:value-type="float">
            <text:p>71</text:p>
          </table:table-cell>
          <table:table-cell table:formula="of:=ABJAD([.$A208];2;1)" office:value-type="float" office:value="2697" calcext:value-type="float">
            <text:p>2697</text:p>
          </table:table-cell>
          <table:table-cell table:formula="of:=ABJAD([.$A208];3;1)"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BAHADIR</text:p>
          </table:table-cell>
          <table:table-cell table:formula="of:=NUMEROLOG([.$A209];&quot;modern&quot;;&quot;tam&quot;)" office:value-type="float" office:value="34" calcext:value-type="float">
            <text:p>34</text:p>
          </table:table-cell>
          <table:table-cell table:formula="of:=NUMEROLOG([.$A209];&quot;TR&quot;;&quot;tam&quot;)" office:value-type="float" office:value="51" calcext:value-type="float">
            <text:p>51</text:p>
          </table:table-cell>
          <table:table-cell table:formula="of:=ABJAD([.$A209];0;1)" office:value-type="float" office:value="35" calcext:value-type="float">
            <text:p>35</text:p>
          </table:table-cell>
          <table:table-cell table:formula="of:=ABJAD([.$A209];1;1)" office:value-type="float" office:value="227" calcext:value-type="float">
            <text:p>227</text:p>
          </table:table-cell>
          <table:table-cell table:formula="of:=ABJAD([.$A209];2;1)" office:value-type="float" office:value="259" calcext:value-type="float">
            <text:p>259</text:p>
          </table:table-cell>
          <table:table-cell table:formula="of:=ABJAD([.$A209];3;1)" office:value-type="float" office:value="5872" calcext:value-type="float">
            <text:p>5872</text:p>
          </table:table-cell>
        </table:table-row>
        <table:table-row table:style-name="ro1">
          <table:table-cell office:value-type="string" calcext:value-type="string">
            <text:p>BAHÇEBAŞI</text:p>
          </table:table-cell>
          <table:table-cell table:formula="of:=NUMEROLOG([.$A210];&quot;modern&quot;;&quot;tam&quot;)" office:value-type="float" office:value="32" calcext:value-type="float">
            <text:p>32</text:p>
          </table:table-cell>
          <table:table-cell table:formula="of:=NUMEROLOG([.$A210];&quot;TR&quot;;&quot;tam&quot;)" office:value-type="float" office:value="60" calcext:value-type="float">
            <text:p>60</text:p>
          </table:table-cell>
          <table:table-cell table:formula="of:=ABJAD([.$A210];0;1)" office:value-type="float" office:value="37" calcext:value-type="float">
            <text:p>37</text:p>
          </table:table-cell>
          <table:table-cell table:formula="of:=ABJAD([.$A210];1;1)" office:value-type="float" office:value="433" calcext:value-type="float">
            <text:p>433</text:p>
          </table:table-cell>
          <table:table-cell table:formula="of:=ABJAD([.$A210];2;1)" office:value-type="float" office:value="475" calcext:value-type="float">
            <text:p>475</text:p>
          </table:table-cell>
          <table:table-cell table:formula="of:=ABJAD([.$A210];3;1)" office:value-type="float" office:value="6982" calcext:value-type="float">
            <text:p>6982</text:p>
          </table:table-cell>
        </table:table-row>
        <table:table-row table:style-name="ro1">
          <table:table-cell office:value-type="string" calcext:value-type="string">
            <text:p>BAHÇECİ</text:p>
          </table:table-cell>
          <table:table-cell table:formula="of:=NUMEROLOG([.$A211];&quot;modern&quot;;&quot;tam&quot;)" office:value-type="float" office:value="31" calcext:value-type="float">
            <text:p>31</text:p>
          </table:table-cell>
          <table:table-cell table:formula="of:=NUMEROLOG([.$A211];&quot;TR&quot;;&quot;tam&quot;)" office:value-type="float" office:value="38" calcext:value-type="float">
            <text:p>38</text:p>
          </table:table-cell>
          <table:table-cell table:formula="of:=ABJAD([.$A211];0;1)" office:value-type="float" office:value="31" calcext:value-type="float">
            <text:p>31</text:p>
          </table:table-cell>
          <table:table-cell table:formula="of:=ABJAD([.$A211];1;1)" office:value-type="float" office:value="43" calcext:value-type="float">
            <text:p>43</text:p>
          </table:table-cell>
          <table:table-cell table:formula="of:=ABJAD([.$A211];2;1)" office:value-type="float" office:value="89" calcext:value-type="float">
            <text:p>89</text:p>
          </table:table-cell>
          <table:table-cell table:formula="of:=ABJAD([.$A211];3;1)" office:value-type="float" office:value="5039" calcext:value-type="float">
            <text:p>5039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formula="of:=NUMEROLOG([.$A212];&quot;modern&quot;;&quot;tam&quot;)" office:value-type="float" office:value="5" calcext:value-type="float">
            <text:p>5</text:p>
          </table:table-cell>
          <table:table-cell table:formula="of:=NUMEROLOG([.$A212];&quot;TR&quot;;&quot;tam&quot;)" office:value-type="float" office:value="17" calcext:value-type="float">
            <text:p>17</text:p>
          </table:table-cell>
          <table:table-cell table:formula="of:=ABJAD([.$A212];0;1)" office:value-type="float" office:value="7" calcext:value-type="float">
            <text:p>7</text:p>
          </table:table-cell>
          <table:table-cell table:formula="of:=ABJAD([.$A212];1;1)" office:value-type="float" office:value="43" calcext:value-type="float">
            <text:p>43</text:p>
          </table:table-cell>
          <table:table-cell table:formula="of:=ABJAD([.$A212];2;1)" office:value-type="float" office:value="54" calcext:value-type="float">
            <text:p>54</text:p>
          </table:table-cell>
          <table:table-cell table:formula="of:=ABJAD([.$A212];3;1)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BAKAN</text:p>
          </table:table-cell>
          <table:table-cell table:formula="of:=NUMEROLOG([.$A213];&quot;modern&quot;;&quot;tam&quot;)" office:value-type="float" office:value="11" calcext:value-type="float">
            <text:p>11</text:p>
          </table:table-cell>
          <table:table-cell table:formula="of:=NUMEROLOG([.$A213];&quot;TR&quot;;&quot;tam&quot;)" office:value-type="float" office:value="35" calcext:value-type="float">
            <text:p>35</text:p>
          </table:table-cell>
          <table:table-cell table:formula="of:=ABJAD([.$A213];0;1)" office:value-type="float" office:value="18" calcext:value-type="float">
            <text:p>18</text:p>
          </table:table-cell>
          <table:table-cell table:formula="of:=ABJAD([.$A213];1;1)" office:value-type="float" office:value="114" calcext:value-type="float">
            <text:p>114</text:p>
          </table:table-cell>
          <table:table-cell table:formula="of:=ABJAD([.$A213];2;1)" office:value-type="float" office:value="131" calcext:value-type="float">
            <text:p>131</text:p>
          </table:table-cell>
          <table:table-cell table:formula="of:=ABJAD([.$A213];3;1)"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BAKANAY ÖZTÜRK</text:p>
          </table:table-cell>
          <table:table-cell table:formula="of:=NUMEROLOG([.$A214];&quot;modern&quot;;&quot;tam&quot;)" office:value-type="float" office:value="49" calcext:value-type="float">
            <text:p>49</text:p>
          </table:table-cell>
          <table:table-cell table:formula="of:=NUMEROLOG([.$A214];&quot;TR&quot;;&quot;tam&quot;)" office:value-type="float" office:value="197" calcext:value-type="float">
            <text:p>197</text:p>
          </table:table-cell>
          <table:table-cell table:formula="of:=ABJAD([.$A214];0;1)" office:value-type="float" office:value="53" calcext:value-type="float">
            <text:p>53</text:p>
          </table:table-cell>
          <table:table-cell table:formula="of:=ABJAD([.$A214];1;1)" office:value-type="float" office:value="3545" calcext:value-type="float">
            <text:p>3545</text:p>
          </table:table-cell>
          <table:table-cell table:formula="of:=ABJAD([.$A214];2;1)" office:value-type="float" office:value="4378" calcext:value-type="float">
            <text:p>4378</text:p>
          </table:table-cell>
          <table:table-cell table:formula="of:=ABJAD([.$A214];3;1)" office:value-type="float" office:value="17338" calcext:value-type="float">
            <text:p>17338</text:p>
          </table:table-cell>
        </table:table-row>
        <table:table-row table:style-name="ro1">
          <table:table-cell office:value-type="string" calcext:value-type="string">
            <text:p>BAKAR</text:p>
          </table:table-cell>
          <table:table-cell table:formula="of:=NUMEROLOG([.$A215];&quot;modern&quot;;&quot;tam&quot;)" office:value-type="float" office:value="15" calcext:value-type="float">
            <text:p>15</text:p>
          </table:table-cell>
          <table:table-cell table:formula="of:=NUMEROLOG([.$A215];&quot;TR&quot;;&quot;tam&quot;)" office:value-type="float" office:value="39" calcext:value-type="float">
            <text:p>39</text:p>
          </table:table-cell>
          <table:table-cell table:formula="of:=ABJAD([.$A215];0;1)" office:value-type="float" office:value="16" calcext:value-type="float">
            <text:p>16</text:p>
          </table:table-cell>
          <table:table-cell table:formula="of:=ABJAD([.$A215];1;1)" office:value-type="float" office:value="244" calcext:value-type="float">
            <text:p>244</text:p>
          </table:table-cell>
          <table:table-cell table:formula="of:=ABJAD([.$A215];2;1)" office:value-type="float" office:value="261" calcext:value-type="float">
            <text:p>261</text:p>
          </table:table-cell>
          <table:table-cell table:formula="of:=ABJAD([.$A215];3;1)"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BAKAY</text:p>
          </table:table-cell>
          <table:table-cell table:formula="of:=NUMEROLOG([.$A216];&quot;modern&quot;;&quot;tam&quot;)" office:value-type="float" office:value="13" calcext:value-type="float">
            <text:p>13</text:p>
          </table:table-cell>
          <table:table-cell table:formula="of:=NUMEROLOG([.$A216];&quot;TR&quot;;&quot;tam&quot;)" office:value-type="float" office:value="46" calcext:value-type="float">
            <text:p>46</text:p>
          </table:table-cell>
          <table:table-cell table:formula="of:=ABJAD([.$A216];0;1)" office:value-type="float" office:value="8" calcext:value-type="float">
            <text:p>8</text:p>
          </table:table-cell>
          <table:table-cell table:formula="of:=ABJAD([.$A216];1;1)" office:value-type="float" office:value="944" calcext:value-type="float">
            <text:p>944</text:p>
          </table:table-cell>
          <table:table-cell table:formula="of:=ABJAD([.$A216];2;1)" office:value-type="float" office:value="961" calcext:value-type="float">
            <text:p>961</text:p>
          </table:table-cell>
          <table:table-cell table:formula="of:=ABJAD([.$A216];3;1)" office:value-type="float" office:value="5138" calcext:value-type="float">
            <text:p>5138</text:p>
          </table:table-cell>
        </table:table-row>
        <table:table-row table:style-name="ro1">
          <table:table-cell office:value-type="string" calcext:value-type="string">
            <text:p>BAKIRCI</text:p>
          </table:table-cell>
          <table:table-cell table:formula="of:=NUMEROLOG([.$A217];&quot;modern&quot;;&quot;tam&quot;)" office:value-type="float" office:value="35" calcext:value-type="float">
            <text:p>35</text:p>
          </table:table-cell>
          <table:table-cell table:formula="of:=NUMEROLOG([.$A217];&quot;TR&quot;;&quot;tam&quot;)" office:value-type="float" office:value="63" calcext:value-type="float">
            <text:p>63</text:p>
          </table:table-cell>
          <table:table-cell table:formula="of:=ABJAD([.$A217];0;1)" office:value-type="float" office:value="38" calcext:value-type="float">
            <text:p>38</text:p>
          </table:table-cell>
          <table:table-cell table:formula="of:=ABJAD([.$A217];1;1)" office:value-type="float" office:value="266" calcext:value-type="float">
            <text:p>266</text:p>
          </table:table-cell>
          <table:table-cell table:formula="of:=ABJAD([.$A217];2;1)" office:value-type="float" office:value="307" calcext:value-type="float">
            <text:p>307</text:p>
          </table:table-cell>
          <table:table-cell table:formula="of:=ABJAD([.$A217];3;1)"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BAKLACI</text:p>
          </table:table-cell>
          <table:table-cell table:formula="of:=NUMEROLOG([.$A218];&quot;modern&quot;;&quot;tam&quot;)" office:value-type="float" office:value="21" calcext:value-type="float">
            <text:p>21</text:p>
          </table:table-cell>
          <table:table-cell table:formula="of:=NUMEROLOG([.$A218];&quot;TR&quot;;&quot;tam&quot;)" office:value-type="float" office:value="47" calcext:value-type="float">
            <text:p>47</text:p>
          </table:table-cell>
          <table:table-cell table:formula="of:=ABJAD([.$A218];0;1)" office:value-type="float" office:value="23" calcext:value-type="float">
            <text:p>23</text:p>
          </table:table-cell>
          <table:table-cell table:formula="of:=ABJAD([.$A218];1;1)" office:value-type="float" office:value="107" calcext:value-type="float">
            <text:p>107</text:p>
          </table:table-cell>
          <table:table-cell table:formula="of:=ABJAD([.$A218];2;1)" office:value-type="float" office:value="139" calcext:value-type="float">
            <text:p>139</text:p>
          </table:table-cell>
          <table:table-cell table:formula="of:=ABJAD([.$A218];3;1)"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BAKLALI</text:p>
          </table:table-cell>
          <table:table-cell table:formula="of:=NUMEROLOG([.$A219];&quot;modern&quot;;&quot;tam&quot;)" office:value-type="float" office:value="21" calcext:value-type="float">
            <text:p>21</text:p>
          </table:table-cell>
          <table:table-cell table:formula="of:=NUMEROLOG([.$A219];&quot;TR&quot;;&quot;tam&quot;)" office:value-type="float" office:value="59" calcext:value-type="float">
            <text:p>59</text:p>
          </table:table-cell>
          <table:table-cell table:formula="of:=ABJAD([.$A219];0;1)" office:value-type="float" office:value="22" calcext:value-type="float">
            <text:p>22</text:p>
          </table:table-cell>
          <table:table-cell table:formula="of:=ABJAD([.$A219];1;1)" office:value-type="float" office:value="154" calcext:value-type="float">
            <text:p>154</text:p>
          </table:table-cell>
          <table:table-cell table:formula="of:=ABJAD([.$A219];2;1)" office:value-type="float" office:value="186" calcext:value-type="float">
            <text:p>186</text:p>
          </table:table-cell>
          <table:table-cell table:formula="of:=ABJAD([.$A219];3;1)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table:formula="of:=NUMEROLOG([.$A220];&quot;modern&quot;;&quot;tam&quot;)" office:value-type="float" office:value="6" calcext:value-type="float">
            <text:p>6</text:p>
          </table:table-cell>
          <table:table-cell table:formula="of:=NUMEROLOG([.$A220];&quot;TR&quot;;&quot;tam&quot;)" office:value-type="float" office:value="18" calcext:value-type="float">
            <text:p>18</text:p>
          </table:table-cell>
          <table:table-cell table:formula="of:=ABJAD([.$A220];0;1)" office:value-type="float" office:value="5" calcext:value-type="float">
            <text:p>5</text:p>
          </table:table-cell>
          <table:table-cell table:formula="of:=ABJAD([.$A220];1;1)" office:value-type="float" office:value="53" calcext:value-type="float">
            <text:p>53</text:p>
          </table:table-cell>
          <table:table-cell table:formula="of:=ABJAD([.$A220];2;1)" office:value-type="float" office:value="64" calcext:value-type="float">
            <text:p>64</text:p>
          </table:table-cell>
          <table:table-cell table:formula="of:=ABJAD([.$A220];3;1)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BALABAN</text:p>
          </table:table-cell>
          <table:table-cell table:formula="of:=NUMEROLOG([.$A221];&quot;modern&quot;;&quot;tam&quot;)" office:value-type="float" office:value="15" calcext:value-type="float">
            <text:p>15</text:p>
          </table:table-cell>
          <table:table-cell table:formula="of:=NUMEROLOG([.$A221];&quot;TR&quot;;&quot;tam&quot;)" office:value-type="float" office:value="39" calcext:value-type="float">
            <text:p>39</text:p>
          </table:table-cell>
          <table:table-cell table:formula="of:=ABJAD([.$A221];0;1)" office:value-type="float" office:value="19" calcext:value-type="float">
            <text:p>19</text:p>
          </table:table-cell>
          <table:table-cell table:formula="of:=ABJAD([.$A221];1;1)" office:value-type="float" office:value="127" calcext:value-type="float">
            <text:p>127</text:p>
          </table:table-cell>
          <table:table-cell table:formula="of:=ABJAD([.$A221];2;1)" office:value-type="float" office:value="150" calcext:value-type="float">
            <text:p>150</text:p>
          </table:table-cell>
          <table:table-cell table:formula="of:=ABJAD([.$A221];3;1)"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BALAL</text:p>
          </table:table-cell>
          <table:table-cell table:formula="of:=NUMEROLOG([.$A222];&quot;modern&quot;;&quot;tam&quot;)" office:value-type="float" office:value="10" calcext:value-type="float">
            <text:p>10</text:p>
          </table:table-cell>
          <table:table-cell table:formula="of:=NUMEROLOG([.$A222];&quot;TR&quot;;&quot;tam&quot;)" office:value-type="float" office:value="34" calcext:value-type="float">
            <text:p>34</text:p>
          </table:table-cell>
          <table:table-cell table:formula="of:=ABJAD([.$A222];0;1)" office:value-type="float" office:value="8" calcext:value-type="float">
            <text:p>8</text:p>
          </table:table-cell>
          <table:table-cell table:formula="of:=ABJAD([.$A222];1;1)" office:value-type="float" office:value="104" calcext:value-type="float">
            <text:p>104</text:p>
          </table:table-cell>
          <table:table-cell table:formula="of:=ABJAD([.$A222];2;1)" office:value-type="float" office:value="121" calcext:value-type="float">
            <text:p>121</text:p>
          </table:table-cell>
          <table:table-cell table:formula="of:=ABJAD([.$A222];3;1)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BALCI</text:p>
          </table:table-cell>
          <table:table-cell table:formula="of:=NUMEROLOG([.$A223];&quot;modern&quot;;&quot;tam&quot;)" office:value-type="float" office:value="18" calcext:value-type="float">
            <text:p>18</text:p>
          </table:table-cell>
          <table:table-cell table:formula="of:=NUMEROLOG([.$A223];&quot;TR&quot;;&quot;tam&quot;)" office:value-type="float" office:value="32" calcext:value-type="float">
            <text:p>32</text:p>
          </table:table-cell>
          <table:table-cell table:formula="of:=ABJAD([.$A223];0;1)" office:value-type="float" office:value="18" calcext:value-type="float">
            <text:p>18</text:p>
          </table:table-cell>
          <table:table-cell table:formula="of:=ABJAD([.$A223];1;1)" office:value-type="float" office:value="66" calcext:value-type="float">
            <text:p>66</text:p>
          </table:table-cell>
          <table:table-cell table:formula="of:=ABJAD([.$A223];2;1)" office:value-type="float" office:value="92" calcext:value-type="float">
            <text:p>92</text:p>
          </table:table-cell>
          <table:table-cell table:formula="of:=ABJAD([.$A223];3;1)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BALLI</text:p>
          </table:table-cell>
          <table:table-cell table:formula="of:=NUMEROLOG([.$A224];&quot;modern&quot;;&quot;tam&quot;)" office:value-type="float" office:value="18" calcext:value-type="float">
            <text:p>18</text:p>
          </table:table-cell>
          <table:table-cell table:formula="of:=NUMEROLOG([.$A224];&quot;TR&quot;;&quot;tam&quot;)" office:value-type="float" office:value="44" calcext:value-type="float">
            <text:p>44</text:p>
          </table:table-cell>
          <table:table-cell table:formula="of:=ABJAD([.$A224];0;1)" office:value-type="float" office:value="17" calcext:value-type="float">
            <text:p>17</text:p>
          </table:table-cell>
          <table:table-cell table:formula="of:=ABJAD([.$A224];1;1)" office:value-type="float" office:value="113" calcext:value-type="float">
            <text:p>113</text:p>
          </table:table-cell>
          <table:table-cell table:formula="of:=ABJAD([.$A224];2;1)" office:value-type="float" office:value="139" calcext:value-type="float">
            <text:p>139</text:p>
          </table:table-cell>
          <table:table-cell table:formula="of:=ABJAD([.$A224];3;1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BALOĞLU</text:p>
          </table:table-cell>
          <table:table-cell table:formula="of:=NUMEROLOG([.$A225];&quot;modern&quot;;&quot;tam&quot;)" office:value-type="float" office:value="25" calcext:value-type="float">
            <text:p>25</text:p>
          </table:table-cell>
          <table:table-cell table:formula="of:=NUMEROLOG([.$A225];&quot;TR&quot;;&quot;tam&quot;)" office:value-type="float" office:value="85" calcext:value-type="float">
            <text:p>85</text:p>
          </table:table-cell>
          <table:table-cell table:formula="of:=ABJAD([.$A225];0;1)" office:value-type="float" office:value="23" calcext:value-type="float">
            <text:p>23</text:p>
          </table:table-cell>
          <table:table-cell table:formula="of:=ABJAD([.$A225];1;1)" office:value-type="float" office:value="791" calcext:value-type="float">
            <text:p>791</text:p>
          </table:table-cell>
          <table:table-cell table:formula="of:=ABJAD([.$A225];2;1)" office:value-type="float" office:value="4092" calcext:value-type="float">
            <text:p>4092</text:p>
          </table:table-cell>
          <table:table-cell table:formula="of:=ABJAD([.$A225];3;1)" office:value-type="float" office:value="5798" calcext:value-type="float">
            <text:p>5798</text:p>
          </table:table-cell>
        </table:table-row>
        <table:table-row table:style-name="ro1">
          <table:table-cell office:value-type="string" calcext:value-type="string">
            <text:p>BALSAK</text:p>
          </table:table-cell>
          <table:table-cell table:formula="of:=NUMEROLOG([.$A226];&quot;modern&quot;;&quot;tam&quot;)" office:value-type="float" office:value="10" calcext:value-type="float">
            <text:p>10</text:p>
          </table:table-cell>
          <table:table-cell table:formula="of:=NUMEROLOG([.$A226];&quot;TR&quot;;&quot;tam&quot;)" office:value-type="float" office:value="55" calcext:value-type="float">
            <text:p>55</text:p>
          </table:table-cell>
          <table:table-cell table:formula="of:=ABJAD([.$A226];0;1)" office:value-type="float" office:value="10" calcext:value-type="float">
            <text:p>10</text:p>
          </table:table-cell>
          <table:table-cell table:formula="of:=ABJAD([.$A226];1;1)" office:value-type="float" office:value="394" calcext:value-type="float">
            <text:p>394</text:p>
          </table:table-cell>
          <table:table-cell table:formula="of:=ABJAD([.$A226];2;1)" office:value-type="float" office:value="416" calcext:value-type="float">
            <text:p>416</text:p>
          </table:table-cell>
          <table:table-cell table:formula="of:=ABJAD([.$A226];3;1)"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BALTA</text:p>
          </table:table-cell>
          <table:table-cell table:formula="of:=NUMEROLOG([.$A227];&quot;modern&quot;;&quot;tam&quot;)" office:value-type="float" office:value="9" calcext:value-type="float">
            <text:p>9</text:p>
          </table:table-cell>
          <table:table-cell table:formula="of:=NUMEROLOG([.$A227];&quot;TR&quot;;&quot;tam&quot;)" office:value-type="float" office:value="43" calcext:value-type="float">
            <text:p>43</text:p>
          </table:table-cell>
          <table:table-cell table:formula="of:=ABJAD([.$A227];0;1)" office:value-type="float" office:value="14" calcext:value-type="float">
            <text:p>14</text:p>
          </table:table-cell>
          <table:table-cell table:formula="of:=ABJAD([.$A227];1;1)" office:value-type="float" office:value="554" calcext:value-type="float">
            <text:p>554</text:p>
          </table:table-cell>
          <table:table-cell table:formula="of:=ABJAD([.$A227];2;1)" office:value-type="float" office:value="571" calcext:value-type="float">
            <text:p>571</text:p>
          </table:table-cell>
          <table:table-cell table:formula="of:=ABJAD([.$A227];3;1)"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BALTACI</text:p>
          </table:table-cell>
          <table:table-cell table:formula="of:=NUMEROLOG([.$A228];&quot;modern&quot;;&quot;tam&quot;)" office:value-type="float" office:value="21" calcext:value-type="float">
            <text:p>21</text:p>
          </table:table-cell>
          <table:table-cell table:formula="of:=NUMEROLOG([.$A228];&quot;TR&quot;;&quot;tam&quot;)" office:value-type="float" office:value="57" calcext:value-type="float">
            <text:p>57</text:p>
          </table:table-cell>
          <table:table-cell table:formula="of:=ABJAD([.$A228];0;1)" office:value-type="float" office:value="27" calcext:value-type="float">
            <text:p>27</text:p>
          </table:table-cell>
          <table:table-cell table:formula="of:=ABJAD([.$A228];1;1)" office:value-type="float" office:value="567" calcext:value-type="float">
            <text:p>567</text:p>
          </table:table-cell>
          <table:table-cell table:formula="of:=ABJAD([.$A228];2;1)" office:value-type="float" office:value="599" calcext:value-type="float">
            <text:p>599</text:p>
          </table:table-cell>
          <table:table-cell table:formula="of:=ABJAD([.$A228];3;1)" office:value-type="float" office:value="4509" calcext:value-type="float">
            <text:p>4509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table:formula="of:=NUMEROLOG([.$A229];&quot;modern&quot;;&quot;tam&quot;)" office:value-type="float" office:value="18" calcext:value-type="float">
            <text:p>18</text:p>
          </table:table-cell>
          <table:table-cell table:formula="of:=NUMEROLOG([.$A229];&quot;TR&quot;;&quot;tam&quot;)" office:value-type="float" office:value="42" calcext:value-type="float">
            <text:p>42</text:p>
          </table:table-cell>
          <table:table-cell table:formula="of:=ABJAD([.$A229];0;1)" office:value-type="float" office:value="22" calcext:value-type="float">
            <text:p>22</text:p>
          </table:table-cell>
          <table:table-cell table:formula="of:=ABJAD([.$A229];1;1)" office:value-type="float" office:value="274" calcext:value-type="float">
            <text:p>274</text:p>
          </table:table-cell>
          <table:table-cell table:formula="of:=ABJAD([.$A229];2;1)" office:value-type="float" office:value="291" calcext:value-type="float">
            <text:p>291</text:p>
          </table:table-cell>
          <table:table-cell table:formula="of:=ABJAD([.$A229];3;1)"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BARATALI</text:p>
          </table:table-cell>
          <table:table-cell table:formula="of:=NUMEROLOG([.$A230];&quot;modern&quot;;&quot;tam&quot;)" office:value-type="float" office:value="28" calcext:value-type="float">
            <text:p>28</text:p>
          </table:table-cell>
          <table:table-cell table:formula="of:=NUMEROLOG([.$A230];&quot;TR&quot;;&quot;tam&quot;)" office:value-type="float" office:value="76" calcext:value-type="float">
            <text:p>76</text:p>
          </table:table-cell>
          <table:table-cell table:formula="of:=ABJAD([.$A230];0;1)" office:value-type="float" office:value="33" calcext:value-type="float">
            <text:p>33</text:p>
          </table:table-cell>
          <table:table-cell table:formula="of:=ABJAD([.$A230];1;1)" office:value-type="float" office:value="765" calcext:value-type="float">
            <text:p>765</text:p>
          </table:table-cell>
          <table:table-cell table:formula="of:=ABJAD([.$A230];2;1)" office:value-type="float" office:value="798" calcext:value-type="float">
            <text:p>798</text:p>
          </table:table-cell>
          <table:table-cell table:formula="of:=ABJAD([.$A230];3;1)"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BARBAROS</text:p>
          </table:table-cell>
          <table:table-cell table:formula="of:=NUMEROLOG([.$A231];&quot;modern&quot;;&quot;tam&quot;)" office:value-type="float" office:value="31" calcext:value-type="float">
            <text:p>31</text:p>
          </table:table-cell>
          <table:table-cell table:formula="of:=NUMEROLOG([.$A231];&quot;TR&quot;;&quot;tam&quot;)" office:value-type="float" office:value="88" calcext:value-type="float">
            <text:p>88</text:p>
          </table:table-cell>
          <table:table-cell table:formula="of:=ABJAD([.$A231];0;1)" office:value-type="float" office:value="30" calcext:value-type="float">
            <text:p>30</text:p>
          </table:table-cell>
          <table:table-cell table:formula="of:=ABJAD([.$A231];1;1)" office:value-type="float" office:value="786" calcext:value-type="float">
            <text:p>786</text:p>
          </table:table-cell>
          <table:table-cell table:formula="of:=ABJAD([.$A231];2;1)" office:value-type="float" office:value="893" calcext:value-type="float">
            <text:p>893</text:p>
          </table:table-cell>
          <table:table-cell table:formula="of:=ABJAD([.$A231];3;1)" office:value-type="float" office:value="9987" calcext:value-type="float">
            <text:p>9987</text:p>
          </table:table-cell>
        </table:table-row>
        <table:table-row table:style-name="ro1">
          <table:table-cell office:value-type="string" calcext:value-type="string">
            <text:p>BARÇA</text:p>
          </table:table-cell>
          <table:table-cell table:formula="of:=NUMEROLOG([.$A232];&quot;modern&quot;;&quot;tam&quot;)" office:value-type="float" office:value="16" calcext:value-type="float">
            <text:p>16</text:p>
          </table:table-cell>
          <table:table-cell table:formula="of:=NUMEROLOG([.$A232];&quot;TR&quot;;&quot;tam&quot;)" office:value-type="float" office:value="29" calcext:value-type="float">
            <text:p>29</text:p>
          </table:table-cell>
          <table:table-cell table:formula="of:=ABJAD([.$A232];0;1)" office:value-type="float" office:value="15" calcext:value-type="float">
            <text:p>15</text:p>
          </table:table-cell>
          <table:table-cell table:formula="of:=ABJAD([.$A232];1;1)" office:value-type="float" office:value="207" calcext:value-type="float">
            <text:p>207</text:p>
          </table:table-cell>
          <table:table-cell table:formula="of:=ABJAD([.$A232];2;1)" office:value-type="float" office:value="224" calcext:value-type="float">
            <text:p>224</text:p>
          </table:table-cell>
          <table:table-cell table:formula="of:=ABJAD([.$A232];3;1)" office:value-type="float" office:value="3907" calcext:value-type="float">
            <text:p>3907</text:p>
          </table:table-cell>
        </table:table-row>
        <table:table-row table:style-name="ro1">
          <table:table-cell office:value-type="string" calcext:value-type="string">
            <text:p>BARÇAK</text:p>
          </table:table-cell>
          <table:table-cell table:formula="of:=NUMEROLOG([.$A233];&quot;modern&quot;;&quot;tam&quot;)" office:value-type="float" office:value="18" calcext:value-type="float">
            <text:p>18</text:p>
          </table:table-cell>
          <table:table-cell table:formula="of:=NUMEROLOG([.$A233];&quot;TR&quot;;&quot;tam&quot;)" office:value-type="float" office:value="43" calcext:value-type="float">
            <text:p>43</text:p>
          </table:table-cell>
          <table:table-cell table:formula="of:=ABJAD([.$A233];0;1)" office:value-type="float" office:value="19" calcext:value-type="float">
            <text:p>19</text:p>
          </table:table-cell>
          <table:table-cell table:formula="of:=ABJAD([.$A233];1;1)" office:value-type="float" office:value="247" calcext:value-type="float">
            <text:p>247</text:p>
          </table:table-cell>
          <table:table-cell table:formula="of:=ABJAD([.$A233];2;1)" office:value-type="float" office:value="269" calcext:value-type="float">
            <text:p>269</text:p>
          </table:table-cell>
          <table:table-cell table:formula="of:=ABJAD([.$A233];3;1)" office:value-type="float" office:value="4197" calcext:value-type="float">
            <text:p>4197</text:p>
          </table:table-cell>
        </table:table-row>
        <table:table-row table:style-name="ro1">
          <table:table-cell office:value-type="string" calcext:value-type="string">
            <text:p>BARDAKÇI</text:p>
          </table:table-cell>
          <table:table-cell table:formula="of:=NUMEROLOG([.$A234];&quot;modern&quot;;&quot;tam&quot;)" office:value-type="float" office:value="31" calcext:value-type="float">
            <text:p>31</text:p>
          </table:table-cell>
          <table:table-cell table:formula="of:=NUMEROLOG([.$A234];&quot;TR&quot;;&quot;tam&quot;)" office:value-type="float" office:value="59" calcext:value-type="float">
            <text:p>59</text:p>
          </table:table-cell>
          <table:table-cell table:formula="of:=ABJAD([.$A234];0;1)" office:value-type="float" office:value="33" calcext:value-type="float">
            <text:p>33</text:p>
          </table:table-cell>
          <table:table-cell table:formula="of:=ABJAD([.$A234];1;1)" office:value-type="float" office:value="261" calcext:value-type="float">
            <text:p>261</text:p>
          </table:table-cell>
          <table:table-cell table:formula="of:=ABJAD([.$A234];2;1)" office:value-type="float" office:value="298" calcext:value-type="float">
            <text:p>298</text:p>
          </table:table-cell>
          <table:table-cell table:formula="of:=ABJAD([.$A234];3;1)" office:value-type="float" office:value="5141" calcext:value-type="float">
            <text:p>5141</text:p>
          </table:table-cell>
        </table:table-row>
        <table:table-row table:style-name="ro1">
          <table:table-cell office:value-type="string" calcext:value-type="string">
            <text:p>BARIŞAN</text:p>
          </table:table-cell>
          <table:table-cell table:formula="of:=NUMEROLOG([.$A235];&quot;modern&quot;;&quot;tam&quot;)" office:value-type="float" office:value="28" calcext:value-type="float">
            <text:p>28</text:p>
          </table:table-cell>
          <table:table-cell table:formula="of:=NUMEROLOG([.$A235];&quot;TR&quot;;&quot;tam&quot;)" office:value-type="float" office:value="76" calcext:value-type="float">
            <text:p>76</text:p>
          </table:table-cell>
          <table:table-cell table:formula="of:=ABJAD([.$A235];0;1)" office:value-type="float" office:value="36" calcext:value-type="float">
            <text:p>36</text:p>
          </table:table-cell>
          <table:table-cell table:formula="of:=ABJAD([.$A235];1;1)" office:value-type="float" office:value="684" calcext:value-type="float">
            <text:p>684</text:p>
          </table:table-cell>
          <table:table-cell table:formula="of:=ABJAD([.$A235];2;1)" office:value-type="float" office:value="716" calcext:value-type="float">
            <text:p>716</text:p>
          </table:table-cell>
          <table:table-cell table:formula="of:=ABJAD([.$A235];3;1)" office:value-type="float" office:value="8633" calcext:value-type="float">
            <text:p>8633</text:p>
          </table:table-cell>
        </table:table-row>
        <table:table-row table:style-name="ro1">
          <table:table-cell office:value-type="string" calcext:value-type="string">
            <text:p>BARUT</text:p>
          </table:table-cell>
          <table:table-cell table:formula="of:=NUMEROLOG([.$A236];&quot;modern&quot;;&quot;tam&quot;)" office:value-type="float" office:value="17" calcext:value-type="float">
            <text:p>17</text:p>
          </table:table-cell>
          <table:table-cell table:formula="of:=NUMEROLOG([.$A236];&quot;TR&quot;;&quot;tam&quot;)" office:value-type="float" office:value="73" calcext:value-type="float">
            <text:p>73</text:p>
          </table:table-cell>
          <table:table-cell table:formula="of:=ABJAD([.$A236];0;1)" office:value-type="float" office:value="19" calcext:value-type="float">
            <text:p>19</text:p>
          </table:table-cell>
          <table:table-cell table:formula="of:=ABJAD([.$A236];1;1)" office:value-type="float" office:value="1303" calcext:value-type="float">
            <text:p>1303</text:p>
          </table:table-cell>
          <table:table-cell table:formula="of:=ABJAD([.$A236];2;1)" office:value-type="float" office:value="1919" calcext:value-type="float">
            <text:p>1919</text:p>
          </table:table-cell>
          <table:table-cell table:formula="of:=ABJAD([.$A236];3;1)" office:value-type="float" office:value="9150" calcext:value-type="float">
            <text:p>9150</text:p>
          </table:table-cell>
        </table:table-row>
        <table:table-row table:style-name="ro1">
          <table:table-cell office:value-type="string" calcext:value-type="string">
            <text:p>BAŞ</text:p>
          </table:table-cell>
          <table:table-cell table:formula="of:=NUMEROLOG([.$A237];&quot;modern&quot;;&quot;tam&quot;)" office:value-type="float" office:value="4" calcext:value-type="float">
            <text:p>4</text:p>
          </table:table-cell>
          <table:table-cell table:formula="of:=NUMEROLOG([.$A237];&quot;TR&quot;;&quot;tam&quot;)" office:value-type="float" office:value="26" calcext:value-type="float">
            <text:p>26</text:p>
          </table:table-cell>
          <table:table-cell table:formula="of:=ABJAD([.$A237];0;1)" office:value-type="float" office:value="7" calcext:value-type="float">
            <text:p>7</text:p>
          </table:table-cell>
          <table:table-cell table:formula="of:=ABJAD([.$A237];1;1)" office:value-type="float" office:value="403" calcext:value-type="float">
            <text:p>403</text:p>
          </table:table-cell>
          <table:table-cell table:formula="of:=ABJAD([.$A237];2;1)" office:value-type="float" office:value="414" calcext:value-type="float">
            <text:p>414</text:p>
          </table:table-cell>
          <table:table-cell table:formula="of:=ABJAD([.$A237];3;1)" office:value-type="float" office:value="3696" calcext:value-type="float">
            <text:p>3696</text:p>
          </table:table-cell>
        </table:table-row>
        <table:table-row table:style-name="ro1">
          <table:table-cell office:value-type="string" calcext:value-type="string">
            <text:p>BAŞAK</text:p>
          </table:table-cell>
          <table:table-cell table:formula="of:=NUMEROLOG([.$A238];&quot;modern&quot;;&quot;tam&quot;)" office:value-type="float" office:value="7" calcext:value-type="float">
            <text:p>7</text:p>
          </table:table-cell>
          <table:table-cell table:formula="of:=NUMEROLOG([.$A238];&quot;TR&quot;;&quot;tam&quot;)" office:value-type="float" office:value="41" calcext:value-type="float">
            <text:p>41</text:p>
          </table:table-cell>
          <table:table-cell table:formula="of:=ABJAD([.$A238];0;1)" office:value-type="float" office:value="12" calcext:value-type="float">
            <text:p>12</text:p>
          </table:table-cell>
          <table:table-cell table:formula="of:=ABJAD([.$A238];1;1)" office:value-type="float" office:value="444" calcext:value-type="float">
            <text:p>444</text:p>
          </table:table-cell>
          <table:table-cell table:formula="of:=ABJAD([.$A238];2;1)" office:value-type="float" office:value="461" calcext:value-type="float">
            <text:p>461</text:p>
          </table:table-cell>
          <table:table-cell table:formula="of:=ABJAD([.$A238];3;1)"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BAŞAR</text:p>
          </table:table-cell>
          <table:table-cell table:formula="of:=NUMEROLOG([.$A239];&quot;modern&quot;;&quot;tam&quot;)" office:value-type="float" office:value="14" calcext:value-type="float">
            <text:p>14</text:p>
          </table:table-cell>
          <table:table-cell table:formula="of:=NUMEROLOG([.$A239];&quot;TR&quot;;&quot;tam&quot;)" office:value-type="float" office:value="48" calcext:value-type="float">
            <text:p>48</text:p>
          </table:table-cell>
          <table:table-cell table:formula="of:=ABJAD([.$A239];0;1)" office:value-type="float" office:value="16" calcext:value-type="float">
            <text:p>16</text:p>
          </table:table-cell>
          <table:table-cell table:formula="of:=ABJAD([.$A239];1;1)" office:value-type="float" office:value="604" calcext:value-type="float">
            <text:p>604</text:p>
          </table:table-cell>
          <table:table-cell table:formula="of:=ABJAD([.$A239];2;1)" office:value-type="float" office:value="621" calcext:value-type="float">
            <text:p>621</text:p>
          </table:table-cell>
          <table:table-cell table:formula="of:=ABJAD([.$A239];3;1)" office:value-type="float" office:value="6598" calcext:value-type="float">
            <text:p>6598</text:p>
          </table:table-cell>
        </table:table-row>
        <table:table-row table:style-name="ro1">
          <table:table-cell office:value-type="string" calcext:value-type="string">
            <text:p>BAŞARAN</text:p>
          </table:table-cell>
          <table:table-cell table:formula="of:=NUMEROLOG([.$A240];&quot;modern&quot;;&quot;tam&quot;)" office:value-type="float" office:value="20" calcext:value-type="float">
            <text:p>20</text:p>
          </table:table-cell>
          <table:table-cell table:formula="of:=NUMEROLOG([.$A240];&quot;TR&quot;;&quot;tam&quot;)" office:value-type="float" office:value="66" calcext:value-type="float">
            <text:p>66</text:p>
          </table:table-cell>
          <table:table-cell table:formula="of:=ABJAD([.$A240];0;1)" office:value-type="float" office:value="27" calcext:value-type="float">
            <text:p>27</text:p>
          </table:table-cell>
          <table:table-cell table:formula="of:=ABJAD([.$A240];1;1)" office:value-type="float" office:value="675" calcext:value-type="float">
            <text:p>675</text:p>
          </table:table-cell>
          <table:table-cell table:formula="of:=ABJAD([.$A240];2;1)" office:value-type="float" office:value="698" calcext:value-type="float">
            <text:p>698</text:p>
          </table:table-cell>
          <table:table-cell table:formula="of:=ABJAD([.$A240];3;1)" office:value-type="float" office:value="8705" calcext:value-type="float">
            <text:p>8705</text:p>
          </table:table-cell>
        </table:table-row>
        <table:table-row table:style-name="ro1">
          <table:table-cell office:value-type="string" calcext:value-type="string">
            <text:p>BAŞARGAN</text:p>
          </table:table-cell>
          <table:table-cell table:formula="of:=NUMEROLOG([.$A241];&quot;modern&quot;;&quot;tam&quot;)" office:value-type="float" office:value="27" calcext:value-type="float">
            <text:p>27</text:p>
          </table:table-cell>
          <table:table-cell table:formula="of:=NUMEROLOG([.$A241];&quot;TR&quot;;&quot;tam&quot;)" office:value-type="float" office:value="74" calcext:value-type="float">
            <text:p>74</text:p>
          </table:table-cell>
          <table:table-cell table:formula="of:=ABJAD([.$A241];0;1)" office:value-type="float" office:value="34" calcext:value-type="float">
            <text:p>34</text:p>
          </table:table-cell>
          <table:table-cell table:formula="of:=ABJAD([.$A241];1;1)" office:value-type="float" office:value="682" calcext:value-type="float">
            <text:p>682</text:p>
          </table:table-cell>
          <table:table-cell table:formula="of:=ABJAD([.$A241];2;1)" office:value-type="float" office:value="710" calcext:value-type="float">
            <text:p>710</text:p>
          </table:table-cell>
          <table:table-cell table:formula="of:=ABJAD([.$A241];3;1)" office:value-type="float" office:value="9634" calcext:value-type="float">
            <text:p>9634</text:p>
          </table:table-cell>
        </table:table-row>
        <table:table-row table:style-name="ro1">
          <table:table-cell office:value-type="string" calcext:value-type="string">
            <text:p>BAŞCI</text:p>
          </table:table-cell>
          <table:table-cell table:formula="of:=NUMEROLOG([.$A242];&quot;modern&quot;;&quot;tam&quot;)" office:value-type="float" office:value="16" calcext:value-type="float">
            <text:p>16</text:p>
          </table:table-cell>
          <table:table-cell table:formula="of:=NUMEROLOG([.$A242];&quot;TR&quot;;&quot;tam&quot;)" office:value-type="float" office:value="40" calcext:value-type="float">
            <text:p>40</text:p>
          </table:table-cell>
          <table:table-cell table:formula="of:=ABJAD([.$A242];0;1)" office:value-type="float" office:value="20" calcext:value-type="float">
            <text:p>20</text:p>
          </table:table-cell>
          <table:table-cell table:formula="of:=ABJAD([.$A242];1;1)" office:value-type="float" office:value="416" calcext:value-type="float">
            <text:p>416</text:p>
          </table:table-cell>
          <table:table-cell table:formula="of:=ABJAD([.$A242];2;1)" office:value-type="float" office:value="442" calcext:value-type="float">
            <text:p>442</text:p>
          </table:table-cell>
          <table:table-cell table:formula="of:=ABJAD([.$A242];3;1)"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BAŞDAŞ</text:p>
          </table:table-cell>
          <table:table-cell table:formula="of:=NUMEROLOG([.$A243];&quot;modern&quot;;&quot;tam&quot;)" office:value-type="float" office:value="10" calcext:value-type="float">
            <text:p>10</text:p>
          </table:table-cell>
          <table:table-cell table:formula="of:=NUMEROLOG([.$A243];&quot;TR&quot;;&quot;tam&quot;)" office:value-type="float" office:value="55" calcext:value-type="float">
            <text:p>55</text:p>
          </table:table-cell>
          <table:table-cell table:formula="of:=ABJAD([.$A243];0;1)" office:value-type="float" office:value="16" calcext:value-type="float">
            <text:p>16</text:p>
          </table:table-cell>
          <table:table-cell table:formula="of:=ABJAD([.$A243];1;1)" office:value-type="float" office:value="808" calcext:value-type="float">
            <text:p>808</text:p>
          </table:table-cell>
          <table:table-cell table:formula="of:=ABJAD([.$A243];2;1)" office:value-type="float" office:value="830" calcext:value-type="float">
            <text:p>830</text:p>
          </table:table-cell>
          <table:table-cell table:formula="of:=ABJAD([.$A243];3;1)" office:value-type="float" office:value="8106" calcext:value-type="float">
            <text:p>8106</text:p>
          </table:table-cell>
        </table:table-row>
        <table:table-row table:style-name="ro1">
          <table:table-cell office:value-type="string" calcext:value-type="string">
            <text:p>BAŞER</text:p>
          </table:table-cell>
          <table:table-cell table:formula="of:=NUMEROLOG([.$A244];&quot;modern&quot;;&quot;tam&quot;)" office:value-type="float" office:value="18" calcext:value-type="float">
            <text:p>18</text:p>
          </table:table-cell>
          <table:table-cell table:formula="of:=NUMEROLOG([.$A244];&quot;TR&quot;;&quot;tam&quot;)" office:value-type="float" office:value="53" calcext:value-type="float">
            <text:p>53</text:p>
          </table:table-cell>
          <table:table-cell table:formula="of:=ABJAD([.$A244];0;1)" office:value-type="float" office:value="20" calcext:value-type="float">
            <text:p>20</text:p>
          </table:table-cell>
          <table:table-cell table:formula="of:=ABJAD([.$A244];1;1)" office:value-type="float" office:value="608" calcext:value-type="float">
            <text:p>608</text:p>
          </table:table-cell>
          <table:table-cell table:formula="of:=ABJAD([.$A244];2;1)" office:value-type="float" office:value="629" calcext:value-type="float">
            <text:p>629</text:p>
          </table:table-cell>
          <table:table-cell table:formula="of:=ABJAD([.$A244];3;1)" office:value-type="float" office:value="6783" calcext:value-type="float">
            <text:p>6783</text:p>
          </table:table-cell>
        </table:table-row>
        <table:table-row table:style-name="ro1">
          <table:table-cell office:value-type="string" calcext:value-type="string">
            <text:p>BAŞKAK</text:p>
          </table:table-cell>
          <table:table-cell table:formula="of:=NUMEROLOG([.$A245];&quot;modern&quot;;&quot;tam&quot;)" office:value-type="float" office:value="9" calcext:value-type="float">
            <text:p>9</text:p>
          </table:table-cell>
          <table:table-cell table:formula="of:=NUMEROLOG([.$A245];&quot;TR&quot;;&quot;tam&quot;)" office:value-type="float" office:value="55" calcext:value-type="float">
            <text:p>55</text:p>
          </table:table-cell>
          <table:table-cell table:formula="of:=ABJAD([.$A245];0;1)" office:value-type="float" office:value="16" calcext:value-type="float">
            <text:p>16</text:p>
          </table:table-cell>
          <table:table-cell table:formula="of:=ABJAD([.$A245];1;1)" office:value-type="float" office:value="484" calcext:value-type="float">
            <text:p>484</text:p>
          </table:table-cell>
          <table:table-cell table:formula="of:=ABJAD([.$A245];2;1)" office:value-type="float" office:value="506" calcext:value-type="float">
            <text:p>506</text:p>
          </table:table-cell>
          <table:table-cell table:formula="of:=ABJAD([.$A245];3;1)" office:value-type="float" office:value="4498" calcext:value-type="float">
            <text:p>4498</text:p>
          </table:table-cell>
        </table:table-row>
        <table:table-row table:style-name="ro1">
          <table:table-cell office:value-type="string" calcext:value-type="string">
            <text:p>BAŞKAN</text:p>
          </table:table-cell>
          <table:table-cell table:formula="of:=NUMEROLOG([.$A246];&quot;modern&quot;;&quot;tam&quot;)" office:value-type="float" office:value="12" calcext:value-type="float">
            <text:p>12</text:p>
          </table:table-cell>
          <table:table-cell table:formula="of:=NUMEROLOG([.$A246];&quot;TR&quot;;&quot;tam&quot;)" office:value-type="float" office:value="58" calcext:value-type="float">
            <text:p>58</text:p>
          </table:table-cell>
          <table:table-cell table:formula="of:=ABJAD([.$A246];0;1)" office:value-type="float" office:value="22" calcext:value-type="float">
            <text:p>22</text:p>
          </table:table-cell>
          <table:table-cell table:formula="of:=ABJAD([.$A246];1;1)" office:value-type="float" office:value="514" calcext:value-type="float">
            <text:p>514</text:p>
          </table:table-cell>
          <table:table-cell table:formula="of:=ABJAD([.$A246];2;1)" office:value-type="float" office:value="536" calcext:value-type="float">
            <text:p>536</text:p>
          </table:table-cell>
          <table:table-cell table:formula="of:=ABJAD([.$A246];3;1)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BAŞKAN VURALKAN</text:p>
          </table:table-cell>
          <table:table-cell table:formula="of:=NUMEROLOG([.$A247];&quot;modern&quot;;&quot;tam&quot;)" office:value-type="float" office:value="40" calcext:value-type="float">
            <text:p>40</text:p>
          </table:table-cell>
          <table:table-cell table:formula="of:=NUMEROLOG([.$A247];&quot;TR&quot;;&quot;tam&quot;)" office:value-type="float" office:value="179" calcext:value-type="float">
            <text:p>179</text:p>
          </table:table-cell>
          <table:table-cell table:formula="of:=ABJAD([.$A247];0;1)" office:value-type="float" office:value="56" calcext:value-type="float">
            <text:p>56</text:p>
          </table:table-cell>
          <table:table-cell table:formula="of:=ABJAD([.$A247];1;1)" office:value-type="float" office:value="2276" calcext:value-type="float">
            <text:p>2276</text:p>
          </table:table-cell>
          <table:table-cell table:formula="of:=ABJAD([.$A247];2;1)" office:value-type="float" office:value="2925" calcext:value-type="float">
            <text:p>2925</text:p>
          </table:table-cell>
          <table:table-cell table:formula="of:=ABJAD([.$A247];3;1)" office:value-type="float" office:value="18643" calcext:value-type="float">
            <text:p>18643</text:p>
          </table:table-cell>
        </table:table-row>
        <table:table-row table:style-name="ro1">
          <table:table-cell office:value-type="string" calcext:value-type="string">
            <text:p>BAŞMAN</text:p>
          </table:table-cell>
          <table:table-cell table:formula="of:=NUMEROLOG([.$A248];&quot;modern&quot;;&quot;tam&quot;)" office:value-type="float" office:value="14" calcext:value-type="float">
            <text:p>14</text:p>
          </table:table-cell>
          <table:table-cell table:formula="of:=NUMEROLOG([.$A248];&quot;TR&quot;;&quot;tam&quot;)" office:value-type="float" office:value="60" calcext:value-type="float">
            <text:p>60</text:p>
          </table:table-cell>
          <table:table-cell table:formula="of:=ABJAD([.$A248];0;1)" office:value-type="float" office:value="18" calcext:value-type="float">
            <text:p>18</text:p>
          </table:table-cell>
          <table:table-cell table:formula="of:=ABJAD([.$A248];1;1)" office:value-type="float" office:value="534" calcext:value-type="float">
            <text:p>534</text:p>
          </table:table-cell>
          <table:table-cell table:formula="of:=ABJAD([.$A248];2;1)" office:value-type="float" office:value="556" calcext:value-type="float">
            <text:p>556</text:p>
          </table:table-cell>
          <table:table-cell table:formula="of:=ABJAD([.$A248];3;1)"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BAŞTEMİR</text:p>
          </table:table-cell>
          <table:table-cell table:formula="of:=NUMEROLOG([.$A249];&quot;modern&quot;;&quot;tam&quot;)" office:value-type="float" office:value="33" calcext:value-type="float">
            <text:p>33</text:p>
          </table:table-cell>
          <table:table-cell table:formula="of:=NUMEROLOG([.$A249];&quot;TR&quot;;&quot;tam&quot;)" office:value-type="float" office:value="105" calcext:value-type="float">
            <text:p>105</text:p>
          </table:table-cell>
          <table:table-cell table:formula="of:=ABJAD([.$A249];0;1)" office:value-type="float" office:value="36" calcext:value-type="float">
            <text:p>36</text:p>
          </table:table-cell>
          <table:table-cell table:formula="of:=ABJAD([.$A249];1;1)" office:value-type="float" office:value="1188" calcext:value-type="float">
            <text:p>1188</text:p>
          </table:table-cell>
          <table:table-cell table:formula="of:=ABJAD([.$A249];2;1)" office:value-type="float" office:value="1239" calcext:value-type="float">
            <text:p>1239</text:p>
          </table:table-cell>
          <table:table-cell table:formula="of:=ABJAD([.$A249];3;1)" office:value-type="float" office:value="12011" calcext:value-type="float">
            <text:p>12011</text:p>
          </table:table-cell>
        </table:table-row>
        <table:table-row table:style-name="ro1">
          <table:table-cell office:value-type="string" calcext:value-type="string">
            <text:p>BAŞTÜRK AYHAN</text:p>
          </table:table-cell>
          <table:table-cell table:formula="of:=NUMEROLOG([.$A250];&quot;modern&quot;;&quot;tam&quot;)" office:value-type="float" office:value="42" calcext:value-type="float">
            <text:p>42</text:p>
          </table:table-cell>
          <table:table-cell table:formula="of:=NUMEROLOG([.$A250];&quot;TR&quot;;&quot;tam&quot;)" office:value-type="float" office:value="168" calcext:value-type="float">
            <text:p>168</text:p>
          </table:table-cell>
          <table:table-cell table:formula="of:=ABJAD([.$A250];0;1)" office:value-type="float" office:value="52" calcext:value-type="float">
            <text:p>52</text:p>
          </table:table-cell>
          <table:table-cell table:formula="of:=ABJAD([.$A250];1;1)" office:value-type="float" office:value="2824" calcext:value-type="float">
            <text:p>2824</text:p>
          </table:table-cell>
          <table:table-cell table:formula="of:=ABJAD([.$A250];2;1)" office:value-type="float" office:value="3567" calcext:value-type="float">
            <text:p>3567</text:p>
          </table:table-cell>
          <table:table-cell table:formula="of:=ABJAD([.$A250];3;1)" office:value-type="float" office:value="21579" calcext:value-type="float">
            <text:p>21579</text:p>
          </table:table-cell>
        </table:table-row>
        <table:table-row table:style-name="ro1">
          <table:table-cell office:value-type="string" calcext:value-type="string">
            <text:p>BAŞYİĞİT</text:p>
          </table:table-cell>
          <table:table-cell table:formula="of:=NUMEROLOG([.$A251];&quot;modern&quot;;&quot;tam&quot;)" office:value-type="float" office:value="38" calcext:value-type="float">
            <text:p>38</text:p>
          </table:table-cell>
          <table:table-cell table:formula="of:=NUMEROLOG([.$A251];&quot;TR&quot;;&quot;tam&quot;)" office:value-type="float" office:value="111" calcext:value-type="float">
            <text:p>111</text:p>
          </table:table-cell>
          <table:table-cell table:formula="of:=ABJAD([.$A251];0;1)" office:value-type="float" office:value="39" calcext:value-type="float">
            <text:p>39</text:p>
          </table:table-cell>
          <table:table-cell table:formula="of:=ABJAD([.$A251];1;1)" office:value-type="float" office:value="1851" calcext:value-type="float">
            <text:p>1851</text:p>
          </table:table-cell>
          <table:table-cell table:formula="of:=ABJAD([.$A251];2;1)" office:value-type="float" office:value="4517" calcext:value-type="float">
            <text:p>4517</text:p>
          </table:table-cell>
          <table:table-cell table:formula="of:=ABJAD([.$A251];3;1)" office:value-type="float" office:value="14792" calcext:value-type="float">
            <text:p>14792</text:p>
          </table:table-cell>
        </table:table-row>
        <table:table-row table:style-name="ro1">
          <table:table-cell office:value-type="string" calcext:value-type="string">
            <text:p>BAŞYURT</text:p>
          </table:table-cell>
          <table:table-cell table:formula="of:=NUMEROLOG([.$A252];&quot;modern&quot;;&quot;tam&quot;)" office:value-type="float" office:value="25" calcext:value-type="float">
            <text:p>25</text:p>
          </table:table-cell>
          <table:table-cell table:formula="of:=NUMEROLOG([.$A252];&quot;TR&quot;;&quot;tam&quot;)" office:value-type="float" office:value="124" calcext:value-type="float">
            <text:p>124</text:p>
          </table:table-cell>
          <table:table-cell table:formula="of:=ABJAD([.$A252];0;1)" office:value-type="float" office:value="23" calcext:value-type="float">
            <text:p>23</text:p>
          </table:table-cell>
          <table:table-cell table:formula="of:=ABJAD([.$A252];1;1)" office:value-type="float" office:value="2603" calcext:value-type="float">
            <text:p>2603</text:p>
          </table:table-cell>
          <table:table-cell table:formula="of:=ABJAD([.$A252];2;1)" office:value-type="float" office:value="3229" calcext:value-type="float">
            <text:p>3229</text:p>
          </table:table-cell>
          <table:table-cell table:formula="of:=ABJAD([.$A252];3;1)" office:value-type="float" office:value="16868" calcext:value-type="float">
            <text:p>16868</text:p>
          </table:table-cell>
        </table:table-row>
        <table:table-row table:style-name="ro1">
          <table:table-cell office:value-type="string" calcext:value-type="string">
            <text:p>BATÇIK</text:p>
          </table:table-cell>
          <table:table-cell table:formula="of:=NUMEROLOG([.$A253];&quot;modern&quot;;&quot;tam&quot;)" office:value-type="float" office:value="19" calcext:value-type="float">
            <text:p>19</text:p>
          </table:table-cell>
          <table:table-cell table:formula="of:=NUMEROLOG([.$A253];&quot;TR&quot;;&quot;tam&quot;)" office:value-type="float" office:value="56" calcext:value-type="float">
            <text:p>56</text:p>
          </table:table-cell>
          <table:table-cell table:formula="of:=ABJAD([.$A253];0;1)" office:value-type="float" office:value="28" calcext:value-type="float">
            <text:p>28</text:p>
          </table:table-cell>
          <table:table-cell table:formula="of:=ABJAD([.$A253];1;1)" office:value-type="float" office:value="556" calcext:value-type="float">
            <text:p>556</text:p>
          </table:table-cell>
          <table:table-cell table:formula="of:=ABJAD([.$A253];2;1)" office:value-type="float" office:value="587" calcext:value-type="float">
            <text:p>587</text:p>
          </table:table-cell>
          <table:table-cell table:formula="of:=ABJAD([.$A253];3;1)"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BATGİ AZARKAN</text:p>
          </table:table-cell>
          <table:table-cell table:formula="of:=NUMEROLOG([.$A254];&quot;modern&quot;;&quot;tam&quot;)" office:value-type="float" office:value="48" calcext:value-type="float">
            <text:p>48</text:p>
          </table:table-cell>
          <table:table-cell table:formula="of:=NUMEROLOG([.$A254];&quot;TR&quot;;&quot;tam&quot;)" office:value-type="float" office:value="131" calcext:value-type="float">
            <text:p>131</text:p>
          </table:table-cell>
          <table:table-cell table:formula="of:=ABJAD([.$A254];0;1)" office:value-type="float" office:value="55" calcext:value-type="float">
            <text:p>55</text:p>
          </table:table-cell>
          <table:table-cell table:formula="of:=ABJAD([.$A254];1;1)" office:value-type="float" office:value="1843" calcext:value-type="float">
            <text:p>1843</text:p>
          </table:table-cell>
          <table:table-cell table:formula="of:=ABJAD([.$A254];2;1)" office:value-type="float" office:value="1902" calcext:value-type="float">
            <text:p>1902</text:p>
          </table:table-cell>
          <table:table-cell table:formula="of:=ABJAD([.$A254];3;1)" office:value-type="float" office:value="11051" calcext:value-type="float">
            <text:p>11051</text:p>
          </table:table-cell>
        </table:table-row>
        <table:table-row table:style-name="ro1">
          <table:table-cell office:value-type="string" calcext:value-type="string">
            <text:p>BATMAZ</text:p>
          </table:table-cell>
          <table:table-cell table:formula="of:=NUMEROLOG([.$A255];&quot;modern&quot;;&quot;tam&quot;)" office:value-type="float" office:value="18" calcext:value-type="float">
            <text:p>18</text:p>
          </table:table-cell>
          <table:table-cell table:formula="of:=NUMEROLOG([.$A255];&quot;TR&quot;;&quot;tam&quot;)" office:value-type="float" office:value="73" calcext:value-type="float">
            <text:p>73</text:p>
          </table:table-cell>
          <table:table-cell table:formula="of:=ABJAD([.$A255];0;1)" office:value-type="float" office:value="16" calcext:value-type="float">
            <text:p>16</text:p>
          </table:table-cell>
          <table:table-cell table:formula="of:=ABJAD([.$A255];1;1)" office:value-type="float" office:value="1564" calcext:value-type="float">
            <text:p>1564</text:p>
          </table:table-cell>
          <table:table-cell table:formula="of:=ABJAD([.$A255];2;1)" office:value-type="float" office:value="1586" calcext:value-type="float">
            <text:p>1586</text:p>
          </table:table-cell>
          <table:table-cell table:formula="of:=ABJAD([.$A255];3;1)" office:value-type="float" office:value="4644" calcext:value-type="float">
            <text:p>4644</text:p>
          </table:table-cell>
        </table:table-row>
        <table:table-row table:style-name="ro1">
          <table:table-cell office:value-type="string" calcext:value-type="string">
            <text:p>BAYAM</text:p>
          </table:table-cell>
          <table:table-cell table:formula="of:=NUMEROLOG([.$A256];&quot;modern&quot;;&quot;tam&quot;)" office:value-type="float" office:value="15" calcext:value-type="float">
            <text:p>15</text:p>
          </table:table-cell>
          <table:table-cell table:formula="of:=NUMEROLOG([.$A256];&quot;TR&quot;;&quot;tam&quot;)" office:value-type="float" office:value="48" calcext:value-type="float">
            <text:p>48</text:p>
          </table:table-cell>
          <table:table-cell table:formula="of:=ABJAD([.$A256];0;1)" office:value-type="float" office:value="4" calcext:value-type="float">
            <text:p>4</text:p>
          </table:table-cell>
          <table:table-cell table:formula="of:=ABJAD([.$A256];1;1)" office:value-type="float" office:value="964" calcext:value-type="float">
            <text:p>964</text:p>
          </table:table-cell>
          <table:table-cell table:formula="of:=ABJAD([.$A256];2;1)" office:value-type="float" office:value="981" calcext:value-type="float">
            <text:p>981</text:p>
          </table:table-cell>
          <table:table-cell table:formula="of:=ABJAD([.$A256];3;1)" office:value-type="float" office:value="5869" calcext:value-type="float">
            <text:p>5869</text:p>
          </table:table-cell>
        </table:table-row>
        <table:table-row table:style-name="ro1">
          <table:table-cell office:value-type="string" calcext:value-type="string">
            <text:p>BAYANA</text:p>
          </table:table-cell>
          <table:table-cell table:formula="of:=NUMEROLOG([.$A257];&quot;modern&quot;;&quot;tam&quot;)" office:value-type="float" office:value="17" calcext:value-type="float">
            <text:p>17</text:p>
          </table:table-cell>
          <table:table-cell table:formula="of:=NUMEROLOG([.$A257];&quot;TR&quot;;&quot;tam&quot;)" office:value-type="float" office:value="50" calcext:value-type="float">
            <text:p>50</text:p>
          </table:table-cell>
          <table:table-cell table:formula="of:=ABJAD([.$A257];0;1)" office:value-type="float" office:value="15" calcext:value-type="float">
            <text:p>15</text:p>
          </table:table-cell>
          <table:table-cell table:formula="of:=ABJAD([.$A257];1;1)" office:value-type="float" office:value="975" calcext:value-type="float">
            <text:p>975</text:p>
          </table:table-cell>
          <table:table-cell table:formula="of:=ABJAD([.$A257];2;1)" office:value-type="float" office:value="993" calcext:value-type="float">
            <text:p>993</text:p>
          </table:table-cell>
          <table:table-cell table:formula="of:=ABJAD([.$A257];3;1)" office:value-type="float" office:value="6955" calcext:value-type="float">
            <text:p>6955</text:p>
          </table:table-cell>
        </table:table-row>
        <table:table-row table:style-name="ro1">
          <table:table-cell office:value-type="string" calcext:value-type="string">
            <text:p>BAYAR</text:p>
          </table:table-cell>
          <table:table-cell table:formula="of:=NUMEROLOG([.$A258];&quot;modern&quot;;&quot;tam&quot;)" office:value-type="float" office:value="20" calcext:value-type="float">
            <text:p>20</text:p>
          </table:table-cell>
          <table:table-cell table:formula="of:=NUMEROLOG([.$A258];&quot;TR&quot;;&quot;tam&quot;)" office:value-type="float" office:value="53" calcext:value-type="float">
            <text:p>53</text:p>
          </table:table-cell>
          <table:table-cell table:formula="of:=ABJAD([.$A258];0;1)" office:value-type="float" office:value="12" calcext:value-type="float">
            <text:p>12</text:p>
          </table:table-cell>
          <table:table-cell table:formula="of:=ABJAD([.$A258];1;1)" office:value-type="float" office:value="1104" calcext:value-type="float">
            <text:p>1104</text:p>
          </table:table-cell>
          <table:table-cell table:formula="of:=ABJAD([.$A258];2;1)" office:value-type="float" office:value="1121" calcext:value-type="float">
            <text:p>1121</text:p>
          </table:table-cell>
          <table:table-cell table:formula="of:=ABJAD([.$A258];3;1)" office:value-type="float" office:value="7528" calcext:value-type="float">
            <text:p>7528</text:p>
          </table:table-cell>
        </table:table-row>
        <table:table-row table:style-name="ro1">
          <table:table-cell office:value-type="string" calcext:value-type="string">
            <text:p>BAYGELDİ</text:p>
          </table:table-cell>
          <table:table-cell table:formula="of:=NUMEROLOG([.$A259];&quot;modern&quot;;&quot;tam&quot;)" office:value-type="float" office:value="38" calcext:value-type="float">
            <text:p>38</text:p>
          </table:table-cell>
          <table:table-cell table:formula="of:=NUMEROLOG([.$A259];&quot;TR&quot;;&quot;tam&quot;)" office:value-type="float" office:value="77" calcext:value-type="float">
            <text:p>77</text:p>
          </table:table-cell>
          <table:table-cell table:formula="of:=ABJAD([.$A259];0;1)" office:value-type="float" office:value="29" calcext:value-type="float">
            <text:p>29</text:p>
          </table:table-cell>
          <table:table-cell table:formula="of:=ABJAD([.$A259];1;1)" office:value-type="float" office:value="989" calcext:value-type="float">
            <text:p>989</text:p>
          </table:table-cell>
          <table:table-cell table:formula="of:=ABJAD([.$A259];2;1)" office:value-type="float" office:value="1040" calcext:value-type="float">
            <text:p>1040</text:p>
          </table:table-cell>
          <table:table-cell table:formula="of:=ABJAD([.$A259];3;1)" office:value-type="float" office:value="8081" calcext:value-type="float">
            <text:p>8081</text:p>
          </table:table-cell>
        </table:table-row>
        <table:table-row table:style-name="ro1">
          <table:table-cell office:value-type="string" calcext:value-type="string">
            <text:p>BAYHAN</text:p>
          </table:table-cell>
          <table:table-cell table:formula="of:=NUMEROLOG([.$A260];&quot;modern&quot;;&quot;tam&quot;)" office:value-type="float" office:value="24" calcext:value-type="float">
            <text:p>24</text:p>
          </table:table-cell>
          <table:table-cell table:formula="of:=NUMEROLOG([.$A260];&quot;TR&quot;;&quot;tam&quot;)" office:value-type="float" office:value="59" calcext:value-type="float">
            <text:p>59</text:p>
          </table:table-cell>
          <table:table-cell table:formula="of:=ABJAD([.$A260];0;1)" office:value-type="float" office:value="23" calcext:value-type="float">
            <text:p>23</text:p>
          </table:table-cell>
          <table:table-cell table:formula="of:=ABJAD([.$A260];1;1)" office:value-type="float" office:value="983" calcext:value-type="float">
            <text:p>983</text:p>
          </table:table-cell>
          <table:table-cell table:formula="of:=ABJAD([.$A260];2;1)" office:value-type="float" office:value="1005" calcext:value-type="float">
            <text:p>1005</text:p>
          </table:table-cell>
          <table:table-cell table:formula="of:=ABJAD([.$A260];3;1)" office:value-type="float" office:value="8457" calcext:value-type="float">
            <text:p>8457</text:p>
          </table:table-cell>
        </table:table-row>
        <table:table-row table:style-name="ro1">
          <table:table-cell office:value-type="string" calcext:value-type="string">
            <text:p>BAYMAK</text:p>
          </table:table-cell>
          <table:table-cell table:formula="of:=NUMEROLOG([.$A261];&quot;modern&quot;;&quot;tam&quot;)" office:value-type="float" office:value="17" calcext:value-type="float">
            <text:p>17</text:p>
          </table:table-cell>
          <table:table-cell table:formula="of:=NUMEROLOG([.$A261];&quot;TR&quot;;&quot;tam&quot;)" office:value-type="float" office:value="62" calcext:value-type="float">
            <text:p>62</text:p>
          </table:table-cell>
          <table:table-cell table:formula="of:=ABJAD([.$A261];0;1)" office:value-type="float" office:value="8" calcext:value-type="float">
            <text:p>8</text:p>
          </table:table-cell>
          <table:table-cell table:formula="of:=ABJAD([.$A261];1;1)" office:value-type="float" office:value="1004" calcext:value-type="float">
            <text:p>1004</text:p>
          </table:table-cell>
          <table:table-cell table:formula="of:=ABJAD([.$A261];2;1)" office:value-type="float" office:value="1026" calcext:value-type="float">
            <text:p>1026</text:p>
          </table:table-cell>
          <table:table-cell table:formula="of:=ABJAD([.$A261];3;1)" office:value-type="float" office:value="6159" calcext:value-type="float">
            <text:p>6159</text:p>
          </table:table-cell>
        </table:table-row>
        <table:table-row table:style-name="ro1">
          <table:table-cell office:value-type="string" calcext:value-type="string">
            <text:p>BAYRAK</text:p>
          </table:table-cell>
          <table:table-cell table:formula="of:=NUMEROLOG([.$A262];&quot;modern&quot;;&quot;tam&quot;)" office:value-type="float" office:value="22" calcext:value-type="float">
            <text:p>22</text:p>
          </table:table-cell>
          <table:table-cell table:formula="of:=NUMEROLOG([.$A262];&quot;TR&quot;;&quot;tam&quot;)" office:value-type="float" office:value="67" calcext:value-type="float">
            <text:p>67</text:p>
          </table:table-cell>
          <table:table-cell table:formula="of:=ABJAD([.$A262];0;1)" office:value-type="float" office:value="16" calcext:value-type="float">
            <text:p>16</text:p>
          </table:table-cell>
          <table:table-cell table:formula="of:=ABJAD([.$A262];1;1)" office:value-type="float" office:value="1144" calcext:value-type="float">
            <text:p>1144</text:p>
          </table:table-cell>
          <table:table-cell table:formula="of:=ABJAD([.$A262];2;1)" office:value-type="float" office:value="1166" calcext:value-type="float">
            <text:p>1166</text:p>
          </table:table-cell>
          <table:table-cell table:formula="of:=ABJAD([.$A262];3;1)" office:value-type="float" office:value="7818" calcext:value-type="float">
            <text:p>7818</text:p>
          </table:table-cell>
        </table:table-row>
        <table:table-row table:style-name="ro1">
          <table:table-cell office:value-type="string" calcext:value-type="string">
            <text:p>BAYRAKÇI</text:p>
          </table:table-cell>
          <table:table-cell table:formula="of:=NUMEROLOG([.$A263];&quot;modern&quot;;&quot;tam&quot;)" office:value-type="float" office:value="34" calcext:value-type="float">
            <text:p>34</text:p>
          </table:table-cell>
          <table:table-cell table:formula="of:=NUMEROLOG([.$A263];&quot;TR&quot;;&quot;tam&quot;)" office:value-type="float" office:value="82" calcext:value-type="float">
            <text:p>82</text:p>
          </table:table-cell>
          <table:table-cell table:formula="of:=ABJAD([.$A263];0;1)" office:value-type="float" office:value="29" calcext:value-type="float">
            <text:p>29</text:p>
          </table:table-cell>
          <table:table-cell table:formula="of:=ABJAD([.$A263];1;1)" office:value-type="float" office:value="1157" calcext:value-type="float">
            <text:p>1157</text:p>
          </table:table-cell>
          <table:table-cell table:formula="of:=ABJAD([.$A263];2;1)" office:value-type="float" office:value="1194" calcext:value-type="float">
            <text:p>1194</text:p>
          </table:table-cell>
          <table:table-cell table:formula="of:=ABJAD([.$A263];3;1)" office:value-type="float" office:value="8671" calcext:value-type="float">
            <text:p>8671</text:p>
          </table:table-cell>
        </table:table-row>
        <table:table-row table:style-name="ro1">
          <table:table-cell office:value-type="string" calcext:value-type="string">
            <text:p>BAYRAKTAR</text:p>
          </table:table-cell>
          <table:table-cell table:formula="of:=NUMEROLOG([.$A264];&quot;modern&quot;;&quot;tam&quot;)" office:value-type="float" office:value="34" calcext:value-type="float">
            <text:p>34</text:p>
          </table:table-cell>
          <table:table-cell table:formula="of:=NUMEROLOG([.$A264];&quot;TR&quot;;&quot;tam&quot;)" office:value-type="float" office:value="113" calcext:value-type="float">
            <text:p>113</text:p>
          </table:table-cell>
          <table:table-cell table:formula="of:=ABJAD([.$A264];0;1)" office:value-type="float" office:value="33" calcext:value-type="float">
            <text:p>33</text:p>
          </table:table-cell>
          <table:table-cell table:formula="of:=ABJAD([.$A264];1;1)" office:value-type="float" office:value="1845" calcext:value-type="float">
            <text:p>1845</text:p>
          </table:table-cell>
          <table:table-cell table:formula="of:=ABJAD([.$A264];2;1)" office:value-type="float" office:value="1878" calcext:value-type="float">
            <text:p>1878</text:p>
          </table:table-cell>
          <table:table-cell table:formula="of:=ABJAD([.$A264];3;1)" office:value-type="float" office:value="13727" calcext:value-type="float">
            <text:p>13727</text:p>
          </table:table-cell>
        </table:table-row>
        <table:table-row table:style-name="ro1">
          <table:table-cell office:value-type="string" calcext:value-type="string">
            <text:p>BAYRAKTAROĞLU</text:p>
          </table:table-cell>
          <table:table-cell table:formula="of:=NUMEROLOG([.$A265];&quot;modern&quot;;&quot;tam&quot;)" office:value-type="float" office:value="53" calcext:value-type="float">
            <text:p>53</text:p>
          </table:table-cell>
          <table:table-cell table:formula="of:=NUMEROLOG([.$A265];&quot;TR&quot;;&quot;tam&quot;)" office:value-type="float" office:value="180" calcext:value-type="float">
            <text:p>180</text:p>
          </table:table-cell>
          <table:table-cell table:formula="of:=ABJAD([.$A265];0;1)" office:value-type="float" office:value="51" calcext:value-type="float">
            <text:p>51</text:p>
          </table:table-cell>
          <table:table-cell table:formula="of:=ABJAD([.$A265];1;1)" office:value-type="float" office:value="2583" calcext:value-type="float">
            <text:p>2583</text:p>
          </table:table-cell>
          <table:table-cell table:formula="of:=ABJAD([.$A265];2;1)" office:value-type="float" office:value="5906" calcext:value-type="float">
            <text:p>5906</text:p>
          </table:table-cell>
          <table:table-cell table:formula="of:=ABJAD([.$A265];3;1)" office:value-type="float" office:value="19098" calcext:value-type="float">
            <text:p>19098</text:p>
          </table:table-cell>
        </table:table-row>
        <table:table-row table:style-name="ro1">
          <table:table-cell office:value-type="string" calcext:value-type="string">
            <text:p>BAYRAM</text:p>
          </table:table-cell>
          <table:table-cell table:formula="of:=NUMEROLOG([.$A266];&quot;modern&quot;;&quot;tam&quot;)" office:value-type="float" office:value="24" calcext:value-type="float">
            <text:p>24</text:p>
          </table:table-cell>
          <table:table-cell table:formula="of:=NUMEROLOG([.$A266];&quot;TR&quot;;&quot;tam&quot;)" office:value-type="float" office:value="69" calcext:value-type="float">
            <text:p>69</text:p>
          </table:table-cell>
          <table:table-cell table:formula="of:=ABJAD([.$A266];0;1)" office:value-type="float" office:value="12" calcext:value-type="float">
            <text:p>12</text:p>
          </table:table-cell>
          <table:table-cell table:formula="of:=ABJAD([.$A266];1;1)" office:value-type="float" office:value="1164" calcext:value-type="float">
            <text:p>1164</text:p>
          </table:table-cell>
          <table:table-cell table:formula="of:=ABJAD([.$A266];2;1)" office:value-type="float" office:value="1186" calcext:value-type="float">
            <text:p>1186</text:p>
          </table:table-cell>
          <table:table-cell table:formula="of:=ABJAD([.$A266];3;1)" office:value-type="float" office:value="8549" calcext:value-type="float">
            <text:p>8549</text:p>
          </table:table-cell>
        </table:table-row>
        <table:table-row table:style-name="ro1">
          <table:table-cell office:value-type="string" calcext:value-type="string">
            <text:p>BAYRAMOĞLU</text:p>
          </table:table-cell>
          <table:table-cell table:formula="of:=NUMEROLOG([.$A267];&quot;modern&quot;;&quot;tam&quot;)" office:value-type="float" office:value="43" calcext:value-type="float">
            <text:p>43</text:p>
          </table:table-cell>
          <table:table-cell table:formula="of:=NUMEROLOG([.$A267];&quot;TR&quot;;&quot;tam&quot;)" office:value-type="float" office:value="136" calcext:value-type="float">
            <text:p>136</text:p>
          </table:table-cell>
          <table:table-cell table:formula="of:=ABJAD([.$A267];0;1)" office:value-type="float" office:value="30" calcext:value-type="float">
            <text:p>30</text:p>
          </table:table-cell>
          <table:table-cell table:formula="of:=ABJAD([.$A267];1;1)" office:value-type="float" office:value="1902" calcext:value-type="float">
            <text:p>1902</text:p>
          </table:table-cell>
          <table:table-cell table:formula="of:=ABJAD([.$A267];2;1)" office:value-type="float" office:value="5214" calcext:value-type="float">
            <text:p>5214</text:p>
          </table:table-cell>
          <table:table-cell table:formula="of:=ABJAD([.$A267];3;1)" office:value-type="float" office:value="13920" calcext:value-type="float">
            <text:p>13920</text:p>
          </table:table-cell>
        </table:table-row>
        <table:table-row table:style-name="ro1">
          <table:table-cell office:value-type="string" calcext:value-type="string">
            <text:p>BAYSAL</text:p>
          </table:table-cell>
          <table:table-cell table:formula="of:=NUMEROLOG([.$A268];&quot;modern&quot;;&quot;tam&quot;)" office:value-type="float" office:value="15" calcext:value-type="float">
            <text:p>15</text:p>
          </table:table-cell>
          <table:table-cell table:formula="of:=NUMEROLOG([.$A268];&quot;TR&quot;;&quot;tam&quot;)" office:value-type="float" office:value="69" calcext:value-type="float">
            <text:p>69</text:p>
          </table:table-cell>
          <table:table-cell table:formula="of:=ABJAD([.$A268];0;1)" office:value-type="float" office:value="6" calcext:value-type="float">
            <text:p>6</text:p>
          </table:table-cell>
          <table:table-cell table:formula="of:=ABJAD([.$A268];1;1)" office:value-type="float" office:value="1254" calcext:value-type="float">
            <text:p>1254</text:p>
          </table:table-cell>
          <table:table-cell table:formula="of:=ABJAD([.$A268];2;1)" office:value-type="float" office:value="1276" calcext:value-type="float">
            <text:p>1276</text:p>
          </table:table-cell>
          <table:table-cell table:formula="of:=ABJAD([.$A268];3;1)" office:value-type="float" office:value="8276" calcext:value-type="float">
            <text:p>8276</text:p>
          </table:table-cell>
        </table:table-row>
        <table:table-row table:style-name="ro1">
          <table:table-cell office:value-type="string" calcext:value-type="string">
            <text:p>BAYSOY</text:p>
          </table:table-cell>
          <table:table-cell table:formula="of:=NUMEROLOG([.$A269];&quot;modern&quot;;&quot;tam&quot;)" office:value-type="float" office:value="24" calcext:value-type="float">
            <text:p>24</text:p>
          </table:table-cell>
          <table:table-cell table:formula="of:=NUMEROLOG([.$A269];&quot;TR&quot;;&quot;tam&quot;)" office:value-type="float" office:value="99" calcext:value-type="float">
            <text:p>99</text:p>
          </table:table-cell>
          <table:table-cell table:formula="of:=ABJAD([.$A269];0;1)" office:value-type="float" office:value="11" calcext:value-type="float">
            <text:p>11</text:p>
          </table:table-cell>
          <table:table-cell table:formula="of:=ABJAD([.$A269];1;1)" office:value-type="float" office:value="2183" calcext:value-type="float">
            <text:p>2183</text:p>
          </table:table-cell>
          <table:table-cell table:formula="of:=ABJAD([.$A269];2;1)" office:value-type="float" office:value="2284" calcext:value-type="float">
            <text:p>2284</text:p>
          </table:table-cell>
          <table:table-cell table:formula="of:=ABJAD([.$A269];3;1)" office:value-type="float" office:value="12973" calcext:value-type="float">
            <text:p>12973</text:p>
          </table:table-cell>
        </table:table-row>
        <table:table-row table:style-name="ro1">
          <table:table-cell office:value-type="string" calcext:value-type="string">
            <text:p>BAYTAN</text:p>
          </table:table-cell>
          <table:table-cell table:formula="of:=NUMEROLOG([.$A270];&quot;modern&quot;;&quot;tam&quot;)" office:value-type="float" office:value="18" calcext:value-type="float">
            <text:p>18</text:p>
          </table:table-cell>
          <table:table-cell table:formula="of:=NUMEROLOG([.$A270];&quot;TR&quot;;&quot;tam&quot;)" office:value-type="float" office:value="73" calcext:value-type="float">
            <text:p>73</text:p>
          </table:table-cell>
          <table:table-cell table:formula="of:=ABJAD([.$A270];0;1)" office:value-type="float" office:value="22" calcext:value-type="float">
            <text:p>22</text:p>
          </table:table-cell>
          <table:table-cell table:formula="of:=ABJAD([.$A270];1;1)" office:value-type="float" office:value="1474" calcext:value-type="float">
            <text:p>1474</text:p>
          </table:table-cell>
          <table:table-cell table:formula="of:=ABJAD([.$A270];2;1)" office:value-type="float" office:value="1496" calcext:value-type="float">
            <text:p>1496</text:p>
          </table:table-cell>
          <table:table-cell table:formula="of:=ABJAD([.$A270];3;1)" office:value-type="float" office:value="9740" calcext:value-type="float">
            <text:p>9740</text:p>
          </table:table-cell>
        </table:table-row>
        <table:table-row table:style-name="ro1">
          <table:table-cell office:value-type="string" calcext:value-type="string">
            <text:p>BAZ</text:p>
          </table:table-cell>
          <table:table-cell table:formula="of:=NUMEROLOG([.$A271];&quot;modern&quot;;&quot;tam&quot;)" office:value-type="float" office:value="11" calcext:value-type="float">
            <text:p>11</text:p>
          </table:table-cell>
          <table:table-cell table:formula="of:=NUMEROLOG([.$A271];&quot;TR&quot;;&quot;tam&quot;)" office:value-type="float" office:value="32" calcext:value-type="float">
            <text:p>32</text:p>
          </table:table-cell>
          <table:table-cell table:formula="of:=ABJAD([.$A271];0;1)" office:value-type="float" office:value="7" calcext:value-type="float">
            <text:p>7</text:p>
          </table:table-cell>
          <table:table-cell table:formula="of:=ABJAD([.$A271];1;1)" office:value-type="float" office:value="1003" calcext:value-type="float">
            <text:p>1003</text:p>
          </table:table-cell>
          <table:table-cell table:formula="of:=ABJAD([.$A271];2;1)" office:value-type="float" office:value="1014" calcext:value-type="float">
            <text:p>1014</text:p>
          </table:table-cell>
          <table:table-cell table:formula="of:=ABJAD([.$A271];3;1)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BAZİKİ</text:p>
          </table:table-cell>
          <table:table-cell table:formula="of:=NUMEROLOG([.$A272];&quot;modern&quot;;&quot;tam&quot;)" office:value-type="float" office:value="31" calcext:value-type="float">
            <text:p>31</text:p>
          </table:table-cell>
          <table:table-cell table:formula="of:=NUMEROLOG([.$A272];&quot;TR&quot;;&quot;tam&quot;)" office:value-type="float" office:value="70" calcext:value-type="float">
            <text:p>70</text:p>
          </table:table-cell>
          <table:table-cell table:formula="of:=ABJAD([.$A272];0;1)" office:value-type="float" office:value="27" calcext:value-type="float">
            <text:p>27</text:p>
          </table:table-cell>
          <table:table-cell table:formula="of:=ABJAD([.$A272];1;1)" office:value-type="float" office:value="1083" calcext:value-type="float">
            <text:p>1083</text:p>
          </table:table-cell>
          <table:table-cell table:formula="of:=ABJAD([.$A272];2;1)" office:value-type="float" office:value="1139" calcext:value-type="float">
            <text:p>1139</text:p>
          </table:table-cell>
          <table:table-cell table:formula="of:=ABJAD([.$A272];3;1)"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BEDER</text:p>
          </table:table-cell>
          <table:table-cell table:formula="of:=NUMEROLOG([.$A273];&quot;modern&quot;;&quot;tam&quot;)" office:value-type="float" office:value="25" calcext:value-type="float">
            <text:p>25</text:p>
          </table:table-cell>
          <table:table-cell table:formula="of:=NUMEROLOG([.$A273];&quot;TR&quot;;&quot;tam&quot;)" office:value-type="float" office:value="40" calcext:value-type="float">
            <text:p>40</text:p>
          </table:table-cell>
          <table:table-cell table:formula="of:=ABJAD([.$A273];0;1)" office:value-type="float" office:value="24" calcext:value-type="float">
            <text:p>24</text:p>
          </table:table-cell>
          <table:table-cell table:formula="of:=ABJAD([.$A273];1;1)" office:value-type="float" office:value="216" calcext:value-type="float">
            <text:p>216</text:p>
          </table:table-cell>
          <table:table-cell table:formula="of:=ABJAD([.$A273];2;1)" office:value-type="float" office:value="241" calcext:value-type="float">
            <text:p>241</text:p>
          </table:table-cell>
          <table:table-cell table:formula="of:=ABJAD([.$A273];3;1)"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BEKAR</text:p>
          </table:table-cell>
          <table:table-cell table:formula="of:=NUMEROLOG([.$A274];&quot;modern&quot;;&quot;tam&quot;)" office:value-type="float" office:value="19" calcext:value-type="float">
            <text:p>19</text:p>
          </table:table-cell>
          <table:table-cell table:formula="of:=NUMEROLOG([.$A274];&quot;TR&quot;;&quot;tam&quot;)" office:value-type="float" office:value="44" calcext:value-type="float">
            <text:p>44</text:p>
          </table:table-cell>
          <table:table-cell table:formula="of:=ABJAD([.$A274];0;1)" office:value-type="float" office:value="20" calcext:value-type="float">
            <text:p>20</text:p>
          </table:table-cell>
          <table:table-cell table:formula="of:=ABJAD([.$A274];1;1)" office:value-type="float" office:value="248" calcext:value-type="float">
            <text:p>248</text:p>
          </table:table-cell>
          <table:table-cell table:formula="of:=ABJAD([.$A274];2;1)" office:value-type="float" office:value="269" calcext:value-type="float">
            <text:p>269</text:p>
          </table:table-cell>
          <table:table-cell table:formula="of:=ABJAD([.$A274];3;1)" office:value-type="float" office:value="3679" calcext:value-type="float">
            <text:p>3679</text:p>
          </table:table-cell>
        </table:table-row>
        <table:table-row table:style-name="ro1">
          <table:table-cell office:value-type="string" calcext:value-type="string">
            <text:p>BEKLER</text:p>
          </table:table-cell>
          <table:table-cell table:formula="of:=NUMEROLOG([.$A275];&quot;modern&quot;;&quot;tam&quot;)" office:value-type="float" office:value="26" calcext:value-type="float">
            <text:p>26</text:p>
          </table:table-cell>
          <table:table-cell table:formula="of:=NUMEROLOG([.$A275];&quot;TR&quot;;&quot;tam&quot;)" office:value-type="float" office:value="64" calcext:value-type="float">
            <text:p>64</text:p>
          </table:table-cell>
          <table:table-cell table:formula="of:=ABJAD([.$A275];0;1)" office:value-type="float" office:value="26" calcext:value-type="float">
            <text:p>26</text:p>
          </table:table-cell>
          <table:table-cell table:formula="of:=ABJAD([.$A275];1;1)" office:value-type="float" office:value="302" calcext:value-type="float">
            <text:p>302</text:p>
          </table:table-cell>
          <table:table-cell table:formula="of:=ABJAD([.$A275];2;1)" office:value-type="float" office:value="332" calcext:value-type="float">
            <text:p>332</text:p>
          </table:table-cell>
          <table:table-cell table:formula="of:=ABJAD([.$A275];3;1)" office:value-type="float" office:value="3989" calcext:value-type="float">
            <text:p>3989</text:p>
          </table:table-cell>
        </table:table-row>
        <table:table-row table:style-name="ro1">
          <table:table-cell office:value-type="string" calcext:value-type="string">
            <text:p>BEKTAŞ</text:p>
          </table:table-cell>
          <table:table-cell table:formula="of:=NUMEROLOG([.$A276];&quot;modern&quot;;&quot;tam&quot;)" office:value-type="float" office:value="13" calcext:value-type="float">
            <text:p>13</text:p>
          </table:table-cell>
          <table:table-cell table:formula="of:=NUMEROLOG([.$A276];&quot;TR&quot;;&quot;tam&quot;)" office:value-type="float" office:value="70" calcext:value-type="float">
            <text:p>70</text:p>
          </table:table-cell>
          <table:table-cell table:formula="of:=ABJAD([.$A276];0;1)" office:value-type="float" office:value="24" calcext:value-type="float">
            <text:p>24</text:p>
          </table:table-cell>
          <table:table-cell table:formula="of:=ABJAD([.$A276];1;1)" office:value-type="float" office:value="948" calcext:value-type="float">
            <text:p>948</text:p>
          </table:table-cell>
          <table:table-cell table:formula="of:=ABJAD([.$A276];2;1)" office:value-type="float" office:value="974" calcext:value-type="float">
            <text:p>974</text:p>
          </table:table-cell>
          <table:table-cell table:formula="of:=ABJAD([.$A276];3;1)"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BELGEMEN</text:p>
          </table:table-cell>
          <table:table-cell table:formula="of:=NUMEROLOG([.$A277];&quot;modern&quot;;&quot;tam&quot;)" office:value-type="float" office:value="36" calcext:value-type="float">
            <text:p>36</text:p>
          </table:table-cell>
          <table:table-cell table:formula="of:=NUMEROLOG([.$A277];&quot;TR&quot;;&quot;tam&quot;)" office:value-type="float" office:value="76" calcext:value-type="float">
            <text:p>76</text:p>
          </table:table-cell>
          <table:table-cell table:formula="of:=ABJAD([.$A277];0;1)" office:value-type="float" office:value="36" calcext:value-type="float">
            <text:p>36</text:p>
          </table:table-cell>
          <table:table-cell table:formula="of:=ABJAD([.$A277];1;1)" office:value-type="float" office:value="204" calcext:value-type="float">
            <text:p>204</text:p>
          </table:table-cell>
          <table:table-cell table:formula="of:=ABJAD([.$A277];2;1)" office:value-type="float" office:value="244" calcext:value-type="float">
            <text:p>244</text:p>
          </table:table-cell>
          <table:table-cell table:formula="of:=ABJAD([.$A277];3;1)"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BERBER</text:p>
          </table:table-cell>
          <table:table-cell table:formula="of:=NUMEROLOG([.$A278];&quot;modern&quot;;&quot;tam&quot;)" office:value-type="float" office:value="32" calcext:value-type="float">
            <text:p>32</text:p>
          </table:table-cell>
          <table:table-cell table:formula="of:=NUMEROLOG([.$A278];&quot;TR&quot;;&quot;tam&quot;)" office:value-type="float" office:value="58" calcext:value-type="float">
            <text:p>58</text:p>
          </table:table-cell>
          <table:table-cell table:formula="of:=ABJAD([.$A278];0;1)" office:value-type="float" office:value="30" calcext:value-type="float">
            <text:p>30</text:p>
          </table:table-cell>
          <table:table-cell table:formula="of:=ABJAD([.$A278];1;1)" office:value-type="float" office:value="414" calcext:value-type="float">
            <text:p>414</text:p>
          </table:table-cell>
          <table:table-cell table:formula="of:=ABJAD([.$A278];2;1)" office:value-type="float" office:value="444" calcext:value-type="float">
            <text:p>444</text:p>
          </table:table-cell>
          <table:table-cell table:formula="of:=ABJAD([.$A278];3;1)" office:value-type="float" office:value="6334" calcext:value-type="float">
            <text:p>6334</text:p>
          </table:table-cell>
        </table:table-row>
        <table:table-row table:style-name="ro1">
          <table:table-cell office:value-type="string" calcext:value-type="string">
            <text:p>BEREKATOĞLU</text:p>
          </table:table-cell>
          <table:table-cell table:formula="of:=NUMEROLOG([.$A279];&quot;modern&quot;;&quot;tam&quot;)" office:value-type="float" office:value="45" calcext:value-type="float">
            <text:p>45</text:p>
          </table:table-cell>
          <table:table-cell table:formula="of:=NUMEROLOG([.$A279];&quot;TR&quot;;&quot;tam&quot;)" office:value-type="float" office:value="141" calcext:value-type="float">
            <text:p>141</text:p>
          </table:table-cell>
          <table:table-cell table:formula="of:=ABJAD([.$A279];0;1)" office:value-type="float" office:value="51" calcext:value-type="float">
            <text:p>51</text:p>
          </table:table-cell>
          <table:table-cell table:formula="of:=ABJAD([.$A279];1;1)" office:value-type="float" office:value="1491" calcext:value-type="float">
            <text:p>1491</text:p>
          </table:table-cell>
          <table:table-cell table:formula="of:=ABJAD([.$A279];2;1)" office:value-type="float" office:value="4812" calcext:value-type="float">
            <text:p>4812</text:p>
          </table:table-cell>
          <table:table-cell table:formula="of:=ABJAD([.$A279];3;1)" office:value-type="float" office:value="12464" calcext:value-type="float">
            <text:p>12464</text:p>
          </table:table-cell>
        </table:table-row>
        <table:table-row table:style-name="ro1">
          <table:table-cell office:value-type="string" calcext:value-type="string">
            <text:p>BEREKET</text:p>
          </table:table-cell>
          <table:table-cell table:formula="of:=NUMEROLOG([.$A280];&quot;modern&quot;;&quot;tam&quot;)" office:value-type="float" office:value="30" calcext:value-type="float">
            <text:p>30</text:p>
          </table:table-cell>
          <table:table-cell table:formula="of:=NUMEROLOG([.$A280];&quot;TR&quot;;&quot;tam&quot;)" office:value-type="float" office:value="79" calcext:value-type="float">
            <text:p>79</text:p>
          </table:table-cell>
          <table:table-cell table:formula="of:=ABJAD([.$A280];0;1)" office:value-type="float" office:value="37" calcext:value-type="float">
            <text:p>37</text:p>
          </table:table-cell>
          <table:table-cell table:formula="of:=ABJAD([.$A280];1;1)" office:value-type="float" office:value="757" calcext:value-type="float">
            <text:p>757</text:p>
          </table:table-cell>
          <table:table-cell table:formula="of:=ABJAD([.$A280];2;1)" office:value-type="float" office:value="792" calcext:value-type="float">
            <text:p>792</text:p>
          </table:table-cell>
          <table:table-cell table:formula="of:=ABJAD([.$A280];3;1)" office:value-type="float" office:value="7278" calcext:value-type="float">
            <text:p>7278</text:p>
          </table:table-cell>
        </table:table-row>
        <table:table-row table:style-name="ro1">
          <table:table-cell office:value-type="string" calcext:value-type="string">
            <text:p>BERENT</text:p>
          </table:table-cell>
          <table:table-cell table:formula="of:=NUMEROLOG([.$A281];&quot;modern&quot;;&quot;tam&quot;)" office:value-type="float" office:value="28" calcext:value-type="float">
            <text:p>28</text:p>
          </table:table-cell>
          <table:table-cell table:formula="of:=NUMEROLOG([.$A281];&quot;TR&quot;;&quot;tam&quot;)" office:value-type="float" office:value="76" calcext:value-type="float">
            <text:p>76</text:p>
          </table:table-cell>
          <table:table-cell table:formula="of:=ABJAD([.$A281];0;1)" office:value-type="float" office:value="38" calcext:value-type="float">
            <text:p>38</text:p>
          </table:table-cell>
          <table:table-cell table:formula="of:=ABJAD([.$A281];1;1)" office:value-type="float" office:value="782" calcext:value-type="float">
            <text:p>782</text:p>
          </table:table-cell>
          <table:table-cell table:formula="of:=ABJAD([.$A281];2;1)" office:value-type="float" office:value="812" calcext:value-type="float">
            <text:p>812</text:p>
          </table:table-cell>
          <table:table-cell table:formula="of:=ABJAD([.$A281];3;1)" office:value-type="float" office:value="8466" calcext:value-type="float">
            <text:p>8466</text:p>
          </table:table-cell>
        </table:table-row>
        <table:table-row table:style-name="ro1">
          <table:table-cell office:value-type="string" calcext:value-type="string">
            <text:p>BERK</text:p>
          </table:table-cell>
          <table:table-cell table:formula="of:=NUMEROLOG([.$A282];&quot;modern&quot;;&quot;tam&quot;)" office:value-type="float" office:value="18" calcext:value-type="float">
            <text:p>18</text:p>
          </table:table-cell>
          <table:table-cell table:formula="of:=NUMEROLOG([.$A282];&quot;TR&quot;;&quot;tam&quot;)" office:value-type="float" office:value="43" calcext:value-type="float">
            <text:p>43</text:p>
          </table:table-cell>
          <table:table-cell table:formula="of:=ABJAD([.$A282];0;1)" office:value-type="float" office:value="19" calcext:value-type="float">
            <text:p>19</text:p>
          </table:table-cell>
          <table:table-cell table:formula="of:=ABJAD([.$A282];1;1)" office:value-type="float" office:value="247" calcext:value-type="float">
            <text:p>247</text:p>
          </table:table-cell>
          <table:table-cell table:formula="of:=ABJAD([.$A282];2;1)" office:value-type="float" office:value="267" calcext:value-type="float">
            <text:p>267</text:p>
          </table:table-cell>
          <table:table-cell table:formula="of:=ABJAD([.$A282];3;1)"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BERKAY</text:p>
          </table:table-cell>
          <table:table-cell table:formula="of:=NUMEROLOG([.$A283];&quot;modern&quot;;&quot;tam&quot;)" office:value-type="float" office:value="26" calcext:value-type="float">
            <text:p>26</text:p>
          </table:table-cell>
          <table:table-cell table:formula="of:=NUMEROLOG([.$A283];&quot;TR&quot;;&quot;tam&quot;)" office:value-type="float" office:value="72" calcext:value-type="float">
            <text:p>72</text:p>
          </table:table-cell>
          <table:table-cell table:formula="of:=ABJAD([.$A283];0;1)" office:value-type="float" office:value="20" calcext:value-type="float">
            <text:p>20</text:p>
          </table:table-cell>
          <table:table-cell table:formula="of:=ABJAD([.$A283];1;1)" office:value-type="float" office:value="1148" calcext:value-type="float">
            <text:p>1148</text:p>
          </table:table-cell>
          <table:table-cell table:formula="of:=ABJAD([.$A283];2;1)" office:value-type="float" office:value="1174" calcext:value-type="float">
            <text:p>1174</text:p>
          </table:table-cell>
          <table:table-cell table:formula="of:=ABJAD([.$A283];3;1)" office:value-type="float" office:value="8003" calcext:value-type="float">
            <text:p>8003</text:p>
          </table:table-cell>
        </table:table-row>
        <table:table-row table:style-name="ro1">
          <table:table-cell office:value-type="string" calcext:value-type="string">
            <text:p>BERTAN</text:p>
          </table:table-cell>
          <table:table-cell table:formula="of:=NUMEROLOG([.$A284];&quot;modern&quot;;&quot;tam&quot;)" office:value-type="float" office:value="24" calcext:value-type="float">
            <text:p>24</text:p>
          </table:table-cell>
          <table:table-cell table:formula="of:=NUMEROLOG([.$A284];&quot;TR&quot;;&quot;tam&quot;)" office:value-type="float" office:value="71" calcext:value-type="float">
            <text:p>71</text:p>
          </table:table-cell>
          <table:table-cell table:formula="of:=ABJAD([.$A284];0;1)" office:value-type="float" office:value="34" calcext:value-type="float">
            <text:p>34</text:p>
          </table:table-cell>
          <table:table-cell table:formula="of:=ABJAD([.$A284];1;1)" office:value-type="float" office:value="778" calcext:value-type="float">
            <text:p>778</text:p>
          </table:table-cell>
          <table:table-cell table:formula="of:=ABJAD([.$A284];2;1)" office:value-type="float" office:value="804" calcext:value-type="float">
            <text:p>804</text:p>
          </table:table-cell>
          <table:table-cell table:formula="of:=ABJAD([.$A284];3;1)" office:value-type="float" office:value="8281" calcext:value-type="float">
            <text:p>8281</text:p>
          </table:table-cell>
        </table:table-row>
        <table:table-row table:style-name="ro1">
          <table:table-cell office:value-type="string" calcext:value-type="string">
            <text:p>BEYOĞLU</text:p>
          </table:table-cell>
          <table:table-cell table:formula="of:=NUMEROLOG([.$A285];&quot;modern&quot;;&quot;tam&quot;)" office:value-type="float" office:value="33" calcext:value-type="float">
            <text:p>33</text:p>
          </table:table-cell>
          <table:table-cell table:formula="of:=NUMEROLOG([.$A285];&quot;TR&quot;;&quot;tam&quot;)" office:value-type="float" office:value="103" calcext:value-type="float">
            <text:p>103</text:p>
          </table:table-cell>
          <table:table-cell table:formula="of:=ABJAD([.$A285];0;1)" office:value-type="float" office:value="25" calcext:value-type="float">
            <text:p>25</text:p>
          </table:table-cell>
          <table:table-cell table:formula="of:=ABJAD([.$A285];1;1)" office:value-type="float" office:value="1645" calcext:value-type="float">
            <text:p>1645</text:p>
          </table:table-cell>
          <table:table-cell table:formula="of:=ABJAD([.$A285];2;1)" office:value-type="float" office:value="4950" calcext:value-type="float">
            <text:p>4950</text:p>
          </table:table-cell>
          <table:table-cell table:formula="of:=ABJAD([.$A285];3;1)" office:value-type="float" office:value="10182" calcext:value-type="float">
            <text:p>10182</text:p>
          </table:table-cell>
        </table:table-row>
        <table:table-row table:style-name="ro1">
          <table:table-cell office:value-type="string" calcext:value-type="string">
            <text:p>BIÇAKÇI</text:p>
          </table:table-cell>
          <table:table-cell table:formula="of:=NUMEROLOG([.$A286];&quot;modern&quot;;&quot;tam&quot;)" office:value-type="float" office:value="29" calcext:value-type="float">
            <text:p>29</text:p>
          </table:table-cell>
          <table:table-cell table:formula="of:=NUMEROLOG([.$A286];&quot;TR&quot;;&quot;tam&quot;)" office:value-type="float" office:value="47" calcext:value-type="float">
            <text:p>47</text:p>
          </table:table-cell>
          <table:table-cell table:formula="of:=ABJAD([.$A286];0;1)" office:value-type="float" office:value="33" calcext:value-type="float">
            <text:p>33</text:p>
          </table:table-cell>
          <table:table-cell table:formula="of:=ABJAD([.$A286];1;1)" office:value-type="float" office:value="69" calcext:value-type="float">
            <text:p>69</text:p>
          </table:table-cell>
          <table:table-cell table:formula="of:=ABJAD([.$A286];2;1)" office:value-type="float" office:value="110" calcext:value-type="float">
            <text:p>110</text:p>
          </table:table-cell>
          <table:table-cell table:formula="of:=ABJAD([.$A286];3;1)"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BİCAN</text:p>
          </table:table-cell>
          <table:table-cell table:formula="of:=NUMEROLOG([.$A287];&quot;modern&quot;;&quot;tam&quot;)" office:value-type="float" office:value="20" calcext:value-type="float">
            <text:p>20</text:p>
          </table:table-cell>
          <table:table-cell table:formula="of:=NUMEROLOG([.$A287];&quot;TR&quot;;&quot;tam&quot;)" office:value-type="float" office:value="35" calcext:value-type="float">
            <text:p>35</text:p>
          </table:table-cell>
          <table:table-cell table:formula="of:=ABJAD([.$A287];0;1)" office:value-type="float" office:value="24" calcext:value-type="float">
            <text:p>24</text:p>
          </table:table-cell>
          <table:table-cell table:formula="of:=ABJAD([.$A287];1;1)" office:value-type="float" office:value="96" calcext:value-type="float">
            <text:p>96</text:p>
          </table:table-cell>
          <table:table-cell table:formula="of:=ABJAD([.$A287];2;1)" office:value-type="float" office:value="132" calcext:value-type="float">
            <text:p>132</text:p>
          </table:table-cell>
          <table:table-cell table:formula="of:=ABJAD([.$A287];3;1)" office:value-type="float" office:value="4090" calcext:value-type="float">
            <text:p>4090</text:p>
          </table:table-cell>
        </table:table-row>
        <table:table-row table:style-name="ro1">
          <table:table-cell office:value-type="string" calcext:value-type="string">
            <text:p>BİÇER</text:p>
          </table:table-cell>
          <table:table-cell table:formula="of:=NUMEROLOG([.$A288];&quot;modern&quot;;&quot;tam&quot;)" office:value-type="float" office:value="28" calcext:value-type="float">
            <text:p>28</text:p>
          </table:table-cell>
          <table:table-cell table:formula="of:=NUMEROLOG([.$A288];&quot;TR&quot;;&quot;tam&quot;)" office:value-type="float" office:value="45" calcext:value-type="float">
            <text:p>45</text:p>
          </table:table-cell>
          <table:table-cell table:formula="of:=ABJAD([.$A288];0;1)" office:value-type="float" office:value="26" calcext:value-type="float">
            <text:p>26</text:p>
          </table:table-cell>
          <table:table-cell table:formula="of:=ABJAD([.$A288];1;1)" office:value-type="float" office:value="230" calcext:value-type="float">
            <text:p>230</text:p>
          </table:table-cell>
          <table:table-cell table:formula="of:=ABJAD([.$A288];2;1)" office:value-type="float" office:value="270" calcext:value-type="float">
            <text:p>270</text:p>
          </table:table-cell>
          <table:table-cell table:formula="of:=ABJAD([.$A288];3;1)"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BİLAL</text:p>
          </table:table-cell>
          <table:table-cell table:formula="of:=NUMEROLOG([.$A289];&quot;modern&quot;;&quot;tam&quot;)" office:value-type="float" office:value="18" calcext:value-type="float">
            <text:p>18</text:p>
          </table:table-cell>
          <table:table-cell table:formula="of:=NUMEROLOG([.$A289];&quot;TR&quot;;&quot;tam&quot;)" office:value-type="float" office:value="45" calcext:value-type="float">
            <text:p>45</text:p>
          </table:table-cell>
          <table:table-cell table:formula="of:=ABJAD([.$A289];0;1)" office:value-type="float" office:value="15" calcext:value-type="float">
            <text:p>15</text:p>
          </table:table-cell>
          <table:table-cell table:formula="of:=ABJAD([.$A289];1;1)" office:value-type="float" office:value="123" calcext:value-type="float">
            <text:p>123</text:p>
          </table:table-cell>
          <table:table-cell table:formula="of:=ABJAD([.$A289];2;1)" office:value-type="float" office:value="159" calcext:value-type="float">
            <text:p>159</text:p>
          </table:table-cell>
          <table:table-cell table:formula="of:=ABJAD([.$A289];3;1)"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BİLGE</text:p>
          </table:table-cell>
          <table:table-cell table:formula="of:=NUMEROLOG([.$A290];&quot;modern&quot;;&quot;tam&quot;)" office:value-type="float" office:value="26" calcext:value-type="float">
            <text:p>26</text:p>
          </table:table-cell>
          <table:table-cell table:formula="of:=NUMEROLOG([.$A290];&quot;TR&quot;;&quot;tam&quot;)" office:value-type="float" office:value="43" calcext:value-type="float">
            <text:p>43</text:p>
          </table:table-cell>
          <table:table-cell table:formula="of:=ABJAD([.$A290];0;1)" office:value-type="float" office:value="24" calcext:value-type="float">
            <text:p>24</text:p>
          </table:table-cell>
          <table:table-cell table:formula="of:=ABJAD([.$A290];1;1)" office:value-type="float" office:value="84" calcext:value-type="float">
            <text:p>84</text:p>
          </table:table-cell>
          <table:table-cell table:formula="of:=ABJAD([.$A290];2;1)" office:value-type="float" office:value="124" calcext:value-type="float">
            <text:p>124</text:p>
          </table:table-cell>
          <table:table-cell table:formula="of:=ABJAD([.$A290];3;1)"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BİLGİ</text:p>
          </table:table-cell>
          <table:table-cell table:formula="of:=NUMEROLOG([.$A291];&quot;modern&quot;;&quot;tam&quot;)" office:value-type="float" office:value="30" calcext:value-type="float">
            <text:p>30</text:p>
          </table:table-cell>
          <table:table-cell table:formula="of:=NUMEROLOG([.$A291];&quot;TR&quot;;&quot;tam&quot;)" office:value-type="float" office:value="49" calcext:value-type="float">
            <text:p>49</text:p>
          </table:table-cell>
          <table:table-cell table:formula="of:=ABJAD([.$A291];0;1)" office:value-type="float" office:value="27" calcext:value-type="float">
            <text:p>27</text:p>
          </table:table-cell>
          <table:table-cell table:formula="of:=ABJAD([.$A291];1;1)" office:value-type="float" office:value="99" calcext:value-type="float">
            <text:p>99</text:p>
          </table:table-cell>
          <table:table-cell table:formula="of:=ABJAD([.$A291];2;1)" office:value-type="float" office:value="154" calcext:value-type="float">
            <text:p>154</text:p>
          </table:table-cell>
          <table:table-cell table:formula="of:=ABJAD([.$A291];3;1)"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BİLGİÇ</text:p>
          </table:table-cell>
          <table:table-cell table:formula="of:=NUMEROLOG([.$A292];&quot;modern&quot;;&quot;tam&quot;)" office:value-type="float" office:value="33" calcext:value-type="float">
            <text:p>33</text:p>
          </table:table-cell>
          <table:table-cell table:formula="of:=NUMEROLOG([.$A292];&quot;TR&quot;;&quot;tam&quot;)" office:value-type="float" office:value="53" calcext:value-type="float">
            <text:p>53</text:p>
          </table:table-cell>
          <table:table-cell table:formula="of:=ABJAD([.$A292];0;1)" office:value-type="float" office:value="30" calcext:value-type="float">
            <text:p>30</text:p>
          </table:table-cell>
          <table:table-cell table:formula="of:=ABJAD([.$A292];1;1)" office:value-type="float" office:value="102" calcext:value-type="float">
            <text:p>102</text:p>
          </table:table-cell>
          <table:table-cell table:formula="of:=ABJAD([.$A292];2;1)" office:value-type="float" office:value="162" calcext:value-type="float">
            <text:p>162</text:p>
          </table:table-cell>
          <table:table-cell table:formula="of:=ABJAD([.$A292];3;1)"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BİLGİN</text:p>
          </table:table-cell>
          <table:table-cell table:formula="of:=NUMEROLOG([.$A293];&quot;modern&quot;;&quot;tam&quot;)" office:value-type="float" office:value="35" calcext:value-type="float">
            <text:p>35</text:p>
          </table:table-cell>
          <table:table-cell table:formula="of:=NUMEROLOG([.$A293];&quot;TR&quot;;&quot;tam&quot;)" office:value-type="float" office:value="66" calcext:value-type="float">
            <text:p>66</text:p>
          </table:table-cell>
          <table:table-cell table:formula="of:=ABJAD([.$A293];0;1)" office:value-type="float" office:value="37" calcext:value-type="float">
            <text:p>37</text:p>
          </table:table-cell>
          <table:table-cell table:formula="of:=ABJAD([.$A293];1;1)" office:value-type="float" office:value="169" calcext:value-type="float">
            <text:p>169</text:p>
          </table:table-cell>
          <table:table-cell table:formula="of:=ABJAD([.$A293];2;1)" office:value-type="float" office:value="229" calcext:value-type="float">
            <text:p>229</text:p>
          </table:table-cell>
          <table:table-cell table:formula="of:=ABJAD([.$A293];3;1)" office:value-type="float" office:value="5419" calcext:value-type="float">
            <text:p>5419</text:p>
          </table:table-cell>
        </table:table-row>
        <table:table-row table:style-name="ro1">
          <table:table-cell office:value-type="string" calcext:value-type="string">
            <text:p>BİLİCİ</text:p>
          </table:table-cell>
          <table:table-cell table:formula="of:=NUMEROLOG([.$A294];&quot;modern&quot;;&quot;tam&quot;)" office:value-type="float" office:value="35" calcext:value-type="float">
            <text:p>35</text:p>
          </table:table-cell>
          <table:table-cell table:formula="of:=NUMEROLOG([.$A294];&quot;TR&quot;;&quot;tam&quot;)" office:value-type="float" office:value="56" calcext:value-type="float">
            <text:p>56</text:p>
          </table:table-cell>
          <table:table-cell table:formula="of:=ABJAD([.$A294];0;1)" office:value-type="float" office:value="31" calcext:value-type="float">
            <text:p>31</text:p>
          </table:table-cell>
          <table:table-cell table:formula="of:=ABJAD([.$A294];1;1)" office:value-type="float" office:value="115" calcext:value-type="float">
            <text:p>115</text:p>
          </table:table-cell>
          <table:table-cell table:formula="of:=ABJAD([.$A294];2;1)" office:value-type="float" office:value="190" calcext:value-type="float">
            <text:p>190</text:p>
          </table:table-cell>
          <table:table-cell table:formula="of:=ABJAD([.$A294];3;1)"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BİNBOĞA</text:p>
          </table:table-cell>
          <table:table-cell table:formula="of:=NUMEROLOG([.$A295];&quot;modern&quot;;&quot;tam&quot;)" office:value-type="float" office:value="32" calcext:value-type="float">
            <text:p>32</text:p>
          </table:table-cell>
          <table:table-cell table:formula="of:=NUMEROLOG([.$A295];&quot;TR&quot;;&quot;tam&quot;)" office:value-type="float" office:value="61" calcext:value-type="float">
            <text:p>61</text:p>
          </table:table-cell>
          <table:table-cell table:formula="of:=ABJAD([.$A295];0;1)" office:value-type="float" office:value="39" calcext:value-type="float">
            <text:p>39</text:p>
          </table:table-cell>
          <table:table-cell table:formula="of:=ABJAD([.$A295];1;1)" office:value-type="float" office:value="183" calcext:value-type="float">
            <text:p>183</text:p>
          </table:table-cell>
          <table:table-cell table:formula="of:=ABJAD([.$A295];2;1)" office:value-type="float" office:value="2904" calcext:value-type="float">
            <text:p>2904</text:p>
          </table:table-cell>
          <table:table-cell table:formula="of:=ABJAD([.$A295];3;1)"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BİNNETOĞLU</text:p>
          </table:table-cell>
          <table:table-cell table:formula="of:=NUMEROLOG([.$A296];&quot;modern&quot;;&quot;tam&quot;)" office:value-type="float" office:value="47" calcext:value-type="float">
            <text:p>47</text:p>
          </table:table-cell>
          <table:table-cell table:formula="of:=NUMEROLOG([.$A296];&quot;TR&quot;;&quot;tam&quot;)" office:value-type="float" office:value="145" calcext:value-type="float">
            <text:p>145</text:p>
          </table:table-cell>
          <table:table-cell table:formula="of:=ABJAD([.$A296];0;1)" office:value-type="float" office:value="61" calcext:value-type="float">
            <text:p>61</text:p>
          </table:table-cell>
          <table:table-cell table:formula="of:=ABJAD([.$A296];1;1)" office:value-type="float" office:value="1405" calcext:value-type="float">
            <text:p>1405</text:p>
          </table:table-cell>
          <table:table-cell table:formula="of:=ABJAD([.$A296];2;1)" office:value-type="float" office:value="4740" calcext:value-type="float">
            <text:p>4740</text:p>
          </table:table-cell>
          <table:table-cell table:formula="of:=ABJAD([.$A296];3;1)" office:value-type="float" office:value="13835" calcext:value-type="float">
            <text:p>13835</text:p>
          </table:table-cell>
        </table:table-row>
        <table:table-row table:style-name="ro1">
          <table:table-cell office:value-type="string" calcext:value-type="string">
            <text:p>BİRİ</text:p>
          </table:table-cell>
          <table:table-cell table:formula="of:=NUMEROLOG([.$A297];&quot;modern&quot;;&quot;tam&quot;)" office:value-type="float" office:value="29" calcext:value-type="float">
            <text:p>29</text:p>
          </table:table-cell>
          <table:table-cell table:formula="of:=NUMEROLOG([.$A297];&quot;TR&quot;;&quot;tam&quot;)" office:value-type="float" office:value="47" calcext:value-type="float">
            <text:p>47</text:p>
          </table:table-cell>
          <table:table-cell table:formula="of:=ABJAD([.$A297];0;1)" office:value-type="float" office:value="26" calcext:value-type="float">
            <text:p>26</text:p>
          </table:table-cell>
          <table:table-cell table:formula="of:=ABJAD([.$A297];1;1)" office:value-type="float" office:value="242" calcext:value-type="float">
            <text:p>242</text:p>
          </table:table-cell>
          <table:table-cell table:formula="of:=ABJAD([.$A297];2;1)" office:value-type="float" office:value="292" calcext:value-type="float">
            <text:p>292</text:p>
          </table:table-cell>
          <table:table-cell table:formula="of:=ABJAD([.$A297];3;1)"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BOBUŞOĞLU</text:p>
          </table:table-cell>
          <table:table-cell table:formula="of:=NUMEROLOG([.$A298];&quot;modern&quot;;&quot;tam&quot;)" office:value-type="float" office:value="33" calcext:value-type="float">
            <text:p>33</text:p>
          </table:table-cell>
          <table:table-cell table:formula="of:=NUMEROLOG([.$A298];&quot;TR&quot;;&quot;tam&quot;)" office:value-type="float" office:value="137" calcext:value-type="float">
            <text:p>137</text:p>
          </table:table-cell>
          <table:table-cell table:formula="of:=ABJAD([.$A298];0;1)" office:value-type="float" office:value="34" calcext:value-type="float">
            <text:p>34</text:p>
          </table:table-cell>
          <table:table-cell table:formula="of:=ABJAD([.$A298];1;1)" office:value-type="float" office:value="1822" calcext:value-type="float">
            <text:p>1822</text:p>
          </table:table-cell>
          <table:table-cell table:formula="of:=ABJAD([.$A298];2;1)" office:value-type="float" office:value="5807" calcext:value-type="float">
            <text:p>5807</text:p>
          </table:table-cell>
          <table:table-cell table:formula="of:=ABJAD([.$A298];3;1)" office:value-type="float" office:value="12806" calcext:value-type="float">
            <text:p>12806</text:p>
          </table:table-cell>
        </table:table-row>
        <table:table-row table:style-name="ro1">
          <table:table-cell office:value-type="string" calcext:value-type="string">
            <text:p>BÖCÜ</text:p>
          </table:table-cell>
          <table:table-cell table:formula="of:=NUMEROLOG([.$A299];&quot;modern&quot;;&quot;tam&quot;)" office:value-type="float" office:value="14" calcext:value-type="float">
            <text:p>14</text:p>
          </table:table-cell>
          <table:table-cell table:formula="of:=NUMEROLOG([.$A299];&quot;TR&quot;;&quot;tam&quot;)" office:value-type="float" office:value="50" calcext:value-type="float">
            <text:p>50</text:p>
          </table:table-cell>
          <table:table-cell table:formula="of:=ABJAD([.$A299];0;1)" office:value-type="float" office:value="15" calcext:value-type="float">
            <text:p>15</text:p>
          </table:table-cell>
          <table:table-cell table:formula="of:=ABJAD([.$A299];1;1)" office:value-type="float" office:value="795" calcext:value-type="float">
            <text:p>795</text:p>
          </table:table-cell>
          <table:table-cell table:formula="of:=ABJAD([.$A299];2;1)" office:value-type="float" office:value="1595" calcext:value-type="float">
            <text:p>1595</text:p>
          </table:table-cell>
          <table:table-cell table:formula="of:=ABJAD([.$A299];3;1)"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BODUROĞLU</text:p>
          </table:table-cell>
          <table:table-cell table:formula="of:=NUMEROLOG([.$A300];&quot;modern&quot;;&quot;tam&quot;)" office:value-type="float" office:value="43" calcext:value-type="float">
            <text:p>43</text:p>
          </table:table-cell>
          <table:table-cell table:formula="of:=NUMEROLOG([.$A300];&quot;TR&quot;;&quot;tam&quot;)" office:value-type="float" office:value="138" calcext:value-type="float">
            <text:p>138</text:p>
          </table:table-cell>
          <table:table-cell table:formula="of:=ABJAD([.$A300];0;1)" office:value-type="float" office:value="40" calcext:value-type="float">
            <text:p>40</text:p>
          </table:table-cell>
          <table:table-cell table:formula="of:=ABJAD([.$A300];1;1)" office:value-type="float" office:value="1624" calcext:value-type="float">
            <text:p>1624</text:p>
          </table:table-cell>
          <table:table-cell table:formula="of:=ABJAD([.$A300];2;1)" office:value-type="float" office:value="5609" calcext:value-type="float">
            <text:p>5609</text:p>
          </table:table-cell>
          <table:table-cell table:formula="of:=ABJAD([.$A300];3;1)" office:value-type="float" office:value="12806" calcext:value-type="float">
            <text:p>12806</text:p>
          </table:table-cell>
        </table:table-row>
        <table:table-row table:style-name="ro1">
          <table:table-cell office:value-type="string" calcext:value-type="string">
            <text:p>BOĞAN</text:p>
          </table:table-cell>
          <table:table-cell table:formula="of:=NUMEROLOG([.$A301];&quot;modern&quot;;&quot;tam&quot;)" office:value-type="float" office:value="21" calcext:value-type="float">
            <text:p>21</text:p>
          </table:table-cell>
          <table:table-cell table:formula="of:=NUMEROLOG([.$A301];&quot;TR&quot;;&quot;tam&quot;)" office:value-type="float" office:value="47" calcext:value-type="float">
            <text:p>47</text:p>
          </table:table-cell>
          <table:table-cell table:formula="of:=ABJAD([.$A301];0;1)" office:value-type="float" office:value="29" calcext:value-type="float">
            <text:p>29</text:p>
          </table:table-cell>
          <table:table-cell table:formula="of:=ABJAD([.$A301];1;1)" office:value-type="float" office:value="161" calcext:value-type="float">
            <text:p>161</text:p>
          </table:table-cell>
          <table:table-cell table:formula="of:=ABJAD([.$A301];2;1)" office:value-type="float" office:value="2857" calcext:value-type="float">
            <text:p>2857</text:p>
          </table:table-cell>
          <table:table-cell table:formula="of:=ABJAD([.$A301];3;1)" office:value-type="float" office:value="4272" calcext:value-type="float">
            <text:p>4272</text:p>
          </table:table-cell>
        </table:table-row>
        <table:table-row table:style-name="ro1">
          <table:table-cell office:value-type="string" calcext:value-type="string">
            <text:p>BOLAÇ</text:p>
          </table:table-cell>
          <table:table-cell table:formula="of:=NUMEROLOG([.$A302];&quot;modern&quot;;&quot;tam&quot;)" office:value-type="float" office:value="15" calcext:value-type="float">
            <text:p>15</text:p>
          </table:table-cell>
          <table:table-cell table:formula="of:=NUMEROLOG([.$A302];&quot;TR&quot;;&quot;tam&quot;)" office:value-type="float" office:value="40" calcext:value-type="float">
            <text:p>40</text:p>
          </table:table-cell>
          <table:table-cell table:formula="of:=ABJAD([.$A302];0;1)" office:value-type="float" office:value="16" calcext:value-type="float">
            <text:p>16</text:p>
          </table:table-cell>
          <table:table-cell table:formula="of:=ABJAD([.$A302];1;1)" office:value-type="float" office:value="136" calcext:value-type="float">
            <text:p>136</text:p>
          </table:table-cell>
          <table:table-cell table:formula="of:=ABJAD([.$A302];2;1)" office:value-type="float" office:value="232" calcext:value-type="float">
            <text:p>232</text:p>
          </table:table-cell>
          <table:table-cell table:formula="of:=ABJAD([.$A302];3;1)"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BOLAT</text:p>
          </table:table-cell>
          <table:table-cell table:formula="of:=NUMEROLOG([.$A303];&quot;modern&quot;;&quot;tam&quot;)" office:value-type="float" office:value="14" calcext:value-type="float">
            <text:p>14</text:p>
          </table:table-cell>
          <table:table-cell table:formula="of:=NUMEROLOG([.$A303];&quot;TR&quot;;&quot;tam&quot;)" office:value-type="float" office:value="60" calcext:value-type="float">
            <text:p>60</text:p>
          </table:table-cell>
          <table:table-cell table:formula="of:=ABJAD([.$A303];0;1)" office:value-type="float" office:value="21" calcext:value-type="float">
            <text:p>21</text:p>
          </table:table-cell>
          <table:table-cell table:formula="of:=ABJAD([.$A303];1;1)" office:value-type="float" office:value="633" calcext:value-type="float">
            <text:p>633</text:p>
          </table:table-cell>
          <table:table-cell table:formula="of:=ABJAD([.$A303];2;1)" office:value-type="float" office:value="729" calcext:value-type="float">
            <text:p>729</text:p>
          </table:table-cell>
          <table:table-cell table:formula="of:=ABJAD([.$A303];3;1)"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BOLATKALE</text:p>
          </table:table-cell>
          <table:table-cell table:formula="of:=NUMEROLOG([.$A304];&quot;modern&quot;;&quot;tam&quot;)" office:value-type="float" office:value="25" calcext:value-type="float">
            <text:p>25</text:p>
          </table:table-cell>
          <table:table-cell table:formula="of:=NUMEROLOG([.$A304];&quot;TR&quot;;&quot;tam&quot;)" office:value-type="float" office:value="96" calcext:value-type="float">
            <text:p>96</text:p>
          </table:table-cell>
          <table:table-cell table:formula="of:=ABJAD([.$A304];0;1)" office:value-type="float" office:value="33" calcext:value-type="float">
            <text:p>33</text:p>
          </table:table-cell>
          <table:table-cell table:formula="of:=ABJAD([.$A304];1;1)" office:value-type="float" office:value="729" calcext:value-type="float">
            <text:p>729</text:p>
          </table:table-cell>
          <table:table-cell table:formula="of:=ABJAD([.$A304];2;1)" office:value-type="float" office:value="841" calcext:value-type="float">
            <text:p>841</text:p>
          </table:table-cell>
          <table:table-cell table:formula="of:=ABJAD([.$A304];3;1)" office:value-type="float" office:value="5198" calcext:value-type="float">
            <text:p>5198</text:p>
          </table:table-cell>
        </table:table-row>
        <table:table-row table:style-name="ro1">
          <table:table-cell office:value-type="string" calcext:value-type="string">
            <text:p>BOLATTÜRK</text:p>
          </table:table-cell>
          <table:table-cell table:formula="of:=NUMEROLOG([.$A305];&quot;modern&quot;;&quot;tam&quot;)" office:value-type="float" office:value="30" calcext:value-type="float">
            <text:p>30</text:p>
          </table:table-cell>
          <table:table-cell table:formula="of:=NUMEROLOG([.$A305];&quot;TR&quot;;&quot;tam&quot;)" office:value-type="float" office:value="145" calcext:value-type="float">
            <text:p>145</text:p>
          </table:table-cell>
          <table:table-cell table:formula="of:=ABJAD([.$A305];0;1)" office:value-type="float" office:value="45" calcext:value-type="float">
            <text:p>45</text:p>
          </table:table-cell>
          <table:table-cell table:formula="of:=ABJAD([.$A305];1;1)" office:value-type="float" office:value="2073" calcext:value-type="float">
            <text:p>2073</text:p>
          </table:table-cell>
          <table:table-cell table:formula="of:=ABJAD([.$A305];2;1)" office:value-type="float" office:value="2884" calcext:value-type="float">
            <text:p>2884</text:p>
          </table:table-cell>
          <table:table-cell table:formula="of:=ABJAD([.$A305];3;1)" office:value-type="float" office:value="13660" calcext:value-type="float">
            <text:p>13660</text:p>
          </table:table-cell>
        </table:table-row>
        <table:table-row table:style-name="ro1">
          <table:table-cell office:value-type="string" calcext:value-type="string">
            <text:p>BOLKAN</text:p>
          </table:table-cell>
          <table:table-cell table:formula="of:=NUMEROLOG([.$A306];&quot;modern&quot;;&quot;tam&quot;)" office:value-type="float" office:value="19" calcext:value-type="float">
            <text:p>19</text:p>
          </table:table-cell>
          <table:table-cell table:formula="of:=NUMEROLOG([.$A306];&quot;TR&quot;;&quot;tam&quot;)" office:value-type="float" office:value="67" calcext:value-type="float">
            <text:p>67</text:p>
          </table:table-cell>
          <table:table-cell table:formula="of:=ABJAD([.$A306];0;1)" office:value-type="float" office:value="27" calcext:value-type="float">
            <text:p>27</text:p>
          </table:table-cell>
          <table:table-cell table:formula="of:=ABJAD([.$A306];1;1)" office:value-type="float" office:value="243" calcext:value-type="float">
            <text:p>243</text:p>
          </table:table-cell>
          <table:table-cell table:formula="of:=ABJAD([.$A306];2;1)" office:value-type="float" office:value="344" calcext:value-type="float">
            <text:p>344</text:p>
          </table:table-cell>
          <table:table-cell table:formula="of:=ABJAD([.$A306];3;1)"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BOLSOY</text:p>
          </table:table-cell>
          <table:table-cell table:formula="of:=NUMEROLOG([.$A307];&quot;modern&quot;;&quot;tam&quot;)" office:value-type="float" office:value="25" calcext:value-type="float">
            <text:p>25</text:p>
          </table:table-cell>
          <table:table-cell table:formula="of:=NUMEROLOG([.$A307];&quot;TR&quot;;&quot;tam&quot;)" office:value-type="float" office:value="103" calcext:value-type="float">
            <text:p>103</text:p>
          </table:table-cell>
          <table:table-cell table:formula="of:=ABJAD([.$A307];0;1)" office:value-type="float" office:value="20" calcext:value-type="float">
            <text:p>20</text:p>
          </table:table-cell>
          <table:table-cell table:formula="of:=ABJAD([.$A307];1;1)" office:value-type="float" office:value="1412" calcext:value-type="float">
            <text:p>1412</text:p>
          </table:table-cell>
          <table:table-cell table:formula="of:=ABJAD([.$A307];2;1)" office:value-type="float" office:value="1592" calcext:value-type="float">
            <text:p>1592</text:p>
          </table:table-cell>
          <table:table-cell table:formula="of:=ABJAD([.$A307];3;1)" office:value-type="float" office:value="9272" calcext:value-type="float">
            <text:p>9272</text:p>
          </table:table-cell>
        </table:table-row>
        <table:table-row table:style-name="ro1">
          <table:table-cell office:value-type="string" calcext:value-type="string">
            <text:p>BÖLÜK</text:p>
          </table:table-cell>
          <table:table-cell table:formula="of:=NUMEROLOG([.$A308];&quot;modern&quot;;&quot;tam&quot;)" office:value-type="float" office:value="16" calcext:value-type="float">
            <text:p>16</text:p>
          </table:table-cell>
          <table:table-cell table:formula="of:=NUMEROLOG([.$A308];&quot;TR&quot;;&quot;tam&quot;)" office:value-type="float" office:value="76" calcext:value-type="float">
            <text:p>76</text:p>
          </table:table-cell>
          <table:table-cell table:formula="of:=ABJAD([.$A308];0;1)" office:value-type="float" office:value="18" calcext:value-type="float">
            <text:p>18</text:p>
          </table:table-cell>
          <table:table-cell table:formula="of:=ABJAD([.$A308];1;1)" office:value-type="float" office:value="882" calcext:value-type="float">
            <text:p>882</text:p>
          </table:table-cell>
          <table:table-cell table:formula="of:=ABJAD([.$A308];2;1)" office:value-type="float" office:value="1687" calcext:value-type="float">
            <text:p>1687</text:p>
          </table:table-cell>
          <table:table-cell table:formula="of:=ABJAD([.$A308];3;1)" office:value-type="float" office:value="4519" calcext:value-type="float">
            <text:p>4519</text:p>
          </table:table-cell>
        </table:table-row>
        <table:table-row table:style-name="ro1">
          <table:table-cell office:value-type="string" calcext:value-type="string">
            <text:p>BÖLÜKBAŞ</text:p>
          </table:table-cell>
          <table:table-cell table:formula="of:=NUMEROLOG([.$A309];&quot;modern&quot;;&quot;tam&quot;)" office:value-type="float" office:value="20" calcext:value-type="float">
            <text:p>20</text:p>
          </table:table-cell>
          <table:table-cell table:formula="of:=NUMEROLOG([.$A309];&quot;TR&quot;;&quot;tam&quot;)" office:value-type="float" office:value="102" calcext:value-type="float">
            <text:p>102</text:p>
          </table:table-cell>
          <table:table-cell table:formula="of:=ABJAD([.$A309];0;1)" office:value-type="float" office:value="25" calcext:value-type="float">
            <text:p>25</text:p>
          </table:table-cell>
          <table:table-cell table:formula="of:=ABJAD([.$A309];1;1)" office:value-type="float" office:value="1285" calcext:value-type="float">
            <text:p>1285</text:p>
          </table:table-cell>
          <table:table-cell table:formula="of:=ABJAD([.$A309];2;1)" office:value-type="float" office:value="2101" calcext:value-type="float">
            <text:p>2101</text:p>
          </table:table-cell>
          <table:table-cell table:formula="of:=ABJAD([.$A309];3;1)"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BÖRTA</text:p>
          </table:table-cell>
          <table:table-cell table:formula="of:=NUMEROLOG([.$A310];&quot;modern&quot;;&quot;tam&quot;)" office:value-type="float" office:value="20" calcext:value-type="float">
            <text:p>20</text:p>
          </table:table-cell>
          <table:table-cell table:formula="of:=NUMEROLOG([.$A310];&quot;TR&quot;;&quot;tam&quot;)" office:value-type="float" office:value="67" calcext:value-type="float">
            <text:p>67</text:p>
          </table:table-cell>
          <table:table-cell table:formula="of:=ABJAD([.$A310];0;1)" office:value-type="float" office:value="25" calcext:value-type="float">
            <text:p>25</text:p>
          </table:table-cell>
          <table:table-cell table:formula="of:=ABJAD([.$A310];1;1)" office:value-type="float" office:value="793" calcext:value-type="float">
            <text:p>793</text:p>
          </table:table-cell>
          <table:table-cell table:formula="of:=ABJAD([.$A310];2;1)" office:value-type="float" office:value="899" calcext:value-type="float">
            <text:p>899</text:p>
          </table:table-cell>
          <table:table-cell table:formula="of:=ABJAD([.$A310];3;1)"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BOSTANKOLU</text:p>
          </table:table-cell>
          <table:table-cell table:formula="of:=NUMEROLOG([.$A311];&quot;modern&quot;;&quot;tam&quot;)" office:value-type="float" office:value="31" calcext:value-type="float">
            <text:p>31</text:p>
          </table:table-cell>
          <table:table-cell table:formula="of:=NUMEROLOG([.$A311];&quot;TR&quot;;&quot;tam&quot;)" office:value-type="float" office:value="156" calcext:value-type="float">
            <text:p>156</text:p>
          </table:table-cell>
          <table:table-cell table:formula="of:=ABJAD([.$A311];0;1)" office:value-type="float" office:value="43" calcext:value-type="float">
            <text:p>43</text:p>
          </table:table-cell>
          <table:table-cell table:formula="of:=ABJAD([.$A311];1;1)" office:value-type="float" office:value="1723" calcext:value-type="float">
            <text:p>1723</text:p>
          </table:table-cell>
          <table:table-cell table:formula="of:=ABJAD([.$A311];2;1)" office:value-type="float" office:value="2514" calcext:value-type="float">
            <text:p>2514</text:p>
          </table:table-cell>
          <table:table-cell table:formula="of:=ABJAD([.$A311];3;1)" office:value-type="float" office:value="13513" calcext:value-type="float">
            <text:p>13513</text:p>
          </table:table-cell>
        </table:table-row>
        <table:table-row table:style-name="ro1">
          <table:table-cell office:value-type="string" calcext:value-type="string">
            <text:p>BÖYÜK</text:p>
          </table:table-cell>
          <table:table-cell table:formula="of:=NUMEROLOG([.$A312];&quot;modern&quot;;&quot;tam&quot;)" office:value-type="float" office:value="20" calcext:value-type="float">
            <text:p>20</text:p>
          </table:table-cell>
          <table:table-cell table:formula="of:=NUMEROLOG([.$A312];&quot;TR&quot;;&quot;tam&quot;)" office:value-type="float" office:value="89" calcext:value-type="float">
            <text:p>89</text:p>
          </table:table-cell>
          <table:table-cell table:formula="of:=ABJAD([.$A312];0;1)" office:value-type="float" office:value="16" calcext:value-type="float">
            <text:p>16</text:p>
          </table:table-cell>
          <table:table-cell table:formula="of:=ABJAD([.$A312];1;1)" office:value-type="float" office:value="1732" calcext:value-type="float">
            <text:p>1732</text:p>
          </table:table-cell>
          <table:table-cell table:formula="of:=ABJAD([.$A312];2;1)" office:value-type="float" office:value="2537" calcext:value-type="float">
            <text:p>2537</text:p>
          </table:table-cell>
          <table:table-cell table:formula="of:=ABJAD([.$A312];3;1)" office:value-type="float" office:value="8718" calcext:value-type="float">
            <text:p>8718</text:p>
          </table:table-cell>
        </table:table-row>
        <table:table-row table:style-name="ro1">
          <table:table-cell office:value-type="string" calcext:value-type="string">
            <text:p>BOZAN</text:p>
          </table:table-cell>
          <table:table-cell table:formula="of:=NUMEROLOG([.$A313];&quot;modern&quot;;&quot;tam&quot;)" office:value-type="float" office:value="22" calcext:value-type="float">
            <text:p>22</text:p>
          </table:table-cell>
          <table:table-cell table:formula="of:=NUMEROLOG([.$A313];&quot;TR&quot;;&quot;tam&quot;)" office:value-type="float" office:value="67" calcext:value-type="float">
            <text:p>67</text:p>
          </table:table-cell>
          <table:table-cell table:formula="of:=ABJAD([.$A313];0;1)" office:value-type="float" office:value="25" calcext:value-type="float">
            <text:p>25</text:p>
          </table:table-cell>
          <table:table-cell table:formula="of:=ABJAD([.$A313];1;1)" office:value-type="float" office:value="1153" calcext:value-type="float">
            <text:p>1153</text:p>
          </table:table-cell>
          <table:table-cell table:formula="of:=ABJAD([.$A313];2;1)" office:value-type="float" office:value="1249" calcext:value-type="float">
            <text:p>1249</text:p>
          </table:table-cell>
          <table:table-cell table:formula="of:=ABJAD([.$A313];3;1)"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BOZARSLAN</text:p>
          </table:table-cell>
          <table:table-cell table:formula="of:=NUMEROLOG([.$A314];&quot;modern&quot;;&quot;tam&quot;)" office:value-type="float" office:value="36" calcext:value-type="float">
            <text:p>36</text:p>
          </table:table-cell>
          <table:table-cell table:formula="of:=NUMEROLOG([.$A314];&quot;TR&quot;;&quot;tam&quot;)" office:value-type="float" office:value="126" calcext:value-type="float">
            <text:p>126</text:p>
          </table:table-cell>
          <table:table-cell table:formula="of:=ABJAD([.$A314];0;1)" office:value-type="float" office:value="36" calcext:value-type="float">
            <text:p>36</text:p>
          </table:table-cell>
          <table:table-cell table:formula="of:=ABJAD([.$A314];1;1)" office:value-type="float" office:value="1704" calcext:value-type="float">
            <text:p>1704</text:p>
          </table:table-cell>
          <table:table-cell table:formula="of:=ABJAD([.$A314];2;1)" office:value-type="float" office:value="1816" calcext:value-type="float">
            <text:p>1816</text:p>
          </table:table-cell>
          <table:table-cell table:formula="of:=ABJAD([.$A314];3;1)" office:value-type="float" office:value="9329" calcext:value-type="float">
            <text:p>9329</text:p>
          </table:table-cell>
        </table:table-row>
        <table:table-row table:style-name="ro1">
          <table:table-cell office:value-type="string" calcext:value-type="string">
            <text:p>BOZKURT</text:p>
          </table:table-cell>
          <table:table-cell table:formula="of:=NUMEROLOG([.$A315];&quot;modern&quot;;&quot;tam&quot;)" office:value-type="float" office:value="32" calcext:value-type="float">
            <text:p>32</text:p>
          </table:table-cell>
          <table:table-cell table:formula="of:=NUMEROLOG([.$A315];&quot;TR&quot;;&quot;tam&quot;)" office:value-type="float" office:value="133" calcext:value-type="float">
            <text:p>133</text:p>
          </table:table-cell>
          <table:table-cell table:formula="of:=ABJAD([.$A315];0;1)" office:value-type="float" office:value="34" calcext:value-type="float">
            <text:p>34</text:p>
          </table:table-cell>
          <table:table-cell table:formula="of:=ABJAD([.$A315];1;1)" office:value-type="float" office:value="2422" calcext:value-type="float">
            <text:p>2422</text:p>
          </table:table-cell>
          <table:table-cell table:formula="of:=ABJAD([.$A315];2;1)" office:value-type="float" office:value="3127" calcext:value-type="float">
            <text:p>3127</text:p>
          </table:table-cell>
          <table:table-cell table:formula="of:=ABJAD([.$A315];3;1)" office:value-type="float" office:value="10030" calcext:value-type="float">
            <text:p>10030</text:p>
          </table:table-cell>
        </table:table-row>
        <table:table-row table:style-name="ro1">
          <table:table-cell office:value-type="string" calcext:value-type="string">
            <text:p>BOZKURTER</text:p>
          </table:table-cell>
          <table:table-cell table:formula="of:=NUMEROLOG([.$A316];&quot;modern&quot;;&quot;tam&quot;)" office:value-type="float" office:value="46" calcext:value-type="float">
            <text:p>46</text:p>
          </table:table-cell>
          <table:table-cell table:formula="of:=NUMEROLOG([.$A316];&quot;TR&quot;;&quot;tam&quot;)" office:value-type="float" office:value="160" calcext:value-type="float">
            <text:p>160</text:p>
          </table:table-cell>
          <table:table-cell table:formula="of:=ABJAD([.$A316];0;1)" office:value-type="float" office:value="47" calcext:value-type="float">
            <text:p>47</text:p>
          </table:table-cell>
          <table:table-cell table:formula="of:=ABJAD([.$A316];1;1)" office:value-type="float" office:value="2627" calcext:value-type="float">
            <text:p>2627</text:p>
          </table:table-cell>
          <table:table-cell table:formula="of:=ABJAD([.$A316];2;1)" office:value-type="float" office:value="3342" calcext:value-type="float">
            <text:p>3342</text:p>
          </table:table-cell>
          <table:table-cell table:formula="of:=ABJAD([.$A316];3;1)" office:value-type="float" office:value="13117" calcext:value-type="float">
            <text:p>13117</text:p>
          </table:table-cell>
        </table:table-row>
        <table:table-row table:style-name="ro1">
          <table:table-cell office:value-type="string" calcext:value-type="string">
            <text:p>BOZKUŞ</text:p>
          </table:table-cell>
          <table:table-cell table:formula="of:=NUMEROLOG([.$A317];&quot;modern&quot;;&quot;tam&quot;)" office:value-type="float" office:value="22" calcext:value-type="float">
            <text:p>22</text:p>
          </table:table-cell>
          <table:table-cell table:formula="of:=NUMEROLOG([.$A317];&quot;TR&quot;;&quot;tam&quot;)" office:value-type="float" office:value="111" calcext:value-type="float">
            <text:p>111</text:p>
          </table:table-cell>
          <table:table-cell table:formula="of:=ABJAD([.$A317];0;1)" office:value-type="float" office:value="22" calcext:value-type="float">
            <text:p>22</text:p>
          </table:table-cell>
          <table:table-cell table:formula="of:=ABJAD([.$A317];1;1)" office:value-type="float" office:value="2122" calcext:value-type="float">
            <text:p>2122</text:p>
          </table:table-cell>
          <table:table-cell table:formula="of:=ABJAD([.$A317];2;1)" office:value-type="float" office:value="2822" calcext:value-type="float">
            <text:p>2822</text:p>
          </table:table-cell>
          <table:table-cell table:formula="of:=ABJAD([.$A317];3;1)"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BOZOĞLAN</text:p>
          </table:table-cell>
          <table:table-cell table:formula="of:=NUMEROLOG([.$A318];&quot;modern&quot;;&quot;tam&quot;)" office:value-type="float" office:value="38" calcext:value-type="float">
            <text:p>38</text:p>
          </table:table-cell>
          <table:table-cell table:formula="of:=NUMEROLOG([.$A318];&quot;TR&quot;;&quot;tam&quot;)" office:value-type="float" office:value="109" calcext:value-type="float">
            <text:p>109</text:p>
          </table:table-cell>
          <table:table-cell table:formula="of:=ABJAD([.$A318];0;1)" office:value-type="float" office:value="43" calcext:value-type="float">
            <text:p>43</text:p>
          </table:table-cell>
          <table:table-cell table:formula="of:=ABJAD([.$A318];1;1)" office:value-type="float" office:value="1291" calcext:value-type="float">
            <text:p>1291</text:p>
          </table:table-cell>
          <table:table-cell table:formula="of:=ABJAD([.$A318];2;1)" office:value-type="float" office:value="4077" calcext:value-type="float">
            <text:p>4077</text:p>
          </table:table-cell>
          <table:table-cell table:formula="of:=ABJAD([.$A318];3;1)" office:value-type="float" office:value="5209" calcext:value-type="float">
            <text:p>5209</text:p>
          </table:table-cell>
        </table:table-row>
        <table:table-row table:style-name="ro1">
          <table:table-cell office:value-type="string" calcext:value-type="string">
            <text:p>BOZOĞLU</text:p>
          </table:table-cell>
          <table:table-cell table:formula="of:=NUMEROLOG([.$A319];&quot;modern&quot;;&quot;tam&quot;)" office:value-type="float" office:value="35" calcext:value-type="float">
            <text:p>35</text:p>
          </table:table-cell>
          <table:table-cell table:formula="of:=NUMEROLOG([.$A319];&quot;TR&quot;;&quot;tam&quot;)" office:value-type="float" office:value="116" calcext:value-type="float">
            <text:p>116</text:p>
          </table:table-cell>
          <table:table-cell table:formula="of:=ABJAD([.$A319];0;1)" office:value-type="float" office:value="32" calcext:value-type="float">
            <text:p>32</text:p>
          </table:table-cell>
          <table:table-cell table:formula="of:=ABJAD([.$A319];1;1)" office:value-type="float" office:value="1820" calcext:value-type="float">
            <text:p>1820</text:p>
          </table:table-cell>
          <table:table-cell table:formula="of:=ABJAD([.$A319];2;1)" office:value-type="float" office:value="5200" calcext:value-type="float">
            <text:p>5200</text:p>
          </table:table-cell>
          <table:table-cell table:formula="of:=ABJAD([.$A319];3;1)" office:value-type="float" office:value="6263" calcext:value-type="float">
            <text:p>6263</text:p>
          </table:table-cell>
        </table:table-row>
        <table:table-row table:style-name="ro1">
          <table:table-cell office:value-type="string" calcext:value-type="string">
            <text:p>BOZPOLAT</text:p>
          </table:table-cell>
          <table:table-cell table:formula="of:=NUMEROLOG([.$A320];&quot;modern&quot;;&quot;tam&quot;)" office:value-type="float" office:value="35" calcext:value-type="float">
            <text:p>35</text:p>
          </table:table-cell>
          <table:table-cell table:formula="of:=NUMEROLOG([.$A320];&quot;TR&quot;;&quot;tam&quot;)" office:value-type="float" office:value="127" calcext:value-type="float">
            <text:p>127</text:p>
          </table:table-cell>
          <table:table-cell table:formula="of:=ABJAD([.$A320];0;1)" office:value-type="float" office:value="37" calcext:value-type="float">
            <text:p>37</text:p>
          </table:table-cell>
          <table:table-cell table:formula="of:=ABJAD([.$A320];1;1)" office:value-type="float" office:value="1813" calcext:value-type="float">
            <text:p>1813</text:p>
          </table:table-cell>
          <table:table-cell table:formula="of:=ABJAD([.$A320];2;1)" office:value-type="float" office:value="1999" calcext:value-type="float">
            <text:p>1999</text:p>
          </table:table-cell>
          <table:table-cell table:formula="of:=ABJAD([.$A320];3;1)"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BÜBER</text:p>
          </table:table-cell>
          <table:table-cell table:formula="of:=NUMEROLOG([.$A321];&quot;modern&quot;;&quot;tam&quot;)" office:value-type="float" office:value="21" calcext:value-type="float">
            <text:p>21</text:p>
          </table:table-cell>
          <table:table-cell table:formula="of:=NUMEROLOG([.$A321];&quot;TR&quot;;&quot;tam&quot;)" office:value-type="float" office:value="57" calcext:value-type="float">
            <text:p>57</text:p>
          </table:table-cell>
          <table:table-cell table:formula="of:=ABJAD([.$A321];0;1)" office:value-type="float" office:value="21" calcext:value-type="float">
            <text:p>21</text:p>
          </table:table-cell>
          <table:table-cell table:formula="of:=ABJAD([.$A321];1;1)" office:value-type="float" office:value="909" calcext:value-type="float">
            <text:p>909</text:p>
          </table:table-cell>
          <table:table-cell table:formula="of:=ABJAD([.$A321];2;1)" office:value-type="float" office:value="1629" calcext:value-type="float">
            <text:p>1629</text:p>
          </table:table-cell>
          <table:table-cell table:formula="of:=ABJAD([.$A321];3;1)" office:value-type="float" office:value="6776" calcext:value-type="float">
            <text:p>6776</text:p>
          </table:table-cell>
        </table:table-row>
        <table:table-row table:style-name="ro1">
          <table:table-cell office:value-type="string" calcext:value-type="string">
            <text:p>BÜDÜN</text:p>
          </table:table-cell>
          <table:table-cell table:formula="of:=NUMEROLOG([.$A322];&quot;modern&quot;;&quot;tam&quot;)" office:value-type="float" office:value="17" calcext:value-type="float">
            <text:p>17</text:p>
          </table:table-cell>
          <table:table-cell table:formula="of:=NUMEROLOG([.$A322];&quot;TR&quot;;&quot;tam&quot;)" office:value-type="float" office:value="76" calcext:value-type="float">
            <text:p>76</text:p>
          </table:table-cell>
          <table:table-cell table:formula="of:=ABJAD([.$A322];0;1)" office:value-type="float" office:value="24" calcext:value-type="float">
            <text:p>24</text:p>
          </table:table-cell>
          <table:table-cell table:formula="of:=ABJAD([.$A322];1;1)" office:value-type="float" office:value="1476" calcext:value-type="float">
            <text:p>1476</text:p>
          </table:table-cell>
          <table:table-cell table:formula="of:=ABJAD([.$A322];2;1)" office:value-type="float" office:value="2891" calcext:value-type="float">
            <text:p>2891</text:p>
          </table:table-cell>
          <table:table-cell table:formula="of:=ABJAD([.$A322];3;1)" office:value-type="float" office:value="9817" calcext:value-type="float">
            <text:p>9817</text:p>
          </table:table-cell>
        </table:table-row>
        <table:table-row table:style-name="ro1">
          <table:table-cell office:value-type="string" calcext:value-type="string">
            <text:p>BUDUNOĞLU</text:p>
          </table:table-cell>
          <table:table-cell table:formula="of:=NUMEROLOG([.$A323];&quot;modern&quot;;&quot;tam&quot;)" office:value-type="float" office:value="36" calcext:value-type="float">
            <text:p>36</text:p>
          </table:table-cell>
          <table:table-cell table:formula="of:=NUMEROLOG([.$A323];&quot;TR&quot;;&quot;tam&quot;)" office:value-type="float" office:value="141" calcext:value-type="float">
            <text:p>141</text:p>
          </table:table-cell>
          <table:table-cell table:formula="of:=ABJAD([.$A323];0;1)" office:value-type="float" office:value="34" calcext:value-type="float">
            <text:p>34</text:p>
          </table:table-cell>
          <table:table-cell table:formula="of:=ABJAD([.$A323];1;1)" office:value-type="float" office:value="2014" calcext:value-type="float">
            <text:p>2014</text:p>
          </table:table-cell>
          <table:table-cell table:formula="of:=ABJAD([.$A323];2;1)" office:value-type="float" office:value="6519" calcext:value-type="float">
            <text:p>6519</text:p>
          </table:table-cell>
          <table:table-cell table:formula="of:=ABJAD([.$A323];3;1)" office:value-type="float" office:value="14452" calcext:value-type="float">
            <text:p>14452</text:p>
          </table:table-cell>
        </table:table-row>
        <table:table-row table:style-name="ro1">
          <table:table-cell office:value-type="string" calcext:value-type="string">
            <text:p>BUĞRUL</text:p>
          </table:table-cell>
          <table:table-cell table:formula="of:=NUMEROLOG([.$A324];&quot;modern&quot;;&quot;tam&quot;)" office:value-type="float" office:value="27" calcext:value-type="float">
            <text:p>27</text:p>
          </table:table-cell>
          <table:table-cell table:formula="of:=NUMEROLOG([.$A324];&quot;TR&quot;;&quot;tam&quot;)" office:value-type="float" office:value="97" calcext:value-type="float">
            <text:p>97</text:p>
          </table:table-cell>
          <table:table-cell table:formula="of:=ABJAD([.$A324];0;1)" office:value-type="float" office:value="20" calcext:value-type="float">
            <text:p>20</text:p>
          </table:table-cell>
          <table:table-cell table:formula="of:=ABJAD([.$A324];1;1)" office:value-type="float" office:value="1460" calcext:value-type="float">
            <text:p>1460</text:p>
          </table:table-cell>
          <table:table-cell table:formula="of:=ABJAD([.$A324];2;1)" office:value-type="float" office:value="5280" calcext:value-type="float">
            <text:p>5280</text:p>
          </table:table-cell>
          <table:table-cell table:formula="of:=ABJAD([.$A324];3;1)" office:value-type="float" office:value="10572" calcext:value-type="float">
            <text:p>10572</text:p>
          </table:table-cell>
        </table:table-row>
        <table:table-row table:style-name="ro1">
          <table:table-cell office:value-type="string" calcext:value-type="string">
            <text:p>BÜKÜLMEZ</text:p>
          </table:table-cell>
          <table:table-cell table:formula="of:=NUMEROLOG([.$A325];&quot;modern&quot;;&quot;tam&quot;)" office:value-type="float" office:value="30" calcext:value-type="float">
            <text:p>30</text:p>
          </table:table-cell>
          <table:table-cell table:formula="of:=NUMEROLOG([.$A325];&quot;TR&quot;;&quot;tam&quot;)" office:value-type="float" office:value="134" calcext:value-type="float">
            <text:p>134</text:p>
          </table:table-cell>
          <table:table-cell table:formula="of:=ABJAD([.$A325];0;1)" office:value-type="float" office:value="25" calcext:value-type="float">
            <text:p>25</text:p>
          </table:table-cell>
          <table:table-cell table:formula="of:=ABJAD([.$A325];1;1)" office:value-type="float" office:value="2557" calcext:value-type="float">
            <text:p>2557</text:p>
          </table:table-cell>
          <table:table-cell table:formula="of:=ABJAD([.$A325];2;1)" office:value-type="float" office:value="3987" calcext:value-type="float">
            <text:p>3987</text:p>
          </table:table-cell>
          <table:table-cell table:formula="of:=ABJAD([.$A325];3;1)" office:value-type="float" office:value="9073" calcext:value-type="float">
            <text:p>9073</text:p>
          </table:table-cell>
        </table:table-row>
        <table:table-row table:style-name="ro1">
          <table:table-cell office:value-type="string" calcext:value-type="string">
            <text:p>BÜKÜM</text:p>
          </table:table-cell>
          <table:table-cell table:formula="of:=NUMEROLOG([.$A326];&quot;modern&quot;;&quot;tam&quot;)" office:value-type="float" office:value="14" calcext:value-type="float">
            <text:p>14</text:p>
          </table:table-cell>
          <table:table-cell table:formula="of:=NUMEROLOG([.$A326];&quot;TR&quot;;&quot;tam&quot;)" office:value-type="float" office:value="84" calcext:value-type="float">
            <text:p>84</text:p>
          </table:table-cell>
          <table:table-cell table:formula="of:=ABJAD([.$A326];0;1)" office:value-type="float" office:value="14" calcext:value-type="float">
            <text:p>14</text:p>
          </table:table-cell>
          <table:table-cell table:formula="of:=ABJAD([.$A326];1;1)" office:value-type="float" office:value="1502" calcext:value-type="float">
            <text:p>1502</text:p>
          </table:table-cell>
          <table:table-cell table:formula="of:=ABJAD([.$A326];2;1)" office:value-type="float" office:value="2917" calcext:value-type="float">
            <text:p>2917</text:p>
          </table:table-cell>
          <table:table-cell table:formula="of:=ABJAD([.$A326];3;1)" office:value-type="float" office:value="8449" calcext:value-type="float">
            <text:p>8449</text:p>
          </table:table-cell>
        </table:table-row>
        <table:table-row table:style-name="ro1">
          <table:table-cell office:value-type="string" calcext:value-type="string">
            <text:p>BULAKÇI</text:p>
          </table:table-cell>
          <table:table-cell table:formula="of:=NUMEROLOG([.$A327];&quot;modern&quot;;&quot;tam&quot;)" office:value-type="float" office:value="23" calcext:value-type="float">
            <text:p>23</text:p>
          </table:table-cell>
          <table:table-cell table:formula="of:=NUMEROLOG([.$A327];&quot;TR&quot;;&quot;tam&quot;)" office:value-type="float" office:value="72" calcext:value-type="float">
            <text:p>72</text:p>
          </table:table-cell>
          <table:table-cell table:formula="of:=ABJAD([.$A327];0;1)" office:value-type="float" office:value="22" calcext:value-type="float">
            <text:p>22</text:p>
          </table:table-cell>
          <table:table-cell table:formula="of:=ABJAD([.$A327];1;1)" office:value-type="float" office:value="706" calcext:value-type="float">
            <text:p>706</text:p>
          </table:table-cell>
          <table:table-cell table:formula="of:=ABJAD([.$A327];2;1)" office:value-type="float" office:value="1337" calcext:value-type="float">
            <text:p>1337</text:p>
          </table:table-cell>
          <table:table-cell table:formula="of:=ABJAD([.$A327];3;1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BÜLBÜL</text:p>
          </table:table-cell>
          <table:table-cell table:formula="of:=NUMEROLOG([.$A328];&quot;modern&quot;;&quot;tam&quot;)" office:value-type="float" office:value="16" calcext:value-type="float">
            <text:p>16</text:p>
          </table:table-cell>
          <table:table-cell table:formula="of:=NUMEROLOG([.$A328];&quot;TR&quot;;&quot;tam&quot;)" office:value-type="float" office:value="86" calcext:value-type="float">
            <text:p>86</text:p>
          </table:table-cell>
          <table:table-cell table:formula="of:=ABJAD([.$A328];0;1)" office:value-type="float" office:value="16" calcext:value-type="float">
            <text:p>16</text:p>
          </table:table-cell>
          <table:table-cell table:formula="of:=ABJAD([.$A328];1;1)" office:value-type="float" office:value="1504" calcext:value-type="float">
            <text:p>1504</text:p>
          </table:table-cell>
          <table:table-cell table:formula="of:=ABJAD([.$A328];2;1)" office:value-type="float" office:value="2924" calcext:value-type="float">
            <text:p>2924</text:p>
          </table:table-cell>
          <table:table-cell table:formula="of:=ABJAD([.$A328];3;1)" office:value-type="float" office:value="7468" calcext:value-type="float">
            <text:p>7468</text:p>
          </table:table-cell>
        </table:table-row>
        <table:table-row table:style-name="ro1">
          <table:table-cell office:value-type="string" calcext:value-type="string">
            <text:p>BULUÇ</text:p>
          </table:table-cell>
          <table:table-cell table:formula="of:=NUMEROLOG([.$A329];&quot;modern&quot;;&quot;tam&quot;)" office:value-type="float" office:value="14" calcext:value-type="float">
            <text:p>14</text:p>
          </table:table-cell>
          <table:table-cell table:formula="of:=NUMEROLOG([.$A329];&quot;TR&quot;;&quot;tam&quot;)" office:value-type="float" office:value="71" calcext:value-type="float">
            <text:p>71</text:p>
          </table:table-cell>
          <table:table-cell table:formula="of:=ABJAD([.$A329];0;1)" office:value-type="float" office:value="7" calcext:value-type="float">
            <text:p>7</text:p>
          </table:table-cell>
          <table:table-cell table:formula="of:=ABJAD([.$A329];1;1)" office:value-type="float" office:value="1255" calcext:value-type="float">
            <text:p>1255</text:p>
          </table:table-cell>
          <table:table-cell table:formula="of:=ABJAD([.$A329];2;1)" office:value-type="float" office:value="2470" calcext:value-type="float">
            <text:p>2470</text:p>
          </table:table-cell>
          <table:table-cell table:formula="of:=ABJAD([.$A329];3;1)" office:value-type="float" office:value="7230" calcext:value-type="float">
            <text:p>7230</text:p>
          </table:table-cell>
        </table:table-row>
        <table:table-row table:style-name="ro1">
          <table:table-cell office:value-type="string" calcext:value-type="string">
            <text:p>BULUR</text:p>
          </table:table-cell>
          <table:table-cell table:formula="of:=NUMEROLOG([.$A330];&quot;modern&quot;;&quot;tam&quot;)" office:value-type="float" office:value="20" calcext:value-type="float">
            <text:p>20</text:p>
          </table:table-cell>
          <table:table-cell table:formula="of:=NUMEROLOG([.$A330];&quot;TR&quot;;&quot;tam&quot;)" office:value-type="float" office:value="88" calcext:value-type="float">
            <text:p>88</text:p>
          </table:table-cell>
          <table:table-cell table:formula="of:=ABJAD([.$A330];0;1)" office:value-type="float" office:value="12" calcext:value-type="float">
            <text:p>12</text:p>
          </table:table-cell>
          <table:table-cell table:formula="of:=ABJAD([.$A330];1;1)" office:value-type="float" office:value="1452" calcext:value-type="float">
            <text:p>1452</text:p>
          </table:table-cell>
          <table:table-cell table:formula="of:=ABJAD([.$A330];2;1)" office:value-type="float" office:value="2667" calcext:value-type="float">
            <text:p>2667</text:p>
          </table:table-cell>
          <table:table-cell table:formula="of:=ABJAD([.$A330];3;1)" office:value-type="float" office:value="9207" calcext:value-type="float">
            <text:p>9207</text:p>
          </table:table-cell>
        </table:table-row>
        <table:table-row table:style-name="ro1">
          <table:table-cell office:value-type="string" calcext:value-type="string">
            <text:p>BULUT</text:p>
          </table:table-cell>
          <table:table-cell table:formula="of:=NUMEROLOG([.$A331];&quot;modern&quot;;&quot;tam&quot;)" office:value-type="float" office:value="13" calcext:value-type="float">
            <text:p>13</text:p>
          </table:table-cell>
          <table:table-cell table:formula="of:=NUMEROLOG([.$A331];&quot;TR&quot;;&quot;tam&quot;)" office:value-type="float" office:value="91" calcext:value-type="float">
            <text:p>91</text:p>
          </table:table-cell>
          <table:table-cell table:formula="of:=ABJAD([.$A331];0;1)" office:value-type="float" office:value="12" calcext:value-type="float">
            <text:p>12</text:p>
          </table:table-cell>
          <table:table-cell table:formula="of:=ABJAD([.$A331];1;1)" office:value-type="float" office:value="1752" calcext:value-type="float">
            <text:p>1752</text:p>
          </table:table-cell>
          <table:table-cell table:formula="of:=ABJAD([.$A331];2;1)" office:value-type="float" office:value="2967" calcext:value-type="float">
            <text:p>2967</text:p>
          </table:table-cell>
          <table:table-cell table:formula="of:=ABJAD([.$A331];3;1)" office:value-type="float" office:value="9534" calcext:value-type="float">
            <text:p>9534</text:p>
          </table:table-cell>
        </table:table-row>
        <table:table-row table:style-name="ro1">
          <table:table-cell office:value-type="string" calcext:value-type="string">
            <text:p>BURAK</text:p>
          </table:table-cell>
          <table:table-cell table:formula="of:=NUMEROLOG([.$A332];&quot;modern&quot;;&quot;tam&quot;)" office:value-type="float" office:value="17" calcext:value-type="float">
            <text:p>17</text:p>
          </table:table-cell>
          <table:table-cell table:formula="of:=NUMEROLOG([.$A332];&quot;TR&quot;;&quot;tam&quot;)" office:value-type="float" office:value="63" calcext:value-type="float">
            <text:p>63</text:p>
          </table:table-cell>
          <table:table-cell table:formula="of:=ABJAD([.$A332];0;1)" office:value-type="float" office:value="15" calcext:value-type="float">
            <text:p>15</text:p>
          </table:table-cell>
          <table:table-cell table:formula="of:=ABJAD([.$A332];1;1)" office:value-type="float" office:value="843" calcext:value-type="float">
            <text:p>843</text:p>
          </table:table-cell>
          <table:table-cell table:formula="of:=ABJAD([.$A332];2;1)" office:value-type="float" office:value="1459" calcext:value-type="float">
            <text:p>1459</text:p>
          </table:table-cell>
          <table:table-cell table:formula="of:=ABJAD([.$A332];3;1)" office:value-type="float" office:value="6433" calcext:value-type="float">
            <text:p>6433</text:p>
          </table:table-cell>
        </table:table-row>
        <table:table-row table:style-name="ro1">
          <table:table-cell office:value-type="string" calcext:value-type="string">
            <text:p>BÜRKÜK</text:p>
          </table:table-cell>
          <table:table-cell table:formula="of:=NUMEROLOG([.$A333];&quot;modern&quot;;&quot;tam&quot;)" office:value-type="float" office:value="21" calcext:value-type="float">
            <text:p>21</text:p>
          </table:table-cell>
          <table:table-cell table:formula="of:=NUMEROLOG([.$A333];&quot;TR&quot;;&quot;tam&quot;)" office:value-type="float" office:value="103" calcext:value-type="float">
            <text:p>103</text:p>
          </table:table-cell>
          <table:table-cell table:formula="of:=ABJAD([.$A333];0;1)" office:value-type="float" office:value="26" calcext:value-type="float">
            <text:p>26</text:p>
          </table:table-cell>
          <table:table-cell table:formula="of:=ABJAD([.$A333];1;1)" office:value-type="float" office:value="1682" calcext:value-type="float">
            <text:p>1682</text:p>
          </table:table-cell>
          <table:table-cell table:formula="of:=ABJAD([.$A333];2;1)" office:value-type="float" office:value="3102" calcext:value-type="float">
            <text:p>3102</text:p>
          </table:table-cell>
          <table:table-cell table:formula="of:=ABJAD([.$A333];3;1)" office:value-type="float" office:value="10398" calcext:value-type="float">
            <text:p>10398</text:p>
          </table:table-cell>
        </table:table-row>
        <table:table-row table:style-name="ro1">
          <table:table-cell office:value-type="string" calcext:value-type="string">
            <text:p>BURULDAY</text:p>
          </table:table-cell>
          <table:table-cell table:formula="of:=NUMEROLOG([.$A334];&quot;modern&quot;;&quot;tam&quot;)" office:value-type="float" office:value="32" calcext:value-type="float">
            <text:p>32</text:p>
          </table:table-cell>
          <table:table-cell table:formula="of:=NUMEROLOG([.$A334];&quot;TR&quot;;&quot;tam&quot;)" office:value-type="float" office:value="122" calcext:value-type="float">
            <text:p>122</text:p>
          </table:table-cell>
          <table:table-cell table:formula="of:=ABJAD([.$A334];0;1)" office:value-type="float" office:value="17" calcext:value-type="float">
            <text:p>17</text:p>
          </table:table-cell>
          <table:table-cell table:formula="of:=ABJAD([.$A334];1;1)" office:value-type="float" office:value="2357" calcext:value-type="float">
            <text:p>2357</text:p>
          </table:table-cell>
          <table:table-cell table:formula="of:=ABJAD([.$A334];2;1)" office:value-type="float" office:value="3583" calcext:value-type="float">
            <text:p>3583</text:p>
          </table:table-cell>
          <table:table-cell table:formula="of:=ABJAD([.$A334];3;1)" office:value-type="float" office:value="14547" calcext:value-type="float">
            <text:p>14547</text:p>
          </table:table-cell>
        </table:table-row>
        <table:table-row table:style-name="ro1">
          <table:table-cell office:value-type="string" calcext:value-type="string">
            <text:p>BÜYÜK</text:p>
          </table:table-cell>
          <table:table-cell table:formula="of:=NUMEROLOG([.$A335];&quot;modern&quot;;&quot;tam&quot;)" office:value-type="float" office:value="17" calcext:value-type="float">
            <text:p>17</text:p>
          </table:table-cell>
          <table:table-cell table:formula="of:=NUMEROLOG([.$A335];&quot;TR&quot;;&quot;tam&quot;)" office:value-type="float" office:value="96" calcext:value-type="float">
            <text:p>96</text:p>
          </table:table-cell>
          <table:table-cell table:formula="of:=ABJAD([.$A335];0;1)" office:value-type="float" office:value="14" calcext:value-type="float">
            <text:p>14</text:p>
          </table:table-cell>
          <table:table-cell table:formula="of:=ABJAD([.$A335];1;1)" office:value-type="float" office:value="2342" calcext:value-type="float">
            <text:p>2342</text:p>
          </table:table-cell>
          <table:table-cell table:formula="of:=ABJAD([.$A335];2;1)" office:value-type="float" office:value="3757" calcext:value-type="float">
            <text:p>3757</text:p>
          </table:table-cell>
          <table:table-cell table:formula="of:=ABJAD([.$A335];3;1)" office:value-type="float" office:value="11752" calcext:value-type="float">
            <text:p>11752</text:p>
          </table:table-cell>
        </table:table-row>
        <table:table-row table:style-name="ro1">
          <table:table-cell office:value-type="string" calcext:value-type="string">
            <text:p>BÜYÜKBULUT</text:p>
          </table:table-cell>
          <table:table-cell table:formula="of:=NUMEROLOG([.$A336];&quot;modern&quot;;&quot;tam&quot;)" office:value-type="float" office:value="30" calcext:value-type="float">
            <text:p>30</text:p>
          </table:table-cell>
          <table:table-cell table:formula="of:=NUMEROLOG([.$A336];&quot;TR&quot;;&quot;tam&quot;)" office:value-type="float" office:value="187" calcext:value-type="float">
            <text:p>187</text:p>
          </table:table-cell>
          <table:table-cell table:formula="of:=ABJAD([.$A336];0;1)" office:value-type="float" office:value="26" calcext:value-type="float">
            <text:p>26</text:p>
          </table:table-cell>
          <table:table-cell table:formula="of:=ABJAD([.$A336];1;1)" office:value-type="float" office:value="4094" calcext:value-type="float">
            <text:p>4094</text:p>
          </table:table-cell>
          <table:table-cell table:formula="of:=ABJAD([.$A336];2;1)" office:value-type="float" office:value="6724" calcext:value-type="float">
            <text:p>6724</text:p>
          </table:table-cell>
          <table:table-cell table:formula="of:=ABJAD([.$A336];3;1)" office:value-type="float" office:value="21286" calcext:value-type="float">
            <text:p>21286</text:p>
          </table:table-cell>
        </table:table-row>
        <table:table-row table:style-name="ro1">
          <table:table-cell office:value-type="string" calcext:value-type="string">
            <text:p>BÜYÜKCAM</text:p>
          </table:table-cell>
          <table:table-cell table:formula="of:=NUMEROLOG([.$A337];&quot;modern&quot;;&quot;tam&quot;)" office:value-type="float" office:value="25" calcext:value-type="float">
            <text:p>25</text:p>
          </table:table-cell>
          <table:table-cell table:formula="of:=NUMEROLOG([.$A337];&quot;TR&quot;;&quot;tam&quot;)" office:value-type="float" office:value="116" calcext:value-type="float">
            <text:p>116</text:p>
          </table:table-cell>
          <table:table-cell table:formula="of:=ABJAD([.$A337];0;1)" office:value-type="float" office:value="18" calcext:value-type="float">
            <text:p>18</text:p>
          </table:table-cell>
          <table:table-cell table:formula="of:=ABJAD([.$A337];1;1)" office:value-type="float" office:value="2406" calcext:value-type="float">
            <text:p>2406</text:p>
          </table:table-cell>
          <table:table-cell table:formula="of:=ABJAD([.$A337];2;1)" office:value-type="float" office:value="3832" calcext:value-type="float">
            <text:p>3832</text:p>
          </table:table-cell>
          <table:table-cell table:formula="of:=ABJAD([.$A337];3;1)" office:value-type="float" office:value="13698" calcext:value-type="float">
            <text:p>13698</text:p>
          </table:table-cell>
        </table:table-row>
        <table:table-row table:style-name="ro1">
          <table:table-cell office:value-type="string" calcext:value-type="string">
            <text:p>BÜYÜKCERAN</text:p>
          </table:table-cell>
          <table:table-cell table:formula="of:=NUMEROLOG([.$A338];&quot;modern&quot;;&quot;tam&quot;)" office:value-type="float" office:value="40" calcext:value-type="float">
            <text:p>40</text:p>
          </table:table-cell>
          <table:table-cell table:formula="of:=NUMEROLOG([.$A338];&quot;TR&quot;;&quot;tam&quot;)" office:value-type="float" office:value="144" calcext:value-type="float">
            <text:p>144</text:p>
          </table:table-cell>
          <table:table-cell table:formula="of:=ABJAD([.$A338];0;1)" office:value-type="float" office:value="41" calcext:value-type="float">
            <text:p>41</text:p>
          </table:table-cell>
          <table:table-cell table:formula="of:=ABJAD([.$A338];1;1)" office:value-type="float" office:value="2621" calcext:value-type="float">
            <text:p>2621</text:p>
          </table:table-cell>
          <table:table-cell table:formula="of:=ABJAD([.$A338];2;1)" office:value-type="float" office:value="4057" calcext:value-type="float">
            <text:p>4057</text:p>
          </table:table-cell>
          <table:table-cell table:formula="of:=ABJAD([.$A338];3;1)" office:value-type="float" office:value="17649" calcext:value-type="float">
            <text:p>17649</text:p>
          </table:table-cell>
        </table:table-row>
        <table:table-row table:style-name="ro1">
          <table:table-cell office:value-type="string" calcext:value-type="string">
            <text:p>BÜYÜKDOĞAN</text:p>
          </table:table-cell>
          <table:table-cell table:formula="of:=NUMEROLOG([.$A339];&quot;modern&quot;;&quot;tam&quot;)" office:value-type="float" office:value="40" calcext:value-type="float">
            <text:p>40</text:p>
          </table:table-cell>
          <table:table-cell table:formula="of:=NUMEROLOG([.$A339];&quot;TR&quot;;&quot;tam&quot;)" office:value-type="float" office:value="146" calcext:value-type="float">
            <text:p>146</text:p>
          </table:table-cell>
          <table:table-cell table:formula="of:=ABJAD([.$A339];0;1)" office:value-type="float" office:value="45" calcext:value-type="float">
            <text:p>45</text:p>
          </table:table-cell>
          <table:table-cell table:formula="of:=ABJAD([.$A339];1;1)" office:value-type="float" office:value="2505" calcext:value-type="float">
            <text:p>2505</text:p>
          </table:table-cell>
          <table:table-cell table:formula="of:=ABJAD([.$A339];2;1)" office:value-type="float" office:value="6616" calcext:value-type="float">
            <text:p>6616</text:p>
          </table:table-cell>
          <table:table-cell table:formula="of:=ABJAD([.$A339];3;1)" office:value-type="float" office:value="16738" calcext:value-type="float">
            <text:p>16738</text:p>
          </table:table-cell>
        </table:table-row>
        <table:table-row table:style-name="ro1">
          <table:table-cell office:value-type="string" calcext:value-type="string">
            <text:p>BÜYÜKKAL</text:p>
          </table:table-cell>
          <table:table-cell table:formula="of:=NUMEROLOG([.$A340];&quot;modern&quot;;&quot;tam&quot;)" office:value-type="float" office:value="23" calcext:value-type="float">
            <text:p>23</text:p>
          </table:table-cell>
          <table:table-cell table:formula="of:=NUMEROLOG([.$A340];&quot;TR&quot;;&quot;tam&quot;)" office:value-type="float" office:value="126" calcext:value-type="float">
            <text:p>126</text:p>
          </table:table-cell>
          <table:table-cell table:formula="of:=ABJAD([.$A340];0;1)" office:value-type="float" office:value="21" calcext:value-type="float">
            <text:p>21</text:p>
          </table:table-cell>
          <table:table-cell table:formula="of:=ABJAD([.$A340];1;1)" office:value-type="float" office:value="2433" calcext:value-type="float">
            <text:p>2433</text:p>
          </table:table-cell>
          <table:table-cell table:formula="of:=ABJAD([.$A340];2;1)" office:value-type="float" office:value="3859" calcext:value-type="float">
            <text:p>3859</text:p>
          </table:table-cell>
          <table:table-cell table:formula="of:=ABJAD([.$A340];3;1)" office:value-type="float" office:value="12389" calcext:value-type="float">
            <text:p>12389</text:p>
          </table:table-cell>
        </table:table-row>
        <table:table-row table:style-name="ro1">
          <table:table-cell office:value-type="string" calcext:value-type="string">
            <text:p>BÜYÜKKALAYCI</text:p>
          </table:table-cell>
          <table:table-cell table:formula="of:=NUMEROLOG([.$A341];&quot;modern&quot;;&quot;tam&quot;)" office:value-type="float" office:value="43" calcext:value-type="float">
            <text:p>43</text:p>
          </table:table-cell>
          <table:table-cell table:formula="of:=NUMEROLOG([.$A341];&quot;TR&quot;;&quot;tam&quot;)" office:value-type="float" office:value="169" calcext:value-type="float">
            <text:p>169</text:p>
          </table:table-cell>
          <table:table-cell table:formula="of:=ABJAD([.$A341];0;1)" office:value-type="float" office:value="35" calcext:value-type="float">
            <text:p>35</text:p>
          </table:table-cell>
          <table:table-cell table:formula="of:=ABJAD([.$A341];1;1)" office:value-type="float" office:value="3347" calcext:value-type="float">
            <text:p>3347</text:p>
          </table:table-cell>
          <table:table-cell table:formula="of:=ABJAD([.$A341];2;1)" office:value-type="float" office:value="4794" calcext:value-type="float">
            <text:p>4794</text:p>
          </table:table-cell>
          <table:table-cell table:formula="of:=ABJAD([.$A341];3;1)" office:value-type="float" office:value="17788" calcext:value-type="float">
            <text:p>17788</text:p>
          </table:table-cell>
        </table:table-row>
        <table:table-row table:style-name="ro1">
          <table:table-cell office:value-type="string" calcext:value-type="string">
            <text:p>BÜYÜKPASTIRMACI</text:p>
          </table:table-cell>
          <table:table-cell table:formula="of:=NUMEROLOG([.$A342];&quot;modern&quot;;&quot;tam&quot;)" office:value-type="float" office:value="63" calcext:value-type="float">
            <text:p>63</text:p>
          </table:table-cell>
          <table:table-cell table:formula="of:=NUMEROLOG([.$A342];&quot;TR&quot;;&quot;tam&quot;)" office:value-type="float" office:value="226" calcext:value-type="float">
            <text:p>226</text:p>
          </table:table-cell>
          <table:table-cell table:formula="of:=ABJAD([.$A342];0;1)" office:value-type="float" office:value="59" calcext:value-type="float">
            <text:p>59</text:p>
          </table:table-cell>
          <table:table-cell table:formula="of:=ABJAD([.$A342];1;1)" office:value-type="float" office:value="3527" calcext:value-type="float">
            <text:p>3527</text:p>
          </table:table-cell>
          <table:table-cell table:formula="of:=ABJAD([.$A342];2;1)" office:value-type="float" office:value="4994" calcext:value-type="float">
            <text:p>4994</text:p>
          </table:table-cell>
          <table:table-cell table:formula="of:=ABJAD([.$A342];3;1)" office:value-type="float" office:value="25810" calcext:value-type="float">
            <text:p>25810</text:p>
          </table:table-cell>
        </table:table-row>
        <table:table-row table:style-name="ro1">
          <table:table-cell office:value-type="string" calcext:value-type="string">
            <text:p>BÜYÜKTAŞ</text:p>
          </table:table-cell>
          <table:table-cell table:formula="of:=NUMEROLOG([.$A343];&quot;modern&quot;;&quot;tam&quot;)" office:value-type="float" office:value="21" calcext:value-type="float">
            <text:p>21</text:p>
          </table:table-cell>
          <table:table-cell table:formula="of:=NUMEROLOG([.$A343];&quot;TR&quot;;&quot;tam&quot;)" office:value-type="float" office:value="144" calcext:value-type="float">
            <text:p>144</text:p>
          </table:table-cell>
          <table:table-cell table:formula="of:=ABJAD([.$A343];0;1)" office:value-type="float" office:value="27" calcext:value-type="float">
            <text:p>27</text:p>
          </table:table-cell>
          <table:table-cell table:formula="of:=ABJAD([.$A343];1;1)" office:value-type="float" office:value="3243" calcext:value-type="float">
            <text:p>3243</text:p>
          </table:table-cell>
          <table:table-cell table:formula="of:=ABJAD([.$A343];2;1)" office:value-type="float" office:value="4669" calcext:value-type="float">
            <text:p>4669</text:p>
          </table:table-cell>
          <table:table-cell table:formula="of:=ABJAD([.$A343];3;1)" office:value-type="float" office:value="18375" calcext:value-type="float">
            <text:p>18375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table:formula="of:=NUMEROLOG([.$A344];&quot;modern&quot;;&quot;tam&quot;)" office:value-type="float" office:value="10" calcext:value-type="float">
            <text:p>10</text:p>
          </table:table-cell>
          <table:table-cell table:formula="of:=NUMEROLOG([.$A344];&quot;TR&quot;;&quot;tam&quot;)" office:value-type="float" office:value="11" calcext:value-type="float">
            <text:p>11</text:p>
          </table:table-cell>
          <table:table-cell table:formula="of:=ABJAD([.$A344];0;1)" office:value-type="float" office:value="10" calcext:value-type="float">
            <text:p>10</text:p>
          </table:table-cell>
          <table:table-cell table:formula="of:=ABJAD([.$A344];1;1)" office:value-type="float" office:value="10" calcext:value-type="float">
            <text:p>10</text:p>
          </table:table-cell>
          <table:table-cell table:formula="of:=ABJAD([.$A344];2;1)" office:value-type="float" office:value="21" calcext:value-type="float">
            <text:p>21</text:p>
          </table:table-cell>
          <table:table-cell table:formula="of:=ABJAD([.$A344];3;1)"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ÇAĞIL</text:p>
          </table:table-cell>
          <table:table-cell table:formula="of:=NUMEROLOG([.$A345];&quot;modern&quot;;&quot;tam&quot;)" office:value-type="float" office:value="23" calcext:value-type="float">
            <text:p>23</text:p>
          </table:table-cell>
          <table:table-cell table:formula="of:=NUMEROLOG([.$A345];&quot;TR&quot;;&quot;tam&quot;)" office:value-type="float" office:value="40" calcext:value-type="float">
            <text:p>40</text:p>
          </table:table-cell>
          <table:table-cell table:formula="of:=ABJAD([.$A345];0;1)" office:value-type="float" office:value="24" calcext:value-type="float">
            <text:p>24</text:p>
          </table:table-cell>
          <table:table-cell table:formula="of:=ABJAD([.$A345];1;1)" office:value-type="float" office:value="72" calcext:value-type="float">
            <text:p>72</text:p>
          </table:table-cell>
          <table:table-cell table:formula="of:=ABJAD([.$A345];2;1)" office:value-type="float" office:value="2698" calcext:value-type="float">
            <text:p>2698</text:p>
          </table:table-cell>
          <table:table-cell table:formula="of:=ABJAD([.$A345];3;1)"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ÇAĞLAR</text:p>
          </table:table-cell>
          <table:table-cell table:formula="of:=NUMEROLOG([.$A346];&quot;modern&quot;;&quot;tam&quot;)" office:value-type="float" office:value="24" calcext:value-type="float">
            <text:p>24</text:p>
          </table:table-cell>
          <table:table-cell table:formula="of:=NUMEROLOG([.$A346];&quot;TR&quot;;&quot;tam&quot;)" office:value-type="float" office:value="51" calcext:value-type="float">
            <text:p>51</text:p>
          </table:table-cell>
          <table:table-cell table:formula="of:=ABJAD([.$A346];0;1)" office:value-type="float" office:value="23" calcext:value-type="float">
            <text:p>23</text:p>
          </table:table-cell>
          <table:table-cell table:formula="of:=ABJAD([.$A346];1;1)" office:value-type="float" office:value="263" calcext:value-type="float">
            <text:p>263</text:p>
          </table:table-cell>
          <table:table-cell table:formula="of:=ABJAD([.$A346];2;1)" office:value-type="float" office:value="2885" calcext:value-type="float">
            <text:p>2885</text:p>
          </table:table-cell>
          <table:table-cell table:formula="of:=ABJAD([.$A346];3;1)" office:value-type="float" office:value="5317" calcext:value-type="float">
            <text:p>5317</text:p>
          </table:table-cell>
        </table:table-row>
        <table:table-row table:style-name="ro1">
          <table:table-cell office:value-type="string" calcext:value-type="string">
            <text:p>ÇAKIR</text:p>
          </table:table-cell>
          <table:table-cell table:formula="of:=NUMEROLOG([.$A347];&quot;modern&quot;;&quot;tam&quot;)" office:value-type="float" office:value="24" calcext:value-type="float">
            <text:p>24</text:p>
          </table:table-cell>
          <table:table-cell table:formula="of:=NUMEROLOG([.$A347];&quot;TR&quot;;&quot;tam&quot;)" office:value-type="float" office:value="51" calcext:value-type="float">
            <text:p>51</text:p>
          </table:table-cell>
          <table:table-cell table:formula="of:=ABJAD([.$A347];0;1)" office:value-type="float" office:value="26" calcext:value-type="float">
            <text:p>26</text:p>
          </table:table-cell>
          <table:table-cell table:formula="of:=ABJAD([.$A347];1;1)" office:value-type="float" office:value="254" calcext:value-type="float">
            <text:p>254</text:p>
          </table:table-cell>
          <table:table-cell table:formula="of:=ABJAD([.$A347];2;1)" office:value-type="float" office:value="280" calcext:value-type="float">
            <text:p>280</text:p>
          </table:table-cell>
          <table:table-cell table:formula="of:=ABJAD([.$A347];3;1)"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ÇAKMAK</text:p>
          </table:table-cell>
          <table:table-cell table:formula="of:=NUMEROLOG([.$A348];&quot;modern&quot;;&quot;tam&quot;)" office:value-type="float" office:value="13" calcext:value-type="float">
            <text:p>13</text:p>
          </table:table-cell>
          <table:table-cell table:formula="of:=NUMEROLOG([.$A348];&quot;TR&quot;;&quot;tam&quot;)" office:value-type="float" office:value="50" calcext:value-type="float">
            <text:p>50</text:p>
          </table:table-cell>
          <table:table-cell table:formula="of:=ABJAD([.$A348];0;1)" office:value-type="float" office:value="13" calcext:value-type="float">
            <text:p>13</text:p>
          </table:table-cell>
          <table:table-cell table:formula="of:=ABJAD([.$A348];1;1)" office:value-type="float" office:value="145" calcext:value-type="float">
            <text:p>145</text:p>
          </table:table-cell>
          <table:table-cell table:formula="of:=ABJAD([.$A348];2;1)" office:value-type="float" office:value="167" calcext:value-type="float">
            <text:p>167</text:p>
          </table:table-cell>
          <table:table-cell table:formula="of:=ABJAD([.$A348];3;1)"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ÇALIK</text:p>
          </table:table-cell>
          <table:table-cell table:formula="of:=NUMEROLOG([.$A349];&quot;modern&quot;;&quot;tam&quot;)" office:value-type="float" office:value="18" calcext:value-type="float">
            <text:p>18</text:p>
          </table:table-cell>
          <table:table-cell table:formula="of:=NUMEROLOG([.$A349];&quot;TR&quot;;&quot;tam&quot;)" office:value-type="float" office:value="45" calcext:value-type="float">
            <text:p>45</text:p>
          </table:table-cell>
          <table:table-cell table:formula="of:=ABJAD([.$A349];0;1)" office:value-type="float" office:value="20" calcext:value-type="float">
            <text:p>20</text:p>
          </table:table-cell>
          <table:table-cell table:formula="of:=ABJAD([.$A349];1;1)" office:value-type="float" office:value="104" calcext:value-type="float">
            <text:p>104</text:p>
          </table:table-cell>
          <table:table-cell table:formula="of:=ABJAD([.$A349];2;1)" office:value-type="float" office:value="130" calcext:value-type="float">
            <text:p>130</text:p>
          </table:table-cell>
          <table:table-cell table:formula="of:=ABJAD([.$A349];3;1)"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ÇALIŞKANTÜRK</text:p>
          </table:table-cell>
          <table:table-cell table:formula="of:=NUMEROLOG([.$A350];&quot;modern&quot;;&quot;tam&quot;)" office:value-type="float" office:value="41" calcext:value-type="float">
            <text:p>41</text:p>
          </table:table-cell>
          <table:table-cell table:formula="of:=NUMEROLOG([.$A350];&quot;TR&quot;;&quot;tam&quot;)" office:value-type="float" office:value="171" calcext:value-type="float">
            <text:p>171</text:p>
          </table:table-cell>
          <table:table-cell table:formula="of:=ABJAD([.$A350];0;1)" office:value-type="float" office:value="59" calcext:value-type="float">
            <text:p>59</text:p>
          </table:table-cell>
          <table:table-cell table:formula="of:=ABJAD([.$A350];1;1)" office:value-type="float" office:value="2015" calcext:value-type="float">
            <text:p>2015</text:p>
          </table:table-cell>
          <table:table-cell table:formula="of:=ABJAD([.$A350];2;1)" office:value-type="float" office:value="2767" calcext:value-type="float">
            <text:p>2767</text:p>
          </table:table-cell>
          <table:table-cell table:formula="of:=ABJAD([.$A350];3;1)" office:value-type="float" office:value="16497" calcext:value-type="float">
            <text:p>16497</text:p>
          </table:table-cell>
        </table:table-row>
        <table:table-row table:style-name="ro1">
          <table:table-cell office:value-type="string" calcext:value-type="string">
            <text:p>CAMCI</text:p>
          </table:table-cell>
          <table:table-cell table:formula="of:=NUMEROLOG([.$A351];&quot;modern&quot;;&quot;tam&quot;)" office:value-type="float" office:value="20" calcext:value-type="float">
            <text:p>20</text:p>
          </table:table-cell>
          <table:table-cell table:formula="of:=NUMEROLOG([.$A351];&quot;TR&quot;;&quot;tam&quot;)" office:value-type="float" office:value="34" calcext:value-type="float">
            <text:p>34</text:p>
          </table:table-cell>
          <table:table-cell table:formula="of:=ABJAD([.$A351];0;1)" office:value-type="float" office:value="17" calcext:value-type="float">
            <text:p>17</text:p>
          </table:table-cell>
          <table:table-cell table:formula="of:=ABJAD([.$A351];1;1)" office:value-type="float" office:value="77" calcext:value-type="float">
            <text:p>77</text:p>
          </table:table-cell>
          <table:table-cell table:formula="of:=ABJAD([.$A351];2;1)" office:value-type="float" office:value="103" calcext:value-type="float">
            <text:p>103</text:p>
          </table:table-cell>
          <table:table-cell table:formula="of:=ABJAD([.$A351];3;1)"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CAMGÖZ</text:p>
          </table:table-cell>
          <table:table-cell table:formula="of:=NUMEROLOG([.$A352];&quot;modern&quot;;&quot;tam&quot;)" office:value-type="float" office:value="29" calcext:value-type="float">
            <text:p>29</text:p>
          </table:table-cell>
          <table:table-cell table:formula="of:=NUMEROLOG([.$A352];&quot;TR&quot;;&quot;tam&quot;)" office:value-type="float" office:value="76" calcext:value-type="float">
            <text:p>76</text:p>
          </table:table-cell>
          <table:table-cell table:formula="of:=ABJAD([.$A352];0;1)" office:value-type="float" office:value="21" calcext:value-type="float">
            <text:p>21</text:p>
          </table:table-cell>
          <table:table-cell table:formula="of:=ABJAD([.$A352];1;1)" office:value-type="float" office:value="1161" calcext:value-type="float">
            <text:p>1161</text:p>
          </table:table-cell>
          <table:table-cell table:formula="of:=ABJAD([.$A352];2;1)" office:value-type="float" office:value="1272" calcext:value-type="float">
            <text:p>1272</text:p>
          </table:table-cell>
          <table:table-cell table:formula="of:=ABJAD([.$A352];3;1)"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ÇAMUR</text:p>
          </table:table-cell>
          <table:table-cell table:formula="of:=NUMEROLOG([.$A353];&quot;modern&quot;;&quot;tam&quot;)" office:value-type="float" office:value="20" calcext:value-type="float">
            <text:p>20</text:p>
          </table:table-cell>
          <table:table-cell table:formula="of:=NUMEROLOG([.$A353];&quot;TR&quot;;&quot;tam&quot;)" office:value-type="float" office:value="67" calcext:value-type="float">
            <text:p>67</text:p>
          </table:table-cell>
          <table:table-cell table:formula="of:=ABJAD([.$A353];0;1)" office:value-type="float" office:value="12" calcext:value-type="float">
            <text:p>12</text:p>
          </table:table-cell>
          <table:table-cell table:formula="of:=ABJAD([.$A353];1;1)" office:value-type="float" office:value="864" calcext:value-type="float">
            <text:p>864</text:p>
          </table:table-cell>
          <table:table-cell table:formula="of:=ABJAD([.$A353];2;1)" office:value-type="float" office:value="1480" calcext:value-type="float">
            <text:p>1480</text:p>
          </table:table-cell>
          <table:table-cell table:formula="of:=ABJAD([.$A353];3;1)" office:value-type="float" office:value="7787" calcext:value-type="float">
            <text:p>7787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formula="of:=NUMEROLOG([.$A354];&quot;modern&quot;;&quot;tam&quot;)" office:value-type="float" office:value="9" calcext:value-type="float">
            <text:p>9</text:p>
          </table:table-cell>
          <table:table-cell table:formula="of:=NUMEROLOG([.$A354];&quot;TR&quot;;&quot;tam&quot;)" office:value-type="float" office:value="21" calcext:value-type="float">
            <text:p>21</text:p>
          </table:table-cell>
          <table:table-cell table:formula="of:=ABJAD([.$A354];0;1)" office:value-type="float" office:value="14" calcext:value-type="float">
            <text:p>14</text:p>
          </table:table-cell>
          <table:table-cell table:formula="of:=ABJAD([.$A354];1;1)" office:value-type="float" office:value="74" calcext:value-type="float">
            <text:p>74</text:p>
          </table:table-cell>
          <table:table-cell table:formula="of:=ABJAD([.$A354];2;1)" office:value-type="float" office:value="85" calcext:value-type="float">
            <text:p>85</text:p>
          </table:table-cell>
          <table:table-cell table:formula="of:=ABJAD([.$A354];3;1)"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CAN BORAN</text:p>
          </table:table-cell>
          <table:table-cell table:formula="of:=NUMEROLOG([.$A355];&quot;modern&quot;;&quot;tam&quot;)" office:value-type="float" office:value="32" calcext:value-type="float">
            <text:p>32</text:p>
          </table:table-cell>
          <table:table-cell table:formula="of:=NUMEROLOG([.$A355];&quot;TR&quot;;&quot;tam&quot;)" office:value-type="float" office:value="80" calcext:value-type="float">
            <text:p>80</text:p>
          </table:table-cell>
          <table:table-cell table:formula="of:=ABJAD([.$A355];0;1)" office:value-type="float" office:value="43" calcext:value-type="float">
            <text:p>43</text:p>
          </table:table-cell>
          <table:table-cell table:formula="of:=ABJAD([.$A355];1;1)" office:value-type="float" office:value="427" calcext:value-type="float">
            <text:p>427</text:p>
          </table:table-cell>
          <table:table-cell table:formula="of:=ABJAD([.$A355];2;1)" office:value-type="float" office:value="534" calcext:value-type="float">
            <text:p>534</text:p>
          </table:table-cell>
          <table:table-cell table:formula="of:=ABJAD([.$A355];3;1)"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CANACANKATAN</text:p>
          </table:table-cell>
          <table:table-cell table:formula="of:=NUMEROLOG([.$A356];&quot;modern&quot;;&quot;tam&quot;)" office:value-type="float" office:value="30" calcext:value-type="float">
            <text:p>30</text:p>
          </table:table-cell>
          <table:table-cell table:formula="of:=NUMEROLOG([.$A356];&quot;TR&quot;;&quot;tam&quot;)" office:value-type="float" office:value="100" calcext:value-type="float">
            <text:p>100</text:p>
          </table:table-cell>
          <table:table-cell table:formula="of:=ABJAD([.$A356];0;1)" office:value-type="float" office:value="53" calcext:value-type="float">
            <text:p>53</text:p>
          </table:table-cell>
          <table:table-cell table:formula="of:=ABJAD([.$A356];1;1)" office:value-type="float" office:value="761" calcext:value-type="float">
            <text:p>761</text:p>
          </table:table-cell>
          <table:table-cell table:formula="of:=ABJAD([.$A356];2;1)" office:value-type="float" office:value="801" calcext:value-type="float">
            <text:p>801</text:p>
          </table:table-cell>
          <table:table-cell table:formula="of:=ABJAD([.$A356];3;1)" office:value-type="float" office:value="11468" calcext:value-type="float">
            <text:p>11468</text:p>
          </table:table-cell>
        </table:table-row>
        <table:table-row table:style-name="ro1">
          <table:table-cell office:value-type="string" calcext:value-type="string">
            <text:p>CANATAN</text:p>
          </table:table-cell>
          <table:table-cell table:formula="of:=NUMEROLOG([.$A357];&quot;modern&quot;;&quot;tam&quot;)" office:value-type="float" office:value="18" calcext:value-type="float">
            <text:p>18</text:p>
          </table:table-cell>
          <table:table-cell table:formula="of:=NUMEROLOG([.$A357];&quot;TR&quot;;&quot;tam&quot;)" office:value-type="float" office:value="64" calcext:value-type="float">
            <text:p>64</text:p>
          </table:table-cell>
          <table:table-cell table:formula="of:=ABJAD([.$A357];0;1)" office:value-type="float" office:value="34" calcext:value-type="float">
            <text:p>34</text:p>
          </table:table-cell>
          <table:table-cell table:formula="of:=ABJAD([.$A357];1;1)" office:value-type="float" office:value="646" calcext:value-type="float">
            <text:p>646</text:p>
          </table:table-cell>
          <table:table-cell table:formula="of:=ABJAD([.$A357];2;1)" office:value-type="float" office:value="669" calcext:value-type="float">
            <text:p>669</text:p>
          </table:table-cell>
          <table:table-cell table:formula="of:=ABJAD([.$A357];3;1)"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CANBAZ</text:p>
          </table:table-cell>
          <table:table-cell table:formula="of:=NUMEROLOG([.$A358];&quot;modern&quot;;&quot;tam&quot;)" office:value-type="float" office:value="20" calcext:value-type="float">
            <text:p>20</text:p>
          </table:table-cell>
          <table:table-cell table:formula="of:=NUMEROLOG([.$A358];&quot;TR&quot;;&quot;tam&quot;)" office:value-type="float" office:value="53" calcext:value-type="float">
            <text:p>53</text:p>
          </table:table-cell>
          <table:table-cell table:formula="of:=ABJAD([.$A358];0;1)" office:value-type="float" office:value="21" calcext:value-type="float">
            <text:p>21</text:p>
          </table:table-cell>
          <table:table-cell table:formula="of:=ABJAD([.$A358];1;1)" office:value-type="float" office:value="1077" calcext:value-type="float">
            <text:p>1077</text:p>
          </table:table-cell>
          <table:table-cell table:formula="of:=ABJAD([.$A358];2;1)" office:value-type="float" office:value="1099" calcext:value-type="float">
            <text:p>1099</text:p>
          </table:table-cell>
          <table:table-cell table:formula="of:=ABJAD([.$A358];3;1)"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CANBOLAT</text:p>
          </table:table-cell>
          <table:table-cell table:formula="of:=NUMEROLOG([.$A359];&quot;modern&quot;;&quot;tam&quot;)" office:value-type="float" office:value="23" calcext:value-type="float">
            <text:p>23</text:p>
          </table:table-cell>
          <table:table-cell table:formula="of:=NUMEROLOG([.$A359];&quot;TR&quot;;&quot;tam&quot;)" office:value-type="float" office:value="81" calcext:value-type="float">
            <text:p>81</text:p>
          </table:table-cell>
          <table:table-cell table:formula="of:=ABJAD([.$A359];0;1)" office:value-type="float" office:value="35" calcext:value-type="float">
            <text:p>35</text:p>
          </table:table-cell>
          <table:table-cell table:formula="of:=ABJAD([.$A359];1;1)" office:value-type="float" office:value="707" calcext:value-type="float">
            <text:p>707</text:p>
          </table:table-cell>
          <table:table-cell table:formula="of:=ABJAD([.$A359];2;1)" office:value-type="float" office:value="814" calcext:value-type="float">
            <text:p>814</text:p>
          </table:table-cell>
          <table:table-cell table:formula="of:=ABJAD([.$A359];3;1)" office:value-type="float" office:value="6964" calcext:value-type="float">
            <text:p>6964</text:p>
          </table:table-cell>
        </table:table-row>
        <table:table-row table:style-name="ro1">
          <table:table-cell office:value-type="string" calcext:value-type="string">
            <text:p>CANDAN</text:p>
          </table:table-cell>
          <table:table-cell table:formula="of:=NUMEROLOG([.$A360];&quot;modern&quot;;&quot;tam&quot;)" office:value-type="float" office:value="19" calcext:value-type="float">
            <text:p>19</text:p>
          </table:table-cell>
          <table:table-cell table:formula="of:=NUMEROLOG([.$A360];&quot;TR&quot;;&quot;tam&quot;)" office:value-type="float" office:value="44" calcext:value-type="float">
            <text:p>44</text:p>
          </table:table-cell>
          <table:table-cell table:formula="of:=ABJAD([.$A360];0;1)" office:value-type="float" office:value="29" calcext:value-type="float">
            <text:p>29</text:p>
          </table:table-cell>
          <table:table-cell table:formula="of:=ABJAD([.$A360];1;1)" office:value-type="float" office:value="149" calcext:value-type="float">
            <text:p>149</text:p>
          </table:table-cell>
          <table:table-cell table:formula="of:=ABJAD([.$A360];2;1)" office:value-type="float" office:value="171" calcext:value-type="float">
            <text:p>171</text:p>
          </table:table-cell>
          <table:table-cell table:formula="of:=ABJAD([.$A360];3;1)" office:value-type="float" office:value="5711" calcext:value-type="float">
            <text:p>5711</text:p>
          </table:table-cell>
        </table:table-row>
        <table:table-row table:style-name="ro1">
          <table:table-cell office:value-type="string" calcext:value-type="string">
            <text:p>CANDANER</text:p>
          </table:table-cell>
          <table:table-cell table:formula="of:=NUMEROLOG([.$A361];&quot;modern&quot;;&quot;tam&quot;)" office:value-type="float" office:value="33" calcext:value-type="float">
            <text:p>33</text:p>
          </table:table-cell>
          <table:table-cell table:formula="of:=NUMEROLOG([.$A361];&quot;TR&quot;;&quot;tam&quot;)" office:value-type="float" office:value="71" calcext:value-type="float">
            <text:p>71</text:p>
          </table:table-cell>
          <table:table-cell table:formula="of:=ABJAD([.$A361];0;1)" office:value-type="float" office:value="42" calcext:value-type="float">
            <text:p>42</text:p>
          </table:table-cell>
          <table:table-cell table:formula="of:=ABJAD([.$A361];1;1)" office:value-type="float" office:value="354" calcext:value-type="float">
            <text:p>354</text:p>
          </table:table-cell>
          <table:table-cell table:formula="of:=ABJAD([.$A361];2;1)" office:value-type="float" office:value="386" calcext:value-type="float">
            <text:p>386</text:p>
          </table:table-cell>
          <table:table-cell table:formula="of:=ABJAD([.$A361];3;1)" office:value-type="float" office:value="8798" calcext:value-type="float">
            <text:p>8798</text:p>
          </table:table-cell>
        </table:table-row>
        <table:table-row table:style-name="ro1">
          <table:table-cell office:value-type="string" calcext:value-type="string">
            <text:p>CANDEMİR</text:p>
          </table:table-cell>
          <table:table-cell table:formula="of:=NUMEROLOG([.$A362];&quot;modern&quot;;&quot;tam&quot;)" office:value-type="float" office:value="40" calcext:value-type="float">
            <text:p>40</text:p>
          </table:table-cell>
          <table:table-cell table:formula="of:=NUMEROLOG([.$A362];&quot;TR&quot;;&quot;tam&quot;)" office:value-type="float" office:value="81" calcext:value-type="float">
            <text:p>81</text:p>
          </table:table-cell>
          <table:table-cell table:formula="of:=ABJAD([.$A362];0;1)" office:value-type="float" office:value="39" calcext:value-type="float">
            <text:p>39</text:p>
          </table:table-cell>
          <table:table-cell table:formula="of:=ABJAD([.$A362];1;1)" office:value-type="float" office:value="363" calcext:value-type="float">
            <text:p>363</text:p>
          </table:table-cell>
          <table:table-cell table:formula="of:=ABJAD([.$A362];2;1)" office:value-type="float" office:value="414" calcext:value-type="float">
            <text:p>414</text:p>
          </table:table-cell>
          <table:table-cell table:formula="of:=ABJAD([.$A362];3;1)" office:value-type="float" office:value="8912" calcext:value-type="float">
            <text:p>8912</text:p>
          </table:table-cell>
        </table:table-row>
        <table:table-row table:style-name="ro1">
          <table:table-cell office:value-type="string" calcext:value-type="string">
            <text:p>ÇANGAL</text:p>
          </table:table-cell>
          <table:table-cell table:formula="of:=NUMEROLOG([.$A363];&quot;modern&quot;;&quot;tam&quot;)" office:value-type="float" office:value="20" calcext:value-type="float">
            <text:p>20</text:p>
          </table:table-cell>
          <table:table-cell table:formula="of:=NUMEROLOG([.$A363];&quot;TR&quot;;&quot;tam&quot;)" office:value-type="float" office:value="46" calcext:value-type="float">
            <text:p>46</text:p>
          </table:table-cell>
          <table:table-cell table:formula="of:=ABJAD([.$A363];0;1)" office:value-type="float" office:value="24" calcext:value-type="float">
            <text:p>24</text:p>
          </table:table-cell>
          <table:table-cell table:formula="of:=ABJAD([.$A363];1;1)" office:value-type="float" office:value="132" calcext:value-type="float">
            <text:p>132</text:p>
          </table:table-cell>
          <table:table-cell table:formula="of:=ABJAD([.$A363];2;1)" office:value-type="float" office:value="154" calcext:value-type="float">
            <text:p>154</text:p>
          </table:table-cell>
          <table:table-cell table:formula="of:=ABJAD([.$A363];3;1)" office:value-type="float" office:value="4086" calcext:value-type="float">
            <text:p>4086</text:p>
          </table:table-cell>
        </table:table-row>
        <table:table-row table:style-name="ro1">
          <table:table-cell office:value-type="string" calcext:value-type="string">
            <text:p>CANİK</text:p>
          </table:table-cell>
          <table:table-cell table:formula="of:=NUMEROLOG([.$A364];&quot;modern&quot;;&quot;tam&quot;)" office:value-type="float" office:value="20" calcext:value-type="float">
            <text:p>20</text:p>
          </table:table-cell>
          <table:table-cell table:formula="of:=NUMEROLOG([.$A364];&quot;TR&quot;;&quot;tam&quot;)" office:value-type="float" office:value="47" calcext:value-type="float">
            <text:p>47</text:p>
          </table:table-cell>
          <table:table-cell table:formula="of:=ABJAD([.$A364];0;1)" office:value-type="float" office:value="26" calcext:value-type="float">
            <text:p>26</text:p>
          </table:table-cell>
          <table:table-cell table:formula="of:=ABJAD([.$A364];1;1)" office:value-type="float" office:value="134" calcext:value-type="float">
            <text:p>134</text:p>
          </table:table-cell>
          <table:table-cell table:formula="of:=ABJAD([.$A364];2;1)" office:value-type="float" office:value="170" calcext:value-type="float">
            <text:p>170</text:p>
          </table:table-cell>
          <table:table-cell table:formula="of:=ABJAD([.$A364];3;1)"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ÇANKAYA</text:p>
          </table:table-cell>
          <table:table-cell table:formula="of:=NUMEROLOG([.$A365];&quot;modern&quot;;&quot;tam&quot;)" office:value-type="float" office:value="20" calcext:value-type="float">
            <text:p>20</text:p>
          </table:table-cell>
          <table:table-cell table:formula="of:=NUMEROLOG([.$A365];&quot;TR&quot;;&quot;tam&quot;)" office:value-type="float" office:value="66" calcext:value-type="float">
            <text:p>66</text:p>
          </table:table-cell>
          <table:table-cell table:formula="of:=ABJAD([.$A365];0;1)" office:value-type="float" office:value="20" calcext:value-type="float">
            <text:p>20</text:p>
          </table:table-cell>
          <table:table-cell table:formula="of:=ABJAD([.$A365];1;1)" office:value-type="float" office:value="1016" calcext:value-type="float">
            <text:p>1016</text:p>
          </table:table-cell>
          <table:table-cell table:formula="of:=ABJAD([.$A365];2;1)" office:value-type="float" office:value="1039" calcext:value-type="float">
            <text:p>1039</text:p>
          </table:table-cell>
          <table:table-cell table:formula="of:=ABJAD([.$A365];3;1)"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CANPOLAT</text:p>
          </table:table-cell>
          <table:table-cell table:formula="of:=NUMEROLOG([.$A366];&quot;modern&quot;;&quot;tam&quot;)" office:value-type="float" office:value="28" calcext:value-type="float">
            <text:p>28</text:p>
          </table:table-cell>
          <table:table-cell table:formula="of:=NUMEROLOG([.$A366];&quot;TR&quot;;&quot;tam&quot;)" office:value-type="float" office:value="99" calcext:value-type="float">
            <text:p>99</text:p>
          </table:table-cell>
          <table:table-cell table:formula="of:=ABJAD([.$A366];0;1)" office:value-type="float" office:value="37" calcext:value-type="float">
            <text:p>37</text:p>
          </table:table-cell>
          <table:table-cell table:formula="of:=ABJAD([.$A366];1;1)" office:value-type="float" office:value="805" calcext:value-type="float">
            <text:p>805</text:p>
          </table:table-cell>
          <table:table-cell table:formula="of:=ABJAD([.$A366];2;1)" office:value-type="float" office:value="912" calcext:value-type="float">
            <text:p>912</text:p>
          </table:table-cell>
          <table:table-cell table:formula="of:=ABJAD([.$A366];3;1)" office:value-type="float" office:value="9484" calcext:value-type="float">
            <text:p>9484</text:p>
          </table:table-cell>
        </table:table-row>
        <table:table-row table:style-name="ro1">
          <table:table-cell office:value-type="string" calcext:value-type="string">
            <text:p>CANSEVER</text:p>
          </table:table-cell>
          <table:table-cell table:formula="of:=NUMEROLOG([.$A367];&quot;modern&quot;;&quot;tam&quot;)" office:value-type="float" office:value="33" calcext:value-type="float">
            <text:p>33</text:p>
          </table:table-cell>
          <table:table-cell table:formula="of:=NUMEROLOG([.$A367];&quot;TR&quot;;&quot;tam&quot;)" office:value-type="float" office:value="103" calcext:value-type="float">
            <text:p>103</text:p>
          </table:table-cell>
          <table:table-cell table:formula="of:=ABJAD([.$A367];0;1)" office:value-type="float" office:value="40" calcext:value-type="float">
            <text:p>40</text:p>
          </table:table-cell>
          <table:table-cell table:formula="of:=ABJAD([.$A367];1;1)" office:value-type="float" office:value="1384" calcext:value-type="float">
            <text:p>1384</text:p>
          </table:table-cell>
          <table:table-cell table:formula="of:=ABJAD([.$A367];2;1)" office:value-type="float" office:value="1420" calcext:value-type="float">
            <text:p>1420</text:p>
          </table:table-cell>
          <table:table-cell table:formula="of:=ABJAD([.$A367];3;1)" office:value-type="float" office:value="13572" calcext:value-type="float">
            <text:p>13572</text:p>
          </table:table-cell>
        </table:table-row>
        <table:table-row table:style-name="ro1">
          <table:table-cell office:value-type="string" calcext:value-type="string">
            <text:p>CANTAY</text:p>
          </table:table-cell>
          <table:table-cell table:formula="of:=NUMEROLOG([.$A368];&quot;modern&quot;;&quot;tam&quot;)" office:value-type="float" office:value="19" calcext:value-type="float">
            <text:p>19</text:p>
          </table:table-cell>
          <table:table-cell table:formula="of:=NUMEROLOG([.$A368];&quot;TR&quot;;&quot;tam&quot;)" office:value-type="float" office:value="74" calcext:value-type="float">
            <text:p>74</text:p>
          </table:table-cell>
          <table:table-cell table:formula="of:=ABJAD([.$A368];0;1)" office:value-type="float" office:value="23" calcext:value-type="float">
            <text:p>23</text:p>
          </table:table-cell>
          <table:table-cell table:formula="of:=ABJAD([.$A368];1;1)" office:value-type="float" office:value="1475" calcext:value-type="float">
            <text:p>1475</text:p>
          </table:table-cell>
          <table:table-cell table:formula="of:=ABJAD([.$A368];2;1)" office:value-type="float" office:value="1497" calcext:value-type="float">
            <text:p>1497</text:p>
          </table:table-cell>
          <table:table-cell table:formula="of:=ABJAD([.$A368];3;1)"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ÇANTAY</text:p>
          </table:table-cell>
          <table:table-cell table:formula="of:=NUMEROLOG([.$A369];&quot;modern&quot;;&quot;tam&quot;)" office:value-type="float" office:value="19" calcext:value-type="float">
            <text:p>19</text:p>
          </table:table-cell>
          <table:table-cell table:formula="of:=NUMEROLOG([.$A369];&quot;TR&quot;;&quot;tam&quot;)" office:value-type="float" office:value="75" calcext:value-type="float">
            <text:p>75</text:p>
          </table:table-cell>
          <table:table-cell table:formula="of:=ABJAD([.$A369];0;1)" office:value-type="float" office:value="23" calcext:value-type="float">
            <text:p>23</text:p>
          </table:table-cell>
          <table:table-cell table:formula="of:=ABJAD([.$A369];1;1)" office:value-type="float" office:value="1475" calcext:value-type="float">
            <text:p>1475</text:p>
          </table:table-cell>
          <table:table-cell table:formula="of:=ABJAD([.$A369];2;1)" office:value-type="float" office:value="1497" calcext:value-type="float">
            <text:p>1497</text:p>
          </table:table-cell>
          <table:table-cell table:formula="of:=ABJAD([.$A369];3;1)"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CANTÜRK</text:p>
          </table:table-cell>
          <table:table-cell table:formula="of:=NUMEROLOG([.$A370];&quot;modern&quot;;&quot;tam&quot;)" office:value-type="float" office:value="25" calcext:value-type="float">
            <text:p>25</text:p>
          </table:table-cell>
          <table:table-cell table:formula="of:=NUMEROLOG([.$A370];&quot;TR&quot;;&quot;tam&quot;)" office:value-type="float" office:value="106" calcext:value-type="float">
            <text:p>106</text:p>
          </table:table-cell>
          <table:table-cell table:formula="of:=ABJAD([.$A370];0;1)" office:value-type="float" office:value="38" calcext:value-type="float">
            <text:p>38</text:p>
          </table:table-cell>
          <table:table-cell table:formula="of:=ABJAD([.$A370];1;1)" office:value-type="float" office:value="1514" calcext:value-type="float">
            <text:p>1514</text:p>
          </table:table-cell>
          <table:table-cell table:formula="of:=ABJAD([.$A370];2;1)" office:value-type="float" office:value="2240" calcext:value-type="float">
            <text:p>2240</text:p>
          </table:table-cell>
          <table:table-cell table:formula="of:=ABJAD([.$A370];3;1)" office:value-type="float" office:value="12316" calcext:value-type="float">
            <text:p>12316</text:p>
          </table:table-cell>
        </table:table-row>
        <table:table-row table:style-name="ro1">
          <table:table-cell office:value-type="string" calcext:value-type="string">
            <text:p>ÇATAK</text:p>
          </table:table-cell>
          <table:table-cell table:formula="of:=NUMEROLOG([.$A371];&quot;modern&quot;;&quot;tam&quot;)" office:value-type="float" office:value="9" calcext:value-type="float">
            <text:p>9</text:p>
          </table:table-cell>
          <table:table-cell table:formula="of:=NUMEROLOG([.$A371];&quot;TR&quot;;&quot;tam&quot;)" office:value-type="float" office:value="44" calcext:value-type="float">
            <text:p>44</text:p>
          </table:table-cell>
          <table:table-cell table:formula="of:=ABJAD([.$A371];0;1)" office:value-type="float" office:value="17" calcext:value-type="float">
            <text:p>17</text:p>
          </table:table-cell>
          <table:table-cell table:formula="of:=ABJAD([.$A371];1;1)" office:value-type="float" office:value="545" calcext:value-type="float">
            <text:p>545</text:p>
          </table:table-cell>
          <table:table-cell table:formula="of:=ABJAD([.$A371];2;1)" office:value-type="float" office:value="562" calcext:value-type="float">
            <text:p>562</text:p>
          </table:table-cell>
          <table:table-cell table:formula="of:=ABJAD([.$A371];3;1)"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ÇATUK</text:p>
          </table:table-cell>
          <table:table-cell table:formula="of:=NUMEROLOG([.$A372];&quot;modern&quot;;&quot;tam&quot;)" office:value-type="float" office:value="11" calcext:value-type="float">
            <text:p>11</text:p>
          </table:table-cell>
          <table:table-cell table:formula="of:=NUMEROLOG([.$A372];&quot;TR&quot;;&quot;tam&quot;)" office:value-type="float" office:value="68" calcext:value-type="float">
            <text:p>68</text:p>
          </table:table-cell>
          <table:table-cell table:formula="of:=ABJAD([.$A372];0;1)" office:value-type="float" office:value="16" calcext:value-type="float">
            <text:p>16</text:p>
          </table:table-cell>
          <table:table-cell table:formula="of:=ABJAD([.$A372];1;1)" office:value-type="float" office:value="1144" calcext:value-type="float">
            <text:p>1144</text:p>
          </table:table-cell>
          <table:table-cell table:formula="of:=ABJAD([.$A372];2;1)" office:value-type="float" office:value="1760" calcext:value-type="float">
            <text:p>1760</text:p>
          </table:table-cell>
          <table:table-cell table:formula="of:=ABJAD([.$A372];3;1)" office:value-type="float" office:value="7383" calcext:value-type="float">
            <text:p>7383</text:p>
          </table:table-cell>
        </table:table-row>
        <table:table-row table:style-name="ro1">
          <table:table-cell office:value-type="string" calcext:value-type="string">
            <text:p>ÇAVDAR</text:p>
          </table:table-cell>
          <table:table-cell table:formula="of:=NUMEROLOG([.$A373];&quot;modern&quot;;&quot;tam&quot;)" office:value-type="float" office:value="22" calcext:value-type="float">
            <text:p>22</text:p>
          </table:table-cell>
          <table:table-cell table:formula="of:=NUMEROLOG([.$A373];&quot;TR&quot;;&quot;tam&quot;)" office:value-type="float" office:value="59" calcext:value-type="float">
            <text:p>59</text:p>
          </table:table-cell>
          <table:table-cell table:formula="of:=ABJAD([.$A373];0;1)" office:value-type="float" office:value="25" calcext:value-type="float">
            <text:p>25</text:p>
          </table:table-cell>
          <table:table-cell table:formula="of:=ABJAD([.$A373];1;1)" office:value-type="float" office:value="1009" calcext:value-type="float">
            <text:p>1009</text:p>
          </table:table-cell>
          <table:table-cell table:formula="of:=ABJAD([.$A373];2;1)" office:value-type="float" office:value="1031" calcext:value-type="float">
            <text:p>1031</text:p>
          </table:table-cell>
          <table:table-cell table:formula="of:=ABJAD([.$A373];3;1)" office:value-type="float" office:value="8586" calcext:value-type="float">
            <text:p>8586</text:p>
          </table:table-cell>
        </table:table-row>
        <table:table-row table:style-name="ro1">
          <table:table-cell office:value-type="string" calcext:value-type="string">
            <text:p>ÇAVLI</text:p>
          </table:table-cell>
          <table:table-cell table:formula="of:=NUMEROLOG([.$A374];&quot;modern&quot;;&quot;tam&quot;)" office:value-type="float" office:value="20" calcext:value-type="float">
            <text:p>20</text:p>
          </table:table-cell>
          <table:table-cell table:formula="of:=NUMEROLOG([.$A374];&quot;TR&quot;;&quot;tam&quot;)" office:value-type="float" office:value="58" calcext:value-type="float">
            <text:p>58</text:p>
          </table:table-cell>
          <table:table-cell table:formula="of:=ABJAD([.$A374];0;1)" office:value-type="float" office:value="24" calcext:value-type="float">
            <text:p>24</text:p>
          </table:table-cell>
          <table:table-cell table:formula="of:=ABJAD([.$A374];1;1)" office:value-type="float" office:value="864" calcext:value-type="float">
            <text:p>864</text:p>
          </table:table-cell>
          <table:table-cell table:formula="of:=ABJAD([.$A374];2;1)" office:value-type="float" office:value="890" calcext:value-type="float">
            <text:p>890</text:p>
          </table:table-cell>
          <table:table-cell table:formula="of:=ABJAD([.$A374];3;1)" office:value-type="float" office:value="5165" calcext:value-type="float">
            <text:p>5165</text:p>
          </table:table-cell>
        </table:table-row>
        <table:table-row table:style-name="ro1">
          <table:table-cell office:value-type="string" calcext:value-type="string">
            <text:p>ÇAY</text:p>
          </table:table-cell>
          <table:table-cell table:formula="of:=NUMEROLOG([.$A375];&quot;modern&quot;;&quot;tam&quot;)" office:value-type="float" office:value="11" calcext:value-type="float">
            <text:p>11</text:p>
          </table:table-cell>
          <table:table-cell table:formula="of:=NUMEROLOG([.$A375];&quot;TR&quot;;&quot;tam&quot;)" office:value-type="float" office:value="33" calcext:value-type="float">
            <text:p>33</text:p>
          </table:table-cell>
          <table:table-cell table:formula="of:=ABJAD([.$A375];0;1)" office:value-type="float" office:value="4" calcext:value-type="float">
            <text:p>4</text:p>
          </table:table-cell>
          <table:table-cell table:formula="of:=ABJAD([.$A375];1;1)" office:value-type="float" office:value="904" calcext:value-type="float">
            <text:p>904</text:p>
          </table:table-cell>
          <table:table-cell table:formula="of:=ABJAD([.$A375];2;1)" office:value-type="float" office:value="915" calcext:value-type="float">
            <text:p>915</text:p>
          </table:table-cell>
          <table:table-cell table:formula="of:=ABJAD([.$A375];3;1)"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ÇAYLI</text:p>
          </table:table-cell>
          <table:table-cell table:formula="of:=NUMEROLOG([.$A376];&quot;modern&quot;;&quot;tam&quot;)" office:value-type="float" office:value="23" calcext:value-type="float">
            <text:p>23</text:p>
          </table:table-cell>
          <table:table-cell table:formula="of:=NUMEROLOG([.$A376];&quot;TR&quot;;&quot;tam&quot;)" office:value-type="float" office:value="59" calcext:value-type="float">
            <text:p>59</text:p>
          </table:table-cell>
          <table:table-cell table:formula="of:=ABJAD([.$A376];0;1)" office:value-type="float" office:value="16" calcext:value-type="float">
            <text:p>16</text:p>
          </table:table-cell>
          <table:table-cell table:formula="of:=ABJAD([.$A376];1;1)" office:value-type="float" office:value="964" calcext:value-type="float">
            <text:p>964</text:p>
          </table:table-cell>
          <table:table-cell table:formula="of:=ABJAD([.$A376];2;1)" office:value-type="float" office:value="990" calcext:value-type="float">
            <text:p>990</text:p>
          </table:table-cell>
          <table:table-cell table:formula="of:=ABJAD([.$A376];3;1)" office:value-type="float" office:value="5524" calcext:value-type="float">
            <text:p>5524</text:p>
          </table:table-cell>
        </table:table-row>
        <table:table-row table:style-name="ro1">
          <table:table-cell office:value-type="string" calcext:value-type="string">
            <text:p>CEBECİ</text:p>
          </table:table-cell>
          <table:table-cell table:formula="of:=NUMEROLOG([.$A377];&quot;modern&quot;;&quot;tam&quot;)" office:value-type="float" office:value="27" calcext:value-type="float">
            <text:p>27</text:p>
          </table:table-cell>
          <table:table-cell table:formula="of:=NUMEROLOG([.$A377];&quot;TR&quot;;&quot;tam&quot;)" office:value-type="float" office:value="32" calcext:value-type="float">
            <text:p>32</text:p>
          </table:table-cell>
          <table:table-cell table:formula="of:=ABJAD([.$A377];0;1)" office:value-type="float" office:value="26" calcext:value-type="float">
            <text:p>26</text:p>
          </table:table-cell>
          <table:table-cell table:formula="of:=ABJAD([.$A377];1;1)" office:value-type="float" office:value="38" calcext:value-type="float">
            <text:p>38</text:p>
          </table:table-cell>
          <table:table-cell table:formula="of:=ABJAD([.$A377];2;1)" office:value-type="float" office:value="83" calcext:value-type="float">
            <text:p>83</text:p>
          </table:table-cell>
          <table:table-cell table:formula="of:=ABJAD([.$A377];3;1)"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ÇEÇEN</text:p>
          </table:table-cell>
          <table:table-cell table:formula="of:=NUMEROLOG([.$A378];&quot;modern&quot;;&quot;tam&quot;)" office:value-type="float" office:value="21" calcext:value-type="float">
            <text:p>21</text:p>
          </table:table-cell>
          <table:table-cell table:formula="of:=NUMEROLOG([.$A378];&quot;TR&quot;;&quot;tam&quot;)" office:value-type="float" office:value="37" calcext:value-type="float">
            <text:p>37</text:p>
          </table:table-cell>
          <table:table-cell table:formula="of:=ABJAD([.$A378];0;1)" office:value-type="float" office:value="26" calcext:value-type="float">
            <text:p>26</text:p>
          </table:table-cell>
          <table:table-cell table:formula="of:=ABJAD([.$A378];1;1)" office:value-type="float" office:value="86" calcext:value-type="float">
            <text:p>86</text:p>
          </table:table-cell>
          <table:table-cell table:formula="of:=ABJAD([.$A378];2;1)" office:value-type="float" office:value="111" calcext:value-type="float">
            <text:p>111</text:p>
          </table:table-cell>
          <table:table-cell table:formula="of:=ABJAD([.$A378];3;1)"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ÇEKİÇ</text:p>
          </table:table-cell>
          <table:table-cell table:formula="of:=NUMEROLOG([.$A379];&quot;modern&quot;;&quot;tam&quot;)" office:value-type="float" office:value="22" calcext:value-type="float">
            <text:p>22</text:p>
          </table:table-cell>
          <table:table-cell table:formula="of:=NUMEROLOG([.$A379];&quot;TR&quot;;&quot;tam&quot;)" office:value-type="float" office:value="40" calcext:value-type="float">
            <text:p>40</text:p>
          </table:table-cell>
          <table:table-cell table:formula="of:=ABJAD([.$A379];0;1)" office:value-type="float" office:value="23" calcext:value-type="float">
            <text:p>23</text:p>
          </table:table-cell>
          <table:table-cell table:formula="of:=ABJAD([.$A379];1;1)" office:value-type="float" office:value="71" calcext:value-type="float">
            <text:p>71</text:p>
          </table:table-cell>
          <table:table-cell table:formula="of:=ABJAD([.$A379];2;1)" office:value-type="float" office:value="111" calcext:value-type="float">
            <text:p>111</text:p>
          </table:table-cell>
          <table:table-cell table:formula="of:=ABJAD([.$A379];3;1)"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ÇELEBİ</text:p>
          </table:table-cell>
          <table:table-cell table:formula="of:=NUMEROLOG([.$A380];&quot;modern&quot;;&quot;tam&quot;)" office:value-type="float" office:value="27" calcext:value-type="float">
            <text:p>27</text:p>
          </table:table-cell>
          <table:table-cell table:formula="of:=NUMEROLOG([.$A380];&quot;TR&quot;;&quot;tam&quot;)" office:value-type="float" office:value="45" calcext:value-type="float">
            <text:p>45</text:p>
          </table:table-cell>
          <table:table-cell table:formula="of:=ABJAD([.$A380];0;1)" office:value-type="float" office:value="25" calcext:value-type="float">
            <text:p>25</text:p>
          </table:table-cell>
          <table:table-cell table:formula="of:=ABJAD([.$A380];1;1)" office:value-type="float" office:value="85" calcext:value-type="float">
            <text:p>85</text:p>
          </table:table-cell>
          <table:table-cell table:formula="of:=ABJAD([.$A380];2;1)" office:value-type="float" office:value="130" calcext:value-type="float">
            <text:p>130</text:p>
          </table:table-cell>
          <table:table-cell table:formula="of:=ABJAD([.$A380];3;1)"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ÇELEN</text:p>
          </table:table-cell>
          <table:table-cell table:formula="of:=NUMEROLOG([.$A381];&quot;modern&quot;;&quot;tam&quot;)" office:value-type="float" office:value="21" calcext:value-type="float">
            <text:p>21</text:p>
          </table:table-cell>
          <table:table-cell table:formula="of:=NUMEROLOG([.$A381];&quot;TR&quot;;&quot;tam&quot;)" office:value-type="float" office:value="48" calcext:value-type="float">
            <text:p>48</text:p>
          </table:table-cell>
          <table:table-cell table:formula="of:=ABJAD([.$A381];0;1)" office:value-type="float" office:value="25" calcext:value-type="float">
            <text:p>25</text:p>
          </table:table-cell>
          <table:table-cell table:formula="of:=ABJAD([.$A381];1;1)" office:value-type="float" office:value="133" calcext:value-type="float">
            <text:p>133</text:p>
          </table:table-cell>
          <table:table-cell table:formula="of:=ABJAD([.$A381];2;1)" office:value-type="float" office:value="158" calcext:value-type="float">
            <text:p>158</text:p>
          </table:table-cell>
          <table:table-cell table:formula="of:=ABJAD([.$A381];3;1)" office:value-type="float" office:value="3527" calcext:value-type="float">
            <text:p>3527</text:p>
          </table:table-cell>
        </table:table-row>
        <table:table-row table:style-name="ro1">
          <table:table-cell office:value-type="string" calcext:value-type="string">
            <text:p>ÇELİK</text:p>
          </table:table-cell>
          <table:table-cell table:formula="of:=NUMEROLOG([.$A382];&quot;modern&quot;;&quot;tam&quot;)" office:value-type="float" office:value="22" calcext:value-type="float">
            <text:p>22</text:p>
          </table:table-cell>
          <table:table-cell table:formula="of:=NUMEROLOG([.$A382];&quot;TR&quot;;&quot;tam&quot;)" office:value-type="float" office:value="51" calcext:value-type="float">
            <text:p>51</text:p>
          </table:table-cell>
          <table:table-cell table:formula="of:=ABJAD([.$A382];0;1)" office:value-type="float" office:value="22" calcext:value-type="float">
            <text:p>22</text:p>
          </table:table-cell>
          <table:table-cell table:formula="of:=ABJAD([.$A382];1;1)" office:value-type="float" office:value="118" calcext:value-type="float">
            <text:p>118</text:p>
          </table:table-cell>
          <table:table-cell table:formula="of:=ABJAD([.$A382];2;1)" office:value-type="float" office:value="158" calcext:value-type="float">
            <text:p>158</text:p>
          </table:table-cell>
          <table:table-cell table:formula="of:=ABJAD([.$A382];3;1)"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ÇELİKER</text:p>
          </table:table-cell>
          <table:table-cell table:formula="of:=NUMEROLOG([.$A383];&quot;modern&quot;;&quot;tam&quot;)" office:value-type="float" office:value="36" calcext:value-type="float">
            <text:p>36</text:p>
          </table:table-cell>
          <table:table-cell table:formula="of:=NUMEROLOG([.$A383];&quot;TR&quot;;&quot;tam&quot;)" office:value-type="float" office:value="78" calcext:value-type="float">
            <text:p>78</text:p>
          </table:table-cell>
          <table:table-cell table:formula="of:=ABJAD([.$A383];0;1)" office:value-type="float" office:value="35" calcext:value-type="float">
            <text:p>35</text:p>
          </table:table-cell>
          <table:table-cell table:formula="of:=ABJAD([.$A383];1;1)" office:value-type="float" office:value="323" calcext:value-type="float">
            <text:p>323</text:p>
          </table:table-cell>
          <table:table-cell table:formula="of:=ABJAD([.$A383];2;1)" office:value-type="float" office:value="373" calcext:value-type="float">
            <text:p>373</text:p>
          </table:table-cell>
          <table:table-cell table:formula="of:=ABJAD([.$A383];3;1)" office:value-type="float" office:value="5812" calcext:value-type="float">
            <text:p>5812</text:p>
          </table:table-cell>
        </table:table-row>
        <table:table-row table:style-name="ro1">
          <table:table-cell office:value-type="string" calcext:value-type="string">
            <text:p>ÇELİKTEN</text:p>
          </table:table-cell>
          <table:table-cell table:formula="of:=NUMEROLOG([.$A384];&quot;modern&quot;;&quot;tam&quot;)" office:value-type="float" office:value="34" calcext:value-type="float">
            <text:p>34</text:p>
          </table:table-cell>
          <table:table-cell table:formula="of:=NUMEROLOG([.$A384];&quot;TR&quot;;&quot;tam&quot;)" office:value-type="float" office:value="98" calcext:value-type="float">
            <text:p>98</text:p>
          </table:table-cell>
          <table:table-cell table:formula="of:=ABJAD([.$A384];0;1)" office:value-type="float" office:value="45" calcext:value-type="float">
            <text:p>45</text:p>
          </table:table-cell>
          <table:table-cell table:formula="of:=ABJAD([.$A384];1;1)" office:value-type="float" office:value="693" calcext:value-type="float">
            <text:p>693</text:p>
          </table:table-cell>
          <table:table-cell table:formula="of:=ABJAD([.$A384];2;1)" office:value-type="float" office:value="748" calcext:value-type="float">
            <text:p>748</text:p>
          </table:table-cell>
          <table:table-cell table:formula="of:=ABJAD([.$A384];3;1)" office:value-type="float" office:value="8024" calcext:value-type="float">
            <text:p>8024</text:p>
          </table:table-cell>
        </table:table-row>
        <table:table-row table:style-name="ro1">
          <table:table-cell office:value-type="string" calcext:value-type="string">
            <text:p>CELİLOĞLU</text:p>
          </table:table-cell>
          <table:table-cell table:formula="of:=NUMEROLOG([.$A385];&quot;modern&quot;;&quot;tam&quot;)" office:value-type="float" office:value="42" calcext:value-type="float">
            <text:p>42</text:p>
          </table:table-cell>
          <table:table-cell table:formula="of:=NUMEROLOG([.$A385];&quot;TR&quot;;&quot;tam&quot;)" office:value-type="float" office:value="118" calcext:value-type="float">
            <text:p>118</text:p>
          </table:table-cell>
          <table:table-cell table:formula="of:=ABJAD([.$A385];0;1)" office:value-type="float" office:value="38" calcext:value-type="float">
            <text:p>38</text:p>
          </table:table-cell>
          <table:table-cell table:formula="of:=ABJAD([.$A385];1;1)" office:value-type="float" office:value="866" calcext:value-type="float">
            <text:p>866</text:p>
          </table:table-cell>
          <table:table-cell table:formula="of:=ABJAD([.$A385];2;1)" office:value-type="float" office:value="4196" calcext:value-type="float">
            <text:p>4196</text:p>
          </table:table-cell>
          <table:table-cell table:formula="of:=ABJAD([.$A385];3;1)" office:value-type="float" office:value="7931" calcext:value-type="float">
            <text:p>7931</text:p>
          </table:table-cell>
        </table:table-row>
        <table:table-row table:style-name="ro1">
          <table:table-cell office:value-type="string" calcext:value-type="string">
            <text:p>CELTEMEN</text:p>
          </table:table-cell>
          <table:table-cell table:formula="of:=NUMEROLOG([.$A386];&quot;modern&quot;;&quot;tam&quot;)" office:value-type="float" office:value="32" calcext:value-type="float">
            <text:p>32</text:p>
          </table:table-cell>
          <table:table-cell table:formula="of:=NUMEROLOG([.$A386];&quot;TR&quot;;&quot;tam&quot;)" office:value-type="float" office:value="93" calcext:value-type="float">
            <text:p>93</text:p>
          </table:table-cell>
          <table:table-cell table:formula="of:=ABJAD([.$A386];0;1)" office:value-type="float" office:value="38" calcext:value-type="float">
            <text:p>38</text:p>
          </table:table-cell>
          <table:table-cell table:formula="of:=ABJAD([.$A386];1;1)" office:value-type="float" office:value="698" calcext:value-type="float">
            <text:p>698</text:p>
          </table:table-cell>
          <table:table-cell table:formula="of:=ABJAD([.$A386];2;1)" office:value-type="float" office:value="738" calcext:value-type="float">
            <text:p>738</text:p>
          </table:table-cell>
          <table:table-cell table:formula="of:=ABJAD([.$A386];3;1)"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CENGİZ</text:p>
          </table:table-cell>
          <table:table-cell table:formula="of:=NUMEROLOG([.$A387];&quot;modern&quot;;&quot;tam&quot;)" office:value-type="float" office:value="37" calcext:value-type="float">
            <text:p>37</text:p>
          </table:table-cell>
          <table:table-cell table:formula="of:=NUMEROLOG([.$A387];&quot;TR&quot;;&quot;tam&quot;)" office:value-type="float" office:value="75" calcext:value-type="float">
            <text:p>75</text:p>
          </table:table-cell>
          <table:table-cell table:formula="of:=ABJAD([.$A387];0;1)" office:value-type="float" office:value="37" calcext:value-type="float">
            <text:p>37</text:p>
          </table:table-cell>
          <table:table-cell table:formula="of:=ABJAD([.$A387];1;1)" office:value-type="float" office:value="1105" calcext:value-type="float">
            <text:p>1105</text:p>
          </table:table-cell>
          <table:table-cell table:formula="of:=ABJAD([.$A387];2;1)" office:value-type="float" office:value="1150" calcext:value-type="float">
            <text:p>1150</text:p>
          </table:table-cell>
          <table:table-cell table:formula="of:=ABJAD([.$A387];3;1)" office:value-type="float" office:value="5216" calcext:value-type="float">
            <text:p>5216</text:p>
          </table:table-cell>
        </table:table-row>
        <table:table-row table:style-name="ro1">
          <table:table-cell office:value-type="string" calcext:value-type="string">
            <text:p>ÇEPNİ</text:p>
          </table:table-cell>
          <table:table-cell table:formula="of:=NUMEROLOG([.$A388];&quot;modern&quot;;&quot;tam&quot;)" office:value-type="float" office:value="29" calcext:value-type="float">
            <text:p>29</text:p>
          </table:table-cell>
          <table:table-cell table:formula="of:=NUMEROLOG([.$A388];&quot;TR&quot;;&quot;tam&quot;)" office:value-type="float" office:value="59" calcext:value-type="float">
            <text:p>59</text:p>
          </table:table-cell>
          <table:table-cell table:formula="of:=ABJAD([.$A388];0;1)" office:value-type="float" office:value="30" calcext:value-type="float">
            <text:p>30</text:p>
          </table:table-cell>
          <table:table-cell table:formula="of:=ABJAD([.$A388];1;1)" office:value-type="float" office:value="198" calcext:value-type="float">
            <text:p>198</text:p>
          </table:table-cell>
          <table:table-cell table:formula="of:=ABJAD([.$A388];2;1)" office:value-type="float" office:value="238" calcext:value-type="float">
            <text:p>238</text:p>
          </table:table-cell>
          <table:table-cell table:formula="of:=ABJAD([.$A388];3;1)" office:value-type="float" office:value="6795" calcext:value-type="float">
            <text:p>6795</text:p>
          </table:table-cell>
        </table:table-row>
        <table:table-row table:style-name="ro1">
          <table:table-cell office:value-type="string" calcext:value-type="string">
            <text:p>CERAN</text:p>
          </table:table-cell>
          <table:table-cell table:formula="of:=NUMEROLOG([.$A389];&quot;modern&quot;;&quot;tam&quot;)" office:value-type="float" office:value="23" calcext:value-type="float">
            <text:p>23</text:p>
          </table:table-cell>
          <table:table-cell table:formula="of:=NUMEROLOG([.$A389];&quot;TR&quot;;&quot;tam&quot;)" office:value-type="float" office:value="48" calcext:value-type="float">
            <text:p>48</text:p>
          </table:table-cell>
          <table:table-cell table:formula="of:=ABJAD([.$A389];0;1)" office:value-type="float" office:value="27" calcext:value-type="float">
            <text:p>27</text:p>
          </table:table-cell>
          <table:table-cell table:formula="of:=ABJAD([.$A389];1;1)" office:value-type="float" office:value="279" calcext:value-type="float">
            <text:p>279</text:p>
          </table:table-cell>
          <table:table-cell table:formula="of:=ABJAD([.$A389];2;1)" office:value-type="float" office:value="300" calcext:value-type="float">
            <text:p>300</text:p>
          </table:table-cell>
          <table:table-cell table:formula="of:=ABJAD([.$A389];3;1)"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ÇERİK</text:p>
          </table:table-cell>
          <table:table-cell table:formula="of:=NUMEROLOG([.$A390];&quot;modern&quot;;&quot;tam&quot;)" office:value-type="float" office:value="28" calcext:value-type="float">
            <text:p>28</text:p>
          </table:table-cell>
          <table:table-cell table:formula="of:=NUMEROLOG([.$A390];&quot;TR&quot;;&quot;tam&quot;)" office:value-type="float" office:value="57" calcext:value-type="float">
            <text:p>57</text:p>
          </table:table-cell>
          <table:table-cell table:formula="of:=ABJAD([.$A390];0;1)" office:value-type="float" office:value="28" calcext:value-type="float">
            <text:p>28</text:p>
          </table:table-cell>
          <table:table-cell table:formula="of:=ABJAD([.$A390];1;1)" office:value-type="float" office:value="268" calcext:value-type="float">
            <text:p>268</text:p>
          </table:table-cell>
          <table:table-cell table:formula="of:=ABJAD([.$A390];2;1)" office:value-type="float" office:value="308" calcext:value-type="float">
            <text:p>308</text:p>
          </table:table-cell>
          <table:table-cell table:formula="of:=ABJAD([.$A390];3;1)" office:value-type="float" office:value="5280" calcext:value-type="float">
            <text:p>5280</text:p>
          </table:table-cell>
        </table:table-row>
        <table:table-row table:style-name="ro1">
          <table:table-cell office:value-type="string" calcext:value-type="string">
            <text:p>CERİT</text:p>
          </table:table-cell>
          <table:table-cell table:formula="of:=NUMEROLOG([.$A391];&quot;modern&quot;;&quot;tam&quot;)" office:value-type="float" office:value="28" calcext:value-type="float">
            <text:p>28</text:p>
          </table:table-cell>
          <table:table-cell table:formula="of:=NUMEROLOG([.$A391];&quot;TR&quot;;&quot;tam&quot;)" office:value-type="float" office:value="66" calcext:value-type="float">
            <text:p>66</text:p>
          </table:table-cell>
          <table:table-cell table:formula="of:=ABJAD([.$A391];0;1)" office:value-type="float" office:value="32" calcext:value-type="float">
            <text:p>32</text:p>
          </table:table-cell>
          <table:table-cell table:formula="of:=ABJAD([.$A391];1;1)" office:value-type="float" office:value="728" calcext:value-type="float">
            <text:p>728</text:p>
          </table:table-cell>
          <table:table-cell table:formula="of:=ABJAD([.$A391];2;1)" office:value-type="float" office:value="768" calcext:value-type="float">
            <text:p>768</text:p>
          </table:table-cell>
          <table:table-cell table:formula="of:=ABJAD([.$A391];3;1)" office:value-type="float" office:value="7997" calcext:value-type="float">
            <text:p>7997</text:p>
          </table:table-cell>
        </table:table-row>
        <table:table-row table:style-name="ro1">
          <table:table-cell office:value-type="string" calcext:value-type="string">
            <text:p>ÇETE</text:p>
          </table:table-cell>
          <table:table-cell table:formula="of:=NUMEROLOG([.$A392];&quot;modern&quot;;&quot;tam&quot;)" office:value-type="float" office:value="15" calcext:value-type="float">
            <text:p>15</text:p>
          </table:table-cell>
          <table:table-cell table:formula="of:=NUMEROLOG([.$A392];&quot;TR&quot;;&quot;tam&quot;)" office:value-type="float" office:value="40" calcext:value-type="float">
            <text:p>40</text:p>
          </table:table-cell>
          <table:table-cell table:formula="of:=ABJAD([.$A392];0;1)" office:value-type="float" office:value="21" calcext:value-type="float">
            <text:p>21</text:p>
          </table:table-cell>
          <table:table-cell table:formula="of:=ABJAD([.$A392];1;1)" office:value-type="float" office:value="513" calcext:value-type="float">
            <text:p>513</text:p>
          </table:table-cell>
          <table:table-cell table:formula="of:=ABJAD([.$A392];2;1)" office:value-type="float" office:value="533" calcext:value-type="float">
            <text:p>533</text:p>
          </table:table-cell>
          <table:table-cell table:formula="of:=ABJAD([.$A392];3;1)"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ÇETEMEN</text:p>
          </table:table-cell>
          <table:table-cell table:formula="of:=NUMEROLOG([.$A393];&quot;modern&quot;;&quot;tam&quot;)" office:value-type="float" office:value="29" calcext:value-type="float">
            <text:p>29</text:p>
          </table:table-cell>
          <table:table-cell table:formula="of:=NUMEROLOG([.$A393];&quot;TR&quot;;&quot;tam&quot;)" office:value-type="float" office:value="79" calcext:value-type="float">
            <text:p>79</text:p>
          </table:table-cell>
          <table:table-cell table:formula="of:=ABJAD([.$A393];0;1)" office:value-type="float" office:value="36" calcext:value-type="float">
            <text:p>36</text:p>
          </table:table-cell>
          <table:table-cell table:formula="of:=ABJAD([.$A393];1;1)" office:value-type="float" office:value="648" calcext:value-type="float">
            <text:p>648</text:p>
          </table:table-cell>
          <table:table-cell table:formula="of:=ABJAD([.$A393];2;1)" office:value-type="float" office:value="683" calcext:value-type="float">
            <text:p>683</text:p>
          </table:table-cell>
          <table:table-cell table:formula="of:=ABJAD([.$A393];3;1)" office:value-type="float" office:value="7837" calcext:value-type="float">
            <text:p>7837</text:p>
          </table:table-cell>
        </table:table-row>
        <table:table-row table:style-name="ro1">
          <table:table-cell office:value-type="string" calcext:value-type="string">
            <text:p>ÇETER</text:p>
          </table:table-cell>
          <table:table-cell table:formula="of:=NUMEROLOG([.$A394];&quot;modern&quot;;&quot;tam&quot;)" office:value-type="float" office:value="24" calcext:value-type="float">
            <text:p>24</text:p>
          </table:table-cell>
          <table:table-cell table:formula="of:=NUMEROLOG([.$A394];&quot;TR&quot;;&quot;tam&quot;)" office:value-type="float" office:value="61" calcext:value-type="float">
            <text:p>61</text:p>
          </table:table-cell>
          <table:table-cell table:formula="of:=ABJAD([.$A394];0;1)" office:value-type="float" office:value="29" calcext:value-type="float">
            <text:p>29</text:p>
          </table:table-cell>
          <table:table-cell table:formula="of:=ABJAD([.$A394];1;1)" office:value-type="float" office:value="713" calcext:value-type="float">
            <text:p>713</text:p>
          </table:table-cell>
          <table:table-cell table:formula="of:=ABJAD([.$A394];2;1)" office:value-type="float" office:value="738" calcext:value-type="float">
            <text:p>738</text:p>
          </table:table-cell>
          <table:table-cell table:formula="of:=ABJAD([.$A394];3;1)" office:value-type="float" office:value="7204" calcext:value-type="float">
            <text:p>7204</text:p>
          </table:table-cell>
        </table:table-row>
        <table:table-row table:style-name="ro1">
          <table:table-cell office:value-type="string" calcext:value-type="string">
            <text:p>ÇETİN</text:p>
          </table:table-cell>
          <table:table-cell table:formula="of:=NUMEROLOG([.$A395];&quot;modern&quot;;&quot;tam&quot;)" office:value-type="float" office:value="24" calcext:value-type="float">
            <text:p>24</text:p>
          </table:table-cell>
          <table:table-cell table:formula="of:=NUMEROLOG([.$A395];&quot;TR&quot;;&quot;tam&quot;)" office:value-type="float" office:value="63" calcext:value-type="float">
            <text:p>63</text:p>
          </table:table-cell>
          <table:table-cell table:formula="of:=ABJAD([.$A395];0;1)" office:value-type="float" office:value="34" calcext:value-type="float">
            <text:p>34</text:p>
          </table:table-cell>
          <table:table-cell table:formula="of:=ABJAD([.$A395];1;1)" office:value-type="float" office:value="598" calcext:value-type="float">
            <text:p>598</text:p>
          </table:table-cell>
          <table:table-cell table:formula="of:=ABJAD([.$A395];2;1)" office:value-type="float" office:value="638" calcext:value-type="float">
            <text:p>638</text:p>
          </table:table-cell>
          <table:table-cell table:formula="of:=ABJAD([.$A395];3;1)" office:value-type="float" office:value="7202" calcext:value-type="float">
            <text:p>7202</text:p>
          </table:table-cell>
        </table:table-row>
        <table:table-row table:style-name="ro1">
          <table:table-cell office:value-type="string" calcext:value-type="string">
            <text:p>ÇETİNER</text:p>
          </table:table-cell>
          <table:table-cell table:formula="of:=NUMEROLOG([.$A396];&quot;modern&quot;;&quot;tam&quot;)" office:value-type="float" office:value="38" calcext:value-type="float">
            <text:p>38</text:p>
          </table:table-cell>
          <table:table-cell table:formula="of:=NUMEROLOG([.$A396];&quot;TR&quot;;&quot;tam&quot;)" office:value-type="float" office:value="90" calcext:value-type="float">
            <text:p>90</text:p>
          </table:table-cell>
          <table:table-cell table:formula="of:=ABJAD([.$A396];0;1)" office:value-type="float" office:value="47" calcext:value-type="float">
            <text:p>47</text:p>
          </table:table-cell>
          <table:table-cell table:formula="of:=ABJAD([.$A396];1;1)" office:value-type="float" office:value="803" calcext:value-type="float">
            <text:p>803</text:p>
          </table:table-cell>
          <table:table-cell table:formula="of:=ABJAD([.$A396];2;1)" office:value-type="float" office:value="853" calcext:value-type="float">
            <text:p>853</text:p>
          </table:table-cell>
          <table:table-cell table:formula="of:=ABJAD([.$A396];3;1)"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ÇETİNKAYA</text:p>
          </table:table-cell>
          <table:table-cell table:formula="of:=NUMEROLOG([.$A397];&quot;modern&quot;;&quot;tam&quot;)" office:value-type="float" office:value="35" calcext:value-type="float">
            <text:p>35</text:p>
          </table:table-cell>
          <table:table-cell table:formula="of:=NUMEROLOG([.$A397];&quot;TR&quot;;&quot;tam&quot;)" office:value-type="float" office:value="107" calcext:value-type="float">
            <text:p>107</text:p>
          </table:table-cell>
          <table:table-cell table:formula="of:=ABJAD([.$A397];0;1)" office:value-type="float" office:value="40" calcext:value-type="float">
            <text:p>40</text:p>
          </table:table-cell>
          <table:table-cell table:formula="of:=ABJAD([.$A397];1;1)" office:value-type="float" office:value="1540" calcext:value-type="float">
            <text:p>1540</text:p>
          </table:table-cell>
          <table:table-cell table:formula="of:=ABJAD([.$A397];2;1)" office:value-type="float" office:value="1592" calcext:value-type="float">
            <text:p>1592</text:p>
          </table:table-cell>
          <table:table-cell table:formula="of:=ABJAD([.$A397];3;1)" office:value-type="float" office:value="12260" calcext:value-type="float">
            <text:p>12260</text:p>
          </table:table-cell>
        </table:table-row>
        <table:table-row table:style-name="ro1">
          <table:table-cell office:value-type="string" calcext:value-type="string">
            <text:p>ÇETİNKOR</text:p>
          </table:table-cell>
          <table:table-cell table:formula="of:=NUMEROLOG([.$A398];&quot;modern&quot;;&quot;tam&quot;)" office:value-type="float" office:value="41" calcext:value-type="float">
            <text:p>41</text:p>
          </table:table-cell>
          <table:table-cell table:formula="of:=NUMEROLOG([.$A398];&quot;TR&quot;;&quot;tam&quot;)" office:value-type="float" office:value="116" calcext:value-type="float">
            <text:p>116</text:p>
          </table:table-cell>
          <table:table-cell table:formula="of:=ABJAD([.$A398];0;1)" office:value-type="float" office:value="54" calcext:value-type="float">
            <text:p>54</text:p>
          </table:table-cell>
          <table:table-cell table:formula="of:=ABJAD([.$A398];1;1)" office:value-type="float" office:value="918" calcext:value-type="float">
            <text:p>918</text:p>
          </table:table-cell>
          <table:table-cell table:formula="of:=ABJAD([.$A398];2;1)" office:value-type="float" office:value="1048" calcext:value-type="float">
            <text:p>1048</text:p>
          </table:table-cell>
          <table:table-cell table:formula="of:=ABJAD([.$A398];3;1)"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ÇETİNTAŞ</text:p>
          </table:table-cell>
          <table:table-cell table:formula="of:=NUMEROLOG([.$A399];&quot;modern&quot;;&quot;tam&quot;)" office:value-type="float" office:value="28" calcext:value-type="float">
            <text:p>28</text:p>
          </table:table-cell>
          <table:table-cell table:formula="of:=NUMEROLOG([.$A399];&quot;TR&quot;;&quot;tam&quot;)" office:value-type="float" office:value="111" calcext:value-type="float">
            <text:p>111</text:p>
          </table:table-cell>
          <table:table-cell table:formula="of:=ABJAD([.$A399];0;1)" office:value-type="float" office:value="47" calcext:value-type="float">
            <text:p>47</text:p>
          </table:table-cell>
          <table:table-cell table:formula="of:=ABJAD([.$A399];1;1)" office:value-type="float" office:value="1499" calcext:value-type="float">
            <text:p>1499</text:p>
          </table:table-cell>
          <table:table-cell table:formula="of:=ABJAD([.$A399];2;1)" office:value-type="float" office:value="1550" calcext:value-type="float">
            <text:p>1550</text:p>
          </table:table-cell>
          <table:table-cell table:formula="of:=ABJAD([.$A399];3;1)" office:value-type="float" office:value="13825" calcext:value-type="float">
            <text:p>13825</text:p>
          </table:table-cell>
        </table:table-row>
        <table:table-row table:style-name="ro1">
          <table:table-cell office:value-type="string" calcext:value-type="string">
            <text:p>ÇEVİK</text:p>
          </table:table-cell>
          <table:table-cell table:formula="of:=NUMEROLOG([.$A400];&quot;modern&quot;;&quot;tam&quot;)" office:value-type="float" office:value="23" calcext:value-type="float">
            <text:p>23</text:p>
          </table:table-cell>
          <table:table-cell table:formula="of:=NUMEROLOG([.$A400];&quot;TR&quot;;&quot;tam&quot;)" office:value-type="float" office:value="63" calcext:value-type="float">
            <text:p>63</text:p>
          </table:table-cell>
          <table:table-cell table:formula="of:=ABJAD([.$A400];0;1)" office:value-type="float" office:value="28" calcext:value-type="float">
            <text:p>28</text:p>
          </table:table-cell>
          <table:table-cell table:formula="of:=ABJAD([.$A400];1;1)" office:value-type="float" office:value="868" calcext:value-type="float">
            <text:p>868</text:p>
          </table:table-cell>
          <table:table-cell table:formula="of:=ABJAD([.$A400];2;1)" office:value-type="float" office:value="908" calcext:value-type="float">
            <text:p>908</text:p>
          </table:table-cell>
          <table:table-cell table:formula="of:=ABJAD([.$A400];3;1)" office:value-type="float" office:value="6565" calcext:value-type="float">
            <text:p>6565</text:p>
          </table:table-cell>
        </table:table-row>
        <table:table-row table:style-name="ro1">
          <table:table-cell office:value-type="string" calcext:value-type="string">
            <text:p>ÇEVİKER</text:p>
          </table:table-cell>
          <table:table-cell table:formula="of:=NUMEROLOG([.$A401];&quot;modern&quot;;&quot;tam&quot;)" office:value-type="float" office:value="37" calcext:value-type="float">
            <text:p>37</text:p>
          </table:table-cell>
          <table:table-cell table:formula="of:=NUMEROLOG([.$A401];&quot;TR&quot;;&quot;tam&quot;)" office:value-type="float" office:value="90" calcext:value-type="float">
            <text:p>90</text:p>
          </table:table-cell>
          <table:table-cell table:formula="of:=ABJAD([.$A401];0;1)" office:value-type="float" office:value="41" calcext:value-type="float">
            <text:p>41</text:p>
          </table:table-cell>
          <table:table-cell table:formula="of:=ABJAD([.$A401];1;1)" office:value-type="float" office:value="1073" calcext:value-type="float">
            <text:p>1073</text:p>
          </table:table-cell>
          <table:table-cell table:formula="of:=ABJAD([.$A401];2;1)" office:value-type="float" office:value="1123" calcext:value-type="float">
            <text:p>1123</text:p>
          </table:table-cell>
          <table:table-cell table:formula="of:=ABJAD([.$A401];3;1)" office:value-type="float" office:value="9652" calcext:value-type="float">
            <text:p>9652</text:p>
          </table:table-cell>
        </table:table-row>
        <table:table-row table:style-name="ro1">
          <table:table-cell office:value-type="string" calcext:value-type="string">
            <text:p>ÇEVİRGEN</text:p>
          </table:table-cell>
          <table:table-cell table:formula="of:=NUMEROLOG([.$A402];&quot;modern&quot;;&quot;tam&quot;)" office:value-type="float" office:value="47" calcext:value-type="float">
            <text:p>47</text:p>
          </table:table-cell>
          <table:table-cell table:formula="of:=NUMEROLOG([.$A402];&quot;TR&quot;;&quot;tam&quot;)" office:value-type="float" office:value="101" calcext:value-type="float">
            <text:p>101</text:p>
          </table:table-cell>
          <table:table-cell table:formula="of:=ABJAD([.$A402];0;1)" office:value-type="float" office:value="54" calcext:value-type="float">
            <text:p>54</text:p>
          </table:table-cell>
          <table:table-cell table:formula="of:=ABJAD([.$A402];1;1)" office:value-type="float" office:value="1110" calcext:value-type="float">
            <text:p>1110</text:p>
          </table:table-cell>
          <table:table-cell table:formula="of:=ABJAD([.$A402];2;1)" office:value-type="float" office:value="1165" calcext:value-type="float">
            <text:p>1165</text:p>
          </table:table-cell>
          <table:table-cell table:formula="of:=ABJAD([.$A402];3;1)" office:value-type="float" office:value="12176" calcext:value-type="float">
            <text:p>12176</text:p>
          </table:table-cell>
        </table:table-row>
        <table:table-row table:style-name="ro1">
          <table:table-cell office:value-type="string" calcext:value-type="string">
            <text:p>CEYLAN</text:p>
          </table:table-cell>
          <table:table-cell table:formula="of:=NUMEROLOG([.$A403];&quot;modern&quot;;&quot;tam&quot;)" office:value-type="float" office:value="24" calcext:value-type="float">
            <text:p>24</text:p>
          </table:table-cell>
          <table:table-cell table:formula="of:=NUMEROLOG([.$A403];&quot;TR&quot;;&quot;tam&quot;)" office:value-type="float" office:value="70" calcext:value-type="float">
            <text:p>70</text:p>
          </table:table-cell>
          <table:table-cell table:formula="of:=ABJAD([.$A403];0;1)" office:value-type="float" office:value="21" calcext:value-type="float">
            <text:p>21</text:p>
          </table:table-cell>
          <table:table-cell table:formula="of:=ABJAD([.$A403];1;1)" office:value-type="float" office:value="1029" calcext:value-type="float">
            <text:p>1029</text:p>
          </table:table-cell>
          <table:table-cell table:formula="of:=ABJAD([.$A403];2;1)" office:value-type="float" office:value="1055" calcext:value-type="float">
            <text:p>1055</text:p>
          </table:table-cell>
          <table:table-cell table:formula="of:=ABJAD([.$A403];3;1)" office:value-type="float" office:value="7666" calcext:value-type="float">
            <text:p>7666</text:p>
          </table:table-cell>
        </table:table-row>
        <table:table-row table:style-name="ro1">
          <table:table-cell office:value-type="string" calcext:value-type="string">
            <text:p>ÇİÇEK</text:p>
          </table:table-cell>
          <table:table-cell table:formula="of:=NUMEROLOG([.$A404];&quot;modern&quot;;&quot;tam&quot;)" office:value-type="float" office:value="22" calcext:value-type="float">
            <text:p>22</text:p>
          </table:table-cell>
          <table:table-cell table:formula="of:=NUMEROLOG([.$A404];&quot;TR&quot;;&quot;tam&quot;)" office:value-type="float" office:value="40" calcext:value-type="float">
            <text:p>40</text:p>
          </table:table-cell>
          <table:table-cell table:formula="of:=ABJAD([.$A404];0;1)" office:value-type="float" office:value="23" calcext:value-type="float">
            <text:p>23</text:p>
          </table:table-cell>
          <table:table-cell table:formula="of:=ABJAD([.$A404];1;1)" office:value-type="float" office:value="71" calcext:value-type="float">
            <text:p>71</text:p>
          </table:table-cell>
          <table:table-cell table:formula="of:=ABJAD([.$A404];2;1)" office:value-type="float" office:value="111" calcext:value-type="float">
            <text:p>111</text:p>
          </table:table-cell>
          <table:table-cell table:formula="of:=ABJAD([.$A404];3;1)"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ÇİÇEKBİLEK</text:p>
          </table:table-cell>
          <table:table-cell table:formula="of:=NUMEROLOG([.$A405];&quot;modern&quot;;&quot;tam&quot;)" office:value-type="float" office:value="43" calcext:value-type="float">
            <text:p>43</text:p>
          </table:table-cell>
          <table:table-cell table:formula="of:=NUMEROLOG([.$A405];&quot;TR&quot;;&quot;tam&quot;)" office:value-type="float" office:value="89" calcext:value-type="float">
            <text:p>89</text:p>
          </table:table-cell>
          <table:table-cell table:formula="of:=ABJAD([.$A405];0;1)" office:value-type="float" office:value="44" calcext:value-type="float">
            <text:p>44</text:p>
          </table:table-cell>
          <table:table-cell table:formula="of:=ABJAD([.$A405];1;1)" office:value-type="float" office:value="188" calcext:value-type="float">
            <text:p>188</text:p>
          </table:table-cell>
          <table:table-cell table:formula="of:=ABJAD([.$A405];2;1)" office:value-type="float" office:value="268" calcext:value-type="float">
            <text:p>268</text:p>
          </table:table-cell>
          <table:table-cell table:formula="of:=ABJAD([.$A405];3;1)" office:value-type="float" office:value="5405" calcext:value-type="float">
            <text:p>5405</text:p>
          </table:table-cell>
        </table:table-row>
        <table:table-row table:style-name="ro1">
          <table:table-cell office:value-type="string" calcext:value-type="string">
            <text:p>ÇİFT</text:p>
          </table:table-cell>
          <table:table-cell table:formula="of:=NUMEROLOG([.$A406];&quot;modern&quot;;&quot;tam&quot;)" office:value-type="float" office:value="20" calcext:value-type="float">
            <text:p>20</text:p>
          </table:table-cell>
          <table:table-cell table:formula="of:=NUMEROLOG([.$A406];&quot;TR&quot;;&quot;tam&quot;)" office:value-type="float" office:value="47" calcext:value-type="float">
            <text:p>47</text:p>
          </table:table-cell>
          <table:table-cell table:formula="of:=ABJAD([.$A406];0;1)" office:value-type="float" office:value="25" calcext:value-type="float">
            <text:p>25</text:p>
          </table:table-cell>
          <table:table-cell table:formula="of:=ABJAD([.$A406];1;1)" office:value-type="float" office:value="529" calcext:value-type="float">
            <text:p>529</text:p>
          </table:table-cell>
          <table:table-cell table:formula="of:=ABJAD([.$A406];2;1)" office:value-type="float" office:value="564" calcext:value-type="float">
            <text:p>564</text:p>
          </table:table-cell>
          <table:table-cell table:formula="of:=ABJAD([.$A406];3;1)" office:value-type="float" office:value="5471" calcext:value-type="float">
            <text:p>5471</text:p>
          </table:table-cell>
        </table:table-row>
        <table:table-row table:style-name="ro1">
          <table:table-cell office:value-type="string" calcext:value-type="string">
            <text:p>ÇİFTCİ</text:p>
          </table:table-cell>
          <table:table-cell table:formula="of:=NUMEROLOG([.$A407];&quot;modern&quot;;&quot;tam&quot;)" office:value-type="float" office:value="32" calcext:value-type="float">
            <text:p>32</text:p>
          </table:table-cell>
          <table:table-cell table:formula="of:=NUMEROLOG([.$A407];&quot;TR&quot;;&quot;tam&quot;)" office:value-type="float" office:value="62" calcext:value-type="float">
            <text:p>62</text:p>
          </table:table-cell>
          <table:table-cell table:formula="of:=ABJAD([.$A407];0;1)" office:value-type="float" office:value="36" calcext:value-type="float">
            <text:p>36</text:p>
          </table:table-cell>
          <table:table-cell table:formula="of:=ABJAD([.$A407];1;1)" office:value-type="float" office:value="552" calcext:value-type="float">
            <text:p>552</text:p>
          </table:table-cell>
          <table:table-cell table:formula="of:=ABJAD([.$A407];2;1)" office:value-type="float" office:value="612" calcext:value-type="float">
            <text:p>612</text:p>
          </table:table-cell>
          <table:table-cell table:formula="of:=ABJAD([.$A407];3;1)" office:value-type="float" office:value="7374" calcext:value-type="float">
            <text:p>7374</text:p>
          </table:table-cell>
        </table:table-row>
        <table:table-row table:style-name="ro1">
          <table:table-cell office:value-type="string" calcext:value-type="string">
            <text:p>ÇİFTÇİ</text:p>
          </table:table-cell>
          <table:table-cell table:formula="of:=NUMEROLOG([.$A408];&quot;modern&quot;;&quot;tam&quot;)" office:value-type="float" office:value="32" calcext:value-type="float">
            <text:p>32</text:p>
          </table:table-cell>
          <table:table-cell table:formula="of:=NUMEROLOG([.$A408];&quot;TR&quot;;&quot;tam&quot;)" office:value-type="float" office:value="63" calcext:value-type="float">
            <text:p>63</text:p>
          </table:table-cell>
          <table:table-cell table:formula="of:=ABJAD([.$A408];0;1)" office:value-type="float" office:value="36" calcext:value-type="float">
            <text:p>36</text:p>
          </table:table-cell>
          <table:table-cell table:formula="of:=ABJAD([.$A408];1;1)" office:value-type="float" office:value="552" calcext:value-type="float">
            <text:p>552</text:p>
          </table:table-cell>
          <table:table-cell table:formula="of:=ABJAD([.$A408];2;1)" office:value-type="float" office:value="612" calcext:value-type="float">
            <text:p>612</text:p>
          </table:table-cell>
          <table:table-cell table:formula="of:=ABJAD([.$A408];3;1)" office:value-type="float" office:value="7374" calcext:value-type="float">
            <text:p>7374</text:p>
          </table:table-cell>
        </table:table-row>
        <table:table-row table:style-name="ro1">
          <table:table-cell office:value-type="string" calcext:value-type="string">
            <text:p>ÇİLDİR</text:p>
          </table:table-cell>
          <table:table-cell table:formula="of:=NUMEROLOG([.$A409];&quot;modern&quot;;&quot;tam&quot;)" office:value-type="float" office:value="37" calcext:value-type="float">
            <text:p>37</text:p>
          </table:table-cell>
          <table:table-cell table:formula="of:=NUMEROLOG([.$A409];&quot;TR&quot;;&quot;tam&quot;)" office:value-type="float" office:value="69" calcext:value-type="float">
            <text:p>69</text:p>
          </table:table-cell>
          <table:table-cell table:formula="of:=ABJAD([.$A409];0;1)" office:value-type="float" office:value="33" calcext:value-type="float">
            <text:p>33</text:p>
          </table:table-cell>
          <table:table-cell table:formula="of:=ABJAD([.$A409];1;1)" office:value-type="float" office:value="297" calcext:value-type="float">
            <text:p>297</text:p>
          </table:table-cell>
          <table:table-cell table:formula="of:=ABJAD([.$A409];2;1)" office:value-type="float" office:value="357" calcext:value-type="float">
            <text:p>357</text:p>
          </table:table-cell>
          <table:table-cell table:formula="of:=ABJAD([.$A409];3;1)" office:value-type="float" office:value="6702" calcext:value-type="float">
            <text:p>6702</text:p>
          </table:table-cell>
        </table:table-row>
        <table:table-row table:style-name="ro1">
          <table:table-cell office:value-type="string" calcext:value-type="string">
            <text:p>ÇİLESİZ</text:p>
          </table:table-cell>
          <table:table-cell table:formula="of:=NUMEROLOG([.$A410];&quot;modern&quot;;&quot;tam&quot;)" office:value-type="float" office:value="38" calcext:value-type="float">
            <text:p>38</text:p>
          </table:table-cell>
          <table:table-cell table:formula="of:=NUMEROLOG([.$A410];&quot;TR&quot;;&quot;tam&quot;)" office:value-type="float" office:value="100" calcext:value-type="float">
            <text:p>100</text:p>
          </table:table-cell>
          <table:table-cell table:formula="of:=ABJAD([.$A410];0;1)" office:value-type="float" office:value="30" calcext:value-type="float">
            <text:p>30</text:p>
          </table:table-cell>
          <table:table-cell table:formula="of:=ABJAD([.$A410];1;1)" office:value-type="float" office:value="1398" calcext:value-type="float">
            <text:p>1398</text:p>
          </table:table-cell>
          <table:table-cell table:formula="of:=ABJAD([.$A410];2;1)" office:value-type="float" office:value="1463" calcext:value-type="float">
            <text:p>1463</text:p>
          </table:table-cell>
          <table:table-cell table:formula="of:=ABJAD([.$A410];3;1)"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CILIZ BASHEER</text:p>
          </table:table-cell>
          <table:table-cell table:formula="of:=NUMEROLOG([.$A411];&quot;modern&quot;;&quot;tam&quot;)" office:value-type="float" office:value="63" calcext:value-type="float">
            <text:p>63</text:p>
          </table:table-cell>
          <table:table-cell table:formula="of:=NUMEROLOG([.$A411];&quot;TR&quot;;&quot;tam&quot;)" office:value-type="float" office:value="137" calcext:value-type="float">
            <text:p>137</text:p>
          </table:table-cell>
          <table:table-cell table:formula="of:=ABJAD([.$A411];0;1)" office:value-type="float" office:value="59" calcext:value-type="float">
            <text:p>59</text:p>
          </table:table-cell>
          <table:table-cell table:formula="of:=ABJAD([.$A411];1;1)" office:value-type="float" office:value="1595" calcext:value-type="float">
            <text:p>1595</text:p>
          </table:table-cell>
          <table:table-cell table:formula="of:=ABJAD([.$A411];2;1)" office:value-type="float" office:value="1661" calcext:value-type="float">
            <text:p>1661</text:p>
          </table:table-cell>
          <table:table-cell table:formula="of:=ABJAD([.$A411];3;1)"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CİMBEK</text:p>
          </table:table-cell>
          <table:table-cell table:formula="of:=NUMEROLOG([.$A412];&quot;modern&quot;;&quot;tam&quot;)" office:value-type="float" office:value="25" calcext:value-type="float">
            <text:p>25</text:p>
          </table:table-cell>
          <table:table-cell table:formula="of:=NUMEROLOG([.$A412];&quot;TR&quot;;&quot;tam&quot;)" office:value-type="float" office:value="53" calcext:value-type="float">
            <text:p>53</text:p>
          </table:table-cell>
          <table:table-cell table:formula="of:=ABJAD([.$A412];0;1)" office:value-type="float" office:value="22" calcext:value-type="float">
            <text:p>22</text:p>
          </table:table-cell>
          <table:table-cell table:formula="of:=ABJAD([.$A412];1;1)" office:value-type="float" office:value="130" calcext:value-type="float">
            <text:p>130</text:p>
          </table:table-cell>
          <table:table-cell table:formula="of:=ABJAD([.$A412];2;1)" office:value-type="float" office:value="175" calcext:value-type="float">
            <text:p>175</text:p>
          </table:table-cell>
          <table:table-cell table:formula="of:=ABJAD([.$A412];3;1)" office:value-type="float" office:value="3701" calcext:value-type="float">
            <text:p>3701</text:p>
          </table:table-cell>
        </table:table-row>
        <table:table-row table:style-name="ro1">
          <table:table-cell office:value-type="string" calcext:value-type="string">
            <text:p>ÇİMEN</text:p>
          </table:table-cell>
          <table:table-cell table:formula="of:=NUMEROLOG([.$A413];&quot;modern&quot;;&quot;tam&quot;)" office:value-type="float" office:value="26" calcext:value-type="float">
            <text:p>26</text:p>
          </table:table-cell>
          <table:table-cell table:formula="of:=NUMEROLOG([.$A413];&quot;TR&quot;;&quot;tam&quot;)" office:value-type="float" office:value="55" calcext:value-type="float">
            <text:p>55</text:p>
          </table:table-cell>
          <table:table-cell table:formula="of:=ABJAD([.$A413];0;1)" office:value-type="float" office:value="26" calcext:value-type="float">
            <text:p>26</text:p>
          </table:table-cell>
          <table:table-cell table:formula="of:=ABJAD([.$A413];1;1)" office:value-type="float" office:value="158" calcext:value-type="float">
            <text:p>158</text:p>
          </table:table-cell>
          <table:table-cell table:formula="of:=ABJAD([.$A413];2;1)" office:value-type="float" office:value="198" calcext:value-type="float">
            <text:p>198</text:p>
          </table:table-cell>
          <table:table-cell table:formula="of:=ABJAD([.$A413];3;1)" office:value-type="float" office:value="5216" calcext:value-type="float">
            <text:p>5216</text:p>
          </table:table-cell>
        </table:table-row>
        <table:table-row table:style-name="ro1">
          <table:table-cell office:value-type="string" calcext:value-type="string">
            <text:p>ÇINAR</text:p>
          </table:table-cell>
          <table:table-cell table:formula="of:=NUMEROLOG([.$A414];&quot;modern&quot;;&quot;tam&quot;)" office:value-type="float" office:value="27" calcext:value-type="float">
            <text:p>27</text:p>
          </table:table-cell>
          <table:table-cell table:formula="of:=NUMEROLOG([.$A414];&quot;TR&quot;;&quot;tam&quot;)" office:value-type="float" office:value="54" calcext:value-type="float">
            <text:p>54</text:p>
          </table:table-cell>
          <table:table-cell table:formula="of:=ABJAD([.$A414];0;1)" office:value-type="float" office:value="32" calcext:value-type="float">
            <text:p>32</text:p>
          </table:table-cell>
          <table:table-cell table:formula="of:=ABJAD([.$A414];1;1)" office:value-type="float" office:value="284" calcext:value-type="float">
            <text:p>284</text:p>
          </table:table-cell>
          <table:table-cell table:formula="of:=ABJAD([.$A414];2;1)" office:value-type="float" office:value="310" calcext:value-type="float">
            <text:p>310</text:p>
          </table:table-cell>
          <table:table-cell table:formula="of:=ABJAD([.$A414];3;1)" office:value-type="float" office:value="5640" calcext:value-type="float">
            <text:p>5640</text:p>
          </table:table-cell>
        </table:table-row>
        <table:table-row table:style-name="ro1">
          <table:table-cell office:value-type="string" calcext:value-type="string">
            <text:p>ÇINARLIK</text:p>
          </table:table-cell>
          <table:table-cell table:formula="of:=NUMEROLOG([.$A415];&quot;modern&quot;;&quot;tam&quot;)" office:value-type="float" office:value="41" calcext:value-type="float">
            <text:p>41</text:p>
          </table:table-cell>
          <table:table-cell table:formula="of:=NUMEROLOG([.$A415];&quot;TR&quot;;&quot;tam&quot;)" office:value-type="float" office:value="94" calcext:value-type="float">
            <text:p>94</text:p>
          </table:table-cell>
          <table:table-cell table:formula="of:=ABJAD([.$A415];0;1)" office:value-type="float" office:value="48" calcext:value-type="float">
            <text:p>48</text:p>
          </table:table-cell>
          <table:table-cell table:formula="of:=ABJAD([.$A415];1;1)" office:value-type="float" office:value="384" calcext:value-type="float">
            <text:p>384</text:p>
          </table:table-cell>
          <table:table-cell table:formula="of:=ABJAD([.$A415];2;1)" office:value-type="float" office:value="430" calcext:value-type="float">
            <text:p>430</text:p>
          </table:table-cell>
          <table:table-cell table:formula="of:=ABJAD([.$A415];3;1)" office:value-type="float" office:value="6205" calcext:value-type="float">
            <text:p>6205</text:p>
          </table:table-cell>
        </table:table-row>
        <table:table-row table:style-name="ro1">
          <table:table-cell office:value-type="string" calcext:value-type="string">
            <text:p>CİNBİZ</text:p>
          </table:table-cell>
          <table:table-cell table:formula="of:=NUMEROLOG([.$A416];&quot;modern&quot;;&quot;tam&quot;)" office:value-type="float" office:value="36" calcext:value-type="float">
            <text:p>36</text:p>
          </table:table-cell>
          <table:table-cell table:formula="of:=NUMEROLOG([.$A416];&quot;TR&quot;;&quot;tam&quot;)" office:value-type="float" office:value="75" calcext:value-type="float">
            <text:p>75</text:p>
          </table:table-cell>
          <table:table-cell table:formula="of:=ABJAD([.$A416];0;1)" office:value-type="float" office:value="35" calcext:value-type="float">
            <text:p>35</text:p>
          </table:table-cell>
          <table:table-cell table:formula="of:=ABJAD([.$A416];1;1)" office:value-type="float" office:value="1115" calcext:value-type="float">
            <text:p>1115</text:p>
          </table:table-cell>
          <table:table-cell table:formula="of:=ABJAD([.$A416];2;1)" office:value-type="float" office:value="1175" calcext:value-type="float">
            <text:p>1175</text:p>
          </table:table-cell>
          <table:table-cell table:formula="of:=ABJAD([.$A416];3;1)"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CİNDEMİR</text:p>
          </table:table-cell>
          <table:table-cell table:formula="of:=NUMEROLOG([.$A417];&quot;modern&quot;;&quot;tam&quot;)" office:value-type="float" office:value="48" calcext:value-type="float">
            <text:p>48</text:p>
          </table:table-cell>
          <table:table-cell table:formula="of:=NUMEROLOG([.$A417];&quot;TR&quot;;&quot;tam&quot;)" office:value-type="float" office:value="92" calcext:value-type="float">
            <text:p>92</text:p>
          </table:table-cell>
          <table:table-cell table:formula="of:=ABJAD([.$A417];0;1)" office:value-type="float" office:value="46" calcext:value-type="float">
            <text:p>46</text:p>
          </table:table-cell>
          <table:table-cell table:formula="of:=ABJAD([.$A417];1;1)" office:value-type="float" office:value="382" calcext:value-type="float">
            <text:p>382</text:p>
          </table:table-cell>
          <table:table-cell table:formula="of:=ABJAD([.$A417];2;1)" office:value-type="float" office:value="452" calcext:value-type="float">
            <text:p>452</text:p>
          </table:table-cell>
          <table:table-cell table:formula="of:=ABJAD([.$A417];3;1)" office:value-type="float" office:value="9890" calcext:value-type="float">
            <text:p>9890</text:p>
          </table:table-cell>
        </table:table-row>
        <table:table-row table:style-name="ro1">
          <table:table-cell office:value-type="string" calcext:value-type="string">
            <text:p>ÇINKIR</text:p>
          </table:table-cell>
          <table:table-cell table:formula="of:=NUMEROLOG([.$A418];&quot;modern&quot;;&quot;tam&quot;)" office:value-type="float" office:value="37" calcext:value-type="float">
            <text:p>37</text:p>
          </table:table-cell>
          <table:table-cell table:formula="of:=NUMEROLOG([.$A418];&quot;TR&quot;;&quot;tam&quot;)" office:value-type="float" office:value="78" calcext:value-type="float">
            <text:p>78</text:p>
          </table:table-cell>
          <table:table-cell table:formula="of:=ABJAD([.$A418];0;1)" office:value-type="float" office:value="45" calcext:value-type="float">
            <text:p>45</text:p>
          </table:table-cell>
          <table:table-cell table:formula="of:=ABJAD([.$A418];1;1)" office:value-type="float" office:value="333" calcext:value-type="float">
            <text:p>333</text:p>
          </table:table-cell>
          <table:table-cell table:formula="of:=ABJAD([.$A418];2;1)" office:value-type="float" office:value="373" calcext:value-type="float">
            <text:p>373</text:p>
          </table:table-cell>
          <table:table-cell table:formula="of:=ABJAD([.$A418];3;1)" office:value-type="float" office:value="5858" calcext:value-type="float">
            <text:p>5858</text:p>
          </table:table-cell>
        </table:table-row>
        <table:table-row table:style-name="ro1">
          <table:table-cell office:value-type="string" calcext:value-type="string">
            <text:p>ÇINKIT</text:p>
          </table:table-cell>
          <table:table-cell table:formula="of:=NUMEROLOG([.$A419];&quot;modern&quot;;&quot;tam&quot;)" office:value-type="float" office:value="30" calcext:value-type="float">
            <text:p>30</text:p>
          </table:table-cell>
          <table:table-cell table:formula="of:=NUMEROLOG([.$A419];&quot;TR&quot;;&quot;tam&quot;)" office:value-type="float" office:value="81" calcext:value-type="float">
            <text:p>81</text:p>
          </table:table-cell>
          <table:table-cell table:formula="of:=ABJAD([.$A419];0;1)" office:value-type="float" office:value="45" calcext:value-type="float">
            <text:p>45</text:p>
          </table:table-cell>
          <table:table-cell table:formula="of:=ABJAD([.$A419];1;1)" office:value-type="float" office:value="633" calcext:value-type="float">
            <text:p>633</text:p>
          </table:table-cell>
          <table:table-cell table:formula="of:=ABJAD([.$A419];2;1)" office:value-type="float" office:value="673" calcext:value-type="float">
            <text:p>673</text:p>
          </table:table-cell>
          <table:table-cell table:formula="of:=ABJAD([.$A419];3;1)" office:value-type="float" office:value="6185" calcext:value-type="float">
            <text:p>6185</text:p>
          </table:table-cell>
        </table:table-row>
        <table:table-row table:style-name="ro1">
          <table:table-cell office:value-type="string" calcext:value-type="string">
            <text:p>ÇİNPOLAT</text:p>
          </table:table-cell>
          <table:table-cell table:formula="of:=NUMEROLOG([.$A420];&quot;modern&quot;;&quot;tam&quot;)" office:value-type="float" office:value="36" calcext:value-type="float">
            <text:p>36</text:p>
          </table:table-cell>
          <table:table-cell table:formula="of:=NUMEROLOG([.$A420];&quot;TR&quot;;&quot;tam&quot;)" office:value-type="float" office:value="111" calcext:value-type="float">
            <text:p>111</text:p>
          </table:table-cell>
          <table:table-cell table:formula="of:=ABJAD([.$A420];0;1)" office:value-type="float" office:value="44" calcext:value-type="float">
            <text:p>44</text:p>
          </table:table-cell>
          <table:table-cell table:formula="of:=ABJAD([.$A420];1;1)" office:value-type="float" office:value="824" calcext:value-type="float">
            <text:p>824</text:p>
          </table:table-cell>
          <table:table-cell table:formula="of:=ABJAD([.$A420];2;1)" office:value-type="float" office:value="950" calcext:value-type="float">
            <text:p>950</text:p>
          </table:table-cell>
          <table:table-cell table:formula="of:=ABJAD([.$A420];3;1)"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ÇİPE</text:p>
          </table:table-cell>
          <table:table-cell table:formula="of:=NUMEROLOG([.$A421];&quot;modern&quot;;&quot;tam&quot;)" office:value-type="float" office:value="24" calcext:value-type="float">
            <text:p>24</text:p>
          </table:table-cell>
          <table:table-cell table:formula="of:=NUMEROLOG([.$A421];&quot;TR&quot;;&quot;tam&quot;)" office:value-type="float" office:value="42" calcext:value-type="float">
            <text:p>42</text:p>
          </table:table-cell>
          <table:table-cell table:formula="of:=ABJAD([.$A421];0;1)" office:value-type="float" office:value="20" calcext:value-type="float">
            <text:p>20</text:p>
          </table:table-cell>
          <table:table-cell table:formula="of:=ABJAD([.$A421];1;1)" office:value-type="float" office:value="128" calcext:value-type="float">
            <text:p>128</text:p>
          </table:table-cell>
          <table:table-cell table:formula="of:=ABJAD([.$A421];2;1)" office:value-type="float" office:value="163" calcext:value-type="float">
            <text:p>163</text:p>
          </table:table-cell>
          <table:table-cell table:formula="of:=ABJAD([.$A421];3;1)"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ÇIRAKOĞLU</text:p>
          </table:table-cell>
          <table:table-cell table:formula="of:=NUMEROLOG([.$A422];&quot;modern&quot;;&quot;tam&quot;)" office:value-type="float" office:value="43" calcext:value-type="float">
            <text:p>43</text:p>
          </table:table-cell>
          <table:table-cell table:formula="of:=NUMEROLOG([.$A422];&quot;TR&quot;;&quot;tam&quot;)" office:value-type="float" office:value="118" calcext:value-type="float">
            <text:p>118</text:p>
          </table:table-cell>
          <table:table-cell table:formula="of:=ABJAD([.$A422];0;1)" office:value-type="float" office:value="44" calcext:value-type="float">
            <text:p>44</text:p>
          </table:table-cell>
          <table:table-cell table:formula="of:=ABJAD([.$A422];1;1)" office:value-type="float" office:value="992" calcext:value-type="float">
            <text:p>992</text:p>
          </table:table-cell>
          <table:table-cell table:formula="of:=ABJAD([.$A422];2;1)" office:value-type="float" office:value="4308" calcext:value-type="float">
            <text:p>4308</text:p>
          </table:table-cell>
          <table:table-cell table:formula="of:=ABJAD([.$A422];3;1)" office:value-type="float" office:value="9416" calcext:value-type="float">
            <text:p>9416</text:p>
          </table:table-cell>
        </table:table-row>
        <table:table-row table:style-name="ro1">
          <table:table-cell office:value-type="string" calcext:value-type="string">
            <text:p>CİRİT KOÇER</text:p>
          </table:table-cell>
          <table:table-cell table:formula="of:=NUMEROLOG([.$A423];&quot;modern&quot;;&quot;tam&quot;)" office:value-type="float" office:value="57" calcext:value-type="float">
            <text:p>57</text:p>
          </table:table-cell>
          <table:table-cell table:formula="of:=NUMEROLOG([.$A423];&quot;TR&quot;;&quot;tam&quot;)" office:value-type="float" office:value="135" calcext:value-type="float">
            <text:p>135</text:p>
          </table:table-cell>
          <table:table-cell table:formula="of:=ABJAD([.$A423];0;1)" office:value-type="float" office:value="63" calcext:value-type="float">
            <text:p>63</text:p>
          </table:table-cell>
          <table:table-cell table:formula="of:=ABJAD([.$A423];1;1)" office:value-type="float" office:value="1071" calcext:value-type="float">
            <text:p>1071</text:p>
          </table:table-cell>
          <table:table-cell table:formula="of:=ABJAD([.$A423];2;1)" office:value-type="float" office:value="1226" calcext:value-type="float">
            <text:p>1226</text:p>
          </table:table-cell>
          <table:table-cell table:formula="of:=ABJAD([.$A423];3;1)" office:value-type="float" office:value="13590" calcext:value-type="float">
            <text:p>13590</text:p>
          </table:table-cell>
        </table:table-row>
        <table:table-row table:style-name="ro1">
          <table:table-cell office:value-type="string" calcext:value-type="string">
            <text:p>ÇİTİL</text:p>
          </table:table-cell>
          <table:table-cell table:formula="of:=NUMEROLOG([.$A424];&quot;modern&quot;;&quot;tam&quot;)" office:value-type="float" office:value="26" calcext:value-type="float">
            <text:p>26</text:p>
          </table:table-cell>
          <table:table-cell table:formula="of:=NUMEROLOG([.$A424];&quot;TR&quot;;&quot;tam&quot;)" office:value-type="float" office:value="67" calcext:value-type="float">
            <text:p>67</text:p>
          </table:table-cell>
          <table:table-cell table:formula="of:=ABJAD([.$A424];0;1)" office:value-type="float" office:value="29" calcext:value-type="float">
            <text:p>29</text:p>
          </table:table-cell>
          <table:table-cell table:formula="of:=ABJAD([.$A424];1;1)" office:value-type="float" office:value="593" calcext:value-type="float">
            <text:p>593</text:p>
          </table:table-cell>
          <table:table-cell table:formula="of:=ABJAD([.$A424];2;1)" office:value-type="float" office:value="648" calcext:value-type="float">
            <text:p>648</text:p>
          </table:table-cell>
          <table:table-cell table:formula="of:=ABJAD([.$A424];3;1)" office:value-type="float" office:value="6235" calcext:value-type="float">
            <text:p>6235</text:p>
          </table:table-cell>
        </table:table-row>
        <table:table-row table:style-name="ro1">
          <table:table-cell office:value-type="string" calcext:value-type="string">
            <text:p>ÇOBAN</text:p>
          </table:table-cell>
          <table:table-cell table:formula="of:=NUMEROLOG([.$A425];&quot;modern&quot;;&quot;tam&quot;)" office:value-type="float" office:value="17" calcext:value-type="float">
            <text:p>17</text:p>
          </table:table-cell>
          <table:table-cell table:formula="of:=NUMEROLOG([.$A425];&quot;TR&quot;;&quot;tam&quot;)" office:value-type="float" office:value="42" calcext:value-type="float">
            <text:p>42</text:p>
          </table:table-cell>
          <table:table-cell table:formula="of:=ABJAD([.$A425];0;1)" office:value-type="float" office:value="24" calcext:value-type="float">
            <text:p>24</text:p>
          </table:table-cell>
          <table:table-cell table:formula="of:=ABJAD([.$A425];1;1)" office:value-type="float" office:value="156" calcext:value-type="float">
            <text:p>156</text:p>
          </table:table-cell>
          <table:table-cell table:formula="of:=ABJAD([.$A425];2;1)" office:value-type="float" office:value="252" calcext:value-type="float">
            <text:p>252</text:p>
          </table:table-cell>
          <table:table-cell table:formula="of:=ABJAD([.$A425];3;1)"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ÇOBANOĞLU</text:p>
          </table:table-cell>
          <table:table-cell table:formula="of:=NUMEROLOG([.$A426];&quot;modern&quot;;&quot;tam&quot;)" office:value-type="float" office:value="36" calcext:value-type="float">
            <text:p>36</text:p>
          </table:table-cell>
          <table:table-cell table:formula="of:=NUMEROLOG([.$A426];&quot;TR&quot;;&quot;tam&quot;)" office:value-type="float" office:value="109" calcext:value-type="float">
            <text:p>109</text:p>
          </table:table-cell>
          <table:table-cell table:formula="of:=ABJAD([.$A426];0;1)" office:value-type="float" office:value="42" calcext:value-type="float">
            <text:p>42</text:p>
          </table:table-cell>
          <table:table-cell table:formula="of:=ABJAD([.$A426];1;1)" office:value-type="float" office:value="894" calcext:value-type="float">
            <text:p>894</text:p>
          </table:table-cell>
          <table:table-cell table:formula="of:=ABJAD([.$A426];2;1)" office:value-type="float" office:value="4280" calcext:value-type="float">
            <text:p>4280</text:p>
          </table:table-cell>
          <table:table-cell table:formula="of:=ABJAD([.$A426];3;1)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ÇOBANYILDIZI</text:p>
          </table:table-cell>
          <table:table-cell table:formula="of:=NUMEROLOG([.$A427];&quot;modern&quot;;&quot;tam&quot;)" office:value-type="float" office:value="66" calcext:value-type="float">
            <text:p>66</text:p>
          </table:table-cell>
          <table:table-cell table:formula="of:=NUMEROLOG([.$A427];&quot;TR&quot;;&quot;tam&quot;)" office:value-type="float" office:value="152" calcext:value-type="float">
            <text:p>152</text:p>
          </table:table-cell>
          <table:table-cell table:formula="of:=ABJAD([.$A427];0;1)" office:value-type="float" office:value="64" calcext:value-type="float">
            <text:p>64</text:p>
          </table:table-cell>
          <table:table-cell table:formula="of:=ABJAD([.$A427];1;1)" office:value-type="float" office:value="2140" calcext:value-type="float">
            <text:p>2140</text:p>
          </table:table-cell>
          <table:table-cell table:formula="of:=ABJAD([.$A427];2;1)" office:value-type="float" office:value="2286" calcext:value-type="float">
            <text:p>2286</text:p>
          </table:table-cell>
          <table:table-cell table:formula="of:=ABJAD([.$A427];3;1)" office:value-type="float" office:value="9395" calcext:value-type="float">
            <text:p>9395</text:p>
          </table:table-cell>
        </table:table-row>
        <table:table-row table:style-name="ro1">
          <table:table-cell office:value-type="string" calcext:value-type="string">
            <text:p>ÇOKER</text:p>
          </table:table-cell>
          <table:table-cell table:formula="of:=NUMEROLOG([.$A428];&quot;modern&quot;;&quot;tam&quot;)" office:value-type="float" office:value="25" calcext:value-type="float">
            <text:p>25</text:p>
          </table:table-cell>
          <table:table-cell table:formula="of:=NUMEROLOG([.$A428];&quot;TR&quot;;&quot;tam&quot;)" office:value-type="float" office:value="63" calcext:value-type="float">
            <text:p>63</text:p>
          </table:table-cell>
          <table:table-cell table:formula="of:=ABJAD([.$A428];0;1)" office:value-type="float" office:value="28" calcext:value-type="float">
            <text:p>28</text:p>
          </table:table-cell>
          <table:table-cell table:formula="of:=ABJAD([.$A428];1;1)" office:value-type="float" office:value="328" calcext:value-type="float">
            <text:p>328</text:p>
          </table:table-cell>
          <table:table-cell table:formula="of:=ABJAD([.$A428];2;1)" office:value-type="float" office:value="428" calcext:value-type="float">
            <text:p>428</text:p>
          </table:table-cell>
          <table:table-cell table:formula="of:=ABJAD([.$A428];3;1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ÇÖL</text:p>
          </table:table-cell>
          <table:table-cell table:formula="of:=NUMEROLOG([.$A429];&quot;modern&quot;;&quot;tam&quot;)" office:value-type="float" office:value="12" calcext:value-type="float">
            <text:p>12</text:p>
          </table:table-cell>
          <table:table-cell table:formula="of:=NUMEROLOG([.$A429];&quot;TR&quot;;&quot;tam&quot;)" office:value-type="float" office:value="38" calcext:value-type="float">
            <text:p>38</text:p>
          </table:table-cell>
          <table:table-cell table:formula="of:=ABJAD([.$A429];0;1)" office:value-type="float" office:value="11" calcext:value-type="float">
            <text:p>11</text:p>
          </table:table-cell>
          <table:table-cell table:formula="of:=ABJAD([.$A429];1;1)" office:value-type="float" office:value="143" calcext:value-type="float">
            <text:p>143</text:p>
          </table:table-cell>
          <table:table-cell table:formula="of:=ABJAD([.$A429];2;1)" office:value-type="float" office:value="243" calcext:value-type="float">
            <text:p>243</text:p>
          </table:table-cell>
          <table:table-cell table:formula="of:=ABJAD([.$A429];3;1)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ÇOLAK</text:p>
          </table:table-cell>
          <table:table-cell table:formula="of:=NUMEROLOG([.$A430];&quot;modern&quot;;&quot;tam&quot;)" office:value-type="float" office:value="15" calcext:value-type="float">
            <text:p>15</text:p>
          </table:table-cell>
          <table:table-cell table:formula="of:=NUMEROLOG([.$A430];&quot;TR&quot;;&quot;tam&quot;)" office:value-type="float" office:value="52" calcext:value-type="float">
            <text:p>52</text:p>
          </table:table-cell>
          <table:table-cell table:formula="of:=ABJAD([.$A430];0;1)" office:value-type="float" office:value="18" calcext:value-type="float">
            <text:p>18</text:p>
          </table:table-cell>
          <table:table-cell table:formula="of:=ABJAD([.$A430];1;1)" office:value-type="float" office:value="174" calcext:value-type="float">
            <text:p>174</text:p>
          </table:table-cell>
          <table:table-cell table:formula="of:=ABJAD([.$A430];2;1)" office:value-type="float" office:value="270" calcext:value-type="float">
            <text:p>270</text:p>
          </table:table-cell>
          <table:table-cell table:formula="of:=ABJAD([.$A430];3;1)"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ÇOLAKEROL</text:p>
          </table:table-cell>
          <table:table-cell table:formula="of:=NUMEROLOG([.$A431];&quot;modern&quot;;&quot;tam&quot;)" office:value-type="float" office:value="38" calcext:value-type="float">
            <text:p>38</text:p>
          </table:table-cell>
          <table:table-cell table:formula="of:=NUMEROLOG([.$A431];&quot;TR&quot;;&quot;tam&quot;)" office:value-type="float" office:value="112" calcext:value-type="float">
            <text:p>112</text:p>
          </table:table-cell>
          <table:table-cell table:formula="of:=ABJAD([.$A431];0;1)" office:value-type="float" office:value="41" calcext:value-type="float">
            <text:p>41</text:p>
          </table:table-cell>
          <table:table-cell table:formula="of:=ABJAD([.$A431];1;1)" office:value-type="float" office:value="509" calcext:value-type="float">
            <text:p>509</text:p>
          </table:table-cell>
          <table:table-cell table:formula="of:=ABJAD([.$A431];2;1)" office:value-type="float" office:value="700" calcext:value-type="float">
            <text:p>700</text:p>
          </table:table-cell>
          <table:table-cell table:formula="of:=ABJAD([.$A431];3;1)" office:value-type="float" office:value="5992" calcext:value-type="float">
            <text:p>5992</text:p>
          </table:table-cell>
        </table:table-row>
        <table:table-row table:style-name="ro1">
          <table:table-cell office:value-type="string" calcext:value-type="string">
            <text:p>ÇÖLBE</text:p>
          </table:table-cell>
          <table:table-cell table:formula="of:=NUMEROLOG([.$A432];&quot;modern&quot;;&quot;tam&quot;)" office:value-type="float" office:value="19" calcext:value-type="float">
            <text:p>19</text:p>
          </table:table-cell>
          <table:table-cell table:formula="of:=NUMEROLOG([.$A432];&quot;TR&quot;;&quot;tam&quot;)" office:value-type="float" office:value="46" calcext:value-type="float">
            <text:p>46</text:p>
          </table:table-cell>
          <table:table-cell table:formula="of:=ABJAD([.$A432];0;1)" office:value-type="float" office:value="18" calcext:value-type="float">
            <text:p>18</text:p>
          </table:table-cell>
          <table:table-cell table:formula="of:=ABJAD([.$A432];1;1)" office:value-type="float" office:value="150" calcext:value-type="float">
            <text:p>150</text:p>
          </table:table-cell>
          <table:table-cell table:formula="of:=ABJAD([.$A432];2;1)" office:value-type="float" office:value="260" calcext:value-type="float">
            <text:p>260</text:p>
          </table:table-cell>
          <table:table-cell table:formula="of:=ABJAD([.$A432];3;1)"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CÖMERT</text:p>
          </table:table-cell>
          <table:table-cell table:formula="of:=NUMEROLOG([.$A433];&quot;modern&quot;;&quot;tam&quot;)" office:value-type="float" office:value="29" calcext:value-type="float">
            <text:p>29</text:p>
          </table:table-cell>
          <table:table-cell table:formula="of:=NUMEROLOG([.$A433];&quot;TR&quot;;&quot;tam&quot;)" office:value-type="float" office:value="89" calcext:value-type="float">
            <text:p>89</text:p>
          </table:table-cell>
          <table:table-cell table:formula="of:=ABJAD([.$A433];0;1)" office:value-type="float" office:value="30" calcext:value-type="float">
            <text:p>30</text:p>
          </table:table-cell>
          <table:table-cell table:formula="of:=ABJAD([.$A433];1;1)" office:value-type="float" office:value="858" calcext:value-type="float">
            <text:p>858</text:p>
          </table:table-cell>
          <table:table-cell table:formula="of:=ABJAD([.$A433];2;1)" office:value-type="float" office:value="973" calcext:value-type="float">
            <text:p>973</text:p>
          </table:table-cell>
          <table:table-cell table:formula="of:=ABJAD([.$A433];3;1)" office:value-type="float" office:value="8313" calcext:value-type="float">
            <text:p>8313</text:p>
          </table:table-cell>
        </table:table-row>
        <table:table-row table:style-name="ro1">
          <table:table-cell office:value-type="string" calcext:value-type="string">
            <text:p>ÇOMUT</text:p>
          </table:table-cell>
          <table:table-cell table:formula="of:=NUMEROLOG([.$A434];&quot;modern&quot;;&quot;tam&quot;)" office:value-type="float" office:value="18" calcext:value-type="float">
            <text:p>18</text:p>
          </table:table-cell>
          <table:table-cell table:formula="of:=NUMEROLOG([.$A434];&quot;TR&quot;;&quot;tam&quot;)" office:value-type="float" office:value="87" calcext:value-type="float">
            <text:p>87</text:p>
          </table:table-cell>
          <table:table-cell table:formula="of:=ABJAD([.$A434];0;1)" office:value-type="float" office:value="19" calcext:value-type="float">
            <text:p>19</text:p>
          </table:table-cell>
          <table:table-cell table:formula="of:=ABJAD([.$A434];1;1)" office:value-type="float" office:value="1243" calcext:value-type="float">
            <text:p>1243</text:p>
          </table:table-cell>
          <table:table-cell table:formula="of:=ABJAD([.$A434];2;1)" office:value-type="float" office:value="1938" calcext:value-type="float">
            <text:p>1938</text:p>
          </table:table-cell>
          <table:table-cell table:formula="of:=ABJAD([.$A434];3;1)" office:value-type="float" office:value="8612" calcext:value-type="float">
            <text:p>8612</text:p>
          </table:table-cell>
        </table:table-row>
        <table:table-row table:style-name="ro1">
          <table:table-cell office:value-type="string" calcext:value-type="string">
            <text:p>ÇOPUR</text:p>
          </table:table-cell>
          <table:table-cell table:formula="of:=NUMEROLOG([.$A435];&quot;modern&quot;;&quot;tam&quot;)" office:value-type="float" office:value="28" calcext:value-type="float">
            <text:p>28</text:p>
          </table:table-cell>
          <table:table-cell table:formula="of:=NUMEROLOG([.$A435];&quot;TR&quot;;&quot;tam&quot;)" office:value-type="float" office:value="88" calcext:value-type="float">
            <text:p>88</text:p>
          </table:table-cell>
          <table:table-cell table:formula="of:=ABJAD([.$A435];0;1)" office:value-type="float" office:value="23" calcext:value-type="float">
            <text:p>23</text:p>
          </table:table-cell>
          <table:table-cell table:formula="of:=ABJAD([.$A435];1;1)" office:value-type="float" office:value="983" calcext:value-type="float">
            <text:p>983</text:p>
          </table:table-cell>
          <table:table-cell table:formula="of:=ABJAD([.$A435];2;1)" office:value-type="float" office:value="1678" calcext:value-type="float">
            <text:p>1678</text:p>
          </table:table-cell>
          <table:table-cell table:formula="of:=ABJAD([.$A435];3;1)" office:value-type="float" office:value="9864" calcext:value-type="float">
            <text:p>9864</text:p>
          </table:table-cell>
        </table:table-row>
        <table:table-row table:style-name="ro1">
          <table:table-cell office:value-type="string" calcext:value-type="string">
            <text:p>ÇÖREKLİ</text:p>
          </table:table-cell>
          <table:table-cell table:formula="of:=NUMEROLOG([.$A436];&quot;modern&quot;;&quot;tam&quot;)" office:value-type="float" office:value="37" calcext:value-type="float">
            <text:p>37</text:p>
          </table:table-cell>
          <table:table-cell table:formula="of:=NUMEROLOG([.$A436];&quot;TR&quot;;&quot;tam&quot;)" office:value-type="float" office:value="91" calcext:value-type="float">
            <text:p>91</text:p>
          </table:table-cell>
          <table:table-cell table:formula="of:=ABJAD([.$A436];0;1)" office:value-type="float" office:value="36" calcext:value-type="float">
            <text:p>36</text:p>
          </table:table-cell>
          <table:table-cell table:formula="of:=ABJAD([.$A436];1;1)" office:value-type="float" office:value="408" calcext:value-type="float">
            <text:p>408</text:p>
          </table:table-cell>
          <table:table-cell table:formula="of:=ABJAD([.$A436];2;1)" office:value-type="float" office:value="543" calcext:value-type="float">
            <text:p>543</text:p>
          </table:table-cell>
          <table:table-cell table:formula="of:=ABJAD([.$A436];3;1)"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CORUT</text:p>
          </table:table-cell>
          <table:table-cell table:formula="of:=NUMEROLOG([.$A437];&quot;modern&quot;;&quot;tam&quot;)" office:value-type="float" office:value="23" calcext:value-type="float">
            <text:p>23</text:p>
          </table:table-cell>
          <table:table-cell table:formula="of:=NUMEROLOG([.$A437];&quot;TR&quot;;&quot;tam&quot;)" office:value-type="float" office:value="91" calcext:value-type="float">
            <text:p>91</text:p>
          </table:table-cell>
          <table:table-cell table:formula="of:=ABJAD([.$A437];0;1)" office:value-type="float" office:value="27" calcext:value-type="float">
            <text:p>27</text:p>
          </table:table-cell>
          <table:table-cell table:formula="of:=ABJAD([.$A437];1;1)" office:value-type="float" office:value="1383" calcext:value-type="float">
            <text:p>1383</text:p>
          </table:table-cell>
          <table:table-cell table:formula="of:=ABJAD([.$A437];2;1)" office:value-type="float" office:value="2078" calcext:value-type="float">
            <text:p>2078</text:p>
          </table:table-cell>
          <table:table-cell table:formula="of:=ABJAD([.$A437];3;1)"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COŞAR</text:p>
          </table:table-cell>
          <table:table-cell table:formula="of:=NUMEROLOG([.$A438];&quot;modern&quot;;&quot;tam&quot;)" office:value-type="float" office:value="20" calcext:value-type="float">
            <text:p>20</text:p>
          </table:table-cell>
          <table:table-cell table:formula="of:=NUMEROLOG([.$A438];&quot;TR&quot;;&quot;tam&quot;)" office:value-type="float" office:value="66" calcext:value-type="float">
            <text:p>66</text:p>
          </table:table-cell>
          <table:table-cell table:formula="of:=ABJAD([.$A438];0;1)" office:value-type="float" office:value="24" calcext:value-type="float">
            <text:p>24</text:p>
          </table:table-cell>
          <table:table-cell table:formula="of:=ABJAD([.$A438];1;1)" office:value-type="float" office:value="684" calcext:value-type="float">
            <text:p>684</text:p>
          </table:table-cell>
          <table:table-cell table:formula="of:=ABJAD([.$A438];2;1)" office:value-type="float" office:value="780" calcext:value-type="float">
            <text:p>780</text:p>
          </table:table-cell>
          <table:table-cell table:formula="of:=ABJAD([.$A438];3;1)" office:value-type="float" office:value="7719" calcext:value-type="float">
            <text:p>7719</text:p>
          </table:table-cell>
        </table:table-row>
        <table:table-row table:style-name="ro1">
          <table:table-cell office:value-type="string" calcext:value-type="string">
            <text:p>COŞGUN</text:p>
          </table:table-cell>
          <table:table-cell table:formula="of:=NUMEROLOG([.$A439];&quot;modern&quot;;&quot;tam&quot;)" office:value-type="float" office:value="25" calcext:value-type="float">
            <text:p>25</text:p>
          </table:table-cell>
          <table:table-cell table:formula="of:=NUMEROLOG([.$A439];&quot;TR&quot;;&quot;tam&quot;)" office:value-type="float" office:value="94" calcext:value-type="float">
            <text:p>94</text:p>
          </table:table-cell>
          <table:table-cell table:formula="of:=ABJAD([.$A439];0;1)" office:value-type="float" office:value="32" calcext:value-type="float">
            <text:p>32</text:p>
          </table:table-cell>
          <table:table-cell table:formula="of:=ABJAD([.$A439];1;1)" office:value-type="float" office:value="1160" calcext:value-type="float">
            <text:p>1160</text:p>
          </table:table-cell>
          <table:table-cell table:formula="of:=ABJAD([.$A439];2;1)" office:value-type="float" office:value="1860" calcext:value-type="float">
            <text:p>1860</text:p>
          </table:table-cell>
          <table:table-cell table:formula="of:=ABJAD([.$A439];3;1)" office:value-type="float" office:value="10792" calcext:value-type="float">
            <text:p>10792</text:p>
          </table:table-cell>
        </table:table-row>
        <table:table-row table:style-name="ro1">
          <table:table-cell office:value-type="string" calcext:value-type="string">
            <text:p>COŞKUN</text:p>
          </table:table-cell>
          <table:table-cell table:formula="of:=NUMEROLOG([.$A440];&quot;modern&quot;;&quot;tam&quot;)" office:value-type="float" office:value="20" calcext:value-type="float">
            <text:p>20</text:p>
          </table:table-cell>
          <table:table-cell table:formula="of:=NUMEROLOG([.$A440];&quot;TR&quot;;&quot;tam&quot;)" office:value-type="float" office:value="100" calcext:value-type="float">
            <text:p>100</text:p>
          </table:table-cell>
          <table:table-cell table:formula="of:=ABJAD([.$A440];0;1)" office:value-type="float" office:value="29" calcext:value-type="float">
            <text:p>29</text:p>
          </table:table-cell>
          <table:table-cell table:formula="of:=ABJAD([.$A440];1;1)" office:value-type="float" office:value="1193" calcext:value-type="float">
            <text:p>1193</text:p>
          </table:table-cell>
          <table:table-cell table:formula="of:=ABJAD([.$A440];2;1)" office:value-type="float" office:value="1893" calcext:value-type="float">
            <text:p>1893</text:p>
          </table:table-cell>
          <table:table-cell table:formula="of:=ABJAD([.$A440];3;1)"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COŞKUNER</text:p>
          </table:table-cell>
          <table:table-cell table:formula="of:=NUMEROLOG([.$A441];&quot;modern&quot;;&quot;tam&quot;)" office:value-type="float" office:value="34" calcext:value-type="float">
            <text:p>34</text:p>
          </table:table-cell>
          <table:table-cell table:formula="of:=NUMEROLOG([.$A441];&quot;TR&quot;;&quot;tam&quot;)" office:value-type="float" office:value="127" calcext:value-type="float">
            <text:p>127</text:p>
          </table:table-cell>
          <table:table-cell table:formula="of:=ABJAD([.$A441];0;1)" office:value-type="float" office:value="42" calcext:value-type="float">
            <text:p>42</text:p>
          </table:table-cell>
          <table:table-cell table:formula="of:=ABJAD([.$A441];1;1)" office:value-type="float" office:value="1398" calcext:value-type="float">
            <text:p>1398</text:p>
          </table:table-cell>
          <table:table-cell table:formula="of:=ABJAD([.$A441];2;1)" office:value-type="float" office:value="2108" calcext:value-type="float">
            <text:p>2108</text:p>
          </table:table-cell>
          <table:table-cell table:formula="of:=ABJAD([.$A441];3;1)" office:value-type="float" office:value="13240" calcext:value-type="float">
            <text:p>13240</text:p>
          </table:table-cell>
        </table:table-row>
        <table:table-row table:style-name="ro1">
          <table:table-cell office:value-type="string" calcext:value-type="string">
            <text:p>DADALI</text:p>
          </table:table-cell>
          <table:table-cell table:formula="of:=NUMEROLOG([.$A442];&quot;modern&quot;;&quot;tam&quot;)" office:value-type="float" office:value="22" calcext:value-type="float">
            <text:p>22</text:p>
          </table:table-cell>
          <table:table-cell table:formula="of:=NUMEROLOG([.$A442];&quot;TR&quot;;&quot;tam&quot;)" office:value-type="float" office:value="38" calcext:value-type="float">
            <text:p>38</text:p>
          </table:table-cell>
          <table:table-cell table:formula="of:=ABJAD([.$A442];0;1)" office:value-type="float" office:value="22" calcext:value-type="float">
            <text:p>22</text:p>
          </table:table-cell>
          <table:table-cell table:formula="of:=ABJAD([.$A442];1;1)" office:value-type="float" office:value="70" calcext:value-type="float">
            <text:p>70</text:p>
          </table:table-cell>
          <table:table-cell table:formula="of:=ABJAD([.$A442];2;1)" office:value-type="float" office:value="97" calcext:value-type="float">
            <text:p>97</text:p>
          </table:table-cell>
          <table:table-cell table:formula="of:=ABJAD([.$A442];3;1)"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DADLI</text:p>
          </table:table-cell>
          <table:table-cell table:formula="of:=NUMEROLOG([.$A443];&quot;modern&quot;;&quot;tam&quot;)" office:value-type="float" office:value="21" calcext:value-type="float">
            <text:p>21</text:p>
          </table:table-cell>
          <table:table-cell table:formula="of:=NUMEROLOG([.$A443];&quot;TR&quot;;&quot;tam&quot;)" office:value-type="float" office:value="37" calcext:value-type="float">
            <text:p>37</text:p>
          </table:table-cell>
          <table:table-cell table:formula="of:=ABJAD([.$A443];0;1)" office:value-type="float" office:value="21" calcext:value-type="float">
            <text:p>21</text:p>
          </table:table-cell>
          <table:table-cell table:formula="of:=ABJAD([.$A443];1;1)" office:value-type="float" office:value="69" calcext:value-type="float">
            <text:p>69</text:p>
          </table:table-cell>
          <table:table-cell table:formula="of:=ABJAD([.$A443];2;1)" office:value-type="float" office:value="95" calcext:value-type="float">
            <text:p>95</text:p>
          </table:table-cell>
          <table:table-cell table:formula="of:=ABJAD([.$A443];3;1)"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DAĞ</text:p>
          </table:table-cell>
          <table:table-cell table:formula="of:=NUMEROLOG([.$A444];&quot;modern&quot;;&quot;tam&quot;)" office:value-type="float" office:value="12" calcext:value-type="float">
            <text:p>12</text:p>
          </table:table-cell>
          <table:table-cell table:formula="of:=NUMEROLOG([.$A444];&quot;TR&quot;;&quot;tam&quot;)" office:value-type="float" office:value="15" calcext:value-type="float">
            <text:p>15</text:p>
          </table:table-cell>
          <table:table-cell table:formula="of:=ABJAD([.$A444];0;1)" office:value-type="float" office:value="13" calcext:value-type="float">
            <text:p>13</text:p>
          </table:table-cell>
          <table:table-cell table:formula="of:=ABJAD([.$A444];1;1)" office:value-type="float" office:value="13" calcext:value-type="float">
            <text:p>13</text:p>
          </table:table-cell>
          <table:table-cell table:formula="of:=ABJAD([.$A444];2;1)" office:value-type="float" office:value="2624" calcext:value-type="float">
            <text:p>2624</text:p>
          </table:table-cell>
          <table:table-cell table:formula="of:=ABJAD([.$A444];3;1)"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DAĞDELEN</text:p>
          </table:table-cell>
          <table:table-cell table:formula="of:=NUMEROLOG([.$A445];&quot;modern&quot;;&quot;tam&quot;)" office:value-type="float" office:value="34" calcext:value-type="float">
            <text:p>34</text:p>
          </table:table-cell>
          <table:table-cell table:formula="of:=NUMEROLOG([.$A445];&quot;TR&quot;;&quot;tam&quot;)" office:value-type="float" office:value="64" calcext:value-type="float">
            <text:p>64</text:p>
          </table:table-cell>
          <table:table-cell table:formula="of:=ABJAD([.$A445];0;1)" office:value-type="float" office:value="39" calcext:value-type="float">
            <text:p>39</text:p>
          </table:table-cell>
          <table:table-cell table:formula="of:=ABJAD([.$A445];1;1)" office:value-type="float" office:value="147" calcext:value-type="float">
            <text:p>147</text:p>
          </table:table-cell>
          <table:table-cell table:formula="of:=ABJAD([.$A445];2;1)" office:value-type="float" office:value="2783" calcext:value-type="float">
            <text:p>2783</text:p>
          </table:table-cell>
          <table:table-cell table:formula="of:=ABJAD([.$A445];3;1)" office:value-type="float" office:value="5999" calcext:value-type="float">
            <text:p>5999</text:p>
          </table:table-cell>
        </table:table-row>
        <table:table-row table:style-name="ro1">
          <table:table-cell office:value-type="string" calcext:value-type="string">
            <text:p>DAĞLI</text:p>
          </table:table-cell>
          <table:table-cell table:formula="of:=NUMEROLOG([.$A446];&quot;modern&quot;;&quot;tam&quot;)" office:value-type="float" office:value="24" calcext:value-type="float">
            <text:p>24</text:p>
          </table:table-cell>
          <table:table-cell table:formula="of:=NUMEROLOG([.$A446];&quot;TR&quot;;&quot;tam&quot;)" office:value-type="float" office:value="41" calcext:value-type="float">
            <text:p>41</text:p>
          </table:table-cell>
          <table:table-cell table:formula="of:=ABJAD([.$A446];0;1)" office:value-type="float" office:value="25" calcext:value-type="float">
            <text:p>25</text:p>
          </table:table-cell>
          <table:table-cell table:formula="of:=ABJAD([.$A446];1;1)" office:value-type="float" office:value="73" calcext:value-type="float">
            <text:p>73</text:p>
          </table:table-cell>
          <table:table-cell table:formula="of:=ABJAD([.$A446];2;1)" office:value-type="float" office:value="2699" calcext:value-type="float">
            <text:p>2699</text:p>
          </table:table-cell>
          <table:table-cell table:formula="of:=ABJAD([.$A446];3;1)"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DAĞLIOĞLU</text:p>
          </table:table-cell>
          <table:table-cell table:formula="of:=NUMEROLOG([.$A447];&quot;modern&quot;;&quot;tam&quot;)" office:value-type="float" office:value="43" calcext:value-type="float">
            <text:p>43</text:p>
          </table:table-cell>
          <table:table-cell table:formula="of:=NUMEROLOG([.$A447];&quot;TR&quot;;&quot;tam&quot;)" office:value-type="float" office:value="108" calcext:value-type="float">
            <text:p>108</text:p>
          </table:table-cell>
          <table:table-cell table:formula="of:=ABJAD([.$A447];0;1)" office:value-type="float" office:value="43" calcext:value-type="float">
            <text:p>43</text:p>
          </table:table-cell>
          <table:table-cell table:formula="of:=ABJAD([.$A447];1;1)" office:value-type="float" office:value="811" calcext:value-type="float">
            <text:p>811</text:p>
          </table:table-cell>
          <table:table-cell table:formula="of:=ABJAD([.$A447];2;1)" office:value-type="float" office:value="6727" calcext:value-type="float">
            <text:p>6727</text:p>
          </table:table-cell>
          <table:table-cell table:formula="of:=ABJAD([.$A447];3;1)"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table:formula="of:=NUMEROLOG([.$A448];&quot;modern&quot;;&quot;tam&quot;)" office:value-type="float" office:value="8" calcext:value-type="float">
            <text:p>8</text:p>
          </table:table-cell>
          <table:table-cell table:formula="of:=NUMEROLOG([.$A448];&quot;TR&quot;;&quot;tam&quot;)" office:value-type="float" office:value="21" calcext:value-type="float">
            <text:p>21</text:p>
          </table:table-cell>
          <table:table-cell table:formula="of:=ABJAD([.$A448];0;1)" office:value-type="float" office:value="7" calcext:value-type="float">
            <text:p>7</text:p>
          </table:table-cell>
          <table:table-cell table:formula="of:=ABJAD([.$A448];1;1)" office:value-type="float" office:value="55" calcext:value-type="float">
            <text:p>55</text:p>
          </table:table-cell>
          <table:table-cell table:formula="of:=ABJAD([.$A448];2;1)" office:value-type="float" office:value="66" calcext:value-type="float">
            <text:p>66</text:p>
          </table:table-cell>
          <table:table-cell table:formula="of:=ABJAD([.$A448];3;1)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DALYAN CİLO</text:p>
          </table:table-cell>
          <table:table-cell table:formula="of:=NUMEROLOG([.$A449];&quot;modern&quot;;&quot;tam&quot;)" office:value-type="float" office:value="42" calcext:value-type="float">
            <text:p>42</text:p>
          </table:table-cell>
          <table:table-cell table:formula="of:=NUMEROLOG([.$A449];&quot;TR&quot;;&quot;tam&quot;)" office:value-type="float" office:value="115" calcext:value-type="float">
            <text:p>115</text:p>
          </table:table-cell>
          <table:table-cell table:formula="of:=ABJAD([.$A449];0;1)" office:value-type="float" office:value="39" calcext:value-type="float">
            <text:p>39</text:p>
          </table:table-cell>
          <table:table-cell table:formula="of:=ABJAD([.$A449];1;1)" office:value-type="float" office:value="1179" calcext:value-type="float">
            <text:p>1179</text:p>
          </table:table-cell>
          <table:table-cell table:formula="of:=ABJAD([.$A449];2;1)" office:value-type="float" office:value="1311" calcext:value-type="float">
            <text:p>1311</text:p>
          </table:table-cell>
          <table:table-cell table:formula="of:=ABJAD([.$A449];3;1)"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table:formula="of:=NUMEROLOG([.$A450];&quot;modern&quot;;&quot;tam&quot;)" office:value-type="float" office:value="9" calcext:value-type="float">
            <text:p>9</text:p>
          </table:table-cell>
          <table:table-cell table:formula="of:=NUMEROLOG([.$A450];&quot;TR&quot;;&quot;tam&quot;)" office:value-type="float" office:value="22" calcext:value-type="float">
            <text:p>22</text:p>
          </table:table-cell>
          <table:table-cell table:formula="of:=ABJAD([.$A450];0;1)" office:value-type="float" office:value="5" calcext:value-type="float">
            <text:p>5</text:p>
          </table:table-cell>
          <table:table-cell table:formula="of:=ABJAD([.$A450];1;1)" office:value-type="float" office:value="65" calcext:value-type="float">
            <text:p>65</text:p>
          </table:table-cell>
          <table:table-cell table:formula="of:=ABJAD([.$A450];2;1)" office:value-type="float" office:value="76" calcext:value-type="float">
            <text:p>76</text:p>
          </table:table-cell>
          <table:table-cell table:formula="of:=ABJAD([.$A450];3;1)"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DANIŞOĞLU</text:p>
          </table:table-cell>
          <table:table-cell table:formula="of:=NUMEROLOG([.$A451];&quot;modern&quot;;&quot;tam&quot;)" office:value-type="float" office:value="39" calcext:value-type="float">
            <text:p>39</text:p>
          </table:table-cell>
          <table:table-cell table:formula="of:=NUMEROLOG([.$A451];&quot;TR&quot;;&quot;tam&quot;)" office:value-type="float" office:value="124" calcext:value-type="float">
            <text:p>124</text:p>
          </table:table-cell>
          <table:table-cell table:formula="of:=ABJAD([.$A451];0;1)" office:value-type="float" office:value="47" calcext:value-type="float">
            <text:p>47</text:p>
          </table:table-cell>
          <table:table-cell table:formula="of:=ABJAD([.$A451];1;1)" office:value-type="float" office:value="1223" calcext:value-type="float">
            <text:p>1223</text:p>
          </table:table-cell>
          <table:table-cell table:formula="of:=ABJAD([.$A451];2;1)" office:value-type="float" office:value="4539" calcext:value-type="float">
            <text:p>4539</text:p>
          </table:table-cell>
          <table:table-cell table:formula="of:=ABJAD([.$A451];3;1)" office:value-type="float" office:value="11816" calcext:value-type="float">
            <text:p>11816</text:p>
          </table:table-cell>
        </table:table-row>
        <table:table-row table:style-name="ro1">
          <table:table-cell office:value-type="string" calcext:value-type="string">
            <text:p>DARAMAN</text:p>
          </table:table-cell>
          <table:table-cell table:formula="of:=NUMEROLOG([.$A452];&quot;modern&quot;;&quot;tam&quot;)" office:value-type="float" office:value="25" calcext:value-type="float">
            <text:p>25</text:p>
          </table:table-cell>
          <table:table-cell table:formula="of:=NUMEROLOG([.$A452];&quot;TR&quot;;&quot;tam&quot;)" office:value-type="float" office:value="62" calcext:value-type="float">
            <text:p>62</text:p>
          </table:table-cell>
          <table:table-cell table:formula="of:=ABJAD([.$A452];0;1)" office:value-type="float" office:value="25" calcext:value-type="float">
            <text:p>25</text:p>
          </table:table-cell>
          <table:table-cell table:formula="of:=ABJAD([.$A452];1;1)" office:value-type="float" office:value="337" calcext:value-type="float">
            <text:p>337</text:p>
          </table:table-cell>
          <table:table-cell table:formula="of:=ABJAD([.$A452];2;1)" office:value-type="float" office:value="360" calcext:value-type="float">
            <text:p>360</text:p>
          </table:table-cell>
          <table:table-cell table:formula="of:=ABJAD([.$A452];3;1)" office:value-type="float" office:value="7046" calcext:value-type="float">
            <text:p>7046</text:p>
          </table:table-cell>
        </table:table-row>
        <table:table-row table:style-name="ro1">
          <table:table-cell office:value-type="string" calcext:value-type="string">
            <text:p>DAYANGAÇ</text:p>
          </table:table-cell>
          <table:table-cell table:formula="of:=NUMEROLOG([.$A453];&quot;modern&quot;;&quot;tam&quot;)" office:value-type="float" office:value="29" calcext:value-type="float">
            <text:p>29</text:p>
          </table:table-cell>
          <table:table-cell table:formula="of:=NUMEROLOG([.$A453];&quot;TR&quot;;&quot;tam&quot;)" office:value-type="float" office:value="65" calcext:value-type="float">
            <text:p>65</text:p>
          </table:table-cell>
          <table:table-cell table:formula="of:=ABJAD([.$A453];0;1)" office:value-type="float" office:value="27" calcext:value-type="float">
            <text:p>27</text:p>
          </table:table-cell>
          <table:table-cell table:formula="of:=ABJAD([.$A453];1;1)" office:value-type="float" office:value="987" calcext:value-type="float">
            <text:p>987</text:p>
          </table:table-cell>
          <table:table-cell table:formula="of:=ABJAD([.$A453];2;1)" office:value-type="float" office:value="1015" calcext:value-type="float">
            <text:p>1015</text:p>
          </table:table-cell>
          <table:table-cell table:formula="of:=ABJAD([.$A453];3;1)" office:value-type="float" office:value="9301" calcext:value-type="float">
            <text:p>9301</text:p>
          </table:table-cell>
        </table:table-row>
        <table:table-row table:style-name="ro1">
          <table:table-cell office:value-type="string" calcext:value-type="string">
            <text:p>DAYLAK</text:p>
          </table:table-cell>
          <table:table-cell table:formula="of:=NUMEROLOG([.$A454];&quot;modern&quot;;&quot;tam&quot;)" office:value-type="float" office:value="18" calcext:value-type="float">
            <text:p>18</text:p>
          </table:table-cell>
          <table:table-cell table:formula="of:=NUMEROLOG([.$A454];&quot;TR&quot;;&quot;tam&quot;)" office:value-type="float" office:value="64" calcext:value-type="float">
            <text:p>64</text:p>
          </table:table-cell>
          <table:table-cell table:formula="of:=ABJAD([.$A454];0;1)" office:value-type="float" office:value="12" calcext:value-type="float">
            <text:p>12</text:p>
          </table:table-cell>
          <table:table-cell table:formula="of:=ABJAD([.$A454];1;1)" office:value-type="float" office:value="996" calcext:value-type="float">
            <text:p>996</text:p>
          </table:table-cell>
          <table:table-cell table:formula="of:=ABJAD([.$A454];2;1)" office:value-type="float" office:value="1018" calcext:value-type="float">
            <text:p>1018</text:p>
          </table:table-cell>
          <table:table-cell table:formula="of:=ABJAD([.$A454];3;1)" office:value-type="float" office:value="5977" calcext:value-type="float">
            <text:p>5977</text:p>
          </table:table-cell>
        </table:table-row>
        <table:table-row table:style-name="ro1">
          <table:table-cell office:value-type="string" calcext:value-type="string">
            <text:p>DEDE</text:p>
          </table:table-cell>
          <table:table-cell table:formula="of:=NUMEROLOG([.$A455];&quot;modern&quot;;&quot;tam&quot;)" office:value-type="float" office:value="18" calcext:value-type="float">
            <text:p>18</text:p>
          </table:table-cell>
          <table:table-cell table:formula="of:=NUMEROLOG([.$A455];&quot;TR&quot;;&quot;tam&quot;)" office:value-type="float" office:value="22" calcext:value-type="float">
            <text:p>22</text:p>
          </table:table-cell>
          <table:table-cell table:formula="of:=ABJAD([.$A455];0;1)" office:value-type="float" office:value="18" calcext:value-type="float">
            <text:p>18</text:p>
          </table:table-cell>
          <table:table-cell table:formula="of:=ABJAD([.$A455];1;1)" office:value-type="float" office:value="18" calcext:value-type="float">
            <text:p>18</text:p>
          </table:table-cell>
          <table:table-cell table:formula="of:=ABJAD([.$A455];2;1)" office:value-type="float" office:value="38" calcext:value-type="float">
            <text:p>38</text:p>
          </table:table-cell>
          <table:table-cell table:formula="of:=ABJAD([.$A455];3;1)"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DEDEMOĞLU</text:p>
          </table:table-cell>
          <table:table-cell table:formula="of:=NUMEROLOG([.$A456];&quot;modern&quot;;&quot;tam&quot;)" office:value-type="float" office:value="41" calcext:value-type="float">
            <text:p>41</text:p>
          </table:table-cell>
          <table:table-cell table:formula="of:=NUMEROLOG([.$A456];&quot;TR&quot;;&quot;tam&quot;)" office:value-type="float" office:value="105" calcext:value-type="float">
            <text:p>105</text:p>
          </table:table-cell>
          <table:table-cell table:formula="of:=ABJAD([.$A456];0;1)" office:value-type="float" office:value="36" calcext:value-type="float">
            <text:p>36</text:p>
          </table:table-cell>
          <table:table-cell table:formula="of:=ABJAD([.$A456];1;1)" office:value-type="float" office:value="816" calcext:value-type="float">
            <text:p>816</text:p>
          </table:table-cell>
          <table:table-cell table:formula="of:=ABJAD([.$A456];2;1)" office:value-type="float" office:value="4131" calcext:value-type="float">
            <text:p>4131</text:p>
          </table:table-cell>
          <table:table-cell table:formula="of:=ABJAD([.$A456];3;1)" office:value-type="float" office:value="8794" calcext:value-type="float">
            <text:p>8794</text:p>
          </table:table-cell>
        </table:table-row>
        <table:table-row table:style-name="ro1">
          <table:table-cell office:value-type="string" calcext:value-type="string">
            <text:p>DEDEOĞLU</text:p>
          </table:table-cell>
          <table:table-cell table:formula="of:=NUMEROLOG([.$A457];&quot;modern&quot;;&quot;tam&quot;)" office:value-type="float" office:value="37" calcext:value-type="float">
            <text:p>37</text:p>
          </table:table-cell>
          <table:table-cell table:formula="of:=NUMEROLOG([.$A457];&quot;TR&quot;;&quot;tam&quot;)" office:value-type="float" office:value="89" calcext:value-type="float">
            <text:p>89</text:p>
          </table:table-cell>
          <table:table-cell table:formula="of:=ABJAD([.$A457];0;1)" office:value-type="float" office:value="36" calcext:value-type="float">
            <text:p>36</text:p>
          </table:table-cell>
          <table:table-cell table:formula="of:=ABJAD([.$A457];1;1)" office:value-type="float" office:value="756" calcext:value-type="float">
            <text:p>756</text:p>
          </table:table-cell>
          <table:table-cell table:formula="of:=ABJAD([.$A457];2;1)" office:value-type="float" office:value="4066" calcext:value-type="float">
            <text:p>4066</text:p>
          </table:table-cell>
          <table:table-cell table:formula="of:=ABJAD([.$A457];3;1)" office:value-type="float" office:value="7773" calcext:value-type="float">
            <text:p>7773</text:p>
          </table:table-cell>
        </table:table-row>
        <table:table-row table:style-name="ro1">
          <table:table-cell office:value-type="string" calcext:value-type="string">
            <text:p>DEĞİRMENCİ</text:p>
          </table:table-cell>
          <table:table-cell table:formula="of:=NUMEROLOG([.$A458];&quot;modern&quot;;&quot;tam&quot;)" office:value-type="float" office:value="60" calcext:value-type="float">
            <text:p>60</text:p>
          </table:table-cell>
          <table:table-cell table:formula="of:=NUMEROLOG([.$A458];&quot;TR&quot;;&quot;tam&quot;)" office:value-type="float" office:value="107" calcext:value-type="float">
            <text:p>107</text:p>
          </table:table-cell>
          <table:table-cell table:formula="of:=ABJAD([.$A458];0;1)" office:value-type="float" office:value="59" calcext:value-type="float">
            <text:p>59</text:p>
          </table:table-cell>
          <table:table-cell table:formula="of:=ABJAD([.$A458];1;1)" office:value-type="float" office:value="395" calcext:value-type="float">
            <text:p>395</text:p>
          </table:table-cell>
          <table:table-cell table:formula="of:=ABJAD([.$A458];2;1)" office:value-type="float" office:value="3075" calcext:value-type="float">
            <text:p>3075</text:p>
          </table:table-cell>
          <table:table-cell table:formula="of:=ABJAD([.$A458];3;1)" office:value-type="float" office:value="11662" calcext:value-type="float">
            <text:p>11662</text:p>
          </table:table-cell>
        </table:table-row>
        <table:table-row table:style-name="ro1">
          <table:table-cell office:value-type="string" calcext:value-type="string">
            <text:p>DEĞİRMENCİ AKAR</text:p>
          </table:table-cell>
          <table:table-cell table:formula="of:=NUMEROLOG([.$A459];&quot;modern&quot;;&quot;tam&quot;)" office:value-type="float" office:value="73" calcext:value-type="float">
            <text:p>73</text:p>
          </table:table-cell>
          <table:table-cell table:formula="of:=NUMEROLOG([.$A459];&quot;TR&quot;;&quot;tam&quot;)" office:value-type="float" office:value="144" calcext:value-type="float">
            <text:p>144</text:p>
          </table:table-cell>
          <table:table-cell table:formula="of:=ABJAD([.$A459];0;1)" office:value-type="float" office:value="73" calcext:value-type="float">
            <text:p>73</text:p>
          </table:table-cell>
          <table:table-cell table:formula="of:=ABJAD([.$A459];1;1)" office:value-type="float" office:value="637" calcext:value-type="float">
            <text:p>637</text:p>
          </table:table-cell>
          <table:table-cell table:formula="of:=ABJAD([.$A459];2;1)" office:value-type="float" office:value="3329" calcext:value-type="float">
            <text:p>3329</text:p>
          </table:table-cell>
          <table:table-cell table:formula="of:=ABJAD([.$A459];3;1)" office:value-type="float" office:value="15076" calcext:value-type="float">
            <text:p>15076</text:p>
          </table:table-cell>
        </table:table-row>
        <table:table-row table:style-name="ro1">
          <table:table-cell office:value-type="string" calcext:value-type="string">
            <text:p>DEMİR</text:p>
          </table:table-cell>
          <table:table-cell table:formula="of:=NUMEROLOG([.$A460];&quot;modern&quot;;&quot;tam&quot;)" office:value-type="float" office:value="31" calcext:value-type="float">
            <text:p>31</text:p>
          </table:table-cell>
          <table:table-cell table:formula="of:=NUMEROLOG([.$A460];&quot;TR&quot;;&quot;tam&quot;)" office:value-type="float" office:value="60" calcext:value-type="float">
            <text:p>60</text:p>
          </table:table-cell>
          <table:table-cell table:formula="of:=ABJAD([.$A460];0;1)" office:value-type="float" office:value="25" calcext:value-type="float">
            <text:p>25</text:p>
          </table:table-cell>
          <table:table-cell table:formula="of:=ABJAD([.$A460];1;1)" office:value-type="float" office:value="289" calcext:value-type="float">
            <text:p>289</text:p>
          </table:table-cell>
          <table:table-cell table:formula="of:=ABJAD([.$A460];2;1)" office:value-type="float" office:value="329" calcext:value-type="float">
            <text:p>329</text:p>
          </table:table-cell>
          <table:table-cell table:formula="of:=ABJAD([.$A460];3;1)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DEMİR GÖÇMEN</text:p>
          </table:table-cell>
          <table:table-cell table:formula="of:=NUMEROLOG([.$A461];&quot;modern&quot;;&quot;tam&quot;)" office:value-type="float" office:value="61" calcext:value-type="float">
            <text:p>61</text:p>
          </table:table-cell>
          <table:table-cell table:formula="of:=NUMEROLOG([.$A461];&quot;TR&quot;;&quot;tam&quot;)" office:value-type="float" office:value="130" calcext:value-type="float">
            <text:p>130</text:p>
          </table:table-cell>
          <table:table-cell table:formula="of:=ABJAD([.$A461];0;1)" office:value-type="float" office:value="56" calcext:value-type="float">
            <text:p>56</text:p>
          </table:table-cell>
          <table:table-cell table:formula="of:=ABJAD([.$A461];1;1)" office:value-type="float" office:value="524" calcext:value-type="float">
            <text:p>524</text:p>
          </table:table-cell>
          <table:table-cell table:formula="of:=ABJAD([.$A461];2;1)" office:value-type="float" office:value="679" calcext:value-type="float">
            <text:p>679</text:p>
          </table:table-cell>
          <table:table-cell table:formula="of:=ABJAD([.$A461];3;1)" office:value-type="float" office:value="11542" calcext:value-type="float">
            <text:p>11542</text:p>
          </table:table-cell>
        </table:table-row>
        <table:table-row table:style-name="ro1">
          <table:table-cell office:value-type="string" calcext:value-type="string">
            <text:p>DEMİRAY</text:p>
          </table:table-cell>
          <table:table-cell table:formula="of:=NUMEROLOG([.$A462];&quot;modern&quot;;&quot;tam&quot;)" office:value-type="float" office:value="39" calcext:value-type="float">
            <text:p>39</text:p>
          </table:table-cell>
          <table:table-cell table:formula="of:=NUMEROLOG([.$A462];&quot;TR&quot;;&quot;tam&quot;)" office:value-type="float" office:value="89" calcext:value-type="float">
            <text:p>89</text:p>
          </table:table-cell>
          <table:table-cell table:formula="of:=ABJAD([.$A462];0;1)" office:value-type="float" office:value="26" calcext:value-type="float">
            <text:p>26</text:p>
          </table:table-cell>
          <table:table-cell table:formula="of:=ABJAD([.$A462];1;1)" office:value-type="float" office:value="1190" calcext:value-type="float">
            <text:p>1190</text:p>
          </table:table-cell>
          <table:table-cell table:formula="of:=ABJAD([.$A462];2;1)" office:value-type="float" office:value="1236" calcext:value-type="float">
            <text:p>1236</text:p>
          </table:table-cell>
          <table:table-cell table:formula="of:=ABJAD([.$A462];3;1)" office:value-type="float" office:value="10648" calcext:value-type="float">
            <text:p>10648</text:p>
          </table:table-cell>
        </table:table-row>
        <table:table-row table:style-name="ro1">
          <table:table-cell office:value-type="string" calcext:value-type="string">
            <text:p>DEMİRBAŞ</text:p>
          </table:table-cell>
          <table:table-cell table:formula="of:=NUMEROLOG([.$A463];&quot;modern&quot;;&quot;tam&quot;)" office:value-type="float" office:value="35" calcext:value-type="float">
            <text:p>35</text:p>
          </table:table-cell>
          <table:table-cell table:formula="of:=NUMEROLOG([.$A463];&quot;TR&quot;;&quot;tam&quot;)" office:value-type="float" office:value="86" calcext:value-type="float">
            <text:p>86</text:p>
          </table:table-cell>
          <table:table-cell table:formula="of:=ABJAD([.$A463];0;1)" office:value-type="float" office:value="32" calcext:value-type="float">
            <text:p>32</text:p>
          </table:table-cell>
          <table:table-cell table:formula="of:=ABJAD([.$A463];1;1)" office:value-type="float" office:value="692" calcext:value-type="float">
            <text:p>692</text:p>
          </table:table-cell>
          <table:table-cell table:formula="of:=ABJAD([.$A463];2;1)" office:value-type="float" office:value="743" calcext:value-type="float">
            <text:p>743</text:p>
          </table:table-cell>
          <table:table-cell table:formula="of:=ABJAD([.$A463];3;1)" office:value-type="float" office:value="9798" calcext:value-type="float">
            <text:p>9798</text:p>
          </table:table-cell>
        </table:table-row>
        <table:table-row table:style-name="ro1">
          <table:table-cell office:value-type="string" calcext:value-type="string">
            <text:p>DEMİRCAN</text:p>
          </table:table-cell>
          <table:table-cell table:formula="of:=NUMEROLOG([.$A464];&quot;modern&quot;;&quot;tam&quot;)" office:value-type="float" office:value="40" calcext:value-type="float">
            <text:p>40</text:p>
          </table:table-cell>
          <table:table-cell table:formula="of:=NUMEROLOG([.$A464];&quot;TR&quot;;&quot;tam&quot;)" office:value-type="float" office:value="81" calcext:value-type="float">
            <text:p>81</text:p>
          </table:table-cell>
          <table:table-cell table:formula="of:=ABJAD([.$A464];0;1)" office:value-type="float" office:value="39" calcext:value-type="float">
            <text:p>39</text:p>
          </table:table-cell>
          <table:table-cell table:formula="of:=ABJAD([.$A464];1;1)" office:value-type="float" office:value="363" calcext:value-type="float">
            <text:p>363</text:p>
          </table:table-cell>
          <table:table-cell table:formula="of:=ABJAD([.$A464];2;1)" office:value-type="float" office:value="414" calcext:value-type="float">
            <text:p>414</text:p>
          </table:table-cell>
          <table:table-cell table:formula="of:=ABJAD([.$A464];3;1)" office:value-type="float" office:value="8912" calcext:value-type="float">
            <text:p>8912</text:p>
          </table:table-cell>
        </table:table-row>
        <table:table-row table:style-name="ro1">
          <table:table-cell office:value-type="string" calcext:value-type="string">
            <text:p>DEMİRDAĞ</text:p>
          </table:table-cell>
          <table:table-cell table:formula="of:=NUMEROLOG([.$A465];&quot;modern&quot;;&quot;tam&quot;)" office:value-type="float" office:value="43" calcext:value-type="float">
            <text:p>43</text:p>
          </table:table-cell>
          <table:table-cell table:formula="of:=NUMEROLOG([.$A465];&quot;TR&quot;;&quot;tam&quot;)" office:value-type="float" office:value="75" calcext:value-type="float">
            <text:p>75</text:p>
          </table:table-cell>
          <table:table-cell table:formula="of:=ABJAD([.$A465];0;1)" office:value-type="float" office:value="38" calcext:value-type="float">
            <text:p>38</text:p>
          </table:table-cell>
          <table:table-cell table:formula="of:=ABJAD([.$A465];1;1)" office:value-type="float" office:value="302" calcext:value-type="float">
            <text:p>302</text:p>
          </table:table-cell>
          <table:table-cell table:formula="of:=ABJAD([.$A465];2;1)" office:value-type="float" office:value="2953" calcext:value-type="float">
            <text:p>2953</text:p>
          </table:table-cell>
          <table:table-cell table:formula="of:=ABJAD([.$A465];3;1)"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DEMİREL</text:p>
          </table:table-cell>
          <table:table-cell table:formula="of:=NUMEROLOG([.$A466];&quot;modern&quot;;&quot;tam&quot;)" office:value-type="float" office:value="39" calcext:value-type="float">
            <text:p>39</text:p>
          </table:table-cell>
          <table:table-cell table:formula="of:=NUMEROLOG([.$A466];&quot;TR&quot;;&quot;tam&quot;)" office:value-type="float" office:value="81" calcext:value-type="float">
            <text:p>81</text:p>
          </table:table-cell>
          <table:table-cell table:formula="of:=ABJAD([.$A466];0;1)" office:value-type="float" office:value="32" calcext:value-type="float">
            <text:p>32</text:p>
          </table:table-cell>
          <table:table-cell table:formula="of:=ABJAD([.$A466];1;1)" office:value-type="float" office:value="344" calcext:value-type="float">
            <text:p>344</text:p>
          </table:table-cell>
          <table:table-cell table:formula="of:=ABJAD([.$A466];2;1)" office:value-type="float" office:value="394" calcext:value-type="float">
            <text:p>394</text:p>
          </table:table-cell>
          <table:table-cell table:formula="of:=ABJAD([.$A466];3;1)" office:value-type="float" office:value="6634" calcext:value-type="float">
            <text:p>6634</text:p>
          </table:table-cell>
        </table:table-row>
        <table:table-row table:style-name="ro1">
          <table:table-cell office:value-type="string" calcext:value-type="string">
            <text:p>DEMİRELLİ</text:p>
          </table:table-cell>
          <table:table-cell table:formula="of:=NUMEROLOG([.$A467];&quot;modern&quot;;&quot;tam&quot;)" office:value-type="float" office:value="51" calcext:value-type="float">
            <text:p>51</text:p>
          </table:table-cell>
          <table:table-cell table:formula="of:=NUMEROLOG([.$A467];&quot;TR&quot;;&quot;tam&quot;)" office:value-type="float" office:value="108" calcext:value-type="float">
            <text:p>108</text:p>
          </table:table-cell>
          <table:table-cell table:formula="of:=ABJAD([.$A467];0;1)" office:value-type="float" office:value="42" calcext:value-type="float">
            <text:p>42</text:p>
          </table:table-cell>
          <table:table-cell table:formula="of:=ABJAD([.$A467];1;1)" office:value-type="float" office:value="414" calcext:value-type="float">
            <text:p>414</text:p>
          </table:table-cell>
          <table:table-cell table:formula="of:=ABJAD([.$A467];2;1)" office:value-type="float" office:value="489" calcext:value-type="float">
            <text:p>489</text:p>
          </table:table-cell>
          <table:table-cell table:formula="of:=ABJAD([.$A467];3;1)"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DEMİRER</text:p>
          </table:table-cell>
          <table:table-cell table:formula="of:=NUMEROLOG([.$A468];&quot;modern&quot;;&quot;tam&quot;)" office:value-type="float" office:value="45" calcext:value-type="float">
            <text:p>45</text:p>
          </table:table-cell>
          <table:table-cell table:formula="of:=NUMEROLOG([.$A468];&quot;TR&quot;;&quot;tam&quot;)" office:value-type="float" office:value="87" calcext:value-type="float">
            <text:p>87</text:p>
          </table:table-cell>
          <table:table-cell table:formula="of:=ABJAD([.$A468];0;1)" office:value-type="float" office:value="38" calcext:value-type="float">
            <text:p>38</text:p>
          </table:table-cell>
          <table:table-cell table:formula="of:=ABJAD([.$A468];1;1)" office:value-type="float" office:value="494" calcext:value-type="float">
            <text:p>494</text:p>
          </table:table-cell>
          <table:table-cell table:formula="of:=ABJAD([.$A468];2;1)" office:value-type="float" office:value="544" calcext:value-type="float">
            <text:p>544</text:p>
          </table:table-cell>
          <table:table-cell table:formula="of:=ABJAD([.$A468];3;1)" office:value-type="float" office:value="9189" calcext:value-type="float">
            <text:p>9189</text:p>
          </table:table-cell>
        </table:table-row>
        <table:table-row table:style-name="ro1">
          <table:table-cell office:value-type="string" calcext:value-type="string">
            <text:p>DEMİRGAN</text:p>
          </table:table-cell>
          <table:table-cell table:formula="of:=NUMEROLOG([.$A469];&quot;modern&quot;;&quot;tam&quot;)" office:value-type="float" office:value="44" calcext:value-type="float">
            <text:p>44</text:p>
          </table:table-cell>
          <table:table-cell table:formula="of:=NUMEROLOG([.$A469];&quot;TR&quot;;&quot;tam&quot;)" office:value-type="float" office:value="86" calcext:value-type="float">
            <text:p>86</text:p>
          </table:table-cell>
          <table:table-cell table:formula="of:=ABJAD([.$A469];0;1)" office:value-type="float" office:value="43" calcext:value-type="float">
            <text:p>43</text:p>
          </table:table-cell>
          <table:table-cell table:formula="of:=ABJAD([.$A469];1;1)" office:value-type="float" office:value="367" calcext:value-type="float">
            <text:p>367</text:p>
          </table:table-cell>
          <table:table-cell table:formula="of:=ABJAD([.$A469];2;1)" office:value-type="float" office:value="418" calcext:value-type="float">
            <text:p>418</text:p>
          </table:table-cell>
          <table:table-cell table:formula="of:=ABJAD([.$A469];3;1)" office:value-type="float" office:value="9138" calcext:value-type="float">
            <text:p>9138</text:p>
          </table:table-cell>
        </table:table-row>
        <table:table-row table:style-name="ro1">
          <table:table-cell office:value-type="string" calcext:value-type="string">
            <text:p>DEMİRHAN</text:p>
          </table:table-cell>
          <table:table-cell table:formula="of:=NUMEROLOG([.$A470];&quot;modern&quot;;&quot;tam&quot;)" office:value-type="float" office:value="45" calcext:value-type="float">
            <text:p>45</text:p>
          </table:table-cell>
          <table:table-cell table:formula="of:=NUMEROLOG([.$A470];&quot;TR&quot;;&quot;tam&quot;)" office:value-type="float" office:value="88" calcext:value-type="float">
            <text:p>88</text:p>
          </table:table-cell>
          <table:table-cell table:formula="of:=ABJAD([.$A470];0;1)" office:value-type="float" office:value="45" calcext:value-type="float">
            <text:p>45</text:p>
          </table:table-cell>
          <table:table-cell table:formula="of:=ABJAD([.$A470];1;1)" office:value-type="float" office:value="369" calcext:value-type="float">
            <text:p>369</text:p>
          </table:table-cell>
          <table:table-cell table:formula="of:=ABJAD([.$A470];2;1)" office:value-type="float" office:value="420" calcext:value-type="float">
            <text:p>420</text:p>
          </table:table-cell>
          <table:table-cell table:formula="of:=ABJAD([.$A470];3;1)" office:value-type="float" office:value="9933" calcext:value-type="float">
            <text:p>9933</text:p>
          </table:table-cell>
        </table:table-row>
        <table:table-row table:style-name="ro1">
          <table:table-cell office:value-type="string" calcext:value-type="string">
            <text:p>DEMİRKAPI</text:p>
          </table:table-cell>
          <table:table-cell table:formula="of:=NUMEROLOG([.$A471];&quot;modern&quot;;&quot;tam&quot;)" office:value-type="float" office:value="50" calcext:value-type="float">
            <text:p>50</text:p>
          </table:table-cell>
          <table:table-cell table:formula="of:=NUMEROLOG([.$A471];&quot;TR&quot;;&quot;tam&quot;)" office:value-type="float" office:value="106" calcext:value-type="float">
            <text:p>106</text:p>
          </table:table-cell>
          <table:table-cell table:formula="of:=ABJAD([.$A471];0;1)" office:value-type="float" office:value="44" calcext:value-type="float">
            <text:p>44</text:p>
          </table:table-cell>
          <table:table-cell table:formula="of:=ABJAD([.$A471];1;1)" office:value-type="float" office:value="440" calcext:value-type="float">
            <text:p>440</text:p>
          </table:table-cell>
          <table:table-cell table:formula="of:=ABJAD([.$A471];2;1)" office:value-type="float" office:value="501" calcext:value-type="float">
            <text:p>501</text:p>
          </table:table-cell>
          <table:table-cell table:formula="of:=ABJAD([.$A471];3;1)" office:value-type="float" office:value="9364" calcext:value-type="float">
            <text:p>9364</text:p>
          </table:table-cell>
        </table:table-row>
        <table:table-row table:style-name="ro1">
          <table:table-cell office:value-type="string" calcext:value-type="string">
            <text:p>DEMİRKOL</text:p>
          </table:table-cell>
          <table:table-cell table:formula="of:=NUMEROLOG([.$A472];&quot;modern&quot;;&quot;tam&quot;)" office:value-type="float" office:value="42" calcext:value-type="float">
            <text:p>42</text:p>
          </table:table-cell>
          <table:table-cell table:formula="of:=NUMEROLOG([.$A472];&quot;TR&quot;;&quot;tam&quot;)" office:value-type="float" office:value="107" calcext:value-type="float">
            <text:p>107</text:p>
          </table:table-cell>
          <table:table-cell table:formula="of:=ABJAD([.$A472];0;1)" office:value-type="float" office:value="39" calcext:value-type="float">
            <text:p>39</text:p>
          </table:table-cell>
          <table:table-cell table:formula="of:=ABJAD([.$A472];1;1)" office:value-type="float" office:value="459" calcext:value-type="float">
            <text:p>459</text:p>
          </table:table-cell>
          <table:table-cell table:formula="of:=ABJAD([.$A472];2;1)" office:value-type="float" office:value="589" calcext:value-type="float">
            <text:p>589</text:p>
          </table:table-cell>
          <table:table-cell table:formula="of:=ABJAD([.$A472];3;1)" office:value-type="float" office:value="7237" calcext:value-type="float">
            <text:p>7237</text:p>
          </table:table-cell>
        </table:table-row>
        <table:table-row table:style-name="ro1">
          <table:table-cell office:value-type="string" calcext:value-type="string">
            <text:p>DEMİRÖZ</text:p>
          </table:table-cell>
          <table:table-cell table:formula="of:=NUMEROLOG([.$A473];&quot;modern&quot;;&quot;tam&quot;)" office:value-type="float" office:value="45" calcext:value-type="float">
            <text:p>45</text:p>
          </table:table-cell>
          <table:table-cell table:formula="of:=NUMEROLOG([.$A473];&quot;TR&quot;;&quot;tam&quot;)" office:value-type="float" office:value="108" calcext:value-type="float">
            <text:p>108</text:p>
          </table:table-cell>
          <table:table-cell table:formula="of:=ABJAD([.$A473];0;1)" office:value-type="float" office:value="35" calcext:value-type="float">
            <text:p>35</text:p>
          </table:table-cell>
          <table:table-cell table:formula="of:=ABJAD([.$A473];1;1)" office:value-type="float" office:value="1379" calcext:value-type="float">
            <text:p>1379</text:p>
          </table:table-cell>
          <table:table-cell table:formula="of:=ABJAD([.$A473];2;1)" office:value-type="float" office:value="1514" calcext:value-type="float">
            <text:p>1514</text:p>
          </table:table-cell>
          <table:table-cell table:formula="of:=ABJAD([.$A473];3;1)"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DEMİRTAŞ</text:p>
          </table:table-cell>
          <table:table-cell table:formula="of:=NUMEROLOG([.$A474];&quot;modern&quot;;&quot;tam&quot;)" office:value-type="float" office:value="35" calcext:value-type="float">
            <text:p>35</text:p>
          </table:table-cell>
          <table:table-cell table:formula="of:=NUMEROLOG([.$A474];&quot;TR&quot;;&quot;tam&quot;)" office:value-type="float" office:value="108" calcext:value-type="float">
            <text:p>108</text:p>
          </table:table-cell>
          <table:table-cell table:formula="of:=ABJAD([.$A474];0;1)" office:value-type="float" office:value="38" calcext:value-type="float">
            <text:p>38</text:p>
          </table:table-cell>
          <table:table-cell table:formula="of:=ABJAD([.$A474];1;1)" office:value-type="float" office:value="1190" calcext:value-type="float">
            <text:p>1190</text:p>
          </table:table-cell>
          <table:table-cell table:formula="of:=ABJAD([.$A474];2;1)" office:value-type="float" office:value="1241" calcext:value-type="float">
            <text:p>1241</text:p>
          </table:table-cell>
          <table:table-cell table:formula="of:=ABJAD([.$A474];3;1)" office:value-type="float" office:value="12725" calcext:value-type="float">
            <text:p>12725</text:p>
          </table:table-cell>
        </table:table-row>
        <table:table-row table:style-name="ro1">
          <table:table-cell office:value-type="string" calcext:value-type="string">
            <text:p>DEMİRTÜRK</text:p>
          </table:table-cell>
          <table:table-cell table:formula="of:=NUMEROLOG([.$A475];&quot;modern&quot;;&quot;tam&quot;)" office:value-type="float" office:value="47" calcext:value-type="float">
            <text:p>47</text:p>
          </table:table-cell>
          <table:table-cell table:formula="of:=NUMEROLOG([.$A475];&quot;TR&quot;;&quot;tam&quot;)" office:value-type="float" office:value="145" calcext:value-type="float">
            <text:p>145</text:p>
          </table:table-cell>
          <table:table-cell table:formula="of:=ABJAD([.$A475];0;1)" office:value-type="float" office:value="49" calcext:value-type="float">
            <text:p>49</text:p>
          </table:table-cell>
          <table:table-cell table:formula="of:=ABJAD([.$A475];1;1)" office:value-type="float" office:value="1729" calcext:value-type="float">
            <text:p>1729</text:p>
          </table:table-cell>
          <table:table-cell table:formula="of:=ABJAD([.$A475];2;1)" office:value-type="float" office:value="2484" calcext:value-type="float">
            <text:p>2484</text:p>
          </table:table-cell>
          <table:table-cell table:formula="of:=ABJAD([.$A475];3;1)" office:value-type="float" office:value="15608" calcext:value-type="float">
            <text:p>15608</text:p>
          </table:table-cell>
        </table:table-row>
        <table:table-row table:style-name="ro1">
          <table:table-cell office:value-type="string" calcext:value-type="string">
            <text:p>DENİZ</text:p>
          </table:table-cell>
          <table:table-cell table:formula="of:=NUMEROLOG([.$A476];&quot;modern&quot;;&quot;tam&quot;)" office:value-type="float" office:value="31" calcext:value-type="float">
            <text:p>31</text:p>
          </table:table-cell>
          <table:table-cell table:formula="of:=NUMEROLOG([.$A476];&quot;TR&quot;;&quot;tam&quot;)" office:value-type="float" office:value="69" calcext:value-type="float">
            <text:p>69</text:p>
          </table:table-cell>
          <table:table-cell table:formula="of:=ABJAD([.$A476];0;1)" office:value-type="float" office:value="31" calcext:value-type="float">
            <text:p>31</text:p>
          </table:table-cell>
          <table:table-cell table:formula="of:=ABJAD([.$A476];1;1)" office:value-type="float" office:value="1099" calcext:value-type="float">
            <text:p>1099</text:p>
          </table:table-cell>
          <table:table-cell table:formula="of:=ABJAD([.$A476];2;1)" office:value-type="float" office:value="1139" calcext:value-type="float">
            <text:p>1139</text:p>
          </table:table-cell>
          <table:table-cell table:formula="of:=ABJAD([.$A476];3;1)"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DERE</text:p>
          </table:table-cell>
          <table:table-cell table:formula="of:=NUMEROLOG([.$A477];&quot;modern&quot;;&quot;tam&quot;)" office:value-type="float" office:value="23" calcext:value-type="float">
            <text:p>23</text:p>
          </table:table-cell>
          <table:table-cell table:formula="of:=NUMEROLOG([.$A477];&quot;TR&quot;;&quot;tam&quot;)" office:value-type="float" office:value="38" calcext:value-type="float">
            <text:p>38</text:p>
          </table:table-cell>
          <table:table-cell table:formula="of:=ABJAD([.$A477];0;1)" office:value-type="float" office:value="22" calcext:value-type="float">
            <text:p>22</text:p>
          </table:table-cell>
          <table:table-cell table:formula="of:=ABJAD([.$A477];1;1)" office:value-type="float" office:value="214" calcext:value-type="float">
            <text:p>214</text:p>
          </table:table-cell>
          <table:table-cell table:formula="of:=ABJAD([.$A477];2;1)" office:value-type="float" office:value="234" calcext:value-type="float">
            <text:p>234</text:p>
          </table:table-cell>
          <table:table-cell table:formula="of:=ABJAD([.$A477];3;1)"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DERHEM</text:p>
          </table:table-cell>
          <table:table-cell table:formula="of:=NUMEROLOG([.$A478];&quot;modern&quot;;&quot;tam&quot;)" office:value-type="float" office:value="35" calcext:value-type="float">
            <text:p>35</text:p>
          </table:table-cell>
          <table:table-cell table:formula="of:=NUMEROLOG([.$A478];&quot;TR&quot;;&quot;tam&quot;)" office:value-type="float" office:value="64" calcext:value-type="float">
            <text:p>64</text:p>
          </table:table-cell>
          <table:table-cell table:formula="of:=ABJAD([.$A478];0;1)" office:value-type="float" office:value="31" calcext:value-type="float">
            <text:p>31</text:p>
          </table:table-cell>
          <table:table-cell table:formula="of:=ABJAD([.$A478];1;1)" office:value-type="float" office:value="283" calcext:value-type="float">
            <text:p>283</text:p>
          </table:table-cell>
          <table:table-cell table:formula="of:=ABJAD([.$A478];2;1)" office:value-type="float" office:value="313" calcext:value-type="float">
            <text:p>313</text:p>
          </table:table-cell>
          <table:table-cell table:formula="of:=ABJAD([.$A478];3;1)" office:value-type="float" office:value="7033" calcext:value-type="float">
            <text:p>7033</text:p>
          </table:table-cell>
        </table:table-row>
        <table:table-row table:style-name="ro1">
          <table:table-cell office:value-type="string" calcext:value-type="string">
            <text:p>DESTEGÜL</text:p>
          </table:table-cell>
          <table:table-cell table:formula="of:=NUMEROLOG([.$A479];&quot;modern&quot;;&quot;tam&quot;)" office:value-type="float" office:value="30" calcext:value-type="float">
            <text:p>30</text:p>
          </table:table-cell>
          <table:table-cell table:formula="of:=NUMEROLOG([.$A479];&quot;TR&quot;;&quot;tam&quot;)" office:value-type="float" office:value="112" calcext:value-type="float">
            <text:p>112</text:p>
          </table:table-cell>
          <table:table-cell table:formula="of:=ABJAD([.$A479];0;1)" office:value-type="float" office:value="35" calcext:value-type="float">
            <text:p>35</text:p>
          </table:table-cell>
          <table:table-cell table:formula="of:=ABJAD([.$A479];1;1)" office:value-type="float" office:value="1571" calcext:value-type="float">
            <text:p>1571</text:p>
          </table:table-cell>
          <table:table-cell table:formula="of:=ABJAD([.$A479];2;1)" office:value-type="float" office:value="2306" calcext:value-type="float">
            <text:p>2306</text:p>
          </table:table-cell>
          <table:table-cell table:formula="of:=ABJAD([.$A479];3;1)" office:value-type="float" office:value="12501" calcext:value-type="float">
            <text:p>12501</text:p>
          </table:table-cell>
        </table:table-row>
        <table:table-row table:style-name="ro1">
          <table:table-cell office:value-type="string" calcext:value-type="string">
            <text:p>DEVECİ</text:p>
          </table:table-cell>
          <table:table-cell table:formula="of:=NUMEROLOG([.$A480];&quot;modern&quot;;&quot;tam&quot;)" office:value-type="float" office:value="30" calcext:value-type="float">
            <text:p>30</text:p>
          </table:table-cell>
          <table:table-cell table:formula="of:=NUMEROLOG([.$A480];&quot;TR&quot;;&quot;tam&quot;)" office:value-type="float" office:value="59" calcext:value-type="float">
            <text:p>59</text:p>
          </table:table-cell>
          <table:table-cell table:formula="of:=ABJAD([.$A480];0;1)" office:value-type="float" office:value="33" calcext:value-type="float">
            <text:p>33</text:p>
          </table:table-cell>
          <table:table-cell table:formula="of:=ABJAD([.$A480];1;1)" office:value-type="float" office:value="837" calcext:value-type="float">
            <text:p>837</text:p>
          </table:table-cell>
          <table:table-cell table:formula="of:=ABJAD([.$A480];2;1)" office:value-type="float" office:value="882" calcext:value-type="float">
            <text:p>882</text:p>
          </table:table-cell>
          <table:table-cell table:formula="of:=ABJAD([.$A480];3;1)" office:value-type="float" office:value="7476" calcext:value-type="float">
            <text:p>7476</text:p>
          </table:table-cell>
        </table:table-row>
        <table:table-row table:style-name="ro1">
          <table:table-cell office:value-type="string" calcext:value-type="string">
            <text:p>DEVELİ</text:p>
          </table:table-cell>
          <table:table-cell table:formula="of:=NUMEROLOG([.$A481];&quot;modern&quot;;&quot;tam&quot;)" office:value-type="float" office:value="30" calcext:value-type="float">
            <text:p>30</text:p>
          </table:table-cell>
          <table:table-cell table:formula="of:=NUMEROLOG([.$A481];&quot;TR&quot;;&quot;tam&quot;)" office:value-type="float" office:value="71" calcext:value-type="float">
            <text:p>71</text:p>
          </table:table-cell>
          <table:table-cell table:formula="of:=ABJAD([.$A481];0;1)" office:value-type="float" office:value="32" calcext:value-type="float">
            <text:p>32</text:p>
          </table:table-cell>
          <table:table-cell table:formula="of:=ABJAD([.$A481];1;1)" office:value-type="float" office:value="884" calcext:value-type="float">
            <text:p>884</text:p>
          </table:table-cell>
          <table:table-cell table:formula="of:=ABJAD([.$A481];2;1)" office:value-type="float" office:value="929" calcext:value-type="float">
            <text:p>929</text:p>
          </table:table-cell>
          <table:table-cell table:formula="of:=ABJAD([.$A481];3;1)" office:value-type="float" office:value="6898" calcext:value-type="float">
            <text:p>6898</text:p>
          </table:table-cell>
        </table:table-row>
        <table:table-row table:style-name="ro1">
          <table:table-cell office:value-type="string" calcext:value-type="string">
            <text:p>DİKİCİ</text:p>
          </table:table-cell>
          <table:table-cell table:formula="of:=NUMEROLOG([.$A482];&quot;modern&quot;;&quot;tam&quot;)" office:value-type="float" office:value="36" calcext:value-type="float">
            <text:p>36</text:p>
          </table:table-cell>
          <table:table-cell table:formula="of:=NUMEROLOG([.$A482];&quot;TR&quot;;&quot;tam&quot;)" office:value-type="float" office:value="58" calcext:value-type="float">
            <text:p>58</text:p>
          </table:table-cell>
          <table:table-cell table:formula="of:=ABJAD([.$A482];0;1)" office:value-type="float" office:value="35" calcext:value-type="float">
            <text:p>35</text:p>
          </table:table-cell>
          <table:table-cell table:formula="of:=ABJAD([.$A482];1;1)" office:value-type="float" office:value="107" calcext:value-type="float">
            <text:p>107</text:p>
          </table:table-cell>
          <table:table-cell table:formula="of:=ABJAD([.$A482];2;1)" office:value-type="float" office:value="182" calcext:value-type="float">
            <text:p>182</text:p>
          </table:table-cell>
          <table:table-cell table:formula="of:=ABJAD([.$A482];3;1)" office:value-type="float" office:value="5387" calcext:value-type="float">
            <text:p>5387</text:p>
          </table:table-cell>
        </table:table-row>
        <table:table-row table:style-name="ro1">
          <table:table-cell office:value-type="string" calcext:value-type="string">
            <text:p>DİKOĞLU</text:p>
          </table:table-cell>
          <table:table-cell table:formula="of:=NUMEROLOG([.$A483];&quot;modern&quot;;&quot;tam&quot;)" office:value-type="float" office:value="34" calcext:value-type="float">
            <text:p>34</text:p>
          </table:table-cell>
          <table:table-cell table:formula="of:=NUMEROLOG([.$A483];&quot;TR&quot;;&quot;tam&quot;)" office:value-type="float" office:value="98" calcext:value-type="float">
            <text:p>98</text:p>
          </table:table-cell>
          <table:table-cell table:formula="of:=ABJAD([.$A483];0;1)" office:value-type="float" office:value="34" calcext:value-type="float">
            <text:p>34</text:p>
          </table:table-cell>
          <table:table-cell table:formula="of:=ABJAD([.$A483];1;1)" office:value-type="float" office:value="802" calcext:value-type="float">
            <text:p>802</text:p>
          </table:table-cell>
          <table:table-cell table:formula="of:=ABJAD([.$A483];2;1)" office:value-type="float" office:value="4122" calcext:value-type="float">
            <text:p>4122</text:p>
          </table:table-cell>
          <table:table-cell table:formula="of:=ABJAD([.$A483];3;1)" office:value-type="float" office:value="7655" calcext:value-type="float">
            <text:p>7655</text:p>
          </table:table-cell>
        </table:table-row>
        <table:table-row table:style-name="ro1">
          <table:table-cell office:value-type="string" calcext:value-type="string">
            <text:p>DİL</text:p>
          </table:table-cell>
          <table:table-cell table:formula="of:=NUMEROLOG([.$A484];&quot;modern&quot;;&quot;tam&quot;)" office:value-type="float" office:value="16" calcext:value-type="float">
            <text:p>16</text:p>
          </table:table-cell>
          <table:table-cell table:formula="of:=NUMEROLOG([.$A484];&quot;TR&quot;;&quot;tam&quot;)" office:value-type="float" office:value="32" calcext:value-type="float">
            <text:p>32</text:p>
          </table:table-cell>
          <table:table-cell table:formula="of:=ABJAD([.$A484];0;1)" office:value-type="float" office:value="14" calcext:value-type="float">
            <text:p>14</text:p>
          </table:table-cell>
          <table:table-cell table:formula="of:=ABJAD([.$A484];1;1)" office:value-type="float" office:value="74" calcext:value-type="float">
            <text:p>74</text:p>
          </table:table-cell>
          <table:table-cell table:formula="of:=ABJAD([.$A484];2;1)" office:value-type="float" office:value="104" calcext:value-type="float">
            <text:p>104</text:p>
          </table:table-cell>
          <table:table-cell table:formula="of:=ABJAD([.$A484];3;1)"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DİLEK</text:p>
          </table:table-cell>
          <table:table-cell table:formula="of:=NUMEROLOG([.$A485];&quot;modern&quot;;&quot;tam&quot;)" office:value-type="float" office:value="23" calcext:value-type="float">
            <text:p>23</text:p>
          </table:table-cell>
          <table:table-cell table:formula="of:=NUMEROLOG([.$A485];&quot;TR&quot;;&quot;tam&quot;)" office:value-type="float" office:value="52" calcext:value-type="float">
            <text:p>52</text:p>
          </table:table-cell>
          <table:table-cell table:formula="of:=ABJAD([.$A485];0;1)" office:value-type="float" office:value="23" calcext:value-type="float">
            <text:p>23</text:p>
          </table:table-cell>
          <table:table-cell table:formula="of:=ABJAD([.$A485];1;1)" office:value-type="float" office:value="119" calcext:value-type="float">
            <text:p>119</text:p>
          </table:table-cell>
          <table:table-cell table:formula="of:=ABJAD([.$A485];2;1)" office:value-type="float" office:value="159" calcext:value-type="float">
            <text:p>159</text:p>
          </table:table-cell>
          <table:table-cell table:formula="of:=ABJAD([.$A485];3;1)"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DİLLİ</text:p>
          </table:table-cell>
          <table:table-cell table:formula="of:=NUMEROLOG([.$A486];&quot;modern&quot;;&quot;tam&quot;)" office:value-type="float" office:value="28" calcext:value-type="float">
            <text:p>28</text:p>
          </table:table-cell>
          <table:table-cell table:formula="of:=NUMEROLOG([.$A486];&quot;TR&quot;;&quot;tam&quot;)" office:value-type="float" office:value="59" calcext:value-type="float">
            <text:p>59</text:p>
          </table:table-cell>
          <table:table-cell table:formula="of:=ABJAD([.$A486];0;1)" office:value-type="float" office:value="24" calcext:value-type="float">
            <text:p>24</text:p>
          </table:table-cell>
          <table:table-cell table:formula="of:=ABJAD([.$A486];1;1)" office:value-type="float" office:value="144" calcext:value-type="float">
            <text:p>144</text:p>
          </table:table-cell>
          <table:table-cell table:formula="of:=ABJAD([.$A486];2;1)" office:value-type="float" office:value="199" calcext:value-type="float">
            <text:p>199</text:p>
          </table:table-cell>
          <table:table-cell table:formula="of:=ABJAD([.$A486];3;1)"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DİLMEN</text:p>
          </table:table-cell>
          <table:table-cell table:formula="of:=NUMEROLOG([.$A487];&quot;modern&quot;;&quot;tam&quot;)" office:value-type="float" office:value="30" calcext:value-type="float">
            <text:p>30</text:p>
          </table:table-cell>
          <table:table-cell table:formula="of:=NUMEROLOG([.$A487];&quot;TR&quot;;&quot;tam&quot;)" office:value-type="float" office:value="71" calcext:value-type="float">
            <text:p>71</text:p>
          </table:table-cell>
          <table:table-cell table:formula="of:=ABJAD([.$A487];0;1)" office:value-type="float" office:value="29" calcext:value-type="float">
            <text:p>29</text:p>
          </table:table-cell>
          <table:table-cell table:formula="of:=ABJAD([.$A487];1;1)" office:value-type="float" office:value="209" calcext:value-type="float">
            <text:p>209</text:p>
          </table:table-cell>
          <table:table-cell table:formula="of:=ABJAD([.$A487];2;1)" office:value-type="float" office:value="254" calcext:value-type="float">
            <text:p>254</text:p>
          </table:table-cell>
          <table:table-cell table:formula="of:=ABJAD([.$A487];3;1)"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DİNCER</text:p>
          </table:table-cell>
          <table:table-cell table:formula="of:=NUMEROLOG([.$A488];&quot;modern&quot;;&quot;tam&quot;)" office:value-type="float" office:value="35" calcext:value-type="float">
            <text:p>35</text:p>
          </table:table-cell>
          <table:table-cell table:formula="of:=NUMEROLOG([.$A488];&quot;TR&quot;;&quot;tam&quot;)" office:value-type="float" office:value="64" calcext:value-type="float">
            <text:p>64</text:p>
          </table:table-cell>
          <table:table-cell table:formula="of:=ABJAD([.$A488];0;1)" office:value-type="float" office:value="38" calcext:value-type="float">
            <text:p>38</text:p>
          </table:table-cell>
          <table:table-cell table:formula="of:=ABJAD([.$A488];1;1)" office:value-type="float" office:value="302" calcext:value-type="float">
            <text:p>302</text:p>
          </table:table-cell>
          <table:table-cell table:formula="of:=ABJAD([.$A488];2;1)" office:value-type="float" office:value="347" calcext:value-type="float">
            <text:p>347</text:p>
          </table:table-cell>
          <table:table-cell table:formula="of:=ABJAD([.$A488];3;1)" office:value-type="float" office:value="7669" calcext:value-type="float">
            <text:p>7669</text:p>
          </table:table-cell>
        </table:table-row>
        <table:table-row table:style-name="ro1">
          <table:table-cell office:value-type="string" calcext:value-type="string">
            <text:p>DİNÇER</text:p>
          </table:table-cell>
          <table:table-cell table:formula="of:=NUMEROLOG([.$A489];&quot;modern&quot;;&quot;tam&quot;)" office:value-type="float" office:value="35" calcext:value-type="float">
            <text:p>35</text:p>
          </table:table-cell>
          <table:table-cell table:formula="of:=NUMEROLOG([.$A489];&quot;TR&quot;;&quot;tam&quot;)" office:value-type="float" office:value="65" calcext:value-type="float">
            <text:p>65</text:p>
          </table:table-cell>
          <table:table-cell table:formula="of:=ABJAD([.$A489];0;1)" office:value-type="float" office:value="38" calcext:value-type="float">
            <text:p>38</text:p>
          </table:table-cell>
          <table:table-cell table:formula="of:=ABJAD([.$A489];1;1)" office:value-type="float" office:value="302" calcext:value-type="float">
            <text:p>302</text:p>
          </table:table-cell>
          <table:table-cell table:formula="of:=ABJAD([.$A489];2;1)" office:value-type="float" office:value="347" calcext:value-type="float">
            <text:p>347</text:p>
          </table:table-cell>
          <table:table-cell table:formula="of:=ABJAD([.$A489];3;1)" office:value-type="float" office:value="7669" calcext:value-type="float">
            <text:p>7669</text:p>
          </table:table-cell>
        </table:table-row>
        <table:table-row table:style-name="ro1">
          <table:table-cell office:value-type="string" calcext:value-type="string">
            <text:p>DİNLER</text:p>
          </table:table-cell>
          <table:table-cell table:formula="of:=NUMEROLOG([.$A490];&quot;modern&quot;;&quot;tam&quot;)" office:value-type="float" office:value="35" calcext:value-type="float">
            <text:p>35</text:p>
          </table:table-cell>
          <table:table-cell table:formula="of:=NUMEROLOG([.$A490];&quot;TR&quot;;&quot;tam&quot;)" office:value-type="float" office:value="76" calcext:value-type="float">
            <text:p>76</text:p>
          </table:table-cell>
          <table:table-cell table:formula="of:=ABJAD([.$A490];0;1)" office:value-type="float" office:value="37" calcext:value-type="float">
            <text:p>37</text:p>
          </table:table-cell>
          <table:table-cell table:formula="of:=ABJAD([.$A490];1;1)" office:value-type="float" office:value="349" calcext:value-type="float">
            <text:p>349</text:p>
          </table:table-cell>
          <table:table-cell table:formula="of:=ABJAD([.$A490];2;1)" office:value-type="float" office:value="394" calcext:value-type="float">
            <text:p>394</text:p>
          </table:table-cell>
          <table:table-cell table:formula="of:=ABJAD([.$A490];3;1)"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DİRİCAN</text:p>
          </table:table-cell>
          <table:table-cell table:formula="of:=NUMEROLOG([.$A491];&quot;modern&quot;;&quot;tam&quot;)" office:value-type="float" office:value="40" calcext:value-type="float">
            <text:p>40</text:p>
          </table:table-cell>
          <table:table-cell table:formula="of:=NUMEROLOG([.$A491];&quot;TR&quot;;&quot;tam&quot;)" office:value-type="float" office:value="71" calcext:value-type="float">
            <text:p>71</text:p>
          </table:table-cell>
          <table:table-cell table:formula="of:=ABJAD([.$A491];0;1)" office:value-type="float" office:value="42" calcext:value-type="float">
            <text:p>42</text:p>
          </table:table-cell>
          <table:table-cell table:formula="of:=ABJAD([.$A491];1;1)" office:value-type="float" office:value="318" calcext:value-type="float">
            <text:p>318</text:p>
          </table:table-cell>
          <table:table-cell table:formula="of:=ABJAD([.$A491];2;1)" office:value-type="float" office:value="379" calcext:value-type="float">
            <text:p>379</text:p>
          </table:table-cell>
          <table:table-cell table:formula="of:=ABJAD([.$A491];3;1)" office:value-type="float" office:value="8684" calcext:value-type="float">
            <text:p>8684</text:p>
          </table:table-cell>
        </table:table-row>
        <table:table-row table:style-name="ro1">
          <table:table-cell office:value-type="string" calcext:value-type="string">
            <text:p>DİVARCI</text:p>
          </table:table-cell>
          <table:table-cell table:formula="of:=NUMEROLOG([.$A492];&quot;modern&quot;;&quot;tam&quot;)" office:value-type="float" office:value="39" calcext:value-type="float">
            <text:p>39</text:p>
          </table:table-cell>
          <table:table-cell table:formula="of:=NUMEROLOG([.$A492];&quot;TR&quot;;&quot;tam&quot;)" office:value-type="float" office:value="80" calcext:value-type="float">
            <text:p>80</text:p>
          </table:table-cell>
          <table:table-cell table:formula="of:=ABJAD([.$A492];0;1)" office:value-type="float" office:value="42" calcext:value-type="float">
            <text:p>42</text:p>
          </table:table-cell>
          <table:table-cell table:formula="of:=ABJAD([.$A492];1;1)" office:value-type="float" office:value="1038" calcext:value-type="float">
            <text:p>1038</text:p>
          </table:table-cell>
          <table:table-cell table:formula="of:=ABJAD([.$A492];2;1)" office:value-type="float" office:value="1089" calcext:value-type="float">
            <text:p>1089</text:p>
          </table:table-cell>
          <table:table-cell table:formula="of:=ABJAD([.$A492];3;1)" office:value-type="float" office:value="9714" calcext:value-type="float">
            <text:p>9714</text:p>
          </table:table-cell>
        </table:table-row>
        <table:table-row table:style-name="ro1">
          <table:table-cell office:value-type="string" calcext:value-type="string">
            <text:p>DOĞAN</text:p>
          </table:table-cell>
          <table:table-cell table:formula="of:=NUMEROLOG([.$A493];&quot;modern&quot;;&quot;tam&quot;)" office:value-type="float" office:value="23" calcext:value-type="float">
            <text:p>23</text:p>
          </table:table-cell>
          <table:table-cell table:formula="of:=NUMEROLOG([.$A493];&quot;TR&quot;;&quot;tam&quot;)" office:value-type="float" office:value="50" calcext:value-type="float">
            <text:p>50</text:p>
          </table:table-cell>
          <table:table-cell table:formula="of:=ABJAD([.$A493];0;1)" office:value-type="float" office:value="31" calcext:value-type="float">
            <text:p>31</text:p>
          </table:table-cell>
          <table:table-cell table:formula="of:=ABJAD([.$A493];1;1)" office:value-type="float" office:value="163" calcext:value-type="float">
            <text:p>163</text:p>
          </table:table-cell>
          <table:table-cell table:formula="of:=ABJAD([.$A493];2;1)" office:value-type="float" office:value="2859" calcext:value-type="float">
            <text:p>2859</text:p>
          </table:table-cell>
          <table:table-cell table:formula="of:=ABJAD([.$A493];3;1)"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DOĞANGÜZEL</text:p>
          </table:table-cell>
          <table:table-cell table:formula="of:=NUMEROLOG([.$A494];&quot;modern&quot;;&quot;tam&quot;)" office:value-type="float" office:value="49" calcext:value-type="float">
            <text:p>49</text:p>
          </table:table-cell>
          <table:table-cell table:formula="of:=NUMEROLOG([.$A494];&quot;TR&quot;;&quot;tam&quot;)" office:value-type="float" office:value="134" calcext:value-type="float">
            <text:p>134</text:p>
          </table:table-cell>
          <table:table-cell table:formula="of:=ABJAD([.$A494];0;1)" office:value-type="float" office:value="53" calcext:value-type="float">
            <text:p>53</text:p>
          </table:table-cell>
          <table:table-cell table:formula="of:=ABJAD([.$A494];1;1)" office:value-type="float" office:value="1925" calcext:value-type="float">
            <text:p>1925</text:p>
          </table:table-cell>
          <table:table-cell table:formula="of:=ABJAD([.$A494];2;1)" office:value-type="float" office:value="5341" calcext:value-type="float">
            <text:p>5341</text:p>
          </table:table-cell>
          <table:table-cell table:formula="of:=ABJAD([.$A494];3;1)"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DÖKMECİ</text:p>
          </table:table-cell>
          <table:table-cell table:formula="of:=NUMEROLOG([.$A495];&quot;modern&quot;;&quot;tam&quot;)" office:value-type="float" office:value="33" calcext:value-type="float">
            <text:p>33</text:p>
          </table:table-cell>
          <table:table-cell table:formula="of:=NUMEROLOG([.$A495];&quot;TR&quot;;&quot;tam&quot;)" office:value-type="float" office:value="75" calcext:value-type="float">
            <text:p>75</text:p>
          </table:table-cell>
          <table:table-cell table:formula="of:=ABJAD([.$A495];0;1)" office:value-type="float" office:value="30" calcext:value-type="float">
            <text:p>30</text:p>
          </table:table-cell>
          <table:table-cell table:formula="of:=ABJAD([.$A495];1;1)" office:value-type="float" office:value="222" calcext:value-type="float">
            <text:p>222</text:p>
          </table:table-cell>
          <table:table-cell table:formula="of:=ABJAD([.$A495];2;1)" office:value-type="float" office:value="357" calcext:value-type="float">
            <text:p>357</text:p>
          </table:table-cell>
          <table:table-cell table:formula="of:=ABJAD([.$A495];3;1)"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DOKUMACIOĞLU</text:p>
          </table:table-cell>
          <table:table-cell table:formula="of:=NUMEROLOG([.$A496];&quot;modern&quot;;&quot;tam&quot;)" office:value-type="float" office:value="51" calcext:value-type="float">
            <text:p>51</text:p>
          </table:table-cell>
          <table:table-cell table:formula="of:=NUMEROLOG([.$A496];&quot;TR&quot;;&quot;tam&quot;)" office:value-type="float" office:value="160" calcext:value-type="float">
            <text:p>160</text:p>
          </table:table-cell>
          <table:table-cell table:formula="of:=ABJAD([.$A496];0;1)" office:value-type="float" office:value="48" calcext:value-type="float">
            <text:p>48</text:p>
          </table:table-cell>
          <table:table-cell table:formula="of:=ABJAD([.$A496];1;1)" office:value-type="float" office:value="1536" calcext:value-type="float">
            <text:p>1536</text:p>
          </table:table-cell>
          <table:table-cell table:formula="of:=ABJAD([.$A496];2;1)" office:value-type="float" office:value="5537" calcext:value-type="float">
            <text:p>5537</text:p>
          </table:table-cell>
          <table:table-cell table:formula="of:=ABJAD([.$A496];3;1)" office:value-type="float" office:value="12432" calcext:value-type="float">
            <text:p>12432</text:p>
          </table:table-cell>
        </table:table-row>
        <table:table-row table:style-name="ro1">
          <table:table-cell office:value-type="string" calcext:value-type="string">
            <text:p>DÖNERTAŞ</text:p>
          </table:table-cell>
          <table:table-cell table:formula="of:=NUMEROLOG([.$A497];&quot;modern&quot;;&quot;tam&quot;)" office:value-type="float" office:value="33" calcext:value-type="float">
            <text:p>33</text:p>
          </table:table-cell>
          <table:table-cell table:formula="of:=NUMEROLOG([.$A497];&quot;TR&quot;;&quot;tam&quot;)" office:value-type="float" office:value="116" calcext:value-type="float">
            <text:p>116</text:p>
          </table:table-cell>
          <table:table-cell table:formula="of:=ABJAD([.$A497];0;1)" office:value-type="float" office:value="46" calcext:value-type="float">
            <text:p>46</text:p>
          </table:table-cell>
          <table:table-cell table:formula="of:=ABJAD([.$A497];1;1)" office:value-type="float" office:value="1270" calcext:value-type="float">
            <text:p>1270</text:p>
          </table:table-cell>
          <table:table-cell table:formula="of:=ABJAD([.$A497];2;1)" office:value-type="float" office:value="1391" calcext:value-type="float">
            <text:p>1391</text:p>
          </table:table-cell>
          <table:table-cell table:formula="of:=ABJAD([.$A497];3;1)" office:value-type="float" office:value="12884" calcext:value-type="float">
            <text:p>12884</text:p>
          </table:table-cell>
        </table:table-row>
        <table:table-row table:style-name="ro1">
          <table:table-cell office:value-type="string" calcext:value-type="string">
            <text:p>DÖNMEZ</text:p>
          </table:table-cell>
          <table:table-cell table:formula="of:=NUMEROLOG([.$A498];&quot;modern&quot;;&quot;tam&quot;)" office:value-type="float" office:value="32" calcext:value-type="float">
            <text:p>32</text:p>
          </table:table-cell>
          <table:table-cell table:formula="of:=NUMEROLOG([.$A498];&quot;TR&quot;;&quot;tam&quot;)" office:value-type="float" office:value="92" calcext:value-type="float">
            <text:p>92</text:p>
          </table:table-cell>
          <table:table-cell table:formula="of:=ABJAD([.$A498];0;1)" office:value-type="float" office:value="29" calcext:value-type="float">
            <text:p>29</text:p>
          </table:table-cell>
          <table:table-cell table:formula="of:=ABJAD([.$A498];1;1)" office:value-type="float" office:value="1229" calcext:value-type="float">
            <text:p>1229</text:p>
          </table:table-cell>
          <table:table-cell table:formula="of:=ABJAD([.$A498];2;1)" office:value-type="float" office:value="1344" calcext:value-type="float">
            <text:p>1344</text:p>
          </table:table-cell>
          <table:table-cell table:formula="of:=ABJAD([.$A498];3;1)"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DORUK</text:p>
          </table:table-cell>
          <table:table-cell table:formula="of:=NUMEROLOG([.$A499];&quot;modern&quot;;&quot;tam&quot;)" office:value-type="float" office:value="24" calcext:value-type="float">
            <text:p>24</text:p>
          </table:table-cell>
          <table:table-cell table:formula="of:=NUMEROLOG([.$A499];&quot;TR&quot;;&quot;tam&quot;)" office:value-type="float" office:value="83" calcext:value-type="float">
            <text:p>83</text:p>
          </table:table-cell>
          <table:table-cell table:formula="of:=ABJAD([.$A499];0;1)" office:value-type="float" office:value="24" calcext:value-type="float">
            <text:p>24</text:p>
          </table:table-cell>
          <table:table-cell table:formula="of:=ABJAD([.$A499];1;1)" office:value-type="float" office:value="924" calcext:value-type="float">
            <text:p>924</text:p>
          </table:table-cell>
          <table:table-cell table:formula="of:=ABJAD([.$A499];2;1)" office:value-type="float" office:value="1619" calcext:value-type="float">
            <text:p>1619</text:p>
          </table:table-cell>
          <table:table-cell table:formula="of:=ABJAD([.$A499];3;1)" office:value-type="float" office:value="7645" calcext:value-type="float">
            <text:p>7645</text:p>
          </table:table-cell>
        </table:table-row>
        <table:table-row table:style-name="ro1">
          <table:table-cell office:value-type="string" calcext:value-type="string">
            <text:p>DÜGER</text:p>
          </table:table-cell>
          <table:table-cell table:formula="of:=NUMEROLOG([.$A500];&quot;modern&quot;;&quot;tam&quot;)" office:value-type="float" office:value="28" calcext:value-type="float">
            <text:p>28</text:p>
          </table:table-cell>
          <table:table-cell table:formula="of:=NUMEROLOG([.$A500];&quot;TR&quot;;&quot;tam&quot;)" office:value-type="float" office:value="66" calcext:value-type="float">
            <text:p>66</text:p>
          </table:table-cell>
          <table:table-cell table:formula="of:=ABJAD([.$A500];0;1)" office:value-type="float" office:value="28" calcext:value-type="float">
            <text:p>28</text:p>
          </table:table-cell>
          <table:table-cell table:formula="of:=ABJAD([.$A500];1;1)" office:value-type="float" office:value="916" calcext:value-type="float">
            <text:p>916</text:p>
          </table:table-cell>
          <table:table-cell table:formula="of:=ABJAD([.$A500];2;1)" office:value-type="float" office:value="1636" calcext:value-type="float">
            <text:p>1636</text:p>
          </table:table-cell>
          <table:table-cell table:formula="of:=ABJAD([.$A500];3;1)" office:value-type="float" office:value="8339" calcext:value-type="float">
            <text:p>8339</text:p>
          </table:table-cell>
        </table:table-row>
        <table:table-row table:style-name="ro1">
          <table:table-cell office:value-type="string" calcext:value-type="string">
            <text:p>DUMAN</text:p>
          </table:table-cell>
          <table:table-cell table:formula="of:=NUMEROLOG([.$A501];&quot;modern&quot;;&quot;tam&quot;)" office:value-type="float" office:value="17" calcext:value-type="float">
            <text:p>17</text:p>
          </table:table-cell>
          <table:table-cell table:formula="of:=NUMEROLOG([.$A501];&quot;TR&quot;;&quot;tam&quot;)" office:value-type="float" office:value="64" calcext:value-type="float">
            <text:p>64</text:p>
          </table:table-cell>
          <table:table-cell table:formula="of:=ABJAD([.$A501];0;1)" office:value-type="float" office:value="15" calcext:value-type="float">
            <text:p>15</text:p>
          </table:table-cell>
          <table:table-cell table:formula="of:=ABJAD([.$A501];1;1)" office:value-type="float" office:value="735" calcext:value-type="float">
            <text:p>735</text:p>
          </table:table-cell>
          <table:table-cell table:formula="of:=ABJAD([.$A501];2;1)" office:value-type="float" office:value="1351" calcext:value-type="float">
            <text:p>1351</text:p>
          </table:table-cell>
          <table:table-cell table:formula="of:=ABJAD([.$A501];3;1)" office:value-type="float" office:value="7083" calcext:value-type="float">
            <text:p>7083</text:p>
          </table:table-cell>
        </table:table-row>
        <table:table-row table:style-name="ro1">
          <table:table-cell office:value-type="string" calcext:value-type="string">
            <text:p>DUMLU</text:p>
          </table:table-cell>
          <table:table-cell table:formula="of:=NUMEROLOG([.$A502];&quot;modern&quot;;&quot;tam&quot;)" office:value-type="float" office:value="17" calcext:value-type="float">
            <text:p>17</text:p>
          </table:table-cell>
          <table:table-cell table:formula="of:=NUMEROLOG([.$A502];&quot;TR&quot;;&quot;tam&quot;)" office:value-type="float" office:value="86" calcext:value-type="float">
            <text:p>86</text:p>
          </table:table-cell>
          <table:table-cell table:formula="of:=ABJAD([.$A502];0;1)" office:value-type="float" office:value="6" calcext:value-type="float">
            <text:p>6</text:p>
          </table:table-cell>
          <table:table-cell table:formula="of:=ABJAD([.$A502];1;1)" office:value-type="float" office:value="1314" calcext:value-type="float">
            <text:p>1314</text:p>
          </table:table-cell>
          <table:table-cell table:formula="of:=ABJAD([.$A502];2;1)" office:value-type="float" office:value="2529" calcext:value-type="float">
            <text:p>2529</text:p>
          </table:table-cell>
          <table:table-cell table:formula="of:=ABJAD([.$A502];3;1)" office:value-type="float" office:value="8262" calcext:value-type="float">
            <text:p>8262</text:p>
          </table:table-cell>
        </table:table-row>
        <table:table-row table:style-name="ro1">
          <table:table-cell office:value-type="string" calcext:value-type="string">
            <text:p>DUMLUDAĞ</text:p>
          </table:table-cell>
          <table:table-cell table:formula="of:=NUMEROLOG([.$A503];&quot;modern&quot;;&quot;tam&quot;)" office:value-type="float" office:value="29" calcext:value-type="float">
            <text:p>29</text:p>
          </table:table-cell>
          <table:table-cell table:formula="of:=NUMEROLOG([.$A503];&quot;TR&quot;;&quot;tam&quot;)" office:value-type="float" office:value="101" calcext:value-type="float">
            <text:p>101</text:p>
          </table:table-cell>
          <table:table-cell table:formula="of:=ABJAD([.$A503];0;1)" office:value-type="float" office:value="19" calcext:value-type="float">
            <text:p>19</text:p>
          </table:table-cell>
          <table:table-cell table:formula="of:=ABJAD([.$A503];1;1)" office:value-type="float" office:value="1327" calcext:value-type="float">
            <text:p>1327</text:p>
          </table:table-cell>
          <table:table-cell table:formula="of:=ABJAD([.$A503];2;1)" office:value-type="float" office:value="5153" calcext:value-type="float">
            <text:p>5153</text:p>
          </table:table-cell>
          <table:table-cell table:formula="of:=ABJAD([.$A503];3;1)" office:value-type="float" office:value="10643" calcext:value-type="float">
            <text:p>10643</text:p>
          </table:table-cell>
        </table:table-row>
        <table:table-row table:style-name="ro1">
          <table:table-cell office:value-type="string" calcext:value-type="string">
            <text:p>DÜNDAR</text:p>
          </table:table-cell>
          <table:table-cell table:formula="of:=NUMEROLOG([.$A504];&quot;modern&quot;;&quot;tam&quot;)" office:value-type="float" office:value="26" calcext:value-type="float">
            <text:p>26</text:p>
          </table:table-cell>
          <table:table-cell table:formula="of:=NUMEROLOG([.$A504];&quot;TR&quot;;&quot;tam&quot;)" office:value-type="float" office:value="75" calcext:value-type="float">
            <text:p>75</text:p>
          </table:table-cell>
          <table:table-cell table:formula="of:=ABJAD([.$A504];0;1)" office:value-type="float" office:value="31" calcext:value-type="float">
            <text:p>31</text:p>
          </table:table-cell>
          <table:table-cell table:formula="of:=ABJAD([.$A504];1;1)" office:value-type="float" office:value="979" calcext:value-type="float">
            <text:p>979</text:p>
          </table:table-cell>
          <table:table-cell table:formula="of:=ABJAD([.$A504];2;1)" office:value-type="float" office:value="1700" calcext:value-type="float">
            <text:p>1700</text:p>
          </table:table-cell>
          <table:table-cell table:formula="of:=ABJAD([.$A504];3;1)" office:value-type="float" office:value="9904" calcext:value-type="float">
            <text:p>9904</text:p>
          </table:table-cell>
        </table:table-row>
        <table:table-row table:style-name="ro1">
          <table:table-cell office:value-type="string" calcext:value-type="string">
            <text:p>DURAN</text:p>
          </table:table-cell>
          <table:table-cell table:formula="of:=NUMEROLOG([.$A505];&quot;modern&quot;;&quot;tam&quot;)" office:value-type="float" office:value="22" calcext:value-type="float">
            <text:p>22</text:p>
          </table:table-cell>
          <table:table-cell table:formula="of:=NUMEROLOG([.$A505];&quot;TR&quot;;&quot;tam&quot;)" office:value-type="float" office:value="69" calcext:value-type="float">
            <text:p>69</text:p>
          </table:table-cell>
          <table:table-cell table:formula="of:=ABJAD([.$A505];0;1)" office:value-type="float" office:value="23" calcext:value-type="float">
            <text:p>23</text:p>
          </table:table-cell>
          <table:table-cell table:formula="of:=ABJAD([.$A505];1;1)" office:value-type="float" office:value="875" calcext:value-type="float">
            <text:p>875</text:p>
          </table:table-cell>
          <table:table-cell table:formula="of:=ABJAD([.$A505];2;1)" office:value-type="float" office:value="1491" calcext:value-type="float">
            <text:p>1491</text:p>
          </table:table-cell>
          <table:table-cell table:formula="of:=ABJAD([.$A505];3;1)" office:value-type="float" office:value="8742" calcext:value-type="float">
            <text:p>8742</text:p>
          </table:table-cell>
        </table:table-row>
        <table:table-row table:style-name="ro1">
          <table:table-cell office:value-type="string" calcext:value-type="string">
            <text:p>DURÇ ÖZTÜRK</text:p>
          </table:table-cell>
          <table:table-cell table:formula="of:=NUMEROLOG([.$A506];&quot;modern&quot;;&quot;tam&quot;)" office:value-type="float" office:value="49" calcext:value-type="float">
            <text:p>49</text:p>
          </table:table-cell>
          <table:table-cell table:formula="of:=NUMEROLOG([.$A506];&quot;TR&quot;;&quot;tam&quot;)" office:value-type="float" office:value="188" calcext:value-type="float">
            <text:p>188</text:p>
          </table:table-cell>
          <table:table-cell table:formula="of:=ABJAD([.$A506];0;1)" office:value-type="float" office:value="49" calcext:value-type="float">
            <text:p>49</text:p>
          </table:table-cell>
          <table:table-cell table:formula="of:=ABJAD([.$A506];1;1)" office:value-type="float" office:value="3337" calcext:value-type="float">
            <text:p>3337</text:p>
          </table:table-cell>
          <table:table-cell table:formula="of:=ABJAD([.$A506];2;1)" office:value-type="float" office:value="4762" calcext:value-type="float">
            <text:p>4762</text:p>
          </table:table-cell>
          <table:table-cell table:formula="of:=ABJAD([.$A506];3;1)" office:value-type="float" office:value="17431" calcext:value-type="float">
            <text:p>17431</text:p>
          </table:table-cell>
        </table:table-row>
        <table:table-row table:style-name="ro1">
          <table:table-cell office:value-type="string" calcext:value-type="string">
            <text:p>DURMAN</text:p>
          </table:table-cell>
          <table:table-cell table:formula="of:=NUMEROLOG([.$A507];&quot;modern&quot;;&quot;tam&quot;)" office:value-type="float" office:value="26" calcext:value-type="float">
            <text:p>26</text:p>
          </table:table-cell>
          <table:table-cell table:formula="of:=NUMEROLOG([.$A507];&quot;TR&quot;;&quot;tam&quot;)" office:value-type="float" office:value="85" calcext:value-type="float">
            <text:p>85</text:p>
          </table:table-cell>
          <table:table-cell table:formula="of:=ABJAD([.$A507];0;1)" office:value-type="float" office:value="23" calcext:value-type="float">
            <text:p>23</text:p>
          </table:table-cell>
          <table:table-cell table:formula="of:=ABJAD([.$A507];1;1)" office:value-type="float" office:value="935" calcext:value-type="float">
            <text:p>935</text:p>
          </table:table-cell>
          <table:table-cell table:formula="of:=ABJAD([.$A507];2;1)" office:value-type="float" office:value="1556" calcext:value-type="float">
            <text:p>1556</text:p>
          </table:table-cell>
          <table:table-cell table:formula="of:=ABJAD([.$A507];3;1)" office:value-type="float" office:value="9763" calcext:value-type="float">
            <text:p>9763</text:p>
          </table:table-cell>
        </table:table-row>
        <table:table-row table:style-name="ro1">
          <table:table-cell office:value-type="string" calcext:value-type="string">
            <text:p>DURMAZ</text:p>
          </table:table-cell>
          <table:table-cell table:formula="of:=NUMEROLOG([.$A508];&quot;modern&quot;;&quot;tam&quot;)" office:value-type="float" office:value="29" calcext:value-type="float">
            <text:p>29</text:p>
          </table:table-cell>
          <table:table-cell table:formula="of:=NUMEROLOG([.$A508];&quot;TR&quot;;&quot;tam&quot;)" office:value-type="float" office:value="97" calcext:value-type="float">
            <text:p>97</text:p>
          </table:table-cell>
          <table:table-cell table:formula="of:=ABJAD([.$A508];0;1)" office:value-type="float" office:value="17" calcext:value-type="float">
            <text:p>17</text:p>
          </table:table-cell>
          <table:table-cell table:formula="of:=ABJAD([.$A508];1;1)" office:value-type="float" office:value="1865" calcext:value-type="float">
            <text:p>1865</text:p>
          </table:table-cell>
          <table:table-cell table:formula="of:=ABJAD([.$A508];2;1)" office:value-type="float" office:value="2486" calcext:value-type="float">
            <text:p>2486</text:p>
          </table:table-cell>
          <table:table-cell table:formula="of:=ABJAD([.$A508];3;1)"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DURMUŞ</text:p>
          </table:table-cell>
          <table:table-cell table:formula="of:=NUMEROLOG([.$A509];&quot;modern&quot;;&quot;tam&quot;)" office:value-type="float" office:value="24" calcext:value-type="float">
            <text:p>24</text:p>
          </table:table-cell>
          <table:table-cell table:formula="of:=NUMEROLOG([.$A509];&quot;TR&quot;;&quot;tam&quot;)" office:value-type="float" office:value="115" calcext:value-type="float">
            <text:p>115</text:p>
          </table:table-cell>
          <table:table-cell table:formula="of:=ABJAD([.$A509];0;1)" office:value-type="float" office:value="16" calcext:value-type="float">
            <text:p>16</text:p>
          </table:table-cell>
          <table:table-cell table:formula="of:=ABJAD([.$A509];1;1)" office:value-type="float" office:value="1864" calcext:value-type="float">
            <text:p>1864</text:p>
          </table:table-cell>
          <table:table-cell table:formula="of:=ABJAD([.$A509];2;1)" office:value-type="float" office:value="3084" calcext:value-type="float">
            <text:p>3084</text:p>
          </table:table-cell>
          <table:table-cell table:formula="of:=ABJAD([.$A509];3;1)" office:value-type="float" office:value="14211" calcext:value-type="float">
            <text:p>14211</text:p>
          </table:table-cell>
        </table:table-row>
        <table:table-row table:style-name="ro1">
          <table:table-cell office:value-type="string" calcext:value-type="string">
            <text:p>DURSUN</text:p>
          </table:table-cell>
          <table:table-cell table:formula="of:=NUMEROLOG([.$A510];&quot;modern&quot;;&quot;tam&quot;)" office:value-type="float" office:value="25" calcext:value-type="float">
            <text:p>25</text:p>
          </table:table-cell>
          <table:table-cell table:formula="of:=NUMEROLOG([.$A510];&quot;TR&quot;;&quot;tam&quot;)" office:value-type="float" office:value="115" calcext:value-type="float">
            <text:p>115</text:p>
          </table:table-cell>
          <table:table-cell table:formula="of:=ABJAD([.$A510];0;1)" office:value-type="float" office:value="22" calcext:value-type="float">
            <text:p>22</text:p>
          </table:table-cell>
          <table:table-cell table:formula="of:=ABJAD([.$A510];1;1)" office:value-type="float" office:value="1774" calcext:value-type="float">
            <text:p>1774</text:p>
          </table:table-cell>
          <table:table-cell table:formula="of:=ABJAD([.$A510];2;1)" office:value-type="float" office:value="2994" calcext:value-type="float">
            <text:p>2994</text:p>
          </table:table-cell>
          <table:table-cell table:formula="of:=ABJAD([.$A510];3;1)" office:value-type="float" office:value="14984" calcext:value-type="float">
            <text:p>14984</text:p>
          </table:table-cell>
        </table:table-row>
        <table:table-row table:style-name="ro1">
          <table:table-cell office:value-type="string" calcext:value-type="string">
            <text:p>DURUK</text:p>
          </table:table-cell>
          <table:table-cell table:formula="of:=NUMEROLOG([.$A511];&quot;modern&quot;;&quot;tam&quot;)" office:value-type="float" office:value="21" calcext:value-type="float">
            <text:p>21</text:p>
          </table:table-cell>
          <table:table-cell table:formula="of:=NUMEROLOG([.$A511];&quot;TR&quot;;&quot;tam&quot;)" office:value-type="float" office:value="90" calcext:value-type="float">
            <text:p>90</text:p>
          </table:table-cell>
          <table:table-cell table:formula="of:=ABJAD([.$A511];0;1)" office:value-type="float" office:value="16" calcext:value-type="float">
            <text:p>16</text:p>
          </table:table-cell>
          <table:table-cell table:formula="of:=ABJAD([.$A511];1;1)" office:value-type="float" office:value="1444" calcext:value-type="float">
            <text:p>1444</text:p>
          </table:table-cell>
          <table:table-cell table:formula="of:=ABJAD([.$A511];2;1)" office:value-type="float" office:value="2659" calcext:value-type="float">
            <text:p>2659</text:p>
          </table:table-cell>
          <table:table-cell table:formula="of:=ABJAD([.$A511];3;1)"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DUYAN</text:p>
          </table:table-cell>
          <table:table-cell table:formula="of:=NUMEROLOG([.$A512];&quot;modern&quot;;&quot;tam&quot;)" office:value-type="float" office:value="20" calcext:value-type="float">
            <text:p>20</text:p>
          </table:table-cell>
          <table:table-cell table:formula="of:=NUMEROLOG([.$A512];&quot;TR&quot;;&quot;tam&quot;)" office:value-type="float" office:value="76" calcext:value-type="float">
            <text:p>76</text:p>
          </table:table-cell>
          <table:table-cell table:formula="of:=ABJAD([.$A512];0;1)" office:value-type="float" office:value="15" calcext:value-type="float">
            <text:p>15</text:p>
          </table:table-cell>
          <table:table-cell table:formula="of:=ABJAD([.$A512];1;1)" office:value-type="float" office:value="1575" calcext:value-type="float">
            <text:p>1575</text:p>
          </table:table-cell>
          <table:table-cell table:formula="of:=ABJAD([.$A512];2;1)" office:value-type="float" office:value="2191" calcext:value-type="float">
            <text:p>2191</text:p>
          </table:table-cell>
          <table:table-cell table:formula="of:=ABJAD([.$A512];3;1)" office:value-type="float" office:value="10386" calcext:value-type="float">
            <text:p>10386</text:p>
          </table:table-cell>
        </table:table-row>
        <table:table-row table:style-name="ro1">
          <table:table-cell office:value-type="string" calcext:value-type="string">
            <text:p>DUYSAK</text:p>
          </table:table-cell>
          <table:table-cell table:formula="of:=NUMEROLOG([.$A513];&quot;modern&quot;;&quot;tam&quot;)" office:value-type="float" office:value="18" calcext:value-type="float">
            <text:p>18</text:p>
          </table:table-cell>
          <table:table-cell table:formula="of:=NUMEROLOG([.$A513];&quot;TR&quot;;&quot;tam&quot;)" office:value-type="float" office:value="95" calcext:value-type="float">
            <text:p>95</text:p>
          </table:table-cell>
          <table:table-cell table:formula="of:=ABJAD([.$A513];0;1)" office:value-type="float" office:value="9" calcext:value-type="float">
            <text:p>9</text:p>
          </table:table-cell>
          <table:table-cell table:formula="of:=ABJAD([.$A513];1;1)" office:value-type="float" office:value="1845" calcext:value-type="float">
            <text:p>1845</text:p>
          </table:table-cell>
          <table:table-cell table:formula="of:=ABJAD([.$A513];2;1)" office:value-type="float" office:value="2466" calcext:value-type="float">
            <text:p>2466</text:p>
          </table:table-cell>
          <table:table-cell table:formula="of:=ABJAD([.$A513];3;1)" office:value-type="float" office:value="12094" calcext:value-type="float">
            <text:p>12094</text:p>
          </table:table-cell>
        </table:table-row>
        <table:table-row table:style-name="ro1">
          <table:table-cell office:value-type="string" calcext:value-type="string">
            <text:p>DUYU</text:p>
          </table:table-cell>
          <table:table-cell table:formula="of:=NUMEROLOG([.$A514];&quot;modern&quot;;&quot;tam&quot;)" office:value-type="float" office:value="17" calcext:value-type="float">
            <text:p>17</text:p>
          </table:table-cell>
          <table:table-cell table:formula="of:=NUMEROLOG([.$A514];&quot;TR&quot;;&quot;tam&quot;)" office:value-type="float" office:value="83" calcext:value-type="float">
            <text:p>83</text:p>
          </table:table-cell>
          <table:table-cell table:formula="of:=ABJAD([.$A514];0;1)" office:value-type="float" office:value="4" calcext:value-type="float">
            <text:p>4</text:p>
          </table:table-cell>
          <table:table-cell table:formula="of:=ABJAD([.$A514];1;1)" office:value-type="float" office:value="2104" calcext:value-type="float">
            <text:p>2104</text:p>
          </table:table-cell>
          <table:table-cell table:formula="of:=ABJAD([.$A514];2;1)" office:value-type="float" office:value="3314" calcext:value-type="float">
            <text:p>3314</text:p>
          </table:table-cell>
          <table:table-cell table:formula="of:=ABJAD([.$A514];3;1)" office:value-type="float" office:value="11440" calcext:value-type="float">
            <text:p>11440</text:p>
          </table:table-cell>
        </table:table-row>
        <table:table-row table:style-name="ro1">
          <table:table-cell office:value-type="string" calcext:value-type="string">
            <text:p>DÜZ</text:p>
          </table:table-cell>
          <table:table-cell table:formula="of:=NUMEROLOG([.$A515];&quot;modern&quot;;&quot;tam&quot;)" office:value-type="float" office:value="15" calcext:value-type="float">
            <text:p>15</text:p>
          </table:table-cell>
          <table:table-cell table:formula="of:=NUMEROLOG([.$A515];&quot;TR&quot;;&quot;tam&quot;)" office:value-type="float" office:value="60" calcext:value-type="float">
            <text:p>60</text:p>
          </table:table-cell>
          <table:table-cell table:formula="of:=ABJAD([.$A515];0;1)" office:value-type="float" office:value="12" calcext:value-type="float">
            <text:p>12</text:p>
          </table:table-cell>
          <table:table-cell table:formula="of:=ABJAD([.$A515];1;1)" office:value-type="float" office:value="1704" calcext:value-type="float">
            <text:p>1704</text:p>
          </table:table-cell>
          <table:table-cell table:formula="of:=ABJAD([.$A515];2;1)" office:value-type="float" office:value="2414" calcext:value-type="float">
            <text:p>2414</text:p>
          </table:table-cell>
          <table:table-cell table:formula="of:=ABJAD([.$A515];3;1)"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DÜZCE</text:p>
          </table:table-cell>
          <table:table-cell table:formula="of:=NUMEROLOG([.$A516];&quot;modern&quot;;&quot;tam&quot;)" office:value-type="float" office:value="23" calcext:value-type="float">
            <text:p>23</text:p>
          </table:table-cell>
          <table:table-cell table:formula="of:=NUMEROLOG([.$A516];&quot;TR&quot;;&quot;tam&quot;)" office:value-type="float" office:value="69" calcext:value-type="float">
            <text:p>69</text:p>
          </table:table-cell>
          <table:table-cell table:formula="of:=ABJAD([.$A516];0;1)" office:value-type="float" office:value="20" calcext:value-type="float">
            <text:p>20</text:p>
          </table:table-cell>
          <table:table-cell table:formula="of:=ABJAD([.$A516];1;1)" office:value-type="float" office:value="1712" calcext:value-type="float">
            <text:p>1712</text:p>
          </table:table-cell>
          <table:table-cell table:formula="of:=ABJAD([.$A516];2;1)" office:value-type="float" office:value="2432" calcext:value-type="float">
            <text:p>2432</text:p>
          </table:table-cell>
          <table:table-cell table:formula="of:=ABJAD([.$A516];3;1)" office:value-type="float" office:value="5525" calcext:value-type="float">
            <text:p>5525</text:p>
          </table:table-cell>
        </table:table-row>
        <table:table-row table:style-name="ro1">
          <table:table-cell office:value-type="string" calcext:value-type="string">
            <text:p>DÜZEL</text:p>
          </table:table-cell>
          <table:table-cell table:formula="of:=NUMEROLOG([.$A517];&quot;modern&quot;;&quot;tam&quot;)" office:value-type="float" office:value="23" calcext:value-type="float">
            <text:p>23</text:p>
          </table:table-cell>
          <table:table-cell table:formula="of:=NUMEROLOG([.$A517];&quot;TR&quot;;&quot;tam&quot;)" office:value-type="float" office:value="81" calcext:value-type="float">
            <text:p>81</text:p>
          </table:table-cell>
          <table:table-cell table:formula="of:=ABJAD([.$A517];0;1)" office:value-type="float" office:value="19" calcext:value-type="float">
            <text:p>19</text:p>
          </table:table-cell>
          <table:table-cell table:formula="of:=ABJAD([.$A517];1;1)" office:value-type="float" office:value="1759" calcext:value-type="float">
            <text:p>1759</text:p>
          </table:table-cell>
          <table:table-cell table:formula="of:=ABJAD([.$A517];2;1)" office:value-type="float" office:value="2479" calcext:value-type="float">
            <text:p>2479</text:p>
          </table:table-cell>
          <table:table-cell table:formula="of:=ABJAD([.$A517];3;1)"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DÜZGÜN</text:p>
          </table:table-cell>
          <table:table-cell table:formula="of:=NUMEROLOG([.$A518];&quot;modern&quot;;&quot;tam&quot;)" office:value-type="float" office:value="30" calcext:value-type="float">
            <text:p>30</text:p>
          </table:table-cell>
          <table:table-cell table:formula="of:=NUMEROLOG([.$A518];&quot;TR&quot;;&quot;tam&quot;)" office:value-type="float" office:value="111" calcext:value-type="float">
            <text:p>111</text:p>
          </table:table-cell>
          <table:table-cell table:formula="of:=ABJAD([.$A518];0;1)" office:value-type="float" office:value="33" calcext:value-type="float">
            <text:p>33</text:p>
          </table:table-cell>
          <table:table-cell table:formula="of:=ABJAD([.$A518];1;1)" office:value-type="float" office:value="2481" calcext:value-type="float">
            <text:p>2481</text:p>
          </table:table-cell>
          <table:table-cell table:formula="of:=ABJAD([.$A518];2;1)" office:value-type="float" office:value="3901" calcext:value-type="float">
            <text:p>3901</text:p>
          </table:table-cell>
          <table:table-cell table:formula="of:=ABJAD([.$A518];3;1)" office:value-type="float" office:value="10758" calcext:value-type="float">
            <text:p>10758</text:p>
          </table:table-cell>
        </table:table-row>
        <table:table-row table:style-name="ro1">
          <table:table-cell office:value-type="string" calcext:value-type="string">
            <text:p>DÜZKALIR</text:p>
          </table:table-cell>
          <table:table-cell table:formula="of:=NUMEROLOG([.$A519];&quot;modern&quot;;&quot;tam&quot;)" office:value-type="float" office:value="39" calcext:value-type="float">
            <text:p>39</text:p>
          </table:table-cell>
          <table:table-cell table:formula="of:=NUMEROLOG([.$A519];&quot;TR&quot;;&quot;tam&quot;)" office:value-type="float" office:value="122" calcext:value-type="float">
            <text:p>122</text:p>
          </table:table-cell>
          <table:table-cell table:formula="of:=ABJAD([.$A519];0;1)" office:value-type="float" office:value="37" calcext:value-type="float">
            <text:p>37</text:p>
          </table:table-cell>
          <table:table-cell table:formula="of:=ABJAD([.$A519];1;1)" office:value-type="float" office:value="2005" calcext:value-type="float">
            <text:p>2005</text:p>
          </table:table-cell>
          <table:table-cell table:formula="of:=ABJAD([.$A519];2;1)" office:value-type="float" office:value="2741" calcext:value-type="float">
            <text:p>2741</text:p>
          </table:table-cell>
          <table:table-cell table:formula="of:=ABJAD([.$A519];3;1)" office:value-type="float" office:value="7882" calcext:value-type="float">
            <text:p>7882</text:p>
          </table:table-cell>
        </table:table-row>
        <table:table-row table:style-name="ro1">
          <table:table-cell office:value-type="string" calcext:value-type="string">
            <text:p>EFE</text:p>
          </table:table-cell>
          <table:table-cell table:formula="of:=NUMEROLOG([.$A520];&quot;modern&quot;;&quot;tam&quot;)" office:value-type="float" office:value="16" calcext:value-type="float">
            <text:p>16</text:p>
          </table:table-cell>
          <table:table-cell table:formula="of:=NUMEROLOG([.$A520];&quot;TR&quot;;&quot;tam&quot;)" office:value-type="float" office:value="19" calcext:value-type="float">
            <text:p>19</text:p>
          </table:table-cell>
          <table:table-cell table:formula="of:=ABJAD([.$A520];0;1)" office:value-type="float" office:value="16" calcext:value-type="float">
            <text:p>16</text:p>
          </table:table-cell>
          <table:table-cell table:formula="of:=ABJAD([.$A520];1;1)" office:value-type="float" office:value="16" calcext:value-type="float">
            <text:p>16</text:p>
          </table:table-cell>
          <table:table-cell table:formula="of:=ABJAD([.$A520];2;1)" office:value-type="float" office:value="31" calcext:value-type="float">
            <text:p>31</text:p>
          </table:table-cell>
          <table:table-cell table:formula="of:=ABJAD([.$A520];3;1)"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KEN</text:p>
          </table:table-cell>
          <table:table-cell table:formula="of:=NUMEROLOG([.$A521];&quot;modern&quot;;&quot;tam&quot;)" office:value-type="float" office:value="17" calcext:value-type="float">
            <text:p>17</text:p>
          </table:table-cell>
          <table:table-cell table:formula="of:=NUMEROLOG([.$A521];&quot;TR&quot;;&quot;tam&quot;)" office:value-type="float" office:value="43" calcext:value-type="float">
            <text:p>43</text:p>
          </table:table-cell>
          <table:table-cell table:formula="of:=ABJAD([.$A521];0;1)" office:value-type="float" office:value="24" calcext:value-type="float">
            <text:p>24</text:p>
          </table:table-cell>
          <table:table-cell table:formula="of:=ABJAD([.$A521];1;1)" office:value-type="float" office:value="120" calcext:value-type="float">
            <text:p>120</text:p>
          </table:table-cell>
          <table:table-cell table:formula="of:=ABJAD([.$A521];2;1)" office:value-type="float" office:value="140" calcext:value-type="float">
            <text:p>140</text:p>
          </table:table-cell>
          <table:table-cell table:formula="of:=ABJAD([.$A521];3;1)" office:value-type="float" office:value="2989" calcext:value-type="float">
            <text:p>2989</text:p>
          </table:table-cell>
        </table:table-row>
        <table:table-row table:style-name="ro1">
          <table:table-cell office:value-type="string" calcext:value-type="string">
            <text:p>EKER</text:p>
          </table:table-cell>
          <table:table-cell table:formula="of:=NUMEROLOG([.$A522];&quot;modern&quot;;&quot;tam&quot;)" office:value-type="float" office:value="21" calcext:value-type="float">
            <text:p>21</text:p>
          </table:table-cell>
          <table:table-cell table:formula="of:=NUMEROLOG([.$A522];&quot;TR&quot;;&quot;tam&quot;)" office:value-type="float" office:value="47" calcext:value-type="float">
            <text:p>47</text:p>
          </table:table-cell>
          <table:table-cell table:formula="of:=ABJAD([.$A522];0;1)" office:value-type="float" office:value="22" calcext:value-type="float">
            <text:p>22</text:p>
          </table:table-cell>
          <table:table-cell table:formula="of:=ABJAD([.$A522];1;1)" office:value-type="float" office:value="250" calcext:value-type="float">
            <text:p>250</text:p>
          </table:table-cell>
          <table:table-cell table:formula="of:=ABJAD([.$A522];2;1)" office:value-type="float" office:value="270" calcext:value-type="float">
            <text:p>270</text:p>
          </table:table-cell>
          <table:table-cell table:formula="of:=ABJAD([.$A522];3;1)"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KİCİ</text:p>
          </table:table-cell>
          <table:table-cell table:formula="of:=NUMEROLOG([.$A523];&quot;modern&quot;;&quot;tam&quot;)" office:value-type="float" office:value="28" calcext:value-type="float">
            <text:p>28</text:p>
          </table:table-cell>
          <table:table-cell table:formula="of:=NUMEROLOG([.$A523];&quot;TR&quot;;&quot;tam&quot;)" office:value-type="float" office:value="47" calcext:value-type="float">
            <text:p>47</text:p>
          </table:table-cell>
          <table:table-cell table:formula="of:=ABJAD([.$A523];0;1)" office:value-type="float" office:value="28" calcext:value-type="float">
            <text:p>28</text:p>
          </table:table-cell>
          <table:table-cell table:formula="of:=ABJAD([.$A523];1;1)" office:value-type="float" office:value="88" calcext:value-type="float">
            <text:p>88</text:p>
          </table:table-cell>
          <table:table-cell table:formula="of:=ABJAD([.$A523];2;1)" office:value-type="float" office:value="143" calcext:value-type="float">
            <text:p>143</text:p>
          </table:table-cell>
          <table:table-cell table:formula="of:=ABJAD([.$A523];3;1)"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EKİNCİ</text:p>
          </table:table-cell>
          <table:table-cell table:formula="of:=NUMEROLOG([.$A524];&quot;modern&quot;;&quot;tam&quot;)" office:value-type="float" office:value="33" calcext:value-type="float">
            <text:p>33</text:p>
          </table:table-cell>
          <table:table-cell table:formula="of:=NUMEROLOG([.$A524];&quot;TR&quot;;&quot;tam&quot;)" office:value-type="float" office:value="64" calcext:value-type="float">
            <text:p>64</text:p>
          </table:table-cell>
          <table:table-cell table:formula="of:=ABJAD([.$A524];0;1)" office:value-type="float" office:value="38" calcext:value-type="float">
            <text:p>38</text:p>
          </table:table-cell>
          <table:table-cell table:formula="of:=ABJAD([.$A524];1;1)" office:value-type="float" office:value="158" calcext:value-type="float">
            <text:p>158</text:p>
          </table:table-cell>
          <table:table-cell table:formula="of:=ABJAD([.$A524];2;1)" office:value-type="float" office:value="218" calcext:value-type="float">
            <text:p>218</text:p>
          </table:table-cell>
          <table:table-cell table:formula="of:=ABJAD([.$A524];3;1)"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EKİZ</text:p>
          </table:table-cell>
          <table:table-cell table:formula="of:=NUMEROLOG([.$A525];&quot;modern&quot;;&quot;tam&quot;)" office:value-type="float" office:value="24" calcext:value-type="float">
            <text:p>24</text:p>
          </table:table-cell>
          <table:table-cell table:formula="of:=NUMEROLOG([.$A525];&quot;TR&quot;;&quot;tam&quot;)" office:value-type="float" office:value="61" calcext:value-type="float">
            <text:p>61</text:p>
          </table:table-cell>
          <table:table-cell table:formula="of:=ABJAD([.$A525];0;1)" office:value-type="float" office:value="21" calcext:value-type="float">
            <text:p>21</text:p>
          </table:table-cell>
          <table:table-cell table:formula="of:=ABJAD([.$A525];1;1)" office:value-type="float" office:value="1065" calcext:value-type="float">
            <text:p>1065</text:p>
          </table:table-cell>
          <table:table-cell table:formula="of:=ABJAD([.$A525];2;1)" office:value-type="float" office:value="1100" calcext:value-type="float">
            <text:p>1100</text:p>
          </table:table-cell>
          <table:table-cell table:formula="of:=ABJAD([.$A525];3;1)"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ELBÜKEN</text:p>
          </table:table-cell>
          <table:table-cell table:formula="of:=NUMEROLOG([.$A526];&quot;modern&quot;;&quot;tam&quot;)" office:value-type="float" office:value="25" calcext:value-type="float">
            <text:p>25</text:p>
          </table:table-cell>
          <table:table-cell table:formula="of:=NUMEROLOG([.$A526];&quot;TR&quot;;&quot;tam&quot;)" office:value-type="float" office:value="86" calcext:value-type="float">
            <text:p>86</text:p>
          </table:table-cell>
          <table:table-cell table:formula="of:=ABJAD([.$A526];0;1)" office:value-type="float" office:value="32" calcext:value-type="float">
            <text:p>32</text:p>
          </table:table-cell>
          <table:table-cell table:formula="of:=ABJAD([.$A526];1;1)" office:value-type="float" office:value="872" calcext:value-type="float">
            <text:p>872</text:p>
          </table:table-cell>
          <table:table-cell table:formula="of:=ABJAD([.$A526];2;1)" office:value-type="float" office:value="1602" calcext:value-type="float">
            <text:p>1602</text:p>
          </table:table-cell>
          <table:table-cell table:formula="of:=ABJAD([.$A526];3;1)"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ELÇİ</text:p>
          </table:table-cell>
          <table:table-cell table:formula="of:=NUMEROLOG([.$A527];&quot;modern&quot;;&quot;tam&quot;)" office:value-type="float" office:value="20" calcext:value-type="float">
            <text:p>20</text:p>
          </table:table-cell>
          <table:table-cell table:formula="of:=NUMEROLOG([.$A527];&quot;TR&quot;;&quot;tam&quot;)" office:value-type="float" office:value="37" calcext:value-type="float">
            <text:p>37</text:p>
          </table:table-cell>
          <table:table-cell table:formula="of:=ABJAD([.$A527];0;1)" office:value-type="float" office:value="18" calcext:value-type="float">
            <text:p>18</text:p>
          </table:table-cell>
          <table:table-cell table:formula="of:=ABJAD([.$A527];1;1)" office:value-type="float" office:value="78" calcext:value-type="float">
            <text:p>78</text:p>
          </table:table-cell>
          <table:table-cell table:formula="of:=ABJAD([.$A527];2;1)" office:value-type="float" office:value="113" calcext:value-type="float">
            <text:p>113</text:p>
          </table:table-cell>
          <table:table-cell table:formula="of:=ABJAD([.$A527];3;1)"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ELÇİÇEK</text:p>
          </table:table-cell>
          <table:table-cell table:formula="of:=NUMEROLOG([.$A528];&quot;modern&quot;;&quot;tam&quot;)" office:value-type="float" office:value="30" calcext:value-type="float">
            <text:p>30</text:p>
          </table:table-cell>
          <table:table-cell table:formula="of:=NUMEROLOG([.$A528];&quot;TR&quot;;&quot;tam&quot;)" office:value-type="float" office:value="61" calcext:value-type="float">
            <text:p>61</text:p>
          </table:table-cell>
          <table:table-cell table:formula="of:=ABJAD([.$A528];0;1)" office:value-type="float" office:value="30" calcext:value-type="float">
            <text:p>30</text:p>
          </table:table-cell>
          <table:table-cell table:formula="of:=ABJAD([.$A528];1;1)" office:value-type="float" office:value="126" calcext:value-type="float">
            <text:p>126</text:p>
          </table:table-cell>
          <table:table-cell table:formula="of:=ABJAD([.$A528];2;1)" office:value-type="float" office:value="176" calcext:value-type="float">
            <text:p>176</text:p>
          </table:table-cell>
          <table:table-cell table:formula="of:=ABJAD([.$A528];3;1)" office:value-type="float" office:value="3835" calcext:value-type="float">
            <text:p>3835</text:p>
          </table:table-cell>
        </table:table-row>
        <table:table-row table:style-name="ro1">
          <table:table-cell office:value-type="string" calcext:value-type="string">
            <text:p>ELDEM</text:p>
          </table:table-cell>
          <table:table-cell table:formula="of:=NUMEROLOG([.$A529];&quot;modern&quot;;&quot;tam&quot;)" office:value-type="float" office:value="21" calcext:value-type="float">
            <text:p>21</text:p>
          </table:table-cell>
          <table:table-cell table:formula="of:=NUMEROLOG([.$A529];&quot;TR&quot;;&quot;tam&quot;)" office:value-type="float" office:value="48" calcext:value-type="float">
            <text:p>48</text:p>
          </table:table-cell>
          <table:table-cell table:formula="of:=ABJAD([.$A529];0;1)" office:value-type="float" office:value="16" calcext:value-type="float">
            <text:p>16</text:p>
          </table:table-cell>
          <table:table-cell table:formula="of:=ABJAD([.$A529];1;1)" office:value-type="float" office:value="124" calcext:value-type="float">
            <text:p>124</text:p>
          </table:table-cell>
          <table:table-cell table:formula="of:=ABJAD([.$A529];2;1)" office:value-type="float" office:value="149" calcext:value-type="float">
            <text:p>149</text:p>
          </table:table-cell>
          <table:table-cell table:formula="of:=ABJAD([.$A529];3;1)"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ELGÖRMÜŞ</text:p>
          </table:table-cell>
          <table:table-cell table:formula="of:=NUMEROLOG([.$A530];&quot;modern&quot;;&quot;tam&quot;)" office:value-type="float" office:value="38" calcext:value-type="float">
            <text:p>38</text:p>
          </table:table-cell>
          <table:table-cell table:formula="of:=NUMEROLOG([.$A530];&quot;TR&quot;;&quot;tam&quot;)" office:value-type="float" office:value="134" calcext:value-type="float">
            <text:p>134</text:p>
          </table:table-cell>
          <table:table-cell table:formula="of:=ABJAD([.$A530];0;1)" office:value-type="float" office:value="36" calcext:value-type="float">
            <text:p>36</text:p>
          </table:table-cell>
          <table:table-cell table:formula="of:=ABJAD([.$A530];1;1)" office:value-type="float" office:value="1512" calcext:value-type="float">
            <text:p>1512</text:p>
          </table:table-cell>
          <table:table-cell table:formula="of:=ABJAD([.$A530];2;1)" office:value-type="float" office:value="2332" calcext:value-type="float">
            <text:p>2332</text:p>
          </table:table-cell>
          <table:table-cell table:formula="of:=ABJAD([.$A530];3;1)"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ELİK</text:p>
          </table:table-cell>
          <table:table-cell table:formula="of:=NUMEROLOG([.$A531];&quot;modern&quot;;&quot;tam&quot;)" office:value-type="float" office:value="19" calcext:value-type="float">
            <text:p>19</text:p>
          </table:table-cell>
          <table:table-cell table:formula="of:=NUMEROLOG([.$A531];&quot;TR&quot;;&quot;tam&quot;)" office:value-type="float" office:value="47" calcext:value-type="float">
            <text:p>47</text:p>
          </table:table-cell>
          <table:table-cell table:formula="of:=ABJAD([.$A531];0;1)" office:value-type="float" office:value="19" calcext:value-type="float">
            <text:p>19</text:p>
          </table:table-cell>
          <table:table-cell table:formula="of:=ABJAD([.$A531];1;1)" office:value-type="float" office:value="115" calcext:value-type="float">
            <text:p>115</text:p>
          </table:table-cell>
          <table:table-cell table:formula="of:=ABJAD([.$A531];2;1)" office:value-type="float" office:value="150" calcext:value-type="float">
            <text:p>150</text:p>
          </table:table-cell>
          <table:table-cell table:formula="of:=ABJAD([.$A531];3;1)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LİALTI</text:p>
          </table:table-cell>
          <table:table-cell table:formula="of:=NUMEROLOG([.$A532];&quot;modern&quot;;&quot;tam&quot;)" office:value-type="float" office:value="35" calcext:value-type="float">
            <text:p>35</text:p>
          </table:table-cell>
          <table:table-cell table:formula="of:=NUMEROLOG([.$A532];&quot;TR&quot;;&quot;tam&quot;)" office:value-type="float" office:value="99" calcext:value-type="float">
            <text:p>99</text:p>
          </table:table-cell>
          <table:table-cell table:formula="of:=ABJAD([.$A532];0;1)" office:value-type="float" office:value="38" calcext:value-type="float">
            <text:p>38</text:p>
          </table:table-cell>
          <table:table-cell table:formula="of:=ABJAD([.$A532];1;1)" office:value-type="float" office:value="686" calcext:value-type="float">
            <text:p>686</text:p>
          </table:table-cell>
          <table:table-cell table:formula="of:=ABJAD([.$A532];2;1)" office:value-type="float" office:value="742" calcext:value-type="float">
            <text:p>742</text:p>
          </table:table-cell>
          <table:table-cell table:formula="of:=ABJAD([.$A532];3;1)" office:value-type="float" office:value="5361" calcext:value-type="float">
            <text:p>5361</text:p>
          </table:table-cell>
        </table:table-row>
        <table:table-row table:style-name="ro1">
          <table:table-cell office:value-type="string" calcext:value-type="string">
            <text:p>ELMAAĞAÇ</text:p>
          </table:table-cell>
          <table:table-cell table:formula="of:=NUMEROLOG([.$A533];&quot;modern&quot;;&quot;tam&quot;)" office:value-type="float" office:value="25" calcext:value-type="float">
            <text:p>25</text:p>
          </table:table-cell>
          <table:table-cell table:formula="of:=NUMEROLOG([.$A533];&quot;TR&quot;;&quot;tam&quot;)" office:value-type="float" office:value="53" calcext:value-type="float">
            <text:p>53</text:p>
          </table:table-cell>
          <table:table-cell table:formula="of:=ABJAD([.$A533];0;1)" office:value-type="float" office:value="21" calcext:value-type="float">
            <text:p>21</text:p>
          </table:table-cell>
          <table:table-cell table:formula="of:=ABJAD([.$A533];1;1)" office:value-type="float" office:value="129" calcext:value-type="float">
            <text:p>129</text:p>
          </table:table-cell>
          <table:table-cell table:formula="of:=ABJAD([.$A533];2;1)" office:value-type="float" office:value="2757" calcext:value-type="float">
            <text:p>2757</text:p>
          </table:table-cell>
          <table:table-cell table:formula="of:=ABJAD([.$A533];3;1)"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LVERDİ</text:p>
          </table:table-cell>
          <table:table-cell table:formula="of:=NUMEROLOG([.$A534];&quot;modern&quot;;&quot;tam&quot;)" office:value-type="float" office:value="39" calcext:value-type="float">
            <text:p>39</text:p>
          </table:table-cell>
          <table:table-cell table:formula="of:=NUMEROLOG([.$A534];&quot;TR&quot;;&quot;tam&quot;)" office:value-type="float" office:value="92" calcext:value-type="float">
            <text:p>92</text:p>
          </table:table-cell>
          <table:table-cell table:formula="of:=ABJAD([.$A534];0;1)" office:value-type="float" office:value="40" calcext:value-type="float">
            <text:p>40</text:p>
          </table:table-cell>
          <table:table-cell table:formula="of:=ABJAD([.$A534];1;1)" office:value-type="float" office:value="1084" calcext:value-type="float">
            <text:p>1084</text:p>
          </table:table-cell>
          <table:table-cell table:formula="of:=ABJAD([.$A534];2;1)" office:value-type="float" office:value="1134" calcext:value-type="float">
            <text:p>1134</text:p>
          </table:table-cell>
          <table:table-cell table:formula="of:=ABJAD([.$A534];3;1)"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EMELİ</text:p>
          </table:table-cell>
          <table:table-cell table:formula="of:=NUMEROLOG([.$A535];&quot;modern&quot;;&quot;tam&quot;)" office:value-type="float" office:value="26" calcext:value-type="float">
            <text:p>26</text:p>
          </table:table-cell>
          <table:table-cell table:formula="of:=NUMEROLOG([.$A535];&quot;TR&quot;;&quot;tam&quot;)" office:value-type="float" office:value="55" calcext:value-type="float">
            <text:p>55</text:p>
          </table:table-cell>
          <table:table-cell table:formula="of:=ABJAD([.$A535];0;1)" office:value-type="float" office:value="20" calcext:value-type="float">
            <text:p>20</text:p>
          </table:table-cell>
          <table:table-cell table:formula="of:=ABJAD([.$A535];1;1)" office:value-type="float" office:value="140" calcext:value-type="float">
            <text:p>140</text:p>
          </table:table-cell>
          <table:table-cell table:formula="of:=ABJAD([.$A535];2;1)" office:value-type="float" office:value="180" calcext:value-type="float">
            <text:p>180</text:p>
          </table:table-cell>
          <table:table-cell table:formula="of:=ABJAD([.$A535];3;1)"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EMET</text:p>
          </table:table-cell>
          <table:table-cell table:formula="of:=NUMEROLOG([.$A536];&quot;modern&quot;;&quot;tam&quot;)" office:value-type="float" office:value="16" calcext:value-type="float">
            <text:p>16</text:p>
          </table:table-cell>
          <table:table-cell table:formula="of:=NUMEROLOG([.$A536];&quot;TR&quot;;&quot;tam&quot;)" office:value-type="float" office:value="52" calcext:value-type="float">
            <text:p>52</text:p>
          </table:table-cell>
          <table:table-cell table:formula="of:=ABJAD([.$A536];0;1)" office:value-type="float" office:value="18" calcext:value-type="float">
            <text:p>18</text:p>
          </table:table-cell>
          <table:table-cell table:formula="of:=ABJAD([.$A536];1;1)" office:value-type="float" office:value="570" calcext:value-type="float">
            <text:p>570</text:p>
          </table:table-cell>
          <table:table-cell table:formula="of:=ABJAD([.$A536];2;1)" office:value-type="float" office:value="590" calcext:value-type="float">
            <text:p>590</text:p>
          </table:table-cell>
          <table:table-cell table:formula="of:=ABJAD([.$A536];3;1)"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MİRLİOĞLU</text:p>
          </table:table-cell>
          <table:table-cell table:formula="of:=NUMEROLOG([.$A537];&quot;modern&quot;;&quot;tam&quot;)" office:value-type="float" office:value="58" calcext:value-type="float">
            <text:p>58</text:p>
          </table:table-cell>
          <table:table-cell table:formula="of:=NUMEROLOG([.$A537];&quot;TR&quot;;&quot;tam&quot;)" office:value-type="float" office:value="149" calcext:value-type="float">
            <text:p>149</text:p>
          </table:table-cell>
          <table:table-cell table:formula="of:=ABJAD([.$A537];0;1)" office:value-type="float" office:value="49" calcext:value-type="float">
            <text:p>49</text:p>
          </table:table-cell>
          <table:table-cell table:formula="of:=ABJAD([.$A537];1;1)" office:value-type="float" office:value="1093" calcext:value-type="float">
            <text:p>1093</text:p>
          </table:table-cell>
          <table:table-cell table:formula="of:=ABJAD([.$A537];2;1)" office:value-type="float" office:value="4443" calcext:value-type="float">
            <text:p>4443</text:p>
          </table:table-cell>
          <table:table-cell table:formula="of:=ABJAD([.$A537];3;1)" office:value-type="float" office:value="12004" calcext:value-type="float">
            <text:p>12004</text:p>
          </table:table-cell>
        </table:table-row>
        <table:table-row table:style-name="ro1">
          <table:table-cell office:value-type="string" calcext:value-type="string">
            <text:p>EMLAKÇIOĞLU</text:p>
          </table:table-cell>
          <table:table-cell table:formula="of:=NUMEROLOG([.$A538];&quot;modern&quot;;&quot;tam&quot;)" office:value-type="float" office:value="46" calcext:value-type="float">
            <text:p>46</text:p>
          </table:table-cell>
          <table:table-cell table:formula="of:=NUMEROLOG([.$A538];&quot;TR&quot;;&quot;tam&quot;)" office:value-type="float" office:value="134" calcext:value-type="float">
            <text:p>134</text:p>
          </table:table-cell>
          <table:table-cell table:formula="of:=ABJAD([.$A538];0;1)" office:value-type="float" office:value="43" calcext:value-type="float">
            <text:p>43</text:p>
          </table:table-cell>
          <table:table-cell table:formula="of:=ABJAD([.$A538];1;1)" office:value-type="float" office:value="907" calcext:value-type="float">
            <text:p>907</text:p>
          </table:table-cell>
          <table:table-cell table:formula="of:=ABJAD([.$A538];2;1)" office:value-type="float" office:value="4233" calcext:value-type="float">
            <text:p>4233</text:p>
          </table:table-cell>
          <table:table-cell table:formula="of:=ABJAD([.$A538];3;1)" office:value-type="float" office:value="8289" calcext:value-type="float">
            <text:p>8289</text:p>
          </table:table-cell>
        </table:table-row>
        <table:table-row table:style-name="ro1">
          <table:table-cell office:value-type="string" calcext:value-type="string">
            <text:p>EMLEK</text:p>
          </table:table-cell>
          <table:table-cell table:formula="of:=NUMEROLOG([.$A539];&quot;modern&quot;;&quot;tam&quot;)" office:value-type="float" office:value="19" calcext:value-type="float">
            <text:p>19</text:p>
          </table:table-cell>
          <table:table-cell table:formula="of:=NUMEROLOG([.$A539];&quot;TR&quot;;&quot;tam&quot;)" office:value-type="float" office:value="57" calcext:value-type="float">
            <text:p>57</text:p>
          </table:table-cell>
          <table:table-cell table:formula="of:=ABJAD([.$A539];0;1)" office:value-type="float" office:value="16" calcext:value-type="float">
            <text:p>16</text:p>
          </table:table-cell>
          <table:table-cell table:formula="of:=ABJAD([.$A539];1;1)" office:value-type="float" office:value="160" calcext:value-type="float">
            <text:p>160</text:p>
          </table:table-cell>
          <table:table-cell table:formula="of:=ABJAD([.$A539];2;1)" office:value-type="float" office:value="185" calcext:value-type="float">
            <text:p>185</text:p>
          </table:table-cell>
          <table:table-cell table:formula="of:=ABJAD([.$A539];3;1)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EMRE</text:p>
          </table:table-cell>
          <table:table-cell table:formula="of:=NUMEROLOG([.$A540];&quot;modern&quot;;&quot;tam&quot;)" office:value-type="float" office:value="23" calcext:value-type="float">
            <text:p>23</text:p>
          </table:table-cell>
          <table:table-cell table:formula="of:=NUMEROLOG([.$A540];&quot;TR&quot;;&quot;tam&quot;)" office:value-type="float" office:value="49" calcext:value-type="float">
            <text:p>49</text:p>
          </table:table-cell>
          <table:table-cell table:formula="of:=ABJAD([.$A540];0;1)" office:value-type="float" office:value="18" calcext:value-type="float">
            <text:p>18</text:p>
          </table:table-cell>
          <table:table-cell table:formula="of:=ABJAD([.$A540];1;1)" office:value-type="float" office:value="270" calcext:value-type="float">
            <text:p>270</text:p>
          </table:table-cell>
          <table:table-cell table:formula="of:=ABJAD([.$A540];2;1)" office:value-type="float" office:value="290" calcext:value-type="float">
            <text:p>290</text:p>
          </table:table-cell>
          <table:table-cell table:formula="of:=ABJAD([.$A540];3;1)" office:value-type="float" office:value="4515" calcext:value-type="float">
            <text:p>4515</text:p>
          </table:table-cell>
        </table:table-row>
        <table:table-row table:style-name="ro1">
          <table:table-cell office:value-type="string" calcext:value-type="string">
            <text:p>ENGİZ</text:p>
          </table:table-cell>
          <table:table-cell table:formula="of:=NUMEROLOG([.$A541];&quot;modern&quot;;&quot;tam&quot;)" office:value-type="float" office:value="34" calcext:value-type="float">
            <text:p>34</text:p>
          </table:table-cell>
          <table:table-cell table:formula="of:=NUMEROLOG([.$A541];&quot;TR&quot;;&quot;tam&quot;)" office:value-type="float" office:value="72" calcext:value-type="float">
            <text:p>72</text:p>
          </table:table-cell>
          <table:table-cell table:formula="of:=ABJAD([.$A541];0;1)" office:value-type="float" office:value="34" calcext:value-type="float">
            <text:p>34</text:p>
          </table:table-cell>
          <table:table-cell table:formula="of:=ABJAD([.$A541];1;1)" office:value-type="float" office:value="1102" calcext:value-type="float">
            <text:p>1102</text:p>
          </table:table-cell>
          <table:table-cell table:formula="of:=ABJAD([.$A541];2;1)" office:value-type="float" office:value="1142" calcext:value-type="float">
            <text:p>1142</text:p>
          </table:table-cell>
          <table:table-cell table:formula="of:=ABJAD([.$A541];3;1)"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ERASLAN</text:p>
          </table:table-cell>
          <table:table-cell table:formula="of:=NUMEROLOG([.$A542];&quot;modern&quot;;&quot;tam&quot;)" office:value-type="float" office:value="25" calcext:value-type="float">
            <text:p>25</text:p>
          </table:table-cell>
          <table:table-cell table:formula="of:=NUMEROLOG([.$A542];&quot;TR&quot;;&quot;tam&quot;)" office:value-type="float" office:value="83" calcext:value-type="float">
            <text:p>83</text:p>
          </table:table-cell>
          <table:table-cell table:formula="of:=ABJAD([.$A542];0;1)" office:value-type="float" office:value="27" calcext:value-type="float">
            <text:p>27</text:p>
          </table:table-cell>
          <table:table-cell table:formula="of:=ABJAD([.$A542];1;1)" office:value-type="float" office:value="627" calcext:value-type="float">
            <text:p>627</text:p>
          </table:table-cell>
          <table:table-cell table:formula="of:=ABJAD([.$A542];2;1)" office:value-type="float" office:value="654" calcext:value-type="float">
            <text:p>654</text:p>
          </table:table-cell>
          <table:table-cell table:formula="of:=ABJAD([.$A542];3;1)" office:value-type="float" office:value="8844" calcext:value-type="float">
            <text:p>8844</text:p>
          </table:table-cell>
        </table:table-row>
        <table:table-row table:style-name="ro1">
          <table:table-cell office:value-type="string" calcext:value-type="string">
            <text:p>ERAT</text:p>
          </table:table-cell>
          <table:table-cell table:formula="of:=NUMEROLOG([.$A543];&quot;modern&quot;;&quot;tam&quot;)" office:value-type="float" office:value="17" calcext:value-type="float">
            <text:p>17</text:p>
          </table:table-cell>
          <table:table-cell table:formula="of:=NUMEROLOG([.$A543];&quot;TR&quot;;&quot;tam&quot;)" office:value-type="float" office:value="52" calcext:value-type="float">
            <text:p>52</text:p>
          </table:table-cell>
          <table:table-cell table:formula="of:=ABJAD([.$A543];0;1)" office:value-type="float" office:value="22" calcext:value-type="float">
            <text:p>22</text:p>
          </table:table-cell>
          <table:table-cell table:formula="of:=ABJAD([.$A543];1;1)" office:value-type="float" office:value="706" calcext:value-type="float">
            <text:p>706</text:p>
          </table:table-cell>
          <table:table-cell table:formula="of:=ABJAD([.$A543];2;1)" office:value-type="float" office:value="722" calcext:value-type="float">
            <text:p>722</text:p>
          </table:table-cell>
          <table:table-cell table:formula="of:=ABJAD([.$A543];3;1)" office:value-type="float" office:value="6316" calcext:value-type="float">
            <text:p>6316</text:p>
          </table:table-cell>
        </table:table-row>
        <table:table-row table:style-name="ro1">
          <table:table-cell office:value-type="string" calcext:value-type="string">
            <text:p>ERBAŞ</text:p>
          </table:table-cell>
          <table:table-cell table:formula="of:=NUMEROLOG([.$A544];&quot;modern&quot;;&quot;tam&quot;)" office:value-type="float" office:value="18" calcext:value-type="float">
            <text:p>18</text:p>
          </table:table-cell>
          <table:table-cell table:formula="of:=NUMEROLOG([.$A544];&quot;TR&quot;;&quot;tam&quot;)" office:value-type="float" office:value="53" calcext:value-type="float">
            <text:p>53</text:p>
          </table:table-cell>
          <table:table-cell table:formula="of:=ABJAD([.$A544];0;1)" office:value-type="float" office:value="20" calcext:value-type="float">
            <text:p>20</text:p>
          </table:table-cell>
          <table:table-cell table:formula="of:=ABJAD([.$A544];1;1)" office:value-type="float" office:value="608" calcext:value-type="float">
            <text:p>608</text:p>
          </table:table-cell>
          <table:table-cell table:formula="of:=ABJAD([.$A544];2;1)" office:value-type="float" office:value="629" calcext:value-type="float">
            <text:p>629</text:p>
          </table:table-cell>
          <table:table-cell table:formula="of:=ABJAD([.$A544];3;1)" office:value-type="float" office:value="6783" calcext:value-type="float">
            <text:p>6783</text:p>
          </table:table-cell>
        </table:table-row>
        <table:table-row table:style-name="ro1">
          <table:table-cell office:value-type="string" calcext:value-type="string">
            <text:p>ERCAN</text:p>
          </table:table-cell>
          <table:table-cell table:formula="of:=NUMEROLOG([.$A545];&quot;modern&quot;;&quot;tam&quot;)" office:value-type="float" office:value="23" calcext:value-type="float">
            <text:p>23</text:p>
          </table:table-cell>
          <table:table-cell table:formula="of:=NUMEROLOG([.$A545];&quot;TR&quot;;&quot;tam&quot;)" office:value-type="float" office:value="48" calcext:value-type="float">
            <text:p>48</text:p>
          </table:table-cell>
          <table:table-cell table:formula="of:=ABJAD([.$A545];0;1)" office:value-type="float" office:value="27" calcext:value-type="float">
            <text:p>27</text:p>
          </table:table-cell>
          <table:table-cell table:formula="of:=ABJAD([.$A545];1;1)" office:value-type="float" office:value="279" calcext:value-type="float">
            <text:p>279</text:p>
          </table:table-cell>
          <table:table-cell table:formula="of:=ABJAD([.$A545];2;1)" office:value-type="float" office:value="300" calcext:value-type="float">
            <text:p>300</text:p>
          </table:table-cell>
          <table:table-cell table:formula="of:=ABJAD([.$A545];3;1)"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ERDAĞ</text:p>
          </table:table-cell>
          <table:table-cell table:formula="of:=NUMEROLOG([.$A546];&quot;modern&quot;;&quot;tam&quot;)" office:value-type="float" office:value="26" calcext:value-type="float">
            <text:p>26</text:p>
          </table:table-cell>
          <table:table-cell table:formula="of:=NUMEROLOG([.$A546];&quot;TR&quot;;&quot;tam&quot;)" office:value-type="float" office:value="42" calcext:value-type="float">
            <text:p>42</text:p>
          </table:table-cell>
          <table:table-cell table:formula="of:=ABJAD([.$A546];0;1)" office:value-type="float" office:value="26" calcext:value-type="float">
            <text:p>26</text:p>
          </table:table-cell>
          <table:table-cell table:formula="of:=ABJAD([.$A546];1;1)" office:value-type="float" office:value="218" calcext:value-type="float">
            <text:p>218</text:p>
          </table:table-cell>
          <table:table-cell table:formula="of:=ABJAD([.$A546];2;1)" office:value-type="float" office:value="2839" calcext:value-type="float">
            <text:p>2839</text:p>
          </table:table-cell>
          <table:table-cell table:formula="of:=ABJAD([.$A546];3;1)"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ERDAL</text:p>
          </table:table-cell>
          <table:table-cell table:formula="of:=NUMEROLOG([.$A547];&quot;modern&quot;;&quot;tam&quot;)" office:value-type="float" office:value="22" calcext:value-type="float">
            <text:p>22</text:p>
          </table:table-cell>
          <table:table-cell table:formula="of:=NUMEROLOG([.$A547];&quot;TR&quot;;&quot;tam&quot;)" office:value-type="float" office:value="48" calcext:value-type="float">
            <text:p>48</text:p>
          </table:table-cell>
          <table:table-cell table:formula="of:=ABJAD([.$A547];0;1)" office:value-type="float" office:value="20" calcext:value-type="float">
            <text:p>20</text:p>
          </table:table-cell>
          <table:table-cell table:formula="of:=ABJAD([.$A547];1;1)" office:value-type="float" office:value="260" calcext:value-type="float">
            <text:p>260</text:p>
          </table:table-cell>
          <table:table-cell table:formula="of:=ABJAD([.$A547];2;1)" office:value-type="float" office:value="281" calcext:value-type="float">
            <text:p>281</text:p>
          </table:table-cell>
          <table:table-cell table:formula="of:=ABJAD([.$A547];3;1)"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ERDEM</text:p>
          </table:table-cell>
          <table:table-cell table:formula="of:=NUMEROLOG([.$A548];&quot;modern&quot;;&quot;tam&quot;)" office:value-type="float" office:value="27" calcext:value-type="float">
            <text:p>27</text:p>
          </table:table-cell>
          <table:table-cell table:formula="of:=NUMEROLOG([.$A548];&quot;TR&quot;;&quot;tam&quot;)" office:value-type="float" office:value="54" calcext:value-type="float">
            <text:p>54</text:p>
          </table:table-cell>
          <table:table-cell table:formula="of:=ABJAD([.$A548];0;1)" office:value-type="float" office:value="22" calcext:value-type="float">
            <text:p>22</text:p>
          </table:table-cell>
          <table:table-cell table:formula="of:=ABJAD([.$A548];1;1)" office:value-type="float" office:value="274" calcext:value-type="float">
            <text:p>274</text:p>
          </table:table-cell>
          <table:table-cell table:formula="of:=ABJAD([.$A548];2;1)" office:value-type="float" office:value="299" calcext:value-type="float">
            <text:p>299</text:p>
          </table:table-cell>
          <table:table-cell table:formula="of:=ABJAD([.$A548];3;1)"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ERDEM ÖZCAN</text:p>
          </table:table-cell>
          <table:table-cell table:formula="of:=NUMEROLOG([.$A549];&quot;modern&quot;;&quot;tam&quot;)" office:value-type="float" office:value="50" calcext:value-type="float">
            <text:p>50</text:p>
          </table:table-cell>
          <table:table-cell table:formula="of:=NUMEROLOG([.$A549];&quot;TR&quot;;&quot;tam&quot;)" office:value-type="float" office:value="123" calcext:value-type="float">
            <text:p>123</text:p>
          </table:table-cell>
          <table:table-cell table:formula="of:=ABJAD([.$A549];0;1)" office:value-type="float" office:value="46" calcext:value-type="float">
            <text:p>46</text:p>
          </table:table-cell>
          <table:table-cell table:formula="of:=ABJAD([.$A549];1;1)" office:value-type="float" office:value="1438" calcext:value-type="float">
            <text:p>1438</text:p>
          </table:table-cell>
          <table:table-cell table:formula="of:=ABJAD([.$A549];2;1)" office:value-type="float" office:value="1569" calcext:value-type="float">
            <text:p>1569</text:p>
          </table:table-cell>
          <table:table-cell table:formula="of:=ABJAD([.$A549];3;1)" office:value-type="float" office:value="8706" calcext:value-type="float">
            <text:p>8706</text:p>
          </table:table-cell>
        </table:table-row>
        <table:table-row table:style-name="ro1">
          <table:table-cell office:value-type="string" calcext:value-type="string">
            <text:p>ERDEN</text:p>
          </table:table-cell>
          <table:table-cell table:formula="of:=NUMEROLOG([.$A550];&quot;modern&quot;;&quot;tam&quot;)" office:value-type="float" office:value="28" calcext:value-type="float">
            <text:p>28</text:p>
          </table:table-cell>
          <table:table-cell table:formula="of:=NUMEROLOG([.$A550];&quot;TR&quot;;&quot;tam&quot;)" office:value-type="float" office:value="55" calcext:value-type="float">
            <text:p>55</text:p>
          </table:table-cell>
          <table:table-cell table:formula="of:=ABJAD([.$A550];0;1)" office:value-type="float" office:value="32" calcext:value-type="float">
            <text:p>32</text:p>
          </table:table-cell>
          <table:table-cell table:formula="of:=ABJAD([.$A550];1;1)" office:value-type="float" office:value="284" calcext:value-type="float">
            <text:p>284</text:p>
          </table:table-cell>
          <table:table-cell table:formula="of:=ABJAD([.$A550];2;1)" office:value-type="float" office:value="309" calcext:value-type="float">
            <text:p>309</text:p>
          </table:table-cell>
          <table:table-cell table:formula="of:=ABJAD([.$A550];3;1)" office:value-type="float" office:value="6173" calcext:value-type="float">
            <text:p>6173</text:p>
          </table:table-cell>
        </table:table-row>
        <table:table-row table:style-name="ro1">
          <table:table-cell office:value-type="string" calcext:value-type="string">
            <text:p>ERDOĞAN</text:p>
          </table:table-cell>
          <table:table-cell table:formula="of:=NUMEROLOG([.$A551];&quot;modern&quot;;&quot;tam&quot;)" office:value-type="float" office:value="37" calcext:value-type="float">
            <text:p>37</text:p>
          </table:table-cell>
          <table:table-cell table:formula="of:=NUMEROLOG([.$A551];&quot;TR&quot;;&quot;tam&quot;)" office:value-type="float" office:value="77" calcext:value-type="float">
            <text:p>77</text:p>
          </table:table-cell>
          <table:table-cell table:formula="of:=ABJAD([.$A551];0;1)" office:value-type="float" office:value="44" calcext:value-type="float">
            <text:p>44</text:p>
          </table:table-cell>
          <table:table-cell table:formula="of:=ABJAD([.$A551];1;1)" office:value-type="float" office:value="368" calcext:value-type="float">
            <text:p>368</text:p>
          </table:table-cell>
          <table:table-cell table:formula="of:=ABJAD([.$A551];2;1)" office:value-type="float" office:value="3074" calcext:value-type="float">
            <text:p>3074</text:p>
          </table:table-cell>
          <table:table-cell table:formula="of:=ABJAD([.$A551];3;1)"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ERDOĞMUŞ</text:p>
          </table:table-cell>
          <table:table-cell table:formula="of:=NUMEROLOG([.$A552];&quot;modern&quot;;&quot;tam&quot;)" office:value-type="float" office:value="39" calcext:value-type="float">
            <text:p>39</text:p>
          </table:table-cell>
          <table:table-cell table:formula="of:=NUMEROLOG([.$A552];&quot;TR&quot;;&quot;tam&quot;)" office:value-type="float" office:value="123" calcext:value-type="float">
            <text:p>123</text:p>
          </table:table-cell>
          <table:table-cell table:formula="of:=ABJAD([.$A552];0;1)" office:value-type="float" office:value="37" calcext:value-type="float">
            <text:p>37</text:p>
          </table:table-cell>
          <table:table-cell table:formula="of:=ABJAD([.$A552];1;1)" office:value-type="float" office:value="1357" calcext:value-type="float">
            <text:p>1357</text:p>
          </table:table-cell>
          <table:table-cell table:formula="of:=ABJAD([.$A552];2;1)" office:value-type="float" office:value="4667" calcext:value-type="float">
            <text:p>4667</text:p>
          </table:table-cell>
          <table:table-cell table:formula="of:=ABJAD([.$A552];3;1)" office:value-type="float" office:value="13542" calcext:value-type="float">
            <text:p>13542</text:p>
          </table:table-cell>
        </table:table-row>
        <table:table-row table:style-name="ro1">
          <table:table-cell office:value-type="string" calcext:value-type="string">
            <text:p>EREL</text:p>
          </table:table-cell>
          <table:table-cell table:formula="of:=NUMEROLOG([.$A553];&quot;modern&quot;;&quot;tam&quot;)" office:value-type="float" office:value="22" calcext:value-type="float">
            <text:p>22</text:p>
          </table:table-cell>
          <table:table-cell table:formula="of:=NUMEROLOG([.$A553];&quot;TR&quot;;&quot;tam&quot;)" office:value-type="float" office:value="48" calcext:value-type="float">
            <text:p>48</text:p>
          </table:table-cell>
          <table:table-cell table:formula="of:=ABJAD([.$A553];0;1)" office:value-type="float" office:value="20" calcext:value-type="float">
            <text:p>20</text:p>
          </table:table-cell>
          <table:table-cell table:formula="of:=ABJAD([.$A553];1;1)" office:value-type="float" office:value="260" calcext:value-type="float">
            <text:p>260</text:p>
          </table:table-cell>
          <table:table-cell table:formula="of:=ABJAD([.$A553];2;1)" office:value-type="float" office:value="280" calcext:value-type="float">
            <text:p>280</text:p>
          </table:table-cell>
          <table:table-cell table:formula="of:=ABJAD([.$A553];3;1)"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EREN</text:p>
          </table:table-cell>
          <table:table-cell table:formula="of:=NUMEROLOG([.$A554];&quot;modern&quot;;&quot;tam&quot;)" office:value-type="float" office:value="24" calcext:value-type="float">
            <text:p>24</text:p>
          </table:table-cell>
          <table:table-cell table:formula="of:=NUMEROLOG([.$A554];&quot;TR&quot;;&quot;tam&quot;)" office:value-type="float" office:value="50" calcext:value-type="float">
            <text:p>50</text:p>
          </table:table-cell>
          <table:table-cell table:formula="of:=ABJAD([.$A554];0;1)" office:value-type="float" office:value="28" calcext:value-type="float">
            <text:p>28</text:p>
          </table:table-cell>
          <table:table-cell table:formula="of:=ABJAD([.$A554];1;1)" office:value-type="float" office:value="280" calcext:value-type="float">
            <text:p>280</text:p>
          </table:table-cell>
          <table:table-cell table:formula="of:=ABJAD([.$A554];2;1)" office:value-type="float" office:value="300" calcext:value-type="float">
            <text:p>300</text:p>
          </table:table-cell>
          <table:table-cell table:formula="of:=ABJAD([.$A554];3;1)"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ERGE</text:p>
          </table:table-cell>
          <table:table-cell table:formula="of:=NUMEROLOG([.$A555];&quot;modern&quot;;&quot;tam&quot;)" office:value-type="float" office:value="26" calcext:value-type="float">
            <text:p>26</text:p>
          </table:table-cell>
          <table:table-cell table:formula="of:=NUMEROLOG([.$A555];&quot;TR&quot;;&quot;tam&quot;)" office:value-type="float" office:value="41" calcext:value-type="float">
            <text:p>41</text:p>
          </table:table-cell>
          <table:table-cell table:formula="of:=ABJAD([.$A555];0;1)" office:value-type="float" office:value="25" calcext:value-type="float">
            <text:p>25</text:p>
          </table:table-cell>
          <table:table-cell table:formula="of:=ABJAD([.$A555];1;1)" office:value-type="float" office:value="217" calcext:value-type="float">
            <text:p>217</text:p>
          </table:table-cell>
          <table:table-cell table:formula="of:=ABJAD([.$A555];2;1)" office:value-type="float" office:value="237" calcext:value-type="float">
            <text:p>237</text:p>
          </table:table-cell>
          <table:table-cell table:formula="of:=ABJAD([.$A555];3;1)"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RGİNEL</text:p>
          </table:table-cell>
          <table:table-cell table:formula="of:=NUMEROLOG([.$A556];&quot;modern&quot;;&quot;tam&quot;)" office:value-type="float" office:value="43" calcext:value-type="float">
            <text:p>43</text:p>
          </table:table-cell>
          <table:table-cell table:formula="of:=NUMEROLOG([.$A556];&quot;TR&quot;;&quot;tam&quot;)" office:value-type="float" office:value="85" calcext:value-type="float">
            <text:p>85</text:p>
          </table:table-cell>
          <table:table-cell table:formula="of:=ABJAD([.$A556];0;1)" office:value-type="float" office:value="45" calcext:value-type="float">
            <text:p>45</text:p>
          </table:table-cell>
          <table:table-cell table:formula="of:=ABJAD([.$A556];1;1)" office:value-type="float" office:value="357" calcext:value-type="float">
            <text:p>357</text:p>
          </table:table-cell>
          <table:table-cell table:formula="of:=ABJAD([.$A556];2;1)" office:value-type="float" office:value="407" calcext:value-type="float">
            <text:p>407</text:p>
          </table:table-cell>
          <table:table-cell table:formula="of:=ABJAD([.$A556];3;1)" office:value-type="float" office:value="7633" calcext:value-type="float">
            <text:p>7633</text:p>
          </table:table-cell>
        </table:table-row>
        <table:table-row table:style-name="ro1">
          <table:table-cell office:value-type="string" calcext:value-type="string">
            <text:p>ERGİNTÜRK ACAR</text:p>
          </table:table-cell>
          <table:table-cell table:formula="of:=NUMEROLOG([.$A557];&quot;modern&quot;;&quot;tam&quot;)" office:value-type="float" office:value="65" calcext:value-type="float">
            <text:p>65</text:p>
          </table:table-cell>
          <table:table-cell table:formula="of:=NUMEROLOG([.$A557];&quot;TR&quot;;&quot;tam&quot;)" office:value-type="float" office:value="175" calcext:value-type="float">
            <text:p>175</text:p>
          </table:table-cell>
          <table:table-cell table:formula="of:=ABJAD([.$A557];0;1)" office:value-type="float" office:value="75" calcext:value-type="float">
            <text:p>75</text:p>
          </table:table-cell>
          <table:table-cell table:formula="of:=ABJAD([.$A557];1;1)" office:value-type="float" office:value="1947" calcext:value-type="float">
            <text:p>1947</text:p>
          </table:table-cell>
          <table:table-cell table:formula="of:=ABJAD([.$A557];2;1)" office:value-type="float" office:value="2714" calcext:value-type="float">
            <text:p>2714</text:p>
          </table:table-cell>
          <table:table-cell table:formula="of:=ABJAD([.$A557];3;1)" office:value-type="float" office:value="20434" calcext:value-type="float">
            <text:p>20434</text:p>
          </table:table-cell>
        </table:table-row>
        <table:table-row table:style-name="ro1">
          <table:table-cell office:value-type="string" calcext:value-type="string">
            <text:p>ERGÖZ</text:p>
          </table:table-cell>
          <table:table-cell table:formula="of:=NUMEROLOG([.$A558];&quot;modern&quot;;&quot;tam&quot;)" office:value-type="float" office:value="35" calcext:value-type="float">
            <text:p>35</text:p>
          </table:table-cell>
          <table:table-cell table:formula="of:=NUMEROLOG([.$A558];&quot;TR&quot;;&quot;tam&quot;)" office:value-type="float" office:value="83" calcext:value-type="float">
            <text:p>83</text:p>
          </table:table-cell>
          <table:table-cell table:formula="of:=ABJAD([.$A558];0;1)" office:value-type="float" office:value="30" calcext:value-type="float">
            <text:p>30</text:p>
          </table:table-cell>
          <table:table-cell table:formula="of:=ABJAD([.$A558];1;1)" office:value-type="float" office:value="1302" calcext:value-type="float">
            <text:p>1302</text:p>
          </table:table-cell>
          <table:table-cell table:formula="of:=ABJAD([.$A558];2;1)" office:value-type="float" office:value="1412" calcext:value-type="float">
            <text:p>1412</text:p>
          </table:table-cell>
          <table:table-cell table:formula="of:=ABJAD([.$A558];3;1)"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ERGÜLÜ EŞMEN</text:p>
          </table:table-cell>
          <table:table-cell table:formula="of:=NUMEROLOG([.$A559];&quot;modern&quot;;&quot;tam&quot;)" office:value-type="float" office:value="50" calcext:value-type="float">
            <text:p>50</text:p>
          </table:table-cell>
          <table:table-cell table:formula="of:=NUMEROLOG([.$A559];&quot;TR&quot;;&quot;tam&quot;)" office:value-type="float" office:value="170" calcext:value-type="float">
            <text:p>170</text:p>
          </table:table-cell>
          <table:table-cell table:formula="of:=ABJAD([.$A559];0;1)" office:value-type="float" office:value="54" calcext:value-type="float">
            <text:p>54</text:p>
          </table:table-cell>
          <table:table-cell table:formula="of:=ABJAD([.$A559];1;1)" office:value-type="float" office:value="2202" calcext:value-type="float">
            <text:p>2202</text:p>
          </table:table-cell>
          <table:table-cell table:formula="of:=ABJAD([.$A559];2;1)" office:value-type="float" office:value="3647" calcext:value-type="float">
            <text:p>3647</text:p>
          </table:table-cell>
          <table:table-cell table:formula="of:=ABJAD([.$A559];3;1)" office:value-type="float" office:value="18313" calcext:value-type="float">
            <text:p>18313</text:p>
          </table:table-cell>
        </table:table-row>
        <table:table-row table:style-name="ro1">
          <table:table-cell office:value-type="string" calcext:value-type="string">
            <text:p>ERGÜN</text:p>
          </table:table-cell>
          <table:table-cell table:formula="of:=NUMEROLOG([.$A560];&quot;modern&quot;;&quot;tam&quot;)" office:value-type="float" office:value="29" calcext:value-type="float">
            <text:p>29</text:p>
          </table:table-cell>
          <table:table-cell table:formula="of:=NUMEROLOG([.$A560];&quot;TR&quot;;&quot;tam&quot;)" office:value-type="float" office:value="78" calcext:value-type="float">
            <text:p>78</text:p>
          </table:table-cell>
          <table:table-cell table:formula="of:=ABJAD([.$A560];0;1)" office:value-type="float" office:value="34" calcext:value-type="float">
            <text:p>34</text:p>
          </table:table-cell>
          <table:table-cell table:formula="of:=ABJAD([.$A560];1;1)" office:value-type="float" office:value="982" calcext:value-type="float">
            <text:p>982</text:p>
          </table:table-cell>
          <table:table-cell table:formula="of:=ABJAD([.$A560];2;1)" office:value-type="float" office:value="1702" calcext:value-type="float">
            <text:p>1702</text:p>
          </table:table-cell>
          <table:table-cell table:formula="of:=ABJAD([.$A560];3;1)"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ERKAN</text:p>
          </table:table-cell>
          <table:table-cell table:formula="of:=NUMEROLOG([.$A561];&quot;modern&quot;;&quot;tam&quot;)" office:value-type="float" office:value="22" calcext:value-type="float">
            <text:p>22</text:p>
          </table:table-cell>
          <table:table-cell table:formula="of:=NUMEROLOG([.$A561];&quot;TR&quot;;&quot;tam&quot;)" office:value-type="float" office:value="59" calcext:value-type="float">
            <text:p>59</text:p>
          </table:table-cell>
          <table:table-cell table:formula="of:=ABJAD([.$A561];0;1)" office:value-type="float" office:value="28" calcext:value-type="float">
            <text:p>28</text:p>
          </table:table-cell>
          <table:table-cell table:formula="of:=ABJAD([.$A561];1;1)" office:value-type="float" office:value="316" calcext:value-type="float">
            <text:p>316</text:p>
          </table:table-cell>
          <table:table-cell table:formula="of:=ABJAD([.$A561];2;1)" office:value-type="float" office:value="337" calcext:value-type="float">
            <text:p>337</text:p>
          </table:table-cell>
          <table:table-cell table:formula="of:=ABJAD([.$A561];3;1)"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RKEN</text:p>
          </table:table-cell>
          <table:table-cell table:formula="of:=NUMEROLOG([.$A562];&quot;modern&quot;;&quot;tam&quot;)" office:value-type="float" office:value="26" calcext:value-type="float">
            <text:p>26</text:p>
          </table:table-cell>
          <table:table-cell table:formula="of:=NUMEROLOG([.$A562];&quot;TR&quot;;&quot;tam&quot;)" office:value-type="float" office:value="64" calcext:value-type="float">
            <text:p>64</text:p>
          </table:table-cell>
          <table:table-cell table:formula="of:=ABJAD([.$A562];0;1)" office:value-type="float" office:value="32" calcext:value-type="float">
            <text:p>32</text:p>
          </table:table-cell>
          <table:table-cell table:formula="of:=ABJAD([.$A562];1;1)" office:value-type="float" office:value="320" calcext:value-type="float">
            <text:p>320</text:p>
          </table:table-cell>
          <table:table-cell table:formula="of:=ABJAD([.$A562];2;1)" office:value-type="float" office:value="345" calcext:value-type="float">
            <text:p>345</text:p>
          </table:table-cell>
          <table:table-cell table:formula="of:=ABJAD([.$A562];3;1)" office:value-type="float" office:value="5669" calcext:value-type="float">
            <text:p>5669</text:p>
          </table:table-cell>
        </table:table-row>
        <table:table-row table:style-name="ro1">
          <table:table-cell office:value-type="string" calcext:value-type="string">
            <text:p>ERKURAN</text:p>
          </table:table-cell>
          <table:table-cell table:formula="of:=NUMEROLOG([.$A563];&quot;modern&quot;;&quot;tam&quot;)" office:value-type="float" office:value="34" calcext:value-type="float">
            <text:p>34</text:p>
          </table:table-cell>
          <table:table-cell table:formula="of:=NUMEROLOG([.$A563];&quot;TR&quot;;&quot;tam&quot;)" office:value-type="float" office:value="105" calcext:value-type="float">
            <text:p>105</text:p>
          </table:table-cell>
          <table:table-cell table:formula="of:=ABJAD([.$A563];0;1)" office:value-type="float" office:value="36" calcext:value-type="float">
            <text:p>36</text:p>
          </table:table-cell>
          <table:table-cell table:formula="of:=ABJAD([.$A563];1;1)" office:value-type="float" office:value="1116" calcext:value-type="float">
            <text:p>1116</text:p>
          </table:table-cell>
          <table:table-cell table:formula="of:=ABJAD([.$A563];2;1)" office:value-type="float" office:value="1742" calcext:value-type="float">
            <text:p>1742</text:p>
          </table:table-cell>
          <table:table-cell table:formula="of:=ABJAD([.$A563];3;1)" office:value-type="float" office:value="11325" calcext:value-type="float">
            <text:p>11325</text:p>
          </table:table-cell>
        </table:table-row>
        <table:table-row table:style-name="ro1">
          <table:table-cell office:value-type="string" calcext:value-type="string">
            <text:p>EROĞLU</text:p>
          </table:table-cell>
          <table:table-cell table:formula="of:=NUMEROLOG([.$A564];&quot;modern&quot;;&quot;tam&quot;)" office:value-type="float" office:value="33" calcext:value-type="float">
            <text:p>33</text:p>
          </table:table-cell>
          <table:table-cell table:formula="of:=NUMEROLOG([.$A564];&quot;TR&quot;;&quot;tam&quot;)" office:value-type="float" office:value="94" calcext:value-type="float">
            <text:p>94</text:p>
          </table:table-cell>
          <table:table-cell table:formula="of:=ABJAD([.$A564];0;1)" office:value-type="float" office:value="31" calcext:value-type="float">
            <text:p>31</text:p>
          </table:table-cell>
          <table:table-cell table:formula="of:=ABJAD([.$A564];1;1)" office:value-type="float" office:value="943" calcext:value-type="float">
            <text:p>943</text:p>
          </table:table-cell>
          <table:table-cell table:formula="of:=ABJAD([.$A564];2;1)" office:value-type="float" office:value="4243" calcext:value-type="float">
            <text:p>4243</text:p>
          </table:table-cell>
          <table:table-cell table:formula="of:=ABJAD([.$A564];3;1)" office:value-type="float" office:value="8458" calcext:value-type="float">
            <text:p>8458</text:p>
          </table:table-cell>
        </table:table-row>
        <table:table-row table:style-name="ro1">
          <table:table-cell office:value-type="string" calcext:value-type="string">
            <text:p>EROL</text:p>
          </table:table-cell>
          <table:table-cell table:formula="of:=NUMEROLOG([.$A565];&quot;modern&quot;;&quot;tam&quot;)" office:value-type="float" office:value="23" calcext:value-type="float">
            <text:p>23</text:p>
          </table:table-cell>
          <table:table-cell table:formula="of:=NUMEROLOG([.$A565];&quot;TR&quot;;&quot;tam&quot;)" office:value-type="float" office:value="60" calcext:value-type="float">
            <text:p>60</text:p>
          </table:table-cell>
          <table:table-cell table:formula="of:=ABJAD([.$A565];0;1)" office:value-type="float" office:value="23" calcext:value-type="float">
            <text:p>23</text:p>
          </table:table-cell>
          <table:table-cell table:formula="of:=ABJAD([.$A565];1;1)" office:value-type="float" office:value="335" calcext:value-type="float">
            <text:p>335</text:p>
          </table:table-cell>
          <table:table-cell table:formula="of:=ABJAD([.$A565];2;1)" office:value-type="float" office:value="430" calcext:value-type="float">
            <text:p>430</text:p>
          </table:table-cell>
          <table:table-cell table:formula="of:=ABJAD([.$A565];3;1)" office:value-type="float" office:value="3932" calcext:value-type="float">
            <text:p>3932</text:p>
          </table:table-cell>
        </table:table-row>
        <table:table-row table:style-name="ro1">
          <table:table-cell office:value-type="string" calcext:value-type="string">
            <text:p>ERŞEN</text:p>
          </table:table-cell>
          <table:table-cell table:formula="of:=NUMEROLOG([.$A566];&quot;modern&quot;;&quot;tam&quot;)" office:value-type="float" office:value="25" calcext:value-type="float">
            <text:p>25</text:p>
          </table:table-cell>
          <table:table-cell table:formula="of:=NUMEROLOG([.$A566];&quot;TR&quot;;&quot;tam&quot;)" office:value-type="float" office:value="73" calcext:value-type="float">
            <text:p>73</text:p>
          </table:table-cell>
          <table:table-cell table:formula="of:=ABJAD([.$A566];0;1)" office:value-type="float" office:value="32" calcext:value-type="float">
            <text:p>32</text:p>
          </table:table-cell>
          <table:table-cell table:formula="of:=ABJAD([.$A566];1;1)" office:value-type="float" office:value="680" calcext:value-type="float">
            <text:p>680</text:p>
          </table:table-cell>
          <table:table-cell table:formula="of:=ABJAD([.$A566];2;1)" office:value-type="float" office:value="705" calcext:value-type="float">
            <text:p>705</text:p>
          </table:table-cell>
          <table:table-cell table:formula="of:=ABJAD([.$A566];3;1)"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ERSOY</text:p>
          </table:table-cell>
          <table:table-cell table:formula="of:=NUMEROLOG([.$A567];&quot;modern&quot;;&quot;tam&quot;)" office:value-type="float" office:value="28" calcext:value-type="float">
            <text:p>28</text:p>
          </table:table-cell>
          <table:table-cell table:formula="of:=NUMEROLOG([.$A567];&quot;TR&quot;;&quot;tam&quot;)" office:value-type="float" office:value="95" calcext:value-type="float">
            <text:p>95</text:p>
          </table:table-cell>
          <table:table-cell table:formula="of:=ABJAD([.$A567];0;1)" office:value-type="float" office:value="21" calcext:value-type="float">
            <text:p>21</text:p>
          </table:table-cell>
          <table:table-cell table:formula="of:=ABJAD([.$A567];1;1)" office:value-type="float" office:value="1485" calcext:value-type="float">
            <text:p>1485</text:p>
          </table:table-cell>
          <table:table-cell table:formula="of:=ABJAD([.$A567];2;1)" office:value-type="float" office:value="1585" calcext:value-type="float">
            <text:p>1585</text:p>
          </table:table-cell>
          <table:table-cell table:formula="of:=ABJAD([.$A567];3;1)" office:value-type="float" office:value="11434" calcext:value-type="float">
            <text:p>11434</text:p>
          </table:table-cell>
        </table:table-row>
        <table:table-row table:style-name="ro1">
          <table:table-cell office:value-type="string" calcext:value-type="string">
            <text:p>ERSÖZ</text:p>
          </table:table-cell>
          <table:table-cell table:formula="of:=NUMEROLOG([.$A568];&quot;modern&quot;;&quot;tam&quot;)" office:value-type="float" office:value="29" calcext:value-type="float">
            <text:p>29</text:p>
          </table:table-cell>
          <table:table-cell table:formula="of:=NUMEROLOG([.$A568];&quot;TR&quot;;&quot;tam&quot;)" office:value-type="float" office:value="97" calcext:value-type="float">
            <text:p>97</text:p>
          </table:table-cell>
          <table:table-cell table:formula="of:=ABJAD([.$A568];0;1)" office:value-type="float" office:value="23" calcext:value-type="float">
            <text:p>23</text:p>
          </table:table-cell>
          <table:table-cell table:formula="of:=ABJAD([.$A568];1;1)" office:value-type="float" office:value="1595" calcext:value-type="float">
            <text:p>1595</text:p>
          </table:table-cell>
          <table:table-cell table:formula="of:=ABJAD([.$A568];2;1)" office:value-type="float" office:value="1705" calcext:value-type="float">
            <text:p>1705</text:p>
          </table:table-cell>
          <table:table-cell table:formula="of:=ABJAD([.$A568];3;1)" office:value-type="float" office:value="6977" calcext:value-type="float">
            <text:p>6977</text:p>
          </table:table-cell>
        </table:table-row>
        <table:table-row table:style-name="ro1">
          <table:table-cell office:value-type="string" calcext:value-type="string">
            <text:p>ERTAN</text:p>
          </table:table-cell>
          <table:table-cell table:formula="of:=NUMEROLOG([.$A569];&quot;modern&quot;;&quot;tam&quot;)" office:value-type="float" office:value="22" calcext:value-type="float">
            <text:p>22</text:p>
          </table:table-cell>
          <table:table-cell table:formula="of:=NUMEROLOG([.$A569];&quot;TR&quot;;&quot;tam&quot;)" office:value-type="float" office:value="69" calcext:value-type="float">
            <text:p>69</text:p>
          </table:table-cell>
          <table:table-cell table:formula="of:=ABJAD([.$A569];0;1)" office:value-type="float" office:value="32" calcext:value-type="float">
            <text:p>32</text:p>
          </table:table-cell>
          <table:table-cell table:formula="of:=ABJAD([.$A569];1;1)" office:value-type="float" office:value="776" calcext:value-type="float">
            <text:p>776</text:p>
          </table:table-cell>
          <table:table-cell table:formula="of:=ABJAD([.$A569];2;1)" office:value-type="float" office:value="797" calcext:value-type="float">
            <text:p>797</text:p>
          </table:table-cell>
          <table:table-cell table:formula="of:=ABJAD([.$A569];3;1)"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ERTAŞ</text:p>
          </table:table-cell>
          <table:table-cell table:formula="of:=NUMEROLOG([.$A570];&quot;modern&quot;;&quot;tam&quot;)" office:value-type="float" office:value="18" calcext:value-type="float">
            <text:p>18</text:p>
          </table:table-cell>
          <table:table-cell table:formula="of:=NUMEROLOG([.$A570];&quot;TR&quot;;&quot;tam&quot;)" office:value-type="float" office:value="75" calcext:value-type="float">
            <text:p>75</text:p>
          </table:table-cell>
          <table:table-cell table:formula="of:=ABJAD([.$A570];0;1)" office:value-type="float" office:value="26" calcext:value-type="float">
            <text:p>26</text:p>
          </table:table-cell>
          <table:table-cell table:formula="of:=ABJAD([.$A570];1;1)" office:value-type="float" office:value="1106" calcext:value-type="float">
            <text:p>1106</text:p>
          </table:table-cell>
          <table:table-cell table:formula="of:=ABJAD([.$A570];2;1)" office:value-type="float" office:value="1127" calcext:value-type="float">
            <text:p>1127</text:p>
          </table:table-cell>
          <table:table-cell table:formula="of:=ABJAD([.$A570];3;1)" office:value-type="float" office:value="9710" calcext:value-type="float">
            <text:p>9710</text:p>
          </table:table-cell>
        </table:table-row>
        <table:table-row table:style-name="ro1">
          <table:table-cell office:value-type="string" calcext:value-type="string">
            <text:p>ERTEKİN</text:p>
          </table:table-cell>
          <table:table-cell table:formula="of:=NUMEROLOG([.$A571];&quot;modern&quot;;&quot;tam&quot;)" office:value-type="float" office:value="37" calcext:value-type="float">
            <text:p>37</text:p>
          </table:table-cell>
          <table:table-cell table:formula="of:=NUMEROLOG([.$A571];&quot;TR&quot;;&quot;tam&quot;)" office:value-type="float" office:value="100" calcext:value-type="float">
            <text:p>100</text:p>
          </table:table-cell>
          <table:table-cell table:formula="of:=ABJAD([.$A571];0;1)" office:value-type="float" office:value="48" calcext:value-type="float">
            <text:p>48</text:p>
          </table:table-cell>
          <table:table-cell table:formula="of:=ABJAD([.$A571];1;1)" office:value-type="float" office:value="840" calcext:value-type="float">
            <text:p>840</text:p>
          </table:table-cell>
          <table:table-cell table:formula="of:=ABJAD([.$A571];2;1)" office:value-type="float" office:value="890" calcext:value-type="float">
            <text:p>890</text:p>
          </table:table-cell>
          <table:table-cell table:formula="of:=ABJAD([.$A571];3;1)"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ERTEM</text:p>
          </table:table-cell>
          <table:table-cell table:formula="of:=NUMEROLOG([.$A572];&quot;modern&quot;;&quot;tam&quot;)" office:value-type="float" office:value="25" calcext:value-type="float">
            <text:p>25</text:p>
          </table:table-cell>
          <table:table-cell table:formula="of:=NUMEROLOG([.$A572];&quot;TR&quot;;&quot;tam&quot;)" office:value-type="float" office:value="73" calcext:value-type="float">
            <text:p>73</text:p>
          </table:table-cell>
          <table:table-cell table:formula="of:=ABJAD([.$A572];0;1)" office:value-type="float" office:value="26" calcext:value-type="float">
            <text:p>26</text:p>
          </table:table-cell>
          <table:table-cell table:formula="of:=ABJAD([.$A572];1;1)" office:value-type="float" office:value="770" calcext:value-type="float">
            <text:p>770</text:p>
          </table:table-cell>
          <table:table-cell table:formula="of:=ABJAD([.$A572];2;1)" office:value-type="float" office:value="795" calcext:value-type="float">
            <text:p>795</text:p>
          </table:table-cell>
          <table:table-cell table:formula="of:=ABJAD([.$A572];3;1)" office:value-type="float" office:value="7522" calcext:value-type="float">
            <text:p>7522</text:p>
          </table:table-cell>
        </table:table-row>
        <table:table-row table:style-name="ro1">
          <table:table-cell office:value-type="string" calcext:value-type="string">
            <text:p>ERTÜRK</text:p>
          </table:table-cell>
          <table:table-cell table:formula="of:=NUMEROLOG([.$A573];&quot;modern&quot;;&quot;tam&quot;)" office:value-type="float" office:value="30" calcext:value-type="float">
            <text:p>30</text:p>
          </table:table-cell>
          <table:table-cell table:formula="of:=NUMEROLOG([.$A573];&quot;TR&quot;;&quot;tam&quot;)" office:value-type="float" office:value="112" calcext:value-type="float">
            <text:p>112</text:p>
          </table:table-cell>
          <table:table-cell table:formula="of:=ABJAD([.$A573];0;1)" office:value-type="float" office:value="37" calcext:value-type="float">
            <text:p>37</text:p>
          </table:table-cell>
          <table:table-cell table:formula="of:=ABJAD([.$A573];1;1)" office:value-type="float" office:value="1645" calcext:value-type="float">
            <text:p>1645</text:p>
          </table:table-cell>
          <table:table-cell table:formula="of:=ABJAD([.$A573];2;1)" office:value-type="float" office:value="2370" calcext:value-type="float">
            <text:p>2370</text:p>
          </table:table-cell>
          <table:table-cell table:formula="of:=ABJAD([.$A573];3;1)" office:value-type="float" office:value="12593" calcext:value-type="float">
            <text:p>12593</text:p>
          </table:table-cell>
        </table:table-row>
        <table:table-row table:style-name="ro1">
          <table:table-cell office:value-type="string" calcext:value-type="string">
            <text:p>ERTÜRKLER</text:p>
          </table:table-cell>
          <table:table-cell table:formula="of:=NUMEROLOG([.$A574];&quot;modern&quot;;&quot;tam&quot;)" office:value-type="float" office:value="47" calcext:value-type="float">
            <text:p>47</text:p>
          </table:table-cell>
          <table:table-cell table:formula="of:=NUMEROLOG([.$A574];&quot;TR&quot;;&quot;tam&quot;)" office:value-type="float" office:value="154" calcext:value-type="float">
            <text:p>154</text:p>
          </table:table-cell>
          <table:table-cell table:formula="of:=ABJAD([.$A574];0;1)" office:value-type="float" office:value="52" calcext:value-type="float">
            <text:p>52</text:p>
          </table:table-cell>
          <table:table-cell table:formula="of:=ABJAD([.$A574];1;1)" office:value-type="float" office:value="1900" calcext:value-type="float">
            <text:p>1900</text:p>
          </table:table-cell>
          <table:table-cell table:formula="of:=ABJAD([.$A574];2;1)" office:value-type="float" office:value="2640" calcext:value-type="float">
            <text:p>2640</text:p>
          </table:table-cell>
          <table:table-cell table:formula="of:=ABJAD([.$A574];3;1)" office:value-type="float" office:value="15805" calcext:value-type="float">
            <text:p>15805</text:p>
          </table:table-cell>
        </table:table-row>
        <table:table-row table:style-name="ro1">
          <table:table-cell office:value-type="string" calcext:value-type="string">
            <text:p>ERYAVUZ</text:p>
          </table:table-cell>
          <table:table-cell table:formula="of:=NUMEROLOG([.$A575];&quot;modern&quot;;&quot;tam&quot;)" office:value-type="float" office:value="37" calcext:value-type="float">
            <text:p>37</text:p>
          </table:table-cell>
          <table:table-cell table:formula="of:=NUMEROLOG([.$A575];&quot;TR&quot;;&quot;tam&quot;)" office:value-type="float" office:value="137" calcext:value-type="float">
            <text:p>137</text:p>
          </table:table-cell>
          <table:table-cell table:formula="of:=ABJAD([.$A575];0;1)" office:value-type="float" office:value="26" calcext:value-type="float">
            <text:p>26</text:p>
          </table:table-cell>
          <table:table-cell table:formula="of:=ABJAD([.$A575];1;1)" office:value-type="float" office:value="3506" calcext:value-type="float">
            <text:p>3506</text:p>
          </table:table-cell>
          <table:table-cell table:formula="of:=ABJAD([.$A575];2;1)" office:value-type="float" office:value="4132" calcext:value-type="float">
            <text:p>4132</text:p>
          </table:table-cell>
          <table:table-cell table:formula="of:=ABJAD([.$A575];3;1)" office:value-type="float" office:value="14851" calcext:value-type="float">
            <text:p>14851</text:p>
          </table:table-cell>
        </table:table-row>
        <table:table-row table:style-name="ro1">
          <table:table-cell office:value-type="string" calcext:value-type="string">
            <text:p>ERYILMAZ</text:p>
          </table:table-cell>
          <table:table-cell table:formula="of:=NUMEROLOG([.$A576];&quot;modern&quot;;&quot;tam&quot;)" office:value-type="float" office:value="46" calcext:value-type="float">
            <text:p>46</text:p>
          </table:table-cell>
          <table:table-cell table:formula="of:=NUMEROLOG([.$A576];&quot;TR&quot;;&quot;tam&quot;)" office:value-type="float" office:value="127" calcext:value-type="float">
            <text:p>127</text:p>
          </table:table-cell>
          <table:table-cell table:formula="of:=ABJAD([.$A576];0;1)" office:value-type="float" office:value="30" calcext:value-type="float">
            <text:p>30</text:p>
          </table:table-cell>
          <table:table-cell table:formula="of:=ABJAD([.$A576];1;1)" office:value-type="float" office:value="2226" calcext:value-type="float">
            <text:p>2226</text:p>
          </table:table-cell>
          <table:table-cell table:formula="of:=ABJAD([.$A576];2;1)" office:value-type="float" office:value="2267" calcext:value-type="float">
            <text:p>2267</text:p>
          </table:table-cell>
          <table:table-cell table:formula="of:=ABJAD([.$A576];3;1)" office:value-type="float" office:value="9021" calcext:value-type="float">
            <text:p>9021</text:p>
          </table:table-cell>
        </table:table-row>
        <table:table-row table:style-name="ro1">
          <table:table-cell office:value-type="string" calcext:value-type="string">
            <text:p>ERZURUM</text:p>
          </table:table-cell>
          <table:table-cell table:formula="of:=NUMEROLOG([.$A577];&quot;modern&quot;;&quot;tam&quot;)" office:value-type="float" office:value="41" calcext:value-type="float">
            <text:p>41</text:p>
          </table:table-cell>
          <table:table-cell table:formula="of:=NUMEROLOG([.$A577];&quot;TR&quot;;&quot;tam&quot;)" office:value-type="float" office:value="143" calcext:value-type="float">
            <text:p>143</text:p>
          </table:table-cell>
          <table:table-cell table:formula="of:=ABJAD([.$A577];0;1)" office:value-type="float" office:value="25" calcext:value-type="float">
            <text:p>25</text:p>
          </table:table-cell>
          <table:table-cell table:formula="of:=ABJAD([.$A577];1;1)" office:value-type="float" office:value="2665" calcext:value-type="float">
            <text:p>2665</text:p>
          </table:table-cell>
          <table:table-cell table:formula="of:=ABJAD([.$A577];2;1)" office:value-type="float" office:value="3890" calcext:value-type="float">
            <text:p>3890</text:p>
          </table:table-cell>
          <table:table-cell table:formula="of:=ABJAD([.$A577];3;1)" office:value-type="float" office:value="13202" calcext:value-type="float">
            <text:p>13202</text:p>
          </table:table-cell>
        </table:table-row>
        <table:table-row table:style-name="ro1">
          <table:table-cell office:value-type="string" calcext:value-type="string">
            <text:p>ESEN</text:p>
          </table:table-cell>
          <table:table-cell table:formula="of:=NUMEROLOG([.$A578];&quot;modern&quot;;&quot;tam&quot;)" office:value-type="float" office:value="16" calcext:value-type="float">
            <text:p>16</text:p>
          </table:table-cell>
          <table:table-cell table:formula="of:=NUMEROLOG([.$A578];&quot;TR&quot;;&quot;tam&quot;)" office:value-type="float" office:value="51" calcext:value-type="float">
            <text:p>51</text:p>
          </table:table-cell>
          <table:table-cell table:formula="of:=ABJAD([.$A578];0;1)" office:value-type="float" office:value="20" calcext:value-type="float">
            <text:p>20</text:p>
          </table:table-cell>
          <table:table-cell table:formula="of:=ABJAD([.$A578];1;1)" office:value-type="float" office:value="380" calcext:value-type="float">
            <text:p>380</text:p>
          </table:table-cell>
          <table:table-cell table:formula="of:=ABJAD([.$A578];2;1)" office:value-type="float" office:value="400" calcext:value-type="float">
            <text:p>400</text:p>
          </table:table-cell>
          <table:table-cell table:formula="of:=ABJAD([.$A578];3;1)" office:value-type="float" office:value="6002" calcext:value-type="float">
            <text:p>6002</text:p>
          </table:table-cell>
        </table:table-row>
        <table:table-row table:style-name="ro1">
          <table:table-cell office:value-type="string" calcext:value-type="string">
            <text:p>ESER</text:p>
          </table:table-cell>
          <table:table-cell table:formula="of:=NUMEROLOG([.$A579];&quot;modern&quot;;&quot;tam&quot;)" office:value-type="float" office:value="20" calcext:value-type="float">
            <text:p>20</text:p>
          </table:table-cell>
          <table:table-cell table:formula="of:=NUMEROLOG([.$A579];&quot;TR&quot;;&quot;tam&quot;)" office:value-type="float" office:value="55" calcext:value-type="float">
            <text:p>55</text:p>
          </table:table-cell>
          <table:table-cell table:formula="of:=ABJAD([.$A579];0;1)" office:value-type="float" office:value="18" calcext:value-type="float">
            <text:p>18</text:p>
          </table:table-cell>
          <table:table-cell table:formula="of:=ABJAD([.$A579];1;1)" office:value-type="float" office:value="510" calcext:value-type="float">
            <text:p>510</text:p>
          </table:table-cell>
          <table:table-cell table:formula="of:=ABJAD([.$A579];2;1)" office:value-type="float" office:value="530" calcext:value-type="float">
            <text:p>530</text:p>
          </table:table-cell>
          <table:table-cell table:formula="of:=ABJAD([.$A579];3;1)" office:value-type="float" office:value="6797" calcext:value-type="float">
            <text:p>6797</text:p>
          </table:table-cell>
        </table:table-row>
        <table:table-row table:style-name="ro1">
          <table:table-cell office:value-type="string" calcext:value-type="string">
            <text:p>EŞFER</text:p>
          </table:table-cell>
          <table:table-cell table:formula="of:=NUMEROLOG([.$A580];&quot;modern&quot;;&quot;tam&quot;)" office:value-type="float" office:value="26" calcext:value-type="float">
            <text:p>26</text:p>
          </table:table-cell>
          <table:table-cell table:formula="of:=NUMEROLOG([.$A580];&quot;TR&quot;;&quot;tam&quot;)" office:value-type="float" office:value="63" calcext:value-type="float">
            <text:p>63</text:p>
          </table:table-cell>
          <table:table-cell table:formula="of:=ABJAD([.$A580];0;1)" office:value-type="float" office:value="28" calcext:value-type="float">
            <text:p>28</text:p>
          </table:table-cell>
          <table:table-cell table:formula="of:=ABJAD([.$A580];1;1)" office:value-type="float" office:value="616" calcext:value-type="float">
            <text:p>616</text:p>
          </table:table-cell>
          <table:table-cell table:formula="of:=ABJAD([.$A580];2;1)" office:value-type="float" office:value="641" calcext:value-type="float">
            <text:p>641</text:p>
          </table:table-cell>
          <table:table-cell table:formula="of:=ABJAD([.$A580];3;1)"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EŞKAZAN</text:p>
          </table:table-cell>
          <table:table-cell table:formula="of:=NUMEROLOG([.$A581];&quot;modern&quot;;&quot;tam&quot;)" office:value-type="float" office:value="23" calcext:value-type="float">
            <text:p>23</text:p>
          </table:table-cell>
          <table:table-cell table:formula="of:=NUMEROLOG([.$A581];&quot;TR&quot;;&quot;tam&quot;)" office:value-type="float" office:value="91" calcext:value-type="float">
            <text:p>91</text:p>
          </table:table-cell>
          <table:table-cell table:formula="of:=ABJAD([.$A581];0;1)" office:value-type="float" office:value="29" calcext:value-type="float">
            <text:p>29</text:p>
          </table:table-cell>
          <table:table-cell table:formula="of:=ABJAD([.$A581];1;1)" office:value-type="float" office:value="1517" calcext:value-type="float">
            <text:p>1517</text:p>
          </table:table-cell>
          <table:table-cell table:formula="of:=ABJAD([.$A581];2;1)" office:value-type="float" office:value="1544" calcext:value-type="float">
            <text:p>1544</text:p>
          </table:table-cell>
          <table:table-cell table:formula="of:=ABJAD([.$A581];3;1)" office:value-type="float" office:value="6512" calcext:value-type="float">
            <text:p>6512</text:p>
          </table:table-cell>
        </table:table-row>
        <table:table-row table:style-name="ro1">
          <table:table-cell office:value-type="string" calcext:value-type="string">
            <text:p>ESKİMEZ</text:p>
          </table:table-cell>
          <table:table-cell table:formula="of:=NUMEROLOG([.$A582];&quot;modern&quot;;&quot;tam&quot;)" office:value-type="float" office:value="34" calcext:value-type="float">
            <text:p>34</text:p>
          </table:table-cell>
          <table:table-cell table:formula="of:=NUMEROLOG([.$A582];&quot;TR&quot;;&quot;tam&quot;)" office:value-type="float" office:value="105" calcext:value-type="float">
            <text:p>105</text:p>
          </table:table-cell>
          <table:table-cell table:formula="of:=ABJAD([.$A582];0;1)" office:value-type="float" office:value="26" calcext:value-type="float">
            <text:p>26</text:p>
          </table:table-cell>
          <table:table-cell table:formula="of:=ABJAD([.$A582];1;1)" office:value-type="float" office:value="1430" calcext:value-type="float">
            <text:p>1430</text:p>
          </table:table-cell>
          <table:table-cell table:formula="of:=ABJAD([.$A582];2;1)" office:value-type="float" office:value="1480" calcext:value-type="float">
            <text:p>1480</text:p>
          </table:table-cell>
          <table:table-cell table:formula="of:=ABJAD([.$A582];3;1)"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EŞME</text:p>
          </table:table-cell>
          <table:table-cell table:formula="of:=NUMEROLOG([.$A583];&quot;modern&quot;;&quot;tam&quot;)" office:value-type="float" office:value="15" calcext:value-type="float">
            <text:p>15</text:p>
          </table:table-cell>
          <table:table-cell table:formula="of:=NUMEROLOG([.$A583];&quot;TR&quot;;&quot;tam&quot;)" office:value-type="float" office:value="51" calcext:value-type="float">
            <text:p>51</text:p>
          </table:table-cell>
          <table:table-cell table:formula="of:=ABJAD([.$A583];0;1)" office:value-type="float" office:value="14" calcext:value-type="float">
            <text:p>14</text:p>
          </table:table-cell>
          <table:table-cell table:formula="of:=ABJAD([.$A583];1;1)" office:value-type="float" office:value="470" calcext:value-type="float">
            <text:p>470</text:p>
          </table:table-cell>
          <table:table-cell table:formula="of:=ABJAD([.$A583];2;1)" office:value-type="float" office:value="490" calcext:value-type="float">
            <text:p>490</text:p>
          </table:table-cell>
          <table:table-cell table:formula="of:=ABJAD([.$A583];3;1)"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ESMERAY</text:p>
          </table:table-cell>
          <table:table-cell table:formula="of:=NUMEROLOG([.$A584];&quot;modern&quot;;&quot;tam&quot;)" office:value-type="float" office:value="32" calcext:value-type="float">
            <text:p>32</text:p>
          </table:table-cell>
          <table:table-cell table:formula="of:=NUMEROLOG([.$A584];&quot;TR&quot;;&quot;tam&quot;)" office:value-type="float" office:value="100" calcext:value-type="float">
            <text:p>100</text:p>
          </table:table-cell>
          <table:table-cell table:formula="of:=ABJAD([.$A584];0;1)" office:value-type="float" office:value="19" calcext:value-type="float">
            <text:p>19</text:p>
          </table:table-cell>
          <table:table-cell table:formula="of:=ABJAD([.$A584];1;1)" office:value-type="float" office:value="1471" calcext:value-type="float">
            <text:p>1471</text:p>
          </table:table-cell>
          <table:table-cell table:formula="of:=ABJAD([.$A584];2;1)" office:value-type="float" office:value="1502" calcext:value-type="float">
            <text:p>1502</text:p>
          </table:table-cell>
          <table:table-cell table:formula="of:=ABJAD([.$A584];3;1)" office:value-type="float" office:value="12364" calcext:value-type="float">
            <text:p>12364</text:p>
          </table:table-cell>
        </table:table-row>
        <table:table-row table:style-name="ro1">
          <table:table-cell office:value-type="string" calcext:value-type="string">
            <text:p>ETLEÇ</text:p>
          </table:table-cell>
          <table:table-cell table:formula="of:=NUMEROLOG([.$A585];&quot;modern&quot;;&quot;tam&quot;)" office:value-type="float" office:value="18" calcext:value-type="float">
            <text:p>18</text:p>
          </table:table-cell>
          <table:table-cell table:formula="of:=NUMEROLOG([.$A585];&quot;TR&quot;;&quot;tam&quot;)" office:value-type="float" office:value="55" calcext:value-type="float">
            <text:p>55</text:p>
          </table:table-cell>
          <table:table-cell table:formula="of:=ABJAD([.$A585];0;1)" office:value-type="float" office:value="23" calcext:value-type="float">
            <text:p>23</text:p>
          </table:table-cell>
          <table:table-cell table:formula="of:=ABJAD([.$A585];1;1)" office:value-type="float" office:value="563" calcext:value-type="float">
            <text:p>563</text:p>
          </table:table-cell>
          <table:table-cell table:formula="of:=ABJAD([.$A585];2;1)" office:value-type="float" office:value="588" calcext:value-type="float">
            <text:p>588</text:p>
          </table:table-cell>
          <table:table-cell table:formula="of:=ABJAD([.$A585];3;1)" office:value-type="float" office:value="4649" calcext:value-type="float">
            <text:p>4649</text:p>
          </table:table-cell>
        </table:table-row>
        <table:table-row table:style-name="ro1">
          <table:table-cell office:value-type="string" calcext:value-type="string">
            <text:p>EVCİ</text:p>
          </table:table-cell>
          <table:table-cell table:formula="of:=NUMEROLOG([.$A586];&quot;modern&quot;;&quot;tam&quot;)" office:value-type="float" office:value="21" calcext:value-type="float">
            <text:p>21</text:p>
          </table:table-cell>
          <table:table-cell table:formula="of:=NUMEROLOG([.$A586];&quot;TR&quot;;&quot;tam&quot;)" office:value-type="float" office:value="48" calcext:value-type="float">
            <text:p>48</text:p>
          </table:table-cell>
          <table:table-cell table:formula="of:=ABJAD([.$A586];0;1)" office:value-type="float" office:value="24" calcext:value-type="float">
            <text:p>24</text:p>
          </table:table-cell>
          <table:table-cell table:formula="of:=ABJAD([.$A586];1;1)" office:value-type="float" office:value="828" calcext:value-type="float">
            <text:p>828</text:p>
          </table:table-cell>
          <table:table-cell table:formula="of:=ABJAD([.$A586];2;1)" office:value-type="float" office:value="863" calcext:value-type="float">
            <text:p>863</text:p>
          </table:table-cell>
          <table:table-cell table:formula="of:=ABJAD([.$A586];3;1)" office:value-type="float" office:value="6275" calcext:value-type="float">
            <text:p>6275</text:p>
          </table:table-cell>
        </table:table-row>
        <table:table-row table:style-name="ro1">
          <table:table-cell office:value-type="string" calcext:value-type="string">
            <text:p>EVİK</text:p>
          </table:table-cell>
          <table:table-cell table:formula="of:=NUMEROLOG([.$A587];&quot;modern&quot;;&quot;tam&quot;)" office:value-type="float" office:value="20" calcext:value-type="float">
            <text:p>20</text:p>
          </table:table-cell>
          <table:table-cell table:formula="of:=NUMEROLOG([.$A587];&quot;TR&quot;;&quot;tam&quot;)" office:value-type="float" office:value="59" calcext:value-type="float">
            <text:p>59</text:p>
          </table:table-cell>
          <table:table-cell table:formula="of:=ABJAD([.$A587];0;1)" office:value-type="float" office:value="25" calcext:value-type="float">
            <text:p>25</text:p>
          </table:table-cell>
          <table:table-cell table:formula="of:=ABJAD([.$A587];1;1)" office:value-type="float" office:value="865" calcext:value-type="float">
            <text:p>865</text:p>
          </table:table-cell>
          <table:table-cell table:formula="of:=ABJAD([.$A587];2;1)" office:value-type="float" office:value="900" calcext:value-type="float">
            <text:p>900</text:p>
          </table:table-cell>
          <table:table-cell table:formula="of:=ABJAD([.$A587];3;1)" office:value-type="float" office:value="5862" calcext:value-type="float">
            <text:p>5862</text:p>
          </table:table-cell>
        </table:table-row>
        <table:table-row table:style-name="ro1">
          <table:table-cell office:value-type="string" calcext:value-type="string">
            <text:p>EVMEZ</text:p>
          </table:table-cell>
          <table:table-cell table:formula="of:=NUMEROLOG([.$A588];&quot;modern&quot;;&quot;tam&quot;)" office:value-type="float" office:value="26" calcext:value-type="float">
            <text:p>26</text:p>
          </table:table-cell>
          <table:table-cell table:formula="of:=NUMEROLOG([.$A588];&quot;TR&quot;;&quot;tam&quot;)" office:value-type="float" office:value="84" calcext:value-type="float">
            <text:p>84</text:p>
          </table:table-cell>
          <table:table-cell table:formula="of:=ABJAD([.$A588];0;1)" office:value-type="float" office:value="22" calcext:value-type="float">
            <text:p>22</text:p>
          </table:table-cell>
          <table:table-cell table:formula="of:=ABJAD([.$A588];1;1)" office:value-type="float" office:value="1870" calcext:value-type="float">
            <text:p>1870</text:p>
          </table:table-cell>
          <table:table-cell table:formula="of:=ABJAD([.$A588];2;1)" office:value-type="float" office:value="1895" calcext:value-type="float">
            <text:p>1895</text:p>
          </table:table-cell>
          <table:table-cell table:formula="of:=ABJAD([.$A588];3;1)" office:value-type="float" office:value="5892" calcext:value-type="float">
            <text:p>5892</text:p>
          </table:table-cell>
        </table:table-row>
        <table:table-row table:style-name="ro1">
          <table:table-cell office:value-type="string" calcext:value-type="string">
            <text:p>EVRAN</text:p>
          </table:table-cell>
          <table:table-cell table:formula="of:=NUMEROLOG([.$A589];&quot;modern&quot;;&quot;tam&quot;)" office:value-type="float" office:value="24" calcext:value-type="float">
            <text:p>24</text:p>
          </table:table-cell>
          <table:table-cell table:formula="of:=NUMEROLOG([.$A589];&quot;TR&quot;;&quot;tam&quot;)" office:value-type="float" office:value="72" calcext:value-type="float">
            <text:p>72</text:p>
          </table:table-cell>
          <table:table-cell table:formula="of:=ABJAD([.$A589];0;1)" office:value-type="float" office:value="32" calcext:value-type="float">
            <text:p>32</text:p>
          </table:table-cell>
          <table:table-cell table:formula="of:=ABJAD([.$A589];1;1)" office:value-type="float" office:value="1076" calcext:value-type="float">
            <text:p>1076</text:p>
          </table:table-cell>
          <table:table-cell table:formula="of:=ABJAD([.$A589];2;1)" office:value-type="float" office:value="1097" calcext:value-type="float">
            <text:p>1097</text:p>
          </table:table-cell>
          <table:table-cell table:formula="of:=ABJAD([.$A589];3;1)"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EVREN</text:p>
          </table:table-cell>
          <table:table-cell table:formula="of:=NUMEROLOG([.$A590];&quot;modern&quot;;&quot;tam&quot;)" office:value-type="float" office:value="28" calcext:value-type="float">
            <text:p>28</text:p>
          </table:table-cell>
          <table:table-cell table:formula="of:=NUMEROLOG([.$A590];&quot;TR&quot;;&quot;tam&quot;)" office:value-type="float" office:value="77" calcext:value-type="float">
            <text:p>77</text:p>
          </table:table-cell>
          <table:table-cell table:formula="of:=ABJAD([.$A590];0;1)" office:value-type="float" office:value="36" calcext:value-type="float">
            <text:p>36</text:p>
          </table:table-cell>
          <table:table-cell table:formula="of:=ABJAD([.$A590];1;1)" office:value-type="float" office:value="1080" calcext:value-type="float">
            <text:p>1080</text:p>
          </table:table-cell>
          <table:table-cell table:formula="of:=ABJAD([.$A590];2;1)" office:value-type="float" office:value="1105" calcext:value-type="float">
            <text:p>1105</text:p>
          </table:table-cell>
          <table:table-cell table:formula="of:=ABJAD([.$A590];3;1)" office:value-type="float" office:value="9344" calcext:value-type="float">
            <text:p>9344</text:p>
          </table:table-cell>
        </table:table-row>
        <table:table-row table:style-name="ro1">
          <table:table-cell office:value-type="string" calcext:value-type="string">
            <text:p>EVRENOS</text:p>
          </table:table-cell>
          <table:table-cell table:formula="of:=NUMEROLOG([.$A591];&quot;modern&quot;;&quot;tam&quot;)" office:value-type="float" office:value="35" calcext:value-type="float">
            <text:p>35</text:p>
          </table:table-cell>
          <table:table-cell table:formula="of:=NUMEROLOG([.$A591];&quot;TR&quot;;&quot;tam&quot;)" office:value-type="float" office:value="117" calcext:value-type="float">
            <text:p>117</text:p>
          </table:table-cell>
          <table:table-cell table:formula="of:=ABJAD([.$A591];0;1)" office:value-type="float" office:value="44" calcext:value-type="float">
            <text:p>44</text:p>
          </table:table-cell>
          <table:table-cell table:formula="of:=ABJAD([.$A591];1;1)" office:value-type="float" office:value="1460" calcext:value-type="float">
            <text:p>1460</text:p>
          </table:table-cell>
          <table:table-cell table:formula="of:=ABJAD([.$A591];2;1)" office:value-type="float" office:value="1570" calcext:value-type="float">
            <text:p>1570</text:p>
          </table:table-cell>
          <table:table-cell table:formula="of:=ABJAD([.$A591];3;1)" office:value-type="float" office:value="13367" calcext:value-type="float">
            <text:p>13367</text:p>
          </table:table-cell>
        </table:table-row>
        <table:table-row table:style-name="ro1">
          <table:table-cell office:value-type="string" calcext:value-type="string">
            <text:p>EYİSOY</text:p>
          </table:table-cell>
          <table:table-cell table:formula="of:=NUMEROLOG([.$A592];&quot;modern&quot;;&quot;tam&quot;)" office:value-type="float" office:value="35" calcext:value-type="float">
            <text:p>35</text:p>
          </table:table-cell>
          <table:table-cell table:formula="of:=NUMEROLOG([.$A592];&quot;TR&quot;;&quot;tam&quot;)" office:value-type="float" office:value="114" calcext:value-type="float">
            <text:p>114</text:p>
          </table:table-cell>
          <table:table-cell table:formula="of:=ABJAD([.$A592];0;1)" office:value-type="float" office:value="21" calcext:value-type="float">
            <text:p>21</text:p>
          </table:table-cell>
          <table:table-cell table:formula="of:=ABJAD([.$A592];1;1)" office:value-type="float" office:value="2205" calcext:value-type="float">
            <text:p>2205</text:p>
          </table:table-cell>
          <table:table-cell table:formula="of:=ABJAD([.$A592];2;1)" office:value-type="float" office:value="2325" calcext:value-type="float">
            <text:p>2325</text:p>
          </table:table-cell>
          <table:table-cell table:formula="of:=ABJAD([.$A592];3;1)" office:value-type="float" office:value="14278" calcext:value-type="float">
            <text:p>14278</text:p>
          </table:table-cell>
        </table:table-row>
        <table:table-row table:style-name="ro1">
          <table:table-cell office:value-type="string" calcext:value-type="string">
            <text:p>EYLEN</text:p>
          </table:table-cell>
          <table:table-cell table:formula="of:=NUMEROLOG([.$A593];&quot;modern&quot;;&quot;tam&quot;)" office:value-type="float" office:value="25" calcext:value-type="float">
            <text:p>25</text:p>
          </table:table-cell>
          <table:table-cell table:formula="of:=NUMEROLOG([.$A593];&quot;TR&quot;;&quot;tam&quot;)" office:value-type="float" office:value="72" calcext:value-type="float">
            <text:p>72</text:p>
          </table:table-cell>
          <table:table-cell table:formula="of:=ABJAD([.$A593];0;1)" office:value-type="float" office:value="22" calcext:value-type="float">
            <text:p>22</text:p>
          </table:table-cell>
          <table:table-cell table:formula="of:=ABJAD([.$A593];1;1)" office:value-type="float" office:value="1030" calcext:value-type="float">
            <text:p>1030</text:p>
          </table:table-cell>
          <table:table-cell table:formula="of:=ABJAD([.$A593];2;1)" office:value-type="float" office:value="1055" calcext:value-type="float">
            <text:p>1055</text:p>
          </table:table-cell>
          <table:table-cell table:formula="of:=ABJAD([.$A593];3;1)" office:value-type="float" office:value="7148" calcext:value-type="float">
            <text:p>7148</text:p>
          </table:table-cell>
        </table:table-row>
        <table:table-row table:style-name="ro1">
          <table:table-cell office:value-type="string" calcext:value-type="string">
            <text:p>EYÜP</text:p>
          </table:table-cell>
          <table:table-cell table:formula="of:=NUMEROLOG([.$A594];&quot;modern&quot;;&quot;tam&quot;)" office:value-type="float" office:value="22" calcext:value-type="float">
            <text:p>22</text:p>
          </table:table-cell>
          <table:table-cell table:formula="of:=NUMEROLOG([.$A594];&quot;TR&quot;;&quot;tam&quot;)" office:value-type="float" office:value="80" calcext:value-type="float">
            <text:p>80</text:p>
          </table:table-cell>
          <table:table-cell table:formula="of:=ABJAD([.$A594];0;1)" office:value-type="float" office:value="13" calcext:value-type="float">
            <text:p>13</text:p>
          </table:table-cell>
          <table:table-cell table:formula="of:=ABJAD([.$A594];1;1)" office:value-type="float" office:value="1705" calcext:value-type="float">
            <text:p>1705</text:p>
          </table:table-cell>
          <table:table-cell table:formula="of:=ABJAD([.$A594];2;1)" office:value-type="float" office:value="2420" calcext:value-type="float">
            <text:p>2420</text:p>
          </table:table-cell>
          <table:table-cell table:formula="of:=ABJAD([.$A594];3;1)"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EZER</text:p>
          </table:table-cell>
          <table:table-cell table:formula="of:=NUMEROLOG([.$A595];&quot;modern&quot;;&quot;tam&quot;)" office:value-type="float" office:value="27" calcext:value-type="float">
            <text:p>27</text:p>
          </table:table-cell>
          <table:table-cell table:formula="of:=NUMEROLOG([.$A595];&quot;TR&quot;;&quot;tam&quot;)" office:value-type="float" office:value="62" calcext:value-type="float">
            <text:p>62</text:p>
          </table:table-cell>
          <table:table-cell table:formula="of:=ABJAD([.$A595];0;1)" office:value-type="float" office:value="22" calcext:value-type="float">
            <text:p>22</text:p>
          </table:table-cell>
          <table:table-cell table:formula="of:=ABJAD([.$A595];1;1)" office:value-type="float" office:value="1210" calcext:value-type="float">
            <text:p>1210</text:p>
          </table:table-cell>
          <table:table-cell table:formula="of:=ABJAD([.$A595];2;1)" office:value-type="float" office:value="1230" calcext:value-type="float">
            <text:p>1230</text:p>
          </table:table-cell>
          <table:table-cell table:formula="of:=ABJAD([.$A595];3;1)"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FAKIOĞLU</text:p>
          </table:table-cell>
          <table:table-cell table:formula="of:=NUMEROLOG([.$A596];&quot;modern&quot;;&quot;tam&quot;)" office:value-type="float" office:value="37" calcext:value-type="float">
            <text:p>37</text:p>
          </table:table-cell>
          <table:table-cell table:formula="of:=NUMEROLOG([.$A596];&quot;TR&quot;;&quot;tam&quot;)" office:value-type="float" office:value="100" calcext:value-type="float">
            <text:p>100</text:p>
          </table:table-cell>
          <table:table-cell table:formula="of:=ABJAD([.$A596];0;1)" office:value-type="float" office:value="39" calcext:value-type="float">
            <text:p>39</text:p>
          </table:table-cell>
          <table:table-cell table:formula="of:=ABJAD([.$A596];1;1)" office:value-type="float" office:value="795" calcext:value-type="float">
            <text:p>795</text:p>
          </table:table-cell>
          <table:table-cell table:formula="of:=ABJAD([.$A596];2;1)" office:value-type="float" office:value="4106" calcext:value-type="float">
            <text:p>4106</text:p>
          </table:table-cell>
          <table:table-cell table:formula="of:=ABJAD([.$A596];3;1)" office:value-type="float" office:value="6594" calcext:value-type="float">
            <text:p>6594</text:p>
          </table:table-cell>
        </table:table-row>
        <table:table-row table:style-name="ro1">
          <table:table-cell office:value-type="string" calcext:value-type="string">
            <text:p>FEYZULLAHOĞLU</text:p>
          </table:table-cell>
          <table:table-cell table:formula="of:=NUMEROLOG([.$A597];&quot;modern&quot;;&quot;tam&quot;)" office:value-type="float" office:value="63" calcext:value-type="float">
            <text:p>63</text:p>
          </table:table-cell>
          <table:table-cell table:formula="of:=NUMEROLOG([.$A597];&quot;TR&quot;;&quot;tam&quot;)" office:value-type="float" office:value="203" calcext:value-type="float">
            <text:p>203</text:p>
          </table:table-cell>
          <table:table-cell table:formula="of:=ABJAD([.$A597];0;1)" office:value-type="float" office:value="47" calcext:value-type="float">
            <text:p>47</text:p>
          </table:table-cell>
          <table:table-cell table:formula="of:=ABJAD([.$A597];1;1)" office:value-type="float" office:value="3359" calcext:value-type="float">
            <text:p>3359</text:p>
          </table:table-cell>
          <table:table-cell table:formula="of:=ABJAD([.$A597];2;1)" office:value-type="float" office:value="7285" calcext:value-type="float">
            <text:p>7285</text:p>
          </table:table-cell>
          <table:table-cell table:formula="of:=ABJAD([.$A597];3;1)" office:value-type="float" office:value="16112" calcext:value-type="float">
            <text:p>16112</text:p>
          </table:table-cell>
        </table:table-row>
        <table:table-row table:style-name="ro1">
          <table:table-cell office:value-type="string" calcext:value-type="string">
            <text:p>FİDAN</text:p>
          </table:table-cell>
          <table:table-cell table:formula="of:=NUMEROLOG([.$A598];&quot;modern&quot;;&quot;tam&quot;)" office:value-type="float" office:value="25" calcext:value-type="float">
            <text:p>25</text:p>
          </table:table-cell>
          <table:table-cell table:formula="of:=NUMEROLOG([.$A598];&quot;TR&quot;;&quot;tam&quot;)" office:value-type="float" office:value="42" calcext:value-type="float">
            <text:p>42</text:p>
          </table:table-cell>
          <table:table-cell table:formula="of:=ABJAD([.$A598];0;1)" office:value-type="float" office:value="29" calcext:value-type="float">
            <text:p>29</text:p>
          </table:table-cell>
          <table:table-cell table:formula="of:=ABJAD([.$A598];1;1)" office:value-type="float" office:value="101" calcext:value-type="float">
            <text:p>101</text:p>
          </table:table-cell>
          <table:table-cell table:formula="of:=ABJAD([.$A598];2;1)" office:value-type="float" office:value="137" calcext:value-type="float">
            <text:p>137</text:p>
          </table:table-cell>
          <table:table-cell table:formula="of:=ABJAD([.$A598];3;1)"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FİLİZ</text:p>
          </table:table-cell>
          <table:table-cell table:formula="of:=NUMEROLOG([.$A599];&quot;modern&quot;;&quot;tam&quot;)" office:value-type="float" office:value="35" calcext:value-type="float">
            <text:p>35</text:p>
          </table:table-cell>
          <table:table-cell table:formula="of:=NUMEROLOG([.$A599];&quot;TR&quot;;&quot;tam&quot;)" office:value-type="float" office:value="75" calcext:value-type="float">
            <text:p>75</text:p>
          </table:table-cell>
          <table:table-cell table:formula="of:=ABJAD([.$A599];0;1)" office:value-type="float" office:value="28" calcext:value-type="float">
            <text:p>28</text:p>
          </table:table-cell>
          <table:table-cell table:formula="of:=ABJAD([.$A599];1;1)" office:value-type="float" office:value="1096" calcext:value-type="float">
            <text:p>1096</text:p>
          </table:table-cell>
          <table:table-cell table:formula="of:=ABJAD([.$A599];2;1)" office:value-type="float" office:value="1151" calcext:value-type="float">
            <text:p>1151</text:p>
          </table:table-cell>
          <table:table-cell table:formula="of:=ABJAD([.$A599];3;1)"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FİLİZAY</text:p>
          </table:table-cell>
          <table:table-cell table:formula="of:=NUMEROLOG([.$A600];&quot;modern&quot;;&quot;tam&quot;)" office:value-type="float" office:value="43" calcext:value-type="float">
            <text:p>43</text:p>
          </table:table-cell>
          <table:table-cell table:formula="of:=NUMEROLOG([.$A600];&quot;TR&quot;;&quot;tam&quot;)" office:value-type="float" office:value="104" calcext:value-type="float">
            <text:p>104</text:p>
          </table:table-cell>
          <table:table-cell table:formula="of:=ABJAD([.$A600];0;1)" office:value-type="float" office:value="29" calcext:value-type="float">
            <text:p>29</text:p>
          </table:table-cell>
          <table:table-cell table:formula="of:=ABJAD([.$A600];1;1)" office:value-type="float" office:value="1997" calcext:value-type="float">
            <text:p>1997</text:p>
          </table:table-cell>
          <table:table-cell table:formula="of:=ABJAD([.$A600];2;1)" office:value-type="float" office:value="2058" calcext:value-type="float">
            <text:p>2058</text:p>
          </table:table-cell>
          <table:table-cell table:formula="of:=ABJAD([.$A600];3;1)" office:value-type="float" office:value="7724" calcext:value-type="float">
            <text:p>7724</text:p>
          </table:table-cell>
        </table:table-row>
        <table:table-row table:style-name="ro1">
          <table:table-cell office:value-type="string" calcext:value-type="string">
            <text:p>FINDIK GÜVENDİ</text:p>
          </table:table-cell>
          <table:table-cell table:formula="of:=NUMEROLOG([.$A601];&quot;modern&quot;;&quot;tam&quot;)" office:value-type="float" office:value="72" calcext:value-type="float">
            <text:p>72</text:p>
          </table:table-cell>
          <table:table-cell table:formula="of:=NUMEROLOG([.$A601];&quot;TR&quot;;&quot;tam&quot;)" office:value-type="float" office:value="166" calcext:value-type="float">
            <text:p>166</text:p>
          </table:table-cell>
          <table:table-cell table:formula="of:=ABJAD([.$A601];0;1)" office:value-type="float" office:value="90" calcext:value-type="float">
            <text:p>90</text:p>
          </table:table-cell>
          <table:table-cell table:formula="of:=ABJAD([.$A601];1;1)" office:value-type="float" office:value="1746" calcext:value-type="float">
            <text:p>1746</text:p>
          </table:table-cell>
          <table:table-cell table:formula="of:=ABJAD([.$A601];2;1)" office:value-type="float" office:value="2531" calcext:value-type="float">
            <text:p>2531</text:p>
          </table:table-cell>
          <table:table-cell table:formula="of:=ABJAD([.$A601];3;1)" office:value-type="float" office:value="16539" calcext:value-type="float">
            <text:p>16539</text:p>
          </table:table-cell>
        </table:table-row>
        <table:table-row table:style-name="ro1">
          <table:table-cell office:value-type="string" calcext:value-type="string">
            <text:p>FIRAT</text:p>
          </table:table-cell>
          <table:table-cell table:formula="of:=NUMEROLOG([.$A602];&quot;modern&quot;;&quot;tam&quot;)" office:value-type="float" office:value="27" calcext:value-type="float">
            <text:p>27</text:p>
          </table:table-cell>
          <table:table-cell table:formula="of:=NUMEROLOG([.$A602];&quot;TR&quot;;&quot;tam&quot;)" office:value-type="float" office:value="64" calcext:value-type="float">
            <text:p>64</text:p>
          </table:table-cell>
          <table:table-cell table:formula="of:=ABJAD([.$A602];0;1)" office:value-type="float" office:value="33" calcext:value-type="float">
            <text:p>33</text:p>
          </table:table-cell>
          <table:table-cell table:formula="of:=ABJAD([.$A602];1;1)" office:value-type="float" office:value="717" calcext:value-type="float">
            <text:p>717</text:p>
          </table:table-cell>
          <table:table-cell table:formula="of:=ABJAD([.$A602];2;1)" office:value-type="float" office:value="743" calcext:value-type="float">
            <text:p>743</text:p>
          </table:table-cell>
          <table:table-cell table:formula="of:=ABJAD([.$A602];3;1)"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FİŞEKCİ</text:p>
          </table:table-cell>
          <table:table-cell table:formula="of:=NUMEROLOG([.$A603];&quot;modern&quot;;&quot;tam&quot;)" office:value-type="float" office:value="35" calcext:value-type="float">
            <text:p>35</text:p>
          </table:table-cell>
          <table:table-cell table:formula="of:=NUMEROLOG([.$A603];&quot;TR&quot;;&quot;tam&quot;)" office:value-type="float" office:value="77" calcext:value-type="float">
            <text:p>77</text:p>
          </table:table-cell>
          <table:table-cell table:formula="of:=ABJAD([.$A603];0;1)" office:value-type="float" office:value="38" calcext:value-type="float">
            <text:p>38</text:p>
          </table:table-cell>
          <table:table-cell table:formula="of:=ABJAD([.$A603];1;1)" office:value-type="float" office:value="494" calcext:value-type="float">
            <text:p>494</text:p>
          </table:table-cell>
          <table:table-cell table:formula="of:=ABJAD([.$A603];2;1)" office:value-type="float" office:value="559" calcext:value-type="float">
            <text:p>559</text:p>
          </table:table-cell>
          <table:table-cell table:formula="of:=ABJAD([.$A603];3;1)" office:value-type="float" office:value="7755" calcext:value-type="float">
            <text:p>7755</text:p>
          </table:table-cell>
        </table:table-row>
        <table:table-row table:style-name="ro1">
          <table:table-cell office:value-type="string" calcext:value-type="string">
            <text:p>GAYRETLİ AYDIN</text:p>
          </table:table-cell>
          <table:table-cell table:formula="of:=NUMEROLOG([.$A604];&quot;modern&quot;;&quot;tam&quot;)" office:value-type="float" office:value="69" calcext:value-type="float">
            <text:p>69</text:p>
          </table:table-cell>
          <table:table-cell table:formula="of:=NUMEROLOG([.$A604];&quot;TR&quot;;&quot;tam&quot;)" office:value-type="float" office:value="177" calcext:value-type="float">
            <text:p>177</text:p>
          </table:table-cell>
          <table:table-cell table:formula="of:=ABJAD([.$A604];0;1)" office:value-type="float" office:value="64" calcext:value-type="float">
            <text:p>64</text:p>
          </table:table-cell>
          <table:table-cell table:formula="of:=ABJAD([.$A604];1;1)" office:value-type="float" office:value="2668" calcext:value-type="float">
            <text:p>2668</text:p>
          </table:table-cell>
          <table:table-cell table:formula="of:=ABJAD([.$A604];2;1)" office:value-type="float" office:value="2745" calcext:value-type="float">
            <text:p>2745</text:p>
          </table:table-cell>
          <table:table-cell table:formula="of:=ABJAD([.$A604];3;1)" office:value-type="float" office:value="20269" calcext:value-type="float">
            <text:p>20269</text:p>
          </table:table-cell>
        </table:table-row>
        <table:table-row table:style-name="ro1">
          <table:table-cell office:value-type="string" calcext:value-type="string">
            <text:p>GAZETECİ TEKİN</text:p>
          </table:table-cell>
          <table:table-cell table:formula="of:=NUMEROLOG([.$A605];&quot;modern&quot;;&quot;tam&quot;)" office:value-type="float" office:value="63" calcext:value-type="float">
            <text:p>63</text:p>
          </table:table-cell>
          <table:table-cell table:formula="of:=NUMEROLOG([.$A605];&quot;TR&quot;;&quot;tam&quot;)" office:value-type="float" office:value="162" calcext:value-type="float">
            <text:p>162</text:p>
          </table:table-cell>
          <table:table-cell table:formula="of:=ABJAD([.$A605];0;1)" office:value-type="float" office:value="76" calcext:value-type="float">
            <text:p>76</text:p>
          </table:table-cell>
          <table:table-cell table:formula="of:=ABJAD([.$A605];1;1)" office:value-type="float" office:value="2176" calcext:value-type="float">
            <text:p>2176</text:p>
          </table:table-cell>
          <table:table-cell table:formula="of:=ABJAD([.$A605];2;1)" office:value-type="float" office:value="2267" calcext:value-type="float">
            <text:p>2267</text:p>
          </table:table-cell>
          <table:table-cell table:formula="of:=ABJAD([.$A605];3;1)" office:value-type="float" office:value="13756" calcext:value-type="float">
            <text:p>13756</text:p>
          </table:table-cell>
        </table:table-row>
        <table:table-row table:style-name="ro1">
          <table:table-cell office:value-type="string" calcext:value-type="string">
            <text:p>GAZİ</text:p>
          </table:table-cell>
          <table:table-cell table:formula="of:=NUMEROLOG([.$A606];&quot;modern&quot;;&quot;tam&quot;)" office:value-type="float" office:value="25" calcext:value-type="float">
            <text:p>25</text:p>
          </table:table-cell>
          <table:table-cell table:formula="of:=NUMEROLOG([.$A606];&quot;TR&quot;;&quot;tam&quot;)" office:value-type="float" office:value="50" calcext:value-type="float">
            <text:p>50</text:p>
          </table:table-cell>
          <table:table-cell table:formula="of:=ABJAD([.$A606];0;1)" office:value-type="float" office:value="20" calcext:value-type="float">
            <text:p>20</text:p>
          </table:table-cell>
          <table:table-cell table:formula="of:=ABJAD([.$A606];1;1)" office:value-type="float" office:value="1028" calcext:value-type="float">
            <text:p>1028</text:p>
          </table:table-cell>
          <table:table-cell table:formula="of:=ABJAD([.$A606];2;1)" office:value-type="float" office:value="1059" calcext:value-type="float">
            <text:p>1059</text:p>
          </table:table-cell>
          <table:table-cell table:formula="of:=ABJAD([.$A606];3;1)"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GEÇMEN</text:p>
          </table:table-cell>
          <table:table-cell table:formula="of:=NUMEROLOG([.$A607];&quot;modern&quot;;&quot;tam&quot;)" office:value-type="float" office:value="29" calcext:value-type="float">
            <text:p>29</text:p>
          </table:table-cell>
          <table:table-cell table:formula="of:=NUMEROLOG([.$A607];&quot;TR&quot;;&quot;tam&quot;)" office:value-type="float" office:value="57" calcext:value-type="float">
            <text:p>57</text:p>
          </table:table-cell>
          <table:table-cell table:formula="of:=ABJAD([.$A607];0;1)" office:value-type="float" office:value="30" calcext:value-type="float">
            <text:p>30</text:p>
          </table:table-cell>
          <table:table-cell table:formula="of:=ABJAD([.$A607];1;1)" office:value-type="float" office:value="150" calcext:value-type="float">
            <text:p>150</text:p>
          </table:table-cell>
          <table:table-cell table:formula="of:=ABJAD([.$A607];2;1)" office:value-type="float" office:value="180" calcext:value-type="float">
            <text:p>180</text:p>
          </table:table-cell>
          <table:table-cell table:formula="of:=ABJAD([.$A607];3;1)" office:value-type="float" office:value="5352" calcext:value-type="float">
            <text:p>5352</text:p>
          </table:table-cell>
        </table:table-row>
        <table:table-row table:style-name="ro1">
          <table:table-cell office:value-type="string" calcext:value-type="string">
            <text:p>GEDİK YILMAZ</text:p>
          </table:table-cell>
          <table:table-cell table:formula="of:=NUMEROLOG([.$A608];&quot;modern&quot;;&quot;tam&quot;)" office:value-type="float" office:value="59" calcext:value-type="float">
            <text:p>59</text:p>
          </table:table-cell>
          <table:table-cell table:formula="of:=NUMEROLOG([.$A608];&quot;TR&quot;;&quot;tam&quot;)" office:value-type="float" office:value="145" calcext:value-type="float">
            <text:p>145</text:p>
          </table:table-cell>
          <table:table-cell table:formula="of:=ABJAD([.$A608];0;1)" office:value-type="float" office:value="45" calcext:value-type="float">
            <text:p>45</text:p>
          </table:table-cell>
          <table:table-cell table:formula="of:=ABJAD([.$A608];1;1)" office:value-type="float" office:value="2097" calcext:value-type="float">
            <text:p>2097</text:p>
          </table:table-cell>
          <table:table-cell table:formula="of:=ABJAD([.$A608];2;1)" office:value-type="float" office:value="2168" calcext:value-type="float">
            <text:p>2168</text:p>
          </table:table-cell>
          <table:table-cell table:formula="of:=ABJAD([.$A608];3;1)" office:value-type="float" office:value="9554" calcext:value-type="float">
            <text:p>9554</text:p>
          </table:table-cell>
        </table:table-row>
        <table:table-row table:style-name="ro1">
          <table:table-cell office:value-type="string" calcext:value-type="string">
            <text:p>GEDİKLİ</text:p>
          </table:table-cell>
          <table:table-cell table:formula="of:=NUMEROLOG([.$A609];&quot;modern&quot;;&quot;tam&quot;)" office:value-type="float" office:value="39" calcext:value-type="float">
            <text:p>39</text:p>
          </table:table-cell>
          <table:table-cell table:formula="of:=NUMEROLOG([.$A609];&quot;TR&quot;;&quot;tam&quot;)" office:value-type="float" office:value="72" calcext:value-type="float">
            <text:p>72</text:p>
          </table:table-cell>
          <table:table-cell table:formula="of:=ABJAD([.$A609];0;1)" office:value-type="float" office:value="38" calcext:value-type="float">
            <text:p>38</text:p>
          </table:table-cell>
          <table:table-cell table:formula="of:=ABJAD([.$A609];1;1)" office:value-type="float" office:value="146" calcext:value-type="float">
            <text:p>146</text:p>
          </table:table-cell>
          <table:table-cell table:formula="of:=ABJAD([.$A609];2;1)" office:value-type="float" office:value="211" calcext:value-type="float">
            <text:p>211</text:p>
          </table:table-cell>
          <table:table-cell table:formula="of:=ABJAD([.$A609];3;1)"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GEDÜK</text:p>
          </table:table-cell>
          <table:table-cell table:formula="of:=NUMEROLOG([.$A610];&quot;modern&quot;;&quot;tam&quot;)" office:value-type="float" office:value="21" calcext:value-type="float">
            <text:p>21</text:p>
          </table:table-cell>
          <table:table-cell table:formula="of:=NUMEROLOG([.$A610];&quot;TR&quot;;&quot;tam&quot;)" office:value-type="float" office:value="59" calcext:value-type="float">
            <text:p>59</text:p>
          </table:table-cell>
          <table:table-cell table:formula="of:=ABJAD([.$A610];0;1)" office:value-type="float" office:value="24" calcext:value-type="float">
            <text:p>24</text:p>
          </table:table-cell>
          <table:table-cell table:formula="of:=ABJAD([.$A610];1;1)" office:value-type="float" office:value="756" calcext:value-type="float">
            <text:p>756</text:p>
          </table:table-cell>
          <table:table-cell table:formula="of:=ABJAD([.$A610];2;1)" office:value-type="float" office:value="1476" calcext:value-type="float">
            <text:p>1476</text:p>
          </table:table-cell>
          <table:table-cell table:formula="of:=ABJAD([.$A610];3;1)" office:value-type="float" office:value="5949" calcext:value-type="float">
            <text:p>5949</text:p>
          </table:table-cell>
        </table:table-row>
        <table:table-row table:style-name="ro1">
          <table:table-cell office:value-type="string" calcext:value-type="string">
            <text:p>GELEGEN</text:p>
          </table:table-cell>
          <table:table-cell table:formula="of:=NUMEROLOG([.$A611];&quot;modern&quot;;&quot;tam&quot;)" office:value-type="float" office:value="37" calcext:value-type="float">
            <text:p>37</text:p>
          </table:table-cell>
          <table:table-cell table:formula="of:=NUMEROLOG([.$A611];&quot;TR&quot;;&quot;tam&quot;)" office:value-type="float" office:value="66" calcext:value-type="float">
            <text:p>66</text:p>
          </table:table-cell>
          <table:table-cell table:formula="of:=ABJAD([.$A611];0;1)" office:value-type="float" office:value="41" calcext:value-type="float">
            <text:p>41</text:p>
          </table:table-cell>
          <table:table-cell table:formula="of:=ABJAD([.$A611];1;1)" office:value-type="float" office:value="149" calcext:value-type="float">
            <text:p>149</text:p>
          </table:table-cell>
          <table:table-cell table:formula="of:=ABJAD([.$A611];2;1)" office:value-type="float" office:value="184" calcext:value-type="float">
            <text:p>184</text:p>
          </table:table-cell>
          <table:table-cell table:formula="of:=ABJAD([.$A611];3;1)"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GENÇ</text:p>
          </table:table-cell>
          <table:table-cell table:formula="of:=NUMEROLOG([.$A612];&quot;modern&quot;;&quot;tam&quot;)" office:value-type="float" office:value="20" calcext:value-type="float">
            <text:p>20</text:p>
          </table:table-cell>
          <table:table-cell table:formula="of:=NUMEROLOG([.$A612];&quot;TR&quot;;&quot;tam&quot;)" office:value-type="float" office:value="35" calcext:value-type="float">
            <text:p>35</text:p>
          </table:table-cell>
          <table:table-cell table:formula="of:=ABJAD([.$A612];0;1)" office:value-type="float" office:value="25" calcext:value-type="float">
            <text:p>25</text:p>
          </table:table-cell>
          <table:table-cell table:formula="of:=ABJAD([.$A612];1;1)" office:value-type="float" office:value="85" calcext:value-type="float">
            <text:p>85</text:p>
          </table:table-cell>
          <table:table-cell table:formula="of:=ABJAD([.$A612];2;1)" office:value-type="float" office:value="105" calcext:value-type="float">
            <text:p>105</text:p>
          </table:table-cell>
          <table:table-cell table:formula="of:=ABJAD([.$A612];3;1)" office:value-type="float" office:value="3924" calcext:value-type="float">
            <text:p>3924</text:p>
          </table:table-cell>
        </table:table-row>
        <table:table-row table:style-name="ro1">
          <table:table-cell office:value-type="string" calcext:value-type="string">
            <text:p>GENÇ TALAS</text:p>
          </table:table-cell>
          <table:table-cell table:formula="of:=NUMEROLOG([.$A613];&quot;modern&quot;;&quot;tam&quot;)" office:value-type="float" office:value="28" calcext:value-type="float">
            <text:p>28</text:p>
          </table:table-cell>
          <table:table-cell table:formula="of:=NUMEROLOG([.$A613];&quot;TR&quot;;&quot;tam&quot;)" office:value-type="float" office:value="98" calcext:value-type="float">
            <text:p>98</text:p>
          </table:table-cell>
          <table:table-cell table:formula="of:=ABJAD([.$A613];0;1)" office:value-type="float" office:value="37" calcext:value-type="float">
            <text:p>37</text:p>
          </table:table-cell>
          <table:table-cell table:formula="of:=ABJAD([.$A613];1;1)" office:value-type="float" office:value="937" calcext:value-type="float">
            <text:p>937</text:p>
          </table:table-cell>
          <table:table-cell table:formula="of:=ABJAD([.$A613];2;1)" office:value-type="float" office:value="974" calcext:value-type="float">
            <text:p>974</text:p>
          </table:table-cell>
          <table:table-cell table:formula="of:=ABJAD([.$A613];3;1)" office:value-type="float" office:value="10803" calcext:value-type="float">
            <text:p>10803</text:p>
          </table:table-cell>
        </table:table-row>
        <table:table-row table:style-name="ro1">
          <table:table-cell office:value-type="string" calcext:value-type="string">
            <text:p>GENCAN</text:p>
          </table:table-cell>
          <table:table-cell table:formula="of:=NUMEROLOG([.$A614];&quot;modern&quot;;&quot;tam&quot;)" office:value-type="float" office:value="26" calcext:value-type="float">
            <text:p>26</text:p>
          </table:table-cell>
          <table:table-cell table:formula="of:=NUMEROLOG([.$A614];&quot;TR&quot;;&quot;tam&quot;)" office:value-type="float" office:value="52" calcext:value-type="float">
            <text:p>52</text:p>
          </table:table-cell>
          <table:table-cell table:formula="of:=ABJAD([.$A614];0;1)" office:value-type="float" office:value="36" calcext:value-type="float">
            <text:p>36</text:p>
          </table:table-cell>
          <table:table-cell table:formula="of:=ABJAD([.$A614];1;1)" office:value-type="float" office:value="156" calcext:value-type="float">
            <text:p>156</text:p>
          </table:table-cell>
          <table:table-cell table:formula="of:=ABJAD([.$A614];2;1)" office:value-type="float" office:value="182" calcext:value-type="float">
            <text:p>182</text:p>
          </table:table-cell>
          <table:table-cell table:formula="of:=ABJAD([.$A614];3;1)" office:value-type="float" office:value="6031" calcext:value-type="float">
            <text:p>6031</text:p>
          </table:table-cell>
        </table:table-row>
        <table:table-row table:style-name="ro1">
          <table:table-cell office:value-type="string" calcext:value-type="string">
            <text:p>GENÇDAL</text:p>
          </table:table-cell>
          <table:table-cell table:formula="of:=NUMEROLOG([.$A615];&quot;modern&quot;;&quot;tam&quot;)" office:value-type="float" office:value="28" calcext:value-type="float">
            <text:p>28</text:p>
          </table:table-cell>
          <table:table-cell table:formula="of:=NUMEROLOG([.$A615];&quot;TR&quot;;&quot;tam&quot;)" office:value-type="float" office:value="56" calcext:value-type="float">
            <text:p>56</text:p>
          </table:table-cell>
          <table:table-cell table:formula="of:=ABJAD([.$A615];0;1)" office:value-type="float" office:value="32" calcext:value-type="float">
            <text:p>32</text:p>
          </table:table-cell>
          <table:table-cell table:formula="of:=ABJAD([.$A615];1;1)" office:value-type="float" office:value="140" calcext:value-type="float">
            <text:p>140</text:p>
          </table:table-cell>
          <table:table-cell table:formula="of:=ABJAD([.$A615];2;1)" office:value-type="float" office:value="171" calcext:value-type="float">
            <text:p>171</text:p>
          </table:table-cell>
          <table:table-cell table:formula="of:=ABJAD([.$A615];3;1)"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GENÇER</text:p>
          </table:table-cell>
          <table:table-cell table:formula="of:=NUMEROLOG([.$A616];&quot;modern&quot;;&quot;tam&quot;)" office:value-type="float" office:value="34" calcext:value-type="float">
            <text:p>34</text:p>
          </table:table-cell>
          <table:table-cell table:formula="of:=NUMEROLOG([.$A616];&quot;TR&quot;;&quot;tam&quot;)" office:value-type="float" office:value="62" calcext:value-type="float">
            <text:p>62</text:p>
          </table:table-cell>
          <table:table-cell table:formula="of:=ABJAD([.$A616];0;1)" office:value-type="float" office:value="38" calcext:value-type="float">
            <text:p>38</text:p>
          </table:table-cell>
          <table:table-cell table:formula="of:=ABJAD([.$A616];1;1)" office:value-type="float" office:value="290" calcext:value-type="float">
            <text:p>290</text:p>
          </table:table-cell>
          <table:table-cell table:formula="of:=ABJAD([.$A616];2;1)" office:value-type="float" office:value="320" calcext:value-type="float">
            <text:p>320</text:p>
          </table:table-cell>
          <table:table-cell table:formula="of:=ABJAD([.$A616];3;1)" office:value-type="float" office:value="7011" calcext:value-type="float">
            <text:p>7011</text:p>
          </table:table-cell>
        </table:table-row>
        <table:table-row table:style-name="ro1">
          <table:table-cell office:value-type="string" calcext:value-type="string">
            <text:p>GENÇPINAR</text:p>
          </table:table-cell>
          <table:table-cell table:formula="of:=NUMEROLOG([.$A617];&quot;modern&quot;;&quot;tam&quot;)" office:value-type="float" office:value="51" calcext:value-type="float">
            <text:p>51</text:p>
          </table:table-cell>
          <table:table-cell table:formula="of:=NUMEROLOG([.$A617];&quot;TR&quot;;&quot;tam&quot;)" office:value-type="float" office:value="105" calcext:value-type="float">
            <text:p>105</text:p>
          </table:table-cell>
          <table:table-cell table:formula="of:=ABJAD([.$A617];0;1)" office:value-type="float" office:value="58" calcext:value-type="float">
            <text:p>58</text:p>
          </table:table-cell>
          <table:table-cell table:formula="of:=ABJAD([.$A617];1;1)" office:value-type="float" office:value="466" calcext:value-type="float">
            <text:p>466</text:p>
          </table:table-cell>
          <table:table-cell table:formula="of:=ABJAD([.$A617];2;1)" office:value-type="float" office:value="512" calcext:value-type="float">
            <text:p>512</text:p>
          </table:table-cell>
          <table:table-cell table:formula="of:=ABJAD([.$A617];3;1)" office:value-type="float" office:value="11461" calcext:value-type="float">
            <text:p>11461</text:p>
          </table:table-cell>
        </table:table-row>
        <table:table-row table:style-name="ro1">
          <table:table-cell office:value-type="string" calcext:value-type="string">
            <text:p>GENÇTÜRK</text:p>
          </table:table-cell>
          <table:table-cell table:formula="of:=NUMEROLOG([.$A618];&quot;modern&quot;;&quot;tam&quot;)" office:value-type="float" office:value="36" calcext:value-type="float">
            <text:p>36</text:p>
          </table:table-cell>
          <table:table-cell table:formula="of:=NUMEROLOG([.$A618];&quot;TR&quot;;&quot;tam&quot;)" office:value-type="float" office:value="120" calcext:value-type="float">
            <text:p>120</text:p>
          </table:table-cell>
          <table:table-cell table:formula="of:=ABJAD([.$A618];0;1)" office:value-type="float" office:value="49" calcext:value-type="float">
            <text:p>49</text:p>
          </table:table-cell>
          <table:table-cell table:formula="of:=ABJAD([.$A618];1;1)" office:value-type="float" office:value="1525" calcext:value-type="float">
            <text:p>1525</text:p>
          </table:table-cell>
          <table:table-cell table:formula="of:=ABJAD([.$A618];2;1)" office:value-type="float" office:value="2260" calcext:value-type="float">
            <text:p>2260</text:p>
          </table:table-cell>
          <table:table-cell table:formula="of:=ABJAD([.$A618];3;1)" office:value-type="float" office:value="13430" calcext:value-type="float">
            <text:p>13430</text:p>
          </table:table-cell>
        </table:table-row>
        <table:table-row table:style-name="ro1">
          <table:table-cell office:value-type="string" calcext:value-type="string">
            <text:p>GENEL</text:p>
          </table:table-cell>
          <table:table-cell table:formula="of:=NUMEROLOG([.$A619];&quot;modern&quot;;&quot;tam&quot;)" office:value-type="float" office:value="25" calcext:value-type="float">
            <text:p>25</text:p>
          </table:table-cell>
          <table:table-cell table:formula="of:=NUMEROLOG([.$A619];&quot;TR&quot;;&quot;tam&quot;)" office:value-type="float" office:value="52" calcext:value-type="float">
            <text:p>52</text:p>
          </table:table-cell>
          <table:table-cell table:formula="of:=ABJAD([.$A619];0;1)" office:value-type="float" office:value="29" calcext:value-type="float">
            <text:p>29</text:p>
          </table:table-cell>
          <table:table-cell table:formula="of:=ABJAD([.$A619];1;1)" office:value-type="float" office:value="137" calcext:value-type="float">
            <text:p>137</text:p>
          </table:table-cell>
          <table:table-cell table:formula="of:=ABJAD([.$A619];2;1)" office:value-type="float" office:value="162" calcext:value-type="float">
            <text:p>162</text:p>
          </table:table-cell>
          <table:table-cell table:formula="of:=ABJAD([.$A619];3;1)"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GENEZ</text:p>
          </table:table-cell>
          <table:table-cell table:formula="of:=NUMEROLOG([.$A620];&quot;modern&quot;;&quot;tam&quot;)" office:value-type="float" office:value="30" calcext:value-type="float">
            <text:p>30</text:p>
          </table:table-cell>
          <table:table-cell table:formula="of:=NUMEROLOG([.$A620];&quot;TR&quot;;&quot;tam&quot;)" office:value-type="float" office:value="66" calcext:value-type="float">
            <text:p>66</text:p>
          </table:table-cell>
          <table:table-cell table:formula="of:=ABJAD([.$A620];0;1)" office:value-type="float" office:value="31" calcext:value-type="float">
            <text:p>31</text:p>
          </table:table-cell>
          <table:table-cell table:formula="of:=ABJAD([.$A620];1;1)" office:value-type="float" office:value="1087" calcext:value-type="float">
            <text:p>1087</text:p>
          </table:table-cell>
          <table:table-cell table:formula="of:=ABJAD([.$A620];2;1)" office:value-type="float" office:value="1112" calcext:value-type="float">
            <text:p>1112</text:p>
          </table:table-cell>
          <table:table-cell table:formula="of:=ABJAD([.$A620];3;1)"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GERDAN</text:p>
          </table:table-cell>
          <table:table-cell table:formula="of:=NUMEROLOG([.$A621];&quot;modern&quot;;&quot;tam&quot;)" office:value-type="float" office:value="31" calcext:value-type="float">
            <text:p>31</text:p>
          </table:table-cell>
          <table:table-cell table:formula="of:=NUMEROLOG([.$A621];&quot;TR&quot;;&quot;tam&quot;)" office:value-type="float" office:value="58" calcext:value-type="float">
            <text:p>58</text:p>
          </table:table-cell>
          <table:table-cell table:formula="of:=ABJAD([.$A621];0;1)" office:value-type="float" office:value="35" calcext:value-type="float">
            <text:p>35</text:p>
          </table:table-cell>
          <table:table-cell table:formula="of:=ABJAD([.$A621];1;1)" office:value-type="float" office:value="287" calcext:value-type="float">
            <text:p>287</text:p>
          </table:table-cell>
          <table:table-cell table:formula="of:=ABJAD([.$A621];2;1)" office:value-type="float" office:value="313" calcext:value-type="float">
            <text:p>313</text:p>
          </table:table-cell>
          <table:table-cell table:formula="of:=ABJAD([.$A621];3;1)" office:value-type="float" office:value="6917" calcext:value-type="float">
            <text:p>6917</text:p>
          </table:table-cell>
        </table:table-row>
        <table:table-row table:style-name="ro1">
          <table:table-cell office:value-type="string" calcext:value-type="string">
            <text:p>GERGER</text:p>
          </table:table-cell>
          <table:table-cell table:formula="of:=NUMEROLOG([.$A622];&quot;modern&quot;;&quot;tam&quot;)" office:value-type="float" office:value="42" calcext:value-type="float">
            <text:p>42</text:p>
          </table:table-cell>
          <table:table-cell table:formula="of:=NUMEROLOG([.$A622];&quot;TR&quot;;&quot;tam&quot;)" office:value-type="float" office:value="70" calcext:value-type="float">
            <text:p>70</text:p>
          </table:table-cell>
          <table:table-cell table:formula="of:=ABJAD([.$A622];0;1)" office:value-type="float" office:value="40" calcext:value-type="float">
            <text:p>40</text:p>
          </table:table-cell>
          <table:table-cell table:formula="of:=ABJAD([.$A622];1;1)" office:value-type="float" office:value="424" calcext:value-type="float">
            <text:p>424</text:p>
          </table:table-cell>
          <table:table-cell table:formula="of:=ABJAD([.$A622];2;1)" office:value-type="float" office:value="454" calcext:value-type="float">
            <text:p>454</text:p>
          </table:table-cell>
          <table:table-cell table:formula="of:=ABJAD([.$A622];3;1)" office:value-type="float" office:value="8032" calcext:value-type="float">
            <text:p>8032</text:p>
          </table:table-cell>
        </table:table-row>
        <table:table-row table:style-name="ro1">
          <table:table-cell office:value-type="string" calcext:value-type="string">
            <text:p>GERİLMEZ</text:p>
          </table:table-cell>
          <table:table-cell table:formula="of:=NUMEROLOG([.$A623];&quot;modern&quot;;&quot;tam&quot;)" office:value-type="float" office:value="50" calcext:value-type="float">
            <text:p>50</text:p>
          </table:table-cell>
          <table:table-cell table:formula="of:=NUMEROLOG([.$A623];&quot;TR&quot;;&quot;tam&quot;)" office:value-type="float" office:value="113" calcext:value-type="float">
            <text:p>113</text:p>
          </table:table-cell>
          <table:table-cell table:formula="of:=ABJAD([.$A623];0;1)" office:value-type="float" office:value="39" calcext:value-type="float">
            <text:p>39</text:p>
          </table:table-cell>
          <table:table-cell table:formula="of:=ABJAD([.$A623];1;1)" office:value-type="float" office:value="1347" calcext:value-type="float">
            <text:p>1347</text:p>
          </table:table-cell>
          <table:table-cell table:formula="of:=ABJAD([.$A623];2;1)" office:value-type="float" office:value="1402" calcext:value-type="float">
            <text:p>1402</text:p>
          </table:table-cell>
          <table:table-cell table:formula="of:=ABJAD([.$A623];3;1)" office:value-type="float" office:value="6861" calcext:value-type="float">
            <text:p>6861</text:p>
          </table:table-cell>
        </table:table-row>
        <table:table-row table:style-name="ro1">
          <table:table-cell office:value-type="string" calcext:value-type="string">
            <text:p>GEYİK</text:p>
          </table:table-cell>
          <table:table-cell table:formula="of:=NUMEROLOG([.$A624];&quot;modern&quot;;&quot;tam&quot;)" office:value-type="float" office:value="30" calcext:value-type="float">
            <text:p>30</text:p>
          </table:table-cell>
          <table:table-cell table:formula="of:=NUMEROLOG([.$A624];&quot;TR&quot;;&quot;tam&quot;)" office:value-type="float" office:value="68" calcext:value-type="float">
            <text:p>68</text:p>
          </table:table-cell>
          <table:table-cell table:formula="of:=ABJAD([.$A624];0;1)" office:value-type="float" office:value="24" calcext:value-type="float">
            <text:p>24</text:p>
          </table:table-cell>
          <table:table-cell table:formula="of:=ABJAD([.$A624];1;1)" office:value-type="float" office:value="972" calcext:value-type="float">
            <text:p>972</text:p>
          </table:table-cell>
          <table:table-cell table:formula="of:=ABJAD([.$A624];2;1)" office:value-type="float" office:value="1012" calcext:value-type="float">
            <text:p>1012</text:p>
          </table:table-cell>
          <table:table-cell table:formula="of:=ABJAD([.$A624];3;1)"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GEZİCİ</text:p>
          </table:table-cell>
          <table:table-cell table:formula="of:=NUMEROLOG([.$A625];&quot;modern&quot;;&quot;tam&quot;)" office:value-type="float" office:value="41" calcext:value-type="float">
            <text:p>41</text:p>
          </table:table-cell>
          <table:table-cell table:formula="of:=NUMEROLOG([.$A625];&quot;TR&quot;;&quot;tam&quot;)" office:value-type="float" office:value="70" calcext:value-type="float">
            <text:p>70</text:p>
          </table:table-cell>
          <table:table-cell table:formula="of:=ABJAD([.$A625];0;1)" office:value-type="float" office:value="35" calcext:value-type="float">
            <text:p>35</text:p>
          </table:table-cell>
          <table:table-cell table:formula="of:=ABJAD([.$A625];1;1)" office:value-type="float" office:value="1055" calcext:value-type="float">
            <text:p>1055</text:p>
          </table:table-cell>
          <table:table-cell table:formula="of:=ABJAD([.$A625];2;1)" office:value-type="float" office:value="1115" calcext:value-type="float">
            <text:p>1115</text:p>
          </table:table-cell>
          <table:table-cell table:formula="of:=ABJAD([.$A625];3;1)" office:value-type="float" office:value="4531" calcext:value-type="float">
            <text:p>4531</text:p>
          </table:table-cell>
        </table:table-row>
        <table:table-row table:style-name="ro1">
          <table:table-cell office:value-type="string" calcext:value-type="string">
            <text:p>GİDER</text:p>
          </table:table-cell>
          <table:table-cell table:formula="of:=NUMEROLOG([.$A626];&quot;modern&quot;;&quot;tam&quot;)" office:value-type="float" office:value="34" calcext:value-type="float">
            <text:p>34</text:p>
          </table:table-cell>
          <table:table-cell table:formula="of:=NUMEROLOG([.$A626];&quot;TR&quot;;&quot;tam&quot;)" office:value-type="float" office:value="52" calcext:value-type="float">
            <text:p>52</text:p>
          </table:table-cell>
          <table:table-cell table:formula="of:=ABJAD([.$A626];0;1)" office:value-type="float" office:value="32" calcext:value-type="float">
            <text:p>32</text:p>
          </table:table-cell>
          <table:table-cell table:formula="of:=ABJAD([.$A626];1;1)" office:value-type="float" office:value="236" calcext:value-type="float">
            <text:p>236</text:p>
          </table:table-cell>
          <table:table-cell table:formula="of:=ABJAD([.$A626];2;1)" office:value-type="float" office:value="276" calcext:value-type="float">
            <text:p>276</text:p>
          </table:table-cell>
          <table:table-cell table:formula="of:=ABJAD([.$A626];3;1)" office:value-type="float" office:value="6010" calcext:value-type="float">
            <text:p>6010</text:p>
          </table:table-cell>
        </table:table-row>
        <table:table-row table:style-name="ro1">
          <table:table-cell office:value-type="string" calcext:value-type="string">
            <text:p>GİNİŞ</text:p>
          </table:table-cell>
          <table:table-cell table:formula="of:=NUMEROLOG([.$A627];&quot;modern&quot;;&quot;tam&quot;)" office:value-type="float" office:value="31" calcext:value-type="float">
            <text:p>31</text:p>
          </table:table-cell>
          <table:table-cell table:formula="of:=NUMEROLOG([.$A627];&quot;TR&quot;;&quot;tam&quot;)" office:value-type="float" office:value="72" calcext:value-type="float">
            <text:p>72</text:p>
          </table:table-cell>
          <table:table-cell table:formula="of:=ABJAD([.$A627];0;1)" office:value-type="float" office:value="37" calcext:value-type="float">
            <text:p>37</text:p>
          </table:table-cell>
          <table:table-cell table:formula="of:=ABJAD([.$A627];1;1)" office:value-type="float" office:value="517" calcext:value-type="float">
            <text:p>517</text:p>
          </table:table-cell>
          <table:table-cell table:formula="of:=ABJAD([.$A627];2;1)" office:value-type="float" office:value="572" calcext:value-type="float">
            <text:p>572</text:p>
          </table:table-cell>
          <table:table-cell table:formula="of:=ABJAD([.$A627];3;1)" office:value-type="float" office:value="8608" calcext:value-type="float">
            <text:p>8608</text:p>
          </table:table-cell>
        </table:table-row>
        <table:table-row table:style-name="ro1">
          <table:table-cell office:value-type="string" calcext:value-type="string">
            <text:p>GİRAY</text:p>
          </table:table-cell>
          <table:table-cell table:formula="of:=NUMEROLOG([.$A628];&quot;modern&quot;;&quot;tam&quot;)" office:value-type="float" office:value="33" calcext:value-type="float">
            <text:p>33</text:p>
          </table:table-cell>
          <table:table-cell table:formula="of:=NUMEROLOG([.$A628];&quot;TR&quot;;&quot;tam&quot;)" office:value-type="float" office:value="70" calcext:value-type="float">
            <text:p>70</text:p>
          </table:table-cell>
          <table:table-cell table:formula="of:=ABJAD([.$A628];0;1)" office:value-type="float" office:value="24" calcext:value-type="float">
            <text:p>24</text:p>
          </table:table-cell>
          <table:table-cell table:formula="of:=ABJAD([.$A628];1;1)" office:value-type="float" office:value="1128" calcext:value-type="float">
            <text:p>1128</text:p>
          </table:table-cell>
          <table:table-cell table:formula="of:=ABJAD([.$A628];2;1)" office:value-type="float" office:value="1164" calcext:value-type="float">
            <text:p>1164</text:p>
          </table:table-cell>
          <table:table-cell table:formula="of:=ABJAD([.$A628];3;1)" office:value-type="float" office:value="9355" calcext:value-type="float">
            <text:p>9355</text:p>
          </table:table-cell>
        </table:table-row>
        <table:table-row table:style-name="ro1">
          <table:table-cell office:value-type="string" calcext:value-type="string">
            <text:p>GÖÇEN</text:p>
          </table:table-cell>
          <table:table-cell table:formula="of:=NUMEROLOG([.$A629];&quot;modern&quot;;&quot;tam&quot;)" office:value-type="float" office:value="26" calcext:value-type="float">
            <text:p>26</text:p>
          </table:table-cell>
          <table:table-cell table:formula="of:=NUMEROLOG([.$A629];&quot;TR&quot;;&quot;tam&quot;)" office:value-type="float" office:value="54" calcext:value-type="float">
            <text:p>54</text:p>
          </table:table-cell>
          <table:table-cell table:formula="of:=ABJAD([.$A629];0;1)" office:value-type="float" office:value="31" calcext:value-type="float">
            <text:p>31</text:p>
          </table:table-cell>
          <table:table-cell table:formula="of:=ABJAD([.$A629];1;1)" office:value-type="float" office:value="175" calcext:value-type="float">
            <text:p>175</text:p>
          </table:table-cell>
          <table:table-cell table:formula="of:=ABJAD([.$A629];2;1)" office:value-type="float" office:value="285" calcext:value-type="float">
            <text:p>285</text:p>
          </table:table-cell>
          <table:table-cell table:formula="of:=ABJAD([.$A629];3;1)"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GÖDE</text:p>
          </table:table-cell>
          <table:table-cell table:formula="of:=NUMEROLOG([.$A630];&quot;modern&quot;;&quot;tam&quot;)" office:value-type="float" office:value="22" calcext:value-type="float">
            <text:p>22</text:p>
          </table:table-cell>
          <table:table-cell table:formula="of:=NUMEROLOG([.$A630];&quot;TR&quot;;&quot;tam&quot;)" office:value-type="float" office:value="38" calcext:value-type="float">
            <text:p>38</text:p>
          </table:table-cell>
          <table:table-cell table:formula="of:=ABJAD([.$A630];0;1)" office:value-type="float" office:value="22" calcext:value-type="float">
            <text:p>22</text:p>
          </table:table-cell>
          <table:table-cell table:formula="of:=ABJAD([.$A630];1;1)" office:value-type="float" office:value="106" calcext:value-type="float">
            <text:p>106</text:p>
          </table:table-cell>
          <table:table-cell table:formula="of:=ABJAD([.$A630];2;1)" office:value-type="float" office:value="211" calcext:value-type="float">
            <text:p>211</text:p>
          </table:table-cell>
          <table:table-cell table:formula="of:=ABJAD([.$A630];3;1)" office:value-type="float" office:value="2625" calcext:value-type="float">
            <text:p>2625</text:p>
          </table:table-cell>
        </table:table-row>
        <table:table-row table:style-name="ro1">
          <table:table-cell office:value-type="string" calcext:value-type="string">
            <text:p>GÖK</text:p>
          </table:table-cell>
          <table:table-cell table:formula="of:=NUMEROLOG([.$A631];&quot;modern&quot;;&quot;tam&quot;)" office:value-type="float" office:value="15" calcext:value-type="float">
            <text:p>15</text:p>
          </table:table-cell>
          <table:table-cell table:formula="of:=NUMEROLOG([.$A631];&quot;TR&quot;;&quot;tam&quot;)" office:value-type="float" office:value="41" calcext:value-type="float">
            <text:p>41</text:p>
          </table:table-cell>
          <table:table-cell table:formula="of:=ABJAD([.$A631];0;1)" office:value-type="float" office:value="17" calcext:value-type="float">
            <text:p>17</text:p>
          </table:table-cell>
          <table:table-cell table:formula="of:=ABJAD([.$A631];1;1)" office:value-type="float" office:value="137" calcext:value-type="float">
            <text:p>137</text:p>
          </table:table-cell>
          <table:table-cell table:formula="of:=ABJAD([.$A631];2;1)" office:value-type="float" office:value="237" calcext:value-type="float">
            <text:p>237</text:p>
          </table:table-cell>
          <table:table-cell table:formula="of:=ABJAD([.$A631];3;1)"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GÖKALP</text:p>
          </table:table-cell>
          <table:table-cell table:formula="of:=NUMEROLOG([.$A632];&quot;modern&quot;;&quot;tam&quot;)" office:value-type="float" office:value="26" calcext:value-type="float">
            <text:p>26</text:p>
          </table:table-cell>
          <table:table-cell table:formula="of:=NUMEROLOG([.$A632];&quot;TR&quot;;&quot;tam&quot;)" office:value-type="float" office:value="77" calcext:value-type="float">
            <text:p>77</text:p>
          </table:table-cell>
          <table:table-cell table:formula="of:=ABJAD([.$A632];0;1)" office:value-type="float" office:value="24" calcext:value-type="float">
            <text:p>24</text:p>
          </table:table-cell>
          <table:table-cell table:formula="of:=ABJAD([.$A632];1;1)" office:value-type="float" office:value="288" calcext:value-type="float">
            <text:p>288</text:p>
          </table:table-cell>
          <table:table-cell table:formula="of:=ABJAD([.$A632];2;1)" office:value-type="float" office:value="399" calcext:value-type="float">
            <text:p>399</text:p>
          </table:table-cell>
          <table:table-cell table:formula="of:=ABJAD([.$A632];3;1)"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GÖKCE</text:p>
          </table:table-cell>
          <table:table-cell table:formula="of:=NUMEROLOG([.$A633];&quot;modern&quot;;&quot;tam&quot;)" office:value-type="float" office:value="23" calcext:value-type="float">
            <text:p>23</text:p>
          </table:table-cell>
          <table:table-cell table:formula="of:=NUMEROLOG([.$A633];&quot;TR&quot;;&quot;tam&quot;)" office:value-type="float" office:value="50" calcext:value-type="float">
            <text:p>50</text:p>
          </table:table-cell>
          <table:table-cell table:formula="of:=ABJAD([.$A633];0;1)" office:value-type="float" office:value="25" calcext:value-type="float">
            <text:p>25</text:p>
          </table:table-cell>
          <table:table-cell table:formula="of:=ABJAD([.$A633];1;1)" office:value-type="float" office:value="145" calcext:value-type="float">
            <text:p>145</text:p>
          </table:table-cell>
          <table:table-cell table:formula="of:=ABJAD([.$A633];2;1)" office:value-type="float" office:value="255" calcext:value-type="float">
            <text:p>255</text:p>
          </table:table-cell>
          <table:table-cell table:formula="of:=ABJAD([.$A633];3;1)"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GÖKÇE</text:p>
          </table:table-cell>
          <table:table-cell table:formula="of:=NUMEROLOG([.$A634];&quot;modern&quot;;&quot;tam&quot;)" office:value-type="float" office:value="23" calcext:value-type="float">
            <text:p>23</text:p>
          </table:table-cell>
          <table:table-cell table:formula="of:=NUMEROLOG([.$A634];&quot;TR&quot;;&quot;tam&quot;)" office:value-type="float" office:value="51" calcext:value-type="float">
            <text:p>51</text:p>
          </table:table-cell>
          <table:table-cell table:formula="of:=ABJAD([.$A634];0;1)" office:value-type="float" office:value="25" calcext:value-type="float">
            <text:p>25</text:p>
          </table:table-cell>
          <table:table-cell table:formula="of:=ABJAD([.$A634];1;1)" office:value-type="float" office:value="145" calcext:value-type="float">
            <text:p>145</text:p>
          </table:table-cell>
          <table:table-cell table:formula="of:=ABJAD([.$A634];2;1)" office:value-type="float" office:value="255" calcext:value-type="float">
            <text:p>255</text:p>
          </table:table-cell>
          <table:table-cell table:formula="of:=ABJAD([.$A634];3;1)"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GÖKÇEK</text:p>
          </table:table-cell>
          <table:table-cell table:formula="of:=NUMEROLOG([.$A635];&quot;modern&quot;;&quot;tam&quot;)" office:value-type="float" office:value="25" calcext:value-type="float">
            <text:p>25</text:p>
          </table:table-cell>
          <table:table-cell table:formula="of:=NUMEROLOG([.$A635];&quot;TR&quot;;&quot;tam&quot;)" office:value-type="float" office:value="65" calcext:value-type="float">
            <text:p>65</text:p>
          </table:table-cell>
          <table:table-cell table:formula="of:=ABJAD([.$A635];0;1)" office:value-type="float" office:value="29" calcext:value-type="float">
            <text:p>29</text:p>
          </table:table-cell>
          <table:table-cell table:formula="of:=ABJAD([.$A635];1;1)" office:value-type="float" office:value="185" calcext:value-type="float">
            <text:p>185</text:p>
          </table:table-cell>
          <table:table-cell table:formula="of:=ABJAD([.$A635];2;1)" office:value-type="float" office:value="300" calcext:value-type="float">
            <text:p>300</text:p>
          </table:table-cell>
          <table:table-cell table:formula="of:=ABJAD([.$A635];3;1)"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GÖKÇEN</text:p>
          </table:table-cell>
          <table:table-cell table:formula="of:=NUMEROLOG([.$A636];&quot;modern&quot;;&quot;tam&quot;)" office:value-type="float" office:value="28" calcext:value-type="float">
            <text:p>28</text:p>
          </table:table-cell>
          <table:table-cell table:formula="of:=NUMEROLOG([.$A636];&quot;TR&quot;;&quot;tam&quot;)" office:value-type="float" office:value="68" calcext:value-type="float">
            <text:p>68</text:p>
          </table:table-cell>
          <table:table-cell table:formula="of:=ABJAD([.$A636];0;1)" office:value-type="float" office:value="35" calcext:value-type="float">
            <text:p>35</text:p>
          </table:table-cell>
          <table:table-cell table:formula="of:=ABJAD([.$A636];1;1)" office:value-type="float" office:value="215" calcext:value-type="float">
            <text:p>215</text:p>
          </table:table-cell>
          <table:table-cell table:formula="of:=ABJAD([.$A636];2;1)" office:value-type="float" office:value="330" calcext:value-type="float">
            <text:p>330</text:p>
          </table:table-cell>
          <table:table-cell table:formula="of:=ABJAD([.$A636];3;1)"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GÖKGÜL</text:p>
          </table:table-cell>
          <table:table-cell table:formula="of:=NUMEROLOG([.$A637];&quot;modern&quot;;&quot;tam&quot;)" office:value-type="float" office:value="28" calcext:value-type="float">
            <text:p>28</text:p>
          </table:table-cell>
          <table:table-cell table:formula="of:=NUMEROLOG([.$A637];&quot;TR&quot;;&quot;tam&quot;)" office:value-type="float" office:value="90" calcext:value-type="float">
            <text:p>90</text:p>
          </table:table-cell>
          <table:table-cell table:formula="of:=ABJAD([.$A637];0;1)" office:value-type="float" office:value="30" calcext:value-type="float">
            <text:p>30</text:p>
          </table:table-cell>
          <table:table-cell table:formula="of:=ABJAD([.$A637];1;1)" office:value-type="float" office:value="894" calcext:value-type="float">
            <text:p>894</text:p>
          </table:table-cell>
          <table:table-cell table:formula="of:=ABJAD([.$A637];2;1)" office:value-type="float" office:value="1704" calcext:value-type="float">
            <text:p>1704</text:p>
          </table:table-cell>
          <table:table-cell table:formula="of:=ABJAD([.$A637];3;1)" office:value-type="float" office:value="6297" calcext:value-type="float">
            <text:p>6297</text:p>
          </table:table-cell>
        </table:table-row>
        <table:table-row table:style-name="ro1">
          <table:table-cell office:value-type="string" calcext:value-type="string">
            <text:p>GÖKKOCA</text:p>
          </table:table-cell>
          <table:table-cell table:formula="of:=NUMEROLOG([.$A638];&quot;modern&quot;;&quot;tam&quot;)" office:value-type="float" office:value="27" calcext:value-type="float">
            <text:p>27</text:p>
          </table:table-cell>
          <table:table-cell table:formula="of:=NUMEROLOG([.$A638];&quot;TR&quot;;&quot;tam&quot;)" office:value-type="float" office:value="77" calcext:value-type="float">
            <text:p>77</text:p>
          </table:table-cell>
          <table:table-cell table:formula="of:=ABJAD([.$A638];0;1)" office:value-type="float" office:value="33" calcext:value-type="float">
            <text:p>33</text:p>
          </table:table-cell>
          <table:table-cell table:formula="of:=ABJAD([.$A638];1;1)" office:value-type="float" office:value="261" calcext:value-type="float">
            <text:p>261</text:p>
          </table:table-cell>
          <table:table-cell table:formula="of:=ABJAD([.$A638];2;1)" office:value-type="float" office:value="452" calcext:value-type="float">
            <text:p>452</text:p>
          </table:table-cell>
          <table:table-cell table:formula="of:=ABJAD([.$A638];3;1)" office:value-type="float" office:value="3649" calcext:value-type="float">
            <text:p>3649</text:p>
          </table:table-cell>
        </table:table-row>
        <table:table-row table:style-name="ro1">
          <table:table-cell office:value-type="string" calcext:value-type="string">
            <text:p>GÖKMEYDAN</text:p>
          </table:table-cell>
          <table:table-cell table:formula="of:=NUMEROLOG([.$A639];&quot;modern&quot;;&quot;tam&quot;)" office:value-type="float" office:value="41" calcext:value-type="float">
            <text:p>41</text:p>
          </table:table-cell>
          <table:table-cell table:formula="of:=NUMEROLOG([.$A639];&quot;TR&quot;;&quot;tam&quot;)" office:value-type="float" office:value="114" calcext:value-type="float">
            <text:p>114</text:p>
          </table:table-cell>
          <table:table-cell table:formula="of:=ABJAD([.$A639];0;1)" office:value-type="float" office:value="37" calcext:value-type="float">
            <text:p>37</text:p>
          </table:table-cell>
          <table:table-cell table:formula="of:=ABJAD([.$A639];1;1)" office:value-type="float" office:value="1177" calcext:value-type="float">
            <text:p>1177</text:p>
          </table:table-cell>
          <table:table-cell table:formula="of:=ABJAD([.$A639];2;1)" office:value-type="float" office:value="1303" calcext:value-type="float">
            <text:p>1303</text:p>
          </table:table-cell>
          <table:table-cell table:formula="of:=ABJAD([.$A639];3;1)" office:value-type="float" office:value="10367" calcext:value-type="float">
            <text:p>10367</text:p>
          </table:table-cell>
        </table:table-row>
        <table:table-row table:style-name="ro1">
          <table:table-cell office:value-type="string" calcext:value-type="string">
            <text:p>GÖKSEL</text:p>
          </table:table-cell>
          <table:table-cell table:formula="of:=NUMEROLOG([.$A640];&quot;modern&quot;;&quot;tam&quot;)" office:value-type="float" office:value="24" calcext:value-type="float">
            <text:p>24</text:p>
          </table:table-cell>
          <table:table-cell table:formula="of:=NUMEROLOG([.$A640];&quot;TR&quot;;&quot;tam&quot;)" office:value-type="float" office:value="84" calcext:value-type="float">
            <text:p>84</text:p>
          </table:table-cell>
          <table:table-cell table:formula="of:=ABJAD([.$A640];0;1)" office:value-type="float" office:value="24" calcext:value-type="float">
            <text:p>24</text:p>
          </table:table-cell>
          <table:table-cell table:formula="of:=ABJAD([.$A640];1;1)" office:value-type="float" office:value="492" calcext:value-type="float">
            <text:p>492</text:p>
          </table:table-cell>
          <table:table-cell table:formula="of:=ABJAD([.$A640];2;1)" office:value-type="float" office:value="607" calcext:value-type="float">
            <text:p>607</text:p>
          </table:table-cell>
          <table:table-cell table:formula="of:=ABJAD([.$A640];3;1)" office:value-type="float" office:value="5549" calcext:value-type="float">
            <text:p>5549</text:p>
          </table:table-cell>
        </table:table-row>
        <table:table-row table:style-name="ro1">
          <table:table-cell office:value-type="string" calcext:value-type="string">
            <text:p>GÖKSOY</text:p>
          </table:table-cell>
          <table:table-cell table:formula="of:=NUMEROLOG([.$A641];&quot;modern&quot;;&quot;tam&quot;)" office:value-type="float" office:value="29" calcext:value-type="float">
            <text:p>29</text:p>
          </table:table-cell>
          <table:table-cell table:formula="of:=NUMEROLOG([.$A641];&quot;TR&quot;;&quot;tam&quot;)" office:value-type="float" office:value="109" calcext:value-type="float">
            <text:p>109</text:p>
          </table:table-cell>
          <table:table-cell table:formula="of:=ABJAD([.$A641];0;1)" office:value-type="float" office:value="25" calcext:value-type="float">
            <text:p>25</text:p>
          </table:table-cell>
          <table:table-cell table:formula="of:=ABJAD([.$A641];1;1)" office:value-type="float" office:value="1417" calcext:value-type="float">
            <text:p>1417</text:p>
          </table:table-cell>
          <table:table-cell table:formula="of:=ABJAD([.$A641];2;1)" office:value-type="float" office:value="1607" calcext:value-type="float">
            <text:p>1607</text:p>
          </table:table-cell>
          <table:table-cell table:formula="of:=ABJAD([.$A641];3;1)" office:value-type="float" office:value="10061" calcext:value-type="float">
            <text:p>10061</text:p>
          </table:table-cell>
        </table:table-row>
        <table:table-row table:style-name="ro1">
          <table:table-cell office:value-type="string" calcext:value-type="string">
            <text:p>GÖKTAŞ</text:p>
          </table:table-cell>
          <table:table-cell table:formula="of:=NUMEROLOG([.$A642];&quot;modern&quot;;&quot;tam&quot;)" office:value-type="float" office:value="19" calcext:value-type="float">
            <text:p>19</text:p>
          </table:table-cell>
          <table:table-cell table:formula="of:=NUMEROLOG([.$A642];&quot;TR&quot;;&quot;tam&quot;)" office:value-type="float" office:value="89" calcext:value-type="float">
            <text:p>89</text:p>
          </table:table-cell>
          <table:table-cell table:formula="of:=ABJAD([.$A642];0;1)" office:value-type="float" office:value="30" calcext:value-type="float">
            <text:p>30</text:p>
          </table:table-cell>
          <table:table-cell table:formula="of:=ABJAD([.$A642];1;1)" office:value-type="float" office:value="1038" calcext:value-type="float">
            <text:p>1038</text:p>
          </table:table-cell>
          <table:table-cell table:formula="of:=ABJAD([.$A642];2;1)" office:value-type="float" office:value="1149" calcext:value-type="float">
            <text:p>1149</text:p>
          </table:table-cell>
          <table:table-cell table:formula="of:=ABJAD([.$A642];3;1)" office:value-type="float" office:value="8337" calcext:value-type="float">
            <text:p>8337</text:p>
          </table:table-cell>
        </table:table-row>
        <table:table-row table:style-name="ro1">
          <table:table-cell office:value-type="string" calcext:value-type="string">
            <text:p>GÖKTEN</text:p>
          </table:table-cell>
          <table:table-cell table:formula="of:=NUMEROLOG([.$A643];&quot;modern&quot;;&quot;tam&quot;)" office:value-type="float" office:value="27" calcext:value-type="float">
            <text:p>27</text:p>
          </table:table-cell>
          <table:table-cell table:formula="of:=NUMEROLOG([.$A643];&quot;TR&quot;;&quot;tam&quot;)" office:value-type="float" office:value="88" calcext:value-type="float">
            <text:p>88</text:p>
          </table:table-cell>
          <table:table-cell table:formula="of:=ABJAD([.$A643];0;1)" office:value-type="float" office:value="40" calcext:value-type="float">
            <text:p>40</text:p>
          </table:table-cell>
          <table:table-cell table:formula="of:=ABJAD([.$A643];1;1)" office:value-type="float" office:value="712" calcext:value-type="float">
            <text:p>712</text:p>
          </table:table-cell>
          <table:table-cell table:formula="of:=ABJAD([.$A643];2;1)" office:value-type="float" office:value="827" calcext:value-type="float">
            <text:p>827</text:p>
          </table:table-cell>
          <table:table-cell table:formula="of:=ABJAD([.$A643];3;1)" office:value-type="float" office:value="7013" calcext:value-type="float">
            <text:p>7013</text:p>
          </table:table-cell>
        </table:table-row>
        <table:table-row table:style-name="ro1">
          <table:table-cell office:value-type="string" calcext:value-type="string">
            <text:p>GÖKTEPE</text:p>
          </table:table-cell>
          <table:table-cell table:formula="of:=NUMEROLOG([.$A644];&quot;modern&quot;;&quot;tam&quot;)" office:value-type="float" office:value="34" calcext:value-type="float">
            <text:p>34</text:p>
          </table:table-cell>
          <table:table-cell table:formula="of:=NUMEROLOG([.$A644];&quot;TR&quot;;&quot;tam&quot;)" office:value-type="float" office:value="97" calcext:value-type="float">
            <text:p>97</text:p>
          </table:table-cell>
          <table:table-cell table:formula="of:=ABJAD([.$A644];0;1)" office:value-type="float" office:value="39" calcext:value-type="float">
            <text:p>39</text:p>
          </table:table-cell>
          <table:table-cell table:formula="of:=ABJAD([.$A644];1;1)" office:value-type="float" office:value="747" calcext:value-type="float">
            <text:p>747</text:p>
          </table:table-cell>
          <table:table-cell table:formula="of:=ABJAD([.$A644];2;1)" office:value-type="float" office:value="867" calcext:value-type="float">
            <text:p>867</text:p>
          </table:table-cell>
          <table:table-cell table:formula="of:=ABJAD([.$A644];3;1)" office:value-type="float" office:value="8135" calcext:value-type="float">
            <text:p>8135</text:p>
          </table:table-cell>
        </table:table-row>
        <table:table-row table:style-name="ro1">
          <table:table-cell office:value-type="string" calcext:value-type="string">
            <text:p>GÖKTÜRK</text:p>
          </table:table-cell>
          <table:table-cell table:formula="of:=NUMEROLOG([.$A645];&quot;modern&quot;;&quot;tam&quot;)" office:value-type="float" office:value="31" calcext:value-type="float">
            <text:p>31</text:p>
          </table:table-cell>
          <table:table-cell table:formula="of:=NUMEROLOG([.$A645];&quot;TR&quot;;&quot;tam&quot;)" office:value-type="float" office:value="126" calcext:value-type="float">
            <text:p>126</text:p>
          </table:table-cell>
          <table:table-cell table:formula="of:=ABJAD([.$A645];0;1)" office:value-type="float" office:value="41" calcext:value-type="float">
            <text:p>41</text:p>
          </table:table-cell>
          <table:table-cell table:formula="of:=ABJAD([.$A645];1;1)" office:value-type="float" office:value="1577" calcext:value-type="float">
            <text:p>1577</text:p>
          </table:table-cell>
          <table:table-cell table:formula="of:=ABJAD([.$A645];2;1)" office:value-type="float" office:value="2392" calcext:value-type="float">
            <text:p>2392</text:p>
          </table:table-cell>
          <table:table-cell table:formula="of:=ABJAD([.$A645];3;1)"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GÖLEMEZ</text:p>
          </table:table-cell>
          <table:table-cell table:formula="of:=NUMEROLOG([.$A646];&quot;modern&quot;;&quot;tam&quot;)" office:value-type="float" office:value="38" calcext:value-type="float">
            <text:p>38</text:p>
          </table:table-cell>
          <table:table-cell table:formula="of:=NUMEROLOG([.$A646];&quot;TR&quot;;&quot;tam&quot;)" office:value-type="float" office:value="99" calcext:value-type="float">
            <text:p>99</text:p>
          </table:table-cell>
          <table:table-cell table:formula="of:=ABJAD([.$A646];0;1)" office:value-type="float" office:value="29" calcext:value-type="float">
            <text:p>29</text:p>
          </table:table-cell>
          <table:table-cell table:formula="of:=ABJAD([.$A646];1;1)" office:value-type="float" office:value="1217" calcext:value-type="float">
            <text:p>1217</text:p>
          </table:table-cell>
          <table:table-cell table:formula="of:=ABJAD([.$A646];2;1)" office:value-type="float" office:value="1337" calcext:value-type="float">
            <text:p>1337</text:p>
          </table:table-cell>
          <table:table-cell table:formula="of:=ABJAD([.$A646];3;1)" office:value-type="float" office:value="3476" calcext:value-type="float">
            <text:p>3476</text:p>
          </table:table-cell>
        </table:table-row>
        <table:table-row table:style-name="ro1">
          <table:table-cell office:value-type="string" calcext:value-type="string">
            <text:p>GÖNCÜ</text:p>
          </table:table-cell>
          <table:table-cell table:formula="of:=NUMEROLOG([.$A647];&quot;modern&quot;;&quot;tam&quot;)" office:value-type="float" office:value="24" calcext:value-type="float">
            <text:p>24</text:p>
          </table:table-cell>
          <table:table-cell table:formula="of:=NUMEROLOG([.$A647];&quot;TR&quot;;&quot;tam&quot;)" office:value-type="float" office:value="73" calcext:value-type="float">
            <text:p>73</text:p>
          </table:table-cell>
          <table:table-cell table:formula="of:=ABJAD([.$A647];0;1)" office:value-type="float" office:value="30" calcext:value-type="float">
            <text:p>30</text:p>
          </table:table-cell>
          <table:table-cell table:formula="of:=ABJAD([.$A647];1;1)" office:value-type="float" office:value="870" calcext:value-type="float">
            <text:p>870</text:p>
          </table:table-cell>
          <table:table-cell table:formula="of:=ABJAD([.$A647];2;1)" office:value-type="float" office:value="1675" calcext:value-type="float">
            <text:p>1675</text:p>
          </table:table-cell>
          <table:table-cell table:formula="of:=ABJAD([.$A647];3;1)" office:value-type="float" office:value="7541" calcext:value-type="float">
            <text:p>7541</text:p>
          </table:table-cell>
        </table:table-row>
        <table:table-row table:style-name="ro1">
          <table:table-cell office:value-type="string" calcext:value-type="string">
            <text:p>GÖRDÜK</text:p>
          </table:table-cell>
          <table:table-cell table:formula="of:=NUMEROLOG([.$A648];&quot;modern&quot;;&quot;tam&quot;)" office:value-type="float" office:value="31" calcext:value-type="float">
            <text:p>31</text:p>
          </table:table-cell>
          <table:table-cell table:formula="of:=NUMEROLOG([.$A648];&quot;TR&quot;;&quot;tam&quot;)" office:value-type="float" office:value="93" calcext:value-type="float">
            <text:p>93</text:p>
          </table:table-cell>
          <table:table-cell table:formula="of:=ABJAD([.$A648];0;1)" office:value-type="float" office:value="33" calcext:value-type="float">
            <text:p>33</text:p>
          </table:table-cell>
          <table:table-cell table:formula="of:=ABJAD([.$A648];1;1)" office:value-type="float" office:value="1041" calcext:value-type="float">
            <text:p>1041</text:p>
          </table:table-cell>
          <table:table-cell table:formula="of:=ABJAD([.$A648];2;1)" office:value-type="float" office:value="1851" calcext:value-type="float">
            <text:p>1851</text:p>
          </table:table-cell>
          <table:table-cell table:formula="of:=ABJAD([.$A648];3;1)" office:value-type="float" office:value="8717" calcext:value-type="float">
            <text:p>8717</text:p>
          </table:table-cell>
        </table:table-row>
        <table:table-row table:style-name="ro1">
          <table:table-cell office:value-type="string" calcext:value-type="string">
            <text:p>GÖRENEKLİ</text:p>
          </table:table-cell>
          <table:table-cell table:formula="of:=NUMEROLOG([.$A649];&quot;modern&quot;;&quot;tam&quot;)" office:value-type="float" office:value="51" calcext:value-type="float">
            <text:p>51</text:p>
          </table:table-cell>
          <table:table-cell table:formula="of:=NUMEROLOG([.$A649];&quot;TR&quot;;&quot;tam&quot;)" office:value-type="float" office:value="118" calcext:value-type="float">
            <text:p>118</text:p>
          </table:table-cell>
          <table:table-cell table:formula="of:=ABJAD([.$A649];0;1)" office:value-type="float" office:value="55" calcext:value-type="float">
            <text:p>55</text:p>
          </table:table-cell>
          <table:table-cell table:formula="of:=ABJAD([.$A649];1;1)" office:value-type="float" office:value="487" calcext:value-type="float">
            <text:p>487</text:p>
          </table:table-cell>
          <table:table-cell table:formula="of:=ABJAD([.$A649];2;1)" office:value-type="float" office:value="632" calcext:value-type="float">
            <text:p>632</text:p>
          </table:table-cell>
          <table:table-cell table:formula="of:=ABJAD([.$A649];3;1)"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GÖRKEM</text:p>
          </table:table-cell>
          <table:table-cell table:formula="of:=NUMEROLOG([.$A650];&quot;modern&quot;;&quot;tam&quot;)" office:value-type="float" office:value="33" calcext:value-type="float">
            <text:p>33</text:p>
          </table:table-cell>
          <table:table-cell table:formula="of:=NUMEROLOG([.$A650];&quot;TR&quot;;&quot;tam&quot;)" office:value-type="float" office:value="84" calcext:value-type="float">
            <text:p>84</text:p>
          </table:table-cell>
          <table:table-cell table:formula="of:=ABJAD([.$A650];0;1)" office:value-type="float" office:value="30" calcext:value-type="float">
            <text:p>30</text:p>
          </table:table-cell>
          <table:table-cell table:formula="of:=ABJAD([.$A650];1;1)" office:value-type="float" office:value="402" calcext:value-type="float">
            <text:p>402</text:p>
          </table:table-cell>
          <table:table-cell table:formula="of:=ABJAD([.$A650];2;1)" office:value-type="float" office:value="517" calcext:value-type="float">
            <text:p>517</text:p>
          </table:table-cell>
          <table:table-cell table:formula="of:=ABJAD([.$A650];3;1)" office:value-type="float" office:value="5822" calcext:value-type="float">
            <text:p>5822</text:p>
          </table:table-cell>
        </table:table-row>
        <table:table-row table:style-name="ro1">
          <table:table-cell office:value-type="string" calcext:value-type="string">
            <text:p>GÖRMELİ</text:p>
          </table:table-cell>
          <table:table-cell table:formula="of:=NUMEROLOG([.$A651];&quot;modern&quot;;&quot;tam&quot;)" office:value-type="float" office:value="43" calcext:value-type="float">
            <text:p>43</text:p>
          </table:table-cell>
          <table:table-cell table:formula="of:=NUMEROLOG([.$A651];&quot;TR&quot;;&quot;tam&quot;)" office:value-type="float" office:value="97" calcext:value-type="float">
            <text:p>97</text:p>
          </table:table-cell>
          <table:table-cell table:formula="of:=ABJAD([.$A651];0;1)" office:value-type="float" office:value="36" calcext:value-type="float">
            <text:p>36</text:p>
          </table:table-cell>
          <table:table-cell table:formula="of:=ABJAD([.$A651];1;1)" office:value-type="float" office:value="432" calcext:value-type="float">
            <text:p>432</text:p>
          </table:table-cell>
          <table:table-cell table:formula="of:=ABJAD([.$A651];2;1)" office:value-type="float" office:value="567" calcext:value-type="float">
            <text:p>567</text:p>
          </table:table-cell>
          <table:table-cell table:formula="of:=ABJAD([.$A651];3;1)" office:value-type="float" office:value="6857" calcext:value-type="float">
            <text:p>6857</text:p>
          </table:table-cell>
        </table:table-row>
        <table:table-row table:style-name="ro1">
          <table:table-cell office:value-type="string" calcext:value-type="string">
            <text:p>GÖRMÜŞ</text:p>
          </table:table-cell>
          <table:table-cell table:formula="of:=NUMEROLOG([.$A652];&quot;modern&quot;;&quot;tam&quot;)" office:value-type="float" office:value="30" calcext:value-type="float">
            <text:p>30</text:p>
          </table:table-cell>
          <table:table-cell table:formula="of:=NUMEROLOG([.$A652];&quot;TR&quot;;&quot;tam&quot;)" office:value-type="float" office:value="113" calcext:value-type="float">
            <text:p>113</text:p>
          </table:table-cell>
          <table:table-cell table:formula="of:=ABJAD([.$A652];0;1)" office:value-type="float" office:value="29" calcext:value-type="float">
            <text:p>29</text:p>
          </table:table-cell>
          <table:table-cell table:formula="of:=ABJAD([.$A652];1;1)" office:value-type="float" office:value="1457" calcext:value-type="float">
            <text:p>1457</text:p>
          </table:table-cell>
          <table:table-cell table:formula="of:=ABJAD([.$A652];2;1)" office:value-type="float" office:value="2267" calcext:value-type="float">
            <text:p>2267</text:p>
          </table:table-cell>
          <table:table-cell table:formula="of:=ABJAD([.$A652];3;1)" office:value-type="float" office:value="12048" calcext:value-type="float">
            <text:p>12048</text:p>
          </table:table-cell>
        </table:table-row>
        <table:table-row table:style-name="ro1">
          <table:table-cell office:value-type="string" calcext:value-type="string">
            <text:p>GÖRÜNMEZ</text:p>
          </table:table-cell>
          <table:table-cell table:formula="of:=NUMEROLOG([.$A653];&quot;modern&quot;;&quot;tam&quot;)" office:value-type="float" office:value="47" calcext:value-type="float">
            <text:p>47</text:p>
          </table:table-cell>
          <table:table-cell table:formula="of:=NUMEROLOG([.$A653];&quot;TR&quot;;&quot;tam&quot;)" office:value-type="float" office:value="142" calcext:value-type="float">
            <text:p>142</text:p>
          </table:table-cell>
          <table:table-cell table:formula="of:=ABJAD([.$A653];0;1)" office:value-type="float" office:value="44" calcext:value-type="float">
            <text:p>44</text:p>
          </table:table-cell>
          <table:table-cell table:formula="of:=ABJAD([.$A653];1;1)" office:value-type="float" office:value="2132" calcext:value-type="float">
            <text:p>2132</text:p>
          </table:table-cell>
          <table:table-cell table:formula="of:=ABJAD([.$A653];2;1)" office:value-type="float" office:value="2952" calcext:value-type="float">
            <text:p>2952</text:p>
          </table:table-cell>
          <table:table-cell table:formula="of:=ABJAD([.$A653];3;1)" office:value-type="float" office:value="11038" calcext:value-type="float">
            <text:p>11038</text:p>
          </table:table-cell>
        </table:table-row>
        <table:table-row table:style-name="ro1">
          <table:table-cell office:value-type="string" calcext:value-type="string">
            <text:p>GÖZAÇAN</text:p>
          </table:table-cell>
          <table:table-cell table:formula="of:=NUMEROLOG([.$A654];&quot;modern&quot;;&quot;tam&quot;)" office:value-type="float" office:value="31" calcext:value-type="float">
            <text:p>31</text:p>
          </table:table-cell>
          <table:table-cell table:formula="of:=NUMEROLOG([.$A654];&quot;TR&quot;;&quot;tam&quot;)" office:value-type="float" office:value="79" calcext:value-type="float">
            <text:p>79</text:p>
          </table:table-cell>
          <table:table-cell table:formula="of:=ABJAD([.$A654];0;1)" office:value-type="float" office:value="32" calcext:value-type="float">
            <text:p>32</text:p>
          </table:table-cell>
          <table:table-cell table:formula="of:=ABJAD([.$A654];1;1)" office:value-type="float" office:value="1172" calcext:value-type="float">
            <text:p>1172</text:p>
          </table:table-cell>
          <table:table-cell table:formula="of:=ABJAD([.$A654];2;1)" office:value-type="float" office:value="1284" calcext:value-type="float">
            <text:p>1284</text:p>
          </table:table-cell>
          <table:table-cell table:formula="of:=ABJAD([.$A654];3;1)" office:value-type="float" office:value="4548" calcext:value-type="float">
            <text:p>4548</text:p>
          </table:table-cell>
        </table:table-row>
        <table:table-row table:style-name="ro1">
          <table:table-cell office:value-type="string" calcext:value-type="string">
            <text:p>GÖZCÜ</text:p>
          </table:table-cell>
          <table:table-cell table:formula="of:=NUMEROLOG([.$A655];&quot;modern&quot;;&quot;tam&quot;)" office:value-type="float" office:value="27" calcext:value-type="float">
            <text:p>27</text:p>
          </table:table-cell>
          <table:table-cell table:formula="of:=NUMEROLOG([.$A655];&quot;TR&quot;;&quot;tam&quot;)" office:value-type="float" office:value="85" calcext:value-type="float">
            <text:p>85</text:p>
          </table:table-cell>
          <table:table-cell table:formula="of:=ABJAD([.$A655];0;1)" office:value-type="float" office:value="24" calcext:value-type="float">
            <text:p>24</text:p>
          </table:table-cell>
          <table:table-cell table:formula="of:=ABJAD([.$A655];1;1)" office:value-type="float" office:value="1800" calcext:value-type="float">
            <text:p>1800</text:p>
          </table:table-cell>
          <table:table-cell table:formula="of:=ABJAD([.$A655];2;1)" office:value-type="float" office:value="2605" calcext:value-type="float">
            <text:p>2605</text:p>
          </table:table-cell>
          <table:table-cell table:formula="of:=ABJAD([.$A655];3;1)" office:value-type="float" office:value="5748" calcext:value-type="float">
            <text:p>5748</text:p>
          </table:table-cell>
        </table:table-row>
        <table:table-row table:style-name="ro1">
          <table:table-cell office:value-type="string" calcext:value-type="string">
            <text:p>GÖZKAYA</text:p>
          </table:table-cell>
          <table:table-cell table:formula="of:=NUMEROLOG([.$A656];&quot;modern&quot;;&quot;tam&quot;)" office:value-type="float" office:value="32" calcext:value-type="float">
            <text:p>32</text:p>
          </table:table-cell>
          <table:table-cell table:formula="of:=NUMEROLOG([.$A656];&quot;TR&quot;;&quot;tam&quot;)" office:value-type="float" office:value="100" calcext:value-type="float">
            <text:p>100</text:p>
          </table:table-cell>
          <table:table-cell table:formula="of:=ABJAD([.$A656];0;1)" office:value-type="float" office:value="23" calcext:value-type="float">
            <text:p>23</text:p>
          </table:table-cell>
          <table:table-cell table:formula="of:=ABJAD([.$A656];1;1)" office:value-type="float" office:value="2039" calcext:value-type="float">
            <text:p>2039</text:p>
          </table:table-cell>
          <table:table-cell table:formula="of:=ABJAD([.$A656];2;1)" office:value-type="float" office:value="2151" calcext:value-type="float">
            <text:p>2151</text:p>
          </table:table-cell>
          <table:table-cell table:formula="of:=ABJAD([.$A656];3;1)" office:value-type="float" office:value="6574" calcext:value-type="float">
            <text:p>6574</text:p>
          </table:table-cell>
        </table:table-row>
        <table:table-row table:style-name="ro1">
          <table:table-cell office:value-type="string" calcext:value-type="string">
            <text:p>GÖZÜGÜL</text:p>
          </table:table-cell>
          <table:table-cell table:formula="of:=NUMEROLOG([.$A657];&quot;modern&quot;;&quot;tam&quot;)" office:value-type="float" office:value="37" calcext:value-type="float">
            <text:p>37</text:p>
          </table:table-cell>
          <table:table-cell table:formula="of:=NUMEROLOG([.$A657];&quot;TR&quot;;&quot;tam&quot;)" office:value-type="float" office:value="131" calcext:value-type="float">
            <text:p>131</text:p>
          </table:table-cell>
          <table:table-cell table:formula="of:=ABJAD([.$A657];0;1)" office:value-type="float" office:value="34" calcext:value-type="float">
            <text:p>34</text:p>
          </table:table-cell>
          <table:table-cell table:formula="of:=ABJAD([.$A657];1;1)" office:value-type="float" office:value="2554" calcext:value-type="float">
            <text:p>2554</text:p>
          </table:table-cell>
          <table:table-cell table:formula="of:=ABJAD([.$A657];2;1)" office:value-type="float" office:value="4064" calcext:value-type="float">
            <text:p>4064</text:p>
          </table:table-cell>
          <table:table-cell table:formula="of:=ABJAD([.$A657];3;1)" office:value-type="float" office:value="9628" calcext:value-type="float">
            <text:p>9628</text:p>
          </table:table-cell>
        </table:table-row>
        <table:table-row table:style-name="ro1">
          <table:table-cell office:value-type="string" calcext:value-type="string">
            <text:p>GÜÇLÜ</text:p>
          </table:table-cell>
          <table:table-cell table:formula="of:=NUMEROLOG([.$A658];&quot;modern&quot;;&quot;tam&quot;)" office:value-type="float" office:value="19" calcext:value-type="float">
            <text:p>19</text:p>
          </table:table-cell>
          <table:table-cell table:formula="of:=NUMEROLOG([.$A658];&quot;TR&quot;;&quot;tam&quot;)" office:value-type="float" office:value="79" calcext:value-type="float">
            <text:p>79</text:p>
          </table:table-cell>
          <table:table-cell table:formula="of:=ABJAD([.$A658];0;1)" office:value-type="float" office:value="20" calcext:value-type="float">
            <text:p>20</text:p>
          </table:table-cell>
          <table:table-cell table:formula="of:=ABJAD([.$A658];1;1)" office:value-type="float" office:value="1460" calcext:value-type="float">
            <text:p>1460</text:p>
          </table:table-cell>
          <table:table-cell table:formula="of:=ABJAD([.$A658];2;1)" office:value-type="float" office:value="2875" calcext:value-type="float">
            <text:p>2875</text:p>
          </table:table-cell>
          <table:table-cell table:formula="of:=ABJAD([.$A658];3;1)"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GÜL</text:p>
          </table:table-cell>
          <table:table-cell table:formula="of:=NUMEROLOG([.$A659];&quot;modern&quot;;&quot;tam&quot;)" office:value-type="float" office:value="13" calcext:value-type="float">
            <text:p>13</text:p>
          </table:table-cell>
          <table:table-cell table:formula="of:=NUMEROLOG([.$A659];&quot;TR&quot;;&quot;tam&quot;)" office:value-type="float" office:value="49" calcext:value-type="float">
            <text:p>49</text:p>
          </table:table-cell>
          <table:table-cell table:formula="of:=ABJAD([.$A659];0;1)" office:value-type="float" office:value="13" calcext:value-type="float">
            <text:p>13</text:p>
          </table:table-cell>
          <table:table-cell table:formula="of:=ABJAD([.$A659];1;1)" office:value-type="float" office:value="757" calcext:value-type="float">
            <text:p>757</text:p>
          </table:table-cell>
          <table:table-cell table:formula="of:=ABJAD([.$A659];2;1)" office:value-type="float" office:value="1467" calcext:value-type="float">
            <text:p>1467</text:p>
          </table:table-cell>
          <table:table-cell table:formula="of:=ABJAD([.$A659];3;1)" office:value-type="float" office:value="4583" calcext:value-type="float">
            <text:p>4583</text:p>
          </table:table-cell>
        </table:table-row>
        <table:table-row table:style-name="ro1">
          <table:table-cell office:value-type="string" calcext:value-type="string">
            <text:p>GÜL ÖZMEN</text:p>
          </table:table-cell>
          <table:table-cell table:formula="of:=NUMEROLOG([.$A660];&quot;modern&quot;;&quot;tam&quot;)" office:value-type="float" office:value="41" calcext:value-type="float">
            <text:p>41</text:p>
          </table:table-cell>
          <table:table-cell table:formula="of:=NUMEROLOG([.$A660];&quot;TR&quot;;&quot;tam&quot;)" office:value-type="float" office:value="136" calcext:value-type="float">
            <text:p>136</text:p>
          </table:table-cell>
          <table:table-cell table:formula="of:=ABJAD([.$A660];0;1)" office:value-type="float" office:value="38" calcext:value-type="float">
            <text:p>38</text:p>
          </table:table-cell>
          <table:table-cell table:formula="of:=ABJAD([.$A660];1;1)" office:value-type="float" office:value="1982" calcext:value-type="float">
            <text:p>1982</text:p>
          </table:table-cell>
          <table:table-cell table:formula="of:=ABJAD([.$A660];2;1)" office:value-type="float" office:value="2802" calcext:value-type="float">
            <text:p>2802</text:p>
          </table:table-cell>
          <table:table-cell table:formula="of:=ABJAD([.$A660];3;1)"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GÜLBAHAR</text:p>
          </table:table-cell>
          <table:table-cell table:formula="of:=NUMEROLOG([.$A661];&quot;modern&quot;;&quot;tam&quot;)" office:value-type="float" office:value="34" calcext:value-type="float">
            <text:p>34</text:p>
          </table:table-cell>
          <table:table-cell table:formula="of:=NUMEROLOG([.$A661];&quot;TR&quot;;&quot;tam&quot;)" office:value-type="float" office:value="84" calcext:value-type="float">
            <text:p>84</text:p>
          </table:table-cell>
          <table:table-cell table:formula="of:=ABJAD([.$A661];0;1)" office:value-type="float" office:value="34" calcext:value-type="float">
            <text:p>34</text:p>
          </table:table-cell>
          <table:table-cell table:formula="of:=ABJAD([.$A661];1;1)" office:value-type="float" office:value="970" calcext:value-type="float">
            <text:p>970</text:p>
          </table:table-cell>
          <table:table-cell table:formula="of:=ABJAD([.$A661];2;1)" office:value-type="float" office:value="1697" calcext:value-type="float">
            <text:p>1697</text:p>
          </table:table-cell>
          <table:table-cell table:formula="of:=ABJAD([.$A661];3;1)" office:value-type="float" office:value="9511" calcext:value-type="float">
            <text:p>9511</text:p>
          </table:table-cell>
        </table:table-row>
        <table:table-row table:style-name="ro1">
          <table:table-cell office:value-type="string" calcext:value-type="string">
            <text:p>GÜLCAN</text:p>
          </table:table-cell>
          <table:table-cell table:formula="of:=NUMEROLOG([.$A662];&quot;modern&quot;;&quot;tam&quot;)" office:value-type="float" office:value="22" calcext:value-type="float">
            <text:p>22</text:p>
          </table:table-cell>
          <table:table-cell table:formula="of:=NUMEROLOG([.$A662];&quot;TR&quot;;&quot;tam&quot;)" office:value-type="float" office:value="70" calcext:value-type="float">
            <text:p>70</text:p>
          </table:table-cell>
          <table:table-cell table:formula="of:=ABJAD([.$A662];0;1)" office:value-type="float" office:value="27" calcext:value-type="float">
            <text:p>27</text:p>
          </table:table-cell>
          <table:table-cell table:formula="of:=ABJAD([.$A662];1;1)" office:value-type="float" office:value="831" calcext:value-type="float">
            <text:p>831</text:p>
          </table:table-cell>
          <table:table-cell table:formula="of:=ABJAD([.$A662];2;1)" office:value-type="float" office:value="1552" calcext:value-type="float">
            <text:p>1552</text:p>
          </table:table-cell>
          <table:table-cell table:formula="of:=ABJAD([.$A662];3;1)" office:value-type="float" office:value="7393" calcext:value-type="float">
            <text:p>7393</text:p>
          </table:table-cell>
        </table:table-row>
        <table:table-row table:style-name="ro1">
          <table:table-cell office:value-type="string" calcext:value-type="string">
            <text:p>GÜLDAMLA</text:p>
          </table:table-cell>
          <table:table-cell table:formula="of:=NUMEROLOG([.$A663];&quot;modern&quot;;&quot;tam&quot;)" office:value-type="float" office:value="26" calcext:value-type="float">
            <text:p>26</text:p>
          </table:table-cell>
          <table:table-cell table:formula="of:=NUMEROLOG([.$A663];&quot;TR&quot;;&quot;tam&quot;)" office:value-type="float" office:value="87" calcext:value-type="float">
            <text:p>87</text:p>
          </table:table-cell>
          <table:table-cell table:formula="of:=ABJAD([.$A663];0;1)" office:value-type="float" office:value="21" calcext:value-type="float">
            <text:p>21</text:p>
          </table:table-cell>
          <table:table-cell table:formula="of:=ABJAD([.$A663];1;1)" office:value-type="float" office:value="873" calcext:value-type="float">
            <text:p>873</text:p>
          </table:table-cell>
          <table:table-cell table:formula="of:=ABJAD([.$A663];2;1)" office:value-type="float" office:value="1600" calcext:value-type="float">
            <text:p>1600</text:p>
          </table:table-cell>
          <table:table-cell table:formula="of:=ABJAD([.$A663];3;1)" office:value-type="float" office:value="6967" calcext:value-type="float">
            <text:p>6967</text:p>
          </table:table-cell>
        </table:table-row>
        <table:table-row table:style-name="ro1">
          <table:table-cell office:value-type="string" calcext:value-type="string">
            <text:p>GÜLEÇ</text:p>
          </table:table-cell>
          <table:table-cell table:formula="of:=NUMEROLOG([.$A664];&quot;modern&quot;;&quot;tam&quot;)" office:value-type="float" office:value="21" calcext:value-type="float">
            <text:p>21</text:p>
          </table:table-cell>
          <table:table-cell table:formula="of:=NUMEROLOG([.$A664];&quot;TR&quot;;&quot;tam&quot;)" office:value-type="float" office:value="59" calcext:value-type="float">
            <text:p>59</text:p>
          </table:table-cell>
          <table:table-cell table:formula="of:=ABJAD([.$A664];0;1)" office:value-type="float" office:value="21" calcext:value-type="float">
            <text:p>21</text:p>
          </table:table-cell>
          <table:table-cell table:formula="of:=ABJAD([.$A664];1;1)" office:value-type="float" office:value="765" calcext:value-type="float">
            <text:p>765</text:p>
          </table:table-cell>
          <table:table-cell table:formula="of:=ABJAD([.$A664];2;1)" office:value-type="float" office:value="1485" calcext:value-type="float">
            <text:p>1485</text:p>
          </table:table-cell>
          <table:table-cell table:formula="of:=ABJAD([.$A664];3;1)" office:value-type="float" office:value="5693" calcext:value-type="float">
            <text:p>5693</text:p>
          </table:table-cell>
        </table:table-row>
        <table:table-row table:style-name="ro1">
          <table:table-cell office:value-type="string" calcext:value-type="string">
            <text:p>GÜLEN</text:p>
          </table:table-cell>
          <table:table-cell table:formula="of:=NUMEROLOG([.$A665];&quot;modern&quot;;&quot;tam&quot;)" office:value-type="float" office:value="23" calcext:value-type="float">
            <text:p>23</text:p>
          </table:table-cell>
          <table:table-cell table:formula="of:=NUMEROLOG([.$A665];&quot;TR&quot;;&quot;tam&quot;)" office:value-type="float" office:value="72" calcext:value-type="float">
            <text:p>72</text:p>
          </table:table-cell>
          <table:table-cell table:formula="of:=ABJAD([.$A665];0;1)" office:value-type="float" office:value="28" calcext:value-type="float">
            <text:p>28</text:p>
          </table:table-cell>
          <table:table-cell table:formula="of:=ABJAD([.$A665];1;1)" office:value-type="float" office:value="832" calcext:value-type="float">
            <text:p>832</text:p>
          </table:table-cell>
          <table:table-cell table:formula="of:=ABJAD([.$A665];2;1)" office:value-type="float" office:value="1552" calcext:value-type="float">
            <text:p>1552</text:p>
          </table:table-cell>
          <table:table-cell table:formula="of:=ABJAD([.$A665];3;1)" office:value-type="float" office:value="6875" calcext:value-type="float">
            <text:p>6875</text:p>
          </table:table-cell>
        </table:table-row>
        <table:table-row table:style-name="ro1">
          <table:table-cell office:value-type="string" calcext:value-type="string">
            <text:p>GÜLEN AKKÜÇÜK</text:p>
          </table:table-cell>
          <table:table-cell table:formula="of:=NUMEROLOG([.$A666];&quot;modern&quot;;&quot;tam&quot;)" office:value-type="float" office:value="39" calcext:value-type="float">
            <text:p>39</text:p>
          </table:table-cell>
          <table:table-cell table:formula="of:=NUMEROLOG([.$A666];&quot;TR&quot;;&quot;tam&quot;)" office:value-type="float" office:value="171" calcext:value-type="float">
            <text:p>171</text:p>
          </table:table-cell>
          <table:table-cell table:formula="of:=ABJAD([.$A666];0;1)" office:value-type="float" office:value="52" calcext:value-type="float">
            <text:p>52</text:p>
          </table:table-cell>
          <table:table-cell table:formula="of:=ABJAD([.$A666];1;1)" office:value-type="float" office:value="2356" calcext:value-type="float">
            <text:p>2356</text:p>
          </table:table-cell>
          <table:table-cell table:formula="of:=ABJAD([.$A666];2;1)" office:value-type="float" office:value="4497" calcext:value-type="float">
            <text:p>4497</text:p>
          </table:table-cell>
          <table:table-cell table:formula="of:=ABJAD([.$A666];3;1)" office:value-type="float" office:value="15728" calcext:value-type="float">
            <text:p>15728</text:p>
          </table:table-cell>
        </table:table-row>
        <table:table-row table:style-name="ro1">
          <table:table-cell office:value-type="string" calcext:value-type="string">
            <text:p>GÜLENAY SÜMER</text:p>
          </table:table-cell>
          <table:table-cell table:formula="of:=NUMEROLOG([.$A667];&quot;modern&quot;;&quot;tam&quot;)" office:value-type="float" office:value="53" calcext:value-type="float">
            <text:p>53</text:p>
          </table:table-cell>
          <table:table-cell table:formula="of:=NUMEROLOG([.$A667];&quot;TR&quot;;&quot;tam&quot;)" office:value-type="float" office:value="192" calcext:value-type="float">
            <text:p>192</text:p>
          </table:table-cell>
          <table:table-cell table:formula="of:=ABJAD([.$A667];0;1)" office:value-type="float" office:value="46" calcext:value-type="float">
            <text:p>46</text:p>
          </table:table-cell>
          <table:table-cell table:formula="of:=ABJAD([.$A667];1;1)" office:value-type="float" office:value="2998" calcext:value-type="float">
            <text:p>2998</text:p>
          </table:table-cell>
          <table:table-cell table:formula="of:=ABJAD([.$A667];2;1)" office:value-type="float" office:value="4444" calcext:value-type="float">
            <text:p>4444</text:p>
          </table:table-cell>
          <table:table-cell table:formula="of:=ABJAD([.$A667];3;1)" office:value-type="float" office:value="22361" calcext:value-type="float">
            <text:p>22361</text:p>
          </table:table-cell>
        </table:table-row>
        <table:table-row table:style-name="ro1">
          <table:table-cell office:value-type="string" calcext:value-type="string">
            <text:p>GÜLER</text:p>
          </table:table-cell>
          <table:table-cell table:formula="of:=NUMEROLOG([.$A668];&quot;modern&quot;;&quot;tam&quot;)" office:value-type="float" office:value="27" calcext:value-type="float">
            <text:p>27</text:p>
          </table:table-cell>
          <table:table-cell table:formula="of:=NUMEROLOG([.$A668];&quot;TR&quot;;&quot;tam&quot;)" office:value-type="float" office:value="76" calcext:value-type="float">
            <text:p>76</text:p>
          </table:table-cell>
          <table:table-cell table:formula="of:=ABJAD([.$A668];0;1)" office:value-type="float" office:value="26" calcext:value-type="float">
            <text:p>26</text:p>
          </table:table-cell>
          <table:table-cell table:formula="of:=ABJAD([.$A668];1;1)" office:value-type="float" office:value="962" calcext:value-type="float">
            <text:p>962</text:p>
          </table:table-cell>
          <table:table-cell table:formula="of:=ABJAD([.$A668];2;1)" office:value-type="float" office:value="1682" calcext:value-type="float">
            <text:p>1682</text:p>
          </table:table-cell>
          <table:table-cell table:formula="of:=ABJAD([.$A668];3;1)"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GÜLEŞEN</text:p>
          </table:table-cell>
          <table:table-cell table:formula="of:=NUMEROLOG([.$A669];&quot;modern&quot;;&quot;tam&quot;)" office:value-type="float" office:value="29" calcext:value-type="float">
            <text:p>29</text:p>
          </table:table-cell>
          <table:table-cell table:formula="of:=NUMEROLOG([.$A669];&quot;TR&quot;;&quot;tam&quot;)" office:value-type="float" office:value="101" calcext:value-type="float">
            <text:p>101</text:p>
          </table:table-cell>
          <table:table-cell table:formula="of:=ABJAD([.$A669];0;1)" office:value-type="float" office:value="37" calcext:value-type="float">
            <text:p>37</text:p>
          </table:table-cell>
          <table:table-cell table:formula="of:=ABJAD([.$A669];1;1)" office:value-type="float" office:value="1237" calcext:value-type="float">
            <text:p>1237</text:p>
          </table:table-cell>
          <table:table-cell table:formula="of:=ABJAD([.$A669];2;1)" office:value-type="float" office:value="1967" calcext:value-type="float">
            <text:p>1967</text:p>
          </table:table-cell>
          <table:table-cell table:formula="of:=ABJAD([.$A669];3;1)" office:value-type="float" office:value="10676" calcext:value-type="float">
            <text:p>10676</text:p>
          </table:table-cell>
        </table:table-row>
        <table:table-row table:style-name="ro1">
          <table:table-cell office:value-type="string" calcext:value-type="string">
            <text:p>GÜLLÜ</text:p>
          </table:table-cell>
          <table:table-cell table:formula="of:=NUMEROLOG([.$A670];&quot;modern&quot;;&quot;tam&quot;)" office:value-type="float" office:value="19" calcext:value-type="float">
            <text:p>19</text:p>
          </table:table-cell>
          <table:table-cell table:formula="of:=NUMEROLOG([.$A670];&quot;TR&quot;;&quot;tam&quot;)" office:value-type="float" office:value="90" calcext:value-type="float">
            <text:p>90</text:p>
          </table:table-cell>
          <table:table-cell table:formula="of:=ABJAD([.$A670];0;1)" office:value-type="float" office:value="19" calcext:value-type="float">
            <text:p>19</text:p>
          </table:table-cell>
          <table:table-cell table:formula="of:=ABJAD([.$A670];1;1)" office:value-type="float" office:value="1507" calcext:value-type="float">
            <text:p>1507</text:p>
          </table:table-cell>
          <table:table-cell table:formula="of:=ABJAD([.$A670];2;1)" office:value-type="float" office:value="2922" calcext:value-type="float">
            <text:p>2922</text:p>
          </table:table-cell>
          <table:table-cell table:formula="of:=ABJAD([.$A670];3;1)" office:value-type="float" office:value="8237" calcext:value-type="float">
            <text:p>8237</text:p>
          </table:table-cell>
        </table:table-row>
        <table:table-row table:style-name="ro1">
          <table:table-cell office:value-type="string" calcext:value-type="string">
            <text:p>GÜLŞAN</text:p>
          </table:table-cell>
          <table:table-cell table:formula="of:=NUMEROLOG([.$A671];&quot;modern&quot;;&quot;tam&quot;)" office:value-type="float" office:value="20" calcext:value-type="float">
            <text:p>20</text:p>
          </table:table-cell>
          <table:table-cell table:formula="of:=NUMEROLOG([.$A671];&quot;TR&quot;;&quot;tam&quot;)" office:value-type="float" office:value="90" calcext:value-type="float">
            <text:p>90</text:p>
          </table:table-cell>
          <table:table-cell table:formula="of:=ABJAD([.$A671];0;1)" office:value-type="float" office:value="28" calcext:value-type="float">
            <text:p>28</text:p>
          </table:table-cell>
          <table:table-cell table:formula="of:=ABJAD([.$A671];1;1)" office:value-type="float" office:value="1228" calcext:value-type="float">
            <text:p>1228</text:p>
          </table:table-cell>
          <table:table-cell table:formula="of:=ABJAD([.$A671];2;1)" office:value-type="float" office:value="1949" calcext:value-type="float">
            <text:p>1949</text:p>
          </table:table-cell>
          <table:table-cell table:formula="of:=ABJAD([.$A671];3;1)" office:value-type="float" office:value="10084" calcext:value-type="float">
            <text:p>10084</text:p>
          </table:table-cell>
        </table:table-row>
        <table:table-row table:style-name="ro1">
          <table:table-cell office:value-type="string" calcext:value-type="string">
            <text:p>GÜLŞEN</text:p>
          </table:table-cell>
          <table:table-cell table:formula="of:=NUMEROLOG([.$A672];&quot;modern&quot;;&quot;tam&quot;)" office:value-type="float" office:value="24" calcext:value-type="float">
            <text:p>24</text:p>
          </table:table-cell>
          <table:table-cell table:formula="of:=NUMEROLOG([.$A672];&quot;TR&quot;;&quot;tam&quot;)" office:value-type="float" office:value="95" calcext:value-type="float">
            <text:p>95</text:p>
          </table:table-cell>
          <table:table-cell table:formula="of:=ABJAD([.$A672];0;1)" office:value-type="float" office:value="32" calcext:value-type="float">
            <text:p>32</text:p>
          </table:table-cell>
          <table:table-cell table:formula="of:=ABJAD([.$A672];1;1)" office:value-type="float" office:value="1232" calcext:value-type="float">
            <text:p>1232</text:p>
          </table:table-cell>
          <table:table-cell table:formula="of:=ABJAD([.$A672];2;1)" office:value-type="float" office:value="1957" calcext:value-type="float">
            <text:p>1957</text:p>
          </table:table-cell>
          <table:table-cell table:formula="of:=ABJAD([.$A672];3;1)" office:value-type="float" office:value="10269" calcext:value-type="float">
            <text:p>10269</text:p>
          </table:table-cell>
        </table:table-row>
        <table:table-row table:style-name="ro1">
          <table:table-cell office:value-type="string" calcext:value-type="string">
            <text:p>GÜLSOY</text:p>
          </table:table-cell>
          <table:table-cell table:formula="of:=NUMEROLOG([.$A673];&quot;modern&quot;;&quot;tam&quot;)" office:value-type="float" office:value="27" calcext:value-type="float">
            <text:p>27</text:p>
          </table:table-cell>
          <table:table-cell table:formula="of:=NUMEROLOG([.$A673];&quot;TR&quot;;&quot;tam&quot;)" office:value-type="float" office:value="117" calcext:value-type="float">
            <text:p>117</text:p>
          </table:table-cell>
          <table:table-cell table:formula="of:=ABJAD([.$A673];0;1)" office:value-type="float" office:value="21" calcext:value-type="float">
            <text:p>21</text:p>
          </table:table-cell>
          <table:table-cell table:formula="of:=ABJAD([.$A673];1;1)" office:value-type="float" office:value="2037" calcext:value-type="float">
            <text:p>2037</text:p>
          </table:table-cell>
          <table:table-cell table:formula="of:=ABJAD([.$A673];2;1)" office:value-type="float" office:value="2837" calcext:value-type="float">
            <text:p>2837</text:p>
          </table:table-cell>
          <table:table-cell table:formula="of:=ABJAD([.$A673];3;1)" office:value-type="float" office:value="12930" calcext:value-type="float">
            <text:p>12930</text:p>
          </table:table-cell>
        </table:table-row>
        <table:table-row table:style-name="ro1">
          <table:table-cell office:value-type="string" calcext:value-type="string">
            <text:p>GÜLTEKİN</text:p>
          </table:table-cell>
          <table:table-cell table:formula="of:=NUMEROLOG([.$A674];&quot;modern&quot;;&quot;tam&quot;)" office:value-type="float" office:value="36" calcext:value-type="float">
            <text:p>36</text:p>
          </table:table-cell>
          <table:table-cell table:formula="of:=NUMEROLOG([.$A674];&quot;TR&quot;;&quot;tam&quot;)" office:value-type="float" office:value="122" calcext:value-type="float">
            <text:p>122</text:p>
          </table:table-cell>
          <table:table-cell table:formula="of:=ABJAD([.$A674];0;1)" office:value-type="float" office:value="48" calcext:value-type="float">
            <text:p>48</text:p>
          </table:table-cell>
          <table:table-cell table:formula="of:=ABJAD([.$A674];1;1)" office:value-type="float" office:value="1392" calcext:value-type="float">
            <text:p>1392</text:p>
          </table:table-cell>
          <table:table-cell table:formula="of:=ABJAD([.$A674];2;1)" office:value-type="float" office:value="2142" calcext:value-type="float">
            <text:p>2142</text:p>
          </table:table-cell>
          <table:table-cell table:formula="of:=ABJAD([.$A674];3;1)" office:value-type="float" office:value="11372" calcext:value-type="float">
            <text:p>11372</text:p>
          </table:table-cell>
        </table:table-row>
        <table:table-row table:style-name="ro1">
          <table:table-cell office:value-type="string" calcext:value-type="string">
            <text:p>GÜMÜRDÜ</text:p>
          </table:table-cell>
          <table:table-cell table:formula="of:=NUMEROLOG([.$A675];&quot;modern&quot;;&quot;tam&quot;)" office:value-type="float" office:value="33" calcext:value-type="float">
            <text:p>33</text:p>
          </table:table-cell>
          <table:table-cell table:formula="of:=NUMEROLOG([.$A675];&quot;TR&quot;;&quot;tam&quot;)" office:value-type="float" office:value="128" calcext:value-type="float">
            <text:p>128</text:p>
          </table:table-cell>
          <table:table-cell table:formula="of:=ABJAD([.$A675];0;1)" office:value-type="float" office:value="31" calcext:value-type="float">
            <text:p>31</text:p>
          </table:table-cell>
          <table:table-cell table:formula="of:=ABJAD([.$A675];1;1)" office:value-type="float" office:value="2371" calcext:value-type="float">
            <text:p>2371</text:p>
          </table:table-cell>
          <table:table-cell table:formula="of:=ABJAD([.$A675];2;1)" office:value-type="float" office:value="4491" calcext:value-type="float">
            <text:p>4491</text:p>
          </table:table-cell>
          <table:table-cell table:formula="of:=ABJAD([.$A675];3;1)" office:value-type="float" office:value="16011" calcext:value-type="float">
            <text:p>16011</text:p>
          </table:table-cell>
        </table:table-row>
        <table:table-row table:style-name="ro1">
          <table:table-cell office:value-type="string" calcext:value-type="string">
            <text:p>GÜMÜŞ</text:p>
          </table:table-cell>
          <table:table-cell table:formula="of:=NUMEROLOG([.$A676];&quot;modern&quot;;&quot;tam&quot;)" office:value-type="float" office:value="18" calcext:value-type="float">
            <text:p>18</text:p>
          </table:table-cell>
          <table:table-cell table:formula="of:=NUMEROLOG([.$A676];&quot;TR&quot;;&quot;tam&quot;)" office:value-type="float" office:value="99" calcext:value-type="float">
            <text:p>99</text:p>
          </table:table-cell>
          <table:table-cell table:formula="of:=ABJAD([.$A676];0;1)" office:value-type="float" office:value="19" calcext:value-type="float">
            <text:p>19</text:p>
          </table:table-cell>
          <table:table-cell table:formula="of:=ABJAD([.$A676];1;1)" office:value-type="float" office:value="1867" calcext:value-type="float">
            <text:p>1867</text:p>
          </table:table-cell>
          <table:table-cell table:formula="of:=ABJAD([.$A676];2;1)" office:value-type="float" office:value="3282" calcext:value-type="float">
            <text:p>3282</text:p>
          </table:table-cell>
          <table:table-cell table:formula="of:=ABJAD([.$A676];3;1)" office:value-type="float" office:value="12402" calcext:value-type="float">
            <text:p>12402</text:p>
          </table:table-cell>
        </table:table-row>
        <table:table-row table:style-name="ro1">
          <table:table-cell office:value-type="string" calcext:value-type="string">
            <text:p>GÜMÜŞAY</text:p>
          </table:table-cell>
          <table:table-cell table:formula="of:=NUMEROLOG([.$A677];&quot;modern&quot;;&quot;tam&quot;)" office:value-type="float" office:value="26" calcext:value-type="float">
            <text:p>26</text:p>
          </table:table-cell>
          <table:table-cell table:formula="of:=NUMEROLOG([.$A677];&quot;TR&quot;;&quot;tam&quot;)" office:value-type="float" office:value="128" calcext:value-type="float">
            <text:p>128</text:p>
          </table:table-cell>
          <table:table-cell table:formula="of:=ABJAD([.$A677];0;1)" office:value-type="float" office:value="20" calcext:value-type="float">
            <text:p>20</text:p>
          </table:table-cell>
          <table:table-cell table:formula="of:=ABJAD([.$A677];1;1)" office:value-type="float" office:value="2768" calcext:value-type="float">
            <text:p>2768</text:p>
          </table:table-cell>
          <table:table-cell table:formula="of:=ABJAD([.$A677];2;1)" office:value-type="float" office:value="4189" calcext:value-type="float">
            <text:p>4189</text:p>
          </table:table-cell>
          <table:table-cell table:formula="of:=ABJAD([.$A677];3;1)" office:value-type="float" office:value="16948" calcext:value-type="float">
            <text:p>16948</text:p>
          </table:table-cell>
        </table:table-row>
        <table:table-row table:style-name="ro1">
          <table:table-cell office:value-type="string" calcext:value-type="string">
            <text:p>GÜMÜŞÇÜ</text:p>
          </table:table-cell>
          <table:table-cell table:formula="of:=NUMEROLOG([.$A678];&quot;modern&quot;;&quot;tam&quot;)" office:value-type="float" office:value="24" calcext:value-type="float">
            <text:p>24</text:p>
          </table:table-cell>
          <table:table-cell table:formula="of:=NUMEROLOG([.$A678];&quot;TR&quot;;&quot;tam&quot;)" office:value-type="float" office:value="129" calcext:value-type="float">
            <text:p>129</text:p>
          </table:table-cell>
          <table:table-cell table:formula="of:=ABJAD([.$A678];0;1)" office:value-type="float" office:value="26" calcext:value-type="float">
            <text:p>26</text:p>
          </table:table-cell>
          <table:table-cell table:formula="of:=ABJAD([.$A678];1;1)" office:value-type="float" office:value="2570" calcext:value-type="float">
            <text:p>2570</text:p>
          </table:table-cell>
          <table:table-cell table:formula="of:=ABJAD([.$A678];2;1)" office:value-type="float" office:value="4690" calcext:value-type="float">
            <text:p>4690</text:p>
          </table:table-cell>
          <table:table-cell table:formula="of:=ABJAD([.$A678];3;1)" office:value-type="float" office:value="16634" calcext:value-type="float">
            <text:p>16634</text:p>
          </table:table-cell>
        </table:table-row>
        <table:table-row table:style-name="ro1">
          <table:table-cell office:value-type="string" calcext:value-type="string">
            <text:p>GÜNAY</text:p>
          </table:table-cell>
          <table:table-cell table:formula="of:=NUMEROLOG([.$A679];&quot;modern&quot;;&quot;tam&quot;)" office:value-type="float" office:value="23" calcext:value-type="float">
            <text:p>23</text:p>
          </table:table-cell>
          <table:table-cell table:formula="of:=NUMEROLOG([.$A679];&quot;TR&quot;;&quot;tam&quot;)" office:value-type="float" office:value="80" calcext:value-type="float">
            <text:p>80</text:p>
          </table:table-cell>
          <table:table-cell table:formula="of:=ABJAD([.$A679];0;1)" office:value-type="float" office:value="22" calcext:value-type="float">
            <text:p>22</text:p>
          </table:table-cell>
          <table:table-cell table:formula="of:=ABJAD([.$A679];1;1)" office:value-type="float" office:value="1678" calcext:value-type="float">
            <text:p>1678</text:p>
          </table:table-cell>
          <table:table-cell table:formula="of:=ABJAD([.$A679];2;1)" office:value-type="float" office:value="2394" calcext:value-type="float">
            <text:p>2394</text:p>
          </table:table-cell>
          <table:table-cell table:formula="of:=ABJAD([.$A679];3;1)" office:value-type="float" office:value="10889" calcext:value-type="float">
            <text:p>10889</text:p>
          </table:table-cell>
        </table:table-row>
        <table:table-row table:style-name="ro1">
          <table:table-cell office:value-type="string" calcext:value-type="string">
            <text:p>GÜNAYDIN</text:p>
          </table:table-cell>
          <table:table-cell table:formula="of:=NUMEROLOG([.$A680];&quot;modern&quot;;&quot;tam&quot;)" office:value-type="float" office:value="41" calcext:value-type="float">
            <text:p>41</text:p>
          </table:table-cell>
          <table:table-cell table:formula="of:=NUMEROLOG([.$A680];&quot;TR&quot;;&quot;tam&quot;)" office:value-type="float" office:value="113" calcext:value-type="float">
            <text:p>113</text:p>
          </table:table-cell>
          <table:table-cell table:formula="of:=ABJAD([.$A680];0;1)" office:value-type="float" office:value="46" calcext:value-type="float">
            <text:p>46</text:p>
          </table:table-cell>
          <table:table-cell table:formula="of:=ABJAD([.$A680];1;1)" office:value-type="float" office:value="1762" calcext:value-type="float">
            <text:p>1762</text:p>
          </table:table-cell>
          <table:table-cell table:formula="of:=ABJAD([.$A680];2;1)" office:value-type="float" office:value="2498" calcext:value-type="float">
            <text:p>2498</text:p>
          </table:table-cell>
          <table:table-cell table:formula="of:=ABJAD([.$A680];3;1)" office:value-type="float" office:value="13718" calcext:value-type="float">
            <text:p>13718</text:p>
          </table:table-cell>
        </table:table-row>
        <table:table-row table:style-name="ro1">
          <table:table-cell office:value-type="string" calcext:value-type="string">
            <text:p>GÜNBEY</text:p>
          </table:table-cell>
          <table:table-cell table:formula="of:=NUMEROLOG([.$A681];&quot;modern&quot;;&quot;tam&quot;)" office:value-type="float" office:value="29" calcext:value-type="float">
            <text:p>29</text:p>
          </table:table-cell>
          <table:table-cell table:formula="of:=NUMEROLOG([.$A681];&quot;TR&quot;;&quot;tam&quot;)" office:value-type="float" office:value="87" calcext:value-type="float">
            <text:p>87</text:p>
          </table:table-cell>
          <table:table-cell table:formula="of:=ABJAD([.$A681];0;1)" office:value-type="float" office:value="28" calcext:value-type="float">
            <text:p>28</text:p>
          </table:table-cell>
          <table:table-cell table:formula="of:=ABJAD([.$A681];1;1)" office:value-type="float" office:value="1684" calcext:value-type="float">
            <text:p>1684</text:p>
          </table:table-cell>
          <table:table-cell table:formula="of:=ABJAD([.$A681];2;1)" office:value-type="float" office:value="2409" calcext:value-type="float">
            <text:p>2409</text:p>
          </table:table-cell>
          <table:table-cell table:formula="of:=ABJAD([.$A681];3;1)" office:value-type="float" office:value="11154" calcext:value-type="float">
            <text:p>11154</text:p>
          </table:table-cell>
        </table:table-row>
        <table:table-row table:style-name="ro1">
          <table:table-cell office:value-type="string" calcext:value-type="string">
            <text:p>GÜNDOĞDU</text:p>
          </table:table-cell>
          <table:table-cell table:formula="of:=NUMEROLOG([.$A682];&quot;modern&quot;;&quot;tam&quot;)" office:value-type="float" office:value="39" calcext:value-type="float">
            <text:p>39</text:p>
          </table:table-cell>
          <table:table-cell table:formula="of:=NUMEROLOG([.$A682];&quot;TR&quot;;&quot;tam&quot;)" office:value-type="float" office:value="113" calcext:value-type="float">
            <text:p>113</text:p>
          </table:table-cell>
          <table:table-cell table:formula="of:=ABJAD([.$A682];0;1)" office:value-type="float" office:value="45" calcext:value-type="float">
            <text:p>45</text:p>
          </table:table-cell>
          <table:table-cell table:formula="of:=ABJAD([.$A682];1;1)" office:value-type="float" office:value="1473" calcext:value-type="float">
            <text:p>1473</text:p>
          </table:table-cell>
          <table:table-cell table:formula="of:=ABJAD([.$A682];2;1)" office:value-type="float" office:value="5478" calcext:value-type="float">
            <text:p>5478</text:p>
          </table:table-cell>
          <table:table-cell table:formula="of:=ABJAD([.$A682];3;1)" office:value-type="float" office:value="13177" calcext:value-type="float">
            <text:p>13177</text:p>
          </table:table-cell>
        </table:table-row>
        <table:table-row table:style-name="ro1">
          <table:table-cell office:value-type="string" calcext:value-type="string">
            <text:p>GÜNDÜZ</text:p>
          </table:table-cell>
          <table:table-cell table:formula="of:=NUMEROLOG([.$A683];&quot;modern&quot;;&quot;tam&quot;)" office:value-type="float" office:value="30" calcext:value-type="float">
            <text:p>30</text:p>
          </table:table-cell>
          <table:table-cell table:formula="of:=NUMEROLOG([.$A683];&quot;TR&quot;;&quot;tam&quot;)" office:value-type="float" office:value="111" calcext:value-type="float">
            <text:p>111</text:p>
          </table:table-cell>
          <table:table-cell table:formula="of:=ABJAD([.$A683];0;1)" office:value-type="float" office:value="33" calcext:value-type="float">
            <text:p>33</text:p>
          </table:table-cell>
          <table:table-cell table:formula="of:=ABJAD([.$A683];1;1)" office:value-type="float" office:value="2481" calcext:value-type="float">
            <text:p>2481</text:p>
          </table:table-cell>
          <table:table-cell table:formula="of:=ABJAD([.$A683];2;1)" office:value-type="float" office:value="3901" calcext:value-type="float">
            <text:p>3901</text:p>
          </table:table-cell>
          <table:table-cell table:formula="of:=ABJAD([.$A683];3;1)" office:value-type="float" office:value="10758" calcext:value-type="float">
            <text:p>10758</text:p>
          </table:table-cell>
        </table:table-row>
        <table:table-row table:style-name="ro1">
          <table:table-cell office:value-type="string" calcext:value-type="string">
            <text:p>GÜNEBAKAN</text:p>
          </table:table-cell>
          <table:table-cell table:formula="of:=NUMEROLOG([.$A684];&quot;modern&quot;;&quot;tam&quot;)" office:value-type="float" office:value="31" calcext:value-type="float">
            <text:p>31</text:p>
          </table:table-cell>
          <table:table-cell table:formula="of:=NUMEROLOG([.$A684];&quot;TR&quot;;&quot;tam&quot;)" office:value-type="float" office:value="92" calcext:value-type="float">
            <text:p>92</text:p>
          </table:table-cell>
          <table:table-cell table:formula="of:=ABJAD([.$A684];0;1)" office:value-type="float" office:value="44" calcext:value-type="float">
            <text:p>44</text:p>
          </table:table-cell>
          <table:table-cell table:formula="of:=ABJAD([.$A684];1;1)" office:value-type="float" office:value="896" calcext:value-type="float">
            <text:p>896</text:p>
          </table:table-cell>
          <table:table-cell table:formula="of:=ABJAD([.$A684];2;1)" office:value-type="float" office:value="1628" calcext:value-type="float">
            <text:p>1628</text:p>
          </table:table-cell>
          <table:table-cell table:formula="of:=ABJAD([.$A684];3;1)" office:value-type="float" office:value="9449" calcext:value-type="float">
            <text:p>9449</text:p>
          </table:table-cell>
        </table:table-row>
        <table:table-row table:style-name="ro1">
          <table:table-cell office:value-type="string" calcext:value-type="string">
            <text:p>GÜNEŞ</text:p>
          </table:table-cell>
          <table:table-cell table:formula="of:=NUMEROLOG([.$A685];&quot;modern&quot;;&quot;tam&quot;)" office:value-type="float" office:value="21" calcext:value-type="float">
            <text:p>21</text:p>
          </table:table-cell>
          <table:table-cell table:formula="of:=NUMEROLOG([.$A685];&quot;TR&quot;;&quot;tam&quot;)" office:value-type="float" office:value="80" calcext:value-type="float">
            <text:p>80</text:p>
          </table:table-cell>
          <table:table-cell table:formula="of:=ABJAD([.$A685];0;1)" office:value-type="float" office:value="30" calcext:value-type="float">
            <text:p>30</text:p>
          </table:table-cell>
          <table:table-cell table:formula="of:=ABJAD([.$A685];1;1)" office:value-type="float" office:value="1182" calcext:value-type="float">
            <text:p>1182</text:p>
          </table:table-cell>
          <table:table-cell table:formula="of:=ABJAD([.$A685];2;1)" office:value-type="float" office:value="1902" calcext:value-type="float">
            <text:p>1902</text:p>
          </table:table-cell>
          <table:table-cell table:formula="of:=ABJAD([.$A685];3;1)" office:value-type="float" office:value="10144" calcext:value-type="float">
            <text:p>10144</text:p>
          </table:table-cell>
        </table:table-row>
        <table:table-row table:style-name="ro1">
          <table:table-cell office:value-type="string" calcext:value-type="string">
            <text:p>GÜNEY KOCABAŞ</text:p>
          </table:table-cell>
          <table:table-cell table:formula="of:=NUMEROLOG([.$A686];&quot;modern&quot;;&quot;tam&quot;)" office:value-type="float" office:value="43" calcext:value-type="float">
            <text:p>43</text:p>
          </table:table-cell>
          <table:table-cell table:formula="of:=NUMEROLOG([.$A686];&quot;TR&quot;;&quot;tam&quot;)" office:value-type="float" office:value="147" calcext:value-type="float">
            <text:p>147</text:p>
          </table:table-cell>
          <table:table-cell table:formula="of:=ABJAD([.$A686];0;1)" office:value-type="float" office:value="49" calcext:value-type="float">
            <text:p>49</text:p>
          </table:table-cell>
          <table:table-cell table:formula="of:=ABJAD([.$A686];1;1)" office:value-type="float" office:value="2209" calcext:value-type="float">
            <text:p>2209</text:p>
          </table:table-cell>
          <table:table-cell table:formula="of:=ABJAD([.$A686];2;1)" office:value-type="float" office:value="3031" calcext:value-type="float">
            <text:p>3031</text:p>
          </table:table-cell>
          <table:table-cell table:formula="of:=ABJAD([.$A686];3;1)" office:value-type="float" office:value="16705" calcext:value-type="float">
            <text:p>16705</text:p>
          </table:table-cell>
        </table:table-row>
        <table:table-row table:style-name="ro1">
          <table:table-cell office:value-type="string" calcext:value-type="string">
            <text:p>GÜNEYSU</text:p>
          </table:table-cell>
          <table:table-cell table:formula="of:=NUMEROLOG([.$A687];&quot;modern&quot;;&quot;tam&quot;)" office:value-type="float" office:value="31" calcext:value-type="float">
            <text:p>31</text:p>
          </table:table-cell>
          <table:table-cell table:formula="of:=NUMEROLOG([.$A687];&quot;TR&quot;;&quot;tam&quot;)" office:value-type="float" office:value="132" calcext:value-type="float">
            <text:p>132</text:p>
          </table:table-cell>
          <table:table-cell table:formula="of:=ABJAD([.$A687];0;1)" office:value-type="float" office:value="26" calcext:value-type="float">
            <text:p>26</text:p>
          </table:table-cell>
          <table:table-cell table:formula="of:=ABJAD([.$A687];1;1)" office:value-type="float" office:value="2582" calcext:value-type="float">
            <text:p>2582</text:p>
          </table:table-cell>
          <table:table-cell table:formula="of:=ABJAD([.$A687];2;1)" office:value-type="float" office:value="3907" calcext:value-type="float">
            <text:p>3907</text:p>
          </table:table-cell>
          <table:table-cell table:formula="of:=ABJAD([.$A687];3;1)" office:value-type="float" office:value="17538" calcext:value-type="float">
            <text:p>17538</text:p>
          </table:table-cell>
        </table:table-row>
        <table:table-row table:style-name="ro1">
          <table:table-cell office:value-type="string" calcext:value-type="string">
            <text:p>GÜNGÖR</text:p>
          </table:table-cell>
          <table:table-cell table:formula="of:=NUMEROLOG([.$A688];&quot;modern&quot;;&quot;tam&quot;)" office:value-type="float" office:value="37" calcext:value-type="float">
            <text:p>37</text:p>
          </table:table-cell>
          <table:table-cell table:formula="of:=NUMEROLOG([.$A688];&quot;TR&quot;;&quot;tam&quot;)" office:value-type="float" office:value="99" calcext:value-type="float">
            <text:p>99</text:p>
          </table:table-cell>
          <table:table-cell table:formula="of:=ABJAD([.$A688];0;1)" office:value-type="float" office:value="42" calcext:value-type="float">
            <text:p>42</text:p>
          </table:table-cell>
          <table:table-cell table:formula="of:=ABJAD([.$A688];1;1)" office:value-type="float" office:value="1074" calcext:value-type="float">
            <text:p>1074</text:p>
          </table:table-cell>
          <table:table-cell table:formula="of:=ABJAD([.$A688];2;1)" office:value-type="float" office:value="1884" calcext:value-type="float">
            <text:p>1884</text:p>
          </table:table-cell>
          <table:table-cell table:formula="of:=ABJAD([.$A688];3;1)" office:value-type="float" office:value="10447" calcext:value-type="float">
            <text:p>10447</text:p>
          </table:table-cell>
        </table:table-row>
        <table:table-row table:style-name="ro1">
          <table:table-cell office:value-type="string" calcext:value-type="string">
            <text:p>GÜNGÖR UZUNOĞLU</text:p>
          </table:table-cell>
          <table:table-cell table:formula="of:=NUMEROLOG([.$A689];&quot;modern&quot;;&quot;tam&quot;)" office:value-type="float" office:value="75" calcext:value-type="float">
            <text:p>75</text:p>
          </table:table-cell>
          <table:table-cell table:formula="of:=NUMEROLOG([.$A689];&quot;TR&quot;;&quot;tam&quot;)" office:value-type="float" office:value="262" calcext:value-type="float">
            <text:p>262</text:p>
          </table:table-cell>
          <table:table-cell table:formula="of:=ABJAD([.$A689];0;1)" office:value-type="float" office:value="74" calcext:value-type="float">
            <text:p>74</text:p>
          </table:table-cell>
          <table:table-cell table:formula="of:=ABJAD([.$A689];1;1)" office:value-type="float" office:value="4082" calcext:value-type="float">
            <text:p>4082</text:p>
          </table:table-cell>
          <table:table-cell table:formula="of:=ABJAD([.$A689];2;1)" office:value-type="float" office:value="9392" calcext:value-type="float">
            <text:p>9392</text:p>
          </table:table-cell>
          <table:table-cell table:formula="of:=ABJAD([.$A689];3;1)" office:value-type="float" office:value="24117" calcext:value-type="float">
            <text:p>24117</text:p>
          </table:table-cell>
        </table:table-row>
        <table:table-row table:style-name="ro1">
          <table:table-cell office:value-type="string" calcext:value-type="string">
            <text:p>GÜNGÖRMEZ</text:p>
          </table:table-cell>
          <table:table-cell table:formula="of:=NUMEROLOG([.$A690];&quot;modern&quot;;&quot;tam&quot;)" office:value-type="float" office:value="54" calcext:value-type="float">
            <text:p>54</text:p>
          </table:table-cell>
          <table:table-cell table:formula="of:=NUMEROLOG([.$A690];&quot;TR&quot;;&quot;tam&quot;)" office:value-type="float" office:value="150" calcext:value-type="float">
            <text:p>150</text:p>
          </table:table-cell>
          <table:table-cell table:formula="of:=ABJAD([.$A690];0;1)" office:value-type="float" office:value="51" calcext:value-type="float">
            <text:p>51</text:p>
          </table:table-cell>
          <table:table-cell table:formula="of:=ABJAD([.$A690];1;1)" office:value-type="float" office:value="2139" calcext:value-type="float">
            <text:p>2139</text:p>
          </table:table-cell>
          <table:table-cell table:formula="of:=ABJAD([.$A690];2;1)" office:value-type="float" office:value="2964" calcext:value-type="float">
            <text:p>2964</text:p>
          </table:table-cell>
          <table:table-cell table:formula="of:=ABJAD([.$A690];3;1)" office:value-type="float" office:value="11967" calcext:value-type="float">
            <text:p>11967</text:p>
          </table:table-cell>
        </table:table-row>
        <table:table-row table:style-name="ro1">
          <table:table-cell office:value-type="string" calcext:value-type="string">
            <text:p>GÜNYEL</text:p>
          </table:table-cell>
          <table:table-cell table:formula="of:=NUMEROLOG([.$A691];&quot;modern&quot;;&quot;tam&quot;)" office:value-type="float" office:value="30" calcext:value-type="float">
            <text:p>30</text:p>
          </table:table-cell>
          <table:table-cell table:formula="of:=NUMEROLOG([.$A691];&quot;TR&quot;;&quot;tam&quot;)" office:value-type="float" office:value="100" calcext:value-type="float">
            <text:p>100</text:p>
          </table:table-cell>
          <table:table-cell table:formula="of:=ABJAD([.$A691];0;1)" office:value-type="float" office:value="28" calcext:value-type="float">
            <text:p>28</text:p>
          </table:table-cell>
          <table:table-cell table:formula="of:=ABJAD([.$A691];1;1)" office:value-type="float" office:value="1732" calcext:value-type="float">
            <text:p>1732</text:p>
          </table:table-cell>
          <table:table-cell table:formula="of:=ABJAD([.$A691];2;1)" office:value-type="float" office:value="2457" calcext:value-type="float">
            <text:p>2457</text:p>
          </table:table-cell>
          <table:table-cell table:formula="of:=ABJAD([.$A691];3;1)" office:value-type="float" office:value="11199" calcext:value-type="float">
            <text:p>11199</text:p>
          </table:table-cell>
        </table:table-row>
        <table:table-row table:style-name="ro1">
          <table:table-cell office:value-type="string" calcext:value-type="string">
            <text:p>GÜRAKAN</text:p>
          </table:table-cell>
          <table:table-cell table:formula="of:=NUMEROLOG([.$A692];&quot;modern&quot;;&quot;tam&quot;)" office:value-type="float" office:value="28" calcext:value-type="float">
            <text:p>28</text:p>
          </table:table-cell>
          <table:table-cell table:formula="of:=NUMEROLOG([.$A692];&quot;TR&quot;;&quot;tam&quot;)" office:value-type="float" office:value="88" calcext:value-type="float">
            <text:p>88</text:p>
          </table:table-cell>
          <table:table-cell table:formula="of:=ABJAD([.$A692];0;1)" office:value-type="float" office:value="35" calcext:value-type="float">
            <text:p>35</text:p>
          </table:table-cell>
          <table:table-cell table:formula="of:=ABJAD([.$A692];1;1)" office:value-type="float" office:value="1019" calcext:value-type="float">
            <text:p>1019</text:p>
          </table:table-cell>
          <table:table-cell table:formula="of:=ABJAD([.$A692];2;1)" office:value-type="float" office:value="1741" calcext:value-type="float">
            <text:p>1741</text:p>
          </table:table-cell>
          <table:table-cell table:formula="of:=ABJAD([.$A692];3;1)" office:value-type="float" office:value="9757" calcext:value-type="float">
            <text:p>9757</text:p>
          </table:table-cell>
        </table:table-row>
        <table:table-row table:style-name="ro1">
          <table:table-cell office:value-type="string" calcext:value-type="string">
            <text:p>GÜRBOSTAN</text:p>
          </table:table-cell>
          <table:table-cell table:formula="of:=NUMEROLOG([.$A693];&quot;modern&quot;;&quot;tam&quot;)" office:value-type="float" office:value="36" calcext:value-type="float">
            <text:p>36</text:p>
          </table:table-cell>
          <table:table-cell table:formula="of:=NUMEROLOG([.$A693];&quot;TR&quot;;&quot;tam&quot;)" office:value-type="float" office:value="139" calcext:value-type="float">
            <text:p>139</text:p>
          </table:table-cell>
          <table:table-cell table:formula="of:=ABJAD([.$A693];0;1)" office:value-type="float" office:value="48" calcext:value-type="float">
            <text:p>48</text:p>
          </table:table-cell>
          <table:table-cell table:formula="of:=ABJAD([.$A693];1;1)" office:value-type="float" office:value="1860" calcext:value-type="float">
            <text:p>1860</text:p>
          </table:table-cell>
          <table:table-cell table:formula="of:=ABJAD([.$A693];2;1)" office:value-type="float" office:value="2671" calcext:value-type="float">
            <text:p>2671</text:p>
          </table:table-cell>
          <table:table-cell table:formula="of:=ABJAD([.$A693];3;1)" office:value-type="float" office:value="16355" calcext:value-type="float">
            <text:p>16355</text:p>
          </table:table-cell>
        </table:table-row>
        <table:table-row table:style-name="ro1">
          <table:table-cell office:value-type="string" calcext:value-type="string">
            <text:p>GÜRBÜZ</text:p>
          </table:table-cell>
          <table:table-cell table:formula="of:=NUMEROLOG([.$A694];&quot;modern&quot;;&quot;tam&quot;)" office:value-type="float" office:value="32" calcext:value-type="float">
            <text:p>32</text:p>
          </table:table-cell>
          <table:table-cell table:formula="of:=NUMEROLOG([.$A694];&quot;TR&quot;;&quot;tam&quot;)" office:value-type="float" office:value="112" calcext:value-type="float">
            <text:p>112</text:p>
          </table:table-cell>
          <table:table-cell table:formula="of:=ABJAD([.$A694];0;1)" office:value-type="float" office:value="29" calcext:value-type="float">
            <text:p>29</text:p>
          </table:table-cell>
          <table:table-cell table:formula="of:=ABJAD([.$A694];1;1)" office:value-type="float" office:value="2609" calcext:value-type="float">
            <text:p>2609</text:p>
          </table:table-cell>
          <table:table-cell table:formula="of:=ABJAD([.$A694];2;1)" office:value-type="float" office:value="4029" calcext:value-type="float">
            <text:p>4029</text:p>
          </table:table-cell>
          <table:table-cell table:formula="of:=ABJAD([.$A694];3;1)" office:value-type="float" office:value="10839" calcext:value-type="float">
            <text:p>10839</text:p>
          </table:table-cell>
        </table:table-row>
        <table:table-row table:style-name="ro1">
          <table:table-cell office:value-type="string" calcext:value-type="string">
            <text:p>GÜRDAL</text:p>
          </table:table-cell>
          <table:table-cell table:formula="of:=NUMEROLOG([.$A695];&quot;modern&quot;;&quot;tam&quot;)" office:value-type="float" office:value="27" calcext:value-type="float">
            <text:p>27</text:p>
          </table:table-cell>
          <table:table-cell table:formula="of:=NUMEROLOG([.$A695];&quot;TR&quot;;&quot;tam&quot;)" office:value-type="float" office:value="76" calcext:value-type="float">
            <text:p>76</text:p>
          </table:table-cell>
          <table:table-cell table:formula="of:=ABJAD([.$A695];0;1)" office:value-type="float" office:value="26" calcext:value-type="float">
            <text:p>26</text:p>
          </table:table-cell>
          <table:table-cell table:formula="of:=ABJAD([.$A695];1;1)" office:value-type="float" office:value="962" calcext:value-type="float">
            <text:p>962</text:p>
          </table:table-cell>
          <table:table-cell table:formula="of:=ABJAD([.$A695];2;1)" office:value-type="float" office:value="1683" calcext:value-type="float">
            <text:p>1683</text:p>
          </table:table-cell>
          <table:table-cell table:formula="of:=ABJAD([.$A695];3;1)"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GÜRDEMİR</text:p>
          </table:table-cell>
          <table:table-cell table:formula="of:=NUMEROLOG([.$A696];&quot;modern&quot;;&quot;tam&quot;)" office:value-type="float" office:value="50" calcext:value-type="float">
            <text:p>50</text:p>
          </table:table-cell>
          <table:table-cell table:formula="of:=NUMEROLOG([.$A696];&quot;TR&quot;;&quot;tam&quot;)" office:value-type="float" office:value="115" calcext:value-type="float">
            <text:p>115</text:p>
          </table:table-cell>
          <table:table-cell table:formula="of:=ABJAD([.$A696];0;1)" office:value-type="float" office:value="44" calcext:value-type="float">
            <text:p>44</text:p>
          </table:table-cell>
          <table:table-cell table:formula="of:=ABJAD([.$A696];1;1)" office:value-type="float" office:value="1196" calcext:value-type="float">
            <text:p>1196</text:p>
          </table:table-cell>
          <table:table-cell table:formula="of:=ABJAD([.$A696];2;1)" office:value-type="float" office:value="1946" calcext:value-type="float">
            <text:p>1946</text:p>
          </table:table-cell>
          <table:table-cell table:formula="of:=ABJAD([.$A696];3;1)" office:value-type="float" office:value="13240" calcext:value-type="float">
            <text:p>13240</text:p>
          </table:table-cell>
        </table:table-row>
        <table:table-row table:style-name="ro1">
          <table:table-cell office:value-type="string" calcext:value-type="string">
            <text:p>GÜREL</text:p>
          </table:table-cell>
          <table:table-cell table:formula="of:=NUMEROLOG([.$A697];&quot;modern&quot;;&quot;tam&quot;)" office:value-type="float" office:value="27" calcext:value-type="float">
            <text:p>27</text:p>
          </table:table-cell>
          <table:table-cell table:formula="of:=NUMEROLOG([.$A697];&quot;TR&quot;;&quot;tam&quot;)" office:value-type="float" office:value="76" calcext:value-type="float">
            <text:p>76</text:p>
          </table:table-cell>
          <table:table-cell table:formula="of:=ABJAD([.$A697];0;1)" office:value-type="float" office:value="26" calcext:value-type="float">
            <text:p>26</text:p>
          </table:table-cell>
          <table:table-cell table:formula="of:=ABJAD([.$A697];1;1)" office:value-type="float" office:value="962" calcext:value-type="float">
            <text:p>962</text:p>
          </table:table-cell>
          <table:table-cell table:formula="of:=ABJAD([.$A697];2;1)" office:value-type="float" office:value="1682" calcext:value-type="float">
            <text:p>1682</text:p>
          </table:table-cell>
          <table:table-cell table:formula="of:=ABJAD([.$A697];3;1)"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GÜRER</text:p>
          </table:table-cell>
          <table:table-cell table:formula="of:=NUMEROLOG([.$A698];&quot;modern&quot;;&quot;tam&quot;)" office:value-type="float" office:value="33" calcext:value-type="float">
            <text:p>33</text:p>
          </table:table-cell>
          <table:table-cell table:formula="of:=NUMEROLOG([.$A698];&quot;TR&quot;;&quot;tam&quot;)" office:value-type="float" office:value="82" calcext:value-type="float">
            <text:p>82</text:p>
          </table:table-cell>
          <table:table-cell table:formula="of:=ABJAD([.$A698];0;1)" office:value-type="float" office:value="32" calcext:value-type="float">
            <text:p>32</text:p>
          </table:table-cell>
          <table:table-cell table:formula="of:=ABJAD([.$A698];1;1)" office:value-type="float" office:value="1112" calcext:value-type="float">
            <text:p>1112</text:p>
          </table:table-cell>
          <table:table-cell table:formula="of:=ABJAD([.$A698];2;1)" office:value-type="float" office:value="1832" calcext:value-type="float">
            <text:p>1832</text:p>
          </table:table-cell>
          <table:table-cell table:formula="of:=ABJAD([.$A698];3;1)"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GÜRPINAR</text:p>
          </table:table-cell>
          <table:table-cell table:formula="of:=NUMEROLOG([.$A699];&quot;modern&quot;;&quot;tam&quot;)" office:value-type="float" office:value="50" calcext:value-type="float">
            <text:p>50</text:p>
          </table:table-cell>
          <table:table-cell table:formula="of:=NUMEROLOG([.$A699];&quot;TR&quot;;&quot;tam&quot;)" office:value-type="float" office:value="125" calcext:value-type="float">
            <text:p>125</text:p>
          </table:table-cell>
          <table:table-cell table:formula="of:=ABJAD([.$A699];0;1)" office:value-type="float" office:value="52" calcext:value-type="float">
            <text:p>52</text:p>
          </table:table-cell>
          <table:table-cell table:formula="of:=ABJAD([.$A699];1;1)" office:value-type="float" office:value="1288" calcext:value-type="float">
            <text:p>1288</text:p>
          </table:table-cell>
          <table:table-cell table:formula="of:=ABJAD([.$A699];2;1)" office:value-type="float" office:value="2024" calcext:value-type="float">
            <text:p>2024</text:p>
          </table:table-cell>
          <table:table-cell table:formula="of:=ABJAD([.$A699];3;1)" office:value-type="float" office:value="14675" calcext:value-type="float">
            <text:p>14675</text:p>
          </table:table-cell>
        </table:table-row>
        <table:table-row table:style-name="ro1">
          <table:table-cell office:value-type="string" calcext:value-type="string">
            <text:p>GÜRSOY</text:p>
          </table:table-cell>
          <table:table-cell table:formula="of:=NUMEROLOG([.$A700];&quot;modern&quot;;&quot;tam&quot;)" office:value-type="float" office:value="33" calcext:value-type="float">
            <text:p>33</text:p>
          </table:table-cell>
          <table:table-cell table:formula="of:=NUMEROLOG([.$A700];&quot;TR&quot;;&quot;tam&quot;)" office:value-type="float" office:value="123" calcext:value-type="float">
            <text:p>123</text:p>
          </table:table-cell>
          <table:table-cell table:formula="of:=ABJAD([.$A700];0;1)" office:value-type="float" office:value="27" calcext:value-type="float">
            <text:p>27</text:p>
          </table:table-cell>
          <table:table-cell table:formula="of:=ABJAD([.$A700];1;1)" office:value-type="float" office:value="2187" calcext:value-type="float">
            <text:p>2187</text:p>
          </table:table-cell>
          <table:table-cell table:formula="of:=ABJAD([.$A700];2;1)" office:value-type="float" office:value="2987" calcext:value-type="float">
            <text:p>2987</text:p>
          </table:table-cell>
          <table:table-cell table:formula="of:=ABJAD([.$A700];3;1)" office:value-type="float" office:value="15485" calcext:value-type="float">
            <text:p>15485</text:p>
          </table:table-cell>
        </table:table-row>
        <table:table-row table:style-name="ro1">
          <table:table-cell office:value-type="string" calcext:value-type="string">
            <text:p>GÜVEN</text:p>
          </table:table-cell>
          <table:table-cell table:formula="of:=NUMEROLOG([.$A701];&quot;modern&quot;;&quot;tam&quot;)" office:value-type="float" office:value="24" calcext:value-type="float">
            <text:p>24</text:p>
          </table:table-cell>
          <table:table-cell table:formula="of:=NUMEROLOG([.$A701];&quot;TR&quot;;&quot;tam&quot;)" office:value-type="float" office:value="84" calcext:value-type="float">
            <text:p>84</text:p>
          </table:table-cell>
          <table:table-cell table:formula="of:=ABJAD([.$A701];0;1)" office:value-type="float" office:value="34" calcext:value-type="float">
            <text:p>34</text:p>
          </table:table-cell>
          <table:table-cell table:formula="of:=ABJAD([.$A701];1;1)" office:value-type="float" office:value="1582" calcext:value-type="float">
            <text:p>1582</text:p>
          </table:table-cell>
          <table:table-cell table:formula="of:=ABJAD([.$A701];2;1)" office:value-type="float" office:value="2302" calcext:value-type="float">
            <text:p>2302</text:p>
          </table:table-cell>
          <table:table-cell table:formula="of:=ABJAD([.$A701];3;1)"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GÜVEN MEŞE</text:p>
          </table:table-cell>
          <table:table-cell table:formula="of:=NUMEROLOG([.$A702];&quot;modern&quot;;&quot;tam&quot;)" office:value-type="float" office:value="39" calcext:value-type="float">
            <text:p>39</text:p>
          </table:table-cell>
          <table:table-cell table:formula="of:=NUMEROLOG([.$A702];&quot;TR&quot;;&quot;tam&quot;)" office:value-type="float" office:value="135" calcext:value-type="float">
            <text:p>135</text:p>
          </table:table-cell>
          <table:table-cell table:formula="of:=ABJAD([.$A702];0;1)" office:value-type="float" office:value="48" calcext:value-type="float">
            <text:p>48</text:p>
          </table:table-cell>
          <table:table-cell table:formula="of:=ABJAD([.$A702];1;1)" office:value-type="float" office:value="2052" calcext:value-type="float">
            <text:p>2052</text:p>
          </table:table-cell>
          <table:table-cell table:formula="of:=ABJAD([.$A702];2;1)" office:value-type="float" office:value="2792" calcext:value-type="float">
            <text:p>2792</text:p>
          </table:table-cell>
          <table:table-cell table:formula="of:=ABJAD([.$A702];3;1)" office:value-type="float" office:value="15944" calcext:value-type="float">
            <text:p>15944</text:p>
          </table:table-cell>
        </table:table-row>
        <table:table-row table:style-name="ro1">
          <table:table-cell office:value-type="string" calcext:value-type="string">
            <text:p>GÜVENÇ</text:p>
          </table:table-cell>
          <table:table-cell table:formula="of:=NUMEROLOG([.$A703];&quot;modern&quot;;&quot;tam&quot;)" office:value-type="float" office:value="27" calcext:value-type="float">
            <text:p>27</text:p>
          </table:table-cell>
          <table:table-cell table:formula="of:=NUMEROLOG([.$A703];&quot;TR&quot;;&quot;tam&quot;)" office:value-type="float" office:value="88" calcext:value-type="float">
            <text:p>88</text:p>
          </table:table-cell>
          <table:table-cell table:formula="of:=ABJAD([.$A703];0;1)" office:value-type="float" office:value="37" calcext:value-type="float">
            <text:p>37</text:p>
          </table:table-cell>
          <table:table-cell table:formula="of:=ABJAD([.$A703];1;1)" office:value-type="float" office:value="1585" calcext:value-type="float">
            <text:p>1585</text:p>
          </table:table-cell>
          <table:table-cell table:formula="of:=ABJAD([.$A703];2;1)" office:value-type="float" office:value="2310" calcext:value-type="float">
            <text:p>2310</text:p>
          </table:table-cell>
          <table:table-cell table:formula="of:=ABJAD([.$A703];3;1)" office:value-type="float" office:value="11418" calcext:value-type="float">
            <text:p>11418</text:p>
          </table:table-cell>
        </table:table-row>
        <table:table-row table:style-name="ro1">
          <table:table-cell office:value-type="string" calcext:value-type="string">
            <text:p>GÜVERCİN</text:p>
          </table:table-cell>
          <table:table-cell table:formula="of:=NUMEROLOG([.$A704];&quot;modern&quot;;&quot;tam&quot;)" office:value-type="float" office:value="45" calcext:value-type="float">
            <text:p>45</text:p>
          </table:table-cell>
          <table:table-cell table:formula="of:=NUMEROLOG([.$A704];&quot;TR&quot;;&quot;tam&quot;)" office:value-type="float" office:value="120" calcext:value-type="float">
            <text:p>120</text:p>
          </table:table-cell>
          <table:table-cell table:formula="of:=ABJAD([.$A704];0;1)" office:value-type="float" office:value="53" calcext:value-type="float">
            <text:p>53</text:p>
          </table:table-cell>
          <table:table-cell table:formula="of:=ABJAD([.$A704];1;1)" office:value-type="float" office:value="1805" calcext:value-type="float">
            <text:p>1805</text:p>
          </table:table-cell>
          <table:table-cell table:formula="of:=ABJAD([.$A704];2;1)" office:value-type="float" office:value="2555" calcext:value-type="float">
            <text:p>2555</text:p>
          </table:table-cell>
          <table:table-cell table:formula="of:=ABJAD([.$A704];3;1)" office:value-type="float" office:value="15298" calcext:value-type="float">
            <text:p>15298</text:p>
          </table:table-cell>
        </table:table-row>
        <table:table-row table:style-name="ro1">
          <table:table-cell office:value-type="string" calcext:value-type="string">
            <text:p>GÜVEREN</text:p>
          </table:table-cell>
          <table:table-cell table:formula="of:=NUMEROLOG([.$A705];&quot;modern&quot;;&quot;tam&quot;)" office:value-type="float" office:value="38" calcext:value-type="float">
            <text:p>38</text:p>
          </table:table-cell>
          <table:table-cell table:formula="of:=NUMEROLOG([.$A705];&quot;TR&quot;;&quot;tam&quot;)" office:value-type="float" office:value="111" calcext:value-type="float">
            <text:p>111</text:p>
          </table:table-cell>
          <table:table-cell table:formula="of:=ABJAD([.$A705];0;1)" office:value-type="float" office:value="47" calcext:value-type="float">
            <text:p>47</text:p>
          </table:table-cell>
          <table:table-cell table:formula="of:=ABJAD([.$A705];1;1)" office:value-type="float" office:value="1787" calcext:value-type="float">
            <text:p>1787</text:p>
          </table:table-cell>
          <table:table-cell table:formula="of:=ABJAD([.$A705];2;1)" office:value-type="float" office:value="2517" calcext:value-type="float">
            <text:p>2517</text:p>
          </table:table-cell>
          <table:table-cell table:formula="of:=ABJAD([.$A705];3;1)" office:value-type="float" office:value="13802" calcext:value-type="float">
            <text:p>13802</text:p>
          </table:table-cell>
        </table:table-row>
        <table:table-row table:style-name="ro1">
          <table:table-cell office:value-type="string" calcext:value-type="string">
            <text:p>GÜZEL</text:p>
          </table:table-cell>
          <table:table-cell table:formula="of:=NUMEROLOG([.$A706];&quot;modern&quot;;&quot;tam&quot;)" office:value-type="float" office:value="26" calcext:value-type="float">
            <text:p>26</text:p>
          </table:table-cell>
          <table:table-cell table:formula="of:=NUMEROLOG([.$A706];&quot;TR&quot;;&quot;tam&quot;)" office:value-type="float" office:value="84" calcext:value-type="float">
            <text:p>84</text:p>
          </table:table-cell>
          <table:table-cell table:formula="of:=ABJAD([.$A706];0;1)" office:value-type="float" office:value="22" calcext:value-type="float">
            <text:p>22</text:p>
          </table:table-cell>
          <table:table-cell table:formula="of:=ABJAD([.$A706];1;1)" office:value-type="float" office:value="1762" calcext:value-type="float">
            <text:p>1762</text:p>
          </table:table-cell>
          <table:table-cell table:formula="of:=ABJAD([.$A706];2;1)" office:value-type="float" office:value="2482" calcext:value-type="float">
            <text:p>2482</text:p>
          </table:table-cell>
          <table:table-cell table:formula="of:=ABJAD([.$A706];3;1)"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GÜZELKÜÇÜK</text:p>
          </table:table-cell>
          <table:table-cell table:formula="of:=NUMEROLOG([.$A707];&quot;modern&quot;;&quot;tam&quot;)" office:value-type="float" office:value="39" calcext:value-type="float">
            <text:p>39</text:p>
          </table:table-cell>
          <table:table-cell table:formula="of:=NUMEROLOG([.$A707];&quot;TR&quot;;&quot;tam&quot;)" office:value-type="float" office:value="168" calcext:value-type="float">
            <text:p>168</text:p>
          </table:table-cell>
          <table:table-cell table:formula="of:=ABJAD([.$A707];0;1)" office:value-type="float" office:value="41" calcext:value-type="float">
            <text:p>41</text:p>
          </table:table-cell>
          <table:table-cell table:formula="of:=ABJAD([.$A707];1;1)" office:value-type="float" office:value="3245" calcext:value-type="float">
            <text:p>3245</text:p>
          </table:table-cell>
          <table:table-cell table:formula="of:=ABJAD([.$A707];2;1)" office:value-type="float" office:value="5380" calcext:value-type="float">
            <text:p>5380</text:p>
          </table:table-cell>
          <table:table-cell table:formula="of:=ABJAD([.$A707];3;1)" office:value-type="float" office:value="13423" calcext:value-type="float">
            <text:p>13423</text:p>
          </table:table-cell>
        </table:table-row>
        <table:table-row table:style-name="ro1">
          <table:table-cell office:value-type="string" calcext:value-type="string">
            <text:p>HAKYOL</text:p>
          </table:table-cell>
          <table:table-cell table:formula="of:=NUMEROLOG([.$A708];&quot;modern&quot;;&quot;tam&quot;)" office:value-type="float" office:value="27" calcext:value-type="float">
            <text:p>27</text:p>
          </table:table-cell>
          <table:table-cell table:formula="of:=NUMEROLOG([.$A708];&quot;TR&quot;;&quot;tam&quot;)" office:value-type="float" office:value="86" calcext:value-type="float">
            <text:p>86</text:p>
          </table:table-cell>
          <table:table-cell table:formula="of:=ABJAD([.$A708];0;1)" office:value-type="float" office:value="24" calcext:value-type="float">
            <text:p>24</text:p>
          </table:table-cell>
          <table:table-cell table:formula="of:=ABJAD([.$A708];1;1)" office:value-type="float" office:value="1080" calcext:value-type="float">
            <text:p>1080</text:p>
          </table:table-cell>
          <table:table-cell table:formula="of:=ABJAD([.$A708];2;1)" office:value-type="float" office:value="1181" calcext:value-type="float">
            <text:p>1181</text:p>
          </table:table-cell>
          <table:table-cell table:formula="of:=ABJAD([.$A708];3;1)" office:value-type="float" office:value="7405" calcext:value-type="float">
            <text:p>7405</text:p>
          </table:table-cell>
        </table:table-row>
        <table:table-row table:style-name="ro1">
          <table:table-cell office:value-type="string" calcext:value-type="string">
            <text:p>HALHALLI</text:p>
          </table:table-cell>
          <table:table-cell table:formula="of:=NUMEROLOG([.$A709];&quot;modern&quot;;&quot;tam&quot;)" office:value-type="float" office:value="36" calcext:value-type="float">
            <text:p>36</text:p>
          </table:table-cell>
          <table:table-cell table:formula="of:=NUMEROLOG([.$A709];&quot;TR&quot;;&quot;tam&quot;)" office:value-type="float" office:value="78" calcext:value-type="float">
            <text:p>78</text:p>
          </table:table-cell>
          <table:table-cell table:formula="of:=ABJAD([.$A709];0;1)" office:value-type="float" office:value="36" calcext:value-type="float">
            <text:p>36</text:p>
          </table:table-cell>
          <table:table-cell table:formula="of:=ABJAD([.$A709];1;1)" office:value-type="float" office:value="180" calcext:value-type="float">
            <text:p>180</text:p>
          </table:table-cell>
          <table:table-cell table:formula="of:=ABJAD([.$A709];2;1)" office:value-type="float" office:value="217" calcext:value-type="float">
            <text:p>217</text:p>
          </table:table-cell>
          <table:table-cell table:formula="of:=ABJAD([.$A709];3;1)"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HALICI</text:p>
          </table:table-cell>
          <table:table-cell table:formula="of:=NUMEROLOG([.$A710];&quot;modern&quot;;&quot;tam&quot;)" office:value-type="float" office:value="33" calcext:value-type="float">
            <text:p>33</text:p>
          </table:table-cell>
          <table:table-cell table:formula="of:=NUMEROLOG([.$A710];&quot;TR&quot;;&quot;tam&quot;)" office:value-type="float" office:value="51" calcext:value-type="float">
            <text:p>51</text:p>
          </table:table-cell>
          <table:table-cell table:formula="of:=ABJAD([.$A710];0;1)" office:value-type="float" office:value="35" calcext:value-type="float">
            <text:p>35</text:p>
          </table:table-cell>
          <table:table-cell table:formula="of:=ABJAD([.$A710];1;1)" office:value-type="float" office:value="83" calcext:value-type="float">
            <text:p>83</text:p>
          </table:table-cell>
          <table:table-cell table:formula="of:=ABJAD([.$A710];2;1)" office:value-type="float" office:value="119" calcext:value-type="float">
            <text:p>119</text:p>
          </table:table-cell>
          <table:table-cell table:formula="of:=ABJAD([.$A710];3;1)"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HALİS</text:p>
          </table:table-cell>
          <table:table-cell table:formula="of:=NUMEROLOG([.$A711];&quot;modern&quot;;&quot;tam&quot;)" office:value-type="float" office:value="22" calcext:value-type="float">
            <text:p>22</text:p>
          </table:table-cell>
          <table:table-cell table:formula="of:=NUMEROLOG([.$A711];&quot;TR&quot;;&quot;tam&quot;)" office:value-type="float" office:value="60" calcext:value-type="float">
            <text:p>60</text:p>
          </table:table-cell>
          <table:table-cell table:formula="of:=ABJAD([.$A711];0;1)" office:value-type="float" office:value="20" calcext:value-type="float">
            <text:p>20</text:p>
          </table:table-cell>
          <table:table-cell table:formula="of:=ABJAD([.$A711];1;1)" office:value-type="float" office:value="380" calcext:value-type="float">
            <text:p>380</text:p>
          </table:table-cell>
          <table:table-cell table:formula="of:=ABJAD([.$A711];2;1)" office:value-type="float" office:value="416" calcext:value-type="float">
            <text:p>416</text:p>
          </table:table-cell>
          <table:table-cell table:formula="of:=ABJAD([.$A711];3;1)" office:value-type="float" office:value="6574" calcext:value-type="float">
            <text:p>6574</text:p>
          </table:table-cell>
        </table:table-row>
        <table:table-row table:style-name="ro1">
          <table:table-cell office:value-type="string" calcext:value-type="string">
            <text:p>HAMDEMİRCİ</text:p>
          </table:table-cell>
          <table:table-cell table:formula="of:=NUMEROLOG([.$A712];&quot;modern&quot;;&quot;tam&quot;)" office:value-type="float" office:value="56" calcext:value-type="float">
            <text:p>56</text:p>
          </table:table-cell>
          <table:table-cell table:formula="of:=NUMEROLOG([.$A712];&quot;TR&quot;;&quot;tam&quot;)" office:value-type="float" office:value="102" calcext:value-type="float">
            <text:p>102</text:p>
          </table:table-cell>
          <table:table-cell table:formula="of:=ABJAD([.$A712];0;1)" office:value-type="float" office:value="46" calcext:value-type="float">
            <text:p>46</text:p>
          </table:table-cell>
          <table:table-cell table:formula="of:=ABJAD([.$A712];1;1)" office:value-type="float" office:value="382" calcext:value-type="float">
            <text:p>382</text:p>
          </table:table-cell>
          <table:table-cell table:formula="of:=ABJAD([.$A712];2;1)" office:value-type="float" office:value="458" calcext:value-type="float">
            <text:p>458</text:p>
          </table:table-cell>
          <table:table-cell table:formula="of:=ABJAD([.$A712];3;1)"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HANCIOĞLU</text:p>
          </table:table-cell>
          <table:table-cell table:formula="of:=NUMEROLOG([.$A713];&quot;modern&quot;;&quot;tam&quot;)" office:value-type="float" office:value="45" calcext:value-type="float">
            <text:p>45</text:p>
          </table:table-cell>
          <table:table-cell table:formula="of:=NUMEROLOG([.$A713];&quot;TR&quot;;&quot;tam&quot;)" office:value-type="float" office:value="109" calcext:value-type="float">
            <text:p>109</text:p>
          </table:table-cell>
          <table:table-cell table:formula="of:=ABJAD([.$A713];0;1)" office:value-type="float" office:value="51" calcext:value-type="float">
            <text:p>51</text:p>
          </table:table-cell>
          <table:table-cell table:formula="of:=ABJAD([.$A713];1;1)" office:value-type="float" office:value="831" calcext:value-type="float">
            <text:p>831</text:p>
          </table:table-cell>
          <table:table-cell table:formula="of:=ABJAD([.$A713];2;1)" office:value-type="float" office:value="4147" calcext:value-type="float">
            <text:p>4147</text:p>
          </table:table-cell>
          <table:table-cell table:formula="of:=ABJAD([.$A713];3;1)" office:value-type="float" office:value="10055" calcext:value-type="float">
            <text:p>10055</text:p>
          </table:table-cell>
        </table:table-row>
        <table:table-row table:style-name="ro1">
          <table:table-cell office:value-type="string" calcext:value-type="string">
            <text:p>HAŞİMOĞLU</text:p>
          </table:table-cell>
          <table:table-cell table:formula="of:=NUMEROLOG([.$A714];&quot;modern&quot;;&quot;tam&quot;)" office:value-type="float" office:value="42" calcext:value-type="float">
            <text:p>42</text:p>
          </table:table-cell>
          <table:table-cell table:formula="of:=NUMEROLOG([.$A714];&quot;TR&quot;;&quot;tam&quot;)" office:value-type="float" office:value="129" calcext:value-type="float">
            <text:p>129</text:p>
          </table:table-cell>
          <table:table-cell table:formula="of:=ABJAD([.$A714];0;1)" office:value-type="float" office:value="40" calcext:value-type="float">
            <text:p>40</text:p>
          </table:table-cell>
          <table:table-cell table:formula="of:=ABJAD([.$A714];1;1)" office:value-type="float" office:value="1228" calcext:value-type="float">
            <text:p>1228</text:p>
          </table:table-cell>
          <table:table-cell table:formula="of:=ABJAD([.$A714];2;1)" office:value-type="float" office:value="4554" calcext:value-type="float">
            <text:p>4554</text:p>
          </table:table-cell>
          <table:table-cell table:formula="of:=ABJAD([.$A714];3;1)" office:value-type="float" office:value="12932" calcext:value-type="float">
            <text:p>12932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table:formula="of:=NUMEROLOG([.$A715];&quot;modern&quot;;&quot;tam&quot;)" office:value-type="float" office:value="17" calcext:value-type="float">
            <text:p>17</text:p>
          </table:table-cell>
          <table:table-cell table:formula="of:=NUMEROLOG([.$A715];&quot;TR&quot;;&quot;tam&quot;)" office:value-type="float" office:value="73" calcext:value-type="float">
            <text:p>73</text:p>
          </table:table-cell>
          <table:table-cell table:formula="of:=ABJAD([.$A715];0;1)" office:value-type="float" office:value="21" calcext:value-type="float">
            <text:p>21</text:p>
          </table:table-cell>
          <table:table-cell table:formula="of:=ABJAD([.$A715];1;1)" office:value-type="float" office:value="681" calcext:value-type="float">
            <text:p>681</text:p>
          </table:table-cell>
          <table:table-cell table:formula="of:=ABJAD([.$A715];2;1)" office:value-type="float" office:value="703" calcext:value-type="float">
            <text:p>703</text:p>
          </table:table-cell>
          <table:table-cell table:formula="of:=ABJAD([.$A715];3;1)" office:value-type="float" office:value="10659" calcext:value-type="float">
            <text:p>10659</text:p>
          </table:table-cell>
        </table:table-row>
        <table:table-row table:style-name="ro1">
          <table:table-cell office:value-type="string" calcext:value-type="string">
            <text:p>HATİPOĞLU</text:p>
          </table:table-cell>
          <table:table-cell table:formula="of:=NUMEROLOG([.$A716];&quot;modern&quot;;&quot;tam&quot;)" office:value-type="float" office:value="46" calcext:value-type="float">
            <text:p>46</text:p>
          </table:table-cell>
          <table:table-cell table:formula="of:=NUMEROLOG([.$A716];&quot;TR&quot;;&quot;tam&quot;)" office:value-type="float" office:value="134" calcext:value-type="float">
            <text:p>134</text:p>
          </table:table-cell>
          <table:table-cell table:formula="of:=ABJAD([.$A716];0;1)" office:value-type="float" office:value="48" calcext:value-type="float">
            <text:p>48</text:p>
          </table:table-cell>
          <table:table-cell table:formula="of:=ABJAD([.$A716];1;1)" office:value-type="float" office:value="1368" calcext:value-type="float">
            <text:p>1368</text:p>
          </table:table-cell>
          <table:table-cell table:formula="of:=ABJAD([.$A716];2;1)" office:value-type="float" office:value="4694" calcext:value-type="float">
            <text:p>4694</text:p>
          </table:table-cell>
          <table:table-cell table:formula="of:=ABJAD([.$A716];3;1)" office:value-type="float" office:value="14124" calcext:value-type="float">
            <text:p>14124</text:p>
          </table:table-cell>
        </table:table-row>
        <table:table-row table:style-name="ro1">
          <table:table-cell office:value-type="string" calcext:value-type="string">
            <text:p>HAVAS</text:p>
          </table:table-cell>
          <table:table-cell table:formula="of:=NUMEROLOG([.$A717];&quot;modern&quot;;&quot;tam&quot;)" office:value-type="float" office:value="15" calcext:value-type="float">
            <text:p>15</text:p>
          </table:table-cell>
          <table:table-cell table:formula="of:=NUMEROLOG([.$A717];&quot;TR&quot;;&quot;tam&quot;)" office:value-type="float" office:value="61" calcext:value-type="float">
            <text:p>61</text:p>
          </table:table-cell>
          <table:table-cell table:formula="of:=ABJAD([.$A717];0;1)" office:value-type="float" office:value="19" calcext:value-type="float">
            <text:p>19</text:p>
          </table:table-cell>
          <table:table-cell table:formula="of:=ABJAD([.$A717];1;1)" office:value-type="float" office:value="1111" calcext:value-type="float">
            <text:p>1111</text:p>
          </table:table-cell>
          <table:table-cell table:formula="of:=ABJAD([.$A717];2;1)" office:value-type="float" office:value="1128" calcext:value-type="float">
            <text:p>1128</text:p>
          </table:table-cell>
          <table:table-cell table:formula="of:=ABJAD([.$A717];3;1)" office:value-type="float" office:value="9436" calcext:value-type="float">
            <text:p>9436</text:p>
          </table:table-cell>
        </table:table-row>
        <table:table-row table:style-name="ro1">
          <table:table-cell office:value-type="string" calcext:value-type="string">
            <text:p>HEPKAYA</text:p>
          </table:table-cell>
          <table:table-cell table:formula="of:=NUMEROLOG([.$A718];&quot;modern&quot;;&quot;tam&quot;)" office:value-type="float" office:value="31" calcext:value-type="float">
            <text:p>31</text:p>
          </table:table-cell>
          <table:table-cell table:formula="of:=NUMEROLOG([.$A718];&quot;TR&quot;;&quot;tam&quot;)" office:value-type="float" office:value="80" calcext:value-type="float">
            <text:p>80</text:p>
          </table:table-cell>
          <table:table-cell table:formula="of:=ABJAD([.$A718];0;1)" office:value-type="float" office:value="24" calcext:value-type="float">
            <text:p>24</text:p>
          </table:table-cell>
          <table:table-cell table:formula="of:=ABJAD([.$A718];1;1)" office:value-type="float" office:value="1056" calcext:value-type="float">
            <text:p>1056</text:p>
          </table:table-cell>
          <table:table-cell table:formula="of:=ABJAD([.$A718];2;1)" office:value-type="float" office:value="1083" calcext:value-type="float">
            <text:p>1083</text:p>
          </table:table-cell>
          <table:table-cell table:formula="of:=ABJAD([.$A718];3;1)" office:value-type="float" office:value="9789" calcext:value-type="float">
            <text:p>9789</text:p>
          </table:table-cell>
        </table:table-row>
        <table:table-row table:style-name="ro1">
          <table:table-cell office:value-type="string" calcext:value-type="string">
            <text:p>HEYBET</text:p>
          </table:table-cell>
          <table:table-cell table:formula="of:=NUMEROLOG([.$A719];&quot;modern&quot;;&quot;tam&quot;)" office:value-type="float" office:value="29" calcext:value-type="float">
            <text:p>29</text:p>
          </table:table-cell>
          <table:table-cell table:formula="of:=NUMEROLOG([.$A719];&quot;TR&quot;;&quot;tam&quot;)" office:value-type="float" office:value="76" calcext:value-type="float">
            <text:p>76</text:p>
          </table:table-cell>
          <table:table-cell table:formula="of:=ABJAD([.$A719];0;1)" office:value-type="float" office:value="29" calcext:value-type="float">
            <text:p>29</text:p>
          </table:table-cell>
          <table:table-cell table:formula="of:=ABJAD([.$A719];1;1)" office:value-type="float" office:value="1421" calcext:value-type="float">
            <text:p>1421</text:p>
          </table:table-cell>
          <table:table-cell table:formula="of:=ABJAD([.$A719];2;1)" office:value-type="float" office:value="1451" calcext:value-type="float">
            <text:p>1451</text:p>
          </table:table-cell>
          <table:table-cell table:formula="of:=ABJAD([.$A719];3;1)"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HİÇDURMAZ</text:p>
          </table:table-cell>
          <table:table-cell table:formula="of:=NUMEROLOG([.$A720];&quot;modern&quot;;&quot;tam&quot;)" office:value-type="float" office:value="49" calcext:value-type="float">
            <text:p>49</text:p>
          </table:table-cell>
          <table:table-cell table:formula="of:=NUMEROLOG([.$A720];&quot;TR&quot;;&quot;tam&quot;)" office:value-type="float" office:value="123" calcext:value-type="float">
            <text:p>123</text:p>
          </table:table-cell>
          <table:table-cell table:formula="of:=ABJAD([.$A720];0;1)" office:value-type="float" office:value="37" calcext:value-type="float">
            <text:p>37</text:p>
          </table:table-cell>
          <table:table-cell table:formula="of:=ABJAD([.$A720];1;1)" office:value-type="float" office:value="1897" calcext:value-type="float">
            <text:p>1897</text:p>
          </table:table-cell>
          <table:table-cell table:formula="of:=ABJAD([.$A720];2;1)" office:value-type="float" office:value="2548" calcext:value-type="float">
            <text:p>2548</text:p>
          </table:table-cell>
          <table:table-cell table:formula="of:=ABJAD([.$A720];3;1)" office:value-type="float" office:value="11597" calcext:value-type="float">
            <text:p>11597</text:p>
          </table:table-cell>
        </table:table-row>
        <table:table-row table:style-name="ro1">
          <table:table-cell office:value-type="string" calcext:value-type="string">
            <text:p>HİÇYILMAZ</text:p>
          </table:table-cell>
          <table:table-cell table:formula="of:=NUMEROLOG([.$A721];&quot;modern&quot;;&quot;tam&quot;)" office:value-type="float" office:value="52" calcext:value-type="float">
            <text:p>52</text:p>
          </table:table-cell>
          <table:table-cell table:formula="of:=NUMEROLOG([.$A721];&quot;TR&quot;;&quot;tam&quot;)" office:value-type="float" office:value="126" calcext:value-type="float">
            <text:p>126</text:p>
          </table:table-cell>
          <table:table-cell table:formula="of:=ABJAD([.$A721];0;1)" office:value-type="float" office:value="37" calcext:value-type="float">
            <text:p>37</text:p>
          </table:table-cell>
          <table:table-cell table:formula="of:=ABJAD([.$A721];1;1)" office:value-type="float" office:value="2053" calcext:value-type="float">
            <text:p>2053</text:p>
          </table:table-cell>
          <table:table-cell table:formula="of:=ABJAD([.$A721];2;1)" office:value-type="float" office:value="2114" calcext:value-type="float">
            <text:p>2114</text:p>
          </table:table-cell>
          <table:table-cell table:formula="of:=ABJAD([.$A721];3;1)" office:value-type="float" office:value="9561" calcext:value-type="float">
            <text:p>9561</text:p>
          </table:table-cell>
        </table:table-row>
        <table:table-row table:style-name="ro1">
          <table:table-cell office:value-type="string" calcext:value-type="string">
            <text:p>HIDIROĞLU</text:p>
          </table:table-cell>
          <table:table-cell table:formula="of:=NUMEROLOG([.$A722];&quot;modern&quot;;&quot;tam&quot;)" office:value-type="float" office:value="58" calcext:value-type="float">
            <text:p>58</text:p>
          </table:table-cell>
          <table:table-cell table:formula="of:=NUMEROLOG([.$A722];&quot;TR&quot;;&quot;tam&quot;)" office:value-type="float" office:value="125" calcext:value-type="float">
            <text:p>125</text:p>
          </table:table-cell>
          <table:table-cell table:formula="of:=ABJAD([.$A722];0;1)" office:value-type="float" office:value="59" calcext:value-type="float">
            <text:p>59</text:p>
          </table:table-cell>
          <table:table-cell table:formula="of:=ABJAD([.$A722];1;1)" office:value-type="float" office:value="971" calcext:value-type="float">
            <text:p>971</text:p>
          </table:table-cell>
          <table:table-cell table:formula="of:=ABJAD([.$A722];2;1)" office:value-type="float" office:value="4296" calcext:value-type="float">
            <text:p>4296</text:p>
          </table:table-cell>
          <table:table-cell table:formula="of:=ABJAD([.$A722];3;1)" office:value-type="float" office:value="10869" calcext:value-type="float">
            <text:p>10869</text:p>
          </table:table-cell>
        </table:table-row>
        <table:table-row table:style-name="ro1">
          <table:table-cell office:value-type="string" calcext:value-type="string">
            <text:p>HODJAOGLU</text:p>
          </table:table-cell>
          <table:table-cell table:formula="of:=NUMEROLOG([.$A723];&quot;modern&quot;;&quot;tam&quot;)" office:value-type="float" office:value="39" calcext:value-type="float">
            <text:p>39</text:p>
          </table:table-cell>
          <table:table-cell table:formula="of:=NUMEROLOG([.$A723];&quot;TR&quot;;&quot;tam&quot;)" office:value-type="float" office:value="113" calcext:value-type="float">
            <text:p>113</text:p>
          </table:table-cell>
          <table:table-cell table:formula="of:=ABJAD([.$A723];0;1)" office:value-type="float" office:value="45" calcext:value-type="float">
            <text:p>45</text:p>
          </table:table-cell>
          <table:table-cell table:formula="of:=ABJAD([.$A723];1;1)" office:value-type="float" office:value="861" calcext:value-type="float">
            <text:p>861</text:p>
          </table:table-cell>
          <table:table-cell table:formula="of:=ABJAD([.$A723];2;1)" office:value-type="float" office:value="1647" calcext:value-type="float">
            <text:p>1647</text:p>
          </table:table-cell>
          <table:table-cell table:formula="of:=ABJAD([.$A723];3;1)" office:value-type="float" office:value="10575" calcext:value-type="float">
            <text:p>10575</text:p>
          </table:table-cell>
        </table:table-row>
        <table:table-row table:style-name="ro1">
          <table:table-cell office:value-type="string" calcext:value-type="string">
            <text:p>HÖKE</text:p>
          </table:table-cell>
          <table:table-cell table:formula="of:=NUMEROLOG([.$A724];&quot;modern&quot;;&quot;tam&quot;)" office:value-type="float" office:value="21" calcext:value-type="float">
            <text:p>21</text:p>
          </table:table-cell>
          <table:table-cell table:formula="of:=NUMEROLOG([.$A724];&quot;TR&quot;;&quot;tam&quot;)" office:value-type="float" office:value="49" calcext:value-type="float">
            <text:p>49</text:p>
          </table:table-cell>
          <table:table-cell table:formula="of:=ABJAD([.$A724];0;1)" office:value-type="float" office:value="24" calcext:value-type="float">
            <text:p>24</text:p>
          </table:table-cell>
          <table:table-cell table:formula="of:=ABJAD([.$A724];1;1)" office:value-type="float" office:value="144" calcext:value-type="float">
            <text:p>144</text:p>
          </table:table-cell>
          <table:table-cell table:formula="of:=ABJAD([.$A724];2;1)" office:value-type="float" office:value="249" calcext:value-type="float">
            <text:p>249</text:p>
          </table:table-cell>
          <table:table-cell table:formula="of:=ABJAD([.$A724];3;1)"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HOŞER</text:p>
          </table:table-cell>
          <table:table-cell table:formula="of:=NUMEROLOG([.$A725];&quot;modern&quot;;&quot;tam&quot;)" office:value-type="float" office:value="29" calcext:value-type="float">
            <text:p>29</text:p>
          </table:table-cell>
          <table:table-cell table:formula="of:=NUMEROLOG([.$A725];&quot;TR&quot;;&quot;tam&quot;)" office:value-type="float" office:value="78" calcext:value-type="float">
            <text:p>78</text:p>
          </table:table-cell>
          <table:table-cell table:formula="of:=ABJAD([.$A725];0;1)" office:value-type="float" office:value="34" calcext:value-type="float">
            <text:p>34</text:p>
          </table:table-cell>
          <table:table-cell table:formula="of:=ABJAD([.$A725];1;1)" office:value-type="float" office:value="694" calcext:value-type="float">
            <text:p>694</text:p>
          </table:table-cell>
          <table:table-cell table:formula="of:=ABJAD([.$A725];2;1)" office:value-type="float" office:value="794" calcext:value-type="float">
            <text:p>794</text:p>
          </table:table-cell>
          <table:table-cell table:formula="of:=ABJAD([.$A725];3;1)" office:value-type="float" office:value="8925" calcext:value-type="float">
            <text:p>8925</text:p>
          </table:table-cell>
        </table:table-row>
        <table:table-row table:style-name="ro1">
          <table:table-cell office:value-type="string" calcext:value-type="string">
            <text:p>HÜSEYİNOĞLU</text:p>
          </table:table-cell>
          <table:table-cell table:formula="of:=NUMEROLOG([.$A726];&quot;modern&quot;;&quot;tam&quot;)" office:value-type="float" office:value="57" calcext:value-type="float">
            <text:p>57</text:p>
          </table:table-cell>
          <table:table-cell table:formula="of:=NUMEROLOG([.$A726];&quot;TR&quot;;&quot;tam&quot;)" office:value-type="float" office:value="188" calcext:value-type="float">
            <text:p>188</text:p>
          </table:table-cell>
          <table:table-cell table:formula="of:=ABJAD([.$A726];0;1)" office:value-type="float" office:value="54" calcext:value-type="float">
            <text:p>54</text:p>
          </table:table-cell>
          <table:table-cell table:formula="of:=ABJAD([.$A726];1;1)" office:value-type="float" office:value="2742" calcext:value-type="float">
            <text:p>2742</text:p>
          </table:table-cell>
          <table:table-cell table:formula="of:=ABJAD([.$A726];2;1)" office:value-type="float" office:value="6777" calcext:value-type="float">
            <text:p>6777</text:p>
          </table:table-cell>
          <table:table-cell table:formula="of:=ABJAD([.$A726];3;1)" office:value-type="float" office:value="21743" calcext:value-type="float">
            <text:p>21743</text:p>
          </table:table-cell>
        </table:table-row>
        <table:table-row table:style-name="ro1">
          <table:table-cell office:value-type="string" calcext:value-type="string">
            <text:p>HÜSEYNİ</text:p>
          </table:table-cell>
          <table:table-cell table:formula="of:=NUMEROLOG([.$A727];&quot;modern&quot;;&quot;tam&quot;)" office:value-type="float" office:value="38" calcext:value-type="float">
            <text:p>38</text:p>
          </table:table-cell>
          <table:table-cell table:formula="of:=NUMEROLOG([.$A727];&quot;TR&quot;;&quot;tam&quot;)" office:value-type="float" office:value="121" calcext:value-type="float">
            <text:p>121</text:p>
          </table:table-cell>
          <table:table-cell table:formula="of:=ABJAD([.$A727];0;1)" office:value-type="float" office:value="36" calcext:value-type="float">
            <text:p>36</text:p>
          </table:table-cell>
          <table:table-cell table:formula="of:=ABJAD([.$A727];1;1)" office:value-type="float" office:value="2004" calcext:value-type="float">
            <text:p>2004</text:p>
          </table:table-cell>
          <table:table-cell table:formula="of:=ABJAD([.$A727];2;1)" office:value-type="float" office:value="2749" calcext:value-type="float">
            <text:p>2749</text:p>
          </table:table-cell>
          <table:table-cell table:formula="of:=ABJAD([.$A727];3;1)" office:value-type="float" office:value="16372" calcext:value-type="float">
            <text:p>16372</text:p>
          </table:table-cell>
        </table:table-row>
        <table:table-row table:style-name="ro1">
          <table:table-cell office:value-type="string" calcext:value-type="string">
            <text:p>İBİŞOĞLU</text:p>
          </table:table-cell>
          <table:table-cell table:formula="of:=NUMEROLOG([.$A728];&quot;modern&quot;;&quot;tam&quot;)" office:value-type="float" office:value="40" calcext:value-type="float">
            <text:p>40</text:p>
          </table:table-cell>
          <table:table-cell table:formula="of:=NUMEROLOG([.$A728];&quot;TR&quot;;&quot;tam&quot;)" office:value-type="float" office:value="116" calcext:value-type="float">
            <text:p>116</text:p>
          </table:table-cell>
          <table:table-cell table:formula="of:=ABJAD([.$A728];0;1)" office:value-type="float" office:value="40" calcext:value-type="float">
            <text:p>40</text:p>
          </table:table-cell>
          <table:table-cell table:formula="of:=ABJAD([.$A728];1;1)" office:value-type="float" office:value="1180" calcext:value-type="float">
            <text:p>1180</text:p>
          </table:table-cell>
          <table:table-cell table:formula="of:=ABJAD([.$A728];2;1)" office:value-type="float" office:value="4520" calcext:value-type="float">
            <text:p>4520</text:p>
          </table:table-cell>
          <table:table-cell table:formula="of:=ABJAD([.$A728];3;1)" office:value-type="float" office:value="11245" calcext:value-type="float">
            <text:p>11245</text:p>
          </table:table-cell>
        </table:table-row>
        <table:table-row table:style-name="ro1">
          <table:table-cell office:value-type="string" calcext:value-type="string">
            <text:p>İÇBAY</text:p>
          </table:table-cell>
          <table:table-cell table:formula="of:=NUMEROLOG([.$A729];&quot;modern&quot;;&quot;tam&quot;)" office:value-type="float" office:value="22" calcext:value-type="float">
            <text:p>22</text:p>
          </table:table-cell>
          <table:table-cell table:formula="of:=NUMEROLOG([.$A729];&quot;TR&quot;;&quot;tam&quot;)" office:value-type="float" office:value="47" calcext:value-type="float">
            <text:p>47</text:p>
          </table:table-cell>
          <table:table-cell table:formula="of:=ABJAD([.$A729];0;1)" office:value-type="float" office:value="14" calcext:value-type="float">
            <text:p>14</text:p>
          </table:table-cell>
          <table:table-cell table:formula="of:=ABJAD([.$A729];1;1)" office:value-type="float" office:value="926" calcext:value-type="float">
            <text:p>926</text:p>
          </table:table-cell>
          <table:table-cell table:formula="of:=ABJAD([.$A729];2;1)" office:value-type="float" office:value="962" calcext:value-type="float">
            <text:p>962</text:p>
          </table:table-cell>
          <table:table-cell table:formula="of:=ABJAD([.$A729];3;1)" office:value-type="float" office:value="6529" calcext:value-type="float">
            <text:p>6529</text:p>
          </table:table-cell>
        </table:table-row>
        <table:table-row table:style-name="ro1">
          <table:table-cell office:value-type="string" calcext:value-type="string">
            <text:p>İLBAY</text:p>
          </table:table-cell>
          <table:table-cell table:formula="of:=NUMEROLOG([.$A730];&quot;modern&quot;;&quot;tam&quot;)" office:value-type="float" office:value="22" calcext:value-type="float">
            <text:p>22</text:p>
          </table:table-cell>
          <table:table-cell table:formula="of:=NUMEROLOG([.$A730];&quot;TR&quot;;&quot;tam&quot;)" office:value-type="float" office:value="58" calcext:value-type="float">
            <text:p>58</text:p>
          </table:table-cell>
          <table:table-cell table:formula="of:=ABJAD([.$A730];0;1)" office:value-type="float" office:value="13" calcext:value-type="float">
            <text:p>13</text:p>
          </table:table-cell>
          <table:table-cell table:formula="of:=ABJAD([.$A730];1;1)" office:value-type="float" office:value="973" calcext:value-type="float">
            <text:p>973</text:p>
          </table:table-cell>
          <table:table-cell table:formula="of:=ABJAD([.$A730];2;1)" office:value-type="float" office:value="1009" calcext:value-type="float">
            <text:p>1009</text:p>
          </table:table-cell>
          <table:table-cell table:formula="of:=ABJAD([.$A730];3;1)" office:value-type="float" office:value="5951" calcext:value-type="float">
            <text:p>5951</text:p>
          </table:table-cell>
        </table:table-row>
        <table:table-row table:style-name="ro1">
          <table:table-cell office:value-type="string" calcext:value-type="string">
            <text:p>İLERİ</text:p>
          </table:table-cell>
          <table:table-cell table:formula="of:=NUMEROLOG([.$A731];&quot;modern&quot;;&quot;tam&quot;)" office:value-type="float" office:value="35" calcext:value-type="float">
            <text:p>35</text:p>
          </table:table-cell>
          <table:table-cell table:formula="of:=NUMEROLOG([.$A731];&quot;TR&quot;;&quot;tam&quot;)" office:value-type="float" office:value="66" calcext:value-type="float">
            <text:p>66</text:p>
          </table:table-cell>
          <table:table-cell table:formula="of:=ABJAD([.$A731];0;1)" office:value-type="float" office:value="31" calcext:value-type="float">
            <text:p>31</text:p>
          </table:table-cell>
          <table:table-cell table:formula="of:=ABJAD([.$A731];1;1)" office:value-type="float" office:value="295" calcext:value-type="float">
            <text:p>295</text:p>
          </table:table-cell>
          <table:table-cell table:formula="of:=ABJAD([.$A731];2;1)" office:value-type="float" office:value="350" calcext:value-type="float">
            <text:p>350</text:p>
          </table:table-cell>
          <table:table-cell table:formula="of:=ABJAD([.$A731];3;1)" office:value-type="float" office:value="5612" calcext:value-type="float">
            <text:p>5612</text:p>
          </table:table-cell>
        </table:table-row>
        <table:table-row table:style-name="ro1">
          <table:table-cell office:value-type="string" calcext:value-type="string">
            <text:p>İLGEN</text:p>
          </table:table-cell>
          <table:table-cell table:formula="of:=NUMEROLOG([.$A732];&quot;modern&quot;;&quot;tam&quot;)" office:value-type="float" office:value="29" calcext:value-type="float">
            <text:p>29</text:p>
          </table:table-cell>
          <table:table-cell table:formula="of:=NUMEROLOG([.$A732];&quot;TR&quot;;&quot;tam&quot;)" office:value-type="float" office:value="58" calcext:value-type="float">
            <text:p>58</text:p>
          </table:table-cell>
          <table:table-cell table:formula="of:=ABJAD([.$A732];0;1)" office:value-type="float" office:value="32" calcext:value-type="float">
            <text:p>32</text:p>
          </table:table-cell>
          <table:table-cell table:formula="of:=ABJAD([.$A732];1;1)" office:value-type="float" office:value="152" calcext:value-type="float">
            <text:p>152</text:p>
          </table:table-cell>
          <table:table-cell table:formula="of:=ABJAD([.$A732];2;1)" office:value-type="float" office:value="192" calcext:value-type="float">
            <text:p>192</text:p>
          </table:table-cell>
          <table:table-cell table:formula="of:=ABJAD([.$A732];3;1)"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ILGIN</text:p>
          </table:table-cell>
          <table:table-cell table:formula="of:=NUMEROLOG([.$A733];&quot;modern&quot;;&quot;tam&quot;)" office:value-type="float" office:value="33" calcext:value-type="float">
            <text:p>33</text:p>
          </table:table-cell>
          <table:table-cell table:formula="of:=NUMEROLOG([.$A733];&quot;TR&quot;;&quot;tam&quot;)" office:value-type="float" office:value="62" calcext:value-type="float">
            <text:p>62</text:p>
          </table:table-cell>
          <table:table-cell table:formula="of:=ABJAD([.$A733];0;1)" office:value-type="float" office:value="39" calcext:value-type="float">
            <text:p>39</text:p>
          </table:table-cell>
          <table:table-cell table:formula="of:=ABJAD([.$A733];1;1)" office:value-type="float" office:value="147" calcext:value-type="float">
            <text:p>147</text:p>
          </table:table-cell>
          <table:table-cell table:formula="of:=ABJAD([.$A733];2;1)" office:value-type="float" office:value="182" calcext:value-type="float">
            <text:p>182</text:p>
          </table:table-cell>
          <table:table-cell table:formula="of:=ABJAD([.$A733];3;1)"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İLGÜN</text:p>
          </table:table-cell>
          <table:table-cell table:formula="of:=NUMEROLOG([.$A734];&quot;modern&quot;;&quot;tam&quot;)" office:value-type="float" office:value="27" calcext:value-type="float">
            <text:p>27</text:p>
          </table:table-cell>
          <table:table-cell table:formula="of:=NUMEROLOG([.$A734];&quot;TR&quot;;&quot;tam&quot;)" office:value-type="float" office:value="78" calcext:value-type="float">
            <text:p>78</text:p>
          </table:table-cell>
          <table:table-cell table:formula="of:=ABJAD([.$A734];0;1)" office:value-type="float" office:value="31" calcext:value-type="float">
            <text:p>31</text:p>
          </table:table-cell>
          <table:table-cell table:formula="of:=ABJAD([.$A734];1;1)" office:value-type="float" office:value="847" calcext:value-type="float">
            <text:p>847</text:p>
          </table:table-cell>
          <table:table-cell table:formula="of:=ABJAD([.$A734];2;1)" office:value-type="float" office:value="1582" calcext:value-type="float">
            <text:p>1582</text:p>
          </table:table-cell>
          <table:table-cell table:formula="of:=ABJAD([.$A734];3;1)"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İLHAN</text:p>
          </table:table-cell>
          <table:table-cell table:formula="of:=NUMEROLOG([.$A735];&quot;modern&quot;;&quot;tam&quot;)" office:value-type="float" office:value="26" calcext:value-type="float">
            <text:p>26</text:p>
          </table:table-cell>
          <table:table-cell table:formula="of:=NUMEROLOG([.$A735];&quot;TR&quot;;&quot;tam&quot;)" office:value-type="float" office:value="55" calcext:value-type="float">
            <text:p>55</text:p>
          </table:table-cell>
          <table:table-cell table:formula="of:=ABJAD([.$A735];0;1)" office:value-type="float" office:value="30" calcext:value-type="float">
            <text:p>30</text:p>
          </table:table-cell>
          <table:table-cell table:formula="of:=ABJAD([.$A735];1;1)" office:value-type="float" office:value="150" calcext:value-type="float">
            <text:p>150</text:p>
          </table:table-cell>
          <table:table-cell table:formula="of:=ABJAD([.$A735];2;1)" office:value-type="float" office:value="186" calcext:value-type="float">
            <text:p>186</text:p>
          </table:table-cell>
          <table:table-cell table:formula="of:=ABJAD([.$A735];3;1)" office:value-type="float" office:value="5156" calcext:value-type="float">
            <text:p>5156</text:p>
          </table:table-cell>
        </table:table-row>
        <table:table-row table:style-name="ro1">
          <table:table-cell office:value-type="string" calcext:value-type="string">
            <text:p>İLİK</text:p>
          </table:table-cell>
          <table:table-cell table:formula="of:=NUMEROLOG([.$A736];&quot;modern&quot;;&quot;tam&quot;)" office:value-type="float" office:value="23" calcext:value-type="float">
            <text:p>23</text:p>
          </table:table-cell>
          <table:table-cell table:formula="of:=NUMEROLOG([.$A736];&quot;TR&quot;;&quot;tam&quot;)" office:value-type="float" office:value="53" calcext:value-type="float">
            <text:p>53</text:p>
          </table:table-cell>
          <table:table-cell table:formula="of:=ABJAD([.$A736];0;1)" office:value-type="float" office:value="22" calcext:value-type="float">
            <text:p>22</text:p>
          </table:table-cell>
          <table:table-cell table:formula="of:=ABJAD([.$A736];1;1)" office:value-type="float" office:value="130" calcext:value-type="float">
            <text:p>130</text:p>
          </table:table-cell>
          <table:table-cell table:formula="of:=ABJAD([.$A736];2;1)" office:value-type="float" office:value="180" calcext:value-type="float">
            <text:p>180</text:p>
          </table:table-cell>
          <table:table-cell table:formula="of:=ABJAD([.$A736];3;1)"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İLKAY</text:p>
          </table:table-cell>
          <table:table-cell table:formula="of:=NUMEROLOG([.$A737];&quot;modern&quot;;&quot;tam&quot;)" office:value-type="float" office:value="22" calcext:value-type="float">
            <text:p>22</text:p>
          </table:table-cell>
          <table:table-cell table:formula="of:=NUMEROLOG([.$A737];&quot;TR&quot;;&quot;tam&quot;)" office:value-type="float" office:value="70" calcext:value-type="float">
            <text:p>70</text:p>
          </table:table-cell>
          <table:table-cell table:formula="of:=ABJAD([.$A737];0;1)" office:value-type="float" office:value="15" calcext:value-type="float">
            <text:p>15</text:p>
          </table:table-cell>
          <table:table-cell table:formula="of:=ABJAD([.$A737];1;1)" office:value-type="float" office:value="1011" calcext:value-type="float">
            <text:p>1011</text:p>
          </table:table-cell>
          <table:table-cell table:formula="of:=ABJAD([.$A737];2;1)" office:value-type="float" office:value="1047" calcext:value-type="float">
            <text:p>1047</text:p>
          </table:table-cell>
          <table:table-cell table:formula="of:=ABJAD([.$A737];3;1)" office:value-type="float" office:value="6161" calcext:value-type="float">
            <text:p>6161</text:p>
          </table:table-cell>
        </table:table-row>
        <table:table-row table:style-name="ro1">
          <table:table-cell office:value-type="string" calcext:value-type="string">
            <text:p>İLKER</text:p>
          </table:table-cell>
          <table:table-cell table:formula="of:=NUMEROLOG([.$A738];&quot;modern&quot;;&quot;tam&quot;)" office:value-type="float" office:value="28" calcext:value-type="float">
            <text:p>28</text:p>
          </table:table-cell>
          <table:table-cell table:formula="of:=NUMEROLOG([.$A738];&quot;TR&quot;;&quot;tam&quot;)" office:value-type="float" office:value="68" calcext:value-type="float">
            <text:p>68</text:p>
          </table:table-cell>
          <table:table-cell table:formula="of:=ABJAD([.$A738];0;1)" office:value-type="float" office:value="27" calcext:value-type="float">
            <text:p>27</text:p>
          </table:table-cell>
          <table:table-cell table:formula="of:=ABJAD([.$A738];1;1)" office:value-type="float" office:value="315" calcext:value-type="float">
            <text:p>315</text:p>
          </table:table-cell>
          <table:table-cell table:formula="of:=ABJAD([.$A738];2;1)" office:value-type="float" office:value="355" calcext:value-type="float">
            <text:p>355</text:p>
          </table:table-cell>
          <table:table-cell table:formula="of:=ABJAD([.$A738];3;1)"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İMALI</text:p>
          </table:table-cell>
          <table:table-cell table:formula="of:=NUMEROLOG([.$A739];&quot;modern&quot;;&quot;tam&quot;)" office:value-type="float" office:value="26" calcext:value-type="float">
            <text:p>26</text:p>
          </table:table-cell>
          <table:table-cell table:formula="of:=NUMEROLOG([.$A739];&quot;TR&quot;;&quot;tam&quot;)" office:value-type="float" office:value="55" calcext:value-type="float">
            <text:p>55</text:p>
          </table:table-cell>
          <table:table-cell table:formula="of:=ABJAD([.$A739];0;1)" office:value-type="float" office:value="21" calcext:value-type="float">
            <text:p>21</text:p>
          </table:table-cell>
          <table:table-cell table:formula="of:=ABJAD([.$A739];1;1)" office:value-type="float" office:value="141" calcext:value-type="float">
            <text:p>141</text:p>
          </table:table-cell>
          <table:table-cell table:formula="of:=ABJAD([.$A739];2;1)" office:value-type="float" office:value="182" calcext:value-type="float">
            <text:p>182</text:p>
          </table:table-cell>
          <table:table-cell table:formula="of:=ABJAD([.$A739];3;1)"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İMAMOĞLU</text:p>
          </table:table-cell>
          <table:table-cell table:formula="of:=NUMEROLOG([.$A740];&quot;modern&quot;;&quot;tam&quot;)" office:value-type="float" office:value="37" calcext:value-type="float">
            <text:p>37</text:p>
          </table:table-cell>
          <table:table-cell table:formula="of:=NUMEROLOG([.$A740];&quot;TR&quot;;&quot;tam&quot;)" office:value-type="float" office:value="112" calcext:value-type="float">
            <text:p>112</text:p>
          </table:table-cell>
          <table:table-cell table:formula="of:=ABJAD([.$A740];0;1)" office:value-type="float" office:value="27" calcext:value-type="float">
            <text:p>27</text:p>
          </table:table-cell>
          <table:table-cell table:formula="of:=ABJAD([.$A740];1;1)" office:value-type="float" office:value="879" calcext:value-type="float">
            <text:p>879</text:p>
          </table:table-cell>
          <table:table-cell table:formula="of:=ABJAD([.$A740];2;1)" office:value-type="float" office:value="4200" calcext:value-type="float">
            <text:p>4200</text:p>
          </table:table-cell>
          <table:table-cell table:formula="of:=ABJAD([.$A740];3;1)" office:value-type="float" office:value="8835" calcext:value-type="float">
            <text:p>8835</text:p>
          </table:table-cell>
        </table:table-row>
        <table:table-row table:style-name="ro1">
          <table:table-cell office:value-type="string" calcext:value-type="string">
            <text:p>İNAN</text:p>
          </table:table-cell>
          <table:table-cell table:formula="of:=NUMEROLOG([.$A741];&quot;modern&quot;;&quot;tam&quot;)" office:value-type="float" office:value="20" calcext:value-type="float">
            <text:p>20</text:p>
          </table:table-cell>
          <table:table-cell table:formula="of:=NUMEROLOG([.$A741];&quot;TR&quot;;&quot;tam&quot;)" office:value-type="float" office:value="47" calcext:value-type="float">
            <text:p>47</text:p>
          </table:table-cell>
          <table:table-cell table:formula="of:=ABJAD([.$A741];0;1)" office:value-type="float" office:value="29" calcext:value-type="float">
            <text:p>29</text:p>
          </table:table-cell>
          <table:table-cell table:formula="of:=ABJAD([.$A741];1;1)" office:value-type="float" office:value="161" calcext:value-type="float">
            <text:p>161</text:p>
          </table:table-cell>
          <table:table-cell table:formula="of:=ABJAD([.$A741];2;1)" office:value-type="float" office:value="192" calcext:value-type="float">
            <text:p>192</text:p>
          </table:table-cell>
          <table:table-cell table:formula="of:=ABJAD([.$A741];3;1)" office:value-type="float" office:value="5192" calcext:value-type="float">
            <text:p>5192</text:p>
          </table:table-cell>
        </table:table-row>
        <table:table-row table:style-name="ro1">
          <table:table-cell office:value-type="string" calcext:value-type="string">
            <text:p>İNANÇ</text:p>
          </table:table-cell>
          <table:table-cell table:formula="of:=NUMEROLOG([.$A742];&quot;modern&quot;;&quot;tam&quot;)" office:value-type="float" office:value="23" calcext:value-type="float">
            <text:p>23</text:p>
          </table:table-cell>
          <table:table-cell table:formula="of:=NUMEROLOG([.$A742];&quot;TR&quot;;&quot;tam&quot;)" office:value-type="float" office:value="51" calcext:value-type="float">
            <text:p>51</text:p>
          </table:table-cell>
          <table:table-cell table:formula="of:=ABJAD([.$A742];0;1)" office:value-type="float" office:value="32" calcext:value-type="float">
            <text:p>32</text:p>
          </table:table-cell>
          <table:table-cell table:formula="of:=ABJAD([.$A742];1;1)" office:value-type="float" office:value="164" calcext:value-type="float">
            <text:p>164</text:p>
          </table:table-cell>
          <table:table-cell table:formula="of:=ABJAD([.$A742];2;1)" office:value-type="float" office:value="200" calcext:value-type="float">
            <text:p>200</text:p>
          </table:table-cell>
          <table:table-cell table:formula="of:=ABJAD([.$A742];3;1)" office:value-type="float" office:value="5895" calcext:value-type="float">
            <text:p>5895</text:p>
          </table:table-cell>
        </table:table-row>
        <table:table-row table:style-name="ro1">
          <table:table-cell office:value-type="string" calcext:value-type="string">
            <text:p>İNANMAZ</text:p>
          </table:table-cell>
          <table:table-cell table:formula="of:=NUMEROLOG([.$A743];&quot;modern&quot;;&quot;tam&quot;)" office:value-type="float" office:value="33" calcext:value-type="float">
            <text:p>33</text:p>
          </table:table-cell>
          <table:table-cell table:formula="of:=NUMEROLOG([.$A743];&quot;TR&quot;;&quot;tam&quot;)" office:value-type="float" office:value="93" calcext:value-type="float">
            <text:p>93</text:p>
          </table:table-cell>
          <table:table-cell table:formula="of:=ABJAD([.$A743];0;1)" office:value-type="float" office:value="34" calcext:value-type="float">
            <text:p>34</text:p>
          </table:table-cell>
          <table:table-cell table:formula="of:=ABJAD([.$A743];1;1)" office:value-type="float" office:value="1222" calcext:value-type="float">
            <text:p>1222</text:p>
          </table:table-cell>
          <table:table-cell table:formula="of:=ABJAD([.$A743];2;1)" office:value-type="float" office:value="1264" calcext:value-type="float">
            <text:p>1264</text:p>
          </table:table-cell>
          <table:table-cell table:formula="of:=ABJAD([.$A743];3;1)" office:value-type="float" office:value="6527" calcext:value-type="float">
            <text:p>6527</text:p>
          </table:table-cell>
        </table:table-row>
        <table:table-row table:style-name="ro1">
          <table:table-cell office:value-type="string" calcext:value-type="string">
            <text:p>İNCE</text:p>
          </table:table-cell>
          <table:table-cell table:formula="of:=NUMEROLOG([.$A744];&quot;modern&quot;;&quot;tam&quot;)" office:value-type="float" office:value="22" calcext:value-type="float">
            <text:p>22</text:p>
          </table:table-cell>
          <table:table-cell table:formula="of:=NUMEROLOG([.$A744];&quot;TR&quot;;&quot;tam&quot;)" office:value-type="float" office:value="38" calcext:value-type="float">
            <text:p>38</text:p>
          </table:table-cell>
          <table:table-cell table:formula="of:=ABJAD([.$A744];0;1)" office:value-type="float" office:value="26" calcext:value-type="float">
            <text:p>26</text:p>
          </table:table-cell>
          <table:table-cell table:formula="of:=ABJAD([.$A744];1;1)" office:value-type="float" office:value="98" calcext:value-type="float">
            <text:p>98</text:p>
          </table:table-cell>
          <table:table-cell table:formula="of:=ABJAD([.$A744];2;1)" office:value-type="float" office:value="133" calcext:value-type="float">
            <text:p>133</text:p>
          </table:table-cell>
          <table:table-cell table:formula="of:=ABJAD([.$A744];3;1)"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İNCEOĞLU</text:p>
          </table:table-cell>
          <table:table-cell table:formula="of:=NUMEROLOG([.$A745];&quot;modern&quot;;&quot;tam&quot;)" office:value-type="float" office:value="41" calcext:value-type="float">
            <text:p>41</text:p>
          </table:table-cell>
          <table:table-cell table:formula="of:=NUMEROLOG([.$A745];&quot;TR&quot;;&quot;tam&quot;)" office:value-type="float" office:value="105" calcext:value-type="float">
            <text:p>105</text:p>
          </table:table-cell>
          <table:table-cell table:formula="of:=ABJAD([.$A745];0;1)" office:value-type="float" office:value="44" calcext:value-type="float">
            <text:p>44</text:p>
          </table:table-cell>
          <table:table-cell table:formula="of:=ABJAD([.$A745];1;1)" office:value-type="float" office:value="836" calcext:value-type="float">
            <text:p>836</text:p>
          </table:table-cell>
          <table:table-cell table:formula="of:=ABJAD([.$A745];2;1)" office:value-type="float" office:value="4161" calcext:value-type="float">
            <text:p>4161</text:p>
          </table:table-cell>
          <table:table-cell table:formula="of:=ABJAD([.$A745];3;1)" office:value-type="float" office:value="9566" calcext:value-type="float">
            <text:p>9566</text:p>
          </table:table-cell>
        </table:table-row>
        <table:table-row table:style-name="ro1">
          <table:table-cell office:value-type="string" calcext:value-type="string">
            <text:p>İNCİ KENAR</text:p>
          </table:table-cell>
          <table:table-cell table:formula="of:=NUMEROLOG([.$A746];&quot;modern&quot;;&quot;tam&quot;)" office:value-type="float" office:value="48" calcext:value-type="float">
            <text:p>48</text:p>
          </table:table-cell>
          <table:table-cell table:formula="of:=NUMEROLOG([.$A746];&quot;TR&quot;;&quot;tam&quot;)" office:value-type="float" office:value="103" calcext:value-type="float">
            <text:p>103</text:p>
          </table:table-cell>
          <table:table-cell table:formula="of:=ABJAD([.$A746];0;1)" office:value-type="float" office:value="57" calcext:value-type="float">
            <text:p>57</text:p>
          </table:table-cell>
          <table:table-cell table:formula="of:=ABJAD([.$A746];1;1)" office:value-type="float" office:value="429" calcext:value-type="float">
            <text:p>429</text:p>
          </table:table-cell>
          <table:table-cell table:formula="of:=ABJAD([.$A746];2;1)" office:value-type="float" office:value="500" calcext:value-type="float">
            <text:p>500</text:p>
          </table:table-cell>
          <table:table-cell table:formula="of:=ABJAD([.$A746];3;1)" office:value-type="float" office:value="10472" calcext:value-type="float">
            <text:p>10472</text:p>
          </table:table-cell>
        </table:table-row>
        <table:table-row table:style-name="ro1">
          <table:table-cell office:value-type="string" calcext:value-type="string">
            <text:p>İNER KÖKSAL</text:p>
          </table:table-cell>
          <table:table-cell table:formula="of:=NUMEROLOG([.$A747];&quot;modern&quot;;&quot;tam&quot;)" office:value-type="float" office:value="43" calcext:value-type="float">
            <text:p>43</text:p>
          </table:table-cell>
          <table:table-cell table:formula="of:=NUMEROLOG([.$A747];&quot;TR&quot;;&quot;tam&quot;)" office:value-type="float" office:value="141" calcext:value-type="float">
            <text:p>141</text:p>
          </table:table-cell>
          <table:table-cell table:formula="of:=ABJAD([.$A747];0;1)" office:value-type="float" office:value="48" calcext:value-type="float">
            <text:p>48</text:p>
          </table:table-cell>
          <table:table-cell table:formula="of:=ABJAD([.$A747];1;1)" office:value-type="float" office:value="816" calcext:value-type="float">
            <text:p>816</text:p>
          </table:table-cell>
          <table:table-cell table:formula="of:=ABJAD([.$A747];2;1)" office:value-type="float" office:value="962" calcext:value-type="float">
            <text:p>962</text:p>
          </table:table-cell>
          <table:table-cell table:formula="of:=ABJAD([.$A747];3;1)" office:value-type="float" office:value="10897" calcext:value-type="float">
            <text:p>10897</text:p>
          </table:table-cell>
        </table:table-row>
        <table:table-row table:style-name="ro1">
          <table:table-cell office:value-type="string" calcext:value-type="string">
            <text:p>İNSELÖZ</text:p>
          </table:table-cell>
          <table:table-cell table:formula="of:=NUMEROLOG([.$A748];&quot;modern&quot;;&quot;tam&quot;)" office:value-type="float" office:value="37" calcext:value-type="float">
            <text:p>37</text:p>
          </table:table-cell>
          <table:table-cell table:formula="of:=NUMEROLOG([.$A748];&quot;TR&quot;;&quot;tam&quot;)" office:value-type="float" office:value="120" calcext:value-type="float">
            <text:p>120</text:p>
          </table:table-cell>
          <table:table-cell table:formula="of:=ABJAD([.$A748];0;1)" office:value-type="float" office:value="35" calcext:value-type="float">
            <text:p>35</text:p>
          </table:table-cell>
          <table:table-cell table:formula="of:=ABJAD([.$A748];1;1)" office:value-type="float" office:value="1535" calcext:value-type="float">
            <text:p>1535</text:p>
          </table:table-cell>
          <table:table-cell table:formula="of:=ABJAD([.$A748];2;1)" office:value-type="float" office:value="1670" calcext:value-type="float">
            <text:p>1670</text:p>
          </table:table-cell>
          <table:table-cell table:formula="of:=ABJAD([.$A748];3;1)" office:value-type="float" office:value="7507" calcext:value-type="float">
            <text:p>7507</text:p>
          </table:table-cell>
        </table:table-row>
        <table:table-row table:style-name="ro1">
          <table:table-cell office:value-type="string" calcext:value-type="string">
            <text:p>İPEK</text:p>
          </table:table-cell>
          <table:table-cell table:formula="of:=NUMEROLOG([.$A749];&quot;modern&quot;;&quot;tam&quot;)" office:value-type="float" office:value="23" calcext:value-type="float">
            <text:p>23</text:p>
          </table:table-cell>
          <table:table-cell table:formula="of:=NUMEROLOG([.$A749];&quot;TR&quot;;&quot;tam&quot;)" office:value-type="float" office:value="52" calcext:value-type="float">
            <text:p>52</text:p>
          </table:table-cell>
          <table:table-cell table:formula="of:=ABJAD([.$A749];0;1)" office:value-type="float" office:value="21" calcext:value-type="float">
            <text:p>21</text:p>
          </table:table-cell>
          <table:table-cell table:formula="of:=ABJAD([.$A749];1;1)" office:value-type="float" office:value="165" calcext:value-type="float">
            <text:p>165</text:p>
          </table:table-cell>
          <table:table-cell table:formula="of:=ABJAD([.$A749];2;1)" office:value-type="float" office:value="200" calcext:value-type="float">
            <text:p>200</text:p>
          </table:table-cell>
          <table:table-cell table:formula="of:=ABJAD([.$A749];3;1)"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İPLİKÇİ</text:p>
          </table:table-cell>
          <table:table-cell table:formula="of:=NUMEROLOG([.$A750];&quot;modern&quot;;&quot;tam&quot;)" office:value-type="float" office:value="42" calcext:value-type="float">
            <text:p>42</text:p>
          </table:table-cell>
          <table:table-cell table:formula="of:=NUMEROLOG([.$A750];&quot;TR&quot;;&quot;tam&quot;)" office:value-type="float" office:value="89" calcext:value-type="float">
            <text:p>89</text:p>
          </table:table-cell>
          <table:table-cell table:formula="of:=ABJAD([.$A750];0;1)" office:value-type="float" office:value="37" calcext:value-type="float">
            <text:p>37</text:p>
          </table:table-cell>
          <table:table-cell table:formula="of:=ABJAD([.$A750];1;1)" office:value-type="float" office:value="253" calcext:value-type="float">
            <text:p>253</text:p>
          </table:table-cell>
          <table:table-cell table:formula="of:=ABJAD([.$A750];2;1)" office:value-type="float" office:value="333" calcext:value-type="float">
            <text:p>333</text:p>
          </table:table-cell>
          <table:table-cell table:formula="of:=ABJAD([.$A750];3;1)" office:value-type="float" office:value="7318" calcext:value-type="float">
            <text:p>7318</text:p>
          </table:table-cell>
        </table:table-row>
        <table:table-row table:style-name="ro1">
          <table:table-cell office:value-type="string" calcext:value-type="string">
            <text:p>İRİS</text:p>
          </table:table-cell>
          <table:table-cell table:formula="of:=NUMEROLOG([.$A751];&quot;modern&quot;;&quot;tam&quot;)" office:value-type="float" office:value="28" calcext:value-type="float">
            <text:p>28</text:p>
          </table:table-cell>
          <table:table-cell table:formula="of:=NUMEROLOG([.$A751];&quot;TR&quot;;&quot;tam&quot;)" office:value-type="float" office:value="67" calcext:value-type="float">
            <text:p>67</text:p>
          </table:table-cell>
          <table:table-cell table:formula="of:=ABJAD([.$A751];0;1)" office:value-type="float" office:value="24" calcext:value-type="float">
            <text:p>24</text:p>
          </table:table-cell>
          <table:table-cell table:formula="of:=ABJAD([.$A751];1;1)" office:value-type="float" office:value="540" calcext:value-type="float">
            <text:p>540</text:p>
          </table:table-cell>
          <table:table-cell table:formula="of:=ABJAD([.$A751];2;1)" office:value-type="float" office:value="590" calcext:value-type="float">
            <text:p>590</text:p>
          </table:table-cell>
          <table:table-cell table:formula="of:=ABJAD([.$A751];3;1)" office:value-type="float" office:value="8383" calcext:value-type="float">
            <text:p>8383</text:p>
          </table:table-cell>
        </table:table-row>
        <table:table-row table:style-name="ro1">
          <table:table-cell office:value-type="string" calcext:value-type="string">
            <text:p>İSEN</text:p>
          </table:table-cell>
          <table:table-cell table:formula="of:=NUMEROLOG([.$A752];&quot;modern&quot;;&quot;tam&quot;)" office:value-type="float" office:value="20" calcext:value-type="float">
            <text:p>20</text:p>
          </table:table-cell>
          <table:table-cell table:formula="of:=NUMEROLOG([.$A752];&quot;TR&quot;;&quot;tam&quot;)" office:value-type="float" office:value="57" calcext:value-type="float">
            <text:p>57</text:p>
          </table:table-cell>
          <table:table-cell table:formula="of:=ABJAD([.$A752];0;1)" office:value-type="float" office:value="23" calcext:value-type="float">
            <text:p>23</text:p>
          </table:table-cell>
          <table:table-cell table:formula="of:=ABJAD([.$A752];1;1)" office:value-type="float" office:value="395" calcext:value-type="float">
            <text:p>395</text:p>
          </table:table-cell>
          <table:table-cell table:formula="of:=ABJAD([.$A752];2;1)" office:value-type="float" office:value="430" calcext:value-type="float">
            <text:p>430</text:p>
          </table:table-cell>
          <table:table-cell table:formula="of:=ABJAD([.$A752];3;1)" office:value-type="float" office:value="6795" calcext:value-type="float">
            <text:p>6795</text:p>
          </table:table-cell>
        </table:table-row>
        <table:table-row table:style-name="ro1">
          <table:table-cell office:value-type="string" calcext:value-type="string">
            <text:p>İŞGÖREN</text:p>
          </table:table-cell>
          <table:table-cell table:formula="of:=NUMEROLOG([.$A753];&quot;modern&quot;;&quot;tam&quot;)" office:value-type="float" office:value="42" calcext:value-type="float">
            <text:p>42</text:p>
          </table:table-cell>
          <table:table-cell table:formula="of:=NUMEROLOG([.$A753];&quot;TR&quot;;&quot;tam&quot;)" office:value-type="float" office:value="106" calcext:value-type="float">
            <text:p>106</text:p>
          </table:table-cell>
          <table:table-cell table:formula="of:=ABJAD([.$A753];0;1)" office:value-type="float" office:value="48" calcext:value-type="float">
            <text:p>48</text:p>
          </table:table-cell>
          <table:table-cell table:formula="of:=ABJAD([.$A753];1;1)" office:value-type="float" office:value="792" calcext:value-type="float">
            <text:p>792</text:p>
          </table:table-cell>
          <table:table-cell table:formula="of:=ABJAD([.$A753];2;1)" office:value-type="float" office:value="927" calcext:value-type="float">
            <text:p>927</text:p>
          </table:table-cell>
          <table:table-cell table:formula="of:=ABJAD([.$A753];3;1)" office:value-type="float" office:value="10990" calcext:value-type="float">
            <text:p>10990</text:p>
          </table:table-cell>
        </table:table-row>
        <table:table-row table:style-name="ro1">
          <table:table-cell office:value-type="string" calcext:value-type="string">
            <text:p>IŞIK</text:p>
          </table:table-cell>
          <table:table-cell table:formula="of:=NUMEROLOG([.$A754];&quot;modern&quot;;&quot;tam&quot;)" office:value-type="float" office:value="21" calcext:value-type="float">
            <text:p>21</text:p>
          </table:table-cell>
          <table:table-cell table:formula="of:=NUMEROLOG([.$A754];&quot;TR&quot;;&quot;tam&quot;)" office:value-type="float" office:value="59" calcext:value-type="float">
            <text:p>59</text:p>
          </table:table-cell>
          <table:table-cell table:formula="of:=ABJAD([.$A754];0;1)" office:value-type="float" office:value="28" calcext:value-type="float">
            <text:p>28</text:p>
          </table:table-cell>
          <table:table-cell table:formula="of:=ABJAD([.$A754];1;1)" office:value-type="float" office:value="460" calcext:value-type="float">
            <text:p>460</text:p>
          </table:table-cell>
          <table:table-cell table:formula="of:=ABJAD([.$A754];2;1)" office:value-type="float" office:value="490" calcext:value-type="float">
            <text:p>490</text:p>
          </table:table-cell>
          <table:table-cell table:formula="of:=ABJAD([.$A754];3;1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IŞIKALAN</text:p>
          </table:table-cell>
          <table:table-cell table:formula="of:=NUMEROLOG([.$A755];&quot;modern&quot;;&quot;tam&quot;)" office:value-type="float" office:value="31" calcext:value-type="float">
            <text:p>31</text:p>
          </table:table-cell>
          <table:table-cell table:formula="of:=NUMEROLOG([.$A755];&quot;TR&quot;;&quot;tam&quot;)" office:value-type="float" office:value="93" calcext:value-type="float">
            <text:p>93</text:p>
          </table:table-cell>
          <table:table-cell table:formula="of:=ABJAD([.$A755];0;1)" office:value-type="float" office:value="42" calcext:value-type="float">
            <text:p>42</text:p>
          </table:table-cell>
          <table:table-cell table:formula="of:=ABJAD([.$A755];1;1)" office:value-type="float" office:value="582" calcext:value-type="float">
            <text:p>582</text:p>
          </table:table-cell>
          <table:table-cell table:formula="of:=ABJAD([.$A755];2;1)" office:value-type="float" office:value="624" calcext:value-type="float">
            <text:p>624</text:p>
          </table:table-cell>
          <table:table-cell table:formula="of:=ABJAD([.$A755];3;1)" office:value-type="float" office:value="6438" calcext:value-type="float">
            <text:p>6438</text:p>
          </table:table-cell>
        </table:table-row>
        <table:table-row table:style-name="ro1">
          <table:table-cell office:value-type="string" calcext:value-type="string">
            <text:p>IŞIKLI</text:p>
          </table:table-cell>
          <table:table-cell table:formula="of:=NUMEROLOG([.$A756];&quot;modern&quot;;&quot;tam&quot;)" office:value-type="float" office:value="33" calcext:value-type="float">
            <text:p>33</text:p>
          </table:table-cell>
          <table:table-cell table:formula="of:=NUMEROLOG([.$A756];&quot;TR&quot;;&quot;tam&quot;)" office:value-type="float" office:value="85" calcext:value-type="float">
            <text:p>85</text:p>
          </table:table-cell>
          <table:table-cell table:formula="of:=ABJAD([.$A756];0;1)" office:value-type="float" office:value="40" calcext:value-type="float">
            <text:p>40</text:p>
          </table:table-cell>
          <table:table-cell table:formula="of:=ABJAD([.$A756];1;1)" office:value-type="float" office:value="520" calcext:value-type="float">
            <text:p>520</text:p>
          </table:table-cell>
          <table:table-cell table:formula="of:=ABJAD([.$A756];2;1)" office:value-type="float" office:value="565" calcext:value-type="float">
            <text:p>565</text:p>
          </table:table-cell>
          <table:table-cell table:formula="of:=ABJAD([.$A756];3;1)" office:value-type="float" office:value="4259" calcext:value-type="float">
            <text:p>4259</text:p>
          </table:table-cell>
        </table:table-row>
        <table:table-row table:style-name="ro1">
          <table:table-cell office:value-type="string" calcext:value-type="string">
            <text:p>ISSI</text:p>
          </table:table-cell>
          <table:table-cell table:formula="of:=NUMEROLOG([.$A757];&quot;modern&quot;;&quot;tam&quot;)" office:value-type="float" office:value="20" calcext:value-type="float">
            <text:p>20</text:p>
          </table:table-cell>
          <table:table-cell table:formula="of:=NUMEROLOG([.$A757];&quot;TR&quot;;&quot;tam&quot;)" office:value-type="float" office:value="66" calcext:value-type="float">
            <text:p>66</text:p>
          </table:table-cell>
          <table:table-cell table:formula="of:=ABJAD([.$A757];0;1)" office:value-type="float" office:value="20" calcext:value-type="float">
            <text:p>20</text:p>
          </table:table-cell>
          <table:table-cell table:formula="of:=ABJAD([.$A757];1;1)" office:value-type="float" office:value="620" calcext:value-type="float">
            <text:p>620</text:p>
          </table:table-cell>
          <table:table-cell table:formula="of:=ABJAD([.$A757];2;1)" office:value-type="float" office:value="650" calcext:value-type="float">
            <text:p>650</text:p>
          </table:table-cell>
          <table:table-cell table:formula="of:=ABJAD([.$A757];3;1)" office:value-type="float" office:value="6906" calcext:value-type="float">
            <text:p>6906</text:p>
          </table:table-cell>
        </table:table-row>
        <table:table-row table:style-name="ro1">
          <table:table-cell office:value-type="string" calcext:value-type="string">
            <text:p>İŞTAR</text:p>
          </table:table-cell>
          <table:table-cell table:formula="of:=NUMEROLOG([.$A758];&quot;modern&quot;;&quot;tam&quot;)" office:value-type="float" office:value="22" calcext:value-type="float">
            <text:p>22</text:p>
          </table:table-cell>
          <table:table-cell table:formula="of:=NUMEROLOG([.$A758];&quot;TR&quot;;&quot;tam&quot;)" office:value-type="float" office:value="81" calcext:value-type="float">
            <text:p>81</text:p>
          </table:table-cell>
          <table:table-cell table:formula="of:=ABJAD([.$A758];0;1)" office:value-type="float" office:value="29" calcext:value-type="float">
            <text:p>29</text:p>
          </table:table-cell>
          <table:table-cell table:formula="of:=ABJAD([.$A758];1;1)" office:value-type="float" office:value="1121" calcext:value-type="float">
            <text:p>1121</text:p>
          </table:table-cell>
          <table:table-cell table:formula="of:=ABJAD([.$A758];2;1)" office:value-type="float" office:value="1157" calcext:value-type="float">
            <text:p>1157</text:p>
          </table:table-cell>
          <table:table-cell table:formula="of:=ABJAD([.$A758];3;1)" office:value-type="float" office:value="10503" calcext:value-type="float">
            <text:p>10503</text:p>
          </table:table-cell>
        </table:table-row>
        <table:table-row table:style-name="ro1">
          <table:table-cell office:value-type="string" calcext:value-type="string">
            <text:p>İSTEK</text:p>
          </table:table-cell>
          <table:table-cell table:formula="of:=NUMEROLOG([.$A759];&quot;modern&quot;;&quot;tam&quot;)" office:value-type="float" office:value="19" calcext:value-type="float">
            <text:p>19</text:p>
          </table:table-cell>
          <table:table-cell table:formula="of:=NUMEROLOG([.$A759];&quot;TR&quot;;&quot;tam&quot;)" office:value-type="float" office:value="78" calcext:value-type="float">
            <text:p>78</text:p>
          </table:table-cell>
          <table:table-cell table:formula="of:=ABJAD([.$A759];0;1)" office:value-type="float" office:value="25" calcext:value-type="float">
            <text:p>25</text:p>
          </table:table-cell>
          <table:table-cell table:formula="of:=ABJAD([.$A759];1;1)" office:value-type="float" office:value="865" calcext:value-type="float">
            <text:p>865</text:p>
          </table:table-cell>
          <table:table-cell table:formula="of:=ABJAD([.$A759];2;1)" office:value-type="float" office:value="905" calcext:value-type="float">
            <text:p>905</text:p>
          </table:table-cell>
          <table:table-cell table:formula="of:=ABJAD([.$A759];3;1)" office:value-type="float" office:value="8207" calcext:value-type="float">
            <text:p>8207</text:p>
          </table:table-cell>
        </table:table-row>
        <table:table-row table:style-name="ro1">
          <table:table-cell office:value-type="string" calcext:value-type="string">
            <text:p>İVACIK</text:p>
          </table:table-cell>
          <table:table-cell table:formula="of:=NUMEROLOG([.$A760];&quot;modern&quot;;&quot;tam&quot;)" office:value-type="float" office:value="28" calcext:value-type="float">
            <text:p>28</text:p>
          </table:table-cell>
          <table:table-cell table:formula="of:=NUMEROLOG([.$A760];&quot;TR&quot;;&quot;tam&quot;)" office:value-type="float" office:value="68" calcext:value-type="float">
            <text:p>68</text:p>
          </table:table-cell>
          <table:table-cell table:formula="of:=ABJAD([.$A760];0;1)" office:value-type="float" office:value="34" calcext:value-type="float">
            <text:p>34</text:p>
          </table:table-cell>
          <table:table-cell table:formula="of:=ABJAD([.$A760];1;1)" office:value-type="float" office:value="874" calcext:value-type="float">
            <text:p>874</text:p>
          </table:table-cell>
          <table:table-cell table:formula="of:=ABJAD([.$A760];2;1)" office:value-type="float" office:value="920" calcext:value-type="float">
            <text:p>920</text:p>
          </table:table-cell>
          <table:table-cell table:formula="of:=ABJAD([.$A760];3;1)"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İZCİ</text:p>
          </table:table-cell>
          <table:table-cell table:formula="of:=NUMEROLOG([.$A761];&quot;modern&quot;;&quot;tam&quot;)" office:value-type="float" office:value="29" calcext:value-type="float">
            <text:p>29</text:p>
          </table:table-cell>
          <table:table-cell table:formula="of:=NUMEROLOG([.$A761];&quot;TR&quot;;&quot;tam&quot;)" office:value-type="float" office:value="56" calcext:value-type="float">
            <text:p>56</text:p>
          </table:table-cell>
          <table:table-cell table:formula="of:=ABJAD([.$A761];0;1)" office:value-type="float" office:value="23" calcext:value-type="float">
            <text:p>23</text:p>
          </table:table-cell>
          <table:table-cell table:formula="of:=ABJAD([.$A761];1;1)" office:value-type="float" office:value="1043" calcext:value-type="float">
            <text:p>1043</text:p>
          </table:table-cell>
          <table:table-cell table:formula="of:=ABJAD([.$A761];2;1)" office:value-type="float" office:value="1093" calcext:value-type="float">
            <text:p>1093</text:p>
          </table:table-cell>
          <table:table-cell table:formula="of:=ABJAD([.$A761];3;1)"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İZGİ</text:p>
          </table:table-cell>
          <table:table-cell table:formula="of:=NUMEROLOG([.$A762];&quot;modern&quot;;&quot;tam&quot;)" office:value-type="float" office:value="33" calcext:value-type="float">
            <text:p>33</text:p>
          </table:table-cell>
          <table:table-cell table:formula="of:=NUMEROLOG([.$A762];&quot;TR&quot;;&quot;tam&quot;)" office:value-type="float" office:value="61" calcext:value-type="float">
            <text:p>61</text:p>
          </table:table-cell>
          <table:table-cell table:formula="of:=ABJAD([.$A762];0;1)" office:value-type="float" office:value="27" calcext:value-type="float">
            <text:p>27</text:p>
          </table:table-cell>
          <table:table-cell table:formula="of:=ABJAD([.$A762];1;1)" office:value-type="float" office:value="1047" calcext:value-type="float">
            <text:p>1047</text:p>
          </table:table-cell>
          <table:table-cell table:formula="of:=ABJAD([.$A762];2;1)" office:value-type="float" office:value="1097" calcext:value-type="float">
            <text:p>1097</text:p>
          </table:table-cell>
          <table:table-cell table:formula="of:=ABJAD([.$A762];3;1)"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KAAN</text:p>
          </table:table-cell>
          <table:table-cell table:formula="of:=NUMEROLOG([.$A763];&quot;modern&quot;;&quot;tam&quot;)" office:value-type="float" office:value="9" calcext:value-type="float">
            <text:p>9</text:p>
          </table:table-cell>
          <table:table-cell table:formula="of:=NUMEROLOG([.$A763];&quot;TR&quot;;&quot;tam&quot;)" office:value-type="float" office:value="33" calcext:value-type="float">
            <text:p>33</text:p>
          </table:table-cell>
          <table:table-cell table:formula="of:=ABJAD([.$A763];0;1)" office:value-type="float" office:value="16" calcext:value-type="float">
            <text:p>16</text:p>
          </table:table-cell>
          <table:table-cell table:formula="of:=ABJAD([.$A763];1;1)" office:value-type="float" office:value="112" calcext:value-type="float">
            <text:p>112</text:p>
          </table:table-cell>
          <table:table-cell table:formula="of:=ABJAD([.$A763];2;1)" office:value-type="float" office:value="124" calcext:value-type="float">
            <text:p>124</text:p>
          </table:table-cell>
          <table:table-cell table:formula="of:=ABJAD([.$A763];3;1)"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KABA</text:p>
          </table:table-cell>
          <table:table-cell table:formula="of:=NUMEROLOG([.$A764];&quot;modern&quot;;&quot;tam&quot;)" office:value-type="float" office:value="6" calcext:value-type="float">
            <text:p>6</text:p>
          </table:table-cell>
          <table:table-cell table:formula="of:=NUMEROLOG([.$A764];&quot;TR&quot;;&quot;tam&quot;)" office:value-type="float" office:value="18" calcext:value-type="float">
            <text:p>18</text:p>
          </table:table-cell>
          <table:table-cell table:formula="of:=ABJAD([.$A764];0;1)" office:value-type="float" office:value="8" calcext:value-type="float">
            <text:p>8</text:p>
          </table:table-cell>
          <table:table-cell table:formula="of:=ABJAD([.$A764];1;1)" office:value-type="float" office:value="44" calcext:value-type="float">
            <text:p>44</text:p>
          </table:table-cell>
          <table:table-cell table:formula="of:=ABJAD([.$A764];2;1)" office:value-type="float" office:value="56" calcext:value-type="float">
            <text:p>56</text:p>
          </table:table-cell>
          <table:table-cell table:formula="of:=ABJAD([.$A764];3;1)"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KABACAOĞLU</text:p>
          </table:table-cell>
          <table:table-cell table:formula="of:=NUMEROLOG([.$A765];&quot;modern&quot;;&quot;tam&quot;)" office:value-type="float" office:value="29" calcext:value-type="float">
            <text:p>29</text:p>
          </table:table-cell>
          <table:table-cell table:formula="of:=NUMEROLOG([.$A765];&quot;TR&quot;;&quot;tam&quot;)" office:value-type="float" office:value="89" calcext:value-type="float">
            <text:p>89</text:p>
          </table:table-cell>
          <table:table-cell table:formula="of:=ABJAD([.$A765];0;1)" office:value-type="float" office:value="30" calcext:value-type="float">
            <text:p>30</text:p>
          </table:table-cell>
          <table:table-cell table:formula="of:=ABJAD([.$A765];1;1)" office:value-type="float" office:value="786" calcext:value-type="float">
            <text:p>786</text:p>
          </table:table-cell>
          <table:table-cell table:formula="of:=ABJAD([.$A765];2;1)" office:value-type="float" office:value="4094" calcext:value-type="float">
            <text:p>4094</text:p>
          </table:table-cell>
          <table:table-cell table:formula="of:=ABJAD([.$A765];3;1)" office:value-type="float" office:value="7110" calcext:value-type="float">
            <text:p>7110</text:p>
          </table:table-cell>
        </table:table-row>
        <table:table-row table:style-name="ro1">
          <table:table-cell office:value-type="string" calcext:value-type="string">
            <text:p>KABAKUŞ</text:p>
          </table:table-cell>
          <table:table-cell table:formula="of:=NUMEROLOG([.$A766];&quot;modern&quot;;&quot;tam&quot;)" office:value-type="float" office:value="12" calcext:value-type="float">
            <text:p>12</text:p>
          </table:table-cell>
          <table:table-cell table:formula="of:=NUMEROLOG([.$A766];&quot;TR&quot;;&quot;tam&quot;)" office:value-type="float" office:value="80" calcext:value-type="float">
            <text:p>80</text:p>
          </table:table-cell>
          <table:table-cell table:formula="of:=ABJAD([.$A766];0;1)" office:value-type="float" office:value="16" calcext:value-type="float">
            <text:p>16</text:p>
          </table:table-cell>
          <table:table-cell table:formula="of:=ABJAD([.$A766];1;1)" office:value-type="float" office:value="1084" calcext:value-type="float">
            <text:p>1084</text:p>
          </table:table-cell>
          <table:table-cell table:formula="of:=ABJAD([.$A766];2;1)" office:value-type="float" office:value="1706" calcext:value-type="float">
            <text:p>1706</text:p>
          </table:table-cell>
          <table:table-cell table:formula="of:=ABJAD([.$A766];3;1)" office:value-type="float" office:value="7659" calcext:value-type="float">
            <text:p>7659</text:p>
          </table:table-cell>
        </table:table-row>
        <table:table-row table:style-name="ro1">
          <table:table-cell office:value-type="string" calcext:value-type="string">
            <text:p>KABİL KUCUR</text:p>
          </table:table-cell>
          <table:table-cell table:formula="of:=NUMEROLOG([.$A767];&quot;modern&quot;;&quot;tam&quot;)" office:value-type="float" office:value="37" calcext:value-type="float">
            <text:p>37</text:p>
          </table:table-cell>
          <table:table-cell table:formula="of:=NUMEROLOG([.$A767];&quot;TR&quot;;&quot;tam&quot;)" office:value-type="float" office:value="132" calcext:value-type="float">
            <text:p>132</text:p>
          </table:table-cell>
          <table:table-cell table:formula="of:=ABJAD([.$A767];0;1)" office:value-type="float" office:value="32" calcext:value-type="float">
            <text:p>32</text:p>
          </table:table-cell>
          <table:table-cell table:formula="of:=ABJAD([.$A767];1;1)" office:value-type="float" office:value="1556" calcext:value-type="float">
            <text:p>1556</text:p>
          </table:table-cell>
          <table:table-cell table:formula="of:=ABJAD([.$A767];2;1)" office:value-type="float" office:value="2807" calcext:value-type="float">
            <text:p>2807</text:p>
          </table:table-cell>
          <table:table-cell table:formula="of:=ABJAD([.$A767];3;1)" office:value-type="float" office:value="11912" calcext:value-type="float">
            <text:p>11912</text:p>
          </table:table-cell>
        </table:table-row>
        <table:table-row table:style-name="ro1">
          <table:table-cell office:value-type="string" calcext:value-type="string">
            <text:p>KACEMER</text:p>
          </table:table-cell>
          <table:table-cell table:formula="of:=NUMEROLOG([.$A768];&quot;modern&quot;;&quot;tam&quot;)" office:value-type="float" office:value="29" calcext:value-type="float">
            <text:p>29</text:p>
          </table:table-cell>
          <table:table-cell table:formula="of:=NUMEROLOG([.$A768];&quot;TR&quot;;&quot;tam&quot;)" office:value-type="float" office:value="67" calcext:value-type="float">
            <text:p>67</text:p>
          </table:table-cell>
          <table:table-cell table:formula="of:=ABJAD([.$A768];0;1)" office:value-type="float" office:value="26" calcext:value-type="float">
            <text:p>26</text:p>
          </table:table-cell>
          <table:table-cell table:formula="of:=ABJAD([.$A768];1;1)" office:value-type="float" office:value="314" calcext:value-type="float">
            <text:p>314</text:p>
          </table:table-cell>
          <table:table-cell table:formula="of:=ABJAD([.$A768];2;1)" office:value-type="float" office:value="345" calcext:value-type="float">
            <text:p>345</text:p>
          </table:table-cell>
          <table:table-cell table:formula="of:=ABJAD([.$A768];3;1)" office:value-type="float" office:value="5730" calcext:value-type="float">
            <text:p>5730</text:p>
          </table:table-cell>
        </table:table-row>
        <table:table-row table:style-name="ro1">
          <table:table-cell office:value-type="string" calcext:value-type="string">
            <text:p>KAÇER</text:p>
          </table:table-cell>
          <table:table-cell table:formula="of:=NUMEROLOG([.$A769];&quot;modern&quot;;&quot;tam&quot;)" office:value-type="float" office:value="20" calcext:value-type="float">
            <text:p>20</text:p>
          </table:table-cell>
          <table:table-cell table:formula="of:=NUMEROLOG([.$A769];&quot;TR&quot;;&quot;tam&quot;)" office:value-type="float" office:value="46" calcext:value-type="float">
            <text:p>46</text:p>
          </table:table-cell>
          <table:table-cell table:formula="of:=ABJAD([.$A769];0;1)" office:value-type="float" office:value="21" calcext:value-type="float">
            <text:p>21</text:p>
          </table:table-cell>
          <table:table-cell table:formula="of:=ABJAD([.$A769];1;1)" office:value-type="float" office:value="249" calcext:value-type="float">
            <text:p>249</text:p>
          </table:table-cell>
          <table:table-cell table:formula="of:=ABJAD([.$A769];2;1)" office:value-type="float" office:value="270" calcext:value-type="float">
            <text:p>270</text:p>
          </table:table-cell>
          <table:table-cell table:formula="of:=ABJAD([.$A769];3;1)"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KAÇIRA</text:p>
          </table:table-cell>
          <table:table-cell table:formula="of:=NUMEROLOG([.$A770];&quot;modern&quot;;&quot;tam&quot;)" office:value-type="float" office:value="25" calcext:value-type="float">
            <text:p>25</text:p>
          </table:table-cell>
          <table:table-cell table:formula="of:=NUMEROLOG([.$A770];&quot;TR&quot;;&quot;tam&quot;)" office:value-type="float" office:value="52" calcext:value-type="float">
            <text:p>52</text:p>
          </table:table-cell>
          <table:table-cell table:formula="of:=ABJAD([.$A770];0;1)" office:value-type="float" office:value="27" calcext:value-type="float">
            <text:p>27</text:p>
          </table:table-cell>
          <table:table-cell table:formula="of:=ABJAD([.$A770];1;1)" office:value-type="float" office:value="255" calcext:value-type="float">
            <text:p>255</text:p>
          </table:table-cell>
          <table:table-cell table:formula="of:=ABJAD([.$A770];2;1)" office:value-type="float" office:value="282" calcext:value-type="float">
            <text:p>282</text:p>
          </table:table-cell>
          <table:table-cell table:formula="of:=ABJAD([.$A770];3;1)"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KADAK</text:p>
          </table:table-cell>
          <table:table-cell table:formula="of:=NUMEROLOG([.$A771];&quot;modern&quot;;&quot;tam&quot;)" office:value-type="float" office:value="10" calcext:value-type="float">
            <text:p>10</text:p>
          </table:table-cell>
          <table:table-cell table:formula="of:=NUMEROLOG([.$A771];&quot;TR&quot;;&quot;tam&quot;)" office:value-type="float" office:value="35" calcext:value-type="float">
            <text:p>35</text:p>
          </table:table-cell>
          <table:table-cell table:formula="of:=ABJAD([.$A771];0;1)" office:value-type="float" office:value="14" calcext:value-type="float">
            <text:p>14</text:p>
          </table:table-cell>
          <table:table-cell table:formula="of:=ABJAD([.$A771];1;1)" office:value-type="float" office:value="86" calcext:value-type="float">
            <text:p>86</text:p>
          </table:table-cell>
          <table:table-cell table:formula="of:=ABJAD([.$A771];2;1)" office:value-type="float" office:value="103" calcext:value-type="float">
            <text:p>103</text:p>
          </table:table-cell>
          <table:table-cell table:formula="of:=ABJAD([.$A771];3;1)"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KADI</text:p>
          </table:table-cell>
          <table:table-cell table:formula="of:=NUMEROLOG([.$A772];&quot;modern&quot;;&quot;tam&quot;)" office:value-type="float" office:value="16" calcext:value-type="float">
            <text:p>16</text:p>
          </table:table-cell>
          <table:table-cell table:formula="of:=NUMEROLOG([.$A772];&quot;TR&quot;;&quot;tam&quot;)" office:value-type="float" office:value="31" calcext:value-type="float">
            <text:p>31</text:p>
          </table:table-cell>
          <table:table-cell table:formula="of:=ABJAD([.$A772];0;1)" office:value-type="float" office:value="19" calcext:value-type="float">
            <text:p>19</text:p>
          </table:table-cell>
          <table:table-cell table:formula="of:=ABJAD([.$A772];1;1)" office:value-type="float" office:value="55" calcext:value-type="float">
            <text:p>55</text:p>
          </table:table-cell>
          <table:table-cell table:formula="of:=ABJAD([.$A772];2;1)" office:value-type="float" office:value="76" calcext:value-type="float">
            <text:p>76</text:p>
          </table:table-cell>
          <table:table-cell table:formula="of:=ABJAD([.$A772];3;1)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KAHRAMAN</text:p>
          </table:table-cell>
          <table:table-cell table:formula="of:=NUMEROLOG([.$A773];&quot;modern&quot;;&quot;tam&quot;)" office:value-type="float" office:value="31" calcext:value-type="float">
            <text:p>31</text:p>
          </table:table-cell>
          <table:table-cell table:formula="of:=NUMEROLOG([.$A773];&quot;TR&quot;;&quot;tam&quot;)" office:value-type="float" office:value="81" calcext:value-type="float">
            <text:p>81</text:p>
          </table:table-cell>
          <table:table-cell table:formula="of:=ABJAD([.$A773];0;1)" office:value-type="float" office:value="34" calcext:value-type="float">
            <text:p>34</text:p>
          </table:table-cell>
          <table:table-cell table:formula="of:=ABJAD([.$A773];1;1)" office:value-type="float" office:value="382" calcext:value-type="float">
            <text:p>382</text:p>
          </table:table-cell>
          <table:table-cell table:formula="of:=ABJAD([.$A773];2;1)" office:value-type="float" office:value="410" calcext:value-type="float">
            <text:p>410</text:p>
          </table:table-cell>
          <table:table-cell table:formula="of:=ABJAD([.$A773];3;1)" office:value-type="float" office:value="8266" calcext:value-type="float">
            <text:p>8266</text:p>
          </table:table-cell>
        </table:table-row>
        <table:table-row table:style-name="ro1">
          <table:table-cell office:value-type="string" calcext:value-type="string">
            <text:p>KAHREMAN</text:p>
          </table:table-cell>
          <table:table-cell table:formula="of:=NUMEROLOG([.$A774];&quot;modern&quot;;&quot;tam&quot;)" office:value-type="float" office:value="35" calcext:value-type="float">
            <text:p>35</text:p>
          </table:table-cell>
          <table:table-cell table:formula="of:=NUMEROLOG([.$A774];&quot;TR&quot;;&quot;tam&quot;)" office:value-type="float" office:value="86" calcext:value-type="float">
            <text:p>86</text:p>
          </table:table-cell>
          <table:table-cell table:formula="of:=ABJAD([.$A774];0;1)" office:value-type="float" office:value="38" calcext:value-type="float">
            <text:p>38</text:p>
          </table:table-cell>
          <table:table-cell table:formula="of:=ABJAD([.$A774];1;1)" office:value-type="float" office:value="386" calcext:value-type="float">
            <text:p>386</text:p>
          </table:table-cell>
          <table:table-cell table:formula="of:=ABJAD([.$A774];2;1)" office:value-type="float" office:value="418" calcext:value-type="float">
            <text:p>418</text:p>
          </table:table-cell>
          <table:table-cell table:formula="of:=ABJAD([.$A774];3;1)" office:value-type="float" office:value="8451" calcext:value-type="float">
            <text:p>8451</text:p>
          </table:table-cell>
        </table:table-row>
        <table:table-row table:style-name="ro1">
          <table:table-cell office:value-type="string" calcext:value-type="string">
            <text:p>KAHYA</text:p>
          </table:table-cell>
          <table:table-cell table:formula="of:=NUMEROLOG([.$A775];&quot;modern&quot;;&quot;tam&quot;)" office:value-type="float" office:value="19" calcext:value-type="float">
            <text:p>19</text:p>
          </table:table-cell>
          <table:table-cell table:formula="of:=NUMEROLOG([.$A775];&quot;TR&quot;;&quot;tam&quot;)" office:value-type="float" office:value="54" calcext:value-type="float">
            <text:p>54</text:p>
          </table:table-cell>
          <table:table-cell table:formula="of:=ABJAD([.$A775];0;1)" office:value-type="float" office:value="15" calcext:value-type="float">
            <text:p>15</text:p>
          </table:table-cell>
          <table:table-cell table:formula="of:=ABJAD([.$A775];1;1)" office:value-type="float" office:value="951" calcext:value-type="float">
            <text:p>951</text:p>
          </table:table-cell>
          <table:table-cell table:formula="of:=ABJAD([.$A775];2;1)" office:value-type="float" office:value="968" calcext:value-type="float">
            <text:p>968</text:p>
          </table:table-cell>
          <table:table-cell table:formula="of:=ABJAD([.$A775];3;1)" office:value-type="float" office:value="6782" calcext:value-type="float">
            <text:p>6782</text:p>
          </table:table-cell>
        </table:table-row>
        <table:table-row table:style-name="ro1">
          <table:table-cell office:value-type="string" calcext:value-type="string">
            <text:p>KALA</text:p>
          </table:table-cell>
          <table:table-cell table:formula="of:=NUMEROLOG([.$A776];&quot;modern&quot;;&quot;tam&quot;)" office:value-type="float" office:value="7" calcext:value-type="float">
            <text:p>7</text:p>
          </table:table-cell>
          <table:table-cell table:formula="of:=NUMEROLOG([.$A776];&quot;TR&quot;;&quot;tam&quot;)" office:value-type="float" office:value="31" calcext:value-type="float">
            <text:p>31</text:p>
          </table:table-cell>
          <table:table-cell table:formula="of:=ABJAD([.$A776];0;1)" office:value-type="float" office:value="8" calcext:value-type="float">
            <text:p>8</text:p>
          </table:table-cell>
          <table:table-cell table:formula="of:=ABJAD([.$A776];1;1)" office:value-type="float" office:value="92" calcext:value-type="float">
            <text:p>92</text:p>
          </table:table-cell>
          <table:table-cell table:formula="of:=ABJAD([.$A776];2;1)" office:value-type="float" office:value="104" calcext:value-type="float">
            <text:p>104</text:p>
          </table:table-cell>
          <table:table-cell table:formula="of:=ABJAD([.$A776];3;1)"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KALEM</text:p>
          </table:table-cell>
          <table:table-cell table:formula="of:=NUMEROLOG([.$A777];&quot;modern&quot;;&quot;tam&quot;)" office:value-type="float" office:value="15" calcext:value-type="float">
            <text:p>15</text:p>
          </table:table-cell>
          <table:table-cell table:formula="of:=NUMEROLOG([.$A777];&quot;TR&quot;;&quot;tam&quot;)" office:value-type="float" office:value="52" calcext:value-type="float">
            <text:p>52</text:p>
          </table:table-cell>
          <table:table-cell table:formula="of:=ABJAD([.$A777];0;1)" office:value-type="float" office:value="12" calcext:value-type="float">
            <text:p>12</text:p>
          </table:table-cell>
          <table:table-cell table:formula="of:=ABJAD([.$A777];1;1)" office:value-type="float" office:value="156" calcext:value-type="float">
            <text:p>156</text:p>
          </table:table-cell>
          <table:table-cell table:formula="of:=ABJAD([.$A777];2;1)" office:value-type="float" office:value="177" calcext:value-type="float">
            <text:p>177</text:p>
          </table:table-cell>
          <table:table-cell table:formula="of:=ABJAD([.$A777];3;1)"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KALIPCI</text:p>
          </table:table-cell>
          <table:table-cell table:formula="of:=NUMEROLOG([.$A778];&quot;modern&quot;;&quot;tam&quot;)" office:value-type="float" office:value="34" calcext:value-type="float">
            <text:p>34</text:p>
          </table:table-cell>
          <table:table-cell table:formula="of:=NUMEROLOG([.$A778];&quot;TR&quot;;&quot;tam&quot;)" office:value-type="float" office:value="75" calcext:value-type="float">
            <text:p>75</text:p>
          </table:table-cell>
          <table:table-cell table:formula="of:=ABJAD([.$A778];0;1)" office:value-type="float" office:value="34" calcext:value-type="float">
            <text:p>34</text:p>
          </table:table-cell>
          <table:table-cell table:formula="of:=ABJAD([.$A778];1;1)" office:value-type="float" office:value="214" calcext:value-type="float">
            <text:p>214</text:p>
          </table:table-cell>
          <table:table-cell table:formula="of:=ABJAD([.$A778];2;1)" office:value-type="float" office:value="255" calcext:value-type="float">
            <text:p>255</text:p>
          </table:table-cell>
          <table:table-cell table:formula="of:=ABJAD([.$A778];3;1)"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KALKAN</text:p>
          </table:table-cell>
          <table:table-cell table:formula="of:=NUMEROLOG([.$A779];&quot;modern&quot;;&quot;tam&quot;)" office:value-type="float" office:value="14" calcext:value-type="float">
            <text:p>14</text:p>
          </table:table-cell>
          <table:table-cell table:formula="of:=NUMEROLOG([.$A779];&quot;TR&quot;;&quot;tam&quot;)" office:value-type="float" office:value="62" calcext:value-type="float">
            <text:p>62</text:p>
          </table:table-cell>
          <table:table-cell table:formula="of:=ABJAD([.$A779];0;1)" office:value-type="float" office:value="22" calcext:value-type="float">
            <text:p>22</text:p>
          </table:table-cell>
          <table:table-cell table:formula="of:=ABJAD([.$A779];1;1)" office:value-type="float" office:value="202" calcext:value-type="float">
            <text:p>202</text:p>
          </table:table-cell>
          <table:table-cell table:formula="of:=ABJAD([.$A779];2;1)" office:value-type="float" office:value="224" calcext:value-type="float">
            <text:p>224</text:p>
          </table:table-cell>
          <table:table-cell table:formula="of:=ABJAD([.$A779];3;1)"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KALYENCİ</text:p>
          </table:table-cell>
          <table:table-cell table:formula="of:=NUMEROLOG([.$A780];&quot;modern&quot;;&quot;tam&quot;)" office:value-type="float" office:value="35" calcext:value-type="float">
            <text:p>35</text:p>
          </table:table-cell>
          <table:table-cell table:formula="of:=NUMEROLOG([.$A780];&quot;TR&quot;;&quot;tam&quot;)" office:value-type="float" office:value="96" calcext:value-type="float">
            <text:p>96</text:p>
          </table:table-cell>
          <table:table-cell table:formula="of:=ABJAD([.$A780];0;1)" office:value-type="float" office:value="33" calcext:value-type="float">
            <text:p>33</text:p>
          </table:table-cell>
          <table:table-cell table:formula="of:=ABJAD([.$A780];1;1)" office:value-type="float" office:value="1089" calcext:value-type="float">
            <text:p>1089</text:p>
          </table:table-cell>
          <table:table-cell table:formula="of:=ABJAD([.$A780];2;1)" office:value-type="float" office:value="1140" calcext:value-type="float">
            <text:p>1140</text:p>
          </table:table-cell>
          <table:table-cell table:formula="of:=ABJAD([.$A780];3;1)"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KALYONCU UÇAR</text:p>
          </table:table-cell>
          <table:table-cell table:formula="of:=NUMEROLOG([.$A781];&quot;modern&quot;;&quot;tam&quot;)" office:value-type="float" office:value="46" calcext:value-type="float">
            <text:p>46</text:p>
          </table:table-cell>
          <table:table-cell table:formula="of:=NUMEROLOG([.$A781];&quot;TR&quot;;&quot;tam&quot;)" office:value-type="float" office:value="172" calcext:value-type="float">
            <text:p>172</text:p>
          </table:table-cell>
          <table:table-cell table:formula="of:=ABJAD([.$A781];0;1)" office:value-type="float" office:value="40" calcext:value-type="float">
            <text:p>40</text:p>
          </table:table-cell>
          <table:table-cell table:formula="of:=ABJAD([.$A781];1;1)" office:value-type="float" office:value="2548" calcext:value-type="float">
            <text:p>2548</text:p>
          </table:table-cell>
          <table:table-cell table:formula="of:=ABJAD([.$A781];2;1)" office:value-type="float" office:value="3865" calcext:value-type="float">
            <text:p>3865</text:p>
          </table:table-cell>
          <table:table-cell table:formula="of:=ABJAD([.$A781];3;1)" office:value-type="float" office:value="18196" calcext:value-type="float">
            <text:p>18196</text:p>
          </table:table-cell>
        </table:table-row>
        <table:table-row table:style-name="ro1">
          <table:table-cell office:value-type="string" calcext:value-type="string">
            <text:p>KAMACI</text:p>
          </table:table-cell>
          <table:table-cell table:formula="of:=NUMEROLOG([.$A782];&quot;modern&quot;;&quot;tam&quot;)" office:value-type="float" office:value="20" calcext:value-type="float">
            <text:p>20</text:p>
          </table:table-cell>
          <table:table-cell table:formula="of:=NUMEROLOG([.$A782];&quot;TR&quot;;&quot;tam&quot;)" office:value-type="float" office:value="46" calcext:value-type="float">
            <text:p>46</text:p>
          </table:table-cell>
          <table:table-cell table:formula="of:=ABJAD([.$A782];0;1)" office:value-type="float" office:value="19" calcext:value-type="float">
            <text:p>19</text:p>
          </table:table-cell>
          <table:table-cell table:formula="of:=ABJAD([.$A782];1;1)" office:value-type="float" office:value="115" calcext:value-type="float">
            <text:p>115</text:p>
          </table:table-cell>
          <table:table-cell table:formula="of:=ABJAD([.$A782];2;1)" office:value-type="float" office:value="142" calcext:value-type="float">
            <text:p>142</text:p>
          </table:table-cell>
          <table:table-cell table:formula="of:=ABJAD([.$A782];3;1)"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table:formula="of:=NUMEROLOG([.$A783];&quot;modern&quot;;&quot;tam&quot;)" office:value-type="float" office:value="8" calcext:value-type="float">
            <text:p>8</text:p>
          </table:table-cell>
          <table:table-cell table:formula="of:=NUMEROLOG([.$A783];&quot;TR&quot;;&quot;tam&quot;)" office:value-type="float" office:value="32" calcext:value-type="float">
            <text:p>32</text:p>
          </table:table-cell>
          <table:table-cell table:formula="of:=ABJAD([.$A783];0;1)" office:value-type="float" office:value="15" calcext:value-type="float">
            <text:p>15</text:p>
          </table:table-cell>
          <table:table-cell table:formula="of:=ABJAD([.$A783];1;1)" office:value-type="float" office:value="111" calcext:value-type="float">
            <text:p>111</text:p>
          </table:table-cell>
          <table:table-cell table:formula="of:=ABJAD([.$A783];2;1)" office:value-type="float" office:value="122" calcext:value-type="float">
            <text:p>122</text:p>
          </table:table-cell>
          <table:table-cell table:formula="of:=ABJAD([.$A783];3;1)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KANAT</text:p>
          </table:table-cell>
          <table:table-cell table:formula="of:=NUMEROLOG([.$A784];&quot;modern&quot;;&quot;tam&quot;)" office:value-type="float" office:value="11" calcext:value-type="float">
            <text:p>11</text:p>
          </table:table-cell>
          <table:table-cell table:formula="of:=NUMEROLOG([.$A784];&quot;TR&quot;;&quot;tam&quot;)" office:value-type="float" office:value="57" calcext:value-type="float">
            <text:p>57</text:p>
          </table:table-cell>
          <table:table-cell table:formula="of:=ABJAD([.$A784];0;1)" office:value-type="float" office:value="24" calcext:value-type="float">
            <text:p>24</text:p>
          </table:table-cell>
          <table:table-cell table:formula="of:=ABJAD([.$A784];1;1)" office:value-type="float" office:value="612" calcext:value-type="float">
            <text:p>612</text:p>
          </table:table-cell>
          <table:table-cell table:formula="of:=ABJAD([.$A784];2;1)" office:value-type="float" office:value="629" calcext:value-type="float">
            <text:p>629</text:p>
          </table:table-cell>
          <table:table-cell table:formula="of:=ABJAD([.$A784];3;1)" office:value-type="float" office:value="5626" calcext:value-type="float">
            <text:p>5626</text:p>
          </table:table-cell>
        </table:table-row>
        <table:table-row table:style-name="ro1">
          <table:table-cell office:value-type="string" calcext:value-type="string">
            <text:p>KANDEMİR</text:p>
          </table:table-cell>
          <table:table-cell table:formula="of:=NUMEROLOG([.$A785];&quot;modern&quot;;&quot;tam&quot;)" office:value-type="float" office:value="39" calcext:value-type="float">
            <text:p>39</text:p>
          </table:table-cell>
          <table:table-cell table:formula="of:=NUMEROLOG([.$A785];&quot;TR&quot;;&quot;tam&quot;)" office:value-type="float" office:value="92" calcext:value-type="float">
            <text:p>92</text:p>
          </table:table-cell>
          <table:table-cell table:formula="of:=ABJAD([.$A785];0;1)" office:value-type="float" office:value="40" calcext:value-type="float">
            <text:p>40</text:p>
          </table:table-cell>
          <table:table-cell table:formula="of:=ABJAD([.$A785];1;1)" office:value-type="float" office:value="400" calcext:value-type="float">
            <text:p>400</text:p>
          </table:table-cell>
          <table:table-cell table:formula="of:=ABJAD([.$A785];2;1)" office:value-type="float" office:value="451" calcext:value-type="float">
            <text:p>451</text:p>
          </table:table-cell>
          <table:table-cell table:formula="of:=ABJAD([.$A785];3;1)" office:value-type="float" office:value="8499" calcext:value-type="float">
            <text:p>8499</text:p>
          </table:table-cell>
        </table:table-row>
        <table:table-row table:style-name="ro1">
          <table:table-cell office:value-type="string" calcext:value-type="string">
            <text:p>KANIK YÜKSEK</text:p>
          </table:table-cell>
          <table:table-cell table:formula="of:=NUMEROLOG([.$A786];&quot;modern&quot;;&quot;tam&quot;)" office:value-type="float" office:value="39" calcext:value-type="float">
            <text:p>39</text:p>
          </table:table-cell>
          <table:table-cell table:formula="of:=NUMEROLOG([.$A786];&quot;TR&quot;;&quot;tam&quot;)" office:value-type="float" office:value="167" calcext:value-type="float">
            <text:p>167</text:p>
          </table:table-cell>
          <table:table-cell table:formula="of:=ABJAD([.$A786];0;1)" office:value-type="float" office:value="46" calcext:value-type="float">
            <text:p>46</text:p>
          </table:table-cell>
          <table:table-cell table:formula="of:=ABJAD([.$A786];1;1)" office:value-type="float" office:value="2146" calcext:value-type="float">
            <text:p>2146</text:p>
          </table:table-cell>
          <table:table-cell table:formula="of:=ABJAD([.$A786];2;1)" office:value-type="float" office:value="2897" calcext:value-type="float">
            <text:p>2897</text:p>
          </table:table-cell>
          <table:table-cell table:formula="of:=ABJAD([.$A786];3;1)" office:value-type="float" office:value="14980" calcext:value-type="float">
            <text:p>14980</text:p>
          </table:table-cell>
        </table:table-row>
        <table:table-row table:style-name="ro1">
          <table:table-cell office:value-type="string" calcext:value-type="string">
            <text:p>KANKILIÇ</text:p>
          </table:table-cell>
          <table:table-cell table:formula="of:=NUMEROLOG([.$A787];&quot;modern&quot;;&quot;tam&quot;)" office:value-type="float" office:value="34" calcext:value-type="float">
            <text:p>34</text:p>
          </table:table-cell>
          <table:table-cell table:formula="of:=NUMEROLOG([.$A787];&quot;TR&quot;;&quot;tam&quot;)" office:value-type="float" office:value="87" calcext:value-type="float">
            <text:p>87</text:p>
          </table:table-cell>
          <table:table-cell table:formula="of:=ABJAD([.$A787];0;1)" office:value-type="float" office:value="44" calcext:value-type="float">
            <text:p>44</text:p>
          </table:table-cell>
          <table:table-cell table:formula="of:=ABJAD([.$A787];1;1)" office:value-type="float" office:value="224" calcext:value-type="float">
            <text:p>224</text:p>
          </table:table-cell>
          <table:table-cell table:formula="of:=ABJAD([.$A787];2;1)" office:value-type="float" office:value="270" calcext:value-type="float">
            <text:p>270</text:p>
          </table:table-cell>
          <table:table-cell table:formula="of:=ABJAD([.$A787];3;1)"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KANNECİ</text:p>
          </table:table-cell>
          <table:table-cell table:formula="of:=NUMEROLOG([.$A788];&quot;modern&quot;;&quot;tam&quot;)" office:value-type="float" office:value="30" calcext:value-type="float">
            <text:p>30</text:p>
          </table:table-cell>
          <table:table-cell table:formula="of:=NUMEROLOG([.$A788];&quot;TR&quot;;&quot;tam&quot;)" office:value-type="float" office:value="70" calcext:value-type="float">
            <text:p>70</text:p>
          </table:table-cell>
          <table:table-cell table:formula="of:=ABJAD([.$A788];0;1)" office:value-type="float" office:value="41" calcext:value-type="float">
            <text:p>41</text:p>
          </table:table-cell>
          <table:table-cell table:formula="of:=ABJAD([.$A788];1;1)" office:value-type="float" office:value="209" calcext:value-type="float">
            <text:p>209</text:p>
          </table:table-cell>
          <table:table-cell table:formula="of:=ABJAD([.$A788];2;1)" office:value-type="float" office:value="255" calcext:value-type="float">
            <text:p>255</text:p>
          </table:table-cell>
          <table:table-cell table:formula="of:=ABJAD([.$A788];3;1)" office:value-type="float" office:value="6592" calcext:value-type="float">
            <text:p>6592</text:p>
          </table:table-cell>
        </table:table-row>
        <table:table-row table:style-name="ro1">
          <table:table-cell office:value-type="string" calcext:value-type="string">
            <text:p>KANSU</text:p>
          </table:table-cell>
          <table:table-cell table:formula="of:=NUMEROLOG([.$A789];&quot;modern&quot;;&quot;tam&quot;)" office:value-type="float" office:value="12" calcext:value-type="float">
            <text:p>12</text:p>
          </table:table-cell>
          <table:table-cell table:formula="of:=NUMEROLOG([.$A789];&quot;TR&quot;;&quot;tam&quot;)" office:value-type="float" office:value="79" calcext:value-type="float">
            <text:p>79</text:p>
          </table:table-cell>
          <table:table-cell table:formula="of:=ABJAD([.$A789];0;1)" office:value-type="float" office:value="15" calcext:value-type="float">
            <text:p>15</text:p>
          </table:table-cell>
          <table:table-cell table:formula="of:=ABJAD([.$A789];1;1)" office:value-type="float" office:value="1011" calcext:value-type="float">
            <text:p>1011</text:p>
          </table:table-cell>
          <table:table-cell table:formula="of:=ABJAD([.$A789];2;1)" office:value-type="float" office:value="1627" calcext:value-type="float">
            <text:p>1627</text:p>
          </table:table-cell>
          <table:table-cell table:formula="of:=ABJAD([.$A789];3;1)"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KANYILMAZ</text:p>
          </table:table-cell>
          <table:table-cell table:formula="of:=NUMEROLOG([.$A790];&quot;modern&quot;;&quot;tam&quot;)" office:value-type="float" office:value="40" calcext:value-type="float">
            <text:p>40</text:p>
          </table:table-cell>
          <table:table-cell table:formula="of:=NUMEROLOG([.$A790];&quot;TR&quot;;&quot;tam&quot;)" office:value-type="float" office:value="132" calcext:value-type="float">
            <text:p>132</text:p>
          </table:table-cell>
          <table:table-cell table:formula="of:=ABJAD([.$A790];0;1)" office:value-type="float" office:value="32" calcext:value-type="float">
            <text:p>32</text:p>
          </table:table-cell>
          <table:table-cell table:formula="of:=ABJAD([.$A790];1;1)" office:value-type="float" office:value="2132" calcext:value-type="float">
            <text:p>2132</text:p>
          </table:table-cell>
          <table:table-cell table:formula="of:=ABJAD([.$A790];2;1)" office:value-type="float" office:value="2174" calcext:value-type="float">
            <text:p>2174</text:p>
          </table:table-cell>
          <table:table-cell table:formula="of:=ABJAD([.$A790];3;1)" office:value-type="float" office:value="8331" calcext:value-type="float">
            <text:p>8331</text:p>
          </table:table-cell>
        </table:table-row>
        <table:table-row table:style-name="ro1">
          <table:table-cell office:value-type="string" calcext:value-type="string">
            <text:p>KAPAR</text:p>
          </table:table-cell>
          <table:table-cell table:formula="of:=NUMEROLOG([.$A791];&quot;modern&quot;;&quot;tam&quot;)" office:value-type="float" office:value="20" calcext:value-type="float">
            <text:p>20</text:p>
          </table:table-cell>
          <table:table-cell table:formula="of:=NUMEROLOG([.$A791];&quot;TR&quot;;&quot;tam&quot;)" office:value-type="float" office:value="57" calcext:value-type="float">
            <text:p>57</text:p>
          </table:table-cell>
          <table:table-cell table:formula="of:=ABJAD([.$A791];0;1)" office:value-type="float" office:value="18" calcext:value-type="float">
            <text:p>18</text:p>
          </table:table-cell>
          <table:table-cell table:formula="of:=ABJAD([.$A791];1;1)" office:value-type="float" office:value="342" calcext:value-type="float">
            <text:p>342</text:p>
          </table:table-cell>
          <table:table-cell table:formula="of:=ABJAD([.$A791];2;1)" office:value-type="float" office:value="359" calcext:value-type="float">
            <text:p>359</text:p>
          </table:table-cell>
          <table:table-cell table:formula="of:=ABJAD([.$A791];3;1)" office:value-type="float" office:value="6014" calcext:value-type="float">
            <text:p>6014</text:p>
          </table:table-cell>
        </table:table-row>
        <table:table-row table:style-name="ro1">
          <table:table-cell office:value-type="string" calcext:value-type="string">
            <text:p>KAPÇAK</text:p>
          </table:table-cell>
          <table:table-cell table:formula="of:=NUMEROLOG([.$A792];&quot;modern&quot;;&quot;tam&quot;)" office:value-type="float" office:value="16" calcext:value-type="float">
            <text:p>16</text:p>
          </table:table-cell>
          <table:table-cell table:formula="of:=NUMEROLOG([.$A792];&quot;TR&quot;;&quot;tam&quot;)" office:value-type="float" office:value="54" calcext:value-type="float">
            <text:p>54</text:p>
          </table:table-cell>
          <table:table-cell table:formula="of:=ABJAD([.$A792];0;1)" office:value-type="float" office:value="17" calcext:value-type="float">
            <text:p>17</text:p>
          </table:table-cell>
          <table:table-cell table:formula="of:=ABJAD([.$A792];1;1)" office:value-type="float" office:value="185" calcext:value-type="float">
            <text:p>185</text:p>
          </table:table-cell>
          <table:table-cell table:formula="of:=ABJAD([.$A792];2;1)" office:value-type="float" office:value="207" calcext:value-type="float">
            <text:p>207</text:p>
          </table:table-cell>
          <table:table-cell table:formula="of:=ABJAD([.$A792];3;1)"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KAPLAN</text:p>
          </table:table-cell>
          <table:table-cell table:formula="of:=NUMEROLOG([.$A793];&quot;modern&quot;;&quot;tam&quot;)" office:value-type="float" office:value="19" calcext:value-type="float">
            <text:p>19</text:p>
          </table:table-cell>
          <table:table-cell table:formula="of:=NUMEROLOG([.$A793];&quot;TR&quot;;&quot;tam&quot;)" office:value-type="float" office:value="68" calcext:value-type="float">
            <text:p>68</text:p>
          </table:table-cell>
          <table:table-cell table:formula="of:=ABJAD([.$A793];0;1)" office:value-type="float" office:value="22" calcext:value-type="float">
            <text:p>22</text:p>
          </table:table-cell>
          <table:table-cell table:formula="of:=ABJAD([.$A793];1;1)" office:value-type="float" office:value="262" calcext:value-type="float">
            <text:p>262</text:p>
          </table:table-cell>
          <table:table-cell table:formula="of:=ABJAD([.$A793];2;1)" office:value-type="float" office:value="284" calcext:value-type="float">
            <text:p>284</text:p>
          </table:table-cell>
          <table:table-cell table:formula="of:=ABJAD([.$A793];3;1)" office:value-type="float" office:value="5344" calcext:value-type="float">
            <text:p>5344</text:p>
          </table:table-cell>
        </table:table-row>
        <table:table-row table:style-name="ro1">
          <table:table-cell office:value-type="string" calcext:value-type="string">
            <text:p>KAPLANKIRAN</text:p>
          </table:table-cell>
          <table:table-cell table:formula="of:=NUMEROLOG([.$A794];&quot;modern&quot;;&quot;tam&quot;)" office:value-type="float" office:value="45" calcext:value-type="float">
            <text:p>45</text:p>
          </table:table-cell>
          <table:table-cell table:formula="of:=NUMEROLOG([.$A794];&quot;TR&quot;;&quot;tam&quot;)" office:value-type="float" office:value="132" calcext:value-type="float">
            <text:p>132</text:p>
          </table:table-cell>
          <table:table-cell table:formula="of:=ABJAD([.$A794];0;1)" office:value-type="float" office:value="55" calcext:value-type="float">
            <text:p>55</text:p>
          </table:table-cell>
          <table:table-cell table:formula="of:=ABJAD([.$A794];1;1)" office:value-type="float" office:value="583" calcext:value-type="float">
            <text:p>583</text:p>
          </table:table-cell>
          <table:table-cell table:formula="of:=ABJAD([.$A794];2;1)" office:value-type="float" office:value="631" calcext:value-type="float">
            <text:p>631</text:p>
          </table:table-cell>
          <table:table-cell table:formula="of:=ABJAD([.$A794];3;1)" office:value-type="float" office:value="10571" calcext:value-type="float">
            <text:p>10571</text:p>
          </table:table-cell>
        </table:table-row>
        <table:table-row table:style-name="ro1">
          <table:table-cell office:value-type="string" calcext:value-type="string">
            <text:p>KARA</text:p>
          </table:table-cell>
          <table:table-cell table:formula="of:=NUMEROLOG([.$A795];&quot;modern&quot;;&quot;tam&quot;)" office:value-type="float" office:value="13" calcext:value-type="float">
            <text:p>13</text:p>
          </table:table-cell>
          <table:table-cell table:formula="of:=NUMEROLOG([.$A795];&quot;TR&quot;;&quot;tam&quot;)" office:value-type="float" office:value="37" calcext:value-type="float">
            <text:p>37</text:p>
          </table:table-cell>
          <table:table-cell table:formula="of:=ABJAD([.$A795];0;1)" office:value-type="float" office:value="14" calcext:value-type="float">
            <text:p>14</text:p>
          </table:table-cell>
          <table:table-cell table:formula="of:=ABJAD([.$A795];1;1)" office:value-type="float" office:value="242" calcext:value-type="float">
            <text:p>242</text:p>
          </table:table-cell>
          <table:table-cell table:formula="of:=ABJAD([.$A795];2;1)" office:value-type="float" office:value="254" calcext:value-type="float">
            <text:p>254</text:p>
          </table:table-cell>
          <table:table-cell table:formula="of:=ABJAD([.$A795];3;1)"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KARAAĞAÇ</text:p>
          </table:table-cell>
          <table:table-cell table:formula="of:=NUMEROLOG([.$A796];&quot;modern&quot;;&quot;tam&quot;)" office:value-type="float" office:value="25" calcext:value-type="float">
            <text:p>25</text:p>
          </table:table-cell>
          <table:table-cell table:formula="of:=NUMEROLOG([.$A796];&quot;TR&quot;;&quot;tam&quot;)" office:value-type="float" office:value="52" calcext:value-type="float">
            <text:p>52</text:p>
          </table:table-cell>
          <table:table-cell table:formula="of:=ABJAD([.$A796];0;1)" office:value-type="float" office:value="27" calcext:value-type="float">
            <text:p>27</text:p>
          </table:table-cell>
          <table:table-cell table:formula="of:=ABJAD([.$A796];1;1)" office:value-type="float" office:value="255" calcext:value-type="float">
            <text:p>255</text:p>
          </table:table-cell>
          <table:table-cell table:formula="of:=ABJAD([.$A796];2;1)" office:value-type="float" office:value="2879" calcext:value-type="float">
            <text:p>2879</text:p>
          </table:table-cell>
          <table:table-cell table:formula="of:=ABJAD([.$A796];3;1)" office:value-type="float" office:value="5926" calcext:value-type="float">
            <text:p>5926</text:p>
          </table:table-cell>
        </table:table-row>
        <table:table-row table:style-name="ro1">
          <table:table-cell office:value-type="string" calcext:value-type="string">
            <text:p>KARAALP</text:p>
          </table:table-cell>
          <table:table-cell table:formula="of:=NUMEROLOG([.$A797];&quot;modern&quot;;&quot;tam&quot;)" office:value-type="float" office:value="24" calcext:value-type="float">
            <text:p>24</text:p>
          </table:table-cell>
          <table:table-cell table:formula="of:=NUMEROLOG([.$A797];&quot;TR&quot;;&quot;tam&quot;)" office:value-type="float" office:value="73" calcext:value-type="float">
            <text:p>73</text:p>
          </table:table-cell>
          <table:table-cell table:formula="of:=ABJAD([.$A797];0;1)" office:value-type="float" office:value="21" calcext:value-type="float">
            <text:p>21</text:p>
          </table:table-cell>
          <table:table-cell table:formula="of:=ABJAD([.$A797];1;1)" office:value-type="float" office:value="393" calcext:value-type="float">
            <text:p>393</text:p>
          </table:table-cell>
          <table:table-cell table:formula="of:=ABJAD([.$A797];2;1)" office:value-type="float" office:value="416" calcext:value-type="float">
            <text:p>416</text:p>
          </table:table-cell>
          <table:table-cell table:formula="of:=ABJAD([.$A797];3;1)" office:value-type="float" office:value="6361" calcext:value-type="float">
            <text:p>6361</text:p>
          </table:table-cell>
        </table:table-row>
        <table:table-row table:style-name="ro1">
          <table:table-cell office:value-type="string" calcext:value-type="string">
            <text:p>KARAARSLAN</text:p>
          </table:table-cell>
          <table:table-cell table:formula="of:=NUMEROLOG([.$A798];&quot;modern&quot;;&quot;tam&quot;)" office:value-type="float" office:value="33" calcext:value-type="float">
            <text:p>33</text:p>
          </table:table-cell>
          <table:table-cell table:formula="of:=NUMEROLOG([.$A798];&quot;TR&quot;;&quot;tam&quot;)" office:value-type="float" office:value="114" calcext:value-type="float">
            <text:p>114</text:p>
          </table:table-cell>
          <table:table-cell table:formula="of:=ABJAD([.$A798];0;1)" office:value-type="float" office:value="36" calcext:value-type="float">
            <text:p>36</text:p>
          </table:table-cell>
          <table:table-cell table:formula="of:=ABJAD([.$A798];1;1)" office:value-type="float" office:value="864" calcext:value-type="float">
            <text:p>864</text:p>
          </table:table-cell>
          <table:table-cell table:formula="of:=ABJAD([.$A798];2;1)" office:value-type="float" office:value="898" calcext:value-type="float">
            <text:p>898</text:p>
          </table:table-cell>
          <table:table-cell table:formula="of:=ABJAD([.$A798];3;1)" office:value-type="float" office:value="11851" calcext:value-type="float">
            <text:p>11851</text:p>
          </table:table-cell>
        </table:table-row>
        <table:table-row table:style-name="ro1">
          <table:table-cell office:value-type="string" calcext:value-type="string">
            <text:p>KARAASLAN</text:p>
          </table:table-cell>
          <table:table-cell table:formula="of:=NUMEROLOG([.$A799];&quot;modern&quot;;&quot;tam&quot;)" office:value-type="float" office:value="24" calcext:value-type="float">
            <text:p>24</text:p>
          </table:table-cell>
          <table:table-cell table:formula="of:=NUMEROLOG([.$A799];&quot;TR&quot;;&quot;tam&quot;)" office:value-type="float" office:value="93" calcext:value-type="float">
            <text:p>93</text:p>
          </table:table-cell>
          <table:table-cell table:formula="of:=ABJAD([.$A799];0;1)" office:value-type="float" office:value="28" calcext:value-type="float">
            <text:p>28</text:p>
          </table:table-cell>
          <table:table-cell table:formula="of:=ABJAD([.$A799];1;1)" office:value-type="float" office:value="664" calcext:value-type="float">
            <text:p>664</text:p>
          </table:table-cell>
          <table:table-cell table:formula="of:=ABJAD([.$A799];2;1)" office:value-type="float" office:value="693" calcext:value-type="float">
            <text:p>693</text:p>
          </table:table-cell>
          <table:table-cell table:formula="of:=ABJAD([.$A799];3;1)" office:value-type="float" office:value="9171" calcext:value-type="float">
            <text:p>9171</text:p>
          </table:table-cell>
        </table:table-row>
        <table:table-row table:style-name="ro1">
          <table:table-cell office:value-type="string" calcext:value-type="string">
            <text:p>KARABAĞ</text:p>
          </table:table-cell>
          <table:table-cell table:formula="of:=NUMEROLOG([.$A800];&quot;modern&quot;;&quot;tam&quot;)" office:value-type="float" office:value="23" calcext:value-type="float">
            <text:p>23</text:p>
          </table:table-cell>
          <table:table-cell table:formula="of:=NUMEROLOG([.$A800];&quot;TR&quot;;&quot;tam&quot;)" office:value-type="float" office:value="49" calcext:value-type="float">
            <text:p>49</text:p>
          </table:table-cell>
          <table:table-cell table:formula="of:=ABJAD([.$A800];0;1)" office:value-type="float" office:value="25" calcext:value-type="float">
            <text:p>25</text:p>
          </table:table-cell>
          <table:table-cell table:formula="of:=ABJAD([.$A800];1;1)" office:value-type="float" office:value="253" calcext:value-type="float">
            <text:p>253</text:p>
          </table:table-cell>
          <table:table-cell table:formula="of:=ABJAD([.$A800];2;1)" office:value-type="float" office:value="2876" calcext:value-type="float">
            <text:p>2876</text:p>
          </table:table-cell>
          <table:table-cell table:formula="of:=ABJAD([.$A800];3;1)"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KARABULUT</text:p>
          </table:table-cell>
          <table:table-cell table:formula="of:=NUMEROLOG([.$A801];&quot;modern&quot;;&quot;tam&quot;)" office:value-type="float" office:value="26" calcext:value-type="float">
            <text:p>26</text:p>
          </table:table-cell>
          <table:table-cell table:formula="of:=NUMEROLOG([.$A801];&quot;TR&quot;;&quot;tam&quot;)" office:value-type="float" office:value="128" calcext:value-type="float">
            <text:p>128</text:p>
          </table:table-cell>
          <table:table-cell table:formula="of:=ABJAD([.$A801];0;1)" office:value-type="float" office:value="26" calcext:value-type="float">
            <text:p>26</text:p>
          </table:table-cell>
          <table:table-cell table:formula="of:=ABJAD([.$A801];1;1)" office:value-type="float" office:value="1994" calcext:value-type="float">
            <text:p>1994</text:p>
          </table:table-cell>
          <table:table-cell table:formula="of:=ABJAD([.$A801];2;1)" office:value-type="float" office:value="3221" calcext:value-type="float">
            <text:p>3221</text:p>
          </table:table-cell>
          <table:table-cell table:formula="of:=ABJAD([.$A801];3;1)" office:value-type="float" office:value="12948" calcext:value-type="float">
            <text:p>12948</text:p>
          </table:table-cell>
        </table:table-row>
        <table:table-row table:style-name="ro1">
          <table:table-cell office:value-type="string" calcext:value-type="string">
            <text:p>KARACA</text:p>
          </table:table-cell>
          <table:table-cell table:formula="of:=NUMEROLOG([.$A802];&quot;modern&quot;;&quot;tam&quot;)" office:value-type="float" office:value="17" calcext:value-type="float">
            <text:p>17</text:p>
          </table:table-cell>
          <table:table-cell table:formula="of:=NUMEROLOG([.$A802];&quot;TR&quot;;&quot;tam&quot;)" office:value-type="float" office:value="41" calcext:value-type="float">
            <text:p>41</text:p>
          </table:table-cell>
          <table:table-cell table:formula="of:=ABJAD([.$A802];0;1)" office:value-type="float" office:value="18" calcext:value-type="float">
            <text:p>18</text:p>
          </table:table-cell>
          <table:table-cell table:formula="of:=ABJAD([.$A802];1;1)" office:value-type="float" office:value="246" calcext:value-type="float">
            <text:p>246</text:p>
          </table:table-cell>
          <table:table-cell table:formula="of:=ABJAD([.$A802];2;1)" office:value-type="float" office:value="264" calcext:value-type="float">
            <text:p>264</text:p>
          </table:table-cell>
          <table:table-cell table:formula="of:=ABJAD([.$A802];3;1)"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KARACAN</text:p>
          </table:table-cell>
          <table:table-cell table:formula="of:=NUMEROLOG([.$A803];&quot;modern&quot;;&quot;tam&quot;)" office:value-type="float" office:value="22" calcext:value-type="float">
            <text:p>22</text:p>
          </table:table-cell>
          <table:table-cell table:formula="of:=NUMEROLOG([.$A803];&quot;TR&quot;;&quot;tam&quot;)" office:value-type="float" office:value="58" calcext:value-type="float">
            <text:p>58</text:p>
          </table:table-cell>
          <table:table-cell table:formula="of:=ABJAD([.$A803];0;1)" office:value-type="float" office:value="28" calcext:value-type="float">
            <text:p>28</text:p>
          </table:table-cell>
          <table:table-cell table:formula="of:=ABJAD([.$A803];1;1)" office:value-type="float" office:value="316" calcext:value-type="float">
            <text:p>316</text:p>
          </table:table-cell>
          <table:table-cell table:formula="of:=ABJAD([.$A803];2;1)" office:value-type="float" office:value="339" calcext:value-type="float">
            <text:p>339</text:p>
          </table:table-cell>
          <table:table-cell table:formula="of:=ABJAD([.$A803];3;1)"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KARACAN </text:p>
          </table:table-cell>
          <table:table-cell table:formula="of:=NUMEROLOG([.$A804];&quot;modern&quot;;&quot;tam&quot;)" office:value-type="float" office:value="22" calcext:value-type="float">
            <text:p>22</text:p>
          </table:table-cell>
          <table:table-cell table:formula="of:=NUMEROLOG([.$A804];&quot;TR&quot;;&quot;tam&quot;)" office:value-type="float" office:value="58" calcext:value-type="float">
            <text:p>58</text:p>
          </table:table-cell>
          <table:table-cell table:formula="of:=ABJAD([.$A804];0;1)" office:value-type="float" office:value="28" calcext:value-type="float">
            <text:p>28</text:p>
          </table:table-cell>
          <table:table-cell table:formula="of:=ABJAD([.$A804];1;1)" office:value-type="float" office:value="316" calcext:value-type="float">
            <text:p>316</text:p>
          </table:table-cell>
          <table:table-cell table:formula="of:=ABJAD([.$A804];2;1)" office:value-type="float" office:value="339" calcext:value-type="float">
            <text:p>339</text:p>
          </table:table-cell>
          <table:table-cell table:formula="of:=ABJAD([.$A804];3;1)"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KARACAN ERŞEKERCİ</text:p>
          </table:table-cell>
          <table:table-cell table:formula="of:=NUMEROLOG([.$A805];&quot;modern&quot;;&quot;tam&quot;)" office:value-type="float" office:value="70" calcext:value-type="float">
            <text:p>70</text:p>
          </table:table-cell>
          <table:table-cell table:formula="of:=NUMEROLOG([.$A805];&quot;TR&quot;;&quot;tam&quot;)" office:value-type="float" office:value="170" calcext:value-type="float">
            <text:p>170</text:p>
          </table:table-cell>
          <table:table-cell table:formula="of:=ABJAD([.$A805];0;1)" office:value-type="float" office:value="78" calcext:value-type="float">
            <text:p>78</text:p>
          </table:table-cell>
          <table:table-cell table:formula="of:=ABJAD([.$A805];1;1)" office:value-type="float" office:value="1194" calcext:value-type="float">
            <text:p>1194</text:p>
          </table:table-cell>
          <table:table-cell table:formula="of:=ABJAD([.$A805];2;1)" office:value-type="float" office:value="1277" calcext:value-type="float">
            <text:p>1277</text:p>
          </table:table-cell>
          <table:table-cell table:formula="of:=ABJAD([.$A805];3;1)" office:value-type="float" office:value="18392" calcext:value-type="float">
            <text:p>18392</text:p>
          </table:table-cell>
        </table:table-row>
        <table:table-row table:style-name="ro1">
          <table:table-cell office:value-type="string" calcext:value-type="string">
            <text:p>KARADAĞ</text:p>
          </table:table-cell>
          <table:table-cell table:formula="of:=NUMEROLOG([.$A806];&quot;modern&quot;;&quot;tam&quot;)" office:value-type="float" office:value="25" calcext:value-type="float">
            <text:p>25</text:p>
          </table:table-cell>
          <table:table-cell table:formula="of:=NUMEROLOG([.$A806];&quot;TR&quot;;&quot;tam&quot;)" office:value-type="float" office:value="52" calcext:value-type="float">
            <text:p>52</text:p>
          </table:table-cell>
          <table:table-cell table:formula="of:=ABJAD([.$A806];0;1)" office:value-type="float" office:value="27" calcext:value-type="float">
            <text:p>27</text:p>
          </table:table-cell>
          <table:table-cell table:formula="of:=ABJAD([.$A806];1;1)" office:value-type="float" office:value="255" calcext:value-type="float">
            <text:p>255</text:p>
          </table:table-cell>
          <table:table-cell table:formula="of:=ABJAD([.$A806];2;1)" office:value-type="float" office:value="2878" calcext:value-type="float">
            <text:p>2878</text:p>
          </table:table-cell>
          <table:table-cell table:formula="of:=ABJAD([.$A806];3;1)" office:value-type="float" office:value="5795" calcext:value-type="float">
            <text:p>5795</text:p>
          </table:table-cell>
        </table:table-row>
        <table:table-row table:style-name="ro1">
          <table:table-cell office:value-type="string" calcext:value-type="string">
            <text:p>KARADAĞ GEÇGEL</text:p>
          </table:table-cell>
          <table:table-cell table:formula="of:=NUMEROLOG([.$A807];&quot;modern&quot;;&quot;tam&quot;)" office:value-type="float" office:value="55" calcext:value-type="float">
            <text:p>55</text:p>
          </table:table-cell>
          <table:table-cell table:formula="of:=NUMEROLOG([.$A807];&quot;TR&quot;;&quot;tam&quot;)" office:value-type="float" office:value="99" calcext:value-type="float">
            <text:p>99</text:p>
          </table:table-cell>
          <table:table-cell table:formula="of:=ABJAD([.$A807];0;1)" office:value-type="float" office:value="56" calcext:value-type="float">
            <text:p>56</text:p>
          </table:table-cell>
          <table:table-cell table:formula="of:=ABJAD([.$A807];1;1)" office:value-type="float" office:value="332" calcext:value-type="float">
            <text:p>332</text:p>
          </table:table-cell>
          <table:table-cell table:formula="of:=ABJAD([.$A807];2;1)" office:value-type="float" office:value="2985" calcext:value-type="float">
            <text:p>2985</text:p>
          </table:table-cell>
          <table:table-cell table:formula="of:=ABJAD([.$A807];3;1)"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KARADAŞ</text:p>
          </table:table-cell>
          <table:table-cell table:formula="of:=NUMEROLOG([.$A808];&quot;modern&quot;;&quot;tam&quot;)" office:value-type="float" office:value="19" calcext:value-type="float">
            <text:p>19</text:p>
          </table:table-cell>
          <table:table-cell table:formula="of:=NUMEROLOG([.$A808];&quot;TR&quot;;&quot;tam&quot;)" office:value-type="float" office:value="66" calcext:value-type="float">
            <text:p>66</text:p>
          </table:table-cell>
          <table:table-cell table:formula="of:=ABJAD([.$A808];0;1)" office:value-type="float" office:value="23" calcext:value-type="float">
            <text:p>23</text:p>
          </table:table-cell>
          <table:table-cell table:formula="of:=ABJAD([.$A808];1;1)" office:value-type="float" office:value="647" calcext:value-type="float">
            <text:p>647</text:p>
          </table:table-cell>
          <table:table-cell table:formula="of:=ABJAD([.$A808];2;1)" office:value-type="float" office:value="670" calcext:value-type="float">
            <text:p>670</text:p>
          </table:table-cell>
          <table:table-cell table:formula="of:=ABJAD([.$A808];3;1)" office:value-type="float" office:value="7824" calcext:value-type="float">
            <text:p>7824</text:p>
          </table:table-cell>
        </table:table-row>
        <table:table-row table:style-name="ro1">
          <table:table-cell office:value-type="string" calcext:value-type="string">
            <text:p>KARADAVUT</text:p>
          </table:table-cell>
          <table:table-cell table:formula="of:=NUMEROLOG([.$A809];&quot;modern&quot;;&quot;tam&quot;)" office:value-type="float" office:value="27" calcext:value-type="float">
            <text:p>27</text:p>
          </table:table-cell>
          <table:table-cell table:formula="of:=NUMEROLOG([.$A809];&quot;TR&quot;;&quot;tam&quot;)" office:value-type="float" office:value="119" calcext:value-type="float">
            <text:p>119</text:p>
          </table:table-cell>
          <table:table-cell table:formula="of:=ABJAD([.$A809];0;1)" office:value-type="float" office:value="35" calcext:value-type="float">
            <text:p>35</text:p>
          </table:table-cell>
          <table:table-cell table:formula="of:=ABJAD([.$A809];1;1)" office:value-type="float" office:value="2147" calcext:value-type="float">
            <text:p>2147</text:p>
          </table:table-cell>
          <table:table-cell table:formula="of:=ABJAD([.$A809];2;1)" office:value-type="float" office:value="2775" calcext:value-type="float">
            <text:p>2775</text:p>
          </table:table-cell>
          <table:table-cell table:formula="of:=ABJAD([.$A809];3;1)" office:value-type="float" office:value="14563" calcext:value-type="float">
            <text:p>14563</text:p>
          </table:table-cell>
        </table:table-row>
        <table:table-row table:style-name="ro1">
          <table:table-cell office:value-type="string" calcext:value-type="string">
            <text:p>KARADEMİR</text:p>
          </table:table-cell>
          <table:table-cell table:formula="of:=NUMEROLOG([.$A810];&quot;modern&quot;;&quot;tam&quot;)" office:value-type="float" office:value="44" calcext:value-type="float">
            <text:p>44</text:p>
          </table:table-cell>
          <table:table-cell table:formula="of:=NUMEROLOG([.$A810];&quot;TR&quot;;&quot;tam&quot;)" office:value-type="float" office:value="97" calcext:value-type="float">
            <text:p>97</text:p>
          </table:table-cell>
          <table:table-cell table:formula="of:=ABJAD([.$A810];0;1)" office:value-type="float" office:value="39" calcext:value-type="float">
            <text:p>39</text:p>
          </table:table-cell>
          <table:table-cell table:formula="of:=ABJAD([.$A810];1;1)" office:value-type="float" office:value="531" calcext:value-type="float">
            <text:p>531</text:p>
          </table:table-cell>
          <table:table-cell table:formula="of:=ABJAD([.$A810];2;1)" office:value-type="float" office:value="583" calcext:value-type="float">
            <text:p>583</text:p>
          </table:table-cell>
          <table:table-cell table:formula="of:=ABJAD([.$A810];3;1)"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KARADENİZ</text:p>
          </table:table-cell>
          <table:table-cell table:formula="of:=NUMEROLOG([.$A811];&quot;modern&quot;;&quot;tam&quot;)" office:value-type="float" office:value="44" calcext:value-type="float">
            <text:p>44</text:p>
          </table:table-cell>
          <table:table-cell table:formula="of:=NUMEROLOG([.$A811];&quot;TR&quot;;&quot;tam&quot;)" office:value-type="float" office:value="106" calcext:value-type="float">
            <text:p>106</text:p>
          </table:table-cell>
          <table:table-cell table:formula="of:=ABJAD([.$A811];0;1)" office:value-type="float" office:value="45" calcext:value-type="float">
            <text:p>45</text:p>
          </table:table-cell>
          <table:table-cell table:formula="of:=ABJAD([.$A811];1;1)" office:value-type="float" office:value="1341" calcext:value-type="float">
            <text:p>1341</text:p>
          </table:table-cell>
          <table:table-cell table:formula="of:=ABJAD([.$A811];2;1)" office:value-type="float" office:value="1393" calcext:value-type="float">
            <text:p>1393</text:p>
          </table:table-cell>
          <table:table-cell table:formula="of:=ABJAD([.$A811];3;1)" office:value-type="float" office:value="7792" calcext:value-type="float">
            <text:p>7792</text:p>
          </table:table-cell>
        </table:table-row>
        <table:table-row table:style-name="ro1">
          <table:table-cell office:value-type="string" calcext:value-type="string">
            <text:p>KARADUMAN</text:p>
          </table:table-cell>
          <table:table-cell table:formula="of:=NUMEROLOG([.$A812];&quot;modern&quot;;&quot;tam&quot;)" office:value-type="float" office:value="30" calcext:value-type="float">
            <text:p>30</text:p>
          </table:table-cell>
          <table:table-cell table:formula="of:=NUMEROLOG([.$A812];&quot;TR&quot;;&quot;tam&quot;)" office:value-type="float" office:value="101" calcext:value-type="float">
            <text:p>101</text:p>
          </table:table-cell>
          <table:table-cell table:formula="of:=ABJAD([.$A812];0;1)" office:value-type="float" office:value="29" calcext:value-type="float">
            <text:p>29</text:p>
          </table:table-cell>
          <table:table-cell table:formula="of:=ABJAD([.$A812];1;1)" office:value-type="float" office:value="977" calcext:value-type="float">
            <text:p>977</text:p>
          </table:table-cell>
          <table:table-cell table:formula="of:=ABJAD([.$A812];2;1)" office:value-type="float" office:value="1605" calcext:value-type="float">
            <text:p>1605</text:p>
          </table:table-cell>
          <table:table-cell table:formula="of:=ABJAD([.$A812];3;1)" office:value-type="float" office:value="10497" calcext:value-type="float">
            <text:p>10497</text:p>
          </table:table-cell>
        </table:table-row>
        <table:table-row table:style-name="ro1">
          <table:table-cell office:value-type="string" calcext:value-type="string">
            <text:p>KARADURAK</text:p>
          </table:table-cell>
          <table:table-cell table:formula="of:=NUMEROLOG([.$A813];&quot;modern&quot;;&quot;tam&quot;)" office:value-type="float" office:value="32" calcext:value-type="float">
            <text:p>32</text:p>
          </table:table-cell>
          <table:table-cell table:formula="of:=NUMEROLOG([.$A813];&quot;TR&quot;;&quot;tam&quot;)" office:value-type="float" office:value="103" calcext:value-type="float">
            <text:p>103</text:p>
          </table:table-cell>
          <table:table-cell table:formula="of:=ABJAD([.$A813];0;1)" office:value-type="float" office:value="31" calcext:value-type="float">
            <text:p>31</text:p>
          </table:table-cell>
          <table:table-cell table:formula="of:=ABJAD([.$A813];1;1)" office:value-type="float" office:value="1087" calcext:value-type="float">
            <text:p>1087</text:p>
          </table:table-cell>
          <table:table-cell table:formula="of:=ABJAD([.$A813];2;1)" office:value-type="float" office:value="1715" calcext:value-type="float">
            <text:p>1715</text:p>
          </table:table-cell>
          <table:table-cell table:formula="of:=ABJAD([.$A813];3;1)" office:value-type="float" office:value="10561" calcext:value-type="float">
            <text:p>10561</text:p>
          </table:table-cell>
        </table:table-row>
        <table:table-row table:style-name="ro1">
          <table:table-cell office:value-type="string" calcext:value-type="string">
            <text:p>KARAGÖZ</text:p>
          </table:table-cell>
          <table:table-cell table:formula="of:=NUMEROLOG([.$A814];&quot;modern&quot;;&quot;tam&quot;)" office:value-type="float" office:value="34" calcext:value-type="float">
            <text:p>34</text:p>
          </table:table-cell>
          <table:table-cell table:formula="of:=NUMEROLOG([.$A814];&quot;TR&quot;;&quot;tam&quot;)" office:value-type="float" office:value="93" calcext:value-type="float">
            <text:p>93</text:p>
          </table:table-cell>
          <table:table-cell table:formula="of:=ABJAD([.$A814];0;1)" office:value-type="float" office:value="31" calcext:value-type="float">
            <text:p>31</text:p>
          </table:table-cell>
          <table:table-cell table:formula="of:=ABJAD([.$A814];1;1)" office:value-type="float" office:value="1339" calcext:value-type="float">
            <text:p>1339</text:p>
          </table:table-cell>
          <table:table-cell table:formula="of:=ABJAD([.$A814];2;1)" office:value-type="float" office:value="1451" calcext:value-type="float">
            <text:p>1451</text:p>
          </table:table-cell>
          <table:table-cell table:formula="of:=ABJAD([.$A814];3;1)"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KARAHAN</text:p>
          </table:table-cell>
          <table:table-cell table:formula="of:=NUMEROLOG([.$A815];&quot;modern&quot;;&quot;tam&quot;)" office:value-type="float" office:value="27" calcext:value-type="float">
            <text:p>27</text:p>
          </table:table-cell>
          <table:table-cell table:formula="of:=NUMEROLOG([.$A815];&quot;TR&quot;;&quot;tam&quot;)" office:value-type="float" office:value="65" calcext:value-type="float">
            <text:p>65</text:p>
          </table:table-cell>
          <table:table-cell table:formula="of:=ABJAD([.$A815];0;1)" office:value-type="float" office:value="34" calcext:value-type="float">
            <text:p>34</text:p>
          </table:table-cell>
          <table:table-cell table:formula="of:=ABJAD([.$A815];1;1)" office:value-type="float" office:value="322" calcext:value-type="float">
            <text:p>322</text:p>
          </table:table-cell>
          <table:table-cell table:formula="of:=ABJAD([.$A815];2;1)" office:value-type="float" office:value="345" calcext:value-type="float">
            <text:p>345</text:p>
          </table:table-cell>
          <table:table-cell table:formula="of:=ABJAD([.$A815];3;1)" office:value-type="float" office:value="7245" calcext:value-type="float">
            <text:p>7245</text:p>
          </table:table-cell>
        </table:table-row>
        <table:table-row table:style-name="ro1">
          <table:table-cell office:value-type="string" calcext:value-type="string">
            <text:p>KARAİSMAİLOĞLU</text:p>
          </table:table-cell>
          <table:table-cell table:formula="of:=NUMEROLOG([.$A816];&quot;modern&quot;;&quot;tam&quot;)" office:value-type="float" office:value="59" calcext:value-type="float">
            <text:p>59</text:p>
          </table:table-cell>
          <table:table-cell table:formula="of:=NUMEROLOG([.$A816];&quot;TR&quot;;&quot;tam&quot;)" office:value-type="float" office:value="182" calcext:value-type="float">
            <text:p>182</text:p>
          </table:table-cell>
          <table:table-cell table:formula="of:=ABJAD([.$A816];0;1)" office:value-type="float" office:value="51" calcext:value-type="float">
            <text:p>51</text:p>
          </table:table-cell>
          <table:table-cell table:formula="of:=ABJAD([.$A816];1;1)" office:value-type="float" office:value="1431" calcext:value-type="float">
            <text:p>1431</text:p>
          </table:table-cell>
          <table:table-cell table:formula="of:=ABJAD([.$A816];2;1)" office:value-type="float" office:value="4789" calcext:value-type="float">
            <text:p>4789</text:p>
          </table:table-cell>
          <table:table-cell table:formula="of:=ABJAD([.$A816];3;1)" office:value-type="float" office:value="15856" calcext:value-type="float">
            <text:p>15856</text:p>
          </table:table-cell>
        </table:table-row>
        <table:table-row table:style-name="ro1">
          <table:table-cell office:value-type="string" calcext:value-type="string">
            <text:p>KARAKAN</text:p>
          </table:table-cell>
          <table:table-cell table:formula="of:=NUMEROLOG([.$A817];&quot;modern&quot;;&quot;tam&quot;)" office:value-type="float" office:value="21" calcext:value-type="float">
            <text:p>21</text:p>
          </table:table-cell>
          <table:table-cell table:formula="of:=NUMEROLOG([.$A817];&quot;TR&quot;;&quot;tam&quot;)" office:value-type="float" office:value="69" calcext:value-type="float">
            <text:p>69</text:p>
          </table:table-cell>
          <table:table-cell table:formula="of:=ABJAD([.$A817];0;1)" office:value-type="float" office:value="29" calcext:value-type="float">
            <text:p>29</text:p>
          </table:table-cell>
          <table:table-cell table:formula="of:=ABJAD([.$A817];1;1)" office:value-type="float" office:value="353" calcext:value-type="float">
            <text:p>353</text:p>
          </table:table-cell>
          <table:table-cell table:formula="of:=ABJAD([.$A817];2;1)" office:value-type="float" office:value="376" calcext:value-type="float">
            <text:p>376</text:p>
          </table:table-cell>
          <table:table-cell table:formula="of:=ABJAD([.$A817];3;1)" office:value-type="float" office:value="5811" calcext:value-type="float">
            <text:p>5811</text:p>
          </table:table-cell>
        </table:table-row>
        <table:table-row table:style-name="ro1">
          <table:table-cell office:value-type="string" calcext:value-type="string">
            <text:p>KARAKAŞ</text:p>
          </table:table-cell>
          <table:table-cell table:formula="of:=NUMEROLOG([.$A818];&quot;modern&quot;;&quot;tam&quot;)" office:value-type="float" office:value="17" calcext:value-type="float">
            <text:p>17</text:p>
          </table:table-cell>
          <table:table-cell table:formula="of:=NUMEROLOG([.$A818];&quot;TR&quot;;&quot;tam&quot;)" office:value-type="float" office:value="75" calcext:value-type="float">
            <text:p>75</text:p>
          </table:table-cell>
          <table:table-cell table:formula="of:=ABJAD([.$A818];0;1)" office:value-type="float" office:value="23" calcext:value-type="float">
            <text:p>23</text:p>
          </table:table-cell>
          <table:table-cell table:formula="of:=ABJAD([.$A818];1;1)" office:value-type="float" office:value="683" calcext:value-type="float">
            <text:p>683</text:p>
          </table:table-cell>
          <table:table-cell table:formula="of:=ABJAD([.$A818];2;1)" office:value-type="float" office:value="706" calcext:value-type="float">
            <text:p>706</text:p>
          </table:table-cell>
          <table:table-cell table:formula="of:=ABJAD([.$A818];3;1)" office:value-type="float" office:value="7320" calcext:value-type="float">
            <text:p>7320</text:p>
          </table:table-cell>
        </table:table-row>
        <table:table-row table:style-name="ro1">
          <table:table-cell office:value-type="string" calcext:value-type="string">
            <text:p>KARAKAYA</text:p>
          </table:table-cell>
          <table:table-cell table:formula="of:=NUMEROLOG([.$A819];&quot;modern&quot;;&quot;tam&quot;)" office:value-type="float" office:value="24" calcext:value-type="float">
            <text:p>24</text:p>
          </table:table-cell>
          <table:table-cell table:formula="of:=NUMEROLOG([.$A819];&quot;TR&quot;;&quot;tam&quot;)" office:value-type="float" office:value="81" calcext:value-type="float">
            <text:p>81</text:p>
          </table:table-cell>
          <table:table-cell table:formula="of:=ABJAD([.$A819];0;1)" office:value-type="float" office:value="20" calcext:value-type="float">
            <text:p>20</text:p>
          </table:table-cell>
          <table:table-cell table:formula="of:=ABJAD([.$A819];1;1)" office:value-type="float" office:value="1184" calcext:value-type="float">
            <text:p>1184</text:p>
          </table:table-cell>
          <table:table-cell table:formula="of:=ABJAD([.$A819];2;1)" office:value-type="float" office:value="1208" calcext:value-type="float">
            <text:p>1208</text:p>
          </table:table-cell>
          <table:table-cell table:formula="of:=ABJAD([.$A819];3;1)" office:value-type="float" office:value="8472" calcext:value-type="float">
            <text:p>8472</text:p>
          </table:table-cell>
        </table:table-row>
        <table:table-row table:style-name="ro1">
          <table:table-cell office:value-type="string" calcext:value-type="string">
            <text:p>KARAKILIÇ</text:p>
          </table:table-cell>
          <table:table-cell table:formula="of:=NUMEROLOG([.$A820];&quot;modern&quot;;&quot;tam&quot;)" office:value-type="float" office:value="39" calcext:value-type="float">
            <text:p>39</text:p>
          </table:table-cell>
          <table:table-cell table:formula="of:=NUMEROLOG([.$A820];&quot;TR&quot;;&quot;tam&quot;)" office:value-type="float" office:value="92" calcext:value-type="float">
            <text:p>92</text:p>
          </table:table-cell>
          <table:table-cell table:formula="of:=ABJAD([.$A820];0;1)" office:value-type="float" office:value="43" calcext:value-type="float">
            <text:p>43</text:p>
          </table:table-cell>
          <table:table-cell table:formula="of:=ABJAD([.$A820];1;1)" office:value-type="float" office:value="355" calcext:value-type="float">
            <text:p>355</text:p>
          </table:table-cell>
          <table:table-cell table:formula="of:=ABJAD([.$A820];2;1)" office:value-type="float" office:value="402" calcext:value-type="float">
            <text:p>402</text:p>
          </table:table-cell>
          <table:table-cell table:formula="of:=ABJAD([.$A820];3;1)"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KARAKÖK GÜNGÖR</text:p>
          </table:table-cell>
          <table:table-cell table:formula="of:=NUMEROLOG([.$A821];&quot;modern&quot;;&quot;tam&quot;)" office:value-type="float" office:value="60" calcext:value-type="float">
            <text:p>60</text:p>
          </table:table-cell>
          <table:table-cell table:formula="of:=NUMEROLOG([.$A821];&quot;TR&quot;;&quot;tam&quot;)" office:value-type="float" office:value="183" calcext:value-type="float">
            <text:p>183</text:p>
          </table:table-cell>
          <table:table-cell table:formula="of:=ABJAD([.$A821];0;1)" office:value-type="float" office:value="70" calcext:value-type="float">
            <text:p>70</text:p>
          </table:table-cell>
          <table:table-cell table:formula="of:=ABJAD([.$A821];1;1)" office:value-type="float" office:value="1486" calcext:value-type="float">
            <text:p>1486</text:p>
          </table:table-cell>
          <table:table-cell table:formula="of:=ABJAD([.$A821];2;1)" office:value-type="float" office:value="2408" calcext:value-type="float">
            <text:p>2408</text:p>
          </table:table-cell>
          <table:table-cell table:formula="of:=ABJAD([.$A821];3;1)" office:value-type="float" office:value="14936" calcext:value-type="float">
            <text:p>14936</text:p>
          </table:table-cell>
        </table:table-row>
        <table:table-row table:style-name="ro1">
          <table:table-cell office:value-type="string" calcext:value-type="string">
            <text:p>KARAKÖSE</text:p>
          </table:table-cell>
          <table:table-cell table:formula="of:=NUMEROLOG([.$A822];&quot;modern&quot;;&quot;tam&quot;)" office:value-type="float" office:value="27" calcext:value-type="float">
            <text:p>27</text:p>
          </table:table-cell>
          <table:table-cell table:formula="of:=NUMEROLOG([.$A822];&quot;TR&quot;;&quot;tam&quot;)" office:value-type="float" office:value="98" calcext:value-type="float">
            <text:p>98</text:p>
          </table:table-cell>
          <table:table-cell table:formula="of:=ABJAD([.$A822];0;1)" office:value-type="float" office:value="29" calcext:value-type="float">
            <text:p>29</text:p>
          </table:table-cell>
          <table:table-cell table:formula="of:=ABJAD([.$A822];1;1)" office:value-type="float" office:value="677" calcext:value-type="float">
            <text:p>677</text:p>
          </table:table-cell>
          <table:table-cell table:formula="of:=ABJAD([.$A822];2;1)" office:value-type="float" office:value="794" calcext:value-type="float">
            <text:p>794</text:p>
          </table:table-cell>
          <table:table-cell table:formula="of:=ABJAD([.$A822];3;1)" office:value-type="float" office:value="7909" calcext:value-type="float">
            <text:p>7909</text:p>
          </table:table-cell>
        </table:table-row>
        <table:table-row table:style-name="ro1">
          <table:table-cell office:value-type="string" calcext:value-type="string">
            <text:p>KARAKOYUN</text:p>
          </table:table-cell>
          <table:table-cell table:formula="of:=NUMEROLOG([.$A823];&quot;modern&quot;;&quot;tam&quot;)" office:value-type="float" office:value="36" calcext:value-type="float">
            <text:p>36</text:p>
          </table:table-cell>
          <table:table-cell table:formula="of:=NUMEROLOG([.$A823];&quot;TR&quot;;&quot;tam&quot;)" office:value-type="float" office:value="139" calcext:value-type="float">
            <text:p>139</text:p>
          </table:table-cell>
          <table:table-cell table:formula="of:=ABJAD([.$A823];0;1)" office:value-type="float" office:value="36" calcext:value-type="float">
            <text:p>36</text:p>
          </table:table-cell>
          <table:table-cell table:formula="of:=ABJAD([.$A823];1;1)" office:value-type="float" office:value="1932" calcext:value-type="float">
            <text:p>1932</text:p>
          </table:table-cell>
          <table:table-cell table:formula="of:=ABJAD([.$A823];2;1)" office:value-type="float" office:value="2639" calcext:value-type="float">
            <text:p>2639</text:p>
          </table:table-cell>
          <table:table-cell table:formula="of:=ABJAD([.$A823];3;1)" office:value-type="float" office:value="13794" calcext:value-type="float">
            <text:p>13794</text:p>
          </table:table-cell>
        </table:table-row>
        <table:table-row table:style-name="ro1">
          <table:table-cell office:value-type="string" calcext:value-type="string">
            <text:p>KARAKOYUNLU</text:p>
          </table:table-cell>
          <table:table-cell table:formula="of:=NUMEROLOG([.$A824];&quot;modern&quot;;&quot;tam&quot;)" office:value-type="float" office:value="42" calcext:value-type="float">
            <text:p>42</text:p>
          </table:table-cell>
          <table:table-cell table:formula="of:=NUMEROLOG([.$A824];&quot;TR&quot;;&quot;tam&quot;)" office:value-type="float" office:value="179" calcext:value-type="float">
            <text:p>179</text:p>
          </table:table-cell>
          <table:table-cell table:formula="of:=ABJAD([.$A824];0;1)" office:value-type="float" office:value="38" calcext:value-type="float">
            <text:p>38</text:p>
          </table:table-cell>
          <table:table-cell table:formula="of:=ABJAD([.$A824];1;1)" office:value-type="float" office:value="2582" calcext:value-type="float">
            <text:p>2582</text:p>
          </table:table-cell>
          <table:table-cell table:formula="of:=ABJAD([.$A824];2;1)" office:value-type="float" office:value="3894" calcext:value-type="float">
            <text:p>3894</text:p>
          </table:table-cell>
          <table:table-cell table:formula="of:=ABJAD([.$A824];3;1)"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KARAKULAK</text:p>
          </table:table-cell>
          <table:table-cell table:formula="of:=NUMEROLOG([.$A825];&quot;modern&quot;;&quot;tam&quot;)" office:value-type="float" office:value="24" calcext:value-type="float">
            <text:p>24</text:p>
          </table:table-cell>
          <table:table-cell table:formula="of:=NUMEROLOG([.$A825];&quot;TR&quot;;&quot;tam&quot;)" office:value-type="float" office:value="106" calcext:value-type="float">
            <text:p>106</text:p>
          </table:table-cell>
          <table:table-cell table:formula="of:=ABJAD([.$A825];0;1)" office:value-type="float" office:value="25" calcext:value-type="float">
            <text:p>25</text:p>
          </table:table-cell>
          <table:table-cell table:formula="of:=ABJAD([.$A825];1;1)" office:value-type="float" office:value="973" calcext:value-type="float">
            <text:p>973</text:p>
          </table:table-cell>
          <table:table-cell table:formula="of:=ABJAD([.$A825];2;1)" office:value-type="float" office:value="1601" calcext:value-type="float">
            <text:p>1601</text:p>
          </table:table-cell>
          <table:table-cell table:formula="of:=ABJAD([.$A825];3;1)" office:value-type="float" office:value="7502" calcext:value-type="float">
            <text:p>7502</text:p>
          </table:table-cell>
        </table:table-row>
        <table:table-row table:style-name="ro1">
          <table:table-cell office:value-type="string" calcext:value-type="string">
            <text:p>KARAKUM</text:p>
          </table:table-cell>
          <table:table-cell table:formula="of:=NUMEROLOG([.$A826];&quot;modern&quot;;&quot;tam&quot;)" office:value-type="float" office:value="22" calcext:value-type="float">
            <text:p>22</text:p>
          </table:table-cell>
          <table:table-cell table:formula="of:=NUMEROLOG([.$A826];&quot;TR&quot;;&quot;tam&quot;)" office:value-type="float" office:value="92" calcext:value-type="float">
            <text:p>92</text:p>
          </table:table-cell>
          <table:table-cell table:formula="of:=ABJAD([.$A826];0;1)" office:value-type="float" office:value="18" calcext:value-type="float">
            <text:p>18</text:p>
          </table:table-cell>
          <table:table-cell table:formula="of:=ABJAD([.$A826];1;1)" office:value-type="float" office:value="942" calcext:value-type="float">
            <text:p>942</text:p>
          </table:table-cell>
          <table:table-cell table:formula="of:=ABJAD([.$A826];2;1)" office:value-type="float" office:value="1564" calcext:value-type="float">
            <text:p>1564</text:p>
          </table:table-cell>
          <table:table-cell table:formula="of:=ABJAD([.$A826];3;1)" office:value-type="float" office:value="7886" calcext:value-type="float">
            <text:p>7886</text:p>
          </table:table-cell>
        </table:table-row>
        <table:table-row table:style-name="ro1">
          <table:table-cell office:value-type="string" calcext:value-type="string">
            <text:p>KARAKURT</text:p>
          </table:table-cell>
          <table:table-cell table:formula="of:=NUMEROLOG([.$A827];&quot;modern&quot;;&quot;tam&quot;)" office:value-type="float" office:value="29" calcext:value-type="float">
            <text:p>29</text:p>
          </table:table-cell>
          <table:table-cell table:formula="of:=NUMEROLOG([.$A827];&quot;TR&quot;;&quot;tam&quot;)" office:value-type="float" office:value="121" calcext:value-type="float">
            <text:p>121</text:p>
          </table:table-cell>
          <table:table-cell table:formula="of:=ABJAD([.$A827];0;1)" office:value-type="float" office:value="34" calcext:value-type="float">
            <text:p>34</text:p>
          </table:table-cell>
          <table:table-cell table:formula="of:=ABJAD([.$A827];1;1)" office:value-type="float" office:value="1582" calcext:value-type="float">
            <text:p>1582</text:p>
          </table:table-cell>
          <table:table-cell table:formula="of:=ABJAD([.$A827];2;1)" office:value-type="float" office:value="2209" calcext:value-type="float">
            <text:p>2209</text:p>
          </table:table-cell>
          <table:table-cell table:formula="of:=ABJAD([.$A827];3;1)" office:value-type="float" office:value="12552" calcext:value-type="float">
            <text:p>12552</text:p>
          </table:table-cell>
        </table:table-row>
        <table:table-row table:style-name="ro1">
          <table:table-cell office:value-type="string" calcext:value-type="string">
            <text:p>KARAKUŞ</text:p>
          </table:table-cell>
          <table:table-cell table:formula="of:=NUMEROLOG([.$A828];&quot;modern&quot;;&quot;tam&quot;)" office:value-type="float" office:value="19" calcext:value-type="float">
            <text:p>19</text:p>
          </table:table-cell>
          <table:table-cell table:formula="of:=NUMEROLOG([.$A828];&quot;TR&quot;;&quot;tam&quot;)" office:value-type="float" office:value="99" calcext:value-type="float">
            <text:p>99</text:p>
          </table:table-cell>
          <table:table-cell table:formula="of:=ABJAD([.$A828];0;1)" office:value-type="float" office:value="22" calcext:value-type="float">
            <text:p>22</text:p>
          </table:table-cell>
          <table:table-cell table:formula="of:=ABJAD([.$A828];1;1)" office:value-type="float" office:value="1282" calcext:value-type="float">
            <text:p>1282</text:p>
          </table:table-cell>
          <table:table-cell table:formula="of:=ABJAD([.$A828];2;1)" office:value-type="float" office:value="1904" calcext:value-type="float">
            <text:p>1904</text:p>
          </table:table-cell>
          <table:table-cell table:formula="of:=ABJAD([.$A828];3;1)" office:value-type="float" office:value="10259" calcext:value-type="float">
            <text:p>10259</text:p>
          </table:table-cell>
        </table:table-row>
        <table:table-row table:style-name="ro1">
          <table:table-cell office:value-type="string" calcext:value-type="string">
            <text:p>KARAKUŞ EPÇAÇAN</text:p>
          </table:table-cell>
          <table:table-cell table:formula="of:=NUMEROLOG([.$A829];&quot;modern&quot;;&quot;tam&quot;)" office:value-type="float" office:value="44" calcext:value-type="float">
            <text:p>44</text:p>
          </table:table-cell>
          <table:table-cell table:formula="of:=NUMEROLOG([.$A829];&quot;TR&quot;;&quot;tam&quot;)" office:value-type="float" office:value="152" calcext:value-type="float">
            <text:p>152</text:p>
          </table:table-cell>
          <table:table-cell table:formula="of:=ABJAD([.$A829];0;1)" office:value-type="float" office:value="49" calcext:value-type="float">
            <text:p>49</text:p>
          </table:table-cell>
          <table:table-cell table:formula="of:=ABJAD([.$A829];1;1)" office:value-type="float" office:value="1465" calcext:value-type="float">
            <text:p>1465</text:p>
          </table:table-cell>
          <table:table-cell table:formula="of:=ABJAD([.$A829];2;1)" office:value-type="float" office:value="2114" calcext:value-type="float">
            <text:p>2114</text:p>
          </table:table-cell>
          <table:table-cell table:formula="of:=ABJAD([.$A829];3;1)" office:value-type="float" office:value="17001" calcext:value-type="float">
            <text:p>17001</text:p>
          </table:table-cell>
        </table:table-row>
        <table:table-row table:style-name="ro1">
          <table:table-cell office:value-type="string" calcext:value-type="string">
            <text:p>KARALAR</text:p>
          </table:table-cell>
          <table:table-cell table:formula="of:=NUMEROLOG([.$A830];&quot;modern&quot;;&quot;tam&quot;)" office:value-type="float" office:value="26" calcext:value-type="float">
            <text:p>26</text:p>
          </table:table-cell>
          <table:table-cell table:formula="of:=NUMEROLOG([.$A830];&quot;TR&quot;;&quot;tam&quot;)" office:value-type="float" office:value="74" calcext:value-type="float">
            <text:p>74</text:p>
          </table:table-cell>
          <table:table-cell table:formula="of:=ABJAD([.$A830];0;1)" office:value-type="float" office:value="25" calcext:value-type="float">
            <text:p>25</text:p>
          </table:table-cell>
          <table:table-cell table:formula="of:=ABJAD([.$A830];1;1)" office:value-type="float" office:value="493" calcext:value-type="float">
            <text:p>493</text:p>
          </table:table-cell>
          <table:table-cell table:formula="of:=ABJAD([.$A830];2;1)" office:value-type="float" office:value="516" calcext:value-type="float">
            <text:p>516</text:p>
          </table:table-cell>
          <table:table-cell table:formula="of:=ABJAD([.$A830];3;1)" office:value-type="float" office:value="6441" calcext:value-type="float">
            <text:p>6441</text:p>
          </table:table-cell>
        </table:table-row>
        <table:table-row table:style-name="ro1">
          <table:table-cell office:value-type="string" calcext:value-type="string">
            <text:p>KARAMAHMUTOĞLU</text:p>
          </table:table-cell>
          <table:table-cell table:formula="of:=NUMEROLOG([.$A831];&quot;modern&quot;;&quot;tam&quot;)" office:value-type="float" office:value="54" calcext:value-type="float">
            <text:p>54</text:p>
          </table:table-cell>
          <table:table-cell table:formula="of:=NUMEROLOG([.$A831];&quot;TR&quot;;&quot;tam&quot;)" office:value-type="float" office:value="196" calcext:value-type="float">
            <text:p>196</text:p>
          </table:table-cell>
          <table:table-cell table:formula="of:=ABJAD([.$A831];0;1)" office:value-type="float" office:value="50" calcext:value-type="float">
            <text:p>50</text:p>
          </table:table-cell>
          <table:table-cell table:formula="of:=ABJAD([.$A831];1;1)" office:value-type="float" office:value="2210" calcext:value-type="float">
            <text:p>2210</text:p>
          </table:table-cell>
          <table:table-cell table:formula="of:=ABJAD([.$A831];2;1)" office:value-type="float" office:value="6133" calcext:value-type="float">
            <text:p>6133</text:p>
          </table:table-cell>
          <table:table-cell table:formula="of:=ABJAD([.$A831];3;1)" office:value-type="float" office:value="18941" calcext:value-type="float">
            <text:p>18941</text:p>
          </table:table-cell>
        </table:table-row>
        <table:table-row table:style-name="ro1">
          <table:table-cell office:value-type="string" calcext:value-type="string">
            <text:p>KARAMAN</text:p>
          </table:table-cell>
          <table:table-cell table:formula="of:=NUMEROLOG([.$A832];&quot;modern&quot;;&quot;tam&quot;)" office:value-type="float" office:value="23" calcext:value-type="float">
            <text:p>23</text:p>
          </table:table-cell>
          <table:table-cell table:formula="of:=NUMEROLOG([.$A832];&quot;TR&quot;;&quot;tam&quot;)" office:value-type="float" office:value="71" calcext:value-type="float">
            <text:p>71</text:p>
          </table:table-cell>
          <table:table-cell table:formula="of:=ABJAD([.$A832];0;1)" office:value-type="float" office:value="25" calcext:value-type="float">
            <text:p>25</text:p>
          </table:table-cell>
          <table:table-cell table:formula="of:=ABJAD([.$A832];1;1)" office:value-type="float" office:value="373" calcext:value-type="float">
            <text:p>373</text:p>
          </table:table-cell>
          <table:table-cell table:formula="of:=ABJAD([.$A832];2;1)" office:value-type="float" office:value="396" calcext:value-type="float">
            <text:p>396</text:p>
          </table:table-cell>
          <table:table-cell table:formula="of:=ABJAD([.$A832];3;1)" office:value-type="float" office:value="6542" calcext:value-type="float">
            <text:p>6542</text:p>
          </table:table-cell>
        </table:table-row>
        <table:table-row table:style-name="ro1">
          <table:table-cell office:value-type="string" calcext:value-type="string">
            <text:p>KARAMANLI</text:p>
          </table:table-cell>
          <table:table-cell table:formula="of:=NUMEROLOG([.$A833];&quot;modern&quot;;&quot;tam&quot;)" office:value-type="float" office:value="35" calcext:value-type="float">
            <text:p>35</text:p>
          </table:table-cell>
          <table:table-cell table:formula="of:=NUMEROLOG([.$A833];&quot;TR&quot;;&quot;tam&quot;)" office:value-type="float" office:value="97" calcext:value-type="float">
            <text:p>97</text:p>
          </table:table-cell>
          <table:table-cell table:formula="of:=ABJAD([.$A833];0;1)" office:value-type="float" office:value="37" calcext:value-type="float">
            <text:p>37</text:p>
          </table:table-cell>
          <table:table-cell table:formula="of:=ABJAD([.$A833];1;1)" office:value-type="float" office:value="433" calcext:value-type="float">
            <text:p>433</text:p>
          </table:table-cell>
          <table:table-cell table:formula="of:=ABJAD([.$A833];2;1)" office:value-type="float" office:value="471" calcext:value-type="float">
            <text:p>471</text:p>
          </table:table-cell>
          <table:table-cell table:formula="of:=ABJAD([.$A833];3;1)" office:value-type="float" office:value="6817" calcext:value-type="float">
            <text:p>6817</text:p>
          </table:table-cell>
        </table:table-row>
        <table:table-row table:style-name="ro1">
          <table:table-cell office:value-type="string" calcext:value-type="string">
            <text:p>KARAMEŞE</text:p>
          </table:table-cell>
          <table:table-cell table:formula="of:=NUMEROLOG([.$A834];&quot;modern&quot;;&quot;tam&quot;)" office:value-type="float" office:value="28" calcext:value-type="float">
            <text:p>28</text:p>
          </table:table-cell>
          <table:table-cell table:formula="of:=NUMEROLOG([.$A834];&quot;TR&quot;;&quot;tam&quot;)" office:value-type="float" office:value="88" calcext:value-type="float">
            <text:p>88</text:p>
          </table:table-cell>
          <table:table-cell table:formula="of:=ABJAD([.$A834];0;1)" office:value-type="float" office:value="28" calcext:value-type="float">
            <text:p>28</text:p>
          </table:table-cell>
          <table:table-cell table:formula="of:=ABJAD([.$A834];1;1)" office:value-type="float" office:value="712" calcext:value-type="float">
            <text:p>712</text:p>
          </table:table-cell>
          <table:table-cell table:formula="of:=ABJAD([.$A834];2;1)" office:value-type="float" office:value="744" calcext:value-type="float">
            <text:p>744</text:p>
          </table:table-cell>
          <table:table-cell table:formula="of:=ABJAD([.$A834];3;1)" office:value-type="float" office:value="8643" calcext:value-type="float">
            <text:p>8643</text:p>
          </table:table-cell>
        </table:table-row>
        <table:table-row table:style-name="ro1">
          <table:table-cell office:value-type="string" calcext:value-type="string">
            <text:p>KARAN</text:p>
          </table:table-cell>
          <table:table-cell table:formula="of:=NUMEROLOG([.$A835];&quot;modern&quot;;&quot;tam&quot;)" office:value-type="float" office:value="18" calcext:value-type="float">
            <text:p>18</text:p>
          </table:table-cell>
          <table:table-cell table:formula="of:=NUMEROLOG([.$A835];&quot;TR&quot;;&quot;tam&quot;)" office:value-type="float" office:value="54" calcext:value-type="float">
            <text:p>54</text:p>
          </table:table-cell>
          <table:table-cell table:formula="of:=ABJAD([.$A835];0;1)" office:value-type="float" office:value="24" calcext:value-type="float">
            <text:p>24</text:p>
          </table:table-cell>
          <table:table-cell table:formula="of:=ABJAD([.$A835];1;1)" office:value-type="float" office:value="312" calcext:value-type="float">
            <text:p>312</text:p>
          </table:table-cell>
          <table:table-cell table:formula="of:=ABJAD([.$A835];2;1)" office:value-type="float" office:value="329" calcext:value-type="float">
            <text:p>329</text:p>
          </table:table-cell>
          <table:table-cell table:formula="of:=ABJAD([.$A835];3;1)"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KARAOĞLANOĞLU</text:p>
          </table:table-cell>
          <table:table-cell table:formula="of:=NUMEROLOG([.$A836];&quot;modern&quot;;&quot;tam&quot;)" office:value-type="float" office:value="54" calcext:value-type="float">
            <text:p>54</text:p>
          </table:table-cell>
          <table:table-cell table:formula="of:=NUMEROLOG([.$A836];&quot;TR&quot;;&quot;tam&quot;)" office:value-type="float" office:value="164" calcext:value-type="float">
            <text:p>164</text:p>
          </table:table-cell>
          <table:table-cell table:formula="of:=ABJAD([.$A836];0;1)" office:value-type="float" office:value="61" calcext:value-type="float">
            <text:p>61</text:p>
          </table:table-cell>
          <table:table-cell table:formula="of:=ABJAD([.$A836];1;1)" office:value-type="float" office:value="1189" calcext:value-type="float">
            <text:p>1189</text:p>
          </table:table-cell>
          <table:table-cell table:formula="of:=ABJAD([.$A836];2;1)" office:value-type="float" office:value="7187" calcext:value-type="float">
            <text:p>7187</text:p>
          </table:table-cell>
          <table:table-cell table:formula="of:=ABJAD([.$A836];3;1)" office:value-type="float" office:value="13102" calcext:value-type="float">
            <text:p>13102</text:p>
          </table:table-cell>
        </table:table-row>
        <table:table-row table:style-name="ro1">
          <table:table-cell office:value-type="string" calcext:value-type="string">
            <text:p>KARAOĞLU</text:p>
          </table:table-cell>
          <table:table-cell table:formula="of:=NUMEROLOG([.$A837];&quot;modern&quot;;&quot;tam&quot;)" office:value-type="float" office:value="32" calcext:value-type="float">
            <text:p>32</text:p>
          </table:table-cell>
          <table:table-cell table:formula="of:=NUMEROLOG([.$A837];&quot;TR&quot;;&quot;tam&quot;)" office:value-type="float" office:value="104" calcext:value-type="float">
            <text:p>104</text:p>
          </table:table-cell>
          <table:table-cell table:formula="of:=ABJAD([.$A837];0;1)" office:value-type="float" office:value="32" calcext:value-type="float">
            <text:p>32</text:p>
          </table:table-cell>
          <table:table-cell table:formula="of:=ABJAD([.$A837];1;1)" office:value-type="float" office:value="980" calcext:value-type="float">
            <text:p>980</text:p>
          </table:table-cell>
          <table:table-cell table:formula="of:=ABJAD([.$A837];2;1)" office:value-type="float" office:value="4282" calcext:value-type="float">
            <text:p>4282</text:p>
          </table:table-cell>
          <table:table-cell table:formula="of:=ABJAD([.$A837];3;1)" office:value-type="float" office:value="8785" calcext:value-type="float">
            <text:p>8785</text:p>
          </table:table-cell>
        </table:table-row>
        <table:table-row table:style-name="ro1">
          <table:table-cell office:value-type="string" calcext:value-type="string">
            <text:p>KARAPIÇAK</text:p>
          </table:table-cell>
          <table:table-cell table:formula="of:=NUMEROLOG([.$A838];&quot;modern&quot;;&quot;tam&quot;)" office:value-type="float" office:value="35" calcext:value-type="float">
            <text:p>35</text:p>
          </table:table-cell>
          <table:table-cell table:formula="of:=NUMEROLOG([.$A838];&quot;TR&quot;;&quot;tam&quot;)" office:value-type="float" office:value="87" calcext:value-type="float">
            <text:p>87</text:p>
          </table:table-cell>
          <table:table-cell table:formula="of:=ABJAD([.$A838];0;1)" office:value-type="float" office:value="36" calcext:value-type="float">
            <text:p>36</text:p>
          </table:table-cell>
          <table:table-cell table:formula="of:=ABJAD([.$A838];1;1)" office:value-type="float" office:value="396" calcext:value-type="float">
            <text:p>396</text:p>
          </table:table-cell>
          <table:table-cell table:formula="of:=ABJAD([.$A838];2;1)" office:value-type="float" office:value="434" calcext:value-type="float">
            <text:p>434</text:p>
          </table:table-cell>
          <table:table-cell table:formula="of:=ABJAD([.$A838];3;1)" office:value-type="float" office:value="7379" calcext:value-type="float">
            <text:p>7379</text:p>
          </table:table-cell>
        </table:table-row>
        <table:table-row table:style-name="ro1">
          <table:table-cell office:value-type="string" calcext:value-type="string">
            <text:p>KARASU</text:p>
          </table:table-cell>
          <table:table-cell table:formula="of:=NUMEROLOG([.$A839];&quot;modern&quot;;&quot;tam&quot;)" office:value-type="float" office:value="17" calcext:value-type="float">
            <text:p>17</text:p>
          </table:table-cell>
          <table:table-cell table:formula="of:=NUMEROLOG([.$A839];&quot;TR&quot;;&quot;tam&quot;)" office:value-type="float" office:value="84" calcext:value-type="float">
            <text:p>84</text:p>
          </table:table-cell>
          <table:table-cell table:formula="of:=ABJAD([.$A839];0;1)" office:value-type="float" office:value="14" calcext:value-type="float">
            <text:p>14</text:p>
          </table:table-cell>
          <table:table-cell table:formula="of:=ABJAD([.$A839];1;1)" office:value-type="float" office:value="1142" calcext:value-type="float">
            <text:p>1142</text:p>
          </table:table-cell>
          <table:table-cell table:formula="of:=ABJAD([.$A839];2;1)" office:value-type="float" office:value="1759" calcext:value-type="float">
            <text:p>1759</text:p>
          </table:table-cell>
          <table:table-cell table:formula="of:=ABJAD([.$A839];3;1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KARATAŞ</text:p>
          </table:table-cell>
          <table:table-cell table:formula="of:=NUMEROLOG([.$A840];&quot;modern&quot;;&quot;tam&quot;)" office:value-type="float" office:value="17" calcext:value-type="float">
            <text:p>17</text:p>
          </table:table-cell>
          <table:table-cell table:formula="of:=NUMEROLOG([.$A840];&quot;TR&quot;;&quot;tam&quot;)" office:value-type="float" office:value="85" calcext:value-type="float">
            <text:p>85</text:p>
          </table:table-cell>
          <table:table-cell table:formula="of:=ABJAD([.$A840];0;1)" office:value-type="float" office:value="27" calcext:value-type="float">
            <text:p>27</text:p>
          </table:table-cell>
          <table:table-cell table:formula="of:=ABJAD([.$A840];1;1)" office:value-type="float" office:value="1143" calcext:value-type="float">
            <text:p>1143</text:p>
          </table:table-cell>
          <table:table-cell table:formula="of:=ABJAD([.$A840];2;1)" office:value-type="float" office:value="1166" calcext:value-type="float">
            <text:p>1166</text:p>
          </table:table-cell>
          <table:table-cell table:formula="of:=ABJAD([.$A840];3;1)" office:value-type="float" office:value="10037" calcext:value-type="float">
            <text:p>10037</text:p>
          </table:table-cell>
        </table:table-row>
        <table:table-row table:style-name="ro1">
          <table:table-cell office:value-type="string" calcext:value-type="string">
            <text:p>KARATOPRAK</text:p>
          </table:table-cell>
          <table:table-cell table:formula="of:=NUMEROLOG([.$A841];&quot;modern&quot;;&quot;tam&quot;)" office:value-type="float" office:value="40" calcext:value-type="float">
            <text:p>40</text:p>
          </table:table-cell>
          <table:table-cell table:formula="of:=NUMEROLOG([.$A841];&quot;TR&quot;;&quot;tam&quot;)" office:value-type="float" office:value="135" calcext:value-type="float">
            <text:p>135</text:p>
          </table:table-cell>
          <table:table-cell table:formula="of:=ABJAD([.$A841];0;1)" office:value-type="float" office:value="47" calcext:value-type="float">
            <text:p>47</text:p>
          </table:table-cell>
          <table:table-cell table:formula="of:=ABJAD([.$A841];1;1)" office:value-type="float" office:value="1163" calcext:value-type="float">
            <text:p>1163</text:p>
          </table:table-cell>
          <table:table-cell table:formula="of:=ABJAD([.$A841];2;1)" office:value-type="float" office:value="1276" calcext:value-type="float">
            <text:p>1276</text:p>
          </table:table-cell>
          <table:table-cell table:formula="of:=ABJAD([.$A841];3;1)" office:value-type="float" office:value="12933" calcext:value-type="float">
            <text:p>12933</text:p>
          </table:table-cell>
        </table:table-row>
        <table:table-row table:style-name="ro1">
          <table:table-cell office:value-type="string" calcext:value-type="string">
            <text:p>KARÇİN</text:p>
          </table:table-cell>
          <table:table-cell table:formula="of:=NUMEROLOG([.$A842];&quot;modern&quot;;&quot;tam&quot;)" office:value-type="float" office:value="29" calcext:value-type="float">
            <text:p>29</text:p>
          </table:table-cell>
          <table:table-cell table:formula="of:=NUMEROLOG([.$A842];&quot;TR&quot;;&quot;tam&quot;)" office:value-type="float" office:value="69" calcext:value-type="float">
            <text:p>69</text:p>
          </table:table-cell>
          <table:table-cell table:formula="of:=ABJAD([.$A842];0;1)" office:value-type="float" office:value="34" calcext:value-type="float">
            <text:p>34</text:p>
          </table:table-cell>
          <table:table-cell table:formula="of:=ABJAD([.$A842];1;1)" office:value-type="float" office:value="334" calcext:value-type="float">
            <text:p>334</text:p>
          </table:table-cell>
          <table:table-cell table:formula="of:=ABJAD([.$A842];2;1)" office:value-type="float" office:value="375" calcext:value-type="float">
            <text:p>375</text:p>
          </table:table-cell>
          <table:table-cell table:formula="of:=ABJAD([.$A842];3;1)" office:value-type="float" office:value="6980" calcext:value-type="float">
            <text:p>6980</text:p>
          </table:table-cell>
        </table:table-row>
        <table:table-row table:style-name="ro1">
          <table:table-cell office:value-type="string" calcext:value-type="string">
            <text:p>KARCIOĞLU</text:p>
          </table:table-cell>
          <table:table-cell table:formula="of:=NUMEROLOG([.$A843];&quot;modern&quot;;&quot;tam&quot;)" office:value-type="float" office:value="43" calcext:value-type="float">
            <text:p>43</text:p>
          </table:table-cell>
          <table:table-cell table:formula="of:=NUMEROLOG([.$A843];&quot;TR&quot;;&quot;tam&quot;)" office:value-type="float" office:value="117" calcext:value-type="float">
            <text:p>117</text:p>
          </table:table-cell>
          <table:table-cell table:formula="of:=ABJAD([.$A843];0;1)" office:value-type="float" office:value="44" calcext:value-type="float">
            <text:p>44</text:p>
          </table:table-cell>
          <table:table-cell table:formula="of:=ABJAD([.$A843];1;1)" office:value-type="float" office:value="992" calcext:value-type="float">
            <text:p>992</text:p>
          </table:table-cell>
          <table:table-cell table:formula="of:=ABJAD([.$A843];2;1)" office:value-type="float" office:value="4308" calcext:value-type="float">
            <text:p>4308</text:p>
          </table:table-cell>
          <table:table-cell table:formula="of:=ABJAD([.$A843];3;1)" office:value-type="float" office:value="9416" calcext:value-type="float">
            <text:p>9416</text:p>
          </table:table-cell>
        </table:table-row>
        <table:table-row table:style-name="ro1">
          <table:table-cell office:value-type="string" calcext:value-type="string">
            <text:p>KARDAŞ</text:p>
          </table:table-cell>
          <table:table-cell table:formula="of:=NUMEROLOG([.$A844];&quot;modern&quot;;&quot;tam&quot;)" office:value-type="float" office:value="18" calcext:value-type="float">
            <text:p>18</text:p>
          </table:table-cell>
          <table:table-cell table:formula="of:=NUMEROLOG([.$A844];&quot;TR&quot;;&quot;tam&quot;)" office:value-type="float" office:value="65" calcext:value-type="float">
            <text:p>65</text:p>
          </table:table-cell>
          <table:table-cell table:formula="of:=ABJAD([.$A844];0;1)" office:value-type="float" office:value="22" calcext:value-type="float">
            <text:p>22</text:p>
          </table:table-cell>
          <table:table-cell table:formula="of:=ABJAD([.$A844];1;1)" office:value-type="float" office:value="646" calcext:value-type="float">
            <text:p>646</text:p>
          </table:table-cell>
          <table:table-cell table:formula="of:=ABJAD([.$A844];2;1)" office:value-type="float" office:value="668" calcext:value-type="float">
            <text:p>668</text:p>
          </table:table-cell>
          <table:table-cell table:formula="of:=ABJAD([.$A844];3;1)" office:value-type="float" office:value="7602" calcext:value-type="float">
            <text:p>7602</text:p>
          </table:table-cell>
        </table:table-row>
        <table:table-row table:style-name="ro1">
          <table:table-cell office:value-type="string" calcext:value-type="string">
            <text:p>KARKIN</text:p>
          </table:table-cell>
          <table:table-cell table:formula="of:=NUMEROLOG([.$A845];&quot;modern&quot;;&quot;tam&quot;)" office:value-type="float" office:value="28" calcext:value-type="float">
            <text:p>28</text:p>
          </table:table-cell>
          <table:table-cell table:formula="of:=NUMEROLOG([.$A845];&quot;TR&quot;;&quot;tam&quot;)" office:value-type="float" office:value="78" calcext:value-type="float">
            <text:p>78</text:p>
          </table:table-cell>
          <table:table-cell table:formula="of:=ABJAD([.$A845];0;1)" office:value-type="float" office:value="37" calcext:value-type="float">
            <text:p>37</text:p>
          </table:table-cell>
          <table:table-cell table:formula="of:=ABJAD([.$A845];1;1)" office:value-type="float" office:value="361" calcext:value-type="float">
            <text:p>361</text:p>
          </table:table-cell>
          <table:table-cell table:formula="of:=ABJAD([.$A845];2;1)" office:value-type="float" office:value="392" calcext:value-type="float">
            <text:p>392</text:p>
          </table:table-cell>
          <table:table-cell table:formula="of:=ABJAD([.$A845];3;1)" office:value-type="float" office:value="5517" calcext:value-type="float">
            <text:p>5517</text:p>
          </table:table-cell>
        </table:table-row>
        <table:table-row table:style-name="ro1">
          <table:table-cell office:value-type="string" calcext:value-type="string">
            <text:p>KARLI</text:p>
          </table:table-cell>
          <table:table-cell table:formula="of:=NUMEROLOG([.$A846];&quot;modern&quot;;&quot;tam&quot;)" office:value-type="float" office:value="24" calcext:value-type="float">
            <text:p>24</text:p>
          </table:table-cell>
          <table:table-cell table:formula="of:=NUMEROLOG([.$A846];&quot;TR&quot;;&quot;tam&quot;)" office:value-type="float" office:value="62" calcext:value-type="float">
            <text:p>62</text:p>
          </table:table-cell>
          <table:table-cell table:formula="of:=ABJAD([.$A846];0;1)" office:value-type="float" office:value="25" calcext:value-type="float">
            <text:p>25</text:p>
          </table:table-cell>
          <table:table-cell table:formula="of:=ABJAD([.$A846];1;1)" office:value-type="float" office:value="301" calcext:value-type="float">
            <text:p>301</text:p>
          </table:table-cell>
          <table:table-cell table:formula="of:=ABJAD([.$A846];2;1)" office:value-type="float" office:value="327" calcext:value-type="float">
            <text:p>327</text:p>
          </table:table-cell>
          <table:table-cell table:formula="of:=ABJAD([.$A846];3;1)"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KARNAS</text:p>
          </table:table-cell>
          <table:table-cell table:formula="of:=NUMEROLOG([.$A847];&quot;modern&quot;;&quot;tam&quot;)" office:value-type="float" office:value="19" calcext:value-type="float">
            <text:p>19</text:p>
          </table:table-cell>
          <table:table-cell table:formula="of:=NUMEROLOG([.$A847];&quot;TR&quot;;&quot;tam&quot;)" office:value-type="float" office:value="76" calcext:value-type="float">
            <text:p>76</text:p>
          </table:table-cell>
          <table:table-cell table:formula="of:=ABJAD([.$A847];0;1)" office:value-type="float" office:value="24" calcext:value-type="float">
            <text:p>24</text:p>
          </table:table-cell>
          <table:table-cell table:formula="of:=ABJAD([.$A847];1;1)" office:value-type="float" office:value="612" calcext:value-type="float">
            <text:p>612</text:p>
          </table:table-cell>
          <table:table-cell table:formula="of:=ABJAD([.$A847];2;1)" office:value-type="float" office:value="634" calcext:value-type="float">
            <text:p>634</text:p>
          </table:table-cell>
          <table:table-cell table:formula="of:=ABJAD([.$A847];3;1)"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KARPUZ</text:p>
          </table:table-cell>
          <table:table-cell table:formula="of:=NUMEROLOG([.$A848];&quot;modern&quot;;&quot;tam&quot;)" office:value-type="float" office:value="30" calcext:value-type="float">
            <text:p>30</text:p>
          </table:table-cell>
          <table:table-cell table:formula="of:=NUMEROLOG([.$A848];&quot;TR&quot;;&quot;tam&quot;)" office:value-type="float" office:value="110" calcext:value-type="float">
            <text:p>110</text:p>
          </table:table-cell>
          <table:table-cell table:formula="of:=ABJAD([.$A848];0;1)" office:value-type="float" office:value="21" calcext:value-type="float">
            <text:p>21</text:p>
          </table:table-cell>
          <table:table-cell table:formula="of:=ABJAD([.$A848];1;1)" office:value-type="float" office:value="1941" calcext:value-type="float">
            <text:p>1941</text:p>
          </table:table-cell>
          <table:table-cell table:formula="of:=ABJAD([.$A848];2;1)" office:value-type="float" office:value="2562" calcext:value-type="float">
            <text:p>2562</text:p>
          </table:table-cell>
          <table:table-cell table:formula="of:=ABJAD([.$A848];3;1)" office:value-type="float" office:value="9045" calcext:value-type="float">
            <text:p>9045</text:p>
          </table:table-cell>
        </table:table-row>
        <table:table-row table:style-name="ro1">
          <table:table-cell office:value-type="string" calcext:value-type="string">
            <text:p>KARPUZOĞLU</text:p>
          </table:table-cell>
          <table:table-cell table:formula="of:=NUMEROLOG([.$A849];&quot;modern&quot;;&quot;tam&quot;)" office:value-type="float" office:value="49" calcext:value-type="float">
            <text:p>49</text:p>
          </table:table-cell>
          <table:table-cell table:formula="of:=NUMEROLOG([.$A849];&quot;TR&quot;;&quot;tam&quot;)" office:value-type="float" office:value="177" calcext:value-type="float">
            <text:p>177</text:p>
          </table:table-cell>
          <table:table-cell table:formula="of:=ABJAD([.$A849];0;1)" office:value-type="float" office:value="39" calcext:value-type="float">
            <text:p>39</text:p>
          </table:table-cell>
          <table:table-cell table:formula="of:=ABJAD([.$A849];1;1)" office:value-type="float" office:value="2679" calcext:value-type="float">
            <text:p>2679</text:p>
          </table:table-cell>
          <table:table-cell table:formula="of:=ABJAD([.$A849];2;1)" office:value-type="float" office:value="6590" calcext:value-type="float">
            <text:p>6590</text:p>
          </table:table-cell>
          <table:table-cell table:formula="of:=ABJAD([.$A849];3;1)" office:value-type="float" office:value="14416" calcext:value-type="float">
            <text:p>14416</text:p>
          </table:table-cell>
        </table:table-row>
        <table:table-row table:style-name="ro1">
          <table:table-cell office:value-type="string" calcext:value-type="string">
            <text:p>KARSLI</text:p>
          </table:table-cell>
          <table:table-cell table:formula="of:=NUMEROLOG([.$A850];&quot;modern&quot;;&quot;tam&quot;)" office:value-type="float" office:value="25" calcext:value-type="float">
            <text:p>25</text:p>
          </table:table-cell>
          <table:table-cell table:formula="of:=NUMEROLOG([.$A850];&quot;TR&quot;;&quot;tam&quot;)" office:value-type="float" office:value="84" calcext:value-type="float">
            <text:p>84</text:p>
          </table:table-cell>
          <table:table-cell table:formula="of:=ABJAD([.$A850];0;1)" office:value-type="float" office:value="25" calcext:value-type="float">
            <text:p>25</text:p>
          </table:table-cell>
          <table:table-cell table:formula="of:=ABJAD([.$A850];1;1)" office:value-type="float" office:value="601" calcext:value-type="float">
            <text:p>601</text:p>
          </table:table-cell>
          <table:table-cell table:formula="of:=ABJAD([.$A850];2;1)" office:value-type="float" office:value="632" calcext:value-type="float">
            <text:p>632</text:p>
          </table:table-cell>
          <table:table-cell table:formula="of:=ABJAD([.$A850];3;1)"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KARTAL</text:p>
          </table:table-cell>
          <table:table-cell table:formula="of:=NUMEROLOG([.$A851];&quot;modern&quot;;&quot;tam&quot;)" office:value-type="float" office:value="18" calcext:value-type="float">
            <text:p>18</text:p>
          </table:table-cell>
          <table:table-cell table:formula="of:=NUMEROLOG([.$A851];&quot;TR&quot;;&quot;tam&quot;)" office:value-type="float" office:value="76" calcext:value-type="float">
            <text:p>76</text:p>
          </table:table-cell>
          <table:table-cell table:formula="of:=ABJAD([.$A851];0;1)" office:value-type="float" office:value="24" calcext:value-type="float">
            <text:p>24</text:p>
          </table:table-cell>
          <table:table-cell table:formula="of:=ABJAD([.$A851];1;1)" office:value-type="float" office:value="792" calcext:value-type="float">
            <text:p>792</text:p>
          </table:table-cell>
          <table:table-cell table:formula="of:=ABJAD([.$A851];2;1)" office:value-type="float" office:value="814" calcext:value-type="float">
            <text:p>814</text:p>
          </table:table-cell>
          <table:table-cell table:formula="of:=ABJAD([.$A851];3;1)" office:value-type="float" office:value="6546" calcext:value-type="float">
            <text:p>6546</text:p>
          </table:table-cell>
        </table:table-row>
        <table:table-row table:style-name="ro1">
          <table:table-cell office:value-type="string" calcext:value-type="string">
            <text:p>KASAP</text:p>
          </table:table-cell>
          <table:table-cell table:formula="of:=NUMEROLOG([.$A852];&quot;modern&quot;;&quot;tam&quot;)" office:value-type="float" office:value="12" calcext:value-type="float">
            <text:p>12</text:p>
          </table:table-cell>
          <table:table-cell table:formula="of:=NUMEROLOG([.$A852];&quot;TR&quot;;&quot;tam&quot;)" office:value-type="float" office:value="58" calcext:value-type="float">
            <text:p>58</text:p>
          </table:table-cell>
          <table:table-cell table:formula="of:=ABJAD([.$A852];0;1)" office:value-type="float" office:value="10" calcext:value-type="float">
            <text:p>10</text:p>
          </table:table-cell>
          <table:table-cell table:formula="of:=ABJAD([.$A852];1;1)" office:value-type="float" office:value="442" calcext:value-type="float">
            <text:p>442</text:p>
          </table:table-cell>
          <table:table-cell table:formula="of:=ABJAD([.$A852];2;1)" office:value-type="float" office:value="459" calcext:value-type="float">
            <text:p>459</text:p>
          </table:table-cell>
          <table:table-cell table:formula="of:=ABJAD([.$A852];3;1)"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KASAPOĞLU</text:p>
          </table:table-cell>
          <table:table-cell table:formula="of:=NUMEROLOG([.$A853];&quot;modern&quot;;&quot;tam&quot;)" office:value-type="float" office:value="31" calcext:value-type="float">
            <text:p>31</text:p>
          </table:table-cell>
          <table:table-cell table:formula="of:=NUMEROLOG([.$A853];&quot;TR&quot;;&quot;tam&quot;)" office:value-type="float" office:value="125" calcext:value-type="float">
            <text:p>125</text:p>
          </table:table-cell>
          <table:table-cell table:formula="of:=ABJAD([.$A853];0;1)" office:value-type="float" office:value="28" calcext:value-type="float">
            <text:p>28</text:p>
          </table:table-cell>
          <table:table-cell table:formula="of:=ABJAD([.$A853];1;1)" office:value-type="float" office:value="1180" calcext:value-type="float">
            <text:p>1180</text:p>
          </table:table-cell>
          <table:table-cell table:formula="of:=ABJAD([.$A853];2;1)" office:value-type="float" office:value="4487" calcext:value-type="float">
            <text:p>4487</text:p>
          </table:table-cell>
          <table:table-cell table:formula="of:=ABJAD([.$A853];3;1)" office:value-type="float" office:value="12008" calcext:value-type="float">
            <text:p>12008</text:p>
          </table:table-cell>
        </table:table-row>
        <table:table-row table:style-name="ro1">
          <table:table-cell office:value-type="string" calcext:value-type="string">
            <text:p>KAŞIKÇI</text:p>
          </table:table-cell>
          <table:table-cell table:formula="of:=NUMEROLOG([.$A854];&quot;modern&quot;;&quot;tam&quot;)" office:value-type="float" office:value="27" calcext:value-type="float">
            <text:p>27</text:p>
          </table:table-cell>
          <table:table-cell table:formula="of:=NUMEROLOG([.$A854];&quot;TR&quot;;&quot;tam&quot;)" office:value-type="float" office:value="78" calcext:value-type="float">
            <text:p>78</text:p>
          </table:table-cell>
          <table:table-cell table:formula="of:=ABJAD([.$A854];0;1)" office:value-type="float" office:value="36" calcext:value-type="float">
            <text:p>36</text:p>
          </table:table-cell>
          <table:table-cell table:formula="of:=ABJAD([.$A854];1;1)" office:value-type="float" office:value="504" calcext:value-type="float">
            <text:p>504</text:p>
          </table:table-cell>
          <table:table-cell table:formula="of:=ABJAD([.$A854];2;1)" office:value-type="float" office:value="545" calcext:value-type="float">
            <text:p>545</text:p>
          </table:table-cell>
          <table:table-cell table:formula="of:=ABJAD([.$A854];3;1)" office:value-type="float" office:value="5199" calcext:value-type="float">
            <text:p>5199</text:p>
          </table:table-cell>
        </table:table-row>
        <table:table-row table:style-name="ro1">
          <table:table-cell office:value-type="string" calcext:value-type="string">
            <text:p>KASKALAN</text:p>
          </table:table-cell>
          <table:table-cell table:formula="of:=NUMEROLOG([.$A855];&quot;modern&quot;;&quot;tam&quot;)" office:value-type="float" office:value="16" calcext:value-type="float">
            <text:p>16</text:p>
          </table:table-cell>
          <table:table-cell table:formula="of:=NUMEROLOG([.$A855];&quot;TR&quot;;&quot;tam&quot;)" office:value-type="float" office:value="85" calcext:value-type="float">
            <text:p>85</text:p>
          </table:table-cell>
          <table:table-cell table:formula="of:=ABJAD([.$A855];0;1)" office:value-type="float" office:value="23" calcext:value-type="float">
            <text:p>23</text:p>
          </table:table-cell>
          <table:table-cell table:formula="of:=ABJAD([.$A855];1;1)" office:value-type="float" office:value="503" calcext:value-type="float">
            <text:p>503</text:p>
          </table:table-cell>
          <table:table-cell table:formula="of:=ABJAD([.$A855];2;1)" office:value-type="float" office:value="531" calcext:value-type="float">
            <text:p>531</text:p>
          </table:table-cell>
          <table:table-cell table:formula="of:=ABJAD([.$A855];3;1)"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KATRAN</text:p>
          </table:table-cell>
          <table:table-cell table:formula="of:=NUMEROLOG([.$A856];&quot;modern&quot;;&quot;tam&quot;)" office:value-type="float" office:value="20" calcext:value-type="float">
            <text:p>20</text:p>
          </table:table-cell>
          <table:table-cell table:formula="of:=NUMEROLOG([.$A856];&quot;TR&quot;;&quot;tam&quot;)" office:value-type="float" office:value="78" calcext:value-type="float">
            <text:p>78</text:p>
          </table:table-cell>
          <table:table-cell table:formula="of:=ABJAD([.$A856];0;1)" office:value-type="float" office:value="32" calcext:value-type="float">
            <text:p>32</text:p>
          </table:table-cell>
          <table:table-cell table:formula="of:=ABJAD([.$A856];1;1)" office:value-type="float" office:value="812" calcext:value-type="float">
            <text:p>812</text:p>
          </table:table-cell>
          <table:table-cell table:formula="of:=ABJAD([.$A856];2;1)" office:value-type="float" office:value="834" calcext:value-type="float">
            <text:p>834</text:p>
          </table:table-cell>
          <table:table-cell table:formula="of:=ABJAD([.$A856];3;1)"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KAVMAZ</text:p>
          </table:table-cell>
          <table:table-cell table:formula="of:=NUMEROLOG([.$A857];&quot;modern&quot;;&quot;tam&quot;)" office:value-type="float" office:value="20" calcext:value-type="float">
            <text:p>20</text:p>
          </table:table-cell>
          <table:table-cell table:formula="of:=NUMEROLOG([.$A857];&quot;TR&quot;;&quot;tam&quot;)" office:value-type="float" office:value="88" calcext:value-type="float">
            <text:p>88</text:p>
          </table:table-cell>
          <table:table-cell table:formula="of:=ABJAD([.$A857];0;1)" office:value-type="float" office:value="18" calcext:value-type="float">
            <text:p>18</text:p>
          </table:table-cell>
          <table:table-cell table:formula="of:=ABJAD([.$A857];1;1)" office:value-type="float" office:value="1902" calcext:value-type="float">
            <text:p>1902</text:p>
          </table:table-cell>
          <table:table-cell table:formula="of:=ABJAD([.$A857];2;1)" office:value-type="float" office:value="1924" calcext:value-type="float">
            <text:p>1924</text:p>
          </table:table-cell>
          <table:table-cell table:formula="of:=ABJAD([.$A857];3;1)" office:value-type="float" office:value="5812" calcext:value-type="float">
            <text:p>5812</text:p>
          </table:table-cell>
        </table:table-row>
        <table:table-row table:style-name="ro1">
          <table:table-cell office:value-type="string" calcext:value-type="string">
            <text:p>KAVUKOĞLU</text:p>
          </table:table-cell>
          <table:table-cell table:formula="of:=NUMEROLOG([.$A858];&quot;modern&quot;;&quot;tam&quot;)" office:value-type="float" office:value="31" calcext:value-type="float">
            <text:p>31</text:p>
          </table:table-cell>
          <table:table-cell table:formula="of:=NUMEROLOG([.$A858];&quot;TR&quot;;&quot;tam&quot;)" office:value-type="float" office:value="148" calcext:value-type="float">
            <text:p>148</text:p>
          </table:table-cell>
          <table:table-cell table:formula="of:=ABJAD([.$A858];0;1)" office:value-type="float" office:value="35" calcext:value-type="float">
            <text:p>35</text:p>
          </table:table-cell>
          <table:table-cell table:formula="of:=ABJAD([.$A858];1;1)" office:value-type="float" office:value="2219" calcext:value-type="float">
            <text:p>2219</text:p>
          </table:table-cell>
          <table:table-cell table:formula="of:=ABJAD([.$A858];2;1)" office:value-type="float" office:value="6125" calcext:value-type="float">
            <text:p>6125</text:p>
          </table:table-cell>
          <table:table-cell table:formula="of:=ABJAD([.$A858];3;1)" office:value-type="float" office:value="13299" calcext:value-type="float">
            <text:p>13299</text:p>
          </table:table-cell>
        </table:table-row>
        <table:table-row table:style-name="ro1">
          <table:table-cell office:value-type="string" calcext:value-type="string">
            <text:p>KAVURGACI</text:p>
          </table:table-cell>
          <table:table-cell table:formula="of:=NUMEROLOG([.$A859];&quot;modern&quot;;&quot;tam&quot;)" office:value-type="float" office:value="39" calcext:value-type="float">
            <text:p>39</text:p>
          </table:table-cell>
          <table:table-cell table:formula="of:=NUMEROLOG([.$A859];&quot;TR&quot;;&quot;tam&quot;)" office:value-type="float" office:value="111" calcext:value-type="float">
            <text:p>111</text:p>
          </table:table-cell>
          <table:table-cell table:formula="of:=ABJAD([.$A859];0;1)" office:value-type="float" office:value="42" calcext:value-type="float">
            <text:p>42</text:p>
          </table:table-cell>
          <table:table-cell table:formula="of:=ABJAD([.$A859];1;1)" office:value-type="float" office:value="1662" calcext:value-type="float">
            <text:p>1662</text:p>
          </table:table-cell>
          <table:table-cell table:formula="of:=ABJAD([.$A859];2;1)" office:value-type="float" office:value="2299" calcext:value-type="float">
            <text:p>2299</text:p>
          </table:table-cell>
          <table:table-cell table:formula="of:=ABJAD([.$A859];3;1)"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KAYA</text:p>
          </table:table-cell>
          <table:table-cell table:formula="of:=NUMEROLOG([.$A860];&quot;modern&quot;;&quot;tam&quot;)" office:value-type="float" office:value="11" calcext:value-type="float">
            <text:p>11</text:p>
          </table:table-cell>
          <table:table-cell table:formula="of:=NUMEROLOG([.$A860];&quot;TR&quot;;&quot;tam&quot;)" office:value-type="float" office:value="44" calcext:value-type="float">
            <text:p>44</text:p>
          </table:table-cell>
          <table:table-cell table:formula="of:=ABJAD([.$A860];0;1)" office:value-type="float" office:value="6" calcext:value-type="float">
            <text:p>6</text:p>
          </table:table-cell>
          <table:table-cell table:formula="of:=ABJAD([.$A860];1;1)" office:value-type="float" office:value="942" calcext:value-type="float">
            <text:p>942</text:p>
          </table:table-cell>
          <table:table-cell table:formula="of:=ABJAD([.$A860];2;1)" office:value-type="float" office:value="954" calcext:value-type="float">
            <text:p>954</text:p>
          </table:table-cell>
          <table:table-cell table:formula="of:=ABJAD([.$A860];3;1)"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KAYAALP</text:p>
          </table:table-cell>
          <table:table-cell table:formula="of:=NUMEROLOG([.$A861];&quot;modern&quot;;&quot;tam&quot;)" office:value-type="float" office:value="22" calcext:value-type="float">
            <text:p>22</text:p>
          </table:table-cell>
          <table:table-cell table:formula="of:=NUMEROLOG([.$A861];&quot;TR&quot;;&quot;tam&quot;)" office:value-type="float" office:value="80" calcext:value-type="float">
            <text:p>80</text:p>
          </table:table-cell>
          <table:table-cell table:formula="of:=ABJAD([.$A861];0;1)" office:value-type="float" office:value="13" calcext:value-type="float">
            <text:p>13</text:p>
          </table:table-cell>
          <table:table-cell table:formula="of:=ABJAD([.$A861];1;1)" office:value-type="float" office:value="1093" calcext:value-type="float">
            <text:p>1093</text:p>
          </table:table-cell>
          <table:table-cell table:formula="of:=ABJAD([.$A861];2;1)" office:value-type="float" office:value="1116" calcext:value-type="float">
            <text:p>1116</text:p>
          </table:table-cell>
          <table:table-cell table:formula="of:=ABJAD([.$A861];3;1)" office:value-type="float" office:value="8005" calcext:value-type="float">
            <text:p>8005</text:p>
          </table:table-cell>
        </table:table-row>
        <table:table-row table:style-name="ro1">
          <table:table-cell office:value-type="string" calcext:value-type="string">
            <text:p>KAYABAŞ</text:p>
          </table:table-cell>
          <table:table-cell table:formula="of:=NUMEROLOG([.$A862];&quot;modern&quot;;&quot;tam&quot;)" office:value-type="float" office:value="15" calcext:value-type="float">
            <text:p>15</text:p>
          </table:table-cell>
          <table:table-cell table:formula="of:=NUMEROLOG([.$A862];&quot;TR&quot;;&quot;tam&quot;)" office:value-type="float" office:value="70" calcext:value-type="float">
            <text:p>70</text:p>
          </table:table-cell>
          <table:table-cell table:formula="of:=ABJAD([.$A862];0;1)" office:value-type="float" office:value="13" calcext:value-type="float">
            <text:p>13</text:p>
          </table:table-cell>
          <table:table-cell table:formula="of:=ABJAD([.$A862];1;1)" office:value-type="float" office:value="1345" calcext:value-type="float">
            <text:p>1345</text:p>
          </table:table-cell>
          <table:table-cell table:formula="of:=ABJAD([.$A862];2;1)" office:value-type="float" office:value="1368" calcext:value-type="float">
            <text:p>1368</text:p>
          </table:table-cell>
          <table:table-cell table:formula="of:=ABJAD([.$A862];3;1)" office:value-type="float" office:value="8754" calcext:value-type="float">
            <text:p>8754</text:p>
          </table:table-cell>
        </table:table-row>
        <table:table-row table:style-name="ro1">
          <table:table-cell office:value-type="string" calcext:value-type="string">
            <text:p>KAYACAN</text:p>
          </table:table-cell>
          <table:table-cell table:formula="of:=NUMEROLOG([.$A863];&quot;modern&quot;;&quot;tam&quot;)" office:value-type="float" office:value="20" calcext:value-type="float">
            <text:p>20</text:p>
          </table:table-cell>
          <table:table-cell table:formula="of:=NUMEROLOG([.$A863];&quot;TR&quot;;&quot;tam&quot;)" office:value-type="float" office:value="65" calcext:value-type="float">
            <text:p>65</text:p>
          </table:table-cell>
          <table:table-cell table:formula="of:=ABJAD([.$A863];0;1)" office:value-type="float" office:value="20" calcext:value-type="float">
            <text:p>20</text:p>
          </table:table-cell>
          <table:table-cell table:formula="of:=ABJAD([.$A863];1;1)" office:value-type="float" office:value="1016" calcext:value-type="float">
            <text:p>1016</text:p>
          </table:table-cell>
          <table:table-cell table:formula="of:=ABJAD([.$A863];2;1)" office:value-type="float" office:value="1039" calcext:value-type="float">
            <text:p>1039</text:p>
          </table:table-cell>
          <table:table-cell table:formula="of:=ABJAD([.$A863];3;1)"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KAYAOĞLU</text:p>
          </table:table-cell>
          <table:table-cell table:formula="of:=NUMEROLOG([.$A864];&quot;modern&quot;;&quot;tam&quot;)" office:value-type="float" office:value="30" calcext:value-type="float">
            <text:p>30</text:p>
          </table:table-cell>
          <table:table-cell table:formula="of:=NUMEROLOG([.$A864];&quot;TR&quot;;&quot;tam&quot;)" office:value-type="float" office:value="111" calcext:value-type="float">
            <text:p>111</text:p>
          </table:table-cell>
          <table:table-cell table:formula="of:=ABJAD([.$A864];0;1)" office:value-type="float" office:value="24" calcext:value-type="float">
            <text:p>24</text:p>
          </table:table-cell>
          <table:table-cell table:formula="of:=ABJAD([.$A864];1;1)" office:value-type="float" office:value="1680" calcext:value-type="float">
            <text:p>1680</text:p>
          </table:table-cell>
          <table:table-cell table:formula="of:=ABJAD([.$A864];2;1)" office:value-type="float" office:value="4982" calcext:value-type="float">
            <text:p>4982</text:p>
          </table:table-cell>
          <table:table-cell table:formula="of:=ABJAD([.$A864];3;1)" office:value-type="float" office:value="10429" calcext:value-type="float">
            <text:p>10429</text:p>
          </table:table-cell>
        </table:table-row>
        <table:table-row table:style-name="ro1">
          <table:table-cell office:value-type="string" calcext:value-type="string">
            <text:p>KAYAYURT</text:p>
          </table:table-cell>
          <table:table-cell table:formula="of:=NUMEROLOG([.$A865];&quot;modern&quot;;&quot;tam&quot;)" office:value-type="float" office:value="32" calcext:value-type="float">
            <text:p>32</text:p>
          </table:table-cell>
          <table:table-cell table:formula="of:=NUMEROLOG([.$A865];&quot;TR&quot;;&quot;tam&quot;)" office:value-type="float" office:value="142" calcext:value-type="float">
            <text:p>142</text:p>
          </table:table-cell>
          <table:table-cell table:formula="of:=ABJAD([.$A865];0;1)" office:value-type="float" office:value="22" calcext:value-type="float">
            <text:p>22</text:p>
          </table:table-cell>
          <table:table-cell table:formula="of:=ABJAD([.$A865];1;1)" office:value-type="float" office:value="3142" calcext:value-type="float">
            <text:p>3142</text:p>
          </table:table-cell>
          <table:table-cell table:formula="of:=ABJAD([.$A865];2;1)" office:value-type="float" office:value="3769" calcext:value-type="float">
            <text:p>3769</text:p>
          </table:table-cell>
          <table:table-cell table:formula="of:=ABJAD([.$A865];3;1)" office:value-type="float" office:value="18230" calcext:value-type="float">
            <text:p>18230</text:p>
          </table:table-cell>
        </table:table-row>
        <table:table-row table:style-name="ro1">
          <table:table-cell office:value-type="string" calcext:value-type="string">
            <text:p>KAYHAN</text:p>
          </table:table-cell>
          <table:table-cell table:formula="of:=NUMEROLOG([.$A866];&quot;modern&quot;;&quot;tam&quot;)" office:value-type="float" office:value="24" calcext:value-type="float">
            <text:p>24</text:p>
          </table:table-cell>
          <table:table-cell table:formula="of:=NUMEROLOG([.$A866];&quot;TR&quot;;&quot;tam&quot;)" office:value-type="float" office:value="71" calcext:value-type="float">
            <text:p>71</text:p>
          </table:table-cell>
          <table:table-cell table:formula="of:=ABJAD([.$A866];0;1)" office:value-type="float" office:value="25" calcext:value-type="float">
            <text:p>25</text:p>
          </table:table-cell>
          <table:table-cell table:formula="of:=ABJAD([.$A866];1;1)" office:value-type="float" office:value="1021" calcext:value-type="float">
            <text:p>1021</text:p>
          </table:table-cell>
          <table:table-cell table:formula="of:=ABJAD([.$A866];2;1)" office:value-type="float" office:value="1043" calcext:value-type="float">
            <text:p>1043</text:p>
          </table:table-cell>
          <table:table-cell table:formula="of:=ABJAD([.$A866];3;1)" office:value-type="float" office:value="8667" calcext:value-type="float">
            <text:p>8667</text:p>
          </table:table-cell>
        </table:table-row>
        <table:table-row table:style-name="ro1">
          <table:table-cell office:value-type="string" calcext:value-type="string">
            <text:p>KAYIHAN</text:p>
          </table:table-cell>
          <table:table-cell table:formula="of:=NUMEROLOG([.$A867];&quot;modern&quot;;&quot;tam&quot;)" office:value-type="float" office:value="33" calcext:value-type="float">
            <text:p>33</text:p>
          </table:table-cell>
          <table:table-cell table:formula="of:=NUMEROLOG([.$A867];&quot;TR&quot;;&quot;tam&quot;)" office:value-type="float" office:value="82" calcext:value-type="float">
            <text:p>82</text:p>
          </table:table-cell>
          <table:table-cell table:formula="of:=ABJAD([.$A867];0;1)" office:value-type="float" office:value="35" calcext:value-type="float">
            <text:p>35</text:p>
          </table:table-cell>
          <table:table-cell table:formula="of:=ABJAD([.$A867];1;1)" office:value-type="float" office:value="1031" calcext:value-type="float">
            <text:p>1031</text:p>
          </table:table-cell>
          <table:table-cell table:formula="of:=ABJAD([.$A867];2;1)" office:value-type="float" office:value="1063" calcext:value-type="float">
            <text:p>1063</text:p>
          </table:table-cell>
          <table:table-cell table:formula="of:=ABJAD([.$A867];3;1)" office:value-type="float" office:value="8817" calcext:value-type="float">
            <text:p>8817</text:p>
          </table:table-cell>
        </table:table-row>
        <table:table-row table:style-name="ro1">
          <table:table-cell office:value-type="string" calcext:value-type="string">
            <text:p>KAYKA</text:p>
          </table:table-cell>
          <table:table-cell table:formula="of:=NUMEROLOG([.$A868];&quot;modern&quot;;&quot;tam&quot;)" office:value-type="float" office:value="13" calcext:value-type="float">
            <text:p>13</text:p>
          </table:table-cell>
          <table:table-cell table:formula="of:=NUMEROLOG([.$A868];&quot;TR&quot;;&quot;tam&quot;)" office:value-type="float" office:value="58" calcext:value-type="float">
            <text:p>58</text:p>
          </table:table-cell>
          <table:table-cell table:formula="of:=ABJAD([.$A868];0;1)" office:value-type="float" office:value="10" calcext:value-type="float">
            <text:p>10</text:p>
          </table:table-cell>
          <table:table-cell table:formula="of:=ABJAD([.$A868];1;1)" office:value-type="float" office:value="982" calcext:value-type="float">
            <text:p>982</text:p>
          </table:table-cell>
          <table:table-cell table:formula="of:=ABJAD([.$A868];2;1)" office:value-type="float" office:value="999" calcext:value-type="float">
            <text:p>999</text:p>
          </table:table-cell>
          <table:table-cell table:formula="of:=ABJAD([.$A868];3;1)" office:value-type="float" office:value="5348" calcext:value-type="float">
            <text:p>5348</text:p>
          </table:table-cell>
        </table:table-row>
        <table:table-row table:style-name="ro1">
          <table:table-cell office:value-type="string" calcext:value-type="string">
            <text:p>KAYKI</text:p>
          </table:table-cell>
          <table:table-cell table:formula="of:=NUMEROLOG([.$A869];&quot;modern&quot;;&quot;tam&quot;)" office:value-type="float" office:value="21" calcext:value-type="float">
            <text:p>21</text:p>
          </table:table-cell>
          <table:table-cell table:formula="of:=NUMEROLOG([.$A869];&quot;TR&quot;;&quot;tam&quot;)" office:value-type="float" office:value="68" calcext:value-type="float">
            <text:p>68</text:p>
          </table:table-cell>
          <table:table-cell table:formula="of:=ABJAD([.$A869];0;1)" office:value-type="float" office:value="19" calcext:value-type="float">
            <text:p>19</text:p>
          </table:table-cell>
          <table:table-cell table:formula="of:=ABJAD([.$A869];1;1)" office:value-type="float" office:value="991" calcext:value-type="float">
            <text:p>991</text:p>
          </table:table-cell>
          <table:table-cell table:formula="of:=ABJAD([.$A869];2;1)" office:value-type="float" office:value="1017" calcext:value-type="float">
            <text:p>1017</text:p>
          </table:table-cell>
          <table:table-cell table:formula="of:=ABJAD([.$A869];3;1)" office:value-type="float" office:value="5276" calcext:value-type="float">
            <text:p>5276</text:p>
          </table:table-cell>
        </table:table-row>
        <table:table-row table:style-name="ro1">
          <table:table-cell office:value-type="string" calcext:value-type="string">
            <text:p>KAYKISIZ</text:p>
          </table:table-cell>
          <table:table-cell table:formula="of:=NUMEROLOG([.$A870];&quot;modern&quot;;&quot;tam&quot;)" office:value-type="float" office:value="39" calcext:value-type="float">
            <text:p>39</text:p>
          </table:table-cell>
          <table:table-cell table:formula="of:=NUMEROLOG([.$A870];&quot;TR&quot;;&quot;tam&quot;)" office:value-type="float" office:value="130" calcext:value-type="float">
            <text:p>130</text:p>
          </table:table-cell>
          <table:table-cell table:formula="of:=ABJAD([.$A870];0;1)" office:value-type="float" office:value="33" calcext:value-type="float">
            <text:p>33</text:p>
          </table:table-cell>
          <table:table-cell table:formula="of:=ABJAD([.$A870];1;1)" office:value-type="float" office:value="2301" calcext:value-type="float">
            <text:p>2301</text:p>
          </table:table-cell>
          <table:table-cell table:formula="of:=ABJAD([.$A870];2;1)" office:value-type="float" office:value="2347" calcext:value-type="float">
            <text:p>2347</text:p>
          </table:table-cell>
          <table:table-cell table:formula="of:=ABJAD([.$A870];3;1)" office:value-type="float" office:value="8821" calcext:value-type="float">
            <text:p>8821</text:p>
          </table:table-cell>
        </table:table-row>
        <table:table-row table:style-name="ro1">
          <table:table-cell office:value-type="string" calcext:value-type="string">
            <text:p>KAYLAN</text:p>
          </table:table-cell>
          <table:table-cell table:formula="of:=NUMEROLOG([.$A871];&quot;modern&quot;;&quot;tam&quot;)" office:value-type="float" office:value="19" calcext:value-type="float">
            <text:p>19</text:p>
          </table:table-cell>
          <table:table-cell table:formula="of:=NUMEROLOG([.$A871];&quot;TR&quot;;&quot;tam&quot;)" office:value-type="float" office:value="76" calcext:value-type="float">
            <text:p>76</text:p>
          </table:table-cell>
          <table:table-cell table:formula="of:=ABJAD([.$A871];0;1)" office:value-type="float" office:value="18" calcext:value-type="float">
            <text:p>18</text:p>
          </table:table-cell>
          <table:table-cell table:formula="of:=ABJAD([.$A871];1;1)" office:value-type="float" office:value="1062" calcext:value-type="float">
            <text:p>1062</text:p>
          </table:table-cell>
          <table:table-cell table:formula="of:=ABJAD([.$A871];2;1)" office:value-type="float" office:value="1084" calcext:value-type="float">
            <text:p>1084</text:p>
          </table:table-cell>
          <table:table-cell table:formula="of:=ABJAD([.$A871];3;1)" office:value-type="float" office:value="7068" calcext:value-type="float">
            <text:p>7068</text:p>
          </table:table-cell>
        </table:table-row>
        <table:table-row table:style-name="ro1">
          <table:table-cell office:value-type="string" calcext:value-type="string">
            <text:p>KAYMAN KÖSE</text:p>
          </table:table-cell>
          <table:table-cell table:formula="of:=NUMEROLOG([.$A872];&quot;modern&quot;;&quot;tam&quot;)" office:value-type="float" office:value="34" calcext:value-type="float">
            <text:p>34</text:p>
          </table:table-cell>
          <table:table-cell table:formula="of:=NUMEROLOG([.$A872];&quot;TR&quot;;&quot;tam&quot;)" office:value-type="float" office:value="138" calcext:value-type="float">
            <text:p>138</text:p>
          </table:table-cell>
          <table:table-cell table:formula="of:=ABJAD([.$A872];0;1)" office:value-type="float" office:value="31" calcext:value-type="float">
            <text:p>31</text:p>
          </table:table-cell>
          <table:table-cell table:formula="of:=ABJAD([.$A872];1;1)" office:value-type="float" office:value="1507" calcext:value-type="float">
            <text:p>1507</text:p>
          </table:table-cell>
          <table:table-cell table:formula="of:=ABJAD([.$A872];2;1)" office:value-type="float" office:value="1634" calcext:value-type="float">
            <text:p>1634</text:p>
          </table:table-cell>
          <table:table-cell table:formula="of:=ABJAD([.$A872];3;1)" office:value-type="float" office:value="12459" calcext:value-type="float">
            <text:p>12459</text:p>
          </table:table-cell>
        </table:table-row>
        <table:table-row table:style-name="ro1">
          <table:table-cell office:value-type="string" calcext:value-type="string">
            <text:p>KAYNAK</text:p>
          </table:table-cell>
          <table:table-cell table:formula="of:=NUMEROLOG([.$A873];&quot;modern&quot;;&quot;tam&quot;)" office:value-type="float" office:value="18" calcext:value-type="float">
            <text:p>18</text:p>
          </table:table-cell>
          <table:table-cell table:formula="of:=NUMEROLOG([.$A873];&quot;TR&quot;;&quot;tam&quot;)" office:value-type="float" office:value="75" calcext:value-type="float">
            <text:p>75</text:p>
          </table:table-cell>
          <table:table-cell table:formula="of:=ABJAD([.$A873];0;1)" office:value-type="float" office:value="20" calcext:value-type="float">
            <text:p>20</text:p>
          </table:table-cell>
          <table:table-cell table:formula="of:=ABJAD([.$A873];1;1)" office:value-type="float" office:value="1052" calcext:value-type="float">
            <text:p>1052</text:p>
          </table:table-cell>
          <table:table-cell table:formula="of:=ABJAD([.$A873];2;1)" office:value-type="float" office:value="1074" calcext:value-type="float">
            <text:p>1074</text:p>
          </table:table-cell>
          <table:table-cell table:formula="of:=ABJAD([.$A873];3;1)"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KAYRA</text:p>
          </table:table-cell>
          <table:table-cell table:formula="of:=NUMEROLOG([.$A874];&quot;modern&quot;;&quot;tam&quot;)" office:value-type="float" office:value="20" calcext:value-type="float">
            <text:p>20</text:p>
          </table:table-cell>
          <table:table-cell table:formula="of:=NUMEROLOG([.$A874];&quot;TR&quot;;&quot;tam&quot;)" office:value-type="float" office:value="65" calcext:value-type="float">
            <text:p>65</text:p>
          </table:table-cell>
          <table:table-cell table:formula="of:=ABJAD([.$A874];0;1)" office:value-type="float" office:value="14" calcext:value-type="float">
            <text:p>14</text:p>
          </table:table-cell>
          <table:table-cell table:formula="of:=ABJAD([.$A874];1;1)" office:value-type="float" office:value="1142" calcext:value-type="float">
            <text:p>1142</text:p>
          </table:table-cell>
          <table:table-cell table:formula="of:=ABJAD([.$A874];2;1)" office:value-type="float" office:value="1159" calcext:value-type="float">
            <text:p>1159</text:p>
          </table:table-cell>
          <table:table-cell table:formula="of:=ABJAD([.$A874];3;1)" office:value-type="float" office:value="7738" calcext:value-type="float">
            <text:p>7738</text:p>
          </table:table-cell>
        </table:table-row>
        <table:table-row table:style-name="ro1">
          <table:table-cell office:value-type="string" calcext:value-type="string">
            <text:p>KAZAN</text:p>
          </table:table-cell>
          <table:table-cell table:formula="of:=NUMEROLOG([.$A875];&quot;modern&quot;;&quot;tam&quot;)" office:value-type="float" office:value="17" calcext:value-type="float">
            <text:p>17</text:p>
          </table:table-cell>
          <table:table-cell table:formula="of:=NUMEROLOG([.$A875];&quot;TR&quot;;&quot;tam&quot;)" office:value-type="float" office:value="62" calcext:value-type="float">
            <text:p>62</text:p>
          </table:table-cell>
          <table:table-cell table:formula="of:=ABJAD([.$A875];0;1)" office:value-type="float" office:value="20" calcext:value-type="float">
            <text:p>20</text:p>
          </table:table-cell>
          <table:table-cell table:formula="of:=ABJAD([.$A875];1;1)" office:value-type="float" office:value="1112" calcext:value-type="float">
            <text:p>1112</text:p>
          </table:table-cell>
          <table:table-cell table:formula="of:=ABJAD([.$A875];2;1)" office:value-type="float" office:value="1129" calcext:value-type="float">
            <text:p>1129</text:p>
          </table:table-cell>
          <table:table-cell table:formula="of:=ABJAD([.$A875];3;1)"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KAZANCI</text:p>
          </table:table-cell>
          <table:table-cell table:formula="of:=NUMEROLOG([.$A876];&quot;modern&quot;;&quot;tam&quot;)" office:value-type="float" office:value="29" calcext:value-type="float">
            <text:p>29</text:p>
          </table:table-cell>
          <table:table-cell table:formula="of:=NUMEROLOG([.$A876];&quot;TR&quot;;&quot;tam&quot;)" office:value-type="float" office:value="76" calcext:value-type="float">
            <text:p>76</text:p>
          </table:table-cell>
          <table:table-cell table:formula="of:=ABJAD([.$A876];0;1)" office:value-type="float" office:value="33" calcext:value-type="float">
            <text:p>33</text:p>
          </table:table-cell>
          <table:table-cell table:formula="of:=ABJAD([.$A876];1;1)" office:value-type="float" office:value="1125" calcext:value-type="float">
            <text:p>1125</text:p>
          </table:table-cell>
          <table:table-cell table:formula="of:=ABJAD([.$A876];2;1)" office:value-type="float" office:value="1157" calcext:value-type="float">
            <text:p>1157</text:p>
          </table:table-cell>
          <table:table-cell table:formula="of:=ABJAD([.$A876];3;1)"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KAZBEK</text:p>
          </table:table-cell>
          <table:table-cell table:formula="of:=NUMEROLOG([.$A877];&quot;modern&quot;;&quot;tam&quot;)" office:value-type="float" office:value="20" calcext:value-type="float">
            <text:p>20</text:p>
          </table:table-cell>
          <table:table-cell table:formula="of:=NUMEROLOG([.$A877];&quot;TR&quot;;&quot;tam&quot;)" office:value-type="float" office:value="66" calcext:value-type="float">
            <text:p>66</text:p>
          </table:table-cell>
          <table:table-cell table:formula="of:=ABJAD([.$A877];0;1)" office:value-type="float" office:value="20" calcext:value-type="float">
            <text:p>20</text:p>
          </table:table-cell>
          <table:table-cell table:formula="of:=ABJAD([.$A877];1;1)" office:value-type="float" office:value="1088" calcext:value-type="float">
            <text:p>1088</text:p>
          </table:table-cell>
          <table:table-cell table:formula="of:=ABJAD([.$A877];2;1)" office:value-type="float" office:value="1114" calcext:value-type="float">
            <text:p>1114</text:p>
          </table:table-cell>
          <table:table-cell table:formula="of:=ABJAD([.$A877];3;1)"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KEBAPCILAR</text:p>
          </table:table-cell>
          <table:table-cell table:formula="of:=NUMEROLOG([.$A878];&quot;modern&quot;;&quot;tam&quot;)" office:value-type="float" office:value="42" calcext:value-type="float">
            <text:p>42</text:p>
          </table:table-cell>
          <table:table-cell table:formula="of:=NUMEROLOG([.$A878];&quot;TR&quot;;&quot;tam&quot;)" office:value-type="float" office:value="94" calcext:value-type="float">
            <text:p>94</text:p>
          </table:table-cell>
          <table:table-cell table:formula="of:=ABJAD([.$A878];0;1)" office:value-type="float" office:value="40" calcext:value-type="float">
            <text:p>40</text:p>
          </table:table-cell>
          <table:table-cell table:formula="of:=ABJAD([.$A878];1;1)" office:value-type="float" office:value="412" calcext:value-type="float">
            <text:p>412</text:p>
          </table:table-cell>
          <table:table-cell table:formula="of:=ABJAD([.$A878];2;1)" office:value-type="float" office:value="459" calcext:value-type="float">
            <text:p>459</text:p>
          </table:table-cell>
          <table:table-cell table:formula="of:=ABJAD([.$A878];3;1)" office:value-type="float" office:value="7479" calcext:value-type="float">
            <text:p>7479</text:p>
          </table:table-cell>
        </table:table-row>
        <table:table-row table:style-name="ro1">
          <table:table-cell office:value-type="string" calcext:value-type="string">
            <text:p>KEÇECİ</text:p>
          </table:table-cell>
          <table:table-cell table:formula="of:=NUMEROLOG([.$A879];&quot;modern&quot;;&quot;tam&quot;)" office:value-type="float" office:value="27" calcext:value-type="float">
            <text:p>27</text:p>
          </table:table-cell>
          <table:table-cell table:formula="of:=NUMEROLOG([.$A879];&quot;TR&quot;;&quot;tam&quot;)" office:value-type="float" office:value="45" calcext:value-type="float">
            <text:p>45</text:p>
          </table:table-cell>
          <table:table-cell table:formula="of:=ABJAD([.$A879];0;1)" office:value-type="float" office:value="28" calcext:value-type="float">
            <text:p>28</text:p>
          </table:table-cell>
          <table:table-cell table:formula="of:=ABJAD([.$A879];1;1)" office:value-type="float" office:value="76" calcext:value-type="float">
            <text:p>76</text:p>
          </table:table-cell>
          <table:table-cell table:formula="of:=ABJAD([.$A879];2;1)" office:value-type="float" office:value="121" calcext:value-type="float">
            <text:p>121</text:p>
          </table:table-cell>
          <table:table-cell table:formula="of:=ABJAD([.$A879];3;1)" office:value-type="float" office:value="3710" calcext:value-type="float">
            <text:p>3710</text:p>
          </table:table-cell>
        </table:table-row>
        <table:table-row table:style-name="ro1">
          <table:table-cell office:value-type="string" calcext:value-type="string">
            <text:p>KEKLİKÇİOĞLU</text:p>
          </table:table-cell>
          <table:table-cell table:formula="of:=NUMEROLOG([.$A880];&quot;modern&quot;;&quot;tam&quot;)" office:value-type="float" office:value="54" calcext:value-type="float">
            <text:p>54</text:p>
          </table:table-cell>
          <table:table-cell table:formula="of:=NUMEROLOG([.$A880];&quot;TR&quot;;&quot;tam&quot;)" office:value-type="float" office:value="158" calcext:value-type="float">
            <text:p>158</text:p>
          </table:table-cell>
          <table:table-cell table:formula="of:=ABJAD([.$A880];0;1)" office:value-type="float" office:value="56" calcext:value-type="float">
            <text:p>56</text:p>
          </table:table-cell>
          <table:table-cell table:formula="of:=ABJAD([.$A880];1;1)" office:value-type="float" office:value="956" calcext:value-type="float">
            <text:p>956</text:p>
          </table:table-cell>
          <table:table-cell table:formula="of:=ABJAD([.$A880];2;1)" office:value-type="float" office:value="4316" calcext:value-type="float">
            <text:p>4316</text:p>
          </table:table-cell>
          <table:table-cell table:formula="of:=ABJAD([.$A880];3;1)"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KELERCİOĞLU</text:p>
          </table:table-cell>
          <table:table-cell table:formula="of:=NUMEROLOG([.$A881];&quot;modern&quot;;&quot;tam&quot;)" office:value-type="float" office:value="55" calcext:value-type="float">
            <text:p>55</text:p>
          </table:table-cell>
          <table:table-cell table:formula="of:=NUMEROLOG([.$A881];&quot;TR&quot;;&quot;tam&quot;)" office:value-type="float" office:value="144" calcext:value-type="float">
            <text:p>144</text:p>
          </table:table-cell>
          <table:table-cell table:formula="of:=ABJAD([.$A881];0;1)" office:value-type="float" office:value="53" calcext:value-type="float">
            <text:p>53</text:p>
          </table:table-cell>
          <table:table-cell table:formula="of:=ABJAD([.$A881];1;1)" office:value-type="float" office:value="1061" calcext:value-type="float">
            <text:p>1061</text:p>
          </table:table-cell>
          <table:table-cell table:formula="of:=ABJAD([.$A881];2;1)" office:value-type="float" office:value="4401" calcext:value-type="float">
            <text:p>4401</text:p>
          </table:table-cell>
          <table:table-cell table:formula="of:=ABJAD([.$A881];3;1)" office:value-type="float" office:value="11183" calcext:value-type="float">
            <text:p>11183</text:p>
          </table:table-cell>
        </table:table-row>
        <table:table-row table:style-name="ro1">
          <table:table-cell office:value-type="string" calcext:value-type="string">
            <text:p>KELEŞ</text:p>
          </table:table-cell>
          <table:table-cell table:formula="of:=NUMEROLOG([.$A882];&quot;modern&quot;;&quot;tam&quot;)" office:value-type="float" office:value="16" calcext:value-type="float">
            <text:p>16</text:p>
          </table:table-cell>
          <table:table-cell table:formula="of:=NUMEROLOG([.$A882];&quot;TR&quot;;&quot;tam&quot;)" office:value-type="float" office:value="64" calcext:value-type="float">
            <text:p>64</text:p>
          </table:table-cell>
          <table:table-cell table:formula="of:=ABJAD([.$A882];0;1)" office:value-type="float" office:value="20" calcext:value-type="float">
            <text:p>20</text:p>
          </table:table-cell>
          <table:table-cell table:formula="of:=ABJAD([.$A882];1;1)" office:value-type="float" office:value="500" calcext:value-type="float">
            <text:p>500</text:p>
          </table:table-cell>
          <table:table-cell table:formula="of:=ABJAD([.$A882];2;1)" office:value-type="float" office:value="525" calcext:value-type="float">
            <text:p>525</text:p>
          </table:table-cell>
          <table:table-cell table:formula="of:=ABJAD([.$A882];3;1)" office:value-type="float" office:value="4623" calcext:value-type="float">
            <text:p>4623</text:p>
          </table:table-cell>
        </table:table-row>
        <table:table-row table:style-name="ro1">
          <table:table-cell office:value-type="string" calcext:value-type="string">
            <text:p>KEMİK</text:p>
          </table:table-cell>
          <table:table-cell table:formula="of:=NUMEROLOG([.$A883];&quot;modern&quot;;&quot;tam&quot;)" office:value-type="float" office:value="22" calcext:value-type="float">
            <text:p>22</text:p>
          </table:table-cell>
          <table:table-cell table:formula="of:=NUMEROLOG([.$A883];&quot;TR&quot;;&quot;tam&quot;)" office:value-type="float" office:value="62" calcext:value-type="float">
            <text:p>62</text:p>
          </table:table-cell>
          <table:table-cell table:formula="of:=ABJAD([.$A883];0;1)" office:value-type="float" office:value="21" calcext:value-type="float">
            <text:p>21</text:p>
          </table:table-cell>
          <table:table-cell table:formula="of:=ABJAD([.$A883];1;1)" office:value-type="float" office:value="165" calcext:value-type="float">
            <text:p>165</text:p>
          </table:table-cell>
          <table:table-cell table:formula="of:=ABJAD([.$A883];2;1)" office:value-type="float" office:value="205" calcext:value-type="float">
            <text:p>205</text:p>
          </table:table-cell>
          <table:table-cell table:formula="of:=ABJAD([.$A883];3;1)"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KENDİRLİ</text:p>
          </table:table-cell>
          <table:table-cell table:formula="of:=NUMEROLOG([.$A884];&quot;modern&quot;;&quot;tam&quot;)" office:value-type="float" office:value="46" calcext:value-type="float">
            <text:p>46</text:p>
          </table:table-cell>
          <table:table-cell table:formula="of:=NUMEROLOG([.$A884];&quot;TR&quot;;&quot;tam&quot;)" office:value-type="float" office:value="102" calcext:value-type="float">
            <text:p>102</text:p>
          </table:table-cell>
          <table:table-cell table:formula="of:=ABJAD([.$A884];0;1)" office:value-type="float" office:value="49" calcext:value-type="float">
            <text:p>49</text:p>
          </table:table-cell>
          <table:table-cell table:formula="of:=ABJAD([.$A884];1;1)" office:value-type="float" office:value="409" calcext:value-type="float">
            <text:p>409</text:p>
          </table:table-cell>
          <table:table-cell table:formula="of:=ABJAD([.$A884];2;1)" office:value-type="float" office:value="479" calcext:value-type="float">
            <text:p>479</text:p>
          </table:table-cell>
          <table:table-cell table:formula="of:=ABJAD([.$A884];3;1)" office:value-type="float" office:value="8581" calcext:value-type="float">
            <text:p>8581</text:p>
          </table:table-cell>
        </table:table-row>
        <table:table-row table:style-name="ro1">
          <table:table-cell office:value-type="string" calcext:value-type="string">
            <text:p>KERİMOĞLU</text:p>
          </table:table-cell>
          <table:table-cell table:formula="of:=NUMEROLOG([.$A885];&quot;modern&quot;;&quot;tam&quot;)" office:value-type="float" office:value="48" calcext:value-type="float">
            <text:p>48</text:p>
          </table:table-cell>
          <table:table-cell table:formula="of:=NUMEROLOG([.$A885];&quot;TR&quot;;&quot;tam&quot;)" office:value-type="float" office:value="136" calcext:value-type="float">
            <text:p>136</text:p>
          </table:table-cell>
          <table:table-cell table:formula="of:=ABJAD([.$A885];0;1)" office:value-type="float" office:value="43" calcext:value-type="float">
            <text:p>43</text:p>
          </table:table-cell>
          <table:table-cell table:formula="of:=ABJAD([.$A885];1;1)" office:value-type="float" office:value="1063" calcext:value-type="float">
            <text:p>1063</text:p>
          </table:table-cell>
          <table:table-cell table:formula="of:=ABJAD([.$A885];2;1)" office:value-type="float" office:value="4393" calcext:value-type="float">
            <text:p>4393</text:p>
          </table:table-cell>
          <table:table-cell table:formula="of:=ABJAD([.$A885];3;1)" office:value-type="float" office:value="10969" calcext:value-type="float">
            <text:p>10969</text:p>
          </table:table-cell>
        </table:table-row>
        <table:table-row table:style-name="ro1">
          <table:table-cell office:value-type="string" calcext:value-type="string">
            <text:p>KESER</text:p>
          </table:table-cell>
          <table:table-cell table:formula="of:=NUMEROLOG([.$A886];&quot;modern&quot;;&quot;tam&quot;)" office:value-type="float" office:value="22" calcext:value-type="float">
            <text:p>22</text:p>
          </table:table-cell>
          <table:table-cell table:formula="of:=NUMEROLOG([.$A886];&quot;TR&quot;;&quot;tam&quot;)" office:value-type="float" office:value="69" calcext:value-type="float">
            <text:p>69</text:p>
          </table:table-cell>
          <table:table-cell table:formula="of:=ABJAD([.$A886];0;1)" office:value-type="float" office:value="22" calcext:value-type="float">
            <text:p>22</text:p>
          </table:table-cell>
          <table:table-cell table:formula="of:=ABJAD([.$A886];1;1)" office:value-type="float" office:value="550" calcext:value-type="float">
            <text:p>550</text:p>
          </table:table-cell>
          <table:table-cell table:formula="of:=ABJAD([.$A886];2;1)" office:value-type="float" office:value="575" calcext:value-type="float">
            <text:p>575</text:p>
          </table:table-cell>
          <table:table-cell table:formula="of:=ABJAD([.$A886];3;1)" office:value-type="float" office:value="7087" calcext:value-type="float">
            <text:p>7087</text:p>
          </table:table-cell>
        </table:table-row>
        <table:table-row table:style-name="ro1">
          <table:table-cell office:value-type="string" calcext:value-type="string">
            <text:p>KESGİN</text:p>
          </table:table-cell>
          <table:table-cell table:formula="of:=NUMEROLOG([.$A887];&quot;modern&quot;;&quot;tam&quot;)" office:value-type="float" office:value="29" calcext:value-type="float">
            <text:p>29</text:p>
          </table:table-cell>
          <table:table-cell table:formula="of:=NUMEROLOG([.$A887];&quot;TR&quot;;&quot;tam&quot;)" office:value-type="float" office:value="79" calcext:value-type="float">
            <text:p>79</text:p>
          </table:table-cell>
          <table:table-cell table:formula="of:=ABJAD([.$A887];0;1)" office:value-type="float" office:value="34" calcext:value-type="float">
            <text:p>34</text:p>
          </table:table-cell>
          <table:table-cell table:formula="of:=ABJAD([.$A887];1;1)" office:value-type="float" office:value="442" calcext:value-type="float">
            <text:p>442</text:p>
          </table:table-cell>
          <table:table-cell table:formula="of:=ABJAD([.$A887];2;1)" office:value-type="float" office:value="487" calcext:value-type="float">
            <text:p>487</text:p>
          </table:table-cell>
          <table:table-cell table:formula="of:=ABJAD([.$A887];3;1)" office:value-type="float" office:value="8014" calcext:value-type="float">
            <text:p>8014</text:p>
          </table:table-cell>
        </table:table-row>
        <table:table-row table:style-name="ro1">
          <table:table-cell office:value-type="string" calcext:value-type="string">
            <text:p>KESİK</text:p>
          </table:table-cell>
          <table:table-cell table:formula="of:=NUMEROLOG([.$A888];&quot;modern&quot;;&quot;tam&quot;)" office:value-type="float" office:value="19" calcext:value-type="float">
            <text:p>19</text:p>
          </table:table-cell>
          <table:table-cell table:formula="of:=NUMEROLOG([.$A888];&quot;TR&quot;;&quot;tam&quot;)" office:value-type="float" office:value="68" calcext:value-type="float">
            <text:p>68</text:p>
          </table:table-cell>
          <table:table-cell table:formula="of:=ABJAD([.$A888];0;1)" office:value-type="float" office:value="21" calcext:value-type="float">
            <text:p>21</text:p>
          </table:table-cell>
          <table:table-cell table:formula="of:=ABJAD([.$A888];1;1)" office:value-type="float" office:value="405" calcext:value-type="float">
            <text:p>405</text:p>
          </table:table-cell>
          <table:table-cell table:formula="of:=ABJAD([.$A888];2;1)" office:value-type="float" office:value="445" calcext:value-type="float">
            <text:p>445</text:p>
          </table:table-cell>
          <table:table-cell table:formula="of:=ABJAD([.$A888];3;1)"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KESİM</text:p>
          </table:table-cell>
          <table:table-cell table:formula="of:=NUMEROLOG([.$A889];&quot;modern&quot;;&quot;tam&quot;)" office:value-type="float" office:value="21" calcext:value-type="float">
            <text:p>21</text:p>
          </table:table-cell>
          <table:table-cell table:formula="of:=NUMEROLOG([.$A889];&quot;TR&quot;;&quot;tam&quot;)" office:value-type="float" office:value="70" calcext:value-type="float">
            <text:p>70</text:p>
          </table:table-cell>
          <table:table-cell table:formula="of:=ABJAD([.$A889];0;1)" office:value-type="float" office:value="17" calcext:value-type="float">
            <text:p>17</text:p>
          </table:table-cell>
          <table:table-cell table:formula="of:=ABJAD([.$A889];1;1)" office:value-type="float" office:value="425" calcext:value-type="float">
            <text:p>425</text:p>
          </table:table-cell>
          <table:table-cell table:formula="of:=ABJAD([.$A889];2;1)" office:value-type="float" office:value="465" calcext:value-type="float">
            <text:p>465</text:p>
          </table:table-cell>
          <table:table-cell table:formula="of:=ABJAD([.$A889];3;1)" office:value-type="float" office:value="6221" calcext:value-type="float">
            <text:p>6221</text:p>
          </table:table-cell>
        </table:table-row>
        <table:table-row table:style-name="ro1">
          <table:table-cell office:value-type="string" calcext:value-type="string">
            <text:p>KEŞKEK</text:p>
          </table:table-cell>
          <table:table-cell table:formula="of:=NUMEROLOG([.$A890];&quot;modern&quot;;&quot;tam&quot;)" office:value-type="float" office:value="17" calcext:value-type="float">
            <text:p>17</text:p>
          </table:table-cell>
          <table:table-cell table:formula="of:=NUMEROLOG([.$A890];&quot;TR&quot;;&quot;tam&quot;)" office:value-type="float" office:value="77" calcext:value-type="float">
            <text:p>77</text:p>
          </table:table-cell>
          <table:table-cell table:formula="of:=ABJAD([.$A890];0;1)" office:value-type="float" office:value="26" calcext:value-type="float">
            <text:p>26</text:p>
          </table:table-cell>
          <table:table-cell table:formula="of:=ABJAD([.$A890];1;1)" office:value-type="float" office:value="530" calcext:value-type="float">
            <text:p>530</text:p>
          </table:table-cell>
          <table:table-cell table:formula="of:=ABJAD([.$A890];2;1)" office:value-type="float" office:value="560" calcext:value-type="float">
            <text:p>560</text:p>
          </table:table-cell>
          <table:table-cell table:formula="of:=ABJAD([.$A890];3;1)"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KESKİN</text:p>
          </table:table-cell>
          <table:table-cell table:formula="of:=NUMEROLOG([.$A891];&quot;modern&quot;;&quot;tam&quot;)" office:value-type="float" office:value="24" calcext:value-type="float">
            <text:p>24</text:p>
          </table:table-cell>
          <table:table-cell table:formula="of:=NUMEROLOG([.$A891];&quot;TR&quot;;&quot;tam&quot;)" office:value-type="float" office:value="85" calcext:value-type="float">
            <text:p>85</text:p>
          </table:table-cell>
          <table:table-cell table:formula="of:=ABJAD([.$A891];0;1)" office:value-type="float" office:value="31" calcext:value-type="float">
            <text:p>31</text:p>
          </table:table-cell>
          <table:table-cell table:formula="of:=ABJAD([.$A891];1;1)" office:value-type="float" office:value="475" calcext:value-type="float">
            <text:p>475</text:p>
          </table:table-cell>
          <table:table-cell table:formula="of:=ABJAD([.$A891];2;1)" office:value-type="float" office:value="520" calcext:value-type="float">
            <text:p>520</text:p>
          </table:table-cell>
          <table:table-cell table:formula="of:=ABJAD([.$A891];3;1)" office:value-type="float" office:value="7375" calcext:value-type="float">
            <text:p>7375</text:p>
          </table:table-cell>
        </table:table-row>
        <table:table-row table:style-name="ro1">
          <table:table-cell office:value-type="string" calcext:value-type="string">
            <text:p>KEVKİR</text:p>
          </table:table-cell>
          <table:table-cell table:formula="of:=NUMEROLOG([.$A892];&quot;modern&quot;;&quot;tam&quot;)" office:value-type="float" office:value="31" calcext:value-type="float">
            <text:p>31</text:p>
          </table:table-cell>
          <table:table-cell table:formula="of:=NUMEROLOG([.$A892];&quot;TR&quot;;&quot;tam&quot;)" office:value-type="float" office:value="94" calcext:value-type="float">
            <text:p>94</text:p>
          </table:table-cell>
          <table:table-cell table:formula="of:=ABJAD([.$A892];0;1)" office:value-type="float" office:value="37" calcext:value-type="float">
            <text:p>37</text:p>
          </table:table-cell>
          <table:table-cell table:formula="of:=ABJAD([.$A892];1;1)" office:value-type="float" office:value="1105" calcext:value-type="float">
            <text:p>1105</text:p>
          </table:table-cell>
          <table:table-cell table:formula="of:=ABJAD([.$A892];2;1)" office:value-type="float" office:value="1150" calcext:value-type="float">
            <text:p>1150</text:p>
          </table:table-cell>
          <table:table-cell table:formula="of:=ABJAD([.$A892];3;1)" office:value-type="float" office:value="8832" calcext:value-type="float">
            <text:p>8832</text:p>
          </table:table-cell>
        </table:table-row>
        <table:table-row table:style-name="ro1">
          <table:table-cell office:value-type="string" calcext:value-type="string">
            <text:p>KHALİL</text:p>
          </table:table-cell>
          <table:table-cell table:formula="of:=NUMEROLOG([.$A893];&quot;modern&quot;;&quot;tam&quot;)" office:value-type="float" office:value="26" calcext:value-type="float">
            <text:p>26</text:p>
          </table:table-cell>
          <table:table-cell table:formula="of:=NUMEROLOG([.$A893];&quot;TR&quot;;&quot;tam&quot;)" office:value-type="float" office:value="67" calcext:value-type="float">
            <text:p>67</text:p>
          </table:table-cell>
          <table:table-cell table:formula="of:=ABJAD([.$A893];0;1)" office:value-type="float" office:value="26" calcext:value-type="float">
            <text:p>26</text:p>
          </table:table-cell>
          <table:table-cell table:formula="of:=ABJAD([.$A893];1;1)" office:value-type="float" office:value="170" calcext:value-type="float">
            <text:p>170</text:p>
          </table:table-cell>
          <table:table-cell table:formula="of:=ABJAD([.$A893];2;1)" office:value-type="float" office:value="211" calcext:value-type="float">
            <text:p>211</text:p>
          </table:table-cell>
          <table:table-cell table:formula="of:=ABJAD([.$A893];3;1)"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KILAÇ</text:p>
          </table:table-cell>
          <table:table-cell table:formula="of:=NUMEROLOG([.$A894];&quot;modern&quot;;&quot;tam&quot;)" office:value-type="float" office:value="18" calcext:value-type="float">
            <text:p>18</text:p>
          </table:table-cell>
          <table:table-cell table:formula="of:=NUMEROLOG([.$A894];&quot;TR&quot;;&quot;tam&quot;)" office:value-type="float" office:value="45" calcext:value-type="float">
            <text:p>45</text:p>
          </table:table-cell>
          <table:table-cell table:formula="of:=ABJAD([.$A894];0;1)" office:value-type="float" office:value="20" calcext:value-type="float">
            <text:p>20</text:p>
          </table:table-cell>
          <table:table-cell table:formula="of:=ABJAD([.$A894];1;1)" office:value-type="float" office:value="104" calcext:value-type="float">
            <text:p>104</text:p>
          </table:table-cell>
          <table:table-cell table:formula="of:=ABJAD([.$A894];2;1)" office:value-type="float" office:value="130" calcext:value-type="float">
            <text:p>130</text:p>
          </table:table-cell>
          <table:table-cell table:formula="of:=ABJAD([.$A894];3;1)"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KILAVUZ</text:p>
          </table:table-cell>
          <table:table-cell table:formula="of:=NUMEROLOG([.$A895];&quot;modern&quot;;&quot;tam&quot;)" office:value-type="float" office:value="30" calcext:value-type="float">
            <text:p>30</text:p>
          </table:table-cell>
          <table:table-cell table:formula="of:=NUMEROLOG([.$A895];&quot;TR&quot;;&quot;tam&quot;)" office:value-type="float" office:value="122" calcext:value-type="float">
            <text:p>122</text:p>
          </table:table-cell>
          <table:table-cell table:formula="of:=ABJAD([.$A895];0;1)" office:value-type="float" office:value="29" calcext:value-type="float">
            <text:p>29</text:p>
          </table:table-cell>
          <table:table-cell table:formula="of:=ABJAD([.$A895];1;1)" office:value-type="float" office:value="2501" calcext:value-type="float">
            <text:p>2501</text:p>
          </table:table-cell>
          <table:table-cell table:formula="of:=ABJAD([.$A895];2;1)" office:value-type="float" office:value="3132" calcext:value-type="float">
            <text:p>3132</text:p>
          </table:table-cell>
          <table:table-cell table:formula="of:=ABJAD([.$A895];3;1)" office:value-type="float" office:value="8005" calcext:value-type="float">
            <text:p>8005</text:p>
          </table:table-cell>
        </table:table-row>
        <table:table-row table:style-name="ro1">
          <table:table-cell office:value-type="string" calcext:value-type="string">
            <text:p>KILBACAK</text:p>
          </table:table-cell>
          <table:table-cell table:formula="of:=NUMEROLOG([.$A896];&quot;modern&quot;;&quot;tam&quot;)" office:value-type="float" office:value="23" calcext:value-type="float">
            <text:p>23</text:p>
          </table:table-cell>
          <table:table-cell table:formula="of:=NUMEROLOG([.$A896];&quot;TR&quot;;&quot;tam&quot;)" office:value-type="float" office:value="61" calcext:value-type="float">
            <text:p>61</text:p>
          </table:table-cell>
          <table:table-cell table:formula="of:=ABJAD([.$A896];0;1)" office:value-type="float" office:value="27" calcext:value-type="float">
            <text:p>27</text:p>
          </table:table-cell>
          <table:table-cell table:formula="of:=ABJAD([.$A896];1;1)" office:value-type="float" office:value="147" calcext:value-type="float">
            <text:p>147</text:p>
          </table:table-cell>
          <table:table-cell table:formula="of:=ABJAD([.$A896];2;1)" office:value-type="float" office:value="184" calcext:value-type="float">
            <text:p>184</text:p>
          </table:table-cell>
          <table:table-cell table:formula="of:=ABJAD([.$A896];3;1)"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KILIÇ</text:p>
          </table:table-cell>
          <table:table-cell table:formula="of:=NUMEROLOG([.$A897];&quot;modern&quot;;&quot;tam&quot;)" office:value-type="float" office:value="26" calcext:value-type="float">
            <text:p>26</text:p>
          </table:table-cell>
          <table:table-cell table:formula="of:=NUMEROLOG([.$A897];&quot;TR&quot;;&quot;tam&quot;)" office:value-type="float" office:value="55" calcext:value-type="float">
            <text:p>55</text:p>
          </table:table-cell>
          <table:table-cell table:formula="of:=ABJAD([.$A897];0;1)" office:value-type="float" office:value="29" calcext:value-type="float">
            <text:p>29</text:p>
          </table:table-cell>
          <table:table-cell table:formula="of:=ABJAD([.$A897];1;1)" office:value-type="float" office:value="113" calcext:value-type="float">
            <text:p>113</text:p>
          </table:table-cell>
          <table:table-cell table:formula="of:=ABJAD([.$A897];2;1)" office:value-type="float" office:value="148" calcext:value-type="float">
            <text:p>148</text:p>
          </table:table-cell>
          <table:table-cell table:formula="of:=ABJAD([.$A897];3;1)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KILIÇ YILDIRIM</text:p>
          </table:table-cell>
          <table:table-cell table:formula="of:=NUMEROLOG([.$A898];&quot;modern&quot;;&quot;tam&quot;)" office:value-type="float" office:value="80" calcext:value-type="float">
            <text:p>80</text:p>
          </table:table-cell>
          <table:table-cell table:formula="of:=NUMEROLOG([.$A898];&quot;TR&quot;;&quot;tam&quot;)" office:value-type="float" office:value="173" calcext:value-type="float">
            <text:p>173</text:p>
          </table:table-cell>
          <table:table-cell table:formula="of:=ABJAD([.$A898];0;1)" office:value-type="float" office:value="73" calcext:value-type="float">
            <text:p>73</text:p>
          </table:table-cell>
          <table:table-cell table:formula="of:=ABJAD([.$A898];1;1)" office:value-type="float" office:value="1357" calcext:value-type="float">
            <text:p>1357</text:p>
          </table:table-cell>
          <table:table-cell table:formula="of:=ABJAD([.$A898];2;1)" office:value-type="float" office:value="1447" calcext:value-type="float">
            <text:p>1447</text:p>
          </table:table-cell>
          <table:table-cell table:formula="of:=ABJAD([.$A898];3;1)" office:value-type="float" office:value="10812" calcext:value-type="float">
            <text:p>10812</text:p>
          </table:table-cell>
        </table:table-row>
        <table:table-row table:style-name="ro1">
          <table:table-cell office:value-type="string" calcext:value-type="string">
            <text:p>KILIÇCIOĞLU</text:p>
          </table:table-cell>
          <table:table-cell table:formula="of:=NUMEROLOG([.$A899];&quot;modern&quot;;&quot;tam&quot;)" office:value-type="float" office:value="57" calcext:value-type="float">
            <text:p>57</text:p>
          </table:table-cell>
          <table:table-cell table:formula="of:=NUMEROLOG([.$A899];&quot;TR&quot;;&quot;tam&quot;)" office:value-type="float" office:value="136" calcext:value-type="float">
            <text:p>136</text:p>
          </table:table-cell>
          <table:table-cell table:formula="of:=ABJAD([.$A899];0;1)" office:value-type="float" office:value="60" calcext:value-type="float">
            <text:p>60</text:p>
          </table:table-cell>
          <table:table-cell table:formula="of:=ABJAD([.$A899];1;1)" office:value-type="float" office:value="864" calcext:value-type="float">
            <text:p>864</text:p>
          </table:table-cell>
          <table:table-cell table:formula="of:=ABJAD([.$A899];2;1)" office:value-type="float" office:value="4204" calcext:value-type="float">
            <text:p>4204</text:p>
          </table:table-cell>
          <table:table-cell table:formula="of:=ABJAD([.$A899];3;1)" office:value-type="float" office:value="7642" calcext:value-type="float">
            <text:p>7642</text:p>
          </table:table-cell>
        </table:table-row>
        <table:table-row table:style-name="ro1">
          <table:table-cell office:value-type="string" calcext:value-type="string">
            <text:p>KILIÇOĞLU</text:p>
          </table:table-cell>
          <table:table-cell table:formula="of:=NUMEROLOG([.$A900];&quot;modern&quot;;&quot;tam&quot;)" office:value-type="float" office:value="45" calcext:value-type="float">
            <text:p>45</text:p>
          </table:table-cell>
          <table:table-cell table:formula="of:=NUMEROLOG([.$A900];&quot;TR&quot;;&quot;tam&quot;)" office:value-type="float" office:value="122" calcext:value-type="float">
            <text:p>122</text:p>
          </table:table-cell>
          <table:table-cell table:formula="of:=ABJAD([.$A900];0;1)" office:value-type="float" office:value="47" calcext:value-type="float">
            <text:p>47</text:p>
          </table:table-cell>
          <table:table-cell table:formula="of:=ABJAD([.$A900];1;1)" office:value-type="float" office:value="851" calcext:value-type="float">
            <text:p>851</text:p>
          </table:table-cell>
          <table:table-cell table:formula="of:=ABJAD([.$A900];2;1)" office:value-type="float" office:value="4176" calcext:value-type="float">
            <text:p>4176</text:p>
          </table:table-cell>
          <table:table-cell table:formula="of:=ABJAD([.$A900];3;1)"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KILINÇ</text:p>
          </table:table-cell>
          <table:table-cell table:formula="of:=NUMEROLOG([.$A901];&quot;modern&quot;;&quot;tam&quot;)" office:value-type="float" office:value="31" calcext:value-type="float">
            <text:p>31</text:p>
          </table:table-cell>
          <table:table-cell table:formula="of:=NUMEROLOG([.$A901];&quot;TR&quot;;&quot;tam&quot;)" office:value-type="float" office:value="72" calcext:value-type="float">
            <text:p>72</text:p>
          </table:table-cell>
          <table:table-cell table:formula="of:=ABJAD([.$A901];0;1)" office:value-type="float" office:value="39" calcext:value-type="float">
            <text:p>39</text:p>
          </table:table-cell>
          <table:table-cell table:formula="of:=ABJAD([.$A901];1;1)" office:value-type="float" office:value="183" calcext:value-type="float">
            <text:p>183</text:p>
          </table:table-cell>
          <table:table-cell table:formula="of:=ABJAD([.$A901];2;1)" office:value-type="float" office:value="223" calcext:value-type="float">
            <text:p>223</text:p>
          </table:table-cell>
          <table:table-cell table:formula="of:=ABJAD([.$A901];3;1)"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KINALIOĞLU</text:p>
          </table:table-cell>
          <table:table-cell table:formula="of:=NUMEROLOG([.$A902];&quot;modern&quot;;&quot;tam&quot;)" office:value-type="float" office:value="48" calcext:value-type="float">
            <text:p>48</text:p>
          </table:table-cell>
          <table:table-cell table:formula="of:=NUMEROLOG([.$A902];&quot;TR&quot;;&quot;tam&quot;)" office:value-type="float" office:value="136" calcext:value-type="float">
            <text:p>136</text:p>
          </table:table-cell>
          <table:table-cell table:formula="of:=ABJAD([.$A902];0;1)" office:value-type="float" office:value="55" calcext:value-type="float">
            <text:p>55</text:p>
          </table:table-cell>
          <table:table-cell table:formula="of:=ABJAD([.$A902];1;1)" office:value-type="float" office:value="919" calcext:value-type="float">
            <text:p>919</text:p>
          </table:table-cell>
          <table:table-cell table:formula="of:=ABJAD([.$A902];2;1)" office:value-type="float" office:value="4245" calcext:value-type="float">
            <text:p>4245</text:p>
          </table:table-cell>
          <table:table-cell table:formula="of:=ABJAD([.$A902];3;1)" office:value-type="float" office:value="8193" calcext:value-type="float">
            <text:p>8193</text:p>
          </table:table-cell>
        </table:table-row>
        <table:table-row table:style-name="ro1">
          <table:table-cell office:value-type="string" calcext:value-type="string">
            <text:p>KINDIR</text:p>
          </table:table-cell>
          <table:table-cell table:formula="of:=NUMEROLOG([.$A903];&quot;modern&quot;;&quot;tam&quot;)" office:value-type="float" office:value="38" calcext:value-type="float">
            <text:p>38</text:p>
          </table:table-cell>
          <table:table-cell table:formula="of:=NUMEROLOG([.$A903];&quot;TR&quot;;&quot;tam&quot;)" office:value-type="float" office:value="79" calcext:value-type="float">
            <text:p>79</text:p>
          </table:table-cell>
          <table:table-cell table:formula="of:=ABJAD([.$A903];0;1)" office:value-type="float" office:value="46" calcext:value-type="float">
            <text:p>46</text:p>
          </table:table-cell>
          <table:table-cell table:formula="of:=ABJAD([.$A903];1;1)" office:value-type="float" office:value="334" calcext:value-type="float">
            <text:p>334</text:p>
          </table:table-cell>
          <table:table-cell table:formula="of:=ABJAD([.$A903];2;1)" office:value-type="float" office:value="374" calcext:value-type="float">
            <text:p>374</text:p>
          </table:table-cell>
          <table:table-cell table:formula="of:=ABJAD([.$A903];3;1)" office:value-type="float" office:value="5949" calcext:value-type="float">
            <text:p>5949</text:p>
          </table:table-cell>
        </table:table-row>
        <table:table-row table:style-name="ro1">
          <table:table-cell office:value-type="string" calcext:value-type="string">
            <text:p>KINIK</text:p>
          </table:table-cell>
          <table:table-cell table:formula="of:=NUMEROLOG([.$A904];&quot;modern&quot;;&quot;tam&quot;)" office:value-type="float" office:value="27" calcext:value-type="float">
            <text:p>27</text:p>
          </table:table-cell>
          <table:table-cell table:formula="of:=NUMEROLOG([.$A904];&quot;TR&quot;;&quot;tam&quot;)" office:value-type="float" office:value="67" calcext:value-type="float">
            <text:p>67</text:p>
          </table:table-cell>
          <table:table-cell table:formula="of:=ABJAD([.$A904];0;1)" office:value-type="float" office:value="38" calcext:value-type="float">
            <text:p>38</text:p>
          </table:table-cell>
          <table:table-cell table:formula="of:=ABJAD([.$A904];1;1)" office:value-type="float" office:value="170" calcext:value-type="float">
            <text:p>170</text:p>
          </table:table-cell>
          <table:table-cell table:formula="of:=ABJAD([.$A904];2;1)" office:value-type="float" office:value="205" calcext:value-type="float">
            <text:p>205</text:p>
          </table:table-cell>
          <table:table-cell table:formula="of:=ABJAD([.$A904];3;1)" office:value-type="float" office:value="2765" calcext:value-type="float">
            <text:p>2765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table:formula="of:=NUMEROLOG([.$A905];&quot;modern&quot;;&quot;tam&quot;)" office:value-type="float" office:value="20" calcext:value-type="float">
            <text:p>20</text:p>
          </table:table-cell>
          <table:table-cell table:formula="of:=NUMEROLOG([.$A905];&quot;TR&quot;;&quot;tam&quot;)" office:value-type="float" office:value="46" calcext:value-type="float">
            <text:p>46</text:p>
          </table:table-cell>
          <table:table-cell table:formula="of:=ABJAD([.$A905];0;1)" office:value-type="float" office:value="22" calcext:value-type="float">
            <text:p>22</text:p>
          </table:table-cell>
          <table:table-cell table:formula="of:=ABJAD([.$A905];1;1)" office:value-type="float" office:value="250" calcext:value-type="float">
            <text:p>250</text:p>
          </table:table-cell>
          <table:table-cell table:formula="of:=ABJAD([.$A905];2;1)" office:value-type="float" office:value="270" calcext:value-type="float">
            <text:p>270</text:p>
          </table:table-cell>
          <table:table-cell table:formula="of:=ABJAD([.$A905];3;1)"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KIRAÇ</text:p>
          </table:table-cell>
          <table:table-cell table:formula="of:=NUMEROLOG([.$A906];&quot;modern&quot;;&quot;tam&quot;)" office:value-type="float" office:value="24" calcext:value-type="float">
            <text:p>24</text:p>
          </table:table-cell>
          <table:table-cell table:formula="of:=NUMEROLOG([.$A906];&quot;TR&quot;;&quot;tam&quot;)" office:value-type="float" office:value="51" calcext:value-type="float">
            <text:p>51</text:p>
          </table:table-cell>
          <table:table-cell table:formula="of:=ABJAD([.$A906];0;1)" office:value-type="float" office:value="26" calcext:value-type="float">
            <text:p>26</text:p>
          </table:table-cell>
          <table:table-cell table:formula="of:=ABJAD([.$A906];1;1)" office:value-type="float" office:value="254" calcext:value-type="float">
            <text:p>254</text:p>
          </table:table-cell>
          <table:table-cell table:formula="of:=ABJAD([.$A906];2;1)" office:value-type="float" office:value="280" calcext:value-type="float">
            <text:p>280</text:p>
          </table:table-cell>
          <table:table-cell table:formula="of:=ABJAD([.$A906];3;1)"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KIRAN</text:p>
          </table:table-cell>
          <table:table-cell table:formula="of:=NUMEROLOG([.$A907];&quot;modern&quot;;&quot;tam&quot;)" office:value-type="float" office:value="26" calcext:value-type="float">
            <text:p>26</text:p>
          </table:table-cell>
          <table:table-cell table:formula="of:=NUMEROLOG([.$A907];&quot;TR&quot;;&quot;tam&quot;)" office:value-type="float" office:value="64" calcext:value-type="float">
            <text:p>64</text:p>
          </table:table-cell>
          <table:table-cell table:formula="of:=ABJAD([.$A907];0;1)" office:value-type="float" office:value="33" calcext:value-type="float">
            <text:p>33</text:p>
          </table:table-cell>
          <table:table-cell table:formula="of:=ABJAD([.$A907];1;1)" office:value-type="float" office:value="321" calcext:value-type="float">
            <text:p>321</text:p>
          </table:table-cell>
          <table:table-cell table:formula="of:=ABJAD([.$A907];2;1)" office:value-type="float" office:value="347" calcext:value-type="float">
            <text:p>347</text:p>
          </table:table-cell>
          <table:table-cell table:formula="of:=ABJAD([.$A907];3;1)"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KIRASLAN</text:p>
          </table:table-cell>
          <table:table-cell table:formula="of:=NUMEROLOG([.$A908];&quot;modern&quot;;&quot;tam&quot;)" office:value-type="float" office:value="31" calcext:value-type="float">
            <text:p>31</text:p>
          </table:table-cell>
          <table:table-cell table:formula="of:=NUMEROLOG([.$A908];&quot;TR&quot;;&quot;tam&quot;)" office:value-type="float" office:value="102" calcext:value-type="float">
            <text:p>102</text:p>
          </table:table-cell>
          <table:table-cell table:formula="of:=ABJAD([.$A908];0;1)" office:value-type="float" office:value="36" calcext:value-type="float">
            <text:p>36</text:p>
          </table:table-cell>
          <table:table-cell table:formula="of:=ABJAD([.$A908];1;1)" office:value-type="float" office:value="672" calcext:value-type="float">
            <text:p>672</text:p>
          </table:table-cell>
          <table:table-cell table:formula="of:=ABJAD([.$A908];2;1)" office:value-type="float" office:value="709" calcext:value-type="float">
            <text:p>709</text:p>
          </table:table-cell>
          <table:table-cell table:formula="of:=ABJAD([.$A908];3;1)" office:value-type="float" office:value="8877" calcext:value-type="float">
            <text:p>8877</text:p>
          </table:table-cell>
        </table:table-row>
        <table:table-row table:style-name="ro1">
          <table:table-cell office:value-type="string" calcext:value-type="string">
            <text:p>KİRAZ</text:p>
          </table:table-cell>
          <table:table-cell table:formula="of:=NUMEROLOG([.$A909];&quot;modern&quot;;&quot;tam&quot;)" office:value-type="float" office:value="29" calcext:value-type="float">
            <text:p>29</text:p>
          </table:table-cell>
          <table:table-cell table:formula="of:=NUMEROLOG([.$A909];&quot;TR&quot;;&quot;tam&quot;)" office:value-type="float" office:value="77" calcext:value-type="float">
            <text:p>77</text:p>
          </table:table-cell>
          <table:table-cell table:formula="of:=ABJAD([.$A909];0;1)" office:value-type="float" office:value="25" calcext:value-type="float">
            <text:p>25</text:p>
          </table:table-cell>
          <table:table-cell table:formula="of:=ABJAD([.$A909];1;1)" office:value-type="float" office:value="1261" calcext:value-type="float">
            <text:p>1261</text:p>
          </table:table-cell>
          <table:table-cell table:formula="of:=ABJAD([.$A909];2;1)" office:value-type="float" office:value="1297" calcext:value-type="float">
            <text:p>1297</text:p>
          </table:table-cell>
          <table:table-cell table:formula="of:=ABJAD([.$A909];3;1)"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KIRBAŞ</text:p>
          </table:table-cell>
          <table:table-cell table:formula="of:=NUMEROLOG([.$A910];&quot;modern&quot;;&quot;tam&quot;)" office:value-type="float" office:value="24" calcext:value-type="float">
            <text:p>24</text:p>
          </table:table-cell>
          <table:table-cell table:formula="of:=NUMEROLOG([.$A910];&quot;TR&quot;;&quot;tam&quot;)" office:value-type="float" office:value="72" calcext:value-type="float">
            <text:p>72</text:p>
          </table:table-cell>
          <table:table-cell table:formula="of:=ABJAD([.$A910];0;1)" office:value-type="float" office:value="29" calcext:value-type="float">
            <text:p>29</text:p>
          </table:table-cell>
          <table:table-cell table:formula="of:=ABJAD([.$A910];1;1)" office:value-type="float" office:value="653" calcext:value-type="float">
            <text:p>653</text:p>
          </table:table-cell>
          <table:table-cell table:formula="of:=ABJAD([.$A910];2;1)" office:value-type="float" office:value="684" calcext:value-type="float">
            <text:p>684</text:p>
          </table:table-cell>
          <table:table-cell table:formula="of:=ABJAD([.$A910];3;1)" office:value-type="float" office:value="6816" calcext:value-type="float">
            <text:p>6816</text:p>
          </table:table-cell>
        </table:table-row>
        <table:table-row table:style-name="ro1">
          <table:table-cell office:value-type="string" calcext:value-type="string">
            <text:p>KIRCALI</text:p>
          </table:table-cell>
          <table:table-cell table:formula="of:=NUMEROLOG([.$A911];&quot;modern&quot;;&quot;tam&quot;)" office:value-type="float" office:value="36" calcext:value-type="float">
            <text:p>36</text:p>
          </table:table-cell>
          <table:table-cell table:formula="of:=NUMEROLOG([.$A911];&quot;TR&quot;;&quot;tam&quot;)" office:value-type="float" office:value="76" calcext:value-type="float">
            <text:p>76</text:p>
          </table:table-cell>
          <table:table-cell table:formula="of:=ABJAD([.$A911];0;1)" office:value-type="float" office:value="38" calcext:value-type="float">
            <text:p>38</text:p>
          </table:table-cell>
          <table:table-cell table:formula="of:=ABJAD([.$A911];1;1)" office:value-type="float" office:value="314" calcext:value-type="float">
            <text:p>314</text:p>
          </table:table-cell>
          <table:table-cell table:formula="of:=ABJAD([.$A911];2;1)" office:value-type="float" office:value="355" calcext:value-type="float">
            <text:p>355</text:p>
          </table:table-cell>
          <table:table-cell table:formula="of:=ABJAD([.$A911];3;1)"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KİREÇÇİ</text:p>
          </table:table-cell>
          <table:table-cell table:formula="of:=NUMEROLOG([.$A912];&quot;modern&quot;;&quot;tam&quot;)" office:value-type="float" office:value="40" calcext:value-type="float">
            <text:p>40</text:p>
          </table:table-cell>
          <table:table-cell table:formula="of:=NUMEROLOG([.$A912];&quot;TR&quot;;&quot;tam&quot;)" office:value-type="float" office:value="73" calcext:value-type="float">
            <text:p>73</text:p>
          </table:table-cell>
          <table:table-cell table:formula="of:=ABJAD([.$A912];0;1)" office:value-type="float" office:value="39" calcext:value-type="float">
            <text:p>39</text:p>
          </table:table-cell>
          <table:table-cell table:formula="of:=ABJAD([.$A912];1;1)" office:value-type="float" office:value="291" calcext:value-type="float">
            <text:p>291</text:p>
          </table:table-cell>
          <table:table-cell table:formula="of:=ABJAD([.$A912];2;1)" office:value-type="float" office:value="356" calcext:value-type="float">
            <text:p>356</text:p>
          </table:table-cell>
          <table:table-cell table:formula="of:=ABJAD([.$A912];3;1)" office:value-type="float" office:value="7183" calcext:value-type="float">
            <text:p>7183</text:p>
          </table:table-cell>
        </table:table-row>
        <table:table-row table:style-name="ro1">
          <table:table-cell office:value-type="string" calcext:value-type="string">
            <text:p>KIRHAN</text:p>
          </table:table-cell>
          <table:table-cell table:formula="of:=NUMEROLOG([.$A913];&quot;modern&quot;;&quot;tam&quot;)" office:value-type="float" office:value="34" calcext:value-type="float">
            <text:p>34</text:p>
          </table:table-cell>
          <table:table-cell table:formula="of:=NUMEROLOG([.$A913];&quot;TR&quot;;&quot;tam&quot;)" office:value-type="float" office:value="74" calcext:value-type="float">
            <text:p>74</text:p>
          </table:table-cell>
          <table:table-cell table:formula="of:=ABJAD([.$A913];0;1)" office:value-type="float" office:value="42" calcext:value-type="float">
            <text:p>42</text:p>
          </table:table-cell>
          <table:table-cell table:formula="of:=ABJAD([.$A913];1;1)" office:value-type="float" office:value="330" calcext:value-type="float">
            <text:p>330</text:p>
          </table:table-cell>
          <table:table-cell table:formula="of:=ABJAD([.$A913];2;1)" office:value-type="float" office:value="361" calcext:value-type="float">
            <text:p>361</text:p>
          </table:table-cell>
          <table:table-cell table:formula="of:=ABJAD([.$A913];3;1)" office:value-type="float" office:value="6951" calcext:value-type="float">
            <text:p>6951</text:p>
          </table:table-cell>
        </table:table-row>
        <table:table-row table:style-name="ro1">
          <table:table-cell office:value-type="string" calcext:value-type="string">
            <text:p>KIRIŞ</text:p>
          </table:table-cell>
          <table:table-cell table:formula="of:=NUMEROLOG([.$A914];&quot;modern&quot;;&quot;tam&quot;)" office:value-type="float" office:value="30" calcext:value-type="float">
            <text:p>30</text:p>
          </table:table-cell>
          <table:table-cell table:formula="of:=NUMEROLOG([.$A914];&quot;TR&quot;;&quot;tam&quot;)" office:value-type="float" office:value="80" calcext:value-type="float">
            <text:p>80</text:p>
          </table:table-cell>
          <table:table-cell table:formula="of:=ABJAD([.$A914];0;1)" office:value-type="float" office:value="36" calcext:value-type="float">
            <text:p>36</text:p>
          </table:table-cell>
          <table:table-cell table:formula="of:=ABJAD([.$A914];1;1)" office:value-type="float" office:value="660" calcext:value-type="float">
            <text:p>660</text:p>
          </table:table-cell>
          <table:table-cell table:formula="of:=ABJAD([.$A914];2;1)" office:value-type="float" office:value="695" calcext:value-type="float">
            <text:p>695</text:p>
          </table:table-cell>
          <table:table-cell table:formula="of:=ABJAD([.$A914];3;1)" office:value-type="float" office:value="6664" calcext:value-type="float">
            <text:p>6664</text:p>
          </table:table-cell>
        </table:table-row>
        <table:table-row table:style-name="ro1">
          <table:table-cell office:value-type="string" calcext:value-type="string">
            <text:p>KİRİŞCİ</text:p>
          </table:table-cell>
          <table:table-cell table:formula="of:=NUMEROLOG([.$A915];&quot;modern&quot;;&quot;tam&quot;)" office:value-type="float" office:value="42" calcext:value-type="float">
            <text:p>42</text:p>
          </table:table-cell>
          <table:table-cell table:formula="of:=NUMEROLOG([.$A915];&quot;TR&quot;;&quot;tam&quot;)" office:value-type="float" office:value="97" calcext:value-type="float">
            <text:p>97</text:p>
          </table:table-cell>
          <table:table-cell table:formula="of:=ABJAD([.$A915];0;1)" office:value-type="float" office:value="43" calcext:value-type="float">
            <text:p>43</text:p>
          </table:table-cell>
          <table:table-cell table:formula="of:=ABJAD([.$A915];1;1)" office:value-type="float" office:value="703" calcext:value-type="float">
            <text:p>703</text:p>
          </table:table-cell>
          <table:table-cell table:formula="of:=ABJAD([.$A915];2;1)" office:value-type="float" office:value="783" calcext:value-type="float">
            <text:p>783</text:p>
          </table:table-cell>
          <table:table-cell table:formula="of:=ABJAD([.$A915];3;1)"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KIRLANGIÇ</text:p>
          </table:table-cell>
          <table:table-cell table:formula="of:=NUMEROLOG([.$A916];&quot;modern&quot;;&quot;tam&quot;)" office:value-type="float" office:value="48" calcext:value-type="float">
            <text:p>48</text:p>
          </table:table-cell>
          <table:table-cell table:formula="of:=NUMEROLOG([.$A916];&quot;TR&quot;;&quot;tam&quot;)" office:value-type="float" office:value="102" calcext:value-type="float">
            <text:p>102</text:p>
          </table:table-cell>
          <table:table-cell table:formula="of:=ABJAD([.$A916];0;1)" office:value-type="float" office:value="55" calcext:value-type="float">
            <text:p>55</text:p>
          </table:table-cell>
          <table:table-cell table:formula="of:=ABJAD([.$A916];1;1)" office:value-type="float" office:value="391" calcext:value-type="float">
            <text:p>391</text:p>
          </table:table-cell>
          <table:table-cell table:formula="of:=ABJAD([.$A916];2;1)" office:value-type="float" office:value="442" calcext:value-type="float">
            <text:p>442</text:p>
          </table:table-cell>
          <table:table-cell table:formula="of:=ABJAD([.$A916];3;1)" office:value-type="float" office:value="7134" calcext:value-type="float">
            <text:p>7134</text:p>
          </table:table-cell>
        </table:table-row>
        <table:table-row table:style-name="ro1">
          <table:table-cell office:value-type="string" calcext:value-type="string">
            <text:p>KIRLI</text:p>
          </table:table-cell>
          <table:table-cell table:formula="of:=NUMEROLOG([.$A917];&quot;modern&quot;;&quot;tam&quot;)" office:value-type="float" office:value="32" calcext:value-type="float">
            <text:p>32</text:p>
          </table:table-cell>
          <table:table-cell table:formula="of:=NUMEROLOG([.$A917];&quot;TR&quot;;&quot;tam&quot;)" office:value-type="float" office:value="72" calcext:value-type="float">
            <text:p>72</text:p>
          </table:table-cell>
          <table:table-cell table:formula="of:=ABJAD([.$A917];0;1)" office:value-type="float" office:value="34" calcext:value-type="float">
            <text:p>34</text:p>
          </table:table-cell>
          <table:table-cell table:formula="of:=ABJAD([.$A917];1;1)" office:value-type="float" office:value="310" calcext:value-type="float">
            <text:p>310</text:p>
          </table:table-cell>
          <table:table-cell table:formula="of:=ABJAD([.$A917];2;1)" office:value-type="float" office:value="345" calcext:value-type="float">
            <text:p>345</text:p>
          </table:table-cell>
          <table:table-cell table:formula="of:=ABJAD([.$A917];3;1)"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KISA</text:p>
          </table:table-cell>
          <table:table-cell table:formula="of:=NUMEROLOG([.$A918];&quot;modern&quot;;&quot;tam&quot;)" office:value-type="float" office:value="13" calcext:value-type="float">
            <text:p>13</text:p>
          </table:table-cell>
          <table:table-cell table:formula="of:=NUMEROLOG([.$A918];&quot;TR&quot;;&quot;tam&quot;)" office:value-type="float" office:value="48" calcext:value-type="float">
            <text:p>48</text:p>
          </table:table-cell>
          <table:table-cell table:formula="of:=ABJAD([.$A918];0;1)" office:value-type="float" office:value="15" calcext:value-type="float">
            <text:p>15</text:p>
          </table:table-cell>
          <table:table-cell table:formula="of:=ABJAD([.$A918];1;1)" office:value-type="float" office:value="351" calcext:value-type="float">
            <text:p>351</text:p>
          </table:table-cell>
          <table:table-cell table:formula="of:=ABJAD([.$A918];2;1)" office:value-type="float" office:value="372" calcext:value-type="float">
            <text:p>372</text:p>
          </table:table-cell>
          <table:table-cell table:formula="of:=ABJAD([.$A918];3;1)" office:value-type="float" office:value="3965" calcext:value-type="float">
            <text:p>3965</text:p>
          </table:table-cell>
        </table:table-row>
        <table:table-row table:style-name="ro1">
          <table:table-cell office:value-type="string" calcext:value-type="string">
            <text:p>KISA KARAKAYA</text:p>
          </table:table-cell>
          <table:table-cell table:formula="of:=NUMEROLOG([.$A919];&quot;modern&quot;;&quot;tam&quot;)" office:value-type="float" office:value="37" calcext:value-type="float">
            <text:p>37</text:p>
          </table:table-cell>
          <table:table-cell table:formula="of:=NUMEROLOG([.$A919];&quot;TR&quot;;&quot;tam&quot;)" office:value-type="float" office:value="129" calcext:value-type="float">
            <text:p>129</text:p>
          </table:table-cell>
          <table:table-cell table:formula="of:=ABJAD([.$A919];0;1)" office:value-type="float" office:value="35" calcext:value-type="float">
            <text:p>35</text:p>
          </table:table-cell>
          <table:table-cell table:formula="of:=ABJAD([.$A919];1;1)" office:value-type="float" office:value="1535" calcext:value-type="float">
            <text:p>1535</text:p>
          </table:table-cell>
          <table:table-cell table:formula="of:=ABJAD([.$A919];2;1)" office:value-type="float" office:value="1580" calcext:value-type="float">
            <text:p>1580</text:p>
          </table:table-cell>
          <table:table-cell table:formula="of:=ABJAD([.$A919];3;1)" office:value-type="float" office:value="12437" calcext:value-type="float">
            <text:p>12437</text:p>
          </table:table-cell>
        </table:table-row>
        <table:table-row table:style-name="ro1">
          <table:table-cell office:value-type="string" calcext:value-type="string">
            <text:p>KISAOĞLU</text:p>
          </table:table-cell>
          <table:table-cell table:formula="of:=NUMEROLOG([.$A920];&quot;modern&quot;;&quot;tam&quot;)" office:value-type="float" office:value="32" calcext:value-type="float">
            <text:p>32</text:p>
          </table:table-cell>
          <table:table-cell table:formula="of:=NUMEROLOG([.$A920];&quot;TR&quot;;&quot;tam&quot;)" office:value-type="float" office:value="115" calcext:value-type="float">
            <text:p>115</text:p>
          </table:table-cell>
          <table:table-cell table:formula="of:=ABJAD([.$A920];0;1)" office:value-type="float" office:value="33" calcext:value-type="float">
            <text:p>33</text:p>
          </table:table-cell>
          <table:table-cell table:formula="of:=ABJAD([.$A920];1;1)" office:value-type="float" office:value="1089" calcext:value-type="float">
            <text:p>1089</text:p>
          </table:table-cell>
          <table:table-cell table:formula="of:=ABJAD([.$A920];2;1)" office:value-type="float" office:value="4400" calcext:value-type="float">
            <text:p>4400</text:p>
          </table:table-cell>
          <table:table-cell table:formula="of:=ABJAD([.$A920];3;1)" office:value-type="float" office:value="9336" calcext:value-type="float">
            <text:p>9336</text:p>
          </table:table-cell>
        </table:table-row>
        <table:table-row table:style-name="ro1">
          <table:table-cell office:value-type="string" calcext:value-type="string">
            <text:p>KİŞİ</text:p>
          </table:table-cell>
          <table:table-cell table:formula="of:=NUMEROLOG([.$A921];&quot;modern&quot;;&quot;tam&quot;)" office:value-type="float" office:value="21" calcext:value-type="float">
            <text:p>21</text:p>
          </table:table-cell>
          <table:table-cell table:formula="of:=NUMEROLOG([.$A921];&quot;TR&quot;;&quot;tam&quot;)" office:value-type="float" office:value="61" calcext:value-type="float">
            <text:p>61</text:p>
          </table:table-cell>
          <table:table-cell table:formula="of:=ABJAD([.$A921];0;1)" office:value-type="float" office:value="24" calcext:value-type="float">
            <text:p>24</text:p>
          </table:table-cell>
          <table:table-cell table:formula="of:=ABJAD([.$A921];1;1)" office:value-type="float" office:value="480" calcext:value-type="float">
            <text:p>480</text:p>
          </table:table-cell>
          <table:table-cell table:formula="of:=ABJAD([.$A921];2;1)" office:value-type="float" office:value="530" calcext:value-type="float">
            <text:p>530</text:p>
          </table:table-cell>
          <table:table-cell table:formula="of:=ABJAD([.$A921];3;1)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KITAY</text:p>
          </table:table-cell>
          <table:table-cell table:formula="of:=NUMEROLOG([.$A922];&quot;modern&quot;;&quot;tam&quot;)" office:value-type="float" office:value="21" calcext:value-type="float">
            <text:p>21</text:p>
          </table:table-cell>
          <table:table-cell table:formula="of:=NUMEROLOG([.$A922];&quot;TR&quot;;&quot;tam&quot;)" office:value-type="float" office:value="78" calcext:value-type="float">
            <text:p>78</text:p>
          </table:table-cell>
          <table:table-cell table:formula="of:=ABJAD([.$A922];0;1)" office:value-type="float" office:value="23" calcext:value-type="float">
            <text:p>23</text:p>
          </table:table-cell>
          <table:table-cell table:formula="of:=ABJAD([.$A922];1;1)" office:value-type="float" office:value="1451" calcext:value-type="float">
            <text:p>1451</text:p>
          </table:table-cell>
          <table:table-cell table:formula="of:=ABJAD([.$A922];2;1)" office:value-type="float" office:value="1477" calcext:value-type="float">
            <text:p>1477</text:p>
          </table:table-cell>
          <table:table-cell table:formula="of:=ABJAD([.$A922];3;1)" office:value-type="float" office:value="7993" calcext:value-type="float">
            <text:p>7993</text:p>
          </table:table-cell>
        </table:table-row>
        <table:table-row table:style-name="ro1">
          <table:table-cell office:value-type="string" calcext:value-type="string">
            <text:p>KIVRAK</text:p>
          </table:table-cell>
          <table:table-cell table:formula="of:=NUMEROLOG([.$A923];&quot;modern&quot;;&quot;tam&quot;)" office:value-type="float" office:value="27" calcext:value-type="float">
            <text:p>27</text:p>
          </table:table-cell>
          <table:table-cell table:formula="of:=NUMEROLOG([.$A923];&quot;TR&quot;;&quot;tam&quot;)" office:value-type="float" office:value="88" calcext:value-type="float">
            <text:p>88</text:p>
          </table:table-cell>
          <table:table-cell table:formula="of:=ABJAD([.$A923];0;1)" office:value-type="float" office:value="35" calcext:value-type="float">
            <text:p>35</text:p>
          </table:table-cell>
          <table:table-cell table:formula="of:=ABJAD([.$A923];1;1)" office:value-type="float" office:value="1091" calcext:value-type="float">
            <text:p>1091</text:p>
          </table:table-cell>
          <table:table-cell table:formula="of:=ABJAD([.$A923];2;1)" office:value-type="float" office:value="1122" calcext:value-type="float">
            <text:p>1122</text:p>
          </table:table-cell>
          <table:table-cell table:formula="of:=ABJAD([.$A923];3;1)" office:value-type="float" office:value="7597" calcext:value-type="float">
            <text:p>7597</text:p>
          </table:table-cell>
        </table:table-row>
        <table:table-row table:style-name="ro1">
          <table:table-cell office:value-type="string" calcext:value-type="string">
            <text:p>KIYAK</text:p>
          </table:table-cell>
          <table:table-cell table:formula="of:=NUMEROLOG([.$A924];&quot;modern&quot;;&quot;tam&quot;)" office:value-type="float" office:value="21" calcext:value-type="float">
            <text:p>21</text:p>
          </table:table-cell>
          <table:table-cell table:formula="of:=NUMEROLOG([.$A924];&quot;TR&quot;;&quot;tam&quot;)" office:value-type="float" office:value="68" calcext:value-type="float">
            <text:p>68</text:p>
          </table:table-cell>
          <table:table-cell table:formula="of:=ABJAD([.$A924];0;1)" office:value-type="float" office:value="19" calcext:value-type="float">
            <text:p>19</text:p>
          </table:table-cell>
          <table:table-cell table:formula="of:=ABJAD([.$A924];1;1)" office:value-type="float" office:value="991" calcext:value-type="float">
            <text:p>991</text:p>
          </table:table-cell>
          <table:table-cell table:formula="of:=ABJAD([.$A924];2;1)" office:value-type="float" office:value="1017" calcext:value-type="float">
            <text:p>1017</text:p>
          </table:table-cell>
          <table:table-cell table:formula="of:=ABJAD([.$A924];3;1)" office:value-type="float" office:value="5276" calcext:value-type="float">
            <text:p>5276</text:p>
          </table:table-cell>
        </table:table-row>
        <table:table-row table:style-name="ro1">
          <table:table-cell office:value-type="string" calcext:value-type="string">
            <text:p>KIYAK YILMAZ</text:p>
          </table:table-cell>
          <table:table-cell table:formula="of:=NUMEROLOG([.$A925];&quot;modern&quot;;&quot;tam&quot;)" office:value-type="float" office:value="53" calcext:value-type="float">
            <text:p>53</text:p>
          </table:table-cell>
          <table:table-cell table:formula="of:=NUMEROLOG([.$A925];&quot;TR&quot;;&quot;tam&quot;)" office:value-type="float" office:value="168" calcext:value-type="float">
            <text:p>168</text:p>
          </table:table-cell>
          <table:table-cell table:formula="of:=ABJAD([.$A925];0;1)" office:value-type="float" office:value="36" calcext:value-type="float">
            <text:p>36</text:p>
          </table:table-cell>
          <table:table-cell table:formula="of:=ABJAD([.$A925];1;1)" office:value-type="float" office:value="3012" calcext:value-type="float">
            <text:p>3012</text:p>
          </table:table-cell>
          <table:table-cell table:formula="of:=ABJAD([.$A925];2;1)" office:value-type="float" office:value="3069" calcext:value-type="float">
            <text:p>3069</text:p>
          </table:table-cell>
          <table:table-cell table:formula="of:=ABJAD([.$A925];3;1)"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KIZANOĞLU</text:p>
          </table:table-cell>
          <table:table-cell table:formula="of:=NUMEROLOG([.$A926];&quot;modern&quot;;&quot;tam&quot;)" office:value-type="float" office:value="44" calcext:value-type="float">
            <text:p>44</text:p>
          </table:table-cell>
          <table:table-cell table:formula="of:=NUMEROLOG([.$A926];&quot;TR&quot;;&quot;tam&quot;)" office:value-type="float" office:value="139" calcext:value-type="float">
            <text:p>139</text:p>
          </table:table-cell>
          <table:table-cell table:formula="of:=ABJAD([.$A926];0;1)" office:value-type="float" office:value="47" calcext:value-type="float">
            <text:p>47</text:p>
          </table:table-cell>
          <table:table-cell table:formula="of:=ABJAD([.$A926];1;1)" office:value-type="float" office:value="1859" calcext:value-type="float">
            <text:p>1859</text:p>
          </table:table-cell>
          <table:table-cell table:formula="of:=ABJAD([.$A926];2;1)" office:value-type="float" office:value="5175" calcext:value-type="float">
            <text:p>5175</text:p>
          </table:table-cell>
          <table:table-cell table:formula="of:=ABJAD([.$A926];3;1)"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KIZILDAĞ</text:p>
          </table:table-cell>
          <table:table-cell table:formula="of:=NUMEROLOG([.$A927];&quot;modern&quot;;&quot;tam&quot;)" office:value-type="float" office:value="43" calcext:value-type="float">
            <text:p>43</text:p>
          </table:table-cell>
          <table:table-cell table:formula="of:=NUMEROLOG([.$A927];&quot;TR&quot;;&quot;tam&quot;)" office:value-type="float" office:value="95" calcext:value-type="float">
            <text:p>95</text:p>
          </table:table-cell>
          <table:table-cell table:formula="of:=ABJAD([.$A927];0;1)" office:value-type="float" office:value="43" calcext:value-type="float">
            <text:p>43</text:p>
          </table:table-cell>
          <table:table-cell table:formula="of:=ABJAD([.$A927];1;1)" office:value-type="float" office:value="1123" calcext:value-type="float">
            <text:p>1123</text:p>
          </table:table-cell>
          <table:table-cell table:formula="of:=ABJAD([.$A927];2;1)" office:value-type="float" office:value="3769" calcext:value-type="float">
            <text:p>3769</text:p>
          </table:table-cell>
          <table:table-cell table:formula="of:=ABJAD([.$A927];3;1)"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KIZILMEŞE</text:p>
          </table:table-cell>
          <table:table-cell table:formula="of:=NUMEROLOG([.$A928];&quot;modern&quot;;&quot;tam&quot;)" office:value-type="float" office:value="46" calcext:value-type="float">
            <text:p>46</text:p>
          </table:table-cell>
          <table:table-cell table:formula="of:=NUMEROLOG([.$A928];&quot;TR&quot;;&quot;tam&quot;)" office:value-type="float" office:value="131" calcext:value-type="float">
            <text:p>131</text:p>
          </table:table-cell>
          <table:table-cell table:formula="of:=ABJAD([.$A928];0;1)" office:value-type="float" office:value="44" calcext:value-type="float">
            <text:p>44</text:p>
          </table:table-cell>
          <table:table-cell table:formula="of:=ABJAD([.$A928];1;1)" office:value-type="float" office:value="1580" calcext:value-type="float">
            <text:p>1580</text:p>
          </table:table-cell>
          <table:table-cell table:formula="of:=ABJAD([.$A928];2;1)" office:value-type="float" office:value="1635" calcext:value-type="float">
            <text:p>1635</text:p>
          </table:table-cell>
          <table:table-cell table:formula="of:=ABJAD([.$A928];3;1)"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KIZILTEPE</text:p>
          </table:table-cell>
          <table:table-cell table:formula="of:=NUMEROLOG([.$A929];&quot;modern&quot;;&quot;tam&quot;)" office:value-type="float" office:value="50" calcext:value-type="float">
            <text:p>50</text:p>
          </table:table-cell>
          <table:table-cell table:formula="of:=NUMEROLOG([.$A929];&quot;TR&quot;;&quot;tam&quot;)" office:value-type="float" office:value="136" calcext:value-type="float">
            <text:p>136</text:p>
          </table:table-cell>
          <table:table-cell table:formula="of:=ABJAD([.$A929];0;1)" office:value-type="float" office:value="52" calcext:value-type="float">
            <text:p>52</text:p>
          </table:table-cell>
          <table:table-cell table:formula="of:=ABJAD([.$A929];1;1)" office:value-type="float" office:value="1720" calcext:value-type="float">
            <text:p>1720</text:p>
          </table:table-cell>
          <table:table-cell table:formula="of:=ABJAD([.$A929];2;1)" office:value-type="float" office:value="1775" calcext:value-type="float">
            <text:p>1775</text:p>
          </table:table-cell>
          <table:table-cell table:formula="of:=ABJAD([.$A929];3;1)" office:value-type="float" office:value="7228" calcext:value-type="float">
            <text:p>7228</text:p>
          </table:table-cell>
        </table:table-row>
        <table:table-row table:style-name="ro1">
          <table:table-cell office:value-type="string" calcext:value-type="string">
            <text:p>KIZILTOPRAK</text:p>
          </table:table-cell>
          <table:table-cell table:formula="of:=NUMEROLOG([.$A930];&quot;modern&quot;;&quot;tam&quot;)" office:value-type="float" office:value="58" calcext:value-type="float">
            <text:p>58</text:p>
          </table:table-cell>
          <table:table-cell table:formula="of:=NUMEROLOG([.$A930];&quot;TR&quot;;&quot;tam&quot;)" office:value-type="float" office:value="178" calcext:value-type="float">
            <text:p>178</text:p>
          </table:table-cell>
          <table:table-cell table:formula="of:=ABJAD([.$A930];0;1)" office:value-type="float" office:value="63" calcext:value-type="float">
            <text:p>63</text:p>
          </table:table-cell>
          <table:table-cell table:formula="of:=ABJAD([.$A930];1;1)" office:value-type="float" office:value="2031" calcext:value-type="float">
            <text:p>2031</text:p>
          </table:table-cell>
          <table:table-cell table:formula="of:=ABJAD([.$A930];2;1)" office:value-type="float" office:value="2167" calcext:value-type="float">
            <text:p>2167</text:p>
          </table:table-cell>
          <table:table-cell table:formula="of:=ABJAD([.$A930];3;1)" office:value-type="float" office:value="10326" calcext:value-type="float">
            <text:p>10326</text:p>
          </table:table-cell>
        </table:table-row>
        <table:table-row table:style-name="ro1">
          <table:table-cell office:value-type="string" calcext:value-type="string">
            <text:p>KIZMAZ</text:p>
          </table:table-cell>
          <table:table-cell table:formula="of:=NUMEROLOG([.$A931];&quot;modern&quot;;&quot;tam&quot;)" office:value-type="float" office:value="32" calcext:value-type="float">
            <text:p>32</text:p>
          </table:table-cell>
          <table:table-cell table:formula="of:=NUMEROLOG([.$A931];&quot;TR&quot;;&quot;tam&quot;)" office:value-type="float" office:value="100" calcext:value-type="float">
            <text:p>100</text:p>
          </table:table-cell>
          <table:table-cell table:formula="of:=ABJAD([.$A931];0;1)" office:value-type="float" office:value="23" calcext:value-type="float">
            <text:p>23</text:p>
          </table:table-cell>
          <table:table-cell table:formula="of:=ABJAD([.$A931];1;1)" office:value-type="float" office:value="2111" calcext:value-type="float">
            <text:p>2111</text:p>
          </table:table-cell>
          <table:table-cell table:formula="of:=ABJAD([.$A931];2;1)" office:value-type="float" office:value="2142" calcext:value-type="float">
            <text:p>2142</text:p>
          </table:table-cell>
          <table:table-cell table:formula="of:=ABJAD([.$A931];3;1)"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KIZMAZOĞLU</text:p>
          </table:table-cell>
          <table:table-cell table:formula="of:=NUMEROLOG([.$A932];&quot;modern&quot;;&quot;tam&quot;)" office:value-type="float" office:value="51" calcext:value-type="float">
            <text:p>51</text:p>
          </table:table-cell>
          <table:table-cell table:formula="of:=NUMEROLOG([.$A932];&quot;TR&quot;;&quot;tam&quot;)" office:value-type="float" office:value="167" calcext:value-type="float">
            <text:p>167</text:p>
          </table:table-cell>
          <table:table-cell table:formula="of:=ABJAD([.$A932];0;1)" office:value-type="float" office:value="41" calcext:value-type="float">
            <text:p>41</text:p>
          </table:table-cell>
          <table:table-cell table:formula="of:=ABJAD([.$A932];1;1)" office:value-type="float" office:value="2849" calcext:value-type="float">
            <text:p>2849</text:p>
          </table:table-cell>
          <table:table-cell table:formula="of:=ABJAD([.$A932];2;1)" office:value-type="float" office:value="6170" calcext:value-type="float">
            <text:p>6170</text:p>
          </table:table-cell>
          <table:table-cell table:formula="of:=ABJAD([.$A932];3;1)" office:value-type="float" office:value="7238" calcext:value-type="float">
            <text:p>7238</text:p>
          </table:table-cell>
        </table:table-row>
        <table:table-row table:style-name="ro1">
          <table:table-cell office:value-type="string" calcext:value-type="string">
            <text:p>KOÇ</text:p>
          </table:table-cell>
          <table:table-cell table:formula="of:=NUMEROLOG([.$A933];&quot;modern&quot;;&quot;tam&quot;)" office:value-type="float" office:value="11" calcext:value-type="float">
            <text:p>11</text:p>
          </table:table-cell>
          <table:table-cell table:formula="of:=NUMEROLOG([.$A933];&quot;TR&quot;;&quot;tam&quot;)" office:value-type="float" office:value="36" calcext:value-type="float">
            <text:p>36</text:p>
          </table:table-cell>
          <table:table-cell table:formula="of:=ABJAD([.$A933];0;1)" office:value-type="float" office:value="15" calcext:value-type="float">
            <text:p>15</text:p>
          </table:table-cell>
          <table:table-cell table:formula="of:=ABJAD([.$A933];1;1)" office:value-type="float" office:value="123" calcext:value-type="float">
            <text:p>123</text:p>
          </table:table-cell>
          <table:table-cell table:formula="of:=ABJAD([.$A933];2;1)" office:value-type="float" office:value="213" calcext:value-type="float">
            <text:p>213</text:p>
          </table:table-cell>
          <table:table-cell table:formula="of:=ABJAD([.$A933];3;1)"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KOCA</text:p>
          </table:table-cell>
          <table:table-cell table:formula="of:=NUMEROLOG([.$A934];&quot;modern&quot;;&quot;tam&quot;)" office:value-type="float" office:value="12" calcext:value-type="float">
            <text:p>12</text:p>
          </table:table-cell>
          <table:table-cell table:formula="of:=NUMEROLOG([.$A934];&quot;TR&quot;;&quot;tam&quot;)" office:value-type="float" office:value="36" calcext:value-type="float">
            <text:p>36</text:p>
          </table:table-cell>
          <table:table-cell table:formula="of:=ABJAD([.$A934];0;1)" office:value-type="float" office:value="16" calcext:value-type="float">
            <text:p>16</text:p>
          </table:table-cell>
          <table:table-cell table:formula="of:=ABJAD([.$A934];1;1)" office:value-type="float" office:value="124" calcext:value-type="float">
            <text:p>124</text:p>
          </table:table-cell>
          <table:table-cell table:formula="of:=ABJAD([.$A934];2;1)" office:value-type="float" office:value="215" calcext:value-type="float">
            <text:p>215</text:p>
          </table:table-cell>
          <table:table-cell table:formula="of:=ABJAD([.$A934];3;1)"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KOCABAŞ</text:p>
          </table:table-cell>
          <table:table-cell table:formula="of:=NUMEROLOG([.$A935];&quot;modern&quot;;&quot;tam&quot;)" office:value-type="float" office:value="16" calcext:value-type="float">
            <text:p>16</text:p>
          </table:table-cell>
          <table:table-cell table:formula="of:=NUMEROLOG([.$A935];&quot;TR&quot;;&quot;tam&quot;)" office:value-type="float" office:value="62" calcext:value-type="float">
            <text:p>62</text:p>
          </table:table-cell>
          <table:table-cell table:formula="of:=ABJAD([.$A935];0;1)" office:value-type="float" office:value="23" calcext:value-type="float">
            <text:p>23</text:p>
          </table:table-cell>
          <table:table-cell table:formula="of:=ABJAD([.$A935];1;1)" office:value-type="float" office:value="527" calcext:value-type="float">
            <text:p>527</text:p>
          </table:table-cell>
          <table:table-cell table:formula="of:=ABJAD([.$A935];2;1)" office:value-type="float" office:value="629" calcext:value-type="float">
            <text:p>629</text:p>
          </table:table-cell>
          <table:table-cell table:formula="of:=ABJAD([.$A935];3;1)"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KOCABIYIK</text:p>
          </table:table-cell>
          <table:table-cell table:formula="of:=NUMEROLOG([.$A936];&quot;modern&quot;;&quot;tam&quot;)" office:value-type="float" office:value="41" calcext:value-type="float">
            <text:p>41</text:p>
          </table:table-cell>
          <table:table-cell table:formula="of:=NUMEROLOG([.$A936];&quot;TR&quot;;&quot;tam&quot;)" office:value-type="float" office:value="102" calcext:value-type="float">
            <text:p>102</text:p>
          </table:table-cell>
          <table:table-cell table:formula="of:=ABJAD([.$A936];0;1)" office:value-type="float" office:value="42" calcext:value-type="float">
            <text:p>42</text:p>
          </table:table-cell>
          <table:table-cell table:formula="of:=ABJAD([.$A936];1;1)" office:value-type="float" office:value="1086" calcext:value-type="float">
            <text:p>1086</text:p>
          </table:table-cell>
          <table:table-cell table:formula="of:=ABJAD([.$A936];2;1)" office:value-type="float" office:value="1212" calcext:value-type="float">
            <text:p>1212</text:p>
          </table:table-cell>
          <table:table-cell table:formula="of:=ABJAD([.$A936];3;1)" office:value-type="float" office:value="6929" calcext:value-type="float">
            <text:p>6929</text:p>
          </table:table-cell>
        </table:table-row>
        <table:table-row table:style-name="ro1">
          <table:table-cell office:value-type="string" calcext:value-type="string">
            <text:p>KOCAKAYA ALTUNDAL</text:p>
          </table:table-cell>
          <table:table-cell table:formula="of:=NUMEROLOG([.$A937];&quot;modern&quot;;&quot;tam&quot;)" office:value-type="float" office:value="45" calcext:value-type="float">
            <text:p>45</text:p>
          </table:table-cell>
          <table:table-cell table:formula="of:=NUMEROLOG([.$A937];&quot;TR&quot;;&quot;tam&quot;)" office:value-type="float" office:value="183" calcext:value-type="float">
            <text:p>183</text:p>
          </table:table-cell>
          <table:table-cell table:formula="of:=ABJAD([.$A937];0;1)" office:value-type="float" office:value="50" calcext:value-type="float">
            <text:p>50</text:p>
          </table:table-cell>
          <table:table-cell table:formula="of:=ABJAD([.$A937];1;1)" office:value-type="float" office:value="2342" calcext:value-type="float">
            <text:p>2342</text:p>
          </table:table-cell>
          <table:table-cell table:formula="of:=ABJAD([.$A937];2;1)" office:value-type="float" office:value="3072" calcext:value-type="float">
            <text:p>3072</text:p>
          </table:table-cell>
          <table:table-cell table:formula="of:=ABJAD([.$A937];3;1)" office:value-type="float" office:value="16534" calcext:value-type="float">
            <text:p>16534</text:p>
          </table:table-cell>
        </table:table-row>
        <table:table-row table:style-name="ro1">
          <table:table-cell office:value-type="string" calcext:value-type="string">
            <text:p>KOCAMAN</text:p>
          </table:table-cell>
          <table:table-cell table:formula="of:=NUMEROLOG([.$A938];&quot;modern&quot;;&quot;tam&quot;)" office:value-type="float" office:value="22" calcext:value-type="float">
            <text:p>22</text:p>
          </table:table-cell>
          <table:table-cell table:formula="of:=NUMEROLOG([.$A938];&quot;TR&quot;;&quot;tam&quot;)" office:value-type="float" office:value="70" calcext:value-type="float">
            <text:p>70</text:p>
          </table:table-cell>
          <table:table-cell table:formula="of:=ABJAD([.$A938];0;1)" office:value-type="float" office:value="27" calcext:value-type="float">
            <text:p>27</text:p>
          </table:table-cell>
          <table:table-cell table:formula="of:=ABJAD([.$A938];1;1)" office:value-type="float" office:value="255" calcext:value-type="float">
            <text:p>255</text:p>
          </table:table-cell>
          <table:table-cell table:formula="of:=ABJAD([.$A938];2;1)" office:value-type="float" office:value="357" calcext:value-type="float">
            <text:p>357</text:p>
          </table:table-cell>
          <table:table-cell table:formula="of:=ABJAD([.$A938];3;1)"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KOÇAR</text:p>
          </table:table-cell>
          <table:table-cell table:formula="of:=NUMEROLOG([.$A939];&quot;modern&quot;;&quot;tam&quot;)" office:value-type="float" office:value="21" calcext:value-type="float">
            <text:p>21</text:p>
          </table:table-cell>
          <table:table-cell table:formula="of:=NUMEROLOG([.$A939];&quot;TR&quot;;&quot;tam&quot;)" office:value-type="float" office:value="58" calcext:value-type="float">
            <text:p>58</text:p>
          </table:table-cell>
          <table:table-cell table:formula="of:=ABJAD([.$A939];0;1)" office:value-type="float" office:value="24" calcext:value-type="float">
            <text:p>24</text:p>
          </table:table-cell>
          <table:table-cell table:formula="of:=ABJAD([.$A939];1;1)" office:value-type="float" office:value="324" calcext:value-type="float">
            <text:p>324</text:p>
          </table:table-cell>
          <table:table-cell table:formula="of:=ABJAD([.$A939];2;1)" office:value-type="float" office:value="420" calcext:value-type="float">
            <text:p>420</text:p>
          </table:table-cell>
          <table:table-cell table:formula="of:=ABJAD([.$A939];3;1)" office:value-type="float" office:value="4615" calcext:value-type="float">
            <text:p>4615</text:p>
          </table:table-cell>
        </table:table-row>
        <table:table-row table:style-name="ro1">
          <table:table-cell office:value-type="string" calcext:value-type="string">
            <text:p>KOÇARSLAN</text:p>
          </table:table-cell>
          <table:table-cell table:formula="of:=NUMEROLOG([.$A940];&quot;modern&quot;;&quot;tam&quot;)" office:value-type="float" office:value="31" calcext:value-type="float">
            <text:p>31</text:p>
          </table:table-cell>
          <table:table-cell table:formula="of:=NUMEROLOG([.$A940];&quot;TR&quot;;&quot;tam&quot;)" office:value-type="float" office:value="113" calcext:value-type="float">
            <text:p>113</text:p>
          </table:table-cell>
          <table:table-cell table:formula="of:=ABJAD([.$A940];0;1)" office:value-type="float" office:value="37" calcext:value-type="float">
            <text:p>37</text:p>
          </table:table-cell>
          <table:table-cell table:formula="of:=ABJAD([.$A940];1;1)" office:value-type="float" office:value="745" calcext:value-type="float">
            <text:p>745</text:p>
          </table:table-cell>
          <table:table-cell table:formula="of:=ABJAD([.$A940];2;1)" office:value-type="float" office:value="857" calcext:value-type="float">
            <text:p>857</text:p>
          </table:table-cell>
          <table:table-cell table:formula="of:=ABJAD([.$A940];3;1)" office:value-type="float" office:value="10150" calcext:value-type="float">
            <text:p>10150</text:p>
          </table:table-cell>
        </table:table-row>
        <table:table-row table:style-name="ro1">
          <table:table-cell office:value-type="string" calcext:value-type="string">
            <text:p>KOCASARAÇ</text:p>
          </table:table-cell>
          <table:table-cell table:formula="of:=NUMEROLOG([.$A941];&quot;modern&quot;;&quot;tam&quot;)" office:value-type="float" office:value="27" calcext:value-type="float">
            <text:p>27</text:p>
          </table:table-cell>
          <table:table-cell table:formula="of:=NUMEROLOG([.$A941];&quot;TR&quot;;&quot;tam&quot;)" office:value-type="float" office:value="85" calcext:value-type="float">
            <text:p>85</text:p>
          </table:table-cell>
          <table:table-cell table:formula="of:=ABJAD([.$A941];0;1)" office:value-type="float" office:value="29" calcext:value-type="float">
            <text:p>29</text:p>
          </table:table-cell>
          <table:table-cell table:formula="of:=ABJAD([.$A941];1;1)" office:value-type="float" office:value="629" calcext:value-type="float">
            <text:p>629</text:p>
          </table:table-cell>
          <table:table-cell table:formula="of:=ABJAD([.$A941];2;1)" office:value-type="float" office:value="737" calcext:value-type="float">
            <text:p>737</text:p>
          </table:table-cell>
          <table:table-cell table:formula="of:=ABJAD([.$A941];3;1)" office:value-type="float" office:value="9065" calcext:value-type="float">
            <text:p>9065</text:p>
          </table:table-cell>
        </table:table-row>
        <table:table-row table:style-name="ro1">
          <table:table-cell office:value-type="string" calcext:value-type="string">
            <text:p>KOCAYİĞİT</text:p>
          </table:table-cell>
          <table:table-cell table:formula="of:=NUMEROLOG([.$A942];&quot;modern&quot;;&quot;tam&quot;)" office:value-type="float" office:value="46" calcext:value-type="float">
            <text:p>46</text:p>
          </table:table-cell>
          <table:table-cell table:formula="of:=NUMEROLOG([.$A942];&quot;TR&quot;;&quot;tam&quot;)" office:value-type="float" office:value="121" calcext:value-type="float">
            <text:p>121</text:p>
          </table:table-cell>
          <table:table-cell table:formula="of:=ABJAD([.$A942];0;1)" office:value-type="float" office:value="48" calcext:value-type="float">
            <text:p>48</text:p>
          </table:table-cell>
          <table:table-cell table:formula="of:=ABJAD([.$A942];1;1)" office:value-type="float" office:value="1572" calcext:value-type="float">
            <text:p>1572</text:p>
          </table:table-cell>
          <table:table-cell table:formula="of:=ABJAD([.$A942];2;1)" office:value-type="float" office:value="4318" calcext:value-type="float">
            <text:p>4318</text:p>
          </table:table-cell>
          <table:table-cell table:formula="of:=ABJAD([.$A942];3;1)" office:value-type="float" office:value="13031" calcext:value-type="float">
            <text:p>13031</text:p>
          </table:table-cell>
        </table:table-row>
        <table:table-row table:style-name="ro1">
          <table:table-cell office:value-type="string" calcext:value-type="string">
            <text:p>KOÇER</text:p>
          </table:table-cell>
          <table:table-cell table:formula="of:=NUMEROLOG([.$A943];&quot;modern&quot;;&quot;tam&quot;)" office:value-type="float" office:value="25" calcext:value-type="float">
            <text:p>25</text:p>
          </table:table-cell>
          <table:table-cell table:formula="of:=NUMEROLOG([.$A943];&quot;TR&quot;;&quot;tam&quot;)" office:value-type="float" office:value="63" calcext:value-type="float">
            <text:p>63</text:p>
          </table:table-cell>
          <table:table-cell table:formula="of:=ABJAD([.$A943];0;1)" office:value-type="float" office:value="28" calcext:value-type="float">
            <text:p>28</text:p>
          </table:table-cell>
          <table:table-cell table:formula="of:=ABJAD([.$A943];1;1)" office:value-type="float" office:value="328" calcext:value-type="float">
            <text:p>328</text:p>
          </table:table-cell>
          <table:table-cell table:formula="of:=ABJAD([.$A943];2;1)" office:value-type="float" office:value="428" calcext:value-type="float">
            <text:p>428</text:p>
          </table:table-cell>
          <table:table-cell table:formula="of:=ABJAD([.$A943];3;1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KOÇOĞLU</text:p>
          </table:table-cell>
          <table:table-cell table:formula="of:=NUMEROLOG([.$A944];&quot;modern&quot;;&quot;tam&quot;)" office:value-type="float" office:value="30" calcext:value-type="float">
            <text:p>30</text:p>
          </table:table-cell>
          <table:table-cell table:formula="of:=NUMEROLOG([.$A944];&quot;TR&quot;;&quot;tam&quot;)" office:value-type="float" office:value="103" calcext:value-type="float">
            <text:p>103</text:p>
          </table:table-cell>
          <table:table-cell table:formula="of:=ABJAD([.$A944];0;1)" office:value-type="float" office:value="33" calcext:value-type="float">
            <text:p>33</text:p>
          </table:table-cell>
          <table:table-cell table:formula="of:=ABJAD([.$A944];1;1)" office:value-type="float" office:value="861" calcext:value-type="float">
            <text:p>861</text:p>
          </table:table-cell>
          <table:table-cell table:formula="of:=ABJAD([.$A944];2;1)" office:value-type="float" office:value="4241" calcext:value-type="float">
            <text:p>4241</text:p>
          </table:table-cell>
          <table:table-cell table:formula="of:=ABJAD([.$A944];3;1)" office:value-type="float" office:value="7084" calcext:value-type="float">
            <text:p>7084</text:p>
          </table:table-cell>
        </table:table-row>
        <table:table-row table:style-name="ro1">
          <table:table-cell office:value-type="string" calcext:value-type="string">
            <text:p>KOCUBEYOĞLU</text:p>
          </table:table-cell>
          <table:table-cell table:formula="of:=NUMEROLOG([.$A945];&quot;modern&quot;;&quot;tam&quot;)" office:value-type="float" office:value="47" calcext:value-type="float">
            <text:p>47</text:p>
          </table:table-cell>
          <table:table-cell table:formula="of:=NUMEROLOG([.$A945];&quot;TR&quot;;&quot;tam&quot;)" office:value-type="float" office:value="163" calcext:value-type="float">
            <text:p>163</text:p>
          </table:table-cell>
          <table:table-cell table:formula="of:=ABJAD([.$A945];0;1)" office:value-type="float" office:value="40" calcext:value-type="float">
            <text:p>40</text:p>
          </table:table-cell>
          <table:table-cell table:formula="of:=ABJAD([.$A945];1;1)" office:value-type="float" office:value="2368" calcext:value-type="float">
            <text:p>2368</text:p>
          </table:table-cell>
          <table:table-cell table:formula="of:=ABJAD([.$A945];2;1)" office:value-type="float" office:value="6363" calcext:value-type="float">
            <text:p>6363</text:p>
          </table:table-cell>
          <table:table-cell table:formula="of:=ABJAD([.$A945];3;1)" office:value-type="float" office:value="15056" calcext:value-type="float">
            <text:p>15056</text:p>
          </table:table-cell>
        </table:table-row>
        <table:table-row table:style-name="ro1">
          <table:table-cell office:value-type="string" calcext:value-type="string">
            <text:p>KOÇYİĞİT</text:p>
          </table:table-cell>
          <table:table-cell table:formula="of:=NUMEROLOG([.$A946];&quot;modern&quot;;&quot;tam&quot;)" office:value-type="float" office:value="45" calcext:value-type="float">
            <text:p>45</text:p>
          </table:table-cell>
          <table:table-cell table:formula="of:=NUMEROLOG([.$A946];&quot;TR&quot;;&quot;tam&quot;)" office:value-type="float" office:value="121" calcext:value-type="float">
            <text:p>121</text:p>
          </table:table-cell>
          <table:table-cell table:formula="of:=ABJAD([.$A946];0;1)" office:value-type="float" office:value="47" calcext:value-type="float">
            <text:p>47</text:p>
          </table:table-cell>
          <table:table-cell table:formula="of:=ABJAD([.$A946];1;1)" office:value-type="float" office:value="1571" calcext:value-type="float">
            <text:p>1571</text:p>
          </table:table-cell>
          <table:table-cell table:formula="of:=ABJAD([.$A946];2;1)" office:value-type="float" office:value="4316" calcext:value-type="float">
            <text:p>4316</text:p>
          </table:table-cell>
          <table:table-cell table:formula="of:=ABJAD([.$A946];3;1)" office:value-type="float" office:value="12809" calcext:value-type="float">
            <text:p>12809</text:p>
          </table:table-cell>
        </table:table-row>
        <table:table-row table:style-name="ro1">
          <table:table-cell office:value-type="string" calcext:value-type="string">
            <text:p>KÖKSAL</text:p>
          </table:table-cell>
          <table:table-cell table:formula="of:=NUMEROLOG([.$A947];&quot;modern&quot;;&quot;tam&quot;)" office:value-type="float" office:value="15" calcext:value-type="float">
            <text:p>15</text:p>
          </table:table-cell>
          <table:table-cell table:formula="of:=NUMEROLOG([.$A947];&quot;TR&quot;;&quot;tam&quot;)" office:value-type="float" office:value="85" calcext:value-type="float">
            <text:p>85</text:p>
          </table:table-cell>
          <table:table-cell table:formula="of:=ABJAD([.$A947];0;1)" office:value-type="float" office:value="17" calcext:value-type="float">
            <text:p>17</text:p>
          </table:table-cell>
          <table:table-cell table:formula="of:=ABJAD([.$A947];1;1)" office:value-type="float" office:value="521" calcext:value-type="float">
            <text:p>521</text:p>
          </table:table-cell>
          <table:table-cell table:formula="of:=ABJAD([.$A947];2;1)" office:value-type="float" office:value="632" calcext:value-type="float">
            <text:p>632</text:p>
          </table:table-cell>
          <table:table-cell table:formula="of:=ABJAD([.$A947];3;1)"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KÖKSOY</text:p>
          </table:table-cell>
          <table:table-cell table:formula="of:=NUMEROLOG([.$A948];&quot;modern&quot;;&quot;tam&quot;)" office:value-type="float" office:value="24" calcext:value-type="float">
            <text:p>24</text:p>
          </table:table-cell>
          <table:table-cell table:formula="of:=NUMEROLOG([.$A948];&quot;TR&quot;;&quot;tam&quot;)" office:value-type="float" office:value="115" calcext:value-type="float">
            <text:p>115</text:p>
          </table:table-cell>
          <table:table-cell table:formula="of:=ABJAD([.$A948];0;1)" office:value-type="float" office:value="22" calcext:value-type="float">
            <text:p>22</text:p>
          </table:table-cell>
          <table:table-cell table:formula="of:=ABJAD([.$A948];1;1)" office:value-type="float" office:value="1450" calcext:value-type="float">
            <text:p>1450</text:p>
          </table:table-cell>
          <table:table-cell table:formula="of:=ABJAD([.$A948];2;1)" office:value-type="float" office:value="1640" calcext:value-type="float">
            <text:p>1640</text:p>
          </table:table-cell>
          <table:table-cell table:formula="of:=ABJAD([.$A948];3;1)" office:value-type="float" office:value="9422" calcext:value-type="float">
            <text:p>9422</text:p>
          </table:table-cell>
        </table:table-row>
        <table:table-row table:style-name="ro1">
          <table:table-cell office:value-type="string" calcext:value-type="string">
            <text:p>KOL</text:p>
          </table:table-cell>
          <table:table-cell table:formula="of:=NUMEROLOG([.$A949];&quot;modern&quot;;&quot;tam&quot;)" office:value-type="float" office:value="11" calcext:value-type="float">
            <text:p>11</text:p>
          </table:table-cell>
          <table:table-cell table:formula="of:=NUMEROLOG([.$A949];&quot;TR&quot;;&quot;tam&quot;)" office:value-type="float" office:value="47" calcext:value-type="float">
            <text:p>47</text:p>
          </table:table-cell>
          <table:table-cell table:formula="of:=ABJAD([.$A949];0;1)" office:value-type="float" office:value="14" calcext:value-type="float">
            <text:p>14</text:p>
          </table:table-cell>
          <table:table-cell table:formula="of:=ABJAD([.$A949];1;1)" office:value-type="float" office:value="170" calcext:value-type="float">
            <text:p>170</text:p>
          </table:table-cell>
          <table:table-cell table:formula="of:=ABJAD([.$A949];2;1)" office:value-type="float" office:value="260" calcext:value-type="float">
            <text:p>260</text:p>
          </table:table-cell>
          <table:table-cell table:formula="of:=ABJAD([.$A949];3;1)"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KOLSUZ</text:p>
          </table:table-cell>
          <table:table-cell table:formula="of:=NUMEROLOG([.$A950];&quot;modern&quot;;&quot;tam&quot;)" office:value-type="float" office:value="23" calcext:value-type="float">
            <text:p>23</text:p>
          </table:table-cell>
          <table:table-cell table:formula="of:=NUMEROLOG([.$A950];&quot;TR&quot;;&quot;tam&quot;)" office:value-type="float" office:value="123" calcext:value-type="float">
            <text:p>123</text:p>
          </table:table-cell>
          <table:table-cell table:formula="of:=ABJAD([.$A950];0;1)" office:value-type="float" office:value="18" calcext:value-type="float">
            <text:p>18</text:p>
          </table:table-cell>
          <table:table-cell table:formula="of:=ABJAD([.$A950];1;1)" office:value-type="float" office:value="2070" calcext:value-type="float">
            <text:p>2070</text:p>
          </table:table-cell>
          <table:table-cell table:formula="of:=ABJAD([.$A950];2;1)" office:value-type="float" office:value="2770" calcext:value-type="float">
            <text:p>2770</text:p>
          </table:table-cell>
          <table:table-cell table:formula="of:=ABJAD([.$A950];3;1)" office:value-type="float" office:value="7691" calcext:value-type="float">
            <text:p>7691</text:p>
          </table:table-cell>
        </table:table-row>
        <table:table-row table:style-name="ro1">
          <table:table-cell office:value-type="string" calcext:value-type="string">
            <text:p>KOLUŞ</text:p>
          </table:table-cell>
          <table:table-cell table:formula="of:=NUMEROLOG([.$A951];&quot;modern&quot;;&quot;tam&quot;)" office:value-type="float" office:value="15" calcext:value-type="float">
            <text:p>15</text:p>
          </table:table-cell>
          <table:table-cell table:formula="of:=NUMEROLOG([.$A951];&quot;TR&quot;;&quot;tam&quot;)" office:value-type="float" office:value="95" calcext:value-type="float">
            <text:p>95</text:p>
          </table:table-cell>
          <table:table-cell table:formula="of:=ABJAD([.$A951];0;1)" office:value-type="float" office:value="18" calcext:value-type="float">
            <text:p>18</text:p>
          </table:table-cell>
          <table:table-cell table:formula="of:=ABJAD([.$A951];1;1)" office:value-type="float" office:value="1170" calcext:value-type="float">
            <text:p>1170</text:p>
          </table:table-cell>
          <table:table-cell table:formula="of:=ABJAD([.$A951];2;1)" office:value-type="float" office:value="1865" calcext:value-type="float">
            <text:p>1865</text:p>
          </table:table-cell>
          <table:table-cell table:formula="of:=ABJAD([.$A951];3;1)" office:value-type="float" office:value="7690" calcext:value-type="float">
            <text:p>7690</text:p>
          </table:table-cell>
        </table:table-row>
        <table:table-row table:style-name="ro1">
          <table:table-cell office:value-type="string" calcext:value-type="string">
            <text:p>KONUK</text:p>
          </table:table-cell>
          <table:table-cell table:formula="of:=NUMEROLOG([.$A952];&quot;modern&quot;;&quot;tam&quot;)" office:value-type="float" office:value="18" calcext:value-type="float">
            <text:p>18</text:p>
          </table:table-cell>
          <table:table-cell table:formula="of:=NUMEROLOG([.$A952];&quot;TR&quot;;&quot;tam&quot;)" office:value-type="float" office:value="88" calcext:value-type="float">
            <text:p>88</text:p>
          </table:table-cell>
          <table:table-cell table:formula="of:=ABJAD([.$A952];0;1)" office:value-type="float" office:value="26" calcext:value-type="float">
            <text:p>26</text:p>
          </table:table-cell>
          <table:table-cell table:formula="of:=ABJAD([.$A952];1;1)" office:value-type="float" office:value="830" calcext:value-type="float">
            <text:p>830</text:p>
          </table:table-cell>
          <table:table-cell table:formula="of:=ABJAD([.$A952];2;1)" office:value-type="float" office:value="1525" calcext:value-type="float">
            <text:p>1525</text:p>
          </table:table-cell>
          <table:table-cell table:formula="of:=ABJAD([.$A952];3;1)" office:value-type="float" office:value="6346" calcext:value-type="float">
            <text:p>6346</text:p>
          </table:table-cell>
        </table:table-row>
        <table:table-row table:style-name="ro1">
          <table:table-cell office:value-type="string" calcext:value-type="string">
            <text:p>KONURALP</text:p>
          </table:table-cell>
          <table:table-cell table:formula="of:=NUMEROLOG([.$A953];&quot;modern&quot;;&quot;tam&quot;)" office:value-type="float" office:value="36" calcext:value-type="float">
            <text:p>36</text:p>
          </table:table-cell>
          <table:table-cell table:formula="of:=NUMEROLOG([.$A953];&quot;TR&quot;;&quot;tam&quot;)" office:value-type="float" office:value="131" calcext:value-type="float">
            <text:p>131</text:p>
          </table:table-cell>
          <table:table-cell table:formula="of:=ABJAD([.$A953];0;1)" office:value-type="float" office:value="37" calcext:value-type="float">
            <text:p>37</text:p>
          </table:table-cell>
          <table:table-cell table:formula="of:=ABJAD([.$A953];1;1)" office:value-type="float" office:value="1141" calcext:value-type="float">
            <text:p>1141</text:p>
          </table:table-cell>
          <table:table-cell table:formula="of:=ABJAD([.$A953];2;1)" office:value-type="float" office:value="1847" calcext:value-type="float">
            <text:p>1847</text:p>
          </table:table-cell>
          <table:table-cell table:formula="of:=ABJAD([.$A953];3;1)" office:value-type="float" office:value="11683" calcext:value-type="float">
            <text:p>11683</text:p>
          </table:table-cell>
        </table:table-row>
        <table:table-row table:style-name="ro1">
          <table:table-cell office:value-type="string" calcext:value-type="string">
            <text:p>KOPAN</text:p>
          </table:table-cell>
          <table:table-cell table:formula="of:=NUMEROLOG([.$A954];&quot;modern&quot;;&quot;tam&quot;)" office:value-type="float" office:value="21" calcext:value-type="float">
            <text:p>21</text:p>
          </table:table-cell>
          <table:table-cell table:formula="of:=NUMEROLOG([.$A954];&quot;TR&quot;;&quot;tam&quot;)" office:value-type="float" office:value="70" calcext:value-type="float">
            <text:p>70</text:p>
          </table:table-cell>
          <table:table-cell table:formula="of:=ABJAD([.$A954];0;1)" office:value-type="float" office:value="27" calcext:value-type="float">
            <text:p>27</text:p>
          </table:table-cell>
          <table:table-cell table:formula="of:=ABJAD([.$A954];1;1)" office:value-type="float" office:value="291" calcext:value-type="float">
            <text:p>291</text:p>
          </table:table-cell>
          <table:table-cell table:formula="of:=ABJAD([.$A954];2;1)" office:value-type="float" office:value="387" calcext:value-type="float">
            <text:p>387</text:p>
          </table:table-cell>
          <table:table-cell table:formula="of:=ABJAD([.$A954];3;1)" office:value-type="float" office:value="5717" calcext:value-type="float">
            <text:p>5717</text:p>
          </table:table-cell>
        </table:table-row>
        <table:table-row table:style-name="ro1">
          <table:table-cell office:value-type="string" calcext:value-type="string">
            <text:p>KOPTUR</text:p>
          </table:table-cell>
          <table:table-cell table:formula="of:=NUMEROLOG([.$A955];&quot;modern&quot;;&quot;tam&quot;)" office:value-type="float" office:value="29" calcext:value-type="float">
            <text:p>29</text:p>
          </table:table-cell>
          <table:table-cell table:formula="of:=NUMEROLOG([.$A955];&quot;TR&quot;;&quot;tam&quot;)" office:value-type="float" office:value="122" calcext:value-type="float">
            <text:p>122</text:p>
          </table:table-cell>
          <table:table-cell table:formula="of:=ABJAD([.$A955];0;1)" office:value-type="float" office:value="32" calcext:value-type="float">
            <text:p>32</text:p>
          </table:table-cell>
          <table:table-cell table:formula="of:=ABJAD([.$A955];1;1)" office:value-type="float" office:value="1520" calcext:value-type="float">
            <text:p>1520</text:p>
          </table:table-cell>
          <table:table-cell table:formula="of:=ABJAD([.$A955];2;1)" office:value-type="float" office:value="2220" calcext:value-type="float">
            <text:p>2220</text:p>
          </table:table-cell>
          <table:table-cell table:formula="of:=ABJAD([.$A955];3;1)" office:value-type="float" office:value="12458" calcext:value-type="float">
            <text:p>12458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table:formula="of:=NUMEROLOG([.$A956];&quot;modern&quot;;&quot;tam&quot;)" office:value-type="float" office:value="17" calcext:value-type="float">
            <text:p>17</text:p>
          </table:table-cell>
          <table:table-cell table:formula="of:=NUMEROLOG([.$A956];&quot;TR&quot;;&quot;tam&quot;)" office:value-type="float" office:value="53" calcext:value-type="float">
            <text:p>53</text:p>
          </table:table-cell>
          <table:table-cell table:formula="of:=ABJAD([.$A956];0;1)" office:value-type="float" office:value="20" calcext:value-type="float">
            <text:p>20</text:p>
          </table:table-cell>
          <table:table-cell table:formula="of:=ABJAD([.$A956];1;1)" office:value-type="float" office:value="320" calcext:value-type="float">
            <text:p>320</text:p>
          </table:table-cell>
          <table:table-cell table:formula="of:=ABJAD([.$A956];2;1)" office:value-type="float" office:value="410" calcext:value-type="float">
            <text:p>410</text:p>
          </table:table-cell>
          <table:table-cell table:formula="of:=ABJAD([.$A956];3;1)"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KORKMAZ</text:p>
          </table:table-cell>
          <table:table-cell table:formula="of:=NUMEROLOG([.$A957];&quot;modern&quot;;&quot;tam&quot;)" office:value-type="float" office:value="32" calcext:value-type="float">
            <text:p>32</text:p>
          </table:table-cell>
          <table:table-cell table:formula="of:=NUMEROLOG([.$A957];&quot;TR&quot;;&quot;tam&quot;)" office:value-type="float" office:value="113" calcext:value-type="float">
            <text:p>113</text:p>
          </table:table-cell>
          <table:table-cell table:formula="of:=ABJAD([.$A957];0;1)" office:value-type="float" office:value="29" calcext:value-type="float">
            <text:p>29</text:p>
          </table:table-cell>
          <table:table-cell table:formula="of:=ABJAD([.$A957];1;1)" office:value-type="float" office:value="1421" calcext:value-type="float">
            <text:p>1421</text:p>
          </table:table-cell>
          <table:table-cell table:formula="of:=ABJAD([.$A957];2;1)" office:value-type="float" office:value="1527" calcext:value-type="float">
            <text:p>1527</text:p>
          </table:table-cell>
          <table:table-cell table:formula="of:=ABJAD([.$A957];3;1)"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ORKMAZOĞLU</text:p>
          </table:table-cell>
          <table:table-cell table:formula="of:=NUMEROLOG([.$A958];&quot;modern&quot;;&quot;tam&quot;)" office:value-type="float" office:value="51" calcext:value-type="float">
            <text:p>51</text:p>
          </table:table-cell>
          <table:table-cell table:formula="of:=NUMEROLOG([.$A958];&quot;TR&quot;;&quot;tam&quot;)" office:value-type="float" office:value="180" calcext:value-type="float">
            <text:p>180</text:p>
          </table:table-cell>
          <table:table-cell table:formula="of:=ABJAD([.$A958];0;1)" office:value-type="float" office:value="47" calcext:value-type="float">
            <text:p>47</text:p>
          </table:table-cell>
          <table:table-cell table:formula="of:=ABJAD([.$A958];1;1)" office:value-type="float" office:value="2159" calcext:value-type="float">
            <text:p>2159</text:p>
          </table:table-cell>
          <table:table-cell table:formula="of:=ABJAD([.$A958];2;1)" office:value-type="float" office:value="5555" calcext:value-type="float">
            <text:p>5555</text:p>
          </table:table-cell>
          <table:table-cell table:formula="of:=ABJAD([.$A958];3;1)" office:value-type="float" office:value="10686" calcext:value-type="float">
            <text:p>10686</text:p>
          </table:table-cell>
        </table:table-row>
        <table:table-row table:style-name="ro1">
          <table:table-cell office:value-type="string" calcext:value-type="string">
            <text:p>KORKUT</text:p>
          </table:table-cell>
          <table:table-cell table:formula="of:=NUMEROLOG([.$A959];&quot;modern&quot;;&quot;tam&quot;)" office:value-type="float" office:value="24" calcext:value-type="float">
            <text:p>24</text:p>
          </table:table-cell>
          <table:table-cell table:formula="of:=NUMEROLOG([.$A959];&quot;TR&quot;;&quot;tam&quot;)" office:value-type="float" office:value="116" calcext:value-type="float">
            <text:p>116</text:p>
          </table:table-cell>
          <table:table-cell table:formula="of:=ABJAD([.$A959];0;1)" office:value-type="float" office:value="32" calcext:value-type="float">
            <text:p>32</text:p>
          </table:table-cell>
          <table:table-cell table:formula="of:=ABJAD([.$A959];1;1)" office:value-type="float" office:value="1460" calcext:value-type="float">
            <text:p>1460</text:p>
          </table:table-cell>
          <table:table-cell table:formula="of:=ABJAD([.$A959];2;1)" office:value-type="float" office:value="2160" calcext:value-type="float">
            <text:p>2160</text:p>
          </table:table-cell>
          <table:table-cell table:formula="of:=ABJAD([.$A959];3;1)" office:value-type="float" office:value="10148" calcext:value-type="float">
            <text:p>10148</text:p>
          </table:table-cell>
        </table:table-row>
        <table:table-row table:style-name="ro1">
          <table:table-cell office:value-type="string" calcext:value-type="string">
            <text:p>KÖROĞLU</text:p>
          </table:table-cell>
          <table:table-cell table:formula="of:=NUMEROLOG([.$A960];&quot;modern&quot;;&quot;tam&quot;)" office:value-type="float" office:value="36" calcext:value-type="float">
            <text:p>36</text:p>
          </table:table-cell>
          <table:table-cell table:formula="of:=NUMEROLOG([.$A960];&quot;TR&quot;;&quot;tam&quot;)" office:value-type="float" office:value="121" calcext:value-type="float">
            <text:p>121</text:p>
          </table:table-cell>
          <table:table-cell table:formula="of:=ABJAD([.$A960];0;1)" office:value-type="float" office:value="36" calcext:value-type="float">
            <text:p>36</text:p>
          </table:table-cell>
          <table:table-cell table:formula="of:=ABJAD([.$A960];1;1)" office:value-type="float" office:value="1068" calcext:value-type="float">
            <text:p>1068</text:p>
          </table:table-cell>
          <table:table-cell table:formula="of:=ABJAD([.$A960];2;1)" office:value-type="float" office:value="4458" calcext:value-type="float">
            <text:p>4458</text:p>
          </table:table-cell>
          <table:table-cell table:formula="of:=ABJAD([.$A960];3;1)" office:value-type="float" office:value="8836" calcext:value-type="float">
            <text:p>8836</text:p>
          </table:table-cell>
        </table:table-row>
        <table:table-row table:style-name="ro1">
          <table:table-cell office:value-type="string" calcext:value-type="string">
            <text:p>KORUCU</text:p>
          </table:table-cell>
          <table:table-cell table:formula="of:=NUMEROLOG([.$A961];&quot;modern&quot;;&quot;tam&quot;)" office:value-type="float" office:value="26" calcext:value-type="float">
            <text:p>26</text:p>
          </table:table-cell>
          <table:table-cell table:formula="of:=NUMEROLOG([.$A961];&quot;TR&quot;;&quot;tam&quot;)" office:value-type="float" office:value="106" calcext:value-type="float">
            <text:p>106</text:p>
          </table:table-cell>
          <table:table-cell table:formula="of:=ABJAD([.$A961];0;1)" office:value-type="float" office:value="23" calcext:value-type="float">
            <text:p>23</text:p>
          </table:table-cell>
          <table:table-cell table:formula="of:=ABJAD([.$A961];1;1)" office:value-type="float" office:value="1523" calcext:value-type="float">
            <text:p>1523</text:p>
          </table:table-cell>
          <table:table-cell table:formula="of:=ABJAD([.$A961];2;1)" office:value-type="float" office:value="2818" calcext:value-type="float">
            <text:p>2818</text:p>
          </table:table-cell>
          <table:table-cell table:formula="of:=ABJAD([.$A961];3;1)"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KÖSE</text:p>
          </table:table-cell>
          <table:table-cell table:formula="of:=NUMEROLOG([.$A962];&quot;modern&quot;;&quot;tam&quot;)" office:value-type="float" office:value="14" calcext:value-type="float">
            <text:p>14</text:p>
          </table:table-cell>
          <table:table-cell table:formula="of:=NUMEROLOG([.$A962];&quot;TR&quot;;&quot;tam&quot;)" office:value-type="float" office:value="61" calcext:value-type="float">
            <text:p>61</text:p>
          </table:table-cell>
          <table:table-cell table:formula="of:=ABJAD([.$A962];0;1)" office:value-type="float" office:value="15" calcext:value-type="float">
            <text:p>15</text:p>
          </table:table-cell>
          <table:table-cell table:formula="of:=ABJAD([.$A962];1;1)" office:value-type="float" office:value="435" calcext:value-type="float">
            <text:p>435</text:p>
          </table:table-cell>
          <table:table-cell table:formula="of:=ABJAD([.$A962];2;1)" office:value-type="float" office:value="540" calcext:value-type="float">
            <text:p>540</text:p>
          </table:table-cell>
          <table:table-cell table:formula="of:=ABJAD([.$A962];3;1)" office:value-type="float" office:value="4495" calcext:value-type="float">
            <text:p>4495</text:p>
          </table:table-cell>
        </table:table-row>
        <table:table-row table:style-name="ro1">
          <table:table-cell office:value-type="string" calcext:value-type="string">
            <text:p>KÖSEOĞLU</text:p>
          </table:table-cell>
          <table:table-cell table:formula="of:=NUMEROLOG([.$A963];&quot;modern&quot;;&quot;tam&quot;)" office:value-type="float" office:value="33" calcext:value-type="float">
            <text:p>33</text:p>
          </table:table-cell>
          <table:table-cell table:formula="of:=NUMEROLOG([.$A963];&quot;TR&quot;;&quot;tam&quot;)" office:value-type="float" office:value="128" calcext:value-type="float">
            <text:p>128</text:p>
          </table:table-cell>
          <table:table-cell table:formula="of:=ABJAD([.$A963];0;1)" office:value-type="float" office:value="33" calcext:value-type="float">
            <text:p>33</text:p>
          </table:table-cell>
          <table:table-cell table:formula="of:=ABJAD([.$A963];1;1)" office:value-type="float" office:value="1173" calcext:value-type="float">
            <text:p>1173</text:p>
          </table:table-cell>
          <table:table-cell table:formula="of:=ABJAD([.$A963];2;1)" office:value-type="float" office:value="4568" calcext:value-type="float">
            <text:p>4568</text:p>
          </table:table-cell>
          <table:table-cell table:formula="of:=ABJAD([.$A963];3;1)" office:value-type="float" office:value="9866" calcext:value-type="float">
            <text:p>9866</text:p>
          </table:table-cell>
        </table:table-row>
        <table:table-row table:style-name="ro1">
          <table:table-cell office:value-type="string" calcext:value-type="string">
            <text:p>KÖŞKER</text:p>
          </table:table-cell>
          <table:table-cell table:formula="of:=NUMEROLOG([.$A964];&quot;modern&quot;;&quot;tam&quot;)" office:value-type="float" office:value="25" calcext:value-type="float">
            <text:p>25</text:p>
          </table:table-cell>
          <table:table-cell table:formula="of:=NUMEROLOG([.$A964];&quot;TR&quot;;&quot;tam&quot;)" office:value-type="float" office:value="97" calcext:value-type="float">
            <text:p>97</text:p>
          </table:table-cell>
          <table:table-cell table:formula="of:=ABJAD([.$A964];0;1)" office:value-type="float" office:value="31" calcext:value-type="float">
            <text:p>31</text:p>
          </table:table-cell>
          <table:table-cell table:formula="of:=ABJAD([.$A964];1;1)" office:value-type="float" office:value="775" calcext:value-type="float">
            <text:p>775</text:p>
          </table:table-cell>
          <table:table-cell table:formula="of:=ABJAD([.$A964];2;1)" office:value-type="float" office:value="890" calcext:value-type="float">
            <text:p>890</text:p>
          </table:table-cell>
          <table:table-cell table:formula="of:=ABJAD([.$A964];3;1)"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KOTTAŞ</text:p>
          </table:table-cell>
          <table:table-cell table:formula="of:=NUMEROLOG([.$A965];&quot;modern&quot;;&quot;tam&quot;)" office:value-type="float" office:value="14" calcext:value-type="float">
            <text:p>14</text:p>
          </table:table-cell>
          <table:table-cell table:formula="of:=NUMEROLOG([.$A965];&quot;TR&quot;;&quot;tam&quot;)" office:value-type="float" office:value="104" calcext:value-type="float">
            <text:p>104</text:p>
          </table:table-cell>
          <table:table-cell table:formula="of:=ABJAD([.$A965];0;1)" office:value-type="float" office:value="33" calcext:value-type="float">
            <text:p>33</text:p>
          </table:table-cell>
          <table:table-cell table:formula="of:=ABJAD([.$A965];1;1)" office:value-type="float" office:value="1521" calcext:value-type="float">
            <text:p>1521</text:p>
          </table:table-cell>
          <table:table-cell table:formula="of:=ABJAD([.$A965];2;1)" office:value-type="float" office:value="1622" calcext:value-type="float">
            <text:p>1622</text:p>
          </table:table-cell>
          <table:table-cell table:formula="of:=ABJAD([.$A965];3;1)"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KÖYCÜ</text:p>
          </table:table-cell>
          <table:table-cell table:formula="of:=NUMEROLOG([.$A966];&quot;modern&quot;;&quot;tam&quot;)" office:value-type="float" office:value="21" calcext:value-type="float">
            <text:p>21</text:p>
          </table:table-cell>
          <table:table-cell table:formula="of:=NUMEROLOG([.$A966];&quot;TR&quot;;&quot;tam&quot;)" office:value-type="float" office:value="90" calcext:value-type="float">
            <text:p>90</text:p>
          </table:table-cell>
          <table:table-cell table:formula="of:=ABJAD([.$A966];0;1)" office:value-type="float" office:value="17" calcext:value-type="float">
            <text:p>17</text:p>
          </table:table-cell>
          <table:table-cell table:formula="of:=ABJAD([.$A966];1;1)" office:value-type="float" office:value="1733" calcext:value-type="float">
            <text:p>1733</text:p>
          </table:table-cell>
          <table:table-cell table:formula="of:=ABJAD([.$A966];2;1)" office:value-type="float" office:value="2538" calcext:value-type="float">
            <text:p>2538</text:p>
          </table:table-cell>
          <table:table-cell table:formula="of:=ABJAD([.$A966];3;1)" office:value-type="float" office:value="9341" calcext:value-type="float">
            <text:p>9341</text:p>
          </table:table-cell>
        </table:table-row>
        <table:table-row table:style-name="ro1">
          <table:table-cell office:value-type="string" calcext:value-type="string">
            <text:p>KÖYLÜ</text:p>
          </table:table-cell>
          <table:table-cell table:formula="of:=NUMEROLOG([.$A967];&quot;modern&quot;;&quot;tam&quot;)" office:value-type="float" office:value="21" calcext:value-type="float">
            <text:p>21</text:p>
          </table:table-cell>
          <table:table-cell table:formula="of:=NUMEROLOG([.$A967];&quot;TR&quot;;&quot;tam&quot;)" office:value-type="float" office:value="102" calcext:value-type="float">
            <text:p>102</text:p>
          </table:table-cell>
          <table:table-cell table:formula="of:=ABJAD([.$A967];0;1)" office:value-type="float" office:value="16" calcext:value-type="float">
            <text:p>16</text:p>
          </table:table-cell>
          <table:table-cell table:formula="of:=ABJAD([.$A967];1;1)" office:value-type="float" office:value="1780" calcext:value-type="float">
            <text:p>1780</text:p>
          </table:table-cell>
          <table:table-cell table:formula="of:=ABJAD([.$A967];2;1)" office:value-type="float" office:value="2585" calcext:value-type="float">
            <text:p>2585</text:p>
          </table:table-cell>
          <table:table-cell table:formula="of:=ABJAD([.$A967];3;1)" office:value-type="float" office:value="8763" calcext:value-type="float">
            <text:p>8763</text:p>
          </table:table-cell>
        </table:table-row>
        <table:table-row table:style-name="ro1">
          <table:table-cell office:value-type="string" calcext:value-type="string">
            <text:p>KÖYLÜOĞLU</text:p>
          </table:table-cell>
          <table:table-cell table:formula="of:=NUMEROLOG([.$A968];&quot;modern&quot;;&quot;tam&quot;)" office:value-type="float" office:value="40" calcext:value-type="float">
            <text:p>40</text:p>
          </table:table-cell>
          <table:table-cell table:formula="of:=NUMEROLOG([.$A968];&quot;TR&quot;;&quot;tam&quot;)" office:value-type="float" office:value="169" calcext:value-type="float">
            <text:p>169</text:p>
          </table:table-cell>
          <table:table-cell table:formula="of:=ABJAD([.$A968];0;1)" office:value-type="float" office:value="34" calcext:value-type="float">
            <text:p>34</text:p>
          </table:table-cell>
          <table:table-cell table:formula="of:=ABJAD([.$A968];1;1)" office:value-type="float" office:value="2518" calcext:value-type="float">
            <text:p>2518</text:p>
          </table:table-cell>
          <table:table-cell table:formula="of:=ABJAD([.$A968];2;1)" office:value-type="float" office:value="6613" calcext:value-type="float">
            <text:p>6613</text:p>
          </table:table-cell>
          <table:table-cell table:formula="of:=ABJAD([.$A968];3;1)" office:value-type="float" office:value="14134" calcext:value-type="float">
            <text:p>14134</text:p>
          </table:table-cell>
        </table:table-row>
        <table:table-row table:style-name="ro1">
          <table:table-cell office:value-type="string" calcext:value-type="string">
            <text:p>KOYUNCU</text:p>
          </table:table-cell>
          <table:table-cell table:formula="of:=NUMEROLOG([.$A969];&quot;modern&quot;;&quot;tam&quot;)" office:value-type="float" office:value="29" calcext:value-type="float">
            <text:p>29</text:p>
          </table:table-cell>
          <table:table-cell table:formula="of:=NUMEROLOG([.$A969];&quot;TR&quot;;&quot;tam&quot;)" office:value-type="float" office:value="130" calcext:value-type="float">
            <text:p>130</text:p>
          </table:table-cell>
          <table:table-cell table:formula="of:=ABJAD([.$A969];0;1)" office:value-type="float" office:value="25" calcext:value-type="float">
            <text:p>25</text:p>
          </table:table-cell>
          <table:table-cell table:formula="of:=ABJAD([.$A969];1;1)" office:value-type="float" office:value="2293" calcext:value-type="float">
            <text:p>2293</text:p>
          </table:table-cell>
          <table:table-cell table:formula="of:=ABJAD([.$A969];2;1)" office:value-type="float" office:value="3593" calcext:value-type="float">
            <text:p>3593</text:p>
          </table:table-cell>
          <table:table-cell table:formula="of:=ABJAD([.$A969];3;1)" office:value-type="float" office:value="14244" calcext:value-type="float">
            <text:p>14244</text:p>
          </table:table-cell>
        </table:table-row>
        <table:table-row table:style-name="ro1">
          <table:table-cell office:value-type="string" calcext:value-type="string">
            <text:p>KOZANOĞLU</text:p>
          </table:table-cell>
          <table:table-cell table:formula="of:=NUMEROLOG([.$A970];&quot;modern&quot;;&quot;tam&quot;)" office:value-type="float" office:value="41" calcext:value-type="float">
            <text:p>41</text:p>
          </table:table-cell>
          <table:table-cell table:formula="of:=NUMEROLOG([.$A970];&quot;TR&quot;;&quot;tam&quot;)" office:value-type="float" office:value="146" calcext:value-type="float">
            <text:p>146</text:p>
          </table:table-cell>
          <table:table-cell table:formula="of:=ABJAD([.$A970];0;1)" office:value-type="float" office:value="45" calcext:value-type="float">
            <text:p>45</text:p>
          </table:table-cell>
          <table:table-cell table:formula="of:=ABJAD([.$A970];1;1)" office:value-type="float" office:value="1929" calcext:value-type="float">
            <text:p>1929</text:p>
          </table:table-cell>
          <table:table-cell table:formula="of:=ABJAD([.$A970];2;1)" office:value-type="float" office:value="5315" calcext:value-type="float">
            <text:p>5315</text:p>
          </table:table-cell>
          <table:table-cell table:formula="of:=ABJAD([.$A970];3;1)"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KUBAT</text:p>
          </table:table-cell>
          <table:table-cell table:formula="of:=NUMEROLOG([.$A971];&quot;modern&quot;;&quot;tam&quot;)" office:value-type="float" office:value="10" calcext:value-type="float">
            <text:p>10</text:p>
          </table:table-cell>
          <table:table-cell table:formula="of:=NUMEROLOG([.$A971];&quot;TR&quot;;&quot;tam&quot;)" office:value-type="float" office:value="66" calcext:value-type="float">
            <text:p>66</text:p>
          </table:table-cell>
          <table:table-cell table:formula="of:=ABJAD([.$A971];0;1)" office:value-type="float" office:value="15" calcext:value-type="float">
            <text:p>15</text:p>
          </table:table-cell>
          <table:table-cell table:formula="of:=ABJAD([.$A971];1;1)" office:value-type="float" office:value="1143" calcext:value-type="float">
            <text:p>1143</text:p>
          </table:table-cell>
          <table:table-cell table:formula="of:=ABJAD([.$A971];2;1)" office:value-type="float" office:value="1759" calcext:value-type="float">
            <text:p>1759</text:p>
          </table:table-cell>
          <table:table-cell table:formula="of:=ABJAD([.$A971];3;1)"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KÜÇÜK</text:p>
          </table:table-cell>
          <table:table-cell table:formula="of:=NUMEROLOG([.$A972];&quot;modern&quot;;&quot;tam&quot;)" office:value-type="float" office:value="13" calcext:value-type="float">
            <text:p>13</text:p>
          </table:table-cell>
          <table:table-cell table:formula="of:=NUMEROLOG([.$A972];&quot;TR&quot;;&quot;tam&quot;)" office:value-type="float" office:value="84" calcext:value-type="float">
            <text:p>84</text:p>
          </table:table-cell>
          <table:table-cell table:formula="of:=ABJAD([.$A972];0;1)" office:value-type="float" office:value="19" calcext:value-type="float">
            <text:p>19</text:p>
          </table:table-cell>
          <table:table-cell table:formula="of:=ABJAD([.$A972];1;1)" office:value-type="float" office:value="1483" calcext:value-type="float">
            <text:p>1483</text:p>
          </table:table-cell>
          <table:table-cell table:formula="of:=ABJAD([.$A972];2;1)" office:value-type="float" office:value="2898" calcext:value-type="float">
            <text:p>2898</text:p>
          </table:table-cell>
          <table:table-cell table:formula="of:=ABJAD([.$A972];3;1)" office:value-type="float" office:value="8341" calcext:value-type="float">
            <text:p>8341</text:p>
          </table:table-cell>
        </table:table-row>
        <table:table-row table:style-name="ro1">
          <table:table-cell office:value-type="string" calcext:value-type="string">
            <text:p>KÜÇÜKCERAN</text:p>
          </table:table-cell>
          <table:table-cell table:formula="of:=NUMEROLOG([.$A973];&quot;modern&quot;;&quot;tam&quot;)" office:value-type="float" office:value="36" calcext:value-type="float">
            <text:p>36</text:p>
          </table:table-cell>
          <table:table-cell table:formula="of:=NUMEROLOG([.$A973];&quot;TR&quot;;&quot;tam&quot;)" office:value-type="float" office:value="132" calcext:value-type="float">
            <text:p>132</text:p>
          </table:table-cell>
          <table:table-cell table:formula="of:=ABJAD([.$A973];0;1)" office:value-type="float" office:value="46" calcext:value-type="float">
            <text:p>46</text:p>
          </table:table-cell>
          <table:table-cell table:formula="of:=ABJAD([.$A973];1;1)" office:value-type="float" office:value="1762" calcext:value-type="float">
            <text:p>1762</text:p>
          </table:table-cell>
          <table:table-cell table:formula="of:=ABJAD([.$A973];2;1)" office:value-type="float" office:value="3198" calcext:value-type="float">
            <text:p>3198</text:p>
          </table:table-cell>
          <table:table-cell table:formula="of:=ABJAD([.$A973];3;1)" office:value-type="float" office:value="14238" calcext:value-type="float">
            <text:p>14238</text:p>
          </table:table-cell>
        </table:table-row>
        <table:table-row table:style-name="ro1">
          <table:table-cell office:value-type="string" calcext:value-type="string">
            <text:p>KÜÇÜKGÖNCÜ</text:p>
          </table:table-cell>
          <table:table-cell table:formula="of:=NUMEROLOG([.$A974];&quot;modern&quot;;&quot;tam&quot;)" office:value-type="float" office:value="37" calcext:value-type="float">
            <text:p>37</text:p>
          </table:table-cell>
          <table:table-cell table:formula="of:=NUMEROLOG([.$A974];&quot;TR&quot;;&quot;tam&quot;)" office:value-type="float" office:value="157" calcext:value-type="float">
            <text:p>157</text:p>
          </table:table-cell>
          <table:table-cell table:formula="of:=ABJAD([.$A974];0;1)" office:value-type="float" office:value="49" calcext:value-type="float">
            <text:p>49</text:p>
          </table:table-cell>
          <table:table-cell table:formula="of:=ABJAD([.$A974];1;1)" office:value-type="float" office:value="2353" calcext:value-type="float">
            <text:p>2353</text:p>
          </table:table-cell>
          <table:table-cell table:formula="of:=ABJAD([.$A974];2;1)" office:value-type="float" office:value="4573" calcext:value-type="float">
            <text:p>4573</text:p>
          </table:table-cell>
          <table:table-cell table:formula="of:=ABJAD([.$A974];3;1)" office:value-type="float" office:value="15882" calcext:value-type="float">
            <text:p>15882</text:p>
          </table:table-cell>
        </table:table-row>
        <table:table-row table:style-name="ro1">
          <table:table-cell office:value-type="string" calcext:value-type="string">
            <text:p>KÜÇÜKÖZKAN</text:p>
          </table:table-cell>
          <table:table-cell table:formula="of:=NUMEROLOG([.$A975];&quot;modern&quot;;&quot;tam&quot;)" office:value-type="float" office:value="35" calcext:value-type="float">
            <text:p>35</text:p>
          </table:table-cell>
          <table:table-cell table:formula="of:=NUMEROLOG([.$A975];&quot;TR&quot;;&quot;tam&quot;)" office:value-type="float" office:value="164" calcext:value-type="float">
            <text:p>164</text:p>
          </table:table-cell>
          <table:table-cell table:formula="of:=ABJAD([.$A975];0;1)" office:value-type="float" office:value="44" calcext:value-type="float">
            <text:p>44</text:p>
          </table:table-cell>
          <table:table-cell table:formula="of:=ABJAD([.$A975];1;1)" office:value-type="float" office:value="2684" calcext:value-type="float">
            <text:p>2684</text:p>
          </table:table-cell>
          <table:table-cell table:formula="of:=ABJAD([.$A975];2;1)" office:value-type="float" office:value="4205" calcext:value-type="float">
            <text:p>4205</text:p>
          </table:table-cell>
          <table:table-cell table:formula="of:=ABJAD([.$A975];3;1)" office:value-type="float" office:value="11325" calcext:value-type="float">
            <text:p>11325</text:p>
          </table:table-cell>
        </table:table-row>
        <table:table-row table:style-name="ro1">
          <table:table-cell office:value-type="string" calcext:value-type="string">
            <text:p>KÜÇÜKYILDIZ</text:p>
          </table:table-cell>
          <table:table-cell table:formula="of:=NUMEROLOG([.$A976];&quot;modern&quot;;&quot;tam&quot;)" office:value-type="float" office:value="53" calcext:value-type="float">
            <text:p>53</text:p>
          </table:table-cell>
          <table:table-cell table:formula="of:=NUMEROLOG([.$A976];&quot;TR&quot;;&quot;tam&quot;)" office:value-type="float" office:value="183" calcext:value-type="float">
            <text:p>183</text:p>
          </table:table-cell>
          <table:table-cell table:formula="of:=ABJAD([.$A976];0;1)" office:value-type="float" office:value="49" calcext:value-type="float">
            <text:p>49</text:p>
          </table:table-cell>
          <table:table-cell table:formula="of:=ABJAD([.$A976];1;1)" office:value-type="float" office:value="3457" calcext:value-type="float">
            <text:p>3457</text:p>
          </table:table-cell>
          <table:table-cell table:formula="of:=ABJAD([.$A976];2;1)" office:value-type="float" office:value="4912" calcext:value-type="float">
            <text:p>4912</text:p>
          </table:table-cell>
          <table:table-cell table:formula="of:=ABJAD([.$A976];3;1)" office:value-type="float" office:value="13976" calcext:value-type="float">
            <text:p>13976</text:p>
          </table:table-cell>
        </table:table-row>
        <table:table-row table:style-name="ro1">
          <table:table-cell office:value-type="string" calcext:value-type="string">
            <text:p>KUCUR TÜLÜBAŞ</text:p>
          </table:table-cell>
          <table:table-cell table:formula="of:=NUMEROLOG([.$A977];&quot;modern&quot;;&quot;tam&quot;)" office:value-type="float" office:value="35" calcext:value-type="float">
            <text:p>35</text:p>
          </table:table-cell>
          <table:table-cell table:formula="of:=NUMEROLOG([.$A977];&quot;TR&quot;;&quot;tam&quot;)" office:value-type="float" office:value="205" calcext:value-type="float">
            <text:p>205</text:p>
          </table:table-cell>
          <table:table-cell table:formula="of:=ABJAD([.$A977];0;1)" office:value-type="float" office:value="40" calcext:value-type="float">
            <text:p>40</text:p>
          </table:table-cell>
          <table:table-cell table:formula="of:=ABJAD([.$A977];1;1)" office:value-type="float" office:value="3796" calcext:value-type="float">
            <text:p>3796</text:p>
          </table:table-cell>
          <table:table-cell table:formula="of:=ABJAD([.$A977];2;1)" office:value-type="float" office:value="6432" calcext:value-type="float">
            <text:p>6432</text:p>
          </table:table-cell>
          <table:table-cell table:formula="of:=ABJAD([.$A977];3;1)" office:value-type="float" office:value="23881" calcext:value-type="float">
            <text:p>23881</text:p>
          </table:table-cell>
        </table:table-row>
        <table:table-row table:style-name="ro1">
          <table:table-cell office:value-type="string" calcext:value-type="string">
            <text:p>KUDAY</text:p>
          </table:table-cell>
          <table:table-cell table:formula="of:=NUMEROLOG([.$A978];&quot;modern&quot;;&quot;tam&quot;)" office:value-type="float" office:value="17" calcext:value-type="float">
            <text:p>17</text:p>
          </table:table-cell>
          <table:table-cell table:formula="of:=NUMEROLOG([.$A978];&quot;TR&quot;;&quot;tam&quot;)" office:value-type="float" office:value="73" calcext:value-type="float">
            <text:p>73</text:p>
          </table:table-cell>
          <table:table-cell table:formula="of:=ABJAD([.$A978];0;1)" office:value-type="float" office:value="9" calcext:value-type="float">
            <text:p>9</text:p>
          </table:table-cell>
          <table:table-cell table:formula="of:=ABJAD([.$A978];1;1)" office:value-type="float" office:value="1545" calcext:value-type="float">
            <text:p>1545</text:p>
          </table:table-cell>
          <table:table-cell table:formula="of:=ABJAD([.$A978];2;1)" office:value-type="float" office:value="2161" calcext:value-type="float">
            <text:p>2161</text:p>
          </table:table-cell>
          <table:table-cell table:formula="of:=ABJAD([.$A978];3;1)"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KÜFECİLER</text:p>
          </table:table-cell>
          <table:table-cell table:formula="of:=NUMEROLOG([.$A979];&quot;modern&quot;;&quot;tam&quot;)" office:value-type="float" office:value="45" calcext:value-type="float">
            <text:p>45</text:p>
          </table:table-cell>
          <table:table-cell table:formula="of:=NUMEROLOG([.$A979];&quot;TR&quot;;&quot;tam&quot;)" office:value-type="float" office:value="110" calcext:value-type="float">
            <text:p>110</text:p>
          </table:table-cell>
          <table:table-cell table:formula="of:=ABJAD([.$A979];0;1)" office:value-type="float" office:value="45" calcext:value-type="float">
            <text:p>45</text:p>
          </table:table-cell>
          <table:table-cell table:formula="of:=ABJAD([.$A979];1;1)" office:value-type="float" office:value="1029" calcext:value-type="float">
            <text:p>1029</text:p>
          </table:table-cell>
          <table:table-cell table:formula="of:=ABJAD([.$A979];2;1)" office:value-type="float" office:value="1784" calcext:value-type="float">
            <text:p>1784</text:p>
          </table:table-cell>
          <table:table-cell table:formula="of:=ABJAD([.$A979];3;1)"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KULA</text:p>
          </table:table-cell>
          <table:table-cell table:formula="of:=NUMEROLOG([.$A980];&quot;modern&quot;;&quot;tam&quot;)" office:value-type="float" office:value="9" calcext:value-type="float">
            <text:p>9</text:p>
          </table:table-cell>
          <table:table-cell table:formula="of:=NUMEROLOG([.$A980];&quot;TR&quot;;&quot;tam&quot;)" office:value-type="float" office:value="55" calcext:value-type="float">
            <text:p>55</text:p>
          </table:table-cell>
          <table:table-cell table:formula="of:=ABJAD([.$A980];0;1)" office:value-type="float" office:value="7" calcext:value-type="float">
            <text:p>7</text:p>
          </table:table-cell>
          <table:table-cell table:formula="of:=ABJAD([.$A980];1;1)" office:value-type="float" office:value="691" calcext:value-type="float">
            <text:p>691</text:p>
          </table:table-cell>
          <table:table-cell table:formula="of:=ABJAD([.$A980];2;1)" office:value-type="float" office:value="1302" calcext:value-type="float">
            <text:p>1302</text:p>
          </table:table-cell>
          <table:table-cell table:formula="of:=ABJAD([.$A980];3;1)" office:value-type="float" office:value="3798" calcext:value-type="float">
            <text:p>3798</text:p>
          </table:table-cell>
        </table:table-row>
        <table:table-row table:style-name="ro1">
          <table:table-cell office:value-type="string" calcext:value-type="string">
            <text:p>KULAÇ</text:p>
          </table:table-cell>
          <table:table-cell table:formula="of:=NUMEROLOG([.$A981];&quot;modern&quot;;&quot;tam&quot;)" office:value-type="float" office:value="12" calcext:value-type="float">
            <text:p>12</text:p>
          </table:table-cell>
          <table:table-cell table:formula="of:=NUMEROLOG([.$A981];&quot;TR&quot;;&quot;tam&quot;)" office:value-type="float" office:value="59" calcext:value-type="float">
            <text:p>59</text:p>
          </table:table-cell>
          <table:table-cell table:formula="of:=ABJAD([.$A981];0;1)" office:value-type="float" office:value="10" calcext:value-type="float">
            <text:p>10</text:p>
          </table:table-cell>
          <table:table-cell table:formula="of:=ABJAD([.$A981];1;1)" office:value-type="float" office:value="694" calcext:value-type="float">
            <text:p>694</text:p>
          </table:table-cell>
          <table:table-cell table:formula="of:=ABJAD([.$A981];2;1)" office:value-type="float" office:value="1310" calcext:value-type="float">
            <text:p>1310</text:p>
          </table:table-cell>
          <table:table-cell table:formula="of:=ABJAD([.$A981];3;1)" office:value-type="float" office:value="4501" calcext:value-type="float">
            <text:p>4501</text:p>
          </table:table-cell>
        </table:table-row>
        <table:table-row table:style-name="ro1">
          <table:table-cell office:value-type="string" calcext:value-type="string">
            <text:p>KULAK GEDİK</text:p>
          </table:table-cell>
          <table:table-cell table:formula="of:=NUMEROLOG([.$A982];&quot;modern&quot;;&quot;tam&quot;)" office:value-type="float" office:value="38" calcext:value-type="float">
            <text:p>38</text:p>
          </table:table-cell>
          <table:table-cell table:formula="of:=NUMEROLOG([.$A982];&quot;TR&quot;;&quot;tam&quot;)" office:value-type="float" office:value="114" calcext:value-type="float">
            <text:p>114</text:p>
          </table:table-cell>
          <table:table-cell table:formula="of:=ABJAD([.$A982];0;1)" office:value-type="float" office:value="39" calcext:value-type="float">
            <text:p>39</text:p>
          </table:table-cell>
          <table:table-cell table:formula="of:=ABJAD([.$A982];1;1)" office:value-type="float" office:value="807" calcext:value-type="float">
            <text:p>807</text:p>
          </table:table-cell>
          <table:table-cell table:formula="of:=ABJAD([.$A982];2;1)" office:value-type="float" office:value="1463" calcext:value-type="float">
            <text:p>1463</text:p>
          </table:table-cell>
          <table:table-cell table:formula="of:=ABJAD([.$A982];3;1)" office:value-type="float" office:value="7708" calcext:value-type="float">
            <text:p>7708</text:p>
          </table:table-cell>
        </table:table-row>
        <table:table-row table:style-name="ro1">
          <table:table-cell office:value-type="string" calcext:value-type="string">
            <text:p>KULAKSIZ</text:p>
          </table:table-cell>
          <table:table-cell table:formula="of:=NUMEROLOG([.$A983];&quot;modern&quot;;&quot;tam&quot;)" office:value-type="float" office:value="29" calcext:value-type="float">
            <text:p>29</text:p>
          </table:table-cell>
          <table:table-cell table:formula="of:=NUMEROLOG([.$A983];&quot;TR&quot;;&quot;tam&quot;)" office:value-type="float" office:value="131" calcext:value-type="float">
            <text:p>131</text:p>
          </table:table-cell>
          <table:table-cell table:formula="of:=ABJAD([.$A983];0;1)" office:value-type="float" office:value="25" calcext:value-type="float">
            <text:p>25</text:p>
          </table:table-cell>
          <table:table-cell table:formula="of:=ABJAD([.$A983];1;1)" office:value-type="float" office:value="2041" calcext:value-type="float">
            <text:p>2041</text:p>
          </table:table-cell>
          <table:table-cell table:formula="of:=ABJAD([.$A983];2;1)" office:value-type="float" office:value="2677" calcext:value-type="float">
            <text:p>2677</text:p>
          </table:table-cell>
          <table:table-cell table:formula="of:=ABJAD([.$A983];3;1)" office:value-type="float" office:value="7633" calcext:value-type="float">
            <text:p>7633</text:p>
          </table:table-cell>
        </table:table-row>
        <table:table-row table:style-name="ro1">
          <table:table-cell office:value-type="string" calcext:value-type="string">
            <text:p>KUMBUL</text:p>
          </table:table-cell>
          <table:table-cell table:formula="of:=NUMEROLOG([.$A984];&quot;modern&quot;;&quot;tam&quot;)" office:value-type="float" office:value="17" calcext:value-type="float">
            <text:p>17</text:p>
          </table:table-cell>
          <table:table-cell table:formula="of:=NUMEROLOG([.$A984];&quot;TR&quot;;&quot;tam&quot;)" office:value-type="float" office:value="97" calcext:value-type="float">
            <text:p>97</text:p>
          </table:table-cell>
          <table:table-cell table:formula="of:=ABJAD([.$A984];0;1)" office:value-type="float" office:value="8" calcext:value-type="float">
            <text:p>8</text:p>
          </table:table-cell>
          <table:table-cell table:formula="of:=ABJAD([.$A984];1;1)" office:value-type="float" office:value="1352" calcext:value-type="float">
            <text:p>1352</text:p>
          </table:table-cell>
          <table:table-cell table:formula="of:=ABJAD([.$A984];2;1)" office:value-type="float" office:value="2572" calcext:value-type="float">
            <text:p>2572</text:p>
          </table:table-cell>
          <table:table-cell table:formula="of:=ABJAD([.$A984];3;1)" office:value-type="float" office:value="7838" calcext:value-type="float">
            <text:p>7838</text:p>
          </table:table-cell>
        </table:table-row>
        <table:table-row table:style-name="ro1">
          <table:table-cell office:value-type="string" calcext:value-type="string">
            <text:p>KUMRAL</text:p>
          </table:table-cell>
          <table:table-cell table:formula="of:=NUMEROLOG([.$A985];&quot;modern&quot;;&quot;tam&quot;)" office:value-type="float" office:value="22" calcext:value-type="float">
            <text:p>22</text:p>
          </table:table-cell>
          <table:table-cell table:formula="of:=NUMEROLOG([.$A985];&quot;TR&quot;;&quot;tam&quot;)" office:value-type="float" office:value="92" calcext:value-type="float">
            <text:p>92</text:p>
          </table:table-cell>
          <table:table-cell table:formula="of:=ABJAD([.$A985];0;1)" office:value-type="float" office:value="15" calcext:value-type="float">
            <text:p>15</text:p>
          </table:table-cell>
          <table:table-cell table:formula="of:=ABJAD([.$A985];1;1)" office:value-type="float" office:value="951" calcext:value-type="float">
            <text:p>951</text:p>
          </table:table-cell>
          <table:table-cell table:formula="of:=ABJAD([.$A985];2;1)" office:value-type="float" office:value="1572" calcext:value-type="float">
            <text:p>1572</text:p>
          </table:table-cell>
          <table:table-cell table:formula="of:=ABJAD([.$A985];3;1)"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KUNAK</text:p>
          </table:table-cell>
          <table:table-cell table:formula="of:=NUMEROLOG([.$A986];&quot;modern&quot;;&quot;tam&quot;)" office:value-type="float" office:value="13" calcext:value-type="float">
            <text:p>13</text:p>
          </table:table-cell>
          <table:table-cell table:formula="of:=NUMEROLOG([.$A986];&quot;TR&quot;;&quot;tam&quot;)" office:value-type="float" office:value="71" calcext:value-type="float">
            <text:p>71</text:p>
          </table:table-cell>
          <table:table-cell table:formula="of:=ABJAD([.$A986];0;1)" office:value-type="float" office:value="19" calcext:value-type="float">
            <text:p>19</text:p>
          </table:table-cell>
          <table:table-cell table:formula="of:=ABJAD([.$A986];1;1)" office:value-type="float" office:value="751" calcext:value-type="float">
            <text:p>751</text:p>
          </table:table-cell>
          <table:table-cell table:formula="of:=ABJAD([.$A986];2;1)" office:value-type="float" office:value="1367" calcext:value-type="float">
            <text:p>1367</text:p>
          </table:table-cell>
          <table:table-cell table:formula="of:=ABJAD([.$A986];3;1)" office:value-type="float" office:value="5848" calcext:value-type="float">
            <text:p>5848</text:p>
          </table:table-cell>
        </table:table-row>
        <table:table-row table:style-name="ro1">
          <table:table-cell office:value-type="string" calcext:value-type="string">
            <text:p>KURALAY</text:p>
          </table:table-cell>
          <table:table-cell table:formula="of:=NUMEROLOG([.$A987];&quot;modern&quot;;&quot;tam&quot;)" office:value-type="float" office:value="26" calcext:value-type="float">
            <text:p>26</text:p>
          </table:table-cell>
          <table:table-cell table:formula="of:=NUMEROLOG([.$A987];&quot;TR&quot;;&quot;tam&quot;)" office:value-type="float" office:value="105" calcext:value-type="float">
            <text:p>105</text:p>
          </table:table-cell>
          <table:table-cell table:formula="of:=ABJAD([.$A987];0;1)" office:value-type="float" office:value="16" calcext:value-type="float">
            <text:p>16</text:p>
          </table:table-cell>
          <table:table-cell table:formula="of:=ABJAD([.$A987];1;1)" office:value-type="float" office:value="1792" calcext:value-type="float">
            <text:p>1792</text:p>
          </table:table-cell>
          <table:table-cell table:formula="of:=ABJAD([.$A987];2;1)" office:value-type="float" office:value="2414" calcext:value-type="float">
            <text:p>2414</text:p>
          </table:table-cell>
          <table:table-cell table:formula="of:=ABJAD([.$A987];3;1)"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table:formula="of:=NUMEROLOG([.$A988];&quot;modern&quot;;&quot;tam&quot;)" office:value-type="float" office:value="16" calcext:value-type="float">
            <text:p>16</text:p>
          </table:table-cell>
          <table:table-cell table:formula="of:=NUMEROLOG([.$A988];&quot;TR&quot;;&quot;tam&quot;)" office:value-type="float" office:value="84" calcext:value-type="float">
            <text:p>84</text:p>
          </table:table-cell>
          <table:table-cell table:formula="of:=ABJAD([.$A988];0;1)" office:value-type="float" office:value="20" calcext:value-type="float">
            <text:p>20</text:p>
          </table:table-cell>
          <table:table-cell table:formula="of:=ABJAD([.$A988];1;1)" office:value-type="float" office:value="1340" calcext:value-type="float">
            <text:p>1340</text:p>
          </table:table-cell>
          <table:table-cell table:formula="of:=ABJAD([.$A988];2;1)" office:value-type="float" office:value="1955" calcext:value-type="float">
            <text:p>1955</text:p>
          </table:table-cell>
          <table:table-cell table:formula="of:=ABJAD([.$A988];3;1)" office:value-type="float" office:value="9138" calcext:value-type="float">
            <text:p>9138</text:p>
          </table:table-cell>
        </table:table-row>
        <table:table-row table:style-name="ro1">
          <table:table-cell office:value-type="string" calcext:value-type="string">
            <text:p>KURT GÜNEY</text:p>
          </table:table-cell>
          <table:table-cell table:formula="of:=NUMEROLOG([.$A989];&quot;modern&quot;;&quot;tam&quot;)" office:value-type="float" office:value="43" calcext:value-type="float">
            <text:p>43</text:p>
          </table:table-cell>
          <table:table-cell table:formula="of:=NUMEROLOG([.$A989];&quot;TR&quot;;&quot;tam&quot;)" office:value-type="float" office:value="169" calcext:value-type="float">
            <text:p>169</text:p>
          </table:table-cell>
          <table:table-cell table:formula="of:=ABJAD([.$A989];0;1)" office:value-type="float" office:value="46" calcext:value-type="float">
            <text:p>46</text:p>
          </table:table-cell>
          <table:table-cell table:formula="of:=ABJAD([.$A989];1;1)" office:value-type="float" office:value="3022" calcext:value-type="float">
            <text:p>3022</text:p>
          </table:table-cell>
          <table:table-cell table:formula="of:=ABJAD([.$A989];2;1)" office:value-type="float" office:value="4357" calcext:value-type="float">
            <text:p>4357</text:p>
          </table:table-cell>
          <table:table-cell table:formula="of:=ABJAD([.$A989];3;1)" office:value-type="float" office:value="20212" calcext:value-type="float">
            <text:p>20212</text:p>
          </table:table-cell>
        </table:table-row>
        <table:table-row table:style-name="ro1">
          <table:table-cell office:value-type="string" calcext:value-type="string">
            <text:p>KURTPINAR</text:p>
          </table:table-cell>
          <table:table-cell table:formula="of:=NUMEROLOG([.$A990];&quot;modern&quot;;&quot;tam&quot;)" office:value-type="float" office:value="47" calcext:value-type="float">
            <text:p>47</text:p>
          </table:table-cell>
          <table:table-cell table:formula="of:=NUMEROLOG([.$A990];&quot;TR&quot;;&quot;tam&quot;)" office:value-type="float" office:value="154" calcext:value-type="float">
            <text:p>154</text:p>
          </table:table-cell>
          <table:table-cell table:formula="of:=ABJAD([.$A990];0;1)" office:value-type="float" office:value="53" calcext:value-type="float">
            <text:p>53</text:p>
          </table:table-cell>
          <table:table-cell table:formula="of:=ABJAD([.$A990];1;1)" office:value-type="float" office:value="1721" calcext:value-type="float">
            <text:p>1721</text:p>
          </table:table-cell>
          <table:table-cell table:formula="of:=ABJAD([.$A990];2;1)" office:value-type="float" office:value="2362" calcext:value-type="float">
            <text:p>2362</text:p>
          </table:table-cell>
          <table:table-cell table:formula="of:=ABJAD([.$A990];3;1)" office:value-type="float" office:value="16675" calcext:value-type="float">
            <text:p>16675</text:p>
          </table:table-cell>
        </table:table-row>
        <table:table-row table:style-name="ro1">
          <table:table-cell office:value-type="string" calcext:value-type="string">
            <text:p>KURTULUŞ</text:p>
          </table:table-cell>
          <table:table-cell table:formula="of:=NUMEROLOG([.$A991];&quot;modern&quot;;&quot;tam&quot;)" office:value-type="float" office:value="26" calcext:value-type="float">
            <text:p>26</text:p>
          </table:table-cell>
          <table:table-cell table:formula="of:=NUMEROLOG([.$A991];&quot;TR&quot;;&quot;tam&quot;)" office:value-type="float" office:value="172" calcext:value-type="float">
            <text:p>172</text:p>
          </table:table-cell>
          <table:table-cell table:formula="of:=ABJAD([.$A991];0;1)" office:value-type="float" office:value="26" calcext:value-type="float">
            <text:p>26</text:p>
          </table:table-cell>
          <table:table-cell table:formula="of:=ABJAD([.$A991];1;1)" office:value-type="float" office:value="2990" calcext:value-type="float">
            <text:p>2990</text:p>
          </table:table-cell>
          <table:table-cell table:formula="of:=ABJAD([.$A991];2;1)" office:value-type="float" office:value="4815" calcext:value-type="float">
            <text:p>4815</text:p>
          </table:table-cell>
          <table:table-cell table:formula="of:=ABJAD([.$A991];3;1)" office:value-type="float" office:value="18979" calcext:value-type="float">
            <text:p>18979</text:p>
          </table:table-cell>
        </table:table-row>
        <table:table-row table:style-name="ro1">
          <table:table-cell office:value-type="string" calcext:value-type="string">
            <text:p>KURU</text:p>
          </table:table-cell>
          <table:table-cell table:formula="of:=NUMEROLOG([.$A992];&quot;modern&quot;;&quot;tam&quot;)" office:value-type="float" office:value="17" calcext:value-type="float">
            <text:p>17</text:p>
          </table:table-cell>
          <table:table-cell table:formula="of:=NUMEROLOG([.$A992];&quot;TR&quot;;&quot;tam&quot;)" office:value-type="float" office:value="85" calcext:value-type="float">
            <text:p>85</text:p>
          </table:table-cell>
          <table:table-cell table:formula="of:=ABJAD([.$A992];0;1)" office:value-type="float" office:value="12" calcext:value-type="float">
            <text:p>12</text:p>
          </table:table-cell>
          <table:table-cell table:formula="of:=ABJAD([.$A992];1;1)" office:value-type="float" office:value="1440" calcext:value-type="float">
            <text:p>1440</text:p>
          </table:table-cell>
          <table:table-cell table:formula="of:=ABJAD([.$A992];2;1)" office:value-type="float" office:value="2650" calcext:value-type="float">
            <text:p>2650</text:p>
          </table:table-cell>
          <table:table-cell table:formula="of:=ABJAD([.$A992];3;1)" office:value-type="float" office:value="9292" calcext:value-type="float">
            <text:p>9292</text:p>
          </table:table-cell>
        </table:table-row>
        <table:table-row table:style-name="ro1">
          <table:table-cell office:value-type="string" calcext:value-type="string">
            <text:p>KURUL</text:p>
          </table:table-cell>
          <table:table-cell table:formula="of:=NUMEROLOG([.$A993];&quot;modern&quot;;&quot;tam&quot;)" office:value-type="float" office:value="20" calcext:value-type="float">
            <text:p>20</text:p>
          </table:table-cell>
          <table:table-cell table:formula="of:=NUMEROLOG([.$A993];&quot;TR&quot;;&quot;tam&quot;)" office:value-type="float" office:value="100" calcext:value-type="float">
            <text:p>100</text:p>
          </table:table-cell>
          <table:table-cell table:formula="of:=ABJAD([.$A993];0;1)" office:value-type="float" office:value="14" calcext:value-type="float">
            <text:p>14</text:p>
          </table:table-cell>
          <table:table-cell table:formula="of:=ABJAD([.$A993];1;1)" office:value-type="float" office:value="1490" calcext:value-type="float">
            <text:p>1490</text:p>
          </table:table-cell>
          <table:table-cell table:formula="of:=ABJAD([.$A993];2;1)" office:value-type="float" office:value="2705" calcext:value-type="float">
            <text:p>2705</text:p>
          </table:table-cell>
          <table:table-cell table:formula="of:=ABJAD([.$A993];3;1)" office:value-type="float" office:value="9417" calcext:value-type="float">
            <text:p>9417</text:p>
          </table:table-cell>
        </table:table-row>
        <table:table-row table:style-name="ro1">
          <table:table-cell office:value-type="string" calcext:value-type="string">
            <text:p>KUŞ</text:p>
          </table:table-cell>
          <table:table-cell table:formula="of:=NUMEROLOG([.$A994];&quot;modern&quot;;&quot;tam&quot;)" office:value-type="float" office:value="6" calcext:value-type="float">
            <text:p>6</text:p>
          </table:table-cell>
          <table:table-cell table:formula="of:=NUMEROLOG([.$A994];&quot;TR&quot;;&quot;tam&quot;)" office:value-type="float" office:value="62" calcext:value-type="float">
            <text:p>62</text:p>
          </table:table-cell>
          <table:table-cell table:formula="of:=ABJAD([.$A994];0;1)" office:value-type="float" office:value="8" calcext:value-type="float">
            <text:p>8</text:p>
          </table:table-cell>
          <table:table-cell table:formula="of:=ABJAD([.$A994];1;1)" office:value-type="float" office:value="1040" calcext:value-type="float">
            <text:p>1040</text:p>
          </table:table-cell>
          <table:table-cell table:formula="of:=ABJAD([.$A994];2;1)" office:value-type="float" office:value="1650" calcext:value-type="float">
            <text:p>1650</text:p>
          </table:table-cell>
          <table:table-cell table:formula="of:=ABJAD([.$A994];3;1)" office:value-type="float" office:value="6845" calcext:value-type="float">
            <text:p>6845</text:p>
          </table:table-cell>
        </table:table-row>
        <table:table-row table:style-name="ro1">
          <table:table-cell office:value-type="string" calcext:value-type="string">
            <text:p>KUŞAKÇI</text:p>
          </table:table-cell>
          <table:table-cell table:formula="of:=NUMEROLOG([.$A995];&quot;modern&quot;;&quot;tam&quot;)" office:value-type="float" office:value="21" calcext:value-type="float">
            <text:p>21</text:p>
          </table:table-cell>
          <table:table-cell table:formula="of:=NUMEROLOG([.$A995];&quot;TR&quot;;&quot;tam&quot;)" office:value-type="float" office:value="92" calcext:value-type="float">
            <text:p>92</text:p>
          </table:table-cell>
          <table:table-cell table:formula="of:=ABJAD([.$A995];0;1)" office:value-type="float" office:value="26" calcext:value-type="float">
            <text:p>26</text:p>
          </table:table-cell>
          <table:table-cell table:formula="of:=ABJAD([.$A995];1;1)" office:value-type="float" office:value="1094" calcext:value-type="float">
            <text:p>1094</text:p>
          </table:table-cell>
          <table:table-cell table:formula="of:=ABJAD([.$A995];2;1)" office:value-type="float" office:value="1725" calcext:value-type="float">
            <text:p>1725</text:p>
          </table:table-cell>
          <table:table-cell table:formula="of:=ABJAD([.$A995];3;1)" office:value-type="float" office:value="8210" calcext:value-type="float">
            <text:p>8210</text:p>
          </table:table-cell>
        </table:table-row>
        <table:table-row table:style-name="ro1">
          <table:table-cell office:value-type="string" calcext:value-type="string">
            <text:p>KUSERLİ</text:p>
          </table:table-cell>
          <table:table-cell table:formula="of:=NUMEROLOG([.$A996];&quot;modern&quot;;&quot;tam&quot;)" office:value-type="float" office:value="32" calcext:value-type="float">
            <text:p>32</text:p>
          </table:table-cell>
          <table:table-cell table:formula="of:=NUMEROLOG([.$A996];&quot;TR&quot;;&quot;tam&quot;)" office:value-type="float" office:value="115" calcext:value-type="float">
            <text:p>115</text:p>
          </table:table-cell>
          <table:table-cell table:formula="of:=ABJAD([.$A996];0;1)" office:value-type="float" office:value="27" calcext:value-type="float">
            <text:p>27</text:p>
          </table:table-cell>
          <table:table-cell table:formula="of:=ABJAD([.$A996];1;1)" office:value-type="float" office:value="1215" calcext:value-type="float">
            <text:p>1215</text:p>
          </table:table-cell>
          <table:table-cell table:formula="of:=ABJAD([.$A996];2;1)" office:value-type="float" office:value="1860" calcext:value-type="float">
            <text:p>1860</text:p>
          </table:table-cell>
          <table:table-cell table:formula="of:=ABJAD([.$A996];3;1)" office:value-type="float" office:value="11166" calcext:value-type="float">
            <text:p>11166</text:p>
          </table:table-cell>
        </table:table-row>
        <table:table-row table:style-name="ro1">
          <table:table-cell office:value-type="string" calcext:value-type="string">
            <text:p>KUŞKU</text:p>
          </table:table-cell>
          <table:table-cell table:formula="of:=NUMEROLOG([.$A997];&quot;modern&quot;;&quot;tam&quot;)" office:value-type="float" office:value="11" calcext:value-type="float">
            <text:p>11</text:p>
          </table:table-cell>
          <table:table-cell table:formula="of:=NUMEROLOG([.$A997];&quot;TR&quot;;&quot;tam&quot;)" office:value-type="float" office:value="101" calcext:value-type="float">
            <text:p>101</text:p>
          </table:table-cell>
          <table:table-cell table:formula="of:=ABJAD([.$A997];0;1)" office:value-type="float" office:value="12" calcext:value-type="float">
            <text:p>12</text:p>
          </table:table-cell>
          <table:table-cell table:formula="of:=ABJAD([.$A997];1;1)" office:value-type="float" office:value="1680" calcext:value-type="float">
            <text:p>1680</text:p>
          </table:table-cell>
          <table:table-cell table:formula="of:=ABJAD([.$A997];2;1)" office:value-type="float" office:value="2895" calcext:value-type="float">
            <text:p>2895</text:p>
          </table:table-cell>
          <table:table-cell table:formula="of:=ABJAD([.$A997];3;1)"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KUTAN</text:p>
          </table:table-cell>
          <table:table-cell table:formula="of:=NUMEROLOG([.$A998];&quot;modern&quot;;&quot;tam&quot;)" office:value-type="float" office:value="13" calcext:value-type="float">
            <text:p>13</text:p>
          </table:table-cell>
          <table:table-cell table:formula="of:=NUMEROLOG([.$A998];&quot;TR&quot;;&quot;tam&quot;)" office:value-type="float" office:value="81" calcext:value-type="float">
            <text:p>81</text:p>
          </table:table-cell>
          <table:table-cell table:formula="of:=ABJAD([.$A998];0;1)" office:value-type="float" office:value="23" calcext:value-type="float">
            <text:p>23</text:p>
          </table:table-cell>
          <table:table-cell table:formula="of:=ABJAD([.$A998];1;1)" office:value-type="float" office:value="1211" calcext:value-type="float">
            <text:p>1211</text:p>
          </table:table-cell>
          <table:table-cell table:formula="of:=ABJAD([.$A998];2;1)" office:value-type="float" office:value="1827" calcext:value-type="float">
            <text:p>1827</text:p>
          </table:table-cell>
          <table:table-cell table:formula="of:=ABJAD([.$A998];3;1)" office:value-type="float" office:value="8565" calcext:value-type="float">
            <text:p>8565</text:p>
          </table:table-cell>
        </table:table-row>
        <table:table-row table:style-name="ro1">
          <table:table-cell office:value-type="string" calcext:value-type="string">
            <text:p>KUTLAR</text:p>
          </table:table-cell>
          <table:table-cell table:formula="of:=NUMEROLOG([.$A999];&quot;modern&quot;;&quot;tam&quot;)" office:value-type="float" office:value="20" calcext:value-type="float">
            <text:p>20</text:p>
          </table:table-cell>
          <table:table-cell table:formula="of:=NUMEROLOG([.$A999];&quot;TR&quot;;&quot;tam&quot;)" office:value-type="float" office:value="100" calcext:value-type="float">
            <text:p>100</text:p>
          </table:table-cell>
          <table:table-cell table:formula="of:=ABJAD([.$A999];0;1)" office:value-type="float" office:value="23" calcext:value-type="float">
            <text:p>23</text:p>
          </table:table-cell>
          <table:table-cell table:formula="of:=ABJAD([.$A999];1;1)" office:value-type="float" office:value="1391" calcext:value-type="float">
            <text:p>1391</text:p>
          </table:table-cell>
          <table:table-cell table:formula="of:=ABJAD([.$A999];2;1)" office:value-type="float" office:value="2012" calcext:value-type="float">
            <text:p>2012</text:p>
          </table:table-cell>
          <table:table-cell table:formula="of:=ABJAD([.$A999];3;1)" office:value-type="float" office:value="9485" calcext:value-type="float">
            <text:p>9485</text:p>
          </table:table-cell>
        </table:table-row>
        <table:table-row table:style-name="ro1">
          <table:table-cell office:value-type="string" calcext:value-type="string">
            <text:p>KUTLUCAN BAĞCI</text:p>
          </table:table-cell>
          <table:table-cell table:formula="of:=NUMEROLOG([.$A1000];&quot;modern&quot;;&quot;tam&quot;)" office:value-type="float" office:value="44" calcext:value-type="float">
            <text:p>44</text:p>
          </table:table-cell>
          <table:table-cell table:formula="of:=NUMEROLOG([.$A1000];&quot;TR&quot;;&quot;tam&quot;)" office:value-type="float" office:value="150" calcext:value-type="float">
            <text:p>150</text:p>
          </table:table-cell>
          <table:table-cell table:formula="of:=ABJAD([.$A1000];0;1)" office:value-type="float" office:value="52" calcext:value-type="float">
            <text:p>52</text:p>
          </table:table-cell>
          <table:table-cell table:formula="of:=ABJAD([.$A1000];1;1)" office:value-type="float" office:value="1888" calcext:value-type="float">
            <text:p>1888</text:p>
          </table:table-cell>
          <table:table-cell table:formula="of:=ABJAD([.$A1000];2;1)" office:value-type="float" office:value="5740" calcext:value-type="float">
            <text:p>5740</text:p>
          </table:table-cell>
          <table:table-cell table:formula="of:=ABJAD([.$A1000];3;1)" office:value-type="float" office:value="15074" calcext:value-type="float">
            <text:p>15074</text:p>
          </table:table-cell>
        </table:table-row>
        <table:table-row table:style-name="ro1">
          <table:table-cell office:value-type="string" calcext:value-type="string">
            <text:p>KUTLUYURDU</text:p>
          </table:table-cell>
          <table:table-cell table:formula="of:=NUMEROLOG([.$A1001];&quot;modern&quot;;&quot;tam&quot;)" office:value-type="float" office:value="39" calcext:value-type="float">
            <text:p>39</text:p>
          </table:table-cell>
          <table:table-cell table:formula="of:=NUMEROLOG([.$A1001];&quot;TR&quot;;&quot;tam&quot;)" office:value-type="float" office:value="207" calcext:value-type="float">
            <text:p>207</text:p>
          </table:table-cell>
          <table:table-cell table:formula="of:=ABJAD([.$A1001];0;1)" office:value-type="float" office:value="26" calcext:value-type="float">
            <text:p>26</text:p>
          </table:table-cell>
          <table:table-cell table:formula="of:=ABJAD([.$A1001];1;1)" office:value-type="float" office:value="4094" calcext:value-type="float">
            <text:p>4094</text:p>
          </table:table-cell>
          <table:table-cell table:formula="of:=ABJAD([.$A1001];2;1)" office:value-type="float" office:value="6524" calcext:value-type="float">
            <text:p>6524</text:p>
          </table:table-cell>
          <table:table-cell table:formula="of:=ABJAD([.$A1001];3;1)" office:value-type="float" office:value="23864" calcext:value-type="float">
            <text:p>23864</text:p>
          </table:table-cell>
        </table:table-row>
        <table:table-row table:style-name="ro1">
          <table:table-cell office:value-type="string" calcext:value-type="string">
            <text:p>KÜTÜK</text:p>
          </table:table-cell>
          <table:table-cell table:formula="of:=NUMEROLOG([.$A1002];&quot;modern&quot;;&quot;tam&quot;)" office:value-type="float" office:value="12" calcext:value-type="float">
            <text:p>12</text:p>
          </table:table-cell>
          <table:table-cell table:formula="of:=NUMEROLOG([.$A1002];&quot;TR&quot;;&quot;tam&quot;)" office:value-type="float" office:value="104" calcext:value-type="float">
            <text:p>104</text:p>
          </table:table-cell>
          <table:table-cell table:formula="of:=ABJAD([.$A1002];0;1)" office:value-type="float" office:value="24" calcext:value-type="float">
            <text:p>24</text:p>
          </table:table-cell>
          <table:table-cell table:formula="of:=ABJAD([.$A1002];1;1)" office:value-type="float" office:value="1980" calcext:value-type="float">
            <text:p>1980</text:p>
          </table:table-cell>
          <table:table-cell table:formula="of:=ABJAD([.$A1002];2;1)" office:value-type="float" office:value="3395" calcext:value-type="float">
            <text:p>3395</text:p>
          </table:table-cell>
          <table:table-cell table:formula="of:=ABJAD([.$A1002];3;1)" office:value-type="float" office:value="10645" calcext:value-type="float">
            <text:p>10645</text:p>
          </table:table-cell>
        </table:table-row>
        <table:table-row table:style-name="ro1">
          <table:table-cell office:value-type="string" calcext:value-type="string">
            <text:p>KÜTÜKCÜ</text:p>
          </table:table-cell>
          <table:table-cell table:formula="of:=NUMEROLOG([.$A1003];&quot;modern&quot;;&quot;tam&quot;)" office:value-type="float" office:value="18" calcext:value-type="float">
            <text:p>18</text:p>
          </table:table-cell>
          <table:table-cell table:formula="of:=NUMEROLOG([.$A1003];&quot;TR&quot;;&quot;tam&quot;)" office:value-type="float" office:value="133" calcext:value-type="float">
            <text:p>133</text:p>
          </table:table-cell>
          <table:table-cell table:formula="of:=ABJAD([.$A1003];0;1)" office:value-type="float" office:value="31" calcext:value-type="float">
            <text:p>31</text:p>
          </table:table-cell>
          <table:table-cell table:formula="of:=ABJAD([.$A1003];1;1)" office:value-type="float" office:value="2683" calcext:value-type="float">
            <text:p>2683</text:p>
          </table:table-cell>
          <table:table-cell table:formula="of:=ABJAD([.$A1003];2;1)" office:value-type="float" office:value="4803" calcext:value-type="float">
            <text:p>4803</text:p>
          </table:table-cell>
          <table:table-cell table:formula="of:=ABJAD([.$A1003];3;1)" office:value-type="float" office:value="14877" calcext:value-type="float">
            <text:p>14877</text:p>
          </table:table-cell>
        </table:table-row>
        <table:table-row table:style-name="ro1">
          <table:table-cell office:value-type="string" calcext:value-type="string">
            <text:p>KÜTÜKOĞLU</text:p>
          </table:table-cell>
          <table:table-cell table:formula="of:=NUMEROLOG([.$A1004];&quot;modern&quot;;&quot;tam&quot;)" office:value-type="float" office:value="31" calcext:value-type="float">
            <text:p>31</text:p>
          </table:table-cell>
          <table:table-cell table:formula="of:=NUMEROLOG([.$A1004];&quot;TR&quot;;&quot;tam&quot;)" office:value-type="float" office:value="171" calcext:value-type="float">
            <text:p>171</text:p>
          </table:table-cell>
          <table:table-cell table:formula="of:=ABJAD([.$A1004];0;1)" office:value-type="float" office:value="42" calcext:value-type="float">
            <text:p>42</text:p>
          </table:table-cell>
          <table:table-cell table:formula="of:=ABJAD([.$A1004];1;1)" office:value-type="float" office:value="2718" calcext:value-type="float">
            <text:p>2718</text:p>
          </table:table-cell>
          <table:table-cell table:formula="of:=ABJAD([.$A1004];2;1)" office:value-type="float" office:value="7423" calcext:value-type="float">
            <text:p>7423</text:p>
          </table:table-cell>
          <table:table-cell table:formula="of:=ABJAD([.$A1004];3;1)" office:value-type="float" office:value="16016" calcext:value-type="float">
            <text:p>16016</text:p>
          </table:table-cell>
        </table:table-row>
        <table:table-row table:style-name="ro1">
          <table:table-cell office:value-type="string" calcext:value-type="string">
            <text:p>KUYUCU</text:p>
          </table:table-cell>
          <table:table-cell table:formula="of:=NUMEROLOG([.$A1005];&quot;modern&quot;;&quot;tam&quot;)" office:value-type="float" office:value="21" calcext:value-type="float">
            <text:p>21</text:p>
          </table:table-cell>
          <table:table-cell table:formula="of:=NUMEROLOG([.$A1005];&quot;TR&quot;;&quot;tam&quot;)" office:value-type="float" office:value="120" calcext:value-type="float">
            <text:p>120</text:p>
          </table:table-cell>
          <table:table-cell table:formula="of:=ABJAD([.$A1005];0;1)" office:value-type="float" office:value="7" calcext:value-type="float">
            <text:p>7</text:p>
          </table:table-cell>
          <table:table-cell table:formula="of:=ABJAD([.$A1005];1;1)" office:value-type="float" office:value="2743" calcext:value-type="float">
            <text:p>2743</text:p>
          </table:table-cell>
          <table:table-cell table:formula="of:=ABJAD([.$A1005];2;1)" office:value-type="float" office:value="4558" calcext:value-type="float">
            <text:p>4558</text:p>
          </table:table-cell>
          <table:table-cell table:formula="of:=ABJAD([.$A1005];3;1)" office:value-type="float" office:value="14800" calcext:value-type="float">
            <text:p>14800</text:p>
          </table:table-cell>
        </table:table-row>
        <table:table-row table:style-name="ro1">
          <table:table-cell office:value-type="string" calcext:value-type="string">
            <text:p>LAĞARLI</text:p>
          </table:table-cell>
          <table:table-cell table:formula="of:=NUMEROLOG([.$A1006];&quot;modern&quot;;&quot;tam&quot;)" office:value-type="float" office:value="33" calcext:value-type="float">
            <text:p>33</text:p>
          </table:table-cell>
          <table:table-cell table:formula="of:=NUMEROLOG([.$A1006];&quot;TR&quot;;&quot;tam&quot;)" office:value-type="float" office:value="73" calcext:value-type="float">
            <text:p>73</text:p>
          </table:table-cell>
          <table:table-cell table:formula="of:=ABJAD([.$A1006];0;1)" office:value-type="float" office:value="32" calcext:value-type="float">
            <text:p>32</text:p>
          </table:table-cell>
          <table:table-cell table:formula="of:=ABJAD([.$A1006];1;1)" office:value-type="float" office:value="320" calcext:value-type="float">
            <text:p>320</text:p>
          </table:table-cell>
          <table:table-cell table:formula="of:=ABJAD([.$A1006];2;1)" office:value-type="float" office:value="2952" calcext:value-type="float">
            <text:p>2952</text:p>
          </table:table-cell>
          <table:table-cell table:formula="of:=ABJAD([.$A1006];3;1)"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LEVENT</text:p>
          </table:table-cell>
          <table:table-cell table:formula="of:=NUMEROLOG([.$A1007];&quot;modern&quot;;&quot;tam&quot;)" office:value-type="float" office:value="24" calcext:value-type="float">
            <text:p>24</text:p>
          </table:table-cell>
          <table:table-cell table:formula="of:=NUMEROLOG([.$A1007];&quot;TR&quot;;&quot;tam&quot;)" office:value-type="float" office:value="95" calcext:value-type="float">
            <text:p>95</text:p>
          </table:table-cell>
          <table:table-cell table:formula="of:=ABJAD([.$A1007];0;1)" office:value-type="float" office:value="38" calcext:value-type="float">
            <text:p>38</text:p>
          </table:table-cell>
          <table:table-cell table:formula="of:=ABJAD([.$A1007];1;1)" office:value-type="float" office:value="1430" calcext:value-type="float">
            <text:p>1430</text:p>
          </table:table-cell>
          <table:table-cell table:formula="of:=ABJAD([.$A1007];2;1)" office:value-type="float" office:value="1460" calcext:value-type="float">
            <text:p>1460</text:p>
          </table:table-cell>
          <table:table-cell table:formula="of:=ABJAD([.$A1007];3;1)" office:value-type="float" office:value="9796" calcext:value-type="float">
            <text:p>9796</text:p>
          </table:table-cell>
        </table:table-row>
        <table:table-row table:style-name="ro1">
          <table:table-cell office:value-type="string" calcext:value-type="string">
            <text:p>LEYMUNÇİÇEĞİ</text:p>
          </table:table-cell>
          <table:table-cell table:formula="of:=NUMEROLOG([.$A1008];&quot;modern&quot;;&quot;tam&quot;)" office:value-type="float" office:value="63" calcext:value-type="float">
            <text:p>63</text:p>
          </table:table-cell>
          <table:table-cell table:formula="of:=NUMEROLOG([.$A1008];&quot;TR&quot;;&quot;tam&quot;)" office:value-type="float" office:value="154" calcext:value-type="float">
            <text:p>154</text:p>
          </table:table-cell>
          <table:table-cell table:formula="of:=ABJAD([.$A1008];0;1)" office:value-type="float" office:value="52" calcext:value-type="float">
            <text:p>52</text:p>
          </table:table-cell>
          <table:table-cell table:formula="of:=ABJAD([.$A1008];1;1)" office:value-type="float" office:value="1744" calcext:value-type="float">
            <text:p>1744</text:p>
          </table:table-cell>
          <table:table-cell table:formula="of:=ABJAD([.$A1008];2;1)" office:value-type="float" office:value="5029" calcext:value-type="float">
            <text:p>5029</text:p>
          </table:table-cell>
          <table:table-cell table:formula="of:=ABJAD([.$A1008];3;1)" office:value-type="float" office:value="16501" calcext:value-type="float">
            <text:p>16501</text:p>
          </table:table-cell>
        </table:table-row>
        <table:table-row table:style-name="ro1">
          <table:table-cell office:value-type="string" calcext:value-type="string">
            <text:p>MAĞATUR</text:p>
          </table:table-cell>
          <table:table-cell table:formula="of:=NUMEROLOG([.$A1009];&quot;modern&quot;;&quot;tam&quot;)" office:value-type="float" office:value="27" calcext:value-type="float">
            <text:p>27</text:p>
          </table:table-cell>
          <table:table-cell table:formula="of:=NUMEROLOG([.$A1009];&quot;TR&quot;;&quot;tam&quot;)" office:value-type="float" office:value="97" calcext:value-type="float">
            <text:p>97</text:p>
          </table:table-cell>
          <table:table-cell table:formula="of:=ABJAD([.$A1009];0;1)" office:value-type="float" office:value="26" calcext:value-type="float">
            <text:p>26</text:p>
          </table:table-cell>
          <table:table-cell table:formula="of:=ABJAD([.$A1009];1;1)" office:value-type="float" office:value="1370" calcext:value-type="float">
            <text:p>1370</text:p>
          </table:table-cell>
          <table:table-cell table:formula="of:=ABJAD([.$A1009];2;1)" office:value-type="float" office:value="4592" calcext:value-type="float">
            <text:p>4592</text:p>
          </table:table-cell>
          <table:table-cell table:formula="of:=ABJAD([.$A1009];3;1)" office:value-type="float" office:value="11678" calcext:value-type="float">
            <text:p>11678</text:p>
          </table:table-cell>
        </table:table-row>
        <table:table-row table:style-name="ro1">
          <table:table-cell office:value-type="string" calcext:value-type="string">
            <text:p>MALÇOK</text:p>
          </table:table-cell>
          <table:table-cell table:formula="of:=NUMEROLOG([.$A1010];&quot;modern&quot;;&quot;tam&quot;)" office:value-type="float" office:value="19" calcext:value-type="float">
            <text:p>19</text:p>
          </table:table-cell>
          <table:table-cell table:formula="of:=NUMEROLOG([.$A1010];&quot;TR&quot;;&quot;tam&quot;)" office:value-type="float" office:value="68" calcext:value-type="float">
            <text:p>68</text:p>
          </table:table-cell>
          <table:table-cell table:formula="of:=ABJAD([.$A1010];0;1)" office:value-type="float" office:value="18" calcext:value-type="float">
            <text:p>18</text:p>
          </table:table-cell>
          <table:table-cell table:formula="of:=ABJAD([.$A1010];1;1)" office:value-type="float" office:value="234" calcext:value-type="float">
            <text:p>234</text:p>
          </table:table-cell>
          <table:table-cell table:formula="of:=ABJAD([.$A1010];2;1)" office:value-type="float" office:value="335" calcext:value-type="float">
            <text:p>335</text:p>
          </table:table-cell>
          <table:table-cell table:formula="of:=ABJAD([.$A1010];3;1)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MANAV</text:p>
          </table:table-cell>
          <table:table-cell table:formula="of:=NUMEROLOG([.$A1011];&quot;modern&quot;;&quot;tam&quot;)" office:value-type="float" office:value="15" calcext:value-type="float">
            <text:p>15</text:p>
          </table:table-cell>
          <table:table-cell table:formula="of:=NUMEROLOG([.$A1011];&quot;TR&quot;;&quot;tam&quot;)" office:value-type="float" office:value="62" calcext:value-type="float">
            <text:p>62</text:p>
          </table:table-cell>
          <table:table-cell table:formula="of:=ABJAD([.$A1011];0;1)" office:value-type="float" office:value="20" calcext:value-type="float">
            <text:p>20</text:p>
          </table:table-cell>
          <table:table-cell table:formula="of:=ABJAD([.$A1011];1;1)" office:value-type="float" office:value="932" calcext:value-type="float">
            <text:p>932</text:p>
          </table:table-cell>
          <table:table-cell table:formula="of:=ABJAD([.$A1011];2;1)" office:value-type="float" office:value="949" calcext:value-type="float">
            <text:p>949</text:p>
          </table:table-cell>
          <table:table-cell table:formula="of:=ABJAD([.$A1011];3;1)" office:value-type="float" office:value="7315" calcext:value-type="float">
            <text:p>7315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NUMEROLOG([.$A1012];&quot;modern&quot;;&quot;tam&quot;)" office:value-type="float" office:value="16" calcext:value-type="float">
            <text:p>16</text:p>
          </table:table-cell>
          <table:table-cell table:formula="of:=NUMEROLOG([.$A1012];&quot;TR&quot;;&quot;tam&quot;)" office:value-type="float" office:value="62" calcext:value-type="float">
            <text:p>62</text:p>
          </table:table-cell>
          <table:table-cell table:formula="of:=ABJAD([.$A1012];0;1)" office:value-type="float" office:value="17" calcext:value-type="float">
            <text:p>17</text:p>
          </table:table-cell>
          <table:table-cell table:formula="of:=ABJAD([.$A1012];1;1)" office:value-type="float" office:value="761" calcext:value-type="float">
            <text:p>761</text:p>
          </table:table-cell>
          <table:table-cell table:formula="of:=ABJAD([.$A1012];2;1)" office:value-type="float" office:value="777" calcext:value-type="float">
            <text:p>777</text:p>
          </table:table-cell>
          <table:table-cell table:formula="of:=ABJAD([.$A1012];3;1)"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MAVİ</text:p>
          </table:table-cell>
          <table:table-cell table:formula="of:=NUMEROLOG([.$A1013];&quot;modern&quot;;&quot;tam&quot;)" office:value-type="float" office:value="18" calcext:value-type="float">
            <text:p>18</text:p>
          </table:table-cell>
          <table:table-cell table:formula="of:=NUMEROLOG([.$A1013];&quot;TR&quot;;&quot;tam&quot;)" office:value-type="float" office:value="56" calcext:value-type="float">
            <text:p>56</text:p>
          </table:table-cell>
          <table:table-cell table:formula="of:=ABJAD([.$A1013];0;1)" office:value-type="float" office:value="17" calcext:value-type="float">
            <text:p>17</text:p>
          </table:table-cell>
          <table:table-cell table:formula="of:=ABJAD([.$A1013];1;1)" office:value-type="float" office:value="881" calcext:value-type="float">
            <text:p>881</text:p>
          </table:table-cell>
          <table:table-cell table:formula="of:=ABJAD([.$A1013];2;1)" office:value-type="float" office:value="912" calcext:value-type="float">
            <text:p>912</text:p>
          </table:table-cell>
          <table:table-cell table:formula="of:=ABJAD([.$A1013];3;1)" office:value-type="float" office:value="6408" calcext:value-type="float">
            <text:p>6408</text:p>
          </table:table-cell>
        </table:table-row>
        <table:table-row table:style-name="ro1">
          <table:table-cell office:value-type="string" calcext:value-type="string">
            <text:p>MELEKOĞLU</text:p>
          </table:table-cell>
          <table:table-cell table:formula="of:=NUMEROLOG([.$A1014];&quot;modern&quot;;&quot;tam&quot;)" office:value-type="float" office:value="38" calcext:value-type="float">
            <text:p>38</text:p>
          </table:table-cell>
          <table:table-cell table:formula="of:=NUMEROLOG([.$A1014];&quot;TR&quot;;&quot;tam&quot;)" office:value-type="float" office:value="124" calcext:value-type="float">
            <text:p>124</text:p>
          </table:table-cell>
          <table:table-cell table:formula="of:=ABJAD([.$A1014];0;1)" office:value-type="float" office:value="34" calcext:value-type="float">
            <text:p>34</text:p>
          </table:table-cell>
          <table:table-cell table:formula="of:=ABJAD([.$A1014];1;1)" office:value-type="float" office:value="898" calcext:value-type="float">
            <text:p>898</text:p>
          </table:table-cell>
          <table:table-cell table:formula="of:=ABJAD([.$A1014];2;1)" office:value-type="float" office:value="4213" calcext:value-type="float">
            <text:p>4213</text:p>
          </table:table-cell>
          <table:table-cell table:formula="of:=ABJAD([.$A1014];3;1)" office:value-type="float" office:value="7621" calcext:value-type="float">
            <text:p>7621</text:p>
          </table:table-cell>
        </table:table-row>
        <table:table-row table:style-name="ro1">
          <table:table-cell office:value-type="string" calcext:value-type="string">
            <text:p>MEMETOĞLU</text:p>
          </table:table-cell>
          <table:table-cell table:formula="of:=NUMEROLOG([.$A1015];&quot;modern&quot;;&quot;tam&quot;)" office:value-type="float" office:value="39" calcext:value-type="float">
            <text:p>39</text:p>
          </table:table-cell>
          <table:table-cell table:formula="of:=NUMEROLOG([.$A1015];&quot;TR&quot;;&quot;tam&quot;)" office:value-type="float" office:value="135" calcext:value-type="float">
            <text:p>135</text:p>
          </table:table-cell>
          <table:table-cell table:formula="of:=ABJAD([.$A1015];0;1)" office:value-type="float" office:value="36" calcext:value-type="float">
            <text:p>36</text:p>
          </table:table-cell>
          <table:table-cell table:formula="of:=ABJAD([.$A1015];1;1)" office:value-type="float" office:value="1368" calcext:value-type="float">
            <text:p>1368</text:p>
          </table:table-cell>
          <table:table-cell table:formula="of:=ABJAD([.$A1015];2;1)" office:value-type="float" office:value="4683" calcext:value-type="float">
            <text:p>4683</text:p>
          </table:table-cell>
          <table:table-cell table:formula="of:=ABJAD([.$A1015];3;1)"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MEMİŞ</text:p>
          </table:table-cell>
          <table:table-cell table:formula="of:=NUMEROLOG([.$A1016];&quot;modern&quot;;&quot;tam&quot;)" office:value-type="float" office:value="23" calcext:value-type="float">
            <text:p>23</text:p>
          </table:table-cell>
          <table:table-cell table:formula="of:=NUMEROLOG([.$A1016];&quot;TR&quot;;&quot;tam&quot;)" office:value-type="float" office:value="73" calcext:value-type="float">
            <text:p>73</text:p>
          </table:table-cell>
          <table:table-cell table:formula="of:=ABJAD([.$A1016];0;1)" office:value-type="float" office:value="17" calcext:value-type="float">
            <text:p>17</text:p>
          </table:table-cell>
          <table:table-cell table:formula="of:=ABJAD([.$A1016];1;1)" office:value-type="float" office:value="545" calcext:value-type="float">
            <text:p>545</text:p>
          </table:table-cell>
          <table:table-cell table:formula="of:=ABJAD([.$A1016];2;1)" office:value-type="float" office:value="585" calcext:value-type="float">
            <text:p>585</text:p>
          </table:table-cell>
          <table:table-cell table:formula="of:=ABJAD([.$A1016];3;1)" office:value-type="float" office:value="7043" calcext:value-type="float">
            <text:p>7043</text:p>
          </table:table-cell>
        </table:table-row>
        <table:table-row table:style-name="ro1">
          <table:table-cell office:value-type="string" calcext:value-type="string">
            <text:p>MENDEŞ</text:p>
          </table:table-cell>
          <table:table-cell table:formula="of:=NUMEROLOG([.$A1017];&quot;modern&quot;;&quot;tam&quot;)" office:value-type="float" office:value="24" calcext:value-type="float">
            <text:p>24</text:p>
          </table:table-cell>
          <table:table-cell table:formula="of:=NUMEROLOG([.$A1017];&quot;TR&quot;;&quot;tam&quot;)" office:value-type="float" office:value="73" calcext:value-type="float">
            <text:p>73</text:p>
          </table:table-cell>
          <table:table-cell table:formula="of:=ABJAD([.$A1017];0;1)" office:value-type="float" office:value="28" calcext:value-type="float">
            <text:p>28</text:p>
          </table:table-cell>
          <table:table-cell table:formula="of:=ABJAD([.$A1017];1;1)" office:value-type="float" office:value="544" calcext:value-type="float">
            <text:p>544</text:p>
          </table:table-cell>
          <table:table-cell table:formula="of:=ABJAD([.$A1017];2;1)" office:value-type="float" office:value="574" calcext:value-type="float">
            <text:p>574</text:p>
          </table:table-cell>
          <table:table-cell table:formula="of:=ABJAD([.$A1017];3;1)"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MENEKŞE</text:p>
          </table:table-cell>
          <table:table-cell table:formula="of:=NUMEROLOG([.$A1018];&quot;modern&quot;;&quot;tam&quot;)" office:value-type="float" office:value="27" calcext:value-type="float">
            <text:p>27</text:p>
          </table:table-cell>
          <table:table-cell table:formula="of:=NUMEROLOG([.$A1018];&quot;TR&quot;;&quot;tam&quot;)" office:value-type="float" office:value="88" calcext:value-type="float">
            <text:p>88</text:p>
          </table:table-cell>
          <table:table-cell table:formula="of:=ABJAD([.$A1018];0;1)" office:value-type="float" office:value="33" calcext:value-type="float">
            <text:p>33</text:p>
          </table:table-cell>
          <table:table-cell table:formula="of:=ABJAD([.$A1018];1;1)" office:value-type="float" office:value="585" calcext:value-type="float">
            <text:p>585</text:p>
          </table:table-cell>
          <table:table-cell table:formula="of:=ABJAD([.$A1018];2;1)" office:value-type="float" office:value="620" calcext:value-type="float">
            <text:p>620</text:p>
          </table:table-cell>
          <table:table-cell table:formula="of:=ABJAD([.$A1018];3;1)"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MENTEŞ</text:p>
          </table:table-cell>
          <table:table-cell table:formula="of:=NUMEROLOG([.$A1019];&quot;modern&quot;;&quot;tam&quot;)" office:value-type="float" office:value="22" calcext:value-type="float">
            <text:p>22</text:p>
          </table:table-cell>
          <table:table-cell table:formula="of:=NUMEROLOG([.$A1019];&quot;TR&quot;;&quot;tam&quot;)" office:value-type="float" office:value="92" calcext:value-type="float">
            <text:p>92</text:p>
          </table:table-cell>
          <table:table-cell table:formula="of:=ABJAD([.$A1019];0;1)" office:value-type="float" office:value="32" calcext:value-type="float">
            <text:p>32</text:p>
          </table:table-cell>
          <table:table-cell table:formula="of:=ABJAD([.$A1019];1;1)" office:value-type="float" office:value="1040" calcext:value-type="float">
            <text:p>1040</text:p>
          </table:table-cell>
          <table:table-cell table:formula="of:=ABJAD([.$A1019];2;1)" office:value-type="float" office:value="1070" calcext:value-type="float">
            <text:p>1070</text:p>
          </table:table-cell>
          <table:table-cell table:formula="of:=ABJAD([.$A1019];3;1)" office:value-type="float" office:value="10121" calcext:value-type="float">
            <text:p>10121</text:p>
          </table:table-cell>
        </table:table-row>
        <table:table-row table:style-name="ro1">
          <table:table-cell office:value-type="string" calcext:value-type="string">
            <text:p>MERCAN</text:p>
          </table:table-cell>
          <table:table-cell table:formula="of:=NUMEROLOG([.$A1020];&quot;modern&quot;;&quot;tam&quot;)" office:value-type="float" office:value="27" calcext:value-type="float">
            <text:p>27</text:p>
          </table:table-cell>
          <table:table-cell table:formula="of:=NUMEROLOG([.$A1020];&quot;TR&quot;;&quot;tam&quot;)" office:value-type="float" office:value="64" calcext:value-type="float">
            <text:p>64</text:p>
          </table:table-cell>
          <table:table-cell table:formula="of:=ABJAD([.$A1020];0;1)" office:value-type="float" office:value="27" calcext:value-type="float">
            <text:p>27</text:p>
          </table:table-cell>
          <table:table-cell table:formula="of:=ABJAD([.$A1020];1;1)" office:value-type="float" office:value="339" calcext:value-type="float">
            <text:p>339</text:p>
          </table:table-cell>
          <table:table-cell table:formula="of:=ABJAD([.$A1020];2;1)" office:value-type="float" office:value="365" calcext:value-type="float">
            <text:p>365</text:p>
          </table:table-cell>
          <table:table-cell table:formula="of:=ABJAD([.$A1020];3;1)" office:value-type="float" office:value="6918" calcext:value-type="float">
            <text:p>6918</text:p>
          </table:table-cell>
        </table:table-row>
        <table:table-row table:style-name="ro1">
          <table:table-cell office:value-type="string" calcext:value-type="string">
            <text:p>MERDEN</text:p>
          </table:table-cell>
          <table:table-cell table:formula="of:=NUMEROLOG([.$A1021];&quot;modern&quot;;&quot;tam&quot;)" office:value-type="float" office:value="32" calcext:value-type="float">
            <text:p>32</text:p>
          </table:table-cell>
          <table:table-cell table:formula="of:=NUMEROLOG([.$A1021];&quot;TR&quot;;&quot;tam&quot;)" office:value-type="float" office:value="71" calcext:value-type="float">
            <text:p>71</text:p>
          </table:table-cell>
          <table:table-cell table:formula="of:=ABJAD([.$A1021];0;1)" office:value-type="float" office:value="32" calcext:value-type="float">
            <text:p>32</text:p>
          </table:table-cell>
          <table:table-cell table:formula="of:=ABJAD([.$A1021];1;1)" office:value-type="float" office:value="344" calcext:value-type="float">
            <text:p>344</text:p>
          </table:table-cell>
          <table:table-cell table:formula="of:=ABJAD([.$A1021];2;1)" office:value-type="float" office:value="374" calcext:value-type="float">
            <text:p>374</text:p>
          </table:table-cell>
          <table:table-cell table:formula="of:=ABJAD([.$A1021];3;1)" office:value-type="float" office:value="7194" calcext:value-type="float">
            <text:p>7194</text:p>
          </table:table-cell>
        </table:table-row>
        <table:table-row table:style-name="ro1">
          <table:table-cell office:value-type="string" calcext:value-type="string">
            <text:p>MERHAMETSİZ</text:p>
          </table:table-cell>
          <table:table-cell table:formula="of:=NUMEROLOG([.$A1022];&quot;modern&quot;;&quot;tam&quot;)" office:value-type="float" office:value="56" calcext:value-type="float">
            <text:p>56</text:p>
          </table:table-cell>
          <table:table-cell table:formula="of:=NUMEROLOG([.$A1022];&quot;TR&quot;;&quot;tam&quot;)" office:value-type="float" office:value="163" calcext:value-type="float">
            <text:p>163</text:p>
          </table:table-cell>
          <table:table-cell table:formula="of:=ABJAD([.$A1022];0;1)" office:value-type="float" office:value="48" calcext:value-type="float">
            <text:p>48</text:p>
          </table:table-cell>
          <table:table-cell table:formula="of:=ABJAD([.$A1022];1;1)" office:value-type="float" office:value="2160" calcext:value-type="float">
            <text:p>2160</text:p>
          </table:table-cell>
          <table:table-cell table:formula="of:=ABJAD([.$A1022];2;1)" office:value-type="float" office:value="2226" calcext:value-type="float">
            <text:p>2226</text:p>
          </table:table-cell>
          <table:table-cell table:formula="of:=ABJAD([.$A1022];3;1)" office:value-type="float" office:value="15084" calcext:value-type="float">
            <text:p>15084</text:p>
          </table:table-cell>
        </table:table-row>
        <table:table-row table:style-name="ro1">
          <table:table-cell office:value-type="string" calcext:value-type="string">
            <text:p>MERSİN</text:p>
          </table:table-cell>
          <table:table-cell table:formula="of:=NUMEROLOG([.$A1023];&quot;modern&quot;;&quot;tam&quot;)" office:value-type="float" office:value="33" calcext:value-type="float">
            <text:p>33</text:p>
          </table:table-cell>
          <table:table-cell table:formula="of:=NUMEROLOG([.$A1023];&quot;TR&quot;;&quot;tam&quot;)" office:value-type="float" office:value="94" calcext:value-type="float">
            <text:p>94</text:p>
          </table:table-cell>
          <table:table-cell table:formula="of:=ABJAD([.$A1023];0;1)" office:value-type="float" office:value="31" calcext:value-type="float">
            <text:p>31</text:p>
          </table:table-cell>
          <table:table-cell table:formula="of:=ABJAD([.$A1023];1;1)" office:value-type="float" office:value="655" calcext:value-type="float">
            <text:p>655</text:p>
          </table:table-cell>
          <table:table-cell table:formula="of:=ABJAD([.$A1023];2;1)" office:value-type="float" office:value="700" calcext:value-type="float">
            <text:p>700</text:p>
          </table:table-cell>
          <table:table-cell table:formula="of:=ABJAD([.$A1023];3;1)" office:value-type="float" office:value="10496" calcext:value-type="float">
            <text:p>10496</text:p>
          </table:table-cell>
        </table:table-row>
        <table:table-row table:style-name="ro1">
          <table:table-cell office:value-type="string" calcext:value-type="string">
            <text:p>MERT</text:p>
          </table:table-cell>
          <table:table-cell table:formula="of:=NUMEROLOG([.$A1024];&quot;modern&quot;;&quot;tam&quot;)" office:value-type="float" office:value="20" calcext:value-type="float">
            <text:p>20</text:p>
          </table:table-cell>
          <table:table-cell table:formula="of:=NUMEROLOG([.$A1024];&quot;TR&quot;;&quot;tam&quot;)" office:value-type="float" office:value="67" calcext:value-type="float">
            <text:p>67</text:p>
          </table:table-cell>
          <table:table-cell table:formula="of:=ABJAD([.$A1024];0;1)" office:value-type="float" office:value="21" calcext:value-type="float">
            <text:p>21</text:p>
          </table:table-cell>
          <table:table-cell table:formula="of:=ABJAD([.$A1024];1;1)" office:value-type="float" office:value="765" calcext:value-type="float">
            <text:p>765</text:p>
          </table:table-cell>
          <table:table-cell table:formula="of:=ABJAD([.$A1024];2;1)" office:value-type="float" office:value="785" calcext:value-type="float">
            <text:p>785</text:p>
          </table:table-cell>
          <table:table-cell table:formula="of:=ABJAD([.$A1024];3;1)" office:value-type="float" office:value="7115" calcext:value-type="float">
            <text:p>7115</text:p>
          </table:table-cell>
        </table:table-row>
        <table:table-row table:style-name="ro1">
          <table:table-cell office:value-type="string" calcext:value-type="string">
            <text:p>MERTOL</text:p>
          </table:table-cell>
          <table:table-cell table:formula="of:=NUMEROLOG([.$A1025];&quot;modern&quot;;&quot;tam&quot;)" office:value-type="float" office:value="29" calcext:value-type="float">
            <text:p>29</text:p>
          </table:table-cell>
          <table:table-cell table:formula="of:=NUMEROLOG([.$A1025];&quot;TR&quot;;&quot;tam&quot;)" office:value-type="float" office:value="100" calcext:value-type="float">
            <text:p>100</text:p>
          </table:table-cell>
          <table:table-cell table:formula="of:=ABJAD([.$A1025];0;1)" office:value-type="float" office:value="31" calcext:value-type="float">
            <text:p>31</text:p>
          </table:table-cell>
          <table:table-cell table:formula="of:=ABJAD([.$A1025];1;1)" office:value-type="float" office:value="895" calcext:value-type="float">
            <text:p>895</text:p>
          </table:table-cell>
          <table:table-cell table:formula="of:=ABJAD([.$A1025];2;1)" office:value-type="float" office:value="1000" calcext:value-type="float">
            <text:p>1000</text:p>
          </table:table-cell>
          <table:table-cell table:formula="of:=ABJAD([.$A1025];3;1)" office:value-type="float" office:value="7960" calcext:value-type="float">
            <text:p>7960</text:p>
          </table:table-cell>
        </table:table-row>
        <table:table-row table:style-name="ro1">
          <table:table-cell office:value-type="string" calcext:value-type="string">
            <text:p>MESCİ HAFTACI</text:p>
          </table:table-cell>
          <table:table-cell table:formula="of:=NUMEROLOG([.$A1026];&quot;modern&quot;;&quot;tam&quot;)" office:value-type="float" office:value="52" calcext:value-type="float">
            <text:p>52</text:p>
          </table:table-cell>
          <table:table-cell table:formula="of:=NUMEROLOG([.$A1026];&quot;TR&quot;;&quot;tam&quot;)" office:value-type="float" office:value="116" calcext:value-type="float">
            <text:p>116</text:p>
          </table:table-cell>
          <table:table-cell table:formula="of:=ABJAD([.$A1026];0;1)" office:value-type="float" office:value="54" calcext:value-type="float">
            <text:p>54</text:p>
          </table:table-cell>
          <table:table-cell table:formula="of:=ABJAD([.$A1026];1;1)" office:value-type="float" office:value="918" calcext:value-type="float">
            <text:p>918</text:p>
          </table:table-cell>
          <table:table-cell table:formula="of:=ABJAD([.$A1026];2;1)" office:value-type="float" office:value="990" calcext:value-type="float">
            <text:p>990</text:p>
          </table:table-cell>
          <table:table-cell table:formula="of:=ABJAD([.$A1026];3;1)" office:value-type="float" office:value="13223" calcext:value-type="float">
            <text:p>13223</text:p>
          </table:table-cell>
        </table:table-row>
        <table:table-row table:style-name="ro1">
          <table:table-cell office:value-type="string" calcext:value-type="string">
            <text:p>METE</text:p>
          </table:table-cell>
          <table:table-cell table:formula="of:=NUMEROLOG([.$A1027];&quot;modern&quot;;&quot;tam&quot;)" office:value-type="float" office:value="16" calcext:value-type="float">
            <text:p>16</text:p>
          </table:table-cell>
          <table:table-cell table:formula="of:=NUMEROLOG([.$A1027];&quot;TR&quot;;&quot;tam&quot;)" office:value-type="float" office:value="52" calcext:value-type="float">
            <text:p>52</text:p>
          </table:table-cell>
          <table:table-cell table:formula="of:=ABJAD([.$A1027];0;1)" office:value-type="float" office:value="18" calcext:value-type="float">
            <text:p>18</text:p>
          </table:table-cell>
          <table:table-cell table:formula="of:=ABJAD([.$A1027];1;1)" office:value-type="float" office:value="570" calcext:value-type="float">
            <text:p>570</text:p>
          </table:table-cell>
          <table:table-cell table:formula="of:=ABJAD([.$A1027];2;1)" office:value-type="float" office:value="590" calcext:value-type="float">
            <text:p>590</text:p>
          </table:table-cell>
          <table:table-cell table:formula="of:=ABJAD([.$A1027];3;1)"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METİNEREN</text:p>
          </table:table-cell>
          <table:table-cell table:formula="of:=NUMEROLOG([.$A1028];&quot;modern&quot;;&quot;tam&quot;)" office:value-type="float" office:value="49" calcext:value-type="float">
            <text:p>49</text:p>
          </table:table-cell>
          <table:table-cell table:formula="of:=NUMEROLOG([.$A1028];&quot;TR&quot;;&quot;tam&quot;)" office:value-type="float" office:value="125" calcext:value-type="float">
            <text:p>125</text:p>
          </table:table-cell>
          <table:table-cell table:formula="of:=ABJAD([.$A1028];0;1)" office:value-type="float" office:value="59" calcext:value-type="float">
            <text:p>59</text:p>
          </table:table-cell>
          <table:table-cell table:formula="of:=ABJAD([.$A1028];1;1)" office:value-type="float" office:value="935" calcext:value-type="float">
            <text:p>935</text:p>
          </table:table-cell>
          <table:table-cell table:formula="of:=ABJAD([.$A1028];2;1)" office:value-type="float" office:value="995" calcext:value-type="float">
            <text:p>995</text:p>
          </table:table-cell>
          <table:table-cell table:formula="of:=ABJAD([.$A1028];3;1)"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MİRZA</text:p>
          </table:table-cell>
          <table:table-cell table:formula="of:=NUMEROLOG([.$A1029];&quot;modern&quot;;&quot;tam&quot;)" office:value-type="float" office:value="31" calcext:value-type="float">
            <text:p>31</text:p>
          </table:table-cell>
          <table:table-cell table:formula="of:=NUMEROLOG([.$A1029];&quot;TR&quot;;&quot;tam&quot;)" office:value-type="float" office:value="79" calcext:value-type="float">
            <text:p>79</text:p>
          </table:table-cell>
          <table:table-cell table:formula="of:=ABJAD([.$A1029];0;1)" office:value-type="float" office:value="21" calcext:value-type="float">
            <text:p>21</text:p>
          </table:table-cell>
          <table:table-cell table:formula="of:=ABJAD([.$A1029];1;1)" office:value-type="float" office:value="1281" calcext:value-type="float">
            <text:p>1281</text:p>
          </table:table-cell>
          <table:table-cell table:formula="of:=ABJAD([.$A1029];2;1)" office:value-type="float" office:value="1317" calcext:value-type="float">
            <text:p>1317</text:p>
          </table:table-cell>
          <table:table-cell table:formula="of:=ABJAD([.$A1029];3;1)"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MOLLA</text:p>
          </table:table-cell>
          <table:table-cell table:formula="of:=NUMEROLOG([.$A1030];&quot;modern&quot;;&quot;tam&quot;)" office:value-type="float" office:value="17" calcext:value-type="float">
            <text:p>17</text:p>
          </table:table-cell>
          <table:table-cell table:formula="of:=NUMEROLOG([.$A1030];&quot;TR&quot;;&quot;tam&quot;)" office:value-type="float" office:value="65" calcext:value-type="float">
            <text:p>65</text:p>
          </table:table-cell>
          <table:table-cell table:formula="of:=ABJAD([.$A1030];0;1)" office:value-type="float" office:value="13" calcext:value-type="float">
            <text:p>13</text:p>
          </table:table-cell>
          <table:table-cell table:formula="of:=ABJAD([.$A1030];1;1)" office:value-type="float" office:value="241" calcext:value-type="float">
            <text:p>241</text:p>
          </table:table-cell>
          <table:table-cell table:formula="of:=ABJAD([.$A1030];2;1)" office:value-type="float" office:value="337" calcext:value-type="float">
            <text:p>337</text:p>
          </table:table-cell>
          <table:table-cell table:formula="of:=ABJAD([.$A1030];3;1)"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MÖNÜR</text:p>
          </table:table-cell>
          <table:table-cell table:formula="of:=NUMEROLOG([.$A1031];&quot;modern&quot;;&quot;tam&quot;)" office:value-type="float" office:value="27" calcext:value-type="float">
            <text:p>27</text:p>
          </table:table-cell>
          <table:table-cell table:formula="of:=NUMEROLOG([.$A1031];&quot;TR&quot;;&quot;tam&quot;)" office:value-type="float" office:value="99" calcext:value-type="float">
            <text:p>99</text:p>
          </table:table-cell>
          <table:table-cell table:formula="of:=ABJAD([.$A1031];0;1)" office:value-type="float" office:value="28" calcext:value-type="float">
            <text:p>28</text:p>
          </table:table-cell>
          <table:table-cell table:formula="of:=ABJAD([.$A1031];1;1)" office:value-type="float" office:value="1120" calcext:value-type="float">
            <text:p>1120</text:p>
          </table:table-cell>
          <table:table-cell table:formula="of:=ABJAD([.$A1031];2;1)" office:value-type="float" office:value="1925" calcext:value-type="float">
            <text:p>1925</text:p>
          </table:table-cell>
          <table:table-cell table:formula="of:=ABJAD([.$A1031];3;1)" office:value-type="float" office:value="9610" calcext:value-type="float">
            <text:p>9610</text:p>
          </table:table-cell>
        </table:table-row>
        <table:table-row table:style-name="ro1">
          <table:table-cell office:value-type="string" calcext:value-type="string">
            <text:p>MORAN</text:p>
          </table:table-cell>
          <table:table-cell table:formula="of:=NUMEROLOG([.$A1032];&quot;modern&quot;;&quot;tam&quot;)" office:value-type="float" office:value="25" calcext:value-type="float">
            <text:p>25</text:p>
          </table:table-cell>
          <table:table-cell table:formula="of:=NUMEROLOG([.$A1032];&quot;TR&quot;;&quot;tam&quot;)" office:value-type="float" office:value="73" calcext:value-type="float">
            <text:p>73</text:p>
          </table:table-cell>
          <table:table-cell table:formula="of:=ABJAD([.$A1032];0;1)" office:value-type="float" office:value="27" calcext:value-type="float">
            <text:p>27</text:p>
          </table:table-cell>
          <table:table-cell table:formula="of:=ABJAD([.$A1032];1;1)" office:value-type="float" office:value="411" calcext:value-type="float">
            <text:p>411</text:p>
          </table:table-cell>
          <table:table-cell table:formula="of:=ABJAD([.$A1032];2;1)" office:value-type="float" office:value="507" calcext:value-type="float">
            <text:p>507</text:p>
          </table:table-cell>
          <table:table-cell table:formula="of:=ABJAD([.$A1032];3;1)" office:value-type="float" office:value="6528" calcext:value-type="float">
            <text:p>6528</text:p>
          </table:table-cell>
        </table:table-row>
        <table:table-row table:style-name="ro1">
          <table:table-cell office:value-type="string" calcext:value-type="string">
            <text:p>MÜEZZİNOĞLU</text:p>
          </table:table-cell>
          <table:table-cell table:formula="of:=NUMEROLOG([.$A1033];&quot;modern&quot;;&quot;tam&quot;)" office:value-type="float" office:value="61" calcext:value-type="float">
            <text:p>61</text:p>
          </table:table-cell>
          <table:table-cell table:formula="of:=NUMEROLOG([.$A1033];&quot;TR&quot;;&quot;tam&quot;)" office:value-type="float" office:value="202" calcext:value-type="float">
            <text:p>202</text:p>
          </table:table-cell>
          <table:table-cell table:formula="of:=ABJAD([.$A1033];0;1)" office:value-type="float" office:value="53" calcext:value-type="float">
            <text:p>53</text:p>
          </table:table-cell>
          <table:table-cell table:formula="of:=ABJAD([.$A1033];1;1)" office:value-type="float" office:value="3593" calcext:value-type="float">
            <text:p>3593</text:p>
          </table:table-cell>
          <table:table-cell table:formula="of:=ABJAD([.$A1033];2;1)" office:value-type="float" office:value="7628" calcext:value-type="float">
            <text:p>7628</text:p>
          </table:table-cell>
          <table:table-cell table:formula="of:=ABJAD([.$A1033];3;1)" office:value-type="float" office:value="13597" calcext:value-type="float">
            <text:p>13597</text:p>
          </table:table-cell>
        </table:table-row>
        <table:table-row table:style-name="ro1">
          <table:table-cell office:value-type="string" calcext:value-type="string">
            <text:p>MÜFTÜOĞLU</text:p>
          </table:table-cell>
          <table:table-cell table:formula="of:=NUMEROLOG([.$A1034];&quot;modern&quot;;&quot;tam&quot;)" office:value-type="float" office:value="37" calcext:value-type="float">
            <text:p>37</text:p>
          </table:table-cell>
          <table:table-cell table:formula="of:=NUMEROLOG([.$A1034];&quot;TR&quot;;&quot;tam&quot;)" office:value-type="float" office:value="166" calcext:value-type="float">
            <text:p>166</text:p>
          </table:table-cell>
          <table:table-cell table:formula="of:=ABJAD([.$A1034];0;1)" office:value-type="float" office:value="40" calcext:value-type="float">
            <text:p>40</text:p>
          </table:table-cell>
          <table:table-cell table:formula="of:=ABJAD([.$A1034];1;1)" office:value-type="float" office:value="2704" calcext:value-type="float">
            <text:p>2704</text:p>
          </table:table-cell>
          <table:table-cell table:formula="of:=ABJAD([.$A1034];2;1)" office:value-type="float" office:value="7409" calcext:value-type="float">
            <text:p>7409</text:p>
          </table:table-cell>
          <table:table-cell table:formula="of:=ABJAD([.$A1034];3;1)" office:value-type="float" office:value="17018" calcext:value-type="float">
            <text:p>17018</text:p>
          </table:table-cell>
        </table:table-row>
        <table:table-row table:style-name="ro1">
          <table:table-cell office:value-type="string" calcext:value-type="string">
            <text:p>MUMCUOĞLU</text:p>
          </table:table-cell>
          <table:table-cell table:formula="of:=NUMEROLOG([.$A1035];&quot;modern&quot;;&quot;tam&quot;)" office:value-type="float" office:value="36" calcext:value-type="float">
            <text:p>36</text:p>
          </table:table-cell>
          <table:table-cell table:formula="of:=NUMEROLOG([.$A1035];&quot;TR&quot;;&quot;tam&quot;)" office:value-type="float" office:value="152" calcext:value-type="float">
            <text:p>152</text:p>
          </table:table-cell>
          <table:table-cell table:formula="of:=ABJAD([.$A1035];0;1)" office:value-type="float" office:value="21" calcext:value-type="float">
            <text:p>21</text:p>
          </table:table-cell>
          <table:table-cell table:formula="of:=ABJAD([.$A1035];1;1)" office:value-type="float" office:value="2061" calcext:value-type="float">
            <text:p>2061</text:p>
          </table:table-cell>
          <table:table-cell table:formula="of:=ABJAD([.$A1035];2;1)" office:value-type="float" office:value="6566" calcext:value-type="float">
            <text:p>6566</text:p>
          </table:table-cell>
          <table:table-cell table:formula="of:=ABJAD([.$A1035];3;1)" office:value-type="float" office:value="14438" calcext:value-type="float">
            <text:p>14438</text:p>
          </table:table-cell>
        </table:table-row>
        <table:table-row table:style-name="ro1">
          <table:table-cell office:value-type="string" calcext:value-type="string">
            <text:p>MURT</text:p>
          </table:table-cell>
          <table:table-cell table:formula="of:=NUMEROLOG([.$A1036];&quot;modern&quot;;&quot;tam&quot;)" office:value-type="float" office:value="18" calcext:value-type="float">
            <text:p>18</text:p>
          </table:table-cell>
          <table:table-cell table:formula="of:=NUMEROLOG([.$A1036];&quot;TR&quot;;&quot;tam&quot;)" office:value-type="float" office:value="86" calcext:value-type="float">
            <text:p>86</text:p>
          </table:table-cell>
          <table:table-cell table:formula="of:=ABJAD([.$A1036];0;1)" office:value-type="float" office:value="16" calcext:value-type="float">
            <text:p>16</text:p>
          </table:table-cell>
          <table:table-cell table:formula="of:=ABJAD([.$A1036];1;1)" office:value-type="float" office:value="1360" calcext:value-type="float">
            <text:p>1360</text:p>
          </table:table-cell>
          <table:table-cell table:formula="of:=ABJAD([.$A1036];2;1)" office:value-type="float" office:value="1975" calcext:value-type="float">
            <text:p>1975</text:p>
          </table:table-cell>
          <table:table-cell table:formula="of:=ABJAD([.$A1036];3;1)" office:value-type="float" office:value="9869" calcext:value-type="float">
            <text:p>9869</text:p>
          </table:table-cell>
        </table:table-row>
        <table:table-row table:style-name="ro1">
          <table:table-cell office:value-type="string" calcext:value-type="string">
            <text:p>MUTLU</text:p>
          </table:table-cell>
          <table:table-cell table:formula="of:=NUMEROLOG([.$A1037];&quot;modern&quot;;&quot;tam&quot;)" office:value-type="float" office:value="15" calcext:value-type="float">
            <text:p>15</text:p>
          </table:table-cell>
          <table:table-cell table:formula="of:=NUMEROLOG([.$A1037];&quot;TR&quot;;&quot;tam&quot;)" office:value-type="float" office:value="105" calcext:value-type="float">
            <text:p>105</text:p>
          </table:table-cell>
          <table:table-cell table:formula="of:=ABJAD([.$A1037];0;1)" office:value-type="float" office:value="10" calcext:value-type="float">
            <text:p>10</text:p>
          </table:table-cell>
          <table:table-cell table:formula="of:=ABJAD([.$A1037];1;1)" office:value-type="float" office:value="1810" calcext:value-type="float">
            <text:p>1810</text:p>
          </table:table-cell>
          <table:table-cell table:formula="of:=ABJAD([.$A1037];2;1)" office:value-type="float" office:value="3025" calcext:value-type="float">
            <text:p>3025</text:p>
          </table:table-cell>
          <table:table-cell table:formula="of:=ABJAD([.$A1037];3;1)" office:value-type="float" office:value="10475" calcext:value-type="float">
            <text:p>10475</text:p>
          </table:table-cell>
        </table:table-row>
        <table:table-row table:style-name="ro1">
          <table:table-cell office:value-type="string" calcext:value-type="string">
            <text:p>MUTLUER</text:p>
          </table:table-cell>
          <table:table-cell table:formula="of:=NUMEROLOG([.$A1038];&quot;modern&quot;;&quot;tam&quot;)" office:value-type="float" office:value="29" calcext:value-type="float">
            <text:p>29</text:p>
          </table:table-cell>
          <table:table-cell table:formula="of:=NUMEROLOG([.$A1038];&quot;TR&quot;;&quot;tam&quot;)" office:value-type="float" office:value="132" calcext:value-type="float">
            <text:p>132</text:p>
          </table:table-cell>
          <table:table-cell table:formula="of:=ABJAD([.$A1038];0;1)" office:value-type="float" office:value="23" calcext:value-type="float">
            <text:p>23</text:p>
          </table:table-cell>
          <table:table-cell table:formula="of:=ABJAD([.$A1038];1;1)" office:value-type="float" office:value="2015" calcext:value-type="float">
            <text:p>2015</text:p>
          </table:table-cell>
          <table:table-cell table:formula="of:=ABJAD([.$A1038];2;1)" office:value-type="float" office:value="3240" calcext:value-type="float">
            <text:p>3240</text:p>
          </table:table-cell>
          <table:table-cell table:formula="of:=ABJAD([.$A1038];3;1)" office:value-type="float" office:value="13562" calcext:value-type="float">
            <text:p>13562</text:p>
          </table:table-cell>
        </table:table-row>
        <table:table-row table:style-name="ro1">
          <table:table-cell office:value-type="string" calcext:value-type="string">
            <text:p>NACAR</text:p>
          </table:table-cell>
          <table:table-cell table:formula="of:=NUMEROLOG([.$A1039];&quot;modern&quot;;&quot;tam&quot;)" office:value-type="float" office:value="19" calcext:value-type="float">
            <text:p>19</text:p>
          </table:table-cell>
          <table:table-cell table:formula="of:=NUMEROLOG([.$A1039];&quot;TR&quot;;&quot;tam&quot;)" office:value-type="float" office:value="43" calcext:value-type="float">
            <text:p>43</text:p>
          </table:table-cell>
          <table:table-cell table:formula="of:=ABJAD([.$A1039];0;1)" office:value-type="float" office:value="23" calcext:value-type="float">
            <text:p>23</text:p>
          </table:table-cell>
          <table:table-cell table:formula="of:=ABJAD([.$A1039];1;1)" office:value-type="float" office:value="275" calcext:value-type="float">
            <text:p>275</text:p>
          </table:table-cell>
          <table:table-cell table:formula="of:=ABJAD([.$A1039];2;1)" office:value-type="float" office:value="292" calcext:value-type="float">
            <text:p>292</text:p>
          </table:table-cell>
          <table:table-cell table:formula="of:=ABJAD([.$A1039];3;1)" office:value-type="float" office:value="5712" calcext:value-type="float">
            <text:p>5712</text:p>
          </table:table-cell>
        </table:table-row>
        <table:table-row table:style-name="ro1">
          <table:table-cell office:value-type="string" calcext:value-type="string">
            <text:p>NACAROĞLU</text:p>
          </table:table-cell>
          <table:table-cell table:formula="of:=NUMEROLOG([.$A1040];&quot;modern&quot;;&quot;tam&quot;)" office:value-type="float" office:value="38" calcext:value-type="float">
            <text:p>38</text:p>
          </table:table-cell>
          <table:table-cell table:formula="of:=NUMEROLOG([.$A1040];&quot;TR&quot;;&quot;tam&quot;)" office:value-type="float" office:value="110" calcext:value-type="float">
            <text:p>110</text:p>
          </table:table-cell>
          <table:table-cell table:formula="of:=ABJAD([.$A1040];0;1)" office:value-type="float" office:value="41" calcext:value-type="float">
            <text:p>41</text:p>
          </table:table-cell>
          <table:table-cell table:formula="of:=ABJAD([.$A1040];1;1)" office:value-type="float" office:value="1013" calcext:value-type="float">
            <text:p>1013</text:p>
          </table:table-cell>
          <table:table-cell table:formula="of:=ABJAD([.$A1040];2;1)" office:value-type="float" office:value="4320" calcext:value-type="float">
            <text:p>4320</text:p>
          </table:table-cell>
          <table:table-cell table:formula="of:=ABJAD([.$A1040];3;1)" office:value-type="float" office:value="11083" calcext:value-type="float">
            <text:p>11083</text:p>
          </table:table-cell>
        </table:table-row>
        <table:table-row table:style-name="ro1">
          <table:table-cell office:value-type="string" calcext:value-type="string">
            <text:p>NADASTEPE</text:p>
          </table:table-cell>
          <table:table-cell table:formula="of:=NUMEROLOG([.$A1041];&quot;modern&quot;;&quot;tam&quot;)" office:value-type="float" office:value="31" calcext:value-type="float">
            <text:p>31</text:p>
          </table:table-cell>
          <table:table-cell table:formula="of:=NUMEROLOG([.$A1041];&quot;TR&quot;;&quot;tam&quot;)" office:value-type="float" office:value="102" calcext:value-type="float">
            <text:p>102</text:p>
          </table:table-cell>
          <table:table-cell table:formula="of:=ABJAD([.$A1041];0;1)" office:value-type="float" office:value="38" calcext:value-type="float">
            <text:p>38</text:p>
          </table:table-cell>
          <table:table-cell table:formula="of:=ABJAD([.$A1041];1;1)" office:value-type="float" office:value="986" calcext:value-type="float">
            <text:p>986</text:p>
          </table:table-cell>
          <table:table-cell table:formula="of:=ABJAD([.$A1041];2;1)" office:value-type="float" office:value="1023" calcext:value-type="float">
            <text:p>1023</text:p>
          </table:table-cell>
          <table:table-cell table:formula="of:=ABJAD([.$A1041];3;1)" office:value-type="float" office:value="12847" calcext:value-type="float">
            <text:p>12847</text:p>
          </table:table-cell>
        </table:table-row>
        <table:table-row table:style-name="ro1">
          <table:table-cell office:value-type="string" calcext:value-type="string">
            <text:p>NALBANT</text:p>
          </table:table-cell>
          <table:table-cell table:formula="of:=NUMEROLOG([.$A1042];&quot;modern&quot;;&quot;tam&quot;)" office:value-type="float" office:value="19" calcext:value-type="float">
            <text:p>19</text:p>
          </table:table-cell>
          <table:table-cell table:formula="of:=NUMEROLOG([.$A1042];&quot;TR&quot;;&quot;tam&quot;)" office:value-type="float" office:value="77" calcext:value-type="float">
            <text:p>77</text:p>
          </table:table-cell>
          <table:table-cell table:formula="of:=ABJAD([.$A1042];0;1)" office:value-type="float" office:value="34" calcext:value-type="float">
            <text:p>34</text:p>
          </table:table-cell>
          <table:table-cell table:formula="of:=ABJAD([.$A1042];1;1)" office:value-type="float" office:value="694" calcext:value-type="float">
            <text:p>694</text:p>
          </table:table-cell>
          <table:table-cell table:formula="of:=ABJAD([.$A1042];2;1)" office:value-type="float" office:value="721" calcext:value-type="float">
            <text:p>721</text:p>
          </table:table-cell>
          <table:table-cell table:formula="of:=ABJAD([.$A1042];3;1)" office:value-type="float" office:value="7426" calcext:value-type="float">
            <text:p>7426</text:p>
          </table:table-cell>
        </table:table-row>
        <table:table-row table:style-name="ro1">
          <table:table-cell office:value-type="string" calcext:value-type="string">
            <text:p>NAR</text:p>
          </table:table-cell>
          <table:table-cell table:formula="of:=NUMEROLOG([.$A1043];&quot;modern&quot;;&quot;tam&quot;)" office:value-type="float" office:value="15" calcext:value-type="float">
            <text:p>15</text:p>
          </table:table-cell>
          <table:table-cell table:formula="of:=NUMEROLOG([.$A1043];&quot;TR&quot;;&quot;tam&quot;)" office:value-type="float" office:value="39" calcext:value-type="float">
            <text:p>39</text:p>
          </table:table-cell>
          <table:table-cell table:formula="of:=ABJAD([.$A1043];0;1)" office:value-type="float" office:value="19" calcext:value-type="float">
            <text:p>19</text:p>
          </table:table-cell>
          <table:table-cell table:formula="of:=ABJAD([.$A1043];1;1)" office:value-type="float" office:value="271" calcext:value-type="float">
            <text:p>271</text:p>
          </table:table-cell>
          <table:table-cell table:formula="of:=ABJAD([.$A1043];2;1)" office:value-type="float" office:value="282" calcext:value-type="float">
            <text:p>282</text:p>
          </table:table-cell>
          <table:table-cell table:formula="of:=ABJAD([.$A1043];3;1)"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NART</text:p>
          </table:table-cell>
          <table:table-cell table:formula="of:=NUMEROLOG([.$A1044];&quot;modern&quot;;&quot;tam&quot;)" office:value-type="float" office:value="17" calcext:value-type="float">
            <text:p>17</text:p>
          </table:table-cell>
          <table:table-cell table:formula="of:=NUMEROLOG([.$A1044];&quot;TR&quot;;&quot;tam&quot;)" office:value-type="float" office:value="63" calcext:value-type="float">
            <text:p>63</text:p>
          </table:table-cell>
          <table:table-cell table:formula="of:=ABJAD([.$A1044];0;1)" office:value-type="float" office:value="27" calcext:value-type="float">
            <text:p>27</text:p>
          </table:table-cell>
          <table:table-cell table:formula="of:=ABJAD([.$A1044];1;1)" office:value-type="float" office:value="771" calcext:value-type="float">
            <text:p>771</text:p>
          </table:table-cell>
          <table:table-cell table:formula="of:=ABJAD([.$A1044];2;1)" office:value-type="float" office:value="787" calcext:value-type="float">
            <text:p>787</text:p>
          </table:table-cell>
          <table:table-cell table:formula="of:=ABJAD([.$A1044];3;1)" office:value-type="float" office:value="7794" calcext:value-type="float">
            <text:p>7794</text:p>
          </table:table-cell>
        </table:table-row>
        <table:table-row table:style-name="ro1">
          <table:table-cell office:value-type="string" calcext:value-type="string">
            <text:p>NASIROĞLU</text:p>
          </table:table-cell>
          <table:table-cell table:formula="of:=NUMEROLOG([.$A1045];&quot;modern&quot;;&quot;tam&quot;)" office:value-type="float" office:value="44" calcext:value-type="float">
            <text:p>44</text:p>
          </table:table-cell>
          <table:table-cell table:formula="of:=NUMEROLOG([.$A1045];&quot;TR&quot;;&quot;tam&quot;)" office:value-type="float" office:value="139" calcext:value-type="float">
            <text:p>139</text:p>
          </table:table-cell>
          <table:table-cell table:formula="of:=ABJAD([.$A1045];0;1)" office:value-type="float" office:value="47" calcext:value-type="float">
            <text:p>47</text:p>
          </table:table-cell>
          <table:table-cell table:formula="of:=ABJAD([.$A1045];1;1)" office:value-type="float" office:value="1319" calcext:value-type="float">
            <text:p>1319</text:p>
          </table:table-cell>
          <table:table-cell table:formula="of:=ABJAD([.$A1045];2;1)" office:value-type="float" office:value="4635" calcext:value-type="float">
            <text:p>4635</text:p>
          </table:table-cell>
          <table:table-cell table:formula="of:=ABJAD([.$A1045];3;1)" office:value-type="float" office:value="13611" calcext:value-type="float">
            <text:p>13611</text:p>
          </table:table-cell>
        </table:table-row>
        <table:table-row table:style-name="ro1">
          <table:table-cell office:value-type="string" calcext:value-type="string">
            <text:p>NASUHBEYOĞLU</text:p>
          </table:table-cell>
          <table:table-cell table:formula="of:=NUMEROLOG([.$A1046];&quot;modern&quot;;&quot;tam&quot;)" office:value-type="float" office:value="51" calcext:value-type="float">
            <text:p>51</text:p>
          </table:table-cell>
          <table:table-cell table:formula="of:=NUMEROLOG([.$A1046];&quot;TR&quot;;&quot;tam&quot;)" office:value-type="float" office:value="178" calcext:value-type="float">
            <text:p>178</text:p>
          </table:table-cell>
          <table:table-cell table:formula="of:=ABJAD([.$A1046];0;1)" office:value-type="float" office:value="45" calcext:value-type="float">
            <text:p>45</text:p>
          </table:table-cell>
          <table:table-cell table:formula="of:=ABJAD([.$A1046];1;1)" office:value-type="float" office:value="2625" calcext:value-type="float">
            <text:p>2625</text:p>
          </table:table-cell>
          <table:table-cell table:formula="of:=ABJAD([.$A1046];2;1)" office:value-type="float" office:value="6546" calcext:value-type="float">
            <text:p>6546</text:p>
          </table:table-cell>
          <table:table-cell table:formula="of:=ABJAD([.$A1046];3;1)" office:value-type="float" office:value="20477" calcext:value-type="float">
            <text:p>20477</text:p>
          </table:table-cell>
        </table:table-row>
        <table:table-row table:style-name="ro1">
          <table:table-cell office:value-type="string" calcext:value-type="string">
            <text:p>NİMETİGİL</text:p>
          </table:table-cell>
          <table:table-cell table:formula="of:=NUMEROLOG([.$A1047];&quot;modern&quot;;&quot;tam&quot;)" office:value-type="float" office:value="53" calcext:value-type="float">
            <text:p>53</text:p>
          </table:table-cell>
          <table:table-cell table:formula="of:=NUMEROLOG([.$A1047];&quot;TR&quot;;&quot;tam&quot;)" office:value-type="float" office:value="122" calcext:value-type="float">
            <text:p>122</text:p>
          </table:table-cell>
          <table:table-cell table:formula="of:=ABJAD([.$A1047];0;1)" office:value-type="float" office:value="56" calcext:value-type="float">
            <text:p>56</text:p>
          </table:table-cell>
          <table:table-cell table:formula="of:=ABJAD([.$A1047];1;1)" office:value-type="float" office:value="752" calcext:value-type="float">
            <text:p>752</text:p>
          </table:table-cell>
          <table:table-cell table:formula="of:=ABJAD([.$A1047];2;1)" office:value-type="float" office:value="842" calcext:value-type="float">
            <text:p>842</text:p>
          </table:table-cell>
          <table:table-cell table:formula="of:=ABJAD([.$A1047];3;1)" office:value-type="float" office:value="10974" calcext:value-type="float">
            <text:p>10974</text:p>
          </table:table-cell>
        </table:table-row>
        <table:table-row table:style-name="ro1">
          <table:table-cell office:value-type="string" calcext:value-type="string">
            <text:p>NİZAM</text:p>
          </table:table-cell>
          <table:table-cell table:formula="of:=NUMEROLOG([.$A1048];&quot;modern&quot;;&quot;tam&quot;)" office:value-type="float" office:value="27" calcext:value-type="float">
            <text:p>27</text:p>
          </table:table-cell>
          <table:table-cell table:formula="of:=NUMEROLOG([.$A1048];&quot;TR&quot;;&quot;tam&quot;)" office:value-type="float" office:value="75" calcext:value-type="float">
            <text:p>75</text:p>
          </table:table-cell>
          <table:table-cell table:formula="of:=ABJAD([.$A1048];0;1)" office:value-type="float" office:value="23" calcext:value-type="float">
            <text:p>23</text:p>
          </table:table-cell>
          <table:table-cell table:formula="of:=ABJAD([.$A1048];1;1)" office:value-type="float" office:value="1151" calcext:value-type="float">
            <text:p>1151</text:p>
          </table:table-cell>
          <table:table-cell table:formula="of:=ABJAD([.$A1048];2;1)" office:value-type="float" office:value="1187" calcext:value-type="float">
            <text:p>1187</text:p>
          </table:table-cell>
          <table:table-cell table:formula="of:=ABJAD([.$A1048];3;1)"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NOZOĞLU</text:p>
          </table:table-cell>
          <table:table-cell table:formula="of:=NUMEROLOG([.$A1049];&quot;modern&quot;;&quot;tam&quot;)" office:value-type="float" office:value="38" calcext:value-type="float">
            <text:p>38</text:p>
          </table:table-cell>
          <table:table-cell table:formula="of:=NUMEROLOG([.$A1049];&quot;TR&quot;;&quot;tam&quot;)" office:value-type="float" office:value="131" calcext:value-type="float">
            <text:p>131</text:p>
          </table:table-cell>
          <table:table-cell table:formula="of:=ABJAD([.$A1049];0;1)" office:value-type="float" office:value="40" calcext:value-type="float">
            <text:p>40</text:p>
          </table:table-cell>
          <table:table-cell table:formula="of:=ABJAD([.$A1049];1;1)" office:value-type="float" office:value="1888" calcext:value-type="float">
            <text:p>1888</text:p>
          </table:table-cell>
          <table:table-cell table:formula="of:=ABJAD([.$A1049];2;1)" office:value-type="float" office:value="5268" calcext:value-type="float">
            <text:p>5268</text:p>
          </table:table-cell>
          <table:table-cell table:formula="of:=ABJAD([.$A1049];3;1)" office:value-type="float" office:value="8068" calcext:value-type="float">
            <text:p>8068</text:p>
          </table:table-cell>
        </table:table-row>
        <table:table-row table:style-name="ro1">
          <table:table-cell office:value-type="string" calcext:value-type="string">
            <text:p>NUHVEREN</text:p>
          </table:table-cell>
          <table:table-cell table:formula="of:=NUMEROLOG([.$A1050];&quot;modern&quot;;&quot;tam&quot;)" office:value-type="float" office:value="44" calcext:value-type="float">
            <text:p>44</text:p>
          </table:table-cell>
          <table:table-cell table:formula="of:=NUMEROLOG([.$A1050];&quot;TR&quot;;&quot;tam&quot;)" office:value-type="float" office:value="129" calcext:value-type="float">
            <text:p>129</text:p>
          </table:table-cell>
          <table:table-cell table:formula="of:=ABJAD([.$A1050];0;1)" office:value-type="float" office:value="55" calcext:value-type="float">
            <text:p>55</text:p>
          </table:table-cell>
          <table:table-cell table:formula="of:=ABJAD([.$A1050];1;1)" office:value-type="float" office:value="1759" calcext:value-type="float">
            <text:p>1759</text:p>
          </table:table-cell>
          <table:table-cell table:formula="of:=ABJAD([.$A1050];2;1)" office:value-type="float" office:value="2394" calcext:value-type="float">
            <text:p>2394</text:p>
          </table:table-cell>
          <table:table-cell table:formula="of:=ABJAD([.$A1050];3;1)" office:value-type="float" office:value="16114" calcext:value-type="float">
            <text:p>16114</text:p>
          </table:table-cell>
        </table:table-row>
        <table:table-row table:style-name="ro1">
          <table:table-cell office:value-type="string" calcext:value-type="string">
            <text:p>NURÇİN</text:p>
          </table:table-cell>
          <table:table-cell table:formula="of:=NUMEROLOG([.$A1051];&quot;modern&quot;;&quot;tam&quot;)" office:value-type="float" office:value="34" calcext:value-type="float">
            <text:p>34</text:p>
          </table:table-cell>
          <table:table-cell table:formula="of:=NUMEROLOG([.$A1051];&quot;TR&quot;;&quot;tam&quot;)" office:value-type="float" office:value="96" calcext:value-type="float">
            <text:p>96</text:p>
          </table:table-cell>
          <table:table-cell table:formula="of:=ABJAD([.$A1051];0;1)" office:value-type="float" office:value="39" calcext:value-type="float">
            <text:p>39</text:p>
          </table:table-cell>
          <table:table-cell table:formula="of:=ABJAD([.$A1051];1;1)" office:value-type="float" office:value="963" calcext:value-type="float">
            <text:p>963</text:p>
          </table:table-cell>
          <table:table-cell table:formula="of:=ABJAD([.$A1051];2;1)" office:value-type="float" office:value="1603" calcext:value-type="float">
            <text:p>1603</text:p>
          </table:table-cell>
          <table:table-cell table:formula="of:=ABJAD([.$A1051];3;1)" office:value-type="float" office:value="11514" calcext:value-type="float">
            <text:p>11514</text:p>
          </table:table-cell>
        </table:table-row>
        <table:table-row table:style-name="ro1">
          <table:table-cell office:value-type="string" calcext:value-type="string">
            <text:p>NURLU</text:p>
          </table:table-cell>
          <table:table-cell table:formula="of:=NUMEROLOG([.$A1052];&quot;modern&quot;;&quot;tam&quot;)" office:value-type="float" office:value="23" calcext:value-type="float">
            <text:p>23</text:p>
          </table:table-cell>
          <table:table-cell table:formula="of:=NUMEROLOG([.$A1052];&quot;TR&quot;;&quot;tam&quot;)" office:value-type="float" office:value="103" calcext:value-type="float">
            <text:p>103</text:p>
          </table:table-cell>
          <table:table-cell table:formula="of:=ABJAD([.$A1052];0;1)" office:value-type="float" office:value="20" calcext:value-type="float">
            <text:p>20</text:p>
          </table:table-cell>
          <table:table-cell table:formula="of:=ABJAD([.$A1052];1;1)" office:value-type="float" office:value="1520" calcext:value-type="float">
            <text:p>1520</text:p>
          </table:table-cell>
          <table:table-cell table:formula="of:=ABJAD([.$A1052];2;1)" office:value-type="float" office:value="2735" calcext:value-type="float">
            <text:p>2735</text:p>
          </table:table-cell>
          <table:table-cell table:formula="of:=ABJAD([.$A1052];3;1)" office:value-type="float" office:value="11012" calcext:value-type="float">
            <text:p>11012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formula="of:=NUMEROLOG([.$A1053];&quot;modern&quot;;&quot;tam&quot;)" office:value-type="float" office:value="12" calcext:value-type="float">
            <text:p>12</text:p>
          </table:table-cell>
          <table:table-cell table:formula="of:=NUMEROLOG([.$A1053];&quot;TR&quot;;&quot;tam&quot;)" office:value-type="float" office:value="36" calcext:value-type="float">
            <text:p>36</text:p>
          </table:table-cell>
          <table:table-cell table:formula="of:=ABJAD([.$A1053];0;1)" office:value-type="float" office:value="16" calcext:value-type="float">
            <text:p>16</text:p>
          </table:table-cell>
          <table:table-cell table:formula="of:=ABJAD([.$A1053];1;1)" office:value-type="float" office:value="124" calcext:value-type="float">
            <text:p>124</text:p>
          </table:table-cell>
          <table:table-cell table:formula="of:=ABJAD([.$A1053];2;1)" office:value-type="float" office:value="215" calcext:value-type="float">
            <text:p>215</text:p>
          </table:table-cell>
          <table:table-cell table:formula="of:=ABJAD([.$A1053];3;1)"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ÖCAL</text:p>
          </table:table-cell>
          <table:table-cell table:formula="of:=NUMEROLOG([.$A1054];&quot;modern&quot;;&quot;tam&quot;)" office:value-type="float" office:value="13" calcext:value-type="float">
            <text:p>13</text:p>
          </table:table-cell>
          <table:table-cell table:formula="of:=NUMEROLOG([.$A1054];&quot;TR&quot;;&quot;tam&quot;)" office:value-type="float" office:value="38" calcext:value-type="float">
            <text:p>38</text:p>
          </table:table-cell>
          <table:table-cell table:formula="of:=ABJAD([.$A1054];0;1)" office:value-type="float" office:value="12" calcext:value-type="float">
            <text:p>12</text:p>
          </table:table-cell>
          <table:table-cell table:formula="of:=ABJAD([.$A1054];1;1)" office:value-type="float" office:value="144" calcext:value-type="float">
            <text:p>144</text:p>
          </table:table-cell>
          <table:table-cell table:formula="of:=ABJAD([.$A1054];2;1)" office:value-type="float" office:value="245" calcext:value-type="float">
            <text:p>245</text:p>
          </table:table-cell>
          <table:table-cell table:formula="of:=ABJAD([.$A1054];3;1)"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ÖCALAN</text:p>
          </table:table-cell>
          <table:table-cell table:formula="of:=NUMEROLOG([.$A1055];&quot;modern&quot;;&quot;tam&quot;)" office:value-type="float" office:value="19" calcext:value-type="float">
            <text:p>19</text:p>
          </table:table-cell>
          <table:table-cell table:formula="of:=NUMEROLOG([.$A1055];&quot;TR&quot;;&quot;tam&quot;)" office:value-type="float" office:value="56" calcext:value-type="float">
            <text:p>56</text:p>
          </table:table-cell>
          <table:table-cell table:formula="of:=ABJAD([.$A1055];0;1)" office:value-type="float" office:value="23" calcext:value-type="float">
            <text:p>23</text:p>
          </table:table-cell>
          <table:table-cell table:formula="of:=ABJAD([.$A1055];1;1)" office:value-type="float" office:value="215" calcext:value-type="float">
            <text:p>215</text:p>
          </table:table-cell>
          <table:table-cell table:formula="of:=ABJAD([.$A1055];2;1)" office:value-type="float" office:value="322" calcext:value-type="float">
            <text:p>322</text:p>
          </table:table-cell>
          <table:table-cell table:formula="of:=ABJAD([.$A1055];3;1)"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ÖDEN</text:p>
          </table:table-cell>
          <table:table-cell table:formula="of:=NUMEROLOG([.$A1056];&quot;modern&quot;;&quot;tam&quot;)" office:value-type="float" office:value="20" calcext:value-type="float">
            <text:p>20</text:p>
          </table:table-cell>
          <table:table-cell table:formula="of:=NUMEROLOG([.$A1056];&quot;TR&quot;;&quot;tam&quot;)" office:value-type="float" office:value="47" calcext:value-type="float">
            <text:p>47</text:p>
          </table:table-cell>
          <table:table-cell table:formula="of:=ABJAD([.$A1056];0;1)" office:value-type="float" office:value="25" calcext:value-type="float">
            <text:p>25</text:p>
          </table:table-cell>
          <table:table-cell table:formula="of:=ABJAD([.$A1056];1;1)" office:value-type="float" office:value="169" calcext:value-type="float">
            <text:p>169</text:p>
          </table:table-cell>
          <table:table-cell table:formula="of:=ABJAD([.$A1056];2;1)" office:value-type="float" office:value="274" calcext:value-type="float">
            <text:p>274</text:p>
          </table:table-cell>
          <table:table-cell table:formula="of:=ABJAD([.$A1056];3;1)"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OFLAZ</text:p>
          </table:table-cell>
          <table:table-cell table:formula="of:=NUMEROLOG([.$A1057];&quot;modern&quot;;&quot;tam&quot;)" office:value-type="float" office:value="24" calcext:value-type="float">
            <text:p>24</text:p>
          </table:table-cell>
          <table:table-cell table:formula="of:=NUMEROLOG([.$A1057];&quot;TR&quot;;&quot;tam&quot;)" office:value-type="float" office:value="70" calcext:value-type="float">
            <text:p>70</text:p>
          </table:table-cell>
          <table:table-cell table:formula="of:=ABJAD([.$A1057];0;1)" office:value-type="float" office:value="21" calcext:value-type="float">
            <text:p>21</text:p>
          </table:table-cell>
          <table:table-cell table:formula="of:=ABJAD([.$A1057];1;1)" office:value-type="float" office:value="1137" calcext:value-type="float">
            <text:p>1137</text:p>
          </table:table-cell>
          <table:table-cell table:formula="of:=ABJAD([.$A1057];2;1)" office:value-type="float" office:value="1233" calcext:value-type="float">
            <text:p>1233</text:p>
          </table:table-cell>
          <table:table-cell table:formula="of:=ABJAD([.$A1057];3;1)"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OFLAZOĞLU</text:p>
          </table:table-cell>
          <table:table-cell table:formula="of:=NUMEROLOG([.$A1058];&quot;modern&quot;;&quot;tam&quot;)" office:value-type="float" office:value="43" calcext:value-type="float">
            <text:p>43</text:p>
          </table:table-cell>
          <table:table-cell table:formula="of:=NUMEROLOG([.$A1058];&quot;TR&quot;;&quot;tam&quot;)" office:value-type="float" office:value="137" calcext:value-type="float">
            <text:p>137</text:p>
          </table:table-cell>
          <table:table-cell table:formula="of:=ABJAD([.$A1058];0;1)" office:value-type="float" office:value="39" calcext:value-type="float">
            <text:p>39</text:p>
          </table:table-cell>
          <table:table-cell table:formula="of:=ABJAD([.$A1058];1;1)" office:value-type="float" office:value="1875" calcext:value-type="float">
            <text:p>1875</text:p>
          </table:table-cell>
          <table:table-cell table:formula="of:=ABJAD([.$A1058];2;1)" office:value-type="float" office:value="5261" calcext:value-type="float">
            <text:p>5261</text:p>
          </table:table-cell>
          <table:table-cell table:formula="of:=ABJAD([.$A1058];3;1)"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ÖĞÜT AYDIN</text:p>
          </table:table-cell>
          <table:table-cell table:formula="of:=NUMEROLOG([.$A1059];&quot;modern&quot;;&quot;tam&quot;)" office:value-type="float" office:value="44" calcext:value-type="float">
            <text:p>44</text:p>
          </table:table-cell>
          <table:table-cell table:formula="of:=NUMEROLOG([.$A1059];&quot;TR&quot;;&quot;tam&quot;)" office:value-type="float" office:value="140" calcext:value-type="float">
            <text:p>140</text:p>
          </table:table-cell>
          <table:table-cell table:formula="of:=ABJAD([.$A1059];0;1)" office:value-type="float" office:value="51" calcext:value-type="float">
            <text:p>51</text:p>
          </table:table-cell>
          <table:table-cell table:formula="of:=ABJAD([.$A1059];1;1)" office:value-type="float" office:value="2283" calcext:value-type="float">
            <text:p>2283</text:p>
          </table:table-cell>
          <table:table-cell table:formula="of:=ABJAD([.$A1059];2;1)" office:value-type="float" office:value="5709" calcext:value-type="float">
            <text:p>5709</text:p>
          </table:table-cell>
          <table:table-cell table:formula="of:=ABJAD([.$A1059];3;1)" office:value-type="float" office:value="15771" calcext:value-type="float">
            <text:p>15771</text:p>
          </table:table-cell>
        </table:table-row>
        <table:table-row table:style-name="ro1">
          <table:table-cell office:value-type="string" calcext:value-type="string">
            <text:p>ÖĞÜTMEN KOÇ</text:p>
          </table:table-cell>
          <table:table-cell table:formula="of:=NUMEROLOG([.$A1060];&quot;modern&quot;;&quot;tam&quot;)" office:value-type="float" office:value="43" calcext:value-type="float">
            <text:p>43</text:p>
          </table:table-cell>
          <table:table-cell table:formula="of:=NUMEROLOG([.$A1060];&quot;TR&quot;;&quot;tam&quot;)" office:value-type="float" office:value="153" calcext:value-type="float">
            <text:p>153</text:p>
          </table:table-cell>
          <table:table-cell table:formula="of:=ABJAD([.$A1060];0;1)" office:value-type="float" office:value="56" calcext:value-type="float">
            <text:p>56</text:p>
          </table:table-cell>
          <table:table-cell table:formula="of:=ABJAD([.$A1060];1;1)" office:value-type="float" office:value="1556" calcext:value-type="float">
            <text:p>1556</text:p>
          </table:table-cell>
          <table:table-cell table:formula="of:=ABJAD([.$A1060];2;1)" office:value-type="float" office:value="5061" calcext:value-type="float">
            <text:p>5061</text:p>
          </table:table-cell>
          <table:table-cell table:formula="of:=ABJAD([.$A1060];3;1)" office:value-type="float" office:value="13422" calcext:value-type="float">
            <text:p>13422</text:p>
          </table:table-cell>
        </table:table-row>
        <table:table-row table:style-name="ro1">
          <table:table-cell office:value-type="string" calcext:value-type="string">
            <text:p>OĞUZ</text:p>
          </table:table-cell>
          <table:table-cell table:formula="of:=NUMEROLOG([.$A1061];&quot;modern&quot;;&quot;tam&quot;)" office:value-type="float" office:value="24" calcext:value-type="float">
            <text:p>24</text:p>
          </table:table-cell>
          <table:table-cell table:formula="of:=NUMEROLOG([.$A1061];&quot;TR&quot;;&quot;tam&quot;)" office:value-type="float" office:value="81" calcext:value-type="float">
            <text:p>81</text:p>
          </table:table-cell>
          <table:table-cell table:formula="of:=ABJAD([.$A1061];0;1)" office:value-type="float" office:value="20" calcext:value-type="float">
            <text:p>20</text:p>
          </table:table-cell>
          <table:table-cell table:formula="of:=ABJAD([.$A1061];1;1)" office:value-type="float" office:value="1688" calcext:value-type="float">
            <text:p>1688</text:p>
          </table:table-cell>
          <table:table-cell table:formula="of:=ABJAD([.$A1061];2;1)" office:value-type="float" office:value="4978" calcext:value-type="float">
            <text:p>4978</text:p>
          </table:table-cell>
          <table:table-cell table:formula="of:=ABJAD([.$A1061];3;1)" office:value-type="float" office:value="5338" calcext:value-type="float">
            <text:p>5338</text:p>
          </table:table-cell>
        </table:table-row>
        <table:table-row table:style-name="ro1">
          <table:table-cell office:value-type="string" calcext:value-type="string">
            <text:p>OĞUZSOY</text:p>
          </table:table-cell>
          <table:table-cell table:formula="of:=NUMEROLOG([.$A1062];&quot;modern&quot;;&quot;tam&quot;)" office:value-type="float" office:value="38" calcext:value-type="float">
            <text:p>38</text:p>
          </table:table-cell>
          <table:table-cell table:formula="of:=NUMEROLOG([.$A1062];&quot;TR&quot;;&quot;tam&quot;)" office:value-type="float" office:value="149" calcext:value-type="float">
            <text:p>149</text:p>
          </table:table-cell>
          <table:table-cell table:formula="of:=ABJAD([.$A1062];0;1)" office:value-type="float" office:value="28" calcext:value-type="float">
            <text:p>28</text:p>
          </table:table-cell>
          <table:table-cell table:formula="of:=ABJAD([.$A1062];1;1)" office:value-type="float" office:value="2968" calcext:value-type="float">
            <text:p>2968</text:p>
          </table:table-cell>
          <table:table-cell table:formula="of:=ABJAD([.$A1062];2;1)" office:value-type="float" office:value="6348" calcext:value-type="float">
            <text:p>6348</text:p>
          </table:table-cell>
          <table:table-cell table:formula="of:=ABJAD([.$A1062];3;1)" office:value-type="float" office:value="13685" calcext:value-type="float">
            <text:p>13685</text:p>
          </table:table-cell>
        </table:table-row>
        <table:table-row table:style-name="ro1">
          <table:table-cell office:value-type="string" calcext:value-type="string">
            <text:p>OKÇU</text:p>
          </table:table-cell>
          <table:table-cell table:formula="of:=NUMEROLOG([.$A1063];&quot;modern&quot;;&quot;tam&quot;)" office:value-type="float" office:value="14" calcext:value-type="float">
            <text:p>14</text:p>
          </table:table-cell>
          <table:table-cell table:formula="of:=NUMEROLOG([.$A1063];&quot;TR&quot;;&quot;tam&quot;)" office:value-type="float" office:value="61" calcext:value-type="float">
            <text:p>61</text:p>
          </table:table-cell>
          <table:table-cell table:formula="of:=ABJAD([.$A1063];0;1)" office:value-type="float" office:value="15" calcext:value-type="float">
            <text:p>15</text:p>
          </table:table-cell>
          <table:table-cell table:formula="of:=ABJAD([.$A1063];1;1)" office:value-type="float" office:value="723" calcext:value-type="float">
            <text:p>723</text:p>
          </table:table-cell>
          <table:table-cell table:formula="of:=ABJAD([.$A1063];2;1)" office:value-type="float" office:value="1413" calcext:value-type="float">
            <text:p>1413</text:p>
          </table:table-cell>
          <table:table-cell table:formula="of:=ABJAD([.$A1063];3;1)"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ÖKMEN</text:p>
          </table:table-cell>
          <table:table-cell table:formula="of:=NUMEROLOG([.$A1064];&quot;modern&quot;;&quot;tam&quot;)" office:value-type="float" office:value="22" calcext:value-type="float">
            <text:p>22</text:p>
          </table:table-cell>
          <table:table-cell table:formula="of:=NUMEROLOG([.$A1064];&quot;TR&quot;;&quot;tam&quot;)" office:value-type="float" office:value="72" calcext:value-type="float">
            <text:p>72</text:p>
          </table:table-cell>
          <table:table-cell table:formula="of:=ABJAD([.$A1064];0;1)" office:value-type="float" office:value="25" calcext:value-type="float">
            <text:p>25</text:p>
          </table:table-cell>
          <table:table-cell table:formula="of:=ABJAD([.$A1064];1;1)" office:value-type="float" office:value="265" calcext:value-type="float">
            <text:p>265</text:p>
          </table:table-cell>
          <table:table-cell table:formula="of:=ABJAD([.$A1064];2;1)" office:value-type="float" office:value="375" calcext:value-type="float">
            <text:p>375</text:p>
          </table:table-cell>
          <table:table-cell table:formula="of:=ABJAD([.$A1064];3;1)"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OKTAY</text:p>
          </table:table-cell>
          <table:table-cell table:formula="of:=NUMEROLOG([.$A1065];&quot;modern&quot;;&quot;tam&quot;)" office:value-type="float" office:value="18" calcext:value-type="float">
            <text:p>18</text:p>
          </table:table-cell>
          <table:table-cell table:formula="of:=NUMEROLOG([.$A1065];&quot;TR&quot;;&quot;tam&quot;)" office:value-type="float" office:value="85" calcext:value-type="float">
            <text:p>85</text:p>
          </table:table-cell>
          <table:table-cell table:formula="of:=ABJAD([.$A1065];0;1)" office:value-type="float" office:value="21" calcext:value-type="float">
            <text:p>21</text:p>
          </table:table-cell>
          <table:table-cell table:formula="of:=ABJAD([.$A1065];1;1)" office:value-type="float" office:value="1521" calcext:value-type="float">
            <text:p>1521</text:p>
          </table:table-cell>
          <table:table-cell table:formula="of:=ABJAD([.$A1065];2;1)" office:value-type="float" office:value="1617" calcext:value-type="float">
            <text:p>1617</text:p>
          </table:table-cell>
          <table:table-cell table:formula="of:=ABJAD([.$A1065];3;1)" office:value-type="float" office:value="8563" calcext:value-type="float">
            <text:p>8563</text:p>
          </table:table-cell>
        </table:table-row>
        <table:table-row table:style-name="ro1">
          <table:table-cell office:value-type="string" calcext:value-type="string">
            <text:p>ÖKTEM</text:p>
          </table:table-cell>
          <table:table-cell table:formula="of:=NUMEROLOG([.$A1066];&quot;modern&quot;;&quot;tam&quot;)" office:value-type="float" office:value="19" calcext:value-type="float">
            <text:p>19</text:p>
          </table:table-cell>
          <table:table-cell table:formula="of:=NUMEROLOG([.$A1066];&quot;TR&quot;;&quot;tam&quot;)" office:value-type="float" office:value="79" calcext:value-type="float">
            <text:p>79</text:p>
          </table:table-cell>
          <table:table-cell table:formula="of:=ABJAD([.$A1066];0;1)" office:value-type="float" office:value="23" calcext:value-type="float">
            <text:p>23</text:p>
          </table:table-cell>
          <table:table-cell table:formula="of:=ABJAD([.$A1066];1;1)" office:value-type="float" office:value="695" calcext:value-type="float">
            <text:p>695</text:p>
          </table:table-cell>
          <table:table-cell table:formula="of:=ABJAD([.$A1066];2;1)" office:value-type="float" office:value="805" calcext:value-type="float">
            <text:p>805</text:p>
          </table:table-cell>
          <table:table-cell table:formula="of:=ABJAD([.$A1066];3;1)"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OKUDAN</text:p>
          </table:table-cell>
          <table:table-cell table:formula="of:=NUMEROLOG([.$A1067];&quot;modern&quot;;&quot;tam&quot;)" office:value-type="float" office:value="21" calcext:value-type="float">
            <text:p>21</text:p>
          </table:table-cell>
          <table:table-cell table:formula="of:=NUMEROLOG([.$A1067];&quot;TR&quot;;&quot;tam&quot;)" office:value-type="float" office:value="80" calcext:value-type="float">
            <text:p>80</text:p>
          </table:table-cell>
          <table:table-cell table:formula="of:=ABJAD([.$A1067];0;1)" office:value-type="float" office:value="27" calcext:value-type="float">
            <text:p>27</text:p>
          </table:table-cell>
          <table:table-cell table:formula="of:=ABJAD([.$A1067];1;1)" office:value-type="float" office:value="795" calcext:value-type="float">
            <text:p>795</text:p>
          </table:table-cell>
          <table:table-cell table:formula="of:=ABJAD([.$A1067];2;1)" office:value-type="float" office:value="1491" calcext:value-type="float">
            <text:p>1491</text:p>
          </table:table-cell>
          <table:table-cell table:formula="of:=ABJAD([.$A1067];3;1)" office:value-type="float" office:value="7072" calcext:value-type="float">
            <text:p>7072</text:p>
          </table:table-cell>
        </table:table-row>
        <table:table-row table:style-name="ro1">
          <table:table-cell office:value-type="string" calcext:value-type="string">
            <text:p>OKULU</text:p>
          </table:table-cell>
          <table:table-cell table:formula="of:=NUMEROLOG([.$A1068];&quot;modern&quot;;&quot;tam&quot;)" office:value-type="float" office:value="17" calcext:value-type="float">
            <text:p>17</text:p>
          </table:table-cell>
          <table:table-cell table:formula="of:=NUMEROLOG([.$A1068];&quot;TR&quot;;&quot;tam&quot;)" office:value-type="float" office:value="97" calcext:value-type="float">
            <text:p>97</text:p>
          </table:table-cell>
          <table:table-cell table:formula="of:=ABJAD([.$A1068];0;1)" office:value-type="float" office:value="14" calcext:value-type="float">
            <text:p>14</text:p>
          </table:table-cell>
          <table:table-cell table:formula="of:=ABJAD([.$A1068];1;1)" office:value-type="float" office:value="1370" calcext:value-type="float">
            <text:p>1370</text:p>
          </table:table-cell>
          <table:table-cell table:formula="of:=ABJAD([.$A1068];2;1)" office:value-type="float" office:value="2660" calcext:value-type="float">
            <text:p>2660</text:p>
          </table:table-cell>
          <table:table-cell table:formula="of:=ABJAD([.$A1068];3;1)" office:value-type="float" office:value="7457" calcext:value-type="float">
            <text:p>7457</text:p>
          </table:table-cell>
        </table:table-row>
        <table:table-row table:style-name="ro1">
          <table:table-cell office:value-type="string" calcext:value-type="string">
            <text:p>OKUR</text:p>
          </table:table-cell>
          <table:table-cell table:formula="of:=NUMEROLOG([.$A1069];&quot;modern&quot;;&quot;tam&quot;)" office:value-type="float" office:value="20" calcext:value-type="float">
            <text:p>20</text:p>
          </table:table-cell>
          <table:table-cell table:formula="of:=NUMEROLOG([.$A1069];&quot;TR&quot;;&quot;tam&quot;)" office:value-type="float" office:value="78" calcext:value-type="float">
            <text:p>78</text:p>
          </table:table-cell>
          <table:table-cell table:formula="of:=ABJAD([.$A1069];0;1)" office:value-type="float" office:value="20" calcext:value-type="float">
            <text:p>20</text:p>
          </table:table-cell>
          <table:table-cell table:formula="of:=ABJAD([.$A1069];1;1)" office:value-type="float" office:value="920" calcext:value-type="float">
            <text:p>920</text:p>
          </table:table-cell>
          <table:table-cell table:formula="of:=ABJAD([.$A1069];2;1)" office:value-type="float" office:value="1610" calcext:value-type="float">
            <text:p>1610</text:p>
          </table:table-cell>
          <table:table-cell table:formula="of:=ABJAD([.$A1069];3;1)" office:value-type="float" office:value="6851" calcext:value-type="float">
            <text:p>6851</text:p>
          </table:table-cell>
        </table:table-row>
        <table:table-row table:style-name="ro1">
          <table:table-cell office:value-type="string" calcext:value-type="string">
            <text:p>OLCAR</text:p>
          </table:table-cell>
          <table:table-cell table:formula="of:=NUMEROLOG([.$A1070];&quot;modern&quot;;&quot;tam&quot;)" office:value-type="float" office:value="22" calcext:value-type="float">
            <text:p>22</text:p>
          </table:table-cell>
          <table:table-cell table:formula="of:=NUMEROLOG([.$A1070];&quot;TR&quot;;&quot;tam&quot;)" office:value-type="float" office:value="58" calcext:value-type="float">
            <text:p>58</text:p>
          </table:table-cell>
          <table:table-cell table:formula="of:=ABJAD([.$A1070];0;1)" office:value-type="float" office:value="22" calcext:value-type="float">
            <text:p>22</text:p>
          </table:table-cell>
          <table:table-cell table:formula="of:=ABJAD([.$A1070];1;1)" office:value-type="float" office:value="334" calcext:value-type="float">
            <text:p>334</text:p>
          </table:table-cell>
          <table:table-cell table:formula="of:=ABJAD([.$A1070];2;1)" office:value-type="float" office:value="430" calcext:value-type="float">
            <text:p>430</text:p>
          </table:table-cell>
          <table:table-cell table:formula="of:=ABJAD([.$A1070];3;1)"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OLGAÇ</text:p>
          </table:table-cell>
          <table:table-cell table:formula="of:=NUMEROLOG([.$A1071];&quot;modern&quot;;&quot;tam&quot;)" office:value-type="float" office:value="20" calcext:value-type="float">
            <text:p>20</text:p>
          </table:table-cell>
          <table:table-cell table:formula="of:=NUMEROLOG([.$A1071];&quot;TR&quot;;&quot;tam&quot;)" office:value-type="float" office:value="46" calcext:value-type="float">
            <text:p>46</text:p>
          </table:table-cell>
          <table:table-cell table:formula="of:=ABJAD([.$A1071];0;1)" office:value-type="float" office:value="21" calcext:value-type="float">
            <text:p>21</text:p>
          </table:table-cell>
          <table:table-cell table:formula="of:=ABJAD([.$A1071];1;1)" office:value-type="float" office:value="141" calcext:value-type="float">
            <text:p>141</text:p>
          </table:table-cell>
          <table:table-cell table:formula="of:=ABJAD([.$A1071];2;1)" office:value-type="float" office:value="237" calcext:value-type="float">
            <text:p>237</text:p>
          </table:table-cell>
          <table:table-cell table:formula="of:=ABJAD([.$A1071];3;1)"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OLGEN</text:p>
          </table:table-cell>
          <table:table-cell table:formula="of:=NUMEROLOG([.$A1072];&quot;modern&quot;;&quot;tam&quot;)" office:value-type="float" office:value="26" calcext:value-type="float">
            <text:p>26</text:p>
          </table:table-cell>
          <table:table-cell table:formula="of:=NUMEROLOG([.$A1072];&quot;TR&quot;;&quot;tam&quot;)" office:value-type="float" office:value="64" calcext:value-type="float">
            <text:p>64</text:p>
          </table:table-cell>
          <table:table-cell table:formula="of:=ABJAD([.$A1072];0;1)" office:value-type="float" office:value="32" calcext:value-type="float">
            <text:p>32</text:p>
          </table:table-cell>
          <table:table-cell table:formula="of:=ABJAD([.$A1072];1;1)" office:value-type="float" office:value="212" calcext:value-type="float">
            <text:p>212</text:p>
          </table:table-cell>
          <table:table-cell table:formula="of:=ABJAD([.$A1072];2;1)" office:value-type="float" office:value="312" calcext:value-type="float">
            <text:p>312</text:p>
          </table:table-cell>
          <table:table-cell table:formula="of:=ABJAD([.$A1072];3;1)"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ÖLKER</text:p>
          </table:table-cell>
          <table:table-cell table:formula="of:=NUMEROLOG([.$A1073];&quot;modern&quot;;&quot;tam&quot;)" office:value-type="float" office:value="25" calcext:value-type="float">
            <text:p>25</text:p>
          </table:table-cell>
          <table:table-cell table:formula="of:=NUMEROLOG([.$A1073];&quot;TR&quot;;&quot;tam&quot;)" office:value-type="float" office:value="75" calcext:value-type="float">
            <text:p>75</text:p>
          </table:table-cell>
          <table:table-cell table:formula="of:=ABJAD([.$A1073];0;1)" office:value-type="float" office:value="25" calcext:value-type="float">
            <text:p>25</text:p>
          </table:table-cell>
          <table:table-cell table:formula="of:=ABJAD([.$A1073];1;1)" office:value-type="float" office:value="385" calcext:value-type="float">
            <text:p>385</text:p>
          </table:table-cell>
          <table:table-cell table:formula="of:=ABJAD([.$A1073];2;1)" office:value-type="float" office:value="495" calcext:value-type="float">
            <text:p>495</text:p>
          </table:table-cell>
          <table:table-cell table:formula="of:=ABJAD([.$A1073];3;1)"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OLMAZ</text:p>
          </table:table-cell>
          <table:table-cell table:formula="of:=NUMEROLOG([.$A1074];&quot;modern&quot;;&quot;tam&quot;)" office:value-type="float" office:value="22" calcext:value-type="float">
            <text:p>22</text:p>
          </table:table-cell>
          <table:table-cell table:formula="of:=NUMEROLOG([.$A1074];&quot;TR&quot;;&quot;tam&quot;)" office:value-type="float" office:value="79" calcext:value-type="float">
            <text:p>79</text:p>
          </table:table-cell>
          <table:table-cell table:formula="of:=ABJAD([.$A1074];0;1)" office:value-type="float" office:value="15" calcext:value-type="float">
            <text:p>15</text:p>
          </table:table-cell>
          <table:table-cell table:formula="of:=ABJAD([.$A1074];1;1)" office:value-type="float" office:value="1191" calcext:value-type="float">
            <text:p>1191</text:p>
          </table:table-cell>
          <table:table-cell table:formula="of:=ABJAD([.$A1074];2;1)" office:value-type="float" office:value="1287" calcext:value-type="float">
            <text:p>1287</text:p>
          </table:table-cell>
          <table:table-cell table:formula="of:=ABJAD([.$A1074];3;1)"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OLPAK</text:p>
          </table:table-cell>
          <table:table-cell table:formula="of:=NUMEROLOG([.$A1075];&quot;modern&quot;;&quot;tam&quot;)" office:value-type="float" office:value="19" calcext:value-type="float">
            <text:p>19</text:p>
          </table:table-cell>
          <table:table-cell table:formula="of:=NUMEROLOG([.$A1075];&quot;TR&quot;;&quot;tam&quot;)" office:value-type="float" office:value="68" calcext:value-type="float">
            <text:p>68</text:p>
          </table:table-cell>
          <table:table-cell table:formula="of:=ABJAD([.$A1075];0;1)" office:value-type="float" office:value="19" calcext:value-type="float">
            <text:p>19</text:p>
          </table:table-cell>
          <table:table-cell table:formula="of:=ABJAD([.$A1075];1;1)" office:value-type="float" office:value="271" calcext:value-type="float">
            <text:p>271</text:p>
          </table:table-cell>
          <table:table-cell table:formula="of:=ABJAD([.$A1075];2;1)" office:value-type="float" office:value="367" calcext:value-type="float">
            <text:p>367</text:p>
          </table:table-cell>
          <table:table-cell table:formula="of:=ABJAD([.$A1075];3;1)" office:value-type="float" office:value="3957" calcext:value-type="float">
            <text:p>3957</text:p>
          </table:table-cell>
        </table:table-row>
        <table:table-row table:style-name="ro1">
          <table:table-cell office:value-type="string" calcext:value-type="string">
            <text:p>OMAY</text:p>
          </table:table-cell>
          <table:table-cell table:formula="of:=NUMEROLOG([.$A1076];&quot;modern&quot;;&quot;tam&quot;)" office:value-type="float" office:value="18" calcext:value-type="float">
            <text:p>18</text:p>
          </table:table-cell>
          <table:table-cell table:formula="of:=NUMEROLOG([.$A1076];&quot;TR&quot;;&quot;tam&quot;)" office:value-type="float" office:value="63" calcext:value-type="float">
            <text:p>63</text:p>
          </table:table-cell>
          <table:table-cell table:formula="of:=ABJAD([.$A1076];0;1)" office:value-type="float" office:value="9" calcext:value-type="float">
            <text:p>9</text:p>
          </table:table-cell>
          <table:table-cell table:formula="of:=ABJAD([.$A1076];1;1)" office:value-type="float" office:value="1041" calcext:value-type="float">
            <text:p>1041</text:p>
          </table:table-cell>
          <table:table-cell table:formula="of:=ABJAD([.$A1076];2;1)" office:value-type="float" office:value="1132" calcext:value-type="float">
            <text:p>1132</text:p>
          </table:table-cell>
          <table:table-cell table:formula="of:=ABJAD([.$A1076];3;1)" office:value-type="float" office:value="6287" calcext:value-type="float">
            <text:p>6287</text:p>
          </table:table-cell>
        </table:table-row>
        <table:table-row table:style-name="ro1">
          <table:table-cell office:value-type="string" calcext:value-type="string">
            <text:p>ÖNAL</text:p>
          </table:table-cell>
          <table:table-cell table:formula="of:=NUMEROLOG([.$A1077];&quot;modern&quot;;&quot;tam&quot;)" office:value-type="float" office:value="15" calcext:value-type="float">
            <text:p>15</text:p>
          </table:table-cell>
          <table:table-cell table:formula="of:=NUMEROLOG([.$A1077];&quot;TR&quot;;&quot;tam&quot;)" office:value-type="float" office:value="52" calcext:value-type="float">
            <text:p>52</text:p>
          </table:table-cell>
          <table:table-cell table:formula="of:=ABJAD([.$A1077];0;1)" office:value-type="float" office:value="19" calcext:value-type="float">
            <text:p>19</text:p>
          </table:table-cell>
          <table:table-cell table:formula="of:=ABJAD([.$A1077];1;1)" office:value-type="float" office:value="211" calcext:value-type="float">
            <text:p>211</text:p>
          </table:table-cell>
          <table:table-cell table:formula="of:=ABJAD([.$A1077];2;1)" office:value-type="float" office:value="312" calcext:value-type="float">
            <text:p>312</text:p>
          </table:table-cell>
          <table:table-cell table:formula="of:=ABJAD([.$A1077];3;1)"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ÖNAL MUSALAR</text:p>
          </table:table-cell>
          <table:table-cell table:formula="of:=NUMEROLOG([.$A1078];&quot;modern&quot;;&quot;tam&quot;)" office:value-type="float" office:value="37" calcext:value-type="float">
            <text:p>37</text:p>
          </table:table-cell>
          <table:table-cell table:formula="of:=NUMEROLOG([.$A1078];&quot;TR&quot;;&quot;tam&quot;)" office:value-type="float" office:value="153" calcext:value-type="float">
            <text:p>153</text:p>
          </table:table-cell>
          <table:table-cell table:formula="of:=ABJAD([.$A1078];0;1)" office:value-type="float" office:value="31" calcext:value-type="float">
            <text:p>31</text:p>
          </table:table-cell>
          <table:table-cell table:formula="of:=ABJAD([.$A1078];1;1)" office:value-type="float" office:value="1423" calcext:value-type="float">
            <text:p>1423</text:p>
          </table:table-cell>
          <table:table-cell table:formula="of:=ABJAD([.$A1078];2;1)" office:value-type="float" office:value="2146" calcext:value-type="float">
            <text:p>2146</text:p>
          </table:table-cell>
          <table:table-cell table:formula="of:=ABJAD([.$A1078];3;1)" office:value-type="float" office:value="13461" calcext:value-type="float">
            <text:p>13461</text:p>
          </table:table-cell>
        </table:table-row>
        <table:table-row table:style-name="ro1">
          <table:table-cell office:value-type="string" calcext:value-type="string">
            <text:p>ONAN</text:p>
          </table:table-cell>
          <table:table-cell table:formula="of:=NUMEROLOG([.$A1079];&quot;modern&quot;;&quot;tam&quot;)" office:value-type="float" office:value="17" calcext:value-type="float">
            <text:p>17</text:p>
          </table:table-cell>
          <table:table-cell table:formula="of:=NUMEROLOG([.$A1079];&quot;TR&quot;;&quot;tam&quot;)" office:value-type="float" office:value="53" calcext:value-type="float">
            <text:p>53</text:p>
          </table:table-cell>
          <table:table-cell table:formula="of:=ABJAD([.$A1079];0;1)" office:value-type="float" office:value="29" calcext:value-type="float">
            <text:p>29</text:p>
          </table:table-cell>
          <table:table-cell table:formula="of:=ABJAD([.$A1079];1;1)" office:value-type="float" office:value="221" calcext:value-type="float">
            <text:p>221</text:p>
          </table:table-cell>
          <table:table-cell table:formula="of:=ABJAD([.$A1079];2;1)" office:value-type="float" office:value="312" calcext:value-type="float">
            <text:p>312</text:p>
          </table:table-cell>
          <table:table-cell table:formula="of:=ABJAD([.$A1079];3;1)"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ONAR ŞEKERCİ</text:p>
          </table:table-cell>
          <table:table-cell table:formula="of:=NUMEROLOG([.$A1080];&quot;modern&quot;;&quot;tam&quot;)" office:value-type="float" office:value="55" calcext:value-type="float">
            <text:p>55</text:p>
          </table:table-cell>
          <table:table-cell table:formula="of:=NUMEROLOG([.$A1080];&quot;TR&quot;;&quot;tam&quot;)" office:value-type="float" office:value="142" calcext:value-type="float">
            <text:p>142</text:p>
          </table:table-cell>
          <table:table-cell table:formula="of:=ABJAD([.$A1080];0;1)" office:value-type="float" office:value="64" calcext:value-type="float">
            <text:p>64</text:p>
          </table:table-cell>
          <table:table-cell table:formula="of:=ABJAD([.$A1080];1;1)" office:value-type="float" office:value="1024" calcext:value-type="float">
            <text:p>1024</text:p>
          </table:table-cell>
          <table:table-cell table:formula="of:=ABJAD([.$A1080];2;1)" office:value-type="float" office:value="1165" calcext:value-type="float">
            <text:p>1165</text:p>
          </table:table-cell>
          <table:table-cell table:formula="of:=ABJAD([.$A1080];3;1)" office:value-type="float" office:value="14588" calcext:value-type="float">
            <text:p>14588</text:p>
          </table:table-cell>
        </table:table-row>
        <table:table-row table:style-name="ro1">
          <table:table-cell office:value-type="string" calcext:value-type="string">
            <text:p>ONAT</text:p>
          </table:table-cell>
          <table:table-cell table:formula="of:=NUMEROLOG([.$A1081];&quot;modern&quot;;&quot;tam&quot;)" office:value-type="float" office:value="14" calcext:value-type="float">
            <text:p>14</text:p>
          </table:table-cell>
          <table:table-cell table:formula="of:=NUMEROLOG([.$A1081];&quot;TR&quot;;&quot;tam&quot;)" office:value-type="float" office:value="60" calcext:value-type="float">
            <text:p>60</text:p>
          </table:table-cell>
          <table:table-cell table:formula="of:=ABJAD([.$A1081];0;1)" office:value-type="float" office:value="27" calcext:value-type="float">
            <text:p>27</text:p>
          </table:table-cell>
          <table:table-cell table:formula="of:=ABJAD([.$A1081];1;1)" office:value-type="float" office:value="651" calcext:value-type="float">
            <text:p>651</text:p>
          </table:table-cell>
          <table:table-cell table:formula="of:=ABJAD([.$A1081];2;1)" office:value-type="float" office:value="742" calcext:value-type="float">
            <text:p>742</text:p>
          </table:table-cell>
          <table:table-cell table:formula="of:=ABJAD([.$A1081];3;1)"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ONAY</text:p>
          </table:table-cell>
          <table:table-cell table:formula="of:=NUMEROLOG([.$A1082];&quot;modern&quot;;&quot;tam&quot;)" office:value-type="float" office:value="19" calcext:value-type="float">
            <text:p>19</text:p>
          </table:table-cell>
          <table:table-cell table:formula="of:=NUMEROLOG([.$A1082];&quot;TR&quot;;&quot;tam&quot;)" office:value-type="float" office:value="64" calcext:value-type="float">
            <text:p>64</text:p>
          </table:table-cell>
          <table:table-cell table:formula="of:=ABJAD([.$A1082];0;1)" office:value-type="float" office:value="19" calcext:value-type="float">
            <text:p>19</text:p>
          </table:table-cell>
          <table:table-cell table:formula="of:=ABJAD([.$A1082];1;1)" office:value-type="float" office:value="1051" calcext:value-type="float">
            <text:p>1051</text:p>
          </table:table-cell>
          <table:table-cell table:formula="of:=ABJAD([.$A1082];2;1)" office:value-type="float" office:value="1142" calcext:value-type="float">
            <text:p>1142</text:p>
          </table:table-cell>
          <table:table-cell table:formula="of:=ABJAD([.$A1082];3;1)" office:value-type="float" office:value="7151" calcext:value-type="float">
            <text:p>7151</text:p>
          </table:table-cell>
        </table:table-row>
        <table:table-row table:style-name="ro1">
          <table:table-cell office:value-type="string" calcext:value-type="string">
            <text:p>ÖNCEL</text:p>
          </table:table-cell>
          <table:table-cell table:formula="of:=NUMEROLOG([.$A1083];&quot;modern&quot;;&quot;tam&quot;)" office:value-type="float" office:value="22" calcext:value-type="float">
            <text:p>22</text:p>
          </table:table-cell>
          <table:table-cell table:formula="of:=NUMEROLOG([.$A1083];&quot;TR&quot;;&quot;tam&quot;)" office:value-type="float" office:value="60" calcext:value-type="float">
            <text:p>60</text:p>
          </table:table-cell>
          <table:table-cell table:formula="of:=ABJAD([.$A1083];0;1)" office:value-type="float" office:value="26" calcext:value-type="float">
            <text:p>26</text:p>
          </table:table-cell>
          <table:table-cell table:formula="of:=ABJAD([.$A1083];1;1)" office:value-type="float" office:value="218" calcext:value-type="float">
            <text:p>218</text:p>
          </table:table-cell>
          <table:table-cell table:formula="of:=ABJAD([.$A1083];2;1)" office:value-type="float" office:value="328" calcext:value-type="float">
            <text:p>328</text:p>
          </table:table-cell>
          <table:table-cell table:formula="of:=ABJAD([.$A1083];3;1)"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ÖNDE</text:p>
          </table:table-cell>
          <table:table-cell table:formula="of:=NUMEROLOG([.$A1084];&quot;modern&quot;;&quot;tam&quot;)" office:value-type="float" office:value="20" calcext:value-type="float">
            <text:p>20</text:p>
          </table:table-cell>
          <table:table-cell table:formula="of:=NUMEROLOG([.$A1084];&quot;TR&quot;;&quot;tam&quot;)" office:value-type="float" office:value="47" calcext:value-type="float">
            <text:p>47</text:p>
          </table:table-cell>
          <table:table-cell table:formula="of:=ABJAD([.$A1084];0;1)" office:value-type="float" office:value="25" calcext:value-type="float">
            <text:p>25</text:p>
          </table:table-cell>
          <table:table-cell table:formula="of:=ABJAD([.$A1084];1;1)" office:value-type="float" office:value="169" calcext:value-type="float">
            <text:p>169</text:p>
          </table:table-cell>
          <table:table-cell table:formula="of:=ABJAD([.$A1084];2;1)" office:value-type="float" office:value="274" calcext:value-type="float">
            <text:p>274</text:p>
          </table:table-cell>
          <table:table-cell table:formula="of:=ABJAD([.$A1084];3;1)"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ÖNDER</text:p>
          </table:table-cell>
          <table:table-cell table:formula="of:=NUMEROLOG([.$A1085];&quot;modern&quot;;&quot;tam&quot;)" office:value-type="float" office:value="29" calcext:value-type="float">
            <text:p>29</text:p>
          </table:table-cell>
          <table:table-cell table:formula="of:=NUMEROLOG([.$A1085];&quot;TR&quot;;&quot;tam&quot;)" office:value-type="float" office:value="68" calcext:value-type="float">
            <text:p>68</text:p>
          </table:table-cell>
          <table:table-cell table:formula="of:=ABJAD([.$A1085];0;1)" office:value-type="float" office:value="33" calcext:value-type="float">
            <text:p>33</text:p>
          </table:table-cell>
          <table:table-cell table:formula="of:=ABJAD([.$A1085];1;1)" office:value-type="float" office:value="369" calcext:value-type="float">
            <text:p>369</text:p>
          </table:table-cell>
          <table:table-cell table:formula="of:=ABJAD([.$A1085];2;1)" office:value-type="float" office:value="479" calcext:value-type="float">
            <text:p>479</text:p>
          </table:table-cell>
          <table:table-cell table:formula="of:=ABJAD([.$A1085];3;1)" office:value-type="float" office:value="6261" calcext:value-type="float">
            <text:p>6261</text:p>
          </table:table-cell>
        </table:table-row>
        <table:table-row table:style-name="ro1">
          <table:table-cell office:value-type="string" calcext:value-type="string">
            <text:p>ÖNDER SİVİŞ</text:p>
          </table:table-cell>
          <table:table-cell table:formula="of:=NUMEROLOG([.$A1086];&quot;modern&quot;;&quot;tam&quot;)" office:value-type="float" office:value="53" calcext:value-type="float">
            <text:p>53</text:p>
          </table:table-cell>
          <table:table-cell table:formula="of:=NUMEROLOG([.$A1086];&quot;TR&quot;;&quot;tam&quot;)" office:value-type="float" office:value="164" calcext:value-type="float">
            <text:p>164</text:p>
          </table:table-cell>
          <table:table-cell table:formula="of:=ABJAD([.$A1086];0;1)" office:value-type="float" office:value="61" calcext:value-type="float">
            <text:p>61</text:p>
          </table:table-cell>
          <table:table-cell table:formula="of:=ABJAD([.$A1086];1;1)" office:value-type="float" office:value="1909" calcext:value-type="float">
            <text:p>1909</text:p>
          </table:table-cell>
          <table:table-cell table:formula="of:=ABJAD([.$A1086];2;1)" office:value-type="float" office:value="2074" calcext:value-type="float">
            <text:p>2074</text:p>
          </table:table-cell>
          <table:table-cell table:formula="of:=ABJAD([.$A1086];3;1)" office:value-type="float" office:value="19323" calcext:value-type="float">
            <text:p>19323</text:p>
          </table:table-cell>
        </table:table-row>
        <table:table-row table:style-name="ro1">
          <table:table-cell office:value-type="string" calcext:value-type="string">
            <text:p>ÖNER</text:p>
          </table:table-cell>
          <table:table-cell table:formula="of:=NUMEROLOG([.$A1087];&quot;modern&quot;;&quot;tam&quot;)" office:value-type="float" office:value="25" calcext:value-type="float">
            <text:p>25</text:p>
          </table:table-cell>
          <table:table-cell table:formula="of:=NUMEROLOG([.$A1087];&quot;TR&quot;;&quot;tam&quot;)" office:value-type="float" office:value="63" calcext:value-type="float">
            <text:p>63</text:p>
          </table:table-cell>
          <table:table-cell table:formula="of:=ABJAD([.$A1087];0;1)" office:value-type="float" office:value="29" calcext:value-type="float">
            <text:p>29</text:p>
          </table:table-cell>
          <table:table-cell table:formula="of:=ABJAD([.$A1087];1;1)" office:value-type="float" office:value="365" calcext:value-type="float">
            <text:p>365</text:p>
          </table:table-cell>
          <table:table-cell table:formula="of:=ABJAD([.$A1087];2;1)" office:value-type="float" office:value="470" calcext:value-type="float">
            <text:p>470</text:p>
          </table:table-cell>
          <table:table-cell table:formula="of:=ABJAD([.$A1087];3;1)"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ÖNEY KURNAZ</text:p>
          </table:table-cell>
          <table:table-cell table:formula="of:=NUMEROLOG([.$A1088];&quot;modern&quot;;&quot;tam&quot;)" office:value-type="float" office:value="51" calcext:value-type="float">
            <text:p>51</text:p>
          </table:table-cell>
          <table:table-cell table:formula="of:=NUMEROLOG([.$A1088];&quot;TR&quot;;&quot;tam&quot;)" office:value-type="float" office:value="177" calcext:value-type="float">
            <text:p>177</text:p>
          </table:table-cell>
          <table:table-cell table:formula="of:=ABJAD([.$A1088];0;1)" office:value-type="float" office:value="48" calcext:value-type="float">
            <text:p>48</text:p>
          </table:table-cell>
          <table:table-cell table:formula="of:=ABJAD([.$A1088];1;1)" office:value-type="float" office:value="2976" calcext:value-type="float">
            <text:p>2976</text:p>
          </table:table-cell>
          <table:table-cell table:formula="of:=ABJAD([.$A1088];2;1)" office:value-type="float" office:value="3702" calcext:value-type="float">
            <text:p>3702</text:p>
          </table:table-cell>
          <table:table-cell table:formula="of:=ABJAD([.$A1088];3;1)" office:value-type="float" office:value="15441" calcext:value-type="float">
            <text:p>15441</text:p>
          </table:table-cell>
        </table:table-row>
        <table:table-row table:style-name="ro1">
          <table:table-cell office:value-type="string" calcext:value-type="string">
            <text:p>ONRAT</text:p>
          </table:table-cell>
          <table:table-cell table:formula="of:=NUMEROLOG([.$A1089];&quot;modern&quot;;&quot;tam&quot;)" office:value-type="float" office:value="23" calcext:value-type="float">
            <text:p>23</text:p>
          </table:table-cell>
          <table:table-cell table:formula="of:=NUMEROLOG([.$A1089];&quot;TR&quot;;&quot;tam&quot;)" office:value-type="float" office:value="81" calcext:value-type="float">
            <text:p>81</text:p>
          </table:table-cell>
          <table:table-cell table:formula="of:=ABJAD([.$A1089];0;1)" office:value-type="float" office:value="35" calcext:value-type="float">
            <text:p>35</text:p>
          </table:table-cell>
          <table:table-cell table:formula="of:=ABJAD([.$A1089];1;1)" office:value-type="float" office:value="851" calcext:value-type="float">
            <text:p>851</text:p>
          </table:table-cell>
          <table:table-cell table:formula="of:=ABJAD([.$A1089];2;1)" office:value-type="float" office:value="947" calcext:value-type="float">
            <text:p>947</text:p>
          </table:table-cell>
          <table:table-cell table:formula="of:=ABJAD([.$A1089];3;1)"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ONUK</text:p>
          </table:table-cell>
          <table:table-cell table:formula="of:=NUMEROLOG([.$A1090];&quot;modern&quot;;&quot;tam&quot;)" office:value-type="float" office:value="16" calcext:value-type="float">
            <text:p>16</text:p>
          </table:table-cell>
          <table:table-cell table:formula="of:=NUMEROLOG([.$A1090];&quot;TR&quot;;&quot;tam&quot;)" office:value-type="float" office:value="74" calcext:value-type="float">
            <text:p>74</text:p>
          </table:table-cell>
          <table:table-cell table:formula="of:=ABJAD([.$A1090];0;1)" office:value-type="float" office:value="22" calcext:value-type="float">
            <text:p>22</text:p>
          </table:table-cell>
          <table:table-cell table:formula="of:=ABJAD([.$A1090];1;1)" office:value-type="float" office:value="790" calcext:value-type="float">
            <text:p>790</text:p>
          </table:table-cell>
          <table:table-cell table:formula="of:=ABJAD([.$A1090];2;1)" office:value-type="float" office:value="1480" calcext:value-type="float">
            <text:p>1480</text:p>
          </table:table-cell>
          <table:table-cell table:formula="of:=ABJAD([.$A1090];3;1)" office:value-type="float" office:value="6056" calcext:value-type="float">
            <text:p>6056</text:p>
          </table:table-cell>
        </table:table-row>
        <table:table-row table:style-name="ro1">
          <table:table-cell office:value-type="string" calcext:value-type="string">
            <text:p>ÖNVERMEZ</text:p>
          </table:table-cell>
          <table:table-cell table:formula="of:=NUMEROLOG([.$A1091];&quot;modern&quot;;&quot;tam&quot;)" office:value-type="float" office:value="46" calcext:value-type="float">
            <text:p>46</text:p>
          </table:table-cell>
          <table:table-cell table:formula="of:=NUMEROLOG([.$A1091];&quot;TR&quot;;&quot;tam&quot;)" office:value-type="float" office:value="141" calcext:value-type="float">
            <text:p>141</text:p>
          </table:table-cell>
          <table:table-cell table:formula="of:=ABJAD([.$A1091];0;1)" office:value-type="float" office:value="46" calcext:value-type="float">
            <text:p>46</text:p>
          </table:table-cell>
          <table:table-cell table:formula="of:=ABJAD([.$A1091];1;1)" office:value-type="float" office:value="2230" calcext:value-type="float">
            <text:p>2230</text:p>
          </table:table-cell>
          <table:table-cell table:formula="of:=ABJAD([.$A1091];2;1)" office:value-type="float" office:value="2355" calcext:value-type="float">
            <text:p>2355</text:p>
          </table:table-cell>
          <table:table-cell table:formula="of:=ABJAD([.$A1091];3;1)" office:value-type="float" office:value="10952" calcext:value-type="float">
            <text:p>10952</text:p>
          </table:table-cell>
        </table:table-row>
        <table:table-row table:style-name="ro1">
          <table:table-cell office:value-type="string" calcext:value-type="string">
            <text:p>ORAK</text:p>
          </table:table-cell>
          <table:table-cell table:formula="of:=NUMEROLOG([.$A1092];&quot;modern&quot;;&quot;tam&quot;)" office:value-type="float" office:value="18" calcext:value-type="float">
            <text:p>18</text:p>
          </table:table-cell>
          <table:table-cell table:formula="of:=NUMEROLOG([.$A1092];&quot;TR&quot;;&quot;tam&quot;)" office:value-type="float" office:value="54" calcext:value-type="float">
            <text:p>54</text:p>
          </table:table-cell>
          <table:table-cell table:formula="of:=ABJAD([.$A1092];0;1)" office:value-type="float" office:value="21" calcext:value-type="float">
            <text:p>21</text:p>
          </table:table-cell>
          <table:table-cell table:formula="of:=ABJAD([.$A1092];1;1)" office:value-type="float" office:value="321" calcext:value-type="float">
            <text:p>321</text:p>
          </table:table-cell>
          <table:table-cell table:formula="of:=ABJAD([.$A1092];2;1)" office:value-type="float" office:value="412" calcext:value-type="float">
            <text:p>412</text:p>
          </table:table-cell>
          <table:table-cell table:formula="of:=ABJAD([.$A1092];3;1)" office:value-type="float" office:value="3912" calcext:value-type="float">
            <text:p>3912</text:p>
          </table:table-cell>
        </table:table-row>
        <table:table-row table:style-name="ro1">
          <table:table-cell office:value-type="string" calcext:value-type="string">
            <text:p>ORAL</text:p>
          </table:table-cell>
          <table:table-cell table:formula="of:=NUMEROLOG([.$A1093];&quot;modern&quot;;&quot;tam&quot;)" office:value-type="float" office:value="19" calcext:value-type="float">
            <text:p>19</text:p>
          </table:table-cell>
          <table:table-cell table:formula="of:=NUMEROLOG([.$A1093];&quot;TR&quot;;&quot;tam&quot;)" office:value-type="float" office:value="55" calcext:value-type="float">
            <text:p>55</text:p>
          </table:table-cell>
          <table:table-cell table:formula="of:=ABJAD([.$A1093];0;1)" office:value-type="float" office:value="19" calcext:value-type="float">
            <text:p>19</text:p>
          </table:table-cell>
          <table:table-cell table:formula="of:=ABJAD([.$A1093];1;1)" office:value-type="float" office:value="331" calcext:value-type="float">
            <text:p>331</text:p>
          </table:table-cell>
          <table:table-cell table:formula="of:=ABJAD([.$A1093];2;1)" office:value-type="float" office:value="422" calcext:value-type="float">
            <text:p>422</text:p>
          </table:table-cell>
          <table:table-cell table:formula="of:=ABJAD([.$A1093];3;1)"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ÖRDEK</text:p>
          </table:table-cell>
          <table:table-cell table:formula="of:=NUMEROLOG([.$A1094];&quot;modern&quot;;&quot;tam&quot;)" office:value-type="float" office:value="26" calcext:value-type="float">
            <text:p>26</text:p>
          </table:table-cell>
          <table:table-cell table:formula="of:=NUMEROLOG([.$A1094];&quot;TR&quot;;&quot;tam&quot;)" office:value-type="float" office:value="65" calcext:value-type="float">
            <text:p>65</text:p>
          </table:table-cell>
          <table:table-cell table:formula="of:=ABJAD([.$A1094];0;1)" office:value-type="float" office:value="27" calcext:value-type="float">
            <text:p>27</text:p>
          </table:table-cell>
          <table:table-cell table:formula="of:=ABJAD([.$A1094];1;1)" office:value-type="float" office:value="339" calcext:value-type="float">
            <text:p>339</text:p>
          </table:table-cell>
          <table:table-cell table:formula="of:=ABJAD([.$A1094];2;1)" office:value-type="float" office:value="449" calcext:value-type="float">
            <text:p>449</text:p>
          </table:table-cell>
          <table:table-cell table:formula="of:=ABJAD([.$A1094];3;1)"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ORDULU ŞAHİN</text:p>
          </table:table-cell>
          <table:table-cell table:formula="of:=NUMEROLOG([.$A1095];&quot;modern&quot;;&quot;tam&quot;)" office:value-type="float" office:value="52" calcext:value-type="float">
            <text:p>52</text:p>
          </table:table-cell>
          <table:table-cell table:formula="of:=NUMEROLOG([.$A1095];&quot;TR&quot;;&quot;tam&quot;)" office:value-type="float" office:value="172" calcext:value-type="float">
            <text:p>172</text:p>
          </table:table-cell>
          <table:table-cell table:formula="of:=ABJAD([.$A1095];0;1)" office:value-type="float" office:value="54" calcext:value-type="float">
            <text:p>54</text:p>
          </table:table-cell>
          <table:table-cell table:formula="of:=ABJAD([.$A1095];1;1)" office:value-type="float" office:value="2034" calcext:value-type="float">
            <text:p>2034</text:p>
          </table:table-cell>
          <table:table-cell table:formula="of:=ABJAD([.$A1095];2;1)" office:value-type="float" office:value="3365" calcext:value-type="float">
            <text:p>3365</text:p>
          </table:table-cell>
          <table:table-cell table:formula="of:=ABJAD([.$A1095];3;1)" office:value-type="float" office:value="19066" calcext:value-type="float">
            <text:p>19066</text:p>
          </table:table-cell>
        </table:table-row>
        <table:table-row table:style-name="ro1">
          <table:table-cell office:value-type="string" calcext:value-type="string">
            <text:p>ÖREN</text:p>
          </table:table-cell>
          <table:table-cell table:formula="of:=NUMEROLOG([.$A1096];&quot;modern&quot;;&quot;tam&quot;)" office:value-type="float" office:value="25" calcext:value-type="float">
            <text:p>25</text:p>
          </table:table-cell>
          <table:table-cell table:formula="of:=NUMEROLOG([.$A1096];&quot;TR&quot;;&quot;tam&quot;)" office:value-type="float" office:value="63" calcext:value-type="float">
            <text:p>63</text:p>
          </table:table-cell>
          <table:table-cell table:formula="of:=ABJAD([.$A1096];0;1)" office:value-type="float" office:value="29" calcext:value-type="float">
            <text:p>29</text:p>
          </table:table-cell>
          <table:table-cell table:formula="of:=ABJAD([.$A1096];1;1)" office:value-type="float" office:value="365" calcext:value-type="float">
            <text:p>365</text:p>
          </table:table-cell>
          <table:table-cell table:formula="of:=ABJAD([.$A1096];2;1)" office:value-type="float" office:value="470" calcext:value-type="float">
            <text:p>470</text:p>
          </table:table-cell>
          <table:table-cell table:formula="of:=ABJAD([.$A1096];3;1)"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ÖRENÇ</text:p>
          </table:table-cell>
          <table:table-cell table:formula="of:=NUMEROLOG([.$A1097];&quot;modern&quot;;&quot;tam&quot;)" office:value-type="float" office:value="28" calcext:value-type="float">
            <text:p>28</text:p>
          </table:table-cell>
          <table:table-cell table:formula="of:=NUMEROLOG([.$A1097];&quot;TR&quot;;&quot;tam&quot;)" office:value-type="float" office:value="67" calcext:value-type="float">
            <text:p>67</text:p>
          </table:table-cell>
          <table:table-cell table:formula="of:=ABJAD([.$A1097];0;1)" office:value-type="float" office:value="32" calcext:value-type="float">
            <text:p>32</text:p>
          </table:table-cell>
          <table:table-cell table:formula="of:=ABJAD([.$A1097];1;1)" office:value-type="float" office:value="368" calcext:value-type="float">
            <text:p>368</text:p>
          </table:table-cell>
          <table:table-cell table:formula="of:=ABJAD([.$A1097];2;1)" office:value-type="float" office:value="478" calcext:value-type="float">
            <text:p>478</text:p>
          </table:table-cell>
          <table:table-cell table:formula="of:=ABJAD([.$A1097];3;1)"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ORHAN</text:p>
          </table:table-cell>
          <table:table-cell table:formula="of:=NUMEROLOG([.$A1098];&quot;modern&quot;;&quot;tam&quot;)" office:value-type="float" office:value="29" calcext:value-type="float">
            <text:p>29</text:p>
          </table:table-cell>
          <table:table-cell table:formula="of:=NUMEROLOG([.$A1098];&quot;TR&quot;;&quot;tam&quot;)" office:value-type="float" office:value="67" calcext:value-type="float">
            <text:p>67</text:p>
          </table:table-cell>
          <table:table-cell table:formula="of:=ABJAD([.$A1098];0;1)" office:value-type="float" office:value="36" calcext:value-type="float">
            <text:p>36</text:p>
          </table:table-cell>
          <table:table-cell table:formula="of:=ABJAD([.$A1098];1;1)" office:value-type="float" office:value="360" calcext:value-type="float">
            <text:p>360</text:p>
          </table:table-cell>
          <table:table-cell table:formula="of:=ABJAD([.$A1098];2;1)" office:value-type="float" office:value="456" calcext:value-type="float">
            <text:p>456</text:p>
          </table:table-cell>
          <table:table-cell table:formula="of:=ABJAD([.$A1098];3;1)" office:value-type="float" office:value="7231" calcext:value-type="float">
            <text:p>7231</text:p>
          </table:table-cell>
        </table:table-row>
        <table:table-row table:style-name="ro1">
          <table:table-cell office:value-type="string" calcext:value-type="string">
            <text:p>ORHON</text:p>
          </table:table-cell>
          <table:table-cell table:formula="of:=NUMEROLOG([.$A1099];&quot;modern&quot;;&quot;tam&quot;)" office:value-type="float" office:value="34" calcext:value-type="float">
            <text:p>34</text:p>
          </table:table-cell>
          <table:table-cell table:formula="of:=NUMEROLOG([.$A1099];&quot;TR&quot;;&quot;tam&quot;)" office:value-type="float" office:value="84" calcext:value-type="float">
            <text:p>84</text:p>
          </table:table-cell>
          <table:table-cell table:formula="of:=ABJAD([.$A1099];0;1)" office:value-type="float" office:value="43" calcext:value-type="float">
            <text:p>43</text:p>
          </table:table-cell>
          <table:table-cell table:formula="of:=ABJAD([.$A1099];1;1)" office:value-type="float" office:value="439" calcext:value-type="float">
            <text:p>439</text:p>
          </table:table-cell>
          <table:table-cell table:formula="of:=ABJAD([.$A1099];2;1)" office:value-type="float" office:value="614" calcext:value-type="float">
            <text:p>614</text:p>
          </table:table-cell>
          <table:table-cell table:formula="of:=ABJAD([.$A1099];3;1)" office:value-type="float" office:value="7729" calcext:value-type="float">
            <text:p>7729</text:p>
          </table:table-cell>
        </table:table-row>
        <table:table-row table:style-name="ro1">
          <table:table-cell office:value-type="string" calcext:value-type="string">
            <text:p>ORMAN</text:p>
          </table:table-cell>
          <table:table-cell table:formula="of:=NUMEROLOG([.$A1100];&quot;modern&quot;;&quot;tam&quot;)" office:value-type="float" office:value="25" calcext:value-type="float">
            <text:p>25</text:p>
          </table:table-cell>
          <table:table-cell table:formula="of:=NUMEROLOG([.$A1100];&quot;TR&quot;;&quot;tam&quot;)" office:value-type="float" office:value="73" calcext:value-type="float">
            <text:p>73</text:p>
          </table:table-cell>
          <table:table-cell table:formula="of:=ABJAD([.$A1100];0;1)" office:value-type="float" office:value="27" calcext:value-type="float">
            <text:p>27</text:p>
          </table:table-cell>
          <table:table-cell table:formula="of:=ABJAD([.$A1100];1;1)" office:value-type="float" office:value="411" calcext:value-type="float">
            <text:p>411</text:p>
          </table:table-cell>
          <table:table-cell table:formula="of:=ABJAD([.$A1100];2;1)" office:value-type="float" office:value="507" calcext:value-type="float">
            <text:p>507</text:p>
          </table:table-cell>
          <table:table-cell table:formula="of:=ABJAD([.$A1100];3;1)" office:value-type="float" office:value="6528" calcext:value-type="float">
            <text:p>6528</text:p>
          </table:table-cell>
        </table:table-row>
        <table:table-row table:style-name="ro1">
          <table:table-cell office:value-type="string" calcext:value-type="string">
            <text:p>ÖRNEK</text:p>
          </table:table-cell>
          <table:table-cell table:formula="of:=NUMEROLOG([.$A1101];&quot;modern&quot;;&quot;tam&quot;)" office:value-type="float" office:value="27" calcext:value-type="float">
            <text:p>27</text:p>
          </table:table-cell>
          <table:table-cell table:formula="of:=NUMEROLOG([.$A1101];&quot;TR&quot;;&quot;tam&quot;)" office:value-type="float" office:value="77" calcext:value-type="float">
            <text:p>77</text:p>
          </table:table-cell>
          <table:table-cell table:formula="of:=ABJAD([.$A1101];0;1)" office:value-type="float" office:value="33" calcext:value-type="float">
            <text:p>33</text:p>
          </table:table-cell>
          <table:table-cell table:formula="of:=ABJAD([.$A1101];1;1)" office:value-type="float" office:value="405" calcext:value-type="float">
            <text:p>405</text:p>
          </table:table-cell>
          <table:table-cell table:formula="of:=ABJAD([.$A1101];2;1)" office:value-type="float" office:value="515" calcext:value-type="float">
            <text:p>515</text:p>
          </table:table-cell>
          <table:table-cell table:formula="of:=ABJAD([.$A1101];3;1)" office:value-type="float" office:value="5757" calcext:value-type="float">
            <text:p>5757</text:p>
          </table:table-cell>
        </table:table-row>
        <table:table-row table:style-name="ro1">
          <table:table-cell office:value-type="string" calcext:value-type="string">
            <text:p>ORTA</text:p>
          </table:table-cell>
          <table:table-cell table:formula="of:=NUMEROLOG([.$A1102];&quot;modern&quot;;&quot;tam&quot;)" office:value-type="float" office:value="18" calcext:value-type="float">
            <text:p>18</text:p>
          </table:table-cell>
          <table:table-cell table:formula="of:=NUMEROLOG([.$A1102];&quot;TR&quot;;&quot;tam&quot;)" office:value-type="float" office:value="64" calcext:value-type="float">
            <text:p>64</text:p>
          </table:table-cell>
          <table:table-cell table:formula="of:=ABJAD([.$A1102];0;1)" office:value-type="float" office:value="25" calcext:value-type="float">
            <text:p>25</text:p>
          </table:table-cell>
          <table:table-cell table:formula="of:=ABJAD([.$A1102];1;1)" office:value-type="float" office:value="781" calcext:value-type="float">
            <text:p>781</text:p>
          </table:table-cell>
          <table:table-cell table:formula="of:=ABJAD([.$A1102];2;1)" office:value-type="float" office:value="872" calcext:value-type="float">
            <text:p>872</text:p>
          </table:table-cell>
          <table:table-cell table:formula="of:=ABJAD([.$A1102];3;1)" office:value-type="float" office:value="6629" calcext:value-type="float">
            <text:p>6629</text:p>
          </table:table-cell>
        </table:table-row>
        <table:table-row table:style-name="ro1">
          <table:table-cell office:value-type="string" calcext:value-type="string">
            <text:p>OSMANCA</text:p>
          </table:table-cell>
          <table:table-cell table:formula="of:=NUMEROLOG([.$A1103];&quot;modern&quot;;&quot;tam&quot;)" office:value-type="float" office:value="21" calcext:value-type="float">
            <text:p>21</text:p>
          </table:table-cell>
          <table:table-cell table:formula="of:=NUMEROLOG([.$A1103];&quot;TR&quot;;&quot;tam&quot;)" office:value-type="float" office:value="78" calcext:value-type="float">
            <text:p>78</text:p>
          </table:table-cell>
          <table:table-cell table:formula="of:=ABJAD([.$A1103];0;1)" office:value-type="float" office:value="23" calcext:value-type="float">
            <text:p>23</text:p>
          </table:table-cell>
          <table:table-cell table:formula="of:=ABJAD([.$A1103];1;1)" office:value-type="float" office:value="515" calcext:value-type="float">
            <text:p>515</text:p>
          </table:table-cell>
          <table:table-cell table:formula="of:=ABJAD([.$A1103];2;1)" office:value-type="float" office:value="617" calcext:value-type="float">
            <text:p>617</text:p>
          </table:table-cell>
          <table:table-cell table:formula="of:=ABJAD([.$A1103];3;1)"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ÖTER</text:p>
          </table:table-cell>
          <table:table-cell table:formula="of:=NUMEROLOG([.$A1104];&quot;modern&quot;;&quot;tam&quot;)" office:value-type="float" office:value="22" calcext:value-type="float">
            <text:p>22</text:p>
          </table:table-cell>
          <table:table-cell table:formula="of:=NUMEROLOG([.$A1104];&quot;TR&quot;;&quot;tam&quot;)" office:value-type="float" office:value="70" calcext:value-type="float">
            <text:p>70</text:p>
          </table:table-cell>
          <table:table-cell table:formula="of:=ABJAD([.$A1104];0;1)" office:value-type="float" office:value="27" calcext:value-type="float">
            <text:p>27</text:p>
          </table:table-cell>
          <table:table-cell table:formula="of:=ABJAD([.$A1104];1;1)" office:value-type="float" office:value="795" calcext:value-type="float">
            <text:p>795</text:p>
          </table:table-cell>
          <table:table-cell table:formula="of:=ABJAD([.$A1104];2;1)" office:value-type="float" office:value="900" calcext:value-type="float">
            <text:p>900</text:p>
          </table:table-cell>
          <table:table-cell table:formula="of:=ABJAD([.$A1104];3;1)" office:value-type="float" office:value="6589" calcext:value-type="float">
            <text:p>6589</text:p>
          </table:table-cell>
        </table:table-row>
        <table:table-row table:style-name="ro1">
          <table:table-cell office:value-type="string" calcext:value-type="string">
            <text:p>ÖVEN USTAALİOĞLU</text:p>
          </table:table-cell>
          <table:table-cell table:formula="of:=NUMEROLOG([.$A1105];&quot;modern&quot;;&quot;tam&quot;)" office:value-type="float" office:value="59" calcext:value-type="float">
            <text:p>59</text:p>
          </table:table-cell>
          <table:table-cell table:formula="of:=NUMEROLOG([.$A1105];&quot;TR&quot;;&quot;tam&quot;)" office:value-type="float" office:value="236" calcext:value-type="float">
            <text:p>236</text:p>
          </table:table-cell>
          <table:table-cell table:formula="of:=ABJAD([.$A1105];0;1)" office:value-type="float" office:value="67" calcext:value-type="float">
            <text:p>67</text:p>
          </table:table-cell>
          <table:table-cell table:formula="of:=ABJAD([.$A1105];1;1)" office:value-type="float" office:value="3175" calcext:value-type="float">
            <text:p>3175</text:p>
          </table:table-cell>
          <table:table-cell table:formula="of:=ABJAD([.$A1105];2;1)" office:value-type="float" office:value="7207" calcext:value-type="float">
            <text:p>7207</text:p>
          </table:table-cell>
          <table:table-cell table:formula="of:=ABJAD([.$A1105];3;1)" office:value-type="float" office:value="23363" calcext:value-type="float">
            <text:p>23363</text:p>
          </table:table-cell>
        </table:table-row>
        <table:table-row table:style-name="ro1">
          <table:table-cell office:value-type="string" calcext:value-type="string">
            <text:p>OYNAK</text:p>
          </table:table-cell>
          <table:table-cell table:formula="of:=NUMEROLOG([.$A1106];&quot;modern&quot;;&quot;tam&quot;)" office:value-type="float" office:value="21" calcext:value-type="float">
            <text:p>21</text:p>
          </table:table-cell>
          <table:table-cell table:formula="of:=NUMEROLOG([.$A1106];&quot;TR&quot;;&quot;tam&quot;)" office:value-type="float" office:value="78" calcext:value-type="float">
            <text:p>78</text:p>
          </table:table-cell>
          <table:table-cell table:formula="of:=ABJAD([.$A1106];0;1)" office:value-type="float" office:value="23" calcext:value-type="float">
            <text:p>23</text:p>
          </table:table-cell>
          <table:table-cell table:formula="of:=ABJAD([.$A1106];1;1)" office:value-type="float" office:value="1091" calcext:value-type="float">
            <text:p>1091</text:p>
          </table:table-cell>
          <table:table-cell table:formula="of:=ABJAD([.$A1106];2;1)" office:value-type="float" office:value="1187" calcext:value-type="float">
            <text:p>1187</text:p>
          </table:table-cell>
          <table:table-cell table:formula="of:=ABJAD([.$A1106];3;1)" office:value-type="float" office:value="7441" calcext:value-type="float">
            <text:p>7441</text:p>
          </table:table-cell>
        </table:table-row>
        <table:table-row table:style-name="ro1">
          <table:table-cell office:value-type="string" calcext:value-type="string">
            <text:p>ÖZ</text:p>
          </table:table-cell>
          <table:table-cell table:formula="of:=NUMEROLOG([.$A1107];&quot;modern&quot;;&quot;tam&quot;)" office:value-type="float" office:value="14" calcext:value-type="float">
            <text:p>14</text:p>
          </table:table-cell>
          <table:table-cell table:formula="of:=NUMEROLOG([.$A1107];&quot;TR&quot;;&quot;tam&quot;)" office:value-type="float" office:value="48" calcext:value-type="float">
            <text:p>48</text:p>
          </table:table-cell>
          <table:table-cell table:formula="of:=ABJAD([.$A1107];0;1)" office:value-type="float" office:value="10" calcext:value-type="float">
            <text:p>10</text:p>
          </table:table-cell>
          <table:table-cell table:formula="of:=ABJAD([.$A1107];1;1)" office:value-type="float" office:value="1090" calcext:value-type="float">
            <text:p>1090</text:p>
          </table:table-cell>
          <table:table-cell table:formula="of:=ABJAD([.$A1107];2;1)" office:value-type="float" office:value="1185" calcext:value-type="float">
            <text:p>1185</text:p>
          </table:table-cell>
          <table:table-cell table:formula="of:=ABJAD([.$A1107];3;1)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ÖZALP</text:p>
          </table:table-cell>
          <table:table-cell table:formula="of:=NUMEROLOG([.$A1108];&quot;modern&quot;;&quot;tam&quot;)" office:value-type="float" office:value="25" calcext:value-type="float">
            <text:p>25</text:p>
          </table:table-cell>
          <table:table-cell table:formula="of:=NUMEROLOG([.$A1108];&quot;TR&quot;;&quot;tam&quot;)" office:value-type="float" office:value="84" calcext:value-type="float">
            <text:p>84</text:p>
          </table:table-cell>
          <table:table-cell table:formula="of:=ABJAD([.$A1108];0;1)" office:value-type="float" office:value="17" calcext:value-type="float">
            <text:p>17</text:p>
          </table:table-cell>
          <table:table-cell table:formula="of:=ABJAD([.$A1108];1;1)" office:value-type="float" office:value="1241" calcext:value-type="float">
            <text:p>1241</text:p>
          </table:table-cell>
          <table:table-cell table:formula="of:=ABJAD([.$A1108];2;1)" office:value-type="float" office:value="1347" calcext:value-type="float">
            <text:p>1347</text:p>
          </table:table-cell>
          <table:table-cell table:formula="of:=ABJAD([.$A1108];3;1)"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OZAN</text:p>
          </table:table-cell>
          <table:table-cell table:formula="of:=NUMEROLOG([.$A1109];&quot;modern&quot;;&quot;tam&quot;)" office:value-type="float" office:value="20" calcext:value-type="float">
            <text:p>20</text:p>
          </table:table-cell>
          <table:table-cell table:formula="of:=NUMEROLOG([.$A1109];&quot;TR&quot;;&quot;tam&quot;)" office:value-type="float" office:value="65" calcext:value-type="float">
            <text:p>65</text:p>
          </table:table-cell>
          <table:table-cell table:formula="of:=ABJAD([.$A1109];0;1)" office:value-type="float" office:value="23" calcext:value-type="float">
            <text:p>23</text:p>
          </table:table-cell>
          <table:table-cell table:formula="of:=ABJAD([.$A1109];1;1)" office:value-type="float" office:value="1151" calcext:value-type="float">
            <text:p>1151</text:p>
          </table:table-cell>
          <table:table-cell table:formula="of:=ABJAD([.$A1109];2;1)" office:value-type="float" office:value="1242" calcext:value-type="float">
            <text:p>1242</text:p>
          </table:table-cell>
          <table:table-cell table:formula="of:=ABJAD([.$A1109];3;1)"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ÖZAN SANHAL</text:p>
          </table:table-cell>
          <table:table-cell table:formula="of:=NUMEROLOG([.$A1110];&quot;modern&quot;;&quot;tam&quot;)" office:value-type="float" office:value="39" calcext:value-type="float">
            <text:p>39</text:p>
          </table:table-cell>
          <table:table-cell table:formula="of:=NUMEROLOG([.$A1110];&quot;TR&quot;;&quot;tam&quot;)" office:value-type="float" office:value="132" calcext:value-type="float">
            <text:p>132</text:p>
          </table:table-cell>
          <table:table-cell table:formula="of:=ABJAD([.$A1110];0;1)" office:value-type="float" office:value="44" calcext:value-type="float">
            <text:p>44</text:p>
          </table:table-cell>
          <table:table-cell table:formula="of:=ABJAD([.$A1110];1;1)" office:value-type="float" office:value="1592" calcext:value-type="float">
            <text:p>1592</text:p>
          </table:table-cell>
          <table:table-cell table:formula="of:=ABJAD([.$A1110];2;1)" office:value-type="float" office:value="1715" calcext:value-type="float">
            <text:p>1715</text:p>
          </table:table-cell>
          <table:table-cell table:formula="of:=ABJAD([.$A1110];3;1)" office:value-type="float" office:value="10175" calcext:value-type="float">
            <text:p>10175</text:p>
          </table:table-cell>
        </table:table-row>
        <table:table-row table:style-name="ro1">
          <table:table-cell office:value-type="string" calcext:value-type="string">
            <text:p>ÖZANLAĞAN</text:p>
          </table:table-cell>
          <table:table-cell table:formula="of:=NUMEROLOG([.$A1111];&quot;modern&quot;;&quot;tam&quot;)" office:value-type="float" office:value="37" calcext:value-type="float">
            <text:p>37</text:p>
          </table:table-cell>
          <table:table-cell table:formula="of:=NUMEROLOG([.$A1111];&quot;TR&quot;;&quot;tam&quot;)" office:value-type="float" office:value="109" calcext:value-type="float">
            <text:p>109</text:p>
          </table:table-cell>
          <table:table-cell table:formula="of:=ABJAD([.$A1111];0;1)" office:value-type="float" office:value="43" calcext:value-type="float">
            <text:p>43</text:p>
          </table:table-cell>
          <table:table-cell table:formula="of:=ABJAD([.$A1111];1;1)" office:value-type="float" office:value="1291" calcext:value-type="float">
            <text:p>1291</text:p>
          </table:table-cell>
          <table:table-cell table:formula="of:=ABJAD([.$A1111];2;1)" office:value-type="float" office:value="4009" calcext:value-type="float">
            <text:p>4009</text:p>
          </table:table-cell>
          <table:table-cell table:formula="of:=ABJAD([.$A1111];3;1)" office:value-type="float" office:value="6513" calcext:value-type="float">
            <text:p>6513</text:p>
          </table:table-cell>
        </table:table-row>
        <table:table-row table:style-name="ro1">
          <table:table-cell office:value-type="string" calcext:value-type="string">
            <text:p>ÖZASLAN</text:p>
          </table:table-cell>
          <table:table-cell table:formula="of:=NUMEROLOG([.$A1112];&quot;modern&quot;;&quot;tam&quot;)" office:value-type="float" office:value="25" calcext:value-type="float">
            <text:p>25</text:p>
          </table:table-cell>
          <table:table-cell table:formula="of:=NUMEROLOG([.$A1112];&quot;TR&quot;;&quot;tam&quot;)" office:value-type="float" office:value="104" calcext:value-type="float">
            <text:p>104</text:p>
          </table:table-cell>
          <table:table-cell table:formula="of:=ABJAD([.$A1112];0;1)" office:value-type="float" office:value="24" calcext:value-type="float">
            <text:p>24</text:p>
          </table:table-cell>
          <table:table-cell table:formula="of:=ABJAD([.$A1112];1;1)" office:value-type="float" office:value="1512" calcext:value-type="float">
            <text:p>1512</text:p>
          </table:table-cell>
          <table:table-cell table:formula="of:=ABJAD([.$A1112];2;1)" office:value-type="float" office:value="1624" calcext:value-type="float">
            <text:p>1624</text:p>
          </table:table-cell>
          <table:table-cell table:formula="of:=ABJAD([.$A1112];3;1)" office:value-type="float" office:value="6344" calcext:value-type="float">
            <text:p>6344</text:p>
          </table:table-cell>
        </table:table-row>
        <table:table-row table:style-name="ro1">
          <table:table-cell office:value-type="string" calcext:value-type="string">
            <text:p>ÖZATA</text:p>
          </table:table-cell>
          <table:table-cell table:formula="of:=NUMEROLOG([.$A1113];&quot;modern&quot;;&quot;tam&quot;)" office:value-type="float" office:value="18" calcext:value-type="float">
            <text:p>18</text:p>
          </table:table-cell>
          <table:table-cell table:formula="of:=NUMEROLOG([.$A1113];&quot;TR&quot;;&quot;tam&quot;)" office:value-type="float" office:value="74" calcext:value-type="float">
            <text:p>74</text:p>
          </table:table-cell>
          <table:table-cell table:formula="of:=ABJAD([.$A1113];0;1)" office:value-type="float" office:value="20" calcext:value-type="float">
            <text:p>20</text:p>
          </table:table-cell>
          <table:table-cell table:formula="of:=ABJAD([.$A1113];1;1)" office:value-type="float" office:value="1592" calcext:value-type="float">
            <text:p>1592</text:p>
          </table:table-cell>
          <table:table-cell table:formula="of:=ABJAD([.$A1113];2;1)" office:value-type="float" office:value="1694" calcext:value-type="float">
            <text:p>1694</text:p>
          </table:table-cell>
          <table:table-cell table:formula="of:=ABJAD([.$A1113];3;1)"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ÖZATEŞ</text:p>
          </table:table-cell>
          <table:table-cell table:formula="of:=NUMEROLOG([.$A1114];&quot;modern&quot;;&quot;tam&quot;)" office:value-type="float" office:value="23" calcext:value-type="float">
            <text:p>23</text:p>
          </table:table-cell>
          <table:table-cell table:formula="of:=NUMEROLOG([.$A1114];&quot;TR&quot;;&quot;tam&quot;)" office:value-type="float" office:value="102" calcext:value-type="float">
            <text:p>102</text:p>
          </table:table-cell>
          <table:table-cell table:formula="of:=ABJAD([.$A1114];0;1)" office:value-type="float" office:value="28" calcext:value-type="float">
            <text:p>28</text:p>
          </table:table-cell>
          <table:table-cell table:formula="of:=ABJAD([.$A1114];1;1)" office:value-type="float" office:value="1996" calcext:value-type="float">
            <text:p>1996</text:p>
          </table:table-cell>
          <table:table-cell table:formula="of:=ABJAD([.$A1114];2;1)" office:value-type="float" office:value="2107" calcext:value-type="float">
            <text:p>2107</text:p>
          </table:table-cell>
          <table:table-cell table:formula="of:=ABJAD([.$A1114];3;1)" office:value-type="float" office:value="7617" calcext:value-type="float">
            <text:p>7617</text:p>
          </table:table-cell>
        </table:table-row>
        <table:table-row table:style-name="ro1">
          <table:table-cell office:value-type="string" calcext:value-type="string">
            <text:p>ÖZAVCI AYGÜN</text:p>
          </table:table-cell>
          <table:table-cell table:formula="of:=NUMEROLOG([.$A1115];&quot;modern&quot;;&quot;tam&quot;)" office:value-type="float" office:value="54" calcext:value-type="float">
            <text:p>54</text:p>
          </table:table-cell>
          <table:table-cell table:formula="of:=NUMEROLOG([.$A1115];&quot;TR&quot;;&quot;tam&quot;)" office:value-type="float" office:value="170" calcext:value-type="float">
            <text:p>170</text:p>
          </table:table-cell>
          <table:table-cell table:formula="of:=ABJAD([.$A1115];0;1)" office:value-type="float" office:value="54" calcext:value-type="float">
            <text:p>54</text:p>
          </table:table-cell>
          <table:table-cell table:formula="of:=ABJAD([.$A1115];1;1)" office:value-type="float" office:value="3582" calcext:value-type="float">
            <text:p>3582</text:p>
          </table:table-cell>
          <table:table-cell table:formula="of:=ABJAD([.$A1115];2;1)" office:value-type="float" office:value="4414" calcext:value-type="float">
            <text:p>4414</text:p>
          </table:table-cell>
          <table:table-cell table:formula="of:=ABJAD([.$A1115];3;1)" office:value-type="float" office:value="16516" calcext:value-type="float">
            <text:p>16516</text:p>
          </table:table-cell>
        </table:table-row>
        <table:table-row table:style-name="ro1">
          <table:table-cell office:value-type="string" calcext:value-type="string">
            <text:p>ÖZAYDIN</text:p>
          </table:table-cell>
          <table:table-cell table:formula="of:=NUMEROLOG([.$A1116];&quot;modern&quot;;&quot;tam&quot;)" office:value-type="float" office:value="40" calcext:value-type="float">
            <text:p>40</text:p>
          </table:table-cell>
          <table:table-cell table:formula="of:=NUMEROLOG([.$A1116];&quot;TR&quot;;&quot;tam&quot;)" office:value-type="float" office:value="110" calcext:value-type="float">
            <text:p>110</text:p>
          </table:table-cell>
          <table:table-cell table:formula="of:=ABJAD([.$A1116];0;1)" office:value-type="float" office:value="35" calcext:value-type="float">
            <text:p>35</text:p>
          </table:table-cell>
          <table:table-cell table:formula="of:=ABJAD([.$A1116];1;1)" office:value-type="float" office:value="2075" calcext:value-type="float">
            <text:p>2075</text:p>
          </table:table-cell>
          <table:table-cell table:formula="of:=ABJAD([.$A1116];2;1)" office:value-type="float" office:value="2196" calcext:value-type="float">
            <text:p>2196</text:p>
          </table:table-cell>
          <table:table-cell table:formula="of:=ABJAD([.$A1116];3;1)"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ÖZBEK</text:p>
          </table:table-cell>
          <table:table-cell table:formula="of:=NUMEROLOG([.$A1117];&quot;modern&quot;;&quot;tam&quot;)" office:value-type="float" office:value="23" calcext:value-type="float">
            <text:p>23</text:p>
          </table:table-cell>
          <table:table-cell table:formula="of:=NUMEROLOG([.$A1117];&quot;TR&quot;;&quot;tam&quot;)" office:value-type="float" office:value="70" calcext:value-type="float">
            <text:p>70</text:p>
          </table:table-cell>
          <table:table-cell table:formula="of:=ABJAD([.$A1117];0;1)" office:value-type="float" office:value="21" calcext:value-type="float">
            <text:p>21</text:p>
          </table:table-cell>
          <table:table-cell table:formula="of:=ABJAD([.$A1117];1;1)" office:value-type="float" office:value="1137" calcext:value-type="float">
            <text:p>1137</text:p>
          </table:table-cell>
          <table:table-cell table:formula="of:=ABJAD([.$A1117];2;1)" office:value-type="float" office:value="1247" calcext:value-type="float">
            <text:p>1247</text:p>
          </table:table-cell>
          <table:table-cell table:formula="of:=ABJAD([.$A1117];3;1)"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ÖZBEY</text:p>
          </table:table-cell>
          <table:table-cell table:formula="of:=NUMEROLOG([.$A1118];&quot;modern&quot;;&quot;tam&quot;)" office:value-type="float" office:value="28" calcext:value-type="float">
            <text:p>28</text:p>
          </table:table-cell>
          <table:table-cell table:formula="of:=NUMEROLOG([.$A1118];&quot;TR&quot;;&quot;tam&quot;)" office:value-type="float" office:value="84" calcext:value-type="float">
            <text:p>84</text:p>
          </table:table-cell>
          <table:table-cell table:formula="of:=ABJAD([.$A1118];0;1)" office:value-type="float" office:value="17" calcext:value-type="float">
            <text:p>17</text:p>
          </table:table-cell>
          <table:table-cell table:formula="of:=ABJAD([.$A1118];1;1)" office:value-type="float" office:value="1997" calcext:value-type="float">
            <text:p>1997</text:p>
          </table:table-cell>
          <table:table-cell table:formula="of:=ABJAD([.$A1118];2;1)" office:value-type="float" office:value="2107" calcext:value-type="float">
            <text:p>2107</text:p>
          </table:table-cell>
          <table:table-cell table:formula="of:=ABJAD([.$A1118];3;1)"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ÖZBEYLER</text:p>
          </table:table-cell>
          <table:table-cell table:formula="of:=NUMEROLOG([.$A1119];&quot;modern&quot;;&quot;tam&quot;)" office:value-type="float" office:value="45" calcext:value-type="float">
            <text:p>45</text:p>
          </table:table-cell>
          <table:table-cell table:formula="of:=NUMEROLOG([.$A1119];&quot;TR&quot;;&quot;tam&quot;)" office:value-type="float" office:value="126" calcext:value-type="float">
            <text:p>126</text:p>
          </table:table-cell>
          <table:table-cell table:formula="of:=ABJAD([.$A1119];0;1)" office:value-type="float" office:value="32" calcext:value-type="float">
            <text:p>32</text:p>
          </table:table-cell>
          <table:table-cell table:formula="of:=ABJAD([.$A1119];1;1)" office:value-type="float" office:value="2252" calcext:value-type="float">
            <text:p>2252</text:p>
          </table:table-cell>
          <table:table-cell table:formula="of:=ABJAD([.$A1119];2;1)" office:value-type="float" office:value="2377" calcext:value-type="float">
            <text:p>2377</text:p>
          </table:table-cell>
          <table:table-cell table:formula="of:=ABJAD([.$A1119];3;1)" office:value-type="float" office:value="8610" calcext:value-type="float">
            <text:p>8610</text:p>
          </table:table-cell>
        </table:table-row>
        <table:table-row table:style-name="ro1">
          <table:table-cell office:value-type="string" calcext:value-type="string">
            <text:p>ÖZCAN</text:p>
          </table:table-cell>
          <table:table-cell table:formula="of:=NUMEROLOG([.$A1120];&quot;modern&quot;;&quot;tam&quot;)" office:value-type="float" office:value="23" calcext:value-type="float">
            <text:p>23</text:p>
          </table:table-cell>
          <table:table-cell table:formula="of:=NUMEROLOG([.$A1120];&quot;TR&quot;;&quot;tam&quot;)" office:value-type="float" office:value="69" calcext:value-type="float">
            <text:p>69</text:p>
          </table:table-cell>
          <table:table-cell table:formula="of:=ABJAD([.$A1120];0;1)" office:value-type="float" office:value="24" calcext:value-type="float">
            <text:p>24</text:p>
          </table:table-cell>
          <table:table-cell table:formula="of:=ABJAD([.$A1120];1;1)" office:value-type="float" office:value="1164" calcext:value-type="float">
            <text:p>1164</text:p>
          </table:table-cell>
          <table:table-cell table:formula="of:=ABJAD([.$A1120];2;1)" office:value-type="float" office:value="1270" calcext:value-type="float">
            <text:p>1270</text:p>
          </table:table-cell>
          <table:table-cell table:formula="of:=ABJAD([.$A1120];3;1)"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ÖZCANLI</text:p>
          </table:table-cell>
          <table:table-cell table:formula="of:=NUMEROLOG([.$A1121];&quot;modern&quot;;&quot;tam&quot;)" office:value-type="float" office:value="35" calcext:value-type="float">
            <text:p>35</text:p>
          </table:table-cell>
          <table:table-cell table:formula="of:=NUMEROLOG([.$A1121];&quot;TR&quot;;&quot;tam&quot;)" office:value-type="float" office:value="95" calcext:value-type="float">
            <text:p>95</text:p>
          </table:table-cell>
          <table:table-cell table:formula="of:=ABJAD([.$A1121];0;1)" office:value-type="float" office:value="36" calcext:value-type="float">
            <text:p>36</text:p>
          </table:table-cell>
          <table:table-cell table:formula="of:=ABJAD([.$A1121];1;1)" office:value-type="float" office:value="1224" calcext:value-type="float">
            <text:p>1224</text:p>
          </table:table-cell>
          <table:table-cell table:formula="of:=ABJAD([.$A1121];2;1)" office:value-type="float" office:value="1345" calcext:value-type="float">
            <text:p>1345</text:p>
          </table:table-cell>
          <table:table-cell table:formula="of:=ABJAD([.$A1121];3;1)"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ÖZCANOĞLU</text:p>
          </table:table-cell>
          <table:table-cell table:formula="of:=NUMEROLOG([.$A1122];&quot;modern&quot;;&quot;tam&quot;)" office:value-type="float" office:value="42" calcext:value-type="float">
            <text:p>42</text:p>
          </table:table-cell>
          <table:table-cell table:formula="of:=NUMEROLOG([.$A1122];&quot;TR&quot;;&quot;tam&quot;)" office:value-type="float" office:value="136" calcext:value-type="float">
            <text:p>136</text:p>
          </table:table-cell>
          <table:table-cell table:formula="of:=ABJAD([.$A1122];0;1)" office:value-type="float" office:value="42" calcext:value-type="float">
            <text:p>42</text:p>
          </table:table-cell>
          <table:table-cell table:formula="of:=ABJAD([.$A1122];1;1)" office:value-type="float" office:value="1902" calcext:value-type="float">
            <text:p>1902</text:p>
          </table:table-cell>
          <table:table-cell table:formula="of:=ABJAD([.$A1122];2;1)" office:value-type="float" office:value="5298" calcext:value-type="float">
            <text:p>5298</text:p>
          </table:table-cell>
          <table:table-cell table:formula="of:=ABJAD([.$A1122];3;1)" office:value-type="float" office:value="8768" calcext:value-type="float">
            <text:p>8768</text:p>
          </table:table-cell>
        </table:table-row>
        <table:table-row table:style-name="ro1">
          <table:table-cell office:value-type="string" calcext:value-type="string">
            <text:p>ÖZÇAY</text:p>
          </table:table-cell>
          <table:table-cell table:formula="of:=NUMEROLOG([.$A1123];&quot;modern&quot;;&quot;tam&quot;)" office:value-type="float" office:value="25" calcext:value-type="float">
            <text:p>25</text:p>
          </table:table-cell>
          <table:table-cell table:formula="of:=NUMEROLOG([.$A1123];&quot;TR&quot;;&quot;tam&quot;)" office:value-type="float" office:value="81" calcext:value-type="float">
            <text:p>81</text:p>
          </table:table-cell>
          <table:table-cell table:formula="of:=ABJAD([.$A1123];0;1)" office:value-type="float" office:value="14" calcext:value-type="float">
            <text:p>14</text:p>
          </table:table-cell>
          <table:table-cell table:formula="of:=ABJAD([.$A1123];1;1)" office:value-type="float" office:value="1994" calcext:value-type="float">
            <text:p>1994</text:p>
          </table:table-cell>
          <table:table-cell table:formula="of:=ABJAD([.$A1123];2;1)" office:value-type="float" office:value="2100" calcext:value-type="float">
            <text:p>2100</text:p>
          </table:table-cell>
          <table:table-cell table:formula="of:=ABJAD([.$A1123];3;1)" office:value-type="float" office:value="5836" calcext:value-type="float">
            <text:p>5836</text:p>
          </table:table-cell>
        </table:table-row>
        <table:table-row table:style-name="ro1">
          <table:table-cell office:value-type="string" calcext:value-type="string">
            <text:p>ÖZÇELİK</text:p>
          </table:table-cell>
          <table:table-cell table:formula="of:=NUMEROLOG([.$A1124];&quot;modern&quot;;&quot;tam&quot;)" office:value-type="float" office:value="36" calcext:value-type="float">
            <text:p>36</text:p>
          </table:table-cell>
          <table:table-cell table:formula="of:=NUMEROLOG([.$A1124];&quot;TR&quot;;&quot;tam&quot;)" office:value-type="float" office:value="99" calcext:value-type="float">
            <text:p>99</text:p>
          </table:table-cell>
          <table:table-cell table:formula="of:=ABJAD([.$A1124];0;1)" office:value-type="float" office:value="32" calcext:value-type="float">
            <text:p>32</text:p>
          </table:table-cell>
          <table:table-cell table:formula="of:=ABJAD([.$A1124];1;1)" office:value-type="float" office:value="1208" calcext:value-type="float">
            <text:p>1208</text:p>
          </table:table-cell>
          <table:table-cell table:formula="of:=ABJAD([.$A1124];2;1)" office:value-type="float" office:value="1343" calcext:value-type="float">
            <text:p>1343</text:p>
          </table:table-cell>
          <table:table-cell table:formula="of:=ABJAD([.$A1124];3;1)"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ÖZÇELİK ORAL</text:p>
          </table:table-cell>
          <table:table-cell table:formula="of:=NUMEROLOG([.$A1125];&quot;modern&quot;;&quot;tam&quot;)" office:value-type="float" office:value="55" calcext:value-type="float">
            <text:p>55</text:p>
          </table:table-cell>
          <table:table-cell table:formula="of:=NUMEROLOG([.$A1125];&quot;TR&quot;;&quot;tam&quot;)" office:value-type="float" office:value="154" calcext:value-type="float">
            <text:p>154</text:p>
          </table:table-cell>
          <table:table-cell table:formula="of:=ABJAD([.$A1125];0;1)" office:value-type="float" office:value="51" calcext:value-type="float">
            <text:p>51</text:p>
          </table:table-cell>
          <table:table-cell table:formula="of:=ABJAD([.$A1125];1;1)" office:value-type="float" office:value="1539" calcext:value-type="float">
            <text:p>1539</text:p>
          </table:table-cell>
          <table:table-cell table:formula="of:=ABJAD([.$A1125];2;1)" office:value-type="float" office:value="1765" calcext:value-type="float">
            <text:p>1765</text:p>
          </table:table-cell>
          <table:table-cell table:formula="of:=ABJAD([.$A1125];3;1)" office:value-type="float" office:value="7059" calcext:value-type="float">
            <text:p>7059</text:p>
          </table:table-cell>
        </table:table-row>
        <table:table-row table:style-name="ro1">
          <table:table-cell office:value-type="string" calcext:value-type="string">
            <text:p>ÖZDAMAR</text:p>
          </table:table-cell>
          <table:table-cell table:formula="of:=NUMEROLOG([.$A1126];&quot;modern&quot;;&quot;tam&quot;)" office:value-type="float" office:value="33" calcext:value-type="float">
            <text:p>33</text:p>
          </table:table-cell>
          <table:table-cell table:formula="of:=NUMEROLOG([.$A1126];&quot;TR&quot;;&quot;tam&quot;)" office:value-type="float" office:value="92" calcext:value-type="float">
            <text:p>92</text:p>
          </table:table-cell>
          <table:table-cell table:formula="of:=ABJAD([.$A1126];0;1)" office:value-type="float" office:value="24" calcext:value-type="float">
            <text:p>24</text:p>
          </table:table-cell>
          <table:table-cell table:formula="of:=ABJAD([.$A1126];1;1)" office:value-type="float" office:value="1356" calcext:value-type="float">
            <text:p>1356</text:p>
          </table:table-cell>
          <table:table-cell table:formula="of:=ABJAD([.$A1126];2;1)" office:value-type="float" office:value="1468" calcext:value-type="float">
            <text:p>1468</text:p>
          </table:table-cell>
          <table:table-cell table:formula="of:=ABJAD([.$A1126];3;1)" office:value-type="float" office:value="5526" calcext:value-type="float">
            <text:p>5526</text:p>
          </table:table-cell>
        </table:table-row>
        <table:table-row table:style-name="ro1">
          <table:table-cell office:value-type="string" calcext:value-type="string">
            <text:p>ÖZDEMİR</text:p>
          </table:table-cell>
          <table:table-cell table:formula="of:=NUMEROLOG([.$A1127];&quot;modern&quot;;&quot;tam&quot;)" office:value-type="float" office:value="45" calcext:value-type="float">
            <text:p>45</text:p>
          </table:table-cell>
          <table:table-cell table:formula="of:=NUMEROLOG([.$A1127];&quot;TR&quot;;&quot;tam&quot;)" office:value-type="float" office:value="108" calcext:value-type="float">
            <text:p>108</text:p>
          </table:table-cell>
          <table:table-cell table:formula="of:=ABJAD([.$A1127];0;1)" office:value-type="float" office:value="35" calcext:value-type="float">
            <text:p>35</text:p>
          </table:table-cell>
          <table:table-cell table:formula="of:=ABJAD([.$A1127];1;1)" office:value-type="float" office:value="1379" calcext:value-type="float">
            <text:p>1379</text:p>
          </table:table-cell>
          <table:table-cell table:formula="of:=ABJAD([.$A1127];2;1)" office:value-type="float" office:value="1514" calcext:value-type="float">
            <text:p>1514</text:p>
          </table:table-cell>
          <table:table-cell table:formula="of:=ABJAD([.$A1127];3;1)"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ÖZDEMİR AKDUR</text:p>
          </table:table-cell>
          <table:table-cell table:formula="of:=NUMEROLOG([.$A1128];&quot;modern&quot;;&quot;tam&quot;)" office:value-type="float" office:value="64" calcext:value-type="float">
            <text:p>64</text:p>
          </table:table-cell>
          <table:table-cell table:formula="of:=NUMEROLOG([.$A1128];&quot;TR&quot;;&quot;tam&quot;)" office:value-type="float" office:value="174" calcext:value-type="float">
            <text:p>174</text:p>
          </table:table-cell>
          <table:table-cell table:formula="of:=ABJAD([.$A1128];0;1)" office:value-type="float" office:value="52" calcext:value-type="float">
            <text:p>52</text:p>
          </table:table-cell>
          <table:table-cell table:formula="of:=ABJAD([.$A1128];1;1)" office:value-type="float" office:value="2224" calcext:value-type="float">
            <text:p>2224</text:p>
          </table:table-cell>
          <table:table-cell table:formula="of:=ABJAD([.$A1128];2;1)" office:value-type="float" office:value="2975" calcext:value-type="float">
            <text:p>2975</text:p>
          </table:table-cell>
          <table:table-cell table:formula="of:=ABJAD([.$A1128];3;1)" office:value-type="float" office:value="13836" calcext:value-type="float">
            <text:p>13836</text:p>
          </table:table-cell>
        </table:table-row>
        <table:table-row table:style-name="ro1">
          <table:table-cell office:value-type="string" calcext:value-type="string">
            <text:p>ÖZDEMİRKIRAN</text:p>
          </table:table-cell>
          <table:table-cell table:formula="of:=NUMEROLOG([.$A1129];&quot;modern&quot;;&quot;tam&quot;)" office:value-type="float" office:value="71" calcext:value-type="float">
            <text:p>71</text:p>
          </table:table-cell>
          <table:table-cell table:formula="of:=NUMEROLOG([.$A1129];&quot;TR&quot;;&quot;tam&quot;)" office:value-type="float" office:value="172" calcext:value-type="float">
            <text:p>172</text:p>
          </table:table-cell>
          <table:table-cell table:formula="of:=ABJAD([.$A1129];0;1)" office:value-type="float" office:value="68" calcext:value-type="float">
            <text:p>68</text:p>
          </table:table-cell>
          <table:table-cell table:formula="of:=ABJAD([.$A1129];1;1)" office:value-type="float" office:value="1700" calcext:value-type="float">
            <text:p>1700</text:p>
          </table:table-cell>
          <table:table-cell table:formula="of:=ABJAD([.$A1129];2;1)" office:value-type="float" office:value="1861" calcext:value-type="float">
            <text:p>1861</text:p>
          </table:table-cell>
          <table:table-cell table:formula="of:=ABJAD([.$A1129];3;1)" office:value-type="float" office:value="11916" calcext:value-type="float">
            <text:p>11916</text:p>
          </table:table-cell>
        </table:table-row>
        <table:table-row table:style-name="ro1">
          <table:table-cell office:value-type="string" calcext:value-type="string">
            <text:p>ÖZDEN</text:p>
          </table:table-cell>
          <table:table-cell table:formula="of:=NUMEROLOG([.$A1130];&quot;modern&quot;;&quot;tam&quot;)" office:value-type="float" office:value="28" calcext:value-type="float">
            <text:p>28</text:p>
          </table:table-cell>
          <table:table-cell table:formula="of:=NUMEROLOG([.$A1130];&quot;TR&quot;;&quot;tam&quot;)" office:value-type="float" office:value="76" calcext:value-type="float">
            <text:p>76</text:p>
          </table:table-cell>
          <table:table-cell table:formula="of:=ABJAD([.$A1130];0;1)" office:value-type="float" office:value="29" calcext:value-type="float">
            <text:p>29</text:p>
          </table:table-cell>
          <table:table-cell table:formula="of:=ABJAD([.$A1130];1;1)" office:value-type="float" office:value="1169" calcext:value-type="float">
            <text:p>1169</text:p>
          </table:table-cell>
          <table:table-cell table:formula="of:=ABJAD([.$A1130];2;1)" office:value-type="float" office:value="1279" calcext:value-type="float">
            <text:p>1279</text:p>
          </table:table-cell>
          <table:table-cell table:formula="of:=ABJAD([.$A1130];3;1)"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ÖZDENOĞLU</text:p>
          </table:table-cell>
          <table:table-cell table:formula="of:=NUMEROLOG([.$A1131];&quot;modern&quot;;&quot;tam&quot;)" office:value-type="float" office:value="47" calcext:value-type="float">
            <text:p>47</text:p>
          </table:table-cell>
          <table:table-cell table:formula="of:=NUMEROLOG([.$A1131];&quot;TR&quot;;&quot;tam&quot;)" office:value-type="float" office:value="143" calcext:value-type="float">
            <text:p>143</text:p>
          </table:table-cell>
          <table:table-cell table:formula="of:=ABJAD([.$A1131];0;1)" office:value-type="float" office:value="47" calcext:value-type="float">
            <text:p>47</text:p>
          </table:table-cell>
          <table:table-cell table:formula="of:=ABJAD([.$A1131];1;1)" office:value-type="float" office:value="1907" calcext:value-type="float">
            <text:p>1907</text:p>
          </table:table-cell>
          <table:table-cell table:formula="of:=ABJAD([.$A1131];2;1)" office:value-type="float" office:value="5307" calcext:value-type="float">
            <text:p>5307</text:p>
          </table:table-cell>
          <table:table-cell table:formula="of:=ABJAD([.$A1131];3;1)" office:value-type="float" office:value="9044" calcext:value-type="float">
            <text:p>9044</text:p>
          </table:table-cell>
        </table:table-row>
        <table:table-row table:style-name="ro1">
          <table:table-cell office:value-type="string" calcext:value-type="string">
            <text:p>ÖZDİL</text:p>
          </table:table-cell>
          <table:table-cell table:formula="of:=NUMEROLOG([.$A1132];&quot;modern&quot;;&quot;tam&quot;)" office:value-type="float" office:value="30" calcext:value-type="float">
            <text:p>30</text:p>
          </table:table-cell>
          <table:table-cell table:formula="of:=NUMEROLOG([.$A1132];&quot;TR&quot;;&quot;tam&quot;)" office:value-type="float" office:value="80" calcext:value-type="float">
            <text:p>80</text:p>
          </table:table-cell>
          <table:table-cell table:formula="of:=ABJAD([.$A1132];0;1)" office:value-type="float" office:value="24" calcext:value-type="float">
            <text:p>24</text:p>
          </table:table-cell>
          <table:table-cell table:formula="of:=ABJAD([.$A1132];1;1)" office:value-type="float" office:value="1164" calcext:value-type="float">
            <text:p>1164</text:p>
          </table:table-cell>
          <table:table-cell table:formula="of:=ABJAD([.$A1132];2;1)" office:value-type="float" office:value="1289" calcext:value-type="float">
            <text:p>1289</text:p>
          </table:table-cell>
          <table:table-cell table:formula="of:=ABJAD([.$A1132];3;1)"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ÖZDOĞAN</text:p>
          </table:table-cell>
          <table:table-cell table:formula="of:=NUMEROLOG([.$A1133];&quot;modern&quot;;&quot;tam&quot;)" office:value-type="float" office:value="37" calcext:value-type="float">
            <text:p>37</text:p>
          </table:table-cell>
          <table:table-cell table:formula="of:=NUMEROLOG([.$A1133];&quot;TR&quot;;&quot;tam&quot;)" office:value-type="float" office:value="98" calcext:value-type="float">
            <text:p>98</text:p>
          </table:table-cell>
          <table:table-cell table:formula="of:=ABJAD([.$A1133];0;1)" office:value-type="float" office:value="41" calcext:value-type="float">
            <text:p>41</text:p>
          </table:table-cell>
          <table:table-cell table:formula="of:=ABJAD([.$A1133];1;1)" office:value-type="float" office:value="1253" calcext:value-type="float">
            <text:p>1253</text:p>
          </table:table-cell>
          <table:table-cell table:formula="of:=ABJAD([.$A1133];2;1)" office:value-type="float" office:value="4044" calcext:value-type="float">
            <text:p>4044</text:p>
          </table:table-cell>
          <table:table-cell table:formula="of:=ABJAD([.$A1133];3;1)"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ÖZDOĞAN KAVZOĞLU</text:p>
          </table:table-cell>
          <table:table-cell table:formula="of:=NUMEROLOG([.$A1134];&quot;modern&quot;;&quot;tam&quot;)" office:value-type="float" office:value="71" calcext:value-type="float">
            <text:p>71</text:p>
          </table:table-cell>
          <table:table-cell table:formula="of:=NUMEROLOG([.$A1134];&quot;TR&quot;;&quot;tam&quot;)" office:value-type="float" office:value="236" calcext:value-type="float">
            <text:p>236</text:p>
          </table:table-cell>
          <table:table-cell table:formula="of:=ABJAD([.$A1134];0;1)" office:value-type="float" office:value="76" calcext:value-type="float">
            <text:p>76</text:p>
          </table:table-cell>
          <table:table-cell table:formula="of:=ABJAD([.$A1134];1;1)" office:value-type="float" office:value="3832" calcext:value-type="float">
            <text:p>3832</text:p>
          </table:table-cell>
          <table:table-cell table:formula="of:=ABJAD([.$A1134];2;1)" office:value-type="float" office:value="9929" calcext:value-type="float">
            <text:p>9929</text:p>
          </table:table-cell>
          <table:table-cell table:formula="of:=ABJAD([.$A1134];3;1)" office:value-type="float" office:value="15513" calcext:value-type="float">
            <text:p>15513</text:p>
          </table:table-cell>
        </table:table-row>
        <table:table-row table:style-name="ro1">
          <table:table-cell office:value-type="string" calcext:value-type="string">
            <text:p>ÖZEK</text:p>
          </table:table-cell>
          <table:table-cell table:formula="of:=NUMEROLOG([.$A1135];&quot;modern&quot;;&quot;tam&quot;)" office:value-type="float" office:value="21" calcext:value-type="float">
            <text:p>21</text:p>
          </table:table-cell>
          <table:table-cell table:formula="of:=NUMEROLOG([.$A1135];&quot;TR&quot;;&quot;tam&quot;)" office:value-type="float" office:value="68" calcext:value-type="float">
            <text:p>68</text:p>
          </table:table-cell>
          <table:table-cell table:formula="of:=ABJAD([.$A1135];0;1)" office:value-type="float" office:value="19" calcext:value-type="float">
            <text:p>19</text:p>
          </table:table-cell>
          <table:table-cell table:formula="of:=ABJAD([.$A1135];1;1)" office:value-type="float" office:value="1135" calcext:value-type="float">
            <text:p>1135</text:p>
          </table:table-cell>
          <table:table-cell table:formula="of:=ABJAD([.$A1135];2;1)" office:value-type="float" office:value="1240" calcext:value-type="float">
            <text:p>1240</text:p>
          </table:table-cell>
          <table:table-cell table:formula="of:=ABJAD([.$A1135];3;1)"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ÖZEKLİ MISIRLIOĞLU</text:p>
          </table:table-cell>
          <table:table-cell table:formula="of:=NUMEROLOG([.$A1136];&quot;modern&quot;;&quot;tam&quot;)" office:value-type="float" office:value="96" calcext:value-type="float">
            <text:p>96</text:p>
          </table:table-cell>
          <table:table-cell table:formula="of:=NUMEROLOG([.$A1136];&quot;TR&quot;;&quot;tam&quot;)" office:value-type="float" office:value="269" calcext:value-type="float">
            <text:p>269</text:p>
          </table:table-cell>
          <table:table-cell table:formula="of:=ABJAD([.$A1136];0;1)" office:value-type="float" office:value="87" calcext:value-type="float">
            <text:p>87</text:p>
          </table:table-cell>
          <table:table-cell table:formula="of:=ABJAD([.$A1136];1;1)" office:value-type="float" office:value="2583" calcext:value-type="float">
            <text:p>2583</text:p>
          </table:table-cell>
          <table:table-cell table:formula="of:=ABJAD([.$A1136];2;1)" office:value-type="float" office:value="6053" calcext:value-type="float">
            <text:p>6053</text:p>
          </table:table-cell>
          <table:table-cell table:formula="of:=ABJAD([.$A1136];3;1)" office:value-type="float" office:value="15559" calcext:value-type="float">
            <text:p>15559</text:p>
          </table:table-cell>
        </table:table-row>
        <table:table-row table:style-name="ro1">
          <table:table-cell office:value-type="string" calcext:value-type="string">
            <text:p>ÖZEL</text:p>
          </table:table-cell>
          <table:table-cell table:formula="of:=NUMEROLOG([.$A1137];&quot;modern&quot;;&quot;tam&quot;)" office:value-type="float" office:value="22" calcext:value-type="float">
            <text:p>22</text:p>
          </table:table-cell>
          <table:table-cell table:formula="of:=NUMEROLOG([.$A1137];&quot;TR&quot;;&quot;tam&quot;)" office:value-type="float" office:value="69" calcext:value-type="float">
            <text:p>69</text:p>
          </table:table-cell>
          <table:table-cell table:formula="of:=ABJAD([.$A1137];0;1)" office:value-type="float" office:value="17" calcext:value-type="float">
            <text:p>17</text:p>
          </table:table-cell>
          <table:table-cell table:formula="of:=ABJAD([.$A1137];1;1)" office:value-type="float" office:value="1145" calcext:value-type="float">
            <text:p>1145</text:p>
          </table:table-cell>
          <table:table-cell table:formula="of:=ABJAD([.$A1137];2;1)" office:value-type="float" office:value="1250" calcext:value-type="float">
            <text:p>1250</text:p>
          </table:table-cell>
          <table:table-cell table:formula="of:=ABJAD([.$A1137];3;1)"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ÖZEN</text:p>
          </table:table-cell>
          <table:table-cell table:formula="of:=NUMEROLOG([.$A1138];&quot;modern&quot;;&quot;tam&quot;)" office:value-type="float" office:value="24" calcext:value-type="float">
            <text:p>24</text:p>
          </table:table-cell>
          <table:table-cell table:formula="of:=NUMEROLOG([.$A1138];&quot;TR&quot;;&quot;tam&quot;)" office:value-type="float" office:value="71" calcext:value-type="float">
            <text:p>71</text:p>
          </table:table-cell>
          <table:table-cell table:formula="of:=ABJAD([.$A1138];0;1)" office:value-type="float" office:value="25" calcext:value-type="float">
            <text:p>25</text:p>
          </table:table-cell>
          <table:table-cell table:formula="of:=ABJAD([.$A1138];1;1)" office:value-type="float" office:value="1165" calcext:value-type="float">
            <text:p>1165</text:p>
          </table:table-cell>
          <table:table-cell table:formula="of:=ABJAD([.$A1138];2;1)" office:value-type="float" office:value="1270" calcext:value-type="float">
            <text:p>1270</text:p>
          </table:table-cell>
          <table:table-cell table:formula="of:=ABJAD([.$A1138];3;1)"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ÖZER</text:p>
          </table:table-cell>
          <table:table-cell table:formula="of:=NUMEROLOG([.$A1139];&quot;modern&quot;;&quot;tam&quot;)" office:value-type="float" office:value="28" calcext:value-type="float">
            <text:p>28</text:p>
          </table:table-cell>
          <table:table-cell table:formula="of:=NUMEROLOG([.$A1139];&quot;TR&quot;;&quot;tam&quot;)" office:value-type="float" office:value="75" calcext:value-type="float">
            <text:p>75</text:p>
          </table:table-cell>
          <table:table-cell table:formula="of:=ABJAD([.$A1139];0;1)" office:value-type="float" office:value="23" calcext:value-type="float">
            <text:p>23</text:p>
          </table:table-cell>
          <table:table-cell table:formula="of:=ABJAD([.$A1139];1;1)" office:value-type="float" office:value="1295" calcext:value-type="float">
            <text:p>1295</text:p>
          </table:table-cell>
          <table:table-cell table:formula="of:=ABJAD([.$A1139];2;1)" office:value-type="float" office:value="1400" calcext:value-type="float">
            <text:p>1400</text:p>
          </table:table-cell>
          <table:table-cell table:formula="of:=ABJAD([.$A1139];3;1)"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ÖZER ÇELİK</text:p>
          </table:table-cell>
          <table:table-cell table:formula="of:=NUMEROLOG([.$A1140];&quot;modern&quot;;&quot;tam&quot;)" office:value-type="float" office:value="50" calcext:value-type="float">
            <text:p>50</text:p>
          </table:table-cell>
          <table:table-cell table:formula="of:=NUMEROLOG([.$A1140];&quot;TR&quot;;&quot;tam&quot;)" office:value-type="float" office:value="126" calcext:value-type="float">
            <text:p>126</text:p>
          </table:table-cell>
          <table:table-cell table:formula="of:=ABJAD([.$A1140];0;1)" office:value-type="float" office:value="45" calcext:value-type="float">
            <text:p>45</text:p>
          </table:table-cell>
          <table:table-cell table:formula="of:=ABJAD([.$A1140];1;1)" office:value-type="float" office:value="1413" calcext:value-type="float">
            <text:p>1413</text:p>
          </table:table-cell>
          <table:table-cell table:formula="of:=ABJAD([.$A1140];2;1)" office:value-type="float" office:value="1558" calcext:value-type="float">
            <text:p>1558</text:p>
          </table:table-cell>
          <table:table-cell table:formula="of:=ABJAD([.$A1140];3;1)" office:value-type="float" office:value="6399" calcext:value-type="float">
            <text:p>6399</text:p>
          </table:table-cell>
        </table:table-row>
        <table:table-row table:style-name="ro1">
          <table:table-cell office:value-type="string" calcext:value-type="string">
            <text:p>ÖZGÜNER</text:p>
          </table:table-cell>
          <table:table-cell table:formula="of:=NUMEROLOG([.$A1141];&quot;modern&quot;;&quot;tam&quot;)" office:value-type="float" office:value="43" calcext:value-type="float">
            <text:p>43</text:p>
          </table:table-cell>
          <table:table-cell table:formula="of:=NUMEROLOG([.$A1141];&quot;TR&quot;;&quot;tam&quot;)" office:value-type="float" office:value="126" calcext:value-type="float">
            <text:p>126</text:p>
          </table:table-cell>
          <table:table-cell table:formula="of:=ABJAD([.$A1141];0;1)" office:value-type="float" office:value="44" calcext:value-type="float">
            <text:p>44</text:p>
          </table:table-cell>
          <table:table-cell table:formula="of:=ABJAD([.$A1141];1;1)" office:value-type="float" office:value="2072" calcext:value-type="float">
            <text:p>2072</text:p>
          </table:table-cell>
          <table:table-cell table:formula="of:=ABJAD([.$A1141];2;1)" office:value-type="float" office:value="2887" calcext:value-type="float">
            <text:p>2887</text:p>
          </table:table-cell>
          <table:table-cell table:formula="of:=ABJAD([.$A1141];3;1)" office:value-type="float" office:value="10017" calcext:value-type="float">
            <text:p>10017</text:p>
          </table:table-cell>
        </table:table-row>
        <table:table-row table:style-name="ro1">
          <table:table-cell office:value-type="string" calcext:value-type="string">
            <text:p>ÖZGÜR</text:p>
          </table:table-cell>
          <table:table-cell table:formula="of:=NUMEROLOG([.$A1142];&quot;modern&quot;;&quot;tam&quot;)" office:value-type="float" office:value="33" calcext:value-type="float">
            <text:p>33</text:p>
          </table:table-cell>
          <table:table-cell table:formula="of:=NUMEROLOG([.$A1142];&quot;TR&quot;;&quot;tam&quot;)" office:value-type="float" office:value="103" calcext:value-type="float">
            <text:p>103</text:p>
          </table:table-cell>
          <table:table-cell table:formula="of:=ABJAD([.$A1142];0;1)" office:value-type="float" office:value="29" calcext:value-type="float">
            <text:p>29</text:p>
          </table:table-cell>
          <table:table-cell table:formula="of:=ABJAD([.$A1142];1;1)" office:value-type="float" office:value="1997" calcext:value-type="float">
            <text:p>1997</text:p>
          </table:table-cell>
          <table:table-cell table:formula="of:=ABJAD([.$A1142];2;1)" office:value-type="float" office:value="2802" calcext:value-type="float">
            <text:p>2802</text:p>
          </table:table-cell>
          <table:table-cell table:formula="of:=ABJAD([.$A1142];3;1)" office:value-type="float" office:value="7725" calcext:value-type="float">
            <text:p>7725</text:p>
          </table:table-cell>
        </table:table-row>
        <table:table-row table:style-name="ro1">
          <table:table-cell office:value-type="string" calcext:value-type="string">
            <text:p>ÖZGÜROL</text:p>
          </table:table-cell>
          <table:table-cell table:formula="of:=NUMEROLOG([.$A1143];&quot;modern&quot;;&quot;tam&quot;)" office:value-type="float" office:value="42" calcext:value-type="float">
            <text:p>42</text:p>
          </table:table-cell>
          <table:table-cell table:formula="of:=NUMEROLOG([.$A1143];&quot;TR&quot;;&quot;tam&quot;)" office:value-type="float" office:value="136" calcext:value-type="float">
            <text:p>136</text:p>
          </table:table-cell>
          <table:table-cell table:formula="of:=ABJAD([.$A1143];0;1)" office:value-type="float" office:value="39" calcext:value-type="float">
            <text:p>39</text:p>
          </table:table-cell>
          <table:table-cell table:formula="of:=ABJAD([.$A1143];1;1)" office:value-type="float" office:value="2127" calcext:value-type="float">
            <text:p>2127</text:p>
          </table:table-cell>
          <table:table-cell table:formula="of:=ABJAD([.$A1143];2;1)" office:value-type="float" office:value="3017" calcext:value-type="float">
            <text:p>3017</text:p>
          </table:table-cell>
          <table:table-cell table:formula="of:=ABJAD([.$A1143];3;1)" office:value-type="float" office:value="8570" calcext:value-type="float">
            <text:p>8570</text:p>
          </table:table-cell>
        </table:table-row>
        <table:table-row table:style-name="ro1">
          <table:table-cell office:value-type="string" calcext:value-type="string">
            <text:p>ÖZHAN</text:p>
          </table:table-cell>
          <table:table-cell table:formula="of:=NUMEROLOG([.$A1144];&quot;modern&quot;;&quot;tam&quot;)" office:value-type="float" office:value="28" calcext:value-type="float">
            <text:p>28</text:p>
          </table:table-cell>
          <table:table-cell table:formula="of:=NUMEROLOG([.$A1144];&quot;TR&quot;;&quot;tam&quot;)" office:value-type="float" office:value="76" calcext:value-type="float">
            <text:p>76</text:p>
          </table:table-cell>
          <table:table-cell table:formula="of:=ABJAD([.$A1144];0;1)" office:value-type="float" office:value="30" calcext:value-type="float">
            <text:p>30</text:p>
          </table:table-cell>
          <table:table-cell table:formula="of:=ABJAD([.$A1144];1;1)" office:value-type="float" office:value="1170" calcext:value-type="float">
            <text:p>1170</text:p>
          </table:table-cell>
          <table:table-cell table:formula="of:=ABJAD([.$A1144];2;1)" office:value-type="float" office:value="1276" calcext:value-type="float">
            <text:p>1276</text:p>
          </table:table-cell>
          <table:table-cell table:formula="of:=ABJAD([.$A1144];3;1)"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ÖZİŞ</text:p>
          </table:table-cell>
          <table:table-cell table:formula="of:=NUMEROLOG([.$A1145];&quot;modern&quot;;&quot;tam&quot;)" office:value-type="float" office:value="24" calcext:value-type="float">
            <text:p>24</text:p>
          </table:table-cell>
          <table:table-cell table:formula="of:=NUMEROLOG([.$A1145];&quot;TR&quot;;&quot;tam&quot;)" office:value-type="float" office:value="83" calcext:value-type="float">
            <text:p>83</text:p>
          </table:table-cell>
          <table:table-cell table:formula="of:=ABJAD([.$A1145];0;1)" office:value-type="float" office:value="22" calcext:value-type="float">
            <text:p>22</text:p>
          </table:table-cell>
          <table:table-cell table:formula="of:=ABJAD([.$A1145];1;1)" office:value-type="float" office:value="1510" calcext:value-type="float">
            <text:p>1510</text:p>
          </table:table-cell>
          <table:table-cell table:formula="of:=ABJAD([.$A1145];2;1)" office:value-type="float" office:value="1630" calcext:value-type="float">
            <text:p>1630</text:p>
          </table:table-cell>
          <table:table-cell table:formula="of:=ABJAD([.$A1145];3;1)" office:value-type="float" office:value="5181" calcext:value-type="float">
            <text:p>5181</text:p>
          </table:table-cell>
        </table:table-row>
        <table:table-row table:style-name="ro1">
          <table:table-cell office:value-type="string" calcext:value-type="string">
            <text:p>ÖZKAN</text:p>
          </table:table-cell>
          <table:table-cell table:formula="of:=NUMEROLOG([.$A1146];&quot;modern&quot;;&quot;tam&quot;)" office:value-type="float" office:value="22" calcext:value-type="float">
            <text:p>22</text:p>
          </table:table-cell>
          <table:table-cell table:formula="of:=NUMEROLOG([.$A1146];&quot;TR&quot;;&quot;tam&quot;)" office:value-type="float" office:value="80" calcext:value-type="float">
            <text:p>80</text:p>
          </table:table-cell>
          <table:table-cell table:formula="of:=ABJAD([.$A1146];0;1)" office:value-type="float" office:value="25" calcext:value-type="float">
            <text:p>25</text:p>
          </table:table-cell>
          <table:table-cell table:formula="of:=ABJAD([.$A1146];1;1)" office:value-type="float" office:value="1201" calcext:value-type="float">
            <text:p>1201</text:p>
          </table:table-cell>
          <table:table-cell table:formula="of:=ABJAD([.$A1146];2;1)" office:value-type="float" office:value="1307" calcext:value-type="float">
            <text:p>1307</text:p>
          </table:table-cell>
          <table:table-cell table:formula="of:=ABJAD([.$A1146];3;1)"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ÖZKANLI</text:p>
          </table:table-cell>
          <table:table-cell table:formula="of:=NUMEROLOG([.$A1147];&quot;modern&quot;;&quot;tam&quot;)" office:value-type="float" office:value="34" calcext:value-type="float">
            <text:p>34</text:p>
          </table:table-cell>
          <table:table-cell table:formula="of:=NUMEROLOG([.$A1147];&quot;TR&quot;;&quot;tam&quot;)" office:value-type="float" office:value="106" calcext:value-type="float">
            <text:p>106</text:p>
          </table:table-cell>
          <table:table-cell table:formula="of:=ABJAD([.$A1147];0;1)" office:value-type="float" office:value="37" calcext:value-type="float">
            <text:p>37</text:p>
          </table:table-cell>
          <table:table-cell table:formula="of:=ABJAD([.$A1147];1;1)" office:value-type="float" office:value="1261" calcext:value-type="float">
            <text:p>1261</text:p>
          </table:table-cell>
          <table:table-cell table:formula="of:=ABJAD([.$A1147];2;1)" office:value-type="float" office:value="1382" calcext:value-type="float">
            <text:p>1382</text:p>
          </table:table-cell>
          <table:table-cell table:formula="of:=ABJAD([.$A1147];3;1)"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ÖZKAYA</text:p>
          </table:table-cell>
          <table:table-cell table:formula="of:=NUMEROLOG([.$A1148];&quot;modern&quot;;&quot;tam&quot;)" office:value-type="float" office:value="25" calcext:value-type="float">
            <text:p>25</text:p>
          </table:table-cell>
          <table:table-cell table:formula="of:=NUMEROLOG([.$A1148];&quot;TR&quot;;&quot;tam&quot;)" office:value-type="float" office:value="92" calcext:value-type="float">
            <text:p>92</text:p>
          </table:table-cell>
          <table:table-cell table:formula="of:=ABJAD([.$A1148];0;1)" office:value-type="float" office:value="16" calcext:value-type="float">
            <text:p>16</text:p>
          </table:table-cell>
          <table:table-cell table:formula="of:=ABJAD([.$A1148];1;1)" office:value-type="float" office:value="2032" calcext:value-type="float">
            <text:p>2032</text:p>
          </table:table-cell>
          <table:table-cell table:formula="of:=ABJAD([.$A1148];2;1)" office:value-type="float" office:value="2139" calcext:value-type="float">
            <text:p>2139</text:p>
          </table:table-cell>
          <table:table-cell table:formula="of:=ABJAD([.$A1148];3;1)" office:value-type="float" office:value="5645" calcext:value-type="float">
            <text:p>5645</text:p>
          </table:table-cell>
        </table:table-row>
        <table:table-row table:style-name="ro1">
          <table:table-cell office:value-type="string" calcext:value-type="string">
            <text:p>ÖZKAYNAR</text:p>
          </table:table-cell>
          <table:table-cell table:formula="of:=NUMEROLOG([.$A1149];&quot;modern&quot;;&quot;tam&quot;)" office:value-type="float" office:value="39" calcext:value-type="float">
            <text:p>39</text:p>
          </table:table-cell>
          <table:table-cell table:formula="of:=NUMEROLOG([.$A1149];&quot;TR&quot;;&quot;tam&quot;)" office:value-type="float" office:value="130" calcext:value-type="float">
            <text:p>130</text:p>
          </table:table-cell>
          <table:table-cell table:formula="of:=ABJAD([.$A1149];0;1)" office:value-type="float" office:value="34" calcext:value-type="float">
            <text:p>34</text:p>
          </table:table-cell>
          <table:table-cell table:formula="of:=ABJAD([.$A1149];1;1)" office:value-type="float" office:value="2302" calcext:value-type="float">
            <text:p>2302</text:p>
          </table:table-cell>
          <table:table-cell table:formula="of:=ABJAD([.$A1149];2;1)" office:value-type="float" office:value="2419" calcext:value-type="float">
            <text:p>2419</text:p>
          </table:table-cell>
          <table:table-cell table:formula="of:=ABJAD([.$A1149];3;1)" office:value-type="float" office:value="10210" calcext:value-type="float">
            <text:p>10210</text:p>
          </table:table-cell>
        </table:table-row>
        <table:table-row table:style-name="ro1">
          <table:table-cell office:value-type="string" calcext:value-type="string">
            <text:p>ÖZKIRIŞ</text:p>
          </table:table-cell>
          <table:table-cell table:formula="of:=NUMEROLOG([.$A1150];&quot;modern&quot;;&quot;tam&quot;)" office:value-type="float" office:value="44" calcext:value-type="float">
            <text:p>44</text:p>
          </table:table-cell>
          <table:table-cell table:formula="of:=NUMEROLOG([.$A1150];&quot;TR&quot;;&quot;tam&quot;)" office:value-type="float" office:value="128" calcext:value-type="float">
            <text:p>128</text:p>
          </table:table-cell>
          <table:table-cell table:formula="of:=ABJAD([.$A1150];0;1)" office:value-type="float" office:value="46" calcext:value-type="float">
            <text:p>46</text:p>
          </table:table-cell>
          <table:table-cell table:formula="of:=ABJAD([.$A1150];1;1)" office:value-type="float" office:value="1750" calcext:value-type="float">
            <text:p>1750</text:p>
          </table:table-cell>
          <table:table-cell table:formula="of:=ABJAD([.$A1150];2;1)" office:value-type="float" office:value="1880" calcext:value-type="float">
            <text:p>1880</text:p>
          </table:table-cell>
          <table:table-cell table:formula="of:=ABJAD([.$A1150];3;1)" office:value-type="float" office:value="7251" calcext:value-type="float">
            <text:p>7251</text:p>
          </table:table-cell>
        </table:table-row>
        <table:table-row table:style-name="ro1">
          <table:table-cell office:value-type="string" calcext:value-type="string">
            <text:p>ÖZKURT</text:p>
          </table:table-cell>
          <table:table-cell table:formula="of:=NUMEROLOG([.$A1151];&quot;modern&quot;;&quot;tam&quot;)" office:value-type="float" office:value="30" calcext:value-type="float">
            <text:p>30</text:p>
          </table:table-cell>
          <table:table-cell table:formula="of:=NUMEROLOG([.$A1151];&quot;TR&quot;;&quot;tam&quot;)" office:value-type="float" office:value="132" calcext:value-type="float">
            <text:p>132</text:p>
          </table:table-cell>
          <table:table-cell table:formula="of:=ABJAD([.$A1151];0;1)" office:value-type="float" office:value="30" calcext:value-type="float">
            <text:p>30</text:p>
          </table:table-cell>
          <table:table-cell table:formula="of:=ABJAD([.$A1151];1;1)" office:value-type="float" office:value="2430" calcext:value-type="float">
            <text:p>2430</text:p>
          </table:table-cell>
          <table:table-cell table:formula="of:=ABJAD([.$A1151];2;1)" office:value-type="float" office:value="3140" calcext:value-type="float">
            <text:p>3140</text:p>
          </table:table-cell>
          <table:table-cell table:formula="of:=ABJAD([.$A1151];3;1)" office:value-type="float" office:value="9725" calcext:value-type="float">
            <text:p>9725</text:p>
          </table:table-cell>
        </table:table-row>
        <table:table-row table:style-name="ro1">
          <table:table-cell office:value-type="string" calcext:value-type="string">
            <text:p>ÖZKURT PÜRCÜ</text:p>
          </table:table-cell>
          <table:table-cell table:formula="of:=NUMEROLOG([.$A1152];&quot;modern&quot;;&quot;tam&quot;)" office:value-type="float" office:value="55" calcext:value-type="float">
            <text:p>55</text:p>
          </table:table-cell>
          <table:table-cell table:formula="of:=NUMEROLOG([.$A1152];&quot;TR&quot;;&quot;tam&quot;)" office:value-type="float" office:value="228" calcext:value-type="float">
            <text:p>228</text:p>
          </table:table-cell>
          <table:table-cell table:formula="of:=ABJAD([.$A1152];0;1)" office:value-type="float" office:value="53" calcext:value-type="float">
            <text:p>53</text:p>
          </table:table-cell>
          <table:table-cell table:formula="of:=ABJAD([.$A1152];1;1)" office:value-type="float" office:value="4133" calcext:value-type="float">
            <text:p>4133</text:p>
          </table:table-cell>
          <table:table-cell table:formula="of:=ABJAD([.$A1152];2;1)" office:value-type="float" office:value="6258" calcext:value-type="float">
            <text:p>6258</text:p>
          </table:table-cell>
          <table:table-cell table:formula="of:=ABJAD([.$A1152];3;1)" office:value-type="float" office:value="22766" calcext:value-type="float">
            <text:p>22766</text:p>
          </table:table-cell>
        </table:table-row>
        <table:table-row table:style-name="ro1">
          <table:table-cell office:value-type="string" calcext:value-type="string">
            <text:p>ÖZLÜ</text:p>
          </table:table-cell>
          <table:table-cell table:formula="of:=NUMEROLOG([.$A1153];&quot;modern&quot;;&quot;tam&quot;)" office:value-type="float" office:value="20" calcext:value-type="float">
            <text:p>20</text:p>
          </table:table-cell>
          <table:table-cell table:formula="of:=NUMEROLOG([.$A1153];&quot;TR&quot;;&quot;tam&quot;)" office:value-type="float" office:value="89" calcext:value-type="float">
            <text:p>89</text:p>
          </table:table-cell>
          <table:table-cell table:formula="of:=ABJAD([.$A1153];0;1)" office:value-type="float" office:value="16" calcext:value-type="float">
            <text:p>16</text:p>
          </table:table-cell>
          <table:table-cell table:formula="of:=ABJAD([.$A1153];1;1)" office:value-type="float" office:value="1840" calcext:value-type="float">
            <text:p>1840</text:p>
          </table:table-cell>
          <table:table-cell table:formula="of:=ABJAD([.$A1153];2;1)" office:value-type="float" office:value="2640" calcext:value-type="float">
            <text:p>2640</text:p>
          </table:table-cell>
          <table:table-cell table:formula="of:=ABJAD([.$A1153];3;1)"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ÖZMEN</text:p>
          </table:table-cell>
          <table:table-cell table:formula="of:=NUMEROLOG([.$A1154];&quot;modern&quot;;&quot;tam&quot;)" office:value-type="float" office:value="28" calcext:value-type="float">
            <text:p>28</text:p>
          </table:table-cell>
          <table:table-cell table:formula="of:=NUMEROLOG([.$A1154];&quot;TR&quot;;&quot;tam&quot;)" office:value-type="float" office:value="87" calcext:value-type="float">
            <text:p>87</text:p>
          </table:table-cell>
          <table:table-cell table:formula="of:=ABJAD([.$A1154];0;1)" office:value-type="float" office:value="25" calcext:value-type="float">
            <text:p>25</text:p>
          </table:table-cell>
          <table:table-cell table:formula="of:=ABJAD([.$A1154];1;1)" office:value-type="float" office:value="1225" calcext:value-type="float">
            <text:p>1225</text:p>
          </table:table-cell>
          <table:table-cell table:formula="of:=ABJAD([.$A1154];2;1)" office:value-type="float" office:value="1335" calcext:value-type="float">
            <text:p>1335</text:p>
          </table:table-cell>
          <table:table-cell table:formula="of:=ABJAD([.$A1154];3;1)"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ÖZMEN SÜNER</text:p>
          </table:table-cell>
          <table:table-cell table:formula="of:=NUMEROLOG([.$A1155];&quot;modern&quot;;&quot;tam&quot;)" office:value-type="float" office:value="51" calcext:value-type="float">
            <text:p>51</text:p>
          </table:table-cell>
          <table:table-cell table:formula="of:=NUMEROLOG([.$A1155];&quot;TR&quot;;&quot;tam&quot;)" office:value-type="float" office:value="179" calcext:value-type="float">
            <text:p>179</text:p>
          </table:table-cell>
          <table:table-cell table:formula="of:=ABJAD([.$A1155];0;1)" office:value-type="float" office:value="52" calcext:value-type="float">
            <text:p>52</text:p>
          </table:table-cell>
          <table:table-cell table:formula="of:=ABJAD([.$A1155];1;1)" office:value-type="float" office:value="2500" calcext:value-type="float">
            <text:p>2500</text:p>
          </table:table-cell>
          <table:table-cell table:formula="of:=ABJAD([.$A1155];2;1)" office:value-type="float" office:value="3330" calcext:value-type="float">
            <text:p>3330</text:p>
          </table:table-cell>
          <table:table-cell table:formula="of:=ABJAD([.$A1155];3;1)" office:value-type="float" office:value="15704" calcext:value-type="float">
            <text:p>15704</text:p>
          </table:table-cell>
        </table:table-row>
        <table:table-row table:style-name="ro1">
          <table:table-cell office:value-type="string" calcext:value-type="string">
            <text:p>ÖZMUK</text:p>
          </table:table-cell>
          <table:table-cell table:formula="of:=NUMEROLOG([.$A1156];&quot;modern&quot;;&quot;tam&quot;)" office:value-type="float" office:value="23" calcext:value-type="float">
            <text:p>23</text:p>
          </table:table-cell>
          <table:table-cell table:formula="of:=NUMEROLOG([.$A1156];&quot;TR&quot;;&quot;tam&quot;)" office:value-type="float" office:value="103" calcext:value-type="float">
            <text:p>103</text:p>
          </table:table-cell>
          <table:table-cell table:formula="of:=ABJAD([.$A1156];0;1)" office:value-type="float" office:value="14" calcext:value-type="float">
            <text:p>14</text:p>
          </table:table-cell>
          <table:table-cell table:formula="of:=ABJAD([.$A1156];1;1)" office:value-type="float" office:value="1790" calcext:value-type="float">
            <text:p>1790</text:p>
          </table:table-cell>
          <table:table-cell table:formula="of:=ABJAD([.$A1156];2;1)" office:value-type="float" office:value="2495" calcext:value-type="float">
            <text:p>2495</text:p>
          </table:table-cell>
          <table:table-cell table:formula="of:=ABJAD([.$A1156];3;1)"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ÖZSAYGILI</text:p>
          </table:table-cell>
          <table:table-cell table:formula="of:=NUMEROLOG([.$A1157];&quot;modern&quot;;&quot;tam&quot;)" office:value-type="float" office:value="51" calcext:value-type="float">
            <text:p>51</text:p>
          </table:table-cell>
          <table:table-cell table:formula="of:=NUMEROLOG([.$A1157];&quot;TR&quot;;&quot;tam&quot;)" office:value-type="float" office:value="144" calcext:value-type="float">
            <text:p>144</text:p>
          </table:table-cell>
          <table:table-cell table:formula="of:=ABJAD([.$A1157];0;1)" office:value-type="float" office:value="40" calcext:value-type="float">
            <text:p>40</text:p>
          </table:table-cell>
          <table:table-cell table:formula="of:=ABJAD([.$A1157];1;1)" office:value-type="float" office:value="2368" calcext:value-type="float">
            <text:p>2368</text:p>
          </table:table-cell>
          <table:table-cell table:formula="of:=ABJAD([.$A1157];2;1)" office:value-type="float" office:value="2504" calcext:value-type="float">
            <text:p>2504</text:p>
          </table:table-cell>
          <table:table-cell table:formula="of:=ABJAD([.$A1157];3;1)" office:value-type="float" office:value="9790" calcext:value-type="float">
            <text:p>9790</text:p>
          </table:table-cell>
        </table:table-row>
        <table:table-row table:style-name="ro1">
          <table:table-cell office:value-type="string" calcext:value-type="string">
            <text:p>ÖZSAYIM</text:p>
          </table:table-cell>
          <table:table-cell table:formula="of:=NUMEROLOG([.$A1158];&quot;modern&quot;;&quot;tam&quot;)" office:value-type="float" office:value="36" calcext:value-type="float">
            <text:p>36</text:p>
          </table:table-cell>
          <table:table-cell table:formula="of:=NUMEROLOG([.$A1158];&quot;TR&quot;;&quot;tam&quot;)" office:value-type="float" office:value="126" calcext:value-type="float">
            <text:p>126</text:p>
          </table:table-cell>
          <table:table-cell table:formula="of:=ABJAD([.$A1158];0;1)" office:value-type="float" office:value="21" calcext:value-type="float">
            <text:p>21</text:p>
          </table:table-cell>
          <table:table-cell table:formula="of:=ABJAD([.$A1158];1;1)" office:value-type="float" office:value="2361" calcext:value-type="float">
            <text:p>2361</text:p>
          </table:table-cell>
          <table:table-cell table:formula="of:=ABJAD([.$A1158];2;1)" office:value-type="float" office:value="2482" calcext:value-type="float">
            <text:p>2482</text:p>
          </table:table-cell>
          <table:table-cell table:formula="of:=ABJAD([.$A1158];3;1)" office:value-type="float" office:value="9607" calcext:value-type="float">
            <text:p>9607</text:p>
          </table:table-cell>
        </table:table-row>
        <table:table-row table:style-name="ro1">
          <table:table-cell office:value-type="string" calcext:value-type="string">
            <text:p>ÖZSOY</text:p>
          </table:table-cell>
          <table:table-cell table:formula="of:=NUMEROLOG([.$A1159];&quot;modern&quot;;&quot;tam&quot;)" office:value-type="float" office:value="28" calcext:value-type="float">
            <text:p>28</text:p>
          </table:table-cell>
          <table:table-cell table:formula="of:=NUMEROLOG([.$A1159];&quot;TR&quot;;&quot;tam&quot;)" office:value-type="float" office:value="116" calcext:value-type="float">
            <text:p>116</text:p>
          </table:table-cell>
          <table:table-cell table:formula="of:=ABJAD([.$A1159];0;1)" office:value-type="float" office:value="18" calcext:value-type="float">
            <text:p>18</text:p>
          </table:table-cell>
          <table:table-cell table:formula="of:=ABJAD([.$A1159];1;1)" office:value-type="float" office:value="2370" calcext:value-type="float">
            <text:p>2370</text:p>
          </table:table-cell>
          <table:table-cell table:formula="of:=ABJAD([.$A1159];2;1)" office:value-type="float" office:value="2555" calcext:value-type="float">
            <text:p>2555</text:p>
          </table:table-cell>
          <table:table-cell table:formula="of:=ABJAD([.$A1159];3;1)" office:value-type="float" office:value="8934" calcext:value-type="float">
            <text:p>8934</text:p>
          </table:table-cell>
        </table:table-row>
        <table:table-row table:style-name="ro1">
          <table:table-cell office:value-type="string" calcext:value-type="string">
            <text:p>ÖZTAŞ</text:p>
          </table:table-cell>
          <table:table-cell table:formula="of:=NUMEROLOG([.$A1160];&quot;modern&quot;;&quot;tam&quot;)" office:value-type="float" office:value="18" calcext:value-type="float">
            <text:p>18</text:p>
          </table:table-cell>
          <table:table-cell table:formula="of:=NUMEROLOG([.$A1160];&quot;TR&quot;;&quot;tam&quot;)" office:value-type="float" office:value="96" calcext:value-type="float">
            <text:p>96</text:p>
          </table:table-cell>
          <table:table-cell table:formula="of:=ABJAD([.$A1160];0;1)" office:value-type="float" office:value="23" calcext:value-type="float">
            <text:p>23</text:p>
          </table:table-cell>
          <table:table-cell table:formula="of:=ABJAD([.$A1160];1;1)" office:value-type="float" office:value="1991" calcext:value-type="float">
            <text:p>1991</text:p>
          </table:table-cell>
          <table:table-cell table:formula="of:=ABJAD([.$A1160];2;1)" office:value-type="float" office:value="2097" calcext:value-type="float">
            <text:p>2097</text:p>
          </table:table-cell>
          <table:table-cell table:formula="of:=ABJAD([.$A1160];3;1)" office:value-type="float" office:value="7210" calcext:value-type="float">
            <text:p>7210</text:p>
          </table:table-cell>
        </table:table-row>
        <table:table-row table:style-name="ro1">
          <table:table-cell office:value-type="string" calcext:value-type="string">
            <text:p>ÖZTOPRAK</text:p>
          </table:table-cell>
          <table:table-cell table:formula="of:=NUMEROLOG([.$A1161];&quot;modern&quot;;&quot;tam&quot;)" office:value-type="float" office:value="41" calcext:value-type="float">
            <text:p>41</text:p>
          </table:table-cell>
          <table:table-cell table:formula="of:=NUMEROLOG([.$A1161];&quot;TR&quot;;&quot;tam&quot;)" office:value-type="float" office:value="146" calcext:value-type="float">
            <text:p>146</text:p>
          </table:table-cell>
          <table:table-cell table:formula="of:=ABJAD([.$A1161];0;1)" office:value-type="float" office:value="43" calcext:value-type="float">
            <text:p>43</text:p>
          </table:table-cell>
          <table:table-cell table:formula="of:=ABJAD([.$A1161];1;1)" office:value-type="float" office:value="2011" calcext:value-type="float">
            <text:p>2011</text:p>
          </table:table-cell>
          <table:table-cell table:formula="of:=ABJAD([.$A1161];2;1)" office:value-type="float" office:value="2207" calcext:value-type="float">
            <text:p>2207</text:p>
          </table:table-cell>
          <table:table-cell table:formula="of:=ABJAD([.$A1161];3;1)" office:value-type="float" office:value="10106" calcext:value-type="float">
            <text:p>10106</text:p>
          </table:table-cell>
        </table:table-row>
        <table:table-row table:style-name="ro1">
          <table:table-cell office:value-type="string" calcext:value-type="string">
            <text:p>ÖZTÜRK</text:p>
          </table:table-cell>
          <table:table-cell table:formula="of:=NUMEROLOG([.$A1162];&quot;modern&quot;;&quot;tam&quot;)" office:value-type="float" office:value="30" calcext:value-type="float">
            <text:p>30</text:p>
          </table:table-cell>
          <table:table-cell table:formula="of:=NUMEROLOG([.$A1162];&quot;TR&quot;;&quot;tam&quot;)" office:value-type="float" office:value="133" calcext:value-type="float">
            <text:p>133</text:p>
          </table:table-cell>
          <table:table-cell table:formula="of:=ABJAD([.$A1162];0;1)" office:value-type="float" office:value="34" calcext:value-type="float">
            <text:p>34</text:p>
          </table:table-cell>
          <table:table-cell table:formula="of:=ABJAD([.$A1162];1;1)" office:value-type="float" office:value="2530" calcext:value-type="float">
            <text:p>2530</text:p>
          </table:table-cell>
          <table:table-cell table:formula="of:=ABJAD([.$A1162];2;1)" office:value-type="float" office:value="3340" calcext:value-type="float">
            <text:p>3340</text:p>
          </table:table-cell>
          <table:table-cell table:formula="of:=ABJAD([.$A1162];3;1)" office:value-type="float" office:value="10093" calcext:value-type="float">
            <text:p>10093</text:p>
          </table:table-cell>
        </table:table-row>
        <table:table-row table:style-name="ro1">
          <table:table-cell office:value-type="string" calcext:value-type="string">
            <text:p>ÖZTÜRKERİ</text:p>
          </table:table-cell>
          <table:table-cell table:formula="of:=NUMEROLOG([.$A1163];&quot;modern&quot;;&quot;tam&quot;)" office:value-type="float" office:value="53" calcext:value-type="float">
            <text:p>53</text:p>
          </table:table-cell>
          <table:table-cell table:formula="of:=NUMEROLOG([.$A1163];&quot;TR&quot;;&quot;tam&quot;)" office:value-type="float" office:value="172" calcext:value-type="float">
            <text:p>172</text:p>
          </table:table-cell>
          <table:table-cell table:formula="of:=ABJAD([.$A1163];0;1)" office:value-type="float" office:value="55" calcext:value-type="float">
            <text:p>55</text:p>
          </table:table-cell>
          <table:table-cell table:formula="of:=ABJAD([.$A1163];1;1)" office:value-type="float" office:value="2755" calcext:value-type="float">
            <text:p>2755</text:p>
          </table:table-cell>
          <table:table-cell table:formula="of:=ABJAD([.$A1163];2;1)" office:value-type="float" office:value="3595" calcext:value-type="float">
            <text:p>3595</text:p>
          </table:table-cell>
          <table:table-cell table:formula="of:=ABJAD([.$A1163];3;1)" office:value-type="float" office:value="14380" calcext:value-type="float">
            <text:p>14380</text:p>
          </table:table-cell>
        </table:table-row>
        <table:table-row table:style-name="ro1">
          <table:table-cell office:value-type="string" calcext:value-type="string">
            <text:p>ÖZÜAK</text:p>
          </table:table-cell>
          <table:table-cell table:formula="of:=NUMEROLOG([.$A1164];&quot;modern&quot;;&quot;tam&quot;)" office:value-type="float" office:value="20" calcext:value-type="float">
            <text:p>20</text:p>
          </table:table-cell>
          <table:table-cell table:formula="of:=NUMEROLOG([.$A1164];&quot;TR&quot;;&quot;tam&quot;)" office:value-type="float" office:value="89" calcext:value-type="float">
            <text:p>89</text:p>
          </table:table-cell>
          <table:table-cell table:formula="of:=ABJAD([.$A1164];0;1)" office:value-type="float" office:value="19" calcext:value-type="float">
            <text:p>19</text:p>
          </table:table-cell>
          <table:table-cell table:formula="of:=ABJAD([.$A1164];1;1)" office:value-type="float" office:value="1831" calcext:value-type="float">
            <text:p>1831</text:p>
          </table:table-cell>
          <table:table-cell table:formula="of:=ABJAD([.$A1164];2;1)" office:value-type="float" office:value="2632" calcext:value-type="float">
            <text:p>2632</text:p>
          </table:table-cell>
          <table:table-cell table:formula="of:=ABJAD([.$A1164];3;1)"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ÖZÜDOĞRU</text:p>
          </table:table-cell>
          <table:table-cell table:formula="of:=NUMEROLOG([.$A1165];&quot;modern&quot;;&quot;tam&quot;)" office:value-type="float" office:value="46" calcext:value-type="float">
            <text:p>46</text:p>
          </table:table-cell>
          <table:table-cell table:formula="of:=NUMEROLOG([.$A1165];&quot;TR&quot;;&quot;tam&quot;)" office:value-type="float" office:value="152" calcext:value-type="float">
            <text:p>152</text:p>
          </table:table-cell>
          <table:table-cell table:formula="of:=ABJAD([.$A1165];0;1)" office:value-type="float" office:value="42" calcext:value-type="float">
            <text:p>42</text:p>
          </table:table-cell>
          <table:table-cell table:formula="of:=ABJAD([.$A1165];1;1)" office:value-type="float" office:value="2682" calcext:value-type="float">
            <text:p>2682</text:p>
          </table:table-cell>
          <table:table-cell table:formula="of:=ABJAD([.$A1165];2;1)" office:value-type="float" office:value="6772" calcext:value-type="float">
            <text:p>6772</text:p>
          </table:table-cell>
          <table:table-cell table:formula="of:=ABJAD([.$A1165];3;1)" office:value-type="float" office:value="12836" calcext:value-type="float">
            <text:p>12836</text:p>
          </table:table-cell>
        </table:table-row>
        <table:table-row table:style-name="ro1">
          <table:table-cell office:value-type="string" calcext:value-type="string">
            <text:p>ÖZYÖRÜK</text:p>
          </table:table-cell>
          <table:table-cell table:formula="of:=NUMEROLOG([.$A1166];&quot;modern&quot;;&quot;tam&quot;)" office:value-type="float" office:value="41" calcext:value-type="float">
            <text:p>41</text:p>
          </table:table-cell>
          <table:table-cell table:formula="of:=NUMEROLOG([.$A1166];&quot;TR&quot;;&quot;tam&quot;)" office:value-type="float" office:value="156" calcext:value-type="float">
            <text:p>156</text:p>
          </table:table-cell>
          <table:table-cell table:formula="of:=ABJAD([.$A1166];0;1)" office:value-type="float" office:value="32" calcext:value-type="float">
            <text:p>32</text:p>
          </table:table-cell>
          <table:table-cell table:formula="of:=ABJAD([.$A1166];1;1)" office:value-type="float" office:value="3020" calcext:value-type="float">
            <text:p>3020</text:p>
          </table:table-cell>
          <table:table-cell table:formula="of:=ABJAD([.$A1166];2;1)" office:value-type="float" office:value="3920" calcext:value-type="float">
            <text:p>3920</text:p>
          </table:table-cell>
          <table:table-cell table:formula="of:=ABJAD([.$A1166];3;1)" office:value-type="float" office:value="11905" calcext:value-type="float">
            <text:p>11905</text:p>
          </table:table-cell>
        </table:table-row>
        <table:table-row table:style-name="ro1">
          <table:table-cell office:value-type="string" calcext:value-type="string">
            <text:p>PAKÖZ</text:p>
          </table:table-cell>
          <table:table-cell table:formula="of:=NUMEROLOG([.$A1167];&quot;modern&quot;;&quot;tam&quot;)" office:value-type="float" office:value="24" calcext:value-type="float">
            <text:p>24</text:p>
          </table:table-cell>
          <table:table-cell table:formula="of:=NUMEROLOG([.$A1167];&quot;TR&quot;;&quot;tam&quot;)" office:value-type="float" office:value="83" calcext:value-type="float">
            <text:p>83</text:p>
          </table:table-cell>
          <table:table-cell table:formula="of:=ABJAD([.$A1167];0;1)" office:value-type="float" office:value="19" calcext:value-type="float">
            <text:p>19</text:p>
          </table:table-cell>
          <table:table-cell table:formula="of:=ABJAD([.$A1167];1;1)" office:value-type="float" office:value="1231" calcext:value-type="float">
            <text:p>1231</text:p>
          </table:table-cell>
          <table:table-cell table:formula="of:=ABJAD([.$A1167];2;1)" office:value-type="float" office:value="1337" calcext:value-type="float">
            <text:p>1337</text:p>
          </table:table-cell>
          <table:table-cell table:formula="of:=ABJAD([.$A1167];3;1)" office:value-type="float" office:value="3699" calcext:value-type="float">
            <text:p>3699</text:p>
          </table:table-cell>
        </table:table-row>
        <table:table-row table:style-name="ro1">
          <table:table-cell office:value-type="string" calcext:value-type="string">
            <text:p>PAKSOY</text:p>
          </table:table-cell>
          <table:table-cell table:formula="of:=NUMEROLOG([.$A1168];&quot;modern&quot;;&quot;tam&quot;)" office:value-type="float" office:value="24" calcext:value-type="float">
            <text:p>24</text:p>
          </table:table-cell>
          <table:table-cell table:formula="of:=NUMEROLOG([.$A1168];&quot;TR&quot;;&quot;tam&quot;)" office:value-type="float" office:value="103" calcext:value-type="float">
            <text:p>103</text:p>
          </table:table-cell>
          <table:table-cell table:formula="of:=ABJAD([.$A1168];0;1)" office:value-type="float" office:value="17" calcext:value-type="float">
            <text:p>17</text:p>
          </table:table-cell>
          <table:table-cell table:formula="of:=ABJAD([.$A1168];1;1)" office:value-type="float" office:value="1421" calcext:value-type="float">
            <text:p>1421</text:p>
          </table:table-cell>
          <table:table-cell table:formula="of:=ABJAD([.$A1168];2;1)" office:value-type="float" office:value="1522" calcext:value-type="float">
            <text:p>1522</text:p>
          </table:table-cell>
          <table:table-cell table:formula="of:=ABJAD([.$A1168];3;1)" office:value-type="float" office:value="11459" calcext:value-type="float">
            <text:p>11459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table:formula="of:=NUMEROLOG([.$A1169];&quot;modern&quot;;&quot;tam&quot;)" office:value-type="float" office:value="18" calcext:value-type="float">
            <text:p>18</text:p>
          </table:table-cell>
          <table:table-cell table:formula="of:=NUMEROLOG([.$A1169];&quot;TR&quot;;&quot;tam&quot;)" office:value-type="float" office:value="43" calcext:value-type="float">
            <text:p>43</text:p>
          </table:table-cell>
          <table:table-cell table:formula="of:=ABJAD([.$A1169];0;1)" office:value-type="float" office:value="14" calcext:value-type="float">
            <text:p>14</text:p>
          </table:table-cell>
          <table:table-cell table:formula="of:=ABJAD([.$A1169];1;1)" office:value-type="float" office:value="302" calcext:value-type="float">
            <text:p>302</text:p>
          </table:table-cell>
          <table:table-cell table:formula="of:=ABJAD([.$A1169];2;1)" office:value-type="float" office:value="314" calcext:value-type="float">
            <text:p>314</text:p>
          </table:table-cell>
          <table:table-cell table:formula="of:=ABJAD([.$A1169];3;1)" office:value-type="float" office:value="5724" calcext:value-type="float">
            <text:p>5724</text:p>
          </table:table-cell>
        </table:table-row>
        <table:table-row table:style-name="ro1">
          <table:table-cell office:value-type="string" calcext:value-type="string">
            <text:p>PARASIZ</text:p>
          </table:table-cell>
          <table:table-cell table:formula="of:=NUMEROLOG([.$A1170];&quot;modern&quot;;&quot;tam&quot;)" office:value-type="float" office:value="36" calcext:value-type="float">
            <text:p>36</text:p>
          </table:table-cell>
          <table:table-cell table:formula="of:=NUMEROLOG([.$A1170];&quot;TR&quot;;&quot;tam&quot;)" office:value-type="float" office:value="105" calcext:value-type="float">
            <text:p>105</text:p>
          </table:table-cell>
          <table:table-cell table:formula="of:=ABJAD([.$A1170];0;1)" office:value-type="float" office:value="28" calcext:value-type="float">
            <text:p>28</text:p>
          </table:table-cell>
          <table:table-cell table:formula="of:=ABJAD([.$A1170];1;1)" office:value-type="float" office:value="1612" calcext:value-type="float">
            <text:p>1612</text:p>
          </table:table-cell>
          <table:table-cell table:formula="of:=ABJAD([.$A1170];2;1)" office:value-type="float" office:value="1644" calcext:value-type="float">
            <text:p>1644</text:p>
          </table:table-cell>
          <table:table-cell table:formula="of:=ABJAD([.$A1170];3;1)" office:value-type="float" office:value="9269" calcext:value-type="float">
            <text:p>9269</text:p>
          </table:table-cell>
        </table:table-row>
        <table:table-row table:style-name="ro1">
          <table:table-cell office:value-type="string" calcext:value-type="string">
            <text:p>PARLAK</text:p>
          </table:table-cell>
          <table:table-cell table:formula="of:=NUMEROLOG([.$A1171];&quot;modern&quot;;&quot;tam&quot;)" office:value-type="float" office:value="23" calcext:value-type="float">
            <text:p>23</text:p>
          </table:table-cell>
          <table:table-cell table:formula="of:=NUMEROLOG([.$A1171];&quot;TR&quot;;&quot;tam&quot;)" office:value-type="float" office:value="72" calcext:value-type="float">
            <text:p>72</text:p>
          </table:table-cell>
          <table:table-cell table:formula="of:=ABJAD([.$A1171];0;1)" office:value-type="float" office:value="20" calcext:value-type="float">
            <text:p>20</text:p>
          </table:table-cell>
          <table:table-cell table:formula="of:=ABJAD([.$A1171];1;1)" office:value-type="float" office:value="392" calcext:value-type="float">
            <text:p>392</text:p>
          </table:table-cell>
          <table:table-cell table:formula="of:=ABJAD([.$A1171];2;1)" office:value-type="float" office:value="414" calcext:value-type="float">
            <text:p>414</text:p>
          </table:table-cell>
          <table:table-cell table:formula="of:=ABJAD([.$A1171];3;1)" office:value-type="float" office:value="6139" calcext:value-type="float">
            <text:p>6139</text:p>
          </table:table-cell>
        </table:table-row>
        <table:table-row table:style-name="ro1">
          <table:table-cell office:value-type="string" calcext:value-type="string">
            <text:p>PAZIR</text:p>
          </table:table-cell>
          <table:table-cell table:formula="of:=NUMEROLOG([.$A1172];&quot;modern&quot;;&quot;tam&quot;)" office:value-type="float" office:value="34" calcext:value-type="float">
            <text:p>34</text:p>
          </table:table-cell>
          <table:table-cell table:formula="of:=NUMEROLOG([.$A1172];&quot;TR&quot;;&quot;tam&quot;)" office:value-type="float" office:value="82" calcext:value-type="float">
            <text:p>82</text:p>
          </table:table-cell>
          <table:table-cell table:formula="of:=ABJAD([.$A1172];0;1)" office:value-type="float" office:value="27" calcext:value-type="float">
            <text:p>27</text:p>
          </table:table-cell>
          <table:table-cell table:formula="of:=ABJAD([.$A1172];1;1)" office:value-type="float" office:value="1311" calcext:value-type="float">
            <text:p>1311</text:p>
          </table:table-cell>
          <table:table-cell table:formula="of:=ABJAD([.$A1172];2;1)" office:value-type="float" office:value="1337" calcext:value-type="float">
            <text:p>1337</text:p>
          </table:table-cell>
          <table:table-cell table:formula="of:=ABJAD([.$A1172];3;1)"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PEHLİVAN</text:p>
          </table:table-cell>
          <table:table-cell table:formula="of:=NUMEROLOG([.$A1173];&quot;modern&quot;;&quot;tam&quot;)" office:value-type="float" office:value="42" calcext:value-type="float">
            <text:p>42</text:p>
          </table:table-cell>
          <table:table-cell table:formula="of:=NUMEROLOG([.$A1173];&quot;TR&quot;;&quot;tam&quot;)" office:value-type="float" office:value="108" calcext:value-type="float">
            <text:p>108</text:p>
          </table:table-cell>
          <table:table-cell table:formula="of:=ABJAD([.$A1173];0;1)" office:value-type="float" office:value="47" calcext:value-type="float">
            <text:p>47</text:p>
          </table:table-cell>
          <table:table-cell table:formula="of:=ABJAD([.$A1173];1;1)" office:value-type="float" office:value="1055" calcext:value-type="float">
            <text:p>1055</text:p>
          </table:table-cell>
          <table:table-cell table:formula="of:=ABJAD([.$A1173];2;1)" office:value-type="float" office:value="1106" calcext:value-type="float">
            <text:p>1106</text:p>
          </table:table-cell>
          <table:table-cell table:formula="of:=ABJAD([.$A1173];3;1)" office:value-type="float" office:value="12128" calcext:value-type="float">
            <text:p>12128</text:p>
          </table:table-cell>
        </table:table-row>
        <table:table-row table:style-name="ro1">
          <table:table-cell office:value-type="string" calcext:value-type="string">
            <text:p>PEKDOĞAN</text:p>
          </table:table-cell>
          <table:table-cell table:formula="of:=NUMEROLOG([.$A1174];&quot;modern&quot;;&quot;tam&quot;)" office:value-type="float" office:value="37" calcext:value-type="float">
            <text:p>37</text:p>
          </table:table-cell>
          <table:table-cell table:formula="of:=NUMEROLOG([.$A1174];&quot;TR&quot;;&quot;tam&quot;)" office:value-type="float" office:value="90" calcext:value-type="float">
            <text:p>90</text:p>
          </table:table-cell>
          <table:table-cell table:formula="of:=ABJAD([.$A1174];0;1)" office:value-type="float" office:value="44" calcext:value-type="float">
            <text:p>44</text:p>
          </table:table-cell>
          <table:table-cell table:formula="of:=ABJAD([.$A1174];1;1)" office:value-type="float" office:value="308" calcext:value-type="float">
            <text:p>308</text:p>
          </table:table-cell>
          <table:table-cell table:formula="of:=ABJAD([.$A1174];2;1)" office:value-type="float" office:value="3019" calcext:value-type="float">
            <text:p>3019</text:p>
          </table:table-cell>
          <table:table-cell table:formula="of:=ABJAD([.$A1174];3;1)"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PEKEL</text:p>
          </table:table-cell>
          <table:table-cell table:formula="of:=NUMEROLOG([.$A1175];&quot;modern&quot;;&quot;tam&quot;)" office:value-type="float" office:value="22" calcext:value-type="float">
            <text:p>22</text:p>
          </table:table-cell>
          <table:table-cell table:formula="of:=NUMEROLOG([.$A1175];&quot;TR&quot;;&quot;tam&quot;)" office:value-type="float" office:value="61" calcext:value-type="float">
            <text:p>61</text:p>
          </table:table-cell>
          <table:table-cell table:formula="of:=ABJAD([.$A1175];0;1)" office:value-type="float" office:value="20" calcext:value-type="float">
            <text:p>20</text:p>
          </table:table-cell>
          <table:table-cell table:formula="of:=ABJAD([.$A1175];1;1)" office:value-type="float" office:value="200" calcext:value-type="float">
            <text:p>200</text:p>
          </table:table-cell>
          <table:table-cell table:formula="of:=ABJAD([.$A1175];2;1)" office:value-type="float" office:value="225" calcext:value-type="float">
            <text:p>225</text:p>
          </table:table-cell>
          <table:table-cell table:formula="of:=ABJAD([.$A1175];3;1)"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PEKER</text:p>
          </table:table-cell>
          <table:table-cell table:formula="of:=NUMEROLOG([.$A1176];&quot;modern&quot;;&quot;tam&quot;)" office:value-type="float" office:value="28" calcext:value-type="float">
            <text:p>28</text:p>
          </table:table-cell>
          <table:table-cell table:formula="of:=NUMEROLOG([.$A1176];&quot;TR&quot;;&quot;tam&quot;)" office:value-type="float" office:value="67" calcext:value-type="float">
            <text:p>67</text:p>
          </table:table-cell>
          <table:table-cell table:formula="of:=ABJAD([.$A1176];0;1)" office:value-type="float" office:value="26" calcext:value-type="float">
            <text:p>26</text:p>
          </table:table-cell>
          <table:table-cell table:formula="of:=ABJAD([.$A1176];1;1)" office:value-type="float" office:value="350" calcext:value-type="float">
            <text:p>350</text:p>
          </table:table-cell>
          <table:table-cell table:formula="of:=ABJAD([.$A1176];2;1)" office:value-type="float" office:value="375" calcext:value-type="float">
            <text:p>375</text:p>
          </table:table-cell>
          <table:table-cell table:formula="of:=ABJAD([.$A1176];3;1)" office:value-type="float" office:value="6384" calcext:value-type="float">
            <text:p>6384</text:p>
          </table:table-cell>
        </table:table-row>
        <table:table-row table:style-name="ro1">
          <table:table-cell office:value-type="string" calcext:value-type="string">
            <text:p>PEKGÖZ</text:p>
          </table:table-cell>
          <table:table-cell table:formula="of:=NUMEROLOG([.$A1177];&quot;modern&quot;;&quot;tam&quot;)" office:value-type="float" office:value="35" calcext:value-type="float">
            <text:p>35</text:p>
          </table:table-cell>
          <table:table-cell table:formula="of:=NUMEROLOG([.$A1177];&quot;TR&quot;;&quot;tam&quot;)" office:value-type="float" office:value="96" calcext:value-type="float">
            <text:p>96</text:p>
          </table:table-cell>
          <table:table-cell table:formula="of:=ABJAD([.$A1177];0;1)" office:value-type="float" office:value="30" calcext:value-type="float">
            <text:p>30</text:p>
          </table:table-cell>
          <table:table-cell table:formula="of:=ABJAD([.$A1177];1;1)" office:value-type="float" office:value="1242" calcext:value-type="float">
            <text:p>1242</text:p>
          </table:table-cell>
          <table:table-cell table:formula="of:=ABJAD([.$A1177];2;1)" office:value-type="float" office:value="1357" calcext:value-type="float">
            <text:p>1357</text:p>
          </table:table-cell>
          <table:table-cell table:formula="of:=ABJAD([.$A1177];3;1)"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PEKTAŞ</text:p>
          </table:table-cell>
          <table:table-cell table:formula="of:=NUMEROLOG([.$A1178];&quot;modern&quot;;&quot;tam&quot;)" office:value-type="float" office:value="18" calcext:value-type="float">
            <text:p>18</text:p>
          </table:table-cell>
          <table:table-cell table:formula="of:=NUMEROLOG([.$A1178];&quot;TR&quot;;&quot;tam&quot;)" office:value-type="float" office:value="88" calcext:value-type="float">
            <text:p>88</text:p>
          </table:table-cell>
          <table:table-cell table:formula="of:=ABJAD([.$A1178];0;1)" office:value-type="float" office:value="26" calcext:value-type="float">
            <text:p>26</text:p>
          </table:table-cell>
          <table:table-cell table:formula="of:=ABJAD([.$A1178];1;1)" office:value-type="float" office:value="1046" calcext:value-type="float">
            <text:p>1046</text:p>
          </table:table-cell>
          <table:table-cell table:formula="of:=ABJAD([.$A1178];2;1)" office:value-type="float" office:value="1072" calcext:value-type="float">
            <text:p>1072</text:p>
          </table:table-cell>
          <table:table-cell table:formula="of:=ABJAD([.$A1178];3;1)"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PEYNİRCİ</text:p>
          </table:table-cell>
          <table:table-cell table:formula="of:=NUMEROLOG([.$A1179];&quot;modern&quot;;&quot;tam&quot;)" office:value-type="float" office:value="54" calcext:value-type="float">
            <text:p>54</text:p>
          </table:table-cell>
          <table:table-cell table:formula="of:=NUMEROLOG([.$A1179];&quot;TR&quot;;&quot;tam&quot;)" office:value-type="float" office:value="119" calcext:value-type="float">
            <text:p>119</text:p>
          </table:table-cell>
          <table:table-cell table:formula="of:=ABJAD([.$A1179];0;1)" office:value-type="float" office:value="46" calcext:value-type="float">
            <text:p>46</text:p>
          </table:table-cell>
          <table:table-cell table:formula="of:=ABJAD([.$A1179];1;1)" office:value-type="float" office:value="1318" calcext:value-type="float">
            <text:p>1318</text:p>
          </table:table-cell>
          <table:table-cell table:formula="of:=ABJAD([.$A1179];2;1)" office:value-type="float" office:value="1388" calcext:value-type="float">
            <text:p>1388</text:p>
          </table:table-cell>
          <table:table-cell table:formula="of:=ABJAD([.$A1179];3;1)" office:value-type="float" office:value="14999" calcext:value-type="float">
            <text:p>14999</text:p>
          </table:table-cell>
        </table:table-row>
        <table:table-row table:style-name="ro1">
          <table:table-cell office:value-type="string" calcext:value-type="string">
            <text:p>PINARBAŞILI</text:p>
          </table:table-cell>
          <table:table-cell table:formula="of:=NUMEROLOG([.$A1180];&quot;modern&quot;;&quot;tam&quot;)" office:value-type="float" office:value="56" calcext:value-type="float">
            <text:p>56</text:p>
          </table:table-cell>
          <table:table-cell table:formula="of:=NUMEROLOG([.$A1180];&quot;TR&quot;;&quot;tam&quot;)" office:value-type="float" office:value="133" calcext:value-type="float">
            <text:p>133</text:p>
          </table:table-cell>
          <table:table-cell table:formula="of:=ABJAD([.$A1180];0;1)" office:value-type="float" office:value="62" calcext:value-type="float">
            <text:p>62</text:p>
          </table:table-cell>
          <table:table-cell table:formula="of:=ABJAD([.$A1180];1;1)" office:value-type="float" office:value="854" calcext:value-type="float">
            <text:p>854</text:p>
          </table:table-cell>
          <table:table-cell table:formula="of:=ABJAD([.$A1180];2;1)" office:value-type="float" office:value="916" calcext:value-type="float">
            <text:p>916</text:p>
          </table:table-cell>
          <table:table-cell table:formula="of:=ABJAD([.$A1180];3;1)" office:value-type="float" office:value="11658" calcext:value-type="float">
            <text:p>11658</text:p>
          </table:table-cell>
        </table:table-row>
        <table:table-row table:style-name="ro1">
          <table:table-cell office:value-type="string" calcext:value-type="string">
            <text:p>PİRDOĞAN</text:p>
          </table:table-cell>
          <table:table-cell table:formula="of:=NUMEROLOG([.$A1181];&quot;modern&quot;;&quot;tam&quot;)" office:value-type="float" office:value="48" calcext:value-type="float">
            <text:p>48</text:p>
          </table:table-cell>
          <table:table-cell table:formula="of:=NUMEROLOG([.$A1181];&quot;TR&quot;;&quot;tam&quot;)" office:value-type="float" office:value="103" calcext:value-type="float">
            <text:p>103</text:p>
          </table:table-cell>
          <table:table-cell table:formula="of:=ABJAD([.$A1181];0;1)" office:value-type="float" office:value="51" calcext:value-type="float">
            <text:p>51</text:p>
          </table:table-cell>
          <table:table-cell table:formula="of:=ABJAD([.$A1181];1;1)" office:value-type="float" office:value="483" calcext:value-type="float">
            <text:p>483</text:p>
          </table:table-cell>
          <table:table-cell table:formula="of:=ABJAD([.$A1181];2;1)" office:value-type="float" office:value="3209" calcext:value-type="float">
            <text:p>3209</text:p>
          </table:table-cell>
          <table:table-cell table:formula="of:=ABJAD([.$A1181];3;1)" office:value-type="float" office:value="11466" calcext:value-type="float">
            <text:p>11466</text:p>
          </table:table-cell>
        </table:table-row>
        <table:table-row table:style-name="ro1">
          <table:table-cell office:value-type="string" calcext:value-type="string">
            <text:p>PİRİ</text:p>
          </table:table-cell>
          <table:table-cell table:formula="of:=NUMEROLOG([.$A1182];&quot;modern&quot;;&quot;tam&quot;)" office:value-type="float" office:value="34" calcext:value-type="float">
            <text:p>34</text:p>
          </table:table-cell>
          <table:table-cell table:formula="of:=NUMEROLOG([.$A1182];&quot;TR&quot;;&quot;tam&quot;)" office:value-type="float" office:value="65" calcext:value-type="float">
            <text:p>65</text:p>
          </table:table-cell>
          <table:table-cell table:formula="of:=ABJAD([.$A1182];0;1)" office:value-type="float" office:value="28" calcext:value-type="float">
            <text:p>28</text:p>
          </table:table-cell>
          <table:table-cell table:formula="of:=ABJAD([.$A1182];1;1)" office:value-type="float" office:value="340" calcext:value-type="float">
            <text:p>340</text:p>
          </table:table-cell>
          <table:table-cell table:formula="of:=ABJAD([.$A1182];2;1)" office:value-type="float" office:value="390" calcext:value-type="float">
            <text:p>390</text:p>
          </table:table-cell>
          <table:table-cell table:formula="of:=ABJAD([.$A1182];3;1)"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PİRİM</text:p>
          </table:table-cell>
          <table:table-cell table:formula="of:=NUMEROLOG([.$A1183];&quot;modern&quot;;&quot;tam&quot;)" office:value-type="float" office:value="38" calcext:value-type="float">
            <text:p>38</text:p>
          </table:table-cell>
          <table:table-cell table:formula="of:=NUMEROLOG([.$A1183];&quot;TR&quot;;&quot;tam&quot;)" office:value-type="float" office:value="81" calcext:value-type="float">
            <text:p>81</text:p>
          </table:table-cell>
          <table:table-cell table:formula="of:=ABJAD([.$A1183];0;1)" office:value-type="float" office:value="28" calcext:value-type="float">
            <text:p>28</text:p>
          </table:table-cell>
          <table:table-cell table:formula="of:=ABJAD([.$A1183];1;1)" office:value-type="float" office:value="400" calcext:value-type="float">
            <text:p>400</text:p>
          </table:table-cell>
          <table:table-cell table:formula="of:=ABJAD([.$A1183];2;1)" office:value-type="float" office:value="455" calcext:value-type="float">
            <text:p>455</text:p>
          </table:table-cell>
          <table:table-cell table:formula="of:=ABJAD([.$A1183];3;1)" office:value-type="float" office:value="8701" calcext:value-type="float">
            <text:p>8701</text:p>
          </table:table-cell>
        </table:table-row>
        <table:table-row table:style-name="ro1">
          <table:table-cell office:value-type="string" calcext:value-type="string">
            <text:p>PIRTI</text:p>
          </table:table-cell>
          <table:table-cell table:formula="of:=NUMEROLOG([.$A1184];&quot;modern&quot;;&quot;tam&quot;)" office:value-type="float" office:value="36" calcext:value-type="float">
            <text:p>36</text:p>
          </table:table-cell>
          <table:table-cell table:formula="of:=NUMEROLOG([.$A1184];&quot;TR&quot;;&quot;tam&quot;)" office:value-type="float" office:value="87" calcext:value-type="float">
            <text:p>87</text:p>
          </table:table-cell>
          <table:table-cell table:formula="of:=ABJAD([.$A1184];0;1)" office:value-type="float" office:value="40" calcext:value-type="float">
            <text:p>40</text:p>
          </table:table-cell>
          <table:table-cell table:formula="of:=ABJAD([.$A1184];1;1)" office:value-type="float" office:value="820" calcext:value-type="float">
            <text:p>820</text:p>
          </table:table-cell>
          <table:table-cell table:formula="of:=ABJAD([.$A1184];2;1)" office:value-type="float" office:value="855" calcext:value-type="float">
            <text:p>855</text:p>
          </table:table-cell>
          <table:table-cell table:formula="of:=ABJAD([.$A1184];3;1)" office:value-type="float" office:value="8587" calcext:value-type="float">
            <text:p>8587</text:p>
          </table:table-cell>
        </table:table-row>
        <table:table-row table:style-name="ro1">
          <table:table-cell office:value-type="string" calcext:value-type="string">
            <text:p>PİŞİRGEN</text:p>
          </table:table-cell>
          <table:table-cell table:formula="of:=NUMEROLOG([.$A1185];&quot;modern&quot;;&quot;tam&quot;)" office:value-type="float" office:value="52" calcext:value-type="float">
            <text:p>52</text:p>
          </table:table-cell>
          <table:table-cell table:formula="of:=NUMEROLOG([.$A1185];&quot;TR&quot;;&quot;tam&quot;)" office:value-type="float" office:value="119" calcext:value-type="float">
            <text:p>119</text:p>
          </table:table-cell>
          <table:table-cell table:formula="of:=ABJAD([.$A1185];0;1)" office:value-type="float" office:value="54" calcext:value-type="float">
            <text:p>54</text:p>
          </table:table-cell>
          <table:table-cell table:formula="of:=ABJAD([.$A1185];1;1)" office:value-type="float" office:value="822" calcext:value-type="float">
            <text:p>822</text:p>
          </table:table-cell>
          <table:table-cell table:formula="of:=ABJAD([.$A1185];2;1)" office:value-type="float" office:value="892" calcext:value-type="float">
            <text:p>892</text:p>
          </table:table-cell>
          <table:table-cell table:formula="of:=ABJAD([.$A1185];3;1)" office:value-type="float" office:value="14295" calcext:value-type="float">
            <text:p>14295</text:p>
          </table:table-cell>
        </table:table-row>
        <table:table-row table:style-name="ro1">
          <table:table-cell office:value-type="string" calcext:value-type="string">
            <text:p>POLAT</text:p>
          </table:table-cell>
          <table:table-cell table:formula="of:=NUMEROLOG([.$A1186];&quot;modern&quot;;&quot;tam&quot;)" office:value-type="float" office:value="19" calcext:value-type="float">
            <text:p>19</text:p>
          </table:table-cell>
          <table:table-cell table:formula="of:=NUMEROLOG([.$A1186];&quot;TR&quot;;&quot;tam&quot;)" office:value-type="float" office:value="78" calcext:value-type="float">
            <text:p>78</text:p>
          </table:table-cell>
          <table:table-cell table:formula="of:=ABJAD([.$A1186];0;1)" office:value-type="float" office:value="23" calcext:value-type="float">
            <text:p>23</text:p>
          </table:table-cell>
          <table:table-cell table:formula="of:=ABJAD([.$A1186];1;1)" office:value-type="float" office:value="731" calcext:value-type="float">
            <text:p>731</text:p>
          </table:table-cell>
          <table:table-cell table:formula="of:=ABJAD([.$A1186];2;1)" office:value-type="float" office:value="827" calcext:value-type="float">
            <text:p>827</text:p>
          </table:table-cell>
          <table:table-cell table:formula="of:=ABJAD([.$A1186];3;1)"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POLAT ÇİÇEK</text:p>
          </table:table-cell>
          <table:table-cell table:formula="of:=NUMEROLOG([.$A1187];&quot;modern&quot;;&quot;tam&quot;)" office:value-type="float" office:value="41" calcext:value-type="float">
            <text:p>41</text:p>
          </table:table-cell>
          <table:table-cell table:formula="of:=NUMEROLOG([.$A1187];&quot;TR&quot;;&quot;tam&quot;)" office:value-type="float" office:value="118" calcext:value-type="float">
            <text:p>118</text:p>
          </table:table-cell>
          <table:table-cell table:formula="of:=ABJAD([.$A1187];0;1)" office:value-type="float" office:value="46" calcext:value-type="float">
            <text:p>46</text:p>
          </table:table-cell>
          <table:table-cell table:formula="of:=ABJAD([.$A1187];1;1)" office:value-type="float" office:value="802" calcext:value-type="float">
            <text:p>802</text:p>
          </table:table-cell>
          <table:table-cell table:formula="of:=ABJAD([.$A1187];2;1)" office:value-type="float" office:value="938" calcext:value-type="float">
            <text:p>938</text:p>
          </table:table-cell>
          <table:table-cell table:formula="of:=ABJAD([.$A1187];3;1)" office:value-type="float" office:value="9977" calcext:value-type="float">
            <text:p>9977</text:p>
          </table:table-cell>
        </table:table-row>
        <table:table-row table:style-name="ro1">
          <table:table-cell office:value-type="string" calcext:value-type="string">
            <text:p>POSTALLI</text:p>
          </table:table-cell>
          <table:table-cell table:formula="of:=NUMEROLOG([.$A1188];&quot;modern&quot;;&quot;tam&quot;)" office:value-type="float" office:value="32" calcext:value-type="float">
            <text:p>32</text:p>
          </table:table-cell>
          <table:table-cell table:formula="of:=NUMEROLOG([.$A1188];&quot;TR&quot;;&quot;tam&quot;)" office:value-type="float" office:value="126" calcext:value-type="float">
            <text:p>126</text:p>
          </table:table-cell>
          <table:table-cell table:formula="of:=ABJAD([.$A1188];0;1)" office:value-type="float" office:value="35" calcext:value-type="float">
            <text:p>35</text:p>
          </table:table-cell>
          <table:table-cell table:formula="of:=ABJAD([.$A1188];1;1)" office:value-type="float" office:value="1091" calcext:value-type="float">
            <text:p>1091</text:p>
          </table:table-cell>
          <table:table-cell table:formula="of:=ABJAD([.$A1188];2;1)" office:value-type="float" office:value="1207" calcext:value-type="float">
            <text:p>1207</text:p>
          </table:table-cell>
          <table:table-cell table:formula="of:=ABJAD([.$A1188];3;1)" office:value-type="float" office:value="10252" calcext:value-type="float">
            <text:p>10252</text:p>
          </table:table-cell>
        </table:table-row>
        <table:table-row table:style-name="ro1">
          <table:table-cell office:value-type="string" calcext:value-type="string">
            <text:p>POTA</text:p>
          </table:table-cell>
          <table:table-cell table:formula="of:=NUMEROLOG([.$A1189];&quot;modern&quot;;&quot;tam&quot;)" office:value-type="float" office:value="16" calcext:value-type="float">
            <text:p>16</text:p>
          </table:table-cell>
          <table:table-cell table:formula="of:=NUMEROLOG([.$A1189];&quot;TR&quot;;&quot;tam&quot;)" office:value-type="float" office:value="63" calcext:value-type="float">
            <text:p>63</text:p>
          </table:table-cell>
          <table:table-cell table:formula="of:=ABJAD([.$A1189];0;1)" office:value-type="float" office:value="21" calcext:value-type="float">
            <text:p>21</text:p>
          </table:table-cell>
          <table:table-cell table:formula="of:=ABJAD([.$A1189];1;1)" office:value-type="float" office:value="681" calcext:value-type="float">
            <text:p>681</text:p>
          </table:table-cell>
          <table:table-cell table:formula="of:=ABJAD([.$A1189];2;1)" office:value-type="float" office:value="772" calcext:value-type="float">
            <text:p>772</text:p>
          </table:table-cell>
          <table:table-cell table:formula="of:=ABJAD([.$A1189];3;1)" office:value-type="float" office:value="6549" calcext:value-type="float">
            <text:p>6549</text:p>
          </table:table-cell>
        </table:table-row>
        <table:table-row table:style-name="ro1">
          <table:table-cell office:value-type="string" calcext:value-type="string">
            <text:p>PULAT</text:p>
          </table:table-cell>
          <table:table-cell table:formula="of:=NUMEROLOG([.$A1190];&quot;modern&quot;;&quot;tam&quot;)" office:value-type="float" office:value="16" calcext:value-type="float">
            <text:p>16</text:p>
          </table:table-cell>
          <table:table-cell table:formula="of:=NUMEROLOG([.$A1190];&quot;TR&quot;;&quot;tam&quot;)" office:value-type="float" office:value="85" calcext:value-type="float">
            <text:p>85</text:p>
          </table:table-cell>
          <table:table-cell table:formula="of:=ABJAD([.$A1190];0;1)" office:value-type="float" office:value="15" calcext:value-type="float">
            <text:p>15</text:p>
          </table:table-cell>
          <table:table-cell table:formula="of:=ABJAD([.$A1190];1;1)" office:value-type="float" office:value="1251" calcext:value-type="float">
            <text:p>1251</text:p>
          </table:table-cell>
          <table:table-cell table:formula="of:=ABJAD([.$A1190];2;1)" office:value-type="float" office:value="1867" calcext:value-type="float">
            <text:p>1867</text:p>
          </table:table-cell>
          <table:table-cell table:formula="of:=ABJAD([.$A1190];3;1)" office:value-type="float" office:value="9115" calcext:value-type="float">
            <text:p>9115</text:p>
          </table:table-cell>
        </table:table-row>
        <table:table-row table:style-name="ro1">
          <table:table-cell office:value-type="string" calcext:value-type="string">
            <text:p>RENÇBER</text:p>
          </table:table-cell>
          <table:table-cell table:formula="of:=NUMEROLOG([.$A1191];&quot;modern&quot;;&quot;tam&quot;)" office:value-type="float" office:value="38" calcext:value-type="float">
            <text:p>38</text:p>
          </table:table-cell>
          <table:table-cell table:formula="of:=NUMEROLOG([.$A1191];&quot;TR&quot;;&quot;tam&quot;)" office:value-type="float" office:value="77" calcext:value-type="float">
            <text:p>77</text:p>
          </table:table-cell>
          <table:table-cell table:formula="of:=ABJAD([.$A1191];0;1)" office:value-type="float" office:value="41" calcext:value-type="float">
            <text:p>41</text:p>
          </table:table-cell>
          <table:table-cell table:formula="of:=ABJAD([.$A1191];1;1)" office:value-type="float" office:value="485" calcext:value-type="float">
            <text:p>485</text:p>
          </table:table-cell>
          <table:table-cell table:formula="of:=ABJAD([.$A1191];2;1)" office:value-type="float" office:value="520" calcext:value-type="float">
            <text:p>520</text:p>
          </table:table-cell>
          <table:table-cell table:formula="of:=ABJAD([.$A1191];3;1)"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SAATÇIOĞLU</text:p>
          </table:table-cell>
          <table:table-cell table:formula="of:=NUMEROLOG([.$A1192];&quot;modern&quot;;&quot;tam&quot;)" office:value-type="float" office:value="36" calcext:value-type="float">
            <text:p>36</text:p>
          </table:table-cell>
          <table:table-cell table:formula="of:=NUMEROLOG([.$A1192];&quot;TR&quot;;&quot;tam&quot;)" office:value-type="float" office:value="130" calcext:value-type="float">
            <text:p>130</text:p>
          </table:table-cell>
          <table:table-cell table:formula="of:=ABJAD([.$A1192];0;1)" office:value-type="float" office:value="41" calcext:value-type="float">
            <text:p>41</text:p>
          </table:table-cell>
          <table:table-cell table:formula="of:=ABJAD([.$A1192];1;1)" office:value-type="float" office:value="1553" calcext:value-type="float">
            <text:p>1553</text:p>
          </table:table-cell>
          <table:table-cell table:formula="of:=ABJAD([.$A1192];2;1)" office:value-type="float" office:value="4870" calcext:value-type="float">
            <text:p>4870</text:p>
          </table:table-cell>
          <table:table-cell table:formula="of:=ABJAD([.$A1192];3;1)"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SABAZ</text:p>
          </table:table-cell>
          <table:table-cell table:formula="of:=NUMEROLOG([.$A1193];&quot;modern&quot;;&quot;tam&quot;)" office:value-type="float" office:value="13" calcext:value-type="float">
            <text:p>13</text:p>
          </table:table-cell>
          <table:table-cell table:formula="of:=NUMEROLOG([.$A1193];&quot;TR&quot;;&quot;tam&quot;)" office:value-type="float" office:value="55" calcext:value-type="float">
            <text:p>55</text:p>
          </table:table-cell>
          <table:table-cell table:formula="of:=ABJAD([.$A1193];0;1)" office:value-type="float" office:value="8" calcext:value-type="float">
            <text:p>8</text:p>
          </table:table-cell>
          <table:table-cell table:formula="of:=ABJAD([.$A1193];1;1)" office:value-type="float" office:value="1304" calcext:value-type="float">
            <text:p>1304</text:p>
          </table:table-cell>
          <table:table-cell table:formula="of:=ABJAD([.$A1193];2;1)" office:value-type="float" office:value="1321" calcext:value-type="float">
            <text:p>1321</text:p>
          </table:table-cell>
          <table:table-cell table:formula="of:=ABJAD([.$A1193];3;1)" office:value-type="float" office:value="3919" calcext:value-type="float">
            <text:p>3919</text:p>
          </table:table-cell>
        </table:table-row>
        <table:table-row table:style-name="ro1">
          <table:table-cell office:value-type="string" calcext:value-type="string">
            <text:p>SAÇLI</text:p>
          </table:table-cell>
          <table:table-cell table:formula="of:=NUMEROLOG([.$A1194];&quot;modern&quot;;&quot;tam&quot;)" office:value-type="float" office:value="17" calcext:value-type="float">
            <text:p>17</text:p>
          </table:table-cell>
          <table:table-cell table:formula="of:=NUMEROLOG([.$A1194];&quot;TR&quot;;&quot;tam&quot;)" office:value-type="float" office:value="53" calcext:value-type="float">
            <text:p>53</text:p>
          </table:table-cell>
          <table:table-cell table:formula="of:=ABJAD([.$A1194];0;1)" office:value-type="float" office:value="16" calcext:value-type="float">
            <text:p>16</text:p>
          </table:table-cell>
          <table:table-cell table:formula="of:=ABJAD([.$A1194];1;1)" office:value-type="float" office:value="364" calcext:value-type="float">
            <text:p>364</text:p>
          </table:table-cell>
          <table:table-cell table:formula="of:=ABJAD([.$A1194];2;1)" office:value-type="float" office:value="390" calcext:value-type="float">
            <text:p>390</text:p>
          </table:table-cell>
          <table:table-cell table:formula="of:=ABJAD([.$A1194];3;1)" office:value-type="float" office:value="4503" calcext:value-type="float">
            <text:p>4503</text:p>
          </table:table-cell>
        </table:table-row>
        <table:table-row table:style-name="ro1">
          <table:table-cell office:value-type="string" calcext:value-type="string">
            <text:p>SADİ AYKAN</text:p>
          </table:table-cell>
          <table:table-cell table:formula="of:=NUMEROLOG([.$A1195];&quot;modern&quot;;&quot;tam&quot;)" office:value-type="float" office:value="31" calcext:value-type="float">
            <text:p>31</text:p>
          </table:table-cell>
          <table:table-cell table:formula="of:=NUMEROLOG([.$A1195];&quot;TR&quot;;&quot;tam&quot;)" office:value-type="float" office:value="101" calcext:value-type="float">
            <text:p>101</text:p>
          </table:table-cell>
          <table:table-cell table:formula="of:=ABJAD([.$A1195];0;1)" office:value-type="float" office:value="29" calcext:value-type="float">
            <text:p>29</text:p>
          </table:table-cell>
          <table:table-cell table:formula="of:=ABJAD([.$A1195];1;1)" office:value-type="float" office:value="1337" calcext:value-type="float">
            <text:p>1337</text:p>
          </table:table-cell>
          <table:table-cell table:formula="of:=ABJAD([.$A1195];2;1)" office:value-type="float" office:value="1385" calcext:value-type="float">
            <text:p>1385</text:p>
          </table:table-cell>
          <table:table-cell table:formula="of:=ABJAD([.$A1195];3;1)" office:value-type="float" office:value="12462" calcext:value-type="float">
            <text:p>12462</text:p>
          </table:table-cell>
        </table:table-row>
        <table:table-row table:style-name="ro1">
          <table:table-cell office:value-type="string" calcext:value-type="string">
            <text:p>SADIÇ</text:p>
          </table:table-cell>
          <table:table-cell table:formula="of:=NUMEROLOG([.$A1196];&quot;modern&quot;;&quot;tam&quot;)" office:value-type="float" office:value="18" calcext:value-type="float">
            <text:p>18</text:p>
          </table:table-cell>
          <table:table-cell table:formula="of:=NUMEROLOG([.$A1196];&quot;TR&quot;;&quot;tam&quot;)" office:value-type="float" office:value="43" calcext:value-type="float">
            <text:p>43</text:p>
          </table:table-cell>
          <table:table-cell table:formula="of:=ABJAD([.$A1196];0;1)" office:value-type="float" office:value="18" calcext:value-type="float">
            <text:p>18</text:p>
          </table:table-cell>
          <table:table-cell table:formula="of:=ABJAD([.$A1196];1;1)" office:value-type="float" office:value="318" calcext:value-type="float">
            <text:p>318</text:p>
          </table:table-cell>
          <table:table-cell table:formula="of:=ABJAD([.$A1196];2;1)" office:value-type="float" office:value="344" calcext:value-type="float">
            <text:p>344</text:p>
          </table:table-cell>
          <table:table-cell table:formula="of:=ABJAD([.$A1196];3;1)"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SADUNOĞLU</text:p>
          </table:table-cell>
          <table:table-cell table:formula="of:=NUMEROLOG([.$A1197];&quot;modern&quot;;&quot;tam&quot;)" office:value-type="float" office:value="33" calcext:value-type="float">
            <text:p>33</text:p>
          </table:table-cell>
          <table:table-cell table:formula="of:=NUMEROLOG([.$A1197];&quot;TR&quot;;&quot;tam&quot;)" office:value-type="float" office:value="137" calcext:value-type="float">
            <text:p>137</text:p>
          </table:table-cell>
          <table:table-cell table:formula="of:=ABJAD([.$A1197];0;1)" office:value-type="float" office:value="33" calcext:value-type="float">
            <text:p>33</text:p>
          </table:table-cell>
          <table:table-cell table:formula="of:=ABJAD([.$A1197];1;1)" office:value-type="float" office:value="1713" calcext:value-type="float">
            <text:p>1713</text:p>
          </table:table-cell>
          <table:table-cell table:formula="of:=ABJAD([.$A1197];2;1)" office:value-type="float" office:value="5619" calcext:value-type="float">
            <text:p>5619</text:p>
          </table:table-cell>
          <table:table-cell table:formula="of:=ABJAD([.$A1197];3;1)" office:value-type="float" office:value="14736" calcext:value-type="float">
            <text:p>14736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table:formula="of:=NUMEROLOG([.$A1198];&quot;modern&quot;;&quot;tam&quot;)" office:value-type="float" office:value="8" calcext:value-type="float">
            <text:p>8</text:p>
          </table:table-cell>
          <table:table-cell table:formula="of:=NUMEROLOG([.$A1198];&quot;TR&quot;;&quot;tam&quot;)" office:value-type="float" office:value="30" calcext:value-type="float">
            <text:p>30</text:p>
          </table:table-cell>
          <table:table-cell table:formula="of:=ABJAD([.$A1198];0;1)" office:value-type="float" office:value="7" calcext:value-type="float">
            <text:p>7</text:p>
          </table:table-cell>
          <table:table-cell table:formula="of:=ABJAD([.$A1198];1;1)" office:value-type="float" office:value="307" calcext:value-type="float">
            <text:p>307</text:p>
          </table:table-cell>
          <table:table-cell table:formula="of:=ABJAD([.$A1198];2;1)" office:value-type="float" office:value="318" calcext:value-type="float">
            <text:p>318</text:p>
          </table:table-cell>
          <table:table-cell table:formula="of:=ABJAD([.$A1198];3;1)" office:value-type="float" office:value="4086" calcext:value-type="float">
            <text:p>4086</text:p>
          </table:table-cell>
        </table:table-row>
        <table:table-row table:style-name="ro1">
          <table:table-cell office:value-type="string" calcext:value-type="string">
            <text:p>SAĞ</text:p>
          </table:table-cell>
          <table:table-cell table:formula="of:=NUMEROLOG([.$A1199];&quot;modern&quot;;&quot;tam&quot;)" office:value-type="float" office:value="9" calcext:value-type="float">
            <text:p>9</text:p>
          </table:table-cell>
          <table:table-cell table:formula="of:=NUMEROLOG([.$A1199];&quot;TR&quot;;&quot;tam&quot;)" office:value-type="float" office:value="32" calcext:value-type="float">
            <text:p>32</text:p>
          </table:table-cell>
          <table:table-cell table:formula="of:=ABJAD([.$A1199];0;1)" office:value-type="float" office:value="9" calcext:value-type="float">
            <text:p>9</text:p>
          </table:table-cell>
          <table:table-cell table:formula="of:=ABJAD([.$A1199];1;1)" office:value-type="float" office:value="309" calcext:value-type="float">
            <text:p>309</text:p>
          </table:table-cell>
          <table:table-cell table:formula="of:=ABJAD([.$A1199];2;1)" office:value-type="float" office:value="2920" calcext:value-type="float">
            <text:p>2920</text:p>
          </table:table-cell>
          <table:table-cell table:formula="of:=ABJAD([.$A1199];3;1)"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SAĞCAN</text:p>
          </table:table-cell>
          <table:table-cell table:formula="of:=NUMEROLOG([.$A1200];&quot;modern&quot;;&quot;tam&quot;)" office:value-type="float" office:value="18" calcext:value-type="float">
            <text:p>18</text:p>
          </table:table-cell>
          <table:table-cell table:formula="of:=NUMEROLOG([.$A1200];&quot;TR&quot;;&quot;tam&quot;)" office:value-type="float" office:value="53" calcext:value-type="float">
            <text:p>53</text:p>
          </table:table-cell>
          <table:table-cell table:formula="of:=ABJAD([.$A1200];0;1)" office:value-type="float" office:value="23" calcext:value-type="float">
            <text:p>23</text:p>
          </table:table-cell>
          <table:table-cell table:formula="of:=ABJAD([.$A1200];1;1)" office:value-type="float" office:value="383" calcext:value-type="float">
            <text:p>383</text:p>
          </table:table-cell>
          <table:table-cell table:formula="of:=ABJAD([.$A1200];2;1)" office:value-type="float" office:value="3005" calcext:value-type="float">
            <text:p>3005</text:p>
          </table:table-cell>
          <table:table-cell table:formula="of:=ABJAD([.$A1200];3;1)"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SAĞDIK</text:p>
          </table:table-cell>
          <table:table-cell table:formula="of:=NUMEROLOG([.$A1201];&quot;modern&quot;;&quot;tam&quot;)" office:value-type="float" office:value="24" calcext:value-type="float">
            <text:p>24</text:p>
          </table:table-cell>
          <table:table-cell table:formula="of:=NUMEROLOG([.$A1201];&quot;TR&quot;;&quot;tam&quot;)" office:value-type="float" office:value="62" calcext:value-type="float">
            <text:p>62</text:p>
          </table:table-cell>
          <table:table-cell table:formula="of:=ABJAD([.$A1201];0;1)" office:value-type="float" office:value="27" calcext:value-type="float">
            <text:p>27</text:p>
          </table:table-cell>
          <table:table-cell table:formula="of:=ABJAD([.$A1201];1;1)" office:value-type="float" office:value="363" calcext:value-type="float">
            <text:p>363</text:p>
          </table:table-cell>
          <table:table-cell table:formula="of:=ABJAD([.$A1201];2;1)" office:value-type="float" office:value="2994" calcext:value-type="float">
            <text:p>2994</text:p>
          </table:table-cell>
          <table:table-cell table:formula="of:=ABJAD([.$A1201];3;1)" office:value-type="float" office:value="6124" calcext:value-type="float">
            <text:p>6124</text:p>
          </table:table-cell>
        </table:table-row>
        <table:table-row table:style-name="ro1">
          <table:table-cell office:value-type="string" calcext:value-type="string">
            <text:p>SAĞIR</text:p>
          </table:table-cell>
          <table:table-cell table:formula="of:=NUMEROLOG([.$A1202];&quot;modern&quot;;&quot;tam&quot;)" office:value-type="float" office:value="27" calcext:value-type="float">
            <text:p>27</text:p>
          </table:table-cell>
          <table:table-cell table:formula="of:=NUMEROLOG([.$A1202];&quot;TR&quot;;&quot;tam&quot;)" office:value-type="float" office:value="64" calcext:value-type="float">
            <text:p>64</text:p>
          </table:table-cell>
          <table:table-cell table:formula="of:=ABJAD([.$A1202];0;1)" office:value-type="float" office:value="27" calcext:value-type="float">
            <text:p>27</text:p>
          </table:table-cell>
          <table:table-cell table:formula="of:=ABJAD([.$A1202];1;1)" office:value-type="float" office:value="519" calcext:value-type="float">
            <text:p>519</text:p>
          </table:table-cell>
          <table:table-cell table:formula="of:=ABJAD([.$A1202];2;1)" office:value-type="float" office:value="3145" calcext:value-type="float">
            <text:p>3145</text:p>
          </table:table-cell>
          <table:table-cell table:formula="of:=ABJAD([.$A1202];3;1)" office:value-type="float" office:value="7720" calcext:value-type="float">
            <text:p>7720</text:p>
          </table:table-cell>
        </table:table-row>
        <table:table-row table:style-name="ro1">
          <table:table-cell office:value-type="string" calcext:value-type="string">
            <text:p>SAĞLAM</text:p>
          </table:table-cell>
          <table:table-cell table:formula="of:=NUMEROLOG([.$A1203];&quot;modern&quot;;&quot;tam&quot;)" office:value-type="float" office:value="17" calcext:value-type="float">
            <text:p>17</text:p>
          </table:table-cell>
          <table:table-cell table:formula="of:=NUMEROLOG([.$A1203];&quot;TR&quot;;&quot;tam&quot;)" office:value-type="float" office:value="64" calcext:value-type="float">
            <text:p>64</text:p>
          </table:table-cell>
          <table:table-cell table:formula="of:=ABJAD([.$A1203];0;1)" office:value-type="float" office:value="12" calcext:value-type="float">
            <text:p>12</text:p>
          </table:table-cell>
          <table:table-cell table:formula="of:=ABJAD([.$A1203];1;1)" office:value-type="float" office:value="420" calcext:value-type="float">
            <text:p>420</text:p>
          </table:table-cell>
          <table:table-cell table:formula="of:=ABJAD([.$A1203];2;1)" office:value-type="float" office:value="3042" calcext:value-type="float">
            <text:p>3042</text:p>
          </table:table-cell>
          <table:table-cell table:formula="of:=ABJAD([.$A1203];3;1)"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ŞAHAN</text:p>
          </table:table-cell>
          <table:table-cell table:formula="of:=NUMEROLOG([.$A1204];&quot;modern&quot;;&quot;tam&quot;)" office:value-type="float" office:value="16" calcext:value-type="float">
            <text:p>16</text:p>
          </table:table-cell>
          <table:table-cell table:formula="of:=NUMEROLOG([.$A1204];&quot;TR&quot;;&quot;tam&quot;)" office:value-type="float" office:value="52" calcext:value-type="float">
            <text:p>52</text:p>
          </table:table-cell>
          <table:table-cell table:formula="of:=ABJAD([.$A1204];0;1)" office:value-type="float" office:value="25" calcext:value-type="float">
            <text:p>25</text:p>
          </table:table-cell>
          <table:table-cell table:formula="of:=ABJAD([.$A1204];1;1)" office:value-type="float" office:value="481" calcext:value-type="float">
            <text:p>481</text:p>
          </table:table-cell>
          <table:table-cell table:formula="of:=ABJAD([.$A1204];2;1)" office:value-type="float" office:value="498" calcext:value-type="float">
            <text:p>498</text:p>
          </table:table-cell>
          <table:table-cell table:formula="of:=ABJAD([.$A1204];3;1)" office:value-type="float" office:value="7447" calcext:value-type="float">
            <text:p>7447</text:p>
          </table:table-cell>
        </table:table-row>
        <table:table-row table:style-name="ro1">
          <table:table-cell office:value-type="string" calcext:value-type="string">
            <text:p>ŞAHBAZ</text:p>
          </table:table-cell>
          <table:table-cell table:formula="of:=NUMEROLOG([.$A1205];&quot;modern&quot;;&quot;tam&quot;)" office:value-type="float" office:value="21" calcext:value-type="float">
            <text:p>21</text:p>
          </table:table-cell>
          <table:table-cell table:formula="of:=NUMEROLOG([.$A1205];&quot;TR&quot;;&quot;tam&quot;)" office:value-type="float" office:value="66" calcext:value-type="float">
            <text:p>66</text:p>
          </table:table-cell>
          <table:table-cell table:formula="of:=ABJAD([.$A1205];0;1)" office:value-type="float" office:value="21" calcext:value-type="float">
            <text:p>21</text:p>
          </table:table-cell>
          <table:table-cell table:formula="of:=ABJAD([.$A1205];1;1)" office:value-type="float" office:value="1413" calcext:value-type="float">
            <text:p>1413</text:p>
          </table:table-cell>
          <table:table-cell table:formula="of:=ABJAD([.$A1205];2;1)" office:value-type="float" office:value="1435" calcext:value-type="float">
            <text:p>1435</text:p>
          </table:table-cell>
          <table:table-cell table:formula="of:=ABJAD([.$A1205];3;1)" office:value-type="float" office:value="5734" calcext:value-type="float">
            <text:p>5734</text:p>
          </table:table-cell>
        </table:table-row>
        <table:table-row table:style-name="ro1">
          <table:table-cell office:value-type="string" calcext:value-type="string">
            <text:p>ŞAHİN</text:p>
          </table:table-cell>
          <table:table-cell table:formula="of:=NUMEROLOG([.$A1206];&quot;modern&quot;;&quot;tam&quot;)" office:value-type="float" office:value="24" calcext:value-type="float">
            <text:p>24</text:p>
          </table:table-cell>
          <table:table-cell table:formula="of:=NUMEROLOG([.$A1206];&quot;TR&quot;;&quot;tam&quot;)" office:value-type="float" office:value="63" calcext:value-type="float">
            <text:p>63</text:p>
          </table:table-cell>
          <table:table-cell table:formula="of:=ABJAD([.$A1206];0;1)" office:value-type="float" office:value="32" calcext:value-type="float">
            <text:p>32</text:p>
          </table:table-cell>
          <table:table-cell table:formula="of:=ABJAD([.$A1206];1;1)" office:value-type="float" office:value="500" calcext:value-type="float">
            <text:p>500</text:p>
          </table:table-cell>
          <table:table-cell table:formula="of:=ABJAD([.$A1206];2;1)" office:value-type="float" office:value="536" calcext:value-type="float">
            <text:p>536</text:p>
          </table:table-cell>
          <table:table-cell table:formula="of:=ABJAD([.$A1206];3;1)" office:value-type="float" office:value="8425" calcext:value-type="float">
            <text:p>8425</text:p>
          </table:table-cell>
        </table:table-row>
        <table:table-row table:style-name="ro1">
          <table:table-cell office:value-type="string" calcext:value-type="string">
            <text:p>ŞAHİN DUYAR</text:p>
          </table:table-cell>
          <table:table-cell table:formula="of:=NUMEROLOG([.$A1207];&quot;modern&quot;;&quot;tam&quot;)" office:value-type="float" office:value="48" calcext:value-type="float">
            <text:p>48</text:p>
          </table:table-cell>
          <table:table-cell table:formula="of:=NUMEROLOG([.$A1207];&quot;TR&quot;;&quot;tam&quot;)" office:value-type="float" office:value="143" calcext:value-type="float">
            <text:p>143</text:p>
          </table:table-cell>
          <table:table-cell table:formula="of:=ABJAD([.$A1207];0;1)" office:value-type="float" office:value="45" calcext:value-type="float">
            <text:p>45</text:p>
          </table:table-cell>
          <table:table-cell table:formula="of:=ABJAD([.$A1207];1;1)" office:value-type="float" office:value="2205" calcext:value-type="float">
            <text:p>2205</text:p>
          </table:table-cell>
          <table:table-cell table:formula="of:=ABJAD([.$A1207];2;1)" office:value-type="float" office:value="2857" calcext:value-type="float">
            <text:p>2857</text:p>
          </table:table-cell>
          <table:table-cell table:formula="of:=ABJAD([.$A1207];3;1)" office:value-type="float" office:value="19606" calcext:value-type="float">
            <text:p>19606</text:p>
          </table:table-cell>
        </table:table-row>
        <table:table-row table:style-name="ro1">
          <table:table-cell office:value-type="string" calcext:value-type="string">
            <text:p>ŞAHİNER</text:p>
          </table:table-cell>
          <table:table-cell table:formula="of:=NUMEROLOG([.$A1208];&quot;modern&quot;;&quot;tam&quot;)" office:value-type="float" office:value="38" calcext:value-type="float">
            <text:p>38</text:p>
          </table:table-cell>
          <table:table-cell table:formula="of:=NUMEROLOG([.$A1208];&quot;TR&quot;;&quot;tam&quot;)" office:value-type="float" office:value="90" calcext:value-type="float">
            <text:p>90</text:p>
          </table:table-cell>
          <table:table-cell table:formula="of:=ABJAD([.$A1208];0;1)" office:value-type="float" office:value="45" calcext:value-type="float">
            <text:p>45</text:p>
          </table:table-cell>
          <table:table-cell table:formula="of:=ABJAD([.$A1208];1;1)" office:value-type="float" office:value="705" calcext:value-type="float">
            <text:p>705</text:p>
          </table:table-cell>
          <table:table-cell table:formula="of:=ABJAD([.$A1208];2;1)" office:value-type="float" office:value="751" calcext:value-type="float">
            <text:p>751</text:p>
          </table:table-cell>
          <table:table-cell table:formula="of:=ABJAD([.$A1208];3;1)" office:value-type="float" office:value="11512" calcext:value-type="float">
            <text:p>11512</text:p>
          </table:table-cell>
        </table:table-row>
        <table:table-row table:style-name="ro1">
          <table:table-cell office:value-type="string" calcext:value-type="string">
            <text:p>ŞAİR</text:p>
          </table:table-cell>
          <table:table-cell table:formula="of:=NUMEROLOG([.$A1209];&quot;modern&quot;;&quot;tam&quot;)" office:value-type="float" office:value="20" calcext:value-type="float">
            <text:p>20</text:p>
          </table:table-cell>
          <table:table-cell table:formula="of:=NUMEROLOG([.$A1209];&quot;TR&quot;;&quot;tam&quot;)" office:value-type="float" office:value="57" calcext:value-type="float">
            <text:p>57</text:p>
          </table:table-cell>
          <table:table-cell table:formula="of:=ABJAD([.$A1209];0;1)" office:value-type="float" office:value="21" calcext:value-type="float">
            <text:p>21</text:p>
          </table:table-cell>
          <table:table-cell table:formula="of:=ABJAD([.$A1209];1;1)" office:value-type="float" office:value="621" calcext:value-type="float">
            <text:p>621</text:p>
          </table:table-cell>
          <table:table-cell table:formula="of:=ABJAD([.$A1209];2;1)" office:value-type="float" office:value="652" calcext:value-type="float">
            <text:p>652</text:p>
          </table:table-cell>
          <table:table-cell table:formula="of:=ABJAD([.$A1209];3;1)"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SAK</text:p>
          </table:table-cell>
          <table:table-cell table:formula="of:=NUMEROLOG([.$A1210];&quot;modern&quot;;&quot;tam&quot;)" office:value-type="float" office:value="4" calcext:value-type="float">
            <text:p>4</text:p>
          </table:table-cell>
          <table:table-cell table:formula="of:=NUMEROLOG([.$A1210];&quot;TR&quot;;&quot;tam&quot;)" office:value-type="float" office:value="37" calcext:value-type="float">
            <text:p>37</text:p>
          </table:table-cell>
          <table:table-cell table:formula="of:=ABJAD([.$A1210];0;1)" office:value-type="float" office:value="5" calcext:value-type="float">
            <text:p>5</text:p>
          </table:table-cell>
          <table:table-cell table:formula="of:=ABJAD([.$A1210];1;1)" office:value-type="float" office:value="341" calcext:value-type="float">
            <text:p>341</text:p>
          </table:table-cell>
          <table:table-cell table:formula="of:=ABJAD([.$A1210];2;1)" office:value-type="float" office:value="352" calcext:value-type="float">
            <text:p>352</text:p>
          </table:table-cell>
          <table:table-cell table:formula="of:=ABJAD([.$A1210];3;1)"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SAKA</text:p>
          </table:table-cell>
          <table:table-cell table:formula="of:=NUMEROLOG([.$A1211];&quot;modern&quot;;&quot;tam&quot;)" office:value-type="float" office:value="5" calcext:value-type="float">
            <text:p>5</text:p>
          </table:table-cell>
          <table:table-cell table:formula="of:=NUMEROLOG([.$A1211];&quot;TR&quot;;&quot;tam&quot;)" office:value-type="float" office:value="38" calcext:value-type="float">
            <text:p>38</text:p>
          </table:table-cell>
          <table:table-cell table:formula="of:=ABJAD([.$A1211];0;1)" office:value-type="float" office:value="6" calcext:value-type="float">
            <text:p>6</text:p>
          </table:table-cell>
          <table:table-cell table:formula="of:=ABJAD([.$A1211];1;1)" office:value-type="float" office:value="342" calcext:value-type="float">
            <text:p>342</text:p>
          </table:table-cell>
          <table:table-cell table:formula="of:=ABJAD([.$A1211];2;1)" office:value-type="float" office:value="354" calcext:value-type="float">
            <text:p>354</text:p>
          </table:table-cell>
          <table:table-cell table:formula="of:=ABJAD([.$A1211];3;1)"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SAKALLI</text:p>
          </table:table-cell>
          <table:table-cell table:formula="of:=NUMEROLOG([.$A1212];&quot;modern&quot;;&quot;tam&quot;)" office:value-type="float" office:value="20" calcext:value-type="float">
            <text:p>20</text:p>
          </table:table-cell>
          <table:table-cell table:formula="of:=NUMEROLOG([.$A1212];&quot;TR&quot;;&quot;tam&quot;)" office:value-type="float" office:value="79" calcext:value-type="float">
            <text:p>79</text:p>
          </table:table-cell>
          <table:table-cell table:formula="of:=ABJAD([.$A1212];0;1)" office:value-type="float" office:value="20" calcext:value-type="float">
            <text:p>20</text:p>
          </table:table-cell>
          <table:table-cell table:formula="of:=ABJAD([.$A1212];1;1)" office:value-type="float" office:value="452" calcext:value-type="float">
            <text:p>452</text:p>
          </table:table-cell>
          <table:table-cell table:formula="of:=ABJAD([.$A1212];2;1)" office:value-type="float" office:value="484" calcext:value-type="float">
            <text:p>484</text:p>
          </table:table-cell>
          <table:table-cell table:formula="of:=ABJAD([.$A1212];3;1)"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SAKALLIOĞLU</text:p>
          </table:table-cell>
          <table:table-cell table:formula="of:=NUMEROLOG([.$A1213];&quot;modern&quot;;&quot;tam&quot;)" office:value-type="float" office:value="39" calcext:value-type="float">
            <text:p>39</text:p>
          </table:table-cell>
          <table:table-cell table:formula="of:=NUMEROLOG([.$A1213];&quot;TR&quot;;&quot;tam&quot;)" office:value-type="float" office:value="146" calcext:value-type="float">
            <text:p>146</text:p>
          </table:table-cell>
          <table:table-cell table:formula="of:=ABJAD([.$A1213];0;1)" office:value-type="float" office:value="38" calcext:value-type="float">
            <text:p>38</text:p>
          </table:table-cell>
          <table:table-cell table:formula="of:=ABJAD([.$A1213];1;1)" office:value-type="float" office:value="1190" calcext:value-type="float">
            <text:p>1190</text:p>
          </table:table-cell>
          <table:table-cell table:formula="of:=ABJAD([.$A1213];2;1)" office:value-type="float" office:value="4512" calcext:value-type="float">
            <text:p>4512</text:p>
          </table:table-cell>
          <table:table-cell table:formula="of:=ABJAD([.$A1213];3;1)" office:value-type="float" office:value="9808" calcext:value-type="float">
            <text:p>9808</text:p>
          </table:table-cell>
        </table:table-row>
        <table:table-row table:style-name="ro1">
          <table:table-cell office:value-type="string" calcext:value-type="string">
            <text:p>SAKARYA</text:p>
          </table:table-cell>
          <table:table-cell table:formula="of:=NUMEROLOG([.$A1214];&quot;modern&quot;;&quot;tam&quot;)" office:value-type="float" office:value="22" calcext:value-type="float">
            <text:p>22</text:p>
          </table:table-cell>
          <table:table-cell table:formula="of:=NUMEROLOG([.$A1214];&quot;TR&quot;;&quot;tam&quot;)" office:value-type="float" office:value="88" calcext:value-type="float">
            <text:p>88</text:p>
          </table:table-cell>
          <table:table-cell table:formula="of:=ABJAD([.$A1214];0;1)" office:value-type="float" office:value="15" calcext:value-type="float">
            <text:p>15</text:p>
          </table:table-cell>
          <table:table-cell table:formula="of:=ABJAD([.$A1214];1;1)" office:value-type="float" office:value="1443" calcext:value-type="float">
            <text:p>1443</text:p>
          </table:table-cell>
          <table:table-cell table:formula="of:=ABJAD([.$A1214];2;1)" office:value-type="float" office:value="1466" calcext:value-type="float">
            <text:p>1466</text:p>
          </table:table-cell>
          <table:table-cell table:formula="of:=ABJAD([.$A1214];3;1)" office:value-type="float" office:value="11263" calcext:value-type="float">
            <text:p>11263</text:p>
          </table:table-cell>
        </table:table-row>
        <table:table-row table:style-name="ro1">
          <table:table-cell office:value-type="string" calcext:value-type="string">
            <text:p>SALDIRAY</text:p>
          </table:table-cell>
          <table:table-cell table:formula="of:=NUMEROLOG([.$A1215];&quot;modern&quot;;&quot;tam&quot;)" office:value-type="float" office:value="35" calcext:value-type="float">
            <text:p>35</text:p>
          </table:table-cell>
          <table:table-cell table:formula="of:=NUMEROLOG([.$A1215];&quot;TR&quot;;&quot;tam&quot;)" office:value-type="float" office:value="104" calcext:value-type="float">
            <text:p>104</text:p>
          </table:table-cell>
          <table:table-cell table:formula="of:=ABJAD([.$A1215];0;1)" office:value-type="float" office:value="26" calcext:value-type="float">
            <text:p>26</text:p>
          </table:table-cell>
          <table:table-cell table:formula="of:=ABJAD([.$A1215];1;1)" office:value-type="float" office:value="1466" calcext:value-type="float">
            <text:p>1466</text:p>
          </table:table-cell>
          <table:table-cell table:formula="of:=ABJAD([.$A1215];2;1)" office:value-type="float" office:value="1503" calcext:value-type="float">
            <text:p>1503</text:p>
          </table:table-cell>
          <table:table-cell table:formula="of:=ABJAD([.$A1215];3;1)" office:value-type="float" office:value="11820" calcext:value-type="float">
            <text:p>11820</text:p>
          </table:table-cell>
        </table:table-row>
        <table:table-row table:style-name="ro1">
          <table:table-cell office:value-type="string" calcext:value-type="string">
            <text:p>SALMAN SEVER</text:p>
          </table:table-cell>
          <table:table-cell table:formula="of:=NUMEROLOG([.$A1216];&quot;modern&quot;;&quot;tam&quot;)" office:value-type="float" office:value="39" calcext:value-type="float">
            <text:p>39</text:p>
          </table:table-cell>
          <table:table-cell table:formula="of:=NUMEROLOG([.$A1216];&quot;TR&quot;;&quot;tam&quot;)" office:value-type="float" office:value="154" calcext:value-type="float">
            <text:p>154</text:p>
          </table:table-cell>
          <table:table-cell table:formula="of:=ABJAD([.$A1216];0;1)" office:value-type="float" office:value="40" calcext:value-type="float">
            <text:p>40</text:p>
          </table:table-cell>
          <table:table-cell table:formula="of:=ABJAD([.$A1216];1;1)" office:value-type="float" office:value="1792" calcext:value-type="float">
            <text:p>1792</text:p>
          </table:table-cell>
          <table:table-cell table:formula="of:=ABJAD([.$A1216];2;1)" office:value-type="float" office:value="1839" calcext:value-type="float">
            <text:p>1839</text:p>
          </table:table-cell>
          <table:table-cell table:formula="of:=ABJAD([.$A1216];3;1)" office:value-type="float" office:value="17540" calcext:value-type="float">
            <text:p>17540</text:p>
          </table:table-cell>
        </table:table-row>
        <table:table-row table:style-name="ro1">
          <table:table-cell office:value-type="string" calcext:value-type="string">
            <text:p>SALTÜRK</text:p>
          </table:table-cell>
          <table:table-cell table:formula="of:=NUMEROLOG([.$A1217];&quot;modern&quot;;&quot;tam&quot;)" office:value-type="float" office:value="21" calcext:value-type="float">
            <text:p>21</text:p>
          </table:table-cell>
          <table:table-cell table:formula="of:=NUMEROLOG([.$A1217];&quot;TR&quot;;&quot;tam&quot;)" office:value-type="float" office:value="123" calcext:value-type="float">
            <text:p>123</text:p>
          </table:table-cell>
          <table:table-cell table:formula="of:=ABJAD([.$A1217];0;1)" office:value-type="float" office:value="27" calcext:value-type="float">
            <text:p>27</text:p>
          </table:table-cell>
          <table:table-cell table:formula="of:=ABJAD([.$A1217];1;1)" office:value-type="float" office:value="1791" calcext:value-type="float">
            <text:p>1791</text:p>
          </table:table-cell>
          <table:table-cell table:formula="of:=ABJAD([.$A1217];2;1)" office:value-type="float" office:value="2517" calcext:value-type="float">
            <text:p>2517</text:p>
          </table:table-cell>
          <table:table-cell table:formula="of:=ABJAD([.$A1217];3;1)" office:value-type="float" office:value="13156" calcext:value-type="float">
            <text:p>13156</text:p>
          </table:table-cell>
        </table:table-row>
        <table:table-row table:style-name="ro1">
          <table:table-cell office:value-type="string" calcext:value-type="string">
            <text:p>SANCAR</text:p>
          </table:table-cell>
          <table:table-cell table:formula="of:=NUMEROLOG([.$A1218];&quot;modern&quot;;&quot;tam&quot;)" office:value-type="float" office:value="20" calcext:value-type="float">
            <text:p>20</text:p>
          </table:table-cell>
          <table:table-cell table:formula="of:=NUMEROLOG([.$A1218];&quot;TR&quot;;&quot;tam&quot;)" office:value-type="float" office:value="65" calcext:value-type="float">
            <text:p>65</text:p>
          </table:table-cell>
          <table:table-cell table:formula="of:=ABJAD([.$A1218];0;1)" office:value-type="float" office:value="23" calcext:value-type="float">
            <text:p>23</text:p>
          </table:table-cell>
          <table:table-cell table:formula="of:=ABJAD([.$A1218];1;1)" office:value-type="float" office:value="575" calcext:value-type="float">
            <text:p>575</text:p>
          </table:table-cell>
          <table:table-cell table:formula="of:=ABJAD([.$A1218];2;1)" office:value-type="float" office:value="597" calcext:value-type="float">
            <text:p>597</text:p>
          </table:table-cell>
          <table:table-cell table:formula="of:=ABJAD([.$A1218];3;1)" office:value-type="float" office:value="9015" calcext:value-type="float">
            <text:p>9015</text:p>
          </table:table-cell>
        </table:table-row>
        <table:table-row table:style-name="ro1">
          <table:table-cell office:value-type="string" calcext:value-type="string">
            <text:p>SANDAL</text:p>
          </table:table-cell>
          <table:table-cell table:formula="of:=NUMEROLOG([.$A1219];&quot;modern&quot;;&quot;tam&quot;)" office:value-type="float" office:value="15" calcext:value-type="float">
            <text:p>15</text:p>
          </table:table-cell>
          <table:table-cell table:formula="of:=NUMEROLOG([.$A1219];&quot;TR&quot;;&quot;tam&quot;)" office:value-type="float" office:value="61" calcext:value-type="float">
            <text:p>61</text:p>
          </table:table-cell>
          <table:table-cell table:formula="of:=ABJAD([.$A1219];0;1)" office:value-type="float" office:value="18" calcext:value-type="float">
            <text:p>18</text:p>
          </table:table-cell>
          <table:table-cell table:formula="of:=ABJAD([.$A1219];1;1)" office:value-type="float" office:value="426" calcext:value-type="float">
            <text:p>426</text:p>
          </table:table-cell>
          <table:table-cell table:formula="of:=ABJAD([.$A1219];2;1)" office:value-type="float" office:value="448" calcext:value-type="float">
            <text:p>448</text:p>
          </table:table-cell>
          <table:table-cell table:formula="of:=ABJAD([.$A1219];3;1)"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SANHAL</text:p>
          </table:table-cell>
          <table:table-cell table:formula="of:=NUMEROLOG([.$A1220];&quot;modern&quot;;&quot;tam&quot;)" office:value-type="float" office:value="19" calcext:value-type="float">
            <text:p>19</text:p>
          </table:table-cell>
          <table:table-cell table:formula="of:=NUMEROLOG([.$A1220];&quot;TR&quot;;&quot;tam&quot;)" office:value-type="float" office:value="66" calcext:value-type="float">
            <text:p>66</text:p>
          </table:table-cell>
          <table:table-cell table:formula="of:=ABJAD([.$A1220];0;1)" office:value-type="float" office:value="23" calcext:value-type="float">
            <text:p>23</text:p>
          </table:table-cell>
          <table:table-cell table:formula="of:=ABJAD([.$A1220];1;1)" office:value-type="float" office:value="431" calcext:value-type="float">
            <text:p>431</text:p>
          </table:table-cell>
          <table:table-cell table:formula="of:=ABJAD([.$A1220];2;1)" office:value-type="float" office:value="453" calcext:value-type="float">
            <text:p>453</text:p>
          </table:table-cell>
          <table:table-cell table:formula="of:=ABJAD([.$A1220];3;1)" office:value-type="float" office:value="7481" calcext:value-type="float">
            <text:p>7481</text:p>
          </table:table-cell>
        </table:table-row>
        <table:table-row table:style-name="ro1">
          <table:table-cell office:value-type="string" calcext:value-type="string">
            <text:p>ŞANLIER</text:p>
          </table:table-cell>
          <table:table-cell table:formula="of:=NUMEROLOG([.$A1221];&quot;modern&quot;;&quot;tam&quot;)" office:value-type="float" office:value="33" calcext:value-type="float">
            <text:p>33</text:p>
          </table:table-cell>
          <table:table-cell table:formula="of:=NUMEROLOG([.$A1221];&quot;TR&quot;;&quot;tam&quot;)" office:value-type="float" office:value="94" calcext:value-type="float">
            <text:p>94</text:p>
          </table:table-cell>
          <table:table-cell table:formula="of:=ABJAD([.$A1221];0;1)" office:value-type="float" office:value="40" calcext:value-type="float">
            <text:p>40</text:p>
          </table:table-cell>
          <table:table-cell table:formula="of:=ABJAD([.$A1221];1;1)" office:value-type="float" office:value="736" calcext:value-type="float">
            <text:p>736</text:p>
          </table:table-cell>
          <table:table-cell table:formula="of:=ABJAD([.$A1221];2;1)" office:value-type="float" office:value="772" calcext:value-type="float">
            <text:p>772</text:p>
          </table:table-cell>
          <table:table-cell table:formula="of:=ABJAD([.$A1221];3;1)" office:value-type="float" office:value="8863" calcext:value-type="float">
            <text:p>8863</text:p>
          </table:table-cell>
        </table:table-row>
        <table:table-row table:style-name="ro1">
          <table:table-cell office:value-type="string" calcext:value-type="string">
            <text:p>ŞANLIKAN</text:p>
          </table:table-cell>
          <table:table-cell table:formula="of:=NUMEROLOG([.$A1222];&quot;modern&quot;;&quot;tam&quot;)" office:value-type="float" office:value="27" calcext:value-type="float">
            <text:p>27</text:p>
          </table:table-cell>
          <table:table-cell table:formula="of:=NUMEROLOG([.$A1222];&quot;TR&quot;;&quot;tam&quot;)" office:value-type="float" office:value="99" calcext:value-type="float">
            <text:p>99</text:p>
          </table:table-cell>
          <table:table-cell table:formula="of:=ABJAD([.$A1222];0;1)" office:value-type="float" office:value="42" calcext:value-type="float">
            <text:p>42</text:p>
          </table:table-cell>
          <table:table-cell table:formula="of:=ABJAD([.$A1222];1;1)" office:value-type="float" office:value="642" calcext:value-type="float">
            <text:p>642</text:p>
          </table:table-cell>
          <table:table-cell table:formula="of:=ABJAD([.$A1222];2;1)" office:value-type="float" office:value="679" calcext:value-type="float">
            <text:p>679</text:p>
          </table:table-cell>
          <table:table-cell table:formula="of:=ABJAD([.$A1222];3;1)" office:value-type="float" office:value="8173" calcext:value-type="float">
            <text:p>8173</text:p>
          </table:table-cell>
        </table:table-row>
        <table:table-row table:style-name="ro1">
          <table:table-cell office:value-type="string" calcext:value-type="string">
            <text:p>SANSARCI</text:p>
          </table:table-cell>
          <table:table-cell table:formula="of:=NUMEROLOG([.$A1223];&quot;modern&quot;;&quot;tam&quot;)" office:value-type="float" office:value="30" calcext:value-type="float">
            <text:p>30</text:p>
          </table:table-cell>
          <table:table-cell table:formula="of:=NUMEROLOG([.$A1223];&quot;TR&quot;;&quot;tam&quot;)" office:value-type="float" office:value="98" calcext:value-type="float">
            <text:p>98</text:p>
          </table:table-cell>
          <table:table-cell table:formula="of:=ABJAD([.$A1223];0;1)" office:value-type="float" office:value="33" calcext:value-type="float">
            <text:p>33</text:p>
          </table:table-cell>
          <table:table-cell table:formula="of:=ABJAD([.$A1223];1;1)" office:value-type="float" office:value="885" calcext:value-type="float">
            <text:p>885</text:p>
          </table:table-cell>
          <table:table-cell table:formula="of:=ABJAD([.$A1223];2;1)" office:value-type="float" office:value="922" calcext:value-type="float">
            <text:p>922</text:p>
          </table:table-cell>
          <table:table-cell table:formula="of:=ABJAD([.$A1223];3;1)" office:value-type="float" office:value="12468" calcext:value-type="float">
            <text:p>12468</text:p>
          </table:table-cell>
        </table:table-row>
        <table:table-row table:style-name="ro1">
          <table:table-cell office:value-type="string" calcext:value-type="string">
            <text:p>SARAÇ</text:p>
          </table:table-cell>
          <table:table-cell table:formula="of:=NUMEROLOG([.$A1224];&quot;modern&quot;;&quot;tam&quot;)" office:value-type="float" office:value="15" calcext:value-type="float">
            <text:p>15</text:p>
          </table:table-cell>
          <table:table-cell table:formula="of:=NUMEROLOG([.$A1224];&quot;TR&quot;;&quot;tam&quot;)" office:value-type="float" office:value="49" calcext:value-type="float">
            <text:p>49</text:p>
          </table:table-cell>
          <table:table-cell table:formula="of:=ABJAD([.$A1224];0;1)" office:value-type="float" office:value="13" calcext:value-type="float">
            <text:p>13</text:p>
          </table:table-cell>
          <table:table-cell table:formula="of:=ABJAD([.$A1224];1;1)" office:value-type="float" office:value="505" calcext:value-type="float">
            <text:p>505</text:p>
          </table:table-cell>
          <table:table-cell table:formula="of:=ABJAD([.$A1224];2;1)" office:value-type="float" office:value="522" calcext:value-type="float">
            <text:p>522</text:p>
          </table:table-cell>
          <table:table-cell table:formula="of:=ABJAD([.$A1224];3;1)" office:value-type="float" office:value="7130" calcext:value-type="float">
            <text:p>7130</text:p>
          </table:table-cell>
        </table:table-row>
        <table:table-row table:style-name="ro1">
          <table:table-cell office:value-type="string" calcext:value-type="string">
            <text:p>SARAÇOĞLU</text:p>
          </table:table-cell>
          <table:table-cell table:formula="of:=NUMEROLOG([.$A1225];&quot;modern&quot;;&quot;tam&quot;)" office:value-type="float" office:value="34" calcext:value-type="float">
            <text:p>34</text:p>
          </table:table-cell>
          <table:table-cell table:formula="of:=NUMEROLOG([.$A1225];&quot;TR&quot;;&quot;tam&quot;)" office:value-type="float" office:value="116" calcext:value-type="float">
            <text:p>116</text:p>
          </table:table-cell>
          <table:table-cell table:formula="of:=ABJAD([.$A1225];0;1)" office:value-type="float" office:value="31" calcext:value-type="float">
            <text:p>31</text:p>
          </table:table-cell>
          <table:table-cell table:formula="of:=ABJAD([.$A1225];1;1)" office:value-type="float" office:value="1243" calcext:value-type="float">
            <text:p>1243</text:p>
          </table:table-cell>
          <table:table-cell table:formula="of:=ABJAD([.$A1225];2;1)" office:value-type="float" office:value="4550" calcext:value-type="float">
            <text:p>4550</text:p>
          </table:table-cell>
          <table:table-cell table:formula="of:=ABJAD([.$A1225];3;1)" office:value-type="float" office:value="12501" calcext:value-type="float">
            <text:p>12501</text:p>
          </table:table-cell>
        </table:table-row>
        <table:table-row table:style-name="ro1">
          <table:table-cell office:value-type="string" calcext:value-type="string">
            <text:p>SARAÇOĞLU ÇEKİÇ</text:p>
          </table:table-cell>
          <table:table-cell table:formula="of:=NUMEROLOG([.$A1226];&quot;modern&quot;;&quot;tam&quot;)" office:value-type="float" office:value="56" calcext:value-type="float">
            <text:p>56</text:p>
          </table:table-cell>
          <table:table-cell table:formula="of:=NUMEROLOG([.$A1226];&quot;TR&quot;;&quot;tam&quot;)" office:value-type="float" office:value="156" calcext:value-type="float">
            <text:p>156</text:p>
          </table:table-cell>
          <table:table-cell table:formula="of:=ABJAD([.$A1226];0;1)" office:value-type="float" office:value="54" calcext:value-type="float">
            <text:p>54</text:p>
          </table:table-cell>
          <table:table-cell table:formula="of:=ABJAD([.$A1226];1;1)" office:value-type="float" office:value="1314" calcext:value-type="float">
            <text:p>1314</text:p>
          </table:table-cell>
          <table:table-cell table:formula="of:=ABJAD([.$A1226];2;1)" office:value-type="float" office:value="4661" calcext:value-type="float">
            <text:p>4661</text:p>
          </table:table-cell>
          <table:table-cell table:formula="of:=ABJAD([.$A1226];3;1)" office:value-type="float" office:value="15804" calcext:value-type="float">
            <text:p>15804</text:p>
          </table:table-cell>
        </table:table-row>
        <table:table-row table:style-name="ro1">
          <table:table-cell office:value-type="string" calcext:value-type="string">
            <text:p>SARAL</text:p>
          </table:table-cell>
          <table:table-cell table:formula="of:=NUMEROLOG([.$A1227];&quot;modern&quot;;&quot;tam&quot;)" office:value-type="float" office:value="15" calcext:value-type="float">
            <text:p>15</text:p>
          </table:table-cell>
          <table:table-cell table:formula="of:=NUMEROLOG([.$A1227];&quot;TR&quot;;&quot;tam&quot;)" office:value-type="float" office:value="60" calcext:value-type="float">
            <text:p>60</text:p>
          </table:table-cell>
          <table:table-cell table:formula="of:=ABJAD([.$A1227];0;1)" office:value-type="float" office:value="12" calcext:value-type="float">
            <text:p>12</text:p>
          </table:table-cell>
          <table:table-cell table:formula="of:=ABJAD([.$A1227];1;1)" office:value-type="float" office:value="552" calcext:value-type="float">
            <text:p>552</text:p>
          </table:table-cell>
          <table:table-cell table:formula="of:=ABJAD([.$A1227];2;1)" office:value-type="float" office:value="569" calcext:value-type="float">
            <text:p>569</text:p>
          </table:table-cell>
          <table:table-cell table:formula="of:=ABJAD([.$A1227];3;1)" office:value-type="float" office:value="6552" calcext:value-type="float">
            <text:p>6552</text:p>
          </table:table-cell>
        </table:table-row>
        <table:table-row table:style-name="ro1">
          <table:table-cell office:value-type="string" calcext:value-type="string">
            <text:p>SARAYLI</text:p>
          </table:table-cell>
          <table:table-cell table:formula="of:=NUMEROLOG([.$A1228];&quot;modern&quot;;&quot;tam&quot;)" office:value-type="float" office:value="31" calcext:value-type="float">
            <text:p>31</text:p>
          </table:table-cell>
          <table:table-cell table:formula="of:=NUMEROLOG([.$A1228];&quot;TR&quot;;&quot;tam&quot;)" office:value-type="float" office:value="99" calcext:value-type="float">
            <text:p>99</text:p>
          </table:table-cell>
          <table:table-cell table:formula="of:=ABJAD([.$A1228];0;1)" office:value-type="float" office:value="22" calcext:value-type="float">
            <text:p>22</text:p>
          </table:table-cell>
          <table:table-cell table:formula="of:=ABJAD([.$A1228];1;1)" office:value-type="float" office:value="1462" calcext:value-type="float">
            <text:p>1462</text:p>
          </table:table-cell>
          <table:table-cell table:formula="of:=ABJAD([.$A1228];2;1)" office:value-type="float" office:value="1494" calcext:value-type="float">
            <text:p>1494</text:p>
          </table:table-cell>
          <table:table-cell table:formula="of:=ABJAD([.$A1228];3;1)" office:value-type="float" office:value="11026" calcext:value-type="float">
            <text:p>11026</text:p>
          </table:table-cell>
        </table:table-row>
        <table:table-row table:style-name="ro1">
          <table:table-cell office:value-type="string" calcext:value-type="string">
            <text:p>SARGIN</text:p>
          </table:table-cell>
          <table:table-cell table:formula="of:=NUMEROLOG([.$A1229];&quot;modern&quot;;&quot;tam&quot;)" office:value-type="float" office:value="32" calcext:value-type="float">
            <text:p>32</text:p>
          </table:table-cell>
          <table:table-cell table:formula="of:=NUMEROLOG([.$A1229];&quot;TR&quot;;&quot;tam&quot;)" office:value-type="float" office:value="80" calcext:value-type="float">
            <text:p>80</text:p>
          </table:table-cell>
          <table:table-cell table:formula="of:=ABJAD([.$A1229];0;1)" office:value-type="float" office:value="36" calcext:value-type="float">
            <text:p>36</text:p>
          </table:table-cell>
          <table:table-cell table:formula="of:=ABJAD([.$A1229];1;1)" office:value-type="float" office:value="588" calcext:value-type="float">
            <text:p>588</text:p>
          </table:table-cell>
          <table:table-cell table:formula="of:=ABJAD([.$A1229];2;1)" office:value-type="float" office:value="619" calcext:value-type="float">
            <text:p>619</text:p>
          </table:table-cell>
          <table:table-cell table:formula="of:=ABJAD([.$A1229];3;1)" office:value-type="float" office:value="9169" calcext:value-type="float">
            <text:p>9169</text:p>
          </table:table-cell>
        </table:table-row>
        <table:table-row table:style-name="ro1">
          <table:table-cell office:value-type="string" calcext:value-type="string">
            <text:p>SARI</text:p>
          </table:table-cell>
          <table:table-cell table:formula="of:=NUMEROLOG([.$A1230];&quot;modern&quot;;&quot;tam&quot;)" office:value-type="float" office:value="20" calcext:value-type="float">
            <text:p>20</text:p>
          </table:table-cell>
          <table:table-cell table:formula="of:=NUMEROLOG([.$A1230];&quot;TR&quot;;&quot;tam&quot;)" office:value-type="float" office:value="55" calcext:value-type="float">
            <text:p>55</text:p>
          </table:table-cell>
          <table:table-cell table:formula="of:=ABJAD([.$A1230];0;1)" office:value-type="float" office:value="19" calcext:value-type="float">
            <text:p>19</text:p>
          </table:table-cell>
          <table:table-cell table:formula="of:=ABJAD([.$A1230];1;1)" office:value-type="float" office:value="511" calcext:value-type="float">
            <text:p>511</text:p>
          </table:table-cell>
          <table:table-cell table:formula="of:=ABJAD([.$A1230];2;1)" office:value-type="float" office:value="532" calcext:value-type="float">
            <text:p>532</text:p>
          </table:table-cell>
          <table:table-cell table:formula="of:=ABJAD([.$A1230];3;1)" office:value-type="float" office:value="6355" calcext:value-type="float">
            <text:p>6355</text:p>
          </table:table-cell>
        </table:table-row>
        <table:table-row table:style-name="ro1">
          <table:table-cell office:value-type="string" calcext:value-type="string">
            <text:p>SARİ</text:p>
          </table:table-cell>
          <table:table-cell table:formula="of:=NUMEROLOG([.$A1231];&quot;modern&quot;;&quot;tam&quot;)" office:value-type="float" office:value="20" calcext:value-type="float">
            <text:p>20</text:p>
          </table:table-cell>
          <table:table-cell table:formula="of:=NUMEROLOG([.$A1231];&quot;TR&quot;;&quot;tam&quot;)" office:value-type="float" office:value="56" calcext:value-type="float">
            <text:p>56</text:p>
          </table:table-cell>
          <table:table-cell table:formula="of:=ABJAD([.$A1231];0;1)" office:value-type="float" office:value="17" calcext:value-type="float">
            <text:p>17</text:p>
          </table:table-cell>
          <table:table-cell table:formula="of:=ABJAD([.$A1231];1;1)" office:value-type="float" office:value="521" calcext:value-type="float">
            <text:p>521</text:p>
          </table:table-cell>
          <table:table-cell table:formula="of:=ABJAD([.$A1231];2;1)" office:value-type="float" office:value="552" calcext:value-type="float">
            <text:p>552</text:p>
          </table:table-cell>
          <table:table-cell table:formula="of:=ABJAD([.$A1231];3;1)" office:value-type="float" office:value="7405" calcext:value-type="float">
            <text:p>7405</text:p>
          </table:table-cell>
        </table:table-row>
        <table:table-row table:style-name="ro1">
          <table:table-cell office:value-type="string" calcext:value-type="string">
            <text:p>SARICA DAROL</text:p>
          </table:table-cell>
          <table:table-cell table:formula="of:=NUMEROLOG([.$A1232];&quot;modern&quot;;&quot;tam&quot;)" office:value-type="float" office:value="47" calcext:value-type="float">
            <text:p>47</text:p>
          </table:table-cell>
          <table:table-cell table:formula="of:=NUMEROLOG([.$A1232];&quot;TR&quot;;&quot;tam&quot;)" office:value-type="float" office:value="119" calcext:value-type="float">
            <text:p>119</text:p>
          </table:table-cell>
          <table:table-cell table:formula="of:=ABJAD([.$A1232];0;1)" office:value-type="float" office:value="46" calcext:value-type="float">
            <text:p>46</text:p>
          </table:table-cell>
          <table:table-cell table:formula="of:=ABJAD([.$A1232];1;1)" office:value-type="float" office:value="850" calcext:value-type="float">
            <text:p>850</text:p>
          </table:table-cell>
          <table:table-cell table:formula="of:=ABJAD([.$A1232];2;1)" office:value-type="float" office:value="973" calcext:value-type="float">
            <text:p>973</text:p>
          </table:table-cell>
          <table:table-cell table:formula="of:=ABJAD([.$A1232];3;1)" office:value-type="float" office:value="11821" calcext:value-type="float">
            <text:p>11821</text:p>
          </table:table-cell>
        </table:table-row>
        <table:table-row table:style-name="ro1">
          <table:table-cell office:value-type="string" calcext:value-type="string">
            <text:p>SARICANBAZ</text:p>
          </table:table-cell>
          <table:table-cell table:formula="of:=NUMEROLOG([.$A1233];&quot;modern&quot;;&quot;tam&quot;)" office:value-type="float" office:value="40" calcext:value-type="float">
            <text:p>40</text:p>
          </table:table-cell>
          <table:table-cell table:formula="of:=NUMEROLOG([.$A1233];&quot;TR&quot;;&quot;tam&quot;)" office:value-type="float" office:value="108" calcext:value-type="float">
            <text:p>108</text:p>
          </table:table-cell>
          <table:table-cell table:formula="of:=ABJAD([.$A1233];0;1)" office:value-type="float" office:value="40" calcext:value-type="float">
            <text:p>40</text:p>
          </table:table-cell>
          <table:table-cell table:formula="of:=ABJAD([.$A1233];1;1)" office:value-type="float" office:value="1588" calcext:value-type="float">
            <text:p>1588</text:p>
          </table:table-cell>
          <table:table-cell table:formula="of:=ABJAD([.$A1233];2;1)" office:value-type="float" office:value="1631" calcext:value-type="float">
            <text:p>1631</text:p>
          </table:table-cell>
          <table:table-cell table:formula="of:=ABJAD([.$A1233];3;1)" office:value-type="float" office:value="9559" calcext:value-type="float">
            <text:p>9559</text:p>
          </table:table-cell>
        </table:table-row>
        <table:table-row table:style-name="ro1">
          <table:table-cell office:value-type="string" calcext:value-type="string">
            <text:p>SARIÇİÇEK</text:p>
          </table:table-cell>
          <table:table-cell table:formula="of:=NUMEROLOG([.$A1234];&quot;modern&quot;;&quot;tam&quot;)" office:value-type="float" office:value="42" calcext:value-type="float">
            <text:p>42</text:p>
          </table:table-cell>
          <table:table-cell table:formula="of:=NUMEROLOG([.$A1234];&quot;TR&quot;;&quot;tam&quot;)" office:value-type="float" office:value="95" calcext:value-type="float">
            <text:p>95</text:p>
          </table:table-cell>
          <table:table-cell table:formula="of:=ABJAD([.$A1234];0;1)" office:value-type="float" office:value="42" calcext:value-type="float">
            <text:p>42</text:p>
          </table:table-cell>
          <table:table-cell table:formula="of:=ABJAD([.$A1234];1;1)" office:value-type="float" office:value="582" calcext:value-type="float">
            <text:p>582</text:p>
          </table:table-cell>
          <table:table-cell table:formula="of:=ABJAD([.$A1234];2;1)" office:value-type="float" office:value="643" calcext:value-type="float">
            <text:p>643</text:p>
          </table:table-cell>
          <table:table-cell table:formula="of:=ABJAD([.$A1234];3;1)" office:value-type="float" office:value="9658" calcext:value-type="float">
            <text:p>9658</text:p>
          </table:table-cell>
        </table:table-row>
        <table:table-row table:style-name="ro1">
          <table:table-cell office:value-type="string" calcext:value-type="string">
            <text:p>SARIEKİZ</text:p>
          </table:table-cell>
          <table:table-cell table:formula="of:=NUMEROLOG([.$A1235];&quot;modern&quot;;&quot;tam&quot;)" office:value-type="float" office:value="44" calcext:value-type="float">
            <text:p>44</text:p>
          </table:table-cell>
          <table:table-cell table:formula="of:=NUMEROLOG([.$A1235];&quot;TR&quot;;&quot;tam&quot;)" office:value-type="float" office:value="116" calcext:value-type="float">
            <text:p>116</text:p>
          </table:table-cell>
          <table:table-cell table:formula="of:=ABJAD([.$A1235];0;1)" office:value-type="float" office:value="40" calcext:value-type="float">
            <text:p>40</text:p>
          </table:table-cell>
          <table:table-cell table:formula="of:=ABJAD([.$A1235];1;1)" office:value-type="float" office:value="1576" calcext:value-type="float">
            <text:p>1576</text:p>
          </table:table-cell>
          <table:table-cell table:formula="of:=ABJAD([.$A1235];2;1)" office:value-type="float" office:value="1632" calcext:value-type="float">
            <text:p>1632</text:p>
          </table:table-cell>
          <table:table-cell table:formula="of:=ABJAD([.$A1235];3;1)" office:value-type="float" office:value="8344" calcext:value-type="float">
            <text:p>8344</text:p>
          </table:table-cell>
        </table:table-row>
        <table:table-row table:style-name="ro1">
          <table:table-cell office:value-type="string" calcext:value-type="string">
            <text:p>SARIGÜL</text:p>
          </table:table-cell>
          <table:table-cell table:formula="of:=NUMEROLOG([.$A1236];&quot;modern&quot;;&quot;tam&quot;)" office:value-type="float" office:value="33" calcext:value-type="float">
            <text:p>33</text:p>
          </table:table-cell>
          <table:table-cell table:formula="of:=NUMEROLOG([.$A1236];&quot;TR&quot;;&quot;tam&quot;)" office:value-type="float" office:value="104" calcext:value-type="float">
            <text:p>104</text:p>
          </table:table-cell>
          <table:table-cell table:formula="of:=ABJAD([.$A1236];0;1)" office:value-type="float" office:value="32" calcext:value-type="float">
            <text:p>32</text:p>
          </table:table-cell>
          <table:table-cell table:formula="of:=ABJAD([.$A1236];1;1)" office:value-type="float" office:value="1268" calcext:value-type="float">
            <text:p>1268</text:p>
          </table:table-cell>
          <table:table-cell table:formula="of:=ABJAD([.$A1236];2;1)" office:value-type="float" office:value="1999" calcext:value-type="float">
            <text:p>1999</text:p>
          </table:table-cell>
          <table:table-cell table:formula="of:=ABJAD([.$A1236];3;1)" office:value-type="float" office:value="10938" calcext:value-type="float">
            <text:p>10938</text:p>
          </table:table-cell>
        </table:table-row>
        <table:table-row table:style-name="ro1">
          <table:table-cell office:value-type="string" calcext:value-type="string">
            <text:p>SARIKAYA</text:p>
          </table:table-cell>
          <table:table-cell table:formula="of:=NUMEROLOG([.$A1237];&quot;modern&quot;;&quot;tam&quot;)" office:value-type="float" office:value="31" calcext:value-type="float">
            <text:p>31</text:p>
          </table:table-cell>
          <table:table-cell table:formula="of:=NUMEROLOG([.$A1237];&quot;TR&quot;;&quot;tam&quot;)" office:value-type="float" office:value="99" calcext:value-type="float">
            <text:p>99</text:p>
          </table:table-cell>
          <table:table-cell table:formula="of:=ABJAD([.$A1237];0;1)" office:value-type="float" office:value="25" calcext:value-type="float">
            <text:p>25</text:p>
          </table:table-cell>
          <table:table-cell table:formula="of:=ABJAD([.$A1237];1;1)" office:value-type="float" office:value="1453" calcext:value-type="float">
            <text:p>1453</text:p>
          </table:table-cell>
          <table:table-cell table:formula="of:=ABJAD([.$A1237];2;1)" office:value-type="float" office:value="1486" calcext:value-type="float">
            <text:p>1486</text:p>
          </table:table-cell>
          <table:table-cell table:formula="of:=ABJAD([.$A1237];3;1)" office:value-type="float" office:value="11413" calcext:value-type="float">
            <text:p>11413</text:p>
          </table:table-cell>
        </table:table-row>
        <table:table-row table:style-name="ro1">
          <table:table-cell office:value-type="string" calcext:value-type="string">
            <text:p>ŞARLAK</text:p>
          </table:table-cell>
          <table:table-cell table:formula="of:=NUMEROLOG([.$A1238];&quot;modern&quot;;&quot;tam&quot;)" office:value-type="float" office:value="17" calcext:value-type="float">
            <text:p>17</text:p>
          </table:table-cell>
          <table:table-cell table:formula="of:=NUMEROLOG([.$A1238];&quot;TR&quot;;&quot;tam&quot;)" office:value-type="float" office:value="75" calcext:value-type="float">
            <text:p>75</text:p>
          </table:table-cell>
          <table:table-cell table:formula="of:=ABJAD([.$A1238];0;1)" office:value-type="float" office:value="20" calcext:value-type="float">
            <text:p>20</text:p>
          </table:table-cell>
          <table:table-cell table:formula="of:=ABJAD([.$A1238];1;1)" office:value-type="float" office:value="692" calcext:value-type="float">
            <text:p>692</text:p>
          </table:table-cell>
          <table:table-cell table:formula="of:=ABJAD([.$A1238];2;1)" office:value-type="float" office:value="714" calcext:value-type="float">
            <text:p>714</text:p>
          </table:table-cell>
          <table:table-cell table:formula="of:=ABJAD([.$A1238];3;1)"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SARP</text:p>
          </table:table-cell>
          <table:table-cell table:formula="of:=NUMEROLOG([.$A1239];&quot;modern&quot;;&quot;tam&quot;)" office:value-type="float" office:value="18" calcext:value-type="float">
            <text:p>18</text:p>
          </table:table-cell>
          <table:table-cell table:formula="of:=NUMEROLOG([.$A1239];&quot;TR&quot;;&quot;tam&quot;)" office:value-type="float" office:value="64" calcext:value-type="float">
            <text:p>64</text:p>
          </table:table-cell>
          <table:table-cell table:formula="of:=ABJAD([.$A1239];0;1)" office:value-type="float" office:value="13" calcext:value-type="float">
            <text:p>13</text:p>
          </table:table-cell>
          <table:table-cell table:formula="of:=ABJAD([.$A1239];1;1)" office:value-type="float" office:value="601" calcext:value-type="float">
            <text:p>601</text:p>
          </table:table-cell>
          <table:table-cell table:formula="of:=ABJAD([.$A1239];2;1)" office:value-type="float" office:value="617" calcext:value-type="float">
            <text:p>617</text:p>
          </table:table-cell>
          <table:table-cell table:formula="of:=ABJAD([.$A1239];3;1)"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ŞAŞMAZ</text:p>
          </table:table-cell>
          <table:table-cell table:formula="of:=NUMEROLOG([.$A1240];&quot;modern&quot;;&quot;tam&quot;)" office:value-type="float" office:value="16" calcext:value-type="float">
            <text:p>16</text:p>
          </table:table-cell>
          <table:table-cell table:formula="of:=NUMEROLOG([.$A1240];&quot;TR&quot;;&quot;tam&quot;)" office:value-type="float" office:value="93" calcext:value-type="float">
            <text:p>93</text:p>
          </table:table-cell>
          <table:table-cell table:formula="of:=ABJAD([.$A1240];0;1)" office:value-type="float" office:value="14" calcext:value-type="float">
            <text:p>14</text:p>
          </table:table-cell>
          <table:table-cell table:formula="of:=ABJAD([.$A1240];1;1)" office:value-type="float" office:value="1862" calcext:value-type="float">
            <text:p>1862</text:p>
          </table:table-cell>
          <table:table-cell table:formula="of:=ABJAD([.$A1240];2;1)" office:value-type="float" office:value="1884" calcext:value-type="float">
            <text:p>1884</text:p>
          </table:table-cell>
          <table:table-cell table:formula="of:=ABJAD([.$A1240];3;1)" office:value-type="float" office:value="8345" calcext:value-type="float">
            <text:p>8345</text:p>
          </table:table-cell>
        </table:table-row>
        <table:table-row table:style-name="ro1">
          <table:table-cell office:value-type="string" calcext:value-type="string">
            <text:p>ŞATIR ERTEM</text:p>
          </table:table-cell>
          <table:table-cell table:formula="of:=NUMEROLOG([.$A1241];&quot;modern&quot;;&quot;tam&quot;)" office:value-type="float" office:value="47" calcext:value-type="float">
            <text:p>47</text:p>
          </table:table-cell>
          <table:table-cell table:formula="of:=NUMEROLOG([.$A1241];&quot;TR&quot;;&quot;tam&quot;)" office:value-type="float" office:value="153" calcext:value-type="float">
            <text:p>153</text:p>
          </table:table-cell>
          <table:table-cell table:formula="of:=ABJAD([.$A1241];0;1)" office:value-type="float" office:value="57" calcext:value-type="float">
            <text:p>57</text:p>
          </table:table-cell>
          <table:table-cell table:formula="of:=ABJAD([.$A1241];1;1)" office:value-type="float" office:value="1881" calcext:value-type="float">
            <text:p>1881</text:p>
          </table:table-cell>
          <table:table-cell table:formula="of:=ABJAD([.$A1241];2;1)" office:value-type="float" office:value="1932" calcext:value-type="float">
            <text:p>1932</text:p>
          </table:table-cell>
          <table:table-cell table:formula="of:=ABJAD([.$A1241];3;1)" office:value-type="float" office:value="16975" calcext:value-type="float">
            <text:p>16975</text:p>
          </table:table-cell>
        </table:table-row>
        <table:table-row table:style-name="ro1">
          <table:table-cell office:value-type="string" calcext:value-type="string">
            <text:p>ŞATIROĞLU</text:p>
          </table:table-cell>
          <table:table-cell table:formula="of:=NUMEROLOG([.$A1242];&quot;modern&quot;;&quot;tam&quot;)" office:value-type="float" office:value="41" calcext:value-type="float">
            <text:p>41</text:p>
          </table:table-cell>
          <table:table-cell table:formula="of:=NUMEROLOG([.$A1242];&quot;TR&quot;;&quot;tam&quot;)" office:value-type="float" office:value="147" calcext:value-type="float">
            <text:p>147</text:p>
          </table:table-cell>
          <table:table-cell table:formula="of:=ABJAD([.$A1242];0;1)" office:value-type="float" office:value="49" calcext:value-type="float">
            <text:p>49</text:p>
          </table:table-cell>
          <table:table-cell table:formula="of:=ABJAD([.$A1242];1;1)" office:value-type="float" office:value="1849" calcext:value-type="float">
            <text:p>1849</text:p>
          </table:table-cell>
          <table:table-cell table:formula="of:=ABJAD([.$A1242];2;1)" office:value-type="float" office:value="5165" calcext:value-type="float">
            <text:p>5165</text:p>
          </table:table-cell>
          <table:table-cell table:formula="of:=ABJAD([.$A1242];3;1)" office:value-type="float" office:value="14824" calcext:value-type="float">
            <text:p>14824</text:p>
          </table:table-cell>
        </table:table-row>
        <table:table-row table:style-name="ro1">
          <table:table-cell office:value-type="string" calcext:value-type="string">
            <text:p>SAVAŞ</text:p>
          </table:table-cell>
          <table:table-cell table:formula="of:=NUMEROLOG([.$A1243];&quot;modern&quot;;&quot;tam&quot;)" office:value-type="float" office:value="8" calcext:value-type="float">
            <text:p>8</text:p>
          </table:table-cell>
          <table:table-cell table:formula="of:=NUMEROLOG([.$A1243];&quot;TR&quot;;&quot;tam&quot;)" office:value-type="float" office:value="74" calcext:value-type="float">
            <text:p>74</text:p>
          </table:table-cell>
          <table:table-cell table:formula="of:=ABJAD([.$A1243];0;1)" office:value-type="float" office:value="14" calcext:value-type="float">
            <text:p>14</text:p>
          </table:table-cell>
          <table:table-cell table:formula="of:=ABJAD([.$A1243];1;1)" office:value-type="float" office:value="1502" calcext:value-type="float">
            <text:p>1502</text:p>
          </table:table-cell>
          <table:table-cell table:formula="of:=ABJAD([.$A1243];2;1)" office:value-type="float" office:value="1519" calcext:value-type="float">
            <text:p>1519</text:p>
          </table:table-cell>
          <table:table-cell table:formula="of:=ABJAD([.$A1243];3;1)" office:value-type="float" office:value="11106" calcext:value-type="float">
            <text:p>11106</text:p>
          </table:table-cell>
        </table:table-row>
        <table:table-row table:style-name="ro1">
          <table:table-cell office:value-type="string" calcext:value-type="string">
            <text:p>SAVĞA</text:p>
          </table:table-cell>
          <table:table-cell table:formula="of:=NUMEROLOG([.$A1244];&quot;modern&quot;;&quot;tam&quot;)" office:value-type="float" office:value="14" calcext:value-type="float">
            <text:p>14</text:p>
          </table:table-cell>
          <table:table-cell table:formula="of:=NUMEROLOG([.$A1244];&quot;TR&quot;;&quot;tam&quot;)" office:value-type="float" office:value="60" calcext:value-type="float">
            <text:p>60</text:p>
          </table:table-cell>
          <table:table-cell table:formula="of:=ABJAD([.$A1244];0;1)" office:value-type="float" office:value="18" calcext:value-type="float">
            <text:p>18</text:p>
          </table:table-cell>
          <table:table-cell table:formula="of:=ABJAD([.$A1244];1;1)" office:value-type="float" office:value="1110" calcext:value-type="float">
            <text:p>1110</text:p>
          </table:table-cell>
          <table:table-cell table:formula="of:=ABJAD([.$A1244];2;1)" office:value-type="float" office:value="3727" calcext:value-type="float">
            <text:p>3727</text:p>
          </table:table-cell>
          <table:table-cell table:formula="of:=ABJAD([.$A1244];3;1)" office:value-type="float" office:value="9077" calcext:value-type="float">
            <text:p>9077</text:p>
          </table:table-cell>
        </table:table-row>
        <table:table-row table:style-name="ro1">
          <table:table-cell office:value-type="string" calcext:value-type="string">
            <text:p>SAVRAN</text:p>
          </table:table-cell>
          <table:table-cell table:formula="of:=NUMEROLOG([.$A1245];&quot;modern&quot;;&quot;tam&quot;)" office:value-type="float" office:value="21" calcext:value-type="float">
            <text:p>21</text:p>
          </table:table-cell>
          <table:table-cell table:formula="of:=NUMEROLOG([.$A1245];&quot;TR&quot;;&quot;tam&quot;)" office:value-type="float" office:value="89" calcext:value-type="float">
            <text:p>89</text:p>
          </table:table-cell>
          <table:table-cell table:formula="of:=ABJAD([.$A1245];0;1)" office:value-type="float" office:value="28" calcext:value-type="float">
            <text:p>28</text:p>
          </table:table-cell>
          <table:table-cell table:formula="of:=ABJAD([.$A1245];1;1)" office:value-type="float" office:value="1372" calcext:value-type="float">
            <text:p>1372</text:p>
          </table:table-cell>
          <table:table-cell table:formula="of:=ABJAD([.$A1245];2;1)" office:value-type="float" office:value="1394" calcext:value-type="float">
            <text:p>1394</text:p>
          </table:table-cell>
          <table:table-cell table:formula="of:=ABJAD([.$A1245];3;1)" office:value-type="float" office:value="12277" calcext:value-type="float">
            <text:p>12277</text:p>
          </table:table-cell>
        </table:table-row>
        <table:table-row table:style-name="ro1">
          <table:table-cell office:value-type="string" calcext:value-type="string">
            <text:p>SAYGIN</text:p>
          </table:table-cell>
          <table:table-cell table:formula="of:=NUMEROLOG([.$A1246];&quot;modern&quot;;&quot;tam&quot;)" office:value-type="float" office:value="30" calcext:value-type="float">
            <text:p>30</text:p>
          </table:table-cell>
          <table:table-cell table:formula="of:=NUMEROLOG([.$A1246];&quot;TR&quot;;&quot;tam&quot;)" office:value-type="float" office:value="87" calcext:value-type="float">
            <text:p>87</text:p>
          </table:table-cell>
          <table:table-cell table:formula="of:=ABJAD([.$A1246];0;1)" office:value-type="float" office:value="28" calcext:value-type="float">
            <text:p>28</text:p>
          </table:table-cell>
          <table:table-cell table:formula="of:=ABJAD([.$A1246];1;1)" office:value-type="float" office:value="1288" calcext:value-type="float">
            <text:p>1288</text:p>
          </table:table-cell>
          <table:table-cell table:formula="of:=ABJAD([.$A1246];2;1)" office:value-type="float" office:value="1319" calcext:value-type="float">
            <text:p>1319</text:p>
          </table:table-cell>
          <table:table-cell table:formula="of:=ABJAD([.$A1246];3;1)" office:value-type="float" office:value="10813" calcext:value-type="float">
            <text:p>10813</text:p>
          </table:table-cell>
        </table:table-row>
        <table:table-row table:style-name="ro1">
          <table:table-cell office:value-type="string" calcext:value-type="string">
            <text:p>SAYIN</text:p>
          </table:table-cell>
          <table:table-cell table:formula="of:=NUMEROLOG([.$A1247];&quot;modern&quot;;&quot;tam&quot;)" office:value-type="float" office:value="23" calcext:value-type="float">
            <text:p>23</text:p>
          </table:table-cell>
          <table:table-cell table:formula="of:=NUMEROLOG([.$A1247];&quot;TR&quot;;&quot;tam&quot;)" office:value-type="float" office:value="79" calcext:value-type="float">
            <text:p>79</text:p>
          </table:table-cell>
          <table:table-cell table:formula="of:=ABJAD([.$A1247];0;1)" office:value-type="float" office:value="21" calcext:value-type="float">
            <text:p>21</text:p>
          </table:table-cell>
          <table:table-cell table:formula="of:=ABJAD([.$A1247];1;1)" office:value-type="float" office:value="1281" calcext:value-type="float">
            <text:p>1281</text:p>
          </table:table-cell>
          <table:table-cell table:formula="of:=ABJAD([.$A1247];2;1)" office:value-type="float" office:value="1307" calcext:value-type="float">
            <text:p>1307</text:p>
          </table:table-cell>
          <table:table-cell table:formula="of:=ABJAD([.$A1247];3;1)" office:value-type="float" office:value="9884" calcext:value-type="float">
            <text:p>9884</text:p>
          </table:table-cell>
        </table:table-row>
        <table:table-row table:style-name="ro1">
          <table:table-cell office:value-type="string" calcext:value-type="string">
            <text:p>SAYİNER</text:p>
          </table:table-cell>
          <table:table-cell table:formula="of:=NUMEROLOG([.$A1248];&quot;modern&quot;;&quot;tam&quot;)" office:value-type="float" office:value="37" calcext:value-type="float">
            <text:p>37</text:p>
          </table:table-cell>
          <table:table-cell table:formula="of:=NUMEROLOG([.$A1248];&quot;TR&quot;;&quot;tam&quot;)" office:value-type="float" office:value="107" calcext:value-type="float">
            <text:p>107</text:p>
          </table:table-cell>
          <table:table-cell table:formula="of:=ABJAD([.$A1248];0;1)" office:value-type="float" office:value="32" calcext:value-type="float">
            <text:p>32</text:p>
          </table:table-cell>
          <table:table-cell table:formula="of:=ABJAD([.$A1248];1;1)" office:value-type="float" office:value="1496" calcext:value-type="float">
            <text:p>1496</text:p>
          </table:table-cell>
          <table:table-cell table:formula="of:=ABJAD([.$A1248];2;1)" office:value-type="float" office:value="1542" calcext:value-type="float">
            <text:p>1542</text:p>
          </table:table-cell>
          <table:table-cell table:formula="of:=ABJAD([.$A1248];3;1)" office:value-type="float" office:value="14021" calcext:value-type="float">
            <text:p>14021</text:p>
          </table:table-cell>
        </table:table-row>
        <table:table-row table:style-name="ro1">
          <table:table-cell office:value-type="string" calcext:value-type="string">
            <text:p>SAYYİĞİT</text:p>
          </table:table-cell>
          <table:table-cell table:formula="of:=NUMEROLOG([.$A1249];&quot;modern&quot;;&quot;tam&quot;)" office:value-type="float" office:value="43" calcext:value-type="float">
            <text:p>43</text:p>
          </table:table-cell>
          <table:table-cell table:formula="of:=NUMEROLOG([.$A1249];&quot;TR&quot;;&quot;tam&quot;)" office:value-type="float" office:value="136" calcext:value-type="float">
            <text:p>136</text:p>
          </table:table-cell>
          <table:table-cell table:formula="of:=ABJAD([.$A1249];0;1)" office:value-type="float" office:value="33" calcext:value-type="float">
            <text:p>33</text:p>
          </table:table-cell>
          <table:table-cell table:formula="of:=ABJAD([.$A1249];1;1)" office:value-type="float" office:value="2649" calcext:value-type="float">
            <text:p>2649</text:p>
          </table:table-cell>
          <table:table-cell table:formula="of:=ABJAD([.$A1249];2;1)" office:value-type="float" office:value="5315" calcext:value-type="float">
            <text:p>5315</text:p>
          </table:table-cell>
          <table:table-cell table:formula="of:=ABJAD([.$A1249];3;1)" office:value-type="float" office:value="18945" calcext:value-type="float">
            <text:p>18945</text:p>
          </table:table-cell>
        </table:table-row>
        <table:table-row table:style-name="ro1">
          <table:table-cell office:value-type="string" calcext:value-type="string">
            <text:p>SEÇİR</text:p>
          </table:table-cell>
          <table:table-cell table:formula="of:=NUMEROLOG([.$A1250];&quot;modern&quot;;&quot;tam&quot;)" office:value-type="float" office:value="27" calcext:value-type="float">
            <text:p>27</text:p>
          </table:table-cell>
          <table:table-cell table:formula="of:=NUMEROLOG([.$A1250];&quot;TR&quot;;&quot;tam&quot;)" office:value-type="float" office:value="65" calcext:value-type="float">
            <text:p>65</text:p>
          </table:table-cell>
          <table:table-cell table:formula="of:=ABJAD([.$A1250];0;1)" office:value-type="float" office:value="24" calcext:value-type="float">
            <text:p>24</text:p>
          </table:table-cell>
          <table:table-cell table:formula="of:=ABJAD([.$A1250];1;1)" office:value-type="float" office:value="528" calcext:value-type="float">
            <text:p>528</text:p>
          </table:table-cell>
          <table:table-cell table:formula="of:=ABJAD([.$A1250];2;1)" office:value-type="float" office:value="568" calcext:value-type="float">
            <text:p>568</text:p>
          </table:table-cell>
          <table:table-cell table:formula="of:=ABJAD([.$A1250];3;1)" office:value-type="float" office:value="8293" calcext:value-type="float">
            <text:p>8293</text:p>
          </table:table-cell>
        </table:table-row>
        <table:table-row table:style-name="ro1">
          <table:table-cell office:value-type="string" calcext:value-type="string">
            <text:p>SEÇKİN</text:p>
          </table:table-cell>
          <table:table-cell table:formula="of:=NUMEROLOG([.$A1251];&quot;modern&quot;;&quot;tam&quot;)" office:value-type="float" office:value="25" calcext:value-type="float">
            <text:p>25</text:p>
          </table:table-cell>
          <table:table-cell table:formula="of:=NUMEROLOG([.$A1251];&quot;TR&quot;;&quot;tam&quot;)" office:value-type="float" office:value="75" calcext:value-type="float">
            <text:p>75</text:p>
          </table:table-cell>
          <table:table-cell table:formula="of:=ABJAD([.$A1251];0;1)" office:value-type="float" office:value="30" calcext:value-type="float">
            <text:p>30</text:p>
          </table:table-cell>
          <table:table-cell table:formula="of:=ABJAD([.$A1251];1;1)" office:value-type="float" office:value="438" calcext:value-type="float">
            <text:p>438</text:p>
          </table:table-cell>
          <table:table-cell table:formula="of:=ABJAD([.$A1251];2;1)" office:value-type="float" office:value="483" calcext:value-type="float">
            <text:p>483</text:p>
          </table:table-cell>
          <table:table-cell table:formula="of:=ABJAD([.$A1251];3;1)" office:value-type="float" office:value="7788" calcext:value-type="float">
            <text:p>7788</text:p>
          </table:table-cell>
        </table:table-row>
        <table:table-row table:style-name="ro1">
          <table:table-cell office:value-type="string" calcext:value-type="string">
            <text:p>SEĞMEN</text:p>
          </table:table-cell>
          <table:table-cell table:formula="of:=NUMEROLOG([.$A1252];&quot;modern&quot;;&quot;tam&quot;)" office:value-type="float" office:value="27" calcext:value-type="float">
            <text:p>27</text:p>
          </table:table-cell>
          <table:table-cell table:formula="of:=NUMEROLOG([.$A1252];&quot;TR&quot;;&quot;tam&quot;)" office:value-type="float" office:value="76" calcext:value-type="float">
            <text:p>76</text:p>
          </table:table-cell>
          <table:table-cell table:formula="of:=ABJAD([.$A1252];0;1)" office:value-type="float" office:value="28" calcext:value-type="float">
            <text:p>28</text:p>
          </table:table-cell>
          <table:table-cell table:formula="of:=ABJAD([.$A1252];1;1)" office:value-type="float" office:value="448" calcext:value-type="float">
            <text:p>448</text:p>
          </table:table-cell>
          <table:table-cell table:formula="of:=ABJAD([.$A1252];2;1)" office:value-type="float" office:value="3078" calcext:value-type="float">
            <text:p>3078</text:p>
          </table:table-cell>
          <table:table-cell table:formula="of:=ABJAD([.$A1252];3;1)" office:value-type="float" office:value="8388" calcext:value-type="float">
            <text:p>8388</text:p>
          </table:table-cell>
        </table:table-row>
        <table:table-row table:style-name="ro1">
          <table:table-cell office:value-type="string" calcext:value-type="string">
            <text:p>ŞEKERLER</text:p>
          </table:table-cell>
          <table:table-cell table:formula="of:=NUMEROLOG([.$A1253];&quot;modern&quot;;&quot;tam&quot;)" office:value-type="float" office:value="39" calcext:value-type="float">
            <text:p>39</text:p>
          </table:table-cell>
          <table:table-cell table:formula="of:=NUMEROLOG([.$A1253];&quot;TR&quot;;&quot;tam&quot;)" office:value-type="float" office:value="112" calcext:value-type="float">
            <text:p>112</text:p>
          </table:table-cell>
          <table:table-cell table:formula="of:=ABJAD([.$A1253];0;1)" office:value-type="float" office:value="41" calcext:value-type="float">
            <text:p>41</text:p>
          </table:table-cell>
          <table:table-cell table:formula="of:=ABJAD([.$A1253];1;1)" office:value-type="float" office:value="905" calcext:value-type="float">
            <text:p>905</text:p>
          </table:table-cell>
          <table:table-cell table:formula="of:=ABJAD([.$A1253];2;1)" office:value-type="float" office:value="945" calcext:value-type="float">
            <text:p>945</text:p>
          </table:table-cell>
          <table:table-cell table:formula="of:=ABJAD([.$A1253];3;1)" office:value-type="float" office:value="10390" calcext:value-type="float">
            <text:p>10390</text:p>
          </table:table-cell>
        </table:table-row>
        <table:table-row table:style-name="ro1">
          <table:table-cell office:value-type="string" calcext:value-type="string">
            <text:p>SEKİN</text:p>
          </table:table-cell>
          <table:table-cell table:formula="of:=NUMEROLOG([.$A1254];&quot;modern&quot;;&quot;tam&quot;)" office:value-type="float" office:value="22" calcext:value-type="float">
            <text:p>22</text:p>
          </table:table-cell>
          <table:table-cell table:formula="of:=NUMEROLOG([.$A1254];&quot;TR&quot;;&quot;tam&quot;)" office:value-type="float" office:value="71" calcext:value-type="float">
            <text:p>71</text:p>
          </table:table-cell>
          <table:table-cell table:formula="of:=ABJAD([.$A1254];0;1)" office:value-type="float" office:value="27" calcext:value-type="float">
            <text:p>27</text:p>
          </table:table-cell>
          <table:table-cell table:formula="of:=ABJAD([.$A1254];1;1)" office:value-type="float" office:value="435" calcext:value-type="float">
            <text:p>435</text:p>
          </table:table-cell>
          <table:table-cell table:formula="of:=ABJAD([.$A1254];2;1)" office:value-type="float" office:value="475" calcext:value-type="float">
            <text:p>475</text:p>
          </table:table-cell>
          <table:table-cell table:formula="of:=ABJAD([.$A1254];3;1)"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SELÇUK</text:p>
          </table:table-cell>
          <table:table-cell table:formula="of:=NUMEROLOG([.$A1255];&quot;modern&quot;;&quot;tam&quot;)" office:value-type="float" office:value="17" calcext:value-type="float">
            <text:p>17</text:p>
          </table:table-cell>
          <table:table-cell table:formula="of:=NUMEROLOG([.$A1255];&quot;TR&quot;;&quot;tam&quot;)" office:value-type="float" office:value="86" calcext:value-type="float">
            <text:p>86</text:p>
          </table:table-cell>
          <table:table-cell table:formula="of:=ABJAD([.$A1255];0;1)" office:value-type="float" office:value="14" calcext:value-type="float">
            <text:p>14</text:p>
          </table:table-cell>
          <table:table-cell table:formula="of:=ABJAD([.$A1255];1;1)" office:value-type="float" office:value="998" calcext:value-type="float">
            <text:p>998</text:p>
          </table:table-cell>
          <table:table-cell table:formula="of:=ABJAD([.$A1255];2;1)" office:value-type="float" office:value="1623" calcext:value-type="float">
            <text:p>1623</text:p>
          </table:table-cell>
          <table:table-cell table:formula="of:=ABJAD([.$A1255];3;1)" office:value-type="float" office:value="7989" calcext:value-type="float">
            <text:p>7989</text:p>
          </table:table-cell>
        </table:table-row>
        <table:table-row table:style-name="ro1">
          <table:table-cell office:value-type="string" calcext:value-type="string">
            <text:p>SELİM</text:p>
          </table:table-cell>
          <table:table-cell table:formula="of:=NUMEROLOG([.$A1256];&quot;modern&quot;;&quot;tam&quot;)" office:value-type="float" office:value="22" calcext:value-type="float">
            <text:p>22</text:p>
          </table:table-cell>
          <table:table-cell table:formula="of:=NUMEROLOG([.$A1256];&quot;TR&quot;;&quot;tam&quot;)" office:value-type="float" office:value="71" calcext:value-type="float">
            <text:p>71</text:p>
          </table:table-cell>
          <table:table-cell table:formula="of:=ABJAD([.$A1256];0;1)" office:value-type="float" office:value="15" calcext:value-type="float">
            <text:p>15</text:p>
          </table:table-cell>
          <table:table-cell table:formula="of:=ABJAD([.$A1256];1;1)" office:value-type="float" office:value="435" calcext:value-type="float">
            <text:p>435</text:p>
          </table:table-cell>
          <table:table-cell table:formula="of:=ABJAD([.$A1256];2;1)" office:value-type="float" office:value="475" calcext:value-type="float">
            <text:p>475</text:p>
          </table:table-cell>
          <table:table-cell table:formula="of:=ABJAD([.$A1256];3;1)" office:value-type="float" office:value="6056" calcext:value-type="float">
            <text:p>6056</text:p>
          </table:table-cell>
        </table:table-row>
        <table:table-row table:style-name="ro1">
          <table:table-cell office:value-type="string" calcext:value-type="string">
            <text:p>ŞELİMAN</text:p>
          </table:table-cell>
          <table:table-cell table:formula="of:=NUMEROLOG([.$A1257];&quot;modern&quot;;&quot;tam&quot;)" office:value-type="float" office:value="28" calcext:value-type="float">
            <text:p>28</text:p>
          </table:table-cell>
          <table:table-cell table:formula="of:=NUMEROLOG([.$A1257];&quot;TR&quot;;&quot;tam&quot;)" office:value-type="float" office:value="90" calcext:value-type="float">
            <text:p>90</text:p>
          </table:table-cell>
          <table:table-cell table:formula="of:=ABJAD([.$A1257];0;1)" office:value-type="float" office:value="30" calcext:value-type="float">
            <text:p>30</text:p>
          </table:table-cell>
          <table:table-cell table:formula="of:=ABJAD([.$A1257];1;1)" office:value-type="float" office:value="606" calcext:value-type="float">
            <text:p>606</text:p>
          </table:table-cell>
          <table:table-cell table:formula="of:=ABJAD([.$A1257];2;1)" office:value-type="float" office:value="652" calcext:value-type="float">
            <text:p>652</text:p>
          </table:table-cell>
          <table:table-cell table:formula="of:=ABJAD([.$A1257];3;1)" office:value-type="float" office:value="8254" calcext:value-type="float">
            <text:p>8254</text:p>
          </table:table-cell>
        </table:table-row>
        <table:table-row table:style-name="ro1">
          <table:table-cell office:value-type="string" calcext:value-type="string">
            <text:p>SELVAN</text:p>
          </table:table-cell>
          <table:table-cell table:formula="of:=NUMEROLOG([.$A1258];&quot;modern&quot;;&quot;tam&quot;)" office:value-type="float" office:value="19" calcext:value-type="float">
            <text:p>19</text:p>
          </table:table-cell>
          <table:table-cell table:formula="of:=NUMEROLOG([.$A1258];&quot;TR&quot;;&quot;tam&quot;)" office:value-type="float" office:value="88" calcext:value-type="float">
            <text:p>88</text:p>
          </table:table-cell>
          <table:table-cell table:formula="of:=ABJAD([.$A1258];0;1)" office:value-type="float" office:value="26" calcext:value-type="float">
            <text:p>26</text:p>
          </table:table-cell>
          <table:table-cell table:formula="of:=ABJAD([.$A1258];1;1)" office:value-type="float" office:value="1226" calcext:value-type="float">
            <text:p>1226</text:p>
          </table:table-cell>
          <table:table-cell table:formula="of:=ABJAD([.$A1258];2;1)" office:value-type="float" office:value="1252" calcext:value-type="float">
            <text:p>1252</text:p>
          </table:table-cell>
          <table:table-cell table:formula="of:=ABJAD([.$A1258];3;1)" office:value-type="float" office:value="9907" calcext:value-type="float">
            <text:p>9907</text:p>
          </table:table-cell>
        </table:table-row>
        <table:table-row table:style-name="ro1">
          <table:table-cell office:value-type="string" calcext:value-type="string">
            <text:p>SELVİ</text:p>
          </table:table-cell>
          <table:table-cell table:formula="of:=NUMEROLOG([.$A1259];&quot;modern&quot;;&quot;tam&quot;)" office:value-type="float" office:value="22" calcext:value-type="float">
            <text:p>22</text:p>
          </table:table-cell>
          <table:table-cell table:formula="of:=NUMEROLOG([.$A1259];&quot;TR&quot;;&quot;tam&quot;)" office:value-type="float" office:value="82" calcext:value-type="float">
            <text:p>82</text:p>
          </table:table-cell>
          <table:table-cell table:formula="of:=ABJAD([.$A1259];0;1)" office:value-type="float" office:value="23" calcext:value-type="float">
            <text:p>23</text:p>
          </table:table-cell>
          <table:table-cell table:formula="of:=ABJAD([.$A1259];1;1)" office:value-type="float" office:value="1175" calcext:value-type="float">
            <text:p>1175</text:p>
          </table:table-cell>
          <table:table-cell table:formula="of:=ABJAD([.$A1259];2;1)" office:value-type="float" office:value="1215" calcext:value-type="float">
            <text:p>1215</text:p>
          </table:table-cell>
          <table:table-cell table:formula="of:=ABJAD([.$A1259];3;1)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ELVİOĞLU</text:p>
          </table:table-cell>
          <table:table-cell table:formula="of:=NUMEROLOG([.$A1260];&quot;modern&quot;;&quot;tam&quot;)" office:value-type="float" office:value="41" calcext:value-type="float">
            <text:p>41</text:p>
          </table:table-cell>
          <table:table-cell table:formula="of:=NUMEROLOG([.$A1260];&quot;TR&quot;;&quot;tam&quot;)" office:value-type="float" office:value="149" calcext:value-type="float">
            <text:p>149</text:p>
          </table:table-cell>
          <table:table-cell table:formula="of:=ABJAD([.$A1260];0;1)" office:value-type="float" office:value="41" calcext:value-type="float">
            <text:p>41</text:p>
          </table:table-cell>
          <table:table-cell table:formula="of:=ABJAD([.$A1260];1;1)" office:value-type="float" office:value="1913" calcext:value-type="float">
            <text:p>1913</text:p>
          </table:table-cell>
          <table:table-cell table:formula="of:=ABJAD([.$A1260];2;1)" office:value-type="float" office:value="5243" calcext:value-type="float">
            <text:p>5243</text:p>
          </table:table-cell>
          <table:table-cell table:formula="of:=ABJAD([.$A1260];3;1)" office:value-type="float" office:value="14371" calcext:value-type="float">
            <text:p>14371</text:p>
          </table:table-cell>
        </table:table-row>
        <table:table-row table:style-name="ro1">
          <table:table-cell office:value-type="string" calcext:value-type="string">
            <text:p>SEMERCİ</text:p>
          </table:table-cell>
          <table:table-cell table:formula="of:=NUMEROLOG([.$A1261];&quot;modern&quot;;&quot;tam&quot;)" office:value-type="float" office:value="36" calcext:value-type="float">
            <text:p>36</text:p>
          </table:table-cell>
          <table:table-cell table:formula="of:=NUMEROLOG([.$A1261];&quot;TR&quot;;&quot;tam&quot;)" office:value-type="float" office:value="86" calcext:value-type="float">
            <text:p>86</text:p>
          </table:table-cell>
          <table:table-cell table:formula="of:=ABJAD([.$A1261];0;1)" office:value-type="float" office:value="29" calcext:value-type="float">
            <text:p>29</text:p>
          </table:table-cell>
          <table:table-cell table:formula="of:=ABJAD([.$A1261];1;1)" office:value-type="float" office:value="593" calcext:value-type="float">
            <text:p>593</text:p>
          </table:table-cell>
          <table:table-cell table:formula="of:=ABJAD([.$A1261];2;1)" office:value-type="float" office:value="643" calcext:value-type="float">
            <text:p>643</text:p>
          </table:table-cell>
          <table:table-cell table:formula="of:=ABJAD([.$A1261];3;1)" office:value-type="float" office:value="9721" calcext:value-type="float">
            <text:p>9721</text:p>
          </table:table-cell>
        </table:table-row>
        <table:table-row table:style-name="ro1">
          <table:table-cell office:value-type="string" calcext:value-type="string">
            <text:p>ŞEN</text:p>
          </table:table-cell>
          <table:table-cell table:formula="of:=NUMEROLOG([.$A1262];&quot;modern&quot;;&quot;tam&quot;)" office:value-type="float" office:value="11" calcext:value-type="float">
            <text:p>11</text:p>
          </table:table-cell>
          <table:table-cell table:formula="of:=NUMEROLOG([.$A1262];&quot;TR&quot;;&quot;tam&quot;)" office:value-type="float" office:value="46" calcext:value-type="float">
            <text:p>46</text:p>
          </table:table-cell>
          <table:table-cell table:formula="of:=ABJAD([.$A1262];0;1)" office:value-type="float" office:value="19" calcext:value-type="float">
            <text:p>19</text:p>
          </table:table-cell>
          <table:table-cell table:formula="of:=ABJAD([.$A1262];1;1)" office:value-type="float" office:value="475" calcext:value-type="float">
            <text:p>475</text:p>
          </table:table-cell>
          <table:table-cell table:formula="of:=ABJAD([.$A1262];2;1)" office:value-type="float" office:value="490" calcext:value-type="float">
            <text:p>490</text:p>
          </table:table-cell>
          <table:table-cell table:formula="of:=ABJAD([.$A1262];3;1)" office:value-type="float" office:value="5686" calcext:value-type="float">
            <text:p>5686</text:p>
          </table:table-cell>
        </table:table-row>
        <table:table-row table:style-name="ro1">
          <table:table-cell office:value-type="string" calcext:value-type="string">
            <text:p>ŞEN</text:p>
          </table:table-cell>
          <table:table-cell table:formula="of:=NUMEROLOG([.$A1263];&quot;modern&quot;;&quot;tam&quot;)" office:value-type="float" office:value="11" calcext:value-type="float">
            <text:p>11</text:p>
          </table:table-cell>
          <table:table-cell table:formula="of:=NUMEROLOG([.$A1263];&quot;TR&quot;;&quot;tam&quot;)" office:value-type="float" office:value="46" calcext:value-type="float">
            <text:p>46</text:p>
          </table:table-cell>
          <table:table-cell table:formula="of:=ABJAD([.$A1263];0;1)" office:value-type="float" office:value="19" calcext:value-type="float">
            <text:p>19</text:p>
          </table:table-cell>
          <table:table-cell table:formula="of:=ABJAD([.$A1263];1;1)" office:value-type="float" office:value="475" calcext:value-type="float">
            <text:p>475</text:p>
          </table:table-cell>
          <table:table-cell table:formula="of:=ABJAD([.$A1263];2;1)" office:value-type="float" office:value="490" calcext:value-type="float">
            <text:p>490</text:p>
          </table:table-cell>
          <table:table-cell table:formula="of:=ABJAD([.$A1263];3;1)" office:value-type="float" office:value="5686" calcext:value-type="float">
            <text:p>5686</text:p>
          </table:table-cell>
        </table:table-row>
        <table:table-row table:style-name="ro1">
          <table:table-cell office:value-type="string" calcext:value-type="string">
            <text:p>ŞEN GÖKÇEİMAM</text:p>
          </table:table-cell>
          <table:table-cell table:formula="of:=NUMEROLOG([.$A1264];&quot;modern&quot;;&quot;tam&quot;)" office:value-type="float" office:value="52" calcext:value-type="float">
            <text:p>52</text:p>
          </table:table-cell>
          <table:table-cell table:formula="of:=NUMEROLOG([.$A1264];&quot;TR&quot;;&quot;tam&quot;)" office:value-type="float" office:value="142" calcext:value-type="float">
            <text:p>142</text:p>
          </table:table-cell>
          <table:table-cell table:formula="of:=ABJAD([.$A1264];0;1)" office:value-type="float" office:value="53" calcext:value-type="float">
            <text:p>53</text:p>
          </table:table-cell>
          <table:table-cell table:formula="of:=ABJAD([.$A1264];1;1)" office:value-type="float" office:value="761" calcext:value-type="float">
            <text:p>761</text:p>
          </table:table-cell>
          <table:table-cell table:formula="of:=ABJAD([.$A1264];2;1)" office:value-type="float" office:value="917" calcext:value-type="float">
            <text:p>917</text:p>
          </table:table-cell>
          <table:table-cell table:formula="of:=ABJAD([.$A1264];3;1)" office:value-type="float" office:value="11974" calcext:value-type="float">
            <text:p>11974</text:p>
          </table:table-cell>
        </table:table-row>
        <table:table-row table:style-name="ro1">
          <table:table-cell office:value-type="string" calcext:value-type="string">
            <text:p>ŞEN TANRIKULU</text:p>
          </table:table-cell>
          <table:table-cell table:formula="of:=NUMEROLOG([.$A1265];&quot;modern&quot;;&quot;tam&quot;)" office:value-type="float" office:value="48" calcext:value-type="float">
            <text:p>48</text:p>
          </table:table-cell>
          <table:table-cell table:formula="of:=NUMEROLOG([.$A1265];&quot;TR&quot;;&quot;tam&quot;)" office:value-type="float" office:value="199" calcext:value-type="float">
            <text:p>199</text:p>
          </table:table-cell>
          <table:table-cell table:formula="of:=ABJAD([.$A1265];0;1)" office:value-type="float" office:value="62" calcext:value-type="float">
            <text:p>62</text:p>
          </table:table-cell>
          <table:table-cell table:formula="of:=ABJAD([.$A1265];1;1)" office:value-type="float" office:value="2546" calcext:value-type="float">
            <text:p>2546</text:p>
          </table:table-cell>
          <table:table-cell table:formula="of:=ABJAD([.$A1265];2;1)" office:value-type="float" office:value="3797" calcext:value-type="float">
            <text:p>3797</text:p>
          </table:table-cell>
          <table:table-cell table:formula="of:=ABJAD([.$A1265];3;1)" office:value-type="float" office:value="20367" calcext:value-type="float">
            <text:p>20367</text:p>
          </table:table-cell>
        </table:table-row>
        <table:table-row table:style-name="ro1">
          <table:table-cell office:value-type="string" calcext:value-type="string">
            <text:p>ŞENCAN</text:p>
          </table:table-cell>
          <table:table-cell table:formula="of:=NUMEROLOG([.$A1266];&quot;modern&quot;;&quot;tam&quot;)" office:value-type="float" office:value="20" calcext:value-type="float">
            <text:p>20</text:p>
          </table:table-cell>
          <table:table-cell table:formula="of:=NUMEROLOG([.$A1266];&quot;TR&quot;;&quot;tam&quot;)" office:value-type="float" office:value="67" calcext:value-type="float">
            <text:p>67</text:p>
          </table:table-cell>
          <table:table-cell table:formula="of:=ABJAD([.$A1266];0;1)" office:value-type="float" office:value="33" calcext:value-type="float">
            <text:p>33</text:p>
          </table:table-cell>
          <table:table-cell table:formula="of:=ABJAD([.$A1266];1;1)" office:value-type="float" office:value="549" calcext:value-type="float">
            <text:p>549</text:p>
          </table:table-cell>
          <table:table-cell table:formula="of:=ABJAD([.$A1266];2;1)" office:value-type="float" office:value="575" calcext:value-type="float">
            <text:p>575</text:p>
          </table:table-cell>
          <table:table-cell table:formula="of:=ABJAD([.$A1266];3;1)" office:value-type="float" office:value="8496" calcext:value-type="float">
            <text:p>8496</text:p>
          </table:table-cell>
        </table:table-row>
        <table:table-row table:style-name="ro1">
          <table:table-cell office:value-type="string" calcext:value-type="string">
            <text:p>SENEMTAŞI</text:p>
          </table:table-cell>
          <table:table-cell table:formula="of:=NUMEROLOG([.$A1267];&quot;modern&quot;;&quot;tam&quot;)" office:value-type="float" office:value="33" calcext:value-type="float">
            <text:p>33</text:p>
          </table:table-cell>
          <table:table-cell table:formula="of:=NUMEROLOG([.$A1267];&quot;TR&quot;;&quot;tam&quot;)" office:value-type="float" office:value="126" calcext:value-type="float">
            <text:p>126</text:p>
          </table:table-cell>
          <table:table-cell table:formula="of:=ABJAD([.$A1267];0;1)" office:value-type="float" office:value="43" calcext:value-type="float">
            <text:p>43</text:p>
          </table:table-cell>
          <table:table-cell table:formula="of:=ABJAD([.$A1267];1;1)" office:value-type="float" office:value="1351" calcext:value-type="float">
            <text:p>1351</text:p>
          </table:table-cell>
          <table:table-cell table:formula="of:=ABJAD([.$A1267];2;1)" office:value-type="float" office:value="1397" calcext:value-type="float">
            <text:p>1397</text:p>
          </table:table-cell>
          <table:table-cell table:formula="of:=ABJAD([.$A1267];3;1)" office:value-type="float" office:value="13796" calcext:value-type="float">
            <text:p>13796</text:p>
          </table:table-cell>
        </table:table-row>
        <table:table-row table:style-name="ro1">
          <table:table-cell office:value-type="string" calcext:value-type="string">
            <text:p>ŞENER</text:p>
          </table:table-cell>
          <table:table-cell table:formula="of:=NUMEROLOG([.$A1268];&quot;modern&quot;;&quot;tam&quot;)" office:value-type="float" office:value="25" calcext:value-type="float">
            <text:p>25</text:p>
          </table:table-cell>
          <table:table-cell table:formula="of:=NUMEROLOG([.$A1268];&quot;TR&quot;;&quot;tam&quot;)" office:value-type="float" office:value="73" calcext:value-type="float">
            <text:p>73</text:p>
          </table:table-cell>
          <table:table-cell table:formula="of:=ABJAD([.$A1268];0;1)" office:value-type="float" office:value="32" calcext:value-type="float">
            <text:p>32</text:p>
          </table:table-cell>
          <table:table-cell table:formula="of:=ABJAD([.$A1268];1;1)" office:value-type="float" office:value="680" calcext:value-type="float">
            <text:p>680</text:p>
          </table:table-cell>
          <table:table-cell table:formula="of:=ABJAD([.$A1268];2;1)" office:value-type="float" office:value="705" calcext:value-type="float">
            <text:p>705</text:p>
          </table:table-cell>
          <table:table-cell table:formula="of:=ABJAD([.$A1268];3;1)"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ŞENGÜL</text:p>
          </table:table-cell>
          <table:table-cell table:formula="of:=NUMEROLOG([.$A1269];&quot;modern&quot;;&quot;tam&quot;)" office:value-type="float" office:value="24" calcext:value-type="float">
            <text:p>24</text:p>
          </table:table-cell>
          <table:table-cell table:formula="of:=NUMEROLOG([.$A1269];&quot;TR&quot;;&quot;tam&quot;)" office:value-type="float" office:value="95" calcext:value-type="float">
            <text:p>95</text:p>
          </table:table-cell>
          <table:table-cell table:formula="of:=ABJAD([.$A1269];0;1)" office:value-type="float" office:value="32" calcext:value-type="float">
            <text:p>32</text:p>
          </table:table-cell>
          <table:table-cell table:formula="of:=ABJAD([.$A1269];1;1)" office:value-type="float" office:value="1232" calcext:value-type="float">
            <text:p>1232</text:p>
          </table:table-cell>
          <table:table-cell table:formula="of:=ABJAD([.$A1269];2;1)" office:value-type="float" office:value="1957" calcext:value-type="float">
            <text:p>1957</text:p>
          </table:table-cell>
          <table:table-cell table:formula="of:=ABJAD([.$A1269];3;1)" office:value-type="float" office:value="10269" calcext:value-type="float">
            <text:p>10269</text:p>
          </table:table-cell>
        </table:table-row>
        <table:table-row table:style-name="ro1">
          <table:table-cell office:value-type="string" calcext:value-type="string">
            <text:p>ŞENGÜLEROĞLU</text:p>
          </table:table-cell>
          <table:table-cell table:formula="of:=NUMEROLOG([.$A1270];&quot;modern&quot;;&quot;tam&quot;)" office:value-type="float" office:value="57" calcext:value-type="float">
            <text:p>57</text:p>
          </table:table-cell>
          <table:table-cell table:formula="of:=NUMEROLOG([.$A1270];&quot;TR&quot;;&quot;tam&quot;)" office:value-type="float" office:value="189" calcext:value-type="float">
            <text:p>189</text:p>
          </table:table-cell>
          <table:table-cell table:formula="of:=ABJAD([.$A1270];0;1)" office:value-type="float" office:value="63" calcext:value-type="float">
            <text:p>63</text:p>
          </table:table-cell>
          <table:table-cell table:formula="of:=ABJAD([.$A1270];1;1)" office:value-type="float" office:value="2175" calcext:value-type="float">
            <text:p>2175</text:p>
          </table:table-cell>
          <table:table-cell table:formula="of:=ABJAD([.$A1270];2;1)" office:value-type="float" office:value="6200" calcext:value-type="float">
            <text:p>6200</text:p>
          </table:table-cell>
          <table:table-cell table:formula="of:=ABJAD([.$A1270];3;1)" office:value-type="float" office:value="18727" calcext:value-type="float">
            <text:p>18727</text:p>
          </table:table-cell>
        </table:table-row>
        <table:table-row table:style-name="ro1">
          <table:table-cell office:value-type="string" calcext:value-type="string">
            <text:p>ŞENÖZ</text:p>
          </table:table-cell>
          <table:table-cell table:formula="of:=NUMEROLOG([.$A1271];&quot;modern&quot;;&quot;tam&quot;)" office:value-type="float" office:value="25" calcext:value-type="float">
            <text:p>25</text:p>
          </table:table-cell>
          <table:table-cell table:formula="of:=NUMEROLOG([.$A1271];&quot;TR&quot;;&quot;tam&quot;)" office:value-type="float" office:value="94" calcext:value-type="float">
            <text:p>94</text:p>
          </table:table-cell>
          <table:table-cell table:formula="of:=ABJAD([.$A1271];0;1)" office:value-type="float" office:value="29" calcext:value-type="float">
            <text:p>29</text:p>
          </table:table-cell>
          <table:table-cell table:formula="of:=ABJAD([.$A1271];1;1)" office:value-type="float" office:value="1565" calcext:value-type="float">
            <text:p>1565</text:p>
          </table:table-cell>
          <table:table-cell table:formula="of:=ABJAD([.$A1271];2;1)" office:value-type="float" office:value="1675" calcext:value-type="float">
            <text:p>1675</text:p>
          </table:table-cell>
          <table:table-cell table:formula="of:=ABJAD([.$A1271];3;1)" office:value-type="float" office:value="6273" calcext:value-type="float">
            <text:p>6273</text:p>
          </table:table-cell>
        </table:table-row>
        <table:table-row table:style-name="ro1">
          <table:table-cell office:value-type="string" calcext:value-type="string">
            <text:p>ŞENTÜRK</text:p>
          </table:table-cell>
          <table:table-cell table:formula="of:=NUMEROLOG([.$A1272];&quot;modern&quot;;&quot;tam&quot;)" office:value-type="float" office:value="27" calcext:value-type="float">
            <text:p>27</text:p>
          </table:table-cell>
          <table:table-cell table:formula="of:=NUMEROLOG([.$A1272];&quot;TR&quot;;&quot;tam&quot;)" office:value-type="float" office:value="131" calcext:value-type="float">
            <text:p>131</text:p>
          </table:table-cell>
          <table:table-cell table:formula="of:=ABJAD([.$A1272];0;1)" office:value-type="float" office:value="43" calcext:value-type="float">
            <text:p>43</text:p>
          </table:table-cell>
          <table:table-cell table:formula="of:=ABJAD([.$A1272];1;1)" office:value-type="float" office:value="1915" calcext:value-type="float">
            <text:p>1915</text:p>
          </table:table-cell>
          <table:table-cell table:formula="of:=ABJAD([.$A1272];2;1)" office:value-type="float" office:value="2645" calcext:value-type="float">
            <text:p>2645</text:p>
          </table:table-cell>
          <table:table-cell table:formula="of:=ABJAD([.$A1272];3;1)" office:value-type="float" office:value="15192" calcext:value-type="float">
            <text:p>15192</text:p>
          </table:table-cell>
        </table:table-row>
        <table:table-row table:style-name="ro1">
          <table:table-cell office:value-type="string" calcext:value-type="string">
            <text:p>SERBEST</text:p>
          </table:table-cell>
          <table:table-cell table:formula="of:=NUMEROLOG([.$A1273];&quot;modern&quot;;&quot;tam&quot;)" office:value-type="float" office:value="25" calcext:value-type="float">
            <text:p>25</text:p>
          </table:table-cell>
          <table:table-cell table:formula="of:=NUMEROLOG([.$A1273];&quot;TR&quot;;&quot;tam&quot;)" office:value-type="float" office:value="103" calcext:value-type="float">
            <text:p>103</text:p>
          </table:table-cell>
          <table:table-cell table:formula="of:=ABJAD([.$A1273];0;1)" office:value-type="float" office:value="28" calcext:value-type="float">
            <text:p>28</text:p>
          </table:table-cell>
          <table:table-cell table:formula="of:=ABJAD([.$A1273];1;1)" office:value-type="float" office:value="1312" calcext:value-type="float">
            <text:p>1312</text:p>
          </table:table-cell>
          <table:table-cell table:formula="of:=ABJAD([.$A1273];2;1)" office:value-type="float" office:value="1347" calcext:value-type="float">
            <text:p>1347</text:p>
          </table:table-cell>
          <table:table-cell table:formula="of:=ABJAD([.$A1273];3;1)" office:value-type="float" office:value="13187" calcext:value-type="float">
            <text:p>13187</text:p>
          </table:table-cell>
        </table:table-row>
        <table:table-row table:style-name="ro1">
          <table:table-cell office:value-type="string" calcext:value-type="string">
            <text:p>ŞERBETÇİ</text:p>
          </table:table-cell>
          <table:table-cell table:formula="of:=NUMEROLOG([.$A1274];&quot;modern&quot;;&quot;tam&quot;)" office:value-type="float" office:value="36" calcext:value-type="float">
            <text:p>36</text:p>
          </table:table-cell>
          <table:table-cell table:formula="of:=NUMEROLOG([.$A1274];&quot;TR&quot;;&quot;tam&quot;)" office:value-type="float" office:value="98" calcext:value-type="float">
            <text:p>98</text:p>
          </table:table-cell>
          <table:table-cell table:formula="of:=ABJAD([.$A1274];0;1)" office:value-type="float" office:value="43" calcext:value-type="float">
            <text:p>43</text:p>
          </table:table-cell>
          <table:table-cell table:formula="of:=ABJAD([.$A1274];1;1)" office:value-type="float" office:value="1135" calcext:value-type="float">
            <text:p>1135</text:p>
          </table:table-cell>
          <table:table-cell table:formula="of:=ABJAD([.$A1274];2;1)" office:value-type="float" office:value="1190" calcext:value-type="float">
            <text:p>1190</text:p>
          </table:table-cell>
          <table:table-cell table:formula="of:=ABJAD([.$A1274];3;1)" office:value-type="float" office:value="11878" calcext:value-type="float">
            <text:p>11878</text:p>
          </table:table-cell>
        </table:table-row>
        <table:table-row table:style-name="ro1">
          <table:table-cell office:value-type="string" calcext:value-type="string">
            <text:p>SERİN</text:p>
          </table:table-cell>
          <table:table-cell table:formula="of:=NUMEROLOG([.$A1275];&quot;modern&quot;;&quot;tam&quot;)" office:value-type="float" office:value="29" calcext:value-type="float">
            <text:p>29</text:p>
          </table:table-cell>
          <table:table-cell table:formula="of:=NUMEROLOG([.$A1275];&quot;TR&quot;;&quot;tam&quot;)" office:value-type="float" office:value="78" calcext:value-type="float">
            <text:p>78</text:p>
          </table:table-cell>
          <table:table-cell table:formula="of:=ABJAD([.$A1275];0;1)" office:value-type="float" office:value="31" calcext:value-type="float">
            <text:p>31</text:p>
          </table:table-cell>
          <table:table-cell table:formula="of:=ABJAD([.$A1275];1;1)" office:value-type="float" office:value="595" calcext:value-type="float">
            <text:p>595</text:p>
          </table:table-cell>
          <table:table-cell table:formula="of:=ABJAD([.$A1275];2;1)" office:value-type="float" office:value="635" calcext:value-type="float">
            <text:p>635</text:p>
          </table:table-cell>
          <table:table-cell table:formula="of:=ABJAD([.$A1275];3;1)" office:value-type="float" office:value="9475" calcext:value-type="float">
            <text:p>9475</text:p>
          </table:table-cell>
        </table:table-row>
        <table:table-row table:style-name="ro1">
          <table:table-cell office:value-type="string" calcext:value-type="string">
            <text:p>SERT</text:p>
          </table:table-cell>
          <table:table-cell table:formula="of:=NUMEROLOG([.$A1276];&quot;modern&quot;;&quot;tam&quot;)" office:value-type="float" office:value="17" calcext:value-type="float">
            <text:p>17</text:p>
          </table:table-cell>
          <table:table-cell table:formula="of:=NUMEROLOG([.$A1276];&quot;TR&quot;;&quot;tam&quot;)" office:value-type="float" office:value="73" calcext:value-type="float">
            <text:p>73</text:p>
          </table:table-cell>
          <table:table-cell table:formula="of:=ABJAD([.$A1276];0;1)" office:value-type="float" office:value="21" calcext:value-type="float">
            <text:p>21</text:p>
          </table:table-cell>
          <table:table-cell table:formula="of:=ABJAD([.$A1276];1;1)" office:value-type="float" office:value="1005" calcext:value-type="float">
            <text:p>1005</text:p>
          </table:table-cell>
          <table:table-cell table:formula="of:=ABJAD([.$A1276];2;1)" office:value-type="float" office:value="1025" calcext:value-type="float">
            <text:p>1025</text:p>
          </table:table-cell>
          <table:table-cell table:formula="of:=ABJAD([.$A1276];3;1)" office:value-type="float" office:value="9397" calcext:value-type="float">
            <text:p>9397</text:p>
          </table:table-cell>
        </table:table-row>
        <table:table-row table:style-name="ro1">
          <table:table-cell office:value-type="string" calcext:value-type="string">
            <text:p>SERTEL</text:p>
          </table:table-cell>
          <table:table-cell table:formula="of:=NUMEROLOG([.$A1277];&quot;modern&quot;;&quot;tam&quot;)" office:value-type="float" office:value="25" calcext:value-type="float">
            <text:p>25</text:p>
          </table:table-cell>
          <table:table-cell table:formula="of:=NUMEROLOG([.$A1277];&quot;TR&quot;;&quot;tam&quot;)" office:value-type="float" office:value="94" calcext:value-type="float">
            <text:p>94</text:p>
          </table:table-cell>
          <table:table-cell table:formula="of:=ABJAD([.$A1277];0;1)" office:value-type="float" office:value="28" calcext:value-type="float">
            <text:p>28</text:p>
          </table:table-cell>
          <table:table-cell table:formula="of:=ABJAD([.$A1277];1;1)" office:value-type="float" office:value="1060" calcext:value-type="float">
            <text:p>1060</text:p>
          </table:table-cell>
          <table:table-cell table:formula="of:=ABJAD([.$A1277];2;1)" office:value-type="float" office:value="1090" calcext:value-type="float">
            <text:p>1090</text:p>
          </table:table-cell>
          <table:table-cell table:formula="of:=ABJAD([.$A1277];3;1)"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SERTKAYA</text:p>
          </table:table-cell>
          <table:table-cell table:formula="of:=NUMEROLOG([.$A1278];&quot;modern&quot;;&quot;tam&quot;)" office:value-type="float" office:value="28" calcext:value-type="float">
            <text:p>28</text:p>
          </table:table-cell>
          <table:table-cell table:formula="of:=NUMEROLOG([.$A1278];&quot;TR&quot;;&quot;tam&quot;)" office:value-type="float" office:value="117" calcext:value-type="float">
            <text:p>117</text:p>
          </table:table-cell>
          <table:table-cell table:formula="of:=ABJAD([.$A1278];0;1)" office:value-type="float" office:value="27" calcext:value-type="float">
            <text:p>27</text:p>
          </table:table-cell>
          <table:table-cell table:formula="of:=ABJAD([.$A1278];1;1)" office:value-type="float" office:value="1947" calcext:value-type="float">
            <text:p>1947</text:p>
          </table:table-cell>
          <table:table-cell table:formula="of:=ABJAD([.$A1278];2;1)" office:value-type="float" office:value="1979" calcext:value-type="float">
            <text:p>1979</text:p>
          </table:table-cell>
          <table:table-cell table:formula="of:=ABJAD([.$A1278];3;1)" office:value-type="float" office:value="14455" calcext:value-type="float">
            <text:p>14455</text:p>
          </table:table-cell>
        </table:table-row>
        <table:table-row table:style-name="ro1">
          <table:table-cell office:value-type="string" calcext:value-type="string">
            <text:p>SERTKAYAOĞLU</text:p>
          </table:table-cell>
          <table:table-cell table:formula="of:=NUMEROLOG([.$A1279];&quot;modern&quot;;&quot;tam&quot;)" office:value-type="float" office:value="47" calcext:value-type="float">
            <text:p>47</text:p>
          </table:table-cell>
          <table:table-cell table:formula="of:=NUMEROLOG([.$A1279];&quot;TR&quot;;&quot;tam&quot;)" office:value-type="float" office:value="184" calcext:value-type="float">
            <text:p>184</text:p>
          </table:table-cell>
          <table:table-cell table:formula="of:=ABJAD([.$A1279];0;1)" office:value-type="float" office:value="45" calcext:value-type="float">
            <text:p>45</text:p>
          </table:table-cell>
          <table:table-cell table:formula="of:=ABJAD([.$A1279];1;1)" office:value-type="float" office:value="2685" calcext:value-type="float">
            <text:p>2685</text:p>
          </table:table-cell>
          <table:table-cell table:formula="of:=ABJAD([.$A1279];2;1)" office:value-type="float" office:value="6007" calcext:value-type="float">
            <text:p>6007</text:p>
          </table:table-cell>
          <table:table-cell table:formula="of:=ABJAD([.$A1279];3;1)" office:value-type="float" office:value="19826" calcext:value-type="float">
            <text:p>19826</text:p>
          </table:table-cell>
        </table:table-row>
        <table:table-row table:style-name="ro1">
          <table:table-cell office:value-type="string" calcext:value-type="string">
            <text:p>SERTOĞLU</text:p>
          </table:table-cell>
          <table:table-cell table:formula="of:=NUMEROLOG([.$A1280];&quot;modern&quot;;&quot;tam&quot;)" office:value-type="float" office:value="36" calcext:value-type="float">
            <text:p>36</text:p>
          </table:table-cell>
          <table:table-cell table:formula="of:=NUMEROLOG([.$A1280];&quot;TR&quot;;&quot;tam&quot;)" office:value-type="float" office:value="140" calcext:value-type="float">
            <text:p>140</text:p>
          </table:table-cell>
          <table:table-cell table:formula="of:=ABJAD([.$A1280];0;1)" office:value-type="float" office:value="39" calcext:value-type="float">
            <text:p>39</text:p>
          </table:table-cell>
          <table:table-cell table:formula="of:=ABJAD([.$A1280];1;1)" office:value-type="float" office:value="1743" calcext:value-type="float">
            <text:p>1743</text:p>
          </table:table-cell>
          <table:table-cell table:formula="of:=ABJAD([.$A1280];2;1)" office:value-type="float" office:value="5053" calcext:value-type="float">
            <text:p>5053</text:p>
          </table:table-cell>
          <table:table-cell table:formula="of:=ABJAD([.$A1280];3;1)"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SERVET</text:p>
          </table:table-cell>
          <table:table-cell table:formula="of:=NUMEROLOG([.$A1281];&quot;modern&quot;;&quot;tam&quot;)" office:value-type="float" office:value="26" calcext:value-type="float">
            <text:p>26</text:p>
          </table:table-cell>
          <table:table-cell table:formula="of:=NUMEROLOG([.$A1281];&quot;TR&quot;;&quot;tam&quot;)" office:value-type="float" office:value="106" calcext:value-type="float">
            <text:p>106</text:p>
          </table:table-cell>
          <table:table-cell table:formula="of:=ABJAD([.$A1281];0;1)" office:value-type="float" office:value="34" calcext:value-type="float">
            <text:p>34</text:p>
          </table:table-cell>
          <table:table-cell table:formula="of:=ABJAD([.$A1281];1;1)" office:value-type="float" office:value="1810" calcext:value-type="float">
            <text:p>1810</text:p>
          </table:table-cell>
          <table:table-cell table:formula="of:=ABJAD([.$A1281];2;1)" office:value-type="float" office:value="1840" calcext:value-type="float">
            <text:p>1840</text:p>
          </table:table-cell>
          <table:table-cell table:formula="of:=ABJAD([.$A1281];3;1)" office:value-type="float" office:value="13769" calcext:value-type="float">
            <text:p>13769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table:formula="of:=NUMEROLOG([.$A1282];&quot;modern&quot;;&quot;tam&quot;)" office:value-type="float" office:value="20" calcext:value-type="float">
            <text:p>20</text:p>
          </table:table-cell>
          <table:table-cell table:formula="of:=NUMEROLOG([.$A1282];&quot;TR&quot;;&quot;tam&quot;)" office:value-type="float" office:value="78" calcext:value-type="float">
            <text:p>78</text:p>
          </table:table-cell>
          <table:table-cell table:formula="of:=ABJAD([.$A1282];0;1)" office:value-type="float" office:value="28" calcext:value-type="float">
            <text:p>28</text:p>
          </table:table-cell>
          <table:table-cell table:formula="of:=ABJAD([.$A1282];1;1)" office:value-type="float" office:value="1180" calcext:value-type="float">
            <text:p>1180</text:p>
          </table:table-cell>
          <table:table-cell table:formula="of:=ABJAD([.$A1282];2;1)" office:value-type="float" office:value="1205" calcext:value-type="float">
            <text:p>1205</text:p>
          </table:table-cell>
          <table:table-cell table:formula="of:=ABJAD([.$A1282];3;1)" office:value-type="float" office:value="9967" calcext:value-type="float">
            <text:p>9967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 table:formula="of:=NUMEROLOG([.$A1283];&quot;modern&quot;;&quot;tam&quot;)" office:value-type="float" office:value="24" calcext:value-type="float">
            <text:p>24</text:p>
          </table:table-cell>
          <table:table-cell table:formula="of:=NUMEROLOG([.$A1283];&quot;TR&quot;;&quot;tam&quot;)" office:value-type="float" office:value="82" calcext:value-type="float">
            <text:p>82</text:p>
          </table:table-cell>
          <table:table-cell table:formula="of:=ABJAD([.$A1283];0;1)" office:value-type="float" office:value="26" calcext:value-type="float">
            <text:p>26</text:p>
          </table:table-cell>
          <table:table-cell table:formula="of:=ABJAD([.$A1283];1;1)" office:value-type="float" office:value="1310" calcext:value-type="float">
            <text:p>1310</text:p>
          </table:table-cell>
          <table:table-cell table:formula="of:=ABJAD([.$A1283];2;1)" office:value-type="float" office:value="1335" calcext:value-type="float">
            <text:p>1335</text:p>
          </table:table-cell>
          <table:table-cell table:formula="of:=ABJAD([.$A1283];3;1)" office:value-type="float" office:value="10762" calcext:value-type="float">
            <text:p>10762</text:p>
          </table:table-cell>
        </table:table-row>
        <table:table-row table:style-name="ro1">
          <table:table-cell office:value-type="string" calcext:value-type="string">
            <text:p>SEVİMLİ</text:p>
          </table:table-cell>
          <table:table-cell table:formula="of:=NUMEROLOG([.$A1284];&quot;modern&quot;;&quot;tam&quot;)" office:value-type="float" office:value="35" calcext:value-type="float">
            <text:p>35</text:p>
          </table:table-cell>
          <table:table-cell table:formula="of:=NUMEROLOG([.$A1284];&quot;TR&quot;;&quot;tam&quot;)" office:value-type="float" office:value="110" calcext:value-type="float">
            <text:p>110</text:p>
          </table:table-cell>
          <table:table-cell table:formula="of:=ABJAD([.$A1284];0;1)" office:value-type="float" office:value="31" calcext:value-type="float">
            <text:p>31</text:p>
          </table:table-cell>
          <table:table-cell table:formula="of:=ABJAD([.$A1284];1;1)" office:value-type="float" office:value="1255" calcext:value-type="float">
            <text:p>1255</text:p>
          </table:table-cell>
          <table:table-cell table:formula="of:=ABJAD([.$A1284];2;1)" office:value-type="float" office:value="1320" calcext:value-type="float">
            <text:p>1320</text:p>
          </table:table-cell>
          <table:table-cell table:formula="of:=ABJAD([.$A1284];3;1)" office:value-type="float" office:value="11221" calcext:value-type="float">
            <text:p>11221</text:p>
          </table:table-cell>
        </table:table-row>
        <table:table-row table:style-name="ro1">
          <table:table-cell office:value-type="string" calcext:value-type="string">
            <text:p>SEVİNÇ</text:p>
          </table:table-cell>
          <table:table-cell table:formula="of:=NUMEROLOG([.$A1285];&quot;modern&quot;;&quot;tam&quot;)" office:value-type="float" office:value="27" calcext:value-type="float">
            <text:p>27</text:p>
          </table:table-cell>
          <table:table-cell table:formula="of:=NUMEROLOG([.$A1285];&quot;TR&quot;;&quot;tam&quot;)" office:value-type="float" office:value="88" calcext:value-type="float">
            <text:p>88</text:p>
          </table:table-cell>
          <table:table-cell table:formula="of:=ABJAD([.$A1285];0;1)" office:value-type="float" office:value="34" calcext:value-type="float">
            <text:p>34</text:p>
          </table:table-cell>
          <table:table-cell table:formula="of:=ABJAD([.$A1285];1;1)" office:value-type="float" office:value="1198" calcext:value-type="float">
            <text:p>1198</text:p>
          </table:table-cell>
          <table:table-cell table:formula="of:=ABJAD([.$A1285];2;1)" office:value-type="float" office:value="1243" calcext:value-type="float">
            <text:p>1243</text:p>
          </table:table-cell>
          <table:table-cell table:formula="of:=ABJAD([.$A1285];3;1)" office:value-type="float" office:value="11463" calcext:value-type="float">
            <text:p>11463</text:p>
          </table:table-cell>
        </table:table-row>
        <table:table-row table:style-name="ro1">
          <table:table-cell office:value-type="string" calcext:value-type="string">
            <text:p>SEVİNGİL</text:p>
          </table:table-cell>
          <table:table-cell table:formula="of:=NUMEROLOG([.$A1286];&quot;modern&quot;;&quot;tam&quot;)" office:value-type="float" office:value="43" calcext:value-type="float">
            <text:p>43</text:p>
          </table:table-cell>
          <table:table-cell table:formula="of:=NUMEROLOG([.$A1286];&quot;TR&quot;;&quot;tam&quot;)" office:value-type="float" office:value="119" calcext:value-type="float">
            <text:p>119</text:p>
          </table:table-cell>
          <table:table-cell table:formula="of:=ABJAD([.$A1286];0;1)" office:value-type="float" office:value="48" calcext:value-type="float">
            <text:p>48</text:p>
          </table:table-cell>
          <table:table-cell table:formula="of:=ABJAD([.$A1286];1;1)" office:value-type="float" office:value="1272" calcext:value-type="float">
            <text:p>1272</text:p>
          </table:table-cell>
          <table:table-cell table:formula="of:=ABJAD([.$A1286];2;1)" office:value-type="float" office:value="1342" calcext:value-type="float">
            <text:p>1342</text:p>
          </table:table-cell>
          <table:table-cell table:formula="of:=ABJAD([.$A1286];3;1)" office:value-type="float" office:value="13014" calcext:value-type="float">
            <text:p>13014</text:p>
          </table:table-cell>
        </table:table-row>
        <table:table-row table:style-name="ro1">
          <table:table-cell office:value-type="string" calcext:value-type="string">
            <text:p>SEVÜK</text:p>
          </table:table-cell>
          <table:table-cell table:formula="of:=NUMEROLOG([.$A1287];&quot;modern&quot;;&quot;tam&quot;)" office:value-type="float" office:value="15" calcext:value-type="float">
            <text:p>15</text:p>
          </table:table-cell>
          <table:table-cell table:formula="of:=NUMEROLOG([.$A1287];&quot;TR&quot;;&quot;tam&quot;)" office:value-type="float" office:value="95" calcext:value-type="float">
            <text:p>95</text:p>
          </table:table-cell>
          <table:table-cell table:formula="of:=ABJAD([.$A1287];0;1)" office:value-type="float" office:value="21" calcext:value-type="float">
            <text:p>21</text:p>
          </table:table-cell>
          <table:table-cell table:formula="of:=ABJAD([.$A1287];1;1)" office:value-type="float" office:value="1845" calcext:value-type="float">
            <text:p>1845</text:p>
          </table:table-cell>
          <table:table-cell table:formula="of:=ABJAD([.$A1287];2;1)" office:value-type="float" office:value="2565" calcext:value-type="float">
            <text:p>2565</text:p>
          </table:table-cell>
          <table:table-cell table:formula="of:=ABJAD([.$A1287];3;1)" office:value-type="float" office:value="11494" calcext:value-type="float">
            <text:p>11494</text:p>
          </table:table-cell>
        </table:table-row>
        <table:table-row table:style-name="ro1">
          <table:table-cell office:value-type="string" calcext:value-type="string">
            <text:p>SEYHAN</text:p>
          </table:table-cell>
          <table:table-cell table:formula="of:=NUMEROLOG([.$A1288];&quot;modern&quot;;&quot;tam&quot;)" office:value-type="float" office:value="27" calcext:value-type="float">
            <text:p>27</text:p>
          </table:table-cell>
          <table:table-cell table:formula="of:=NUMEROLOG([.$A1288];&quot;TR&quot;;&quot;tam&quot;)" office:value-type="float" office:value="84" calcext:value-type="float">
            <text:p>84</text:p>
          </table:table-cell>
          <table:table-cell table:formula="of:=ABJAD([.$A1288];0;1)" office:value-type="float" office:value="25" calcext:value-type="float">
            <text:p>25</text:p>
          </table:table-cell>
          <table:table-cell table:formula="of:=ABJAD([.$A1288];1;1)" office:value-type="float" office:value="1285" calcext:value-type="float">
            <text:p>1285</text:p>
          </table:table-cell>
          <table:table-cell table:formula="of:=ABJAD([.$A1288];2;1)" office:value-type="float" office:value="1311" calcext:value-type="float">
            <text:p>1311</text:p>
          </table:table-cell>
          <table:table-cell table:formula="of:=ABJAD([.$A1288];3;1)" office:value-type="float" office:value="11865" calcext:value-type="float">
            <text:p>11865</text:p>
          </table:table-cell>
        </table:table-row>
        <table:table-row table:style-name="ro1">
          <table:table-cell office:value-type="string" calcext:value-type="string">
            <text:p>ŞEYHANLI</text:p>
          </table:table-cell>
          <table:table-cell table:formula="of:=NUMEROLOG([.$A1289];&quot;modern&quot;;&quot;tam&quot;)" office:value-type="float" office:value="39" calcext:value-type="float">
            <text:p>39</text:p>
          </table:table-cell>
          <table:table-cell table:formula="of:=NUMEROLOG([.$A1289];&quot;TR&quot;;&quot;tam&quot;)" office:value-type="float" office:value="111" calcext:value-type="float">
            <text:p>111</text:p>
          </table:table-cell>
          <table:table-cell table:formula="of:=ABJAD([.$A1289];0;1)" office:value-type="float" office:value="41" calcext:value-type="float">
            <text:p>41</text:p>
          </table:table-cell>
          <table:table-cell table:formula="of:=ABJAD([.$A1289];1;1)" office:value-type="float" office:value="1445" calcext:value-type="float">
            <text:p>1445</text:p>
          </table:table-cell>
          <table:table-cell table:formula="of:=ABJAD([.$A1289];2;1)" office:value-type="float" office:value="1486" calcext:value-type="float">
            <text:p>1486</text:p>
          </table:table-cell>
          <table:table-cell table:formula="of:=ABJAD([.$A1289];3;1)" office:value-type="float" office:value="12231" calcext:value-type="float">
            <text:p>12231</text:p>
          </table:table-cell>
        </table:table-row>
        <table:table-row table:style-name="ro1">
          <table:table-cell office:value-type="string" calcext:value-type="string">
            <text:p>SEYREK</text:p>
          </table:table-cell>
          <table:table-cell table:formula="of:=NUMEROLOG([.$A1290];&quot;modern&quot;;&quot;tam&quot;)" office:value-type="float" office:value="29" calcext:value-type="float">
            <text:p>29</text:p>
          </table:table-cell>
          <table:table-cell table:formula="of:=NUMEROLOG([.$A1290];&quot;TR&quot;;&quot;tam&quot;)" office:value-type="float" office:value="97" calcext:value-type="float">
            <text:p>97</text:p>
          </table:table-cell>
          <table:table-cell table:formula="of:=ABJAD([.$A1290];0;1)" office:value-type="float" office:value="22" calcext:value-type="float">
            <text:p>22</text:p>
          </table:table-cell>
          <table:table-cell table:formula="of:=ABJAD([.$A1290];1;1)" office:value-type="float" office:value="1450" calcext:value-type="float">
            <text:p>1450</text:p>
          </table:table-cell>
          <table:table-cell table:formula="of:=ABJAD([.$A1290];2;1)" office:value-type="float" office:value="1480" calcext:value-type="float">
            <text:p>1480</text:p>
          </table:table-cell>
          <table:table-cell table:formula="of:=ABJAD([.$A1290];3;1)" office:value-type="float" office:value="11411" calcext:value-type="float">
            <text:p>11411</text:p>
          </table:table-cell>
        </table:table-row>
        <table:table-row table:style-name="ro1">
          <table:table-cell office:value-type="string" calcext:value-type="string">
            <text:p>SEYREKOĞLU</text:p>
          </table:table-cell>
          <table:table-cell table:formula="of:=NUMEROLOG([.$A1291];&quot;modern&quot;;&quot;tam&quot;)" office:value-type="float" office:value="48" calcext:value-type="float">
            <text:p>48</text:p>
          </table:table-cell>
          <table:table-cell table:formula="of:=NUMEROLOG([.$A1291];&quot;TR&quot;;&quot;tam&quot;)" office:value-type="float" office:value="164" calcext:value-type="float">
            <text:p>164</text:p>
          </table:table-cell>
          <table:table-cell table:formula="of:=ABJAD([.$A1291];0;1)" office:value-type="float" office:value="40" calcext:value-type="float">
            <text:p>40</text:p>
          </table:table-cell>
          <table:table-cell table:formula="of:=ABJAD([.$A1291];1;1)" office:value-type="float" office:value="2188" calcext:value-type="float">
            <text:p>2188</text:p>
          </table:table-cell>
          <table:table-cell table:formula="of:=ABJAD([.$A1291];2;1)" office:value-type="float" office:value="5508" calcext:value-type="float">
            <text:p>5508</text:p>
          </table:table-cell>
          <table:table-cell table:formula="of:=ABJAD([.$A1291];3;1)" office:value-type="float" office:value="16782" calcext:value-type="float">
            <text:p>16782</text:p>
          </table:table-cell>
        </table:table-row>
        <table:table-row table:style-name="ro1">
          <table:table-cell office:value-type="string" calcext:value-type="string">
            <text:p>SEZEN</text:p>
          </table:table-cell>
          <table:table-cell table:formula="of:=NUMEROLOG([.$A1292];&quot;modern&quot;;&quot;tam&quot;)" office:value-type="float" office:value="24" calcext:value-type="float">
            <text:p>24</text:p>
          </table:table-cell>
          <table:table-cell table:formula="of:=NUMEROLOG([.$A1292];&quot;TR&quot;;&quot;tam&quot;)" office:value-type="float" office:value="80" calcext:value-type="float">
            <text:p>80</text:p>
          </table:table-cell>
          <table:table-cell table:formula="of:=ABJAD([.$A1292];0;1)" office:value-type="float" office:value="24" calcext:value-type="float">
            <text:p>24</text:p>
          </table:table-cell>
          <table:table-cell table:formula="of:=ABJAD([.$A1292];1;1)" office:value-type="float" office:value="1380" calcext:value-type="float">
            <text:p>1380</text:p>
          </table:table-cell>
          <table:table-cell table:formula="of:=ABJAD([.$A1292];2;1)" office:value-type="float" office:value="1405" calcext:value-type="float">
            <text:p>1405</text:p>
          </table:table-cell>
          <table:table-cell table:formula="of:=ABJAD([.$A1292];3;1)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SEZER</text:p>
          </table:table-cell>
          <table:table-cell table:formula="of:=NUMEROLOG([.$A1293];&quot;modern&quot;;&quot;tam&quot;)" office:value-type="float" office:value="28" calcext:value-type="float">
            <text:p>28</text:p>
          </table:table-cell>
          <table:table-cell table:formula="of:=NUMEROLOG([.$A1293];&quot;TR&quot;;&quot;tam&quot;)" office:value-type="float" office:value="84" calcext:value-type="float">
            <text:p>84</text:p>
          </table:table-cell>
          <table:table-cell table:formula="of:=ABJAD([.$A1293];0;1)" office:value-type="float" office:value="22" calcext:value-type="float">
            <text:p>22</text:p>
          </table:table-cell>
          <table:table-cell table:formula="of:=ABJAD([.$A1293];1;1)" office:value-type="float" office:value="1510" calcext:value-type="float">
            <text:p>1510</text:p>
          </table:table-cell>
          <table:table-cell table:formula="of:=ABJAD([.$A1293];2;1)" office:value-type="float" office:value="1535" calcext:value-type="float">
            <text:p>1535</text:p>
          </table:table-cell>
          <table:table-cell table:formula="of:=ABJAD([.$A1293];3;1)" office:value-type="float" office:value="6889" calcext:value-type="float">
            <text:p>6889</text:p>
          </table:table-cell>
        </table:table-row>
        <table:table-row table:style-name="ro1">
          <table:table-cell office:value-type="string" calcext:value-type="string">
            <text:p>SEZGİN</text:p>
          </table:table-cell>
          <table:table-cell table:formula="of:=NUMEROLOG([.$A1294];&quot;modern&quot;;&quot;tam&quot;)" office:value-type="float" office:value="35" calcext:value-type="float">
            <text:p>35</text:p>
          </table:table-cell>
          <table:table-cell table:formula="of:=NUMEROLOG([.$A1294];&quot;TR&quot;;&quot;tam&quot;)" office:value-type="float" office:value="94" calcext:value-type="float">
            <text:p>94</text:p>
          </table:table-cell>
          <table:table-cell table:formula="of:=ABJAD([.$A1294];0;1)" office:value-type="float" office:value="34" calcext:value-type="float">
            <text:p>34</text:p>
          </table:table-cell>
          <table:table-cell table:formula="of:=ABJAD([.$A1294];1;1)" office:value-type="float" office:value="1402" calcext:value-type="float">
            <text:p>1402</text:p>
          </table:table-cell>
          <table:table-cell table:formula="of:=ABJAD([.$A1294];2;1)" office:value-type="float" office:value="1447" calcext:value-type="float">
            <text:p>1447</text:p>
          </table:table-cell>
          <table:table-cell table:formula="of:=ABJAD([.$A1294];3;1)" office:value-type="float" office:value="7816" calcext:value-type="float">
            <text:p>7816</text:p>
          </table:table-cell>
        </table:table-row>
        <table:table-row table:style-name="ro1">
          <table:table-cell office:value-type="string" calcext:value-type="string">
            <text:p>SİĞA</text:p>
          </table:table-cell>
          <table:table-cell table:formula="of:=NUMEROLOG([.$A1295];&quot;modern&quot;;&quot;tam&quot;)" office:value-type="float" office:value="18" calcext:value-type="float">
            <text:p>18</text:p>
          </table:table-cell>
          <table:table-cell table:formula="of:=NUMEROLOG([.$A1295];&quot;TR&quot;;&quot;tam&quot;)" office:value-type="float" office:value="44" calcext:value-type="float">
            <text:p>44</text:p>
          </table:table-cell>
          <table:table-cell table:formula="of:=ABJAD([.$A1295];0;1)" office:value-type="float" office:value="17" calcext:value-type="float">
            <text:p>17</text:p>
          </table:table-cell>
          <table:table-cell table:formula="of:=ABJAD([.$A1295];1;1)" office:value-type="float" office:value="329" calcext:value-type="float">
            <text:p>329</text:p>
          </table:table-cell>
          <table:table-cell table:formula="of:=ABJAD([.$A1295];2;1)" office:value-type="float" office:value="2960" calcext:value-type="float">
            <text:p>2960</text:p>
          </table:table-cell>
          <table:table-cell table:formula="of:=ABJAD([.$A1295];3;1)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SİL</text:p>
          </table:table-cell>
          <table:table-cell table:formula="of:=NUMEROLOG([.$A1296];&quot;modern&quot;;&quot;tam&quot;)" office:value-type="float" office:value="13" calcext:value-type="float">
            <text:p>13</text:p>
          </table:table-cell>
          <table:table-cell table:formula="of:=NUMEROLOG([.$A1296];&quot;TR&quot;;&quot;tam&quot;)" office:value-type="float" office:value="49" calcext:value-type="float">
            <text:p>49</text:p>
          </table:table-cell>
          <table:table-cell table:formula="of:=ABJAD([.$A1296];0;1)" office:value-type="float" office:value="10" calcext:value-type="float">
            <text:p>10</text:p>
          </table:table-cell>
          <table:table-cell table:formula="of:=ABJAD([.$A1296];1;1)" office:value-type="float" office:value="370" calcext:value-type="float">
            <text:p>370</text:p>
          </table:table-cell>
          <table:table-cell table:formula="of:=ABJAD([.$A1296];2;1)" office:value-type="float" office:value="400" calcext:value-type="float">
            <text:p>400</text:p>
          </table:table-cell>
          <table:table-cell table:formula="of:=ABJAD([.$A1296];3;1)"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ŞİMŞEK</text:p>
          </table:table-cell>
          <table:table-cell table:formula="of:=NUMEROLOG([.$A1297];&quot;modern&quot;;&quot;tam&quot;)" office:value-type="float" office:value="22" calcext:value-type="float">
            <text:p>22</text:p>
          </table:table-cell>
          <table:table-cell table:formula="of:=NUMEROLOG([.$A1297];&quot;TR&quot;;&quot;tam&quot;)" office:value-type="float" office:value="94" calcext:value-type="float">
            <text:p>94</text:p>
          </table:table-cell>
          <table:table-cell table:formula="of:=ABJAD([.$A1297];0;1)" office:value-type="float" office:value="25" calcext:value-type="float">
            <text:p>25</text:p>
          </table:table-cell>
          <table:table-cell table:formula="of:=ABJAD([.$A1297];1;1)" office:value-type="float" office:value="925" calcext:value-type="float">
            <text:p>925</text:p>
          </table:table-cell>
          <table:table-cell table:formula="of:=ABJAD([.$A1297];2;1)" office:value-type="float" office:value="970" calcext:value-type="float">
            <text:p>970</text:p>
          </table:table-cell>
          <table:table-cell table:formula="of:=ABJAD([.$A1297];3;1)" office:value-type="float" office:value="9706" calcext:value-type="float">
            <text:p>9706</text:p>
          </table:table-cell>
        </table:table-row>
        <table:table-row table:style-name="ro1">
          <table:table-cell office:value-type="string" calcext:value-type="string">
            <text:p>SINICI</text:p>
          </table:table-cell>
          <table:table-cell table:formula="of:=NUMEROLOG([.$A1298];&quot;modern&quot;;&quot;tam&quot;)" office:value-type="float" office:value="36" calcext:value-type="float">
            <text:p>36</text:p>
          </table:table-cell>
          <table:table-cell table:formula="of:=NUMEROLOG([.$A1298];&quot;TR&quot;;&quot;tam&quot;)" office:value-type="float" office:value="75" calcext:value-type="float">
            <text:p>75</text:p>
          </table:table-cell>
          <table:table-cell table:formula="of:=ABJAD([.$A1298];0;1)" office:value-type="float" office:value="43" calcext:value-type="float">
            <text:p>43</text:p>
          </table:table-cell>
          <table:table-cell table:formula="of:=ABJAD([.$A1298];1;1)" office:value-type="float" office:value="403" calcext:value-type="float">
            <text:p>403</text:p>
          </table:table-cell>
          <table:table-cell table:formula="of:=ABJAD([.$A1298];2;1)" office:value-type="float" office:value="448" calcext:value-type="float">
            <text:p>448</text:p>
          </table:table-cell>
          <table:table-cell table:formula="of:=ABJAD([.$A1298];3;1)" office:value-type="float" office:value="6341" calcext:value-type="float">
            <text:p>6341</text:p>
          </table:table-cell>
        </table:table-row>
        <table:table-row table:style-name="ro1">
          <table:table-cell office:value-type="string" calcext:value-type="string">
            <text:p>SİPAHİ</text:p>
          </table:table-cell>
          <table:table-cell table:formula="of:=NUMEROLOG([.$A1299];&quot;modern&quot;;&quot;tam&quot;)" office:value-type="float" office:value="35" calcext:value-type="float">
            <text:p>35</text:p>
          </table:table-cell>
          <table:table-cell table:formula="of:=NUMEROLOG([.$A1299];&quot;TR&quot;;&quot;tam&quot;)" office:value-type="float" office:value="77" calcext:value-type="float">
            <text:p>77</text:p>
          </table:table-cell>
          <table:table-cell table:formula="of:=ABJAD([.$A1299];0;1)" office:value-type="float" office:value="30" calcext:value-type="float">
            <text:p>30</text:p>
          </table:table-cell>
          <table:table-cell table:formula="of:=ABJAD([.$A1299];1;1)" office:value-type="float" office:value="450" calcext:value-type="float">
            <text:p>450</text:p>
          </table:table-cell>
          <table:table-cell table:formula="of:=ABJAD([.$A1299];2;1)" office:value-type="float" office:value="506" calcext:value-type="float">
            <text:p>506</text:p>
          </table:table-cell>
          <table:table-cell table:formula="of:=ABJAD([.$A1299];3;1)" office:value-type="float" office:value="10249" calcext:value-type="float">
            <text:p>10249</text:p>
          </table:table-cell>
        </table:table-row>
        <table:table-row table:style-name="ro1">
          <table:table-cell office:value-type="string" calcext:value-type="string">
            <text:p>ŞİRİN</text:p>
          </table:table-cell>
          <table:table-cell table:formula="of:=NUMEROLOG([.$A1300];&quot;modern&quot;;&quot;tam&quot;)" office:value-type="float" office:value="33" calcext:value-type="float">
            <text:p>33</text:p>
          </table:table-cell>
          <table:table-cell table:formula="of:=NUMEROLOG([.$A1300];&quot;TR&quot;;&quot;tam&quot;)" office:value-type="float" office:value="85" calcext:value-type="float">
            <text:p>85</text:p>
          </table:table-cell>
          <table:table-cell table:formula="of:=ABJAD([.$A1300];0;1)" office:value-type="float" office:value="38" calcext:value-type="float">
            <text:p>38</text:p>
          </table:table-cell>
          <table:table-cell table:formula="of:=ABJAD([.$A1300];1;1)" office:value-type="float" office:value="710" calcext:value-type="float">
            <text:p>710</text:p>
          </table:table-cell>
          <table:table-cell table:formula="of:=ABJAD([.$A1300];2;1)" office:value-type="float" office:value="765" calcext:value-type="float">
            <text:p>765</text:p>
          </table:table-cell>
          <table:table-cell table:formula="of:=ABJAD([.$A1300];3;1)" office:value-type="float" office:value="10359" calcext:value-type="float">
            <text:p>10359</text:p>
          </table:table-cell>
        </table:table-row>
        <table:table-row table:style-name="ro1">
          <table:table-cell office:value-type="string" calcext:value-type="string">
            <text:p>ŞİRZAİ</text:p>
          </table:table-cell>
          <table:table-cell table:formula="of:=NUMEROLOG([.$A1301];&quot;modern&quot;;&quot;tam&quot;)" office:value-type="float" office:value="37" calcext:value-type="float">
            <text:p>37</text:p>
          </table:table-cell>
          <table:table-cell table:formula="of:=NUMEROLOG([.$A1301];&quot;TR&quot;;&quot;tam&quot;)" office:value-type="float" office:value="98" calcext:value-type="float">
            <text:p>98</text:p>
          </table:table-cell>
          <table:table-cell table:formula="of:=ABJAD([.$A1301];0;1)" office:value-type="float" office:value="33" calcext:value-type="float">
            <text:p>33</text:p>
          </table:table-cell>
          <table:table-cell table:formula="of:=ABJAD([.$A1301];1;1)" office:value-type="float" office:value="1641" calcext:value-type="float">
            <text:p>1641</text:p>
          </table:table-cell>
          <table:table-cell table:formula="of:=ABJAD([.$A1301];2;1)" office:value-type="float" office:value="1697" calcext:value-type="float">
            <text:p>1697</text:p>
          </table:table-cell>
          <table:table-cell table:formula="of:=ABJAD([.$A1301];3;1)" office:value-type="float" office:value="8788" calcext:value-type="float">
            <text:p>8788</text:p>
          </table:table-cell>
        </table:table-row>
        <table:table-row table:style-name="ro1">
          <table:table-cell office:value-type="string" calcext:value-type="string">
            <text:p>SİVRİ</text:p>
          </table:table-cell>
          <table:table-cell table:formula="of:=NUMEROLOG([.$A1302];&quot;modern&quot;;&quot;tam&quot;)" office:value-type="float" office:value="32" calcext:value-type="float">
            <text:p>32</text:p>
          </table:table-cell>
          <table:table-cell table:formula="of:=NUMEROLOG([.$A1302];&quot;TR&quot;;&quot;tam&quot;)" office:value-type="float" office:value="94" calcext:value-type="float">
            <text:p>94</text:p>
          </table:table-cell>
          <table:table-cell table:formula="of:=ABJAD([.$A1302];0;1)" office:value-type="float" office:value="32" calcext:value-type="float">
            <text:p>32</text:p>
          </table:table-cell>
          <table:table-cell table:formula="of:=ABJAD([.$A1302];1;1)" office:value-type="float" office:value="1340" calcext:value-type="float">
            <text:p>1340</text:p>
          </table:table-cell>
          <table:table-cell table:formula="of:=ABJAD([.$A1302];2;1)" office:value-type="float" office:value="1395" calcext:value-type="float">
            <text:p>1395</text:p>
          </table:table-cell>
          <table:table-cell table:formula="of:=ABJAD([.$A1302];3;1)" office:value-type="float" office:value="12348" calcext:value-type="float">
            <text:p>12348</text:p>
          </table:table-cell>
        </table:table-row>
        <table:table-row table:style-name="ro1">
          <table:table-cell office:value-type="string" calcext:value-type="string">
            <text:p>SOBAY</text:p>
          </table:table-cell>
          <table:table-cell table:formula="of:=NUMEROLOG([.$A1303];&quot;modern&quot;;&quot;tam&quot;)" office:value-type="float" office:value="17" calcext:value-type="float">
            <text:p>17</text:p>
          </table:table-cell>
          <table:table-cell table:formula="of:=NUMEROLOG([.$A1303];&quot;TR&quot;;&quot;tam&quot;)" office:value-type="float" office:value="71" calcext:value-type="float">
            <text:p>71</text:p>
          </table:table-cell>
          <table:table-cell table:formula="of:=ABJAD([.$A1303];0;1)" office:value-type="float" office:value="11" calcext:value-type="float">
            <text:p>11</text:p>
          </table:table-cell>
          <table:table-cell table:formula="of:=ABJAD([.$A1303];1;1)" office:value-type="float" office:value="1283" calcext:value-type="float">
            <text:p>1283</text:p>
          </table:table-cell>
          <table:table-cell table:formula="of:=ABJAD([.$A1303];2;1)" office:value-type="float" office:value="1379" calcext:value-type="float">
            <text:p>1379</text:p>
          </table:table-cell>
          <table:table-cell table:formula="of:=ABJAD([.$A1303];3;1)" office:value-type="float" office:value="8649" calcext:value-type="float">
            <text:p>8649</text:p>
          </table:table-cell>
        </table:table-row>
        <table:table-row table:style-name="ro1">
          <table:table-cell office:value-type="string" calcext:value-type="string">
            <text:p>SÖKER</text:p>
          </table:table-cell>
          <table:table-cell table:formula="of:=NUMEROLOG([.$A1304];&quot;modern&quot;;&quot;tam&quot;)" office:value-type="float" office:value="23" calcext:value-type="float">
            <text:p>23</text:p>
          </table:table-cell>
          <table:table-cell table:formula="of:=NUMEROLOG([.$A1304];&quot;TR&quot;;&quot;tam&quot;)" office:value-type="float" office:value="82" calcext:value-type="float">
            <text:p>82</text:p>
          </table:table-cell>
          <table:table-cell table:formula="of:=ABJAD([.$A1304];0;1)" office:value-type="float" office:value="23" calcext:value-type="float">
            <text:p>23</text:p>
          </table:table-cell>
          <table:table-cell table:formula="of:=ABJAD([.$A1304];1;1)" office:value-type="float" office:value="635" calcext:value-type="float">
            <text:p>635</text:p>
          </table:table-cell>
          <table:table-cell table:formula="of:=ABJAD([.$A1304];2;1)" office:value-type="float" office:value="745" calcext:value-type="float">
            <text:p>745</text:p>
          </table:table-cell>
          <table:table-cell table:formula="of:=ABJAD([.$A1304];3;1)"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SÖKMEN</text:p>
          </table:table-cell>
          <table:table-cell table:formula="of:=NUMEROLOG([.$A1305];&quot;modern&quot;;&quot;tam&quot;)" office:value-type="float" office:value="23" calcext:value-type="float">
            <text:p>23</text:p>
          </table:table-cell>
          <table:table-cell table:formula="of:=NUMEROLOG([.$A1305];&quot;TR&quot;;&quot;tam&quot;)" office:value-type="float" office:value="94" calcext:value-type="float">
            <text:p>94</text:p>
          </table:table-cell>
          <table:table-cell table:formula="of:=ABJAD([.$A1305];0;1)" office:value-type="float" office:value="25" calcext:value-type="float">
            <text:p>25</text:p>
          </table:table-cell>
          <table:table-cell table:formula="of:=ABJAD([.$A1305];1;1)" office:value-type="float" office:value="565" calcext:value-type="float">
            <text:p>565</text:p>
          </table:table-cell>
          <table:table-cell table:formula="of:=ABJAD([.$A1305];2;1)" office:value-type="float" office:value="680" calcext:value-type="float">
            <text:p>680</text:p>
          </table:table-cell>
          <table:table-cell table:formula="of:=ABJAD([.$A1305];3;1)" office:value-type="float" office:value="7401" calcext:value-type="float">
            <text:p>7401</text:p>
          </table:table-cell>
        </table:table-row>
        <table:table-row table:style-name="ro1">
          <table:table-cell office:value-type="string" calcext:value-type="string">
            <text:p>SOLUK</text:p>
          </table:table-cell>
          <table:table-cell table:formula="of:=NUMEROLOG([.$A1306];&quot;modern&quot;;&quot;tam&quot;)" office:value-type="float" office:value="15" calcext:value-type="float">
            <text:p>15</text:p>
          </table:table-cell>
          <table:table-cell table:formula="of:=NUMEROLOG([.$A1306];&quot;TR&quot;;&quot;tam&quot;)" office:value-type="float" office:value="94" calcext:value-type="float">
            <text:p>94</text:p>
          </table:table-cell>
          <table:table-cell table:formula="of:=ABJAD([.$A1306];0;1)" office:value-type="float" office:value="14" calcext:value-type="float">
            <text:p>14</text:p>
          </table:table-cell>
          <table:table-cell table:formula="of:=ABJAD([.$A1306];1;1)" office:value-type="float" office:value="1070" calcext:value-type="float">
            <text:p>1070</text:p>
          </table:table-cell>
          <table:table-cell table:formula="of:=ABJAD([.$A1306];2;1)" office:value-type="float" office:value="1765" calcext:value-type="float">
            <text:p>1765</text:p>
          </table:table-cell>
          <table:table-cell table:formula="of:=ABJAD([.$A1306];3;1)" office:value-type="float" office:value="7599" calcext:value-type="float">
            <text:p>7599</text:p>
          </table:table-cell>
        </table:table-row>
        <table:table-row table:style-name="ro1">
          <table:table-cell office:value-type="string" calcext:value-type="string">
            <text:p>SOMAY</text:p>
          </table:table-cell>
          <table:table-cell table:formula="of:=NUMEROLOG([.$A1307];&quot;modern&quot;;&quot;tam&quot;)" office:value-type="float" office:value="19" calcext:value-type="float">
            <text:p>19</text:p>
          </table:table-cell>
          <table:table-cell table:formula="of:=NUMEROLOG([.$A1307];&quot;TR&quot;;&quot;tam&quot;)" office:value-type="float" office:value="85" calcext:value-type="float">
            <text:p>85</text:p>
          </table:table-cell>
          <table:table-cell table:formula="of:=ABJAD([.$A1307];0;1)" office:value-type="float" office:value="9" calcext:value-type="float">
            <text:p>9</text:p>
          </table:table-cell>
          <table:table-cell table:formula="of:=ABJAD([.$A1307];1;1)" office:value-type="float" office:value="1341" calcext:value-type="float">
            <text:p>1341</text:p>
          </table:table-cell>
          <table:table-cell table:formula="of:=ABJAD([.$A1307];2;1)" office:value-type="float" office:value="1437" calcext:value-type="float">
            <text:p>1437</text:p>
          </table:table-cell>
          <table:table-cell table:formula="of:=ABJAD([.$A1307];3;1)" office:value-type="float" office:value="9590" calcext:value-type="float">
            <text:p>9590</text:p>
          </table:table-cell>
        </table:table-row>
        <table:table-row table:style-name="ro1">
          <table:table-cell office:value-type="string" calcext:value-type="string">
            <text:p>SONAY</text:p>
          </table:table-cell>
          <table:table-cell table:formula="of:=NUMEROLOG([.$A1308];&quot;modern&quot;;&quot;tam&quot;)" office:value-type="float" office:value="20" calcext:value-type="float">
            <text:p>20</text:p>
          </table:table-cell>
          <table:table-cell table:formula="of:=NUMEROLOG([.$A1308];&quot;TR&quot;;&quot;tam&quot;)" office:value-type="float" office:value="86" calcext:value-type="float">
            <text:p>86</text:p>
          </table:table-cell>
          <table:table-cell table:formula="of:=ABJAD([.$A1308];0;1)" office:value-type="float" office:value="19" calcext:value-type="float">
            <text:p>19</text:p>
          </table:table-cell>
          <table:table-cell table:formula="of:=ABJAD([.$A1308];1;1)" office:value-type="float" office:value="1351" calcext:value-type="float">
            <text:p>1351</text:p>
          </table:table-cell>
          <table:table-cell table:formula="of:=ABJAD([.$A1308];2;1)" office:value-type="float" office:value="1447" calcext:value-type="float">
            <text:p>1447</text:p>
          </table:table-cell>
          <table:table-cell table:formula="of:=ABJAD([.$A1308];3;1)"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SÖNMEZ</text:p>
          </table:table-cell>
          <table:table-cell table:formula="of:=NUMEROLOG([.$A1309];&quot;modern&quot;;&quot;tam&quot;)" office:value-type="float" office:value="29" calcext:value-type="float">
            <text:p>29</text:p>
          </table:table-cell>
          <table:table-cell table:formula="of:=NUMEROLOG([.$A1309];&quot;TR&quot;;&quot;tam&quot;)" office:value-type="float" office:value="109" calcext:value-type="float">
            <text:p>109</text:p>
          </table:table-cell>
          <table:table-cell table:formula="of:=ABJAD([.$A1309];0;1)" office:value-type="float" office:value="25" calcext:value-type="float">
            <text:p>25</text:p>
          </table:table-cell>
          <table:table-cell table:formula="of:=ABJAD([.$A1309];1;1)" office:value-type="float" office:value="1525" calcext:value-type="float">
            <text:p>1525</text:p>
          </table:table-cell>
          <table:table-cell table:formula="of:=ABJAD([.$A1309];2;1)" office:value-type="float" office:value="1640" calcext:value-type="float">
            <text:p>1640</text:p>
          </table:table-cell>
          <table:table-cell table:formula="of:=ABJAD([.$A1309];3;1)" office:value-type="float" office:value="7203" calcext:value-type="float">
            <text:p>7203</text:p>
          </table:table-cell>
        </table:table-row>
        <table:table-row table:style-name="ro1">
          <table:table-cell office:value-type="string" calcext:value-type="string">
            <text:p>SÖNMEZER</text:p>
          </table:table-cell>
          <table:table-cell table:formula="of:=NUMEROLOG([.$A1310];&quot;modern&quot;;&quot;tam&quot;)" office:value-type="float" office:value="43" calcext:value-type="float">
            <text:p>43</text:p>
          </table:table-cell>
          <table:table-cell table:formula="of:=NUMEROLOG([.$A1310];&quot;TR&quot;;&quot;tam&quot;)" office:value-type="float" office:value="136" calcext:value-type="float">
            <text:p>136</text:p>
          </table:table-cell>
          <table:table-cell table:formula="of:=ABJAD([.$A1310];0;1)" office:value-type="float" office:value="38" calcext:value-type="float">
            <text:p>38</text:p>
          </table:table-cell>
          <table:table-cell table:formula="of:=ABJAD([.$A1310];1;1)" office:value-type="float" office:value="1730" calcext:value-type="float">
            <text:p>1730</text:p>
          </table:table-cell>
          <table:table-cell table:formula="of:=ABJAD([.$A1310];2;1)" office:value-type="float" office:value="1855" calcext:value-type="float">
            <text:p>1855</text:p>
          </table:table-cell>
          <table:table-cell table:formula="of:=ABJAD([.$A1310];3;1)"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SORGUN EVCİLİ</text:p>
          </table:table-cell>
          <table:table-cell table:formula="of:=NUMEROLOG([.$A1311];&quot;modern&quot;;&quot;tam&quot;)" office:value-type="float" office:value="64" calcext:value-type="float">
            <text:p>64</text:p>
          </table:table-cell>
          <table:table-cell table:formula="of:=NUMEROLOG([.$A1311];&quot;TR&quot;;&quot;tam&quot;)" office:value-type="float" office:value="186" calcext:value-type="float">
            <text:p>186</text:p>
          </table:table-cell>
          <table:table-cell table:formula="of:=ABJAD([.$A1311];0;1)" office:value-type="float" office:value="67" calcext:value-type="float">
            <text:p>67</text:p>
          </table:table-cell>
          <table:table-cell table:formula="of:=ABJAD([.$A1311];1;1)" office:value-type="float" office:value="2155" calcext:value-type="float">
            <text:p>2155</text:p>
          </table:table-cell>
          <table:table-cell table:formula="of:=ABJAD([.$A1311];2;1)" office:value-type="float" office:value="2915" calcext:value-type="float">
            <text:p>2915</text:p>
          </table:table-cell>
          <table:table-cell table:formula="of:=ABJAD([.$A1311];3;1)" office:value-type="float" office:value="20278" calcext:value-type="float">
            <text:p>20278</text:p>
          </table:table-cell>
        </table:table-row>
        <table:table-row table:style-name="ro1">
          <table:table-cell office:value-type="string" calcext:value-type="string">
            <text:p>SOYDAN</text:p>
          </table:table-cell>
          <table:table-cell table:formula="of:=NUMEROLOG([.$A1312];&quot;modern&quot;;&quot;tam&quot;)" office:value-type="float" office:value="24" calcext:value-type="float">
            <text:p>24</text:p>
          </table:table-cell>
          <table:table-cell table:formula="of:=NUMEROLOG([.$A1312];&quot;TR&quot;;&quot;tam&quot;)" office:value-type="float" office:value="91" calcext:value-type="float">
            <text:p>91</text:p>
          </table:table-cell>
          <table:table-cell table:formula="of:=ABJAD([.$A1312];0;1)" office:value-type="float" office:value="23" calcext:value-type="float">
            <text:p>23</text:p>
          </table:table-cell>
          <table:table-cell table:formula="of:=ABJAD([.$A1312];1;1)" office:value-type="float" office:value="1355" calcext:value-type="float">
            <text:p>1355</text:p>
          </table:table-cell>
          <table:table-cell table:formula="of:=ABJAD([.$A1312];2;1)" office:value-type="float" office:value="1456" calcext:value-type="float">
            <text:p>1456</text:p>
          </table:table-cell>
          <table:table-cell table:formula="of:=ABJAD([.$A1312];3;1)" office:value-type="float" office:value="11248" calcext:value-type="float">
            <text:p>11248</text:p>
          </table:table-cell>
        </table:table-row>
        <table:table-row table:style-name="ro1">
          <table:table-cell office:value-type="string" calcext:value-type="string">
            <text:p>SOYER</text:p>
          </table:table-cell>
          <table:table-cell table:formula="of:=NUMEROLOG([.$A1313];&quot;modern&quot;;&quot;tam&quot;)" office:value-type="float" office:value="28" calcext:value-type="float">
            <text:p>28</text:p>
          </table:table-cell>
          <table:table-cell table:formula="of:=NUMEROLOG([.$A1313];&quot;TR&quot;;&quot;tam&quot;)" office:value-type="float" office:value="95" calcext:value-type="float">
            <text:p>95</text:p>
          </table:table-cell>
          <table:table-cell table:formula="of:=ABJAD([.$A1313];0;1)" office:value-type="float" office:value="21" calcext:value-type="float">
            <text:p>21</text:p>
          </table:table-cell>
          <table:table-cell table:formula="of:=ABJAD([.$A1313];1;1)" office:value-type="float" office:value="1485" calcext:value-type="float">
            <text:p>1485</text:p>
          </table:table-cell>
          <table:table-cell table:formula="of:=ABJAD([.$A1313];2;1)" office:value-type="float" office:value="1585" calcext:value-type="float">
            <text:p>1585</text:p>
          </table:table-cell>
          <table:table-cell table:formula="of:=ABJAD([.$A1313];3;1)" office:value-type="float" office:value="11434" calcext:value-type="float">
            <text:p>11434</text:p>
          </table:table-cell>
        </table:table-row>
        <table:table-row table:style-name="ro1">
          <table:table-cell office:value-type="string" calcext:value-type="string">
            <text:p>SOYKAMER</text:p>
          </table:table-cell>
          <table:table-cell table:formula="of:=NUMEROLOG([.$A1314];&quot;modern&quot;;&quot;tam&quot;)" office:value-type="float" office:value="35" calcext:value-type="float">
            <text:p>35</text:p>
          </table:table-cell>
          <table:table-cell table:formula="of:=NUMEROLOG([.$A1314];&quot;TR&quot;;&quot;tam&quot;)" office:value-type="float" office:value="126" calcext:value-type="float">
            <text:p>126</text:p>
          </table:table-cell>
          <table:table-cell table:formula="of:=ABJAD([.$A1314];0;1)" office:value-type="float" office:value="26" calcext:value-type="float">
            <text:p>26</text:p>
          </table:table-cell>
          <table:table-cell table:formula="of:=ABJAD([.$A1314];1;1)" office:value-type="float" office:value="1586" calcext:value-type="float">
            <text:p>1586</text:p>
          </table:table-cell>
          <table:table-cell table:formula="of:=ABJAD([.$A1314];2;1)" office:value-type="float" office:value="1697" calcext:value-type="float">
            <text:p>1697</text:p>
          </table:table-cell>
          <table:table-cell table:formula="of:=ABJAD([.$A1314];3;1)" office:value-type="float" office:value="12967" calcext:value-type="float">
            <text:p>12967</text:p>
          </table:table-cell>
        </table:table-row>
        <table:table-row table:style-name="ro1">
          <table:table-cell office:value-type="string" calcext:value-type="string">
            <text:p>SÖYLEMEZ</text:p>
          </table:table-cell>
          <table:table-cell table:formula="of:=NUMEROLOG([.$A1315];&quot;modern&quot;;&quot;tam&quot;)" office:value-type="float" office:value="39" calcext:value-type="float">
            <text:p>39</text:p>
          </table:table-cell>
          <table:table-cell table:formula="of:=NUMEROLOG([.$A1315];&quot;TR&quot;;&quot;tam&quot;)" office:value-type="float" office:value="141" calcext:value-type="float">
            <text:p>141</text:p>
          </table:table-cell>
          <table:table-cell table:formula="of:=ABJAD([.$A1315];0;1)" office:value-type="float" office:value="22" calcext:value-type="float">
            <text:p>22</text:p>
          </table:table-cell>
          <table:table-cell table:formula="of:=ABJAD([.$A1315];1;1)" office:value-type="float" office:value="2410" calcext:value-type="float">
            <text:p>2410</text:p>
          </table:table-cell>
          <table:table-cell table:formula="of:=ABJAD([.$A1315];2;1)" office:value-type="float" office:value="2535" calcext:value-type="float">
            <text:p>2535</text:p>
          </table:table-cell>
          <table:table-cell table:formula="of:=ABJAD([.$A1315];3;1)" office:value-type="float" office:value="10174" calcext:value-type="float">
            <text:p>10174</text:p>
          </table:table-cell>
        </table:table-row>
        <table:table-row table:style-name="ro1">
          <table:table-cell office:value-type="string" calcext:value-type="string">
            <text:p>SÖYLER</text:p>
          </table:table-cell>
          <table:table-cell table:formula="of:=NUMEROLOG([.$A1316];&quot;modern&quot;;&quot;tam&quot;)" office:value-type="float" office:value="31" calcext:value-type="float">
            <text:p>31</text:p>
          </table:table-cell>
          <table:table-cell table:formula="of:=NUMEROLOG([.$A1316];&quot;TR&quot;;&quot;tam&quot;)" office:value-type="float" office:value="111" calcext:value-type="float">
            <text:p>111</text:p>
          </table:table-cell>
          <table:table-cell table:formula="of:=ABJAD([.$A1316];0;1)" office:value-type="float" office:value="21" calcext:value-type="float">
            <text:p>21</text:p>
          </table:table-cell>
          <table:table-cell table:formula="of:=ABJAD([.$A1316];1;1)" office:value-type="float" office:value="1545" calcext:value-type="float">
            <text:p>1545</text:p>
          </table:table-cell>
          <table:table-cell table:formula="of:=ABJAD([.$A1316];2;1)" office:value-type="float" office:value="1660" calcext:value-type="float">
            <text:p>1660</text:p>
          </table:table-cell>
          <table:table-cell table:formula="of:=ABJAD([.$A1316];3;1)" office:value-type="float" office:value="11334" calcext:value-type="float">
            <text:p>11334</text:p>
          </table:table-cell>
        </table:table-row>
        <table:table-row table:style-name="ro1">
          <table:table-cell office:value-type="string" calcext:value-type="string">
            <text:p>SOYTAŞ</text:p>
          </table:table-cell>
          <table:table-cell table:formula="of:=NUMEROLOG([.$A1317];&quot;modern&quot;;&quot;tam&quot;)" office:value-type="float" office:value="18" calcext:value-type="float">
            <text:p>18</text:p>
          </table:table-cell>
          <table:table-cell table:formula="of:=NUMEROLOG([.$A1317];&quot;TR&quot;;&quot;tam&quot;)" office:value-type="float" office:value="116" calcext:value-type="float">
            <text:p>116</text:p>
          </table:table-cell>
          <table:table-cell table:formula="of:=ABJAD([.$A1317];0;1)" office:value-type="float" office:value="21" calcext:value-type="float">
            <text:p>21</text:p>
          </table:table-cell>
          <table:table-cell table:formula="of:=ABJAD([.$A1317];1;1)" office:value-type="float" office:value="2181" calcext:value-type="float">
            <text:p>2181</text:p>
          </table:table-cell>
          <table:table-cell table:formula="of:=ABJAD([.$A1317];2;1)" office:value-type="float" office:value="2282" calcext:value-type="float">
            <text:p>2282</text:p>
          </table:table-cell>
          <table:table-cell table:formula="of:=ABJAD([.$A1317];3;1)" office:value-type="float" office:value="14970" calcext:value-type="float">
            <text:p>14970</text:p>
          </table:table-cell>
        </table:table-row>
        <table:table-row table:style-name="ro1">
          <table:table-cell office:value-type="string" calcext:value-type="string">
            <text:p>SÖZEN</text:p>
          </table:table-cell>
          <table:table-cell table:formula="of:=NUMEROLOG([.$A1318];&quot;modern&quot;;&quot;tam&quot;)" office:value-type="float" office:value="25" calcext:value-type="float">
            <text:p>25</text:p>
          </table:table-cell>
          <table:table-cell table:formula="of:=NUMEROLOG([.$A1318];&quot;TR&quot;;&quot;tam&quot;)" office:value-type="float" office:value="93" calcext:value-type="float">
            <text:p>93</text:p>
          </table:table-cell>
          <table:table-cell table:formula="of:=ABJAD([.$A1318];0;1)" office:value-type="float" office:value="25" calcext:value-type="float">
            <text:p>25</text:p>
          </table:table-cell>
          <table:table-cell table:formula="of:=ABJAD([.$A1318];1;1)" office:value-type="float" office:value="1465" calcext:value-type="float">
            <text:p>1465</text:p>
          </table:table-cell>
          <table:table-cell table:formula="of:=ABJAD([.$A1318];2;1)" office:value-type="float" office:value="1575" calcext:value-type="float">
            <text:p>1575</text:p>
          </table:table-cell>
          <table:table-cell table:formula="of:=ABJAD([.$A1318];3;1)" office:value-type="float" office:value="6182" calcext:value-type="float">
            <text:p>6182</text:p>
          </table:table-cell>
        </table:table-row>
        <table:table-row table:style-name="ro1">
          <table:table-cell office:value-type="string" calcext:value-type="string">
            <text:p>SÖZER</text:p>
          </table:table-cell>
          <table:table-cell table:formula="of:=NUMEROLOG([.$A1319];&quot;modern&quot;;&quot;tam&quot;)" office:value-type="float" office:value="29" calcext:value-type="float">
            <text:p>29</text:p>
          </table:table-cell>
          <table:table-cell table:formula="of:=NUMEROLOG([.$A1319];&quot;TR&quot;;&quot;tam&quot;)" office:value-type="float" office:value="97" calcext:value-type="float">
            <text:p>97</text:p>
          </table:table-cell>
          <table:table-cell table:formula="of:=ABJAD([.$A1319];0;1)" office:value-type="float" office:value="23" calcext:value-type="float">
            <text:p>23</text:p>
          </table:table-cell>
          <table:table-cell table:formula="of:=ABJAD([.$A1319];1;1)" office:value-type="float" office:value="1595" calcext:value-type="float">
            <text:p>1595</text:p>
          </table:table-cell>
          <table:table-cell table:formula="of:=ABJAD([.$A1319];2;1)" office:value-type="float" office:value="1705" calcext:value-type="float">
            <text:p>1705</text:p>
          </table:table-cell>
          <table:table-cell table:formula="of:=ABJAD([.$A1319];3;1)" office:value-type="float" office:value="6977" calcext:value-type="float">
            <text:p>6977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table:formula="of:=NUMEROLOG([.$A1320];&quot;modern&quot;;&quot;tam&quot;)" office:value-type="float" office:value="4" calcext:value-type="float">
            <text:p>4</text:p>
          </table:table-cell>
          <table:table-cell table:formula="of:=NUMEROLOG([.$A1320];&quot;TR&quot;;&quot;tam&quot;)" office:value-type="float" office:value="47" calcext:value-type="float">
            <text:p>47</text:p>
          </table:table-cell>
          <table:table-cell table:formula="of:=ABJAD([.$A1320];0;1)" office:value-type="float" office:value="0" calcext:value-type="float">
            <text:p>0</text:p>
          </table:table-cell>
          <table:table-cell table:formula="of:=ABJAD([.$A1320];1;1)" office:value-type="float" office:value="900" calcext:value-type="float">
            <text:p>900</text:p>
          </table:table-cell>
          <table:table-cell table:formula="of:=ABJAD([.$A1320];2;1)" office:value-type="float" office:value="1505" calcext:value-type="float">
            <text:p>1505</text:p>
          </table:table-cell>
          <table:table-cell table:formula="of:=ABJAD([.$A1320];3;1)"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U DUR</text:p>
          </table:table-cell>
          <table:table-cell table:formula="of:=NUMEROLOG([.$A1321];&quot;modern&quot;;&quot;tam&quot;)" office:value-type="float" office:value="20" calcext:value-type="float">
            <text:p>20</text:p>
          </table:table-cell>
          <table:table-cell table:formula="of:=NUMEROLOG([.$A1321];&quot;TR&quot;;&quot;tam&quot;)" office:value-type="float" office:value="98" calcext:value-type="float">
            <text:p>98</text:p>
          </table:table-cell>
          <table:table-cell table:formula="of:=ABJAD([.$A1321];0;1)" office:value-type="float" office:value="12" calcext:value-type="float">
            <text:p>12</text:p>
          </table:table-cell>
          <table:table-cell table:formula="of:=ABJAD([.$A1321];1;1)" office:value-type="float" office:value="1704" calcext:value-type="float">
            <text:p>1704</text:p>
          </table:table-cell>
          <table:table-cell table:formula="of:=ABJAD([.$A1321];2;1)" office:value-type="float" office:value="2919" calcext:value-type="float">
            <text:p>2919</text:p>
          </table:table-cell>
          <table:table-cell table:formula="of:=ABJAD([.$A1321];3;1)" office:value-type="float" office:value="13099" calcext:value-type="float">
            <text:p>13099</text:p>
          </table:table-cell>
        </table:table-row>
        <table:table-row table:style-name="ro1">
          <table:table-cell office:value-type="string" calcext:value-type="string">
            <text:p>SU KURT</text:p>
          </table:table-cell>
          <table:table-cell table:formula="of:=NUMEROLOG([.$A1322];&quot;modern&quot;;&quot;tam&quot;)" office:value-type="float" office:value="20" calcext:value-type="float">
            <text:p>20</text:p>
          </table:table-cell>
          <table:table-cell table:formula="of:=NUMEROLOG([.$A1322];&quot;TR&quot;;&quot;tam&quot;)" office:value-type="float" office:value="131" calcext:value-type="float">
            <text:p>131</text:p>
          </table:table-cell>
          <table:table-cell table:formula="of:=ABJAD([.$A1322];0;1)" office:value-type="float" office:value="20" calcext:value-type="float">
            <text:p>20</text:p>
          </table:table-cell>
          <table:table-cell table:formula="of:=ABJAD([.$A1322];1;1)" office:value-type="float" office:value="2240" calcext:value-type="float">
            <text:p>2240</text:p>
          </table:table-cell>
          <table:table-cell table:formula="of:=ABJAD([.$A1322];2;1)" office:value-type="float" office:value="3460" calcext:value-type="float">
            <text:p>3460</text:p>
          </table:table-cell>
          <table:table-cell table:formula="of:=ABJAD([.$A1322];3;1)"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SUBARİ</text:p>
          </table:table-cell>
          <table:table-cell table:formula="of:=NUMEROLOG([.$A1323];&quot;modern&quot;;&quot;tam&quot;)" office:value-type="float" office:value="25" calcext:value-type="float">
            <text:p>25</text:p>
          </table:table-cell>
          <table:table-cell table:formula="of:=NUMEROLOG([.$A1323];&quot;TR&quot;;&quot;tam&quot;)" office:value-type="float" office:value="83" calcext:value-type="float">
            <text:p>83</text:p>
          </table:table-cell>
          <table:table-cell table:formula="of:=ABJAD([.$A1323];0;1)" office:value-type="float" office:value="19" calcext:value-type="float">
            <text:p>19</text:p>
          </table:table-cell>
          <table:table-cell table:formula="of:=ABJAD([.$A1323];1;1)" office:value-type="float" office:value="1123" calcext:value-type="float">
            <text:p>1123</text:p>
          </table:table-cell>
          <table:table-cell table:formula="of:=ABJAD([.$A1323];2;1)" office:value-type="float" office:value="1759" calcext:value-type="float">
            <text:p>1759</text:p>
          </table:table-cell>
          <table:table-cell table:formula="of:=ABJAD([.$A1323];3;1)" office:value-type="float" office:value="10646" calcext:value-type="float">
            <text:p>10646</text:p>
          </table:table-cell>
        </table:table-row>
        <table:table-row table:style-name="ro1">
          <table:table-cell office:value-type="string" calcext:value-type="string">
            <text:p>SUCAK</text:p>
          </table:table-cell>
          <table:table-cell table:formula="of:=NUMEROLOG([.$A1324];&quot;modern&quot;;&quot;tam&quot;)" office:value-type="float" office:value="10" calcext:value-type="float">
            <text:p>10</text:p>
          </table:table-cell>
          <table:table-cell table:formula="of:=NUMEROLOG([.$A1324];&quot;TR&quot;;&quot;tam&quot;)" office:value-type="float" office:value="65" calcext:value-type="float">
            <text:p>65</text:p>
          </table:table-cell>
          <table:table-cell table:formula="of:=ABJAD([.$A1324];0;1)" office:value-type="float" office:value="8" calcext:value-type="float">
            <text:p>8</text:p>
          </table:table-cell>
          <table:table-cell table:formula="of:=ABJAD([.$A1324];1;1)" office:value-type="float" office:value="944" calcext:value-type="float">
            <text:p>944</text:p>
          </table:table-cell>
          <table:table-cell table:formula="of:=ABJAD([.$A1324];2;1)" office:value-type="float" office:value="1560" calcext:value-type="float">
            <text:p>1560</text:p>
          </table:table-cell>
          <table:table-cell table:formula="of:=ABJAD([.$A1324];3;1)" office:value-type="float" office:value="7679" calcext:value-type="float">
            <text:p>7679</text:p>
          </table:table-cell>
        </table:table-row>
        <table:table-row table:style-name="ro1">
          <table:table-cell office:value-type="string" calcext:value-type="string">
            <text:p>SÜL</text:p>
          </table:table-cell>
          <table:table-cell table:formula="of:=NUMEROLOG([.$A1325];&quot;modern&quot;;&quot;tam&quot;)" office:value-type="float" office:value="7" calcext:value-type="float">
            <text:p>7</text:p>
          </table:table-cell>
          <table:table-cell table:formula="of:=NUMEROLOG([.$A1325];&quot;TR&quot;;&quot;tam&quot;)" office:value-type="float" office:value="63" calcext:value-type="float">
            <text:p>63</text:p>
          </table:table-cell>
          <table:table-cell table:formula="of:=ABJAD([.$A1325];0;1)" office:value-type="float" office:value="6" calcext:value-type="float">
            <text:p>6</text:p>
          </table:table-cell>
          <table:table-cell table:formula="of:=ABJAD([.$A1325];1;1)" office:value-type="float" office:value="1050" calcext:value-type="float">
            <text:p>1050</text:p>
          </table:table-cell>
          <table:table-cell table:formula="of:=ABJAD([.$A1325];2;1)" office:value-type="float" office:value="1760" calcext:value-type="float">
            <text:p>1760</text:p>
          </table:table-cell>
          <table:table-cell table:formula="of:=ABJAD([.$A1325];3;1)" office:value-type="float" office:value="6957" calcext:value-type="float">
            <text:p>6957</text:p>
          </table:table-cell>
        </table:table-row>
        <table:table-row table:style-name="ro1">
          <table:table-cell office:value-type="string" calcext:value-type="string">
            <text:p>SULHAN</text:p>
          </table:table-cell>
          <table:table-cell table:formula="of:=NUMEROLOG([.$A1326];&quot;modern&quot;;&quot;tam&quot;)" office:value-type="float" office:value="21" calcext:value-type="float">
            <text:p>21</text:p>
          </table:table-cell>
          <table:table-cell table:formula="of:=NUMEROLOG([.$A1326];&quot;TR&quot;;&quot;tam&quot;)" office:value-type="float" office:value="90" calcext:value-type="float">
            <text:p>90</text:p>
          </table:table-cell>
          <table:table-cell table:formula="of:=ABJAD([.$A1326];0;1)" office:value-type="float" office:value="22" calcext:value-type="float">
            <text:p>22</text:p>
          </table:table-cell>
          <table:table-cell table:formula="of:=ABJAD([.$A1326];1;1)" office:value-type="float" office:value="1030" calcext:value-type="float">
            <text:p>1030</text:p>
          </table:table-cell>
          <table:table-cell table:formula="of:=ABJAD([.$A1326];2;1)" office:value-type="float" office:value="1651" calcext:value-type="float">
            <text:p>1651</text:p>
          </table:table-cell>
          <table:table-cell table:formula="of:=ABJAD([.$A1326];3;1)"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SULTANOĞLU</text:p>
          </table:table-cell>
          <table:table-cell table:formula="of:=NUMEROLOG([.$A1327];&quot;modern&quot;;&quot;tam&quot;)" office:value-type="float" office:value="34" calcext:value-type="float">
            <text:p>34</text:p>
          </table:table-cell>
          <table:table-cell table:formula="of:=NUMEROLOG([.$A1327];&quot;TR&quot;;&quot;tam&quot;)" office:value-type="float" office:value="171" calcext:value-type="float">
            <text:p>171</text:p>
          </table:table-cell>
          <table:table-cell table:formula="of:=ABJAD([.$A1327];0;1)" office:value-type="float" office:value="39" calcext:value-type="float">
            <text:p>39</text:p>
          </table:table-cell>
          <table:table-cell table:formula="of:=ABJAD([.$A1327];1;1)" office:value-type="float" office:value="2259" calcext:value-type="float">
            <text:p>2259</text:p>
          </table:table-cell>
          <table:table-cell table:formula="of:=ABJAD([.$A1327];2;1)" office:value-type="float" office:value="6170" calcext:value-type="float">
            <text:p>6170</text:p>
          </table:table-cell>
          <table:table-cell table:formula="of:=ABJAD([.$A1327];3;1)" office:value-type="float" office:value="17074" calcext:value-type="float">
            <text:p>17074</text:p>
          </table:table-cell>
        </table:table-row>
        <table:table-row table:style-name="ro1">
          <table:table-cell office:value-type="string" calcext:value-type="string">
            <text:p>SÜLÜK</text:p>
          </table:table-cell>
          <table:table-cell table:formula="of:=NUMEROLOG([.$A1328];&quot;modern&quot;;&quot;tam&quot;)" office:value-type="float" office:value="12" calcext:value-type="float">
            <text:p>12</text:p>
          </table:table-cell>
          <table:table-cell table:formula="of:=NUMEROLOG([.$A1328];&quot;TR&quot;;&quot;tam&quot;)" office:value-type="float" office:value="103" calcext:value-type="float">
            <text:p>103</text:p>
          </table:table-cell>
          <table:table-cell table:formula="of:=ABJAD([.$A1328];0;1)" office:value-type="float" office:value="14" calcext:value-type="float">
            <text:p>14</text:p>
          </table:table-cell>
          <table:table-cell table:formula="of:=ABJAD([.$A1328];1;1)" office:value-type="float" office:value="1790" calcext:value-type="float">
            <text:p>1790</text:p>
          </table:table-cell>
          <table:table-cell table:formula="of:=ABJAD([.$A1328];2;1)" office:value-type="float" office:value="3205" calcext:value-type="float">
            <text:p>3205</text:p>
          </table:table-cell>
          <table:table-cell table:formula="of:=ABJAD([.$A1328];3;1)" office:value-type="float" office:value="10776" calcext:value-type="float">
            <text:p>10776</text:p>
          </table:table-cell>
        </table:table-row>
        <table:table-row table:style-name="ro1">
          <table:table-cell office:value-type="string" calcext:value-type="string">
            <text:p>SULUOVA</text:p>
          </table:table-cell>
          <table:table-cell table:formula="of:=NUMEROLOG([.$A1329];&quot;modern&quot;;&quot;tam&quot;)" office:value-type="float" office:value="21" calcext:value-type="float">
            <text:p>21</text:p>
          </table:table-cell>
          <table:table-cell table:formula="of:=NUMEROLOG([.$A1329];&quot;TR&quot;;&quot;tam&quot;)" office:value-type="float" office:value="133" calcext:value-type="float">
            <text:p>133</text:p>
          </table:table-cell>
          <table:table-cell table:formula="of:=ABJAD([.$A1329];0;1)" office:value-type="float" office:value="19" calcext:value-type="float">
            <text:p>19</text:p>
          </table:table-cell>
          <table:table-cell table:formula="of:=ABJAD([.$A1329];1;1)" office:value-type="float" office:value="2431" calcext:value-type="float">
            <text:p>2431</text:p>
          </table:table-cell>
          <table:table-cell table:formula="of:=ABJAD([.$A1329];2;1)" office:value-type="float" office:value="3727" calcext:value-type="float">
            <text:p>3727</text:p>
          </table:table-cell>
          <table:table-cell table:formula="of:=ABJAD([.$A1329];3;1)" office:value-type="float" office:value="14657" calcext:value-type="float">
            <text:p>14657</text:p>
          </table:table-cell>
        </table:table-row>
        <table:table-row table:style-name="ro1">
          <table:table-cell office:value-type="string" calcext:value-type="string">
            <text:p>SUMAN</text:p>
          </table:table-cell>
          <table:table-cell table:formula="of:=NUMEROLOG([.$A1330];&quot;modern&quot;;&quot;tam&quot;)" office:value-type="float" office:value="14" calcext:value-type="float">
            <text:p>14</text:p>
          </table:table-cell>
          <table:table-cell table:formula="of:=NUMEROLOG([.$A1330];&quot;TR&quot;;&quot;tam&quot;)" office:value-type="float" office:value="81" calcext:value-type="float">
            <text:p>81</text:p>
          </table:table-cell>
          <table:table-cell table:formula="of:=ABJAD([.$A1330];0;1)" office:value-type="float" office:value="11" calcext:value-type="float">
            <text:p>11</text:p>
          </table:table-cell>
          <table:table-cell table:formula="of:=ABJAD([.$A1330];1;1)" office:value-type="float" office:value="1031" calcext:value-type="float">
            <text:p>1031</text:p>
          </table:table-cell>
          <table:table-cell table:formula="of:=ABJAD([.$A1330];2;1)" office:value-type="float" office:value="1647" calcext:value-type="float">
            <text:p>1647</text:p>
          </table:table-cell>
          <table:table-cell table:formula="of:=ABJAD([.$A1330];3;1)" office:value-type="float" office:value="9592" calcext:value-type="float">
            <text:p>9592</text:p>
          </table:table-cell>
        </table:table-row>
        <table:table-row table:style-name="ro1">
          <table:table-cell office:value-type="string" calcext:value-type="string">
            <text:p>SÜMER</text:p>
          </table:table-cell>
          <table:table-cell table:formula="of:=NUMEROLOG([.$A1331];&quot;modern&quot;;&quot;tam&quot;)" office:value-type="float" office:value="22" calcext:value-type="float">
            <text:p>22</text:p>
          </table:table-cell>
          <table:table-cell table:formula="of:=NUMEROLOG([.$A1331];&quot;TR&quot;;&quot;tam&quot;)" office:value-type="float" office:value="91" calcext:value-type="float">
            <text:p>91</text:p>
          </table:table-cell>
          <table:table-cell table:formula="of:=ABJAD([.$A1331];0;1)" office:value-type="float" office:value="17" calcext:value-type="float">
            <text:p>17</text:p>
          </table:table-cell>
          <table:table-cell table:formula="of:=ABJAD([.$A1331];1;1)" office:value-type="float" office:value="1265" calcext:value-type="float">
            <text:p>1265</text:p>
          </table:table-cell>
          <table:table-cell table:formula="of:=ABJAD([.$A1331];2;1)" office:value-type="float" office:value="1985" calcext:value-type="float">
            <text:p>1985</text:p>
          </table:table-cell>
          <table:table-cell table:formula="of:=ABJAD([.$A1331];3;1)" office:value-type="float" office:value="10940" calcext:value-type="float">
            <text:p>10940</text:p>
          </table:table-cell>
        </table:table-row>
        <table:table-row table:style-name="ro1">
          <table:table-cell office:value-type="string" calcext:value-type="string">
            <text:p>SÜNER</text:p>
          </table:table-cell>
          <table:table-cell table:formula="of:=NUMEROLOG([.$A1332];&quot;modern&quot;;&quot;tam&quot;)" office:value-type="float" office:value="23" calcext:value-type="float">
            <text:p>23</text:p>
          </table:table-cell>
          <table:table-cell table:formula="of:=NUMEROLOG([.$A1332];&quot;TR&quot;;&quot;tam&quot;)" office:value-type="float" office:value="92" calcext:value-type="float">
            <text:p>92</text:p>
          </table:table-cell>
          <table:table-cell table:formula="of:=ABJAD([.$A1332];0;1)" office:value-type="float" office:value="27" calcext:value-type="float">
            <text:p>27</text:p>
          </table:table-cell>
          <table:table-cell table:formula="of:=ABJAD([.$A1332];1;1)" office:value-type="float" office:value="1275" calcext:value-type="float">
            <text:p>1275</text:p>
          </table:table-cell>
          <table:table-cell table:formula="of:=ABJAD([.$A1332];2;1)" office:value-type="float" office:value="1995" calcext:value-type="float">
            <text:p>1995</text:p>
          </table:table-cell>
          <table:table-cell table:formula="of:=ABJAD([.$A1332];3;1)" office:value-type="float" office:value="11804" calcext:value-type="float">
            <text:p>11804</text:p>
          </table:table-cell>
        </table:table-row>
        <table:table-row table:style-name="ro1">
          <table:table-cell office:value-type="string" calcext:value-type="string">
            <text:p>SUNGAR</text:p>
          </table:table-cell>
          <table:table-cell table:formula="of:=NUMEROLOG([.$A1333];&quot;modern&quot;;&quot;tam&quot;)" office:value-type="float" office:value="26" calcext:value-type="float">
            <text:p>26</text:p>
          </table:table-cell>
          <table:table-cell table:formula="of:=NUMEROLOG([.$A1333];&quot;TR&quot;;&quot;tam&quot;)" office:value-type="float" office:value="94" calcext:value-type="float">
            <text:p>94</text:p>
          </table:table-cell>
          <table:table-cell table:formula="of:=ABJAD([.$A1333];0;1)" office:value-type="float" office:value="26" calcext:value-type="float">
            <text:p>26</text:p>
          </table:table-cell>
          <table:table-cell table:formula="of:=ABJAD([.$A1333];1;1)" office:value-type="float" office:value="1178" calcext:value-type="float">
            <text:p>1178</text:p>
          </table:table-cell>
          <table:table-cell table:formula="of:=ABJAD([.$A1333];2;1)" office:value-type="float" office:value="1799" calcext:value-type="float">
            <text:p>1799</text:p>
          </table:table-cell>
          <table:table-cell table:formula="of:=ABJAD([.$A1333];3;1)" office:value-type="float" office:value="12180" calcext:value-type="float">
            <text:p>12180</text:p>
          </table:table-cell>
        </table:table-row>
        <table:table-row table:style-name="ro1">
          <table:table-cell office:value-type="string" calcext:value-type="string">
            <text:p>SÜRMEN AKYOL</text:p>
          </table:table-cell>
          <table:table-cell table:formula="of:=NUMEROLOG([.$A1334];&quot;modern&quot;;&quot;tam&quot;)" office:value-type="float" office:value="46" calcext:value-type="float">
            <text:p>46</text:p>
          </table:table-cell>
          <table:table-cell table:formula="of:=NUMEROLOG([.$A1334];&quot;TR&quot;;&quot;tam&quot;)" office:value-type="float" office:value="184" calcext:value-type="float">
            <text:p>184</text:p>
          </table:table-cell>
          <table:table-cell table:formula="of:=ABJAD([.$A1334];0;1)" office:value-type="float" office:value="42" calcext:value-type="float">
            <text:p>42</text:p>
          </table:table-cell>
          <table:table-cell table:formula="of:=ABJAD([.$A1334];1;1)" office:value-type="float" office:value="2406" calcext:value-type="float">
            <text:p>2406</text:p>
          </table:table-cell>
          <table:table-cell table:formula="of:=ABJAD([.$A1334];2;1)" office:value-type="float" office:value="3227" calcext:value-type="float">
            <text:p>3227</text:p>
          </table:table-cell>
          <table:table-cell table:formula="of:=ABJAD([.$A1334];3;1)" office:value-type="float" office:value="18506" calcext:value-type="float">
            <text:p>18506</text:p>
          </table:table-cell>
        </table:table-row>
        <table:table-row table:style-name="ro1">
          <table:table-cell office:value-type="string" calcext:value-type="string">
            <text:p>SÜRÜCÜ</text:p>
          </table:table-cell>
          <table:table-cell table:formula="of:=NUMEROLOG([.$A1335];&quot;modern&quot;;&quot;tam&quot;)" office:value-type="float" office:value="22" calcext:value-type="float">
            <text:p>22</text:p>
          </table:table-cell>
          <table:table-cell table:formula="of:=NUMEROLOG([.$A1335];&quot;TR&quot;;&quot;tam&quot;)" office:value-type="float" office:value="124" calcext:value-type="float">
            <text:p>124</text:p>
          </table:table-cell>
          <table:table-cell table:formula="of:=ABJAD([.$A1335];0;1)" office:value-type="float" office:value="23" calcext:value-type="float">
            <text:p>23</text:p>
          </table:table-cell>
          <table:table-cell table:formula="of:=ABJAD([.$A1335];1;1)" office:value-type="float" office:value="2603" calcext:value-type="float">
            <text:p>2603</text:p>
          </table:table-cell>
          <table:table-cell table:formula="of:=ABJAD([.$A1335];2;1)" office:value-type="float" office:value="4718" calcext:value-type="float">
            <text:p>4718</text:p>
          </table:table-cell>
          <table:table-cell table:formula="of:=ABJAD([.$A1335];3;1)" office:value-type="float" office:value="17273" calcext:value-type="float">
            <text:p>17273</text:p>
          </table:table-cell>
        </table:table-row>
        <table:table-row table:style-name="ro1">
          <table:table-cell office:value-type="string" calcext:value-type="string">
            <text:p>SÜRÜM</text:p>
          </table:table-cell>
          <table:table-cell table:formula="of:=NUMEROLOG([.$A1336];&quot;modern&quot;;&quot;tam&quot;)" office:value-type="float" office:value="20" calcext:value-type="float">
            <text:p>20</text:p>
          </table:table-cell>
          <table:table-cell table:formula="of:=NUMEROLOG([.$A1336];&quot;TR&quot;;&quot;tam&quot;)" office:value-type="float" office:value="111" calcext:value-type="float">
            <text:p>111</text:p>
          </table:table-cell>
          <table:table-cell table:formula="of:=ABJAD([.$A1336];0;1)" office:value-type="float" office:value="16" calcext:value-type="float">
            <text:p>16</text:p>
          </table:table-cell>
          <table:table-cell table:formula="of:=ABJAD([.$A1336];1;1)" office:value-type="float" office:value="1960" calcext:value-type="float">
            <text:p>1960</text:p>
          </table:table-cell>
          <table:table-cell table:formula="of:=ABJAD([.$A1336];2;1)" office:value-type="float" office:value="3375" calcext:value-type="float">
            <text:p>3375</text:p>
          </table:table-cell>
          <table:table-cell table:formula="of:=ABJAD([.$A1336];3;1)" office:value-type="float" office:value="14062" calcext:value-type="float">
            <text:p>14062</text:p>
          </table:table-cell>
        </table:table-row>
        <table:table-row table:style-name="ro1">
          <table:table-cell office:value-type="string" calcext:value-type="string">
            <text:p>SUSAM</text:p>
          </table:table-cell>
          <table:table-cell table:formula="of:=NUMEROLOG([.$A1337];&quot;modern&quot;;&quot;tam&quot;)" office:value-type="float" office:value="10" calcext:value-type="float">
            <text:p>10</text:p>
          </table:table-cell>
          <table:table-cell table:formula="of:=NUMEROLOG([.$A1337];&quot;TR&quot;;&quot;tam&quot;)" office:value-type="float" office:value="86" calcext:value-type="float">
            <text:p>86</text:p>
          </table:table-cell>
          <table:table-cell table:formula="of:=ABJAD([.$A1337];0;1)" office:value-type="float" office:value="1" calcext:value-type="float">
            <text:p>1</text:p>
          </table:table-cell>
          <table:table-cell table:formula="of:=ABJAD([.$A1337];1;1)" office:value-type="float" office:value="1261" calcext:value-type="float">
            <text:p>1261</text:p>
          </table:table-cell>
          <table:table-cell table:formula="of:=ABJAD([.$A1337];2;1)" office:value-type="float" office:value="1877" calcext:value-type="float">
            <text:p>1877</text:p>
          </table:table-cell>
          <table:table-cell table:formula="of:=ABJAD([.$A1337];3;1)"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SUVARİ</text:p>
          </table:table-cell>
          <table:table-cell table:formula="of:=NUMEROLOG([.$A1338];&quot;modern&quot;;&quot;tam&quot;)" office:value-type="float" office:value="27" calcext:value-type="float">
            <text:p>27</text:p>
          </table:table-cell>
          <table:table-cell table:formula="of:=NUMEROLOG([.$A1338];&quot;TR&quot;;&quot;tam&quot;)" office:value-type="float" office:value="108" calcext:value-type="float">
            <text:p>108</text:p>
          </table:table-cell>
          <table:table-cell table:formula="of:=ABJAD([.$A1338];0;1)" office:value-type="float" office:value="25" calcext:value-type="float">
            <text:p>25</text:p>
          </table:table-cell>
          <table:table-cell table:formula="of:=ABJAD([.$A1338];1;1)" office:value-type="float" office:value="1921" calcext:value-type="float">
            <text:p>1921</text:p>
          </table:table-cell>
          <table:table-cell table:formula="of:=ABJAD([.$A1338];2;1)" office:value-type="float" office:value="2557" calcext:value-type="float">
            <text:p>2557</text:p>
          </table:table-cell>
          <table:table-cell table:formula="of:=ABJAD([.$A1338];3;1)" office:value-type="float" office:value="14531" calcext:value-type="float">
            <text:p>14531</text:p>
          </table:table-cell>
        </table:table-row>
        <table:table-row table:style-name="ro1">
          <table:table-cell office:value-type="string" calcext:value-type="string">
            <text:p>SÜVERAN</text:p>
          </table:table-cell>
          <table:table-cell table:formula="of:=NUMEROLOG([.$A1339];&quot;modern&quot;;&quot;tam&quot;)" office:value-type="float" office:value="28" calcext:value-type="float">
            <text:p>28</text:p>
          </table:table-cell>
          <table:table-cell table:formula="of:=NUMEROLOG([.$A1339];&quot;TR&quot;;&quot;tam&quot;)" office:value-type="float" office:value="120" calcext:value-type="float">
            <text:p>120</text:p>
          </table:table-cell>
          <table:table-cell table:formula="of:=ABJAD([.$A1339];0;1)" office:value-type="float" office:value="36" calcext:value-type="float">
            <text:p>36</text:p>
          </table:table-cell>
          <table:table-cell table:formula="of:=ABJAD([.$A1339];1;1)" office:value-type="float" office:value="2076" calcext:value-type="float">
            <text:p>2076</text:p>
          </table:table-cell>
          <table:table-cell table:formula="of:=ABJAD([.$A1339];2;1)" office:value-type="float" office:value="2802" calcext:value-type="float">
            <text:p>2802</text:p>
          </table:table-cell>
          <table:table-cell table:formula="of:=ABJAD([.$A1339];3;1)" office:value-type="float" office:value="15991" calcext:value-type="float">
            <text:p>15991</text:p>
          </table:table-cell>
        </table:table-row>
        <table:table-row table:style-name="ro1">
          <table:table-cell office:value-type="string" calcext:value-type="string">
            <text:p>SUZAN</text:p>
          </table:table-cell>
          <table:table-cell table:formula="of:=NUMEROLOG([.$A1340];&quot;modern&quot;;&quot;tam&quot;)" office:value-type="float" office:value="18" calcext:value-type="float">
            <text:p>18</text:p>
          </table:table-cell>
          <table:table-cell table:formula="of:=NUMEROLOG([.$A1340];&quot;TR&quot;;&quot;tam&quot;)" office:value-type="float" office:value="94" calcext:value-type="float">
            <text:p>94</text:p>
          </table:table-cell>
          <table:table-cell table:formula="of:=ABJAD([.$A1340];0;1)" office:value-type="float" office:value="15" calcext:value-type="float">
            <text:p>15</text:p>
          </table:table-cell>
          <table:table-cell table:formula="of:=ABJAD([.$A1340];1;1)" office:value-type="float" office:value="1971" calcext:value-type="float">
            <text:p>1971</text:p>
          </table:table-cell>
          <table:table-cell table:formula="of:=ABJAD([.$A1340];2;1)" office:value-type="float" office:value="2587" calcext:value-type="float">
            <text:p>2587</text:p>
          </table:table-cell>
          <table:table-cell table:formula="of:=ABJAD([.$A1340];3;1)" office:value-type="float" office:value="8663" calcext:value-type="float">
            <text:p>8663</text:p>
          </table:table-cell>
        </table:table-row>
        <table:table-row table:style-name="ro1">
          <table:table-cell office:value-type="string" calcext:value-type="string">
            <text:p>TACİR</text:p>
          </table:table-cell>
          <table:table-cell table:formula="of:=NUMEROLOG([.$A1341];&quot;modern&quot;;&quot;tam&quot;)" office:value-type="float" office:value="24" calcext:value-type="float">
            <text:p>24</text:p>
          </table:table-cell>
          <table:table-cell table:formula="of:=NUMEROLOG([.$A1341];&quot;TR&quot;;&quot;tam&quot;)" office:value-type="float" office:value="61" calcext:value-type="float">
            <text:p>61</text:p>
          </table:table-cell>
          <table:table-cell table:formula="of:=ABJAD([.$A1341];0;1)" office:value-type="float" office:value="28" calcext:value-type="float">
            <text:p>28</text:p>
          </table:table-cell>
          <table:table-cell table:formula="of:=ABJAD([.$A1341];1;1)" office:value-type="float" office:value="724" calcext:value-type="float">
            <text:p>724</text:p>
          </table:table-cell>
          <table:table-cell table:formula="of:=ABJAD([.$A1341];2;1)" office:value-type="float" office:value="760" calcext:value-type="float">
            <text:p>760</text:p>
          </table:table-cell>
          <table:table-cell table:formula="of:=ABJAD([.$A1341];3;1)" office:value-type="float" office:value="7812" calcext:value-type="float">
            <text:p>7812</text:p>
          </table:table-cell>
        </table:table-row>
        <table:table-row table:style-name="ro1">
          <table:table-cell office:value-type="string" calcext:value-type="string">
            <text:p>TAHTACI</text:p>
          </table:table-cell>
          <table:table-cell table:formula="of:=NUMEROLOG([.$A1342];&quot;modern&quot;;&quot;tam&quot;)" office:value-type="float" office:value="26" calcext:value-type="float">
            <text:p>26</text:p>
          </table:table-cell>
          <table:table-cell table:formula="of:=NUMEROLOG([.$A1342];&quot;TR&quot;;&quot;tam&quot;)" office:value-type="float" office:value="74" calcext:value-type="float">
            <text:p>74</text:p>
          </table:table-cell>
          <table:table-cell table:formula="of:=ABJAD([.$A1342];0;1)" office:value-type="float" office:value="40" calcext:value-type="float">
            <text:p>40</text:p>
          </table:table-cell>
          <table:table-cell table:formula="of:=ABJAD([.$A1342];1;1)" office:value-type="float" office:value="1024" calcext:value-type="float">
            <text:p>1024</text:p>
          </table:table-cell>
          <table:table-cell table:formula="of:=ABJAD([.$A1342];2;1)" office:value-type="float" office:value="1056" calcext:value-type="float">
            <text:p>1056</text:p>
          </table:table-cell>
          <table:table-cell table:formula="of:=ABJAD([.$A1342];3;1)" office:value-type="float" office:value="9035" calcext:value-type="float">
            <text:p>9035</text:p>
          </table:table-cell>
        </table:table-row>
        <table:table-row table:style-name="ro1">
          <table:table-cell office:value-type="string" calcext:value-type="string">
            <text:p>TALAN</text:p>
          </table:table-cell>
          <table:table-cell table:formula="of:=NUMEROLOG([.$A1343];&quot;modern&quot;;&quot;tam&quot;)" office:value-type="float" office:value="12" calcext:value-type="float">
            <text:p>12</text:p>
          </table:table-cell>
          <table:table-cell table:formula="of:=NUMEROLOG([.$A1343];&quot;TR&quot;;&quot;tam&quot;)" office:value-type="float" office:value="58" calcext:value-type="float">
            <text:p>58</text:p>
          </table:table-cell>
          <table:table-cell table:formula="of:=ABJAD([.$A1343];0;1)" office:value-type="float" office:value="22" calcext:value-type="float">
            <text:p>22</text:p>
          </table:table-cell>
          <table:table-cell table:formula="of:=ABJAD([.$A1343];1;1)" office:value-type="float" office:value="622" calcext:value-type="float">
            <text:p>622</text:p>
          </table:table-cell>
          <table:table-cell table:formula="of:=ABJAD([.$A1343];2;1)" office:value-type="float" office:value="639" calcext:value-type="float">
            <text:p>639</text:p>
          </table:table-cell>
          <table:table-cell table:formula="of:=ABJAD([.$A1343];3;1)"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TALAS</text:p>
          </table:table-cell>
          <table:table-cell table:formula="of:=NUMEROLOG([.$A1344];&quot;modern&quot;;&quot;tam&quot;)" office:value-type="float" office:value="8" calcext:value-type="float">
            <text:p>8</text:p>
          </table:table-cell>
          <table:table-cell table:formula="of:=NUMEROLOG([.$A1344];&quot;TR&quot;;&quot;tam&quot;)" office:value-type="float" office:value="63" calcext:value-type="float">
            <text:p>63</text:p>
          </table:table-cell>
          <table:table-cell table:formula="of:=ABJAD([.$A1344];0;1)" office:value-type="float" office:value="12" calcext:value-type="float">
            <text:p>12</text:p>
          </table:table-cell>
          <table:table-cell table:formula="of:=ABJAD([.$A1344];1;1)" office:value-type="float" office:value="852" calcext:value-type="float">
            <text:p>852</text:p>
          </table:table-cell>
          <table:table-cell table:formula="of:=ABJAD([.$A1344];2;1)" office:value-type="float" office:value="869" calcext:value-type="float">
            <text:p>869</text:p>
          </table:table-cell>
          <table:table-cell table:formula="of:=ABJAD([.$A1344];3;1)" office:value-type="float" office:value="6879" calcext:value-type="float">
            <text:p>687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table:formula="of:=NUMEROLOG([.$A1345];&quot;modern&quot;;&quot;tam&quot;)" office:value-type="float" office:value="8" calcext:value-type="float">
            <text:p>8</text:p>
          </table:table-cell>
          <table:table-cell table:formula="of:=NUMEROLOG([.$A1345];&quot;TR&quot;;&quot;tam&quot;)" office:value-type="float" office:value="42" calcext:value-type="float">
            <text:p>42</text:p>
          </table:table-cell>
          <table:table-cell table:formula="of:=ABJAD([.$A1345];0;1)" office:value-type="float" office:value="19" calcext:value-type="float">
            <text:p>19</text:p>
          </table:table-cell>
          <table:table-cell table:formula="of:=ABJAD([.$A1345];1;1)" office:value-type="float" office:value="571" calcext:value-type="float">
            <text:p>571</text:p>
          </table:table-cell>
          <table:table-cell table:formula="of:=ABJAD([.$A1345];2;1)" office:value-type="float" office:value="582" calcext:value-type="float">
            <text:p>582</text:p>
          </table:table-cell>
          <table:table-cell table:formula="of:=ABJAD([.$A1345];3;1)"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TANİN</text:p>
          </table:table-cell>
          <table:table-cell table:formula="of:=NUMEROLOG([.$A1346];&quot;modern&quot;;&quot;tam&quot;)" office:value-type="float" office:value="22" calcext:value-type="float">
            <text:p>22</text:p>
          </table:table-cell>
          <table:table-cell table:formula="of:=NUMEROLOG([.$A1346];&quot;TR&quot;;&quot;tam&quot;)" office:value-type="float" office:value="71" calcext:value-type="float">
            <text:p>71</text:p>
          </table:table-cell>
          <table:table-cell table:formula="of:=ABJAD([.$A1346];0;1)" office:value-type="float" office:value="37" calcext:value-type="float">
            <text:p>37</text:p>
          </table:table-cell>
          <table:table-cell table:formula="of:=ABJAD([.$A1346];1;1)" office:value-type="float" office:value="661" calcext:value-type="float">
            <text:p>661</text:p>
          </table:table-cell>
          <table:table-cell table:formula="of:=ABJAD([.$A1346];2;1)" office:value-type="float" office:value="697" calcext:value-type="float">
            <text:p>697</text:p>
          </table:table-cell>
          <table:table-cell table:formula="of:=ABJAD([.$A1346];3;1)" office:value-type="float" office:value="8199" calcext:value-type="float">
            <text:p>8199</text:p>
          </table:table-cell>
        </table:table-row>
        <table:table-row table:style-name="ro1">
          <table:table-cell office:value-type="string" calcext:value-type="string">
            <text:p>TANİŞ</text:p>
          </table:table-cell>
          <table:table-cell table:formula="of:=NUMEROLOG([.$A1347];&quot;modern&quot;;&quot;tam&quot;)" office:value-type="float" office:value="18" calcext:value-type="float">
            <text:p>18</text:p>
          </table:table-cell>
          <table:table-cell table:formula="of:=NUMEROLOG([.$A1347];&quot;TR&quot;;&quot;tam&quot;)" office:value-type="float" office:value="77" calcext:value-type="float">
            <text:p>77</text:p>
          </table:table-cell>
          <table:table-cell table:formula="of:=ABJAD([.$A1347];0;1)" office:value-type="float" office:value="31" calcext:value-type="float">
            <text:p>31</text:p>
          </table:table-cell>
          <table:table-cell table:formula="of:=ABJAD([.$A1347];1;1)" office:value-type="float" office:value="991" calcext:value-type="float">
            <text:p>991</text:p>
          </table:table-cell>
          <table:table-cell table:formula="of:=ABJAD([.$A1347];2;1)" office:value-type="float" office:value="1027" calcext:value-type="float">
            <text:p>1027</text:p>
          </table:table-cell>
          <table:table-cell table:formula="of:=ABJAD([.$A1347];3;1)" office:value-type="float" office:value="9708" calcext:value-type="float">
            <text:p>9708</text:p>
          </table:table-cell>
        </table:table-row>
        <table:table-row table:style-name="ro1">
          <table:table-cell office:value-type="string" calcext:value-type="string">
            <text:p>TANRIKULU</text:p>
          </table:table-cell>
          <table:table-cell table:formula="of:=NUMEROLOG([.$A1348];&quot;modern&quot;;&quot;tam&quot;)" office:value-type="float" office:value="37" calcext:value-type="float">
            <text:p>37</text:p>
          </table:table-cell>
          <table:table-cell table:formula="of:=NUMEROLOG([.$A1348];&quot;TR&quot;;&quot;tam&quot;)" office:value-type="float" office:value="153" calcext:value-type="float">
            <text:p>153</text:p>
          </table:table-cell>
          <table:table-cell table:formula="of:=ABJAD([.$A1348];0;1)" office:value-type="float" office:value="43" calcext:value-type="float">
            <text:p>43</text:p>
          </table:table-cell>
          <table:table-cell table:formula="of:=ABJAD([.$A1348];1;1)" office:value-type="float" office:value="2071" calcext:value-type="float">
            <text:p>2071</text:p>
          </table:table-cell>
          <table:table-cell table:formula="of:=ABJAD([.$A1348];2;1)" office:value-type="float" office:value="3307" calcext:value-type="float">
            <text:p>3307</text:p>
          </table:table-cell>
          <table:table-cell table:formula="of:=ABJAD([.$A1348];3;1)" office:value-type="float" office:value="14681" calcext:value-type="float">
            <text:p>14681</text:p>
          </table:table-cell>
        </table:table-row>
        <table:table-row table:style-name="ro1">
          <table:table-cell office:value-type="string" calcext:value-type="string">
            <text:p>TANRİVERDİ</text:p>
          </table:table-cell>
          <table:table-cell table:formula="of:=NUMEROLOG([.$A1349];&quot;modern&quot;;&quot;tam&quot;)" office:value-type="float" office:value="57" calcext:value-type="float">
            <text:p>57</text:p>
          </table:table-cell>
          <table:table-cell table:formula="of:=NUMEROLOG([.$A1349];&quot;TR&quot;;&quot;tam&quot;)" office:value-type="float" office:value="146" calcext:value-type="float">
            <text:p>146</text:p>
          </table:table-cell>
          <table:table-cell table:formula="of:=ABJAD([.$A1349];0;1)" office:value-type="float" office:value="68" calcext:value-type="float">
            <text:p>68</text:p>
          </table:table-cell>
          <table:table-cell table:formula="of:=ABJAD([.$A1349];1;1)" office:value-type="float" office:value="1820" calcext:value-type="float">
            <text:p>1820</text:p>
          </table:table-cell>
          <table:table-cell table:formula="of:=ABJAD([.$A1349];2;1)" office:value-type="float" office:value="1896" calcext:value-type="float">
            <text:p>1896</text:p>
          </table:table-cell>
          <table:table-cell table:formula="of:=ABJAD([.$A1349];3;1)" office:value-type="float" office:value="18040" calcext:value-type="float">
            <text:p>18040</text:p>
          </table:table-cell>
        </table:table-row>
        <table:table-row table:style-name="ro1">
          <table:table-cell office:value-type="string" calcext:value-type="string">
            <text:p>TANRIVERDİ YILMAZ</text:p>
          </table:table-cell>
          <table:table-cell table:formula="of:=NUMEROLOG([.$A1350];&quot;modern&quot;;&quot;tam&quot;)" office:value-type="float" office:value="89" calcext:value-type="float">
            <text:p>89</text:p>
          </table:table-cell>
          <table:table-cell table:formula="of:=NUMEROLOG([.$A1350];&quot;TR&quot;;&quot;tam&quot;)" office:value-type="float" office:value="245" calcext:value-type="float">
            <text:p>245</text:p>
          </table:table-cell>
          <table:table-cell table:formula="of:=ABJAD([.$A1350];0;1)" office:value-type="float" office:value="87" calcext:value-type="float">
            <text:p>87</text:p>
          </table:table-cell>
          <table:table-cell table:formula="of:=ABJAD([.$A1350];1;1)" office:value-type="float" office:value="3831" calcext:value-type="float">
            <text:p>3831</text:p>
          </table:table-cell>
          <table:table-cell table:formula="of:=ABJAD([.$A1350];2;1)" office:value-type="float" office:value="3928" calcext:value-type="float">
            <text:p>3928</text:p>
          </table:table-cell>
          <table:table-cell table:formula="of:=ABJAD([.$A1350];3;1)" office:value-type="float" office:value="22924" calcext:value-type="float">
            <text:p>22924</text:p>
          </table:table-cell>
        </table:table-row>
        <table:table-row table:style-name="ro1">
          <table:table-cell office:value-type="string" calcext:value-type="string">
            <text:p>TANTEKİN</text:p>
          </table:table-cell>
          <table:table-cell table:formula="of:=NUMEROLOG([.$A1351];&quot;modern&quot;;&quot;tam&quot;)" office:value-type="float" office:value="31" calcext:value-type="float">
            <text:p>31</text:p>
          </table:table-cell>
          <table:table-cell table:formula="of:=NUMEROLOG([.$A1351];&quot;TR&quot;;&quot;tam&quot;)" office:value-type="float" office:value="115" calcext:value-type="float">
            <text:p>115</text:p>
          </table:table-cell>
          <table:table-cell table:formula="of:=ABJAD([.$A1351];0;1)" office:value-type="float" office:value="54" calcext:value-type="float">
            <text:p>54</text:p>
          </table:table-cell>
          <table:table-cell table:formula="of:=ABJAD([.$A1351];1;1)" office:value-type="float" office:value="1206" calcext:value-type="float">
            <text:p>1206</text:p>
          </table:table-cell>
          <table:table-cell table:formula="of:=ABJAD([.$A1351];2;1)" office:value-type="float" office:value="1257" calcext:value-type="float">
            <text:p>1257</text:p>
          </table:table-cell>
          <table:table-cell table:formula="of:=ABJAD([.$A1351];3;1)" office:value-type="float" office:value="11903" calcext:value-type="float">
            <text:p>11903</text:p>
          </table:table-cell>
        </table:table-row>
        <table:table-row table:style-name="ro1">
          <table:table-cell office:value-type="string" calcext:value-type="string">
            <text:p>TARAKCI</text:p>
          </table:table-cell>
          <table:table-cell table:formula="of:=NUMEROLOG([.$A1352];&quot;modern&quot;;&quot;tam&quot;)" office:value-type="float" office:value="27" calcext:value-type="float">
            <text:p>27</text:p>
          </table:table-cell>
          <table:table-cell table:formula="of:=NUMEROLOG([.$A1352];&quot;TR&quot;;&quot;tam&quot;)" office:value-type="float" office:value="75" calcext:value-type="float">
            <text:p>75</text:p>
          </table:table-cell>
          <table:table-cell table:formula="of:=ABJAD([.$A1352];0;1)" office:value-type="float" office:value="35" calcext:value-type="float">
            <text:p>35</text:p>
          </table:table-cell>
          <table:table-cell table:formula="of:=ABJAD([.$A1352];1;1)" office:value-type="float" office:value="755" calcext:value-type="float">
            <text:p>755</text:p>
          </table:table-cell>
          <table:table-cell table:formula="of:=ABJAD([.$A1352];2;1)" office:value-type="float" office:value="787" calcext:value-type="float">
            <text:p>787</text:p>
          </table:table-cell>
          <table:table-cell table:formula="of:=ABJAD([.$A1352];3;1)" office:value-type="float" office:value="7274" calcext:value-type="float">
            <text:p>7274</text:p>
          </table:table-cell>
        </table:table-row>
        <table:table-row table:style-name="ro1">
          <table:table-cell office:value-type="string" calcext:value-type="string">
            <text:p>TARKAN</text:p>
          </table:table-cell>
          <table:table-cell table:formula="of:=NUMEROLOG([.$A1353];&quot;modern&quot;;&quot;tam&quot;)" office:value-type="float" office:value="20" calcext:value-type="float">
            <text:p>20</text:p>
          </table:table-cell>
          <table:table-cell table:formula="of:=NUMEROLOG([.$A1353];&quot;TR&quot;;&quot;tam&quot;)" office:value-type="float" office:value="78" calcext:value-type="float">
            <text:p>78</text:p>
          </table:table-cell>
          <table:table-cell table:formula="of:=ABJAD([.$A1353];0;1)" office:value-type="float" office:value="32" calcext:value-type="float">
            <text:p>32</text:p>
          </table:table-cell>
          <table:table-cell table:formula="of:=ABJAD([.$A1353];1;1)" office:value-type="float" office:value="812" calcext:value-type="float">
            <text:p>812</text:p>
          </table:table-cell>
          <table:table-cell table:formula="of:=ABJAD([.$A1353];2;1)" office:value-type="float" office:value="834" calcext:value-type="float">
            <text:p>834</text:p>
          </table:table-cell>
          <table:table-cell table:formula="of:=ABJAD([.$A1353];3;1)"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TARLAN</text:p>
          </table:table-cell>
          <table:table-cell table:formula="of:=NUMEROLOG([.$A1354];&quot;modern&quot;;&quot;tam&quot;)" office:value-type="float" office:value="21" calcext:value-type="float">
            <text:p>21</text:p>
          </table:table-cell>
          <table:table-cell table:formula="of:=NUMEROLOG([.$A1354];&quot;TR&quot;;&quot;tam&quot;)" office:value-type="float" office:value="79" calcext:value-type="float">
            <text:p>79</text:p>
          </table:table-cell>
          <table:table-cell table:formula="of:=ABJAD([.$A1354];0;1)" office:value-type="float" office:value="30" calcext:value-type="float">
            <text:p>30</text:p>
          </table:table-cell>
          <table:table-cell table:formula="of:=ABJAD([.$A1354];1;1)" office:value-type="float" office:value="822" calcext:value-type="float">
            <text:p>822</text:p>
          </table:table-cell>
          <table:table-cell table:formula="of:=ABJAD([.$A1354];2;1)" office:value-type="float" office:value="844" calcext:value-type="float">
            <text:p>844</text:p>
          </table:table-cell>
          <table:table-cell table:formula="of:=ABJAD([.$A1354];3;1)" office:value-type="float" office:value="8141" calcext:value-type="float">
            <text:p>8141</text:p>
          </table:table-cell>
        </table:table-row>
        <table:table-row table:style-name="ro1">
          <table:table-cell office:value-type="string" calcext:value-type="string">
            <text:p>TAŞ</text:p>
          </table:table-cell>
          <table:table-cell table:formula="of:=NUMEROLOG([.$A1355];&quot;modern&quot;;&quot;tam&quot;)" office:value-type="float" office:value="4" calcext:value-type="float">
            <text:p>4</text:p>
          </table:table-cell>
          <table:table-cell table:formula="of:=NUMEROLOG([.$A1355];&quot;TR&quot;;&quot;tam&quot;)" office:value-type="float" office:value="48" calcext:value-type="float">
            <text:p>48</text:p>
          </table:table-cell>
          <table:table-cell table:formula="of:=ABJAD([.$A1355];0;1)" office:value-type="float" office:value="13" calcext:value-type="float">
            <text:p>13</text:p>
          </table:table-cell>
          <table:table-cell table:formula="of:=ABJAD([.$A1355];1;1)" office:value-type="float" office:value="901" calcext:value-type="float">
            <text:p>901</text:p>
          </table:table-cell>
          <table:table-cell table:formula="of:=ABJAD([.$A1355];2;1)" office:value-type="float" office:value="912" calcext:value-type="float">
            <text:p>912</text:p>
          </table:table-cell>
          <table:table-cell table:formula="of:=ABJAD([.$A1355];3;1)"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TAŞAR</text:p>
          </table:table-cell>
          <table:table-cell table:formula="of:=NUMEROLOG([.$A1356];&quot;modern&quot;;&quot;tam&quot;)" office:value-type="float" office:value="14" calcext:value-type="float">
            <text:p>14</text:p>
          </table:table-cell>
          <table:table-cell table:formula="of:=NUMEROLOG([.$A1356];&quot;TR&quot;;&quot;tam&quot;)" office:value-type="float" office:value="70" calcext:value-type="float">
            <text:p>70</text:p>
          </table:table-cell>
          <table:table-cell table:formula="of:=ABJAD([.$A1356];0;1)" office:value-type="float" office:value="22" calcext:value-type="float">
            <text:p>22</text:p>
          </table:table-cell>
          <table:table-cell table:formula="of:=ABJAD([.$A1356];1;1)" office:value-type="float" office:value="1102" calcext:value-type="float">
            <text:p>1102</text:p>
          </table:table-cell>
          <table:table-cell table:formula="of:=ABJAD([.$A1356];2;1)" office:value-type="float" office:value="1119" calcext:value-type="float">
            <text:p>1119</text:p>
          </table:table-cell>
          <table:table-cell table:formula="of:=ABJAD([.$A1356];3;1)" office:value-type="float" office:value="9525" calcext:value-type="float">
            <text:p>9525</text:p>
          </table:table-cell>
        </table:table-row>
        <table:table-row table:style-name="ro1">
          <table:table-cell office:value-type="string" calcext:value-type="string">
            <text:p>TAŞCI</text:p>
          </table:table-cell>
          <table:table-cell table:formula="of:=NUMEROLOG([.$A1357];&quot;modern&quot;;&quot;tam&quot;)" office:value-type="float" office:value="16" calcext:value-type="float">
            <text:p>16</text:p>
          </table:table-cell>
          <table:table-cell table:formula="of:=NUMEROLOG([.$A1357];&quot;TR&quot;;&quot;tam&quot;)" office:value-type="float" office:value="62" calcext:value-type="float">
            <text:p>62</text:p>
          </table:table-cell>
          <table:table-cell table:formula="of:=ABJAD([.$A1357];0;1)" office:value-type="float" office:value="26" calcext:value-type="float">
            <text:p>26</text:p>
          </table:table-cell>
          <table:table-cell table:formula="of:=ABJAD([.$A1357];1;1)" office:value-type="float" office:value="914" calcext:value-type="float">
            <text:p>914</text:p>
          </table:table-cell>
          <table:table-cell table:formula="of:=ABJAD([.$A1357];2;1)" office:value-type="float" office:value="940" calcext:value-type="float">
            <text:p>940</text:p>
          </table:table-cell>
          <table:table-cell table:formula="of:=ABJAD([.$A1357];3;1)" office:value-type="float" office:value="7476" calcext:value-type="float">
            <text:p>7476</text:p>
          </table:table-cell>
        </table:table-row>
        <table:table-row table:style-name="ro1">
          <table:table-cell office:value-type="string" calcext:value-type="string">
            <text:p>TAŞDELEN</text:p>
          </table:table-cell>
          <table:table-cell table:formula="of:=NUMEROLOG([.$A1358];&quot;modern&quot;;&quot;tam&quot;)" office:value-type="float" office:value="26" calcext:value-type="float">
            <text:p>26</text:p>
          </table:table-cell>
          <table:table-cell table:formula="of:=NUMEROLOG([.$A1358];&quot;TR&quot;;&quot;tam&quot;)" office:value-type="float" office:value="97" calcext:value-type="float">
            <text:p>97</text:p>
          </table:table-cell>
          <table:table-cell table:formula="of:=ABJAD([.$A1358];0;1)" office:value-type="float" office:value="39" calcext:value-type="float">
            <text:p>39</text:p>
          </table:table-cell>
          <table:table-cell table:formula="of:=ABJAD([.$A1358];1;1)" office:value-type="float" office:value="1035" calcext:value-type="float">
            <text:p>1035</text:p>
          </table:table-cell>
          <table:table-cell table:formula="of:=ABJAD([.$A1358];2;1)" office:value-type="float" office:value="1071" calcext:value-type="float">
            <text:p>1071</text:p>
          </table:table-cell>
          <table:table-cell table:formula="of:=ABJAD([.$A1358];3;1)" office:value-type="float" office:value="10241" calcext:value-type="float">
            <text:p>10241</text:p>
          </table:table-cell>
        </table:table-row>
        <table:table-row table:style-name="ro1">
          <table:table-cell office:value-type="string" calcext:value-type="string">
            <text:p>TAŞKIN</text:p>
          </table:table-cell>
          <table:table-cell table:formula="of:=NUMEROLOG([.$A1359];&quot;modern&quot;;&quot;tam&quot;)" office:value-type="float" office:value="20" calcext:value-type="float">
            <text:p>20</text:p>
          </table:table-cell>
          <table:table-cell table:formula="of:=NUMEROLOG([.$A1359];&quot;TR&quot;;&quot;tam&quot;)" office:value-type="float" office:value="90" calcext:value-type="float">
            <text:p>90</text:p>
          </table:table-cell>
          <table:table-cell table:formula="of:=ABJAD([.$A1359];0;1)" office:value-type="float" office:value="37" calcext:value-type="float">
            <text:p>37</text:p>
          </table:table-cell>
          <table:table-cell table:formula="of:=ABJAD([.$A1359];1;1)" office:value-type="float" office:value="1021" calcext:value-type="float">
            <text:p>1021</text:p>
          </table:table-cell>
          <table:table-cell table:formula="of:=ABJAD([.$A1359];2;1)" office:value-type="float" office:value="1052" calcext:value-type="float">
            <text:p>1052</text:p>
          </table:table-cell>
          <table:table-cell table:formula="of:=ABJAD([.$A1359];3;1)"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TAŞKIRAN</text:p>
          </table:table-cell>
          <table:table-cell table:formula="of:=NUMEROLOG([.$A1360];&quot;modern&quot;;&quot;tam&quot;)" office:value-type="float" office:value="30" calcext:value-type="float">
            <text:p>30</text:p>
          </table:table-cell>
          <table:table-cell table:formula="of:=NUMEROLOG([.$A1360];&quot;TR&quot;;&quot;tam&quot;)" office:value-type="float" office:value="112" calcext:value-type="float">
            <text:p>112</text:p>
          </table:table-cell>
          <table:table-cell table:formula="of:=ABJAD([.$A1360];0;1)" office:value-type="float" office:value="46" calcext:value-type="float">
            <text:p>46</text:p>
          </table:table-cell>
          <table:table-cell table:formula="of:=ABJAD([.$A1360];1;1)" office:value-type="float" office:value="1222" calcext:value-type="float">
            <text:p>1222</text:p>
          </table:table-cell>
          <table:table-cell table:formula="of:=ABJAD([.$A1360];2;1)" office:value-type="float" office:value="1259" calcext:value-type="float">
            <text:p>1259</text:p>
          </table:table-cell>
          <table:table-cell table:formula="of:=ABJAD([.$A1360];3;1)"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TAŞLI</text:p>
          </table:table-cell>
          <table:table-cell table:formula="of:=NUMEROLOG([.$A1361];&quot;modern&quot;;&quot;tam&quot;)" office:value-type="float" office:value="16" calcext:value-type="float">
            <text:p>16</text:p>
          </table:table-cell>
          <table:table-cell table:formula="of:=NUMEROLOG([.$A1361];&quot;TR&quot;;&quot;tam&quot;)" office:value-type="float" office:value="74" calcext:value-type="float">
            <text:p>74</text:p>
          </table:table-cell>
          <table:table-cell table:formula="of:=ABJAD([.$A1361];0;1)" office:value-type="float" office:value="25" calcext:value-type="float">
            <text:p>25</text:p>
          </table:table-cell>
          <table:table-cell table:formula="of:=ABJAD([.$A1361];1;1)" office:value-type="float" office:value="961" calcext:value-type="float">
            <text:p>961</text:p>
          </table:table-cell>
          <table:table-cell table:formula="of:=ABJAD([.$A1361];2;1)" office:value-type="float" office:value="987" calcext:value-type="float">
            <text:p>987</text:p>
          </table:table-cell>
          <table:table-cell table:formula="of:=ABJAD([.$A1361];3;1)" office:value-type="float" office:value="6898" calcext:value-type="float">
            <text:p>6898</text:p>
          </table:table-cell>
        </table:table-row>
        <table:table-row table:style-name="ro1">
          <table:table-cell office:value-type="string" calcext:value-type="string">
            <text:p>TAŞMALI</text:p>
          </table:table-cell>
          <table:table-cell table:formula="of:=NUMEROLOG([.$A1362];&quot;modern&quot;;&quot;tam&quot;)" office:value-type="float" office:value="21" calcext:value-type="float">
            <text:p>21</text:p>
          </table:table-cell>
          <table:table-cell table:formula="of:=NUMEROLOG([.$A1362];&quot;TR&quot;;&quot;tam&quot;)" office:value-type="float" office:value="91" calcext:value-type="float">
            <text:p>91</text:p>
          </table:table-cell>
          <table:table-cell table:formula="of:=ABJAD([.$A1362];0;1)" office:value-type="float" office:value="26" calcext:value-type="float">
            <text:p>26</text:p>
          </table:table-cell>
          <table:table-cell table:formula="of:=ABJAD([.$A1362];1;1)" office:value-type="float" office:value="1022" calcext:value-type="float">
            <text:p>1022</text:p>
          </table:table-cell>
          <table:table-cell table:formula="of:=ABJAD([.$A1362];2;1)" office:value-type="float" office:value="1054" calcext:value-type="float">
            <text:p>1054</text:p>
          </table:table-cell>
          <table:table-cell table:formula="of:=ABJAD([.$A1362];3;1)" office:value-type="float" office:value="8141" calcext:value-type="float">
            <text:p>8141</text:p>
          </table:table-cell>
        </table:table-row>
        <table:table-row table:style-name="ro1">
          <table:table-cell office:value-type="string" calcext:value-type="string">
            <text:p>TAŞTEKİN</text:p>
          </table:table-cell>
          <table:table-cell table:formula="of:=NUMEROLOG([.$A1363];&quot;modern&quot;;&quot;tam&quot;)" office:value-type="float" office:value="27" calcext:value-type="float">
            <text:p>27</text:p>
          </table:table-cell>
          <table:table-cell table:formula="of:=NUMEROLOG([.$A1363];&quot;TR&quot;;&quot;tam&quot;)" office:value-type="float" office:value="121" calcext:value-type="float">
            <text:p>121</text:p>
          </table:table-cell>
          <table:table-cell table:formula="of:=ABJAD([.$A1363];0;1)" office:value-type="float" office:value="48" calcext:value-type="float">
            <text:p>48</text:p>
          </table:table-cell>
          <table:table-cell table:formula="of:=ABJAD([.$A1363];1;1)" office:value-type="float" office:value="1536" calcext:value-type="float">
            <text:p>1536</text:p>
          </table:table-cell>
          <table:table-cell table:formula="of:=ABJAD([.$A1363];2;1)" office:value-type="float" office:value="1587" calcext:value-type="float">
            <text:p>1587</text:p>
          </table:table-cell>
          <table:table-cell table:formula="of:=ABJAD([.$A1363];3;1)" office:value-type="float" office:value="13412" calcext:value-type="float">
            <text:p>13412</text:p>
          </table:table-cell>
        </table:table-row>
        <table:table-row table:style-name="ro1">
          <table:table-cell office:value-type="string" calcext:value-type="string">
            <text:p>TATAR</text:p>
          </table:table-cell>
          <table:table-cell table:formula="of:=NUMEROLOG([.$A1364];&quot;modern&quot;;&quot;tam&quot;)" office:value-type="float" office:value="15" calcext:value-type="float">
            <text:p>15</text:p>
          </table:table-cell>
          <table:table-cell table:formula="of:=NUMEROLOG([.$A1364];&quot;TR&quot;;&quot;tam&quot;)" office:value-type="float" office:value="71" calcext:value-type="float">
            <text:p>71</text:p>
          </table:table-cell>
          <table:table-cell table:formula="of:=ABJAD([.$A1364];0;1)" office:value-type="float" office:value="26" calcext:value-type="float">
            <text:p>26</text:p>
          </table:table-cell>
          <table:table-cell table:formula="of:=ABJAD([.$A1364];1;1)" office:value-type="float" office:value="1202" calcext:value-type="float">
            <text:p>1202</text:p>
          </table:table-cell>
          <table:table-cell table:formula="of:=ABJAD([.$A1364];2;1)" office:value-type="float" office:value="1219" calcext:value-type="float">
            <text:p>1219</text:p>
          </table:table-cell>
          <table:table-cell table:formula="of:=ABJAD([.$A1364];3;1)" office:value-type="float" office:value="9138" calcext:value-type="float">
            <text:p>9138</text:p>
          </table:table-cell>
        </table:table-row>
        <table:table-row table:style-name="ro1">
          <table:table-cell office:value-type="string" calcext:value-type="string">
            <text:p>TATLI</text:p>
          </table:table-cell>
          <table:table-cell table:formula="of:=NUMEROLOG([.$A1365];&quot;modern&quot;;&quot;tam&quot;)" office:value-type="float" office:value="17" calcext:value-type="float">
            <text:p>17</text:p>
          </table:table-cell>
          <table:table-cell table:formula="of:=NUMEROLOG([.$A1365];&quot;TR&quot;;&quot;tam&quot;)" office:value-type="float" office:value="75" calcext:value-type="float">
            <text:p>75</text:p>
          </table:table-cell>
          <table:table-cell table:formula="of:=ABJAD([.$A1365];0;1)" office:value-type="float" office:value="29" calcext:value-type="float">
            <text:p>29</text:p>
          </table:table-cell>
          <table:table-cell table:formula="of:=ABJAD([.$A1365];1;1)" office:value-type="float" office:value="1061" calcext:value-type="float">
            <text:p>1061</text:p>
          </table:table-cell>
          <table:table-cell table:formula="of:=ABJAD([.$A1365];2;1)" office:value-type="float" office:value="1087" calcext:value-type="float">
            <text:p>1087</text:p>
          </table:table-cell>
          <table:table-cell table:formula="of:=ABJAD([.$A1365];3;1)"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TAVŞAN</text:p>
          </table:table-cell>
          <table:table-cell table:formula="of:=NUMEROLOG([.$A1366];&quot;modern&quot;;&quot;tam&quot;)" office:value-type="float" office:value="14" calcext:value-type="float">
            <text:p>14</text:p>
          </table:table-cell>
          <table:table-cell table:formula="of:=NUMEROLOG([.$A1366];&quot;TR&quot;;&quot;tam&quot;)" office:value-type="float" office:value="93" calcext:value-type="float">
            <text:p>93</text:p>
          </table:table-cell>
          <table:table-cell table:formula="of:=ABJAD([.$A1366];0;1)" office:value-type="float" office:value="32" calcext:value-type="float">
            <text:p>32</text:p>
          </table:table-cell>
          <table:table-cell table:formula="of:=ABJAD([.$A1366];1;1)" office:value-type="float" office:value="1772" calcext:value-type="float">
            <text:p>1772</text:p>
          </table:table-cell>
          <table:table-cell table:formula="of:=ABJAD([.$A1366];2;1)" office:value-type="float" office:value="1794" calcext:value-type="float">
            <text:p>1794</text:p>
          </table:table-cell>
          <table:table-cell table:formula="of:=ABJAD([.$A1366];3;1)" office:value-type="float" office:value="12695" calcext:value-type="float">
            <text:p>12695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table:formula="of:=NUMEROLOG([.$A1367];&quot;modern&quot;;&quot;tam&quot;)" office:value-type="float" office:value="10" calcext:value-type="float">
            <text:p>10</text:p>
          </table:table-cell>
          <table:table-cell table:formula="of:=NUMEROLOG([.$A1367];&quot;TR&quot;;&quot;tam&quot;)" office:value-type="float" office:value="53" calcext:value-type="float">
            <text:p>53</text:p>
          </table:table-cell>
          <table:table-cell table:formula="of:=ABJAD([.$A1367];0;1)" office:value-type="float" office:value="9" calcext:value-type="float">
            <text:p>9</text:p>
          </table:table-cell>
          <table:table-cell table:formula="of:=ABJAD([.$A1367];1;1)" office:value-type="float" office:value="1401" calcext:value-type="float">
            <text:p>1401</text:p>
          </table:table-cell>
          <table:table-cell table:formula="of:=ABJAD([.$A1367];2;1)" office:value-type="float" office:value="1412" calcext:value-type="float">
            <text:p>1412</text:p>
          </table:table-cell>
          <table:table-cell table:formula="of:=ABJAD([.$A1367];3;1)" office:value-type="float" office:value="7553" calcext:value-type="float">
            <text:p>7553</text:p>
          </table:table-cell>
        </table:table-row>
        <table:table-row table:style-name="ro1">
          <table:table-cell office:value-type="string" calcext:value-type="string">
            <text:p>TAYFUN</text:p>
          </table:table-cell>
          <table:table-cell table:formula="of:=NUMEROLOG([.$A1368];&quot;modern&quot;;&quot;tam&quot;)" office:value-type="float" office:value="24" calcext:value-type="float">
            <text:p>24</text:p>
          </table:table-cell>
          <table:table-cell table:formula="of:=NUMEROLOG([.$A1368];&quot;TR&quot;;&quot;tam&quot;)" office:value-type="float" office:value="102" calcext:value-type="float">
            <text:p>102</text:p>
          </table:table-cell>
          <table:table-cell table:formula="of:=ABJAD([.$A1368];0;1)" office:value-type="float" office:value="25" calcext:value-type="float">
            <text:p>25</text:p>
          </table:table-cell>
          <table:table-cell table:formula="of:=ABJAD([.$A1368];1;1)" office:value-type="float" office:value="2077" calcext:value-type="float">
            <text:p>2077</text:p>
          </table:table-cell>
          <table:table-cell table:formula="of:=ABJAD([.$A1368];2;1)" office:value-type="float" office:value="2698" calcext:value-type="float">
            <text:p>2698</text:p>
          </table:table-cell>
          <table:table-cell table:formula="of:=ABJAD([.$A1368];3;1)" office:value-type="float" office:value="13160" calcext:value-type="float">
            <text:p>13160</text:p>
          </table:table-cell>
        </table:table-row>
        <table:table-row table:style-name="ro1">
          <table:table-cell office:value-type="string" calcext:value-type="string">
            <text:p>TAYFUR</text:p>
          </table:table-cell>
          <table:table-cell table:formula="of:=NUMEROLOG([.$A1369];&quot;modern&quot;;&quot;tam&quot;)" office:value-type="float" office:value="28" calcext:value-type="float">
            <text:p>28</text:p>
          </table:table-cell>
          <table:table-cell table:formula="of:=NUMEROLOG([.$A1369];&quot;TR&quot;;&quot;tam&quot;)" office:value-type="float" office:value="106" calcext:value-type="float">
            <text:p>106</text:p>
          </table:table-cell>
          <table:table-cell table:formula="of:=ABJAD([.$A1369];0;1)" office:value-type="float" office:value="23" calcext:value-type="float">
            <text:p>23</text:p>
          </table:table-cell>
          <table:table-cell table:formula="of:=ABJAD([.$A1369];1;1)" office:value-type="float" office:value="2207" calcext:value-type="float">
            <text:p>2207</text:p>
          </table:table-cell>
          <table:table-cell table:formula="of:=ABJAD([.$A1369];2;1)" office:value-type="float" office:value="2828" calcext:value-type="float">
            <text:p>2828</text:p>
          </table:table-cell>
          <table:table-cell table:formula="of:=ABJAD([.$A1369];3;1)" office:value-type="float" office:value="13955" calcext:value-type="float">
            <text:p>13955</text:p>
          </table:table-cell>
        </table:table-row>
        <table:table-row table:style-name="ro1">
          <table:table-cell office:value-type="string" calcext:value-type="string">
            <text:p>TAYYAR</text:p>
          </table:table-cell>
          <table:table-cell table:formula="of:=NUMEROLOG([.$A1370];&quot;modern&quot;;&quot;tam&quot;)" office:value-type="float" office:value="27" calcext:value-type="float">
            <text:p>27</text:p>
          </table:table-cell>
          <table:table-cell table:formula="of:=NUMEROLOG([.$A1370];&quot;TR&quot;;&quot;tam&quot;)" office:value-type="float" office:value="103" calcext:value-type="float">
            <text:p>103</text:p>
          </table:table-cell>
          <table:table-cell table:formula="of:=ABJAD([.$A1370];0;1)" office:value-type="float" office:value="18" calcext:value-type="float">
            <text:p>18</text:p>
          </table:table-cell>
          <table:table-cell table:formula="of:=ABJAD([.$A1370];1;1)" office:value-type="float" office:value="2502" calcext:value-type="float">
            <text:p>2502</text:p>
          </table:table-cell>
          <table:table-cell table:formula="of:=ABJAD([.$A1370];2;1)" office:value-type="float" office:value="2524" calcext:value-type="float">
            <text:p>2524</text:p>
          </table:table-cell>
          <table:table-cell table:formula="of:=ABJAD([.$A1370];3;1)" office:value-type="float" office:value="14779" calcext:value-type="float">
            <text:p>14779</text:p>
          </table:table-cell>
        </table:table-row>
        <table:table-row table:style-name="ro1">
          <table:table-cell office:value-type="string" calcext:value-type="string">
            <text:p>TAZEOĞLU</text:p>
          </table:table-cell>
          <table:table-cell table:formula="of:=NUMEROLOG([.$A1371];&quot;modern&quot;;&quot;tam&quot;)" office:value-type="float" office:value="35" calcext:value-type="float">
            <text:p>35</text:p>
          </table:table-cell>
          <table:table-cell table:formula="of:=NUMEROLOG([.$A1371];&quot;TR&quot;;&quot;tam&quot;)" office:value-type="float" office:value="127" calcext:value-type="float">
            <text:p>127</text:p>
          </table:table-cell>
          <table:table-cell table:formula="of:=ABJAD([.$A1371];0;1)" office:value-type="float" office:value="36" calcext:value-type="float">
            <text:p>36</text:p>
          </table:table-cell>
          <table:table-cell table:formula="of:=ABJAD([.$A1371];1;1)" office:value-type="float" office:value="2244" calcext:value-type="float">
            <text:p>2244</text:p>
          </table:table-cell>
          <table:table-cell table:formula="of:=ABJAD([.$A1371];2;1)" office:value-type="float" office:value="5550" calcext:value-type="float">
            <text:p>5550</text:p>
          </table:table-cell>
          <table:table-cell table:formula="of:=ABJAD([.$A1371];3;1)" office:value-type="float" office:value="9099" calcext:value-type="float">
            <text:p>9099</text:p>
          </table:table-cell>
        </table:table-row>
        <table:table-row table:style-name="ro1">
          <table:table-cell office:value-type="string" calcext:value-type="string">
            <text:p>TEĞİN</text:p>
          </table:table-cell>
          <table:table-cell table:formula="of:=NUMEROLOG([.$A1372];&quot;modern&quot;;&quot;tam&quot;)" office:value-type="float" office:value="28" calcext:value-type="float">
            <text:p>28</text:p>
          </table:table-cell>
          <table:table-cell table:formula="of:=NUMEROLOG([.$A1372];&quot;TR&quot;;&quot;tam&quot;)" office:value-type="float" office:value="68" calcext:value-type="float">
            <text:p>68</text:p>
          </table:table-cell>
          <table:table-cell table:formula="of:=ABJAD([.$A1372];0;1)" office:value-type="float" office:value="39" calcext:value-type="float">
            <text:p>39</text:p>
          </table:table-cell>
          <table:table-cell table:formula="of:=ABJAD([.$A1372];1;1)" office:value-type="float" office:value="603" calcext:value-type="float">
            <text:p>603</text:p>
          </table:table-cell>
          <table:table-cell table:formula="of:=ABJAD([.$A1372];2;1)" office:value-type="float" office:value="3243" calcext:value-type="float">
            <text:p>3243</text:p>
          </table:table-cell>
          <table:table-cell table:formula="of:=ABJAD([.$A1372];3;1)" office:value-type="float" office:value="7864" calcext:value-type="float">
            <text:p>7864</text:p>
          </table:table-cell>
        </table:table-row>
        <table:table-row table:style-name="ro1">
          <table:table-cell office:value-type="string" calcext:value-type="string">
            <text:p>TEHLİ</text:p>
          </table:table-cell>
          <table:table-cell table:formula="of:=NUMEROLOG([.$A1373];&quot;modern&quot;;&quot;tam&quot;)" office:value-type="float" office:value="27" calcext:value-type="float">
            <text:p>27</text:p>
          </table:table-cell>
          <table:table-cell table:formula="of:=NUMEROLOG([.$A1373];&quot;TR&quot;;&quot;tam&quot;)" office:value-type="float" office:value="67" calcext:value-type="float">
            <text:p>67</text:p>
          </table:table-cell>
          <table:table-cell table:formula="of:=ABJAD([.$A1373];0;1)" office:value-type="float" office:value="32" calcext:value-type="float">
            <text:p>32</text:p>
          </table:table-cell>
          <table:table-cell table:formula="of:=ABJAD([.$A1373];1;1)" office:value-type="float" office:value="584" calcext:value-type="float">
            <text:p>584</text:p>
          </table:table-cell>
          <table:table-cell table:formula="of:=ABJAD([.$A1373];2;1)" office:value-type="float" office:value="624" calcext:value-type="float">
            <text:p>624</text:p>
          </table:table-cell>
          <table:table-cell table:formula="of:=ABJAD([.$A1373];3;1)" office:value-type="float" office:value="6463" calcext:value-type="float">
            <text:p>6463</text:p>
          </table:table-cell>
        </table:table-row>
        <table:table-row table:style-name="ro1">
          <table:table-cell office:value-type="string" calcext:value-type="string">
            <text:p>TEKER</text:p>
          </table:table-cell>
          <table:table-cell table:formula="of:=NUMEROLOG([.$A1374];&quot;modern&quot;;&quot;tam&quot;)" office:value-type="float" office:value="23" calcext:value-type="float">
            <text:p>23</text:p>
          </table:table-cell>
          <table:table-cell table:formula="of:=NUMEROLOG([.$A1374];&quot;TR&quot;;&quot;tam&quot;)" office:value-type="float" office:value="71" calcext:value-type="float">
            <text:p>71</text:p>
          </table:table-cell>
          <table:table-cell table:formula="of:=ABJAD([.$A1374];0;1)" office:value-type="float" office:value="30" calcext:value-type="float">
            <text:p>30</text:p>
          </table:table-cell>
          <table:table-cell table:formula="of:=ABJAD([.$A1374];1;1)" office:value-type="float" office:value="750" calcext:value-type="float">
            <text:p>750</text:p>
          </table:table-cell>
          <table:table-cell table:formula="of:=ABJAD([.$A1374];2;1)" office:value-type="float" office:value="775" calcext:value-type="float">
            <text:p>775</text:p>
          </table:table-cell>
          <table:table-cell table:formula="of:=ABJAD([.$A1374];3;1)" office:value-type="float" office:value="6791" calcext:value-type="float">
            <text:p>6791</text:p>
          </table:table-cell>
        </table:table-row>
        <table:table-row table:style-name="ro1">
          <table:table-cell office:value-type="string" calcext:value-type="string">
            <text:p>TEKİN</text:p>
          </table:table-cell>
          <table:table-cell table:formula="of:=NUMEROLOG([.$A1375];&quot;modern&quot;;&quot;tam&quot;)" office:value-type="float" office:value="23" calcext:value-type="float">
            <text:p>23</text:p>
          </table:table-cell>
          <table:table-cell table:formula="of:=NUMEROLOG([.$A1375];&quot;TR&quot;;&quot;tam&quot;)" office:value-type="float" office:value="73" calcext:value-type="float">
            <text:p>73</text:p>
          </table:table-cell>
          <table:table-cell table:formula="of:=ABJAD([.$A1375];0;1)" office:value-type="float" office:value="35" calcext:value-type="float">
            <text:p>35</text:p>
          </table:table-cell>
          <table:table-cell table:formula="of:=ABJAD([.$A1375];1;1)" office:value-type="float" office:value="635" calcext:value-type="float">
            <text:p>635</text:p>
          </table:table-cell>
          <table:table-cell table:formula="of:=ABJAD([.$A1375];2;1)" office:value-type="float" office:value="675" calcext:value-type="float">
            <text:p>675</text:p>
          </table:table-cell>
          <table:table-cell table:formula="of:=ABJAD([.$A1375];3;1)"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TEKİNSOY</text:p>
          </table:table-cell>
          <table:table-cell table:formula="of:=NUMEROLOG([.$A1376];&quot;modern&quot;;&quot;tam&quot;)" office:value-type="float" office:value="37" calcext:value-type="float">
            <text:p>37</text:p>
          </table:table-cell>
          <table:table-cell table:formula="of:=NUMEROLOG([.$A1376];&quot;TR&quot;;&quot;tam&quot;)" office:value-type="float" office:value="141" calcext:value-type="float">
            <text:p>141</text:p>
          </table:table-cell>
          <table:table-cell table:formula="of:=ABJAD([.$A1376];0;1)" office:value-type="float" office:value="43" calcext:value-type="float">
            <text:p>43</text:p>
          </table:table-cell>
          <table:table-cell table:formula="of:=ABJAD([.$A1376];1;1)" office:value-type="float" office:value="1915" calcext:value-type="float">
            <text:p>1915</text:p>
          </table:table-cell>
          <table:table-cell table:formula="of:=ABJAD([.$A1376];2;1)" office:value-type="float" office:value="2045" calcext:value-type="float">
            <text:p>2045</text:p>
          </table:table-cell>
          <table:table-cell table:formula="of:=ABJAD([.$A1376];3;1)" office:value-type="float" office:value="15136" calcext:value-type="float">
            <text:p>15136</text:p>
          </table:table-cell>
        </table:table-row>
        <table:table-row table:style-name="ro1">
          <table:table-cell office:value-type="string" calcext:value-type="string">
            <text:p>TEKİR</text:p>
          </table:table-cell>
          <table:table-cell table:formula="of:=NUMEROLOG([.$A1377];&quot;modern&quot;;&quot;tam&quot;)" office:value-type="float" office:value="27" calcext:value-type="float">
            <text:p>27</text:p>
          </table:table-cell>
          <table:table-cell table:formula="of:=NUMEROLOG([.$A1377];&quot;TR&quot;;&quot;tam&quot;)" office:value-type="float" office:value="77" calcext:value-type="float">
            <text:p>77</text:p>
          </table:table-cell>
          <table:table-cell table:formula="of:=ABJAD([.$A1377];0;1)" office:value-type="float" office:value="33" calcext:value-type="float">
            <text:p>33</text:p>
          </table:table-cell>
          <table:table-cell table:formula="of:=ABJAD([.$A1377];1;1)" office:value-type="float" office:value="765" calcext:value-type="float">
            <text:p>765</text:p>
          </table:table-cell>
          <table:table-cell table:formula="of:=ABJAD([.$A1377];2;1)" office:value-type="float" office:value="805" calcext:value-type="float">
            <text:p>805</text:p>
          </table:table-cell>
          <table:table-cell table:formula="of:=ABJAD([.$A1377];3;1)" office:value-type="float" office:value="7584" calcext:value-type="float">
            <text:p>7584</text:p>
          </table:table-cell>
        </table:table-row>
        <table:table-row table:style-name="ro1">
          <table:table-cell office:value-type="string" calcext:value-type="string">
            <text:p>TEKİŞ</text:p>
          </table:table-cell>
          <table:table-cell table:formula="of:=NUMEROLOG([.$A1378];&quot;modern&quot;;&quot;tam&quot;)" office:value-type="float" office:value="19" calcext:value-type="float">
            <text:p>19</text:p>
          </table:table-cell>
          <table:table-cell table:formula="of:=NUMEROLOG([.$A1378];&quot;TR&quot;;&quot;tam&quot;)" office:value-type="float" office:value="79" calcext:value-type="float">
            <text:p>79</text:p>
          </table:table-cell>
          <table:table-cell table:formula="of:=ABJAD([.$A1378];0;1)" office:value-type="float" office:value="29" calcext:value-type="float">
            <text:p>29</text:p>
          </table:table-cell>
          <table:table-cell table:formula="of:=ABJAD([.$A1378];1;1)" office:value-type="float" office:value="965" calcext:value-type="float">
            <text:p>965</text:p>
          </table:table-cell>
          <table:table-cell table:formula="of:=ABJAD([.$A1378];2;1)" office:value-type="float" office:value="1005" calcext:value-type="float">
            <text:p>1005</text:p>
          </table:table-cell>
          <table:table-cell table:formula="of:=ABJAD([.$A1378];3;1)" office:value-type="float" office:value="8298" calcext:value-type="float">
            <text:p>8298</text:p>
          </table:table-cell>
        </table:table-row>
        <table:table-row table:style-name="ro1">
          <table:table-cell office:value-type="string" calcext:value-type="string">
            <text:p>TEL KANKILIÇ</text:p>
          </table:table-cell>
          <table:table-cell table:formula="of:=NUMEROLOG([.$A1379];&quot;modern&quot;;&quot;tam&quot;)" office:value-type="float" office:value="44" calcext:value-type="float">
            <text:p>44</text:p>
          </table:table-cell>
          <table:table-cell table:formula="of:=NUMEROLOG([.$A1379];&quot;TR&quot;;&quot;tam&quot;)" office:value-type="float" office:value="132" calcext:value-type="float">
            <text:p>132</text:p>
          </table:table-cell>
          <table:table-cell table:formula="of:=ABJAD([.$A1379];0;1)" office:value-type="float" office:value="59" calcext:value-type="float">
            <text:p>59</text:p>
          </table:table-cell>
          <table:table-cell table:formula="of:=ABJAD([.$A1379];1;1)" office:value-type="float" office:value="779" calcext:value-type="float">
            <text:p>779</text:p>
          </table:table-cell>
          <table:table-cell table:formula="of:=ABJAD([.$A1379];2;1)" office:value-type="float" office:value="840" calcext:value-type="float">
            <text:p>840</text:p>
          </table:table-cell>
          <table:table-cell table:formula="of:=ABJAD([.$A1379];3;1)" office:value-type="float" office:value="7354" calcext:value-type="float">
            <text:p>7354</text:p>
          </table:table-cell>
        </table:table-row>
        <table:table-row table:style-name="ro1">
          <table:table-cell office:value-type="string" calcext:value-type="string">
            <text:p>TEMEL</text:p>
          </table:table-cell>
          <table:table-cell table:formula="of:=NUMEROLOG([.$A1380];&quot;modern&quot;;&quot;tam&quot;)" office:value-type="float" office:value="19" calcext:value-type="float">
            <text:p>19</text:p>
          </table:table-cell>
          <table:table-cell table:formula="of:=NUMEROLOG([.$A1380];&quot;TR&quot;;&quot;tam&quot;)" office:value-type="float" office:value="67" calcext:value-type="float">
            <text:p>67</text:p>
          </table:table-cell>
          <table:table-cell table:formula="of:=ABJAD([.$A1380];0;1)" office:value-type="float" office:value="20" calcext:value-type="float">
            <text:p>20</text:p>
          </table:table-cell>
          <table:table-cell table:formula="of:=ABJAD([.$A1380];1;1)" office:value-type="float" office:value="620" calcext:value-type="float">
            <text:p>620</text:p>
          </table:table-cell>
          <table:table-cell table:formula="of:=ABJAD([.$A1380];2;1)" office:value-type="float" office:value="645" calcext:value-type="float">
            <text:p>645</text:p>
          </table:table-cell>
          <table:table-cell table:formula="of:=ABJAD([.$A1380];3;1)" office:value-type="float" office:value="4967" calcext:value-type="float">
            <text:p>4967</text:p>
          </table:table-cell>
        </table:table-row>
        <table:table-row table:style-name="ro1">
          <table:table-cell office:value-type="string" calcext:value-type="string">
            <text:p>TEMİZ</text:p>
          </table:table-cell>
          <table:table-cell table:formula="of:=NUMEROLOG([.$A1381];&quot;modern&quot;;&quot;tam&quot;)" office:value-type="float" office:value="28" calcext:value-type="float">
            <text:p>28</text:p>
          </table:table-cell>
          <table:table-cell table:formula="of:=NUMEROLOG([.$A1381];&quot;TR&quot;;&quot;tam&quot;)" office:value-type="float" office:value="87" calcext:value-type="float">
            <text:p>87</text:p>
          </table:table-cell>
          <table:table-cell table:formula="of:=ABJAD([.$A1381];0;1)" office:value-type="float" office:value="25" calcext:value-type="float">
            <text:p>25</text:p>
          </table:table-cell>
          <table:table-cell table:formula="of:=ABJAD([.$A1381];1;1)" office:value-type="float" office:value="1585" calcext:value-type="float">
            <text:p>1585</text:p>
          </table:table-cell>
          <table:table-cell table:formula="of:=ABJAD([.$A1381];2;1)" office:value-type="float" office:value="1625" calcext:value-type="float">
            <text:p>1625</text:p>
          </table:table-cell>
          <table:table-cell table:formula="of:=ABJAD([.$A1381];3;1)" office:value-type="float" office:value="5727" calcext:value-type="float">
            <text:p>5727</text:p>
          </table:table-cell>
        </table:table-row>
        <table:table-row table:style-name="ro1">
          <table:table-cell office:value-type="string" calcext:value-type="string">
            <text:p>TEMLİ</text:p>
          </table:table-cell>
          <table:table-cell table:formula="of:=NUMEROLOG([.$A1382];&quot;modern&quot;;&quot;tam&quot;)" office:value-type="float" office:value="23" calcext:value-type="float">
            <text:p>23</text:p>
          </table:table-cell>
          <table:table-cell table:formula="of:=NUMEROLOG([.$A1382];&quot;TR&quot;;&quot;tam&quot;)" office:value-type="float" office:value="73" calcext:value-type="float">
            <text:p>73</text:p>
          </table:table-cell>
          <table:table-cell table:formula="of:=ABJAD([.$A1382];0;1)" office:value-type="float" office:value="23" calcext:value-type="float">
            <text:p>23</text:p>
          </table:table-cell>
          <table:table-cell table:formula="of:=ABJAD([.$A1382];1;1)" office:value-type="float" office:value="635" calcext:value-type="float">
            <text:p>635</text:p>
          </table:table-cell>
          <table:table-cell table:formula="of:=ABJAD([.$A1382];2;1)" office:value-type="float" office:value="675" calcext:value-type="float">
            <text:p>675</text:p>
          </table:table-cell>
          <table:table-cell table:formula="of:=ABJAD([.$A1382];3;1)"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TEMURTAŞ</text:p>
          </table:table-cell>
          <table:table-cell table:formula="of:=NUMEROLOG([.$A1383];&quot;modern&quot;;&quot;tam&quot;)" office:value-type="float" office:value="27" calcext:value-type="float">
            <text:p>27</text:p>
          </table:table-cell>
          <table:table-cell table:formula="of:=NUMEROLOG([.$A1383];&quot;TR&quot;;&quot;tam&quot;)" office:value-type="float" office:value="140" calcext:value-type="float">
            <text:p>140</text:p>
          </table:table-cell>
          <table:table-cell table:formula="of:=ABJAD([.$A1383];0;1)" office:value-type="float" office:value="34" calcext:value-type="float">
            <text:p>34</text:p>
          </table:table-cell>
          <table:table-cell table:formula="of:=ABJAD([.$A1383];1;1)" office:value-type="float" office:value="2266" calcext:value-type="float">
            <text:p>2266</text:p>
          </table:table-cell>
          <table:table-cell table:formula="of:=ABJAD([.$A1383];2;1)" office:value-type="float" office:value="2897" calcext:value-type="float">
            <text:p>2897</text:p>
          </table:table-cell>
          <table:table-cell table:formula="of:=ABJAD([.$A1383];3;1)" office:value-type="float" office:value="16899" calcext:value-type="float">
            <text:p>16899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table:formula="of:=NUMEROLOG([.$A1384];&quot;modern&quot;;&quot;tam&quot;)" office:value-type="float" office:value="12" calcext:value-type="float">
            <text:p>12</text:p>
          </table:table-cell>
          <table:table-cell table:formula="of:=NUMEROLOG([.$A1384];&quot;TR&quot;;&quot;tam&quot;)" office:value-type="float" office:value="47" calcext:value-type="float">
            <text:p>47</text:p>
          </table:table-cell>
          <table:table-cell table:formula="of:=ABJAD([.$A1384];0;1)" office:value-type="float" office:value="23" calcext:value-type="float">
            <text:p>23</text:p>
          </table:table-cell>
          <table:table-cell table:formula="of:=ABJAD([.$A1384];1;1)" office:value-type="float" office:value="575" calcext:value-type="float">
            <text:p>575</text:p>
          </table:table-cell>
          <table:table-cell table:formula="of:=ABJAD([.$A1384];2;1)" office:value-type="float" office:value="590" calcext:value-type="float">
            <text:p>590</text:p>
          </table:table-cell>
          <table:table-cell table:formula="of:=ABJAD([.$A1384];3;1)"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TENEKECİ</text:p>
          </table:table-cell>
          <table:table-cell table:formula="of:=NUMEROLOG([.$A1385];&quot;modern&quot;;&quot;tam&quot;)" office:value-type="float" office:value="36" calcext:value-type="float">
            <text:p>36</text:p>
          </table:table-cell>
          <table:table-cell table:formula="of:=NUMEROLOG([.$A1385];&quot;TR&quot;;&quot;tam&quot;)" office:value-type="float" office:value="88" calcext:value-type="float">
            <text:p>88</text:p>
          </table:table-cell>
          <table:table-cell table:formula="of:=ABJAD([.$A1385];0;1)" office:value-type="float" office:value="48" calcext:value-type="float">
            <text:p>48</text:p>
          </table:table-cell>
          <table:table-cell table:formula="of:=ABJAD([.$A1385];1;1)" office:value-type="float" office:value="648" calcext:value-type="float">
            <text:p>648</text:p>
          </table:table-cell>
          <table:table-cell table:formula="of:=ABJAD([.$A1385];2;1)" office:value-type="float" office:value="703" calcext:value-type="float">
            <text:p>703</text:p>
          </table:table-cell>
          <table:table-cell table:formula="of:=ABJAD([.$A1385];3;1)"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TEOMAN</text:p>
          </table:table-cell>
          <table:table-cell table:formula="of:=NUMEROLOG([.$A1386];&quot;modern&quot;;&quot;tam&quot;)" office:value-type="float" office:value="23" calcext:value-type="float">
            <text:p>23</text:p>
          </table:table-cell>
          <table:table-cell table:formula="of:=NUMEROLOG([.$A1386];&quot;TR&quot;;&quot;tam&quot;)" office:value-type="float" office:value="82" calcext:value-type="float">
            <text:p>82</text:p>
          </table:table-cell>
          <table:table-cell table:formula="of:=ABJAD([.$A1386];0;1)" office:value-type="float" office:value="32" calcext:value-type="float">
            <text:p>32</text:p>
          </table:table-cell>
          <table:table-cell table:formula="of:=ABJAD([.$A1386];1;1)" office:value-type="float" office:value="716" calcext:value-type="float">
            <text:p>716</text:p>
          </table:table-cell>
          <table:table-cell table:formula="of:=ABJAD([.$A1386];2;1)" office:value-type="float" office:value="817" calcext:value-type="float">
            <text:p>817</text:p>
          </table:table-cell>
          <table:table-cell table:formula="of:=ABJAD([.$A1386];3;1)" office:value-type="float" office:value="7262" calcext:value-type="float">
            <text:p>7262</text:p>
          </table:table-cell>
        </table:table-row>
        <table:table-row table:style-name="ro1">
          <table:table-cell office:value-type="string" calcext:value-type="string">
            <text:p>TEPE</text:p>
          </table:table-cell>
          <table:table-cell table:formula="of:=NUMEROLOG([.$A1387];&quot;modern&quot;;&quot;tam&quot;)" office:value-type="float" office:value="19" calcext:value-type="float">
            <text:p>19</text:p>
          </table:table-cell>
          <table:table-cell table:formula="of:=NUMEROLOG([.$A1387];&quot;TR&quot;;&quot;tam&quot;)" office:value-type="float" office:value="56" calcext:value-type="float">
            <text:p>56</text:p>
          </table:table-cell>
          <table:table-cell table:formula="of:=ABJAD([.$A1387];0;1)" office:value-type="float" office:value="22" calcext:value-type="float">
            <text:p>22</text:p>
          </table:table-cell>
          <table:table-cell table:formula="of:=ABJAD([.$A1387];1;1)" office:value-type="float" office:value="610" calcext:value-type="float">
            <text:p>610</text:p>
          </table:table-cell>
          <table:table-cell table:formula="of:=ABJAD([.$A1387];2;1)" office:value-type="float" office:value="630" calcext:value-type="float">
            <text:p>630</text:p>
          </table:table-cell>
          <table:table-cell table:formula="of:=ABJAD([.$A1387];3;1)" office:value-type="float" office:value="6421" calcext:value-type="float">
            <text:p>6421</text:p>
          </table:table-cell>
        </table:table-row>
        <table:table-row table:style-name="ro1">
          <table:table-cell office:value-type="string" calcext:value-type="string">
            <text:p>TEVDİK</text:p>
          </table:table-cell>
          <table:table-cell table:formula="of:=NUMEROLOG([.$A1388];&quot;modern&quot;;&quot;tam&quot;)" office:value-type="float" office:value="26" calcext:value-type="float">
            <text:p>26</text:p>
          </table:table-cell>
          <table:table-cell table:formula="of:=NUMEROLOG([.$A1388];&quot;TR&quot;;&quot;tam&quot;)" office:value-type="float" office:value="88" calcext:value-type="float">
            <text:p>88</text:p>
          </table:table-cell>
          <table:table-cell table:formula="of:=ABJAD([.$A1388];0;1)" office:value-type="float" office:value="37" calcext:value-type="float">
            <text:p>37</text:p>
          </table:table-cell>
          <table:table-cell table:formula="of:=ABJAD([.$A1388];1;1)" office:value-type="float" office:value="1369" calcext:value-type="float">
            <text:p>1369</text:p>
          </table:table-cell>
          <table:table-cell table:formula="of:=ABJAD([.$A1388];2;1)" office:value-type="float" office:value="1414" calcext:value-type="float">
            <text:p>1414</text:p>
          </table:table-cell>
          <table:table-cell table:formula="of:=ABJAD([.$A1388];3;1)" office:value-type="float" office:value="9663" calcext:value-type="float">
            <text:p>9663</text:p>
          </table:table-cell>
        </table:table-row>
        <table:table-row table:style-name="ro1">
          <table:table-cell office:value-type="string" calcext:value-type="string">
            <text:p>TEZEL</text:p>
          </table:table-cell>
          <table:table-cell table:formula="of:=NUMEROLOG([.$A1389];&quot;modern&quot;;&quot;tam&quot;)" office:value-type="float" office:value="23" calcext:value-type="float">
            <text:p>23</text:p>
          </table:table-cell>
          <table:table-cell table:formula="of:=NUMEROLOG([.$A1389];&quot;TR&quot;;&quot;tam&quot;)" office:value-type="float" office:value="80" calcext:value-type="float">
            <text:p>80</text:p>
          </table:table-cell>
          <table:table-cell table:formula="of:=ABJAD([.$A1389];0;1)" office:value-type="float" office:value="24" calcext:value-type="float">
            <text:p>24</text:p>
          </table:table-cell>
          <table:table-cell table:formula="of:=ABJAD([.$A1389];1;1)" office:value-type="float" office:value="1560" calcext:value-type="float">
            <text:p>1560</text:p>
          </table:table-cell>
          <table:table-cell table:formula="of:=ABJAD([.$A1389];2;1)" office:value-type="float" office:value="1585" calcext:value-type="float">
            <text:p>1585</text:p>
          </table:table-cell>
          <table:table-cell table:formula="of:=ABJAD([.$A1389];3;1)"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TEZER</text:p>
          </table:table-cell>
          <table:table-cell table:formula="of:=NUMEROLOG([.$A1390];&quot;modern&quot;;&quot;tam&quot;)" office:value-type="float" office:value="29" calcext:value-type="float">
            <text:p>29</text:p>
          </table:table-cell>
          <table:table-cell table:formula="of:=NUMEROLOG([.$A1390];&quot;TR&quot;;&quot;tam&quot;)" office:value-type="float" office:value="86" calcext:value-type="float">
            <text:p>86</text:p>
          </table:table-cell>
          <table:table-cell table:formula="of:=ABJAD([.$A1390];0;1)" office:value-type="float" office:value="30" calcext:value-type="float">
            <text:p>30</text:p>
          </table:table-cell>
          <table:table-cell table:formula="of:=ABJAD([.$A1390];1;1)" office:value-type="float" office:value="1710" calcext:value-type="float">
            <text:p>1710</text:p>
          </table:table-cell>
          <table:table-cell table:formula="of:=ABJAD([.$A1390];2;1)" office:value-type="float" office:value="1735" calcext:value-type="float">
            <text:p>1735</text:p>
          </table:table-cell>
          <table:table-cell table:formula="of:=ABJAD([.$A1390];3;1)" office:value-type="float" office:value="6593" calcext:value-type="float">
            <text:p>6593</text:p>
          </table:table-cell>
        </table:table-row>
        <table:table-row table:style-name="ro1">
          <table:table-cell office:value-type="string" calcext:value-type="string">
            <text:p>TİKİCİ</text:p>
          </table:table-cell>
          <table:table-cell table:formula="of:=NUMEROLOG([.$A1391];&quot;modern&quot;;&quot;tam&quot;)" office:value-type="float" office:value="34" calcext:value-type="float">
            <text:p>34</text:p>
          </table:table-cell>
          <table:table-cell table:formula="of:=NUMEROLOG([.$A1391];&quot;TR&quot;;&quot;tam&quot;)" office:value-type="float" office:value="77" calcext:value-type="float">
            <text:p>77</text:p>
          </table:table-cell>
          <table:table-cell table:formula="of:=ABJAD([.$A1391];0;1)" office:value-type="float" office:value="39" calcext:value-type="float">
            <text:p>39</text:p>
          </table:table-cell>
          <table:table-cell table:formula="of:=ABJAD([.$A1391];1;1)" office:value-type="float" office:value="603" calcext:value-type="float">
            <text:p>603</text:p>
          </table:table-cell>
          <table:table-cell table:formula="of:=ABJAD([.$A1391];2;1)" office:value-type="float" office:value="678" calcext:value-type="float">
            <text:p>678</text:p>
          </table:table-cell>
          <table:table-cell table:formula="of:=ABJAD([.$A1391];3;1)"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TİLBE</text:p>
          </table:table-cell>
          <table:table-cell table:formula="of:=NUMEROLOG([.$A1392];&quot;modern&quot;;&quot;tam&quot;)" office:value-type="float" office:value="21" calcext:value-type="float">
            <text:p>21</text:p>
          </table:table-cell>
          <table:table-cell table:formula="of:=NUMEROLOG([.$A1392];&quot;TR&quot;;&quot;tam&quot;)" office:value-type="float" office:value="59" calcext:value-type="float">
            <text:p>59</text:p>
          </table:table-cell>
          <table:table-cell table:formula="of:=ABJAD([.$A1392];0;1)" office:value-type="float" office:value="25" calcext:value-type="float">
            <text:p>25</text:p>
          </table:table-cell>
          <table:table-cell table:formula="of:=ABJAD([.$A1392];1;1)" office:value-type="float" office:value="577" calcext:value-type="float">
            <text:p>577</text:p>
          </table:table-cell>
          <table:table-cell table:formula="of:=ABJAD([.$A1392];2;1)" office:value-type="float" office:value="617" calcext:value-type="float">
            <text:p>617</text:p>
          </table:table-cell>
          <table:table-cell table:formula="of:=ABJAD([.$A1392];3;1)"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TİMURTAŞ DAYAR</text:p>
          </table:table-cell>
          <table:table-cell table:formula="of:=NUMEROLOG([.$A1393];&quot;modern&quot;;&quot;tam&quot;)" office:value-type="float" office:value="53" calcext:value-type="float">
            <text:p>53</text:p>
          </table:table-cell>
          <table:table-cell table:formula="of:=NUMEROLOG([.$A1393];&quot;TR&quot;;&quot;tam&quot;)" office:value-type="float" office:value="202" calcext:value-type="float">
            <text:p>202</text:p>
          </table:table-cell>
          <table:table-cell table:formula="of:=ABJAD([.$A1393];0;1)" office:value-type="float" office:value="51" calcext:value-type="float">
            <text:p>51</text:p>
          </table:table-cell>
          <table:table-cell table:formula="of:=ABJAD([.$A1393];1;1)" office:value-type="float" office:value="3387" calcext:value-type="float">
            <text:p>3387</text:p>
          </table:table-cell>
          <table:table-cell table:formula="of:=ABJAD([.$A1393];2;1)" office:value-type="float" office:value="4050" calcext:value-type="float">
            <text:p>4050</text:p>
          </table:table-cell>
          <table:table-cell table:formula="of:=ABJAD([.$A1393];3;1)" office:value-type="float" office:value="25934" calcext:value-type="float">
            <text:p>25934</text:p>
          </table:table-cell>
        </table:table-row>
        <table:table-row table:style-name="ro1">
          <table:table-cell office:value-type="string" calcext:value-type="string">
            <text:p>TIRAŞ</text:p>
          </table:table-cell>
          <table:table-cell table:formula="of:=NUMEROLOG([.$A1394];&quot;modern&quot;;&quot;tam&quot;)" office:value-type="float" office:value="22" calcext:value-type="float">
            <text:p>22</text:p>
          </table:table-cell>
          <table:table-cell table:formula="of:=NUMEROLOG([.$A1394];&quot;TR&quot;;&quot;tam&quot;)" office:value-type="float" office:value="80" calcext:value-type="float">
            <text:p>80</text:p>
          </table:table-cell>
          <table:table-cell table:formula="of:=ABJAD([.$A1394];0;1)" office:value-type="float" office:value="31" calcext:value-type="float">
            <text:p>31</text:p>
          </table:table-cell>
          <table:table-cell table:formula="of:=ABJAD([.$A1394];1;1)" office:value-type="float" office:value="1111" calcext:value-type="float">
            <text:p>1111</text:p>
          </table:table-cell>
          <table:table-cell table:formula="of:=ABJAD([.$A1394];2;1)" office:value-type="float" office:value="1137" calcext:value-type="float">
            <text:p>1137</text:p>
          </table:table-cell>
          <table:table-cell table:formula="of:=ABJAD([.$A1394];3;1)" office:value-type="float" office:value="9453" calcext:value-type="float">
            <text:p>9453</text:p>
          </table:table-cell>
        </table:table-row>
        <table:table-row table:style-name="ro1">
          <table:table-cell office:value-type="string" calcext:value-type="string">
            <text:p>TOHUMOĞLU</text:p>
          </table:table-cell>
          <table:table-cell table:formula="of:=NUMEROLOG([.$A1395];&quot;modern&quot;;&quot;tam&quot;)" office:value-type="float" office:value="42" calcext:value-type="float">
            <text:p>42</text:p>
          </table:table-cell>
          <table:table-cell table:formula="of:=NUMEROLOG([.$A1395];&quot;TR&quot;;&quot;tam&quot;)" office:value-type="float" office:value="160" calcext:value-type="float">
            <text:p>160</text:p>
          </table:table-cell>
          <table:table-cell table:formula="of:=ABJAD([.$A1395];0;1)" office:value-type="float" office:value="43" calcext:value-type="float">
            <text:p>43</text:p>
          </table:table-cell>
          <table:table-cell table:formula="of:=ABJAD([.$A1395];1;1)" office:value-type="float" office:value="1987" calcext:value-type="float">
            <text:p>1987</text:p>
          </table:table-cell>
          <table:table-cell table:formula="of:=ABJAD([.$A1395];2;1)" office:value-type="float" office:value="5972" calcext:value-type="float">
            <text:p>5972</text:p>
          </table:table-cell>
          <table:table-cell table:formula="of:=ABJAD([.$A1395];3;1)" office:value-type="float" office:value="15004" calcext:value-type="float">
            <text:p>15004</text:p>
          </table:table-cell>
        </table:table-row>
        <table:table-row table:style-name="ro1">
          <table:table-cell office:value-type="string" calcext:value-type="string">
            <text:p>TOKAR</text:p>
          </table:table-cell>
          <table:table-cell table:formula="of:=NUMEROLOG([.$A1396];&quot;modern&quot;;&quot;tam&quot;)" office:value-type="float" office:value="20" calcext:value-type="float">
            <text:p>20</text:p>
          </table:table-cell>
          <table:table-cell table:formula="of:=NUMEROLOG([.$A1396];&quot;TR&quot;;&quot;tam&quot;)" office:value-type="float" office:value="78" calcext:value-type="float">
            <text:p>78</text:p>
          </table:table-cell>
          <table:table-cell table:formula="of:=ABJAD([.$A1396];0;1)" office:value-type="float" office:value="29" calcext:value-type="float">
            <text:p>29</text:p>
          </table:table-cell>
          <table:table-cell table:formula="of:=ABJAD([.$A1396];1;1)" office:value-type="float" office:value="821" calcext:value-type="float">
            <text:p>821</text:p>
          </table:table-cell>
          <table:table-cell table:formula="of:=ABJAD([.$A1396];2;1)" office:value-type="float" office:value="917" calcext:value-type="float">
            <text:p>917</text:p>
          </table:table-cell>
          <table:table-cell table:formula="of:=ABJAD([.$A1396];3;1)" office:value-type="float" office:value="6919" calcext:value-type="float">
            <text:p>6919</text:p>
          </table:table-cell>
        </table:table-row>
        <table:table-row table:style-name="ro1">
          <table:table-cell office:value-type="string" calcext:value-type="string">
            <text:p>TOKAT</text:p>
          </table:table-cell>
          <table:table-cell table:formula="of:=NUMEROLOG([.$A1397];&quot;modern&quot;;&quot;tam&quot;)" office:value-type="float" office:value="13" calcext:value-type="float">
            <text:p>13</text:p>
          </table:table-cell>
          <table:table-cell table:formula="of:=NUMEROLOG([.$A1397];&quot;TR&quot;;&quot;tam&quot;)" office:value-type="float" office:value="81" calcext:value-type="float">
            <text:p>81</text:p>
          </table:table-cell>
          <table:table-cell table:formula="of:=ABJAD([.$A1397];0;1)" office:value-type="float" office:value="29" calcext:value-type="float">
            <text:p>29</text:p>
          </table:table-cell>
          <table:table-cell table:formula="of:=ABJAD([.$A1397];1;1)" office:value-type="float" office:value="1121" calcext:value-type="float">
            <text:p>1121</text:p>
          </table:table-cell>
          <table:table-cell table:formula="of:=ABJAD([.$A1397];2;1)" office:value-type="float" office:value="1217" calcext:value-type="float">
            <text:p>1217</text:p>
          </table:table-cell>
          <table:table-cell table:formula="of:=ABJAD([.$A1397];3;1)" office:value-type="float" office:value="7246" calcext:value-type="float">
            <text:p>7246</text:p>
          </table:table-cell>
        </table:table-row>
        <table:table-row table:style-name="ro1">
          <table:table-cell office:value-type="string" calcext:value-type="string">
            <text:p>TOKATLIOĞLU</text:p>
          </table:table-cell>
          <table:table-cell table:formula="of:=NUMEROLOG([.$A1398];&quot;modern&quot;;&quot;tam&quot;)" office:value-type="float" office:value="44" calcext:value-type="float">
            <text:p>44</text:p>
          </table:table-cell>
          <table:table-cell table:formula="of:=NUMEROLOG([.$A1398];&quot;TR&quot;;&quot;tam&quot;)" office:value-type="float" office:value="174" calcext:value-type="float">
            <text:p>174</text:p>
          </table:table-cell>
          <table:table-cell table:formula="of:=ABJAD([.$A1398];0;1)" office:value-type="float" office:value="59" calcext:value-type="float">
            <text:p>59</text:p>
          </table:table-cell>
          <table:table-cell table:formula="of:=ABJAD([.$A1398];1;1)" office:value-type="float" office:value="1919" calcext:value-type="float">
            <text:p>1919</text:p>
          </table:table-cell>
          <table:table-cell table:formula="of:=ABJAD([.$A1398];2;1)" office:value-type="float" office:value="5320" calcext:value-type="float">
            <text:p>5320</text:p>
          </table:table-cell>
          <table:table-cell table:formula="of:=ABJAD([.$A1398];3;1)" office:value-type="float" office:value="12892" calcext:value-type="float">
            <text:p>12892</text:p>
          </table:table-cell>
        </table:table-row>
        <table:table-row table:style-name="ro1">
          <table:table-cell office:value-type="string" calcext:value-type="string">
            <text:p>TOKER</text:p>
          </table:table-cell>
          <table:table-cell table:formula="of:=NUMEROLOG([.$A1399];&quot;modern&quot;;&quot;tam&quot;)" office:value-type="float" office:value="24" calcext:value-type="float">
            <text:p>24</text:p>
          </table:table-cell>
          <table:table-cell table:formula="of:=NUMEROLOG([.$A1399];&quot;TR&quot;;&quot;tam&quot;)" office:value-type="float" office:value="83" calcext:value-type="float">
            <text:p>83</text:p>
          </table:table-cell>
          <table:table-cell table:formula="of:=ABJAD([.$A1399];0;1)" office:value-type="float" office:value="33" calcext:value-type="float">
            <text:p>33</text:p>
          </table:table-cell>
          <table:table-cell table:formula="of:=ABJAD([.$A1399];1;1)" office:value-type="float" office:value="825" calcext:value-type="float">
            <text:p>825</text:p>
          </table:table-cell>
          <table:table-cell table:formula="of:=ABJAD([.$A1399];2;1)" office:value-type="float" office:value="925" calcext:value-type="float">
            <text:p>925</text:p>
          </table:table-cell>
          <table:table-cell table:formula="of:=ABJAD([.$A1399];3;1)" office:value-type="float" office:value="7104" calcext:value-type="float">
            <text:p>7104</text:p>
          </table:table-cell>
        </table:table-row>
        <table:table-row table:style-name="ro1">
          <table:table-cell office:value-type="string" calcext:value-type="string">
            <text:p>TOKMAK</text:p>
          </table:table-cell>
          <table:table-cell table:formula="of:=NUMEROLOG([.$A1400];&quot;modern&quot;;&quot;tam&quot;)" office:value-type="float" office:value="17" calcext:value-type="float">
            <text:p>17</text:p>
          </table:table-cell>
          <table:table-cell table:formula="of:=NUMEROLOG([.$A1400];&quot;TR&quot;;&quot;tam&quot;)" office:value-type="float" office:value="87" calcext:value-type="float">
            <text:p>87</text:p>
          </table:table-cell>
          <table:table-cell table:formula="of:=ABJAD([.$A1400];0;1)" office:value-type="float" office:value="25" calcext:value-type="float">
            <text:p>25</text:p>
          </table:table-cell>
          <table:table-cell table:formula="of:=ABJAD([.$A1400];1;1)" office:value-type="float" office:value="721" calcext:value-type="float">
            <text:p>721</text:p>
          </table:table-cell>
          <table:table-cell table:formula="of:=ABJAD([.$A1400];2;1)" office:value-type="float" office:value="822" calcext:value-type="float">
            <text:p>822</text:p>
          </table:table-cell>
          <table:table-cell table:formula="of:=ABJAD([.$A1400];3;1)"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TOKTAŞ</text:p>
          </table:table-cell>
          <table:table-cell table:formula="of:=NUMEROLOG([.$A1401];&quot;modern&quot;;&quot;tam&quot;)" office:value-type="float" office:value="14" calcext:value-type="float">
            <text:p>14</text:p>
          </table:table-cell>
          <table:table-cell table:formula="of:=NUMEROLOG([.$A1401];&quot;TR&quot;;&quot;tam&quot;)" office:value-type="float" office:value="104" calcext:value-type="float">
            <text:p>104</text:p>
          </table:table-cell>
          <table:table-cell table:formula="of:=ABJAD([.$A1401];0;1)" office:value-type="float" office:value="33" calcext:value-type="float">
            <text:p>33</text:p>
          </table:table-cell>
          <table:table-cell table:formula="of:=ABJAD([.$A1401];1;1)" office:value-type="float" office:value="1521" calcext:value-type="float">
            <text:p>1521</text:p>
          </table:table-cell>
          <table:table-cell table:formula="of:=ABJAD([.$A1401];2;1)" office:value-type="float" office:value="1622" calcext:value-type="float">
            <text:p>1622</text:p>
          </table:table-cell>
          <table:table-cell table:formula="of:=ABJAD([.$A1401];3;1)"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TOLA</text:p>
          </table:table-cell>
          <table:table-cell table:formula="of:=NUMEROLOG([.$A1402];&quot;modern&quot;;&quot;tam&quot;)" office:value-type="float" office:value="12" calcext:value-type="float">
            <text:p>12</text:p>
          </table:table-cell>
          <table:table-cell table:formula="of:=NUMEROLOG([.$A1402];&quot;TR&quot;;&quot;tam&quot;)" office:value-type="float" office:value="58" calcext:value-type="float">
            <text:p>58</text:p>
          </table:table-cell>
          <table:table-cell table:formula="of:=ABJAD([.$A1402];0;1)" office:value-type="float" office:value="19" calcext:value-type="float">
            <text:p>19</text:p>
          </table:table-cell>
          <table:table-cell table:formula="of:=ABJAD([.$A1402];1;1)" office:value-type="float" office:value="631" calcext:value-type="float">
            <text:p>631</text:p>
          </table:table-cell>
          <table:table-cell table:formula="of:=ABJAD([.$A1402];2;1)" office:value-type="float" office:value="722" calcext:value-type="float">
            <text:p>722</text:p>
          </table:table-cell>
          <table:table-cell table:formula="of:=ABJAD([.$A1402];3;1)"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TOLU</text:p>
          </table:table-cell>
          <table:table-cell table:formula="of:=NUMEROLOG([.$A1403];&quot;modern&quot;;&quot;tam&quot;)" office:value-type="float" office:value="14" calcext:value-type="float">
            <text:p>14</text:p>
          </table:table-cell>
          <table:table-cell table:formula="of:=NUMEROLOG([.$A1403];&quot;TR&quot;;&quot;tam&quot;)" office:value-type="float" office:value="82" calcext:value-type="float">
            <text:p>82</text:p>
          </table:table-cell>
          <table:table-cell table:formula="of:=ABJAD([.$A1403];0;1)" office:value-type="float" office:value="18" calcext:value-type="float">
            <text:p>18</text:p>
          </table:table-cell>
          <table:table-cell table:formula="of:=ABJAD([.$A1403];1;1)" office:value-type="float" office:value="1230" calcext:value-type="float">
            <text:p>1230</text:p>
          </table:table-cell>
          <table:table-cell table:formula="of:=ABJAD([.$A1403];2;1)" office:value-type="float" office:value="1920" calcext:value-type="float">
            <text:p>1920</text:p>
          </table:table-cell>
          <table:table-cell table:formula="of:=ABJAD([.$A1403];3;1)" office:value-type="float" office:value="7013" calcext:value-type="float">
            <text:p>7013</text:p>
          </table:table-cell>
        </table:table-row>
        <table:table-row table:style-name="ro1">
          <table:table-cell office:value-type="string" calcext:value-type="string">
            <text:p>TOMBUL</text:p>
          </table:table-cell>
          <table:table-cell table:formula="of:=NUMEROLOG([.$A1404];&quot;modern&quot;;&quot;tam&quot;)" office:value-type="float" office:value="20" calcext:value-type="float">
            <text:p>20</text:p>
          </table:table-cell>
          <table:table-cell table:formula="of:=NUMEROLOG([.$A1404];&quot;TR&quot;;&quot;tam&quot;)" office:value-type="float" office:value="100" calcext:value-type="float">
            <text:p>100</text:p>
          </table:table-cell>
          <table:table-cell table:formula="of:=ABJAD([.$A1404];0;1)" office:value-type="float" office:value="20" calcext:value-type="float">
            <text:p>20</text:p>
          </table:table-cell>
          <table:table-cell table:formula="of:=ABJAD([.$A1404];1;1)" office:value-type="float" office:value="1292" calcext:value-type="float">
            <text:p>1292</text:p>
          </table:table-cell>
          <table:table-cell table:formula="of:=ABJAD([.$A1404];2;1)" office:value-type="float" office:value="1992" calcext:value-type="float">
            <text:p>1992</text:p>
          </table:table-cell>
          <table:table-cell table:formula="of:=ABJAD([.$A1404];3;1)" office:value-type="float" office:value="8114" calcext:value-type="float">
            <text:p>8114</text:p>
          </table:table-cell>
        </table:table-row>
        <table:table-row table:style-name="ro1">
          <table:table-cell office:value-type="string" calcext:value-type="string">
            <text:p>TÖNGE</text:p>
          </table:table-cell>
          <table:table-cell table:formula="of:=NUMEROLOG([.$A1405];&quot;modern&quot;;&quot;tam&quot;)" office:value-type="float" office:value="25" calcext:value-type="float">
            <text:p>25</text:p>
          </table:table-cell>
          <table:table-cell table:formula="of:=NUMEROLOG([.$A1405];&quot;TR&quot;;&quot;tam&quot;)" office:value-type="float" office:value="74" calcext:value-type="float">
            <text:p>74</text:p>
          </table:table-cell>
          <table:table-cell table:formula="of:=ABJAD([.$A1405];0;1)" office:value-type="float" office:value="36" calcext:value-type="float">
            <text:p>36</text:p>
          </table:table-cell>
          <table:table-cell table:formula="of:=ABJAD([.$A1405];1;1)" office:value-type="float" office:value="672" calcext:value-type="float">
            <text:p>672</text:p>
          </table:table-cell>
          <table:table-cell table:formula="of:=ABJAD([.$A1405];2;1)" office:value-type="float" office:value="782" calcext:value-type="float">
            <text:p>782</text:p>
          </table:table-cell>
          <table:table-cell table:formula="of:=ABJAD([.$A1405];3;1)"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TOPAK</text:p>
          </table:table-cell>
          <table:table-cell table:formula="of:=NUMEROLOG([.$A1406];&quot;modern&quot;;&quot;tam&quot;)" office:value-type="float" office:value="18" calcext:value-type="float">
            <text:p>18</text:p>
          </table:table-cell>
          <table:table-cell table:formula="of:=NUMEROLOG([.$A1406];&quot;TR&quot;;&quot;tam&quot;)" office:value-type="float" office:value="77" calcext:value-type="float">
            <text:p>77</text:p>
          </table:table-cell>
          <table:table-cell table:formula="of:=ABJAD([.$A1406];0;1)" office:value-type="float" office:value="25" calcext:value-type="float">
            <text:p>25</text:p>
          </table:table-cell>
          <table:table-cell table:formula="of:=ABJAD([.$A1406];1;1)" office:value-type="float" office:value="721" calcext:value-type="float">
            <text:p>721</text:p>
          </table:table-cell>
          <table:table-cell table:formula="of:=ABJAD([.$A1406];2;1)" office:value-type="float" office:value="817" calcext:value-type="float">
            <text:p>817</text:p>
          </table:table-cell>
          <table:table-cell table:formula="of:=ABJAD([.$A1406];3;1)" office:value-type="float" office:value="6839" calcext:value-type="float">
            <text:p>6839</text:p>
          </table:table-cell>
        </table:table-row>
        <table:table-row table:style-name="ro1">
          <table:table-cell office:value-type="string" calcext:value-type="string">
            <text:p>TOPAL</text:p>
          </table:table-cell>
          <table:table-cell table:formula="of:=NUMEROLOG([.$A1407];&quot;modern&quot;;&quot;tam&quot;)" office:value-type="float" office:value="19" calcext:value-type="float">
            <text:p>19</text:p>
          </table:table-cell>
          <table:table-cell table:formula="of:=NUMEROLOG([.$A1407];&quot;TR&quot;;&quot;tam&quot;)" office:value-type="float" office:value="78" calcext:value-type="float">
            <text:p>78</text:p>
          </table:table-cell>
          <table:table-cell table:formula="of:=ABJAD([.$A1407];0;1)" office:value-type="float" office:value="23" calcext:value-type="float">
            <text:p>23</text:p>
          </table:table-cell>
          <table:table-cell table:formula="of:=ABJAD([.$A1407];1;1)" office:value-type="float" office:value="731" calcext:value-type="float">
            <text:p>731</text:p>
          </table:table-cell>
          <table:table-cell table:formula="of:=ABJAD([.$A1407];2;1)" office:value-type="float" office:value="827" calcext:value-type="float">
            <text:p>827</text:p>
          </table:table-cell>
          <table:table-cell table:formula="of:=ABJAD([.$A1407];3;1)"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TOPALKARA</text:p>
          </table:table-cell>
          <table:table-cell table:formula="of:=NUMEROLOG([.$A1408];&quot;modern&quot;;&quot;tam&quot;)" office:value-type="float" office:value="32" calcext:value-type="float">
            <text:p>32</text:p>
          </table:table-cell>
          <table:table-cell table:formula="of:=NUMEROLOG([.$A1408];&quot;TR&quot;;&quot;tam&quot;)" office:value-type="float" office:value="115" calcext:value-type="float">
            <text:p>115</text:p>
          </table:table-cell>
          <table:table-cell table:formula="of:=ABJAD([.$A1408];0;1)" office:value-type="float" office:value="37" calcext:value-type="float">
            <text:p>37</text:p>
          </table:table-cell>
          <table:table-cell table:formula="of:=ABJAD([.$A1408];1;1)" office:value-type="float" office:value="973" calcext:value-type="float">
            <text:p>973</text:p>
          </table:table-cell>
          <table:table-cell table:formula="of:=ABJAD([.$A1408];2;1)" office:value-type="float" office:value="1081" calcext:value-type="float">
            <text:p>1081</text:p>
          </table:table-cell>
          <table:table-cell table:formula="of:=ABJAD([.$A1408];3;1)"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TOPALOĞLU</text:p>
          </table:table-cell>
          <table:table-cell table:formula="of:=NUMEROLOG([.$A1409];&quot;modern&quot;;&quot;tam&quot;)" office:value-type="float" office:value="38" calcext:value-type="float">
            <text:p>38</text:p>
          </table:table-cell>
          <table:table-cell table:formula="of:=NUMEROLOG([.$A1409];&quot;TR&quot;;&quot;tam&quot;)" office:value-type="float" office:value="145" calcext:value-type="float">
            <text:p>145</text:p>
          </table:table-cell>
          <table:table-cell table:formula="of:=ABJAD([.$A1409];0;1)" office:value-type="float" office:value="41" calcext:value-type="float">
            <text:p>41</text:p>
          </table:table-cell>
          <table:table-cell table:formula="of:=ABJAD([.$A1409];1;1)" office:value-type="float" office:value="1469" calcext:value-type="float">
            <text:p>1469</text:p>
          </table:table-cell>
          <table:table-cell table:formula="of:=ABJAD([.$A1409];2;1)" office:value-type="float" office:value="4855" calcext:value-type="float">
            <text:p>4855</text:p>
          </table:table-cell>
          <table:table-cell table:formula="of:=ABJAD([.$A1409];3;1)" office:value-type="float" office:value="12045" calcext:value-type="float">
            <text:p>12045</text:p>
          </table:table-cell>
        </table:table-row>
        <table:table-row table:style-name="ro1">
          <table:table-cell office:value-type="string" calcext:value-type="string">
            <text:p>TOPÇU</text:p>
          </table:table-cell>
          <table:table-cell table:formula="of:=NUMEROLOG([.$A1410];&quot;modern&quot;;&quot;tam&quot;)" office:value-type="float" office:value="21" calcext:value-type="float">
            <text:p>21</text:p>
          </table:table-cell>
          <table:table-cell table:formula="of:=NUMEROLOG([.$A1410];&quot;TR&quot;;&quot;tam&quot;)" office:value-type="float" office:value="91" calcext:value-type="float">
            <text:p>91</text:p>
          </table:table-cell>
          <table:table-cell table:formula="of:=ABJAD([.$A1410];0;1)" office:value-type="float" office:value="23" calcext:value-type="float">
            <text:p>23</text:p>
          </table:table-cell>
          <table:table-cell table:formula="of:=ABJAD([.$A1410];1;1)" office:value-type="float" office:value="1283" calcext:value-type="float">
            <text:p>1283</text:p>
          </table:table-cell>
          <table:table-cell table:formula="of:=ABJAD([.$A1410];2;1)" office:value-type="float" office:value="1978" calcext:value-type="float">
            <text:p>1978</text:p>
          </table:table-cell>
          <table:table-cell table:formula="of:=ABJAD([.$A1410];3;1)" office:value-type="float" office:value="10191" calcext:value-type="float">
            <text:p>10191</text:p>
          </table:table-cell>
        </table:table-row>
        <table:table-row table:style-name="ro1">
          <table:table-cell office:value-type="string" calcext:value-type="string">
            <text:p>TOPCUOĞLU</text:p>
          </table:table-cell>
          <table:table-cell table:formula="of:=NUMEROLOG([.$A1411];&quot;modern&quot;;&quot;tam&quot;)" office:value-type="float" office:value="40" calcext:value-type="float">
            <text:p>40</text:p>
          </table:table-cell>
          <table:table-cell table:formula="of:=NUMEROLOG([.$A1411];&quot;TR&quot;;&quot;tam&quot;)" office:value-type="float" office:value="157" calcext:value-type="float">
            <text:p>157</text:p>
          </table:table-cell>
          <table:table-cell table:formula="of:=ABJAD([.$A1411];0;1)" office:value-type="float" office:value="41" calcext:value-type="float">
            <text:p>41</text:p>
          </table:table-cell>
          <table:table-cell table:formula="of:=ABJAD([.$A1411];1;1)" office:value-type="float" office:value="2021" calcext:value-type="float">
            <text:p>2021</text:p>
          </table:table-cell>
          <table:table-cell table:formula="of:=ABJAD([.$A1411];2;1)" office:value-type="float" office:value="6006" calcext:value-type="float">
            <text:p>6006</text:p>
          </table:table-cell>
          <table:table-cell table:formula="of:=ABJAD([.$A1411];3;1)" office:value-type="float" office:value="15562" calcext:value-type="float">
            <text:p>15562</text:p>
          </table:table-cell>
        </table:table-row>
        <table:table-row table:style-name="ro1">
          <table:table-cell office:value-type="string" calcext:value-type="string">
            <text:p>TOPER</text:p>
          </table:table-cell>
          <table:table-cell table:formula="of:=NUMEROLOG([.$A1412];&quot;modern&quot;;&quot;tam&quot;)" office:value-type="float" office:value="29" calcext:value-type="float">
            <text:p>29</text:p>
          </table:table-cell>
          <table:table-cell table:formula="of:=NUMEROLOG([.$A1412];&quot;TR&quot;;&quot;tam&quot;)" office:value-type="float" office:value="89" calcext:value-type="float">
            <text:p>89</text:p>
          </table:table-cell>
          <table:table-cell table:formula="of:=ABJAD([.$A1412];0;1)" office:value-type="float" office:value="33" calcext:value-type="float">
            <text:p>33</text:p>
          </table:table-cell>
          <table:table-cell table:formula="of:=ABJAD([.$A1412];1;1)" office:value-type="float" office:value="885" calcext:value-type="float">
            <text:p>885</text:p>
          </table:table-cell>
          <table:table-cell table:formula="of:=ABJAD([.$A1412];2;1)" office:value-type="float" office:value="985" calcext:value-type="float">
            <text:p>985</text:p>
          </table:table-cell>
          <table:table-cell table:formula="of:=ABJAD([.$A1412];3;1)" office:value-type="float" office:value="9414" calcext:value-type="float">
            <text:p>9414</text:p>
          </table:table-cell>
        </table:table-row>
        <table:table-row table:style-name="ro1">
          <table:table-cell office:value-type="string" calcext:value-type="string">
            <text:p>TOPKARA</text:p>
          </table:table-cell>
          <table:table-cell table:formula="of:=NUMEROLOG([.$A1413];&quot;modern&quot;;&quot;tam&quot;)" office:value-type="float" office:value="28" calcext:value-type="float">
            <text:p>28</text:p>
          </table:table-cell>
          <table:table-cell table:formula="of:=NUMEROLOG([.$A1413];&quot;TR&quot;;&quot;tam&quot;)" office:value-type="float" office:value="99" calcext:value-type="float">
            <text:p>99</text:p>
          </table:table-cell>
          <table:table-cell table:formula="of:=ABJAD([.$A1413];0;1)" office:value-type="float" office:value="34" calcext:value-type="float">
            <text:p>34</text:p>
          </table:table-cell>
          <table:table-cell table:formula="of:=ABJAD([.$A1413];1;1)" office:value-type="float" office:value="922" calcext:value-type="float">
            <text:p>922</text:p>
          </table:table-cell>
          <table:table-cell table:formula="of:=ABJAD([.$A1413];2;1)" office:value-type="float" office:value="1024" calcext:value-type="float">
            <text:p>1024</text:p>
          </table:table-cell>
          <table:table-cell table:formula="of:=ABJAD([.$A1413];3;1)" office:value-type="float" office:value="9741" calcext:value-type="float">
            <text:p>9741</text:p>
          </table:table-cell>
        </table:table-row>
        <table:table-row table:style-name="ro1">
          <table:table-cell office:value-type="string" calcext:value-type="string">
            <text:p>TOPRAK</text:p>
          </table:table-cell>
          <table:table-cell table:formula="of:=NUMEROLOG([.$A1414];&quot;modern&quot;;&quot;tam&quot;)" office:value-type="float" office:value="27" calcext:value-type="float">
            <text:p>27</text:p>
          </table:table-cell>
          <table:table-cell table:formula="of:=NUMEROLOG([.$A1414];&quot;TR&quot;;&quot;tam&quot;)" office:value-type="float" office:value="98" calcext:value-type="float">
            <text:p>98</text:p>
          </table:table-cell>
          <table:table-cell table:formula="of:=ABJAD([.$A1414];0;1)" office:value-type="float" office:value="33" calcext:value-type="float">
            <text:p>33</text:p>
          </table:table-cell>
          <table:table-cell table:formula="of:=ABJAD([.$A1414];1;1)" office:value-type="float" office:value="921" calcext:value-type="float">
            <text:p>921</text:p>
          </table:table-cell>
          <table:table-cell table:formula="of:=ABJAD([.$A1414];2;1)" office:value-type="float" office:value="1022" calcext:value-type="float">
            <text:p>1022</text:p>
          </table:table-cell>
          <table:table-cell table:formula="of:=ABJAD([.$A1414];3;1)" office:value-type="float" office:value="9519" calcext:value-type="float">
            <text:p>9519</text:p>
          </table:table-cell>
        </table:table-row>
        <table:table-row table:style-name="ro1">
          <table:table-cell office:value-type="string" calcext:value-type="string">
            <text:p>TOPTAŞ</text:p>
          </table:table-cell>
          <table:table-cell table:formula="of:=NUMEROLOG([.$A1415];&quot;modern&quot;;&quot;tam&quot;)" office:value-type="float" office:value="19" calcext:value-type="float">
            <text:p>19</text:p>
          </table:table-cell>
          <table:table-cell table:formula="of:=NUMEROLOG([.$A1415];&quot;TR&quot;;&quot;tam&quot;)" office:value-type="float" office:value="110" calcext:value-type="float">
            <text:p>110</text:p>
          </table:table-cell>
          <table:table-cell table:formula="of:=ABJAD([.$A1415];0;1)" office:value-type="float" office:value="33" calcext:value-type="float">
            <text:p>33</text:p>
          </table:table-cell>
          <table:table-cell table:formula="of:=ABJAD([.$A1415];1;1)" office:value-type="float" office:value="1581" calcext:value-type="float">
            <text:p>1581</text:p>
          </table:table-cell>
          <table:table-cell table:formula="of:=ABJAD([.$A1415];2;1)" office:value-type="float" office:value="1682" calcext:value-type="float">
            <text:p>1682</text:p>
          </table:table-cell>
          <table:table-cell table:formula="of:=ABJAD([.$A1415];3;1)" office:value-type="float" office:value="12950" calcext:value-type="float">
            <text:p>12950</text:p>
          </table:table-cell>
        </table:table-row>
        <table:table-row table:style-name="ro1">
          <table:table-cell office:value-type="string" calcext:value-type="string">
            <text:p>TOPUZ</text:p>
          </table:table-cell>
          <table:table-cell table:formula="of:=NUMEROLOG([.$A1416];&quot;modern&quot;;&quot;tam&quot;)" office:value-type="float" office:value="26" calcext:value-type="float">
            <text:p>26</text:p>
          </table:table-cell>
          <table:table-cell table:formula="of:=NUMEROLOG([.$A1416];&quot;TR&quot;;&quot;tam&quot;)" office:value-type="float" office:value="116" calcext:value-type="float">
            <text:p>116</text:p>
          </table:table-cell>
          <table:table-cell table:formula="of:=ABJAD([.$A1416];0;1)" office:value-type="float" office:value="24" calcext:value-type="float">
            <text:p>24</text:p>
          </table:table-cell>
          <table:table-cell table:formula="of:=ABJAD([.$A1416];1;1)" office:value-type="float" office:value="2280" calcext:value-type="float">
            <text:p>2280</text:p>
          </table:table-cell>
          <table:table-cell table:formula="of:=ABJAD([.$A1416];2;1)" office:value-type="float" office:value="2975" calcext:value-type="float">
            <text:p>2975</text:p>
          </table:table-cell>
          <table:table-cell table:formula="of:=ABJAD([.$A1416];3;1)" office:value-type="float" office:value="9580" calcext:value-type="float">
            <text:p>9580</text:p>
          </table:table-cell>
        </table:table-row>
        <table:table-row table:style-name="ro1">
          <table:table-cell office:value-type="string" calcext:value-type="string">
            <text:p>TOŞUR</text:p>
          </table:table-cell>
          <table:table-cell table:formula="of:=NUMEROLOG([.$A1417];&quot;modern&quot;;&quot;tam&quot;)" office:value-type="float" office:value="21" calcext:value-type="float">
            <text:p>21</text:p>
          </table:table-cell>
          <table:table-cell table:formula="of:=NUMEROLOG([.$A1417];&quot;TR&quot;;&quot;tam&quot;)" office:value-type="float" office:value="111" calcext:value-type="float">
            <text:p>111</text:p>
          </table:table-cell>
          <table:table-cell table:formula="of:=ABJAD([.$A1417];0;1)" office:value-type="float" office:value="28" calcext:value-type="float">
            <text:p>28</text:p>
          </table:table-cell>
          <table:table-cell table:formula="of:=ABJAD([.$A1417];1;1)" office:value-type="float" office:value="1780" calcext:value-type="float">
            <text:p>1780</text:p>
          </table:table-cell>
          <table:table-cell table:formula="of:=ABJAD([.$A1417];2;1)" office:value-type="float" office:value="2475" calcext:value-type="float">
            <text:p>2475</text:p>
          </table:table-cell>
          <table:table-cell table:formula="of:=ABJAD([.$A1417];3;1)" office:value-type="float" office:value="12962" calcext:value-type="float">
            <text:p>12962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table:formula="of:=NUMEROLOG([.$A1418];&quot;modern&quot;;&quot;tam&quot;)" office:value-type="float" office:value="15" calcext:value-type="float">
            <text:p>15</text:p>
          </table:table-cell>
          <table:table-cell table:formula="of:=NUMEROLOG([.$A1418];&quot;TR&quot;;&quot;tam&quot;)" office:value-type="float" office:value="70" calcext:value-type="float">
            <text:p>70</text:p>
          </table:table-cell>
          <table:table-cell table:formula="of:=ABJAD([.$A1418];0;1)" office:value-type="float" office:value="16" calcext:value-type="float">
            <text:p>16</text:p>
          </table:table-cell>
          <table:table-cell table:formula="of:=ABJAD([.$A1418];1;1)" office:value-type="float" office:value="1480" calcext:value-type="float">
            <text:p>1480</text:p>
          </table:table-cell>
          <table:table-cell table:formula="of:=ABJAD([.$A1418];2;1)" office:value-type="float" office:value="1570" calcext:value-type="float">
            <text:p>1570</text:p>
          </table:table-cell>
          <table:table-cell table:formula="of:=ABJAD([.$A1418];3;1)"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TOYRAN</text:p>
          </table:table-cell>
          <table:table-cell table:formula="of:=NUMEROLOG([.$A1419];&quot;modern&quot;;&quot;tam&quot;)" office:value-type="float" office:value="30" calcext:value-type="float">
            <text:p>30</text:p>
          </table:table-cell>
          <table:table-cell table:formula="of:=NUMEROLOG([.$A1419];&quot;TR&quot;;&quot;tam&quot;)" office:value-type="float" office:value="109" calcext:value-type="float">
            <text:p>109</text:p>
          </table:table-cell>
          <table:table-cell table:formula="of:=ABJAD([.$A1419];0;1)" office:value-type="float" office:value="35" calcext:value-type="float">
            <text:p>35</text:p>
          </table:table-cell>
          <table:table-cell table:formula="of:=ABJAD([.$A1419];1;1)" office:value-type="float" office:value="1751" calcext:value-type="float">
            <text:p>1751</text:p>
          </table:table-cell>
          <table:table-cell table:formula="of:=ABJAD([.$A1419];2;1)" office:value-type="float" office:value="1852" calcext:value-type="float">
            <text:p>1852</text:p>
          </table:table-cell>
          <table:table-cell table:formula="of:=ABJAD([.$A1419];3;1)" office:value-type="float" office:value="12838" calcext:value-type="float">
            <text:p>12838</text:p>
          </table:table-cell>
        </table:table-row>
        <table:table-row table:style-name="ro1">
          <table:table-cell office:value-type="string" calcext:value-type="string">
            <text:p>TOZLU</text:p>
          </table:table-cell>
          <table:table-cell table:formula="of:=NUMEROLOG([.$A1420];&quot;modern&quot;;&quot;tam&quot;)" office:value-type="float" office:value="22" calcext:value-type="float">
            <text:p>22</text:p>
          </table:table-cell>
          <table:table-cell table:formula="of:=NUMEROLOG([.$A1420];&quot;TR&quot;;&quot;tam&quot;)" office:value-type="float" office:value="111" calcext:value-type="float">
            <text:p>111</text:p>
          </table:table-cell>
          <table:table-cell table:formula="of:=ABJAD([.$A1420];0;1)" office:value-type="float" office:value="22" calcext:value-type="float">
            <text:p>22</text:p>
          </table:table-cell>
          <table:table-cell table:formula="of:=ABJAD([.$A1420];1;1)" office:value-type="float" office:value="2230" calcext:value-type="float">
            <text:p>2230</text:p>
          </table:table-cell>
          <table:table-cell table:formula="of:=ABJAD([.$A1420];2;1)" office:value-type="float" office:value="2925" calcext:value-type="float">
            <text:p>2925</text:p>
          </table:table-cell>
          <table:table-cell table:formula="of:=ABJAD([.$A1420];3;1)" office:value-type="float" office:value="7105" calcext:value-type="float">
            <text:p>7105</text:p>
          </table:table-cell>
        </table:table-row>
        <table:table-row table:style-name="ro1">
          <table:table-cell office:value-type="string" calcext:value-type="string">
            <text:p>TÜFEKÇİ</text:p>
          </table:table-cell>
          <table:table-cell table:formula="of:=NUMEROLOG([.$A1421];&quot;modern&quot;;&quot;tam&quot;)" office:value-type="float" office:value="30" calcext:value-type="float">
            <text:p>30</text:p>
          </table:table-cell>
          <table:table-cell table:formula="of:=NUMEROLOG([.$A1421];&quot;TR&quot;;&quot;tam&quot;)" office:value-type="float" office:value="93" calcext:value-type="float">
            <text:p>93</text:p>
          </table:table-cell>
          <table:table-cell table:formula="of:=ABJAD([.$A1421];0;1)" office:value-type="float" office:value="38" calcext:value-type="float">
            <text:p>38</text:p>
          </table:table-cell>
          <table:table-cell table:formula="of:=ABJAD([.$A1421];1;1)" office:value-type="float" office:value="1274" calcext:value-type="float">
            <text:p>1274</text:p>
          </table:table-cell>
          <table:table-cell table:formula="of:=ABJAD([.$A1421];2;1)" office:value-type="float" office:value="2019" calcext:value-type="float">
            <text:p>2019</text:p>
          </table:table-cell>
          <table:table-cell table:formula="of:=ABJAD([.$A1421];3;1)" office:value-type="float" office:value="9697" calcext:value-type="float">
            <text:p>9697</text:p>
          </table:table-cell>
        </table:table-row>
        <table:table-row table:style-name="ro1">
          <table:table-cell office:value-type="string" calcext:value-type="string">
            <text:p>TÜFENK</text:p>
          </table:table-cell>
          <table:table-cell table:formula="of:=NUMEROLOG([.$A1422];&quot;modern&quot;;&quot;tam&quot;)" office:value-type="float" office:value="23" calcext:value-type="float">
            <text:p>23</text:p>
          </table:table-cell>
          <table:table-cell table:formula="of:=NUMEROLOG([.$A1422];&quot;TR&quot;;&quot;tam&quot;)" office:value-type="float" office:value="94" calcext:value-type="float">
            <text:p>94</text:p>
          </table:table-cell>
          <table:table-cell table:formula="of:=ABJAD([.$A1422];0;1)" office:value-type="float" office:value="37" calcext:value-type="float">
            <text:p>37</text:p>
          </table:table-cell>
          <table:table-cell table:formula="of:=ABJAD([.$A1422];1;1)" office:value-type="float" office:value="1321" calcext:value-type="float">
            <text:p>1321</text:p>
          </table:table-cell>
          <table:table-cell table:formula="of:=ABJAD([.$A1422];2;1)" office:value-type="float" office:value="2046" calcext:value-type="float">
            <text:p>2046</text:p>
          </table:table-cell>
          <table:table-cell table:formula="of:=ABJAD([.$A1422];3;1)" office:value-type="float" office:value="9679" calcext:value-type="float">
            <text:p>9679</text:p>
          </table:table-cell>
        </table:table-row>
        <table:table-row table:style-name="ro1">
          <table:table-cell office:value-type="string" calcext:value-type="string">
            <text:p>TUĞCUGİL</text:p>
          </table:table-cell>
          <table:table-cell table:formula="of:=NUMEROLOG([.$A1423];&quot;modern&quot;;&quot;tam&quot;)" office:value-type="float" office:value="37" calcext:value-type="float">
            <text:p>37</text:p>
          </table:table-cell>
          <table:table-cell table:formula="of:=NUMEROLOG([.$A1423];&quot;TR&quot;;&quot;tam&quot;)" office:value-type="float" office:value="121" calcext:value-type="float">
            <text:p>121</text:p>
          </table:table-cell>
          <table:table-cell table:formula="of:=ABJAD([.$A1423];0;1)" office:value-type="float" office:value="36" calcext:value-type="float">
            <text:p>36</text:p>
          </table:table-cell>
          <table:table-cell table:formula="of:=ABJAD([.$A1423];1;1)" office:value-type="float" office:value="1788" calcext:value-type="float">
            <text:p>1788</text:p>
          </table:table-cell>
          <table:table-cell table:formula="of:=ABJAD([.$A1423];2;1)" office:value-type="float" office:value="5633" calcext:value-type="float">
            <text:p>5633</text:p>
          </table:table-cell>
          <table:table-cell table:formula="of:=ABJAD([.$A1423];3;1)" office:value-type="float" office:value="13651" calcext:value-type="float">
            <text:p>13651</text:p>
          </table:table-cell>
        </table:table-row>
        <table:table-row table:style-name="ro1">
          <table:table-cell office:value-type="string" calcext:value-type="string">
            <text:p>TÜLPAR</text:p>
          </table:table-cell>
          <table:table-cell table:formula="of:=NUMEROLOG([.$A1424];&quot;modern&quot;;&quot;tam&quot;)" office:value-type="float" office:value="25" calcext:value-type="float">
            <text:p>25</text:p>
          </table:table-cell>
          <table:table-cell table:formula="of:=NUMEROLOG([.$A1424];&quot;TR&quot;;&quot;tam&quot;)" office:value-type="float" office:value="107" calcext:value-type="float">
            <text:p>107</text:p>
          </table:table-cell>
          <table:table-cell table:formula="of:=ABJAD([.$A1424];0;1)" office:value-type="float" office:value="27" calcext:value-type="float">
            <text:p>27</text:p>
          </table:table-cell>
          <table:table-cell table:formula="of:=ABJAD([.$A1424];1;1)" office:value-type="float" office:value="1551" calcext:value-type="float">
            <text:p>1551</text:p>
          </table:table-cell>
          <table:table-cell table:formula="of:=ABJAD([.$A1424];2;1)" office:value-type="float" office:value="2272" calcext:value-type="float">
            <text:p>2272</text:p>
          </table:table-cell>
          <table:table-cell table:formula="of:=ABJAD([.$A1424];3;1)" office:value-type="float" office:value="12163" calcext:value-type="float">
            <text:p>12163</text:p>
          </table:table-cell>
        </table:table-row>
        <table:table-row table:style-name="ro1">
          <table:table-cell office:value-type="string" calcext:value-type="string">
            <text:p>TÜLÜCE</text:p>
          </table:table-cell>
          <table:table-cell table:formula="of:=NUMEROLOG([.$A1425];&quot;modern&quot;;&quot;tam&quot;)" office:value-type="float" office:value="19" calcext:value-type="float">
            <text:p>19</text:p>
          </table:table-cell>
          <table:table-cell table:formula="of:=NUMEROLOG([.$A1425];&quot;TR&quot;;&quot;tam&quot;)" office:value-type="float" office:value="100" calcext:value-type="float">
            <text:p>100</text:p>
          </table:table-cell>
          <table:table-cell table:formula="of:=ABJAD([.$A1425];0;1)" office:value-type="float" office:value="26" calcext:value-type="float">
            <text:p>26</text:p>
          </table:table-cell>
          <table:table-cell table:formula="of:=ABJAD([.$A1425];1;1)" office:value-type="float" office:value="1958" calcext:value-type="float">
            <text:p>1958</text:p>
          </table:table-cell>
          <table:table-cell table:formula="of:=ABJAD([.$A1425];2;1)" office:value-type="float" office:value="3378" calcext:value-type="float">
            <text:p>3378</text:p>
          </table:table-cell>
          <table:table-cell table:formula="of:=ABJAD([.$A1425];3;1)"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TUNÇ</text:p>
          </table:table-cell>
          <table:table-cell table:formula="of:=NUMEROLOG([.$A1426];&quot;modern&quot;;&quot;tam&quot;)" office:value-type="float" office:value="13" calcext:value-type="float">
            <text:p>13</text:p>
          </table:table-cell>
          <table:table-cell table:formula="of:=NUMEROLOG([.$A1426];&quot;TR&quot;;&quot;tam&quot;)" office:value-type="float" office:value="70" calcext:value-type="float">
            <text:p>70</text:p>
          </table:table-cell>
          <table:table-cell table:formula="of:=ABJAD([.$A1426];0;1)" office:value-type="float" office:value="21" calcext:value-type="float">
            <text:p>21</text:p>
          </table:table-cell>
          <table:table-cell table:formula="of:=ABJAD([.$A1426];1;1)" office:value-type="float" office:value="1173" calcext:value-type="float">
            <text:p>1173</text:p>
          </table:table-cell>
          <table:table-cell table:formula="of:=ABJAD([.$A1426];2;1)" office:value-type="float" office:value="1788" calcext:value-type="float">
            <text:p>1788</text:p>
          </table:table-cell>
          <table:table-cell table:formula="of:=ABJAD([.$A1426];3;1)" office:value-type="float" office:value="8756" calcext:value-type="float">
            <text:p>8756</text:p>
          </table:table-cell>
        </table:table-row>
        <table:table-row table:style-name="ro1">
          <table:table-cell office:value-type="string" calcext:value-type="string">
            <text:p>TUNCAY</text:p>
          </table:table-cell>
          <table:table-cell table:formula="of:=NUMEROLOG([.$A1427];&quot;modern&quot;;&quot;tam&quot;)" office:value-type="float" office:value="21" calcext:value-type="float">
            <text:p>21</text:p>
          </table:table-cell>
          <table:table-cell table:formula="of:=NUMEROLOG([.$A1427];&quot;TR&quot;;&quot;tam&quot;)" office:value-type="float" office:value="98" calcext:value-type="float">
            <text:p>98</text:p>
          </table:table-cell>
          <table:table-cell table:formula="of:=ABJAD([.$A1427];0;1)" office:value-type="float" office:value="22" calcext:value-type="float">
            <text:p>22</text:p>
          </table:table-cell>
          <table:table-cell table:formula="of:=ABJAD([.$A1427];1;1)" office:value-type="float" office:value="2074" calcext:value-type="float">
            <text:p>2074</text:p>
          </table:table-cell>
          <table:table-cell table:formula="of:=ABJAD([.$A1427];2;1)" office:value-type="float" office:value="2695" calcext:value-type="float">
            <text:p>2695</text:p>
          </table:table-cell>
          <table:table-cell table:formula="of:=ABJAD([.$A1427];3;1)" office:value-type="float" office:value="13302" calcext:value-type="float">
            <text:p>13302</text:p>
          </table:table-cell>
        </table:table-row>
        <table:table-row table:style-name="ro1">
          <table:table-cell office:value-type="string" calcext:value-type="string">
            <text:p>TUNÇAY</text:p>
          </table:table-cell>
          <table:table-cell table:formula="of:=NUMEROLOG([.$A1428];&quot;modern&quot;;&quot;tam&quot;)" office:value-type="float" office:value="21" calcext:value-type="float">
            <text:p>21</text:p>
          </table:table-cell>
          <table:table-cell table:formula="of:=NUMEROLOG([.$A1428];&quot;TR&quot;;&quot;tam&quot;)" office:value-type="float" office:value="99" calcext:value-type="float">
            <text:p>99</text:p>
          </table:table-cell>
          <table:table-cell table:formula="of:=ABJAD([.$A1428];0;1)" office:value-type="float" office:value="22" calcext:value-type="float">
            <text:p>22</text:p>
          </table:table-cell>
          <table:table-cell table:formula="of:=ABJAD([.$A1428];1;1)" office:value-type="float" office:value="2074" calcext:value-type="float">
            <text:p>2074</text:p>
          </table:table-cell>
          <table:table-cell table:formula="of:=ABJAD([.$A1428];2;1)" office:value-type="float" office:value="2695" calcext:value-type="float">
            <text:p>2695</text:p>
          </table:table-cell>
          <table:table-cell table:formula="of:=ABJAD([.$A1428];3;1)" office:value-type="float" office:value="13302" calcext:value-type="float">
            <text:p>13302</text:p>
          </table:table-cell>
        </table:table-row>
        <table:table-row table:style-name="ro1">
          <table:table-cell office:value-type="string" calcext:value-type="string">
            <text:p>TUNCEL</text:p>
          </table:table-cell>
          <table:table-cell table:formula="of:=NUMEROLOG([.$A1429];&quot;modern&quot;;&quot;tam&quot;)" office:value-type="float" office:value="21" calcext:value-type="float">
            <text:p>21</text:p>
          </table:table-cell>
          <table:table-cell table:formula="of:=NUMEROLOG([.$A1429];&quot;TR&quot;;&quot;tam&quot;)" office:value-type="float" office:value="90" calcext:value-type="float">
            <text:p>90</text:p>
          </table:table-cell>
          <table:table-cell table:formula="of:=ABJAD([.$A1429];0;1)" office:value-type="float" office:value="28" calcext:value-type="float">
            <text:p>28</text:p>
          </table:table-cell>
          <table:table-cell table:formula="of:=ABJAD([.$A1429];1;1)" office:value-type="float" office:value="1228" calcext:value-type="float">
            <text:p>1228</text:p>
          </table:table-cell>
          <table:table-cell table:formula="of:=ABJAD([.$A1429];2;1)" office:value-type="float" office:value="1853" calcext:value-type="float">
            <text:p>1853</text:p>
          </table:table-cell>
          <table:table-cell table:formula="of:=ABJAD([.$A1429];3;1)" office:value-type="float" office:value="9288" calcext:value-type="float">
            <text:p>9288</text:p>
          </table:table-cell>
        </table:table-row>
        <table:table-row table:style-name="ro1">
          <table:table-cell office:value-type="string" calcext:value-type="string">
            <text:p>TUNCER</text:p>
          </table:table-cell>
          <table:table-cell table:formula="of:=NUMEROLOG([.$A1430];&quot;modern&quot;;&quot;tam&quot;)" office:value-type="float" office:value="27" calcext:value-type="float">
            <text:p>27</text:p>
          </table:table-cell>
          <table:table-cell table:formula="of:=NUMEROLOG([.$A1430];&quot;TR&quot;;&quot;tam&quot;)" office:value-type="float" office:value="96" calcext:value-type="float">
            <text:p>96</text:p>
          </table:table-cell>
          <table:table-cell table:formula="of:=ABJAD([.$A1430];0;1)" office:value-type="float" office:value="34" calcext:value-type="float">
            <text:p>34</text:p>
          </table:table-cell>
          <table:table-cell table:formula="of:=ABJAD([.$A1430];1;1)" office:value-type="float" office:value="1378" calcext:value-type="float">
            <text:p>1378</text:p>
          </table:table-cell>
          <table:table-cell table:formula="of:=ABJAD([.$A1430];2;1)" office:value-type="float" office:value="2003" calcext:value-type="float">
            <text:p>2003</text:p>
          </table:table-cell>
          <table:table-cell table:formula="of:=ABJAD([.$A1430];3;1)" office:value-type="float" office:value="11843" calcext:value-type="float">
            <text:p>11843</text:p>
          </table:table-cell>
        </table:table-row>
        <table:table-row table:style-name="ro1">
          <table:table-cell office:value-type="string" calcext:value-type="string">
            <text:p>TURAÇ</text:p>
          </table:table-cell>
          <table:table-cell table:formula="of:=NUMEROLOG([.$A1431];&quot;modern&quot;;&quot;tam&quot;)" office:value-type="float" office:value="18" calcext:value-type="float">
            <text:p>18</text:p>
          </table:table-cell>
          <table:table-cell table:formula="of:=NUMEROLOG([.$A1431];&quot;TR&quot;;&quot;tam&quot;)" office:value-type="float" office:value="75" calcext:value-type="float">
            <text:p>75</text:p>
          </table:table-cell>
          <table:table-cell table:formula="of:=ABJAD([.$A1431];0;1)" office:value-type="float" office:value="20" calcext:value-type="float">
            <text:p>20</text:p>
          </table:table-cell>
          <table:table-cell table:formula="of:=ABJAD([.$A1431];1;1)" office:value-type="float" office:value="1304" calcext:value-type="float">
            <text:p>1304</text:p>
          </table:table-cell>
          <table:table-cell table:formula="of:=ABJAD([.$A1431];2;1)" office:value-type="float" office:value="1920" calcext:value-type="float">
            <text:p>1920</text:p>
          </table:table-cell>
          <table:table-cell table:formula="of:=ABJAD([.$A1431];3;1)" office:value-type="float" office:value="9773" calcext:value-type="float">
            <text:p>9773</text:p>
          </table:table-cell>
        </table:table-row>
        <table:table-row table:style-name="ro1">
          <table:table-cell office:value-type="string" calcext:value-type="string">
            <text:p>TURAN</text:p>
          </table:table-cell>
          <table:table-cell table:formula="of:=NUMEROLOG([.$A1432];&quot;modern&quot;;&quot;tam&quot;)" office:value-type="float" office:value="20" calcext:value-type="float">
            <text:p>20</text:p>
          </table:table-cell>
          <table:table-cell table:formula="of:=NUMEROLOG([.$A1432];&quot;TR&quot;;&quot;tam&quot;)" office:value-type="float" office:value="88" calcext:value-type="float">
            <text:p>88</text:p>
          </table:table-cell>
          <table:table-cell table:formula="of:=ABJAD([.$A1432];0;1)" office:value-type="float" office:value="27" calcext:value-type="float">
            <text:p>27</text:p>
          </table:table-cell>
          <table:table-cell table:formula="of:=ABJAD([.$A1432];1;1)" office:value-type="float" office:value="1371" calcext:value-type="float">
            <text:p>1371</text:p>
          </table:table-cell>
          <table:table-cell table:formula="of:=ABJAD([.$A1432];2;1)" office:value-type="float" office:value="1987" calcext:value-type="float">
            <text:p>1987</text:p>
          </table:table-cell>
          <table:table-cell table:formula="of:=ABJAD([.$A1432];3;1)" office:value-type="float" office:value="10955" calcext:value-type="float">
            <text:p>10955</text:p>
          </table:table-cell>
        </table:table-row>
        <table:table-row table:style-name="ro1">
          <table:table-cell office:value-type="string" calcext:value-type="string">
            <text:p>TURANOĞLU</text:p>
          </table:table-cell>
          <table:table-cell table:formula="of:=NUMEROLOG([.$A1433];&quot;modern&quot;;&quot;tam&quot;)" office:value-type="float" office:value="39" calcext:value-type="float">
            <text:p>39</text:p>
          </table:table-cell>
          <table:table-cell table:formula="of:=NUMEROLOG([.$A1433];&quot;TR&quot;;&quot;tam&quot;)" office:value-type="float" office:value="155" calcext:value-type="float">
            <text:p>155</text:p>
          </table:table-cell>
          <table:table-cell table:formula="of:=ABJAD([.$A1433];0;1)" office:value-type="float" office:value="45" calcext:value-type="float">
            <text:p>45</text:p>
          </table:table-cell>
          <table:table-cell table:formula="of:=ABJAD([.$A1433];1;1)" office:value-type="float" office:value="2109" calcext:value-type="float">
            <text:p>2109</text:p>
          </table:table-cell>
          <table:table-cell table:formula="of:=ABJAD([.$A1433];2;1)" office:value-type="float" office:value="6015" calcext:value-type="float">
            <text:p>6015</text:p>
          </table:table-cell>
          <table:table-cell table:formula="of:=ABJAD([.$A1433];3;1)" office:value-type="float" office:value="16326" calcext:value-type="float">
            <text:p>16326</text:p>
          </table:table-cell>
        </table:table-row>
        <table:table-row table:style-name="ro1">
          <table:table-cell office:value-type="string" calcext:value-type="string">
            <text:p>TÜRE</text:p>
          </table:table-cell>
          <table:table-cell table:formula="of:=NUMEROLOG([.$A1434];&quot;modern&quot;;&quot;tam&quot;)" office:value-type="float" office:value="19" calcext:value-type="float">
            <text:p>19</text:p>
          </table:table-cell>
          <table:table-cell table:formula="of:=NUMEROLOG([.$A1434];&quot;TR&quot;;&quot;tam&quot;)" office:value-type="float" office:value="77" calcext:value-type="float">
            <text:p>77</text:p>
          </table:table-cell>
          <table:table-cell table:formula="of:=ABJAD([.$A1434];0;1)" office:value-type="float" office:value="25" calcext:value-type="float">
            <text:p>25</text:p>
          </table:table-cell>
          <table:table-cell table:formula="of:=ABJAD([.$A1434];1;1)" office:value-type="float" office:value="1405" calcext:value-type="float">
            <text:p>1405</text:p>
          </table:table-cell>
          <table:table-cell table:formula="of:=ABJAD([.$A1434];2;1)" office:value-type="float" office:value="2120" calcext:value-type="float">
            <text:p>2120</text:p>
          </table:table-cell>
          <table:table-cell table:formula="of:=ABJAD([.$A1434];3;1)" office:value-type="float" office:value="9623" calcext:value-type="float">
            <text:p>9623</text:p>
          </table:table-cell>
        </table:table-row>
        <table:table-row table:style-name="ro1">
          <table:table-cell office:value-type="string" calcext:value-type="string">
            <text:p>TÜREMENOĞULLARI</text:p>
          </table:table-cell>
          <table:table-cell table:formula="of:=NUMEROLOG([.$A1435];&quot;modern&quot;;&quot;tam&quot;)" office:value-type="float" office:value="74" calcext:value-type="float">
            <text:p>74</text:p>
          </table:table-cell>
          <table:table-cell table:formula="of:=NUMEROLOG([.$A1435];&quot;TR&quot;;&quot;tam&quot;)" office:value-type="float" office:value="231" calcext:value-type="float">
            <text:p>231</text:p>
          </table:table-cell>
          <table:table-cell table:formula="of:=ABJAD([.$A1435];0;1)" office:value-type="float" office:value="79" calcext:value-type="float">
            <text:p>79</text:p>
          </table:table-cell>
          <table:table-cell table:formula="of:=ABJAD([.$A1435];1;1)" office:value-type="float" office:value="2539" calcext:value-type="float">
            <text:p>2539</text:p>
          </table:table-cell>
          <table:table-cell table:formula="of:=ABJAD([.$A1435];2;1)" office:value-type="float" office:value="6580" calcext:value-type="float">
            <text:p>6580</text:p>
          </table:table-cell>
          <table:table-cell table:formula="of:=ABJAD([.$A1435];3;1)" office:value-type="float" office:value="21484" calcext:value-type="float">
            <text:p>21484</text:p>
          </table:table-cell>
        </table:table-row>
        <table:table-row table:style-name="ro1">
          <table:table-cell office:value-type="string" calcext:value-type="string">
            <text:p>TURGUT</text:p>
          </table:table-cell>
          <table:table-cell table:formula="of:=NUMEROLOG([.$A1436];&quot;modern&quot;;&quot;tam&quot;)" office:value-type="float" office:value="26" calcext:value-type="float">
            <text:p>26</text:p>
          </table:table-cell>
          <table:table-cell table:formula="of:=NUMEROLOG([.$A1436];&quot;TR&quot;;&quot;tam&quot;)" office:value-type="float" office:value="127" calcext:value-type="float">
            <text:p>127</text:p>
          </table:table-cell>
          <table:table-cell table:formula="of:=ABJAD([.$A1436];0;1)" office:value-type="float" office:value="31" calcext:value-type="float">
            <text:p>31</text:p>
          </table:table-cell>
          <table:table-cell table:formula="of:=ABJAD([.$A1436];1;1)" office:value-type="float" office:value="2407" calcext:value-type="float">
            <text:p>2407</text:p>
          </table:table-cell>
          <table:table-cell table:formula="of:=ABJAD([.$A1436];2;1)" office:value-type="float" office:value="3627" calcext:value-type="float">
            <text:p>3627</text:p>
          </table:table-cell>
          <table:table-cell table:formula="of:=ABJAD([.$A1436];3;1)" office:value-type="float" office:value="15945" calcext:value-type="float">
            <text:p>15945</text:p>
          </table:table-cell>
        </table:table-row>
        <table:table-row table:style-name="ro1">
          <table:table-cell office:value-type="string" calcext:value-type="string">
            <text:p>TURĞUT</text:p>
          </table:table-cell>
          <table:table-cell table:formula="of:=NUMEROLOG([.$A1437];&quot;modern&quot;;&quot;tam&quot;)" office:value-type="float" office:value="26" calcext:value-type="float">
            <text:p>26</text:p>
          </table:table-cell>
          <table:table-cell table:formula="of:=NUMEROLOG([.$A1437];&quot;TR&quot;;&quot;tam&quot;)" office:value-type="float" office:value="128" calcext:value-type="float">
            <text:p>128</text:p>
          </table:table-cell>
          <table:table-cell table:formula="of:=ABJAD([.$A1437];0;1)" office:value-type="float" office:value="32" calcext:value-type="float">
            <text:p>32</text:p>
          </table:table-cell>
          <table:table-cell table:formula="of:=ABJAD([.$A1437];1;1)" office:value-type="float" office:value="2408" calcext:value-type="float">
            <text:p>2408</text:p>
          </table:table-cell>
          <table:table-cell table:formula="of:=ABJAD([.$A1437];2;1)" office:value-type="float" office:value="6228" calcext:value-type="float">
            <text:p>6228</text:p>
          </table:table-cell>
          <table:table-cell table:formula="of:=ABJAD([.$A1437];3;1)" office:value-type="float" office:value="16381" calcext:value-type="float">
            <text:p>16381</text:p>
          </table:table-cell>
        </table:table-row>
        <table:table-row table:style-name="ro1">
          <table:table-cell office:value-type="string" calcext:value-type="string">
            <text:p>TÜRKAY</text:p>
          </table:table-cell>
          <table:table-cell table:formula="of:=NUMEROLOG([.$A1438];&quot;modern&quot;;&quot;tam&quot;)" office:value-type="float" office:value="24" calcext:value-type="float">
            <text:p>24</text:p>
          </table:table-cell>
          <table:table-cell table:formula="of:=NUMEROLOG([.$A1438];&quot;TR&quot;;&quot;tam&quot;)" office:value-type="float" office:value="114" calcext:value-type="float">
            <text:p>114</text:p>
          </table:table-cell>
          <table:table-cell table:formula="of:=ABJAD([.$A1438];0;1)" office:value-type="float" office:value="25" calcext:value-type="float">
            <text:p>25</text:p>
          </table:table-cell>
          <table:table-cell table:formula="of:=ABJAD([.$A1438];1;1)" office:value-type="float" office:value="2341" calcext:value-type="float">
            <text:p>2341</text:p>
          </table:table-cell>
          <table:table-cell table:formula="of:=ABJAD([.$A1438];2;1)" office:value-type="float" office:value="3062" calcext:value-type="float">
            <text:p>3062</text:p>
          </table:table-cell>
          <table:table-cell table:formula="of:=ABJAD([.$A1438];3;1)" office:value-type="float" office:value="14052" calcext:value-type="float">
            <text:p>14052</text:p>
          </table:table-cell>
        </table:table-row>
        <table:table-row table:style-name="ro1">
          <table:table-cell office:value-type="string" calcext:value-type="string">
            <text:p>TÜRKDOĞAN</text:p>
          </table:table-cell>
          <table:table-cell table:formula="of:=NUMEROLOG([.$A1439];&quot;modern&quot;;&quot;tam&quot;)" office:value-type="float" office:value="39" calcext:value-type="float">
            <text:p>39</text:p>
          </table:table-cell>
          <table:table-cell table:formula="of:=NUMEROLOG([.$A1439];&quot;TR&quot;;&quot;tam&quot;)" office:value-type="float" office:value="135" calcext:value-type="float">
            <text:p>135</text:p>
          </table:table-cell>
          <table:table-cell table:formula="of:=ABJAD([.$A1439];0;1)" office:value-type="float" office:value="55" calcext:value-type="float">
            <text:p>55</text:p>
          </table:table-cell>
          <table:table-cell table:formula="of:=ABJAD([.$A1439];1;1)" office:value-type="float" office:value="1603" calcext:value-type="float">
            <text:p>1603</text:p>
          </table:table-cell>
          <table:table-cell table:formula="of:=ABJAD([.$A1439];2;1)" office:value-type="float" office:value="5014" calcext:value-type="float">
            <text:p>5014</text:p>
          </table:table-cell>
          <table:table-cell table:formula="of:=ABJAD([.$A1439];3;1)" office:value-type="float" office:value="14492" calcext:value-type="float">
            <text:p>14492</text:p>
          </table:table-cell>
        </table:table-row>
        <table:table-row table:style-name="ro1">
          <table:table-cell office:value-type="string" calcext:value-type="string">
            <text:p>TÜRKMEN ALBAYRAK</text:p>
          </table:table-cell>
          <table:table-cell table:formula="of:=NUMEROLOG([.$A1440];&quot;modern&quot;;&quot;tam&quot;)" office:value-type="float" office:value="56" calcext:value-type="float">
            <text:p>56</text:p>
          </table:table-cell>
          <table:table-cell table:formula="of:=NUMEROLOG([.$A1440];&quot;TR&quot;;&quot;tam&quot;)" office:value-type="float" office:value="207" calcext:value-type="float">
            <text:p>207</text:p>
          </table:table-cell>
          <table:table-cell table:formula="of:=ABJAD([.$A1440];0;1)" office:value-type="float" office:value="58" calcext:value-type="float">
            <text:p>58</text:p>
          </table:table-cell>
          <table:table-cell table:formula="of:=ABJAD([.$A1440];1;1)" office:value-type="float" office:value="2770" calcext:value-type="float">
            <text:p>2770</text:p>
          </table:table-cell>
          <table:table-cell table:formula="of:=ABJAD([.$A1440];2;1)" office:value-type="float" office:value="3528" calcext:value-type="float">
            <text:p>3528</text:p>
          </table:table-cell>
          <table:table-cell table:formula="of:=ABJAD([.$A1440];3;1)" office:value-type="float" office:value="20984" calcext:value-type="float">
            <text:p>20984</text:p>
          </table:table-cell>
        </table:table-row>
        <table:table-row table:style-name="ro1">
          <table:table-cell office:value-type="string" calcext:value-type="string">
            <text:p>TÜRKOĞLU</text:p>
          </table:table-cell>
          <table:table-cell table:formula="of:=NUMEROLOG([.$A1441];&quot;modern&quot;;&quot;tam&quot;)" office:value-type="float" office:value="35" calcext:value-type="float">
            <text:p>35</text:p>
          </table:table-cell>
          <table:table-cell table:formula="of:=NUMEROLOG([.$A1441];&quot;TR&quot;;&quot;tam&quot;)" office:value-type="float" office:value="152" calcext:value-type="float">
            <text:p>152</text:p>
          </table:table-cell>
          <table:table-cell table:formula="of:=ABJAD([.$A1441];0;1)" office:value-type="float" office:value="42" calcext:value-type="float">
            <text:p>42</text:p>
          </table:table-cell>
          <table:table-cell table:formula="of:=ABJAD([.$A1441];1;1)" office:value-type="float" office:value="2178" calcext:value-type="float">
            <text:p>2178</text:p>
          </table:table-cell>
          <table:table-cell table:formula="of:=ABJAD([.$A1441];2;1)" office:value-type="float" office:value="6183" calcext:value-type="float">
            <text:p>6183</text:p>
          </table:table-cell>
          <table:table-cell table:formula="of:=ABJAD([.$A1441];3;1)" office:value-type="float" office:value="14877" calcext:value-type="float">
            <text:p>14877</text:p>
          </table:table-cell>
        </table:table-row>
        <table:table-row table:style-name="ro1">
          <table:table-cell office:value-type="string" calcext:value-type="string">
            <text:p>TÜRKSOY</text:p>
          </table:table-cell>
          <table:table-cell table:formula="of:=NUMEROLOG([.$A1442];&quot;modern&quot;;&quot;tam&quot;)" office:value-type="float" office:value="30" calcext:value-type="float">
            <text:p>30</text:p>
          </table:table-cell>
          <table:table-cell table:formula="of:=NUMEROLOG([.$A1442];&quot;TR&quot;;&quot;tam&quot;)" office:value-type="float" office:value="153" calcext:value-type="float">
            <text:p>153</text:p>
          </table:table-cell>
          <table:table-cell table:formula="of:=ABJAD([.$A1442];0;1)" office:value-type="float" office:value="32" calcext:value-type="float">
            <text:p>32</text:p>
          </table:table-cell>
          <table:table-cell table:formula="of:=ABJAD([.$A1442];1;1)" office:value-type="float" office:value="2720" calcext:value-type="float">
            <text:p>2720</text:p>
          </table:table-cell>
          <table:table-cell table:formula="of:=ABJAD([.$A1442];2;1)" office:value-type="float" office:value="3525" calcext:value-type="float">
            <text:p>3525</text:p>
          </table:table-cell>
          <table:table-cell table:formula="of:=ABJAD([.$A1442];3;1)" office:value-type="float" office:value="17853" calcext:value-type="float">
            <text:p>17853</text:p>
          </table:table-cell>
        </table:table-row>
        <table:table-row table:style-name="ro1">
          <table:table-cell office:value-type="string" calcext:value-type="string">
            <text:p>TÜRKYILMAZ</text:p>
          </table:table-cell>
          <table:table-cell table:formula="of:=NUMEROLOG([.$A1443];&quot;modern&quot;;&quot;tam&quot;)" office:value-type="float" office:value="48" calcext:value-type="float">
            <text:p>48</text:p>
          </table:table-cell>
          <table:table-cell table:formula="of:=NUMEROLOG([.$A1443];&quot;TR&quot;;&quot;tam&quot;)" office:value-type="float" office:value="185" calcext:value-type="float">
            <text:p>185</text:p>
          </table:table-cell>
          <table:table-cell table:formula="of:=ABJAD([.$A1443];0;1)" office:value-type="float" office:value="41" calcext:value-type="float">
            <text:p>41</text:p>
          </table:table-cell>
          <table:table-cell table:formula="of:=ABJAD([.$A1443];1;1)" office:value-type="float" office:value="3461" calcext:value-type="float">
            <text:p>3461</text:p>
          </table:table-cell>
          <table:table-cell table:formula="of:=ABJAD([.$A1443];2;1)" office:value-type="float" office:value="4207" calcext:value-type="float">
            <text:p>4207</text:p>
          </table:table-cell>
          <table:table-cell table:formula="of:=ABJAD([.$A1443];3;1)" office:value-type="float" office:value="15440" calcext:value-type="float">
            <text:p>15440</text:p>
          </table:table-cell>
        </table:table-row>
        <table:table-row table:style-name="ro1">
          <table:table-cell office:value-type="string" calcext:value-type="string">
            <text:p>TURMUŞ</text:p>
          </table:table-cell>
          <table:table-cell table:formula="of:=NUMEROLOG([.$A1444];&quot;modern&quot;;&quot;tam&quot;)" office:value-type="float" office:value="22" calcext:value-type="float">
            <text:p>22</text:p>
          </table:table-cell>
          <table:table-cell table:formula="of:=NUMEROLOG([.$A1444];&quot;TR&quot;;&quot;tam&quot;)" office:value-type="float" office:value="134" calcext:value-type="float">
            <text:p>134</text:p>
          </table:table-cell>
          <table:table-cell table:formula="of:=ABJAD([.$A1444];0;1)" office:value-type="float" office:value="20" calcext:value-type="float">
            <text:p>20</text:p>
          </table:table-cell>
          <table:table-cell table:formula="of:=ABJAD([.$A1444];1;1)" office:value-type="float" office:value="2360" calcext:value-type="float">
            <text:p>2360</text:p>
          </table:table-cell>
          <table:table-cell table:formula="of:=ABJAD([.$A1444];2;1)" office:value-type="float" office:value="3580" calcext:value-type="float">
            <text:p>3580</text:p>
          </table:table-cell>
          <table:table-cell table:formula="of:=ABJAD([.$A1444];3;1)" office:value-type="float" office:value="16424" calcext:value-type="float">
            <text:p>16424</text:p>
          </table:table-cell>
        </table:table-row>
        <table:table-row table:style-name="ro1">
          <table:table-cell office:value-type="string" calcext:value-type="string">
            <text:p>TUTAR</text:p>
          </table:table-cell>
          <table:table-cell table:formula="of:=NUMEROLOG([.$A1445];&quot;modern&quot;;&quot;tam&quot;)" office:value-type="float" office:value="17" calcext:value-type="float">
            <text:p>17</text:p>
          </table:table-cell>
          <table:table-cell table:formula="of:=NUMEROLOG([.$A1445];&quot;TR&quot;;&quot;tam&quot;)" office:value-type="float" office:value="95" calcext:value-type="float">
            <text:p>95</text:p>
          </table:table-cell>
          <table:table-cell table:formula="of:=ABJAD([.$A1445];0;1)" office:value-type="float" office:value="25" calcext:value-type="float">
            <text:p>25</text:p>
          </table:table-cell>
          <table:table-cell table:formula="of:=ABJAD([.$A1445];1;1)" office:value-type="float" office:value="1801" calcext:value-type="float">
            <text:p>1801</text:p>
          </table:table-cell>
          <table:table-cell table:formula="of:=ABJAD([.$A1445];2;1)" office:value-type="float" office:value="2417" calcext:value-type="float">
            <text:p>2417</text:p>
          </table:table-cell>
          <table:table-cell table:formula="of:=ABJAD([.$A1445];3;1)" office:value-type="float" office:value="12077" calcext:value-type="float">
            <text:p>12077</text:p>
          </table:table-cell>
        </table:table-row>
        <table:table-row table:style-name="ro1">
          <table:table-cell office:value-type="string" calcext:value-type="string">
            <text:p>TUTAŞ</text:p>
          </table:table-cell>
          <table:table-cell table:formula="of:=NUMEROLOG([.$A1446];&quot;modern&quot;;&quot;tam&quot;)" office:value-type="float" office:value="9" calcext:value-type="float">
            <text:p>9</text:p>
          </table:table-cell>
          <table:table-cell table:formula="of:=NUMEROLOG([.$A1446];&quot;TR&quot;;&quot;tam&quot;)" office:value-type="float" office:value="97" calcext:value-type="float">
            <text:p>97</text:p>
          </table:table-cell>
          <table:table-cell table:formula="of:=ABJAD([.$A1446];0;1)" office:value-type="float" office:value="21" calcext:value-type="float">
            <text:p>21</text:p>
          </table:table-cell>
          <table:table-cell table:formula="of:=ABJAD([.$A1446];1;1)" office:value-type="float" office:value="2001" calcext:value-type="float">
            <text:p>2001</text:p>
          </table:table-cell>
          <table:table-cell table:formula="of:=ABJAD([.$A1446];2;1)" office:value-type="float" office:value="2617" calcext:value-type="float">
            <text:p>2617</text:p>
          </table:table-cell>
          <table:table-cell table:formula="of:=ABJAD([.$A1446];3;1)" office:value-type="float" office:value="12791" calcext:value-type="float">
            <text:p>12791</text:p>
          </table:table-cell>
        </table:table-row>
        <table:table-row table:style-name="ro1">
          <table:table-cell office:value-type="string" calcext:value-type="string">
            <text:p>TÜTEN</text:p>
          </table:table-cell>
          <table:table-cell table:formula="of:=NUMEROLOG([.$A1447];&quot;modern&quot;;&quot;tam&quot;)" office:value-type="float" office:value="17" calcext:value-type="float">
            <text:p>17</text:p>
          </table:table-cell>
          <table:table-cell table:formula="of:=NUMEROLOG([.$A1447];&quot;TR&quot;;&quot;tam&quot;)" office:value-type="float" office:value="97" calcext:value-type="float">
            <text:p>97</text:p>
          </table:table-cell>
          <table:table-cell table:formula="of:=ABJAD([.$A1447];0;1)" office:value-type="float" office:value="35" calcext:value-type="float">
            <text:p>35</text:p>
          </table:table-cell>
          <table:table-cell table:formula="of:=ABJAD([.$A1447];1;1)" office:value-type="float" office:value="1775" calcext:value-type="float">
            <text:p>1775</text:p>
          </table:table-cell>
          <table:table-cell table:formula="of:=ABJAD([.$A1447];2;1)" office:value-type="float" office:value="2495" calcext:value-type="float">
            <text:p>2495</text:p>
          </table:table-cell>
          <table:table-cell table:formula="of:=ABJAD([.$A1447];3;1)" office:value-type="float" office:value="11835" calcext:value-type="float">
            <text:p>11835</text:p>
          </table:table-cell>
        </table:table-row>
        <table:table-row table:style-name="ro1">
          <table:table-cell office:value-type="string" calcext:value-type="string">
            <text:p>UÇAR</text:p>
          </table:table-cell>
          <table:table-cell table:formula="of:=NUMEROLOG([.$A1448];&quot;modern&quot;;&quot;tam&quot;)" office:value-type="float" office:value="16" calcext:value-type="float">
            <text:p>16</text:p>
          </table:table-cell>
          <table:table-cell table:formula="of:=NUMEROLOG([.$A1448];&quot;TR&quot;;&quot;tam&quot;)" office:value-type="float" office:value="51" calcext:value-type="float">
            <text:p>51</text:p>
          </table:table-cell>
          <table:table-cell table:formula="of:=ABJAD([.$A1448];0;1)" office:value-type="float" office:value="12" calcext:value-type="float">
            <text:p>12</text:p>
          </table:table-cell>
          <table:table-cell table:formula="of:=ABJAD([.$A1448];1;1)" office:value-type="float" office:value="804" calcext:value-type="float">
            <text:p>804</text:p>
          </table:table-cell>
          <table:table-cell table:formula="of:=ABJAD([.$A1448];2;1)" office:value-type="float" office:value="1415" calcext:value-type="float">
            <text:p>1415</text:p>
          </table:table-cell>
          <table:table-cell table:formula="of:=ABJAD([.$A1448];3;1)" office:value-type="float" office:value="6766" calcext:value-type="float">
            <text:p>6766</text:p>
          </table:table-cell>
        </table:table-row>
        <table:table-row table:style-name="ro1">
          <table:table-cell office:value-type="string" calcext:value-type="string">
            <text:p>ÜÇER</text:p>
          </table:table-cell>
          <table:table-cell table:formula="of:=NUMEROLOG([.$A1449];&quot;modern&quot;;&quot;tam&quot;)" office:value-type="float" office:value="20" calcext:value-type="float">
            <text:p>20</text:p>
          </table:table-cell>
          <table:table-cell table:formula="of:=NUMEROLOG([.$A1449];&quot;TR&quot;;&quot;tam&quot;)" office:value-type="float" office:value="57" calcext:value-type="float">
            <text:p>57</text:p>
          </table:table-cell>
          <table:table-cell table:formula="of:=ABJAD([.$A1449];0;1)" office:value-type="float" office:value="20" calcext:value-type="float">
            <text:p>20</text:p>
          </table:table-cell>
          <table:table-cell table:formula="of:=ABJAD([.$A1449];1;1)" office:value-type="float" office:value="908" calcext:value-type="float">
            <text:p>908</text:p>
          </table:table-cell>
          <table:table-cell table:formula="of:=ABJAD([.$A1449];2;1)" office:value-type="float" office:value="1623" calcext:value-type="float">
            <text:p>1623</text:p>
          </table:table-cell>
          <table:table-cell table:formula="of:=ABJAD([.$A1449];3;1)" office:value-type="float" office:value="7319" calcext:value-type="float">
            <text:p>7319</text:p>
          </table:table-cell>
        </table:table-row>
        <table:table-row table:style-name="ro1">
          <table:table-cell office:value-type="string" calcext:value-type="string">
            <text:p>ÜÇGÜL</text:p>
          </table:table-cell>
          <table:table-cell table:formula="of:=NUMEROLOG([.$A1450];&quot;modern&quot;;&quot;tam&quot;)" office:value-type="float" office:value="19" calcext:value-type="float">
            <text:p>19</text:p>
          </table:table-cell>
          <table:table-cell table:formula="of:=NUMEROLOG([.$A1450];&quot;TR&quot;;&quot;tam&quot;)" office:value-type="float" office:value="79" calcext:value-type="float">
            <text:p>79</text:p>
          </table:table-cell>
          <table:table-cell table:formula="of:=ABJAD([.$A1450];0;1)" office:value-type="float" office:value="20" calcext:value-type="float">
            <text:p>20</text:p>
          </table:table-cell>
          <table:table-cell table:formula="of:=ABJAD([.$A1450];1;1)" office:value-type="float" office:value="1460" calcext:value-type="float">
            <text:p>1460</text:p>
          </table:table-cell>
          <table:table-cell table:formula="of:=ABJAD([.$A1450];2;1)" office:value-type="float" office:value="2875" calcext:value-type="float">
            <text:p>2875</text:p>
          </table:table-cell>
          <table:table-cell table:formula="of:=ABJAD([.$A1450];3;1)"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UFACIK</text:p>
          </table:table-cell>
          <table:table-cell table:formula="of:=NUMEROLOG([.$A1451];&quot;modern&quot;;&quot;tam&quot;)" office:value-type="float" office:value="24" calcext:value-type="float">
            <text:p>24</text:p>
          </table:table-cell>
          <table:table-cell table:formula="of:=NUMEROLOG([.$A1451];&quot;TR&quot;;&quot;tam&quot;)" office:value-type="float" office:value="61" calcext:value-type="float">
            <text:p>61</text:p>
          </table:table-cell>
          <table:table-cell table:formula="of:=ABJAD([.$A1451];0;1)" office:value-type="float" office:value="24" calcext:value-type="float">
            <text:p>24</text:p>
          </table:table-cell>
          <table:table-cell table:formula="of:=ABJAD([.$A1451];1;1)" office:value-type="float" office:value="660" calcext:value-type="float">
            <text:p>660</text:p>
          </table:table-cell>
          <table:table-cell table:formula="of:=ABJAD([.$A1451];2;1)" office:value-type="float" office:value="1286" calcext:value-type="float">
            <text:p>1286</text:p>
          </table:table-cell>
          <table:table-cell table:formula="of:=ABJAD([.$A1451];3;1)"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UĞURLU</text:p>
          </table:table-cell>
          <table:table-cell table:formula="of:=NUMEROLOG([.$A1452];&quot;modern&quot;;&quot;tam&quot;)" office:value-type="float" office:value="28" calcext:value-type="float">
            <text:p>28</text:p>
          </table:table-cell>
          <table:table-cell table:formula="of:=NUMEROLOG([.$A1452];&quot;TR&quot;;&quot;tam&quot;)" office:value-type="float" office:value="120" calcext:value-type="float">
            <text:p>120</text:p>
          </table:table-cell>
          <table:table-cell table:formula="of:=ABJAD([.$A1452];0;1)" office:value-type="float" office:value="18" calcext:value-type="float">
            <text:p>18</text:p>
          </table:table-cell>
          <table:table-cell table:formula="of:=ABJAD([.$A1452];1;1)" office:value-type="float" office:value="2058" calcext:value-type="float">
            <text:p>2058</text:p>
          </table:table-cell>
          <table:table-cell table:formula="of:=ABJAD([.$A1452];2;1)" office:value-type="float" office:value="6473" calcext:value-type="float">
            <text:p>6473</text:p>
          </table:table-cell>
          <table:table-cell table:formula="of:=ABJAD([.$A1452];3;1)" office:value-type="float" office:value="13653" calcext:value-type="float">
            <text:p>13653</text:p>
          </table:table-cell>
        </table:table-row>
        <table:table-row table:style-name="ro1">
          <table:table-cell office:value-type="string" calcext:value-type="string">
            <text:p>UĞUZ</text:p>
          </table:table-cell>
          <table:table-cell table:formula="of:=NUMEROLOG([.$A1453];&quot;modern&quot;;&quot;tam&quot;)" office:value-type="float" office:value="21" calcext:value-type="float">
            <text:p>21</text:p>
          </table:table-cell>
          <table:table-cell table:formula="of:=NUMEROLOG([.$A1453];&quot;TR&quot;;&quot;tam&quot;)" office:value-type="float" office:value="88" calcext:value-type="float">
            <text:p>88</text:p>
          </table:table-cell>
          <table:table-cell table:formula="of:=ABJAD([.$A1453];0;1)" office:value-type="float" office:value="12" calcext:value-type="float">
            <text:p>12</text:p>
          </table:table-cell>
          <table:table-cell table:formula="of:=ABJAD([.$A1453];1;1)" office:value-type="float" office:value="2208" calcext:value-type="float">
            <text:p>2208</text:p>
          </table:table-cell>
          <table:table-cell table:formula="of:=ABJAD([.$A1453];2;1)" office:value-type="float" office:value="6018" calcext:value-type="float">
            <text:p>6018</text:p>
          </table:table-cell>
          <table:table-cell table:formula="of:=ABJAD([.$A1453];3;1)" office:value-type="float" office:value="7779" calcext:value-type="float">
            <text:p>7779</text:p>
          </table:table-cell>
        </table:table-row>
        <table:table-row table:style-name="ro1">
          <table:table-cell office:value-type="string" calcext:value-type="string">
            <text:p>ULAŞ</text:p>
          </table:table-cell>
          <table:table-cell table:formula="of:=NUMEROLOG([.$A1454];&quot;modern&quot;;&quot;tam&quot;)" office:value-type="float" office:value="8" calcext:value-type="float">
            <text:p>8</text:p>
          </table:table-cell>
          <table:table-cell table:formula="of:=NUMEROLOG([.$A1454];&quot;TR&quot;;&quot;tam&quot;)" office:value-type="float" office:value="64" calcext:value-type="float">
            <text:p>64</text:p>
          </table:table-cell>
          <table:table-cell table:formula="of:=ABJAD([.$A1454];0;1)" office:value-type="float" office:value="7" calcext:value-type="float">
            <text:p>7</text:p>
          </table:table-cell>
          <table:table-cell table:formula="of:=ABJAD([.$A1454];1;1)" office:value-type="float" office:value="1051" calcext:value-type="float">
            <text:p>1051</text:p>
          </table:table-cell>
          <table:table-cell table:formula="of:=ABJAD([.$A1454];2;1)" office:value-type="float" office:value="1662" calcext:value-type="float">
            <text:p>1662</text:p>
          </table:table-cell>
          <table:table-cell table:formula="of:=ABJAD([.$A1454];3;1)" office:value-type="float" office:value="6902" calcext:value-type="float">
            <text:p>6902</text:p>
          </table:table-cell>
        </table:table-row>
        <table:table-row table:style-name="ro1">
          <table:table-cell office:value-type="string" calcext:value-type="string">
            <text:p>ÜLGEN</text:p>
          </table:table-cell>
          <table:table-cell table:formula="of:=NUMEROLOG([.$A1455];&quot;modern&quot;;&quot;tam&quot;)" office:value-type="float" office:value="23" calcext:value-type="float">
            <text:p>23</text:p>
          </table:table-cell>
          <table:table-cell table:formula="of:=NUMEROLOG([.$A1455];&quot;TR&quot;;&quot;tam&quot;)" office:value-type="float" office:value="72" calcext:value-type="float">
            <text:p>72</text:p>
          </table:table-cell>
          <table:table-cell table:formula="of:=ABJAD([.$A1455];0;1)" office:value-type="float" office:value="28" calcext:value-type="float">
            <text:p>28</text:p>
          </table:table-cell>
          <table:table-cell table:formula="of:=ABJAD([.$A1455];1;1)" office:value-type="float" office:value="832" calcext:value-type="float">
            <text:p>832</text:p>
          </table:table-cell>
          <table:table-cell table:formula="of:=ABJAD([.$A1455];2;1)" office:value-type="float" office:value="1552" calcext:value-type="float">
            <text:p>1552</text:p>
          </table:table-cell>
          <table:table-cell table:formula="of:=ABJAD([.$A1455];3;1)" office:value-type="float" office:value="6875" calcext:value-type="float">
            <text:p>6875</text:p>
          </table:table-cell>
        </table:table-row>
        <table:table-row table:style-name="ro1">
          <table:table-cell office:value-type="string" calcext:value-type="string">
            <text:p>ÜLGER</text:p>
          </table:table-cell>
          <table:table-cell table:formula="of:=NUMEROLOG([.$A1456];&quot;modern&quot;;&quot;tam&quot;)" office:value-type="float" office:value="27" calcext:value-type="float">
            <text:p>27</text:p>
          </table:table-cell>
          <table:table-cell table:formula="of:=NUMEROLOG([.$A1456];&quot;TR&quot;;&quot;tam&quot;)" office:value-type="float" office:value="76" calcext:value-type="float">
            <text:p>76</text:p>
          </table:table-cell>
          <table:table-cell table:formula="of:=ABJAD([.$A1456];0;1)" office:value-type="float" office:value="26" calcext:value-type="float">
            <text:p>26</text:p>
          </table:table-cell>
          <table:table-cell table:formula="of:=ABJAD([.$A1456];1;1)" office:value-type="float" office:value="962" calcext:value-type="float">
            <text:p>962</text:p>
          </table:table-cell>
          <table:table-cell table:formula="of:=ABJAD([.$A1456];2;1)" office:value-type="float" office:value="1682" calcext:value-type="float">
            <text:p>1682</text:p>
          </table:table-cell>
          <table:table-cell table:formula="of:=ABJAD([.$A1456];3;1)"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ÜLKEVAN</text:p>
          </table:table-cell>
          <table:table-cell table:formula="of:=NUMEROLOG([.$A1457];&quot;modern&quot;;&quot;tam&quot;)" office:value-type="float" office:value="23" calcext:value-type="float">
            <text:p>23</text:p>
          </table:table-cell>
          <table:table-cell table:formula="of:=NUMEROLOG([.$A1457];&quot;TR&quot;;&quot;tam&quot;)" office:value-type="float" office:value="106" calcext:value-type="float">
            <text:p>106</text:p>
          </table:table-cell>
          <table:table-cell table:formula="of:=ABJAD([.$A1457];0;1)" office:value-type="float" office:value="34" calcext:value-type="float">
            <text:p>34</text:p>
          </table:table-cell>
          <table:table-cell table:formula="of:=ABJAD([.$A1457];1;1)" office:value-type="float" office:value="1666" calcext:value-type="float">
            <text:p>1666</text:p>
          </table:table-cell>
          <table:table-cell table:formula="of:=ABJAD([.$A1457];2;1)" office:value-type="float" office:value="2392" calcext:value-type="float">
            <text:p>2392</text:p>
          </table:table-cell>
          <table:table-cell table:formula="of:=ABJAD([.$A1457];3;1)" office:value-type="float" office:value="10423" calcext:value-type="float">
            <text:p>10423</text:p>
          </table:table-cell>
        </table:table-row>
        <table:table-row table:style-name="ro1">
          <table:table-cell office:value-type="string" calcext:value-type="string">
            <text:p>ULU</text:p>
          </table:table-cell>
          <table:table-cell table:formula="of:=NUMEROLOG([.$A1458];&quot;modern&quot;;&quot;tam&quot;)" office:value-type="float" office:value="9" calcext:value-type="float">
            <text:p>9</text:p>
          </table:table-cell>
          <table:table-cell table:formula="of:=NUMEROLOG([.$A1458];&quot;TR&quot;;&quot;tam&quot;)" office:value-type="float" office:value="65" calcext:value-type="float">
            <text:p>65</text:p>
          </table:table-cell>
          <table:table-cell table:formula="of:=ABJAD([.$A1458];0;1)" office:value-type="float" office:value="2" calcext:value-type="float">
            <text:p>2</text:p>
          </table:table-cell>
          <table:table-cell table:formula="of:=ABJAD([.$A1458];1;1)" office:value-type="float" office:value="1250" calcext:value-type="float">
            <text:p>1250</text:p>
          </table:table-cell>
          <table:table-cell table:formula="of:=ABJAD([.$A1458];2;1)" office:value-type="float" office:value="2455" calcext:value-type="float">
            <text:p>2455</text:p>
          </table:table-cell>
          <table:table-cell table:formula="of:=ABJAD([.$A1458];3;1)" office:value-type="float" office:value="6447" calcext:value-type="float">
            <text:p>6447</text:p>
          </table:table-cell>
        </table:table-row>
        <table:table-row table:style-name="ro1">
          <table:table-cell office:value-type="string" calcext:value-type="string">
            <text:p>ULUBA</text:p>
          </table:table-cell>
          <table:table-cell table:formula="of:=NUMEROLOG([.$A1459];&quot;modern&quot;;&quot;tam&quot;)" office:value-type="float" office:value="12" calcext:value-type="float">
            <text:p>12</text:p>
          </table:table-cell>
          <table:table-cell table:formula="of:=NUMEROLOG([.$A1459];&quot;TR&quot;;&quot;tam&quot;)" office:value-type="float" office:value="68" calcext:value-type="float">
            <text:p>68</text:p>
          </table:table-cell>
          <table:table-cell table:formula="of:=ABJAD([.$A1459];0;1)" office:value-type="float" office:value="5" calcext:value-type="float">
            <text:p>5</text:p>
          </table:table-cell>
          <table:table-cell table:formula="of:=ABJAD([.$A1459];1;1)" office:value-type="float" office:value="1253" calcext:value-type="float">
            <text:p>1253</text:p>
          </table:table-cell>
          <table:table-cell table:formula="of:=ABJAD([.$A1459];2;1)" office:value-type="float" office:value="2464" calcext:value-type="float">
            <text:p>2464</text:p>
          </table:table-cell>
          <table:table-cell table:formula="of:=ABJAD([.$A1459];3;1)" office:value-type="float" office:value="6749" calcext:value-type="float">
            <text:p>6749</text:p>
          </table:table-cell>
        </table:table-row>
        <table:table-row table:style-name="ro1">
          <table:table-cell office:value-type="string" calcext:value-type="string">
            <text:p>ULUBAŞOĞLU</text:p>
          </table:table-cell>
          <table:table-cell table:formula="of:=NUMEROLOG([.$A1460];&quot;modern&quot;;&quot;tam&quot;)" office:value-type="float" office:value="32" calcext:value-type="float">
            <text:p>32</text:p>
          </table:table-cell>
          <table:table-cell table:formula="of:=NUMEROLOG([.$A1460];&quot;TR&quot;;&quot;tam&quot;)" office:value-type="float" office:value="158" calcext:value-type="float">
            <text:p>158</text:p>
          </table:table-cell>
          <table:table-cell table:formula="of:=ABJAD([.$A1460];0;1)" office:value-type="float" office:value="27" calcext:value-type="float">
            <text:p>27</text:p>
          </table:table-cell>
          <table:table-cell table:formula="of:=ABJAD([.$A1460];1;1)" office:value-type="float" office:value="2391" calcext:value-type="float">
            <text:p>2391</text:p>
          </table:table-cell>
          <table:table-cell table:formula="of:=ABJAD([.$A1460];2;1)" office:value-type="float" office:value="6897" calcext:value-type="float">
            <text:p>6897</text:p>
          </table:table-cell>
          <table:table-cell table:formula="of:=ABJAD([.$A1460];3;1)" office:value-type="float" office:value="15514" calcext:value-type="float">
            <text:p>15514</text:p>
          </table:table-cell>
        </table:table-row>
        <table:table-row table:style-name="ro1">
          <table:table-cell office:value-type="string" calcext:value-type="string">
            <text:p>ULUÖZ</text:p>
          </table:table-cell>
          <table:table-cell table:formula="of:=NUMEROLOG([.$A1461];&quot;modern&quot;;&quot;tam&quot;)" office:value-type="float" office:value="23" calcext:value-type="float">
            <text:p>23</text:p>
          </table:table-cell>
          <table:table-cell table:formula="of:=NUMEROLOG([.$A1461];&quot;TR&quot;;&quot;tam&quot;)" office:value-type="float" office:value="113" calcext:value-type="float">
            <text:p>113</text:p>
          </table:table-cell>
          <table:table-cell table:formula="of:=ABJAD([.$A1461];0;1)" office:value-type="float" office:value="12" calcext:value-type="float">
            <text:p>12</text:p>
          </table:table-cell>
          <table:table-cell table:formula="of:=ABJAD([.$A1461];1;1)" office:value-type="float" office:value="2340" calcext:value-type="float">
            <text:p>2340</text:p>
          </table:table-cell>
          <table:table-cell table:formula="of:=ABJAD([.$A1461];2;1)" office:value-type="float" office:value="3640" calcext:value-type="float">
            <text:p>3640</text:p>
          </table:table-cell>
          <table:table-cell table:formula="of:=ABJAD([.$A1461];3;1)" office:value-type="float" office:value="7034" calcext:value-type="float">
            <text:p>7034</text:p>
          </table:table-cell>
        </table:table-row>
        <table:table-row table:style-name="ro1">
          <table:table-cell office:value-type="string" calcext:value-type="string">
            <text:p>ULUSOY</text:p>
          </table:table-cell>
          <table:table-cell table:formula="of:=NUMEROLOG([.$A1462];&quot;modern&quot;;&quot;tam&quot;)" office:value-type="float" office:value="23" calcext:value-type="float">
            <text:p>23</text:p>
          </table:table-cell>
          <table:table-cell table:formula="of:=NUMEROLOG([.$A1462];&quot;TR&quot;;&quot;tam&quot;)" office:value-type="float" office:value="133" calcext:value-type="float">
            <text:p>133</text:p>
          </table:table-cell>
          <table:table-cell table:formula="of:=ABJAD([.$A1462];0;1)" office:value-type="float" office:value="10" calcext:value-type="float">
            <text:p>10</text:p>
          </table:table-cell>
          <table:table-cell table:formula="of:=ABJAD([.$A1462];1;1)" office:value-type="float" office:value="2530" calcext:value-type="float">
            <text:p>2530</text:p>
          </table:table-cell>
          <table:table-cell table:formula="of:=ABJAD([.$A1462];2;1)" office:value-type="float" office:value="3825" calcext:value-type="float">
            <text:p>3825</text:p>
          </table:table-cell>
          <table:table-cell table:formula="of:=ABJAD([.$A1462];3;1)" office:value-type="float" office:value="14794" calcext:value-type="float">
            <text:p>14794</text:p>
          </table:table-cell>
        </table:table-row>
        <table:table-row table:style-name="ro1">
          <table:table-cell office:value-type="string" calcext:value-type="string">
            <text:p>ULUTAŞ</text:p>
          </table:table-cell>
          <table:table-cell table:formula="of:=NUMEROLOG([.$A1463];&quot;modern&quot;;&quot;tam&quot;)" office:value-type="float" office:value="13" calcext:value-type="float">
            <text:p>13</text:p>
          </table:table-cell>
          <table:table-cell table:formula="of:=NUMEROLOG([.$A1463];&quot;TR&quot;;&quot;tam&quot;)" office:value-type="float" office:value="113" calcext:value-type="float">
            <text:p>113</text:p>
          </table:table-cell>
          <table:table-cell table:formula="of:=ABJAD([.$A1463];0;1)" office:value-type="float" office:value="15" calcext:value-type="float">
            <text:p>15</text:p>
          </table:table-cell>
          <table:table-cell table:formula="of:=ABJAD([.$A1463];1;1)" office:value-type="float" office:value="2151" calcext:value-type="float">
            <text:p>2151</text:p>
          </table:table-cell>
          <table:table-cell table:formula="of:=ABJAD([.$A1463];2;1)" office:value-type="float" office:value="3367" calcext:value-type="float">
            <text:p>3367</text:p>
          </table:table-cell>
          <table:table-cell table:formula="of:=ABJAD([.$A1463];3;1)" office:value-type="float" office:value="13070" calcext:value-type="float">
            <text:p>13070</text:p>
          </table:table-cell>
        </table:table-row>
        <table:table-row table:style-name="ro1">
          <table:table-cell office:value-type="string" calcext:value-type="string">
            <text:p>ÜNAL</text:p>
          </table:table-cell>
          <table:table-cell table:formula="of:=NUMEROLOG([.$A1464];&quot;modern&quot;;&quot;tam&quot;)" office:value-type="float" office:value="12" calcext:value-type="float">
            <text:p>12</text:p>
          </table:table-cell>
          <table:table-cell table:formula="of:=NUMEROLOG([.$A1464];&quot;TR&quot;;&quot;tam&quot;)" office:value-type="float" office:value="59" calcext:value-type="float">
            <text:p>59</text:p>
          </table:table-cell>
          <table:table-cell table:formula="of:=ABJAD([.$A1464];0;1)" office:value-type="float" office:value="17" calcext:value-type="float">
            <text:p>17</text:p>
          </table:table-cell>
          <table:table-cell table:formula="of:=ABJAD([.$A1464];1;1)" office:value-type="float" office:value="821" calcext:value-type="float">
            <text:p>821</text:p>
          </table:table-cell>
          <table:table-cell table:formula="of:=ABJAD([.$A1464];2;1)" office:value-type="float" office:value="1532" calcext:value-type="float">
            <text:p>1532</text:p>
          </table:table-cell>
          <table:table-cell table:formula="of:=ABJAD([.$A1464];3;1)" office:value-type="float" office:value="5761" calcext:value-type="float">
            <text:p>5761</text:p>
          </table:table-cell>
        </table:table-row>
        <table:table-row table:style-name="ro1">
          <table:table-cell office:value-type="string" calcext:value-type="string">
            <text:p>ÜNALAN</text:p>
          </table:table-cell>
          <table:table-cell table:formula="of:=NUMEROLOG([.$A1465];&quot;modern&quot;;&quot;tam&quot;)" office:value-type="float" office:value="18" calcext:value-type="float">
            <text:p>18</text:p>
          </table:table-cell>
          <table:table-cell table:formula="of:=NUMEROLOG([.$A1465];&quot;TR&quot;;&quot;tam&quot;)" office:value-type="float" office:value="77" calcext:value-type="float">
            <text:p>77</text:p>
          </table:table-cell>
          <table:table-cell table:formula="of:=ABJAD([.$A1465];0;1)" office:value-type="float" office:value="28" calcext:value-type="float">
            <text:p>28</text:p>
          </table:table-cell>
          <table:table-cell table:formula="of:=ABJAD([.$A1465];1;1)" office:value-type="float" office:value="892" calcext:value-type="float">
            <text:p>892</text:p>
          </table:table-cell>
          <table:table-cell table:formula="of:=ABJAD([.$A1465];2;1)" office:value-type="float" office:value="1609" calcext:value-type="float">
            <text:p>1609</text:p>
          </table:table-cell>
          <table:table-cell table:formula="of:=ABJAD([.$A1465];3;1)"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ÜNGÜR</text:p>
          </table:table-cell>
          <table:table-cell table:formula="of:=NUMEROLOG([.$A1466];&quot;modern&quot;;&quot;tam&quot;)" office:value-type="float" office:value="27" calcext:value-type="float">
            <text:p>27</text:p>
          </table:table-cell>
          <table:table-cell table:formula="of:=NUMEROLOG([.$A1466];&quot;TR&quot;;&quot;tam&quot;)" office:value-type="float" office:value="98" calcext:value-type="float">
            <text:p>98</text:p>
          </table:table-cell>
          <table:table-cell table:formula="of:=ABJAD([.$A1466];0;1)" office:value-type="float" office:value="33" calcext:value-type="float">
            <text:p>33</text:p>
          </table:table-cell>
          <table:table-cell table:formula="of:=ABJAD([.$A1466];1;1)" office:value-type="float" office:value="1677" calcext:value-type="float">
            <text:p>1677</text:p>
          </table:table-cell>
          <table:table-cell table:formula="of:=ABJAD([.$A1466];2;1)" office:value-type="float" office:value="3092" calcext:value-type="float">
            <text:p>3092</text:p>
          </table:table-cell>
          <table:table-cell table:formula="of:=ABJAD([.$A1466];3;1)" office:value-type="float" office:value="12552" calcext:value-type="float">
            <text:p>12552</text:p>
          </table:table-cell>
        </table:table-row>
        <table:table-row table:style-name="ro1">
          <table:table-cell office:value-type="string" calcext:value-type="string">
            <text:p>ÜNLÜ</text:p>
          </table:table-cell>
          <table:table-cell table:formula="of:=NUMEROLOG([.$A1467];&quot;modern&quot;;&quot;tam&quot;)" office:value-type="float" office:value="14" calcext:value-type="float">
            <text:p>14</text:p>
          </table:table-cell>
          <table:table-cell table:formula="of:=NUMEROLOG([.$A1467];&quot;TR&quot;;&quot;tam&quot;)" office:value-type="float" office:value="84" calcext:value-type="float">
            <text:p>84</text:p>
          </table:table-cell>
          <table:table-cell table:formula="of:=ABJAD([.$A1467];0;1)" office:value-type="float" office:value="20" calcext:value-type="float">
            <text:p>20</text:p>
          </table:table-cell>
          <table:table-cell table:formula="of:=ABJAD([.$A1467];1;1)" office:value-type="float" office:value="1520" calcext:value-type="float">
            <text:p>1520</text:p>
          </table:table-cell>
          <table:table-cell table:formula="of:=ABJAD([.$A1467];2;1)" office:value-type="float" office:value="2930" calcext:value-type="float">
            <text:p>2930</text:p>
          </table:table-cell>
          <table:table-cell table:formula="of:=ABJAD([.$A1467];3;1)" office:value-type="float" office:value="9068" calcext:value-type="float">
            <text:p>9068</text:p>
          </table:table-cell>
        </table:table-row>
        <table:table-row table:style-name="ro1">
          <table:table-cell office:value-type="string" calcext:value-type="string">
            <text:p>ÜNSAL</text:p>
          </table:table-cell>
          <table:table-cell table:formula="of:=NUMEROLOG([.$A1468];&quot;modern&quot;;&quot;tam&quot;)" office:value-type="float" office:value="13" calcext:value-type="float">
            <text:p>13</text:p>
          </table:table-cell>
          <table:table-cell table:formula="of:=NUMEROLOG([.$A1468];&quot;TR&quot;;&quot;tam&quot;)" office:value-type="float" office:value="81" calcext:value-type="float">
            <text:p>81</text:p>
          </table:table-cell>
          <table:table-cell table:formula="of:=ABJAD([.$A1468];0;1)" office:value-type="float" office:value="17" calcext:value-type="float">
            <text:p>17</text:p>
          </table:table-cell>
          <table:table-cell table:formula="of:=ABJAD([.$A1468];1;1)" office:value-type="float" office:value="1121" calcext:value-type="float">
            <text:p>1121</text:p>
          </table:table-cell>
          <table:table-cell table:formula="of:=ABJAD([.$A1468];2;1)" office:value-type="float" office:value="1837" calcext:value-type="float">
            <text:p>1837</text:p>
          </table:table-cell>
          <table:table-cell table:formula="of:=ABJAD([.$A1468];3;1)" office:value-type="float" office:value="9064" calcext:value-type="float">
            <text:p>9064</text:p>
          </table:table-cell>
        </table:table-row>
        <table:table-row table:style-name="ro1">
          <table:table-cell office:value-type="string" calcext:value-type="string">
            <text:p>ÜNÜŞ</text:p>
          </table:table-cell>
          <table:table-cell table:formula="of:=NUMEROLOG([.$A1469];&quot;modern&quot;;&quot;tam&quot;)" office:value-type="float" office:value="12" calcext:value-type="float">
            <text:p>12</text:p>
          </table:table-cell>
          <table:table-cell table:formula="of:=NUMEROLOG([.$A1469];&quot;TR&quot;;&quot;tam&quot;)" office:value-type="float" office:value="92" calcext:value-type="float">
            <text:p>92</text:p>
          </table:table-cell>
          <table:table-cell table:formula="of:=ABJAD([.$A1469];0;1)" office:value-type="float" office:value="22" calcext:value-type="float">
            <text:p>22</text:p>
          </table:table-cell>
          <table:table-cell table:formula="of:=ABJAD([.$A1469];1;1)" office:value-type="float" office:value="1870" calcext:value-type="float">
            <text:p>1870</text:p>
          </table:table-cell>
          <table:table-cell table:formula="of:=ABJAD([.$A1469];2;1)" office:value-type="float" office:value="3280" calcext:value-type="float">
            <text:p>3280</text:p>
          </table:table-cell>
          <table:table-cell table:formula="of:=ABJAD([.$A1469];3;1)" office:value-type="float" office:value="12337" calcext:value-type="float">
            <text:p>12337</text:p>
          </table:table-cell>
        </table:table-row>
        <table:table-row table:style-name="ro1">
          <table:table-cell office:value-type="string" calcext:value-type="string">
            <text:p>ÜNÜVAR</text:p>
          </table:table-cell>
          <table:table-cell table:formula="of:=NUMEROLOG([.$A1470];&quot;modern&quot;;&quot;tam&quot;)" office:value-type="float" office:value="25" calcext:value-type="float">
            <text:p>25</text:p>
          </table:table-cell>
          <table:table-cell table:formula="of:=NUMEROLOG([.$A1470];&quot;TR&quot;;&quot;tam&quot;)" office:value-type="float" office:value="118" calcext:value-type="float">
            <text:p>118</text:p>
          </table:table-cell>
          <table:table-cell table:formula="of:=ABJAD([.$A1470];0;1)" office:value-type="float" office:value="35" calcext:value-type="float">
            <text:p>35</text:p>
          </table:table-cell>
          <table:table-cell table:formula="of:=ABJAD([.$A1470];1;1)" office:value-type="float" office:value="2471" calcext:value-type="float">
            <text:p>2471</text:p>
          </table:table-cell>
          <table:table-cell table:formula="of:=ABJAD([.$A1470];2;1)" office:value-type="float" office:value="3887" calcext:value-type="float">
            <text:p>3887</text:p>
          </table:table-cell>
          <table:table-cell table:formula="of:=ABJAD([.$A1470];3;1)" office:value-type="float" office:value="15810" calcext:value-type="float">
            <text:p>15810</text:p>
          </table:table-cell>
        </table:table-row>
        <table:table-row table:style-name="ro1">
          <table:table-cell office:value-type="string" calcext:value-type="string">
            <text:p>ÜNVER</text:p>
          </table:table-cell>
          <table:table-cell table:formula="of:=NUMEROLOG([.$A1471];&quot;modern&quot;;&quot;tam&quot;)" office:value-type="float" office:value="26" calcext:value-type="float">
            <text:p>26</text:p>
          </table:table-cell>
          <table:table-cell table:formula="of:=NUMEROLOG([.$A1471];&quot;TR&quot;;&quot;tam&quot;)" office:value-type="float" office:value="97" calcext:value-type="float">
            <text:p>97</text:p>
          </table:table-cell>
          <table:table-cell table:formula="of:=ABJAD([.$A1471];0;1)" office:value-type="float" office:value="35" calcext:value-type="float">
            <text:p>35</text:p>
          </table:table-cell>
          <table:table-cell table:formula="of:=ABJAD([.$A1471];1;1)" office:value-type="float" office:value="1775" calcext:value-type="float">
            <text:p>1775</text:p>
          </table:table-cell>
          <table:table-cell table:formula="of:=ABJAD([.$A1471];2;1)" office:value-type="float" office:value="2495" calcext:value-type="float">
            <text:p>2495</text:p>
          </table:table-cell>
          <table:table-cell table:formula="of:=ABJAD([.$A1471];3;1)" office:value-type="float" office:value="12466" calcext:value-type="float">
            <text:p>12466</text:p>
          </table:table-cell>
        </table:table-row>
        <table:table-row table:style-name="ro1">
          <table:table-cell office:value-type="string" calcext:value-type="string">
            <text:p>URAL</text:p>
          </table:table-cell>
          <table:table-cell table:formula="of:=NUMEROLOG([.$A1472];&quot;modern&quot;;&quot;tam&quot;)" office:value-type="float" office:value="16" calcext:value-type="float">
            <text:p>16</text:p>
          </table:table-cell>
          <table:table-cell table:formula="of:=NUMEROLOG([.$A1472];&quot;TR&quot;;&quot;tam&quot;)" office:value-type="float" office:value="62" calcext:value-type="float">
            <text:p>62</text:p>
          </table:table-cell>
          <table:table-cell table:formula="of:=ABJAD([.$A1472];0;1)" office:value-type="float" office:value="11" calcext:value-type="float">
            <text:p>11</text:p>
          </table:table-cell>
          <table:table-cell table:formula="of:=ABJAD([.$A1472];1;1)" office:value-type="float" office:value="851" calcext:value-type="float">
            <text:p>851</text:p>
          </table:table-cell>
          <table:table-cell table:formula="of:=ABJAD([.$A1472];2;1)" office:value-type="float" office:value="1462" calcext:value-type="float">
            <text:p>1462</text:p>
          </table:table-cell>
          <table:table-cell table:formula="of:=ABJAD([.$A1472];3;1)" office:value-type="float" office:value="6188" calcext:value-type="float">
            <text:p>6188</text:p>
          </table:table-cell>
        </table:table-row>
        <table:table-row table:style-name="ro1">
          <table:table-cell office:value-type="string" calcext:value-type="string">
            <text:p>ÜREYEN</text:p>
          </table:table-cell>
          <table:table-cell table:formula="of:=NUMEROLOG([.$A1473];&quot;modern&quot;;&quot;tam&quot;)" office:value-type="float" office:value="34" calcext:value-type="float">
            <text:p>34</text:p>
          </table:table-cell>
          <table:table-cell table:formula="of:=NUMEROLOG([.$A1473];&quot;TR&quot;;&quot;tam&quot;)" office:value-type="float" office:value="104" calcext:value-type="float">
            <text:p>104</text:p>
          </table:table-cell>
          <table:table-cell table:formula="of:=ABJAD([.$A1473];0;1)" office:value-type="float" office:value="32" calcext:value-type="float">
            <text:p>32</text:p>
          </table:table-cell>
          <table:table-cell table:formula="of:=ABJAD([.$A1473];1;1)" office:value-type="float" office:value="1880" calcext:value-type="float">
            <text:p>1880</text:p>
          </table:table-cell>
          <table:table-cell table:formula="of:=ABJAD([.$A1473];2;1)" office:value-type="float" office:value="2605" calcext:value-type="float">
            <text:p>2605</text:p>
          </table:table-cell>
          <table:table-cell table:formula="of:=ABJAD([.$A1473];3;1)" office:value-type="float" office:value="13232" calcext:value-type="float">
            <text:p>13232</text:p>
          </table:table-cell>
        </table:table-row>
        <table:table-row table:style-name="ro1">
          <table:table-cell office:value-type="string" calcext:value-type="string">
            <text:p>URFALI</text:p>
          </table:table-cell>
          <table:table-cell table:formula="of:=NUMEROLOG([.$A1474];&quot;modern&quot;;&quot;tam&quot;)" office:value-type="float" office:value="31" calcext:value-type="float">
            <text:p>31</text:p>
          </table:table-cell>
          <table:table-cell table:formula="of:=NUMEROLOG([.$A1474];&quot;TR&quot;;&quot;tam&quot;)" office:value-type="float" office:value="80" calcext:value-type="float">
            <text:p>80</text:p>
          </table:table-cell>
          <table:table-cell table:formula="of:=ABJAD([.$A1474];0;1)" office:value-type="float" office:value="27" calcext:value-type="float">
            <text:p>27</text:p>
          </table:table-cell>
          <table:table-cell table:formula="of:=ABJAD([.$A1474];1;1)" office:value-type="float" office:value="867" calcext:value-type="float">
            <text:p>867</text:p>
          </table:table-cell>
          <table:table-cell table:formula="of:=ABJAD([.$A1474];2;1)" office:value-type="float" office:value="1493" calcext:value-type="float">
            <text:p>1493</text:p>
          </table:table-cell>
          <table:table-cell table:formula="of:=ABJAD([.$A1474];3;1)" office:value-type="float" office:value="6899" calcext:value-type="float">
            <text:p>6899</text:p>
          </table:table-cell>
        </table:table-row>
        <table:table-row table:style-name="ro1">
          <table:table-cell office:value-type="string" calcext:value-type="string">
            <text:p>ÜRKMEZ</text:p>
          </table:table-cell>
          <table:table-cell table:formula="of:=NUMEROLOG([.$A1475];&quot;modern&quot;;&quot;tam&quot;)" office:value-type="float" office:value="31" calcext:value-type="float">
            <text:p>31</text:p>
          </table:table-cell>
          <table:table-cell table:formula="of:=NUMEROLOG([.$A1475];&quot;TR&quot;;&quot;tam&quot;)" office:value-type="float" office:value="112" calcext:value-type="float">
            <text:p>112</text:p>
          </table:table-cell>
          <table:table-cell table:formula="of:=ABJAD([.$A1475];0;1)" office:value-type="float" office:value="25" calcext:value-type="float">
            <text:p>25</text:p>
          </table:table-cell>
          <table:table-cell table:formula="of:=ABJAD([.$A1475];1;1)" office:value-type="float" office:value="2005" calcext:value-type="float">
            <text:p>2005</text:p>
          </table:table-cell>
          <table:table-cell table:formula="of:=ABJAD([.$A1475];2;1)" office:value-type="float" office:value="2730" calcext:value-type="float">
            <text:p>2730</text:p>
          </table:table-cell>
          <table:table-cell table:formula="of:=ABJAD([.$A1475];3;1)" office:value-type="float" office:value="8019" calcext:value-type="float">
            <text:p>8019</text:p>
          </table:table-cell>
        </table:table-row>
        <table:table-row table:style-name="ro1">
          <table:table-cell office:value-type="string" calcext:value-type="string">
            <text:p>URUÇ</text:p>
          </table:table-cell>
          <table:table-cell table:formula="of:=NUMEROLOG([.$A1476];&quot;modern&quot;;&quot;tam&quot;)" office:value-type="float" office:value="18" calcext:value-type="float">
            <text:p>18</text:p>
          </table:table-cell>
          <table:table-cell table:formula="of:=NUMEROLOG([.$A1476];&quot;TR&quot;;&quot;tam&quot;)" office:value-type="float" office:value="75" calcext:value-type="float">
            <text:p>75</text:p>
          </table:table-cell>
          <table:table-cell table:formula="of:=ABJAD([.$A1476];0;1)" office:value-type="float" office:value="11" calcext:value-type="float">
            <text:p>11</text:p>
          </table:table-cell>
          <table:table-cell table:formula="of:=ABJAD([.$A1476];1;1)" office:value-type="float" office:value="1403" calcext:value-type="float">
            <text:p>1403</text:p>
          </table:table-cell>
          <table:table-cell table:formula="of:=ABJAD([.$A1476];2;1)" office:value-type="float" office:value="2613" calcext:value-type="float">
            <text:p>2613</text:p>
          </table:table-cell>
          <table:table-cell table:formula="of:=ABJAD([.$A1476];3;1)" office:value-type="float" office:value="9705" calcext:value-type="float">
            <text:p>9705</text:p>
          </table:table-cell>
        </table:table-row>
        <table:table-row table:style-name="ro1">
          <table:table-cell office:value-type="string" calcext:value-type="string">
            <text:p>ÜRÜN</text:p>
          </table:table-cell>
          <table:table-cell table:formula="of:=NUMEROLOG([.$A1477];&quot;modern&quot;;&quot;tam&quot;)" office:value-type="float" office:value="20" calcext:value-type="float">
            <text:p>20</text:p>
          </table:table-cell>
          <table:table-cell table:formula="of:=NUMEROLOG([.$A1477];&quot;TR&quot;;&quot;tam&quot;)" office:value-type="float" office:value="90" calcext:value-type="float">
            <text:p>90</text:p>
          </table:table-cell>
          <table:table-cell table:formula="of:=ABJAD([.$A1477];0;1)" office:value-type="float" office:value="26" calcext:value-type="float">
            <text:p>26</text:p>
          </table:table-cell>
          <table:table-cell table:formula="of:=ABJAD([.$A1477];1;1)" office:value-type="float" office:value="1670" calcext:value-type="float">
            <text:p>1670</text:p>
          </table:table-cell>
          <table:table-cell table:formula="of:=ABJAD([.$A1477];2;1)" office:value-type="float" office:value="3080" calcext:value-type="float">
            <text:p>3080</text:p>
          </table:table-cell>
          <table:table-cell table:formula="of:=ABJAD([.$A1477];3;1)" office:value-type="float" office:value="11623" calcext:value-type="float">
            <text:p>11623</text:p>
          </table:table-cell>
        </table:table-row>
        <table:table-row table:style-name="ro1">
          <table:table-cell office:value-type="string" calcext:value-type="string">
            <text:p>USLU</text:p>
          </table:table-cell>
          <table:table-cell table:formula="of:=NUMEROLOG([.$A1478];&quot;modern&quot;;&quot;tam&quot;)" office:value-type="float" office:value="10" calcext:value-type="float">
            <text:p>10</text:p>
          </table:table-cell>
          <table:table-cell table:formula="of:=NUMEROLOG([.$A1478];&quot;TR&quot;;&quot;tam&quot;)" office:value-type="float" office:value="87" calcext:value-type="float">
            <text:p>87</text:p>
          </table:table-cell>
          <table:table-cell table:formula="of:=ABJAD([.$A1478];0;1)" office:value-type="float" office:value="2" calcext:value-type="float">
            <text:p>2</text:p>
          </table:table-cell>
          <table:table-cell table:formula="of:=ABJAD([.$A1478];1;1)" office:value-type="float" office:value="1550" calcext:value-type="float">
            <text:p>1550</text:p>
          </table:table-cell>
          <table:table-cell table:formula="of:=ABJAD([.$A1478];2;1)" office:value-type="float" office:value="2760" calcext:value-type="float">
            <text:p>2760</text:p>
          </table:table-cell>
          <table:table-cell table:formula="of:=ABJAD([.$A1478];3;1)"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USLUBAŞ</text:p>
          </table:table-cell>
          <table:table-cell table:formula="of:=NUMEROLOG([.$A1479];&quot;modern&quot;;&quot;tam&quot;)" office:value-type="float" office:value="14" calcext:value-type="float">
            <text:p>14</text:p>
          </table:table-cell>
          <table:table-cell table:formula="of:=NUMEROLOG([.$A1479];&quot;TR&quot;;&quot;tam&quot;)" office:value-type="float" office:value="113" calcext:value-type="float">
            <text:p>113</text:p>
          </table:table-cell>
          <table:table-cell table:formula="of:=ABJAD([.$A1479];0;1)" office:value-type="float" office:value="9" calcext:value-type="float">
            <text:p>9</text:p>
          </table:table-cell>
          <table:table-cell table:formula="of:=ABJAD([.$A1479];1;1)" office:value-type="float" office:value="1953" calcext:value-type="float">
            <text:p>1953</text:p>
          </table:table-cell>
          <table:table-cell table:formula="of:=ABJAD([.$A1479];2;1)" office:value-type="float" office:value="3174" calcext:value-type="float">
            <text:p>3174</text:p>
          </table:table-cell>
          <table:table-cell table:formula="of:=ABJAD([.$A1479];3;1)" office:value-type="float" office:value="13446" calcext:value-type="float">
            <text:p>13446</text:p>
          </table:table-cell>
        </table:table-row>
        <table:table-row table:style-name="ro1">
          <table:table-cell office:value-type="string" calcext:value-type="string">
            <text:p>USLUSOY</text:p>
          </table:table-cell>
          <table:table-cell table:formula="of:=NUMEROLOG([.$A1480];&quot;modern&quot;;&quot;tam&quot;)" office:value-type="float" office:value="24" calcext:value-type="float">
            <text:p>24</text:p>
          </table:table-cell>
          <table:table-cell table:formula="of:=NUMEROLOG([.$A1480];&quot;TR&quot;;&quot;tam&quot;)" office:value-type="float" office:value="155" calcext:value-type="float">
            <text:p>155</text:p>
          </table:table-cell>
          <table:table-cell table:formula="of:=ABJAD([.$A1480];0;1)" office:value-type="float" office:value="10" calcext:value-type="float">
            <text:p>10</text:p>
          </table:table-cell>
          <table:table-cell table:formula="of:=ABJAD([.$A1480];1;1)" office:value-type="float" office:value="2830" calcext:value-type="float">
            <text:p>2830</text:p>
          </table:table-cell>
          <table:table-cell table:formula="of:=ABJAD([.$A1480];2;1)" office:value-type="float" office:value="4130" calcext:value-type="float">
            <text:p>4130</text:p>
          </table:table-cell>
          <table:table-cell table:formula="of:=ABJAD([.$A1480];3;1)" office:value-type="float" office:value="18097" calcext:value-type="float">
            <text:p>18097</text:p>
          </table:table-cell>
        </table:table-row>
        <table:table-row table:style-name="ro1">
          <table:table-cell office:value-type="string" calcext:value-type="string">
            <text:p>USTA GÜÇ</text:p>
          </table:table-cell>
          <table:table-cell table:formula="of:=NUMEROLOG([.$A1481];&quot;modern&quot;;&quot;tam&quot;)" office:value-type="float" office:value="20" calcext:value-type="float">
            <text:p>20</text:p>
          </table:table-cell>
          <table:table-cell table:formula="of:=NUMEROLOG([.$A1481];&quot;TR&quot;;&quot;tam&quot;)" office:value-type="float" office:value="110" calcext:value-type="float">
            <text:p>110</text:p>
          </table:table-cell>
          <table:table-cell table:formula="of:=ABJAD([.$A1481];0;1)" office:value-type="float" office:value="23" calcext:value-type="float">
            <text:p>23</text:p>
          </table:table-cell>
          <table:table-cell table:formula="of:=ABJAD([.$A1481];1;1)" office:value-type="float" office:value="2111" calcext:value-type="float">
            <text:p>2111</text:p>
          </table:table-cell>
          <table:table-cell table:formula="of:=ABJAD([.$A1481];2;1)" office:value-type="float" office:value="3432" calcext:value-type="float">
            <text:p>3432</text:p>
          </table:table-cell>
          <table:table-cell table:formula="of:=ABJAD([.$A1481];3;1)" office:value-type="float" office:value="14854" calcext:value-type="float">
            <text:p>14854</text:p>
          </table:table-cell>
        </table:table-row>
        <table:table-row table:style-name="ro1">
          <table:table-cell office:value-type="string" calcext:value-type="string">
            <text:p>ÜSTÜN</text:p>
          </table:table-cell>
          <table:table-cell table:formula="of:=NUMEROLOG([.$A1482];&quot;modern&quot;;&quot;tam&quot;)" office:value-type="float" office:value="14" calcext:value-type="float">
            <text:p>14</text:p>
          </table:table-cell>
          <table:table-cell table:formula="of:=NUMEROLOG([.$A1482];&quot;TR&quot;;&quot;tam&quot;)" office:value-type="float" office:value="115" calcext:value-type="float">
            <text:p>115</text:p>
          </table:table-cell>
          <table:table-cell table:formula="of:=ABJAD([.$A1482];0;1)" office:value-type="float" office:value="26" calcext:value-type="float">
            <text:p>26</text:p>
          </table:table-cell>
          <table:table-cell table:formula="of:=ABJAD([.$A1482];1;1)" office:value-type="float" office:value="2270" calcext:value-type="float">
            <text:p>2270</text:p>
          </table:table-cell>
          <table:table-cell table:formula="of:=ABJAD([.$A1482];2;1)" office:value-type="float" office:value="3685" calcext:value-type="float">
            <text:p>3685</text:p>
          </table:table-cell>
          <table:table-cell table:formula="of:=ABJAD([.$A1482];3;1)" office:value-type="float" office:value="15253" calcext:value-type="float">
            <text:p>15253</text:p>
          </table:table-cell>
        </table:table-row>
        <table:table-row table:style-name="ro1">
          <table:table-cell office:value-type="string" calcext:value-type="string">
            <text:p>ÜSTÜNDAĞ</text:p>
          </table:table-cell>
          <table:table-cell table:formula="of:=NUMEROLOG([.$A1483];&quot;modern&quot;;&quot;tam&quot;)" office:value-type="float" office:value="26" calcext:value-type="float">
            <text:p>26</text:p>
          </table:table-cell>
          <table:table-cell table:formula="of:=NUMEROLOG([.$A1483];&quot;TR&quot;;&quot;tam&quot;)" office:value-type="float" office:value="130" calcext:value-type="float">
            <text:p>130</text:p>
          </table:table-cell>
          <table:table-cell table:formula="of:=ABJAD([.$A1483];0;1)" office:value-type="float" office:value="39" calcext:value-type="float">
            <text:p>39</text:p>
          </table:table-cell>
          <table:table-cell table:formula="of:=ABJAD([.$A1483];1;1)" office:value-type="float" office:value="2283" calcext:value-type="float">
            <text:p>2283</text:p>
          </table:table-cell>
          <table:table-cell table:formula="of:=ABJAD([.$A1483];2;1)" office:value-type="float" office:value="6309" calcext:value-type="float">
            <text:p>6309</text:p>
          </table:table-cell>
          <table:table-cell table:formula="of:=ABJAD([.$A1483];3;1)" office:value-type="float" office:value="17634" calcext:value-type="float">
            <text:p>17634</text:p>
          </table:table-cell>
        </table:table-row>
        <table:table-row table:style-name="ro1">
          <table:table-cell office:value-type="string" calcext:value-type="string">
            <text:p>USUL</text:p>
          </table:table-cell>
          <table:table-cell table:formula="of:=NUMEROLOG([.$A1484];&quot;modern&quot;;&quot;tam&quot;)" office:value-type="float" office:value="10" calcext:value-type="float">
            <text:p>10</text:p>
          </table:table-cell>
          <table:table-cell table:formula="of:=NUMEROLOG([.$A1484];&quot;TR&quot;;&quot;tam&quot;)" office:value-type="float" office:value="87" calcext:value-type="float">
            <text:p>87</text:p>
          </table:table-cell>
          <table:table-cell table:formula="of:=ABJAD([.$A1484];0;1)" office:value-type="float" office:value="2" calcext:value-type="float">
            <text:p>2</text:p>
          </table:table-cell>
          <table:table-cell table:formula="of:=ABJAD([.$A1484];1;1)" office:value-type="float" office:value="1550" calcext:value-type="float">
            <text:p>1550</text:p>
          </table:table-cell>
          <table:table-cell table:formula="of:=ABJAD([.$A1484];2;1)" office:value-type="float" office:value="2760" calcext:value-type="float">
            <text:p>2760</text:p>
          </table:table-cell>
          <table:table-cell table:formula="of:=ABJAD([.$A1484];3;1)"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UTLU</text:p>
          </table:table-cell>
          <table:table-cell table:formula="of:=NUMEROLOG([.$A1485];&quot;modern&quot;;&quot;tam&quot;)" office:value-type="float" office:value="11" calcext:value-type="float">
            <text:p>11</text:p>
          </table:table-cell>
          <table:table-cell table:formula="of:=NUMEROLOG([.$A1485];&quot;TR&quot;;&quot;tam&quot;)" office:value-type="float" office:value="89" calcext:value-type="float">
            <text:p>89</text:p>
          </table:table-cell>
          <table:table-cell table:formula="of:=ABJAD([.$A1485];0;1)" office:value-type="float" office:value="10" calcext:value-type="float">
            <text:p>10</text:p>
          </table:table-cell>
          <table:table-cell table:formula="of:=ABJAD([.$A1485];1;1)" office:value-type="float" office:value="1750" calcext:value-type="float">
            <text:p>1750</text:p>
          </table:table-cell>
          <table:table-cell table:formula="of:=ABJAD([.$A1485];2;1)" office:value-type="float" office:value="2960" calcext:value-type="float">
            <text:p>2960</text:p>
          </table:table-cell>
          <table:table-cell table:formula="of:=ABJAD([.$A1485];3;1)" office:value-type="float" office:value="9454" calcext:value-type="float">
            <text:p>9454</text:p>
          </table:table-cell>
        </table:table-row>
        <table:table-row table:style-name="ro1">
          <table:table-cell office:value-type="string" calcext:value-type="string">
            <text:p>UYANIK</text:p>
          </table:table-cell>
          <table:table-cell table:formula="of:=NUMEROLOG([.$A1486];&quot;modern&quot;;&quot;tam&quot;)" office:value-type="float" office:value="27" calcext:value-type="float">
            <text:p>27</text:p>
          </table:table-cell>
          <table:table-cell table:formula="of:=NUMEROLOG([.$A1486];&quot;TR&quot;;&quot;tam&quot;)" office:value-type="float" office:value="96" calcext:value-type="float">
            <text:p>96</text:p>
          </table:table-cell>
          <table:table-cell table:formula="of:=ABJAD([.$A1486];0;1)" office:value-type="float" office:value="25" calcext:value-type="float">
            <text:p>25</text:p>
          </table:table-cell>
          <table:table-cell table:formula="of:=ABJAD([.$A1486];1;1)" office:value-type="float" office:value="1621" calcext:value-type="float">
            <text:p>1621</text:p>
          </table:table-cell>
          <table:table-cell table:formula="of:=ABJAD([.$A1486];2;1)" office:value-type="float" office:value="2247" calcext:value-type="float">
            <text:p>2247</text:p>
          </table:table-cell>
          <table:table-cell table:formula="of:=ABJAD([.$A1486];3;1)" office:value-type="float" office:value="10032" calcext:value-type="float">
            <text:p>10032</text:p>
          </table:table-cell>
        </table:table-row>
        <table:table-row table:style-name="ro1">
          <table:table-cell office:value-type="string" calcext:value-type="string">
            <text:p>UYAR</text:p>
          </table:table-cell>
          <table:table-cell table:formula="of:=NUMEROLOG([.$A1487];&quot;modern&quot;;&quot;tam&quot;)" office:value-type="float" office:value="20" calcext:value-type="float">
            <text:p>20</text:p>
          </table:table-cell>
          <table:table-cell table:formula="of:=NUMEROLOG([.$A1487];&quot;TR&quot;;&quot;tam&quot;)" office:value-type="float" office:value="75" calcext:value-type="float">
            <text:p>75</text:p>
          </table:table-cell>
          <table:table-cell table:formula="of:=ABJAD([.$A1487];0;1)" office:value-type="float" office:value="9" calcext:value-type="float">
            <text:p>9</text:p>
          </table:table-cell>
          <table:table-cell table:formula="of:=ABJAD([.$A1487];1;1)" office:value-type="float" office:value="1701" calcext:value-type="float">
            <text:p>1701</text:p>
          </table:table-cell>
          <table:table-cell table:formula="of:=ABJAD([.$A1487];2;1)" office:value-type="float" office:value="2312" calcext:value-type="float">
            <text:p>2312</text:p>
          </table:table-cell>
          <table:table-cell table:formula="of:=ABJAD([.$A1487];3;1)" office:value-type="float" office:value="10387" calcext:value-type="float">
            <text:p>10387</text:p>
          </table:table-cell>
        </table:table-row>
        <table:table-row table:style-name="ro1">
          <table:table-cell office:value-type="string" calcext:value-type="string">
            <text:p>UYĞUN</text:p>
          </table:table-cell>
          <table:table-cell table:formula="of:=NUMEROLOG([.$A1488];&quot;modern&quot;;&quot;tam&quot;)" office:value-type="float" office:value="25" calcext:value-type="float">
            <text:p>25</text:p>
          </table:table-cell>
          <table:table-cell table:formula="of:=NUMEROLOG([.$A1488];&quot;TR&quot;;&quot;tam&quot;)" office:value-type="float" office:value="104" calcext:value-type="float">
            <text:p>104</text:p>
          </table:table-cell>
          <table:table-cell table:formula="of:=ABJAD([.$A1488];0;1)" office:value-type="float" office:value="18" calcext:value-type="float">
            <text:p>18</text:p>
          </table:table-cell>
          <table:table-cell table:formula="of:=ABJAD([.$A1488];1;1)" office:value-type="float" office:value="2178" calcext:value-type="float">
            <text:p>2178</text:p>
          </table:table-cell>
          <table:table-cell table:formula="of:=ABJAD([.$A1488];2;1)" office:value-type="float" office:value="5993" calcext:value-type="float">
            <text:p>5993</text:p>
          </table:table-cell>
          <table:table-cell table:formula="of:=ABJAD([.$A1488];3;1)" office:value-type="float" office:value="13896" calcext:value-type="float">
            <text:p>13896</text:p>
          </table:table-cell>
        </table:table-row>
        <table:table-row table:style-name="ro1">
          <table:table-cell office:value-type="string" calcext:value-type="string">
            <text:p>UYGUR</text:p>
          </table:table-cell>
          <table:table-cell table:formula="of:=NUMEROLOG([.$A1489];&quot;modern&quot;;&quot;tam&quot;)" office:value-type="float" office:value="29" calcext:value-type="float">
            <text:p>29</text:p>
          </table:table-cell>
          <table:table-cell table:formula="of:=NUMEROLOG([.$A1489];&quot;TR&quot;;&quot;tam&quot;)" office:value-type="float" office:value="107" calcext:value-type="float">
            <text:p>107</text:p>
          </table:table-cell>
          <table:table-cell table:formula="of:=ABJAD([.$A1489];0;1)" office:value-type="float" office:value="15" calcext:value-type="float">
            <text:p>15</text:p>
          </table:table-cell>
          <table:table-cell table:formula="of:=ABJAD([.$A1489];1;1)" office:value-type="float" office:value="2307" calcext:value-type="float">
            <text:p>2307</text:p>
          </table:table-cell>
          <table:table-cell table:formula="of:=ABJAD([.$A1489];2;1)" office:value-type="float" office:value="3522" calcext:value-type="float">
            <text:p>3522</text:p>
          </table:table-cell>
          <table:table-cell table:formula="of:=ABJAD([.$A1489];3;1)" office:value-type="float" office:value="14255" calcext:value-type="float">
            <text:p>14255</text:p>
          </table:table-cell>
        </table:table-row>
        <table:table-row table:style-name="ro1">
          <table:table-cell office:value-type="string" calcext:value-type="string">
            <text:p>UYKUR</text:p>
          </table:table-cell>
          <table:table-cell table:formula="of:=NUMEROLOG([.$A1490];&quot;modern&quot;;&quot;tam&quot;)" office:value-type="float" office:value="24" calcext:value-type="float">
            <text:p>24</text:p>
          </table:table-cell>
          <table:table-cell table:formula="of:=NUMEROLOG([.$A1490];&quot;TR&quot;;&quot;tam&quot;)" office:value-type="float" office:value="113" calcext:value-type="float">
            <text:p>113</text:p>
          </table:table-cell>
          <table:table-cell table:formula="of:=ABJAD([.$A1490];0;1)" office:value-type="float" office:value="12" calcext:value-type="float">
            <text:p>12</text:p>
          </table:table-cell>
          <table:table-cell table:formula="of:=ABJAD([.$A1490];1;1)" office:value-type="float" office:value="2340" calcext:value-type="float">
            <text:p>2340</text:p>
          </table:table-cell>
          <table:table-cell table:formula="of:=ABJAD([.$A1490];2;1)" office:value-type="float" office:value="3555" calcext:value-type="float">
            <text:p>3555</text:p>
          </table:table-cell>
          <table:table-cell table:formula="of:=ABJAD([.$A1490];3;1)" office:value-type="float" office:value="13616" calcext:value-type="float">
            <text:p>13616</text:p>
          </table:table-cell>
        </table:table-row>
        <table:table-row table:style-name="ro1">
          <table:table-cell office:value-type="string" calcext:value-type="string">
            <text:p>UYSAL</text:p>
          </table:table-cell>
          <table:table-cell table:formula="of:=NUMEROLOG([.$A1491];&quot;modern&quot;;&quot;tam&quot;)" office:value-type="float" office:value="15" calcext:value-type="float">
            <text:p>15</text:p>
          </table:table-cell>
          <table:table-cell table:formula="of:=NUMEROLOG([.$A1491];&quot;TR&quot;;&quot;tam&quot;)" office:value-type="float" office:value="91" calcext:value-type="float">
            <text:p>91</text:p>
          </table:table-cell>
          <table:table-cell table:formula="of:=ABJAD([.$A1491];0;1)" office:value-type="float" office:value="3" calcext:value-type="float">
            <text:p>3</text:p>
          </table:table-cell>
          <table:table-cell table:formula="of:=ABJAD([.$A1491];1;1)" office:value-type="float" office:value="1851" calcext:value-type="float">
            <text:p>1851</text:p>
          </table:table-cell>
          <table:table-cell table:formula="of:=ABJAD([.$A1491];2;1)" office:value-type="float" office:value="2467" calcext:value-type="float">
            <text:p>2467</text:p>
          </table:table-cell>
          <table:table-cell table:formula="of:=ABJAD([.$A1491];3;1)" office:value-type="float" office:value="11135" calcext:value-type="float">
            <text:p>11135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table:formula="of:=NUMEROLOG([.$A1492];&quot;modern&quot;;&quot;tam&quot;)" office:value-type="float" office:value="11" calcext:value-type="float">
            <text:p>11</text:p>
          </table:table-cell>
          <table:table-cell table:formula="of:=NUMEROLOG([.$A1492];&quot;TR&quot;;&quot;tam&quot;)" office:value-type="float" office:value="54" calcext:value-type="float">
            <text:p>54</text:p>
          </table:table-cell>
          <table:table-cell table:formula="of:=ABJAD([.$A1492];0;1)" office:value-type="float" office:value="4" calcext:value-type="float">
            <text:p>4</text:p>
          </table:table-cell>
          <table:table-cell table:formula="of:=ABJAD([.$A1492];1;1)" office:value-type="float" office:value="1600" calcext:value-type="float">
            <text:p>1600</text:p>
          </table:table-cell>
          <table:table-cell table:formula="of:=ABJAD([.$A1492];2;1)" office:value-type="float" office:value="2205" calcext:value-type="float">
            <text:p>2205</text:p>
          </table:table-cell>
          <table:table-cell table:formula="of:=ABJAD([.$A1492];3;1)"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ÜZEN</text:p>
          </table:table-cell>
          <table:table-cell table:formula="of:=NUMEROLOG([.$A1493];&quot;modern&quot;;&quot;tam&quot;)" office:value-type="float" office:value="21" calcext:value-type="float">
            <text:p>21</text:p>
          </table:table-cell>
          <table:table-cell table:formula="of:=NUMEROLOG([.$A1493];&quot;TR&quot;;&quot;tam&quot;)" office:value-type="float" office:value="78" calcext:value-type="float">
            <text:p>78</text:p>
          </table:table-cell>
          <table:table-cell table:formula="of:=ABJAD([.$A1493];0;1)" office:value-type="float" office:value="23" calcext:value-type="float">
            <text:p>23</text:p>
          </table:table-cell>
          <table:table-cell table:formula="of:=ABJAD([.$A1493];1;1)" office:value-type="float" office:value="1775" calcext:value-type="float">
            <text:p>1775</text:p>
          </table:table-cell>
          <table:table-cell table:formula="of:=ABJAD([.$A1493];2;1)" office:value-type="float" office:value="2490" calcext:value-type="float">
            <text:p>2490</text:p>
          </table:table-cell>
          <table:table-cell table:formula="of:=ABJAD([.$A1493];3;1)" office:value-type="float" office:value="5913" calcext:value-type="float">
            <text:p>5913</text:p>
          </table:table-cell>
        </table:table-row>
        <table:table-row table:style-name="ro1">
          <table:table-cell office:value-type="string" calcext:value-type="string">
            <text:p>ÜZER</text:p>
          </table:table-cell>
          <table:table-cell table:formula="of:=NUMEROLOG([.$A1494];&quot;modern&quot;;&quot;tam&quot;)" office:value-type="float" office:value="25" calcext:value-type="float">
            <text:p>25</text:p>
          </table:table-cell>
          <table:table-cell table:formula="of:=NUMEROLOG([.$A1494];&quot;TR&quot;;&quot;tam&quot;)" office:value-type="float" office:value="82" calcext:value-type="float">
            <text:p>82</text:p>
          </table:table-cell>
          <table:table-cell table:formula="of:=ABJAD([.$A1494];0;1)" office:value-type="float" office:value="21" calcext:value-type="float">
            <text:p>21</text:p>
          </table:table-cell>
          <table:table-cell table:formula="of:=ABJAD([.$A1494];1;1)" office:value-type="float" office:value="1905" calcext:value-type="float">
            <text:p>1905</text:p>
          </table:table-cell>
          <table:table-cell table:formula="of:=ABJAD([.$A1494];2;1)" office:value-type="float" office:value="2620" calcext:value-type="float">
            <text:p>2620</text:p>
          </table:table-cell>
          <table:table-cell table:formula="of:=ABJAD([.$A1494];3;1)"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ÜZÜM</text:p>
          </table:table-cell>
          <table:table-cell table:formula="of:=NUMEROLOG([.$A1495];&quot;modern&quot;;&quot;tam&quot;)" office:value-type="float" office:value="18" calcext:value-type="float">
            <text:p>18</text:p>
          </table:table-cell>
          <table:table-cell table:formula="of:=NUMEROLOG([.$A1495];&quot;TR&quot;;&quot;tam&quot;)" office:value-type="float" office:value="97" calcext:value-type="float">
            <text:p>97</text:p>
          </table:table-cell>
          <table:table-cell table:formula="of:=ABJAD([.$A1495];0;1)" office:value-type="float" office:value="12" calcext:value-type="float">
            <text:p>12</text:p>
          </table:table-cell>
          <table:table-cell table:formula="of:=ABJAD([.$A1495];1;1)" office:value-type="float" office:value="2460" calcext:value-type="float">
            <text:p>2460</text:p>
          </table:table-cell>
          <table:table-cell table:formula="of:=ABJAD([.$A1495];2;1)" office:value-type="float" office:value="3870" calcext:value-type="float">
            <text:p>3870</text:p>
          </table:table-cell>
          <table:table-cell table:formula="of:=ABJAD([.$A1495];3;1)" office:value-type="float" office:value="8171" calcext:value-type="float">
            <text:p>8171</text:p>
          </table:table-cell>
        </table:table-row>
        <table:table-row table:style-name="ro1">
          <table:table-cell office:value-type="string" calcext:value-type="string">
            <text:p>UZUN</text:p>
          </table:table-cell>
          <table:table-cell table:formula="of:=NUMEROLOG([.$A1496];&quot;modern&quot;;&quot;tam&quot;)" office:value-type="float" office:value="19" calcext:value-type="float">
            <text:p>19</text:p>
          </table:table-cell>
          <table:table-cell table:formula="of:=NUMEROLOG([.$A1496];&quot;TR&quot;;&quot;tam&quot;)" office:value-type="float" office:value="96" calcext:value-type="float">
            <text:p>96</text:p>
          </table:table-cell>
          <table:table-cell table:formula="of:=ABJAD([.$A1496];0;1)" office:value-type="float" office:value="14" calcext:value-type="float">
            <text:p>14</text:p>
          </table:table-cell>
          <table:table-cell table:formula="of:=ABJAD([.$A1496];1;1)" office:value-type="float" office:value="2270" calcext:value-type="float">
            <text:p>2270</text:p>
          </table:table-cell>
          <table:table-cell table:formula="of:=ABJAD([.$A1496];2;1)" office:value-type="float" office:value="3480" calcext:value-type="float">
            <text:p>3480</text:p>
          </table:table-cell>
          <table:table-cell table:formula="of:=ABJAD([.$A1496];3;1)"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UZUNCA</text:p>
          </table:table-cell>
          <table:table-cell table:formula="of:=NUMEROLOG([.$A1497];&quot;modern&quot;;&quot;tam&quot;)" office:value-type="float" office:value="23" calcext:value-type="float">
            <text:p>23</text:p>
          </table:table-cell>
          <table:table-cell table:formula="of:=NUMEROLOG([.$A1497];&quot;TR&quot;;&quot;tam&quot;)" office:value-type="float" office:value="100" calcext:value-type="float">
            <text:p>100</text:p>
          </table:table-cell>
          <table:table-cell table:formula="of:=ABJAD([.$A1497];0;1)" office:value-type="float" office:value="18" calcext:value-type="float">
            <text:p>18</text:p>
          </table:table-cell>
          <table:table-cell table:formula="of:=ABJAD([.$A1497];1;1)" office:value-type="float" office:value="2274" calcext:value-type="float">
            <text:p>2274</text:p>
          </table:table-cell>
          <table:table-cell table:formula="of:=ABJAD([.$A1497];2;1)" office:value-type="float" office:value="3490" calcext:value-type="float">
            <text:p>3490</text:p>
          </table:table-cell>
          <table:table-cell table:formula="of:=ABJAD([.$A1497];3;1)" office:value-type="float" office:value="9224" calcext:value-type="float">
            <text:p>9224</text:p>
          </table:table-cell>
        </table:table-row>
        <table:table-row table:style-name="ro1">
          <table:table-cell office:value-type="string" calcext:value-type="string">
            <text:p>UZUNCAN</text:p>
          </table:table-cell>
          <table:table-cell table:formula="of:=NUMEROLOG([.$A1498];&quot;modern&quot;;&quot;tam&quot;)" office:value-type="float" office:value="28" calcext:value-type="float">
            <text:p>28</text:p>
          </table:table-cell>
          <table:table-cell table:formula="of:=NUMEROLOG([.$A1498];&quot;TR&quot;;&quot;tam&quot;)" office:value-type="float" office:value="117" calcext:value-type="float">
            <text:p>117</text:p>
          </table:table-cell>
          <table:table-cell table:formula="of:=ABJAD([.$A1498];0;1)" office:value-type="float" office:value="28" calcext:value-type="float">
            <text:p>28</text:p>
          </table:table-cell>
          <table:table-cell table:formula="of:=ABJAD([.$A1498];1;1)" office:value-type="float" office:value="2344" calcext:value-type="float">
            <text:p>2344</text:p>
          </table:table-cell>
          <table:table-cell table:formula="of:=ABJAD([.$A1498];2;1)" office:value-type="float" office:value="3565" calcext:value-type="float">
            <text:p>3565</text:p>
          </table:table-cell>
          <table:table-cell table:formula="of:=ABJAD([.$A1498];3;1)" office:value-type="float" office:value="11109" calcext:value-type="float">
            <text:p>11109</text:p>
          </table:table-cell>
        </table:table-row>
        <table:table-row table:style-name="ro1">
          <table:table-cell office:value-type="string" calcext:value-type="string">
            <text:p>VARICI</text:p>
          </table:table-cell>
          <table:table-cell table:formula="of:=NUMEROLOG([.$A1499];&quot;modern&quot;;&quot;tam&quot;)" office:value-type="float" office:value="35" calcext:value-type="float">
            <text:p>35</text:p>
          </table:table-cell>
          <table:table-cell table:formula="of:=NUMEROLOG([.$A1499];&quot;TR&quot;;&quot;tam&quot;)" office:value-type="float" office:value="74" calcext:value-type="float">
            <text:p>74</text:p>
          </table:table-cell>
          <table:table-cell table:formula="of:=ABJAD([.$A1499];0;1)" office:value-type="float" office:value="40" calcext:value-type="float">
            <text:p>40</text:p>
          </table:table-cell>
          <table:table-cell table:formula="of:=ABJAD([.$A1499];1;1)" office:value-type="float" office:value="1024" calcext:value-type="float">
            <text:p>1024</text:p>
          </table:table-cell>
          <table:table-cell table:formula="of:=ABJAD([.$A1499];2;1)" office:value-type="float" office:value="1060" calcext:value-type="float">
            <text:p>1060</text:p>
          </table:table-cell>
          <table:table-cell table:formula="of:=ABJAD([.$A1499];3;1)" office:value-type="float" office:value="7870" calcext:value-type="float">
            <text:p>7870</text:p>
          </table:table-cell>
        </table:table-row>
        <table:table-row table:style-name="ro1">
          <table:table-cell office:value-type="string" calcext:value-type="string">
            <text:p>VAROL</text:p>
          </table:table-cell>
          <table:table-cell table:formula="of:=NUMEROLOG([.$A1500];&quot;modern&quot;;&quot;tam&quot;)" office:value-type="float" office:value="23" calcext:value-type="float">
            <text:p>23</text:p>
          </table:table-cell>
          <table:table-cell table:formula="of:=NUMEROLOG([.$A1500];&quot;TR&quot;;&quot;tam&quot;)" office:value-type="float" office:value="82" calcext:value-type="float">
            <text:p>82</text:p>
          </table:table-cell>
          <table:table-cell table:formula="of:=ABJAD([.$A1500];0;1)" office:value-type="float" office:value="27" calcext:value-type="float">
            <text:p>27</text:p>
          </table:table-cell>
          <table:table-cell table:formula="of:=ABJAD([.$A1500];1;1)" office:value-type="float" office:value="1131" calcext:value-type="float">
            <text:p>1131</text:p>
          </table:table-cell>
          <table:table-cell table:formula="of:=ABJAD([.$A1500];2;1)" office:value-type="float" office:value="1227" calcext:value-type="float">
            <text:p>1227</text:p>
          </table:table-cell>
          <table:table-cell table:formula="of:=ABJAD([.$A1500];3;1)" office:value-type="float" office:value="7712" calcext:value-type="float">
            <text:p>7712</text:p>
          </table:table-cell>
        </table:table-row>
        <table:table-row table:style-name="ro1">
          <table:table-cell office:value-type="string" calcext:value-type="string">
            <text:p>VATANSEVER</text:p>
          </table:table-cell>
          <table:table-cell table:formula="of:=NUMEROLOG([.$A1501];&quot;modern&quot;;&quot;tam&quot;)" office:value-type="float" office:value="37" calcext:value-type="float">
            <text:p>37</text:p>
          </table:table-cell>
          <table:table-cell table:formula="of:=NUMEROLOG([.$A1501];&quot;TR&quot;;&quot;tam&quot;)" office:value-type="float" office:value="152" calcext:value-type="float">
            <text:p>152</text:p>
          </table:table-cell>
          <table:table-cell table:formula="of:=ABJAD([.$A1501];0;1)" office:value-type="float" office:value="54" calcext:value-type="float">
            <text:p>54</text:p>
          </table:table-cell>
          <table:table-cell table:formula="of:=ABJAD([.$A1501];1;1)" office:value-type="float" office:value="2682" calcext:value-type="float">
            <text:p>2682</text:p>
          </table:table-cell>
          <table:table-cell table:formula="of:=ABJAD([.$A1501];2;1)" office:value-type="float" office:value="2724" calcext:value-type="float">
            <text:p>2724</text:p>
          </table:table-cell>
          <table:table-cell table:formula="of:=ABJAD([.$A1501];3;1)" office:value-type="float" office:value="20063" calcext:value-type="float">
            <text:p>20063</text:p>
          </table:table-cell>
        </table:table-row>
        <table:table-row table:style-name="ro1">
          <table:table-cell office:value-type="string" calcext:value-type="string">
            <text:p>VEZİROĞLU BİRDANE</text:p>
          </table:table-cell>
          <table:table-cell table:formula="of:=NUMEROLOG([.$A1502];&quot;modern&quot;;&quot;tam&quot;)" office:value-type="float" office:value="89" calcext:value-type="float">
            <text:p>89</text:p>
          </table:table-cell>
          <table:table-cell table:formula="of:=NUMEROLOG([.$A1502];&quot;TR&quot;;&quot;tam&quot;)" office:value-type="float" office:value="226" calcext:value-type="float">
            <text:p>226</text:p>
          </table:table-cell>
          <table:table-cell table:formula="of:=ABJAD([.$A1502];0;1)" office:value-type="float" office:value="89" calcext:value-type="float">
            <text:p>89</text:p>
          </table:table-cell>
          <table:table-cell table:formula="of:=ABJAD([.$A1502];1;1)" office:value-type="float" office:value="3065" calcext:value-type="float">
            <text:p>3065</text:p>
          </table:table-cell>
          <table:table-cell table:formula="of:=ABJAD([.$A1502];2;1)" office:value-type="float" office:value="6441" calcext:value-type="float">
            <text:p>6441</text:p>
          </table:table-cell>
          <table:table-cell table:formula="of:=ABJAD([.$A1502];3;1)" office:value-type="float" office:value="20983" calcext:value-type="float">
            <text:p>20983</text:p>
          </table:table-cell>
        </table:table-row>
        <table:table-row table:style-name="ro1">
          <table:table-cell office:value-type="string" calcext:value-type="string">
            <text:p>VURAL</text:p>
          </table:table-cell>
          <table:table-cell table:formula="of:=NUMEROLOG([.$A1503];&quot;modern&quot;;&quot;tam&quot;)" office:value-type="float" office:value="20" calcext:value-type="float">
            <text:p>20</text:p>
          </table:table-cell>
          <table:table-cell table:formula="of:=NUMEROLOG([.$A1503];&quot;TR&quot;;&quot;tam&quot;)" office:value-type="float" office:value="89" calcext:value-type="float">
            <text:p>89</text:p>
          </table:table-cell>
          <table:table-cell table:formula="of:=ABJAD([.$A1503];0;1)" office:value-type="float" office:value="19" calcext:value-type="float">
            <text:p>19</text:p>
          </table:table-cell>
          <table:table-cell table:formula="of:=ABJAD([.$A1503];1;1)" office:value-type="float" office:value="1651" calcext:value-type="float">
            <text:p>1651</text:p>
          </table:table-cell>
          <table:table-cell table:formula="of:=ABJAD([.$A1503];2;1)" office:value-type="float" office:value="2267" calcext:value-type="float">
            <text:p>2267</text:p>
          </table:table-cell>
          <table:table-cell table:formula="of:=ABJAD([.$A1503];3;1)"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VURGAN</text:p>
          </table:table-cell>
          <table:table-cell table:formula="of:=NUMEROLOG([.$A1504];&quot;modern&quot;;&quot;tam&quot;)" office:value-type="float" office:value="29" calcext:value-type="float">
            <text:p>29</text:p>
          </table:table-cell>
          <table:table-cell table:formula="of:=NUMEROLOG([.$A1504];&quot;TR&quot;;&quot;tam&quot;)" office:value-type="float" office:value="99" calcext:value-type="float">
            <text:p>99</text:p>
          </table:table-cell>
          <table:table-cell table:formula="of:=ABJAD([.$A1504];0;1)" office:value-type="float" office:value="34" calcext:value-type="float">
            <text:p>34</text:p>
          </table:table-cell>
          <table:table-cell table:formula="of:=ABJAD([.$A1504];1;1)" office:value-type="float" office:value="1678" calcext:value-type="float">
            <text:p>1678</text:p>
          </table:table-cell>
          <table:table-cell table:formula="of:=ABJAD([.$A1504];2;1)" office:value-type="float" office:value="2299" calcext:value-type="float">
            <text:p>2299</text:p>
          </table:table-cell>
          <table:table-cell table:formula="of:=ABJAD([.$A1504];3;1)" office:value-type="float" office:value="12842" calcext:value-type="float">
            <text:p>12842</text:p>
          </table:table-cell>
        </table:table-row>
        <table:table-row table:style-name="ro1">
          <table:table-cell office:value-type="string" calcext:value-type="string">
            <text:p>YABUL</text:p>
          </table:table-cell>
          <table:table-cell table:formula="of:=NUMEROLOG([.$A1505];&quot;modern&quot;;&quot;tam&quot;)" office:value-type="float" office:value="16" calcext:value-type="float">
            <text:p>16</text:p>
          </table:table-cell>
          <table:table-cell table:formula="of:=NUMEROLOG([.$A1505];&quot;TR&quot;;&quot;tam&quot;)" office:value-type="float" office:value="71" calcext:value-type="float">
            <text:p>71</text:p>
          </table:table-cell>
          <table:table-cell table:formula="of:=ABJAD([.$A1505];0;1)" office:value-type="float" office:value="5" calcext:value-type="float">
            <text:p>5</text:p>
          </table:table-cell>
          <table:table-cell table:formula="of:=ABJAD([.$A1505];1;1)" office:value-type="float" office:value="1553" calcext:value-type="float">
            <text:p>1553</text:p>
          </table:table-cell>
          <table:table-cell table:formula="of:=ABJAD([.$A1505];2;1)" office:value-type="float" office:value="2169" calcext:value-type="float">
            <text:p>2169</text:p>
          </table:table-cell>
          <table:table-cell table:formula="of:=ABJAD([.$A1505];3;1)" office:value-type="float" office:value="7912" calcext:value-type="float">
            <text:p>7912</text:p>
          </table:table-cell>
        </table:table-row>
        <table:table-row table:style-name="ro1">
          <table:table-cell office:value-type="string" calcext:value-type="string">
            <text:p>YACI</text:p>
          </table:table-cell>
          <table:table-cell table:formula="of:=NUMEROLOG([.$A1506];&quot;modern&quot;;&quot;tam&quot;)" office:value-type="float" office:value="20" calcext:value-type="float">
            <text:p>20</text:p>
          </table:table-cell>
          <table:table-cell table:formula="of:=NUMEROLOG([.$A1506];&quot;TR&quot;;&quot;tam&quot;)" office:value-type="float" office:value="43" calcext:value-type="float">
            <text:p>43</text:p>
          </table:table-cell>
          <table:table-cell table:formula="of:=ABJAD([.$A1506];0;1)" office:value-type="float" office:value="14" calcext:value-type="float">
            <text:p>14</text:p>
          </table:table-cell>
          <table:table-cell table:formula="of:=ABJAD([.$A1506];1;1)" office:value-type="float" office:value="914" calcext:value-type="float">
            <text:p>914</text:p>
          </table:table-cell>
          <table:table-cell table:formula="of:=ABJAD([.$A1506];2;1)" office:value-type="float" office:value="935" calcext:value-type="float">
            <text:p>935</text:p>
          </table:table-cell>
          <table:table-cell table:formula="of:=ABJAD([.$A1506];3;1)" office:value-type="float" office:value="5399" calcext:value-type="float">
            <text:p>5399</text:p>
          </table:table-cell>
        </table:table-row>
        <table:table-row table:style-name="ro1">
          <table:table-cell office:value-type="string" calcext:value-type="string">
            <text:p>YADİGAROĞLU</text:p>
          </table:table-cell>
          <table:table-cell table:formula="of:=NUMEROLOG([.$A1507];&quot;modern&quot;;&quot;tam&quot;)" office:value-type="float" office:value="57" calcext:value-type="float">
            <text:p>57</text:p>
          </table:table-cell>
          <table:table-cell table:formula="of:=NUMEROLOG([.$A1507];&quot;TR&quot;;&quot;tam&quot;)" office:value-type="float" office:value="143" calcext:value-type="float">
            <text:p>143</text:p>
          </table:table-cell>
          <table:table-cell table:formula="of:=ABJAD([.$A1507];0;1)" office:value-type="float" office:value="47" calcext:value-type="float">
            <text:p>47</text:p>
          </table:table-cell>
          <table:table-cell table:formula="of:=ABJAD([.$A1507];1;1)" office:value-type="float" office:value="1871" calcext:value-type="float">
            <text:p>1871</text:p>
          </table:table-cell>
          <table:table-cell table:formula="of:=ABJAD([.$A1507];2;1)" office:value-type="float" office:value="5203" calcext:value-type="float">
            <text:p>5203</text:p>
          </table:table-cell>
          <table:table-cell table:formula="of:=ABJAD([.$A1507];3;1)" office:value-type="float" office:value="15742" calcext:value-type="float">
            <text:p>15742</text:p>
          </table:table-cell>
        </table:table-row>
        <table:table-row table:style-name="ro1">
          <table:table-cell office:value-type="string" calcext:value-type="string">
            <text:p>YAĞAN</text:p>
          </table:table-cell>
          <table:table-cell table:formula="of:=NUMEROLOG([.$A1508];&quot;modern&quot;;&quot;tam&quot;)" office:value-type="float" office:value="21" calcext:value-type="float">
            <text:p>21</text:p>
          </table:table-cell>
          <table:table-cell table:formula="of:=NUMEROLOG([.$A1508];&quot;TR&quot;;&quot;tam&quot;)" office:value-type="float" office:value="56" calcext:value-type="float">
            <text:p>56</text:p>
          </table:table-cell>
          <table:table-cell table:formula="of:=ABJAD([.$A1508];0;1)" office:value-type="float" office:value="20" calcext:value-type="float">
            <text:p>20</text:p>
          </table:table-cell>
          <table:table-cell table:formula="of:=ABJAD([.$A1508];1;1)" office:value-type="float" office:value="980" calcext:value-type="float">
            <text:p>980</text:p>
          </table:table-cell>
          <table:table-cell table:formula="of:=ABJAD([.$A1508];2;1)" office:value-type="float" office:value="3597" calcext:value-type="float">
            <text:p>3597</text:p>
          </table:table-cell>
          <table:table-cell table:formula="of:=ABJAD([.$A1508];3;1)" office:value-type="float" office:value="8018" calcext:value-type="float">
            <text:p>8018</text:p>
          </table:table-cell>
        </table:table-row>
        <table:table-row table:style-name="ro1">
          <table:table-cell office:value-type="string" calcext:value-type="string">
            <text:p>YAĞCI</text:p>
          </table:table-cell>
          <table:table-cell table:formula="of:=NUMEROLOG([.$A1509];&quot;modern&quot;;&quot;tam&quot;)" office:value-type="float" office:value="27" calcext:value-type="float">
            <text:p>27</text:p>
          </table:table-cell>
          <table:table-cell table:formula="of:=NUMEROLOG([.$A1509];&quot;TR&quot;;&quot;tam&quot;)" office:value-type="float" office:value="52" calcext:value-type="float">
            <text:p>52</text:p>
          </table:table-cell>
          <table:table-cell table:formula="of:=ABJAD([.$A1509];0;1)" office:value-type="float" office:value="22" calcext:value-type="float">
            <text:p>22</text:p>
          </table:table-cell>
          <table:table-cell table:formula="of:=ABJAD([.$A1509];1;1)" office:value-type="float" office:value="922" calcext:value-type="float">
            <text:p>922</text:p>
          </table:table-cell>
          <table:table-cell table:formula="of:=ABJAD([.$A1509];2;1)" office:value-type="float" office:value="3548" calcext:value-type="float">
            <text:p>3548</text:p>
          </table:table-cell>
          <table:table-cell table:formula="of:=ABJAD([.$A1509];3;1)" office:value-type="float" office:value="6764" calcext:value-type="float">
            <text:p>6764</text:p>
          </table:table-cell>
        </table:table-row>
        <table:table-row table:style-name="ro1">
          <table:table-cell office:value-type="string" calcext:value-type="string">
            <text:p>YAĞCIZEYBEK</text:p>
          </table:table-cell>
          <table:table-cell table:formula="of:=NUMEROLOG([.$A1510];&quot;modern&quot;;&quot;tam&quot;)" office:value-type="float" office:value="56" calcext:value-type="float">
            <text:p>56</text:p>
          </table:table-cell>
          <table:table-cell table:formula="of:=NUMEROLOG([.$A1510];&quot;TR&quot;;&quot;tam&quot;)" office:value-type="float" office:value="137" calcext:value-type="float">
            <text:p>137</text:p>
          </table:table-cell>
          <table:table-cell table:formula="of:=ABJAD([.$A1510];0;1)" office:value-type="float" office:value="42" calcext:value-type="float">
            <text:p>42</text:p>
          </table:table-cell>
          <table:table-cell table:formula="of:=ABJAD([.$A1510];1;1)" office:value-type="float" office:value="2874" calcext:value-type="float">
            <text:p>2874</text:p>
          </table:table-cell>
          <table:table-cell table:formula="of:=ABJAD([.$A1510];2;1)" office:value-type="float" office:value="5530" calcext:value-type="float">
            <text:p>5530</text:p>
          </table:table-cell>
          <table:table-cell table:formula="of:=ABJAD([.$A1510];3;1)" office:value-type="float" office:value="12364" calcext:value-type="float">
            <text:p>12364</text:p>
          </table:table-cell>
        </table:table-row>
        <table:table-row table:style-name="ro1">
          <table:table-cell office:value-type="string" calcext:value-type="string">
            <text:p>YAĞLI</text:p>
          </table:table-cell>
          <table:table-cell table:formula="of:=NUMEROLOG([.$A1511];&quot;modern&quot;;&quot;tam&quot;)" office:value-type="float" office:value="27" calcext:value-type="float">
            <text:p>27</text:p>
          </table:table-cell>
          <table:table-cell table:formula="of:=NUMEROLOG([.$A1511];&quot;TR&quot;;&quot;tam&quot;)" office:value-type="float" office:value="64" calcext:value-type="float">
            <text:p>64</text:p>
          </table:table-cell>
          <table:table-cell table:formula="of:=ABJAD([.$A1511];0;1)" office:value-type="float" office:value="21" calcext:value-type="float">
            <text:p>21</text:p>
          </table:table-cell>
          <table:table-cell table:formula="of:=ABJAD([.$A1511];1;1)" office:value-type="float" office:value="969" calcext:value-type="float">
            <text:p>969</text:p>
          </table:table-cell>
          <table:table-cell table:formula="of:=ABJAD([.$A1511];2;1)" office:value-type="float" office:value="3595" calcext:value-type="float">
            <text:p>3595</text:p>
          </table:table-cell>
          <table:table-cell table:formula="of:=ABJAD([.$A1511];3;1)" office:value-type="float" office:value="6186" calcext:value-type="float">
            <text:p>6186</text:p>
          </table:table-cell>
        </table:table-row>
        <table:table-row table:style-name="ro1">
          <table:table-cell office:value-type="string" calcext:value-type="string">
            <text:p>YAKAR</text:p>
          </table:table-cell>
          <table:table-cell table:formula="of:=NUMEROLOG([.$A1512];&quot;modern&quot;;&quot;tam&quot;)" office:value-type="float" office:value="20" calcext:value-type="float">
            <text:p>20</text:p>
          </table:table-cell>
          <table:table-cell table:formula="of:=NUMEROLOG([.$A1512];&quot;TR&quot;;&quot;tam&quot;)" office:value-type="float" office:value="65" calcext:value-type="float">
            <text:p>65</text:p>
          </table:table-cell>
          <table:table-cell table:formula="of:=ABJAD([.$A1512];0;1)" office:value-type="float" office:value="14" calcext:value-type="float">
            <text:p>14</text:p>
          </table:table-cell>
          <table:table-cell table:formula="of:=ABJAD([.$A1512];1;1)" office:value-type="float" office:value="1142" calcext:value-type="float">
            <text:p>1142</text:p>
          </table:table-cell>
          <table:table-cell table:formula="of:=ABJAD([.$A1512];2;1)" office:value-type="float" office:value="1159" calcext:value-type="float">
            <text:p>1159</text:p>
          </table:table-cell>
          <table:table-cell table:formula="of:=ABJAD([.$A1512];3;1)" office:value-type="float" office:value="7738" calcext:value-type="float">
            <text:p>7738</text:p>
          </table:table-cell>
        </table:table-row>
        <table:table-row table:style-name="ro1">
          <table:table-cell office:value-type="string" calcext:value-type="string">
            <text:p>YAKIŞAN</text:p>
          </table:table-cell>
          <table:table-cell table:formula="of:=NUMEROLOG([.$A1513];&quot;modern&quot;;&quot;tam&quot;)" office:value-type="float" office:value="26" calcext:value-type="float">
            <text:p>26</text:p>
          </table:table-cell>
          <table:table-cell table:formula="of:=NUMEROLOG([.$A1513];&quot;TR&quot;;&quot;tam&quot;)" office:value-type="float" office:value="95" calcext:value-type="float">
            <text:p>95</text:p>
          </table:table-cell>
          <table:table-cell table:formula="of:=ABJAD([.$A1513];0;1)" office:value-type="float" office:value="30" calcext:value-type="float">
            <text:p>30</text:p>
          </table:table-cell>
          <table:table-cell table:formula="of:=ABJAD([.$A1513];1;1)" office:value-type="float" office:value="1422" calcext:value-type="float">
            <text:p>1422</text:p>
          </table:table-cell>
          <table:table-cell table:formula="of:=ABJAD([.$A1513];2;1)" office:value-type="float" office:value="1454" calcext:value-type="float">
            <text:p>1454</text:p>
          </table:table-cell>
          <table:table-cell table:formula="of:=ABJAD([.$A1513];3;1)" office:value-type="float" office:value="10487" calcext:value-type="float">
            <text:p>10487</text:p>
          </table:table-cell>
        </table:table-row>
        <table:table-row table:style-name="ro1">
          <table:table-cell office:value-type="string" calcext:value-type="string">
            <text:p>YAKKAN</text:p>
          </table:table-cell>
          <table:table-cell table:formula="of:=NUMEROLOG([.$A1514];&quot;modern&quot;;&quot;tam&quot;)" office:value-type="float" office:value="18" calcext:value-type="float">
            <text:p>18</text:p>
          </table:table-cell>
          <table:table-cell table:formula="of:=NUMEROLOG([.$A1514];&quot;TR&quot;;&quot;tam&quot;)" office:value-type="float" office:value="75" calcext:value-type="float">
            <text:p>75</text:p>
          </table:table-cell>
          <table:table-cell table:formula="of:=ABJAD([.$A1514];0;1)" office:value-type="float" office:value="20" calcext:value-type="float">
            <text:p>20</text:p>
          </table:table-cell>
          <table:table-cell table:formula="of:=ABJAD([.$A1514];1;1)" office:value-type="float" office:value="1052" calcext:value-type="float">
            <text:p>1052</text:p>
          </table:table-cell>
          <table:table-cell table:formula="of:=ABJAD([.$A1514];2;1)" office:value-type="float" office:value="1074" calcext:value-type="float">
            <text:p>1074</text:p>
          </table:table-cell>
          <table:table-cell table:formula="of:=ABJAD([.$A1514];3;1)"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YAKUT</text:p>
          </table:table-cell>
          <table:table-cell table:formula="of:=NUMEROLOG([.$A1515];&quot;modern&quot;;&quot;tam&quot;)" office:value-type="float" office:value="15" calcext:value-type="float">
            <text:p>15</text:p>
          </table:table-cell>
          <table:table-cell table:formula="of:=NUMEROLOG([.$A1515];&quot;TR&quot;;&quot;tam&quot;)" office:value-type="float" office:value="92" calcext:value-type="float">
            <text:p>92</text:p>
          </table:table-cell>
          <table:table-cell table:formula="of:=ABJAD([.$A1515];0;1)" office:value-type="float" office:value="13" calcext:value-type="float">
            <text:p>13</text:p>
          </table:table-cell>
          <table:table-cell table:formula="of:=ABJAD([.$A1515];1;1)" office:value-type="float" office:value="2041" calcext:value-type="float">
            <text:p>2041</text:p>
          </table:table-cell>
          <table:table-cell table:formula="of:=ABJAD([.$A1515];2;1)" office:value-type="float" office:value="2657" calcext:value-type="float">
            <text:p>2657</text:p>
          </table:table-cell>
          <table:table-cell table:formula="of:=ABJAD([.$A1515];3;1)"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YALÇIN</text:p>
          </table:table-cell>
          <table:table-cell table:formula="of:=NUMEROLOG([.$A1516];&quot;modern&quot;;&quot;tam&quot;)" office:value-type="float" office:value="28" calcext:value-type="float">
            <text:p>28</text:p>
          </table:table-cell>
          <table:table-cell table:formula="of:=NUMEROLOG([.$A1516];&quot;TR&quot;;&quot;tam&quot;)" office:value-type="float" office:value="76" calcext:value-type="float">
            <text:p>76</text:p>
          </table:table-cell>
          <table:table-cell table:formula="of:=ABJAD([.$A1516];0;1)" office:value-type="float" office:value="26" calcext:value-type="float">
            <text:p>26</text:p>
          </table:table-cell>
          <table:table-cell table:formula="of:=ABJAD([.$A1516];1;1)" office:value-type="float" office:value="1034" calcext:value-type="float">
            <text:p>1034</text:p>
          </table:table-cell>
          <table:table-cell table:formula="of:=ABJAD([.$A1516];2;1)" office:value-type="float" office:value="1065" calcext:value-type="float">
            <text:p>1065</text:p>
          </table:table-cell>
          <table:table-cell table:formula="of:=ABJAD([.$A1516];3;1)" office:value-type="float" office:value="7409" calcext:value-type="float">
            <text:p>7409</text:p>
          </table:table-cell>
        </table:table-row>
        <table:table-row table:style-name="ro1">
          <table:table-cell office:value-type="string" calcext:value-type="string">
            <text:p>YALÇİN</text:p>
          </table:table-cell>
          <table:table-cell table:formula="of:=NUMEROLOG([.$A1517];&quot;modern&quot;;&quot;tam&quot;)" office:value-type="float" office:value="28" calcext:value-type="float">
            <text:p>28</text:p>
          </table:table-cell>
          <table:table-cell table:formula="of:=NUMEROLOG([.$A1517];&quot;TR&quot;;&quot;tam&quot;)" office:value-type="float" office:value="77" calcext:value-type="float">
            <text:p>77</text:p>
          </table:table-cell>
          <table:table-cell table:formula="of:=ABJAD([.$A1517];0;1)" office:value-type="float" office:value="24" calcext:value-type="float">
            <text:p>24</text:p>
          </table:table-cell>
          <table:table-cell table:formula="of:=ABJAD([.$A1517];1;1)" office:value-type="float" office:value="1044" calcext:value-type="float">
            <text:p>1044</text:p>
          </table:table-cell>
          <table:table-cell table:formula="of:=ABJAD([.$A1517];2;1)" office:value-type="float" office:value="1085" calcext:value-type="float">
            <text:p>1085</text:p>
          </table:table-cell>
          <table:table-cell table:formula="of:=ABJAD([.$A1517];3;1)" office:value-type="float" office:value="8459" calcext:value-type="float">
            <text:p>8459</text:p>
          </table:table-cell>
        </table:table-row>
        <table:table-row table:style-name="ro1">
          <table:table-cell office:value-type="string" calcext:value-type="string">
            <text:p>YALÇINKAYA</text:p>
          </table:table-cell>
          <table:table-cell table:formula="of:=NUMEROLOG([.$A1518];&quot;modern&quot;;&quot;tam&quot;)" office:value-type="float" office:value="39" calcext:value-type="float">
            <text:p>39</text:p>
          </table:table-cell>
          <table:table-cell table:formula="of:=NUMEROLOG([.$A1518];&quot;TR&quot;;&quot;tam&quot;)" office:value-type="float" office:value="120" calcext:value-type="float">
            <text:p>120</text:p>
          </table:table-cell>
          <table:table-cell table:formula="of:=ABJAD([.$A1518];0;1)" office:value-type="float" office:value="32" calcext:value-type="float">
            <text:p>32</text:p>
          </table:table-cell>
          <table:table-cell table:formula="of:=ABJAD([.$A1518];1;1)" office:value-type="float" office:value="1976" calcext:value-type="float">
            <text:p>1976</text:p>
          </table:table-cell>
          <table:table-cell table:formula="of:=ABJAD([.$A1518];2;1)" office:value-type="float" office:value="2019" calcext:value-type="float">
            <text:p>2019</text:p>
          </table:table-cell>
          <table:table-cell table:formula="of:=ABJAD([.$A1518];3;1)" office:value-type="float" office:value="12467" calcext:value-type="float">
            <text:p>12467</text:p>
          </table:table-cell>
        </table:table-row>
        <table:table-row table:style-name="ro1">
          <table:table-cell office:value-type="string" calcext:value-type="string">
            <text:p>YALINKILIÇ</text:p>
          </table:table-cell>
          <table:table-cell table:formula="of:=NUMEROLOG([.$A1519];&quot;modern&quot;;&quot;tam&quot;)" office:value-type="float" office:value="51" calcext:value-type="float">
            <text:p>51</text:p>
          </table:table-cell>
          <table:table-cell table:formula="of:=NUMEROLOG([.$A1519];&quot;TR&quot;;&quot;tam&quot;)" office:value-type="float" office:value="127" calcext:value-type="float">
            <text:p>127</text:p>
          </table:table-cell>
          <table:table-cell table:formula="of:=ABJAD([.$A1519];0;1)" office:value-type="float" office:value="52" calcext:value-type="float">
            <text:p>52</text:p>
          </table:table-cell>
          <table:table-cell table:formula="of:=ABJAD([.$A1519];1;1)" office:value-type="float" office:value="1144" calcext:value-type="float">
            <text:p>1144</text:p>
          </table:table-cell>
          <table:table-cell table:formula="of:=ABJAD([.$A1519];2;1)" office:value-type="float" office:value="1205" calcext:value-type="float">
            <text:p>1205</text:p>
          </table:table-cell>
          <table:table-cell table:formula="of:=ABJAD([.$A1519];3;1)" office:value-type="float" office:value="8124" calcext:value-type="float">
            <text:p>8124</text:p>
          </table:table-cell>
        </table:table-row>
        <table:table-row table:style-name="ro1">
          <table:table-cell office:value-type="string" calcext:value-type="string">
            <text:p>YALNIZ</text:p>
          </table:table-cell>
          <table:table-cell table:formula="of:=NUMEROLOG([.$A1520];&quot;modern&quot;;&quot;tam&quot;)" office:value-type="float" office:value="33" calcext:value-type="float">
            <text:p>33</text:p>
          </table:table-cell>
          <table:table-cell table:formula="of:=NUMEROLOG([.$A1520];&quot;TR&quot;;&quot;tam&quot;)" office:value-type="float" office:value="101" calcext:value-type="float">
            <text:p>101</text:p>
          </table:table-cell>
          <table:table-cell table:formula="of:=ABJAD([.$A1520];0;1)" office:value-type="float" office:value="27" calcext:value-type="float">
            <text:p>27</text:p>
          </table:table-cell>
          <table:table-cell table:formula="of:=ABJAD([.$A1520];1;1)" office:value-type="float" office:value="2031" calcext:value-type="float">
            <text:p>2031</text:p>
          </table:table-cell>
          <table:table-cell table:formula="of:=ABJAD([.$A1520];2;1)" office:value-type="float" office:value="2062" calcext:value-type="float">
            <text:p>2062</text:p>
          </table:table-cell>
          <table:table-cell table:formula="of:=ABJAD([.$A1520];3;1)" office:value-type="float" office:value="6798" calcext:value-type="float">
            <text:p>6798</text:p>
          </table:table-cell>
        </table:table-row>
        <table:table-row table:style-name="ro1">
          <table:table-cell office:value-type="string" calcext:value-type="string">
            <text:p>YAMAK</text:p>
          </table:table-cell>
          <table:table-cell table:formula="of:=NUMEROLOG([.$A1521];&quot;modern&quot;;&quot;tam&quot;)" office:value-type="float" office:value="15" calcext:value-type="float">
            <text:p>15</text:p>
          </table:table-cell>
          <table:table-cell table:formula="of:=NUMEROLOG([.$A1521];&quot;TR&quot;;&quot;tam&quot;)" office:value-type="float" office:value="60" calcext:value-type="float">
            <text:p>60</text:p>
          </table:table-cell>
          <table:table-cell table:formula="of:=ABJAD([.$A1521];0;1)" office:value-type="float" office:value="6" calcext:value-type="float">
            <text:p>6</text:p>
          </table:table-cell>
          <table:table-cell table:formula="of:=ABJAD([.$A1521];1;1)" office:value-type="float" office:value="1002" calcext:value-type="float">
            <text:p>1002</text:p>
          </table:table-cell>
          <table:table-cell table:formula="of:=ABJAD([.$A1521];2;1)" office:value-type="float" office:value="1019" calcext:value-type="float">
            <text:p>1019</text:p>
          </table:table-cell>
          <table:table-cell table:formula="of:=ABJAD([.$A1521];3;1)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YAMAN</text:p>
          </table:table-cell>
          <table:table-cell table:formula="of:=NUMEROLOG([.$A1522];&quot;modern&quot;;&quot;tam&quot;)" office:value-type="float" office:value="18" calcext:value-type="float">
            <text:p>18</text:p>
          </table:table-cell>
          <table:table-cell table:formula="of:=NUMEROLOG([.$A1522];&quot;TR&quot;;&quot;tam&quot;)" office:value-type="float" office:value="63" calcext:value-type="float">
            <text:p>63</text:p>
          </table:table-cell>
          <table:table-cell table:formula="of:=ABJAD([.$A1522];0;1)" office:value-type="float" office:value="12" calcext:value-type="float">
            <text:p>12</text:p>
          </table:table-cell>
          <table:table-cell table:formula="of:=ABJAD([.$A1522];1;1)" office:value-type="float" office:value="1032" calcext:value-type="float">
            <text:p>1032</text:p>
          </table:table-cell>
          <table:table-cell table:formula="of:=ABJAD([.$A1522];2;1)" office:value-type="float" office:value="1049" calcext:value-type="float">
            <text:p>1049</text:p>
          </table:table-cell>
          <table:table-cell table:formula="of:=ABJAD([.$A1522];3;1)"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YANARDAĞ</text:p>
          </table:table-cell>
          <table:table-cell table:formula="of:=NUMEROLOG([.$A1523];&quot;modern&quot;;&quot;tam&quot;)" office:value-type="float" office:value="35" calcext:value-type="float">
            <text:p>35</text:p>
          </table:table-cell>
          <table:table-cell table:formula="of:=NUMEROLOG([.$A1523];&quot;TR&quot;;&quot;tam&quot;)" office:value-type="float" office:value="83" calcext:value-type="float">
            <text:p>83</text:p>
          </table:table-cell>
          <table:table-cell table:formula="of:=ABJAD([.$A1523];0;1)" office:value-type="float" office:value="33" calcext:value-type="float">
            <text:p>33</text:p>
          </table:table-cell>
          <table:table-cell table:formula="of:=ABJAD([.$A1523];1;1)" office:value-type="float" office:value="1185" calcext:value-type="float">
            <text:p>1185</text:p>
          </table:table-cell>
          <table:table-cell table:formula="of:=ABJAD([.$A1523];2;1)" office:value-type="float" office:value="3813" calcext:value-type="float">
            <text:p>3813</text:p>
          </table:table-cell>
          <table:table-cell table:formula="of:=ABJAD([.$A1523];3;1)" office:value-type="float" office:value="11714" calcext:value-type="float">
            <text:p>11714</text:p>
          </table:table-cell>
        </table:table-row>
        <table:table-row table:style-name="ro1">
          <table:table-cell office:value-type="string" calcext:value-type="string">
            <text:p>YANCAR</text:p>
          </table:table-cell>
          <table:table-cell table:formula="of:=NUMEROLOG([.$A1524];&quot;modern&quot;;&quot;tam&quot;)" office:value-type="float" office:value="26" calcext:value-type="float">
            <text:p>26</text:p>
          </table:table-cell>
          <table:table-cell table:formula="of:=NUMEROLOG([.$A1524];&quot;TR&quot;;&quot;tam&quot;)" office:value-type="float" office:value="71" calcext:value-type="float">
            <text:p>71</text:p>
          </table:table-cell>
          <table:table-cell table:formula="of:=ABJAD([.$A1524];0;1)" office:value-type="float" office:value="23" calcext:value-type="float">
            <text:p>23</text:p>
          </table:table-cell>
          <table:table-cell table:formula="of:=ABJAD([.$A1524];1;1)" office:value-type="float" office:value="1175" calcext:value-type="float">
            <text:p>1175</text:p>
          </table:table-cell>
          <table:table-cell table:formula="of:=ABJAD([.$A1524];2;1)" office:value-type="float" office:value="1197" calcext:value-type="float">
            <text:p>1197</text:p>
          </table:table-cell>
          <table:table-cell table:formula="of:=ABJAD([.$A1524];3;1)"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YANIK</text:p>
          </table:table-cell>
          <table:table-cell table:formula="of:=NUMEROLOG([.$A1525];&quot;modern&quot;;&quot;tam&quot;)" office:value-type="float" office:value="24" calcext:value-type="float">
            <text:p>24</text:p>
          </table:table-cell>
          <table:table-cell table:formula="of:=NUMEROLOG([.$A1525];&quot;TR&quot;;&quot;tam&quot;)" office:value-type="float" office:value="71" calcext:value-type="float">
            <text:p>71</text:p>
          </table:table-cell>
          <table:table-cell table:formula="of:=ABJAD([.$A1525];0;1)" office:value-type="float" office:value="25" calcext:value-type="float">
            <text:p>25</text:p>
          </table:table-cell>
          <table:table-cell table:formula="of:=ABJAD([.$A1525];1;1)" office:value-type="float" office:value="1021" calcext:value-type="float">
            <text:p>1021</text:p>
          </table:table-cell>
          <table:table-cell table:formula="of:=ABJAD([.$A1525];2;1)" office:value-type="float" office:value="1047" calcext:value-type="float">
            <text:p>1047</text:p>
          </table:table-cell>
          <table:table-cell table:formula="of:=ABJAD([.$A1525];3;1)" office:value-type="float" office:value="6871" calcext:value-type="float">
            <text:p>6871</text:p>
          </table:table-cell>
        </table:table-row>
        <table:table-row table:style-name="ro1">
          <table:table-cell office:value-type="string" calcext:value-type="string">
            <text:p>YANMAZ</text:p>
          </table:table-cell>
          <table:table-cell table:formula="of:=NUMEROLOG([.$A1526];&quot;modern&quot;;&quot;tam&quot;)" office:value-type="float" office:value="26" calcext:value-type="float">
            <text:p>26</text:p>
          </table:table-cell>
          <table:table-cell table:formula="of:=NUMEROLOG([.$A1526];&quot;TR&quot;;&quot;tam&quot;)" office:value-type="float" office:value="92" calcext:value-type="float">
            <text:p>92</text:p>
          </table:table-cell>
          <table:table-cell table:formula="of:=ABJAD([.$A1526];0;1)" office:value-type="float" office:value="16" calcext:value-type="float">
            <text:p>16</text:p>
          </table:table-cell>
          <table:table-cell table:formula="of:=ABJAD([.$A1526];1;1)" office:value-type="float" office:value="2032" calcext:value-type="float">
            <text:p>2032</text:p>
          </table:table-cell>
          <table:table-cell table:formula="of:=ABJAD([.$A1526];2;1)" office:value-type="float" office:value="2054" calcext:value-type="float">
            <text:p>2054</text:p>
          </table:table-cell>
          <table:table-cell table:formula="of:=ABJAD([.$A1526];3;1)" office:value-type="float" office:value="7766" calcext:value-type="float">
            <text:p>7766</text:p>
          </table:table-cell>
        </table:table-row>
        <table:table-row table:style-name="ro1">
          <table:table-cell office:value-type="string" calcext:value-type="string">
            <text:p>YANNİ</text:p>
          </table:table-cell>
          <table:table-cell table:formula="of:=NUMEROLOG([.$A1527];&quot;modern&quot;;&quot;tam&quot;)" office:value-type="float" office:value="27" calcext:value-type="float">
            <text:p>27</text:p>
          </table:table-cell>
          <table:table-cell table:formula="of:=NUMEROLOG([.$A1527];&quot;TR&quot;;&quot;tam&quot;)" office:value-type="float" office:value="75" calcext:value-type="float">
            <text:p>75</text:p>
          </table:table-cell>
          <table:table-cell table:formula="of:=ABJAD([.$A1527];0;1)" office:value-type="float" office:value="29" calcext:value-type="float">
            <text:p>29</text:p>
          </table:table-cell>
          <table:table-cell table:formula="of:=ABJAD([.$A1527];1;1)" office:value-type="float" office:value="1061" calcext:value-type="float">
            <text:p>1061</text:p>
          </table:table-cell>
          <table:table-cell table:formula="of:=ABJAD([.$A1527];2;1)" office:value-type="float" office:value="1097" calcext:value-type="float">
            <text:p>1097</text:p>
          </table:table-cell>
          <table:table-cell table:formula="of:=ABJAD([.$A1527];3;1)"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YAPAR</text:p>
          </table:table-cell>
          <table:table-cell table:formula="of:=NUMEROLOG([.$A1528];&quot;modern&quot;;&quot;tam&quot;)" office:value-type="float" office:value="25" calcext:value-type="float">
            <text:p>25</text:p>
          </table:table-cell>
          <table:table-cell table:formula="of:=NUMEROLOG([.$A1528];&quot;TR&quot;;&quot;tam&quot;)" office:value-type="float" office:value="71" calcext:value-type="float">
            <text:p>71</text:p>
          </table:table-cell>
          <table:table-cell table:formula="of:=ABJAD([.$A1528];0;1)" office:value-type="float" office:value="14" calcext:value-type="float">
            <text:p>14</text:p>
          </table:table-cell>
          <table:table-cell table:formula="of:=ABJAD([.$A1528];1;1)" office:value-type="float" office:value="1202" calcext:value-type="float">
            <text:p>1202</text:p>
          </table:table-cell>
          <table:table-cell table:formula="of:=ABJAD([.$A1528];2;1)" office:value-type="float" office:value="1219" calcext:value-type="float">
            <text:p>1219</text:p>
          </table:table-cell>
          <table:table-cell table:formula="of:=ABJAD([.$A1528];3;1)" office:value-type="float" office:value="10048" calcext:value-type="float">
            <text:p>10048</text:p>
          </table:table-cell>
        </table:table-row>
        <table:table-row table:style-name="ro1">
          <table:table-cell office:value-type="string" calcext:value-type="string">
            <text:p>YAPRAK</text:p>
          </table:table-cell>
          <table:table-cell table:formula="of:=NUMEROLOG([.$A1529];&quot;modern&quot;;&quot;tam&quot;)" office:value-type="float" office:value="27" calcext:value-type="float">
            <text:p>27</text:p>
          </table:table-cell>
          <table:table-cell table:formula="of:=NUMEROLOG([.$A1529];&quot;TR&quot;;&quot;tam&quot;)" office:value-type="float" office:value="85" calcext:value-type="float">
            <text:p>85</text:p>
          </table:table-cell>
          <table:table-cell table:formula="of:=ABJAD([.$A1529];0;1)" office:value-type="float" office:value="18" calcext:value-type="float">
            <text:p>18</text:p>
          </table:table-cell>
          <table:table-cell table:formula="of:=ABJAD([.$A1529];1;1)" office:value-type="float" office:value="1242" calcext:value-type="float">
            <text:p>1242</text:p>
          </table:table-cell>
          <table:table-cell table:formula="of:=ABJAD([.$A1529];2;1)" office:value-type="float" office:value="1264" calcext:value-type="float">
            <text:p>1264</text:p>
          </table:table-cell>
          <table:table-cell table:formula="of:=ABJAD([.$A1529];3;1)" office:value-type="float" office:value="10338" calcext:value-type="float">
            <text:p>10338</text:p>
          </table:table-cell>
        </table:table-row>
        <table:table-row table:style-name="ro1">
          <table:table-cell office:value-type="string" calcext:value-type="string">
            <text:p>YARADILMIŞ</text:p>
          </table:table-cell>
          <table:table-cell table:formula="of:=NUMEROLOG([.$A1530];&quot;modern&quot;;&quot;tam&quot;)" office:value-type="float" office:value="48" calcext:value-type="float">
            <text:p>48</text:p>
          </table:table-cell>
          <table:table-cell table:formula="of:=NUMEROLOG([.$A1530];&quot;TR&quot;;&quot;tam&quot;)" office:value-type="float" office:value="132" calcext:value-type="float">
            <text:p>132</text:p>
          </table:table-cell>
          <table:table-cell table:formula="of:=ABJAD([.$A1530];0;1)" office:value-type="float" office:value="40" calcext:value-type="float">
            <text:p>40</text:p>
          </table:table-cell>
          <table:table-cell table:formula="of:=ABJAD([.$A1530];1;1)" office:value-type="float" office:value="1636" calcext:value-type="float">
            <text:p>1636</text:p>
          </table:table-cell>
          <table:table-cell table:formula="of:=ABJAD([.$A1530];2;1)" office:value-type="float" office:value="1688" calcext:value-type="float">
            <text:p>1688</text:p>
          </table:table-cell>
          <table:table-cell table:formula="of:=ABJAD([.$A1530];3;1)" office:value-type="float" office:value="13082" calcext:value-type="float">
            <text:p>13082</text:p>
          </table:table-cell>
        </table:table-row>
        <table:table-row table:style-name="ro1">
          <table:table-cell office:value-type="string" calcext:value-type="string">
            <text:p>YARAR</text:p>
          </table:table-cell>
          <table:table-cell table:formula="of:=NUMEROLOG([.$A1531];&quot;modern&quot;;&quot;tam&quot;)" office:value-type="float" office:value="27" calcext:value-type="float">
            <text:p>27</text:p>
          </table:table-cell>
          <table:table-cell table:formula="of:=NUMEROLOG([.$A1531];&quot;TR&quot;;&quot;tam&quot;)" office:value-type="float" office:value="72" calcext:value-type="float">
            <text:p>72</text:p>
          </table:table-cell>
          <table:table-cell table:formula="of:=ABJAD([.$A1531];0;1)" office:value-type="float" office:value="18" calcext:value-type="float">
            <text:p>18</text:p>
          </table:table-cell>
          <table:table-cell table:formula="of:=ABJAD([.$A1531];1;1)" office:value-type="float" office:value="1302" calcext:value-type="float">
            <text:p>1302</text:p>
          </table:table-cell>
          <table:table-cell table:formula="of:=ABJAD([.$A1531];2;1)" office:value-type="float" office:value="1319" calcext:value-type="float">
            <text:p>1319</text:p>
          </table:table-cell>
          <table:table-cell table:formula="of:=ABJAD([.$A1531];3;1)" office:value-type="float" office:value="10128" calcext:value-type="float">
            <text:p>10128</text:p>
          </table:table-cell>
        </table:table-row>
        <table:table-row table:style-name="ro1">
          <table:table-cell office:value-type="string" calcext:value-type="string">
            <text:p>YARBİL</text:p>
          </table:table-cell>
          <table:table-cell table:formula="of:=NUMEROLOG([.$A1532];&quot;modern&quot;;&quot;tam&quot;)" office:value-type="float" office:value="31" calcext:value-type="float">
            <text:p>31</text:p>
          </table:table-cell>
          <table:table-cell table:formula="of:=NUMEROLOG([.$A1532];&quot;TR&quot;;&quot;tam&quot;)" office:value-type="float" office:value="79" calcext:value-type="float">
            <text:p>79</text:p>
          </table:table-cell>
          <table:table-cell table:formula="of:=ABJAD([.$A1532];0;1)" office:value-type="float" office:value="21" calcext:value-type="float">
            <text:p>21</text:p>
          </table:table-cell>
          <table:table-cell table:formula="of:=ABJAD([.$A1532];1;1)" office:value-type="float" office:value="1173" calcext:value-type="float">
            <text:p>1173</text:p>
          </table:table-cell>
          <table:table-cell table:formula="of:=ABJAD([.$A1532];2;1)" office:value-type="float" office:value="1214" calcext:value-type="float">
            <text:p>1214</text:p>
          </table:table-cell>
          <table:table-cell table:formula="of:=ABJAD([.$A1532];3;1)" office:value-type="float" office:value="8631" calcext:value-type="float">
            <text:p>8631</text:p>
          </table:table-cell>
        </table:table-row>
        <table:table-row table:style-name="ro1">
          <table:table-cell office:value-type="string" calcext:value-type="string">
            <text:p>YARDIMCI</text:p>
          </table:table-cell>
          <table:table-cell table:formula="of:=NUMEROLOG([.$A1533];&quot;modern&quot;;&quot;tam&quot;)" office:value-type="float" office:value="46" calcext:value-type="float">
            <text:p>46</text:p>
          </table:table-cell>
          <table:table-cell table:formula="of:=NUMEROLOG([.$A1533];&quot;TR&quot;;&quot;tam&quot;)" office:value-type="float" office:value="96" calcext:value-type="float">
            <text:p>96</text:p>
          </table:table-cell>
          <table:table-cell table:formula="of:=ABJAD([.$A1533];0;1)" office:value-type="float" office:value="36" calcext:value-type="float">
            <text:p>36</text:p>
          </table:table-cell>
          <table:table-cell table:formula="of:=ABJAD([.$A1533];1;1)" office:value-type="float" office:value="1188" calcext:value-type="float">
            <text:p>1188</text:p>
          </table:table-cell>
          <table:table-cell table:formula="of:=ABJAD([.$A1533];2;1)" office:value-type="float" office:value="1234" calcext:value-type="float">
            <text:p>1234</text:p>
          </table:table-cell>
          <table:table-cell table:formula="of:=ABJAD([.$A1533];3;1)" office:value-type="float" office:value="10044" calcext:value-type="float">
            <text:p>10044</text:p>
          </table:table-cell>
        </table:table-row>
        <table:table-row table:style-name="ro1">
          <table:table-cell office:value-type="string" calcext:value-type="string">
            <text:p>YASA</text:p>
          </table:table-cell>
          <table:table-cell table:formula="of:=NUMEROLOG([.$A1534];&quot;modern&quot;;&quot;tam&quot;)" office:value-type="float" office:value="10" calcext:value-type="float">
            <text:p>10</text:p>
          </table:table-cell>
          <table:table-cell table:formula="of:=NUMEROLOG([.$A1534];&quot;TR&quot;;&quot;tam&quot;)" office:value-type="float" office:value="52" calcext:value-type="float">
            <text:p>52</text:p>
          </table:table-cell>
          <table:table-cell table:formula="of:=ABJAD([.$A1534];0;1)" office:value-type="float" office:value="2" calcext:value-type="float">
            <text:p>2</text:p>
          </table:table-cell>
          <table:table-cell table:formula="of:=ABJAD([.$A1534];1;1)" office:value-type="float" office:value="1202" calcext:value-type="float">
            <text:p>1202</text:p>
          </table:table-cell>
          <table:table-cell table:formula="of:=ABJAD([.$A1534];2;1)" office:value-type="float" office:value="1214" calcext:value-type="float">
            <text:p>1214</text:p>
          </table:table-cell>
          <table:table-cell table:formula="of:=ABJAD([.$A1534];3;1)" office:value-type="float" office:value="8071" calcext:value-type="float">
            <text:p>8071</text:p>
          </table:table-cell>
        </table:table-row>
        <table:table-row table:style-name="ro1">
          <table:table-cell office:value-type="string" calcext:value-type="string">
            <text:p>YAŞAN</text:p>
          </table:table-cell>
          <table:table-cell table:formula="of:=NUMEROLOG([.$A1535];&quot;modern&quot;;&quot;tam&quot;)" office:value-type="float" office:value="15" calcext:value-type="float">
            <text:p>15</text:p>
          </table:table-cell>
          <table:table-cell table:formula="of:=NUMEROLOG([.$A1535];&quot;TR&quot;;&quot;tam&quot;)" office:value-type="float" office:value="70" calcext:value-type="float">
            <text:p>70</text:p>
          </table:table-cell>
          <table:table-cell table:formula="of:=ABJAD([.$A1535];0;1)" office:value-type="float" office:value="16" calcext:value-type="float">
            <text:p>16</text:p>
          </table:table-cell>
          <table:table-cell table:formula="of:=ABJAD([.$A1535];1;1)" office:value-type="float" office:value="1372" calcext:value-type="float">
            <text:p>1372</text:p>
          </table:table-cell>
          <table:table-cell table:formula="of:=ABJAD([.$A1535];2;1)" office:value-type="float" office:value="1389" calcext:value-type="float">
            <text:p>1389</text:p>
          </table:table-cell>
          <table:table-cell table:formula="of:=ABJAD([.$A1535];3;1)" office:value-type="float" office:value="10047" calcext:value-type="float">
            <text:p>10047</text:p>
          </table:table-cell>
        </table:table-row>
        <table:table-row table:style-name="ro1">
          <table:table-cell office:value-type="string" calcext:value-type="string">
            <text:p>YAŞAR</text:p>
          </table:table-cell>
          <table:table-cell table:formula="of:=NUMEROLOG([.$A1536];&quot;modern&quot;;&quot;tam&quot;)" office:value-type="float" office:value="19" calcext:value-type="float">
            <text:p>19</text:p>
          </table:table-cell>
          <table:table-cell table:formula="of:=NUMEROLOG([.$A1536];&quot;TR&quot;;&quot;tam&quot;)" office:value-type="float" office:value="74" calcext:value-type="float">
            <text:p>74</text:p>
          </table:table-cell>
          <table:table-cell table:formula="of:=ABJAD([.$A1536];0;1)" office:value-type="float" office:value="14" calcext:value-type="float">
            <text:p>14</text:p>
          </table:table-cell>
          <table:table-cell table:formula="of:=ABJAD([.$A1536];1;1)" office:value-type="float" office:value="1502" calcext:value-type="float">
            <text:p>1502</text:p>
          </table:table-cell>
          <table:table-cell table:formula="of:=ABJAD([.$A1536];2;1)" office:value-type="float" office:value="1519" calcext:value-type="float">
            <text:p>1519</text:p>
          </table:table-cell>
          <table:table-cell table:formula="of:=ABJAD([.$A1536];3;1)" office:value-type="float" office:value="10842" calcext:value-type="float">
            <text:p>10842</text:p>
          </table:table-cell>
        </table:table-row>
        <table:table-row table:style-name="ro1">
          <table:table-cell office:value-type="string" calcext:value-type="string">
            <text:p>YAŞİT</text:p>
          </table:table-cell>
          <table:table-cell table:formula="of:=NUMEROLOG([.$A1537];&quot;modern&quot;;&quot;tam&quot;)" office:value-type="float" office:value="20" calcext:value-type="float">
            <text:p>20</text:p>
          </table:table-cell>
          <table:table-cell table:formula="of:=NUMEROLOG([.$A1537];&quot;TR&quot;;&quot;tam&quot;)" office:value-type="float" office:value="88" calcext:value-type="float">
            <text:p>88</text:p>
          </table:table-cell>
          <table:table-cell table:formula="of:=ABJAD([.$A1537];0;1)" office:value-type="float" office:value="21" calcext:value-type="float">
            <text:p>21</text:p>
          </table:table-cell>
          <table:table-cell table:formula="of:=ABJAD([.$A1537];1;1)" office:value-type="float" office:value="1821" calcext:value-type="float">
            <text:p>1821</text:p>
          </table:table-cell>
          <table:table-cell table:formula="of:=ABJAD([.$A1537];2;1)" office:value-type="float" office:value="1857" calcext:value-type="float">
            <text:p>1857</text:p>
          </table:table-cell>
          <table:table-cell table:formula="of:=ABJAD([.$A1537];3;1)" office:value-type="float" office:value="12147" calcext:value-type="float">
            <text:p>12147</text:p>
          </table:table-cell>
        </table:table-row>
        <table:table-row table:style-name="ro1">
          <table:table-cell office:value-type="string" calcext:value-type="string">
            <text:p>YAVAŞİ</text:p>
          </table:table-cell>
          <table:table-cell table:formula="of:=NUMEROLOG([.$A1538];&quot;modern&quot;;&quot;tam&quot;)" office:value-type="float" office:value="23" calcext:value-type="float">
            <text:p>23</text:p>
          </table:table-cell>
          <table:table-cell table:formula="of:=NUMEROLOG([.$A1538];&quot;TR&quot;;&quot;tam&quot;)" office:value-type="float" office:value="92" calcext:value-type="float">
            <text:p>92</text:p>
          </table:table-cell>
          <table:table-cell table:formula="of:=ABJAD([.$A1538];0;1)" office:value-type="float" office:value="22" calcext:value-type="float">
            <text:p>22</text:p>
          </table:table-cell>
          <table:table-cell table:formula="of:=ABJAD([.$A1538];1;1)" office:value-type="float" office:value="2122" calcext:value-type="float">
            <text:p>2122</text:p>
          </table:table-cell>
          <table:table-cell table:formula="of:=ABJAD([.$A1538];2;1)" office:value-type="float" office:value="2159" calcext:value-type="float">
            <text:p>2159</text:p>
          </table:table-cell>
          <table:table-cell table:formula="of:=ABJAD([.$A1538];3;1)" office:value-type="float" office:value="13327" calcext:value-type="float">
            <text:p>13327</text:p>
          </table:table-cell>
        </table:table-row>
        <table:table-row table:style-name="ro1">
          <table:table-cell office:value-type="string" calcext:value-type="string">
            <text:p>YAVUZ</text:p>
          </table:table-cell>
          <table:table-cell table:formula="of:=NUMEROLOG([.$A1539];&quot;modern&quot;;&quot;tam&quot;)" office:value-type="float" office:value="23" calcext:value-type="float">
            <text:p>23</text:p>
          </table:table-cell>
          <table:table-cell table:formula="of:=NUMEROLOG([.$A1539];&quot;TR&quot;;&quot;tam&quot;)" office:value-type="float" office:value="110" calcext:value-type="float">
            <text:p>110</text:p>
          </table:table-cell>
          <table:table-cell table:formula="of:=ABJAD([.$A1539];0;1)" office:value-type="float" office:value="13" calcext:value-type="float">
            <text:p>13</text:p>
          </table:table-cell>
          <table:table-cell table:formula="of:=ABJAD([.$A1539];1;1)" office:value-type="float" office:value="3301" calcext:value-type="float">
            <text:p>3301</text:p>
          </table:table-cell>
          <table:table-cell table:formula="of:=ABJAD([.$A1539];2;1)" office:value-type="float" office:value="3917" calcext:value-type="float">
            <text:p>3917</text:p>
          </table:table-cell>
          <table:table-cell table:formula="of:=ABJAD([.$A1539];3;1)" office:value-type="float" office:value="11764" calcext:value-type="float">
            <text:p>11764</text:p>
          </table:table-cell>
        </table:table-row>
        <table:table-row table:style-name="ro1">
          <table:table-cell office:value-type="string" calcext:value-type="string">
            <text:p>YAVUZ SEZGİN</text:p>
          </table:table-cell>
          <table:table-cell table:formula="of:=NUMEROLOG([.$A1540];&quot;modern&quot;;&quot;tam&quot;)" office:value-type="float" office:value="58" calcext:value-type="float">
            <text:p>58</text:p>
          </table:table-cell>
          <table:table-cell table:formula="of:=NUMEROLOG([.$A1540];&quot;TR&quot;;&quot;tam&quot;)" office:value-type="float" office:value="204" calcext:value-type="float">
            <text:p>204</text:p>
          </table:table-cell>
          <table:table-cell table:formula="of:=ABJAD([.$A1540];0;1)" office:value-type="float" office:value="47" calcext:value-type="float">
            <text:p>47</text:p>
          </table:table-cell>
          <table:table-cell table:formula="of:=ABJAD([.$A1540];1;1)" office:value-type="float" office:value="4703" calcext:value-type="float">
            <text:p>4703</text:p>
          </table:table-cell>
          <table:table-cell table:formula="of:=ABJAD([.$A1540];2;1)" office:value-type="float" office:value="5364" calcext:value-type="float">
            <text:p>5364</text:p>
          </table:table-cell>
          <table:table-cell table:formula="of:=ABJAD([.$A1540];3;1)" office:value-type="float" office:value="19580" calcext:value-type="float">
            <text:p>19580</text:p>
          </table:table-cell>
        </table:table-row>
        <table:table-row table:style-name="ro1">
          <table:table-cell office:value-type="string" calcext:value-type="string">
            <text:p>YAYIKÇI</text:p>
          </table:table-cell>
          <table:table-cell table:formula="of:=NUMEROLOG([.$A1541];&quot;modern&quot;;&quot;tam&quot;)" office:value-type="float" office:value="38" calcext:value-type="float">
            <text:p>38</text:p>
          </table:table-cell>
          <table:table-cell table:formula="of:=NUMEROLOG([.$A1541];&quot;TR&quot;;&quot;tam&quot;)" office:value-type="float" office:value="97" calcext:value-type="float">
            <text:p>97</text:p>
          </table:table-cell>
          <table:table-cell table:formula="of:=ABJAD([.$A1541];0;1)" office:value-type="float" office:value="28" calcext:value-type="float">
            <text:p>28</text:p>
          </table:table-cell>
          <table:table-cell table:formula="of:=ABJAD([.$A1541];1;1)" office:value-type="float" office:value="1864" calcext:value-type="float">
            <text:p>1864</text:p>
          </table:table-cell>
          <table:table-cell table:formula="of:=ABJAD([.$A1541];2;1)" office:value-type="float" office:value="1905" calcext:value-type="float">
            <text:p>1905</text:p>
          </table:table-cell>
          <table:table-cell table:formula="of:=ABJAD([.$A1541];3;1)" office:value-type="float" office:value="10163" calcext:value-type="float">
            <text:p>10163</text:p>
          </table:table-cell>
        </table:table-row>
        <table:table-row table:style-name="ro1">
          <table:table-cell office:value-type="string" calcext:value-type="string">
            <text:p>YAZAK</text:p>
          </table:table-cell>
          <table:table-cell table:formula="of:=NUMEROLOG([.$A1542];&quot;modern&quot;;&quot;tam&quot;)" office:value-type="float" office:value="19" calcext:value-type="float">
            <text:p>19</text:p>
          </table:table-cell>
          <table:table-cell table:formula="of:=NUMEROLOG([.$A1542];&quot;TR&quot;;&quot;tam&quot;)" office:value-type="float" office:value="73" calcext:value-type="float">
            <text:p>73</text:p>
          </table:table-cell>
          <table:table-cell table:formula="of:=ABJAD([.$A1542];0;1)" office:value-type="float" office:value="10" calcext:value-type="float">
            <text:p>10</text:p>
          </table:table-cell>
          <table:table-cell table:formula="of:=ABJAD([.$A1542];1;1)" office:value-type="float" office:value="1942" calcext:value-type="float">
            <text:p>1942</text:p>
          </table:table-cell>
          <table:table-cell table:formula="of:=ABJAD([.$A1542];2;1)" office:value-type="float" office:value="1959" calcext:value-type="float">
            <text:p>1959</text:p>
          </table:table-cell>
          <table:table-cell table:formula="of:=ABJAD([.$A1542];3;1)" office:value-type="float" office:value="5150" calcext:value-type="float">
            <text:p>5150</text:p>
          </table:table-cell>
        </table:table-row>
        <table:table-row table:style-name="ro1">
          <table:table-cell office:value-type="string" calcext:value-type="string">
            <text:p>YAZICI</text:p>
          </table:table-cell>
          <table:table-cell table:formula="of:=NUMEROLOG([.$A1543];&quot;modern&quot;;&quot;tam&quot;)" office:value-type="float" office:value="37" calcext:value-type="float">
            <text:p>37</text:p>
          </table:table-cell>
          <table:table-cell table:formula="of:=NUMEROLOG([.$A1543];&quot;TR&quot;;&quot;tam&quot;)" office:value-type="float" office:value="83" calcext:value-type="float">
            <text:p>83</text:p>
          </table:table-cell>
          <table:table-cell table:formula="of:=ABJAD([.$A1543];0;1)" office:value-type="float" office:value="28" calcext:value-type="float">
            <text:p>28</text:p>
          </table:table-cell>
          <table:table-cell table:formula="of:=ABJAD([.$A1543];1;1)" office:value-type="float" office:value="1924" calcext:value-type="float">
            <text:p>1924</text:p>
          </table:table-cell>
          <table:table-cell table:formula="of:=ABJAD([.$A1543];2;1)" office:value-type="float" office:value="1960" calcext:value-type="float">
            <text:p>1960</text:p>
          </table:table-cell>
          <table:table-cell table:formula="of:=ABJAD([.$A1543];3;1)"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YAZICI EROL</text:p>
          </table:table-cell>
          <table:table-cell table:formula="of:=NUMEROLOG([.$A1544];&quot;modern&quot;;&quot;tam&quot;)" office:value-type="float" office:value="60" calcext:value-type="float">
            <text:p>60</text:p>
          </table:table-cell>
          <table:table-cell table:formula="of:=NUMEROLOG([.$A1544];&quot;TR&quot;;&quot;tam&quot;)" office:value-type="float" office:value="143" calcext:value-type="float">
            <text:p>143</text:p>
          </table:table-cell>
          <table:table-cell table:formula="of:=ABJAD([.$A1544];0;1)" office:value-type="float" office:value="51" calcext:value-type="float">
            <text:p>51</text:p>
          </table:table-cell>
          <table:table-cell table:formula="of:=ABJAD([.$A1544];1;1)" office:value-type="float" office:value="2259" calcext:value-type="float">
            <text:p>2259</text:p>
          </table:table-cell>
          <table:table-cell table:formula="of:=ABJAD([.$A1544];2;1)" office:value-type="float" office:value="2390" calcext:value-type="float">
            <text:p>2390</text:p>
          </table:table-cell>
          <table:table-cell table:formula="of:=ABJAD([.$A1544];3;1)" office:value-type="float" office:value="9573" calcext:value-type="float">
            <text:p>9573</text:p>
          </table:table-cell>
        </table:table-row>
        <table:table-row table:style-name="ro1">
          <table:table-cell office:value-type="string" calcext:value-type="string">
            <text:p>YEGEN YILMAZ</text:p>
          </table:table-cell>
          <table:table-cell table:formula="of:=NUMEROLOG([.$A1545];&quot;modern&quot;;&quot;tam&quot;)" office:value-type="float" office:value="61" calcext:value-type="float">
            <text:p>61</text:p>
          </table:table-cell>
          <table:table-cell table:formula="of:=NUMEROLOG([.$A1545];&quot;TR&quot;;&quot;tam&quot;)" office:value-type="float" office:value="165" calcext:value-type="float">
            <text:p>165</text:p>
          </table:table-cell>
          <table:table-cell table:formula="of:=ABJAD([.$A1545];0;1)" office:value-type="float" office:value="44" calcext:value-type="float">
            <text:p>44</text:p>
          </table:table-cell>
          <table:table-cell table:formula="of:=ABJAD([.$A1545];1;1)" office:value-type="float" office:value="3008" calcext:value-type="float">
            <text:p>3008</text:p>
          </table:table-cell>
          <table:table-cell table:formula="of:=ABJAD([.$A1545];2;1)" office:value-type="float" office:value="3064" calcext:value-type="float">
            <text:p>3064</text:p>
          </table:table-cell>
          <table:table-cell table:formula="of:=ABJAD([.$A1545];3;1)" office:value-type="float" office:value="13886" calcext:value-type="float">
            <text:p>13886</text:p>
          </table:table-cell>
        </table:table-row>
        <table:table-row table:style-name="ro1">
          <table:table-cell office:value-type="string" calcext:value-type="string">
            <text:p>YEGİN</text:p>
          </table:table-cell>
          <table:table-cell table:formula="of:=NUMEROLOG([.$A1546];&quot;modern&quot;;&quot;tam&quot;)" office:value-type="float" office:value="33" calcext:value-type="float">
            <text:p>33</text:p>
          </table:table-cell>
          <table:table-cell table:formula="of:=NUMEROLOG([.$A1546];&quot;TR&quot;;&quot;tam&quot;)" office:value-type="float" office:value="71" calcext:value-type="float">
            <text:p>71</text:p>
          </table:table-cell>
          <table:table-cell table:formula="of:=ABJAD([.$A1546];0;1)" office:value-type="float" office:value="30" calcext:value-type="float">
            <text:p>30</text:p>
          </table:table-cell>
          <table:table-cell table:formula="of:=ABJAD([.$A1546];1;1)" office:value-type="float" office:value="1002" calcext:value-type="float">
            <text:p>1002</text:p>
          </table:table-cell>
          <table:table-cell table:formula="of:=ABJAD([.$A1546];2;1)" office:value-type="float" office:value="1042" calcext:value-type="float">
            <text:p>1042</text:p>
          </table:table-cell>
          <table:table-cell table:formula="of:=ABJAD([.$A1546];3;1)" office:value-type="float" office:value="8745" calcext:value-type="float">
            <text:p>8745</text:p>
          </table:table-cell>
        </table:table-row>
        <table:table-row table:style-name="ro1">
          <table:table-cell office:value-type="string" calcext:value-type="string">
            <text:p>YEL</text:p>
          </table:table-cell>
          <table:table-cell table:formula="of:=NUMEROLOG([.$A1547];&quot;modern&quot;;&quot;tam&quot;)" office:value-type="float" office:value="15" calcext:value-type="float">
            <text:p>15</text:p>
          </table:table-cell>
          <table:table-cell table:formula="of:=NUMEROLOG([.$A1547];&quot;TR&quot;;&quot;tam&quot;)" office:value-type="float" office:value="49" calcext:value-type="float">
            <text:p>49</text:p>
          </table:table-cell>
          <table:table-cell table:formula="of:=ABJAD([.$A1547];0;1)" office:value-type="float" office:value="7" calcext:value-type="float">
            <text:p>7</text:p>
          </table:table-cell>
          <table:table-cell table:formula="of:=ABJAD([.$A1547];1;1)" office:value-type="float" office:value="955" calcext:value-type="float">
            <text:p>955</text:p>
          </table:table-cell>
          <table:table-cell table:formula="of:=ABJAD([.$A1547];2;1)" office:value-type="float" office:value="970" calcext:value-type="float">
            <text:p>970</text:p>
          </table:table-cell>
          <table:table-cell table:formula="of:=ABJAD([.$A1547];3;1)"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YENİAY</text:p>
          </table:table-cell>
          <table:table-cell table:formula="of:=NUMEROLOG([.$A1548];&quot;modern&quot;;&quot;tam&quot;)" office:value-type="float" office:value="34" calcext:value-type="float">
            <text:p>34</text:p>
          </table:table-cell>
          <table:table-cell table:formula="of:=NUMEROLOG([.$A1548];&quot;TR&quot;;&quot;tam&quot;)" office:value-type="float" office:value="92" calcext:value-type="float">
            <text:p>92</text:p>
          </table:table-cell>
          <table:table-cell table:formula="of:=ABJAD([.$A1548];0;1)" office:value-type="float" office:value="24" calcext:value-type="float">
            <text:p>24</text:p>
          </table:table-cell>
          <table:table-cell table:formula="of:=ABJAD([.$A1548];1;1)" office:value-type="float" office:value="1896" calcext:value-type="float">
            <text:p>1896</text:p>
          </table:table-cell>
          <table:table-cell table:formula="of:=ABJAD([.$A1548];2;1)" office:value-type="float" office:value="1937" calcext:value-type="float">
            <text:p>1937</text:p>
          </table:table-cell>
          <table:table-cell table:formula="of:=ABJAD([.$A1548];3;1)" office:value-type="float" office:value="12362" calcext:value-type="float">
            <text:p>12362</text:p>
          </table:table-cell>
        </table:table-row>
        <table:table-row table:style-name="ro1">
          <table:table-cell office:value-type="string" calcext:value-type="string">
            <text:p>YENİÇERİ</text:p>
          </table:table-cell>
          <table:table-cell table:formula="of:=NUMEROLOG([.$A1549];&quot;modern&quot;;&quot;tam&quot;)" office:value-type="float" office:value="52" calcext:value-type="float">
            <text:p>52</text:p>
          </table:table-cell>
          <table:table-cell table:formula="of:=NUMEROLOG([.$A1549];&quot;TR&quot;;&quot;tam&quot;)" office:value-type="float" office:value="106" calcext:value-type="float">
            <text:p>106</text:p>
          </table:table-cell>
          <table:table-cell table:formula="of:=ABJAD([.$A1549];0;1)" office:value-type="float" office:value="47" calcext:value-type="float">
            <text:p>47</text:p>
          </table:table-cell>
          <table:table-cell table:formula="of:=ABJAD([.$A1549];1;1)" office:value-type="float" office:value="1223" calcext:value-type="float">
            <text:p>1223</text:p>
          </table:table-cell>
          <table:table-cell table:formula="of:=ABJAD([.$A1549];2;1)" office:value-type="float" office:value="1293" calcext:value-type="float">
            <text:p>1293</text:p>
          </table:table-cell>
          <table:table-cell table:formula="of:=ABJAD([.$A1549];3;1)" office:value-type="float" office:value="12806" calcext:value-type="float">
            <text:p>12806</text:p>
          </table:table-cell>
        </table:table-row>
        <table:table-row table:style-name="ro1">
          <table:table-cell office:value-type="string" calcext:value-type="string">
            <text:p>YENİDOĞAN</text:p>
          </table:table-cell>
          <table:table-cell table:formula="of:=NUMEROLOG([.$A1550];&quot;modern&quot;;&quot;tam&quot;)" office:value-type="float" office:value="49" calcext:value-type="float">
            <text:p>49</text:p>
          </table:table-cell>
          <table:table-cell table:formula="of:=NUMEROLOG([.$A1550];&quot;TR&quot;;&quot;tam&quot;)" office:value-type="float" office:value="113" calcext:value-type="float">
            <text:p>113</text:p>
          </table:table-cell>
          <table:table-cell table:formula="of:=ABJAD([.$A1550];0;1)" office:value-type="float" office:value="54" calcext:value-type="float">
            <text:p>54</text:p>
          </table:table-cell>
          <table:table-cell table:formula="of:=ABJAD([.$A1550];1;1)" office:value-type="float" office:value="1158" calcext:value-type="float">
            <text:p>1158</text:p>
          </table:table-cell>
          <table:table-cell table:formula="of:=ABJAD([.$A1550];2;1)" office:value-type="float" office:value="3889" calcext:value-type="float">
            <text:p>3889</text:p>
          </table:table-cell>
          <table:table-cell table:formula="of:=ABJAD([.$A1550];3;1)" office:value-type="float" office:value="12802" calcext:value-type="float">
            <text:p>12802</text:p>
          </table:table-cell>
        </table:table-row>
        <table:table-row table:style-name="ro1">
          <table:table-cell office:value-type="string" calcext:value-type="string">
            <text:p>YENİDÜNYA</text:p>
          </table:table-cell>
          <table:table-cell table:formula="of:=NUMEROLOG([.$A1551];&quot;modern&quot;;&quot;tam&quot;)" office:value-type="float" office:value="46" calcext:value-type="float">
            <text:p>46</text:p>
          </table:table-cell>
          <table:table-cell table:formula="of:=NUMEROLOG([.$A1551];&quot;TR&quot;;&quot;tam&quot;)" office:value-type="float" office:value="140" calcext:value-type="float">
            <text:p>140</text:p>
          </table:table-cell>
          <table:table-cell table:formula="of:=ABJAD([.$A1551];0;1)" office:value-type="float" office:value="42" calcext:value-type="float">
            <text:p>42</text:p>
          </table:table-cell>
          <table:table-cell table:formula="of:=ABJAD([.$A1551];1;1)" office:value-type="float" office:value="2670" calcext:value-type="float">
            <text:p>2670</text:p>
          </table:table-cell>
          <table:table-cell table:formula="of:=ABJAD([.$A1551];2;1)" office:value-type="float" office:value="3421" calcext:value-type="float">
            <text:p>3421</text:p>
          </table:table-cell>
          <table:table-cell table:formula="of:=ABJAD([.$A1551];3;1)" office:value-type="float" office:value="18570" calcext:value-type="float">
            <text:p>18570</text:p>
          </table:table-cell>
        </table:table-row>
        <table:table-row table:style-name="ro1">
          <table:table-cell office:value-type="string" calcext:value-type="string">
            <text:p>YENİGÜN</text:p>
          </table:table-cell>
          <table:table-cell table:formula="of:=NUMEROLOG([.$A1552];&quot;modern&quot;;&quot;tam&quot;)" office:value-type="float" office:value="41" calcext:value-type="float">
            <text:p>41</text:p>
          </table:table-cell>
          <table:table-cell table:formula="of:=NUMEROLOG([.$A1552];&quot;TR&quot;;&quot;tam&quot;)" office:value-type="float" office:value="114" calcext:value-type="float">
            <text:p>114</text:p>
          </table:table-cell>
          <table:table-cell table:formula="of:=ABJAD([.$A1552];0;1)" office:value-type="float" office:value="44" calcext:value-type="float">
            <text:p>44</text:p>
          </table:table-cell>
          <table:table-cell table:formula="of:=ABJAD([.$A1552];1;1)" office:value-type="float" office:value="1772" calcext:value-type="float">
            <text:p>1772</text:p>
          </table:table-cell>
          <table:table-cell table:formula="of:=ABJAD([.$A1552];2;1)" office:value-type="float" office:value="2517" calcext:value-type="float">
            <text:p>2517</text:p>
          </table:table-cell>
          <table:table-cell table:formula="of:=ABJAD([.$A1552];3;1)" office:value-type="float" office:value="14159" calcext:value-type="float">
            <text:p>14159</text:p>
          </table:table-cell>
        </table:table-row>
        <table:table-row table:style-name="ro1">
          <table:table-cell office:value-type="string" calcext:value-type="string">
            <text:p>YENİLMEZ</text:p>
          </table:table-cell>
          <table:table-cell table:formula="of:=NUMEROLOG([.$A1553];&quot;modern&quot;;&quot;tam&quot;)" office:value-type="float" office:value="46" calcext:value-type="float">
            <text:p>46</text:p>
          </table:table-cell>
          <table:table-cell table:formula="of:=NUMEROLOG([.$A1553];&quot;TR&quot;;&quot;tam&quot;)" office:value-type="float" office:value="129" calcext:value-type="float">
            <text:p>129</text:p>
          </table:table-cell>
          <table:table-cell table:formula="of:=ABJAD([.$A1553];0;1)" office:value-type="float" office:value="34" calcext:value-type="float">
            <text:p>34</text:p>
          </table:table-cell>
          <table:table-cell table:formula="of:=ABJAD([.$A1553];1;1)" office:value-type="float" office:value="2110" calcext:value-type="float">
            <text:p>2110</text:p>
          </table:table-cell>
          <table:table-cell table:formula="of:=ABJAD([.$A1553];2;1)" office:value-type="float" office:value="2165" calcext:value-type="float">
            <text:p>2165</text:p>
          </table:table-cell>
          <table:table-cell table:formula="of:=ABJAD([.$A1553];3;1)" office:value-type="float" office:value="9461" calcext:value-type="float">
            <text:p>9461</text:p>
          </table:table-cell>
        </table:table-row>
        <table:table-row table:style-name="ro1">
          <table:table-cell office:value-type="string" calcext:value-type="string">
            <text:p>YENİN</text:p>
          </table:table-cell>
          <table:table-cell table:formula="of:=NUMEROLOG([.$A1554];&quot;modern&quot;;&quot;tam&quot;)" office:value-type="float" office:value="31" calcext:value-type="float">
            <text:p>31</text:p>
          </table:table-cell>
          <table:table-cell table:formula="of:=NUMEROLOG([.$A1554];&quot;TR&quot;;&quot;tam&quot;)" office:value-type="float" office:value="80" calcext:value-type="float">
            <text:p>80</text:p>
          </table:table-cell>
          <table:table-cell table:formula="of:=ABJAD([.$A1554];0;1)" office:value-type="float" office:value="33" calcext:value-type="float">
            <text:p>33</text:p>
          </table:table-cell>
          <table:table-cell table:formula="of:=ABJAD([.$A1554];1;1)" office:value-type="float" office:value="1065" calcext:value-type="float">
            <text:p>1065</text:p>
          </table:table-cell>
          <table:table-cell table:formula="of:=ABJAD([.$A1554];2;1)" office:value-type="float" office:value="1105" calcext:value-type="float">
            <text:p>1105</text:p>
          </table:table-cell>
          <table:table-cell table:formula="of:=ABJAD([.$A1554];3;1)" office:value-type="float" office:value="9701" calcext:value-type="float">
            <text:p>9701</text:p>
          </table:table-cell>
        </table:table-row>
        <table:table-row table:style-name="ro1">
          <table:table-cell office:value-type="string" calcext:value-type="string">
            <text:p>YERAL</text:p>
          </table:table-cell>
          <table:table-cell table:formula="of:=NUMEROLOG([.$A1555];&quot;modern&quot;;&quot;tam&quot;)" office:value-type="float" office:value="25" calcext:value-type="float">
            <text:p>25</text:p>
          </table:table-cell>
          <table:table-cell table:formula="of:=NUMEROLOG([.$A1555];&quot;TR&quot;;&quot;tam&quot;)" office:value-type="float" office:value="71" calcext:value-type="float">
            <text:p>71</text:p>
          </table:table-cell>
          <table:table-cell table:formula="of:=ABJAD([.$A1555];0;1)" office:value-type="float" office:value="16" calcext:value-type="float">
            <text:p>16</text:p>
          </table:table-cell>
          <table:table-cell table:formula="of:=ABJAD([.$A1555];1;1)" office:value-type="float" office:value="1156" calcext:value-type="float">
            <text:p>1156</text:p>
          </table:table-cell>
          <table:table-cell table:formula="of:=ABJAD([.$A1555];2;1)" office:value-type="float" office:value="1177" calcext:value-type="float">
            <text:p>1177</text:p>
          </table:table-cell>
          <table:table-cell table:formula="of:=ABJAD([.$A1555];3;1)" office:value-type="float" office:value="7758" calcext:value-type="float">
            <text:p>7758</text:p>
          </table:table-cell>
        </table:table-row>
        <table:table-row table:style-name="ro1">
          <table:table-cell office:value-type="string" calcext:value-type="string">
            <text:p>YERLİKAYA</text:p>
          </table:table-cell>
          <table:table-cell table:formula="of:=NUMEROLOG([.$A1556];&quot;modern&quot;;&quot;tam&quot;)" office:value-type="float" office:value="44" calcext:value-type="float">
            <text:p>44</text:p>
          </table:table-cell>
          <table:table-cell table:formula="of:=NUMEROLOG([.$A1556];&quot;TR&quot;;&quot;tam&quot;)" office:value-type="float" office:value="126" calcext:value-type="float">
            <text:p>126</text:p>
          </table:table-cell>
          <table:table-cell table:formula="of:=ABJAD([.$A1556];0;1)" office:value-type="float" office:value="29" calcext:value-type="float">
            <text:p>29</text:p>
          </table:table-cell>
          <table:table-cell table:formula="of:=ABJAD([.$A1556];1;1)" office:value-type="float" office:value="2117" calcext:value-type="float">
            <text:p>2117</text:p>
          </table:table-cell>
          <table:table-cell table:formula="of:=ABJAD([.$A1556];2;1)" office:value-type="float" office:value="2169" calcext:value-type="float">
            <text:p>2169</text:p>
          </table:table-cell>
          <table:table-cell table:formula="of:=ABJAD([.$A1556];3;1)" office:value-type="float" office:value="13794" calcext:value-type="float">
            <text:p>13794</text:p>
          </table:table-cell>
        </table:table-row>
        <table:table-row table:style-name="ro1">
          <table:table-cell office:value-type="string" calcext:value-type="string">
            <text:p>YEŞİL</text:p>
          </table:table-cell>
          <table:table-cell table:formula="of:=NUMEROLOG([.$A1557];&quot;modern&quot;;&quot;tam&quot;)" office:value-type="float" office:value="25" calcext:value-type="float">
            <text:p>25</text:p>
          </table:table-cell>
          <table:table-cell table:formula="of:=NUMEROLOG([.$A1557];&quot;TR&quot;;&quot;tam&quot;)" office:value-type="float" office:value="84" calcext:value-type="float">
            <text:p>84</text:p>
          </table:table-cell>
          <table:table-cell table:formula="of:=ABJAD([.$A1557];0;1)" office:value-type="float" office:value="19" calcext:value-type="float">
            <text:p>19</text:p>
          </table:table-cell>
          <table:table-cell table:formula="of:=ABJAD([.$A1557];1;1)" office:value-type="float" office:value="1375" calcext:value-type="float">
            <text:p>1375</text:p>
          </table:table-cell>
          <table:table-cell table:formula="of:=ABJAD([.$A1557];2;1)" office:value-type="float" office:value="1415" calcext:value-type="float">
            <text:p>1415</text:p>
          </table:table-cell>
          <table:table-cell table:formula="of:=ABJAD([.$A1557];3;1)" office:value-type="float" office:value="9450" calcext:value-type="float">
            <text:p>9450</text:p>
          </table:table-cell>
        </table:table-row>
        <table:table-row table:style-name="ro1">
          <table:table-cell office:value-type="string" calcext:value-type="string">
            <text:p>YEŞİLDAĞER</text:p>
          </table:table-cell>
          <table:table-cell table:formula="of:=NUMEROLOG([.$A1558];&quot;modern&quot;;&quot;tam&quot;)" office:value-type="float" office:value="51" calcext:value-type="float">
            <text:p>51</text:p>
          </table:table-cell>
          <table:table-cell table:formula="of:=NUMEROLOG([.$A1558];&quot;TR&quot;;&quot;tam&quot;)" office:value-type="float" office:value="126" calcext:value-type="float">
            <text:p>126</text:p>
          </table:table-cell>
          <table:table-cell table:formula="of:=ABJAD([.$A1558];0;1)" office:value-type="float" office:value="45" calcext:value-type="float">
            <text:p>45</text:p>
          </table:table-cell>
          <table:table-cell table:formula="of:=ABJAD([.$A1558];1;1)" office:value-type="float" office:value="1593" calcext:value-type="float">
            <text:p>1593</text:p>
          </table:table-cell>
          <table:table-cell table:formula="of:=ABJAD([.$A1558];2;1)" office:value-type="float" office:value="4254" calcext:value-type="float">
            <text:p>4254</text:p>
          </table:table-cell>
          <table:table-cell table:formula="of:=ABJAD([.$A1558];3;1)" office:value-type="float" office:value="14918" calcext:value-type="float">
            <text:p>14918</text:p>
          </table:table-cell>
        </table:table-row>
        <table:table-row table:style-name="ro1">
          <table:table-cell office:value-type="string" calcext:value-type="string">
            <text:p>YEŞİLFİDAN</text:p>
          </table:table-cell>
          <table:table-cell table:formula="of:=NUMEROLOG([.$A1559];&quot;modern&quot;;&quot;tam&quot;)" office:value-type="float" office:value="50" calcext:value-type="float">
            <text:p>50</text:p>
          </table:table-cell>
          <table:table-cell table:formula="of:=NUMEROLOG([.$A1559];&quot;TR&quot;;&quot;tam&quot;)" office:value-type="float" office:value="126" calcext:value-type="float">
            <text:p>126</text:p>
          </table:table-cell>
          <table:table-cell table:formula="of:=ABJAD([.$A1559];0;1)" office:value-type="float" office:value="48" calcext:value-type="float">
            <text:p>48</text:p>
          </table:table-cell>
          <table:table-cell table:formula="of:=ABJAD([.$A1559];1;1)" office:value-type="float" office:value="1476" calcext:value-type="float">
            <text:p>1476</text:p>
          </table:table-cell>
          <table:table-cell table:formula="of:=ABJAD([.$A1559];2;1)" office:value-type="float" office:value="1552" calcext:value-type="float">
            <text:p>1552</text:p>
          </table:table-cell>
          <table:table-cell table:formula="of:=ABJAD([.$A1559];3;1)" office:value-type="float" office:value="14112" calcext:value-type="float">
            <text:p>14112</text:p>
          </table:table-cell>
        </table:table-row>
        <table:table-row table:style-name="ro1">
          <table:table-cell office:value-type="string" calcext:value-type="string">
            <text:p>YEŞİLKAYA</text:p>
          </table:table-cell>
          <table:table-cell table:formula="of:=NUMEROLOG([.$A1560];&quot;modern&quot;;&quot;tam&quot;)" office:value-type="float" office:value="36" calcext:value-type="float">
            <text:p>36</text:p>
          </table:table-cell>
          <table:table-cell table:formula="of:=NUMEROLOG([.$A1560];&quot;TR&quot;;&quot;tam&quot;)" office:value-type="float" office:value="128" calcext:value-type="float">
            <text:p>128</text:p>
          </table:table-cell>
          <table:table-cell table:formula="of:=ABJAD([.$A1560];0;1)" office:value-type="float" office:value="25" calcext:value-type="float">
            <text:p>25</text:p>
          </table:table-cell>
          <table:table-cell table:formula="of:=ABJAD([.$A1560];1;1)" office:value-type="float" office:value="2317" calcext:value-type="float">
            <text:p>2317</text:p>
          </table:table-cell>
          <table:table-cell table:formula="of:=ABJAD([.$A1560];2;1)" office:value-type="float" office:value="2369" calcext:value-type="float">
            <text:p>2369</text:p>
          </table:table-cell>
          <table:table-cell table:formula="of:=ABJAD([.$A1560];3;1)" office:value-type="float" office:value="14508" calcext:value-type="float">
            <text:p>14508</text:p>
          </table:table-cell>
        </table:table-row>
        <table:table-row table:style-name="ro1">
          <table:table-cell office:value-type="string" calcext:value-type="string">
            <text:p>YEŞİLOVA</text:p>
          </table:table-cell>
          <table:table-cell table:formula="of:=NUMEROLOG([.$A1561];&quot;modern&quot;;&quot;tam&quot;)" office:value-type="float" office:value="36" calcext:value-type="float">
            <text:p>36</text:p>
          </table:table-cell>
          <table:table-cell table:formula="of:=NUMEROLOG([.$A1561];&quot;TR&quot;;&quot;tam&quot;)" office:value-type="float" office:value="130" calcext:value-type="float">
            <text:p>130</text:p>
          </table:table-cell>
          <table:table-cell table:formula="of:=ABJAD([.$A1561];0;1)" office:value-type="float" office:value="36" calcext:value-type="float">
            <text:p>36</text:p>
          </table:table-cell>
          <table:table-cell table:formula="of:=ABJAD([.$A1561];1;1)" office:value-type="float" office:value="2256" calcext:value-type="float">
            <text:p>2256</text:p>
          </table:table-cell>
          <table:table-cell table:formula="of:=ABJAD([.$A1561];2;1)" office:value-type="float" office:value="2382" calcext:value-type="float">
            <text:p>2382</text:p>
          </table:table-cell>
          <table:table-cell table:formula="of:=ABJAD([.$A1561];3;1)" office:value-type="float" office:value="14357" calcext:value-type="float">
            <text:p>14357</text:p>
          </table:table-cell>
        </table:table-row>
        <table:table-row table:style-name="ro1">
          <table:table-cell office:value-type="string" calcext:value-type="string">
            <text:p>YETER</text:p>
          </table:table-cell>
          <table:table-cell table:formula="of:=NUMEROLOG([.$A1562];&quot;modern&quot;;&quot;tam&quot;)" office:value-type="float" office:value="28" calcext:value-type="float">
            <text:p>28</text:p>
          </table:table-cell>
          <table:table-cell table:formula="of:=NUMEROLOG([.$A1562];&quot;TR&quot;;&quot;tam&quot;)" office:value-type="float" office:value="85" calcext:value-type="float">
            <text:p>85</text:p>
          </table:table-cell>
          <table:table-cell table:formula="of:=ABJAD([.$A1562];0;1)" office:value-type="float" office:value="26" calcext:value-type="float">
            <text:p>26</text:p>
          </table:table-cell>
          <table:table-cell table:formula="of:=ABJAD([.$A1562];1;1)" office:value-type="float" office:value="1610" calcext:value-type="float">
            <text:p>1610</text:p>
          </table:table-cell>
          <table:table-cell table:formula="of:=ABJAD([.$A1562];2;1)" office:value-type="float" office:value="1635" calcext:value-type="float">
            <text:p>1635</text:p>
          </table:table-cell>
          <table:table-cell table:formula="of:=ABJAD([.$A1562];3;1)" office:value-type="float" office:value="10825" calcext:value-type="float">
            <text:p>10825</text:p>
          </table:table-cell>
        </table:table-row>
        <table:table-row table:style-name="ro1">
          <table:table-cell office:value-type="string" calcext:value-type="string">
            <text:p>YETİZ</text:p>
          </table:table-cell>
          <table:table-cell table:formula="of:=NUMEROLOG([.$A1563];&quot;modern&quot;;&quot;tam&quot;)" office:value-type="float" office:value="31" calcext:value-type="float">
            <text:p>31</text:p>
          </table:table-cell>
          <table:table-cell table:formula="of:=NUMEROLOG([.$A1563];&quot;TR&quot;;&quot;tam&quot;)" office:value-type="float" office:value="99" calcext:value-type="float">
            <text:p>99</text:p>
          </table:table-cell>
          <table:table-cell table:formula="of:=ABJAD([.$A1563];0;1)" office:value-type="float" office:value="25" calcext:value-type="float">
            <text:p>25</text:p>
          </table:table-cell>
          <table:table-cell table:formula="of:=ABJAD([.$A1563];1;1)" office:value-type="float" office:value="2425" calcext:value-type="float">
            <text:p>2425</text:p>
          </table:table-cell>
          <table:table-cell table:formula="of:=ABJAD([.$A1563];2;1)" office:value-type="float" office:value="2465" calcext:value-type="float">
            <text:p>2465</text:p>
          </table:table-cell>
          <table:table-cell table:formula="of:=ABJAD([.$A1563];3;1)" office:value-type="float" office:value="9030" calcext:value-type="float">
            <text:p>9030</text:p>
          </table:table-cell>
        </table:table-row>
        <table:table-row table:style-name="ro1">
          <table:table-cell office:value-type="string" calcext:value-type="string">
            <text:p>YETKİNŞEKERCİ</text:p>
          </table:table-cell>
          <table:table-cell table:formula="of:=NUMEROLOG([.$A1564];&quot;modern&quot;;&quot;tam&quot;)" office:value-type="float" office:value="64" calcext:value-type="float">
            <text:p>64</text:p>
          </table:table-cell>
          <table:table-cell table:formula="of:=NUMEROLOG([.$A1564];&quot;TR&quot;;&quot;tam&quot;)" office:value-type="float" office:value="186" calcext:value-type="float">
            <text:p>186</text:p>
          </table:table-cell>
          <table:table-cell table:formula="of:=ABJAD([.$A1564];0;1)" office:value-type="float" office:value="72" calcext:value-type="float">
            <text:p>72</text:p>
          </table:table-cell>
          <table:table-cell table:formula="of:=ABJAD([.$A1564];1;1)" office:value-type="float" office:value="2208" calcext:value-type="float">
            <text:p>2208</text:p>
          </table:table-cell>
          <table:table-cell table:formula="of:=ABJAD([.$A1564];2;1)" office:value-type="float" office:value="2303" calcext:value-type="float">
            <text:p>2303</text:p>
          </table:table-cell>
          <table:table-cell table:formula="of:=ABJAD([.$A1564];3;1)" office:value-type="float" office:value="20194" calcext:value-type="float">
            <text:p>20194</text:p>
          </table:table-cell>
        </table:table-row>
        <table:table-row table:style-name="ro1">
          <table:table-cell office:value-type="string" calcext:value-type="string">
            <text:p>YİĞİT</text:p>
          </table:table-cell>
          <table:table-cell table:formula="of:=NUMEROLOG([.$A1565];&quot;modern&quot;;&quot;tam&quot;)" office:value-type="float" office:value="34" calcext:value-type="float">
            <text:p>34</text:p>
          </table:table-cell>
          <table:table-cell table:formula="of:=NUMEROLOG([.$A1565];&quot;TR&quot;;&quot;tam&quot;)" office:value-type="float" office:value="85" calcext:value-type="float">
            <text:p>85</text:p>
          </table:table-cell>
          <table:table-cell table:formula="of:=ABJAD([.$A1565];0;1)" office:value-type="float" office:value="32" calcext:value-type="float">
            <text:p>32</text:p>
          </table:table-cell>
          <table:table-cell table:formula="of:=ABJAD([.$A1565];1;1)" office:value-type="float" office:value="1448" calcext:value-type="float">
            <text:p>1448</text:p>
          </table:table-cell>
          <table:table-cell table:formula="of:=ABJAD([.$A1565];2;1)" office:value-type="float" office:value="4103" calcext:value-type="float">
            <text:p>4103</text:p>
          </table:table-cell>
          <table:table-cell table:formula="of:=ABJAD([.$A1565];3;1)" office:value-type="float" office:value="11096" calcext:value-type="float">
            <text:p>11096</text:p>
          </table:table-cell>
        </table:table-row>
        <table:table-row table:style-name="ro1">
          <table:table-cell office:value-type="string" calcext:value-type="string">
            <text:p>YİĞİT KUPLAY</text:p>
          </table:table-cell>
          <table:table-cell table:formula="of:=NUMEROLOG([.$A1566];&quot;modern&quot;;&quot;tam&quot;)" office:value-type="float" office:value="57" calcext:value-type="float">
            <text:p>57</text:p>
          </table:table-cell>
          <table:table-cell table:formula="of:=NUMEROLOG([.$A1566];&quot;TR&quot;;&quot;tam&quot;)" office:value-type="float" office:value="188" calcext:value-type="float">
            <text:p>188</text:p>
          </table:table-cell>
          <table:table-cell table:formula="of:=ABJAD([.$A1566];0;1)" office:value-type="float" office:value="43" calcext:value-type="float">
            <text:p>43</text:p>
          </table:table-cell>
          <table:table-cell table:formula="of:=ABJAD([.$A1566];1;1)" office:value-type="float" office:value="3139" calcext:value-type="float">
            <text:p>3139</text:p>
          </table:table-cell>
          <table:table-cell table:formula="of:=ABJAD([.$A1566];2;1)" office:value-type="float" office:value="6415" calcext:value-type="float">
            <text:p>6415</text:p>
          </table:table-cell>
          <table:table-cell table:formula="of:=ABJAD([.$A1566];3;1)" office:value-type="float" office:value="21818" calcext:value-type="float">
            <text:p>21818</text:p>
          </table:table-cell>
        </table:table-row>
        <table:table-row table:style-name="ro1">
          <table:table-cell office:value-type="string" calcext:value-type="string">
            <text:p>YILANLI</text:p>
          </table:table-cell>
          <table:table-cell table:formula="of:=NUMEROLOG([.$A1567];&quot;modern&quot;;&quot;tam&quot;)" office:value-type="float" office:value="37" calcext:value-type="float">
            <text:p>37</text:p>
          </table:table-cell>
          <table:table-cell table:formula="of:=NUMEROLOG([.$A1567];&quot;TR&quot;;&quot;tam&quot;)" office:value-type="float" office:value="98" calcext:value-type="float">
            <text:p>98</text:p>
          </table:table-cell>
          <table:table-cell table:formula="of:=ABJAD([.$A1567];0;1)" office:value-type="float" office:value="35" calcext:value-type="float">
            <text:p>35</text:p>
          </table:table-cell>
          <table:table-cell table:formula="of:=ABJAD([.$A1567];1;1)" office:value-type="float" office:value="1091" calcext:value-type="float">
            <text:p>1091</text:p>
          </table:table-cell>
          <table:table-cell table:formula="of:=ABJAD([.$A1567];2;1)" office:value-type="float" office:value="1132" calcext:value-type="float">
            <text:p>1132</text:p>
          </table:table-cell>
          <table:table-cell table:formula="of:=ABJAD([.$A1567];3;1)"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YILDIRIM</text:p>
          </table:table-cell>
          <table:table-cell table:formula="of:=NUMEROLOG([.$A1568];&quot;modern&quot;;&quot;tam&quot;)" office:value-type="float" office:value="54" calcext:value-type="float">
            <text:p>54</text:p>
          </table:table-cell>
          <table:table-cell table:formula="of:=NUMEROLOG([.$A1568];&quot;TR&quot;;&quot;tam&quot;)" office:value-type="float" office:value="118" calcext:value-type="float">
            <text:p>118</text:p>
          </table:table-cell>
          <table:table-cell table:formula="of:=ABJAD([.$A1568];0;1)" office:value-type="float" office:value="44" calcext:value-type="float">
            <text:p>44</text:p>
          </table:table-cell>
          <table:table-cell table:formula="of:=ABJAD([.$A1568];1;1)" office:value-type="float" office:value="1244" calcext:value-type="float">
            <text:p>1244</text:p>
          </table:table-cell>
          <table:table-cell table:formula="of:=ABJAD([.$A1568];2;1)" office:value-type="float" office:value="1299" calcext:value-type="float">
            <text:p>1299</text:p>
          </table:table-cell>
          <table:table-cell table:formula="of:=ABJAD([.$A1568];3;1)" office:value-type="float" office:value="9394" calcext:value-type="float">
            <text:p>9394</text:p>
          </table:table-cell>
        </table:table-row>
        <table:table-row table:style-name="ro1">
          <table:table-cell office:value-type="string" calcext:value-type="string">
            <text:p>YILDIRIMÇAKAR</text:p>
          </table:table-cell>
          <table:table-cell table:formula="of:=NUMEROLOG([.$A1569];&quot;modern&quot;;&quot;tam&quot;)" office:value-type="float" office:value="70" calcext:value-type="float">
            <text:p>70</text:p>
          </table:table-cell>
          <table:table-cell table:formula="of:=NUMEROLOG([.$A1569];&quot;TR&quot;;&quot;tam&quot;)" office:value-type="float" office:value="159" calcext:value-type="float">
            <text:p>159</text:p>
          </table:table-cell>
          <table:table-cell table:formula="of:=ABJAD([.$A1569];0;1)" office:value-type="float" office:value="61" calcext:value-type="float">
            <text:p>61</text:p>
          </table:table-cell>
          <table:table-cell table:formula="of:=ABJAD([.$A1569];1;1)" office:value-type="float" office:value="1489" calcext:value-type="float">
            <text:p>1489</text:p>
          </table:table-cell>
          <table:table-cell table:formula="of:=ABJAD([.$A1569];2;1)" office:value-type="float" office:value="1561" calcext:value-type="float">
            <text:p>1561</text:p>
          </table:table-cell>
          <table:table-cell table:formula="of:=ABJAD([.$A1569];3;1)" office:value-type="float" office:value="13511" calcext:value-type="float">
            <text:p>13511</text:p>
          </table:table-cell>
        </table:table-row>
        <table:table-row table:style-name="ro1">
          <table:table-cell office:value-type="string" calcext:value-type="string">
            <text:p>YILDIZ</text:p>
          </table:table-cell>
          <table:table-cell table:formula="of:=NUMEROLOG([.$A1570];&quot;modern&quot;;&quot;tam&quot;)" office:value-type="float" office:value="40" calcext:value-type="float">
            <text:p>40</text:p>
          </table:table-cell>
          <table:table-cell table:formula="of:=NUMEROLOG([.$A1570];&quot;TR&quot;;&quot;tam&quot;)" office:value-type="float" office:value="99" calcext:value-type="float">
            <text:p>99</text:p>
          </table:table-cell>
          <table:table-cell table:formula="of:=ABJAD([.$A1570];0;1)" office:value-type="float" office:value="30" calcext:value-type="float">
            <text:p>30</text:p>
          </table:table-cell>
          <table:table-cell table:formula="of:=ABJAD([.$A1570];1;1)" office:value-type="float" office:value="1974" calcext:value-type="float">
            <text:p>1974</text:p>
          </table:table-cell>
          <table:table-cell table:formula="of:=ABJAD([.$A1570];2;1)" office:value-type="float" office:value="2014" calcext:value-type="float">
            <text:p>2014</text:p>
          </table:table-cell>
          <table:table-cell table:formula="of:=ABJAD([.$A1570];3;1)" office:value-type="float" office:value="5635" calcext:value-type="float">
            <text:p>5635</text:p>
          </table:table-cell>
        </table:table-row>
        <table:table-row table:style-name="ro1">
          <table:table-cell office:value-type="string" calcext:value-type="string">
            <text:p>YİLDİZ</text:p>
          </table:table-cell>
          <table:table-cell table:formula="of:=NUMEROLOG([.$A1571];&quot;modern&quot;;&quot;tam&quot;)" office:value-type="float" office:value="40" calcext:value-type="float">
            <text:p>40</text:p>
          </table:table-cell>
          <table:table-cell table:formula="of:=NUMEROLOG([.$A1571];&quot;TR&quot;;&quot;tam&quot;)" office:value-type="float" office:value="101" calcext:value-type="float">
            <text:p>101</text:p>
          </table:table-cell>
          <table:table-cell table:formula="of:=ABJAD([.$A1571];0;1)" office:value-type="float" office:value="26" calcext:value-type="float">
            <text:p>26</text:p>
          </table:table-cell>
          <table:table-cell table:formula="of:=ABJAD([.$A1571];1;1)" office:value-type="float" office:value="1994" calcext:value-type="float">
            <text:p>1994</text:p>
          </table:table-cell>
          <table:table-cell table:formula="of:=ABJAD([.$A1571];2;1)" office:value-type="float" office:value="2054" calcext:value-type="float">
            <text:p>2054</text:p>
          </table:table-cell>
          <table:table-cell table:formula="of:=ABJAD([.$A1571];3;1)" office:value-type="float" office:value="7735" calcext:value-type="float">
            <text:p>7735</text:p>
          </table:table-cell>
        </table:table-row>
        <table:table-row table:style-name="ro1">
          <table:table-cell office:value-type="string" calcext:value-type="string">
            <text:p>YILDIZ ALTUN</text:p>
          </table:table-cell>
          <table:table-cell table:formula="of:=NUMEROLOG([.$A1572];&quot;modern&quot;;&quot;tam&quot;)" office:value-type="float" office:value="54" calcext:value-type="float">
            <text:p>54</text:p>
          </table:table-cell>
          <table:table-cell table:formula="of:=NUMEROLOG([.$A1572];&quot;TR&quot;;&quot;tam&quot;)" office:value-type="float" office:value="181" calcext:value-type="float">
            <text:p>181</text:p>
          </table:table-cell>
          <table:table-cell table:formula="of:=ABJAD([.$A1572];0;1)" office:value-type="float" office:value="51" calcext:value-type="float">
            <text:p>51</text:p>
          </table:table-cell>
          <table:table-cell table:formula="of:=ABJAD([.$A1572];1;1)" office:value-type="float" office:value="3195" calcext:value-type="float">
            <text:p>3195</text:p>
          </table:table-cell>
          <table:table-cell table:formula="of:=ABJAD([.$A1572];2;1)" office:value-type="float" office:value="3851" calcext:value-type="float">
            <text:p>3851</text:p>
          </table:table-cell>
          <table:table-cell table:formula="of:=ABJAD([.$A1572];3;1)" office:value-type="float" office:value="14035" calcext:value-type="float">
            <text:p>14035</text:p>
          </table:table-cell>
        </table:table-row>
        <table:table-row table:style-name="ro1">
          <table:table-cell office:value-type="string" calcext:value-type="string">
            <text:p>YILDIZ BULUT</text:p>
          </table:table-cell>
          <table:table-cell table:formula="of:=NUMEROLOG([.$A1573];&quot;modern&quot;;&quot;tam&quot;)" office:value-type="float" office:value="53" calcext:value-type="float">
            <text:p>53</text:p>
          </table:table-cell>
          <table:table-cell table:formula="of:=NUMEROLOG([.$A1573];&quot;TR&quot;;&quot;tam&quot;)" office:value-type="float" office:value="190" calcext:value-type="float">
            <text:p>190</text:p>
          </table:table-cell>
          <table:table-cell table:formula="of:=ABJAD([.$A1573];0;1)" office:value-type="float" office:value="42" calcext:value-type="float">
            <text:p>42</text:p>
          </table:table-cell>
          <table:table-cell table:formula="of:=ABJAD([.$A1573];1;1)" office:value-type="float" office:value="3726" calcext:value-type="float">
            <text:p>3726</text:p>
          </table:table-cell>
          <table:table-cell table:formula="of:=ABJAD([.$A1573];2;1)" office:value-type="float" office:value="4981" calcext:value-type="float">
            <text:p>4981</text:p>
          </table:table-cell>
          <table:table-cell table:formula="of:=ABJAD([.$A1573];3;1)" office:value-type="float" office:value="15169" calcext:value-type="float">
            <text:p>15169</text:p>
          </table:table-cell>
        </table:table-row>
        <table:table-row table:style-name="ro1">
          <table:table-cell office:value-type="string" calcext:value-type="string">
            <text:p>YILDIZOĞLU</text:p>
          </table:table-cell>
          <table:table-cell table:formula="of:=NUMEROLOG([.$A1574];&quot;modern&quot;;&quot;tam&quot;)" office:value-type="float" office:value="59" calcext:value-type="float">
            <text:p>59</text:p>
          </table:table-cell>
          <table:table-cell table:formula="of:=NUMEROLOG([.$A1574];&quot;TR&quot;;&quot;tam&quot;)" office:value-type="float" office:value="166" calcext:value-type="float">
            <text:p>166</text:p>
          </table:table-cell>
          <table:table-cell table:formula="of:=ABJAD([.$A1574];0;1)" office:value-type="float" office:value="48" calcext:value-type="float">
            <text:p>48</text:p>
          </table:table-cell>
          <table:table-cell table:formula="of:=ABJAD([.$A1574];1;1)" office:value-type="float" office:value="2712" calcext:value-type="float">
            <text:p>2712</text:p>
          </table:table-cell>
          <table:table-cell table:formula="of:=ABJAD([.$A1574];2;1)" office:value-type="float" office:value="6042" calcext:value-type="float">
            <text:p>6042</text:p>
          </table:table-cell>
          <table:table-cell table:formula="of:=ABJAD([.$A1574];3;1)" office:value-type="float" office:value="11006" calcext:value-type="float">
            <text:p>11006</text:p>
          </table:table-cell>
        </table:table-row>
        <table:table-row table:style-name="ro1">
          <table:table-cell office:value-type="string" calcext:value-type="string">
            <text:p>YILMABAŞAR</text:p>
          </table:table-cell>
          <table:table-cell table:formula="of:=NUMEROLOG([.$A1575];&quot;modern&quot;;&quot;tam&quot;)" office:value-type="float" office:value="38" calcext:value-type="float">
            <text:p>38</text:p>
          </table:table-cell>
          <table:table-cell table:formula="of:=NUMEROLOG([.$A1575];&quot;TR&quot;;&quot;tam&quot;)" office:value-type="float" office:value="119" calcext:value-type="float">
            <text:p>119</text:p>
          </table:table-cell>
          <table:table-cell table:formula="of:=ABJAD([.$A1575];0;1)" office:value-type="float" office:value="29" calcext:value-type="float">
            <text:p>29</text:p>
          </table:table-cell>
          <table:table-cell table:formula="of:=ABJAD([.$A1575];1;1)" office:value-type="float" office:value="1625" calcext:value-type="float">
            <text:p>1625</text:p>
          </table:table-cell>
          <table:table-cell table:formula="of:=ABJAD([.$A1575];2;1)" office:value-type="float" office:value="1668" calcext:value-type="float">
            <text:p>1668</text:p>
          </table:table-cell>
          <table:table-cell table:formula="of:=ABJAD([.$A1575];3;1)" office:value-type="float" office:value="12440" calcext:value-type="float">
            <text:p>12440</text:p>
          </table:table-cell>
        </table:table-row>
        <table:table-row table:style-name="ro1">
          <table:table-cell office:value-type="string" calcext:value-type="string">
            <text:p>YILMAZ</text:p>
          </table:table-cell>
          <table:table-cell table:formula="of:=NUMEROLOG([.$A1576];&quot;modern&quot;;&quot;tam&quot;)" office:value-type="float" office:value="32" calcext:value-type="float">
            <text:p>32</text:p>
          </table:table-cell>
          <table:table-cell table:formula="of:=NUMEROLOG([.$A1576];&quot;TR&quot;;&quot;tam&quot;)" office:value-type="float" office:value="100" calcext:value-type="float">
            <text:p>100</text:p>
          </table:table-cell>
          <table:table-cell table:formula="of:=ABJAD([.$A1576];0;1)" office:value-type="float" office:value="17" calcext:value-type="float">
            <text:p>17</text:p>
          </table:table-cell>
          <table:table-cell table:formula="of:=ABJAD([.$A1576];1;1)" office:value-type="float" office:value="2021" calcext:value-type="float">
            <text:p>2021</text:p>
          </table:table-cell>
          <table:table-cell table:formula="of:=ABJAD([.$A1576];2;1)" office:value-type="float" office:value="2052" calcext:value-type="float">
            <text:p>2052</text:p>
          </table:table-cell>
          <table:table-cell table:formula="of:=ABJAD([.$A1576];3;1)"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YILMAZ ÇİFTDOĞAN</text:p>
          </table:table-cell>
          <table:table-cell table:formula="of:=NUMEROLOG([.$A1577];&quot;modern&quot;;&quot;tam&quot;)" office:value-type="float" office:value="75" calcext:value-type="float">
            <text:p>75</text:p>
          </table:table-cell>
          <table:table-cell table:formula="of:=NUMEROLOG([.$A1577];&quot;TR&quot;;&quot;tam&quot;)" office:value-type="float" office:value="197" calcext:value-type="float">
            <text:p>197</text:p>
          </table:table-cell>
          <table:table-cell table:formula="of:=ABJAD([.$A1577];0;1)" office:value-type="float" office:value="73" calcext:value-type="float">
            <text:p>73</text:p>
          </table:table-cell>
          <table:table-cell table:formula="of:=ABJAD([.$A1577];1;1)" office:value-type="float" office:value="2713" calcext:value-type="float">
            <text:p>2713</text:p>
          </table:table-cell>
          <table:table-cell table:formula="of:=ABJAD([.$A1577];2;1)" office:value-type="float" office:value="5475" calcext:value-type="float">
            <text:p>5475</text:p>
          </table:table-cell>
          <table:table-cell table:formula="of:=ABJAD([.$A1577];3;1)" office:value-type="float" office:value="16391" calcext:value-type="float">
            <text:p>16391</text:p>
          </table:table-cell>
        </table:table-row>
        <table:table-row table:style-name="ro1">
          <table:table-cell office:value-type="string" calcext:value-type="string">
            <text:p>YILMAZ GELEBEK</text:p>
          </table:table-cell>
          <table:table-cell table:formula="of:=NUMEROLOG([.$A1578];&quot;modern&quot;;&quot;tam&quot;)" office:value-type="float" office:value="61" calcext:value-type="float">
            <text:p>61</text:p>
          </table:table-cell>
          <table:table-cell table:formula="of:=NUMEROLOG([.$A1578];&quot;TR&quot;;&quot;tam&quot;)" office:value-type="float" office:value="157" calcext:value-type="float">
            <text:p>157</text:p>
          </table:table-cell>
          <table:table-cell table:formula="of:=ABJAD([.$A1578];0;1)" office:value-type="float" office:value="47" calcext:value-type="float">
            <text:p>47</text:p>
          </table:table-cell>
          <table:table-cell table:formula="of:=ABJAD([.$A1578];1;1)" office:value-type="float" office:value="2135" calcext:value-type="float">
            <text:p>2135</text:p>
          </table:table-cell>
          <table:table-cell table:formula="of:=ABJAD([.$A1578];2;1)" office:value-type="float" office:value="2201" calcext:value-type="float">
            <text:p>2201</text:p>
          </table:table-cell>
          <table:table-cell table:formula="of:=ABJAD([.$A1578];3;1)" office:value-type="float" office:value="8579" calcext:value-type="float">
            <text:p>8579</text:p>
          </table:table-cell>
        </table:table-row>
        <table:table-row table:style-name="ro1">
          <table:table-cell office:value-type="string" calcext:value-type="string">
            <text:p>YILMAZ İNAL</text:p>
          </table:table-cell>
          <table:table-cell table:formula="of:=NUMEROLOG([.$A1579];&quot;modern&quot;;&quot;tam&quot;)" office:value-type="float" office:value="50" calcext:value-type="float">
            <text:p>50</text:p>
          </table:table-cell>
          <table:table-cell table:formula="of:=NUMEROLOG([.$A1579];&quot;TR&quot;;&quot;tam&quot;)" office:value-type="float" office:value="145" calcext:value-type="float">
            <text:p>145</text:p>
          </table:table-cell>
          <table:table-cell table:formula="of:=ABJAD([.$A1579];0;1)" office:value-type="float" office:value="38" calcext:value-type="float">
            <text:p>38</text:p>
          </table:table-cell>
          <table:table-cell table:formula="of:=ABJAD([.$A1579];1;1)" office:value-type="float" office:value="2162" calcext:value-type="float">
            <text:p>2162</text:p>
          </table:table-cell>
          <table:table-cell table:formula="of:=ABJAD([.$A1579];2;1)" office:value-type="float" office:value="2224" calcext:value-type="float">
            <text:p>2224</text:p>
          </table:table-cell>
          <table:table-cell table:formula="of:=ABJAD([.$A1579];3;1)" office:value-type="float" office:value="9366" calcext:value-type="float">
            <text:p>9366</text:p>
          </table:table-cell>
        </table:table-row>
        <table:table-row table:style-name="ro1">
          <table:table-cell office:value-type="string" calcext:value-type="string">
            <text:p>YÖNET</text:p>
          </table:table-cell>
          <table:table-cell table:formula="of:=NUMEROLOG([.$A1580];&quot;modern&quot;;&quot;tam&quot;)" office:value-type="float" office:value="25" calcext:value-type="float">
            <text:p>25</text:p>
          </table:table-cell>
          <table:table-cell table:formula="of:=NUMEROLOG([.$A1580];&quot;TR&quot;;&quot;tam&quot;)" office:value-type="float" office:value="94" calcext:value-type="float">
            <text:p>94</text:p>
          </table:table-cell>
          <table:table-cell table:formula="of:=ABJAD([.$A1580];0;1)" office:value-type="float" office:value="29" calcext:value-type="float">
            <text:p>29</text:p>
          </table:table-cell>
          <table:table-cell table:formula="of:=ABJAD([.$A1580];1;1)" office:value-type="float" office:value="1565" calcext:value-type="float">
            <text:p>1565</text:p>
          </table:table-cell>
          <table:table-cell table:formula="of:=ABJAD([.$A1580];2;1)" office:value-type="float" office:value="1675" calcext:value-type="float">
            <text:p>1675</text:p>
          </table:table-cell>
          <table:table-cell table:formula="of:=ABJAD([.$A1580];3;1)" office:value-type="float" office:value="10118" calcext:value-type="float">
            <text:p>10118</text:p>
          </table:table-cell>
        </table:table-row>
        <table:table-row table:style-name="ro1">
          <table:table-cell office:value-type="string" calcext:value-type="string">
            <text:p>YORGANCI</text:p>
          </table:table-cell>
          <table:table-cell table:formula="of:=NUMEROLOG([.$A1581];&quot;modern&quot;;&quot;tam&quot;)" office:value-type="float" office:value="47" calcext:value-type="float">
            <text:p>47</text:p>
          </table:table-cell>
          <table:table-cell table:formula="of:=NUMEROLOG([.$A1581];&quot;TR&quot;;&quot;tam&quot;)" office:value-type="float" office:value="107" calcext:value-type="float">
            <text:p>107</text:p>
          </table:table-cell>
          <table:table-cell table:formula="of:=ABJAD([.$A1581];0;1)" office:value-type="float" office:value="47" calcext:value-type="float">
            <text:p>47</text:p>
          </table:table-cell>
          <table:table-cell table:formula="of:=ABJAD([.$A1581];1;1)" office:value-type="float" office:value="1271" calcext:value-type="float">
            <text:p>1271</text:p>
          </table:table-cell>
          <table:table-cell table:formula="of:=ABJAD([.$A1581];2;1)" office:value-type="float" office:value="1387" calcext:value-type="float">
            <text:p>1387</text:p>
          </table:table-cell>
          <table:table-cell table:formula="of:=ABJAD([.$A1581];3;1)" office:value-type="float" office:value="11613" calcext:value-type="float">
            <text:p>11613</text:p>
          </table:table-cell>
        </table:table-row>
        <table:table-row table:style-name="ro1">
          <table:table-cell office:value-type="string" calcext:value-type="string">
            <text:p>YÖRÜK</text:p>
          </table:table-cell>
          <table:table-cell table:formula="of:=NUMEROLOG([.$A1582];&quot;modern&quot;;&quot;tam&quot;)" office:value-type="float" office:value="27" calcext:value-type="float">
            <text:p>27</text:p>
          </table:table-cell>
          <table:table-cell table:formula="of:=NUMEROLOG([.$A1582];&quot;TR&quot;;&quot;tam&quot;)" office:value-type="float" office:value="108" calcext:value-type="float">
            <text:p>108</text:p>
          </table:table-cell>
          <table:table-cell table:formula="of:=ABJAD([.$A1582];0;1)" office:value-type="float" office:value="22" calcext:value-type="float">
            <text:p>22</text:p>
          </table:table-cell>
          <table:table-cell table:formula="of:=ABJAD([.$A1582];1;1)" office:value-type="float" office:value="1930" calcext:value-type="float">
            <text:p>1930</text:p>
          </table:table-cell>
          <table:table-cell table:formula="of:=ABJAD([.$A1582];2;1)" office:value-type="float" office:value="2735" calcext:value-type="float">
            <text:p>2735</text:p>
          </table:table-cell>
          <table:table-cell table:formula="of:=ABJAD([.$A1582];3;1)" office:value-type="float" office:value="11318" calcext:value-type="float">
            <text:p>11318</text:p>
          </table:table-cell>
        </table:table-row>
        <table:table-row table:style-name="ro1">
          <table:table-cell office:value-type="string" calcext:value-type="string">
            <text:p>YÜCE</text:p>
          </table:table-cell>
          <table:table-cell table:formula="of:=NUMEROLOG([.$A1583];&quot;modern&quot;;&quot;tam&quot;)" office:value-type="float" office:value="18" calcext:value-type="float">
            <text:p>18</text:p>
          </table:table-cell>
          <table:table-cell table:formula="of:=NUMEROLOG([.$A1583];&quot;TR&quot;;&quot;tam&quot;)" office:value-type="float" office:value="63" calcext:value-type="float">
            <text:p>63</text:p>
          </table:table-cell>
          <table:table-cell table:formula="of:=ABJAD([.$A1583];0;1)" office:value-type="float" office:value="12" calcext:value-type="float">
            <text:p>12</text:p>
          </table:table-cell>
          <table:table-cell table:formula="of:=ABJAD([.$A1583];1;1)" office:value-type="float" office:value="1608" calcext:value-type="float">
            <text:p>1608</text:p>
          </table:table-cell>
          <table:table-cell table:formula="of:=ABJAD([.$A1583];2;1)" office:value-type="float" office:value="2323" calcext:value-type="float">
            <text:p>2323</text:p>
          </table:table-cell>
          <table:table-cell table:formula="of:=ABJAD([.$A1583];3;1)" office:value-type="float" office:value="8963" calcext:value-type="float">
            <text:p>8963</text:p>
          </table:table-cell>
        </table:table-row>
        <table:table-row table:style-name="ro1">
          <table:table-cell office:value-type="string" calcext:value-type="string">
            <text:p>YÜCEL</text:p>
          </table:table-cell>
          <table:table-cell table:formula="of:=NUMEROLOG([.$A1584];&quot;modern&quot;;&quot;tam&quot;)" office:value-type="float" office:value="21" calcext:value-type="float">
            <text:p>21</text:p>
          </table:table-cell>
          <table:table-cell table:formula="of:=NUMEROLOG([.$A1584];&quot;TR&quot;;&quot;tam&quot;)" office:value-type="float" office:value="78" calcext:value-type="float">
            <text:p>78</text:p>
          </table:table-cell>
          <table:table-cell table:formula="of:=ABJAD([.$A1584];0;1)" office:value-type="float" office:value="14" calcext:value-type="float">
            <text:p>14</text:p>
          </table:table-cell>
          <table:table-cell table:formula="of:=ABJAD([.$A1584];1;1)" office:value-type="float" office:value="1658" calcext:value-type="float">
            <text:p>1658</text:p>
          </table:table-cell>
          <table:table-cell table:formula="of:=ABJAD([.$A1584];2;1)" office:value-type="float" office:value="2378" calcext:value-type="float">
            <text:p>2378</text:p>
          </table:table-cell>
          <table:table-cell table:formula="of:=ABJAD([.$A1584];3;1)" office:value-type="float" office:value="9088" calcext:value-type="float">
            <text:p>9088</text:p>
          </table:table-cell>
        </table:table-row>
        <table:table-row table:style-name="ro1">
          <table:table-cell office:value-type="string" calcext:value-type="string">
            <text:p>YÜCETÜRK</text:p>
          </table:table-cell>
          <table:table-cell table:formula="of:=NUMEROLOG([.$A1585];&quot;modern&quot;;&quot;tam&quot;)" office:value-type="float" office:value="34" calcext:value-type="float">
            <text:p>34</text:p>
          </table:table-cell>
          <table:table-cell table:formula="of:=NUMEROLOG([.$A1585];&quot;TR&quot;;&quot;tam&quot;)" office:value-type="float" office:value="148" calcext:value-type="float">
            <text:p>148</text:p>
          </table:table-cell>
          <table:table-cell table:formula="of:=ABJAD([.$A1585];0;1)" office:value-type="float" office:value="36" calcext:value-type="float">
            <text:p>36</text:p>
          </table:table-cell>
          <table:table-cell table:formula="of:=ABJAD([.$A1585];1;1)" office:value-type="float" office:value="3048" calcext:value-type="float">
            <text:p>3048</text:p>
          </table:table-cell>
          <table:table-cell table:formula="of:=ABJAD([.$A1585];2;1)" office:value-type="float" office:value="4478" calcext:value-type="float">
            <text:p>4478</text:p>
          </table:table-cell>
          <table:table-cell table:formula="of:=ABJAD([.$A1585];3;1)" office:value-type="float" office:value="18469" calcext:value-type="float">
            <text:p>18469</text:p>
          </table:table-cell>
        </table:table-row>
        <table:table-row table:style-name="ro1">
          <table:table-cell office:value-type="string" calcext:value-type="string">
            <text:p>YÜKSEL</text:p>
          </table:table-cell>
          <table:table-cell table:formula="of:=NUMEROLOG([.$A1586];&quot;modern&quot;;&quot;tam&quot;)" office:value-type="float" office:value="21" calcext:value-type="float">
            <text:p>21</text:p>
          </table:table-cell>
          <table:table-cell table:formula="of:=NUMEROLOG([.$A1586];&quot;TR&quot;;&quot;tam&quot;)" office:value-type="float" office:value="111" calcext:value-type="float">
            <text:p>111</text:p>
          </table:table-cell>
          <table:table-cell table:formula="of:=ABJAD([.$A1586];0;1)" office:value-type="float" office:value="15" calcext:value-type="float">
            <text:p>15</text:p>
          </table:table-cell>
          <table:table-cell table:formula="of:=ABJAD([.$A1586];1;1)" office:value-type="float" office:value="1995" calcext:value-type="float">
            <text:p>1995</text:p>
          </table:table-cell>
          <table:table-cell table:formula="of:=ABJAD([.$A1586];2;1)" office:value-type="float" office:value="2720" calcext:value-type="float">
            <text:p>2720</text:p>
          </table:table-cell>
          <table:table-cell table:formula="of:=ABJAD([.$A1586];3;1)" office:value-type="float" office:value="11978" calcext:value-type="float">
            <text:p>11978</text:p>
          </table:table-cell>
        </table:table-row>
        <table:table-row table:style-name="ro1">
          <table:table-cell office:value-type="string" calcext:value-type="string">
            <text:p>YÜKSELMİŞ</text:p>
          </table:table-cell>
          <table:table-cell table:formula="of:=NUMEROLOG([.$A1587];&quot;modern&quot;;&quot;tam&quot;)" office:value-type="float" office:value="35" calcext:value-type="float">
            <text:p>35</text:p>
          </table:table-cell>
          <table:table-cell table:formula="of:=NUMEROLOG([.$A1587];&quot;TR&quot;;&quot;tam&quot;)" office:value-type="float" office:value="162" calcext:value-type="float">
            <text:p>162</text:p>
          </table:table-cell>
          <table:table-cell table:formula="of:=ABJAD([.$A1587];0;1)" office:value-type="float" office:value="27" calcext:value-type="float">
            <text:p>27</text:p>
          </table:table-cell>
          <table:table-cell table:formula="of:=ABJAD([.$A1587];1;1)" office:value-type="float" office:value="2475" calcext:value-type="float">
            <text:p>2475</text:p>
          </table:table-cell>
          <table:table-cell table:formula="of:=ABJAD([.$A1587];2;1)" office:value-type="float" office:value="3230" calcext:value-type="float">
            <text:p>3230</text:p>
          </table:table-cell>
          <table:table-cell table:formula="of:=ABJAD([.$A1587];3;1)" office:value-type="float" office:value="17593" calcext:value-type="float">
            <text:p>17593</text:p>
          </table:table-cell>
        </table:table-row>
        <table:table-row table:style-name="ro1">
          <table:table-cell office:value-type="string" calcext:value-type="string">
            <text:p>YUMAK</text:p>
          </table:table-cell>
          <table:table-cell table:formula="of:=NUMEROLOG([.$A1588];&quot;modern&quot;;&quot;tam&quot;)" office:value-type="float" office:value="17" calcext:value-type="float">
            <text:p>17</text:p>
          </table:table-cell>
          <table:table-cell table:formula="of:=NUMEROLOG([.$A1588];&quot;TR&quot;;&quot;tam&quot;)" office:value-type="float" office:value="84" calcext:value-type="float">
            <text:p>84</text:p>
          </table:table-cell>
          <table:table-cell table:formula="of:=ABJAD([.$A1588];0;1)" office:value-type="float" office:value="5" calcext:value-type="float">
            <text:p>5</text:p>
          </table:table-cell>
          <table:table-cell table:formula="of:=ABJAD([.$A1588];1;1)" office:value-type="float" office:value="1601" calcext:value-type="float">
            <text:p>1601</text:p>
          </table:table-cell>
          <table:table-cell table:formula="of:=ABJAD([.$A1588];2;1)" office:value-type="float" office:value="2217" calcext:value-type="float">
            <text:p>2217</text:p>
          </table:table-cell>
          <table:table-cell table:formula="of:=ABJAD([.$A1588];3;1)" office:value-type="float" office:value="9018" calcext:value-type="float">
            <text:p>9018</text:p>
          </table:table-cell>
        </table:table-row>
        <table:table-row table:style-name="ro1">
          <table:table-cell office:value-type="string" calcext:value-type="string">
            <text:p>YUMURTAŞ</text:p>
          </table:table-cell>
          <table:table-cell table:formula="of:=NUMEROLOG([.$A1589];&quot;modern&quot;;&quot;tam&quot;)" office:value-type="float" office:value="30" calcext:value-type="float">
            <text:p>30</text:p>
          </table:table-cell>
          <table:table-cell table:formula="of:=NUMEROLOG([.$A1589];&quot;TR&quot;;&quot;tam&quot;)" office:value-type="float" office:value="163" calcext:value-type="float">
            <text:p>163</text:p>
          </table:table-cell>
          <table:table-cell table:formula="of:=ABJAD([.$A1589];0;1)" office:value-type="float" office:value="21" calcext:value-type="float">
            <text:p>21</text:p>
          </table:table-cell>
          <table:table-cell table:formula="of:=ABJAD([.$A1589];1;1)" office:value-type="float" office:value="3261" calcext:value-type="float">
            <text:p>3261</text:p>
          </table:table-cell>
          <table:table-cell table:formula="of:=ABJAD([.$A1589];2;1)" office:value-type="float" office:value="4487" calcext:value-type="float">
            <text:p>4487</text:p>
          </table:table-cell>
          <table:table-cell table:formula="of:=ABJAD([.$A1589];3;1)" office:value-type="float" office:value="20970" calcext:value-type="float">
            <text:p>20970</text:p>
          </table:table-cell>
        </table:table-row>
        <table:table-row table:style-name="ro1">
          <table:table-cell office:value-type="string" calcext:value-type="string">
            <text:p>YURDAKÖK</text:p>
          </table:table-cell>
          <table:table-cell table:formula="of:=NUMEROLOG([.$A1590];&quot;modern&quot;;&quot;tam&quot;)" office:value-type="float" office:value="34" calcext:value-type="float">
            <text:p>34</text:p>
          </table:table-cell>
          <table:table-cell table:formula="of:=NUMEROLOG([.$A1590];&quot;TR&quot;;&quot;tam&quot;)" office:value-type="float" office:value="127" calcext:value-type="float">
            <text:p>127</text:p>
          </table:table-cell>
          <table:table-cell table:formula="of:=ABJAD([.$A1590];0;1)" office:value-type="float" office:value="27" calcext:value-type="float">
            <text:p>27</text:p>
          </table:table-cell>
          <table:table-cell table:formula="of:=ABJAD([.$A1590];1;1)" office:value-type="float" office:value="1875" calcext:value-type="float">
            <text:p>1875</text:p>
          </table:table-cell>
          <table:table-cell table:formula="of:=ABJAD([.$A1590];2;1)" office:value-type="float" office:value="2591" calcext:value-type="float">
            <text:p>2591</text:p>
          </table:table-cell>
          <table:table-cell table:formula="of:=ABJAD([.$A1590];3;1)" office:value-type="float" office:value="12256" calcext:value-type="float">
            <text:p>12256</text:p>
          </table:table-cell>
        </table:table-row>
        <table:table-row table:style-name="ro1">
          <table:table-cell office:value-type="string" calcext:value-type="string">
            <text:p>YURDAM</text:p>
          </table:table-cell>
          <table:table-cell table:formula="of:=NUMEROLOG([.$A1591];&quot;modern&quot;;&quot;tam&quot;)" office:value-type="float" office:value="28" calcext:value-type="float">
            <text:p>28</text:p>
          </table:table-cell>
          <table:table-cell table:formula="of:=NUMEROLOG([.$A1591];&quot;TR&quot;;&quot;tam&quot;)" office:value-type="float" office:value="96" calcext:value-type="float">
            <text:p>96</text:p>
          </table:table-cell>
          <table:table-cell table:formula="of:=ABJAD([.$A1591];0;1)" office:value-type="float" office:value="13" calcext:value-type="float">
            <text:p>13</text:p>
          </table:table-cell>
          <table:table-cell table:formula="of:=ABJAD([.$A1591];1;1)" office:value-type="float" office:value="1765" calcext:value-type="float">
            <text:p>1765</text:p>
          </table:table-cell>
          <table:table-cell table:formula="of:=ABJAD([.$A1591];2;1)" office:value-type="float" office:value="2386" calcext:value-type="float">
            <text:p>2386</text:p>
          </table:table-cell>
          <table:table-cell table:formula="of:=ABJAD([.$A1591];3;1)" office:value-type="float" office:value="12202" calcext:value-type="float">
            <text:p>12202</text:p>
          </table:table-cell>
        </table:table-row>
        <table:table-row table:style-name="ro1">
          <table:table-cell office:value-type="string" calcext:value-type="string">
            <text:p>YURDSEVEN</text:p>
          </table:table-cell>
          <table:table-cell table:formula="of:=NUMEROLOG([.$A1592];&quot;modern&quot;;&quot;tam&quot;)" office:value-type="float" office:value="43" calcext:value-type="float">
            <text:p>43</text:p>
          </table:table-cell>
          <table:table-cell table:formula="of:=NUMEROLOG([.$A1592];&quot;TR&quot;;&quot;tam&quot;)" office:value-type="float" office:value="157" calcext:value-type="float">
            <text:p>157</text:p>
          </table:table-cell>
          <table:table-cell table:formula="of:=ABJAD([.$A1592];0;1)" office:value-type="float" office:value="40" calcext:value-type="float">
            <text:p>40</text:p>
          </table:table-cell>
          <table:table-cell table:formula="of:=ABJAD([.$A1592];1;1)" office:value-type="float" office:value="2884" calcext:value-type="float">
            <text:p>2884</text:p>
          </table:table-cell>
          <table:table-cell table:formula="of:=ABJAD([.$A1592];2;1)" office:value-type="float" office:value="3524" calcext:value-type="float">
            <text:p>3524</text:p>
          </table:table-cell>
          <table:table-cell table:formula="of:=ABJAD([.$A1592];3;1)" office:value-type="float" office:value="20926" calcext:value-type="float">
            <text:p>20926</text:p>
          </table:table-cell>
        </table:table-row>
        <table:table-row table:style-name="ro1">
          <table:table-cell office:value-type="string" calcext:value-type="string">
            <text:p>YÜREK</text:p>
          </table:table-cell>
          <table:table-cell table:formula="of:=NUMEROLOG([.$A1593];&quot;modern&quot;;&quot;tam&quot;)" office:value-type="float" office:value="26" calcext:value-type="float">
            <text:p>26</text:p>
          </table:table-cell>
          <table:table-cell table:formula="of:=NUMEROLOG([.$A1593];&quot;TR&quot;;&quot;tam&quot;)" office:value-type="float" office:value="95" calcext:value-type="float">
            <text:p>95</text:p>
          </table:table-cell>
          <table:table-cell table:formula="of:=ABJAD([.$A1593];0;1)" office:value-type="float" office:value="21" calcext:value-type="float">
            <text:p>21</text:p>
          </table:table-cell>
          <table:table-cell table:formula="of:=ABJAD([.$A1593];1;1)" office:value-type="float" office:value="1845" calcext:value-type="float">
            <text:p>1845</text:p>
          </table:table-cell>
          <table:table-cell table:formula="of:=ABJAD([.$A1593];2;1)" office:value-type="float" office:value="2565" calcext:value-type="float">
            <text:p>2565</text:p>
          </table:table-cell>
          <table:table-cell table:formula="of:=ABJAD([.$A1593];3;1)"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YURT</text:p>
          </table:table-cell>
          <table:table-cell table:formula="of:=NUMEROLOG([.$A1594];&quot;modern&quot;;&quot;tam&quot;)" office:value-type="float" office:value="21" calcext:value-type="float">
            <text:p>21</text:p>
          </table:table-cell>
          <table:table-cell table:formula="of:=NUMEROLOG([.$A1594];&quot;TR&quot;;&quot;tam&quot;)" office:value-type="float" office:value="98" calcext:value-type="float">
            <text:p>98</text:p>
          </table:table-cell>
          <table:table-cell table:formula="of:=ABJAD([.$A1594];0;1)" office:value-type="float" office:value="16" calcext:value-type="float">
            <text:p>16</text:p>
          </table:table-cell>
          <table:table-cell table:formula="of:=ABJAD([.$A1594];1;1)" office:value-type="float" office:value="2200" calcext:value-type="float">
            <text:p>2200</text:p>
          </table:table-cell>
          <table:table-cell table:formula="of:=ABJAD([.$A1594];2;1)" office:value-type="float" office:value="2815" calcext:value-type="float">
            <text:p>2815</text:p>
          </table:table-cell>
          <table:table-cell table:formula="of:=ABJAD([.$A1594];3;1)" office:value-type="float" office:value="13172" calcext:value-type="float">
            <text:p>13172</text:p>
          </table:table-cell>
        </table:table-row>
        <table:table-row table:style-name="ro1">
          <table:table-cell office:value-type="string" calcext:value-type="string">
            <text:p>YURTDAŞ</text:p>
          </table:table-cell>
          <table:table-cell table:formula="of:=NUMEROLOG([.$A1595];&quot;modern&quot;;&quot;tam&quot;)" office:value-type="float" office:value="27" calcext:value-type="float">
            <text:p>27</text:p>
          </table:table-cell>
          <table:table-cell table:formula="of:=NUMEROLOG([.$A1595];&quot;TR&quot;;&quot;tam&quot;)" office:value-type="float" office:value="127" calcext:value-type="float">
            <text:p>127</text:p>
          </table:table-cell>
          <table:table-cell table:formula="of:=ABJAD([.$A1595];0;1)" office:value-type="float" office:value="25" calcext:value-type="float">
            <text:p>25</text:p>
          </table:table-cell>
          <table:table-cell table:formula="of:=ABJAD([.$A1595];1;1)" office:value-type="float" office:value="2605" calcext:value-type="float">
            <text:p>2605</text:p>
          </table:table-cell>
          <table:table-cell table:formula="of:=ABJAD([.$A1595];2;1)" office:value-type="float" office:value="3231" calcext:value-type="float">
            <text:p>3231</text:p>
          </table:table-cell>
          <table:table-cell table:formula="of:=ABJAD([.$A1595];3;1)" office:value-type="float" office:value="17582" calcext:value-type="float">
            <text:p>17582</text:p>
          </table:table-cell>
        </table:table-row>
        <table:table-row table:style-name="ro1">
          <table:table-cell office:value-type="string" calcext:value-type="string">
            <text:p>YURTLU</text:p>
          </table:table-cell>
          <table:table-cell table:formula="of:=NUMEROLOG([.$A1596];&quot;modern&quot;;&quot;tam&quot;)" office:value-type="float" office:value="27" calcext:value-type="float">
            <text:p>27</text:p>
          </table:table-cell>
          <table:table-cell table:formula="of:=NUMEROLOG([.$A1596];&quot;TR&quot;;&quot;tam&quot;)" office:value-type="float" office:value="138" calcext:value-type="float">
            <text:p>138</text:p>
          </table:table-cell>
          <table:table-cell table:formula="of:=ABJAD([.$A1596];0;1)" office:value-type="float" office:value="18" calcext:value-type="float">
            <text:p>18</text:p>
          </table:table-cell>
          <table:table-cell table:formula="of:=ABJAD([.$A1596];1;1)" office:value-type="float" office:value="2850" calcext:value-type="float">
            <text:p>2850</text:p>
          </table:table-cell>
          <table:table-cell table:formula="of:=ABJAD([.$A1596];2;1)" office:value-type="float" office:value="4070" calcext:value-type="float">
            <text:p>4070</text:p>
          </table:table-cell>
          <table:table-cell table:formula="of:=ABJAD([.$A1596];3;1)" office:value-type="float" office:value="16458" calcext:value-type="float">
            <text:p>16458</text:p>
          </table:table-cell>
        </table:table-row>
        <table:table-row table:style-name="ro1">
          <table:table-cell office:value-type="string" calcext:value-type="string">
            <text:p>YÜZBAŞIOĞLU</text:p>
          </table:table-cell>
          <table:table-cell table:formula="of:=NUMEROLOG([.$A1597];&quot;modern&quot;;&quot;tam&quot;)" office:value-type="float" office:value="50" calcext:value-type="float">
            <text:p>50</text:p>
          </table:table-cell>
          <table:table-cell table:formula="of:=NUMEROLOG([.$A1597];&quot;TR&quot;;&quot;tam&quot;)" office:value-type="float" office:value="187" calcext:value-type="float">
            <text:p>187</text:p>
          </table:table-cell>
          <table:table-cell table:formula="of:=ABJAD([.$A1597];0;1)" office:value-type="float" office:value="43" calcext:value-type="float">
            <text:p>43</text:p>
          </table:table-cell>
          <table:table-cell table:formula="of:=ABJAD([.$A1597];1;1)" office:value-type="float" office:value="3751" calcext:value-type="float">
            <text:p>3751</text:p>
          </table:table-cell>
          <table:table-cell table:formula="of:=ABJAD([.$A1597];2;1)" office:value-type="float" office:value="7772" calcext:value-type="float">
            <text:p>7772</text:p>
          </table:table-cell>
          <table:table-cell table:formula="of:=ABJAD([.$A1597];3;1)" office:value-type="float" office:value="17162" calcext:value-type="float">
            <text:p>17162</text:p>
          </table:table-cell>
        </table:table-row>
        <table:table-row table:style-name="ro1">
          <table:table-cell office:value-type="string" calcext:value-type="string">
            <text:p>YÜZER</text:p>
          </table:table-cell>
          <table:table-cell table:formula="of:=NUMEROLOG([.$A1598];&quot;modern&quot;;&quot;tam&quot;)" office:value-type="float" office:value="32" calcext:value-type="float">
            <text:p>32</text:p>
          </table:table-cell>
          <table:table-cell table:formula="of:=NUMEROLOG([.$A1598];&quot;TR&quot;;&quot;tam&quot;)" office:value-type="float" office:value="110" calcext:value-type="float">
            <text:p>110</text:p>
          </table:table-cell>
          <table:table-cell table:formula="of:=ABJAD([.$A1598];0;1)" office:value-type="float" office:value="21" calcext:value-type="float">
            <text:p>21</text:p>
          </table:table-cell>
          <table:table-cell table:formula="of:=ABJAD([.$A1598];1;1)" office:value-type="float" office:value="2805" calcext:value-type="float">
            <text:p>2805</text:p>
          </table:table-cell>
          <table:table-cell table:formula="of:=ABJAD([.$A1598];2;1)" office:value-type="float" office:value="3525" calcext:value-type="float">
            <text:p>3525</text:p>
          </table:table-cell>
          <table:table-cell table:formula="of:=ABJAD([.$A1598];3;1)"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ZAİM</text:p>
          </table:table-cell>
          <table:table-cell table:formula="of:=NUMEROLOG([.$A1599];&quot;modern&quot;;&quot;tam&quot;)" office:value-type="float" office:value="22" calcext:value-type="float">
            <text:p>22</text:p>
          </table:table-cell>
          <table:table-cell table:formula="of:=NUMEROLOG([.$A1599];&quot;TR&quot;;&quot;tam&quot;)" office:value-type="float" office:value="58" calcext:value-type="float">
            <text:p>58</text:p>
          </table:table-cell>
          <table:table-cell table:formula="of:=ABJAD([.$A1599];0;1)" office:value-type="float" office:value="13" calcext:value-type="float">
            <text:p>13</text:p>
          </table:table-cell>
          <table:table-cell table:formula="of:=ABJAD([.$A1599];1;1)" office:value-type="float" office:value="1081" calcext:value-type="float">
            <text:p>1081</text:p>
          </table:table-cell>
          <table:table-cell table:formula="of:=ABJAD([.$A1599];2;1)" office:value-type="float" office:value="1112" calcext:value-type="float">
            <text:p>1112</text:p>
          </table:table-cell>
          <table:table-cell table:formula="of:=ABJAD([.$A1599];3;1)"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ZENGİN</text:p>
          </table:table-cell>
          <table:table-cell table:formula="of:=NUMEROLOG([.$A1600];&quot;modern&quot;;&quot;tam&quot;)" office:value-type="float" office:value="39" calcext:value-type="float">
            <text:p>39</text:p>
          </table:table-cell>
          <table:table-cell table:formula="of:=NUMEROLOG([.$A1600];&quot;TR&quot;;&quot;tam&quot;)" office:value-type="float" office:value="89" calcext:value-type="float">
            <text:p>89</text:p>
          </table:table-cell>
          <table:table-cell table:formula="of:=ABJAD([.$A1600];0;1)" office:value-type="float" office:value="44" calcext:value-type="float">
            <text:p>44</text:p>
          </table:table-cell>
          <table:table-cell table:formula="of:=ABJAD([.$A1600];1;1)" office:value-type="float" office:value="1172" calcext:value-type="float">
            <text:p>1172</text:p>
          </table:table-cell>
          <table:table-cell table:formula="of:=ABJAD([.$A1600];2;1)" office:value-type="float" office:value="1217" calcext:value-type="float">
            <text:p>1217</text:p>
          </table:table-cell>
          <table:table-cell table:formula="of:=ABJAD([.$A1600];3;1)" office:value-type="float" office:value="6398" calcext:value-type="float">
            <text:p>6398</text:p>
          </table:table-cell>
        </table:table-row>
        <table:table-row table:style-name="ro1">
          <table:table-cell office:value-type="string" calcext:value-type="string">
            <text:p>ZEYBEK</text:p>
          </table:table-cell>
          <table:table-cell table:formula="of:=NUMEROLOG([.$A1601];&quot;modern&quot;;&quot;tam&quot;)" office:value-type="float" office:value="29" calcext:value-type="float">
            <text:p>29</text:p>
          </table:table-cell>
          <table:table-cell table:formula="of:=NUMEROLOG([.$A1601];&quot;TR&quot;;&quot;tam&quot;)" office:value-type="float" office:value="85" calcext:value-type="float">
            <text:p>85</text:p>
          </table:table-cell>
          <table:table-cell table:formula="of:=ABJAD([.$A1601];0;1)" office:value-type="float" office:value="20" calcext:value-type="float">
            <text:p>20</text:p>
          </table:table-cell>
          <table:table-cell table:formula="of:=ABJAD([.$A1601];1;1)" office:value-type="float" office:value="1952" calcext:value-type="float">
            <text:p>1952</text:p>
          </table:table-cell>
          <table:table-cell table:formula="of:=ABJAD([.$A1601];2;1)" office:value-type="float" office:value="1982" calcext:value-type="float">
            <text:p>1982</text:p>
          </table:table-cell>
          <table:table-cell table:formula="of:=ABJAD([.$A1601];3;1)"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ZEYLİ</text:p>
          </table:table-cell>
          <table:table-cell table:formula="of:=NUMEROLOG([.$A1602];&quot;modern&quot;;&quot;tam&quot;)" office:value-type="float" office:value="32" calcext:value-type="float">
            <text:p>32</text:p>
          </table:table-cell>
          <table:table-cell table:formula="of:=NUMEROLOG([.$A1602];&quot;TR&quot;;&quot;tam&quot;)" office:value-type="float" office:value="90" calcext:value-type="float">
            <text:p>90</text:p>
          </table:table-cell>
          <table:table-cell table:formula="of:=ABJAD([.$A1602];0;1)" office:value-type="float" office:value="19" calcext:value-type="float">
            <text:p>19</text:p>
          </table:table-cell>
          <table:table-cell table:formula="of:=ABJAD([.$A1602];1;1)" office:value-type="float" office:value="1975" calcext:value-type="float">
            <text:p>1975</text:p>
          </table:table-cell>
          <table:table-cell table:formula="of:=ABJAD([.$A1602];2;1)" office:value-type="float" office:value="2015" calcext:value-type="float">
            <text:p>2015</text:p>
          </table:table-cell>
          <table:table-cell table:formula="of:=ABJAD([.$A1602];3;1)"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ZİLELİGİL</text:p>
          </table:table-cell>
          <table:table-cell table:formula="of:=NUMEROLOG([.$A1603];&quot;modern&quot;;&quot;tam&quot;)" office:value-type="float" office:value="56" calcext:value-type="float">
            <text:p>56</text:p>
          </table:table-cell>
          <table:table-cell table:formula="of:=NUMEROLOG([.$A1603];&quot;TR&quot;;&quot;tam&quot;)" office:value-type="float" office:value="124" calcext:value-type="float">
            <text:p>124</text:p>
          </table:table-cell>
          <table:table-cell table:formula="of:=ABJAD([.$A1603];0;1)" office:value-type="float" office:value="46" calcext:value-type="float">
            <text:p>46</text:p>
          </table:table-cell>
          <table:table-cell table:formula="of:=ABJAD([.$A1603];1;1)" office:value-type="float" office:value="1222" calcext:value-type="float">
            <text:p>1222</text:p>
          </table:table-cell>
          <table:table-cell table:formula="of:=ABJAD([.$A1603];2;1)" office:value-type="float" office:value="1312" calcext:value-type="float">
            <text:p>1312</text:p>
          </table:table-cell>
          <table:table-cell table:formula="of:=ABJAD([.$A1603];3;1)"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ZORLU KARAYİĞİT</text:p>
          </table:table-cell>
          <table:table-cell table:formula="of:=NUMEROLOG([.$A1604];&quot;modern&quot;;&quot;tam&quot;)" office:value-type="float" office:value="76" calcext:value-type="float">
            <text:p>76</text:p>
          </table:table-cell>
          <table:table-cell table:formula="of:=NUMEROLOG([.$A1604];&quot;TR&quot;;&quot;tam&quot;)" office:value-type="float" office:value="230" calcext:value-type="float">
            <text:p>230</text:p>
          </table:table-cell>
          <table:table-cell table:formula="of:=ABJAD([.$A1604];0;1)" office:value-type="float" office:value="68" calcext:value-type="float">
            <text:p>68</text:p>
          </table:table-cell>
          <table:table-cell table:formula="of:=ABJAD([.$A1604];1;1)" office:value-type="float" office:value="3620" calcext:value-type="float">
            <text:p>3620</text:p>
          </table:table-cell>
          <table:table-cell table:formula="of:=ABJAD([.$A1604];2;1)" office:value-type="float" office:value="6982" calcext:value-type="float">
            <text:p>6982</text:p>
          </table:table-cell>
          <table:table-cell table:formula="of:=ABJAD([.$A1604];3;1)" office:value-type="float" office:value="21288" calcext:value-type="float">
            <text:p>21288</text:p>
          </table:table-cell>
        </table:table-row>
        <table:table-row table:style-name="ro1">
          <table:table-cell office:value-type="string" calcext:value-type="string">
            <text:p>ZUBAROĞLU</text:p>
          </table:table-cell>
          <table:table-cell table:formula="of:=NUMEROLOG([.$A1605];&quot;modern&quot;;&quot;tam&quot;)" office:value-type="float" office:value="42" calcext:value-type="float">
            <text:p>42</text:p>
          </table:table-cell>
          <table:table-cell table:formula="of:=NUMEROLOG([.$A1605];&quot;TR&quot;;&quot;tam&quot;)" office:value-type="float" office:value="145" calcext:value-type="float">
            <text:p>145</text:p>
          </table:table-cell>
          <table:table-cell table:formula="of:=ABJAD([.$A1605];0;1)" office:value-type="float" office:value="33" calcext:value-type="float">
            <text:p>33</text:p>
          </table:table-cell>
          <table:table-cell table:formula="of:=ABJAD([.$A1605];1;1)" office:value-type="float" office:value="2541" calcext:value-type="float">
            <text:p>2541</text:p>
          </table:table-cell>
          <table:table-cell table:formula="of:=ABJAD([.$A1605];2;1)" office:value-type="float" office:value="6447" calcext:value-type="float">
            <text:p>6447</text:p>
          </table:table-cell>
          <table:table-cell table:formula="of:=ABJAD([.$A1605];3;1)" office:value-type="float" office:value="11606" calcext:value-type="float">
            <text:p>11606</text:p>
          </table:table-cell>
        </table:table-row>
      </table:table>
      <table:named-expressions/>
      <table:database-ranges>
        <table:database-range table:name="__Anonymous_Sheet_DB__0" table:target-range-address="'Türkçe İsim Listesi'.A3:'Türkçe İsim Listesi'.A92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ürkçe Soyisim Listesi'.A2:'Türkçe Soyisim Listesi'.A16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7:31:44.223394481</meta:creation-date>
    <dc:date>2024-03-11T20:18:01.915929586</dc:date>
    <meta:editing-duration>PT31M17S</meta:editing-duration>
    <meta:editing-cycles>4</meta:editing-cycles>
    <meta:generator>LibreOffice/24.2.1.2$Linux_X86_64 LibreOffice_project/47cb2a8f5842ca5ed1da82b752a3c58b1b107b25</meta:generator>
    <meta:document-statistic meta:table-count="2" meta:cell-count="17690" meta:object-count="0"/>
  </office:meta>
</office:document-meta>
</file>